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33cm"/>
    </style:style>
    <style:style style:name="co2" style:family="table-column">
      <style:table-column-properties fo:break-before="auto" style:column-width="1.505cm"/>
    </style:style>
    <style:style style:name="co3" style:family="table-column">
      <style:table-column-properties fo:break-before="auto" style:column-width="0.885cm"/>
    </style:style>
    <style:style style:name="co4" style:family="table-column">
      <style:table-column-properties fo:break-before="auto" style:column-width="0.863cm"/>
    </style:style>
    <style:style style:name="co5" style:family="table-column">
      <style:table-column-properties fo:break-before="auto" style:column-width="1.32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343cm"/>
    </style:style>
    <style:style style:name="co8" style:family="table-column">
      <style:table-column-properties fo:break-before="auto" style:column-width="1.483cm"/>
    </style:style>
    <style:style style:name="co9" style:family="table-column">
      <style:table-column-properties fo:break-before="auto" style:column-width="0.774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style:font-name="Courier" fo:font-size="10pt" style:font-size-asian="10pt" style:font-size-complex="10pt"/>
    </style:style>
    <style:style style:name="ce3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4" style:family="table-cell" style:parent-style-name="Defaul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5" style:family="table-cell" style:parent-style-name="Default">
      <style:table-cell-properties fo:background-color="transparent"/>
      <style:text-properties fo:color="#808080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8" style:family="table-cell" style:parent-style-name="Default">
      <style:text-properties fo:language="en" fo:country="US" style:language-asian="en" style:country-asian="US" style:font-size-complex="5.65000009536743pt" style:language-complex="en" style:country-complex="US"/>
    </style:style>
    <style:style style:name="gr1" style:family="graphic">
      <style:graphic-properties draw:ole-draw-aspect="1"/>
    </style:style>
  </office:automatic-styles>
  <office:body>
    <office:spreadsheet>
      <table:table table:name="Basic Sounds" table:style-name="ta1">
        <office:forms form:automatic-focus="false" form:apply-design-mode="false"/>
        <table:shapes>
          <draw:frame draw:z-index="0" draw:style-name="gr1" svg:width="15.999cm" svg:height="8.999cm" svg:x="4.977cm" svg:y="11.711cm">
            <draw:object draw:notify-on-update-of-ranges="'Basic Sounds'.C23:'Basic Sounds'.IY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20.994cm" svg:y="11.688cm">
            <draw:object draw:notify-on-update-of-ranges="'Basic Sounds'.C65:'Basic Sounds'.IY6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5.53cm" svg:height="11.838cm" svg:x="4.998cm" svg:y="30.822cm">
            <draw:object draw:notify-on-update-of-ranges="'Basic Sounds'.C69:'Basic Sounds'.IY6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56" table:default-cell-style-name="Default"/>
        <table:table-column table:style-name="co4" table:default-cell-style-name="ce5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Inde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string">
            <text:p>Sinus</text:p>
          </table:table-cell>
          <table:table-cell/>
          <table:table-cell table:formula="of:=SIN(PI()*2/257*[.C1] +PI()*3/2)+1" office:value-type="float" office:value="0">
            <text:p>0</text:p>
          </table:table-cell>
          <table:table-cell table:formula="of:=SIN(PI()*2/257*[.D1] +PI()*3/2)+1" office:value-type="float" office:value="0.000298842156906343">
            <text:p>0.0002988422</text:p>
          </table:table-cell>
          <table:table-cell table:formula="of:=SIN(PI()*2/257*[.E1] +PI()*3/2)+1" office:value-type="float" office:value="0.00119519001435586">
            <text:p>0.00119519</text:p>
          </table:table-cell>
          <table:table-cell table:formula="of:=SIN(PI()*2/257*[.F1] +PI()*3/2)+1" office:value-type="float" office:value="0.00268850783929442">
            <text:p>0.0026885078</text:p>
          </table:table-cell>
          <table:table-cell table:formula="of:=SIN(PI()*2/257*[.G1] +PI()*3/2)+1" office:value-type="float" office:value="0.00477790309908266">
            <text:p>0.0047779031</text:p>
          </table:table-cell>
          <table:table-cell table:formula="of:=SIN(PI()*2/257*[.H1] +PI()*3/2)+1" office:value-type="float" office:value="0.00746212699494819">
            <text:p>0.007462127</text:p>
          </table:table-cell>
          <table:table-cell table:formula="of:=SIN(PI()*2/257*[.I1] +PI()*3/2)+1" office:value-type="float" office:value="0.010739575208374">
            <text:p>0.0107395752</text:p>
          </table:table-cell>
          <table:table-cell table:formula="of:=SIN(PI()*2/257*[.J1] +PI()*3/2)+1" office:value-type="float" office:value="0.0146082888599733">
            <text:p>0.0146082889</text:p>
          </table:table-cell>
          <table:table-cell table:formula="of:=SIN(PI()*2/257*[.K1] +PI()*3/2)+1" office:value-type="float" office:value="0.019065955680282">
            <text:p>0.0190659557</text:p>
          </table:table-cell>
          <table:table-cell table:formula="of:=SIN(PI()*2/257*[.L1] +PI()*3/2)+1" office:value-type="float" office:value="0.0241099113917655">
            <text:p>0.0241099114</text:p>
          </table:table-cell>
          <table:table-cell table:formula="of:=SIN(PI()*2/257*[.M1] +PI()*3/2)+1" office:value-type="float" office:value="0.0297371413012155">
            <text:p>0.0297371413</text:p>
          </table:table-cell>
          <table:table-cell table:formula="of:=SIN(PI()*2/257*[.N1] +PI()*3/2)+1" office:value-type="float" office:value="0.0359442821015848">
            <text:p>0.0359442821</text:p>
          </table:table-cell>
          <table:table-cell table:formula="of:=SIN(PI()*2/257*[.O1] +PI()*3/2)+1" office:value-type="float" office:value="0.0427276238821834">
            <text:p>0.0427276239</text:p>
          </table:table-cell>
          <table:table-cell table:formula="of:=SIN(PI()*2/257*[.P1] +PI()*3/2)+1" office:value-type="float" office:value="0.0500831123460336">
            <text:p>0.0500831123</text:p>
          </table:table-cell>
          <table:table-cell table:formula="of:=SIN(PI()*2/257*[.Q1] +PI()*3/2)+1" office:value-type="float" office:value="0.0580063512330605">
            <text:p>0.0580063512</text:p>
          </table:table-cell>
          <table:table-cell table:formula="of:=SIN(PI()*2/257*[.R1] +PI()*3/2)+1" office:value-type="float" office:value="0.0664926049476666">
            <text:p>0.0664926049</text:p>
          </table:table-cell>
          <table:table-cell table:formula="of:=SIN(PI()*2/257*[.S1] +PI()*3/2)+1" office:value-type="float" office:value="0.0755368013891237">
            <text:p>0.0755368014</text:p>
          </table:table-cell>
          <table:table-cell table:formula="of:=SIN(PI()*2/257*[.T1] +PI()*3/2)+1" office:value-type="float" office:value="0.0851335349830875">
            <text:p>0.085133535</text:p>
          </table:table-cell>
          <table:table-cell table:formula="of:=SIN(PI()*2/257*[.U1] +PI()*3/2)+1" office:value-type="float" office:value="0.0952770699124249">
            <text:p>0.0952770699</text:p>
          </table:table-cell>
          <table:table-cell table:formula="of:=SIN(PI()*2/257*[.V1] +PI()*3/2)+1" office:value-type="float" office:value="0.105961343545423">
            <text:p>0.1059613435</text:p>
          </table:table-cell>
          <table:table-cell table:formula="of:=SIN(PI()*2/257*[.W1] +PI()*3/2)+1" office:value-type="float" office:value="0.117179970059325">
            <text:p>0.1171799701</text:p>
          </table:table-cell>
          <table:table-cell table:formula="of:=SIN(PI()*2/257*[.X1] +PI()*3/2)+1" office:value-type="float" office:value="0.128926244257043">
            <text:p>0.1289262443</text:p>
          </table:table-cell>
          <table:table-cell table:formula="of:=SIN(PI()*2/257*[.Y1] +PI()*3/2)+1" office:value-type="float" office:value="0.141193145574743">
            <text:p>0.1411931456</text:p>
          </table:table-cell>
          <table:table-cell table:formula="of:=SIN(PI()*2/257*[.Z1] +PI()*3/2)+1" office:value-type="float" office:value="0.153973342277926">
            <text:p>0.1539733423</text:p>
          </table:table-cell>
          <table:table-cell table:formula="of:=SIN(PI()*2/257*[.AA1] +PI()*3/2)+1" office:value-type="float" office:value="0.167259195843499">
            <text:p>0.1672591958</text:p>
          </table:table-cell>
          <table:table-cell table:formula="of:=SIN(PI()*2/257*[.AB1] +PI()*3/2)+1" office:value-type="float" office:value="0.181042765525187">
            <text:p>0.1810427655</text:p>
          </table:table-cell>
          <table:table-cell table:formula="of:=SIN(PI()*2/257*[.AC1] +PI()*3/2)+1" office:value-type="float" office:value="0.195315813099604">
            <text:p>0.1953158131</text:p>
          </table:table-cell>
          <table:table-cell table:formula="of:=SIN(PI()*2/257*[.AD1] +PI()*3/2)+1" office:value-type="float" office:value="0.210069807790105">
            <text:p>0.2100698078</text:p>
          </table:table-cell>
          <table:table-cell table:formula="of:=SIN(PI()*2/257*[.AE1] +PI()*3/2)+1" office:value-type="float" office:value="0.225295931365496">
            <text:p>0.2252959314</text:p>
          </table:table-cell>
          <table:table-cell table:formula="of:=SIN(PI()*2/257*[.AF1] +PI()*3/2)+1" office:value-type="float" office:value="0.240985083410557">
            <text:p>0.2409850834</text:p>
          </table:table-cell>
          <table:table-cell table:formula="of:=SIN(PI()*2/257*[.AG1] +PI()*3/2)+1" office:value-type="float" office:value="0.257127886765214">
            <text:p>0.2571278868</text:p>
          </table:table-cell>
          <table:table-cell table:formula="of:=SIN(PI()*2/257*[.AH1] +PI()*3/2)+1" office:value-type="float" office:value="0.273714693129119">
            <text:p>0.2737146931</text:p>
          </table:table-cell>
          <table:table-cell table:formula="of:=SIN(PI()*2/257*[.AI1] +PI()*3/2)+1" office:value-type="float" office:value="0.290735588828295">
            <text:p>0.2907355888</text:p>
          </table:table-cell>
          <table:table-cell table:formula="of:=SIN(PI()*2/257*[.AJ1] +PI()*3/2)+1" office:value-type="float" office:value="0.308180400740372">
            <text:p>0.3081804007</text:p>
          </table:table-cell>
          <table:table-cell table:formula="of:=SIN(PI()*2/257*[.AK1] +PI()*3/2)+1" office:value-type="float" office:value="0.326038702374916">
            <text:p>0.3260387024</text:p>
          </table:table-cell>
          <table:table-cell table:formula="of:=SIN(PI()*2/257*[.AL1] +PI()*3/2)+1" office:value-type="float" office:value="0.344299820105167">
            <text:p>0.3442998201</text:p>
          </table:table-cell>
          <table:table-cell table:formula="of:=SIN(PI()*2/257*[.AM1] +PI()*3/2)+1" office:value-type="float" office:value="0.362952839547506">
            <text:p>0.3629528395</text:p>
          </table:table-cell>
          <table:table-cell table:formula="of:=SIN(PI()*2/257*[.AN1] +PI()*3/2)+1" office:value-type="float" office:value="0.381986612084806">
            <text:p>0.3819866121</text:p>
          </table:table-cell>
          <table:table-cell table:formula="of:=SIN(PI()*2/257*[.AO1] +PI()*3/2)+1" office:value-type="float" office:value="0.401389761529788">
            <text:p>0.4013897615</text:p>
          </table:table-cell>
          <table:table-cell table:formula="of:=SIN(PI()*2/257*[.AP1] +PI()*3/2)+1" office:value-type="float" office:value="0.421150690924393">
            <text:p>0.4211506909</text:p>
          </table:table-cell>
          <table:table-cell table:formula="of:=SIN(PI()*2/257*[.AQ1] +PI()*3/2)+1" office:value-type="float" office:value="0.441257589471093">
            <text:p>0.4412575895</text:p>
          </table:table-cell>
          <table:table-cell table:formula="of:=SIN(PI()*2/257*[.AR1] +PI()*3/2)+1" office:value-type="float" office:value="0.461698439592028">
            <text:p>0.4616984396</text:p>
          </table:table-cell>
          <table:table-cell table:formula="of:=SIN(PI()*2/257*[.AS1] +PI()*3/2)+1" office:value-type="float" office:value="0.48246102411172">
            <text:p>0.4824610241</text:p>
          </table:table-cell>
          <table:table-cell table:formula="of:=SIN(PI()*2/257*[.AT1] +PI()*3/2)+1" office:value-type="float" office:value="0.503532933559086">
            <text:p>0.5035329336</text:p>
          </table:table-cell>
          <table:table-cell table:formula="of:=SIN(PI()*2/257*[.AU1] +PI()*3/2)+1" office:value-type="float" office:value="0.524901573584389">
            <text:p>0.5249015736</text:p>
          </table:table-cell>
          <table:table-cell table:formula="of:=SIN(PI()*2/257*[.AV1] +PI()*3/2)+1" office:value-type="float" office:value="0.546554172486678">
            <text:p>0.5465541725</text:p>
          </table:table-cell>
          <table:table-cell table:formula="of:=SIN(PI()*2/257*[.AW1] +PI()*3/2)+1" office:value-type="float" office:value="0.568477788847236">
            <text:p>0.5684777888</text:p>
          </table:table-cell>
          <table:table-cell table:formula="of:=SIN(PI()*2/257*[.AX1] +PI()*3/2)+1" office:value-type="float" office:value="0.590659319264461">
            <text:p>0.5906593193</text:p>
          </table:table-cell>
          <table:table-cell table:formula="of:=SIN(PI()*2/257*[.AY1] +PI()*3/2)+1" office:value-type="float" office:value="0.613085506185567">
            <text:p>0.6130855062</text:p>
          </table:table-cell>
          <table:table-cell table:formula="of:=SIN(PI()*2/257*[.AZ1] +PI()*3/2)+1" office:value-type="float" office:value="0.635742945830413">
            <text:p>0.6357429458</text:p>
          </table:table-cell>
          <table:table-cell table:formula="of:=SIN(PI()*2/257*[.BA1] +PI()*3/2)+1" office:value-type="float" office:value="0.658618096202732">
            <text:p>0.6586180962</text:p>
          </table:table-cell>
          <table:table-cell table:formula="of:=SIN(PI()*2/257*[.BB1] +PI()*3/2)+1" office:value-type="float" office:value="0.68169728518397">
            <text:p>0.6816972852</text:p>
          </table:table-cell>
          <table:table-cell table:formula="of:=SIN(PI()*2/257*[.BC1] +PI()*3/2)+1" office:value-type="float" office:value="0.704966718704897">
            <text:p>0.7049667187</text:p>
          </table:table-cell>
          <table:table-cell table:formula="of:=SIN(PI()*2/257*[.BD1] +PI()*3/2)+1" office:value-type="float" office:value="0.728412488990107">
            <text:p>0.728412489</text:p>
          </table:table-cell>
          <table:table-cell table:formula="of:=SIN(PI()*2/257*[.BE1] +PI()*3/2)+1" office:value-type="float" office:value="0.752020582870475">
            <text:p>0.7520205829</text:p>
          </table:table-cell>
          <table:table-cell table:formula="of:=SIN(PI()*2/257*[.BF1] +PI()*3/2)+1" office:value-type="float" office:value="0.77577689015861">
            <text:p>0.7757768902</text:p>
          </table:table-cell>
          <table:table-cell table:formula="of:=SIN(PI()*2/257*[.BG1] +PI()*3/2)+1" office:value-type="float" office:value="0.799667212082291">
            <text:p>0.7996672121</text:p>
          </table:table-cell>
          <table:table-cell table:formula="of:=SIN(PI()*2/257*[.BH1] +PI()*3/2)+1" office:value-type="float" office:value="0.823677269770854">
            <text:p>0.8236772698</text:p>
          </table:table-cell>
          <table:table-cell table:formula="of:=SIN(PI()*2/257*[.BI1] +PI()*3/2)+1" office:value-type="float" office:value="0.847792712789442">
            <text:p>0.8477927128</text:p>
          </table:table-cell>
          <table:table-cell table:formula="of:=SIN(PI()*2/257*[.BJ1] +PI()*3/2)+1" office:value-type="float" office:value="0.871999127716044">
            <text:p>0.8719991277</text:p>
          </table:table-cell>
          <table:table-cell table:formula="of:=SIN(PI()*2/257*[.BK1] +PI()*3/2)+1" office:value-type="float" office:value="0.896282046756165">
            <text:p>0.8962820468</text:p>
          </table:table-cell>
          <table:table-cell table:formula="of:=SIN(PI()*2/257*[.BL1] +PI()*3/2)+1" office:value-type="float" office:value="0.920626956390001">
            <text:p>0.9206269564</text:p>
          </table:table-cell>
          <table:table-cell table:formula="of:=SIN(PI()*2/257*[.BM1] +PI()*3/2)+1" office:value-type="float" office:value="0.945019306046942">
            <text:p>0.945019306</text:p>
          </table:table-cell>
          <table:table-cell table:formula="of:=SIN(PI()*2/257*[.BN1] +PI()*3/2)+1" office:value-type="float" office:value="0.96944451680222">
            <text:p>0.9694445168</text:p>
          </table:table-cell>
          <table:table-cell table:formula="of:=SIN(PI()*2/257*[.BO1] +PI()*3/2)+1" office:value-type="float" office:value="0.993887990090508">
            <text:p>0.9938879901</text:p>
          </table:table-cell>
          <table:table-cell table:formula="of:=SIN(PI()*2/257*[.BP1] +PI()*3/2)+1" office:value-type="float" office:value="1.01833511643124">
            <text:p>1.0183351164</text:p>
          </table:table-cell>
          <table:table-cell table:formula="of:=SIN(PI()*2/257*[.BQ1] +PI()*3/2)+1" office:value-type="float" office:value="1.0427712841605">
            <text:p>1.0427712842</text:p>
          </table:table-cell>
          <table:table-cell table:formula="of:=SIN(PI()*2/257*[.BR1] +PI()*3/2)+1" office:value-type="float" office:value="1.06718188816413">
            <text:p>1.0671818882</text:p>
          </table:table-cell>
          <table:table-cell table:formula="of:=SIN(PI()*2/257*[.BS1] +PI()*3/2)+1" office:value-type="float" office:value="1.09155233860703">
            <text:p>1.0915523386</text:p>
          </table:table-cell>
          <table:table-cell table:formula="of:=SIN(PI()*2/257*[.BT1] +PI()*3/2)+1" office:value-type="float" office:value="1.11586806965325">
            <text:p>1.1158680697</text:p>
          </table:table-cell>
          <table:table-cell table:formula="of:=SIN(PI()*2/257*[.BU1] +PI()*3/2)+1" office:value-type="float" office:value="1.14011454817177">
            <text:p>1.1401145482</text:p>
          </table:table-cell>
          <table:table-cell table:formula="of:=SIN(PI()*2/257*[.BV1] +PI()*3/2)+1" office:value-type="float" office:value="1.16427728242271">
            <text:p>1.1642772824</text:p>
          </table:table-cell>
          <table:table-cell table:formula="of:=SIN(PI()*2/257*[.BW1] +PI()*3/2)+1" office:value-type="float" office:value="1.18834183071883">
            <text:p>1.1883418307</text:p>
          </table:table-cell>
          <table:table-cell table:formula="of:=SIN(PI()*2/257*[.BX1] +PI()*3/2)+1" office:value-type="float" office:value="1.21229381005709">
            <text:p>1.2122938101</text:p>
          </table:table-cell>
          <table:table-cell table:formula="of:=SIN(PI()*2/257*[.BY1] +PI()*3/2)+1" office:value-type="float" office:value="1.23611890471517">
            <text:p>1.2361189047</text:p>
          </table:table-cell>
          <table:table-cell table:formula="of:=SIN(PI()*2/257*[.BZ1] +PI()*3/2)+1" office:value-type="float" office:value="1.2598028748077">
            <text:p>1.2598028748</text:p>
          </table:table-cell>
          <table:table-cell table:formula="of:=SIN(PI()*2/257*[.CA1] +PI()*3/2)+1" office:value-type="float" office:value="1.28333156479727">
            <text:p>1.2833315648</text:p>
          </table:table-cell>
          <table:table-cell table:formula="of:=SIN(PI()*2/257*[.CB1] +PI()*3/2)+1" office:value-type="float" office:value="1.30669091195496">
            <text:p>1.306690912</text:p>
          </table:table-cell>
          <table:table-cell table:formula="of:=SIN(PI()*2/257*[.CC1] +PI()*3/2)+1" office:value-type="float" office:value="1.32986695476538">
            <text:p>1.3298669548</text:p>
          </table:table-cell>
          <table:table-cell table:formula="of:=SIN(PI()*2/257*[.CD1] +PI()*3/2)+1" office:value-type="float" office:value="1.3528458412713">
            <text:p>1.3528458413</text:p>
          </table:table-cell>
          <table:table-cell table:formula="of:=SIN(PI()*2/257*[.CE1] +PI()*3/2)+1" office:value-type="float" office:value="1.37561383735269">
            <text:p>1.3756138374</text:p>
          </table:table-cell>
          <table:table-cell table:formula="of:=SIN(PI()*2/257*[.CF1] +PI()*3/2)+1" office:value-type="float" office:value="1.39815733493545">
            <text:p>1.3981573349</text:p>
          </table:table-cell>
          <table:table-cell table:formula="of:=SIN(PI()*2/257*[.CG1] +PI()*3/2)+1" office:value-type="float" office:value="1.42046286012469">
            <text:p>1.4204628601</text:p>
          </table:table-cell>
          <table:table-cell table:formula="of:=SIN(PI()*2/257*[.CH1] +PI()*3/2)+1" office:value-type="float" office:value="1.44251708125788">
            <text:p>1.4425170813</text:p>
          </table:table-cell>
          <table:table-cell table:formula="of:=SIN(PI()*2/257*[.CI1] +PI()*3/2)+1" office:value-type="float" office:value="1.46430681687302">
            <text:p>1.4643068169</text:p>
          </table:table-cell>
          <table:table-cell table:formula="of:=SIN(PI()*2/257*[.CJ1] +PI()*3/2)+1" office:value-type="float" office:value="1.48581904358692">
            <text:p>1.4858190436</text:p>
          </table:table-cell>
          <table:table-cell table:formula="of:=SIN(PI()*2/257*[.CK1] +PI()*3/2)+1" office:value-type="float" office:value="1.50704090387911">
            <text:p>1.5070409039</text:p>
          </table:table-cell>
          <table:table-cell table:formula="of:=SIN(PI()*2/257*[.CL1] +PI()*3/2)+1" office:value-type="float" office:value="1.52795971377659">
            <text:p>1.5279597138</text:p>
          </table:table-cell>
          <table:table-cell table:formula="of:=SIN(PI()*2/257*[.CM1] +PI()*3/2)+1" office:value-type="float" office:value="1.54856297043482">
            <text:p>1.5485629704</text:p>
          </table:table-cell>
          <table:table-cell table:formula="of:=SIN(PI()*2/257*[.CN1] +PI()*3/2)+1" office:value-type="float" office:value="1.56883835961049">
            <text:p>1.5688383596</text:p>
          </table:table-cell>
          <table:table-cell table:formula="of:=SIN(PI()*2/257*[.CO1] +PI()*3/2)+1" office:value-type="float" office:value="1.58877376302152">
            <text:p>1.588773763</text:p>
          </table:table-cell>
          <table:table-cell table:formula="of:=SIN(PI()*2/257*[.CP1] +PI()*3/2)+1" office:value-type="float" office:value="1.60835726559001">
            <text:p>1.6083572656</text:p>
          </table:table-cell>
          <table:table-cell table:formula="of:=SIN(PI()*2/257*[.CQ1] +PI()*3/2)+1" office:value-type="float" office:value="1.62757716256366">
            <text:p>1.6275771626</text:p>
          </table:table-cell>
          <table:table-cell table:formula="of:=SIN(PI()*2/257*[.CR1] +PI()*3/2)+1" office:value-type="float" office:value="1.64642196651154">
            <text:p>1.6464219665</text:p>
          </table:table-cell>
          <table:table-cell table:formula="of:=SIN(PI()*2/257*[.CS1] +PI()*3/2)+1" office:value-type="float" office:value="1.66488041418993">
            <text:p>1.6648804142</text:p>
          </table:table-cell>
          <table:table-cell table:formula="of:=SIN(PI()*2/257*[.CT1] +PI()*3/2)+1" office:value-type="float" office:value="1.6829414732742">
            <text:p>1.6829414733</text:p>
          </table:table-cell>
          <table:table-cell table:formula="of:=SIN(PI()*2/257*[.CU1] +PI()*3/2)+1" office:value-type="float" office:value="1.70059434895264">
            <text:p>1.700594349</text:p>
          </table:table-cell>
          <table:table-cell table:formula="of:=SIN(PI()*2/257*[.CV1] +PI()*3/2)+1" office:value-type="float" office:value="1.71782849037837">
            <text:p>1.7178284904</text:p>
          </table:table-cell>
          <table:table-cell table:formula="of:=SIN(PI()*2/257*[.CW1] +PI()*3/2)+1" office:value-type="float" office:value="1.73463359697539">
            <text:p>1.734633597</text:p>
          </table:table-cell>
          <table:table-cell table:formula="of:=SIN(PI()*2/257*[.CX1] +PI()*3/2)+1" office:value-type="float" office:value="1.7509996245951">
            <text:p>1.7509996246</text:p>
          </table:table-cell>
          <table:table-cell table:formula="of:=SIN(PI()*2/257*[.CY1] +PI()*3/2)+1" office:value-type="float" office:value="1.76691679151951">
            <text:p>1.7669167915</text:p>
          </table:table-cell>
          <table:table-cell table:formula="of:=SIN(PI()*2/257*[.CZ1] +PI()*3/2)+1" office:value-type="float" office:value="1.78237558430762">
            <text:p>1.7823755843</text:p>
          </table:table-cell>
          <table:table-cell table:formula="of:=SIN(PI()*2/257*[.DA1] +PI()*3/2)+1" office:value-type="float" office:value="1.79736676348149">
            <text:p>1.7973667635</text:p>
          </table:table-cell>
          <table:table-cell table:formula="of:=SIN(PI()*2/257*[.DB1] +PI()*3/2)+1" office:value-type="float" office:value="1.81188136904847">
            <text:p>1.811881369</text:p>
          </table:table-cell>
          <table:table-cell table:formula="of:=SIN(PI()*2/257*[.DC1] +PI()*3/2)+1" office:value-type="float" office:value="1.82591072585649">
            <text:p>1.8259107259</text:p>
          </table:table-cell>
          <table:table-cell table:formula="of:=SIN(PI()*2/257*[.DD1] +PI()*3/2)+1" office:value-type="float" office:value="1.83944644877906">
            <text:p>1.8394464488</text:p>
          </table:table-cell>
          <table:table-cell table:formula="of:=SIN(PI()*2/257*[.DE1] +PI()*3/2)+1" office:value-type="float" office:value="1.8524804477269">
            <text:p>1.8524804477</text:p>
          </table:table-cell>
          <table:table-cell table:formula="of:=SIN(PI()*2/257*[.DF1] +PI()*3/2)+1" office:value-type="float" office:value="1.86500493248331">
            <text:p>1.8650049325</text:p>
          </table:table-cell>
          <table:table-cell table:formula="of:=SIN(PI()*2/257*[.DG1] +PI()*3/2)+1" office:value-type="float" office:value="1.8770124173602">
            <text:p>1.8770124174</text:p>
          </table:table-cell>
          <table:table-cell table:formula="of:=SIN(PI()*2/257*[.DH1] +PI()*3/2)+1" office:value-type="float" office:value="1.88849572567222">
            <text:p>1.8884957257</text:p>
          </table:table-cell>
          <table:table-cell table:formula="of:=SIN(PI()*2/257*[.DI1] +PI()*3/2)+1" office:value-type="float" office:value="1.89944799402611">
            <text:p>1.899447994</text:p>
          </table:table-cell>
          <table:table-cell table:formula="of:=SIN(PI()*2/257*[.DJ1] +PI()*3/2)+1" office:value-type="float" office:value="1.90986267642289">
            <text:p>1.9098626764</text:p>
          </table:table-cell>
          <table:table-cell table:formula="of:=SIN(PI()*2/257*[.DK1] +PI()*3/2)+1" office:value-type="float" office:value="1.91973354817024">
            <text:p>1.9197335482</text:p>
          </table:table-cell>
          <table:table-cell table:formula="of:=SIN(PI()*2/257*[.DL1] +PI()*3/2)+1" office:value-type="float" office:value="1.92905470960296">
            <text:p>1.9290547096</text:p>
          </table:table-cell>
          <table:table-cell table:formula="of:=SIN(PI()*2/257*[.DM1] +PI()*3/2)+1" office:value-type="float" office:value="1.93782058960908">
            <text:p>1.9378205896</text:p>
          </table:table-cell>
          <table:table-cell table:formula="of:=SIN(PI()*2/257*[.DN1] +PI()*3/2)+1" office:value-type="float" office:value="1.94602594895962">
            <text:p>1.946025949</text:p>
          </table:table-cell>
          <table:table-cell table:formula="of:=SIN(PI()*2/257*[.DO1] +PI()*3/2)+1" office:value-type="float" office:value="1.95366588344001">
            <text:p>1.9536658834</text:p>
          </table:table-cell>
          <table:table-cell table:formula="of:=SIN(PI()*2/257*[.DP1] +PI()*3/2)+1" office:value-type="float" office:value="1.96073582678124">
            <text:p>1.9607358268</text:p>
          </table:table-cell>
          <table:table-cell table:formula="of:=SIN(PI()*2/257*[.DQ1] +PI()*3/2)+1" office:value-type="float" office:value="1.96723155338909">
            <text:p>1.9672315534</text:p>
          </table:table-cell>
          <table:table-cell table:formula="of:=SIN(PI()*2/257*[.DR1] +PI()*3/2)+1" office:value-type="float" office:value="1.97314918086966">
            <text:p>1.9731491809</text:p>
          </table:table-cell>
          <table:table-cell table:formula="of:=SIN(PI()*2/257*[.DS1] +PI()*3/2)+1" office:value-type="float" office:value="1.97848517234982">
            <text:p>1.9784851723</text:p>
          </table:table-cell>
          <table:table-cell table:formula="of:=SIN(PI()*2/257*[.DT1] +PI()*3/2)+1" office:value-type="float" office:value="1.98323633859117">
            <text:p>1.9832363386</text:p>
          </table:table-cell>
          <table:table-cell table:formula="of:=SIN(PI()*2/257*[.DU1] +PI()*3/2)+1" office:value-type="float" office:value="1.98739983989617">
            <text:p>1.9873998399</text:p>
          </table:table-cell>
          <table:table-cell table:formula="of:=SIN(PI()*2/257*[.DV1] +PI()*3/2)+1" office:value-type="float" office:value="1.99097318780541">
            <text:p>1.9909731878</text:p>
          </table:table-cell>
          <table:table-cell table:formula="of:=SIN(PI()*2/257*[.DW1] +PI()*3/2)+1" office:value-type="float" office:value="1.99395424658488">
            <text:p>1.9939542466</text:p>
          </table:table-cell>
          <table:table-cell table:formula="of:=SIN(PI()*2/257*[.DX1] +PI()*3/2)+1" office:value-type="float" office:value="1.99634123450252">
            <text:p>1.9963412345</text:p>
          </table:table-cell>
          <table:table-cell table:formula="of:=SIN(PI()*2/257*[.DY1] +PI()*3/2)+1" office:value-type="float" office:value="1.9981327248931">
            <text:p>1.9981327249</text:p>
          </table:table-cell>
          <table:table-cell table:formula="of:=SIN(PI()*2/257*[.DZ1] +PI()*3/2)+1" office:value-type="float" office:value="1.99932764701091">
            <text:p>1.999327647</text:p>
          </table:table-cell>
          <table:table-cell table:formula="of:=SIN(PI()*2/257*[.EA1] +PI()*3/2)+1" office:value-type="float" office:value="1.99992528666973">
            <text:p>1.9999252867</text:p>
          </table:table-cell>
          <table:table-cell table:formula="of:=SIN(PI()*2/257*[.EB1] +PI()*3/2)+1" office:value-type="float" office:value="1.99992528666973">
            <text:p>1.9999252867</text:p>
          </table:table-cell>
          <table:table-cell table:formula="of:=SIN(PI()*2/257*[.EC1] +PI()*3/2)+1" office:value-type="float" office:value="1.99932764701091">
            <text:p>1.999327647</text:p>
          </table:table-cell>
          <table:table-cell table:formula="of:=SIN(PI()*2/257*[.ED1] +PI()*3/2)+1" office:value-type="float" office:value="1.9981327248931">
            <text:p>1.9981327249</text:p>
          </table:table-cell>
          <table:table-cell table:formula="of:=SIN(PI()*2/257*[.EE1] +PI()*3/2)+1" office:value-type="float" office:value="1.99634123450252">
            <text:p>1.9963412345</text:p>
          </table:table-cell>
          <table:table-cell table:formula="of:=SIN(PI()*2/257*[.EF1] +PI()*3/2)+1" office:value-type="float" office:value="1.99395424658488">
            <text:p>1.9939542466</text:p>
          </table:table-cell>
          <table:table-cell table:formula="of:=SIN(PI()*2/257*[.EG1] +PI()*3/2)+1" office:value-type="float" office:value="1.99097318780541">
            <text:p>1.9909731878</text:p>
          </table:table-cell>
          <table:table-cell table:formula="of:=SIN(PI()*2/257*[.EH1] +PI()*3/2)+1" office:value-type="float" office:value="1.98739983989617">
            <text:p>1.9873998399</text:p>
          </table:table-cell>
          <table:table-cell table:formula="of:=SIN(PI()*2/257*[.EI1] +PI()*3/2)+1" office:value-type="float" office:value="1.98323633859117">
            <text:p>1.9832363386</text:p>
          </table:table-cell>
          <table:table-cell table:formula="of:=SIN(PI()*2/257*[.EJ1] +PI()*3/2)+1" office:value-type="float" office:value="1.97848517234982">
            <text:p>1.9784851723</text:p>
          </table:table-cell>
          <table:table-cell table:formula="of:=SIN(PI()*2/257*[.EK1] +PI()*3/2)+1" office:value-type="float" office:value="1.97314918086966">
            <text:p>1.9731491809</text:p>
          </table:table-cell>
          <table:table-cell table:formula="of:=SIN(PI()*2/257*[.EL1] +PI()*3/2)+1" office:value-type="float" office:value="1.96723155338909">
            <text:p>1.9672315534</text:p>
          </table:table-cell>
          <table:table-cell table:formula="of:=SIN(PI()*2/257*[.EM1] +PI()*3/2)+1" office:value-type="float" office:value="1.96073582678124">
            <text:p>1.9607358268</text:p>
          </table:table-cell>
          <table:table-cell table:formula="of:=SIN(PI()*2/257*[.EN1] +PI()*3/2)+1" office:value-type="float" office:value="1.95366588344001">
            <text:p>1.9536658834</text:p>
          </table:table-cell>
          <table:table-cell table:formula="of:=SIN(PI()*2/257*[.EO1] +PI()*3/2)+1" office:value-type="float" office:value="1.94602594895962">
            <text:p>1.946025949</text:p>
          </table:table-cell>
          <table:table-cell table:formula="of:=SIN(PI()*2/257*[.EP1] +PI()*3/2)+1" office:value-type="float" office:value="1.93782058960908">
            <text:p>1.9378205896</text:p>
          </table:table-cell>
          <table:table-cell table:formula="of:=SIN(PI()*2/257*[.EQ1] +PI()*3/2)+1" office:value-type="float" office:value="1.92905470960296">
            <text:p>1.9290547096</text:p>
          </table:table-cell>
          <table:table-cell table:formula="of:=SIN(PI()*2/257*[.ER1] +PI()*3/2)+1" office:value-type="float" office:value="1.91973354817024">
            <text:p>1.9197335482</text:p>
          </table:table-cell>
          <table:table-cell table:formula="of:=SIN(PI()*2/257*[.ES1] +PI()*3/2)+1" office:value-type="float" office:value="1.90986267642289">
            <text:p>1.9098626764</text:p>
          </table:table-cell>
          <table:table-cell table:formula="of:=SIN(PI()*2/257*[.ET1] +PI()*3/2)+1" office:value-type="float" office:value="1.89944799402611">
            <text:p>1.899447994</text:p>
          </table:table-cell>
          <table:table-cell table:formula="of:=SIN(PI()*2/257*[.EU1] +PI()*3/2)+1" office:value-type="float" office:value="1.88849572567222">
            <text:p>1.8884957257</text:p>
          </table:table-cell>
          <table:table-cell table:formula="of:=SIN(PI()*2/257*[.EV1] +PI()*3/2)+1" office:value-type="float" office:value="1.8770124173602">
            <text:p>1.8770124174</text:p>
          </table:table-cell>
          <table:table-cell table:formula="of:=SIN(PI()*2/257*[.EW1] +PI()*3/2)+1" office:value-type="float" office:value="1.86500493248331">
            <text:p>1.8650049325</text:p>
          </table:table-cell>
          <table:table-cell table:formula="of:=SIN(PI()*2/257*[.EX1] +PI()*3/2)+1" office:value-type="float" office:value="1.8524804477269">
            <text:p>1.8524804477</text:p>
          </table:table-cell>
          <table:table-cell table:formula="of:=SIN(PI()*2/257*[.EY1] +PI()*3/2)+1" office:value-type="float" office:value="1.83944644877906">
            <text:p>1.8394464488</text:p>
          </table:table-cell>
          <table:table-cell table:formula="of:=SIN(PI()*2/257*[.EZ1] +PI()*3/2)+1" office:value-type="float" office:value="1.82591072585649">
            <text:p>1.8259107259</text:p>
          </table:table-cell>
          <table:table-cell table:formula="of:=SIN(PI()*2/257*[.FA1] +PI()*3/2)+1" office:value-type="float" office:value="1.81188136904847">
            <text:p>1.811881369</text:p>
          </table:table-cell>
          <table:table-cell table:formula="of:=SIN(PI()*2/257*[.FB1] +PI()*3/2)+1" office:value-type="float" office:value="1.79736676348149">
            <text:p>1.7973667635</text:p>
          </table:table-cell>
          <table:table-cell table:formula="of:=SIN(PI()*2/257*[.FC1] +PI()*3/2)+1" office:value-type="float" office:value="1.78237558430762">
            <text:p>1.7823755843</text:p>
          </table:table-cell>
          <table:table-cell table:formula="of:=SIN(PI()*2/257*[.FD1] +PI()*3/2)+1" office:value-type="float" office:value="1.76691679151951">
            <text:p>1.7669167915</text:p>
          </table:table-cell>
          <table:table-cell table:formula="of:=SIN(PI()*2/257*[.FE1] +PI()*3/2)+1" office:value-type="float" office:value="1.7509996245951">
            <text:p>1.7509996246</text:p>
          </table:table-cell>
          <table:table-cell table:formula="of:=SIN(PI()*2/257*[.FF1] +PI()*3/2)+1" office:value-type="float" office:value="1.73463359697539">
            <text:p>1.734633597</text:p>
          </table:table-cell>
          <table:table-cell table:formula="of:=SIN(PI()*2/257*[.FG1] +PI()*3/2)+1" office:value-type="float" office:value="1.71782849037837">
            <text:p>1.7178284904</text:p>
          </table:table-cell>
          <table:table-cell table:formula="of:=SIN(PI()*2/257*[.FH1] +PI()*3/2)+1" office:value-type="float" office:value="1.70059434895264">
            <text:p>1.700594349</text:p>
          </table:table-cell>
          <table:table-cell table:formula="of:=SIN(PI()*2/257*[.FI1] +PI()*3/2)+1" office:value-type="float" office:value="1.6829414732742">
            <text:p>1.6829414733</text:p>
          </table:table-cell>
          <table:table-cell table:formula="of:=SIN(PI()*2/257*[.FJ1] +PI()*3/2)+1" office:value-type="float" office:value="1.66488041418993">
            <text:p>1.6648804142</text:p>
          </table:table-cell>
          <table:table-cell table:formula="of:=SIN(PI()*2/257*[.FK1] +PI()*3/2)+1" office:value-type="float" office:value="1.64642196651154">
            <text:p>1.6464219665</text:p>
          </table:table-cell>
          <table:table-cell table:formula="of:=SIN(PI()*2/257*[.FL1] +PI()*3/2)+1" office:value-type="float" office:value="1.62757716256366">
            <text:p>1.6275771626</text:p>
          </table:table-cell>
          <table:table-cell table:formula="of:=SIN(PI()*2/257*[.FM1] +PI()*3/2)+1" office:value-type="float" office:value="1.60835726559001">
            <text:p>1.6083572656</text:p>
          </table:table-cell>
          <table:table-cell table:formula="of:=SIN(PI()*2/257*[.FN1] +PI()*3/2)+1" office:value-type="float" office:value="1.58877376302152">
            <text:p>1.588773763</text:p>
          </table:table-cell>
          <table:table-cell table:formula="of:=SIN(PI()*2/257*[.FO1] +PI()*3/2)+1" office:value-type="float" office:value="1.56883835961049">
            <text:p>1.5688383596</text:p>
          </table:table-cell>
          <table:table-cell table:formula="of:=SIN(PI()*2/257*[.FP1] +PI()*3/2)+1" office:value-type="float" office:value="1.54856297043482">
            <text:p>1.5485629704</text:p>
          </table:table-cell>
          <table:table-cell table:formula="of:=SIN(PI()*2/257*[.FQ1] +PI()*3/2)+1" office:value-type="float" office:value="1.52795971377659">
            <text:p>1.5279597138</text:p>
          </table:table-cell>
          <table:table-cell table:formula="of:=SIN(PI()*2/257*[.FR1] +PI()*3/2)+1" office:value-type="float" office:value="1.50704090387911">
            <text:p>1.5070409039</text:p>
          </table:table-cell>
          <table:table-cell table:formula="of:=SIN(PI()*2/257*[.FS1] +PI()*3/2)+1" office:value-type="float" office:value="1.48581904358692">
            <text:p>1.4858190436</text:p>
          </table:table-cell>
          <table:table-cell table:formula="of:=SIN(PI()*2/257*[.FT1] +PI()*3/2)+1" office:value-type="float" office:value="1.46430681687302">
            <text:p>1.4643068169</text:p>
          </table:table-cell>
          <table:table-cell table:formula="of:=SIN(PI()*2/257*[.FU1] +PI()*3/2)+1" office:value-type="float" office:value="1.44251708125789">
            <text:p>1.4425170813</text:p>
          </table:table-cell>
          <table:table-cell table:formula="of:=SIN(PI()*2/257*[.FV1] +PI()*3/2)+1" office:value-type="float" office:value="1.42046286012469">
            <text:p>1.4204628601</text:p>
          </table:table-cell>
          <table:table-cell table:formula="of:=SIN(PI()*2/257*[.FW1] +PI()*3/2)+1" office:value-type="float" office:value="1.39815733493545">
            <text:p>1.3981573349</text:p>
          </table:table-cell>
          <table:table-cell table:formula="of:=SIN(PI()*2/257*[.FX1] +PI()*3/2)+1" office:value-type="float" office:value="1.37561383735269">
            <text:p>1.3756138374</text:p>
          </table:table-cell>
          <table:table-cell table:formula="of:=SIN(PI()*2/257*[.FY1] +PI()*3/2)+1" office:value-type="float" office:value="1.3528458412713">
            <text:p>1.3528458413</text:p>
          </table:table-cell>
          <table:table-cell table:formula="of:=SIN(PI()*2/257*[.FZ1] +PI()*3/2)+1" office:value-type="float" office:value="1.32986695476538">
            <text:p>1.3298669548</text:p>
          </table:table-cell>
          <table:table-cell table:formula="of:=SIN(PI()*2/257*[.GA1] +PI()*3/2)+1" office:value-type="float" office:value="1.30669091195496">
            <text:p>1.306690912</text:p>
          </table:table-cell>
          <table:table-cell table:formula="of:=SIN(PI()*2/257*[.GB1] +PI()*3/2)+1" office:value-type="float" office:value="1.28333156479728">
            <text:p>1.2833315648</text:p>
          </table:table-cell>
          <table:table-cell table:formula="of:=SIN(PI()*2/257*[.GC1] +PI()*3/2)+1" office:value-type="float" office:value="1.2598028748077">
            <text:p>1.2598028748</text:p>
          </table:table-cell>
          <table:table-cell table:formula="of:=SIN(PI()*2/257*[.GD1] +PI()*3/2)+1" office:value-type="float" office:value="1.23611890471517">
            <text:p>1.2361189047</text:p>
          </table:table-cell>
          <table:table-cell table:formula="of:=SIN(PI()*2/257*[.GE1] +PI()*3/2)+1" office:value-type="float" office:value="1.2122938100571">
            <text:p>1.2122938101</text:p>
          </table:table-cell>
          <table:table-cell table:formula="of:=SIN(PI()*2/257*[.GF1] +PI()*3/2)+1" office:value-type="float" office:value="1.18834183071883">
            <text:p>1.1883418307</text:p>
          </table:table-cell>
          <table:table-cell table:formula="of:=SIN(PI()*2/257*[.GG1] +PI()*3/2)+1" office:value-type="float" office:value="1.16427728242271">
            <text:p>1.1642772824</text:p>
          </table:table-cell>
          <table:table-cell table:formula="of:=SIN(PI()*2/257*[.GH1] +PI()*3/2)+1" office:value-type="float" office:value="1.14011454817177">
            <text:p>1.1401145482</text:p>
          </table:table-cell>
          <table:table-cell table:formula="of:=SIN(PI()*2/257*[.GI1] +PI()*3/2)+1" office:value-type="float" office:value="1.11586806965325">
            <text:p>1.1158680697</text:p>
          </table:table-cell>
          <table:table-cell table:formula="of:=SIN(PI()*2/257*[.GJ1] +PI()*3/2)+1" office:value-type="float" office:value="1.09155233860703">
            <text:p>1.0915523386</text:p>
          </table:table-cell>
          <table:table-cell table:formula="of:=SIN(PI()*2/257*[.GK1] +PI()*3/2)+1" office:value-type="float" office:value="1.06718188816413">
            <text:p>1.0671818882</text:p>
          </table:table-cell>
          <table:table-cell table:formula="of:=SIN(PI()*2/257*[.GL1] +PI()*3/2)+1" office:value-type="float" office:value="1.0427712841605">
            <text:p>1.0427712842</text:p>
          </table:table-cell>
          <table:table-cell table:formula="of:=SIN(PI()*2/257*[.GM1] +PI()*3/2)+1" office:value-type="float" office:value="1.01833511643124">
            <text:p>1.0183351164</text:p>
          </table:table-cell>
          <table:table-cell table:formula="of:=SIN(PI()*2/257*[.GN1] +PI()*3/2)+1" office:value-type="float" office:value="0.993887990090508">
            <text:p>0.9938879901</text:p>
          </table:table-cell>
          <table:table-cell table:formula="of:=SIN(PI()*2/257*[.GO1] +PI()*3/2)+1" office:value-type="float" office:value="0.969444516802223">
            <text:p>0.9694445168</text:p>
          </table:table-cell>
          <table:table-cell table:formula="of:=SIN(PI()*2/257*[.GP1] +PI()*3/2)+1" office:value-type="float" office:value="0.945019306046943">
            <text:p>0.945019306</text:p>
          </table:table-cell>
          <table:table-cell table:formula="of:=SIN(PI()*2/257*[.GQ1] +PI()*3/2)+1" office:value-type="float" office:value="0.920626956390001">
            <text:p>0.9206269564</text:p>
          </table:table-cell>
          <table:table-cell table:formula="of:=SIN(PI()*2/257*[.GR1] +PI()*3/2)+1" office:value-type="float" office:value="0.896282046756166">
            <text:p>0.8962820468</text:p>
          </table:table-cell>
          <table:table-cell table:formula="of:=SIN(PI()*2/257*[.GS1] +PI()*3/2)+1" office:value-type="float" office:value="0.871999127716046">
            <text:p>0.8719991277</text:p>
          </table:table-cell>
          <table:table-cell table:formula="of:=SIN(PI()*2/257*[.GT1] +PI()*3/2)+1" office:value-type="float" office:value="0.847792712789442">
            <text:p>0.8477927128</text:p>
          </table:table-cell>
          <table:table-cell table:formula="of:=SIN(PI()*2/257*[.GU1] +PI()*3/2)+1" office:value-type="float" office:value="0.823677269770854">
            <text:p>0.8236772698</text:p>
          </table:table-cell>
          <table:table-cell table:formula="of:=SIN(PI()*2/257*[.GV1] +PI()*3/2)+1" office:value-type="float" office:value="0.799667212082293">
            <text:p>0.7996672121</text:p>
          </table:table-cell>
          <table:table-cell table:formula="of:=SIN(PI()*2/257*[.GW1] +PI()*3/2)+1" office:value-type="float" office:value="0.775776890158611">
            <text:p>0.7757768902</text:p>
          </table:table-cell>
          <table:table-cell table:formula="of:=SIN(PI()*2/257*[.GX1] +PI()*3/2)+1" office:value-type="float" office:value="0.752020582870475">
            <text:p>0.7520205829</text:p>
          </table:table-cell>
          <table:table-cell table:formula="of:=SIN(PI()*2/257*[.GY1] +PI()*3/2)+1" office:value-type="float" office:value="0.728412488990109">
            <text:p>0.728412489</text:p>
          </table:table-cell>
          <table:table-cell table:formula="of:=SIN(PI()*2/257*[.GZ1] +PI()*3/2)+1" office:value-type="float" office:value="0.704966718704898">
            <text:p>0.7049667187</text:p>
          </table:table-cell>
          <table:table-cell table:formula="of:=SIN(PI()*2/257*[.HA1] +PI()*3/2)+1" office:value-type="float" office:value="0.68169728518397">
            <text:p>0.6816972852</text:p>
          </table:table-cell>
          <table:table-cell table:formula="of:=SIN(PI()*2/257*[.HB1] +PI()*3/2)+1" office:value-type="float" office:value="0.658618096202732">
            <text:p>0.6586180962</text:p>
          </table:table-cell>
          <table:table-cell table:formula="of:=SIN(PI()*2/257*[.HC1] +PI()*3/2)+1" office:value-type="float" office:value="0.635742945830414">
            <text:p>0.6357429458</text:p>
          </table:table-cell>
          <table:table-cell table:formula="of:=SIN(PI()*2/257*[.HD1] +PI()*3/2)+1" office:value-type="float" office:value="0.613085506185568">
            <text:p>0.6130855062</text:p>
          </table:table-cell>
          <table:table-cell table:formula="of:=SIN(PI()*2/257*[.HE1] +PI()*3/2)+1" office:value-type="float" office:value="0.590659319264462">
            <text:p>0.5906593193</text:p>
          </table:table-cell>
          <table:table-cell table:formula="of:=SIN(PI()*2/257*[.HF1] +PI()*3/2)+1" office:value-type="float" office:value="0.568477788847237">
            <text:p>0.5684777888</text:p>
          </table:table-cell>
          <table:table-cell table:formula="of:=SIN(PI()*2/257*[.HG1] +PI()*3/2)+1" office:value-type="float" office:value="0.546554172486679">
            <text:p>0.5465541725</text:p>
          </table:table-cell>
          <table:table-cell table:formula="of:=SIN(PI()*2/257*[.HH1] +PI()*3/2)+1" office:value-type="float" office:value="0.524901573584389">
            <text:p>0.5249015736</text:p>
          </table:table-cell>
          <table:table-cell table:formula="of:=SIN(PI()*2/257*[.HI1] +PI()*3/2)+1" office:value-type="float" office:value="0.503532933559088">
            <text:p>0.5035329336</text:p>
          </table:table-cell>
          <table:table-cell table:formula="of:=SIN(PI()*2/257*[.HJ1] +PI()*3/2)+1" office:value-type="float" office:value="0.48246102411172">
            <text:p>0.4824610241</text:p>
          </table:table-cell>
          <table:table-cell table:formula="of:=SIN(PI()*2/257*[.HK1] +PI()*3/2)+1" office:value-type="float" office:value="0.461698439592028">
            <text:p>0.4616984396</text:p>
          </table:table-cell>
          <table:table-cell table:formula="of:=SIN(PI()*2/257*[.HL1] +PI()*3/2)+1" office:value-type="float" office:value="0.441257589471093">
            <text:p>0.4412575895</text:p>
          </table:table-cell>
          <table:table-cell table:formula="of:=SIN(PI()*2/257*[.HM1] +PI()*3/2)+1" office:value-type="float" office:value="0.421150690924394">
            <text:p>0.4211506909</text:p>
          </table:table-cell>
          <table:table-cell table:formula="of:=SIN(PI()*2/257*[.HN1] +PI()*3/2)+1" office:value-type="float" office:value="0.401389761529789">
            <text:p>0.4013897615</text:p>
          </table:table-cell>
          <table:table-cell table:formula="of:=SIN(PI()*2/257*[.HO1] +PI()*3/2)+1" office:value-type="float" office:value="0.381986612084806">
            <text:p>0.3819866121</text:p>
          </table:table-cell>
          <table:table-cell table:formula="of:=SIN(PI()*2/257*[.HP1] +PI()*3/2)+1" office:value-type="float" office:value="0.362952839547507">
            <text:p>0.3629528395</text:p>
          </table:table-cell>
          <table:table-cell table:formula="of:=SIN(PI()*2/257*[.HQ1] +PI()*3/2)+1" office:value-type="float" office:value="0.344299820105168">
            <text:p>0.3442998201</text:p>
          </table:table-cell>
          <table:table-cell table:formula="of:=SIN(PI()*2/257*[.HR1] +PI()*3/2)+1" office:value-type="float" office:value="0.326038702374916">
            <text:p>0.3260387024</text:p>
          </table:table-cell>
          <table:table-cell table:formula="of:=SIN(PI()*2/257*[.HS1] +PI()*3/2)+1" office:value-type="float" office:value="0.308180400740374">
            <text:p>0.3081804007</text:p>
          </table:table-cell>
          <table:table-cell table:formula="of:=SIN(PI()*2/257*[.HT1] +PI()*3/2)+1" office:value-type="float" office:value="0.290735588828295">
            <text:p>0.2907355888</text:p>
          </table:table-cell>
          <table:table-cell table:formula="of:=SIN(PI()*2/257*[.HU1] +PI()*3/2)+1" office:value-type="float" office:value="0.273714693129119">
            <text:p>0.2737146931</text:p>
          </table:table-cell>
          <table:table-cell table:formula="of:=SIN(PI()*2/257*[.HV1] +PI()*3/2)+1" office:value-type="float" office:value="0.257127886765214">
            <text:p>0.2571278868</text:p>
          </table:table-cell>
          <table:table-cell table:formula="of:=SIN(PI()*2/257*[.HW1] +PI()*3/2)+1" office:value-type="float" office:value="0.240985083410558">
            <text:p>0.2409850834</text:p>
          </table:table-cell>
          <table:table-cell table:formula="of:=SIN(PI()*2/257*[.HX1] +PI()*3/2)+1" office:value-type="float" office:value="0.225295931365496">
            <text:p>0.2252959314</text:p>
          </table:table-cell>
          <table:table-cell table:formula="of:=SIN(PI()*2/257*[.HY1] +PI()*3/2)+1" office:value-type="float" office:value="0.210069807790105">
            <text:p>0.2100698078</text:p>
          </table:table-cell>
          <table:table-cell table:formula="of:=SIN(PI()*2/257*[.HZ1] +PI()*3/2)+1" office:value-type="float" office:value="0.195315813099605">
            <text:p>0.1953158131</text:p>
          </table:table-cell>
          <table:table-cell table:formula="of:=SIN(PI()*2/257*[.IA1] +PI()*3/2)+1" office:value-type="float" office:value="0.181042765525187">
            <text:p>0.1810427655</text:p>
          </table:table-cell>
          <table:table-cell table:formula="of:=SIN(PI()*2/257*[.IB1] +PI()*3/2)+1" office:value-type="float" office:value="0.167259195843498">
            <text:p>0.1672591958</text:p>
          </table:table-cell>
          <table:table-cell table:formula="of:=SIN(PI()*2/257*[.IC1] +PI()*3/2)+1" office:value-type="float" office:value="0.153973342277928">
            <text:p>0.1539733423</text:p>
          </table:table-cell>
          <table:table-cell table:formula="of:=SIN(PI()*2/257*[.ID1] +PI()*3/2)+1" office:value-type="float" office:value="0.141193145574743">
            <text:p>0.1411931456</text:p>
          </table:table-cell>
          <table:table-cell table:formula="of:=SIN(PI()*2/257*[.IE1] +PI()*3/2)+1" office:value-type="float" office:value="0.128926244257043">
            <text:p>0.1289262443</text:p>
          </table:table-cell>
          <table:table-cell table:formula="of:=SIN(PI()*2/257*[.IF1] +PI()*3/2)+1" office:value-type="float" office:value="0.117179970059326">
            <text:p>0.1171799701</text:p>
          </table:table-cell>
          <table:table-cell table:formula="of:=SIN(PI()*2/257*[.IG1] +PI()*3/2)+1" office:value-type="float" office:value="0.105961343545423">
            <text:p>0.1059613435</text:p>
          </table:table-cell>
          <table:table-cell table:formula="of:=SIN(PI()*2/257*[.IH1] +PI()*3/2)+1" office:value-type="float" office:value="0.0952770699124251">
            <text:p>0.0952770699</text:p>
          </table:table-cell>
          <table:table-cell table:formula="of:=SIN(PI()*2/257*[.II1] +PI()*3/2)+1" office:value-type="float" office:value="0.0851335349830877">
            <text:p>0.085133535</text:p>
          </table:table-cell>
          <table:table-cell table:formula="of:=SIN(PI()*2/257*[.IJ1] +PI()*3/2)+1" office:value-type="float" office:value="0.0755368013891242">
            <text:p>0.0755368014</text:p>
          </table:table-cell>
          <table:table-cell table:formula="of:=SIN(PI()*2/257*[.IK1] +PI()*3/2)+1" office:value-type="float" office:value="0.0664926049476668">
            <text:p>0.0664926049</text:p>
          </table:table-cell>
          <table:table-cell table:formula="of:=SIN(PI()*2/257*[.IL1] +PI()*3/2)+1" office:value-type="float" office:value="0.0580063512330604">
            <text:p>0.0580063512</text:p>
          </table:table-cell>
          <table:table-cell table:formula="of:=SIN(PI()*2/257*[.IM1] +PI()*3/2)+1" office:value-type="float" office:value="0.0500831123460344">
            <text:p>0.0500831123</text:p>
          </table:table-cell>
          <table:table-cell table:formula="of:=SIN(PI()*2/257*[.IN1] +PI()*3/2)+1" office:value-type="float" office:value="0.0427276238821835">
            <text:p>0.0427276239</text:p>
          </table:table-cell>
          <table:table-cell table:formula="of:=SIN(PI()*2/257*[.IO1] +PI()*3/2)+1" office:value-type="float" office:value="0.0359442821015847">
            <text:p>0.0359442821</text:p>
          </table:table-cell>
          <table:table-cell table:formula="of:=SIN(PI()*2/257*[.IP1] +PI()*3/2)+1" office:value-type="float" office:value="0.0297371413012157">
            <text:p>0.0297371413</text:p>
          </table:table-cell>
          <table:table-cell table:formula="of:=SIN(PI()*2/257*[.IQ1] +PI()*3/2)+1" office:value-type="float" office:value="0.0241099113917659">
            <text:p>0.0241099114</text:p>
          </table:table-cell>
          <table:table-cell table:formula="of:=SIN(PI()*2/257*[.IR1] +PI()*3/2)+1" office:value-type="float" office:value="0.0190659556802821">
            <text:p>0.0190659557</text:p>
          </table:table-cell>
          <table:table-cell table:formula="of:=SIN(PI()*2/257*[.IS1] +PI()*3/2)+1" office:value-type="float" office:value="0.0146082888599735">
            <text:p>0.0146082889</text:p>
          </table:table-cell>
          <table:table-cell table:formula="of:=SIN(PI()*2/257*[.IT1] +PI()*3/2)+1" office:value-type="float" office:value="0.0107395752083742">
            <text:p>0.0107395752</text:p>
          </table:table-cell>
          <table:table-cell table:formula="of:=SIN(PI()*2/257*[.IU1] +PI()*3/2)+1" office:value-type="float" office:value="0.0074621269949483">
            <text:p>0.007462127</text:p>
          </table:table-cell>
          <table:table-cell table:formula="of:=SIN(PI()*2/257*[.IV1] +PI()*3/2)+1" office:value-type="float" office:value="0.00477790309908255">
            <text:p>0.0047779031</text:p>
          </table:table-cell>
          <table:table-cell table:formula="of:=SIN(PI()*2/257*[.IW1] +PI()*3/2)+1" office:value-type="float" office:value="0.00268850783929464">
            <text:p>0.0026885078</text:p>
          </table:table-cell>
          <table:table-cell table:formula="of:=SIN(PI()*2/257*[.IX1] +PI()*3/2)+1" office:value-type="float" office:value="0.00119519001435586">
            <text:p>0.00119519</text:p>
          </table:table-cell>
          <table:table-cell table:style-name="Default" table:formula="of:=SIN(PI()*2/257*[.IY1] +PI()*3/2)+1" office:value-type="float" office:value="0.000298842156906343">
            <text:p>0.0002988422</text:p>
          </table:table-cell>
          <table:table-cell table:number-columns-repeated="2"/>
        </table:table-row>
        <table:table-row table:style-name="ro1">
          <table:table-cell office:value-type="string">
            <text:p>Links geneigt</text:p>
          </table:table-cell>
          <table:table-cell/>
          <table:table-cell table:formula="of:=([.C2]+[.D2])/2" office:value-type="float" office:value="0.000149421078453171">
            <text:p>0.0001494211</text:p>
          </table:table-cell>
          <table:table-cell table:formula="of:=([.D2]+[.E2])/2" office:value-type="float" office:value="0.000747016085631103">
            <text:p>0.0007470161</text:p>
          </table:table-cell>
          <table:table-cell table:formula="of:=([.E2]+[.F2])/2" office:value-type="float" office:value="0.00194184892682514">
            <text:p>0.0019418489</text:p>
          </table:table-cell>
          <table:table-cell table:formula="of:=([.F2]+[.G2])/2" office:value-type="float" office:value="0.00373320546918854">
            <text:p>0.0037332055</text:p>
          </table:table-cell>
          <table:table-cell table:formula="of:=([.G2]+[.H2])/2" office:value-type="float" office:value="0.00612001504701543">
            <text:p>0.006120015</text:p>
          </table:table-cell>
          <table:table-cell table:formula="of:=([.H2]+[.I2])/2" office:value-type="float" office:value="0.00910085110166109">
            <text:p>0.0091008511</text:p>
          </table:table-cell>
          <table:table-cell table:formula="of:=([.I2]+[.J2])/2" office:value-type="float" office:value="0.0126739320341737">
            <text:p>0.012673932</text:p>
          </table:table-cell>
          <table:table-cell table:formula="of:=([.J2]+[.K2])/2" office:value-type="float" office:value="0.0168371222701277">
            <text:p>0.0168371223</text:p>
          </table:table-cell>
          <table:table-cell table:formula="of:=([.K2]+[.L2])/2" office:value-type="float" office:value="0.0215879335360238">
            <text:p>0.0215879335</text:p>
          </table:table-cell>
          <table:table-cell table:formula="of:=([.L2]+[.M2])/2" office:value-type="float" office:value="0.0269235263464905">
            <text:p>0.0269235263</text:p>
          </table:table-cell>
          <table:table-cell table:formula="of:=([.M2]+[.N2])/2" office:value-type="float" office:value="0.0328407117014002">
            <text:p>0.0328407117</text:p>
          </table:table-cell>
          <table:table-cell table:formula="of:=([.N2]+[.O2])/2" office:value-type="float" office:value="0.0393359529918841">
            <text:p>0.039335953</text:p>
          </table:table-cell>
          <table:table-cell table:formula="of:=([.O2]+[.P2])/2" office:value-type="float" office:value="0.0464053681141085">
            <text:p>0.0464053681</text:p>
          </table:table-cell>
          <table:table-cell table:formula="of:=([.P2]+[.Q2])/2" office:value-type="float" office:value="0.0540447317895471">
            <text:p>0.0540447318</text:p>
          </table:table-cell>
          <table:table-cell table:formula="of:=([.Q2]+[.R2])/2" office:value-type="float" office:value="0.0622494780903636">
            <text:p>0.0622494781</text:p>
          </table:table-cell>
          <table:table-cell table:formula="of:=([.R2]+[.S2])/2" office:value-type="float" office:value="0.0710147031683951">
            <text:p>0.0710147032</text:p>
          </table:table-cell>
          <table:table-cell table:formula="of:=([.S2]+[.T2])/2" office:value-type="float" office:value="0.0803351681861056">
            <text:p>0.0803351682</text:p>
          </table:table-cell>
          <table:table-cell table:formula="of:=([.T2]+[.U2])/2" office:value-type="float" office:value="0.0902053024477562">
            <text:p>0.0902053024</text:p>
          </table:table-cell>
          <table:table-cell table:formula="of:=([.U2]+[.V2])/2" office:value-type="float" office:value="0.100619206728924">
            <text:p>0.1006192067</text:p>
          </table:table-cell>
          <table:table-cell table:formula="of:=([.V2]+[.W2])/2" office:value-type="float" office:value="0.111570656802374">
            <text:p>0.1115706568</text:p>
          </table:table-cell>
          <table:table-cell table:formula="of:=([.W2]+[.X2])/2" office:value-type="float" office:value="0.123053107158184">
            <text:p>0.1230531072</text:p>
          </table:table-cell>
          <table:table-cell table:formula="of:=([.X2]+[.Y2])/2" office:value-type="float" office:value="0.135059694915893">
            <text:p>0.1350596949</text:p>
          </table:table-cell>
          <table:table-cell table:formula="of:=([.Y2]+[.Z2])/2" office:value-type="float" office:value="0.147583243926335">
            <text:p>0.1475832439</text:p>
          </table:table-cell>
          <table:table-cell table:formula="of:=([.Z2]+[.AA2])/2" office:value-type="float" office:value="0.160616269060713">
            <text:p>0.1606162691</text:p>
          </table:table-cell>
          <table:table-cell table:formula="of:=([.AA2]+[.AB2])/2" office:value-type="float" office:value="0.174150980684343">
            <text:p>0.1741509807</text:p>
          </table:table-cell>
          <table:table-cell table:formula="of:=([.AB2]+[.AC2])/2" office:value-type="float" office:value="0.188179289312395">
            <text:p>0.1881792893</text:p>
          </table:table-cell>
          <table:table-cell table:formula="of:=([.AC2]+[.AD2])/2" office:value-type="float" office:value="0.202692810444854">
            <text:p>0.2026928104</text:p>
          </table:table-cell>
          <table:table-cell table:formula="of:=([.AD2]+[.AE2])/2" office:value-type="float" office:value="0.2176828695778">
            <text:p>0.2176828696</text:p>
          </table:table-cell>
          <table:table-cell table:formula="of:=([.AE2]+[.AF2])/2" office:value-type="float" office:value="0.233140507388026">
            <text:p>0.2331405074</text:p>
          </table:table-cell>
          <table:table-cell table:formula="of:=([.AF2]+[.AG2])/2" office:value-type="float" office:value="0.249056485087885">
            <text:p>0.2490564851</text:p>
          </table:table-cell>
          <table:table-cell table:formula="of:=([.AG2]+[.AH2])/2" office:value-type="float" office:value="0.265421289947166">
            <text:p>0.2654212899</text:p>
          </table:table-cell>
          <table:table-cell table:formula="of:=([.AH2]+[.AI2])/2" office:value-type="float" office:value="0.282225140978707">
            <text:p>0.282225141</text:p>
          </table:table-cell>
          <table:table-cell table:formula="of:=([.AI2]+[.AJ2])/2" office:value-type="float" office:value="0.299457994784334">
            <text:p>0.2994579948</text:p>
          </table:table-cell>
          <table:table-cell table:formula="of:=([.AJ2]+[.AK2])/2" office:value-type="float" office:value="0.317109551557644">
            <text:p>0.3171095516</text:p>
          </table:table-cell>
          <table:table-cell table:formula="of:=([.AK2]+[.AL2])/2" office:value-type="float" office:value="0.335169261240042">
            <text:p>0.3351692612</text:p>
          </table:table-cell>
          <table:table-cell table:formula="of:=([.AL2]+[.AM2])/2" office:value-type="float" office:value="0.353626329826337">
            <text:p>0.3536263298</text:p>
          </table:table-cell>
          <table:table-cell table:formula="of:=([.AM2]+[.AN2])/2" office:value-type="float" office:value="0.372469725816156">
            <text:p>0.3724697258</text:p>
          </table:table-cell>
          <table:table-cell table:formula="of:=([.AN2]+[.AO2])/2" office:value-type="float" office:value="0.391688186807297">
            <text:p>0.3916881868</text:p>
          </table:table-cell>
          <table:table-cell table:formula="of:=([.AO2]+[.AP2])/2" office:value-type="float" office:value="0.41127022622709">
            <text:p>0.4112702262</text:p>
          </table:table-cell>
          <table:table-cell table:formula="of:=([.AP2]+[.AQ2])/2" office:value-type="float" office:value="0.431204140197743">
            <text:p>0.4312041402</text:p>
          </table:table-cell>
          <table:table-cell table:formula="of:=([.AQ2]+[.AR2])/2" office:value-type="float" office:value="0.45147801453156">
            <text:p>0.4514780145</text:p>
          </table:table-cell>
          <table:table-cell table:formula="of:=([.AR2]+[.AS2])/2" office:value-type="float" office:value="0.472079731851874">
            <text:p>0.4720797319</text:p>
          </table:table-cell>
          <table:table-cell table:formula="of:=([.AS2]+[.AT2])/2" office:value-type="float" office:value="0.492996978835403">
            <text:p>0.4929969788</text:p>
          </table:table-cell>
          <table:table-cell table:formula="of:=([.AT2]+[.AU2])/2" office:value-type="float" office:value="0.514217253571738">
            <text:p>0.5142172536</text:p>
          </table:table-cell>
          <table:table-cell table:formula="of:=([.AU2]+[.AV2])/2" office:value-type="float" office:value="0.535727873035534">
            <text:p>0.535727873</text:p>
          </table:table-cell>
          <table:table-cell table:formula="of:=([.AV2]+[.AW2])/2" office:value-type="float" office:value="0.557515980666957">
            <text:p>0.5575159807</text:p>
          </table:table-cell>
          <table:table-cell table:formula="of:=([.AW2]+[.AX2])/2" office:value-type="float" office:value="0.579568554055849">
            <text:p>0.5795685541</text:p>
          </table:table-cell>
          <table:table-cell table:formula="of:=([.AX2]+[.AY2])/2" office:value-type="float" office:value="0.601872412725014">
            <text:p>0.6018724127</text:p>
          </table:table-cell>
          <table:table-cell table:formula="of:=([.AY2]+[.AZ2])/2" office:value-type="float" office:value="0.62441422600799">
            <text:p>0.624414226</text:p>
          </table:table-cell>
          <table:table-cell table:formula="of:=([.AZ2]+[.BA2])/2" office:value-type="float" office:value="0.647180521016572">
            <text:p>0.647180521</text:p>
          </table:table-cell>
          <table:table-cell table:formula="of:=([.BA2]+[.BB2])/2" office:value-type="float" office:value="0.670157690693351">
            <text:p>0.6701576907</text:p>
          </table:table-cell>
          <table:table-cell table:formula="of:=([.BB2]+[.BC2])/2" office:value-type="float" office:value="0.693332001944434">
            <text:p>0.6933320019</text:p>
          </table:table-cell>
          <table:table-cell table:formula="of:=([.BC2]+[.BD2])/2" office:value-type="float" office:value="0.716689603847502">
            <text:p>0.7166896038</text:p>
          </table:table-cell>
          <table:table-cell table:formula="of:=([.BD2]+[.BE2])/2" office:value-type="float" office:value="0.740216535930291">
            <text:p>0.7402165359</text:p>
          </table:table-cell>
          <table:table-cell table:formula="of:=([.BE2]+[.BF2])/2" office:value-type="float" office:value="0.763898736514542">
            <text:p>0.7638987365</text:p>
          </table:table-cell>
          <table:table-cell table:formula="of:=([.BF2]+[.BG2])/2" office:value-type="float" office:value="0.787722051120451">
            <text:p>0.7877220511</text:p>
          </table:table-cell>
          <table:table-cell table:formula="of:=([.BG2]+[.BH2])/2" office:value-type="float" office:value="0.811672240926573">
            <text:p>0.8116722409</text:p>
          </table:table-cell>
          <table:table-cell table:formula="of:=([.BH2]+[.BI2])/2" office:value-type="float" office:value="0.835734991280148">
            <text:p>0.8357349913</text:p>
          </table:table-cell>
          <table:table-cell table:formula="of:=([.BI2]+[.BJ2])/2" office:value-type="float" office:value="0.859895920252743">
            <text:p>0.8598959203</text:p>
          </table:table-cell>
          <table:table-cell table:formula="of:=([.BJ2]+[.BK2])/2" office:value-type="float" office:value="0.884140587236105">
            <text:p>0.8841405872</text:p>
          </table:table-cell>
          <table:table-cell table:formula="of:=([.BK2]+[.BL2])/2" office:value-type="float" office:value="0.908454501573083">
            <text:p>0.9084545016</text:p>
          </table:table-cell>
          <table:table-cell table:formula="of:=([.BL2]+[.BM2])/2" office:value-type="float" office:value="0.932823131218472">
            <text:p>0.9328231312</text:p>
          </table:table-cell>
          <table:table-cell table:formula="of:=([.BM2]+[.BN2])/2" office:value-type="float" office:value="0.957231911424581">
            <text:p>0.9572319114</text:p>
          </table:table-cell>
          <table:table-cell table:formula="of:=([.BN2]+[.BO2])/2" office:value-type="float" office:value="0.981666253446364">
            <text:p>0.9816662534</text:p>
          </table:table-cell>
          <table:table-cell table:formula="of:=([.BO2]+[.BP2])/2" office:value-type="float" office:value="1.00611155326088">
            <text:p>1.0061115533</text:p>
          </table:table-cell>
          <table:table-cell table:formula="of:=([.BP2]+[.BQ2])/2" office:value-type="float" office:value="1.03055320029587">
            <text:p>1.0305532003</text:p>
          </table:table-cell>
          <table:table-cell table:formula="of:=([.BQ2]+[.BR2])/2" office:value-type="float" office:value="1.05497658616231">
            <text:p>1.0549765862</text:p>
          </table:table-cell>
          <table:table-cell table:formula="of:=([.BR2]+[.BS2])/2" office:value-type="float" office:value="1.07936711338558">
            <text:p>1.0793671134</text:p>
          </table:table-cell>
          <table:table-cell table:formula="of:=([.BS2]+[.BT2])/2" office:value-type="float" office:value="1.10371020413014">
            <text:p>1.1037102041</text:p>
          </table:table-cell>
          <table:table-cell table:formula="of:=([.BT2]+[.BU2])/2" office:value-type="float" office:value="1.12799130891251">
            <text:p>1.1279913089</text:p>
          </table:table-cell>
          <table:table-cell table:formula="of:=([.BU2]+[.BV2])/2" office:value-type="float" office:value="1.15219591529724">
            <text:p>1.1521959153</text:p>
          </table:table-cell>
          <table:table-cell table:formula="of:=([.BV2]+[.BW2])/2" office:value-type="float" office:value="1.17630955657077">
            <text:p>1.1763095566</text:p>
          </table:table-cell>
          <table:table-cell table:formula="of:=([.BW2]+[.BX2])/2" office:value-type="float" office:value="1.20031782038796">
            <text:p>1.2003178204</text:p>
          </table:table-cell>
          <table:table-cell table:formula="of:=([.BX2]+[.BY2])/2" office:value-type="float" office:value="1.22420635738613">
            <text:p>1.2242063574</text:p>
          </table:table-cell>
          <table:table-cell table:formula="of:=([.BY2]+[.BZ2])/2" office:value-type="float" office:value="1.24796088976143">
            <text:p>1.2479608898</text:p>
          </table:table-cell>
          <table:table-cell table:formula="of:=([.BZ2]+[.CA2])/2" office:value-type="float" office:value="1.27156721980249">
            <text:p>1.2715672198</text:p>
          </table:table-cell>
          <table:table-cell table:formula="of:=([.CA2]+[.CB2])/2" office:value-type="float" office:value="1.29501123837612">
            <text:p>1.2950112384</text:p>
          </table:table-cell>
          <table:table-cell table:formula="of:=([.CB2]+[.CC2])/2" office:value-type="float" office:value="1.31827893336017">
            <text:p>1.3182789334</text:p>
          </table:table-cell>
          <table:table-cell table:formula="of:=([.CC2]+[.CD2])/2" office:value-type="float" office:value="1.34135639801834">
            <text:p>1.341356398</text:p>
          </table:table-cell>
          <table:table-cell table:formula="of:=([.CD2]+[.CE2])/2" office:value-type="float" office:value="1.364229839312">
            <text:p>1.3642298393</text:p>
          </table:table-cell>
          <table:table-cell table:formula="of:=([.CE2]+[.CF2])/2" office:value-type="float" office:value="1.38688558614407">
            <text:p>1.3868855861</text:p>
          </table:table-cell>
          <table:table-cell table:formula="of:=([.CF2]+[.CG2])/2" office:value-type="float" office:value="1.40931009753007">
            <text:p>1.4093100975</text:p>
          </table:table-cell>
          <table:table-cell table:formula="of:=([.CG2]+[.CH2])/2" office:value-type="float" office:value="1.43148997069128">
            <text:p>1.4314899707</text:p>
          </table:table-cell>
          <table:table-cell table:formula="of:=([.CH2]+[.CI2])/2" office:value-type="float" office:value="1.45341194906545">
            <text:p>1.4534119491</text:p>
          </table:table-cell>
          <table:table-cell table:formula="of:=([.CI2]+[.CJ2])/2" office:value-type="float" office:value="1.47506293022997">
            <text:p>1.4750629302</text:p>
          </table:table-cell>
          <table:table-cell table:formula="of:=([.CJ2]+[.CK2])/2" office:value-type="float" office:value="1.49642997373301">
            <text:p>1.4964299737</text:p>
          </table:table-cell>
          <table:table-cell table:formula="of:=([.CK2]+[.CL2])/2" office:value-type="float" office:value="1.51750030882785">
            <text:p>1.5175003088</text:p>
          </table:table-cell>
          <table:table-cell table:formula="of:=([.CL2]+[.CM2])/2" office:value-type="float" office:value="1.53826134210571">
            <text:p>1.5382613421</text:p>
          </table:table-cell>
          <table:table-cell table:formula="of:=([.CM2]+[.CN2])/2" office:value-type="float" office:value="1.55870066502265">
            <text:p>1.558700665</text:p>
          </table:table-cell>
          <table:table-cell table:formula="of:=([.CN2]+[.CO2])/2" office:value-type="float" office:value="1.578806061316">
            <text:p>1.5788060613</text:p>
          </table:table-cell>
          <table:table-cell table:formula="of:=([.CO2]+[.CP2])/2" office:value-type="float" office:value="1.59856551430576">
            <text:p>1.5985655143</text:p>
          </table:table-cell>
          <table:table-cell table:formula="of:=([.CP2]+[.CQ2])/2" office:value-type="float" office:value="1.61796721407683">
            <text:p>1.6179672141</text:p>
          </table:table-cell>
          <table:table-cell table:formula="of:=([.CQ2]+[.CR2])/2" office:value-type="float" office:value="1.6369995645376">
            <text:p>1.6369995645</text:p>
          </table:table-cell>
          <table:table-cell table:formula="of:=([.CR2]+[.CS2])/2" office:value-type="float" office:value="1.65565119035074">
            <text:p>1.6556511904</text:p>
          </table:table-cell>
          <table:table-cell table:formula="of:=([.CS2]+[.CT2])/2" office:value-type="float" office:value="1.67391094373207">
            <text:p>1.6739109437</text:p>
          </table:table-cell>
          <table:table-cell table:formula="of:=([.CT2]+[.CU2])/2" office:value-type="float" office:value="1.69176791111342">
            <text:p>1.6917679111</text:p>
          </table:table-cell>
          <table:table-cell table:formula="of:=([.CU2]+[.CV2])/2" office:value-type="float" office:value="1.70921141966551">
            <text:p>1.7092114197</text:p>
          </table:table-cell>
          <table:table-cell table:formula="of:=([.CV2]+[.CW2])/2" office:value-type="float" office:value="1.72623104367688">
            <text:p>1.7262310437</text:p>
          </table:table-cell>
          <table:table-cell table:formula="of:=([.CW2]+[.CX2])/2" office:value-type="float" office:value="1.74281661078524">
            <text:p>1.7428166108</text:p>
          </table:table-cell>
          <table:table-cell table:formula="of:=([.CX2]+[.CY2])/2" office:value-type="float" office:value="1.7589582080573">
            <text:p>1.7589582081</text:p>
          </table:table-cell>
          <table:table-cell table:formula="of:=([.CY2]+[.CZ2])/2" office:value-type="float" office:value="1.77464618791356">
            <text:p>1.7746461879</text:p>
          </table:table-cell>
          <table:table-cell table:formula="of:=([.CZ2]+[.DA2])/2" office:value-type="float" office:value="1.78987117389456">
            <text:p>1.7898711739</text:p>
          </table:table-cell>
          <table:table-cell table:formula="of:=([.DA2]+[.DB2])/2" office:value-type="float" office:value="1.80462406626498">
            <text:p>1.8046240663</text:p>
          </table:table-cell>
          <table:table-cell table:formula="of:=([.DB2]+[.DC2])/2" office:value-type="float" office:value="1.81889604745248">
            <text:p>1.8188960475</text:p>
          </table:table-cell>
          <table:table-cell table:formula="of:=([.DC2]+[.DD2])/2" office:value-type="float" office:value="1.83267858731777">
            <text:p>1.8326785873</text:p>
          </table:table-cell>
          <table:table-cell table:formula="of:=([.DD2]+[.DE2])/2" office:value-type="float" office:value="1.84596344825298">
            <text:p>1.8459634483</text:p>
          </table:table-cell>
          <table:table-cell table:formula="of:=([.DE2]+[.DF2])/2" office:value-type="float" office:value="1.85874269010511">
            <text:p>1.8587426901</text:p>
          </table:table-cell>
          <table:table-cell table:formula="of:=([.DF2]+[.DG2])/2" office:value-type="float" office:value="1.87100867492176">
            <text:p>1.8710086749</text:p>
          </table:table-cell>
          <table:table-cell table:formula="of:=([.DG2]+[.DH2])/2" office:value-type="float" office:value="1.88275407151621">
            <text:p>1.8827540715</text:p>
          </table:table-cell>
          <table:table-cell table:formula="of:=([.DH2]+[.DI2])/2" office:value-type="float" office:value="1.89397185984917">
            <text:p>1.8939718598</text:p>
          </table:table-cell>
          <table:table-cell table:formula="of:=([.DI2]+[.DJ2])/2" office:value-type="float" office:value="1.9046553352245">
            <text:p>1.9046553352</text:p>
          </table:table-cell>
          <table:table-cell table:formula="of:=([.DJ2]+[.DK2])/2" office:value-type="float" office:value="1.91479811229656">
            <text:p>1.9147981123</text:p>
          </table:table-cell>
          <table:table-cell table:formula="of:=([.DK2]+[.DL2])/2" office:value-type="float" office:value="1.9243941288866">
            <text:p>1.9243941289</text:p>
          </table:table-cell>
          <table:table-cell table:formula="of:=([.DL2]+[.DM2])/2" office:value-type="float" office:value="1.93343764960602">
            <text:p>1.9334376496</text:p>
          </table:table-cell>
          <table:table-cell table:formula="of:=([.DM2]+[.DN2])/2" office:value-type="float" office:value="1.94192326928435">
            <text:p>1.9419232693</text:p>
          </table:table-cell>
          <table:table-cell table:formula="of:=([.DN2]+[.DO2])/2" office:value-type="float" office:value="1.94984591619981">
            <text:p>1.9498459162</text:p>
          </table:table-cell>
          <table:table-cell table:formula="of:=([.DO2]+[.DP2])/2" office:value-type="float" office:value="1.95720085511062">
            <text:p>1.9572008551</text:p>
          </table:table-cell>
          <table:table-cell table:formula="of:=([.DP2]+[.DQ2])/2" office:value-type="float" office:value="1.96398369008517">
            <text:p>1.9639836901</text:p>
          </table:table-cell>
          <table:table-cell table:formula="of:=([.DQ2]+[.DR2])/2" office:value-type="float" office:value="1.97019036712938">
            <text:p>1.9701903671</text:p>
          </table:table-cell>
          <table:table-cell table:formula="of:=([.DR2]+[.DS2])/2" office:value-type="float" office:value="1.97581717660974">
            <text:p>1.9758171766</text:p>
          </table:table-cell>
          <table:table-cell table:formula="of:=([.DS2]+[.DT2])/2" office:value-type="float" office:value="1.98086075547049">
            <text:p>1.9808607555</text:p>
          </table:table-cell>
          <table:table-cell table:formula="of:=([.DT2]+[.DU2])/2" office:value-type="float" office:value="1.98531808924367">
            <text:p>1.9853180892</text:p>
          </table:table-cell>
          <table:table-cell table:formula="of:=([.DU2]+[.DV2])/2" office:value-type="float" office:value="1.98918651385079">
            <text:p>1.9891865139</text:p>
          </table:table-cell>
          <table:table-cell table:formula="of:=([.DV2]+[.DW2])/2" office:value-type="float" office:value="1.99246371719514">
            <text:p>1.9924637172</text:p>
          </table:table-cell>
          <table:table-cell table:formula="of:=([.DW2]+[.DX2])/2" office:value-type="float" office:value="1.9951477405437">
            <text:p>1.9951477405</text:p>
          </table:table-cell>
          <table:table-cell table:formula="of:=([.DX2]+[.DY2])/2" office:value-type="float" office:value="1.99723697969781">
            <text:p>1.9972369797</text:p>
          </table:table-cell>
          <table:table-cell table:formula="of:=([.DY2]+[.DZ2])/2" office:value-type="float" office:value="1.998730185952">
            <text:p>1.998730186</text:p>
          </table:table-cell>
          <table:table-cell table:formula="of:=([.DZ2]+[.EA2])/2" office:value-type="float" office:value="1.99962646684032">
            <text:p>1.9996264668</text:p>
          </table:table-cell>
          <table:table-cell table:formula="of:=([.EA2]+[.EB2])/2" office:value-type="float" office:value="1.99992528666973">
            <text:p>1.9999252867</text:p>
          </table:table-cell>
          <table:table-cell table:formula="of:=([.EB2]+[.EC2])/2" office:value-type="float" office:value="1.99962646684032">
            <text:p>1.9996264668</text:p>
          </table:table-cell>
          <table:table-cell table:formula="of:=([.EC2]+[.ED2])/2" office:value-type="float" office:value="1.998730185952">
            <text:p>1.998730186</text:p>
          </table:table-cell>
          <table:table-cell table:formula="of:=([.ED2]+[.EE2])/2" office:value-type="float" office:value="1.99723697969781">
            <text:p>1.9972369797</text:p>
          </table:table-cell>
          <table:table-cell table:formula="of:=([.EE2]+[.EF2])/2" office:value-type="float" office:value="1.9951477405437">
            <text:p>1.9951477405</text:p>
          </table:table-cell>
          <table:table-cell table:formula="of:=([.EF2]+[.EG2])/2" office:value-type="float" office:value="1.99246371719514">
            <text:p>1.9924637172</text:p>
          </table:table-cell>
          <table:table-cell table:formula="of:=([.EG2]+[.EH2])/2" office:value-type="float" office:value="1.98918651385079">
            <text:p>1.9891865139</text:p>
          </table:table-cell>
          <table:table-cell table:formula="of:=([.EH2]+[.EI2])/2" office:value-type="float" office:value="1.98531808924367">
            <text:p>1.9853180892</text:p>
          </table:table-cell>
          <table:table-cell table:formula="of:=([.EI2]+[.EJ2])/2" office:value-type="float" office:value="1.98086075547049">
            <text:p>1.9808607555</text:p>
          </table:table-cell>
          <table:table-cell table:formula="of:=([.EJ2]+[.EK2])/2" office:value-type="float" office:value="1.97581717660974">
            <text:p>1.9758171766</text:p>
          </table:table-cell>
          <table:table-cell table:formula="of:=([.EK2]+[.EL2])/2" office:value-type="float" office:value="1.97019036712938">
            <text:p>1.9701903671</text:p>
          </table:table-cell>
          <table:table-cell table:formula="of:=([.EL2]+[.EM2])/2" office:value-type="float" office:value="1.96398369008517">
            <text:p>1.9639836901</text:p>
          </table:table-cell>
          <table:table-cell table:formula="of:=([.EM2]+[.EN2])/2" office:value-type="float" office:value="1.95720085511062">
            <text:p>1.9572008551</text:p>
          </table:table-cell>
          <table:table-cell table:formula="of:=([.EN2]+[.EO2])/2" office:value-type="float" office:value="1.94984591619981">
            <text:p>1.9498459162</text:p>
          </table:table-cell>
          <table:table-cell table:formula="of:=([.EO2]+[.EP2])/2" office:value-type="float" office:value="1.94192326928435">
            <text:p>1.9419232693</text:p>
          </table:table-cell>
          <table:table-cell table:formula="of:=([.EP2]+[.EQ2])/2" office:value-type="float" office:value="1.93343764960602">
            <text:p>1.9334376496</text:p>
          </table:table-cell>
          <table:table-cell table:formula="of:=([.EQ2]+[.ER2])/2" office:value-type="float" office:value="1.9243941288866">
            <text:p>1.9243941289</text:p>
          </table:table-cell>
          <table:table-cell table:formula="of:=([.ER2]+[.ES2])/2" office:value-type="float" office:value="1.91479811229656">
            <text:p>1.9147981123</text:p>
          </table:table-cell>
          <table:table-cell table:formula="of:=([.ES2]+[.ET2])/2" office:value-type="float" office:value="1.9046553352245">
            <text:p>1.9046553352</text:p>
          </table:table-cell>
          <table:table-cell table:formula="of:=([.ET2]+[.EU2])/2" office:value-type="float" office:value="1.89397185984917">
            <text:p>1.8939718598</text:p>
          </table:table-cell>
          <table:table-cell table:formula="of:=([.EU2]+[.EV2])/2" office:value-type="float" office:value="1.88275407151621">
            <text:p>1.8827540715</text:p>
          </table:table-cell>
          <table:table-cell table:formula="of:=([.EV2]+[.EW2])/2" office:value-type="float" office:value="1.87100867492176">
            <text:p>1.8710086749</text:p>
          </table:table-cell>
          <table:table-cell table:formula="of:=([.EW2]+[.EX2])/2" office:value-type="float" office:value="1.85874269010511">
            <text:p>1.8587426901</text:p>
          </table:table-cell>
          <table:table-cell table:formula="of:=([.EX2]+[.EY2])/2" office:value-type="float" office:value="1.84596344825298">
            <text:p>1.8459634483</text:p>
          </table:table-cell>
          <table:table-cell table:formula="of:=([.EY2]+[.EZ2])/2" office:value-type="float" office:value="1.83267858731777">
            <text:p>1.8326785873</text:p>
          </table:table-cell>
          <table:table-cell table:formula="of:=([.EZ2]+[.FA2])/2" office:value-type="float" office:value="1.81889604745248">
            <text:p>1.8188960475</text:p>
          </table:table-cell>
          <table:table-cell table:formula="of:=([.FA2]+[.FB2])/2" office:value-type="float" office:value="1.80462406626498">
            <text:p>1.8046240663</text:p>
          </table:table-cell>
          <table:table-cell table:formula="of:=([.FB2]+[.FC2])/2" office:value-type="float" office:value="1.78987117389456">
            <text:p>1.7898711739</text:p>
          </table:table-cell>
          <table:table-cell table:formula="of:=([.FC2]+[.FD2])/2" office:value-type="float" office:value="1.77464618791356">
            <text:p>1.7746461879</text:p>
          </table:table-cell>
          <table:table-cell table:formula="of:=([.FD2]+[.FE2])/2" office:value-type="float" office:value="1.7589582080573">
            <text:p>1.7589582081</text:p>
          </table:table-cell>
          <table:table-cell table:formula="of:=([.FE2]+[.FF2])/2" office:value-type="float" office:value="1.74281661078524">
            <text:p>1.7428166108</text:p>
          </table:table-cell>
          <table:table-cell table:formula="of:=([.FF2]+[.FG2])/2" office:value-type="float" office:value="1.72623104367688">
            <text:p>1.7262310437</text:p>
          </table:table-cell>
          <table:table-cell table:formula="of:=([.FG2]+[.FH2])/2" office:value-type="float" office:value="1.70921141966551">
            <text:p>1.7092114197</text:p>
          </table:table-cell>
          <table:table-cell table:formula="of:=([.FH2]+[.FI2])/2" office:value-type="float" office:value="1.69176791111342">
            <text:p>1.6917679111</text:p>
          </table:table-cell>
          <table:table-cell table:formula="of:=([.FI2]+[.FJ2])/2" office:value-type="float" office:value="1.67391094373207">
            <text:p>1.6739109437</text:p>
          </table:table-cell>
          <table:table-cell table:formula="of:=([.FJ2]+[.FK2])/2" office:value-type="float" office:value="1.65565119035074">
            <text:p>1.6556511904</text:p>
          </table:table-cell>
          <table:table-cell table:formula="of:=([.FK2]+[.FL2])/2" office:value-type="float" office:value="1.6369995645376">
            <text:p>1.6369995645</text:p>
          </table:table-cell>
          <table:table-cell table:formula="of:=([.FL2]+[.FM2])/2" office:value-type="float" office:value="1.61796721407683">
            <text:p>1.6179672141</text:p>
          </table:table-cell>
          <table:table-cell table:formula="of:=([.FM2]+[.FN2])/2" office:value-type="float" office:value="1.59856551430576">
            <text:p>1.5985655143</text:p>
          </table:table-cell>
          <table:table-cell table:formula="of:=([.FN2]+[.FO2])/2" office:value-type="float" office:value="1.578806061316">
            <text:p>1.5788060613</text:p>
          </table:table-cell>
          <table:table-cell table:formula="of:=([.FO2]+[.FP2])/2" office:value-type="float" office:value="1.55870066502266">
            <text:p>1.558700665</text:p>
          </table:table-cell>
          <table:table-cell table:formula="of:=([.FP2]+[.FQ2])/2" office:value-type="float" office:value="1.53826134210571">
            <text:p>1.5382613421</text:p>
          </table:table-cell>
          <table:table-cell table:formula="of:=([.FQ2]+[.FR2])/2" office:value-type="float" office:value="1.51750030882785">
            <text:p>1.5175003088</text:p>
          </table:table-cell>
          <table:table-cell table:formula="of:=([.FR2]+[.FS2])/2" office:value-type="float" office:value="1.49642997373301">
            <text:p>1.4964299737</text:p>
          </table:table-cell>
          <table:table-cell table:formula="of:=([.FS2]+[.FT2])/2" office:value-type="float" office:value="1.47506293022997">
            <text:p>1.4750629302</text:p>
          </table:table-cell>
          <table:table-cell table:formula="of:=([.FT2]+[.FU2])/2" office:value-type="float" office:value="1.45341194906545">
            <text:p>1.4534119491</text:p>
          </table:table-cell>
          <table:table-cell table:formula="of:=([.FU2]+[.FV2])/2" office:value-type="float" office:value="1.43148997069129">
            <text:p>1.4314899707</text:p>
          </table:table-cell>
          <table:table-cell table:formula="of:=([.FV2]+[.FW2])/2" office:value-type="float" office:value="1.40931009753007">
            <text:p>1.4093100975</text:p>
          </table:table-cell>
          <table:table-cell table:formula="of:=([.FW2]+[.FX2])/2" office:value-type="float" office:value="1.38688558614407">
            <text:p>1.3868855861</text:p>
          </table:table-cell>
          <table:table-cell table:formula="of:=([.FX2]+[.FY2])/2" office:value-type="float" office:value="1.364229839312">
            <text:p>1.3642298393</text:p>
          </table:table-cell>
          <table:table-cell table:formula="of:=([.FY2]+[.FZ2])/2" office:value-type="float" office:value="1.34135639801834">
            <text:p>1.341356398</text:p>
          </table:table-cell>
          <table:table-cell table:formula="of:=([.FZ2]+[.GA2])/2" office:value-type="float" office:value="1.31827893336017">
            <text:p>1.3182789334</text:p>
          </table:table-cell>
          <table:table-cell table:formula="of:=([.GA2]+[.GB2])/2" office:value-type="float" office:value="1.29501123837612">
            <text:p>1.2950112384</text:p>
          </table:table-cell>
          <table:table-cell table:formula="of:=([.GB2]+[.GC2])/2" office:value-type="float" office:value="1.27156721980249">
            <text:p>1.2715672198</text:p>
          </table:table-cell>
          <table:table-cell table:formula="of:=([.GC2]+[.GD2])/2" office:value-type="float" office:value="1.24796088976143">
            <text:p>1.2479608898</text:p>
          </table:table-cell>
          <table:table-cell table:formula="of:=([.GD2]+[.GE2])/2" office:value-type="float" office:value="1.22420635738613">
            <text:p>1.2242063574</text:p>
          </table:table-cell>
          <table:table-cell table:formula="of:=([.GE2]+[.GF2])/2" office:value-type="float" office:value="1.20031782038796">
            <text:p>1.2003178204</text:p>
          </table:table-cell>
          <table:table-cell table:formula="of:=([.GF2]+[.GG2])/2" office:value-type="float" office:value="1.17630955657077">
            <text:p>1.1763095566</text:p>
          </table:table-cell>
          <table:table-cell table:formula="of:=([.GG2]+[.GH2])/2" office:value-type="float" office:value="1.15219591529724">
            <text:p>1.1521959153</text:p>
          </table:table-cell>
          <table:table-cell table:formula="of:=([.GH2]+[.GI2])/2" office:value-type="float" office:value="1.12799130891251">
            <text:p>1.1279913089</text:p>
          </table:table-cell>
          <table:table-cell table:formula="of:=([.GI2]+[.GJ2])/2" office:value-type="float" office:value="1.10371020413014">
            <text:p>1.1037102041</text:p>
          </table:table-cell>
          <table:table-cell table:formula="of:=([.GJ2]+[.GK2])/2" office:value-type="float" office:value="1.07936711338558">
            <text:p>1.0793671134</text:p>
          </table:table-cell>
          <table:table-cell table:formula="of:=([.GK2]+[.GL2])/2" office:value-type="float" office:value="1.05497658616231">
            <text:p>1.0549765862</text:p>
          </table:table-cell>
          <table:table-cell table:formula="of:=([.GL2]+[.GM2])/2" office:value-type="float" office:value="1.03055320029587">
            <text:p>1.0305532003</text:p>
          </table:table-cell>
          <table:table-cell table:formula="of:=([.GM2]+[.GN2])/2" office:value-type="float" office:value="1.00611155326088">
            <text:p>1.0061115533</text:p>
          </table:table-cell>
          <table:table-cell table:formula="of:=([.GN2]+[.GO2])/2" office:value-type="float" office:value="0.981666253446365">
            <text:p>0.9816662534</text:p>
          </table:table-cell>
          <table:table-cell table:formula="of:=([.GO2]+[.GP2])/2" office:value-type="float" office:value="0.957231911424583">
            <text:p>0.9572319114</text:p>
          </table:table-cell>
          <table:table-cell table:formula="of:=([.GP2]+[.GQ2])/2" office:value-type="float" office:value="0.932823131218472">
            <text:p>0.9328231312</text:p>
          </table:table-cell>
          <table:table-cell table:formula="of:=([.GQ2]+[.GR2])/2" office:value-type="float" office:value="0.908454501573083">
            <text:p>0.9084545016</text:p>
          </table:table-cell>
          <table:table-cell table:formula="of:=([.GR2]+[.GS2])/2" office:value-type="float" office:value="0.884140587236106">
            <text:p>0.8841405872</text:p>
          </table:table-cell>
          <table:table-cell table:formula="of:=([.GS2]+[.GT2])/2" office:value-type="float" office:value="0.859895920252744">
            <text:p>0.8598959203</text:p>
          </table:table-cell>
          <table:table-cell table:formula="of:=([.GT2]+[.GU2])/2" office:value-type="float" office:value="0.835734991280148">
            <text:p>0.8357349913</text:p>
          </table:table-cell>
          <table:table-cell table:formula="of:=([.GU2]+[.GV2])/2" office:value-type="float" office:value="0.811672240926574">
            <text:p>0.8116722409</text:p>
          </table:table-cell>
          <table:table-cell table:formula="of:=([.GV2]+[.GW2])/2" office:value-type="float" office:value="0.787722051120452">
            <text:p>0.7877220511</text:p>
          </table:table-cell>
          <table:table-cell table:formula="of:=([.GW2]+[.GX2])/2" office:value-type="float" office:value="0.763898736514543">
            <text:p>0.7638987365</text:p>
          </table:table-cell>
          <table:table-cell table:formula="of:=([.GX2]+[.GY2])/2" office:value-type="float" office:value="0.740216535930292">
            <text:p>0.7402165359</text:p>
          </table:table-cell>
          <table:table-cell table:formula="of:=([.GY2]+[.GZ2])/2" office:value-type="float" office:value="0.716689603847503">
            <text:p>0.7166896038</text:p>
          </table:table-cell>
          <table:table-cell table:formula="of:=([.GZ2]+[.HA2])/2" office:value-type="float" office:value="0.693332001944434">
            <text:p>0.6933320019</text:p>
          </table:table-cell>
          <table:table-cell table:formula="of:=([.HA2]+[.HB2])/2" office:value-type="float" office:value="0.670157690693351">
            <text:p>0.6701576907</text:p>
          </table:table-cell>
          <table:table-cell table:formula="of:=([.HB2]+[.HC2])/2" office:value-type="float" office:value="0.647180521016573">
            <text:p>0.647180521</text:p>
          </table:table-cell>
          <table:table-cell table:formula="of:=([.HC2]+[.HD2])/2" office:value-type="float" office:value="0.624414226007991">
            <text:p>0.624414226</text:p>
          </table:table-cell>
          <table:table-cell table:formula="of:=([.HD2]+[.HE2])/2" office:value-type="float" office:value="0.601872412725015">
            <text:p>0.6018724127</text:p>
          </table:table-cell>
          <table:table-cell table:formula="of:=([.HE2]+[.HF2])/2" office:value-type="float" office:value="0.57956855405585">
            <text:p>0.5795685541</text:p>
          </table:table-cell>
          <table:table-cell table:formula="of:=([.HF2]+[.HG2])/2" office:value-type="float" office:value="0.557515980666958">
            <text:p>0.5575159807</text:p>
          </table:table-cell>
          <table:table-cell table:formula="of:=([.HG2]+[.HH2])/2" office:value-type="float" office:value="0.535727873035534">
            <text:p>0.535727873</text:p>
          </table:table-cell>
          <table:table-cell table:formula="of:=([.HH2]+[.HI2])/2" office:value-type="float" office:value="0.514217253571739">
            <text:p>0.5142172536</text:p>
          </table:table-cell>
          <table:table-cell table:formula="of:=([.HI2]+[.HJ2])/2" office:value-type="float" office:value="0.492996978835404">
            <text:p>0.4929969788</text:p>
          </table:table-cell>
          <table:table-cell table:formula="of:=([.HJ2]+[.HK2])/2" office:value-type="float" office:value="0.472079731851874">
            <text:p>0.4720797319</text:p>
          </table:table-cell>
          <table:table-cell table:formula="of:=([.HK2]+[.HL2])/2" office:value-type="float" office:value="0.45147801453156">
            <text:p>0.4514780145</text:p>
          </table:table-cell>
          <table:table-cell table:formula="of:=([.HL2]+[.HM2])/2" office:value-type="float" office:value="0.431204140197744">
            <text:p>0.4312041402</text:p>
          </table:table-cell>
          <table:table-cell table:formula="of:=([.HM2]+[.HN2])/2" office:value-type="float" office:value="0.411270226227091">
            <text:p>0.4112702262</text:p>
          </table:table-cell>
          <table:table-cell table:formula="of:=([.HN2]+[.HO2])/2" office:value-type="float" office:value="0.391688186807297">
            <text:p>0.3916881868</text:p>
          </table:table-cell>
          <table:table-cell table:formula="of:=([.HO2]+[.HP2])/2" office:value-type="float" office:value="0.372469725816157">
            <text:p>0.3724697258</text:p>
          </table:table-cell>
          <table:table-cell table:formula="of:=([.HP2]+[.HQ2])/2" office:value-type="float" office:value="0.353626329826337">
            <text:p>0.3536263298</text:p>
          </table:table-cell>
          <table:table-cell table:formula="of:=([.HQ2]+[.HR2])/2" office:value-type="float" office:value="0.335169261240042">
            <text:p>0.3351692612</text:p>
          </table:table-cell>
          <table:table-cell table:formula="of:=([.HR2]+[.HS2])/2" office:value-type="float" office:value="0.317109551557645">
            <text:p>0.3171095516</text:p>
          </table:table-cell>
          <table:table-cell table:formula="of:=([.HS2]+[.HT2])/2" office:value-type="float" office:value="0.299457994784335">
            <text:p>0.2994579948</text:p>
          </table:table-cell>
          <table:table-cell table:formula="of:=([.HT2]+[.HU2])/2" office:value-type="float" office:value="0.282225140978707">
            <text:p>0.282225141</text:p>
          </table:table-cell>
          <table:table-cell table:formula="of:=([.HU2]+[.HV2])/2" office:value-type="float" office:value="0.265421289947167">
            <text:p>0.2654212899</text:p>
          </table:table-cell>
          <table:table-cell table:formula="of:=([.HV2]+[.HW2])/2" office:value-type="float" office:value="0.249056485087886">
            <text:p>0.2490564851</text:p>
          </table:table-cell>
          <table:table-cell table:formula="of:=([.HW2]+[.HX2])/2" office:value-type="float" office:value="0.233140507388027">
            <text:p>0.2331405074</text:p>
          </table:table-cell>
          <table:table-cell table:formula="of:=([.HX2]+[.HY2])/2" office:value-type="float" office:value="0.217682869577801">
            <text:p>0.2176828696</text:p>
          </table:table-cell>
          <table:table-cell table:formula="of:=([.HY2]+[.HZ2])/2" office:value-type="float" office:value="0.202692810444855">
            <text:p>0.2026928104</text:p>
          </table:table-cell>
          <table:table-cell table:formula="of:=([.HZ2]+[.IA2])/2" office:value-type="float" office:value="0.188179289312396">
            <text:p>0.1881792893</text:p>
          </table:table-cell>
          <table:table-cell table:formula="of:=([.IA2]+[.IB2])/2" office:value-type="float" office:value="0.174150980684343">
            <text:p>0.1741509807</text:p>
          </table:table-cell>
          <table:table-cell table:formula="of:=([.IB2]+[.IC2])/2" office:value-type="float" office:value="0.160616269060713">
            <text:p>0.1606162691</text:p>
          </table:table-cell>
          <table:table-cell table:formula="of:=([.IC2]+[.ID2])/2" office:value-type="float" office:value="0.147583243926335">
            <text:p>0.1475832439</text:p>
          </table:table-cell>
          <table:table-cell table:formula="of:=([.ID2]+[.IE2])/2" office:value-type="float" office:value="0.135059694915893">
            <text:p>0.1350596949</text:p>
          </table:table-cell>
          <table:table-cell table:formula="of:=([.IE2]+[.IF2])/2" office:value-type="float" office:value="0.123053107158184">
            <text:p>0.1230531072</text:p>
          </table:table-cell>
          <table:table-cell table:formula="of:=([.IF2]+[.IG2])/2" office:value-type="float" office:value="0.111570656802374">
            <text:p>0.1115706568</text:p>
          </table:table-cell>
          <table:table-cell table:formula="of:=([.IG2]+[.IH2])/2" office:value-type="float" office:value="0.100619206728924">
            <text:p>0.1006192067</text:p>
          </table:table-cell>
          <table:table-cell table:formula="of:=([.IH2]+[.II2])/2" office:value-type="float" office:value="0.0902053024477564">
            <text:p>0.0902053024</text:p>
          </table:table-cell>
          <table:table-cell table:formula="of:=([.II2]+[.IJ2])/2" office:value-type="float" office:value="0.080335168186106">
            <text:p>0.0803351682</text:p>
          </table:table-cell>
          <table:table-cell table:formula="of:=([.IJ2]+[.IK2])/2" office:value-type="float" office:value="0.0710147031683955">
            <text:p>0.0710147032</text:p>
          </table:table-cell>
          <table:table-cell table:formula="of:=([.IK2]+[.IL2])/2" office:value-type="float" office:value="0.0622494780903636">
            <text:p>0.0622494781</text:p>
          </table:table-cell>
          <table:table-cell table:formula="of:=([.IL2]+[.IM2])/2" office:value-type="float" office:value="0.0540447317895474">
            <text:p>0.0540447318</text:p>
          </table:table-cell>
          <table:table-cell table:formula="of:=([.IM2]+[.IN2])/2" office:value-type="float" office:value="0.046405368114109">
            <text:p>0.0464053681</text:p>
          </table:table-cell>
          <table:table-cell table:formula="of:=([.IN2]+[.IO2])/2" office:value-type="float" office:value="0.0393359529918841">
            <text:p>0.039335953</text:p>
          </table:table-cell>
          <table:table-cell table:formula="of:=([.IO2]+[.IP2])/2" office:value-type="float" office:value="0.0328407117014002">
            <text:p>0.0328407117</text:p>
          </table:table-cell>
          <table:table-cell table:formula="of:=([.IP2]+[.IQ2])/2" office:value-type="float" office:value="0.0269235263464908">
            <text:p>0.0269235263</text:p>
          </table:table-cell>
          <table:table-cell table:formula="of:=([.IQ2]+[.IR2])/2" office:value-type="float" office:value="0.021587933536024">
            <text:p>0.0215879335</text:p>
          </table:table-cell>
          <table:table-cell table:formula="of:=([.IR2]+[.IS2])/2" office:value-type="float" office:value="0.0168371222701278">
            <text:p>0.0168371223</text:p>
          </table:table-cell>
          <table:table-cell table:formula="of:=([.IS2]+[.IT2])/2" office:value-type="float" office:value="0.0126739320341738">
            <text:p>0.012673932</text:p>
          </table:table-cell>
          <table:table-cell table:formula="of:=([.IT2]+[.IU2])/2" office:value-type="float" office:value="0.00910085110166126">
            <text:p>0.0091008511</text:p>
          </table:table-cell>
          <table:table-cell table:formula="of:=([.IU2]+[.IV2])/2" office:value-type="float" office:value="0.00612001504701543">
            <text:p>0.006120015</text:p>
          </table:table-cell>
          <table:table-cell table:formula="of:=([.IV2]+[.IW2])/2" office:value-type="float" office:value="0.00373320546918859">
            <text:p>0.0037332055</text:p>
          </table:table-cell>
          <table:table-cell table:formula="of:=([.IW2]+[.IX2])/2" office:value-type="float" office:value="0.00194184892682525">
            <text:p>0.0019418489</text:p>
          </table:table-cell>
          <table:table-cell table:formula="of:=([.IX2]+[.IY2])/2" office:value-type="float" office:value="0.000747016085631103">
            <text:p>0.0007470161</text:p>
          </table:table-cell>
          <table:table-cell table:number-columns-repeated="3"/>
        </table:table-row>
        <table:table-row table:style-name="ro1">
          <table:table-cell office:value-type="string">
            <text:p>Hexadezimal</text:p>
          </table:table-cell>
          <table:table-cell/>
          <table:table-cell table:style-name="ce1" table:formula="of:=DEC2HEX(ROUND([.C3]*127.5); 2)" office:value-type="string" office:string-value="00">
            <text:p>00</text:p>
          </table:table-cell>
          <table:table-cell table:style-name="ce1" table:formula="of:=DEC2HEX(ROUND([.D3]*127.5); 2)" office:value-type="string" office:string-value="00">
            <text:p>00</text:p>
          </table:table-cell>
          <table:table-cell table:style-name="ce1" table:formula="of:=DEC2HEX(ROUND([.E3]*127.5); 2)" office:value-type="string" office:string-value="00">
            <text:p>00</text:p>
          </table:table-cell>
          <table:table-cell table:style-name="ce1" table:formula="of:=DEC2HEX(ROUND([.F3]*127.5); 2)" office:value-type="string" office:string-value="00">
            <text:p>00</text:p>
          </table:table-cell>
          <table:table-cell table:style-name="ce1" table:formula="of:=DEC2HEX(ROUND([.G3]*127.5); 2)" office:value-type="string" office:string-value="01">
            <text:p>01</text:p>
          </table:table-cell>
          <table:table-cell table:style-name="ce1" table:formula="of:=DEC2HEX(ROUND([.H3]*127.5); 2)" office:value-type="string" office:string-value="01">
            <text:p>01</text:p>
          </table:table-cell>
          <table:table-cell table:style-name="ce1" table:formula="of:=DEC2HEX(ROUND([.I3]*127.5); 2)" office:value-type="string" office:string-value="02">
            <text:p>02</text:p>
          </table:table-cell>
          <table:table-cell table:style-name="ce1" table:formula="of:=DEC2HEX(ROUND([.J3]*127.5); 2)" office:value-type="string" office:string-value="02">
            <text:p>02</text:p>
          </table:table-cell>
          <table:table-cell table:style-name="ce1" table:formula="of:=DEC2HEX(ROUND([.K3]*127.5); 2)" office:value-type="string" office:string-value="03">
            <text:p>03</text:p>
          </table:table-cell>
          <table:table-cell table:style-name="ce1" table:formula="of:=DEC2HEX(ROUND([.L3]*127.5); 2)" office:value-type="string" office:string-value="03">
            <text:p>03</text:p>
          </table:table-cell>
          <table:table-cell table:style-name="ce1" table:formula="of:=DEC2HEX(ROUND([.M3]*127.5); 2)" office:value-type="string" office:string-value="04">
            <text:p>04</text:p>
          </table:table-cell>
          <table:table-cell table:style-name="ce1" table:formula="of:=DEC2HEX(ROUND([.N3]*127.5); 2)" office:value-type="string" office:string-value="05">
            <text:p>05</text:p>
          </table:table-cell>
          <table:table-cell table:style-name="ce1" table:formula="of:=DEC2HEX(ROUND([.O3]*127.5); 2)" office:value-type="string" office:string-value="06">
            <text:p>06</text:p>
          </table:table-cell>
          <table:table-cell table:style-name="ce1" table:formula="of:=DEC2HEX(ROUND([.P3]*127.5); 2)" office:value-type="string" office:string-value="07">
            <text:p>07</text:p>
          </table:table-cell>
          <table:table-cell table:style-name="ce1" table:formula="of:=DEC2HEX(ROUND([.Q3]*127.5); 2)" office:value-type="string" office:string-value="08">
            <text:p>08</text:p>
          </table:table-cell>
          <table:table-cell table:style-name="ce1" table:formula="of:=DEC2HEX(ROUND([.R3]*127.5); 2)" office:value-type="string" office:string-value="09">
            <text:p>09</text:p>
          </table:table-cell>
          <table:table-cell table:style-name="ce1" table:formula="of:=DEC2HEX(ROUND([.S3]*127.5); 2)" office:value-type="string" office:string-value="0A">
            <text:p>0A</text:p>
          </table:table-cell>
          <table:table-cell table:style-name="ce1" table:formula="of:=DEC2HEX(ROUND([.T3]*127.5); 2)" office:value-type="string" office:string-value="0C">
            <text:p>0C</text:p>
          </table:table-cell>
          <table:table-cell table:style-name="ce1" table:formula="of:=DEC2HEX(ROUND([.U3]*127.5); 2)" office:value-type="string" office:string-value="0D">
            <text:p>0D</text:p>
          </table:table-cell>
          <table:table-cell table:style-name="ce1" table:formula="of:=DEC2HEX(ROUND([.V3]*127.5); 2)" office:value-type="string" office:string-value="0E">
            <text:p>0E</text:p>
          </table:table-cell>
          <table:table-cell table:style-name="ce1" table:formula="of:=DEC2HEX(ROUND([.W3]*127.5); 2)" office:value-type="string" office:string-value="10">
            <text:p>10</text:p>
          </table:table-cell>
          <table:table-cell table:style-name="ce1" table:formula="of:=DEC2HEX(ROUND([.X3]*127.5); 2)" office:value-type="string" office:string-value="11">
            <text:p>11</text:p>
          </table:table-cell>
          <table:table-cell table:style-name="ce1" table:formula="of:=DEC2HEX(ROUND([.Y3]*127.5); 2)" office:value-type="string" office:string-value="13">
            <text:p>13</text:p>
          </table:table-cell>
          <table:table-cell table:style-name="ce1" table:formula="of:=DEC2HEX(ROUND([.Z3]*127.5); 2)" office:value-type="string" office:string-value="14">
            <text:p>14</text:p>
          </table:table-cell>
          <table:table-cell table:style-name="ce1" table:formula="of:=DEC2HEX(ROUND([.AA3]*127.5); 2)" office:value-type="string" office:string-value="16">
            <text:p>16</text:p>
          </table:table-cell>
          <table:table-cell table:style-name="ce1" table:formula="of:=DEC2HEX(ROUND([.AB3]*127.5); 2)" office:value-type="string" office:string-value="18">
            <text:p>18</text:p>
          </table:table-cell>
          <table:table-cell table:style-name="ce1" table:formula="of:=DEC2HEX(ROUND([.AC3]*127.5); 2)" office:value-type="string" office:string-value="1A">
            <text:p>1A</text:p>
          </table:table-cell>
          <table:table-cell table:style-name="ce1" table:formula="of:=DEC2HEX(ROUND([.AD3]*127.5); 2)" office:value-type="string" office:string-value="1C">
            <text:p>1C</text:p>
          </table:table-cell>
          <table:table-cell table:style-name="ce1" table:formula="of:=DEC2HEX(ROUND([.AE3]*127.5); 2)" office:value-type="string" office:string-value="1E">
            <text:p>1E</text:p>
          </table:table-cell>
          <table:table-cell table:style-name="ce1" table:formula="of:=DEC2HEX(ROUND([.AF3]*127.5); 2)" office:value-type="string" office:string-value="20">
            <text:p>20</text:p>
          </table:table-cell>
          <table:table-cell table:style-name="ce1" table:formula="of:=DEC2HEX(ROUND([.AG3]*127.5); 2)" office:value-type="string" office:string-value="22">
            <text:p>22</text:p>
          </table:table-cell>
          <table:table-cell table:style-name="ce1" table:formula="of:=DEC2HEX(ROUND([.AH3]*127.5); 2)" office:value-type="string" office:string-value="24">
            <text:p>24</text:p>
          </table:table-cell>
          <table:table-cell table:style-name="ce1" table:formula="of:=DEC2HEX(ROUND([.AI3]*127.5); 2)" office:value-type="string" office:string-value="26">
            <text:p>26</text:p>
          </table:table-cell>
          <table:table-cell table:style-name="ce1" table:formula="of:=DEC2HEX(ROUND([.AJ3]*127.5); 2)" office:value-type="string" office:string-value="28">
            <text:p>28</text:p>
          </table:table-cell>
          <table:table-cell table:style-name="ce1" table:formula="of:=DEC2HEX(ROUND([.AK3]*127.5); 2)" office:value-type="string" office:string-value="2B">
            <text:p>2B</text:p>
          </table:table-cell>
          <table:table-cell table:style-name="ce1" table:formula="of:=DEC2HEX(ROUND([.AL3]*127.5); 2)" office:value-type="string" office:string-value="2D">
            <text:p>2D</text:p>
          </table:table-cell>
          <table:table-cell table:style-name="ce1" table:formula="of:=DEC2HEX(ROUND([.AM3]*127.5); 2)" office:value-type="string" office:string-value="2F">
            <text:p>2F</text:p>
          </table:table-cell>
          <table:table-cell table:style-name="ce1" table:formula="of:=DEC2HEX(ROUND([.AN3]*127.5); 2)" office:value-type="string" office:string-value="32">
            <text:p>32</text:p>
          </table:table-cell>
          <table:table-cell table:style-name="ce1" table:formula="of:=DEC2HEX(ROUND([.AO3]*127.5); 2)" office:value-type="string" office:string-value="34">
            <text:p>34</text:p>
          </table:table-cell>
          <table:table-cell table:style-name="ce1" table:formula="of:=DEC2HEX(ROUND([.AP3]*127.5); 2)" office:value-type="string" office:string-value="37">
            <text:p>37</text:p>
          </table:table-cell>
          <table:table-cell table:style-name="ce1" table:formula="of:=DEC2HEX(ROUND([.AQ3]*127.5); 2)" office:value-type="string" office:string-value="3A">
            <text:p>3A</text:p>
          </table:table-cell>
          <table:table-cell table:style-name="ce1" table:formula="of:=DEC2HEX(ROUND([.AR3]*127.5); 2)" office:value-type="string" office:string-value="3C">
            <text:p>3C</text:p>
          </table:table-cell>
          <table:table-cell table:style-name="ce1" table:formula="of:=DEC2HEX(ROUND([.AS3]*127.5); 2)" office:value-type="string" office:string-value="3F">
            <text:p>3F</text:p>
          </table:table-cell>
          <table:table-cell table:style-name="ce1" table:formula="of:=DEC2HEX(ROUND([.AT3]*127.5); 2)" office:value-type="string" office:string-value="42">
            <text:p>42</text:p>
          </table:table-cell>
          <table:table-cell table:style-name="ce1" table:formula="of:=DEC2HEX(ROUND([.AU3]*127.5); 2)" office:value-type="string" office:string-value="44">
            <text:p>44</text:p>
          </table:table-cell>
          <table:table-cell table:style-name="ce1" table:formula="of:=DEC2HEX(ROUND([.AV3]*127.5); 2)" office:value-type="string" office:string-value="47">
            <text:p>47</text:p>
          </table:table-cell>
          <table:table-cell table:style-name="ce1" table:formula="of:=DEC2HEX(ROUND([.AW3]*127.5); 2)" office:value-type="string" office:string-value="4A">
            <text:p>4A</text:p>
          </table:table-cell>
          <table:table-cell table:style-name="ce1" table:formula="of:=DEC2HEX(ROUND([.AX3]*127.5); 2)" office:value-type="string" office:string-value="4D">
            <text:p>4D</text:p>
          </table:table-cell>
          <table:table-cell table:style-name="ce1" table:formula="of:=DEC2HEX(ROUND([.AY3]*127.5); 2)" office:value-type="string" office:string-value="50">
            <text:p>50</text:p>
          </table:table-cell>
          <table:table-cell table:style-name="ce1" table:formula="of:=DEC2HEX(ROUND([.AZ3]*127.5); 2)" office:value-type="string" office:string-value="53">
            <text:p>53</text:p>
          </table:table-cell>
          <table:table-cell table:style-name="ce1" table:formula="of:=DEC2HEX(ROUND([.BA3]*127.5); 2)" office:value-type="string" office:string-value="55">
            <text:p>55</text:p>
          </table:table-cell>
          <table:table-cell table:style-name="ce1" table:formula="of:=DEC2HEX(ROUND([.BB3]*127.5); 2)" office:value-type="string" office:string-value="58">
            <text:p>58</text:p>
          </table:table-cell>
          <table:table-cell table:style-name="ce1" table:formula="of:=DEC2HEX(ROUND([.BC3]*127.5); 2)" office:value-type="string" office:string-value="5B">
            <text:p>5B</text:p>
          </table:table-cell>
          <table:table-cell table:style-name="ce1" table:formula="of:=DEC2HEX(ROUND([.BD3]*127.5); 2)" office:value-type="string" office:string-value="5E">
            <text:p>5E</text:p>
          </table:table-cell>
          <table:table-cell table:style-name="ce1" table:formula="of:=DEC2HEX(ROUND([.BE3]*127.5); 2)" office:value-type="string" office:string-value="61">
            <text:p>61</text:p>
          </table:table-cell>
          <table:table-cell table:style-name="ce1" table:formula="of:=DEC2HEX(ROUND([.BF3]*127.5); 2)" office:value-type="string" office:string-value="64">
            <text:p>64</text:p>
          </table:table-cell>
          <table:table-cell table:style-name="ce1" table:formula="of:=DEC2HEX(ROUND([.BG3]*127.5); 2)" office:value-type="string" office:string-value="67">
            <text:p>67</text:p>
          </table:table-cell>
          <table:table-cell table:style-name="ce1" table:formula="of:=DEC2HEX(ROUND([.BH3]*127.5); 2)" office:value-type="string" office:string-value="6B">
            <text:p>6B</text:p>
          </table:table-cell>
          <table:table-cell table:style-name="ce1" table:formula="of:=DEC2HEX(ROUND([.BI3]*127.5); 2)" office:value-type="string" office:string-value="6E">
            <text:p>6E</text:p>
          </table:table-cell>
          <table:table-cell table:style-name="ce1" table:formula="of:=DEC2HEX(ROUND([.BJ3]*127.5); 2)" office:value-type="string" office:string-value="71">
            <text:p>71</text:p>
          </table:table-cell>
          <table:table-cell table:style-name="ce1" table:formula="of:=DEC2HEX(ROUND([.BK3]*127.5); 2)" office:value-type="string" office:string-value="74">
            <text:p>74</text:p>
          </table:table-cell>
          <table:table-cell table:style-name="ce1" table:formula="of:=DEC2HEX(ROUND([.BL3]*127.5); 2)" office:value-type="string" office:string-value="77">
            <text:p>77</text:p>
          </table:table-cell>
          <table:table-cell table:style-name="ce1" table:formula="of:=DEC2HEX(ROUND([.BM3]*127.5); 2)" office:value-type="string" office:string-value="7A">
            <text:p>7A</text:p>
          </table:table-cell>
          <table:table-cell table:style-name="ce1" table:formula="of:=DEC2HEX(ROUND([.BN3]*127.5); 2)" office:value-type="string" office:string-value="7D">
            <text:p>7D</text:p>
          </table:table-cell>
          <table:table-cell table:style-name="ce1" table:formula="of:=DEC2HEX(ROUND([.BO3]*127.5); 2)" office:value-type="string" office:string-value="80">
            <text:p>80</text:p>
          </table:table-cell>
          <table:table-cell table:style-name="ce1" table:formula="of:=DEC2HEX(ROUND([.BP3]*127.5); 2)" office:value-type="string" office:string-value="83">
            <text:p>83</text:p>
          </table:table-cell>
          <table:table-cell table:style-name="ce1" table:formula="of:=DEC2HEX(ROUND([.BQ3]*127.5); 2)" office:value-type="string" office:string-value="87">
            <text:p>87</text:p>
          </table:table-cell>
          <table:table-cell table:style-name="ce1" table:formula="of:=DEC2HEX(ROUND([.BR3]*127.5); 2)" office:value-type="string" office:string-value="8A">
            <text:p>8A</text:p>
          </table:table-cell>
          <table:table-cell table:style-name="ce1" table:formula="of:=DEC2HEX(ROUND([.BS3]*127.5); 2)" office:value-type="string" office:string-value="8D">
            <text:p>8D</text:p>
          </table:table-cell>
          <table:table-cell table:style-name="ce1" table:formula="of:=DEC2HEX(ROUND([.BT3]*127.5); 2)" office:value-type="string" office:string-value="90">
            <text:p>90</text:p>
          </table:table-cell>
          <table:table-cell table:style-name="ce1" table:formula="of:=DEC2HEX(ROUND([.BU3]*127.5); 2)" office:value-type="string" office:string-value="93">
            <text:p>93</text:p>
          </table:table-cell>
          <table:table-cell table:style-name="ce1" table:formula="of:=DEC2HEX(ROUND([.BV3]*127.5); 2)" office:value-type="string" office:string-value="96">
            <text:p>96</text:p>
          </table:table-cell>
          <table:table-cell table:style-name="ce1" table:formula="of:=DEC2HEX(ROUND([.BW3]*127.5); 2)" office:value-type="string" office:string-value="99">
            <text:p>99</text:p>
          </table:table-cell>
          <table:table-cell table:style-name="ce1" table:formula="of:=DEC2HEX(ROUND([.BX3]*127.5); 2)" office:value-type="string" office:string-value="9C">
            <text:p>9C</text:p>
          </table:table-cell>
          <table:table-cell table:style-name="ce1" table:formula="of:=DEC2HEX(ROUND([.BY3]*127.5); 2)" office:value-type="string" office:string-value="9F">
            <text:p>9F</text:p>
          </table:table-cell>
          <table:table-cell table:style-name="ce1" table:formula="of:=DEC2HEX(ROUND([.BZ3]*127.5); 2)" office:value-type="string" office:string-value="A2">
            <text:p>A2</text:p>
          </table:table-cell>
          <table:table-cell table:style-name="ce1" table:formula="of:=DEC2HEX(ROUND([.CA3]*127.5); 2)" office:value-type="string" office:string-value="A5">
            <text:p>A5</text:p>
          </table:table-cell>
          <table:table-cell table:style-name="ce1" table:formula="of:=DEC2HEX(ROUND([.CB3]*127.5); 2)" office:value-type="string" office:string-value="A8">
            <text:p>A8</text:p>
          </table:table-cell>
          <table:table-cell table:style-name="ce1" table:formula="of:=DEC2HEX(ROUND([.CC3]*127.5); 2)" office:value-type="string" office:string-value="AB">
            <text:p>AB</text:p>
          </table:table-cell>
          <table:table-cell table:style-name="ce1" table:formula="of:=DEC2HEX(ROUND([.CD3]*127.5); 2)" office:value-type="string" office:string-value="AE">
            <text:p>AE</text:p>
          </table:table-cell>
          <table:table-cell table:style-name="ce1" table:formula="of:=DEC2HEX(ROUND([.CE3]*127.5); 2)" office:value-type="string" office:string-value="B1">
            <text:p>B1</text:p>
          </table:table-cell>
          <table:table-cell table:style-name="ce1" table:formula="of:=DEC2HEX(ROUND([.CF3]*127.5); 2)" office:value-type="string" office:string-value="B4">
            <text:p>B4</text:p>
          </table:table-cell>
          <table:table-cell table:style-name="ce1" table:formula="of:=DEC2HEX(ROUND([.CG3]*127.5); 2)" office:value-type="string" office:string-value="B7">
            <text:p>B7</text:p>
          </table:table-cell>
          <table:table-cell table:style-name="ce1" table:formula="of:=DEC2HEX(ROUND([.CH3]*127.5); 2)" office:value-type="string" office:string-value="B9">
            <text:p>B9</text:p>
          </table:table-cell>
          <table:table-cell table:style-name="ce1" table:formula="of:=DEC2HEX(ROUND([.CI3]*127.5); 2)" office:value-type="string" office:string-value="BC">
            <text:p>BC</text:p>
          </table:table-cell>
          <table:table-cell table:style-name="ce1" table:formula="of:=DEC2HEX(ROUND([.CJ3]*127.5); 2)" office:value-type="string" office:string-value="BF">
            <text:p>BF</text:p>
          </table:table-cell>
          <table:table-cell table:style-name="ce1" table:formula="of:=DEC2HEX(ROUND([.CK3]*127.5); 2)" office:value-type="string" office:string-value="C1">
            <text:p>C1</text:p>
          </table:table-cell>
          <table:table-cell table:style-name="ce1" table:formula="of:=DEC2HEX(ROUND([.CL3]*127.5); 2)" office:value-type="string" office:string-value="C4">
            <text:p>C4</text:p>
          </table:table-cell>
          <table:table-cell table:style-name="ce1" table:formula="of:=DEC2HEX(ROUND([.CM3]*127.5); 2)" office:value-type="string" office:string-value="C7">
            <text:p>C7</text:p>
          </table:table-cell>
          <table:table-cell table:style-name="ce1" table:formula="of:=DEC2HEX(ROUND([.CN3]*127.5); 2)" office:value-type="string" office:string-value="C9">
            <text:p>C9</text:p>
          </table:table-cell>
          <table:table-cell table:style-name="ce1" table:formula="of:=DEC2HEX(ROUND([.CO3]*127.5); 2)" office:value-type="string" office:string-value="CC">
            <text:p>CC</text:p>
          </table:table-cell>
          <table:table-cell table:style-name="ce1" table:formula="of:=DEC2HEX(ROUND([.CP3]*127.5); 2)" office:value-type="string" office:string-value="CE">
            <text:p>CE</text:p>
          </table:table-cell>
          <table:table-cell table:style-name="ce1" table:formula="of:=DEC2HEX(ROUND([.CQ3]*127.5); 2)" office:value-type="string" office:string-value="D1">
            <text:p>D1</text:p>
          </table:table-cell>
          <table:table-cell table:style-name="ce1" table:formula="of:=DEC2HEX(ROUND([.CR3]*127.5); 2)" office:value-type="string" office:string-value="D3">
            <text:p>D3</text:p>
          </table:table-cell>
          <table:table-cell table:style-name="ce1" table:formula="of:=DEC2HEX(ROUND([.CS3]*127.5); 2)" office:value-type="string" office:string-value="D5">
            <text:p>D5</text:p>
          </table:table-cell>
          <table:table-cell table:style-name="ce1" table:formula="of:=DEC2HEX(ROUND([.CT3]*127.5); 2)" office:value-type="string" office:string-value="D8">
            <text:p>D8</text:p>
          </table:table-cell>
          <table:table-cell table:style-name="ce1" table:formula="of:=DEC2HEX(ROUND([.CU3]*127.5); 2)" office:value-type="string" office:string-value="DA">
            <text:p>DA</text:p>
          </table:table-cell>
          <table:table-cell table:style-name="ce1" table:formula="of:=DEC2HEX(ROUND([.CV3]*127.5); 2)" office:value-type="string" office:string-value="DC">
            <text:p>DC</text:p>
          </table:table-cell>
          <table:table-cell table:style-name="ce1" table:formula="of:=DEC2HEX(ROUND([.CW3]*127.5); 2)" office:value-type="string" office:string-value="DE">
            <text:p>DE</text:p>
          </table:table-cell>
          <table:table-cell table:style-name="ce1" table:formula="of:=DEC2HEX(ROUND([.CX3]*127.5); 2)" office:value-type="string" office:string-value="E0">
            <text:p>E0</text:p>
          </table:table-cell>
          <table:table-cell table:style-name="ce1" table:formula="of:=DEC2HEX(ROUND([.CY3]*127.5); 2)" office:value-type="string" office:string-value="E2">
            <text:p>E2</text:p>
          </table:table-cell>
          <table:table-cell table:style-name="ce1" table:formula="of:=DEC2HEX(ROUND([.CZ3]*127.5); 2)" office:value-type="string" office:string-value="E4">
            <text:p>E4</text:p>
          </table:table-cell>
          <table:table-cell table:style-name="ce1" table:formula="of:=DEC2HEX(ROUND([.DA3]*127.5); 2)" office:value-type="string" office:string-value="E6">
            <text:p>E6</text:p>
          </table:table-cell>
          <table:table-cell table:style-name="ce1" table:formula="of:=DEC2HEX(ROUND([.DB3]*127.5); 2)" office:value-type="string" office:string-value="E8">
            <text:p>E8</text:p>
          </table:table-cell>
          <table:table-cell table:style-name="ce1" table:formula="of:=DEC2HEX(ROUND([.DC3]*127.5); 2)" office:value-type="string" office:string-value="EA">
            <text:p>EA</text:p>
          </table:table-cell>
          <table:table-cell table:style-name="ce1" table:formula="of:=DEC2HEX(ROUND([.DD3]*127.5); 2)" office:value-type="string" office:string-value="EB">
            <text:p>EB</text:p>
          </table:table-cell>
          <table:table-cell table:style-name="ce1" table:formula="of:=DEC2HEX(ROUND([.DE3]*127.5); 2)" office:value-type="string" office:string-value="ED">
            <text:p>ED</text:p>
          </table:table-cell>
          <table:table-cell table:style-name="ce1" table:formula="of:=DEC2HEX(ROUND([.DF3]*127.5); 2)" office:value-type="string" office:string-value="EF">
            <text:p>EF</text:p>
          </table:table-cell>
          <table:table-cell table:style-name="ce1" table:formula="of:=DEC2HEX(ROUND([.DG3]*127.5); 2)" office:value-type="string" office:string-value="F0">
            <text:p>F0</text:p>
          </table:table-cell>
          <table:table-cell table:style-name="ce1" table:formula="of:=DEC2HEX(ROUND([.DH3]*127.5); 2)" office:value-type="string" office:string-value="F1">
            <text:p>F1</text:p>
          </table:table-cell>
          <table:table-cell table:style-name="ce1" table:formula="of:=DEC2HEX(ROUND([.DI3]*127.5); 2)" office:value-type="string" office:string-value="F3">
            <text:p>F3</text:p>
          </table:table-cell>
          <table:table-cell table:style-name="ce1" table:formula="of:=DEC2HEX(ROUND([.DJ3]*127.5); 2)" office:value-type="string" office:string-value="F4">
            <text:p>F4</text:p>
          </table:table-cell>
          <table:table-cell table:style-name="ce1" table:formula="of:=DEC2HEX(ROUND([.DK3]*127.5); 2)" office:value-type="string" office:string-value="F5">
            <text:p>F5</text:p>
          </table:table-cell>
          <table:table-cell table:style-name="ce1" table:formula="of:=DEC2HEX(ROUND([.DL3]*127.5); 2)" office:value-type="string" office:string-value="F7">
            <text:p>F7</text:p>
          </table:table-cell>
          <table:table-cell table:style-name="ce1" table:formula="of:=DEC2HEX(ROUND([.DM3]*127.5); 2)" office:value-type="string" office:string-value="F8">
            <text:p>F8</text:p>
          </table:table-cell>
          <table:table-cell table:style-name="ce1" table:formula="of:=DEC2HEX(ROUND([.DN3]*127.5); 2)" office:value-type="string" office:string-value="F9">
            <text:p>F9</text:p>
          </table:table-cell>
          <table:table-cell table:style-name="ce1" table:formula="of:=DEC2HEX(ROUND([.DO3]*127.5); 2)" office:value-type="string" office:string-value="FA">
            <text:p>FA</text:p>
          </table:table-cell>
          <table:table-cell table:style-name="ce1" table:formula="of:=DEC2HEX(ROUND([.DP3]*127.5); 2)" office:value-type="string" office:string-value="FA">
            <text:p>FA</text:p>
          </table:table-cell>
          <table:table-cell table:style-name="ce1" table:formula="of:=DEC2HEX(ROUND([.DQ3]*127.5); 2)" office:value-type="string" office:string-value="FB">
            <text:p>FB</text:p>
          </table:table-cell>
          <table:table-cell table:style-name="ce1" table:formula="of:=DEC2HEX(ROUND([.DR3]*127.5); 2)" office:value-type="string" office:string-value="FC">
            <text:p>FC</text:p>
          </table:table-cell>
          <table:table-cell table:style-name="ce1" table:formula="of:=DEC2HEX(ROUND([.DS3]*127.5); 2)" office:value-type="string" office:string-value="FD">
            <text:p>FD</text:p>
          </table:table-cell>
          <table:table-cell table:style-name="ce1" table:formula="of:=DEC2HEX(ROUND([.DT3]*127.5); 2)" office:value-type="string" office:string-value="FD">
            <text:p>FD</text:p>
          </table:table-cell>
          <table:table-cell table:style-name="ce1" table:formula="of:=DEC2HEX(ROUND([.DU3]*127.5); 2)" office:value-type="string" office:string-value="FE">
            <text:p>FE</text:p>
          </table:table-cell>
          <table:table-cell table:style-name="ce1" table:formula="of:=DEC2HEX(ROUND([.DV3]*127.5); 2)" office:value-type="string" office:string-value="FE">
            <text:p>FE</text:p>
          </table:table-cell>
          <table:table-cell table:style-name="ce1" table:formula="of:=DEC2HEX(ROUND([.DW3]*127.5); 2)" office:value-type="string" office:string-value="FE">
            <text:p>FE</text:p>
          </table:table-cell>
          <table:table-cell table:style-name="ce1" table:formula="of:=DEC2HEX(ROUND([.DX3]*127.5); 2)" office:value-type="string" office:string-value="FF">
            <text:p>FF</text:p>
          </table:table-cell>
          <table:table-cell table:style-name="ce1" table:formula="of:=DEC2HEX(ROUND([.DY3]*127.5); 2)" office:value-type="string" office:string-value="FF">
            <text:p>FF</text:p>
          </table:table-cell>
          <table:table-cell table:style-name="ce1" table:formula="of:=DEC2HEX(ROUND([.DZ3]*127.5); 2)" office:value-type="string" office:string-value="FF">
            <text:p>FF</text:p>
          </table:table-cell>
          <table:table-cell table:style-name="ce1" table:formula="of:=DEC2HEX(ROUND([.EA3]*127.5); 2)" office:value-type="string" office:string-value="FF">
            <text:p>FF</text:p>
          </table:table-cell>
          <table:table-cell table:style-name="ce1" table:formula="of:=DEC2HEX(ROUND([.EB3]*127.5); 2)" office:value-type="string" office:string-value="FF">
            <text:p>FF</text:p>
          </table:table-cell>
          <table:table-cell table:style-name="ce1" table:formula="of:=DEC2HEX(ROUND([.EC3]*127.5); 2)" office:value-type="string" office:string-value="FF">
            <text:p>FF</text:p>
          </table:table-cell>
          <table:table-cell table:style-name="ce1" table:formula="of:=DEC2HEX(ROUND([.ED3]*127.5); 2)" office:value-type="string" office:string-value="FF">
            <text:p>FF</text:p>
          </table:table-cell>
          <table:table-cell table:style-name="ce1" table:formula="of:=DEC2HEX(ROUND([.EE3]*127.5); 2)" office:value-type="string" office:string-value="FE">
            <text:p>FE</text:p>
          </table:table-cell>
          <table:table-cell table:style-name="ce1" table:formula="of:=DEC2HEX(ROUND([.EF3]*127.5); 2)" office:value-type="string" office:string-value="FE">
            <text:p>FE</text:p>
          </table:table-cell>
          <table:table-cell table:style-name="ce1" table:formula="of:=DEC2HEX(ROUND([.EG3]*127.5); 2)" office:value-type="string" office:string-value="FE">
            <text:p>FE</text:p>
          </table:table-cell>
          <table:table-cell table:style-name="ce1" table:formula="of:=DEC2HEX(ROUND([.EH3]*127.5); 2)" office:value-type="string" office:string-value="FD">
            <text:p>FD</text:p>
          </table:table-cell>
          <table:table-cell table:style-name="ce1" table:formula="of:=DEC2HEX(ROUND([.EI3]*127.5); 2)" office:value-type="string" office:string-value="FD">
            <text:p>FD</text:p>
          </table:table-cell>
          <table:table-cell table:style-name="ce1" table:formula="of:=DEC2HEX(ROUND([.EJ3]*127.5); 2)" office:value-type="string" office:string-value="FC">
            <text:p>FC</text:p>
          </table:table-cell>
          <table:table-cell table:style-name="ce1" table:formula="of:=DEC2HEX(ROUND([.EK3]*127.5); 2)" office:value-type="string" office:string-value="FB">
            <text:p>FB</text:p>
          </table:table-cell>
          <table:table-cell table:style-name="ce1" table:formula="of:=DEC2HEX(ROUND([.EL3]*127.5); 2)" office:value-type="string" office:string-value="FA">
            <text:p>FA</text:p>
          </table:table-cell>
          <table:table-cell table:style-name="ce1" table:formula="of:=DEC2HEX(ROUND([.EM3]*127.5); 2)" office:value-type="string" office:string-value="FA">
            <text:p>FA</text:p>
          </table:table-cell>
          <table:table-cell table:style-name="ce1" table:formula="of:=DEC2HEX(ROUND([.EN3]*127.5); 2)" office:value-type="string" office:string-value="F9">
            <text:p>F9</text:p>
          </table:table-cell>
          <table:table-cell table:style-name="ce1" table:formula="of:=DEC2HEX(ROUND([.EO3]*127.5); 2)" office:value-type="string" office:string-value="F8">
            <text:p>F8</text:p>
          </table:table-cell>
          <table:table-cell table:style-name="ce1" table:formula="of:=DEC2HEX(ROUND([.EP3]*127.5); 2)" office:value-type="string" office:string-value="F7">
            <text:p>F7</text:p>
          </table:table-cell>
          <table:table-cell table:style-name="ce1" table:formula="of:=DEC2HEX(ROUND([.EQ3]*127.5); 2)" office:value-type="string" office:string-value="F5">
            <text:p>F5</text:p>
          </table:table-cell>
          <table:table-cell table:style-name="ce1" table:formula="of:=DEC2HEX(ROUND([.ER3]*127.5); 2)" office:value-type="string" office:string-value="F4">
            <text:p>F4</text:p>
          </table:table-cell>
          <table:table-cell table:style-name="ce1" table:formula="of:=DEC2HEX(ROUND([.ES3]*127.5); 2)" office:value-type="string" office:string-value="F3">
            <text:p>F3</text:p>
          </table:table-cell>
          <table:table-cell table:style-name="ce1" table:formula="of:=DEC2HEX(ROUND([.ET3]*127.5); 2)" office:value-type="string" office:string-value="F1">
            <text:p>F1</text:p>
          </table:table-cell>
          <table:table-cell table:style-name="ce1" table:formula="of:=DEC2HEX(ROUND([.EU3]*127.5); 2)" office:value-type="string" office:string-value="F0">
            <text:p>F0</text:p>
          </table:table-cell>
          <table:table-cell table:style-name="ce1" table:formula="of:=DEC2HEX(ROUND([.EV3]*127.5); 2)" office:value-type="string" office:string-value="EF">
            <text:p>EF</text:p>
          </table:table-cell>
          <table:table-cell table:style-name="ce1" table:formula="of:=DEC2HEX(ROUND([.EW3]*127.5); 2)" office:value-type="string" office:string-value="ED">
            <text:p>ED</text:p>
          </table:table-cell>
          <table:table-cell table:style-name="ce1" table:formula="of:=DEC2HEX(ROUND([.EX3]*127.5); 2)" office:value-type="string" office:string-value="EB">
            <text:p>EB</text:p>
          </table:table-cell>
          <table:table-cell table:style-name="ce1" table:formula="of:=DEC2HEX(ROUND([.EY3]*127.5); 2)" office:value-type="string" office:string-value="EA">
            <text:p>EA</text:p>
          </table:table-cell>
          <table:table-cell table:style-name="ce1" table:formula="of:=DEC2HEX(ROUND([.EZ3]*127.5); 2)" office:value-type="string" office:string-value="E8">
            <text:p>E8</text:p>
          </table:table-cell>
          <table:table-cell table:style-name="ce1" table:formula="of:=DEC2HEX(ROUND([.FA3]*127.5); 2)" office:value-type="string" office:string-value="E6">
            <text:p>E6</text:p>
          </table:table-cell>
          <table:table-cell table:style-name="ce1" table:formula="of:=DEC2HEX(ROUND([.FB3]*127.5); 2)" office:value-type="string" office:string-value="E4">
            <text:p>E4</text:p>
          </table:table-cell>
          <table:table-cell table:style-name="ce1" table:formula="of:=DEC2HEX(ROUND([.FC3]*127.5); 2)" office:value-type="string" office:string-value="E2">
            <text:p>E2</text:p>
          </table:table-cell>
          <table:table-cell table:style-name="ce1" table:formula="of:=DEC2HEX(ROUND([.FD3]*127.5); 2)" office:value-type="string" office:string-value="E0">
            <text:p>E0</text:p>
          </table:table-cell>
          <table:table-cell table:style-name="ce1" table:formula="of:=DEC2HEX(ROUND([.FE3]*127.5); 2)" office:value-type="string" office:string-value="DE">
            <text:p>DE</text:p>
          </table:table-cell>
          <table:table-cell table:style-name="ce1" table:formula="of:=DEC2HEX(ROUND([.FF3]*127.5); 2)" office:value-type="string" office:string-value="DC">
            <text:p>DC</text:p>
          </table:table-cell>
          <table:table-cell table:style-name="ce1" table:formula="of:=DEC2HEX(ROUND([.FG3]*127.5); 2)" office:value-type="string" office:string-value="DA">
            <text:p>DA</text:p>
          </table:table-cell>
          <table:table-cell table:style-name="ce1" table:formula="of:=DEC2HEX(ROUND([.FH3]*127.5); 2)" office:value-type="string" office:string-value="D8">
            <text:p>D8</text:p>
          </table:table-cell>
          <table:table-cell table:style-name="ce1" table:formula="of:=DEC2HEX(ROUND([.FI3]*127.5); 2)" office:value-type="string" office:string-value="D5">
            <text:p>D5</text:p>
          </table:table-cell>
          <table:table-cell table:style-name="ce1" table:formula="of:=DEC2HEX(ROUND([.FJ3]*127.5); 2)" office:value-type="string" office:string-value="D3">
            <text:p>D3</text:p>
          </table:table-cell>
          <table:table-cell table:style-name="ce1" table:formula="of:=DEC2HEX(ROUND([.FK3]*127.5); 2)" office:value-type="string" office:string-value="D1">
            <text:p>D1</text:p>
          </table:table-cell>
          <table:table-cell table:style-name="ce1" table:formula="of:=DEC2HEX(ROUND([.FL3]*127.5); 2)" office:value-type="string" office:string-value="CE">
            <text:p>CE</text:p>
          </table:table-cell>
          <table:table-cell table:style-name="ce1" table:formula="of:=DEC2HEX(ROUND([.FM3]*127.5); 2)" office:value-type="string" office:string-value="CC">
            <text:p>CC</text:p>
          </table:table-cell>
          <table:table-cell table:style-name="ce1" table:formula="of:=DEC2HEX(ROUND([.FN3]*127.5); 2)" office:value-type="string" office:string-value="C9">
            <text:p>C9</text:p>
          </table:table-cell>
          <table:table-cell table:style-name="ce1" table:formula="of:=DEC2HEX(ROUND([.FO3]*127.5); 2)" office:value-type="string" office:string-value="C7">
            <text:p>C7</text:p>
          </table:table-cell>
          <table:table-cell table:style-name="ce1" table:formula="of:=DEC2HEX(ROUND([.FP3]*127.5); 2)" office:value-type="string" office:string-value="C4">
            <text:p>C4</text:p>
          </table:table-cell>
          <table:table-cell table:style-name="ce1" table:formula="of:=DEC2HEX(ROUND([.FQ3]*127.5); 2)" office:value-type="string" office:string-value="C1">
            <text:p>C1</text:p>
          </table:table-cell>
          <table:table-cell table:style-name="ce1" table:formula="of:=DEC2HEX(ROUND([.FR3]*127.5); 2)" office:value-type="string" office:string-value="BF">
            <text:p>BF</text:p>
          </table:table-cell>
          <table:table-cell table:style-name="ce1" table:formula="of:=DEC2HEX(ROUND([.FS3]*127.5); 2)" office:value-type="string" office:string-value="BC">
            <text:p>BC</text:p>
          </table:table-cell>
          <table:table-cell table:style-name="ce1" table:formula="of:=DEC2HEX(ROUND([.FT3]*127.5); 2)" office:value-type="string" office:string-value="B9">
            <text:p>B9</text:p>
          </table:table-cell>
          <table:table-cell table:style-name="ce1" table:formula="of:=DEC2HEX(ROUND([.FU3]*127.5); 2)" office:value-type="string" office:string-value="B7">
            <text:p>B7</text:p>
          </table:table-cell>
          <table:table-cell table:style-name="ce1" table:formula="of:=DEC2HEX(ROUND([.FV3]*127.5); 2)" office:value-type="string" office:string-value="B4">
            <text:p>B4</text:p>
          </table:table-cell>
          <table:table-cell table:style-name="ce1" table:formula="of:=DEC2HEX(ROUND([.FW3]*127.5); 2)" office:value-type="string" office:string-value="B1">
            <text:p>B1</text:p>
          </table:table-cell>
          <table:table-cell table:style-name="ce1" table:formula="of:=DEC2HEX(ROUND([.FX3]*127.5); 2)" office:value-type="string" office:string-value="AE">
            <text:p>AE</text:p>
          </table:table-cell>
          <table:table-cell table:style-name="ce1" table:formula="of:=DEC2HEX(ROUND([.FY3]*127.5); 2)" office:value-type="string" office:string-value="AB">
            <text:p>AB</text:p>
          </table:table-cell>
          <table:table-cell table:style-name="ce1" table:formula="of:=DEC2HEX(ROUND([.FZ3]*127.5); 2)" office:value-type="string" office:string-value="A8">
            <text:p>A8</text:p>
          </table:table-cell>
          <table:table-cell table:style-name="ce1" table:formula="of:=DEC2HEX(ROUND([.GA3]*127.5); 2)" office:value-type="string" office:string-value="A5">
            <text:p>A5</text:p>
          </table:table-cell>
          <table:table-cell table:style-name="ce1" table:formula="of:=DEC2HEX(ROUND([.GB3]*127.5); 2)" office:value-type="string" office:string-value="A2">
            <text:p>A2</text:p>
          </table:table-cell>
          <table:table-cell table:style-name="ce1" table:formula="of:=DEC2HEX(ROUND([.GC3]*127.5); 2)" office:value-type="string" office:string-value="9F">
            <text:p>9F</text:p>
          </table:table-cell>
          <table:table-cell table:style-name="ce1" table:formula="of:=DEC2HEX(ROUND([.GD3]*127.5); 2)" office:value-type="string" office:string-value="9C">
            <text:p>9C</text:p>
          </table:table-cell>
          <table:table-cell table:style-name="ce1" table:formula="of:=DEC2HEX(ROUND([.GE3]*127.5); 2)" office:value-type="string" office:string-value="99">
            <text:p>99</text:p>
          </table:table-cell>
          <table:table-cell table:style-name="ce1" table:formula="of:=DEC2HEX(ROUND([.GF3]*127.5); 2)" office:value-type="string" office:string-value="96">
            <text:p>96</text:p>
          </table:table-cell>
          <table:table-cell table:style-name="ce1" table:formula="of:=DEC2HEX(ROUND([.GG3]*127.5); 2)" office:value-type="string" office:string-value="93">
            <text:p>93</text:p>
          </table:table-cell>
          <table:table-cell table:style-name="ce1" table:formula="of:=DEC2HEX(ROUND([.GH3]*127.5); 2)" office:value-type="string" office:string-value="90">
            <text:p>90</text:p>
          </table:table-cell>
          <table:table-cell table:style-name="ce1" table:formula="of:=DEC2HEX(ROUND([.GI3]*127.5); 2)" office:value-type="string" office:string-value="8D">
            <text:p>8D</text:p>
          </table:table-cell>
          <table:table-cell table:style-name="ce1" table:formula="of:=DEC2HEX(ROUND([.GJ3]*127.5); 2)" office:value-type="string" office:string-value="8A">
            <text:p>8A</text:p>
          </table:table-cell>
          <table:table-cell table:style-name="ce1" table:formula="of:=DEC2HEX(ROUND([.GK3]*127.5); 2)" office:value-type="string" office:string-value="87">
            <text:p>87</text:p>
          </table:table-cell>
          <table:table-cell table:style-name="ce1" table:formula="of:=DEC2HEX(ROUND([.GL3]*127.5); 2)" office:value-type="string" office:string-value="83">
            <text:p>83</text:p>
          </table:table-cell>
          <table:table-cell table:style-name="ce1" table:formula="of:=DEC2HEX(ROUND([.GM3]*127.5); 2)" office:value-type="string" office:string-value="80">
            <text:p>80</text:p>
          </table:table-cell>
          <table:table-cell table:style-name="ce1" table:formula="of:=DEC2HEX(ROUND([.GN3]*127.5); 2)" office:value-type="string" office:string-value="7D">
            <text:p>7D</text:p>
          </table:table-cell>
          <table:table-cell table:style-name="ce1" table:formula="of:=DEC2HEX(ROUND([.GO3]*127.5); 2)" office:value-type="string" office:string-value="7A">
            <text:p>7A</text:p>
          </table:table-cell>
          <table:table-cell table:style-name="ce1" table:formula="of:=DEC2HEX(ROUND([.GP3]*127.5); 2)" office:value-type="string" office:string-value="77">
            <text:p>77</text:p>
          </table:table-cell>
          <table:table-cell table:style-name="ce1" table:formula="of:=DEC2HEX(ROUND([.GQ3]*127.5); 2)" office:value-type="string" office:string-value="74">
            <text:p>74</text:p>
          </table:table-cell>
          <table:table-cell table:style-name="ce1" table:formula="of:=DEC2HEX(ROUND([.GR3]*127.5); 2)" office:value-type="string" office:string-value="71">
            <text:p>71</text:p>
          </table:table-cell>
          <table:table-cell table:style-name="ce1" table:formula="of:=DEC2HEX(ROUND([.GS3]*127.5); 2)" office:value-type="string" office:string-value="6E">
            <text:p>6E</text:p>
          </table:table-cell>
          <table:table-cell table:style-name="ce1" table:formula="of:=DEC2HEX(ROUND([.GT3]*127.5); 2)" office:value-type="string" office:string-value="6B">
            <text:p>6B</text:p>
          </table:table-cell>
          <table:table-cell table:style-name="ce1" table:formula="of:=DEC2HEX(ROUND([.GU3]*127.5); 2)" office:value-type="string" office:string-value="67">
            <text:p>67</text:p>
          </table:table-cell>
          <table:table-cell table:style-name="ce1" table:formula="of:=DEC2HEX(ROUND([.GV3]*127.5); 2)" office:value-type="string" office:string-value="64">
            <text:p>64</text:p>
          </table:table-cell>
          <table:table-cell table:style-name="ce1" table:formula="of:=DEC2HEX(ROUND([.GW3]*127.5); 2)" office:value-type="string" office:string-value="61">
            <text:p>61</text:p>
          </table:table-cell>
          <table:table-cell table:style-name="ce1" table:formula="of:=DEC2HEX(ROUND([.GX3]*127.5); 2)" office:value-type="string" office:string-value="5E">
            <text:p>5E</text:p>
          </table:table-cell>
          <table:table-cell table:style-name="ce1" table:formula="of:=DEC2HEX(ROUND([.GY3]*127.5); 2)" office:value-type="string" office:string-value="5B">
            <text:p>5B</text:p>
          </table:table-cell>
          <table:table-cell table:style-name="ce1" table:formula="of:=DEC2HEX(ROUND([.GZ3]*127.5); 2)" office:value-type="string" office:string-value="58">
            <text:p>58</text:p>
          </table:table-cell>
          <table:table-cell table:style-name="ce1" table:formula="of:=DEC2HEX(ROUND([.HA3]*127.5); 2)" office:value-type="string" office:string-value="55">
            <text:p>55</text:p>
          </table:table-cell>
          <table:table-cell table:style-name="ce1" table:formula="of:=DEC2HEX(ROUND([.HB3]*127.5); 2)" office:value-type="string" office:string-value="53">
            <text:p>53</text:p>
          </table:table-cell>
          <table:table-cell table:style-name="ce1" table:formula="of:=DEC2HEX(ROUND([.HC3]*127.5); 2)" office:value-type="string" office:string-value="50">
            <text:p>50</text:p>
          </table:table-cell>
          <table:table-cell table:style-name="ce1" table:formula="of:=DEC2HEX(ROUND([.HD3]*127.5); 2)" office:value-type="string" office:string-value="4D">
            <text:p>4D</text:p>
          </table:table-cell>
          <table:table-cell table:style-name="ce1" table:formula="of:=DEC2HEX(ROUND([.HE3]*127.5); 2)" office:value-type="string" office:string-value="4A">
            <text:p>4A</text:p>
          </table:table-cell>
          <table:table-cell table:style-name="ce1" table:formula="of:=DEC2HEX(ROUND([.HF3]*127.5); 2)" office:value-type="string" office:string-value="47">
            <text:p>47</text:p>
          </table:table-cell>
          <table:table-cell table:style-name="ce1" table:formula="of:=DEC2HEX(ROUND([.HG3]*127.5); 2)" office:value-type="string" office:string-value="44">
            <text:p>44</text:p>
          </table:table-cell>
          <table:table-cell table:style-name="ce1" table:formula="of:=DEC2HEX(ROUND([.HH3]*127.5); 2)" office:value-type="string" office:string-value="42">
            <text:p>42</text:p>
          </table:table-cell>
          <table:table-cell table:style-name="ce1" table:formula="of:=DEC2HEX(ROUND([.HI3]*127.5); 2)" office:value-type="string" office:string-value="3F">
            <text:p>3F</text:p>
          </table:table-cell>
          <table:table-cell table:style-name="ce1" table:formula="of:=DEC2HEX(ROUND([.HJ3]*127.5); 2)" office:value-type="string" office:string-value="3C">
            <text:p>3C</text:p>
          </table:table-cell>
          <table:table-cell table:style-name="ce1" table:formula="of:=DEC2HEX(ROUND([.HK3]*127.5); 2)" office:value-type="string" office:string-value="3A">
            <text:p>3A</text:p>
          </table:table-cell>
          <table:table-cell table:style-name="ce1" table:formula="of:=DEC2HEX(ROUND([.HL3]*127.5); 2)" office:value-type="string" office:string-value="37">
            <text:p>37</text:p>
          </table:table-cell>
          <table:table-cell table:style-name="ce1" table:formula="of:=DEC2HEX(ROUND([.HM3]*127.5); 2)" office:value-type="string" office:string-value="34">
            <text:p>34</text:p>
          </table:table-cell>
          <table:table-cell table:style-name="ce1" table:formula="of:=DEC2HEX(ROUND([.HN3]*127.5); 2)" office:value-type="string" office:string-value="32">
            <text:p>32</text:p>
          </table:table-cell>
          <table:table-cell table:style-name="ce1" table:formula="of:=DEC2HEX(ROUND([.HO3]*127.5); 2)" office:value-type="string" office:string-value="2F">
            <text:p>2F</text:p>
          </table:table-cell>
          <table:table-cell table:style-name="ce1" table:formula="of:=DEC2HEX(ROUND([.HP3]*127.5); 2)" office:value-type="string" office:string-value="2D">
            <text:p>2D</text:p>
          </table:table-cell>
          <table:table-cell table:style-name="ce1" table:formula="of:=DEC2HEX(ROUND([.HQ3]*127.5); 2)" office:value-type="string" office:string-value="2B">
            <text:p>2B</text:p>
          </table:table-cell>
          <table:table-cell table:style-name="ce1" table:formula="of:=DEC2HEX(ROUND([.HR3]*127.5); 2)" office:value-type="string" office:string-value="28">
            <text:p>28</text:p>
          </table:table-cell>
          <table:table-cell table:style-name="ce1" table:formula="of:=DEC2HEX(ROUND([.HS3]*127.5); 2)" office:value-type="string" office:string-value="26">
            <text:p>26</text:p>
          </table:table-cell>
          <table:table-cell table:style-name="ce1" table:formula="of:=DEC2HEX(ROUND([.HT3]*127.5); 2)" office:value-type="string" office:string-value="24">
            <text:p>24</text:p>
          </table:table-cell>
          <table:table-cell table:style-name="ce1" table:formula="of:=DEC2HEX(ROUND([.HU3]*127.5); 2)" office:value-type="string" office:string-value="22">
            <text:p>22</text:p>
          </table:table-cell>
          <table:table-cell table:style-name="ce1" table:formula="of:=DEC2HEX(ROUND([.HV3]*127.5); 2)" office:value-type="string" office:string-value="20">
            <text:p>20</text:p>
          </table:table-cell>
          <table:table-cell table:style-name="ce1" table:formula="of:=DEC2HEX(ROUND([.HW3]*127.5); 2)" office:value-type="string" office:string-value="1E">
            <text:p>1E</text:p>
          </table:table-cell>
          <table:table-cell table:style-name="ce1" table:formula="of:=DEC2HEX(ROUND([.HX3]*127.5); 2)" office:value-type="string" office:string-value="1C">
            <text:p>1C</text:p>
          </table:table-cell>
          <table:table-cell table:style-name="ce1" table:formula="of:=DEC2HEX(ROUND([.HY3]*127.5); 2)" office:value-type="string" office:string-value="1A">
            <text:p>1A</text:p>
          </table:table-cell>
          <table:table-cell table:style-name="ce1" table:formula="of:=DEC2HEX(ROUND([.HZ3]*127.5); 2)" office:value-type="string" office:string-value="18">
            <text:p>18</text:p>
          </table:table-cell>
          <table:table-cell table:style-name="ce1" table:formula="of:=DEC2HEX(ROUND([.IA3]*127.5); 2)" office:value-type="string" office:string-value="16">
            <text:p>16</text:p>
          </table:table-cell>
          <table:table-cell table:style-name="ce1" table:formula="of:=DEC2HEX(ROUND([.IB3]*127.5); 2)" office:value-type="string" office:string-value="14">
            <text:p>14</text:p>
          </table:table-cell>
          <table:table-cell table:style-name="ce1" table:formula="of:=DEC2HEX(ROUND([.IC3]*127.5); 2)" office:value-type="string" office:string-value="13">
            <text:p>13</text:p>
          </table:table-cell>
          <table:table-cell table:style-name="ce1" table:formula="of:=DEC2HEX(ROUND([.ID3]*127.5); 2)" office:value-type="string" office:string-value="11">
            <text:p>11</text:p>
          </table:table-cell>
          <table:table-cell table:style-name="ce1" table:formula="of:=DEC2HEX(ROUND([.IE3]*127.5); 2)" office:value-type="string" office:string-value="10">
            <text:p>10</text:p>
          </table:table-cell>
          <table:table-cell table:style-name="ce1" table:formula="of:=DEC2HEX(ROUND([.IF3]*127.5); 2)" office:value-type="string" office:string-value="0E">
            <text:p>0E</text:p>
          </table:table-cell>
          <table:table-cell table:style-name="ce1" table:formula="of:=DEC2HEX(ROUND([.IG3]*127.5); 2)" office:value-type="string" office:string-value="0D">
            <text:p>0D</text:p>
          </table:table-cell>
          <table:table-cell table:style-name="ce1" table:formula="of:=DEC2HEX(ROUND([.IH3]*127.5); 2)" office:value-type="string" office:string-value="0C">
            <text:p>0C</text:p>
          </table:table-cell>
          <table:table-cell table:style-name="ce1" table:formula="of:=DEC2HEX(ROUND([.II3]*127.5); 2)" office:value-type="string" office:string-value="0A">
            <text:p>0A</text:p>
          </table:table-cell>
          <table:table-cell table:style-name="ce1" table:formula="of:=DEC2HEX(ROUND([.IJ3]*127.5); 2)" office:value-type="string" office:string-value="09">
            <text:p>09</text:p>
          </table:table-cell>
          <table:table-cell table:style-name="ce1" table:formula="of:=DEC2HEX(ROUND([.IK3]*127.5); 2)" office:value-type="string" office:string-value="08">
            <text:p>08</text:p>
          </table:table-cell>
          <table:table-cell table:style-name="ce1" table:formula="of:=DEC2HEX(ROUND([.IL3]*127.5); 2)" office:value-type="string" office:string-value="07">
            <text:p>07</text:p>
          </table:table-cell>
          <table:table-cell table:style-name="ce1" table:formula="of:=DEC2HEX(ROUND([.IM3]*127.5); 2)" office:value-type="string" office:string-value="06">
            <text:p>06</text:p>
          </table:table-cell>
          <table:table-cell table:style-name="ce1" table:formula="of:=DEC2HEX(ROUND([.IN3]*127.5); 2)" office:value-type="string" office:string-value="05">
            <text:p>05</text:p>
          </table:table-cell>
          <table:table-cell table:style-name="ce1" table:formula="of:=DEC2HEX(ROUND([.IO3]*127.5); 2)" office:value-type="string" office:string-value="04">
            <text:p>04</text:p>
          </table:table-cell>
          <table:table-cell table:style-name="ce1" table:formula="of:=DEC2HEX(ROUND([.IP3]*127.5); 2)" office:value-type="string" office:string-value="03">
            <text:p>03</text:p>
          </table:table-cell>
          <table:table-cell table:style-name="ce1" table:formula="of:=DEC2HEX(ROUND([.IQ3]*127.5); 2)" office:value-type="string" office:string-value="03">
            <text:p>03</text:p>
          </table:table-cell>
          <table:table-cell table:style-name="ce1" table:formula="of:=DEC2HEX(ROUND([.IR3]*127.5); 2)" office:value-type="string" office:string-value="02">
            <text:p>02</text:p>
          </table:table-cell>
          <table:table-cell table:style-name="ce1" table:formula="of:=DEC2HEX(ROUND([.IS3]*127.5); 2)" office:value-type="string" office:string-value="02">
            <text:p>02</text:p>
          </table:table-cell>
          <table:table-cell table:style-name="ce1" table:formula="of:=DEC2HEX(ROUND([.IT3]*127.5); 2)" office:value-type="string" office:string-value="01">
            <text:p>01</text:p>
          </table:table-cell>
          <table:table-cell table:style-name="ce1" table:formula="of:=DEC2HEX(ROUND([.IU3]*127.5); 2)" office:value-type="string" office:string-value="01">
            <text:p>01</text:p>
          </table:table-cell>
          <table:table-cell table:style-name="ce1" table:formula="of:=DEC2HEX(ROUND([.IV3]*127.5); 2)" office:value-type="string" office:string-value="00">
            <text:p>00</text:p>
          </table:table-cell>
          <table:table-cell table:style-name="ce1" table:formula="of:=DEC2HEX(ROUND([.IW3]*127.5); 2)" office:value-type="string" office:string-value="00">
            <text:p>00</text:p>
          </table:table-cell>
          <table:table-cell table:style-name="ce1" table:formula="of:=DEC2HEX(ROUND([.IX3]*127.5); 2)" office:value-type="string" office:string-value="00">
            <text:p>00</text:p>
          </table:table-cell>
          <table:table-cell table:number-columns-repeated="3"/>
        </table:table-row>
        <table:table-row table:style-name="ro1">
          <table:table-cell office:value-type="string">
            <text:p>Little Endian Words</text:p>
          </table:table-cell>
          <table:table-cell/>
          <table:table-cell table:style-name="ce2" table:formula="of:=&quot;0x&quot;&amp;[.D4]&amp;[.C4]" office:value-type="string" office:string-value="0x0000" table:number-columns-spanned="2" table:number-rows-spanned="1">
            <text:p>0x0000</text:p>
          </table:table-cell>
          <table:covered-table-cell table:style-name="ce2"/>
          <table:table-cell table:style-name="ce2" table:formula="of:=&quot;0x&quot;&amp;[.F4]&amp;[.E4]" office:value-type="string" office:string-value="0x0000" table:number-columns-spanned="2" table:number-rows-spanned="1">
            <text:p>0x0000</text:p>
          </table:table-cell>
          <table:covered-table-cell table:style-name="ce2"/>
          <table:table-cell table:style-name="ce2" table:formula="of:=&quot;0x&quot;&amp;[.H4]&amp;[.G4]" office:value-type="string" office:string-value="0x0101" table:number-columns-spanned="2" table:number-rows-spanned="1">
            <text:p>0x0101</text:p>
          </table:table-cell>
          <table:covered-table-cell table:style-name="ce2"/>
          <table:table-cell table:style-name="ce2" table:formula="of:=&quot;0x&quot;&amp;[.J4]&amp;[.I4]" office:value-type="string" office:string-value="0x0202" table:number-columns-spanned="2" table:number-rows-spanned="1">
            <text:p>0x0202</text:p>
          </table:table-cell>
          <table:covered-table-cell table:style-name="ce2"/>
          <table:table-cell table:style-name="ce2" table:formula="of:=&quot;0x&quot;&amp;[.L4]&amp;[.K4]" office:value-type="string" office:string-value="0x0303" table:number-columns-spanned="2" table:number-rows-spanned="1">
            <text:p>0x0303</text:p>
          </table:table-cell>
          <table:covered-table-cell table:style-name="ce2"/>
          <table:table-cell table:style-name="ce2" table:formula="of:=&quot;0x&quot;&amp;[.N4]&amp;[.M4]" office:value-type="string" office:string-value="0x0504" table:number-columns-spanned="2" table:number-rows-spanned="1">
            <text:p>0x0504</text:p>
          </table:table-cell>
          <table:covered-table-cell table:style-name="ce2"/>
          <table:table-cell table:style-name="ce2" table:formula="of:=&quot;0x&quot;&amp;[.P4]&amp;[.O4]" office:value-type="string" office:string-value="0x0706" table:number-columns-spanned="2" table:number-rows-spanned="1">
            <text:p>0x0706</text:p>
          </table:table-cell>
          <table:covered-table-cell table:style-name="ce2"/>
          <table:table-cell table:style-name="ce2" table:formula="of:=&quot;0x&quot;&amp;[.R4]&amp;[.Q4]" office:value-type="string" office:string-value="0x0908" table:number-columns-spanned="2" table:number-rows-spanned="1">
            <text:p>0x0908</text:p>
          </table:table-cell>
          <table:covered-table-cell table:style-name="ce2"/>
          <table:table-cell table:style-name="ce2" table:formula="of:=&quot;0x&quot;&amp;[.T4]&amp;[.S4]" office:value-type="string" office:string-value="0x0C0A" table:number-columns-spanned="2" table:number-rows-spanned="1">
            <text:p>0x0C0A</text:p>
          </table:table-cell>
          <table:covered-table-cell table:style-name="ce2"/>
          <table:table-cell table:style-name="ce2" table:formula="of:=&quot;0x&quot;&amp;[.V4]&amp;[.U4]" office:value-type="string" office:string-value="0x0E0D" table:number-columns-spanned="2" table:number-rows-spanned="1">
            <text:p>0x0E0D</text:p>
          </table:table-cell>
          <table:covered-table-cell table:style-name="ce2"/>
          <table:table-cell table:style-name="ce2" table:formula="of:=&quot;0x&quot;&amp;[.X4]&amp;[.W4]" office:value-type="string" office:string-value="0x1110" table:number-columns-spanned="2" table:number-rows-spanned="1">
            <text:p>0x1110</text:p>
          </table:table-cell>
          <table:covered-table-cell table:style-name="ce2"/>
          <table:table-cell table:style-name="ce2" table:formula="of:=&quot;0x&quot;&amp;[.Z4]&amp;[.Y4]" office:value-type="string" office:string-value="0x1413" table:number-columns-spanned="2" table:number-rows-spanned="1">
            <text:p>0x1413</text:p>
          </table:table-cell>
          <table:covered-table-cell table:style-name="ce2"/>
          <table:table-cell table:style-name="ce2" table:formula="of:=&quot;0x&quot;&amp;[.AB4]&amp;[.AA4]" office:value-type="string" office:string-value="0x1816" table:number-columns-spanned="2" table:number-rows-spanned="1">
            <text:p>0x1816</text:p>
          </table:table-cell>
          <table:covered-table-cell table:style-name="ce2"/>
          <table:table-cell table:style-name="ce2" table:formula="of:=&quot;0x&quot;&amp;[.AD4]&amp;[.AC4]" office:value-type="string" office:string-value="0x1C1A" table:number-columns-spanned="2" table:number-rows-spanned="1">
            <text:p>0x1C1A</text:p>
          </table:table-cell>
          <table:covered-table-cell table:style-name="ce2"/>
          <table:table-cell table:style-name="ce2" table:formula="of:=&quot;0x&quot;&amp;[.AF4]&amp;[.AE4]" office:value-type="string" office:string-value="0x201E" table:number-columns-spanned="2" table:number-rows-spanned="1">
            <text:p>0x201E</text:p>
          </table:table-cell>
          <table:covered-table-cell table:style-name="ce2"/>
          <table:table-cell table:style-name="ce2" table:formula="of:=&quot;0x&quot;&amp;[.AH4]&amp;[.AG4]" office:value-type="string" office:string-value="0x2422" table:number-columns-spanned="2" table:number-rows-spanned="1">
            <text:p>0x2422</text:p>
          </table:table-cell>
          <table:covered-table-cell table:style-name="ce2"/>
          <table:table-cell table:style-name="ce2" table:formula="of:=&quot;0x&quot;&amp;[.AJ4]&amp;[.AI4]" office:value-type="string" office:string-value="0x2826" table:number-columns-spanned="2" table:number-rows-spanned="1">
            <text:p>0x2826</text:p>
          </table:table-cell>
          <table:covered-table-cell table:style-name="ce2"/>
          <table:table-cell table:style-name="ce2" table:formula="of:=&quot;0x&quot;&amp;[.AL4]&amp;[.AK4]" office:value-type="string" office:string-value="0x2D2B" table:number-columns-spanned="2" table:number-rows-spanned="1">
            <text:p>0x2D2B</text:p>
          </table:table-cell>
          <table:covered-table-cell table:style-name="ce2"/>
          <table:table-cell table:style-name="ce2" table:formula="of:=&quot;0x&quot;&amp;[.AN4]&amp;[.AM4]" office:value-type="string" office:string-value="0x322F" table:number-columns-spanned="2" table:number-rows-spanned="1">
            <text:p>0x322F</text:p>
          </table:table-cell>
          <table:covered-table-cell table:style-name="ce2"/>
          <table:table-cell table:style-name="ce2" table:formula="of:=&quot;0x&quot;&amp;[.AP4]&amp;[.AO4]" office:value-type="string" office:string-value="0x3734" table:number-columns-spanned="2" table:number-rows-spanned="1">
            <text:p>0x3734</text:p>
          </table:table-cell>
          <table:covered-table-cell table:style-name="ce2"/>
          <table:table-cell table:style-name="ce2" table:formula="of:=&quot;0x&quot;&amp;[.AR4]&amp;[.AQ4]" office:value-type="string" office:string-value="0x3C3A" table:number-columns-spanned="2" table:number-rows-spanned="1">
            <text:p>0x3C3A</text:p>
          </table:table-cell>
          <table:covered-table-cell table:style-name="ce2"/>
          <table:table-cell table:style-name="ce2" table:formula="of:=&quot;0x&quot;&amp;[.AT4]&amp;[.AS4]" office:value-type="string" office:string-value="0x423F" table:number-columns-spanned="2" table:number-rows-spanned="1">
            <text:p>0x423F</text:p>
          </table:table-cell>
          <table:covered-table-cell table:style-name="ce2"/>
          <table:table-cell table:style-name="ce2" table:formula="of:=&quot;0x&quot;&amp;[.AV4]&amp;[.AU4]" office:value-type="string" office:string-value="0x4744" table:number-columns-spanned="2" table:number-rows-spanned="1">
            <text:p>0x4744</text:p>
          </table:table-cell>
          <table:covered-table-cell table:style-name="ce2"/>
          <table:table-cell table:style-name="ce2" table:formula="of:=&quot;0x&quot;&amp;[.AX4]&amp;[.AW4]" office:value-type="string" office:string-value="0x4D4A" table:number-columns-spanned="2" table:number-rows-spanned="1">
            <text:p>0x4D4A</text:p>
          </table:table-cell>
          <table:covered-table-cell table:style-name="ce2"/>
          <table:table-cell table:style-name="ce2" table:formula="of:=&quot;0x&quot;&amp;[.AZ4]&amp;[.AY4]" office:value-type="string" office:string-value="0x5350" table:number-columns-spanned="2" table:number-rows-spanned="1">
            <text:p>0x5350</text:p>
          </table:table-cell>
          <table:covered-table-cell table:style-name="ce2"/>
          <table:table-cell table:style-name="ce2" table:formula="of:=&quot;0x&quot;&amp;[.BB4]&amp;[.BA4]" office:value-type="string" office:string-value="0x5855" table:number-columns-spanned="2" table:number-rows-spanned="1">
            <text:p>0x5855</text:p>
          </table:table-cell>
          <table:covered-table-cell table:style-name="ce2"/>
          <table:table-cell table:style-name="ce2" table:formula="of:=&quot;0x&quot;&amp;[.BD4]&amp;[.BC4]" office:value-type="string" office:string-value="0x5E5B" table:number-columns-spanned="2" table:number-rows-spanned="1">
            <text:p>0x5E5B</text:p>
          </table:table-cell>
          <table:covered-table-cell table:style-name="ce2"/>
          <table:table-cell table:style-name="ce2" table:formula="of:=&quot;0x&quot;&amp;[.BF4]&amp;[.BE4]" office:value-type="string" office:string-value="0x6461" table:number-columns-spanned="2" table:number-rows-spanned="1">
            <text:p>0x6461</text:p>
          </table:table-cell>
          <table:covered-table-cell table:style-name="ce2"/>
          <table:table-cell table:style-name="ce2" table:formula="of:=&quot;0x&quot;&amp;[.BH4]&amp;[.BG4]" office:value-type="string" office:string-value="0x6B67" table:number-columns-spanned="2" table:number-rows-spanned="1">
            <text:p>0x6B67</text:p>
          </table:table-cell>
          <table:covered-table-cell table:style-name="ce2"/>
          <table:table-cell table:style-name="ce2" table:formula="of:=&quot;0x&quot;&amp;[.BJ4]&amp;[.BI4]" office:value-type="string" office:string-value="0x716E" table:number-columns-spanned="2" table:number-rows-spanned="1">
            <text:p>0x716E</text:p>
          </table:table-cell>
          <table:covered-table-cell table:style-name="ce2"/>
          <table:table-cell table:style-name="ce2" table:formula="of:=&quot;0x&quot;&amp;[.BL4]&amp;[.BK4]" office:value-type="string" office:string-value="0x7774" table:number-columns-spanned="2" table:number-rows-spanned="1">
            <text:p>0x7774</text:p>
          </table:table-cell>
          <table:covered-table-cell table:style-name="ce2"/>
          <table:table-cell table:style-name="ce2" table:formula="of:=&quot;0x&quot;&amp;[.BN4]&amp;[.BM4]" office:value-type="string" office:string-value="0x7D7A" table:number-columns-spanned="2" table:number-rows-spanned="1">
            <text:p>0x7D7A</text:p>
          </table:table-cell>
          <table:covered-table-cell table:style-name="ce2"/>
          <table:table-cell table:style-name="ce2" table:formula="of:=&quot;0x&quot;&amp;[.BP4]&amp;[.BO4]" office:value-type="string" office:string-value="0x8380" table:number-columns-spanned="2" table:number-rows-spanned="1">
            <text:p>0x8380</text:p>
          </table:table-cell>
          <table:covered-table-cell table:style-name="ce2"/>
          <table:table-cell table:style-name="ce2" table:formula="of:=&quot;0x&quot;&amp;[.BR4]&amp;[.BQ4]" office:value-type="string" office:string-value="0x8A87" table:number-columns-spanned="2" table:number-rows-spanned="1">
            <text:p>0x8A87</text:p>
          </table:table-cell>
          <table:covered-table-cell table:style-name="ce2"/>
          <table:table-cell table:style-name="ce2" table:formula="of:=&quot;0x&quot;&amp;[.BT4]&amp;[.BS4]" office:value-type="string" office:string-value="0x908D" table:number-columns-spanned="2" table:number-rows-spanned="1">
            <text:p>0x908D</text:p>
          </table:table-cell>
          <table:covered-table-cell table:style-name="ce2"/>
          <table:table-cell table:style-name="ce2" table:formula="of:=&quot;0x&quot;&amp;[.BV4]&amp;[.BU4]" office:value-type="string" office:string-value="0x9693" table:number-columns-spanned="2" table:number-rows-spanned="1">
            <text:p>0x9693</text:p>
          </table:table-cell>
          <table:covered-table-cell table:style-name="ce2"/>
          <table:table-cell table:style-name="ce2" table:formula="of:=&quot;0x&quot;&amp;[.BX4]&amp;[.BW4]" office:value-type="string" office:string-value="0x9C99" table:number-columns-spanned="2" table:number-rows-spanned="1">
            <text:p>0x9C99</text:p>
          </table:table-cell>
          <table:covered-table-cell table:style-name="ce2"/>
          <table:table-cell table:style-name="ce2" table:formula="of:=&quot;0x&quot;&amp;[.BZ4]&amp;[.BY4]" office:value-type="string" office:string-value="0xA29F" table:number-columns-spanned="2" table:number-rows-spanned="1">
            <text:p>0xA29F</text:p>
          </table:table-cell>
          <table:covered-table-cell table:style-name="ce2"/>
          <table:table-cell table:style-name="ce2" table:formula="of:=&quot;0x&quot;&amp;[.CB4]&amp;[.CA4]" office:value-type="string" office:string-value="0xA8A5" table:number-columns-spanned="2" table:number-rows-spanned="1">
            <text:p>0xA8A5</text:p>
          </table:table-cell>
          <table:covered-table-cell table:style-name="ce2"/>
          <table:table-cell table:style-name="ce2" table:formula="of:=&quot;0x&quot;&amp;[.CD4]&amp;[.CC4]" office:value-type="string" office:string-value="0xAEAB" table:number-columns-spanned="2" table:number-rows-spanned="1">
            <text:p>0xAEAB</text:p>
          </table:table-cell>
          <table:covered-table-cell table:style-name="ce2"/>
          <table:table-cell table:style-name="ce2" table:formula="of:=&quot;0x&quot;&amp;[.CF4]&amp;[.CE4]" office:value-type="string" office:string-value="0xB4B1" table:number-columns-spanned="2" table:number-rows-spanned="1">
            <text:p>0xB4B1</text:p>
          </table:table-cell>
          <table:covered-table-cell table:style-name="ce2"/>
          <table:table-cell table:style-name="ce2" table:formula="of:=&quot;0x&quot;&amp;[.CH4]&amp;[.CG4]" office:value-type="string" office:string-value="0xB9B7" table:number-columns-spanned="2" table:number-rows-spanned="1">
            <text:p>0xB9B7</text:p>
          </table:table-cell>
          <table:covered-table-cell table:style-name="ce2"/>
          <table:table-cell table:style-name="ce2" table:formula="of:=&quot;0x&quot;&amp;[.CJ4]&amp;[.CI4]" office:value-type="string" office:string-value="0xBFBC" table:number-columns-spanned="2" table:number-rows-spanned="1">
            <text:p>0xBFBC</text:p>
          </table:table-cell>
          <table:covered-table-cell table:style-name="ce2"/>
          <table:table-cell table:style-name="ce2" table:formula="of:=&quot;0x&quot;&amp;[.CL4]&amp;[.CK4]" office:value-type="string" office:string-value="0xC4C1" table:number-columns-spanned="2" table:number-rows-spanned="1">
            <text:p>0xC4C1</text:p>
          </table:table-cell>
          <table:covered-table-cell table:style-name="ce2"/>
          <table:table-cell table:style-name="ce2" table:formula="of:=&quot;0x&quot;&amp;[.CN4]&amp;[.CM4]" office:value-type="string" office:string-value="0xC9C7" table:number-columns-spanned="2" table:number-rows-spanned="1">
            <text:p>0xC9C7</text:p>
          </table:table-cell>
          <table:covered-table-cell table:style-name="ce2"/>
          <table:table-cell table:style-name="ce2" table:formula="of:=&quot;0x&quot;&amp;[.CP4]&amp;[.CO4]" office:value-type="string" office:string-value="0xCECC" table:number-columns-spanned="2" table:number-rows-spanned="1">
            <text:p>0xCECC</text:p>
          </table:table-cell>
          <table:covered-table-cell table:style-name="ce2"/>
          <table:table-cell table:style-name="ce2" table:formula="of:=&quot;0x&quot;&amp;[.CR4]&amp;[.CQ4]" office:value-type="string" office:string-value="0xD3D1" table:number-columns-spanned="2" table:number-rows-spanned="1">
            <text:p>0xD3D1</text:p>
          </table:table-cell>
          <table:covered-table-cell table:style-name="ce2"/>
          <table:table-cell table:style-name="ce2" table:formula="of:=&quot;0x&quot;&amp;[.CT4]&amp;[.CS4]" office:value-type="string" office:string-value="0xD8D5" table:number-columns-spanned="2" table:number-rows-spanned="1">
            <text:p>0xD8D5</text:p>
          </table:table-cell>
          <table:covered-table-cell table:style-name="ce2"/>
          <table:table-cell table:style-name="ce2" table:formula="of:=&quot;0x&quot;&amp;[.CV4]&amp;[.CU4]" office:value-type="string" office:string-value="0xDCDA" table:number-columns-spanned="2" table:number-rows-spanned="1">
            <text:p>0xDCDA</text:p>
          </table:table-cell>
          <table:covered-table-cell table:style-name="ce2"/>
          <table:table-cell table:style-name="ce2" table:formula="of:=&quot;0x&quot;&amp;[.CX4]&amp;[.CW4]" office:value-type="string" office:string-value="0xE0DE" table:number-columns-spanned="2" table:number-rows-spanned="1">
            <text:p>0xE0DE</text:p>
          </table:table-cell>
          <table:covered-table-cell table:style-name="ce2"/>
          <table:table-cell table:style-name="ce2" table:formula="of:=&quot;0x&quot;&amp;[.CZ4]&amp;[.CY4]" office:value-type="string" office:string-value="0xE4E2" table:number-columns-spanned="2" table:number-rows-spanned="1">
            <text:p>0xE4E2</text:p>
          </table:table-cell>
          <table:covered-table-cell table:style-name="ce2"/>
          <table:table-cell table:style-name="ce2" table:formula="of:=&quot;0x&quot;&amp;[.DB4]&amp;[.DA4]" office:value-type="string" office:string-value="0xE8E6" table:number-columns-spanned="2" table:number-rows-spanned="1">
            <text:p>0xE8E6</text:p>
          </table:table-cell>
          <table:covered-table-cell table:style-name="ce2"/>
          <table:table-cell table:style-name="ce2" table:formula="of:=&quot;0x&quot;&amp;[.DD4]&amp;[.DC4]" office:value-type="string" office:string-value="0xEBEA" table:number-columns-spanned="2" table:number-rows-spanned="1">
            <text:p>0xEBEA</text:p>
          </table:table-cell>
          <table:covered-table-cell table:style-name="ce2"/>
          <table:table-cell table:style-name="ce2" table:formula="of:=&quot;0x&quot;&amp;[.DF4]&amp;[.DE4]" office:value-type="string" office:string-value="0xEFED" table:number-columns-spanned="2" table:number-rows-spanned="1">
            <text:p>0xEFED</text:p>
          </table:table-cell>
          <table:covered-table-cell table:style-name="ce2"/>
          <table:table-cell table:style-name="ce2" table:formula="of:=&quot;0x&quot;&amp;[.DH4]&amp;[.DG4]" office:value-type="string" office:string-value="0xF1F0" table:number-columns-spanned="2" table:number-rows-spanned="1">
            <text:p>0xF1F0</text:p>
          </table:table-cell>
          <table:covered-table-cell table:style-name="ce2"/>
          <table:table-cell table:style-name="ce2" table:formula="of:=&quot;0x&quot;&amp;[.DJ4]&amp;[.DI4]" office:value-type="string" office:string-value="0xF4F3" table:number-columns-spanned="2" table:number-rows-spanned="1">
            <text:p>0xF4F3</text:p>
          </table:table-cell>
          <table:covered-table-cell table:style-name="ce2"/>
          <table:table-cell table:style-name="ce2" table:formula="of:=&quot;0x&quot;&amp;[.DL4]&amp;[.DK4]" office:value-type="string" office:string-value="0xF7F5" table:number-columns-spanned="2" table:number-rows-spanned="1">
            <text:p>0xF7F5</text:p>
          </table:table-cell>
          <table:covered-table-cell table:style-name="ce2"/>
          <table:table-cell table:style-name="ce2" table:formula="of:=&quot;0x&quot;&amp;[.DN4]&amp;[.DM4]" office:value-type="string" office:string-value="0xF9F8" table:number-columns-spanned="2" table:number-rows-spanned="1">
            <text:p>0xF9F8</text:p>
          </table:table-cell>
          <table:covered-table-cell table:style-name="ce2"/>
          <table:table-cell table:style-name="ce2" table:formula="of:=&quot;0x&quot;&amp;[.DP4]&amp;[.DO4]" office:value-type="string" office:string-value="0xFAFA" table:number-columns-spanned="2" table:number-rows-spanned="1">
            <text:p>0xFAFA</text:p>
          </table:table-cell>
          <table:covered-table-cell table:style-name="ce2"/>
          <table:table-cell table:style-name="ce2" table:formula="of:=&quot;0x&quot;&amp;[.DR4]&amp;[.DQ4]" office:value-type="string" office:string-value="0xFCFB" table:number-columns-spanned="2" table:number-rows-spanned="1">
            <text:p>0xFCFB</text:p>
          </table:table-cell>
          <table:covered-table-cell table:style-name="ce2"/>
          <table:table-cell table:style-name="ce2" table:formula="of:=&quot;0x&quot;&amp;[.DT4]&amp;[.DS4]" office:value-type="string" office:string-value="0xFDFD" table:number-columns-spanned="2" table:number-rows-spanned="1">
            <text:p>0xFDFD</text:p>
          </table:table-cell>
          <table:covered-table-cell table:style-name="ce2"/>
          <table:table-cell table:style-name="ce2" table:formula="of:=&quot;0x&quot;&amp;[.DV4]&amp;[.DU4]" office:value-type="string" office:string-value="0xFEFE" table:number-columns-spanned="2" table:number-rows-spanned="1">
            <text:p>0xFEFE</text:p>
          </table:table-cell>
          <table:covered-table-cell table:style-name="ce2"/>
          <table:table-cell table:style-name="ce2" table:formula="of:=&quot;0x&quot;&amp;[.DX4]&amp;[.DW4]" office:value-type="string" office:string-value="0xFFFE" table:number-columns-spanned="2" table:number-rows-spanned="1">
            <text:p>0xFFFE</text:p>
          </table:table-cell>
          <table:covered-table-cell table:style-name="ce2"/>
          <table:table-cell table:style-name="ce2" table:formula="of:=&quot;0x&quot;&amp;[.DZ4]&amp;[.DY4]" office:value-type="string" office:string-value="0xFFFF" table:number-columns-spanned="2" table:number-rows-spanned="1">
            <text:p>0xFFFF</text:p>
          </table:table-cell>
          <table:covered-table-cell table:style-name="ce2"/>
          <table:table-cell table:style-name="ce2" table:formula="of:=&quot;0x&quot;&amp;[.EB4]&amp;[.EA4]" office:value-type="string" office:string-value="0xFFFF" table:number-columns-spanned="2" table:number-rows-spanned="1">
            <text:p>0xFFFF</text:p>
          </table:table-cell>
          <table:covered-table-cell table:style-name="ce2"/>
          <table:table-cell table:style-name="ce2" table:formula="of:=&quot;0x&quot;&amp;[.ED4]&amp;[.EC4]" office:value-type="string" office:string-value="0xFFFF" table:number-columns-spanned="2" table:number-rows-spanned="1">
            <text:p>0xFFFF</text:p>
          </table:table-cell>
          <table:covered-table-cell table:style-name="ce2"/>
          <table:table-cell table:style-name="ce2" table:formula="of:=&quot;0x&quot;&amp;[.EF4]&amp;[.EE4]" office:value-type="string" office:string-value="0xFEFE" table:number-columns-spanned="2" table:number-rows-spanned="1">
            <text:p>0xFEFE</text:p>
          </table:table-cell>
          <table:covered-table-cell table:style-name="ce2"/>
          <table:table-cell table:style-name="ce2" table:formula="of:=&quot;0x&quot;&amp;[.EH4]&amp;[.EG4]" office:value-type="string" office:string-value="0xFDFE" table:number-columns-spanned="2" table:number-rows-spanned="1">
            <text:p>0xFDFE</text:p>
          </table:table-cell>
          <table:covered-table-cell table:style-name="ce2"/>
          <table:table-cell table:style-name="ce2" table:formula="of:=&quot;0x&quot;&amp;[.EJ4]&amp;[.EI4]" office:value-type="string" office:string-value="0xFCFD" table:number-columns-spanned="2" table:number-rows-spanned="1">
            <text:p>0xFCFD</text:p>
          </table:table-cell>
          <table:covered-table-cell table:style-name="ce2"/>
          <table:table-cell table:style-name="ce2" table:formula="of:=&quot;0x&quot;&amp;[.EL4]&amp;[.EK4]" office:value-type="string" office:string-value="0xFAFB" table:number-columns-spanned="2" table:number-rows-spanned="1">
            <text:p>0xFAFB</text:p>
          </table:table-cell>
          <table:covered-table-cell table:style-name="ce2"/>
          <table:table-cell table:style-name="ce2" table:formula="of:=&quot;0x&quot;&amp;[.EN4]&amp;[.EM4]" office:value-type="string" office:string-value="0xF9FA" table:number-columns-spanned="2" table:number-rows-spanned="1">
            <text:p>0xF9FA</text:p>
          </table:table-cell>
          <table:covered-table-cell table:style-name="ce2"/>
          <table:table-cell table:style-name="ce2" table:formula="of:=&quot;0x&quot;&amp;[.EP4]&amp;[.EO4]" office:value-type="string" office:string-value="0xF7F8" table:number-columns-spanned="2" table:number-rows-spanned="1">
            <text:p>0xF7F8</text:p>
          </table:table-cell>
          <table:covered-table-cell table:style-name="ce2"/>
          <table:table-cell table:style-name="ce2" table:formula="of:=&quot;0x&quot;&amp;[.ER4]&amp;[.EQ4]" office:value-type="string" office:string-value="0xF4F5" table:number-columns-spanned="2" table:number-rows-spanned="1">
            <text:p>0xF4F5</text:p>
          </table:table-cell>
          <table:covered-table-cell table:style-name="ce2"/>
          <table:table-cell table:style-name="ce2" table:formula="of:=&quot;0x&quot;&amp;[.ET4]&amp;[.ES4]" office:value-type="string" office:string-value="0xF1F3" table:number-columns-spanned="2" table:number-rows-spanned="1">
            <text:p>0xF1F3</text:p>
          </table:table-cell>
          <table:covered-table-cell table:style-name="ce2"/>
          <table:table-cell table:style-name="ce2" table:formula="of:=&quot;0x&quot;&amp;[.EV4]&amp;[.EU4]" office:value-type="string" office:string-value="0xEFF0" table:number-columns-spanned="2" table:number-rows-spanned="1">
            <text:p>0xEFF0</text:p>
          </table:table-cell>
          <table:covered-table-cell table:style-name="ce2"/>
          <table:table-cell table:style-name="ce2" table:formula="of:=&quot;0x&quot;&amp;[.EX4]&amp;[.EW4]" office:value-type="string" office:string-value="0xEBED" table:number-columns-spanned="2" table:number-rows-spanned="1">
            <text:p>0xEBED</text:p>
          </table:table-cell>
          <table:covered-table-cell table:style-name="ce2"/>
          <table:table-cell table:style-name="ce2" table:formula="of:=&quot;0x&quot;&amp;[.EZ4]&amp;[.EY4]" office:value-type="string" office:string-value="0xE8EA" table:number-columns-spanned="2" table:number-rows-spanned="1">
            <text:p>0xE8EA</text:p>
          </table:table-cell>
          <table:covered-table-cell table:style-name="ce2"/>
          <table:table-cell table:style-name="ce2" table:formula="of:=&quot;0x&quot;&amp;[.FB4]&amp;[.FA4]" office:value-type="string" office:string-value="0xE4E6" table:number-columns-spanned="2" table:number-rows-spanned="1">
            <text:p>0xE4E6</text:p>
          </table:table-cell>
          <table:covered-table-cell table:style-name="ce2"/>
          <table:table-cell table:style-name="ce2" table:formula="of:=&quot;0x&quot;&amp;[.FD4]&amp;[.FC4]" office:value-type="string" office:string-value="0xE0E2" table:number-columns-spanned="2" table:number-rows-spanned="1">
            <text:p>0xE0E2</text:p>
          </table:table-cell>
          <table:covered-table-cell table:style-name="ce2"/>
          <table:table-cell table:style-name="ce2" table:formula="of:=&quot;0x&quot;&amp;[.FF4]&amp;[.FE4]" office:value-type="string" office:string-value="0xDCDE" table:number-columns-spanned="2" table:number-rows-spanned="1">
            <text:p>0xDCDE</text:p>
          </table:table-cell>
          <table:covered-table-cell table:style-name="ce2"/>
          <table:table-cell table:style-name="ce2" table:formula="of:=&quot;0x&quot;&amp;[.FH4]&amp;[.FG4]" office:value-type="string" office:string-value="0xD8DA" table:number-columns-spanned="2" table:number-rows-spanned="1">
            <text:p>0xD8DA</text:p>
          </table:table-cell>
          <table:covered-table-cell table:style-name="ce2"/>
          <table:table-cell table:style-name="ce2" table:formula="of:=&quot;0x&quot;&amp;[.FJ4]&amp;[.FI4]" office:value-type="string" office:string-value="0xD3D5" table:number-columns-spanned="2" table:number-rows-spanned="1">
            <text:p>0xD3D5</text:p>
          </table:table-cell>
          <table:covered-table-cell table:style-name="ce2"/>
          <table:table-cell table:style-name="ce2" table:formula="of:=&quot;0x&quot;&amp;[.FL4]&amp;[.FK4]" office:value-type="string" office:string-value="0xCED1" table:number-columns-spanned="2" table:number-rows-spanned="1">
            <text:p>0xCED1</text:p>
          </table:table-cell>
          <table:covered-table-cell table:style-name="ce2"/>
          <table:table-cell table:style-name="ce2" table:formula="of:=&quot;0x&quot;&amp;[.FN4]&amp;[.FM4]" office:value-type="string" office:string-value="0xC9CC" table:number-columns-spanned="2" table:number-rows-spanned="1">
            <text:p>0xC9CC</text:p>
          </table:table-cell>
          <table:covered-table-cell table:style-name="ce2"/>
          <table:table-cell table:style-name="ce2" table:formula="of:=&quot;0x&quot;&amp;[.FP4]&amp;[.FO4]" office:value-type="string" office:string-value="0xC4C7" table:number-columns-spanned="2" table:number-rows-spanned="1">
            <text:p>0xC4C7</text:p>
          </table:table-cell>
          <table:covered-table-cell table:style-name="ce2"/>
          <table:table-cell table:style-name="ce2" table:formula="of:=&quot;0x&quot;&amp;[.FR4]&amp;[.FQ4]" office:value-type="string" office:string-value="0xBFC1" table:number-columns-spanned="2" table:number-rows-spanned="1">
            <text:p>0xBFC1</text:p>
          </table:table-cell>
          <table:covered-table-cell table:style-name="ce2"/>
          <table:table-cell table:style-name="ce2" table:formula="of:=&quot;0x&quot;&amp;[.FT4]&amp;[.FS4]" office:value-type="string" office:string-value="0xB9BC" table:number-columns-spanned="2" table:number-rows-spanned="1">
            <text:p>0xB9BC</text:p>
          </table:table-cell>
          <table:covered-table-cell table:style-name="ce2"/>
          <table:table-cell table:style-name="ce2" table:formula="of:=&quot;0x&quot;&amp;[.FV4]&amp;[.FU4]" office:value-type="string" office:string-value="0xB4B7" table:number-columns-spanned="2" table:number-rows-spanned="1">
            <text:p>0xB4B7</text:p>
          </table:table-cell>
          <table:covered-table-cell table:style-name="ce2"/>
          <table:table-cell table:style-name="ce2" table:formula="of:=&quot;0x&quot;&amp;[.FX4]&amp;[.FW4]" office:value-type="string" office:string-value="0xAEB1" table:number-columns-spanned="2" table:number-rows-spanned="1">
            <text:p>0xAEB1</text:p>
          </table:table-cell>
          <table:covered-table-cell table:style-name="ce2"/>
          <table:table-cell table:style-name="ce2" table:formula="of:=&quot;0x&quot;&amp;[.FZ4]&amp;[.FY4]" office:value-type="string" office:string-value="0xA8AB" table:number-columns-spanned="2" table:number-rows-spanned="1">
            <text:p>0xA8AB</text:p>
          </table:table-cell>
          <table:covered-table-cell table:style-name="ce2"/>
          <table:table-cell table:style-name="ce2" table:formula="of:=&quot;0x&quot;&amp;[.GB4]&amp;[.GA4]" office:value-type="string" office:string-value="0xA2A5" table:number-columns-spanned="2" table:number-rows-spanned="1">
            <text:p>0xA2A5</text:p>
          </table:table-cell>
          <table:covered-table-cell table:style-name="ce2"/>
          <table:table-cell table:style-name="ce2" table:formula="of:=&quot;0x&quot;&amp;[.GD4]&amp;[.GC4]" office:value-type="string" office:string-value="0x9C9F" table:number-columns-spanned="2" table:number-rows-spanned="1">
            <text:p>0x9C9F</text:p>
          </table:table-cell>
          <table:covered-table-cell table:style-name="ce2"/>
          <table:table-cell table:style-name="ce2" table:formula="of:=&quot;0x&quot;&amp;[.GF4]&amp;[.GE4]" office:value-type="string" office:string-value="0x9699" table:number-columns-spanned="2" table:number-rows-spanned="1">
            <text:p>0x9699</text:p>
          </table:table-cell>
          <table:covered-table-cell table:style-name="ce2"/>
          <table:table-cell table:style-name="ce2" table:formula="of:=&quot;0x&quot;&amp;[.GH4]&amp;[.GG4]" office:value-type="string" office:string-value="0x9093" table:number-columns-spanned="2" table:number-rows-spanned="1">
            <text:p>0x9093</text:p>
          </table:table-cell>
          <table:covered-table-cell table:style-name="ce2"/>
          <table:table-cell table:style-name="ce2" table:formula="of:=&quot;0x&quot;&amp;[.GJ4]&amp;[.GI4]" office:value-type="string" office:string-value="0x8A8D" table:number-columns-spanned="2" table:number-rows-spanned="1">
            <text:p>0x8A8D</text:p>
          </table:table-cell>
          <table:covered-table-cell table:style-name="ce2"/>
          <table:table-cell table:style-name="ce2" table:formula="of:=&quot;0x&quot;&amp;[.GL4]&amp;[.GK4]" office:value-type="string" office:string-value="0x8387" table:number-columns-spanned="2" table:number-rows-spanned="1">
            <text:p>0x8387</text:p>
          </table:table-cell>
          <table:covered-table-cell table:style-name="ce2"/>
          <table:table-cell table:style-name="ce2" table:formula="of:=&quot;0x&quot;&amp;[.GN4]&amp;[.GM4]" office:value-type="string" office:string-value="0x7D80" table:number-columns-spanned="2" table:number-rows-spanned="1">
            <text:p>0x7D80</text:p>
          </table:table-cell>
          <table:covered-table-cell table:style-name="ce2"/>
          <table:table-cell table:style-name="ce2" table:formula="of:=&quot;0x&quot;&amp;[.GP4]&amp;[.GO4]" office:value-type="string" office:string-value="0x777A" table:number-columns-spanned="2" table:number-rows-spanned="1">
            <text:p>0x777A</text:p>
          </table:table-cell>
          <table:covered-table-cell table:style-name="ce2"/>
          <table:table-cell table:style-name="ce2" table:formula="of:=&quot;0x&quot;&amp;[.GR4]&amp;[.GQ4]" office:value-type="string" office:string-value="0x7174" table:number-columns-spanned="2" table:number-rows-spanned="1">
            <text:p>0x7174</text:p>
          </table:table-cell>
          <table:covered-table-cell table:style-name="ce2"/>
          <table:table-cell table:style-name="ce2" table:formula="of:=&quot;0x&quot;&amp;[.GT4]&amp;[.GS4]" office:value-type="string" office:string-value="0x6B6E" table:number-columns-spanned="2" table:number-rows-spanned="1">
            <text:p>0x6B6E</text:p>
          </table:table-cell>
          <table:covered-table-cell table:style-name="ce2"/>
          <table:table-cell table:style-name="ce2" table:formula="of:=&quot;0x&quot;&amp;[.GV4]&amp;[.GU4]" office:value-type="string" office:string-value="0x6467" table:number-columns-spanned="2" table:number-rows-spanned="1">
            <text:p>0x6467</text:p>
          </table:table-cell>
          <table:covered-table-cell table:style-name="ce2"/>
          <table:table-cell table:style-name="ce2" table:formula="of:=&quot;0x&quot;&amp;[.GX4]&amp;[.GW4]" office:value-type="string" office:string-value="0x5E61" table:number-columns-spanned="2" table:number-rows-spanned="1">
            <text:p>0x5E61</text:p>
          </table:table-cell>
          <table:covered-table-cell table:style-name="ce2"/>
          <table:table-cell table:style-name="ce2" table:formula="of:=&quot;0x&quot;&amp;[.GZ4]&amp;[.GY4]" office:value-type="string" office:string-value="0x585B" table:number-columns-spanned="2" table:number-rows-spanned="1">
            <text:p>0x585B</text:p>
          </table:table-cell>
          <table:covered-table-cell table:style-name="ce2"/>
          <table:table-cell table:style-name="ce2" table:formula="of:=&quot;0x&quot;&amp;[.HB4]&amp;[.HA4]" office:value-type="string" office:string-value="0x5355" table:number-columns-spanned="2" table:number-rows-spanned="1">
            <text:p>0x5355</text:p>
          </table:table-cell>
          <table:covered-table-cell table:style-name="ce2"/>
          <table:table-cell table:style-name="ce2" table:formula="of:=&quot;0x&quot;&amp;[.HD4]&amp;[.HC4]" office:value-type="string" office:string-value="0x4D50" table:number-columns-spanned="2" table:number-rows-spanned="1">
            <text:p>0x4D50</text:p>
          </table:table-cell>
          <table:covered-table-cell table:style-name="ce2"/>
          <table:table-cell table:style-name="ce2" table:formula="of:=&quot;0x&quot;&amp;[.HF4]&amp;[.HE4]" office:value-type="string" office:string-value="0x474A" table:number-columns-spanned="2" table:number-rows-spanned="1">
            <text:p>0x474A</text:p>
          </table:table-cell>
          <table:covered-table-cell table:style-name="ce2"/>
          <table:table-cell table:style-name="ce2" table:formula="of:=&quot;0x&quot;&amp;[.HH4]&amp;[.HG4]" office:value-type="string" office:string-value="0x4244" table:number-columns-spanned="2" table:number-rows-spanned="1">
            <text:p>0x4244</text:p>
          </table:table-cell>
          <table:covered-table-cell table:style-name="ce2"/>
          <table:table-cell table:style-name="ce2" table:formula="of:=&quot;0x&quot;&amp;[.HJ4]&amp;[.HI4]" office:value-type="string" office:string-value="0x3C3F" table:number-columns-spanned="2" table:number-rows-spanned="1">
            <text:p>0x3C3F</text:p>
          </table:table-cell>
          <table:covered-table-cell table:style-name="ce2"/>
          <table:table-cell table:style-name="ce2" table:formula="of:=&quot;0x&quot;&amp;[.HL4]&amp;[.HK4]" office:value-type="string" office:string-value="0x373A" table:number-columns-spanned="2" table:number-rows-spanned="1">
            <text:p>0x373A</text:p>
          </table:table-cell>
          <table:covered-table-cell table:style-name="ce2"/>
          <table:table-cell table:style-name="ce2" table:formula="of:=&quot;0x&quot;&amp;[.HN4]&amp;[.HM4]" office:value-type="string" office:string-value="0x3234" table:number-columns-spanned="2" table:number-rows-spanned="1">
            <text:p>0x3234</text:p>
          </table:table-cell>
          <table:covered-table-cell table:style-name="ce2"/>
          <table:table-cell table:style-name="ce2" table:formula="of:=&quot;0x&quot;&amp;[.HP4]&amp;[.HO4]" office:value-type="string" office:string-value="0x2D2F" table:number-columns-spanned="2" table:number-rows-spanned="1">
            <text:p>0x2D2F</text:p>
          </table:table-cell>
          <table:covered-table-cell table:style-name="ce2"/>
          <table:table-cell table:style-name="ce2" table:formula="of:=&quot;0x&quot;&amp;[.HR4]&amp;[.HQ4]" office:value-type="string" office:string-value="0x282B" table:number-columns-spanned="2" table:number-rows-spanned="1">
            <text:p>0x282B</text:p>
          </table:table-cell>
          <table:covered-table-cell table:style-name="ce2"/>
          <table:table-cell table:style-name="ce2" table:formula="of:=&quot;0x&quot;&amp;[.HT4]&amp;[.HS4]" office:value-type="string" office:string-value="0x2426" table:number-columns-spanned="2" table:number-rows-spanned="1">
            <text:p>0x2426</text:p>
          </table:table-cell>
          <table:covered-table-cell table:style-name="ce2"/>
          <table:table-cell table:style-name="ce2" table:formula="of:=&quot;0x&quot;&amp;[.HV4]&amp;[.HU4]" office:value-type="string" office:string-value="0x2022" table:number-columns-spanned="2" table:number-rows-spanned="1">
            <text:p>0x2022</text:p>
          </table:table-cell>
          <table:covered-table-cell table:style-name="ce2"/>
          <table:table-cell table:style-name="ce2" table:formula="of:=&quot;0x&quot;&amp;[.HX4]&amp;[.HW4]" office:value-type="string" office:string-value="0x1C1E" table:number-columns-spanned="2" table:number-rows-spanned="1">
            <text:p>0x1C1E</text:p>
          </table:table-cell>
          <table:covered-table-cell table:style-name="ce2"/>
          <table:table-cell table:style-name="ce2" table:formula="of:=&quot;0x&quot;&amp;[.HZ4]&amp;[.HY4]" office:value-type="string" office:string-value="0x181A" table:number-columns-spanned="2" table:number-rows-spanned="1">
            <text:p>0x181A</text:p>
          </table:table-cell>
          <table:covered-table-cell table:style-name="ce2"/>
          <table:table-cell table:style-name="ce2" table:formula="of:=&quot;0x&quot;&amp;[.IB4]&amp;[.IA4]" office:value-type="string" office:string-value="0x1416" table:number-columns-spanned="2" table:number-rows-spanned="1">
            <text:p>0x1416</text:p>
          </table:table-cell>
          <table:covered-table-cell table:style-name="ce2"/>
          <table:table-cell table:style-name="ce2" table:formula="of:=&quot;0x&quot;&amp;[.ID4]&amp;[.IC4]" office:value-type="string" office:string-value="0x1113" table:number-columns-spanned="2" table:number-rows-spanned="1">
            <text:p>0x1113</text:p>
          </table:table-cell>
          <table:covered-table-cell table:style-name="ce2"/>
          <table:table-cell table:style-name="ce2" table:formula="of:=&quot;0x&quot;&amp;[.IF4]&amp;[.IE4]" office:value-type="string" office:string-value="0x0E10" table:number-columns-spanned="2" table:number-rows-spanned="1">
            <text:p>0x0E10</text:p>
          </table:table-cell>
          <table:covered-table-cell table:style-name="ce2"/>
          <table:table-cell table:style-name="ce2" table:formula="of:=&quot;0x&quot;&amp;[.IH4]&amp;[.IG4]" office:value-type="string" office:string-value="0x0C0D" table:number-columns-spanned="2" table:number-rows-spanned="1">
            <text:p>0x0C0D</text:p>
          </table:table-cell>
          <table:covered-table-cell table:style-name="ce2"/>
          <table:table-cell table:style-name="ce2" table:formula="of:=&quot;0x&quot;&amp;[.IJ4]&amp;[.II4]" office:value-type="string" office:string-value="0x090A" table:number-columns-spanned="2" table:number-rows-spanned="1">
            <text:p>0x090A</text:p>
          </table:table-cell>
          <table:covered-table-cell table:style-name="ce2"/>
          <table:table-cell table:style-name="ce2" table:formula="of:=&quot;0x&quot;&amp;[.IL4]&amp;[.IK4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IN4]&amp;[.IM4]" office:value-type="string" office:string-value="0x0506" table:number-columns-spanned="2" table:number-rows-spanned="1">
            <text:p>0x0506</text:p>
          </table:table-cell>
          <table:covered-table-cell table:style-name="ce2"/>
          <table:table-cell table:style-name="ce2" table:formula="of:=&quot;0x&quot;&amp;[.IP4]&amp;[.IO4]" office:value-type="string" office:string-value="0x0304" table:number-columns-spanned="2" table:number-rows-spanned="1">
            <text:p>0x0304</text:p>
          </table:table-cell>
          <table:covered-table-cell table:style-name="ce2"/>
          <table:table-cell table:style-name="ce2" table:formula="of:=&quot;0x&quot;&amp;[.IR4]&amp;[.IQ4]" office:value-type="string" office:string-value="0x0203" table:number-columns-spanned="2" table:number-rows-spanned="1">
            <text:p>0x0203</text:p>
          </table:table-cell>
          <table:covered-table-cell table:style-name="ce2"/>
          <table:table-cell table:style-name="ce2" table:formula="of:=&quot;0x&quot;&amp;[.IT4]&amp;[.IS4]" office:value-type="string" office:string-value="0x0102" table:number-columns-spanned="2" table:number-rows-spanned="1">
            <text:p>0x0102</text:p>
          </table:table-cell>
          <table:covered-table-cell table:style-name="ce2"/>
          <table:table-cell table:style-name="ce2" table:formula="of:=&quot;0x&quot;&amp;[.IV4]&amp;[.IU4]" office:value-type="string" office:string-value="0x0001" table:number-columns-spanned="2" table:number-rows-spanned="1">
            <text:p>0x0001</text:p>
          </table:table-cell>
          <table:covered-table-cell table:style-name="ce2"/>
          <table:table-cell table:style-name="ce2" table:formula="of:=&quot;0x&quot;&amp;[.IX4]&amp;[.IW4]" office:value-type="string" office:string-value="0x0000" table:number-columns-spanned="2" table:number-rows-spanned="1">
            <text:p>0x0000</text:p>
          </table:table-cell>
          <table:covered-table-cell table:style-name="ce2"/>
          <table:table-cell table:style-name="ce6"/>
          <table:table-cell table:number-columns-repeated="2"/>
        </table:table-row>
        <table:table-row table:style-name="ro1">
          <table:table-cell/>
          <table:table-cell office:value-type="string">
            <text:p>Faktor</text:p>
          </table:table-cell>
          <table:table-cell table:number-columns-repeated="25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table:formula="of:=SIN(PI()*2/257*[.C$1]*[.$B7]*[.$B7])/[.$B7]/[.$B7]" office:value-type="float" office:value="0">
            <text:p>0</text:p>
          </table:table-cell>
          <table:table-cell table:style-name="ce3" table:formula="of:=SIN(PI()*2/257*[.D$1]*[.$B7]*[.$B7])/[.$B7]/[.$B7]" office:value-type="float" office:value="0.0244457564247445">
            <text:p>0.0244457564</text:p>
          </table:table-cell>
          <table:table-cell table:style-name="ce3" table:formula="of:=SIN(PI()*2/257*[.E$1]*[.$B7]*[.$B7])/[.$B7]/[.$B7]" office:value-type="float" office:value="0.0488769020043346">
            <text:p>0.048876902</text:p>
          </table:table-cell>
          <table:table-cell table:style-name="ce3" table:formula="of:=SIN(PI()*2/257*[.F$1]*[.$B7]*[.$B7])/[.$B7]/[.$B7]" office:value-type="float" office:value="0.0732788346262889">
            <text:p>0.0732788346</text:p>
          </table:table-cell>
          <table:table-cell table:style-name="ce3" table:formula="of:=SIN(PI()*2/257*[.G$1]*[.$B7]*[.$B7])/[.$B7]/[.$B7]" office:value-type="float" office:value="0.0976369696382527">
            <text:p>0.0976369696</text:p>
          </table:table-cell>
          <table:table-cell table:style-name="ce3" table:formula="of:=SIN(PI()*2/257*[.H$1]*[.$B7]*[.$B7])/[.$B7]/[.$B7]" office:value-type="float" office:value="0.121936748565015">
            <text:p>0.1219367486</text:p>
          </table:table-cell>
          <table:table-cell table:style-name="ce3" table:formula="of:=SIN(PI()*2/257*[.I$1]*[.$B7]*[.$B7])/[.$B7]/[.$B7]" office:value-type="float" office:value="0.146163647809884">
            <text:p>0.1461636478</text:p>
          </table:table-cell>
          <table:table-cell table:style-name="ce3" table:formula="of:=SIN(PI()*2/257*[.J$1]*[.$B7]*[.$B7])/[.$B7]/[.$B7]" office:value-type="float" office:value="0.170303187335206">
            <text:p>0.1703031873</text:p>
          </table:table-cell>
          <table:table-cell table:style-name="ce3" table:formula="of:=SIN(PI()*2/257*[.K$1]*[.$B7]*[.$B7])/[.$B7]/[.$B7]" office:value-type="float" office:value="0.194340939316866">
            <text:p>0.1943409393</text:p>
          </table:table-cell>
          <table:table-cell table:style-name="ce3" table:formula="of:=SIN(PI()*2/257*[.L$1]*[.$B7]*[.$B7])/[.$B7]/[.$B7]" office:value-type="float" office:value="0.218262536767565">
            <text:p>0.2182625368</text:p>
          </table:table-cell>
          <table:table-cell table:style-name="ce3" table:formula="of:=SIN(PI()*2/257*[.M$1]*[.$B7]*[.$B7])/[.$B7]/[.$B7]" office:value-type="float" office:value="0.242053682123744">
            <text:p>0.2420536821</text:p>
          </table:table-cell>
          <table:table-cell table:style-name="ce3" table:formula="of:=SIN(PI()*2/257*[.N$1]*[.$B7]*[.$B7])/[.$B7]/[.$B7]" office:value-type="float" office:value="0.265700155791018">
            <text:p>0.2657001558</text:p>
          </table:table-cell>
          <table:table-cell table:style-name="ce3" table:formula="of:=SIN(PI()*2/257*[.O$1]*[.$B7]*[.$B7])/[.$B7]/[.$B7]" office:value-type="float" office:value="0.289187824642998">
            <text:p>0.2891878246</text:p>
          </table:table-cell>
          <table:table-cell table:style-name="ce3" table:formula="of:=SIN(PI()*2/257*[.P$1]*[.$B7]*[.$B7])/[.$B7]/[.$B7]" office:value-type="float" office:value="0.312502650468443">
            <text:p>0.3125026505</text:p>
          </table:table-cell>
          <table:table-cell table:style-name="ce3" table:formula="of:=SIN(PI()*2/257*[.Q$1]*[.$B7]*[.$B7])/[.$B7]/[.$B7]" office:value-type="float" office:value="0.335630698361678">
            <text:p>0.3356306984</text:p>
          </table:table-cell>
          <table:table-cell table:style-name="ce3" table:formula="of:=SIN(PI()*2/257*[.R$1]*[.$B7]*[.$B7])/[.$B7]/[.$B7]" office:value-type="float" office:value="0.358558145051269">
            <text:p>0.3585581451</text:p>
          </table:table-cell>
          <table:table-cell table:style-name="ce3" table:formula="of:=SIN(PI()*2/257*[.S$1]*[.$B7]*[.$B7])/[.$B7]/[.$B7]" office:value-type="float" office:value="0.381271287161973">
            <text:p>0.3812712872</text:p>
          </table:table-cell>
          <table:table-cell table:style-name="ce3" table:formula="of:=SIN(PI()*2/257*[.T$1]*[.$B7]*[.$B7])/[.$B7]/[.$B7]" office:value-type="float" office:value="0.403756549405032">
            <text:p>0.4037565494</text:p>
          </table:table-cell>
          <table:table-cell table:style-name="ce3" table:formula="of:=SIN(PI()*2/257*[.U$1]*[.$B7]*[.$B7])/[.$B7]/[.$B7]" office:value-type="float" office:value="0.426000492691914">
            <text:p>0.4260004927</text:p>
          </table:table-cell>
          <table:table-cell table:style-name="ce3" table:formula="of:=SIN(PI()*2/257*[.V$1]*[.$B7]*[.$B7])/[.$B7]/[.$B7]" office:value-type="float" office:value="0.447989822166636">
            <text:p>0.4479898222</text:p>
          </table:table-cell>
          <table:table-cell table:style-name="ce3" table:formula="of:=SIN(PI()*2/257*[.W$1]*[.$B7]*[.$B7])/[.$B7]/[.$B7]" office:value-type="float" office:value="0.469711395151902">
            <text:p>0.4697113952</text:p>
          </table:table-cell>
          <table:table-cell table:style-name="ce3" table:formula="of:=SIN(PI()*2/257*[.X$1]*[.$B7]*[.$B7])/[.$B7]/[.$B7]" office:value-type="float" office:value="0.491152229004267">
            <text:p>0.491152229</text:p>
          </table:table-cell>
          <table:table-cell table:style-name="ce3" table:formula="of:=SIN(PI()*2/257*[.Y$1]*[.$B7]*[.$B7])/[.$B7]/[.$B7]" office:value-type="float" office:value="0.512299508873662">
            <text:p>0.5122995089</text:p>
          </table:table-cell>
          <table:table-cell table:style-name="ce3" table:formula="of:=SIN(PI()*2/257*[.Z$1]*[.$B7]*[.$B7])/[.$B7]/[.$B7]" office:value-type="float" office:value="0.533140595362629">
            <text:p>0.5331405954</text:p>
          </table:table-cell>
          <table:table-cell table:style-name="ce3" table:formula="of:=SIN(PI()*2/257*[.AA$1]*[.$B7]*[.$B7])/[.$B7]/[.$B7]" office:value-type="float" office:value="0.553663032080691">
            <text:p>0.5536630321</text:p>
          </table:table-cell>
          <table:table-cell table:style-name="ce3" table:formula="of:=SIN(PI()*2/257*[.AB$1]*[.$B7]*[.$B7])/[.$B7]/[.$B7]" office:value-type="float" office:value="0.57385455308934">
            <text:p>0.5738545531</text:p>
          </table:table-cell>
          <table:table-cell table:style-name="ce3" table:formula="of:=SIN(PI()*2/257*[.AC$1]*[.$B7]*[.$B7])/[.$B7]/[.$B7]" office:value-type="float" office:value="0.593703090233198">
            <text:p>0.5937030902</text:p>
          </table:table-cell>
          <table:table-cell table:style-name="ce3" table:formula="of:=SIN(PI()*2/257*[.AD$1]*[.$B7]*[.$B7])/[.$B7]/[.$B7]" office:value-type="float" office:value="0.613196780352961">
            <text:p>0.6131967804</text:p>
          </table:table-cell>
          <table:table-cell table:style-name="ce3" table:formula="of:=SIN(PI()*2/257*[.AE$1]*[.$B7]*[.$B7])/[.$B7]/[.$B7]" office:value-type="float" office:value="0.632323972375827">
            <text:p>0.6323239724</text:p>
          </table:table-cell>
          <table:table-cell table:style-name="ce3" table:formula="of:=SIN(PI()*2/257*[.AF$1]*[.$B7]*[.$B7])/[.$B7]/[.$B7]" office:value-type="float" office:value="0.651073234279156">
            <text:p>0.6510732343</text:p>
          </table:table-cell>
          <table:table-cell table:style-name="ce3" table:formula="of:=SIN(PI()*2/257*[.AG$1]*[.$B7]*[.$B7])/[.$B7]/[.$B7]" office:value-type="float" office:value="0.669433359923214">
            <text:p>0.6694333599</text:p>
          </table:table-cell>
          <table:table-cell table:style-name="ce3" table:formula="of:=SIN(PI()*2/257*[.AH$1]*[.$B7]*[.$B7])/[.$B7]/[.$B7]" office:value-type="float" office:value="0.687393375748902">
            <text:p>0.6873933757</text:p>
          </table:table-cell>
          <table:table-cell table:style-name="ce3" table:formula="of:=SIN(PI()*2/257*[.AI$1]*[.$B7]*[.$B7])/[.$B7]/[.$B7]" office:value-type="float" office:value="0.704942547336486">
            <text:p>0.7049425473</text:p>
          </table:table-cell>
          <table:table-cell table:style-name="ce3" table:formula="of:=SIN(PI()*2/257*[.AJ$1]*[.$B7]*[.$B7])/[.$B7]/[.$B7]" office:value-type="float" office:value="0.722070385821388">
            <text:p>0.7220703858</text:p>
          </table:table-cell>
          <table:table-cell table:style-name="ce3" table:formula="of:=SIN(PI()*2/257*[.AK$1]*[.$B7]*[.$B7])/[.$B7]/[.$B7]" office:value-type="float" office:value="0.738766654163217">
            <text:p>0.7387666542</text:p>
          </table:table-cell>
          <table:table-cell table:style-name="ce3" table:formula="of:=SIN(PI()*2/257*[.AL$1]*[.$B7]*[.$B7])/[.$B7]/[.$B7]" office:value-type="float" office:value="0.755021373264283">
            <text:p>0.7550213733</text:p>
          </table:table-cell>
          <table:table-cell table:style-name="ce3" table:formula="of:=SIN(PI()*2/257*[.AM$1]*[.$B7]*[.$B7])/[.$B7]/[.$B7]" office:value-type="float" office:value="0.770824827933957">
            <text:p>0.7708248279</text:p>
          </table:table-cell>
          <table:table-cell table:style-name="ce3" table:formula="of:=SIN(PI()*2/257*[.AN$1]*[.$B7]*[.$B7])/[.$B7]/[.$B7]" office:value-type="float" office:value="0.786167572695277">
            <text:p>0.7861675727</text:p>
          </table:table-cell>
          <table:table-cell table:style-name="ce3" table:formula="of:=SIN(PI()*2/257*[.AO$1]*[.$B7]*[.$B7])/[.$B7]/[.$B7]" office:value-type="float" office:value="0.801040437430369">
            <text:p>0.8010404374</text:p>
          </table:table-cell>
          <table:table-cell table:style-name="ce3" table:formula="of:=SIN(PI()*2/257*[.AP$1]*[.$B7]*[.$B7])/[.$B7]/[.$B7]" office:value-type="float" office:value="0.815434532861279">
            <text:p>0.8154345329</text:p>
          </table:table-cell>
          <table:table-cell table:style-name="ce3" table:formula="of:=SIN(PI()*2/257*[.AQ$1]*[.$B7]*[.$B7])/[.$B7]/[.$B7]" office:value-type="float" office:value="0.829341255862957">
            <text:p>0.8293412559</text:p>
          </table:table-cell>
          <table:table-cell table:style-name="ce3" table:formula="of:=SIN(PI()*2/257*[.AR$1]*[.$B7]*[.$B7])/[.$B7]/[.$B7]" office:value-type="float" office:value="0.842752294605207">
            <text:p>0.8427522946</text:p>
          </table:table-cell>
          <table:table-cell table:style-name="ce3" table:formula="of:=SIN(PI()*2/257*[.AS$1]*[.$B7]*[.$B7])/[.$B7]/[.$B7]" office:value-type="float" office:value="0.855659633520543">
            <text:p>0.8556596335</text:p>
          </table:table-cell>
          <table:table-cell table:style-name="ce3" table:formula="of:=SIN(PI()*2/257*[.AT$1]*[.$B7]*[.$B7])/[.$B7]/[.$B7]" office:value-type="float" office:value="0.868055558094961">
            <text:p>0.8680555581</text:p>
          </table:table-cell>
          <table:table-cell table:style-name="ce3" table:formula="of:=SIN(PI()*2/257*[.AU$1]*[.$B7]*[.$B7])/[.$B7]/[.$B7]" office:value-type="float" office:value="0.879932659478787">
            <text:p>0.8799326595</text:p>
          </table:table-cell>
          <table:table-cell table:style-name="ce3" table:formula="of:=SIN(PI()*2/257*[.AV$1]*[.$B7]*[.$B7])/[.$B7]/[.$B7]" office:value-type="float" office:value="0.891283838914831">
            <text:p>0.8912838389</text:p>
          </table:table-cell>
          <table:table-cell table:style-name="ce3" table:formula="of:=SIN(PI()*2/257*[.AW$1]*[.$B7]*[.$B7])/[.$B7]/[.$B7]" office:value-type="float" office:value="0.902102311981202">
            <text:p>0.902102312</text:p>
          </table:table-cell>
          <table:table-cell table:style-name="ce3" table:formula="of:=SIN(PI()*2/257*[.AX$1]*[.$B7]*[.$B7])/[.$B7]/[.$B7]" office:value-type="float" office:value="0.912381612646247">
            <text:p>0.9123816126</text:p>
          </table:table-cell>
          <table:table-cell table:style-name="ce3" table:formula="of:=SIN(PI()*2/257*[.AY$1]*[.$B7]*[.$B7])/[.$B7]/[.$B7]" office:value-type="float" office:value="0.922115597133202">
            <text:p>0.9221155971</text:p>
          </table:table-cell>
          <table:table-cell table:style-name="ce3" table:formula="of:=SIN(PI()*2/257*[.AZ$1]*[.$B7]*[.$B7])/[.$B7]/[.$B7]" office:value-type="float" office:value="0.931298447592229">
            <text:p>0.9312984476</text:p>
          </table:table-cell>
          <table:table-cell table:style-name="ce3" table:formula="of:=SIN(PI()*2/257*[.BA$1]*[.$B7]*[.$B7])/[.$B7]/[.$B7]" office:value-type="float" office:value="0.939924675577651">
            <text:p>0.9399246756</text:p>
          </table:table-cell>
          <table:table-cell table:style-name="ce3" table:formula="of:=SIN(PI()*2/257*[.BB$1]*[.$B7]*[.$B7])/[.$B7]/[.$B7]" office:value-type="float" office:value="0.947989125328316">
            <text:p>0.9479891253</text:p>
          </table:table-cell>
          <table:table-cell table:style-name="ce3" table:formula="of:=SIN(PI()*2/257*[.BC$1]*[.$B7]*[.$B7])/[.$B7]/[.$B7]" office:value-type="float" office:value="0.955486976849106">
            <text:p>0.9554869768</text:p>
          </table:table-cell>
          <table:table-cell table:style-name="ce3" table:formula="of:=SIN(PI()*2/257*[.BD$1]*[.$B7]*[.$B7])/[.$B7]/[.$B7]" office:value-type="float" office:value="0.962413748791782">
            <text:p>0.9624137488</text:p>
          </table:table-cell>
          <table:table-cell table:style-name="ce3" table:formula="of:=SIN(PI()*2/257*[.BE$1]*[.$B7]*[.$B7])/[.$B7]/[.$B7]" office:value-type="float" office:value="0.968765301133407">
            <text:p>0.9687653011</text:p>
          </table:table-cell>
          <table:table-cell table:style-name="ce3" table:formula="of:=SIN(PI()*2/257*[.BF$1]*[.$B7]*[.$B7])/[.$B7]/[.$B7]" office:value-type="float" office:value="0.974537837650779">
            <text:p>0.9745378377</text:p>
          </table:table-cell>
          <table:table-cell table:style-name="ce3" table:formula="of:=SIN(PI()*2/257*[.BG$1]*[.$B7]*[.$B7])/[.$B7]/[.$B7]" office:value-type="float" office:value="0.97972790818937">
            <text:p>0.9797279082</text:p>
          </table:table-cell>
          <table:table-cell table:style-name="ce3" table:formula="of:=SIN(PI()*2/257*[.BH$1]*[.$B7]*[.$B7])/[.$B7]/[.$B7]" office:value-type="float" office:value="0.984332410725432">
            <text:p>0.9843324107</text:p>
          </table:table-cell>
          <table:table-cell table:style-name="ce3" table:formula="of:=SIN(PI()*2/257*[.BI$1]*[.$B7]*[.$B7])/[.$B7]/[.$B7]" office:value-type="float" office:value="0.988348593220025">
            <text:p>0.9883485932</text:p>
          </table:table-cell>
          <table:table-cell table:style-name="ce3" table:formula="of:=SIN(PI()*2/257*[.BJ$1]*[.$B7]*[.$B7])/[.$B7]/[.$B7]" office:value-type="float" office:value="0.991774055263872">
            <text:p>0.9917740553</text:p>
          </table:table-cell>
          <table:table-cell table:style-name="ce3" table:formula="of:=SIN(PI()*2/257*[.BK$1]*[.$B7]*[.$B7])/[.$B7]/[.$B7]" office:value-type="float" office:value="0.994606749512042">
            <text:p>0.9946067495</text:p>
          </table:table-cell>
          <table:table-cell table:style-name="ce3" table:formula="of:=SIN(PI()*2/257*[.BL$1]*[.$B7]*[.$B7])/[.$B7]/[.$B7]" office:value-type="float" office:value="0.996844982907616">
            <text:p>0.9968449829</text:p>
          </table:table-cell>
          <table:table-cell table:style-name="ce3" table:formula="of:=SIN(PI()*2/257*[.BM$1]*[.$B7]*[.$B7])/[.$B7]/[.$B7]" office:value-type="float" office:value="0.998487417693603">
            <text:p>0.9984874177</text:p>
          </table:table-cell>
          <table:table-cell table:style-name="ce3" table:formula="of:=SIN(PI()*2/257*[.BN$1]*[.$B7]*[.$B7])/[.$B7]/[.$B7]" office:value-type="float" office:value="0.999533072212496">
            <text:p>0.9995330722</text:p>
          </table:table-cell>
          <table:table-cell table:style-name="ce3" table:formula="of:=SIN(PI()*2/257*[.BO$1]*[.$B7]*[.$B7])/[.$B7]/[.$B7]" office:value-type="float" office:value="0.99998132149299">
            <text:p>0.9999813215</text:p>
          </table:table-cell>
          <table:table-cell table:style-name="ce3" table:formula="of:=SIN(PI()*2/257*[.BP$1]*[.$B7]*[.$B7])/[.$B7]/[.$B7]" office:value-type="float" office:value="0.999831897623522">
            <text:p>0.9998318976</text:p>
          </table:table-cell>
          <table:table-cell table:style-name="ce3" table:formula="of:=SIN(PI()*2/257*[.BQ$1]*[.$B7]*[.$B7])/[.$B7]/[.$B7]" office:value-type="float" office:value="0.999084889912395">
            <text:p>0.9990848899</text:p>
          </table:table-cell>
          <table:table-cell table:style-name="ce3" table:formula="of:=SIN(PI()*2/257*[.BR$1]*[.$B7]*[.$B7])/[.$B7]/[.$B7]" office:value-type="float" office:value="0.9977407448344">
            <text:p>0.9977407448</text:p>
          </table:table-cell>
          <table:table-cell table:style-name="ce3" table:formula="of:=SIN(PI()*2/257*[.BS$1]*[.$B7]*[.$B7])/[.$B7]/[.$B7]" office:value-type="float" office:value="0.995800265763965">
            <text:p>0.9958002658</text:p>
          </table:table-cell>
          <table:table-cell table:style-name="ce3" table:formula="of:=SIN(PI()*2/257*[.BT$1]*[.$B7]*[.$B7])/[.$B7]/[.$B7]" office:value-type="float" office:value="0.993264612494994">
            <text:p>0.9932646125</text:p>
          </table:table-cell>
          <table:table-cell table:style-name="ce3" table:formula="of:=SIN(PI()*2/257*[.BU$1]*[.$B7]*[.$B7])/[.$B7]/[.$B7]" office:value-type="float" office:value="0.990135300547668">
            <text:p>0.9901353005</text:p>
          </table:table-cell>
          <table:table-cell table:style-name="ce3" table:formula="of:=SIN(PI()*2/257*[.BV$1]*[.$B7]*[.$B7])/[.$B7]/[.$B7]" office:value-type="float" office:value="0.986414200262653">
            <text:p>0.9864142003</text:p>
          </table:table-cell>
          <table:table-cell table:style-name="ce3" table:formula="of:=SIN(PI()*2/257*[.BW$1]*[.$B7]*[.$B7])/[.$B7]/[.$B7]" office:value-type="float" office:value="0.982103535683219">
            <text:p>0.9821035357</text:p>
          </table:table-cell>
          <table:table-cell table:style-name="ce3" table:formula="of:=SIN(PI()*2/257*[.BX$1]*[.$B7]*[.$B7])/[.$B7]/[.$B7]" office:value-type="float" office:value="0.977205883225967">
            <text:p>0.9772058832</text:p>
          </table:table-cell>
          <table:table-cell table:style-name="ce3" table:formula="of:=SIN(PI()*2/257*[.BY$1]*[.$B7]*[.$B7])/[.$B7]/[.$B7]" office:value-type="float" office:value="0.971724170140946">
            <text:p>0.9717241701</text:p>
          </table:table-cell>
          <table:table-cell table:style-name="ce3" table:formula="of:=SIN(PI()*2/257*[.BZ$1]*[.$B7]*[.$B7])/[.$B7]/[.$B7]" office:value-type="float" office:value="0.965661672762078">
            <text:p>0.9656616728</text:p>
          </table:table-cell>
          <table:table-cell table:style-name="ce3" table:formula="of:=SIN(PI()*2/257*[.CA$1]*[.$B7]*[.$B7])/[.$B7]/[.$B7]" office:value-type="float" office:value="0.959022014548951">
            <text:p>0.9590220145</text:p>
          </table:table-cell>
          <table:table-cell table:style-name="ce3" table:formula="of:=SIN(PI()*2/257*[.CB$1]*[.$B7]*[.$B7])/[.$B7]/[.$B7]" office:value-type="float" office:value="0.951809163921127">
            <text:p>0.9518091639</text:p>
          </table:table-cell>
          <table:table-cell table:style-name="ce3" table:formula="of:=SIN(PI()*2/257*[.CC$1]*[.$B7]*[.$B7])/[.$B7]/[.$B7]" office:value-type="float" office:value="0.944027431886284">
            <text:p>0.9440274319</text:p>
          </table:table-cell>
          <table:table-cell table:style-name="ce3" table:formula="of:=SIN(PI()*2/257*[.CD$1]*[.$B7]*[.$B7])/[.$B7]/[.$B7]" office:value-type="float" office:value="0.935681469463593">
            <text:p>0.9356814695</text:p>
          </table:table-cell>
          <table:table-cell table:style-name="ce3" table:formula="of:=SIN(PI()*2/257*[.CE$1]*[.$B7]*[.$B7])/[.$B7]/[.$B7]" office:value-type="float" office:value="0.926776264903879">
            <text:p>0.9267762649</text:p>
          </table:table-cell>
          <table:table-cell table:style-name="ce3" table:formula="of:=SIN(PI()*2/257*[.CF$1]*[.$B7]*[.$B7])/[.$B7]/[.$B7]" office:value-type="float" office:value="0.917317140708218">
            <text:p>0.9173171407</text:p>
          </table:table-cell>
          <table:table-cell table:style-name="ce3" table:formula="of:=SIN(PI()*2/257*[.CG$1]*[.$B7]*[.$B7])/[.$B7]/[.$B7]" office:value-type="float" office:value="0.907309750446764">
            <text:p>0.9073097504</text:p>
          </table:table-cell>
          <table:table-cell table:style-name="ce3" table:formula="of:=SIN(PI()*2/257*[.CH$1]*[.$B7]*[.$B7])/[.$B7]/[.$B7]" office:value-type="float" office:value="0.896760075379699">
            <text:p>0.8967600754</text:p>
          </table:table-cell>
          <table:table-cell table:style-name="ce3" table:formula="of:=SIN(PI()*2/257*[.CI$1]*[.$B7]*[.$B7])/[.$B7]/[.$B7]" office:value-type="float" office:value="0.885674420882326">
            <text:p>0.8856744209</text:p>
          </table:table-cell>
          <table:table-cell table:style-name="ce3" table:formula="of:=SIN(PI()*2/257*[.CJ$1]*[.$B7]*[.$B7])/[.$B7]/[.$B7]" office:value-type="float" office:value="0.874059412676447">
            <text:p>0.8740594127</text:p>
          </table:table-cell>
          <table:table-cell table:style-name="ce3" table:formula="of:=SIN(PI()*2/257*[.CK$1]*[.$B7]*[.$B7])/[.$B7]/[.$B7]" office:value-type="float" office:value="0.86192199287027">
            <text:p>0.8619219929</text:p>
          </table:table-cell>
          <table:table-cell table:style-name="ce3" table:formula="of:=SIN(PI()*2/257*[.CL$1]*[.$B7]*[.$B7])/[.$B7]/[.$B7]" office:value-type="float" office:value="0.849269415809225">
            <text:p>0.8492694158</text:p>
          </table:table-cell>
          <table:table-cell table:style-name="ce3" table:formula="of:=SIN(PI()*2/257*[.CM$1]*[.$B7]*[.$B7])/[.$B7]/[.$B7]" office:value-type="float" office:value="0.836109243740149">
            <text:p>0.8361092437</text:p>
          </table:table-cell>
          <table:table-cell table:style-name="ce3" table:formula="of:=SIN(PI()*2/257*[.CN$1]*[.$B7]*[.$B7])/[.$B7]/[.$B7]" office:value-type="float" office:value="0.822449342291457">
            <text:p>0.8224493423</text:p>
          </table:table-cell>
          <table:table-cell table:style-name="ce3" table:formula="of:=SIN(PI()*2/257*[.CO$1]*[.$B7]*[.$B7])/[.$B7]/[.$B7]" office:value-type="float" office:value="0.808297875771971">
            <text:p>0.8082978758</text:p>
          </table:table-cell>
          <table:table-cell table:style-name="ce3" table:formula="of:=SIN(PI()*2/257*[.CP$1]*[.$B7]*[.$B7])/[.$B7]/[.$B7]" office:value-type="float" office:value="0.793663302291248">
            <text:p>0.7936633023</text:p>
          </table:table-cell>
          <table:table-cell table:style-name="ce3" table:formula="of:=SIN(PI()*2/257*[.CQ$1]*[.$B7]*[.$B7])/[.$B7]/[.$B7]" office:value-type="float" office:value="0.778554368704298">
            <text:p>0.7785543687</text:p>
          </table:table-cell>
          <table:table-cell table:style-name="ce3" table:formula="of:=SIN(PI()*2/257*[.CR$1]*[.$B7]*[.$B7])/[.$B7]/[.$B7]" office:value-type="float" office:value="0.762980105383721">
            <text:p>0.7629801054</text:p>
          </table:table-cell>
          <table:table-cell table:style-name="ce3" table:formula="of:=SIN(PI()*2/257*[.CS$1]*[.$B7]*[.$B7])/[.$B7]/[.$B7]" office:value-type="float" office:value="0.746949820822406">
            <text:p>0.7469498208</text:p>
          </table:table-cell>
          <table:table-cell table:style-name="ce3" table:formula="of:=SIN(PI()*2/257*[.CT$1]*[.$B7]*[.$B7])/[.$B7]/[.$B7]" office:value-type="float" office:value="0.730473096069981">
            <text:p>0.7304730961</text:p>
          </table:table-cell>
          <table:table-cell table:style-name="ce3" table:formula="of:=SIN(PI()*2/257*[.CU$1]*[.$B7]*[.$B7])/[.$B7]/[.$B7]" office:value-type="float" office:value="0.713559779006372">
            <text:p>0.713559779</text:p>
          </table:table-cell>
          <table:table-cell table:style-name="ce3" table:formula="of:=SIN(PI()*2/257*[.CV$1]*[.$B7]*[.$B7])/[.$B7]/[.$B7]" office:value-type="float" office:value="0.696219978455883">
            <text:p>0.6962199785</text:p>
          </table:table-cell>
          <table:table-cell table:style-name="ce3" table:formula="of:=SIN(PI()*2/257*[.CW$1]*[.$B7]*[.$B7])/[.$B7]/[.$B7]" office:value-type="float" office:value="0.678464058145309">
            <text:p>0.6784640581</text:p>
          </table:table-cell>
          <table:table-cell table:style-name="ce3" table:formula="of:=SIN(PI()*2/257*[.CX$1]*[.$B7]*[.$B7])/[.$B7]/[.$B7]" office:value-type="float" office:value="0.660302630509695">
            <text:p>0.6603026305</text:p>
          </table:table-cell>
          <table:table-cell table:style-name="ce3" table:formula="of:=SIN(PI()*2/257*[.CY$1]*[.$B7]*[.$B7])/[.$B7]/[.$B7]" office:value-type="float" office:value="0.641746550349456">
            <text:p>0.6417465503</text:p>
          </table:table-cell>
          <table:table-cell table:style-name="ce3" table:formula="of:=SIN(PI()*2/257*[.CZ$1]*[.$B7]*[.$B7])/[.$B7]/[.$B7]" office:value-type="float" office:value="0.62280690834263">
            <text:p>0.6228069083</text:p>
          </table:table-cell>
          <table:table-cell table:style-name="ce3" table:formula="of:=SIN(PI()*2/257*[.DA$1]*[.$B7]*[.$B7])/[.$B7]/[.$B7]" office:value-type="float" office:value="0.603495024416154">
            <text:p>0.6034950244</text:p>
          </table:table-cell>
          <table:table-cell table:style-name="ce3" table:formula="of:=SIN(PI()*2/257*[.DB$1]*[.$B7]*[.$B7])/[.$B7]/[.$B7]" office:value-type="float" office:value="0.583822440980119">
            <text:p>0.583822441</text:p>
          </table:table-cell>
          <table:table-cell table:style-name="ce3" table:formula="of:=SIN(PI()*2/257*[.DC$1]*[.$B7]*[.$B7])/[.$B7]/[.$B7]" office:value-type="float" office:value="0.56380091602906">
            <text:p>0.563800916</text:p>
          </table:table-cell>
          <table:table-cell table:style-name="ce3" table:formula="of:=SIN(PI()*2/257*[.DD$1]*[.$B7]*[.$B7])/[.$B7]/[.$B7]" office:value-type="float" office:value="0.543442416114376">
            <text:p>0.5434424161</text:p>
          </table:table-cell>
          <table:table-cell table:style-name="ce3" table:formula="of:=SIN(PI()*2/257*[.DE$1]*[.$B7]*[.$B7])/[.$B7]/[.$B7]" office:value-type="float" office:value="0.522759109192121">
            <text:p>0.5227591092</text:p>
          </table:table-cell>
          <table:table-cell table:style-name="ce3" table:formula="of:=SIN(PI()*2/257*[.DF$1]*[.$B7]*[.$B7])/[.$B7]/[.$B7]" office:value-type="float" office:value="0.501763357350398">
            <text:p>0.5017633574</text:p>
          </table:table-cell>
          <table:table-cell table:style-name="ce3" table:formula="of:=SIN(PI()*2/257*[.DG$1]*[.$B7]*[.$B7])/[.$B7]/[.$B7]" office:value-type="float" office:value="0.480467709420742">
            <text:p>0.4804677094</text:p>
          </table:table-cell>
          <table:table-cell table:style-name="ce3" table:formula="of:=SIN(PI()*2/257*[.DH$1]*[.$B7]*[.$B7])/[.$B7]/[.$B7]" office:value-type="float" office:value="0.45888489347787">
            <text:p>0.4588848935</text:p>
          </table:table-cell>
          <table:table-cell table:style-name="ce3" table:formula="of:=SIN(PI()*2/257*[.DI$1]*[.$B7]*[.$B7])/[.$B7]/[.$B7]" office:value-type="float" office:value="0.437027809232322">
            <text:p>0.4370278092</text:p>
          </table:table-cell>
          <table:table-cell table:style-name="ce3" table:formula="of:=SIN(PI()*2/257*[.DJ$1]*[.$B7]*[.$B7])/[.$B7]/[.$B7]" office:value-type="float" office:value="0.414909520320496">
            <text:p>0.4149095203</text:p>
          </table:table-cell>
          <table:table-cell table:style-name="ce3" table:formula="of:=SIN(PI()*2/257*[.DK$1]*[.$B7]*[.$B7])/[.$B7]/[.$B7]" office:value-type="float" office:value="0.392543246496723">
            <text:p>0.3925432465</text:p>
          </table:table-cell>
          <table:table-cell table:style-name="ce3" table:formula="of:=SIN(PI()*2/257*[.DL$1]*[.$B7]*[.$B7])/[.$B7]/[.$B7]" office:value-type="float" office:value="0.369942355732025">
            <text:p>0.3699423557</text:p>
          </table:table-cell>
          <table:table-cell table:style-name="ce3" table:formula="of:=SIN(PI()*2/257*[.DM$1]*[.$B7]*[.$B7])/[.$B7]/[.$B7]" office:value-type="float" office:value="0.347120356224291">
            <text:p>0.3471203562</text:p>
          </table:table-cell>
          <table:table-cell table:style-name="ce3" table:formula="of:=SIN(PI()*2/257*[.DN$1]*[.$B7]*[.$B7])/[.$B7]/[.$B7]" office:value-type="float" office:value="0.324090888324637">
            <text:p>0.3240908883</text:p>
          </table:table-cell>
          <table:table-cell table:style-name="ce3" table:formula="of:=SIN(PI()*2/257*[.DO$1]*[.$B7]*[.$B7])/[.$B7]/[.$B7]" office:value-type="float" office:value="0.300867716384782">
            <text:p>0.3008677164</text:p>
          </table:table-cell>
          <table:table-cell table:style-name="ce3" table:formula="of:=SIN(PI()*2/257*[.DP$1]*[.$B7]*[.$B7])/[.$B7]/[.$B7]" office:value-type="float" office:value="0.277464720530311">
            <text:p>0.2774647205</text:p>
          </table:table-cell>
          <table:table-cell table:style-name="ce3" table:formula="of:=SIN(PI()*2/257*[.DQ$1]*[.$B7]*[.$B7])/[.$B7]/[.$B7]" office:value-type="float" office:value="0.253895888364742">
            <text:p>0.2538958884</text:p>
          </table:table-cell>
          <table:table-cell table:style-name="ce3" table:formula="of:=SIN(PI()*2/257*[.DR$1]*[.$B7]*[.$B7])/[.$B7]/[.$B7]" office:value-type="float" office:value="0.230175306609357">
            <text:p>0.2301753066</text:p>
          </table:table-cell>
          <table:table-cell table:style-name="ce3" table:formula="of:=SIN(PI()*2/257*[.DS$1]*[.$B7]*[.$B7])/[.$B7]/[.$B7]" office:value-type="float" office:value="0.206317152683784">
            <text:p>0.2063171527</text:p>
          </table:table-cell>
          <table:table-cell table:style-name="ce3" table:formula="of:=SIN(PI()*2/257*[.DT$1]*[.$B7]*[.$B7])/[.$B7]/[.$B7]" office:value-type="float" office:value="0.182335686232381">
            <text:p>0.1823356862</text:p>
          </table:table-cell>
          <table:table-cell table:style-name="ce3" table:formula="of:=SIN(PI()*2/257*[.DU$1]*[.$B7]*[.$B7])/[.$B7]/[.$B7]" office:value-type="float" office:value="0.15824524060147">
            <text:p>0.1582452406</text:p>
          </table:table-cell>
          <table:table-cell table:style-name="ce3" table:formula="of:=SIN(PI()*2/257*[.DV$1]*[.$B7]*[.$B7])/[.$B7]/[.$B7]" office:value-type="float" office:value="0.134060214272514">
            <text:p>0.1340602143</text:p>
          </table:table-cell>
          <table:table-cell table:style-name="ce3" table:formula="of:=SIN(PI()*2/257*[.DW$1]*[.$B7]*[.$B7])/[.$B7]/[.$B7]" office:value-type="float" office:value="0.109795062256382">
            <text:p>0.1097950623</text:p>
          </table:table-cell>
          <table:table-cell table:style-name="ce3" table:formula="of:=SIN(PI()*2/257*[.DX$1]*[.$B7]*[.$B7])/[.$B7]/[.$B7]" office:value-type="float" office:value="0.0854642874538057">
            <text:p>0.0854642875</text:p>
          </table:table-cell>
          <table:table-cell table:style-name="ce3" table:formula="of:=SIN(PI()*2/257*[.DY$1]*[.$B7]*[.$B7])/[.$B7]/[.$B7]" office:value-type="float" office:value="0.0610824319872265">
            <text:p>0.061082432</text:p>
          </table:table-cell>
          <table:table-cell table:style-name="ce3" table:formula="of:=SIN(PI()*2/257*[.DZ$1]*[.$B7]*[.$B7])/[.$B7]/[.$B7]" office:value-type="float" office:value="0.0366640685091994">
            <text:p>0.0366640685</text:p>
          </table:table-cell>
          <table:table-cell table:style-name="ce3" table:formula="of:=SIN(PI()*2/257*[.EA$1]*[.$B7]*[.$B7])/[.$B7]/[.$B7]" office:value-type="float" office:value="0.0122237914925433">
            <text:p>0.0122237915</text:p>
          </table:table-cell>
          <table:table-cell table:style-name="ce3" table:formula="of:=SIN(PI()*2/257*[.EB$1]*[.$B7]*[.$B7])/[.$B7]/[.$B7]" office:value-type="float" office:value="-0.0122237914925431">
            <text:p>-0.0122237915</text:p>
          </table:table-cell>
          <table:table-cell table:style-name="ce3" table:formula="of:=SIN(PI()*2/257*[.EC$1]*[.$B7]*[.$B7])/[.$B7]/[.$B7]" office:value-type="float" office:value="-0.0366640685091987">
            <text:p>-0.0366640685</text:p>
          </table:table-cell>
          <table:table-cell table:style-name="ce3" table:formula="of:=SIN(PI()*2/257*[.ED$1]*[.$B7]*[.$B7])/[.$B7]/[.$B7]" office:value-type="float" office:value="-0.0610824319872262">
            <text:p>-0.061082432</text:p>
          </table:table-cell>
          <table:table-cell table:style-name="ce3" table:formula="of:=SIN(PI()*2/257*[.EE$1]*[.$B7]*[.$B7])/[.$B7]/[.$B7]" office:value-type="float" office:value="-0.085464287453805">
            <text:p>-0.0854642875</text:p>
          </table:table-cell>
          <table:table-cell table:style-name="ce3" table:formula="of:=SIN(PI()*2/257*[.EF$1]*[.$B7]*[.$B7])/[.$B7]/[.$B7]" office:value-type="float" office:value="-0.109795062256382">
            <text:p>-0.1097950623</text:p>
          </table:table-cell>
          <table:table-cell table:style-name="ce3" table:formula="of:=SIN(PI()*2/257*[.EG$1]*[.$B7]*[.$B7])/[.$B7]/[.$B7]" office:value-type="float" office:value="-0.134060214272514">
            <text:p>-0.1340602143</text:p>
          </table:table-cell>
          <table:table-cell table:style-name="ce3" table:formula="of:=SIN(PI()*2/257*[.EH$1]*[.$B7]*[.$B7])/[.$B7]/[.$B7]" office:value-type="float" office:value="-0.158245240601469">
            <text:p>-0.1582452406</text:p>
          </table:table-cell>
          <table:table-cell table:style-name="ce3" table:formula="of:=SIN(PI()*2/257*[.EI$1]*[.$B7]*[.$B7])/[.$B7]/[.$B7]" office:value-type="float" office:value="-0.182335686232381">
            <text:p>-0.1823356862</text:p>
          </table:table-cell>
          <table:table-cell table:style-name="ce3" table:formula="of:=SIN(PI()*2/257*[.EJ$1]*[.$B7]*[.$B7])/[.$B7]/[.$B7]" office:value-type="float" office:value="-0.206317152683783">
            <text:p>-0.2063171527</text:p>
          </table:table-cell>
          <table:table-cell table:style-name="ce3" table:formula="of:=SIN(PI()*2/257*[.EK$1]*[.$B7]*[.$B7])/[.$B7]/[.$B7]" office:value-type="float" office:value="-0.230175306609356">
            <text:p>-0.2301753066</text:p>
          </table:table-cell>
          <table:table-cell table:style-name="ce3" table:formula="of:=SIN(PI()*2/257*[.EL$1]*[.$B7]*[.$B7])/[.$B7]/[.$B7]" office:value-type="float" office:value="-0.253895888364742">
            <text:p>-0.2538958884</text:p>
          </table:table-cell>
          <table:table-cell table:style-name="ce3" table:formula="of:=SIN(PI()*2/257*[.EM$1]*[.$B7]*[.$B7])/[.$B7]/[.$B7]" office:value-type="float" office:value="-0.27746472053031">
            <text:p>-0.2774647205</text:p>
          </table:table-cell>
          <table:table-cell table:style-name="ce3" table:formula="of:=SIN(PI()*2/257*[.EN$1]*[.$B7]*[.$B7])/[.$B7]/[.$B7]" office:value-type="float" office:value="-0.300867716384782">
            <text:p>-0.3008677164</text:p>
          </table:table-cell>
          <table:table-cell table:style-name="ce3" table:formula="of:=SIN(PI()*2/257*[.EO$1]*[.$B7]*[.$B7])/[.$B7]/[.$B7]" office:value-type="float" office:value="-0.324090888324637">
            <text:p>-0.3240908883</text:p>
          </table:table-cell>
          <table:table-cell table:style-name="ce3" table:formula="of:=SIN(PI()*2/257*[.EP$1]*[.$B7]*[.$B7])/[.$B7]/[.$B7]" office:value-type="float" office:value="-0.347120356224291">
            <text:p>-0.3471203562</text:p>
          </table:table-cell>
          <table:table-cell table:style-name="ce3" table:formula="of:=SIN(PI()*2/257*[.EQ$1]*[.$B7]*[.$B7])/[.$B7]/[.$B7]" office:value-type="float" office:value="-0.369942355732024">
            <text:p>-0.3699423557</text:p>
          </table:table-cell>
          <table:table-cell table:style-name="ce3" table:formula="of:=SIN(PI()*2/257*[.ER$1]*[.$B7]*[.$B7])/[.$B7]/[.$B7]" office:value-type="float" office:value="-0.392543246496722">
            <text:p>-0.3925432465</text:p>
          </table:table-cell>
          <table:table-cell table:style-name="ce3" table:formula="of:=SIN(PI()*2/257*[.ES$1]*[.$B7]*[.$B7])/[.$B7]/[.$B7]" office:value-type="float" office:value="-0.414909520320496">
            <text:p>-0.4149095203</text:p>
          </table:table-cell>
          <table:table-cell table:style-name="ce3" table:formula="of:=SIN(PI()*2/257*[.ET$1]*[.$B7]*[.$B7])/[.$B7]/[.$B7]" office:value-type="float" office:value="-0.437027809232322">
            <text:p>-0.4370278092</text:p>
          </table:table-cell>
          <table:table-cell table:style-name="ce3" table:formula="of:=SIN(PI()*2/257*[.EU$1]*[.$B7]*[.$B7])/[.$B7]/[.$B7]" office:value-type="float" office:value="-0.45888489347787">
            <text:p>-0.4588848935</text:p>
          </table:table-cell>
          <table:table-cell table:style-name="ce3" table:formula="of:=SIN(PI()*2/257*[.EV$1]*[.$B7]*[.$B7])/[.$B7]/[.$B7]" office:value-type="float" office:value="-0.480467709420741">
            <text:p>-0.4804677094</text:p>
          </table:table-cell>
          <table:table-cell table:style-name="ce3" table:formula="of:=SIN(PI()*2/257*[.EW$1]*[.$B7]*[.$B7])/[.$B7]/[.$B7]" office:value-type="float" office:value="-0.501763357350398">
            <text:p>-0.5017633574</text:p>
          </table:table-cell>
          <table:table-cell table:style-name="ce3" table:formula="of:=SIN(PI()*2/257*[.EX$1]*[.$B7]*[.$B7])/[.$B7]/[.$B7]" office:value-type="float" office:value="-0.52275910919212">
            <text:p>-0.5227591092</text:p>
          </table:table-cell>
          <table:table-cell table:style-name="ce3" table:formula="of:=SIN(PI()*2/257*[.EY$1]*[.$B7]*[.$B7])/[.$B7]/[.$B7]" office:value-type="float" office:value="-0.543442416114376">
            <text:p>-0.5434424161</text:p>
          </table:table-cell>
          <table:table-cell table:style-name="ce3" table:formula="of:=SIN(PI()*2/257*[.EZ$1]*[.$B7]*[.$B7])/[.$B7]/[.$B7]" office:value-type="float" office:value="-0.563800916029059">
            <text:p>-0.563800916</text:p>
          </table:table-cell>
          <table:table-cell table:style-name="ce3" table:formula="of:=SIN(PI()*2/257*[.FA$1]*[.$B7]*[.$B7])/[.$B7]/[.$B7]" office:value-type="float" office:value="-0.583822440980119">
            <text:p>-0.583822441</text:p>
          </table:table-cell>
          <table:table-cell table:style-name="ce3" table:formula="of:=SIN(PI()*2/257*[.FB$1]*[.$B7]*[.$B7])/[.$B7]/[.$B7]" office:value-type="float" office:value="-0.603495024416153">
            <text:p>-0.6034950244</text:p>
          </table:table-cell>
          <table:table-cell table:style-name="ce3" table:formula="of:=SIN(PI()*2/257*[.FC$1]*[.$B7]*[.$B7])/[.$B7]/[.$B7]" office:value-type="float" office:value="-0.62280690834263">
            <text:p>-0.6228069083</text:p>
          </table:table-cell>
          <table:table-cell table:style-name="ce3" table:formula="of:=SIN(PI()*2/257*[.FD$1]*[.$B7]*[.$B7])/[.$B7]/[.$B7]" office:value-type="float" office:value="-0.641746550349456">
            <text:p>-0.6417465503</text:p>
          </table:table-cell>
          <table:table-cell table:style-name="ce3" table:formula="of:=SIN(PI()*2/257*[.FE$1]*[.$B7]*[.$B7])/[.$B7]/[.$B7]" office:value-type="float" office:value="-0.660302630509695">
            <text:p>-0.6603026305</text:p>
          </table:table-cell>
          <table:table-cell table:style-name="ce3" table:formula="of:=SIN(PI()*2/257*[.FF$1]*[.$B7]*[.$B7])/[.$B7]/[.$B7]" office:value-type="float" office:value="-0.678464058145309">
            <text:p>-0.6784640581</text:p>
          </table:table-cell>
          <table:table-cell table:style-name="ce3" table:formula="of:=SIN(PI()*2/257*[.FG$1]*[.$B7]*[.$B7])/[.$B7]/[.$B7]" office:value-type="float" office:value="-0.696219978455883">
            <text:p>-0.6962199785</text:p>
          </table:table-cell>
          <table:table-cell table:style-name="ce3" table:formula="of:=SIN(PI()*2/257*[.FH$1]*[.$B7]*[.$B7])/[.$B7]/[.$B7]" office:value-type="float" office:value="-0.713559779006372">
            <text:p>-0.713559779</text:p>
          </table:table-cell>
          <table:table-cell table:style-name="ce3" table:formula="of:=SIN(PI()*2/257*[.FI$1]*[.$B7]*[.$B7])/[.$B7]/[.$B7]" office:value-type="float" office:value="-0.73047309606998">
            <text:p>-0.7304730961</text:p>
          </table:table-cell>
          <table:table-cell table:style-name="ce3" table:formula="of:=SIN(PI()*2/257*[.FJ$1]*[.$B7]*[.$B7])/[.$B7]/[.$B7]" office:value-type="float" office:value="-0.746949820822406">
            <text:p>-0.7469498208</text:p>
          </table:table-cell>
          <table:table-cell table:style-name="ce3" table:formula="of:=SIN(PI()*2/257*[.FK$1]*[.$B7]*[.$B7])/[.$B7]/[.$B7]" office:value-type="float" office:value="-0.762980105383721">
            <text:p>-0.7629801054</text:p>
          </table:table-cell>
          <table:table-cell table:style-name="ce3" table:formula="of:=SIN(PI()*2/257*[.FL$1]*[.$B7]*[.$B7])/[.$B7]/[.$B7]" office:value-type="float" office:value="-0.778554368704297">
            <text:p>-0.7785543687</text:p>
          </table:table-cell>
          <table:table-cell table:style-name="ce3" table:formula="of:=SIN(PI()*2/257*[.FM$1]*[.$B7]*[.$B7])/[.$B7]/[.$B7]" office:value-type="float" office:value="-0.793663302291248">
            <text:p>-0.7936633023</text:p>
          </table:table-cell>
          <table:table-cell table:style-name="ce3" table:formula="of:=SIN(PI()*2/257*[.FN$1]*[.$B7]*[.$B7])/[.$B7]/[.$B7]" office:value-type="float" office:value="-0.808297875771971">
            <text:p>-0.8082978758</text:p>
          </table:table-cell>
          <table:table-cell table:style-name="ce3" table:formula="of:=SIN(PI()*2/257*[.FO$1]*[.$B7]*[.$B7])/[.$B7]/[.$B7]" office:value-type="float" office:value="-0.822449342291457">
            <text:p>-0.8224493423</text:p>
          </table:table-cell>
          <table:table-cell table:style-name="ce3" table:formula="of:=SIN(PI()*2/257*[.FP$1]*[.$B7]*[.$B7])/[.$B7]/[.$B7]" office:value-type="float" office:value="-0.836109243740149">
            <text:p>-0.8361092437</text:p>
          </table:table-cell>
          <table:table-cell table:style-name="ce3" table:formula="of:=SIN(PI()*2/257*[.FQ$1]*[.$B7]*[.$B7])/[.$B7]/[.$B7]" office:value-type="float" office:value="-0.849269415809224">
            <text:p>-0.8492694158</text:p>
          </table:table-cell>
          <table:table-cell table:style-name="ce3" table:formula="of:=SIN(PI()*2/257*[.FR$1]*[.$B7]*[.$B7])/[.$B7]/[.$B7]" office:value-type="float" office:value="-0.86192199287027">
            <text:p>-0.8619219929</text:p>
          </table:table-cell>
          <table:table-cell table:style-name="ce3" table:formula="of:=SIN(PI()*2/257*[.FS$1]*[.$B7]*[.$B7])/[.$B7]/[.$B7]" office:value-type="float" office:value="-0.874059412676446">
            <text:p>-0.8740594127</text:p>
          </table:table-cell>
          <table:table-cell table:style-name="ce3" table:formula="of:=SIN(PI()*2/257*[.FT$1]*[.$B7]*[.$B7])/[.$B7]/[.$B7]" office:value-type="float" office:value="-0.885674420882326">
            <text:p>-0.8856744209</text:p>
          </table:table-cell>
          <table:table-cell table:style-name="ce3" table:formula="of:=SIN(PI()*2/257*[.FU$1]*[.$B7]*[.$B7])/[.$B7]/[.$B7]" office:value-type="float" office:value="-0.896760075379699">
            <text:p>-0.8967600754</text:p>
          </table:table-cell>
          <table:table-cell table:style-name="ce3" table:formula="of:=SIN(PI()*2/257*[.FV$1]*[.$B7]*[.$B7])/[.$B7]/[.$B7]" office:value-type="float" office:value="-0.907309750446764">
            <text:p>-0.9073097504</text:p>
          </table:table-cell>
          <table:table-cell table:style-name="ce3" table:formula="of:=SIN(PI()*2/257*[.FW$1]*[.$B7]*[.$B7])/[.$B7]/[.$B7]" office:value-type="float" office:value="-0.917317140708218">
            <text:p>-0.9173171407</text:p>
          </table:table-cell>
          <table:table-cell table:style-name="ce3" table:formula="of:=SIN(PI()*2/257*[.FX$1]*[.$B7]*[.$B7])/[.$B7]/[.$B7]" office:value-type="float" office:value="-0.926776264903879">
            <text:p>-0.9267762649</text:p>
          </table:table-cell>
          <table:table-cell table:style-name="ce3" table:formula="of:=SIN(PI()*2/257*[.FY$1]*[.$B7]*[.$B7])/[.$B7]/[.$B7]" office:value-type="float" office:value="-0.935681469463593">
            <text:p>-0.9356814695</text:p>
          </table:table-cell>
          <table:table-cell table:style-name="ce3" table:formula="of:=SIN(PI()*2/257*[.FZ$1]*[.$B7]*[.$B7])/[.$B7]/[.$B7]" office:value-type="float" office:value="-0.944027431886283">
            <text:p>-0.9440274319</text:p>
          </table:table-cell>
          <table:table-cell table:style-name="ce3" table:formula="of:=SIN(PI()*2/257*[.GA$1]*[.$B7]*[.$B7])/[.$B7]/[.$B7]" office:value-type="float" office:value="-0.951809163921126">
            <text:p>-0.9518091639</text:p>
          </table:table-cell>
          <table:table-cell table:style-name="ce3" table:formula="of:=SIN(PI()*2/257*[.GB$1]*[.$B7]*[.$B7])/[.$B7]/[.$B7]" office:value-type="float" office:value="-0.959022014548951">
            <text:p>-0.9590220145</text:p>
          </table:table-cell>
          <table:table-cell table:style-name="ce3" table:formula="of:=SIN(PI()*2/257*[.GC$1]*[.$B7]*[.$B7])/[.$B7]/[.$B7]" office:value-type="float" office:value="-0.965661672762078">
            <text:p>-0.9656616728</text:p>
          </table:table-cell>
          <table:table-cell table:style-name="ce3" table:formula="of:=SIN(PI()*2/257*[.GD$1]*[.$B7]*[.$B7])/[.$B7]/[.$B7]" office:value-type="float" office:value="-0.971724170140946">
            <text:p>-0.9717241701</text:p>
          </table:table-cell>
          <table:table-cell table:style-name="ce3" table:formula="of:=SIN(PI()*2/257*[.GE$1]*[.$B7]*[.$B7])/[.$B7]/[.$B7]" office:value-type="float" office:value="-0.977205883225967">
            <text:p>-0.9772058832</text:p>
          </table:table-cell>
          <table:table-cell table:style-name="ce3" table:formula="of:=SIN(PI()*2/257*[.GF$1]*[.$B7]*[.$B7])/[.$B7]/[.$B7]" office:value-type="float" office:value="-0.982103535683219">
            <text:p>-0.9821035357</text:p>
          </table:table-cell>
          <table:table-cell table:style-name="ce3" table:formula="of:=SIN(PI()*2/257*[.GG$1]*[.$B7]*[.$B7])/[.$B7]/[.$B7]" office:value-type="float" office:value="-0.986414200262653">
            <text:p>-0.9864142003</text:p>
          </table:table-cell>
          <table:table-cell table:style-name="ce3" table:formula="of:=SIN(PI()*2/257*[.GH$1]*[.$B7]*[.$B7])/[.$B7]/[.$B7]" office:value-type="float" office:value="-0.990135300547668">
            <text:p>-0.9901353005</text:p>
          </table:table-cell>
          <table:table-cell table:style-name="ce3" table:formula="of:=SIN(PI()*2/257*[.GI$1]*[.$B7]*[.$B7])/[.$B7]/[.$B7]" office:value-type="float" office:value="-0.993264612494994">
            <text:p>-0.9932646125</text:p>
          </table:table-cell>
          <table:table-cell table:style-name="ce3" table:formula="of:=SIN(PI()*2/257*[.GJ$1]*[.$B7]*[.$B7])/[.$B7]/[.$B7]" office:value-type="float" office:value="-0.995800265763965">
            <text:p>-0.9958002658</text:p>
          </table:table-cell>
          <table:table-cell table:style-name="ce3" table:formula="of:=SIN(PI()*2/257*[.GK$1]*[.$B7]*[.$B7])/[.$B7]/[.$B7]" office:value-type="float" office:value="-0.9977407448344">
            <text:p>-0.9977407448</text:p>
          </table:table-cell>
          <table:table-cell table:style-name="ce3" table:formula="of:=SIN(PI()*2/257*[.GL$1]*[.$B7]*[.$B7])/[.$B7]/[.$B7]" office:value-type="float" office:value="-0.999084889912395">
            <text:p>-0.9990848899</text:p>
          </table:table-cell>
          <table:table-cell table:style-name="ce3" table:formula="of:=SIN(PI()*2/257*[.GM$1]*[.$B7]*[.$B7])/[.$B7]/[.$B7]" office:value-type="float" office:value="-0.999831897623522">
            <text:p>-0.9998318976</text:p>
          </table:table-cell>
          <table:table-cell table:style-name="ce3" table:formula="of:=SIN(PI()*2/257*[.GN$1]*[.$B7]*[.$B7])/[.$B7]/[.$B7]" office:value-type="float" office:value="-0.99998132149299">
            <text:p>-0.9999813215</text:p>
          </table:table-cell>
          <table:table-cell table:style-name="ce3" table:formula="of:=SIN(PI()*2/257*[.GO$1]*[.$B7]*[.$B7])/[.$B7]/[.$B7]" office:value-type="float" office:value="-0.999533072212496">
            <text:p>-0.9995330722</text:p>
          </table:table-cell>
          <table:table-cell table:style-name="ce3" table:formula="of:=SIN(PI()*2/257*[.GP$1]*[.$B7]*[.$B7])/[.$B7]/[.$B7]" office:value-type="float" office:value="-0.998487417693603">
            <text:p>-0.9984874177</text:p>
          </table:table-cell>
          <table:table-cell table:style-name="ce3" table:formula="of:=SIN(PI()*2/257*[.GQ$1]*[.$B7]*[.$B7])/[.$B7]/[.$B7]" office:value-type="float" office:value="-0.996844982907616">
            <text:p>-0.9968449829</text:p>
          </table:table-cell>
          <table:table-cell table:style-name="ce3" table:formula="of:=SIN(PI()*2/257*[.GR$1]*[.$B7]*[.$B7])/[.$B7]/[.$B7]" office:value-type="float" office:value="-0.994606749512042">
            <text:p>-0.9946067495</text:p>
          </table:table-cell>
          <table:table-cell table:style-name="ce3" table:formula="of:=SIN(PI()*2/257*[.GS$1]*[.$B7]*[.$B7])/[.$B7]/[.$B7]" office:value-type="float" office:value="-0.991774055263872">
            <text:p>-0.9917740553</text:p>
          </table:table-cell>
          <table:table-cell table:style-name="ce3" table:formula="of:=SIN(PI()*2/257*[.GT$1]*[.$B7]*[.$B7])/[.$B7]/[.$B7]" office:value-type="float" office:value="-0.988348593220025">
            <text:p>-0.9883485932</text:p>
          </table:table-cell>
          <table:table-cell table:style-name="ce3" table:formula="of:=SIN(PI()*2/257*[.GU$1]*[.$B7]*[.$B7])/[.$B7]/[.$B7]" office:value-type="float" office:value="-0.984332410725432">
            <text:p>-0.9843324107</text:p>
          </table:table-cell>
          <table:table-cell table:style-name="ce3" table:formula="of:=SIN(PI()*2/257*[.GV$1]*[.$B7]*[.$B7])/[.$B7]/[.$B7]" office:value-type="float" office:value="-0.97972790818937">
            <text:p>-0.9797279082</text:p>
          </table:table-cell>
          <table:table-cell table:style-name="ce3" table:formula="of:=SIN(PI()*2/257*[.GW$1]*[.$B7]*[.$B7])/[.$B7]/[.$B7]" office:value-type="float" office:value="-0.974537837650779">
            <text:p>-0.9745378377</text:p>
          </table:table-cell>
          <table:table-cell table:style-name="ce3" table:formula="of:=SIN(PI()*2/257*[.GX$1]*[.$B7]*[.$B7])/[.$B7]/[.$B7]" office:value-type="float" office:value="-0.968765301133407">
            <text:p>-0.9687653011</text:p>
          </table:table-cell>
          <table:table-cell table:style-name="ce3" table:formula="of:=SIN(PI()*2/257*[.GY$1]*[.$B7]*[.$B7])/[.$B7]/[.$B7]" office:value-type="float" office:value="-0.962413748791782">
            <text:p>-0.9624137488</text:p>
          </table:table-cell>
          <table:table-cell table:style-name="ce3" table:formula="of:=SIN(PI()*2/257*[.GZ$1]*[.$B7]*[.$B7])/[.$B7]/[.$B7]" office:value-type="float" office:value="-0.955486976849106">
            <text:p>-0.9554869768</text:p>
          </table:table-cell>
          <table:table-cell table:style-name="ce3" table:formula="of:=SIN(PI()*2/257*[.HA$1]*[.$B7]*[.$B7])/[.$B7]/[.$B7]" office:value-type="float" office:value="-0.947989125328316">
            <text:p>-0.9479891253</text:p>
          </table:table-cell>
          <table:table-cell table:style-name="ce3" table:formula="of:=SIN(PI()*2/257*[.HB$1]*[.$B7]*[.$B7])/[.$B7]/[.$B7]" office:value-type="float" office:value="-0.939924675577651">
            <text:p>-0.9399246756</text:p>
          </table:table-cell>
          <table:table-cell table:style-name="ce3" table:formula="of:=SIN(PI()*2/257*[.HC$1]*[.$B7]*[.$B7])/[.$B7]/[.$B7]" office:value-type="float" office:value="-0.931298447592229">
            <text:p>-0.9312984476</text:p>
          </table:table-cell>
          <table:table-cell table:style-name="ce3" table:formula="of:=SIN(PI()*2/257*[.HD$1]*[.$B7]*[.$B7])/[.$B7]/[.$B7]" office:value-type="float" office:value="-0.922115597133202">
            <text:p>-0.9221155971</text:p>
          </table:table-cell>
          <table:table-cell table:style-name="ce3" table:formula="of:=SIN(PI()*2/257*[.HE$1]*[.$B7]*[.$B7])/[.$B7]/[.$B7]" office:value-type="float" office:value="-0.912381612646247">
            <text:p>-0.9123816126</text:p>
          </table:table-cell>
          <table:table-cell table:style-name="ce3" table:formula="of:=SIN(PI()*2/257*[.HF$1]*[.$B7]*[.$B7])/[.$B7]/[.$B7]" office:value-type="float" office:value="-0.902102311981202">
            <text:p>-0.902102312</text:p>
          </table:table-cell>
          <table:table-cell table:style-name="ce3" table:formula="of:=SIN(PI()*2/257*[.HG$1]*[.$B7]*[.$B7])/[.$B7]/[.$B7]" office:value-type="float" office:value="-0.891283838914831">
            <text:p>-0.8912838389</text:p>
          </table:table-cell>
          <table:table-cell table:style-name="ce3" table:formula="of:=SIN(PI()*2/257*[.HH$1]*[.$B7]*[.$B7])/[.$B7]/[.$B7]" office:value-type="float" office:value="-0.879932659478787">
            <text:p>-0.8799326595</text:p>
          </table:table-cell>
          <table:table-cell table:style-name="ce3" table:formula="of:=SIN(PI()*2/257*[.HI$1]*[.$B7]*[.$B7])/[.$B7]/[.$B7]" office:value-type="float" office:value="-0.868055558094961">
            <text:p>-0.8680555581</text:p>
          </table:table-cell>
          <table:table-cell table:style-name="ce3" table:formula="of:=SIN(PI()*2/257*[.HJ$1]*[.$B7]*[.$B7])/[.$B7]/[.$B7]" office:value-type="float" office:value="-0.855659633520543">
            <text:p>-0.8556596335</text:p>
          </table:table-cell>
          <table:table-cell table:style-name="ce3" table:formula="of:=SIN(PI()*2/257*[.HK$1]*[.$B7]*[.$B7])/[.$B7]/[.$B7]" office:value-type="float" office:value="-0.842752294605208">
            <text:p>-0.8427522946</text:p>
          </table:table-cell>
          <table:table-cell table:style-name="ce3" table:formula="of:=SIN(PI()*2/257*[.HL$1]*[.$B7]*[.$B7])/[.$B7]/[.$B7]" office:value-type="float" office:value="-0.829341255862957">
            <text:p>-0.8293412559</text:p>
          </table:table-cell>
          <table:table-cell table:style-name="ce3" table:formula="of:=SIN(PI()*2/257*[.HM$1]*[.$B7]*[.$B7])/[.$B7]/[.$B7]" office:value-type="float" office:value="-0.815434532861279">
            <text:p>-0.8154345329</text:p>
          </table:table-cell>
          <table:table-cell table:style-name="ce3" table:formula="of:=SIN(PI()*2/257*[.HN$1]*[.$B7]*[.$B7])/[.$B7]/[.$B7]" office:value-type="float" office:value="-0.801040437430369">
            <text:p>-0.8010404374</text:p>
          </table:table-cell>
          <table:table-cell table:style-name="ce3" table:formula="of:=SIN(PI()*2/257*[.HO$1]*[.$B7]*[.$B7])/[.$B7]/[.$B7]" office:value-type="float" office:value="-0.786167572695277">
            <text:p>-0.7861675727</text:p>
          </table:table-cell>
          <table:table-cell table:style-name="ce3" table:formula="of:=SIN(PI()*2/257*[.HP$1]*[.$B7]*[.$B7])/[.$B7]/[.$B7]" office:value-type="float" office:value="-0.770824827933957">
            <text:p>-0.7708248279</text:p>
          </table:table-cell>
          <table:table-cell table:style-name="ce3" table:formula="of:=SIN(PI()*2/257*[.HQ$1]*[.$B7]*[.$B7])/[.$B7]/[.$B7]" office:value-type="float" office:value="-0.755021373264284">
            <text:p>-0.7550213733</text:p>
          </table:table-cell>
          <table:table-cell table:style-name="ce3" table:formula="of:=SIN(PI()*2/257*[.HR$1]*[.$B7]*[.$B7])/[.$B7]/[.$B7]" office:value-type="float" office:value="-0.738766654163217">
            <text:p>-0.7387666542</text:p>
          </table:table-cell>
          <table:table-cell table:style-name="ce3" table:formula="of:=SIN(PI()*2/257*[.HS$1]*[.$B7]*[.$B7])/[.$B7]/[.$B7]" office:value-type="float" office:value="-0.722070385821389">
            <text:p>-0.7220703858</text:p>
          </table:table-cell>
          <table:table-cell table:style-name="ce3" table:formula="of:=SIN(PI()*2/257*[.HT$1]*[.$B7]*[.$B7])/[.$B7]/[.$B7]" office:value-type="float" office:value="-0.704942547336487">
            <text:p>-0.7049425473</text:p>
          </table:table-cell>
          <table:table-cell table:style-name="ce3" table:formula="of:=SIN(PI()*2/257*[.HU$1]*[.$B7]*[.$B7])/[.$B7]/[.$B7]" office:value-type="float" office:value="-0.687393375748902">
            <text:p>-0.6873933757</text:p>
          </table:table-cell>
          <table:table-cell table:style-name="ce3" table:formula="of:=SIN(PI()*2/257*[.HV$1]*[.$B7]*[.$B7])/[.$B7]/[.$B7]" office:value-type="float" office:value="-0.669433359923214">
            <text:p>-0.6694333599</text:p>
          </table:table-cell>
          <table:table-cell table:style-name="ce3" table:formula="of:=SIN(PI()*2/257*[.HW$1]*[.$B7]*[.$B7])/[.$B7]/[.$B7]" office:value-type="float" office:value="-0.651073234279156">
            <text:p>-0.6510732343</text:p>
          </table:table-cell>
          <table:table-cell table:style-name="ce3" table:formula="of:=SIN(PI()*2/257*[.HX$1]*[.$B7]*[.$B7])/[.$B7]/[.$B7]" office:value-type="float" office:value="-0.632323972375828">
            <text:p>-0.6323239724</text:p>
          </table:table-cell>
          <table:table-cell table:style-name="ce3" table:formula="of:=SIN(PI()*2/257*[.HY$1]*[.$B7]*[.$B7])/[.$B7]/[.$B7]" office:value-type="float" office:value="-0.613196780352962">
            <text:p>-0.6131967804</text:p>
          </table:table-cell>
          <table:table-cell table:style-name="ce3" table:formula="of:=SIN(PI()*2/257*[.HZ$1]*[.$B7]*[.$B7])/[.$B7]/[.$B7]" office:value-type="float" office:value="-0.593703090233198">
            <text:p>-0.5937030902</text:p>
          </table:table-cell>
          <table:table-cell table:style-name="ce3" table:formula="of:=SIN(PI()*2/257*[.IA$1]*[.$B7]*[.$B7])/[.$B7]/[.$B7]" office:value-type="float" office:value="-0.57385455308934">
            <text:p>-0.5738545531</text:p>
          </table:table-cell>
          <table:table-cell table:style-name="ce3" table:formula="of:=SIN(PI()*2/257*[.IB$1]*[.$B7]*[.$B7])/[.$B7]/[.$B7]" office:value-type="float" office:value="-0.553663032080691">
            <text:p>-0.5536630321</text:p>
          </table:table-cell>
          <table:table-cell table:style-name="ce3" table:formula="of:=SIN(PI()*2/257*[.IC$1]*[.$B7]*[.$B7])/[.$B7]/[.$B7]" office:value-type="float" office:value="-0.533140595362629">
            <text:p>-0.5331405954</text:p>
          </table:table-cell>
          <table:table-cell table:style-name="ce3" table:formula="of:=SIN(PI()*2/257*[.ID$1]*[.$B7]*[.$B7])/[.$B7]/[.$B7]" office:value-type="float" office:value="-0.512299508873662">
            <text:p>-0.5122995089</text:p>
          </table:table-cell>
          <table:table-cell table:style-name="ce3" table:formula="of:=SIN(PI()*2/257*[.IE$1]*[.$B7]*[.$B7])/[.$B7]/[.$B7]" office:value-type="float" office:value="-0.491152229004267">
            <text:p>-0.491152229</text:p>
          </table:table-cell>
          <table:table-cell table:style-name="ce3" table:formula="of:=SIN(PI()*2/257*[.IF$1]*[.$B7]*[.$B7])/[.$B7]/[.$B7]" office:value-type="float" office:value="-0.469711395151902">
            <text:p>-0.4697113952</text:p>
          </table:table-cell>
          <table:table-cell table:style-name="ce3" table:formula="of:=SIN(PI()*2/257*[.IG$1]*[.$B7]*[.$B7])/[.$B7]/[.$B7]" office:value-type="float" office:value="-0.447989822166636">
            <text:p>-0.4479898222</text:p>
          </table:table-cell>
          <table:table-cell table:style-name="ce3" table:formula="of:=SIN(PI()*2/257*[.IH$1]*[.$B7]*[.$B7])/[.$B7]/[.$B7]" office:value-type="float" office:value="-0.426000492691914">
            <text:p>-0.4260004927</text:p>
          </table:table-cell>
          <table:table-cell table:style-name="ce3" table:formula="of:=SIN(PI()*2/257*[.II$1]*[.$B7]*[.$B7])/[.$B7]/[.$B7]" office:value-type="float" office:value="-0.403756549405033">
            <text:p>-0.4037565494</text:p>
          </table:table-cell>
          <table:table-cell table:style-name="ce3" table:formula="of:=SIN(PI()*2/257*[.IJ$1]*[.$B7]*[.$B7])/[.$B7]/[.$B7]" office:value-type="float" office:value="-0.381271287161973">
            <text:p>-0.3812712872</text:p>
          </table:table-cell>
          <table:table-cell table:style-name="ce3" table:formula="of:=SIN(PI()*2/257*[.IK$1]*[.$B7]*[.$B7])/[.$B7]/[.$B7]" office:value-type="float" office:value="-0.358558145051269">
            <text:p>-0.3585581451</text:p>
          </table:table-cell>
          <table:table-cell table:style-name="ce3" table:formula="of:=SIN(PI()*2/257*[.IL$1]*[.$B7]*[.$B7])/[.$B7]/[.$B7]" office:value-type="float" office:value="-0.335630698361678">
            <text:p>-0.3356306984</text:p>
          </table:table-cell>
          <table:table-cell table:style-name="ce3" table:formula="of:=SIN(PI()*2/257*[.IM$1]*[.$B7]*[.$B7])/[.$B7]/[.$B7]" office:value-type="float" office:value="-0.312502650468444">
            <text:p>-0.3125026505</text:p>
          </table:table-cell>
          <table:table-cell table:style-name="ce3" table:formula="of:=SIN(PI()*2/257*[.IN$1]*[.$B7]*[.$B7])/[.$B7]/[.$B7]" office:value-type="float" office:value="-0.289187824642999">
            <text:p>-0.2891878246</text:p>
          </table:table-cell>
          <table:table-cell table:style-name="ce3" table:formula="of:=SIN(PI()*2/257*[.IO$1]*[.$B7]*[.$B7])/[.$B7]/[.$B7]" office:value-type="float" office:value="-0.265700155791019">
            <text:p>-0.2657001558</text:p>
          </table:table-cell>
          <table:table-cell table:style-name="ce3" table:formula="of:=SIN(PI()*2/257*[.IP$1]*[.$B7]*[.$B7])/[.$B7]/[.$B7]" office:value-type="float" office:value="-0.242053682123745">
            <text:p>-0.2420536821</text:p>
          </table:table-cell>
          <table:table-cell table:style-name="ce3" table:formula="of:=SIN(PI()*2/257*[.IQ$1]*[.$B7]*[.$B7])/[.$B7]/[.$B7]" office:value-type="float" office:value="-0.218262536767565">
            <text:p>-0.2182625368</text:p>
          </table:table-cell>
          <table:table-cell table:style-name="ce3" table:formula="of:=SIN(PI()*2/257*[.IR$1]*[.$B7]*[.$B7])/[.$B7]/[.$B7]" office:value-type="float" office:value="-0.194340939316867">
            <text:p>-0.1943409393</text:p>
          </table:table-cell>
          <table:table-cell table:style-name="ce3" table:formula="of:=SIN(PI()*2/257*[.IS$1]*[.$B7]*[.$B7])/[.$B7]/[.$B7]" office:value-type="float" office:value="-0.170303187335207">
            <text:p>-0.1703031873</text:p>
          </table:table-cell>
          <table:table-cell table:style-name="ce3" table:formula="of:=SIN(PI()*2/257*[.IT$1]*[.$B7]*[.$B7])/[.$B7]/[.$B7]" office:value-type="float" office:value="-0.146163647809884">
            <text:p>-0.1461636478</text:p>
          </table:table-cell>
          <table:table-cell table:style-name="ce3" table:formula="of:=SIN(PI()*2/257*[.IU$1]*[.$B7]*[.$B7])/[.$B7]/[.$B7]" office:value-type="float" office:value="-0.121936748565016">
            <text:p>-0.1219367486</text:p>
          </table:table-cell>
          <table:table-cell table:style-name="ce3" table:formula="of:=SIN(PI()*2/257*[.IV$1]*[.$B7]*[.$B7])/[.$B7]/[.$B7]" office:value-type="float" office:value="-0.0976369696382528">
            <text:p>-0.0976369696</text:p>
          </table:table-cell>
          <table:table-cell table:style-name="ce3" table:formula="of:=SIN(PI()*2/257*[.IW$1]*[.$B7]*[.$B7])/[.$B7]/[.$B7]" office:value-type="float" office:value="-0.0732788346262897">
            <text:p>-0.0732788346</text:p>
          </table:table-cell>
          <table:table-cell table:style-name="ce3" table:formula="of:=SIN(PI()*2/257*[.IX$1]*[.$B7]*[.$B7])/[.$B7]/[.$B7]" office:value-type="float" office:value="-0.0488769020043352">
            <text:p>-0.048876902</text:p>
          </table:table-cell>
          <table:table-cell table:style-name="ce3" table:formula="of:=SIN(PI()*2/257*[.IY$1]*[.$B7]*[.$B7])/[.$B7]/[.$B7]" office:value-type="float" office:value="-0.0244457564247449">
            <text:p>-0.02444575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table:formula="of:=SIN(PI()*2/257*[.C$1]*[.$B8]*[.$B8])/[.$B8]/[.$B8]" office:value-type="float" office:value="0">
            <text:p>0</text:p>
          </table:table-cell>
          <table:table-cell table:style-name="ce3" table:formula="of:=SIN(PI()*2/257*[.D$1]*[.$B8]*[.$B8])/[.$B8]/[.$B8]" office:value-type="float" office:value="0.0244092424095632">
            <text:p>0.0244092424</text:p>
          </table:table-cell>
          <table:table-cell table:style-name="ce3" table:formula="of:=SIN(PI()*2/257*[.E$1]*[.$B8]*[.$B8])/[.$B8]/[.$B8]" office:value-type="float" office:value="0.0485852348292165">
            <text:p>0.0485852348</text:p>
          </table:table-cell>
          <table:table-cell table:style-name="ce3" table:formula="of:=SIN(PI()*2/257*[.F$1]*[.$B8]*[.$B8])/[.$B8]/[.$B8]" office:value-type="float" office:value="0.0722969561607495">
            <text:p>0.0722969562</text:p>
          </table:table-cell>
          <table:table-cell table:style-name="ce3" table:formula="of:=SIN(PI()*2/257*[.G$1]*[.$B8]*[.$B8])/[.$B8]/[.$B8]" office:value-type="float" office:value="0.0953178217904931">
            <text:p>0.0953178218</text:p>
          </table:table-cell>
          <table:table-cell table:style-name="ce3" table:formula="of:=SIN(PI()*2/257*[.H$1]*[.$B8]*[.$B8])/[.$B8]/[.$B8]" office:value-type="float" office:value="0.117427848787976">
            <text:p>0.1174278488</text:p>
          </table:table-cell>
          <table:table-cell table:style-name="ce3" table:formula="of:=SIN(PI()*2/257*[.I$1]*[.$B8]*[.$B8])/[.$B8]/[.$B8]" office:value-type="float" office:value="0.138415758020173">
            <text:p>0.138415758</text:p>
          </table:table-cell>
          <table:table-cell table:style-name="ce3" table:formula="of:=SIN(PI()*2/257*[.J$1]*[.$B8]*[.$B8])/[.$B8]/[.$B8]" office:value-type="float" office:value="0.158080993093957">
            <text:p>0.1580809931</text:p>
          </table:table-cell>
          <table:table-cell table:style-name="ce3" table:formula="of:=SIN(PI()*2/257*[.K$1]*[.$B8]*[.$B8])/[.$B8]/[.$B8]" office:value-type="float" office:value="0.176235636834122">
            <text:p>0.1762356368</text:p>
          </table:table-cell>
          <table:table-cell table:style-name="ce3" table:formula="of:=SIN(PI()*2/257*[.L$1]*[.$B8]*[.$B8])/[.$B8]/[.$B8]" office:value-type="float" office:value="0.192706206983489">
            <text:p>0.192706207</text:p>
          </table:table-cell>
          <table:table-cell table:style-name="ce3" table:formula="of:=SIN(PI()*2/257*[.M$1]*[.$B8]*[.$B8])/[.$B8]/[.$B8]" office:value-type="float" office:value="0.207335313965739">
            <text:p>0.207335314</text:p>
          </table:table-cell>
          <table:table-cell table:style-name="ce3" table:formula="of:=SIN(PI()*2/257*[.N$1]*[.$B8]*[.$B8])/[.$B8]/[.$B8]" office:value-type="float" office:value="0.219983164869697">
            <text:p>0.2199831649</text:p>
          </table:table-cell>
          <table:table-cell table:style-name="ce3" table:formula="of:=SIN(PI()*2/257*[.O$1]*[.$B8]*[.$B8])/[.$B8]/[.$B8]" office:value-type="float" office:value="0.2305288992833">
            <text:p>0.2305288993</text:p>
          </table:table-cell>
          <table:table-cell table:style-name="ce3" table:formula="of:=SIN(PI()*2/257*[.P$1]*[.$B8]*[.$B8])/[.$B8]/[.$B8]" office:value-type="float" office:value="0.238871744212277">
            <text:p>0.2388717442</text:p>
          </table:table-cell>
          <table:table-cell table:style-name="ce3" table:formula="of:=SIN(PI()*2/257*[.Q$1]*[.$B8]*[.$B8])/[.$B8]/[.$B8]" office:value-type="float" office:value="0.244931977047342">
            <text:p>0.244931977</text:p>
          </table:table-cell>
          <table:table-cell table:style-name="ce3" table:formula="of:=SIN(PI()*2/257*[.R$1]*[.$B8]*[.$B8])/[.$B8]/[.$B8]" office:value-type="float" office:value="0.24865168737801">
            <text:p>0.2486516874</text:p>
          </table:table-cell>
          <table:table-cell table:style-name="ce3" table:formula="of:=SIN(PI()*2/257*[.S$1]*[.$B8]*[.$B8])/[.$B8]/[.$B8]" office:value-type="float" office:value="0.249995330373247">
            <text:p>0.2499953304</text:p>
          </table:table-cell>
          <table:table-cell table:style-name="ce3" table:formula="of:=SIN(PI()*2/257*[.T$1]*[.$B8]*[.$B8])/[.$B8]/[.$B8]" office:value-type="float" office:value="0.248950066440991">
            <text:p>0.2489500664</text:p>
          </table:table-cell>
          <table:table-cell table:style-name="ce3" table:formula="of:=SIN(PI()*2/257*[.U$1]*[.$B8]*[.$B8])/[.$B8]/[.$B8]" office:value-type="float" office:value="0.245525883920805">
            <text:p>0.2455258839</text:p>
          </table:table-cell>
          <table:table-cell table:style-name="ce3" table:formula="of:=SIN(PI()*2/257*[.V$1]*[.$B8]*[.$B8])/[.$B8]/[.$B8]" office:value-type="float" office:value="0.239755503637238">
            <text:p>0.2397555036</text:p>
          </table:table-cell>
          <table:table-cell table:style-name="ce3" table:formula="of:=SIN(PI()*2/257*[.W$1]*[.$B8]*[.$B8])/[.$B8]/[.$B8]" office:value-type="float" office:value="0.23169406622597">
            <text:p>0.2316940662</text:p>
          </table:table-cell>
          <table:table-cell table:style-name="ce3" table:formula="of:=SIN(PI()*2/257*[.X$1]*[.$B8]*[.$B8])/[.$B8]/[.$B8]" office:value-type="float" office:value="0.221418605220581">
            <text:p>0.2214186052</text:p>
          </table:table-cell>
          <table:table-cell table:style-name="ce3" table:formula="of:=SIN(PI()*2/257*[.Y$1]*[.$B8]*[.$B8])/[.$B8]/[.$B8]" office:value-type="float" office:value="0.209027310935037">
            <text:p>0.2090273109</text:p>
          </table:table-cell>
          <table:table-cell table:style-name="ce3" table:formula="of:=SIN(PI()*2/257*[.Z$1]*[.$B8]*[.$B8])/[.$B8]/[.$B8]" office:value-type="float" office:value="0.194638592176074">
            <text:p>0.1946385922</text:p>
          </table:table-cell>
          <table:table-cell table:style-name="ce3" table:formula="of:=SIN(PI()*2/257*[.AA$1]*[.$B8]*[.$B8])/[.$B8]/[.$B8]" office:value-type="float" office:value="0.178389944751593">
            <text:p>0.1783899448</text:p>
          </table:table-cell>
          <table:table-cell table:style-name="ce3" table:formula="of:=SIN(PI()*2/257*[.AB$1]*[.$B8]*[.$B8])/[.$B8]/[.$B8]" office:value-type="float" office:value="0.160436637587364">
            <text:p>0.1604366376</text:p>
          </table:table-cell>
          <table:table-cell table:style-name="ce3" table:formula="of:=SIN(PI()*2/257*[.AC$1]*[.$B8]*[.$B8])/[.$B8]/[.$B8]" office:value-type="float" office:value="0.140950229007265">
            <text:p>0.140950229</text:p>
          </table:table-cell>
          <table:table-cell table:style-name="ce3" table:formula="of:=SIN(PI()*2/257*[.AD$1]*[.$B8]*[.$B8])/[.$B8]/[.$B8]" office:value-type="float" office:value="0.120116927355185">
            <text:p>0.1201169274</text:p>
          </table:table-cell>
          <table:table-cell table:style-name="ce3" table:formula="of:=SIN(PI()*2/257*[.AE$1]*[.$B8]*[.$B8])/[.$B8]/[.$B8]" office:value-type="float" office:value="0.0981358116241806">
            <text:p>0.0981358116</text:p>
          </table:table-cell>
          <table:table-cell table:style-name="ce3" table:formula="of:=SIN(PI()*2/257*[.AF$1]*[.$B8]*[.$B8])/[.$B8]/[.$B8]" office:value-type="float" office:value="0.0752169290961955">
            <text:p>0.0752169291</text:p>
          </table:table-cell>
          <table:table-cell table:style-name="ce3" table:formula="of:=SIN(PI()*2/257*[.AG$1]*[.$B8]*[.$B8])/[.$B8]/[.$B8]" office:value-type="float" office:value="0.051579288170946">
            <text:p>0.0515792882</text:p>
          </table:table-cell>
          <table:table-cell table:style-name="ce3" table:formula="of:=SIN(PI()*2/257*[.AH$1]*[.$B8]*[.$B8])/[.$B8]/[.$B8]" office:value-type="float" office:value="0.0274487655640955">
            <text:p>0.0274487656</text:p>
          </table:table-cell>
          <table:table-cell table:style-name="ce3" table:formula="of:=SIN(PI()*2/257*[.AI$1]*[.$B8]*[.$B8])/[.$B8]/[.$B8]" office:value-type="float" office:value="0.00305594787313584">
            <text:p>0.0030559479</text:p>
          </table:table-cell>
          <table:table-cell table:style-name="ce3" table:formula="of:=SIN(PI()*2/257*[.AJ$1]*[.$B8]*[.$B8])/[.$B8]/[.$B8]" office:value-type="float" office:value="-0.0213660718634513">
            <text:p>-0.0213660719</text:p>
          </table:table-cell>
          <table:table-cell table:style-name="ce3" table:formula="of:=SIN(PI()*2/257*[.AK$1]*[.$B8]*[.$B8])/[.$B8]/[.$B8]" office:value-type="float" office:value="-0.0455839215580953">
            <text:p>-0.0455839216</text:p>
          </table:table-cell>
          <table:table-cell table:style-name="ce3" table:formula="of:=SIN(PI()*2/257*[.AL$1]*[.$B8]*[.$B8])/[.$B8]/[.$B8]" office:value-type="float" office:value="-0.0693661801325776">
            <text:p>-0.0693661801</text:p>
          </table:table-cell>
          <table:table-cell table:style-name="ce3" table:formula="of:=SIN(PI()*2/257*[.AM$1]*[.$B8]*[.$B8])/[.$B8]/[.$B8]" office:value-type="float" office:value="-0.0924855889330061">
            <text:p>-0.0924855889</text:p>
          </table:table-cell>
          <table:table-cell table:style-name="ce3" table:formula="of:=SIN(PI()*2/257*[.AN$1]*[.$B8]*[.$B8])/[.$B8]/[.$B8]" office:value-type="float" office:value="-0.114721223369468">
            <text:p>-0.1147212234</text:p>
          </table:table-cell>
          <table:table-cell table:style-name="ce3" table:formula="of:=SIN(PI()*2/257*[.AO$1]*[.$B8]*[.$B8])/[.$B8]/[.$B8]" office:value-type="float" office:value="-0.135860604028594">
            <text:p>-0.135860604</text:p>
          </table:table-cell>
          <table:table-cell table:style-name="ce3" table:formula="of:=SIN(PI()*2/257*[.AP$1]*[.$B8]*[.$B8])/[.$B8]/[.$B8]" office:value-type="float" office:value="-0.155701727085657">
            <text:p>-0.1557017271</text:p>
          </table:table-cell>
          <table:table-cell table:style-name="ce3" table:formula="of:=SIN(PI()*2/257*[.AQ$1]*[.$B8]*[.$B8])/[.$B8]/[.$B8]" office:value-type="float" office:value="-0.174054994613971">
            <text:p>-0.1740549946</text:p>
          </table:table-cell>
          <table:table-cell table:style-name="ce3" table:formula="of:=SIN(PI()*2/257*[.AR$1]*[.$B8]*[.$B8])/[.$B8]/[.$B8]" office:value-type="float" office:value="-0.19074502634593">
            <text:p>-0.1907450263</text:p>
          </table:table-cell>
          <table:table-cell table:style-name="ce3" table:formula="of:=SIN(PI()*2/257*[.AS$1]*[.$B8]*[.$B8])/[.$B8]/[.$B8]" office:value-type="float" office:value="-0.205612335572864">
            <text:p>-0.2056123356</text:p>
          </table:table-cell>
          <table:table-cell table:style-name="ce3" table:formula="of:=SIN(PI()*2/257*[.AT$1]*[.$B8]*[.$B8])/[.$B8]/[.$B8]" office:value-type="float" office:value="-0.218514853169112">
            <text:p>-0.2185148532</text:p>
          </table:table-cell>
          <table:table-cell table:style-name="ce3" table:formula="of:=SIN(PI()*2/257*[.AU$1]*[.$B8]*[.$B8])/[.$B8]/[.$B8]" office:value-type="float" office:value="-0.229329285177054">
            <text:p>-0.2293292852</text:p>
          </table:table-cell>
          <table:table-cell table:style-name="ce3" table:formula="of:=SIN(PI()*2/257*[.AV$1]*[.$B8]*[.$B8])/[.$B8]/[.$B8]" office:value-type="float" office:value="-0.237952290980282">
            <text:p>-0.237952291</text:p>
          </table:table-cell>
          <table:table-cell table:style-name="ce3" table:formula="of:=SIN(PI()*2/257*[.AW$1]*[.$B8]*[.$B8])/[.$B8]/[.$B8]" office:value-type="float" office:value="-0.244301470806492">
            <text:p>-0.2443014708</text:p>
          </table:table-cell>
          <table:table-cell table:style-name="ce3" table:formula="of:=SIN(PI()*2/257*[.AX$1]*[.$B8]*[.$B8])/[.$B8]/[.$B8]" office:value-type="float" office:value="-0.248316153123748">
            <text:p>-0.2483161531</text:p>
          </table:table-cell>
          <table:table-cell table:style-name="ce3" table:formula="of:=SIN(PI()*2/257*[.AY$1]*[.$B8]*[.$B8])/[.$B8]/[.$B8]" office:value-type="float" office:value="-0.24995797440588">
            <text:p>-0.2499579744</text:p>
          </table:table-cell>
          <table:table-cell table:style-name="ce3" table:formula="of:=SIN(PI()*2/257*[.AZ$1]*[.$B8]*[.$B8])/[.$B8]/[.$B8]" office:value-type="float" office:value="-0.249211245726904">
            <text:p>-0.2492112457</text:p>
          </table:table-cell>
          <table:table-cell table:style-name="ce3" table:formula="of:=SIN(PI()*2/257*[.BA$1]*[.$B8]*[.$B8])/[.$B8]/[.$B8]" office:value-type="float" office:value="-0.246083102681358">
            <text:p>-0.2460831027</text:p>
          </table:table-cell>
          <table:table-cell table:style-name="ce3" table:formula="of:=SIN(PI()*2/257*[.BB$1]*[.$B8]*[.$B8])/[.$B8]/[.$B8]" office:value-type="float" office:value="-0.240603437197946">
            <text:p>-0.2406034372</text:p>
          </table:table-cell>
          <table:table-cell table:style-name="ce3" table:formula="of:=SIN(PI()*2/257*[.BC$1]*[.$B8]*[.$B8])/[.$B8]/[.$B8]" office:value-type="float" office:value="-0.232824611898057">
            <text:p>-0.2328246119</text:p>
          </table:table-cell>
          <table:table-cell table:style-name="ce3" table:formula="of:=SIN(PI()*2/257*[.BD$1]*[.$B8]*[.$B8])/[.$B8]/[.$B8]" office:value-type="float" office:value="-0.222820959728708">
            <text:p>-0.2228209597</text:p>
          </table:table-cell>
          <table:table-cell table:style-name="ce3" table:formula="of:=SIN(PI()*2/257*[.BE$1]*[.$B8]*[.$B8])/[.$B8]/[.$B8]" office:value-type="float" office:value="-0.210688073651302">
            <text:p>-0.2106880737</text:p>
          </table:table-cell>
          <table:table-cell table:style-name="ce3" table:formula="of:=SIN(PI()*2/257*[.BF$1]*[.$B8]*[.$B8])/[.$B8]/[.$B8]" office:value-type="float" office:value="-0.196541893173819">
            <text:p>-0.1965418932</text:p>
          </table:table-cell>
          <table:table-cell table:style-name="ce3" table:formula="of:=SIN(PI()*2/257*[.BG$1]*[.$B8]*[.$B8])/[.$B8]/[.$B8]" office:value-type="float" office:value="-0.180517596455347">
            <text:p>-0.1805175965</text:p>
          </table:table-cell>
          <table:table-cell table:style-name="ce3" table:formula="of:=SIN(PI()*2/257*[.BH$1]*[.$B8]*[.$B8])/[.$B8]/[.$B8]" office:value-type="float" office:value="-0.162768308569789">
            <text:p>-0.1627683086</text:p>
          </table:table-cell>
          <table:table-cell table:style-name="ce3" table:formula="of:=SIN(PI()*2/257*[.BI$1]*[.$B8]*[.$B8])/[.$B8]/[.$B8]" office:value-type="float" office:value="-0.143463638272335">
            <text:p>-0.1434636383</text:p>
          </table:table-cell>
          <table:table-cell table:style-name="ce3" table:formula="of:=SIN(PI()*2/257*[.BJ$1]*[.$B8]*[.$B8])/[.$B8]/[.$B8]" office:value-type="float" office:value="-0.122788057251067">
            <text:p>-0.1227880573</text:p>
          </table:table-cell>
          <table:table-cell table:style-name="ce3" table:formula="of:=SIN(PI()*2/257*[.BK$1]*[.$B8]*[.$B8])/[.$B8]/[.$B8]" office:value-type="float" office:value="-0.100939137351258">
            <text:p>-0.1009391374</text:p>
          </table:table-cell>
          <table:table-cell table:style-name="ce3" table:formula="of:=SIN(PI()*2/257*[.BL$1]*[.$B8]*[.$B8])/[.$B8]/[.$B8]" office:value-type="float" office:value="-0.078125662617111">
            <text:p>-0.0781256626</text:p>
          </table:table-cell>
          <table:table-cell table:style-name="ce3" table:formula="of:=SIN(PI()*2/257*[.BM$1]*[.$B8]*[.$B8])/[.$B8]/[.$B8]" office:value-type="float" office:value="-0.0545656341918912">
            <text:p>-0.0545656342</text:p>
          </table:table-cell>
          <table:table-cell table:style-name="ce3" table:formula="of:=SIN(PI()*2/257*[.BN$1]*[.$B8]*[.$B8])/[.$B8]/[.$B8]" office:value-type="float" office:value="-0.0304841871412539">
            <text:p>-0.0304841871</text:p>
          </table:table-cell>
          <table:table-cell table:style-name="ce3" table:formula="of:=SIN(PI()*2/257*[.BO$1]*[.$B8]*[.$B8])/[.$B8]/[.$B8]" office:value-type="float" office:value="-0.00611143910618622">
            <text:p>-0.0061114391</text:p>
          </table:table-cell>
          <table:table-cell table:style-name="ce3" table:formula="of:=SIN(PI()*2/257*[.BP$1]*[.$B8]*[.$B8])/[.$B8]/[.$B8]" office:value-type="float" office:value="0.0183197086565721">
            <text:p>0.0183197087</text:p>
          </table:table-cell>
          <table:table-cell table:style-name="ce3" table:formula="of:=SIN(PI()*2/257*[.BQ$1]*[.$B8]*[.$B8])/[.$B8]/[.$B8]" office:value-type="float" office:value="0.0425757968338013">
            <text:p>0.0425757968</text:p>
          </table:table-cell>
          <table:table-cell table:style-name="ce3" table:formula="of:=SIN(PI()*2/257*[.BR$1]*[.$B8]*[.$B8])/[.$B8]/[.$B8]" office:value-type="float" office:value="0.0664250389477545">
            <text:p>0.0664250389</text:p>
          </table:table-cell>
          <table:table-cell table:style-name="ce3" table:formula="of:=SIN(PI()*2/257*[.BS$1]*[.$B8]*[.$B8])/[.$B8]/[.$B8]" office:value-type="float" office:value="0.0896395362628172">
            <text:p>0.0896395363</text:p>
          </table:table-cell>
          <table:table-cell table:style-name="ce3" table:formula="of:=SIN(PI()*2/257*[.BT$1]*[.$B8]*[.$B8])/[.$B8]/[.$B8]" office:value-type="float" office:value="0.111997455541659">
            <text:p>0.1119974555</text:p>
          </table:table-cell>
          <table:table-cell table:style-name="ce3" table:formula="of:=SIN(PI()*2/257*[.BU$1]*[.$B8]*[.$B8])/[.$B8]/[.$B8]" office:value-type="float" office:value="0.133285148840657">
            <text:p>0.1332851488</text:p>
          </table:table-cell>
          <table:table-cell table:style-name="ce3" table:formula="of:=SIN(PI()*2/257*[.BV$1]*[.$B8]*[.$B8])/[.$B8]/[.$B8]" office:value-type="float" office:value="0.15329919508824">
            <text:p>0.1532991951</text:p>
          </table:table-cell>
          <table:table-cell table:style-name="ce3" table:formula="of:=SIN(PI()*2/257*[.BW$1]*[.$B8]*[.$B8])/[.$B8]/[.$B8]" office:value-type="float" office:value="0.171848343937225">
            <text:p>0.1718483439</text:p>
          </table:table-cell>
          <table:table-cell table:style-name="ce3" table:formula="of:=SIN(PI()*2/257*[.BX$1]*[.$B8]*[.$B8])/[.$B8]/[.$B8]" office:value-type="float" office:value="0.188755343316071">
            <text:p>0.1887553433</text:p>
          </table:table-cell>
          <table:table-cell table:style-name="ce3" table:formula="of:=SIN(PI()*2/257*[.BY$1]*[.$B8]*[.$B8])/[.$B8]/[.$B8]" office:value-type="float" office:value="0.20385863321532">
            <text:p>0.2038586332</text:p>
          </table:table-cell>
          <table:table-cell table:style-name="ce3" table:formula="of:=SIN(PI()*2/257*[.BZ$1]*[.$B8]*[.$B8])/[.$B8]/[.$B8]" office:value-type="float" office:value="0.21701388952374">
            <text:p>0.2170138895</text:p>
          </table:table-cell>
          <table:table-cell table:style-name="ce3" table:formula="of:=SIN(PI()*2/257*[.CA$1]*[.$B8]*[.$B8])/[.$B8]/[.$B8]" office:value-type="float" office:value="0.228095403161562">
            <text:p>0.2280954032</text:p>
          </table:table-cell>
          <table:table-cell table:style-name="ce3" table:formula="of:=SIN(PI()*2/257*[.CB$1]*[.$B8]*[.$B8])/[.$B8]/[.$B8]" office:value-type="float" office:value="0.236997281332079">
            <text:p>0.2369972813</text:p>
          </table:table-cell>
          <table:table-cell table:style-name="ce3" table:formula="of:=SIN(PI()*2/257*[.CC$1]*[.$B8]*[.$B8])/[.$B8]/[.$B8]" office:value-type="float" office:value="0.243634459412695">
            <text:p>0.2436344594</text:p>
          </table:table-cell>
          <table:table-cell table:style-name="ce3" table:formula="of:=SIN(PI()*2/257*[.CD$1]*[.$B8]*[.$B8])/[.$B8]/[.$B8]" office:value-type="float" office:value="0.247943513815968">
            <text:p>0.2479435138</text:p>
          </table:table-cell>
          <table:table-cell table:style-name="ce3" table:formula="of:=SIN(PI()*2/257*[.CE$1]*[.$B8]*[.$B8])/[.$B8]/[.$B8]" office:value-type="float" office:value="0.249883268053124">
            <text:p>0.2498832681</text:p>
          </table:table-cell>
          <table:table-cell table:style-name="ce3" table:formula="of:=SIN(PI()*2/257*[.CF$1]*[.$B8]*[.$B8])/[.$B8]/[.$B8]" office:value-type="float" office:value="0.2494351862086">
            <text:p>0.2494351862</text:p>
          </table:table-cell>
          <table:table-cell table:style-name="ce3" table:formula="of:=SIN(PI()*2/257*[.CG$1]*[.$B8]*[.$B8])/[.$B8]/[.$B8]" office:value-type="float" office:value="0.246603550065663">
            <text:p>0.2466035501</text:p>
          </table:table-cell>
          <table:table-cell table:style-name="ce3" table:formula="of:=SIN(PI()*2/257*[.CH$1]*[.$B8]*[.$B8])/[.$B8]/[.$B8]" office:value-type="float" office:value="0.24141541819052">
            <text:p>0.2414154182</text:p>
          </table:table-cell>
          <table:table-cell table:style-name="ce3" table:formula="of:=SIN(PI()*2/257*[.CI$1]*[.$B8]*[.$B8])/[.$B8]/[.$B8]" office:value-type="float" office:value="0.233920367365898">
            <text:p>0.2339203674</text:p>
          </table:table-cell>
          <table:table-cell table:style-name="ce3" table:formula="of:=SIN(PI()*2/257*[.CJ$1]*[.$B8]*[.$B8])/[.$B8]/[.$B8]" office:value-type="float" office:value="0.224190018844925">
            <text:p>0.2241900188</text:p>
          </table:table-cell>
          <table:table-cell table:style-name="ce3" table:formula="of:=SIN(PI()*2/257*[.CK$1]*[.$B8]*[.$B8])/[.$B8]/[.$B8]" office:value-type="float" office:value="0.212317353952306">
            <text:p>0.212317354</text:p>
          </table:table-cell>
          <table:table-cell table:style-name="ce3" table:formula="of:=SIN(PI()*2/257*[.CL$1]*[.$B8]*[.$B8])/[.$B8]/[.$B8]" office:value-type="float" office:value="0.198415825572812">
            <text:p>0.1984158256</text:p>
          </table:table-cell>
          <table:table-cell table:style-name="ce3" table:formula="of:=SIN(PI()*2/257*[.CM$1]*[.$B8]*[.$B8])/[.$B8]/[.$B8]" office:value-type="float" office:value="0.182618274017495">
            <text:p>0.182618274</text:p>
          </table:table-cell>
          <table:table-cell table:style-name="ce3" table:formula="of:=SIN(PI()*2/257*[.CN$1]*[.$B8]*[.$B8])/[.$B8]/[.$B8]" office:value-type="float" office:value="0.165075657627424">
            <text:p>0.1650756576</text:p>
          </table:table-cell>
          <table:table-cell table:style-name="ce3" table:formula="of:=SIN(PI()*2/257*[.CO$1]*[.$B8]*[.$B8])/[.$B8]/[.$B8]" office:value-type="float" office:value="0.14595561024503">
            <text:p>0.1459556102</text:p>
          </table:table-cell>
          <table:table-cell table:style-name="ce3" table:formula="of:=SIN(PI()*2/257*[.CP$1]*[.$B8]*[.$B8])/[.$B8]/[.$B8]" office:value-type="float" office:value="0.1254408393376">
            <text:p>0.1254408393</text:p>
          </table:table-cell>
          <table:table-cell table:style-name="ce3" table:formula="of:=SIN(PI()*2/257*[.CQ$1]*[.$B8]*[.$B8])/[.$B8]/[.$B8]" office:value-type="float" office:value="0.103727380080124">
            <text:p>0.1037273801</text:p>
          </table:table-cell>
          <table:table-cell table:style-name="ce3" table:formula="of:=SIN(PI()*2/257*[.CR$1]*[.$B8]*[.$B8])/[.$B8]/[.$B8]" office:value-type="float" office:value="0.0810227220811594">
            <text:p>0.0810227221</text:p>
          </table:table-cell>
          <table:table-cell table:style-name="ce3" table:formula="of:=SIN(PI()*2/257*[.CS$1]*[.$B8]*[.$B8])/[.$B8]/[.$B8]" office:value-type="float" office:value="0.0575438266523391">
            <text:p>0.0575438267</text:p>
          </table:table-cell>
          <table:table-cell table:style-name="ce3" table:formula="of:=SIN(PI()*2/257*[.CT$1]*[.$B8]*[.$B8])/[.$B8]/[.$B8]" office:value-type="float" office:value="0.0335150535681288">
            <text:p>0.0335150536</text:p>
          </table:table-cell>
          <table:table-cell table:style-name="ce3" table:formula="of:=SIN(PI()*2/257*[.CU$1]*[.$B8]*[.$B8])/[.$B8]/[.$B8]" office:value-type="float" office:value="0.0091660171272998">
            <text:p>0.0091660171</text:p>
          </table:table-cell>
          <table:table-cell table:style-name="ce3" table:formula="of:=SIN(PI()*2/257*[.CV$1]*[.$B8]*[.$B8])/[.$B8]/[.$B8]" office:value-type="float" office:value="-0.0152706079968063">
            <text:p>-0.015270608</text:p>
          </table:table-cell>
          <table:table-cell table:style-name="ce3" table:formula="of:=SIN(PI()*2/257*[.CW$1]*[.$B8]*[.$B8])/[.$B8]/[.$B8]" office:value-type="float" office:value="-0.0395613101503671">
            <text:p>-0.0395613102</text:p>
          </table:table-cell>
          <table:table-cell table:style-name="ce3" table:formula="of:=SIN(PI()*2/257*[.CX$1]*[.$B8]*[.$B8])/[.$B8]/[.$B8]" office:value-type="float" office:value="-0.0634739720911856">
            <text:p>-0.0634739721</text:p>
          </table:table-cell>
          <table:table-cell table:style-name="ce3" table:formula="of:=SIN(PI()*2/257*[.CY$1]*[.$B8]*[.$B8])/[.$B8]/[.$B8]" office:value-type="float" office:value="-0.0867800890560725">
            <text:p>-0.0867800891</text:p>
          </table:table-cell>
          <table:table-cell table:style-name="ce3" table:formula="of:=SIN(PI()*2/257*[.CZ$1]*[.$B8]*[.$B8])/[.$B8]/[.$B8]" office:value-type="float" office:value="-0.10925695230808">
            <text:p>-0.1092569523</text:p>
          </table:table-cell>
          <table:table-cell table:style-name="ce3" table:formula="of:=SIN(PI()*2/257*[.DA$1]*[.$B8]*[.$B8])/[.$B8]/[.$B8]" office:value-type="float" office:value="-0.13068977729803">
            <text:p>-0.1306897773</text:p>
          </table:table-cell>
          <table:table-cell table:style-name="ce3" table:formula="of:=SIN(PI()*2/257*[.DB$1]*[.$B8]*[.$B8])/[.$B8]/[.$B8]" office:value-type="float" office:value="-0.150873756104038">
            <text:p>-0.1508737561</text:p>
          </table:table-cell>
          <table:table-cell table:style-name="ce3" table:formula="of:=SIN(PI()*2/257*[.DC$1]*[.$B8]*[.$B8])/[.$B8]/[.$B8]" office:value-type="float" office:value="-0.169616014536327">
            <text:p>-0.1696160145</text:p>
          </table:table-cell>
          <table:table-cell table:style-name="ce3" table:formula="of:=SIN(PI()*2/257*[.DD$1]*[.$B8]*[.$B8])/[.$B8]/[.$B8]" office:value-type="float" office:value="-0.186737455205601">
            <text:p>-0.1867374552</text:p>
          </table:table-cell>
          <table:table-cell table:style-name="ce3" table:formula="of:=SIN(PI()*2/257*[.DE$1]*[.$B8]*[.$B8])/[.$B8]/[.$B8]" office:value-type="float" office:value="-0.202074468942993">
            <text:p>-0.2020744689</text:p>
          </table:table-cell>
          <table:table-cell table:style-name="ce3" table:formula="of:=SIN(PI()*2/257*[.DF$1]*[.$B8]*[.$B8])/[.$B8]/[.$B8]" office:value-type="float" office:value="-0.215480498217567">
            <text:p>-0.2154804982</text:p>
          </table:table-cell>
          <table:table-cell table:style-name="ce3" table:formula="of:=SIN(PI()*2/257*[.DG$1]*[.$B8]*[.$B8])/[.$B8]/[.$B8]" office:value-type="float" office:value="-0.226827437611691">
            <text:p>-0.2268274376</text:p>
          </table:table-cell>
          <table:table-cell table:style-name="ce3" table:formula="of:=SIN(PI()*2/257*[.DH$1]*[.$B8]*[.$B8])/[.$B8]/[.$B8]" office:value-type="float" office:value="-0.236006857971571">
            <text:p>-0.236006858</text:p>
          </table:table-cell>
          <table:table-cell table:style-name="ce3" table:formula="of:=SIN(PI()*2/257*[.DI$1]*[.$B8]*[.$B8])/[.$B8]/[.$B8]" office:value-type="float" office:value="-0.242931042535236">
            <text:p>-0.2429310425</text:p>
          </table:table-cell>
          <table:table-cell table:style-name="ce3" table:formula="of:=SIN(PI()*2/257*[.DJ$1]*[.$B8]*[.$B8])/[.$B8]/[.$B8]" office:value-type="float" office:value="-0.247533825136917">
            <text:p>-0.2475338251</text:p>
          </table:table-cell>
          <table:table-cell table:style-name="ce3" table:formula="of:=SIN(PI()*2/257*[.DK$1]*[.$B8]*[.$B8])/[.$B8]/[.$B8]" office:value-type="float" office:value="-0.249771222478099">
            <text:p>-0.2497712225</text:p>
          </table:table-cell>
          <table:table-cell table:style-name="ce3" table:formula="of:=SIN(PI()*2/257*[.DL$1]*[.$B8]*[.$B8])/[.$B8]/[.$B8]" office:value-type="float" office:value="-0.249621854423401">
            <text:p>-0.2496218544</text:p>
          </table:table-cell>
          <table:table-cell table:style-name="ce3" table:formula="of:=SIN(PI()*2/257*[.DM$1]*[.$B8]*[.$B8])/[.$B8]/[.$B8]" office:value-type="float" office:value="-0.247087148305006">
            <text:p>-0.2470871483</text:p>
          </table:table-cell>
          <table:table-cell table:style-name="ce3" table:formula="of:=SIN(PI()*2/257*[.DN$1]*[.$B8]*[.$B8])/[.$B8]/[.$B8]" office:value-type="float" office:value="-0.242191325283352">
            <text:p>-0.2421913253</text:p>
          </table:table-cell>
          <table:table-cell table:style-name="ce3" table:formula="of:=SIN(PI()*2/257*[.DO$1]*[.$B8]*[.$B8])/[.$B8]/[.$B8]" office:value-type="float" office:value="-0.234981168894413">
            <text:p>-0.2349811689</text:p>
          </table:table-cell>
          <table:table-cell table:style-name="ce3" table:formula="of:=SIN(PI()*2/257*[.DP$1]*[.$B8]*[.$B8])/[.$B8]/[.$B8]" office:value-type="float" office:value="-0.225525577995301">
            <text:p>-0.225525578</text:p>
          </table:table-cell>
          <table:table-cell table:style-name="ce3" table:formula="of:=SIN(PI()*2/257*[.DQ$1]*[.$B8]*[.$B8])/[.$B8]/[.$B8]" office:value-type="float" office:value="-0.213914908380136">
            <text:p>-0.2139149084</text:p>
          </table:table-cell>
          <table:table-cell table:style-name="ce3" table:formula="of:=SIN(PI()*2/257*[.DR$1]*[.$B8]*[.$B8])/[.$B8]/[.$B8]" office:value-type="float" office:value="-0.200260109357592">
            <text:p>-0.2002601094</text:p>
          </table:table-cell>
          <table:table-cell table:style-name="ce3" table:formula="of:=SIN(PI()*2/257*[.DS$1]*[.$B8]*[.$B8])/[.$B8]/[.$B8]" office:value-type="float" office:value="-0.184691663540804">
            <text:p>-0.1846916635</text:p>
          </table:table-cell>
          <table:table-cell table:style-name="ce3" table:formula="of:=SIN(PI()*2/257*[.DT$1]*[.$B8]*[.$B8])/[.$B8]/[.$B8]" office:value-type="float" office:value="-0.167358339980803">
            <text:p>-0.16735834</text:p>
          </table:table-cell>
          <table:table-cell table:style-name="ce3" table:formula="of:=SIN(PI()*2/257*[.DU$1]*[.$B8]*[.$B8])/[.$B8]/[.$B8]" office:value-type="float" office:value="-0.1484257725583">
            <text:p>-0.1484257726</text:p>
          </table:table-cell>
          <table:table-cell table:style-name="ce3" table:formula="of:=SIN(PI()*2/257*[.DV$1]*[.$B8]*[.$B8])/[.$B8]/[.$B8]" office:value-type="float" office:value="-0.128074877218416">
            <text:p>-0.1280748772</text:p>
          </table:table-cell>
          <table:table-cell table:style-name="ce3" table:formula="of:=SIN(PI()*2/257*[.DW$1]*[.$B8]*[.$B8])/[.$B8]/[.$B8]" office:value-type="float" office:value="-0.106500123172978">
            <text:p>-0.1065001232</text:p>
          </table:table-cell>
          <table:table-cell table:style-name="ce3" table:formula="of:=SIN(PI()*2/257*[.DX$1]*[.$B8]*[.$B8])/[.$B8]/[.$B8]" office:value-type="float" office:value="-0.0839076745904199">
            <text:p>-0.0839076746</text:p>
          </table:table-cell>
          <table:table-cell table:style-name="ce3" table:formula="of:=SIN(PI()*2/257*[.DY$1]*[.$B8]*[.$B8])/[.$B8]/[.$B8]" office:value-type="float" office:value="-0.0605134205309362">
            <text:p>-0.0605134205</text:p>
          </table:table-cell>
          <table:table-cell table:style-name="ce3" table:formula="of:=SIN(PI()*2/257*[.DZ$1]*[.$B8]*[.$B8])/[.$B8]/[.$B8]" office:value-type="float" office:value="-0.0365409119524713">
            <text:p>-0.036540912</text:p>
          </table:table-cell>
          <table:table-cell table:style-name="ce3" table:formula="of:=SIN(PI()*2/257*[.EA$1]*[.$B8]*[.$B8])/[.$B8]/[.$B8]" office:value-type="float" office:value="-0.0122192255010839">
            <text:p>-0.0122192255</text:p>
          </table:table-cell>
          <table:table-cell table:style-name="ce3" table:formula="of:=SIN(PI()*2/257*[.EB$1]*[.$B8]*[.$B8])/[.$B8]/[.$B8]" office:value-type="float" office:value="0.0122192255010836">
            <text:p>0.0122192255</text:p>
          </table:table-cell>
          <table:table-cell table:style-name="ce3" table:formula="of:=SIN(PI()*2/257*[.EC$1]*[.$B8]*[.$B8])/[.$B8]/[.$B8]" office:value-type="float" office:value="0.0365409119524706">
            <text:p>0.036540912</text:p>
          </table:table-cell>
          <table:table-cell table:style-name="ce3" table:formula="of:=SIN(PI()*2/257*[.ED$1]*[.$B8]*[.$B8])/[.$B8]/[.$B8]" office:value-type="float" office:value="0.060513420530936">
            <text:p>0.0605134205</text:p>
          </table:table-cell>
          <table:table-cell table:style-name="ce3" table:formula="of:=SIN(PI()*2/257*[.EE$1]*[.$B8]*[.$B8])/[.$B8]/[.$B8]" office:value-type="float" office:value="0.0839076745904193">
            <text:p>0.0839076746</text:p>
          </table:table-cell>
          <table:table-cell table:style-name="ce3" table:formula="of:=SIN(PI()*2/257*[.EF$1]*[.$B8]*[.$B8])/[.$B8]/[.$B8]" office:value-type="float" office:value="0.106500123172978">
            <text:p>0.1065001232</text:p>
          </table:table-cell>
          <table:table-cell table:style-name="ce3" table:formula="of:=SIN(PI()*2/257*[.EG$1]*[.$B8]*[.$B8])/[.$B8]/[.$B8]" office:value-type="float" office:value="0.128074877218415">
            <text:p>0.1280748772</text:p>
          </table:table-cell>
          <table:table-cell table:style-name="ce3" table:formula="of:=SIN(PI()*2/257*[.EH$1]*[.$B8]*[.$B8])/[.$B8]/[.$B8]" office:value-type="float" office:value="0.148425772558299">
            <text:p>0.1484257726</text:p>
          </table:table-cell>
          <table:table-cell table:style-name="ce3" table:formula="of:=SIN(PI()*2/257*[.EI$1]*[.$B8]*[.$B8])/[.$B8]/[.$B8]" office:value-type="float" office:value="0.167358339980803">
            <text:p>0.16735834</text:p>
          </table:table-cell>
          <table:table-cell table:style-name="ce3" table:formula="of:=SIN(PI()*2/257*[.EJ$1]*[.$B8]*[.$B8])/[.$B8]/[.$B8]" office:value-type="float" office:value="0.184691663540804">
            <text:p>0.1846916635</text:p>
          </table:table-cell>
          <table:table-cell table:style-name="ce3" table:formula="of:=SIN(PI()*2/257*[.EK$1]*[.$B8]*[.$B8])/[.$B8]/[.$B8]" office:value-type="float" office:value="0.200260109357592">
            <text:p>0.2002601094</text:p>
          </table:table-cell>
          <table:table-cell table:style-name="ce3" table:formula="of:=SIN(PI()*2/257*[.EL$1]*[.$B8]*[.$B8])/[.$B8]/[.$B8]" office:value-type="float" office:value="0.213914908380136">
            <text:p>0.2139149084</text:p>
          </table:table-cell>
          <table:table-cell table:style-name="ce3" table:formula="of:=SIN(PI()*2/257*[.EM$1]*[.$B8]*[.$B8])/[.$B8]/[.$B8]" office:value-type="float" office:value="0.2255255779953">
            <text:p>0.225525578</text:p>
          </table:table-cell>
          <table:table-cell table:style-name="ce3" table:formula="of:=SIN(PI()*2/257*[.EN$1]*[.$B8]*[.$B8])/[.$B8]/[.$B8]" office:value-type="float" office:value="0.234981168894413">
            <text:p>0.2349811689</text:p>
          </table:table-cell>
          <table:table-cell table:style-name="ce3" table:formula="of:=SIN(PI()*2/257*[.EO$1]*[.$B8]*[.$B8])/[.$B8]/[.$B8]" office:value-type="float" office:value="0.242191325283352">
            <text:p>0.2421913253</text:p>
          </table:table-cell>
          <table:table-cell table:style-name="ce3" table:formula="of:=SIN(PI()*2/257*[.EP$1]*[.$B8]*[.$B8])/[.$B8]/[.$B8]" office:value-type="float" office:value="0.247087148305006">
            <text:p>0.2470871483</text:p>
          </table:table-cell>
          <table:table-cell table:style-name="ce3" table:formula="of:=SIN(PI()*2/257*[.EQ$1]*[.$B8]*[.$B8])/[.$B8]/[.$B8]" office:value-type="float" office:value="0.249621854423401">
            <text:p>0.2496218544</text:p>
          </table:table-cell>
          <table:table-cell table:style-name="ce3" table:formula="of:=SIN(PI()*2/257*[.ER$1]*[.$B8]*[.$B8])/[.$B8]/[.$B8]" office:value-type="float" office:value="0.249771222478099">
            <text:p>0.2497712225</text:p>
          </table:table-cell>
          <table:table-cell table:style-name="ce3" table:formula="of:=SIN(PI()*2/257*[.ES$1]*[.$B8]*[.$B8])/[.$B8]/[.$B8]" office:value-type="float" office:value="0.247533825136917">
            <text:p>0.2475338251</text:p>
          </table:table-cell>
          <table:table-cell table:style-name="ce3" table:formula="of:=SIN(PI()*2/257*[.ET$1]*[.$B8]*[.$B8])/[.$B8]/[.$B8]" office:value-type="float" office:value="0.242931042535237">
            <text:p>0.2429310425</text:p>
          </table:table-cell>
          <table:table-cell table:style-name="ce3" table:formula="of:=SIN(PI()*2/257*[.EU$1]*[.$B8]*[.$B8])/[.$B8]/[.$B8]" office:value-type="float" office:value="0.236006857971571">
            <text:p>0.236006858</text:p>
          </table:table-cell>
          <table:table-cell table:style-name="ce3" table:formula="of:=SIN(PI()*2/257*[.EV$1]*[.$B8]*[.$B8])/[.$B8]/[.$B8]" office:value-type="float" office:value="0.226827437611691">
            <text:p>0.2268274376</text:p>
          </table:table-cell>
          <table:table-cell table:style-name="ce3" table:formula="of:=SIN(PI()*2/257*[.EW$1]*[.$B8]*[.$B8])/[.$B8]/[.$B8]" office:value-type="float" office:value="0.215480498217568">
            <text:p>0.2154804982</text:p>
          </table:table-cell>
          <table:table-cell table:style-name="ce3" table:formula="of:=SIN(PI()*2/257*[.EX$1]*[.$B8]*[.$B8])/[.$B8]/[.$B8]" office:value-type="float" office:value="0.202074468942993">
            <text:p>0.2020744689</text:p>
          </table:table-cell>
          <table:table-cell table:style-name="ce3" table:formula="of:=SIN(PI()*2/257*[.EY$1]*[.$B8]*[.$B8])/[.$B8]/[.$B8]" office:value-type="float" office:value="0.186737455205602">
            <text:p>0.1867374552</text:p>
          </table:table-cell>
          <table:table-cell table:style-name="ce3" table:formula="of:=SIN(PI()*2/257*[.EZ$1]*[.$B8]*[.$B8])/[.$B8]/[.$B8]" office:value-type="float" office:value="0.169616014536327">
            <text:p>0.1696160145</text:p>
          </table:table-cell>
          <table:table-cell table:style-name="ce3" table:formula="of:=SIN(PI()*2/257*[.FA$1]*[.$B8]*[.$B8])/[.$B8]/[.$B8]" office:value-type="float" office:value="0.150873756104038">
            <text:p>0.1508737561</text:p>
          </table:table-cell>
          <table:table-cell table:style-name="ce3" table:formula="of:=SIN(PI()*2/257*[.FB$1]*[.$B8]*[.$B8])/[.$B8]/[.$B8]" office:value-type="float" office:value="0.13068977729803">
            <text:p>0.1306897773</text:p>
          </table:table-cell>
          <table:table-cell table:style-name="ce3" table:formula="of:=SIN(PI()*2/257*[.FC$1]*[.$B8]*[.$B8])/[.$B8]/[.$B8]" office:value-type="float" office:value="0.109256952308081">
            <text:p>0.1092569523</text:p>
          </table:table-cell>
          <table:table-cell table:style-name="ce3" table:formula="of:=SIN(PI()*2/257*[.FD$1]*[.$B8]*[.$B8])/[.$B8]/[.$B8]" office:value-type="float" office:value="0.0867800890560732">
            <text:p>0.0867800891</text:p>
          </table:table-cell>
          <table:table-cell table:style-name="ce3" table:formula="of:=SIN(PI()*2/257*[.FE$1]*[.$B8]*[.$B8])/[.$B8]/[.$B8]" office:value-type="float" office:value="0.0634739720911858">
            <text:p>0.0634739721</text:p>
          </table:table-cell>
          <table:table-cell table:style-name="ce3" table:formula="of:=SIN(PI()*2/257*[.FF$1]*[.$B8]*[.$B8])/[.$B8]/[.$B8]" office:value-type="float" office:value="0.0395613101503674">
            <text:p>0.0395613102</text:p>
          </table:table-cell>
          <table:table-cell table:style-name="ce3" table:formula="of:=SIN(PI()*2/257*[.FG$1]*[.$B8]*[.$B8])/[.$B8]/[.$B8]" office:value-type="float" office:value="0.015270607996807">
            <text:p>0.015270608</text:p>
          </table:table-cell>
          <table:table-cell table:style-name="ce3" table:formula="of:=SIN(PI()*2/257*[.FH$1]*[.$B8]*[.$B8])/[.$B8]/[.$B8]" office:value-type="float" office:value="-0.00916601712729955">
            <text:p>-0.0091660171</text:p>
          </table:table-cell>
          <table:table-cell table:style-name="ce3" table:formula="of:=SIN(PI()*2/257*[.FI$1]*[.$B8]*[.$B8])/[.$B8]/[.$B8]" office:value-type="float" office:value="-0.0335150535681281">
            <text:p>-0.0335150536</text:p>
          </table:table-cell>
          <table:table-cell table:style-name="ce3" table:formula="of:=SIN(PI()*2/257*[.FJ$1]*[.$B8]*[.$B8])/[.$B8]/[.$B8]" office:value-type="float" office:value="-0.0575438266523389">
            <text:p>-0.0575438267</text:p>
          </table:table-cell>
          <table:table-cell table:style-name="ce3" table:formula="of:=SIN(PI()*2/257*[.FK$1]*[.$B8]*[.$B8])/[.$B8]/[.$B8]" office:value-type="float" office:value="-0.0810227220811587">
            <text:p>-0.0810227221</text:p>
          </table:table-cell>
          <table:table-cell table:style-name="ce3" table:formula="of:=SIN(PI()*2/257*[.FL$1]*[.$B8]*[.$B8])/[.$B8]/[.$B8]" office:value-type="float" office:value="-0.103727380080124">
            <text:p>-0.1037273801</text:p>
          </table:table-cell>
          <table:table-cell table:style-name="ce3" table:formula="of:=SIN(PI()*2/257*[.FM$1]*[.$B8]*[.$B8])/[.$B8]/[.$B8]" office:value-type="float" office:value="-0.125440839337599">
            <text:p>-0.1254408393</text:p>
          </table:table-cell>
          <table:table-cell table:style-name="ce3" table:formula="of:=SIN(PI()*2/257*[.FN$1]*[.$B8]*[.$B8])/[.$B8]/[.$B8]" office:value-type="float" office:value="-0.14595561024503">
            <text:p>-0.1459556102</text:p>
          </table:table-cell>
          <table:table-cell table:style-name="ce3" table:formula="of:=SIN(PI()*2/257*[.FO$1]*[.$B8]*[.$B8])/[.$B8]/[.$B8]" office:value-type="float" office:value="-0.165075657627424">
            <text:p>-0.1650756576</text:p>
          </table:table-cell>
          <table:table-cell table:style-name="ce3" table:formula="of:=SIN(PI()*2/257*[.FP$1]*[.$B8]*[.$B8])/[.$B8]/[.$B8]" office:value-type="float" office:value="-0.182618274017495">
            <text:p>-0.182618274</text:p>
          </table:table-cell>
          <table:table-cell table:style-name="ce3" table:formula="of:=SIN(PI()*2/257*[.FQ$1]*[.$B8]*[.$B8])/[.$B8]/[.$B8]" office:value-type="float" office:value="-0.198415825572812">
            <text:p>-0.1984158256</text:p>
          </table:table-cell>
          <table:table-cell table:style-name="ce3" table:formula="of:=SIN(PI()*2/257*[.FR$1]*[.$B8]*[.$B8])/[.$B8]/[.$B8]" office:value-type="float" office:value="-0.212317353952306">
            <text:p>-0.212317354</text:p>
          </table:table-cell>
          <table:table-cell table:style-name="ce3" table:formula="of:=SIN(PI()*2/257*[.FS$1]*[.$B8]*[.$B8])/[.$B8]/[.$B8]" office:value-type="float" office:value="-0.224190018844925">
            <text:p>-0.2241900188</text:p>
          </table:table-cell>
          <table:table-cell table:style-name="ce3" table:formula="of:=SIN(PI()*2/257*[.FT$1]*[.$B8]*[.$B8])/[.$B8]/[.$B8]" office:value-type="float" office:value="-0.233920367365898">
            <text:p>-0.2339203674</text:p>
          </table:table-cell>
          <table:table-cell table:style-name="ce3" table:formula="of:=SIN(PI()*2/257*[.FU$1]*[.$B8]*[.$B8])/[.$B8]/[.$B8]" office:value-type="float" office:value="-0.241415418190519">
            <text:p>-0.2414154182</text:p>
          </table:table-cell>
          <table:table-cell table:style-name="ce3" table:formula="of:=SIN(PI()*2/257*[.FV$1]*[.$B8]*[.$B8])/[.$B8]/[.$B8]" office:value-type="float" office:value="-0.246603550065663">
            <text:p>-0.2466035501</text:p>
          </table:table-cell>
          <table:table-cell table:style-name="ce3" table:formula="of:=SIN(PI()*2/257*[.FW$1]*[.$B8]*[.$B8])/[.$B8]/[.$B8]" office:value-type="float" office:value="-0.2494351862086">
            <text:p>-0.2494351862</text:p>
          </table:table-cell>
          <table:table-cell table:style-name="ce3" table:formula="of:=SIN(PI()*2/257*[.FX$1]*[.$B8]*[.$B8])/[.$B8]/[.$B8]" office:value-type="float" office:value="-0.249883268053124">
            <text:p>-0.2498832681</text:p>
          </table:table-cell>
          <table:table-cell table:style-name="ce3" table:formula="of:=SIN(PI()*2/257*[.FY$1]*[.$B8]*[.$B8])/[.$B8]/[.$B8]" office:value-type="float" office:value="-0.247943513815968">
            <text:p>-0.2479435138</text:p>
          </table:table-cell>
          <table:table-cell table:style-name="ce3" table:formula="of:=SIN(PI()*2/257*[.FZ$1]*[.$B8]*[.$B8])/[.$B8]/[.$B8]" office:value-type="float" office:value="-0.243634459412695">
            <text:p>-0.2436344594</text:p>
          </table:table-cell>
          <table:table-cell table:style-name="ce3" table:formula="of:=SIN(PI()*2/257*[.GA$1]*[.$B8]*[.$B8])/[.$B8]/[.$B8]" office:value-type="float" office:value="-0.236997281332079">
            <text:p>-0.2369972813</text:p>
          </table:table-cell>
          <table:table-cell table:style-name="ce3" table:formula="of:=SIN(PI()*2/257*[.GB$1]*[.$B8]*[.$B8])/[.$B8]/[.$B8]" office:value-type="float" office:value="-0.228095403161562">
            <text:p>-0.2280954032</text:p>
          </table:table-cell>
          <table:table-cell table:style-name="ce3" table:formula="of:=SIN(PI()*2/257*[.GC$1]*[.$B8]*[.$B8])/[.$B8]/[.$B8]" office:value-type="float" office:value="-0.21701388952374">
            <text:p>-0.2170138895</text:p>
          </table:table-cell>
          <table:table-cell table:style-name="ce3" table:formula="of:=SIN(PI()*2/257*[.GD$1]*[.$B8]*[.$B8])/[.$B8]/[.$B8]" office:value-type="float" office:value="-0.20385863321532">
            <text:p>-0.2038586332</text:p>
          </table:table-cell>
          <table:table-cell table:style-name="ce3" table:formula="of:=SIN(PI()*2/257*[.GE$1]*[.$B8]*[.$B8])/[.$B8]/[.$B8]" office:value-type="float" office:value="-0.188755343316071">
            <text:p>-0.1887553433</text:p>
          </table:table-cell>
          <table:table-cell table:style-name="ce3" table:formula="of:=SIN(PI()*2/257*[.GF$1]*[.$B8]*[.$B8])/[.$B8]/[.$B8]" office:value-type="float" office:value="-0.171848343937226">
            <text:p>-0.1718483439</text:p>
          </table:table-cell>
          <table:table-cell table:style-name="ce3" table:formula="of:=SIN(PI()*2/257*[.GG$1]*[.$B8]*[.$B8])/[.$B8]/[.$B8]" office:value-type="float" office:value="-0.15329919508824">
            <text:p>-0.1532991951</text:p>
          </table:table-cell>
          <table:table-cell table:style-name="ce3" table:formula="of:=SIN(PI()*2/257*[.GH$1]*[.$B8]*[.$B8])/[.$B8]/[.$B8]" office:value-type="float" office:value="-0.133285148840657">
            <text:p>-0.1332851488</text:p>
          </table:table-cell>
          <table:table-cell table:style-name="ce3" table:formula="of:=SIN(PI()*2/257*[.GI$1]*[.$B8]*[.$B8])/[.$B8]/[.$B8]" office:value-type="float" office:value="-0.111997455541659">
            <text:p>-0.1119974555</text:p>
          </table:table-cell>
          <table:table-cell table:style-name="ce3" table:formula="of:=SIN(PI()*2/257*[.GJ$1]*[.$B8]*[.$B8])/[.$B8]/[.$B8]" office:value-type="float" office:value="-0.0896395362628178">
            <text:p>-0.0896395363</text:p>
          </table:table-cell>
          <table:table-cell table:style-name="ce3" table:formula="of:=SIN(PI()*2/257*[.GK$1]*[.$B8]*[.$B8])/[.$B8]/[.$B8]" office:value-type="float" office:value="-0.066425038947755">
            <text:p>-0.0664250389</text:p>
          </table:table-cell>
          <table:table-cell table:style-name="ce3" table:formula="of:=SIN(PI()*2/257*[.GL$1]*[.$B8]*[.$B8])/[.$B8]/[.$B8]" office:value-type="float" office:value="-0.0425757968338018">
            <text:p>-0.0425757968</text:p>
          </table:table-cell>
          <table:table-cell table:style-name="ce3" table:formula="of:=SIN(PI()*2/257*[.GM$1]*[.$B8]*[.$B8])/[.$B8]/[.$B8]" office:value-type="float" office:value="-0.0183197086565723">
            <text:p>-0.0183197087</text:p>
          </table:table-cell>
          <table:table-cell table:style-name="ce3" table:formula="of:=SIN(PI()*2/257*[.GN$1]*[.$B8]*[.$B8])/[.$B8]/[.$B8]" office:value-type="float" office:value="0.0061114391061862">
            <text:p>0.0061114391</text:p>
          </table:table-cell>
          <table:table-cell table:style-name="ce3" table:formula="of:=SIN(PI()*2/257*[.GO$1]*[.$B8]*[.$B8])/[.$B8]/[.$B8]" office:value-type="float" office:value="0.0304841871412532">
            <text:p>0.0304841871</text:p>
          </table:table-cell>
          <table:table-cell table:style-name="ce3" table:formula="of:=SIN(PI()*2/257*[.GP$1]*[.$B8]*[.$B8])/[.$B8]/[.$B8]" office:value-type="float" office:value="0.0545656341918907">
            <text:p>0.0545656342</text:p>
          </table:table-cell>
          <table:table-cell table:style-name="ce3" table:formula="of:=SIN(PI()*2/257*[.GQ$1]*[.$B8]*[.$B8])/[.$B8]/[.$B8]" office:value-type="float" office:value="0.0781256626171105">
            <text:p>0.0781256626</text:p>
          </table:table-cell>
          <table:table-cell table:style-name="ce3" table:formula="of:=SIN(PI()*2/257*[.GR$1]*[.$B8]*[.$B8])/[.$B8]/[.$B8]" office:value-type="float" office:value="0.100939137351258">
            <text:p>0.1009391374</text:p>
          </table:table-cell>
          <table:table-cell table:style-name="ce3" table:formula="of:=SIN(PI()*2/257*[.GS$1]*[.$B8]*[.$B8])/[.$B8]/[.$B8]" office:value-type="float" office:value="0.122788057251067">
            <text:p>0.1227880573</text:p>
          </table:table-cell>
          <table:table-cell table:style-name="ce3" table:formula="of:=SIN(PI()*2/257*[.GT$1]*[.$B8]*[.$B8])/[.$B8]/[.$B8]" office:value-type="float" office:value="0.143463638272334">
            <text:p>0.1434636383</text:p>
          </table:table-cell>
          <table:table-cell table:style-name="ce3" table:formula="of:=SIN(PI()*2/257*[.GU$1]*[.$B8]*[.$B8])/[.$B8]/[.$B8]" office:value-type="float" office:value="0.162768308569789">
            <text:p>0.1627683086</text:p>
          </table:table-cell>
          <table:table-cell table:style-name="ce3" table:formula="of:=SIN(PI()*2/257*[.GV$1]*[.$B8]*[.$B8])/[.$B8]/[.$B8]" office:value-type="float" office:value="0.180517596455347">
            <text:p>0.1805175965</text:p>
          </table:table-cell>
          <table:table-cell table:style-name="ce3" table:formula="of:=SIN(PI()*2/257*[.GW$1]*[.$B8]*[.$B8])/[.$B8]/[.$B8]" office:value-type="float" office:value="0.196541893173819">
            <text:p>0.1965418932</text:p>
          </table:table-cell>
          <table:table-cell table:style-name="ce3" table:formula="of:=SIN(PI()*2/257*[.GX$1]*[.$B8]*[.$B8])/[.$B8]/[.$B8]" office:value-type="float" office:value="0.210688073651302">
            <text:p>0.2106880737</text:p>
          </table:table-cell>
          <table:table-cell table:style-name="ce3" table:formula="of:=SIN(PI()*2/257*[.GY$1]*[.$B8]*[.$B8])/[.$B8]/[.$B8]" office:value-type="float" office:value="0.222820959728708">
            <text:p>0.2228209597</text:p>
          </table:table-cell>
          <table:table-cell table:style-name="ce3" table:formula="of:=SIN(PI()*2/257*[.GZ$1]*[.$B8]*[.$B8])/[.$B8]/[.$B8]" office:value-type="float" office:value="0.232824611898057">
            <text:p>0.2328246119</text:p>
          </table:table-cell>
          <table:table-cell table:style-name="ce3" table:formula="of:=SIN(PI()*2/257*[.HA$1]*[.$B8]*[.$B8])/[.$B8]/[.$B8]" office:value-type="float" office:value="0.240603437197945">
            <text:p>0.2406034372</text:p>
          </table:table-cell>
          <table:table-cell table:style-name="ce3" table:formula="of:=SIN(PI()*2/257*[.HB$1]*[.$B8]*[.$B8])/[.$B8]/[.$B8]" office:value-type="float" office:value="0.246083102681358">
            <text:p>0.2460831027</text:p>
          </table:table-cell>
          <table:table-cell table:style-name="ce3" table:formula="of:=SIN(PI()*2/257*[.HC$1]*[.$B8]*[.$B8])/[.$B8]/[.$B8]" office:value-type="float" office:value="0.249211245726904">
            <text:p>0.2492112457</text:p>
          </table:table-cell>
          <table:table-cell table:style-name="ce3" table:formula="of:=SIN(PI()*2/257*[.HD$1]*[.$B8]*[.$B8])/[.$B8]/[.$B8]" office:value-type="float" office:value="0.24995797440588">
            <text:p>0.2499579744</text:p>
          </table:table-cell>
          <table:table-cell table:style-name="ce3" table:formula="of:=SIN(PI()*2/257*[.HE$1]*[.$B8]*[.$B8])/[.$B8]/[.$B8]" office:value-type="float" office:value="0.248316153123748">
            <text:p>0.2483161531</text:p>
          </table:table-cell>
          <table:table-cell table:style-name="ce3" table:formula="of:=SIN(PI()*2/257*[.HF$1]*[.$B8]*[.$B8])/[.$B8]/[.$B8]" office:value-type="float" office:value="0.244301470806492">
            <text:p>0.2443014708</text:p>
          </table:table-cell>
          <table:table-cell table:style-name="ce3" table:formula="of:=SIN(PI()*2/257*[.HG$1]*[.$B8]*[.$B8])/[.$B8]/[.$B8]" office:value-type="float" office:value="0.237952290980282">
            <text:p>0.237952291</text:p>
          </table:table-cell>
          <table:table-cell table:style-name="ce3" table:formula="of:=SIN(PI()*2/257*[.HH$1]*[.$B8]*[.$B8])/[.$B8]/[.$B8]" office:value-type="float" office:value="0.229329285177054">
            <text:p>0.2293292852</text:p>
          </table:table-cell>
          <table:table-cell table:style-name="ce3" table:formula="of:=SIN(PI()*2/257*[.HI$1]*[.$B8]*[.$B8])/[.$B8]/[.$B8]" office:value-type="float" office:value="0.218514853169112">
            <text:p>0.2185148532</text:p>
          </table:table-cell>
          <table:table-cell table:style-name="ce3" table:formula="of:=SIN(PI()*2/257*[.HJ$1]*[.$B8]*[.$B8])/[.$B8]/[.$B8]" office:value-type="float" office:value="0.205612335572864">
            <text:p>0.2056123356</text:p>
          </table:table-cell>
          <table:table-cell table:style-name="ce3" table:formula="of:=SIN(PI()*2/257*[.HK$1]*[.$B8]*[.$B8])/[.$B8]/[.$B8]" office:value-type="float" office:value="0.190745026345931">
            <text:p>0.1907450263</text:p>
          </table:table-cell>
          <table:table-cell table:style-name="ce3" table:formula="of:=SIN(PI()*2/257*[.HL$1]*[.$B8]*[.$B8])/[.$B8]/[.$B8]" office:value-type="float" office:value="0.174054994613971">
            <text:p>0.1740549946</text:p>
          </table:table-cell>
          <table:table-cell table:style-name="ce3" table:formula="of:=SIN(PI()*2/257*[.HM$1]*[.$B8]*[.$B8])/[.$B8]/[.$B8]" office:value-type="float" office:value="0.155701727085657">
            <text:p>0.1557017271</text:p>
          </table:table-cell>
          <table:table-cell table:style-name="ce3" table:formula="of:=SIN(PI()*2/257*[.HN$1]*[.$B8]*[.$B8])/[.$B8]/[.$B8]" office:value-type="float" office:value="0.135860604028595">
            <text:p>0.135860604</text:p>
          </table:table-cell>
          <table:table-cell table:style-name="ce3" table:formula="of:=SIN(PI()*2/257*[.HO$1]*[.$B8]*[.$B8])/[.$B8]/[.$B8]" office:value-type="float" office:value="0.114721223369468">
            <text:p>0.1147212234</text:p>
          </table:table-cell>
          <table:table-cell table:style-name="ce3" table:formula="of:=SIN(PI()*2/257*[.HP$1]*[.$B8]*[.$B8])/[.$B8]/[.$B8]" office:value-type="float" office:value="0.0924855889330064">
            <text:p>0.0924855889</text:p>
          </table:table-cell>
          <table:table-cell table:style-name="ce3" table:formula="of:=SIN(PI()*2/257*[.HQ$1]*[.$B8]*[.$B8])/[.$B8]/[.$B8]" office:value-type="float" office:value="0.0693661801325778">
            <text:p>0.0693661801</text:p>
          </table:table-cell>
          <table:table-cell table:style-name="ce3" table:formula="of:=SIN(PI()*2/257*[.HR$1]*[.$B8]*[.$B8])/[.$B8]/[.$B8]" office:value-type="float" office:value="0.0455839215580953">
            <text:p>0.0455839216</text:p>
          </table:table-cell>
          <table:table-cell table:style-name="ce3" table:formula="of:=SIN(PI()*2/257*[.HS$1]*[.$B8]*[.$B8])/[.$B8]/[.$B8]" office:value-type="float" office:value="0.0213660718634521">
            <text:p>0.0213660719</text:p>
          </table:table-cell>
          <table:table-cell table:style-name="ce3" table:formula="of:=SIN(PI()*2/257*[.HT$1]*[.$B8]*[.$B8])/[.$B8]/[.$B8]" office:value-type="float" office:value="-0.00305594787313526">
            <text:p>-0.0030559479</text:p>
          </table:table-cell>
          <table:table-cell table:style-name="ce3" table:formula="of:=SIN(PI()*2/257*[.HU$1]*[.$B8]*[.$B8])/[.$B8]/[.$B8]" office:value-type="float" office:value="-0.0274487655640952">
            <text:p>-0.0274487656</text:p>
          </table:table-cell>
          <table:table-cell table:style-name="ce3" table:formula="of:=SIN(PI()*2/257*[.HV$1]*[.$B8]*[.$B8])/[.$B8]/[.$B8]" office:value-type="float" office:value="-0.0515792881709458">
            <text:p>-0.0515792882</text:p>
          </table:table-cell>
          <table:table-cell table:style-name="ce3" table:formula="of:=SIN(PI()*2/257*[.HW$1]*[.$B8]*[.$B8])/[.$B8]/[.$B8]" office:value-type="float" office:value="-0.0752169290961954">
            <text:p>-0.0752169291</text:p>
          </table:table-cell>
          <table:table-cell table:style-name="ce3" table:formula="of:=SIN(PI()*2/257*[.HX$1]*[.$B8]*[.$B8])/[.$B8]/[.$B8]" office:value-type="float" office:value="-0.0981358116241799">
            <text:p>-0.0981358116</text:p>
          </table:table-cell>
          <table:table-cell table:style-name="ce3" table:formula="of:=SIN(PI()*2/257*[.HY$1]*[.$B8]*[.$B8])/[.$B8]/[.$B8]" office:value-type="float" office:value="-0.120116927355185">
            <text:p>-0.1201169274</text:p>
          </table:table-cell>
          <table:table-cell table:style-name="ce3" table:formula="of:=SIN(PI()*2/257*[.HZ$1]*[.$B8]*[.$B8])/[.$B8]/[.$B8]" office:value-type="float" office:value="-0.140950229007265">
            <text:p>-0.140950229</text:p>
          </table:table-cell>
          <table:table-cell table:style-name="ce3" table:formula="of:=SIN(PI()*2/257*[.IA$1]*[.$B8]*[.$B8])/[.$B8]/[.$B8]" office:value-type="float" office:value="-0.160436637587364">
            <text:p>-0.1604366376</text:p>
          </table:table-cell>
          <table:table-cell table:style-name="ce3" table:formula="of:=SIN(PI()*2/257*[.IB$1]*[.$B8]*[.$B8])/[.$B8]/[.$B8]" office:value-type="float" office:value="-0.178389944751593">
            <text:p>-0.1783899448</text:p>
          </table:table-cell>
          <table:table-cell table:style-name="ce3" table:formula="of:=SIN(PI()*2/257*[.IC$1]*[.$B8]*[.$B8])/[.$B8]/[.$B8]" office:value-type="float" office:value="-0.194638592176074">
            <text:p>-0.1946385922</text:p>
          </table:table-cell>
          <table:table-cell table:style-name="ce3" table:formula="of:=SIN(PI()*2/257*[.ID$1]*[.$B8]*[.$B8])/[.$B8]/[.$B8]" office:value-type="float" office:value="-0.209027310935037">
            <text:p>-0.2090273109</text:p>
          </table:table-cell>
          <table:table-cell table:style-name="ce3" table:formula="of:=SIN(PI()*2/257*[.IE$1]*[.$B8]*[.$B8])/[.$B8]/[.$B8]" office:value-type="float" office:value="-0.221418605220581">
            <text:p>-0.2214186052</text:p>
          </table:table-cell>
          <table:table-cell table:style-name="ce3" table:formula="of:=SIN(PI()*2/257*[.IF$1]*[.$B8]*[.$B8])/[.$B8]/[.$B8]" office:value-type="float" office:value="-0.23169406622597">
            <text:p>-0.2316940662</text:p>
          </table:table-cell>
          <table:table-cell table:style-name="ce3" table:formula="of:=SIN(PI()*2/257*[.IG$1]*[.$B8]*[.$B8])/[.$B8]/[.$B8]" office:value-type="float" office:value="-0.239755503637238">
            <text:p>-0.2397555036</text:p>
          </table:table-cell>
          <table:table-cell table:style-name="ce3" table:formula="of:=SIN(PI()*2/257*[.IH$1]*[.$B8]*[.$B8])/[.$B8]/[.$B8]" office:value-type="float" office:value="-0.245525883920805">
            <text:p>-0.2455258839</text:p>
          </table:table-cell>
          <table:table-cell table:style-name="ce3" table:formula="of:=SIN(PI()*2/257*[.II$1]*[.$B8]*[.$B8])/[.$B8]/[.$B8]" office:value-type="float" office:value="-0.248950066440991">
            <text:p>-0.2489500664</text:p>
          </table:table-cell>
          <table:table-cell table:style-name="ce3" table:formula="of:=SIN(PI()*2/257*[.IJ$1]*[.$B8]*[.$B8])/[.$B8]/[.$B8]" office:value-type="float" office:value="-0.249995330373247">
            <text:p>-0.2499953304</text:p>
          </table:table-cell>
          <table:table-cell table:style-name="ce3" table:formula="of:=SIN(PI()*2/257*[.IK$1]*[.$B8]*[.$B8])/[.$B8]/[.$B8]" office:value-type="float" office:value="-0.24865168737801">
            <text:p>-0.2486516874</text:p>
          </table:table-cell>
          <table:table-cell table:style-name="ce3" table:formula="of:=SIN(PI()*2/257*[.IL$1]*[.$B8]*[.$B8])/[.$B8]/[.$B8]" office:value-type="float" office:value="-0.244931977047342">
            <text:p>-0.244931977</text:p>
          </table:table-cell>
          <table:table-cell table:style-name="ce3" table:formula="of:=SIN(PI()*2/257*[.IM$1]*[.$B8]*[.$B8])/[.$B8]/[.$B8]" office:value-type="float" office:value="-0.238871744212277">
            <text:p>-0.2388717442</text:p>
          </table:table-cell>
          <table:table-cell table:style-name="ce3" table:formula="of:=SIN(PI()*2/257*[.IN$1]*[.$B8]*[.$B8])/[.$B8]/[.$B8]" office:value-type="float" office:value="-0.230528899283301">
            <text:p>-0.2305288993</text:p>
          </table:table-cell>
          <table:table-cell table:style-name="ce3" table:formula="of:=SIN(PI()*2/257*[.IO$1]*[.$B8]*[.$B8])/[.$B8]/[.$B8]" office:value-type="float" office:value="-0.219983164869697">
            <text:p>-0.2199831649</text:p>
          </table:table-cell>
          <table:table-cell table:style-name="ce3" table:formula="of:=SIN(PI()*2/257*[.IP$1]*[.$B8]*[.$B8])/[.$B8]/[.$B8]" office:value-type="float" office:value="-0.207335313965739">
            <text:p>-0.207335314</text:p>
          </table:table-cell>
          <table:table-cell table:style-name="ce3" table:formula="of:=SIN(PI()*2/257*[.IQ$1]*[.$B8]*[.$B8])/[.$B8]/[.$B8]" office:value-type="float" office:value="-0.192706206983489">
            <text:p>-0.192706207</text:p>
          </table:table-cell>
          <table:table-cell table:style-name="ce3" table:formula="of:=SIN(PI()*2/257*[.IR$1]*[.$B8]*[.$B8])/[.$B8]/[.$B8]" office:value-type="float" office:value="-0.176235636834122">
            <text:p>-0.1762356368</text:p>
          </table:table-cell>
          <table:table-cell table:style-name="ce3" table:formula="of:=SIN(PI()*2/257*[.IS$1]*[.$B8]*[.$B8])/[.$B8]/[.$B8]" office:value-type="float" office:value="-0.158080993093957">
            <text:p>-0.1580809931</text:p>
          </table:table-cell>
          <table:table-cell table:style-name="ce3" table:formula="of:=SIN(PI()*2/257*[.IT$1]*[.$B8]*[.$B8])/[.$B8]/[.$B8]" office:value-type="float" office:value="-0.138415758020173">
            <text:p>-0.138415758</text:p>
          </table:table-cell>
          <table:table-cell table:style-name="ce3" table:formula="of:=SIN(PI()*2/257*[.IU$1]*[.$B8]*[.$B8])/[.$B8]/[.$B8]" office:value-type="float" office:value="-0.117427848787976">
            <text:p>-0.1174278488</text:p>
          </table:table-cell>
          <table:table-cell table:style-name="ce3" table:formula="of:=SIN(PI()*2/257*[.IV$1]*[.$B8]*[.$B8])/[.$B8]/[.$B8]" office:value-type="float" office:value="-0.0953178217904932">
            <text:p>-0.0953178218</text:p>
          </table:table-cell>
          <table:table-cell table:style-name="ce3" table:formula="of:=SIN(PI()*2/257*[.IW$1]*[.$B8]*[.$B8])/[.$B8]/[.$B8]" office:value-type="float" office:value="-0.0722969561607503">
            <text:p>-0.0722969562</text:p>
          </table:table-cell>
          <table:table-cell table:style-name="ce3" table:formula="of:=SIN(PI()*2/257*[.IX$1]*[.$B8]*[.$B8])/[.$B8]/[.$B8]" office:value-type="float" office:value="-0.0485852348292171">
            <text:p>-0.0485852348</text:p>
          </table:table-cell>
          <table:table-cell table:style-name="ce3" table:formula="of:=SIN(PI()*2/257*[.IY$1]*[.$B8]*[.$B8])/[.$B8]/[.$B8]" office:value-type="float" office:value="-0.0244092424095636">
            <text:p>-0.02440924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" table:formula="of:=SIN(PI()*2/257*[.C$1]*[.$B9]*[.$B9])/[.$B9]/[.$B9]" office:value-type="float" office:value="0">
            <text:p>0</text:p>
          </table:table-cell>
          <table:table-cell table:style-name="ce3" table:formula="of:=SIN(PI()*2/257*[.D$1]*[.$B9]*[.$B9])/[.$B9]/[.$B9]" office:value-type="float" office:value="0.0242513929741739">
            <text:p>0.024251393</text:p>
          </table:table-cell>
          <table:table-cell table:style-name="ce3" table:formula="of:=SIN(PI()*2/257*[.E$1]*[.$B9]*[.$B9])/[.$B9]/[.$B9]" office:value-type="float" office:value="0.0473333880768793">
            <text:p>0.0473333881</text:p>
          </table:table-cell>
          <table:table-cell table:style-name="ce3" table:formula="of:=SIN(PI()*2/257*[.F$1]*[.$B9]*[.$B9])/[.$B9]/[.$B9]" office:value-type="float" office:value="0.0681329755947735">
            <text:p>0.0681329756</text:p>
          </table:table-cell>
          <table:table-cell table:style-name="ce3" table:formula="of:=SIN(PI()*2/257*[.G$1]*[.$B9]*[.$B9])/[.$B9]/[.$B9]" office:value-type="float" office:value="0.085647203103773">
            <text:p>0.0856472031</text:p>
          </table:table-cell>
          <table:table-cell table:style-name="ce3" table:formula="of:=SIN(PI()*2/257*[.H$1]*[.$B9]*[.$B9])/[.$B9]/[.$B9]" office:value-type="float" office:value="0.0990315376572035">
            <text:p>0.0990315377</text:p>
          </table:table-cell>
          <table:table-cell table:style-name="ce3" table:formula="of:=SIN(PI()*2/257*[.I$1]*[.$B9]*[.$B9])/[.$B9]/[.$B9]" office:value-type="float" office:value="0.107640589014823">
            <text:p>0.107640589</text:p>
          </table:table-cell>
          <table:table-cell table:style-name="ce3" table:formula="of:=SIN(PI()*2/257*[.J$1]*[.$B9]*[.$B9])/[.$B9]/[.$B9]" office:value-type="float" office:value="0.111059230245833">
            <text:p>0.1110592302</text:p>
          </table:table-cell>
          <table:table-cell table:style-name="ce3" table:formula="of:=SIN(PI()*2/257*[.K$1]*[.$B9]*[.$B9])/[.$B9]/[.$B9]" office:value-type="float" office:value="0.109122615075913">
            <text:p>0.1091226151</text:p>
          </table:table-cell>
          <table:table-cell table:style-name="ce3" table:formula="of:=SIN(PI()*2/257*[.L$1]*[.$B9]*[.$B9])/[.$B9]/[.$B9]" office:value-type="float" office:value="0.101924126745358">
            <text:p>0.1019241267</text:p>
          </table:table-cell>
          <table:table-cell table:style-name="ce3" table:formula="of:=SIN(PI()*2/257*[.M$1]*[.$B9]*[.$B9])/[.$B9]/[.$B9]" office:value-type="float" office:value="0.0898108750857746">
            <text:p>0.0898108751</text:p>
          </table:table-cell>
          <table:table-cell table:style-name="ce3" table:formula="of:=SIN(PI()*2/257*[.N$1]*[.$B9]*[.$B9])/[.$B9]/[.$B9]" office:value-type="float" office:value="0.0733669589455216">
            <text:p>0.0733669589</text:p>
          </table:table-cell>
          <table:table-cell table:style-name="ce3" table:formula="of:=SIN(PI()*2/257*[.O$1]*[.$B9]*[.$B9])/[.$B9]/[.$B9]" office:value-type="float" office:value="0.0533853010467491">
            <text:p>0.053385301</text:p>
          </table:table-cell>
          <table:table-cell table:style-name="ce3" table:formula="of:=SIN(PI()*2/257*[.P$1]*[.$B9]*[.$B9])/[.$B9]/[.$B9]" office:value-type="float" office:value="0.0308294133922567">
            <text:p>0.0308294134</text:p>
          </table:table-cell>
          <table:table-cell table:style-name="ce3" table:formula="of:=SIN(PI()*2/257*[.Q$1]*[.$B9]*[.$B9])/[.$B9]/[.$B9]" office:value-type="float" office:value="0.00678693688746966">
            <text:p>0.0067869369</text:p>
          </table:table-cell>
          <table:table-cell table:style-name="ce3" table:formula="of:=SIN(PI()*2/257*[.R$1]*[.$B9]*[.$B9])/[.$B9]/[.$B9]" office:value-type="float" office:value="-0.0175828045112743">
            <text:p>-0.0175828045</text:p>
          </table:table-cell>
          <table:table-cell table:style-name="ce3" table:formula="of:=SIN(PI()*2/257*[.S$1]*[.$B9]*[.$B9])/[.$B9]/[.$B9]" office:value-type="float" office:value="-0.0411047061924472">
            <text:p>-0.0411047062</text:p>
          </table:table-cell>
          <table:table-cell table:style-name="ce3" table:formula="of:=SIN(PI()*2/257*[.T$1]*[.$B9]*[.$B9])/[.$B9]/[.$B9]" office:value-type="float" office:value="-0.0626445462254511">
            <text:p>-0.0626445462</text:p>
          </table:table-cell>
          <table:table-cell table:style-name="ce3" table:formula="of:=SIN(PI()*2/257*[.U$1]*[.$B9]*[.$B9])/[.$B9]/[.$B9]" office:value-type="float" office:value="-0.081163677341109">
            <text:p>-0.0811636773</text:p>
          </table:table-cell>
          <table:table-cell table:style-name="ce3" table:formula="of:=SIN(PI()*2/257*[.V$1]*[.$B9]*[.$B9])/[.$B9]/[.$B9]" office:value-type="float" office:value="-0.0957691103189188">
            <text:p>-0.0957691103</text:p>
          </table:table-cell>
          <table:table-cell table:style-name="ce3" table:formula="of:=SIN(PI()*2/257*[.W$1]*[.$B9]*[.$B9])/[.$B9]/[.$B9]" office:value-type="float" office:value="-0.105756573769014">
            <text:p>-0.1057565738</text:p>
          </table:table-cell>
          <table:table-cell table:style-name="ce3" table:formula="of:=SIN(PI()*2/257*[.X$1]*[.$B9]*[.$B9])/[.$B9]/[.$B9]" office:value-type="float" office:value="-0.110644473973774">
            <text:p>-0.110644474</text:p>
          </table:table-cell>
          <table:table-cell table:style-name="ce3" table:formula="of:=SIN(PI()*2/257*[.Y$1]*[.$B9]*[.$B9])/[.$B9]/[.$B9]" office:value-type="float" office:value="-0.110197117251541">
            <text:p>-0.1101971173</text:p>
          </table:table-cell>
          <table:table-cell table:style-name="ce3" table:formula="of:=SIN(PI()*2/257*[.Z$1]*[.$B9]*[.$B9])/[.$B9]/[.$B9]" office:value-type="float" office:value="-0.104436075064184">
            <text:p>-0.1044360751</text:p>
          </table:table-cell>
          <table:table-cell table:style-name="ce3" table:formula="of:=SIN(PI()*2/257*[.AA$1]*[.$B9]*[.$B9])/[.$B9]/[.$B9]" office:value-type="float" office:value="-0.0936391438450231">
            <text:p>-0.0936391438</text:p>
          </table:table-cell>
          <table:table-cell table:style-name="ce3" table:formula="of:=SIN(PI()*2/257*[.AB$1]*[.$B9]*[.$B9])/[.$B9]/[.$B9]" office:value-type="float" office:value="-0.0783269497040541">
            <text:p>-0.0783269497</text:p>
          </table:table-cell>
          <table:table-cell table:style-name="ce3" table:formula="of:=SIN(PI()*2/257*[.AC$1]*[.$B9]*[.$B9])/[.$B9]/[.$B9]" office:value-type="float" office:value="-0.0592378439291809">
            <text:p>-0.0592378439</text:p>
          </table:table-cell>
          <table:table-cell table:style-name="ce3" table:formula="of:=SIN(PI()*2/257*[.AD$1]*[.$B9]*[.$B9])/[.$B9]/[.$B9]" office:value-type="float" office:value="-0.0372922998179643">
            <text:p>-0.0372922998</text:p>
          </table:table-cell>
          <table:table-cell table:style-name="ce3" table:formula="of:=SIN(PI()*2/257*[.AE$1]*[.$B9]*[.$B9])/[.$B9]/[.$B9]" office:value-type="float" office:value="-0.0135485276183352">
            <text:p>-0.0135485276</text:p>
          </table:table-cell>
          <table:table-cell table:style-name="ce3" table:formula="of:=SIN(PI()*2/257*[.AF$1]*[.$B9]*[.$B9])/[.$B9]/[.$B9]" office:value-type="float" office:value="0.0108485521820281">
            <text:p>0.0108485522</text:p>
          </table:table-cell>
          <table:table-cell table:style-name="ce3" table:formula="of:=SIN(PI()*2/257*[.AG$1]*[.$B9]*[.$B9])/[.$B9]/[.$B9]" office:value-type="float" office:value="0.0347225167187158">
            <text:p>0.0347225167</text:p>
          </table:table-cell>
          <table:table-cell table:style-name="ce3" table:formula="of:=SIN(PI()*2/257*[.AH$1]*[.$B9]*[.$B9])/[.$B9]/[.$B9]" office:value-type="float" office:value="0.0569221676526291">
            <text:p>0.0569221677</text:p>
          </table:table-cell>
          <table:table-cell table:style-name="ce3" table:formula="of:=SIN(PI()*2/257*[.AI$1]*[.$B9]*[.$B9])/[.$B9]/[.$B9]" office:value-type="float" office:value="0.076377041749878">
            <text:p>0.0763770417</text:p>
          </table:table-cell>
          <table:table-cell table:style-name="ce3" table:formula="of:=SIN(PI()*2/257*[.AJ$1]*[.$B9]*[.$B9])/[.$B9]/[.$B9]" office:value-type="float" office:value="0.0921490284292173">
            <text:p>0.0921490284</text:p>
          </table:table-cell>
          <table:table-cell table:style-name="ce3" table:formula="of:=SIN(PI()*2/257*[.AK$1]*[.$B9]*[.$B9])/[.$B9]/[.$B9]" office:value-type="float" office:value="0.103477605288025">
            <text:p>0.1034776053</text:p>
          </table:table-cell>
          <table:table-cell table:style-name="ce3" table:formula="of:=SIN(PI()*2/257*[.AL$1]*[.$B9]*[.$B9])/[.$B9]/[.$B9]" office:value-type="float" office:value="0.109816510357781">
            <text:p>0.1098165104</text:p>
          </table:table-cell>
          <table:table-cell table:style-name="ce3" table:formula="of:=SIN(PI()*2/257*[.AM$1]*[.$B9]*[.$B9])/[.$B9]/[.$B9]" office:value-type="float" office:value="0.110860082759378">
            <text:p>0.1108600828</text:p>
          </table:table-cell>
          <table:table-cell table:style-name="ce3" table:formula="of:=SIN(PI()*2/257*[.AN$1]*[.$B9]*[.$B9])/[.$B9]/[.$B9]" office:value-type="float" office:value="0.10655800161655">
            <text:p>0.1065580016</text:p>
          </table:table-cell>
          <table:table-cell table:style-name="ce3" table:formula="of:=SIN(PI()*2/257*[.AO$1]*[.$B9]*[.$B9])/[.$B9]/[.$B9]" office:value-type="float" office:value="0.0971177125196053">
            <text:p>0.0971177125</text:p>
          </table:table-cell>
          <table:table-cell table:style-name="ce3" table:formula="of:=SIN(PI()*2/257*[.AP$1]*[.$B9]*[.$B9])/[.$B9]/[.$B9]" office:value-type="float" office:value="0.0829944245358229">
            <text:p>0.0829944245</text:p>
          </table:table-cell>
          <table:table-cell table:style-name="ce3" table:formula="of:=SIN(PI()*2/257*[.AQ$1]*[.$B9]*[.$B9])/[.$B9]/[.$B9]" office:value-type="float" office:value="0.0648691601089022">
            <text:p>0.0648691601</text:p>
          </table:table-cell>
          <table:table-cell table:style-name="ce3" table:formula="of:=SIN(PI()*2/257*[.AR$1]*[.$B9]*[.$B9])/[.$B9]/[.$B9]" office:value-type="float" office:value="0.0436159162774138">
            <text:p>0.0436159163</text:p>
          </table:table-cell>
          <table:table-cell table:style-name="ce3" table:formula="of:=SIN(PI()*2/257*[.AS$1]*[.$B9]*[.$B9])/[.$B9]/[.$B9]" office:value-type="float" office:value="0.0202595206924867">
            <text:p>0.0202595207</text:p>
          </table:table-cell>
          <table:table-cell table:style-name="ce3" table:formula="of:=SIN(PI()*2/257*[.AT$1]*[.$B9]*[.$B9])/[.$B9]/[.$B9]" office:value-type="float" office:value="-0.00407378538991094">
            <text:p>-0.0040737854</text:p>
          </table:table-cell>
          <table:table-cell table:style-name="ce3" table:formula="of:=SIN(PI()*2/257*[.AU$1]*[.$B9]*[.$B9])/[.$B9]/[.$B9]" office:value-type="float" office:value="-0.0282106542627492">
            <text:p>-0.0282106543</text:p>
          </table:table-cell>
          <table:table-cell table:style-name="ce3" table:formula="of:=SIN(PI()*2/257*[.AV$1]*[.$B9]*[.$B9])/[.$B9]/[.$B9]" office:value-type="float" office:value="-0.05098721038643">
            <text:p>-0.0509872104</text:p>
          </table:table-cell>
          <table:table-cell table:style-name="ce3" table:formula="of:=SIN(PI()*2/257*[.AW$1]*[.$B9]*[.$B9])/[.$B9]/[.$B9]" office:value-type="float" office:value="-0.0713051722610505">
            <text:p>-0.0713051723</text:p>
          </table:table-cell>
          <table:table-cell table:style-name="ce3" table:formula="of:=SIN(PI()*2/257*[.AX$1]*[.$B9]*[.$B9])/[.$B9]/[.$B9]" office:value-type="float" office:value="-0.0881848113656942">
            <text:p>-0.0881848114</text:p>
          </table:table-cell>
          <table:table-cell table:style-name="ce3" table:formula="of:=SIN(PI()*2/257*[.AY$1]*[.$B9]*[.$B9])/[.$B9]/[.$B9]" office:value-type="float" office:value="-0.100812194494085">
            <text:p>-0.1008121945</text:p>
          </table:table-cell>
          <table:table-cell table:style-name="ce3" table:formula="of:=SIN(PI()*2/257*[.AZ$1]*[.$B9]*[.$B9])/[.$B9]/[.$B9]" office:value-type="float" office:value="-0.108578431469552">
            <text:p>-0.1085784315</text:p>
          </table:table-cell>
          <table:table-cell table:style-name="ce3" table:formula="of:=SIN(PI()*2/257*[.BA$1]*[.$B9]*[.$B9])/[.$B9]/[.$B9]" office:value-type="float" office:value="-0.111109035721443">
            <text:p>-0.1111090357</text:p>
          </table:table-cell>
          <table:table-cell table:style-name="ce3" table:formula="of:=SIN(PI()*2/257*[.BB$1]*[.$B9]*[.$B9])/[.$B9]/[.$B9]" office:value-type="float" office:value="-0.108281981961198">
            <text:p>-0.108281982</text:p>
          </table:table-cell>
          <table:table-cell table:style-name="ce3" table:formula="of:=SIN(PI()*2/257*[.BC$1]*[.$B9]*[.$B9])/[.$B9]/[.$B9]" office:value-type="float" office:value="-0.100233590220134">
            <text:p>-0.1002335902</text:p>
          </table:table-cell>
          <table:table-cell table:style-name="ce3" table:formula="of:=SIN(PI()*2/257*[.BD$1]*[.$B9]*[.$B9])/[.$B9]/[.$B9]" office:value-type="float" office:value="-0.0873519525216975">
            <text:p>-0.0873519525</text:p>
          </table:table-cell>
          <table:table-cell table:style-name="ce3" table:formula="of:=SIN(PI()*2/257*[.BE$1]*[.$B9]*[.$B9])/[.$B9]/[.$B9]" office:value-type="float" office:value="-0.0702582191528697">
            <text:p>-0.0702582192</text:p>
          </table:table-cell>
          <table:table-cell table:style-name="ce3" table:formula="of:=SIN(PI()*2/257*[.BF$1]*[.$B9]*[.$B9])/[.$B9]/[.$B9]" office:value-type="float" office:value="-0.0497766469074041">
            <text:p>-0.0497766469</text:p>
          </table:table-cell>
          <table:table-cell table:style-name="ce3" table:formula="of:=SIN(PI()*2/257*[.BG$1]*[.$B9]*[.$B9])/[.$B9]/[.$B9]" office:value-type="float" office:value="-0.0268948535693052">
            <text:p>-0.0268948536</text:p>
          </table:table-cell>
          <table:table-cell table:style-name="ce3" table:formula="of:=SIN(PI()*2/257*[.BH$1]*[.$B9]*[.$B9])/[.$B9]/[.$B9]" office:value-type="float" office:value="-0.00271619515830511">
            <text:p>-0.0027161952</text:p>
          </table:table-cell>
          <table:table-cell table:style-name="ce3" table:formula="of:=SIN(PI()*2/257*[.BI$1]*[.$B9]*[.$B9])/[.$B9]/[.$B9]" office:value-type="float" office:value="0.0215934377018741">
            <text:p>0.0215934377</text:p>
          </table:table-cell>
          <table:table-cell table:style-name="ce3" table:formula="of:=SIN(PI()*2/257*[.BJ$1]*[.$B9]*[.$B9])/[.$B9]/[.$B9]" office:value-type="float" office:value="0.0448618388227813">
            <text:p>0.0448618388</text:p>
          </table:table-cell>
          <table:table-cell table:style-name="ce3" table:formula="of:=SIN(PI()*2/257*[.BK$1]*[.$B9]*[.$B9])/[.$B9]/[.$B9]" office:value-type="float" office:value="0.0659670100259108">
            <text:p>0.06596701</text:p>
          </table:table-cell>
          <table:table-cell table:style-name="ce3" table:formula="of:=SIN(PI()*2/257*[.BL$1]*[.$B9]*[.$B9])/[.$B9]/[.$B9]" office:value-type="float" office:value="0.0838912636960313">
            <text:p>0.0838912637</text:p>
          </table:table-cell>
          <table:table-cell table:style-name="ce3" table:formula="of:=SIN(PI()*2/257*[.BM$1]*[.$B9]*[.$B9])/[.$B9]/[.$B9]" office:value-type="float" office:value="0.097770295497643">
            <text:p>0.0977702955</text:p>
          </table:table-cell>
          <table:table-cell table:style-name="ce3" table:formula="of:=SIN(PI()*2/257*[.BN$1]*[.$B9]*[.$B9])/[.$B9]/[.$B9]" office:value-type="float" office:value="0.106934860976865">
            <text:p>0.106934861</text:p>
          </table:table-cell>
          <table:table-cell table:style-name="ce3" table:formula="of:=SIN(PI()*2/257*[.BO$1]*[.$B9]*[.$B9])/[.$B9]/[.$B9]" office:value-type="float" office:value="0.1109430464104">
            <text:p>0.1109430464</text:p>
          </table:table-cell>
          <table:table-cell table:style-name="ce3" table:formula="of:=SIN(PI()*2/257*[.BP$1]*[.$B9]*[.$B9])/[.$B9]/[.$B9]" office:value-type="float" office:value="0.109601577806962">
            <text:p>0.1096015778</text:p>
          </table:table-cell>
          <table:table-cell table:style-name="ce3" table:formula="of:=SIN(PI()*2/257*[.BQ$1]*[.$B9]*[.$B9])/[.$B9]/[.$B9]" office:value-type="float" office:value="0.102975140544876">
            <text:p>0.1029751405</text:p>
          </table:table-cell>
          <table:table-cell table:style-name="ce3" table:formula="of:=SIN(PI()*2/257*[.BR$1]*[.$B9]*[.$B9])/[.$B9]/[.$B9]" office:value-type="float" office:value="0.0913832602546064">
            <text:p>0.0913832603</text:p>
          </table:table-cell>
          <table:table-cell table:style-name="ce3" table:formula="of:=SIN(PI()*2/257*[.BS$1]*[.$B9]*[.$B9])/[.$B9]/[.$B9]" office:value-type="float" office:value="0.0753848953494787">
            <text:p>0.0753848953</text:p>
          </table:table-cell>
          <table:table-cell table:style-name="ce3" table:formula="of:=SIN(PI()*2/257*[.BT$1]*[.$B9]*[.$B9])/[.$B9]/[.$B9]" office:value-type="float" office:value="0.0557514841500443">
            <text:p>0.0557514842</text:p>
          </table:table-cell>
          <table:table-cell table:style-name="ce3" table:formula="of:=SIN(PI()*2/257*[.BU$1]*[.$B9]*[.$B9])/[.$B9]/[.$B9]" office:value-type="float" office:value="0.0334297462649759">
            <text:p>0.0334297463</text:p>
          </table:table-cell>
          <table:table-cell table:style-name="ce3" table:formula="of:=SIN(PI()*2/257*[.BV$1]*[.$B9]*[.$B9])/[.$B9]/[.$B9]" office:value-type="float" office:value="0.009496031939312">
            <text:p>0.0094960319</text:p>
          </table:table-cell>
          <table:table-cell table:style-name="ce3" table:formula="of:=SIN(PI()*2/257*[.BW$1]*[.$B9]*[.$B9])/[.$B9]/[.$B9]" office:value-type="float" office:value="-0.0148955793636127">
            <text:p>-0.0148955794</text:p>
          </table:table-cell>
          <table:table-cell table:style-name="ce3" table:formula="of:=SIN(PI()*2/257*[.BX$1]*[.$B9]*[.$B9])/[.$B9]/[.$B9]" office:value-type="float" office:value="-0.0385689284693655">
            <text:p>-0.0385689285</text:p>
          </table:table-cell>
          <table:table-cell table:style-name="ce3" table:formula="of:=SIN(PI()*2/257*[.BY$1]*[.$B9]*[.$B9])/[.$B9]/[.$B9]" office:value-type="float" office:value="-0.0603824906793749">
            <text:p>-0.0603824907</text:p>
          </table:table-cell>
          <table:table-cell table:style-name="ce3" table:formula="of:=SIN(PI()*2/257*[.BZ$1]*[.$B9]*[.$B9])/[.$B9]/[.$B9]" office:value-type="float" office:value="-0.0792844198895966">
            <text:p>-0.0792844199</text:p>
          </table:table-cell>
          <table:table-cell table:style-name="ce3" table:formula="of:=SIN(PI()*2/257*[.CA$1]*[.$B9]*[.$B9])/[.$B9]/[.$B9]" office:value-type="float" office:value="-0.0943632684232469">
            <text:p>-0.0943632684</text:p>
          </table:table-cell>
          <table:table-cell table:style-name="ce3" table:formula="of:=SIN(PI()*2/257*[.CB$1]*[.$B9]*[.$B9])/[.$B9]/[.$B9]" office:value-type="float" office:value="-0.104891936876254">
            <text:p>-0.1048919369</text:p>
          </table:table-cell>
          <table:table-cell table:style-name="ce3" table:formula="of:=SIN(PI()*2/257*[.CC$1]*[.$B9]*[.$B9])/[.$B9]/[.$B9]" office:value-type="float" office:value="-0.110362734721666">
            <text:p>-0.1103627347</text:p>
          </table:table-cell>
          <table:table-cell table:style-name="ce3" table:formula="of:=SIN(PI()*2/257*[.CD$1]*[.$B9]*[.$B9])/[.$B9]/[.$B9]" office:value-type="float" office:value="-0.110511861056894">
            <text:p>-0.1105118611</text:p>
          </table:table-cell>
          <table:table-cell table:style-name="ce3" table:formula="of:=SIN(PI()*2/257*[.CE$1]*[.$B9]*[.$B9])/[.$B9]/[.$B9]" office:value-type="float" office:value="-0.10533212503648">
            <text:p>-0.105332125</text:p>
          </table:table-cell>
          <table:table-cell table:style-name="ce3" table:formula="of:=SIN(PI()*2/257*[.CF$1]*[.$B9]*[.$B9])/[.$B9]/[.$B9]" office:value-type="float" office:value="-0.0950732926133938">
            <text:p>-0.0950732926</text:p>
          </table:table-cell>
          <table:table-cell table:style-name="ce3" table:formula="of:=SIN(PI()*2/257*[.CG$1]*[.$B9]*[.$B9])/[.$B9]/[.$B9]" office:value-type="float" office:value="-0.0802300428690435">
            <text:p>-0.0802300429</text:p>
          </table:table-cell>
          <table:table-cell table:style-name="ce3" table:formula="of:=SIN(PI()*2/257*[.CH$1]*[.$B9]*[.$B9])/[.$B9]/[.$B9]" office:value-type="float" office:value="-0.0615181146756321">
            <text:p>-0.0615181147</text:p>
          </table:table-cell>
          <table:table-cell table:style-name="ce3" table:formula="of:=SIN(PI()*2/257*[.CI$1]*[.$B9]*[.$B9])/[.$B9]/[.$B9]" office:value-type="float" office:value="-0.0398397938945853">
            <text:p>-0.0398397939</text:p>
          </table:table-cell>
          <table:table-cell table:style-name="ce3" table:formula="of:=SIN(PI()*2/257*[.CJ$1]*[.$B9]*[.$B9])/[.$B9]/[.$B9]" office:value-type="float" office:value="-0.0162404053122093">
            <text:p>-0.0162404053</text:p>
          </table:table-cell>
          <table:table-cell table:style-name="ce3" table:formula="of:=SIN(PI()*2/257*[.CK$1]*[.$B9]*[.$B9])/[.$B9]/[.$B9]" office:value-type="float" office:value="0.00814209273625421">
            <text:p>0.0081420927</text:p>
          </table:table-cell>
          <table:table-cell table:style-name="ce3" table:formula="of:=SIN(PI()*2/257*[.CL$1]*[.$B9]*[.$B9])/[.$B9]/[.$B9]" office:value-type="float" office:value="0.0321319805158884">
            <text:p>0.0321319805</text:p>
          </table:table-cell>
          <table:table-cell table:style-name="ce3" table:formula="of:=SIN(PI()*2/257*[.CM$1]*[.$B9]*[.$B9])/[.$B9]/[.$B9]" office:value-type="float" office:value="0.054572469889363">
            <text:p>0.0545724699</text:p>
          </table:table-cell>
          <table:table-cell table:style-name="ce3" table:formula="of:=SIN(PI()*2/257*[.CN$1]*[.$B9]*[.$B9])/[.$B9]/[.$B9]" office:value-type="float" office:value="0.0743814844359126">
            <text:p>0.0743814844</text:p>
          </table:table-cell>
          <table:table-cell table:style-name="ce3" table:formula="of:=SIN(PI()*2/257*[.CO$1]*[.$B9]*[.$B9])/[.$B9]/[.$B9]" office:value-type="float" office:value="0.0906038369845864">
            <text:p>0.090603837</text:p>
          </table:table-cell>
          <table:table-cell table:style-name="ce3" table:formula="of:=SIN(PI()*2/257*[.CP$1]*[.$B9]*[.$B9])/[.$B9]/[.$B9]" office:value-type="float" office:value="0.102457288570356">
            <text:p>0.1024572886</text:p>
          </table:table-cell>
          <table:table-cell table:style-name="ce3" table:formula="of:=SIN(PI()*2/257*[.CQ$1]*[.$B9]*[.$B9])/[.$B9]/[.$B9]" office:value-type="float" office:value="0.109370267858381">
            <text:p>0.1093702679</text:p>
          </table:table-cell>
          <table:table-cell table:style-name="ce3" table:formula="of:=SIN(PI()*2/257*[.CR$1]*[.$B9]*[.$B9])/[.$B9]/[.$B9]" office:value-type="float" office:value="0.111009432212488">
            <text:p>0.1110094322</text:p>
          </table:table-cell>
          <table:table-cell table:style-name="ce3" table:formula="of:=SIN(PI()*2/257*[.CS$1]*[.$B9]*[.$B9])/[.$B9]/[.$B9]" office:value-type="float" office:value="0.107295741418009">
            <text:p>0.1072957414</text:p>
          </table:table-cell>
          <table:table-cell table:style-name="ce3" table:formula="of:=SIN(PI()*2/257*[.CT$1]*[.$B9]*[.$B9])/[.$B9]/[.$B9]" office:value-type="float" office:value="0.0984082689869253">
            <text:p>0.098408269</text:p>
          </table:table-cell>
          <table:table-cell table:style-name="ce3" table:formula="of:=SIN(PI()*2/257*[.CU$1]*[.$B9]*[.$B9])/[.$B9]/[.$B9]" office:value-type="float" office:value="0.084775567264858">
            <text:p>0.0847755673</text:p>
          </table:table-cell>
          <table:table-cell table:style-name="ce3" table:formula="of:=SIN(PI()*2/257*[.CV$1]*[.$B9]*[.$B9])/[.$B9]/[.$B9]" office:value-type="float" office:value="0.0670550027129065">
            <text:p>0.0670550027</text:p>
          </table:table-cell>
          <table:table-cell table:style-name="ce3" table:formula="of:=SIN(PI()*2/257*[.CW$1]*[.$B9]*[.$B9])/[.$B9]/[.$B9]" office:value-type="float" office:value="0.0461010578133884">
            <text:p>0.0461010578</text:p>
          </table:table-cell>
          <table:table-cell table:style-name="ce3" table:formula="of:=SIN(PI()*2/257*[.CX$1]*[.$B9]*[.$B9])/[.$B9]/[.$B9]" office:value-type="float" office:value="0.0229241280759761">
            <text:p>0.0229241281</text:p>
          </table:table-cell>
          <table:table-cell table:style-name="ce3" table:formula="of:=SIN(PI()*2/257*[.CY$1]*[.$B9]*[.$B9])/[.$B9]/[.$B9]" office:value-type="float" office:value="-0.00135819905472678">
            <text:p>-0.0013581991</text:p>
          </table:table-cell>
          <table:table-cell table:style-name="ce3" table:formula="of:=SIN(PI()*2/257*[.CZ$1]*[.$B9]*[.$B9])/[.$B9]/[.$B9]" office:value-type="float" office:value="-0.0255750340677063">
            <text:p>-0.0255750341</text:p>
          </table:table-cell>
          <table:table-cell table:style-name="ce3" table:formula="of:=SIN(PI()*2/257*[.DA$1]*[.$B9]*[.$B9])/[.$B9]/[.$B9]" office:value-type="float" office:value="-0.0485586454702576">
            <text:p>-0.0485586455</text:p>
          </table:table-cell>
          <table:table-cell table:style-name="ce3" table:formula="of:=SIN(PI()*2/257*[.DB$1]*[.$B9]*[.$B9])/[.$B9]/[.$B9]" office:value-type="float" office:value="-0.0692007675936257">
            <text:p>-0.0692007676</text:p>
          </table:table-cell>
          <table:table-cell table:style-name="ce3" table:formula="of:=SIN(PI()*2/257*[.DC$1]*[.$B9]*[.$B9])/[.$B9]/[.$B9]" office:value-type="float" office:value="-0.0865060409671442">
            <text:p>-0.086506041</text:p>
          </table:table-cell>
          <table:table-cell table:style-name="ce3" table:formula="of:=SIN(PI()*2/257*[.DD$1]*[.$B9]*[.$B9])/[.$B9]/[.$B9]" office:value-type="float" office:value="-0.0996400083755221">
            <text:p>-0.0996400084</text:p>
          </table:table-cell>
          <table:table-cell table:style-name="ce3" table:formula="of:=SIN(PI()*2/257*[.DE$1]*[.$B9]*[.$B9])/[.$B9]/[.$B9]" office:value-type="float" office:value="-0.107969352237883">
            <text:p>-0.1079693522</text:p>
          </table:table-cell>
          <table:table-cell table:style-name="ce3" table:formula="of:=SIN(PI()*2/257*[.DF$1]*[.$B9]*[.$B9])/[.$B9]/[.$B9]" office:value-type="float" office:value="-0.11109243306928">
            <text:p>-0.1110924331</text:p>
          </table:table-cell>
          <table:table-cell table:style-name="ce3" table:formula="of:=SIN(PI()*2/257*[.DG$1]*[.$B9]*[.$B9])/[.$B9]/[.$B9]" office:value-type="float" office:value="-0.108858656465486">
            <text:p>-0.1088586565</text:p>
          </table:table-cell>
          <table:table-cell table:style-name="ce3" table:formula="of:=SIN(PI()*2/257*[.DH$1]*[.$B9]*[.$B9])/[.$B9]/[.$B9]" office:value-type="float" office:value="-0.101375734738472">
            <text:p>-0.1013757347</text:p>
          </table:table-cell>
          <table:table-cell table:style-name="ce3" table:formula="of:=SIN(PI()*2/257*[.DI$1]*[.$B9]*[.$B9])/[.$B9]/[.$B9]" office:value-type="float" office:value="-0.0890044930478189">
            <text:p>-0.089004493</text:p>
          </table:table-cell>
          <table:table-cell table:style-name="ce3" table:formula="of:=SIN(PI()*2/257*[.DJ$1]*[.$B9]*[.$B9])/[.$B9]/[.$B9]" office:value-type="float" office:value="-0.0723414704754621">
            <text:p>-0.0723414705</text:p>
          </table:table-cell>
          <table:table-cell table:style-name="ce3" table:formula="of:=SIN(PI()*2/257*[.DK$1]*[.$B9]*[.$B9])/[.$B9]/[.$B9]" office:value-type="float" office:value="-0.0521901550168785">
            <text:p>-0.052190155</text:p>
          </table:table-cell>
          <table:table-cell table:style-name="ce3" table:formula="of:=SIN(PI()*2/257*[.DL$1]*[.$B9]*[.$B9])/[.$B9]/[.$B9]" office:value-type="float" office:value="-0.0295222395323356">
            <text:p>-0.0295222395</text:p>
          </table:table-cell>
          <table:table-cell table:style-name="ce3" table:formula="of:=SIN(PI()*2/257*[.DM$1]*[.$B9]*[.$B9])/[.$B9]/[.$B9]" office:value-type="float" office:value="-0.00543076688937085">
            <text:p>-0.0054307669</text:p>
          </table:table-cell>
          <table:table-cell table:style-name="ce3" table:formula="of:=SIN(PI()*2/257*[.DN$1]*[.$B9]*[.$B9])/[.$B9]/[.$B9]" office:value-type="float" office:value="0.018922576370578">
            <text:p>0.0189225764</text:p>
          </table:table-cell>
          <table:table-cell table:style-name="ce3" table:formula="of:=SIN(PI()*2/257*[.DO$1]*[.$B9]*[.$B9])/[.$B9]/[.$B9]" office:value-type="float" office:value="0.0423634763513305">
            <text:p>0.0423634764</text:p>
          </table:table-cell>
          <table:table-cell table:style-name="ce3" table:formula="of:=SIN(PI()*2/257*[.DP$1]*[.$B9]*[.$B9])/[.$B9]/[.$B9]" office:value-type="float" office:value="0.0637616170099261">
            <text:p>0.063761617</text:p>
          </table:table-cell>
          <table:table-cell table:style-name="ce3" table:formula="of:=SIN(PI()*2/257*[.DQ$1]*[.$B9]*[.$B9])/[.$B9]/[.$B9]" office:value-type="float" office:value="0.0820851837959129">
            <text:p>0.0820851838</text:p>
          </table:table-cell>
          <table:table-cell table:style-name="ce3" table:formula="of:=SIN(PI()*2/257*[.DR$1]*[.$B9]*[.$B9])/[.$B9]/[.$B9]" office:value-type="float" office:value="0.0964506175661067">
            <text:p>0.0964506176</text:p>
          </table:table-cell>
          <table:table-cell table:style-name="ce3" table:formula="of:=SIN(PI()*2/257*[.DS$1]*[.$B9]*[.$B9])/[.$B9]/[.$B9]" office:value-type="float" office:value="0.106165219649901">
            <text:p>0.1061652196</text:p>
          </table:table-cell>
          <table:table-cell table:style-name="ce3" table:formula="of:=SIN(PI()*2/257*[.DT$1]*[.$B9]*[.$B9])/[.$B9]/[.$B9]" office:value-type="float" office:value="0.110760553656402">
            <text:p>0.1107605537</text:p>
          </table:table-cell>
          <table:table-cell table:style-name="ce3" table:formula="of:=SIN(PI()*2/257*[.DU$1]*[.$B9]*[.$B9])/[.$B9]/[.$B9]" office:value-type="float" office:value="0.110015033394185">
            <text:p>0.1100150334</text:p>
          </table:table-cell>
          <table:table-cell table:style-name="ce3" table:formula="of:=SIN(PI()*2/257*[.DV$1]*[.$B9]*[.$B9])/[.$B9]/[.$B9]" office:value-type="float" office:value="0.103964607718177">
            <text:p>0.1039646077</text:p>
          </table:table-cell>
          <table:table-cell table:style-name="ce3" table:formula="of:=SIN(PI()*2/257*[.DW$1]*[.$B9]*[.$B9])/[.$B9]/[.$B9]" office:value-type="float" office:value="0.0929010270822388">
            <text:p>0.0929010271</text:p>
          </table:table-cell>
          <table:table-cell table:style-name="ce3" table:formula="of:=SIN(PI()*2/257*[.DX$1]*[.$B9]*[.$B9])/[.$B9]/[.$B9]" office:value-type="float" office:value="0.0773577753839871">
            <text:p>0.0773577754</text:p>
          </table:table-cell>
          <table:table-cell table:style-name="ce3" table:formula="of:=SIN(PI()*2/257*[.DY$1]*[.$B9]*[.$B9])/[.$B9]/[.$B9]" office:value-type="float" office:value="0.058084345465791">
            <text:p>0.0580843455</text:p>
          </table:table-cell>
          <table:table-cell table:style-name="ce3" table:formula="of:=SIN(PI()*2/257*[.DZ$1]*[.$B9]*[.$B9])/[.$B9]/[.$B9]" office:value-type="float" office:value="0.0360100987027378">
            <text:p>0.0360100987</text:p>
          </table:table-cell>
          <table:table-cell table:style-name="ce3" table:formula="of:=SIN(PI()*2/257*[.EA$1]*[.$B9]*[.$B9])/[.$B9]/[.$B9]" office:value-type="float" office:value="0.0121994513618203">
            <text:p>0.0121994514</text:p>
          </table:table-cell>
          <table:table-cell table:style-name="ce3" table:formula="of:=SIN(PI()*2/257*[.EB$1]*[.$B9]*[.$B9])/[.$B9]/[.$B9]" office:value-type="float" office:value="-0.0121994513618201">
            <text:p>-0.0121994514</text:p>
          </table:table-cell>
          <table:table-cell table:style-name="ce3" table:formula="of:=SIN(PI()*2/257*[.EC$1]*[.$B9]*[.$B9])/[.$B9]/[.$B9]" office:value-type="float" office:value="-0.0360100987027371">
            <text:p>-0.0360100987</text:p>
          </table:table-cell>
          <table:table-cell table:style-name="ce3" table:formula="of:=SIN(PI()*2/257*[.ED$1]*[.$B9]*[.$B9])/[.$B9]/[.$B9]" office:value-type="float" office:value="-0.0580843454657908">
            <text:p>-0.0580843455</text:p>
          </table:table-cell>
          <table:table-cell table:style-name="ce3" table:formula="of:=SIN(PI()*2/257*[.EE$1]*[.$B9]*[.$B9])/[.$B9]/[.$B9]" office:value-type="float" office:value="-0.0773577753839867">
            <text:p>-0.0773577754</text:p>
          </table:table-cell>
          <table:table-cell table:style-name="ce3" table:formula="of:=SIN(PI()*2/257*[.EF$1]*[.$B9]*[.$B9])/[.$B9]/[.$B9]" office:value-type="float" office:value="-0.0929010270822387">
            <text:p>-0.0929010271</text:p>
          </table:table-cell>
          <table:table-cell table:style-name="ce3" table:formula="of:=SIN(PI()*2/257*[.EG$1]*[.$B9]*[.$B9])/[.$B9]/[.$B9]" office:value-type="float" office:value="-0.103964607718177">
            <text:p>-0.1039646077</text:p>
          </table:table-cell>
          <table:table-cell table:style-name="ce3" table:formula="of:=SIN(PI()*2/257*[.EH$1]*[.$B9]*[.$B9])/[.$B9]/[.$B9]" office:value-type="float" office:value="-0.110015033394185">
            <text:p>-0.1100150334</text:p>
          </table:table-cell>
          <table:table-cell table:style-name="ce3" table:formula="of:=SIN(PI()*2/257*[.EI$1]*[.$B9]*[.$B9])/[.$B9]/[.$B9]" office:value-type="float" office:value="-0.110760553656402">
            <text:p>-0.1107605537</text:p>
          </table:table-cell>
          <table:table-cell table:style-name="ce3" table:formula="of:=SIN(PI()*2/257*[.EJ$1]*[.$B9]*[.$B9])/[.$B9]/[.$B9]" office:value-type="float" office:value="-0.106165219649901">
            <text:p>-0.1061652196</text:p>
          </table:table-cell>
          <table:table-cell table:style-name="ce3" table:formula="of:=SIN(PI()*2/257*[.EK$1]*[.$B9]*[.$B9])/[.$B9]/[.$B9]" office:value-type="float" office:value="-0.0964506175661068">
            <text:p>-0.0964506176</text:p>
          </table:table-cell>
          <table:table-cell table:style-name="ce3" table:formula="of:=SIN(PI()*2/257*[.EL$1]*[.$B9]*[.$B9])/[.$B9]/[.$B9]" office:value-type="float" office:value="-0.0820851837959131">
            <text:p>-0.0820851838</text:p>
          </table:table-cell>
          <table:table-cell table:style-name="ce3" table:formula="of:=SIN(PI()*2/257*[.EM$1]*[.$B9]*[.$B9])/[.$B9]/[.$B9]" office:value-type="float" office:value="-0.0637616170099269">
            <text:p>-0.063761617</text:p>
          </table:table-cell>
          <table:table-cell table:style-name="ce3" table:formula="of:=SIN(PI()*2/257*[.EN$1]*[.$B9]*[.$B9])/[.$B9]/[.$B9]" office:value-type="float" office:value="-0.0423634763513307">
            <text:p>-0.0423634764</text:p>
          </table:table-cell>
          <table:table-cell table:style-name="ce3" table:formula="of:=SIN(PI()*2/257*[.EO$1]*[.$B9]*[.$B9])/[.$B9]/[.$B9]" office:value-type="float" office:value="-0.018922576370579">
            <text:p>-0.0189225764</text:p>
          </table:table-cell>
          <table:table-cell table:style-name="ce3" table:formula="of:=SIN(PI()*2/257*[.EP$1]*[.$B9]*[.$B9])/[.$B9]/[.$B9]" office:value-type="float" office:value="0.00543076688937061">
            <text:p>0.0054307669</text:p>
          </table:table-cell>
          <table:table-cell table:style-name="ce3" table:formula="of:=SIN(PI()*2/257*[.EQ$1]*[.$B9]*[.$B9])/[.$B9]/[.$B9]" office:value-type="float" office:value="0.0295222395323353">
            <text:p>0.0295222395</text:p>
          </table:table-cell>
          <table:table-cell table:style-name="ce3" table:formula="of:=SIN(PI()*2/257*[.ER$1]*[.$B9]*[.$B9])/[.$B9]/[.$B9]" office:value-type="float" office:value="0.0521901550168779">
            <text:p>0.052190155</text:p>
          </table:table-cell>
          <table:table-cell table:style-name="ce3" table:formula="of:=SIN(PI()*2/257*[.ES$1]*[.$B9]*[.$B9])/[.$B9]/[.$B9]" office:value-type="float" office:value="0.0723414704754616">
            <text:p>0.0723414705</text:p>
          </table:table-cell>
          <table:table-cell table:style-name="ce3" table:formula="of:=SIN(PI()*2/257*[.ET$1]*[.$B9]*[.$B9])/[.$B9]/[.$B9]" office:value-type="float" office:value="0.0890044930478186">
            <text:p>0.089004493</text:p>
          </table:table-cell>
          <table:table-cell table:style-name="ce3" table:formula="of:=SIN(PI()*2/257*[.EU$1]*[.$B9]*[.$B9])/[.$B9]/[.$B9]" office:value-type="float" office:value="0.101375734738472">
            <text:p>0.1013757347</text:p>
          </table:table-cell>
          <table:table-cell table:style-name="ce3" table:formula="of:=SIN(PI()*2/257*[.EV$1]*[.$B9]*[.$B9])/[.$B9]/[.$B9]" office:value-type="float" office:value="0.108858656465485">
            <text:p>0.1088586565</text:p>
          </table:table-cell>
          <table:table-cell table:style-name="ce3" table:formula="of:=SIN(PI()*2/257*[.EW$1]*[.$B9]*[.$B9])/[.$B9]/[.$B9]" office:value-type="float" office:value="0.11109243306928">
            <text:p>0.1110924331</text:p>
          </table:table-cell>
          <table:table-cell table:style-name="ce3" table:formula="of:=SIN(PI()*2/257*[.EX$1]*[.$B9]*[.$B9])/[.$B9]/[.$B9]" office:value-type="float" office:value="0.107969352237883">
            <text:p>0.1079693522</text:p>
          </table:table-cell>
          <table:table-cell table:style-name="ce3" table:formula="of:=SIN(PI()*2/257*[.EY$1]*[.$B9]*[.$B9])/[.$B9]/[.$B9]" office:value-type="float" office:value="0.0996400083755226">
            <text:p>0.0996400084</text:p>
          </table:table-cell>
          <table:table-cell table:style-name="ce3" table:formula="of:=SIN(PI()*2/257*[.EZ$1]*[.$B9]*[.$B9])/[.$B9]/[.$B9]" office:value-type="float" office:value="0.0865060409671443">
            <text:p>0.086506041</text:p>
          </table:table-cell>
          <table:table-cell table:style-name="ce3" table:formula="of:=SIN(PI()*2/257*[.FA$1]*[.$B9]*[.$B9])/[.$B9]/[.$B9]" office:value-type="float" office:value="0.0692007675936259">
            <text:p>0.0692007676</text:p>
          </table:table-cell>
          <table:table-cell table:style-name="ce3" table:formula="of:=SIN(PI()*2/257*[.FB$1]*[.$B9]*[.$B9])/[.$B9]/[.$B9]" office:value-type="float" office:value="0.0485586454702585">
            <text:p>0.0485586455</text:p>
          </table:table-cell>
          <table:table-cell table:style-name="ce3" table:formula="of:=SIN(PI()*2/257*[.FC$1]*[.$B9]*[.$B9])/[.$B9]/[.$B9]" office:value-type="float" office:value="0.0255750340677062">
            <text:p>0.0255750341</text:p>
          </table:table-cell>
          <table:table-cell table:style-name="ce3" table:formula="of:=SIN(PI()*2/257*[.FD$1]*[.$B9]*[.$B9])/[.$B9]/[.$B9]" office:value-type="float" office:value="0.00135819905472782">
            <text:p>0.0013581991</text:p>
          </table:table-cell>
          <table:table-cell table:style-name="ce3" table:formula="of:=SIN(PI()*2/257*[.FE$1]*[.$B9]*[.$B9])/[.$B9]/[.$B9]" office:value-type="float" office:value="-0.0229241280759758">
            <text:p>-0.0229241281</text:p>
          </table:table-cell>
          <table:table-cell table:style-name="ce3" table:formula="of:=SIN(PI()*2/257*[.FF$1]*[.$B9]*[.$B9])/[.$B9]/[.$B9]" office:value-type="float" office:value="-0.0461010578133882">
            <text:p>-0.0461010578</text:p>
          </table:table-cell>
          <table:table-cell table:style-name="ce3" table:formula="of:=SIN(PI()*2/257*[.FG$1]*[.$B9]*[.$B9])/[.$B9]/[.$B9]" office:value-type="float" office:value="-0.0670550027129056">
            <text:p>-0.0670550027</text:p>
          </table:table-cell>
          <table:table-cell table:style-name="ce3" table:formula="of:=SIN(PI()*2/257*[.FH$1]*[.$B9]*[.$B9])/[.$B9]/[.$B9]" office:value-type="float" office:value="-0.0847755672648576">
            <text:p>-0.0847755673</text:p>
          </table:table-cell>
          <table:table-cell table:style-name="ce3" table:formula="of:=SIN(PI()*2/257*[.FI$1]*[.$B9]*[.$B9])/[.$B9]/[.$B9]" office:value-type="float" office:value="-0.0984082689869248">
            <text:p>-0.098408269</text:p>
          </table:table-cell>
          <table:table-cell table:style-name="ce3" table:formula="of:=SIN(PI()*2/257*[.FJ$1]*[.$B9]*[.$B9])/[.$B9]/[.$B9]" office:value-type="float" office:value="-0.107295741418009">
            <text:p>-0.1072957414</text:p>
          </table:table-cell>
          <table:table-cell table:style-name="ce3" table:formula="of:=SIN(PI()*2/257*[.FK$1]*[.$B9]*[.$B9])/[.$B9]/[.$B9]" office:value-type="float" office:value="-0.111009432212488">
            <text:p>-0.1110094322</text:p>
          </table:table-cell>
          <table:table-cell table:style-name="ce3" table:formula="of:=SIN(PI()*2/257*[.FL$1]*[.$B9]*[.$B9])/[.$B9]/[.$B9]" office:value-type="float" office:value="-0.109370267858381">
            <text:p>-0.1093702679</text:p>
          </table:table-cell>
          <table:table-cell table:style-name="ce3" table:formula="of:=SIN(PI()*2/257*[.FM$1]*[.$B9]*[.$B9])/[.$B9]/[.$B9]" office:value-type="float" office:value="-0.102457288570356">
            <text:p>-0.1024572886</text:p>
          </table:table-cell>
          <table:table-cell table:style-name="ce3" table:formula="of:=SIN(PI()*2/257*[.FN$1]*[.$B9]*[.$B9])/[.$B9]/[.$B9]" office:value-type="float" office:value="-0.0906038369845864">
            <text:p>-0.090603837</text:p>
          </table:table-cell>
          <table:table-cell table:style-name="ce3" table:formula="of:=SIN(PI()*2/257*[.FO$1]*[.$B9]*[.$B9])/[.$B9]/[.$B9]" office:value-type="float" office:value="-0.0743814844359125">
            <text:p>-0.0743814844</text:p>
          </table:table-cell>
          <table:table-cell table:style-name="ce3" table:formula="of:=SIN(PI()*2/257*[.FP$1]*[.$B9]*[.$B9])/[.$B9]/[.$B9]" office:value-type="float" office:value="-0.0545724698893629">
            <text:p>-0.0545724699</text:p>
          </table:table-cell>
          <table:table-cell table:style-name="ce3" table:formula="of:=SIN(PI()*2/257*[.FQ$1]*[.$B9]*[.$B9])/[.$B9]/[.$B9]" office:value-type="float" office:value="-0.0321319805158887">
            <text:p>-0.0321319805</text:p>
          </table:table-cell>
          <table:table-cell table:style-name="ce3" table:formula="of:=SIN(PI()*2/257*[.FR$1]*[.$B9]*[.$B9])/[.$B9]/[.$B9]" office:value-type="float" office:value="-0.00814209273625445">
            <text:p>-0.0081420927</text:p>
          </table:table-cell>
          <table:table-cell table:style-name="ce3" table:formula="of:=SIN(PI()*2/257*[.FS$1]*[.$B9]*[.$B9])/[.$B9]/[.$B9]" office:value-type="float" office:value="0.016240405312209">
            <text:p>0.0162404053</text:p>
          </table:table-cell>
          <table:table-cell table:style-name="ce3" table:formula="of:=SIN(PI()*2/257*[.FT$1]*[.$B9]*[.$B9])/[.$B9]/[.$B9]" office:value-type="float" office:value="0.0398397938945858">
            <text:p>0.0398397939</text:p>
          </table:table-cell>
          <table:table-cell table:style-name="ce3" table:formula="of:=SIN(PI()*2/257*[.FU$1]*[.$B9]*[.$B9])/[.$B9]/[.$B9]" office:value-type="float" office:value="0.0615181146756319">
            <text:p>0.0615181147</text:p>
          </table:table-cell>
          <table:table-cell table:style-name="ce3" table:formula="of:=SIN(PI()*2/257*[.FV$1]*[.$B9]*[.$B9])/[.$B9]/[.$B9]" office:value-type="float" office:value="0.0802300428690428">
            <text:p>0.0802300429</text:p>
          </table:table-cell>
          <table:table-cell table:style-name="ce3" table:formula="of:=SIN(PI()*2/257*[.FW$1]*[.$B9]*[.$B9])/[.$B9]/[.$B9]" office:value-type="float" office:value="0.0950732926133937">
            <text:p>0.0950732926</text:p>
          </table:table-cell>
          <table:table-cell table:style-name="ce3" table:formula="of:=SIN(PI()*2/257*[.FX$1]*[.$B9]*[.$B9])/[.$B9]/[.$B9]" office:value-type="float" office:value="0.105332125036479">
            <text:p>0.105332125</text:p>
          </table:table-cell>
          <table:table-cell table:style-name="ce3" table:formula="of:=SIN(PI()*2/257*[.FY$1]*[.$B9]*[.$B9])/[.$B9]/[.$B9]" office:value-type="float" office:value="0.110511861056894">
            <text:p>0.1105118611</text:p>
          </table:table-cell>
          <table:table-cell table:style-name="ce3" table:formula="of:=SIN(PI()*2/257*[.FZ$1]*[.$B9]*[.$B9])/[.$B9]/[.$B9]" office:value-type="float" office:value="0.110362734721666">
            <text:p>0.1103627347</text:p>
          </table:table-cell>
          <table:table-cell table:style-name="ce3" table:formula="of:=SIN(PI()*2/257*[.GA$1]*[.$B9]*[.$B9])/[.$B9]/[.$B9]" office:value-type="float" office:value="0.104891936876254">
            <text:p>0.1048919369</text:p>
          </table:table-cell>
          <table:table-cell table:style-name="ce3" table:formula="of:=SIN(PI()*2/257*[.GB$1]*[.$B9]*[.$B9])/[.$B9]/[.$B9]" office:value-type="float" office:value="0.0943632684232475">
            <text:p>0.0943632684</text:p>
          </table:table-cell>
          <table:table-cell table:style-name="ce3" table:formula="of:=SIN(PI()*2/257*[.GC$1]*[.$B9]*[.$B9])/[.$B9]/[.$B9]" office:value-type="float" office:value="0.0792844198895968">
            <text:p>0.0792844199</text:p>
          </table:table-cell>
          <table:table-cell table:style-name="ce3" table:formula="of:=SIN(PI()*2/257*[.GD$1]*[.$B9]*[.$B9])/[.$B9]/[.$B9]" office:value-type="float" office:value="0.0603824906793751">
            <text:p>0.0603824907</text:p>
          </table:table-cell>
          <table:table-cell table:style-name="ce3" table:formula="of:=SIN(PI()*2/257*[.GE$1]*[.$B9]*[.$B9])/[.$B9]/[.$B9]" office:value-type="float" office:value="0.0385689284693665">
            <text:p>0.0385689285</text:p>
          </table:table-cell>
          <table:table-cell table:style-name="ce3" table:formula="of:=SIN(PI()*2/257*[.GF$1]*[.$B9]*[.$B9])/[.$B9]/[.$B9]" office:value-type="float" office:value="0.0148955793636129">
            <text:p>0.0148955794</text:p>
          </table:table-cell>
          <table:table-cell table:style-name="ce3" table:formula="of:=SIN(PI()*2/257*[.GG$1]*[.$B9]*[.$B9])/[.$B9]/[.$B9]" office:value-type="float" office:value="-0.00949603193931136">
            <text:p>-0.0094960319</text:p>
          </table:table-cell>
          <table:table-cell table:style-name="ce3" table:formula="of:=SIN(PI()*2/257*[.GH$1]*[.$B9]*[.$B9])/[.$B9]/[.$B9]" office:value-type="float" office:value="-0.0334297462649753">
            <text:p>-0.0334297463</text:p>
          </table:table-cell>
          <table:table-cell table:style-name="ce3" table:formula="of:=SIN(PI()*2/257*[.GI$1]*[.$B9]*[.$B9])/[.$B9]/[.$B9]" office:value-type="float" office:value="-0.0557514841500437">
            <text:p>-0.0557514842</text:p>
          </table:table-cell>
          <table:table-cell table:style-name="ce3" table:formula="of:=SIN(PI()*2/257*[.GJ$1]*[.$B9]*[.$B9])/[.$B9]/[.$B9]" office:value-type="float" office:value="-0.0753848953494782">
            <text:p>-0.0753848953</text:p>
          </table:table-cell>
          <table:table-cell table:style-name="ce3" table:formula="of:=SIN(PI()*2/257*[.GK$1]*[.$B9]*[.$B9])/[.$B9]/[.$B9]" office:value-type="float" office:value="-0.0913832602546058">
            <text:p>-0.0913832603</text:p>
          </table:table-cell>
          <table:table-cell table:style-name="ce3" table:formula="of:=SIN(PI()*2/257*[.GL$1]*[.$B9]*[.$B9])/[.$B9]/[.$B9]" office:value-type="float" office:value="-0.102975140544875">
            <text:p>-0.1029751405</text:p>
          </table:table-cell>
          <table:table-cell table:style-name="ce3" table:formula="of:=SIN(PI()*2/257*[.GM$1]*[.$B9]*[.$B9])/[.$B9]/[.$B9]" office:value-type="float" office:value="-0.109601577806961">
            <text:p>-0.1096015778</text:p>
          </table:table-cell>
          <table:table-cell table:style-name="ce3" table:formula="of:=SIN(PI()*2/257*[.GN$1]*[.$B9]*[.$B9])/[.$B9]/[.$B9]" office:value-type="float" office:value="-0.1109430464104">
            <text:p>-0.1109430464</text:p>
          </table:table-cell>
          <table:table-cell table:style-name="ce3" table:formula="of:=SIN(PI()*2/257*[.GO$1]*[.$B9]*[.$B9])/[.$B9]/[.$B9]" office:value-type="float" office:value="-0.106934860976865">
            <text:p>-0.106934861</text:p>
          </table:table-cell>
          <table:table-cell table:style-name="ce3" table:formula="of:=SIN(PI()*2/257*[.GP$1]*[.$B9]*[.$B9])/[.$B9]/[.$B9]" office:value-type="float" office:value="-0.0977702954976433">
            <text:p>-0.0977702955</text:p>
          </table:table-cell>
          <table:table-cell table:style-name="ce3" table:formula="of:=SIN(PI()*2/257*[.GQ$1]*[.$B9]*[.$B9])/[.$B9]/[.$B9]" office:value-type="float" office:value="-0.0838912636960315">
            <text:p>-0.0838912637</text:p>
          </table:table-cell>
          <table:table-cell table:style-name="ce3" table:formula="of:=SIN(PI()*2/257*[.GR$1]*[.$B9]*[.$B9])/[.$B9]/[.$B9]" office:value-type="float" office:value="-0.065967010025911">
            <text:p>-0.06596701</text:p>
          </table:table-cell>
          <table:table-cell table:style-name="ce3" table:formula="of:=SIN(PI()*2/257*[.GS$1]*[.$B9]*[.$B9])/[.$B9]/[.$B9]" office:value-type="float" office:value="-0.0448618388227816">
            <text:p>-0.0448618388</text:p>
          </table:table-cell>
          <table:table-cell table:style-name="ce3" table:formula="of:=SIN(PI()*2/257*[.GT$1]*[.$B9]*[.$B9])/[.$B9]/[.$B9]" office:value-type="float" office:value="-0.0215934377018743">
            <text:p>-0.0215934377</text:p>
          </table:table-cell>
          <table:table-cell table:style-name="ce3" table:formula="of:=SIN(PI()*2/257*[.GU$1]*[.$B9]*[.$B9])/[.$B9]/[.$B9]" office:value-type="float" office:value="0.00271619515830447">
            <text:p>0.0027161952</text:p>
          </table:table-cell>
          <table:table-cell table:style-name="ce3" table:formula="of:=SIN(PI()*2/257*[.GV$1]*[.$B9]*[.$B9])/[.$B9]/[.$B9]" office:value-type="float" office:value="0.0268948535693044">
            <text:p>0.0268948536</text:p>
          </table:table-cell>
          <table:table-cell table:style-name="ce3" table:formula="of:=SIN(PI()*2/257*[.GW$1]*[.$B9]*[.$B9])/[.$B9]/[.$B9]" office:value-type="float" office:value="0.0497766469074041">
            <text:p>0.0497766469</text:p>
          </table:table-cell>
          <table:table-cell table:style-name="ce3" table:formula="of:=SIN(PI()*2/257*[.GX$1]*[.$B9]*[.$B9])/[.$B9]/[.$B9]" office:value-type="float" office:value="0.0702582191528703">
            <text:p>0.0702582192</text:p>
          </table:table-cell>
          <table:table-cell table:style-name="ce3" table:formula="of:=SIN(PI()*2/257*[.GY$1]*[.$B9]*[.$B9])/[.$B9]/[.$B9]" office:value-type="float" office:value="0.0873519525216969">
            <text:p>0.0873519525</text:p>
          </table:table-cell>
          <table:table-cell table:style-name="ce3" table:formula="of:=SIN(PI()*2/257*[.GZ$1]*[.$B9]*[.$B9])/[.$B9]/[.$B9]" office:value-type="float" office:value="0.100233590220133">
            <text:p>0.1002335902</text:p>
          </table:table-cell>
          <table:table-cell table:style-name="ce3" table:formula="of:=SIN(PI()*2/257*[.HA$1]*[.$B9]*[.$B9])/[.$B9]/[.$B9]" office:value-type="float" office:value="0.108281981961198">
            <text:p>0.108281982</text:p>
          </table:table-cell>
          <table:table-cell table:style-name="ce3" table:formula="of:=SIN(PI()*2/257*[.HB$1]*[.$B9]*[.$B9])/[.$B9]/[.$B9]" office:value-type="float" office:value="0.111109035721443">
            <text:p>0.1111090357</text:p>
          </table:table-cell>
          <table:table-cell table:style-name="ce3" table:formula="of:=SIN(PI()*2/257*[.HC$1]*[.$B9]*[.$B9])/[.$B9]/[.$B9]" office:value-type="float" office:value="0.108578431469552">
            <text:p>0.1085784315</text:p>
          </table:table-cell>
          <table:table-cell table:style-name="ce3" table:formula="of:=SIN(PI()*2/257*[.HD$1]*[.$B9]*[.$B9])/[.$B9]/[.$B9]" office:value-type="float" office:value="0.100812194494085">
            <text:p>0.1008121945</text:p>
          </table:table-cell>
          <table:table-cell table:style-name="ce3" table:formula="of:=SIN(PI()*2/257*[.HE$1]*[.$B9]*[.$B9])/[.$B9]/[.$B9]" office:value-type="float" office:value="0.0881848113656943">
            <text:p>0.0881848114</text:p>
          </table:table-cell>
          <table:table-cell table:style-name="ce3" table:formula="of:=SIN(PI()*2/257*[.HF$1]*[.$B9]*[.$B9])/[.$B9]/[.$B9]" office:value-type="float" office:value="0.0713051722610508">
            <text:p>0.0713051723</text:p>
          </table:table-cell>
          <table:table-cell table:style-name="ce3" table:formula="of:=SIN(PI()*2/257*[.HG$1]*[.$B9]*[.$B9])/[.$B9]/[.$B9]" office:value-type="float" office:value="0.0509872103864303">
            <text:p>0.0509872104</text:p>
          </table:table-cell>
          <table:table-cell table:style-name="ce3" table:formula="of:=SIN(PI()*2/257*[.HH$1]*[.$B9]*[.$B9])/[.$B9]/[.$B9]" office:value-type="float" office:value="0.0282106542627488">
            <text:p>0.0282106543</text:p>
          </table:table-cell>
          <table:table-cell table:style-name="ce3" table:formula="of:=SIN(PI()*2/257*[.HI$1]*[.$B9]*[.$B9])/[.$B9]/[.$B9]" office:value-type="float" office:value="0.00407378538991158">
            <text:p>0.0040737854</text:p>
          </table:table-cell>
          <table:table-cell table:style-name="ce3" table:formula="of:=SIN(PI()*2/257*[.HJ$1]*[.$B9]*[.$B9])/[.$B9]/[.$B9]" office:value-type="float" office:value="-0.0202595206924861">
            <text:p>-0.0202595207</text:p>
          </table:table-cell>
          <table:table-cell table:style-name="ce3" table:formula="of:=SIN(PI()*2/257*[.HK$1]*[.$B9]*[.$B9])/[.$B9]/[.$B9]" office:value-type="float" office:value="-0.0436159162774135">
            <text:p>-0.0436159163</text:p>
          </table:table-cell>
          <table:table-cell table:style-name="ce3" table:formula="of:=SIN(PI()*2/257*[.HL$1]*[.$B9]*[.$B9])/[.$B9]/[.$B9]" office:value-type="float" office:value="-0.064869160108902">
            <text:p>-0.0648691601</text:p>
          </table:table-cell>
          <table:table-cell table:style-name="ce3" table:formula="of:=SIN(PI()*2/257*[.HM$1]*[.$B9]*[.$B9])/[.$B9]/[.$B9]" office:value-type="float" office:value="-0.0829944245358228">
            <text:p>-0.0829944245</text:p>
          </table:table-cell>
          <table:table-cell table:style-name="ce3" table:formula="of:=SIN(PI()*2/257*[.HN$1]*[.$B9]*[.$B9])/[.$B9]/[.$B9]" office:value-type="float" office:value="-0.097117712519605">
            <text:p>-0.0971177125</text:p>
          </table:table-cell>
          <table:table-cell table:style-name="ce3" table:formula="of:=SIN(PI()*2/257*[.HO$1]*[.$B9]*[.$B9])/[.$B9]/[.$B9]" office:value-type="float" office:value="-0.10655800161655">
            <text:p>-0.1065580016</text:p>
          </table:table-cell>
          <table:table-cell table:style-name="ce3" table:formula="of:=SIN(PI()*2/257*[.HP$1]*[.$B9]*[.$B9])/[.$B9]/[.$B9]" office:value-type="float" office:value="-0.110860082759378">
            <text:p>-0.1108600828</text:p>
          </table:table-cell>
          <table:table-cell table:style-name="ce3" table:formula="of:=SIN(PI()*2/257*[.HQ$1]*[.$B9]*[.$B9])/[.$B9]/[.$B9]" office:value-type="float" office:value="-0.109816510357781">
            <text:p>-0.1098165104</text:p>
          </table:table-cell>
          <table:table-cell table:style-name="ce3" table:formula="of:=SIN(PI()*2/257*[.HR$1]*[.$B9]*[.$B9])/[.$B9]/[.$B9]" office:value-type="float" office:value="-0.103477605288025">
            <text:p>-0.1034776053</text:p>
          </table:table-cell>
          <table:table-cell table:style-name="ce3" table:formula="of:=SIN(PI()*2/257*[.HS$1]*[.$B9]*[.$B9])/[.$B9]/[.$B9]" office:value-type="float" office:value="-0.092149028429218">
            <text:p>-0.0921490284</text:p>
          </table:table-cell>
          <table:table-cell table:style-name="ce3" table:formula="of:=SIN(PI()*2/257*[.HT$1]*[.$B9]*[.$B9])/[.$B9]/[.$B9]" office:value-type="float" office:value="-0.0763770417498788">
            <text:p>-0.0763770417</text:p>
          </table:table-cell>
          <table:table-cell table:style-name="ce3" table:formula="of:=SIN(PI()*2/257*[.HU$1]*[.$B9]*[.$B9])/[.$B9]/[.$B9]" office:value-type="float" office:value="-0.0569221676526295">
            <text:p>-0.0569221677</text:p>
          </table:table-cell>
          <table:table-cell table:style-name="ce3" table:formula="of:=SIN(PI()*2/257*[.HV$1]*[.$B9]*[.$B9])/[.$B9]/[.$B9]" office:value-type="float" office:value="-0.0347225167187165">
            <text:p>-0.0347225167</text:p>
          </table:table-cell>
          <table:table-cell table:style-name="ce3" table:formula="of:=SIN(PI()*2/257*[.HW$1]*[.$B9]*[.$B9])/[.$B9]/[.$B9]" office:value-type="float" office:value="-0.0108485521820288">
            <text:p>-0.0108485522</text:p>
          </table:table-cell>
          <table:table-cell table:style-name="ce3" table:formula="of:=SIN(PI()*2/257*[.HX$1]*[.$B9]*[.$B9])/[.$B9]/[.$B9]" office:value-type="float" office:value="0.0135485276183342">
            <text:p>0.0135485276</text:p>
          </table:table-cell>
          <table:table-cell table:style-name="ce3" table:formula="of:=SIN(PI()*2/257*[.HY$1]*[.$B9]*[.$B9])/[.$B9]/[.$B9]" office:value-type="float" office:value="0.0372922998179634">
            <text:p>0.0372922998</text:p>
          </table:table-cell>
          <table:table-cell table:style-name="ce3" table:formula="of:=SIN(PI()*2/257*[.HZ$1]*[.$B9]*[.$B9])/[.$B9]/[.$B9]" office:value-type="float" office:value="0.0592378439291801">
            <text:p>0.0592378439</text:p>
          </table:table-cell>
          <table:table-cell table:style-name="ce3" table:formula="of:=SIN(PI()*2/257*[.IA$1]*[.$B9]*[.$B9])/[.$B9]/[.$B9]" office:value-type="float" office:value="0.0783269497040543">
            <text:p>0.0783269497</text:p>
          </table:table-cell>
          <table:table-cell table:style-name="ce3" table:formula="of:=SIN(PI()*2/257*[.IB$1]*[.$B9]*[.$B9])/[.$B9]/[.$B9]" office:value-type="float" office:value="0.0936391438450232">
            <text:p>0.0936391438</text:p>
          </table:table-cell>
          <table:table-cell table:style-name="ce3" table:formula="of:=SIN(PI()*2/257*[.IC$1]*[.$B9]*[.$B9])/[.$B9]/[.$B9]" office:value-type="float" office:value="0.104436075064183">
            <text:p>0.1044360751</text:p>
          </table:table-cell>
          <table:table-cell table:style-name="ce3" table:formula="of:=SIN(PI()*2/257*[.ID$1]*[.$B9]*[.$B9])/[.$B9]/[.$B9]" office:value-type="float" office:value="0.110197117251541">
            <text:p>0.1101971173</text:p>
          </table:table-cell>
          <table:table-cell table:style-name="ce3" table:formula="of:=SIN(PI()*2/257*[.IE$1]*[.$B9]*[.$B9])/[.$B9]/[.$B9]" office:value-type="float" office:value="0.110644473973774">
            <text:p>0.110644474</text:p>
          </table:table-cell>
          <table:table-cell table:style-name="ce3" table:formula="of:=SIN(PI()*2/257*[.IF$1]*[.$B9]*[.$B9])/[.$B9]/[.$B9]" office:value-type="float" office:value="0.105756573769014">
            <text:p>0.1057565738</text:p>
          </table:table-cell>
          <table:table-cell table:style-name="ce3" table:formula="of:=SIN(PI()*2/257*[.IG$1]*[.$B9]*[.$B9])/[.$B9]/[.$B9]" office:value-type="float" office:value="0.0957691103189191">
            <text:p>0.0957691103</text:p>
          </table:table-cell>
          <table:table-cell table:style-name="ce3" table:formula="of:=SIN(PI()*2/257*[.IH$1]*[.$B9]*[.$B9])/[.$B9]/[.$B9]" office:value-type="float" office:value="0.0811636773411093">
            <text:p>0.0811636773</text:p>
          </table:table-cell>
          <table:table-cell table:style-name="ce3" table:formula="of:=SIN(PI()*2/257*[.II$1]*[.$B9]*[.$B9])/[.$B9]/[.$B9]" office:value-type="float" office:value="0.0626445462254515">
            <text:p>0.0626445462</text:p>
          </table:table-cell>
          <table:table-cell table:style-name="ce3" table:formula="of:=SIN(PI()*2/257*[.IJ$1]*[.$B9]*[.$B9])/[.$B9]/[.$B9]" office:value-type="float" office:value="0.0411047061924478">
            <text:p>0.0411047062</text:p>
          </table:table-cell>
          <table:table-cell table:style-name="ce3" table:formula="of:=SIN(PI()*2/257*[.IK$1]*[.$B9]*[.$B9])/[.$B9]/[.$B9]" office:value-type="float" office:value="0.0175828045112751">
            <text:p>0.0175828045</text:p>
          </table:table-cell>
          <table:table-cell table:style-name="ce3" table:formula="of:=SIN(PI()*2/257*[.IL$1]*[.$B9]*[.$B9])/[.$B9]/[.$B9]" office:value-type="float" office:value="-0.00678693688747025">
            <text:p>-0.0067869369</text:p>
          </table:table-cell>
          <table:table-cell table:style-name="ce3" table:formula="of:=SIN(PI()*2/257*[.IM$1]*[.$B9]*[.$B9])/[.$B9]/[.$B9]" office:value-type="float" office:value="-0.0308294133922557">
            <text:p>-0.0308294134</text:p>
          </table:table-cell>
          <table:table-cell table:style-name="ce3" table:formula="of:=SIN(PI()*2/257*[.IN$1]*[.$B9]*[.$B9])/[.$B9]/[.$B9]" office:value-type="float" office:value="-0.053385301046748">
            <text:p>-0.053385301</text:p>
          </table:table-cell>
          <table:table-cell table:style-name="ce3" table:formula="of:=SIN(PI()*2/257*[.IO$1]*[.$B9]*[.$B9])/[.$B9]/[.$B9]" office:value-type="float" office:value="-0.0733669589455219">
            <text:p>-0.0733669589</text:p>
          </table:table-cell>
          <table:table-cell table:style-name="ce3" table:formula="of:=SIN(PI()*2/257*[.IP$1]*[.$B9]*[.$B9])/[.$B9]/[.$B9]" office:value-type="float" office:value="-0.0898108750857747">
            <text:p>-0.0898108751</text:p>
          </table:table-cell>
          <table:table-cell table:style-name="ce3" table:formula="of:=SIN(PI()*2/257*[.IQ$1]*[.$B9]*[.$B9])/[.$B9]/[.$B9]" office:value-type="float" office:value="-0.101924126745358">
            <text:p>-0.1019241267</text:p>
          </table:table-cell>
          <table:table-cell table:style-name="ce3" table:formula="of:=SIN(PI()*2/257*[.IR$1]*[.$B9]*[.$B9])/[.$B9]/[.$B9]" office:value-type="float" office:value="-0.109122615075913">
            <text:p>-0.1091226151</text:p>
          </table:table-cell>
          <table:table-cell table:style-name="ce3" table:formula="of:=SIN(PI()*2/257*[.IS$1]*[.$B9]*[.$B9])/[.$B9]/[.$B9]" office:value-type="float" office:value="-0.111059230245833">
            <text:p>-0.1110592302</text:p>
          </table:table-cell>
          <table:table-cell table:style-name="ce3" table:formula="of:=SIN(PI()*2/257*[.IT$1]*[.$B9]*[.$B9])/[.$B9]/[.$B9]" office:value-type="float" office:value="-0.107640589014823">
            <text:p>-0.107640589</text:p>
          </table:table-cell>
          <table:table-cell table:style-name="ce3" table:formula="of:=SIN(PI()*2/257*[.IU$1]*[.$B9]*[.$B9])/[.$B9]/[.$B9]" office:value-type="float" office:value="-0.0990315376572033">
            <text:p>-0.0990315377</text:p>
          </table:table-cell>
          <table:table-cell table:style-name="ce3" table:formula="of:=SIN(PI()*2/257*[.IV$1]*[.$B9]*[.$B9])/[.$B9]/[.$B9]" office:value-type="float" office:value="-0.0856472031037728">
            <text:p>-0.0856472031</text:p>
          </table:table-cell>
          <table:table-cell table:style-name="ce3" table:formula="of:=SIN(PI()*2/257*[.IW$1]*[.$B9]*[.$B9])/[.$B9]/[.$B9]" office:value-type="float" office:value="-0.068132975594774">
            <text:p>-0.0681329756</text:p>
          </table:table-cell>
          <table:table-cell table:style-name="ce3" table:formula="of:=SIN(PI()*2/257*[.IX$1]*[.$B9]*[.$B9])/[.$B9]/[.$B9]" office:value-type="float" office:value="-0.0473333880768793">
            <text:p>-0.0473333881</text:p>
          </table:table-cell>
          <table:table-cell table:style-name="ce3" table:formula="of:=SIN(PI()*2/257*[.IY$1]*[.$B9]*[.$B9])/[.$B9]/[.$B9]" office:value-type="float" office:value="-0.024251392974174">
            <text:p>-0.0242513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 table:formula="of:=SIN(PI()*2/257*[.C$1]*[.$B10]*[.$B10])/[.$B10]/[.$B10]" office:value-type="float" office:value="0">
            <text:p>0</text:p>
          </table:table-cell>
          <table:table-cell table:style-name="ce3" table:formula="of:=SIN(PI()*2/257*[.D$1]*[.$B10]*[.$B10])/[.$B10]/[.$B10]" office:value-type="float" office:value="0.0238294554476233">
            <text:p>0.0238294554</text:p>
          </table:table-cell>
          <table:table-cell table:style-name="ce3" table:formula="of:=SIN(PI()*2/257*[.E$1]*[.$B10]*[.$B10])/[.$B10]/[.$B10]" office:value-type="float" office:value="0.0440589092085304">
            <text:p>0.0440589092</text:p>
          </table:table-cell>
          <table:table-cell table:style-name="ce3" table:formula="of:=SIN(PI()*2/257*[.F$1]*[.$B10]*[.$B10])/[.$B10]/[.$B10]" office:value-type="float" office:value="0.0576322248208251">
            <text:p>0.0576322248</text:p>
          </table:table-cell>
          <table:table-cell table:style-name="ce3" table:formula="of:=SIN(PI()*2/257*[.G$1]*[.$B10]*[.$B10])/[.$B10]/[.$B10]" office:value-type="float" office:value="0.0624988325933119">
            <text:p>0.0624988326</text:p>
          </table:table-cell>
          <table:table-cell table:style-name="ce3" table:formula="of:=SIN(PI()*2/257*[.H$1]*[.$B10]*[.$B10])/[.$B10]/[.$B10]" office:value-type="float" office:value="0.0579235165564924">
            <text:p>0.0579235166</text:p>
          </table:table-cell>
          <table:table-cell table:style-name="ce3" table:formula="of:=SIN(PI()*2/257*[.I$1]*[.$B10]*[.$B10])/[.$B10]/[.$B10]" office:value-type="float" office:value="0.0445974861878982">
            <text:p>0.0445974862</text:p>
          </table:table-cell>
          <table:table-cell table:style-name="ce3" table:formula="of:=SIN(PI()*2/257*[.J$1]*[.$B10]*[.$B10])/[.$B10]/[.$B10]" office:value-type="float" office:value="0.0245339529060452">
            <text:p>0.0245339529</text:p>
          </table:table-cell>
          <table:table-cell table:style-name="ce3" table:formula="of:=SIN(PI()*2/257*[.K$1]*[.$B10]*[.$B10])/[.$B10]/[.$B10]" office:value-type="float" office:value="0.000763986968283959">
            <text:p>0.000763987</text:p>
          </table:table-cell>
          <table:table-cell table:style-name="ce3" table:formula="of:=SIN(PI()*2/257*[.L$1]*[.$B10]*[.$B10])/[.$B10]/[.$B10]" office:value-type="float" office:value="-0.0231213972332515">
            <text:p>-0.0231213972</text:p>
          </table:table-cell>
          <table:table-cell table:style-name="ce3" table:formula="of:=SIN(PI()*2/257*[.M$1]*[.$B10]*[.$B10])/[.$B10]/[.$B10]" office:value-type="float" office:value="-0.0435137486534927">
            <text:p>-0.0435137487</text:p>
          </table:table-cell>
          <table:table-cell table:style-name="ce3" table:formula="of:=SIN(PI()*2/257*[.N$1]*[.$B10]*[.$B10])/[.$B10]/[.$B10]" office:value-type="float" office:value="-0.0573323212942636">
            <text:p>-0.0573323213</text:p>
          </table:table-cell>
          <table:table-cell table:style-name="ce3" table:formula="of:=SIN(PI()*2/257*[.O$1]*[.$B10]*[.$B10])/[.$B10]/[.$B10]" office:value-type="float" office:value="-0.0624894936014701">
            <text:p>-0.0624894936</text:p>
          </table:table-cell>
          <table:table-cell table:style-name="ce3" table:formula="of:=SIN(PI()*2/257*[.P$1]*[.$B10]*[.$B10])/[.$B10]/[.$B10]" office:value-type="float" office:value="-0.0582061529745143">
            <text:p>-0.058206153</text:p>
          </table:table-cell>
          <table:table-cell table:style-name="ce3" table:formula="of:=SIN(PI()*2/257*[.Q$1]*[.$B10]*[.$B10])/[.$B10]/[.$B10]" office:value-type="float" office:value="-0.0451293991138368">
            <text:p>-0.0451293991</text:p>
          </table:table-cell>
          <table:table-cell table:style-name="ce3" table:formula="of:=SIN(PI()*2/257*[.R$1]*[.$B10]*[.$B10])/[.$B10]/[.$B10]" office:value-type="float" office:value="-0.0252347843378145">
            <text:p>-0.0252347843</text:p>
          </table:table-cell>
          <table:table-cell table:style-name="ce3" table:formula="of:=SIN(PI()*2/257*[.S$1]*[.$B10]*[.$B10])/[.$B10]/[.$B10]" office:value-type="float" office:value="-0.00152785977654656">
            <text:p>-0.0015278598</text:p>
          </table:table-cell>
          <table:table-cell table:style-name="ce3" table:formula="of:=SIN(PI()*2/257*[.T$1]*[.$B10]*[.$B10])/[.$B10]/[.$B10]" office:value-type="float" office:value="0.0224098840657043">
            <text:p>0.0224098841</text:p>
          </table:table-cell>
          <table:table-cell table:style-name="ce3" table:formula="of:=SIN(PI()*2/257*[.U$1]*[.$B10]*[.$B10])/[.$B10]/[.$B10]" office:value-type="float" office:value="0.0429620859843064">
            <text:p>0.042962086</text:p>
          </table:table-cell>
          <table:table-cell table:style-name="ce3" table:formula="of:=SIN(PI()*2/257*[.V$1]*[.$B10]*[.$B10])/[.$B10]/[.$B10]" office:value-type="float" office:value="0.0570238507903904">
            <text:p>0.0570238508</text:p>
          </table:table-cell>
          <table:table-cell table:style-name="ce3" table:formula="of:=SIN(PI()*2/257*[.W$1]*[.$B10]*[.$B10])/[.$B10]/[.$B10]" office:value-type="float" office:value="0.062470817013281">
            <text:p>0.062470817</text:p>
          </table:table-cell>
          <table:table-cell table:style-name="ce3" table:formula="of:=SIN(PI()*2/257*[.X$1]*[.$B10]*[.$B10])/[.$B10]/[.$B10]" office:value-type="float" office:value="0.0584800918414746">
            <text:p>0.0584800918</text:p>
          </table:table-cell>
          <table:table-cell table:style-name="ce3" table:formula="of:=SIN(PI()*2/257*[.Y$1]*[.$B10]*[.$B10])/[.$B10]/[.$B10]" office:value-type="float" office:value="0.0456545685043738">
            <text:p>0.0456545685</text:p>
          </table:table-cell>
          <table:table-cell table:style-name="ce3" table:formula="of:=SIN(PI()*2/257*[.Z$1]*[.$B10]*[.$B10])/[.$B10]/[.$B10]" office:value-type="float" office:value="0.0259318450200311">
            <text:p>0.025931845</text:p>
          </table:table-cell>
          <table:table-cell table:style-name="ce3" table:formula="of:=SIN(PI()*2/257*[.AA$1]*[.$B10]*[.$B10])/[.$B10]/[.$B10]" office:value-type="float" office:value="0.00229150428182495">
            <text:p>0.0022915043</text:p>
          </table:table-cell>
          <table:table-cell table:style-name="ce3" table:formula="of:=SIN(PI()*2/257*[.AB$1]*[.$B10]*[.$B10])/[.$B10]/[.$B10]" office:value-type="float" office:value="-0.0216950222640181">
            <text:p>-0.0216950223</text:p>
          </table:table-cell>
          <table:table-cell table:style-name="ce3" table:formula="of:=SIN(PI()*2/257*[.AC$1]*[.$B10]*[.$B10])/[.$B10]/[.$B10]" office:value-type="float" office:value="-0.0424040036340818">
            <text:p>-0.0424040036</text:p>
          </table:table-cell>
          <table:table-cell table:style-name="ce3" table:formula="of:=SIN(PI()*2/257*[.AD$1]*[.$B10]*[.$B10])/[.$B10]/[.$B10]" office:value-type="float" office:value="-0.0567068594029228">
            <text:p>-0.0567068594</text:p>
          </table:table-cell>
          <table:table-cell table:style-name="ce3" table:formula="of:=SIN(PI()*2/257*[.AE$1]*[.$B10]*[.$B10])/[.$B10]/[.$B10]" office:value-type="float" office:value="-0.0624428056195247">
            <text:p>-0.0624428056</text:p>
          </table:table-cell>
          <table:table-cell table:style-name="ce3" table:formula="of:=SIN(PI()*2/257*[.AF$1]*[.$B10]*[.$B10])/[.$B10]/[.$B10]" office:value-type="float" office:value="-0.0587452922236032">
            <text:p>-0.0587452922</text:p>
          </table:table-cell>
          <table:table-cell table:style-name="ce3" table:formula="of:=SIN(PI()*2/257*[.AG$1]*[.$B10]*[.$B10])/[.$B10]/[.$B10]" office:value-type="float" office:value="-0.0461729158852011">
            <text:p>-0.0461729159</text:p>
          </table:table-cell>
          <table:table-cell table:style-name="ce3" table:formula="of:=SIN(PI()*2/257*[.AH$1]*[.$B10]*[.$B10])/[.$B10]/[.$B10]" office:value-type="float" office:value="-0.0266250307932446">
            <text:p>-0.0266250308</text:p>
          </table:table-cell>
          <table:table-cell table:style-name="ce3" table:formula="of:=SIN(PI()*2/257*[.AI$1]*[.$B10]*[.$B10])/[.$B10]/[.$B10]" office:value-type="float" office:value="-0.00305480637527096">
            <text:p>-0.0030548064</text:p>
          </table:table-cell>
          <table:table-cell table:style-name="ce3" table:formula="of:=SIN(PI()*2/257*[.AJ$1]*[.$B10]*[.$B10])/[.$B10]/[.$B10]" office:value-type="float" office:value="0.0209769186476048">
            <text:p>0.0209769186</text:p>
          </table:table-cell>
          <table:table-cell table:style-name="ce3" table:formula="of:=SIN(PI()*2/257*[.AK$1]*[.$B10]*[.$B10])/[.$B10]/[.$B10]" office:value-type="float" office:value="0.0418395849952008">
            <text:p>0.041839585</text:p>
          </table:table-cell>
          <table:table-cell table:style-name="ce3" table:formula="of:=SIN(PI()*2/257*[.AL$1]*[.$B10]*[.$B10])/[.$B10]/[.$B10]" office:value-type="float" office:value="0.0563813944988251">
            <text:p>0.0563813945</text:p>
          </table:table-cell>
          <table:table-cell table:style-name="ce3" table:formula="of:=SIN(PI()*2/257*[.AM$1]*[.$B10]*[.$B10])/[.$B10]/[.$B10]" office:value-type="float" office:value="0.0624054636058502">
            <text:p>0.0624054636</text:p>
          </table:table-cell>
          <table:table-cell table:style-name="ce3" table:formula="of:=SIN(PI()*2/257*[.AN$1]*[.$B10]*[.$B10])/[.$B10]/[.$B10]" office:value-type="float" office:value="0.0590017144928927">
            <text:p>0.0590017145</text:p>
          </table:table-cell>
          <table:table-cell table:style-name="ce3" table:formula="of:=SIN(PI()*2/257*[.AO$1]*[.$B10]*[.$B10])/[.$B10]/[.$B10]" office:value-type="float" office:value="0.0466843638014005">
            <text:p>0.0466843638</text:p>
          </table:table-cell>
          <table:table-cell table:style-name="ce3" table:formula="of:=SIN(PI()*2/257*[.AP$1]*[.$B10]*[.$B10])/[.$B10]/[.$B10]" office:value-type="float" office:value="0.0273142380770202">
            <text:p>0.0273142381</text:p>
          </table:table-cell>
          <table:table-cell table:style-name="ce3" table:formula="of:=SIN(PI()*2/257*[.AQ$1]*[.$B10]*[.$B10])/[.$B10]/[.$B10]" office:value-type="float" office:value="0.00381765199920174">
            <text:p>0.003817652</text:p>
          </table:table-cell>
          <table:table-cell table:style-name="ce3" table:formula="of:=SIN(PI()*2/257*[.AR$1]*[.$B10]*[.$B10])/[.$B10]/[.$B10]" office:value-type="float" office:value="-0.0202556805202897">
            <text:p>-0.0202556805</text:p>
          </table:table-cell>
          <table:table-cell table:style-name="ce3" table:formula="of:=SIN(PI()*2/257*[.AS$1]*[.$B10]*[.$B10])/[.$B10]/[.$B10]" office:value-type="float" office:value="-0.0412689144068559">
            <text:p>-0.0412689144</text:p>
          </table:table-cell>
          <table:table-cell table:style-name="ce3" table:formula="of:=SIN(PI()*2/257*[.AT$1]*[.$B10]*[.$B10])/[.$B10]/[.$B10]" office:value-type="float" office:value="-0.0560475047112312">
            <text:p>-0.0560475047</text:p>
          </table:table-cell>
          <table:table-cell table:style-name="ce3" table:formula="of:=SIN(PI()*2/257*[.AU$1]*[.$B10]*[.$B10])/[.$B10]/[.$B10]" office:value-type="float" office:value="-0.06235879655215">
            <text:p>-0.0623587966</text:p>
          </table:table-cell>
          <table:table-cell table:style-name="ce3" table:formula="of:=SIN(PI()*2/257*[.AV$1]*[.$B10]*[.$B10])/[.$B10]/[.$B10]" office:value-type="float" office:value="-0.0592493203330198">
            <text:p>-0.0592493203</text:p>
          </table:table-cell>
          <table:table-cell table:style-name="ce3" table:formula="of:=SIN(PI()*2/257*[.AW$1]*[.$B10]*[.$B10])/[.$B10]/[.$B10]" office:value-type="float" office:value="-0.0471888358290178">
            <text:p>-0.0471888358</text:p>
          </table:table-cell>
          <table:table-cell table:style-name="ce3" table:formula="of:=SIN(PI()*2/257*[.AX$1]*[.$B10]*[.$B10])/[.$B10]/[.$B10]" office:value-type="float" office:value="-0.0279993638854147">
            <text:p>-0.0279993639</text:p>
          </table:table-cell>
          <table:table-cell table:style-name="ce3" table:formula="of:=SIN(PI()*2/257*[.AY$1]*[.$B10]*[.$B10])/[.$B10]/[.$B10]" office:value-type="float" office:value="-0.00457992716414308">
            <text:p>-0.0045799272</text:p>
          </table:table-cell>
          <table:table-cell table:style-name="ce3" table:formula="of:=SIN(PI()*2/257*[.AZ$1]*[.$B10]*[.$B10])/[.$B10]/[.$B10]" office:value-type="float" office:value="0.0195314156542776">
            <text:p>0.0195314157</text:p>
          </table:table-cell>
          <table:table-cell table:style-name="ce3" table:formula="of:=SIN(PI()*2/257*[.BA$1]*[.$B10]*[.$B10])/[.$B10]/[.$B10]" office:value-type="float" office:value="0.0406920771424472">
            <text:p>0.0406920771</text:p>
          </table:table-cell>
          <table:table-cell table:style-name="ce3" table:formula="of:=SIN(PI()*2/257*[.BB$1]*[.$B10]*[.$B10])/[.$B10]/[.$B10]" office:value-type="float" office:value="0.0557052399321769">
            <text:p>0.0557052399</text:p>
          </table:table-cell>
          <table:table-cell table:style-name="ce3" table:formula="of:=SIN(PI()*2/257*[.BC$1]*[.$B10]*[.$B10])/[.$B10]/[.$B10]" office:value-type="float" office:value="0.062302811431726">
            <text:p>0.0623028114</text:p>
          </table:table-cell>
          <table:table-cell table:style-name="ce3" table:formula="of:=SIN(PI()*2/257*[.BD$1]*[.$B10]*[.$B10])/[.$B10]/[.$B10]" office:value-type="float" office:value="0.0594880727450704">
            <text:p>0.0594880727</text:p>
          </table:table-cell>
          <table:table-cell table:style-name="ce3" table:formula="of:=SIN(PI()*2/257*[.BE$1]*[.$B10]*[.$B10])/[.$B10]/[.$B10]" office:value-type="float" office:value="0.0476862565864826">
            <text:p>0.0476862566</text:p>
          </table:table-cell>
          <table:table-cell table:style-name="ce3" table:formula="of:=SIN(PI()*2/257*[.BF$1]*[.$B10]*[.$B10])/[.$B10]/[.$B10]" office:value-type="float" office:value="0.028680305842367">
            <text:p>0.0286803058</text:p>
          </table:table-cell>
          <table:table-cell table:style-name="ce3" table:formula="of:=SIN(PI()*2/257*[.BG$1]*[.$B10]*[.$B10])/[.$B10]/[.$B10]" office:value-type="float" office:value="0.00534151796586301">
            <text:p>0.005341518</text:p>
          </table:table-cell>
          <table:table-cell table:style-name="ce3" table:formula="of:=SIN(PI()*2/257*[.BH$1]*[.$B10]*[.$B10])/[.$B10]/[.$B10]" office:value-type="float" office:value="-0.0188042322740489">
            <text:p>-0.0188042323</text:p>
          </table:table-cell>
          <table:table-cell table:style-name="ce3" table:formula="of:=SIN(PI()*2/257*[.BI$1]*[.$B10]*[.$B10])/[.$B10]/[.$B10]" office:value-type="float" office:value="-0.040109159396841">
            <text:p>-0.0401091594</text:p>
          </table:table-cell>
          <table:table-cell table:style-name="ce3" table:formula="of:=SIN(PI()*2/257*[.BJ$1]*[.$B10]*[.$B10])/[.$B10]/[.$B10]" office:value-type="float" office:value="-0.0553546513051453">
            <text:p>-0.0553546513</text:p>
          </table:table-cell>
          <table:table-cell table:style-name="ce3" table:formula="of:=SIN(PI()*2/257*[.BK$1]*[.$B10]*[.$B10])/[.$B10]/[.$B10]" office:value-type="float" office:value="-0.0622375166102478">
            <text:p>-0.0622375166</text:p>
          </table:table-cell>
          <table:table-cell table:style-name="ce3" table:formula="of:=SIN(PI()*2/257*[.BL$1]*[.$B10]*[.$B10])/[.$B10]/[.$B10]" office:value-type="float" office:value="-0.0597179360530692">
            <text:p>-0.0597179361</text:p>
          </table:table-cell>
          <table:table-cell table:style-name="ce3" table:formula="of:=SIN(PI()*2/257*[.BM$1]*[.$B10]*[.$B10])/[.$B10]/[.$B10]" office:value-type="float" office:value="-0.0481765517458723">
            <text:p>-0.0481765517</text:p>
          </table:table-cell>
          <table:table-cell table:style-name="ce3" table:formula="of:=SIN(PI()*2/257*[.BN$1]*[.$B10]*[.$B10])/[.$B10]/[.$B10]" office:value-type="float" office:value="-0.0293569621969939">
            <text:p>-0.0293569622</text:p>
          </table:table-cell>
          <table:table-cell table:style-name="ce3" table:formula="of:=SIN(PI()*2/257*[.BO$1]*[.$B10]*[.$B10])/[.$B10]/[.$B10]" office:value-type="float" office:value="-0.0061023106023909">
            <text:p>-0.0061023106</text:p>
          </table:table-cell>
          <table:table-cell table:style-name="ce3" table:formula="of:=SIN(PI()*2/257*[.BP$1]*[.$B10]*[.$B10])/[.$B10]/[.$B10]" office:value-type="float" office:value="0.0180742390401872">
            <text:p>0.018074239</text:p>
          </table:table-cell>
          <table:table-cell table:style-name="ce3" table:formula="of:=SIN(PI()*2/257*[.BQ$1]*[.$B10]*[.$B10])/[.$B10]/[.$B10]" office:value-type="float" office:value="0.039520248273489">
            <text:p>0.0395202483</text:p>
          </table:table-cell>
          <table:table-cell table:style-name="ce3" table:formula="of:=SIN(PI()*2/257*[.BR$1]*[.$B10]*[.$B10])/[.$B10]/[.$B10]" office:value-type="float" office:value="0.0549957912174242">
            <text:p>0.0549957912</text:p>
          </table:table-cell>
          <table:table-cell table:style-name="ce3" table:formula="of:=SIN(PI()*2/257*[.BS$1]*[.$B10]*[.$B10])/[.$B10]/[.$B10]" office:value-type="float" office:value="0.0621629218445026">
            <text:p>0.0621629218</text:p>
          </table:table-cell>
          <table:table-cell table:style-name="ce3" table:formula="of:=SIN(PI()*2/257*[.BT$1]*[.$B10]*[.$B10])/[.$B10]/[.$B10]" office:value-type="float" office:value="0.0599388759093095">
            <text:p>0.0599388759</text:p>
          </table:table-cell>
          <table:table-cell table:style-name="ce3" table:formula="of:=SIN(PI()*2/257*[.BU$1]*[.$B10]*[.$B10])/[.$B10]/[.$B10]" office:value-type="float" office:value="0.0486596480440187">
            <text:p>0.048659648</text:p>
          </table:table-cell>
          <table:table-cell table:style-name="ce3" table:formula="of:=SIN(PI()*2/257*[.BV$1]*[.$B10]*[.$B10])/[.$B10]/[.$B10]" office:value-type="float" office:value="0.0300292318387965">
            <text:p>0.0300292318</text:p>
          </table:table-cell>
          <table:table-cell table:style-name="ce3" table:formula="of:=SIN(PI()*2/257*[.BW$1]*[.$B10]*[.$B10])/[.$B10]/[.$B10]" office:value-type="float" office:value="0.00686219139102392">
            <text:p>0.0068621914</text:p>
          </table:table-cell>
          <table:table-cell table:style-name="ce3" table:formula="of:=SIN(PI()*2/257*[.BX$1]*[.$B10]*[.$B10])/[.$B10]/[.$B10]" office:value-type="float" office:value="-0.0173415450331443">
            <text:p>-0.017341545</text:p>
          </table:table-cell>
          <table:table-cell table:style-name="ce3" table:formula="of:=SIN(PI()*2/257*[.BY$1]*[.$B10]*[.$B10])/[.$B10]/[.$B10]" office:value-type="float" office:value="-0.0389254317714143">
            <text:p>-0.0389254318</text:p>
          </table:table-cell>
          <table:table-cell table:style-name="ce3" table:formula="of:=SIN(PI()*2/257*[.BZ$1]*[.$B10]*[.$B10])/[.$B10]/[.$B10]" office:value-type="float" office:value="-0.0546287132922778">
            <text:p>-0.0546287133</text:p>
          </table:table-cell>
          <table:table-cell table:style-name="ce3" table:formula="of:=SIN(PI()*2/257*[.CA$1]*[.$B10]*[.$B10])/[.$B10]/[.$B10]" office:value-type="float" office:value="-0.0620790382809371">
            <text:p>-0.0620790383</text:p>
          </table:table-cell>
          <table:table-cell table:style-name="ce3" table:formula="of:=SIN(PI()*2/257*[.CB$1]*[.$B10]*[.$B10])/[.$B10]/[.$B10]" office:value-type="float" office:value="-0.0601508592994864">
            <text:p>-0.0601508593</text:p>
          </table:table-cell>
          <table:table-cell table:style-name="ce3" table:formula="of:=SIN(PI()*2/257*[.CC$1]*[.$B10]*[.$B10])/[.$B10]/[.$B10]" office:value-type="float" office:value="-0.0491354732934549">
            <text:p>-0.0491354733</text:p>
          </table:table-cell>
          <table:table-cell table:style-name="ce3" table:formula="of:=SIN(PI()*2/257*[.CD$1]*[.$B10]*[.$B10])/[.$B10]/[.$B10]" office:value-type="float" office:value="-0.0306970143127668">
            <text:p>-0.0306970143</text:p>
          </table:table-cell>
          <table:table-cell table:style-name="ce3" table:formula="of:=SIN(PI()*2/257*[.CE$1]*[.$B10]*[.$B10])/[.$B10]/[.$B10]" office:value-type="float" office:value="-0.00762104678531365">
            <text:p>-0.0076210468</text:p>
          </table:table-cell>
          <table:table-cell table:style-name="ce3" table:formula="of:=SIN(PI()*2/257*[.CF$1]*[.$B10]*[.$B10])/[.$B10]/[.$B10]" office:value-type="float" office:value="0.0166062597369384">
            <text:p>0.0166062597</text:p>
          </table:table-cell>
          <table:table-cell table:style-name="ce3" table:formula="of:=SIN(PI()*2/257*[.CG$1]*[.$B10]*[.$B10])/[.$B10]/[.$B10]" office:value-type="float" office:value="0.0383247987720599">
            <text:p>0.0383247988</text:p>
          </table:table-cell>
          <table:table-cell table:style-name="ce3" table:formula="of:=SIN(PI()*2/257*[.CH$1]*[.$B10]*[.$B10])/[.$B10]/[.$B10]" office:value-type="float" office:value="0.054253472380935">
            <text:p>0.0542534724</text:p>
          </table:table-cell>
          <table:table-cell table:style-name="ce3" table:formula="of:=SIN(PI()*2/257*[.CI$1]*[.$B10]*[.$B10])/[.$B10]/[.$B10]" office:value-type="float" office:value="0.061985878453992">
            <text:p>0.0619858785</text:p>
          </table:table-cell>
          <table:table-cell table:style-name="ce3" table:formula="of:=SIN(PI()*2/257*[.CJ$1]*[.$B10]*[.$B10])/[.$B10]/[.$B10]" office:value-type="float" office:value="0.0603538545476299">
            <text:p>0.0603538545</text:p>
          </table:table-cell>
          <table:table-cell table:style-name="ce3" table:formula="of:=SIN(PI()*2/257*[.CK$1]*[.$B10]*[.$B10])/[.$B10]/[.$B10]" office:value-type="float" office:value="0.049603956393203">
            <text:p>0.0496039564</text:p>
          </table:table-cell>
          <table:table-cell table:style-name="ce3" table:formula="of:=SIN(PI()*2/257*[.CL$1]*[.$B10]*[.$B10])/[.$B10]/[.$B10]" office:value-type="float" office:value="0.0313602098344001">
            <text:p>0.0313602098</text:p>
          </table:table-cell>
          <table:table-cell table:style-name="ce3" table:formula="of:=SIN(PI()*2/257*[.CM$1]*[.$B10]*[.$B10])/[.$B10]/[.$B10]" office:value-type="float" office:value="0.00837876339203225">
            <text:p>0.0083787634</text:p>
          </table:table-cell>
          <table:table-cell table:style-name="ce3" table:formula="of:=SIN(PI()*2/257*[.CN$1]*[.$B10]*[.$B10])/[.$B10]/[.$B10]" office:value-type="float" office:value="-0.0158684930227964">
            <text:p>-0.015868493</text:p>
          </table:table-cell>
          <table:table-cell table:style-name="ce3" table:formula="of:=SIN(PI()*2/257*[.CO$1]*[.$B10]*[.$B10])/[.$B10]/[.$B10]" office:value-type="float" office:value="-0.0377184390260094">
            <text:p>-0.037718439</text:p>
          </table:table-cell>
          <table:table-cell table:style-name="ce3" table:formula="of:=SIN(PI()*2/257*[.CP$1]*[.$B10]*[.$B10])/[.$B10]/[.$B10]" office:value-type="float" office:value="-0.0538701245543919">
            <text:p>-0.0538701246</text:p>
          </table:table-cell>
          <table:table-cell table:style-name="ce3" table:formula="of:=SIN(PI()*2/257*[.CQ$1]*[.$B10]*[.$B10])/[.$B10]/[.$B10]" office:value-type="float" office:value="-0.0618834562842292">
            <text:p>-0.0618834563</text:p>
          </table:table-cell>
          <table:table-cell table:style-name="ce3" table:formula="of:=SIN(PI()*2/257*[.CR$1]*[.$B10]*[.$B10])/[.$B10]/[.$B10]" office:value-type="float" office:value="-0.060547831320838">
            <text:p>-0.0605478313</text:p>
          </table:table-cell>
          <table:table-cell table:style-name="ce3" table:formula="of:=SIN(PI()*2/257*[.CS$1]*[.$B10]*[.$B10])/[.$B10]/[.$B10]" office:value-type="float" office:value="-0.050065027339398">
            <text:p>-0.0500650273</text:p>
          </table:table-cell>
          <table:table-cell table:style-name="ce3" table:formula="of:=SIN(PI()*2/257*[.CT$1]*[.$B10]*[.$B10])/[.$B10]/[.$B10]" office:value-type="float" office:value="-0.032018719304604">
            <text:p>-0.0320187193</text:p>
          </table:table-cell>
          <table:table-cell table:style-name="ce3" table:formula="of:=SIN(PI()*2/257*[.CU$1]*[.$B10]*[.$B10])/[.$B10]/[.$B10]" office:value-type="float" office:value="-0.00913522798811777">
            <text:p>-0.009135228</text:p>
          </table:table-cell>
          <table:table-cell table:style-name="ce3" table:formula="of:=SIN(PI()*2/257*[.CV$1]*[.$B10]*[.$B10])/[.$B10]/[.$B10]" office:value-type="float" office:value="0.0151283551327337">
            <text:p>0.0151283551</text:p>
          </table:table-cell>
          <table:table-cell table:style-name="ce3" table:formula="of:=SIN(PI()*2/257*[.CW$1]*[.$B10]*[.$B10])/[.$B10]/[.$B10]" office:value-type="float" office:value="0.0371064431395747">
            <text:p>0.0371064431</text:p>
          </table:table-cell>
          <table:table-cell table:style-name="ce3" table:formula="of:=SIN(PI()*2/257*[.CX$1]*[.$B10]*[.$B10])/[.$B10]/[.$B10]" office:value-type="float" office:value="0.053478727095034">
            <text:p>0.0534787271</text:p>
          </table:table-cell>
          <table:table-cell table:style-name="ce3" table:formula="of:=SIN(PI()*2/257*[.CY$1]*[.$B10]*[.$B10])/[.$B10]/[.$B10]" office:value-type="float" office:value="0.0617717870762515">
            <text:p>0.0617717871</text:p>
          </table:table-cell>
          <table:table-cell table:style-name="ce3" table:formula="of:=SIN(PI()*2/257*[.CZ$1]*[.$B10]*[.$B10])/[.$B10]/[.$B10]" office:value-type="float" office:value="0.0607327606338091">
            <text:p>0.0607327606</text:p>
          </table:table-cell>
          <table:table-cell table:style-name="ce3" table:formula="of:=SIN(PI()*2/257*[.DA$1]*[.$B10]*[.$B10])/[.$B10]/[.$B10]" office:value-type="float" office:value="0.0505186172357484">
            <text:p>0.0505186172</text:p>
          </table:table-cell>
          <table:table-cell table:style-name="ce3" table:formula="of:=SIN(PI()*2/257*[.DB$1]*[.$B10]*[.$B10])/[.$B10]/[.$B10]" office:value-type="float" office:value="0.0326724443245077">
            <text:p>0.0326724443</text:p>
          </table:table-cell>
          <table:table-cell table:style-name="ce3" table:formula="of:=SIN(PI()*2/257*[.DC$1]*[.$B10]*[.$B10])/[.$B10]/[.$B10]" office:value-type="float" office:value="0.0098903275375918">
            <text:p>0.0098903275</text:p>
          </table:table-cell>
          <table:table-cell table:style-name="ce3" table:formula="of:=SIN(PI()*2/257*[.DD$1]*[.$B10]*[.$B10])/[.$B10]/[.$B10]" office:value-type="float" office:value="-0.0143859566630846">
            <text:p>-0.0143859567</text:p>
          </table:table-cell>
          <table:table-cell table:style-name="ce3" table:formula="of:=SIN(PI()*2/257*[.DE$1]*[.$B10]*[.$B10])/[.$B10]/[.$B10]" office:value-type="float" office:value="-0.0364889025612574">
            <text:p>-0.0364889026</text:p>
          </table:table-cell>
          <table:table-cell table:style-name="ce3" table:formula="of:=SIN(PI()*2/257*[.DF$1]*[.$B10]*[.$B10])/[.$B10]/[.$B10]" office:value-type="float" office:value="-0.0530793384880764">
            <text:p>-0.0530793385</text:p>
          </table:table-cell>
          <table:table-cell table:style-name="ce3" table:formula="of:=SIN(PI()*2/257*[.DG$1]*[.$B10]*[.$B10])/[.$B10]/[.$B10]" office:value-type="float" office:value="-0.0616508875164158">
            <text:p>-0.0616508875</text:p>
          </table:table-cell>
          <table:table-cell table:style-name="ce3" table:formula="of:=SIN(PI()*2/257*[.DH$1]*[.$B10]*[.$B10])/[.$B10]/[.$B10]" office:value-type="float" office:value="-0.0609086148531737">
            <text:p>-0.0609086149</text:p>
          </table:table-cell>
          <table:table-cell table:style-name="ce3" table:formula="of:=SIN(PI()*2/257*[.DI$1]*[.$B10]*[.$B10])/[.$B10]/[.$B10]" office:value-type="float" office:value="-0.0509646583038301">
            <text:p>-0.0509646583</text:p>
          </table:table-cell>
          <table:table-cell table:style-name="ce3" table:formula="of:=SIN(PI()*2/257*[.DJ$1]*[.$B10]*[.$B10])/[.$B10]/[.$B10]" office:value-type="float" office:value="-0.0333212872101644">
            <text:p>-0.0333212872</text:p>
          </table:table-cell>
          <table:table-cell table:style-name="ce3" table:formula="of:=SIN(PI()*2/257*[.DK$1]*[.$B10]*[.$B10])/[.$B10]/[.$B10]" office:value-type="float" office:value="-0.0106439492084507">
            <text:p>-0.0106439492</text:p>
          </table:table-cell>
          <table:table-cell table:style-name="ce3" table:formula="of:=SIN(PI()*2/257*[.DL$1]*[.$B10]*[.$B10])/[.$B10]/[.$B10]" office:value-type="float" office:value="0.0136414085479726">
            <text:p>0.0136414085</text:p>
          </table:table-cell>
          <table:table-cell table:style-name="ce3" table:formula="of:=SIN(PI()*2/257*[.DM$1]*[.$B10]*[.$B10])/[.$B10]/[.$B10]" office:value-type="float" office:value="0.0358659095680837">
            <text:p>0.0358659096</text:p>
          </table:table-cell>
          <table:table-cell table:style-name="ce3" table:formula="of:=SIN(PI()*2/257*[.DN$1]*[.$B10]*[.$B10])/[.$B10]/[.$B10]" office:value-type="float" office:value="0.0526720184128253">
            <text:p>0.0526720184</text:p>
          </table:table-cell>
          <table:table-cell table:style-name="ce3" table:formula="of:=SIN(PI()*2/257*[.DO$1]*[.$B10]*[.$B10])/[.$B10]/[.$B10]" office:value-type="float" office:value="0.0615207756703395">
            <text:p>0.0615207757</text:p>
          </table:table-cell>
          <table:table-cell table:style-name="ce3" table:formula="of:=SIN(PI()*2/257*[.DP$1]*[.$B10]*[.$B10])/[.$B10]/[.$B10]" office:value-type="float" office:value="0.061075367701623">
            <text:p>0.0610753677</text:p>
          </table:table-cell>
          <table:table-cell table:style-name="ce3" table:formula="of:=SIN(PI()*2/257*[.DQ$1]*[.$B10]*[.$B10])/[.$B10]/[.$B10]" office:value-type="float" office:value="0.0514030838932162">
            <text:p>0.0514030839</text:p>
          </table:table-cell>
          <table:table-cell table:style-name="ce3" table:formula="of:=SIN(PI()*2/257*[.DR$1]*[.$B10]*[.$B10])/[.$B10]/[.$B10]" office:value-type="float" office:value="0.0339651510071485">
            <text:p>0.033965151</text:p>
          </table:table-cell>
          <table:table-cell table:style-name="ce3" table:formula="of:=SIN(PI()*2/257*[.DS$1]*[.$B10]*[.$B10])/[.$B10]/[.$B10]" office:value-type="float" office:value="0.0113959803895241">
            <text:p>0.0113959804</text:p>
          </table:table-cell>
          <table:table-cell table:style-name="ce3" table:formula="of:=SIN(PI()*2/257*[.DT$1]*[.$B10]*[.$B10])/[.$B10]/[.$B10]" office:value-type="float" office:value="-0.0128948220427364">
            <text:p>-0.012894822</text:p>
          </table:table-cell>
          <table:table-cell table:style-name="ce3" table:formula="of:=SIN(PI()*2/257*[.DU$1]*[.$B10]*[.$B10])/[.$B10]/[.$B10]" office:value-type="float" office:value="-0.0352375572518159">
            <text:p>-0.0352375573</text:p>
          </table:table-cell>
          <table:table-cell table:style-name="ce3" table:formula="of:=SIN(PI()*2/257*[.DV$1]*[.$B10]*[.$B10])/[.$B10]/[.$B10]" office:value-type="float" office:value="-0.0522568277337592">
            <text:p>-0.0522568277</text:p>
          </table:table-cell>
          <table:table-cell table:style-name="ce3" table:formula="of:=SIN(PI()*2/257*[.DW$1]*[.$B10]*[.$B10])/[.$B10]/[.$B10]" office:value-type="float" office:value="-0.0613814709802012">
            <text:p>-0.061381471</text:p>
          </table:table-cell>
          <table:table-cell table:style-name="ce3" table:formula="of:=SIN(PI()*2/257*[.DX$1]*[.$B10]*[.$B10])/[.$B10]/[.$B10]" office:value-type="float" office:value="-0.0612329942618357">
            <text:p>-0.0612329943</text:p>
          </table:table-cell>
          <table:table-cell table:style-name="ce3" table:formula="of:=SIN(PI()*2/257*[.DY$1]*[.$B10]*[.$B10])/[.$B10]/[.$B10]" office:value-type="float" office:value="-0.0518338284914349">
            <text:p>-0.0518338285</text:p>
          </table:table-cell>
          <table:table-cell table:style-name="ce3" table:formula="of:=SIN(PI()*2/257*[.DZ$1]*[.$B10]*[.$B10])/[.$B10]/[.$B10]" office:value-type="float" office:value="-0.0346039395050435">
            <text:p>-0.0346039395</text:p>
          </table:table-cell>
          <table:table-cell table:style-name="ce3" table:formula="of:=SIN(PI()*2/257*[.EA$1]*[.$B10]*[.$B10])/[.$B10]/[.$B10]" office:value-type="float" office:value="-0.0121463087073043">
            <text:p>-0.0121463087</text:p>
          </table:table-cell>
          <table:table-cell table:style-name="ce3" table:formula="of:=SIN(PI()*2/257*[.EB$1]*[.$B10]*[.$B10])/[.$B10]/[.$B10]" office:value-type="float" office:value="0.0121463087073041">
            <text:p>0.0121463087</text:p>
          </table:table-cell>
          <table:table-cell table:style-name="ce3" table:formula="of:=SIN(PI()*2/257*[.EC$1]*[.$B10]*[.$B10])/[.$B10]/[.$B10]" office:value-type="float" office:value="0.0346039395050429">
            <text:p>0.0346039395</text:p>
          </table:table-cell>
          <table:table-cell table:style-name="ce3" table:formula="of:=SIN(PI()*2/257*[.ED$1]*[.$B10]*[.$B10])/[.$B10]/[.$B10]" office:value-type="float" office:value="0.0518338284914347">
            <text:p>0.0518338285</text:p>
          </table:table-cell>
          <table:table-cell table:style-name="ce3" table:formula="of:=SIN(PI()*2/257*[.EE$1]*[.$B10]*[.$B10])/[.$B10]/[.$B10]" office:value-type="float" office:value="0.0612329942618355">
            <text:p>0.0612329943</text:p>
          </table:table-cell>
          <table:table-cell table:style-name="ce3" table:formula="of:=SIN(PI()*2/257*[.EF$1]*[.$B10]*[.$B10])/[.$B10]/[.$B10]" office:value-type="float" office:value="0.0613814709802012">
            <text:p>0.061381471</text:p>
          </table:table-cell>
          <table:table-cell table:style-name="ce3" table:formula="of:=SIN(PI()*2/257*[.EG$1]*[.$B10]*[.$B10])/[.$B10]/[.$B10]" office:value-type="float" office:value="0.0522568277337594">
            <text:p>0.0522568277</text:p>
          </table:table-cell>
          <table:table-cell table:style-name="ce3" table:formula="of:=SIN(PI()*2/257*[.EH$1]*[.$B10]*[.$B10])/[.$B10]/[.$B10]" office:value-type="float" office:value="0.0352375572518165">
            <text:p>0.0352375573</text:p>
          </table:table-cell>
          <table:table-cell table:style-name="ce3" table:formula="of:=SIN(PI()*2/257*[.EI$1]*[.$B10]*[.$B10])/[.$B10]/[.$B10]" office:value-type="float" office:value="0.0128948220427366">
            <text:p>0.012894822</text:p>
          </table:table-cell>
          <table:table-cell table:style-name="ce3" table:formula="of:=SIN(PI()*2/257*[.EJ$1]*[.$B10]*[.$B10])/[.$B10]/[.$B10]" office:value-type="float" office:value="-0.0113959803895234">
            <text:p>-0.0113959804</text:p>
          </table:table-cell>
          <table:table-cell table:style-name="ce3" table:formula="of:=SIN(PI()*2/257*[.EK$1]*[.$B10]*[.$B10])/[.$B10]/[.$B10]" office:value-type="float" office:value="-0.0339651510071483">
            <text:p>-0.033965151</text:p>
          </table:table-cell>
          <table:table-cell table:style-name="ce3" table:formula="of:=SIN(PI()*2/257*[.EL$1]*[.$B10]*[.$B10])/[.$B10]/[.$B10]" office:value-type="float" office:value="-0.051403083893216">
            <text:p>-0.0514030839</text:p>
          </table:table-cell>
          <table:table-cell table:style-name="ce3" table:formula="of:=SIN(PI()*2/257*[.EM$1]*[.$B10]*[.$B10])/[.$B10]/[.$B10]" office:value-type="float" office:value="-0.0610753677016229">
            <text:p>-0.0610753677</text:p>
          </table:table-cell>
          <table:table-cell table:style-name="ce3" table:formula="of:=SIN(PI()*2/257*[.EN$1]*[.$B10]*[.$B10])/[.$B10]/[.$B10]" office:value-type="float" office:value="-0.0615207756703395">
            <text:p>-0.0615207757</text:p>
          </table:table-cell>
          <table:table-cell table:style-name="ce3" table:formula="of:=SIN(PI()*2/257*[.EO$1]*[.$B10]*[.$B10])/[.$B10]/[.$B10]" office:value-type="float" office:value="-0.0526720184128257">
            <text:p>-0.0526720184</text:p>
          </table:table-cell>
          <table:table-cell table:style-name="ce3" table:formula="of:=SIN(PI()*2/257*[.EP$1]*[.$B10]*[.$B10])/[.$B10]/[.$B10]" office:value-type="float" office:value="-0.0358659095680839">
            <text:p>-0.0358659096</text:p>
          </table:table-cell>
          <table:table-cell table:style-name="ce3" table:formula="of:=SIN(PI()*2/257*[.EQ$1]*[.$B10]*[.$B10])/[.$B10]/[.$B10]" office:value-type="float" office:value="-0.0136414085479729">
            <text:p>-0.0136414085</text:p>
          </table:table-cell>
          <table:table-cell table:style-name="ce3" table:formula="of:=SIN(PI()*2/257*[.ER$1]*[.$B10]*[.$B10])/[.$B10]/[.$B10]" office:value-type="float" office:value="0.01064394920845">
            <text:p>0.0106439492</text:p>
          </table:table-cell>
          <table:table-cell table:style-name="ce3" table:formula="of:=SIN(PI()*2/257*[.ES$1]*[.$B10]*[.$B10])/[.$B10]/[.$B10]" office:value-type="float" office:value="0.0333212872101641">
            <text:p>0.0333212872</text:p>
          </table:table-cell>
          <table:table-cell table:style-name="ce3" table:formula="of:=SIN(PI()*2/257*[.ET$1]*[.$B10]*[.$B10])/[.$B10]/[.$B10]" office:value-type="float" office:value="0.0509646583038297">
            <text:p>0.0509646583</text:p>
          </table:table-cell>
          <table:table-cell table:style-name="ce3" table:formula="of:=SIN(PI()*2/257*[.EU$1]*[.$B10]*[.$B10])/[.$B10]/[.$B10]" office:value-type="float" office:value="0.0609086148531736">
            <text:p>0.0609086149</text:p>
          </table:table-cell>
          <table:table-cell table:style-name="ce3" table:formula="of:=SIN(PI()*2/257*[.EV$1]*[.$B10]*[.$B10])/[.$B10]/[.$B10]" office:value-type="float" office:value="0.0616508875164158">
            <text:p>0.0616508875</text:p>
          </table:table-cell>
          <table:table-cell table:style-name="ce3" table:formula="of:=SIN(PI()*2/257*[.EW$1]*[.$B10]*[.$B10])/[.$B10]/[.$B10]" office:value-type="float" office:value="0.0530793384880767">
            <text:p>0.0530793385</text:p>
          </table:table-cell>
          <table:table-cell table:style-name="ce3" table:formula="of:=SIN(PI()*2/257*[.EX$1]*[.$B10]*[.$B10])/[.$B10]/[.$B10]" office:value-type="float" office:value="0.0364889025612576">
            <text:p>0.0364889026</text:p>
          </table:table-cell>
          <table:table-cell table:style-name="ce3" table:formula="of:=SIN(PI()*2/257*[.EY$1]*[.$B10]*[.$B10])/[.$B10]/[.$B10]" office:value-type="float" office:value="0.0143859566630852">
            <text:p>0.0143859567</text:p>
          </table:table-cell>
          <table:table-cell table:style-name="ce3" table:formula="of:=SIN(PI()*2/257*[.EZ$1]*[.$B10]*[.$B10])/[.$B10]/[.$B10]" office:value-type="float" office:value="-0.00989032753759156">
            <text:p>-0.0098903275</text:p>
          </table:table-cell>
          <table:table-cell table:style-name="ce3" table:formula="of:=SIN(PI()*2/257*[.FA$1]*[.$B10]*[.$B10])/[.$B10]/[.$B10]" office:value-type="float" office:value="-0.0326724443245074">
            <text:p>-0.0326724443</text:p>
          </table:table-cell>
          <table:table-cell table:style-name="ce3" table:formula="of:=SIN(PI()*2/257*[.FB$1]*[.$B10]*[.$B10])/[.$B10]/[.$B10]" office:value-type="float" office:value="-0.050518617235748">
            <text:p>-0.0505186172</text:p>
          </table:table-cell>
          <table:table-cell table:style-name="ce3" table:formula="of:=SIN(PI()*2/257*[.FC$1]*[.$B10]*[.$B10])/[.$B10]/[.$B10]" office:value-type="float" office:value="-0.0607327606338091">
            <text:p>-0.0607327606</text:p>
          </table:table-cell>
          <table:table-cell table:style-name="ce3" table:formula="of:=SIN(PI()*2/257*[.FD$1]*[.$B10]*[.$B10])/[.$B10]/[.$B10]" office:value-type="float" office:value="-0.0617717870762516">
            <text:p>-0.0617717871</text:p>
          </table:table-cell>
          <table:table-cell table:style-name="ce3" table:formula="of:=SIN(PI()*2/257*[.FE$1]*[.$B10]*[.$B10])/[.$B10]/[.$B10]" office:value-type="float" office:value="-0.0534787270950341">
            <text:p>-0.0534787271</text:p>
          </table:table-cell>
          <table:table-cell table:style-name="ce3" table:formula="of:=SIN(PI()*2/257*[.FF$1]*[.$B10]*[.$B10])/[.$B10]/[.$B10]" office:value-type="float" office:value="-0.0371064431395749">
            <text:p>-0.0371064431</text:p>
          </table:table-cell>
          <table:table-cell table:style-name="ce3" table:formula="of:=SIN(PI()*2/257*[.FG$1]*[.$B10]*[.$B10])/[.$B10]/[.$B10]" office:value-type="float" office:value="-0.0151283551327344">
            <text:p>-0.0151283551</text:p>
          </table:table-cell>
          <table:table-cell table:style-name="ce3" table:formula="of:=SIN(PI()*2/257*[.FH$1]*[.$B10]*[.$B10])/[.$B10]/[.$B10]" office:value-type="float" office:value="0.00913522798811753">
            <text:p>0.009135228</text:p>
          </table:table-cell>
          <table:table-cell table:style-name="ce3" table:formula="of:=SIN(PI()*2/257*[.FI$1]*[.$B10]*[.$B10])/[.$B10]/[.$B10]" office:value-type="float" office:value="0.0320187193046035">
            <text:p>0.0320187193</text:p>
          </table:table-cell>
          <table:table-cell table:style-name="ce3" table:formula="of:=SIN(PI()*2/257*[.FJ$1]*[.$B10]*[.$B10])/[.$B10]/[.$B10]" office:value-type="float" office:value="0.0500650273393979">
            <text:p>0.0500650273</text:p>
          </table:table-cell>
          <table:table-cell table:style-name="ce3" table:formula="of:=SIN(PI()*2/257*[.FK$1]*[.$B10]*[.$B10])/[.$B10]/[.$B10]" office:value-type="float" office:value="0.0605478313208378">
            <text:p>0.0605478313</text:p>
          </table:table-cell>
          <table:table-cell table:style-name="ce3" table:formula="of:=SIN(PI()*2/257*[.FL$1]*[.$B10]*[.$B10])/[.$B10]/[.$B10]" office:value-type="float" office:value="0.0618834562842293">
            <text:p>0.0618834563</text:p>
          </table:table-cell>
          <table:table-cell table:style-name="ce3" table:formula="of:=SIN(PI()*2/257*[.FM$1]*[.$B10]*[.$B10])/[.$B10]/[.$B10]" office:value-type="float" office:value="0.053870124554392">
            <text:p>0.0538701246</text:p>
          </table:table-cell>
          <table:table-cell table:style-name="ce3" table:formula="of:=SIN(PI()*2/257*[.FN$1]*[.$B10]*[.$B10])/[.$B10]/[.$B10]" office:value-type="float" office:value="0.0377184390260096">
            <text:p>0.037718439</text:p>
          </table:table-cell>
          <table:table-cell table:style-name="ce3" table:formula="of:=SIN(PI()*2/257*[.FO$1]*[.$B10]*[.$B10])/[.$B10]/[.$B10]" office:value-type="float" office:value="0.0158684930227963">
            <text:p>0.015868493</text:p>
          </table:table-cell>
          <table:table-cell table:style-name="ce3" table:formula="of:=SIN(PI()*2/257*[.FP$1]*[.$B10]*[.$B10])/[.$B10]/[.$B10]" office:value-type="float" office:value="-0.00837876339203157">
            <text:p>-0.0083787634</text:p>
          </table:table-cell>
          <table:table-cell table:style-name="ce3" table:formula="of:=SIN(PI()*2/257*[.FQ$1]*[.$B10]*[.$B10])/[.$B10]/[.$B10]" office:value-type="float" office:value="-0.0313602098343995">
            <text:p>-0.0313602098</text:p>
          </table:table-cell>
          <table:table-cell table:style-name="ce3" table:formula="of:=SIN(PI()*2/257*[.FR$1]*[.$B10]*[.$B10])/[.$B10]/[.$B10]" office:value-type="float" office:value="-0.0496039563932029">
            <text:p>-0.0496039564</text:p>
          </table:table-cell>
          <table:table-cell table:style-name="ce3" table:formula="of:=SIN(PI()*2/257*[.FS$1]*[.$B10]*[.$B10])/[.$B10]/[.$B10]" office:value-type="float" office:value="-0.0603538545476299">
            <text:p>-0.0603538545</text:p>
          </table:table-cell>
          <table:table-cell table:style-name="ce3" table:formula="of:=SIN(PI()*2/257*[.FT$1]*[.$B10]*[.$B10])/[.$B10]/[.$B10]" office:value-type="float" office:value="-0.061985878453992">
            <text:p>-0.0619858785</text:p>
          </table:table-cell>
          <table:table-cell table:style-name="ce3" table:formula="of:=SIN(PI()*2/257*[.FU$1]*[.$B10]*[.$B10])/[.$B10]/[.$B10]" office:value-type="float" office:value="-0.0542534723809353">
            <text:p>-0.0542534724</text:p>
          </table:table-cell>
          <table:table-cell table:style-name="ce3" table:formula="of:=SIN(PI()*2/257*[.FV$1]*[.$B10]*[.$B10])/[.$B10]/[.$B10]" office:value-type="float" office:value="-0.0383247987720604">
            <text:p>-0.0383247988</text:p>
          </table:table-cell>
          <table:table-cell table:style-name="ce3" table:formula="of:=SIN(PI()*2/257*[.FW$1]*[.$B10]*[.$B10])/[.$B10]/[.$B10]" office:value-type="float" office:value="-0.0166062597369389">
            <text:p>-0.0166062597</text:p>
          </table:table-cell>
          <table:table-cell table:style-name="ce3" table:formula="of:=SIN(PI()*2/257*[.FX$1]*[.$B10]*[.$B10])/[.$B10]/[.$B10]" office:value-type="float" office:value="0.00762104678531341">
            <text:p>0.0076210468</text:p>
          </table:table-cell>
          <table:table-cell table:style-name="ce3" table:formula="of:=SIN(PI()*2/257*[.FY$1]*[.$B10]*[.$B10])/[.$B10]/[.$B10]" office:value-type="float" office:value="0.0306970143127668">
            <text:p>0.0306970143</text:p>
          </table:table-cell>
          <table:table-cell table:style-name="ce3" table:formula="of:=SIN(PI()*2/257*[.FZ$1]*[.$B10]*[.$B10])/[.$B10]/[.$B10]" office:value-type="float" office:value="0.0491354732934544">
            <text:p>0.0491354733</text:p>
          </table:table-cell>
          <table:table-cell table:style-name="ce3" table:formula="of:=SIN(PI()*2/257*[.GA$1]*[.$B10]*[.$B10])/[.$B10]/[.$B10]" office:value-type="float" office:value="0.0601508592994863">
            <text:p>0.0601508593</text:p>
          </table:table-cell>
          <table:table-cell table:style-name="ce3" table:formula="of:=SIN(PI()*2/257*[.GB$1]*[.$B10]*[.$B10])/[.$B10]/[.$B10]" office:value-type="float" office:value="0.0620790382809371">
            <text:p>0.0620790383</text:p>
          </table:table-cell>
          <table:table-cell table:style-name="ce3" table:formula="of:=SIN(PI()*2/257*[.GC$1]*[.$B10]*[.$B10])/[.$B10]/[.$B10]" office:value-type="float" office:value="0.0546287132922779">
            <text:p>0.0546287133</text:p>
          </table:table-cell>
          <table:table-cell table:style-name="ce3" table:formula="of:=SIN(PI()*2/257*[.GD$1]*[.$B10]*[.$B10])/[.$B10]/[.$B10]" office:value-type="float" office:value="0.0389254317714143">
            <text:p>0.0389254318</text:p>
          </table:table-cell>
          <table:table-cell table:style-name="ce3" table:formula="of:=SIN(PI()*2/257*[.GE$1]*[.$B10]*[.$B10])/[.$B10]/[.$B10]" office:value-type="float" office:value="0.017341545033145">
            <text:p>0.017341545</text:p>
          </table:table-cell>
          <table:table-cell table:style-name="ce3" table:formula="of:=SIN(PI()*2/257*[.GF$1]*[.$B10]*[.$B10])/[.$B10]/[.$B10]" office:value-type="float" office:value="-0.00686219139102346">
            <text:p>-0.0068621914</text:p>
          </table:table-cell>
          <table:table-cell table:style-name="ce3" table:formula="of:=SIN(PI()*2/257*[.GG$1]*[.$B10]*[.$B10])/[.$B10]/[.$B10]" office:value-type="float" office:value="-0.0300292318387961">
            <text:p>-0.0300292318</text:p>
          </table:table-cell>
          <table:table-cell table:style-name="ce3" table:formula="of:=SIN(PI()*2/257*[.GH$1]*[.$B10]*[.$B10])/[.$B10]/[.$B10]" office:value-type="float" office:value="-0.0486596480440185">
            <text:p>-0.048659648</text:p>
          </table:table-cell>
          <table:table-cell table:style-name="ce3" table:formula="of:=SIN(PI()*2/257*[.GI$1]*[.$B10]*[.$B10])/[.$B10]/[.$B10]" office:value-type="float" office:value="-0.0599388759093095">
            <text:p>-0.0599388759</text:p>
          </table:table-cell>
          <table:table-cell table:style-name="ce3" table:formula="of:=SIN(PI()*2/257*[.GJ$1]*[.$B10]*[.$B10])/[.$B10]/[.$B10]" office:value-type="float" office:value="-0.0621629218445027">
            <text:p>-0.0621629218</text:p>
          </table:table-cell>
          <table:table-cell table:style-name="ce3" table:formula="of:=SIN(PI()*2/257*[.GK$1]*[.$B10]*[.$B10])/[.$B10]/[.$B10]" office:value-type="float" office:value="-0.0549957912174244">
            <text:p>-0.0549957912</text:p>
          </table:table-cell>
          <table:table-cell table:style-name="ce3" table:formula="of:=SIN(PI()*2/257*[.GL$1]*[.$B10]*[.$B10])/[.$B10]/[.$B10]" office:value-type="float" office:value="-0.0395202482734894">
            <text:p>-0.0395202483</text:p>
          </table:table-cell>
          <table:table-cell table:style-name="ce3" table:formula="of:=SIN(PI()*2/257*[.GM$1]*[.$B10]*[.$B10])/[.$B10]/[.$B10]" office:value-type="float" office:value="-0.0180742390401875">
            <text:p>-0.018074239</text:p>
          </table:table-cell>
          <table:table-cell table:style-name="ce3" table:formula="of:=SIN(PI()*2/257*[.GN$1]*[.$B10]*[.$B10])/[.$B10]/[.$B10]" office:value-type="float" office:value="0.00610231060239087">
            <text:p>0.0061023106</text:p>
          </table:table-cell>
          <table:table-cell table:style-name="ce3" table:formula="of:=SIN(PI()*2/257*[.GO$1]*[.$B10]*[.$B10])/[.$B10]/[.$B10]" office:value-type="float" office:value="0.0293569621969933">
            <text:p>0.0293569622</text:p>
          </table:table-cell>
          <table:table-cell table:style-name="ce3" table:formula="of:=SIN(PI()*2/257*[.GP$1]*[.$B10]*[.$B10])/[.$B10]/[.$B10]" office:value-type="float" office:value="0.048176551745872">
            <text:p>0.0481765517</text:p>
          </table:table-cell>
          <table:table-cell table:style-name="ce3" table:formula="of:=SIN(PI()*2/257*[.GQ$1]*[.$B10]*[.$B10])/[.$B10]/[.$B10]" office:value-type="float" office:value="0.0597179360530691">
            <text:p>0.0597179361</text:p>
          </table:table-cell>
          <table:table-cell table:style-name="ce3" table:formula="of:=SIN(PI()*2/257*[.GR$1]*[.$B10]*[.$B10])/[.$B10]/[.$B10]" office:value-type="float" office:value="0.0622375166102479">
            <text:p>0.0622375166</text:p>
          </table:table-cell>
          <table:table-cell table:style-name="ce3" table:formula="of:=SIN(PI()*2/257*[.GS$1]*[.$B10]*[.$B10])/[.$B10]/[.$B10]" office:value-type="float" office:value="0.0553546513051453">
            <text:p>0.0553546513</text:p>
          </table:table-cell>
          <table:table-cell table:style-name="ce3" table:formula="of:=SIN(PI()*2/257*[.GT$1]*[.$B10]*[.$B10])/[.$B10]/[.$B10]" office:value-type="float" office:value="0.0401091593968415">
            <text:p>0.0401091594</text:p>
          </table:table-cell>
          <table:table-cell table:style-name="ce3" table:formula="of:=SIN(PI()*2/257*[.GU$1]*[.$B10]*[.$B10])/[.$B10]/[.$B10]" office:value-type="float" office:value="0.0188042322740493">
            <text:p>0.0188042323</text:p>
          </table:table-cell>
          <table:table-cell table:style-name="ce3" table:formula="of:=SIN(PI()*2/257*[.GV$1]*[.$B10]*[.$B10])/[.$B10]/[.$B10]" office:value-type="float" office:value="-0.00534151796586255">
            <text:p>-0.005341518</text:p>
          </table:table-cell>
          <table:table-cell table:style-name="ce3" table:formula="of:=SIN(PI()*2/257*[.GW$1]*[.$B10]*[.$B10])/[.$B10]/[.$B10]" office:value-type="float" office:value="-0.0286803058423668">
            <text:p>-0.0286803058</text:p>
          </table:table-cell>
          <table:table-cell table:style-name="ce3" table:formula="of:=SIN(PI()*2/257*[.GX$1]*[.$B10]*[.$B10])/[.$B10]/[.$B10]" office:value-type="float" office:value="-0.0476862565864826">
            <text:p>-0.0476862566</text:p>
          </table:table-cell>
          <table:table-cell table:style-name="ce3" table:formula="of:=SIN(PI()*2/257*[.GY$1]*[.$B10]*[.$B10])/[.$B10]/[.$B10]" office:value-type="float" office:value="-0.0594880727450702">
            <text:p>-0.0594880727</text:p>
          </table:table-cell>
          <table:table-cell table:style-name="ce3" table:formula="of:=SIN(PI()*2/257*[.GZ$1]*[.$B10]*[.$B10])/[.$B10]/[.$B10]" office:value-type="float" office:value="-0.062302811431726">
            <text:p>-0.0623028114</text:p>
          </table:table-cell>
          <table:table-cell table:style-name="ce3" table:formula="of:=SIN(PI()*2/257*[.HA$1]*[.$B10]*[.$B10])/[.$B10]/[.$B10]" office:value-type="float" office:value="-0.0557052399321771">
            <text:p>-0.0557052399</text:p>
          </table:table-cell>
          <table:table-cell table:style-name="ce3" table:formula="of:=SIN(PI()*2/257*[.HB$1]*[.$B10]*[.$B10])/[.$B10]/[.$B10]" office:value-type="float" office:value="-0.0406920771424474">
            <text:p>-0.0406920771</text:p>
          </table:table-cell>
          <table:table-cell table:style-name="ce3" table:formula="of:=SIN(PI()*2/257*[.HC$1]*[.$B10]*[.$B10])/[.$B10]/[.$B10]" office:value-type="float" office:value="-0.0195314156542777">
            <text:p>-0.0195314157</text:p>
          </table:table-cell>
          <table:table-cell table:style-name="ce3" table:formula="of:=SIN(PI()*2/257*[.HD$1]*[.$B10]*[.$B10])/[.$B10]/[.$B10]" office:value-type="float" office:value="0.0045799271641424">
            <text:p>0.0045799272</text:p>
          </table:table-cell>
          <table:table-cell table:style-name="ce3" table:formula="of:=SIN(PI()*2/257*[.HE$1]*[.$B10]*[.$B10])/[.$B10]/[.$B10]" office:value-type="float" office:value="0.0279993638854143">
            <text:p>0.0279993639</text:p>
          </table:table-cell>
          <table:table-cell table:style-name="ce3" table:formula="of:=SIN(PI()*2/257*[.HF$1]*[.$B10]*[.$B10])/[.$B10]/[.$B10]" office:value-type="float" office:value="0.0471888358290175">
            <text:p>0.0471888358</text:p>
          </table:table-cell>
          <table:table-cell table:style-name="ce3" table:formula="of:=SIN(PI()*2/257*[.HG$1]*[.$B10]*[.$B10])/[.$B10]/[.$B10]" office:value-type="float" office:value="0.0592493203330197">
            <text:p>0.0592493203</text:p>
          </table:table-cell>
          <table:table-cell table:style-name="ce3" table:formula="of:=SIN(PI()*2/257*[.HH$1]*[.$B10]*[.$B10])/[.$B10]/[.$B10]" office:value-type="float" office:value="0.06235879655215">
            <text:p>0.0623587966</text:p>
          </table:table-cell>
          <table:table-cell table:style-name="ce3" table:formula="of:=SIN(PI()*2/257*[.HI$1]*[.$B10]*[.$B10])/[.$B10]/[.$B10]" office:value-type="float" office:value="0.0560475047112315">
            <text:p>0.0560475047</text:p>
          </table:table-cell>
          <table:table-cell table:style-name="ce3" table:formula="of:=SIN(PI()*2/257*[.HJ$1]*[.$B10]*[.$B10])/[.$B10]/[.$B10]" office:value-type="float" office:value="0.0412689144068563">
            <text:p>0.0412689144</text:p>
          </table:table-cell>
          <table:table-cell table:style-name="ce3" table:formula="of:=SIN(PI()*2/257*[.HK$1]*[.$B10]*[.$B10])/[.$B10]/[.$B10]" office:value-type="float" office:value="0.0202556805202901">
            <text:p>0.0202556805</text:p>
          </table:table-cell>
          <table:table-cell table:style-name="ce3" table:formula="of:=SIN(PI()*2/257*[.HL$1]*[.$B10]*[.$B10])/[.$B10]/[.$B10]" office:value-type="float" office:value="-0.0038176519992015">
            <text:p>-0.003817652</text:p>
          </table:table-cell>
          <table:table-cell table:style-name="ce3" table:formula="of:=SIN(PI()*2/257*[.HM$1]*[.$B10]*[.$B10])/[.$B10]/[.$B10]" office:value-type="float" office:value="-0.0273142380770201">
            <text:p>-0.0273142381</text:p>
          </table:table-cell>
          <table:table-cell table:style-name="ce3" table:formula="of:=SIN(PI()*2/257*[.HN$1]*[.$B10]*[.$B10])/[.$B10]/[.$B10]" office:value-type="float" office:value="-0.0466843638013999">
            <text:p>-0.0466843638</text:p>
          </table:table-cell>
          <table:table-cell table:style-name="ce3" table:formula="of:=SIN(PI()*2/257*[.HO$1]*[.$B10]*[.$B10])/[.$B10]/[.$B10]" office:value-type="float" office:value="-0.0590017144928926">
            <text:p>-0.0590017145</text:p>
          </table:table-cell>
          <table:table-cell table:style-name="ce3" table:formula="of:=SIN(PI()*2/257*[.HP$1]*[.$B10]*[.$B10])/[.$B10]/[.$B10]" office:value-type="float" office:value="-0.0624054636058502">
            <text:p>-0.0624054636</text:p>
          </table:table-cell>
          <table:table-cell table:style-name="ce3" table:formula="of:=SIN(PI()*2/257*[.HQ$1]*[.$B10]*[.$B10])/[.$B10]/[.$B10]" office:value-type="float" office:value="-0.0563813944988252">
            <text:p>-0.0563813945</text:p>
          </table:table-cell>
          <table:table-cell table:style-name="ce3" table:formula="of:=SIN(PI()*2/257*[.HR$1]*[.$B10]*[.$B10])/[.$B10]/[.$B10]" office:value-type="float" office:value="-0.0418395849952008">
            <text:p>-0.041839585</text:p>
          </table:table-cell>
          <table:table-cell table:style-name="ce3" table:formula="of:=SIN(PI()*2/257*[.HS$1]*[.$B10]*[.$B10])/[.$B10]/[.$B10]" office:value-type="float" office:value="-0.0209769186476056">
            <text:p>-0.0209769186</text:p>
          </table:table-cell>
          <table:table-cell table:style-name="ce3" table:formula="of:=SIN(PI()*2/257*[.HT$1]*[.$B10]*[.$B10])/[.$B10]/[.$B10]" office:value-type="float" office:value="0.00305480637527039">
            <text:p>0.0030548064</text:p>
          </table:table-cell>
          <table:table-cell table:style-name="ce3" table:formula="of:=SIN(PI()*2/257*[.HU$1]*[.$B10]*[.$B10])/[.$B10]/[.$B10]" office:value-type="float" office:value="0.0266250307932443">
            <text:p>0.0266250308</text:p>
          </table:table-cell>
          <table:table-cell table:style-name="ce3" table:formula="of:=SIN(PI()*2/257*[.HV$1]*[.$B10]*[.$B10])/[.$B10]/[.$B10]" office:value-type="float" office:value="0.0461729158852009">
            <text:p>0.0461729159</text:p>
          </table:table-cell>
          <table:table-cell table:style-name="ce3" table:formula="of:=SIN(PI()*2/257*[.HW$1]*[.$B10]*[.$B10])/[.$B10]/[.$B10]" office:value-type="float" office:value="0.0587452922236032">
            <text:p>0.0587452922</text:p>
          </table:table-cell>
          <table:table-cell table:style-name="ce3" table:formula="of:=SIN(PI()*2/257*[.HX$1]*[.$B10]*[.$B10])/[.$B10]/[.$B10]" office:value-type="float" office:value="0.0624428056195247">
            <text:p>0.0624428056</text:p>
          </table:table-cell>
          <table:table-cell table:style-name="ce3" table:formula="of:=SIN(PI()*2/257*[.HY$1]*[.$B10]*[.$B10])/[.$B10]/[.$B10]" office:value-type="float" office:value="0.056706859402923">
            <text:p>0.0567068594</text:p>
          </table:table-cell>
          <table:table-cell table:style-name="ce3" table:formula="of:=SIN(PI()*2/257*[.HZ$1]*[.$B10]*[.$B10])/[.$B10]/[.$B10]" office:value-type="float" office:value="0.0424040036340821">
            <text:p>0.0424040036</text:p>
          </table:table-cell>
          <table:table-cell table:style-name="ce3" table:formula="of:=SIN(PI()*2/257*[.IA$1]*[.$B10]*[.$B10])/[.$B10]/[.$B10]" office:value-type="float" office:value="0.0216950222640184">
            <text:p>0.0216950223</text:p>
          </table:table-cell>
          <table:table-cell table:style-name="ce3" table:formula="of:=SIN(PI()*2/257*[.IB$1]*[.$B10]*[.$B10])/[.$B10]/[.$B10]" office:value-type="float" office:value="-0.00229150428182493">
            <text:p>-0.0022915043</text:p>
          </table:table-cell>
          <table:table-cell table:style-name="ce3" table:formula="of:=SIN(PI()*2/257*[.IC$1]*[.$B10]*[.$B10])/[.$B10]/[.$B10]" office:value-type="float" office:value="-0.0259318450200303">
            <text:p>-0.025931845</text:p>
          </table:table-cell>
          <table:table-cell table:style-name="ce3" table:formula="of:=SIN(PI()*2/257*[.ID$1]*[.$B10]*[.$B10])/[.$B10]/[.$B10]" office:value-type="float" office:value="-0.0456545685043734">
            <text:p>-0.0456545685</text:p>
          </table:table-cell>
          <table:table-cell table:style-name="ce3" table:formula="of:=SIN(PI()*2/257*[.IE$1]*[.$B10]*[.$B10])/[.$B10]/[.$B10]" office:value-type="float" office:value="-0.0584800918414744">
            <text:p>-0.0584800918</text:p>
          </table:table-cell>
          <table:table-cell table:style-name="ce3" table:formula="of:=SIN(PI()*2/257*[.IF$1]*[.$B10]*[.$B10])/[.$B10]/[.$B10]" office:value-type="float" office:value="-0.062470817013281">
            <text:p>-0.062470817</text:p>
          </table:table-cell>
          <table:table-cell table:style-name="ce3" table:formula="of:=SIN(PI()*2/257*[.IG$1]*[.$B10]*[.$B10])/[.$B10]/[.$B10]" office:value-type="float" office:value="-0.0570238507903904">
            <text:p>-0.0570238508</text:p>
          </table:table-cell>
          <table:table-cell table:style-name="ce3" table:formula="of:=SIN(PI()*2/257*[.IH$1]*[.$B10]*[.$B10])/[.$B10]/[.$B10]" office:value-type="float" office:value="-0.0429620859843069">
            <text:p>-0.042962086</text:p>
          </table:table-cell>
          <table:table-cell table:style-name="ce3" table:formula="of:=SIN(PI()*2/257*[.II$1]*[.$B10]*[.$B10])/[.$B10]/[.$B10]" office:value-type="float" office:value="-0.0224098840657048">
            <text:p>-0.0224098841</text:p>
          </table:table-cell>
          <table:table-cell table:style-name="ce3" table:formula="of:=SIN(PI()*2/257*[.IJ$1]*[.$B10]*[.$B10])/[.$B10]/[.$B10]" office:value-type="float" office:value="0.00152785977654614">
            <text:p>0.0015278598</text:p>
          </table:table-cell>
          <table:table-cell table:style-name="ce3" table:formula="of:=SIN(PI()*2/257*[.IK$1]*[.$B10]*[.$B10])/[.$B10]/[.$B10]" office:value-type="float" office:value="0.0252347843378143">
            <text:p>0.0252347843</text:p>
          </table:table-cell>
          <table:table-cell table:style-name="ce3" table:formula="of:=SIN(PI()*2/257*[.IL$1]*[.$B10]*[.$B10])/[.$B10]/[.$B10]" office:value-type="float" office:value="0.0451293991138368">
            <text:p>0.0451293991</text:p>
          </table:table-cell>
          <table:table-cell table:style-name="ce3" table:formula="of:=SIN(PI()*2/257*[.IM$1]*[.$B10]*[.$B10])/[.$B10]/[.$B10]" office:value-type="float" office:value="0.058206152974514">
            <text:p>0.058206153</text:p>
          </table:table-cell>
          <table:table-cell table:style-name="ce3" table:formula="of:=SIN(PI()*2/257*[.IN$1]*[.$B10]*[.$B10])/[.$B10]/[.$B10]" office:value-type="float" office:value="0.0624894936014701">
            <text:p>0.0624894936</text:p>
          </table:table-cell>
          <table:table-cell table:style-name="ce3" table:formula="of:=SIN(PI()*2/257*[.IO$1]*[.$B10]*[.$B10])/[.$B10]/[.$B10]" office:value-type="float" office:value="0.0573323212942638">
            <text:p>0.0573323213</text:p>
          </table:table-cell>
          <table:table-cell table:style-name="ce3" table:formula="of:=SIN(PI()*2/257*[.IP$1]*[.$B10]*[.$B10])/[.$B10]/[.$B10]" office:value-type="float" office:value="0.0435137486534929">
            <text:p>0.0435137487</text:p>
          </table:table-cell>
          <table:table-cell table:style-name="ce3" table:formula="of:=SIN(PI()*2/257*[.IQ$1]*[.$B10]*[.$B10])/[.$B10]/[.$B10]" office:value-type="float" office:value="0.0231213972332516">
            <text:p>0.0231213972</text:p>
          </table:table-cell>
          <table:table-cell table:style-name="ce3" table:formula="of:=SIN(PI()*2/257*[.IR$1]*[.$B10]*[.$B10])/[.$B10]/[.$B10]" office:value-type="float" office:value="-0.000763986968283187">
            <text:p>-0.000763987</text:p>
          </table:table-cell>
          <table:table-cell table:style-name="ce3" table:formula="of:=SIN(PI()*2/257*[.IS$1]*[.$B10]*[.$B10])/[.$B10]/[.$B10]" office:value-type="float" office:value="-0.0245339529060446">
            <text:p>-0.0245339529</text:p>
          </table:table-cell>
          <table:table-cell table:style-name="ce3" table:formula="of:=SIN(PI()*2/257*[.IT$1]*[.$B10]*[.$B10])/[.$B10]/[.$B10]" office:value-type="float" office:value="-0.044597486187898">
            <text:p>-0.0445974862</text:p>
          </table:table-cell>
          <table:table-cell table:style-name="ce3" table:formula="of:=SIN(PI()*2/257*[.IU$1]*[.$B10]*[.$B10])/[.$B10]/[.$B10]" office:value-type="float" office:value="-0.0579235165564924">
            <text:p>-0.0579235166</text:p>
          </table:table-cell>
          <table:table-cell table:style-name="ce3" table:formula="of:=SIN(PI()*2/257*[.IV$1]*[.$B10]*[.$B10])/[.$B10]/[.$B10]" office:value-type="float" office:value="-0.0624988325933119">
            <text:p>-0.0624988326</text:p>
          </table:table-cell>
          <table:table-cell table:style-name="ce3" table:formula="of:=SIN(PI()*2/257*[.IW$1]*[.$B10]*[.$B10])/[.$B10]/[.$B10]" office:value-type="float" office:value="-0.0576322248208254">
            <text:p>-0.0576322248</text:p>
          </table:table-cell>
          <table:table-cell table:style-name="ce3" table:formula="of:=SIN(PI()*2/257*[.IX$1]*[.$B10]*[.$B10])/[.$B10]/[.$B10]" office:value-type="float" office:value="-0.0440589092085308">
            <text:p>-0.0440589092</text:p>
          </table:table-cell>
          <table:table-cell table:style-name="ce3" table:formula="of:=SIN(PI()*2/257*[.IY$1]*[.$B10]*[.$B10])/[.$B10]/[.$B10]" office:value-type="float" office:value="-0.0238294554476237">
            <text:p>-0.02382945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 table:formula="of:=SIN(PI()*2/257*[.C$1]*[.$B11]*[.$B11])/[.$B11]/[.$B11]" office:value-type="float" office:value="0">
            <text:p>0</text:p>
          </table:table-cell>
          <table:table-cell table:style-name="ce3" table:formula="of:=SIN(PI()*2/257*[.D$1]*[.$B11]*[.$B11])/[.$B11]/[.$B11]" office:value-type="float" office:value="0.0229541821235736">
            <text:p>0.0229541821</text:p>
          </table:table-cell>
          <table:table-cell table:style-name="ce3" table:formula="of:=SIN(PI()*2/257*[.E$1]*[.$B11]*[.$B11])/[.$B11]/[.$B11]" office:value-type="float" office:value="0.037596987023106">
            <text:p>0.037596987</text:p>
          </table:table-cell>
          <table:table-cell table:style-name="ce3" table:formula="of:=SIN(PI()*2/257*[.F$1]*[.$B11]*[.$B11])/[.$B11]/[.$B11]" office:value-type="float" office:value="0.0386264669104831">
            <text:p>0.0386264669</text:p>
          </table:table-cell>
          <table:table-cell table:style-name="ce3" table:formula="of:=SIN(PI()*2/257*[.G$1]*[.$B11]*[.$B11])/[.$B11]/[.$B11]" office:value-type="float" office:value="0.0256698620139782">
            <text:p>0.025669862</text:p>
          </table:table-cell>
          <table:table-cell table:style-name="ce3" table:formula="of:=SIN(PI()*2/257*[.H$1]*[.$B11]*[.$B11])/[.$B11]/[.$B11]" office:value-type="float" office:value="0.00341857149815223">
            <text:p>0.0034185715</text:p>
          </table:table-cell>
          <table:table-cell table:style-name="ce3" table:formula="of:=SIN(PI()*2/257*[.I$1]*[.$B11]*[.$B11])/[.$B11]/[.$B11]" office:value-type="float" office:value="-0.0200705342940159">
            <text:p>-0.0200705343</text:p>
          </table:table-cell>
          <table:table-cell table:style-name="ce3" table:formula="of:=SIN(PI()*2/257*[.J$1]*[.$B11]*[.$B11])/[.$B11]/[.$B11]" office:value-type="float" office:value="-0.0362923900178706">
            <text:p>-0.03629239</text:p>
          </table:table-cell>
          <table:table-cell table:style-name="ce3" table:formula="of:=SIN(PI()*2/257*[.K$1]*[.$B11]*[.$B11])/[.$B11]/[.$B11]" office:value-type="float" office:value="-0.0393732964290173">
            <text:p>-0.0393732964</text:p>
          </table:table-cell>
          <table:table-cell table:style-name="ce3" table:formula="of:=SIN(PI()*2/257*[.L$1]*[.$B11]*[.$B11])/[.$B11]/[.$B11]" office:value-type="float" office:value="-0.0281977018934595">
            <text:p>-0.0281977019</text:p>
          </table:table-cell>
          <table:table-cell table:style-name="ce3" table:formula="of:=SIN(PI()*2/257*[.M$1]*[.$B11]*[.$B11])/[.$B11]/[.$B11]" office:value-type="float" office:value="-0.00681212749340827">
            <text:p>-0.0068121275</text:p>
          </table:table-cell>
          <table:table-cell table:style-name="ce3" table:formula="of:=SIN(PI()*2/257*[.N$1]*[.$B11]*[.$B11])/[.$B11]/[.$B11]" office:value-type="float" office:value="0.0170400197076765">
            <text:p>0.0170400197</text:p>
          </table:table-cell>
          <table:table-cell table:style-name="ce3" table:formula="of:=SIN(PI()*2/257*[.O$1]*[.$B11]*[.$B11])/[.$B11]/[.$B11]" office:value-type="float" office:value="0.0347222223237984">
            <text:p>0.0347222223</text:p>
          </table:table-cell>
          <table:table-cell table:style-name="ce3" table:formula="of:=SIN(PI()*2/257*[.P$1]*[.$B11]*[.$B11])/[.$B11]/[.$B11]" office:value-type="float" office:value="0.0398320106305586">
            <text:p>0.0398320106</text:p>
          </table:table-cell>
          <table:table-cell table:style-name="ce3" table:formula="of:=SIN(PI()*2/257*[.Q$1]*[.$B11]*[.$B11])/[.$B11]/[.$B11]" office:value-type="float" office:value="0.0305192042153489">
            <text:p>0.0305192042</text:p>
          </table:table-cell>
          <table:table-cell table:style-name="ce3" table:formula="of:=SIN(PI()*2/257*[.R$1]*[.$B11]*[.$B11])/[.$B11]/[.$B11]" office:value-type="float" office:value="0.0101558355345897">
            <text:p>0.0101558355</text:p>
          </table:table-cell>
          <table:table-cell table:style-name="ce3" table:formula="of:=SIN(PI()*2/257*[.S$1]*[.$B11]*[.$B11])/[.$B11]/[.$B11]" office:value-type="float" office:value="-0.0138848142489716">
            <text:p>-0.0138848142</text:p>
          </table:table-cell>
          <table:table-cell table:style-name="ce3" table:formula="of:=SIN(PI()*2/257*[.T$1]*[.$B11]*[.$B11])/[.$B11]/[.$B11]" office:value-type="float" office:value="-0.0328979736916582">
            <text:p>-0.0328979737</text:p>
          </table:table-cell>
          <table:table-cell table:style-name="ce3" table:formula="of:=SIN(PI()*2/257*[.U$1]*[.$B11]*[.$B11])/[.$B11]/[.$B11]" office:value-type="float" office:value="-0.0399992528597196">
            <text:p>-0.0399992529</text:p>
          </table:table-cell>
          <table:table-cell table:style-name="ce3" table:formula="of:=SIN(PI()*2/257*[.V$1]*[.$B11]*[.$B11])/[.$B11]/[.$B11]" office:value-type="float" office:value="-0.0326173813144512">
            <text:p>-0.0326173813</text:p>
          </table:table-cell>
          <table:table-cell table:style-name="ce3" table:formula="of:=SIN(PI()*2/257*[.W$1]*[.$B11]*[.$B11])/[.$B11]/[.$B11]" office:value-type="float" office:value="-0.0134252279344672">
            <text:p>-0.0134252279</text:p>
          </table:table-cell>
          <table:table-cell table:style-name="ce3" table:formula="of:=SIN(PI()*2/257*[.X$1]*[.$B11]*[.$B11])/[.$B11]/[.$B11]" office:value-type="float" office:value="0.0106280062316407">
            <text:p>0.0106280062</text:p>
          </table:table-cell>
          <table:table-cell table:style-name="ce3" table:formula="of:=SIN(PI()*2/257*[.Y$1]*[.$B11]*[.$B11])/[.$B11]/[.$B11]" office:value-type="float" office:value="0.0308329931173582">
            <text:p>0.0308329931</text:p>
          </table:table-cell>
          <table:table-cell table:style-name="ce3" table:formula="of:=SIN(PI()*2/257*[.Z$1]*[.$B11]*[.$B11])/[.$B11]/[.$B11]" office:value-type="float" office:value="0.0398737993163046">
            <text:p>0.0398737993</text:p>
          </table:table-cell>
          <table:table-cell table:style-name="ce3" table:formula="of:=SIN(PI()*2/257*[.AA$1]*[.$B11]*[.$B11])/[.$B11]/[.$B11]" office:value-type="float" office:value="0.0344768797148108">
            <text:p>0.0344768797</text:p>
          </table:table-cell>
          <table:table-cell table:style-name="ce3" table:formula="of:=SIN(PI()*2/257*[.AB$1]*[.$B11]*[.$B11])/[.$B11]/[.$B11]" office:value-type="float" office:value="0.0165963808128199">
            <text:p>0.0165963808</text:p>
          </table:table-cell>
          <table:table-cell table:style-name="ce3" table:formula="of:=SIN(PI()*2/257*[.AC$1]*[.$B11]*[.$B11])/[.$B11]/[.$B11]" office:value-type="float" office:value="-0.00729342744929525">
            <text:p>-0.0072934274</text:p>
          </table:table-cell>
          <table:table-cell table:style-name="ce3" table:formula="of:=SIN(PI()*2/257*[.AD$1]*[.$B11]*[.$B11])/[.$B11]/[.$B11]" office:value-type="float" office:value="-0.0285423911602548">
            <text:p>-0.0285423912</text:p>
          </table:table-cell>
          <table:table-cell table:style-name="ce3" table:formula="of:=SIN(PI()*2/257*[.AE$1]*[.$B11]*[.$B11])/[.$B11]/[.$B11]" office:value-type="float" office:value="-0.0394565680105061">
            <text:p>-0.039456568</text:p>
          </table:table-cell>
          <table:table-cell table:style-name="ce3" table:formula="of:=SIN(PI()*2/257*[.AF$1]*[.$B11]*[.$B11])/[.$B11]/[.$B11]" office:value-type="float" office:value="-0.0360840924792481">
            <text:p>-0.0360840925</text:p>
          </table:table-cell>
          <table:table-cell table:style-name="ce3" table:formula="of:=SIN(PI()*2/257*[.AG$1]*[.$B11]*[.$B11])/[.$B11]/[.$B11]" office:value-type="float" office:value="-0.0196460891601707">
            <text:p>-0.0196460892</text:p>
          </table:table-cell>
          <table:table-cell table:style-name="ce3" table:formula="of:=SIN(PI()*2/257*[.AH$1]*[.$B11]*[.$B11])/[.$B11]/[.$B11]" office:value-type="float" office:value="0.00390547878553011">
            <text:p>0.0039054788</text:p>
          </table:table-cell>
          <table:table-cell table:style-name="ce3" table:formula="of:=SIN(PI()*2/257*[.AI$1]*[.$B11]*[.$B11])/[.$B11]/[.$B11]" office:value-type="float" office:value="0.0260429293711662">
            <text:p>0.0260429294</text:p>
          </table:table-cell>
          <table:table-cell table:style-name="ce3" table:formula="of:=SIN(PI()*2/257*[.AJ$1]*[.$B11]*[.$B11])/[.$B11]/[.$B11]" office:value-type="float" office:value="0.0387506120453363">
            <text:p>0.038750612</text:p>
          </table:table-cell>
          <table:table-cell table:style-name="ce3" table:formula="of:=SIN(PI()*2/257*[.AK$1]*[.$B11]*[.$B11])/[.$B11]/[.$B11]" office:value-type="float" office:value="0.0374272587785437">
            <text:p>0.0374272588</text:p>
          </table:table-cell>
          <table:table-cell table:style-name="ce3" table:formula="of:=SIN(PI()*2/257*[.AL$1]*[.$B11]*[.$B11])/[.$B11]/[.$B11]" office:value-type="float" office:value="0.0225520366411625">
            <text:p>0.0225520366</text:p>
          </table:table-cell>
          <table:table-cell table:style-name="ce3" table:formula="of:=SIN(PI()*2/257*[.AM$1]*[.$B11]*[.$B11])/[.$B11]/[.$B11]" office:value-type="float" office:value="-0.000488951659701641">
            <text:p>-0.0004889517</text:p>
          </table:table-cell>
          <table:table-cell table:style-name="ce3" table:formula="of:=SIN(PI()*2/257*[.AN$1]*[.$B11]*[.$B11])/[.$B11]/[.$B11]" office:value-type="float" office:value="-0.0233528976392048">
            <text:p>-0.0233528976</text:p>
          </table:table-cell>
          <table:table-cell table:style-name="ce3" table:formula="of:=SIN(PI()*2/257*[.AO$1]*[.$B11]*[.$B11])/[.$B11]/[.$B11]" office:value-type="float" office:value="-0.0377610972754513">
            <text:p>-0.0377610973</text:p>
          </table:table-cell>
          <table:table-cell table:style-name="ce3" table:formula="of:=SIN(PI()*2/257*[.AP$1]*[.$B11]*[.$B11])/[.$B11]/[.$B11]" office:value-type="float" office:value="-0.0384965499516713">
            <text:p>-0.03849655</text:p>
          </table:table-cell>
          <table:table-cell table:style-name="ce3" table:formula="of:=SIN(PI()*2/257*[.AQ$1]*[.$B11]*[.$B11])/[.$B11]/[.$B11]" office:value-type="float" office:value="-0.0252929588950332">
            <text:p>-0.0252929589</text:p>
          </table:table-cell>
          <table:table-cell table:style-name="ce3" table:formula="of:=SIN(PI()*2/257*[.AR$1]*[.$B11]*[.$B11])/[.$B11]/[.$B11]" office:value-type="float" office:value="-0.00293115338505158">
            <text:p>-0.0029311534</text:p>
          </table:table-cell>
          <table:table-cell table:style-name="ce3" table:formula="of:=SIN(PI()*2/257*[.AS$1]*[.$B11]*[.$B11])/[.$B11]/[.$B11]" office:value-type="float" office:value="0.0204919803549465">
            <text:p>0.0204919804</text:p>
          </table:table-cell>
          <table:table-cell table:style-name="ce3" table:formula="of:=SIN(PI()*2/257*[.AT$1]*[.$B11]*[.$B11])/[.$B11]/[.$B11]" office:value-type="float" office:value="0.0364952645058498">
            <text:p>0.0364952645</text:p>
          </table:table-cell>
          <table:table-cell table:style-name="ce3" table:formula="of:=SIN(PI()*2/257*[.AU$1]*[.$B11]*[.$B11])/[.$B11]/[.$B11]" office:value-type="float" office:value="0.0392841414273288">
            <text:p>0.0392841414</text:p>
          </table:table-cell>
          <table:table-cell table:style-name="ce3" table:formula="of:=SIN(PI()*2/257*[.AV$1]*[.$B11]*[.$B11])/[.$B11]/[.$B11]" office:value-type="float" office:value="0.0278487991382354">
            <text:p>0.0278487991</text:p>
          </table:table-cell>
          <table:table-cell table:style-name="ce3" table:formula="of:=SIN(PI()*2/257*[.AW$1]*[.$B11]*[.$B11])/[.$B11]/[.$B11]" office:value-type="float" office:value="0.00632980962405887">
            <text:p>0.0063298096</text:p>
          </table:table-cell>
          <table:table-cell table:style-name="ce3" table:formula="of:=SIN(PI()*2/257*[.AX$1]*[.$B11]*[.$B11])/[.$B11]/[.$B11]" office:value-type="float" office:value="-0.017481112369293">
            <text:p>-0.0174811124</text:p>
          </table:table-cell>
          <table:table-cell table:style-name="ce3" table:formula="of:=SIN(PI()*2/257*[.AY$1]*[.$B11]*[.$B11])/[.$B11]/[.$B11]" office:value-type="float" office:value="-0.0349623765070578">
            <text:p>-0.0349623765</text:p>
          </table:table-cell>
          <table:table-cell table:style-name="ce3" table:formula="of:=SIN(PI()*2/257*[.AZ$1]*[.$B11]*[.$B11])/[.$B11]/[.$B11]" office:value-type="float" office:value="-0.0397842699804817">
            <text:p>-0.03978427</text:p>
          </table:table-cell>
          <table:table-cell table:style-name="ce3" table:formula="of:=SIN(PI()*2/257*[.BA$1]*[.$B11]*[.$B11])/[.$B11]/[.$B11]" office:value-type="float" office:value="-0.0302008549305714">
            <text:p>-0.0302008549</text:p>
          </table:table-cell>
          <table:table-cell table:style-name="ce3" table:formula="of:=SIN(PI()*2/257*[.BB$1]*[.$B11]*[.$B11])/[.$B11]/[.$B11]" office:value-type="float" office:value="-0.00968214728494996">
            <text:p>-0.0096821473</text:p>
          </table:table-cell>
          <table:table-cell table:style-name="ce3" table:formula="of:=SIN(PI()*2/257*[.BC$1]*[.$B11]*[.$B11])/[.$B11]/[.$B11]" office:value-type="float" office:value="0.0143423258020508">
            <text:p>0.0143423258</text:p>
          </table:table-cell>
          <table:table-cell table:style-name="ce3" table:formula="of:=SIN(PI()*2/257*[.BD$1]*[.$B11]*[.$B11])/[.$B11]/[.$B11]" office:value-type="float" office:value="0.0331736502345182">
            <text:p>0.0331736502</text:p>
          </table:table-cell>
          <table:table-cell table:style-name="ce3" table:formula="of:=SIN(PI()*2/257*[.BE$1]*[.$B11]*[.$B11])/[.$B11]/[.$B11]" office:value-type="float" office:value="0.0399932759049409">
            <text:p>0.0399932759</text:p>
          </table:table-cell>
          <table:table-cell table:style-name="ce3" table:formula="of:=SIN(PI()*2/257*[.BF$1]*[.$B11]*[.$B11])/[.$B11]/[.$B11]" office:value-type="float" office:value="0.032331915030879">
            <text:p>0.032331915</text:p>
          </table:table-cell>
          <table:table-cell table:style-name="ce3" table:formula="of:=SIN(PI()*2/257*[.BG$1]*[.$B11]*[.$B11])/[.$B11]/[.$B11]" office:value-type="float" office:value="0.0129636355329856">
            <text:p>0.0129636355</text:p>
          </table:table-cell>
          <table:table-cell table:style-name="ce3" table:formula="of:=SIN(PI()*2/257*[.BH$1]*[.$B11]*[.$B11])/[.$B11]/[.$B11]" office:value-type="float" office:value="-0.0110985888212124">
            <text:p>-0.0110985888</text:p>
          </table:table-cell>
          <table:table-cell table:style-name="ce3" table:formula="of:=SIN(PI()*2/257*[.BI$1]*[.$B11]*[.$B11])/[.$B11]/[.$B11]" office:value-type="float" office:value="-0.0311421747481719">
            <text:p>-0.0311421747</text:p>
          </table:table-cell>
          <table:table-cell table:style-name="ce3" table:formula="of:=SIN(PI()*2/257*[.BJ$1]*[.$B11]*[.$B11])/[.$B11]/[.$B11]" office:value-type="float" office:value="-0.039909629793376">
            <text:p>-0.0399096298</text:p>
          </table:table-cell>
          <table:table-cell table:style-name="ce3" table:formula="of:=SIN(PI()*2/257*[.BK$1]*[.$B11]*[.$B11])/[.$B11]/[.$B11]" office:value-type="float" office:value="-0.0342263853408218">
            <text:p>-0.0342263853</text:p>
          </table:table-cell>
          <table:table-cell table:style-name="ce3" table:formula="of:=SIN(PI()*2/257*[.BL$1]*[.$B11]*[.$B11])/[.$B11]/[.$B11]" office:value-type="float" office:value="-0.0161502619762014">
            <text:p>-0.016150262</text:p>
          </table:table-cell>
          <table:table-cell table:style-name="ce3" table:formula="of:=SIN(PI()*2/257*[.BM$1]*[.$B11]*[.$B11])/[.$B11]/[.$B11]" office:value-type="float" office:value="0.00777363757267464">
            <text:p>0.0077736376</text:p>
          </table:table-cell>
          <table:table-cell table:style-name="ce3" table:formula="of:=SIN(PI()*2/257*[.BN$1]*[.$B11]*[.$B11])/[.$B11]/[.$B11]" office:value-type="float" office:value="0.0288828154328554">
            <text:p>0.0288828154</text:p>
          </table:table-cell>
          <table:table-cell table:style-name="ce3" table:formula="of:=SIN(PI()*2/257*[.BO$1]*[.$B11]*[.$B11])/[.$B11]/[.$B11]" office:value-type="float" office:value="0.039533943728801">
            <text:p>0.0395339437</text:p>
          </table:table-cell>
          <table:table-cell table:style-name="ce3" table:formula="of:=SIN(PI()*2/257*[.BP$1]*[.$B11]*[.$B11])/[.$B11]/[.$B11]" office:value-type="float" office:value="0.035870403015188">
            <text:p>0.035870403</text:p>
          </table:table-cell>
          <table:table-cell table:style-name="ce3" table:formula="of:=SIN(PI()*2/257*[.BQ$1]*[.$B11]*[.$B11])/[.$B11]/[.$B11]" office:value-type="float" office:value="0.0192187083768297">
            <text:p>0.0192187084</text:p>
          </table:table-cell>
          <table:table-cell table:style-name="ce3" table:formula="of:=SIN(PI()*2/257*[.BR$1]*[.$B11]*[.$B11])/[.$B11]/[.$B11]" office:value-type="float" office:value="-0.00439180249025506">
            <text:p>-0.0043918025</text:p>
          </table:table-cell>
          <table:table-cell table:style-name="ce3" table:formula="of:=SIN(PI()*2/257*[.BS$1]*[.$B11]*[.$B11])/[.$B11]/[.$B11]" office:value-type="float" office:value="-0.0264121052203877">
            <text:p>-0.0264121052</text:p>
          </table:table-cell>
          <table:table-cell table:style-name="ce3" table:formula="of:=SIN(PI()*2/257*[.BT$1]*[.$B11]*[.$B11])/[.$B11]/[.$B11]" office:value-type="float" office:value="-0.0388689668056378">
            <text:p>-0.0388689668</text:p>
          </table:table-cell>
          <table:table-cell table:style-name="ce3" table:formula="of:=SIN(PI()*2/257*[.BU$1]*[.$B11]*[.$B11])/[.$B11]/[.$B11]" office:value-type="float" office:value="-0.0372519379036893">
            <text:p>-0.0372519379</text:p>
          </table:table-cell>
          <table:table-cell table:style-name="ce3" table:formula="of:=SIN(PI()*2/257*[.BV$1]*[.$B11]*[.$B11])/[.$B11]/[.$B11]" office:value-type="float" office:value="-0.0221465212832278">
            <text:p>-0.0221465213</text:p>
          </table:table-cell>
          <table:table-cell table:style-name="ce3" table:formula="of:=SIN(PI()*2/257*[.BW$1]*[.$B11]*[.$B11])/[.$B11]/[.$B11]" office:value-type="float" office:value="0.00097783025698961">
            <text:p>0.0009778303</text:p>
          </table:table-cell>
          <table:table-cell table:style-name="ce3" table:formula="of:=SIN(PI()*2/257*[.BX$1]*[.$B11]*[.$B11])/[.$B11]/[.$B11]" office:value-type="float" office:value="0.0237481236093278">
            <text:p>0.0237481236</text:p>
          </table:table-cell>
          <table:table-cell table:style-name="ce3" table:formula="of:=SIN(PI()*2/257*[.BY$1]*[.$B11]*[.$B11])/[.$B11]/[.$B11]" office:value-type="float" office:value="0.0379195650131326">
            <text:p>0.037919565</text:p>
          </table:table-cell>
          <table:table-cell table:style-name="ce3" table:formula="of:=SIN(PI()*2/257*[.BZ$1]*[.$B11]*[.$B11])/[.$B11]/[.$B11]" office:value-type="float" office:value="0.0383608805819581">
            <text:p>0.0383608806</text:p>
          </table:table-cell>
          <table:table-cell table:style-name="ce3" table:formula="of:=SIN(PI()*2/257*[.CA$1]*[.$B11]*[.$B11])/[.$B11]/[.$B11]" office:value-type="float" office:value="0.0249122763337053">
            <text:p>0.0249122763</text:p>
          </table:table-cell>
          <table:table-cell table:style-name="ce3" table:formula="of:=SIN(PI()*2/257*[.CB$1]*[.$B11]*[.$B11])/[.$B11]/[.$B11]" office:value-type="float" office:value="0.00244329727948916">
            <text:p>0.0024432973</text:p>
          </table:table-cell>
          <table:table-cell table:style-name="ce3" table:formula="of:=SIN(PI()*2/257*[.CC$1]*[.$B11]*[.$B11])/[.$B11]/[.$B11]" office:value-type="float" office:value="-0.0209103643676845">
            <text:p>-0.0209103644</text:p>
          </table:table-cell>
          <table:table-cell table:style-name="ce3" table:formula="of:=SIN(PI()*2/257*[.CD$1]*[.$B11]*[.$B11])/[.$B11]/[.$B11]" office:value-type="float" office:value="-0.0366926856283286">
            <text:p>-0.0366926856</text:p>
          </table:table-cell>
          <table:table-cell table:style-name="ce3" table:formula="of:=SIN(PI()*2/257*[.CE$1]*[.$B11]*[.$B11])/[.$B11]/[.$B11]" office:value-type="float" office:value="-0.0391891163275748">
            <text:p>-0.0391891163</text:p>
          </table:table-cell>
          <table:table-cell table:style-name="ce3" table:formula="of:=SIN(PI()*2/257*[.CF$1]*[.$B11]*[.$B11])/[.$B11]/[.$B11]" office:value-type="float" office:value="-0.0274957350299562">
            <text:p>-0.027495735</text:p>
          </table:table-cell>
          <table:table-cell table:style-name="ce3" table:formula="of:=SIN(PI()*2/257*[.CG$1]*[.$B11]*[.$B11])/[.$B11]/[.$B11]" office:value-type="float" office:value="-0.00584654591239539">
            <text:p>-0.0058465459</text:p>
          </table:table-cell>
          <table:table-cell table:style-name="ce3" table:formula="of:=SIN(PI()*2/257*[.CH$1]*[.$B11]*[.$B11])/[.$B11]/[.$B11]" office:value-type="float" office:value="0.0179195928866652">
            <text:p>0.0179195929</text:p>
          </table:table-cell>
          <table:table-cell table:style-name="ce3" table:formula="of:=SIN(PI()*2/257*[.CI$1]*[.$B11]*[.$B11])/[.$B11]/[.$B11]" office:value-type="float" office:value="0.0351973063791515">
            <text:p>0.0351973064</text:p>
          </table:table-cell>
          <table:table-cell table:style-name="ce3" table:formula="of:=SIN(PI()*2/257*[.CJ$1]*[.$B11]*[.$B11])/[.$B11]/[.$B11]" office:value-type="float" office:value="0.0397305844997998">
            <text:p>0.0397305845</text:p>
          </table:table-cell>
          <table:table-cell table:style-name="ce3" table:formula="of:=SIN(PI()*2/257*[.CK$1]*[.$B11]*[.$B11])/[.$B11]/[.$B11]" office:value-type="float" office:value="0.0298779928328965">
            <text:p>0.0298779928</text:p>
          </table:table-cell>
          <table:table-cell table:style-name="ce3" table:formula="of:=SIN(PI()*2/257*[.CL$1]*[.$B11]*[.$B11])/[.$B11]/[.$B11]" office:value-type="float" office:value="0.00920701226437454">
            <text:p>0.0092070123</text:p>
          </table:table-cell>
          <table:table-cell table:style-name="ce3" table:formula="of:=SIN(PI()*2/257*[.CM$1]*[.$B11]*[.$B11])/[.$B11]/[.$B11]" office:value-type="float" office:value="-0.0147976942292808">
            <text:p>-0.0147976942</text:p>
          </table:table-cell>
          <table:table-cell table:style-name="ce3" table:formula="of:=SIN(PI()*2/257*[.CN$1]*[.$B11]*[.$B11])/[.$B11]/[.$B11]" office:value-type="float" office:value="-0.0334443697496061">
            <text:p>-0.0334443697</text:p>
          </table:table-cell>
          <table:table-cell table:style-name="ce3" table:formula="of:=SIN(PI()*2/257*[.CO$1]*[.$B11]*[.$B11])/[.$B11]/[.$B11]" office:value-type="float" office:value="-0.0399813228884998">
            <text:p>-0.0399813229</text:p>
          </table:table-cell>
          <table:table-cell table:style-name="ce3" table:formula="of:=SIN(PI()*2/257*[.CP$1]*[.$B11]*[.$B11])/[.$B11]/[.$B11]" office:value-type="float" office:value="-0.0320416174972148">
            <text:p>-0.0320416175</text:p>
          </table:table-cell>
          <table:table-cell table:style-name="ce3" table:formula="of:=SIN(PI()*2/257*[.CQ$1]*[.$B11]*[.$B11])/[.$B11]/[.$B11]" office:value-type="float" office:value="-0.0125001060187379">
            <text:p>-0.012500106</text:p>
          </table:table-cell>
          <table:table-cell table:style-name="ce3" table:formula="of:=SIN(PI()*2/257*[.CR$1]*[.$B11]*[.$B11])/[.$B11]/[.$B11]" office:value-type="float" office:value="0.0115675129857198">
            <text:p>0.011567513</text:p>
          </table:table-cell>
          <table:table-cell table:style-name="ce3" table:formula="of:=SIN(PI()*2/257*[.CS$1]*[.$B11]*[.$B11])/[.$B11]/[.$B11]" office:value-type="float" office:value="0.0314467029078112">
            <text:p>0.0314467029</text:p>
          </table:table-cell>
          <table:table-cell table:style-name="ce3" table:formula="of:=SIN(PI()*2/257*[.CT$1]*[.$B11]*[.$B11])/[.$B11]/[.$B11]" office:value-type="float" office:value="0.0399394967077441">
            <text:p>0.0399394967</text:p>
          </table:table-cell>
          <table:table-cell table:style-name="ce3" table:formula="of:=SIN(PI()*2/257*[.CU$1]*[.$B11]*[.$B11])/[.$B11]/[.$B11]" office:value-type="float" office:value="0.0339707766323691">
            <text:p>0.0339707766</text:p>
          </table:table-cell>
          <table:table-cell table:style-name="ce3" table:formula="of:=SIN(PI()*2/257*[.CV$1]*[.$B11]*[.$B11])/[.$B11]/[.$B11]" office:value-type="float" office:value="0.015701729859869">
            <text:p>0.0157017299</text:p>
          </table:table-cell>
          <table:table-cell table:style-name="ce3" table:formula="of:=SIN(PI()*2/257*[.CW$1]*[.$B11]*[.$B11])/[.$B11]/[.$B11]" office:value-type="float" office:value="-0.00825268610735126">
            <text:p>-0.0082526861</text:p>
          </table:table-cell>
          <table:table-cell table:style-name="ce3" table:formula="of:=SIN(PI()*2/257*[.CX$1]*[.$B11]*[.$B11])/[.$B11]/[.$B11]" office:value-type="float" office:value="-0.0292189238427992">
            <text:p>-0.0292189238</text:p>
          </table:table-cell>
          <table:table-cell table:style-name="ce3" table:formula="of:=SIN(PI()*2/257*[.CY$1]*[.$B11]*[.$B11])/[.$B11]/[.$B11]" office:value-type="float" office:value="-0.0396054120219067">
            <text:p>-0.039605412</text:p>
          </table:table-cell>
          <table:table-cell table:style-name="ce3" table:formula="of:=SIN(PI()*2/257*[.CZ$1]*[.$B11]*[.$B11])/[.$B11]/[.$B11]" office:value-type="float" office:value="-0.0356513535565932">
            <text:p>-0.0356513536</text:p>
          </table:table-cell>
          <table:table-cell table:style-name="ce3" table:formula="of:=SIN(PI()*2/257*[.DA$1]*[.$B11]*[.$B11])/[.$B11]/[.$B11]" office:value-type="float" office:value="-0.0187884558060764">
            <text:p>-0.0187884558</text:p>
          </table:table-cell>
          <table:table-cell table:style-name="ce3" table:formula="of:=SIN(PI()*2/257*[.DB$1]*[.$B11]*[.$B11])/[.$B11]/[.$B11]" office:value-type="float" office:value="0.00487746994260031">
            <text:p>0.0048774699</text:p>
          </table:table-cell>
          <table:table-cell table:style-name="ce3" table:formula="of:=SIN(PI()*2/257*[.DC$1]*[.$B11]*[.$B11])/[.$B11]/[.$B11]" office:value-type="float" office:value="0.0267773343969286">
            <text:p>0.0267773344</text:p>
          </table:table-cell>
          <table:table-cell table:style-name="ce3" table:formula="of:=SIN(PI()*2/257*[.DD$1]*[.$B11]*[.$B11])/[.$B11]/[.$B11]" office:value-type="float" office:value="0.0389815135060311">
            <text:p>0.0389815135</text:p>
          </table:table-cell>
          <table:table-cell table:style-name="ce3" table:formula="of:=SIN(PI()*2/257*[.DE$1]*[.$B11]*[.$B11])/[.$B11]/[.$B11]" office:value-type="float" office:value="0.0370710505961552">
            <text:p>0.0370710506</text:p>
          </table:table-cell>
          <table:table-cell table:style-name="ce3" table:formula="of:=SIN(PI()*2/257*[.DF$1]*[.$B11]*[.$B11])/[.$B11]/[.$B11]" office:value-type="float" office:value="0.0217376966445751">
            <text:p>0.0217376966</text:p>
          </table:table-cell>
          <table:table-cell table:style-name="ce3" table:formula="of:=SIN(PI()*2/257*[.DG$1]*[.$B11]*[.$B11])/[.$B11]/[.$B11]" office:value-type="float" office:value="-0.00146656274036742">
            <text:p>-0.0014665627</text:p>
          </table:table-cell>
          <table:table-cell table:style-name="ce3" table:formula="of:=SIN(PI()*2/257*[.DH$1]*[.$B11]*[.$B11])/[.$B11]/[.$B11]" office:value-type="float" office:value="-0.0241398009766462">
            <text:p>-0.024139801</text:p>
          </table:table-cell>
          <table:table-cell table:style-name="ce3" table:formula="of:=SIN(PI()*2/257*[.DI$1]*[.$B11]*[.$B11])/[.$B11]/[.$B11]" office:value-type="float" office:value="-0.0380723665568449">
            <text:p>-0.0380723666</text:p>
          </table:table-cell>
          <table:table-cell table:style-name="ce3" table:formula="of:=SIN(PI()*2/257*[.DJ$1]*[.$B11]*[.$B11])/[.$B11]/[.$B11]" office:value-type="float" office:value="-0.0382194790739642">
            <text:p>-0.0382194791</text:p>
          </table:table-cell>
          <table:table-cell table:style-name="ce3" table:formula="of:=SIN(PI()*2/257*[.DK$1]*[.$B11]*[.$B11])/[.$B11]/[.$B11]" office:value-type="float" office:value="-0.0245278712141187">
            <text:p>-0.0245278712</text:p>
          </table:table-cell>
          <table:table-cell table:style-name="ce3" table:formula="of:=SIN(PI()*2/257*[.DL$1]*[.$B11]*[.$B11])/[.$B11]/[.$B11]" office:value-type="float" office:value="-0.00195507608017358">
            <text:p>-0.0019550761</text:p>
          </table:table-cell>
          <table:table-cell table:style-name="ce3" table:formula="of:=SIN(PI()*2/257*[.DM$1]*[.$B11]*[.$B11])/[.$B11]/[.$B11]" office:value-type="float" office:value="0.021325623814505">
            <text:p>0.0213256238</text:p>
          </table:table-cell>
          <table:table-cell table:style-name="ce3" table:formula="of:=SIN(PI()*2/257*[.DN$1]*[.$B11]*[.$B11])/[.$B11]/[.$B11]" office:value-type="float" office:value="0.036884623885328">
            <text:p>0.0368846239</text:p>
          </table:table-cell>
          <table:table-cell table:style-name="ce3" table:formula="of:=SIN(PI()*2/257*[.DO$1]*[.$B11]*[.$B11])/[.$B11]/[.$B11]" office:value-type="float" office:value="0.0390882353290387">
            <text:p>0.0390882353</text:p>
          </table:table-cell>
          <table:table-cell table:style-name="ce3" table:formula="of:=SIN(PI()*2/257*[.DP$1]*[.$B11]*[.$B11])/[.$B11]/[.$B11]" office:value-type="float" office:value="0.0271385623258127">
            <text:p>0.0271385623</text:p>
          </table:table-cell>
          <table:table-cell table:style-name="ce3" table:formula="of:=SIN(PI()*2/257*[.DQ$1]*[.$B11]*[.$B11])/[.$B11]/[.$B11]" office:value-type="float" office:value="0.00536240857090098">
            <text:p>0.0053624086</text:p>
          </table:table-cell>
          <table:table-cell table:style-name="ce3" table:formula="of:=SIN(PI()*2/257*[.DR$1]*[.$B11]*[.$B11])/[.$B11]/[.$B11]" office:value-type="float" office:value="-0.018355395739115">
            <text:p>-0.0183553957</text:p>
          </table:table-cell>
          <table:table-cell table:style-name="ce3" table:formula="of:=SIN(PI()*2/257*[.DS$1]*[.$B11]*[.$B11])/[.$B11]/[.$B11]" office:value-type="float" office:value="-0.0354269768352929">
            <text:p>-0.0354269768</text:p>
          </table:table-cell>
          <table:table-cell table:style-name="ce3" table:formula="of:=SIN(PI()*2/257*[.DT$1]*[.$B11]*[.$B11])/[.$B11]/[.$B11]" office:value-type="float" office:value="-0.0396709622105549">
            <text:p>-0.0396709622</text:p>
          </table:table-cell>
          <table:table-cell table:style-name="ce3" table:formula="of:=SIN(PI()*2/257*[.DU$1]*[.$B11]*[.$B11])/[.$B11]/[.$B11]" office:value-type="float" office:value="-0.0295506661665288">
            <text:p>-0.0295506662</text:p>
          </table:table-cell>
          <table:table-cell table:style-name="ce3" table:formula="of:=SIN(PI()*2/257*[.DV$1]*[.$B11]*[.$B11])/[.$B11]/[.$B11]" office:value-type="float" office:value="-0.00873050147070266">
            <text:p>-0.0087305015</text:p>
          </table:table-cell>
          <table:table-cell table:style-name="ce3" table:formula="of:=SIN(PI()*2/257*[.DW$1]*[.$B11]*[.$B11])/[.$B11]/[.$B11]" office:value-type="float" office:value="0.0152508514864789">
            <text:p>0.0152508515</text:p>
          </table:table-cell>
          <table:table-cell table:style-name="ce3" table:formula="of:=SIN(PI()*2/257*[.DX$1]*[.$B11]*[.$B11])/[.$B11]/[.$B11]" office:value-type="float" office:value="0.033710091784208">
            <text:p>0.0337100918</text:p>
          </table:table-cell>
          <table:table-cell table:style-name="ce3" table:formula="of:=SIN(PI()*2/257*[.DY$1]*[.$B11]*[.$B11])/[.$B11]/[.$B11]" office:value-type="float" office:value="0.0399633955964958">
            <text:p>0.0399633956</text:p>
          </table:table-cell>
          <table:table-cell table:style-name="ce3" table:formula="of:=SIN(PI()*2/257*[.DZ$1]*[.$B11]*[.$B11])/[.$B11]/[.$B11]" office:value-type="float" office:value="0.0317465320916502">
            <text:p>0.0317465321</text:p>
          </table:table-cell>
          <table:table-cell table:style-name="ce3" table:formula="of:=SIN(PI()*2/257*[.EA$1]*[.$B11]*[.$B11])/[.$B11]/[.$B11]" office:value-type="float" office:value="0.0120347086553916">
            <text:p>0.0120347087</text:p>
          </table:table-cell>
          <table:table-cell table:style-name="ce3" table:formula="of:=SIN(PI()*2/257*[.EB$1]*[.$B11]*[.$B11])/[.$B11]/[.$B11]" office:value-type="float" office:value="-0.0120347086553916">
            <text:p>-0.0120347087</text:p>
          </table:table-cell>
          <table:table-cell table:style-name="ce3" table:formula="of:=SIN(PI()*2/257*[.EC$1]*[.$B11]*[.$B11])/[.$B11]/[.$B11]" office:value-type="float" office:value="-0.0317465320916498">
            <text:p>-0.0317465321</text:p>
          </table:table-cell>
          <table:table-cell table:style-name="ce3" table:formula="of:=SIN(PI()*2/257*[.ED$1]*[.$B11]*[.$B11])/[.$B11]/[.$B11]" office:value-type="float" office:value="-0.0399633955964958">
            <text:p>-0.0399633956</text:p>
          </table:table-cell>
          <table:table-cell table:style-name="ce3" table:formula="of:=SIN(PI()*2/257*[.EE$1]*[.$B11]*[.$B11])/[.$B11]/[.$B11]" office:value-type="float" office:value="-0.0337100917842083">
            <text:p>-0.0337100918</text:p>
          </table:table-cell>
          <table:table-cell table:style-name="ce3" table:formula="of:=SIN(PI()*2/257*[.EF$1]*[.$B11]*[.$B11])/[.$B11]/[.$B11]" office:value-type="float" office:value="-0.0152508514864789">
            <text:p>-0.0152508515</text:p>
          </table:table-cell>
          <table:table-cell table:style-name="ce3" table:formula="of:=SIN(PI()*2/257*[.EG$1]*[.$B11]*[.$B11])/[.$B11]/[.$B11]" office:value-type="float" office:value="0.00873050147070215">
            <text:p>0.0087305015</text:p>
          </table:table-cell>
          <table:table-cell table:style-name="ce3" table:formula="of:=SIN(PI()*2/257*[.EH$1]*[.$B11]*[.$B11])/[.$B11]/[.$B11]" office:value-type="float" office:value="0.0295506661665284">
            <text:p>0.0295506662</text:p>
          </table:table-cell>
          <table:table-cell table:style-name="ce3" table:formula="of:=SIN(PI()*2/257*[.EI$1]*[.$B11]*[.$B11])/[.$B11]/[.$B11]" office:value-type="float" office:value="0.0396709622105549">
            <text:p>0.0396709622</text:p>
          </table:table-cell>
          <table:table-cell table:style-name="ce3" table:formula="of:=SIN(PI()*2/257*[.EJ$1]*[.$B11]*[.$B11])/[.$B11]/[.$B11]" office:value-type="float" office:value="0.0354269768352934">
            <text:p>0.0354269768</text:p>
          </table:table-cell>
          <table:table-cell table:style-name="ce3" table:formula="of:=SIN(PI()*2/257*[.EK$1]*[.$B11]*[.$B11])/[.$B11]/[.$B11]" office:value-type="float" office:value="0.018355395739115">
            <text:p>0.0183553957</text:p>
          </table:table-cell>
          <table:table-cell table:style-name="ce3" table:formula="of:=SIN(PI()*2/257*[.EL$1]*[.$B11]*[.$B11])/[.$B11]/[.$B11]" office:value-type="float" office:value="-0.00536240857090046">
            <text:p>-0.0053624086</text:p>
          </table:table-cell>
          <table:table-cell table:style-name="ce3" table:formula="of:=SIN(PI()*2/257*[.EM$1]*[.$B11]*[.$B11])/[.$B11]/[.$B11]" office:value-type="float" office:value="-0.0271385623258119">
            <text:p>-0.0271385623</text:p>
          </table:table-cell>
          <table:table-cell table:style-name="ce3" table:formula="of:=SIN(PI()*2/257*[.EN$1]*[.$B11]*[.$B11])/[.$B11]/[.$B11]" office:value-type="float" office:value="-0.0390882353290387">
            <text:p>-0.0390882353</text:p>
          </table:table-cell>
          <table:table-cell table:style-name="ce3" table:formula="of:=SIN(PI()*2/257*[.EO$1]*[.$B11]*[.$B11])/[.$B11]/[.$B11]" office:value-type="float" office:value="-0.0368846238853283">
            <text:p>-0.0368846239</text:p>
          </table:table-cell>
          <table:table-cell table:style-name="ce3" table:formula="of:=SIN(PI()*2/257*[.EP$1]*[.$B11]*[.$B11])/[.$B11]/[.$B11]" office:value-type="float" office:value="-0.021325623814505">
            <text:p>-0.0213256238</text:p>
          </table:table-cell>
          <table:table-cell table:style-name="ce3" table:formula="of:=SIN(PI()*2/257*[.EQ$1]*[.$B11]*[.$B11])/[.$B11]/[.$B11]" office:value-type="float" office:value="0.00195507608017305">
            <text:p>0.0019550761</text:p>
          </table:table-cell>
          <table:table-cell table:style-name="ce3" table:formula="of:=SIN(PI()*2/257*[.ER$1]*[.$B11]*[.$B11])/[.$B11]/[.$B11]" office:value-type="float" office:value="0.0245278712141187">
            <text:p>0.0245278712</text:p>
          </table:table-cell>
          <table:table-cell table:style-name="ce3" table:formula="of:=SIN(PI()*2/257*[.ES$1]*[.$B11]*[.$B11])/[.$B11]/[.$B11]" office:value-type="float" office:value="0.0382194790739642">
            <text:p>0.0382194791</text:p>
          </table:table-cell>
          <table:table-cell table:style-name="ce3" table:formula="of:=SIN(PI()*2/257*[.ET$1]*[.$B11]*[.$B11])/[.$B11]/[.$B11]" office:value-type="float" office:value="0.0380723665568453">
            <text:p>0.0380723666</text:p>
          </table:table-cell>
          <table:table-cell table:style-name="ce3" table:formula="of:=SIN(PI()*2/257*[.EU$1]*[.$B11]*[.$B11])/[.$B11]/[.$B11]" office:value-type="float" office:value="0.0241398009766462">
            <text:p>0.024139801</text:p>
          </table:table-cell>
          <table:table-cell table:style-name="ce3" table:formula="of:=SIN(PI()*2/257*[.EV$1]*[.$B11]*[.$B11])/[.$B11]/[.$B11]" office:value-type="float" office:value="0.00146656274036795">
            <text:p>0.0014665627</text:p>
          </table:table-cell>
          <table:table-cell table:style-name="ce3" table:formula="of:=SIN(PI()*2/257*[.EW$1]*[.$B11]*[.$B11])/[.$B11]/[.$B11]" office:value-type="float" office:value="-0.0217376966445746">
            <text:p>-0.0217376966</text:p>
          </table:table-cell>
          <table:table-cell table:style-name="ce3" table:formula="of:=SIN(PI()*2/257*[.EX$1]*[.$B11]*[.$B11])/[.$B11]/[.$B11]" office:value-type="float" office:value="-0.0370710505961552">
            <text:p>-0.0370710506</text:p>
          </table:table-cell>
          <table:table-cell table:style-name="ce3" table:formula="of:=SIN(PI()*2/257*[.EY$1]*[.$B11]*[.$B11])/[.$B11]/[.$B11]" office:value-type="float" office:value="-0.0389815135060312">
            <text:p>-0.0389815135</text:p>
          </table:table-cell>
          <table:table-cell table:style-name="ce3" table:formula="of:=SIN(PI()*2/257*[.EZ$1]*[.$B11]*[.$B11])/[.$B11]/[.$B11]" office:value-type="float" office:value="-0.0267773343969288">
            <text:p>-0.0267773344</text:p>
          </table:table-cell>
          <table:table-cell table:style-name="ce3" table:formula="of:=SIN(PI()*2/257*[.FA$1]*[.$B11]*[.$B11])/[.$B11]/[.$B11]" office:value-type="float" office:value="-0.00487746994260083">
            <text:p>-0.0048774699</text:p>
          </table:table-cell>
          <table:table-cell table:style-name="ce3" table:formula="of:=SIN(PI()*2/257*[.FB$1]*[.$B11]*[.$B11])/[.$B11]/[.$B11]" office:value-type="float" office:value="0.0187884558060755">
            <text:p>0.0187884558</text:p>
          </table:table-cell>
          <table:table-cell table:style-name="ce3" table:formula="of:=SIN(PI()*2/257*[.FC$1]*[.$B11]*[.$B11])/[.$B11]/[.$B11]" office:value-type="float" office:value="0.035651353556593">
            <text:p>0.0356513536</text:p>
          </table:table-cell>
          <table:table-cell table:style-name="ce3" table:formula="of:=SIN(PI()*2/257*[.FD$1]*[.$B11]*[.$B11])/[.$B11]/[.$B11]" office:value-type="float" office:value="0.0396054120219068">
            <text:p>0.039605412</text:p>
          </table:table-cell>
          <table:table-cell table:style-name="ce3" table:formula="of:=SIN(PI()*2/257*[.FE$1]*[.$B11]*[.$B11])/[.$B11]/[.$B11]" office:value-type="float" office:value="0.0292189238427996">
            <text:p>0.0292189238</text:p>
          </table:table-cell>
          <table:table-cell table:style-name="ce3" table:formula="of:=SIN(PI()*2/257*[.FF$1]*[.$B11]*[.$B11])/[.$B11]/[.$B11]" office:value-type="float" office:value="0.00825268610735122">
            <text:p>0.0082526861</text:p>
          </table:table-cell>
          <table:table-cell table:style-name="ce3" table:formula="of:=SIN(PI()*2/257*[.FG$1]*[.$B11]*[.$B11])/[.$B11]/[.$B11]" office:value-type="float" office:value="-0.0157017298598685">
            <text:p>-0.0157017299</text:p>
          </table:table-cell>
          <table:table-cell table:style-name="ce3" table:formula="of:=SIN(PI()*2/257*[.FH$1]*[.$B11]*[.$B11])/[.$B11]/[.$B11]" office:value-type="float" office:value="-0.0339707766323691">
            <text:p>-0.0339707766</text:p>
          </table:table-cell>
          <table:table-cell table:style-name="ce3" table:formula="of:=SIN(PI()*2/257*[.FI$1]*[.$B11]*[.$B11])/[.$B11]/[.$B11]" office:value-type="float" office:value="-0.0399394967077441">
            <text:p>-0.0399394967</text:p>
          </table:table-cell>
          <table:table-cell table:style-name="ce3" table:formula="of:=SIN(PI()*2/257*[.FJ$1]*[.$B11]*[.$B11])/[.$B11]/[.$B11]" office:value-type="float" office:value="-0.0314467029078112">
            <text:p>-0.0314467029</text:p>
          </table:table-cell>
          <table:table-cell table:style-name="ce3" table:formula="of:=SIN(PI()*2/257*[.FK$1]*[.$B11]*[.$B11])/[.$B11]/[.$B11]" office:value-type="float" office:value="-0.01156751298572">
            <text:p>-0.011567513</text:p>
          </table:table-cell>
          <table:table-cell table:style-name="ce3" table:formula="of:=SIN(PI()*2/257*[.FL$1]*[.$B11]*[.$B11])/[.$B11]/[.$B11]" office:value-type="float" office:value="0.0125001060187377">
            <text:p>0.012500106</text:p>
          </table:table-cell>
          <table:table-cell table:style-name="ce3" table:formula="of:=SIN(PI()*2/257*[.FM$1]*[.$B11]*[.$B11])/[.$B11]/[.$B11]" office:value-type="float" office:value="0.0320416174972144">
            <text:p>0.0320416175</text:p>
          </table:table-cell>
          <table:table-cell table:style-name="ce3" table:formula="of:=SIN(PI()*2/257*[.FN$1]*[.$B11]*[.$B11])/[.$B11]/[.$B11]" office:value-type="float" office:value="0.0399813228884998">
            <text:p>0.0399813229</text:p>
          </table:table-cell>
          <table:table-cell table:style-name="ce3" table:formula="of:=SIN(PI()*2/257*[.FO$1]*[.$B11]*[.$B11])/[.$B11]/[.$B11]" office:value-type="float" office:value="0.0334443697496059">
            <text:p>0.0334443697</text:p>
          </table:table-cell>
          <table:table-cell table:style-name="ce3" table:formula="of:=SIN(PI()*2/257*[.FP$1]*[.$B11]*[.$B11])/[.$B11]/[.$B11]" office:value-type="float" office:value="0.0147976942292818">
            <text:p>0.0147976942</text:p>
          </table:table-cell>
          <table:table-cell table:style-name="ce3" table:formula="of:=SIN(PI()*2/257*[.FQ$1]*[.$B11]*[.$B11])/[.$B11]/[.$B11]" office:value-type="float" office:value="-0.00920701226437402">
            <text:p>-0.0092070123</text:p>
          </table:table-cell>
          <table:table-cell table:style-name="ce3" table:formula="of:=SIN(PI()*2/257*[.FR$1]*[.$B11]*[.$B11])/[.$B11]/[.$B11]" office:value-type="float" office:value="-0.0298779928328961">
            <text:p>-0.0298779928</text:p>
          </table:table-cell>
          <table:table-cell table:style-name="ce3" table:formula="of:=SIN(PI()*2/257*[.FS$1]*[.$B11]*[.$B11])/[.$B11]/[.$B11]" office:value-type="float" office:value="-0.0397305844997997">
            <text:p>-0.0397305845</text:p>
          </table:table-cell>
          <table:table-cell table:style-name="ce3" table:formula="of:=SIN(PI()*2/257*[.FT$1]*[.$B11]*[.$B11])/[.$B11]/[.$B11]" office:value-type="float" office:value="-0.0351973063791515">
            <text:p>-0.0351973064</text:p>
          </table:table-cell>
          <table:table-cell table:style-name="ce3" table:formula="of:=SIN(PI()*2/257*[.FU$1]*[.$B11]*[.$B11])/[.$B11]/[.$B11]" office:value-type="float" office:value="-0.0179195928866659">
            <text:p>-0.0179195929</text:p>
          </table:table-cell>
          <table:table-cell table:style-name="ce3" table:formula="of:=SIN(PI()*2/257*[.FV$1]*[.$B11]*[.$B11])/[.$B11]/[.$B11]" office:value-type="float" office:value="0.00584654591239431">
            <text:p>0.0058465459</text:p>
          </table:table-cell>
          <table:table-cell table:style-name="ce3" table:formula="of:=SIN(PI()*2/257*[.FW$1]*[.$B11]*[.$B11])/[.$B11]/[.$B11]" office:value-type="float" office:value="0.0274957350299558">
            <text:p>0.027495735</text:p>
          </table:table-cell>
          <table:table-cell table:style-name="ce3" table:formula="of:=SIN(PI()*2/257*[.FX$1]*[.$B11]*[.$B11])/[.$B11]/[.$B11]" office:value-type="float" office:value="0.0391891163275748">
            <text:p>0.0391891163</text:p>
          </table:table-cell>
          <table:table-cell table:style-name="ce3" table:formula="of:=SIN(PI()*2/257*[.FY$1]*[.$B11]*[.$B11])/[.$B11]/[.$B11]" office:value-type="float" office:value="0.0366926856283286">
            <text:p>0.0366926856</text:p>
          </table:table-cell>
          <table:table-cell table:style-name="ce3" table:formula="of:=SIN(PI()*2/257*[.FZ$1]*[.$B11]*[.$B11])/[.$B11]/[.$B11]" office:value-type="float" office:value="0.0209103643676855">
            <text:p>0.0209103644</text:p>
          </table:table-cell>
          <table:table-cell table:style-name="ce3" table:formula="of:=SIN(PI()*2/257*[.GA$1]*[.$B11]*[.$B11])/[.$B11]/[.$B11]" office:value-type="float" office:value="-0.00244329727948892">
            <text:p>-0.0024432973</text:p>
          </table:table-cell>
          <table:table-cell table:style-name="ce3" table:formula="of:=SIN(PI()*2/257*[.GB$1]*[.$B11]*[.$B11])/[.$B11]/[.$B11]" office:value-type="float" office:value="-0.0249122763337051">
            <text:p>-0.0249122763</text:p>
          </table:table-cell>
          <table:table-cell table:style-name="ce3" table:formula="of:=SIN(PI()*2/257*[.GC$1]*[.$B11]*[.$B11])/[.$B11]/[.$B11]" office:value-type="float" office:value="-0.038360880581958">
            <text:p>-0.0383608806</text:p>
          </table:table-cell>
          <table:table-cell table:style-name="ce3" table:formula="of:=SIN(PI()*2/257*[.GD$1]*[.$B11]*[.$B11])/[.$B11]/[.$B11]" office:value-type="float" office:value="-0.0379195650131326">
            <text:p>-0.037919565</text:p>
          </table:table-cell>
          <table:table-cell table:style-name="ce3" table:formula="of:=SIN(PI()*2/257*[.GE$1]*[.$B11]*[.$B11])/[.$B11]/[.$B11]" office:value-type="float" office:value="-0.0237481236093283">
            <text:p>-0.0237481236</text:p>
          </table:table-cell>
          <table:table-cell table:style-name="ce3" table:formula="of:=SIN(PI()*2/257*[.GF$1]*[.$B11]*[.$B11])/[.$B11]/[.$B11]" office:value-type="float" office:value="-0.00097783025699014">
            <text:p>-0.0009778303</text:p>
          </table:table-cell>
          <table:table-cell table:style-name="ce3" table:formula="of:=SIN(PI()*2/257*[.GG$1]*[.$B11]*[.$B11])/[.$B11]/[.$B11]" office:value-type="float" office:value="0.0221465212832274">
            <text:p>0.0221465213</text:p>
          </table:table-cell>
          <table:table-cell table:style-name="ce3" table:formula="of:=SIN(PI()*2/257*[.GH$1]*[.$B11]*[.$B11])/[.$B11]/[.$B11]" office:value-type="float" office:value="0.0372519379036891">
            <text:p>0.0372519379</text:p>
          </table:table-cell>
          <table:table-cell table:style-name="ce3" table:formula="of:=SIN(PI()*2/257*[.GI$1]*[.$B11]*[.$B11])/[.$B11]/[.$B11]" office:value-type="float" office:value="0.0388689668056377">
            <text:p>0.0388689668</text:p>
          </table:table-cell>
          <table:table-cell table:style-name="ce3" table:formula="of:=SIN(PI()*2/257*[.GJ$1]*[.$B11]*[.$B11])/[.$B11]/[.$B11]" office:value-type="float" office:value="0.0264121052203883">
            <text:p>0.0264121052</text:p>
          </table:table-cell>
          <table:table-cell table:style-name="ce3" table:formula="of:=SIN(PI()*2/257*[.GK$1]*[.$B11]*[.$B11])/[.$B11]/[.$B11]" office:value-type="float" office:value="0.00439180249025587">
            <text:p>0.0043918025</text:p>
          </table:table-cell>
          <table:table-cell table:style-name="ce3" table:formula="of:=SIN(PI()*2/257*[.GL$1]*[.$B11]*[.$B11])/[.$B11]/[.$B11]" office:value-type="float" office:value="-0.0192187083768297">
            <text:p>-0.0192187084</text:p>
          </table:table-cell>
          <table:table-cell table:style-name="ce3" table:formula="of:=SIN(PI()*2/257*[.GM$1]*[.$B11]*[.$B11])/[.$B11]/[.$B11]" office:value-type="float" office:value="-0.0358704030151878">
            <text:p>-0.035870403</text:p>
          </table:table-cell>
          <table:table-cell table:style-name="ce3" table:formula="of:=SIN(PI()*2/257*[.GN$1]*[.$B11]*[.$B11])/[.$B11]/[.$B11]" office:value-type="float" office:value="-0.039533943728801">
            <text:p>-0.0395339437</text:p>
          </table:table-cell>
          <table:table-cell table:style-name="ce3" table:formula="of:=SIN(PI()*2/257*[.GO$1]*[.$B11]*[.$B11])/[.$B11]/[.$B11]" office:value-type="float" office:value="-0.0288828154328558">
            <text:p>-0.0288828154</text:p>
          </table:table-cell>
          <table:table-cell table:style-name="ce3" table:formula="of:=SIN(PI()*2/257*[.GP$1]*[.$B11]*[.$B11])/[.$B11]/[.$B11]" office:value-type="float" office:value="-0.00777363757267544">
            <text:p>-0.0077736376</text:p>
          </table:table-cell>
          <table:table-cell table:style-name="ce3" table:formula="of:=SIN(PI()*2/257*[.GQ$1]*[.$B11]*[.$B11])/[.$B11]/[.$B11]" office:value-type="float" office:value="0.0161502619762011">
            <text:p>0.016150262</text:p>
          </table:table-cell>
          <table:table-cell table:style-name="ce3" table:formula="of:=SIN(PI()*2/257*[.GR$1]*[.$B11]*[.$B11])/[.$B11]/[.$B11]" office:value-type="float" office:value="0.0342263853408217">
            <text:p>0.0342263853</text:p>
          </table:table-cell>
          <table:table-cell table:style-name="ce3" table:formula="of:=SIN(PI()*2/257*[.GS$1]*[.$B11]*[.$B11])/[.$B11]/[.$B11]" office:value-type="float" office:value="0.039909629793376">
            <text:p>0.0399096298</text:p>
          </table:table-cell>
          <table:table-cell table:style-name="ce3" table:formula="of:=SIN(PI()*2/257*[.GT$1]*[.$B11]*[.$B11])/[.$B11]/[.$B11]" office:value-type="float" office:value="0.0311421747481722">
            <text:p>0.0311421747</text:p>
          </table:table-cell>
          <table:table-cell table:style-name="ce3" table:formula="of:=SIN(PI()*2/257*[.GU$1]*[.$B11]*[.$B11])/[.$B11]/[.$B11]" office:value-type="float" office:value="0.0110985888212129">
            <text:p>0.0110985888</text:p>
          </table:table-cell>
          <table:table-cell table:style-name="ce3" table:formula="of:=SIN(PI()*2/257*[.GV$1]*[.$B11]*[.$B11])/[.$B11]/[.$B11]" office:value-type="float" office:value="-0.0129636355329851">
            <text:p>-0.0129636355</text:p>
          </table:table-cell>
          <table:table-cell table:style-name="ce3" table:formula="of:=SIN(PI()*2/257*[.GW$1]*[.$B11]*[.$B11])/[.$B11]/[.$B11]" office:value-type="float" office:value="-0.032331915030879">
            <text:p>-0.032331915</text:p>
          </table:table-cell>
          <table:table-cell table:style-name="ce3" table:formula="of:=SIN(PI()*2/257*[.GX$1]*[.$B11]*[.$B11])/[.$B11]/[.$B11]" office:value-type="float" office:value="-0.0399932759049409">
            <text:p>-0.0399932759</text:p>
          </table:table-cell>
          <table:table-cell table:style-name="ce3" table:formula="of:=SIN(PI()*2/257*[.GY$1]*[.$B11]*[.$B11])/[.$B11]/[.$B11]" office:value-type="float" office:value="-0.0331736502345187">
            <text:p>-0.0331736502</text:p>
          </table:table-cell>
          <table:table-cell table:style-name="ce3" table:formula="of:=SIN(PI()*2/257*[.GZ$1]*[.$B11]*[.$B11])/[.$B11]/[.$B11]" office:value-type="float" office:value="-0.0143423258020509">
            <text:p>-0.0143423258</text:p>
          </table:table-cell>
          <table:table-cell table:style-name="ce3" table:formula="of:=SIN(PI()*2/257*[.HA$1]*[.$B11]*[.$B11])/[.$B11]/[.$B11]" office:value-type="float" office:value="0.00968214728494917">
            <text:p>0.0096821473</text:p>
          </table:table-cell>
          <table:table-cell table:style-name="ce3" table:formula="of:=SIN(PI()*2/257*[.HB$1]*[.$B11]*[.$B11])/[.$B11]/[.$B11]" office:value-type="float" office:value="0.0302008549305713">
            <text:p>0.0302008549</text:p>
          </table:table-cell>
          <table:table-cell table:style-name="ce3" table:formula="of:=SIN(PI()*2/257*[.HC$1]*[.$B11]*[.$B11])/[.$B11]/[.$B11]" office:value-type="float" office:value="0.0397842699804817">
            <text:p>0.03978427</text:p>
          </table:table-cell>
          <table:table-cell table:style-name="ce3" table:formula="of:=SIN(PI()*2/257*[.HD$1]*[.$B11]*[.$B11])/[.$B11]/[.$B11]" office:value-type="float" office:value="0.0349623765070583">
            <text:p>0.0349623765</text:p>
          </table:table-cell>
          <table:table-cell table:style-name="ce3" table:formula="of:=SIN(PI()*2/257*[.HE$1]*[.$B11]*[.$B11])/[.$B11]/[.$B11]" office:value-type="float" office:value="0.0174811123692932">
            <text:p>0.0174811124</text:p>
          </table:table-cell>
          <table:table-cell table:style-name="ce3" table:formula="of:=SIN(PI()*2/257*[.HF$1]*[.$B11]*[.$B11])/[.$B11]/[.$B11]" office:value-type="float" office:value="-0.00632980962405905">
            <text:p>-0.0063298096</text:p>
          </table:table-cell>
          <table:table-cell table:style-name="ce3" table:formula="of:=SIN(PI()*2/257*[.HG$1]*[.$B11]*[.$B11])/[.$B11]/[.$B11]" office:value-type="float" office:value="-0.0278487991382352">
            <text:p>-0.0278487991</text:p>
          </table:table-cell>
          <table:table-cell table:style-name="ce3" table:formula="of:=SIN(PI()*2/257*[.HH$1]*[.$B11]*[.$B11])/[.$B11]/[.$B11]" office:value-type="float" office:value="-0.0392841414273288">
            <text:p>-0.0392841414</text:p>
          </table:table-cell>
          <table:table-cell table:style-name="ce3" table:formula="of:=SIN(PI()*2/257*[.HI$1]*[.$B11]*[.$B11])/[.$B11]/[.$B11]" office:value-type="float" office:value="-0.0364952645058499">
            <text:p>-0.0364952645</text:p>
          </table:table-cell>
          <table:table-cell table:style-name="ce3" table:formula="of:=SIN(PI()*2/257*[.HJ$1]*[.$B11]*[.$B11])/[.$B11]/[.$B11]" office:value-type="float" office:value="-0.020491980354947">
            <text:p>-0.0204919804</text:p>
          </table:table-cell>
          <table:table-cell table:style-name="ce3" table:formula="of:=SIN(PI()*2/257*[.HK$1]*[.$B11]*[.$B11])/[.$B11]/[.$B11]" office:value-type="float" office:value="0.00293115338505049">
            <text:p>0.0029311534</text:p>
          </table:table-cell>
          <table:table-cell table:style-name="ce3" table:formula="of:=SIN(PI()*2/257*[.HL$1]*[.$B11]*[.$B11])/[.$B11]/[.$B11]" office:value-type="float" office:value="0.0252929588950327">
            <text:p>0.0252929589</text:p>
          </table:table-cell>
          <table:table-cell table:style-name="ce3" table:formula="of:=SIN(PI()*2/257*[.HM$1]*[.$B11]*[.$B11])/[.$B11]/[.$B11]" office:value-type="float" office:value="0.0384965499516713">
            <text:p>0.03849655</text:p>
          </table:table-cell>
          <table:table-cell table:style-name="ce3" table:formula="of:=SIN(PI()*2/257*[.HN$1]*[.$B11]*[.$B11])/[.$B11]/[.$B11]" office:value-type="float" office:value="0.0377610972754514">
            <text:p>0.0377610973</text:p>
          </table:table-cell>
          <table:table-cell table:style-name="ce3" table:formula="of:=SIN(PI()*2/257*[.HO$1]*[.$B11]*[.$B11])/[.$B11]/[.$B11]" office:value-type="float" office:value="0.0233528976392054">
            <text:p>0.0233528976</text:p>
          </table:table-cell>
          <table:table-cell table:style-name="ce3" table:formula="of:=SIN(PI()*2/257*[.HP$1]*[.$B11]*[.$B11])/[.$B11]/[.$B11]" office:value-type="float" office:value="0.000488951659701886">
            <text:p>0.0004889517</text:p>
          </table:table-cell>
          <table:table-cell table:style-name="ce3" table:formula="of:=SIN(PI()*2/257*[.HQ$1]*[.$B11]*[.$B11])/[.$B11]/[.$B11]" office:value-type="float" office:value="-0.0225520366411628">
            <text:p>-0.0225520366</text:p>
          </table:table-cell>
          <table:table-cell table:style-name="ce3" table:formula="of:=SIN(PI()*2/257*[.HR$1]*[.$B11]*[.$B11])/[.$B11]/[.$B11]" office:value-type="float" office:value="-0.0374272587785437">
            <text:p>-0.0374272588</text:p>
          </table:table-cell>
          <table:table-cell table:style-name="ce3" table:formula="of:=SIN(PI()*2/257*[.HS$1]*[.$B11]*[.$B11])/[.$B11]/[.$B11]" office:value-type="float" office:value="-0.0387506120453364">
            <text:p>-0.038750612</text:p>
          </table:table-cell>
          <table:table-cell table:style-name="ce3" table:formula="of:=SIN(PI()*2/257*[.HT$1]*[.$B11]*[.$B11])/[.$B11]/[.$B11]" office:value-type="float" office:value="-0.0260429293711662">
            <text:p>-0.0260429294</text:p>
          </table:table-cell>
          <table:table-cell table:style-name="ce3" table:formula="of:=SIN(PI()*2/257*[.HU$1]*[.$B11]*[.$B11])/[.$B11]/[.$B11]" office:value-type="float" office:value="-0.00390547878553049">
            <text:p>-0.0039054788</text:p>
          </table:table-cell>
          <table:table-cell table:style-name="ce3" table:formula="of:=SIN(PI()*2/257*[.HV$1]*[.$B11]*[.$B11])/[.$B11]/[.$B11]" office:value-type="float" office:value="0.0196460891601709">
            <text:p>0.0196460892</text:p>
          </table:table-cell>
          <table:table-cell table:style-name="ce3" table:formula="of:=SIN(PI()*2/257*[.HW$1]*[.$B11]*[.$B11])/[.$B11]/[.$B11]" office:value-type="float" office:value="0.036084092479248">
            <text:p>0.0360840925</text:p>
          </table:table-cell>
          <table:table-cell table:style-name="ce3" table:formula="of:=SIN(PI()*2/257*[.HX$1]*[.$B11]*[.$B11])/[.$B11]/[.$B11]" office:value-type="float" office:value="0.0394565680105062">
            <text:p>0.039456568</text:p>
          </table:table-cell>
          <table:table-cell table:style-name="ce3" table:formula="of:=SIN(PI()*2/257*[.HY$1]*[.$B11]*[.$B11])/[.$B11]/[.$B11]" office:value-type="float" office:value="0.028542391160255">
            <text:p>0.0285423912</text:p>
          </table:table-cell>
          <table:table-cell table:style-name="ce3" table:formula="of:=SIN(PI()*2/257*[.HZ$1]*[.$B11]*[.$B11])/[.$B11]/[.$B11]" office:value-type="float" office:value="0.00729342744929584">
            <text:p>0.0072934274</text:p>
          </table:table-cell>
          <table:table-cell table:style-name="ce3" table:formula="of:=SIN(PI()*2/257*[.IA$1]*[.$B11]*[.$B11])/[.$B11]/[.$B11]" office:value-type="float" office:value="-0.0165963808128199">
            <text:p>-0.0165963808</text:p>
          </table:table-cell>
          <table:table-cell table:style-name="ce3" table:formula="of:=SIN(PI()*2/257*[.IB$1]*[.$B11]*[.$B11])/[.$B11]/[.$B11]" office:value-type="float" office:value="-0.0344768797148106">
            <text:p>-0.0344768797</text:p>
          </table:table-cell>
          <table:table-cell table:style-name="ce3" table:formula="of:=SIN(PI()*2/257*[.IC$1]*[.$B11]*[.$B11])/[.$B11]/[.$B11]" office:value-type="float" office:value="-0.0398737993163047">
            <text:p>-0.0398737993</text:p>
          </table:table-cell>
          <table:table-cell table:style-name="ce3" table:formula="of:=SIN(PI()*2/257*[.ID$1]*[.$B11]*[.$B11])/[.$B11]/[.$B11]" office:value-type="float" office:value="-0.0308329931173592">
            <text:p>-0.0308329931</text:p>
          </table:table-cell>
          <table:table-cell table:style-name="ce3" table:formula="of:=SIN(PI()*2/257*[.IE$1]*[.$B11]*[.$B11])/[.$B11]/[.$B11]" office:value-type="float" office:value="-0.0106280062316415">
            <text:p>-0.0106280062</text:p>
          </table:table-cell>
          <table:table-cell table:style-name="ce3" table:formula="of:=SIN(PI()*2/257*[.IF$1]*[.$B11]*[.$B11])/[.$B11]/[.$B11]" office:value-type="float" office:value="0.013425227934467">
            <text:p>0.0134252279</text:p>
          </table:table-cell>
          <table:table-cell table:style-name="ce3" table:formula="of:=SIN(PI()*2/257*[.IG$1]*[.$B11]*[.$B11])/[.$B11]/[.$B11]" office:value-type="float" office:value="0.0326173813144514">
            <text:p>0.0326173813</text:p>
          </table:table-cell>
          <table:table-cell table:style-name="ce3" table:formula="of:=SIN(PI()*2/257*[.IH$1]*[.$B11]*[.$B11])/[.$B11]/[.$B11]" office:value-type="float" office:value="0.0399992528597196">
            <text:p>0.0399992529</text:p>
          </table:table-cell>
          <table:table-cell table:style-name="ce3" table:formula="of:=SIN(PI()*2/257*[.II$1]*[.$B11]*[.$B11])/[.$B11]/[.$B11]" office:value-type="float" office:value="0.0328979736916586">
            <text:p>0.0328979737</text:p>
          </table:table-cell>
          <table:table-cell table:style-name="ce3" table:formula="of:=SIN(PI()*2/257*[.IJ$1]*[.$B11]*[.$B11])/[.$B11]/[.$B11]" office:value-type="float" office:value="0.0138848142489716">
            <text:p>0.0138848142</text:p>
          </table:table-cell>
          <table:table-cell table:style-name="ce3" table:formula="of:=SIN(PI()*2/257*[.IK$1]*[.$B11]*[.$B11])/[.$B11]/[.$B11]" office:value-type="float" office:value="-0.0101558355345893">
            <text:p>-0.0101558355</text:p>
          </table:table-cell>
          <table:table-cell table:style-name="ce3" table:formula="of:=SIN(PI()*2/257*[.IL$1]*[.$B11]*[.$B11])/[.$B11]/[.$B11]" office:value-type="float" office:value="-0.030519204215349">
            <text:p>-0.0305192042</text:p>
          </table:table-cell>
          <table:table-cell table:style-name="ce3" table:formula="of:=SIN(PI()*2/257*[.IM$1]*[.$B11]*[.$B11])/[.$B11]/[.$B11]" office:value-type="float" office:value="-0.0398320106305586">
            <text:p>-0.0398320106</text:p>
          </table:table-cell>
          <table:table-cell table:style-name="ce3" table:formula="of:=SIN(PI()*2/257*[.IN$1]*[.$B11]*[.$B11])/[.$B11]/[.$B11]" office:value-type="float" office:value="-0.0347222223237982">
            <text:p>-0.0347222223</text:p>
          </table:table-cell>
          <table:table-cell table:style-name="ce3" table:formula="of:=SIN(PI()*2/257*[.IO$1]*[.$B11]*[.$B11])/[.$B11]/[.$B11]" office:value-type="float" office:value="-0.0170400197076767">
            <text:p>-0.0170400197</text:p>
          </table:table-cell>
          <table:table-cell table:style-name="ce3" table:formula="of:=SIN(PI()*2/257*[.IP$1]*[.$B11]*[.$B11])/[.$B11]/[.$B11]" office:value-type="float" office:value="0.00681212749340761">
            <text:p>0.0068121275</text:p>
          </table:table-cell>
          <table:table-cell table:style-name="ce3" table:formula="of:=SIN(PI()*2/257*[.IQ$1]*[.$B11]*[.$B11])/[.$B11]/[.$B11]" office:value-type="float" office:value="0.0281977018934594">
            <text:p>0.0281977019</text:p>
          </table:table-cell>
          <table:table-cell table:style-name="ce3" table:formula="of:=SIN(PI()*2/257*[.IR$1]*[.$B11]*[.$B11])/[.$B11]/[.$B11]" office:value-type="float" office:value="0.0393732964290172">
            <text:p>0.0393732964</text:p>
          </table:table-cell>
          <table:table-cell table:style-name="ce3" table:formula="of:=SIN(PI()*2/257*[.IS$1]*[.$B11]*[.$B11])/[.$B11]/[.$B11]" office:value-type="float" office:value="0.036292390017871">
            <text:p>0.03629239</text:p>
          </table:table-cell>
          <table:table-cell table:style-name="ce3" table:formula="of:=SIN(PI()*2/257*[.IT$1]*[.$B11]*[.$B11])/[.$B11]/[.$B11]" office:value-type="float" office:value="0.0200705342940162">
            <text:p>0.0200705343</text:p>
          </table:table-cell>
          <table:table-cell table:style-name="ce3" table:formula="of:=SIN(PI()*2/257*[.IU$1]*[.$B11]*[.$B11])/[.$B11]/[.$B11]" office:value-type="float" office:value="-0.00341857149815135">
            <text:p>-0.0034185715</text:p>
          </table:table-cell>
          <table:table-cell table:style-name="ce3" table:formula="of:=SIN(PI()*2/257*[.IV$1]*[.$B11]*[.$B11])/[.$B11]/[.$B11]" office:value-type="float" office:value="-0.0256698620139781">
            <text:p>-0.025669862</text:p>
          </table:table-cell>
          <table:table-cell table:style-name="ce3" table:formula="of:=SIN(PI()*2/257*[.IW$1]*[.$B11]*[.$B11])/[.$B11]/[.$B11]" office:value-type="float" office:value="-0.0386264669104829">
            <text:p>-0.0386264669</text:p>
          </table:table-cell>
          <table:table-cell table:style-name="ce3" table:formula="of:=SIN(PI()*2/257*[.IX$1]*[.$B11]*[.$B11])/[.$B11]/[.$B11]" office:value-type="float" office:value="-0.0375969870231065">
            <text:p>-0.037596987</text:p>
          </table:table-cell>
          <table:table-cell table:style-name="ce3" table:formula="of:=SIN(PI()*2/257*[.IY$1]*[.$B11]*[.$B11])/[.$B11]/[.$B11]" office:value-type="float" office:value="-0.0229541821235741">
            <text:p>-0.02295418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table:formula="of:=SIN(PI()*2/257*[.C$1]*[.$B12]*[.$B12])/[.$B12]/[.$B12]" office:value-type="float" office:value="0">
            <text:p>0</text:p>
          </table:table-cell>
          <table:table-cell table:style-name="ce3" table:formula="of:=SIN(PI()*2/257*[.D$1]*[.$B12]*[.$B12])/[.$B12]/[.$B12]" office:value-type="float" office:value="0.0214118007759432">
            <text:p>0.0214118008</text:p>
          </table:table-cell>
          <table:table-cell table:style-name="ce3" table:formula="of:=SIN(PI()*2/257*[.E$1]*[.$B12]*[.$B12])/[.$B12]/[.$B12]" office:value-type="float" office:value="0.0272806537689783">
            <text:p>0.0272806538</text:p>
          </table:table-cell>
          <table:table-cell table:style-name="ce3" table:formula="of:=SIN(PI()*2/257*[.F$1]*[.$B12]*[.$B12])/[.$B12]/[.$B12]" office:value-type="float" office:value="0.0133463252616873">
            <text:p>0.0133463253</text:p>
          </table:table-cell>
          <table:table-cell table:style-name="ce3" table:formula="of:=SIN(PI()*2/257*[.G$1]*[.$B12]*[.$B12])/[.$B12]/[.$B12]" office:value-type="float" office:value="-0.0102761765481118">
            <text:p>-0.0102761765</text:p>
          </table:table-cell>
          <table:table-cell table:style-name="ce3" table:formula="of:=SIN(PI()*2/257*[.H$1]*[.$B12]*[.$B12])/[.$B12]/[.$B12]" office:value-type="float" office:value="-0.0264391434422535">
            <text:p>-0.0264391434</text:p>
          </table:table-cell>
          <table:table-cell table:style-name="ce3" table:formula="of:=SIN(PI()*2/257*[.I$1]*[.$B12]*[.$B12])/[.$B12]/[.$B12]" office:value-type="float" office:value="-0.0234097859612558">
            <text:p>-0.023409786</text:p>
          </table:table-cell>
          <table:table-cell table:style-name="ce3" table:formula="of:=SIN(PI()*2/257*[.J$1]*[.$B12]*[.$B12])/[.$B12]/[.$B12]" office:value-type="float" office:value="-0.00338713190458379">
            <text:p>-0.0033871319</text:p>
          </table:table-cell>
          <table:table-cell table:style-name="ce3" table:formula="of:=SIN(PI()*2/257*[.K$1]*[.$B12]*[.$B12])/[.$B12]/[.$B12]" office:value-type="float" office:value="0.0190942604374695">
            <text:p>0.0190942604</text:p>
          </table:table-cell>
          <table:table-cell table:style-name="ce3" table:formula="of:=SIN(PI()*2/257*[.L$1]*[.$B12]*[.$B12])/[.$B12]/[.$B12]" office:value-type="float" office:value="0.0277150206898444">
            <text:p>0.0277150207</text:p>
          </table:table-cell>
          <table:table-cell table:style-name="ce3" table:formula="of:=SIN(PI()*2/257*[.M$1]*[.$B12]*[.$B12])/[.$B12]/[.$B12]" office:value-type="float" office:value="0.0162172900272256">
            <text:p>0.01621729</text:p>
          </table:table-cell>
          <table:table-cell table:style-name="ce3" table:formula="of:=SIN(PI()*2/257*[.N$1]*[.$B12]*[.$B12])/[.$B12]/[.$B12]" office:value-type="float" office:value="-0.00705266356568729">
            <text:p>-0.0070526636</text:p>
          </table:table-cell>
          <table:table-cell table:style-name="ce3" table:formula="of:=SIN(PI()*2/257*[.O$1]*[.$B12]*[.$B12])/[.$B12]/[.$B12]" office:value-type="float" office:value="-0.0252030486235212">
            <text:p>-0.0252030486</text:p>
          </table:table-cell>
          <table:table-cell table:style-name="ce3" table:formula="of:=SIN(PI()*2/257*[.P$1]*[.$B12]*[.$B12])/[.$B12]/[.$B12]" office:value-type="float" office:value="-0.0250583975550334">
            <text:p>-0.0250583976</text:p>
          </table:table-cell>
          <table:table-cell table:style-name="ce3" table:formula="of:=SIN(PI()*2/257*[.Q$1]*[.$B12]*[.$B12])/[.$B12]/[.$B12]" office:value-type="float" office:value="-0.0067237133923263">
            <text:p>-0.0067237134</text:p>
          </table:table-cell>
          <table:table-cell table:style-name="ce3" table:formula="of:=SIN(PI()*2/257*[.R$1]*[.$B12]*[.$B12])/[.$B12]/[.$B12]" office:value-type="float" office:value="0.0164917525064777">
            <text:p>0.0164917525</text:p>
          </table:table-cell>
          <table:table-cell table:style-name="ce3" table:formula="of:=SIN(PI()*2/257*[.S$1]*[.$B12]*[.$B12])/[.$B12]/[.$B12]" office:value-type="float" office:value="0.0277357616026001">
            <text:p>0.0277357616</text:p>
          </table:table-cell>
          <table:table-cell table:style-name="ce3" table:formula="of:=SIN(PI()*2/257*[.T$1]*[.$B12]*[.$B12])/[.$B12]/[.$B12]" office:value-type="float" office:value="0.0188462238373697">
            <text:p>0.0188462238</text:p>
          </table:table-cell>
          <table:table-cell table:style-name="ce3" table:formula="of:=SIN(PI()*2/257*[.U$1]*[.$B12]*[.$B12])/[.$B12]/[.$B12]" office:value-type="float" office:value="-0.00372389484090317">
            <text:p>-0.0037238948</text:p>
          </table:table-cell>
          <table:table-cell table:style-name="ce3" table:formula="of:=SIN(PI()*2/257*[.V$1]*[.$B12]*[.$B12])/[.$B12]/[.$B12]" office:value-type="float" office:value="-0.0235908171058117">
            <text:p>-0.0235908171</text:p>
          </table:table-cell>
          <table:table-cell table:style-name="ce3" table:formula="of:=SIN(PI()*2/257*[.W$1]*[.$B12]*[.$B12])/[.$B12]/[.$B12]" office:value-type="float" office:value="-0.0263330312591199">
            <text:p>-0.0263330313</text:p>
          </table:table-cell>
          <table:table-cell table:style-name="ce3" table:formula="of:=SIN(PI()*2/257*[.X$1]*[.$B12]*[.$B12])/[.$B12]/[.$B12]" office:value-type="float" office:value="-0.00995994847364633">
            <text:p>-0.0099599485</text:p>
          </table:table-cell>
          <table:table-cell table:style-name="ce3" table:formula="of:=SIN(PI()*2/257*[.Y$1]*[.$B12]*[.$B12])/[.$B12]/[.$B12]" office:value-type="float" office:value="0.0136431174723408">
            <text:p>0.0136431175</text:p>
          </table:table-cell>
          <table:table-cell table:style-name="ce3" table:formula="of:=SIN(PI()*2/257*[.Z$1]*[.$B12]*[.$B12])/[.$B12]/[.$B12]" office:value-type="float" office:value="0.0273425669645953">
            <text:p>0.027342567</text:p>
          </table:table-cell>
          <table:table-cell table:style-name="ce3" table:formula="of:=SIN(PI()*2/257*[.AA$1]*[.$B12]*[.$B12])/[.$B12]/[.$B12]" office:value-type="float" office:value="0.0211938918162145">
            <text:p>0.0211938918</text:p>
          </table:table-cell>
          <table:table-cell table:style-name="ce3" table:formula="of:=SIN(PI()*2/257*[.AB$1]*[.$B12]*[.$B12])/[.$B12]/[.$B12]" office:value-type="float" office:value="-0.000339549763681695">
            <text:p>-0.0003395498</text:p>
          </table:table-cell>
          <table:table-cell table:style-name="ce3" table:formula="of:=SIN(PI()*2/257*[.AC$1]*[.$B12]*[.$B12])/[.$B12]/[.$B12]" office:value-type="float" office:value="-0.021626510241786">
            <text:p>-0.0216265102</text:p>
          </table:table-cell>
          <table:table-cell table:style-name="ce3" table:formula="of:=SIN(PI()*2/257*[.AD$1]*[.$B12]*[.$B12])/[.$B12]/[.$B12]" office:value-type="float" office:value="-0.0272146641163714">
            <text:p>-0.0272146641</text:p>
          </table:table-cell>
          <table:table-cell table:style-name="ce3" table:formula="of:=SIN(PI()*2/257*[.AE$1]*[.$B12]*[.$B12])/[.$B12]/[.$B12]" office:value-type="float" office:value="-0.0130475387542196">
            <text:p>-0.0130475388</text:p>
          </table:table-cell>
          <table:table-cell table:style-name="ce3" table:formula="of:=SIN(PI()*2/257*[.AF$1]*[.$B12]*[.$B12])/[.$B12]/[.$B12]" office:value-type="float" office:value="0.0105908690878326">
            <text:p>0.0105908691</text:p>
          </table:table-cell>
          <table:table-cell table:style-name="ce3" table:formula="of:=SIN(PI()*2/257*[.AG$1]*[.$B12]*[.$B12])/[.$B12]/[.$B12]" office:value-type="float" office:value="0.0265413049124752">
            <text:p>0.0265413049</text:p>
          </table:table-cell>
          <table:table-cell table:style-name="ce3" table:formula="of:=SIN(PI()*2/257*[.AH$1]*[.$B12]*[.$B12])/[.$B12]/[.$B12]" office:value-type="float" office:value="0.0232252567705597">
            <text:p>0.0232252568</text:p>
          </table:table-cell>
          <table:table-cell table:style-name="ce3" table:formula="of:=SIN(PI()*2/257*[.AI$1]*[.$B12]*[.$B12])/[.$B12]/[.$B12]" office:value-type="float" office:value="0.00304986284045508">
            <text:p>0.0030498628</text:p>
          </table:table-cell>
          <table:table-cell table:style-name="ce3" table:formula="of:=SIN(PI()*2/257*[.AJ$1]*[.$B12]*[.$B12])/[.$B12]/[.$B12]" office:value-type="float" office:value="-0.0193394438459967">
            <text:p>-0.0193394438</text:p>
          </table:table-cell>
          <table:table-cell table:style-name="ce3" table:formula="of:=SIN(PI()*2/257*[.AK$1]*[.$B12]*[.$B12])/[.$B12]/[.$B12]" office:value-type="float" office:value="-0.0276901384141004">
            <text:p>-0.0276901384</text:p>
          </table:table-cell>
          <table:table-cell table:style-name="ce3" table:formula="of:=SIN(PI()*2/257*[.AL$1]*[.$B12]*[.$B12])/[.$B12]/[.$B12]" office:value-type="float" office:value="-0.0159404042524817">
            <text:p>-0.0159404043</text:p>
          </table:table-cell>
          <table:table-cell table:style-name="ce3" table:formula="of:=SIN(PI()*2/257*[.AM$1]*[.$B12]*[.$B12])/[.$B12]/[.$B12]" office:value-type="float" office:value="0.00738055988308383">
            <text:p>0.0073805599</text:p>
          </table:table-cell>
          <table:table-cell table:style-name="ce3" table:formula="of:=SIN(PI()*2/257*[.AN$1]*[.$B12]*[.$B12])/[.$B12]/[.$B12]" office:value-type="float" office:value="0.0253439336846179">
            <text:p>0.0253439337</text:p>
          </table:table-cell>
          <table:table-cell table:style-name="ce3" table:formula="of:=SIN(PI()*2/257*[.AO$1]*[.$B12]*[.$B12])/[.$B12]/[.$B12]" office:value-type="float" office:value="0.0249100020938806">
            <text:p>0.0249100021</text:p>
          </table:table-cell>
          <table:table-cell table:style-name="ce3" table:formula="of:=SIN(PI()*2/257*[.AP$1]*[.$B12]*[.$B12])/[.$B12]/[.$B12]" office:value-type="float" office:value="0.00639375851692655">
            <text:p>0.0063937585</text:p>
          </table:table-cell>
          <table:table-cell table:style-name="ce3" table:formula="of:=SIN(PI()*2/257*[.AQ$1]*[.$B12]*[.$B12])/[.$B12]/[.$B12]" office:value-type="float" office:value="-0.0167637506782264">
            <text:p>-0.0167637507</text:p>
          </table:table-cell>
          <table:table-cell table:style-name="ce3" table:formula="of:=SIN(PI()*2/257*[.AR$1]*[.$B12]*[.$B12])/[.$B12]/[.$B12]" office:value-type="float" office:value="-0.0277523580531221">
            <text:p>-0.0277523581</text:p>
          </table:table-cell>
          <table:table-cell table:style-name="ce3" table:formula="of:=SIN(PI()*2/257*[.AS$1]*[.$B12]*[.$B12])/[.$B12]/[.$B12]" office:value-type="float" office:value="-0.0185953711089781">
            <text:p>-0.0185953711</text:p>
          </table:table-cell>
          <table:table-cell table:style-name="ce3" table:formula="of:=SIN(PI()*2/257*[.AT$1]*[.$B12]*[.$B12])/[.$B12]/[.$B12]" office:value-type="float" office:value="0.00406010132805226">
            <text:p>0.0040601013</text:p>
          </table:table-cell>
          <table:table-cell table:style-name="ce3" table:formula="of:=SIN(PI()*2/257*[.AU$1]*[.$B12]*[.$B12])/[.$B12]/[.$B12]" office:value-type="float" office:value="0.0237683231533484">
            <text:p>0.0237683232</text:p>
          </table:table-cell>
          <table:table-cell table:style-name="ce3" table:formula="of:=SIN(PI()*2/257*[.AV$1]*[.$B12]*[.$B12])/[.$B12]/[.$B12]" office:value-type="float" office:value="0.0262229842190635">
            <text:p>0.0262229842</text:p>
          </table:table-cell>
          <table:table-cell table:style-name="ce3" table:formula="of:=SIN(PI()*2/257*[.AW$1]*[.$B12]*[.$B12])/[.$B12]/[.$B12]" office:value-type="float" office:value="0.00964223211734163">
            <text:p>0.0096422321</text:p>
          </table:table-cell>
          <table:table-cell table:style-name="ce3" table:formula="of:=SIN(PI()*2/257*[.AX$1]*[.$B12]*[.$B12])/[.$B12]/[.$B12]" office:value-type="float" office:value="-0.0139378710375109">
            <text:p>-0.013937871</text:p>
          </table:table-cell>
          <table:table-cell table:style-name="ce3" table:formula="of:=SIN(PI()*2/257*[.AY$1]*[.$B12]*[.$B12])/[.$B12]/[.$B12]" office:value-type="float" office:value="-0.0274003944517404">
            <text:p>-0.0274003945</text:p>
          </table:table-cell>
          <table:table-cell table:style-name="ce3" table:formula="of:=SIN(PI()*2/257*[.AZ$1]*[.$B12]*[.$B12])/[.$B12]/[.$B12]" office:value-type="float" office:value="-0.0209728159240079">
            <text:p>-0.0209728159</text:p>
          </table:table-cell>
          <table:table-cell table:style-name="ce3" table:formula="of:=SIN(PI()*2/257*[.BA$1]*[.$B12]*[.$B12])/[.$B12]/[.$B12]" office:value-type="float" office:value="0.000679048789576118">
            <text:p>0.0006790488</text:p>
          </table:table-cell>
          <table:table-cell table:style-name="ce3" table:formula="of:=SIN(PI()*2/257*[.BB$1]*[.$B12]*[.$B12])/[.$B12]/[.$B12]" office:value-type="float" office:value="0.0218379881304242">
            <text:p>0.0218379881</text:p>
          </table:table-cell>
          <table:table-cell table:style-name="ce3" table:formula="of:=SIN(PI()*2/257*[.BC$1]*[.$B12]*[.$B12])/[.$B12]/[.$B12]" office:value-type="float" office:value="0.027144607867388">
            <text:p>0.0271446079</text:p>
          </table:table-cell>
          <table:table-cell table:style-name="ce3" table:formula="of:=SIN(PI()*2/257*[.BD$1]*[.$B12]*[.$B12])/[.$B12]/[.$B12]" office:value-type="float" office:value="0.0127468025966076">
            <text:p>0.0127468026</text:p>
          </table:table-cell>
          <table:table-cell table:style-name="ce3" table:formula="of:=SIN(PI()*2/257*[.BE$1]*[.$B12]*[.$B12])/[.$B12]/[.$B12]" office:value-type="float" office:value="-0.0109039790693534">
            <text:p>-0.0109039791</text:p>
          </table:table-cell>
          <table:table-cell table:style-name="ce3" table:formula="of:=SIN(PI()*2/257*[.BF$1]*[.$B12]*[.$B12])/[.$B12]/[.$B12]" office:value-type="float" office:value="-0.0266395004041375">
            <text:p>-0.0266395004</text:p>
          </table:table-cell>
          <table:table-cell table:style-name="ce3" table:formula="of:=SIN(PI()*2/257*[.BG$1]*[.$B12]*[.$B12])/[.$B12]/[.$B12]" office:value-type="float" office:value="-0.0230372571073045">
            <text:p>-0.0230372571</text:p>
          </table:table-cell>
          <table:table-cell table:style-name="ce3" table:formula="of:=SIN(PI()*2/257*[.BH$1]*[.$B12]*[.$B12])/[.$B12]/[.$B12]" office:value-type="float" office:value="-0.00271213804550719">
            <text:p>-0.002712138</text:p>
          </table:table-cell>
          <table:table-cell table:style-name="ce3" table:formula="of:=SIN(PI()*2/257*[.BI$1]*[.$B12]*[.$B12])/[.$B12]/[.$B12]" office:value-type="float" office:value="0.0195817374260136">
            <text:p>0.0195817374</text:p>
          </table:table-cell>
          <table:table-cell table:style-name="ce3" table:formula="of:=SIN(PI()*2/257*[.BJ$1]*[.$B12]*[.$B12])/[.$B12]/[.$B12]" office:value-type="float" office:value="0.0276611184934435">
            <text:p>0.0276611185</text:p>
          </table:table-cell>
          <table:table-cell table:style-name="ce3" table:formula="of:=SIN(PI()*2/257*[.BK$1]*[.$B12]*[.$B12])/[.$B12]/[.$B12]" office:value-type="float" office:value="0.0156611365563629">
            <text:p>0.0156611366</text:p>
          </table:table-cell>
          <table:table-cell table:style-name="ce3" table:formula="of:=SIN(PI()*2/257*[.BL$1]*[.$B12]*[.$B12])/[.$B12]/[.$B12]" office:value-type="float" office:value="-0.00770735334806393">
            <text:p>-0.0077073533</text:p>
          </table:table-cell>
          <table:table-cell table:style-name="ce3" table:formula="of:=SIN(PI()*2/257*[.BM$1]*[.$B12]*[.$B12])/[.$B12]/[.$B12]" office:value-type="float" office:value="-0.0254810316863394">
            <text:p>-0.0254810317</text:p>
          </table:table-cell>
          <table:table-cell table:style-name="ce3" table:formula="of:=SIN(PI()*2/257*[.BN$1]*[.$B12]*[.$B12])/[.$B12]/[.$B12]" office:value-type="float" office:value="-0.0247578844143008">
            <text:p>-0.0247578844</text:p>
          </table:table-cell>
          <table:table-cell table:style-name="ce3" table:formula="of:=SIN(PI()*2/257*[.BO$1]*[.$B12]*[.$B12])/[.$B12]/[.$B12]" office:value-type="float" office:value="-0.00606284824354349">
            <text:p>-0.0060628482</text:p>
          </table:table-cell>
          <table:table-cell table:style-name="ce3" table:formula="of:=SIN(PI()*2/257*[.BP$1]*[.$B12]*[.$B12])/[.$B12]/[.$B12]" office:value-type="float" office:value="0.0170332438986932">
            <text:p>0.0170332439</text:p>
          </table:table-cell>
          <table:table-cell table:style-name="ce3" table:formula="of:=SIN(PI()*2/257*[.BQ$1]*[.$B12]*[.$B12])/[.$B12]/[.$B12]" office:value-type="float" office:value="0.0277648075614582">
            <text:p>0.0277648076</text:p>
          </table:table-cell>
          <table:table-cell table:style-name="ce3" table:formula="of:=SIN(PI()*2/257*[.BR$1]*[.$B12]*[.$B12])/[.$B12]/[.$B12]" office:value-type="float" office:value="0.0183417397363806">
            <text:p>0.0183417397</text:p>
          </table:table-cell>
          <table:table-cell table:style-name="ce3" table:formula="of:=SIN(PI()*2/257*[.BS$1]*[.$B12]*[.$B12])/[.$B12]/[.$B12]" office:value-type="float" office:value="-0.00439570112781867">
            <text:p>-0.0043957011</text:p>
          </table:table-cell>
          <table:table-cell table:style-name="ce3" table:formula="of:=SIN(PI()*2/257*[.BT$1]*[.$B12]*[.$B12])/[.$B12]/[.$B12]" office:value-type="float" office:value="-0.0239422775797297">
            <text:p>-0.0239422776</text:p>
          </table:table-cell>
          <table:table-cell table:style-name="ce3" table:formula="of:=SIN(PI()*2/257*[.BU$1]*[.$B12]*[.$B12])/[.$B12]/[.$B12]" office:value-type="float" office:value="-0.0261090187660459">
            <text:p>-0.0261090188</text:p>
          </table:table-cell>
          <table:table-cell table:style-name="ce3" table:formula="of:=SIN(PI()*2/257*[.BV$1]*[.$B12]*[.$B12])/[.$B12]/[.$B12]" office:value-type="float" office:value="-0.00932307495449134">
            <text:p>-0.009323075</text:p>
          </table:table-cell>
          <table:table-cell table:style-name="ce3" table:formula="of:=SIN(PI()*2/257*[.BW$1]*[.$B12]*[.$B12])/[.$B12]/[.$B12]" office:value-type="float" office:value="0.0142305419131573">
            <text:p>0.0142305419</text:p>
          </table:table-cell>
          <table:table-cell table:style-name="ce3" table:formula="of:=SIN(PI()*2/257*[.BX$1]*[.$B12]*[.$B12])/[.$B12]/[.$B12]" office:value-type="float" office:value="0.0274541275894451">
            <text:p>0.0274541276</text:p>
          </table:table-cell>
          <table:table-cell table:style-name="ce3" table:formula="of:=SIN(PI()*2/257*[.BY$1]*[.$B12]*[.$B12])/[.$B12]/[.$B12]" office:value-type="float" office:value="0.0207486061339559">
            <text:p>0.0207486061</text:p>
          </table:table-cell>
          <table:table-cell table:style-name="ce3" table:formula="of:=SIN(PI()*2/257*[.BZ$1]*[.$B12]*[.$B12])/[.$B12]/[.$B12]" office:value-type="float" office:value="-0.00101844634747738">
            <text:p>-0.0010184463</text:p>
          </table:table-cell>
          <table:table-cell table:style-name="ce3" table:formula="of:=SIN(PI()*2/257*[.CA$1]*[.$B12]*[.$B12])/[.$B12]/[.$B12]" office:value-type="float" office:value="-0.0220462028414233">
            <text:p>-0.0220462028</text:p>
          </table:table-cell>
          <table:table-cell table:style-name="ce3" table:formula="of:=SIN(PI()*2/257*[.CB$1]*[.$B12]*[.$B12])/[.$B12]/[.$B12]" office:value-type="float" office:value="-0.0270704954902995">
            <text:p>-0.0270704955</text:p>
          </table:table-cell>
          <table:table-cell table:style-name="ce3" table:formula="of:=SIN(PI()*2/257*[.CC$1]*[.$B12]*[.$B12])/[.$B12]/[.$B12]" office:value-type="float" office:value="-0.012444161726851">
            <text:p>-0.0124441617</text:p>
          </table:table-cell>
          <table:table-cell table:style-name="ce3" table:formula="of:=SIN(PI()*2/257*[.CD$1]*[.$B12]*[.$B12])/[.$B12]/[.$B12]" office:value-type="float" office:value="0.0112154597056953">
            <text:p>0.0112154597</text:p>
          </table:table-cell>
          <table:table-cell table:style-name="ce3" table:formula="of:=SIN(PI()*2/257*[.CE$1]*[.$B12]*[.$B12])/[.$B12]/[.$B12]" office:value-type="float" office:value="0.0267337152442161">
            <text:p>0.0267337152</text:p>
          </table:table-cell>
          <table:table-cell table:style-name="ce3" table:formula="of:=SIN(PI()*2/257*[.CF$1]*[.$B12]*[.$B12])/[.$B12]/[.$B12]" office:value-type="float" office:value="0.0228458150636518">
            <text:p>0.0228458151</text:p>
          </table:table-cell>
          <table:table-cell table:style-name="ce3" table:formula="of:=SIN(PI()*2/257*[.CG$1]*[.$B12]*[.$B12])/[.$B12]/[.$B12]" office:value-type="float" office:value="0.00237400798482835">
            <text:p>0.002374008</text:p>
          </table:table-cell>
          <table:table-cell table:style-name="ce3" table:formula="of:=SIN(PI()*2/257*[.CH$1]*[.$B12]*[.$B12])/[.$B12]/[.$B12]" office:value-type="float" office:value="-0.0198211049723994">
            <text:p>-0.019821105</text:p>
          </table:table-cell>
          <table:table-cell table:style-name="ce3" table:formula="of:=SIN(PI()*2/257*[.CI$1]*[.$B12]*[.$B12])/[.$B12]/[.$B12]" office:value-type="float" office:value="-0.0276279652642234">
            <text:p>-0.0276279653</text:p>
          </table:table-cell>
          <table:table-cell table:style-name="ce3" table:formula="of:=SIN(PI()*2/257*[.CJ$1]*[.$B12]*[.$B12])/[.$B12]/[.$B12]" office:value-type="float" office:value="-0.0153795286689081">
            <text:p>-0.0153795287</text:p>
          </table:table-cell>
          <table:table-cell table:style-name="ce3" table:formula="of:=SIN(PI()*2/257*[.CK$1]*[.$B12]*[.$B12])/[.$B12]/[.$B12]" office:value-type="float" office:value="0.00803299512897205">
            <text:p>0.0080329951</text:p>
          </table:table-cell>
          <table:table-cell table:style-name="ce3" table:formula="of:=SIN(PI()*2/257*[.CL$1]*[.$B12]*[.$B12])/[.$B12]/[.$B12]" office:value-type="float" office:value="0.0256143221425888">
            <text:p>0.0256143221</text:p>
          </table:table-cell>
          <table:table-cell table:style-name="ce3" table:formula="of:=SIN(PI()*2/257*[.CM$1]*[.$B12]*[.$B12])/[.$B12]/[.$B12]" office:value-type="float" office:value="0.0246020672467313">
            <text:p>0.0246020672</text:p>
          </table:table-cell>
          <table:table-cell table:style-name="ce3" table:formula="of:=SIN(PI()*2/257*[.CN$1]*[.$B12]*[.$B12])/[.$B12]/[.$B12]" office:value-type="float" office:value="0.00573103201899408">
            <text:p>0.005731032</text:p>
          </table:table-cell>
          <table:table-cell table:style-name="ce3" table:formula="of:=SIN(PI()*2/257*[.CO$1]*[.$B12]*[.$B12])/[.$B12]/[.$B12]" office:value-type="float" office:value="-0.0173001918984062">
            <text:p>-0.0173001919</text:p>
          </table:table-cell>
          <table:table-cell table:style-name="ce3" table:formula="of:=SIN(PI()*2/257*[.CP$1]*[.$B12]*[.$B12])/[.$B12]/[.$B12]" office:value-type="float" office:value="-0.02777310826732">
            <text:p>-0.0277731083</text:p>
          </table:table-cell>
          <table:table-cell table:style-name="ce3" table:formula="of:=SIN(PI()*2/257*[.CQ$1]*[.$B12]*[.$B12])/[.$B12]/[.$B12]" office:value-type="float" office:value="-0.0180853676188658">
            <text:p>-0.0180853676</text:p>
          </table:table-cell>
          <table:table-cell table:style-name="ce3" table:formula="of:=SIN(PI()*2/257*[.CR$1]*[.$B12]*[.$B12])/[.$B12]/[.$B12]" office:value-type="float" office:value="0.00473064409264444">
            <text:p>0.0047306441</text:p>
          </table:table-cell>
          <table:table-cell table:style-name="ce3" table:formula="of:=SIN(PI()*2/257*[.CS$1]*[.$B12]*[.$B12])/[.$B12]/[.$B12]" office:value-type="float" office:value="0.0241126543915265">
            <text:p>0.0241126544</text:p>
          </table:table-cell>
          <table:table-cell table:style-name="ce3" table:formula="of:=SIN(PI()*2/257*[.CT$1]*[.$B12]*[.$B12])/[.$B12]/[.$B12]" office:value-type="float" office:value="0.0259911519295444">
            <text:p>0.0259911519</text:p>
          </table:table-cell>
          <table:table-cell table:style-name="ce3" table:formula="of:=SIN(PI()*2/257*[.CU$1]*[.$B12]*[.$B12])/[.$B12]/[.$B12]" office:value-type="float" office:value="0.0090025246756845">
            <text:p>0.0090025247</text:p>
          </table:table-cell>
          <table:table-cell table:style-name="ce3" table:formula="of:=SIN(PI()*2/257*[.CV$1]*[.$B12]*[.$B12])/[.$B12]/[.$B12]" office:value-type="float" office:value="-0.0145210863664472">
            <text:p>-0.0145210864</text:p>
          </table:table-cell>
          <table:table-cell table:style-name="ce3" table:formula="of:=SIN(PI()*2/257*[.CW$1]*[.$B12]*[.$B12])/[.$B12]/[.$B12]" office:value-type="float" office:value="-0.0275037583485463">
            <text:p>-0.0275037583</text:p>
          </table:table-cell>
          <table:table-cell table:style-name="ce3" table:formula="of:=SIN(PI()*2/257*[.CX$1]*[.$B12]*[.$B12])/[.$B12]/[.$B12]" office:value-type="float" office:value="-0.0205212959489783">
            <text:p>-0.0205212959</text:p>
          </table:table-cell>
          <table:table-cell table:style-name="ce3" table:formula="of:=SIN(PI()*2/257*[.CY$1]*[.$B12]*[.$B12])/[.$B12]/[.$B12]" office:value-type="float" office:value="0.00135769172234239">
            <text:p>0.0013576917</text:p>
          </table:table-cell>
          <table:table-cell table:style-name="ce3" table:formula="of:=SIN(PI()*2/257*[.CZ$1]*[.$B12]*[.$B12])/[.$B12]/[.$B12]" office:value-type="float" office:value="0.0222511232619547">
            <text:p>0.0222511233</text:p>
          </table:table-cell>
          <table:table-cell table:style-name="ce3" table:formula="of:=SIN(PI()*2/257*[.DA$1]*[.$B12]*[.$B12])/[.$B12]/[.$B12]" office:value-type="float" office:value="0.0269923380594708">
            <text:p>0.0269923381</text:p>
          </table:table-cell>
          <table:table-cell table:style-name="ce3" table:formula="of:=SIN(PI()*2/257*[.DB$1]*[.$B12]*[.$B12])/[.$B12]/[.$B12]" office:value-type="float" office:value="0.0121396613675643">
            <text:p>0.0121396614</text:p>
          </table:table-cell>
          <table:table-cell table:style-name="ce3" table:formula="of:=SIN(PI()*2/257*[.DC$1]*[.$B12]*[.$B12])/[.$B12]/[.$B12]" office:value-type="float" office:value="-0.0115252644533472">
            <text:p>-0.0115252645</text:p>
          </table:table-cell>
          <table:table-cell table:style-name="ce3" table:formula="of:=SIN(PI()*2/257*[.DD$1]*[.$B12]*[.$B12])/[.$B12]/[.$B12]" office:value-type="float" office:value="-0.0268239353545022">
            <text:p>-0.0268239354</text:p>
          </table:table-cell>
          <table:table-cell table:style-name="ce3" table:formula="of:=SIN(PI()*2/257*[.DE$1]*[.$B12]*[.$B12])/[.$B12]/[.$B12]" office:value-type="float" office:value="-0.0226509592461467">
            <text:p>-0.0226509592</text:p>
          </table:table-cell>
          <table:table-cell table:style-name="ce3" table:formula="of:=SIN(PI()*2/257*[.DF$1]*[.$B12]*[.$B12])/[.$B12]/[.$B12]" office:value-type="float" office:value="-0.00203552318406387">
            <text:p>-0.0020355232</text:p>
          </table:table-cell>
          <table:table-cell table:style-name="ce3" table:formula="of:=SIN(PI()*2/257*[.DG$1]*[.$B12]*[.$B12])/[.$B12]/[.$B12]" office:value-type="float" office:value="0.0200575107172608">
            <text:p>0.0200575107</text:p>
          </table:table-cell>
          <table:table-cell table:style-name="ce3" table:formula="of:=SIN(PI()*2/257*[.DH$1]*[.$B12]*[.$B12])/[.$B12]/[.$B12]" office:value-type="float" office:value="0.0275906836804165">
            <text:p>0.0275906837</text:p>
          </table:table-cell>
          <table:table-cell table:style-name="ce3" table:formula="of:=SIN(PI()*2/257*[.DI$1]*[.$B12]*[.$B12])/[.$B12]/[.$B12]" office:value-type="float" office:value="0.015095622669844">
            <text:p>0.0150956227</text:p>
          </table:table-cell>
          <table:table-cell table:style-name="ce3" table:formula="of:=SIN(PI()*2/257*[.DJ$1]*[.$B12]*[.$B12])/[.$B12]/[.$B12]" office:value-type="float" office:value="-0.00835743656624358">
            <text:p>-0.0083574366</text:p>
          </table:table-cell>
          <table:table-cell table:style-name="ce3" table:formula="of:=SIN(PI()*2/257*[.DK$1]*[.$B12]*[.$B12])/[.$B12]/[.$B12]" office:value-type="float" office:value="-0.0257437851362187">
            <text:p>-0.0257437851</text:p>
          </table:table-cell>
          <table:table-cell table:style-name="ce3" table:formula="of:=SIN(PI()*2/257*[.DL$1]*[.$B12]*[.$B12])/[.$B12]/[.$B12]" office:value-type="float" office:value="-0.0244425738744109">
            <text:p>-0.0244425739</text:p>
          </table:table-cell>
          <table:table-cell table:style-name="ce3" table:formula="of:=SIN(PI()*2/257*[.DM$1]*[.$B12]*[.$B12])/[.$B12]/[.$B12]" office:value-type="float" office:value="-0.00539835942546884">
            <text:p>-0.0053983594</text:p>
          </table:table-cell>
          <table:table-cell table:style-name="ce3" table:formula="of:=SIN(PI()*2/257*[.DN$1]*[.$B12]*[.$B12])/[.$B12]/[.$B12]" office:value-type="float" office:value="0.0175645547882171">
            <text:p>0.0175645548</text:p>
          </table:table-cell>
          <table:table-cell table:style-name="ce3" table:formula="of:=SIN(PI()*2/257*[.DO$1]*[.$B12]*[.$B12])/[.$B12]/[.$B12]" office:value-type="float" office:value="0.0277772589303608">
            <text:p>0.0277772589</text:p>
          </table:table-cell>
          <table:table-cell table:style-name="ce3" table:formula="of:=SIN(PI()*2/257*[.DP$1]*[.$B12]*[.$B12])/[.$B12]/[.$B12]" office:value-type="float" office:value="0.0178262930652632">
            <text:p>0.0178262931</text:p>
          </table:table-cell>
          <table:table-cell table:style-name="ce3" table:formula="of:=SIN(PI()*2/257*[.DQ$1]*[.$B12]*[.$B12])/[.$B12]/[.$B12]" office:value-type="float" office:value="-0.00506488017312166">
            <text:p>-0.0050648802</text:p>
          </table:table-cell>
          <table:table-cell table:style-name="ce3" table:formula="of:=SIN(PI()*2/257*[.DR$1]*[.$B12]*[.$B12])/[.$B12]/[.$B12]" office:value-type="float" office:value="-0.0242794281299012">
            <text:p>-0.0242794281</text:p>
          </table:table-cell>
          <table:table-cell table:style-name="ce3" table:formula="of:=SIN(PI()*2/257*[.DS$1]*[.$B12]*[.$B12])/[.$B12]/[.$B12]" office:value-type="float" office:value="-0.0258694013220064">
            <text:p>-0.0258694013</text:p>
          </table:table-cell>
          <table:table-cell table:style-name="ce3" table:formula="of:=SIN(PI()*2/257*[.DT$1]*[.$B12]*[.$B12])/[.$B12]/[.$B12]" office:value-type="float" office:value="-0.00868062917967936">
            <text:p>-0.0086806292</text:p>
          </table:table-cell>
          <table:table-cell table:style-name="ce3" table:formula="of:=SIN(PI()*2/257*[.DU$1]*[.$B12]*[.$B12])/[.$B12]/[.$B12]" office:value-type="float" office:value="0.0148094609822948">
            <text:p>0.014809461</text:p>
          </table:table-cell>
          <table:table-cell table:style-name="ce3" table:formula="of:=SIN(PI()*2/257*[.DV$1]*[.$B12]*[.$B12])/[.$B12]/[.$B12]" office:value-type="float" office:value="0.0275492793128854">
            <text:p>0.0275492793</text:p>
          </table:table-cell>
          <table:table-cell table:style-name="ce3" table:formula="of:=SIN(PI()*2/257*[.DW$1]*[.$B12]*[.$B12])/[.$B12]/[.$B12]" office:value-type="float" office:value="0.0202909193352772">
            <text:p>0.0202909193</text:p>
          </table:table-cell>
          <table:table-cell table:style-name="ce3" table:formula="of:=SIN(PI()*2/257*[.DX$1]*[.$B12]*[.$B12])/[.$B12]/[.$B12]" office:value-type="float" office:value="-0.0016967342218673">
            <text:p>-0.0016967342</text:p>
          </table:table-cell>
          <table:table-cell table:style-name="ce3" table:formula="of:=SIN(PI()*2/257*[.DY$1]*[.$B12]*[.$B12])/[.$B12]/[.$B12]" office:value-type="float" office:value="-0.0224527187714437">
            <text:p>-0.0224527188</text:p>
          </table:table-cell>
          <table:table-cell table:style-name="ce3" table:formula="of:=SIN(PI()*2/257*[.DZ$1]*[.$B12]*[.$B12])/[.$B12]/[.$B12]" office:value-type="float" office:value="-0.0269101472537058">
            <text:p>-0.0269101473</text:p>
          </table:table-cell>
          <table:table-cell table:style-name="ce3" table:formula="of:=SIN(PI()*2/257*[.EA$1]*[.$B12]*[.$B12])/[.$B12]/[.$B12]" office:value-type="float" office:value="-0.0118333470192199">
            <text:p>-0.011833347</text:p>
          </table:table-cell>
          <table:table-cell table:style-name="ce3" table:formula="of:=SIN(PI()*2/257*[.EB$1]*[.$B12]*[.$B12])/[.$B12]/[.$B12]" office:value-type="float" office:value="0.0118333470192197">
            <text:p>0.011833347</text:p>
          </table:table-cell>
          <table:table-cell table:style-name="ce3" table:formula="of:=SIN(PI()*2/257*[.EC$1]*[.$B12]*[.$B12])/[.$B12]/[.$B12]" office:value-type="float" office:value="0.0269101472537057">
            <text:p>0.0269101473</text:p>
          </table:table-cell>
          <table:table-cell table:style-name="ce3" table:formula="of:=SIN(PI()*2/257*[.ED$1]*[.$B12]*[.$B12])/[.$B12]/[.$B12]" office:value-type="float" office:value="0.0224527187714439">
            <text:p>0.0224527188</text:p>
          </table:table-cell>
          <table:table-cell table:style-name="ce3" table:formula="of:=SIN(PI()*2/257*[.EE$1]*[.$B12]*[.$B12])/[.$B12]/[.$B12]" office:value-type="float" office:value="0.00169673422186794">
            <text:p>0.0016967342</text:p>
          </table:table-cell>
          <table:table-cell table:style-name="ce3" table:formula="of:=SIN(PI()*2/257*[.EF$1]*[.$B12]*[.$B12])/[.$B12]/[.$B12]" office:value-type="float" office:value="-0.0202909193352771">
            <text:p>-0.0202909193</text:p>
          </table:table-cell>
          <table:table-cell table:style-name="ce3" table:formula="of:=SIN(PI()*2/257*[.EG$1]*[.$B12]*[.$B12])/[.$B12]/[.$B12]" office:value-type="float" office:value="-0.0275492793128854">
            <text:p>-0.0275492793</text:p>
          </table:table-cell>
          <table:table-cell table:style-name="ce3" table:formula="of:=SIN(PI()*2/257*[.EH$1]*[.$B12]*[.$B12])/[.$B12]/[.$B12]" office:value-type="float" office:value="-0.0148094609822957">
            <text:p>-0.014809461</text:p>
          </table:table-cell>
          <table:table-cell table:style-name="ce3" table:formula="of:=SIN(PI()*2/257*[.EI$1]*[.$B12]*[.$B12])/[.$B12]/[.$B12]" office:value-type="float" office:value="0.00868062917967913">
            <text:p>0.0086806292</text:p>
          </table:table-cell>
          <table:table-cell table:style-name="ce3" table:formula="of:=SIN(PI()*2/257*[.EJ$1]*[.$B12]*[.$B12])/[.$B12]/[.$B12]" office:value-type="float" office:value="0.0258694013220061">
            <text:p>0.0258694013</text:p>
          </table:table-cell>
          <table:table-cell table:style-name="ce3" table:formula="of:=SIN(PI()*2/257*[.EK$1]*[.$B12]*[.$B12])/[.$B12]/[.$B12]" office:value-type="float" office:value="0.0242794281299013">
            <text:p>0.0242794281</text:p>
          </table:table-cell>
          <table:table-cell table:style-name="ce3" table:formula="of:=SIN(PI()*2/257*[.EL$1]*[.$B12]*[.$B12])/[.$B12]/[.$B12]" office:value-type="float" office:value="0.0050648801731219">
            <text:p>0.0050648802</text:p>
          </table:table-cell>
          <table:table-cell table:style-name="ce3" table:formula="of:=SIN(PI()*2/257*[.EM$1]*[.$B12]*[.$B12])/[.$B12]/[.$B12]" office:value-type="float" office:value="-0.0178262930652624">
            <text:p>-0.0178262931</text:p>
          </table:table-cell>
          <table:table-cell table:style-name="ce3" table:formula="of:=SIN(PI()*2/257*[.EN$1]*[.$B12]*[.$B12])/[.$B12]/[.$B12]" office:value-type="float" office:value="-0.0277772589303608">
            <text:p>-0.0277772589</text:p>
          </table:table-cell>
          <table:table-cell table:style-name="ce3" table:formula="of:=SIN(PI()*2/257*[.EO$1]*[.$B12]*[.$B12])/[.$B12]/[.$B12]" office:value-type="float" office:value="-0.0175645547882179">
            <text:p>-0.0175645548</text:p>
          </table:table-cell>
          <table:table-cell table:style-name="ce3" table:formula="of:=SIN(PI()*2/257*[.EP$1]*[.$B12]*[.$B12])/[.$B12]/[.$B12]" office:value-type="float" office:value="0.0053983594254686">
            <text:p>0.0053983594</text:p>
          </table:table-cell>
          <table:table-cell table:style-name="ce3" table:formula="of:=SIN(PI()*2/257*[.EQ$1]*[.$B12]*[.$B12])/[.$B12]/[.$B12]" office:value-type="float" office:value="0.0244425738744107">
            <text:p>0.0244425739</text:p>
          </table:table-cell>
          <table:table-cell table:style-name="ce3" table:formula="of:=SIN(PI()*2/257*[.ER$1]*[.$B12]*[.$B12])/[.$B12]/[.$B12]" office:value-type="float" office:value="0.0257437851362189">
            <text:p>0.0257437851</text:p>
          </table:table-cell>
          <table:table-cell table:style-name="ce3" table:formula="of:=SIN(PI()*2/257*[.ES$1]*[.$B12]*[.$B12])/[.$B12]/[.$B12]" office:value-type="float" office:value="0.00835743656624419">
            <text:p>0.0083574366</text:p>
          </table:table-cell>
          <table:table-cell table:style-name="ce3" table:formula="of:=SIN(PI()*2/257*[.ET$1]*[.$B12]*[.$B12])/[.$B12]/[.$B12]" office:value-type="float" office:value="-0.0150956226698435">
            <text:p>-0.0150956227</text:p>
          </table:table-cell>
          <table:table-cell table:style-name="ce3" table:formula="of:=SIN(PI()*2/257*[.EU$1]*[.$B12]*[.$B12])/[.$B12]/[.$B12]" office:value-type="float" office:value="-0.0275906836804164">
            <text:p>-0.0275906837</text:p>
          </table:table-cell>
          <table:table-cell table:style-name="ce3" table:formula="of:=SIN(PI()*2/257*[.EV$1]*[.$B12]*[.$B12])/[.$B12]/[.$B12]" office:value-type="float" office:value="-0.0200575107172612">
            <text:p>-0.0200575107</text:p>
          </table:table-cell>
          <table:table-cell table:style-name="ce3" table:formula="of:=SIN(PI()*2/257*[.EW$1]*[.$B12]*[.$B12])/[.$B12]/[.$B12]" office:value-type="float" office:value="0.00203552318406284">
            <text:p>0.0020355232</text:p>
          </table:table-cell>
          <table:table-cell table:style-name="ce3" table:formula="of:=SIN(PI()*2/257*[.EX$1]*[.$B12]*[.$B12])/[.$B12]/[.$B12]" office:value-type="float" office:value="0.0226509592461461">
            <text:p>0.0226509592</text:p>
          </table:table-cell>
          <table:table-cell table:style-name="ce3" table:formula="of:=SIN(PI()*2/257*[.EY$1]*[.$B12]*[.$B12])/[.$B12]/[.$B12]" office:value-type="float" office:value="0.0268239353545024">
            <text:p>0.0268239354</text:p>
          </table:table-cell>
          <table:table-cell table:style-name="ce3" table:formula="of:=SIN(PI()*2/257*[.EZ$1]*[.$B12]*[.$B12])/[.$B12]/[.$B12]" office:value-type="float" office:value="0.0115252644533474">
            <text:p>0.0115252645</text:p>
          </table:table-cell>
          <table:table-cell table:style-name="ce3" table:formula="of:=SIN(PI()*2/257*[.FA$1]*[.$B12]*[.$B12])/[.$B12]/[.$B12]" office:value-type="float" office:value="-0.0121396613675641">
            <text:p>-0.0121396614</text:p>
          </table:table-cell>
          <table:table-cell table:style-name="ce3" table:formula="of:=SIN(PI()*2/257*[.FB$1]*[.$B12]*[.$B12])/[.$B12]/[.$B12]" office:value-type="float" office:value="-0.0269923380594706">
            <text:p>-0.0269923381</text:p>
          </table:table-cell>
          <table:table-cell table:style-name="ce3" table:formula="of:=SIN(PI()*2/257*[.FC$1]*[.$B12]*[.$B12])/[.$B12]/[.$B12]" office:value-type="float" office:value="-0.0222511232619546">
            <text:p>-0.0222511233</text:p>
          </table:table-cell>
          <table:table-cell table:style-name="ce3" table:formula="of:=SIN(PI()*2/257*[.FD$1]*[.$B12]*[.$B12])/[.$B12]/[.$B12]" office:value-type="float" office:value="-0.00135769172234343">
            <text:p>-0.0013576917</text:p>
          </table:table-cell>
          <table:table-cell table:style-name="ce3" table:formula="of:=SIN(PI()*2/257*[.FE$1]*[.$B12]*[.$B12])/[.$B12]/[.$B12]" office:value-type="float" office:value="0.0205212959489781">
            <text:p>0.0205212959</text:p>
          </table:table-cell>
          <table:table-cell table:style-name="ce3" table:formula="of:=SIN(PI()*2/257*[.FF$1]*[.$B12]*[.$B12])/[.$B12]/[.$B12]" office:value-type="float" office:value="0.0275037583485464">
            <text:p>0.0275037583</text:p>
          </table:table-cell>
          <table:table-cell table:style-name="ce3" table:formula="of:=SIN(PI()*2/257*[.FG$1]*[.$B12]*[.$B12])/[.$B12]/[.$B12]" office:value-type="float" office:value="0.0145210863664481">
            <text:p>0.0145210864</text:p>
          </table:table-cell>
          <table:table-cell table:style-name="ce3" table:formula="of:=SIN(PI()*2/257*[.FH$1]*[.$B12]*[.$B12])/[.$B12]/[.$B12]" office:value-type="float" office:value="-0.00900252467568389">
            <text:p>-0.0090025247</text:p>
          </table:table-cell>
          <table:table-cell table:style-name="ce3" table:formula="of:=SIN(PI()*2/257*[.FI$1]*[.$B12]*[.$B12])/[.$B12]/[.$B12]" office:value-type="float" office:value="-0.025991151929544">
            <text:p>-0.0259911519</text:p>
          </table:table-cell>
          <table:table-cell table:style-name="ce3" table:formula="of:=SIN(PI()*2/257*[.FJ$1]*[.$B12]*[.$B12])/[.$B12]/[.$B12]" office:value-type="float" office:value="-0.0241126543915267">
            <text:p>-0.0241126544</text:p>
          </table:table-cell>
          <table:table-cell table:style-name="ce3" table:formula="of:=SIN(PI()*2/257*[.FK$1]*[.$B12]*[.$B12])/[.$B12]/[.$B12]" office:value-type="float" office:value="-0.00473064409264546">
            <text:p>-0.0047306441</text:p>
          </table:table-cell>
          <table:table-cell table:style-name="ce3" table:formula="of:=SIN(PI()*2/257*[.FL$1]*[.$B12]*[.$B12])/[.$B12]/[.$B12]" office:value-type="float" office:value="0.0180853676188653">
            <text:p>0.0180853676</text:p>
          </table:table-cell>
          <table:table-cell table:style-name="ce3" table:formula="of:=SIN(PI()*2/257*[.FM$1]*[.$B12]*[.$B12])/[.$B12]/[.$B12]" office:value-type="float" office:value="0.02777310826732">
            <text:p>0.0277731083</text:p>
          </table:table-cell>
          <table:table-cell table:style-name="ce3" table:formula="of:=SIN(PI()*2/257*[.FN$1]*[.$B12]*[.$B12])/[.$B12]/[.$B12]" office:value-type="float" office:value="0.0173001918984061">
            <text:p>0.0173001919</text:p>
          </table:table-cell>
          <table:table-cell table:style-name="ce3" table:formula="of:=SIN(PI()*2/257*[.FO$1]*[.$B12]*[.$B12])/[.$B12]/[.$B12]" office:value-type="float" office:value="-0.00573103201899423">
            <text:p>-0.005731032</text:p>
          </table:table-cell>
          <table:table-cell table:style-name="ce3" table:formula="of:=SIN(PI()*2/257*[.FP$1]*[.$B12]*[.$B12])/[.$B12]/[.$B12]" office:value-type="float" office:value="-0.0246020672467313">
            <text:p>-0.0246020672</text:p>
          </table:table-cell>
          <table:table-cell table:style-name="ce3" table:formula="of:=SIN(PI()*2/257*[.FQ$1]*[.$B12]*[.$B12])/[.$B12]/[.$B12]" office:value-type="float" office:value="-0.0256143221425889">
            <text:p>-0.0256143221</text:p>
          </table:table-cell>
          <table:table-cell table:style-name="ce3" table:formula="of:=SIN(PI()*2/257*[.FR$1]*[.$B12]*[.$B12])/[.$B12]/[.$B12]" office:value-type="float" office:value="-0.00803299512897229">
            <text:p>-0.0080329951</text:p>
          </table:table-cell>
          <table:table-cell table:style-name="ce3" table:formula="of:=SIN(PI()*2/257*[.FS$1]*[.$B12]*[.$B12])/[.$B12]/[.$B12]" office:value-type="float" office:value="0.0153795286689079">
            <text:p>0.0153795287</text:p>
          </table:table-cell>
          <table:table-cell table:style-name="ce3" table:formula="of:=SIN(PI()*2/257*[.FT$1]*[.$B12]*[.$B12])/[.$B12]/[.$B12]" office:value-type="float" office:value="0.0276279652642234">
            <text:p>0.0276279653</text:p>
          </table:table-cell>
          <table:table-cell table:style-name="ce3" table:formula="of:=SIN(PI()*2/257*[.FU$1]*[.$B12]*[.$B12])/[.$B12]/[.$B12]" office:value-type="float" office:value="0.0198211049723996">
            <text:p>0.019821105</text:p>
          </table:table-cell>
          <table:table-cell table:style-name="ce3" table:formula="of:=SIN(PI()*2/257*[.FV$1]*[.$B12]*[.$B12])/[.$B12]/[.$B12]" office:value-type="float" office:value="-0.00237400798482732">
            <text:p>-0.002374008</text:p>
          </table:table-cell>
          <table:table-cell table:style-name="ce3" table:formula="of:=SIN(PI()*2/257*[.FW$1]*[.$B12]*[.$B12])/[.$B12]/[.$B12]" office:value-type="float" office:value="-0.0228458150636516">
            <text:p>-0.0228458151</text:p>
          </table:table-cell>
          <table:table-cell table:style-name="ce3" table:formula="of:=SIN(PI()*2/257*[.FX$1]*[.$B12]*[.$B12])/[.$B12]/[.$B12]" office:value-type="float" office:value="-0.0267337152442162">
            <text:p>-0.0267337152</text:p>
          </table:table-cell>
          <table:table-cell table:style-name="ce3" table:formula="of:=SIN(PI()*2/257*[.FY$1]*[.$B12]*[.$B12])/[.$B12]/[.$B12]" office:value-type="float" office:value="-0.0112154597056955">
            <text:p>-0.0112154597</text:p>
          </table:table-cell>
          <table:table-cell table:style-name="ce3" table:formula="of:=SIN(PI()*2/257*[.FZ$1]*[.$B12]*[.$B12])/[.$B12]/[.$B12]" office:value-type="float" office:value="0.0124441617268507">
            <text:p>0.0124441617</text:p>
          </table:table-cell>
          <table:table-cell table:style-name="ce3" table:formula="of:=SIN(PI()*2/257*[.GA$1]*[.$B12]*[.$B12])/[.$B12]/[.$B12]" office:value-type="float" office:value="0.0270704954902993">
            <text:p>0.0270704955</text:p>
          </table:table-cell>
          <table:table-cell table:style-name="ce3" table:formula="of:=SIN(PI()*2/257*[.GB$1]*[.$B12]*[.$B12])/[.$B12]/[.$B12]" office:value-type="float" office:value="0.0220462028414239">
            <text:p>0.0220462028</text:p>
          </table:table-cell>
          <table:table-cell table:style-name="ce3" table:formula="of:=SIN(PI()*2/257*[.GC$1]*[.$B12]*[.$B12])/[.$B12]/[.$B12]" office:value-type="float" office:value="0.00101844634747762">
            <text:p>0.0010184463</text:p>
          </table:table-cell>
          <table:table-cell table:style-name="ce3" table:formula="of:=SIN(PI()*2/257*[.GD$1]*[.$B12]*[.$B12])/[.$B12]/[.$B12]" office:value-type="float" office:value="-0.0207486061339557">
            <text:p>-0.0207486061</text:p>
          </table:table-cell>
          <table:table-cell table:style-name="ce3" table:formula="of:=SIN(PI()*2/257*[.GE$1]*[.$B12]*[.$B12])/[.$B12]/[.$B12]" office:value-type="float" office:value="-0.0274541275894453">
            <text:p>-0.0274541276</text:p>
          </table:table-cell>
          <table:table-cell table:style-name="ce3" table:formula="of:=SIN(PI()*2/257*[.GF$1]*[.$B12]*[.$B12])/[.$B12]/[.$B12]" office:value-type="float" office:value="-0.0142305419131575">
            <text:p>-0.0142305419</text:p>
          </table:table-cell>
          <table:table-cell table:style-name="ce3" table:formula="of:=SIN(PI()*2/257*[.GG$1]*[.$B12]*[.$B12])/[.$B12]/[.$B12]" office:value-type="float" office:value="0.00932307495449073">
            <text:p>0.009323075</text:p>
          </table:table-cell>
          <table:table-cell table:style-name="ce3" table:formula="of:=SIN(PI()*2/257*[.GH$1]*[.$B12]*[.$B12])/[.$B12]/[.$B12]" office:value-type="float" office:value="0.0261090187660457">
            <text:p>0.0261090188</text:p>
          </table:table-cell>
          <table:table-cell table:style-name="ce3" table:formula="of:=SIN(PI()*2/257*[.GI$1]*[.$B12]*[.$B12])/[.$B12]/[.$B12]" office:value-type="float" office:value="0.02394227757973">
            <text:p>0.0239422776</text:p>
          </table:table-cell>
          <table:table-cell table:style-name="ce3" table:formula="of:=SIN(PI()*2/257*[.GJ$1]*[.$B12]*[.$B12])/[.$B12]/[.$B12]" office:value-type="float" office:value="0.0043957011278193">
            <text:p>0.0043957011</text:p>
          </table:table-cell>
          <table:table-cell table:style-name="ce3" table:formula="of:=SIN(PI()*2/257*[.GK$1]*[.$B12]*[.$B12])/[.$B12]/[.$B12]" office:value-type="float" office:value="-0.0183417397363798">
            <text:p>-0.0183417397</text:p>
          </table:table-cell>
          <table:table-cell table:style-name="ce3" table:formula="of:=SIN(PI()*2/257*[.GL$1]*[.$B12]*[.$B12])/[.$B12]/[.$B12]" office:value-type="float" office:value="-0.0277648075614582">
            <text:p>-0.0277648076</text:p>
          </table:table-cell>
          <table:table-cell table:style-name="ce3" table:formula="of:=SIN(PI()*2/257*[.GM$1]*[.$B12]*[.$B12])/[.$B12]/[.$B12]" office:value-type="float" office:value="-0.0170332438986936">
            <text:p>-0.0170332439</text:p>
          </table:table-cell>
          <table:table-cell table:style-name="ce3" table:formula="of:=SIN(PI()*2/257*[.GN$1]*[.$B12]*[.$B12])/[.$B12]/[.$B12]" office:value-type="float" office:value="0.00606284824354383">
            <text:p>0.0060628482</text:p>
          </table:table-cell>
          <table:table-cell table:style-name="ce3" table:formula="of:=SIN(PI()*2/257*[.GO$1]*[.$B12]*[.$B12])/[.$B12]/[.$B12]" office:value-type="float" office:value="0.0247578844143003">
            <text:p>0.0247578844</text:p>
          </table:table-cell>
          <table:table-cell table:style-name="ce3" table:formula="of:=SIN(PI()*2/257*[.GP$1]*[.$B12]*[.$B12])/[.$B12]/[.$B12]" office:value-type="float" office:value="0.0254810316863396">
            <text:p>0.0254810317</text:p>
          </table:table-cell>
          <table:table-cell table:style-name="ce3" table:formula="of:=SIN(PI()*2/257*[.GQ$1]*[.$B12]*[.$B12])/[.$B12]/[.$B12]" office:value-type="float" office:value="0.00770735334806417">
            <text:p>0.0077073533</text:p>
          </table:table-cell>
          <table:table-cell table:style-name="ce3" table:formula="of:=SIN(PI()*2/257*[.GR$1]*[.$B12]*[.$B12])/[.$B12]/[.$B12]" office:value-type="float" office:value="-0.0156611365563627">
            <text:p>-0.0156611366</text:p>
          </table:table-cell>
          <table:table-cell table:style-name="ce3" table:formula="of:=SIN(PI()*2/257*[.GS$1]*[.$B12]*[.$B12])/[.$B12]/[.$B12]" office:value-type="float" office:value="-0.0276611184934435">
            <text:p>-0.0276611185</text:p>
          </table:table-cell>
          <table:table-cell table:style-name="ce3" table:formula="of:=SIN(PI()*2/257*[.GT$1]*[.$B12]*[.$B12])/[.$B12]/[.$B12]" office:value-type="float" office:value="-0.0195817374260138">
            <text:p>-0.0195817374</text:p>
          </table:table-cell>
          <table:table-cell table:style-name="ce3" table:formula="of:=SIN(PI()*2/257*[.GU$1]*[.$B12]*[.$B12])/[.$B12]/[.$B12]" office:value-type="float" office:value="0.00271213804550655">
            <text:p>0.002712138</text:p>
          </table:table-cell>
          <table:table-cell table:style-name="ce3" table:formula="of:=SIN(PI()*2/257*[.GV$1]*[.$B12]*[.$B12])/[.$B12]/[.$B12]" office:value-type="float" office:value="0.023037257107304">
            <text:p>0.0230372571</text:p>
          </table:table-cell>
          <table:table-cell table:style-name="ce3" table:formula="of:=SIN(PI()*2/257*[.GW$1]*[.$B12]*[.$B12])/[.$B12]/[.$B12]" office:value-type="float" office:value="0.0266395004041375">
            <text:p>0.0266395004</text:p>
          </table:table-cell>
          <table:table-cell table:style-name="ce3" table:formula="of:=SIN(PI()*2/257*[.GX$1]*[.$B12]*[.$B12])/[.$B12]/[.$B12]" office:value-type="float" office:value="0.0109039790693527">
            <text:p>0.0109039791</text:p>
          </table:table-cell>
          <table:table-cell table:style-name="ce3" table:formula="of:=SIN(PI()*2/257*[.GY$1]*[.$B12]*[.$B12])/[.$B12]/[.$B12]" office:value-type="float" office:value="-0.0127468025966067">
            <text:p>-0.0127468026</text:p>
          </table:table-cell>
          <table:table-cell table:style-name="ce3" table:formula="of:=SIN(PI()*2/257*[.GZ$1]*[.$B12]*[.$B12])/[.$B12]/[.$B12]" office:value-type="float" office:value="-0.0271446078673879">
            <text:p>-0.0271446079</text:p>
          </table:table-cell>
          <table:table-cell table:style-name="ce3" table:formula="of:=SIN(PI()*2/257*[.HA$1]*[.$B12]*[.$B12])/[.$B12]/[.$B12]" office:value-type="float" office:value="-0.0218379881304241">
            <text:p>-0.0218379881</text:p>
          </table:table-cell>
          <table:table-cell table:style-name="ce3" table:formula="of:=SIN(PI()*2/257*[.HB$1]*[.$B12]*[.$B12])/[.$B12]/[.$B12]" office:value-type="float" office:value="-0.000679048789575969">
            <text:p>-0.0006790488</text:p>
          </table:table-cell>
          <table:table-cell table:style-name="ce3" table:formula="of:=SIN(PI()*2/257*[.HC$1]*[.$B12]*[.$B12])/[.$B12]/[.$B12]" office:value-type="float" office:value="0.020972815924008">
            <text:p>0.0209728159</text:p>
          </table:table-cell>
          <table:table-cell table:style-name="ce3" table:formula="of:=SIN(PI()*2/257*[.HD$1]*[.$B12]*[.$B12])/[.$B12]/[.$B12]" office:value-type="float" office:value="0.0274003944517404">
            <text:p>0.0274003945</text:p>
          </table:table-cell>
          <table:table-cell table:style-name="ce3" table:formula="of:=SIN(PI()*2/257*[.HE$1]*[.$B12]*[.$B12])/[.$B12]/[.$B12]" office:value-type="float" office:value="0.0139378710375111">
            <text:p>0.013937871</text:p>
          </table:table-cell>
          <table:table-cell table:style-name="ce3" table:formula="of:=SIN(PI()*2/257*[.HF$1]*[.$B12]*[.$B12])/[.$B12]/[.$B12]" office:value-type="float" office:value="-0.00964223211734121">
            <text:p>-0.0096422321</text:p>
          </table:table-cell>
          <table:table-cell table:style-name="ce3" table:formula="of:=SIN(PI()*2/257*[.HG$1]*[.$B12]*[.$B12])/[.$B12]/[.$B12]" office:value-type="float" office:value="-0.0262229842190633">
            <text:p>-0.0262229842</text:p>
          </table:table-cell>
          <table:table-cell table:style-name="ce3" table:formula="of:=SIN(PI()*2/257*[.HH$1]*[.$B12]*[.$B12])/[.$B12]/[.$B12]" office:value-type="float" office:value="-0.0237683231533482">
            <text:p>-0.0237683232</text:p>
          </table:table-cell>
          <table:table-cell table:style-name="ce3" table:formula="of:=SIN(PI()*2/257*[.HI$1]*[.$B12]*[.$B12])/[.$B12]/[.$B12]" office:value-type="float" office:value="-0.00406010132805289">
            <text:p>-0.0040601013</text:p>
          </table:table-cell>
          <table:table-cell table:style-name="ce3" table:formula="of:=SIN(PI()*2/257*[.HJ$1]*[.$B12]*[.$B12])/[.$B12]/[.$B12]" office:value-type="float" office:value="0.0185953711089776">
            <text:p>0.0185953711</text:p>
          </table:table-cell>
          <table:table-cell table:style-name="ce3" table:formula="of:=SIN(PI()*2/257*[.HK$1]*[.$B12]*[.$B12])/[.$B12]/[.$B12]" office:value-type="float" office:value="0.0277523580531221">
            <text:p>0.0277523581</text:p>
          </table:table-cell>
          <table:table-cell table:style-name="ce3" table:formula="of:=SIN(PI()*2/257*[.HL$1]*[.$B12]*[.$B12])/[.$B12]/[.$B12]" office:value-type="float" office:value="0.0167637506782266">
            <text:p>0.0167637507</text:p>
          </table:table-cell>
          <table:table-cell table:style-name="ce3" table:formula="of:=SIN(PI()*2/257*[.HM$1]*[.$B12]*[.$B12])/[.$B12]/[.$B12]" office:value-type="float" office:value="-0.00639375851692631">
            <text:p>-0.0063937585</text:p>
          </table:table-cell>
          <table:table-cell table:style-name="ce3" table:formula="of:=SIN(PI()*2/257*[.HN$1]*[.$B12]*[.$B12])/[.$B12]/[.$B12]" office:value-type="float" office:value="-0.0249100020938804">
            <text:p>-0.0249100021</text:p>
          </table:table-cell>
          <table:table-cell table:style-name="ce3" table:formula="of:=SIN(PI()*2/257*[.HO$1]*[.$B12]*[.$B12])/[.$B12]/[.$B12]" office:value-type="float" office:value="-0.0253439336846182">
            <text:p>-0.0253439337</text:p>
          </table:table-cell>
          <table:table-cell table:style-name="ce3" table:formula="of:=SIN(PI()*2/257*[.HP$1]*[.$B12]*[.$B12])/[.$B12]/[.$B12]" office:value-type="float" office:value="-0.00738055988308445">
            <text:p>-0.0073805599</text:p>
          </table:table-cell>
          <table:table-cell table:style-name="ce3" table:formula="of:=SIN(PI()*2/257*[.HQ$1]*[.$B12]*[.$B12])/[.$B12]/[.$B12]" office:value-type="float" office:value="0.015940404252481">
            <text:p>0.0159404043</text:p>
          </table:table-cell>
          <table:table-cell table:style-name="ce3" table:formula="of:=SIN(PI()*2/257*[.HR$1]*[.$B12]*[.$B12])/[.$B12]/[.$B12]" office:value-type="float" office:value="0.0276901384141004">
            <text:p>0.0276901384</text:p>
          </table:table-cell>
          <table:table-cell table:style-name="ce3" table:formula="of:=SIN(PI()*2/257*[.HS$1]*[.$B12]*[.$B12])/[.$B12]/[.$B12]" office:value-type="float" office:value="0.0193394438459975">
            <text:p>0.0193394438</text:p>
          </table:table-cell>
          <table:table-cell table:style-name="ce3" table:formula="of:=SIN(PI()*2/257*[.HT$1]*[.$B12]*[.$B12])/[.$B12]/[.$B12]" office:value-type="float" office:value="-0.00304986284045395">
            <text:p>-0.0030498628</text:p>
          </table:table-cell>
          <table:table-cell table:style-name="ce3" table:formula="of:=SIN(PI()*2/257*[.HU$1]*[.$B12]*[.$B12])/[.$B12]/[.$B12]" office:value-type="float" office:value="-0.0232252567705595">
            <text:p>-0.0232252568</text:p>
          </table:table-cell>
          <table:table-cell table:style-name="ce3" table:formula="of:=SIN(PI()*2/257*[.HV$1]*[.$B12]*[.$B12])/[.$B12]/[.$B12]" office:value-type="float" office:value="-0.0265413049124753">
            <text:p>-0.0265413049</text:p>
          </table:table-cell>
          <table:table-cell table:style-name="ce3" table:formula="of:=SIN(PI()*2/257*[.HW$1]*[.$B12]*[.$B12])/[.$B12]/[.$B12]" office:value-type="float" office:value="-0.0105908690878332">
            <text:p>-0.0105908691</text:p>
          </table:table-cell>
          <table:table-cell table:style-name="ce3" table:formula="of:=SIN(PI()*2/257*[.HX$1]*[.$B12]*[.$B12])/[.$B12]/[.$B12]" office:value-type="float" office:value="0.0130475387542188">
            <text:p>0.0130475388</text:p>
          </table:table-cell>
          <table:table-cell table:style-name="ce3" table:formula="of:=SIN(PI()*2/257*[.HY$1]*[.$B12]*[.$B12])/[.$B12]/[.$B12]" office:value-type="float" office:value="0.0272146641163712">
            <text:p>0.0272146641</text:p>
          </table:table-cell>
          <table:table-cell table:style-name="ce3" table:formula="of:=SIN(PI()*2/257*[.HZ$1]*[.$B12]*[.$B12])/[.$B12]/[.$B12]" office:value-type="float" office:value="0.0216265102417867">
            <text:p>0.0216265102</text:p>
          </table:table-cell>
          <table:table-cell table:style-name="ce3" table:formula="of:=SIN(PI()*2/257*[.IA$1]*[.$B12]*[.$B12])/[.$B12]/[.$B12]" office:value-type="float" office:value="0.000339549763681348">
            <text:p>0.0003395498</text:p>
          </table:table-cell>
          <table:table-cell table:style-name="ce3" table:formula="of:=SIN(PI()*2/257*[.IB$1]*[.$B12]*[.$B12])/[.$B12]/[.$B12]" office:value-type="float" office:value="-0.0211938918162147">
            <text:p>-0.0211938918</text:p>
          </table:table-cell>
          <table:table-cell table:style-name="ce3" table:formula="of:=SIN(PI()*2/257*[.IC$1]*[.$B12]*[.$B12])/[.$B12]/[.$B12]" office:value-type="float" office:value="-0.0273425669645956">
            <text:p>-0.027342567</text:p>
          </table:table-cell>
          <table:table-cell table:style-name="ce3" table:formula="of:=SIN(PI()*2/257*[.ID$1]*[.$B12]*[.$B12])/[.$B12]/[.$B12]" office:value-type="float" office:value="-0.0136431174723407">
            <text:p>-0.0136431175</text:p>
          </table:table-cell>
          <table:table-cell table:style-name="ce3" table:formula="of:=SIN(PI()*2/257*[.IE$1]*[.$B12]*[.$B12])/[.$B12]/[.$B12]" office:value-type="float" office:value="0.00995994847364629">
            <text:p>0.0099599485</text:p>
          </table:table-cell>
          <table:table-cell table:style-name="ce3" table:formula="of:=SIN(PI()*2/257*[.IF$1]*[.$B12]*[.$B12])/[.$B12]/[.$B12]" office:value-type="float" office:value="0.0263330312591198">
            <text:p>0.0263330313</text:p>
          </table:table-cell>
          <table:table-cell table:style-name="ce3" table:formula="of:=SIN(PI()*2/257*[.IG$1]*[.$B12]*[.$B12])/[.$B12]/[.$B12]" office:value-type="float" office:value="0.023590817105812">
            <text:p>0.0235908171</text:p>
          </table:table-cell>
          <table:table-cell table:style-name="ce3" table:formula="of:=SIN(PI()*2/257*[.IH$1]*[.$B12]*[.$B12])/[.$B12]/[.$B12]" office:value-type="float" office:value="0.00372389484090361">
            <text:p>0.0037238948</text:p>
          </table:table-cell>
          <table:table-cell table:style-name="ce3" table:formula="of:=SIN(PI()*2/257*[.II$1]*[.$B12]*[.$B12])/[.$B12]/[.$B12]" office:value-type="float" office:value="-0.0188462238373693">
            <text:p>-0.0188462238</text:p>
          </table:table-cell>
          <table:table-cell table:style-name="ce3" table:formula="of:=SIN(PI()*2/257*[.IJ$1]*[.$B12]*[.$B12])/[.$B12]/[.$B12]" office:value-type="float" office:value="-0.0277357616026001">
            <text:p>-0.0277357616</text:p>
          </table:table-cell>
          <table:table-cell table:style-name="ce3" table:formula="of:=SIN(PI()*2/257*[.IK$1]*[.$B12]*[.$B12])/[.$B12]/[.$B12]" office:value-type="float" office:value="-0.0164917525064784">
            <text:p>-0.0164917525</text:p>
          </table:table-cell>
          <table:table-cell table:style-name="ce3" table:formula="of:=SIN(PI()*2/257*[.IL$1]*[.$B12]*[.$B12])/[.$B12]/[.$B12]" office:value-type="float" office:value="0.00672371339232687">
            <text:p>0.0067237134</text:p>
          </table:table-cell>
          <table:table-cell table:style-name="ce3" table:formula="of:=SIN(PI()*2/257*[.IM$1]*[.$B12]*[.$B12])/[.$B12]/[.$B12]" office:value-type="float" office:value="0.0250583975550329">
            <text:p>0.0250583976</text:p>
          </table:table-cell>
          <table:table-cell table:style-name="ce3" table:formula="of:=SIN(PI()*2/257*[.IN$1]*[.$B12]*[.$B12])/[.$B12]/[.$B12]" office:value-type="float" office:value="0.0252030486235217">
            <text:p>0.0252030486</text:p>
          </table:table-cell>
          <table:table-cell table:style-name="ce3" table:formula="of:=SIN(PI()*2/257*[.IO$1]*[.$B12]*[.$B12])/[.$B12]/[.$B12]" office:value-type="float" office:value="0.007052663565687">
            <text:p>0.0070526636</text:p>
          </table:table-cell>
          <table:table-cell table:style-name="ce3" table:formula="of:=SIN(PI()*2/257*[.IP$1]*[.$B12]*[.$B12])/[.$B12]/[.$B12]" office:value-type="float" office:value="-0.0162172900272257">
            <text:p>-0.01621729</text:p>
          </table:table-cell>
          <table:table-cell table:style-name="ce3" table:formula="of:=SIN(PI()*2/257*[.IQ$1]*[.$B12]*[.$B12])/[.$B12]/[.$B12]" office:value-type="float" office:value="-0.0277150206898444">
            <text:p>-0.0277150207</text:p>
          </table:table-cell>
          <table:table-cell table:style-name="ce3" table:formula="of:=SIN(PI()*2/257*[.IR$1]*[.$B12]*[.$B12])/[.$B12]/[.$B12]" office:value-type="float" office:value="-0.0190942604374695">
            <text:p>-0.0190942604</text:p>
          </table:table-cell>
          <table:table-cell table:style-name="ce3" table:formula="of:=SIN(PI()*2/257*[.IS$1]*[.$B12]*[.$B12])/[.$B12]/[.$B12]" office:value-type="float" office:value="0.00338713190458357">
            <text:p>0.0033871319</text:p>
          </table:table-cell>
          <table:table-cell table:style-name="ce3" table:formula="of:=SIN(PI()*2/257*[.IT$1]*[.$B12]*[.$B12])/[.$B12]/[.$B12]" office:value-type="float" office:value="0.0234097859612556">
            <text:p>0.023409786</text:p>
          </table:table-cell>
          <table:table-cell table:style-name="ce3" table:formula="of:=SIN(PI()*2/257*[.IU$1]*[.$B12]*[.$B12])/[.$B12]/[.$B12]" office:value-type="float" office:value="0.0264391434422534">
            <text:p>0.0264391434</text:p>
          </table:table-cell>
          <table:table-cell table:style-name="ce3" table:formula="of:=SIN(PI()*2/257*[.IV$1]*[.$B12]*[.$B12])/[.$B12]/[.$B12]" office:value-type="float" office:value="0.0102761765481116">
            <text:p>0.0102761765</text:p>
          </table:table-cell>
          <table:table-cell table:style-name="ce3" table:formula="of:=SIN(PI()*2/257*[.IW$1]*[.$B12]*[.$B12])/[.$B12]/[.$B12]" office:value-type="float" office:value="-0.0133463252616867">
            <text:p>-0.0133463253</text:p>
          </table:table-cell>
          <table:table-cell table:style-name="ce3" table:formula="of:=SIN(PI()*2/257*[.IX$1]*[.$B12]*[.$B12])/[.$B12]/[.$B12]" office:value-type="float" office:value="-0.0272806537689783">
            <text:p>-0.0272806538</text:p>
          </table:table-cell>
          <table:table-cell table:style-name="ce3" table:formula="of:=SIN(PI()*2/257*[.IY$1]*[.$B12]*[.$B12])/[.$B12]/[.$B12]" office:value-type="float" office:value="-0.0214118007759433">
            <text:p>-0.02141180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 table:formula="of:=SIN(PI()*2/257*[.C$1]*[.$B13]*[.$B13])/[.$B13]/[.$B13]" office:value-type="float" office:value="0">
            <text:p>0</text:p>
          </table:table-cell>
          <table:table-cell table:style-name="ce3" table:formula="of:=SIN(PI()*2/257*[.D$1]*[.$B13]*[.$B13])/[.$B13]/[.$B13]" office:value-type="float" office:value="0.0190060907671883">
            <text:p>0.0190060908</text:p>
          </table:table-cell>
          <table:table-cell table:style-name="ce3" table:formula="of:=SIN(PI()*2/257*[.E$1]*[.$B13]*[.$B13])/[.$B13]/[.$B13]" office:value-type="float" office:value="0.0138462052682716">
            <text:p>0.0138462053</text:p>
          </table:table-cell>
          <table:table-cell table:style-name="ce3" table:formula="of:=SIN(PI()*2/257*[.F$1]*[.$B13]*[.$B13])/[.$B13]/[.$B13]" office:value-type="float" office:value="-0.00891893488229229">
            <text:p>-0.0089189349</text:p>
          </table:table-cell>
          <table:table-cell table:style-name="ce3" table:formula="of:=SIN(PI()*2/257*[.G$1]*[.$B13]*[.$B13])/[.$B13]/[.$B13]" office:value-type="float" office:value="-0.0203437751613799">
            <text:p>-0.0203437752</text:p>
          </table:table-cell>
          <table:table-cell table:style-name="ce3" table:formula="of:=SIN(PI()*2/257*[.H$1]*[.$B13]*[.$B13])/[.$B13]/[.$B13]" office:value-type="float" office:value="-0.00590179233965303">
            <text:p>-0.0059017923</text:p>
          </table:table-cell>
          <table:table-cell table:style-name="ce3" table:formula="of:=SIN(PI()*2/257*[.I$1]*[.$B13]*[.$B13])/[.$B13]/[.$B13]" office:value-type="float" office:value="0.0160442361774546">
            <text:p>0.0160442362</text:p>
          </table:table-cell>
          <table:table-cell table:style-name="ce3" table:formula="of:=SIN(PI()*2/257*[.J$1]*[.$B13]*[.$B13])/[.$B13]/[.$B13]" office:value-type="float" office:value="0.0175902447524545">
            <text:p>0.0175902448</text:p>
          </table:table-cell>
          <table:table-cell table:style-name="ce3" table:formula="of:=SIN(PI()*2/257*[.K$1]*[.$B13]*[.$B13])/[.$B13]/[.$B13]" office:value-type="float" office:value="-0.00322949470615242">
            <text:p>-0.0032294947</text:p>
          </table:table-cell>
          <table:table-cell table:style-name="ce3" table:formula="of:=SIN(PI()*2/257*[.L$1]*[.$B13]*[.$B13])/[.$B13]/[.$B13]" office:value-type="float" office:value="-0.0199429772086932">
            <text:p>-0.0199429772</text:p>
          </table:table-cell>
          <table:table-cell table:style-name="ce3" table:formula="of:=SIN(PI()*2/257*[.M$1]*[.$B13]*[.$B13])/[.$B13]/[.$B13]" office:value-type="float" office:value="-0.0112992455526672">
            <text:p>-0.0112992456</text:p>
          </table:table-cell>
          <table:table-cell table:style-name="ce3" table:formula="of:=SIN(PI()*2/257*[.N$1]*[.$B13]*[.$B13])/[.$B13]/[.$B13]" office:value-type="float" office:value="0.0117113174099865">
            <text:p>0.0117113174</text:p>
          </table:table-cell>
          <table:table-cell table:style-name="ce3" table:formula="of:=SIN(PI()*2/257*[.O$1]*[.$B13]*[.$B13])/[.$B13]/[.$B13]" office:value-type="float" office:value="0.0198311055130805">
            <text:p>0.0198311055</text:p>
          </table:table-cell>
          <table:table-cell table:style-name="ce3" table:formula="of:=SIN(PI()*2/257*[.P$1]*[.$B13]*[.$B13])/[.$B13]/[.$B13]" office:value-type="float" office:value="0.00273592274025541">
            <text:p>0.0027359227</text:p>
          </table:table-cell>
          <table:table-cell table:style-name="ce3" table:formula="of:=SIN(PI()*2/257*[.Q$1]*[.$B13]*[.$B13])/[.$B13]/[.$B13]" office:value-type="float" office:value="-0.0178379471974785">
            <text:p>-0.0178379472</text:p>
          </table:table-cell>
          <table:table-cell table:style-name="ce3" table:formula="of:=SIN(PI()*2/257*[.R$1]*[.$B13]*[.$B13])/[.$B13]/[.$B13]" office:value-type="float" office:value="-0.0157311189374277">
            <text:p>-0.0157311189</text:p>
          </table:table-cell>
          <table:table-cell table:style-name="ce3" table:formula="of:=SIN(PI()*2/257*[.S$1]*[.$B13]*[.$B13])/[.$B13]/[.$B13]" office:value-type="float" office:value="0.00637760511160086">
            <text:p>0.0063776051</text:p>
          </table:table-cell>
          <table:table-cell table:style-name="ce3" table:formula="of:=SIN(PI()*2/257*[.T$1]*[.$B13]*[.$B13])/[.$B13]/[.$B13]" office:value-type="float" office:value="0.020377294238645">
            <text:p>0.0203772942</text:p>
          </table:table-cell>
          <table:table-cell table:style-name="ce3" table:formula="of:=SIN(PI()*2/257*[.U$1]*[.$B13]*[.$B13])/[.$B13]/[.$B13]" office:value-type="float" office:value="0.00846754123103053">
            <text:p>0.0084675412</text:p>
          </table:table-cell>
          <table:table-cell table:style-name="ce3" table:formula="of:=SIN(PI()*2/257*[.V$1]*[.$B13]*[.$B13])/[.$B13]/[.$B13]" office:value-type="float" office:value="-0.0142085709888956">
            <text:p>-0.014208571</text:p>
          </table:table-cell>
          <table:table-cell table:style-name="ce3" table:formula="of:=SIN(PI()*2/257*[.W$1]*[.$B13]*[.$B13])/[.$B13]/[.$B13]" office:value-type="float" office:value="-0.0188186856557797">
            <text:p>-0.0188186857</text:p>
          </table:table-cell>
          <table:table-cell table:style-name="ce3" table:formula="of:=SIN(PI()*2/257*[.X$1]*[.$B13]*[.$B13])/[.$B13]/[.$B13]" office:value-type="float" office:value="0.000498892988260093">
            <text:p>0.000498893</text:p>
          </table:table-cell>
          <table:table-cell table:style-name="ce3" table:formula="of:=SIN(PI()*2/257*[.Y$1]*[.$B13]*[.$B13])/[.$B13]/[.$B13]" office:value-type="float" office:value="0.0191821362362786">
            <text:p>0.0191821362</text:p>
          </table:table-cell>
          <table:table-cell table:style-name="ce3" table:formula="of:=SIN(PI()*2/257*[.Z$1]*[.$B13]*[.$B13])/[.$B13]/[.$B13]" office:value-type="float" office:value="0.013475563887953">
            <text:p>0.0134755639</text:p>
          </table:table-cell>
          <table:table-cell table:style-name="ce3" table:formula="of:=SIN(PI()*2/257*[.AA$1]*[.$B13]*[.$B13])/[.$B13]/[.$B13]" office:value-type="float" office:value="-0.00936499782607899">
            <text:p>-0.0093649978</text:p>
          </table:table-cell>
          <table:table-cell table:style-name="ce3" table:formula="of:=SIN(PI()*2/257*[.AB$1]*[.$B13]*[.$B13])/[.$B13]/[.$B13]" office:value-type="float" office:value="-0.0202980969288172">
            <text:p>-0.0202980969</text:p>
          </table:table-cell>
          <table:table-cell table:style-name="ce3" table:formula="of:=SIN(PI()*2/257*[.AC$1]*[.$B13]*[.$B13])/[.$B13]/[.$B13]" office:value-type="float" office:value="-0.00542245215900042">
            <text:p>-0.0054224522</text:p>
          </table:table-cell>
          <table:table-cell table:style-name="ce3" table:formula="of:=SIN(PI()*2/257*[.AD$1]*[.$B13]*[.$B13])/[.$B13]/[.$B13]" office:value-type="float" office:value="0.0163477640291912">
            <text:p>0.016347764</text:p>
          </table:table-cell>
          <table:table-cell table:style-name="ce3" table:formula="of:=SIN(PI()*2/257*[.AE$1]*[.$B13]*[.$B13])/[.$B13]/[.$B13]" office:value-type="float" office:value="0.0173320288940659">
            <text:p>0.0173320289</text:p>
          </table:table-cell>
          <table:table-cell table:style-name="ce3" table:formula="of:=SIN(PI()*2/257*[.AF$1]*[.$B13]*[.$B13])/[.$B13]/[.$B13]" office:value-type="float" office:value="-0.00372113645372209">
            <text:p>-0.0037211365</text:p>
          </table:table-cell>
          <table:table-cell table:style-name="ce3" table:formula="of:=SIN(PI()*2/257*[.AG$1]*[.$B13]*[.$B13])/[.$B13]/[.$B13]" office:value-type="float" office:value="-0.0200429292996575">
            <text:p>-0.0200429293</text:p>
          </table:table-cell>
          <table:table-cell table:style-name="ce3" table:formula="of:=SIN(PI()*2/257*[.AH$1]*[.$B13]*[.$B13])/[.$B13]/[.$B13]" office:value-type="float" office:value="-0.0108804203135231">
            <text:p>-0.0108804203</text:p>
          </table:table-cell>
          <table:table-cell table:style-name="ce3" table:formula="of:=SIN(PI()*2/257*[.AI$1]*[.$B13]*[.$B13])/[.$B13]/[.$B13]" office:value-type="float" office:value="0.0121163895965958">
            <text:p>0.0121163896</text:p>
          </table:table-cell>
          <table:table-cell table:style-name="ce3" table:formula="of:=SIN(PI()*2/257*[.AJ$1]*[.$B13]*[.$B13])/[.$B13]/[.$B13]" office:value-type="float" office:value="0.0197073810767771">
            <text:p>0.0197073811</text:p>
          </table:table-cell>
          <table:table-cell table:style-name="ce3" table:formula="of:=SIN(PI()*2/257*[.AK$1]*[.$B13]*[.$B13])/[.$B13]/[.$B13]" office:value-type="float" office:value="0.00224071555625265">
            <text:p>0.0022407156</text:p>
          </table:table-cell>
          <table:table-cell table:style-name="ce3" table:formula="of:=SIN(PI()*2/257*[.AL$1]*[.$B13]*[.$B13])/[.$B13]/[.$B13]" office:value-type="float" office:value="-0.0180749881812719">
            <text:p>-0.0180749882</text:p>
          </table:table-cell>
          <table:table-cell table:style-name="ce3" table:formula="of:=SIN(PI()*2/257*[.AM$1]*[.$B13]*[.$B13])/[.$B13]/[.$B13]" office:value-type="float" office:value="-0.0154085994543731">
            <text:p>-0.0154085995</text:p>
          </table:table-cell>
          <table:table-cell table:style-name="ce3" table:formula="of:=SIN(PI()*2/257*[.AN$1]*[.$B13]*[.$B13])/[.$B13]/[.$B13]" office:value-type="float" office:value="0.00684960608901369">
            <text:p>0.0068496061</text:p>
          </table:table-cell>
          <table:table-cell table:style-name="ce3" table:formula="of:=SIN(PI()*2/257*[.AO$1]*[.$B13]*[.$B13])/[.$B13]/[.$B13]" office:value-type="float" office:value="0.0203986341267856">
            <text:p>0.0203986341</text:p>
          </table:table-cell>
          <table:table-cell table:style-name="ce3" table:formula="of:=SIN(PI()*2/257*[.AP$1]*[.$B13]*[.$B13])/[.$B13]/[.$B13]" office:value-type="float" office:value="0.00801108666319848">
            <text:p>0.0080110867</text:p>
          </table:table-cell>
          <table:table-cell table:style-name="ce3" table:formula="of:=SIN(PI()*2/257*[.AQ$1]*[.$B13]*[.$B13])/[.$B13]/[.$B13]" office:value-type="float" office:value="-0.0145624444695177">
            <text:p>-0.0145624445</text:p>
          </table:table-cell>
          <table:table-cell table:style-name="ce3" table:formula="of:=SIN(PI()*2/257*[.AR$1]*[.$B13]*[.$B13])/[.$B13]/[.$B13]" office:value-type="float" office:value="-0.0186200329111479">
            <text:p>-0.0186200329</text:p>
          </table:table-cell>
          <table:table-cell table:style-name="ce3" table:formula="of:=SIN(PI()*2/257*[.AS$1]*[.$B13]*[.$B13])/[.$B13]/[.$B13]" office:value-type="float" office:value="0.000997487796006831">
            <text:p>0.0009974878</text:p>
          </table:table-cell>
          <table:table-cell table:style-name="ce3" table:formula="of:=SIN(PI()*2/257*[.AT$1]*[.$B13]*[.$B13])/[.$B13]/[.$B13]" office:value-type="float" office:value="0.0193467168434351">
            <text:p>0.0193467168</text:p>
          </table:table-cell>
          <table:table-cell table:style-name="ce3" table:formula="of:=SIN(PI()*2/257*[.AU$1]*[.$B13]*[.$B13])/[.$B13]/[.$B13]" office:value-type="float" office:value="0.0130968683744787">
            <text:p>0.0130968684</text:p>
          </table:table-cell>
          <table:table-cell table:style-name="ce3" table:formula="of:=SIN(PI()*2/257*[.AV$1]*[.$B13]*[.$B13])/[.$B13]/[.$B13]" office:value-type="float" office:value="-0.00980546345756609">
            <text:p>-0.0098054635</text:p>
          </table:table-cell>
          <table:table-cell table:style-name="ce3" table:formula="of:=SIN(PI()*2/257*[.AW$1]*[.$B13]*[.$B13])/[.$B13]/[.$B13]" office:value-type="float" office:value="-0.0202402868421199">
            <text:p>-0.0202402868</text:p>
          </table:table-cell>
          <table:table-cell table:style-name="ce3" table:formula="of:=SIN(PI()*2/257*[.AX$1]*[.$B13]*[.$B13])/[.$B13]/[.$B13]" office:value-type="float" office:value="-0.00493987106374986">
            <text:p>-0.0049398711</text:p>
          </table:table-cell>
          <table:table-cell table:style-name="ce3" table:formula="of:=SIN(PI()*2/257*[.AY$1]*[.$B13]*[.$B13])/[.$B13]/[.$B13]" office:value-type="float" office:value="0.0166415210788016">
            <text:p>0.0166415211</text:p>
          </table:table-cell>
          <table:table-cell table:style-name="ce3" table:formula="of:=SIN(PI()*2/257*[.AZ$1]*[.$B13]*[.$B13])/[.$B13]/[.$B13]" office:value-type="float" office:value="0.0170634539538807">
            <text:p>0.017063454</text:p>
          </table:table-cell>
          <table:table-cell table:style-name="ce3" table:formula="of:=SIN(PI()*2/257*[.BA$1]*[.$B13]*[.$B13])/[.$B13]/[.$B13]" office:value-type="float" office:value="-0.00421055413640371">
            <text:p>-0.0042105541</text:p>
          </table:table-cell>
          <table:table-cell table:style-name="ce3" table:formula="of:=SIN(PI()*2/257*[.BB$1]*[.$B13]*[.$B13])/[.$B13]/[.$B13]" office:value-type="float" office:value="-0.0201309020461766">
            <text:p>-0.020130902</text:p>
          </table:table-cell>
          <table:table-cell table:style-name="ce3" table:formula="of:=SIN(PI()*2/257*[.BC$1]*[.$B13]*[.$B13])/[.$B13]/[.$B13]" office:value-type="float" office:value="-0.0104550920178299">
            <text:p>-0.010455092</text:p>
          </table:table-cell>
          <table:table-cell table:style-name="ce3" table:formula="of:=SIN(PI()*2/257*[.BD$1]*[.$B13]*[.$B13])/[.$B13]/[.$B13]" office:value-type="float" office:value="0.0125142200072033">
            <text:p>0.01251422</text:p>
          </table:table-cell>
          <table:table-cell table:style-name="ce3" table:formula="of:=SIN(PI()*2/257*[.BE$1]*[.$B13]*[.$B13])/[.$B13]/[.$B13]" office:value-type="float" office:value="0.0195718778479378">
            <text:p>0.0195718778</text:p>
          </table:table-cell>
          <table:table-cell table:style-name="ce3" table:formula="of:=SIN(PI()*2/257*[.BF$1]*[.$B13]*[.$B13])/[.$B13]/[.$B13]" office:value-type="float" office:value="0.00174416913171048">
            <text:p>0.0017441691</text:p>
          </table:table-cell>
          <table:table-cell table:style-name="ce3" table:formula="of:=SIN(PI()*2/257*[.BG$1]*[.$B13]*[.$B13])/[.$B13]/[.$B13]" office:value-type="float" office:value="-0.018301226028157">
            <text:p>-0.018301226</text:p>
          </table:table-cell>
          <table:table-cell table:style-name="ce3" table:formula="of:=SIN(PI()*2/257*[.BH$1]*[.$B13]*[.$B13])/[.$B13]/[.$B13]" office:value-type="float" office:value="-0.0150768704931268">
            <text:p>-0.0150768705</text:p>
          </table:table-cell>
          <table:table-cell table:style-name="ce3" table:formula="of:=SIN(PI()*2/257*[.BI$1]*[.$B13]*[.$B13])/[.$B13]/[.$B13]" office:value-type="float" office:value="0.00731751316431166">
            <text:p>0.0073175132</text:p>
          </table:table-cell>
          <table:table-cell table:style-name="ce3" table:formula="of:=SIN(PI()*2/257*[.BJ$1]*[.$B13]*[.$B13])/[.$B13]/[.$B13]" office:value-type="float" office:value="0.0204077820712855">
            <text:p>0.0204077821</text:p>
          </table:table-cell>
          <table:table-cell table:style-name="ce3" table:formula="of:=SIN(PI()*2/257*[.BK$1]*[.$B13]*[.$B13])/[.$B13]/[.$B13]" office:value-type="float" office:value="0.00754984399453138">
            <text:p>0.007549844</text:p>
          </table:table-cell>
          <table:table-cell table:style-name="ce3" table:formula="of:=SIN(PI()*2/257*[.BL$1]*[.$B13]*[.$B13])/[.$B13]/[.$B13]" office:value-type="float" office:value="-0.0149076142055098">
            <text:p>-0.0149076142</text:p>
          </table:table-cell>
          <table:table-cell table:style-name="ce3" table:formula="of:=SIN(PI()*2/257*[.BM$1]*[.$B13]*[.$B13])/[.$B13]/[.$B13]" office:value-type="float" office:value="-0.0184102512649225">
            <text:p>-0.0184102513</text:p>
          </table:table-cell>
          <table:table-cell table:style-name="ce3" table:formula="of:=SIN(PI()*2/257*[.BN$1]*[.$B13]*[.$B13])/[.$B13]/[.$B13]" office:value-type="float" office:value="0.0014954864209446">
            <text:p>0.0014954864</text:p>
          </table:table-cell>
          <table:table-cell table:style-name="ce3" table:formula="of:=SIN(PI()*2/257*[.BO$1]*[.$B13]*[.$B13])/[.$B13]/[.$B13]" office:value-type="float" office:value="0.0194997342214103">
            <text:p>0.0194997342</text:p>
          </table:table-cell>
          <table:table-cell table:style-name="ce3" table:formula="of:=SIN(PI()*2/257*[.BP$1]*[.$B13]*[.$B13])/[.$B13]/[.$B13]" office:value-type="float" office:value="0.012710345068217">
            <text:p>0.0127103451</text:p>
          </table:table-cell>
          <table:table-cell table:style-name="ce3" table:formula="of:=SIN(PI()*2/257*[.BQ$1]*[.$B13]*[.$B13])/[.$B13]/[.$B13]" office:value-type="float" office:value="-0.0102400685173549">
            <text:p>-0.0102400685</text:p>
          </table:table-cell>
          <table:table-cell table:style-name="ce3" table:formula="of:=SIN(PI()*2/257*[.BR$1]*[.$B13]*[.$B13])/[.$B13]/[.$B13]" office:value-type="float" office:value="-0.0201703794534699">
            <text:p>-0.0201703795</text:p>
          </table:table-cell>
          <table:table-cell table:style-name="ce3" table:formula="of:=SIN(PI()*2/257*[.BS$1]*[.$B13]*[.$B13])/[.$B13]/[.$B13]" office:value-type="float" office:value="-0.00445433748505224">
            <text:p>-0.0044543375</text:p>
          </table:table-cell>
          <table:table-cell table:style-name="ce3" table:formula="of:=SIN(PI()*2/257*[.BT$1]*[.$B13]*[.$B13])/[.$B13]/[.$B13]" office:value-type="float" office:value="0.0169253317523051">
            <text:p>0.0169253318</text:p>
          </table:table-cell>
          <table:table-cell table:style-name="ce3" table:formula="of:=SIN(PI()*2/257*[.BU$1]*[.$B13]*[.$B13])/[.$B13]/[.$B13]" office:value-type="float" office:value="0.0167846804549278">
            <text:p>0.0167846805</text:p>
          </table:table-cell>
          <table:table-cell table:style-name="ce3" table:formula="of:=SIN(PI()*2/257*[.BV$1]*[.$B13]*[.$B13])/[.$B13]/[.$B13]" office:value-type="float" office:value="-0.00469745523692539">
            <text:p>-0.0046974552</text:p>
          </table:table-cell>
          <table:table-cell table:style-name="ce3" table:formula="of:=SIN(PI()*2/257*[.BW$1]*[.$B13]*[.$B13])/[.$B13]/[.$B13]" office:value-type="float" office:value="-0.0202068428683198">
            <text:p>-0.0202068429</text:p>
          </table:table-cell>
          <table:table-cell table:style-name="ce3" table:formula="of:=SIN(PI()*2/257*[.BX$1]*[.$B13]*[.$B13])/[.$B13]/[.$B13]" office:value-type="float" office:value="-0.0100235148776381">
            <text:p>-0.0100235149</text:p>
          </table:table-cell>
          <table:table-cell table:style-name="ce3" table:formula="of:=SIN(PI()*2/257*[.BY$1]*[.$B13]*[.$B13])/[.$B13]/[.$B13]" office:value-type="float" office:value="0.0129045708648125">
            <text:p>0.0129045709</text:p>
          </table:table-cell>
          <table:table-cell table:style-name="ce3" table:formula="of:=SIN(PI()*2/257*[.BZ$1]*[.$B13]*[.$B13])/[.$B13]/[.$B13]" office:value-type="float" office:value="0.0194246768147169">
            <text:p>0.0194246768</text:p>
          </table:table-cell>
          <table:table-cell table:style-name="ce3" table:formula="of:=SIN(PI()*2/257*[.CA$1]*[.$B13]*[.$B13])/[.$B13]/[.$B13]" office:value-type="float" office:value="0.00124658024463736">
            <text:p>0.0012465802</text:p>
          </table:table-cell>
          <table:table-cell table:style-name="ce3" table:formula="of:=SIN(PI()*2/257*[.CB$1]*[.$B13]*[.$B13])/[.$B13]/[.$B13]" office:value-type="float" office:value="-0.0185165255193217">
            <text:p>-0.0185165255</text:p>
          </table:table-cell>
          <table:table-cell table:style-name="ce3" table:formula="of:=SIN(PI()*2/257*[.CC$1]*[.$B13]*[.$B13])/[.$B13]/[.$B13]" office:value-type="float" office:value="-0.0147361303228856">
            <text:p>-0.0147361303</text:p>
          </table:table-cell>
          <table:table-cell table:style-name="ce3" table:formula="of:=SIN(PI()*2/257*[.CD$1]*[.$B13]*[.$B13])/[.$B13]/[.$B13]" office:value-type="float" office:value="0.0077810466767748">
            <text:p>0.0077810467</text:p>
          </table:table-cell>
          <table:table-cell table:style-name="ce3" table:formula="of:=SIN(PI()*2/257*[.CE$1]*[.$B13]*[.$B13])/[.$B13]/[.$B13]" office:value-type="float" office:value="0.0204047326045617">
            <text:p>0.0204047326</text:p>
          </table:table-cell>
          <table:table-cell table:style-name="ce3" table:formula="of:=SIN(PI()*2/257*[.CF$1]*[.$B13]*[.$B13])/[.$B13]/[.$B13]" office:value-type="float" office:value="0.00708408890253675">
            <text:p>0.0070840889</text:p>
          </table:table-cell>
          <table:table-cell table:style-name="ce3" table:formula="of:=SIN(PI()*2/257*[.CG$1]*[.$B13]*[.$B13])/[.$B13]/[.$B13]" office:value-type="float" office:value="-0.0152438738943347">
            <text:p>-0.0152438739</text:p>
          </table:table-cell>
          <table:table-cell table:style-name="ce3" table:formula="of:=SIN(PI()*2/257*[.CH$1]*[.$B13]*[.$B13])/[.$B13]/[.$B13]" office:value-type="float" office:value="-0.0181894661003027">
            <text:p>-0.0181894661</text:p>
          </table:table-cell>
          <table:table-cell table:style-name="ce3" table:formula="of:=SIN(PI()*2/257*[.CI$1]*[.$B13]*[.$B13])/[.$B13]/[.$B13]" office:value-type="float" office:value="0.0019925912171072">
            <text:p>0.0019925912</text:p>
          </table:table-cell>
          <table:table-cell table:style-name="ce3" table:formula="of:=SIN(PI()*2/257*[.CJ$1]*[.$B13]*[.$B13])/[.$B13]/[.$B13]" office:value-type="float" office:value="0.0196410969141179">
            <text:p>0.0196410969</text:p>
          </table:table-cell>
          <table:table-cell table:style-name="ce3" table:formula="of:=SIN(PI()*2/257*[.CK$1]*[.$B13]*[.$B13])/[.$B13]/[.$B13]" office:value-type="float" office:value="0.0123162249880846">
            <text:p>0.012316225</text:p>
          </table:table-cell>
          <table:table-cell table:style-name="ce3" table:formula="of:=SIN(PI()*2/257*[.CL$1]*[.$B13]*[.$B13])/[.$B13]/[.$B13]" office:value-type="float" office:value="-0.0106685532488185">
            <text:p>-0.0106685532</text:p>
          </table:table-cell>
          <table:table-cell table:style-name="ce3" table:formula="of:=SIN(PI()*2/257*[.CM$1]*[.$B13]*[.$B13])/[.$B13]/[.$B13]" office:value-type="float" office:value="-0.020088416545417">
            <text:p>-0.0200884165</text:p>
          </table:table-cell>
          <table:table-cell table:style-name="ce3" table:formula="of:=SIN(PI()*2/257*[.CN$1]*[.$B13]*[.$B13])/[.$B13]/[.$B13]" office:value-type="float" office:value="-0.00396614161871166">
            <text:p>-0.0039661416</text:p>
          </table:table-cell>
          <table:table-cell table:style-name="ce3" table:formula="of:=SIN(PI()*2/257*[.CO$1]*[.$B13]*[.$B13])/[.$B13]/[.$B13]" office:value-type="float" office:value="0.0171990264205144">
            <text:p>0.0171990264</text:p>
          </table:table-cell>
          <table:table-cell table:style-name="ce3" table:formula="of:=SIN(PI()*2/257*[.CP$1]*[.$B13]*[.$B13])/[.$B13]/[.$B13]" office:value-type="float" office:value="0.0164958750157546">
            <text:p>0.016495875</text:p>
          </table:table-cell>
          <table:table-cell table:style-name="ce3" table:formula="of:=SIN(PI()*2/257*[.CQ$1]*[.$B13]*[.$B13])/[.$B13]/[.$B13]" office:value-type="float" office:value="-0.00518154874213714">
            <text:p>-0.0051815487</text:p>
          </table:table-cell>
          <table:table-cell table:style-name="ce3" table:formula="of:=SIN(PI()*2/257*[.CR$1]*[.$B13]*[.$B13])/[.$B13]/[.$B13]" office:value-type="float" office:value="-0.0202707063774488">
            <text:p>-0.0202707064</text:p>
          </table:table-cell>
          <table:table-cell table:style-name="ce3" table:formula="of:=SIN(PI()*2/257*[.CS$1]*[.$B13]*[.$B13])/[.$B13]/[.$B13]" office:value-type="float" office:value="-0.00958594683983469">
            <text:p>-0.0095859468</text:p>
          </table:table-cell>
          <table:table-cell table:style-name="ce3" table:formula="of:=SIN(PI()*2/257*[.CT$1]*[.$B13]*[.$B13])/[.$B13]/[.$B13]" office:value-type="float" office:value="0.0132872088628399">
            <text:p>0.0132872089</text:p>
          </table:table-cell>
          <table:table-cell table:style-name="ce3" table:formula="of:=SIN(PI()*2/257*[.CU$1]*[.$B13]*[.$B13])/[.$B13]/[.$B13]" office:value-type="float" office:value="0.0192658659568629">
            <text:p>0.019265866</text:p>
          </table:table-cell>
          <table:table-cell table:style-name="ce3" table:formula="of:=SIN(PI()*2/257*[.CV$1]*[.$B13]*[.$B13])/[.$B13]/[.$B13]" office:value-type="float" office:value="0.000748246296106408">
            <text:p>0.0007482463</text:p>
          </table:table-cell>
          <table:table-cell table:style-name="ce3" table:formula="of:=SIN(PI()*2/257*[.CW$1]*[.$B13]*[.$B13])/[.$B13]/[.$B13]" office:value-type="float" office:value="-0.018720757973637">
            <text:p>-0.018720758</text:p>
          </table:table-cell>
          <table:table-cell table:style-name="ce3" table:formula="of:=SIN(PI()*2/257*[.CX$1]*[.$B13]*[.$B13])/[.$B13]/[.$B13]" office:value-type="float" office:value="-0.0143865825987036">
            <text:p>-0.0143865826</text:p>
          </table:table-cell>
          <table:table-cell table:style-name="ce3" table:formula="of:=SIN(PI()*2/257*[.CY$1]*[.$B13]*[.$B13])/[.$B13]/[.$B13]" office:value-type="float" office:value="0.00823992957969446">
            <text:p>0.0082399296</text:p>
          </table:table-cell>
          <table:table-cell table:style-name="ce3" table:formula="of:=SIN(PI()*2/257*[.CZ$1]*[.$B13]*[.$B13])/[.$B13]/[.$B13]" office:value-type="float" office:value="0.0203894875492326">
            <text:p>0.0203894875</text:p>
          </table:table-cell>
          <table:table-cell table:style-name="ce3" table:formula="of:=SIN(PI()*2/257*[.DA$1]*[.$B13]*[.$B13])/[.$B13]/[.$B13]" office:value-type="float" office:value="0.00661409976172741">
            <text:p>0.0066140998</text:p>
          </table:table-cell>
          <table:table-cell table:style-name="ce3" table:formula="of:=SIN(PI()*2/257*[.DB$1]*[.$B13]*[.$B13])/[.$B13]/[.$B13]" office:value-type="float" office:value="-0.0155710225588513">
            <text:p>-0.0155710226</text:p>
          </table:table-cell>
          <table:table-cell table:style-name="ce3" table:formula="of:=SIN(PI()*2/257*[.DC$1]*[.$B13]*[.$B13])/[.$B13]/[.$B13]" office:value-type="float" office:value="-0.0179578093771182">
            <text:p>-0.0179578094</text:p>
          </table:table-cell>
          <table:table-cell table:style-name="ce3" table:formula="of:=SIN(PI()*2/257*[.DD$1]*[.$B13]*[.$B13])/[.$B13]/[.$B13]" office:value-type="float" office:value="0.00248850507275492">
            <text:p>0.0024885051</text:p>
          </table:table-cell>
          <table:table-cell table:style-name="ce3" table:formula="of:=SIN(PI()*2/257*[.DE$1]*[.$B13]*[.$B13])/[.$B13]/[.$B13]" office:value-type="float" office:value="0.019770720431294">
            <text:p>0.0197707204</text:p>
          </table:table-cell>
          <table:table-cell table:style-name="ce3" table:formula="of:=SIN(PI()*2/257*[.DF$1]*[.$B13]*[.$B13])/[.$B13]/[.$B13]" office:value-type="float" office:value="0.0119147436934723">
            <text:p>0.0119147437</text:p>
          </table:table-cell>
          <table:table-cell table:style-name="ce3" table:formula="of:=SIN(PI()*2/257*[.DG$1]*[.$B13]*[.$B13])/[.$B13]/[.$B13]" office:value-type="float" office:value="-0.0110906615533544">
            <text:p>-0.0110906616</text:p>
          </table:table-cell>
          <table:table-cell table:style-name="ce3" table:formula="of:=SIN(PI()*2/257*[.DH$1]*[.$B13]*[.$B13])/[.$B13]/[.$B13]" office:value-type="float" office:value="-0.0199944471059055">
            <text:p>-0.0199944471</text:p>
          </table:table-cell>
          <table:table-cell table:style-name="ce3" table:formula="of:=SIN(PI()*2/257*[.DI$1]*[.$B13]*[.$B13])/[.$B13]/[.$B13]" office:value-type="float" office:value="-0.00347557525173922">
            <text:p>-0.0034755753</text:p>
          </table:table-cell>
          <table:table-cell table:style-name="ce3" table:formula="of:=SIN(PI()*2/257*[.DJ$1]*[.$B13]*[.$B13])/[.$B13]/[.$B13]" office:value-type="float" office:value="0.0174624415004192">
            <text:p>0.0174624415</text:p>
          </table:table-cell>
          <table:table-cell table:style-name="ce3" table:formula="of:=SIN(PI()*2/257*[.DK$1]*[.$B13]*[.$B13])/[.$B13]/[.$B13]" office:value-type="float" office:value="0.016197210250842">
            <text:p>0.0161972103</text:p>
          </table:table-cell>
          <table:table-cell table:style-name="ce3" table:formula="of:=SIN(PI()*2/257*[.DL$1]*[.$B13]*[.$B13])/[.$B13]/[.$B13]" office:value-type="float" office:value="-0.00566254531694501">
            <text:p>-0.0056625453</text:p>
          </table:table-cell>
          <table:table-cell table:style-name="ce3" table:formula="of:=SIN(PI()*2/257*[.DM$1]*[.$B13]*[.$B13])/[.$B13]/[.$B13]" office:value-type="float" office:value="-0.0203224544033462">
            <text:p>-0.0203224544</text:p>
          </table:table-cell>
          <table:table-cell table:style-name="ce3" table:formula="of:=SIN(PI()*2/257*[.DN$1]*[.$B13]*[.$B13])/[.$B13]/[.$B13]" office:value-type="float" office:value="-0.00914264943197231">
            <text:p>-0.0091426494</text:p>
          </table:table-cell>
          <table:table-cell table:style-name="ce3" table:formula="of:=SIN(PI()*2/257*[.DO$1]*[.$B13]*[.$B13])/[.$B13]/[.$B13]" office:value-type="float" office:value="0.0136619053045555">
            <text:p>0.0136619053</text:p>
          </table:table-cell>
          <table:table-cell table:style-name="ce3" table:formula="of:=SIN(PI()*2/257*[.DP$1]*[.$B13]*[.$B13])/[.$B13]/[.$B13]" office:value-type="float" office:value="0.0190955401931346">
            <text:p>0.0190955402</text:p>
          </table:table-cell>
          <table:table-cell table:style-name="ce3" table:formula="of:=SIN(PI()*2/257*[.DQ$1]*[.$B13]*[.$B13])/[.$B13]/[.$B13]" office:value-type="float" office:value="0.000249465132501402">
            <text:p>0.0002494651</text:p>
          </table:table-cell>
          <table:table-cell table:style-name="ce3" table:formula="of:=SIN(PI()*2/257*[.DR$1]*[.$B13]*[.$B13])/[.$B13]/[.$B13]" office:value-type="float" office:value="-0.0189138013245691">
            <text:p>-0.0189138013</text:p>
          </table:table-cell>
          <table:table-cell table:style-name="ce3" table:formula="of:=SIN(PI()*2/257*[.DS$1]*[.$B13]*[.$B13])/[.$B13]/[.$B13]" office:value-type="float" office:value="-0.0140284362397739">
            <text:p>-0.0140284362</text:p>
          </table:table-cell>
          <table:table-cell table:style-name="ce3" table:formula="of:=SIN(PI()*2/257*[.DT$1]*[.$B13]*[.$B13])/[.$B13]/[.$B13]" office:value-type="float" office:value="0.00869388760595714">
            <text:p>0.0086938876</text:p>
          </table:table-cell>
          <table:table-cell table:style-name="ce3" table:formula="of:=SIN(PI()*2/257*[.DU$1]*[.$B13]*[.$B13])/[.$B13]/[.$B13]" office:value-type="float" office:value="0.0203620560170286">
            <text:p>0.020362056</text:p>
          </table:table-cell>
          <table:table-cell table:style-name="ce3" table:formula="of:=SIN(PI()*2/257*[.DV$1]*[.$B13]*[.$B13])/[.$B13]/[.$B13]" office:value-type="float" office:value="0.00614015747724078">
            <text:p>0.0061401575</text:p>
          </table:table-cell>
          <table:table-cell table:style-name="ce3" table:formula="of:=SIN(PI()*2/257*[.DW$1]*[.$B13]*[.$B13])/[.$B13]/[.$B13]" office:value-type="float" office:value="-0.0158888646674346">
            <text:p>-0.0158888647</text:p>
          </table:table-cell>
          <table:table-cell table:style-name="ce3" table:formula="of:=SIN(PI()*2/257*[.DX$1]*[.$B13]*[.$B13])/[.$B13]/[.$B13]" office:value-type="float" office:value="-0.0177154195529586">
            <text:p>-0.0177154196</text:p>
          </table:table-cell>
          <table:table-cell table:style-name="ce3" table:formula="of:=SIN(PI()*2/257*[.DY$1]*[.$B13]*[.$B13])/[.$B13]/[.$B13]" office:value-type="float" office:value="0.00298293158795667">
            <text:p>0.0029829316</text:p>
          </table:table-cell>
          <table:table-cell table:style-name="ce3" table:formula="of:=SIN(PI()*2/257*[.DZ$1]*[.$B13]*[.$B13])/[.$B13]/[.$B13]" office:value-type="float" office:value="0.0198885272989954">
            <text:p>0.0198885273</text:p>
          </table:table-cell>
          <table:table-cell table:style-name="ce3" table:formula="of:=SIN(PI()*2/257*[.EA$1]*[.$B13]*[.$B13])/[.$B13]/[.$B13]" office:value-type="float" office:value="0.0115061411434503">
            <text:p>0.0115061411</text:p>
          </table:table-cell>
          <table:table-cell table:style-name="ce3" table:formula="of:=SIN(PI()*2/257*[.EB$1]*[.$B13]*[.$B13])/[.$B13]/[.$B13]" office:value-type="float" office:value="-0.0115061411434503">
            <text:p>-0.0115061411</text:p>
          </table:table-cell>
          <table:table-cell table:style-name="ce3" table:formula="of:=SIN(PI()*2/257*[.EC$1]*[.$B13]*[.$B13])/[.$B13]/[.$B13]" office:value-type="float" office:value="-0.0198885272989955">
            <text:p>-0.0198885273</text:p>
          </table:table-cell>
          <table:table-cell table:style-name="ce3" table:formula="of:=SIN(PI()*2/257*[.ED$1]*[.$B13]*[.$B13])/[.$B13]/[.$B13]" office:value-type="float" office:value="-0.00298293158795735">
            <text:p>-0.0029829316</text:p>
          </table:table-cell>
          <table:table-cell table:style-name="ce3" table:formula="of:=SIN(PI()*2/257*[.EE$1]*[.$B13]*[.$B13])/[.$B13]/[.$B13]" office:value-type="float" office:value="0.0177154195529582">
            <text:p>0.0177154196</text:p>
          </table:table-cell>
          <table:table-cell table:style-name="ce3" table:formula="of:=SIN(PI()*2/257*[.EF$1]*[.$B13]*[.$B13])/[.$B13]/[.$B13]" office:value-type="float" office:value="0.0158888646674346">
            <text:p>0.0158888647</text:p>
          </table:table-cell>
          <table:table-cell table:style-name="ce3" table:formula="of:=SIN(PI()*2/257*[.EG$1]*[.$B13]*[.$B13])/[.$B13]/[.$B13]" office:value-type="float" office:value="-0.00614015747724013">
            <text:p>-0.0061401575</text:p>
          </table:table-cell>
          <table:table-cell table:style-name="ce3" table:formula="of:=SIN(PI()*2/257*[.EH$1]*[.$B13]*[.$B13])/[.$B13]/[.$B13]" office:value-type="float" office:value="-0.0203620560170286">
            <text:p>-0.020362056</text:p>
          </table:table-cell>
          <table:table-cell table:style-name="ce3" table:formula="of:=SIN(PI()*2/257*[.EI$1]*[.$B13]*[.$B13])/[.$B13]/[.$B13]" office:value-type="float" office:value="-0.00869388760595723">
            <text:p>-0.0086938876</text:p>
          </table:table-cell>
          <table:table-cell table:style-name="ce3" table:formula="of:=SIN(PI()*2/257*[.EJ$1]*[.$B13]*[.$B13])/[.$B13]/[.$B13]" office:value-type="float" office:value="0.014028436239773">
            <text:p>0.0140284362</text:p>
          </table:table-cell>
          <table:table-cell table:style-name="ce3" table:formula="of:=SIN(PI()*2/257*[.EK$1]*[.$B13]*[.$B13])/[.$B13]/[.$B13]" office:value-type="float" office:value="0.0189138013245691">
            <text:p>0.0189138013</text:p>
          </table:table-cell>
          <table:table-cell table:style-name="ce3" table:formula="of:=SIN(PI()*2/257*[.EL$1]*[.$B13]*[.$B13])/[.$B13]/[.$B13]" office:value-type="float" office:value="-0.000249465132501302">
            <text:p>-0.0002494651</text:p>
          </table:table-cell>
          <table:table-cell table:style-name="ce3" table:formula="of:=SIN(PI()*2/257*[.EM$1]*[.$B13]*[.$B13])/[.$B13]/[.$B13]" office:value-type="float" office:value="-0.0190955401931344">
            <text:p>-0.0190955402</text:p>
          </table:table-cell>
          <table:table-cell table:style-name="ce3" table:formula="of:=SIN(PI()*2/257*[.EN$1]*[.$B13]*[.$B13])/[.$B13]/[.$B13]" office:value-type="float" office:value="-0.0136619053045555">
            <text:p>-0.0136619053</text:p>
          </table:table-cell>
          <table:table-cell table:style-name="ce3" table:formula="of:=SIN(PI()*2/257*[.EO$1]*[.$B13]*[.$B13])/[.$B13]/[.$B13]" office:value-type="float" office:value="0.0091426494319717">
            <text:p>0.0091426494</text:p>
          </table:table-cell>
          <table:table-cell table:style-name="ce3" table:formula="of:=SIN(PI()*2/257*[.EP$1]*[.$B13]*[.$B13])/[.$B13]/[.$B13]" office:value-type="float" office:value="0.0203224544033463">
            <text:p>0.0203224544</text:p>
          </table:table-cell>
          <table:table-cell table:style-name="ce3" table:formula="of:=SIN(PI()*2/257*[.EQ$1]*[.$B13]*[.$B13])/[.$B13]/[.$B13]" office:value-type="float" office:value="0.00566254531694511">
            <text:p>0.0056625453</text:p>
          </table:table-cell>
          <table:table-cell table:style-name="ce3" table:formula="of:=SIN(PI()*2/257*[.ER$1]*[.$B13]*[.$B13])/[.$B13]/[.$B13]" office:value-type="float" office:value="-0.0161972102508416">
            <text:p>-0.0161972103</text:p>
          </table:table-cell>
          <table:table-cell table:style-name="ce3" table:formula="of:=SIN(PI()*2/257*[.ES$1]*[.$B13]*[.$B13])/[.$B13]/[.$B13]" office:value-type="float" office:value="-0.0174624415004193">
            <text:p>-0.0174624415</text:p>
          </table:table-cell>
          <table:table-cell table:style-name="ce3" table:formula="of:=SIN(PI()*2/257*[.ET$1]*[.$B13]*[.$B13])/[.$B13]/[.$B13]" office:value-type="float" office:value="0.00347557525173855">
            <text:p>0.0034755753</text:p>
          </table:table-cell>
          <table:table-cell table:style-name="ce3" table:formula="of:=SIN(PI()*2/257*[.EU$1]*[.$B13]*[.$B13])/[.$B13]/[.$B13]" office:value-type="float" office:value="0.0199944471059054">
            <text:p>0.0199944471</text:p>
          </table:table-cell>
          <table:table-cell table:style-name="ce3" table:formula="of:=SIN(PI()*2/257*[.EV$1]*[.$B13]*[.$B13])/[.$B13]/[.$B13]" office:value-type="float" office:value="0.0110906615533545">
            <text:p>0.0110906616</text:p>
          </table:table-cell>
          <table:table-cell table:style-name="ce3" table:formula="of:=SIN(PI()*2/257*[.EW$1]*[.$B13]*[.$B13])/[.$B13]/[.$B13]" office:value-type="float" office:value="-0.0119147436934717">
            <text:p>-0.0119147437</text:p>
          </table:table-cell>
          <table:table-cell table:style-name="ce3" table:formula="of:=SIN(PI()*2/257*[.EX$1]*[.$B13]*[.$B13])/[.$B13]/[.$B13]" office:value-type="float" office:value="-0.0197707204312941">
            <text:p>-0.0197707204</text:p>
          </table:table-cell>
          <table:table-cell table:style-name="ce3" table:formula="of:=SIN(PI()*2/257*[.EY$1]*[.$B13]*[.$B13])/[.$B13]/[.$B13]" office:value-type="float" office:value="-0.0024885050727556">
            <text:p>-0.0024885051</text:p>
          </table:table-cell>
          <table:table-cell table:style-name="ce3" table:formula="of:=SIN(PI()*2/257*[.EZ$1]*[.$B13]*[.$B13])/[.$B13]/[.$B13]" office:value-type="float" office:value="0.0179578093771179">
            <text:p>0.0179578094</text:p>
          </table:table-cell>
          <table:table-cell table:style-name="ce3" table:formula="of:=SIN(PI()*2/257*[.FA$1]*[.$B13]*[.$B13])/[.$B13]/[.$B13]" office:value-type="float" office:value="0.0155710225588516">
            <text:p>0.0155710226</text:p>
          </table:table-cell>
          <table:table-cell table:style-name="ce3" table:formula="of:=SIN(PI()*2/257*[.FB$1]*[.$B13]*[.$B13])/[.$B13]/[.$B13]" office:value-type="float" office:value="-0.00661409976172732">
            <text:p>-0.0066140998</text:p>
          </table:table-cell>
          <table:table-cell table:style-name="ce3" table:formula="of:=SIN(PI()*2/257*[.FC$1]*[.$B13]*[.$B13])/[.$B13]/[.$B13]" office:value-type="float" office:value="-0.0203894875492325">
            <text:p>-0.0203894875</text:p>
          </table:table-cell>
          <table:table-cell table:style-name="ce3" table:formula="of:=SIN(PI()*2/257*[.FD$1]*[.$B13]*[.$B13])/[.$B13]/[.$B13]" office:value-type="float" office:value="-0.00823992957969508">
            <text:p>-0.0082399296</text:p>
          </table:table-cell>
          <table:table-cell table:style-name="ce3" table:formula="of:=SIN(PI()*2/257*[.FE$1]*[.$B13]*[.$B13])/[.$B13]/[.$B13]" office:value-type="float" office:value="0.0143865825987036">
            <text:p>0.0143865826</text:p>
          </table:table-cell>
          <table:table-cell table:style-name="ce3" table:formula="of:=SIN(PI()*2/257*[.FF$1]*[.$B13]*[.$B13])/[.$B13]/[.$B13]" office:value-type="float" office:value="0.0187207579736371">
            <text:p>0.018720758</text:p>
          </table:table-cell>
          <table:table-cell table:style-name="ce3" table:formula="of:=SIN(PI()*2/257*[.FG$1]*[.$B13]*[.$B13])/[.$B13]/[.$B13]" office:value-type="float" office:value="-0.000748246296105728">
            <text:p>-0.0007482463</text:p>
          </table:table-cell>
          <table:table-cell table:style-name="ce3" table:formula="of:=SIN(PI()*2/257*[.FH$1]*[.$B13]*[.$B13])/[.$B13]/[.$B13]" office:value-type="float" office:value="-0.0192658659568629">
            <text:p>-0.019265866</text:p>
          </table:table-cell>
          <table:table-cell table:style-name="ce3" table:formula="of:=SIN(PI()*2/257*[.FI$1]*[.$B13]*[.$B13])/[.$B13]/[.$B13]" office:value-type="float" office:value="-0.0132872088628402">
            <text:p>-0.0132872089</text:p>
          </table:table-cell>
          <table:table-cell table:style-name="ce3" table:formula="of:=SIN(PI()*2/257*[.FJ$1]*[.$B13]*[.$B13])/[.$B13]/[.$B13]" office:value-type="float" office:value="0.0095859468398346">
            <text:p>0.0095859468</text:p>
          </table:table-cell>
          <table:table-cell table:style-name="ce3" table:formula="of:=SIN(PI()*2/257*[.FK$1]*[.$B13]*[.$B13])/[.$B13]/[.$B13]" office:value-type="float" office:value="0.0202707063774489">
            <text:p>0.0202707064</text:p>
          </table:table-cell>
          <table:table-cell table:style-name="ce3" table:formula="of:=SIN(PI()*2/257*[.FL$1]*[.$B13]*[.$B13])/[.$B13]/[.$B13]" office:value-type="float" office:value="0.00518154874213836">
            <text:p>0.0051815487</text:p>
          </table:table-cell>
          <table:table-cell table:style-name="ce3" table:formula="of:=SIN(PI()*2/257*[.FM$1]*[.$B13]*[.$B13])/[.$B13]/[.$B13]" office:value-type="float" office:value="-0.0164958750157545">
            <text:p>-0.016495875</text:p>
          </table:table-cell>
          <table:table-cell table:style-name="ce3" table:formula="of:=SIN(PI()*2/257*[.FN$1]*[.$B13]*[.$B13])/[.$B13]/[.$B13]" office:value-type="float" office:value="-0.0171990264205146">
            <text:p>-0.0171990264</text:p>
          </table:table-cell>
          <table:table-cell table:style-name="ce3" table:formula="of:=SIN(PI()*2/257*[.FO$1]*[.$B13]*[.$B13])/[.$B13]/[.$B13]" office:value-type="float" office:value="0.00396614161871157">
            <text:p>0.0039661416</text:p>
          </table:table-cell>
          <table:table-cell table:style-name="ce3" table:formula="of:=SIN(PI()*2/257*[.FP$1]*[.$B13]*[.$B13])/[.$B13]/[.$B13]" office:value-type="float" office:value="0.0200884165454169">
            <text:p>0.0200884165</text:p>
          </table:table-cell>
          <table:table-cell table:style-name="ce3" table:formula="of:=SIN(PI()*2/257*[.FQ$1]*[.$B13]*[.$B13])/[.$B13]/[.$B13]" office:value-type="float" office:value="0.0106685532488193">
            <text:p>0.0106685532</text:p>
          </table:table-cell>
          <table:table-cell table:style-name="ce3" table:formula="of:=SIN(PI()*2/257*[.FR$1]*[.$B13]*[.$B13])/[.$B13]/[.$B13]" office:value-type="float" office:value="-0.0123162249880845">
            <text:p>-0.012316225</text:p>
          </table:table-cell>
          <table:table-cell table:style-name="ce3" table:formula="of:=SIN(PI()*2/257*[.FS$1]*[.$B13]*[.$B13])/[.$B13]/[.$B13]" office:value-type="float" office:value="-0.0196410969141179">
            <text:p>-0.0196410969</text:p>
          </table:table-cell>
          <table:table-cell table:style-name="ce3" table:formula="of:=SIN(PI()*2/257*[.FT$1]*[.$B13]*[.$B13])/[.$B13]/[.$B13]" office:value-type="float" office:value="-0.00199259121710702">
            <text:p>-0.0019925912</text:p>
          </table:table-cell>
          <table:table-cell table:style-name="ce3" table:formula="of:=SIN(PI()*2/257*[.FU$1]*[.$B13]*[.$B13])/[.$B13]/[.$B13]" office:value-type="float" office:value="0.0181894661003024">
            <text:p>0.0181894661</text:p>
          </table:table-cell>
          <table:table-cell table:style-name="ce3" table:formula="of:=SIN(PI()*2/257*[.FV$1]*[.$B13]*[.$B13])/[.$B13]/[.$B13]" office:value-type="float" office:value="0.0152438738943351">
            <text:p>0.0152438739</text:p>
          </table:table-cell>
          <table:table-cell table:style-name="ce3" table:formula="of:=SIN(PI()*2/257*[.FW$1]*[.$B13]*[.$B13])/[.$B13]/[.$B13]" office:value-type="float" office:value="-0.00708408890253638">
            <text:p>-0.0070840889</text:p>
          </table:table-cell>
          <table:table-cell table:style-name="ce3" table:formula="of:=SIN(PI()*2/257*[.FX$1]*[.$B13]*[.$B13])/[.$B13]/[.$B13]" office:value-type="float" office:value="-0.0204047326045617">
            <text:p>-0.0204047326</text:p>
          </table:table-cell>
          <table:table-cell table:style-name="ce3" table:formula="of:=SIN(PI()*2/257*[.FY$1]*[.$B13]*[.$B13])/[.$B13]/[.$B13]" office:value-type="float" office:value="-0.00778104667677516">
            <text:p>-0.0077810467</text:p>
          </table:table-cell>
          <table:table-cell table:style-name="ce3" table:formula="of:=SIN(PI()*2/257*[.FZ$1]*[.$B13]*[.$B13])/[.$B13]/[.$B13]" office:value-type="float" office:value="0.0147361303228851">
            <text:p>0.0147361303</text:p>
          </table:table-cell>
          <table:table-cell table:style-name="ce3" table:formula="of:=SIN(PI()*2/257*[.GA$1]*[.$B13]*[.$B13])/[.$B13]/[.$B13]" office:value-type="float" office:value="0.0185165255193218">
            <text:p>0.0185165255</text:p>
          </table:table-cell>
          <table:table-cell table:style-name="ce3" table:formula="of:=SIN(PI()*2/257*[.GB$1]*[.$B13]*[.$B13])/[.$B13]/[.$B13]" office:value-type="float" office:value="-0.00124658024463668">
            <text:p>-0.0012465802</text:p>
          </table:table-cell>
          <table:table-cell table:style-name="ce3" table:formula="of:=SIN(PI()*2/257*[.GC$1]*[.$B13]*[.$B13])/[.$B13]/[.$B13]" office:value-type="float" office:value="-0.0194246768147168">
            <text:p>-0.0194246768</text:p>
          </table:table-cell>
          <table:table-cell table:style-name="ce3" table:formula="of:=SIN(PI()*2/257*[.GD$1]*[.$B13]*[.$B13])/[.$B13]/[.$B13]" office:value-type="float" office:value="-0.0129045708648124">
            <text:p>-0.0129045709</text:p>
          </table:table-cell>
          <table:table-cell table:style-name="ce3" table:formula="of:=SIN(PI()*2/257*[.GE$1]*[.$B13]*[.$B13])/[.$B13]/[.$B13]" office:value-type="float" office:value="0.0100235148776373">
            <text:p>0.0100235149</text:p>
          </table:table-cell>
          <table:table-cell table:style-name="ce3" table:formula="of:=SIN(PI()*2/257*[.GF$1]*[.$B13]*[.$B13])/[.$B13]/[.$B13]" office:value-type="float" office:value="0.0202068428683199">
            <text:p>0.0202068429</text:p>
          </table:table-cell>
          <table:table-cell table:style-name="ce3" table:formula="of:=SIN(PI()*2/257*[.GG$1]*[.$B13]*[.$B13])/[.$B13]/[.$B13]" office:value-type="float" office:value="0.00469745523692606">
            <text:p>0.0046974552</text:p>
          </table:table-cell>
          <table:table-cell table:style-name="ce3" table:formula="of:=SIN(PI()*2/257*[.GH$1]*[.$B13]*[.$B13])/[.$B13]/[.$B13]" office:value-type="float" office:value="-0.0167846804549279">
            <text:p>-0.0167846805</text:p>
          </table:table-cell>
          <table:table-cell table:style-name="ce3" table:formula="of:=SIN(PI()*2/257*[.GI$1]*[.$B13]*[.$B13])/[.$B13]/[.$B13]" office:value-type="float" office:value="-0.0169253317523052">
            <text:p>-0.0169253318</text:p>
          </table:table-cell>
          <table:table-cell table:style-name="ce3" table:formula="of:=SIN(PI()*2/257*[.GJ$1]*[.$B13]*[.$B13])/[.$B13]/[.$B13]" office:value-type="float" office:value="0.00445433748505214">
            <text:p>0.0044543375</text:p>
          </table:table-cell>
          <table:table-cell table:style-name="ce3" table:formula="of:=SIN(PI()*2/257*[.GK$1]*[.$B13]*[.$B13])/[.$B13]/[.$B13]" office:value-type="float" office:value="0.0201703794534699">
            <text:p>0.0201703795</text:p>
          </table:table-cell>
          <table:table-cell table:style-name="ce3" table:formula="of:=SIN(PI()*2/257*[.GL$1]*[.$B13]*[.$B13])/[.$B13]/[.$B13]" office:value-type="float" office:value="0.0102400685173553">
            <text:p>0.0102400685</text:p>
          </table:table-cell>
          <table:table-cell table:style-name="ce3" table:formula="of:=SIN(PI()*2/257*[.GM$1]*[.$B13]*[.$B13])/[.$B13]/[.$B13]" office:value-type="float" office:value="-0.0127103450682169">
            <text:p>-0.0127103451</text:p>
          </table:table-cell>
          <table:table-cell table:style-name="ce3" table:formula="of:=SIN(PI()*2/257*[.GN$1]*[.$B13]*[.$B13])/[.$B13]/[.$B13]" office:value-type="float" office:value="-0.0194997342214104">
            <text:p>-0.0194997342</text:p>
          </table:table-cell>
          <table:table-cell table:style-name="ce3" table:formula="of:=SIN(PI()*2/257*[.GO$1]*[.$B13]*[.$B13])/[.$B13]/[.$B13]" office:value-type="float" office:value="-0.00149548642094528">
            <text:p>-0.0014954864</text:p>
          </table:table-cell>
          <table:table-cell table:style-name="ce3" table:formula="of:=SIN(PI()*2/257*[.GP$1]*[.$B13]*[.$B13])/[.$B13]/[.$B13]" office:value-type="float" office:value="0.0184102512649223">
            <text:p>0.0184102513</text:p>
          </table:table-cell>
          <table:table-cell table:style-name="ce3" table:formula="of:=SIN(PI()*2/257*[.GQ$1]*[.$B13]*[.$B13])/[.$B13]/[.$B13]" office:value-type="float" office:value="0.0149076142055103">
            <text:p>0.0149076142</text:p>
          </table:table-cell>
          <table:table-cell table:style-name="ce3" table:formula="of:=SIN(PI()*2/257*[.GR$1]*[.$B13]*[.$B13])/[.$B13]/[.$B13]" office:value-type="float" office:value="-0.00754984399453075">
            <text:p>-0.007549844</text:p>
          </table:table-cell>
          <table:table-cell table:style-name="ce3" table:formula="of:=SIN(PI()*2/257*[.GS$1]*[.$B13]*[.$B13])/[.$B13]/[.$B13]" office:value-type="float" office:value="-0.0204077820712855">
            <text:p>-0.0204077821</text:p>
          </table:table-cell>
          <table:table-cell table:style-name="ce3" table:formula="of:=SIN(PI()*2/257*[.GT$1]*[.$B13]*[.$B13])/[.$B13]/[.$B13]" office:value-type="float" office:value="-0.00731751316431257">
            <text:p>-0.0073175132</text:p>
          </table:table-cell>
          <table:table-cell table:style-name="ce3" table:formula="of:=SIN(PI()*2/257*[.GU$1]*[.$B13]*[.$B13])/[.$B13]/[.$B13]" office:value-type="float" office:value="0.0150768704931268">
            <text:p>0.0150768705</text:p>
          </table:table-cell>
          <table:table-cell table:style-name="ce3" table:formula="of:=SIN(PI()*2/257*[.GV$1]*[.$B13]*[.$B13])/[.$B13]/[.$B13]" office:value-type="float" office:value="0.0183012260281571">
            <text:p>0.018301226</text:p>
          </table:table-cell>
          <table:table-cell table:style-name="ce3" table:formula="of:=SIN(PI()*2/257*[.GW$1]*[.$B13]*[.$B13])/[.$B13]/[.$B13]" office:value-type="float" office:value="-0.00174416913171009">
            <text:p>-0.0017441691</text:p>
          </table:table-cell>
          <table:table-cell table:style-name="ce3" table:formula="of:=SIN(PI()*2/257*[.GX$1]*[.$B13]*[.$B13])/[.$B13]/[.$B13]" office:value-type="float" office:value="-0.0195718778479378">
            <text:p>-0.0195718778</text:p>
          </table:table-cell>
          <table:table-cell table:style-name="ce3" table:formula="of:=SIN(PI()*2/257*[.GY$1]*[.$B13]*[.$B13])/[.$B13]/[.$B13]" office:value-type="float" office:value="-0.0125142200072035">
            <text:p>-0.01251422</text:p>
          </table:table-cell>
          <table:table-cell table:style-name="ce3" table:formula="of:=SIN(PI()*2/257*[.GZ$1]*[.$B13]*[.$B13])/[.$B13]/[.$B13]" office:value-type="float" office:value="0.0104550920178293">
            <text:p>0.010455092</text:p>
          </table:table-cell>
          <table:table-cell table:style-name="ce3" table:formula="of:=SIN(PI()*2/257*[.HA$1]*[.$B13]*[.$B13])/[.$B13]/[.$B13]" office:value-type="float" office:value="0.0201309020461766">
            <text:p>0.020130902</text:p>
          </table:table-cell>
          <table:table-cell table:style-name="ce3" table:formula="of:=SIN(PI()*2/257*[.HB$1]*[.$B13]*[.$B13])/[.$B13]/[.$B13]" office:value-type="float" office:value="0.00421055413640437">
            <text:p>0.0042105541</text:p>
          </table:table-cell>
          <table:table-cell table:style-name="ce3" table:formula="of:=SIN(PI()*2/257*[.HC$1]*[.$B13]*[.$B13])/[.$B13]/[.$B13]" office:value-type="float" office:value="-0.0170634539538804">
            <text:p>-0.017063454</text:p>
          </table:table-cell>
          <table:table-cell table:style-name="ce3" table:formula="of:=SIN(PI()*2/257*[.HD$1]*[.$B13]*[.$B13])/[.$B13]/[.$B13]" office:value-type="float" office:value="-0.016641521078802">
            <text:p>-0.0166415211</text:p>
          </table:table-cell>
          <table:table-cell table:style-name="ce3" table:formula="of:=SIN(PI()*2/257*[.HE$1]*[.$B13]*[.$B13])/[.$B13]/[.$B13]" office:value-type="float" office:value="0.00493987106374892">
            <text:p>0.0049398711</text:p>
          </table:table-cell>
          <table:table-cell table:style-name="ce3" table:formula="of:=SIN(PI()*2/257*[.HF$1]*[.$B13]*[.$B13])/[.$B13]/[.$B13]" office:value-type="float" office:value="0.0202402868421198">
            <text:p>0.0202402868</text:p>
          </table:table-cell>
          <table:table-cell table:style-name="ce3" table:formula="of:=SIN(PI()*2/257*[.HG$1]*[.$B13]*[.$B13])/[.$B13]/[.$B13]" office:value-type="float" office:value="0.00980546345756605">
            <text:p>0.0098054635</text:p>
          </table:table-cell>
          <table:table-cell table:style-name="ce3" table:formula="of:=SIN(PI()*2/257*[.HH$1]*[.$B13]*[.$B13])/[.$B13]/[.$B13]" office:value-type="float" office:value="-0.0130968683744785">
            <text:p>-0.0130968684</text:p>
          </table:table-cell>
          <table:table-cell table:style-name="ce3" table:formula="of:=SIN(PI()*2/257*[.HI$1]*[.$B13]*[.$B13])/[.$B13]/[.$B13]" office:value-type="float" office:value="-0.0193467168434354">
            <text:p>-0.0193467168</text:p>
          </table:table-cell>
          <table:table-cell table:style-name="ce3" table:formula="of:=SIN(PI()*2/257*[.HJ$1]*[.$B13]*[.$B13])/[.$B13]/[.$B13]" office:value-type="float" office:value="-0.000997487796007076">
            <text:p>-0.0009974878</text:p>
          </table:table-cell>
          <table:table-cell table:style-name="ce3" table:formula="of:=SIN(PI()*2/257*[.HK$1]*[.$B13]*[.$B13])/[.$B13]/[.$B13]" office:value-type="float" office:value="0.0186200329111477">
            <text:p>0.0186200329</text:p>
          </table:table-cell>
          <table:table-cell table:style-name="ce3" table:formula="of:=SIN(PI()*2/257*[.HL$1]*[.$B13]*[.$B13])/[.$B13]/[.$B13]" office:value-type="float" office:value="0.0145624444695176">
            <text:p>0.0145624445</text:p>
          </table:table-cell>
          <table:table-cell table:style-name="ce3" table:formula="of:=SIN(PI()*2/257*[.HM$1]*[.$B13]*[.$B13])/[.$B13]/[.$B13]" office:value-type="float" office:value="-0.00801108666319838">
            <text:p>-0.0080110867</text:p>
          </table:table-cell>
          <table:table-cell table:style-name="ce3" table:formula="of:=SIN(PI()*2/257*[.HN$1]*[.$B13]*[.$B13])/[.$B13]/[.$B13]" office:value-type="float" office:value="-0.0203986341267857">
            <text:p>-0.0203986341</text:p>
          </table:table-cell>
          <table:table-cell table:style-name="ce3" table:formula="of:=SIN(PI()*2/257*[.HO$1]*[.$B13]*[.$B13])/[.$B13]/[.$B13]" office:value-type="float" office:value="-0.00684960608901447">
            <text:p>-0.0068496061</text:p>
          </table:table-cell>
          <table:table-cell table:style-name="ce3" table:formula="of:=SIN(PI()*2/257*[.HP$1]*[.$B13]*[.$B13])/[.$B13]/[.$B13]" office:value-type="float" office:value="0.0154085994543733">
            <text:p>0.0154085995</text:p>
          </table:table-cell>
          <table:table-cell table:style-name="ce3" table:formula="of:=SIN(PI()*2/257*[.HQ$1]*[.$B13]*[.$B13])/[.$B13]/[.$B13]" office:value-type="float" office:value="0.018074988181272">
            <text:p>0.0180749882</text:p>
          </table:table-cell>
          <table:table-cell table:style-name="ce3" table:formula="of:=SIN(PI()*2/257*[.HR$1]*[.$B13]*[.$B13])/[.$B13]/[.$B13]" office:value-type="float" office:value="-0.00224071555625341">
            <text:p>-0.0022407156</text:p>
          </table:table-cell>
          <table:table-cell table:style-name="ce3" table:formula="of:=SIN(PI()*2/257*[.HS$1]*[.$B13]*[.$B13])/[.$B13]/[.$B13]" office:value-type="float" office:value="-0.0197073810767769">
            <text:p>-0.0197073811</text:p>
          </table:table-cell>
          <table:table-cell table:style-name="ce3" table:formula="of:=SIN(PI()*2/257*[.HT$1]*[.$B13]*[.$B13])/[.$B13]/[.$B13]" office:value-type="float" office:value="-0.0121163895965967">
            <text:p>-0.0121163896</text:p>
          </table:table-cell>
          <table:table-cell table:style-name="ce3" table:formula="of:=SIN(PI()*2/257*[.HU$1]*[.$B13]*[.$B13])/[.$B13]/[.$B13]" office:value-type="float" office:value="0.0108804203135228">
            <text:p>0.0108804203</text:p>
          </table:table-cell>
          <table:table-cell table:style-name="ce3" table:formula="of:=SIN(PI()*2/257*[.HV$1]*[.$B13]*[.$B13])/[.$B13]/[.$B13]" office:value-type="float" office:value="0.0200429292996574">
            <text:p>0.0200429293</text:p>
          </table:table-cell>
          <table:table-cell table:style-name="ce3" table:formula="of:=SIN(PI()*2/257*[.HW$1]*[.$B13]*[.$B13])/[.$B13]/[.$B13]" office:value-type="float" office:value="0.00372113645372176">
            <text:p>0.0037211365</text:p>
          </table:table-cell>
          <table:table-cell table:style-name="ce3" table:formula="of:=SIN(PI()*2/257*[.HX$1]*[.$B13]*[.$B13])/[.$B13]/[.$B13]" office:value-type="float" office:value="-0.0173320288940652">
            <text:p>-0.0173320289</text:p>
          </table:table-cell>
          <table:table-cell table:style-name="ce3" table:formula="of:=SIN(PI()*2/257*[.HY$1]*[.$B13]*[.$B13])/[.$B13]/[.$B13]" office:value-type="float" office:value="-0.0163477640291914">
            <text:p>-0.016347764</text:p>
          </table:table-cell>
          <table:table-cell table:style-name="ce3" table:formula="of:=SIN(PI()*2/257*[.HZ$1]*[.$B13]*[.$B13])/[.$B13]/[.$B13]" office:value-type="float" office:value="0.00542245215899976">
            <text:p>0.0054224522</text:p>
          </table:table-cell>
          <table:table-cell table:style-name="ce3" table:formula="of:=SIN(PI()*2/257*[.IA$1]*[.$B13]*[.$B13])/[.$B13]/[.$B13]" office:value-type="float" office:value="0.0202980969288172">
            <text:p>0.0202980969</text:p>
          </table:table-cell>
          <table:table-cell table:style-name="ce3" table:formula="of:=SIN(PI()*2/257*[.IB$1]*[.$B13]*[.$B13])/[.$B13]/[.$B13]" office:value-type="float" office:value="0.00936499782607908">
            <text:p>0.0093649978</text:p>
          </table:table-cell>
          <table:table-cell table:style-name="ce3" table:formula="of:=SIN(PI()*2/257*[.IC$1]*[.$B13]*[.$B13])/[.$B13]/[.$B13]" office:value-type="float" office:value="-0.0134755638879526">
            <text:p>-0.0134755639</text:p>
          </table:table-cell>
          <table:table-cell table:style-name="ce3" table:formula="of:=SIN(PI()*2/257*[.ID$1]*[.$B13]*[.$B13])/[.$B13]/[.$B13]" office:value-type="float" office:value="-0.0191821362362788">
            <text:p>-0.0191821362</text:p>
          </table:table-cell>
          <table:table-cell table:style-name="ce3" table:formula="of:=SIN(PI()*2/257*[.IE$1]*[.$B13]*[.$B13])/[.$B13]/[.$B13]" office:value-type="float" office:value="-0.000498892988261135">
            <text:p>-0.000498893</text:p>
          </table:table-cell>
          <table:table-cell table:style-name="ce3" table:formula="of:=SIN(PI()*2/257*[.IF$1]*[.$B13]*[.$B13])/[.$B13]/[.$B13]" office:value-type="float" office:value="0.0188186856557796">
            <text:p>0.0188186857</text:p>
          </table:table-cell>
          <table:table-cell table:style-name="ce3" table:formula="of:=SIN(PI()*2/257*[.IG$1]*[.$B13]*[.$B13])/[.$B13]/[.$B13]" office:value-type="float" office:value="0.0142085709888951">
            <text:p>0.014208571</text:p>
          </table:table-cell>
          <table:table-cell table:style-name="ce3" table:formula="of:=SIN(PI()*2/257*[.IH$1]*[.$B13]*[.$B13])/[.$B13]/[.$B13]" office:value-type="float" office:value="-0.00846754123102977">
            <text:p>-0.0084675412</text:p>
          </table:table-cell>
          <table:table-cell table:style-name="ce3" table:formula="of:=SIN(PI()*2/257*[.II$1]*[.$B13]*[.$B13])/[.$B13]/[.$B13]" office:value-type="float" office:value="-0.020377294238645">
            <text:p>-0.0203772942</text:p>
          </table:table-cell>
          <table:table-cell table:style-name="ce3" table:formula="of:=SIN(PI()*2/257*[.IJ$1]*[.$B13]*[.$B13])/[.$B13]/[.$B13]" office:value-type="float" office:value="-0.00637760511160116">
            <text:p>-0.0063776051</text:p>
          </table:table-cell>
          <table:table-cell table:style-name="ce3" table:formula="of:=SIN(PI()*2/257*[.IK$1]*[.$B13]*[.$B13])/[.$B13]/[.$B13]" office:value-type="float" office:value="0.0157311189374273">
            <text:p>0.0157311189</text:p>
          </table:table-cell>
          <table:table-cell table:style-name="ce3" table:formula="of:=SIN(PI()*2/257*[.IL$1]*[.$B13]*[.$B13])/[.$B13]/[.$B13]" office:value-type="float" office:value="0.0178379471974784">
            <text:p>0.0178379472</text:p>
          </table:table-cell>
          <table:table-cell table:style-name="ce3" table:formula="of:=SIN(PI()*2/257*[.IM$1]*[.$B13]*[.$B13])/[.$B13]/[.$B13]" office:value-type="float" office:value="-0.00273592274025532">
            <text:p>-0.0027359227</text:p>
          </table:table-cell>
          <table:table-cell table:style-name="ce3" table:formula="of:=SIN(PI()*2/257*[.IN$1]*[.$B13]*[.$B13])/[.$B13]/[.$B13]" office:value-type="float" office:value="-0.0198311055130804">
            <text:p>-0.0198311055</text:p>
          </table:table-cell>
          <table:table-cell table:style-name="ce3" table:formula="of:=SIN(PI()*2/257*[.IO$1]*[.$B13]*[.$B13])/[.$B13]/[.$B13]" office:value-type="float" office:value="-0.0117113174099871">
            <text:p>-0.0117113174</text:p>
          </table:table-cell>
          <table:table-cell table:style-name="ce3" table:formula="of:=SIN(PI()*2/257*[.IP$1]*[.$B13]*[.$B13])/[.$B13]/[.$B13]" office:value-type="float" office:value="0.0112992455526663">
            <text:p>0.0112992456</text:p>
          </table:table-cell>
          <table:table-cell table:style-name="ce3" table:formula="of:=SIN(PI()*2/257*[.IQ$1]*[.$B13]*[.$B13])/[.$B13]/[.$B13]" office:value-type="float" office:value="0.0199429772086932">
            <text:p>0.0199429772</text:p>
          </table:table-cell>
          <table:table-cell table:style-name="ce3" table:formula="of:=SIN(PI()*2/257*[.IR$1]*[.$B13]*[.$B13])/[.$B13]/[.$B13]" office:value-type="float" office:value="0.00322949470615291">
            <text:p>0.0032294947</text:p>
          </table:table-cell>
          <table:table-cell table:style-name="ce3" table:formula="of:=SIN(PI()*2/257*[.IS$1]*[.$B13]*[.$B13])/[.$B13]/[.$B13]" office:value-type="float" office:value="-0.0175902447524541">
            <text:p>-0.0175902448</text:p>
          </table:table-cell>
          <table:table-cell table:style-name="ce3" table:formula="of:=SIN(PI()*2/257*[.IT$1]*[.$B13]*[.$B13])/[.$B13]/[.$B13]" office:value-type="float" office:value="-0.0160442361774553">
            <text:p>-0.0160442362</text:p>
          </table:table-cell>
          <table:table-cell table:style-name="ce3" table:formula="of:=SIN(PI()*2/257*[.IU$1]*[.$B13]*[.$B13])/[.$B13]/[.$B13]" office:value-type="float" office:value="0.00590179233965276">
            <text:p>0.0059017923</text:p>
          </table:table-cell>
          <table:table-cell table:style-name="ce3" table:formula="of:=SIN(PI()*2/257*[.IV$1]*[.$B13]*[.$B13])/[.$B13]/[.$B13]" office:value-type="float" office:value="0.0203437751613799">
            <text:p>0.0203437752</text:p>
          </table:table-cell>
          <table:table-cell table:style-name="ce3" table:formula="of:=SIN(PI()*2/257*[.IW$1]*[.$B13]*[.$B13])/[.$B13]/[.$B13]" office:value-type="float" office:value="0.00891893488229309">
            <text:p>0.0089189349</text:p>
          </table:table-cell>
          <table:table-cell table:style-name="ce3" table:formula="of:=SIN(PI()*2/257*[.IX$1]*[.$B13]*[.$B13])/[.$B13]/[.$B13]" office:value-type="float" office:value="-0.0138462052682716">
            <text:p>-0.0138462053</text:p>
          </table:table-cell>
          <table:table-cell table:style-name="ce3" table:formula="of:=SIN(PI()*2/257*[.IY$1]*[.$B13]*[.$B13])/[.$B13]/[.$B13]" office:value-type="float" office:value="-0.0190060907671885">
            <text:p>-0.01900609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 table:formula="of:=SIN(PI()*2/257*[.C$1]*[.$B14]*[.$B14])/[.$B14]/[.$B14]" office:value-type="float" office:value="0">
            <text:p>0</text:p>
          </table:table-cell>
          <table:table-cell table:style-name="ce3" table:formula="of:=SIN(PI()*2/257*[.D$1]*[.$B14]*[.$B14])/[.$B14]/[.$B14]" office:value-type="float" office:value="0.015624708148328">
            <text:p>0.0156247081</text:p>
          </table:table-cell>
          <table:table-cell table:style-name="ce3" table:formula="of:=SIN(PI()*2/257*[.E$1]*[.$B14]*[.$B14])/[.$B14]/[.$B14]" office:value-type="float" office:value="0.00019099674207099">
            <text:p>0.0001909967</text:p>
          </table:table-cell>
          <table:table-cell table:style-name="ce3" table:formula="of:=SIN(PI()*2/257*[.F$1]*[.$B14]*[.$B14])/[.$B14]/[.$B14]" office:value-type="float" office:value="-0.0156223734003675">
            <text:p>-0.0156223734</text:p>
          </table:table-cell>
          <table:table-cell table:style-name="ce3" table:formula="of:=SIN(PI()*2/257*[.G$1]*[.$B14]*[.$B14])/[.$B14]/[.$B14]" office:value-type="float" office:value="-0.000381964944136639">
            <text:p>-0.0003819649</text:p>
          </table:table-cell>
          <table:table-cell table:style-name="ce3" table:formula="of:=SIN(PI()*2/257*[.H$1]*[.$B14]*[.$B14])/[.$B14]/[.$B14]" office:value-type="float" office:value="0.0156177042533202">
            <text:p>0.0156177043</text:p>
          </table:table-cell>
          <table:table-cell table:style-name="ce3" table:formula="of:=SIN(PI()*2/257*[.I$1]*[.$B14]*[.$B14])/[.$B14]/[.$B14]" office:value-type="float" office:value="0.000572876070456237">
            <text:p>0.0005728761</text:p>
          </table:table-cell>
          <table:table-cell table:style-name="ce3" table:formula="of:=SIN(PI()*2/257*[.J$1]*[.$B14]*[.$B14])/[.$B14]/[.$B14]" office:value-type="float" office:value="-0.0156107014048812">
            <text:p>-0.0156107014</text:p>
          </table:table-cell>
          <table:table-cell table:style-name="ce3" table:formula="of:=SIN(PI()*2/257*[.K$1]*[.$B14]*[.$B14])/[.$B14]/[.$B14]" office:value-type="float" office:value="-0.000763701593817741">
            <text:p>-0.0007637016</text:p>
          </table:table-cell>
          <table:table-cell table:style-name="ce3" table:formula="of:=SIN(PI()*2/257*[.L$1]*[.$B14]*[.$B14])/[.$B14]/[.$B14]" office:value-type="float" office:value="0.0156013659014626">
            <text:p>0.0156013659</text:p>
          </table:table-cell>
          <table:table-cell table:style-name="ce3" table:formula="of:=SIN(PI()*2/257*[.M$1]*[.$B14]*[.$B14])/[.$B14]/[.$B14]" office:value-type="float" office:value="0.000954412999800435">
            <text:p>0.000954413</text:p>
          </table:table-cell>
          <table:table-cell table:style-name="ce3" table:formula="of:=SIN(PI()*2/257*[.N$1]*[.$B14]*[.$B14])/[.$B14]/[.$B14]" office:value-type="float" office:value="-0.0155896991380375">
            <text:p>-0.0155896991</text:p>
          </table:table-cell>
          <table:table-cell table:style-name="ce3" table:formula="of:=SIN(PI()*2/257*[.O$1]*[.$B14]*[.$B14])/[.$B14]/[.$B14]" office:value-type="float" office:value="-0.00114498179103577">
            <text:p>-0.0011449818</text:p>
          </table:table-cell>
          <table:table-cell table:style-name="ce3" table:formula="of:=SIN(PI()*2/257*[.P$1]*[.$B14]*[.$B14])/[.$B14]/[.$B14]" office:value-type="float" office:value="0.0155757028579315">
            <text:p>0.0155757029</text:p>
          </table:table-cell>
          <table:table-cell table:style-name="ce3" table:formula="of:=SIN(PI()*2/257*[.Q$1]*[.$B14]*[.$B14])/[.$B14]/[.$B14]" office:value-type="float" office:value="0.00133537949146575">
            <text:p>0.0013353795</text:p>
          </table:table-cell>
          <table:table-cell table:style-name="ce3" table:formula="of:=SIN(PI()*2/257*[.R$1]*[.$B14]*[.$B14])/[.$B14]/[.$B14]" office:value-type="float" office:value="-0.015559379152562">
            <text:p>-0.0155593792</text:p>
          </table:table-cell>
          <table:table-cell table:style-name="ce3" table:formula="of:=SIN(PI()*2/257*[.S$1]*[.$B14]*[.$B14])/[.$B14]/[.$B14]" office:value-type="float" office:value="-0.00152557765059772">
            <text:p>-0.0015255777</text:p>
          </table:table-cell>
          <table:table-cell table:style-name="ce3" table:formula="of:=SIN(PI()*2/257*[.T$1]*[.$B14]*[.$B14])/[.$B14]/[.$B14]" office:value-type="float" office:value="0.0155407304611257">
            <text:p>0.0155407305</text:p>
          </table:table-cell>
          <table:table-cell table:style-name="ce3" table:formula="of:=SIN(PI()*2/257*[.U$1]*[.$B14]*[.$B14])/[.$B14]/[.$B14]" office:value-type="float" office:value="0.00171554784775598">
            <text:p>0.0017155478</text:p>
          </table:table-cell>
          <table:table-cell table:style-name="ce3" table:formula="of:=SIN(PI()*2/257*[.V$1]*[.$B14]*[.$B14])/[.$B14]/[.$B14]" office:value-type="float" office:value="-0.0155197595702343">
            <text:p>-0.0155197596</text:p>
          </table:table-cell>
          <table:table-cell table:style-name="ce3" table:formula="of:=SIN(PI()*2/257*[.W$1]*[.$B14]*[.$B14])/[.$B14]/[.$B14]" office:value-type="float" office:value="-0.00190526169632841">
            <text:p>-0.0019052617</text:p>
          </table:table-cell>
          <table:table-cell table:style-name="ce3" table:formula="of:=SIN(PI()*2/257*[.X$1]*[.$B14]*[.$B14])/[.$B14]/[.$B14]" office:value-type="float" office:value="0.015496469613498">
            <text:p>0.0154964696</text:p>
          </table:table-cell>
          <table:table-cell table:style-name="ce3" table:formula="of:=SIN(PI()*2/257*[.Y$1]*[.$B14]*[.$B14])/[.$B14]/[.$B14]" office:value-type="float" office:value="0.00209469084800806">
            <text:p>0.0020946908</text:p>
          </table:table-cell>
          <table:table-cell table:style-name="ce3" table:formula="of:=SIN(PI()*2/257*[.Z$1]*[.$B14]*[.$B14])/[.$B14]/[.$B14]" office:value-type="float" office:value="-0.0154708640710573">
            <text:p>-0.0154708641</text:p>
          </table:table-cell>
          <table:table-cell table:style-name="ce3" table:formula="of:=SIN(PI()*2/257*[.AA$1]*[.$B14]*[.$B14])/[.$B14]/[.$B14]" office:value-type="float" office:value="-0.00228380699702944">
            <text:p>-0.002283807</text:p>
          </table:table-cell>
          <table:table-cell table:style-name="ce3" table:formula="of:=SIN(PI()*2/257*[.AB$1]*[.$B14]*[.$B14])/[.$B14]/[.$B14]" office:value-type="float" office:value="0.0154429467690629">
            <text:p>0.0154429468</text:p>
          </table:table-cell>
          <table:table-cell table:style-name="ce3" table:formula="of:=SIN(PI()*2/257*[.AC$1]*[.$B14]*[.$B14])/[.$B14]/[.$B14]" office:value-type="float" office:value="0.00247258188439795">
            <text:p>0.0024725819</text:p>
          </table:table-cell>
          <table:table-cell table:style-name="ce3" table:formula="of:=SIN(PI()*2/257*[.AD$1]*[.$B14]*[.$B14])/[.$B14]/[.$B14]" office:value-type="float" office:value="-0.0154127218791039">
            <text:p>-0.0154127219</text:p>
          </table:table-cell>
          <table:table-cell table:style-name="ce3" table:formula="of:=SIN(PI()*2/257*[.AE$1]*[.$B14]*[.$B14])/[.$B14]/[.$B14]" office:value-type="float" office:value="-0.00266098730211268">
            <text:p>-0.0026609873</text:p>
          </table:table-cell>
          <table:table-cell table:style-name="ce3" table:formula="of:=SIN(PI()*2/257*[.AF$1]*[.$B14]*[.$B14])/[.$B14]/[.$B14]" office:value-type="float" office:value="0.0153801939175849">
            <text:p>0.0153801939</text:p>
          </table:table-cell>
          <table:table-cell table:style-name="ce3" table:formula="of:=SIN(PI()*2/257*[.AG$1]*[.$B14]*[.$B14])/[.$B14]/[.$B14]" office:value-type="float" office:value="0.00284899509738102">
            <text:p>0.0028489951</text:p>
          </table:table-cell>
          <table:table-cell table:style-name="ce3" table:formula="of:=SIN(PI()*2/257*[.AH$1]*[.$B14]*[.$B14])/[.$B14]/[.$B14]" office:value-type="float" office:value="-0.0153453677450503">
            <text:p>-0.0153453677</text:p>
          </table:table-cell>
          <table:table-cell table:style-name="ce3" table:formula="of:=SIN(PI()*2/257*[.AI$1]*[.$B14]*[.$B14])/[.$B14]/[.$B14]" office:value-type="float" office:value="-0.00303657717682608">
            <text:p>-0.0030365772</text:p>
          </table:table-cell>
          <table:table-cell table:style-name="ce3" table:formula="of:=SIN(PI()*2/257*[.AJ$1]*[.$B14]*[.$B14])/[.$B14]/[.$B14]" office:value-type="float" office:value="0.0153082485654589">
            <text:p>0.0153082486</text:p>
          </table:table-cell>
          <table:table-cell table:style-name="ce3" table:formula="of:=SIN(PI()*2/257*[.AK$1]*[.$B14]*[.$B14])/[.$B14]/[.$B14]" office:value-type="float" office:value="0.00322370551068415">
            <text:p>0.0032237055</text:p>
          </table:table-cell>
          <table:table-cell table:style-name="ce3" table:formula="of:=SIN(PI()*2/257*[.AL$1]*[.$B14]*[.$B14])/[.$B14]/[.$B14]" office:value-type="float" office:value="-0.0152688419254057">
            <text:p>-0.0152688419</text:p>
          </table:table-cell>
          <table:table-cell table:style-name="ce3" table:formula="of:=SIN(PI()*2/257*[.AM$1]*[.$B14]*[.$B14])/[.$B14]/[.$B14]" office:value-type="float" office:value="-0.00341035213699322">
            <text:p>-0.0034103521</text:p>
          </table:table-cell>
          <table:table-cell table:style-name="ce3" table:formula="of:=SIN(PI()*2/257*[.AN$1]*[.$B14]*[.$B14])/[.$B14]/[.$B14]" office:value-type="float" office:value="0.0152271537132934">
            <text:p>0.0152271537</text:p>
          </table:table-cell>
          <table:table-cell table:style-name="ce3" table:formula="of:=SIN(PI()*2/257*[.AO$1]*[.$B14]*[.$B14])/[.$B14]/[.$B14]" office:value-type="float" office:value="0.00359648916577131">
            <text:p>0.0035964892</text:p>
          </table:table-cell>
          <table:table-cell table:style-name="ce3" table:formula="of:=SIN(PI()*2/257*[.AP$1]*[.$B14]*[.$B14])/[.$B14]/[.$B14]" office:value-type="float" office:value="-0.0151831901584523">
            <text:p>-0.0151831902</text:p>
          </table:table-cell>
          <table:table-cell table:style-name="ce3" table:formula="of:=SIN(PI()*2/257*[.AQ$1]*[.$B14]*[.$B14])/[.$B14]/[.$B14]" office:value-type="float" office:value="-0.0037820887831836">
            <text:p>-0.0037820888</text:p>
          </table:table-cell>
          <table:table-cell table:style-name="ce3" table:formula="of:=SIN(PI()*2/257*[.AR$1]*[.$B14]*[.$B14])/[.$B14]/[.$B14]" office:value-type="float" office:value="0.0151369578302095">
            <text:p>0.0151369578</text:p>
          </table:table-cell>
          <table:table-cell table:style-name="ce3" table:formula="of:=SIN(PI()*2/257*[.AS$1]*[.$B14]*[.$B14])/[.$B14]/[.$B14]" office:value-type="float" office:value="0.00396712325569906">
            <text:p>0.0039671233</text:p>
          </table:table-cell>
          <table:table-cell table:style-name="ce3" table:formula="of:=SIN(PI()*2/257*[.AT$1]*[.$B14]*[.$B14])/[.$B14]/[.$B14]" office:value-type="float" office:value="-0.0150884636369075">
            <text:p>-0.0150884636</text:p>
          </table:table-cell>
          <table:table-cell table:style-name="ce3" table:formula="of:=SIN(PI()*2/257*[.AU$1]*[.$B14]*[.$B14])/[.$B14]/[.$B14]" office:value-type="float" office:value="-0.00415156493423472">
            <text:p>-0.0041515649</text:p>
          </table:table-cell>
          <table:table-cell table:style-name="ce3" table:formula="of:=SIN(PI()*2/257*[.AV$1]*[.$B14]*[.$B14])/[.$B14]/[.$B14]" office:value-type="float" office:value="0.0150377148248716">
            <text:p>0.0150377148</text:p>
          </table:table-cell>
          <table:table-cell table:style-name="ce3" table:formula="of:=SIN(PI()*2/257*[.AW$1]*[.$B14]*[.$B14])/[.$B14]/[.$B14]" office:value-type="float" office:value="0.00433538625828625">
            <text:p>0.0043353863</text:p>
          </table:table-cell>
          <table:table-cell table:style-name="ce3" table:formula="of:=SIN(PI()*2/257*[.AX$1]*[.$B14]*[.$B14])/[.$B14]/[.$B14]" office:value-type="float" office:value="-0.0149847189773274">
            <text:p>-0.014984719</text:p>
          </table:table-cell>
          <table:table-cell table:style-name="ce3" table:formula="of:=SIN(PI()*2/257*[.AY$1]*[.$B14]*[.$B14])/[.$B14]/[.$B14]" office:value-type="float" office:value="-0.00451855976004687">
            <text:p>-0.0045185598</text:p>
          </table:table-cell>
          <table:table-cell table:style-name="ce3" table:formula="of:=SIN(PI()*2/257*[.AZ$1]*[.$B14]*[.$B14])/[.$B14]/[.$B14]" office:value-type="float" office:value="0.0149294840132673">
            <text:p>0.014929484</text:p>
          </table:table-cell>
          <table:table-cell table:style-name="ce3" table:formula="of:=SIN(PI()*2/257*[.BA$1]*[.$B14]*[.$B14])/[.$B14]/[.$B14]" office:value-type="float" office:value="0.00470105806851233">
            <text:p>0.0047010581</text:p>
          </table:table-cell>
          <table:table-cell table:style-name="ce3" table:formula="of:=SIN(PI()*2/257*[.BB$1]*[.$B14]*[.$B14])/[.$B14]/[.$B14]" office:value-type="float" office:value="-0.0148720181862676">
            <text:p>-0.0148720182</text:p>
          </table:table-cell>
          <table:table-cell table:style-name="ce3" table:formula="of:=SIN(PI()*2/257*[.BC$1]*[.$B14]*[.$B14])/[.$B14]/[.$B14]" office:value-type="float" office:value="-0.00488285391356941">
            <text:p>-0.0048828539</text:p>
          </table:table-cell>
          <table:table-cell table:style-name="ce3" table:formula="of:=SIN(PI()*2/257*[.BD$1]*[.$B14]*[.$B14])/[.$B14]/[.$B14]" office:value-type="float" office:value="0.0148123300832549">
            <text:p>0.0148123301</text:p>
          </table:table-cell>
          <table:table-cell table:style-name="ce3" table:formula="of:=SIN(PI()*2/257*[.BE$1]*[.$B14]*[.$B14])/[.$B14]/[.$B14]" office:value-type="float" office:value="0.00506392013007253">
            <text:p>0.0050639201</text:p>
          </table:table-cell>
          <table:table-cell table:style-name="ce3" table:formula="of:=SIN(PI()*2/257*[.BF$1]*[.$B14]*[.$B14])/[.$B14]/[.$B14]" office:value-type="float" office:value="-0.0147504286232231">
            <text:p>-0.0147504286</text:p>
          </table:table-cell>
          <table:table-cell table:style-name="ce3" table:formula="of:=SIN(PI()*2/257*[.BG$1]*[.$B14]*[.$B14])/[.$B14]/[.$B14]" office:value-type="float" office:value="-0.00524422966190139">
            <text:p>-0.0052442297</text:p>
          </table:table-cell>
          <table:table-cell table:style-name="ce3" table:formula="of:=SIN(PI()*2/257*[.BH$1]*[.$B14]*[.$B14])/[.$B14]/[.$B14]" office:value-type="float" office:value="0.0146863230559008">
            <text:p>0.0146863231</text:p>
          </table:table-cell>
          <table:table-cell table:style-name="ce3" table:formula="of:=SIN(PI()*2/257*[.BI$1]*[.$B14]*[.$B14])/[.$B14]/[.$B14]" office:value-type="float" office:value="0.00542375556600459">
            <text:p>0.0054237556</text:p>
          </table:table-cell>
          <table:table-cell table:style-name="ce3" table:formula="of:=SIN(PI()*2/257*[.BJ$1]*[.$B14]*[.$B14])/[.$B14]/[.$B14]" office:value-type="float" office:value="-0.0146200229603686">
            <text:p>-0.014620023</text:p>
          </table:table-cell>
          <table:table-cell table:style-name="ce3" table:formula="of:=SIN(PI()*2/257*[.BK$1]*[.$B14]*[.$B14])/[.$B14]/[.$B14]" office:value-type="float" office:value="-0.00560247101642621">
            <text:p>-0.005602471</text:p>
          </table:table-cell>
          <table:table-cell table:style-name="ce3" table:formula="of:=SIN(PI()*2/257*[.BL$1]*[.$B14]*[.$B14])/[.$B14]/[.$B14]" office:value-type="float" office:value="0.0145515382436285">
            <text:p>0.0145515382</text:p>
          </table:table-cell>
          <table:table-cell table:style-name="ce3" table:formula="of:=SIN(PI()*2/257*[.BM$1]*[.$B14]*[.$B14])/[.$B14]/[.$B14]" office:value-type="float" office:value="0.00578034930831289">
            <text:p>0.0057803493</text:p>
          </table:table-cell>
          <table:table-cell table:style-name="ce3" table:formula="of:=SIN(PI()*2/257*[.BN$1]*[.$B14]*[.$B14])/[.$B14]/[.$B14]" office:value-type="float" office:value="-0.0144808791391231">
            <text:p>-0.0144808791</text:p>
          </table:table-cell>
          <table:table-cell table:style-name="ce3" table:formula="of:=SIN(PI()*2/257*[.BO$1]*[.$B14]*[.$B14])/[.$B14]/[.$B14]" office:value-type="float" office:value="-0.00595736386190592">
            <text:p>-0.0059573639</text:p>
          </table:table-cell>
          <table:table-cell table:style-name="ce3" table:formula="of:=SIN(PI()*2/257*[.BP$1]*[.$B14]*[.$B14])/[.$B14]/[.$B14]" office:value-type="float" office:value="0.0144080562052062">
            <text:p>0.0144080562</text:p>
          </table:table-cell>
          <table:table-cell table:style-name="ce3" table:formula="of:=SIN(PI()*2/257*[.BQ$1]*[.$B14]*[.$B14])/[.$B14]/[.$B14]" office:value-type="float" office:value="0.00613348822651147">
            <text:p>0.0061334882</text:p>
          </table:table-cell>
          <table:table-cell table:style-name="ce3" table:formula="of:=SIN(PI()*2/257*[.BR$1]*[.$B14]*[.$B14])/[.$B14]/[.$B14]" office:value-type="float" office:value="-0.0143330803235659">
            <text:p>-0.0143330803</text:p>
          </table:table-cell>
          <table:table-cell table:style-name="ce3" table:formula="of:=SIN(PI()*2/257*[.BS$1]*[.$B14]*[.$B14])/[.$B14]/[.$B14]" office:value-type="float" office:value="-0.00630869608445369">
            <text:p>-0.0063086961</text:p>
          </table:table-cell>
          <table:table-cell table:style-name="ce3" table:formula="of:=SIN(PI()*2/257*[.BT$1]*[.$B14]*[.$B14])/[.$B14]/[.$B14]" office:value-type="float" office:value="0.0142559626975976">
            <text:p>0.0142559627</text:p>
          </table:table-cell>
          <table:table-cell table:style-name="ce3" table:formula="of:=SIN(PI()*2/257*[.BU$1]*[.$B14]*[.$B14])/[.$B14]/[.$B14]" office:value-type="float" office:value="0.00648296125500789">
            <text:p>0.0064829613</text:p>
          </table:table-cell>
          <table:table-cell table:style-name="ce3" table:formula="of:=SIN(PI()*2/257*[.BV$1]*[.$B14]*[.$B14])/[.$B14]/[.$B14]" office:value-type="float" office:value="-0.0141767148507306">
            <text:p>-0.0141767149</text:p>
          </table:table-cell>
          <table:table-cell table:style-name="ce3" table:formula="of:=SIN(PI()*2/257*[.BW$1]*[.$B14]*[.$B14])/[.$B14]/[.$B14]" office:value-type="float" office:value="-0.00665625769831118">
            <text:p>-0.0066562577</text:p>
          </table:table-cell>
          <table:table-cell table:style-name="ce3" table:formula="of:=SIN(PI()*2/257*[.BX$1]*[.$B14]*[.$B14])/[.$B14]/[.$B14]" office:value-type="float" office:value="0.0140953486247062">
            <text:p>0.0140953486</text:p>
          </table:table-cell>
          <table:table-cell table:style-name="ce3" table:formula="of:=SIN(PI()*2/257*[.BY$1]*[.$B14]*[.$B14])/[.$B14]/[.$B14]" office:value-type="float" office:value="0.00682855951925515">
            <text:p>0.0068285595</text:p>
          </table:table-cell>
          <table:table-cell table:style-name="ce3" table:formula="of:=SIN(PI()*2/257*[.BZ$1]*[.$B14]*[.$B14])/[.$B14]/[.$B14]" office:value-type="float" office:value="-0.0140118761778077">
            <text:p>-0.0140118762</text:p>
          </table:table-cell>
          <table:table-cell table:style-name="ce3" table:formula="of:=SIN(PI()*2/257*[.CA$1]*[.$B14]*[.$B14])/[.$B14]/[.$B14]" office:value-type="float" office:value="-0.00699984097135389">
            <text:p>-0.006999841</text:p>
          </table:table-cell>
          <table:table-cell table:style-name="ce3" table:formula="of:=SIN(PI()*2/257*[.CB$1]*[.$B14]*[.$B14])/[.$B14]/[.$B14]" office:value-type="float" office:value="0.0139263099830442">
            <text:p>0.01392631</text:p>
          </table:table-cell>
          <table:table-cell table:style-name="ce3" table:formula="of:=SIN(PI()*2/257*[.CC$1]*[.$B14]*[.$B14])/[.$B14]/[.$B14]" office:value-type="float" office:value="0.00717007646059181">
            <text:p>0.0071700765</text:p>
          </table:table-cell>
          <table:table-cell table:style-name="ce3" table:formula="of:=SIN(PI()*2/257*[.CD$1]*[.$B14]*[.$B14])/[.$B14]/[.$B14]" office:value-type="float" office:value="-0.0138386628262863">
            <text:p>-0.0138386628</text:p>
          </table:table-cell>
          <table:table-cell table:style-name="ce3" table:formula="of:=SIN(PI()*2/257*[.CE$1]*[.$B14]*[.$B14])/[.$B14]/[.$B14]" office:value-type="float" office:value="-0.00733924054924864">
            <text:p>-0.0073392405</text:p>
          </table:table-cell>
          <table:table-cell table:style-name="ce3" table:formula="of:=SIN(PI()*2/257*[.CF$1]*[.$B14]*[.$B14])/[.$B14]/[.$B14]" office:value-type="float" office:value="0.0137489478043559">
            <text:p>0.0137489478</text:p>
          </table:table-cell>
          <table:table-cell table:style-name="ce3" table:formula="of:=SIN(PI()*2/257*[.CG$1]*[.$B14]*[.$B14])/[.$B14]/[.$B14]" office:value-type="float" office:value="0.00750730795969933">
            <text:p>0.007507308</text:p>
          </table:table-cell>
          <table:table-cell table:style-name="ce3" table:formula="of:=SIN(PI()*2/257*[.CH$1]*[.$B14]*[.$B14])/[.$B14]/[.$B14]" office:value-type="float" office:value="-0.0136571783230694">
            <text:p>-0.0136571783</text:p>
          </table:table-cell>
          <table:table-cell table:style-name="ce3" table:formula="of:=SIN(PI()*2/257*[.CI$1]*[.$B14]*[.$B14])/[.$B14]/[.$B14]" office:value-type="float" office:value="-0.00767425357819161">
            <text:p>-0.0076742536</text:p>
          </table:table-cell>
          <table:table-cell table:style-name="ce3" table:formula="of:=SIN(PI()*2/257*[.CJ$1]*[.$B14]*[.$B14])/[.$B14]/[.$B14]" office:value-type="float" office:value="0.0135633680952337">
            <text:p>0.0135633681</text:p>
          </table:table-cell>
          <table:table-cell table:style-name="ce3" table:formula="of:=SIN(PI()*2/257*[.CK$1]*[.$B14]*[.$B14])/[.$B14]/[.$B14]" office:value-type="float" office:value="0.00784005245859999">
            <text:p>0.0078400525</text:p>
          </table:table-cell>
          <table:table-cell table:style-name="ce3" table:formula="of:=SIN(PI()*2/257*[.CL$1]*[.$B14]*[.$B14])/[.$B14]/[.$B14]" office:value-type="float" office:value="-0.0134675311385978">
            <text:p>-0.0134675311</text:p>
          </table:table-cell>
          <table:table-cell table:style-name="ce3" table:formula="of:=SIN(PI()*2/257*[.CM$1]*[.$B14]*[.$B14])/[.$B14]/[.$B14]" office:value-type="float" office:value="-0.00800467982615106">
            <text:p>-0.0080046798</text:p>
          </table:table-cell>
          <table:table-cell table:style-name="ce3" table:formula="of:=SIN(PI()*2/257*[.CN$1]*[.$B14]*[.$B14])/[.$B14]/[.$B14]" office:value-type="float" office:value="0.0133696817737585">
            <text:p>0.0133696818</text:p>
          </table:table-cell>
          <table:table-cell table:style-name="ce3" table:formula="of:=SIN(PI()*2/257*[.CO$1]*[.$B14]*[.$B14])/[.$B14]/[.$B14]" office:value-type="float" office:value="0.00816811108112706">
            <text:p>0.0081681111</text:p>
          </table:table-cell>
          <table:table-cell table:style-name="ce3" table:formula="of:=SIN(PI()*2/257*[.CP$1]*[.$B14]*[.$B14])/[.$B14]/[.$B14]" office:value-type="float" office:value="-0.0132698346220191">
            <text:p>-0.0132698346</text:p>
          </table:table-cell>
          <table:table-cell table:style-name="ce3" table:formula="of:=SIN(PI()*2/257*[.CQ$1]*[.$B14]*[.$B14])/[.$B14]/[.$B14]" office:value-type="float" office:value="-0.00833032180254133">
            <text:p>-0.0083303218</text:p>
          </table:table-cell>
          <table:table-cell table:style-name="ce3" table:formula="of:=SIN(PI()*2/257*[.CR$1]*[.$B14]*[.$B14])/[.$B14]/[.$B14]" office:value-type="float" office:value="0.0131680046032063">
            <text:p>0.0131680046</text:p>
          </table:table-cell>
          <table:table-cell table:style-name="ce3" table:formula="of:=SIN(PI()*2/257*[.CS$1]*[.$B14]*[.$B14])/[.$B14]/[.$B14]" office:value-type="float" office:value="0.00849128775178709">
            <text:p>0.0084912878</text:p>
          </table:table-cell>
          <table:table-cell table:style-name="ce3" table:formula="of:=SIN(PI()*2/257*[.CT$1]*[.$B14]*[.$B14])/[.$B14]/[.$B14]" office:value-type="float" office:value="-0.0130642069334397">
            <text:p>-0.0130642069</text:p>
          </table:table-cell>
          <table:table-cell table:style-name="ce3" table:formula="of:=SIN(PI()*2/257*[.CU$1]*[.$B14]*[.$B14])/[.$B14]/[.$B14]" office:value-type="float" office:value="-0.00865098487626083">
            <text:p>-0.0086509849</text:p>
          </table:table-cell>
          <table:table-cell table:style-name="ce3" table:formula="of:=SIN(PI()*2/257*[.CV$1]*[.$B14]*[.$B14])/[.$B14]/[.$B14]" office:value-type="float" office:value="0.0129584571228585">
            <text:p>0.0129584571</text:p>
          </table:table-cell>
          <table:table-cell table:style-name="ce3" table:formula="of:=SIN(PI()*2/257*[.CW$1]*[.$B14]*[.$B14])/[.$B14]/[.$B14]" office:value-type="float" office:value="0.00880938931295417">
            <text:p>0.0088093893</text:p>
          </table:table-cell>
          <table:table-cell table:style-name="ce3" table:formula="of:=SIN(PI()*2/257*[.CX$1]*[.$B14]*[.$B14])/[.$B14]/[.$B14]" office:value-type="float" office:value="-0.012850770973304">
            <text:p>-0.012850771</text:p>
          </table:table-cell>
          <table:table-cell table:style-name="ce3" table:formula="of:=SIN(PI()*2/257*[.CY$1]*[.$B14]*[.$B14])/[.$B14]/[.$B14]" office:value-type="float" office:value="-0.00896647739202113">
            <text:p>-0.0089664774</text:p>
          </table:table-cell>
          <table:table-cell table:style-name="ce3" table:formula="of:=SIN(PI()*2/257*[.CZ$1]*[.$B14]*[.$B14])/[.$B14]/[.$B14]" office:value-type="float" office:value="0.0127411645759575">
            <text:p>0.0127411646</text:p>
          </table:table-cell>
          <table:table-cell table:style-name="ce3" table:formula="of:=SIN(PI()*2/257*[.DA$1]*[.$B14]*[.$B14])/[.$B14]/[.$B14]" office:value-type="float" office:value="0.00912222564031463">
            <text:p>0.0091222256</text:p>
          </table:table-cell>
          <table:table-cell table:style-name="ce3" table:formula="of:=SIN(PI()*2/257*[.DB$1]*[.$B14]*[.$B14])/[.$B14]/[.$B14]" office:value-type="float" office:value="-0.012629654308937">
            <text:p>-0.0126296543</text:p>
          </table:table-cell>
          <table:table-cell table:style-name="ce3" table:formula="of:=SIN(PI()*2/257*[.DC$1]*[.$B14]*[.$B14])/[.$B14]/[.$B14]" office:value-type="float" office:value="-0.0092766107848937">
            <text:p>-0.0092766108</text:p>
          </table:table-cell>
          <table:table-cell table:style-name="ce3" table:formula="of:=SIN(PI()*2/257*[.DD$1]*[.$B14]*[.$B14])/[.$B14]/[.$B14]" office:value-type="float" office:value="0.0125162568348494">
            <text:p>0.0125162568</text:p>
          </table:table-cell>
          <table:table-cell table:style-name="ce3" table:formula="of:=SIN(PI()*2/257*[.DE$1]*[.$B14]*[.$B14])/[.$B14]/[.$B14]" office:value-type="float" office:value="0.00942960975650245">
            <text:p>0.0094296098</text:p>
          </table:table-cell>
          <table:table-cell table:style-name="ce3" table:formula="of:=SIN(PI()*2/257*[.DF$1]*[.$B14]*[.$B14])/[.$B14]/[.$B14]" office:value-type="float" office:value="-0.0124009890983005">
            <text:p>-0.0124009891</text:p>
          </table:table-cell>
          <table:table-cell table:style-name="ce3" table:formula="of:=SIN(PI()*2/257*[.DG$1]*[.$B14]*[.$B14])/[.$B14]/[.$B14]" office:value-type="float" office:value="-0.00958119969301515">
            <text:p>-0.0095811997</text:p>
          </table:table-cell>
          <table:table-cell table:style-name="ce3" table:formula="of:=SIN(PI()*2/257*[.DH$1]*[.$B14]*[.$B14])/[.$B14]/[.$B14]" office:value-type="float" office:value="0.0122838683233637">
            <text:p>0.0122838683</text:p>
          </table:table-cell>
          <table:table-cell table:style-name="ce3" table:formula="of:=SIN(PI()*2/257*[.DI$1]*[.$B14]*[.$B14])/[.$B14]/[.$B14]" office:value-type="float" office:value="0.00973135794285379">
            <text:p>0.0097313579</text:p>
          </table:table-cell>
          <table:table-cell table:style-name="ce3" table:formula="of:=SIN(PI()*2/257*[.DJ$1]*[.$B14]*[.$B14])/[.$B14]/[.$B14]" office:value-type="float" office:value="-0.0121649120110046">
            <text:p>-0.012164912</text:p>
          </table:table-cell>
          <table:table-cell table:style-name="ce3" table:formula="of:=SIN(PI()*2/257*[.DK$1]*[.$B14]*[.$B14])/[.$B14]/[.$B14]" office:value-type="float" office:value="-0.00988006206837257">
            <text:p>-0.0098800621</text:p>
          </table:table-cell>
          <table:table-cell table:style-name="ce3" table:formula="of:=SIN(PI()*2/257*[.DL$1]*[.$B14]*[.$B14])/[.$B14]/[.$B14]" office:value-type="float" office:value="0.012044137936468">
            <text:p>0.0120441379</text:p>
          </table:table-cell>
          <table:table-cell table:style-name="ce3" table:formula="of:=SIN(PI()*2/257*[.DM$1]*[.$B14]*[.$B14])/[.$B14]/[.$B14]" office:value-type="float" office:value="0.0100272898492103">
            <text:p>0.0100272898</text:p>
          </table:table-cell>
          <table:table-cell table:style-name="ce3" table:formula="of:=SIN(PI()*2/257*[.DN$1]*[.$B14]*[.$B14])/[.$B14]/[.$B14]" office:value-type="float" office:value="-0.0119215641466205">
            <text:p>-0.0119215641</text:p>
          </table:table-cell>
          <table:table-cell table:style-name="ce3" table:formula="of:=SIN(PI()*2/257*[.DO$1]*[.$B14]*[.$B14])/[.$B14]/[.$B14]" office:value-type="float" office:value="-0.0101730192856119">
            <text:p>-0.0101730193</text:p>
          </table:table-cell>
          <table:table-cell table:style-name="ce3" table:formula="of:=SIN(PI()*2/257*[.DP$1]*[.$B14]*[.$B14])/[.$B14]/[.$B14]" office:value-type="float" office:value="0.0117972089572542">
            <text:p>0.011797209</text:p>
          </table:table-cell>
          <table:table-cell table:style-name="ce3" table:formula="of:=SIN(PI()*2/257*[.DQ$1]*[.$B14]*[.$B14])/[.$B14]/[.$B14]" office:value-type="float" office:value="0.0103172286017141">
            <text:p>0.0103172286</text:p>
          </table:table-cell>
          <table:table-cell table:style-name="ce3" table:formula="of:=SIN(PI()*2/257*[.DR$1]*[.$B14]*[.$B14])/[.$B14]/[.$B14]" office:value-type="float" office:value="-0.0116710909503501">
            <text:p>-0.011671091</text:p>
          </table:table-cell>
          <table:table-cell table:style-name="ce3" table:formula="of:=SIN(PI()*2/257*[.DS$1]*[.$B14]*[.$B14])/[.$B14]/[.$B14]" office:value-type="float" office:value="-0.0104598962488004">
            <text:p>-0.0104598962</text:p>
          </table:table-cell>
          <table:table-cell table:style-name="ce3" table:formula="of:=SIN(PI()*2/257*[.DT$1]*[.$B14]*[.$B14])/[.$B14]/[.$B14]" office:value-type="float" office:value="0.0115432289713002">
            <text:p>0.011543229</text:p>
          </table:table-cell>
          <table:table-cell table:style-name="ce3" table:formula="of:=SIN(PI()*2/257*[.DU$1]*[.$B14]*[.$B14])/[.$B14]/[.$B14]" office:value-type="float" office:value="0.0106010009085207">
            <text:p>0.0106010009</text:p>
          </table:table-cell>
          <table:table-cell table:style-name="ce3" table:formula="of:=SIN(PI()*2/257*[.DV$1]*[.$B14]*[.$B14])/[.$B14]/[.$B14]" office:value-type="float" office:value="-0.0114136421260933">
            <text:p>-0.0114136421</text:p>
          </table:table-cell>
          <table:table-cell table:style-name="ce3" table:formula="of:=SIN(PI()*2/257*[.DW$1]*[.$B14]*[.$B14])/[.$B14]/[.$B14]" office:value-type="float" office:value="-0.0107405214960766">
            <text:p>-0.0107405215</text:p>
          </table:table-cell>
          <table:table-cell table:style-name="ce3" table:formula="of:=SIN(PI()*2/257*[.DX$1]*[.$B14]*[.$B14])/[.$B14]/[.$B14]" office:value-type="float" office:value="0.011282349778459">
            <text:p>0.0112823498</text:p>
          </table:table-cell>
          <table:table-cell table:style-name="ce3" table:formula="of:=SIN(PI()*2/257*[.DY$1]*[.$B14]*[.$B14])/[.$B14]/[.$B14]" office:value-type="float" office:value="0.0108784371633733">
            <text:p>0.0108784372</text:p>
          </table:table-cell>
          <table:table-cell table:style-name="ce3" table:formula="of:=SIN(PI()*2/257*[.DZ$1]*[.$B14]*[.$B14])/[.$B14]/[.$B14]" office:value-type="float" office:value="-0.0111493715469743">
            <text:p>-0.0111493715</text:p>
          </table:table-cell>
          <table:table-cell table:style-name="ce3" table:formula="of:=SIN(PI()*2/257*[.EA$1]*[.$B14]*[.$B14])/[.$B14]/[.$B14]" office:value-type="float" office:value="-0.0110147273021327">
            <text:p>-0.0110147273</text:p>
          </table:table-cell>
          <table:table-cell table:style-name="ce3" table:formula="of:=SIN(PI()*2/257*[.EB$1]*[.$B14]*[.$B14])/[.$B14]/[.$B14]" office:value-type="float" office:value="0.0110147273021326">
            <text:p>0.0110147273</text:p>
          </table:table-cell>
          <table:table-cell table:style-name="ce3" table:formula="of:=SIN(PI()*2/257*[.EC$1]*[.$B14]*[.$B14])/[.$B14]/[.$B14]" office:value-type="float" office:value="0.0111493715469748">
            <text:p>0.0111493715</text:p>
          </table:table-cell>
          <table:table-cell table:style-name="ce3" table:formula="of:=SIN(PI()*2/257*[.ED$1]*[.$B14]*[.$B14])/[.$B14]/[.$B14]" office:value-type="float" office:value="-0.0108784371633731">
            <text:p>-0.0108784372</text:p>
          </table:table-cell>
          <table:table-cell table:style-name="ce3" table:formula="of:=SIN(PI()*2/257*[.EE$1]*[.$B14]*[.$B14])/[.$B14]/[.$B14]" office:value-type="float" office:value="-0.0112823497784595">
            <text:p>-0.0112823498</text:p>
          </table:table-cell>
          <table:table-cell table:style-name="ce3" table:formula="of:=SIN(PI()*2/257*[.EF$1]*[.$B14]*[.$B14])/[.$B14]/[.$B14]" office:value-type="float" office:value="0.0107405214960764">
            <text:p>0.0107405215</text:p>
          </table:table-cell>
          <table:table-cell table:style-name="ce3" table:formula="of:=SIN(PI()*2/257*[.EG$1]*[.$B14]*[.$B14])/[.$B14]/[.$B14]" office:value-type="float" office:value="0.0114136421260935">
            <text:p>0.0114136421</text:p>
          </table:table-cell>
          <table:table-cell table:style-name="ce3" table:formula="of:=SIN(PI()*2/257*[.EH$1]*[.$B14]*[.$B14])/[.$B14]/[.$B14]" office:value-type="float" office:value="-0.0106010009085202">
            <text:p>-0.0106010009</text:p>
          </table:table-cell>
          <table:table-cell table:style-name="ce3" table:formula="of:=SIN(PI()*2/257*[.EI$1]*[.$B14]*[.$B14])/[.$B14]/[.$B14]" office:value-type="float" office:value="-0.0115432289713004">
            <text:p>-0.011543229</text:p>
          </table:table-cell>
          <table:table-cell table:style-name="ce3" table:formula="of:=SIN(PI()*2/257*[.EJ$1]*[.$B14]*[.$B14])/[.$B14]/[.$B14]" office:value-type="float" office:value="0.0104598962487999">
            <text:p>0.0104598962</text:p>
          </table:table-cell>
          <table:table-cell table:style-name="ce3" table:formula="of:=SIN(PI()*2/257*[.EK$1]*[.$B14]*[.$B14])/[.$B14]/[.$B14]" office:value-type="float" office:value="0.0116710909503503">
            <text:p>0.011671091</text:p>
          </table:table-cell>
          <table:table-cell table:style-name="ce3" table:formula="of:=SIN(PI()*2/257*[.EL$1]*[.$B14]*[.$B14])/[.$B14]/[.$B14]" office:value-type="float" office:value="-0.0103172286017139">
            <text:p>-0.0103172286</text:p>
          </table:table-cell>
          <table:table-cell table:style-name="ce3" table:formula="of:=SIN(PI()*2/257*[.EM$1]*[.$B14]*[.$B14])/[.$B14]/[.$B14]" office:value-type="float" office:value="-0.0117972089572546">
            <text:p>-0.011797209</text:p>
          </table:table-cell>
          <table:table-cell table:style-name="ce3" table:formula="of:=SIN(PI()*2/257*[.EN$1]*[.$B14]*[.$B14])/[.$B14]/[.$B14]" office:value-type="float" office:value="0.0101730192856117">
            <text:p>0.0101730193</text:p>
          </table:table-cell>
          <table:table-cell table:style-name="ce3" table:formula="of:=SIN(PI()*2/257*[.EO$1]*[.$B14]*[.$B14])/[.$B14]/[.$B14]" office:value-type="float" office:value="0.0119215641466209">
            <text:p>0.0119215641</text:p>
          </table:table-cell>
          <table:table-cell table:style-name="ce3" table:formula="of:=SIN(PI()*2/257*[.EP$1]*[.$B14]*[.$B14])/[.$B14]/[.$B14]" office:value-type="float" office:value="-0.0100272898492101">
            <text:p>-0.0100272898</text:p>
          </table:table-cell>
          <table:table-cell table:style-name="ce3" table:formula="of:=SIN(PI()*2/257*[.EQ$1]*[.$B14]*[.$B14])/[.$B14]/[.$B14]" office:value-type="float" office:value="-0.0120441379364681">
            <text:p>-0.0120441379</text:p>
          </table:table-cell>
          <table:table-cell table:style-name="ce3" table:formula="of:=SIN(PI()*2/257*[.ER$1]*[.$B14]*[.$B14])/[.$B14]/[.$B14]" office:value-type="float" office:value="0.00988006206837204">
            <text:p>0.0098800621</text:p>
          </table:table-cell>
          <table:table-cell table:style-name="ce3" table:formula="of:=SIN(PI()*2/257*[.ES$1]*[.$B14]*[.$B14])/[.$B14]/[.$B14]" office:value-type="float" office:value="0.0121649120110047">
            <text:p>0.012164912</text:p>
          </table:table-cell>
          <table:table-cell table:style-name="ce3" table:formula="of:=SIN(PI()*2/257*[.ET$1]*[.$B14]*[.$B14])/[.$B14]/[.$B14]" office:value-type="float" office:value="-0.00973135794285325">
            <text:p>-0.0097313579</text:p>
          </table:table-cell>
          <table:table-cell table:style-name="ce3" table:formula="of:=SIN(PI()*2/257*[.EU$1]*[.$B14]*[.$B14])/[.$B14]/[.$B14]" office:value-type="float" office:value="-0.0122838683233639">
            <text:p>-0.0122838683</text:p>
          </table:table-cell>
          <table:table-cell table:style-name="ce3" table:formula="of:=SIN(PI()*2/257*[.EV$1]*[.$B14]*[.$B14])/[.$B14]/[.$B14]" office:value-type="float" office:value="0.00958119969301495">
            <text:p>0.0095811997</text:p>
          </table:table-cell>
          <table:table-cell table:style-name="ce3" table:formula="of:=SIN(PI()*2/257*[.EW$1]*[.$B14]*[.$B14])/[.$B14]/[.$B14]" office:value-type="float" office:value="0.012400989098301">
            <text:p>0.0124009891</text:p>
          </table:table-cell>
          <table:table-cell table:style-name="ce3" table:formula="of:=SIN(PI()*2/257*[.EX$1]*[.$B14]*[.$B14])/[.$B14]/[.$B14]" office:value-type="float" office:value="-0.00942960975650226">
            <text:p>-0.0094296098</text:p>
          </table:table-cell>
          <table:table-cell table:style-name="ce3" table:formula="of:=SIN(PI()*2/257*[.EY$1]*[.$B14]*[.$B14])/[.$B14]/[.$B14]" office:value-type="float" office:value="-0.0125162568348498">
            <text:p>-0.0125162568</text:p>
          </table:table-cell>
          <table:table-cell table:style-name="ce3" table:formula="of:=SIN(PI()*2/257*[.EZ$1]*[.$B14]*[.$B14])/[.$B14]/[.$B14]" office:value-type="float" office:value="0.0092766107848935">
            <text:p>0.0092766108</text:p>
          </table:table-cell>
          <table:table-cell table:style-name="ce3" table:formula="of:=SIN(PI()*2/257*[.FA$1]*[.$B14]*[.$B14])/[.$B14]/[.$B14]" office:value-type="float" office:value="0.0126296543089371">
            <text:p>0.0126296543</text:p>
          </table:table-cell>
          <table:table-cell table:style-name="ce3" table:formula="of:=SIN(PI()*2/257*[.FB$1]*[.$B14]*[.$B14])/[.$B14]/[.$B14]" office:value-type="float" office:value="-0.00912222564031407">
            <text:p>-0.0091222256</text:p>
          </table:table-cell>
          <table:table-cell table:style-name="ce3" table:formula="of:=SIN(PI()*2/257*[.FC$1]*[.$B14]*[.$B14])/[.$B14]/[.$B14]" office:value-type="float" office:value="-0.0127411645759576">
            <text:p>-0.0127411646</text:p>
          </table:table-cell>
          <table:table-cell table:style-name="ce3" table:formula="of:=SIN(PI()*2/257*[.FD$1]*[.$B14]*[.$B14])/[.$B14]/[.$B14]" office:value-type="float" office:value="0.00896647739202056">
            <text:p>0.0089664774</text:p>
          </table:table-cell>
          <table:table-cell table:style-name="ce3" table:formula="of:=SIN(PI()*2/257*[.FE$1]*[.$B14]*[.$B14])/[.$B14]/[.$B14]" office:value-type="float" office:value="0.0128507709733042">
            <text:p>0.012850771</text:p>
          </table:table-cell>
          <table:table-cell table:style-name="ce3" table:formula="of:=SIN(PI()*2/257*[.FF$1]*[.$B14]*[.$B14])/[.$B14]/[.$B14]" office:value-type="float" office:value="-0.00880938931295397">
            <text:p>-0.0088093893</text:p>
          </table:table-cell>
          <table:table-cell table:style-name="ce3" table:formula="of:=SIN(PI()*2/257*[.FG$1]*[.$B14]*[.$B14])/[.$B14]/[.$B14]" office:value-type="float" office:value="-0.0129584571228589">
            <text:p>-0.0129584571</text:p>
          </table:table-cell>
          <table:table-cell table:style-name="ce3" table:formula="of:=SIN(PI()*2/257*[.FH$1]*[.$B14]*[.$B14])/[.$B14]/[.$B14]" office:value-type="float" office:value="0.00865098487626062">
            <text:p>0.0086509849</text:p>
          </table:table-cell>
          <table:table-cell table:style-name="ce3" table:formula="of:=SIN(PI()*2/257*[.FI$1]*[.$B14]*[.$B14])/[.$B14]/[.$B14]" office:value-type="float" office:value="0.0130642069334401">
            <text:p>0.0130642069</text:p>
          </table:table-cell>
          <table:table-cell table:style-name="ce3" table:formula="of:=SIN(PI()*2/257*[.FJ$1]*[.$B14]*[.$B14])/[.$B14]/[.$B14]" office:value-type="float" office:value="-0.00849128775178688">
            <text:p>-0.0084912878</text:p>
          </table:table-cell>
          <table:table-cell table:style-name="ce3" table:formula="of:=SIN(PI()*2/257*[.FK$1]*[.$B14]*[.$B14])/[.$B14]/[.$B14]" office:value-type="float" office:value="-0.0131680046032067">
            <text:p>-0.0131680046</text:p>
          </table:table-cell>
          <table:table-cell table:style-name="ce3" table:formula="of:=SIN(PI()*2/257*[.FL$1]*[.$B14]*[.$B14])/[.$B14]/[.$B14]" office:value-type="float" office:value="0.00833032180254074">
            <text:p>0.0083303218</text:p>
          </table:table-cell>
          <table:table-cell table:style-name="ce3" table:formula="of:=SIN(PI()*2/257*[.FM$1]*[.$B14]*[.$B14])/[.$B14]/[.$B14]" office:value-type="float" office:value="0.0132698346220192">
            <text:p>0.0132698346</text:p>
          </table:table-cell>
          <table:table-cell table:style-name="ce3" table:formula="of:=SIN(PI()*2/257*[.FN$1]*[.$B14]*[.$B14])/[.$B14]/[.$B14]" office:value-type="float" office:value="-0.00816811108112685">
            <text:p>-0.0081681111</text:p>
          </table:table-cell>
          <table:table-cell table:style-name="ce3" table:formula="of:=SIN(PI()*2/257*[.FO$1]*[.$B14]*[.$B14])/[.$B14]/[.$B14]" office:value-type="float" office:value="-0.0133696817737584">
            <text:p>-0.0133696818</text:p>
          </table:table-cell>
          <table:table-cell table:style-name="ce3" table:formula="of:=SIN(PI()*2/257*[.FP$1]*[.$B14]*[.$B14])/[.$B14]/[.$B14]" office:value-type="float" office:value="0.00800467982615047">
            <text:p>0.0080046798</text:p>
          </table:table-cell>
          <table:table-cell table:style-name="ce3" table:formula="of:=SIN(PI()*2/257*[.FQ$1]*[.$B14]*[.$B14])/[.$B14]/[.$B14]" office:value-type="float" office:value="0.0134675311385982">
            <text:p>0.0134675311</text:p>
          </table:table-cell>
          <table:table-cell table:style-name="ce3" table:formula="of:=SIN(PI()*2/257*[.FR$1]*[.$B14]*[.$B14])/[.$B14]/[.$B14]" office:value-type="float" office:value="-0.00784005245859978">
            <text:p>-0.0078400525</text:p>
          </table:table-cell>
          <table:table-cell table:style-name="ce3" table:formula="of:=SIN(PI()*2/257*[.FS$1]*[.$B14]*[.$B14])/[.$B14]/[.$B14]" office:value-type="float" office:value="-0.0135633680952338">
            <text:p>-0.0135633681</text:p>
          </table:table-cell>
          <table:table-cell table:style-name="ce3" table:formula="of:=SIN(PI()*2/257*[.FT$1]*[.$B14]*[.$B14])/[.$B14]/[.$B14]" office:value-type="float" office:value="0.00767425357819178">
            <text:p>0.0076742536</text:p>
          </table:table-cell>
          <table:table-cell table:style-name="ce3" table:formula="of:=SIN(PI()*2/257*[.FU$1]*[.$B14]*[.$B14])/[.$B14]/[.$B14]" office:value-type="float" office:value="0.0136571783230698">
            <text:p>0.0136571783</text:p>
          </table:table-cell>
          <table:table-cell table:style-name="ce3" table:formula="of:=SIN(PI()*2/257*[.FV$1]*[.$B14]*[.$B14])/[.$B14]/[.$B14]" office:value-type="float" office:value="-0.00750730795969873">
            <text:p>-0.007507308</text:p>
          </table:table-cell>
          <table:table-cell table:style-name="ce3" table:formula="of:=SIN(PI()*2/257*[.FW$1]*[.$B14]*[.$B14])/[.$B14]/[.$B14]" office:value-type="float" office:value="-0.0137489478043562">
            <text:p>-0.0137489478</text:p>
          </table:table-cell>
          <table:table-cell table:style-name="ce3" table:formula="of:=SIN(PI()*2/257*[.FX$1]*[.$B14]*[.$B14])/[.$B14]/[.$B14]" office:value-type="float" office:value="0.00733924054924842">
            <text:p>0.0073392405</text:p>
          </table:table-cell>
          <table:table-cell table:style-name="ce3" table:formula="of:=SIN(PI()*2/257*[.FY$1]*[.$B14]*[.$B14])/[.$B14]/[.$B14]" office:value-type="float" office:value="0.0138386628262863">
            <text:p>0.0138386628</text:p>
          </table:table-cell>
          <table:table-cell table:style-name="ce3" table:formula="of:=SIN(PI()*2/257*[.FZ$1]*[.$B14]*[.$B14])/[.$B14]/[.$B14]" office:value-type="float" office:value="-0.0071700764605912">
            <text:p>-0.0071700765</text:p>
          </table:table-cell>
          <table:table-cell table:style-name="ce3" table:formula="of:=SIN(PI()*2/257*[.GA$1]*[.$B14]*[.$B14])/[.$B14]/[.$B14]" office:value-type="float" office:value="-0.0139263099830444">
            <text:p>-0.01392631</text:p>
          </table:table-cell>
          <table:table-cell table:style-name="ce3" table:formula="of:=SIN(PI()*2/257*[.GB$1]*[.$B14]*[.$B14])/[.$B14]/[.$B14]" office:value-type="float" office:value="0.00699984097135347">
            <text:p>0.006999841</text:p>
          </table:table-cell>
          <table:table-cell table:style-name="ce3" table:formula="of:=SIN(PI()*2/257*[.GC$1]*[.$B14]*[.$B14])/[.$B14]/[.$B14]" office:value-type="float" office:value="0.0140118761778078">
            <text:p>0.0140118762</text:p>
          </table:table-cell>
          <table:table-cell table:style-name="ce3" table:formula="of:=SIN(PI()*2/257*[.GD$1]*[.$B14]*[.$B14])/[.$B14]/[.$B14]" office:value-type="float" office:value="-0.00682855951925513">
            <text:p>-0.0068285595</text:p>
          </table:table-cell>
          <table:table-cell table:style-name="ce3" table:formula="of:=SIN(PI()*2/257*[.GE$1]*[.$B14]*[.$B14])/[.$B14]/[.$B14]" office:value-type="float" office:value="-0.0140953486247065">
            <text:p>-0.0140953486</text:p>
          </table:table-cell>
          <table:table-cell table:style-name="ce3" table:formula="of:=SIN(PI()*2/257*[.GF$1]*[.$B14]*[.$B14])/[.$B14]/[.$B14]" office:value-type="float" office:value="0.00665625769831076">
            <text:p>0.0066562577</text:p>
          </table:table-cell>
          <table:table-cell table:style-name="ce3" table:formula="of:=SIN(PI()*2/257*[.GG$1]*[.$B14]*[.$B14])/[.$B14]/[.$B14]" office:value-type="float" office:value="0.0141767148507308">
            <text:p>0.0141767149</text:p>
          </table:table-cell>
          <table:table-cell table:style-name="ce3" table:formula="of:=SIN(PI()*2/257*[.GH$1]*[.$B14]*[.$B14])/[.$B14]/[.$B14]" office:value-type="float" office:value="-0.00648296125500767">
            <text:p>-0.0064829613</text:p>
          </table:table-cell>
          <table:table-cell table:style-name="ce3" table:formula="of:=SIN(PI()*2/257*[.GI$1]*[.$B14]*[.$B14])/[.$B14]/[.$B14]" office:value-type="float" office:value="-0.0142559626975976">
            <text:p>-0.0142559627</text:p>
          </table:table-cell>
          <table:table-cell table:style-name="ce3" table:formula="of:=SIN(PI()*2/257*[.GJ$1]*[.$B14]*[.$B14])/[.$B14]/[.$B14]" office:value-type="float" office:value="0.00630869608445306">
            <text:p>0.0063086961</text:p>
          </table:table-cell>
          <table:table-cell table:style-name="ce3" table:formula="of:=SIN(PI()*2/257*[.GK$1]*[.$B14]*[.$B14])/[.$B14]/[.$B14]" office:value-type="float" office:value="0.0143330803235661">
            <text:p>0.0143330803</text:p>
          </table:table-cell>
          <table:table-cell table:style-name="ce3" table:formula="of:=SIN(PI()*2/257*[.GL$1]*[.$B14]*[.$B14])/[.$B14]/[.$B14]" office:value-type="float" office:value="-0.00613348822651104">
            <text:p>-0.0061334882</text:p>
          </table:table-cell>
          <table:table-cell table:style-name="ce3" table:formula="of:=SIN(PI()*2/257*[.GM$1]*[.$B14]*[.$B14])/[.$B14]/[.$B14]" office:value-type="float" office:value="-0.0144080562052063">
            <text:p>-0.0144080562</text:p>
          </table:table-cell>
          <table:table-cell table:style-name="ce3" table:formula="of:=SIN(PI()*2/257*[.GN$1]*[.$B14]*[.$B14])/[.$B14]/[.$B14]" office:value-type="float" office:value="0.0059573638619059">
            <text:p>0.0059573639</text:p>
          </table:table-cell>
          <table:table-cell table:style-name="ce3" table:formula="of:=SIN(PI()*2/257*[.GO$1]*[.$B14]*[.$B14])/[.$B14]/[.$B14]" office:value-type="float" office:value="0.0144808791391233">
            <text:p>0.0144808791</text:p>
          </table:table-cell>
          <table:table-cell table:style-name="ce3" table:formula="of:=SIN(PI()*2/257*[.GP$1]*[.$B14]*[.$B14])/[.$B14]/[.$B14]" office:value-type="float" office:value="-0.00578034930831246">
            <text:p>-0.0057803493</text:p>
          </table:table-cell>
          <table:table-cell table:style-name="ce3" table:formula="of:=SIN(PI()*2/257*[.GQ$1]*[.$B14]*[.$B14])/[.$B14]/[.$B14]" office:value-type="float" office:value="-0.0145515382436287">
            <text:p>-0.0145515382</text:p>
          </table:table-cell>
          <table:table-cell table:style-name="ce3" table:formula="of:=SIN(PI()*2/257*[.GR$1]*[.$B14]*[.$B14])/[.$B14]/[.$B14]" office:value-type="float" office:value="0.00560247101642598">
            <text:p>0.005602471</text:p>
          </table:table-cell>
          <table:table-cell table:style-name="ce3" table:formula="of:=SIN(PI()*2/257*[.GS$1]*[.$B14]*[.$B14])/[.$B14]/[.$B14]" office:value-type="float" office:value="0.0146200229603686">
            <text:p>0.014620023</text:p>
          </table:table-cell>
          <table:table-cell table:style-name="ce3" table:formula="of:=SIN(PI()*2/257*[.GT$1]*[.$B14]*[.$B14])/[.$B14]/[.$B14]" office:value-type="float" office:value="-0.00542375556600394">
            <text:p>-0.0054237556</text:p>
          </table:table-cell>
          <table:table-cell table:style-name="ce3" table:formula="of:=SIN(PI()*2/257*[.GU$1]*[.$B14]*[.$B14])/[.$B14]/[.$B14]" office:value-type="float" office:value="-0.014686323055901">
            <text:p>-0.0146863231</text:p>
          </table:table-cell>
          <table:table-cell table:style-name="ce3" table:formula="of:=SIN(PI()*2/257*[.GV$1]*[.$B14]*[.$B14])/[.$B14]/[.$B14]" office:value-type="float" office:value="0.00524422966190095">
            <text:p>0.0052442297</text:p>
          </table:table-cell>
          <table:table-cell table:style-name="ce3" table:formula="of:=SIN(PI()*2/257*[.GW$1]*[.$B14]*[.$B14])/[.$B14]/[.$B14]" office:value-type="float" office:value="0.0147504286232232">
            <text:p>0.0147504286</text:p>
          </table:table-cell>
          <table:table-cell table:style-name="ce3" table:formula="of:=SIN(PI()*2/257*[.GX$1]*[.$B14]*[.$B14])/[.$B14]/[.$B14]" office:value-type="float" office:value="-0.00506392013007251">
            <text:p>-0.0050639201</text:p>
          </table:table-cell>
          <table:table-cell table:style-name="ce3" table:formula="of:=SIN(PI()*2/257*[.GY$1]*[.$B14]*[.$B14])/[.$B14]/[.$B14]" office:value-type="float" office:value="-0.0148123300832551">
            <text:p>-0.0148123301</text:p>
          </table:table-cell>
          <table:table-cell table:style-name="ce3" table:formula="of:=SIN(PI()*2/257*[.GZ$1]*[.$B14]*[.$B14])/[.$B14]/[.$B14]" office:value-type="float" office:value="0.00488285391356897">
            <text:p>0.0048828539</text:p>
          </table:table-cell>
          <table:table-cell table:style-name="ce3" table:formula="of:=SIN(PI()*2/257*[.HA$1]*[.$B14]*[.$B14])/[.$B14]/[.$B14]" office:value-type="float" office:value="0.0148720181862677">
            <text:p>0.0148720182</text:p>
          </table:table-cell>
          <table:table-cell table:style-name="ce3" table:formula="of:=SIN(PI()*2/257*[.HB$1]*[.$B14]*[.$B14])/[.$B14]/[.$B14]" office:value-type="float" office:value="-0.00470105806851209">
            <text:p>-0.0047010581</text:p>
          </table:table-cell>
          <table:table-cell table:style-name="ce3" table:formula="of:=SIN(PI()*2/257*[.HC$1]*[.$B14]*[.$B14])/[.$B14]/[.$B14]" office:value-type="float" office:value="-0.0149294840132673">
            <text:p>-0.014929484</text:p>
          </table:table-cell>
          <table:table-cell table:style-name="ce3" table:formula="of:=SIN(PI()*2/257*[.HD$1]*[.$B14]*[.$B14])/[.$B14]/[.$B14]" office:value-type="float" office:value="0.00451855976004621">
            <text:p>0.0045185598</text:p>
          </table:table-cell>
          <table:table-cell table:style-name="ce3" table:formula="of:=SIN(PI()*2/257*[.HE$1]*[.$B14]*[.$B14])/[.$B14]/[.$B14]" office:value-type="float" office:value="0.0149847189773275">
            <text:p>0.014984719</text:p>
          </table:table-cell>
          <table:table-cell table:style-name="ce3" table:formula="of:=SIN(PI()*2/257*[.HF$1]*[.$B14]*[.$B14])/[.$B14]/[.$B14]" office:value-type="float" office:value="-0.0043353862582858">
            <text:p>-0.0043353863</text:p>
          </table:table-cell>
          <table:table-cell table:style-name="ce3" table:formula="of:=SIN(PI()*2/257*[.HG$1]*[.$B14]*[.$B14])/[.$B14]/[.$B14]" office:value-type="float" office:value="-0.0150377148248716">
            <text:p>-0.0150377148</text:p>
          </table:table-cell>
          <table:table-cell table:style-name="ce3" table:formula="of:=SIN(PI()*2/257*[.HH$1]*[.$B14]*[.$B14])/[.$B14]/[.$B14]" office:value-type="float" office:value="0.00415156493423469">
            <text:p>0.0041515649</text:p>
          </table:table-cell>
          <table:table-cell table:style-name="ce3" table:formula="of:=SIN(PI()*2/257*[.HI$1]*[.$B14]*[.$B14])/[.$B14]/[.$B14]" office:value-type="float" office:value="0.0150884636369077">
            <text:p>0.0150884636</text:p>
          </table:table-cell>
          <table:table-cell table:style-name="ce3" table:formula="of:=SIN(PI()*2/257*[.HJ$1]*[.$B14]*[.$B14])/[.$B14]/[.$B14]" office:value-type="float" office:value="-0.00396712325569861">
            <text:p>-0.0039671233</text:p>
          </table:table-cell>
          <table:table-cell table:style-name="ce3" table:formula="of:=SIN(PI()*2/257*[.HK$1]*[.$B14]*[.$B14])/[.$B14]/[.$B14]" office:value-type="float" office:value="-0.0151369578302096">
            <text:p>-0.0151369578</text:p>
          </table:table-cell>
          <table:table-cell table:style-name="ce3" table:formula="of:=SIN(PI()*2/257*[.HL$1]*[.$B14]*[.$B14])/[.$B14]/[.$B14]" office:value-type="float" office:value="0.00378208878318336">
            <text:p>0.0037820888</text:p>
          </table:table-cell>
          <table:table-cell table:style-name="ce3" table:formula="of:=SIN(PI()*2/257*[.HM$1]*[.$B14]*[.$B14])/[.$B14]/[.$B14]" office:value-type="float" office:value="0.0151831901584523">
            <text:p>0.0151831902</text:p>
          </table:table-cell>
          <table:table-cell table:style-name="ce3" table:formula="of:=SIN(PI()*2/257*[.HN$1]*[.$B14]*[.$B14])/[.$B14]/[.$B14]" office:value-type="float" office:value="-0.00359648916577053">
            <text:p>-0.0035964892</text:p>
          </table:table-cell>
          <table:table-cell table:style-name="ce3" table:formula="of:=SIN(PI()*2/257*[.HO$1]*[.$B14]*[.$B14])/[.$B14]/[.$B14]" office:value-type="float" office:value="-0.0152271537132935">
            <text:p>-0.0152271537</text:p>
          </table:table-cell>
          <table:table-cell table:style-name="ce3" table:formula="of:=SIN(PI()*2/257*[.HP$1]*[.$B14]*[.$B14])/[.$B14]/[.$B14]" office:value-type="float" office:value="0.00341035213699287">
            <text:p>0.0034103521</text:p>
          </table:table-cell>
          <table:table-cell table:style-name="ce3" table:formula="of:=SIN(PI()*2/257*[.HQ$1]*[.$B14]*[.$B14])/[.$B14]/[.$B14]" office:value-type="float" office:value="0.0152688419254058">
            <text:p>0.0152688419</text:p>
          </table:table-cell>
          <table:table-cell table:style-name="ce3" table:formula="of:=SIN(PI()*2/257*[.HR$1]*[.$B14]*[.$B14])/[.$B14]/[.$B14]" office:value-type="float" office:value="-0.00322370551068413">
            <text:p>-0.0032237055</text:p>
          </table:table-cell>
          <table:table-cell table:style-name="ce3" table:formula="of:=SIN(PI()*2/257*[.HS$1]*[.$B14]*[.$B14])/[.$B14]/[.$B14]" office:value-type="float" office:value="-0.015308248565459">
            <text:p>-0.0153082486</text:p>
          </table:table-cell>
          <table:table-cell table:style-name="ce3" table:formula="of:=SIN(PI()*2/257*[.HT$1]*[.$B14]*[.$B14])/[.$B14]/[.$B14]" office:value-type="float" office:value="0.00303657717682552">
            <text:p>0.0030365772</text:p>
          </table:table-cell>
          <table:table-cell table:style-name="ce3" table:formula="of:=SIN(PI()*2/257*[.HU$1]*[.$B14]*[.$B14])/[.$B14]/[.$B14]" office:value-type="float" office:value="0.0153453677450504">
            <text:p>0.0153453677</text:p>
          </table:table-cell>
          <table:table-cell table:style-name="ce3" table:formula="of:=SIN(PI()*2/257*[.HV$1]*[.$B14]*[.$B14])/[.$B14]/[.$B14]" office:value-type="float" office:value="-0.00284899509738078">
            <text:p>-0.0028489951</text:p>
          </table:table-cell>
          <table:table-cell table:style-name="ce3" table:formula="of:=SIN(PI()*2/257*[.HW$1]*[.$B14]*[.$B14])/[.$B14]/[.$B14]" office:value-type="float" office:value="-0.0153801939175849">
            <text:p>-0.0153801939</text:p>
          </table:table-cell>
          <table:table-cell table:style-name="ce3" table:formula="of:=SIN(PI()*2/257*[.HX$1]*[.$B14]*[.$B14])/[.$B14]/[.$B14]" office:value-type="float" office:value="0.00266098730211189">
            <text:p>0.0026609873</text:p>
          </table:table-cell>
          <table:table-cell table:style-name="ce3" table:formula="of:=SIN(PI()*2/257*[.HY$1]*[.$B14]*[.$B14])/[.$B14]/[.$B14]" office:value-type="float" office:value="0.015412721879104">
            <text:p>0.0154127219</text:p>
          </table:table-cell>
          <table:table-cell table:style-name="ce3" table:formula="of:=SIN(PI()*2/257*[.HZ$1]*[.$B14]*[.$B14])/[.$B14]/[.$B14]" office:value-type="float" office:value="-0.0024725818843976">
            <text:p>-0.0024725819</text:p>
          </table:table-cell>
          <table:table-cell table:style-name="ce3" table:formula="of:=SIN(PI()*2/257*[.IA$1]*[.$B14]*[.$B14])/[.$B14]/[.$B14]" office:value-type="float" office:value="-0.0154429467690629">
            <text:p>-0.0154429468</text:p>
          </table:table-cell>
          <table:table-cell table:style-name="ce3" table:formula="of:=SIN(PI()*2/257*[.IB$1]*[.$B14]*[.$B14])/[.$B14]/[.$B14]" office:value-type="float" office:value="0.00228380699702942">
            <text:p>0.002283807</text:p>
          </table:table-cell>
          <table:table-cell table:style-name="ce3" table:formula="of:=SIN(PI()*2/257*[.IC$1]*[.$B14]*[.$B14])/[.$B14]/[.$B14]" office:value-type="float" office:value="0.0154708640710574">
            <text:p>0.0154708641</text:p>
          </table:table-cell>
          <table:table-cell table:style-name="ce3" table:formula="of:=SIN(PI()*2/257*[.ID$1]*[.$B14]*[.$B14])/[.$B14]/[.$B14]" office:value-type="float" office:value="-0.00209469084800749">
            <text:p>-0.0020946908</text:p>
          </table:table-cell>
          <table:table-cell table:style-name="ce3" table:formula="of:=SIN(PI()*2/257*[.IE$1]*[.$B14]*[.$B14])/[.$B14]/[.$B14]" office:value-type="float" office:value="-0.0154964696134981">
            <text:p>-0.0154964696</text:p>
          </table:table-cell>
          <table:table-cell table:style-name="ce3" table:formula="of:=SIN(PI()*2/257*[.IF$1]*[.$B14]*[.$B14])/[.$B14]/[.$B14]" office:value-type="float" office:value="0.00190526169632817">
            <text:p>0.0019052617</text:p>
          </table:table-cell>
          <table:table-cell table:style-name="ce3" table:formula="of:=SIN(PI()*2/257*[.IG$1]*[.$B14]*[.$B14])/[.$B14]/[.$B14]" office:value-type="float" office:value="0.0155197595702343">
            <text:p>0.0155197596</text:p>
          </table:table-cell>
          <table:table-cell table:style-name="ce3" table:formula="of:=SIN(PI()*2/257*[.IH$1]*[.$B14]*[.$B14])/[.$B14]/[.$B14]" office:value-type="float" office:value="-0.00171554784775524">
            <text:p>-0.0017155478</text:p>
          </table:table-cell>
          <table:table-cell table:style-name="ce3" table:formula="of:=SIN(PI()*2/257*[.II$1]*[.$B14]*[.$B14])/[.$B14]/[.$B14]" office:value-type="float" office:value="-0.0155407304611257">
            <text:p>-0.0155407305</text:p>
          </table:table-cell>
          <table:table-cell table:style-name="ce3" table:formula="of:=SIN(PI()*2/257*[.IJ$1]*[.$B14]*[.$B14])/[.$B14]/[.$B14]" office:value-type="float" office:value="0.00152557765059732">
            <text:p>0.0015255777</text:p>
          </table:table-cell>
          <table:table-cell table:style-name="ce3" table:formula="of:=SIN(PI()*2/257*[.IK$1]*[.$B14]*[.$B14])/[.$B14]/[.$B14]" office:value-type="float" office:value="0.015559379152562">
            <text:p>0.0155593792</text:p>
          </table:table-cell>
          <table:table-cell table:style-name="ce3" table:formula="of:=SIN(PI()*2/257*[.IL$1]*[.$B14]*[.$B14])/[.$B14]/[.$B14]" office:value-type="float" office:value="-0.00133537949146568">
            <text:p>-0.0013353795</text:p>
          </table:table-cell>
          <table:table-cell table:style-name="ce3" table:formula="of:=SIN(PI()*2/257*[.IM$1]*[.$B14]*[.$B14])/[.$B14]/[.$B14]" office:value-type="float" office:value="-0.0155757028579316">
            <text:p>-0.0155757029</text:p>
          </table:table-cell>
          <table:table-cell table:style-name="ce3" table:formula="of:=SIN(PI()*2/257*[.IN$1]*[.$B14]*[.$B14])/[.$B14]/[.$B14]" office:value-type="float" office:value="0.00114498179103519">
            <text:p>0.0011449818</text:p>
          </table:table-cell>
          <table:table-cell table:style-name="ce3" table:formula="of:=SIN(PI()*2/257*[.IO$1]*[.$B14]*[.$B14])/[.$B14]/[.$B14]" office:value-type="float" office:value="0.0155896991380375">
            <text:p>0.0155896991</text:p>
          </table:table-cell>
          <table:table-cell table:style-name="ce3" table:formula="of:=SIN(PI()*2/257*[.IP$1]*[.$B14]*[.$B14])/[.$B14]/[.$B14]" office:value-type="float" office:value="-0.000954412999800191">
            <text:p>-0.000954413</text:p>
          </table:table-cell>
          <table:table-cell table:style-name="ce3" table:formula="of:=SIN(PI()*2/257*[.IQ$1]*[.$B14]*[.$B14])/[.$B14]/[.$B14]" office:value-type="float" office:value="-0.0156013659014626">
            <text:p>-0.0156013659</text:p>
          </table:table-cell>
          <table:table-cell table:style-name="ce3" table:formula="of:=SIN(PI()*2/257*[.IR$1]*[.$B14]*[.$B14])/[.$B14]/[.$B14]" office:value-type="float" office:value="0.00076370159381697">
            <text:p>0.0007637016</text:p>
          </table:table-cell>
          <table:table-cell table:style-name="ce3" table:formula="of:=SIN(PI()*2/257*[.IS$1]*[.$B14]*[.$B14])/[.$B14]/[.$B14]" office:value-type="float" office:value="0.0156107014048812">
            <text:p>0.0156107014</text:p>
          </table:table-cell>
          <table:table-cell table:style-name="ce3" table:formula="of:=SIN(PI()*2/257*[.IT$1]*[.$B14]*[.$B14])/[.$B14]/[.$B14]" office:value-type="float" office:value="-0.000572876070455826">
            <text:p>-0.0005728761</text:p>
          </table:table-cell>
          <table:table-cell table:style-name="ce3" table:formula="of:=SIN(PI()*2/257*[.IU$1]*[.$B14]*[.$B14])/[.$B14]/[.$B14]" office:value-type="float" office:value="-0.0156177042533203">
            <text:p>-0.0156177043</text:p>
          </table:table-cell>
          <table:table-cell table:style-name="ce3" table:formula="of:=SIN(PI()*2/257*[.IV$1]*[.$B14]*[.$B14])/[.$B14]/[.$B14]" office:value-type="float" office:value="0.000381964944136574">
            <text:p>0.0003819649</text:p>
          </table:table-cell>
          <table:table-cell table:style-name="ce3" table:formula="of:=SIN(PI()*2/257*[.IW$1]*[.$B14]*[.$B14])/[.$B14]/[.$B14]" office:value-type="float" office:value="0.0156223734003675">
            <text:p>0.0156223734</text:p>
          </table:table-cell>
          <table:table-cell table:style-name="ce3" table:formula="of:=SIN(PI()*2/257*[.IX$1]*[.$B14]*[.$B14])/[.$B14]/[.$B14]" office:value-type="float" office:value="-0.000190996742070391">
            <text:p>-0.0001909967</text:p>
          </table:table-cell>
          <table:table-cell table:style-name="ce3" table:formula="of:=SIN(PI()*2/257*[.IY$1]*[.$B14]*[.$B14])/[.$B14]/[.$B14]" office:value-type="float" office:value="-0.015624708148328">
            <text:p>-0.01562470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3" table:formula="of:=SIN(PI()*2/257*[.C$1]*[.$B15]*[.$B15])/[.$B15]/[.$B15]" office:value-type="float" office:value="0">
            <text:p>0</text:p>
          </table:table-cell>
          <table:table-cell table:style-name="ce3" table:formula="of:=SIN(PI()*2/257*[.D$1]*[.$B15]*[.$B15])/[.$B15]/[.$B15]" office:value-type="float" office:value="0.0113249029717064">
            <text:p>0.011324903</text:p>
          </table:table-cell>
          <table:table-cell table:style-name="ce3" table:formula="of:=SIN(PI()*2/257*[.E$1]*[.$B15]*[.$B15])/[.$B15]/[.$B15]" office:value-type="float" office:value="-0.00901818637123433">
            <text:p>-0.0090181864</text:p>
          </table:table-cell>
          <table:table-cell table:style-name="ce3" table:formula="of:=SIN(PI()*2/257*[.F$1]*[.$B15]*[.$B15])/[.$B15]/[.$B15]" office:value-type="float" office:value="-0.0041435888686627">
            <text:p>-0.0041435889</text:p>
          </table:table-cell>
          <table:table-cell table:style-name="ce3" table:formula="of:=SIN(PI()*2/257*[.G$1]*[.$B15]*[.$B15])/[.$B15]/[.$B15]" office:value-type="float" office:value="0.0123177869732642">
            <text:p>0.012317787</text:p>
          </table:table-cell>
          <table:table-cell table:style-name="ce3" table:formula="of:=SIN(PI()*2/257*[.H$1]*[.$B15]*[.$B15])/[.$B15]/[.$B15]" office:value-type="float" office:value="-0.00566524559849222">
            <text:p>-0.0056652456</text:p>
          </table:table-cell>
          <table:table-cell table:style-name="ce3" table:formula="of:=SIN(PI()*2/257*[.I$1]*[.$B15]*[.$B15])/[.$B15]/[.$B15]" office:value-type="float" office:value="-0.0078064687947633">
            <text:p>-0.0078064688</text:p>
          </table:table-cell>
          <table:table-cell table:style-name="ce3" table:formula="of:=SIN(PI()*2/257*[.J$1]*[.$B15]*[.$B15])/[.$B15]/[.$B15]" office:value-type="float" office:value="0.0118816512196516">
            <text:p>0.0118816512</text:p>
          </table:table-cell>
          <table:table-cell table:style-name="ce3" table:formula="of:=SIN(PI()*2/257*[.K$1]*[.$B15]*[.$B15])/[.$B15]/[.$B15]" office:value-type="float" office:value="-0.00165506437373474">
            <text:p>-0.0016550644</text:p>
          </table:table-cell>
          <table:table-cell table:style-name="ce3" table:formula="of:=SIN(PI()*2/257*[.L$1]*[.$B15]*[.$B15])/[.$B15]/[.$B15]" office:value-type="float" office:value="-0.010563699179266">
            <text:p>-0.0105636992</text:p>
          </table:table-cell>
          <table:table-cell table:style-name="ce3" table:formula="of:=SIN(PI()*2/257*[.M$1]*[.$B15]*[.$B15])/[.$B15]/[.$B15]" office:value-type="float" office:value="0.0100670929982874">
            <text:p>0.010067093</text:p>
          </table:table-cell>
          <table:table-cell table:style-name="ce3" table:formula="of:=SIN(PI()*2/257*[.N$1]*[.$B15]*[.$B15])/[.$B15]/[.$B15]" office:value-type="float" office:value="0.00254712534177512">
            <text:p>0.0025471253</text:p>
          </table:table-cell>
          <table:table-cell table:style-name="ce3" table:formula="of:=SIN(PI()*2/257*[.O$1]*[.$B15]*[.$B15])/[.$B15]/[.$B15]" office:value-type="float" office:value="-0.0120954062739428">
            <text:p>-0.0120954063</text:p>
          </table:table-cell>
          <table:table-cell table:style-name="ce3" table:formula="of:=SIN(PI()*2/257*[.P$1]*[.$B15]*[.$B15])/[.$B15]/[.$B15]" office:value-type="float" office:value="0.00708462411221408">
            <text:p>0.0070846241</text:p>
          </table:table-cell>
          <table:table-cell table:style-name="ce3" table:formula="of:=SIN(PI()*2/257*[.Q$1]*[.$B15]*[.$B15])/[.$B15]/[.$B15]" office:value-type="float" office:value="0.00645381616286574">
            <text:p>0.0064538162</text:p>
          </table:table-cell>
          <table:table-cell table:style-name="ce3" table:formula="of:=SIN(PI()*2/257*[.R$1]*[.$B15]*[.$B15])/[.$B15]/[.$B15]" office:value-type="float" office:value="-0.0122238925993539">
            <text:p>-0.0122238926</text:p>
          </table:table-cell>
          <table:table-cell table:style-name="ce3" table:formula="of:=SIN(PI()*2/257*[.S$1]*[.$B15]*[.$B15])/[.$B15]/[.$B15]" office:value-type="float" office:value="0.00328024883692615">
            <text:p>0.0032802488</text:p>
          </table:table-cell>
          <table:table-cell table:style-name="ce3" table:formula="of:=SIN(PI()*2/257*[.T$1]*[.$B15]*[.$B15])/[.$B15]/[.$B15]" office:value-type="float" office:value="0.0096117823296827">
            <text:p>0.0096117823</text:p>
          </table:table-cell>
          <table:table-cell table:style-name="ce3" table:formula="of:=SIN(PI()*2/257*[.U$1]*[.$B15]*[.$B15])/[.$B15]/[.$B15]" office:value-type="float" office:value="-0.0109342521096584">
            <text:p>-0.0109342521</text:p>
          </table:table-cell>
          <table:table-cell table:style-name="ce3" table:formula="of:=SIN(PI()*2/257*[.V$1]*[.$B15]*[.$B15])/[.$B15]/[.$B15]" office:value-type="float" office:value="-0.000904676970694939">
            <text:p>-0.000904677</text:p>
          </table:table-cell>
          <table:table-cell table:style-name="ce3" table:formula="of:=SIN(PI()*2/257*[.W$1]*[.$B15]*[.$B15])/[.$B15]/[.$B15]" office:value-type="float" office:value="0.0116546596529171">
            <text:p>0.0116546597</text:p>
          </table:table-cell>
          <table:table-cell table:style-name="ce3" table:formula="of:=SIN(PI()*2/257*[.X$1]*[.$B15]*[.$B15])/[.$B15]/[.$B15]" office:value-type="float" office:value="-0.00837609948327542">
            <text:p>-0.0083760995</text:p>
          </table:table-cell>
          <table:table-cell table:style-name="ce3" table:formula="of:=SIN(PI()*2/257*[.Y$1]*[.$B15]*[.$B15])/[.$B15]/[.$B15]" office:value-type="float" office:value="-0.00498464875808684">
            <text:p>-0.0049846488</text:p>
          </table:table-cell>
          <table:table-cell table:style-name="ce3" table:formula="of:=SIN(PI()*2/257*[.Z$1]*[.$B15]*[.$B15])/[.$B15]/[.$B15]" office:value-type="float" office:value="0.0123454484134937">
            <text:p>0.0123454484</text:p>
          </table:table-cell>
          <table:table-cell table:style-name="ce3" table:formula="of:=SIN(PI()*2/257*[.AA$1]*[.$B15]*[.$B15])/[.$B15]/[.$B15]" office:value-type="float" office:value="-0.00484621291971262">
            <text:p>-0.0048462129</text:p>
          </table:table-cell>
          <table:table-cell table:style-name="ce3" table:formula="of:=SIN(PI()*2/257*[.AB$1]*[.$B15]*[.$B15])/[.$B15]/[.$B15]" office:value-type="float" office:value="-0.00848633797220869">
            <text:p>-0.008486338</text:p>
          </table:table-cell>
          <table:table-cell table:style-name="ce3" table:formula="of:=SIN(PI()*2/257*[.AC$1]*[.$B15]*[.$B15])/[.$B15]/[.$B15]" office:value-type="float" office:value="0.0116040083404648">
            <text:p>0.0116040083</text:p>
          </table:table-cell>
          <table:table-cell table:style-name="ce3" table:formula="of:=SIN(PI()*2/257*[.AD$1]*[.$B15]*[.$B15])/[.$B15]/[.$B15]" office:value-type="float" office:value="-0.000754104098607718">
            <text:p>-0.0007541041</text:p>
          </table:table-cell>
          <table:table-cell table:style-name="ce3" table:formula="of:=SIN(PI()*2/257*[.AE$1]*[.$B15]*[.$B15])/[.$B15]/[.$B15]" office:value-type="float" office:value="-0.0110035041841338">
            <text:p>-0.0110035042</text:p>
          </table:table-cell>
          <table:table-cell table:style-name="ce3" table:formula="of:=SIN(PI()*2/257*[.AF$1]*[.$B15]*[.$B15])/[.$B15]/[.$B15]" office:value-type="float" office:value="0.00951635590041917">
            <text:p>0.0095163559</text:p>
          </table:table-cell>
          <table:table-cell table:style-name="ce3" table:formula="of:=SIN(PI()*2/257*[.AG$1]*[.$B15]*[.$B15])/[.$B15]/[.$B15]" office:value-type="float" office:value="0.00342549037691753">
            <text:p>0.0034254904</text:p>
          </table:table-cell>
          <table:table-cell table:style-name="ce3" table:formula="of:=SIN(PI()*2/257*[.AH$1]*[.$B15]*[.$B15])/[.$B15]/[.$B15]" office:value-type="float" office:value="-0.0122441241390601">
            <text:p>-0.0122441241</text:p>
          </table:table-cell>
          <table:table-cell table:style-name="ce3" table:formula="of:=SIN(PI()*2/257*[.AI$1]*[.$B15]*[.$B15])/[.$B15]/[.$B15]" office:value-type="float" office:value="0.00632468529473656">
            <text:p>0.0063246853</text:p>
          </table:table-cell>
          <table:table-cell table:style-name="ce3" table:formula="of:=SIN(PI()*2/257*[.AJ$1]*[.$B15]*[.$B15])/[.$B15]/[.$B15]" office:value-type="float" office:value="0.00720768445654478">
            <text:p>0.0072076845</text:p>
          </table:table-cell>
          <table:table-cell table:style-name="ce3" table:formula="of:=SIN(PI()*2/257*[.AK$1]*[.$B15]*[.$B15])/[.$B15]/[.$B15]" office:value-type="float" office:value="-0.0120642701632835">
            <text:p>-0.0120642702</text:p>
          </table:table-cell>
          <table:table-cell table:style-name="ce3" table:formula="of:=SIN(PI()*2/257*[.AL$1]*[.$B15]*[.$B15])/[.$B15]/[.$B15]" office:value-type="float" office:value="0.00239927085576376">
            <text:p>0.0023992709</text:p>
          </table:table-cell>
          <table:table-cell table:style-name="ce3" table:formula="of:=SIN(PI()*2/257*[.AM$1]*[.$B15]*[.$B15])/[.$B15]/[.$B15]" office:value-type="float" office:value="0.0101536955838451">
            <text:p>0.0101536956</text:p>
          </table:table-cell>
          <table:table-cell table:style-name="ce3" table:formula="of:=SIN(PI()*2/257*[.AN$1]*[.$B15]*[.$B15])/[.$B15]/[.$B15]" office:value-type="float" office:value="-0.010484807602583">
            <text:p>-0.0104848076</text:p>
          </table:table-cell>
          <table:table-cell table:style-name="ce3" table:formula="of:=SIN(PI()*2/257*[.AO$1]*[.$B15]*[.$B15])/[.$B15]/[.$B15]" office:value-type="float" office:value="-0.00180448947913439">
            <text:p>-0.0018044895</text:p>
          </table:table-cell>
          <table:table-cell table:style-name="ce3" table:formula="of:=SIN(PI()*2/257*[.AP$1]*[.$B15]*[.$B15])/[.$B15]/[.$B15]" office:value-type="float" office:value="0.0119217490464454">
            <text:p>0.011921749</text:p>
          </table:table-cell>
          <table:table-cell table:style-name="ce3" table:formula="of:=SIN(PI()*2/257*[.AQ$1]*[.$B15]*[.$B15])/[.$B15]/[.$B15]" office:value-type="float" office:value="-0.00768897417706943">
            <text:p>-0.0076889742</text:p>
          </table:table-cell>
          <table:table-cell table:style-name="ce3" table:formula="of:=SIN(PI()*2/257*[.AR$1]*[.$B15]*[.$B15])/[.$B15]/[.$B15]" office:value-type="float" office:value="-0.00579890611298664">
            <text:p>-0.0057989061</text:p>
          </table:table-cell>
          <table:table-cell table:style-name="ce3" table:formula="of:=SIN(PI()*2/257*[.AS$1]*[.$B15]*[.$B15])/[.$B15]/[.$B15]" office:value-type="float" office:value="0.0123067281840446">
            <text:p>0.0123067282</text:p>
          </table:table-cell>
          <table:table-cell table:style-name="ce3" table:formula="of:=SIN(PI()*2/257*[.AT$1]*[.$B15]*[.$B15])/[.$B15]/[.$B15]" office:value-type="float" office:value="-0.00400112207808184">
            <text:p>-0.0040011221</text:p>
          </table:table-cell>
          <table:table-cell table:style-name="ce3" table:formula="of:=SIN(PI()*2/257*[.AU$1]*[.$B15]*[.$B15])/[.$B15]/[.$B15]" office:value-type="float" office:value="-0.0091205759773237">
            <text:p>-0.009120576</text:p>
          </table:table-cell>
          <table:table-cell table:style-name="ce3" table:formula="of:=SIN(PI()*2/257*[.AV$1]*[.$B15]*[.$B15])/[.$B15]/[.$B15]" office:value-type="float" office:value="0.0112639705264968">
            <text:p>0.0112639705</text:p>
          </table:table-cell>
          <table:table-cell table:style-name="ce3" table:formula="of:=SIN(PI()*2/257*[.AW$1]*[.$B15]*[.$B15])/[.$B15]/[.$B15]" office:value-type="float" office:value="0.000150911006081071">
            <text:p>0.000150911</text:p>
          </table:table-cell>
          <table:table-cell table:style-name="ce3" table:formula="of:=SIN(PI()*2/257*[.AX$1]*[.$B15]*[.$B15])/[.$B15]/[.$B15]" office:value-type="float" office:value="-0.0113841431744839">
            <text:p>-0.0113841432</text:p>
          </table:table-cell>
          <table:table-cell table:style-name="ce3" table:formula="of:=SIN(PI()*2/257*[.AY$1]*[.$B15]*[.$B15])/[.$B15]/[.$B15]" office:value-type="float" office:value="0.00891444920767146">
            <text:p>0.0089144492</text:p>
          </table:table-cell>
          <table:table-cell table:style-name="ce3" table:formula="of:=SIN(PI()*2/257*[.AZ$1]*[.$B15]*[.$B15])/[.$B15]/[.$B15]" office:value-type="float" office:value="0.00428543649659614">
            <text:p>0.0042854365</text:p>
          </table:table-cell>
          <table:table-cell table:style-name="ce3" table:formula="of:=SIN(PI()*2/257*[.BA$1]*[.$B15]*[.$B15])/[.$B15]/[.$B15]" office:value-type="float" office:value="-0.0123270051567112">
            <text:p>-0.0123270052</text:p>
          </table:table-cell>
          <table:table-cell table:style-name="ce3" table:formula="of:=SIN(PI()*2/257*[.BB$1]*[.$B15]*[.$B15])/[.$B15]/[.$B15]" office:value-type="float" office:value="0.00553073854526694">
            <text:p>0.0055307385</text:p>
          </table:table-cell>
          <table:table-cell table:style-name="ce3" table:formula="of:=SIN(PI()*2/257*[.BC$1]*[.$B15]*[.$B15])/[.$B15]/[.$B15]" office:value-type="float" office:value="0.00792279691789449">
            <text:p>0.0079227969</text:p>
          </table:table-cell>
          <table:table-cell table:style-name="ce3" table:formula="of:=SIN(PI()*2/257*[.BD$1]*[.$B15]*[.$B15])/[.$B15]/[.$B15]" office:value-type="float" office:value="-0.0118397779573944">
            <text:p>-0.011839778</text:p>
          </table:table-cell>
          <table:table-cell table:style-name="ce3" table:formula="of:=SIN(PI()*2/257*[.BE$1]*[.$B15]*[.$B15])/[.$B15]/[.$B15]" office:value-type="float" office:value="0.00150539195759275">
            <text:p>0.001505392</text:p>
          </table:table-cell>
          <table:table-cell table:style-name="ce3" table:formula="of:=SIN(PI()*2/257*[.BF$1]*[.$B15]*[.$B15])/[.$B15]/[.$B15]" office:value-type="float" office:value="0.0106410122576577">
            <text:p>0.0106410123</text:p>
          </table:table-cell>
          <table:table-cell table:style-name="ce3" table:formula="of:=SIN(PI()*2/257*[.BG$1]*[.$B15]*[.$B15])/[.$B15]/[.$B15]" office:value-type="float" office:value="-0.00997898612064146">
            <text:p>-0.0099789861</text:p>
          </table:table-cell>
          <table:table-cell table:style-name="ce3" table:formula="of:=SIN(PI()*2/257*[.BH$1]*[.$B15]*[.$B15])/[.$B15]/[.$B15]" office:value-type="float" office:value="-0.00269459921935269">
            <text:p>-0.0026945992</text:p>
          </table:table-cell>
          <table:table-cell table:style-name="ce3" table:formula="of:=SIN(PI()*2/257*[.BI$1]*[.$B15]*[.$B15])/[.$B15]/[.$B15]" office:value-type="float" office:value="0.0121247350084348">
            <text:p>0.012124735</text:p>
          </table:table-cell>
          <table:table-cell table:style-name="ce3" table:formula="of:=SIN(PI()*2/257*[.BJ$1]*[.$B15]*[.$B15])/[.$B15]/[.$B15]" office:value-type="float" office:value="-0.00696050513616114">
            <text:p>-0.0069605051</text:p>
          </table:table-cell>
          <table:table-cell table:style-name="ce3" table:formula="of:=SIN(PI()*2/257*[.BK$1]*[.$B15]*[.$B15])/[.$B15]/[.$B15]" office:value-type="float" office:value="-0.00658198265879808">
            <text:p>-0.0065819827</text:p>
          </table:table-cell>
          <table:table-cell table:style-name="ce3" table:formula="of:=SIN(PI()*2/257*[.BL$1]*[.$B15]*[.$B15])/[.$B15]/[.$B15]" office:value-type="float" office:value="0.0122018344841978">
            <text:p>0.0122018345</text:p>
          </table:table-cell>
          <table:table-cell table:style-name="ce3" table:formula="of:=SIN(PI()*2/257*[.BM$1]*[.$B15]*[.$B15])/[.$B15]/[.$B15]" office:value-type="float" office:value="-0.00313451714030552">
            <text:p>-0.0031345171</text:p>
          </table:table-cell>
          <table:table-cell table:style-name="ce3" table:formula="of:=SIN(PI()*2/257*[.BN$1]*[.$B15]*[.$B15])/[.$B15]/[.$B15]" office:value-type="float" office:value="-0.00970577250241087">
            <text:p>-0.0097057725</text:p>
          </table:table-cell>
          <table:table-cell table:style-name="ce3" table:formula="of:=SIN(PI()*2/257*[.BO$1]*[.$B15]*[.$B15])/[.$B15]/[.$B15]" office:value-type="float" office:value="0.0108633661664048">
            <text:p>0.0108633662</text:p>
          </table:table-cell>
          <table:table-cell table:style-name="ce3" table:formula="of:=SIN(PI()*2/257*[.BP$1]*[.$B15]*[.$B15])/[.$B15]/[.$B15]" office:value-type="float" office:value="0.00105511465992365">
            <text:p>0.0010551147</text:p>
          </table:table-cell>
          <table:table-cell table:style-name="ce3" table:formula="of:=SIN(PI()*2/257*[.BQ$1]*[.$B15]*[.$B15])/[.$B15]/[.$B15]" office:value-type="float" office:value="-0.0117035694484978">
            <text:p>-0.0117035694</text:p>
          </table:table-cell>
          <table:table-cell table:style-name="ce3" table:formula="of:=SIN(PI()*2/257*[.BR$1]*[.$B15]*[.$B15])/[.$B15]/[.$B15]" office:value-type="float" office:value="0.00826460938176806">
            <text:p>0.0082646094</text:p>
          </table:table-cell>
          <table:table-cell table:style-name="ce3" table:formula="of:=SIN(PI()*2/257*[.BS$1]*[.$B15]*[.$B15])/[.$B15]/[.$B15]" office:value-type="float" office:value="0.00512233975704329">
            <text:p>0.0051223398</text:p>
          </table:table-cell>
          <table:table-cell table:style-name="ce3" table:formula="of:=SIN(PI()*2/257*[.BT$1]*[.$B15]*[.$B15])/[.$B15]/[.$B15]" office:value-type="float" office:value="-0.0123436036743645">
            <text:p>-0.0123436037</text:p>
          </table:table-cell>
          <table:table-cell table:style-name="ce3" table:formula="of:=SIN(PI()*2/257*[.BU$1]*[.$B15]*[.$B15])/[.$B15]/[.$B15]" office:value-type="float" office:value="0.00470705292792556">
            <text:p>0.0047070529</text:p>
          </table:table-cell>
          <table:table-cell table:style-name="ce3" table:formula="of:=SIN(PI()*2/257*[.BV$1]*[.$B15]*[.$B15])/[.$B15]/[.$B15]" office:value-type="float" office:value="0.00859530837599867">
            <text:p>0.0085953084</text:p>
          </table:table-cell>
          <table:table-cell table:style-name="ce3" table:formula="of:=SIN(PI()*2/257*[.BW$1]*[.$B15]*[.$B15])/[.$B15]/[.$B15]" office:value-type="float" office:value="-0.0115516230797975">
            <text:p>-0.0115516231</text:p>
          </table:table-cell>
          <table:table-cell table:style-name="ce3" table:formula="of:=SIN(PI()*2/257*[.BX$1]*[.$B15]*[.$B15])/[.$B15]/[.$B15]" office:value-type="float" office:value="0.000603418543263347">
            <text:p>0.0006034185</text:p>
          </table:table-cell>
          <table:table-cell table:style-name="ce3" table:formula="of:=SIN(PI()*2/257*[.BY$1]*[.$B15]*[.$B15])/[.$B15]/[.$B15]" office:value-type="float" office:value="0.0110711120417248">
            <text:p>0.011071112</text:p>
          </table:table-cell>
          <table:table-cell table:style-name="ce3" table:formula="of:=SIN(PI()*2/257*[.BZ$1]*[.$B15]*[.$B15])/[.$B15]/[.$B15]" office:value-type="float" office:value="-0.00941950747387292">
            <text:p>-0.0094195075</text:p>
          </table:table-cell>
          <table:table-cell table:style-name="ce3" table:formula="of:=SIN(PI()*2/257*[.CA$1]*[.$B15]*[.$B15])/[.$B15]/[.$B15]" office:value-type="float" office:value="-0.00357022005732102">
            <text:p>-0.0035702201</text:p>
          </table:table-cell>
          <table:table-cell table:style-name="ce3" table:formula="of:=SIN(PI()*2/257*[.CB$1]*[.$B15]*[.$B15])/[.$B15]/[.$B15]" office:value-type="float" office:value="0.0122625260801851">
            <text:p>0.0122625261</text:p>
          </table:table-cell>
          <table:table-cell table:style-name="ce3" table:formula="of:=SIN(PI()*2/257*[.CC$1]*[.$B15]*[.$B15])/[.$B15]/[.$B15]" office:value-type="float" office:value="-0.00619460935000496">
            <text:p>-0.0061946094</text:p>
          </table:table-cell>
          <table:table-cell table:style-name="ce3" table:formula="of:=SIN(PI()*2/257*[.CD$1]*[.$B15]*[.$B15])/[.$B15]/[.$B15]" office:value-type="float" office:value="-0.00732966778065682">
            <text:p>-0.0073296678</text:p>
          </table:table-cell>
          <table:table-cell table:style-name="ce3" table:formula="of:=SIN(PI()*2/257*[.CE$1]*[.$B15]*[.$B15])/[.$B15]/[.$B15]" office:value-type="float" office:value="0.0120313313290219">
            <text:p>0.0120313313</text:p>
          </table:table-cell>
          <table:table-cell table:style-name="ce3" table:formula="of:=SIN(PI()*2/257*[.CF$1]*[.$B15]*[.$B15])/[.$B15]/[.$B15]" office:value-type="float" office:value="-0.00225105785472045">
            <text:p>-0.0022510579</text:p>
          </table:table-cell>
          <table:table-cell table:style-name="ce3" table:formula="of:=SIN(PI()*2/257*[.CG$1]*[.$B15]*[.$B15])/[.$B15]/[.$B15]" office:value-type="float" office:value="-0.01023878093658">
            <text:p>-0.0102387809</text:p>
          </table:table-cell>
          <table:table-cell table:style-name="ce3" table:formula="of:=SIN(PI()*2/257*[.CH$1]*[.$B15]*[.$B15])/[.$B15]/[.$B15]" office:value-type="float" office:value="0.0104043493161136">
            <text:p>0.0104043493</text:p>
          </table:table-cell>
          <table:table-cell table:style-name="ce3" table:formula="of:=SIN(PI()*2/257*[.CI$1]*[.$B15]*[.$B15])/[.$B15]/[.$B15]" office:value-type="float" office:value="0.00195364494569712">
            <text:p>0.0019536449</text:p>
          </table:table-cell>
          <table:table-cell table:style-name="ce3" table:formula="of:=SIN(PI()*2/257*[.CJ$1]*[.$B15]*[.$B15])/[.$B15]/[.$B15]" office:value-type="float" office:value="-0.0119600654460915">
            <text:p>-0.0119600654</text:p>
          </table:table-cell>
          <table:table-cell table:style-name="ce3" table:formula="of:=SIN(PI()*2/257*[.CK$1]*[.$B15]*[.$B15])/[.$B15]/[.$B15]" office:value-type="float" office:value="0.00757033062164133">
            <text:p>0.0075703306</text:p>
          </table:table-cell>
          <table:table-cell table:style-name="ce3" table:formula="of:=SIN(PI()*2/257*[.CL$1]*[.$B15]*[.$B15])/[.$B15]/[.$B15]" office:value-type="float" office:value="0.00593170011630574">
            <text:p>0.0059317001</text:p>
          </table:table-cell>
          <table:table-cell table:style-name="ce3" table:formula="of:=SIN(PI()*2/257*[.CM$1]*[.$B15]*[.$B15])/[.$B15]/[.$B15]" office:value-type="float" office:value="-0.0122938304415304">
            <text:p>-0.0122938304</text:p>
          </table:table-cell>
          <table:table-cell table:style-name="ce3" table:formula="of:=SIN(PI()*2/257*[.CN$1]*[.$B15]*[.$B15])/[.$B15]/[.$B15]" office:value-type="float" office:value="0.00385805741319045">
            <text:p>0.0038580574</text:p>
          </table:table-cell>
          <table:table-cell table:style-name="ce3" table:formula="of:=SIN(PI()*2/257*[.CO$1]*[.$B15]*[.$B15])/[.$B15]/[.$B15]" office:value-type="float" office:value="0.00922160272620278">
            <text:p>0.0092216027</text:p>
          </table:table-cell>
          <table:table-cell table:style-name="ce3" table:formula="of:=SIN(PI()*2/257*[.CP$1]*[.$B15]*[.$B15])/[.$B15]/[.$B15]" office:value-type="float" office:value="-0.0112013549437872">
            <text:p>-0.0112013549</text:p>
          </table:table-cell>
          <table:table-cell table:style-name="ce3" table:formula="of:=SIN(PI()*2/257*[.CQ$1]*[.$B15]*[.$B15])/[.$B15]/[.$B15]" office:value-type="float" office:value="-0.000301799462034465">
            <text:p>-0.0003017995</text:p>
          </table:table-cell>
          <table:table-cell table:style-name="ce3" table:formula="of:=SIN(PI()*2/257*[.CR$1]*[.$B15]*[.$B15])/[.$B15]/[.$B15]" office:value-type="float" office:value="0.0114416822827641">
            <text:p>0.0114416823</text:p>
          </table:table-cell>
          <table:table-cell table:style-name="ce3" table:formula="of:=SIN(PI()*2/257*[.CS$1]*[.$B15]*[.$B15])/[.$B15]/[.$B15]" office:value-type="float" office:value="-0.00880937998773315">
            <text:p>-0.00880938</text:p>
          </table:table-cell>
          <table:table-cell table:style-name="ce3" table:formula="of:=SIN(PI()*2/257*[.CT$1]*[.$B15]*[.$B15])/[.$B15]/[.$B15]" office:value-type="float" office:value="-0.0044266437660656">
            <text:p>-0.0044266438</text:p>
          </table:table-cell>
          <table:table-cell table:style-name="ce3" table:formula="of:=SIN(PI()*2/257*[.CU$1]*[.$B15]*[.$B15])/[.$B15]/[.$B15]" office:value-type="float" office:value="0.0123343813569431">
            <text:p>0.0123343814</text:p>
          </table:table-cell>
          <table:table-cell table:style-name="ce3" table:formula="of:=SIN(PI()*2/257*[.CV$1]*[.$B15]*[.$B15])/[.$B15]/[.$B15]" office:value-type="float" office:value="-0.00539540505225077">
            <text:p>-0.0053954051</text:p>
          </table:table-cell>
          <table:table-cell table:style-name="ce3" table:formula="of:=SIN(PI()*2/257*[.CW$1]*[.$B15]*[.$B15])/[.$B15]/[.$B15]" office:value-type="float" office:value="-0.00803794116394013">
            <text:p>-0.0080379412</text:p>
          </table:table-cell>
          <table:table-cell table:style-name="ce3" table:formula="of:=SIN(PI()*2/257*[.CX$1]*[.$B15]*[.$B15])/[.$B15]/[.$B15]" office:value-type="float" office:value="0.0117961355166556">
            <text:p>0.0117961355</text:p>
          </table:table-cell>
          <table:table-cell table:style-name="ce3" table:formula="of:=SIN(PI()*2/257*[.CY$1]*[.$B15]*[.$B15])/[.$B15]/[.$B15]" office:value-type="float" office:value="-0.00135549459575766">
            <text:p>-0.0013554946</text:p>
          </table:table-cell>
          <table:table-cell table:style-name="ce3" table:formula="of:=SIN(PI()*2/257*[.CZ$1]*[.$B15]*[.$B15])/[.$B15]/[.$B15]" office:value-type="float" office:value="-0.0107167352851229">
            <text:p>-0.0107167353</text:p>
          </table:table-cell>
          <table:table-cell table:style-name="ce3" table:formula="of:=SIN(PI()*2/257*[.DA$1]*[.$B15]*[.$B15])/[.$B15]/[.$B15]" office:value-type="float" office:value="0.00988938811642408">
            <text:p>0.0098893881</text:p>
          </table:table-cell>
          <table:table-cell table:style-name="ce3" table:formula="of:=SIN(PI()*2/257*[.DB$1]*[.$B15]*[.$B15])/[.$B15]/[.$B15]" office:value-type="float" office:value="0.00284167045196752">
            <text:p>0.0028416705</text:p>
          </table:table-cell>
          <table:table-cell table:style-name="ce3" table:formula="of:=SIN(PI()*2/257*[.DC$1]*[.$B15]*[.$B15])/[.$B15]/[.$B15]" office:value-type="float" office:value="-0.0121522519842646">
            <text:p>-0.012152252</text:p>
          </table:table-cell>
          <table:table-cell table:style-name="ce3" table:formula="of:=SIN(PI()*2/257*[.DD$1]*[.$B15]*[.$B15])/[.$B15]/[.$B15]" office:value-type="float" office:value="0.00683534607507021">
            <text:p>0.0068353461</text:p>
          </table:table-cell>
          <table:table-cell table:style-name="ce3" table:formula="of:=SIN(PI()*2/257*[.DE$1]*[.$B15]*[.$B15])/[.$B15]/[.$B15]" office:value-type="float" office:value="0.00670916563104182">
            <text:p>0.0067091656</text:p>
          </table:table-cell>
          <table:table-cell table:style-name="ce3" table:formula="of:=SIN(PI()*2/257*[.DF$1]*[.$B15]*[.$B15])/[.$B15]/[.$B15]" office:value-type="float" office:value="-0.0121779530896623">
            <text:p>-0.0121779531</text:p>
          </table:table-cell>
          <table:table-cell table:style-name="ce3" table:formula="of:=SIN(PI()*2/257*[.DG$1]*[.$B15]*[.$B15])/[.$B15]/[.$B15]" office:value-type="float" office:value="0.00298831706325605">
            <text:p>0.0029883171</text:p>
          </table:table-cell>
          <table:table-cell table:style-name="ce3" table:formula="of:=SIN(PI()*2/257*[.DH$1]*[.$B15]*[.$B15])/[.$B15]/[.$B15]" office:value-type="float" office:value="0.00979831237396614">
            <text:p>0.0097983124</text:p>
          </table:table-cell>
          <table:table-cell table:style-name="ce3" table:formula="of:=SIN(PI()*2/257*[.DI$1]*[.$B15]*[.$B15])/[.$B15]/[.$B15]" office:value-type="float" office:value="-0.0107908569466227">
            <text:p>-0.0107908569</text:p>
          </table:table-cell>
          <table:table-cell table:style-name="ce3" table:formula="of:=SIN(PI()*2/257*[.DJ$1]*[.$B15]*[.$B15])/[.$B15]/[.$B15]" office:value-type="float" office:value="-0.00120539468689208">
            <text:p>-0.0012053947</text:p>
          </table:table-cell>
          <table:table-cell table:style-name="ce3" table:formula="of:=SIN(PI()*2/257*[.DK$1]*[.$B15]*[.$B15])/[.$B15]/[.$B15]" office:value-type="float" office:value="0.0117507304187795">
            <text:p>0.0117507304</text:p>
          </table:table-cell>
          <table:table-cell table:style-name="ce3" table:formula="of:=SIN(PI()*2/257*[.DL$1]*[.$B15]*[.$B15])/[.$B15]/[.$B15]" office:value-type="float" office:value="-0.00815188432727995">
            <text:p>-0.0081518843</text:p>
          </table:table-cell>
          <table:table-cell table:style-name="ce3" table:formula="of:=SIN(PI()*2/257*[.DM$1]*[.$B15]*[.$B15])/[.$B15]/[.$B15]" office:value-type="float" office:value="-0.00525926534187555">
            <text:p>-0.0052592653</text:p>
          </table:table-cell>
          <table:table-cell table:style-name="ce3" table:formula="of:=SIN(PI()*2/257*[.DN$1]*[.$B15]*[.$B15])/[.$B15]/[.$B15]" office:value-type="float" office:value="0.0123399144717592">
            <text:p>0.0123399145</text:p>
          </table:table-cell>
          <table:table-cell table:style-name="ce3" table:formula="of:=SIN(PI()*2/257*[.DO$1]*[.$B15]*[.$B15])/[.$B15]/[.$B15]" office:value-type="float" office:value="-0.00456718957693827">
            <text:p>-0.0045671896</text:p>
          </table:table-cell>
          <table:table-cell table:style-name="ce3" table:formula="of:=SIN(PI()*2/257*[.DP$1]*[.$B15]*[.$B15])/[.$B15]/[.$B15]" office:value-type="float" office:value="-0.00870299441156188">
            <text:p>-0.0087029944</text:p>
          </table:table-cell>
          <table:table-cell table:style-name="ce3" table:formula="of:=SIN(PI()*2/257*[.DQ$1]*[.$B15]*[.$B15])/[.$B15]/[.$B15]" office:value-type="float" office:value="0.0114975116986694">
            <text:p>0.0114975117</text:p>
          </table:table-cell>
          <table:table-cell table:style-name="ce3" table:formula="of:=SIN(PI()*2/257*[.DR$1]*[.$B15]*[.$B15])/[.$B15]/[.$B15]" office:value-type="float" office:value="-0.000452642821101238">
            <text:p>-0.0004526428</text:p>
          </table:table-cell>
          <table:table-cell table:style-name="ce3" table:formula="of:=SIN(PI()*2/257*[.DS$1]*[.$B15]*[.$B15])/[.$B15]/[.$B15]" office:value-type="float" office:value="-0.011137065580015">
            <text:p>-0.0111370656</text:p>
          </table:table-cell>
          <table:table-cell table:style-name="ce3" table:formula="of:=SIN(PI()*2/257*[.DT$1]*[.$B15]*[.$B15])/[.$B15]/[.$B15]" office:value-type="float" office:value="0.00932125152178136">
            <text:p>0.0093212515</text:p>
          </table:table-cell>
          <table:table-cell table:style-name="ce3" table:formula="of:=SIN(PI()*2/257*[.DU$1]*[.$B15]*[.$B15])/[.$B15]/[.$B15]" office:value-type="float" office:value="0.00371441625166464">
            <text:p>0.0037144163</text:p>
          </table:table-cell>
          <table:table-cell table:style-name="ce3" table:formula="of:=SIN(PI()*2/257*[.DV$1]*[.$B15]*[.$B15])/[.$B15]/[.$B15]" office:value-type="float" office:value="-0.0122790956729882">
            <text:p>-0.0122790957</text:p>
          </table:table-cell>
          <table:table-cell table:style-name="ce3" table:formula="of:=SIN(PI()*2/257*[.DW$1]*[.$B15]*[.$B15])/[.$B15]/[.$B15]" office:value-type="float" office:value="0.00606360776548488">
            <text:p>0.0060636078</text:p>
          </table:table-cell>
          <table:table-cell table:style-name="ce3" table:formula="of:=SIN(PI()*2/257*[.DX$1]*[.$B15]*[.$B15])/[.$B15]/[.$B15]" office:value-type="float" office:value="0.00745055585698955">
            <text:p>0.0074505559</text:p>
          </table:table-cell>
          <table:table-cell table:style-name="ce3" table:formula="of:=SIN(PI()*2/257*[.DY$1]*[.$B15]*[.$B15])/[.$B15]/[.$B15]" office:value-type="float" office:value="-0.0119965946930981">
            <text:p>-0.0119965947</text:p>
          </table:table-cell>
          <table:table-cell table:style-name="ce3" table:formula="of:=SIN(PI()*2/257*[.DZ$1]*[.$B15]*[.$B15])/[.$B15]/[.$B15]" office:value-type="float" office:value="0.00210250848561958">
            <text:p>0.0021025085</text:p>
          </table:table-cell>
          <table:table-cell table:style-name="ce3" table:formula="of:=SIN(PI()*2/257*[.EA$1]*[.$B15]*[.$B15])/[.$B15]/[.$B15]" office:value-type="float" office:value="0.010322336342471">
            <text:p>0.0103223363</text:p>
          </table:table-cell>
          <table:table-cell table:style-name="ce3" table:formula="of:=SIN(PI()*2/257*[.EB$1]*[.$B15]*[.$B15])/[.$B15]/[.$B15]" office:value-type="float" office:value="-0.0103223363424709">
            <text:p>-0.0103223363</text:p>
          </table:table-cell>
          <table:table-cell table:style-name="ce3" table:formula="of:=SIN(PI()*2/257*[.EC$1]*[.$B15]*[.$B15])/[.$B15]/[.$B15]" office:value-type="float" office:value="-0.00210250848562008">
            <text:p>-0.0021025085</text:p>
          </table:table-cell>
          <table:table-cell table:style-name="ce3" table:formula="of:=SIN(PI()*2/257*[.ED$1]*[.$B15]*[.$B15])/[.$B15]/[.$B15]" office:value-type="float" office:value="0.0119965946930981">
            <text:p>0.0119965947</text:p>
          </table:table-cell>
          <table:table-cell table:style-name="ce3" table:formula="of:=SIN(PI()*2/257*[.EE$1]*[.$B15]*[.$B15])/[.$B15]/[.$B15]" office:value-type="float" office:value="-0.00745055585698915">
            <text:p>-0.0074505559</text:p>
          </table:table-cell>
          <table:table-cell table:style-name="ce3" table:formula="of:=SIN(PI()*2/257*[.EF$1]*[.$B15]*[.$B15])/[.$B15]/[.$B15]" office:value-type="float" office:value="-0.00606360776548501">
            <text:p>-0.0060636078</text:p>
          </table:table-cell>
          <table:table-cell table:style-name="ce3" table:formula="of:=SIN(PI()*2/257*[.EG$1]*[.$B15]*[.$B15])/[.$B15]/[.$B15]" office:value-type="float" office:value="0.0122790956729882">
            <text:p>0.0122790957</text:p>
          </table:table-cell>
          <table:table-cell table:style-name="ce3" table:formula="of:=SIN(PI()*2/257*[.EH$1]*[.$B15]*[.$B15])/[.$B15]/[.$B15]" office:value-type="float" office:value="-0.00371441625166348">
            <text:p>-0.0037144163</text:p>
          </table:table-cell>
          <table:table-cell table:style-name="ce3" table:formula="of:=SIN(PI()*2/257*[.EI$1]*[.$B15]*[.$B15])/[.$B15]/[.$B15]" office:value-type="float" office:value="-0.00932125152178146">
            <text:p>-0.0093212515</text:p>
          </table:table-cell>
          <table:table-cell table:style-name="ce3" table:formula="of:=SIN(PI()*2/257*[.EJ$1]*[.$B15]*[.$B15])/[.$B15]/[.$B15]" office:value-type="float" office:value="0.0111370655800148">
            <text:p>0.0111370656</text:p>
          </table:table-cell>
          <table:table-cell table:style-name="ce3" table:formula="of:=SIN(PI()*2/257*[.EK$1]*[.$B15]*[.$B15])/[.$B15]/[.$B15]" office:value-type="float" office:value="0.000452642821101045">
            <text:p>0.0004526428</text:p>
          </table:table-cell>
          <table:table-cell table:style-name="ce3" table:formula="of:=SIN(PI()*2/257*[.EL$1]*[.$B15]*[.$B15])/[.$B15]/[.$B15]" office:value-type="float" office:value="-0.0114975116986696">
            <text:p>-0.0114975117</text:p>
          </table:table-cell>
          <table:table-cell table:style-name="ce3" table:formula="of:=SIN(PI()*2/257*[.EM$1]*[.$B15]*[.$B15])/[.$B15]/[.$B15]" office:value-type="float" office:value="0.00870299441156151">
            <text:p>0.0087029944</text:p>
          </table:table-cell>
          <table:table-cell table:style-name="ce3" table:formula="of:=SIN(PI()*2/257*[.EN$1]*[.$B15]*[.$B15])/[.$B15]/[.$B15]" office:value-type="float" office:value="0.00456718957693842">
            <text:p>0.0045671896</text:p>
          </table:table-cell>
          <table:table-cell table:style-name="ce3" table:formula="of:=SIN(PI()*2/257*[.EO$1]*[.$B15]*[.$B15])/[.$B15]/[.$B15]" office:value-type="float" office:value="-0.0123399144717592">
            <text:p>-0.0123399145</text:p>
          </table:table-cell>
          <table:table-cell table:style-name="ce3" table:formula="of:=SIN(PI()*2/257*[.EP$1]*[.$B15]*[.$B15])/[.$B15]/[.$B15]" office:value-type="float" office:value="0.00525926534187541">
            <text:p>0.0052592653</text:p>
          </table:table-cell>
          <table:table-cell table:style-name="ce3" table:formula="of:=SIN(PI()*2/257*[.EQ$1]*[.$B15]*[.$B15])/[.$B15]/[.$B15]" office:value-type="float" office:value="0.00815188432728007">
            <text:p>0.0081518843</text:p>
          </table:table-cell>
          <table:table-cell table:style-name="ce3" table:formula="of:=SIN(PI()*2/257*[.ER$1]*[.$B15]*[.$B15])/[.$B15]/[.$B15]" office:value-type="float" office:value="-0.0117507304187792">
            <text:p>-0.0117507304</text:p>
          </table:table-cell>
          <table:table-cell table:style-name="ce3" table:formula="of:=SIN(PI()*2/257*[.ES$1]*[.$B15]*[.$B15])/[.$B15]/[.$B15]" office:value-type="float" office:value="0.00120539468689192">
            <text:p>0.0012053947</text:p>
          </table:table-cell>
          <table:table-cell table:style-name="ce3" table:formula="of:=SIN(PI()*2/257*[.ET$1]*[.$B15]*[.$B15])/[.$B15]/[.$B15]" office:value-type="float" office:value="0.0107908569466231">
            <text:p>0.0107908569</text:p>
          </table:table-cell>
          <table:table-cell table:style-name="ce3" table:formula="of:=SIN(PI()*2/257*[.EU$1]*[.$B15]*[.$B15])/[.$B15]/[.$B15]" office:value-type="float" office:value="-0.00979831237396583">
            <text:p>-0.0097983124</text:p>
          </table:table-cell>
          <table:table-cell table:style-name="ce3" table:formula="of:=SIN(PI()*2/257*[.EV$1]*[.$B15]*[.$B15])/[.$B15]/[.$B15]" office:value-type="float" office:value="-0.0029883170632562">
            <text:p>-0.0029883171</text:p>
          </table:table-cell>
          <table:table-cell table:style-name="ce3" table:formula="of:=SIN(PI()*2/257*[.EW$1]*[.$B15]*[.$B15])/[.$B15]/[.$B15]" office:value-type="float" office:value="0.0121779530896625">
            <text:p>0.0121779531</text:p>
          </table:table-cell>
          <table:table-cell table:style-name="ce3" table:formula="of:=SIN(PI()*2/257*[.EX$1]*[.$B15]*[.$B15])/[.$B15]/[.$B15]" office:value-type="float" office:value="-0.00670916563104139">
            <text:p>-0.0067091656</text:p>
          </table:table-cell>
          <table:table-cell table:style-name="ce3" table:formula="of:=SIN(PI()*2/257*[.EY$1]*[.$B15]*[.$B15])/[.$B15]/[.$B15]" office:value-type="float" office:value="-0.00683534607507034">
            <text:p>-0.0068353461</text:p>
          </table:table-cell>
          <table:table-cell table:style-name="ce3" table:formula="of:=SIN(PI()*2/257*[.EZ$1]*[.$B15]*[.$B15])/[.$B15]/[.$B15]" office:value-type="float" office:value="0.0121522519842645">
            <text:p>0.012152252</text:p>
          </table:table-cell>
          <table:table-cell table:style-name="ce3" table:formula="of:=SIN(PI()*2/257*[.FA$1]*[.$B15]*[.$B15])/[.$B15]/[.$B15]" office:value-type="float" office:value="-0.00284167045196703">
            <text:p>-0.0028416705</text:p>
          </table:table-cell>
          <table:table-cell table:style-name="ce3" table:formula="of:=SIN(PI()*2/257*[.FB$1]*[.$B15]*[.$B15])/[.$B15]/[.$B15]" office:value-type="float" office:value="-0.0098893881164248">
            <text:p>-0.0098893881</text:p>
          </table:table-cell>
          <table:table-cell table:style-name="ce3" table:formula="of:=SIN(PI()*2/257*[.FC$1]*[.$B15]*[.$B15])/[.$B15]/[.$B15]" office:value-type="float" office:value="0.010716735285123">
            <text:p>0.0107167353</text:p>
          </table:table-cell>
          <table:table-cell table:style-name="ce3" table:formula="of:=SIN(PI()*2/257*[.FD$1]*[.$B15]*[.$B15])/[.$B15]/[.$B15]" office:value-type="float" office:value="0.00135549459575886">
            <text:p>0.0013554946</text:p>
          </table:table-cell>
          <table:table-cell table:style-name="ce3" table:formula="of:=SIN(PI()*2/257*[.FE$1]*[.$B15]*[.$B15])/[.$B15]/[.$B15]" office:value-type="float" office:value="-0.0117961355166557">
            <text:p>-0.0117961355</text:p>
          </table:table-cell>
          <table:table-cell table:style-name="ce3" table:formula="of:=SIN(PI()*2/257*[.FF$1]*[.$B15]*[.$B15])/[.$B15]/[.$B15]" office:value-type="float" office:value="0.00803794116393974">
            <text:p>0.0080379412</text:p>
          </table:table-cell>
          <table:table-cell table:style-name="ce3" table:formula="of:=SIN(PI()*2/257*[.FG$1]*[.$B15]*[.$B15])/[.$B15]/[.$B15]" office:value-type="float" office:value="0.00539540505225123">
            <text:p>0.0053954051</text:p>
          </table:table-cell>
          <table:table-cell table:style-name="ce3" table:formula="of:=SIN(PI()*2/257*[.FH$1]*[.$B15]*[.$B15])/[.$B15]/[.$B15]" office:value-type="float" office:value="-0.0123343813569431">
            <text:p>-0.0123343814</text:p>
          </table:table-cell>
          <table:table-cell table:style-name="ce3" table:formula="of:=SIN(PI()*2/257*[.FI$1]*[.$B15]*[.$B15])/[.$B15]/[.$B15]" office:value-type="float" office:value="0.00442664376606448">
            <text:p>0.0044266438</text:p>
          </table:table-cell>
          <table:table-cell table:style-name="ce3" table:formula="of:=SIN(PI()*2/257*[.FJ$1]*[.$B15]*[.$B15])/[.$B15]/[.$B15]" office:value-type="float" office:value="0.00880937998773277">
            <text:p>0.00880938</text:p>
          </table:table-cell>
          <table:table-cell table:style-name="ce3" table:formula="of:=SIN(PI()*2/257*[.FK$1]*[.$B15]*[.$B15])/[.$B15]/[.$B15]" office:value-type="float" office:value="-0.0114416822827636">
            <text:p>-0.0114416823</text:p>
          </table:table-cell>
          <table:table-cell table:style-name="ce3" table:formula="of:=SIN(PI()*2/257*[.FL$1]*[.$B15]*[.$B15])/[.$B15]/[.$B15]" office:value-type="float" office:value="0.000301799462033957">
            <text:p>0.0003017995</text:p>
          </table:table-cell>
          <table:table-cell table:style-name="ce3" table:formula="of:=SIN(PI()*2/257*[.FM$1]*[.$B15]*[.$B15])/[.$B15]/[.$B15]" office:value-type="float" office:value="0.0112013549437874">
            <text:p>0.0112013549</text:p>
          </table:table-cell>
          <table:table-cell table:style-name="ce3" table:formula="of:=SIN(PI()*2/257*[.FN$1]*[.$B15]*[.$B15])/[.$B15]/[.$B15]" office:value-type="float" office:value="-0.0092216027262029">
            <text:p>-0.0092216027</text:p>
          </table:table-cell>
          <table:table-cell table:style-name="ce3" table:formula="of:=SIN(PI()*2/257*[.FO$1]*[.$B15]*[.$B15])/[.$B15]/[.$B15]" office:value-type="float" office:value="-0.0038580574131906">
            <text:p>-0.0038580574</text:p>
          </table:table-cell>
          <table:table-cell table:style-name="ce3" table:formula="of:=SIN(PI()*2/257*[.FP$1]*[.$B15]*[.$B15])/[.$B15]/[.$B15]" office:value-type="float" office:value="0.0122938304415305">
            <text:p>0.0122938304</text:p>
          </table:table-cell>
          <table:table-cell table:style-name="ce3" table:formula="of:=SIN(PI()*2/257*[.FQ$1]*[.$B15]*[.$B15])/[.$B15]/[.$B15]" office:value-type="float" office:value="-0.00593170011630529">
            <text:p>-0.0059317001</text:p>
          </table:table-cell>
          <table:table-cell table:style-name="ce3" table:formula="of:=SIN(PI()*2/257*[.FR$1]*[.$B15]*[.$B15])/[.$B15]/[.$B15]" office:value-type="float" office:value="-0.00757033062164145">
            <text:p>-0.0075703306</text:p>
          </table:table-cell>
          <table:table-cell table:style-name="ce3" table:formula="of:=SIN(PI()*2/257*[.FS$1]*[.$B15]*[.$B15])/[.$B15]/[.$B15]" office:value-type="float" office:value="0.0119600654460913">
            <text:p>0.0119600654</text:p>
          </table:table-cell>
          <table:table-cell table:style-name="ce3" table:formula="of:=SIN(PI()*2/257*[.FT$1]*[.$B15]*[.$B15])/[.$B15]/[.$B15]" office:value-type="float" office:value="-0.00195364494569766">
            <text:p>-0.0019536449</text:p>
          </table:table-cell>
          <table:table-cell table:style-name="ce3" table:formula="of:=SIN(PI()*2/257*[.FU$1]*[.$B15]*[.$B15])/[.$B15]/[.$B15]" office:value-type="float" office:value="-0.010404349316114">
            <text:p>-0.0104043493</text:p>
          </table:table-cell>
          <table:table-cell table:style-name="ce3" table:formula="of:=SIN(PI()*2/257*[.FV$1]*[.$B15]*[.$B15])/[.$B15]/[.$B15]" office:value-type="float" office:value="0.0102387809365795">
            <text:p>0.0102387809</text:p>
          </table:table-cell>
          <table:table-cell table:style-name="ce3" table:formula="of:=SIN(PI()*2/257*[.FW$1]*[.$B15]*[.$B15])/[.$B15]/[.$B15]" office:value-type="float" office:value="0.00225105785472095">
            <text:p>0.0022510579</text:p>
          </table:table-cell>
          <table:table-cell table:style-name="ce3" table:formula="of:=SIN(PI()*2/257*[.FX$1]*[.$B15]*[.$B15])/[.$B15]/[.$B15]" office:value-type="float" office:value="-0.012031331329022">
            <text:p>-0.0120313313</text:p>
          </table:table-cell>
          <table:table-cell table:style-name="ce3" table:formula="of:=SIN(PI()*2/257*[.FY$1]*[.$B15]*[.$B15])/[.$B15]/[.$B15]" office:value-type="float" office:value="0.00732966778065641">
            <text:p>0.0073296678</text:p>
          </table:table-cell>
          <table:table-cell table:style-name="ce3" table:formula="of:=SIN(PI()*2/257*[.FZ$1]*[.$B15]*[.$B15])/[.$B15]/[.$B15]" office:value-type="float" office:value="0.0061946093500051">
            <text:p>0.0061946094</text:p>
          </table:table-cell>
          <table:table-cell table:style-name="ce3" table:formula="of:=SIN(PI()*2/257*[.GA$1]*[.$B15]*[.$B15])/[.$B15]/[.$B15]" office:value-type="float" office:value="-0.012262526080185">
            <text:p>-0.0122625261</text:p>
          </table:table-cell>
          <table:table-cell table:style-name="ce3" table:formula="of:=SIN(PI()*2/257*[.GB$1]*[.$B15]*[.$B15])/[.$B15]/[.$B15]" office:value-type="float" office:value="0.00357022005732053">
            <text:p>0.0035702201</text:p>
          </table:table-cell>
          <table:table-cell table:style-name="ce3" table:formula="of:=SIN(PI()*2/257*[.GC$1]*[.$B15]*[.$B15])/[.$B15]/[.$B15]" office:value-type="float" office:value="0.00941950747387325">
            <text:p>0.0094195075</text:p>
          </table:table-cell>
          <table:table-cell table:style-name="ce3" table:formula="of:=SIN(PI()*2/257*[.GD$1]*[.$B15]*[.$B15])/[.$B15]/[.$B15]" office:value-type="float" office:value="-0.0110711120417247">
            <text:p>-0.011071112</text:p>
          </table:table-cell>
          <table:table-cell table:style-name="ce3" table:formula="of:=SIN(PI()*2/257*[.GE$1]*[.$B15]*[.$B15])/[.$B15]/[.$B15]" office:value-type="float" office:value="-0.000603418543264555">
            <text:p>-0.0006034185</text:p>
          </table:table-cell>
          <table:table-cell table:style-name="ce3" table:formula="of:=SIN(PI()*2/257*[.GF$1]*[.$B15]*[.$B15])/[.$B15]/[.$B15]" office:value-type="float" office:value="0.0115516230797975">
            <text:p>0.0115516231</text:p>
          </table:table-cell>
          <table:table-cell table:style-name="ce3" table:formula="of:=SIN(PI()*2/257*[.GG$1]*[.$B15]*[.$B15])/[.$B15]/[.$B15]" office:value-type="float" office:value="-0.00859530837599805">
            <text:p>-0.0085953084</text:p>
          </table:table-cell>
          <table:table-cell table:style-name="ce3" table:formula="of:=SIN(PI()*2/257*[.GH$1]*[.$B15]*[.$B15])/[.$B15]/[.$B15]" office:value-type="float" office:value="-0.00470705292792603">
            <text:p>-0.0047070529</text:p>
          </table:table-cell>
          <table:table-cell table:style-name="ce3" table:formula="of:=SIN(PI()*2/257*[.GI$1]*[.$B15]*[.$B15])/[.$B15]/[.$B15]" office:value-type="float" office:value="0.0123436036743645">
            <text:p>0.0123436037</text:p>
          </table:table-cell>
          <table:table-cell table:style-name="ce3" table:formula="of:=SIN(PI()*2/257*[.GJ$1]*[.$B15]*[.$B15])/[.$B15]/[.$B15]" office:value-type="float" office:value="-0.0051223397570425">
            <text:p>-0.0051223398</text:p>
          </table:table-cell>
          <table:table-cell table:style-name="ce3" table:formula="of:=SIN(PI()*2/257*[.GK$1]*[.$B15]*[.$B15])/[.$B15]/[.$B15]" office:value-type="float" office:value="-0.00826460938176895">
            <text:p>-0.0082646094</text:p>
          </table:table-cell>
          <table:table-cell table:style-name="ce3" table:formula="of:=SIN(PI()*2/257*[.GL$1]*[.$B15]*[.$B15])/[.$B15]/[.$B15]" office:value-type="float" office:value="0.0117035694484976">
            <text:p>0.0117035694</text:p>
          </table:table-cell>
          <table:table-cell table:style-name="ce3" table:formula="of:=SIN(PI()*2/257*[.GM$1]*[.$B15]*[.$B15])/[.$B15]/[.$B15]" office:value-type="float" office:value="-0.0010551146599235">
            <text:p>-0.0010551147</text:p>
          </table:table-cell>
          <table:table-cell table:style-name="ce3" table:formula="of:=SIN(PI()*2/257*[.GN$1]*[.$B15]*[.$B15])/[.$B15]/[.$B15]" office:value-type="float" office:value="-0.0108633661664047">
            <text:p>-0.0108633662</text:p>
          </table:table-cell>
          <table:table-cell table:style-name="ce3" table:formula="of:=SIN(PI()*2/257*[.GO$1]*[.$B15]*[.$B15])/[.$B15]/[.$B15]" office:value-type="float" office:value="0.00970577250241066">
            <text:p>0.0097057725</text:p>
          </table:table-cell>
          <table:table-cell table:style-name="ce3" table:formula="of:=SIN(PI()*2/257*[.GP$1]*[.$B15]*[.$B15])/[.$B15]/[.$B15]" office:value-type="float" office:value="0.00313451714030618">
            <text:p>0.0031345171</text:p>
          </table:table-cell>
          <table:table-cell table:style-name="ce3" table:formula="of:=SIN(PI()*2/257*[.GQ$1]*[.$B15]*[.$B15])/[.$B15]/[.$B15]" office:value-type="float" office:value="-0.0122018344841978">
            <text:p>-0.0122018345</text:p>
          </table:table-cell>
          <table:table-cell table:style-name="ce3" table:formula="of:=SIN(PI()*2/257*[.GR$1]*[.$B15]*[.$B15])/[.$B15]/[.$B15]" office:value-type="float" office:value="0.00658198265879765">
            <text:p>0.0065819827</text:p>
          </table:table-cell>
          <table:table-cell table:style-name="ce3" table:formula="of:=SIN(PI()*2/257*[.GS$1]*[.$B15]*[.$B15])/[.$B15]/[.$B15]" office:value-type="float" office:value="0.00696050513616127">
            <text:p>0.0069605051</text:p>
          </table:table-cell>
          <table:table-cell table:style-name="ce3" table:formula="of:=SIN(PI()*2/257*[.GT$1]*[.$B15]*[.$B15])/[.$B15]/[.$B15]" office:value-type="float" office:value="-0.0121247350084347">
            <text:p>-0.012124735</text:p>
          </table:table-cell>
          <table:table-cell table:style-name="ce3" table:formula="of:=SIN(PI()*2/257*[.GU$1]*[.$B15]*[.$B15])/[.$B15]/[.$B15]" office:value-type="float" office:value="0.00269459921935237">
            <text:p>0.0026945992</text:p>
          </table:table-cell>
          <table:table-cell table:style-name="ce3" table:formula="of:=SIN(PI()*2/257*[.GV$1]*[.$B15]*[.$B15])/[.$B15]/[.$B15]" office:value-type="float" office:value="0.00997898612064207">
            <text:p>0.0099789861</text:p>
          </table:table-cell>
          <table:table-cell table:style-name="ce3" table:formula="of:=SIN(PI()*2/257*[.GW$1]*[.$B15]*[.$B15])/[.$B15]/[.$B15]" office:value-type="float" office:value="-0.0106410122576577">
            <text:p>-0.0106410123</text:p>
          </table:table-cell>
          <table:table-cell table:style-name="ce3" table:formula="of:=SIN(PI()*2/257*[.GX$1]*[.$B15]*[.$B15])/[.$B15]/[.$B15]" office:value-type="float" office:value="-0.00150539195759308">
            <text:p>-0.001505392</text:p>
          </table:table-cell>
          <table:table-cell table:style-name="ce3" table:formula="of:=SIN(PI()*2/257*[.GY$1]*[.$B15]*[.$B15])/[.$B15]/[.$B15]" office:value-type="float" office:value="0.0118397779573947">
            <text:p>0.011839778</text:p>
          </table:table-cell>
          <table:table-cell table:style-name="ce3" table:formula="of:=SIN(PI()*2/257*[.GZ$1]*[.$B15]*[.$B15])/[.$B15]/[.$B15]" office:value-type="float" office:value="-0.0079227969178941">
            <text:p>-0.0079227969</text:p>
          </table:table-cell>
          <table:table-cell table:style-name="ce3" table:formula="of:=SIN(PI()*2/257*[.HA$1]*[.$B15]*[.$B15])/[.$B15]/[.$B15]" office:value-type="float" office:value="-0.0055307385452674">
            <text:p>-0.0055307385</text:p>
          </table:table-cell>
          <table:table-cell table:style-name="ce3" table:formula="of:=SIN(PI()*2/257*[.HB$1]*[.$B15]*[.$B15])/[.$B15]/[.$B15]" office:value-type="float" office:value="0.0123270051567112">
            <text:p>0.0123270052</text:p>
          </table:table-cell>
          <table:table-cell table:style-name="ce3" table:formula="of:=SIN(PI()*2/257*[.HC$1]*[.$B15]*[.$B15])/[.$B15]/[.$B15]" office:value-type="float" office:value="-0.00428543649659632">
            <text:p>-0.0042854365</text:p>
          </table:table-cell>
          <table:table-cell table:style-name="ce3" table:formula="of:=SIN(PI()*2/257*[.HD$1]*[.$B15]*[.$B15])/[.$B15]/[.$B15]" office:value-type="float" office:value="-0.00891444920767217">
            <text:p>-0.0089144492</text:p>
          </table:table-cell>
          <table:table-cell table:style-name="ce3" table:formula="of:=SIN(PI()*2/257*[.HE$1]*[.$B15]*[.$B15])/[.$B15]/[.$B15]" office:value-type="float" office:value="0.0113841431744839">
            <text:p>0.0113841432</text:p>
          </table:table-cell>
          <table:table-cell table:style-name="ce3" table:formula="of:=SIN(PI()*2/257*[.HF$1]*[.$B15]*[.$B15])/[.$B15]/[.$B15]" office:value-type="float" office:value="-0.000150911006080914">
            <text:p>-0.000150911</text:p>
          </table:table-cell>
          <table:table-cell table:style-name="ce3" table:formula="of:=SIN(PI()*2/257*[.HG$1]*[.$B15]*[.$B15])/[.$B15]/[.$B15]" office:value-type="float" office:value="-0.011263970526497">
            <text:p>-0.0112639705</text:p>
          </table:table-cell>
          <table:table-cell table:style-name="ce3" table:formula="of:=SIN(PI()*2/257*[.HH$1]*[.$B15]*[.$B15])/[.$B15]/[.$B15]" office:value-type="float" office:value="0.00912057597732406">
            <text:p>0.009120576</text:p>
          </table:table-cell>
          <table:table-cell table:style-name="ce3" table:formula="of:=SIN(PI()*2/257*[.HI$1]*[.$B15]*[.$B15])/[.$B15]/[.$B15]" office:value-type="float" office:value="0.00400112207808249">
            <text:p>0.0040011221</text:p>
          </table:table-cell>
          <table:table-cell table:style-name="ce3" table:formula="of:=SIN(PI()*2/257*[.HJ$1]*[.$B15]*[.$B15])/[.$B15]/[.$B15]" office:value-type="float" office:value="-0.0123067281840447">
            <text:p>-0.0123067282</text:p>
          </table:table-cell>
          <table:table-cell table:style-name="ce3" table:formula="of:=SIN(PI()*2/257*[.HK$1]*[.$B15]*[.$B15])/[.$B15]/[.$B15]" office:value-type="float" office:value="0.00579890611298634">
            <text:p>0.0057989061</text:p>
          </table:table-cell>
          <table:table-cell table:style-name="ce3" table:formula="of:=SIN(PI()*2/257*[.HL$1]*[.$B15]*[.$B15])/[.$B15]/[.$B15]" office:value-type="float" office:value="0.00768897417706942">
            <text:p>0.0076889742</text:p>
          </table:table-cell>
          <table:table-cell table:style-name="ce3" table:formula="of:=SIN(PI()*2/257*[.HM$1]*[.$B15]*[.$B15])/[.$B15]/[.$B15]" office:value-type="float" office:value="-0.0119217490464453">
            <text:p>-0.011921749</text:p>
          </table:table-cell>
          <table:table-cell table:style-name="ce3" table:formula="of:=SIN(PI()*2/257*[.HN$1]*[.$B15]*[.$B15])/[.$B15]/[.$B15]" office:value-type="float" office:value="0.00180448947913424">
            <text:p>0.0018044895</text:p>
          </table:table-cell>
          <table:table-cell table:style-name="ce3" table:formula="of:=SIN(PI()*2/257*[.HO$1]*[.$B15]*[.$B15])/[.$B15]/[.$B15]" office:value-type="float" office:value="0.0104848076025833">
            <text:p>0.0104848076</text:p>
          </table:table-cell>
          <table:table-cell table:style-name="ce3" table:formula="of:=SIN(PI()*2/257*[.HP$1]*[.$B15]*[.$B15])/[.$B15]/[.$B15]" office:value-type="float" office:value="-0.0101536955838449">
            <text:p>-0.0101536956</text:p>
          </table:table-cell>
          <table:table-cell table:style-name="ce3" table:formula="of:=SIN(PI()*2/257*[.HQ$1]*[.$B15]*[.$B15])/[.$B15]/[.$B15]" office:value-type="float" office:value="-0.00239927085576392">
            <text:p>-0.0023992709</text:p>
          </table:table-cell>
          <table:table-cell table:style-name="ce3" table:formula="of:=SIN(PI()*2/257*[.HR$1]*[.$B15]*[.$B15])/[.$B15]/[.$B15]" office:value-type="float" office:value="0.0120642701632835">
            <text:p>0.0120642702</text:p>
          </table:table-cell>
          <table:table-cell table:style-name="ce3" table:formula="of:=SIN(PI()*2/257*[.HS$1]*[.$B15]*[.$B15])/[.$B15]/[.$B15]" office:value-type="float" office:value="-0.0072076844565438">
            <text:p>-0.0072076845</text:p>
          </table:table-cell>
          <table:table-cell table:style-name="ce3" table:formula="of:=SIN(PI()*2/257*[.HT$1]*[.$B15]*[.$B15])/[.$B15]/[.$B15]" office:value-type="float" office:value="-0.00632468529473669">
            <text:p>-0.0063246853</text:p>
          </table:table-cell>
          <table:table-cell table:style-name="ce3" table:formula="of:=SIN(PI()*2/257*[.HU$1]*[.$B15]*[.$B15])/[.$B15]/[.$B15]" office:value-type="float" office:value="0.0122441241390601">
            <text:p>0.0122441241</text:p>
          </table:table-cell>
          <table:table-cell table:style-name="ce3" table:formula="of:=SIN(PI()*2/257*[.HV$1]*[.$B15]*[.$B15])/[.$B15]/[.$B15]" office:value-type="float" office:value="-0.00342549037691704">
            <text:p>-0.0034254904</text:p>
          </table:table-cell>
          <table:table-cell table:style-name="ce3" table:formula="of:=SIN(PI()*2/257*[.HW$1]*[.$B15]*[.$B15])/[.$B15]/[.$B15]" office:value-type="float" office:value="-0.00951635590041933">
            <text:p>-0.0095163559</text:p>
          </table:table-cell>
          <table:table-cell table:style-name="ce3" table:formula="of:=SIN(PI()*2/257*[.HX$1]*[.$B15]*[.$B15])/[.$B15]/[.$B15]" office:value-type="float" office:value="0.0110035041841334">
            <text:p>0.0110035042</text:p>
          </table:table-cell>
          <table:table-cell table:style-name="ce3" table:formula="of:=SIN(PI()*2/257*[.HY$1]*[.$B15]*[.$B15])/[.$B15]/[.$B15]" office:value-type="float" office:value="0.000754104098608838">
            <text:p>0.0007541041</text:p>
          </table:table-cell>
          <table:table-cell table:style-name="ce3" table:formula="of:=SIN(PI()*2/257*[.HZ$1]*[.$B15]*[.$B15])/[.$B15]/[.$B15]" office:value-type="float" office:value="-0.0116040083404649">
            <text:p>-0.0116040083</text:p>
          </table:table-cell>
          <table:table-cell table:style-name="ce3" table:formula="of:=SIN(PI()*2/257*[.IA$1]*[.$B15]*[.$B15])/[.$B15]/[.$B15]" office:value-type="float" office:value="0.00848633797220819">
            <text:p>0.008486338</text:p>
          </table:table-cell>
          <table:table-cell table:style-name="ce3" table:formula="of:=SIN(PI()*2/257*[.IB$1]*[.$B15]*[.$B15])/[.$B15]/[.$B15]" office:value-type="float" office:value="0.00484621291971236">
            <text:p>0.0048462129</text:p>
          </table:table-cell>
          <table:table-cell table:style-name="ce3" table:formula="of:=SIN(PI()*2/257*[.IC$1]*[.$B15]*[.$B15])/[.$B15]/[.$B15]" office:value-type="float" office:value="-0.0123454484134937">
            <text:p>-0.0123454484</text:p>
          </table:table-cell>
          <table:table-cell table:style-name="ce3" table:formula="of:=SIN(PI()*2/257*[.ID$1]*[.$B15]*[.$B15])/[.$B15]/[.$B15]" office:value-type="float" office:value="0.00498464875808622">
            <text:p>0.0049846488</text:p>
          </table:table-cell>
          <table:table-cell table:style-name="ce3" table:formula="of:=SIN(PI()*2/257*[.IE$1]*[.$B15]*[.$B15])/[.$B15]/[.$B15]" office:value-type="float" office:value="0.00837609948327573">
            <text:p>0.0083760995</text:p>
          </table:table-cell>
          <table:table-cell table:style-name="ce3" table:formula="of:=SIN(PI()*2/257*[.IF$1]*[.$B15]*[.$B15])/[.$B15]/[.$B15]" office:value-type="float" office:value="-0.011654659652917">
            <text:p>-0.0116546597</text:p>
          </table:table-cell>
          <table:table-cell table:style-name="ce3" table:formula="of:=SIN(PI()*2/257*[.IG$1]*[.$B15]*[.$B15])/[.$B15]/[.$B15]" office:value-type="float" office:value="0.000904676970694957">
            <text:p>0.000904677</text:p>
          </table:table-cell>
          <table:table-cell table:style-name="ce3" table:formula="of:=SIN(PI()*2/257*[.IH$1]*[.$B15]*[.$B15])/[.$B15]/[.$B15]" office:value-type="float" office:value="0.0109342521096585">
            <text:p>0.0109342521</text:p>
          </table:table-cell>
          <table:table-cell table:style-name="ce3" table:formula="of:=SIN(PI()*2/257*[.II$1]*[.$B15]*[.$B15])/[.$B15]/[.$B15]" office:value-type="float" office:value="-0.00961178232968211">
            <text:p>-0.0096117823</text:p>
          </table:table-cell>
          <table:table-cell table:style-name="ce3" table:formula="of:=SIN(PI()*2/257*[.IJ$1]*[.$B15]*[.$B15])/[.$B15]/[.$B15]" office:value-type="float" office:value="-0.00328024883692681">
            <text:p>-0.0032802488</text:p>
          </table:table-cell>
          <table:table-cell table:style-name="ce3" table:formula="of:=SIN(PI()*2/257*[.IK$1]*[.$B15]*[.$B15])/[.$B15]/[.$B15]" office:value-type="float" office:value="0.0122238925993539">
            <text:p>0.0122238926</text:p>
          </table:table-cell>
          <table:table-cell table:style-name="ce3" table:formula="of:=SIN(PI()*2/257*[.IL$1]*[.$B15]*[.$B15])/[.$B15]/[.$B15]" office:value-type="float" office:value="-0.0064538161628655">
            <text:p>-0.0064538162</text:p>
          </table:table-cell>
          <table:table-cell table:style-name="ce3" table:formula="of:=SIN(PI()*2/257*[.IM$1]*[.$B15]*[.$B15])/[.$B15]/[.$B15]" office:value-type="float" office:value="-0.00708462411221522">
            <text:p>-0.0070846241</text:p>
          </table:table-cell>
          <table:table-cell table:style-name="ce3" table:formula="of:=SIN(PI()*2/257*[.IN$1]*[.$B15]*[.$B15])/[.$B15]/[.$B15]" office:value-type="float" office:value="0.0120954062739427">
            <text:p>0.0120954063</text:p>
          </table:table-cell>
          <table:table-cell table:style-name="ce3" table:formula="of:=SIN(PI()*2/257*[.IO$1]*[.$B15]*[.$B15])/[.$B15]/[.$B15]" office:value-type="float" office:value="-0.00254712534177488">
            <text:p>-0.0025471253</text:p>
          </table:table-cell>
          <table:table-cell table:style-name="ce3" table:formula="of:=SIN(PI()*2/257*[.IP$1]*[.$B15]*[.$B15])/[.$B15]/[.$B15]" office:value-type="float" office:value="-0.0100670929982874">
            <text:p>-0.010067093</text:p>
          </table:table-cell>
          <table:table-cell table:style-name="ce3" table:formula="of:=SIN(PI()*2/257*[.IQ$1]*[.$B15]*[.$B15])/[.$B15]/[.$B15]" office:value-type="float" office:value="0.0105636991792661">
            <text:p>0.0105636992</text:p>
          </table:table-cell>
          <table:table-cell table:style-name="ce3" table:formula="of:=SIN(PI()*2/257*[.IR$1]*[.$B15]*[.$B15])/[.$B15]/[.$B15]" office:value-type="float" office:value="0.00165506437373568">
            <text:p>0.0016550644</text:p>
          </table:table-cell>
          <table:table-cell table:style-name="ce3" table:formula="of:=SIN(PI()*2/257*[.IS$1]*[.$B15]*[.$B15])/[.$B15]/[.$B15]" office:value-type="float" office:value="-0.0118816512196516">
            <text:p>-0.0118816512</text:p>
          </table:table-cell>
          <table:table-cell table:style-name="ce3" table:formula="of:=SIN(PI()*2/257*[.IT$1]*[.$B15]*[.$B15])/[.$B15]/[.$B15]" office:value-type="float" office:value="0.00780646879476292">
            <text:p>0.0078064688</text:p>
          </table:table-cell>
          <table:table-cell table:style-name="ce3" table:formula="of:=SIN(PI()*2/257*[.IU$1]*[.$B15]*[.$B15])/[.$B15]/[.$B15]" office:value-type="float" office:value="0.00566524559849245">
            <text:p>0.0056652456</text:p>
          </table:table-cell>
          <table:table-cell table:style-name="ce3" table:formula="of:=SIN(PI()*2/257*[.IV$1]*[.$B15]*[.$B15])/[.$B15]/[.$B15]" office:value-type="float" office:value="-0.0123177869732642">
            <text:p>-0.012317787</text:p>
          </table:table-cell>
          <table:table-cell table:style-name="ce3" table:formula="of:=SIN(PI()*2/257*[.IW$1]*[.$B15]*[.$B15])/[.$B15]/[.$B15]" office:value-type="float" office:value="0.00414358886866223">
            <text:p>0.0041435889</text:p>
          </table:table-cell>
          <table:table-cell table:style-name="ce3" table:formula="of:=SIN(PI()*2/257*[.IX$1]*[.$B15]*[.$B15])/[.$B15]/[.$B15]" office:value-type="float" office:value="0.00901818637123499">
            <text:p>0.0090181864</text:p>
          </table:table-cell>
          <table:table-cell table:style-name="ce3" table:formula="of:=SIN(PI()*2/257*[.IY$1]*[.$B15]*[.$B15])/[.$B15]/[.$B15]" office:value-type="float" office:value="-0.0113249029717064">
            <text:p>-0.0113249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3" table:formula="of:=SIN(PI()*2/257*[.C$1]*[.$B16]*[.$B16])/[.$B16]/[.$B16]" office:value-type="float" office:value="0">
            <text:p>0</text:p>
          </table:table-cell>
          <table:table-cell table:style-name="ce3" table:formula="of:=SIN(PI()*2/257*[.D$1]*[.$B16]*[.$B16])/[.$B16]/[.$B16]" office:value-type="float" office:value="0.00641746550349456">
            <text:p>0.0064174655</text:p>
          </table:table-cell>
          <table:table-cell table:style-name="ce3" table:formula="of:=SIN(PI()*2/257*[.E$1]*[.$B16]*[.$B16])/[.$B16]/[.$B16]" office:value-type="float" office:value="-0.00984332410725432">
            <text:p>-0.0098433241</text:p>
          </table:table-cell>
          <table:table-cell table:style-name="ce3" table:formula="of:=SIN(PI()*2/257*[.F$1]*[.$B16]*[.$B16])/[.$B16]/[.$B16]" office:value-type="float" office:value="0.0086805555809496">
            <text:p>0.0086805556</text:p>
          </table:table-cell>
          <table:table-cell table:style-name="ce3" table:formula="of:=SIN(PI()*2/257*[.G$1]*[.$B16]*[.$B16])/[.$B16]/[.$B16]" office:value-type="float" office:value="-0.0034712035622429">
            <text:p>-0.0034712036</text:p>
          </table:table-cell>
          <table:table-cell table:style-name="ce3" table:formula="of:=SIN(PI()*2/257*[.H$1]*[.$B16]*[.$B16])/[.$B16]/[.$B16]" office:value-type="float" office:value="-0.0033563069836168">
            <text:p>-0.003356307</text:p>
          </table:table-cell>
          <table:table-cell table:style-name="ce3" table:formula="of:=SIN(PI()*2/257*[.I$1]*[.$B16]*[.$B16])/[.$B16]/[.$B16]" office:value-type="float" office:value="0.00861921992870271">
            <text:p>0.0086192199</text:p>
          </table:table-cell>
          <table:table-cell table:style-name="ce3" table:formula="of:=SIN(PI()*2/257*[.J$1]*[.$B16]*[.$B16])/[.$B16]/[.$B16]" office:value-type="float" office:value="-0.00986414200262653">
            <text:p>-0.009864142</text:p>
          </table:table-cell>
          <table:table-cell table:style-name="ce3" table:formula="of:=SIN(PI()*2/257*[.K$1]*[.$B16]*[.$B16])/[.$B16]/[.$B16]" office:value-type="float" office:value="0.00651073234279155">
            <text:p>0.0065107323</text:p>
          </table:table-cell>
          <table:table-cell table:style-name="ce3" table:formula="of:=SIN(PI()*2/257*[.L$1]*[.$B16]*[.$B16])/[.$B16]/[.$B16]" office:value-type="float" office:value="-0.00012223791492541">
            <text:p>-0.0001222379</text:p>
          </table:table-cell>
          <table:table-cell table:style-name="ce3" table:formula="of:=SIN(PI()*2/257*[.M$1]*[.$B16]*[.$B16])/[.$B16]/[.$B16]" office:value-type="float" office:value="-0.00632323972375829">
            <text:p>-0.0063232397</text:p>
          </table:table-cell>
          <table:table-cell table:style-name="ce3" table:formula="of:=SIN(PI()*2/257*[.N$1]*[.$B16]*[.$B16])/[.$B16]/[.$B16]" office:value-type="float" office:value="0.00982103535683219">
            <text:p>0.0098210354</text:p>
          </table:table-cell>
          <table:table-cell table:style-name="ce3" table:formula="of:=SIN(PI()*2/257*[.O$1]*[.$B16]*[.$B16])/[.$B16]/[.$B16]" office:value-type="float" office:value="-0.00874059412676445">
            <text:p>-0.0087405941</text:p>
          </table:table-cell>
          <table:table-cell table:style-name="ce3" table:formula="of:=SIN(PI()*2/257*[.P$1]*[.$B16]*[.$B16])/[.$B16]/[.$B16]" office:value-type="float" office:value="0.00358558145051269">
            <text:p>0.0035855815</text:p>
          </table:table-cell>
          <table:table-cell table:style-name="ce3" table:formula="of:=SIN(PI()*2/257*[.Q$1]*[.$B16]*[.$B16])/[.$B16]/[.$B16]" office:value-type="float" office:value="0.0032409088832464">
            <text:p>0.0032409089</text:p>
          </table:table-cell>
          <table:table-cell table:style-name="ce3" table:formula="of:=SIN(PI()*2/257*[.R$1]*[.$B16]*[.$B16])/[.$B16]/[.$B16]" office:value-type="float" office:value="-0.00855659633520545">
            <text:p>-0.0085565963</text:p>
          </table:table-cell>
          <table:table-cell table:style-name="ce3" table:formula="of:=SIN(PI()*2/257*[.S$1]*[.$B16]*[.$B16])/[.$B16]/[.$B16]" office:value-type="float" office:value="0.00988348593220025">
            <text:p>0.0098834859</text:p>
          </table:table-cell>
          <table:table-cell table:style-name="ce3" table:formula="of:=SIN(PI()*2/257*[.T$1]*[.$B16]*[.$B16])/[.$B16]/[.$B16]" office:value-type="float" office:value="-0.00660302630509692">
            <text:p>-0.0066030263</text:p>
          </table:table-cell>
          <table:table-cell table:style-name="ce3" table:formula="of:=SIN(PI()*2/257*[.U$1]*[.$B16]*[.$B16])/[.$B16]/[.$B16]" office:value-type="float" office:value="0.000244457564247403">
            <text:p>0.0002444576</text:p>
          </table:table-cell>
          <table:table-cell table:style-name="ce3" table:formula="of:=SIN(PI()*2/257*[.V$1]*[.$B16]*[.$B16])/[.$B16]/[.$B16]" office:value-type="float" office:value="0.00622806908342634">
            <text:p>0.0062280691</text:p>
          </table:table-cell>
          <table:table-cell table:style-name="ce3" table:formula="of:=SIN(PI()*2/257*[.W$1]*[.$B16]*[.$B16])/[.$B16]/[.$B16]" office:value-type="float" office:value="-0.00979727908189371">
            <text:p>-0.0097972791</text:p>
          </table:table-cell>
          <table:table-cell table:style-name="ce3" table:formula="of:=SIN(PI()*2/257*[.X$1]*[.$B16]*[.$B16])/[.$B16]/[.$B16]" office:value-type="float" office:value="0.00879932659478788">
            <text:p>0.0087993266</text:p>
          </table:table-cell>
          <table:table-cell table:style-name="ce3" table:formula="of:=SIN(PI()*2/257*[.Y$1]*[.$B16]*[.$B16])/[.$B16]/[.$B16]" office:value-type="float" office:value="-0.0036994235573202">
            <text:p>-0.0036994236</text:p>
          </table:table-cell>
          <table:table-cell table:style-name="ce3" table:formula="of:=SIN(PI()*2/257*[.Z$1]*[.$B16]*[.$B16])/[.$B16]/[.$B16]" office:value-type="float" office:value="-0.00312502650468448">
            <text:p>-0.0031250265</text:p>
          </table:table-cell>
          <table:table-cell table:style-name="ce3" table:formula="of:=SIN(PI()*2/257*[.AA$1]*[.$B16]*[.$B16])/[.$B16]/[.$B16]" office:value-type="float" office:value="0.00849269415809228">
            <text:p>0.0084926942</text:p>
          </table:table-cell>
          <table:table-cell table:style-name="ce3" table:formula="of:=SIN(PI()*2/257*[.AB$1]*[.$B16]*[.$B16])/[.$B16]/[.$B16]" office:value-type="float" office:value="-0.00990135300547667">
            <text:p>-0.009901353</text:p>
          </table:table-cell>
          <table:table-cell table:style-name="ce3" table:formula="of:=SIN(PI()*2/257*[.AC$1]*[.$B16]*[.$B16])/[.$B16]/[.$B16]" office:value-type="float" office:value="0.00669433359923214">
            <text:p>0.0066943336</text:p>
          </table:table-cell>
          <table:table-cell table:style-name="ce3" table:formula="of:=SIN(PI()*2/257*[.AD$1]*[.$B16]*[.$B16])/[.$B16]/[.$B16]" office:value-type="float" office:value="-0.000366640685091856">
            <text:p>-0.0003666407</text:p>
          </table:table-cell>
          <table:table-cell table:style-name="ce3" table:formula="of:=SIN(PI()*2/257*[.AE$1]*[.$B16]*[.$B16])/[.$B16]/[.$B16]" office:value-type="float" office:value="-0.00613196780352966">
            <text:p>-0.0061319678</text:p>
          </table:table-cell>
          <table:table-cell table:style-name="ce3" table:formula="of:=SIN(PI()*2/257*[.AF$1]*[.$B16]*[.$B16])/[.$B16]/[.$B16]" office:value-type="float" office:value="0.00977205883225967">
            <text:p>0.0097720588</text:p>
          </table:table-cell>
          <table:table-cell table:style-name="ce3" table:formula="of:=SIN(PI()*2/257*[.AG$1]*[.$B16]*[.$B16])/[.$B16]/[.$B16]" office:value-type="float" office:value="-0.00885674420882323">
            <text:p>-0.0088567442</text:p>
          </table:table-cell>
          <table:table-cell table:style-name="ce3" table:formula="of:=SIN(PI()*2/257*[.AH$1]*[.$B16]*[.$B16])/[.$B16]/[.$B16]" office:value-type="float" office:value="0.00381271287161972">
            <text:p>0.0038127129</text:p>
          </table:table-cell>
          <table:table-cell table:style-name="ce3" table:formula="of:=SIN(PI()*2/257*[.AI$1]*[.$B16]*[.$B16])/[.$B16]/[.$B16]" office:value-type="float" office:value="0.00300867716384789">
            <text:p>0.0030086772</text:p>
          </table:table-cell>
          <table:table-cell table:style-name="ce3" table:formula="of:=SIN(PI()*2/257*[.AJ$1]*[.$B16]*[.$B16])/[.$B16]/[.$B16]" office:value-type="float" office:value="-0.00842752294605208">
            <text:p>-0.0084275229</text:p>
          </table:table-cell>
          <table:table-cell table:style-name="ce3" table:formula="of:=SIN(PI()*2/257*[.AK$1]*[.$B16]*[.$B16])/[.$B16]/[.$B16]" office:value-type="float" office:value="0.00991774055263871">
            <text:p>0.0099177406</text:p>
          </table:table-cell>
          <table:table-cell table:style-name="ce3" table:formula="of:=SIN(PI()*2/257*[.AL$1]*[.$B16]*[.$B16])/[.$B16]/[.$B16]" office:value-type="float" office:value="-0.00678464058145297">
            <text:p>-0.0067846406</text:p>
          </table:table-cell>
          <table:table-cell table:style-name="ce3" table:formula="of:=SIN(PI()*2/257*[.AM$1]*[.$B16]*[.$B16])/[.$B16]/[.$B16]" office:value-type="float" office:value="0.000488769020043262">
            <text:p>0.000488769</text:p>
          </table:table-cell>
          <table:table-cell table:style-name="ce3" table:formula="of:=SIN(PI()*2/257*[.AN$1]*[.$B16]*[.$B16])/[.$B16]/[.$B16]" office:value-type="float" office:value="0.00603495024416155">
            <text:p>0.0060349502</text:p>
          </table:table-cell>
          <table:table-cell table:style-name="ce3" table:formula="of:=SIN(PI()*2/257*[.AO$1]*[.$B16]*[.$B16])/[.$B16]/[.$B16]" office:value-type="float" office:value="-0.00974537837650781">
            <text:p>-0.0097453784</text:p>
          </table:table-cell>
          <table:table-cell table:style-name="ce3" table:formula="of:=SIN(PI()*2/257*[.AP$1]*[.$B16]*[.$B16])/[.$B16]/[.$B16]" office:value-type="float" office:value="0.00891283838914824">
            <text:p>0.0089128384</text:p>
          </table:table-cell>
          <table:table-cell table:style-name="ce3" table:formula="of:=SIN(PI()*2/257*[.AQ$1]*[.$B16]*[.$B16])/[.$B16]/[.$B16]" office:value-type="float" office:value="-0.00392543246496714">
            <text:p>-0.0039254325</text:p>
          </table:table-cell>
          <table:table-cell table:style-name="ce3" table:formula="of:=SIN(PI()*2/257*[.AR$1]*[.$B16]*[.$B16])/[.$B16]/[.$B16]" office:value-type="float" office:value="-0.00289187824643">
            <text:p>-0.0028918782</text:p>
          </table:table-cell>
          <table:table-cell table:style-name="ce3" table:formula="of:=SIN(PI()*2/257*[.AS$1]*[.$B16]*[.$B16])/[.$B16]/[.$B16]" office:value-type="float" office:value="0.00836109243740147">
            <text:p>0.0083610924</text:p>
          </table:table-cell>
          <table:table-cell table:style-name="ce3" table:formula="of:=SIN(PI()*2/257*[.AT$1]*[.$B16]*[.$B16])/[.$B16]/[.$B16]" office:value-type="float" office:value="-0.00993264612494992">
            <text:p>-0.0099326461</text:p>
          </table:table-cell>
          <table:table-cell table:style-name="ce3" table:formula="of:=SIN(PI()*2/257*[.AU$1]*[.$B16]*[.$B16])/[.$B16]/[.$B16]" office:value-type="float" office:value="0.00687393375748894">
            <text:p>0.0068739338</text:p>
          </table:table-cell>
          <table:table-cell table:style-name="ce3" table:formula="of:=SIN(PI()*2/257*[.AV$1]*[.$B16]*[.$B16])/[.$B16]/[.$B16]" office:value-type="float" office:value="-0.00061082431987223">
            <text:p>-0.0006108243</text:p>
          </table:table-cell>
          <table:table-cell table:style-name="ce3" table:formula="of:=SIN(PI()*2/257*[.AW$1]*[.$B16]*[.$B16])/[.$B16]/[.$B16]" office:value-type="float" office:value="-0.00593703090233206">
            <text:p>-0.0059370309</text:p>
          </table:table-cell>
          <table:table-cell table:style-name="ce3" table:formula="of:=SIN(PI()*2/257*[.AX$1]*[.$B16]*[.$B16])/[.$B16]/[.$B16]" office:value-type="float" office:value="0.00971724170140943">
            <text:p>0.0097172417</text:p>
          </table:table-cell>
          <table:table-cell table:style-name="ce3" table:formula="of:=SIN(PI()*2/257*[.AY$1]*[.$B16]*[.$B16])/[.$B16]/[.$B16]" office:value-type="float" office:value="-0.00896760075379694">
            <text:p>-0.0089676008</text:p>
          </table:table-cell>
          <table:table-cell table:style-name="ce3" table:formula="of:=SIN(PI()*2/257*[.AZ$1]*[.$B16]*[.$B16])/[.$B16]/[.$B16]" office:value-type="float" office:value="0.00403756549405028">
            <text:p>0.0040375655</text:p>
          </table:table-cell>
          <table:table-cell table:style-name="ce3" table:formula="of:=SIN(PI()*2/257*[.BA$1]*[.$B16]*[.$B16])/[.$B16]/[.$B16]" office:value-type="float" office:value="0.00277464720530322">
            <text:p>0.0027746472</text:p>
          </table:table-cell>
          <table:table-cell table:style-name="ce3" table:formula="of:=SIN(PI()*2/257*[.BB$1]*[.$B16]*[.$B16])/[.$B16]/[.$B16]" office:value-type="float" office:value="-0.00829341255862967">
            <text:p>-0.0082934126</text:p>
          </table:table-cell>
          <table:table-cell table:style-name="ce3" table:formula="of:=SIN(PI()*2/257*[.BC$1]*[.$B16]*[.$B16])/[.$B16]/[.$B16]" office:value-type="float" office:value="0.00994606749512042">
            <text:p>0.0099460675</text:p>
          </table:table-cell>
          <table:table-cell table:style-name="ce3" table:formula="of:=SIN(PI()*2/257*[.BD$1]*[.$B16]*[.$B16])/[.$B16]/[.$B16]" office:value-type="float" office:value="-0.0069621997845588">
            <text:p>-0.0069621998</text:p>
          </table:table-cell>
          <table:table-cell table:style-name="ce3" table:formula="of:=SIN(PI()*2/257*[.BE$1]*[.$B16]*[.$B16])/[.$B16]/[.$B16]" office:value-type="float" office:value="0.000732788346262622">
            <text:p>0.0007327883</text:p>
          </table:table-cell>
          <table:table-cell table:style-name="ce3" table:formula="of:=SIN(PI()*2/257*[.BF$1]*[.$B16]*[.$B16])/[.$B16]/[.$B16]" office:value-type="float" office:value="0.00583822440980136">
            <text:p>0.0058382244</text:p>
          </table:table-cell>
          <table:table-cell table:style-name="ce3" table:formula="of:=SIN(PI()*2/257*[.BG$1]*[.$B16]*[.$B16])/[.$B16]/[.$B16]" office:value-type="float" office:value="-0.0096876530113341">
            <text:p>-0.009687653</text:p>
          </table:table-cell>
          <table:table-cell table:style-name="ce3" table:formula="of:=SIN(PI()*2/257*[.BH$1]*[.$B16]*[.$B16])/[.$B16]/[.$B16]" office:value-type="float" office:value="0.00902102311981199">
            <text:p>0.0090210231</text:p>
          </table:table-cell>
          <table:table-cell table:style-name="ce3" table:formula="of:=SIN(PI()*2/257*[.BI$1]*[.$B16]*[.$B16])/[.$B16]/[.$B16]" office:value-type="float" office:value="-0.00414909520320496">
            <text:p>-0.0041490952</text:p>
          </table:table-cell>
          <table:table-cell table:style-name="ce3" table:formula="of:=SIN(PI()*2/257*[.BJ$1]*[.$B16]*[.$B16])/[.$B16]/[.$B16]" office:value-type="float" office:value="-0.00265700155791038">
            <text:p>-0.0026570016</text:p>
          </table:table-cell>
          <table:table-cell table:style-name="ce3" table:formula="of:=SIN(PI()*2/257*[.BK$1]*[.$B16]*[.$B16])/[.$B16]/[.$B16]" office:value-type="float" office:value="0.00822449342291465">
            <text:p>0.0082244934</text:p>
          </table:table-cell>
          <table:table-cell table:style-name="ce3" table:formula="of:=SIN(PI()*2/257*[.BL$1]*[.$B16]*[.$B16])/[.$B16]/[.$B16]" office:value-type="float" office:value="-0.00995800265763965">
            <text:p>-0.0099580027</text:p>
          </table:table-cell>
          <table:table-cell table:style-name="ce3" table:formula="of:=SIN(PI()*2/257*[.BM$1]*[.$B16]*[.$B16])/[.$B16]/[.$B16]" office:value-type="float" office:value="0.00704942547336486">
            <text:p>0.0070494255</text:p>
          </table:table-cell>
          <table:table-cell table:style-name="ce3" table:formula="of:=SIN(PI()*2/257*[.BN$1]*[.$B16]*[.$B16])/[.$B16]/[.$B16]" office:value-type="float" office:value="-0.000854642874537837">
            <text:p>-0.0008546429</text:p>
          </table:table-cell>
          <table:table-cell table:style-name="ce3" table:formula="of:=SIN(PI()*2/257*[.BO$1]*[.$B16]*[.$B16])/[.$B16]/[.$B16]" office:value-type="float" office:value="-0.00573854553089352">
            <text:p>-0.0057385455</text:p>
          </table:table-cell>
          <table:table-cell table:style-name="ce3" table:formula="of:=SIN(PI()*2/257*[.BP$1]*[.$B16]*[.$B16])/[.$B16]/[.$B16]" office:value-type="float" office:value="0.00965661672762081">
            <text:p>0.0096566167</text:p>
          </table:table-cell>
          <table:table-cell table:style-name="ce3" table:formula="of:=SIN(PI()*2/257*[.BQ$1]*[.$B16]*[.$B16])/[.$B16]/[.$B16]" office:value-type="float" office:value="-0.00907309750446764">
            <text:p>-0.0090730975</text:p>
          </table:table-cell>
          <table:table-cell table:style-name="ce3" table:formula="of:=SIN(PI()*2/257*[.BR$1]*[.$B16]*[.$B16])/[.$B16]/[.$B16]" office:value-type="float" office:value="0.00426000492691893">
            <text:p>0.0042600049</text:p>
          </table:table-cell>
          <table:table-cell table:style-name="ce3" table:formula="of:=SIN(PI()*2/257*[.BS$1]*[.$B16]*[.$B16])/[.$B16]/[.$B16]" office:value-type="float" office:value="0.00253895888364758">
            <text:p>0.0025389589</text:p>
          </table:table-cell>
          <table:table-cell table:style-name="ce3" table:formula="of:=SIN(PI()*2/257*[.BT$1]*[.$B16]*[.$B16])/[.$B16]/[.$B16]" office:value-type="float" office:value="-0.00815434532861284">
            <text:p>-0.0081543453</text:p>
          </table:table-cell>
          <table:table-cell table:style-name="ce3" table:formula="of:=SIN(PI()*2/257*[.BU$1]*[.$B16]*[.$B16])/[.$B16]/[.$B16]" office:value-type="float" office:value="0.00996844982907614">
            <text:p>0.0099684498</text:p>
          </table:table-cell>
          <table:table-cell table:style-name="ce3" table:formula="of:=SIN(PI()*2/257*[.BV$1]*[.$B16]*[.$B16])/[.$B16]/[.$B16]" office:value-type="float" office:value="-0.00713559779006355">
            <text:p>-0.0071355978</text:p>
          </table:table-cell>
          <table:table-cell table:style-name="ce3" table:formula="of:=SIN(PI()*2/257*[.BW$1]*[.$B16]*[.$B16])/[.$B16]/[.$B16]" office:value-type="float" office:value="0.000976369696382359">
            <text:p>0.0009763697</text:p>
          </table:table-cell>
          <table:table-cell table:style-name="ce3" table:formula="of:=SIN(PI()*2/257*[.BX$1]*[.$B16]*[.$B16])/[.$B16]/[.$B16]" office:value-type="float" office:value="0.00563800916029068">
            <text:p>0.0056380092</text:p>
          </table:table-cell>
          <table:table-cell table:style-name="ce3" table:formula="of:=SIN(PI()*2/257*[.BY$1]*[.$B16]*[.$B16])/[.$B16]/[.$B16]" office:value-type="float" office:value="-0.00962413748791783">
            <text:p>-0.0096241375</text:p>
          </table:table-cell>
          <table:table-cell table:style-name="ce3" table:formula="of:=SIN(PI()*2/257*[.BZ$1]*[.$B16]*[.$B16])/[.$B16]/[.$B16]" office:value-type="float" office:value="0.00912381612646237">
            <text:p>0.0091238161</text:p>
          </table:table-cell>
          <table:table-cell table:style-name="ce3" table:formula="of:=SIN(PI()*2/257*[.CA$1]*[.$B16]*[.$B16])/[.$B16]/[.$B16]" office:value-type="float" office:value="-0.00437027809232306">
            <text:p>-0.0043702781</text:p>
          </table:table-cell>
          <table:table-cell table:style-name="ce3" table:formula="of:=SIN(PI()*2/257*[.CB$1]*[.$B16]*[.$B16])/[.$B16]/[.$B16]" office:value-type="float" office:value="-0.00242053682123755">
            <text:p>-0.0024205368</text:p>
          </table:table-cell>
          <table:table-cell table:style-name="ce3" table:formula="of:=SIN(PI()*2/257*[.CC$1]*[.$B16]*[.$B16])/[.$B16]/[.$B16]" office:value-type="float" office:value="0.0080829787577199">
            <text:p>0.0080829788</text:p>
          </table:table-cell>
          <table:table-cell table:style-name="ce3" table:formula="of:=SIN(PI()*2/257*[.CD$1]*[.$B16]*[.$B16])/[.$B16]/[.$B16]" office:value-type="float" office:value="-0.00997740744834398">
            <text:p>-0.0099774074</text:p>
          </table:table-cell>
          <table:table-cell table:style-name="ce3" table:formula="of:=SIN(PI()*2/257*[.CE$1]*[.$B16]*[.$B16])/[.$B16]/[.$B16]" office:value-type="float" office:value="0.00722070385821376">
            <text:p>0.0072207039</text:p>
          </table:table-cell>
          <table:table-cell table:style-name="ce3" table:formula="of:=SIN(PI()*2/257*[.CF$1]*[.$B16]*[.$B16])/[.$B16]/[.$B16]" office:value-type="float" office:value="-0.0010979506225637">
            <text:p>-0.0010979506</text:p>
          </table:table-cell>
          <table:table-cell table:style-name="ce3" table:formula="of:=SIN(PI()*2/257*[.CG$1]*[.$B16]*[.$B16])/[.$B16]/[.$B16]" office:value-type="float" office:value="-0.00553663032080695">
            <text:p>-0.0055366303</text:p>
          </table:table-cell>
          <table:table-cell table:style-name="ce3" table:formula="of:=SIN(PI()*2/257*[.CH$1]*[.$B16]*[.$B16])/[.$B16]/[.$B16]" office:value-type="float" office:value="0.00959022014548959">
            <text:p>0.0095902201</text:p>
          </table:table-cell>
          <table:table-cell table:style-name="ce3" table:formula="of:=SIN(PI()*2/257*[.CI$1]*[.$B16]*[.$B16])/[.$B16]/[.$B16]" office:value-type="float" office:value="-0.00917317140708221">
            <text:p>-0.0091731714</text:p>
          </table:table-cell>
          <table:table-cell table:style-name="ce3" table:formula="of:=SIN(PI()*2/257*[.CJ$1]*[.$B16]*[.$B16])/[.$B16]/[.$B16]" office:value-type="float" office:value="0.00447989822166625">
            <text:p>0.0044798982</text:p>
          </table:table-cell>
          <table:table-cell table:style-name="ce3" table:formula="of:=SIN(PI()*2/257*[.CK$1]*[.$B16]*[.$B16])/[.$B16]/[.$B16]" office:value-type="float" office:value="0.0023017530660939">
            <text:p>0.0023017531</text:p>
          </table:table-cell>
          <table:table-cell table:style-name="ce3" table:formula="of:=SIN(PI()*2/257*[.CL$1]*[.$B16]*[.$B16])/[.$B16]/[.$B16]" office:value-type="float" office:value="-0.00801040437430385">
            <text:p>-0.0080104044</text:p>
          </table:table-cell>
          <table:table-cell table:style-name="ce3" table:formula="of:=SIN(PI()*2/257*[.CM$1]*[.$B16]*[.$B16])/[.$B16]/[.$B16]" office:value-type="float" office:value="0.00998487417693602">
            <text:p>0.0099848742</text:p>
          </table:table-cell>
          <table:table-cell table:style-name="ce3" table:formula="of:=SIN(PI()*2/257*[.CN$1]*[.$B16]*[.$B16])/[.$B16]/[.$B16]" office:value-type="float" office:value="-0.00730473096069991">
            <text:p>-0.007304731</text:p>
          </table:table-cell>
          <table:table-cell table:style-name="ce3" table:formula="of:=SIN(PI()*2/257*[.CO$1]*[.$B16]*[.$B16])/[.$B16]/[.$B16]" office:value-type="float" office:value="0.00121936748565009">
            <text:p>0.0012193675</text:p>
          </table:table-cell>
          <table:table-cell table:style-name="ce3" table:formula="of:=SIN(PI()*2/257*[.CP$1]*[.$B16]*[.$B16])/[.$B16]/[.$B16]" office:value-type="float" office:value="0.00543442416114376">
            <text:p>0.0054344242</text:p>
          </table:table-cell>
          <table:table-cell table:style-name="ce3" table:formula="of:=SIN(PI()*2/257*[.CQ$1]*[.$B16]*[.$B16])/[.$B16]/[.$B16]" office:value-type="float" office:value="-0.00955486976849113">
            <text:p>-0.0095548698</text:p>
          </table:table-cell>
          <table:table-cell table:style-name="ce3" table:formula="of:=SIN(PI()*2/257*[.CR$1]*[.$B16]*[.$B16])/[.$B16]/[.$B16]" office:value-type="float" office:value="0.00922115597133196">
            <text:p>0.009221156</text:p>
          </table:table-cell>
          <table:table-cell table:style-name="ce3" table:formula="of:=SIN(PI()*2/257*[.CS$1]*[.$B16]*[.$B16])/[.$B16]/[.$B16]" office:value-type="float" office:value="-0.00458884893477889">
            <text:p>-0.0045888489</text:p>
          </table:table-cell>
          <table:table-cell table:style-name="ce3" table:formula="of:=SIN(PI()*2/257*[.CT$1]*[.$B16]*[.$B16])/[.$B16]/[.$B16]" office:value-type="float" office:value="-0.00218262536767593">
            <text:p>-0.0021826254</text:p>
          </table:table-cell>
          <table:table-cell table:style-name="ce3" table:formula="of:=SIN(PI()*2/257*[.CU$1]*[.$B16]*[.$B16])/[.$B16]/[.$B16]" office:value-type="float" office:value="0.00793663302291262">
            <text:p>0.007936633</text:p>
          </table:table-cell>
          <table:table-cell table:style-name="ce3" table:formula="of:=SIN(PI()*2/257*[.CV$1]*[.$B16]*[.$B16])/[.$B16]/[.$B16]" office:value-type="float" office:value="-0.00999084889912394">
            <text:p>-0.0099908489</text:p>
          </table:table-cell>
          <table:table-cell table:style-name="ce3" table:formula="of:=SIN(PI()*2/257*[.CW$1]*[.$B16]*[.$B16])/[.$B16]/[.$B16]" office:value-type="float" office:value="0.00738766654163211">
            <text:p>0.0073876665</text:p>
          </table:table-cell>
          <table:table-cell table:style-name="ce3" table:formula="of:=SIN(PI()*2/257*[.CX$1]*[.$B16]*[.$B16])/[.$B16]/[.$B16]" office:value-type="float" office:value="-0.00134060214272512">
            <text:p>-0.0013406021</text:p>
          </table:table-cell>
          <table:table-cell table:style-name="ce3" table:formula="of:=SIN(PI()*2/257*[.CY$1]*[.$B16]*[.$B16])/[.$B16]/[.$B16]" office:value-type="float" office:value="-0.00533140595362648">
            <text:p>-0.005331406</text:p>
          </table:table-cell>
          <table:table-cell table:style-name="ce3" table:formula="of:=SIN(PI()*2/257*[.CZ$1]*[.$B16]*[.$B16])/[.$B16]/[.$B16]" office:value-type="float" office:value="0.00951809163921123">
            <text:p>0.0095180916</text:p>
          </table:table-cell>
          <table:table-cell table:style-name="ce3" table:formula="of:=SIN(PI()*2/257*[.DA$1]*[.$B16]*[.$B16])/[.$B16]/[.$B16]" office:value-type="float" office:value="-0.00926776264903865">
            <text:p>-0.0092677626</text:p>
          </table:table-cell>
          <table:table-cell table:style-name="ce3" table:formula="of:=SIN(PI()*2/257*[.DB$1]*[.$B16]*[.$B16])/[.$B16]/[.$B16]" office:value-type="float" office:value="0.00469711395151875">
            <text:p>0.004697114</text:p>
          </table:table-cell>
          <table:table-cell table:style-name="ce3" table:formula="of:=SIN(PI()*2/257*[.DC$1]*[.$B16]*[.$B16])/[.$B16]/[.$B16]" office:value-type="float" office:value="0.0020631715268378">
            <text:p>0.0020631715</text:p>
          </table:table-cell>
          <table:table-cell table:style-name="ce3" table:formula="of:=SIN(PI()*2/257*[.DD$1]*[.$B16]*[.$B16])/[.$B16]/[.$B16]" office:value-type="float" office:value="-0.00786167572695288">
            <text:p>-0.0078616757</text:p>
          </table:table-cell>
          <table:table-cell table:style-name="ce3" table:formula="of:=SIN(PI()*2/257*[.DE$1]*[.$B16]*[.$B16])/[.$B16]/[.$B16]" office:value-type="float" office:value="0.00999533072212495">
            <text:p>0.0099953307</text:p>
          </table:table-cell>
          <table:table-cell table:style-name="ce3" table:formula="of:=SIN(PI()*2/257*[.DF$1]*[.$B16]*[.$B16])/[.$B16]/[.$B16]" office:value-type="float" office:value="-0.00746949820822404">
            <text:p>-0.0074694982</text:p>
          </table:table-cell>
          <table:table-cell table:style-name="ce3" table:formula="of:=SIN(PI()*2/257*[.DG$1]*[.$B16]*[.$B16])/[.$B16]/[.$B16]" office:value-type="float" office:value="0.00146163647809831">
            <text:p>0.0014616365</text:p>
          </table:table-cell>
          <table:table-cell table:style-name="ce3" table:formula="of:=SIN(PI()*2/257*[.DH$1]*[.$B16]*[.$B16])/[.$B16]/[.$B16]" office:value-type="float" office:value="0.00522759109192112">
            <text:p>0.0052275911</text:p>
          </table:table-cell>
          <table:table-cell table:style-name="ce3" table:formula="of:=SIN(PI()*2/257*[.DI$1]*[.$B16]*[.$B16])/[.$B16]/[.$B16]" office:value-type="float" office:value="-0.00947989125328328">
            <text:p>-0.0094798913</text:p>
          </table:table-cell>
          <table:table-cell table:style-name="ce3" table:formula="of:=SIN(PI()*2/257*[.DJ$1]*[.$B16]*[.$B16])/[.$B16]/[.$B16]" office:value-type="float" office:value="0.00931298447592237">
            <text:p>0.0093129845</text:p>
          </table:table-cell>
          <table:table-cell table:style-name="ce3" table:formula="of:=SIN(PI()*2/257*[.DK$1]*[.$B16]*[.$B16])/[.$B16]/[.$B16]" office:value-type="float" office:value="-0.00480467709420719">
            <text:p>-0.0048046771</text:p>
          </table:table-cell>
          <table:table-cell table:style-name="ce3" table:formula="of:=SIN(PI()*2/257*[.DL$1]*[.$B16]*[.$B16])/[.$B16]/[.$B16]" office:value-type="float" office:value="-0.00194340939316885">
            <text:p>-0.0019434094</text:p>
          </table:table-cell>
          <table:table-cell table:style-name="ce3" table:formula="of:=SIN(PI()*2/257*[.DM$1]*[.$B16]*[.$B16])/[.$B16]/[.$B16]" office:value-type="float" office:value="0.00778554368704305">
            <text:p>0.0077855437</text:p>
          </table:table-cell>
          <table:table-cell table:style-name="ce3" table:formula="of:=SIN(PI()*2/257*[.DN$1]*[.$B16]*[.$B16])/[.$B16]/[.$B16]" office:value-type="float" office:value="-0.00999831897623522">
            <text:p>-0.009998319</text:p>
          </table:table-cell>
          <table:table-cell table:style-name="ce3" table:formula="of:=SIN(PI()*2/257*[.DO$1]*[.$B16]*[.$B16])/[.$B16]/[.$B16]" office:value-type="float" office:value="0.00755021373264284">
            <text:p>0.0075502137</text:p>
          </table:table-cell>
          <table:table-cell table:style-name="ce3" table:formula="of:=SIN(PI()*2/257*[.DP$1]*[.$B16]*[.$B16])/[.$B16]/[.$B16]" office:value-type="float" office:value="-0.00158245240601421">
            <text:p>-0.0015824524</text:p>
          </table:table-cell>
          <table:table-cell table:style-name="ce3" table:formula="of:=SIN(PI()*2/257*[.DQ$1]*[.$B16]*[.$B16])/[.$B16]/[.$B16]" office:value-type="float" office:value="-0.00512299508873697">
            <text:p>-0.0051229951</text:p>
          </table:table-cell>
          <table:table-cell table:style-name="ce3" table:formula="of:=SIN(PI()*2/257*[.DR$1]*[.$B16]*[.$B16])/[.$B16]/[.$B16]" office:value-type="float" office:value="0.00944027431886276">
            <text:p>0.0094402743</text:p>
          </table:table-cell>
          <table:table-cell table:style-name="ce3" table:formula="of:=SIN(PI()*2/257*[.DS$1]*[.$B16]*[.$B16])/[.$B16]/[.$B16]" office:value-type="float" office:value="-0.00935681469463583">
            <text:p>-0.0093568147</text:p>
          </table:table-cell>
          <table:table-cell table:style-name="ce3" table:formula="of:=SIN(PI()*2/257*[.DT$1]*[.$B16]*[.$B16])/[.$B16]/[.$B16]" office:value-type="float" office:value="0.00491152229004249">
            <text:p>0.0049115223</text:p>
          </table:table-cell>
          <table:table-cell table:style-name="ce3" table:formula="of:=SIN(PI()*2/257*[.DU$1]*[.$B16]*[.$B16])/[.$B16]/[.$B16]" office:value-type="float" office:value="0.00182335686232395">
            <text:p>0.0018233569</text:p>
          </table:table-cell>
          <table:table-cell table:style-name="ce3" table:formula="of:=SIN(PI()*2/257*[.DV$1]*[.$B16]*[.$B16])/[.$B16]/[.$B16]" office:value-type="float" office:value="-0.00770824827933962">
            <text:p>-0.0077082483</text:p>
          </table:table-cell>
          <table:table-cell table:style-name="ce3" table:formula="of:=SIN(PI()*2/257*[.DW$1]*[.$B16]*[.$B16])/[.$B16]/[.$B16]" office:value-type="float" office:value="0.0099998132149299">
            <text:p>0.0099998132</text:p>
          </table:table-cell>
          <table:table-cell table:style-name="ce3" table:formula="of:=SIN(PI()*2/257*[.DX$1]*[.$B16]*[.$B16])/[.$B16]/[.$B16]" office:value-type="float" office:value="-0.00762980105383689">
            <text:p>-0.0076298011</text:p>
          </table:table-cell>
          <table:table-cell table:style-name="ce3" table:formula="of:=SIN(PI()*2/257*[.DY$1]*[.$B16]*[.$B16])/[.$B16]/[.$B16]" office:value-type="float" office:value="0.00170303187335163">
            <text:p>0.0017030319</text:p>
          </table:table-cell>
          <table:table-cell table:style-name="ce3" table:formula="of:=SIN(PI()*2/257*[.DZ$1]*[.$B16]*[.$B16])/[.$B16]/[.$B16]" office:value-type="float" office:value="0.0050176335735043">
            <text:p>0.0050176336</text:p>
          </table:table-cell>
          <table:table-cell table:style-name="ce3" table:formula="of:=SIN(PI()*2/257*[.EA$1]*[.$B16]*[.$B16])/[.$B16]/[.$B16]" office:value-type="float" office:value="-0.00939924675577661">
            <text:p>-0.0093992468</text:p>
          </table:table-cell>
          <table:table-cell table:style-name="ce3" table:formula="of:=SIN(PI()*2/257*[.EB$1]*[.$B16]*[.$B16])/[.$B16]/[.$B16]" office:value-type="float" office:value="0.00939924675577663">
            <text:p>0.0093992468</text:p>
          </table:table-cell>
          <table:table-cell table:style-name="ce3" table:formula="of:=SIN(PI()*2/257*[.EC$1]*[.$B16]*[.$B16])/[.$B16]/[.$B16]" office:value-type="float" office:value="-0.00501763357350384">
            <text:p>-0.0050176336</text:p>
          </table:table-cell>
          <table:table-cell table:style-name="ce3" table:formula="of:=SIN(PI()*2/257*[.ED$1]*[.$B16]*[.$B16])/[.$B16]/[.$B16]" office:value-type="float" office:value="-0.00170303187335215">
            <text:p>-0.0017030319</text:p>
          </table:table-cell>
          <table:table-cell table:style-name="ce3" table:formula="of:=SIN(PI()*2/257*[.EE$1]*[.$B16]*[.$B16])/[.$B16]/[.$B16]" office:value-type="float" office:value="0.00762980105383723">
            <text:p>0.0076298011</text:p>
          </table:table-cell>
          <table:table-cell table:style-name="ce3" table:formula="of:=SIN(PI()*2/257*[.EF$1]*[.$B16]*[.$B16])/[.$B16]/[.$B16]" office:value-type="float" office:value="-0.0099998132149299">
            <text:p>-0.0099998132</text:p>
          </table:table-cell>
          <table:table-cell table:style-name="ce3" table:formula="of:=SIN(PI()*2/257*[.EG$1]*[.$B16]*[.$B16])/[.$B16]/[.$B16]" office:value-type="float" office:value="0.00770824827933928">
            <text:p>0.0077082483</text:p>
          </table:table-cell>
          <table:table-cell table:style-name="ce3" table:formula="of:=SIN(PI()*2/257*[.EH$1]*[.$B16]*[.$B16])/[.$B16]/[.$B16]" office:value-type="float" office:value="-0.00182335686232343">
            <text:p>-0.0018233569</text:p>
          </table:table-cell>
          <table:table-cell table:style-name="ce3" table:formula="of:=SIN(PI()*2/257*[.EI$1]*[.$B16]*[.$B16])/[.$B16]/[.$B16]" office:value-type="float" office:value="-0.00491152229004295">
            <text:p>-0.0049115223</text:p>
          </table:table-cell>
          <table:table-cell table:style-name="ce3" table:formula="of:=SIN(PI()*2/257*[.EJ$1]*[.$B16]*[.$B16])/[.$B16]/[.$B16]" office:value-type="float" office:value="0.00935681469463622">
            <text:p>0.0093568147</text:p>
          </table:table-cell>
          <table:table-cell table:style-name="ce3" table:formula="of:=SIN(PI()*2/257*[.EK$1]*[.$B16]*[.$B16])/[.$B16]/[.$B16]" office:value-type="float" office:value="-0.00944027431886278">
            <text:p>-0.0094402743</text:p>
          </table:table-cell>
          <table:table-cell table:style-name="ce3" table:formula="of:=SIN(PI()*2/257*[.EL$1]*[.$B16]*[.$B16])/[.$B16]/[.$B16]" office:value-type="float" office:value="0.00512299508873652">
            <text:p>0.0051229951</text:p>
          </table:table-cell>
          <table:table-cell table:style-name="ce3" table:formula="of:=SIN(PI()*2/257*[.EM$1]*[.$B16]*[.$B16])/[.$B16]/[.$B16]" office:value-type="float" office:value="0.0015824524060153">
            <text:p>0.0015824524</text:p>
          </table:table-cell>
          <table:table-cell table:style-name="ce3" table:formula="of:=SIN(PI()*2/257*[.EN$1]*[.$B16]*[.$B16])/[.$B16]/[.$B16]" office:value-type="float" office:value="-0.00755021373264282">
            <text:p>-0.0075502137</text:p>
          </table:table-cell>
          <table:table-cell table:style-name="ce3" table:formula="of:=SIN(PI()*2/257*[.EO$1]*[.$B16]*[.$B16])/[.$B16]/[.$B16]" office:value-type="float" office:value="0.00999831897623523">
            <text:p>0.009998319</text:p>
          </table:table-cell>
          <table:table-cell table:style-name="ce3" table:formula="of:=SIN(PI()*2/257*[.EP$1]*[.$B16]*[.$B16])/[.$B16]/[.$B16]" office:value-type="float" office:value="-0.00778554368704308">
            <text:p>-0.0077855437</text:p>
          </table:table-cell>
          <table:table-cell table:style-name="ce3" table:formula="of:=SIN(PI()*2/257*[.EQ$1]*[.$B16]*[.$B16])/[.$B16]/[.$B16]" office:value-type="float" office:value="0.00194340939316833">
            <text:p>0.0019434094</text:p>
          </table:table-cell>
          <table:table-cell table:style-name="ce3" table:formula="of:=SIN(PI()*2/257*[.ER$1]*[.$B16]*[.$B16])/[.$B16]/[.$B16]" office:value-type="float" office:value="0.00480467709420715">
            <text:p>0.0048046771</text:p>
          </table:table-cell>
          <table:table-cell table:style-name="ce3" table:formula="of:=SIN(PI()*2/257*[.ES$1]*[.$B16]*[.$B16])/[.$B16]/[.$B16]" office:value-type="float" office:value="-0.00931298447592236">
            <text:p>-0.0093129845</text:p>
          </table:table-cell>
          <table:table-cell table:style-name="ce3" table:formula="of:=SIN(PI()*2/257*[.ET$1]*[.$B16]*[.$B16])/[.$B16]/[.$B16]" office:value-type="float" office:value="0.00947989125328293">
            <text:p>0.0094798913</text:p>
          </table:table-cell>
          <table:table-cell table:style-name="ce3" table:formula="of:=SIN(PI()*2/257*[.EU$1]*[.$B16]*[.$B16])/[.$B16]/[.$B16]" office:value-type="float" office:value="-0.00522759109192115">
            <text:p>-0.0052275911</text:p>
          </table:table-cell>
          <table:table-cell table:style-name="ce3" table:formula="of:=SIN(PI()*2/257*[.EV$1]*[.$B16]*[.$B16])/[.$B16]/[.$B16]" office:value-type="float" office:value="-0.00146163647809883">
            <text:p>-0.0014616365</text:p>
          </table:table-cell>
          <table:table-cell table:style-name="ce3" table:formula="of:=SIN(PI()*2/257*[.EW$1]*[.$B16]*[.$B16])/[.$B16]/[.$B16]" office:value-type="float" office:value="0.00746949820822439">
            <text:p>0.0074694982</text:p>
          </table:table-cell>
          <table:table-cell table:style-name="ce3" table:formula="of:=SIN(PI()*2/257*[.EX$1]*[.$B16]*[.$B16])/[.$B16]/[.$B16]" office:value-type="float" office:value="-0.00999533072212495">
            <text:p>-0.0099953307</text:p>
          </table:table-cell>
          <table:table-cell table:style-name="ce3" table:formula="of:=SIN(PI()*2/257*[.EY$1]*[.$B16]*[.$B16])/[.$B16]/[.$B16]" office:value-type="float" office:value="0.00786167572695255">
            <text:p>0.0078616757</text:p>
          </table:table-cell>
          <table:table-cell table:style-name="ce3" table:formula="of:=SIN(PI()*2/257*[.EZ$1]*[.$B16]*[.$B16])/[.$B16]/[.$B16]" office:value-type="float" office:value="-0.00206317152683756">
            <text:p>-0.0020631715</text:p>
          </table:table-cell>
          <table:table-cell table:style-name="ce3" table:formula="of:=SIN(PI()*2/257*[.FA$1]*[.$B16]*[.$B16])/[.$B16]/[.$B16]" office:value-type="float" office:value="-0.00469711395151922">
            <text:p>-0.004697114</text:p>
          </table:table-cell>
          <table:table-cell table:style-name="ce3" table:formula="of:=SIN(PI()*2/257*[.FB$1]*[.$B16]*[.$B16])/[.$B16]/[.$B16]" office:value-type="float" office:value="0.00926776264903906">
            <text:p>0.0092677626</text:p>
          </table:table-cell>
          <table:table-cell table:style-name="ce3" table:formula="of:=SIN(PI()*2/257*[.FC$1]*[.$B16]*[.$B16])/[.$B16]/[.$B16]" office:value-type="float" office:value="-0.00951809163921107">
            <text:p>-0.0095180916</text:p>
          </table:table-cell>
          <table:table-cell table:style-name="ce3" table:formula="of:=SIN(PI()*2/257*[.FD$1]*[.$B16]*[.$B16])/[.$B16]/[.$B16]" office:value-type="float" office:value="0.0053314059536258">
            <text:p>0.005331406</text:p>
          </table:table-cell>
          <table:table-cell table:style-name="ce3" table:formula="of:=SIN(PI()*2/257*[.FE$1]*[.$B16]*[.$B16])/[.$B16]/[.$B16]" office:value-type="float" office:value="0.00134060214272565">
            <text:p>0.0013406021</text:p>
          </table:table-cell>
          <table:table-cell table:style-name="ce3" table:formula="of:=SIN(PI()*2/257*[.FF$1]*[.$B16]*[.$B16])/[.$B16]/[.$B16]" office:value-type="float" office:value="-0.00738766654163208">
            <text:p>-0.0073876665</text:p>
          </table:table-cell>
          <table:table-cell table:style-name="ce3" table:formula="of:=SIN(PI()*2/257*[.FG$1]*[.$B16]*[.$B16])/[.$B16]/[.$B16]" office:value-type="float" office:value="0.00999084889912396">
            <text:p>0.0099908489</text:p>
          </table:table-cell>
          <table:table-cell table:style-name="ce3" table:formula="of:=SIN(PI()*2/257*[.FH$1]*[.$B16]*[.$B16])/[.$B16]/[.$B16]" office:value-type="float" office:value="-0.00793663302291264">
            <text:p>-0.007936633</text:p>
          </table:table-cell>
          <table:table-cell table:style-name="ce3" table:formula="of:=SIN(PI()*2/257*[.FI$1]*[.$B16]*[.$B16])/[.$B16]/[.$B16]" office:value-type="float" office:value="0.00218262536767542">
            <text:p>0.0021826254</text:p>
          </table:table-cell>
          <table:table-cell table:style-name="ce3" table:formula="of:=SIN(PI()*2/257*[.FJ$1]*[.$B16]*[.$B16])/[.$B16]/[.$B16]" office:value-type="float" office:value="0.00458884893477885">
            <text:p>0.0045888489</text:p>
          </table:table-cell>
          <table:table-cell table:style-name="ce3" table:formula="of:=SIN(PI()*2/257*[.FK$1]*[.$B16]*[.$B16])/[.$B16]/[.$B16]" office:value-type="float" office:value="-0.00922115597133206">
            <text:p>-0.009221156</text:p>
          </table:table-cell>
          <table:table-cell table:style-name="ce3" table:formula="of:=SIN(PI()*2/257*[.FL$1]*[.$B16]*[.$B16])/[.$B16]/[.$B16]" office:value-type="float" office:value="0.00955486976849105">
            <text:p>0.0095548698</text:p>
          </table:table-cell>
          <table:table-cell table:style-name="ce3" table:formula="of:=SIN(PI()*2/257*[.FM$1]*[.$B16]*[.$B16])/[.$B16]/[.$B16]" office:value-type="float" office:value="-0.00543442416114332">
            <text:p>-0.0054344242</text:p>
          </table:table-cell>
          <table:table-cell table:style-name="ce3" table:formula="of:=SIN(PI()*2/257*[.FN$1]*[.$B16]*[.$B16])/[.$B16]/[.$B16]" office:value-type="float" office:value="-0.00121936748565005">
            <text:p>-0.0012193675</text:p>
          </table:table-cell>
          <table:table-cell table:style-name="ce3" table:formula="of:=SIN(PI()*2/257*[.FO$1]*[.$B16]*[.$B16])/[.$B16]/[.$B16]" office:value-type="float" office:value="0.00730473096069969">
            <text:p>0.007304731</text:p>
          </table:table-cell>
          <table:table-cell table:style-name="ce3" table:formula="of:=SIN(PI()*2/257*[.FP$1]*[.$B16]*[.$B16])/[.$B16]/[.$B16]" office:value-type="float" office:value="-0.00998487417693608">
            <text:p>-0.0099848742</text:p>
          </table:table-cell>
          <table:table-cell table:style-name="ce3" table:formula="of:=SIN(PI()*2/257*[.FQ$1]*[.$B16]*[.$B16])/[.$B16]/[.$B16]" office:value-type="float" office:value="0.00801040437430354">
            <text:p>0.0080104044</text:p>
          </table:table-cell>
          <table:table-cell table:style-name="ce3" table:formula="of:=SIN(PI()*2/257*[.FR$1]*[.$B16]*[.$B16])/[.$B16]/[.$B16]" office:value-type="float" office:value="-0.00230175306609339">
            <text:p>-0.0023017531</text:p>
          </table:table-cell>
          <table:table-cell table:style-name="ce3" table:formula="of:=SIN(PI()*2/257*[.FS$1]*[.$B16]*[.$B16])/[.$B16]/[.$B16]" office:value-type="float" office:value="-0.00447989822166698">
            <text:p>-0.0044798982</text:p>
          </table:table-cell>
          <table:table-cell table:style-name="ce3" table:formula="of:=SIN(PI()*2/257*[.FT$1]*[.$B16]*[.$B16])/[.$B16]/[.$B16]" office:value-type="float" office:value="0.0091731714070822">
            <text:p>0.0091731714</text:p>
          </table:table-cell>
          <table:table-cell table:style-name="ce3" table:formula="of:=SIN(PI()*2/257*[.FU$1]*[.$B16]*[.$B16])/[.$B16]/[.$B16]" office:value-type="float" office:value="-0.00959022014548935">
            <text:p>-0.0095902201</text:p>
          </table:table-cell>
          <table:table-cell table:style-name="ce3" table:formula="of:=SIN(PI()*2/257*[.FV$1]*[.$B16]*[.$B16])/[.$B16]/[.$B16]" office:value-type="float" office:value="0.00553663032080603">
            <text:p>0.0055366303</text:p>
          </table:table-cell>
          <table:table-cell table:style-name="ce3" table:formula="of:=SIN(PI()*2/257*[.FW$1]*[.$B16]*[.$B16])/[.$B16]/[.$B16]" office:value-type="float" office:value="0.00109795062256423">
            <text:p>0.0010979506</text:p>
          </table:table-cell>
          <table:table-cell table:style-name="ce3" table:formula="of:=SIN(PI()*2/257*[.FX$1]*[.$B16]*[.$B16])/[.$B16]/[.$B16]" office:value-type="float" office:value="-0.00722070385821373">
            <text:p>-0.0072207039</text:p>
          </table:table-cell>
          <table:table-cell table:style-name="ce3" table:formula="of:=SIN(PI()*2/257*[.FY$1]*[.$B16]*[.$B16])/[.$B16]/[.$B16]" office:value-type="float" office:value="0.00997740744834398">
            <text:p>0.0099774074</text:p>
          </table:table-cell>
          <table:table-cell table:style-name="ce3" table:formula="of:=SIN(PI()*2/257*[.FZ$1]*[.$B16]*[.$B16])/[.$B16]/[.$B16]" office:value-type="float" office:value="-0.00808297875771926">
            <text:p>-0.0080829788</text:p>
          </table:table-cell>
          <table:table-cell table:style-name="ce3" table:formula="of:=SIN(PI()*2/257*[.GA$1]*[.$B16]*[.$B16])/[.$B16]/[.$B16]" office:value-type="float" office:value="0.00242053682123731">
            <text:p>0.0024205368</text:p>
          </table:table-cell>
          <table:table-cell table:style-name="ce3" table:formula="of:=SIN(PI()*2/257*[.GB$1]*[.$B16]*[.$B16])/[.$B16]/[.$B16]" office:value-type="float" office:value="0.00437027809232328">
            <text:p>0.0043702781</text:p>
          </table:table-cell>
          <table:table-cell table:style-name="ce3" table:formula="of:=SIN(PI()*2/257*[.GC$1]*[.$B16]*[.$B16])/[.$B16]/[.$B16]" office:value-type="float" office:value="-0.00912381612646247">
            <text:p>-0.0091238161</text:p>
          </table:table-cell>
          <table:table-cell table:style-name="ce3" table:formula="of:=SIN(PI()*2/257*[.GD$1]*[.$B16]*[.$B16])/[.$B16]/[.$B16]" office:value-type="float" office:value="0.00962413748791784">
            <text:p>0.0096241375</text:p>
          </table:table-cell>
          <table:table-cell table:style-name="ce3" table:formula="of:=SIN(PI()*2/257*[.GE$1]*[.$B16]*[.$B16])/[.$B16]/[.$B16]" office:value-type="float" office:value="-0.00563800916029024">
            <text:p>-0.0056380092</text:p>
          </table:table-cell>
          <table:table-cell table:style-name="ce3" table:formula="of:=SIN(PI()*2/257*[.GF$1]*[.$B16]*[.$B16])/[.$B16]/[.$B16]" office:value-type="float" office:value="-0.000976369696382886">
            <text:p>-0.0009763697</text:p>
          </table:table-cell>
          <table:table-cell table:style-name="ce3" table:formula="of:=SIN(PI()*2/257*[.GG$1]*[.$B16]*[.$B16])/[.$B16]/[.$B16]" office:value-type="float" office:value="0.00713559779006392">
            <text:p>0.0071355978</text:p>
          </table:table-cell>
          <table:table-cell table:style-name="ce3" table:formula="of:=SIN(PI()*2/257*[.GH$1]*[.$B16]*[.$B16])/[.$B16]/[.$B16]" office:value-type="float" office:value="-0.00996844982907618">
            <text:p>-0.0099684498</text:p>
          </table:table-cell>
          <table:table-cell table:style-name="ce3" table:formula="of:=SIN(PI()*2/257*[.GI$1]*[.$B16]*[.$B16])/[.$B16]/[.$B16]" office:value-type="float" office:value="0.00815434532861303">
            <text:p>0.0081543453</text:p>
          </table:table-cell>
          <table:table-cell table:style-name="ce3" table:formula="of:=SIN(PI()*2/257*[.GJ$1]*[.$B16]*[.$B16])/[.$B16]/[.$B16]" office:value-type="float" office:value="-0.00253895888364679">
            <text:p>-0.0025389589</text:p>
          </table:table-cell>
          <table:table-cell table:style-name="ce3" table:formula="of:=SIN(PI()*2/257*[.GK$1]*[.$B16]*[.$B16])/[.$B16]/[.$B16]" office:value-type="float" office:value="-0.00426000492691967">
            <text:p>-0.0042600049</text:p>
          </table:table-cell>
          <table:table-cell table:style-name="ce3" table:formula="of:=SIN(PI()*2/257*[.GL$1]*[.$B16]*[.$B16])/[.$B16]/[.$B16]" office:value-type="float" office:value="0.00907309750446762">
            <text:p>0.0090730975</text:p>
          </table:table-cell>
          <table:table-cell table:style-name="ce3" table:formula="of:=SIN(PI()*2/257*[.GM$1]*[.$B16]*[.$B16])/[.$B16]/[.$B16]" office:value-type="float" office:value="-0.00965661672762067">
            <text:p>-0.0096566167</text:p>
          </table:table-cell>
          <table:table-cell table:style-name="ce3" table:formula="of:=SIN(PI()*2/257*[.GN$1]*[.$B16]*[.$B16])/[.$B16]/[.$B16]" office:value-type="float" office:value="0.00573854553089355">
            <text:p>0.0057385455</text:p>
          </table:table-cell>
          <table:table-cell table:style-name="ce3" table:formula="of:=SIN(PI()*2/257*[.GO$1]*[.$B16]*[.$B16])/[.$B16]/[.$B16]" office:value-type="float" office:value="0.000854642874538364">
            <text:p>0.0008546429</text:p>
          </table:table-cell>
          <table:table-cell table:style-name="ce3" table:formula="of:=SIN(PI()*2/257*[.GP$1]*[.$B16]*[.$B16])/[.$B16]/[.$B16]" office:value-type="float" office:value="-0.00704942547336544">
            <text:p>-0.0070494255</text:p>
          </table:table-cell>
          <table:table-cell table:style-name="ce3" table:formula="of:=SIN(PI()*2/257*[.GQ$1]*[.$B16]*[.$B16])/[.$B16]/[.$B16]" office:value-type="float" office:value="0.00995800265763967">
            <text:p>0.0099580027</text:p>
          </table:table-cell>
          <table:table-cell table:style-name="ce3" table:formula="of:=SIN(PI()*2/257*[.GR$1]*[.$B16]*[.$B16])/[.$B16]/[.$B16]" office:value-type="float" office:value="-0.00822449342291451">
            <text:p>-0.0082244934</text:p>
          </table:table-cell>
          <table:table-cell table:style-name="ce3" table:formula="of:=SIN(PI()*2/257*[.GS$1]*[.$B16]*[.$B16])/[.$B16]/[.$B16]" office:value-type="float" office:value="0.00265700155791015">
            <text:p>0.0026570016</text:p>
          </table:table-cell>
          <table:table-cell table:style-name="ce3" table:formula="of:=SIN(PI()*2/257*[.GT$1]*[.$B16]*[.$B16])/[.$B16]/[.$B16]" office:value-type="float" office:value="0.00414909520320544">
            <text:p>0.0041490952</text:p>
          </table:table-cell>
          <table:table-cell table:style-name="ce3" table:formula="of:=SIN(PI()*2/257*[.GU$1]*[.$B16]*[.$B16])/[.$B16]/[.$B16]" office:value-type="float" office:value="-0.00902102311981222">
            <text:p>-0.0090210231</text:p>
          </table:table-cell>
          <table:table-cell table:style-name="ce3" table:formula="of:=SIN(PI()*2/257*[.GV$1]*[.$B16]*[.$B16])/[.$B16]/[.$B16]" office:value-type="float" office:value="0.00968765301133398">
            <text:p>0.009687653</text:p>
          </table:table-cell>
          <table:table-cell table:style-name="ce3" table:formula="of:=SIN(PI()*2/257*[.GW$1]*[.$B16]*[.$B16])/[.$B16]/[.$B16]" office:value-type="float" office:value="-0.00583822440980139">
            <text:p>-0.0058382244</text:p>
          </table:table-cell>
          <table:table-cell table:style-name="ce3" table:formula="of:=SIN(PI()*2/257*[.GX$1]*[.$B16]*[.$B16])/[.$B16]/[.$B16]" office:value-type="float" office:value="-0.000732788346263149">
            <text:p>-0.0007327883</text:p>
          </table:table-cell>
          <table:table-cell table:style-name="ce3" table:formula="of:=SIN(PI()*2/257*[.GY$1]*[.$B16]*[.$B16])/[.$B16]/[.$B16]" office:value-type="float" office:value="0.00696219978455938">
            <text:p>0.0069621998</text:p>
          </table:table-cell>
          <table:table-cell table:style-name="ce3" table:formula="of:=SIN(PI()*2/257*[.GZ$1]*[.$B16]*[.$B16])/[.$B16]/[.$B16]" office:value-type="float" office:value="-0.00994606749512043">
            <text:p>-0.0099460675</text:p>
          </table:table-cell>
          <table:table-cell table:style-name="ce3" table:formula="of:=SIN(PI()*2/257*[.HA$1]*[.$B16]*[.$B16])/[.$B16]/[.$B16]" office:value-type="float" office:value="0.00829341255862922">
            <text:p>0.0082934126</text:p>
          </table:table-cell>
          <table:table-cell table:style-name="ce3" table:formula="of:=SIN(PI()*2/257*[.HB$1]*[.$B16]*[.$B16])/[.$B16]/[.$B16]" office:value-type="float" office:value="-0.00277464720530312">
            <text:p>-0.0027746472</text:p>
          </table:table-cell>
          <table:table-cell table:style-name="ce3" table:formula="of:=SIN(PI()*2/257*[.HC$1]*[.$B16]*[.$B16])/[.$B16]/[.$B16]" office:value-type="float" office:value="-0.00403756549405025">
            <text:p>-0.0040375655</text:p>
          </table:table-cell>
          <table:table-cell table:style-name="ce3" table:formula="of:=SIN(PI()*2/257*[.HD$1]*[.$B16]*[.$B16])/[.$B16]/[.$B16]" office:value-type="float" office:value="0.00896760075379743">
            <text:p>0.0089676008</text:p>
          </table:table-cell>
          <table:table-cell table:style-name="ce3" table:formula="of:=SIN(PI()*2/257*[.HE$1]*[.$B16]*[.$B16])/[.$B16]/[.$B16]" office:value-type="float" office:value="-0.00971724170140937">
            <text:p>-0.0097172417</text:p>
          </table:table-cell>
          <table:table-cell table:style-name="ce3" table:formula="of:=SIN(PI()*2/257*[.HF$1]*[.$B16]*[.$B16])/[.$B16]/[.$B16]" office:value-type="float" office:value="0.00593703090233221">
            <text:p>0.0059370309</text:p>
          </table:table-cell>
          <table:table-cell table:style-name="ce3" table:formula="of:=SIN(PI()*2/257*[.HG$1]*[.$B16]*[.$B16])/[.$B16]/[.$B16]" office:value-type="float" office:value="0.000610824319872474">
            <text:p>0.0006108243</text:p>
          </table:table-cell>
          <table:table-cell table:style-name="ce3" table:formula="of:=SIN(PI()*2/257*[.HH$1]*[.$B16]*[.$B16])/[.$B16]/[.$B16]" office:value-type="float" office:value="-0.00687393375748871">
            <text:p>-0.0068739338</text:p>
          </table:table-cell>
          <table:table-cell table:style-name="ce3" table:formula="of:=SIN(PI()*2/257*[.HI$1]*[.$B16]*[.$B16])/[.$B16]/[.$B16]" office:value-type="float" office:value="0.00993264612494994">
            <text:p>0.0099326461</text:p>
          </table:table-cell>
          <table:table-cell table:style-name="ce3" table:formula="of:=SIN(PI()*2/257*[.HJ$1]*[.$B16]*[.$B16])/[.$B16]/[.$B16]" office:value-type="float" office:value="-0.00836109243740118">
            <text:p>-0.0083610924</text:p>
          </table:table-cell>
          <table:table-cell table:style-name="ce3" table:formula="of:=SIN(PI()*2/257*[.HK$1]*[.$B16]*[.$B16])/[.$B16]/[.$B16]" office:value-type="float" office:value="0.00289187824642895">
            <text:p>0.0028918782</text:p>
          </table:table-cell>
          <table:table-cell table:style-name="ce3" table:formula="of:=SIN(PI()*2/257*[.HL$1]*[.$B16]*[.$B16])/[.$B16]/[.$B16]" office:value-type="float" office:value="0.00392543246496762">
            <text:p>0.0039254325</text:p>
          </table:table-cell>
          <table:table-cell table:style-name="ce3" table:formula="of:=SIN(PI()*2/257*[.HM$1]*[.$B16]*[.$B16])/[.$B16]/[.$B16]" office:value-type="float" office:value="-0.00891283838914822">
            <text:p>-0.0089128384</text:p>
          </table:table-cell>
          <table:table-cell table:style-name="ce3" table:formula="of:=SIN(PI()*2/257*[.HN$1]*[.$B16]*[.$B16])/[.$B16]/[.$B16]" office:value-type="float" office:value="0.00974537837650772">
            <text:p>0.0097453784</text:p>
          </table:table-cell>
          <table:table-cell table:style-name="ce3" table:formula="of:=SIN(PI()*2/257*[.HO$1]*[.$B16]*[.$B16])/[.$B16]/[.$B16]" office:value-type="float" office:value="-0.0060349502441609">
            <text:p>-0.0060349502</text:p>
          </table:table-cell>
          <table:table-cell table:style-name="ce3" table:formula="of:=SIN(PI()*2/257*[.HP$1]*[.$B16]*[.$B16])/[.$B16]/[.$B16]" office:value-type="float" office:value="-0.000488769020043506">
            <text:p>-0.000488769</text:p>
          </table:table-cell>
          <table:table-cell table:style-name="ce3" table:formula="of:=SIN(PI()*2/257*[.HQ$1]*[.$B16]*[.$B16])/[.$B16]/[.$B16]" office:value-type="float" office:value="0.00678464058145274">
            <text:p>0.0067846406</text:p>
          </table:table-cell>
          <table:table-cell table:style-name="ce3" table:formula="of:=SIN(PI()*2/257*[.HR$1]*[.$B16]*[.$B16])/[.$B16]/[.$B16]" office:value-type="float" office:value="-0.00991774055263873">
            <text:p>-0.0099177406</text:p>
          </table:table-cell>
          <table:table-cell table:style-name="ce3" table:formula="of:=SIN(PI()*2/257*[.HS$1]*[.$B16]*[.$B16])/[.$B16]/[.$B16]" office:value-type="float" office:value="0.00842752294605179">
            <text:p>0.0084275229</text:p>
          </table:table-cell>
          <table:table-cell table:style-name="ce3" table:formula="of:=SIN(PI()*2/257*[.HT$1]*[.$B16]*[.$B16])/[.$B16]/[.$B16]" office:value-type="float" office:value="-0.00300867716384793">
            <text:p>-0.0030086772</text:p>
          </table:table-cell>
          <table:table-cell table:style-name="ce3" table:formula="of:=SIN(PI()*2/257*[.HU$1]*[.$B16]*[.$B16])/[.$B16]/[.$B16]" office:value-type="float" office:value="-0.00381271287162008">
            <text:p>-0.0038127129</text:p>
          </table:table-cell>
          <table:table-cell table:style-name="ce3" table:formula="of:=SIN(PI()*2/257*[.HV$1]*[.$B16]*[.$B16])/[.$B16]/[.$B16]" office:value-type="float" office:value="0.00885674420882314">
            <text:p>0.0088567442</text:p>
          </table:table-cell>
          <table:table-cell table:style-name="ce3" table:formula="of:=SIN(PI()*2/257*[.HW$1]*[.$B16]*[.$B16])/[.$B16]/[.$B16]" office:value-type="float" office:value="-0.00977205883225962">
            <text:p>-0.0097720588</text:p>
          </table:table-cell>
          <table:table-cell table:style-name="ce3" table:formula="of:=SIN(PI()*2/257*[.HX$1]*[.$B16]*[.$B16])/[.$B16]/[.$B16]" office:value-type="float" office:value="0.00613196780352902">
            <text:p>0.0061319678</text:p>
          </table:table-cell>
          <table:table-cell table:style-name="ce3" table:formula="of:=SIN(PI()*2/257*[.HY$1]*[.$B16]*[.$B16])/[.$B16]/[.$B16]" office:value-type="float" office:value="0.000366640685092101">
            <text:p>0.0003666407</text:p>
          </table:table-cell>
          <table:table-cell table:style-name="ce3" table:formula="of:=SIN(PI()*2/257*[.HZ$1]*[.$B16]*[.$B16])/[.$B16]/[.$B16]" office:value-type="float" office:value="-0.00669433359923259">
            <text:p>-0.0066943336</text:p>
          </table:table-cell>
          <table:table-cell table:style-name="ce3" table:formula="of:=SIN(PI()*2/257*[.IA$1]*[.$B16]*[.$B16])/[.$B16]/[.$B16]" office:value-type="float" office:value="0.00990135300547668">
            <text:p>0.009901353</text:p>
          </table:table-cell>
          <table:table-cell table:style-name="ce3" table:formula="of:=SIN(PI()*2/257*[.IB$1]*[.$B16]*[.$B16])/[.$B16]/[.$B16]" office:value-type="float" office:value="-0.008492694158092">
            <text:p>-0.0084926942</text:p>
          </table:table-cell>
          <table:table-cell table:style-name="ce3" table:formula="of:=SIN(PI()*2/257*[.IC$1]*[.$B16]*[.$B16])/[.$B16]/[.$B16]" office:value-type="float" office:value="0.00312502650468351">
            <text:p>0.0031250265</text:p>
          </table:table-cell>
          <table:table-cell table:style-name="ce3" table:formula="of:=SIN(PI()*2/257*[.ID$1]*[.$B16]*[.$B16])/[.$B16]/[.$B16]" office:value-type="float" office:value="0.00369942355732161">
            <text:p>0.0036994236</text:p>
          </table:table-cell>
          <table:table-cell table:style-name="ce3" table:formula="of:=SIN(PI()*2/257*[.IE$1]*[.$B16]*[.$B16])/[.$B16]/[.$B16]" office:value-type="float" office:value="-0.00879932659478827">
            <text:p>-0.0087993266</text:p>
          </table:table-cell>
          <table:table-cell table:style-name="ce3" table:formula="of:=SIN(PI()*2/257*[.IF$1]*[.$B16]*[.$B16])/[.$B16]/[.$B16]" office:value-type="float" office:value="0.00979727908189366">
            <text:p>0.0097972791</text:p>
          </table:table-cell>
          <table:table-cell table:style-name="ce3" table:formula="of:=SIN(PI()*2/257*[.IG$1]*[.$B16]*[.$B16])/[.$B16]/[.$B16]" office:value-type="float" office:value="-0.00622806908342664">
            <text:p>-0.0062280691</text:p>
          </table:table-cell>
          <table:table-cell table:style-name="ce3" table:formula="of:=SIN(PI()*2/257*[.IH$1]*[.$B16]*[.$B16])/[.$B16]/[.$B16]" office:value-type="float" office:value="-0.000244457564248642">
            <text:p>-0.0002444576</text:p>
          </table:table-cell>
          <table:table-cell table:style-name="ce3" table:formula="of:=SIN(PI()*2/257*[.II$1]*[.$B16]*[.$B16])/[.$B16]/[.$B16]" office:value-type="float" office:value="0.00660302630509737">
            <text:p>0.0066030263</text:p>
          </table:table-cell>
          <table:table-cell table:style-name="ce3" table:formula="of:=SIN(PI()*2/257*[.IJ$1]*[.$B16]*[.$B16])/[.$B16]/[.$B16]" office:value-type="float" office:value="-0.00988348593220024">
            <text:p>-0.0098834859</text:p>
          </table:table-cell>
          <table:table-cell table:style-name="ce3" table:formula="of:=SIN(PI()*2/257*[.IK$1]*[.$B16]*[.$B16])/[.$B16]/[.$B16]" office:value-type="float" office:value="0.00855659633520521">
            <text:p>0.0085565963</text:p>
          </table:table-cell>
          <table:table-cell table:style-name="ce3" table:formula="of:=SIN(PI()*2/257*[.IL$1]*[.$B16]*[.$B16])/[.$B16]/[.$B16]" office:value-type="float" office:value="-0.00324090888324657">
            <text:p>-0.0032409089</text:p>
          </table:table-cell>
          <table:table-cell table:style-name="ce3" table:formula="of:=SIN(PI()*2/257*[.IM$1]*[.$B16]*[.$B16])/[.$B16]/[.$B16]" office:value-type="float" office:value="-0.00358558145051296">
            <text:p>-0.0035855815</text:p>
          </table:table-cell>
          <table:table-cell table:style-name="ce3" table:formula="of:=SIN(PI()*2/257*[.IN$1]*[.$B16]*[.$B16])/[.$B16]/[.$B16]" office:value-type="float" office:value="0.0087405941267643">
            <text:p>0.0087405941</text:p>
          </table:table-cell>
          <table:table-cell table:style-name="ce3" table:formula="of:=SIN(PI()*2/257*[.IO$1]*[.$B16]*[.$B16])/[.$B16]/[.$B16]" office:value-type="float" office:value="-0.00982103535683216">
            <text:p>-0.0098210354</text:p>
          </table:table-cell>
          <table:table-cell table:style-name="ce3" table:formula="of:=SIN(PI()*2/257*[.IP$1]*[.$B16]*[.$B16])/[.$B16]/[.$B16]" office:value-type="float" office:value="0.00632323972375777">
            <text:p>0.0063232397</text:p>
          </table:table-cell>
          <table:table-cell table:style-name="ce3" table:formula="of:=SIN(PI()*2/257*[.IQ$1]*[.$B16]*[.$B16])/[.$B16]/[.$B16]" office:value-type="float" office:value="0.000122237914925442">
            <text:p>0.0001222379</text:p>
          </table:table-cell>
          <table:table-cell table:style-name="ce3" table:formula="of:=SIN(PI()*2/257*[.IR$1]*[.$B16]*[.$B16])/[.$B16]/[.$B16]" office:value-type="float" office:value="-0.00651073234279195">
            <text:p>-0.0065107323</text:p>
          </table:table-cell>
          <table:table-cell table:style-name="ce3" table:formula="of:=SIN(PI()*2/257*[.IS$1]*[.$B16]*[.$B16])/[.$B16]/[.$B16]" office:value-type="float" office:value="0.0098641420026267">
            <text:p>0.009864142</text:p>
          </table:table-cell>
          <table:table-cell table:style-name="ce3" table:formula="of:=SIN(PI()*2/257*[.IT$1]*[.$B16]*[.$B16])/[.$B16]/[.$B16]" office:value-type="float" office:value="-0.00861921992870251">
            <text:p>-0.0086192199</text:p>
          </table:table-cell>
          <table:table-cell table:style-name="ce3" table:formula="of:=SIN(PI()*2/257*[.IU$1]*[.$B16]*[.$B16])/[.$B16]/[.$B16]" office:value-type="float" office:value="0.00335630698361596">
            <text:p>0.003356307</text:p>
          </table:table-cell>
          <table:table-cell table:style-name="ce3" table:formula="of:=SIN(PI()*2/257*[.IV$1]*[.$B16]*[.$B16])/[.$B16]/[.$B16]" office:value-type="float" office:value="0.00347120356224313">
            <text:p>0.0034712036</text:p>
          </table:table-cell>
          <table:table-cell table:style-name="ce3" table:formula="of:=SIN(PI()*2/257*[.IW$1]*[.$B16]*[.$B16])/[.$B16]/[.$B16]" office:value-type="float" office:value="-0.00868055558094997">
            <text:p>-0.0086805556</text:p>
          </table:table-cell>
          <table:table-cell table:style-name="ce3" table:formula="of:=SIN(PI()*2/257*[.IX$1]*[.$B16]*[.$B16])/[.$B16]/[.$B16]" office:value-type="float" office:value="0.0098433241072541">
            <text:p>0.0098433241</text:p>
          </table:table-cell>
          <table:table-cell table:style-name="ce3" table:formula="of:=SIN(PI()*2/257*[.IY$1]*[.$B16]*[.$B16])/[.$B16]/[.$B16]" office:value-type="float" office:value="-0.0064174655034941">
            <text:p>-0.00641746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3" table:formula="of:=SIN(PI()*2/257*[.C$1]*[.$B17]*[.$B17])/[.$B17]/[.$B17]" office:value-type="float" office:value="0">
            <text:p>0</text:p>
          </table:table-cell>
          <table:table-cell table:style-name="ce3" table:formula="of:=SIN(PI()*2/257*[.D$1]*[.$B17]*[.$B17])/[.$B17]/[.$B17]" office:value-type="float" office:value="0.00150690649778827">
            <text:p>0.0015069065</text:p>
          </table:table-cell>
          <table:table-cell table:style-name="ce3" table:formula="of:=SIN(PI()*2/257*[.E$1]*[.$B17]*[.$B17])/[.$B17]/[.$B17]" office:value-type="float" office:value="-0.00296329045496917">
            <text:p>-0.0029632905</text:p>
          </table:table-cell>
          <table:table-cell table:style-name="ce3" table:formula="of:=SIN(PI()*2/257*[.F$1]*[.$B17]*[.$B17])/[.$B17]/[.$B17]" office:value-type="float" office:value="0.0043203232164638">
            <text:p>0.0043203232</text:p>
          </table:table-cell>
          <table:table-cell table:style-name="ce3" table:formula="of:=SIN(PI()*2/257*[.G$1]*[.$B17]*[.$B17])/[.$B17]/[.$B17]" office:value-type="float" office:value="-0.00553250710680342">
            <text:p>-0.0055325071</text:p>
          </table:table-cell>
          <table:table-cell table:style-name="ce3" table:formula="of:=SIN(PI()*2/257*[.H$1]*[.$B17]*[.$B17])/[.$B17]/[.$B17]" office:value-type="float" office:value="0.00655920084538222">
            <text:p>0.0065592008</text:p>
          </table:table-cell>
          <table:table-cell table:style-name="ce3" table:formula="of:=SIN(PI()*2/257*[.I$1]*[.$B17]*[.$B17])/[.$B17]/[.$B17]" office:value-type="float" office:value="-0.00736598213979199">
            <text:p>-0.0073659821</text:p>
          </table:table-cell>
          <table:table-cell table:style-name="ce3" table:formula="of:=SIN(PI()*2/257*[.J$1]*[.$B17]*[.$B17])/[.$B17]/[.$B17]" office:value-type="float" office:value="0.00792580177313183">
            <text:p>0.0079258018</text:p>
          </table:table-cell>
          <table:table-cell table:style-name="ce3" table:formula="of:=SIN(PI()*2/257*[.K$1]*[.$B17]*[.$B17])/[.$B17]/[.$B17]" office:value-type="float" office:value="-0.00821989049183506">
            <text:p>-0.0082198905</text:p>
          </table:table-cell>
          <table:table-cell table:style-name="ce3" table:formula="of:=SIN(PI()*2/257*[.L$1]*[.$B17]*[.$B17])/[.$B17]/[.$B17]" office:value-type="float" office:value="0.00823838828849269">
            <text:p>0.0082383883</text:p>
          </table:table-cell>
          <table:table-cell table:style-name="ce3" table:formula="of:=SIN(PI()*2/257*[.M$1]*[.$B17]*[.$B17])/[.$B17]/[.$B17]" office:value-type="float" office:value="-0.00798067498150477">
            <text:p>-0.007980675</text:p>
          </table:table-cell>
          <table:table-cell table:style-name="ce3" table:formula="of:=SIN(PI()*2/257*[.N$1]*[.$B17]*[.$B17])/[.$B17]/[.$B17]" office:value-type="float" office:value="0.0074553910081091">
            <text:p>0.007455391</text:p>
          </table:table-cell>
          <table:table-cell table:style-name="ce3" table:formula="of:=SIN(PI()*2/257*[.O$1]*[.$B17]*[.$B17])/[.$B17]/[.$B17]" office:value-type="float" office:value="-0.00668014773365266">
            <text:p>-0.0066801477</text:p>
          </table:table-cell>
          <table:table-cell table:style-name="ce3" table:formula="of:=SIN(PI()*2/257*[.P$1]*[.$B17]*[.$B17])/[.$B17]/[.$B17]" office:value-type="float" office:value="0.00568093698966034">
            <text:p>0.005680937</text:p>
          </table:table-cell>
          <table:table-cell table:style-name="ce3" table:formula="of:=SIN(PI()*2/257*[.Q$1]*[.$B17]*[.$B17])/[.$B17]/[.$B17]" office:value-type="float" office:value="-0.00449125963730887">
            <text:p>-0.0044912596</text:p>
          </table:table-cell>
          <table:table-cell table:style-name="ce3" table:formula="of:=SIN(PI()*2/257*[.R$1]*[.$B17]*[.$B17])/[.$B17]/[.$B17]" office:value-type="float" office:value="0.0031510023732394">
            <text:p>0.0031510024</text:p>
          </table:table-cell>
          <table:table-cell table:style-name="ce3" table:formula="of:=SIN(PI()*2/257*[.S$1]*[.$B17]*[.$B17])/[.$B17]/[.$B17]" office:value-type="float" office:value="-0.00170510043540316">
            <text:p>-0.0017051004</text:p>
          </table:table-cell>
          <table:table-cell table:style-name="ce3" table:formula="of:=SIN(PI()*2/257*[.T$1]*[.$B17]*[.$B17])/[.$B17]/[.$B17]" office:value-type="float" office:value="0.000202031044832621">
            <text:p>0.000202031</text:p>
          </table:table-cell>
          <table:table-cell table:style-name="ce3" table:formula="of:=SIN(PI()*2/257*[.U$1]*[.$B17]*[.$B17])/[.$B17]/[.$B17]" office:value-type="float" office:value="0.00130781190579727">
            <text:p>0.0013078119</text:p>
          </table:table-cell>
          <table:table-cell table:style-name="ce3" table:formula="of:=SIN(PI()*2/257*[.V$1]*[.$B17]*[.$B17])/[.$B17]/[.$B17]" office:value-type="float" office:value="-0.00277380742447676">
            <text:p>-0.0027738074</text:p>
          </table:table-cell>
          <table:table-cell table:style-name="ce3" table:formula="of:=SIN(PI()*2/257*[.W$1]*[.$B17]*[.$B17])/[.$B17]/[.$B17]" office:value-type="float" office:value="0.00414680460620168">
            <text:p>0.0041468046</text:p>
          </table:table-cell>
          <table:table-cell table:style-name="ce3" table:formula="of:=SIN(PI()*2/257*[.X$1]*[.$B17]*[.$B17])/[.$B17]/[.$B17]" office:value-type="float" office:value="-0.00538077053123266">
            <text:p>-0.0053807705</text:p>
          </table:table-cell>
          <table:table-cell table:style-name="ce3" table:formula="of:=SIN(PI()*2/257*[.Y$1]*[.$B17]*[.$B17])/[.$B17]/[.$B17]" office:value-type="float" office:value="0.00643433362565537">
            <text:p>0.0064343336</text:p>
          </table:table-cell>
          <table:table-cell table:style-name="ce3" table:formula="of:=SIN(PI()*2/257*[.Z$1]*[.$B17]*[.$B17])/[.$B17]/[.$B17]" office:value-type="float" office:value="-0.00727217073949416">
            <text:p>-0.0072721707</text:p>
          </table:table-cell>
          <table:table-cell table:style-name="ce3" table:formula="of:=SIN(PI()*2/257*[.AA$1]*[.$B17]*[.$B17])/[.$B17]/[.$B17]" office:value-type="float" office:value="0.00786619143736467">
            <text:p>0.0078661914</text:p>
          </table:table-cell>
          <table:table-cell table:style-name="ce3" table:formula="of:=SIN(PI()*2/257*[.AB$1]*[.$B17]*[.$B17])/[.$B17]/[.$B17]" office:value-type="float" office:value="-0.0081964797955692">
            <text:p>-0.0081964798</text:p>
          </table:table-cell>
          <table:table-cell table:style-name="ce3" table:formula="of:=SIN(PI()*2/257*[.AC$1]*[.$B17]*[.$B17])/[.$B17]/[.$B17]" office:value-type="float" office:value="0.0082519621296992">
            <text:p>0.0082519621</text:p>
          </table:table-cell>
          <table:table-cell table:style-name="ce3" table:formula="of:=SIN(PI()*2/257*[.AD$1]*[.$B17]*[.$B17])/[.$B17]/[.$B17]" office:value-type="float" office:value="-0.00803077826562766">
            <text:p>-0.0080307783</text:p>
          </table:table-cell>
          <table:table-cell table:style-name="ce3" table:formula="of:=SIN(PI()*2/257*[.AE$1]*[.$B17]*[.$B17])/[.$B17]/[.$B17]" office:value-type="float" office:value="0.00754034390616731">
            <text:p>0.0075403439</text:p>
          </table:table-cell>
          <table:table-cell table:style-name="ce3" table:formula="of:=SIN(PI()*2/257*[.AF$1]*[.$B17]*[.$B17])/[.$B17]/[.$B17]" office:value-type="float" office:value="-0.00679710200240872">
            <text:p>-0.006797102</text:p>
          </table:table-cell>
          <table:table-cell table:style-name="ce3" table:formula="of:=SIN(PI()*2/257*[.AG$1]*[.$B17]*[.$B17])/[.$B17]/[.$B17]" office:value-type="float" office:value="0.00582597146559073">
            <text:p>0.0058259715</text:p>
          </table:table-cell>
          <table:table-cell table:style-name="ce3" table:formula="of:=SIN(PI()*2/257*[.AH$1]*[.$B17]*[.$B17])/[.$B17]/[.$B17]" office:value-type="float" office:value="-0.00465951170271955">
            <text:p>-0.0046595117</text:p>
          </table:table-cell>
          <table:table-cell table:style-name="ce3" table:formula="of:=SIN(PI()*2/257*[.AI$1]*[.$B17]*[.$B17])/[.$B17]/[.$B17]" office:value-type="float" office:value="0.00333683098681842">
            <text:p>0.003336831</text:p>
          </table:table-cell>
          <table:table-cell table:style-name="ce3" table:formula="of:=SIN(PI()*2/257*[.AJ$1]*[.$B17]*[.$B17])/[.$B17]/[.$B17]" office:value-type="float" office:value="-0.00190227526123425">
            <text:p>-0.0019022753</text:p>
          </table:table-cell>
          <table:table-cell table:style-name="ce3" table:formula="of:=SIN(PI()*2/257*[.AK$1]*[.$B17]*[.$B17])/[.$B17]/[.$B17]" office:value-type="float" office:value="0.000403941338878842">
            <text:p>0.0004039413</text:p>
          </table:table-cell>
          <table:table-cell table:style-name="ce3" table:formula="of:=SIN(PI()*2/257*[.AL$1]*[.$B17]*[.$B17])/[.$B17]/[.$B17]" office:value-type="float" office:value="0.00110793565514478">
            <text:p>0.0011079357</text:p>
          </table:table-cell>
          <table:table-cell table:style-name="ce3" table:formula="of:=SIN(PI()*2/257*[.AM$1]*[.$B17]*[.$B17])/[.$B17]/[.$B17]" office:value-type="float" office:value="-0.00258266653279705">
            <text:p>-0.0025826665</text:p>
          </table:table-cell>
          <table:table-cell table:style-name="ce3" table:formula="of:=SIN(PI()*2/257*[.AN$1]*[.$B17]*[.$B17])/[.$B17]/[.$B17]" office:value-type="float" office:value="0.00397080751587397">
            <text:p>0.0039708075</text:p>
          </table:table-cell>
          <table:table-cell table:style-name="ce3" table:formula="of:=SIN(PI()*2/257*[.AO$1]*[.$B17]*[.$B17])/[.$B17]/[.$B17]" office:value-type="float" office:value="-0.00522581795351936">
            <text:p>-0.005225818</text:p>
          </table:table-cell>
          <table:table-cell table:style-name="ce3" table:formula="of:=SIN(PI()*2/257*[.AP$1]*[.$B17]*[.$B17])/[.$B17]/[.$B17]" office:value-type="float" office:value="0.0063056207056506">
            <text:p>0.0063056207</text:p>
          </table:table-cell>
          <table:table-cell table:style-name="ce3" table:formula="of:=SIN(PI()*2/257*[.AQ$1]*[.$B17]*[.$B17])/[.$B17]/[.$B17]" office:value-type="float" office:value="-0.0071740128768179">
            <text:p>-0.0071740129</text:p>
          </table:table-cell>
          <table:table-cell table:style-name="ce3" table:formula="of:=SIN(PI()*2/257*[.AR$1]*[.$B17]*[.$B17])/[.$B17]/[.$B17]" office:value-type="float" office:value="0.00780187960236604">
            <text:p>0.0078018796</text:p>
          </table:table-cell>
          <table:table-cell table:style-name="ce3" table:formula="of:=SIN(PI()*2/257*[.AS$1]*[.$B17]*[.$B17])/[.$B17]/[.$B17]" office:value-type="float" office:value="-0.00816817019190102">
            <text:p>-0.0081681702</text:p>
          </table:table-cell>
          <table:table-cell table:style-name="ce3" table:formula="of:=SIN(PI()*2/257*[.AT$1]*[.$B17]*[.$B17])/[.$B17]/[.$B17]" office:value-type="float" office:value="0.00826060390258261">
            <text:p>0.0082606039</text:p>
          </table:table-cell>
          <table:table-cell table:style-name="ce3" table:formula="of:=SIN(PI()*2/257*[.AU$1]*[.$B17]*[.$B17])/[.$B17]/[.$B17]" office:value-type="float" office:value="-0.00807608167955343">
            <text:p>-0.0080760817</text:p>
          </table:table-cell>
          <table:table-cell table:style-name="ce3" table:formula="of:=SIN(PI()*2/257*[.AV$1]*[.$B17]*[.$B17])/[.$B17]/[.$B17]" office:value-type="float" office:value="0.00762079005895207">
            <text:p>0.0076207901</text:p>
          </table:table-cell>
          <table:table-cell table:style-name="ce3" table:formula="of:=SIN(PI()*2/257*[.AW$1]*[.$B17]*[.$B17])/[.$B17]/[.$B17]" office:value-type="float" office:value="-0.00690999374991846">
            <text:p>-0.0069099937</text:p>
          </table:table-cell>
          <table:table-cell table:style-name="ce3" table:formula="of:=SIN(PI()*2/257*[.AX$1]*[.$B17]*[.$B17])/[.$B17]/[.$B17]" office:value-type="float" office:value="0.00596752384976357">
            <text:p>0.0059675238</text:p>
          </table:table-cell>
          <table:table-cell table:style-name="ce3" table:formula="of:=SIN(PI()*2/257*[.AY$1]*[.$B17]*[.$B17])/[.$B17]/[.$B17]" office:value-type="float" office:value="-0.00482497885107543">
            <text:p>-0.0048249789</text:p>
          </table:table-cell>
          <table:table-cell table:style-name="ce3" table:formula="of:=SIN(PI()*2/257*[.AZ$1]*[.$B17]*[.$B17])/[.$B17]/[.$B17]" office:value-type="float" office:value="0.00352066522885868">
            <text:p>0.0035206652</text:p>
          </table:table-cell>
          <table:table-cell table:style-name="ce3" table:formula="of:=SIN(PI()*2/257*[.BA$1]*[.$B17]*[.$B17])/[.$B17]/[.$B17]" office:value-type="float" office:value="-0.00209831312698126">
            <text:p>-0.0020983131</text:p>
          </table:table-cell>
          <table:table-cell table:style-name="ce3" table:formula="of:=SIN(PI()*2/257*[.BB$1]*[.$B17]*[.$B17])/[.$B17]/[.$B17]" office:value-type="float" office:value="0.000605610203522763">
            <text:p>0.0006056102</text:p>
          </table:table-cell>
          <table:table-cell table:style-name="ce3" table:formula="of:=SIN(PI()*2/257*[.BC$1]*[.$B17]*[.$B17])/[.$B17]/[.$B17]" office:value-type="float" office:value="0.000907397208730447">
            <text:p>0.0009073972</text:p>
          </table:table-cell>
          <table:table-cell table:style-name="ce3" table:formula="of:=SIN(PI()*2/257*[.BD$1]*[.$B17]*[.$B17])/[.$B17]/[.$B17]" office:value-type="float" office:value="-0.00238998202184294">
            <text:p>-0.002389982</text:p>
          </table:table-cell>
          <table:table-cell table:style-name="ce3" table:formula="of:=SIN(PI()*2/257*[.BE$1]*[.$B17]*[.$B17])/[.$B17]/[.$B17]" office:value-type="float" office:value="0.0037924371361807">
            <text:p>0.0037924371</text:p>
          </table:table-cell>
          <table:table-cell table:style-name="ce3" table:formula="of:=SIN(PI()*2/257*[.BF$1]*[.$B17]*[.$B17])/[.$B17]/[.$B17]" office:value-type="float" office:value="-0.00506774198638822">
            <text:p>-0.005067742</text:p>
          </table:table-cell>
          <table:table-cell table:style-name="ce3" table:formula="of:=SIN(PI()*2/257*[.BG$1]*[.$B17]*[.$B17])/[.$B17]/[.$B17]" office:value-type="float" office:value="0.00617313901506128">
            <text:p>0.006173139</text:p>
          </table:table-cell>
          <table:table-cell table:style-name="ce3" table:formula="of:=SIN(PI()*2/257*[.BH$1]*[.$B17]*[.$B17])/[.$B17]/[.$B17]" office:value-type="float" office:value="-0.00707156721917796">
            <text:p>-0.0070715672</text:p>
          </table:table-cell>
          <table:table-cell table:style-name="ce3" table:formula="of:=SIN(PI()*2/257*[.BI$1]*[.$B17]*[.$B17])/[.$B17]/[.$B17]" office:value-type="float" office:value="0.0077329047063107">
            <text:p>0.0077329047</text:p>
          </table:table-cell>
          <table:table-cell table:style-name="ce3" table:formula="of:=SIN(PI()*2/257*[.BJ$1]*[.$B17]*[.$B17])/[.$B17]/[.$B17]" office:value-type="float" office:value="-0.00813497860103662">
            <text:p>-0.0081349786</text:p>
          </table:table-cell>
          <table:table-cell table:style-name="ce3" table:formula="of:=SIN(PI()*2/257*[.BK$1]*[.$B17]*[.$B17])/[.$B17]/[.$B17]" office:value-type="float" office:value="0.00826430844209082">
            <text:p>0.0082643084</text:p>
          </table:table-cell>
          <table:table-cell table:style-name="ce3" table:formula="of:=SIN(PI()*2/257*[.BL$1]*[.$B17]*[.$B17])/[.$B17]/[.$B17]" office:value-type="float" office:value="-0.00811655814614232">
            <text:p>-0.0081165581</text:p>
          </table:table-cell>
          <table:table-cell table:style-name="ce3" table:formula="of:=SIN(PI()*2/257*[.BM$1]*[.$B17]*[.$B17])/[.$B17]/[.$B17]" office:value-type="float" office:value="0.00769668138505978">
            <text:p>0.0076966814</text:p>
          </table:table-cell>
          <table:table-cell table:style-name="ce3" table:formula="of:=SIN(PI()*2/257*[.BN$1]*[.$B17]*[.$B17])/[.$B17]/[.$B17]" office:value-type="float" office:value="-0.00701875550255553">
            <text:p>-0.0070187555</text:p>
          </table:table-cell>
          <table:table-cell table:style-name="ce3" table:formula="of:=SIN(PI()*2/257*[.BO$1]*[.$B17]*[.$B17])/[.$B17]/[.$B17]" office:value-type="float" office:value="0.00610550953853894">
            <text:p>0.0061055095</text:p>
          </table:table-cell>
          <table:table-cell table:style-name="ce3" table:formula="of:=SIN(PI()*2/257*[.BP$1]*[.$B17]*[.$B17])/[.$B17]/[.$B17]" office:value-type="float" office:value="-0.00498756218525726">
            <text:p>-0.0049875622</text:p>
          </table:table-cell>
          <table:table-cell table:style-name="ce3" table:formula="of:=SIN(PI()*2/257*[.BQ$1]*[.$B17]*[.$B17])/[.$B17]/[.$B17]" office:value-type="float" office:value="0.00370239522451746">
            <text:p>0.0037023952</text:p>
          </table:table-cell>
          <table:table-cell table:style-name="ce3" table:formula="of:=SIN(PI()*2/257*[.BR$1]*[.$B17]*[.$B17])/[.$B17]/[.$B17]" office:value-type="float" office:value="-0.00229309686388669">
            <text:p>-0.0022930969</text:p>
          </table:table-cell>
          <table:table-cell table:style-name="ce3" table:formula="of:=SIN(PI()*2/257*[.BS$1]*[.$B17]*[.$B17])/[.$B17]/[.$B17]" office:value-type="float" office:value="0.000806917104448457">
            <text:p>0.0008069171</text:p>
          </table:table-cell>
          <table:table-cell table:style-name="ce3" table:formula="of:=SIN(PI()*2/257*[.BT$1]*[.$B17]*[.$B17])/[.$B17]/[.$B17]" office:value-type="float" office:value="0.000706316425238406">
            <text:p>0.0007063164</text:p>
          </table:table-cell>
          <table:table-cell table:style-name="ce3" table:formula="of:=SIN(PI()*2/257*[.BU$1]*[.$B17]*[.$B17])/[.$B17]/[.$B17]" office:value-type="float" office:value="-0.00219586905612419">
            <text:p>-0.0021958691</text:p>
          </table:table-cell>
          <table:table-cell table:style-name="ce3" table:formula="of:=SIN(PI()*2/257*[.BV$1]*[.$B17]*[.$B17])/[.$B17]/[.$B17]" office:value-type="float" office:value="0.00361180007630022">
            <text:p>0.0036118001</text:p>
          </table:table-cell>
          <table:table-cell table:style-name="ce3" table:formula="of:=SIN(PI()*2/257*[.BW$1]*[.$B17]*[.$B17])/[.$B17]/[.$B17]" office:value-type="float" office:value="-0.00490663710936527">
            <text:p>-0.0049066371</text:p>
          </table:table-cell>
          <table:table-cell table:style-name="ce3" table:formula="of:=SIN(PI()*2/257*[.BX$1]*[.$B17]*[.$B17])/[.$B17]/[.$B17]" office:value-type="float" office:value="0.00603696773611568">
            <text:p>0.0060369677</text:p>
          </table:table-cell>
          <table:table-cell table:style-name="ce3" table:formula="of:=SIN(PI()*2/257*[.BY$1]*[.$B17]*[.$B17])/[.$B17]/[.$B17]" office:value-type="float" office:value="-0.00696489499673734">
            <text:p>-0.006964895</text:p>
          </table:table-cell>
          <table:table-cell table:style-name="ce3" table:formula="of:=SIN(PI()*2/257*[.BZ$1]*[.$B17]*[.$B17])/[.$B17]/[.$B17]" office:value-type="float" office:value="0.00765930797441219">
            <text:p>0.007659308</text:p>
          </table:table-cell>
          <table:table-cell table:style-name="ce3" table:formula="of:=SIN(PI()*2/257*[.CA$1]*[.$B17]*[.$B17])/[.$B17]/[.$B17]" office:value-type="float" office:value="-0.00809692486106924">
            <text:p>-0.0080969249</text:p>
          </table:table-cell>
          <table:table-cell table:style-name="ce3" table:formula="of:=SIN(PI()*2/257*[.CB$1]*[.$B17]*[.$B17])/[.$B17]/[.$B17]" office:value-type="float" office:value="0.00826307353407869">
            <text:p>0.0082630735</text:p>
          </table:table-cell>
          <table:table-cell table:style-name="ce3" table:formula="of:=SIN(PI()*2/257*[.CC$1]*[.$B17]*[.$B17])/[.$B17]/[.$B17]" office:value-type="float" office:value="-0.00815218347324506">
            <text:p>-0.0081521835</text:p>
          </table:table-cell>
          <table:table-cell table:style-name="ce3" table:formula="of:=SIN(PI()*2/257*[.CD$1]*[.$B17]*[.$B17])/[.$B17]/[.$B17]" office:value-type="float" office:value="0.00776797252543506">
            <text:p>0.0077679725</text:p>
          </table:table-cell>
          <table:table-cell table:style-name="ce3" table:formula="of:=SIN(PI()*2/257*[.CE$1]*[.$B17]*[.$B17])/[.$B17]/[.$B17]" office:value-type="float" office:value="-0.0071233222551261">
            <text:p>-0.0071233223</text:p>
          </table:table-cell>
          <table:table-cell table:style-name="ce3" table:formula="of:=SIN(PI()*2/257*[.CF$1]*[.$B17]*[.$B17])/[.$B17]/[.$B17]" office:value-type="float" office:value="0.0062398460600353">
            <text:p>0.0062398461</text:p>
          </table:table-cell>
          <table:table-cell table:style-name="ce3" table:formula="of:=SIN(PI()*2/257*[.CG$1]*[.$B17]*[.$B17])/[.$B17]/[.$B17]" office:value-type="float" office:value="-0.005147164531757">
            <text:p>-0.0051471645</text:p>
          </table:table-cell>
          <table:table-cell table:style-name="ce3" table:formula="of:=SIN(PI()*2/257*[.CH$1]*[.$B17]*[.$B17])/[.$B17]/[.$B17]" office:value-type="float" office:value="0.00388191235662701">
            <text:p>0.0038819124</text:p>
          </table:table-cell>
          <table:table-cell table:style-name="ce3" table:formula="of:=SIN(PI()*2/257*[.CI$1]*[.$B17]*[.$B17])/[.$B17]/[.$B17]" office:value-type="float" office:value="-0.00248651005276697">
            <text:p>-0.0024865101</text:p>
          </table:table-cell>
          <table:table-cell table:style-name="ce3" table:formula="of:=SIN(PI()*2/257*[.CJ$1]*[.$B17]*[.$B17])/[.$B17]/[.$B17]" office:value-type="float" office:value="0.00100774172367734">
            <text:p>0.0010077417</text:p>
          </table:table-cell>
          <table:table-cell table:style-name="ce3" table:formula="of:=SIN(PI()*2/257*[.CK$1]*[.$B17]*[.$B17])/[.$B17]/[.$B17]" office:value-type="float" office:value="0.00050481348749771">
            <text:p>0.0005048135</text:p>
          </table:table-cell>
          <table:table-cell table:style-name="ce3" table:formula="of:=SIN(PI()*2/257*[.CL$1]*[.$B17]*[.$B17])/[.$B17]/[.$B17]" office:value-type="float" office:value="-0.00200044365391518">
            <text:p>-0.0020004437</text:p>
          </table:table-cell>
          <table:table-cell table:style-name="ce3" table:formula="of:=SIN(PI()*2/257*[.CM$1]*[.$B17]*[.$B17])/[.$B17]/[.$B17]" office:value-type="float" office:value="0.00342900430016951">
            <text:p>0.0034290043</text:p>
          </table:table-cell>
          <table:table-cell table:style-name="ce3" table:formula="of:=SIN(PI()*2/257*[.CN$1]*[.$B17]*[.$B17])/[.$B17]/[.$B17]" office:value-type="float" office:value="-0.00474259961230848">
            <text:p>-0.0047425996</text:p>
          </table:table-cell>
          <table:table-cell table:style-name="ce3" table:formula="of:=SIN(PI()*2/257*[.CO$1]*[.$B17]*[.$B17])/[.$B17]/[.$B17]" office:value-type="float" office:value="0.00589718825625105">
            <text:p>0.0058971883</text:p>
          </table:table-cell>
          <table:table-cell table:style-name="ce3" table:formula="of:=SIN(PI()*2/257*[.CP$1]*[.$B17]*[.$B17])/[.$B17]/[.$B17]" office:value-type="float" office:value="-0.00685405996580971">
            <text:p>-0.00685406</text:p>
          </table:table-cell>
          <table:table-cell table:style-name="ce3" table:formula="of:=SIN(PI()*2/257*[.CQ$1]*[.$B17]*[.$B17])/[.$B17]/[.$B17]" office:value-type="float" office:value="0.00758113339428298">
            <text:p>0.0075811334</text:p>
          </table:table-cell>
          <table:table-cell table:style-name="ce3" table:formula="of:=SIN(PI()*2/257*[.CR$1]*[.$B17]*[.$B17])/[.$B17]/[.$B17]" office:value-type="float" office:value="-0.00805403171612218">
            <text:p>-0.0080540317</text:p>
          </table:table-cell>
          <table:table-cell table:style-name="ce3" table:formula="of:=SIN(PI()*2/257*[.CS$1]*[.$B17]*[.$B17])/[.$B17]/[.$B17]" office:value-type="float" office:value="0.00825689991663136">
            <text:p>0.0082568999</text:p>
          </table:table-cell>
          <table:table-cell table:style-name="ce3" table:formula="of:=SIN(PI()*2/257*[.CT$1]*[.$B17]*[.$B17])/[.$B17]/[.$B17]" office:value-type="float" office:value="-0.00818293636816253">
            <text:p>-0.0081829364</text:p>
          </table:table-cell>
          <table:table-cell table:style-name="ce3" table:formula="of:=SIN(PI()*2/257*[.CU$1]*[.$B17]*[.$B17])/[.$B17]/[.$B17]" office:value-type="float" office:value="0.00783462087048199">
            <text:p>0.0078346209</text:p>
          </table:table-cell>
          <table:table-cell table:style-name="ce3" table:formula="of:=SIN(PI()*2/257*[.CV$1]*[.$B17]*[.$B17])/[.$B17]/[.$B17]" office:value-type="float" office:value="-0.00722363150972268">
            <text:p>-0.0072236315</text:p>
          </table:table-cell>
          <table:table-cell table:style-name="ce3" table:formula="of:=SIN(PI()*2/257*[.CW$1]*[.$B17]*[.$B17])/[.$B17]/[.$B17]" office:value-type="float" office:value="0.00637045312342097">
            <text:p>0.0063704531</text:p>
          </table:table-cell>
          <table:table-cell table:style-name="ce3" table:formula="of:=SIN(PI()*2/257*[.CX$1]*[.$B17]*[.$B17])/[.$B17]/[.$B17]" office:value-type="float" office:value="-0.00530369049875585">
            <text:p>-0.0053036905</text:p>
          </table:table-cell>
          <table:table-cell table:style-name="ce3" table:formula="of:=SIN(PI()*2/257*[.CY$1]*[.$B17]*[.$B17])/[.$B17]/[.$B17]" office:value-type="float" office:value="0.00405910933061362">
            <text:p>0.0040591093</text:p>
          </table:table-cell>
          <table:table-cell table:style-name="ce3" table:formula="of:=SIN(PI()*2/257*[.CZ$1]*[.$B17]*[.$B17])/[.$B17]/[.$B17]" office:value-type="float" office:value="-0.00267843709359213">
            <text:p>-0.0026784371</text:p>
          </table:table-cell>
          <table:table-cell table:style-name="ce3" table:formula="of:=SIN(PI()*2/257*[.DA$1]*[.$B17]*[.$B17])/[.$B17]/[.$B17]" office:value-type="float" office:value="0.00120796403148607">
            <text:p>0.001207964</text:p>
          </table:table-cell>
          <table:table-cell table:style-name="ce3" table:formula="of:=SIN(PI()*2/257*[.DB$1]*[.$B17]*[.$B17])/[.$B17]/[.$B17]" office:value-type="float" office:value="0.000303008830654839">
            <text:p>0.0003030088</text:p>
          </table:table-cell>
          <table:table-cell table:style-name="ce3" table:formula="of:=SIN(PI()*2/257*[.DC$1]*[.$B17]*[.$B17])/[.$B17]/[.$B17]" office:value-type="float" office:value="-0.00180382261791379">
            <text:p>-0.0018038226</text:p>
          </table:table-cell>
          <table:table-cell table:style-name="ce3" table:formula="of:=SIN(PI()*2/257*[.DD$1]*[.$B17]*[.$B17])/[.$B17]/[.$B17]" office:value-type="float" office:value="0.00324415906195659">
            <text:p>0.0032441591</text:p>
          </table:table-cell>
          <table:table-cell table:style-name="ce3" table:formula="of:=SIN(PI()*2/257*[.DE$1]*[.$B17]*[.$B17])/[.$B17]/[.$B17]" office:value-type="float" office:value="-0.00457572753785691">
            <text:p>-0.0045757275</text:p>
          </table:table-cell>
          <table:table-cell table:style-name="ce3" table:formula="of:=SIN(PI()*2/257*[.DF$1]*[.$B17]*[.$B17])/[.$B17]/[.$B17]" office:value-type="float" office:value="0.00575388411947022">
            <text:p>0.0057538841</text:p>
          </table:table-cell>
          <table:table-cell table:style-name="ce3" table:formula="of:=SIN(PI()*2/257*[.DG$1]*[.$B17]*[.$B17])/[.$B17]/[.$B17]" office:value-type="float" office:value="-0.00673912837075431">
            <text:p>-0.0067391284</text:p>
          </table:table-cell>
          <table:table-cell table:style-name="ce3" table:formula="of:=SIN(PI()*2/257*[.DH$1]*[.$B17]*[.$B17])/[.$B17]/[.$B17]" office:value-type="float" office:value="0.00749842768964272">
            <text:p>0.0074984277</text:p>
          </table:table-cell>
          <table:table-cell table:style-name="ce3" table:formula="of:=SIN(PI()*2/257*[.DI$1]*[.$B17]*[.$B17])/[.$B17]/[.$B17]" office:value-type="float" office:value="-0.0080063248027555">
            <text:p>-0.0080063248</text:p>
          </table:table-cell>
          <table:table-cell table:style-name="ce3" table:formula="of:=SIN(PI()*2/257*[.DJ$1]*[.$B17]*[.$B17])/[.$B17]/[.$B17]" office:value-type="float" office:value="0.00824579127962314">
            <text:p>0.0082457913</text:p>
          </table:table-cell>
          <table:table-cell table:style-name="ce3" table:formula="of:=SIN(PI()*2/257*[.DK$1]*[.$B17]*[.$B17])/[.$B17]/[.$B17]" office:value-type="float" office:value="-0.00820879845037182">
            <text:p>-0.0082087985</text:p>
          </table:table-cell>
          <table:table-cell table:style-name="ce3" table:formula="of:=SIN(PI()*2/257*[.DL$1]*[.$B17]*[.$B17])/[.$B17]/[.$B17]" office:value-type="float" office:value="0.00789658658552968">
            <text:p>0.0078965866</text:p>
          </table:table-cell>
          <table:table-cell table:style-name="ce3" table:formula="of:=SIN(PI()*2/257*[.DM$1]*[.$B17]*[.$B17])/[.$B17]/[.$B17]" office:value-type="float" office:value="-0.00731962331307723">
            <text:p>-0.0073196233</text:p>
          </table:table-cell>
          <table:table-cell table:style-name="ce3" table:formula="of:=SIN(PI()*2/257*[.DN$1]*[.$B17]*[.$B17])/[.$B17]/[.$B17]" office:value-type="float" office:value="0.00649725266690319">
            <text:p>0.0064972527</text:p>
          </table:table-cell>
          <table:table-cell table:style-name="ce3" table:formula="of:=SIN(PI()*2/257*[.DO$1]*[.$B17]*[.$B17])/[.$B17]/[.$B17]" office:value-type="float" office:value="-0.00545704653313792">
            <text:p>-0.0054570465</text:p>
          </table:table-cell>
          <table:table-cell table:style-name="ce3" table:formula="of:=SIN(PI()*2/257*[.DP$1]*[.$B17]*[.$B17])/[.$B17]/[.$B17]" office:value-type="float" office:value="0.00423388023862507">
            <text:p>0.0042338802</text:p>
          </table:table-cell>
          <table:table-cell table:style-name="ce3" table:formula="of:=SIN(PI()*2/257*[.DQ$1]*[.$B17]*[.$B17])/[.$B17]/[.$B17]" office:value-type="float" office:value="-0.00286876327458092">
            <text:p>-0.0028687633</text:p>
          </table:table-cell>
          <table:table-cell table:style-name="ce3" table:formula="of:=SIN(PI()*2/257*[.DR$1]*[.$B17]*[.$B17])/[.$B17]/[.$B17]" office:value-type="float" office:value="0.00140746435814247">
            <text:p>0.0014074644</text:p>
          </table:table-cell>
          <table:table-cell table:style-name="ce3" table:formula="of:=SIN(PI()*2/257*[.DS$1]*[.$B17]*[.$B17])/[.$B17]/[.$B17]" office:value-type="float" office:value="0.000101023070186705">
            <text:p>0.0001010231</text:p>
          </table:table-cell>
          <table:table-cell table:style-name="ce3" table:formula="of:=SIN(PI()*2/257*[.DT$1]*[.$B17]*[.$B17])/[.$B17]/[.$B17]" office:value-type="float" office:value="-0.00160612346542877">
            <text:p>-0.0016061235</text:p>
          </table:table-cell>
          <table:table-cell table:style-name="ce3" table:formula="of:=SIN(PI()*2/257*[.DU$1]*[.$B17]*[.$B17])/[.$B17]/[.$B17]" office:value-type="float" office:value="0.0030573748407604">
            <text:p>0.0030573748</text:p>
          </table:table-cell>
          <table:table-cell table:style-name="ce3" table:formula="of:=SIN(PI()*2/257*[.DV$1]*[.$B17]*[.$B17])/[.$B17]/[.$B17]" office:value-type="float" office:value="-0.00440612062283169">
            <text:p>-0.0044061206</text:p>
          </table:table-cell>
          <table:table-cell table:style-name="ce3" table:formula="of:=SIN(PI()*2/257*[.DW$1]*[.$B17]*[.$B17])/[.$B17]/[.$B17]" office:value-type="float" office:value="0.00560714097640735">
            <text:p>0.005607141</text:p>
          </table:table-cell>
          <table:table-cell table:style-name="ce3" table:formula="of:=SIN(PI()*2/257*[.DX$1]*[.$B17]*[.$B17])/[.$B17]/[.$B17]" office:value-type="float" office:value="-0.00662016890438349">
            <text:p>-0.0066201689</text:p>
          </table:table-cell>
          <table:table-cell table:style-name="ce3" table:formula="of:=SIN(PI()*2/257*[.DY$1]*[.$B17]*[.$B17])/[.$B17]/[.$B17]" office:value-type="float" office:value="0.00741124029239429">
            <text:p>0.0074112403</text:p>
          </table:table-cell>
          <table:table-cell table:style-name="ce3" table:formula="of:=SIN(PI()*2/257*[.DZ$1]*[.$B17]*[.$B17])/[.$B17]/[.$B17]" office:value-type="float" office:value="-0.00795383263464293">
            <text:p>-0.0079538326</text:p>
          </table:table-cell>
          <table:table-cell table:style-name="ce3" table:formula="of:=SIN(PI()*2/257*[.EA$1]*[.$B17]*[.$B17])/[.$B17]/[.$B17]" office:value-type="float" office:value="0.00822975426251212">
            <text:p>0.0082297543</text:p>
          </table:table-cell>
          <table:table-cell table:style-name="ce3" table:formula="of:=SIN(PI()*2/257*[.EB$1]*[.$B17]*[.$B17])/[.$B17]/[.$B17]" office:value-type="float" office:value="-0.00822975426251213">
            <text:p>-0.0082297543</text:p>
          </table:table-cell>
          <table:table-cell table:style-name="ce3" table:formula="of:=SIN(PI()*2/257*[.EC$1]*[.$B17]*[.$B17])/[.$B17]/[.$B17]" office:value-type="float" office:value="0.00795383263464269">
            <text:p>0.0079538326</text:p>
          </table:table-cell>
          <table:table-cell table:style-name="ce3" table:formula="of:=SIN(PI()*2/257*[.ED$1]*[.$B17]*[.$B17])/[.$B17]/[.$B17]" office:value-type="float" office:value="-0.00741124029239431">
            <text:p>-0.0074112403</text:p>
          </table:table-cell>
          <table:table-cell table:style-name="ce3" table:formula="of:=SIN(PI()*2/257*[.EE$1]*[.$B17]*[.$B17])/[.$B17]/[.$B17]" office:value-type="float" office:value="0.00662016890438295">
            <text:p>0.0066201689</text:p>
          </table:table-cell>
          <table:table-cell table:style-name="ce3" table:formula="of:=SIN(PI()*2/257*[.EF$1]*[.$B17]*[.$B17])/[.$B17]/[.$B17]" office:value-type="float" office:value="-0.00560714097640739">
            <text:p>-0.005607141</text:p>
          </table:table-cell>
          <table:table-cell table:style-name="ce3" table:formula="of:=SIN(PI()*2/257*[.EG$1]*[.$B17]*[.$B17])/[.$B17]/[.$B17]" office:value-type="float" office:value="0.00440612062283133">
            <text:p>0.0044061206</text:p>
          </table:table-cell>
          <table:table-cell table:style-name="ce3" table:formula="of:=SIN(PI()*2/257*[.EH$1]*[.$B17]*[.$B17])/[.$B17]/[.$B17]" office:value-type="float" office:value="-0.00305737484076044">
            <text:p>-0.0030573748</text:p>
          </table:table-cell>
          <table:table-cell table:style-name="ce3" table:formula="of:=SIN(PI()*2/257*[.EI$1]*[.$B17]*[.$B17])/[.$B17]/[.$B17]" office:value-type="float" office:value="0.00160612346542882">
            <text:p>0.0016061235</text:p>
          </table:table-cell>
          <table:table-cell table:style-name="ce3" table:formula="of:=SIN(PI()*2/257*[.EJ$1]*[.$B17]*[.$B17])/[.$B17]/[.$B17]" office:value-type="float" office:value="-0.000101023070185814">
            <text:p>-0.0001010231</text:p>
          </table:table-cell>
          <table:table-cell table:style-name="ce3" table:formula="of:=SIN(PI()*2/257*[.EK$1]*[.$B17]*[.$B17])/[.$B17]/[.$B17]" office:value-type="float" office:value="-0.00140746435814288">
            <text:p>-0.0014074644</text:p>
          </table:table-cell>
          <table:table-cell table:style-name="ce3" table:formula="of:=SIN(PI()*2/257*[.EL$1]*[.$B17]*[.$B17])/[.$B17]/[.$B17]" office:value-type="float" office:value="0.00286876327458087">
            <text:p>0.0028687633</text:p>
          </table:table-cell>
          <table:table-cell table:style-name="ce3" table:formula="of:=SIN(PI()*2/257*[.EM$1]*[.$B17]*[.$B17])/[.$B17]/[.$B17]" office:value-type="float" office:value="-0.00423388023862543">
            <text:p>-0.0042338802</text:p>
          </table:table-cell>
          <table:table-cell table:style-name="ce3" table:formula="of:=SIN(PI()*2/257*[.EN$1]*[.$B17]*[.$B17])/[.$B17]/[.$B17]" office:value-type="float" office:value="0.00545704653313824">
            <text:p>0.0054570465</text:p>
          </table:table-cell>
          <table:table-cell table:style-name="ce3" table:formula="of:=SIN(PI()*2/257*[.EO$1]*[.$B17]*[.$B17])/[.$B17]/[.$B17]" office:value-type="float" office:value="-0.00649725266690317">
            <text:p>-0.0064972527</text:p>
          </table:table-cell>
          <table:table-cell table:style-name="ce3" table:formula="of:=SIN(PI()*2/257*[.EP$1]*[.$B17]*[.$B17])/[.$B17]/[.$B17]" office:value-type="float" office:value="0.00731962331307699">
            <text:p>0.0073196233</text:p>
          </table:table-cell>
          <table:table-cell table:style-name="ce3" table:formula="of:=SIN(PI()*2/257*[.EQ$1]*[.$B17]*[.$B17])/[.$B17]/[.$B17]" office:value-type="float" office:value="-0.00789658658552981">
            <text:p>-0.0078965866</text:p>
          </table:table-cell>
          <table:table-cell table:style-name="ce3" table:formula="of:=SIN(PI()*2/257*[.ER$1]*[.$B17]*[.$B17])/[.$B17]/[.$B17]" office:value-type="float" office:value="0.00820879845037192">
            <text:p>0.0082087985</text:p>
          </table:table-cell>
          <table:table-cell table:style-name="ce3" table:formula="of:=SIN(PI()*2/257*[.ES$1]*[.$B17]*[.$B17])/[.$B17]/[.$B17]" office:value-type="float" office:value="-0.00824579127962311">
            <text:p>-0.0082457913</text:p>
          </table:table-cell>
          <table:table-cell table:style-name="ce3" table:formula="of:=SIN(PI()*2/257*[.ET$1]*[.$B17]*[.$B17])/[.$B17]/[.$B17]" office:value-type="float" office:value="0.0080063248027554">
            <text:p>0.0080063248</text:p>
          </table:table-cell>
          <table:table-cell table:style-name="ce3" table:formula="of:=SIN(PI()*2/257*[.EU$1]*[.$B17]*[.$B17])/[.$B17]/[.$B17]" office:value-type="float" office:value="-0.00749842768964254">
            <text:p>-0.0074984277</text:p>
          </table:table-cell>
          <table:table-cell table:style-name="ce3" table:formula="of:=SIN(PI()*2/257*[.EV$1]*[.$B17]*[.$B17])/[.$B17]/[.$B17]" office:value-type="float" office:value="0.00673912837075434">
            <text:p>0.0067391284</text:p>
          </table:table-cell>
          <table:table-cell table:style-name="ce3" table:formula="of:=SIN(PI()*2/257*[.EW$1]*[.$B17]*[.$B17])/[.$B17]/[.$B17]" office:value-type="float" office:value="-0.00575388411947026">
            <text:p>-0.0057538841</text:p>
          </table:table-cell>
          <table:table-cell table:style-name="ce3" table:formula="of:=SIN(PI()*2/257*[.EX$1]*[.$B17]*[.$B17])/[.$B17]/[.$B17]" office:value-type="float" office:value="0.00457572753785695">
            <text:p>0.0045757275</text:p>
          </table:table-cell>
          <table:table-cell table:style-name="ce3" table:formula="of:=SIN(PI()*2/257*[.EY$1]*[.$B17]*[.$B17])/[.$B17]/[.$B17]" office:value-type="float" office:value="-0.00324415906195578">
            <text:p>-0.0032441591</text:p>
          </table:table-cell>
          <table:table-cell table:style-name="ce3" table:formula="of:=SIN(PI()*2/257*[.EZ$1]*[.$B17]*[.$B17])/[.$B17]/[.$B17]" office:value-type="float" office:value="0.00180382261791338">
            <text:p>0.0018038226</text:p>
          </table:table-cell>
          <table:table-cell table:style-name="ce3" table:formula="of:=SIN(PI()*2/257*[.FA$1]*[.$B17]*[.$B17])/[.$B17]/[.$B17]" office:value-type="float" office:value="-0.000303008830654418">
            <text:p>-0.0003030088</text:p>
          </table:table-cell>
          <table:table-cell table:style-name="ce3" table:formula="of:=SIN(PI()*2/257*[.FB$1]*[.$B17]*[.$B17])/[.$B17]/[.$B17]" office:value-type="float" office:value="-0.00120796403148696">
            <text:p>-0.001207964</text:p>
          </table:table-cell>
          <table:table-cell table:style-name="ce3" table:formula="of:=SIN(PI()*2/257*[.FC$1]*[.$B17]*[.$B17])/[.$B17]/[.$B17]" office:value-type="float" office:value="0.00267843709359209">
            <text:p>0.0026784371</text:p>
          </table:table-cell>
          <table:table-cell table:style-name="ce3" table:formula="of:=SIN(PI()*2/257*[.FD$1]*[.$B17]*[.$B17])/[.$B17]/[.$B17]" office:value-type="float" office:value="-0.0040591093306144">
            <text:p>-0.0040591093</text:p>
          </table:table-cell>
          <table:table-cell table:style-name="ce3" table:formula="of:=SIN(PI()*2/257*[.FE$1]*[.$B17]*[.$B17])/[.$B17]/[.$B17]" office:value-type="float" office:value="0.00530369049875618">
            <text:p>0.0053036905</text:p>
          </table:table-cell>
          <table:table-cell table:style-name="ce3" table:formula="of:=SIN(PI()*2/257*[.FF$1]*[.$B17]*[.$B17])/[.$B17]/[.$B17]" office:value-type="float" office:value="-0.00637045312342094">
            <text:p>-0.0063704531</text:p>
          </table:table-cell>
          <table:table-cell table:style-name="ce3" table:formula="of:=SIN(PI()*2/257*[.FG$1]*[.$B17]*[.$B17])/[.$B17]/[.$B17]" office:value-type="float" office:value="0.00722363150972288">
            <text:p>0.0072236315</text:p>
          </table:table-cell>
          <table:table-cell table:style-name="ce3" table:formula="of:=SIN(PI()*2/257*[.FH$1]*[.$B17]*[.$B17])/[.$B17]/[.$B17]" office:value-type="float" office:value="-0.00783462087048198">
            <text:p>-0.0078346209</text:p>
          </table:table-cell>
          <table:table-cell table:style-name="ce3" table:formula="of:=SIN(PI()*2/257*[.FI$1]*[.$B17]*[.$B17])/[.$B17]/[.$B17]" office:value-type="float" office:value="0.00818293636816259">
            <text:p>0.0081829364</text:p>
          </table:table-cell>
          <table:table-cell table:style-name="ce3" table:formula="of:=SIN(PI()*2/257*[.FJ$1]*[.$B17]*[.$B17])/[.$B17]/[.$B17]" office:value-type="float" office:value="-0.00825689991663136">
            <text:p>-0.0082568999</text:p>
          </table:table-cell>
          <table:table-cell table:style-name="ce3" table:formula="of:=SIN(PI()*2/257*[.FK$1]*[.$B17]*[.$B17])/[.$B17]/[.$B17]" office:value-type="float" office:value="0.00805403171612198">
            <text:p>0.0080540317</text:p>
          </table:table-cell>
          <table:table-cell table:style-name="ce3" table:formula="of:=SIN(PI()*2/257*[.FL$1]*[.$B17]*[.$B17])/[.$B17]/[.$B17]" office:value-type="float" office:value="-0.00758113339428262">
            <text:p>-0.0075811334</text:p>
          </table:table-cell>
          <table:table-cell table:style-name="ce3" table:formula="of:=SIN(PI()*2/257*[.FM$1]*[.$B17]*[.$B17])/[.$B17]/[.$B17]" office:value-type="float" office:value="0.00685405996580921">
            <text:p>0.00685406</text:p>
          </table:table-cell>
          <table:table-cell table:style-name="ce3" table:formula="of:=SIN(PI()*2/257*[.FN$1]*[.$B17]*[.$B17])/[.$B17]/[.$B17]" office:value-type="float" office:value="-0.00589718825625076">
            <text:p>-0.0058971883</text:p>
          </table:table-cell>
          <table:table-cell table:style-name="ce3" table:formula="of:=SIN(PI()*2/257*[.FO$1]*[.$B17]*[.$B17])/[.$B17]/[.$B17]" office:value-type="float" office:value="0.00474259961230891">
            <text:p>0.0047425996</text:p>
          </table:table-cell>
          <table:table-cell table:style-name="ce3" table:formula="of:=SIN(PI()*2/257*[.FP$1]*[.$B17]*[.$B17])/[.$B17]/[.$B17]" office:value-type="float" office:value="-0.0034290043001687">
            <text:p>-0.0034290043</text:p>
          </table:table-cell>
          <table:table-cell table:style-name="ce3" table:formula="of:=SIN(PI()*2/257*[.FQ$1]*[.$B17]*[.$B17])/[.$B17]/[.$B17]" office:value-type="float" office:value="0.00200044365391432">
            <text:p>0.0020004437</text:p>
          </table:table-cell>
          <table:table-cell table:style-name="ce3" table:formula="of:=SIN(PI()*2/257*[.FR$1]*[.$B17]*[.$B17])/[.$B17]/[.$B17]" office:value-type="float" office:value="-0.000504813487497993">
            <text:p>-0.0005048135</text:p>
          </table:table-cell>
          <table:table-cell table:style-name="ce3" table:formula="of:=SIN(PI()*2/257*[.FS$1]*[.$B17]*[.$B17])/[.$B17]/[.$B17]" office:value-type="float" office:value="-0.00100774172367776">
            <text:p>-0.0010077417</text:p>
          </table:table-cell>
          <table:table-cell table:style-name="ce3" table:formula="of:=SIN(PI()*2/257*[.FT$1]*[.$B17]*[.$B17])/[.$B17]/[.$B17]" office:value-type="float" office:value="0.00248651005276648">
            <text:p>0.0024865101</text:p>
          </table:table-cell>
          <table:table-cell table:style-name="ce3" table:formula="of:=SIN(PI()*2/257*[.FU$1]*[.$B17]*[.$B17])/[.$B17]/[.$B17]" office:value-type="float" office:value="-0.00388191235662718">
            <text:p>-0.0038819124</text:p>
          </table:table-cell>
          <table:table-cell table:style-name="ce3" table:formula="of:=SIN(PI()*2/257*[.FV$1]*[.$B17]*[.$B17])/[.$B17]/[.$B17]" office:value-type="float" office:value="0.0051471645317577">
            <text:p>0.0051471645</text:p>
          </table:table-cell>
          <table:table-cell table:style-name="ce3" table:formula="of:=SIN(PI()*2/257*[.FW$1]*[.$B17]*[.$B17])/[.$B17]/[.$B17]" office:value-type="float" office:value="-0.00623984606003558">
            <text:p>-0.0062398461</text:p>
          </table:table-cell>
          <table:table-cell table:style-name="ce3" table:formula="of:=SIN(PI()*2/257*[.FX$1]*[.$B17]*[.$B17])/[.$B17]/[.$B17]" office:value-type="float" office:value="0.0071233222551262">
            <text:p>0.0071233223</text:p>
          </table:table-cell>
          <table:table-cell table:style-name="ce3" table:formula="of:=SIN(PI()*2/257*[.FY$1]*[.$B17]*[.$B17])/[.$B17]/[.$B17]" office:value-type="float" office:value="-0.00776797252543504">
            <text:p>-0.0077679725</text:p>
          </table:table-cell>
          <table:table-cell table:style-name="ce3" table:formula="of:=SIN(PI()*2/257*[.FZ$1]*[.$B17]*[.$B17])/[.$B17]/[.$B17]" office:value-type="float" office:value="0.00815218347324513">
            <text:p>0.0081521835</text:p>
          </table:table-cell>
          <table:table-cell table:style-name="ce3" table:formula="of:=SIN(PI()*2/257*[.GA$1]*[.$B17]*[.$B17])/[.$B17]/[.$B17]" office:value-type="float" office:value="-0.00826307353407869">
            <text:p>-0.0082630735</text:p>
          </table:table-cell>
          <table:table-cell table:style-name="ce3" table:formula="of:=SIN(PI()*2/257*[.GB$1]*[.$B17]*[.$B17])/[.$B17]/[.$B17]" office:value-type="float" office:value="0.00809692486106901">
            <text:p>0.0080969249</text:p>
          </table:table-cell>
          <table:table-cell table:style-name="ce3" table:formula="of:=SIN(PI()*2/257*[.GC$1]*[.$B17]*[.$B17])/[.$B17]/[.$B17]" office:value-type="float" office:value="-0.00765930797441203">
            <text:p>-0.007659308</text:p>
          </table:table-cell>
          <table:table-cell table:style-name="ce3" table:formula="of:=SIN(PI()*2/257*[.GD$1]*[.$B17]*[.$B17])/[.$B17]/[.$B17]" office:value-type="float" office:value="0.00696489499673711">
            <text:p>0.006964895</text:p>
          </table:table-cell>
          <table:table-cell table:style-name="ce3" table:formula="of:=SIN(PI()*2/257*[.GE$1]*[.$B17]*[.$B17])/[.$B17]/[.$B17]" office:value-type="float" office:value="-0.00603696773611491">
            <text:p>-0.0060369677</text:p>
          </table:table-cell>
          <table:table-cell table:style-name="ce3" table:formula="of:=SIN(PI()*2/257*[.GF$1]*[.$B17]*[.$B17])/[.$B17]/[.$B17]" office:value-type="float" office:value="0.00490663710936475">
            <text:p>0.0049066371</text:p>
          </table:table-cell>
          <table:table-cell table:style-name="ce3" table:formula="of:=SIN(PI()*2/257*[.GG$1]*[.$B17]*[.$B17])/[.$B17]/[.$B17]" office:value-type="float" office:value="-0.00361180007629984">
            <text:p>-0.0036118001</text:p>
          </table:table-cell>
          <table:table-cell table:style-name="ce3" table:formula="of:=SIN(PI()*2/257*[.GH$1]*[.$B17]*[.$B17])/[.$B17]/[.$B17]" office:value-type="float" office:value="0.00219586905612401">
            <text:p>0.0021958691</text:p>
          </table:table-cell>
          <table:table-cell table:style-name="ce3" table:formula="of:=SIN(PI()*2/257*[.GI$1]*[.$B17]*[.$B17])/[.$B17]/[.$B17]" office:value-type="float" office:value="-0.000706316425238221">
            <text:p>-0.0007063164</text:p>
          </table:table-cell>
          <table:table-cell table:style-name="ce3" table:formula="of:=SIN(PI()*2/257*[.GJ$1]*[.$B17]*[.$B17])/[.$B17]/[.$B17]" office:value-type="float" office:value="-0.000806917104448876">
            <text:p>-0.0008069171</text:p>
          </table:table-cell>
          <table:table-cell table:style-name="ce3" table:formula="of:=SIN(PI()*2/257*[.GK$1]*[.$B17]*[.$B17])/[.$B17]/[.$B17]" office:value-type="float" office:value="0.00229309686388709">
            <text:p>0.0022930969</text:p>
          </table:table-cell>
          <table:table-cell table:style-name="ce3" table:formula="of:=SIN(PI()*2/257*[.GL$1]*[.$B17]*[.$B17])/[.$B17]/[.$B17]" office:value-type="float" office:value="-0.00370239522451763">
            <text:p>-0.0037023952</text:p>
          </table:table-cell>
          <table:table-cell table:style-name="ce3" table:formula="of:=SIN(PI()*2/257*[.GM$1]*[.$B17]*[.$B17])/[.$B17]/[.$B17]" office:value-type="float" office:value="0.00498756218525723">
            <text:p>0.0049875622</text:p>
          </table:table-cell>
          <table:table-cell table:style-name="ce3" table:formula="of:=SIN(PI()*2/257*[.GN$1]*[.$B17]*[.$B17])/[.$B17]/[.$B17]" office:value-type="float" office:value="-0.00610550953853859">
            <text:p>-0.0061055095</text:p>
          </table:table-cell>
          <table:table-cell table:style-name="ce3" table:formula="of:=SIN(PI()*2/257*[.GO$1]*[.$B17]*[.$B17])/[.$B17]/[.$B17]" office:value-type="float" office:value="0.00701875550255563">
            <text:p>0.0070187555</text:p>
          </table:table-cell>
          <table:table-cell table:style-name="ce3" table:formula="of:=SIN(PI()*2/257*[.GP$1]*[.$B17]*[.$B17])/[.$B17]/[.$B17]" office:value-type="float" office:value="-0.00769668138506002">
            <text:p>-0.0076966814</text:p>
          </table:table-cell>
          <table:table-cell table:style-name="ce3" table:formula="of:=SIN(PI()*2/257*[.GQ$1]*[.$B17]*[.$B17])/[.$B17]/[.$B17]" office:value-type="float" office:value="0.0081165581461424">
            <text:p>0.0081165581</text:p>
          </table:table-cell>
          <table:table-cell table:style-name="ce3" table:formula="of:=SIN(PI()*2/257*[.GR$1]*[.$B17]*[.$B17])/[.$B17]/[.$B17]" office:value-type="float" office:value="-0.00826430844209083">
            <text:p>-0.0082643084</text:p>
          </table:table-cell>
          <table:table-cell table:style-name="ce3" table:formula="of:=SIN(PI()*2/257*[.GS$1]*[.$B17]*[.$B17])/[.$B17]/[.$B17]" office:value-type="float" office:value="0.00813497860103663">
            <text:p>0.0081349786</text:p>
          </table:table-cell>
          <table:table-cell table:style-name="ce3" table:formula="of:=SIN(PI()*2/257*[.GT$1]*[.$B17]*[.$B17])/[.$B17]/[.$B17]" office:value-type="float" office:value="-0.00773290470631047">
            <text:p>-0.0077329047</text:p>
          </table:table-cell>
          <table:table-cell table:style-name="ce3" table:formula="of:=SIN(PI()*2/257*[.GU$1]*[.$B17]*[.$B17])/[.$B17]/[.$B17]" office:value-type="float" office:value="0.00707156721917786">
            <text:p>0.0070715672</text:p>
          </table:table-cell>
          <table:table-cell table:style-name="ce3" table:formula="of:=SIN(PI()*2/257*[.GV$1]*[.$B17]*[.$B17])/[.$B17]/[.$B17]" office:value-type="float" office:value="-0.00617313901506116">
            <text:p>-0.006173139</text:p>
          </table:table-cell>
          <table:table-cell table:style-name="ce3" table:formula="of:=SIN(PI()*2/257*[.GW$1]*[.$B17]*[.$B17])/[.$B17]/[.$B17]" office:value-type="float" office:value="0.00506774198638826">
            <text:p>0.005067742</text:p>
          </table:table-cell>
          <table:table-cell table:style-name="ce3" table:formula="of:=SIN(PI()*2/257*[.GX$1]*[.$B17]*[.$B17])/[.$B17]/[.$B17]" office:value-type="float" office:value="-0.00379243713618032">
            <text:p>-0.0037924371</text:p>
          </table:table-cell>
          <table:table-cell table:style-name="ce3" table:formula="of:=SIN(PI()*2/257*[.GY$1]*[.$B17]*[.$B17])/[.$B17]/[.$B17]" office:value-type="float" office:value="0.00238998202184186">
            <text:p>0.002389982</text:p>
          </table:table-cell>
          <table:table-cell table:style-name="ce3" table:formula="of:=SIN(PI()*2/257*[.GZ$1]*[.$B17]*[.$B17])/[.$B17]/[.$B17]" office:value-type="float" office:value="-0.000907397208729561">
            <text:p>-0.0009073972</text:p>
          </table:table-cell>
          <table:table-cell table:style-name="ce3" table:formula="of:=SIN(PI()*2/257*[.HA$1]*[.$B17]*[.$B17])/[.$B17]/[.$B17]" office:value-type="float" office:value="-0.000605610203523652">
            <text:p>-0.0006056102</text:p>
          </table:table-cell>
          <table:table-cell table:style-name="ce3" table:formula="of:=SIN(PI()*2/257*[.HB$1]*[.$B17]*[.$B17])/[.$B17]/[.$B17]" office:value-type="float" office:value="0.00209831312698166">
            <text:p>0.0020983131</text:p>
          </table:table-cell>
          <table:table-cell table:style-name="ce3" table:formula="of:=SIN(PI()*2/257*[.HC$1]*[.$B17]*[.$B17])/[.$B17]/[.$B17]" office:value-type="float" office:value="-0.00352066522885885">
            <text:p>-0.0035206652</text:p>
          </table:table-cell>
          <table:table-cell table:style-name="ce3" table:formula="of:=SIN(PI()*2/257*[.HD$1]*[.$B17]*[.$B17])/[.$B17]/[.$B17]" office:value-type="float" office:value="0.00482497885107596">
            <text:p>0.0048249789</text:p>
          </table:table-cell>
          <table:table-cell table:style-name="ce3" table:formula="of:=SIN(PI()*2/257*[.HE$1]*[.$B17]*[.$B17])/[.$B17]/[.$B17]" office:value-type="float" office:value="-0.00596752384976386">
            <text:p>-0.0059675238</text:p>
          </table:table-cell>
          <table:table-cell table:style-name="ce3" table:formula="of:=SIN(PI()*2/257*[.HF$1]*[.$B17]*[.$B17])/[.$B17]/[.$B17]" office:value-type="float" office:value="0.00690999374991869">
            <text:p>0.0069099937</text:p>
          </table:table-cell>
          <table:table-cell table:style-name="ce3" table:formula="of:=SIN(PI()*2/257*[.HG$1]*[.$B17]*[.$B17])/[.$B17]/[.$B17]" office:value-type="float" office:value="-0.00762079005895205">
            <text:p>-0.0076207901</text:p>
          </table:table-cell>
          <table:table-cell table:style-name="ce3" table:formula="of:=SIN(PI()*2/257*[.HH$1]*[.$B17]*[.$B17])/[.$B17]/[.$B17]" office:value-type="float" office:value="0.00807608167955337">
            <text:p>0.0080760817</text:p>
          </table:table-cell>
          <table:table-cell table:style-name="ce3" table:formula="of:=SIN(PI()*2/257*[.HI$1]*[.$B17]*[.$B17])/[.$B17]/[.$B17]" office:value-type="float" office:value="-0.00826060390258262">
            <text:p>-0.0082606039</text:p>
          </table:table-cell>
          <table:table-cell table:style-name="ce3" table:formula="of:=SIN(PI()*2/257*[.HJ$1]*[.$B17]*[.$B17])/[.$B17]/[.$B17]" office:value-type="float" office:value="0.00816817019190103">
            <text:p>0.0081681702</text:p>
          </table:table-cell>
          <table:table-cell table:style-name="ce3" table:formula="of:=SIN(PI()*2/257*[.HK$1]*[.$B17]*[.$B17])/[.$B17]/[.$B17]" office:value-type="float" office:value="-0.00780187960236605">
            <text:p>-0.0078018796</text:p>
          </table:table-cell>
          <table:table-cell table:style-name="ce3" table:formula="of:=SIN(PI()*2/257*[.HL$1]*[.$B17]*[.$B17])/[.$B17]/[.$B17]" office:value-type="float" office:value="0.00717401287681764">
            <text:p>0.0071740129</text:p>
          </table:table-cell>
          <table:table-cell table:style-name="ce3" table:formula="of:=SIN(PI()*2/257*[.HM$1]*[.$B17]*[.$B17])/[.$B17]/[.$B17]" office:value-type="float" office:value="-0.00630562070565048">
            <text:p>-0.0063056207</text:p>
          </table:table-cell>
          <table:table-cell table:style-name="ce3" table:formula="of:=SIN(PI()*2/257*[.HN$1]*[.$B17]*[.$B17])/[.$B17]/[.$B17]" office:value-type="float" office:value="0.00522581795351858">
            <text:p>0.005225818</text:p>
          </table:table-cell>
          <table:table-cell table:style-name="ce3" table:formula="of:=SIN(PI()*2/257*[.HO$1]*[.$B17]*[.$B17])/[.$B17]/[.$B17]" office:value-type="float" office:value="-0.00397080751587339">
            <text:p>-0.0039708075</text:p>
          </table:table-cell>
          <table:table-cell table:style-name="ce3" table:formula="of:=SIN(PI()*2/257*[.HP$1]*[.$B17]*[.$B17])/[.$B17]/[.$B17]" office:value-type="float" office:value="0.00258266653279676">
            <text:p>0.0025826665</text:p>
          </table:table-cell>
          <table:table-cell table:style-name="ce3" table:formula="of:=SIN(PI()*2/257*[.HQ$1]*[.$B17]*[.$B17])/[.$B17]/[.$B17]" office:value-type="float" office:value="-0.00110793565514471">
            <text:p>-0.0011079357</text:p>
          </table:table-cell>
          <table:table-cell table:style-name="ce3" table:formula="of:=SIN(PI()*2/257*[.HR$1]*[.$B17]*[.$B17])/[.$B17]/[.$B17]" office:value-type="float" office:value="-0.000403941338879497">
            <text:p>-0.0004039413</text:p>
          </table:table-cell>
          <table:table-cell table:style-name="ce3" table:formula="of:=SIN(PI()*2/257*[.HS$1]*[.$B17]*[.$B17])/[.$B17]/[.$B17]" office:value-type="float" office:value="0.00190227526123477">
            <text:p>0.0019022753</text:p>
          </table:table-cell>
          <table:table-cell table:style-name="ce3" table:formula="of:=SIN(PI()*2/257*[.HT$1]*[.$B17]*[.$B17])/[.$B17]/[.$B17]" office:value-type="float" office:value="-0.00333683098681945">
            <text:p>-0.003336831</text:p>
          </table:table-cell>
          <table:table-cell table:style-name="ce3" table:formula="of:=SIN(PI()*2/257*[.HU$1]*[.$B17]*[.$B17])/[.$B17]/[.$B17]" office:value-type="float" office:value="0.00465951170272018">
            <text:p>0.0046595117</text:p>
          </table:table-cell>
          <table:table-cell table:style-name="ce3" table:formula="of:=SIN(PI()*2/257*[.HV$1]*[.$B17]*[.$B17])/[.$B17]/[.$B17]" office:value-type="float" office:value="-0.00582597146559052">
            <text:p>-0.0058259715</text:p>
          </table:table-cell>
          <table:table-cell table:style-name="ce3" table:formula="of:=SIN(PI()*2/257*[.HW$1]*[.$B17]*[.$B17])/[.$B17]/[.$B17]" office:value-type="float" office:value="0.00679710200240836">
            <text:p>0.006797102</text:p>
          </table:table-cell>
          <table:table-cell table:style-name="ce3" table:formula="of:=SIN(PI()*2/257*[.HX$1]*[.$B17]*[.$B17])/[.$B17]/[.$B17]" office:value-type="float" office:value="-0.00754034390616772">
            <text:p>-0.0075403439</text:p>
          </table:table-cell>
          <table:table-cell table:style-name="ce3" table:formula="of:=SIN(PI()*2/257*[.HY$1]*[.$B17]*[.$B17])/[.$B17]/[.$B17]" office:value-type="float" office:value="0.00803077826562759">
            <text:p>0.0080307783</text:p>
          </table:table-cell>
          <table:table-cell table:style-name="ce3" table:formula="of:=SIN(PI()*2/257*[.HZ$1]*[.$B17]*[.$B17])/[.$B17]/[.$B17]" office:value-type="float" office:value="-0.00825196212969922">
            <text:p>-0.0082519621</text:p>
          </table:table-cell>
          <table:table-cell table:style-name="ce3" table:formula="of:=SIN(PI()*2/257*[.IA$1]*[.$B17]*[.$B17])/[.$B17]/[.$B17]" office:value-type="float" office:value="0.00819647979556918">
            <text:p>0.0081964798</text:p>
          </table:table-cell>
          <table:table-cell table:style-name="ce3" table:formula="of:=SIN(PI()*2/257*[.IB$1]*[.$B17]*[.$B17])/[.$B17]/[.$B17]" office:value-type="float" office:value="-0.00786619143736472">
            <text:p>-0.0078661914</text:p>
          </table:table-cell>
          <table:table-cell table:style-name="ce3" table:formula="of:=SIN(PI()*2/257*[.IC$1]*[.$B17]*[.$B17])/[.$B17]/[.$B17]" office:value-type="float" office:value="0.00727217073949385">
            <text:p>0.0072721707</text:p>
          </table:table-cell>
          <table:table-cell table:style-name="ce3" table:formula="of:=SIN(PI()*2/257*[.ID$1]*[.$B17]*[.$B17])/[.$B17]/[.$B17]" office:value-type="float" office:value="-0.00643433362565518">
            <text:p>-0.0064343336</text:p>
          </table:table-cell>
          <table:table-cell table:style-name="ce3" table:formula="of:=SIN(PI()*2/257*[.IE$1]*[.$B17]*[.$B17])/[.$B17]/[.$B17]" office:value-type="float" office:value="0.0053807705312327">
            <text:p>0.0053807705</text:p>
          </table:table-cell>
          <table:table-cell table:style-name="ce3" table:formula="of:=SIN(PI()*2/257*[.IF$1]*[.$B17]*[.$B17])/[.$B17]/[.$B17]" office:value-type="float" office:value="-0.00414680460620106">
            <text:p>-0.0041468046</text:p>
          </table:table-cell>
          <table:table-cell table:style-name="ce3" table:formula="of:=SIN(PI()*2/257*[.IG$1]*[.$B17]*[.$B17])/[.$B17]/[.$B17]" office:value-type="float" office:value="0.00277380742447719">
            <text:p>0.0027738074</text:p>
          </table:table-cell>
          <table:table-cell table:style-name="ce3" table:formula="of:=SIN(PI()*2/257*[.IH$1]*[.$B17]*[.$B17])/[.$B17]/[.$B17]" office:value-type="float" office:value="-0.00130781190579621">
            <text:p>-0.0013078119</text:p>
          </table:table-cell>
          <table:table-cell table:style-name="ce3" table:formula="of:=SIN(PI()*2/257*[.II$1]*[.$B17]*[.$B17])/[.$B17]/[.$B17]" office:value-type="float" office:value="-0.000202031044833394">
            <text:p>-0.000202031</text:p>
          </table:table-cell>
          <table:table-cell table:style-name="ce3" table:formula="of:=SIN(PI()*2/257*[.IJ$1]*[.$B17]*[.$B17])/[.$B17]/[.$B17]" office:value-type="float" office:value="0.00170510043540277">
            <text:p>0.0017051004</text:p>
          </table:table-cell>
          <table:table-cell table:style-name="ce3" table:formula="of:=SIN(PI()*2/257*[.IK$1]*[.$B17]*[.$B17])/[.$B17]/[.$B17]" office:value-type="float" office:value="-0.00315100237323968">
            <text:p>-0.0031510024</text:p>
          </table:table-cell>
          <table:table-cell table:style-name="ce3" table:formula="of:=SIN(PI()*2/257*[.IL$1]*[.$B17]*[.$B17])/[.$B17]/[.$B17]" office:value-type="float" office:value="0.00449125963730888">
            <text:p>0.0044912596</text:p>
          </table:table-cell>
          <table:table-cell table:style-name="ce3" table:formula="of:=SIN(PI()*2/257*[.IM$1]*[.$B17]*[.$B17])/[.$B17]/[.$B17]" office:value-type="float" office:value="-0.00568093698966014">
            <text:p>-0.005680937</text:p>
          </table:table-cell>
          <table:table-cell table:style-name="ce3" table:formula="of:=SIN(PI()*2/257*[.IN$1]*[.$B17]*[.$B17])/[.$B17]/[.$B17]" office:value-type="float" office:value="0.00668014773365288">
            <text:p>0.0066801477</text:p>
          </table:table-cell>
          <table:table-cell table:style-name="ce3" table:formula="of:=SIN(PI()*2/257*[.IO$1]*[.$B17]*[.$B17])/[.$B17]/[.$B17]" office:value-type="float" office:value="-0.00745539100810915">
            <text:p>-0.007455391</text:p>
          </table:table-cell>
          <table:table-cell table:style-name="ce3" table:formula="of:=SIN(PI()*2/257*[.IP$1]*[.$B17]*[.$B17])/[.$B17]/[.$B17]" office:value-type="float" office:value="0.00798067498150498">
            <text:p>0.007980675</text:p>
          </table:table-cell>
          <table:table-cell table:style-name="ce3" table:formula="of:=SIN(PI()*2/257*[.IQ$1]*[.$B17]*[.$B17])/[.$B17]/[.$B17]" office:value-type="float" office:value="-0.00823838828849266">
            <text:p>-0.0082383883</text:p>
          </table:table-cell>
          <table:table-cell table:style-name="ce3" table:formula="of:=SIN(PI()*2/257*[.IR$1]*[.$B17]*[.$B17])/[.$B17]/[.$B17]" office:value-type="float" office:value="0.00821989049183503">
            <text:p>0.0082198905</text:p>
          </table:table-cell>
          <table:table-cell table:style-name="ce3" table:formula="of:=SIN(PI()*2/257*[.IS$1]*[.$B17]*[.$B17])/[.$B17]/[.$B17]" office:value-type="float" office:value="-0.00792580177313157">
            <text:p>-0.0079258018</text:p>
          </table:table-cell>
          <table:table-cell table:style-name="ce3" table:formula="of:=SIN(PI()*2/257*[.IT$1]*[.$B17]*[.$B17])/[.$B17]/[.$B17]" office:value-type="float" office:value="0.00736598213979171">
            <text:p>0.0073659821</text:p>
          </table:table-cell>
          <table:table-cell table:style-name="ce3" table:formula="of:=SIN(PI()*2/257*[.IU$1]*[.$B17]*[.$B17])/[.$B17]/[.$B17]" office:value-type="float" office:value="-0.006559200845382">
            <text:p>-0.0065592008</text:p>
          </table:table-cell>
          <table:table-cell table:style-name="ce3" table:formula="of:=SIN(PI()*2/257*[.IV$1]*[.$B17]*[.$B17])/[.$B17]/[.$B17]" office:value-type="float" office:value="0.00553250710680335">
            <text:p>0.0055325071</text:p>
          </table:table-cell>
          <table:table-cell table:style-name="ce3" table:formula="of:=SIN(PI()*2/257*[.IW$1]*[.$B17]*[.$B17])/[.$B17]/[.$B17]" office:value-type="float" office:value="-0.00432032321646316">
            <text:p>-0.0043203232</text:p>
          </table:table-cell>
          <table:table-cell table:style-name="ce3" table:formula="of:=SIN(PI()*2/257*[.IX$1]*[.$B17]*[.$B17])/[.$B17]/[.$B17]" office:value-type="float" office:value="0.00296329045496783">
            <text:p>0.0029632905</text:p>
          </table:table-cell>
          <table:table-cell table:style-name="ce3" table:formula="of:=SIN(PI()*2/257*[.IY$1]*[.$B17]*[.$B17])/[.$B17]/[.$B17]" office:value-type="float" office:value="-0.00150690649778806">
            <text:p>-0.00150690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3" table:formula="of:=SIN(PI()*2/257*[.C$1]*[.$B18]*[.$B18])/[.$B18]/[.$B18]" office:value-type="float" office:value="0">
            <text:p>0</text:p>
          </table:table-cell>
          <table:table-cell table:style-name="ce3" table:formula="of:=SIN(PI()*2/257*[.D$1]*[.$B18]*[.$B18])/[.$B18]/[.$B18]" office:value-type="float" office:value="-0.00256904413702795">
            <text:p>-0.0025690441</text:p>
          </table:table-cell>
          <table:table-cell table:style-name="ce3" table:formula="of:=SIN(PI()*2/257*[.E$1]*[.$B18]*[.$B18])/[.$B18]/[.$B18]" office:value-type="float" office:value="0.00477356510936737">
            <text:p>0.0047735651</text:p>
          </table:table-cell>
          <table:table-cell table:style-name="ce3" table:formula="of:=SIN(PI()*2/257*[.F$1]*[.$B18]*[.$B18])/[.$B18]/[.$B18]" office:value-type="float" office:value="-0.00630076215588031">
            <text:p>-0.0063007622</text:p>
          </table:table-cell>
          <table:table-cell table:style-name="ce3" table:formula="of:=SIN(PI()*2/257*[.G$1]*[.$B18]*[.$B18])/[.$B18]/[.$B18]" office:value-type="float" office:value="0.00693394040065002">
            <text:p>0.0069339404</text:p>
          </table:table-cell>
          <table:table-cell table:style-name="ce3" table:formula="of:=SIN(PI()*2/257*[.H$1]*[.$B18]*[.$B18])/[.$B18]/[.$B18]" office:value-type="float" office:value="-0.00658325781477997">
            <text:p>-0.0065832578</text:p>
          </table:table-cell>
          <table:table-cell table:style-name="ce3" table:formula="of:=SIN(PI()*2/257*[.I$1]*[.$B18]*[.$B18])/[.$B18]/[.$B18]" office:value-type="float" office:value="0.00529847295405363">
            <text:p>0.005298473</text:p>
          </table:table-cell>
          <table:table-cell table:style-name="ce3" table:formula="of:=SIN(PI()*2/257*[.J$1]*[.$B18]*[.$B18])/[.$B18]/[.$B18]" office:value-type="float" office:value="-0.0032618846885549">
            <text:p>-0.0032618847</text:p>
          </table:table-cell>
          <table:table-cell table:style-name="ce3" table:formula="of:=SIN(PI()*2/257*[.K$1]*[.$B18]*[.$B18])/[.$B18]/[.$B18]" office:value-type="float" office:value="0.000762465710113769">
            <text:p>0.0007624657</text:p>
          </table:table-cell>
          <table:table-cell table:style-name="ce3" table:formula="of:=SIN(PI()*2/257*[.L$1]*[.$B18]*[.$B18])/[.$B18]/[.$B18]" office:value-type="float" office:value="0.00184513997077096">
            <text:p>0.00184514</text:p>
          </table:table-cell>
          <table:table-cell table:style-name="ce3" table:formula="of:=SIN(PI()*2/257*[.M$1]*[.$B18]*[.$B18])/[.$B18]/[.$B18]" office:value-type="float" office:value="-0.0041909376695566">
            <text:p>-0.0041909377</text:p>
          </table:table-cell>
          <table:table-cell table:style-name="ce3" table:formula="of:=SIN(PI()*2/257*[.N$1]*[.$B18]*[.$B18])/[.$B18]/[.$B18]" office:value-type="float" office:value="0.00594208078833711">
            <text:p>0.0059420808</text:p>
          </table:table-cell>
          <table:table-cell table:style-name="ce3" table:formula="of:=SIN(PI()*2/257*[.O$1]*[.$B18]*[.$B18])/[.$B18]/[.$B18]" office:value-type="float" office:value="-0.00685009861293509">
            <text:p>-0.0068500986</text:p>
          </table:table-cell>
          <table:table-cell table:style-name="ce3" table:formula="of:=SIN(PI()*2/257*[.P$1]*[.$B18]*[.$B18])/[.$B18]/[.$B18]" office:value-type="float" office:value="0.00678615196684699">
            <text:p>0.006786152</text:p>
          </table:table-cell>
          <table:table-cell table:style-name="ce3" table:formula="of:=SIN(PI()*2/257*[.Q$1]*[.$B18]*[.$B18])/[.$B18]/[.$B18]" office:value-type="float" office:value="-0.00575931427682612">
            <text:p>-0.0057593143</text:p>
          </table:table-cell>
          <table:table-cell table:style-name="ce3" table:formula="of:=SIN(PI()*2/257*[.R$1]*[.$B18]*[.$B18])/[.$B18]/[.$B18]" office:value-type="float" office:value="0.00391528413909072">
            <text:p>0.0039152841</text:p>
          </table:table-cell>
          <table:table-cell table:style-name="ce3" table:formula="of:=SIN(PI()*2/257*[.S$1]*[.$B18]*[.$B18])/[.$B18]/[.$B18]" office:value-type="float" office:value="-0.00151571206088587">
            <text:p>-0.0015157121</text:p>
          </table:table-cell>
          <table:table-cell table:style-name="ce3" table:formula="of:=SIN(PI()*2/257*[.T$1]*[.$B18]*[.$B18])/[.$B18]/[.$B18]" office:value-type="float" office:value="-0.00109892528195467">
            <text:p>-0.0010989253</text:p>
          </table:table-cell>
          <table:table-cell table:style-name="ce3" table:formula="of:=SIN(PI()*2/257*[.U$1]*[.$B18]*[.$B18])/[.$B18]/[.$B18]" office:value-type="float" office:value="0.00355763547828931">
            <text:p>0.0035576355</text:p>
          </table:table-cell>
          <table:table-cell table:style-name="ce3" table:formula="of:=SIN(PI()*2/257*[.V$1]*[.$B18]*[.$B18])/[.$B18]/[.$B18]" office:value-type="float" office:value="-0.00551155071035582">
            <text:p>-0.0055115507</text:p>
          </table:table-cell>
          <table:table-cell table:style-name="ce3" table:formula="of:=SIN(PI()*2/257*[.W$1]*[.$B18]*[.$B18])/[.$B18]/[.$B18]" office:value-type="float" office:value="0.00668342881105403">
            <text:p>0.0066834288</text:p>
          </table:table-cell>
          <table:table-cell table:style-name="ce3" table:formula="of:=SIN(PI()*2/257*[.X$1]*[.$B18]*[.$B18])/[.$B18]/[.$B18]" office:value-type="float" office:value="-0.00690699131605584">
            <text:p>-0.0069069913</text:p>
          </table:table-cell>
          <table:table-cell table:style-name="ce3" table:formula="of:=SIN(PI()*2/257*[.Y$1]*[.$B18]*[.$B18])/[.$B18]/[.$B18]" office:value-type="float" office:value="0.00615051681168282">
            <text:p>0.0061505168</text:p>
          </table:table-cell>
          <table:table-cell table:style-name="ce3" table:formula="of:=SIN(PI()*2/257*[.Z$1]*[.$B18]*[.$B18])/[.$B18]/[.$B18]" office:value-type="float" office:value="-0.00452134190471645">
            <text:p>-0.0045213419</text:p>
          </table:table-cell>
          <table:table-cell table:style-name="ce3" table:formula="of:=SIN(PI()*2/257*[.AA$1]*[.$B18]*[.$B18])/[.$B18]/[.$B18]" office:value-type="float" office:value="0.00225063116892112">
            <text:p>0.0022506312</text:p>
          </table:table-cell>
          <table:table-cell table:style-name="ce3" table:formula="of:=SIN(PI()*2/257*[.AB$1]*[.$B18]*[.$B18])/[.$B18]/[.$B18]" office:value-type="float" office:value="0.000339422930585598">
            <text:p>0.0003394229</text:p>
          </table:table-cell>
          <table:table-cell table:style-name="ce3" table:formula="of:=SIN(PI()*2/257*[.AC$1]*[.$B18]*[.$B18])/[.$B18]/[.$B18]" office:value-type="float" office:value="-0.00288131611333679">
            <text:p>-0.0028813161</text:p>
          </table:table-cell>
          <table:table-cell table:style-name="ce3" table:formula="of:=SIN(PI()*2/257*[.AD$1]*[.$B18]*[.$B18])/[.$B18]/[.$B18]" office:value-type="float" office:value="0.0050143776793152">
            <text:p>0.0050143777</text:p>
          </table:table-cell>
          <table:table-cell table:style-name="ce3" table:formula="of:=SIN(PI()*2/257*[.AE$1]*[.$B18]*[.$B18])/[.$B18]/[.$B18]" office:value-type="float" office:value="-0.00643594628405467">
            <text:p>-0.0064359463</text:p>
          </table:table-cell>
          <table:table-cell table:style-name="ce3" table:formula="of:=SIN(PI()*2/257*[.AF$1]*[.$B18]*[.$B18])/[.$B18]/[.$B18]" office:value-type="float" office:value="0.00694431473259021">
            <text:p>0.0069443147</text:p>
          </table:table-cell>
          <table:table-cell table:style-name="ce3" table:formula="of:=SIN(PI()*2/257*[.AG$1]*[.$B18]*[.$B18])/[.$B18]/[.$B18]" office:value-type="float" office:value="-0.00646735033050161">
            <text:p>-0.0064673503</text:p>
          </table:table-cell>
          <table:table-cell table:style-name="ce3" table:formula="of:=SIN(PI()*2/257*[.AH$1]*[.$B18]*[.$B18])/[.$B18]/[.$B18]" office:value-type="float" office:value="0.00507272983381931">
            <text:p>0.0050727298</text:p>
          </table:table-cell>
          <table:table-cell table:style-name="ce3" table:formula="of:=SIN(PI()*2/257*[.AI$1]*[.$B18]*[.$B18])/[.$B18]/[.$B18]" office:value-type="float" office:value="-0.00295833675480497">
            <text:p>-0.0029583368</text:p>
          </table:table-cell>
          <table:table-cell table:style-name="ce3" table:formula="of:=SIN(PI()*2/257*[.AJ$1]*[.$B18]*[.$B18])/[.$B18]/[.$B18]" office:value-type="float" office:value="0.000424183555466986">
            <text:p>0.0004241836</text:p>
          </table:table-cell>
          <table:table-cell table:style-name="ce3" table:formula="of:=SIN(PI()*2/257*[.AK$1]*[.$B18]*[.$B18])/[.$B18]/[.$B18]" office:value-type="float" office:value="0.00217015729491978">
            <text:p>0.0021701573</text:p>
          </table:table-cell>
          <table:table-cell table:style-name="ce3" table:formula="of:=SIN(PI()*2/257*[.AL$1]*[.$B18]*[.$B18])/[.$B18]/[.$B18]" office:value-type="float" office:value="-0.0044565732663156">
            <text:p>-0.0044565733</text:p>
          </table:table-cell>
          <table:table-cell table:style-name="ce3" table:formula="of:=SIN(PI()*2/257*[.AM$1]*[.$B18]*[.$B18])/[.$B18]/[.$B18]" office:value-type="float" office:value="0.00611064346860269">
            <text:p>0.0061106435</text:p>
          </table:table-cell>
          <table:table-cell table:style-name="ce3" table:formula="of:=SIN(PI()*2/257*[.AN$1]*[.$B18]*[.$B18])/[.$B18]/[.$B18]" office:value-type="float" office:value="-0.00689767092010411">
            <text:p>-0.0068976709</text:p>
          </table:table-cell>
          <table:table-cell table:style-name="ce3" table:formula="of:=SIN(PI()*2/257*[.AO$1]*[.$B18]*[.$B18])/[.$B18]/[.$B18]" office:value-type="float" office:value="0.00670598383862561">
            <text:p>0.0067059838</text:p>
          </table:table-cell>
          <table:table-cell table:style-name="ce3" table:formula="of:=SIN(PI()*2/257*[.AP$1]*[.$B18]*[.$B18])/[.$B18]/[.$B18]" office:value-type="float" office:value="-0.00556278081548866">
            <text:p>-0.0055627808</text:p>
          </table:table-cell>
          <table:table-cell table:style-name="ce3" table:formula="of:=SIN(PI()*2/257*[.AQ$1]*[.$B18]*[.$B18])/[.$B18]/[.$B18]" office:value-type="float" office:value="0.00363027159161203">
            <text:p>0.0036302716</text:p>
          </table:table-cell>
          <table:table-cell table:style-name="ce3" table:formula="of:=SIN(PI()*2/257*[.AR$1]*[.$B18]*[.$B18])/[.$B18]/[.$B18]" office:value-type="float" office:value="-0.00118266102316136">
            <text:p>-0.001182661</text:p>
          </table:table-cell>
          <table:table-cell table:style-name="ce3" table:formula="of:=SIN(PI()*2/257*[.AS$1]*[.$B18]*[.$B18])/[.$B18]/[.$B18]" office:value-type="float" office:value="-0.00143275800474856">
            <text:p>-0.001432758</text:p>
          </table:table-cell>
          <table:table-cell table:style-name="ce3" table:formula="of:=SIN(PI()*2/257*[.AT$1]*[.$B18]*[.$B18])/[.$B18]/[.$B18]" office:value-type="float" office:value="0.00384488216722697">
            <text:p>0.0038448822</text:p>
          </table:table-cell>
          <table:table-cell table:style-name="ce3" table:formula="of:=SIN(PI()*2/257*[.AU$1]*[.$B18]*[.$B18])/[.$B18]/[.$B18]" office:value-type="float" office:value="-0.0057114537659129">
            <text:p>-0.0057114538</text:p>
          </table:table-cell>
          <table:table-cell table:style-name="ce3" table:formula="of:=SIN(PI()*2/257*[.AV$1]*[.$B18]*[.$B18])/[.$B18]/[.$B18]" office:value-type="float" office:value="0.00676762387257483">
            <text:p>0.0067676239</text:p>
          </table:table-cell>
          <table:table-cell table:style-name="ce3" table:formula="of:=SIN(PI()*2/257*[.AW$1]*[.$B18]*[.$B18])/[.$B18]/[.$B18]" office:value-type="float" office:value="-0.00686353189736132">
            <text:p>-0.0068635319</text:p>
          </table:table-cell>
          <table:table-cell table:style-name="ce3" table:formula="of:=SIN(PI()*2/257*[.AX$1]*[.$B18]*[.$B18])/[.$B18]/[.$B18]" office:value-type="float" office:value="0.00598556939493251">
            <text:p>0.0059855694</text:p>
          </table:table-cell>
          <table:table-cell table:style-name="ce3" table:formula="of:=SIN(PI()*2/257*[.AY$1]*[.$B18]*[.$B18])/[.$B18]/[.$B18]" office:value-type="float" office:value="-0.0042583109746734">
            <text:p>-0.004258311</text:p>
          </table:table-cell>
          <table:table-cell table:style-name="ce3" table:formula="of:=SIN(PI()*2/257*[.AZ$1]*[.$B18]*[.$B18])/[.$B18]/[.$B18]" office:value-type="float" office:value="0.00192683833701604">
            <text:p>0.0019268383</text:p>
          </table:table-cell>
          <table:table-cell table:style-name="ce3" table:formula="of:=SIN(PI()*2/257*[.BA$1]*[.$B18]*[.$B18])/[.$B18]/[.$B18]" office:value-type="float" office:value="0.000678034511376639">
            <text:p>0.0006780345</text:p>
          </table:table-cell>
          <table:table-cell table:style-name="ce3" table:formula="of:=SIN(PI()*2/257*[.BB$1]*[.$B18]*[.$B18])/[.$B18]/[.$B18]" office:value-type="float" office:value="-0.00318670064915167">
            <text:p>-0.0031867006</text:p>
          </table:table-cell>
          <table:table-cell table:style-name="ce3" table:formula="of:=SIN(PI()*2/257*[.BC$1]*[.$B18]*[.$B18])/[.$B18]/[.$B18]" office:value-type="float" office:value="0.00524320398100199">
            <text:p>0.005243204</text:p>
          </table:table-cell>
          <table:table-cell table:style-name="ce3" table:formula="of:=SIN(PI()*2/257*[.BD$1]*[.$B18]*[.$B18])/[.$B18]/[.$B18]" office:value-type="float" office:value="-0.00655574605476583">
            <text:p>-0.0065557461</text:p>
          </table:table-cell>
          <table:table-cell table:style-name="ce3" table:formula="of:=SIN(PI()*2/257*[.BE$1]*[.$B18]*[.$B18])/[.$B18]/[.$B18]" office:value-type="float" office:value="0.00693808951328052">
            <text:p>0.0069380895</text:p>
          </table:table-cell>
          <table:table-cell table:style-name="ce3" table:formula="of:=SIN(PI()*2/257*[.BF$1]*[.$B18]*[.$B18])/[.$B18]/[.$B18]" office:value-type="float" office:value="-0.00633598342115454">
            <text:p>-0.0063359834</text:p>
          </table:table-cell>
          <table:table-cell table:style-name="ce3" table:formula="of:=SIN(PI()*2/257*[.BG$1]*[.$B18]*[.$B18])/[.$B18]/[.$B18]" office:value-type="float" office:value="0.00483486096149937">
            <text:p>0.004834861</text:p>
          </table:table-cell>
          <table:table-cell table:style-name="ce3" table:formula="of:=SIN(PI()*2/257*[.BH$1]*[.$B18]*[.$B18])/[.$B18]/[.$B18]" office:value-type="float" office:value="-0.0026477172719583">
            <text:p>-0.0026477173</text:p>
          </table:table-cell>
          <table:table-cell table:style-name="ce3" table:formula="of:=SIN(PI()*2/257*[.BI$1]*[.$B18]*[.$B18])/[.$B18]/[.$B18]" office:value-type="float" office:value="0.0000848874409203371">
            <text:p>8.48874409203371E-005</text:p>
          </table:table-cell>
          <table:table-cell table:style-name="ce3" table:formula="of:=SIN(PI()*2/257*[.BJ$1]*[.$B18]*[.$B18])/[.$B18]/[.$B18]" office:value-type="float" office:value="0.00248998711841157">
            <text:p>0.0024899871</text:p>
          </table:table-cell>
          <table:table-cell table:style-name="ce3" table:formula="of:=SIN(PI()*2/257*[.BK$1]*[.$B18]*[.$B18])/[.$B18]/[.$B18]" office:value-type="float" office:value="-0.00471155595934232">
            <text:p>-0.004711556</text:p>
          </table:table-cell>
          <table:table-cell table:style-name="ce3" table:formula="of:=SIN(PI()*2/257*[.BL$1]*[.$B18]*[.$B18])/[.$B18]/[.$B18]" office:value-type="float" office:value="0.00626459938875823">
            <text:p>0.0062645994</text:p>
          </table:table-cell>
          <table:table-cell table:style-name="ce3" table:formula="of:=SIN(PI()*2/257*[.BM$1]*[.$B18]*[.$B18])/[.$B18]/[.$B18]" office:value-type="float" office:value="-0.00692875517246111">
            <text:p>-0.0069287552</text:p>
          </table:table-cell>
          <table:table-cell table:style-name="ce3" table:formula="of:=SIN(PI()*2/257*[.BN$1]*[.$B18]*[.$B18])/[.$B18]/[.$B18]" office:value-type="float" office:value="0.00660978586056335">
            <text:p>0.0066097859</text:p>
          </table:table-cell>
          <table:table-cell table:style-name="ce3" table:formula="of:=SIN(PI()*2/257*[.BO$1]*[.$B18]*[.$B18])/[.$B18]/[.$B18]" office:value-type="float" office:value="-0.00535295019398583">
            <text:p>-0.0053529502</text:p>
          </table:table-cell>
          <table:table-cell table:style-name="ce3" table:formula="of:=SIN(PI()*2/257*[.BP$1]*[.$B18]*[.$B18])/[.$B18]/[.$B18]" office:value-type="float" office:value="0.00333658131542195">
            <text:p>0.0033365813</text:p>
          </table:table-cell>
          <table:table-cell table:style-name="ce3" table:formula="of:=SIN(PI()*2/257*[.BQ$1]*[.$B18]*[.$B18])/[.$B18]/[.$B18]" office:value-type="float" office:value="-0.000846782976146211">
            <text:p>-0.000846783</text:p>
          </table:table-cell>
          <table:table-cell table:style-name="ce3" table:formula="of:=SIN(PI()*2/257*[.BR$1]*[.$B18]*[.$B18])/[.$B18]/[.$B18]" office:value-type="float" office:value="-0.00176316589142163">
            <text:p>-0.0017631659</text:p>
          </table:table-cell>
          <table:table-cell table:style-name="ce3" table:formula="of:=SIN(PI()*2/257*[.BS$1]*[.$B18]*[.$B18])/[.$B18]/[.$B18]" office:value-type="float" office:value="0.00412293812661949">
            <text:p>0.0041229381</text:p>
          </table:table-cell>
          <table:table-cell table:style-name="ce3" table:formula="of:=SIN(PI()*2/257*[.BT$1]*[.$B18]*[.$B18])/[.$B18]/[.$B18]" office:value-type="float" office:value="-0.00589770427645293">
            <text:p>-0.0058977043</text:p>
          </table:table-cell>
          <table:table-cell table:style-name="ce3" table:formula="of:=SIN(PI()*2/257*[.BU$1]*[.$B18]*[.$B18])/[.$B18]/[.$B18]" office:value-type="float" office:value="0.0068356417411488">
            <text:p>0.0068356417</text:p>
          </table:table-cell>
          <table:table-cell table:style-name="ce3" table:formula="of:=SIN(PI()*2/257*[.BV$1]*[.$B18]*[.$B18])/[.$B18]/[.$B18]" office:value-type="float" office:value="-0.0068036660290929">
            <text:p>-0.006803666</text:p>
          </table:table-cell>
          <table:table-cell table:style-name="ce3" table:formula="of:=SIN(PI()*2/257*[.BW$1]*[.$B18]*[.$B18])/[.$B18]/[.$B18]" office:value-type="float" office:value="0.00580631419263993">
            <text:p>0.0058063142</text:p>
          </table:table-cell>
          <table:table-cell table:style-name="ce3" table:formula="of:=SIN(PI()*2/257*[.BX$1]*[.$B18]*[.$B18])/[.$B18]/[.$B18]" office:value-type="float" office:value="-0.00398510106312052">
            <text:p>-0.0039851011</text:p>
          </table:table-cell>
          <table:table-cell table:style-name="ce3" table:formula="of:=SIN(PI()*2/257*[.BY$1]*[.$B18]*[.$B18])/[.$B18]/[.$B18]" office:value-type="float" office:value="0.00159843962923189">
            <text:p>0.0015984396</text:p>
          </table:table-cell>
          <table:table-cell table:style-name="ce3" table:formula="of:=SIN(PI()*2/257*[.BZ$1]*[.$B18]*[.$B18])/[.$B18]/[.$B18]" office:value-type="float" office:value="0.00101502533201271">
            <text:p>0.0010150253</text:p>
          </table:table-cell>
          <table:table-cell table:style-name="ce3" table:formula="of:=SIN(PI()*2/257*[.CA$1]*[.$B18]*[.$B18])/[.$B18]/[.$B18]" office:value-type="float" office:value="-0.00348446775937734">
            <text:p>-0.0034844678</text:p>
          </table:table-cell>
          <table:table-cell table:style-name="ce3" table:formula="of:=SIN(PI()*2/257*[.CB$1]*[.$B18]*[.$B18])/[.$B18]/[.$B18]" office:value-type="float" office:value="0.00545949703260596">
            <text:p>0.005459497</text:p>
          </table:table-cell>
          <table:table-cell table:style-name="ce3" table:formula="of:=SIN(PI()*2/257*[.CC$1]*[.$B18]*[.$B18])/[.$B18]/[.$B18]" office:value-type="float" office:value="-0.0066598751010344">
            <text:p>-0.0066598751</text:p>
          </table:table-cell>
          <table:table-cell table:style-name="ce3" table:formula="of:=SIN(PI()*2/257*[.CD$1]*[.$B18]*[.$B18])/[.$B18]/[.$B18]" office:value-type="float" office:value="0.00691527962336088">
            <text:p>0.0069152796</text:p>
          </table:table-cell>
          <table:table-cell table:style-name="ce3" table:formula="of:=SIN(PI()*2/257*[.CE$1]*[.$B18]*[.$B18])/[.$B18]/[.$B18]" office:value-type="float" office:value="-0.0061894711035753">
            <text:p>-0.0061894711</text:p>
          </table:table-cell>
          <table:table-cell table:style-name="ce3" table:formula="of:=SIN(PI()*2/257*[.CF$1]*[.$B18]*[.$B18])/[.$B18]/[.$B18]" office:value-type="float" office:value="0.00458543493409533">
            <text:p>0.0045854349</text:p>
          </table:table-cell>
          <table:table-cell table:style-name="ce3" table:formula="of:=SIN(PI()*2/257*[.CG$1]*[.$B18]*[.$B18])/[.$B18]/[.$B18]" office:value-type="float" office:value="-0.00233076873862317">
            <text:p>-0.0023307687</text:p>
          </table:table-cell>
          <table:table-cell table:style-name="ce3" table:formula="of:=SIN(PI()*2/257*[.CH$1]*[.$B18]*[.$B18])/[.$B18]/[.$B18]" office:value-type="float" office:value="-0.000254611586869678">
            <text:p>-0.0002546116</text:p>
          </table:table-cell>
          <table:table-cell table:style-name="ce3" table:formula="of:=SIN(PI()*2/257*[.CI$1]*[.$B18]*[.$B18])/[.$B18]/[.$B18]" office:value-type="float" office:value="0.00280386492642394">
            <text:p>0.0028038649</text:p>
          </table:table-cell>
          <table:table-cell table:style-name="ce3" table:formula="of:=SIN(PI()*2/257*[.CJ$1]*[.$B18]*[.$B18])/[.$B18]/[.$B18]" office:value-type="float" office:value="-0.00495527624309981">
            <text:p>-0.0049552762</text:p>
          </table:table-cell>
          <table:table-cell table:style-name="ce3" table:formula="of:=SIN(PI()*2/257*[.CK$1]*[.$B18]*[.$B18])/[.$B18]/[.$B18]" office:value-type="float" office:value="0.00640358053564719">
            <text:p>0.0064035805</text:p>
          </table:table-cell>
          <table:table-cell table:style-name="ce3" table:formula="of:=SIN(PI()*2/257*[.CL$1]*[.$B18]*[.$B18])/[.$B18]/[.$B18]" office:value-type="float" office:value="-0.00694327706683001">
            <text:p>-0.0069432771</text:p>
          </table:table-cell>
          <table:table-cell table:style-name="ce3" table:formula="of:=SIN(PI()*2/257*[.CM$1]*[.$B18]*[.$B18])/[.$B18]/[.$B18]" office:value-type="float" office:value="0.00649778798238605">
            <text:p>0.006497788</text:p>
          </table:table-cell>
          <table:table-cell table:style-name="ce3" table:formula="of:=SIN(PI()*2/257*[.CN$1]*[.$B18]*[.$B18])/[.$B18]/[.$B18]" office:value-type="float" office:value="-0.00513032398724462">
            <text:p>-0.005130324</text:p>
          </table:table-cell>
          <table:table-cell table:style-name="ce3" table:formula="of:=SIN(PI()*2/257*[.CO$1]*[.$B18]*[.$B18])/[.$B18]/[.$B18]" office:value-type="float" office:value="0.00303491534189131">
            <text:p>0.0030349153</text:p>
          </table:table-cell>
          <table:table-cell table:style-name="ce3" table:formula="of:=SIN(PI()*2/257*[.CP$1]*[.$B18]*[.$B18])/[.$B18]/[.$B18]" office:value-type="float" office:value="-0.000508880796015832">
            <text:p>-0.0005088808</text:p>
          </table:table-cell>
          <table:table-cell table:style-name="ce3" table:formula="of:=SIN(PI()*2/257*[.CQ$1]*[.$B18]*[.$B18])/[.$B18]/[.$B18]" office:value-type="float" office:value="-0.00208935914156055">
            <text:p>-0.0020893591</text:p>
          </table:table-cell>
          <table:table-cell table:style-name="ce3" table:formula="of:=SIN(PI()*2/257*[.CR$1]*[.$B18]*[.$B18])/[.$B18]/[.$B18]" office:value-type="float" office:value="0.00439113869705422">
            <text:p>0.0043911387</text:p>
          </table:table-cell>
          <table:table-cell table:style-name="ce3" table:formula="of:=SIN(PI()*2/257*[.CS$1]*[.$B18]*[.$B18])/[.$B18]/[.$B18]" office:value-type="float" office:value="-0.00606985703247518">
            <text:p>-0.006069857</text:p>
          </table:table-cell>
          <table:table-cell table:style-name="ce3" table:formula="of:=SIN(PI()*2/257*[.CT$1]*[.$B18]*[.$B18])/[.$B18]/[.$B18]" office:value-type="float" office:value="0.00688731982822128">
            <text:p>0.0068873198</text:p>
          </table:table-cell>
          <table:table-cell table:style-name="ce3" table:formula="of:=SIN(PI()*2/257*[.CU$1]*[.$B18]*[.$B18])/[.$B18]/[.$B18]" office:value-type="float" office:value="-0.00672753681342647">
            <text:p>-0.0067275368</text:p>
          </table:table-cell>
          <table:table-cell table:style-name="ce3" table:formula="of:=SIN(PI()*2/257*[.CV$1]*[.$B18]*[.$B18])/[.$B18]/[.$B18]" office:value-type="float" office:value="0.0056131796928613">
            <text:p>0.0056131797</text:p>
          </table:table-cell>
          <table:table-cell table:style-name="ce3" table:formula="of:=SIN(PI()*2/257*[.CW$1]*[.$B18]*[.$B18])/[.$B18]/[.$B18]" office:value-type="float" office:value="-0.0037023652455738">
            <text:p>-0.0037023652</text:p>
          </table:table-cell>
          <table:table-cell table:style-name="ce3" table:formula="of:=SIN(PI()*2/257*[.CX$1]*[.$B18]*[.$B18])/[.$B18]/[.$B18]" office:value-type="float" office:value="0.00126622004328054">
            <text:p>0.00126622</text:p>
          </table:table-cell>
          <table:table-cell table:style-name="ce3" table:formula="of:=SIN(PI()*2/257*[.CY$1]*[.$B18]*[.$B18])/[.$B18]/[.$B18]" office:value-type="float" office:value="0.0013495898563669">
            <text:p>0.0013495899</text:p>
          </table:table-cell>
          <table:table-cell table:style-name="ce3" table:formula="of:=SIN(PI()*2/257*[.CZ$1]*[.$B18]*[.$B18])/[.$B18]/[.$B18]" office:value-type="float" office:value="-0.00377390566746098">
            <text:p>-0.0037739057</text:p>
          </table:table-cell>
          <table:table-cell table:style-name="ce3" table:formula="of:=SIN(PI()*2/257*[.DA$1]*[.$B18]*[.$B18])/[.$B18]/[.$B18]" office:value-type="float" office:value="0.00566273981153639">
            <text:p>0.0056627398</text:p>
          </table:table-cell>
          <table:table-cell table:style-name="ce3" table:formula="of:=SIN(PI()*2/257*[.DB$1]*[.$B18]*[.$B18])/[.$B18]/[.$B18]" office:value-type="float" office:value="-0.00674808451486772">
            <text:p>-0.0067480845</text:p>
          </table:table-cell>
          <table:table-cell table:style-name="ce3" table:formula="of:=SIN(PI()*2/257*[.DC$1]*[.$B18]*[.$B18])/[.$B18]/[.$B18]" office:value-type="float" office:value="0.00687593958713657">
            <text:p>0.0068759396</text:p>
          </table:table-cell>
          <table:table-cell table:style-name="ce3" table:formula="of:=SIN(PI()*2/257*[.DD$1]*[.$B18]*[.$B18])/[.$B18]/[.$B18]" office:value-type="float" office:value="-0.0060281635978817">
            <text:p>-0.0060281636</text:p>
          </table:table-cell>
          <table:table-cell table:style-name="ce3" table:formula="of:=SIN(PI()*2/257*[.DE$1]*[.$B18]*[.$B18])/[.$B18]/[.$B18]" office:value-type="float" office:value="0.00432504797460173">
            <text:p>0.004325048</text:p>
          </table:table-cell>
          <table:table-cell table:style-name="ce3" table:formula="of:=SIN(PI()*2/257*[.DF$1]*[.$B18]*[.$B18])/[.$B18]/[.$B18]" office:value-type="float" office:value="-0.00200824878224332">
            <text:p>-0.0020082488</text:p>
          </table:table-cell>
          <table:table-cell table:style-name="ce3" table:formula="of:=SIN(PI()*2/257*[.DG$1]*[.$B18]*[.$B18])/[.$B18]/[.$B18]" office:value-type="float" office:value="-0.000593501996206967">
            <text:p>-0.000593502</text:p>
          </table:table-cell>
          <table:table-cell table:style-name="ce3" table:formula="of:=SIN(PI()*2/257*[.DH$1]*[.$B18]*[.$B18])/[.$B18]/[.$B18]" office:value-type="float" office:value="0.00311104043171263">
            <text:p>0.0031110404</text:p>
          </table:table-cell>
          <table:table-cell table:style-name="ce3" table:formula="of:=SIN(PI()*2/257*[.DI$1]*[.$B18]*[.$B18])/[.$B18]/[.$B18]" office:value-type="float" office:value="-0.00518715153348876">
            <text:p>-0.0051871515</text:p>
          </table:table-cell>
          <table:table-cell table:style-name="ce3" table:formula="of:=SIN(PI()*2/257*[.DJ$1]*[.$B18]*[.$B18])/[.$B18]/[.$B18]" office:value-type="float" office:value="0.00652725469151134">
            <text:p>0.0065272547</text:p>
          </table:table-cell>
          <table:table-cell table:style-name="ce3" table:formula="of:=SIN(PI()*2/257*[.DK$1]*[.$B18]*[.$B18])/[.$B18]/[.$B18]" office:value-type="float" office:value="-0.00694120189036457">
            <text:p>-0.0069412019</text:p>
          </table:table-cell>
          <table:table-cell table:style-name="ce3" table:formula="of:=SIN(PI()*2/257*[.DL$1]*[.$B18]*[.$B18])/[.$B18]/[.$B18]" office:value-type="float" office:value="0.00637025792158494">
            <text:p>0.0063702579</text:p>
          </table:table-cell>
          <table:table-cell table:style-name="ce3" table:formula="of:=SIN(PI()*2/257*[.DM$1]*[.$B18]*[.$B18])/[.$B18]/[.$B18]" office:value-type="float" office:value="-0.00489543435650362">
            <text:p>-0.0048954344</text:p>
          </table:table-cell>
          <table:table-cell table:style-name="ce3" table:formula="of:=SIN(PI()*2/257*[.DN$1]*[.$B18]*[.$B18])/[.$B18]/[.$B18]" office:value-type="float" office:value="0.00272599476733878">
            <text:p>0.0027259948</text:p>
          </table:table-cell>
          <table:table-cell table:style-name="ce3" table:formula="of:=SIN(PI()*2/257*[.DO$1]*[.$B18]*[.$B18])/[.$B18]/[.$B18]" office:value-type="float" office:value="-0.000169762197393856">
            <text:p>-0.0001697622</text:p>
          </table:table-cell>
          <table:table-cell table:style-name="ce3" table:formula="of:=SIN(PI()*2/257*[.DP$1]*[.$B18]*[.$B18])/[.$B18]/[.$B18]" office:value-type="float" office:value="-0.00241055802933469">
            <text:p>-0.002410558</text:p>
          </table:table-cell>
          <table:table-cell table:style-name="ce3" table:formula="of:=SIN(PI()*2/257*[.DQ$1]*[.$B18]*[.$B18])/[.$B18]/[.$B18]" office:value-type="float" office:value="0.00464884277724451">
            <text:p>0.0046488428</text:p>
          </table:table-cell>
          <table:table-cell table:style-name="ce3" table:formula="of:=SIN(PI()*2/257*[.DR$1]*[.$B18]*[.$B18])/[.$B18]/[.$B18]" office:value-type="float" office:value="-0.00622750052347006">
            <text:p>-0.0062275005</text:p>
          </table:table-cell>
          <table:table-cell table:style-name="ce3" table:formula="of:=SIN(PI()*2/257*[.DS$1]*[.$B18]*[.$B18])/[.$B18]/[.$B18]" office:value-type="float" office:value="0.00692253460352509">
            <text:p>0.0069225346</text:p>
          </table:table-cell>
          <table:table-cell table:style-name="ce3" table:formula="of:=SIN(PI()*2/257*[.DT$1]*[.$B18]*[.$B18])/[.$B18]/[.$B18]" office:value-type="float" office:value="-0.00663532622811891">
            <text:p>-0.0066353262</text:p>
          </table:table-cell>
          <table:table-cell table:style-name="ce3" table:formula="of:=SIN(PI()*2/257*[.DU$1]*[.$B18]*[.$B18])/[.$B18]/[.$B18]" office:value-type="float" office:value="0.00540662756044684">
            <text:p>0.0054066276</text:p>
          </table:table-cell>
          <table:table-cell table:style-name="ce3" table:formula="of:=SIN(PI()*2/257*[.DV$1]*[.$B18]*[.$B18])/[.$B18]/[.$B18]" office:value-type="float" office:value="-0.00341077936808506">
            <text:p>-0.0034107794</text:p>
          </table:table-cell>
          <table:table-cell table:style-name="ce3" table:formula="of:=SIN(PI()*2/257*[.DW$1]*[.$B18]*[.$B18])/[.$B18]/[.$B18]" office:value-type="float" office:value="0.000930973710225767">
            <text:p>0.0009309737</text:p>
          </table:table-cell>
          <table:table-cell table:style-name="ce3" table:formula="of:=SIN(PI()*2/257*[.DX$1]*[.$B18]*[.$B18])/[.$B18]/[.$B18]" office:value-type="float" office:value="0.00168092834808147">
            <text:p>0.0016809283</text:p>
          </table:table-cell>
          <table:table-cell table:style-name="ce3" table:formula="of:=SIN(PI()*2/257*[.DY$1]*[.$B18]*[.$B18])/[.$B18]/[.$B18]" office:value-type="float" office:value="-0.00405432250680653">
            <text:p>-0.0040543225</text:p>
          </table:table-cell>
          <table:table-cell table:style-name="ce3" table:formula="of:=SIN(PI()*2/257*[.DZ$1]*[.$B18]*[.$B18])/[.$B18]/[.$B18]" office:value-type="float" office:value="0.00585244649031376">
            <text:p>0.0058524465</text:p>
          </table:table-cell>
          <table:table-cell table:style-name="ce3" table:formula="of:=SIN(PI()*2/257*[.EA$1]*[.$B18]*[.$B18])/[.$B18]/[.$B18]" office:value-type="float" office:value="-0.00682016344224457">
            <text:p>-0.0068201634</text:p>
          </table:table-cell>
          <table:table-cell table:style-name="ce3" table:formula="of:=SIN(PI()*2/257*[.EB$1]*[.$B18]*[.$B18])/[.$B18]/[.$B18]" office:value-type="float" office:value="0.00682016344224461">
            <text:p>0.0068201634</text:p>
          </table:table-cell>
          <table:table-cell table:style-name="ce3" table:formula="of:=SIN(PI()*2/257*[.EC$1]*[.$B18]*[.$B18])/[.$B18]/[.$B18]" office:value-type="float" office:value="-0.00585244649031411">
            <text:p>-0.0058524465</text:p>
          </table:table-cell>
          <table:table-cell table:style-name="ce3" table:formula="of:=SIN(PI()*2/257*[.ED$1]*[.$B18]*[.$B18])/[.$B18]/[.$B18]" office:value-type="float" office:value="0.00405432250680673">
            <text:p>0.0040543225</text:p>
          </table:table-cell>
          <table:table-cell table:style-name="ce3" table:formula="of:=SIN(PI()*2/257*[.EE$1]*[.$B18]*[.$B18])/[.$B18]/[.$B18]" office:value-type="float" office:value="-0.00168092834808209">
            <text:p>-0.0016809283</text:p>
          </table:table-cell>
          <table:table-cell table:style-name="ce3" table:formula="of:=SIN(PI()*2/257*[.EF$1]*[.$B18]*[.$B18])/[.$B18]/[.$B18]" office:value-type="float" office:value="-0.000930973710225524">
            <text:p>-0.0009309737</text:p>
          </table:table-cell>
          <table:table-cell table:style-name="ce3" table:formula="of:=SIN(PI()*2/257*[.EG$1]*[.$B18]*[.$B18])/[.$B18]/[.$B18]" office:value-type="float" office:value="0.00341077936808485">
            <text:p>0.0034107794</text:p>
          </table:table-cell>
          <table:table-cell table:style-name="ce3" table:formula="of:=SIN(PI()*2/257*[.EH$1]*[.$B18]*[.$B18])/[.$B18]/[.$B18]" office:value-type="float" office:value="-0.00540662756044619">
            <text:p>-0.0054066276</text:p>
          </table:table-cell>
          <table:table-cell table:style-name="ce3" table:formula="of:=SIN(PI()*2/257*[.EI$1]*[.$B18]*[.$B18])/[.$B18]/[.$B18]" office:value-type="float" office:value="0.00663532622811884">
            <text:p>0.0066353262</text:p>
          </table:table-cell>
          <table:table-cell table:style-name="ce3" table:formula="of:=SIN(PI()*2/257*[.EJ$1]*[.$B18]*[.$B18])/[.$B18]/[.$B18]" office:value-type="float" office:value="-0.00692253460352517">
            <text:p>-0.0069225346</text:p>
          </table:table-cell>
          <table:table-cell table:style-name="ce3" table:formula="of:=SIN(PI()*2/257*[.EK$1]*[.$B18]*[.$B18])/[.$B18]/[.$B18]" office:value-type="float" office:value="0.00622750052347017">
            <text:p>0.0062275005</text:p>
          </table:table-cell>
          <table:table-cell table:style-name="ce3" table:formula="of:=SIN(PI()*2/257*[.EL$1]*[.$B18]*[.$B18])/[.$B18]/[.$B18]" office:value-type="float" office:value="-0.00464884277724469">
            <text:p>-0.0046488428</text:p>
          </table:table-cell>
          <table:table-cell table:style-name="ce3" table:formula="of:=SIN(PI()*2/257*[.EM$1]*[.$B18]*[.$B18])/[.$B18]/[.$B18]" office:value-type="float" office:value="0.00241055802933566">
            <text:p>0.002410558</text:p>
          </table:table-cell>
          <table:table-cell table:style-name="ce3" table:formula="of:=SIN(PI()*2/257*[.EN$1]*[.$B18]*[.$B18])/[.$B18]/[.$B18]" office:value-type="float" office:value="0.000169762197393611">
            <text:p>0.0001697622</text:p>
          </table:table-cell>
          <table:table-cell table:style-name="ce3" table:formula="of:=SIN(PI()*2/257*[.EO$1]*[.$B18]*[.$B18])/[.$B18]/[.$B18]" office:value-type="float" office:value="-0.00272599476733783">
            <text:p>-0.0027259948</text:p>
          </table:table-cell>
          <table:table-cell table:style-name="ce3" table:formula="of:=SIN(PI()*2/257*[.EP$1]*[.$B18]*[.$B18])/[.$B18]/[.$B18]" office:value-type="float" office:value="0.00489543435650345">
            <text:p>0.0048954344</text:p>
          </table:table-cell>
          <table:table-cell table:style-name="ce3" table:formula="of:=SIN(PI()*2/257*[.EQ$1]*[.$B18]*[.$B18])/[.$B18]/[.$B18]" office:value-type="float" office:value="-0.00637025792158484">
            <text:p>-0.0063702579</text:p>
          </table:table-cell>
          <table:table-cell table:style-name="ce3" table:formula="of:=SIN(PI()*2/257*[.ER$1]*[.$B18]*[.$B18])/[.$B18]/[.$B18]" office:value-type="float" office:value="0.00694120189036455">
            <text:p>0.0069412019</text:p>
          </table:table-cell>
          <table:table-cell table:style-name="ce3" table:formula="of:=SIN(PI()*2/257*[.ES$1]*[.$B18]*[.$B18])/[.$B18]/[.$B18]" office:value-type="float" office:value="-0.00652725469151156">
            <text:p>-0.0065272547</text:p>
          </table:table-cell>
          <table:table-cell table:style-name="ce3" table:formula="of:=SIN(PI()*2/257*[.ET$1]*[.$B18]*[.$B18])/[.$B18]/[.$B18]" office:value-type="float" office:value="0.00518715153348919">
            <text:p>0.0051871515</text:p>
          </table:table-cell>
          <table:table-cell table:style-name="ce3" table:formula="of:=SIN(PI()*2/257*[.EU$1]*[.$B18]*[.$B18])/[.$B18]/[.$B18]" office:value-type="float" office:value="-0.0031110404317132">
            <text:p>-0.0031110404</text:p>
          </table:table-cell>
          <table:table-cell table:style-name="ce3" table:formula="of:=SIN(PI()*2/257*[.EV$1]*[.$B18]*[.$B18])/[.$B18]/[.$B18]" office:value-type="float" office:value="0.000593501996207604">
            <text:p>0.000593502</text:p>
          </table:table-cell>
          <table:table-cell table:style-name="ce3" table:formula="of:=SIN(PI()*2/257*[.EW$1]*[.$B18]*[.$B18])/[.$B18]/[.$B18]" office:value-type="float" office:value="0.00200824878224233">
            <text:p>0.0020082488</text:p>
          </table:table-cell>
          <table:table-cell table:style-name="ce3" table:formula="of:=SIN(PI()*2/257*[.EX$1]*[.$B18]*[.$B18])/[.$B18]/[.$B18]" office:value-type="float" office:value="-0.00432504797460092">
            <text:p>-0.004325048</text:p>
          </table:table-cell>
          <table:table-cell table:style-name="ce3" table:formula="of:=SIN(PI()*2/257*[.EY$1]*[.$B18]*[.$B18])/[.$B18]/[.$B18]" office:value-type="float" office:value="0.00602816359788118">
            <text:p>0.0060281636</text:p>
          </table:table-cell>
          <table:table-cell table:style-name="ce3" table:formula="of:=SIN(PI()*2/257*[.EZ$1]*[.$B18]*[.$B18])/[.$B18]/[.$B18]" office:value-type="float" office:value="-0.00687593958713654">
            <text:p>-0.0068759396</text:p>
          </table:table-cell>
          <table:table-cell table:style-name="ce3" table:formula="of:=SIN(PI()*2/257*[.FA$1]*[.$B18]*[.$B18])/[.$B18]/[.$B18]" office:value-type="float" office:value="0.00674808451486778">
            <text:p>0.0067480845</text:p>
          </table:table-cell>
          <table:table-cell table:style-name="ce3" table:formula="of:=SIN(PI()*2/257*[.FB$1]*[.$B18]*[.$B18])/[.$B18]/[.$B18]" office:value-type="float" office:value="-0.00566273981153698">
            <text:p>-0.0056627398</text:p>
          </table:table-cell>
          <table:table-cell table:style-name="ce3" table:formula="of:=SIN(PI()*2/257*[.FC$1]*[.$B18]*[.$B18])/[.$B18]/[.$B18]" office:value-type="float" office:value="0.00377390566746085">
            <text:p>0.0037739057</text:p>
          </table:table-cell>
          <table:table-cell table:style-name="ce3" table:formula="of:=SIN(PI()*2/257*[.FD$1]*[.$B18]*[.$B18])/[.$B18]/[.$B18]" office:value-type="float" office:value="-0.00134958985636791">
            <text:p>-0.0013495899</text:p>
          </table:table-cell>
          <table:table-cell table:style-name="ce3" table:formula="of:=SIN(PI()*2/257*[.FE$1]*[.$B18]*[.$B18])/[.$B18]/[.$B18]" office:value-type="float" office:value="-0.00126622004328029">
            <text:p>-0.00126622</text:p>
          </table:table-cell>
          <table:table-cell table:style-name="ce3" table:formula="of:=SIN(PI()*2/257*[.FF$1]*[.$B18]*[.$B18])/[.$B18]/[.$B18]" office:value-type="float" office:value="0.0037023652455736">
            <text:p>0.0037023652</text:p>
          </table:table-cell>
          <table:table-cell table:style-name="ce3" table:formula="of:=SIN(PI()*2/257*[.FG$1]*[.$B18]*[.$B18])/[.$B18]/[.$B18]" office:value-type="float" office:value="-0.00561317969286069">
            <text:p>-0.0056131797</text:p>
          </table:table-cell>
          <table:table-cell table:style-name="ce3" table:formula="of:=SIN(PI()*2/257*[.FH$1]*[.$B18]*[.$B18])/[.$B18]/[.$B18]" office:value-type="float" office:value="0.00672753681342632">
            <text:p>0.0067275368</text:p>
          </table:table-cell>
          <table:table-cell table:style-name="ce3" table:formula="of:=SIN(PI()*2/257*[.FI$1]*[.$B18]*[.$B18])/[.$B18]/[.$B18]" office:value-type="float" office:value="-0.00688731982822141">
            <text:p>-0.0068873198</text:p>
          </table:table-cell>
          <table:table-cell table:style-name="ce3" table:formula="of:=SIN(PI()*2/257*[.FJ$1]*[.$B18]*[.$B18])/[.$B18]/[.$B18]" office:value-type="float" office:value="0.0060698570324753">
            <text:p>0.006069857</text:p>
          </table:table-cell>
          <table:table-cell table:style-name="ce3" table:formula="of:=SIN(PI()*2/257*[.FK$1]*[.$B18]*[.$B18])/[.$B18]/[.$B18]" office:value-type="float" office:value="-0.00439113869705502">
            <text:p>-0.0043911387</text:p>
          </table:table-cell>
          <table:table-cell table:style-name="ce3" table:formula="of:=SIN(PI()*2/257*[.FL$1]*[.$B18]*[.$B18])/[.$B18]/[.$B18]" office:value-type="float" office:value="0.00208935914156116">
            <text:p>0.0020893591</text:p>
          </table:table-cell>
          <table:table-cell table:style-name="ce3" table:formula="of:=SIN(PI()*2/257*[.FM$1]*[.$B18]*[.$B18])/[.$B18]/[.$B18]" office:value-type="float" office:value="0.000508880796016375">
            <text:p>0.0005088808</text:p>
          </table:table-cell>
          <table:table-cell table:style-name="ce3" table:formula="of:=SIN(PI()*2/257*[.FN$1]*[.$B18]*[.$B18])/[.$B18]/[.$B18]" office:value-type="float" office:value="-0.00303491534189145">
            <text:p>-0.0030349153</text:p>
          </table:table-cell>
          <table:table-cell table:style-name="ce3" table:formula="of:=SIN(PI()*2/257*[.FO$1]*[.$B18]*[.$B18])/[.$B18]/[.$B18]" office:value-type="float" office:value="0.00513032398724472">
            <text:p>0.005130324</text:p>
          </table:table-cell>
          <table:table-cell table:style-name="ce3" table:formula="of:=SIN(PI()*2/257*[.FP$1]*[.$B18]*[.$B18])/[.$B18]/[.$B18]" office:value-type="float" office:value="-0.0064977879823861">
            <text:p>-0.006497788</text:p>
          </table:table-cell>
          <table:table-cell table:style-name="ce3" table:formula="of:=SIN(PI()*2/257*[.FQ$1]*[.$B18]*[.$B18])/[.$B18]/[.$B18]" office:value-type="float" office:value="0.00694327706683001">
            <text:p>0.0069432771</text:p>
          </table:table-cell>
          <table:table-cell table:style-name="ce3" table:formula="of:=SIN(PI()*2/257*[.FR$1]*[.$B18]*[.$B18])/[.$B18]/[.$B18]" office:value-type="float" office:value="-0.00640358053564728">
            <text:p>-0.0064035805</text:p>
          </table:table-cell>
          <table:table-cell table:style-name="ce3" table:formula="of:=SIN(PI()*2/257*[.FS$1]*[.$B18]*[.$B18])/[.$B18]/[.$B18]" office:value-type="float" office:value="0.00495527624309997">
            <text:p>0.0049552762</text:p>
          </table:table-cell>
          <table:table-cell table:style-name="ce3" table:formula="of:=SIN(PI()*2/257*[.FT$1]*[.$B18]*[.$B18])/[.$B18]/[.$B18]" office:value-type="float" office:value="-0.00280386492642345">
            <text:p>-0.0028038649</text:p>
          </table:table-cell>
          <table:table-cell table:style-name="ce3" table:formula="of:=SIN(PI()*2/257*[.FU$1]*[.$B18]*[.$B18])/[.$B18]/[.$B18]" office:value-type="float" office:value="0.000254611586869922">
            <text:p>0.0002546116</text:p>
          </table:table-cell>
          <table:table-cell table:style-name="ce3" table:formula="of:=SIN(PI()*2/257*[.FV$1]*[.$B18]*[.$B18])/[.$B18]/[.$B18]" office:value-type="float" office:value="0.0023307687386222">
            <text:p>0.0023307687</text:p>
          </table:table-cell>
          <table:table-cell table:style-name="ce3" table:formula="of:=SIN(PI()*2/257*[.FW$1]*[.$B18]*[.$B18])/[.$B18]/[.$B18]" office:value-type="float" office:value="-0.00458543493409515">
            <text:p>-0.0045854349</text:p>
          </table:table-cell>
          <table:table-cell table:style-name="ce3" table:formula="of:=SIN(PI()*2/257*[.FX$1]*[.$B18]*[.$B18])/[.$B18]/[.$B18]" office:value-type="float" office:value="0.00618947110357519">
            <text:p>0.0061894711</text:p>
          </table:table-cell>
          <table:table-cell table:style-name="ce3" table:formula="of:=SIN(PI()*2/257*[.FY$1]*[.$B18]*[.$B18])/[.$B18]/[.$B18]" office:value-type="float" office:value="-0.00691527962336085">
            <text:p>-0.0069152796</text:p>
          </table:table-cell>
          <table:table-cell table:style-name="ce3" table:formula="of:=SIN(PI()*2/257*[.FZ$1]*[.$B18]*[.$B18])/[.$B18]/[.$B18]" office:value-type="float" office:value="0.00665987510103447">
            <text:p>0.0066598751</text:p>
          </table:table-cell>
          <table:table-cell table:style-name="ce3" table:formula="of:=SIN(PI()*2/257*[.GA$1]*[.$B18]*[.$B18])/[.$B18]/[.$B18]" office:value-type="float" office:value="-0.00545949703260635">
            <text:p>-0.005459497</text:p>
          </table:table-cell>
          <table:table-cell table:style-name="ce3" table:formula="of:=SIN(PI()*2/257*[.GB$1]*[.$B18]*[.$B18])/[.$B18]/[.$B18]" office:value-type="float" office:value="0.00348446775937823">
            <text:p>0.0034844678</text:p>
          </table:table-cell>
          <table:table-cell table:style-name="ce3" table:formula="of:=SIN(PI()*2/257*[.GC$1]*[.$B18]*[.$B18])/[.$B18]/[.$B18]" office:value-type="float" office:value="-0.00101502533201295">
            <text:p>-0.0010150253</text:p>
          </table:table-cell>
          <table:table-cell table:style-name="ce3" table:formula="of:=SIN(PI()*2/257*[.GD$1]*[.$B18]*[.$B18])/[.$B18]/[.$B18]" office:value-type="float" office:value="-0.00159843962923165">
            <text:p>-0.0015984396</text:p>
          </table:table-cell>
          <table:table-cell table:style-name="ce3" table:formula="of:=SIN(PI()*2/257*[.GE$1]*[.$B18]*[.$B18])/[.$B18]/[.$B18]" office:value-type="float" office:value="0.00398510106311968">
            <text:p>0.0039851011</text:p>
          </table:table-cell>
          <table:table-cell table:style-name="ce3" table:formula="of:=SIN(PI()*2/257*[.GF$1]*[.$B18]*[.$B18])/[.$B18]/[.$B18]" office:value-type="float" office:value="-0.0058063141926398">
            <text:p>-0.0058063142</text:p>
          </table:table-cell>
          <table:table-cell table:style-name="ce3" table:formula="of:=SIN(PI()*2/257*[.GG$1]*[.$B18]*[.$B18])/[.$B18]/[.$B18]" office:value-type="float" office:value="0.00680366602909278">
            <text:p>0.006803666</text:p>
          </table:table-cell>
          <table:table-cell table:style-name="ce3" table:formula="of:=SIN(PI()*2/257*[.GH$1]*[.$B18]*[.$B18])/[.$B18]/[.$B18]" office:value-type="float" office:value="-0.00683564174114891">
            <text:p>-0.0068356417</text:p>
          </table:table-cell>
          <table:table-cell table:style-name="ce3" table:formula="of:=SIN(PI()*2/257*[.GI$1]*[.$B18]*[.$B18])/[.$B18]/[.$B18]" office:value-type="float" office:value="0.00589770427645326">
            <text:p>0.0058977043</text:p>
          </table:table-cell>
          <table:table-cell table:style-name="ce3" table:formula="of:=SIN(PI()*2/257*[.GJ$1]*[.$B18]*[.$B18])/[.$B18]/[.$B18]" office:value-type="float" office:value="-0.00412293812662001">
            <text:p>-0.0041229381</text:p>
          </table:table-cell>
          <table:table-cell table:style-name="ce3" table:formula="of:=SIN(PI()*2/257*[.GK$1]*[.$B18]*[.$B18])/[.$B18]/[.$B18]" office:value-type="float" office:value="0.00176316589142263">
            <text:p>0.0017631659</text:p>
          </table:table-cell>
          <table:table-cell table:style-name="ce3" table:formula="of:=SIN(PI()*2/257*[.GL$1]*[.$B18]*[.$B18])/[.$B18]/[.$B18]" office:value-type="float" office:value="0.000846782976144988">
            <text:p>0.000846783</text:p>
          </table:table-cell>
          <table:table-cell table:style-name="ce3" table:formula="of:=SIN(PI()*2/257*[.GM$1]*[.$B18]*[.$B18])/[.$B18]/[.$B18]" office:value-type="float" office:value="-0.00333658131542156">
            <text:p>-0.0033365813</text:p>
          </table:table-cell>
          <table:table-cell table:style-name="ce3" table:formula="of:=SIN(PI()*2/257*[.GN$1]*[.$B18]*[.$B18])/[.$B18]/[.$B18]" office:value-type="float" office:value="0.00535295019398605">
            <text:p>0.0053529502</text:p>
          </table:table-cell>
          <table:table-cell table:style-name="ce3" table:formula="of:=SIN(PI()*2/257*[.GO$1]*[.$B18]*[.$B18])/[.$B18]/[.$B18]" office:value-type="float" office:value="-0.00660978586056297">
            <text:p>-0.0066097859</text:p>
          </table:table-cell>
          <table:table-cell table:style-name="ce3" table:formula="of:=SIN(PI()*2/257*[.GP$1]*[.$B18]*[.$B18])/[.$B18]/[.$B18]" office:value-type="float" office:value="0.00692875517246115">
            <text:p>0.0069287552</text:p>
          </table:table-cell>
          <table:table-cell table:style-name="ce3" table:formula="of:=SIN(PI()*2/257*[.GQ$1]*[.$B18]*[.$B18])/[.$B18]/[.$B18]" office:value-type="float" office:value="-0.00626459938875834">
            <text:p>-0.0062645994</text:p>
          </table:table-cell>
          <table:table-cell table:style-name="ce3" table:formula="of:=SIN(PI()*2/257*[.GR$1]*[.$B18]*[.$B18])/[.$B18]/[.$B18]" office:value-type="float" office:value="0.0047115559593425">
            <text:p>0.004711556</text:p>
          </table:table-cell>
          <table:table-cell table:style-name="ce3" table:formula="of:=SIN(PI()*2/257*[.GS$1]*[.$B18]*[.$B18])/[.$B18]/[.$B18]" office:value-type="float" office:value="-0.0024899871184118">
            <text:p>-0.0024899871</text:p>
          </table:table-cell>
          <table:table-cell table:style-name="ce3" table:formula="of:=SIN(PI()*2/257*[.GT$1]*[.$B18]*[.$B18])/[.$B18]/[.$B18]" office:value-type="float" office:value="-0.0000848874409200921">
            <text:p>-8.48874409200921E-005</text:p>
          </table:table-cell>
          <table:table-cell table:style-name="ce3" table:formula="of:=SIN(PI()*2/257*[.GU$1]*[.$B18]*[.$B18])/[.$B18]/[.$B18]" office:value-type="float" office:value="0.00264771727195771">
            <text:p>0.0026477173</text:p>
          </table:table-cell>
          <table:table-cell table:style-name="ce3" table:formula="of:=SIN(PI()*2/257*[.GV$1]*[.$B18]*[.$B18])/[.$B18]/[.$B18]" office:value-type="float" office:value="-0.00483486096149877">
            <text:p>-0.004834861</text:p>
          </table:table-cell>
          <table:table-cell table:style-name="ce3" table:formula="of:=SIN(PI()*2/257*[.GW$1]*[.$B18]*[.$B18])/[.$B18]/[.$B18]" office:value-type="float" office:value="0.00633598342115452">
            <text:p>0.0063359834</text:p>
          </table:table-cell>
          <table:table-cell table:style-name="ce3" table:formula="of:=SIN(PI()*2/257*[.GX$1]*[.$B18]*[.$B18])/[.$B18]/[.$B18]" office:value-type="float" office:value="-0.00693808951328055">
            <text:p>-0.0069380895</text:p>
          </table:table-cell>
          <table:table-cell table:style-name="ce3" table:formula="of:=SIN(PI()*2/257*[.GY$1]*[.$B18]*[.$B18])/[.$B18]/[.$B18]" office:value-type="float" office:value="0.00655574605476617">
            <text:p>0.0065557461</text:p>
          </table:table-cell>
          <table:table-cell table:style-name="ce3" table:formula="of:=SIN(PI()*2/257*[.GZ$1]*[.$B18]*[.$B18])/[.$B18]/[.$B18]" office:value-type="float" office:value="-0.00524320398100215">
            <text:p>-0.005243204</text:p>
          </table:table-cell>
          <table:table-cell table:style-name="ce3" table:formula="of:=SIN(PI()*2/257*[.HA$1]*[.$B18]*[.$B18])/[.$B18]/[.$B18]" office:value-type="float" office:value="0.00318670064915153">
            <text:p>0.0031867006</text:p>
          </table:table-cell>
          <table:table-cell table:style-name="ce3" table:formula="of:=SIN(PI()*2/257*[.HB$1]*[.$B18]*[.$B18])/[.$B18]/[.$B18]" office:value-type="float" office:value="-0.000678034511376489">
            <text:p>-0.0006780345</text:p>
          </table:table-cell>
          <table:table-cell table:style-name="ce3" table:formula="of:=SIN(PI()*2/257*[.HC$1]*[.$B18]*[.$B18])/[.$B18]/[.$B18]" office:value-type="float" office:value="-0.00192683833701619">
            <text:p>-0.0019268383</text:p>
          </table:table-cell>
          <table:table-cell table:style-name="ce3" table:formula="of:=SIN(PI()*2/257*[.HD$1]*[.$B18]*[.$B18])/[.$B18]/[.$B18]" office:value-type="float" office:value="0.00425831097467336">
            <text:p>0.004258311</text:p>
          </table:table-cell>
          <table:table-cell table:style-name="ce3" table:formula="of:=SIN(PI()*2/257*[.HE$1]*[.$B18]*[.$B18])/[.$B18]/[.$B18]" office:value-type="float" office:value="-0.00598556939493238">
            <text:p>-0.0059855694</text:p>
          </table:table-cell>
          <table:table-cell table:style-name="ce3" table:formula="of:=SIN(PI()*2/257*[.HF$1]*[.$B18]*[.$B18])/[.$B18]/[.$B18]" office:value-type="float" office:value="0.00686353189736125">
            <text:p>0.0068635319</text:p>
          </table:table-cell>
          <table:table-cell table:style-name="ce3" table:formula="of:=SIN(PI()*2/257*[.HG$1]*[.$B18]*[.$B18])/[.$B18]/[.$B18]" office:value-type="float" office:value="-0.00676762387257493">
            <text:p>-0.0067676239</text:p>
          </table:table-cell>
          <table:table-cell table:style-name="ce3" table:formula="of:=SIN(PI()*2/257*[.HH$1]*[.$B18]*[.$B18])/[.$B18]/[.$B18]" office:value-type="float" office:value="0.00571145376591271">
            <text:p>0.0057114538</text:p>
          </table:table-cell>
          <table:table-cell table:style-name="ce3" table:formula="of:=SIN(PI()*2/257*[.HI$1]*[.$B18]*[.$B18])/[.$B18]/[.$B18]" office:value-type="float" office:value="-0.0038448821672275">
            <text:p>-0.0038448822</text:p>
          </table:table-cell>
          <table:table-cell table:style-name="ce3" table:formula="of:=SIN(PI()*2/257*[.HJ$1]*[.$B18]*[.$B18])/[.$B18]/[.$B18]" office:value-type="float" office:value="0.00143275800474918">
            <text:p>0.001432758</text:p>
          </table:table-cell>
          <table:table-cell table:style-name="ce3" table:formula="of:=SIN(PI()*2/257*[.HK$1]*[.$B18]*[.$B18])/[.$B18]/[.$B18]" office:value-type="float" office:value="0.00118266102316112">
            <text:p>0.001182661</text:p>
          </table:table-cell>
          <table:table-cell table:style-name="ce3" table:formula="of:=SIN(PI()*2/257*[.HL$1]*[.$B18]*[.$B18])/[.$B18]/[.$B18]" office:value-type="float" office:value="-0.00363027159161182">
            <text:p>-0.0036302716</text:p>
          </table:table-cell>
          <table:table-cell table:style-name="ce3" table:formula="of:=SIN(PI()*2/257*[.HM$1]*[.$B18]*[.$B18])/[.$B18]/[.$B18]" office:value-type="float" office:value="0.00556278081548851">
            <text:p>0.0055627808</text:p>
          </table:table-cell>
          <table:table-cell table:style-name="ce3" table:formula="of:=SIN(PI()*2/257*[.HN$1]*[.$B18]*[.$B18])/[.$B18]/[.$B18]" office:value-type="float" office:value="-0.00670598383862544">
            <text:p>-0.0067059838</text:p>
          </table:table-cell>
          <table:table-cell table:style-name="ce3" table:formula="of:=SIN(PI()*2/257*[.HO$1]*[.$B18]*[.$B18])/[.$B18]/[.$B18]" office:value-type="float" office:value="0.00689767092010418">
            <text:p>0.0068976709</text:p>
          </table:table-cell>
          <table:table-cell table:style-name="ce3" table:formula="of:=SIN(PI()*2/257*[.HP$1]*[.$B18]*[.$B18])/[.$B18]/[.$B18]" office:value-type="float" office:value="-0.00611064346860299">
            <text:p>-0.0061106435</text:p>
          </table:table-cell>
          <table:table-cell table:style-name="ce3" table:formula="of:=SIN(PI()*2/257*[.HQ$1]*[.$B18]*[.$B18])/[.$B18]/[.$B18]" office:value-type="float" office:value="0.00445657326631625">
            <text:p>0.0044565733</text:p>
          </table:table-cell>
          <table:table-cell table:style-name="ce3" table:formula="of:=SIN(PI()*2/257*[.HR$1]*[.$B18]*[.$B18])/[.$B18]/[.$B18]" office:value-type="float" office:value="-0.00217015729491983">
            <text:p>-0.0021701573</text:p>
          </table:table-cell>
          <table:table-cell table:style-name="ce3" table:formula="of:=SIN(PI()*2/257*[.HS$1]*[.$B18]*[.$B18])/[.$B18]/[.$B18]" office:value-type="float" office:value="-0.000424183555465855">
            <text:p>-0.0004241836</text:p>
          </table:table-cell>
          <table:table-cell table:style-name="ce3" table:formula="of:=SIN(PI()*2/257*[.HT$1]*[.$B18]*[.$B18])/[.$B18]/[.$B18]" office:value-type="float" office:value="0.00295833675480394">
            <text:p>0.0029583368</text:p>
          </table:table-cell>
          <table:table-cell table:style-name="ce3" table:formula="of:=SIN(PI()*2/257*[.HU$1]*[.$B18]*[.$B18])/[.$B18]/[.$B18]" office:value-type="float" office:value="-0.005072729833819">
            <text:p>-0.0050727298</text:p>
          </table:table-cell>
          <table:table-cell table:style-name="ce3" table:formula="of:=SIN(PI()*2/257*[.HV$1]*[.$B18]*[.$B18])/[.$B18]/[.$B18]" office:value-type="float" office:value="0.00646735033050138">
            <text:p>0.0064673503</text:p>
          </table:table-cell>
          <table:table-cell table:style-name="ce3" table:formula="of:=SIN(PI()*2/257*[.HW$1]*[.$B18]*[.$B18])/[.$B18]/[.$B18]" office:value-type="float" office:value="-0.00694431473259021">
            <text:p>-0.0069443147</text:p>
          </table:table-cell>
          <table:table-cell table:style-name="ce3" table:formula="of:=SIN(PI()*2/257*[.HX$1]*[.$B18]*[.$B18])/[.$B18]/[.$B18]" office:value-type="float" office:value="0.00643594628405502">
            <text:p>0.0064359463</text:p>
          </table:table-cell>
          <table:table-cell table:style-name="ce3" table:formula="of:=SIN(PI()*2/257*[.HY$1]*[.$B18]*[.$B18])/[.$B18]/[.$B18]" office:value-type="float" office:value="-0.00501437767931584">
            <text:p>-0.0050143777</text:p>
          </table:table-cell>
          <table:table-cell table:style-name="ce3" table:formula="of:=SIN(PI()*2/257*[.HZ$1]*[.$B18]*[.$B18])/[.$B18]/[.$B18]" office:value-type="float" office:value="0.00288131611333773">
            <text:p>0.0028813161</text:p>
          </table:table-cell>
          <table:table-cell table:style-name="ce3" table:formula="of:=SIN(PI()*2/257*[.IA$1]*[.$B18]*[.$B18])/[.$B18]/[.$B18]" office:value-type="float" office:value="-0.000339422930585252">
            <text:p>-0.0003394229</text:p>
          </table:table-cell>
          <table:table-cell table:style-name="ce3" table:formula="of:=SIN(PI()*2/257*[.IB$1]*[.$B18]*[.$B18])/[.$B18]/[.$B18]" office:value-type="float" office:value="-0.00225063116892136">
            <text:p>-0.0022506312</text:p>
          </table:table-cell>
          <table:table-cell table:style-name="ce3" table:formula="of:=SIN(PI()*2/257*[.IC$1]*[.$B18]*[.$B18])/[.$B18]/[.$B18]" office:value-type="float" office:value="0.00452134190471529">
            <text:p>0.0045213419</text:p>
          </table:table-cell>
          <table:table-cell table:style-name="ce3" table:formula="of:=SIN(PI()*2/257*[.ID$1]*[.$B18]*[.$B18])/[.$B18]/[.$B18]" office:value-type="float" office:value="-0.00615051681168284">
            <text:p>-0.0061505168</text:p>
          </table:table-cell>
          <table:table-cell table:style-name="ce3" table:formula="of:=SIN(PI()*2/257*[.IE$1]*[.$B18]*[.$B18])/[.$B18]/[.$B18]" office:value-type="float" office:value="0.00690699131605584">
            <text:p>0.0069069913</text:p>
          </table:table-cell>
          <table:table-cell table:style-name="ce3" table:formula="of:=SIN(PI()*2/257*[.IF$1]*[.$B18]*[.$B18])/[.$B18]/[.$B18]" office:value-type="float" office:value="-0.0066834288110541">
            <text:p>-0.0066834288</text:p>
          </table:table-cell>
          <table:table-cell table:style-name="ce3" table:formula="of:=SIN(PI()*2/257*[.IG$1]*[.$B18]*[.$B18])/[.$B18]/[.$B18]" office:value-type="float" office:value="0.00551155071035608">
            <text:p>0.0055115507</text:p>
          </table:table-cell>
          <table:table-cell table:style-name="ce3" table:formula="of:=SIN(PI()*2/257*[.IH$1]*[.$B18]*[.$B18])/[.$B18]/[.$B18]" office:value-type="float" office:value="-0.00355763547828969">
            <text:p>-0.0035576355</text:p>
          </table:table-cell>
          <table:table-cell table:style-name="ce3" table:formula="of:=SIN(PI()*2/257*[.II$1]*[.$B18]*[.$B18])/[.$B18]/[.$B18]" office:value-type="float" office:value="0.0010989252819552">
            <text:p>0.0010989253</text:p>
          </table:table-cell>
          <table:table-cell table:style-name="ce3" table:formula="of:=SIN(PI()*2/257*[.IJ$1]*[.$B18]*[.$B18])/[.$B18]/[.$B18]" office:value-type="float" office:value="0.0015157120608852">
            <text:p>0.0015157121</text:p>
          </table:table-cell>
          <table:table-cell table:style-name="ce3" table:formula="of:=SIN(PI()*2/257*[.IK$1]*[.$B18]*[.$B18])/[.$B18]/[.$B18]" office:value-type="float" office:value="-0.00391528413909003">
            <text:p>-0.0039152841</text:p>
          </table:table-cell>
          <table:table-cell table:style-name="ce3" table:formula="of:=SIN(PI()*2/257*[.IL$1]*[.$B18]*[.$B18])/[.$B18]/[.$B18]" office:value-type="float" office:value="0.00575931427682646">
            <text:p>0.0057593143</text:p>
          </table:table-cell>
          <table:table-cell table:style-name="ce3" table:formula="of:=SIN(PI()*2/257*[.IM$1]*[.$B18]*[.$B18])/[.$B18]/[.$B18]" office:value-type="float" office:value="-0.00678615196684677">
            <text:p>-0.006786152</text:p>
          </table:table-cell>
          <table:table-cell table:style-name="ce3" table:formula="of:=SIN(PI()*2/257*[.IN$1]*[.$B18]*[.$B18])/[.$B18]/[.$B18]" office:value-type="float" office:value="0.00685009861293528">
            <text:p>0.0068500986</text:p>
          </table:table-cell>
          <table:table-cell table:style-name="ce3" table:formula="of:=SIN(PI()*2/257*[.IO$1]*[.$B18]*[.$B18])/[.$B18]/[.$B18]" office:value-type="float" office:value="-0.00594208078833695">
            <text:p>-0.0059420808</text:p>
          </table:table-cell>
          <table:table-cell table:style-name="ce3" table:formula="of:=SIN(PI()*2/257*[.IP$1]*[.$B18]*[.$B18])/[.$B18]/[.$B18]" office:value-type="float" office:value="0.00419093766955648">
            <text:p>0.0041909377</text:p>
          </table:table-cell>
          <table:table-cell table:style-name="ce3" table:formula="of:=SIN(PI()*2/257*[.IQ$1]*[.$B18]*[.$B18])/[.$B18]/[.$B18]" office:value-type="float" office:value="-0.00184513997077091">
            <text:p>-0.00184514</text:p>
          </table:table-cell>
          <table:table-cell table:style-name="ce3" table:formula="of:=SIN(PI()*2/257*[.IR$1]*[.$B18]*[.$B18])/[.$B18]/[.$B18]" office:value-type="float" office:value="-0.000762465710113697">
            <text:p>-0.0007624657</text:p>
          </table:table-cell>
          <table:table-cell table:style-name="ce3" table:formula="of:=SIN(PI()*2/257*[.IS$1]*[.$B18]*[.$B18])/[.$B18]/[.$B18]" office:value-type="float" office:value="0.00326188468855471">
            <text:p>0.0032618847</text:p>
          </table:table-cell>
          <table:table-cell table:style-name="ce3" table:formula="of:=SIN(PI()*2/257*[.IT$1]*[.$B18]*[.$B18])/[.$B18]/[.$B18]" office:value-type="float" office:value="-0.00529847295405342">
            <text:p>-0.005298473</text:p>
          </table:table-cell>
          <table:table-cell table:style-name="ce3" table:formula="of:=SIN(PI()*2/257*[.IU$1]*[.$B18]*[.$B18])/[.$B18]/[.$B18]" office:value-type="float" office:value="0.00658325781478009">
            <text:p>0.0065832578</text:p>
          </table:table-cell>
          <table:table-cell table:style-name="ce3" table:formula="of:=SIN(PI()*2/257*[.IV$1]*[.$B18]*[.$B18])/[.$B18]/[.$B18]" office:value-type="float" office:value="-0.00693394040065001">
            <text:p>-0.0069339404</text:p>
          </table:table-cell>
          <table:table-cell table:style-name="ce3" table:formula="of:=SIN(PI()*2/257*[.IW$1]*[.$B18]*[.$B18])/[.$B18]/[.$B18]" office:value-type="float" office:value="0.00630076215588059">
            <text:p>0.0063007622</text:p>
          </table:table-cell>
          <table:table-cell table:style-name="ce3" table:formula="of:=SIN(PI()*2/257*[.IX$1]*[.$B18]*[.$B18])/[.$B18]/[.$B18]" office:value-type="float" office:value="-0.00477356510936738">
            <text:p>-0.0047735651</text:p>
          </table:table-cell>
          <table:table-cell table:style-name="ce3" table:formula="of:=SIN(PI()*2/257*[.IY$1]*[.$B18]*[.$B18])/[.$B18]/[.$B18]" office:value-type="float" office:value="0.00256904413702806">
            <text:p>0.00256904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3" table:formula="of:=SIN(PI()*2/257*[.C$1]*[.$B19]*[.$B19])/[.$B19]/[.$B19]" office:value-type="float" office:value="0">
            <text:p>0</text:p>
          </table:table-cell>
          <table:table-cell table:style-name="ce3" table:formula="of:=SIN(PI()*2/257*[.D$1]*[.$B19]*[.$B19])/[.$B19]/[.$B19]" office:value-type="float" office:value="-0.00494739197479378">
            <text:p>-0.004947392</text:p>
          </table:table-cell>
          <table:table-cell table:style-name="ce3" table:formula="of:=SIN(PI()*2/257*[.E$1]*[.$B19]*[.$B19])/[.$B19]/[.$B19]" office:value-type="float" office:value="0.00542791207519656">
            <text:p>0.0054279121</text:p>
          </table:table-cell>
          <table:table-cell table:style-name="ce3" table:formula="of:=SIN(PI()*2/257*[.F$1]*[.$B19]*[.$B19])/[.$B19]/[.$B19]" office:value-type="float" office:value="-0.00100771116766395">
            <text:p>-0.0010077112</text:p>
          </table:table-cell>
          <table:table-cell table:style-name="ce3" table:formula="of:=SIN(PI()*2/257*[.G$1]*[.$B19]*[.$B19])/[.$B19]/[.$B19]" office:value-type="float" office:value="-0.00432232601224841">
            <text:p>-0.004322326</text:p>
          </table:table-cell>
          <table:table-cell table:style-name="ce3" table:formula="of:=SIN(PI()*2/257*[.H$1]*[.$B19]*[.$B19])/[.$B19]/[.$B19]" office:value-type="float" office:value="0.00574984716059731">
            <text:p>0.0057498472</text:p>
          </table:table-cell>
          <table:table-cell table:style-name="ce3" table:formula="of:=SIN(PI()*2/257*[.I$1]*[.$B19]*[.$B19])/[.$B19]/[.$B19]" office:value-type="float" office:value="-0.00198598046367858">
            <text:p>-0.0019859805</text:p>
          </table:table-cell>
          <table:table-cell table:style-name="ce3" table:formula="of:=SIN(PI()*2/257*[.J$1]*[.$B19]*[.$B19])/[.$B19]/[.$B19]" office:value-type="float" office:value="-0.0035709764758352">
            <text:p>-0.0035709765</text:p>
          </table:table-cell>
          <table:table-cell table:style-name="ce3" table:formula="of:=SIN(PI()*2/257*[.K$1]*[.$B19]*[.$B19])/[.$B19]/[.$B19]" office:value-type="float" office:value="0.00590379138955266">
            <text:p>0.0059037914</text:p>
          </table:table-cell>
          <table:table-cell table:style-name="ce3" table:formula="of:=SIN(PI()*2/257*[.L$1]*[.$B19]*[.$B19])/[.$B19]/[.$B19]" office:value-type="float" office:value="-0.00290622620712583">
            <text:p>-0.0029062262</text:p>
          </table:table-cell>
          <table:table-cell table:style-name="ce3" table:formula="of:=SIN(PI()*2/257*[.M$1]*[.$B19]*[.$B19])/[.$B19]/[.$B19]" office:value-type="float" office:value="-0.0027152952276797">
            <text:p>-0.0027152952</text:p>
          </table:table-cell>
          <table:table-cell table:style-name="ce3" table:formula="of:=SIN(PI()*2/257*[.N$1]*[.$B19]*[.$B19])/[.$B19]/[.$B19]" office:value-type="float" office:value="0.00588524703853279">
            <text:p>0.005885247</text:p>
          </table:table-cell>
          <table:table-cell table:style-name="ce3" table:formula="of:=SIN(PI()*2/257*[.O$1]*[.$B19]*[.$B19])/[.$B19]/[.$B19]" office:value-type="float" office:value="-0.00374156196672089">
            <text:p>-0.003741562</text:p>
          </table:table-cell>
          <table:table-cell table:style-name="ce3" table:formula="of:=SIN(PI()*2/257*[.P$1]*[.$B19]*[.$B19])/[.$B19]/[.$B19]" office:value-type="float" office:value="-0.00178028234547209">
            <text:p>-0.0017802823</text:p>
          </table:table-cell>
          <table:table-cell table:style-name="ce3" table:formula="of:=SIN(PI()*2/257*[.Q$1]*[.$B19]*[.$B19])/[.$B19]/[.$B19]" office:value-type="float" office:value="0.00569475591001052">
            <text:p>0.0056947559</text:p>
          </table:table-cell>
          <table:table-cell table:style-name="ce3" table:formula="of:=SIN(PI()*2/257*[.R$1]*[.$B19]*[.$B19])/[.$B19]/[.$B19]" office:value-type="float" office:value="-0.00446758209032123">
            <text:p>-0.0044675821</text:p>
          </table:table-cell>
          <table:table-cell table:style-name="ce3" table:formula="of:=SIN(PI()*2/257*[.S$1]*[.$B19]*[.$B19])/[.$B19]/[.$B19]" office:value-type="float" office:value="-0.000793255705754551">
            <text:p>-0.0007932557</text:p>
          </table:table-cell>
          <table:table-cell table:style-name="ce3" table:formula="of:=SIN(PI()*2/257*[.T$1]*[.$B19]*[.$B19])/[.$B19]/[.$B19]" office:value-type="float" office:value="0.00533788350284732">
            <text:p>0.0053378835</text:p>
          </table:table-cell>
          <table:table-cell table:style-name="ce3" table:formula="of:=SIN(PI()*2/257*[.U$1]*[.$B19]*[.$B19])/[.$B19]/[.$B19]" office:value-type="float" office:value="-0.00506307475455942">
            <text:p>-0.0050630748</text:p>
          </table:table-cell>
          <table:table-cell table:style-name="ce3" table:formula="of:=SIN(PI()*2/257*[.V$1]*[.$B19]*[.$B19])/[.$B19]/[.$B19]" office:value-type="float" office:value="0.000216947150942086">
            <text:p>0.0002169472</text:p>
          </table:table-cell>
          <table:table-cell table:style-name="ce3" table:formula="of:=SIN(PI()*2/257*[.W$1]*[.$B19]*[.$B19])/[.$B19]/[.$B19]" office:value-type="float" office:value="0.00482505640746319">
            <text:p>0.0048250564</text:p>
          </table:table-cell>
          <table:table-cell table:style-name="ce3" table:formula="of:=SIN(PI()*2/257*[.X$1]*[.$B19]*[.$B19])/[.$B19]/[.$B19]" office:value-type="float" office:value="-0.00551064170172917">
            <text:p>-0.0055106417</text:p>
          </table:table-cell>
          <table:table-cell table:style-name="ce3" table:formula="of:=SIN(PI()*2/257*[.Y$1]*[.$B19]*[.$B19])/[.$B19]/[.$B19]" office:value-type="float" office:value="0.00122081155434194">
            <text:p>0.0012208116</text:p>
          </table:table-cell>
          <table:table-cell table:style-name="ce3" table:formula="of:=SIN(PI()*2/257*[.Z$1]*[.$B19]*[.$B19])/[.$B19]/[.$B19]" office:value-type="float" office:value="0.00417125767654723">
            <text:p>0.0041712577</text:p>
          </table:table-cell>
          <table:table-cell table:style-name="ce3" table:formula="of:=SIN(PI()*2/257*[.AA$1]*[.$B19]*[.$B19])/[.$B19]/[.$B19]" office:value-type="float" office:value="-0.00579720655733356">
            <text:p>-0.0057972066</text:p>
          </table:table-cell>
          <table:table-cell table:style-name="ce3" table:formula="of:=SIN(PI()*2/257*[.AB$1]*[.$B19]*[.$B19])/[.$B19]/[.$B19]" office:value-type="float" office:value="0.00218900802208303">
            <text:p>0.002189008</text:p>
          </table:table-cell>
          <table:table-cell table:style-name="ce3" table:formula="of:=SIN(PI()*2/257*[.AC$1]*[.$B19]*[.$B19])/[.$B19]/[.$B19]" office:value-type="float" office:value="0.00339558907153458">
            <text:p>0.0033955891</text:p>
          </table:table-cell>
          <table:table-cell table:style-name="ce3" table:formula="of:=SIN(PI()*2/257*[.AD$1]*[.$B19]*[.$B19])/[.$B19]/[.$B19]" office:value-type="float" office:value="-0.00591439687699702">
            <text:p>-0.0059143969</text:p>
          </table:table-cell>
          <table:table-cell table:style-name="ce3" table:formula="of:=SIN(PI()*2/257*[.AE$1]*[.$B19]*[.$B19])/[.$B19]/[.$B19]" office:value-type="float" office:value="0.00309324916681742">
            <text:p>0.0030932492</text:p>
          </table:table-cell>
          <table:table-cell table:style-name="ce3" table:formula="of:=SIN(PI()*2/257*[.AF$1]*[.$B19]*[.$B19])/[.$B19]/[.$B19]" office:value-type="float" office:value="0.00252071297450829">
            <text:p>0.002520713</text:p>
          </table:table-cell>
          <table:table-cell table:style-name="ce3" table:formula="of:=SIN(PI()*2/257*[.AG$1]*[.$B19]*[.$B19])/[.$B19]/[.$B19]" office:value-type="float" office:value="-0.00585878876063708">
            <text:p>-0.0058587888</text:p>
          </table:table-cell>
          <table:table-cell table:style-name="ce3" table:formula="of:=SIN(PI()*2/257*[.AH$1]*[.$B19]*[.$B19])/[.$B19]/[.$B19]" office:value-type="float" office:value="0.00390711615686205">
            <text:p>0.0039071162</text:p>
          </table:table-cell>
          <table:table-cell table:style-name="ce3" table:formula="of:=SIN(PI()*2/257*[.AI$1]*[.$B19]*[.$B19])/[.$B19]/[.$B19]" office:value-type="float" office:value="0.00157219027095283">
            <text:p>0.0015721903</text:p>
          </table:table-cell>
          <table:table-cell table:style-name="ce3" table:formula="of:=SIN(PI()*2/257*[.AJ$1]*[.$B19]*[.$B19])/[.$B19]/[.$B19]" office:value-type="float" office:value="-0.00563200688710722">
            <text:p>-0.0056320069</text:p>
          </table:table-cell>
          <table:table-cell table:style-name="ce3" table:formula="of:=SIN(PI()*2/257*[.AK$1]*[.$B19]*[.$B19])/[.$B19]/[.$B19]" office:value-type="float" office:value="0.00460683058404918">
            <text:p>0.0046068306</text:p>
          </table:table-cell>
          <table:table-cell table:style-name="ce3" table:formula="of:=SIN(PI()*2/257*[.AL$1]*[.$B19]*[.$B19])/[.$B19]/[.$B19]" office:value-type="float" office:value="0.000577733548155208">
            <text:p>0.0005777335</text:p>
          </table:table-cell>
          <table:table-cell table:style-name="ce3" table:formula="of:=SIN(PI()*2/257*[.AM$1]*[.$B19]*[.$B19])/[.$B19]/[.$B19]" office:value-type="float" office:value="-0.005240677046641">
            <text:p>-0.005240677</text:p>
          </table:table-cell>
          <table:table-cell table:style-name="ce3" table:formula="of:=SIN(PI()*2/257*[.AN$1]*[.$B19]*[.$B19])/[.$B19]/[.$B19]" office:value-type="float" office:value="0.00517194918743459">
            <text:p>0.0051719492</text:p>
          </table:table-cell>
          <table:table-cell table:style-name="ce3" table:formula="of:=SIN(PI()*2/257*[.AO$1]*[.$B19]*[.$B19])/[.$B19]/[.$B19]" office:value-type="float" office:value="-0.000433602571753349">
            <text:p>-0.0004336026</text:p>
          </table:table-cell>
          <table:table-cell table:style-name="ce3" table:formula="of:=SIN(PI()*2/257*[.AP$1]*[.$B19]*[.$B19])/[.$B19]/[.$B19]" office:value-type="float" office:value="-0.00469623255793638">
            <text:p>-0.0046962326</text:p>
          </table:table-cell>
          <table:table-cell table:style-name="ce3" table:formula="of:=SIN(PI()*2/257*[.AQ$1]*[.$B19]*[.$B19])/[.$B19]/[.$B19]" office:value-type="float" office:value="0.0055859611354218">
            <text:p>0.0055859611</text:p>
          </table:table-cell>
          <table:table-cell table:style-name="ce3" table:formula="of:=SIN(PI()*2/257*[.AR$1]*[.$B19]*[.$B19])/[.$B19]/[.$B19]" office:value-type="float" office:value="-0.0014322703084247">
            <text:p>-0.0014322703</text:p>
          </table:table-cell>
          <table:table-cell table:style-name="ce3" table:formula="of:=SIN(PI()*2/257*[.AS$1]*[.$B19]*[.$B19])/[.$B19]/[.$B19]" office:value-type="float" office:value="-0.00401458022571187">
            <text:p>-0.0040145802</text:p>
          </table:table-cell>
          <table:table-cell table:style-name="ce3" table:formula="of:=SIN(PI()*2/257*[.AT$1]*[.$B19]*[.$B19])/[.$B19]/[.$B19]" office:value-type="float" office:value="0.00583677041575535">
            <text:p>0.0058367704</text:p>
          </table:table-cell>
          <table:table-cell table:style-name="ce3" table:formula="of:=SIN(PI()*2/257*[.AU$1]*[.$B19]*[.$B19])/[.$B19]/[.$B19]" office:value-type="float" office:value="-0.00238909200831384">
            <text:p>-0.002389092</text:p>
          </table:table-cell>
          <table:table-cell table:style-name="ce3" table:formula="of:=SIN(PI()*2/257*[.AV$1]*[.$B19]*[.$B19])/[.$B19]/[.$B19]" office:value-type="float" office:value="-0.00321563559830987">
            <text:p>-0.0032156356</text:p>
          </table:table-cell>
          <table:table-cell table:style-name="ce3" table:formula="of:=SIN(PI()*2/257*[.AW$1]*[.$B19]*[.$B19])/[.$B19]/[.$B19]" office:value-type="float" office:value="0.00591704923960349">
            <text:p>0.0059170492</text:p>
          </table:table-cell>
          <table:table-cell table:style-name="ce3" table:formula="of:=SIN(PI()*2/257*[.AX$1]*[.$B19]*[.$B19])/[.$B19]/[.$B19]" office:value-type="float" office:value="-0.00327611261586213">
            <text:p>-0.0032761126</text:p>
          </table:table-cell>
          <table:table-cell table:style-name="ce3" table:formula="of:=SIN(PI()*2/257*[.AY$1]*[.$B19]*[.$B19])/[.$B19]/[.$B19]" office:value-type="float" office:value="-0.00232274110353083">
            <text:p>-0.0023227411</text:p>
          </table:table-cell>
          <table:table-cell table:style-name="ce3" table:formula="of:=SIN(PI()*2/257*[.AZ$1]*[.$B19]*[.$B19])/[.$B19]/[.$B19]" office:value-type="float" office:value="0.00582445213446999">
            <text:p>0.0058244521</text:p>
          </table:table-cell>
          <table:table-cell table:style-name="ce3" table:formula="of:=SIN(PI()*2/257*[.BA$1]*[.$B19]*[.$B19])/[.$B19]/[.$B19]" office:value-type="float" office:value="-0.00406741642454979">
            <text:p>-0.0040674164</text:p>
          </table:table-cell>
          <table:table-cell table:style-name="ce3" table:formula="of:=SIN(PI()*2/257*[.BB$1]*[.$B19]*[.$B19])/[.$B19]/[.$B19]" office:value-type="float" office:value="-0.00136198406277716">
            <text:p>-0.0013619841</text:p>
          </table:table-cell>
          <table:table-cell table:style-name="ce3" table:formula="of:=SIN(PI()*2/257*[.BC$1]*[.$B19]*[.$B19])/[.$B19]/[.$B19]" office:value-type="float" office:value="0.00556168447087369">
            <text:p>0.0055616845</text:p>
          </table:table-cell>
          <table:table-cell table:style-name="ce3" table:formula="of:=SIN(PI()*2/257*[.BD$1]*[.$B19]*[.$B19])/[.$B19]/[.$B19]" office:value-type="float" office:value="-0.00473988424515009">
            <text:p>-0.0047398842</text:p>
          </table:table-cell>
          <table:table-cell table:style-name="ce3" table:formula="of:=SIN(PI()*2/257*[.BE$1]*[.$B19]*[.$B19])/[.$B19]/[.$B19]" office:value-type="float" office:value="-0.000361434508800194">
            <text:p>-0.0003614345</text:p>
          </table:table-cell>
          <table:table-cell table:style-name="ce3" table:formula="of:=SIN(PI()*2/257*[.BF$1]*[.$B19]*[.$B19])/[.$B19]/[.$B19]" office:value-type="float" office:value="0.00513642342068009">
            <text:p>0.0051364234</text:p>
          </table:table-cell>
          <table:table-cell table:style-name="ce3" table:formula="of:=SIN(PI()*2/257*[.BG$1]*[.$B19]*[.$B19])/[.$B19]/[.$B19]" office:value-type="float" office:value="-0.00527386886931867">
            <text:p>-0.0052738689</text:p>
          </table:table-cell>
          <table:table-cell table:style-name="ce3" table:formula="of:=SIN(PI()*2/257*[.BH$1]*[.$B19]*[.$B19])/[.$B19]/[.$B19]" office:value-type="float" office:value="0.000649674924593965">
            <text:p>0.0006496749</text:p>
          </table:table-cell>
          <table:table-cell table:style-name="ce3" table:formula="of:=SIN(PI()*2/257*[.BI$1]*[.$B19]*[.$B19])/[.$B19]/[.$B19]" office:value-type="float" office:value="0.00456109365641384">
            <text:p>0.0045610937</text:p>
          </table:table-cell>
          <table:table-cell table:style-name="ce3" table:formula="of:=SIN(PI()*2/257*[.BJ$1]*[.$B19]*[.$B19])/[.$B19]/[.$B19]" office:value-type="float" office:value="-0.00565376909378175">
            <text:p>-0.0056537691</text:p>
          </table:table-cell>
          <table:table-cell table:style-name="ce3" table:formula="of:=SIN(PI()*2/257*[.BK$1]*[.$B19]*[.$B19])/[.$B19]/[.$B19]" office:value-type="float" office:value="0.00164180308006119">
            <text:p>0.0016418031</text:p>
          </table:table-cell>
          <table:table-cell table:style-name="ce3" table:formula="of:=SIN(PI()*2/257*[.BL$1]*[.$B19]*[.$B19])/[.$B19]/[.$B19]" office:value-type="float" office:value="0.00385250434484693">
            <text:p>0.0038525043</text:p>
          </table:table-cell>
          <table:table-cell table:style-name="ce3" table:formula="of:=SIN(PI()*2/257*[.BM$1]*[.$B19]*[.$B19])/[.$B19]/[.$B19]" office:value-type="float" office:value="-0.00586848553410574">
            <text:p>-0.0058684855</text:p>
          </table:table-cell>
          <table:table-cell table:style-name="ce3" table:formula="of:=SIN(PI()*2/257*[.BN$1]*[.$B19]*[.$B19])/[.$B19]/[.$B19]" office:value-type="float" office:value="0.00258596336823863">
            <text:p>0.0025859634</text:p>
          </table:table-cell>
          <table:table-cell table:style-name="ce3" table:formula="of:=SIN(PI()*2/257*[.BO$1]*[.$B19]*[.$B19])/[.$B19]/[.$B19]" office:value-type="float" office:value="0.00303135804067266">
            <text:p>0.003031358</text:p>
          </table:table-cell>
          <table:table-cell table:style-name="ce3" table:formula="of:=SIN(PI()*2/257*[.BP$1]*[.$B19]*[.$B19])/[.$B19]/[.$B19]" office:value-type="float" office:value="-0.00591174491072423">
            <text:p>-0.0059117449</text:p>
          </table:table-cell>
          <table:table-cell table:style-name="ce3" table:formula="of:=SIN(PI()*2/257*[.BQ$1]*[.$B19]*[.$B19])/[.$B19]/[.$B19]" office:value-type="float" office:value="0.00345457065668729">
            <text:p>0.0034545707</text:p>
          </table:table-cell>
          <table:table-cell table:style-name="ce3" table:formula="of:=SIN(PI()*2/257*[.BR$1]*[.$B19]*[.$B19])/[.$B19]/[.$B19]" office:value-type="float" office:value="0.00212164582870566">
            <text:p>0.0021216458</text:p>
          </table:table-cell>
          <table:table-cell table:style-name="ce3" table:formula="of:=SIN(PI()*2/257*[.BS$1]*[.$B19]*[.$B19])/[.$B19]/[.$B19]" office:value-type="float" office:value="-0.00578228333269798">
            <text:p>-0.0057822833</text:p>
          </table:table-cell>
          <table:table-cell table:style-name="ce3" table:formula="of:=SIN(PI()*2/257*[.BT$1]*[.$B19]*[.$B19])/[.$B19]/[.$B19]" office:value-type="float" office:value="0.00422224721305552">
            <text:p>0.0042222472</text:p>
          </table:table-cell>
          <table:table-cell table:style-name="ce3" table:formula="of:=SIN(PI()*2/257*[.BU$1]*[.$B19]*[.$B19])/[.$B19]/[.$B19]" office:value-type="float" office:value="0.00114994638649007">
            <text:p>0.0011499464</text:p>
          </table:table-cell>
          <table:table-cell table:style-name="ce3" table:formula="of:=SIN(PI()*2/257*[.BV$1]*[.$B19]*[.$B19])/[.$B19]/[.$B19]" office:value-type="float" office:value="-0.00548388322428327">
            <text:p>-0.0054838832</text:p>
          </table:table-cell>
          <table:table-cell table:style-name="ce3" table:formula="of:=SIN(PI()*2/257*[.BW$1]*[.$B19]*[.$B19])/[.$B19]/[.$B19]" office:value-type="float" office:value="0.00486656415557072">
            <text:p>0.0048665642</text:p>
          </table:table-cell>
          <table:table-cell table:style-name="ce3" table:formula="of:=SIN(PI()*2/257*[.BX$1]*[.$B19]*[.$B19])/[.$B19]/[.$B19]" office:value-type="float" office:value="0.000144649446300137">
            <text:p>0.0001446494</text:p>
          </table:table-cell>
          <table:table-cell table:style-name="ce3" table:formula="of:=SIN(PI()*2/257*[.BY$1]*[.$B19]*[.$B19])/[.$B19]/[.$B19]" office:value-type="float" office:value="-0.00502526281543922">
            <text:p>-0.0050252628</text:p>
          </table:table-cell>
          <table:table-cell table:style-name="ce3" table:formula="of:=SIN(PI()*2/257*[.BZ$1]*[.$B19]*[.$B19])/[.$B19]/[.$B19]" office:value-type="float" office:value="0.00536869674820577">
            <text:p>0.0053686967</text:p>
          </table:table-cell>
          <table:table-cell table:style-name="ce3" table:formula="of:=SIN(PI()*2/257*[.CA$1]*[.$B19]*[.$B19])/[.$B19]/[.$B19]" office:value-type="float" office:value="-0.000864873655680102">
            <text:p>-0.0008648737</text:p>
          </table:table-cell>
          <table:table-cell table:style-name="ce3" table:formula="of:=SIN(PI()*2/257*[.CB$1]*[.$B19]*[.$B19])/[.$B19]/[.$B19]" office:value-type="float" office:value="-0.00441982142498455">
            <text:p>-0.0044198214</text:p>
          </table:table-cell>
          <table:table-cell table:style-name="ce3" table:formula="of:=SIN(PI()*2/257*[.CC$1]*[.$B19]*[.$B19])/[.$B19]/[.$B19]" office:value-type="float" office:value="0.00571397439504188">
            <text:p>0.0057139744</text:p>
          </table:table-cell>
          <table:table-cell table:style-name="ce3" table:formula="of:=SIN(PI()*2/257*[.CD$1]*[.$B19]*[.$B19])/[.$B19]/[.$B19]" office:value-type="float" office:value="-0.0018491281092809">
            <text:p>-0.0018491281</text:p>
          </table:table-cell>
          <table:table-cell table:style-name="ce3" table:formula="of:=SIN(PI()*2/257*[.CE$1]*[.$B19]*[.$B19])/[.$B19]/[.$B19]" office:value-type="float" office:value="-0.00368524797835874">
            <text:p>-0.003685248</text:p>
          </table:table-cell>
          <table:table-cell table:style-name="ce3" table:formula="of:=SIN(PI()*2/257*[.CF$1]*[.$B19]*[.$B19])/[.$B19]/[.$B19]" office:value-type="float" office:value="0.00589230926487555">
            <text:p>0.0058923093</text:p>
          </table:table-cell>
          <table:table-cell table:style-name="ce3" table:formula="of:=SIN(PI()*2/257*[.CG$1]*[.$B19]*[.$B19])/[.$B19]/[.$B19]" office:value-type="float" office:value="-0.00277935736776306">
            <text:p>-0.0027793574</text:p>
          </table:table-cell>
          <table:table-cell table:style-name="ce3" table:formula="of:=SIN(PI()*2/257*[.CH$1]*[.$B19]*[.$B19])/[.$B19]/[.$B19]" office:value-type="float" office:value="-0.00284300419775597">
            <text:p>-0.0028430042</text:p>
          </table:table-cell>
          <table:table-cell table:style-name="ce3" table:formula="of:=SIN(PI()*2/257*[.CI$1]*[.$B19]*[.$B19])/[.$B19]/[.$B19]" office:value-type="float" office:value="0.00589849102312198">
            <text:p>0.005898491</text:p>
          </table:table-cell>
          <table:table-cell table:style-name="ce3" table:formula="of:=SIN(PI()*2/257*[.CJ$1]*[.$B19]*[.$B19])/[.$B19]/[.$B19]" office:value-type="float" office:value="-0.00362838331569791">
            <text:p>-0.0036283833</text:p>
          </table:table-cell>
          <table:table-cell table:style-name="ce3" table:formula="of:=SIN(PI()*2/257*[.CK$1]*[.$B19]*[.$B19])/[.$B19]/[.$B19]" office:value-type="float" office:value="-0.00191769756405104">
            <text:p>-0.0019176976</text:p>
          </table:table-cell>
          <table:table-cell table:style-name="ce3" table:formula="of:=SIN(PI()*2/257*[.CL$1]*[.$B19]*[.$B19])/[.$B19]/[.$B19]" office:value-type="float" office:value="0.00573233905996093">
            <text:p>0.0057323391</text:p>
          </table:table-cell>
          <table:table-cell table:style-name="ce3" table:formula="of:=SIN(PI()*2/257*[.CM$1]*[.$B19]*[.$B19])/[.$B19]/[.$B19]" office:value-type="float" office:value="-0.00437140032049247">
            <text:p>-0.0043714003</text:p>
          </table:table-cell>
          <table:table-cell table:style-name="ce3" table:formula="of:=SIN(PI()*2/257*[.CN$1]*[.$B19]*[.$B19])/[.$B19]/[.$B19]" office:value-type="float" office:value="-0.000936362370422965">
            <text:p>-0.0009363624</text:p>
          </table:table-cell>
          <table:table-cell table:style-name="ce3" table:formula="of:=SIN(PI()*2/257*[.CO$1]*[.$B19]*[.$B19])/[.$B19]/[.$B19]" office:value-type="float" office:value="0.00539870776713751">
            <text:p>0.0053987078</text:p>
          </table:table-cell>
          <table:table-cell table:style-name="ce3" table:formula="of:=SIN(PI()*2/257*[.CP$1]*[.$B19]*[.$B19])/[.$B19]/[.$B19]" office:value-type="float" office:value="-0.00498669996807812">
            <text:p>-0.0049867</text:p>
          </table:table-cell>
          <table:table-cell table:style-name="ce3" table:formula="of:=SIN(PI()*2/257*[.CQ$1]*[.$B19]*[.$B19])/[.$B19]/[.$B19]" office:value-type="float" office:value="0.0000723301271749338">
            <text:p>7.23301271749338E-005</text:p>
          </table:table-cell>
          <table:table-cell table:style-name="ce3" table:formula="of:=SIN(PI()*2/257*[.CR$1]*[.$B19]*[.$B19])/[.$B19]/[.$B19]" office:value-type="float" office:value="0.00490734470924829">
            <text:p>0.0049073447</text:p>
          </table:table-cell>
          <table:table-cell table:style-name="ce3" table:formula="of:=SIN(PI()*2/257*[.CS$1]*[.$B19]*[.$B19])/[.$B19]/[.$B19]" office:value-type="float" office:value="-0.00545630530848054">
            <text:p>-0.0054563053</text:p>
          </table:table-cell>
          <table:table-cell table:style-name="ce3" table:formula="of:=SIN(PI()*2/257*[.CT$1]*[.$B19]*[.$B19])/[.$B19]/[.$B19]" office:value-type="float" office:value="0.00107890938599073">
            <text:p>0.0010789094</text:p>
          </table:table-cell>
          <table:table-cell table:style-name="ce3" table:formula="of:=SIN(PI()*2/257*[.CU$1]*[.$B19]*[.$B19])/[.$B19]/[.$B19]" office:value-type="float" office:value="0.00427260583326255">
            <text:p>0.0042726058</text:p>
          </table:table-cell>
          <table:table-cell table:style-name="ce3" table:formula="of:=SIN(PI()*2/257*[.CV$1]*[.$B19]*[.$B19])/[.$B19]/[.$B19]" office:value-type="float" office:value="-0.00576649608077392">
            <text:p>-0.0057664961</text:p>
          </table:table-cell>
          <table:table-cell table:style-name="ce3" table:formula="of:=SIN(PI()*2/257*[.CW$1]*[.$B19]*[.$B19])/[.$B19]/[.$B19]" office:value-type="float" office:value="0.00205396660487762">
            <text:p>0.0020539666</text:p>
          </table:table-cell>
          <table:table-cell table:style-name="ce3" table:formula="of:=SIN(PI()*2/257*[.CX$1]*[.$B19]*[.$B19])/[.$B19]/[.$B19]" office:value-type="float" office:value="0.00351303603688282">
            <text:p>0.003513036</text:p>
          </table:table-cell>
          <table:table-cell table:style-name="ce3" table:formula="of:=SIN(PI()*2/257*[.CY$1]*[.$B19]*[.$B19])/[.$B19]/[.$B19]" office:value-type="float" office:value="-0.00590820957215151">
            <text:p>-0.0059082096</text:p>
          </table:table-cell>
          <table:table-cell table:style-name="ce3" table:formula="of:=SIN(PI()*2/257*[.CZ$1]*[.$B19]*[.$B19])/[.$B19]/[.$B19]" office:value-type="float" office:value="0.00296901394881895">
            <text:p>0.0029690139</text:p>
          </table:table-cell>
          <table:table-cell table:style-name="ce3" table:formula="of:=SIN(PI()*2/257*[.DA$1]*[.$B19]*[.$B19])/[.$B19]/[.$B19]" office:value-type="float" office:value="0.00265082735009825">
            <text:p>0.0026508274</text:p>
          </table:table-cell>
          <table:table-cell table:style-name="ce3" table:formula="of:=SIN(PI()*2/257*[.DB$1]*[.$B19]*[.$B19])/[.$B19]/[.$B19]" office:value-type="float" office:value="-0.00587730539937865">
            <text:p>-0.0058773054</text:p>
          </table:table-cell>
          <table:table-cell table:style-name="ce3" table:formula="of:=SIN(PI()*2/257*[.DC$1]*[.$B19]*[.$B19])/[.$B19]/[.$B19]" office:value-type="float" office:value="0.00379731686597303">
            <text:p>0.0037973169</text:p>
          </table:table-cell>
          <table:table-cell table:style-name="ce3" table:formula="of:=SIN(PI()*2/257*[.DD$1]*[.$B19]*[.$B19])/[.$B19]/[.$B19]" office:value-type="float" office:value="0.00171117056001768">
            <text:p>0.0017111706</text:p>
          </table:table-cell>
          <table:table-cell table:style-name="ce3" table:formula="of:=SIN(PI()*2/257*[.DE$1]*[.$B19]*[.$B19])/[.$B19]/[.$B19]" office:value-type="float" office:value="-0.00567468647662104">
            <text:p>-0.0056746865</text:p>
          </table:table-cell>
          <table:table-cell table:style-name="ce3" table:formula="of:=SIN(PI()*2/257*[.DF$1]*[.$B19]*[.$B19])/[.$B19]/[.$B19]" office:value-type="float" office:value="0.00451467517978539">
            <text:p>0.0045146752</text:p>
          </table:table-cell>
          <table:table-cell table:style-name="ce3" table:formula="of:=SIN(PI()*2/257*[.DG$1]*[.$B19]*[.$B19])/[.$B19]/[.$B19]" office:value-type="float" office:value="0.000721519222278273">
            <text:p>0.0007215192</text:p>
          </table:table-cell>
          <table:table-cell table:style-name="ce3" table:formula="of:=SIN(PI()*2/257*[.DH$1]*[.$B19]*[.$B19])/[.$B19]/[.$B19]" office:value-type="float" office:value="-0.00530627263538279">
            <text:p>-0.0053062726</text:p>
          </table:table-cell>
          <table:table-cell table:style-name="ce3" table:formula="of:=SIN(PI()*2/257*[.DI$1]*[.$B19]*[.$B19])/[.$B19]/[.$B19]" office:value-type="float" office:value="0.00510013013532735">
            <text:p>0.0051001301</text:p>
          </table:table-cell>
          <table:table-cell table:style-name="ce3" table:formula="of:=SIN(PI()*2/257*[.DJ$1]*[.$B19]*[.$B19])/[.$B19]/[.$B19]" office:value-type="float" office:value="-0.000289212437895925">
            <text:p>-0.0002892124</text:p>
          </table:table-cell>
          <table:table-cell table:style-name="ce3" table:formula="of:=SIN(PI()*2/257*[.DK$1]*[.$B19]*[.$B19])/[.$B19]/[.$B19]" office:value-type="float" office:value="-0.0047828276672894">
            <text:p>-0.0047828277</text:p>
          </table:table-cell>
          <table:table-cell table:style-name="ce3" table:formula="of:=SIN(PI()*2/257*[.DL$1]*[.$B19]*[.$B19])/[.$B19]/[.$B19]" office:value-type="float" office:value="0.00553657674238829">
            <text:p>0.0055365767</text:p>
          </table:table-cell>
          <table:table-cell table:style-name="ce3" table:formula="of:=SIN(PI()*2/257*[.DM$1]*[.$B19]*[.$B19])/[.$B19]/[.$B19]" office:value-type="float" office:value="-0.00129149430039977">
            <text:p>-0.0012914943</text:p>
          </table:table-cell>
          <table:table-cell table:style-name="ce3" table:formula="of:=SIN(PI()*2/257*[.DN$1]*[.$B19]*[.$B19])/[.$B19]/[.$B19]" office:value-type="float" office:value="-0.00411964484293387">
            <text:p>-0.0041196448</text:p>
          </table:table-cell>
          <table:table-cell table:style-name="ce3" table:formula="of:=SIN(PI()*2/257*[.DO$1]*[.$B19]*[.$B19])/[.$B19]/[.$B19]" office:value-type="float" office:value="0.00581126352475284">
            <text:p>0.0058112635</text:p>
          </table:table-cell>
          <table:table-cell table:style-name="ce3" table:formula="of:=SIN(PI()*2/257*[.DP$1]*[.$B19]*[.$B19])/[.$B19]/[.$B19]" office:value-type="float" office:value="-0.00225604311930208">
            <text:p>-0.0022560431</text:p>
          </table:table-cell>
          <table:table-cell table:style-name="ce3" table:formula="of:=SIN(PI()*2/257*[.DQ$1]*[.$B19]*[.$B19])/[.$B19]/[.$B19]" office:value-type="float" office:value="-0.00333610009484622">
            <text:p>-0.0033361001</text:p>
          </table:table-cell>
          <table:table-cell table:style-name="ce3" table:formula="of:=SIN(PI()*2/257*[.DR$1]*[.$B19]*[.$B19])/[.$B19]/[.$B19]" office:value-type="float" office:value="0.00591616507469539">
            <text:p>0.0059161651</text:p>
          </table:table-cell>
          <table:table-cell table:style-name="ce3" table:formula="of:=SIN(PI()*2/257*[.DS$1]*[.$B19]*[.$B19])/[.$B19]/[.$B19]" office:value-type="float" office:value="-0.00315467807906912">
            <text:p>-0.0031546781</text:p>
          </table:table-cell>
          <table:table-cell table:style-name="ce3" table:formula="of:=SIN(PI()*2/257*[.DT$1]*[.$B19]*[.$B19])/[.$B19]/[.$B19]" office:value-type="float" office:value="-0.002455085919056">
            <text:p>-0.0024550859</text:p>
          </table:table-cell>
          <table:table-cell table:style-name="ce3" table:formula="of:=SIN(PI()*2/257*[.DU$1]*[.$B19]*[.$B19])/[.$B19]/[.$B19]" office:value-type="float" office:value="0.00584821652792908">
            <text:p>0.0058482165</text:p>
          </table:table-cell>
          <table:table-cell table:style-name="ce3" table:formula="of:=SIN(PI()*2/257*[.DV$1]*[.$B19]*[.$B19])/[.$B19]/[.$B19]" office:value-type="float" office:value="-0.00396114414155764">
            <text:p>-0.0039611441</text:p>
          </table:table-cell>
          <table:table-cell table:style-name="ce3" table:formula="of:=SIN(PI()*2/257*[.DW$1]*[.$B19]*[.$B19])/[.$B19]/[.$B19]" office:value-type="float" office:value="-0.00150234253470288">
            <text:p>-0.0015023425</text:p>
          </table:table-cell>
          <table:table-cell table:style-name="ce3" table:formula="of:=SIN(PI()*2/257*[.DX$1]*[.$B19]*[.$B19])/[.$B19]/[.$B19]" office:value-type="float" office:value="0.0056094031084515">
            <text:p>0.0056094031</text:p>
          </table:table-cell>
          <table:table-cell table:style-name="ce3" table:formula="of:=SIN(PI()*2/257*[.DY$1]*[.$B19]*[.$B19])/[.$B19]/[.$B19]" office:value-type="float" office:value="-0.00465187912837447">
            <text:p>-0.0046518791</text:p>
          </table:table-cell>
          <table:table-cell table:style-name="ce3" table:formula="of:=SIN(PI()*2/257*[.DZ$1]*[.$B19]*[.$B19])/[.$B19]/[.$B19]" office:value-type="float" office:value="-0.000505705842922005">
            <text:p>-0.0005057058</text:p>
          </table:table-cell>
          <table:table-cell table:style-name="ce3" table:formula="of:=SIN(PI()*2/257*[.EA$1]*[.$B19]*[.$B19])/[.$B19]/[.$B19]" office:value-type="float" office:value="0.00520670212709353">
            <text:p>0.0052067021</text:p>
          </table:table-cell>
          <table:table-cell table:style-name="ce3" table:formula="of:=SIN(PI()*2/257*[.EB$1]*[.$B19]*[.$B19])/[.$B19]/[.$B19]" office:value-type="float" office:value="-0.00520670212709355">
            <text:p>-0.0052067021</text:p>
          </table:table-cell>
          <table:table-cell table:style-name="ce3" table:formula="of:=SIN(PI()*2/257*[.EC$1]*[.$B19]*[.$B19])/[.$B19]/[.$B19]" office:value-type="float" office:value="0.00050570584292204">
            <text:p>0.0005057058</text:p>
          </table:table-cell>
          <table:table-cell table:style-name="ce3" table:formula="of:=SIN(PI()*2/257*[.ED$1]*[.$B19]*[.$B19])/[.$B19]/[.$B19]" office:value-type="float" office:value="0.00465187912837403">
            <text:p>0.0046518791</text:p>
          </table:table-cell>
          <table:table-cell table:style-name="ce3" table:formula="of:=SIN(PI()*2/257*[.EE$1]*[.$B19]*[.$B19])/[.$B19]/[.$B19]" office:value-type="float" office:value="-0.00560940310845172">
            <text:p>-0.0056094031</text:p>
          </table:table-cell>
          <table:table-cell table:style-name="ce3" table:formula="of:=SIN(PI()*2/257*[.EF$1]*[.$B19]*[.$B19])/[.$B19]/[.$B19]" office:value-type="float" office:value="0.00150234253470292">
            <text:p>0.0015023425</text:p>
          </table:table-cell>
          <table:table-cell table:style-name="ce3" table:formula="of:=SIN(PI()*2/257*[.EG$1]*[.$B19]*[.$B19])/[.$B19]/[.$B19]" office:value-type="float" office:value="0.00396114414155737">
            <text:p>0.0039611441</text:p>
          </table:table-cell>
          <table:table-cell table:style-name="ce3" table:formula="of:=SIN(PI()*2/257*[.EH$1]*[.$B19]*[.$B19])/[.$B19]/[.$B19]" office:value-type="float" office:value="-0.00584821652792924">
            <text:p>-0.0058482165</text:p>
          </table:table-cell>
          <table:table-cell table:style-name="ce3" table:formula="of:=SIN(PI()*2/257*[.EI$1]*[.$B19]*[.$B19])/[.$B19]/[.$B19]" office:value-type="float" office:value="0.00245508591905664">
            <text:p>0.0024550859</text:p>
          </table:table-cell>
          <table:table-cell table:style-name="ce3" table:formula="of:=SIN(PI()*2/257*[.EJ$1]*[.$B19]*[.$B19])/[.$B19]/[.$B19]" office:value-type="float" office:value="0.00315467807906852">
            <text:p>0.0031546781</text:p>
          </table:table-cell>
          <table:table-cell table:style-name="ce3" table:formula="of:=SIN(PI()*2/257*[.EK$1]*[.$B19]*[.$B19])/[.$B19]/[.$B19]" office:value-type="float" office:value="-0.00591616507469539">
            <text:p>-0.0059161651</text:p>
          </table:table-cell>
          <table:table-cell table:style-name="ce3" table:formula="of:=SIN(PI()*2/257*[.EL$1]*[.$B19]*[.$B19])/[.$B19]/[.$B19]" office:value-type="float" office:value="0.00333610009484653">
            <text:p>0.0033361001</text:p>
          </table:table-cell>
          <table:table-cell table:style-name="ce3" table:formula="of:=SIN(PI()*2/257*[.EM$1]*[.$B19]*[.$B19])/[.$B19]/[.$B19]" office:value-type="float" office:value="0.00225604311930112">
            <text:p>0.0022560431</text:p>
          </table:table-cell>
          <table:table-cell table:style-name="ce3" table:formula="of:=SIN(PI()*2/257*[.EN$1]*[.$B19]*[.$B19])/[.$B19]/[.$B19]" office:value-type="float" office:value="-0.00581126352475271">
            <text:p>-0.0058112635</text:p>
          </table:table-cell>
          <table:table-cell table:style-name="ce3" table:formula="of:=SIN(PI()*2/257*[.EO$1]*[.$B19]*[.$B19])/[.$B19]/[.$B19]" office:value-type="float" office:value="0.00411964484293438">
            <text:p>0.0041196448</text:p>
          </table:table-cell>
          <table:table-cell table:style-name="ce3" table:formula="of:=SIN(PI()*2/257*[.EP$1]*[.$B19]*[.$B19])/[.$B19]/[.$B19]" office:value-type="float" office:value="0.00129149430039973">
            <text:p>0.0012914943</text:p>
          </table:table-cell>
          <table:table-cell table:style-name="ce3" table:formula="of:=SIN(PI()*2/257*[.EQ$1]*[.$B19]*[.$B19])/[.$B19]/[.$B19]" office:value-type="float" office:value="-0.00553657674238816">
            <text:p>-0.0055365767</text:p>
          </table:table-cell>
          <table:table-cell table:style-name="ce3" table:formula="of:=SIN(PI()*2/257*[.ER$1]*[.$B19]*[.$B19])/[.$B19]/[.$B19]" office:value-type="float" office:value="0.00478282766729001">
            <text:p>0.0047828277</text:p>
          </table:table-cell>
          <table:table-cell table:style-name="ce3" table:formula="of:=SIN(PI()*2/257*[.ES$1]*[.$B19]*[.$B19])/[.$B19]/[.$B19]" office:value-type="float" office:value="0.000289212437895218">
            <text:p>0.0002892124</text:p>
          </table:table-cell>
          <table:table-cell table:style-name="ce3" table:formula="of:=SIN(PI()*2/257*[.ET$1]*[.$B19]*[.$B19])/[.$B19]/[.$B19]" office:value-type="float" office:value="-0.00510013013532699">
            <text:p>-0.0051001301</text:p>
          </table:table-cell>
          <table:table-cell table:style-name="ce3" table:formula="of:=SIN(PI()*2/257*[.EU$1]*[.$B19]*[.$B19])/[.$B19]/[.$B19]" office:value-type="float" office:value="0.00530627263538281">
            <text:p>0.0053062726</text:p>
          </table:table-cell>
          <table:table-cell table:style-name="ce3" table:formula="of:=SIN(PI()*2/257*[.EV$1]*[.$B19]*[.$B19])/[.$B19]/[.$B19]" office:value-type="float" office:value="-0.000721519222278641">
            <text:p>-0.0007215192</text:p>
          </table:table-cell>
          <table:table-cell table:style-name="ce3" table:formula="of:=SIN(PI()*2/257*[.EW$1]*[.$B19]*[.$B19])/[.$B19]/[.$B19]" office:value-type="float" office:value="-0.00451467517978515">
            <text:p>-0.0045146752</text:p>
          </table:table-cell>
          <table:table-cell table:style-name="ce3" table:formula="of:=SIN(PI()*2/257*[.EX$1]*[.$B19]*[.$B19])/[.$B19]/[.$B19]" office:value-type="float" office:value="0.00567468647662105">
            <text:p>0.0056746865</text:p>
          </table:table-cell>
          <table:table-cell table:style-name="ce3" table:formula="of:=SIN(PI()*2/257*[.EY$1]*[.$B19]*[.$B19])/[.$B19]/[.$B19]" office:value-type="float" office:value="-0.00171117056001835">
            <text:p>-0.0017111706</text:p>
          </table:table-cell>
          <table:table-cell table:style-name="ce3" table:formula="of:=SIN(PI()*2/257*[.EZ$1]*[.$B19]*[.$B19])/[.$B19]/[.$B19]" office:value-type="float" office:value="-0.00379731686597274">
            <text:p>-0.0037973169</text:p>
          </table:table-cell>
          <table:table-cell table:style-name="ce3" table:formula="of:=SIN(PI()*2/257*[.FA$1]*[.$B19]*[.$B19])/[.$B19]/[.$B19]" office:value-type="float" office:value="0.0058773053993787">
            <text:p>0.0058773054</text:p>
          </table:table-cell>
          <table:table-cell table:style-name="ce3" table:formula="of:=SIN(PI()*2/257*[.FB$1]*[.$B19]*[.$B19])/[.$B19]/[.$B19]" office:value-type="float" office:value="-0.00265082735009858">
            <text:p>-0.0026508274</text:p>
          </table:table-cell>
          <table:table-cell table:style-name="ce3" table:formula="of:=SIN(PI()*2/257*[.FC$1]*[.$B19]*[.$B19])/[.$B19]/[.$B19]" office:value-type="float" office:value="-0.00296901394881892">
            <text:p>-0.0029690139</text:p>
          </table:table-cell>
          <table:table-cell table:style-name="ce3" table:formula="of:=SIN(PI()*2/257*[.FD$1]*[.$B19]*[.$B19])/[.$B19]/[.$B19]" office:value-type="float" office:value="0.00590820957215147">
            <text:p>0.0059082096</text:p>
          </table:table-cell>
          <table:table-cell table:style-name="ce3" table:formula="of:=SIN(PI()*2/257*[.FE$1]*[.$B19]*[.$B19])/[.$B19]/[.$B19]" office:value-type="float" office:value="-0.00351303603688311">
            <text:p>-0.003513036</text:p>
          </table:table-cell>
          <table:table-cell table:style-name="ce3" table:formula="of:=SIN(PI()*2/257*[.FF$1]*[.$B19]*[.$B19])/[.$B19]/[.$B19]" office:value-type="float" office:value="-0.00205396660487728">
            <text:p>-0.0020539666</text:p>
          </table:table-cell>
          <table:table-cell table:style-name="ce3" table:formula="of:=SIN(PI()*2/257*[.FG$1]*[.$B19]*[.$B19])/[.$B19]/[.$B19]" office:value-type="float" office:value="0.00576649608077383">
            <text:p>0.0057664961</text:p>
          </table:table-cell>
          <table:table-cell table:style-name="ce3" table:formula="of:=SIN(PI()*2/257*[.FH$1]*[.$B19]*[.$B19])/[.$B19]/[.$B19]" office:value-type="float" office:value="-0.00427260583326257">
            <text:p>-0.0042726058</text:p>
          </table:table-cell>
          <table:table-cell table:style-name="ce3" table:formula="of:=SIN(PI()*2/257*[.FI$1]*[.$B19]*[.$B19])/[.$B19]/[.$B19]" office:value-type="float" office:value="-0.00107890938599004">
            <text:p>-0.0010789094</text:p>
          </table:table-cell>
          <table:table-cell table:style-name="ce3" table:formula="of:=SIN(PI()*2/257*[.FJ$1]*[.$B19]*[.$B19])/[.$B19]/[.$B19]" office:value-type="float" office:value="0.00545630530848039">
            <text:p>0.0054563053</text:p>
          </table:table-cell>
          <table:table-cell table:style-name="ce3" table:formula="of:=SIN(PI()*2/257*[.FK$1]*[.$B19]*[.$B19])/[.$B19]/[.$B19]" office:value-type="float" office:value="-0.00490734470924868">
            <text:p>-0.0049073447</text:p>
          </table:table-cell>
          <table:table-cell table:style-name="ce3" table:formula="of:=SIN(PI()*2/257*[.FL$1]*[.$B19]*[.$B19])/[.$B19]/[.$B19]" office:value-type="float" office:value="-0.0000723301271748991">
            <text:p>-7.23301271748991E-005</text:p>
          </table:table-cell>
          <table:table-cell table:style-name="ce3" table:formula="of:=SIN(PI()*2/257*[.FM$1]*[.$B19]*[.$B19])/[.$B19]/[.$B19]" office:value-type="float" office:value="0.00498669996807829">
            <text:p>0.0049867</text:p>
          </table:table-cell>
          <table:table-cell table:style-name="ce3" table:formula="of:=SIN(PI()*2/257*[.FN$1]*[.$B19]*[.$B19])/[.$B19]/[.$B19]" office:value-type="float" office:value="-0.00539870776713739">
            <text:p>-0.0053987078</text:p>
          </table:table-cell>
          <table:table-cell table:style-name="ce3" table:formula="of:=SIN(PI()*2/257*[.FO$1]*[.$B19]*[.$B19])/[.$B19]/[.$B19]" office:value-type="float" office:value="0.000936362370423">
            <text:p>0.0009363624</text:p>
          </table:table-cell>
          <table:table-cell table:style-name="ce3" table:formula="of:=SIN(PI()*2/257*[.FP$1]*[.$B19]*[.$B19])/[.$B19]/[.$B19]" office:value-type="float" office:value="0.00437140032049199">
            <text:p>0.0043714003</text:p>
          </table:table-cell>
          <table:table-cell table:style-name="ce3" table:formula="of:=SIN(PI()*2/257*[.FQ$1]*[.$B19]*[.$B19])/[.$B19]/[.$B19]" office:value-type="float" office:value="-0.00573233905996094">
            <text:p>-0.0057323391</text:p>
          </table:table-cell>
          <table:table-cell table:style-name="ce3" table:formula="of:=SIN(PI()*2/257*[.FR$1]*[.$B19]*[.$B19])/[.$B19]/[.$B19]" office:value-type="float" office:value="0.00191769756405139">
            <text:p>0.0019176976</text:p>
          </table:table-cell>
          <table:table-cell table:style-name="ce3" table:formula="of:=SIN(PI()*2/257*[.FS$1]*[.$B19]*[.$B19])/[.$B19]/[.$B19]" office:value-type="float" office:value="0.00362838331569788">
            <text:p>0.0036283833</text:p>
          </table:table-cell>
          <table:table-cell table:style-name="ce3" table:formula="of:=SIN(PI()*2/257*[.FT$1]*[.$B19]*[.$B19])/[.$B19]/[.$B19]" office:value-type="float" office:value="-0.00589849102312199">
            <text:p>-0.005898491</text:p>
          </table:table-cell>
          <table:table-cell table:style-name="ce3" table:formula="of:=SIN(PI()*2/257*[.FU$1]*[.$B19]*[.$B19])/[.$B19]/[.$B19]" office:value-type="float" office:value="0.0028430041977563">
            <text:p>0.0028430042</text:p>
          </table:table-cell>
          <table:table-cell table:style-name="ce3" table:formula="of:=SIN(PI()*2/257*[.FV$1]*[.$B19]*[.$B19])/[.$B19]/[.$B19]" office:value-type="float" office:value="0.00277935736776244">
            <text:p>0.0027793574</text:p>
          </table:table-cell>
          <table:table-cell table:style-name="ce3" table:formula="of:=SIN(PI()*2/257*[.FW$1]*[.$B19]*[.$B19])/[.$B19]/[.$B19]" office:value-type="float" office:value="-0.00589230926487552">
            <text:p>-0.0058923093</text:p>
          </table:table-cell>
          <table:table-cell table:style-name="ce3" table:formula="of:=SIN(PI()*2/257*[.FX$1]*[.$B19]*[.$B19])/[.$B19]/[.$B19]" office:value-type="float" office:value="0.00368524797835877">
            <text:p>0.003685248</text:p>
          </table:table-cell>
          <table:table-cell table:style-name="ce3" table:formula="of:=SIN(PI()*2/257*[.FY$1]*[.$B19]*[.$B19])/[.$B19]/[.$B19]" office:value-type="float" office:value="0.00184912810928087">
            <text:p>0.0018491281</text:p>
          </table:table-cell>
          <table:table-cell table:style-name="ce3" table:formula="of:=SIN(PI()*2/257*[.FZ$1]*[.$B19]*[.$B19])/[.$B19]/[.$B19]" office:value-type="float" office:value="-0.00571397439504179">
            <text:p>-0.0057139744</text:p>
          </table:table-cell>
          <table:table-cell table:style-name="ce3" table:formula="of:=SIN(PI()*2/257*[.GA$1]*[.$B19]*[.$B19])/[.$B19]/[.$B19]" office:value-type="float" office:value="0.00441982142498479">
            <text:p>0.0044198214</text:p>
          </table:table-cell>
          <table:table-cell table:style-name="ce3" table:formula="of:=SIN(PI()*2/257*[.GB$1]*[.$B19]*[.$B19])/[.$B19]/[.$B19]" office:value-type="float" office:value="0.000864873655679734">
            <text:p>0.0008648737</text:p>
          </table:table-cell>
          <table:table-cell table:style-name="ce3" table:formula="of:=SIN(PI()*2/257*[.GC$1]*[.$B19]*[.$B19])/[.$B19]/[.$B19]" office:value-type="float" office:value="-0.00536869674820575">
            <text:p>-0.0053686967</text:p>
          </table:table-cell>
          <table:table-cell table:style-name="ce3" table:formula="of:=SIN(PI()*2/257*[.GD$1]*[.$B19]*[.$B19])/[.$B19]/[.$B19]" office:value-type="float" office:value="0.00502526281543906">
            <text:p>0.0050252628</text:p>
          </table:table-cell>
          <table:table-cell table:style-name="ce3" table:formula="of:=SIN(PI()*2/257*[.GE$1]*[.$B19]*[.$B19])/[.$B19]/[.$B19]" office:value-type="float" office:value="-0.000144649446300508">
            <text:p>-0.0001446494</text:p>
          </table:table-cell>
          <table:table-cell table:style-name="ce3" table:formula="of:=SIN(PI()*2/257*[.GF$1]*[.$B19]*[.$B19])/[.$B19]/[.$B19]" office:value-type="float" office:value="-0.0048665641555707">
            <text:p>-0.0048665642</text:p>
          </table:table-cell>
          <table:table-cell table:style-name="ce3" table:formula="of:=SIN(PI()*2/257*[.GG$1]*[.$B19]*[.$B19])/[.$B19]/[.$B19]" office:value-type="float" office:value="0.00548388322428328">
            <text:p>0.0054838832</text:p>
          </table:table-cell>
          <table:table-cell table:style-name="ce3" table:formula="of:=SIN(PI()*2/257*[.GH$1]*[.$B19]*[.$B19])/[.$B19]/[.$B19]" office:value-type="float" office:value="-0.00114994638649076">
            <text:p>-0.0011499464</text:p>
          </table:table-cell>
          <table:table-cell table:style-name="ce3" table:formula="of:=SIN(PI()*2/257*[.GI$1]*[.$B19]*[.$B19])/[.$B19]/[.$B19]" office:value-type="float" office:value="-0.00422224721305526">
            <text:p>-0.0042222472</text:p>
          </table:table-cell>
          <table:table-cell table:style-name="ce3" table:formula="of:=SIN(PI()*2/257*[.GJ$1]*[.$B19]*[.$B19])/[.$B19]/[.$B19]" office:value-type="float" office:value="0.00578228333269806">
            <text:p>0.0057822833</text:p>
          </table:table-cell>
          <table:table-cell table:style-name="ce3" table:formula="of:=SIN(PI()*2/257*[.GK$1]*[.$B19]*[.$B19])/[.$B19]/[.$B19]" office:value-type="float" office:value="-0.00212164582870632">
            <text:p>-0.0021216458</text:p>
          </table:table-cell>
          <table:table-cell table:style-name="ce3" table:formula="of:=SIN(PI()*2/257*[.GL$1]*[.$B19]*[.$B19])/[.$B19]/[.$B19]" office:value-type="float" office:value="-0.00345457065668671">
            <text:p>-0.0034545707</text:p>
          </table:table-cell>
          <table:table-cell table:style-name="ce3" table:formula="of:=SIN(PI()*2/257*[.GM$1]*[.$B19]*[.$B19])/[.$B19]/[.$B19]" office:value-type="float" office:value="0.00591174491072424">
            <text:p>0.0059117449</text:p>
          </table:table-cell>
          <table:table-cell table:style-name="ce3" table:formula="of:=SIN(PI()*2/257*[.GN$1]*[.$B19]*[.$B19])/[.$B19]/[.$B19]" office:value-type="float" office:value="-0.00303135804067269">
            <text:p>-0.003031358</text:p>
          </table:table-cell>
          <table:table-cell table:style-name="ce3" table:formula="of:=SIN(PI()*2/257*[.GO$1]*[.$B19]*[.$B19])/[.$B19]/[.$B19]" office:value-type="float" office:value="-0.00258596336823799">
            <text:p>-0.0025859634</text:p>
          </table:table-cell>
          <table:table-cell table:style-name="ce3" table:formula="of:=SIN(PI()*2/257*[.GP$1]*[.$B19]*[.$B19])/[.$B19]/[.$B19]" office:value-type="float" office:value="0.00586848553410569">
            <text:p>0.0058684855</text:p>
          </table:table-cell>
          <table:table-cell table:style-name="ce3" table:formula="of:=SIN(PI()*2/257*[.GQ$1]*[.$B19]*[.$B19])/[.$B19]/[.$B19]" office:value-type="float" office:value="-0.00385250434484734">
            <text:p>-0.0038525043</text:p>
          </table:table-cell>
          <table:table-cell table:style-name="ce3" table:formula="of:=SIN(PI()*2/257*[.GR$1]*[.$B19]*[.$B19])/[.$B19]/[.$B19]" office:value-type="float" office:value="-0.00164180308006083">
            <text:p>-0.0016418031</text:p>
          </table:table-cell>
          <table:table-cell table:style-name="ce3" table:formula="of:=SIN(PI()*2/257*[.GS$1]*[.$B19]*[.$B19])/[.$B19]/[.$B19]" office:value-type="float" office:value="0.00565376909378169">
            <text:p>0.0056537691</text:p>
          </table:table-cell>
          <table:table-cell table:style-name="ce3" table:formula="of:=SIN(PI()*2/257*[.GT$1]*[.$B19]*[.$B19])/[.$B19]/[.$B19]" office:value-type="float" office:value="-0.00456109365641429">
            <text:p>-0.0045610937</text:p>
          </table:table-cell>
          <table:table-cell table:style-name="ce3" table:formula="of:=SIN(PI()*2/257*[.GU$1]*[.$B19]*[.$B19])/[.$B19]/[.$B19]" office:value-type="float" office:value="-0.000649674924593597">
            <text:p>-0.0006496749</text:p>
          </table:table-cell>
          <table:table-cell table:style-name="ce3" table:formula="of:=SIN(PI()*2/257*[.GV$1]*[.$B19]*[.$B19])/[.$B19]/[.$B19]" office:value-type="float" office:value="0.00527386886931843">
            <text:p>0.0052738689</text:p>
          </table:table-cell>
          <table:table-cell table:style-name="ce3" table:formula="of:=SIN(PI()*2/257*[.GW$1]*[.$B19]*[.$B19])/[.$B19]/[.$B19]" office:value-type="float" office:value="-0.00513642342068027">
            <text:p>-0.0051364234</text:p>
          </table:table-cell>
          <table:table-cell table:style-name="ce3" table:formula="of:=SIN(PI()*2/257*[.GX$1]*[.$B19]*[.$B19])/[.$B19]/[.$B19]" office:value-type="float" office:value="0.00036143450880006">
            <text:p>0.0003614345</text:p>
          </table:table-cell>
          <table:table-cell table:style-name="ce3" table:formula="of:=SIN(PI()*2/257*[.GY$1]*[.$B19]*[.$B19])/[.$B19]/[.$B19]" office:value-type="float" office:value="0.00473988424514986">
            <text:p>0.0047398842</text:p>
          </table:table-cell>
          <table:table-cell table:style-name="ce3" table:formula="of:=SIN(PI()*2/257*[.GZ$1]*[.$B19]*[.$B19])/[.$B19]/[.$B19]" office:value-type="float" office:value="-0.00556168447087376">
            <text:p>-0.0055616845</text:p>
          </table:table-cell>
          <table:table-cell table:style-name="ce3" table:formula="of:=SIN(PI()*2/257*[.HA$1]*[.$B19]*[.$B19])/[.$B19]/[.$B19]" office:value-type="float" office:value="0.00136198406277735">
            <text:p>0.0013619841</text:p>
          </table:table-cell>
          <table:table-cell table:style-name="ce3" table:formula="of:=SIN(PI()*2/257*[.HB$1]*[.$B19]*[.$B19])/[.$B19]/[.$B19]" office:value-type="float" office:value="0.00406741642454976">
            <text:p>0.0040674164</text:p>
          </table:table-cell>
          <table:table-cell table:style-name="ce3" table:formula="of:=SIN(PI()*2/257*[.HC$1]*[.$B19]*[.$B19])/[.$B19]/[.$B19]" office:value-type="float" office:value="-0.00582445213446997">
            <text:p>-0.0058244521</text:p>
          </table:table-cell>
          <table:table-cell table:style-name="ce3" table:formula="of:=SIN(PI()*2/257*[.HD$1]*[.$B19]*[.$B19])/[.$B19]/[.$B19]" office:value-type="float" office:value="0.00232274110353117">
            <text:p>0.0023227411</text:p>
          </table:table-cell>
          <table:table-cell table:style-name="ce3" table:formula="of:=SIN(PI()*2/257*[.HE$1]*[.$B19]*[.$B19])/[.$B19]/[.$B19]" office:value-type="float" office:value="0.00327611261586196">
            <text:p>0.0032761126</text:p>
          </table:table-cell>
          <table:table-cell table:style-name="ce3" table:formula="of:=SIN(PI()*2/257*[.HF$1]*[.$B19]*[.$B19])/[.$B19]/[.$B19]" office:value-type="float" office:value="-0.00591704923960349">
            <text:p>-0.0059170492</text:p>
          </table:table-cell>
          <table:table-cell table:style-name="ce3" table:formula="of:=SIN(PI()*2/257*[.HG$1]*[.$B19]*[.$B19])/[.$B19]/[.$B19]" office:value-type="float" office:value="0.00321563559830976">
            <text:p>0.0032156356</text:p>
          </table:table-cell>
          <table:table-cell table:style-name="ce3" table:formula="of:=SIN(PI()*2/257*[.HH$1]*[.$B19]*[.$B19])/[.$B19]/[.$B19]" office:value-type="float" office:value="0.00238909200831412">
            <text:p>0.002389092</text:p>
          </table:table-cell>
          <table:table-cell table:style-name="ce3" table:formula="of:=SIN(PI()*2/257*[.HI$1]*[.$B19]*[.$B19])/[.$B19]/[.$B19]" office:value-type="float" office:value="-0.00583677041575532">
            <text:p>-0.0058367704</text:p>
          </table:table-cell>
          <table:table-cell table:style-name="ce3" table:formula="of:=SIN(PI()*2/257*[.HJ$1]*[.$B19]*[.$B19])/[.$B19]/[.$B19]" office:value-type="float" office:value="0.00401458022571189">
            <text:p>0.0040145802</text:p>
          </table:table-cell>
          <table:table-cell table:style-name="ce3" table:formula="of:=SIN(PI()*2/257*[.HK$1]*[.$B19]*[.$B19])/[.$B19]/[.$B19]" office:value-type="float" office:value="0.00143227030842467">
            <text:p>0.0014322703</text:p>
          </table:table-cell>
          <table:table-cell table:style-name="ce3" table:formula="of:=SIN(PI()*2/257*[.HL$1]*[.$B19]*[.$B19])/[.$B19]/[.$B19]" office:value-type="float" office:value="-0.00558596113542145">
            <text:p>-0.0055859611</text:p>
          </table:table-cell>
          <table:table-cell table:style-name="ce3" table:formula="of:=SIN(PI()*2/257*[.HM$1]*[.$B19]*[.$B19])/[.$B19]/[.$B19]" office:value-type="float" office:value="0.0046962325579365">
            <text:p>0.0046962326</text:p>
          </table:table-cell>
          <table:table-cell table:style-name="ce3" table:formula="of:=SIN(PI()*2/257*[.HN$1]*[.$B19]*[.$B19])/[.$B19]/[.$B19]" office:value-type="float" office:value="0.000433602571753147">
            <text:p>0.0004336026</text:p>
          </table:table-cell>
          <table:table-cell table:style-name="ce3" table:formula="of:=SIN(PI()*2/257*[.HO$1]*[.$B19]*[.$B19])/[.$B19]/[.$B19]" office:value-type="float" office:value="-0.005171949187434">
            <text:p>-0.0051719492</text:p>
          </table:table-cell>
          <table:table-cell table:style-name="ce3" table:formula="of:=SIN(PI()*2/257*[.HP$1]*[.$B19]*[.$B19])/[.$B19]/[.$B19]" office:value-type="float" office:value="0.00524067704664148">
            <text:p>0.005240677</text:p>
          </table:table-cell>
          <table:table-cell table:style-name="ce3" table:formula="of:=SIN(PI()*2/257*[.HQ$1]*[.$B19]*[.$B19])/[.$B19]/[.$B19]" office:value-type="float" office:value="-0.000577733548156246">
            <text:p>-0.0005777335</text:p>
          </table:table-cell>
          <table:table-cell table:style-name="ce3" table:formula="of:=SIN(PI()*2/257*[.HR$1]*[.$B19]*[.$B19])/[.$B19]/[.$B19]" office:value-type="float" office:value="-0.00460683058404905">
            <text:p>-0.0046068306</text:p>
          </table:table-cell>
          <table:table-cell table:style-name="ce3" table:formula="of:=SIN(PI()*2/257*[.HS$1]*[.$B19]*[.$B19])/[.$B19]/[.$B19]" office:value-type="float" office:value="0.00563200688710765">
            <text:p>0.0056320069</text:p>
          </table:table-cell>
          <table:table-cell table:style-name="ce3" table:formula="of:=SIN(PI()*2/257*[.HT$1]*[.$B19]*[.$B19])/[.$B19]/[.$B19]" office:value-type="float" office:value="-0.00157219027095383">
            <text:p>-0.0015721903</text:p>
          </table:table-cell>
          <table:table-cell table:style-name="ce3" table:formula="of:=SIN(PI()*2/257*[.HU$1]*[.$B19]*[.$B19])/[.$B19]/[.$B19]" office:value-type="float" office:value="-0.00390711615686139">
            <text:p>-0.0039071162</text:p>
          </table:table-cell>
          <table:table-cell table:style-name="ce3" table:formula="of:=SIN(PI()*2/257*[.HV$1]*[.$B19]*[.$B19])/[.$B19]/[.$B19]" office:value-type="float" office:value="0.0058587887606372">
            <text:p>0.0058587888</text:p>
          </table:table-cell>
          <table:table-cell table:style-name="ce3" table:formula="of:=SIN(PI()*2/257*[.HW$1]*[.$B19]*[.$B19])/[.$B19]/[.$B19]" office:value-type="float" office:value="-0.00252071297450832">
            <text:p>-0.002520713</text:p>
          </table:table-cell>
          <table:table-cell table:style-name="ce3" table:formula="of:=SIN(PI()*2/257*[.HX$1]*[.$B19]*[.$B19])/[.$B19]/[.$B19]" office:value-type="float" office:value="-0.00309324916681631">
            <text:p>-0.0030932492</text:p>
          </table:table-cell>
          <table:table-cell table:style-name="ce3" table:formula="of:=SIN(PI()*2/257*[.HY$1]*[.$B19]*[.$B19])/[.$B19]/[.$B19]" office:value-type="float" office:value="0.00591439687699699">
            <text:p>0.0059143969</text:p>
          </table:table-cell>
          <table:table-cell table:style-name="ce3" table:formula="of:=SIN(PI()*2/257*[.HZ$1]*[.$B19]*[.$B19])/[.$B19]/[.$B19]" office:value-type="float" office:value="-0.00339558907153523">
            <text:p>-0.0033955891</text:p>
          </table:table-cell>
          <table:table-cell table:style-name="ce3" table:formula="of:=SIN(PI()*2/257*[.IA$1]*[.$B19]*[.$B19])/[.$B19]/[.$B19]" office:value-type="float" office:value="-0.00218900802208237">
            <text:p>-0.002189008</text:p>
          </table:table-cell>
          <table:table-cell table:style-name="ce3" table:formula="of:=SIN(PI()*2/257*[.IB$1]*[.$B19]*[.$B19])/[.$B19]/[.$B19]" office:value-type="float" office:value="0.00579720655733359">
            <text:p>0.0057972066</text:p>
          </table:table-cell>
          <table:table-cell table:style-name="ce3" table:formula="of:=SIN(PI()*2/257*[.IC$1]*[.$B19]*[.$B19])/[.$B19]/[.$B19]" office:value-type="float" office:value="-0.00417125767654798">
            <text:p>-0.0041712577</text:p>
          </table:table-cell>
          <table:table-cell table:style-name="ce3" table:formula="of:=SIN(PI()*2/257*[.ID$1]*[.$B19]*[.$B19])/[.$B19]/[.$B19]" office:value-type="float" office:value="-0.00122081155434108">
            <text:p>-0.0012208116</text:p>
          </table:table-cell>
          <table:table-cell table:style-name="ce3" table:formula="of:=SIN(PI()*2/257*[.IE$1]*[.$B19]*[.$B19])/[.$B19]/[.$B19]" office:value-type="float" office:value="0.00551064170172891">
            <text:p>0.0055106417</text:p>
          </table:table-cell>
          <table:table-cell table:style-name="ce3" table:formula="of:=SIN(PI()*2/257*[.IF$1]*[.$B19]*[.$B19])/[.$B19]/[.$B19]" office:value-type="float" office:value="-0.0048250564074635">
            <text:p>-0.0048250564</text:p>
          </table:table-cell>
          <table:table-cell table:style-name="ce3" table:formula="of:=SIN(PI()*2/257*[.IG$1]*[.$B19]*[.$B19])/[.$B19]/[.$B19]" office:value-type="float" office:value="-0.000216947150942303">
            <text:p>-0.0002169472</text:p>
          </table:table-cell>
          <table:table-cell table:style-name="ce3" table:formula="of:=SIN(PI()*2/257*[.IH$1]*[.$B19]*[.$B19])/[.$B19]/[.$B19]" office:value-type="float" office:value="0.00506307475455897">
            <text:p>0.0050630748</text:p>
          </table:table-cell>
          <table:table-cell table:style-name="ce3" table:formula="of:=SIN(PI()*2/257*[.II$1]*[.$B19]*[.$B19])/[.$B19]/[.$B19]" office:value-type="float" office:value="-0.00533788350284766">
            <text:p>-0.0053378835</text:p>
          </table:table-cell>
          <table:table-cell table:style-name="ce3" table:formula="of:=SIN(PI()*2/257*[.IJ$1]*[.$B19]*[.$B19])/[.$B19]/[.$B19]" office:value-type="float" office:value="0.000793255705755086">
            <text:p>0.0007932557</text:p>
          </table:table-cell>
          <table:table-cell table:style-name="ce3" table:formula="of:=SIN(PI()*2/257*[.IK$1]*[.$B19]*[.$B19])/[.$B19]/[.$B19]" office:value-type="float" office:value="0.00446758209032094">
            <text:p>0.0044675821</text:p>
          </table:table-cell>
          <table:table-cell table:style-name="ce3" table:formula="of:=SIN(PI()*2/257*[.IL$1]*[.$B19]*[.$B19])/[.$B19]/[.$B19]" office:value-type="float" office:value="-0.00569475591001043">
            <text:p>-0.0056947559</text:p>
          </table:table-cell>
          <table:table-cell table:style-name="ce3" table:formula="of:=SIN(PI()*2/257*[.IM$1]*[.$B19]*[.$B19])/[.$B19]/[.$B19]" office:value-type="float" office:value="0.00178028234547281">
            <text:p>0.0017802823</text:p>
          </table:table-cell>
          <table:table-cell table:style-name="ce3" table:formula="of:=SIN(PI()*2/257*[.IN$1]*[.$B19]*[.$B19])/[.$B19]/[.$B19]" office:value-type="float" office:value="0.0037415619667204">
            <text:p>0.003741562</text:p>
          </table:table-cell>
          <table:table-cell table:style-name="ce3" table:formula="of:=SIN(PI()*2/257*[.IO$1]*[.$B19]*[.$B19])/[.$B19]/[.$B19]" office:value-type="float" office:value="-0.00588524703853284">
            <text:p>-0.005885247</text:p>
          </table:table-cell>
          <table:table-cell table:style-name="ce3" table:formula="of:=SIN(PI()*2/257*[.IP$1]*[.$B19]*[.$B19])/[.$B19]/[.$B19]" office:value-type="float" office:value="0.00271529522767996">
            <text:p>0.0027152952</text:p>
          </table:table-cell>
          <table:table-cell table:style-name="ce3" table:formula="of:=SIN(PI()*2/257*[.IQ$1]*[.$B19]*[.$B19])/[.$B19]/[.$B19]" office:value-type="float" office:value="0.00290622620712632">
            <text:p>0.0029062262</text:p>
          </table:table-cell>
          <table:table-cell table:style-name="ce3" table:formula="of:=SIN(PI()*2/257*[.IR$1]*[.$B19]*[.$B19])/[.$B19]/[.$B19]" office:value-type="float" office:value="-0.00590379138955266">
            <text:p>-0.0059037914</text:p>
          </table:table-cell>
          <table:table-cell table:style-name="ce3" table:formula="of:=SIN(PI()*2/257*[.IS$1]*[.$B19]*[.$B19])/[.$B19]/[.$B19]" office:value-type="float" office:value="0.00357097647583561">
            <text:p>0.0035709765</text:p>
          </table:table-cell>
          <table:table-cell table:style-name="ce3" table:formula="of:=SIN(PI()*2/257*[.IT$1]*[.$B19]*[.$B19])/[.$B19]/[.$B19]" office:value-type="float" office:value="0.0019859804636789">
            <text:p>0.0019859805</text:p>
          </table:table-cell>
          <table:table-cell table:style-name="ce3" table:formula="of:=SIN(PI()*2/257*[.IU$1]*[.$B19]*[.$B19])/[.$B19]/[.$B19]" office:value-type="float" office:value="-0.00574984716059727">
            <text:p>-0.0057498472</text:p>
          </table:table-cell>
          <table:table-cell table:style-name="ce3" table:formula="of:=SIN(PI()*2/257*[.IV$1]*[.$B19]*[.$B19])/[.$B19]/[.$B19]" office:value-type="float" office:value="0.00432232601224795">
            <text:p>0.004322326</text:p>
          </table:table-cell>
          <table:table-cell table:style-name="ce3" table:formula="of:=SIN(PI()*2/257*[.IW$1]*[.$B19]*[.$B19])/[.$B19]/[.$B19]" office:value-type="float" office:value="0.0010077111676641">
            <text:p>0.0010077112</text:p>
          </table:table-cell>
          <table:table-cell table:style-name="ce3" table:formula="of:=SIN(PI()*2/257*[.IX$1]*[.$B19]*[.$B19])/[.$B19]/[.$B19]" office:value-type="float" office:value="-0.00542791207519642">
            <text:p>-0.0054279121</text:p>
          </table:table-cell>
          <table:table-cell table:style-name="ce3" table:formula="of:=SIN(PI()*2/257*[.IY$1]*[.$B19]*[.$B19])/[.$B19]/[.$B19]" office:value-type="float" office:value="0.00494739197479352">
            <text:p>0.0049473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3" table:formula="of:=SIN(PI()*2/257*[.C$1]*[.$B20]*[.$B20])/[.$B20]/[.$B20]" office:value-type="float" office:value="0">
            <text:p>0</text:p>
          </table:table-cell>
          <table:table-cell table:style-name="ce3" table:formula="of:=SIN(PI()*2/257*[.D$1]*[.$B20]*[.$B20])/[.$B20]/[.$B20]" office:value-type="float" office:value="-0.00508594379034498">
            <text:p>-0.0050859438</text:p>
          </table:table-cell>
          <table:table-cell table:style-name="ce3" table:formula="of:=SIN(PI()*2/257*[.E$1]*[.$B20]*[.$B20])/[.$B20]/[.$B20]" office:value-type="float" office:value="-0.000807373676538105">
            <text:p>-0.0008073737</text:p>
          </table:table-cell>
          <table:table-cell table:style-name="ce3" table:formula="of:=SIN(PI()*2/257*[.F$1]*[.$B20]*[.$B20])/[.$B20]/[.$B20]" office:value-type="float" office:value="0.00495777637827013">
            <text:p>0.0049577764</text:p>
          </table:table-cell>
          <table:table-cell table:style-name="ce3" table:formula="of:=SIN(PI()*2/257*[.G$1]*[.$B20]*[.$B20])/[.$B20]/[.$B20]" office:value-type="float" office:value="0.00159440127790022">
            <text:p>0.0015944013</text:p>
          </table:table-cell>
          <table:table-cell table:style-name="ce3" table:formula="of:=SIN(PI()*2/257*[.H$1]*[.$B20]*[.$B20])/[.$B20]/[.$B20]" office:value-type="float" office:value="-0.00470467141394491">
            <text:p>-0.0047046714</text:p>
          </table:table-cell>
          <table:table-cell table:style-name="ce3" table:formula="of:=SIN(PI()*2/257*[.I$1]*[.$B20]*[.$B20])/[.$B20]/[.$B20]" office:value-type="float" office:value="-0.00234124945651975">
            <text:p>-0.0023412495</text:p>
          </table:table-cell>
          <table:table-cell table:style-name="ce3" table:formula="of:=SIN(PI()*2/257*[.J$1]*[.$B20]*[.$B20])/[.$B20]/[.$B20]" office:value-type="float" office:value="0.00433300722351646">
            <text:p>0.0043330072</text:p>
          </table:table-cell>
          <table:table-cell table:style-name="ce3" table:formula="of:=SIN(PI()*2/257*[.K$1]*[.$B20]*[.$B20])/[.$B20]/[.$B20]" office:value-type="float" office:value="0.00302909739914896">
            <text:p>0.0030290974</text:p>
          </table:table-cell>
          <table:table-cell table:style-name="ce3" table:formula="of:=SIN(PI()*2/257*[.L$1]*[.$B20]*[.$B20])/[.$B20]/[.$B20]" office:value-type="float" office:value="-0.00385214986359328">
            <text:p>-0.0038521499</text:p>
          </table:table-cell>
          <table:table-cell table:style-name="ce3" table:formula="of:=SIN(PI()*2/257*[.M$1]*[.$B20]*[.$B20])/[.$B20]/[.$B20]" office:value-type="float" office:value="-0.00364061111737943">
            <text:p>-0.0036406111</text:p>
          </table:table-cell>
          <table:table-cell table:style-name="ce3" table:formula="of:=SIN(PI()*2/257*[.N$1]*[.$B20]*[.$B20])/[.$B20]/[.$B20]" office:value-type="float" office:value="0.00327421709361968">
            <text:p>0.0032742171</text:p>
          </table:table-cell>
          <table:table-cell table:style-name="ce3" table:formula="of:=SIN(PI()*2/257*[.O$1]*[.$B20]*[.$B20])/[.$B20]/[.$B20]" office:value-type="float" office:value="0.0041603802697004">
            <text:p>0.0041603803</text:p>
          </table:table-cell>
          <table:table-cell table:style-name="ce3" table:formula="of:=SIN(PI()*2/257*[.P$1]*[.$B20]*[.$B20])/[.$B20]/[.$B20]" office:value-type="float" office:value="-0.00261377300445748">
            <text:p>-0.002613773</text:p>
          </table:table-cell>
          <table:table-cell table:style-name="ce3" table:formula="of:=SIN(PI()*2/257*[.Q$1]*[.$B20]*[.$B20])/[.$B20]/[.$B20]" office:value-type="float" office:value="-0.00457530650703926">
            <text:p>-0.0045753065</text:p>
          </table:table-cell>
          <table:table-cell table:style-name="ce3" table:formula="of:=SIN(PI()*2/257*[.R$1]*[.$B20]*[.$B20])/[.$B20]/[.$B20]" office:value-type="float" office:value="0.00188746099863284">
            <text:p>0.001887461</text:p>
          </table:table-cell>
          <table:table-cell table:style-name="ce3" table:formula="of:=SIN(PI()*2/257*[.S$1]*[.$B20]*[.$B20])/[.$B20]/[.$B20]" office:value-type="float" office:value="0.00487493355535258">
            <text:p>0.0048749336</text:p>
          </table:table-cell>
          <table:table-cell table:style-name="ce3" table:formula="of:=SIN(PI()*2/257*[.T$1]*[.$B20]*[.$B20])/[.$B20]/[.$B20]" office:value-type="float" office:value="-0.00111358437126306">
            <text:p>-0.0011135844</text:p>
          </table:table-cell>
          <table:table-cell table:style-name="ce3" table:formula="of:=SIN(PI()*2/257*[.U$1]*[.$B20]*[.$B20])/[.$B20]/[.$B20]" office:value-type="float" office:value="-0.00505171071707994">
            <text:p>-0.0050517107</text:p>
          </table:table-cell>
          <table:table-cell table:style-name="ce3" table:formula="of:=SIN(PI()*2/257*[.V$1]*[.$B20]*[.$B20])/[.$B20]/[.$B20]" office:value-type="float" office:value="0.000311645061159341">
            <text:p>0.0003116451</text:p>
          </table:table-cell>
          <table:table-cell table:style-name="ce3" table:formula="of:=SIN(PI()*2/257*[.W$1]*[.$B20]*[.$B20])/[.$B20]/[.$B20]" office:value-type="float" office:value="0.00510118315114042">
            <text:p>0.0051011832</text:p>
          </table:table-cell>
          <table:table-cell table:style-name="ce3" table:formula="of:=SIN(PI()*2/257*[.X$1]*[.$B20]*[.$B20])/[.$B20]/[.$B20]" office:value-type="float" office:value="0.000498147804276801">
            <text:p>0.0004981478</text:p>
          </table:table-cell>
          <table:table-cell table:style-name="ce3" table:formula="of:=SIN(PI()*2/257*[.Y$1]*[.$B20]*[.$B20])/[.$B20]/[.$B20]" office:value-type="float" office:value="-0.00502210413635425">
            <text:p>-0.0050221041</text:p>
          </table:table-cell>
          <table:table-cell table:style-name="ce3" table:formula="of:=SIN(PI()*2/257*[.Z$1]*[.$B20]*[.$B20])/[.$B20]/[.$B20]" office:value-type="float" office:value="-0.00129538718553428">
            <text:p>-0.0012953872</text:p>
          </table:table-cell>
          <table:table-cell table:style-name="ce3" table:formula="of:=SIN(PI()*2/257*[.AA$1]*[.$B20]*[.$B20])/[.$B20]/[.$B20]" office:value-type="float" office:value="0.00481646648921573">
            <text:p>0.0048164665</text:p>
          </table:table-cell>
          <table:table-cell table:style-name="ce3" table:formula="of:=SIN(PI()*2/257*[.AB$1]*[.$B20]*[.$B20])/[.$B20]/[.$B20]" office:value-type="float" office:value="0.00205998239492361">
            <text:p>0.0020599824</text:p>
          </table:table-cell>
          <table:table-cell table:style-name="ce3" table:formula="of:=SIN(PI()*2/257*[.AC$1]*[.$B20]*[.$B20])/[.$B20]/[.$B20]" office:value-type="float" office:value="-0.00448945234427955">
            <text:p>-0.0044894523</text:p>
          </table:table-cell>
          <table:table-cell table:style-name="ce3" table:formula="of:=SIN(PI()*2/257*[.AD$1]*[.$B20]*[.$B20])/[.$B20]/[.$B20]" office:value-type="float" office:value="-0.00277266538833859">
            <text:p>-0.0027726654</text:p>
          </table:table-cell>
          <table:table-cell table:style-name="ce3" table:formula="of:=SIN(PI()*2/257*[.AE$1]*[.$B20]*[.$B20])/[.$B20]/[.$B20]" office:value-type="float" office:value="0.00404930256271051">
            <text:p>0.0040493026</text:p>
          </table:table-cell>
          <table:table-cell table:style-name="ce3" table:formula="of:=SIN(PI()*2/257*[.AF$1]*[.$B20]*[.$B20])/[.$B20]/[.$B20]" office:value-type="float" office:value="0.00341547632613887">
            <text:p>0.0034154763</text:p>
          </table:table-cell>
          <table:table-cell table:style-name="ce3" table:formula="of:=SIN(PI()*2/257*[.AG$1]*[.$B20]*[.$B20])/[.$B20]/[.$B20]" office:value-type="float" office:value="-0.00350710905994348">
            <text:p>-0.0035071091</text:p>
          </table:table-cell>
          <table:table-cell table:style-name="ce3" table:formula="of:=SIN(PI()*2/257*[.AH$1]*[.$B20]*[.$B20])/[.$B20]/[.$B20]" office:value-type="float" office:value="-0.00397221616685865">
            <text:p>-0.0039722162</text:p>
          </table:table-cell>
          <table:table-cell table:style-name="ce3" table:formula="of:=SIN(PI()*2/257*[.AI$1]*[.$B20]*[.$B20])/[.$B20]/[.$B20]" office:value-type="float" office:value="0.00287653528586259">
            <text:p>0.0028765353</text:p>
          </table:table-cell>
          <table:table-cell table:style-name="ce3" table:formula="of:=SIN(PI()*2/257*[.AJ$1]*[.$B20]*[.$B20])/[.$B20]/[.$B20]" office:value-type="float" office:value="0.00442885488823956">
            <text:p>0.0044288549</text:p>
          </table:table-cell>
          <table:table-cell table:style-name="ce3" table:formula="of:=SIN(PI()*2/257*[.AK$1]*[.$B20]*[.$B20])/[.$B20]/[.$B20]" office:value-type="float" office:value="-0.00217347190148931">
            <text:p>-0.0021734719</text:p>
          </table:table-cell>
          <table:table-cell table:style-name="ce3" table:formula="of:=SIN(PI()*2/257*[.AL$1]*[.$B20]*[.$B20])/[.$B20]/[.$B20]" office:value-type="float" office:value="-0.0047738850482836">
            <text:p>-0.004773885</text:p>
          </table:table-cell>
          <table:table-cell table:style-name="ce3" table:formula="of:=SIN(PI()*2/257*[.AM$1]*[.$B20]*[.$B20])/[.$B20]/[.$B20]" office:value-type="float" office:value="0.00141563632923628">
            <text:p>0.0014156363</text:p>
          </table:table-cell>
          <table:table-cell table:style-name="ce3" table:formula="of:=SIN(PI()*2/257*[.AN$1]*[.$B20]*[.$B20])/[.$B20]/[.$B20]" office:value-type="float" office:value="0.00499861177647634">
            <text:p>0.0049986118</text:p>
          </table:table-cell>
          <table:table-cell table:style-name="ce3" table:formula="of:=SIN(PI()*2/257*[.AO$1]*[.$B20]*[.$B20])/[.$B20]/[.$B20]" office:value-type="float" office:value="-0.000622126268188899">
            <text:p>-0.0006221263</text:p>
          </table:table-cell>
          <table:table-cell table:style-name="ce3" table:formula="of:=SIN(PI()*2/257*[.AP$1]*[.$B20]*[.$B20])/[.$B20]/[.$B20]" office:value-type="float" office:value="-0.00509737188730813">
            <text:p>-0.0050973719</text:p>
          </table:table-cell>
          <table:table-cell table:style-name="ce3" table:formula="of:=SIN(PI()*2/257*[.AQ$1]*[.$B20]*[.$B20])/[.$B20]/[.$B20]" office:value-type="float" office:value="-0.000187061574026432">
            <text:p>-0.0001870616</text:p>
          </table:table-cell>
          <table:table-cell table:style-name="ce3" table:formula="of:=SIN(PI()*2/257*[.AR$1]*[.$B20]*[.$B20])/[.$B20]/[.$B20]" office:value-type="float" office:value="0.00506767659436223">
            <text:p>0.0050676766</text:p>
          </table:table-cell>
          <table:table-cell table:style-name="ce3" table:formula="of:=SIN(PI()*2/257*[.AS$1]*[.$B20]*[.$B20])/[.$B20]/[.$B20]" office:value-type="float" office:value="0.000991535404677891">
            <text:p>0.0009915354</text:p>
          </table:table-cell>
          <table:table-cell table:style-name="ce3" table:formula="of:=SIN(PI()*2/257*[.AT$1]*[.$B20]*[.$B20])/[.$B20]/[.$B20]" office:value-type="float" office:value="-0.00491027422852947">
            <text:p>-0.0049102742</text:p>
          </table:table-cell>
          <table:table-cell table:style-name="ce3" table:formula="of:=SIN(PI()*2/257*[.AU$1]*[.$B20]*[.$B20])/[.$B20]/[.$B20]" office:value-type="float" office:value="-0.0017710222256341">
            <text:p>-0.0017710222</text:p>
          </table:table-cell>
          <table:table-cell table:style-name="ce3" table:formula="of:=SIN(PI()*2/257*[.AV$1]*[.$B20]*[.$B20])/[.$B20]/[.$B20]" office:value-type="float" office:value="0.00462913137983046">
            <text:p>0.0046291314</text:p>
          </table:table-cell>
          <table:table-cell table:style-name="ce3" table:formula="of:=SIN(PI()*2/257*[.AW$1]*[.$B20]*[.$B20])/[.$B20]/[.$B20]" office:value-type="float" office:value="0.00250587871940932">
            <text:p>0.0025058787</text:p>
          </table:table-cell>
          <table:table-cell table:style-name="ce3" table:formula="of:=SIN(PI()*2/257*[.AX$1]*[.$B20]*[.$B20])/[.$B20]/[.$B20]" office:value-type="float" office:value="-0.00423133293807629">
            <text:p>-0.0042313329</text:p>
          </table:table-cell>
          <table:table-cell table:style-name="ce3" table:formula="of:=SIN(PI()*2/257*[.AY$1]*[.$B20]*[.$B20])/[.$B20]/[.$B20]" office:value-type="float" office:value="-0.00317758626705424">
            <text:p>-0.0031775863</text:p>
          </table:table-cell>
          <table:table-cell table:style-name="ce3" table:formula="of:=SIN(PI()*2/257*[.AZ$1]*[.$B20]*[.$B20])/[.$B20]/[.$B20]" office:value-type="float" office:value="0.00372690355137757">
            <text:p>0.0037269036</text:p>
          </table:table-cell>
          <table:table-cell table:style-name="ce3" table:formula="of:=SIN(PI()*2/257*[.BA$1]*[.$B20]*[.$B20])/[.$B20]/[.$B20]" office:value-type="float" office:value="0.00376921762328169">
            <text:p>0.0037692176</text:p>
          </table:table-cell>
          <table:table-cell table:style-name="ce3" table:formula="of:=SIN(PI()*2/257*[.BB$1]*[.$B20]*[.$B20])/[.$B20]/[.$B20]" office:value-type="float" office:value="-0.00312855500180088">
            <text:p>-0.003128555</text:p>
          </table:table-cell>
          <table:table-cell table:style-name="ce3" table:formula="of:=SIN(PI()*2/257*[.BC$1]*[.$B20]*[.$B20])/[.$B20]/[.$B20]" office:value-type="float" office:value="-0.0042658634884701">
            <text:p>-0.0042658635</text:p>
          </table:table-cell>
          <table:table-cell table:style-name="ce3" table:formula="of:=SIN(PI()*2/257*[.BD$1]*[.$B20]*[.$B20])/[.$B20]/[.$B20]" office:value-type="float" office:value="0.00245136586439151">
            <text:p>0.0024513659</text:p>
          </table:table-cell>
          <table:table-cell table:style-name="ce3" table:formula="of:=SIN(PI()*2/257*[.BE$1]*[.$B20]*[.$B20])/[.$B20]/[.$B20]" office:value-type="float" office:value="0.00465500822778692">
            <text:p>0.0046550082</text:p>
          </table:table-cell>
          <table:table-cell table:style-name="ce3" table:formula="of:=SIN(PI()*2/257*[.BF$1]*[.$B20]*[.$B20])/[.$B20]/[.$B20]" office:value-type="float" office:value="-0.00171240152225362">
            <text:p>-0.0017124015</text:p>
          </table:table-cell>
          <table:table-cell table:style-name="ce3" table:formula="of:=SIN(PI()*2/257*[.BG$1]*[.$B20]*[.$B20])/[.$B20]/[.$B20]" office:value-type="float" office:value="-0.00492684526919423">
            <text:p>-0.0049268453</text:p>
          </table:table-cell>
          <table:table-cell table:style-name="ce3" table:formula="of:=SIN(PI()*2/257*[.BH$1]*[.$B20]*[.$B20])/[.$B20]/[.$B20]" office:value-type="float" office:value="0.00093028411343044">
            <text:p>0.0009302841</text:p>
          </table:table-cell>
          <table:table-cell table:style-name="ce3" table:formula="of:=SIN(PI()*2/257*[.BI$1]*[.$B20]*[.$B20])/[.$B20]/[.$B20]" office:value-type="float" office:value="0.0050745242322043">
            <text:p>0.0050745242</text:p>
          </table:table-cell>
          <table:table-cell table:style-name="ce3" table:formula="of:=SIN(PI()*2/257*[.BJ$1]*[.$B20]*[.$B20])/[.$B20]/[.$B20]" office:value-type="float" office:value="-0.000124723247065284">
            <text:p>-0.0001247232</text:p>
          </table:table-cell>
          <table:table-cell table:style-name="ce3" table:formula="of:=SIN(PI()*2/257*[.BK$1]*[.$B20]*[.$B20])/[.$B20]/[.$B20]" office:value-type="float" office:value="-0.00509432355966126">
            <text:p>-0.0050943236</text:p>
          </table:table-cell>
          <table:table-cell table:style-name="ce3" table:formula="of:=SIN(PI()*2/257*[.BL$1]*[.$B20]*[.$B20])/[.$B20]/[.$B20]" office:value-type="float" office:value="-0.000683980685063829">
            <text:p>-0.0006839807</text:p>
          </table:table-cell>
          <table:table-cell table:style-name="ce3" table:formula="of:=SIN(PI()*2/257*[.BM$1]*[.$B20]*[.$B20])/[.$B20]/[.$B20]" office:value-type="float" office:value="0.00498574430217331">
            <text:p>0.0049857443</text:p>
          </table:table-cell>
          <table:table-cell table:style-name="ce3" table:formula="of:=SIN(PI()*2/257*[.BN$1]*[.$B20]*[.$B20])/[.$B20]/[.$B20]" office:value-type="float" office:value="0.00147544808491319">
            <text:p>0.0014754481</text:p>
          </table:table-cell>
          <table:table-cell table:style-name="ce3" table:formula="of:=SIN(PI()*2/257*[.BO$1]*[.$B20]*[.$B20])/[.$B20]/[.$B20]" office:value-type="float" office:value="-0.00475152269179712">
            <text:p>-0.0047515227</text:p>
          </table:table-cell>
          <table:table-cell table:style-name="ce3" table:formula="of:=SIN(PI()*2/257*[.BP$1]*[.$B20]*[.$B20])/[.$B20]/[.$B20]" office:value-type="float" office:value="-0.00222973372057297">
            <text:p>-0.0022297337</text:p>
          </table:table-cell>
          <table:table-cell table:style-name="ce3" table:formula="of:=SIN(PI()*2/257*[.BQ$1]*[.$B20]*[.$B20])/[.$B20]/[.$B20]" office:value-type="float" office:value="0.00439756118811369">
            <text:p>0.0043975612</text:p>
          </table:table-cell>
          <table:table-cell table:style-name="ce3" table:formula="of:=SIN(PI()*2/257*[.BR$1]*[.$B20]*[.$B20])/[.$B20]/[.$B20]" office:value-type="float" office:value="0.0029278293524965">
            <text:p>0.0029278294</text:p>
          </table:table-cell>
          <table:table-cell table:style-name="ce3" table:formula="of:=SIN(PI()*2/257*[.BS$1]*[.$B20]*[.$B20])/[.$B20]/[.$B20]" office:value-type="float" office:value="-0.00393277973435686">
            <text:p>-0.0039327797</text:p>
          </table:table-cell>
          <table:table-cell table:style-name="ce3" table:formula="of:=SIN(PI()*2/257*[.BT$1]*[.$B20]*[.$B20])/[.$B20]/[.$B20]" office:value-type="float" office:value="-0.00355214274722374">
            <text:p>-0.0035521427</text:p>
          </table:table-cell>
          <table:table-cell table:style-name="ce3" table:formula="of:=SIN(PI()*2/257*[.BU$1]*[.$B20]*[.$B20])/[.$B20]/[.$B20]" office:value-type="float" office:value="0.00336889097198842">
            <text:p>0.003368891</text:p>
          </table:table-cell>
          <table:table-cell table:style-name="ce3" table:formula="of:=SIN(PI()*2/257*[.BV$1]*[.$B20]*[.$B20])/[.$B20]/[.$B20]" office:value-type="float" office:value="0.00408694100729764">
            <text:p>0.004086941</text:p>
          </table:table-cell>
          <table:table-cell table:style-name="ce3" table:formula="of:=SIN(PI()*2/257*[.BW$1]*[.$B20]*[.$B20])/[.$B20]/[.$B20]" office:value-type="float" office:value="-0.00272010507838075">
            <text:p>-0.0027201051</text:p>
          </table:table-cell>
          <table:table-cell table:style-name="ce3" table:formula="of:=SIN(PI()*2/257*[.BX$1]*[.$B20]*[.$B20])/[.$B20]/[.$B20]" office:value-type="float" office:value="-0.00451874704531798">
            <text:p>-0.004518747</text:p>
          </table:table-cell>
          <table:table-cell table:style-name="ce3" table:formula="of:=SIN(PI()*2/257*[.BY$1]*[.$B20]*[.$B20])/[.$B20]/[.$B20]" office:value-type="float" office:value="0.00200277166579991">
            <text:p>0.0020027717</text:p>
          </table:table-cell>
          <table:table-cell table:style-name="ce3" table:formula="of:=SIN(PI()*2/257*[.BZ$1]*[.$B20]*[.$B20])/[.$B20]/[.$B20]" office:value-type="float" office:value="0.00483667921085873">
            <text:p>0.0048366792</text:p>
          </table:table-cell>
          <table:table-cell table:style-name="ce3" table:formula="of:=SIN(PI()*2/257*[.CA$1]*[.$B20]*[.$B20])/[.$B20]/[.$B20]" office:value-type="float" office:value="-0.00123496776593756">
            <text:p>-0.0012349678</text:p>
          </table:table-cell>
          <table:table-cell table:style-name="ce3" table:formula="of:=SIN(PI()*2/257*[.CB$1]*[.$B20]*[.$B20])/[.$B20]/[.$B20]" office:value-type="float" office:value="-0.00503272551154413">
            <text:p>-0.0050327255</text:p>
          </table:table-cell>
          <table:table-cell table:style-name="ce3" table:formula="of:=SIN(PI()*2/257*[.CC$1]*[.$B20]*[.$B20])/[.$B20]/[.$B20]" office:value-type="float" office:value="0.000436042282927717">
            <text:p>0.0004360423</text:p>
          </table:table-cell>
          <table:table-cell table:style-name="ce3" table:formula="of:=SIN(PI()*2/257*[.CD$1]*[.$B20]*[.$B20])/[.$B20]/[.$B20]" office:value-type="float" office:value="0.00510194551782138">
            <text:p>0.0051019455</text:p>
          </table:table-cell>
          <table:table-cell table:style-name="ce3" table:formula="of:=SIN(PI()*2/257*[.CE$1]*[.$B20]*[.$B20])/[.$B20]/[.$B20]" office:value-type="float" office:value="0.000373871605235982">
            <text:p>0.0003738716</text:p>
          </table:table-cell>
          <table:table-cell table:style-name="ce3" table:formula="of:=SIN(PI()*2/257*[.CF$1]*[.$B20]*[.$B20])/[.$B20]/[.$B20]" office:value-type="float" office:value="-0.00504259486336751">
            <text:p>-0.0050425949</text:p>
          </table:table-cell>
          <table:table-cell table:style-name="ce3" table:formula="of:=SIN(PI()*2/257*[.CG$1]*[.$B20]*[.$B20])/[.$B20]/[.$B20]" office:value-type="float" office:value="-0.00117436380923118">
            <text:p>-0.0011743638</text:p>
          </table:table-cell>
          <table:table-cell table:style-name="ce3" table:formula="of:=SIN(PI()*2/257*[.CH$1]*[.$B20]*[.$B20])/[.$B20]/[.$B20]" office:value-type="float" office:value="0.00485616920367921">
            <text:p>0.0048561692</text:p>
          </table:table-cell>
          <table:table-cell table:style-name="ce3" table:formula="of:=SIN(PI()*2/257*[.CI$1]*[.$B20]*[.$B20])/[.$B20]/[.$B20]" office:value-type="float" office:value="0.00194526166919374">
            <text:p>0.0019452617</text:p>
          </table:table-cell>
          <table:table-cell table:style-name="ce3" table:formula="of:=SIN(PI()*2/257*[.CJ$1]*[.$B20]*[.$B20])/[.$B20]/[.$B20]" office:value-type="float" office:value="-0.00454736652507581">
            <text:p>-0.0045473665</text:p>
          </table:table-cell>
          <table:table-cell table:style-name="ce3" table:formula="of:=SIN(PI()*2/257*[.CK$1]*[.$B20]*[.$B20])/[.$B20]/[.$B20]" office:value-type="float" office:value="-0.00266713831220491">
            <text:p>-0.0026671383</text:p>
          </table:table-cell>
          <table:table-cell table:style-name="ce3" table:formula="of:=SIN(PI()*2/257*[.CL$1]*[.$B20]*[.$B20])/[.$B20]/[.$B20]" office:value-type="float" office:value="0.00412396875393884">
            <text:p>0.0041239688</text:p>
          </table:table-cell>
          <table:table-cell table:style-name="ce3" table:formula="of:=SIN(PI()*2/257*[.CM$1]*[.$B20]*[.$B20])/[.$B20]/[.$B20]" office:value-type="float" office:value="0.00332180221570991">
            <text:p>0.0033218022</text:p>
          </table:table-cell>
          <table:table-cell table:style-name="ce3" table:formula="of:=SIN(PI()*2/257*[.CN$1]*[.$B20]*[.$B20])/[.$B20]/[.$B20]" office:value-type="float" office:value="-0.00359664564967603">
            <text:p>-0.0035966456</text:p>
          </table:table-cell>
          <table:table-cell table:style-name="ce3" table:formula="of:=SIN(PI()*2/257*[.CO$1]*[.$B20]*[.$B20])/[.$B20]/[.$B20]" office:value-type="float" office:value="-0.00389275563971277">
            <text:p>-0.0038927556</text:p>
          </table:table-cell>
          <table:table-cell table:style-name="ce3" table:formula="of:=SIN(PI()*2/257*[.CP$1]*[.$B20]*[.$B20])/[.$B20]/[.$B20]" office:value-type="float" office:value="0.00297868592336809">
            <text:p>0.0029786859</text:p>
          </table:table-cell>
          <table:table-cell table:style-name="ce3" table:formula="of:=SIN(PI()*2/257*[.CQ$1]*[.$B20]*[.$B20])/[.$B20]/[.$B20]" office:value-type="float" office:value="0.00436561037510457">
            <text:p>0.0043656104</text:p>
          </table:table-cell>
          <table:table-cell table:style-name="ce3" table:formula="of:=SIN(PI()*2/257*[.CR$1]*[.$B20]*[.$B20])/[.$B20]/[.$B20]" office:value-type="float" office:value="-0.00228566235799323">
            <text:p>-0.0022856624</text:p>
          </table:table-cell>
          <table:table-cell table:style-name="ce3" table:formula="of:=SIN(PI()*2/257*[.CS$1]*[.$B20]*[.$B20])/[.$B20]/[.$B20]" office:value-type="float" office:value="-0.00472845033114226">
            <text:p>-0.0047284503</text:p>
          </table:table-cell>
          <table:table-cell table:style-name="ce3" table:formula="of:=SIN(PI()*2/257*[.CT$1]*[.$B20]*[.$B20])/[.$B20]/[.$B20]" office:value-type="float" office:value="0.00153503936931008">
            <text:p>0.0015350394</text:p>
          </table:table-cell>
          <table:table-cell table:style-name="ce3" table:formula="of:=SIN(PI()*2/257*[.CU$1]*[.$B20]*[.$B20])/[.$B20]/[.$B20]" office:value-type="float" office:value="0.00497213182474887">
            <text:p>0.0049721318</text:p>
          </table:table-cell>
          <table:table-cell table:style-name="ce3" table:formula="of:=SIN(PI()*2/257*[.CV$1]*[.$B20]*[.$B20])/[.$B20]/[.$B20]" office:value-type="float" office:value="-0.000745732896989505">
            <text:p>-0.0007457329</text:p>
          </table:table-cell>
          <table:table-cell table:style-name="ce3" table:formula="of:=SIN(PI()*2/257*[.CW$1]*[.$B20]*[.$B20])/[.$B20]/[.$B20]" office:value-type="float" office:value="-0.00509051400425712">
            <text:p>-0.005090514</text:p>
          </table:table-cell>
          <table:table-cell table:style-name="ce3" table:formula="of:=SIN(PI()*2/257*[.CX$1]*[.$B20]*[.$B20])/[.$B20]/[.$B20]" office:value-type="float" office:value="-0.0000623662831254456">
            <text:p>-6.23662831254456E-005</text:p>
          </table:table-cell>
          <table:table-cell table:style-name="ce3" table:formula="of:=SIN(PI()*2/257*[.CY$1]*[.$B20]*[.$B20])/[.$B20]/[.$B20]" office:value-type="float" office:value="0.00508061360083657">
            <text:p>0.0050806136</text:p>
          </table:table-cell>
          <table:table-cell table:style-name="ce3" table:formula="of:=SIN(PI()*2/257*[.CZ$1]*[.$B20]*[.$B20])/[.$B20]/[.$B20]" office:value-type="float" office:value="0.000868893812934614">
            <text:p>0.0008688938</text:p>
          </table:table-cell>
          <table:table-cell table:style-name="ce3" table:formula="of:=SIN(PI()*2/257*[.DA$1]*[.$B20]*[.$B20])/[.$B20]/[.$B20]" office:value-type="float" office:value="-0.00494268010782354">
            <text:p>-0.0049426801</text:p>
          </table:table-cell>
          <table:table-cell table:style-name="ce3" table:formula="of:=SIN(PI()*2/257*[.DB$1]*[.$B20]*[.$B20])/[.$B20]/[.$B20]" office:value-type="float" office:value="-0.00165352494043167">
            <text:p>-0.0016535249</text:p>
          </table:table-cell>
          <table:table-cell table:style-name="ce3" table:formula="of:=SIN(PI()*2/257*[.DC$1]*[.$B20]*[.$B20])/[.$B20]/[.$B20]" office:value-type="float" office:value="0.00468018949340935">
            <text:p>0.0046801895</text:p>
          </table:table-cell>
          <table:table-cell table:style-name="ce3" table:formula="of:=SIN(PI()*2/257*[.DD$1]*[.$B20]*[.$B20])/[.$B20]/[.$B20]" office:value-type="float" office:value="0.00239648670995824">
            <text:p>0.0023964867</text:p>
          </table:table-cell>
          <table:table-cell table:style-name="ce3" table:formula="of:=SIN(PI()*2/257*[.DE$1]*[.$B20]*[.$B20])/[.$B20]/[.$B20]" office:value-type="float" office:value="-0.00429975660512858">
            <text:p>-0.0042997566</text:p>
          </table:table-cell>
          <table:table-cell table:style-name="ce3" table:formula="of:=SIN(PI()*2/257*[.DF$1]*[.$B20]*[.$B20])/[.$B20]/[.$B20]" office:value-type="float" office:value="-0.00307905624702075">
            <text:p>-0.0030790562</text:p>
          </table:table-cell>
          <table:table-cell table:style-name="ce3" table:formula="of:=SIN(PI()*2/257*[.DG$1]*[.$B20]*[.$B20])/[.$B20]/[.$B20]" office:value-type="float" office:value="0.00381096847358389">
            <text:p>0.0038109685</text:p>
          </table:table-cell>
          <table:table-cell table:style-name="ce3" table:formula="of:=SIN(PI()*2/257*[.DH$1]*[.$B20]*[.$B20])/[.$B20]/[.$B20]" office:value-type="float" office:value="0.00368403258072136">
            <text:p>0.0036840326</text:p>
          </table:table-cell>
          <table:table-cell table:style-name="ce3" table:formula="of:=SIN(PI()*2/257*[.DI$1]*[.$B20]*[.$B20])/[.$B20]/[.$B20]" office:value-type="float" office:value="-0.00322614271620345">
            <text:p>-0.0032261427</text:p>
          </table:table-cell>
          <table:table-cell table:style-name="ce3" table:formula="of:=SIN(PI()*2/257*[.DJ$1]*[.$B20]*[.$B20])/[.$B20]/[.$B20]" office:value-type="float" office:value="-0.00419617011373189">
            <text:p>-0.0041961701</text:p>
          </table:table-cell>
          <table:table-cell table:style-name="ce3" table:formula="of:=SIN(PI()*2/257*[.DK$1]*[.$B20]*[.$B20])/[.$B20]/[.$B20]" office:value-type="float" office:value="0.00256001712933909">
            <text:p>0.0025600171</text:p>
          </table:table-cell>
          <table:table-cell table:style-name="ce3" table:formula="of:=SIN(PI()*2/257*[.DL$1]*[.$B20]*[.$B20])/[.$B20]/[.$B20]" office:value-type="float" office:value="0.00460256281623057">
            <text:p>0.0046025628</text:p>
          </table:table-cell>
          <table:table-cell table:style-name="ce3" table:formula="of:=SIN(PI()*2/257*[.DM$1]*[.$B20]*[.$B20])/[.$B20]/[.$B20]" office:value-type="float" office:value="-0.00182937829107776">
            <text:p>-0.0018293783</text:p>
          </table:table-cell>
          <table:table-cell table:style-name="ce3" table:formula="of:=SIN(PI()*2/257*[.DN$1]*[.$B20]*[.$B20])/[.$B20]/[.$B20]" office:value-type="float" office:value="-0.0048929694619844">
            <text:p>-0.0048929695</text:p>
          </table:table-cell>
          <table:table-cell table:style-name="ce3" table:formula="of:=SIN(PI()*2/257*[.DO$1]*[.$B20]*[.$B20])/[.$B20]/[.$B20]" office:value-type="float" office:value="0.00105263853410083">
            <text:p>0.0010526385</text:p>
          </table:table-cell>
          <table:table-cell table:style-name="ce3" table:formula="of:=SIN(PI()*2/257*[.DP$1]*[.$B20]*[.$B20])/[.$B20]/[.$B20]" office:value-type="float" office:value="0.00506007171052993">
            <text:p>0.0050600717</text:p>
          </table:table-cell>
          <table:table-cell table:style-name="ce3" table:formula="of:=SIN(PI()*2/257*[.DQ$1]*[.$B20]*[.$B20])/[.$B20]/[.$B20]" office:value-type="float" office:value="-0.000249371949002228">
            <text:p>-0.0002493719</text:p>
          </table:table-cell>
          <table:table-cell table:style-name="ce3" table:formula="of:=SIN(PI()*2/257*[.DR$1]*[.$B20]*[.$B20])/[.$B20]/[.$B20]" office:value-type="float" office:value="-0.0050996585316964">
            <text:p>-0.0050996585</text:p>
          </table:table-cell>
          <table:table-cell table:style-name="ce3" table:formula="of:=SIN(PI()*2/257*[.DS$1]*[.$B20]*[.$B20])/[.$B20]/[.$B20]" office:value-type="float" office:value="-0.000560178889062607">
            <text:p>-0.0005601789</text:p>
          </table:table-cell>
          <table:table-cell table:style-name="ce3" table:formula="of:=SIN(PI()*2/257*[.DT$1]*[.$B20]*[.$B20])/[.$B20]/[.$B20]" office:value-type="float" office:value="0.00501073232491444">
            <text:p>0.0050107323</text:p>
          </table:table-cell>
          <table:table-cell table:style-name="ce3" table:formula="of:=SIN(PI()*2/257*[.DU$1]*[.$B20]*[.$B20])/[.$B20]/[.$B20]" office:value-type="float" office:value="0.00135561303975006">
            <text:p>0.001355613</text:p>
          </table:table-cell>
          <table:table-cell table:style-name="ce3" table:formula="of:=SIN(PI()*2/257*[.DV$1]*[.$B20]*[.$B20])/[.$B20]/[.$B20]" office:value-type="float" office:value="-0.00479553405906977">
            <text:p>-0.0047955341</text:p>
          </table:table-cell>
          <table:table-cell table:style-name="ce3" table:formula="of:=SIN(PI()*2/257*[.DW$1]*[.$B20]*[.$B20])/[.$B20]/[.$B20]" office:value-type="float" office:value="-0.00211688530775755">
            <text:p>-0.0021168853</text:p>
          </table:table-cell>
          <table:table-cell table:style-name="ce3" table:formula="of:=SIN(PI()*2/257*[.DX$1]*[.$B20]*[.$B20])/[.$B20]/[.$B20]" office:value-type="float" office:value="0.00445948679936982">
            <text:p>0.0044594868</text:p>
          </table:table-cell>
          <table:table-cell table:style-name="ce3" table:formula="of:=SIN(PI()*2/257*[.DY$1]*[.$B20]*[.$B20])/[.$B20]/[.$B20]" office:value-type="float" office:value="0.00282481138816668">
            <text:p>0.0028248114</text:p>
          </table:table-cell>
          <table:table-cell table:style-name="ce3" table:formula="of:=SIN(PI()*2/257*[.DZ$1]*[.$B20]*[.$B20])/[.$B20]/[.$B20]" office:value-type="float" office:value="-0.00401105904436394">
            <text:p>-0.004011059</text:p>
          </table:table-cell>
          <table:table-cell table:style-name="ce3" table:formula="of:=SIN(PI()*2/257*[.EA$1]*[.$B20]*[.$B20])/[.$B20]/[.$B20]" office:value-type="float" office:value="-0.00346155131706777">
            <text:p>-0.0034615513</text:p>
          </table:table-cell>
          <table:table-cell table:style-name="ce3" table:formula="of:=SIN(PI()*2/257*[.EB$1]*[.$B20]*[.$B20])/[.$B20]/[.$B20]" office:value-type="float" office:value="0.00346155131706784">
            <text:p>0.0034615513</text:p>
          </table:table-cell>
          <table:table-cell table:style-name="ce3" table:formula="of:=SIN(PI()*2/257*[.EC$1]*[.$B20]*[.$B20])/[.$B20]/[.$B20]" office:value-type="float" office:value="0.00401105904436352">
            <text:p>0.004011059</text:p>
          </table:table-cell>
          <table:table-cell table:style-name="ce3" table:formula="of:=SIN(PI()*2/257*[.ED$1]*[.$B20]*[.$B20])/[.$B20]/[.$B20]" office:value-type="float" office:value="-0.00282481138816724">
            <text:p>-0.0028248114</text:p>
          </table:table-cell>
          <table:table-cell table:style-name="ce3" table:formula="of:=SIN(PI()*2/257*[.EE$1]*[.$B20]*[.$B20])/[.$B20]/[.$B20]" office:value-type="float" office:value="-0.00445948679936949">
            <text:p>-0.0044594868</text:p>
          </table:table-cell>
          <table:table-cell table:style-name="ce3" table:formula="of:=SIN(PI()*2/257*[.EF$1]*[.$B20]*[.$B20])/[.$B20]/[.$B20]" office:value-type="float" office:value="0.00211688530775764">
            <text:p>0.0021168853</text:p>
          </table:table-cell>
          <table:table-cell table:style-name="ce3" table:formula="of:=SIN(PI()*2/257*[.EG$1]*[.$B20]*[.$B20])/[.$B20]/[.$B20]" office:value-type="float" office:value="0.00479553405906954">
            <text:p>0.0047955341</text:p>
          </table:table-cell>
          <table:table-cell table:style-name="ce3" table:formula="of:=SIN(PI()*2/257*[.EH$1]*[.$B20]*[.$B20])/[.$B20]/[.$B20]" office:value-type="float" office:value="-0.00135561303975015">
            <text:p>-0.001355613</text:p>
          </table:table-cell>
          <table:table-cell table:style-name="ce3" table:formula="of:=SIN(PI()*2/257*[.EI$1]*[.$B20]*[.$B20])/[.$B20]/[.$B20]" office:value-type="float" office:value="-0.00501073232491442">
            <text:p>-0.0050107323</text:p>
          </table:table-cell>
          <table:table-cell table:style-name="ce3" table:formula="of:=SIN(PI()*2/257*[.EJ$1]*[.$B20]*[.$B20])/[.$B20]/[.$B20]" office:value-type="float" office:value="0.00056017888906386">
            <text:p>0.0005601789</text:p>
          </table:table-cell>
          <table:table-cell table:style-name="ce3" table:formula="of:=SIN(PI()*2/257*[.EK$1]*[.$B20]*[.$B20])/[.$B20]/[.$B20]" office:value-type="float" office:value="0.00509965853169639">
            <text:p>0.0050996585</text:p>
          </table:table-cell>
          <table:table-cell table:style-name="ce3" table:formula="of:=SIN(PI()*2/257*[.EL$1]*[.$B20]*[.$B20])/[.$B20]/[.$B20]" office:value-type="float" office:value="0.000249371949002129">
            <text:p>0.0002493719</text:p>
          </table:table-cell>
          <table:table-cell table:style-name="ce3" table:formula="of:=SIN(PI()*2/257*[.EM$1]*[.$B20]*[.$B20])/[.$B20]/[.$B20]" office:value-type="float" office:value="-0.00506007171053002">
            <text:p>-0.0050600717</text:p>
          </table:table-cell>
          <table:table-cell table:style-name="ce3" table:formula="of:=SIN(PI()*2/257*[.EN$1]*[.$B20]*[.$B20])/[.$B20]/[.$B20]" office:value-type="float" office:value="-0.00105263853410074">
            <text:p>-0.0010526385</text:p>
          </table:table-cell>
          <table:table-cell table:style-name="ce3" table:formula="of:=SIN(PI()*2/257*[.EO$1]*[.$B20]*[.$B20])/[.$B20]/[.$B20]" office:value-type="float" office:value="0.00489296946198459">
            <text:p>0.0048929695</text:p>
          </table:table-cell>
          <table:table-cell table:style-name="ce3" table:formula="of:=SIN(PI()*2/257*[.EP$1]*[.$B20]*[.$B20])/[.$B20]/[.$B20]" office:value-type="float" office:value="0.00182937829107767">
            <text:p>0.0018293783</text:p>
          </table:table-cell>
          <table:table-cell table:style-name="ce3" table:formula="of:=SIN(PI()*2/257*[.EQ$1]*[.$B20]*[.$B20])/[.$B20]/[.$B20]" office:value-type="float" office:value="-0.00460256281623062">
            <text:p>-0.0046025628</text:p>
          </table:table-cell>
          <table:table-cell table:style-name="ce3" table:formula="of:=SIN(PI()*2/257*[.ER$1]*[.$B20]*[.$B20])/[.$B20]/[.$B20]" office:value-type="float" office:value="-0.0025600171293385">
            <text:p>-0.0025600171</text:p>
          </table:table-cell>
          <table:table-cell table:style-name="ce3" table:formula="of:=SIN(PI()*2/257*[.ES$1]*[.$B20]*[.$B20])/[.$B20]/[.$B20]" office:value-type="float" office:value="0.00419617011373194">
            <text:p>0.0041961701</text:p>
          </table:table-cell>
          <table:table-cell table:style-name="ce3" table:formula="of:=SIN(PI()*2/257*[.ET$1]*[.$B20]*[.$B20])/[.$B20]/[.$B20]" office:value-type="float" office:value="0.00322614271620293">
            <text:p>0.0032261427</text:p>
          </table:table-cell>
          <table:table-cell table:style-name="ce3" table:formula="of:=SIN(PI()*2/257*[.EU$1]*[.$B20]*[.$B20])/[.$B20]/[.$B20]" office:value-type="float" office:value="-0.00368403258072183">
            <text:p>-0.0036840326</text:p>
          </table:table-cell>
          <table:table-cell table:style-name="ce3" table:formula="of:=SIN(PI()*2/257*[.EV$1]*[.$B20]*[.$B20])/[.$B20]/[.$B20]" office:value-type="float" office:value="-0.00381096847358383">
            <text:p>-0.0038109685</text:p>
          </table:table-cell>
          <table:table-cell table:style-name="ce3" table:formula="of:=SIN(PI()*2/257*[.EW$1]*[.$B20]*[.$B20])/[.$B20]/[.$B20]" office:value-type="float" office:value="0.0030790562470213">
            <text:p>0.0030790562</text:p>
          </table:table-cell>
          <table:table-cell table:style-name="ce3" table:formula="of:=SIN(PI()*2/257*[.EX$1]*[.$B20]*[.$B20])/[.$B20]/[.$B20]" office:value-type="float" office:value="0.00429975660512837">
            <text:p>0.0042997566</text:p>
          </table:table-cell>
          <table:table-cell table:style-name="ce3" table:formula="of:=SIN(PI()*2/257*[.EY$1]*[.$B20]*[.$B20])/[.$B20]/[.$B20]" office:value-type="float" office:value="-0.00239648670995884">
            <text:p>-0.0023964867</text:p>
          </table:table-cell>
          <table:table-cell table:style-name="ce3" table:formula="of:=SIN(PI()*2/257*[.EZ$1]*[.$B20]*[.$B20])/[.$B20]/[.$B20]" office:value-type="float" office:value="-0.00468018949340908">
            <text:p>-0.0046801895</text:p>
          </table:table-cell>
          <table:table-cell table:style-name="ce3" table:formula="of:=SIN(PI()*2/257*[.FA$1]*[.$B20]*[.$B20])/[.$B20]/[.$B20]" office:value-type="float" office:value="0.00165352494043204">
            <text:p>0.0016535249</text:p>
          </table:table-cell>
          <table:table-cell table:style-name="ce3" table:formula="of:=SIN(PI()*2/257*[.FB$1]*[.$B20]*[.$B20])/[.$B20]/[.$B20]" office:value-type="float" office:value="0.00494268010782352">
            <text:p>0.0049426801</text:p>
          </table:table-cell>
          <table:table-cell table:style-name="ce3" table:formula="of:=SIN(PI()*2/257*[.FC$1]*[.$B20]*[.$B20])/[.$B20]/[.$B20]" office:value-type="float" office:value="-0.000868893812934998">
            <text:p>-0.0008688938</text:p>
          </table:table-cell>
          <table:table-cell table:style-name="ce3" table:formula="of:=SIN(PI()*2/257*[.FD$1]*[.$B20]*[.$B20])/[.$B20]/[.$B20]" office:value-type="float" office:value="-0.0050806136008365">
            <text:p>-0.0050806136</text:p>
          </table:table-cell>
          <table:table-cell table:style-name="ce3" table:formula="of:=SIN(PI()*2/257*[.FE$1]*[.$B20]*[.$B20])/[.$B20]/[.$B20]" office:value-type="float" office:value="0.0000623662831255455">
            <text:p>6.23662831255455E-005</text:p>
          </table:table-cell>
          <table:table-cell table:style-name="ce3" table:formula="of:=SIN(PI()*2/257*[.FF$1]*[.$B20]*[.$B20])/[.$B20]/[.$B20]" office:value-type="float" office:value="0.00509051400425715">
            <text:p>0.005090514</text:p>
          </table:table-cell>
          <table:table-cell table:style-name="ce3" table:formula="of:=SIN(PI()*2/257*[.FG$1]*[.$B20]*[.$B20])/[.$B20]/[.$B20]" office:value-type="float" office:value="0.000745732896988832">
            <text:p>0.0007457329</text:p>
          </table:table-cell>
          <table:table-cell table:style-name="ce3" table:formula="of:=SIN(PI()*2/257*[.FH$1]*[.$B20]*[.$B20])/[.$B20]/[.$B20]" office:value-type="float" office:value="-0.0049721318247489">
            <text:p>-0.0049721318</text:p>
          </table:table-cell>
          <table:table-cell table:style-name="ce3" table:formula="of:=SIN(PI()*2/257*[.FI$1]*[.$B20]*[.$B20])/[.$B20]/[.$B20]" office:value-type="float" office:value="-0.00153503936930971">
            <text:p>-0.0015350394</text:p>
          </table:table-cell>
          <table:table-cell table:style-name="ce3" table:formula="of:=SIN(PI()*2/257*[.FJ$1]*[.$B20]*[.$B20])/[.$B20]/[.$B20]" office:value-type="float" office:value="0.0047284503311423">
            <text:p>0.0047284503</text:p>
          </table:table-cell>
          <table:table-cell table:style-name="ce3" table:formula="of:=SIN(PI()*2/257*[.FK$1]*[.$B20]*[.$B20])/[.$B20]/[.$B20]" office:value-type="float" office:value="0.00228566235799262">
            <text:p>0.0022856624</text:p>
          </table:table-cell>
          <table:table-cell table:style-name="ce3" table:formula="of:=SIN(PI()*2/257*[.FL$1]*[.$B20]*[.$B20])/[.$B20]/[.$B20]" office:value-type="float" office:value="-0.00436561037510522">
            <text:p>-0.0043656104</text:p>
          </table:table-cell>
          <table:table-cell table:style-name="ce3" table:formula="of:=SIN(PI()*2/257*[.FM$1]*[.$B20]*[.$B20])/[.$B20]/[.$B20]" office:value-type="float" office:value="-0.00297868592336801">
            <text:p>-0.0029786859</text:p>
          </table:table-cell>
          <table:table-cell table:style-name="ce3" table:formula="of:=SIN(PI()*2/257*[.FN$1]*[.$B20]*[.$B20])/[.$B20]/[.$B20]" office:value-type="float" office:value="0.00389275563971303">
            <text:p>0.0038927556</text:p>
          </table:table-cell>
          <table:table-cell table:style-name="ce3" table:formula="of:=SIN(PI()*2/257*[.FO$1]*[.$B20]*[.$B20])/[.$B20]/[.$B20]" office:value-type="float" office:value="0.00359664564967596">
            <text:p>0.0035966456</text:p>
          </table:table-cell>
          <table:table-cell table:style-name="ce3" table:formula="of:=SIN(PI()*2/257*[.FP$1]*[.$B20]*[.$B20])/[.$B20]/[.$B20]" office:value-type="float" office:value="-0.00332180221571021">
            <text:p>-0.0033218022</text:p>
          </table:table-cell>
          <table:table-cell table:style-name="ce3" table:formula="of:=SIN(PI()*2/257*[.FQ$1]*[.$B20]*[.$B20])/[.$B20]/[.$B20]" office:value-type="float" office:value="-0.00412396875393827">
            <text:p>-0.0041239688</text:p>
          </table:table-cell>
          <table:table-cell table:style-name="ce3" table:formula="of:=SIN(PI()*2/257*[.FR$1]*[.$B20]*[.$B20])/[.$B20]/[.$B20]" office:value-type="float" office:value="0.00266713831220499">
            <text:p>0.0026671383</text:p>
          </table:table-cell>
          <table:table-cell table:style-name="ce3" table:formula="of:=SIN(PI()*2/257*[.FS$1]*[.$B20]*[.$B20])/[.$B20]/[.$B20]" office:value-type="float" office:value="0.0045473665250759">
            <text:p>0.0045473665</text:p>
          </table:table-cell>
          <table:table-cell table:style-name="ce3" table:formula="of:=SIN(PI()*2/257*[.FT$1]*[.$B20]*[.$B20])/[.$B20]/[.$B20]" office:value-type="float" office:value="-0.00194526166919357">
            <text:p>-0.0019452617</text:p>
          </table:table-cell>
          <table:table-cell table:style-name="ce3" table:formula="of:=SIN(PI()*2/257*[.FU$1]*[.$B20]*[.$B20])/[.$B20]/[.$B20]" office:value-type="float" office:value="-0.004856169203679">
            <text:p>-0.0048561692</text:p>
          </table:table-cell>
          <table:table-cell table:style-name="ce3" table:formula="of:=SIN(PI()*2/257*[.FV$1]*[.$B20]*[.$B20])/[.$B20]/[.$B20]" office:value-type="float" office:value="0.00117436380923184">
            <text:p>0.0011743638</text:p>
          </table:table-cell>
          <table:table-cell table:style-name="ce3" table:formula="of:=SIN(PI()*2/257*[.FW$1]*[.$B20]*[.$B20])/[.$B20]/[.$B20]" office:value-type="float" office:value="0.00504259486336745">
            <text:p>0.0050425949</text:p>
          </table:table-cell>
          <table:table-cell table:style-name="ce3" table:formula="of:=SIN(PI()*2/257*[.FX$1]*[.$B20]*[.$B20])/[.$B20]/[.$B20]" office:value-type="float" office:value="-0.000373871605236081">
            <text:p>-0.0003738716</text:p>
          </table:table-cell>
          <table:table-cell table:style-name="ce3" table:formula="of:=SIN(PI()*2/257*[.FY$1]*[.$B20]*[.$B20])/[.$B20]/[.$B20]" office:value-type="float" office:value="-0.00510194551782138">
            <text:p>-0.0051019455</text:p>
          </table:table-cell>
          <table:table-cell table:style-name="ce3" table:formula="of:=SIN(PI()*2/257*[.FZ$1]*[.$B20]*[.$B20])/[.$B20]/[.$B20]" office:value-type="float" office:value="-0.000436042282927039">
            <text:p>-0.0004360423</text:p>
          </table:table-cell>
          <table:table-cell table:style-name="ce3" table:formula="of:=SIN(PI()*2/257*[.GA$1]*[.$B20]*[.$B20])/[.$B20]/[.$B20]" office:value-type="float" office:value="0.00503272551154419">
            <text:p>0.0050327255</text:p>
          </table:table-cell>
          <table:table-cell table:style-name="ce3" table:formula="of:=SIN(PI()*2/257*[.GB$1]*[.$B20]*[.$B20])/[.$B20]/[.$B20]" office:value-type="float" office:value="0.0012349677659369">
            <text:p>0.0012349678</text:p>
          </table:table-cell>
          <table:table-cell table:style-name="ce3" table:formula="of:=SIN(PI()*2/257*[.GC$1]*[.$B20]*[.$B20])/[.$B20]/[.$B20]" office:value-type="float" office:value="-0.00483667921085886">
            <text:p>-0.0048366792</text:p>
          </table:table-cell>
          <table:table-cell table:style-name="ce3" table:formula="of:=SIN(PI()*2/257*[.GD$1]*[.$B20]*[.$B20])/[.$B20]/[.$B20]" office:value-type="float" office:value="-0.00200277166580008">
            <text:p>-0.0020027717</text:p>
          </table:table-cell>
          <table:table-cell table:style-name="ce3" table:formula="of:=SIN(PI()*2/257*[.GE$1]*[.$B20]*[.$B20])/[.$B20]/[.$B20]" office:value-type="float" office:value="0.00451874704531843">
            <text:p>0.004518747</text:p>
          </table:table-cell>
          <table:table-cell table:style-name="ce3" table:formula="of:=SIN(PI()*2/257*[.GF$1]*[.$B20]*[.$B20])/[.$B20]/[.$B20]" office:value-type="float" office:value="0.00272010507838018">
            <text:p>0.0027201051</text:p>
          </table:table-cell>
          <table:table-cell table:style-name="ce3" table:formula="of:=SIN(PI()*2/257*[.GG$1]*[.$B20]*[.$B20])/[.$B20]/[.$B20]" office:value-type="float" office:value="-0.00408694100729805">
            <text:p>-0.004086941</text:p>
          </table:table-cell>
          <table:table-cell table:style-name="ce3" table:formula="of:=SIN(PI()*2/257*[.GH$1]*[.$B20]*[.$B20])/[.$B20]/[.$B20]" office:value-type="float" office:value="-0.00336889097198856">
            <text:p>-0.003368891</text:p>
          </table:table-cell>
          <table:table-cell table:style-name="ce3" table:formula="of:=SIN(PI()*2/257*[.GI$1]*[.$B20]*[.$B20])/[.$B20]/[.$B20]" office:value-type="float" office:value="0.00355214274722381">
            <text:p>0.0035521427</text:p>
          </table:table-cell>
          <table:table-cell table:style-name="ce3" table:formula="of:=SIN(PI()*2/257*[.GJ$1]*[.$B20]*[.$B20])/[.$B20]/[.$B20]" office:value-type="float" office:value="0.00393277973435679">
            <text:p>0.0039327797</text:p>
          </table:table-cell>
          <table:table-cell table:style-name="ce3" table:formula="of:=SIN(PI()*2/257*[.GK$1]*[.$B20]*[.$B20])/[.$B20]/[.$B20]" office:value-type="float" office:value="-0.00292782935249658">
            <text:p>-0.0029278294</text:p>
          </table:table-cell>
          <table:table-cell table:style-name="ce3" table:formula="of:=SIN(PI()*2/257*[.GL$1]*[.$B20]*[.$B20])/[.$B20]/[.$B20]" office:value-type="float" office:value="-0.0043975611881135">
            <text:p>-0.0043975612</text:p>
          </table:table-cell>
          <table:table-cell table:style-name="ce3" table:formula="of:=SIN(PI()*2/257*[.GM$1]*[.$B20]*[.$B20])/[.$B20]/[.$B20]" office:value-type="float" office:value="0.00222973372057306">
            <text:p>0.0022297337</text:p>
          </table:table-cell>
          <table:table-cell table:style-name="ce3" table:formula="of:=SIN(PI()*2/257*[.GN$1]*[.$B20]*[.$B20])/[.$B20]/[.$B20]" office:value-type="float" office:value="0.00475152269179698">
            <text:p>0.0047515227</text:p>
          </table:table-cell>
          <table:table-cell table:style-name="ce3" table:formula="of:=SIN(PI()*2/257*[.GO$1]*[.$B20]*[.$B20])/[.$B20]/[.$B20]" office:value-type="float" office:value="-0.00147544808491384">
            <text:p>-0.0014754481</text:p>
          </table:table-cell>
          <table:table-cell table:style-name="ce3" table:formula="of:=SIN(PI()*2/257*[.GP$1]*[.$B20]*[.$B20])/[.$B20]/[.$B20]" office:value-type="float" office:value="-0.00498574430217323">
            <text:p>-0.0049857443</text:p>
          </table:table-cell>
          <table:table-cell table:style-name="ce3" table:formula="of:=SIN(PI()*2/257*[.GQ$1]*[.$B20]*[.$B20])/[.$B20]/[.$B20]" office:value-type="float" office:value="0.000683980685064503">
            <text:p>0.0006839807</text:p>
          </table:table-cell>
          <table:table-cell table:style-name="ce3" table:formula="of:=SIN(PI()*2/257*[.GR$1]*[.$B20]*[.$B20])/[.$B20]/[.$B20]" office:value-type="float" office:value="0.00509432355966122">
            <text:p>0.0050943236</text:p>
          </table:table-cell>
          <table:table-cell table:style-name="ce3" table:formula="of:=SIN(PI()*2/257*[.GS$1]*[.$B20]*[.$B20])/[.$B20]/[.$B20]" office:value-type="float" office:value="0.000124723247065474">
            <text:p>0.0001247232</text:p>
          </table:table-cell>
          <table:table-cell table:style-name="ce3" table:formula="of:=SIN(PI()*2/257*[.GT$1]*[.$B20]*[.$B20])/[.$B20]/[.$B20]" office:value-type="float" office:value="-0.0050745242322044">
            <text:p>-0.0050745242</text:p>
          </table:table-cell>
          <table:table-cell table:style-name="ce3" table:formula="of:=SIN(PI()*2/257*[.GU$1]*[.$B20]*[.$B20])/[.$B20]/[.$B20]" office:value-type="float" office:value="-0.000930284113430342">
            <text:p>-0.0009302841</text:p>
          </table:table-cell>
          <table:table-cell table:style-name="ce3" table:formula="of:=SIN(PI()*2/257*[.GV$1]*[.$B20]*[.$B20])/[.$B20]/[.$B20]" office:value-type="float" office:value="0.00492684526919425">
            <text:p>0.0049268453</text:p>
          </table:table-cell>
          <table:table-cell table:style-name="ce3" table:formula="of:=SIN(PI()*2/257*[.GW$1]*[.$B20]*[.$B20])/[.$B20]/[.$B20]" office:value-type="float" office:value="0.00171240152225325">
            <text:p>0.0017124015</text:p>
          </table:table-cell>
          <table:table-cell table:style-name="ce3" table:formula="of:=SIN(PI()*2/257*[.GX$1]*[.$B20]*[.$B20])/[.$B20]/[.$B20]" office:value-type="float" office:value="-0.00465500822778696">
            <text:p>-0.0046550082</text:p>
          </table:table-cell>
          <table:table-cell table:style-name="ce3" table:formula="of:=SIN(PI()*2/257*[.GY$1]*[.$B20]*[.$B20])/[.$B20]/[.$B20]" office:value-type="float" office:value="-0.0024513658643913">
            <text:p>-0.0024513659</text:p>
          </table:table-cell>
          <table:table-cell table:style-name="ce3" table:formula="of:=SIN(PI()*2/257*[.GZ$1]*[.$B20]*[.$B20])/[.$B20]/[.$B20]" office:value-type="float" office:value="0.00426586348847047">
            <text:p>0.0042658635</text:p>
          </table:table-cell>
          <table:table-cell table:style-name="ce3" table:formula="of:=SIN(PI()*2/257*[.HA$1]*[.$B20]*[.$B20])/[.$B20]/[.$B20]" office:value-type="float" office:value="0.00312855500180057">
            <text:p>0.003128555</text:p>
          </table:table-cell>
          <table:table-cell table:style-name="ce3" table:formula="of:=SIN(PI()*2/257*[.HB$1]*[.$B20]*[.$B20])/[.$B20]/[.$B20]" office:value-type="float" office:value="-0.00376921762328215">
            <text:p>-0.0037692176</text:p>
          </table:table-cell>
          <table:table-cell table:style-name="ce3" table:formula="of:=SIN(PI()*2/257*[.HC$1]*[.$B20]*[.$B20])/[.$B20]/[.$B20]" office:value-type="float" office:value="-0.0037269035513772">
            <text:p>-0.0037269036</text:p>
          </table:table-cell>
          <table:table-cell table:style-name="ce3" table:formula="of:=SIN(PI()*2/257*[.HD$1]*[.$B20]*[.$B20])/[.$B20]/[.$B20]" office:value-type="float" office:value="0.00317758626705477">
            <text:p>0.0031775863</text:p>
          </table:table-cell>
          <table:table-cell table:style-name="ce3" table:formula="of:=SIN(PI()*2/257*[.HE$1]*[.$B20]*[.$B20])/[.$B20]/[.$B20]" office:value-type="float" office:value="0.00423133293807575">
            <text:p>0.0042313329</text:p>
          </table:table-cell>
          <table:table-cell table:style-name="ce3" table:formula="of:=SIN(PI()*2/257*[.HF$1]*[.$B20]*[.$B20])/[.$B20]/[.$B20]" office:value-type="float" office:value="-0.00250587871940966">
            <text:p>-0.0025058787</text:p>
          </table:table-cell>
          <table:table-cell table:style-name="ce3" table:formula="of:=SIN(PI()*2/257*[.HG$1]*[.$B20]*[.$B20])/[.$B20]/[.$B20]" office:value-type="float" office:value="-0.00462913137983048">
            <text:p>-0.0046291314</text:p>
          </table:table-cell>
          <table:table-cell table:style-name="ce3" table:formula="of:=SIN(PI()*2/257*[.HH$1]*[.$B20]*[.$B20])/[.$B20]/[.$B20]" office:value-type="float" office:value="0.00177102222563433">
            <text:p>0.0017710222</text:p>
          </table:table-cell>
          <table:table-cell table:style-name="ce3" table:formula="of:=SIN(PI()*2/257*[.HI$1]*[.$B20]*[.$B20])/[.$B20]/[.$B20]" office:value-type="float" office:value="0.0049102742285292">
            <text:p>0.0049102742</text:p>
          </table:table-cell>
          <table:table-cell table:style-name="ce3" table:formula="of:=SIN(PI()*2/257*[.HJ$1]*[.$B20]*[.$B20])/[.$B20]/[.$B20]" office:value-type="float" office:value="-0.000991535404678132">
            <text:p>-0.0009915354</text:p>
          </table:table-cell>
          <table:table-cell table:style-name="ce3" table:formula="of:=SIN(PI()*2/257*[.HK$1]*[.$B20]*[.$B20])/[.$B20]/[.$B20]" office:value-type="float" office:value="-0.00506767659436215">
            <text:p>-0.0050676766</text:p>
          </table:table-cell>
          <table:table-cell table:style-name="ce3" table:formula="of:=SIN(PI()*2/257*[.HL$1]*[.$B20]*[.$B20])/[.$B20]/[.$B20]" office:value-type="float" office:value="0.000187061574026242">
            <text:p>0.0001870616</text:p>
          </table:table-cell>
          <table:table-cell table:style-name="ce3" table:formula="of:=SIN(PI()*2/257*[.HM$1]*[.$B20]*[.$B20])/[.$B20]/[.$B20]" office:value-type="float" office:value="0.00509737188730814">
            <text:p>0.0050973719</text:p>
          </table:table-cell>
          <table:table-cell table:style-name="ce3" table:formula="of:=SIN(PI()*2/257*[.HN$1]*[.$B20]*[.$B20])/[.$B20]/[.$B20]" office:value-type="float" office:value="0.000622126268187361">
            <text:p>0.0006221263</text:p>
          </table:table-cell>
          <table:table-cell table:style-name="ce3" table:formula="of:=SIN(PI()*2/257*[.HO$1]*[.$B20]*[.$B20])/[.$B20]/[.$B20]" office:value-type="float" office:value="-0.00499861177647651">
            <text:p>-0.0049986118</text:p>
          </table:table-cell>
          <table:table-cell table:style-name="ce3" table:formula="of:=SIN(PI()*2/257*[.HP$1]*[.$B20]*[.$B20])/[.$B20]/[.$B20]" office:value-type="float" office:value="-0.00141563632923646">
            <text:p>-0.0014156363</text:p>
          </table:table-cell>
          <table:table-cell table:style-name="ce3" table:formula="of:=SIN(PI()*2/257*[.HQ$1]*[.$B20]*[.$B20])/[.$B20]/[.$B20]" office:value-type="float" office:value="0.00477388504828368">
            <text:p>0.004773885</text:p>
          </table:table-cell>
          <table:table-cell table:style-name="ce3" table:formula="of:=SIN(PI()*2/257*[.HR$1]*[.$B20]*[.$B20])/[.$B20]/[.$B20]" office:value-type="float" office:value="0.00217347190149">
            <text:p>0.0021734719</text:p>
          </table:table-cell>
          <table:table-cell table:style-name="ce3" table:formula="of:=SIN(PI()*2/257*[.HS$1]*[.$B20]*[.$B20])/[.$B20]/[.$B20]" office:value-type="float" office:value="-0.00442885488823997">
            <text:p>-0.0044288549</text:p>
          </table:table-cell>
          <table:table-cell table:style-name="ce3" table:formula="of:=SIN(PI()*2/257*[.HT$1]*[.$B20]*[.$B20])/[.$B20]/[.$B20]" office:value-type="float" office:value="-0.00287653528586167">
            <text:p>-0.0028765353</text:p>
          </table:table-cell>
          <table:table-cell table:style-name="ce3" table:formula="of:=SIN(PI()*2/257*[.HU$1]*[.$B20]*[.$B20])/[.$B20]/[.$B20]" office:value-type="float" office:value="0.0039722161668588">
            <text:p>0.0039722162</text:p>
          </table:table-cell>
          <table:table-cell table:style-name="ce3" table:formula="of:=SIN(PI()*2/257*[.HV$1]*[.$B20]*[.$B20])/[.$B20]/[.$B20]" office:value-type="float" office:value="0.00350710905994383">
            <text:p>0.0035071091</text:p>
          </table:table-cell>
          <table:table-cell table:style-name="ce3" table:formula="of:=SIN(PI()*2/257*[.HW$1]*[.$B20]*[.$B20])/[.$B20]/[.$B20]" office:value-type="float" office:value="-0.00341547632613862">
            <text:p>-0.0034154763</text:p>
          </table:table-cell>
          <table:table-cell table:style-name="ce3" table:formula="of:=SIN(PI()*2/257*[.HX$1]*[.$B20]*[.$B20])/[.$B20]/[.$B20]" office:value-type="float" office:value="-0.00404930256270974">
            <text:p>-0.0040493026</text:p>
          </table:table-cell>
          <table:table-cell table:style-name="ce3" table:formula="of:=SIN(PI()*2/257*[.HY$1]*[.$B20]*[.$B20])/[.$B20]/[.$B20]" office:value-type="float" office:value="0.00277266538833892">
            <text:p>0.0027726654</text:p>
          </table:table-cell>
          <table:table-cell table:style-name="ce3" table:formula="of:=SIN(PI()*2/257*[.HZ$1]*[.$B20]*[.$B20])/[.$B20]/[.$B20]" office:value-type="float" office:value="0.00448945234427922">
            <text:p>0.0044894523</text:p>
          </table:table-cell>
          <table:table-cell table:style-name="ce3" table:formula="of:=SIN(PI()*2/257*[.IA$1]*[.$B20]*[.$B20])/[.$B20]/[.$B20]" office:value-type="float" office:value="-0.00205998239492344">
            <text:p>-0.0020599824</text:p>
          </table:table-cell>
          <table:table-cell table:style-name="ce3" table:formula="of:=SIN(PI()*2/257*[.IB$1]*[.$B20]*[.$B20])/[.$B20]/[.$B20]" office:value-type="float" office:value="-0.0048164664892157">
            <text:p>-0.0048164665</text:p>
          </table:table-cell>
          <table:table-cell table:style-name="ce3" table:formula="of:=SIN(PI()*2/257*[.IC$1]*[.$B20]*[.$B20])/[.$B20]/[.$B20]" office:value-type="float" office:value="0.0012953871855348">
            <text:p>0.0012953872</text:p>
          </table:table-cell>
          <table:table-cell table:style-name="ce3" table:formula="of:=SIN(PI()*2/257*[.ID$1]*[.$B20]*[.$B20])/[.$B20]/[.$B20]" office:value-type="float" office:value="0.00502210413635411">
            <text:p>0.0050221041</text:p>
          </table:table-cell>
          <table:table-cell table:style-name="ce3" table:formula="of:=SIN(PI()*2/257*[.IE$1]*[.$B20]*[.$B20])/[.$B20]/[.$B20]" office:value-type="float" office:value="-0.000498147804277839">
            <text:p>-0.0004981478</text:p>
          </table:table-cell>
          <table:table-cell table:style-name="ce3" table:formula="of:=SIN(PI()*2/257*[.IF$1]*[.$B20]*[.$B20])/[.$B20]/[.$B20]" office:value-type="float" office:value="-0.00510118315114041">
            <text:p>-0.0051011832</text:p>
          </table:table-cell>
          <table:table-cell table:style-name="ce3" table:formula="of:=SIN(PI()*2/257*[.IG$1]*[.$B20]*[.$B20])/[.$B20]/[.$B20]" office:value-type="float" office:value="-0.000311645061159965">
            <text:p>-0.0003116451</text:p>
          </table:table-cell>
          <table:table-cell table:style-name="ce3" table:formula="of:=SIN(PI()*2/257*[.IH$1]*[.$B20]*[.$B20])/[.$B20]/[.$B20]" office:value-type="float" office:value="0.00505171071708006">
            <text:p>0.0050517107</text:p>
          </table:table-cell>
          <table:table-cell table:style-name="ce3" table:formula="of:=SIN(PI()*2/257*[.II$1]*[.$B20]*[.$B20])/[.$B20]/[.$B20]" office:value-type="float" office:value="0.00111358437126197">
            <text:p>0.0011135844</text:p>
          </table:table-cell>
          <table:table-cell table:style-name="ce3" table:formula="of:=SIN(PI()*2/257*[.IJ$1]*[.$B20]*[.$B20])/[.$B20]/[.$B20]" office:value-type="float" office:value="-0.00487493355535267">
            <text:p>-0.0048749336</text:p>
          </table:table-cell>
          <table:table-cell table:style-name="ce3" table:formula="of:=SIN(PI()*2/257*[.IK$1]*[.$B20]*[.$B20])/[.$B20]/[.$B20]" office:value-type="float" office:value="-0.00188746099863221">
            <text:p>-0.001887461</text:p>
          </table:table-cell>
          <table:table-cell table:style-name="ce3" table:formula="of:=SIN(PI()*2/257*[.IL$1]*[.$B20]*[.$B20])/[.$B20]/[.$B20]" office:value-type="float" office:value="0.00457530650703918">
            <text:p>0.0045753065</text:p>
          </table:table-cell>
          <table:table-cell table:style-name="ce3" table:formula="of:=SIN(PI()*2/257*[.IM$1]*[.$B20]*[.$B20])/[.$B20]/[.$B20]" office:value-type="float" office:value="0.00261377300445739">
            <text:p>0.002613773</text:p>
          </table:table-cell>
          <table:table-cell table:style-name="ce3" table:formula="of:=SIN(PI()*2/257*[.IN$1]*[.$B20]*[.$B20])/[.$B20]/[.$B20]" office:value-type="float" office:value="-0.00416038026970063">
            <text:p>-0.0041603803</text:p>
          </table:table-cell>
          <table:table-cell table:style-name="ce3" table:formula="of:=SIN(PI()*2/257*[.IO$1]*[.$B20]*[.$B20])/[.$B20]/[.$B20]" office:value-type="float" office:value="-0.00327421709361913">
            <text:p>-0.0032742171</text:p>
          </table:table-cell>
          <table:table-cell table:style-name="ce3" table:formula="of:=SIN(PI()*2/257*[.IP$1]*[.$B20]*[.$B20])/[.$B20]/[.$B20]" office:value-type="float" office:value="0.00364061111738016">
            <text:p>0.0036406111</text:p>
          </table:table-cell>
          <table:table-cell table:style-name="ce3" table:formula="of:=SIN(PI()*2/257*[.IQ$1]*[.$B20]*[.$B20])/[.$B20]/[.$B20]" office:value-type="float" office:value="0.00385214986359317">
            <text:p>0.0038521499</text:p>
          </table:table-cell>
          <table:table-cell table:style-name="ce3" table:formula="of:=SIN(PI()*2/257*[.IR$1]*[.$B20]*[.$B20])/[.$B20]/[.$B20]" office:value-type="float" office:value="-0.00302909739914936">
            <text:p>-0.0030290974</text:p>
          </table:table-cell>
          <table:table-cell table:style-name="ce3" table:formula="of:=SIN(PI()*2/257*[.IS$1]*[.$B20]*[.$B20])/[.$B20]/[.$B20]" office:value-type="float" office:value="-0.00433300722351603">
            <text:p>-0.0043330072</text:p>
          </table:table-cell>
          <table:table-cell table:style-name="ce3" table:formula="of:=SIN(PI()*2/257*[.IT$1]*[.$B20]*[.$B20])/[.$B20]/[.$B20]" office:value-type="float" office:value="0.00234124945652074">
            <text:p>0.0023412495</text:p>
          </table:table-cell>
          <table:table-cell table:style-name="ce3" table:formula="of:=SIN(PI()*2/257*[.IU$1]*[.$B20]*[.$B20])/[.$B20]/[.$B20]" office:value-type="float" office:value="0.0047046714139448">
            <text:p>0.0047046714</text:p>
          </table:table-cell>
          <table:table-cell table:style-name="ce3" table:formula="of:=SIN(PI()*2/257*[.IV$1]*[.$B20]*[.$B20])/[.$B20]/[.$B20]" office:value-type="float" office:value="-0.00159440127790078">
            <text:p>-0.0015944013</text:p>
          </table:table-cell>
          <table:table-cell table:style-name="ce3" table:formula="of:=SIN(PI()*2/257*[.IW$1]*[.$B20]*[.$B20])/[.$B20]/[.$B20]" office:value-type="float" office:value="-0.00495777637826992">
            <text:p>-0.0049577764</text:p>
          </table:table-cell>
          <table:table-cell table:style-name="ce3" table:formula="of:=SIN(PI()*2/257*[.IX$1]*[.$B20]*[.$B20])/[.$B20]/[.$B20]" office:value-type="float" office:value="0.000807373676538159">
            <text:p>0.0008073737</text:p>
          </table:table-cell>
          <table:table-cell table:style-name="ce3" table:formula="of:=SIN(PI()*2/257*[.IY$1]*[.$B20]*[.$B20])/[.$B20]/[.$B20]" office:value-type="float" office:value="0.00508594379034495">
            <text:p>0.00508594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3" table:formula="of:=SIN(PI()*2/257*[.C$1]*[.$B21]*[.$B21])/[.$B21]/[.$B21]" office:value-type="float" office:value="0">
            <text:p>0</text:p>
          </table:table-cell>
          <table:table-cell table:style-name="ce3" table:formula="of:=SIN(PI()*2/257*[.D$1]*[.$B21]*[.$B21])/[.$B21]/[.$B21]" office:value-type="float" office:value="-0.00313307798816216">
            <text:p>-0.003133078</text:p>
          </table:table-cell>
          <table:table-cell table:style-name="ce3" table:formula="of:=SIN(PI()*2/257*[.E$1]*[.$B21]*[.$B21])/[.$B21]/[.$B21]" office:value-type="float" office:value="-0.00444436142885773">
            <text:p>-0.0044443614</text:p>
          </table:table-cell>
          <table:table-cell table:style-name="ce3" table:formula="of:=SIN(PI()*2/257*[.F$1]*[.$B21]*[.$B21])/[.$B21]/[.$B21]" office:value-type="float" office:value="-0.00317137679558386">
            <text:p>-0.0031713768</text:p>
          </table:table-cell>
          <table:table-cell table:style-name="ce3" table:formula="of:=SIN(PI()*2/257*[.G$1]*[.$B21]*[.$B21])/[.$B21]/[.$B21]" office:value-type="float" office:value="-0.0000543279621890713">
            <text:p>-0.000054328</text:p>
          </table:table-cell>
          <table:table-cell table:style-name="ce3" table:formula="of:=SIN(PI()*2/257*[.H$1]*[.$B21]*[.$B21])/[.$B21]/[.$B21]" office:value-type="float" office:value="0.00309431101535948">
            <text:p>0.003094311</text:p>
          </table:table-cell>
          <table:table-cell table:style-name="ce3" table:formula="of:=SIN(PI()*2/257*[.I$1]*[.$B21]*[.$B21])/[.$B21]/[.$B21]" office:value-type="float" office:value="0.00444369732277121">
            <text:p>0.0044436973</text:p>
          </table:table-cell>
          <table:table-cell table:style-name="ce3" table:formula="of:=SIN(PI()*2/257*[.J$1]*[.$B21]*[.$B21])/[.$B21]/[.$B21]" office:value-type="float" office:value="0.00320920171476171">
            <text:p>0.0032092017</text:p>
          </table:table-cell>
          <table:table-cell table:style-name="ce3" table:formula="of:=SIN(PI()*2/257*[.K$1]*[.$B21]*[.$B21])/[.$B21]/[.$B21]" office:value-type="float" office:value="0.000108647806332179">
            <text:p>0.0001086478</text:p>
          </table:table-cell>
          <table:table-cell table:style-name="ce3" table:formula="of:=SIN(PI()*2/257*[.L$1]*[.$B21]*[.$B21])/[.$B21]/[.$B21]" office:value-type="float" office:value="-0.00305508166999511">
            <text:p>-0.0030550817</text:p>
          </table:table-cell>
          <table:table-cell table:style-name="ce3" table:formula="of:=SIN(PI()*2/257*[.M$1]*[.$B21]*[.$B21])/[.$B21]/[.$B21]" office:value-type="float" office:value="-0.00444236920983331">
            <text:p>-0.0044423692</text:p>
          </table:table-cell>
          <table:table-cell table:style-name="ce3" table:formula="of:=SIN(PI()*2/257*[.N$1]*[.$B21]*[.$B21])/[.$B21]/[.$B21]" office:value-type="float" office:value="-0.00324654709364434">
            <text:p>-0.0032465471</text:p>
          </table:table-cell>
          <table:table-cell table:style-name="ce3" table:formula="of:=SIN(PI()*2/257*[.O$1]*[.$B21]*[.$B21])/[.$B21]/[.$B21]" office:value-type="float" office:value="-0.00016295141559638">
            <text:p>-0.0001629514</text:p>
          </table:table-cell>
          <table:table-cell table:style-name="ce3" table:formula="of:=SIN(PI()*2/257*[.P$1]*[.$B21]*[.$B21])/[.$B21]/[.$B21]" office:value-type="float" office:value="0.00301539581397914">
            <text:p>0.0030153958</text:p>
          </table:table-cell>
          <table:table-cell table:style-name="ce3" table:formula="of:=SIN(PI()*2/257*[.Q$1]*[.$B21]*[.$B21])/[.$B21]/[.$B21]" office:value-type="float" office:value="0.00444037728849953">
            <text:p>0.0044403773</text:p>
          </table:table-cell>
          <table:table-cell table:style-name="ce3" table:formula="of:=SIN(PI()*2/257*[.R$1]*[.$B21]*[.$B21])/[.$B21]/[.$B21]" office:value-type="float" office:value="0.00328340735183649">
            <text:p>0.0032834074</text:p>
          </table:table-cell>
          <table:table-cell table:style-name="ce3" table:formula="of:=SIN(PI()*2/257*[.S$1]*[.$B21]*[.$B21])/[.$B21]/[.$B21]" office:value-type="float" office:value="0.000217230675574783">
            <text:p>0.0002172307</text:p>
          </table:table-cell>
          <table:table-cell table:style-name="ce3" table:formula="of:=SIN(PI()*2/257*[.T$1]*[.$B21]*[.$B21])/[.$B21]/[.$B21]" office:value-type="float" office:value="-0.00297525937743653">
            <text:p>-0.0029752594</text:p>
          </table:table-cell>
          <table:table-cell table:style-name="ce3" table:formula="of:=SIN(PI()*2/257*[.U$1]*[.$B21]*[.$B21])/[.$B21]/[.$B21]" office:value-type="float" office:value="-0.00443772185641601">
            <text:p>-0.0044377219</text:p>
          </table:table-cell>
          <table:table-cell table:style-name="ce3" table:formula="of:=SIN(PI()*2/257*[.V$1]*[.$B21]*[.$B21])/[.$B21]/[.$B21]" office:value-type="float" office:value="-0.0033197769814329">
            <text:p>-0.003319777</text:p>
          </table:table-cell>
          <table:table-cell table:style-name="ce3" table:formula="of:=SIN(PI()*2/257*[.W$1]*[.$B21]*[.$B21])/[.$B21]/[.$B21]" office:value-type="float" office:value="-0.000271477475498769">
            <text:p>-0.0002714775</text:p>
          </table:table-cell>
          <table:table-cell table:style-name="ce3" table:formula="of:=SIN(PI()*2/257*[.X$1]*[.$B21]*[.$B21])/[.$B21]/[.$B21]" office:value-type="float" office:value="0.00293467835782087">
            <text:p>0.0029346784</text:p>
          </table:table-cell>
          <table:table-cell table:style-name="ce3" table:formula="of:=SIN(PI()*2/257*[.Y$1]*[.$B21]*[.$B21])/[.$B21]/[.$B21]" office:value-type="float" office:value="0.00443440331037511">
            <text:p>0.0044344033</text:p>
          </table:table-cell>
          <table:table-cell table:style-name="ce3" table:formula="of:=SIN(PI()*2/257*[.Z$1]*[.$B21]*[.$B21])/[.$B21]/[.$B21]" office:value-type="float" office:value="0.00335565054784122">
            <text:p>0.0033556505</text:p>
          </table:table-cell>
          <table:table-cell table:style-name="ce3" table:formula="of:=SIN(PI()*2/257*[.AA$1]*[.$B21]*[.$B21])/[.$B21]/[.$B21]" office:value-type="float" office:value="0.000325683709450054">
            <text:p>0.0003256837</text:p>
          </table:table-cell>
          <table:table-cell table:style-name="ce3" table:formula="of:=SIN(PI()*2/257*[.AB$1]*[.$B21]*[.$B21])/[.$B21]/[.$B21]" office:value-type="float" office:value="-0.00289365881901856">
            <text:p>-0.0028936588</text:p>
          </table:table-cell>
          <table:table-cell table:style-name="ce3" table:formula="of:=SIN(PI()*2/257*[.AC$1]*[.$B21]*[.$B21])/[.$B21]/[.$B21]" office:value-type="float" office:value="-0.00443042214625607">
            <text:p>-0.0044304221</text:p>
          </table:table-cell>
          <table:table-cell table:style-name="ce3" table:formula="of:=SIN(PI()*2/257*[.AD$1]*[.$B21]*[.$B21])/[.$B21]/[.$B21]" office:value-type="float" office:value="-0.00339102269059425">
            <text:p>-0.0033910227</text:p>
          </table:table-cell>
          <table:table-cell table:style-name="ce3" table:formula="of:=SIN(PI()*2/257*[.AE$1]*[.$B21]*[.$B21])/[.$B21]/[.$B21]" office:value-type="float" office:value="-0.000379841277572372">
            <text:p>-0.0003798413</text:p>
          </table:table-cell>
          <table:table-cell table:style-name="ce3" table:formula="of:=SIN(PI()*2/257*[.AF$1]*[.$B21]*[.$B21])/[.$B21]/[.$B21]" office:value-type="float" office:value="0.0028522068904421">
            <text:p>0.0028522069</text:p>
          </table:table-cell>
          <table:table-cell table:style-name="ce3" table:formula="of:=SIN(PI()*2/257*[.AG$1]*[.$B21]*[.$B21])/[.$B21]/[.$B21]" office:value-type="float" office:value="0.00442577895895097">
            <text:p>0.004425779</text:p>
          </table:table-cell>
          <table:table-cell table:style-name="ce3" table:formula="of:=SIN(PI()*2/257*[.AH$1]*[.$B21]*[.$B21])/[.$B21]/[.$B21]" office:value-type="float" office:value="0.00342588812415095">
            <text:p>0.0034258881</text:p>
          </table:table-cell>
          <table:table-cell table:style-name="ce3" table:formula="of:=SIN(PI()*2/257*[.AI$1]*[.$B21]*[.$B21])/[.$B21]/[.$B21]" office:value-type="float" office:value="0.000433942087281049">
            <text:p>0.0004339421</text:p>
          </table:table-cell>
          <table:table-cell table:style-name="ce3" table:formula="of:=SIN(PI()*2/257*[.AJ$1]*[.$B21]*[.$B21])/[.$B21]/[.$B21]" office:value-type="float" office:value="-0.00281032876611484">
            <text:p>-0.0028103288</text:p>
          </table:table-cell>
          <table:table-cell table:style-name="ce3" table:formula="of:=SIN(PI()*2/257*[.AK$1]*[.$B21]*[.$B21])/[.$B21]/[.$B21]" office:value-type="float" office:value="-0.00442047444227575">
            <text:p>-0.0044204744</text:p>
          </table:table-cell>
          <table:table-cell table:style-name="ce3" table:formula="of:=SIN(PI()*2/257*[.AL$1]*[.$B21]*[.$B21])/[.$B21]/[.$B21]" office:value-type="float" office:value="-0.00346024163868573">
            <text:p>-0.0034602416</text:p>
          </table:table-cell>
          <table:table-cell table:style-name="ce3" table:formula="of:=SIN(PI()*2/257*[.AM$1]*[.$B21]*[.$B21])/[.$B21]/[.$B21]" office:value-type="float" office:value="-0.000487978054472883">
            <text:p>-0.0004879781</text:p>
          </table:table-cell>
          <table:table-cell table:style-name="ce3" table:formula="of:=SIN(PI()*2/257*[.AN$1]*[.$B21]*[.$B21])/[.$B21]/[.$B21]" office:value-type="float" office:value="0.00276803070374506">
            <text:p>0.0027680307</text:p>
          </table:table-cell>
          <table:table-cell table:style-name="ce3" table:formula="of:=SIN(PI()*2/257*[.AO$1]*[.$B21]*[.$B21])/[.$B21]/[.$B21]" office:value-type="float" office:value="0.00441450938886664">
            <text:p>0.0044145094</text:p>
          </table:table-cell>
          <table:table-cell table:style-name="ce3" table:formula="of:=SIN(PI()*2/257*[.AP$1]*[.$B21]*[.$B21])/[.$B21]/[.$B21]" office:value-type="float" office:value="0.00349407810086788">
            <text:p>0.0034940781</text:p>
          </table:table-cell>
          <table:table-cell table:style-name="ce3" table:formula="of:=SIN(PI()*2/257*[.AQ$1]*[.$B21]*[.$B21])/[.$B21]/[.$B21]" office:value-type="float" office:value="0.000541941104733372">
            <text:p>0.0005419411</text:p>
          </table:table-cell>
          <table:table-cell table:style-name="ce3" table:formula="of:=SIN(PI()*2/257*[.AR$1]*[.$B21]*[.$B21])/[.$B21]/[.$B21]" office:value-type="float" office:value="-0.00272531902379106">
            <text:p>-0.002725319</text:p>
          </table:table-cell>
          <table:table-cell table:style-name="ce3" table:formula="of:=SIN(PI()*2/257*[.AS$1]*[.$B21]*[.$B21])/[.$B21]/[.$B21]" office:value-type="float" office:value="-0.00440788469006166">
            <text:p>-0.0044078847</text:p>
          </table:table-cell>
          <table:table-cell table:style-name="ce3" table:formula="of:=SIN(PI()*2/257*[.AT$1]*[.$B21]*[.$B21])/[.$B21]/[.$B21]" office:value-type="float" office:value="-0.00352739245462776">
            <text:p>-0.0035273925</text:p>
          </table:table-cell>
          <table:table-cell table:style-name="ce3" table:formula="of:=SIN(PI()*2/257*[.AU$1]*[.$B21]*[.$B21])/[.$B21]/[.$B21]" office:value-type="float" office:value="-0.000595823174544374">
            <text:p>-0.0005958232</text:p>
          </table:table-cell>
          <table:table-cell table:style-name="ce3" table:formula="of:=SIN(PI()*2/257*[.AV$1]*[.$B21]*[.$B21])/[.$B21]/[.$B21]" office:value-type="float" office:value="0.00268220010851644">
            <text:p>0.0026822001</text:p>
          </table:table-cell>
          <table:table-cell table:style-name="ce3" table:formula="of:=SIN(PI()*2/257*[.AW$1]*[.$B21]*[.$B21])/[.$B21]/[.$B21]" office:value-type="float" office:value="0.00440060133576743">
            <text:p>0.0044006013</text:p>
          </table:table-cell>
          <table:table-cell table:style-name="ce3" table:formula="of:=SIN(PI()*2/257*[.AX$1]*[.$B21]*[.$B21])/[.$B21]/[.$B21]" office:value-type="float" office:value="0.00356017972191276">
            <text:p>0.0035601797</text:p>
          </table:table-cell>
          <table:table-cell table:style-name="ce3" table:formula="of:=SIN(PI()*2/257*[.AY$1]*[.$B21]*[.$B21])/[.$B21]/[.$B21]" office:value-type="float" office:value="0.000649616212488136">
            <text:p>0.0006496162</text:p>
          </table:table-cell>
          <table:table-cell table:style-name="ce3" table:formula="of:=SIN(PI()*2/257*[.AZ$1]*[.$B21]*[.$B21])/[.$B21]/[.$B21]" office:value-type="float" office:value="-0.00263868040103642">
            <text:p>-0.0026386804</text:p>
          </table:table-cell>
          <table:table-cell table:style-name="ce3" table:formula="of:=SIN(PI()*2/257*[.BA$1]*[.$B21]*[.$B21])/[.$B21]/[.$B21]" office:value-type="float" office:value="-0.00439266041431126">
            <text:p>-0.0043926604</text:p>
          </table:table-cell>
          <table:table-cell table:style-name="ce3" table:formula="of:=SIN(PI()*2/257*[.BB$1]*[.$B21]*[.$B21])/[.$B21]/[.$B21]" office:value-type="float" office:value="-0.00359243500343085">
            <text:p>-0.003592435</text:p>
          </table:table-cell>
          <table:table-cell table:style-name="ce3" table:formula="of:=SIN(PI()*2/257*[.BC$1]*[.$B21]*[.$B21])/[.$B21]/[.$B21]" office:value-type="float" office:value="-0.00070331218045101">
            <text:p>-0.0007033122</text:p>
          </table:table-cell>
          <table:table-cell table:style-name="ce3" table:formula="of:=SIN(PI()*2/257*[.BD$1]*[.$B21]*[.$B21])/[.$B21]/[.$B21]" office:value-type="float" office:value="0.00259476640435605">
            <text:p>0.0025947664</text:p>
          </table:table-cell>
          <table:table-cell table:style-name="ce3" table:formula="of:=SIN(PI()*2/257*[.BE$1]*[.$B21]*[.$B21])/[.$B21]/[.$B21]" office:value-type="float" office:value="0.00438406311227849">
            <text:p>0.0043840631</text:p>
          </table:table-cell>
          <table:table-cell table:style-name="ce3" table:formula="of:=SIN(PI()*2/257*[.BF$1]*[.$B21]*[.$B21])/[.$B21]/[.$B21]" office:value-type="float" office:value="0.00362415347938349">
            <text:p>0.0036241535</text:p>
          </table:table-cell>
          <table:table-cell table:style-name="ce3" table:formula="of:=SIN(PI()*2/257*[.BG$1]*[.$B21]*[.$B21])/[.$B21]/[.$B21]" office:value-type="float" office:value="0.000756903054822947">
            <text:p>0.0007569031</text:p>
          </table:table-cell>
          <table:table-cell table:style-name="ce3" table:formula="of:=SIN(PI()*2/257*[.BH$1]*[.$B21]*[.$B21])/[.$B21]/[.$B21]" office:value-type="float" office:value="-0.00255046468039701">
            <text:p>-0.0025504647</text:p>
          </table:table-cell>
          <table:table-cell table:style-name="ce3" table:formula="of:=SIN(PI()*2/257*[.BI$1]*[.$B21]*[.$B21])/[.$B21]/[.$B21]" office:value-type="float" office:value="-0.00437481071433528">
            <text:p>-0.0043748107</text:p>
          </table:table-cell>
          <table:table-cell table:style-name="ce3" table:formula="of:=SIN(PI()*2/257*[.BJ$1]*[.$B21]*[.$B21])/[.$B21]/[.$B21]" office:value-type="float" office:value="-0.0036553304101843">
            <text:p>-0.0036553304</text:p>
          </table:table-cell>
          <table:table-cell table:style-name="ce3" table:formula="of:=SIN(PI()*2/257*[.BK$1]*[.$B21]*[.$B21])/[.$B21]/[.$B21]" office:value-type="float" office:value="-0.000810380827699303">
            <text:p>-0.0008103808</text:p>
          </table:table-cell>
          <table:table-cell table:style-name="ce3" table:formula="of:=SIN(PI()*2/257*[.BL$1]*[.$B21]*[.$B21])/[.$B21]/[.$B21]" office:value-type="float" office:value="0.00250578184901818">
            <text:p>0.0025057818</text:p>
          </table:table-cell>
          <table:table-cell table:style-name="ce3" table:formula="of:=SIN(PI()*2/257*[.BM$1]*[.$B21]*[.$B21])/[.$B21]/[.$B21]" office:value-type="float" office:value="0.00436490460303651">
            <text:p>0.0043649046</text:p>
          </table:table-cell>
          <table:table-cell table:style-name="ce3" table:formula="of:=SIN(PI()*2/257*[.BN$1]*[.$B21]*[.$B21])/[.$B21]/[.$B21]" office:value-type="float" office:value="0.00368596113716875">
            <text:p>0.0036859611</text:p>
          </table:table-cell>
          <table:table-cell table:style-name="ce3" table:formula="of:=SIN(PI()*2/257*[.BO$1]*[.$B21]*[.$B21])/[.$B21]/[.$B21]" office:value-type="float" office:value="0.000863737508074814">
            <text:p>0.0008637375</text:p>
          </table:table-cell>
          <table:table-cell table:style-name="ce3" table:formula="of:=SIN(PI()*2/257*[.BP$1]*[.$B21]*[.$B21])/[.$B21]/[.$B21]" office:value-type="float" office:value="-0.00246072458702562">
            <text:p>-0.0024607246</text:p>
          </table:table-cell>
          <table:table-cell table:style-name="ce3" table:formula="of:=SIN(PI()*2/257*[.BQ$1]*[.$B21]*[.$B21])/[.$B21]/[.$B21]" office:value-type="float" office:value="-0.00435434625861945">
            <text:p>-0.0043543463</text:p>
          </table:table-cell>
          <table:table-cell table:style-name="ce3" table:formula="of:=SIN(PI()*2/257*[.BR$1]*[.$B21]*[.$B21])/[.$B21]/[.$B21]" office:value-type="float" office:value="-0.00371604108328948">
            <text:p>-0.0037160411</text:p>
          </table:table-cell>
          <table:table-cell table:style-name="ce3" table:formula="of:=SIN(PI()*2/257*[.BS$1]*[.$B21]*[.$B21])/[.$B21]/[.$B21]" office:value-type="float" office:value="-0.000916965123038914">
            <text:p>-0.0009169651</text:p>
          </table:table-cell>
          <table:table-cell table:style-name="ce3" table:formula="of:=SIN(PI()*2/257*[.BT$1]*[.$B21]*[.$B21])/[.$B21]/[.$B21]" office:value-type="float" office:value="0.00241529962717511">
            <text:p>0.0024152996</text:p>
          </table:table-cell>
          <table:table-cell table:style-name="ce3" table:formula="of:=SIN(PI()*2/257*[.BU$1]*[.$B21]*[.$B21])/[.$B21]/[.$B21]" office:value-type="float" office:value="0.0043431372587821">
            <text:p>0.0043431373</text:p>
          </table:table-cell>
          <table:table-cell table:style-name="ce3" table:formula="of:=SIN(PI()*2/257*[.BV$1]*[.$B21]*[.$B21])/[.$B21]/[.$B21]" office:value-type="float" office:value="0.00374556575380073">
            <text:p>0.0037455658</text:p>
          </table:table-cell>
          <table:table-cell table:style-name="ce3" table:formula="of:=SIN(PI()*2/257*[.BW$1]*[.$B21]*[.$B21])/[.$B21]/[.$B21]" office:value-type="float" office:value="0.000970055718967098">
            <text:p>0.0009700557</text:p>
          </table:table-cell>
          <table:table-cell table:style-name="ce3" table:formula="of:=SIN(PI()*2/257*[.BX$1]*[.$B21]*[.$B21])/[.$B21]/[.$B21]" office:value-type="float" office:value="-0.00236951375716732">
            <text:p>-0.0023695138</text:p>
          </table:table-cell>
          <table:table-cell table:style-name="ce3" table:formula="of:=SIN(PI()*2/257*[.BY$1]*[.$B21]*[.$B21])/[.$B21]/[.$B21]" office:value-type="float" office:value="-0.00433127927844793">
            <text:p>-0.0043312793</text:p>
          </table:table-cell>
          <table:table-cell table:style-name="ce3" table:formula="of:=SIN(PI()*2/257*[.BZ$1]*[.$B21]*[.$B21])/[.$B21]/[.$B21]" office:value-type="float" office:value="-0.00377453073692984">
            <text:p>-0.0037745307</text:p>
          </table:table-cell>
          <table:table-cell table:style-name="ce3" table:formula="of:=SIN(PI()*2/257*[.CA$1]*[.$B21]*[.$B21])/[.$B21]/[.$B21]" office:value-type="float" office:value="-0.00102300136270817">
            <text:p>-0.0010230014</text:p>
          </table:table-cell>
          <table:table-cell table:style-name="ce3" table:formula="of:=SIN(PI()*2/257*[.CB$1]*[.$B21]*[.$B21])/[.$B21]/[.$B21]" office:value-type="float" office:value="0.00232337381863171">
            <text:p>0.0023233738</text:p>
          </table:table-cell>
          <table:table-cell table:style-name="ce3" table:formula="of:=SIN(PI()*2/257*[.CC$1]*[.$B21]*[.$B21])/[.$B21]/[.$B21]" office:value-type="float" office:value="0.00431877408951533">
            <text:p>0.0043187741</text:p>
          </table:table-cell>
          <table:table-cell table:style-name="ce3" table:formula="of:=SIN(PI()*2/257*[.CD$1]*[.$B21]*[.$B21])/[.$B21]/[.$B21]" office:value-type="float" office:value="0.00380293170453571">
            <text:p>0.0038029317</text:p>
          </table:table-cell>
          <table:table-cell table:style-name="ce3" table:formula="of:=SIN(PI()*2/257*[.CE$1]*[.$B21]*[.$B21])/[.$B21]/[.$B21]" office:value-type="float" office:value="0.00107579414277214">
            <text:p>0.0010757941</text:p>
          </table:table-cell>
          <table:table-cell table:style-name="ce3" table:formula="of:=SIN(PI()*2/257*[.CF$1]*[.$B21]*[.$B21])/[.$B21]/[.$B21]" office:value-type="float" office:value="-0.00227688670610543">
            <text:p>-0.0022768867</text:p>
          </table:table-cell>
          <table:table-cell table:style-name="ce3" table:formula="of:=SIN(PI()*2/257*[.CG$1]*[.$B21]*[.$B21])/[.$B21]/[.$B21]" office:value-type="float" office:value="-0.004305623560593">
            <text:p>-0.0043056236</text:p>
          </table:table-cell>
          <table:table-cell table:style-name="ce3" table:formula="of:=SIN(PI()*2/257*[.CH$1]*[.$B21]*[.$B21])/[.$B21]/[.$B21]" office:value-type="float" office:value="-0.00383076441275673">
            <text:p>-0.0038307644</text:p>
          </table:table-cell>
          <table:table-cell table:style-name="ce3" table:formula="of:=SIN(PI()*2/257*[.CI$1]*[.$B21]*[.$B21])/[.$B21]/[.$B21]" office:value-type="float" office:value="-0.00112842617050993">
            <text:p>-0.0011284262</text:p>
          </table:table-cell>
          <table:table-cell table:style-name="ce3" table:formula="of:=SIN(PI()*2/257*[.CJ$1]*[.$B21]*[.$B21])/[.$B21]/[.$B21]" office:value-type="float" office:value="0.00223005936600202">
            <text:p>0.0022300594</text:p>
          </table:table-cell>
          <table:table-cell table:style-name="ce3" table:formula="of:=SIN(PI()*2/257*[.CK$1]*[.$B21]*[.$B21])/[.$B21]/[.$B21]" office:value-type="float" office:value="0.00429182965672036">
            <text:p>0.0042918297</text:p>
          </table:table-cell>
          <table:table-cell table:style-name="ce3" table:formula="of:=SIN(PI()*2/257*[.CL$1]*[.$B21]*[.$B21])/[.$B21]/[.$B21]" office:value-type="float" office:value="0.00385802470264413">
            <text:p>0.0038580247</text:p>
          </table:table-cell>
          <table:table-cell table:style-name="ce3" table:formula="of:=SIN(PI()*2/257*[.CM$1]*[.$B21]*[.$B21])/[.$B21]/[.$B21]" office:value-type="float" office:value="0.00118088958129316">
            <text:p>0.0011808896</text:p>
          </table:table-cell>
          <table:table-cell table:style-name="ce3" table:formula="of:=SIN(PI()*2/257*[.CN$1]*[.$B21]*[.$B21])/[.$B21]/[.$B21]" office:value-type="float" office:value="-0.00218289879557431">
            <text:p>-0.0021828988</text:p>
          </table:table-cell>
          <table:table-cell table:style-name="ce3" table:formula="of:=SIN(PI()*2/257*[.CO$1]*[.$B21]*[.$B21])/[.$B21]/[.$B21]" office:value-type="float" office:value="-0.00427739443907473">
            <text:p>-0.0042773944</text:p>
          </table:table-cell>
          <table:table-cell table:style-name="ce3" table:formula="of:=SIN(PI()*2/257*[.CP$1]*[.$B21]*[.$B21])/[.$B21]/[.$B21]" office:value-type="float" office:value="-0.00388470850078421">
            <text:p>-0.0038847085</text:p>
          </table:table-cell>
          <table:table-cell table:style-name="ce3" table:formula="of:=SIN(PI()*2/257*[.CQ$1]*[.$B21]*[.$B21])/[.$B21]/[.$B21]" office:value-type="float" office:value="-0.00123317653569003">
            <text:p>-0.0012331765</text:p>
          </table:table-cell>
          <table:table-cell table:style-name="ce3" table:formula="of:=SIN(PI()*2/257*[.CR$1]*[.$B21]*[.$B21])/[.$B21]/[.$B21]" office:value-type="float" office:value="0.00213541204187017">
            <text:p>0.002135412</text:p>
          </table:table-cell>
          <table:table-cell table:style-name="ce3" table:formula="of:=SIN(PI()*2/257*[.CS$1]*[.$B21]*[.$B21])/[.$B21]/[.$B21]" office:value-type="float" office:value="0.004262320064662">
            <text:p>0.0042623201</text:p>
          </table:table-cell>
          <table:table-cell table:style-name="ce3" table:formula="of:=SIN(PI()*2/257*[.CT$1]*[.$B21]*[.$B21])/[.$B21]/[.$B21]" office:value-type="float" office:value="0.00391081181990561">
            <text:p>0.0039108118</text:p>
          </table:table-cell>
          <table:table-cell table:style-name="ce3" table:formula="of:=SIN(PI()*2/257*[.CU$1]*[.$B21]*[.$B21])/[.$B21]/[.$B21]" office:value-type="float" office:value="0.00128527922063509">
            <text:p>0.0012852792</text:p>
          </table:table-cell>
          <table:table-cell table:style-name="ce3" table:formula="of:=SIN(PI()*2/257*[.CV$1]*[.$B21]*[.$B21])/[.$B21]/[.$B21]" office:value-type="float" office:value="-0.00208760620067531">
            <text:p>-0.0020876062</text:p>
          </table:table-cell>
          <table:table-cell table:style-name="ce3" table:formula="of:=SIN(PI()*2/257*[.CW$1]*[.$B21]*[.$B21])/[.$B21]/[.$B21]" office:value-type="float" office:value="-0.00424660878599602">
            <text:p>-0.0042466088</text:p>
          </table:table-cell>
          <table:table-cell table:style-name="ce3" table:formula="of:=SIN(PI()*2/257*[.CX$1]*[.$B21]*[.$B21])/[.$B21]/[.$B21]" office:value-type="float" office:value="-0.00393633075947691">
            <text:p>-0.0039363308</text:p>
          </table:table-cell>
          <table:table-cell table:style-name="ce3" table:formula="of:=SIN(PI()*2/257*[.CY$1]*[.$B21]*[.$B21])/[.$B21]/[.$B21]" office:value-type="float" office:value="-0.0013371898505986">
            <text:p>-0.0013371899</text:p>
          </table:table-cell>
          <table:table-cell table:style-name="ce3" table:formula="of:=SIN(PI()*2/257*[.CZ$1]*[.$B21]*[.$B21])/[.$B21]/[.$B21]" office:value-type="float" office:value="0.00203948841545693">
            <text:p>0.0020394884</text:p>
          </table:table-cell>
          <table:table-cell table:style-name="ce3" table:formula="of:=SIN(PI()*2/257*[.DA$1]*[.$B21]*[.$B21])/[.$B21]/[.$B21]" office:value-type="float" office:value="0.0042302629507607">
            <text:p>0.004230263</text:p>
          </table:table-cell>
          <table:table-cell table:style-name="ce3" table:formula="of:=SIN(PI()*2/257*[.DB$1]*[.$B21]*[.$B21])/[.$B21]/[.$B21]" office:value-type="float" office:value="0.00396126150628806">
            <text:p>0.0039612615</text:p>
          </table:table-cell>
          <table:table-cell table:style-name="ce3" table:formula="of:=SIN(PI()*2/257*[.DC$1]*[.$B21]*[.$B21])/[.$B21]/[.$B21]" office:value-type="float" office:value="0.00138890066874871">
            <text:p>0.0013889007</text:p>
          </table:table-cell>
          <table:table-cell table:style-name="ce3" table:formula="of:=SIN(PI()*2/257*[.DD$1]*[.$B21]*[.$B21])/[.$B21]/[.$B21]" office:value-type="float" office:value="-0.00199106587629632">
            <text:p>-0.0019910659</text:p>
          </table:table-cell>
          <table:table-cell table:style-name="ce3" table:formula="of:=SIN(PI()*2/257*[.DE$1]*[.$B21]*[.$B21])/[.$B21]/[.$B21]" office:value-type="float" office:value="-0.00421328500145915">
            <text:p>-0.004213285</text:p>
          </table:table-cell>
          <table:table-cell table:style-name="ce3" table:formula="of:=SIN(PI()*2/257*[.DF$1]*[.$B21]*[.$B21])/[.$B21]/[.$B21]" office:value-type="float" office:value="-0.00398560033502081">
            <text:p>-0.0039856003</text:p>
          </table:table-cell>
          <table:table-cell table:style-name="ce3" table:formula="of:=SIN(PI()*2/257*[.DG$1]*[.$B21]*[.$B21])/[.$B21]/[.$B21]" office:value-type="float" office:value="-0.00144040394810911">
            <text:p>-0.0014404039</text:p>
          </table:table-cell>
          <table:table-cell table:style-name="ce3" table:formula="of:=SIN(PI()*2/257*[.DH$1]*[.$B21]*[.$B21])/[.$B21]/[.$B21]" office:value-type="float" office:value="0.00194234581881046">
            <text:p>0.0019423458</text:p>
          </table:table-cell>
          <table:table-cell table:style-name="ce3" table:formula="of:=SIN(PI()*2/257*[.DI$1]*[.$B21]*[.$B21])/[.$B21]/[.$B21]" office:value-type="float" office:value="0.00419567747505011">
            <text:p>0.0041956775</text:p>
          </table:table-cell>
          <table:table-cell table:style-name="ce3" table:formula="of:=SIN(PI()*2/257*[.DJ$1]*[.$B21]*[.$B21])/[.$B21]/[.$B21]" office:value-type="float" office:value="0.00400934360880528">
            <text:p>0.0040093436</text:p>
          </table:table-cell>
          <table:table-cell table:style-name="ce3" table:formula="of:=SIN(PI()*2/257*[.DK$1]*[.$B21]*[.$B21])/[.$B21]/[.$B21]" office:value-type="float" office:value="0.00149169199271821">
            <text:p>0.001491692</text:p>
          </table:table-cell>
          <table:table-cell table:style-name="ce3" table:formula="of:=SIN(PI()*2/257*[.DL$1]*[.$B21]*[.$B21])/[.$B21]/[.$B21]" office:value-type="float" office:value="-0.00189333552307529">
            <text:p>-0.0018933355</text:p>
          </table:table-cell>
          <table:table-cell table:style-name="ce3" table:formula="of:=SIN(PI()*2/257*[.DM$1]*[.$B21]*[.$B21])/[.$B21]/[.$B21]" office:value-type="float" office:value="-0.0041774430025673">
            <text:p>-0.004177443</text:p>
          </table:table-cell>
          <table:table-cell table:style-name="ce3" table:formula="of:=SIN(PI()*2/257*[.DN$1]*[.$B21]*[.$B21])/[.$B21]/[.$B21]" office:value-type="float" office:value="-0.00403248777976335">
            <text:p>-0.0040324878</text:p>
          </table:table-cell>
          <table:table-cell table:style-name="ce3" table:formula="of:=SIN(PI()*2/257*[.DO$1]*[.$B21]*[.$B21])/[.$B21]/[.$B21]" office:value-type="float" office:value="-0.00154275713877428">
            <text:p>-0.0015427571</text:p>
          </table:table-cell>
          <table:table-cell table:style-name="ce3" table:formula="of:=SIN(PI()*2/257*[.DP$1]*[.$B21]*[.$B21])/[.$B21]/[.$B21]" office:value-type="float" office:value="0.00184404231253609">
            <text:p>0.0018440423</text:p>
          </table:table-cell>
          <table:table-cell table:style-name="ce3" table:formula="of:=SIN(PI()*2/257*[.DQ$1]*[.$B21]*[.$B21])/[.$B21]/[.$B21]" office:value-type="float" office:value="0.00415858430872703">
            <text:p>0.0041585843</text:p>
          </table:table-cell>
          <table:table-cell table:style-name="ce3" table:formula="of:=SIN(PI()*2/257*[.DR$1]*[.$B21]*[.$B21])/[.$B21]/[.$B21]" office:value-type="float" office:value="0.00405502938953884">
            <text:p>0.0040550294</text:p>
          </table:table-cell>
          <table:table-cell table:style-name="ce3" table:formula="of:=SIN(PI()*2/257*[.DS$1]*[.$B21]*[.$B21])/[.$B21]/[.$B21]" office:value-type="float" office:value="0.0015935917557831">
            <text:p>0.0015935918</text:p>
          </table:table-cell>
          <table:table-cell table:style-name="ce3" table:formula="of:=SIN(PI()*2/257*[.DT$1]*[.$B21]*[.$B21])/[.$B21]/[.$B21]" office:value-type="float" office:value="-0.00179447355291133">
            <text:p>-0.0017944736</text:p>
          </table:table-cell>
          <table:table-cell table:style-name="ce3" table:formula="of:=SIN(PI()*2/257*[.DU$1]*[.$B21]*[.$B21])/[.$B21]/[.$B21]" office:value-type="float" office:value="-0.00413910421152114">
            <text:p>-0.0041391042</text:p>
          </table:table-cell>
          <table:table-cell table:style-name="ce3" table:formula="of:=SIN(PI()*2/257*[.DV$1]*[.$B21]*[.$B21])/[.$B21]/[.$B21]" office:value-type="float" office:value="-0.00407696506981427">
            <text:p>-0.0040769651</text:p>
          </table:table-cell>
          <table:table-cell table:style-name="ce3" table:formula="of:=SIN(PI()*2/257*[.DW$1]*[.$B21]*[.$B21])/[.$B21]/[.$B21]" office:value-type="float" office:value="-0.00164418824769806">
            <text:p>-0.0016441882</text:p>
          </table:table-cell>
          <table:table-cell table:style-name="ce3" table:formula="of:=SIN(PI()*2/257*[.DX$1]*[.$B21]*[.$B21])/[.$B21]/[.$B21]" office:value-type="float" office:value="0.00174463665109707">
            <text:p>0.0017446367</text:p>
          </table:table-cell>
          <table:table-cell table:style-name="ce3" table:formula="of:=SIN(PI()*2/257*[.DY$1]*[.$B21]*[.$B21])/[.$B21]/[.$B21]" office:value-type="float" office:value="0.00411900562179495">
            <text:p>0.0041190056</text:p>
          </table:table-cell>
          <table:table-cell table:style-name="ce3" table:formula="of:=SIN(PI()*2/257*[.DZ$1]*[.$B21]*[.$B21])/[.$B21]/[.$B21]" office:value-type="float" office:value="0.00409829154281421">
            <text:p>0.0040982915</text:p>
          </table:table-cell>
          <table:table-cell table:style-name="ce3" table:formula="of:=SIN(PI()*2/257*[.EA$1]*[.$B21]*[.$B21])/[.$B21]/[.$B21]" office:value-type="float" office:value="0.00169453905405294">
            <text:p>0.0016945391</text:p>
          </table:table-cell>
          <table:table-cell table:style-name="ce3" table:formula="of:=SIN(PI()*2/257*[.EB$1]*[.$B21]*[.$B21])/[.$B21]/[.$B21]" office:value-type="float" office:value="-0.00169453905405325">
            <text:p>-0.0016945391</text:p>
          </table:table-cell>
          <table:table-cell table:style-name="ce3" table:formula="of:=SIN(PI()*2/257*[.EC$1]*[.$B21]*[.$B21])/[.$B21]/[.$B21]" office:value-type="float" office:value="-0.00409829154281454">
            <text:p>-0.0040982915</text:p>
          </table:table-cell>
          <table:table-cell table:style-name="ce3" table:formula="of:=SIN(PI()*2/257*[.ED$1]*[.$B21]*[.$B21])/[.$B21]/[.$B21]" office:value-type="float" office:value="-0.00411900562179501">
            <text:p>-0.0041190056</text:p>
          </table:table-cell>
          <table:table-cell table:style-name="ce3" table:formula="of:=SIN(PI()*2/257*[.EE$1]*[.$B21]*[.$B21])/[.$B21]/[.$B21]" office:value-type="float" office:value="-0.00174463665109629">
            <text:p>-0.0017446367</text:p>
          </table:table-cell>
          <table:table-cell table:style-name="ce3" table:formula="of:=SIN(PI()*2/257*[.EF$1]*[.$B21]*[.$B21])/[.$B21]/[.$B21]" office:value-type="float" office:value="0.00164418824769837">
            <text:p>0.0016441882</text:p>
          </table:table-cell>
          <table:table-cell table:style-name="ce3" table:formula="of:=SIN(PI()*2/257*[.EG$1]*[.$B21]*[.$B21])/[.$B21]/[.$B21]" office:value-type="float" office:value="0.00407696506981441">
            <text:p>0.0040769651</text:p>
          </table:table-cell>
          <table:table-cell table:style-name="ce3" table:formula="of:=SIN(PI()*2/257*[.EH$1]*[.$B21]*[.$B21])/[.$B21]/[.$B21]" office:value-type="float" office:value="0.00413910421152101">
            <text:p>0.0041391042</text:p>
          </table:table-cell>
          <table:table-cell table:style-name="ce3" table:formula="of:=SIN(PI()*2/257*[.EI$1]*[.$B21]*[.$B21])/[.$B21]/[.$B21]" office:value-type="float" office:value="0.00179447355291102">
            <text:p>0.0017944736</text:p>
          </table:table-cell>
          <table:table-cell table:style-name="ce3" table:formula="of:=SIN(PI()*2/257*[.EJ$1]*[.$B21]*[.$B21])/[.$B21]/[.$B21]" office:value-type="float" office:value="-0.00159359175578389">
            <text:p>-0.0015935918</text:p>
          </table:table-cell>
          <table:table-cell table:style-name="ce3" table:formula="of:=SIN(PI()*2/257*[.EK$1]*[.$B21]*[.$B21])/[.$B21]/[.$B21]" office:value-type="float" office:value="-0.00405502938953897">
            <text:p>-0.0040550294</text:p>
          </table:table-cell>
          <table:table-cell table:style-name="ce3" table:formula="of:=SIN(PI()*2/257*[.EL$1]*[.$B21]*[.$B21])/[.$B21]/[.$B21]" office:value-type="float" office:value="-0.00415858430872709">
            <text:p>-0.0041585843</text:p>
          </table:table-cell>
          <table:table-cell table:style-name="ce3" table:formula="of:=SIN(PI()*2/257*[.EM$1]*[.$B21]*[.$B21])/[.$B21]/[.$B21]" office:value-type="float" office:value="-0.00184404231253533">
            <text:p>-0.0018440423</text:p>
          </table:table-cell>
          <table:table-cell table:style-name="ce3" table:formula="of:=SIN(PI()*2/257*[.EN$1]*[.$B21]*[.$B21])/[.$B21]/[.$B21]" office:value-type="float" office:value="0.0015427571387746">
            <text:p>0.0015427571</text:p>
          </table:table-cell>
          <table:table-cell table:style-name="ce3" table:formula="of:=SIN(PI()*2/257*[.EO$1]*[.$B21]*[.$B21])/[.$B21]/[.$B21]" office:value-type="float" office:value="0.0040324877797637">
            <text:p>0.0040324878</text:p>
          </table:table-cell>
          <table:table-cell table:style-name="ce3" table:formula="of:=SIN(PI()*2/257*[.EP$1]*[.$B21]*[.$B21])/[.$B21]/[.$B21]" office:value-type="float" office:value="0.00417744300256718">
            <text:p>0.004177443</text:p>
          </table:table-cell>
          <table:table-cell table:style-name="ce3" table:formula="of:=SIN(PI()*2/257*[.EQ$1]*[.$B21]*[.$B21])/[.$B21]/[.$B21]" office:value-type="float" office:value="0.00189333552307544">
            <text:p>0.0018933355</text:p>
          </table:table-cell>
          <table:table-cell table:style-name="ce3" table:formula="of:=SIN(PI()*2/257*[.ER$1]*[.$B21]*[.$B21])/[.$B21]/[.$B21]" office:value-type="float" office:value="-0.001491691992719">
            <text:p>-0.001491692</text:p>
          </table:table-cell>
          <table:table-cell table:style-name="ce3" table:formula="of:=SIN(PI()*2/257*[.ES$1]*[.$B21]*[.$B21])/[.$B21]/[.$B21]" office:value-type="float" office:value="-0.00400934360880543">
            <text:p>-0.0040093436</text:p>
          </table:table-cell>
          <table:table-cell table:style-name="ce3" table:formula="of:=SIN(PI()*2/257*[.ET$1]*[.$B21]*[.$B21])/[.$B21]/[.$B21]" office:value-type="float" office:value="-0.00419567747505">
            <text:p>-0.0041956775</text:p>
          </table:table-cell>
          <table:table-cell table:style-name="ce3" table:formula="of:=SIN(PI()*2/257*[.EU$1]*[.$B21]*[.$B21])/[.$B21]/[.$B21]" office:value-type="float" office:value="-0.00194234581881015">
            <text:p>-0.0019423458</text:p>
          </table:table-cell>
          <table:table-cell table:style-name="ce3" table:formula="of:=SIN(PI()*2/257*[.EV$1]*[.$B21]*[.$B21])/[.$B21]/[.$B21]" office:value-type="float" office:value="0.00144040394810943">
            <text:p>0.0014404039</text:p>
          </table:table-cell>
          <table:table-cell table:style-name="ce3" table:formula="of:=SIN(PI()*2/257*[.EW$1]*[.$B21]*[.$B21])/[.$B21]/[.$B21]" office:value-type="float" office:value="0.00398560033502096">
            <text:p>0.0039856003</text:p>
          </table:table-cell>
          <table:table-cell table:style-name="ce3" table:formula="of:=SIN(PI()*2/257*[.EX$1]*[.$B21]*[.$B21])/[.$B21]/[.$B21]" office:value-type="float" office:value="0.00421328500145905">
            <text:p>0.004213285</text:p>
          </table:table-cell>
          <table:table-cell table:style-name="ce3" table:formula="of:=SIN(PI()*2/257*[.EY$1]*[.$B21]*[.$B21])/[.$B21]/[.$B21]" office:value-type="float" office:value="0.00199106587629601">
            <text:p>0.0019910659</text:p>
          </table:table-cell>
          <table:table-cell table:style-name="ce3" table:formula="of:=SIN(PI()*2/257*[.EZ$1]*[.$B21]*[.$B21])/[.$B21]/[.$B21]" office:value-type="float" office:value="-0.00138890066874903">
            <text:p>-0.0013889007</text:p>
          </table:table-cell>
          <table:table-cell table:style-name="ce3" table:formula="of:=SIN(PI()*2/257*[.FA$1]*[.$B21]*[.$B21])/[.$B21]/[.$B21]" office:value-type="float" office:value="-0.00396126150628821">
            <text:p>-0.0039612615</text:p>
          </table:table-cell>
          <table:table-cell table:style-name="ce3" table:formula="of:=SIN(PI()*2/257*[.FB$1]*[.$B21]*[.$B21])/[.$B21]/[.$B21]" office:value-type="float" office:value="-0.00423026295076044">
            <text:p>-0.004230263</text:p>
          </table:table-cell>
          <table:table-cell table:style-name="ce3" table:formula="of:=SIN(PI()*2/257*[.FC$1]*[.$B21]*[.$B21])/[.$B21]/[.$B21]" office:value-type="float" office:value="-0.00203948841545707">
            <text:p>-0.0020394884</text:p>
          </table:table-cell>
          <table:table-cell table:style-name="ce3" table:formula="of:=SIN(PI()*2/257*[.FD$1]*[.$B21]*[.$B21])/[.$B21]/[.$B21]" office:value-type="float" office:value="0.0013371898505994">
            <text:p>0.0013371899</text:p>
          </table:table-cell>
          <table:table-cell table:style-name="ce3" table:formula="of:=SIN(PI()*2/257*[.FE$1]*[.$B21]*[.$B21])/[.$B21]/[.$B21]" office:value-type="float" office:value="0.00393633075947707">
            <text:p>0.0039363308</text:p>
          </table:table-cell>
          <table:table-cell table:style-name="ce3" table:formula="of:=SIN(PI()*2/257*[.FF$1]*[.$B21]*[.$B21])/[.$B21]/[.$B21]" office:value-type="float" office:value="0.00424660878599592">
            <text:p>0.0042466088</text:p>
          </table:table-cell>
          <table:table-cell table:style-name="ce3" table:formula="of:=SIN(PI()*2/257*[.FG$1]*[.$B21]*[.$B21])/[.$B21]/[.$B21]" office:value-type="float" office:value="0.00208760620067501">
            <text:p>0.0020876062</text:p>
          </table:table-cell>
          <table:table-cell table:style-name="ce3" table:formula="of:=SIN(PI()*2/257*[.FH$1]*[.$B21]*[.$B21])/[.$B21]/[.$B21]" office:value-type="float" office:value="-0.00128527922063542">
            <text:p>-0.0012852792</text:p>
          </table:table-cell>
          <table:table-cell table:style-name="ce3" table:formula="of:=SIN(PI()*2/257*[.FI$1]*[.$B21]*[.$B21])/[.$B21]/[.$B21]" office:value-type="float" office:value="-0.00391081181990601">
            <text:p>-0.0039108118</text:p>
          </table:table-cell>
          <table:table-cell table:style-name="ce3" table:formula="of:=SIN(PI()*2/257*[.FJ$1]*[.$B21]*[.$B21])/[.$B21]/[.$B21]" office:value-type="float" office:value="-0.0042623200646619">
            <text:p>-0.0042623201</text:p>
          </table:table-cell>
          <table:table-cell table:style-name="ce3" table:formula="of:=SIN(PI()*2/257*[.FK$1]*[.$B21]*[.$B21])/[.$B21]/[.$B21]" office:value-type="float" office:value="-0.00213541204186943">
            <text:p>-0.002135412</text:p>
          </table:table-cell>
          <table:table-cell table:style-name="ce3" table:formula="of:=SIN(PI()*2/257*[.FL$1]*[.$B21]*[.$B21])/[.$B21]/[.$B21]" office:value-type="float" office:value="0.0012331765356906">
            <text:p>0.0012331765</text:p>
          </table:table-cell>
          <table:table-cell table:style-name="ce3" table:formula="of:=SIN(PI()*2/257*[.FM$1]*[.$B21]*[.$B21])/[.$B21]/[.$B21]" office:value-type="float" office:value="0.00388470850078425">
            <text:p>0.0038847085</text:p>
          </table:table-cell>
          <table:table-cell table:style-name="ce3" table:formula="of:=SIN(PI()*2/257*[.FN$1]*[.$B21]*[.$B21])/[.$B21]/[.$B21]" office:value-type="float" office:value="0.0042773944390745">
            <text:p>0.0042773944</text:p>
          </table:table-cell>
          <table:table-cell table:style-name="ce3" table:formula="of:=SIN(PI()*2/257*[.FO$1]*[.$B21]*[.$B21])/[.$B21]/[.$B21]" office:value-type="float" office:value="0.00218289879557445">
            <text:p>0.0021828988</text:p>
          </table:table-cell>
          <table:table-cell table:style-name="ce3" table:formula="of:=SIN(PI()*2/257*[.FP$1]*[.$B21]*[.$B21])/[.$B21]/[.$B21]" office:value-type="float" office:value="-0.00118088958129373">
            <text:p>-0.0011808896</text:p>
          </table:table-cell>
          <table:table-cell table:style-name="ce3" table:formula="of:=SIN(PI()*2/257*[.FQ$1]*[.$B21]*[.$B21])/[.$B21]/[.$B21]" office:value-type="float" office:value="-0.00385802470264455">
            <text:p>-0.0038580247</text:p>
          </table:table-cell>
          <table:table-cell table:style-name="ce3" table:formula="of:=SIN(PI()*2/257*[.FR$1]*[.$B21]*[.$B21])/[.$B21]/[.$B21]" office:value-type="float" office:value="-0.00429182965672027">
            <text:p>-0.0042918297</text:p>
          </table:table-cell>
          <table:table-cell table:style-name="ce3" table:formula="of:=SIN(PI()*2/257*[.FS$1]*[.$B21]*[.$B21])/[.$B21]/[.$B21]" office:value-type="float" office:value="-0.00223005936600172">
            <text:p>-0.0022300594</text:p>
          </table:table-cell>
          <table:table-cell table:style-name="ce3" table:formula="of:=SIN(PI()*2/257*[.FT$1]*[.$B21]*[.$B21])/[.$B21]/[.$B21]" office:value-type="float" office:value="0.00112842617050977">
            <text:p>0.0011284262</text:p>
          </table:table-cell>
          <table:table-cell table:style-name="ce3" table:formula="of:=SIN(PI()*2/257*[.FU$1]*[.$B21]*[.$B21])/[.$B21]/[.$B21]" office:value-type="float" office:value="0.00383076441275703">
            <text:p>0.0038307644</text:p>
          </table:table-cell>
          <table:table-cell table:style-name="ce3" table:formula="of:=SIN(PI()*2/257*[.FV$1]*[.$B21]*[.$B21])/[.$B21]/[.$B21]" office:value-type="float" office:value="0.00430562356059285">
            <text:p>0.0043056236</text:p>
          </table:table-cell>
          <table:table-cell table:style-name="ce3" table:formula="of:=SIN(PI()*2/257*[.FW$1]*[.$B21]*[.$B21])/[.$B21]/[.$B21]" office:value-type="float" office:value="0.0022768867061047">
            <text:p>0.0022768867</text:p>
          </table:table-cell>
          <table:table-cell table:style-name="ce3" table:formula="of:=SIN(PI()*2/257*[.FX$1]*[.$B21]*[.$B21])/[.$B21]/[.$B21]" office:value-type="float" office:value="-0.00107579414277296">
            <text:p>-0.0010757941</text:p>
          </table:table-cell>
          <table:table-cell table:style-name="ce3" table:formula="of:=SIN(PI()*2/257*[.FY$1]*[.$B21]*[.$B21])/[.$B21]/[.$B21]" office:value-type="float" office:value="-0.0038029317045355">
            <text:p>-0.0038029317</text:p>
          </table:table-cell>
          <table:table-cell table:style-name="ce3" table:formula="of:=SIN(PI()*2/257*[.FZ$1]*[.$B21]*[.$B21])/[.$B21]/[.$B21]" office:value-type="float" office:value="-0.00431877408951513">
            <text:p>-0.0043187741</text:p>
          </table:table-cell>
          <table:table-cell table:style-name="ce3" table:formula="of:=SIN(PI()*2/257*[.GA$1]*[.$B21]*[.$B21])/[.$B21]/[.$B21]" office:value-type="float" office:value="-0.00232337381863078">
            <text:p>-0.0023233738</text:p>
          </table:table-cell>
          <table:table-cell table:style-name="ce3" table:formula="of:=SIN(PI()*2/257*[.GB$1]*[.$B21]*[.$B21])/[.$B21]/[.$B21]" office:value-type="float" office:value="0.0010230013627085">
            <text:p>0.0010230014</text:p>
          </table:table-cell>
          <table:table-cell table:style-name="ce3" table:formula="of:=SIN(PI()*2/257*[.GC$1]*[.$B21]*[.$B21])/[.$B21]/[.$B21]" office:value-type="float" office:value="0.00377453073692989">
            <text:p>0.0037745307</text:p>
          </table:table-cell>
          <table:table-cell table:style-name="ce3" table:formula="of:=SIN(PI()*2/257*[.GD$1]*[.$B21]*[.$B21])/[.$B21]/[.$B21]" office:value-type="float" office:value="0.00433127927844785">
            <text:p>0.0043312793</text:p>
          </table:table-cell>
          <table:table-cell table:style-name="ce3" table:formula="of:=SIN(PI()*2/257*[.GE$1]*[.$B21]*[.$B21])/[.$B21]/[.$B21]" office:value-type="float" office:value="0.00236951375716682">
            <text:p>0.0023695138</text:p>
          </table:table-cell>
          <table:table-cell table:style-name="ce3" table:formula="of:=SIN(PI()*2/257*[.GF$1]*[.$B21]*[.$B21])/[.$B21]/[.$B21]" office:value-type="float" office:value="-0.000970055718967677">
            <text:p>-0.0009700557</text:p>
          </table:table-cell>
          <table:table-cell table:style-name="ce3" table:formula="of:=SIN(PI()*2/257*[.GG$1]*[.$B21]*[.$B21])/[.$B21]/[.$B21]" office:value-type="float" office:value="-0.00374556575380118">
            <text:p>-0.0037455658</text:p>
          </table:table-cell>
          <table:table-cell table:style-name="ce3" table:formula="of:=SIN(PI()*2/257*[.GH$1]*[.$B21]*[.$B21])/[.$B21]/[.$B21]" office:value-type="float" office:value="-0.00434313725878203">
            <text:p>-0.0043431373</text:p>
          </table:table-cell>
          <table:table-cell table:style-name="ce3" table:formula="of:=SIN(PI()*2/257*[.GI$1]*[.$B21]*[.$B21])/[.$B21]/[.$B21]" office:value-type="float" office:value="-0.00241529962717503">
            <text:p>-0.0024152996</text:p>
          </table:table-cell>
          <table:table-cell table:style-name="ce3" table:formula="of:=SIN(PI()*2/257*[.GJ$1]*[.$B21]*[.$B21])/[.$B21]/[.$B21]" office:value-type="float" office:value="0.000916965123039741">
            <text:p>0.0009169651</text:p>
          </table:table-cell>
          <table:table-cell table:style-name="ce3" table:formula="of:=SIN(PI()*2/257*[.GK$1]*[.$B21]*[.$B21])/[.$B21]/[.$B21]" office:value-type="float" office:value="0.0037160410832898">
            <text:p>0.0037160411</text:p>
          </table:table-cell>
          <table:table-cell table:style-name="ce3" table:formula="of:=SIN(PI()*2/257*[.GL$1]*[.$B21]*[.$B21])/[.$B21]/[.$B21]" office:value-type="float" office:value="0.00435434625861938">
            <text:p>0.0043543463</text:p>
          </table:table-cell>
          <table:table-cell table:style-name="ce3" table:formula="of:=SIN(PI()*2/257*[.GM$1]*[.$B21]*[.$B21])/[.$B21]/[.$B21]" office:value-type="float" office:value="0.0024607245870245">
            <text:p>0.0024607246</text:p>
          </table:table-cell>
          <table:table-cell table:style-name="ce3" table:formula="of:=SIN(PI()*2/257*[.GN$1]*[.$B21]*[.$B21])/[.$B21]/[.$B21]" office:value-type="float" office:value="-0.000863737508074651">
            <text:p>-0.0008637375</text:p>
          </table:table-cell>
          <table:table-cell table:style-name="ce3" table:formula="of:=SIN(PI()*2/257*[.GO$1]*[.$B21]*[.$B21])/[.$B21]/[.$B21]" office:value-type="float" office:value="-0.00368596113716894">
            <text:p>-0.0036859611</text:p>
          </table:table-cell>
          <table:table-cell table:style-name="ce3" table:formula="of:=SIN(PI()*2/257*[.GP$1]*[.$B21]*[.$B21])/[.$B21]/[.$B21]" office:value-type="float" office:value="-0.0043649046030363">
            <text:p>-0.0043649046</text:p>
          </table:table-cell>
          <table:table-cell table:style-name="ce3" table:formula="of:=SIN(PI()*2/257*[.GQ$1]*[.$B21]*[.$B21])/[.$B21]/[.$B21]" office:value-type="float" office:value="-0.00250578184901811">
            <text:p>-0.0025057818</text:p>
          </table:table-cell>
          <table:table-cell table:style-name="ce3" table:formula="of:=SIN(PI()*2/257*[.GR$1]*[.$B21]*[.$B21])/[.$B21]/[.$B21]" office:value-type="float" office:value="0.00081038082769914">
            <text:p>0.0008103808</text:p>
          </table:table-cell>
          <table:table-cell table:style-name="ce3" table:formula="of:=SIN(PI()*2/257*[.GS$1]*[.$B21]*[.$B21])/[.$B21]/[.$B21]" office:value-type="float" office:value="0.00365533041018449">
            <text:p>0.0036553304</text:p>
          </table:table-cell>
          <table:table-cell table:style-name="ce3" table:formula="of:=SIN(PI()*2/257*[.GT$1]*[.$B21]*[.$B21])/[.$B21]/[.$B21]" office:value-type="float" office:value="0.00437481071433522">
            <text:p>0.0043748107</text:p>
          </table:table-cell>
          <table:table-cell table:style-name="ce3" table:formula="of:=SIN(PI()*2/257*[.GU$1]*[.$B21]*[.$B21])/[.$B21]/[.$B21]" office:value-type="float" office:value="0.00255046468039632">
            <text:p>0.0025504647</text:p>
          </table:table-cell>
          <table:table-cell table:style-name="ce3" table:formula="of:=SIN(PI()*2/257*[.GV$1]*[.$B21]*[.$B21])/[.$B21]/[.$B21]" office:value-type="float" office:value="-0.00075690305482378">
            <text:p>-0.0007569031</text:p>
          </table:table-cell>
          <table:table-cell table:style-name="ce3" table:formula="of:=SIN(PI()*2/257*[.GW$1]*[.$B21]*[.$B21])/[.$B21]/[.$B21]" office:value-type="float" office:value="-0.0036241534793831">
            <text:p>-0.0036241535</text:p>
          </table:table-cell>
          <table:table-cell table:style-name="ce3" table:formula="of:=SIN(PI()*2/257*[.GX$1]*[.$B21]*[.$B21])/[.$B21]/[.$B21]" office:value-type="float" office:value="-0.00438406311227844">
            <text:p>-0.0043840631</text:p>
          </table:table-cell>
          <table:table-cell table:style-name="ce3" table:formula="of:=SIN(PI()*2/257*[.GY$1]*[.$B21]*[.$B21])/[.$B21]/[.$B21]" office:value-type="float" office:value="-0.00259476640435537">
            <text:p>-0.0025947664</text:p>
          </table:table-cell>
          <table:table-cell table:style-name="ce3" table:formula="of:=SIN(PI()*2/257*[.GZ$1]*[.$B21]*[.$B21])/[.$B21]/[.$B21]" office:value-type="float" office:value="0.000703312180450597">
            <text:p>0.0007033122</text:p>
          </table:table-cell>
          <table:table-cell table:style-name="ce3" table:formula="of:=SIN(PI()*2/257*[.HA$1]*[.$B21]*[.$B21])/[.$B21]/[.$B21]" office:value-type="float" office:value="0.0035924350034312">
            <text:p>0.003592435</text:p>
          </table:table-cell>
          <table:table-cell table:style-name="ce3" table:formula="of:=SIN(PI()*2/257*[.HB$1]*[.$B21]*[.$B21])/[.$B21]/[.$B21]" office:value-type="float" office:value="0.00439266041431121">
            <text:p>0.0043926604</text:p>
          </table:table-cell>
          <table:table-cell table:style-name="ce3" table:formula="of:=SIN(PI()*2/257*[.HC$1]*[.$B21]*[.$B21])/[.$B21]/[.$B21]" office:value-type="float" office:value="0.00263868040103655">
            <text:p>0.0026386804</text:p>
          </table:table-cell>
          <table:table-cell table:style-name="ce3" table:formula="of:=SIN(PI()*2/257*[.HD$1]*[.$B21]*[.$B21])/[.$B21]/[.$B21]" office:value-type="float" office:value="-0.000649616212488971">
            <text:p>-0.0006496162</text:p>
          </table:table-cell>
          <table:table-cell table:style-name="ce3" table:formula="of:=SIN(PI()*2/257*[.HE$1]*[.$B21]*[.$B21])/[.$B21]/[.$B21]" office:value-type="float" office:value="-0.00356017972191296">
            <text:p>-0.0035601797</text:p>
          </table:table-cell>
          <table:table-cell table:style-name="ce3" table:formula="of:=SIN(PI()*2/257*[.HF$1]*[.$B21]*[.$B21])/[.$B21]/[.$B21]" office:value-type="float" office:value="-0.0044006013357674">
            <text:p>-0.0044006013</text:p>
          </table:table-cell>
          <table:table-cell table:style-name="ce3" table:formula="of:=SIN(PI()*2/257*[.HG$1]*[.$B21]*[.$B21])/[.$B21]/[.$B21]" office:value-type="float" office:value="-0.00268220010851637">
            <text:p>-0.0026822001</text:p>
          </table:table-cell>
          <table:table-cell table:style-name="ce3" table:formula="of:=SIN(PI()*2/257*[.HH$1]*[.$B21]*[.$B21])/[.$B21]/[.$B21]" office:value-type="float" office:value="0.000595823174545087">
            <text:p>0.0005958232</text:p>
          </table:table-cell>
          <table:table-cell table:style-name="ce3" table:formula="of:=SIN(PI()*2/257*[.HI$1]*[.$B21]*[.$B21])/[.$B21]/[.$B21]" office:value-type="float" office:value="0.00352739245462797">
            <text:p>0.0035273925</text:p>
          </table:table-cell>
          <table:table-cell table:style-name="ce3" table:formula="of:=SIN(PI()*2/257*[.HJ$1]*[.$B21]*[.$B21])/[.$B21]/[.$B21]" office:value-type="float" office:value="0.00440788469006165">
            <text:p>0.0044078847</text:p>
          </table:table-cell>
          <table:table-cell table:style-name="ce3" table:formula="of:=SIN(PI()*2/257*[.HK$1]*[.$B21]*[.$B21])/[.$B21]/[.$B21]" office:value-type="float" office:value="0.00272531902379029">
            <text:p>0.002725319</text:p>
          </table:table-cell>
          <table:table-cell table:style-name="ce3" table:formula="of:=SIN(PI()*2/257*[.HL$1]*[.$B21]*[.$B21])/[.$B21]/[.$B21]" office:value-type="float" office:value="-0.000541941104732957">
            <text:p>-0.0005419411</text:p>
          </table:table-cell>
          <table:table-cell table:style-name="ce3" table:formula="of:=SIN(PI()*2/257*[.HM$1]*[.$B21]*[.$B21])/[.$B21]/[.$B21]" office:value-type="float" office:value="-0.00349407810086809">
            <text:p>-0.0034940781</text:p>
          </table:table-cell>
          <table:table-cell table:style-name="ce3" table:formula="of:=SIN(PI()*2/257*[.HN$1]*[.$B21]*[.$B21])/[.$B21]/[.$B21]" office:value-type="float" office:value="-0.00441450938886652">
            <text:p>-0.0044145094</text:p>
          </table:table-cell>
          <table:table-cell table:style-name="ce3" table:formula="of:=SIN(PI()*2/257*[.HO$1]*[.$B21]*[.$B21])/[.$B21]/[.$B21]" office:value-type="float" office:value="-0.00276803070374519">
            <text:p>-0.0027680307</text:p>
          </table:table-cell>
          <table:table-cell table:style-name="ce3" table:formula="of:=SIN(PI()*2/257*[.HP$1]*[.$B21]*[.$B21])/[.$B21]/[.$B21]" office:value-type="float" office:value="0.000487978054473346">
            <text:p>0.0004879781</text:p>
          </table:table-cell>
          <table:table-cell table:style-name="ce3" table:formula="of:=SIN(PI()*2/257*[.HQ$1]*[.$B21]*[.$B21])/[.$B21]/[.$B21]" office:value-type="float" office:value="0.00346024163868594">
            <text:p>0.0034602416</text:p>
          </table:table-cell>
          <table:table-cell table:style-name="ce3" table:formula="of:=SIN(PI()*2/257*[.HR$1]*[.$B21]*[.$B21])/[.$B21]/[.$B21]" office:value-type="float" office:value="0.00442047444227574">
            <text:p>0.0044204744</text:p>
          </table:table-cell>
          <table:table-cell table:style-name="ce3" table:formula="of:=SIN(PI()*2/257*[.HS$1]*[.$B21]*[.$B21])/[.$B21]/[.$B21]" office:value-type="float" office:value="0.00281032876611419">
            <text:p>0.0028103288</text:p>
          </table:table-cell>
          <table:table-cell table:style-name="ce3" table:formula="of:=SIN(PI()*2/257*[.HT$1]*[.$B21]*[.$B21])/[.$B21]/[.$B21]" office:value-type="float" office:value="-0.000433942087281638">
            <text:p>-0.0004339421</text:p>
          </table:table-cell>
          <table:table-cell table:style-name="ce3" table:formula="of:=SIN(PI()*2/257*[.HU$1]*[.$B21]*[.$B21])/[.$B21]/[.$B21]" office:value-type="float" office:value="-0.00342588812415109">
            <text:p>-0.0034258881</text:p>
          </table:table-cell>
          <table:table-cell table:style-name="ce3" table:formula="of:=SIN(PI()*2/257*[.HV$1]*[.$B21]*[.$B21])/[.$B21]/[.$B21]" office:value-type="float" office:value="-0.00442577895895096">
            <text:p>-0.004425779</text:p>
          </table:table-cell>
          <table:table-cell table:style-name="ce3" table:formula="of:=SIN(PI()*2/257*[.HW$1]*[.$B21]*[.$B21])/[.$B21]/[.$B21]" office:value-type="float" office:value="-0.00285220689044222">
            <text:p>-0.0028522069</text:p>
          </table:table-cell>
          <table:table-cell table:style-name="ce3" table:formula="of:=SIN(PI()*2/257*[.HX$1]*[.$B21]*[.$B21])/[.$B21]/[.$B21]" office:value-type="float" office:value="0.000379841277573969">
            <text:p>0.0003798413</text:p>
          </table:table-cell>
          <table:table-cell table:style-name="ce3" table:formula="of:=SIN(PI()*2/257*[.HY$1]*[.$B21]*[.$B21])/[.$B21]/[.$B21]" office:value-type="float" office:value="0.00339102269059447">
            <text:p>0.0033910227</text:p>
          </table:table-cell>
          <table:table-cell table:style-name="ce3" table:formula="of:=SIN(PI()*2/257*[.HZ$1]*[.$B21]*[.$B21])/[.$B21]/[.$B21]" office:value-type="float" office:value="0.00443042214625607">
            <text:p>0.0044304221</text:p>
          </table:table-cell>
          <table:table-cell table:style-name="ce3" table:formula="of:=SIN(PI()*2/257*[.IA$1]*[.$B21]*[.$B21])/[.$B21]/[.$B21]" office:value-type="float" office:value="0.00289365881901792">
            <text:p>0.0028936588</text:p>
          </table:table-cell>
          <table:table-cell table:style-name="ce3" table:formula="of:=SIN(PI()*2/257*[.IB$1]*[.$B21]*[.$B21])/[.$B21]/[.$B21]" office:value-type="float" office:value="-0.000325683709449637">
            <text:p>-0.0003256837</text:p>
          </table:table-cell>
          <table:table-cell table:style-name="ce3" table:formula="of:=SIN(PI()*2/257*[.IC$1]*[.$B21]*[.$B21])/[.$B21]/[.$B21]" office:value-type="float" office:value="-0.00335565054784206">
            <text:p>-0.0033556505</text:p>
          </table:table-cell>
          <table:table-cell table:style-name="ce3" table:formula="of:=SIN(PI()*2/257*[.ID$1]*[.$B21]*[.$B21])/[.$B21]/[.$B21]" office:value-type="float" office:value="-0.00443440331037505">
            <text:p>-0.0044344033</text:p>
          </table:table-cell>
          <table:table-cell table:style-name="ce3" table:formula="of:=SIN(PI()*2/257*[.IE$1]*[.$B21]*[.$B21])/[.$B21]/[.$B21]" office:value-type="float" office:value="-0.00293467835782109">
            <text:p>-0.0029346784</text:p>
          </table:table-cell>
          <table:table-cell table:style-name="ce3" table:formula="of:=SIN(PI()*2/257*[.IF$1]*[.$B21]*[.$B21])/[.$B21]/[.$B21]" office:value-type="float" office:value="0.000271477475499234">
            <text:p>0.0002714775</text:p>
          </table:table-cell>
          <table:table-cell table:style-name="ce3" table:formula="of:=SIN(PI()*2/257*[.IG$1]*[.$B21]*[.$B21])/[.$B21]/[.$B21]" office:value-type="float" office:value="0.00331977698143305">
            <text:p>0.003319777</text:p>
          </table:table-cell>
          <table:table-cell table:style-name="ce3" table:formula="of:=SIN(PI()*2/257*[.IH$1]*[.$B21]*[.$B21])/[.$B21]/[.$B21]" office:value-type="float" office:value="0.00443772185641596">
            <text:p>0.0044377219</text:p>
          </table:table-cell>
          <table:table-cell table:style-name="ce3" table:formula="of:=SIN(PI()*2/257*[.II$1]*[.$B21]*[.$B21])/[.$B21]/[.$B21]" office:value-type="float" office:value="0.00297525937743599">
            <text:p>0.0029752594</text:p>
          </table:table-cell>
          <table:table-cell table:style-name="ce3" table:formula="of:=SIN(PI()*2/257*[.IJ$1]*[.$B21]*[.$B21])/[.$B21]/[.$B21]" office:value-type="float" office:value="-0.000217230675575248">
            <text:p>-0.0002172307</text:p>
          </table:table-cell>
          <table:table-cell table:style-name="ce3" table:formula="of:=SIN(PI()*2/257*[.IK$1]*[.$B21]*[.$B21])/[.$B21]/[.$B21]" office:value-type="float" office:value="-0.00328340735183663">
            <text:p>-0.0032834074</text:p>
          </table:table-cell>
          <table:table-cell table:style-name="ce3" table:formula="of:=SIN(PI()*2/257*[.IL$1]*[.$B21]*[.$B21])/[.$B21]/[.$B21]" office:value-type="float" office:value="-0.00444037728849954">
            <text:p>-0.0044403773</text:p>
          </table:table-cell>
          <table:table-cell table:style-name="ce3" table:formula="of:=SIN(PI()*2/257*[.IM$1]*[.$B21]*[.$B21])/[.$B21]/[.$B21]" office:value-type="float" office:value="-0.00301539581397866">
            <text:p>-0.0030153958</text:p>
          </table:table-cell>
          <table:table-cell table:style-name="ce3" table:formula="of:=SIN(PI()*2/257*[.IN$1]*[.$B21]*[.$B21])/[.$B21]/[.$B21]" office:value-type="float" office:value="0.000162951415596846">
            <text:p>0.0001629514</text:p>
          </table:table-cell>
          <table:table-cell table:style-name="ce3" table:formula="of:=SIN(PI()*2/257*[.IO$1]*[.$B21]*[.$B21])/[.$B21]/[.$B21]" office:value-type="float" office:value="0.00324654709364446">
            <text:p>0.0032465471</text:p>
          </table:table-cell>
          <table:table-cell table:style-name="ce3" table:formula="of:=SIN(PI()*2/257*[.IP$1]*[.$B21]*[.$B21])/[.$B21]/[.$B21]" office:value-type="float" office:value="0.00444236920983329">
            <text:p>0.0044423692</text:p>
          </table:table-cell>
          <table:table-cell table:style-name="ce3" table:formula="of:=SIN(PI()*2/257*[.IQ$1]*[.$B21]*[.$B21])/[.$B21]/[.$B21]" office:value-type="float" office:value="0.00305508166999539">
            <text:p>0.0030550817</text:p>
          </table:table-cell>
          <table:table-cell table:style-name="ce3" table:formula="of:=SIN(PI()*2/257*[.IR$1]*[.$B21]*[.$B21])/[.$B21]/[.$B21]" office:value-type="float" office:value="-0.000108647806332582">
            <text:p>-0.0001086478</text:p>
          </table:table-cell>
          <table:table-cell table:style-name="ce3" table:formula="of:=SIN(PI()*2/257*[.IS$1]*[.$B21]*[.$B21])/[.$B21]/[.$B21]" office:value-type="float" office:value="-0.00320920171476251">
            <text:p>-0.0032092017</text:p>
          </table:table-cell>
          <table:table-cell table:style-name="ce3" table:formula="of:=SIN(PI()*2/257*[.IT$1]*[.$B21]*[.$B21])/[.$B21]/[.$B21]" office:value-type="float" office:value="-0.00444369732277121">
            <text:p>-0.0044436973</text:p>
          </table:table-cell>
          <table:table-cell table:style-name="ce3" table:formula="of:=SIN(PI()*2/257*[.IU$1]*[.$B21]*[.$B21])/[.$B21]/[.$B21]" office:value-type="float" office:value="-0.00309431101535976">
            <text:p>-0.003094311</text:p>
          </table:table-cell>
          <table:table-cell table:style-name="ce3" table:formula="of:=SIN(PI()*2/257*[.IV$1]*[.$B21]*[.$B21])/[.$B21]/[.$B21]" office:value-type="float" office:value="0.0000543279621894425">
            <text:p>0.000054328</text:p>
          </table:table-cell>
          <table:table-cell table:style-name="ce3" table:formula="of:=SIN(PI()*2/257*[.IW$1]*[.$B21]*[.$B21])/[.$B21]/[.$B21]" office:value-type="float" office:value="0.00317137679558395">
            <text:p>0.0031713768</text:p>
          </table:table-cell>
          <table:table-cell table:style-name="ce3" table:formula="of:=SIN(PI()*2/257*[.IX$1]*[.$B21]*[.$B21])/[.$B21]/[.$B21]" office:value-type="float" office:value="0.00444436142885773">
            <text:p>0.0044443614</text:p>
          </table:table-cell>
          <table:table-cell table:style-name="ce3" table:formula="of:=SIN(PI()*2/257*[.IY$1]*[.$B21]*[.$B21])/[.$B21]/[.$B21]" office:value-type="float" office:value="0.00313307798816174">
            <text:p>0.0031330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3" table:formula="of:=SIN(PI()*2/257*[.C$1]*[.$B22]*[.$B22])/[.$B22]/[.$B22]" office:value-type="float" office:value="0">
            <text:p>0</text:p>
          </table:table-cell>
          <table:table-cell table:style-name="ce3" table:formula="of:=SIN(PI()*2/257*[.D$1]*[.$B22]*[.$B22])/[.$B22]/[.$B22]" office:value-type="float" office:value="-0.0000954912360341597">
            <text:p>-9.54912360341597E-005</text:p>
          </table:table-cell>
          <table:table-cell table:style-name="ce3" table:formula="of:=SIN(PI()*2/257*[.E$1]*[.$B22]*[.$B22])/[.$B22]/[.$B22]" office:value-type="float" office:value="-0.000190925398454435">
            <text:p>-0.0001909254</text:p>
          </table:table-cell>
          <table:table-cell table:style-name="ce3" table:formula="of:=SIN(PI()*2/257*[.F$1]*[.$B22]*[.$B22])/[.$B22]/[.$B22]" office:value-type="float" office:value="-0.000286245447758943">
            <text:p>-0.0002862454</text:p>
          </table:table-cell>
          <table:table-cell table:style-name="ce3" table:formula="of:=SIN(PI()*2/257*[.G$1]*[.$B22]*[.$B22])/[.$B22]/[.$B22]" office:value-type="float" office:value="-0.000381394412649431">
            <text:p>-0.0003813944</text:p>
          </table:table-cell>
          <table:table-cell table:style-name="ce3" table:formula="of:=SIN(PI()*2/257*[.H$1]*[.$B22]*[.$B22])/[.$B22]/[.$B22]" office:value-type="float" office:value="-0.000476315424082103">
            <text:p>-0.0004763154</text:p>
          </table:table-cell>
          <table:table-cell table:style-name="ce3" table:formula="of:=SIN(PI()*2/257*[.I$1]*[.$B22]*[.$B22])/[.$B22]/[.$B22]" office:value-type="float" office:value="-0.000570951749257361">
            <text:p>-0.0005709517</text:p>
          </table:table-cell>
          <table:table-cell table:style-name="ce3" table:formula="of:=SIN(PI()*2/257*[.J$1]*[.$B22]*[.$B22])/[.$B22]/[.$B22]" office:value-type="float" office:value="-0.00066524682552817">
            <text:p>-0.0006652468</text:p>
          </table:table-cell>
          <table:table-cell table:style-name="ce3" table:formula="of:=SIN(PI()*2/257*[.K$1]*[.$B22]*[.$B22])/[.$B22]/[.$B22]" office:value-type="float" office:value="-0.000759144294206521">
            <text:p>-0.0007591443</text:p>
          </table:table-cell>
          <table:table-cell table:style-name="ce3" table:formula="of:=SIN(PI()*2/257*[.L$1]*[.$B22]*[.$B22])/[.$B22]/[.$B22]" office:value-type="float" office:value="-0.000852588034248304">
            <text:p>-0.000852588</text:p>
          </table:table-cell>
          <table:table-cell table:style-name="ce3" table:formula="of:=SIN(PI()*2/257*[.M$1]*[.$B22]*[.$B22])/[.$B22]/[.$B22]" office:value-type="float" office:value="-0.000945522195795899">
            <text:p>-0.0009455222</text:p>
          </table:table-cell>
          <table:table-cell table:style-name="ce3" table:formula="of:=SIN(PI()*2/257*[.N$1]*[.$B22]*[.$B22])/[.$B22]/[.$B22]" office:value-type="float" office:value="-0.00103789123355868">
            <text:p>-0.0010378912</text:p>
          </table:table-cell>
          <table:table-cell table:style-name="ce3" table:formula="of:=SIN(PI()*2/257*[.O$1]*[.$B22]*[.$B22])/[.$B22]/[.$B22]" office:value-type="float" office:value="-0.00112963994001172">
            <text:p>-0.0011296399</text:p>
          </table:table-cell>
          <table:table-cell table:style-name="ce3" table:formula="of:=SIN(PI()*2/257*[.P$1]*[.$B22]*[.$B22])/[.$B22]/[.$B22]" office:value-type="float" office:value="-0.00122071347839235">
            <text:p>-0.0012207135</text:p>
          </table:table-cell>
          <table:table-cell table:style-name="ce3" table:formula="of:=SIN(PI()*2/257*[.Q$1]*[.$B22]*[.$B22])/[.$B22]/[.$B22]" office:value-type="float" office:value="-0.00131105741547535">
            <text:p>-0.0013110574</text:p>
          </table:table-cell>
          <table:table-cell table:style-name="ce3" table:formula="of:=SIN(PI()*2/257*[.R$1]*[.$B22]*[.$B22])/[.$B22]/[.$B22]" office:value-type="float" office:value="-0.00140061775410655">
            <text:p>-0.0014006178</text:p>
          </table:table-cell>
          <table:table-cell table:style-name="ce3" table:formula="of:=SIN(PI()*2/257*[.S$1]*[.$B22]*[.$B22])/[.$B22]/[.$B22]" office:value-type="float" office:value="-0.00148934096547648">
            <text:p>-0.001489341</text:p>
          </table:table-cell>
          <table:table-cell table:style-name="ce3" table:formula="of:=SIN(PI()*2/257*[.T$1]*[.$B22]*[.$B22])/[.$B22]/[.$B22]" office:value-type="float" office:value="-0.00157717402111342">
            <text:p>-0.001577174</text:p>
          </table:table-cell>
          <table:table-cell table:style-name="ce3" table:formula="of:=SIN(PI()*2/257*[.U$1]*[.$B22]*[.$B22])/[.$B22]/[.$B22]" office:value-type="float" office:value="-0.0016640644245778">
            <text:p>-0.0016640644</text:p>
          </table:table-cell>
          <table:table-cell table:style-name="ce3" table:formula="of:=SIN(PI()*2/257*[.V$1]*[.$B22]*[.$B22])/[.$B22]/[.$B22]" office:value-type="float" office:value="-0.00174996024283847">
            <text:p>-0.0017499602</text:p>
          </table:table-cell>
          <table:table-cell table:style-name="ce3" table:formula="of:=SIN(PI()*2/257*[.W$1]*[.$B22]*[.$B22])/[.$B22]/[.$B22]" office:value-type="float" office:value="-0.00183481013731216">
            <text:p>-0.0018348101</text:p>
          </table:table-cell>
          <table:table-cell table:style-name="ce3" table:formula="of:=SIN(PI()*2/257*[.X$1]*[.$B22]*[.$B22])/[.$B22]/[.$B22]" office:value-type="float" office:value="-0.0019185633945479">
            <text:p>-0.0019185634</text:p>
          </table:table-cell>
          <table:table-cell table:style-name="ce3" table:formula="of:=SIN(PI()*2/257*[.Y$1]*[.$B22]*[.$B22])/[.$B22]/[.$B22]" office:value-type="float" office:value="-0.00200116995653777">
            <text:p>-0.00200117</text:p>
          </table:table-cell>
          <table:table-cell table:style-name="ce3" table:formula="of:=SIN(PI()*2/257*[.Z$1]*[.$B22]*[.$B22])/[.$B22]/[.$B22]" office:value-type="float" office:value="-0.00208258045063533">
            <text:p>-0.0020825805</text:p>
          </table:table-cell>
          <table:table-cell table:style-name="ce3" table:formula="of:=SIN(PI()*2/257*[.AA$1]*[.$B22]*[.$B22])/[.$B22]/[.$B22]" office:value-type="float" office:value="-0.00216274621906521">
            <text:p>-0.0021627462</text:p>
          </table:table-cell>
          <table:table-cell table:style-name="ce3" table:formula="of:=SIN(PI()*2/257*[.AB$1]*[.$B22]*[.$B22])/[.$B22]/[.$B22]" office:value-type="float" office:value="-0.00224161934800528">
            <text:p>-0.0022416193</text:p>
          </table:table-cell>
          <table:table-cell table:style-name="ce3" table:formula="of:=SIN(PI()*2/257*[.AC$1]*[.$B22]*[.$B22])/[.$B22]/[.$B22]" office:value-type="float" office:value="-0.00231915269622342">
            <text:p>-0.0023191527</text:p>
          </table:table-cell>
          <table:table-cell table:style-name="ce3" table:formula="of:=SIN(PI()*2/257*[.AD$1]*[.$B22]*[.$B22])/[.$B22]/[.$B22]" office:value-type="float" office:value="-0.00239529992325379">
            <text:p>-0.0023952999</text:p>
          </table:table-cell>
          <table:table-cell table:style-name="ce3" table:formula="of:=SIN(PI()*2/257*[.AE$1]*[.$B22]*[.$B22])/[.$B22]/[.$B22]" office:value-type="float" office:value="-0.00247001551709314">
            <text:p>-0.0024700155</text:p>
          </table:table-cell>
          <table:table-cell table:style-name="ce3" table:formula="of:=SIN(PI()*2/257*[.AF$1]*[.$B22]*[.$B22])/[.$B22]/[.$B22]" office:value-type="float" office:value="-0.00254325482140297">
            <text:p>-0.0025432548</text:p>
          </table:table-cell>
          <table:table-cell table:style-name="ce3" table:formula="of:=SIN(PI()*2/257*[.AG$1]*[.$B22]*[.$B22])/[.$B22]/[.$B22]" office:value-type="float" office:value="-0.00261497406220011">
            <text:p>-0.0026149741</text:p>
          </table:table-cell>
          <table:table-cell table:style-name="ce3" table:formula="of:=SIN(PI()*2/257*[.AH$1]*[.$B22]*[.$B22])/[.$B22]/[.$B22]" office:value-type="float" office:value="-0.00268513037401915">
            <text:p>-0.0026851304</text:p>
          </table:table-cell>
          <table:table-cell table:style-name="ce3" table:formula="of:=SIN(PI()*2/257*[.AI$1]*[.$B22]*[.$B22])/[.$B22]/[.$B22]" office:value-type="float" office:value="-0.00275368182553319">
            <text:p>-0.0027536818</text:p>
          </table:table-cell>
          <table:table-cell table:style-name="ce3" table:formula="of:=SIN(PI()*2/257*[.AJ$1]*[.$B22]*[.$B22])/[.$B22]/[.$B22]" office:value-type="float" office:value="-0.00282058744461487">
            <text:p>-0.0028205874</text:p>
          </table:table-cell>
          <table:table-cell table:style-name="ce3" table:formula="of:=SIN(PI()*2/257*[.AK$1]*[.$B22]*[.$B22])/[.$B22]/[.$B22]" office:value-type="float" office:value="-0.00288580724282509">
            <text:p>-0.0028858072</text:p>
          </table:table-cell>
          <table:table-cell table:style-name="ce3" table:formula="of:=SIN(PI()*2/257*[.AL$1]*[.$B22]*[.$B22])/[.$B22]/[.$B22]" office:value-type="float" office:value="-0.00294930223931366">
            <text:p>-0.0029493022</text:p>
          </table:table-cell>
          <table:table-cell table:style-name="ce3" table:formula="of:=SIN(PI()*2/257*[.AM$1]*[.$B22]*[.$B22])/[.$B22]/[.$B22]" office:value-type="float" office:value="-0.00301103448411703">
            <text:p>-0.0030110345</text:p>
          </table:table-cell>
          <table:table-cell table:style-name="ce3" table:formula="of:=SIN(PI()*2/257*[.AN$1]*[.$B22]*[.$B22])/[.$B22]/[.$B22]" office:value-type="float" office:value="-0.00307096708084097">
            <text:p>-0.0030709671</text:p>
          </table:table-cell>
          <table:table-cell table:style-name="ce3" table:formula="of:=SIN(PI()*2/257*[.AO$1]*[.$B22]*[.$B22])/[.$B22]/[.$B22]" office:value-type="float" office:value="-0.00312906420871244">
            <text:p>-0.0031290642</text:p>
          </table:table-cell>
          <table:table-cell table:style-name="ce3" table:formula="of:=SIN(PI()*2/257*[.AP$1]*[.$B22]*[.$B22])/[.$B22]/[.$B22]" office:value-type="float" office:value="-0.0031852911439894">
            <text:p>-0.0031852911</text:p>
          </table:table-cell>
          <table:table-cell table:style-name="ce3" table:formula="of:=SIN(PI()*2/257*[.AQ$1]*[.$B22]*[.$B22])/[.$B22]/[.$B22]" office:value-type="float" office:value="-0.00323961428071473">
            <text:p>-0.0032396143</text:p>
          </table:table-cell>
          <table:table-cell table:style-name="ce3" table:formula="of:=SIN(PI()*2/257*[.AR$1]*[.$B22]*[.$B22])/[.$B22]/[.$B22]" office:value-type="float" office:value="-0.00329200115080167">
            <text:p>-0.0032920012</text:p>
          </table:table-cell>
          <table:table-cell table:style-name="ce3" table:formula="of:=SIN(PI()*2/257*[.AS$1]*[.$B22]*[.$B22])/[.$B22]/[.$B22]" office:value-type="float" office:value="-0.0033424204434396">
            <text:p>-0.0033424204</text:p>
          </table:table-cell>
          <table:table-cell table:style-name="ce3" table:formula="of:=SIN(PI()*2/257*[.AT$1]*[.$B22]*[.$B22])/[.$B22]/[.$B22]" office:value-type="float" office:value="-0.00339084202380845">
            <text:p>-0.003390842</text:p>
          </table:table-cell>
          <table:table-cell table:style-name="ce3" table:formula="of:=SIN(PI()*2/257*[.AU$1]*[.$B22]*[.$B22])/[.$B22]/[.$B22]" office:value-type="float" office:value="-0.00343723695108904">
            <text:p>-0.003437237</text:p>
          </table:table-cell>
          <table:table-cell table:style-name="ce3" table:formula="of:=SIN(PI()*2/257*[.AV$1]*[.$B22]*[.$B22])/[.$B22]/[.$B22]" office:value-type="float" office:value="-0.00348157749576111">
            <text:p>-0.0034815775</text:p>
          </table:table-cell>
          <table:table-cell table:style-name="ce3" table:formula="of:=SIN(PI()*2/257*[.AW$1]*[.$B22]*[.$B22])/[.$B22]/[.$B22]" office:value-type="float" office:value="-0.00352383715617663">
            <text:p>-0.0035238372</text:p>
          </table:table-cell>
          <table:table-cell table:style-name="ce3" table:formula="of:=SIN(PI()*2/257*[.AX$1]*[.$B22]*[.$B22])/[.$B22]/[.$B22]" office:value-type="float" office:value="-0.00356399067439939">
            <text:p>-0.0035639907</text:p>
          </table:table-cell>
          <table:table-cell table:style-name="ce3" table:formula="of:=SIN(PI()*2/257*[.AY$1]*[.$B22]*[.$B22])/[.$B22]/[.$B22]" office:value-type="float" office:value="-0.00360201405130158">
            <text:p>-0.0036020141</text:p>
          </table:table-cell>
          <table:table-cell table:style-name="ce3" table:formula="of:=SIN(PI()*2/257*[.AZ$1]*[.$B22]*[.$B22])/[.$B22]/[.$B22]" office:value-type="float" office:value="-0.00363788456090717">
            <text:p>-0.0036378846</text:p>
          </table:table-cell>
          <table:table-cell table:style-name="ce3" table:formula="of:=SIN(PI()*2/257*[.BA$1]*[.$B22]*[.$B22])/[.$B22]/[.$B22]" office:value-type="float" office:value="-0.00367158076397524">
            <text:p>-0.0036715808</text:p>
          </table:table-cell>
          <table:table-cell table:style-name="ce3" table:formula="of:=SIN(PI()*2/257*[.BB$1]*[.$B22]*[.$B22])/[.$B22]/[.$B22]" office:value-type="float" office:value="-0.00370308252081379">
            <text:p>-0.0037030825</text:p>
          </table:table-cell>
          <table:table-cell table:style-name="ce3" table:formula="of:=SIN(PI()*2/257*[.BC$1]*[.$B22]*[.$B22])/[.$B22]/[.$B22]" office:value-type="float" office:value="-0.00373237100331682">
            <text:p>-0.003732371</text:p>
          </table:table-cell>
          <table:table-cell table:style-name="ce3" table:formula="of:=SIN(PI()*2/257*[.BD$1]*[.$B22]*[.$B22])/[.$B22]/[.$B22]" office:value-type="float" office:value="-0.00375942870621791">
            <text:p>-0.0037594287</text:p>
          </table:table-cell>
          <table:table-cell table:style-name="ce3" table:formula="of:=SIN(PI()*2/257*[.BE$1]*[.$B22]*[.$B22])/[.$B22]/[.$B22]" office:value-type="float" office:value="-0.00378423945755239">
            <text:p>-0.0037842395</text:p>
          </table:table-cell>
          <table:table-cell table:style-name="ce3" table:formula="of:=SIN(PI()*2/257*[.BF$1]*[.$B22]*[.$B22])/[.$B22]/[.$B22]" office:value-type="float" office:value="-0.00380678842832338">
            <text:p>-0.0038067884</text:p>
          </table:table-cell>
          <table:table-cell table:style-name="ce3" table:formula="of:=SIN(PI()*2/257*[.BG$1]*[.$B22]*[.$B22])/[.$B22]/[.$B22]" office:value-type="float" office:value="-0.00382706214136476">
            <text:p>-0.0038270621</text:p>
          </table:table-cell>
          <table:table-cell table:style-name="ce3" table:formula="of:=SIN(PI()*2/257*[.BH$1]*[.$B22]*[.$B22])/[.$B22]/[.$B22]" office:value-type="float" office:value="-0.00384504847939622">
            <text:p>-0.0038450485</text:p>
          </table:table-cell>
          <table:table-cell table:style-name="ce3" table:formula="of:=SIN(PI()*2/257*[.BI$1]*[.$B22]*[.$B22])/[.$B22]/[.$B22]" office:value-type="float" office:value="-0.00386073669226573">
            <text:p>-0.0038607367</text:p>
          </table:table-cell>
          <table:table-cell table:style-name="ce3" table:formula="of:=SIN(PI()*2/257*[.BJ$1]*[.$B22]*[.$B22])/[.$B22]/[.$B22]" office:value-type="float" office:value="-0.00387411740337451">
            <text:p>-0.0038741174</text:p>
          </table:table-cell>
          <table:table-cell table:style-name="ce3" table:formula="of:=SIN(PI()*2/257*[.BK$1]*[.$B22]*[.$B22])/[.$B22]/[.$B22]" office:value-type="float" office:value="-0.00388518261528143">
            <text:p>-0.0038851826</text:p>
          </table:table-cell>
          <table:table-cell table:style-name="ce3" table:formula="of:=SIN(PI()*2/257*[.BL$1]*[.$B22]*[.$B22])/[.$B22]/[.$B22]" office:value-type="float" office:value="-0.00389392571448289">
            <text:p>-0.0038939257</text:p>
          </table:table-cell>
          <table:table-cell table:style-name="ce3" table:formula="of:=SIN(PI()*2/257*[.BM$1]*[.$B22]*[.$B22])/[.$B22]/[.$B22]" office:value-type="float" office:value="-0.00390034147536564">
            <text:p>-0.0039003415</text:p>
          </table:table-cell>
          <table:table-cell table:style-name="ce3" table:formula="of:=SIN(PI()*2/257*[.BN$1]*[.$B22]*[.$B22])/[.$B22]/[.$B22]" office:value-type="float" office:value="-0.00390442606333006">
            <text:p>-0.0039044261</text:p>
          </table:table-cell>
          <table:table-cell table:style-name="ce3" table:formula="of:=SIN(PI()*2/257*[.BO$1]*[.$B22]*[.$B22])/[.$B22]/[.$B22]" office:value-type="float" office:value="-0.00390617703708199">
            <text:p>-0.003906177</text:p>
          </table:table-cell>
          <table:table-cell table:style-name="ce3" table:formula="of:=SIN(PI()*2/257*[.BP$1]*[.$B22]*[.$B22])/[.$B22]/[.$B22]" office:value-type="float" office:value="-0.00390559335009188">
            <text:p>-0.0039055934</text:p>
          </table:table-cell>
          <table:table-cell table:style-name="ce3" table:formula="of:=SIN(PI()*2/257*[.BQ$1]*[.$B22]*[.$B22])/[.$B22]/[.$B22]" office:value-type="float" office:value="-0.00390267535122028">
            <text:p>-0.0039026754</text:p>
          </table:table-cell>
          <table:table-cell table:style-name="ce3" table:formula="of:=SIN(PI()*2/257*[.BR$1]*[.$B22]*[.$B22])/[.$B22]/[.$B22]" office:value-type="float" office:value="-0.00389742478450937">
            <text:p>-0.0038974248</text:p>
          </table:table-cell>
          <table:table-cell table:style-name="ce3" table:formula="of:=SIN(PI()*2/257*[.BS$1]*[.$B22]*[.$B22])/[.$B22]/[.$B22]" office:value-type="float" office:value="-0.00388984478814048">
            <text:p>-0.0038898448</text:p>
          </table:table-cell>
          <table:table-cell table:style-name="ce3" table:formula="of:=SIN(PI()*2/257*[.BT$1]*[.$B22]*[.$B22])/[.$B22]/[.$B22]" office:value-type="float" office:value="-0.00387993989255855">
            <text:p>-0.0038799399</text:p>
          </table:table-cell>
          <table:table-cell table:style-name="ce3" table:formula="of:=SIN(PI()*2/257*[.BU$1]*[.$B22]*[.$B22])/[.$B22]/[.$B22]" office:value-type="float" office:value="-0.00386771601776431">
            <text:p>-0.003867716</text:p>
          </table:table-cell>
          <table:table-cell table:style-name="ce3" table:formula="of:=SIN(PI()*2/257*[.BV$1]*[.$B22]*[.$B22])/[.$B22]/[.$B22]" office:value-type="float" office:value="-0.00385318046977595">
            <text:p>-0.0038531805</text:p>
          </table:table-cell>
          <table:table-cell table:style-name="ce3" table:formula="of:=SIN(PI()*2/257*[.BW$1]*[.$B22]*[.$B22])/[.$B22]/[.$B22]" office:value-type="float" office:value="-0.00383634193626257">
            <text:p>-0.0038363419</text:p>
          </table:table-cell>
          <table:table-cell table:style-name="ce3" table:formula="of:=SIN(PI()*2/257*[.BX$1]*[.$B22]*[.$B22])/[.$B22]/[.$B22]" office:value-type="float" office:value="-0.00381721048135142">
            <text:p>-0.0038172105</text:p>
          </table:table-cell>
          <table:table-cell table:style-name="ce3" table:formula="of:=SIN(PI()*2/257*[.BY$1]*[.$B22]*[.$B22])/[.$B22]/[.$B22]" office:value-type="float" office:value="-0.00379579753961304">
            <text:p>-0.0037957975</text:p>
          </table:table-cell>
          <table:table-cell table:style-name="ce3" table:formula="of:=SIN(PI()*2/257*[.BZ$1]*[.$B22]*[.$B22])/[.$B22]/[.$B22]" office:value-type="float" office:value="-0.00377211590922682">
            <text:p>-0.0037721159</text:p>
          </table:table-cell>
          <table:table-cell table:style-name="ce3" table:formula="of:=SIN(PI()*2/257*[.CA$1]*[.$B22]*[.$B22])/[.$B22]/[.$B22]" office:value-type="float" office:value="-0.00374617974433178">
            <text:p>-0.0037461797</text:p>
          </table:table-cell>
          <table:table-cell table:style-name="ce3" table:formula="of:=SIN(PI()*2/257*[.CB$1]*[.$B22]*[.$B22])/[.$B22]/[.$B22]" office:value-type="float" office:value="-0.00371800454656689">
            <text:p>-0.0037180045</text:p>
          </table:table-cell>
          <table:table-cell table:style-name="ce3" table:formula="of:=SIN(PI()*2/257*[.CC$1]*[.$B22]*[.$B22])/[.$B22]/[.$B22]" office:value-type="float" office:value="-0.00368760715580576">
            <text:p>-0.0036876072</text:p>
          </table:table-cell>
          <table:table-cell table:style-name="ce3" table:formula="of:=SIN(PI()*2/257*[.CD$1]*[.$B22]*[.$B22])/[.$B22]/[.$B22]" office:value-type="float" office:value="-0.00365500574009211">
            <text:p>-0.0036550057</text:p>
          </table:table-cell>
          <table:table-cell table:style-name="ce3" table:formula="of:=SIN(PI()*2/257*[.CE$1]*[.$B22]*[.$B22])/[.$B22]/[.$B22]" office:value-type="float" office:value="-0.00362021978478071">
            <text:p>-0.0036202198</text:p>
          </table:table-cell>
          <table:table-cell table:style-name="ce3" table:formula="of:=SIN(PI()*2/257*[.CF$1]*[.$B22]*[.$B22])/[.$B22]/[.$B22]" office:value-type="float" office:value="-0.00358327008089138">
            <text:p>-0.0035832701</text:p>
          </table:table-cell>
          <table:table-cell table:style-name="ce3" table:formula="of:=SIN(PI()*2/257*[.CG$1]*[.$B22]*[.$B22])/[.$B22]/[.$B22]" office:value-type="float" office:value="-0.00354417871268255">
            <text:p>-0.0035441787</text:p>
          </table:table-cell>
          <table:table-cell table:style-name="ce3" table:formula="of:=SIN(PI()*2/257*[.CH$1]*[.$B22]*[.$B22])/[.$B22]/[.$B22]" office:value-type="float" office:value="-0.0035029690444519">
            <text:p>-0.003502969</text:p>
          </table:table-cell>
          <table:table-cell table:style-name="ce3" table:formula="of:=SIN(PI()*2/257*[.CI$1]*[.$B22]*[.$B22])/[.$B22]/[.$B22]" office:value-type="float" office:value="-0.00345966570657162">
            <text:p>-0.0034596657</text:p>
          </table:table-cell>
          <table:table-cell table:style-name="ce3" table:formula="of:=SIN(PI()*2/257*[.CJ$1]*[.$B22]*[.$B22])/[.$B22]/[.$B22]" office:value-type="float" office:value="-0.00341429458076727">
            <text:p>-0.0034142946</text:p>
          </table:table-cell>
          <table:table-cell table:style-name="ce3" table:formula="of:=SIN(PI()*2/257*[.CK$1]*[.$B22]*[.$B22])/[.$B22]/[.$B22]" office:value-type="float" office:value="-0.00336688278464948">
            <text:p>-0.0033668828</text:p>
          </table:table-cell>
          <table:table-cell table:style-name="ce3" table:formula="of:=SIN(PI()*2/257*[.CL$1]*[.$B22]*[.$B22])/[.$B22]/[.$B22]" office:value-type="float" office:value="-0.00331745865550463">
            <text:p>-0.0033174587</text:p>
          </table:table-cell>
          <table:table-cell table:style-name="ce3" table:formula="of:=SIN(PI()*2/257*[.CM$1]*[.$B22]*[.$B22])/[.$B22]/[.$B22]" office:value-type="float" office:value="-0.00326605173335989">
            <text:p>-0.0032660517</text:p>
          </table:table-cell>
          <table:table-cell table:style-name="ce3" table:formula="of:=SIN(PI()*2/257*[.CN$1]*[.$B22]*[.$B22])/[.$B22]/[.$B22]" office:value-type="float" office:value="-0.00321269274332604">
            <text:p>-0.0032126927</text:p>
          </table:table-cell>
          <table:table-cell table:style-name="ce3" table:formula="of:=SIN(PI()*2/257*[.CO$1]*[.$B22]*[.$B22])/[.$B22]/[.$B22]" office:value-type="float" office:value="-0.00315741357723414">
            <text:p>-0.0031574136</text:p>
          </table:table-cell>
          <table:table-cell table:style-name="ce3" table:formula="of:=SIN(PI()*2/257*[.CP$1]*[.$B22]*[.$B22])/[.$B22]/[.$B22]" office:value-type="float" office:value="-0.00310024727457517">
            <text:p>-0.0031002473</text:p>
          </table:table-cell>
          <table:table-cell table:style-name="ce3" table:formula="of:=SIN(PI()*2/257*[.CQ$1]*[.$B22]*[.$B22])/[.$B22]/[.$B22]" office:value-type="float" office:value="-0.00304122800275097">
            <text:p>-0.003041228</text:p>
          </table:table-cell>
          <table:table-cell table:style-name="ce3" table:formula="of:=SIN(PI()*2/257*[.CR$1]*[.$B22]*[.$B22])/[.$B22]/[.$B22]" office:value-type="float" office:value="-0.00298039103665508">
            <text:p>-0.002980391</text:p>
          </table:table-cell>
          <table:table-cell table:style-name="ce3" table:formula="of:=SIN(PI()*2/257*[.CS$1]*[.$B22]*[.$B22])/[.$B22]/[.$B22]" office:value-type="float" office:value="-0.00291777273758756">
            <text:p>-0.0029177727</text:p>
          </table:table-cell>
          <table:table-cell table:style-name="ce3" table:formula="of:=SIN(PI()*2/257*[.CT$1]*[.$B22]*[.$B22])/[.$B22]/[.$B22]" office:value-type="float" office:value="-0.00285341053152321">
            <text:p>-0.0028534105</text:p>
          </table:table-cell>
          <table:table-cell table:style-name="ce3" table:formula="of:=SIN(PI()*2/257*[.CU$1]*[.$B22]*[.$B22])/[.$B22]/[.$B22]" office:value-type="float" office:value="-0.00278734288674361">
            <text:p>-0.0027873429</text:p>
          </table:table-cell>
          <table:table-cell table:style-name="ce3" table:formula="of:=SIN(PI()*2/257*[.CV$1]*[.$B22]*[.$B22])/[.$B22]/[.$B22]" office:value-type="float" office:value="-0.00271960929084307">
            <text:p>-0.0027196093</text:p>
          </table:table-cell>
          <table:table-cell table:style-name="ce3" table:formula="of:=SIN(PI()*2/257*[.CW$1]*[.$B22]*[.$B22])/[.$B22]/[.$B22]" office:value-type="float" office:value="-0.00265025022713001">
            <text:p>-0.0026502502</text:p>
          </table:table-cell>
          <table:table-cell table:style-name="ce3" table:formula="of:=SIN(PI()*2/257*[.CX$1]*[.$B22]*[.$B22])/[.$B22]/[.$B22]" office:value-type="float" office:value="-0.00257930715042852">
            <text:p>-0.0025793072</text:p>
          </table:table-cell>
          <table:table-cell table:style-name="ce3" table:formula="of:=SIN(PI()*2/257*[.CY$1]*[.$B22]*[.$B22])/[.$B22]/[.$B22]" office:value-type="float" office:value="-0.00250682246230238">
            <text:p>-0.0025068225</text:p>
          </table:table-cell>
          <table:table-cell table:style-name="ce3" table:formula="of:=SIN(PI()*2/257*[.CZ$1]*[.$B22]*[.$B22])/[.$B22]/[.$B22]" office:value-type="float" office:value="-0.00243283948571335">
            <text:p>-0.0024328395</text:p>
          </table:table-cell>
          <table:table-cell table:style-name="ce3" table:formula="of:=SIN(PI()*2/257*[.DA$1]*[.$B22]*[.$B22])/[.$B22]/[.$B22]" office:value-type="float" office:value="-0.00235740243912534">
            <text:p>-0.0023574024</text:p>
          </table:table-cell>
          <table:table-cell table:style-name="ce3" table:formula="of:=SIN(PI()*2/257*[.DB$1]*[.$B22]*[.$B22])/[.$B22]/[.$B22]" office:value-type="float" office:value="-0.00228055641007847">
            <text:p>-0.0022805564</text:p>
          </table:table-cell>
          <table:table-cell table:style-name="ce3" table:formula="of:=SIN(PI()*2/257*[.DC$1]*[.$B22]*[.$B22])/[.$B22]/[.$B22]" office:value-type="float" office:value="-0.00220234732823853">
            <text:p>-0.0022023473</text:p>
          </table:table-cell>
          <table:table-cell table:style-name="ce3" table:formula="of:=SIN(PI()*2/257*[.DD$1]*[.$B22]*[.$B22])/[.$B22]/[.$B22]" office:value-type="float" office:value="-0.00212282193794658">
            <text:p>-0.0021228219</text:p>
          </table:table-cell>
          <table:table-cell table:style-name="ce3" table:formula="of:=SIN(PI()*2/257*[.DE$1]*[.$B22]*[.$B22])/[.$B22]/[.$B22]" office:value-type="float" office:value="-0.00204202777028166">
            <text:p>-0.0020420278</text:p>
          </table:table-cell>
          <table:table-cell table:style-name="ce3" table:formula="of:=SIN(PI()*2/257*[.DF$1]*[.$B22]*[.$B22])/[.$B22]/[.$B22]" office:value-type="float" office:value="-0.0019600131146497">
            <text:p>-0.0019600131</text:p>
          </table:table-cell>
          <table:table-cell table:style-name="ce3" table:formula="of:=SIN(PI()*2/257*[.DG$1]*[.$B22]*[.$B22])/[.$B22]/[.$B22]" office:value-type="float" office:value="-0.00187682698992463">
            <text:p>-0.001876827</text:p>
          </table:table-cell>
          <table:table-cell table:style-name="ce3" table:formula="of:=SIN(PI()*2/257*[.DH$1]*[.$B22]*[.$B22])/[.$B22]/[.$B22]" office:value-type="float" office:value="-0.00179251911514794">
            <text:p>-0.0017925191</text:p>
          </table:table-cell>
          <table:table-cell table:style-name="ce3" table:formula="of:=SIN(PI()*2/257*[.DI$1]*[.$B22]*[.$B22])/[.$B22]/[.$B22]" office:value-type="float" office:value="-0.00170713987981353">
            <text:p>-0.0017071399</text:p>
          </table:table-cell>
          <table:table-cell table:style-name="ce3" table:formula="of:=SIN(PI()*2/257*[.DJ$1]*[.$B22]*[.$B22])/[.$B22]/[.$B22]" office:value-type="float" office:value="-0.00162074031375186">
            <text:p>-0.0016207403</text:p>
          </table:table-cell>
          <table:table-cell table:style-name="ce3" table:formula="of:=SIN(PI()*2/257*[.DK$1]*[.$B22]*[.$B22])/[.$B22]/[.$B22]" office:value-type="float" office:value="-0.0015333720566275">
            <text:p>-0.0015333721</text:p>
          </table:table-cell>
          <table:table-cell table:style-name="ce3" table:formula="of:=SIN(PI()*2/257*[.DL$1]*[.$B22]*[.$B22])/[.$B22]/[.$B22]" office:value-type="float" office:value="-0.00144508732707806">
            <text:p>-0.0014450873</text:p>
          </table:table-cell>
          <table:table-cell table:style-name="ce3" table:formula="of:=SIN(PI()*2/257*[.DM$1]*[.$B22]*[.$B22])/[.$B22]/[.$B22]" office:value-type="float" office:value="-0.00135593889150114">
            <text:p>-0.0013559389</text:p>
          </table:table-cell>
          <table:table-cell table:style-name="ce3" table:formula="of:=SIN(PI()*2/257*[.DN$1]*[.$B22]*[.$B22])/[.$B22]/[.$B22]" office:value-type="float" office:value="-0.00126598003251786">
            <text:p>-0.00126598</text:p>
          </table:table-cell>
          <table:table-cell table:style-name="ce3" table:formula="of:=SIN(PI()*2/257*[.DO$1]*[.$B22]*[.$B22])/[.$B22]/[.$B22]" office:value-type="float" office:value="-0.00117526451712796">
            <text:p>-0.0011752645</text:p>
          </table:table-cell>
          <table:table-cell table:style-name="ce3" table:formula="of:=SIN(PI()*2/257*[.DP$1]*[.$B22]*[.$B22])/[.$B22]/[.$B22]" office:value-type="float" office:value="-0.00108384656457118">
            <text:p>-0.0010838466</text:p>
          </table:table-cell>
          <table:table-cell table:style-name="ce3" table:formula="of:=SIN(PI()*2/257*[.DQ$1]*[.$B22]*[.$B22])/[.$B22]/[.$B22]" office:value-type="float" office:value="-0.000991780813924594">
            <text:p>-0.0009917808</text:p>
          </table:table-cell>
          <table:table-cell table:style-name="ce3" table:formula="of:=SIN(PI()*2/257*[.DR$1]*[.$B22]*[.$B22])/[.$B22]/[.$B22]" office:value-type="float" office:value="-0.000899122291442788">
            <text:p>-0.0008991223</text:p>
          </table:table-cell>
          <table:table-cell table:style-name="ce3" table:formula="of:=SIN(PI()*2/257*[.DS$1]*[.$B22]*[.$B22])/[.$B22]/[.$B22]" office:value-type="float" office:value="-0.000805926377670756">
            <text:p>-0.0008059264</text:p>
          </table:table-cell>
          <table:table-cell table:style-name="ce3" table:formula="of:=SIN(PI()*2/257*[.DT$1]*[.$B22]*[.$B22])/[.$B22]/[.$B22]" office:value-type="float" office:value="-0.000712248774345136">
            <text:p>-0.0007122488</text:p>
          </table:table-cell>
          <table:table-cell table:style-name="ce3" table:formula="of:=SIN(PI()*2/257*[.DU$1]*[.$B22]*[.$B22])/[.$B22]/[.$B22]" office:value-type="float" office:value="-0.00061814547109912">
            <text:p>-0.0006181455</text:p>
          </table:table-cell>
          <table:table-cell table:style-name="ce3" table:formula="of:=SIN(PI()*2/257*[.DV$1]*[.$B22]*[.$B22])/[.$B22]/[.$B22]" office:value-type="float" office:value="-0.000523672712001812">
            <text:p>-0.0005236727</text:p>
          </table:table-cell>
          <table:table-cell table:style-name="ce3" table:formula="of:=SIN(PI()*2/257*[.DW$1]*[.$B22]*[.$B22])/[.$B22]/[.$B22]" office:value-type="float" office:value="-0.00042888696193897">
            <text:p>-0.000428887</text:p>
          </table:table-cell>
          <table:table-cell table:style-name="ce3" table:formula="of:=SIN(PI()*2/257*[.DX$1]*[.$B22]*[.$B22])/[.$B22]/[.$B22]" office:value-type="float" office:value="-0.000333844872866136">
            <text:p>-0.0003338449</text:p>
          </table:table-cell>
          <table:table-cell table:style-name="ce3" table:formula="of:=SIN(PI()*2/257*[.DY$1]*[.$B22]*[.$B22])/[.$B22]/[.$B22]" office:value-type="float" office:value="-0.000238603249949987">
            <text:p>-0.0002386032</text:p>
          </table:table-cell>
          <table:table-cell table:style-name="ce3" table:formula="of:=SIN(PI()*2/257*[.DZ$1]*[.$B22]*[.$B22])/[.$B22]/[.$B22]" office:value-type="float" office:value="-0.000143219017613673">
            <text:p>-0.000143219</text:p>
          </table:table-cell>
          <table:table-cell table:style-name="ce3" table:formula="of:=SIN(PI()*2/257*[.EA$1]*[.$B22]*[.$B22])/[.$B22]/[.$B22]" office:value-type="float" office:value="-0.0000477491855175365">
            <text:p>-4.77491855175365E-005</text:p>
          </table:table-cell>
          <table:table-cell table:style-name="ce3" table:formula="of:=SIN(PI()*2/257*[.EB$1]*[.$B22]*[.$B22])/[.$B22]/[.$B22]" office:value-type="float" office:value="0.0000477491855177814">
            <text:p>4.77491855177814E-005</text:p>
          </table:table-cell>
          <table:table-cell table:style-name="ce3" table:formula="of:=SIN(PI()*2/257*[.EC$1]*[.$B22]*[.$B22])/[.$B22]/[.$B22]" office:value-type="float" office:value="0.000143219017614362">
            <text:p>0.000143219</text:p>
          </table:table-cell>
          <table:table-cell table:style-name="ce3" table:formula="of:=SIN(PI()*2/257*[.ED$1]*[.$B22]*[.$B22])/[.$B22]/[.$B22]" office:value-type="float" office:value="0.000238603249950231">
            <text:p>0.0002386032</text:p>
          </table:table-cell>
          <table:table-cell table:style-name="ce3" table:formula="of:=SIN(PI()*2/257*[.EE$1]*[.$B22]*[.$B22])/[.$B22]/[.$B22]" office:value-type="float" office:value="0.000333844872866823">
            <text:p>0.0003338449</text:p>
          </table:table-cell>
          <table:table-cell table:style-name="ce3" table:formula="of:=SIN(PI()*2/257*[.EF$1]*[.$B22]*[.$B22])/[.$B22]/[.$B22]" office:value-type="float" office:value="0.000428886961939213">
            <text:p>0.000428887</text:p>
          </table:table-cell>
          <table:table-cell table:style-name="ce3" table:formula="of:=SIN(PI()*2/257*[.EG$1]*[.$B22]*[.$B22])/[.$B22]/[.$B22]" office:value-type="float" office:value="0.000523672712002055">
            <text:p>0.0005236727</text:p>
          </table:table-cell>
          <table:table-cell table:style-name="ce3" table:formula="of:=SIN(PI()*2/257*[.EH$1]*[.$B22]*[.$B22])/[.$B22]/[.$B22]" office:value-type="float" office:value="0.0006181454710998">
            <text:p>0.0006181455</text:p>
          </table:table-cell>
          <table:table-cell table:style-name="ce3" table:formula="of:=SIN(PI()*2/257*[.EI$1]*[.$B22]*[.$B22])/[.$B22]/[.$B22]" office:value-type="float" office:value="0.000712248774345376">
            <text:p>0.0007122488</text:p>
          </table:table-cell>
          <table:table-cell table:style-name="ce3" table:formula="of:=SIN(PI()*2/257*[.EJ$1]*[.$B22]*[.$B22])/[.$B22]/[.$B22]" office:value-type="float" office:value="0.00080592637767143">
            <text:p>0.0008059264</text:p>
          </table:table-cell>
          <table:table-cell table:style-name="ce3" table:formula="of:=SIN(PI()*2/257*[.EK$1]*[.$B22]*[.$B22])/[.$B22]/[.$B22]" office:value-type="float" office:value="0.000899122291443027">
            <text:p>0.0008991223</text:p>
          </table:table-cell>
          <table:table-cell table:style-name="ce3" table:formula="of:=SIN(PI()*2/257*[.EL$1]*[.$B22]*[.$B22])/[.$B22]/[.$B22]" office:value-type="float" office:value="0.000991780813924831">
            <text:p>0.0009917808</text:p>
          </table:table-cell>
          <table:table-cell table:style-name="ce3" table:formula="of:=SIN(PI()*2/257*[.EM$1]*[.$B22]*[.$B22])/[.$B22]/[.$B22]" office:value-type="float" office:value="0.00108384656457184">
            <text:p>0.0010838466</text:p>
          </table:table-cell>
          <table:table-cell table:style-name="ce3" table:formula="of:=SIN(PI()*2/257*[.EN$1]*[.$B22]*[.$B22])/[.$B22]/[.$B22]" office:value-type="float" office:value="0.0011752645171282">
            <text:p>0.0011752645</text:p>
          </table:table-cell>
          <table:table-cell table:style-name="ce3" table:formula="of:=SIN(PI()*2/257*[.EO$1]*[.$B22]*[.$B22])/[.$B22]/[.$B22]" office:value-type="float" office:value="0.00126598003251851">
            <text:p>0.00126598</text:p>
          </table:table-cell>
          <table:table-cell table:style-name="ce3" table:formula="of:=SIN(PI()*2/257*[.EP$1]*[.$B22]*[.$B22])/[.$B22]/[.$B22]" office:value-type="float" office:value="0.00135593889150137">
            <text:p>0.0013559389</text:p>
          </table:table-cell>
          <table:table-cell table:style-name="ce3" table:formula="of:=SIN(PI()*2/257*[.EQ$1]*[.$B22]*[.$B22])/[.$B22]/[.$B22]" office:value-type="float" office:value="0.00144508732707829">
            <text:p>0.0014450873</text:p>
          </table:table-cell>
          <table:table-cell table:style-name="ce3" table:formula="of:=SIN(PI()*2/257*[.ER$1]*[.$B22]*[.$B22])/[.$B22]/[.$B22]" office:value-type="float" office:value="0.00153337205662813">
            <text:p>0.0015333721</text:p>
          </table:table-cell>
          <table:table-cell table:style-name="ce3" table:formula="of:=SIN(PI()*2/257*[.ES$1]*[.$B22]*[.$B22])/[.$B22]/[.$B22]" office:value-type="float" office:value="0.00162074031375208">
            <text:p>0.0016207403</text:p>
          </table:table-cell>
          <table:table-cell table:style-name="ce3" table:formula="of:=SIN(PI()*2/257*[.ET$1]*[.$B22]*[.$B22])/[.$B22]/[.$B22]" office:value-type="float" office:value="0.00170713987981415">
            <text:p>0.0017071399</text:p>
          </table:table-cell>
          <table:table-cell table:style-name="ce3" table:formula="of:=SIN(PI()*2/257*[.EU$1]*[.$B22]*[.$B22])/[.$B22]/[.$B22]" office:value-type="float" office:value="0.00179251911514816">
            <text:p>0.0017925191</text:p>
          </table:table-cell>
          <table:table-cell table:style-name="ce3" table:formula="of:=SIN(PI()*2/257*[.EV$1]*[.$B22]*[.$B22])/[.$B22]/[.$B22]" office:value-type="float" office:value="0.00187682698992484">
            <text:p>0.001876827</text:p>
          </table:table-cell>
          <table:table-cell table:style-name="ce3" table:formula="of:=SIN(PI()*2/257*[.EW$1]*[.$B22]*[.$B22])/[.$B22]/[.$B22]" office:value-type="float" office:value="0.0019600131146503">
            <text:p>0.0019600131</text:p>
          </table:table-cell>
          <table:table-cell table:style-name="ce3" table:formula="of:=SIN(PI()*2/257*[.EX$1]*[.$B22]*[.$B22])/[.$B22]/[.$B22]" office:value-type="float" office:value="0.00204202777028187">
            <text:p>0.0020420278</text:p>
          </table:table-cell>
          <table:table-cell table:style-name="ce3" table:formula="of:=SIN(PI()*2/257*[.EY$1]*[.$B22]*[.$B22])/[.$B22]/[.$B22]" office:value-type="float" office:value="0.00212282193794715">
            <text:p>0.0021228219</text:p>
          </table:table-cell>
          <table:table-cell table:style-name="ce3" table:formula="of:=SIN(PI()*2/257*[.EZ$1]*[.$B22]*[.$B22])/[.$B22]/[.$B22]" office:value-type="float" office:value="0.00220234732823874">
            <text:p>0.0022023473</text:p>
          </table:table-cell>
          <table:table-cell table:style-name="ce3" table:formula="of:=SIN(PI()*2/257*[.FA$1]*[.$B22]*[.$B22])/[.$B22]/[.$B22]" office:value-type="float" office:value="0.00228055641007867">
            <text:p>0.0022805564</text:p>
          </table:table-cell>
          <table:table-cell table:style-name="ce3" table:formula="of:=SIN(PI()*2/257*[.FB$1]*[.$B22]*[.$B22])/[.$B22]/[.$B22]" office:value-type="float" office:value="0.00235740243912589">
            <text:p>0.0023574024</text:p>
          </table:table-cell>
          <table:table-cell table:style-name="ce3" table:formula="of:=SIN(PI()*2/257*[.FC$1]*[.$B22]*[.$B22])/[.$B22]/[.$B22]" office:value-type="float" office:value="0.00243283948571354">
            <text:p>0.0024328395</text:p>
          </table:table-cell>
          <table:table-cell table:style-name="ce3" table:formula="of:=SIN(PI()*2/257*[.FD$1]*[.$B22]*[.$B22])/[.$B22]/[.$B22]" office:value-type="float" office:value="0.00250682246230291">
            <text:p>0.0025068225</text:p>
          </table:table-cell>
          <table:table-cell table:style-name="ce3" table:formula="of:=SIN(PI()*2/257*[.FE$1]*[.$B22]*[.$B22])/[.$B22]/[.$B22]" office:value-type="float" office:value="0.00257930715042871">
            <text:p>0.0025793072</text:p>
          </table:table-cell>
          <table:table-cell table:style-name="ce3" table:formula="of:=SIN(PI()*2/257*[.FF$1]*[.$B22]*[.$B22])/[.$B22]/[.$B22]" office:value-type="float" office:value="0.00265025022713019">
            <text:p>0.0026502502</text:p>
          </table:table-cell>
          <table:table-cell table:style-name="ce3" table:formula="of:=SIN(PI()*2/257*[.FG$1]*[.$B22]*[.$B22])/[.$B22]/[.$B22]" office:value-type="float" office:value="0.00271960929084356">
            <text:p>0.0027196093</text:p>
          </table:table-cell>
          <table:table-cell table:style-name="ce3" table:formula="of:=SIN(PI()*2/257*[.FH$1]*[.$B22]*[.$B22])/[.$B22]/[.$B22]" office:value-type="float" office:value="0.00278734288674378">
            <text:p>0.0027873429</text:p>
          </table:table-cell>
          <table:table-cell table:style-name="ce3" table:formula="of:=SIN(PI()*2/257*[.FI$1]*[.$B22]*[.$B22])/[.$B22]/[.$B22]" office:value-type="float" office:value="0.00285341053152368">
            <text:p>0.0028534105</text:p>
          </table:table-cell>
          <table:table-cell table:style-name="ce3" table:formula="of:=SIN(PI()*2/257*[.FJ$1]*[.$B22]*[.$B22])/[.$B22]/[.$B22]" office:value-type="float" office:value="0.00291777273758772">
            <text:p>0.0029177727</text:p>
          </table:table-cell>
          <table:table-cell table:style-name="ce3" table:formula="of:=SIN(PI()*2/257*[.FK$1]*[.$B22]*[.$B22])/[.$B22]/[.$B22]" office:value-type="float" office:value="0.00298039103665552">
            <text:p>0.002980391</text:p>
          </table:table-cell>
          <table:table-cell table:style-name="ce3" table:formula="of:=SIN(PI()*2/257*[.FL$1]*[.$B22]*[.$B22])/[.$B22]/[.$B22]" office:value-type="float" office:value="0.0030412280027514">
            <text:p>0.003041228</text:p>
          </table:table-cell>
          <table:table-cell table:style-name="ce3" table:formula="of:=SIN(PI()*2/257*[.FM$1]*[.$B22]*[.$B22])/[.$B22]/[.$B22]" office:value-type="float" office:value="0.00310024727457532">
            <text:p>0.0031002473</text:p>
          </table:table-cell>
          <table:table-cell table:style-name="ce3" table:formula="of:=SIN(PI()*2/257*[.FN$1]*[.$B22]*[.$B22])/[.$B22]/[.$B22]" office:value-type="float" office:value="0.00315741357723428">
            <text:p>0.0031574136</text:p>
          </table:table-cell>
          <table:table-cell table:style-name="ce3" table:formula="of:=SIN(PI()*2/257*[.FO$1]*[.$B22]*[.$B22])/[.$B22]/[.$B22]" office:value-type="float" office:value="0.00321269274332592">
            <text:p>0.0032126927</text:p>
          </table:table-cell>
          <table:table-cell table:style-name="ce3" table:formula="of:=SIN(PI()*2/257*[.FP$1]*[.$B22]*[.$B22])/[.$B22]/[.$B22]" office:value-type="float" office:value="0.00326605173336027">
            <text:p>0.0032660517</text:p>
          </table:table-cell>
          <table:table-cell table:style-name="ce3" table:formula="of:=SIN(PI()*2/257*[.FQ$1]*[.$B22]*[.$B22])/[.$B22]/[.$B22]" office:value-type="float" office:value="0.00331745865550499">
            <text:p>0.0033174587</text:p>
          </table:table-cell>
          <table:table-cell table:style-name="ce3" table:formula="of:=SIN(PI()*2/257*[.FR$1]*[.$B22]*[.$B22])/[.$B22]/[.$B22]" office:value-type="float" office:value="0.0033668827846496">
            <text:p>0.0033668828</text:p>
          </table:table-cell>
          <table:table-cell table:style-name="ce3" table:formula="of:=SIN(PI()*2/257*[.FS$1]*[.$B22]*[.$B22])/[.$B22]/[.$B22]" office:value-type="float" office:value="0.00341429458076739">
            <text:p>0.0034142946</text:p>
          </table:table-cell>
          <table:table-cell table:style-name="ce3" table:formula="of:=SIN(PI()*2/257*[.FT$1]*[.$B22]*[.$B22])/[.$B22]/[.$B22]" office:value-type="float" office:value="0.00345966570657153">
            <text:p>0.0034596657</text:p>
          </table:table-cell>
          <table:table-cell table:style-name="ce3" table:formula="of:=SIN(PI()*2/257*[.FU$1]*[.$B22]*[.$B22])/[.$B22]/[.$B22]" office:value-type="float" office:value="0.00350296904445221">
            <text:p>0.003502969</text:p>
          </table:table-cell>
          <table:table-cell table:style-name="ce3" table:formula="of:=SIN(PI()*2/257*[.FV$1]*[.$B22]*[.$B22])/[.$B22]/[.$B22]" office:value-type="float" office:value="0.00354417871268284">
            <text:p>0.0035441787</text:p>
          </table:table-cell>
          <table:table-cell table:style-name="ce3" table:formula="of:=SIN(PI()*2/257*[.FW$1]*[.$B22]*[.$B22])/[.$B22]/[.$B22]" office:value-type="float" office:value="0.00358327008089157">
            <text:p>0.0035832701</text:p>
          </table:table-cell>
          <table:table-cell table:style-name="ce3" table:formula="of:=SIN(PI()*2/257*[.FX$1]*[.$B22]*[.$B22])/[.$B22]/[.$B22]" office:value-type="float" office:value="0.0036202197847808">
            <text:p>0.0036202198</text:p>
          </table:table-cell>
          <table:table-cell table:style-name="ce3" table:formula="of:=SIN(PI()*2/257*[.FY$1]*[.$B22]*[.$B22])/[.$B22]/[.$B22]" office:value-type="float" office:value="0.00365500574009212">
            <text:p>0.0036550057</text:p>
          </table:table-cell>
          <table:table-cell table:style-name="ce3" table:formula="of:=SIN(PI()*2/257*[.FZ$1]*[.$B22]*[.$B22])/[.$B22]/[.$B22]" office:value-type="float" office:value="0.00368760715580599">
            <text:p>0.0036876072</text:p>
          </table:table-cell>
          <table:table-cell table:style-name="ce3" table:formula="of:=SIN(PI()*2/257*[.GA$1]*[.$B22]*[.$B22])/[.$B22]/[.$B22]" office:value-type="float" office:value="0.00371800454656703">
            <text:p>0.0037180045</text:p>
          </table:table-cell>
          <table:table-cell table:style-name="ce3" table:formula="of:=SIN(PI()*2/257*[.GB$1]*[.$B22]*[.$B22])/[.$B22]/[.$B22]" office:value-type="float" office:value="0.00374617974433191">
            <text:p>0.0037461797</text:p>
          </table:table-cell>
          <table:table-cell table:style-name="ce3" table:formula="of:=SIN(PI()*2/257*[.GC$1]*[.$B22]*[.$B22])/[.$B22]/[.$B22]" office:value-type="float" office:value="0.00377211590922689">
            <text:p>0.0037721159</text:p>
          </table:table-cell>
          <table:table-cell table:style-name="ce3" table:formula="of:=SIN(PI()*2/257*[.GD$1]*[.$B22]*[.$B22])/[.$B22]/[.$B22]" office:value-type="float" office:value="0.00379579753961304">
            <text:p>0.0037957975</text:p>
          </table:table-cell>
          <table:table-cell table:style-name="ce3" table:formula="of:=SIN(PI()*2/257*[.GE$1]*[.$B22]*[.$B22])/[.$B22]/[.$B22]" office:value-type="float" office:value="0.00381721048135156">
            <text:p>0.0038172105</text:p>
          </table:table-cell>
          <table:table-cell table:style-name="ce3" table:formula="of:=SIN(PI()*2/257*[.GF$1]*[.$B22]*[.$B22])/[.$B22]/[.$B22]" office:value-type="float" office:value="0.00383634193626266">
            <text:p>0.0038363419</text:p>
          </table:table-cell>
          <table:table-cell table:style-name="ce3" table:formula="of:=SIN(PI()*2/257*[.GG$1]*[.$B22]*[.$B22])/[.$B22]/[.$B22]" office:value-type="float" office:value="0.00385318046977603">
            <text:p>0.0038531805</text:p>
          </table:table-cell>
          <table:table-cell table:style-name="ce3" table:formula="of:=SIN(PI()*2/257*[.GH$1]*[.$B22]*[.$B22])/[.$B22]/[.$B22]" office:value-type="float" office:value="0.00386771601776434">
            <text:p>0.003867716</text:p>
          </table:table-cell>
          <table:table-cell table:style-name="ce3" table:formula="of:=SIN(PI()*2/257*[.GI$1]*[.$B22]*[.$B22])/[.$B22]/[.$B22]" office:value-type="float" office:value="0.00387993989255856">
            <text:p>0.0038799399</text:p>
          </table:table-cell>
          <table:table-cell table:style-name="ce3" table:formula="of:=SIN(PI()*2/257*[.GJ$1]*[.$B22]*[.$B22])/[.$B22]/[.$B22]" office:value-type="float" office:value="0.00388984478814055">
            <text:p>0.0038898448</text:p>
          </table:table-cell>
          <table:table-cell table:style-name="ce3" table:formula="of:=SIN(PI()*2/257*[.GK$1]*[.$B22]*[.$B22])/[.$B22]/[.$B22]" office:value-type="float" office:value="0.0038974247845094">
            <text:p>0.0038974248</text:p>
          </table:table-cell>
          <table:table-cell table:style-name="ce3" table:formula="of:=SIN(PI()*2/257*[.GL$1]*[.$B22]*[.$B22])/[.$B22]/[.$B22]" office:value-type="float" office:value="0.0039026753512203">
            <text:p>0.0039026754</text:p>
          </table:table-cell>
          <table:table-cell table:style-name="ce3" table:formula="of:=SIN(PI()*2/257*[.GM$1]*[.$B22]*[.$B22])/[.$B22]/[.$B22]" office:value-type="float" office:value="0.00390559335009188">
            <text:p>0.0039055934</text:p>
          </table:table-cell>
          <table:table-cell table:style-name="ce3" table:formula="of:=SIN(PI()*2/257*[.GN$1]*[.$B22]*[.$B22])/[.$B22]/[.$B22]" office:value-type="float" office:value="0.00390617703708199">
            <text:p>0.003906177</text:p>
          </table:table-cell>
          <table:table-cell table:style-name="ce3" table:formula="of:=SIN(PI()*2/257*[.GO$1]*[.$B22]*[.$B22])/[.$B22]/[.$B22]" office:value-type="float" office:value="0.00390442606333004">
            <text:p>0.0039044261</text:p>
          </table:table-cell>
          <table:table-cell table:style-name="ce3" table:formula="of:=SIN(PI()*2/257*[.GP$1]*[.$B22]*[.$B22])/[.$B22]/[.$B22]" office:value-type="float" office:value="0.00390034147536561">
            <text:p>0.0039003415</text:p>
          </table:table-cell>
          <table:table-cell table:style-name="ce3" table:formula="of:=SIN(PI()*2/257*[.GQ$1]*[.$B22]*[.$B22])/[.$B22]/[.$B22]" office:value-type="float" office:value="0.00389392571448285">
            <text:p>0.0038939257</text:p>
          </table:table-cell>
          <table:table-cell table:style-name="ce3" table:formula="of:=SIN(PI()*2/257*[.GR$1]*[.$B22]*[.$B22])/[.$B22]/[.$B22]" office:value-type="float" office:value="0.0038851826152814">
            <text:p>0.0038851826</text:p>
          </table:table-cell>
          <table:table-cell table:style-name="ce3" table:formula="of:=SIN(PI()*2/257*[.GS$1]*[.$B22]*[.$B22])/[.$B22]/[.$B22]" office:value-type="float" office:value="0.00387411740337451">
            <text:p>0.0038741174</text:p>
          </table:table-cell>
          <table:table-cell table:style-name="ce3" table:formula="of:=SIN(PI()*2/257*[.GT$1]*[.$B22]*[.$B22])/[.$B22]/[.$B22]" office:value-type="float" office:value="0.00386073669226563">
            <text:p>0.0038607367</text:p>
          </table:table-cell>
          <table:table-cell table:style-name="ce3" table:formula="of:=SIN(PI()*2/257*[.GU$1]*[.$B22]*[.$B22])/[.$B22]/[.$B22]" office:value-type="float" office:value="0.00384504847939613">
            <text:p>0.0038450485</text:p>
          </table:table-cell>
          <table:table-cell table:style-name="ce3" table:formula="of:=SIN(PI()*2/257*[.GV$1]*[.$B22]*[.$B22])/[.$B22]/[.$B22]" office:value-type="float" office:value="0.00382706214136467">
            <text:p>0.0038270621</text:p>
          </table:table-cell>
          <table:table-cell table:style-name="ce3" table:formula="of:=SIN(PI()*2/257*[.GW$1]*[.$B22]*[.$B22])/[.$B22]/[.$B22]" office:value-type="float" office:value="0.00380678842832333">
            <text:p>0.0038067884</text:p>
          </table:table-cell>
          <table:table-cell table:style-name="ce3" table:formula="of:=SIN(PI()*2/257*[.GX$1]*[.$B22]*[.$B22])/[.$B22]/[.$B22]" office:value-type="float" office:value="0.00378423945755239">
            <text:p>0.0037842395</text:p>
          </table:table-cell>
          <table:table-cell table:style-name="ce3" table:formula="of:=SIN(PI()*2/257*[.GY$1]*[.$B22]*[.$B22])/[.$B22]/[.$B22]" office:value-type="float" office:value="0.00375942870621772">
            <text:p>0.0037594287</text:p>
          </table:table-cell>
          <table:table-cell table:style-name="ce3" table:formula="of:=SIN(PI()*2/257*[.GZ$1]*[.$B22]*[.$B22])/[.$B22]/[.$B22]" office:value-type="float" office:value="0.00373237100331668">
            <text:p>0.003732371</text:p>
          </table:table-cell>
          <table:table-cell table:style-name="ce3" table:formula="of:=SIN(PI()*2/257*[.HA$1]*[.$B22]*[.$B22])/[.$B22]/[.$B22]" office:value-type="float" office:value="0.00370308252081364">
            <text:p>0.0037030825</text:p>
          </table:table-cell>
          <table:table-cell table:style-name="ce3" table:formula="of:=SIN(PI()*2/257*[.HB$1]*[.$B22]*[.$B22])/[.$B22]/[.$B22]" office:value-type="float" office:value="0.00367158076397516">
            <text:p>0.0036715808</text:p>
          </table:table-cell>
          <table:table-cell table:style-name="ce3" table:formula="of:=SIN(PI()*2/257*[.HC$1]*[.$B22]*[.$B22])/[.$B22]/[.$B22]" office:value-type="float" office:value="0.00363788456090716">
            <text:p>0.0036378846</text:p>
          </table:table-cell>
          <table:table-cell table:style-name="ce3" table:formula="of:=SIN(PI()*2/257*[.HD$1]*[.$B22]*[.$B22])/[.$B22]/[.$B22]" office:value-type="float" office:value="0.00360201405130131">
            <text:p>0.0036020141</text:p>
          </table:table-cell>
          <table:table-cell table:style-name="ce3" table:formula="of:=SIN(PI()*2/257*[.HE$1]*[.$B22]*[.$B22])/[.$B22]/[.$B22]" office:value-type="float" office:value="0.0035639906743992">
            <text:p>0.0035639907</text:p>
          </table:table-cell>
          <table:table-cell table:style-name="ce3" table:formula="of:=SIN(PI()*2/257*[.HF$1]*[.$B22]*[.$B22])/[.$B22]/[.$B22]" office:value-type="float" office:value="0.00352383715617643">
            <text:p>0.0035238372</text:p>
          </table:table-cell>
          <table:table-cell table:style-name="ce3" table:formula="of:=SIN(PI()*2/257*[.HG$1]*[.$B22]*[.$B22])/[.$B22]/[.$B22]" office:value-type="float" office:value="0.003481577495761">
            <text:p>0.0034815775</text:p>
          </table:table-cell>
          <table:table-cell table:style-name="ce3" table:formula="of:=SIN(PI()*2/257*[.HH$1]*[.$B22]*[.$B22])/[.$B22]/[.$B22]" office:value-type="float" office:value="0.00343723695108903">
            <text:p>0.003437237</text:p>
          </table:table-cell>
          <table:table-cell table:style-name="ce3" table:formula="of:=SIN(PI()*2/257*[.HI$1]*[.$B22]*[.$B22])/[.$B22]/[.$B22]" office:value-type="float" office:value="0.0033908420238081">
            <text:p>0.003390842</text:p>
          </table:table-cell>
          <table:table-cell table:style-name="ce3" table:formula="of:=SIN(PI()*2/257*[.HJ$1]*[.$B22]*[.$B22])/[.$B22]/[.$B22]" office:value-type="float" office:value="0.00334242044343936">
            <text:p>0.0033424204</text:p>
          </table:table-cell>
          <table:table-cell table:style-name="ce3" table:formula="of:=SIN(PI()*2/257*[.HK$1]*[.$B22]*[.$B22])/[.$B22]/[.$B22]" office:value-type="float" office:value="0.00329200115080142">
            <text:p>0.0032920012</text:p>
          </table:table-cell>
          <table:table-cell table:style-name="ce3" table:formula="of:=SIN(PI()*2/257*[.HL$1]*[.$B22]*[.$B22])/[.$B22]/[.$B22]" office:value-type="float" office:value="0.00323961428071459">
            <text:p>0.0032396143</text:p>
          </table:table-cell>
          <table:table-cell table:style-name="ce3" table:formula="of:=SIN(PI()*2/257*[.HM$1]*[.$B22]*[.$B22])/[.$B22]/[.$B22]" office:value-type="float" office:value="0.00318529114398939">
            <text:p>0.0031852911</text:p>
          </table:table-cell>
          <table:table-cell table:style-name="ce3" table:formula="of:=SIN(PI()*2/257*[.HN$1]*[.$B22]*[.$B22])/[.$B22]/[.$B22]" office:value-type="float" office:value="0.00312906420871197">
            <text:p>0.0031290642</text:p>
          </table:table-cell>
          <table:table-cell table:style-name="ce3" table:formula="of:=SIN(PI()*2/257*[.HO$1]*[.$B22]*[.$B22])/[.$B22]/[.$B22]" office:value-type="float" office:value="0.00307096708084061">
            <text:p>0.0030709671</text:p>
          </table:table-cell>
          <table:table-cell table:style-name="ce3" table:formula="of:=SIN(PI()*2/257*[.HP$1]*[.$B22]*[.$B22])/[.$B22]/[.$B22]" office:value-type="float" office:value="0.0030110344841168">
            <text:p>0.0030110345</text:p>
          </table:table-cell>
          <table:table-cell table:style-name="ce3" table:formula="of:=SIN(PI()*2/257*[.HQ$1]*[.$B22]*[.$B22])/[.$B22]/[.$B22]" office:value-type="float" office:value="0.0029493022393135">
            <text:p>0.0029493022</text:p>
          </table:table-cell>
          <table:table-cell table:style-name="ce3" table:formula="of:=SIN(PI()*2/257*[.HR$1]*[.$B22]*[.$B22])/[.$B22]/[.$B22]" office:value-type="float" office:value="0.00288580724282507">
            <text:p>0.0028858072</text:p>
          </table:table-cell>
          <table:table-cell table:style-name="ce3" table:formula="of:=SIN(PI()*2/257*[.HS$1]*[.$B22]*[.$B22])/[.$B22]/[.$B22]" office:value-type="float" office:value="0.00282058744461431">
            <text:p>0.0028205874</text:p>
          </table:table-cell>
          <table:table-cell table:style-name="ce3" table:formula="of:=SIN(PI()*2/257*[.HT$1]*[.$B22]*[.$B22])/[.$B22]/[.$B22]" office:value-type="float" office:value="0.00275368182553278">
            <text:p>0.0027536818</text:p>
          </table:table-cell>
          <table:table-cell table:style-name="ce3" table:formula="of:=SIN(PI()*2/257*[.HU$1]*[.$B22]*[.$B22])/[.$B22]/[.$B22]" office:value-type="float" office:value="0.00268513037401889">
            <text:p>0.0026851304</text:p>
          </table:table-cell>
          <table:table-cell table:style-name="ce3" table:formula="of:=SIN(PI()*2/257*[.HV$1]*[.$B22]*[.$B22])/[.$B22]/[.$B22]" office:value-type="float" office:value="0.00261497406219992">
            <text:p>0.0026149741</text:p>
          </table:table-cell>
          <table:table-cell table:style-name="ce3" table:formula="of:=SIN(PI()*2/257*[.HW$1]*[.$B22]*[.$B22])/[.$B22]/[.$B22]" office:value-type="float" office:value="0.00254325482140295">
            <text:p>0.0025432548</text:p>
          </table:table-cell>
          <table:table-cell table:style-name="ce3" table:formula="of:=SIN(PI()*2/257*[.HX$1]*[.$B22]*[.$B22])/[.$B22]/[.$B22]" office:value-type="float" office:value="0.00247001551709252">
            <text:p>0.0024700155</text:p>
          </table:table-cell>
          <table:table-cell table:style-name="ce3" table:formula="of:=SIN(PI()*2/257*[.HY$1]*[.$B22]*[.$B22])/[.$B22]/[.$B22]" office:value-type="float" office:value="0.00239529992325333">
            <text:p>0.0023952999</text:p>
          </table:table-cell>
          <table:table-cell table:style-name="ce3" table:formula="of:=SIN(PI()*2/257*[.HZ$1]*[.$B22]*[.$B22])/[.$B22]/[.$B22]" office:value-type="float" office:value="0.00231915269622314">
            <text:p>0.0023191527</text:p>
          </table:table-cell>
          <table:table-cell table:style-name="ce3" table:formula="of:=SIN(PI()*2/257*[.IA$1]*[.$B22]*[.$B22])/[.$B22]/[.$B22]" office:value-type="float" office:value="0.00224161934800508">
            <text:p>0.0022416193</text:p>
          </table:table-cell>
          <table:table-cell table:style-name="ce3" table:formula="of:=SIN(PI()*2/257*[.IB$1]*[.$B22]*[.$B22])/[.$B22]/[.$B22]" office:value-type="float" office:value="0.00216274621906519">
            <text:p>0.0021627462</text:p>
          </table:table-cell>
          <table:table-cell table:style-name="ce3" table:formula="of:=SIN(PI()*2/257*[.IC$1]*[.$B22]*[.$B22])/[.$B22]/[.$B22]" office:value-type="float" office:value="0.00208258045063465">
            <text:p>0.0020825805</text:p>
          </table:table-cell>
          <table:table-cell table:style-name="ce3" table:formula="of:=SIN(PI()*2/257*[.ID$1]*[.$B22]*[.$B22])/[.$B22]/[.$B22]" office:value-type="float" office:value="0.00200116995653727">
            <text:p>0.00200117</text:p>
          </table:table-cell>
          <table:table-cell table:style-name="ce3" table:formula="of:=SIN(PI()*2/257*[.IE$1]*[.$B22]*[.$B22])/[.$B22]/[.$B22]" office:value-type="float" office:value="0.00191856339454759">
            <text:p>0.0019185634</text:p>
          </table:table-cell>
          <table:table-cell table:style-name="ce3" table:formula="of:=SIN(PI()*2/257*[.IF$1]*[.$B22]*[.$B22])/[.$B22]/[.$B22]" office:value-type="float" office:value="0.00183481013731194">
            <text:p>0.0018348101</text:p>
          </table:table-cell>
          <table:table-cell table:style-name="ce3" table:formula="of:=SIN(PI()*2/257*[.IG$1]*[.$B22]*[.$B22])/[.$B22]/[.$B22]" office:value-type="float" office:value="0.0017499602428384">
            <text:p>0.0017499602</text:p>
          </table:table-cell>
          <table:table-cell table:style-name="ce3" table:formula="of:=SIN(PI()*2/257*[.IH$1]*[.$B22]*[.$B22])/[.$B22]/[.$B22]" office:value-type="float" office:value="0.00166406442457712">
            <text:p>0.0016640644</text:p>
          </table:table-cell>
          <table:table-cell table:style-name="ce3" table:formula="of:=SIN(PI()*2/257*[.II$1]*[.$B22]*[.$B22])/[.$B22]/[.$B22]" office:value-type="float" office:value="0.00157717402111289">
            <text:p>0.001577174</text:p>
          </table:table-cell>
          <table:table-cell table:style-name="ce3" table:formula="of:=SIN(PI()*2/257*[.IJ$1]*[.$B22]*[.$B22])/[.$B22]/[.$B22]" office:value-type="float" office:value="0.0014893409654761">
            <text:p>0.001489341</text:p>
          </table:table-cell>
          <table:table-cell table:style-name="ce3" table:formula="of:=SIN(PI()*2/257*[.IK$1]*[.$B22]*[.$B22])/[.$B22]/[.$B22]" office:value-type="float" office:value="0.00140061775410632">
            <text:p>0.0014006178</text:p>
          </table:table-cell>
          <table:table-cell table:style-name="ce3" table:formula="of:=SIN(PI()*2/257*[.IL$1]*[.$B22]*[.$B22])/[.$B22]/[.$B22]" office:value-type="float" office:value="0.00131105741547527">
            <text:p>0.0013110574</text:p>
          </table:table-cell>
          <table:table-cell table:style-name="ce3" table:formula="of:=SIN(PI()*2/257*[.IM$1]*[.$B22]*[.$B22])/[.$B22]/[.$B22]" office:value-type="float" office:value="0.00122071347839165">
            <text:p>0.0012207135</text:p>
          </table:table-cell>
          <table:table-cell table:style-name="ce3" table:formula="of:=SIN(PI()*2/257*[.IN$1]*[.$B22]*[.$B22])/[.$B22]/[.$B22]" office:value-type="float" office:value="0.00112963994001116">
            <text:p>0.0011296399</text:p>
          </table:table-cell>
          <table:table-cell table:style-name="ce3" table:formula="of:=SIN(PI()*2/257*[.IO$1]*[.$B22]*[.$B22])/[.$B22]/[.$B22]" office:value-type="float" office:value="0.00103789123355828">
            <text:p>0.0010378912</text:p>
          </table:table-cell>
          <table:table-cell table:style-name="ce3" table:formula="of:=SIN(PI()*2/257*[.IP$1]*[.$B22]*[.$B22])/[.$B22]/[.$B22]" office:value-type="float" office:value="0.000945522195795662">
            <text:p>0.0009455222</text:p>
          </table:table-cell>
          <table:table-cell table:style-name="ce3" table:formula="of:=SIN(PI()*2/257*[.IQ$1]*[.$B22]*[.$B22])/[.$B22]/[.$B22]" office:value-type="float" office:value="0.000852588034248254">
            <text:p>0.000852588</text:p>
          </table:table-cell>
          <table:table-cell table:style-name="ce3" table:formula="of:=SIN(PI()*2/257*[.IR$1]*[.$B22]*[.$B22])/[.$B22]/[.$B22]" office:value-type="float" office:value="0.000759144294205763">
            <text:p>0.0007591443</text:p>
          </table:table-cell>
          <table:table-cell table:style-name="ce3" table:formula="of:=SIN(PI()*2/257*[.IS$1]*[.$B22]*[.$B22])/[.$B22]/[.$B22]" office:value-type="float" office:value="0.000665246825527574">
            <text:p>0.0006652468</text:p>
          </table:table-cell>
          <table:table-cell table:style-name="ce3" table:formula="of:=SIN(PI()*2/257*[.IT$1]*[.$B22]*[.$B22])/[.$B22]/[.$B22]" office:value-type="float" office:value="0.000570951749256954">
            <text:p>0.0005709517</text:p>
          </table:table-cell>
          <table:table-cell table:style-name="ce3" table:formula="of:=SIN(PI()*2/257*[.IU$1]*[.$B22]*[.$B22])/[.$B22]/[.$B22]" office:value-type="float" office:value="0.00047631542408186">
            <text:p>0.0004763154</text:p>
          </table:table-cell>
          <table:table-cell table:style-name="ce3" table:formula="of:=SIN(PI()*2/257*[.IV$1]*[.$B22]*[.$B22])/[.$B22]/[.$B22]" office:value-type="float" office:value="0.000381394412649367">
            <text:p>0.0003813944</text:p>
          </table:table-cell>
          <table:table-cell table:style-name="ce3" table:formula="of:=SIN(PI()*2/257*[.IW$1]*[.$B22]*[.$B22])/[.$B22]/[.$B22]" office:value-type="float" office:value="0.000286245447758172">
            <text:p>0.0002862454</text:p>
          </table:table-cell>
          <table:table-cell table:style-name="ce3" table:formula="of:=SIN(PI()*2/257*[.IX$1]*[.$B22]*[.$B22])/[.$B22]/[.$B22]" office:value-type="float" office:value="0.000190925398453837">
            <text:p>0.0001909254</text:p>
          </table:table-cell>
          <table:table-cell table:style-name="ce3" table:formula="of:=SIN(PI()*2/257*[.IY$1]*[.$B22]*[.$B22])/[.$B22]/[.$B22]" office:value-type="float" office:value="0.000095491236033738">
            <text:p>9.5491236033738E-0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umme</text:p>
          </table:table-cell>
          <table:table-cell table:formula="of:=SUM([.C7:.C22])" office:value-type="float" office:value="0">
            <text:p>0</text:p>
          </table:table-cell>
          <table:table-cell table:formula="of:=SUM([.D7:.D22])" office:value-type="float" office:value="0.179350954917764">
            <text:p>0.1793509549</text:p>
          </table:table-cell>
          <table:table-cell table:formula="of:=SUM([.E7:.E22])" office:value-type="float" office:value="0.250703292668644">
            <text:p>0.2507032927</text:p>
          </table:table-cell>
          <table:table-cell table:formula="of:=SUM([.F7:.F22])" office:value-type="float" office:value="0.301821445832281">
            <text:p>0.3018214458</text:p>
          </table:table-cell>
          <table:table-cell table:formula="of:=SUM([.G7:.G22])" office:value-type="float" office:value="0.342853142081862">
            <text:p>0.3428531421</text:p>
          </table:table-cell>
          <table:table-cell table:formula="of:=SUM([.H7:.H22])" office:value-type="float" office:value="0.377632553322676">
            <text:p>0.3776325533</text:p>
          </table:table-cell>
          <table:table-cell table:formula="of:=SUM([.I7:.I22])" office:value-type="float" office:value="0.408245030626933">
            <text:p>0.4082450306</text:p>
          </table:table-cell>
          <table:table-cell table:formula="of:=SUM([.J7:.J22])" office:value-type="float" office:value="0.436264796944677">
            <text:p>0.4362647969</text:p>
          </table:table-cell>
          <table:table-cell table:formula="of:=SUM([.K7:.K22])" office:value-type="float" office:value="0.46187158139183">
            <text:p>0.4618715814</text:p>
          </table:table-cell>
          <table:table-cell table:formula="of:=SUM([.L7:.L22])" office:value-type="float" office:value="0.473678726142424">
            <text:p>0.4736787261</text:p>
          </table:table-cell>
          <table:table-cell table:formula="of:=SUM([.M7:.M22])" office:value-type="float" office:value="0.474574895375495">
            <text:p>0.4745748954</text:p>
          </table:table-cell>
          <table:table-cell table:formula="of:=SUM([.N7:.N22])" office:value-type="float" office:value="0.538467591025914">
            <text:p>0.538467591</text:p>
          </table:table-cell>
          <table:table-cell table:formula="of:=SUM([.O7:.O22])" office:value-type="float" office:value="0.503577808993976">
            <text:p>0.503577809</text:p>
          </table:table-cell>
          <table:table-cell table:formula="of:=SUM([.P7:.P22])" office:value-type="float" office:value="0.577620815277066">
            <text:p>0.5776208153</text:p>
          </table:table-cell>
          <table:table-cell table:formula="of:=SUM([.Q7:.Q22])" office:value-type="float" office:value="0.553206056707636">
            <text:p>0.5532060567</text:p>
          </table:table-cell>
          <table:table-cell table:formula="of:=SUM([.R7:.R22])" office:value-type="float" office:value="0.545337799615081">
            <text:p>0.5453377996</text:p>
          </table:table-cell>
          <table:table-cell table:formula="of:=SUM([.S7:.S22])" office:value-type="float" office:value="0.620089516213392">
            <text:p>0.6200895162</text:p>
          </table:table-cell>
          <table:table-cell table:formula="of:=SUM([.T7:.T22])" office:value-type="float" office:value="0.636121956052257">
            <text:p>0.6361219561</text:p>
          </table:table-cell>
          <table:table-cell table:formula="of:=SUM([.U7:.U22])" office:value-type="float" office:value="0.577743807720122">
            <text:p>0.5777438077</text:p>
          </table:table-cell>
          <table:table-cell table:formula="of:=SUM([.V7:.V22])" office:value-type="float" office:value="0.555560426261682">
            <text:p>0.5555604263</text:p>
          </table:table-cell>
          <table:table-cell table:formula="of:=SUM([.W7:.W22])" office:value-type="float" office:value="0.618145064010516">
            <text:p>0.618145064</text:p>
          </table:table-cell>
          <table:table-cell table:formula="of:=SUM([.X7:.X22])" office:value-type="float" office:value="0.661208958782346">
            <text:p>0.6612089588</text:p>
          </table:table-cell>
          <table:table-cell table:formula="of:=SUM([.Y7:.Y22])" office:value-type="float" office:value="0.725069927629273">
            <text:p>0.7250699276</text:p>
          </table:table-cell>
          <table:table-cell table:formula="of:=SUM([.Z7:.Z22])" office:value-type="float" office:value="0.716071873445164">
            <text:p>0.7160718734</text:p>
          </table:table-cell>
          <table:table-cell table:formula="of:=SUM([.AA7:.AA22])" office:value-type="float" office:value="0.695672805243935">
            <text:p>0.6956728052</text:p>
          </table:table-cell>
          <table:table-cell table:formula="of:=SUM([.AB7:.AB22])" office:value-type="float" office:value="0.618539864005329">
            <text:p>0.618539864</text:p>
          </table:table-cell>
          <table:table-cell table:formula="of:=SUM([.AC7:.AC22])" office:value-type="float" office:value="0.616967213552351">
            <text:p>0.6169672136</text:p>
          </table:table-cell>
          <table:table-cell table:formula="of:=SUM([.AD7:.AD22])" office:value-type="float" office:value="0.565882005111525">
            <text:p>0.5658820051</text:p>
          </table:table-cell>
          <table:table-cell table:formula="of:=SUM([.AE7:.AE22])" office:value-type="float" office:value="0.604897006158687">
            <text:p>0.6048970062</text:p>
          </table:table-cell>
          <table:table-cell table:formula="of:=SUM([.AF7:.AF22])" office:value-type="float" office:value="0.690240026238771">
            <text:p>0.6902400262</text:p>
          </table:table-cell>
          <table:table-cell table:formula="of:=SUM([.AG7:.AG22])" office:value-type="float" office:value="0.685635804857056">
            <text:p>0.6856358049</text:p>
          </table:table-cell>
          <table:table-cell table:formula="of:=SUM([.AH7:.AH22])" office:value-type="float" office:value="0.738701690273693">
            <text:p>0.7387016903</text:p>
          </table:table-cell>
          <table:table-cell table:formula="of:=SUM([.AI7:.AI22])" office:value-type="float" office:value="0.831334177724781">
            <text:p>0.8313341777</text:p>
          </table:table-cell>
          <table:table-cell table:formula="of:=SUM([.AJ7:.AJ22])" office:value-type="float" office:value="0.858725060471463">
            <text:p>0.8587250605</text:p>
          </table:table-cell>
          <table:table-cell table:formula="of:=SUM([.AK7:.AK22])" office:value-type="float" office:value="0.84925611034034">
            <text:p>0.8492561103</text:p>
          </table:table-cell>
          <table:table-cell table:formula="of:=SUM([.AL7:.AL22])" office:value-type="float" office:value="0.806781197555327">
            <text:p>0.8067811976</text:p>
          </table:table-cell>
          <table:table-cell table:formula="of:=SUM([.AM7:.AM22])" office:value-type="float" office:value="0.846523830281894">
            <text:p>0.8465238303</text:p>
          </table:table-cell>
          <table:table-cell table:formula="of:=SUM([.AN7:.AN22])" office:value-type="float" office:value="0.863564765107136">
            <text:p>0.8635647651</text:p>
          </table:table-cell>
          <table:table-cell table:formula="of:=SUM([.AO7:.AO22])" office:value-type="float" office:value="0.810285952203443">
            <text:p>0.8102859522</text:p>
          </table:table-cell>
          <table:table-cell table:formula="of:=SUM([.AP7:.AP22])" office:value-type="float" office:value="0.742859183295856">
            <text:p>0.7428591833</text:p>
          </table:table-cell>
          <table:table-cell table:formula="of:=SUM([.AQ7:.AQ22])" office:value-type="float" office:value="0.651114908989301">
            <text:p>0.651114909</text:p>
          </table:table-cell>
          <table:table-cell table:formula="of:=SUM([.AR7:.AR22])" office:value-type="float" office:value="0.636747437828422">
            <text:p>0.6367474378</text:p>
          </table:table-cell>
          <table:table-cell table:formula="of:=SUM([.AS7:.AS22])" office:value-type="float" office:value="0.636192667001245">
            <text:p>0.636192667</text:p>
          </table:table-cell>
          <table:table-cell table:formula="of:=SUM([.AT7:.AT22])" office:value-type="float" office:value="0.626413013440704">
            <text:p>0.6264130134</text:p>
          </table:table-cell>
          <table:table-cell table:formula="of:=SUM([.AU7:.AU22])" office:value-type="float" office:value="0.607804339482872">
            <text:p>0.6078043395</text:p>
          </table:table-cell>
          <table:table-cell table:formula="of:=SUM([.AV7:.AV22])" office:value-type="float" office:value="0.628054730472132">
            <text:p>0.6280547305</text:p>
          </table:table-cell>
          <table:table-cell table:formula="of:=SUM([.AW7:.AW22])" office:value-type="float" office:value="0.529114020837281">
            <text:p>0.5291140208</text:p>
          </table:table-cell>
          <table:table-cell table:formula="of:=SUM([.AX7:.AX22])" office:value-type="float" office:value="0.499312646088705">
            <text:p>0.4993126461</text:p>
          </table:table-cell>
          <table:table-cell table:formula="of:=SUM([.AY7:.AY22])" office:value-type="float" office:value="0.498936524847777">
            <text:p>0.4989365248</text:p>
          </table:table-cell>
          <table:table-cell table:formula="of:=SUM([.AZ7:.AZ22])" office:value-type="float" office:value="0.581321334393134">
            <text:p>0.5813213344</text:p>
          </table:table-cell>
          <table:table-cell table:formula="of:=SUM([.BA7:.BA22])" office:value-type="float" office:value="0.575058235561843">
            <text:p>0.5750582356</text:p>
          </table:table-cell>
          <table:table-cell table:formula="of:=SUM([.BB7:.BB22])" office:value-type="float" office:value="0.614832045666565">
            <text:p>0.6148320457</text:p>
          </table:table-cell>
          <table:table-cell table:formula="of:=SUM([.BC7:.BC22])" office:value-type="float" office:value="0.731760177302064">
            <text:p>0.7317601773</text:p>
          </table:table-cell>
          <table:table-cell table:formula="of:=SUM([.BD7:.BD22])" office:value-type="float" office:value="0.753775025706849">
            <text:p>0.7537750257</text:p>
          </table:table-cell>
          <table:table-cell table:formula="of:=SUM([.BE7:.BE22])" office:value-type="float" office:value="0.807092464056345">
            <text:p>0.8070924641</text:p>
          </table:table-cell>
          <table:table-cell table:formula="of:=SUM([.BF7:.BF22])" office:value-type="float" office:value="0.757902656756554">
            <text:p>0.7579026568</text:p>
          </table:table-cell>
          <table:table-cell table:formula="of:=SUM([.BG7:.BG22])" office:value-type="float" office:value="0.722108386485734">
            <text:p>0.7221083865</text:p>
          </table:table-cell>
          <table:table-cell table:formula="of:=SUM([.BH7:.BH22])" office:value-type="float" office:value="0.777633985706897">
            <text:p>0.7776339857</text:p>
          </table:table-cell>
          <table:table-cell table:formula="of:=SUM([.BI7:.BI22])" office:value-type="float" office:value="0.844743567095359">
            <text:p>0.8447435671</text:p>
          </table:table-cell>
          <table:table-cell table:formula="of:=SUM([.BJ7:.BJ22])" office:value-type="float" office:value="0.823461995010324">
            <text:p>0.823461995</text:p>
          </table:table-cell>
          <table:table-cell table:formula="of:=SUM([.BK7:.BK22])" office:value-type="float" office:value="0.877826409094377">
            <text:p>0.8778264091</text:p>
          </table:table-cell>
          <table:table-cell table:formula="of:=SUM([.BL7:.BL22])" office:value-type="float" office:value="0.920851209510813">
            <text:p>0.9208512095</text:p>
          </table:table-cell>
          <table:table-cell table:formula="of:=SUM([.BM7:.BM22])" office:value-type="float" office:value="0.967442887624605">
            <text:p>0.9674428876</text:p>
          </table:table-cell>
          <table:table-cell table:formula="of:=SUM([.BN7:.BN22])" office:value-type="float" office:value="1.03063988365954">
            <text:p>1.0306398837</text:p>
          </table:table-cell>
          <table:table-cell table:formula="of:=SUM([.BO7:.BO22])" office:value-type="float" office:value="1.14683885983951">
            <text:p>1.1468388598</text:p>
          </table:table-cell>
          <table:table-cell table:formula="of:=SUM([.BP7:.BP22])" office:value-type="float" office:value="1.22040242526384">
            <text:p>1.2204024253</text:p>
          </table:table-cell>
          <table:table-cell table:formula="of:=SUM([.BQ7:.BQ22])" office:value-type="float" office:value="1.20870706674237">
            <text:p>1.2087070667</text:p>
          </table:table-cell>
          <table:table-cell table:formula="of:=SUM([.BR7:.BR22])" office:value-type="float" office:value="1.19589567359006">
            <text:p>1.1958956736</text:p>
          </table:table-cell>
          <table:table-cell table:formula="of:=SUM([.BS7:.BS22])" office:value-type="float" office:value="1.17948606019658">
            <text:p>1.1794860602</text:p>
          </table:table-cell>
          <table:table-cell table:formula="of:=SUM([.BT7:.BT22])" office:value-type="float" office:value="1.1628386055068">
            <text:p>1.1628386055</text:p>
          </table:table-cell>
          <table:table-cell table:formula="of:=SUM([.BU7:.BU22])" office:value-type="float" office:value="1.18972606277904">
            <text:p>1.1897260628</text:p>
          </table:table-cell>
          <table:table-cell table:formula="of:=SUM([.BV7:.BV22])" office:value-type="float" office:value="1.12565818050381">
            <text:p>1.1256581805</text:p>
          </table:table-cell>
          <table:table-cell table:formula="of:=SUM([.BW7:.BW22])" office:value-type="float" office:value="1.12386835981113">
            <text:p>1.1238683598</text:p>
          </table:table-cell>
          <table:table-cell table:formula="of:=SUM([.BX7:.BX22])" office:value-type="float" office:value="1.16305731052438">
            <text:p>1.1630573105</text:p>
          </table:table-cell>
          <table:table-cell table:formula="of:=SUM([.BY7:.BY22])" office:value-type="float" office:value="1.13960713365523">
            <text:p>1.1396071337</text:p>
          </table:table-cell>
          <table:table-cell table:formula="of:=SUM([.BZ7:.BZ22])" office:value-type="float" office:value="1.10255503524726">
            <text:p>1.1025550352</text:p>
          </table:table-cell>
          <table:table-cell table:formula="of:=SUM([.CA7:.CA22])" office:value-type="float" office:value="1.00139701047315">
            <text:p>1.0013970105</text:p>
          </table:table-cell>
          <table:table-cell table:formula="of:=SUM([.CB7:.CB22])" office:value-type="float" office:value="1.00726361749155">
            <text:p>1.0072636175</text:p>
          </table:table-cell>
          <table:table-cell table:formula="of:=SUM([.CC7:.CC22])" office:value-type="float" office:value="0.981100597772143">
            <text:p>0.9811005978</text:p>
          </table:table-cell>
          <table:table-cell table:formula="of:=SUM([.CD7:.CD22])" office:value-type="float" office:value="1.01165818613054">
            <text:p>1.0116581861</text:p>
          </table:table-cell>
          <table:table-cell table:formula="of:=SUM([.CE7:.CE22])" office:value-type="float" office:value="1.06439989192057">
            <text:p>1.0643998919</text:p>
          </table:table-cell>
          <table:table-cell table:formula="of:=SUM([.CF7:.CF22])" office:value-type="float" office:value="1.10693424091231">
            <text:p>1.1069342409</text:p>
          </table:table-cell>
          <table:table-cell table:formula="of:=SUM([.CG7:.CG22])" office:value-type="float" office:value="1.0657420845752">
            <text:p>1.0657420846</text:p>
          </table:table-cell>
          <table:table-cell table:formula="of:=SUM([.CH7:.CH22])" office:value-type="float" office:value="1.11546399654649">
            <text:p>1.1154639965</text:p>
          </table:table-cell>
          <table:table-cell table:formula="of:=SUM([.CI7:.CI22])" office:value-type="float" office:value="1.13998204078898">
            <text:p>1.1399820408</text:p>
          </table:table-cell>
          <table:table-cell table:formula="of:=SUM([.CJ7:.CJ22])" office:value-type="float" office:value="1.17913071479765">
            <text:p>1.1791307148</text:p>
          </table:table-cell>
          <table:table-cell table:formula="of:=SUM([.CK7:.CK22])" office:value-type="float" office:value="1.20317325006728">
            <text:p>1.2031732501</text:p>
          </table:table-cell>
          <table:table-cell table:formula="of:=SUM([.CL7:.CL22])" office:value-type="float" office:value="1.12123713063417">
            <text:p>1.1212371306</text:p>
          </table:table-cell>
          <table:table-cell table:formula="of:=SUM([.CM7:.CM22])" office:value-type="float" office:value="1.06787310344603">
            <text:p>1.0678731034</text:p>
          </table:table-cell>
          <table:table-cell table:formula="of:=SUM([.CN7:.CN22])" office:value-type="float" office:value="1.00447999705037">
            <text:p>1.0044799971</text:p>
          </table:table-cell>
          <table:table-cell table:formula="of:=SUM([.CO7:.CO22])" office:value-type="float" office:value="0.988668724611425">
            <text:p>0.9886687246</text:p>
          </table:table-cell>
          <table:table-cell table:formula="of:=SUM([.CP7:.CP22])" office:value-type="float" office:value="0.888979778909474">
            <text:p>0.8889797789</text:p>
          </table:table-cell>
          <table:table-cell table:formula="of:=SUM([.CQ7:.CQ22])" office:value-type="float" office:value="0.881469857162327">
            <text:p>0.8814698572</text:p>
          </table:table-cell>
          <table:table-cell table:formula="of:=SUM([.CR7:.CR22])" office:value-type="float" office:value="0.922436532252151">
            <text:p>0.9224365323</text:p>
          </table:table-cell>
          <table:table-cell table:formula="of:=SUM([.CS7:.CS22])" office:value-type="float" office:value="0.896137665413742">
            <text:p>0.8961376654</text:p>
          </table:table-cell>
          <table:table-cell table:formula="of:=SUM([.CT7:.CT22])" office:value-type="float" office:value="0.89229781425712">
            <text:p>0.8922978143</text:p>
          </table:table-cell>
          <table:table-cell table:formula="of:=SUM([.CU7:.CU22])" office:value-type="float" office:value="0.881075090227882">
            <text:p>0.8810750902</text:p>
          </table:table-cell>
          <table:table-cell table:formula="of:=SUM([.CV7:.CV22])" office:value-type="float" office:value="0.749703924979586">
            <text:p>0.749703925</text:p>
          </table:table-cell>
          <table:table-cell table:formula="of:=SUM([.CW7:.CW22])" office:value-type="float" office:value="0.668526842674358">
            <text:p>0.6685268427</text:p>
          </table:table-cell>
          <table:table-cell table:formula="of:=SUM([.CX7:.CX22])" office:value-type="float" office:value="0.599607034988041">
            <text:p>0.599607035</text:p>
          </table:table-cell>
          <table:table-cell table:formula="of:=SUM([.CY7:.CY22])" office:value-type="float" office:value="0.570455971556398">
            <text:p>0.5704559716</text:p>
          </table:table-cell>
          <table:table-cell table:formula="of:=SUM([.CZ7:.CZ22])" office:value-type="float" office:value="0.564231674715736">
            <text:p>0.5642316747</text:p>
          </table:table-cell>
          <table:table-cell table:formula="of:=SUM([.DA7:.DA22])" office:value-type="float" office:value="0.505778763603369">
            <text:p>0.5057787636</text:p>
          </table:table-cell>
          <table:table-cell table:formula="of:=SUM([.DB7:.DB22])" office:value-type="float" office:value="0.380480399525012">
            <text:p>0.3804803995</text:p>
          </table:table-cell>
          <table:table-cell table:formula="of:=SUM([.DC7:.DC22])" office:value-type="float" office:value="0.308233934056438">
            <text:p>0.3082339341</text:p>
          </table:table-cell>
          <table:table-cell table:formula="of:=SUM([.DD7:.DD22])" office:value-type="float" office:value="0.266024771197227">
            <text:p>0.2660247712</text:p>
          </table:table-cell>
          <table:table-cell table:formula="of:=SUM([.DE7:.DE22])" office:value-type="float" office:value="0.220070867924214">
            <text:p>0.2200708679</text:p>
          </table:table-cell>
          <table:table-cell table:formula="of:=SUM([.DF7:.DF22])" office:value-type="float" office:value="0.120915205153592">
            <text:p>0.1209152052</text:p>
          </table:table-cell>
          <table:table-cell table:formula="of:=SUM([.DG7:.DG22])" office:value-type="float" office:value="0.0793823944898946">
            <text:p>0.0793823945</text:p>
          </table:table-cell>
          <table:table-cell table:formula="of:=SUM([.DH7:.DH22])" office:value-type="float" office:value="0.0804969480721261">
            <text:p>0.0804969481</text:p>
          </table:table-cell>
          <table:table-cell table:formula="of:=SUM([.DI7:.DI22])" office:value-type="float" office:value="0.00830495462776082">
            <text:p>0.0083049546</text:p>
          </table:table-cell>
          <table:table-cell table:formula="of:=SUM([.DJ7:.DJ22])" office:value-type="float" office:value="0.0412174078507495">
            <text:p>0.0412174079</text:p>
          </table:table-cell>
          <table:table-cell table:formula="of:=SUM([.DK7:.DK22])" office:value-type="float" office:value="0.0255149740074032">
            <text:p>0.025514974</text:p>
          </table:table-cell>
          <table:table-cell table:formula="of:=SUM([.DL7:.DL22])" office:value-type="float" office:value="0.0953958804843307">
            <text:p>0.0953958805</text:p>
          </table:table-cell>
          <table:table-cell table:formula="of:=SUM([.DM7:.DM22])" office:value-type="float" office:value="0.117757416622938">
            <text:p>0.1177574166</text:p>
          </table:table-cell>
          <table:table-cell table:formula="of:=SUM([.DN7:.DN22])" office:value-type="float" office:value="0.184132883732207">
            <text:p>0.1841328837</text:p>
          </table:table-cell>
          <table:table-cell table:formula="of:=SUM([.DO7:.DO22])" office:value-type="float" office:value="0.241627275618506">
            <text:p>0.2416272756</text:p>
          </table:table-cell>
          <table:table-cell table:formula="of:=SUM([.DP7:.DP22])" office:value-type="float" office:value="0.247735831518931">
            <text:p>0.2477358315</text:p>
          </table:table-cell>
          <table:table-cell table:formula="of:=SUM([.DQ7:.DQ22])" office:value-type="float" office:value="0.192069397369281">
            <text:p>0.1920693974</text:p>
          </table:table-cell>
          <table:table-cell table:formula="of:=SUM([.DR7:.DR22])" office:value-type="float" office:value="0.0952512586546132">
            <text:p>0.0952512587</text:p>
          </table:table-cell>
          <table:table-cell table:formula="of:=SUM([.DS7:.DS22])" office:value-type="float" office:value="0.0370044643455722">
            <text:p>0.0370044643</text:p>
          </table:table-cell>
          <table:table-cell table:formula="of:=SUM([.DT7:.DT22])" office:value-type="float" office:value="0.0907688512491442">
            <text:p>0.0907688512</text:p>
          </table:table-cell>
          <table:table-cell table:formula="of:=SUM([.DU7:.DU22])" office:value-type="float" office:value="0.117267151327109">
            <text:p>0.1172671513</text:p>
          </table:table-cell>
          <table:table-cell table:formula="of:=SUM([.DV7:.DV22])" office:value-type="float" office:value="0.0300768503061587">
            <text:p>0.0300768503</text:p>
          </table:table-cell>
          <table:table-cell table:formula="of:=SUM([.DW7:.DW22])" office:value-type="float" office:value="0.0606361124586368">
            <text:p>0.0606361125</text:p>
          </table:table-cell>
          <table:table-cell table:formula="of:=SUM([.DX7:.DX22])" office:value-type="float" office:value="0.0496228777062813">
            <text:p>0.0496228777</text:p>
          </table:table-cell>
          <table:table-cell table:formula="of:=SUM([.DY7:.DY22])" office:value-type="float" office:value="0.0333082636045069">
            <text:p>0.0333082636</text:p>
          </table:table-cell>
          <table:table-cell table:formula="of:=SUM([.DZ7:.DZ22])" office:value-type="float" office:value="0.0195619198970971">
            <text:p>0.0195619199</text:p>
          </table:table-cell>
          <table:table-cell table:formula="of:=SUM([.EA7:.EA22])" office:value-type="float" office:value="0.00647510520898783">
            <text:p>0.0064751052</text:p>
          </table:table-cell>
          <table:table-cell table:formula="of:=SUM([.EB7:.EB22])" office:value-type="float" office:value="-0.00647510520898805">
            <text:p>-0.0064751052</text:p>
          </table:table-cell>
          <table:table-cell table:formula="of:=SUM([.EC7:.EC22])" office:value-type="float" office:value="-0.0195619198970972">
            <text:p>-0.0195619199</text:p>
          </table:table-cell>
          <table:table-cell table:formula="of:=SUM([.ED7:.ED22])" office:value-type="float" office:value="-0.0333082636045083">
            <text:p>-0.0333082636</text:p>
          </table:table-cell>
          <table:table-cell table:formula="of:=SUM([.EE7:.EE22])" office:value-type="float" office:value="-0.0496228777062802">
            <text:p>-0.0496228777</text:p>
          </table:table-cell>
          <table:table-cell table:formula="of:=SUM([.EF7:.EF22])" office:value-type="float" office:value="-0.0606361124586357">
            <text:p>-0.0606361125</text:p>
          </table:table-cell>
          <table:table-cell table:formula="of:=SUM([.EG7:.EG22])" office:value-type="float" office:value="-0.0300768503061592">
            <text:p>-0.0300768503</text:p>
          </table:table-cell>
          <table:table-cell table:formula="of:=SUM([.EH7:.EH22])" office:value-type="float" office:value="-0.117267151327107">
            <text:p>-0.1172671513</text:p>
          </table:table-cell>
          <table:table-cell table:formula="of:=SUM([.EI7:.EI22])" office:value-type="float" office:value="-0.0907688512491445">
            <text:p>-0.0907688512</text:p>
          </table:table-cell>
          <table:table-cell table:formula="of:=SUM([.EJ7:.EJ22])" office:value-type="float" office:value="-0.0370044643455713">
            <text:p>-0.0370044643</text:p>
          </table:table-cell>
          <table:table-cell table:formula="of:=SUM([.EK7:.EK22])" office:value-type="float" office:value="-0.0952512586546131">
            <text:p>-0.0952512587</text:p>
          </table:table-cell>
          <table:table-cell table:formula="of:=SUM([.EL7:.EL22])" office:value-type="float" office:value="-0.19206939736928">
            <text:p>-0.1920693974</text:p>
          </table:table-cell>
          <table:table-cell table:formula="of:=SUM([.EM7:.EM22])" office:value-type="float" office:value="-0.247735831518929">
            <text:p>-0.2477358315</text:p>
          </table:table-cell>
          <table:table-cell table:formula="of:=SUM([.EN7:.EN22])" office:value-type="float" office:value="-0.241627275618506">
            <text:p>-0.2416272756</text:p>
          </table:table-cell>
          <table:table-cell table:formula="of:=SUM([.EO7:.EO22])" office:value-type="float" office:value="-0.184132883732207">
            <text:p>-0.1841328837</text:p>
          </table:table-cell>
          <table:table-cell table:formula="of:=SUM([.EP7:.EP22])" office:value-type="float" office:value="-0.117757416622939">
            <text:p>-0.1177574166</text:p>
          </table:table-cell>
          <table:table-cell table:formula="of:=SUM([.EQ7:.EQ22])" office:value-type="float" office:value="-0.0953958804843319">
            <text:p>-0.0953958805</text:p>
          </table:table-cell>
          <table:table-cell table:formula="of:=SUM([.ER7:.ER22])" office:value-type="float" office:value="-0.0255149740074022">
            <text:p>-0.025514974</text:p>
          </table:table-cell>
          <table:table-cell table:formula="of:=SUM([.ES7:.ES22])" office:value-type="float" office:value="-0.0412174078507502">
            <text:p>-0.0412174079</text:p>
          </table:table-cell>
          <table:table-cell table:formula="of:=SUM([.ET7:.ET22])" office:value-type="float" office:value="-0.00830495462775926">
            <text:p>-0.0083049546</text:p>
          </table:table-cell>
          <table:table-cell table:formula="of:=SUM([.EU7:.EU22])" office:value-type="float" office:value="-0.0804969480721264">
            <text:p>-0.0804969481</text:p>
          </table:table-cell>
          <table:table-cell table:formula="of:=SUM([.EV7:.EV22])" office:value-type="float" office:value="-0.0793823944898941">
            <text:p>-0.0793823945</text:p>
          </table:table-cell>
          <table:table-cell table:formula="of:=SUM([.EW7:.EW22])" office:value-type="float" office:value="-0.120915205153589">
            <text:p>-0.1209152052</text:p>
          </table:table-cell>
          <table:table-cell table:formula="of:=SUM([.EX7:.EX22])" office:value-type="float" office:value="-0.220070867924212">
            <text:p>-0.2200708679</text:p>
          </table:table-cell>
          <table:table-cell table:formula="of:=SUM([.EY7:.EY22])" office:value-type="float" office:value="-0.266024771197227">
            <text:p>-0.2660247712</text:p>
          </table:table-cell>
          <table:table-cell table:formula="of:=SUM([.EZ7:.EZ22])" office:value-type="float" office:value="-0.308233934056438">
            <text:p>-0.3082339341</text:p>
          </table:table-cell>
          <table:table-cell table:formula="of:=SUM([.FA7:.FA22])" office:value-type="float" office:value="-0.38048039952501">
            <text:p>-0.3804803995</text:p>
          </table:table-cell>
          <table:table-cell table:formula="of:=SUM([.FB7:.FB22])" office:value-type="float" office:value="-0.505778763603368">
            <text:p>-0.5057787636</text:p>
          </table:table-cell>
          <table:table-cell table:formula="of:=SUM([.FC7:.FC22])" office:value-type="float" office:value="-0.564231674715736">
            <text:p>-0.5642316747</text:p>
          </table:table-cell>
          <table:table-cell table:formula="of:=SUM([.FD7:.FD22])" office:value-type="float" office:value="-0.570455971556398">
            <text:p>-0.5704559716</text:p>
          </table:table-cell>
          <table:table-cell table:formula="of:=SUM([.FE7:.FE22])" office:value-type="float" office:value="-0.599607034988039">
            <text:p>-0.599607035</text:p>
          </table:table-cell>
          <table:table-cell table:formula="of:=SUM([.FF7:.FF22])" office:value-type="float" office:value="-0.668526842674357">
            <text:p>-0.6685268427</text:p>
          </table:table-cell>
          <table:table-cell table:formula="of:=SUM([.FG7:.FG22])" office:value-type="float" office:value="-0.749703924979583">
            <text:p>-0.749703925</text:p>
          </table:table-cell>
          <table:table-cell table:formula="of:=SUM([.FH7:.FH22])" office:value-type="float" office:value="-0.881075090227881">
            <text:p>-0.8810750902</text:p>
          </table:table-cell>
          <table:table-cell table:formula="of:=SUM([.FI7:.FI22])" office:value-type="float" office:value="-0.892297814257119">
            <text:p>-0.8922978143</text:p>
          </table:table-cell>
          <table:table-cell table:formula="of:=SUM([.FJ7:.FJ22])" office:value-type="float" office:value="-0.896137665413742">
            <text:p>-0.8961376654</text:p>
          </table:table-cell>
          <table:table-cell table:formula="of:=SUM([.FK7:.FK22])" office:value-type="float" office:value="-0.922436532252152">
            <text:p>-0.9224365323</text:p>
          </table:table-cell>
          <table:table-cell table:formula="of:=SUM([.FL7:.FL22])" office:value-type="float" office:value="-0.881469857162325">
            <text:p>-0.8814698572</text:p>
          </table:table-cell>
          <table:table-cell table:formula="of:=SUM([.FM7:.FM22])" office:value-type="float" office:value="-0.888979778909472">
            <text:p>-0.8889797789</text:p>
          </table:table-cell>
          <table:table-cell table:formula="of:=SUM([.FN7:.FN22])" office:value-type="float" office:value="-0.988668724611424">
            <text:p>-0.9886687246</text:p>
          </table:table-cell>
          <table:table-cell table:formula="of:=SUM([.FO7:.FO22])" office:value-type="float" office:value="-1.00447999705037">
            <text:p>-1.0044799971</text:p>
          </table:table-cell>
          <table:table-cell table:formula="of:=SUM([.FP7:.FP22])" office:value-type="float" office:value="-1.06787310344603">
            <text:p>-1.0678731034</text:p>
          </table:table-cell>
          <table:table-cell table:formula="of:=SUM([.FQ7:.FQ22])" office:value-type="float" office:value="-1.12123713063417">
            <text:p>-1.1212371306</text:p>
          </table:table-cell>
          <table:table-cell table:formula="of:=SUM([.FR7:.FR22])" office:value-type="float" office:value="-1.20317325006728">
            <text:p>-1.2031732501</text:p>
          </table:table-cell>
          <table:table-cell table:formula="of:=SUM([.FS7:.FS22])" office:value-type="float" office:value="-1.17913071479765">
            <text:p>-1.1791307148</text:p>
          </table:table-cell>
          <table:table-cell table:formula="of:=SUM([.FT7:.FT22])" office:value-type="float" office:value="-1.13998204078898">
            <text:p>-1.1399820408</text:p>
          </table:table-cell>
          <table:table-cell table:formula="of:=SUM([.FU7:.FU22])" office:value-type="float" office:value="-1.11546399654649">
            <text:p>-1.1154639965</text:p>
          </table:table-cell>
          <table:table-cell table:formula="of:=SUM([.FV7:.FV22])" office:value-type="float" office:value="-1.06574208457521">
            <text:p>-1.0657420846</text:p>
          </table:table-cell>
          <table:table-cell table:formula="of:=SUM([.FW7:.FW22])" office:value-type="float" office:value="-1.10693424091231">
            <text:p>-1.1069342409</text:p>
          </table:table-cell>
          <table:table-cell table:formula="of:=SUM([.FX7:.FX22])" office:value-type="float" office:value="-1.06439989192057">
            <text:p>-1.0643998919</text:p>
          </table:table-cell>
          <table:table-cell table:formula="of:=SUM([.FY7:.FY22])" office:value-type="float" office:value="-1.01165818613054">
            <text:p>-1.0116581861</text:p>
          </table:table-cell>
          <table:table-cell table:formula="of:=SUM([.FZ7:.FZ22])" office:value-type="float" office:value="-0.98110059777214">
            <text:p>-0.9811005978</text:p>
          </table:table-cell>
          <table:table-cell table:formula="of:=SUM([.GA7:.GA22])" office:value-type="float" office:value="-1.00726361749155">
            <text:p>-1.0072636175</text:p>
          </table:table-cell>
          <table:table-cell table:formula="of:=SUM([.GB7:.GB22])" office:value-type="float" office:value="-1.00139701047314">
            <text:p>-1.0013970105</text:p>
          </table:table-cell>
          <table:table-cell table:formula="of:=SUM([.GC7:.GC22])" office:value-type="float" office:value="-1.10255503524726">
            <text:p>-1.1025550352</text:p>
          </table:table-cell>
          <table:table-cell table:formula="of:=SUM([.GD7:.GD22])" office:value-type="float" office:value="-1.13960713365523">
            <text:p>-1.1396071337</text:p>
          </table:table-cell>
          <table:table-cell table:formula="of:=SUM([.GE7:.GE22])" office:value-type="float" office:value="-1.16305731052438">
            <text:p>-1.1630573105</text:p>
          </table:table-cell>
          <table:table-cell table:formula="of:=SUM([.GF7:.GF22])" office:value-type="float" office:value="-1.12386835981113">
            <text:p>-1.1238683598</text:p>
          </table:table-cell>
          <table:table-cell table:formula="of:=SUM([.GG7:.GG22])" office:value-type="float" office:value="-1.12565818050381">
            <text:p>-1.1256581805</text:p>
          </table:table-cell>
          <table:table-cell table:formula="of:=SUM([.GH7:.GH22])" office:value-type="float" office:value="-1.18972606277904">
            <text:p>-1.1897260628</text:p>
          </table:table-cell>
          <table:table-cell table:formula="of:=SUM([.GI7:.GI22])" office:value-type="float" office:value="-1.1628386055068">
            <text:p>-1.1628386055</text:p>
          </table:table-cell>
          <table:table-cell table:formula="of:=SUM([.GJ7:.GJ22])" office:value-type="float" office:value="-1.17948606019657">
            <text:p>-1.1794860602</text:p>
          </table:table-cell>
          <table:table-cell table:formula="of:=SUM([.GK7:.GK22])" office:value-type="float" office:value="-1.19589567359006">
            <text:p>-1.1958956736</text:p>
          </table:table-cell>
          <table:table-cell table:formula="of:=SUM([.GL7:.GL22])" office:value-type="float" office:value="-1.20870706674237">
            <text:p>-1.2087070667</text:p>
          </table:table-cell>
          <table:table-cell table:formula="of:=SUM([.GM7:.GM22])" office:value-type="float" office:value="-1.22040242526384">
            <text:p>-1.2204024253</text:p>
          </table:table-cell>
          <table:table-cell table:formula="of:=SUM([.GN7:.GN22])" office:value-type="float" office:value="-1.14683885983951">
            <text:p>-1.1468388598</text:p>
          </table:table-cell>
          <table:table-cell table:formula="of:=SUM([.GO7:.GO22])" office:value-type="float" office:value="-1.03063988365954">
            <text:p>-1.0306398837</text:p>
          </table:table-cell>
          <table:table-cell table:formula="of:=SUM([.GP7:.GP22])" office:value-type="float" office:value="-0.967442887624606">
            <text:p>-0.9674428876</text:p>
          </table:table-cell>
          <table:table-cell table:formula="of:=SUM([.GQ7:.GQ22])" office:value-type="float" office:value="-0.920851209510813">
            <text:p>-0.9208512095</text:p>
          </table:table-cell>
          <table:table-cell table:formula="of:=SUM([.GR7:.GR22])" office:value-type="float" office:value="-0.877826409094377">
            <text:p>-0.8778264091</text:p>
          </table:table-cell>
          <table:table-cell table:formula="of:=SUM([.GS7:.GS22])" office:value-type="float" office:value="-0.823461995010324">
            <text:p>-0.823461995</text:p>
          </table:table-cell>
          <table:table-cell table:formula="of:=SUM([.GT7:.GT22])" office:value-type="float" office:value="-0.844743567095359">
            <text:p>-0.8447435671</text:p>
          </table:table-cell>
          <table:table-cell table:formula="of:=SUM([.GU7:.GU22])" office:value-type="float" office:value="-0.7776339857069">
            <text:p>-0.7776339857</text:p>
          </table:table-cell>
          <table:table-cell table:formula="of:=SUM([.GV7:.GV22])" office:value-type="float" office:value="-0.722108386485735">
            <text:p>-0.7221083865</text:p>
          </table:table-cell>
          <table:table-cell table:formula="of:=SUM([.GW7:.GW22])" office:value-type="float" office:value="-0.757902656756554">
            <text:p>-0.7579026568</text:p>
          </table:table-cell>
          <table:table-cell table:formula="of:=SUM([.GX7:.GX22])" office:value-type="float" office:value="-0.807092464056346">
            <text:p>-0.8070924641</text:p>
          </table:table-cell>
          <table:table-cell table:formula="of:=SUM([.GY7:.GY22])" office:value-type="float" office:value="-0.753775025706849">
            <text:p>-0.7537750257</text:p>
          </table:table-cell>
          <table:table-cell table:formula="of:=SUM([.GZ7:.GZ22])" office:value-type="float" office:value="-0.731760177302065">
            <text:p>-0.7317601773</text:p>
          </table:table-cell>
          <table:table-cell table:formula="of:=SUM([.HA7:.HA22])" office:value-type="float" office:value="-0.614832045666568">
            <text:p>-0.6148320457</text:p>
          </table:table-cell>
          <table:table-cell table:formula="of:=SUM([.HB7:.HB22])" office:value-type="float" office:value="-0.575058235561843">
            <text:p>-0.5750582356</text:p>
          </table:table-cell>
          <table:table-cell table:formula="of:=SUM([.HC7:.HC22])" office:value-type="float" office:value="-0.581321334393133">
            <text:p>-0.5813213344</text:p>
          </table:table-cell>
          <table:table-cell table:formula="of:=SUM([.HD7:.HD22])" office:value-type="float" office:value="-0.498936524847778">
            <text:p>-0.4989365248</text:p>
          </table:table-cell>
          <table:table-cell table:formula="of:=SUM([.HE7:.HE22])" office:value-type="float" office:value="-0.499312646088707">
            <text:p>-0.4993126461</text:p>
          </table:table-cell>
          <table:table-cell table:formula="of:=SUM([.HF7:.HF22])" office:value-type="float" office:value="-0.529114020837281">
            <text:p>-0.5291140208</text:p>
          </table:table-cell>
          <table:table-cell table:formula="of:=SUM([.HG7:.HG22])" office:value-type="float" office:value="-0.628054730472132">
            <text:p>-0.6280547305</text:p>
          </table:table-cell>
          <table:table-cell table:formula="of:=SUM([.HH7:.HH22])" office:value-type="float" office:value="-0.607804339482871">
            <text:p>-0.6078043395</text:p>
          </table:table-cell>
          <table:table-cell table:formula="of:=SUM([.HI7:.HI22])" office:value-type="float" office:value="-0.626413013440704">
            <text:p>-0.6264130134</text:p>
          </table:table-cell>
          <table:table-cell table:formula="of:=SUM([.HJ7:.HJ22])" office:value-type="float" office:value="-0.636192667001245">
            <text:p>-0.636192667</text:p>
          </table:table-cell>
          <table:table-cell table:formula="of:=SUM([.HK7:.HK22])" office:value-type="float" office:value="-0.636747437828425">
            <text:p>-0.6367474378</text:p>
          </table:table-cell>
          <table:table-cell table:formula="of:=SUM([.HL7:.HL22])" office:value-type="float" office:value="-0.6511149089893">
            <text:p>-0.651114909</text:p>
          </table:table-cell>
          <table:table-cell table:formula="of:=SUM([.HM7:.HM22])" office:value-type="float" office:value="-0.742859183295855">
            <text:p>-0.7428591833</text:p>
          </table:table-cell>
          <table:table-cell table:formula="of:=SUM([.HN7:.HN22])" office:value-type="float" office:value="-0.810285952203444">
            <text:p>-0.8102859522</text:p>
          </table:table-cell>
          <table:table-cell table:formula="of:=SUM([.HO7:.HO22])" office:value-type="float" office:value="-0.863564765107135">
            <text:p>-0.8635647651</text:p>
          </table:table-cell>
          <table:table-cell table:formula="of:=SUM([.HP7:.HP22])" office:value-type="float" office:value="-0.846523830281895">
            <text:p>-0.8465238303</text:p>
          </table:table-cell>
          <table:table-cell table:formula="of:=SUM([.HQ7:.HQ22])" office:value-type="float" office:value="-0.806781197555328">
            <text:p>-0.8067811976</text:p>
          </table:table-cell>
          <table:table-cell table:formula="of:=SUM([.HR7:.HR22])" office:value-type="float" office:value="-0.849256110340341">
            <text:p>-0.8492561103</text:p>
          </table:table-cell>
          <table:table-cell table:formula="of:=SUM([.HS7:.HS22])" office:value-type="float" office:value="-0.858725060471462">
            <text:p>-0.8587250605</text:p>
          </table:table-cell>
          <table:table-cell table:formula="of:=SUM([.HT7:.HT22])" office:value-type="float" office:value="-0.831334177724786">
            <text:p>-0.8313341777</text:p>
          </table:table-cell>
          <table:table-cell table:formula="of:=SUM([.HU7:.HU22])" office:value-type="float" office:value="-0.738701690273693">
            <text:p>-0.7387016903</text:p>
          </table:table-cell>
          <table:table-cell table:formula="of:=SUM([.HV7:.HV22])" office:value-type="float" office:value="-0.685635804857056">
            <text:p>-0.6856358049</text:p>
          </table:table-cell>
          <table:table-cell table:formula="of:=SUM([.HW7:.HW22])" office:value-type="float" office:value="-0.690240026238773">
            <text:p>-0.6902400262</text:p>
          </table:table-cell>
          <table:table-cell table:formula="of:=SUM([.HX7:.HX22])" office:value-type="float" office:value="-0.604897006158687">
            <text:p>-0.6048970062</text:p>
          </table:table-cell>
          <table:table-cell table:formula="of:=SUM([.HY7:.HY22])" office:value-type="float" office:value="-0.565882005111525">
            <text:p>-0.5658820051</text:p>
          </table:table-cell>
          <table:table-cell table:formula="of:=SUM([.HZ7:.HZ22])" office:value-type="float" office:value="-0.616967213552351">
            <text:p>-0.6169672136</text:p>
          </table:table-cell>
          <table:table-cell table:formula="of:=SUM([.IA7:.IA22])" office:value-type="float" office:value="-0.618539864005329">
            <text:p>-0.618539864</text:p>
          </table:table-cell>
          <table:table-cell table:formula="of:=SUM([.IB7:.IB22])" office:value-type="float" office:value="-0.695672805243934">
            <text:p>-0.6956728052</text:p>
          </table:table-cell>
          <table:table-cell table:formula="of:=SUM([.IC7:.IC22])" office:value-type="float" office:value="-0.716071873445167">
            <text:p>-0.7160718734</text:p>
          </table:table-cell>
          <table:table-cell table:formula="of:=SUM([.ID7:.ID22])" office:value-type="float" office:value="-0.725069927629272">
            <text:p>-0.7250699276</text:p>
          </table:table-cell>
          <table:table-cell table:formula="of:=SUM([.IE7:.IE22])" office:value-type="float" office:value="-0.66120895878235">
            <text:p>-0.6612089588</text:p>
          </table:table-cell>
          <table:table-cell table:formula="of:=SUM([.IF7:.IF22])" office:value-type="float" office:value="-0.618145064010516">
            <text:p>-0.618145064</text:p>
          </table:table-cell>
          <table:table-cell table:formula="of:=SUM([.IG7:.IG22])" office:value-type="float" office:value="-0.555560426261682">
            <text:p>-0.5555604263</text:p>
          </table:table-cell>
          <table:table-cell table:formula="of:=SUM([.IH7:.IH22])" office:value-type="float" office:value="-0.577743807720122">
            <text:p>-0.5777438077</text:p>
          </table:table-cell>
          <table:table-cell table:formula="of:=SUM([.II7:.II22])" office:value-type="float" office:value="-0.636121956052259">
            <text:p>-0.6361219561</text:p>
          </table:table-cell>
          <table:table-cell table:formula="of:=SUM([.IJ7:.IJ22])" office:value-type="float" office:value="-0.620089516213395">
            <text:p>-0.6200895162</text:p>
          </table:table-cell>
          <table:table-cell table:formula="of:=SUM([.IK7:.IK22])" office:value-type="float" office:value="-0.545337799615081">
            <text:p>-0.5453377996</text:p>
          </table:table-cell>
          <table:table-cell table:formula="of:=SUM([.IL7:.IL22])" office:value-type="float" office:value="-0.553206056707636">
            <text:p>-0.5532060567</text:p>
          </table:table-cell>
          <table:table-cell table:formula="of:=SUM([.IM7:.IM22])" office:value-type="float" office:value="-0.577620815277067">
            <text:p>-0.5776208153</text:p>
          </table:table-cell>
          <table:table-cell table:formula="of:=SUM([.IN7:.IN22])" office:value-type="float" office:value="-0.503577808993976">
            <text:p>-0.503577809</text:p>
          </table:table-cell>
          <table:table-cell table:formula="of:=SUM([.IO7:.IO22])" office:value-type="float" office:value="-0.538467591025915">
            <text:p>-0.538467591</text:p>
          </table:table-cell>
          <table:table-cell table:formula="of:=SUM([.IP7:.IP22])" office:value-type="float" office:value="-0.474574895375497">
            <text:p>-0.4745748954</text:p>
          </table:table-cell>
          <table:table-cell table:formula="of:=SUM([.IQ7:.IQ22])" office:value-type="float" office:value="-0.473678726142423">
            <text:p>-0.4736787261</text:p>
          </table:table-cell>
          <table:table-cell table:formula="of:=SUM([.IR7:.IR22])" office:value-type="float" office:value="-0.461871581391832">
            <text:p>-0.4618715814</text:p>
          </table:table-cell>
          <table:table-cell table:formula="of:=SUM([.IS7:.IS22])" office:value-type="float" office:value="-0.436264796944677">
            <text:p>-0.4362647969</text:p>
          </table:table-cell>
          <table:table-cell table:formula="of:=SUM([.IT7:.IT22])" office:value-type="float" office:value="-0.408245030626933">
            <text:p>-0.4082450306</text:p>
          </table:table-cell>
          <table:table-cell table:formula="of:=SUM([.IU7:.IU22])" office:value-type="float" office:value="-0.377632553322676">
            <text:p>-0.3776325533</text:p>
          </table:table-cell>
          <table:table-cell table:formula="of:=SUM([.IV7:.IV22])" office:value-type="float" office:value="-0.342853142081863">
            <text:p>-0.3428531421</text:p>
          </table:table-cell>
          <table:table-cell table:formula="of:=SUM([.IW7:.IW22])" office:value-type="float" office:value="-0.301821445832282">
            <text:p>-0.3018214458</text:p>
          </table:table-cell>
          <table:table-cell table:formula="of:=SUM([.IX7:.IX22])" office:value-type="float" office:value="-0.250703292668646">
            <text:p>-0.2507032927</text:p>
          </table:table-cell>
          <table:table-cell table:style-name="Default" table:formula="of:=SUM([.IY7:.IY22])" office:value-type="float" office:value="-0.179350954917767">
            <text:p>-0.1793509549</text:p>
          </table:table-cell>
          <table:table-cell table:formula="of:=MIN([.C23:.IY23])" office:value-type="float" office:value="-1.22040242526384">
            <text:p>-1.2204024253</text:p>
          </table:table-cell>
          <table:table-cell table:formula="of:=MAX([.D23:.IZ23])" office:value-type="float" office:value="1.22040242526384">
            <text:p>1.2204024253</text:p>
          </table:table-cell>
        </table:table-row>
        <table:table-row table:style-name="ro1">
          <table:table-cell office:value-type="string">
            <text:p>Links geneigt</text:p>
          </table:table-cell>
          <table:table-cell/>
          <table:table-cell table:formula="of:=([.C10]+[.D10])/2" office:value-type="float" office:value="0.0119147277238116">
            <text:p>0.0119147277</text:p>
          </table:table-cell>
          <table:table-cell table:formula="of:=([.D10]+[.E10])/2" office:value-type="float" office:value="0.0339441823280768">
            <text:p>0.0339441823</text:p>
          </table:table-cell>
          <table:table-cell table:formula="of:=([.E10]+[.F10])/2" office:value-type="float" office:value="0.0508455670146778">
            <text:p>0.050845567</text:p>
          </table:table-cell>
          <table:table-cell table:formula="of:=([.F10]+[.G10])/2" office:value-type="float" office:value="0.0600655287070685">
            <text:p>0.0600655287</text:p>
          </table:table-cell>
          <table:table-cell table:formula="of:=([.G10]+[.H10])/2" office:value-type="float" office:value="0.0602111745749022">
            <text:p>0.0602111746</text:p>
          </table:table-cell>
          <table:table-cell table:formula="of:=([.H10]+[.I10])/2" office:value-type="float" office:value="0.0512605013721953">
            <text:p>0.0512605014</text:p>
          </table:table-cell>
          <table:table-cell table:formula="of:=([.I10]+[.J10])/2" office:value-type="float" office:value="0.0345657195469717">
            <text:p>0.0345657195</text:p>
          </table:table-cell>
          <table:table-cell table:formula="of:=([.J10]+[.K10])/2" office:value-type="float" office:value="0.0126489699371646">
            <text:p>0.0126489699</text:p>
          </table:table-cell>
          <table:table-cell table:formula="of:=([.K10]+[.L10])/2" office:value-type="float" office:value="-0.0111787051324838">
            <text:p>-0.0111787051</text:p>
          </table:table-cell>
          <table:table-cell table:formula="of:=([.L10]+[.M10])/2" office:value-type="float" office:value="-0.0333175729433721">
            <text:p>-0.0333175729</text:p>
          </table:table-cell>
          <table:table-cell table:formula="of:=([.M10]+[.N10])/2" office:value-type="float" office:value="-0.0504230349738782">
            <text:p>-0.050423035</text:p>
          </table:table-cell>
          <table:table-cell table:formula="of:=([.N10]+[.O10])/2" office:value-type="float" office:value="-0.0599109074478669">
            <text:p>-0.0599109074</text:p>
          </table:table-cell>
          <table:table-cell table:formula="of:=([.O10]+[.P10])/2" office:value-type="float" office:value="-0.0603478232879922">
            <text:p>-0.0603478233</text:p>
          </table:table-cell>
          <table:table-cell table:formula="of:=([.P10]+[.Q10])/2" office:value-type="float" office:value="-0.0516677760441756">
            <text:p>-0.051667776</text:p>
          </table:table-cell>
          <table:table-cell table:formula="of:=([.Q10]+[.R10])/2" office:value-type="float" office:value="-0.0351820917258257">
            <text:p>-0.0351820917</text:p>
          </table:table-cell>
          <table:table-cell table:formula="of:=([.R10]+[.S10])/2" office:value-type="float" office:value="-0.0133813220571806">
            <text:p>-0.0133813221</text:p>
          </table:table-cell>
          <table:table-cell table:formula="of:=([.S10]+[.T10])/2" office:value-type="float" office:value="0.0104410121445789">
            <text:p>0.0104410121</text:p>
          </table:table-cell>
          <table:table-cell table:formula="of:=([.T10]+[.U10])/2" office:value-type="float" office:value="0.0326859850250053">
            <text:p>0.032685985</text:p>
          </table:table-cell>
          <table:table-cell table:formula="of:=([.U10]+[.V10])/2" office:value-type="float" office:value="0.0499929683873484">
            <text:p>0.0499929684</text:p>
          </table:table-cell>
          <table:table-cell table:formula="of:=([.V10]+[.W10])/2" office:value-type="float" office:value="0.0597473339018357">
            <text:p>0.0597473339</text:p>
          </table:table-cell>
          <table:table-cell table:formula="of:=([.W10]+[.X10])/2" office:value-type="float" office:value="0.0604754544273778">
            <text:p>0.0604754544</text:p>
          </table:table-cell>
          <table:table-cell table:formula="of:=([.X10]+[.Y10])/2" office:value-type="float" office:value="0.0520673301729242">
            <text:p>0.0520673302</text:p>
          </table:table-cell>
          <table:table-cell table:formula="of:=([.Y10]+[.Z10])/2" office:value-type="float" office:value="0.0357932067622024">
            <text:p>0.0357932068</text:p>
          </table:table-cell>
          <table:table-cell table:formula="of:=([.Z10]+[.AA10])/2" office:value-type="float" office:value="0.014111674650928">
            <text:p>0.0141116747</text:p>
          </table:table-cell>
          <table:table-cell table:formula="of:=([.AA10]+[.AB10])/2" office:value-type="float" office:value="-0.00970175899109659">
            <text:p>-0.009701759</text:p>
          </table:table-cell>
          <table:table-cell table:formula="of:=([.AB10]+[.AC10])/2" office:value-type="float" office:value="-0.03204951294905">
            <text:p>-0.0320495129</text:p>
          </table:table-cell>
          <table:table-cell table:formula="of:=([.AC10]+[.AD10])/2" office:value-type="float" office:value="-0.0495554315185023">
            <text:p>-0.0495554315</text:p>
          </table:table-cell>
          <table:table-cell table:formula="of:=([.AD10]+[.AE10])/2" office:value-type="float" office:value="-0.0595748325112237">
            <text:p>-0.0595748325</text:p>
          </table:table-cell>
          <table:table-cell table:formula="of:=([.AE10]+[.AF10])/2" office:value-type="float" office:value="-0.0605940489215639">
            <text:p>-0.0605940489</text:p>
          </table:table-cell>
          <table:table-cell table:formula="of:=([.AF10]+[.AG10])/2" office:value-type="float" office:value="-0.0524591040544022">
            <text:p>-0.0524591041</text:p>
          </table:table-cell>
          <table:table-cell table:formula="of:=([.AG10]+[.AH10])/2" office:value-type="float" office:value="-0.0363989733392228">
            <text:p>-0.0363989733</text:p>
          </table:table-cell>
          <table:table-cell table:formula="of:=([.AH10]+[.AI10])/2" office:value-type="float" office:value="-0.0148399185842578">
            <text:p>-0.0148399186</text:p>
          </table:table-cell>
          <table:table-cell table:formula="of:=([.AI10]+[.AJ10])/2" office:value-type="float" office:value="0.00896105613616693">
            <text:p>0.0089610561</text:p>
          </table:table-cell>
          <table:table-cell table:formula="of:=([.AJ10]+[.AK10])/2" office:value-type="float" office:value="0.0314082518214028">
            <text:p>0.0314082518</text:p>
          </table:table-cell>
          <table:table-cell table:formula="of:=([.AK10]+[.AL10])/2" office:value-type="float" office:value="0.049110489747013">
            <text:p>0.0491104897</text:p>
          </table:table-cell>
          <table:table-cell table:formula="of:=([.AL10]+[.AM10])/2" office:value-type="float" office:value="0.0593934290523376">
            <text:p>0.0593934291</text:p>
          </table:table-cell>
          <table:table-cell table:formula="of:=([.AM10]+[.AN10])/2" office:value-type="float" office:value="0.0607035890493715">
            <text:p>0.060703589</text:p>
          </table:table-cell>
          <table:table-cell table:formula="of:=([.AN10]+[.AO10])/2" office:value-type="float" office:value="0.0528430391471466">
            <text:p>0.0528430391</text:p>
          </table:table-cell>
          <table:table-cell table:formula="of:=([.AO10]+[.AP10])/2" office:value-type="float" office:value="0.0369993009392103">
            <text:p>0.0369993009</text:p>
          </table:table-cell>
          <table:table-cell table:formula="of:=([.AP10]+[.AQ10])/2" office:value-type="float" office:value="0.015565945038111">
            <text:p>0.015565945</text:p>
          </table:table-cell>
          <table:table-cell table:formula="of:=([.AQ10]+[.AR10])/2" office:value-type="float" office:value="-0.00821901426054397">
            <text:p>-0.0082190143</text:p>
          </table:table-cell>
          <table:table-cell table:formula="of:=([.AR10]+[.AS10])/2" office:value-type="float" office:value="-0.0307622974635728">
            <text:p>-0.0307622975</text:p>
          </table:table-cell>
          <table:table-cell table:formula="of:=([.AS10]+[.AT10])/2" office:value-type="float" office:value="-0.0486582095590436">
            <text:p>-0.0486582096</text:p>
          </table:table-cell>
          <table:table-cell table:formula="of:=([.AT10]+[.AU10])/2" office:value-type="float" office:value="-0.0592031506316906">
            <text:p>-0.0592031506</text:p>
          </table:table-cell>
          <table:table-cell table:formula="of:=([.AU10]+[.AV10])/2" office:value-type="float" office:value="-0.0608040584425849">
            <text:p>-0.0608040584</text:p>
          </table:table-cell>
          <table:table-cell table:formula="of:=([.AV10]+[.AW10])/2" office:value-type="float" office:value="-0.0532190780810188">
            <text:p>-0.0532190781</text:p>
          </table:table-cell>
          <table:table-cell table:formula="of:=([.AW10]+[.AX10])/2" office:value-type="float" office:value="-0.0375940998572163">
            <text:p>-0.0375940999</text:p>
          </table:table-cell>
          <table:table-cell table:formula="of:=([.AX10]+[.AY10])/2" office:value-type="float" office:value="-0.0162896455247789">
            <text:p>-0.0162896455</text:p>
          </table:table-cell>
          <table:table-cell table:formula="of:=([.AY10]+[.AZ10])/2" office:value-type="float" office:value="0.00747574424506728">
            <text:p>0.0074757442</text:p>
          </table:table-cell>
          <table:table-cell table:formula="of:=([.AZ10]+[.BA10])/2" office:value-type="float" office:value="0.0301117463983624">
            <text:p>0.0301117464</text:p>
          </table:table-cell>
          <table:table-cell table:formula="of:=([.BA10]+[.BB10])/2" office:value-type="float" office:value="0.048198658537312">
            <text:p>0.0481986585</text:p>
          </table:table-cell>
          <table:table-cell table:formula="of:=([.BB10]+[.BC10])/2" office:value-type="float" office:value="0.0590040256819515">
            <text:p>0.0590040257</text:p>
          </table:table-cell>
          <table:table-cell table:formula="of:=([.BC10]+[.BD10])/2" office:value-type="float" office:value="0.0608954420883982">
            <text:p>0.0608954421</text:p>
          </table:table-cell>
          <table:table-cell table:formula="of:=([.BD10]+[.BE10])/2" office:value-type="float" office:value="0.0535871646657765">
            <text:p>0.0535871647</text:p>
          </table:table-cell>
          <table:table-cell table:formula="of:=([.BE10]+[.BF10])/2" office:value-type="float" office:value="0.0381832812144248">
            <text:p>0.0381832812</text:p>
          </table:table-cell>
          <table:table-cell table:formula="of:=([.BF10]+[.BG10])/2" office:value-type="float" office:value="0.017010911904115">
            <text:p>0.0170109119</text:p>
          </table:table-cell>
          <table:table-cell table:formula="of:=([.BG10]+[.BH10])/2" office:value-type="float" office:value="-0.00673135715409292">
            <text:p>-0.0067313572</text:p>
          </table:table-cell>
          <table:table-cell table:formula="of:=([.BH10]+[.BI10])/2" office:value-type="float" office:value="-0.0294566958354449">
            <text:p>-0.0294566958</text:p>
          </table:table-cell>
          <table:table-cell table:formula="of:=([.BI10]+[.BJ10])/2" office:value-type="float" office:value="-0.0477319053509932">
            <text:p>-0.0477319054</text:p>
          </table:table-cell>
          <table:table-cell table:formula="of:=([.BJ10]+[.BK10])/2" office:value-type="float" office:value="-0.0587960839576966">
            <text:p>-0.058796084</text:p>
          </table:table-cell>
          <table:table-cell table:formula="of:=([.BK10]+[.BL10])/2" office:value-type="float" office:value="-0.0609777263316585">
            <text:p>-0.0609777263</text:p>
          </table:table-cell>
          <table:table-cell table:formula="of:=([.BL10]+[.BM10])/2" office:value-type="float" office:value="-0.0539472438994708">
            <text:p>-0.0539472439</text:p>
          </table:table-cell>
          <table:table-cell table:formula="of:=([.BM10]+[.BN10])/2" office:value-type="float" office:value="-0.0387667569714331">
            <text:p>-0.038766757</text:p>
          </table:table-cell>
          <table:table-cell table:formula="of:=([.BN10]+[.BO10])/2" office:value-type="float" office:value="-0.0177296363996924">
            <text:p>-0.0177296364</text:p>
          </table:table-cell>
          <table:table-cell table:formula="of:=([.BO10]+[.BP10])/2" office:value-type="float" office:value="0.00598596421889817">
            <text:p>0.0059859642</text:p>
          </table:table-cell>
          <table:table-cell table:formula="of:=([.BP10]+[.BQ10])/2" office:value-type="float" office:value="0.0287972436568381">
            <text:p>0.0287972437</text:p>
          </table:table-cell>
          <table:table-cell table:formula="of:=([.BQ10]+[.BR10])/2" office:value-type="float" office:value="0.0472580197454566">
            <text:p>0.0472580197</text:p>
          </table:table-cell>
          <table:table-cell table:formula="of:=([.BR10]+[.BS10])/2" office:value-type="float" office:value="0.0585793565309634">
            <text:p>0.0585793565</text:p>
          </table:table-cell>
          <table:table-cell table:formula="of:=([.BS10]+[.BT10])/2" office:value-type="float" office:value="0.061050898876906">
            <text:p>0.0610508989</text:p>
          </table:table-cell>
          <table:table-cell table:formula="of:=([.BT10]+[.BU10])/2" office:value-type="float" office:value="0.0542992619766641">
            <text:p>0.054299262</text:p>
          </table:table-cell>
          <table:table-cell table:formula="of:=([.BU10]+[.BV10])/2" office:value-type="float" office:value="0.0393444399414076">
            <text:p>0.0393444399</text:p>
          </table:table-cell>
          <table:table-cell table:formula="of:=([.BV10]+[.BW10])/2" office:value-type="float" office:value="0.0184457116149102">
            <text:p>0.0184457116</text:p>
          </table:table-cell>
          <table:table-cell table:formula="of:=([.BW10]+[.BX10])/2" office:value-type="float" office:value="-0.00523967682106021">
            <text:p>-0.0052396768</text:p>
          </table:table-cell>
          <table:table-cell table:formula="of:=([.BX10]+[.BY10])/2" office:value-type="float" office:value="-0.0281334884022793">
            <text:p>-0.0281334884</text:p>
          </table:table-cell>
          <table:table-cell table:formula="of:=([.BY10]+[.BZ10])/2" office:value-type="float" office:value="-0.0467770725318461">
            <text:p>-0.0467770725</text:p>
          </table:table-cell>
          <table:table-cell table:formula="of:=([.BZ10]+[.CA10])/2" office:value-type="float" office:value="-0.0583538757866074">
            <text:p>-0.0583538758</text:p>
          </table:table-cell>
          <table:table-cell table:formula="of:=([.CA10]+[.CB10])/2" office:value-type="float" office:value="-0.0611149487902117">
            <text:p>-0.0611149488</text:p>
          </table:table-cell>
          <table:table-cell table:formula="of:=([.CB10]+[.CC10])/2" office:value-type="float" office:value="-0.0546431662964706">
            <text:p>-0.0546431663</text:p>
          </table:table-cell>
          <table:table-cell table:formula="of:=([.CC10]+[.CD10])/2" office:value-type="float" office:value="-0.0399162438031108">
            <text:p>-0.0399162438</text:p>
          </table:table-cell>
          <table:table-cell table:formula="of:=([.CD10]+[.CE10])/2" office:value-type="float" office:value="-0.0191590305490402">
            <text:p>-0.0191590305</text:p>
          </table:table-cell>
          <table:table-cell table:formula="of:=([.CE10]+[.CF10])/2" office:value-type="float" office:value="0.00449260647581238">
            <text:p>0.0044926065</text:p>
          </table:table-cell>
          <table:table-cell table:formula="of:=([.CF10]+[.CG10])/2" office:value-type="float" office:value="0.0274655292544991">
            <text:p>0.0274655293</text:p>
          </table:table-cell>
          <table:table-cell table:formula="of:=([.CG10]+[.CH10])/2" office:value-type="float" office:value="0.0462891355764974">
            <text:p>0.0462891356</text:p>
          </table:table-cell>
          <table:table-cell table:formula="of:=([.CH10]+[.CI10])/2" office:value-type="float" office:value="0.0581196754174635">
            <text:p>0.0581196754</text:p>
          </table:table-cell>
          <table:table-cell table:formula="of:=([.CI10]+[.CJ10])/2" office:value-type="float" office:value="0.061169866500811">
            <text:p>0.0611698665</text:p>
          </table:table-cell>
          <table:table-cell table:formula="of:=([.CJ10]+[.CK10])/2" office:value-type="float" office:value="0.0549789054704165">
            <text:p>0.0549789055</text:p>
          </table:table-cell>
          <table:table-cell table:formula="of:=([.CK10]+[.CL10])/2" office:value-type="float" office:value="0.0404820831138016">
            <text:p>0.0404820831</text:p>
          </table:table-cell>
          <table:table-cell table:formula="of:=([.CL10]+[.CM10])/2" office:value-type="float" office:value="0.0198694866132162">
            <text:p>0.0198694866</text:p>
          </table:table-cell>
          <table:table-cell table:formula="of:=([.CM10]+[.CN10])/2" office:value-type="float" office:value="-0.0037448648153821">
            <text:p>-0.0037448648</text:p>
          </table:table-cell>
          <table:table-cell table:formula="of:=([.CN10]+[.CO10])/2" office:value-type="float" office:value="-0.0267934660244029">
            <text:p>-0.026793466</text:p>
          </table:table-cell>
          <table:table-cell table:formula="of:=([.CO10]+[.CP10])/2" office:value-type="float" office:value="-0.0457942817902006">
            <text:p>-0.0457942818</text:p>
          </table:table-cell>
          <table:table-cell table:formula="of:=([.CP10]+[.CQ10])/2" office:value-type="float" office:value="-0.0578767904193105">
            <text:p>-0.0578767904</text:p>
          </table:table-cell>
          <table:table-cell table:formula="of:=([.CQ10]+[.CR10])/2" office:value-type="float" office:value="-0.0612156438025336">
            <text:p>-0.0612156438</text:p>
          </table:table-cell>
          <table:table-cell table:formula="of:=([.CR10]+[.CS10])/2" office:value-type="float" office:value="-0.055306429330118">
            <text:p>-0.0553064293</text:p>
          </table:table-cell>
          <table:table-cell table:formula="of:=([.CS10]+[.CT10])/2" office:value-type="float" office:value="-0.041041873322001">
            <text:p>-0.0410418733</text:p>
          </table:table-cell>
          <table:table-cell table:formula="of:=([.CT10]+[.CU10])/2" office:value-type="float" office:value="-0.0205769736463609">
            <text:p>-0.0205769736</text:p>
          </table:table-cell>
          <table:table-cell table:formula="of:=([.CU10]+[.CV10])/2" office:value-type="float" office:value="0.00299656357230798">
            <text:p>0.0029965636</text:p>
          </table:table-cell>
          <table:table-cell table:formula="of:=([.CV10]+[.CW10])/2" office:value-type="float" office:value="0.0261173991361542">
            <text:p>0.0261173991</text:p>
          </table:table-cell>
          <table:table-cell table:formula="of:=([.CW10]+[.CX10])/2" office:value-type="float" office:value="0.0452925851173044">
            <text:p>0.0452925851</text:p>
          </table:table-cell>
          <table:table-cell table:formula="of:=([.CX10]+[.CY10])/2" office:value-type="float" office:value="0.0576252570856428">
            <text:p>0.0576252571</text:p>
          </table:table-cell>
          <table:table-cell table:formula="of:=([.CY10]+[.CZ10])/2" office:value-type="float" office:value="0.0612522738550303">
            <text:p>0.0612522739</text:p>
          </table:table-cell>
          <table:table-cell table:formula="of:=([.CZ10]+[.DA10])/2" office:value-type="float" office:value="0.0556256889347787">
            <text:p>0.0556256889</text:p>
          </table:table-cell>
          <table:table-cell table:formula="of:=([.DA10]+[.DB10])/2" office:value-type="float" office:value="0.041595530780128">
            <text:p>0.0415955308</text:p>
          </table:table-cell>
          <table:table-cell table:formula="of:=([.DB10]+[.DC10])/2" office:value-type="float" office:value="0.0212813859310497">
            <text:p>0.0212813859</text:p>
          </table:table-cell>
          <table:table-cell table:formula="of:=([.DC10]+[.DD10])/2" office:value-type="float" office:value="-0.00224781456274638">
            <text:p>-0.0022478146</text:p>
          </table:table-cell>
          <table:table-cell table:formula="of:=([.DD10]+[.DE10])/2" office:value-type="float" office:value="-0.025437429612171">
            <text:p>-0.0254374296</text:p>
          </table:table-cell>
          <table:table-cell table:formula="of:=([.DE10]+[.DF10])/2" office:value-type="float" office:value="-0.0447841205246669">
            <text:p>-0.0447841205</text:p>
          </table:table-cell>
          <table:table-cell table:formula="of:=([.DF10]+[.DG10])/2" office:value-type="float" office:value="-0.0573651130022461">
            <text:p>-0.057365113</text:p>
          </table:table-cell>
          <table:table-cell table:formula="of:=([.DG10]+[.DH10])/2" office:value-type="float" office:value="-0.0612797511847947">
            <text:p>-0.0612797512</text:p>
          </table:table-cell>
          <table:table-cell table:formula="of:=([.DH10]+[.DI10])/2" office:value-type="float" office:value="-0.0559366365785019">
            <text:p>-0.0559366366</text:p>
          </table:table-cell>
          <table:table-cell table:formula="of:=([.DI10]+[.DJ10])/2" office:value-type="float" office:value="-0.0421429727569972">
            <text:p>-0.0421429728</text:p>
          </table:table-cell>
          <table:table-cell table:formula="of:=([.DJ10]+[.DK10])/2" office:value-type="float" office:value="-0.0219826182093075">
            <text:p>-0.0219826182</text:p>
          </table:table-cell>
          <table:table-cell table:formula="of:=([.DK10]+[.DL10])/2" office:value-type="float" office:value="0.00149872966976095">
            <text:p>0.0014987297</text:p>
          </table:table-cell>
          <table:table-cell table:formula="of:=([.DL10]+[.DM10])/2" office:value-type="float" office:value="0.0247536590580282">
            <text:p>0.0247536591</text:p>
          </table:table-cell>
          <table:table-cell table:formula="of:=([.DM10]+[.DN10])/2" office:value-type="float" office:value="0.0442689639904545">
            <text:p>0.044268964</text:p>
          </table:table-cell>
          <table:table-cell table:formula="of:=([.DN10]+[.DO10])/2" office:value-type="float" office:value="0.0570963970415824">
            <text:p>0.057096397</text:p>
          </table:table-cell>
          <table:table-cell table:formula="of:=([.DO10]+[.DP10])/2" office:value-type="float" office:value="0.0612980716859812">
            <text:p>0.0612980717</text:p>
          </table:table-cell>
          <table:table-cell table:formula="of:=([.DP10]+[.DQ10])/2" office:value-type="float" office:value="0.0562392257974196">
            <text:p>0.0562392258</text:p>
          </table:table-cell>
          <table:table-cell table:formula="of:=([.DQ10]+[.DR10])/2" office:value-type="float" office:value="0.0426841174501823">
            <text:p>0.0426841175</text:p>
          </table:table-cell>
          <table:table-cell table:formula="of:=([.DR10]+[.DS10])/2" office:value-type="float" office:value="0.0226805656983363">
            <text:p>0.0226805657</text:p>
          </table:table-cell>
          <table:table-cell table:formula="of:=([.DS10]+[.DT10])/2" office:value-type="float" office:value="-0.000749420826606142">
            <text:p>-0.0007494208</text:p>
          </table:table-cell>
          <table:table-cell table:formula="of:=([.DT10]+[.DU10])/2" office:value-type="float" office:value="-0.0240661896472761">
            <text:p>-0.0240661896</text:p>
          </table:table-cell>
          <table:table-cell table:formula="of:=([.DU10]+[.DV10])/2" office:value-type="float" office:value="-0.0437471924927876">
            <text:p>-0.0437471925</text:p>
          </table:table-cell>
          <table:table-cell table:formula="of:=([.DV10]+[.DW10])/2" office:value-type="float" office:value="-0.0568191493569802">
            <text:p>-0.0568191494</text:p>
          </table:table-cell>
          <table:table-cell table:formula="of:=([.DW10]+[.DX10])/2" office:value-type="float" office:value="-0.0613072326210184">
            <text:p>-0.0613072326</text:p>
          </table:table-cell>
          <table:table-cell table:formula="of:=([.DX10]+[.DY10])/2" office:value-type="float" office:value="-0.0565334113766353">
            <text:p>-0.0565334114</text:p>
          </table:table-cell>
          <table:table-cell table:formula="of:=([.DY10]+[.DZ10])/2" office:value-type="float" office:value="-0.0432188839982392">
            <text:p>-0.043218884</text:p>
          </table:table-cell>
          <table:table-cell table:formula="of:=([.DZ10]+[.EA10])/2" office:value-type="float" office:value="-0.0233751241061739">
            <text:p>-0.0233751241</text:p>
          </table:table-cell>
          <table:table-cell table:formula="of:=([.EA10]+[.EB10])/2" office:value-type="float" office:value="-1.20563281580388E-016">
            <text:p>-1.20563281580388E-016</text:p>
          </table:table-cell>
          <table:table-cell table:formula="of:=([.EB10]+[.EC10])/2" office:value-type="float" office:value="0.0233751241061735">
            <text:p>0.0233751241</text:p>
          </table:table-cell>
          <table:table-cell table:formula="of:=([.EC10]+[.ED10])/2" office:value-type="float" office:value="0.0432188839982388">
            <text:p>0.043218884</text:p>
          </table:table-cell>
          <table:table-cell table:formula="of:=([.ED10]+[.EE10])/2" office:value-type="float" office:value="0.0565334113766351">
            <text:p>0.0565334114</text:p>
          </table:table-cell>
          <table:table-cell table:formula="of:=([.EE10]+[.EF10])/2" office:value-type="float" office:value="0.0613072326210184">
            <text:p>0.0613072326</text:p>
          </table:table-cell>
          <table:table-cell table:formula="of:=([.EF10]+[.EG10])/2" office:value-type="float" office:value="0.0568191493569803">
            <text:p>0.0568191494</text:p>
          </table:table-cell>
          <table:table-cell table:formula="of:=([.EG10]+[.EH10])/2" office:value-type="float" office:value="0.0437471924927879">
            <text:p>0.0437471925</text:p>
          </table:table-cell>
          <table:table-cell table:formula="of:=([.EH10]+[.EI10])/2" office:value-type="float" office:value="0.0240661896472766">
            <text:p>0.0240661896</text:p>
          </table:table-cell>
          <table:table-cell table:formula="of:=([.EI10]+[.EJ10])/2" office:value-type="float" office:value="0.000749420826606601">
            <text:p>0.0007494208</text:p>
          </table:table-cell>
          <table:table-cell table:formula="of:=([.EJ10]+[.EK10])/2" office:value-type="float" office:value="-0.0226805656983359">
            <text:p>-0.0226805657</text:p>
          </table:table-cell>
          <table:table-cell table:formula="of:=([.EK10]+[.EL10])/2" office:value-type="float" office:value="-0.0426841174501822">
            <text:p>-0.0426841175</text:p>
          </table:table-cell>
          <table:table-cell table:formula="of:=([.EL10]+[.EM10])/2" office:value-type="float" office:value="-0.0562392257974195">
            <text:p>-0.0562392258</text:p>
          </table:table-cell>
          <table:table-cell table:formula="of:=([.EM10]+[.EN10])/2" office:value-type="float" office:value="-0.0612980716859812">
            <text:p>-0.0612980717</text:p>
          </table:table-cell>
          <table:table-cell table:formula="of:=([.EN10]+[.EO10])/2" office:value-type="float" office:value="-0.0570963970415826">
            <text:p>-0.057096397</text:p>
          </table:table-cell>
          <table:table-cell table:formula="of:=([.EO10]+[.EP10])/2" office:value-type="float" office:value="-0.0442689639904548">
            <text:p>-0.044268964</text:p>
          </table:table-cell>
          <table:table-cell table:formula="of:=([.EP10]+[.EQ10])/2" office:value-type="float" office:value="-0.0247536590580284">
            <text:p>-0.0247536591</text:p>
          </table:table-cell>
          <table:table-cell table:formula="of:=([.EQ10]+[.ER10])/2" office:value-type="float" office:value="-0.00149872966976141">
            <text:p>-0.0014987297</text:p>
          </table:table-cell>
          <table:table-cell table:formula="of:=([.ER10]+[.ES10])/2" office:value-type="float" office:value="0.0219826182093071">
            <text:p>0.0219826182</text:p>
          </table:table-cell>
          <table:table-cell table:formula="of:=([.ES10]+[.ET10])/2" office:value-type="float" office:value="0.0421429727569969">
            <text:p>0.0421429728</text:p>
          </table:table-cell>
          <table:table-cell table:formula="of:=([.ET10]+[.EU10])/2" office:value-type="float" office:value="0.0559366365785017">
            <text:p>0.0559366366</text:p>
          </table:table-cell>
          <table:table-cell table:formula="of:=([.EU10]+[.EV10])/2" office:value-type="float" office:value="0.0612797511847947">
            <text:p>0.0612797512</text:p>
          </table:table-cell>
          <table:table-cell table:formula="of:=([.EV10]+[.EW10])/2" office:value-type="float" office:value="0.0573651130022463">
            <text:p>0.057365113</text:p>
          </table:table-cell>
          <table:table-cell table:formula="of:=([.EW10]+[.EX10])/2" office:value-type="float" office:value="0.0447841205246672">
            <text:p>0.0447841205</text:p>
          </table:table-cell>
          <table:table-cell table:formula="of:=([.EX10]+[.EY10])/2" office:value-type="float" office:value="0.0254374296121714">
            <text:p>0.0254374296</text:p>
          </table:table-cell>
          <table:table-cell table:formula="of:=([.EY10]+[.EZ10])/2" office:value-type="float" office:value="0.00224781456274683">
            <text:p>0.0022478146</text:p>
          </table:table-cell>
          <table:table-cell table:formula="of:=([.EZ10]+[.FA10])/2" office:value-type="float" office:value="-0.0212813859310495">
            <text:p>-0.0212813859</text:p>
          </table:table-cell>
          <table:table-cell table:formula="of:=([.FA10]+[.FB10])/2" office:value-type="float" office:value="-0.0415955307801277">
            <text:p>-0.0415955308</text:p>
          </table:table-cell>
          <table:table-cell table:formula="of:=([.FB10]+[.FC10])/2" office:value-type="float" office:value="-0.0556256889347785">
            <text:p>-0.0556256889</text:p>
          </table:table-cell>
          <table:table-cell table:formula="of:=([.FC10]+[.FD10])/2" office:value-type="float" office:value="-0.0612522738550304">
            <text:p>-0.0612522739</text:p>
          </table:table-cell>
          <table:table-cell table:formula="of:=([.FD10]+[.FE10])/2" office:value-type="float" office:value="-0.0576252570856429">
            <text:p>-0.0576252571</text:p>
          </table:table-cell>
          <table:table-cell table:formula="of:=([.FE10]+[.FF10])/2" office:value-type="float" office:value="-0.0452925851173045">
            <text:p>-0.0452925851</text:p>
          </table:table-cell>
          <table:table-cell table:formula="of:=([.FF10]+[.FG10])/2" office:value-type="float" office:value="-0.0261173991361547">
            <text:p>-0.0261173991</text:p>
          </table:table-cell>
          <table:table-cell table:formula="of:=([.FG10]+[.FH10])/2" office:value-type="float" office:value="-0.00299656357230843">
            <text:p>-0.0029965636</text:p>
          </table:table-cell>
          <table:table-cell table:formula="of:=([.FH10]+[.FI10])/2" office:value-type="float" office:value="0.0205769736463605">
            <text:p>0.0205769736</text:p>
          </table:table-cell>
          <table:table-cell table:formula="of:=([.FI10]+[.FJ10])/2" office:value-type="float" office:value="0.0410418733220007">
            <text:p>0.0410418733</text:p>
          </table:table-cell>
          <table:table-cell table:formula="of:=([.FJ10]+[.FK10])/2" office:value-type="float" office:value="0.0553064293301179">
            <text:p>0.0553064293</text:p>
          </table:table-cell>
          <table:table-cell table:formula="of:=([.FK10]+[.FL10])/2" office:value-type="float" office:value="0.0612156438025336">
            <text:p>0.0612156438</text:p>
          </table:table-cell>
          <table:table-cell table:formula="of:=([.FL10]+[.FM10])/2" office:value-type="float" office:value="0.0578767904193106">
            <text:p>0.0578767904</text:p>
          </table:table-cell>
          <table:table-cell table:formula="of:=([.FM10]+[.FN10])/2" office:value-type="float" office:value="0.0457942817902008">
            <text:p>0.0457942818</text:p>
          </table:table-cell>
          <table:table-cell table:formula="of:=([.FN10]+[.FO10])/2" office:value-type="float" office:value="0.0267934660244029">
            <text:p>0.026793466</text:p>
          </table:table-cell>
          <table:table-cell table:formula="of:=([.FO10]+[.FP10])/2" office:value-type="float" office:value="0.00374486481538234">
            <text:p>0.0037448648</text:p>
          </table:table-cell>
          <table:table-cell table:formula="of:=([.FP10]+[.FQ10])/2" office:value-type="float" office:value="-0.0198694866132156">
            <text:p>-0.0198694866</text:p>
          </table:table-cell>
          <table:table-cell table:formula="of:=([.FQ10]+[.FR10])/2" office:value-type="float" office:value="-0.0404820831138012">
            <text:p>-0.0404820831</text:p>
          </table:table-cell>
          <table:table-cell table:formula="of:=([.FR10]+[.FS10])/2" office:value-type="float" office:value="-0.0549789054704164">
            <text:p>-0.0549789055</text:p>
          </table:table-cell>
          <table:table-cell table:formula="of:=([.FS10]+[.FT10])/2" office:value-type="float" office:value="-0.0611698665008109">
            <text:p>-0.0611698665</text:p>
          </table:table-cell>
          <table:table-cell table:formula="of:=([.FT10]+[.FU10])/2" office:value-type="float" office:value="-0.0581196754174637">
            <text:p>-0.0581196754</text:p>
          </table:table-cell>
          <table:table-cell table:formula="of:=([.FU10]+[.FV10])/2" office:value-type="float" office:value="-0.0462891355764979">
            <text:p>-0.0462891356</text:p>
          </table:table-cell>
          <table:table-cell table:formula="of:=([.FV10]+[.FW10])/2" office:value-type="float" office:value="-0.0274655292544996">
            <text:p>-0.0274655293</text:p>
          </table:table-cell>
          <table:table-cell table:formula="of:=([.FW10]+[.FX10])/2" office:value-type="float" office:value="-0.00449260647581273">
            <text:p>-0.0044926065</text:p>
          </table:table-cell>
          <table:table-cell table:formula="of:=([.FX10]+[.FY10])/2" office:value-type="float" office:value="0.0191590305490401">
            <text:p>0.0191590305</text:p>
          </table:table-cell>
          <table:table-cell table:formula="of:=([.FY10]+[.FZ10])/2" office:value-type="float" office:value="0.0399162438031106">
            <text:p>0.0399162438</text:p>
          </table:table-cell>
          <table:table-cell table:formula="of:=([.FZ10]+[.GA10])/2" office:value-type="float" office:value="0.0546431662964704">
            <text:p>0.0546431663</text:p>
          </table:table-cell>
          <table:table-cell table:formula="of:=([.GA10]+[.GB10])/2" office:value-type="float" office:value="0.0611149487902117">
            <text:p>0.0611149488</text:p>
          </table:table-cell>
          <table:table-cell table:formula="of:=([.GB10]+[.GC10])/2" office:value-type="float" office:value="0.0583538757866075">
            <text:p>0.0583538758</text:p>
          </table:table-cell>
          <table:table-cell table:formula="of:=([.GC10]+[.GD10])/2" office:value-type="float" office:value="0.0467770725318461">
            <text:p>0.0467770725</text:p>
          </table:table-cell>
          <table:table-cell table:formula="of:=([.GD10]+[.GE10])/2" office:value-type="float" office:value="0.0281334884022796">
            <text:p>0.0281334884</text:p>
          </table:table-cell>
          <table:table-cell table:formula="of:=([.GE10]+[.GF10])/2" office:value-type="float" office:value="0.00523967682106077">
            <text:p>0.0052396768</text:p>
          </table:table-cell>
          <table:table-cell table:formula="of:=([.GF10]+[.GG10])/2" office:value-type="float" office:value="-0.0184457116149098">
            <text:p>-0.0184457116</text:p>
          </table:table-cell>
          <table:table-cell table:formula="of:=([.GG10]+[.GH10])/2" office:value-type="float" office:value="-0.0393444399414073">
            <text:p>-0.0393444399</text:p>
          </table:table-cell>
          <table:table-cell table:formula="of:=([.GH10]+[.GI10])/2" office:value-type="float" office:value="-0.054299261976664">
            <text:p>-0.054299262</text:p>
          </table:table-cell>
          <table:table-cell table:formula="of:=([.GI10]+[.GJ10])/2" office:value-type="float" office:value="-0.0610508988769061">
            <text:p>-0.0610508989</text:p>
          </table:table-cell>
          <table:table-cell table:formula="of:=([.GJ10]+[.GK10])/2" office:value-type="float" office:value="-0.0585793565309635">
            <text:p>-0.0585793565</text:p>
          </table:table-cell>
          <table:table-cell table:formula="of:=([.GK10]+[.GL10])/2" office:value-type="float" office:value="-0.0472580197454569">
            <text:p>-0.0472580197</text:p>
          </table:table-cell>
          <table:table-cell table:formula="of:=([.GL10]+[.GM10])/2" office:value-type="float" office:value="-0.0287972436568384">
            <text:p>-0.0287972437</text:p>
          </table:table-cell>
          <table:table-cell table:formula="of:=([.GM10]+[.GN10])/2" office:value-type="float" office:value="-0.0059859642188983">
            <text:p>-0.0059859642</text:p>
          </table:table-cell>
          <table:table-cell table:formula="of:=([.GN10]+[.GO10])/2" office:value-type="float" office:value="0.0177296363996921">
            <text:p>0.0177296364</text:p>
          </table:table-cell>
          <table:table-cell table:formula="of:=([.GO10]+[.GP10])/2" office:value-type="float" office:value="0.0387667569714327">
            <text:p>0.038766757</text:p>
          </table:table-cell>
          <table:table-cell table:formula="of:=([.GP10]+[.GQ10])/2" office:value-type="float" office:value="0.0539472438994705">
            <text:p>0.0539472439</text:p>
          </table:table-cell>
          <table:table-cell table:formula="of:=([.GQ10]+[.GR10])/2" office:value-type="float" office:value="0.0609777263316585">
            <text:p>0.0609777263</text:p>
          </table:table-cell>
          <table:table-cell table:formula="of:=([.GR10]+[.GS10])/2" office:value-type="float" office:value="0.0587960839576966">
            <text:p>0.058796084</text:p>
          </table:table-cell>
          <table:table-cell table:formula="of:=([.GS10]+[.GT10])/2" office:value-type="float" office:value="0.0477319053509934">
            <text:p>0.0477319054</text:p>
          </table:table-cell>
          <table:table-cell table:formula="of:=([.GT10]+[.GU10])/2" office:value-type="float" office:value="0.0294566958354454">
            <text:p>0.0294566958</text:p>
          </table:table-cell>
          <table:table-cell table:formula="of:=([.GU10]+[.GV10])/2" office:value-type="float" office:value="0.00673135715409338">
            <text:p>0.0067313572</text:p>
          </table:table-cell>
          <table:table-cell table:formula="of:=([.GV10]+[.GW10])/2" office:value-type="float" office:value="-0.0170109119041147">
            <text:p>-0.0170109119</text:p>
          </table:table-cell>
          <table:table-cell table:formula="of:=([.GW10]+[.GX10])/2" office:value-type="float" office:value="-0.0381832812144247">
            <text:p>-0.0381832812</text:p>
          </table:table-cell>
          <table:table-cell table:formula="of:=([.GX10]+[.GY10])/2" office:value-type="float" office:value="-0.0535871646657764">
            <text:p>-0.0535871647</text:p>
          </table:table-cell>
          <table:table-cell table:formula="of:=([.GY10]+[.GZ10])/2" office:value-type="float" office:value="-0.0608954420883981">
            <text:p>-0.0608954421</text:p>
          </table:table-cell>
          <table:table-cell table:formula="of:=([.GZ10]+[.HA10])/2" office:value-type="float" office:value="-0.0590040256819516">
            <text:p>-0.0590040257</text:p>
          </table:table-cell>
          <table:table-cell table:formula="of:=([.HA10]+[.HB10])/2" office:value-type="float" office:value="-0.0481986585373122">
            <text:p>-0.0481986585</text:p>
          </table:table-cell>
          <table:table-cell table:formula="of:=([.HB10]+[.HC10])/2" office:value-type="float" office:value="-0.0301117463983625">
            <text:p>-0.0301117464</text:p>
          </table:table-cell>
          <table:table-cell table:formula="of:=([.HC10]+[.HD10])/2" office:value-type="float" office:value="-0.00747574424506763">
            <text:p>-0.0074757442</text:p>
          </table:table-cell>
          <table:table-cell table:formula="of:=([.HD10]+[.HE10])/2" office:value-type="float" office:value="0.0162896455247784">
            <text:p>0.0162896455</text:p>
          </table:table-cell>
          <table:table-cell table:formula="of:=([.HE10]+[.HF10])/2" office:value-type="float" office:value="0.0375940998572159">
            <text:p>0.0375940999</text:p>
          </table:table-cell>
          <table:table-cell table:formula="of:=([.HF10]+[.HG10])/2" office:value-type="float" office:value="0.0532190780810186">
            <text:p>0.0532190781</text:p>
          </table:table-cell>
          <table:table-cell table:formula="of:=([.HG10]+[.HH10])/2" office:value-type="float" office:value="0.0608040584425848">
            <text:p>0.0608040584</text:p>
          </table:table-cell>
          <table:table-cell table:formula="of:=([.HH10]+[.HI10])/2" office:value-type="float" office:value="0.0592031506316907">
            <text:p>0.0592031506</text:p>
          </table:table-cell>
          <table:table-cell table:formula="of:=([.HI10]+[.HJ10])/2" office:value-type="float" office:value="0.0486582095590439">
            <text:p>0.0486582096</text:p>
          </table:table-cell>
          <table:table-cell table:formula="of:=([.HJ10]+[.HK10])/2" office:value-type="float" office:value="0.0307622974635732">
            <text:p>0.0307622975</text:p>
          </table:table-cell>
          <table:table-cell table:formula="of:=([.HK10]+[.HL10])/2" office:value-type="float" office:value="0.00821901426054431">
            <text:p>0.0082190143</text:p>
          </table:table-cell>
          <table:table-cell table:formula="of:=([.HL10]+[.HM10])/2" office:value-type="float" office:value="-0.0155659450381108">
            <text:p>-0.015565945</text:p>
          </table:table-cell>
          <table:table-cell table:formula="of:=([.HM10]+[.HN10])/2" office:value-type="float" office:value="-0.03699930093921">
            <text:p>-0.0369993009</text:p>
          </table:table-cell>
          <table:table-cell table:formula="of:=([.HN10]+[.HO10])/2" office:value-type="float" office:value="-0.0528430391471462">
            <text:p>-0.0528430391</text:p>
          </table:table-cell>
          <table:table-cell table:formula="of:=([.HO10]+[.HP10])/2" office:value-type="float" office:value="-0.0607035890493714">
            <text:p>-0.060703589</text:p>
          </table:table-cell>
          <table:table-cell table:formula="of:=([.HP10]+[.HQ10])/2" office:value-type="float" office:value="-0.0593934290523377">
            <text:p>-0.0593934291</text:p>
          </table:table-cell>
          <table:table-cell table:formula="of:=([.HQ10]+[.HR10])/2" office:value-type="float" office:value="-0.049110489747013">
            <text:p>-0.0491104897</text:p>
          </table:table-cell>
          <table:table-cell table:formula="of:=([.HR10]+[.HS10])/2" office:value-type="float" office:value="-0.0314082518214032">
            <text:p>-0.0314082518</text:p>
          </table:table-cell>
          <table:table-cell table:formula="of:=([.HS10]+[.HT10])/2" office:value-type="float" office:value="-0.00896105613616759">
            <text:p>-0.0089610561</text:p>
          </table:table-cell>
          <table:table-cell table:formula="of:=([.HT10]+[.HU10])/2" office:value-type="float" office:value="0.0148399185842573">
            <text:p>0.0148399186</text:p>
          </table:table-cell>
          <table:table-cell table:formula="of:=([.HU10]+[.HV10])/2" office:value-type="float" office:value="0.0363989733392226">
            <text:p>0.0363989733</text:p>
          </table:table-cell>
          <table:table-cell table:formula="of:=([.HV10]+[.HW10])/2" office:value-type="float" office:value="0.0524591040544021">
            <text:p>0.0524591041</text:p>
          </table:table-cell>
          <table:table-cell table:formula="of:=([.HW10]+[.HX10])/2" office:value-type="float" office:value="0.060594048921564">
            <text:p>0.0605940489</text:p>
          </table:table-cell>
          <table:table-cell table:formula="of:=([.HX10]+[.HY10])/2" office:value-type="float" office:value="0.0595748325112239">
            <text:p>0.0595748325</text:p>
          </table:table-cell>
          <table:table-cell table:formula="of:=([.HY10]+[.HZ10])/2" office:value-type="float" office:value="0.0495554315185025">
            <text:p>0.0495554315</text:p>
          </table:table-cell>
          <table:table-cell table:formula="of:=([.HZ10]+[.IA10])/2" office:value-type="float" office:value="0.0320495129490502">
            <text:p>0.0320495129</text:p>
          </table:table-cell>
          <table:table-cell table:formula="of:=([.IA10]+[.IB10])/2" office:value-type="float" office:value="0.00970175899109672">
            <text:p>0.009701759</text:p>
          </table:table-cell>
          <table:table-cell table:formula="of:=([.IB10]+[.IC10])/2" office:value-type="float" office:value="-0.0141116746509276">
            <text:p>-0.0141116747</text:p>
          </table:table-cell>
          <table:table-cell table:formula="of:=([.IC10]+[.ID10])/2" office:value-type="float" office:value="-0.0357932067622019">
            <text:p>-0.0357932068</text:p>
          </table:table-cell>
          <table:table-cell table:formula="of:=([.ID10]+[.IE10])/2" office:value-type="float" office:value="-0.0520673301729239">
            <text:p>-0.0520673302</text:p>
          </table:table-cell>
          <table:table-cell table:formula="of:=([.IE10]+[.IF10])/2" office:value-type="float" office:value="-0.0604754544273777">
            <text:p>-0.0604754544</text:p>
          </table:table-cell>
          <table:table-cell table:formula="of:=([.IF10]+[.IG10])/2" office:value-type="float" office:value="-0.0597473339018357">
            <text:p>-0.0597473339</text:p>
          </table:table-cell>
          <table:table-cell table:formula="of:=([.IG10]+[.IH10])/2" office:value-type="float" office:value="-0.0499929683873487">
            <text:p>-0.0499929684</text:p>
          </table:table-cell>
          <table:table-cell table:formula="of:=([.IH10]+[.II10])/2" office:value-type="float" office:value="-0.0326859850250059">
            <text:p>-0.032685985</text:p>
          </table:table-cell>
          <table:table-cell table:formula="of:=([.II10]+[.IJ10])/2" office:value-type="float" office:value="-0.0104410121445793">
            <text:p>-0.0104410121</text:p>
          </table:table-cell>
          <table:table-cell table:formula="of:=([.IJ10]+[.IK10])/2" office:value-type="float" office:value="0.0133813220571802">
            <text:p>0.0133813221</text:p>
          </table:table-cell>
          <table:table-cell table:formula="of:=([.IK10]+[.IL10])/2" office:value-type="float" office:value="0.0351820917258255">
            <text:p>0.0351820917</text:p>
          </table:table-cell>
          <table:table-cell table:formula="of:=([.IL10]+[.IM10])/2" office:value-type="float" office:value="0.0516677760441754">
            <text:p>0.051667776</text:p>
          </table:table-cell>
          <table:table-cell table:formula="of:=([.IM10]+[.IN10])/2" office:value-type="float" office:value="0.0603478232879921">
            <text:p>0.0603478233</text:p>
          </table:table-cell>
          <table:table-cell table:formula="of:=([.IN10]+[.IO10])/2" office:value-type="float" office:value="0.059910907447867">
            <text:p>0.0599109074</text:p>
          </table:table-cell>
          <table:table-cell table:formula="of:=([.IO10]+[.IP10])/2" office:value-type="float" office:value="0.0504230349738783">
            <text:p>0.050423035</text:p>
          </table:table-cell>
          <table:table-cell table:formula="of:=([.IP10]+[.IQ10])/2" office:value-type="float" office:value="0.0333175729433722">
            <text:p>0.0333175729</text:p>
          </table:table-cell>
          <table:table-cell table:formula="of:=([.IQ10]+[.IR10])/2" office:value-type="float" office:value="0.0111787051324842">
            <text:p>0.0111787051</text:p>
          </table:table-cell>
          <table:table-cell table:formula="of:=([.IR10]+[.IS10])/2" office:value-type="float" office:value="-0.0126489699371639">
            <text:p>-0.0126489699</text:p>
          </table:table-cell>
          <table:table-cell table:formula="of:=([.IS10]+[.IT10])/2" office:value-type="float" office:value="-0.0345657195469713">
            <text:p>-0.0345657195</text:p>
          </table:table-cell>
          <table:table-cell table:formula="of:=([.IT10]+[.IU10])/2" office:value-type="float" office:value="-0.0512605013721952">
            <text:p>-0.0512605014</text:p>
          </table:table-cell>
          <table:table-cell table:formula="of:=([.IU10]+[.IV10])/2" office:value-type="float" office:value="-0.0602111745749021">
            <text:p>-0.0602111746</text:p>
          </table:table-cell>
          <table:table-cell table:formula="of:=([.IV10]+[.IW10])/2" office:value-type="float" office:value="-0.0600655287070686">
            <text:p>-0.0600655287</text:p>
          </table:table-cell>
          <table:table-cell table:formula="of:=([.IW10]+[.IX10])/2" office:value-type="float" office:value="-0.0508455670146781">
            <text:p>-0.050845567</text:p>
          </table:table-cell>
          <table:table-cell table:formula="of:=([.IX10]+[.IY10])/2" office:value-type="float" office:value="-0.0339441823280772">
            <text:p>-0.0339441823</text:p>
          </table:table-cell>
          <table:table-cell table:number-columns-repeated="3"/>
        </table:table-row>
        <table:table-row table:style-name="ro1">
          <table:table-cell office:value-type="string">
            <text:p>Hexadezimal</text:p>
          </table:table-cell>
          <table:table-cell/>
          <table:table-cell table:style-name="ce1" table:formula="of:=DEC2HEX(ROUND([.C24]*127.5); 2)" office:value-type="string" office:string-value="02">
            <text:p>02</text:p>
          </table:table-cell>
          <table:table-cell table:style-name="ce1" table:formula="of:=DEC2HEX(ROUND([.D24]*127.5); 2)" office:value-type="string" office:string-value="04">
            <text:p>04</text:p>
          </table:table-cell>
          <table:table-cell table:style-name="ce1" table:formula="of:=DEC2HEX(ROUND([.E24]*127.5); 2)" office:value-type="string" office:string-value="06">
            <text:p>06</text:p>
          </table:table-cell>
          <table:table-cell table:style-name="ce1" table:formula="of:=DEC2HEX(ROUND([.F24]*127.5); 2)" office:value-type="string" office:string-value="08">
            <text:p>08</text:p>
          </table:table-cell>
          <table:table-cell table:style-name="ce1" table:formula="of:=DEC2HEX(ROUND([.G24]*127.5); 2)" office:value-type="string" office:string-value="08">
            <text:p>08</text:p>
          </table:table-cell>
          <table:table-cell table:style-name="ce1" table:formula="of:=DEC2HEX(ROUND([.H24]*127.5); 2)" office:value-type="string" office:string-value="07">
            <text:p>07</text:p>
          </table:table-cell>
          <table:table-cell table:style-name="ce1" table:formula="of:=DEC2HEX(ROUND([.I24]*127.5); 2)" office:value-type="string" office:string-value="04">
            <text:p>04</text:p>
          </table:table-cell>
          <table:table-cell table:style-name="ce1" table:formula="of:=DEC2HEX(ROUND([.J24]*127.5); 2)" office:value-type="string" office:string-value="02">
            <text:p>02</text:p>
          </table:table-cell>
          <table:table-cell table:style-name="ce1" table:formula="of:=DEC2HEX(ROUND([.K24]*127.5); 2)" office:value-type="string" office:string-value="FFFFFFFFFF">
            <text:p>FFFFFFFFFF</text:p>
          </table:table-cell>
          <table:table-cell table:style-name="ce1" table:formula="of:=DEC2HEX(ROUND([.L24]*127.5); 2)" office:value-type="string" office:string-value="FFFFFFFFFC">
            <text:p>FFFFFFFFFC</text:p>
          </table:table-cell>
          <table:table-cell table:style-name="ce1" table:formula="of:=DEC2HEX(ROUND([.M24]*127.5); 2)" office:value-type="string" office:string-value="FFFFFFFFFA">
            <text:p>FFFFFFFFFA</text:p>
          </table:table-cell>
          <table:table-cell table:style-name="ce1" table:formula="of:=DEC2HEX(ROUND([.N24]*127.5); 2)" office:value-type="string" office:string-value="FFFFFFFFF8">
            <text:p>FFFFFFFFF8</text:p>
          </table:table-cell>
          <table:table-cell table:style-name="ce1" table:formula="of:=DEC2HEX(ROUND([.O24]*127.5); 2)" office:value-type="string" office:string-value="FFFFFFFFF8">
            <text:p>FFFFFFFFF8</text:p>
          </table:table-cell>
          <table:table-cell table:style-name="ce1" table:formula="of:=DEC2HEX(ROUND([.P24]*127.5); 2)" office:value-type="string" office:string-value="FFFFFFFFF9">
            <text:p>FFFFFFFFF9</text:p>
          </table:table-cell>
          <table:table-cell table:style-name="ce1" table:formula="of:=DEC2HEX(ROUND([.Q24]*127.5); 2)" office:value-type="string" office:string-value="FFFFFFFFFC">
            <text:p>FFFFFFFFFC</text:p>
          </table:table-cell>
          <table:table-cell table:style-name="ce1" table:formula="of:=DEC2HEX(ROUND([.R24]*127.5); 2)" office:value-type="string" office:string-value="FFFFFFFFFE">
            <text:p>FFFFFFFFFE</text:p>
          </table:table-cell>
          <table:table-cell table:style-name="ce1" table:formula="of:=DEC2HEX(ROUND([.S24]*127.5); 2)" office:value-type="string" office:string-value="01">
            <text:p>01</text:p>
          </table:table-cell>
          <table:table-cell table:style-name="ce1" table:formula="of:=DEC2HEX(ROUND([.T24]*127.5); 2)" office:value-type="string" office:string-value="04">
            <text:p>04</text:p>
          </table:table-cell>
          <table:table-cell table:style-name="ce1" table:formula="of:=DEC2HEX(ROUND([.U24]*127.5); 2)" office:value-type="string" office:string-value="06">
            <text:p>06</text:p>
          </table:table-cell>
          <table:table-cell table:style-name="ce1" table:formula="of:=DEC2HEX(ROUND([.V24]*127.5); 2)" office:value-type="string" office:string-value="08">
            <text:p>08</text:p>
          </table:table-cell>
          <table:table-cell table:style-name="ce1" table:formula="of:=DEC2HEX(ROUND([.W24]*127.5); 2)" office:value-type="string" office:string-value="08">
            <text:p>08</text:p>
          </table:table-cell>
          <table:table-cell table:style-name="ce1" table:formula="of:=DEC2HEX(ROUND([.X24]*127.5); 2)" office:value-type="string" office:string-value="07">
            <text:p>07</text:p>
          </table:table-cell>
          <table:table-cell table:style-name="ce1" table:formula="of:=DEC2HEX(ROUND([.Y24]*127.5); 2)" office:value-type="string" office:string-value="05">
            <text:p>05</text:p>
          </table:table-cell>
          <table:table-cell table:style-name="ce1" table:formula="of:=DEC2HEX(ROUND([.Z24]*127.5); 2)" office:value-type="string" office:string-value="02">
            <text:p>02</text:p>
          </table:table-cell>
          <table:table-cell table:style-name="ce1" table:formula="of:=DEC2HEX(ROUND([.AA24]*127.5); 2)" office:value-type="string" office:string-value="FFFFFFFFFF">
            <text:p>FFFFFFFFFF</text:p>
          </table:table-cell>
          <table:table-cell table:style-name="ce1" table:formula="of:=DEC2HEX(ROUND([.AB24]*127.5); 2)" office:value-type="string" office:string-value="FFFFFFFFFC">
            <text:p>FFFFFFFFFC</text:p>
          </table:table-cell>
          <table:table-cell table:style-name="ce1" table:formula="of:=DEC2HEX(ROUND([.AC24]*127.5); 2)" office:value-type="string" office:string-value="FFFFFFFFFA">
            <text:p>FFFFFFFFFA</text:p>
          </table:table-cell>
          <table:table-cell table:style-name="ce1" table:formula="of:=DEC2HEX(ROUND([.AD24]*127.5); 2)" office:value-type="string" office:string-value="FFFFFFFFF8">
            <text:p>FFFFFFFFF8</text:p>
          </table:table-cell>
          <table:table-cell table:style-name="ce1" table:formula="of:=DEC2HEX(ROUND([.AE24]*127.5); 2)" office:value-type="string" office:string-value="FFFFFFFFF8">
            <text:p>FFFFFFFFF8</text:p>
          </table:table-cell>
          <table:table-cell table:style-name="ce1" table:formula="of:=DEC2HEX(ROUND([.AF24]*127.5); 2)" office:value-type="string" office:string-value="FFFFFFFFF9">
            <text:p>FFFFFFFFF9</text:p>
          </table:table-cell>
          <table:table-cell table:style-name="ce1" table:formula="of:=DEC2HEX(ROUND([.AG24]*127.5); 2)" office:value-type="string" office:string-value="FFFFFFFFFB">
            <text:p>FFFFFFFFFB</text:p>
          </table:table-cell>
          <table:table-cell table:style-name="ce1" table:formula="of:=DEC2HEX(ROUND([.AH24]*127.5); 2)" office:value-type="string" office:string-value="FFFFFFFFFE">
            <text:p>FFFFFFFFFE</text:p>
          </table:table-cell>
          <table:table-cell table:style-name="ce1" table:formula="of:=DEC2HEX(ROUND([.AI24]*127.5); 2)" office:value-type="string" office:string-value="01">
            <text:p>01</text:p>
          </table:table-cell>
          <table:table-cell table:style-name="ce1" table:formula="of:=DEC2HEX(ROUND([.AJ24]*127.5); 2)" office:value-type="string" office:string-value="04">
            <text:p>04</text:p>
          </table:table-cell>
          <table:table-cell table:style-name="ce1" table:formula="of:=DEC2HEX(ROUND([.AK24]*127.5); 2)" office:value-type="string" office:string-value="06">
            <text:p>06</text:p>
          </table:table-cell>
          <table:table-cell table:style-name="ce1" table:formula="of:=DEC2HEX(ROUND([.AL24]*127.5); 2)" office:value-type="string" office:string-value="08">
            <text:p>08</text:p>
          </table:table-cell>
          <table:table-cell table:style-name="ce1" table:formula="of:=DEC2HEX(ROUND([.AM24]*127.5); 2)" office:value-type="string" office:string-value="08">
            <text:p>08</text:p>
          </table:table-cell>
          <table:table-cell table:style-name="ce1" table:formula="of:=DEC2HEX(ROUND([.AN24]*127.5); 2)" office:value-type="string" office:string-value="07">
            <text:p>07</text:p>
          </table:table-cell>
          <table:table-cell table:style-name="ce1" table:formula="of:=DEC2HEX(ROUND([.AO24]*127.5); 2)" office:value-type="string" office:string-value="05">
            <text:p>05</text:p>
          </table:table-cell>
          <table:table-cell table:style-name="ce1" table:formula="of:=DEC2HEX(ROUND([.AP24]*127.5); 2)" office:value-type="string" office:string-value="02">
            <text:p>02</text:p>
          </table:table-cell>
          <table:table-cell table:style-name="ce1" table:formula="of:=DEC2HEX(ROUND([.AQ24]*127.5); 2)" office:value-type="string" office:string-value="FFFFFFFFFF">
            <text:p>FFFFFFFFFF</text:p>
          </table:table-cell>
          <table:table-cell table:style-name="ce1" table:formula="of:=DEC2HEX(ROUND([.AR24]*127.5); 2)" office:value-type="string" office:string-value="FFFFFFFFFC">
            <text:p>FFFFFFFFFC</text:p>
          </table:table-cell>
          <table:table-cell table:style-name="ce1" table:formula="of:=DEC2HEX(ROUND([.AS24]*127.5); 2)" office:value-type="string" office:string-value="FFFFFFFFFA">
            <text:p>FFFFFFFFFA</text:p>
          </table:table-cell>
          <table:table-cell table:style-name="ce1" table:formula="of:=DEC2HEX(ROUND([.AT24]*127.5); 2)" office:value-type="string" office:string-value="FFFFFFFFF8">
            <text:p>FFFFFFFFF8</text:p>
          </table:table-cell>
          <table:table-cell table:style-name="ce1" table:formula="of:=DEC2HEX(ROUND([.AU24]*127.5); 2)" office:value-type="string" office:string-value="FFFFFFFFF8">
            <text:p>FFFFFFFFF8</text:p>
          </table:table-cell>
          <table:table-cell table:style-name="ce1" table:formula="of:=DEC2HEX(ROUND([.AV24]*127.5); 2)" office:value-type="string" office:string-value="FFFFFFFFF9">
            <text:p>FFFFFFFFF9</text:p>
          </table:table-cell>
          <table:table-cell table:style-name="ce1" table:formula="of:=DEC2HEX(ROUND([.AW24]*127.5); 2)" office:value-type="string" office:string-value="FFFFFFFFFB">
            <text:p>FFFFFFFFFB</text:p>
          </table:table-cell>
          <table:table-cell table:style-name="ce1" table:formula="of:=DEC2HEX(ROUND([.AX24]*127.5); 2)" office:value-type="string" office:string-value="FFFFFFFFFE">
            <text:p>FFFFFFFFFE</text:p>
          </table:table-cell>
          <table:table-cell table:style-name="ce1" table:formula="of:=DEC2HEX(ROUND([.AY24]*127.5); 2)" office:value-type="string" office:string-value="01">
            <text:p>01</text:p>
          </table:table-cell>
          <table:table-cell table:style-name="ce1" table:formula="of:=DEC2HEX(ROUND([.AZ24]*127.5); 2)" office:value-type="string" office:string-value="04">
            <text:p>04</text:p>
          </table:table-cell>
          <table:table-cell table:style-name="ce1" table:formula="of:=DEC2HEX(ROUND([.BA24]*127.5); 2)" office:value-type="string" office:string-value="06">
            <text:p>06</text:p>
          </table:table-cell>
          <table:table-cell table:style-name="ce1" table:formula="of:=DEC2HEX(ROUND([.BB24]*127.5); 2)" office:value-type="string" office:string-value="08">
            <text:p>08</text:p>
          </table:table-cell>
          <table:table-cell table:style-name="ce1" table:formula="of:=DEC2HEX(ROUND([.BC24]*127.5); 2)" office:value-type="string" office:string-value="08">
            <text:p>08</text:p>
          </table:table-cell>
          <table:table-cell table:style-name="ce1" table:formula="of:=DEC2HEX(ROUND([.BD24]*127.5); 2)" office:value-type="string" office:string-value="07">
            <text:p>07</text:p>
          </table:table-cell>
          <table:table-cell table:style-name="ce1" table:formula="of:=DEC2HEX(ROUND([.BE24]*127.5); 2)" office:value-type="string" office:string-value="05">
            <text:p>05</text:p>
          </table:table-cell>
          <table:table-cell table:style-name="ce1" table:formula="of:=DEC2HEX(ROUND([.BF24]*127.5); 2)" office:value-type="string" office:string-value="02">
            <text:p>02</text:p>
          </table:table-cell>
          <table:table-cell table:style-name="ce1" table:formula="of:=DEC2HEX(ROUND([.BG24]*127.5); 2)" office:value-type="string" office:string-value="FFFFFFFFFF">
            <text:p>FFFFFFFFFF</text:p>
          </table:table-cell>
          <table:table-cell table:style-name="ce1" table:formula="of:=DEC2HEX(ROUND([.BH24]*127.5); 2)" office:value-type="string" office:string-value="FFFFFFFFFC">
            <text:p>FFFFFFFFFC</text:p>
          </table:table-cell>
          <table:table-cell table:style-name="ce1" table:formula="of:=DEC2HEX(ROUND([.BI24]*127.5); 2)" office:value-type="string" office:string-value="FFFFFFFFFA">
            <text:p>FFFFFFFFFA</text:p>
          </table:table-cell>
          <table:table-cell table:style-name="ce1" table:formula="of:=DEC2HEX(ROUND([.BJ24]*127.5); 2)" office:value-type="string" office:string-value="FFFFFFFFF9">
            <text:p>FFFFFFFFF9</text:p>
          </table:table-cell>
          <table:table-cell table:style-name="ce1" table:formula="of:=DEC2HEX(ROUND([.BK24]*127.5); 2)" office:value-type="string" office:string-value="FFFFFFFFF8">
            <text:p>FFFFFFFFF8</text:p>
          </table:table-cell>
          <table:table-cell table:style-name="ce1" table:formula="of:=DEC2HEX(ROUND([.BL24]*127.5); 2)" office:value-type="string" office:string-value="FFFFFFFFF9">
            <text:p>FFFFFFFFF9</text:p>
          </table:table-cell>
          <table:table-cell table:style-name="ce1" table:formula="of:=DEC2HEX(ROUND([.BM24]*127.5); 2)" office:value-type="string" office:string-value="FFFFFFFFFB">
            <text:p>FFFFFFFFFB</text:p>
          </table:table-cell>
          <table:table-cell table:style-name="ce1" table:formula="of:=DEC2HEX(ROUND([.BN24]*127.5); 2)" office:value-type="string" office:string-value="FFFFFFFFFE">
            <text:p>FFFFFFFFFE</text:p>
          </table:table-cell>
          <table:table-cell table:style-name="ce1" table:formula="of:=DEC2HEX(ROUND([.BO24]*127.5); 2)" office:value-type="string" office:string-value="01">
            <text:p>01</text:p>
          </table:table-cell>
          <table:table-cell table:style-name="ce1" table:formula="of:=DEC2HEX(ROUND([.BP24]*127.5); 2)" office:value-type="string" office:string-value="04">
            <text:p>04</text:p>
          </table:table-cell>
          <table:table-cell table:style-name="ce1" table:formula="of:=DEC2HEX(ROUND([.BQ24]*127.5); 2)" office:value-type="string" office:string-value="06">
            <text:p>06</text:p>
          </table:table-cell>
          <table:table-cell table:style-name="ce1" table:formula="of:=DEC2HEX(ROUND([.BR24]*127.5); 2)" office:value-type="string" office:string-value="07">
            <text:p>07</text:p>
          </table:table-cell>
          <table:table-cell table:style-name="ce1" table:formula="of:=DEC2HEX(ROUND([.BS24]*127.5); 2)" office:value-type="string" office:string-value="08">
            <text:p>08</text:p>
          </table:table-cell>
          <table:table-cell table:style-name="ce1" table:formula="of:=DEC2HEX(ROUND([.BT24]*127.5); 2)" office:value-type="string" office:string-value="07">
            <text:p>07</text:p>
          </table:table-cell>
          <table:table-cell table:style-name="ce1" table:formula="of:=DEC2HEX(ROUND([.BU24]*127.5); 2)" office:value-type="string" office:string-value="05">
            <text:p>05</text:p>
          </table:table-cell>
          <table:table-cell table:style-name="ce1" table:formula="of:=DEC2HEX(ROUND([.BV24]*127.5); 2)" office:value-type="string" office:string-value="02">
            <text:p>02</text:p>
          </table:table-cell>
          <table:table-cell table:style-name="ce1" table:formula="of:=DEC2HEX(ROUND([.BW24]*127.5); 2)" office:value-type="string" office:string-value="FFFFFFFFFF">
            <text:p>FFFFFFFFFF</text:p>
          </table:table-cell>
          <table:table-cell table:style-name="ce1" table:formula="of:=DEC2HEX(ROUND([.BX24]*127.5); 2)" office:value-type="string" office:string-value="FFFFFFFFFC">
            <text:p>FFFFFFFFFC</text:p>
          </table:table-cell>
          <table:table-cell table:style-name="ce1" table:formula="of:=DEC2HEX(ROUND([.BY24]*127.5); 2)" office:value-type="string" office:string-value="FFFFFFFFFA">
            <text:p>FFFFFFFFFA</text:p>
          </table:table-cell>
          <table:table-cell table:style-name="ce1" table:formula="of:=DEC2HEX(ROUND([.BZ24]*127.5); 2)" office:value-type="string" office:string-value="FFFFFFFFF9">
            <text:p>FFFFFFFFF9</text:p>
          </table:table-cell>
          <table:table-cell table:style-name="ce1" table:formula="of:=DEC2HEX(ROUND([.CA24]*127.5); 2)" office:value-type="string" office:string-value="FFFFFFFFF8">
            <text:p>FFFFFFFFF8</text:p>
          </table:table-cell>
          <table:table-cell table:style-name="ce1" table:formula="of:=DEC2HEX(ROUND([.CB24]*127.5); 2)" office:value-type="string" office:string-value="FFFFFFFFF9">
            <text:p>FFFFFFFFF9</text:p>
          </table:table-cell>
          <table:table-cell table:style-name="ce1" table:formula="of:=DEC2HEX(ROUND([.CC24]*127.5); 2)" office:value-type="string" office:string-value="FFFFFFFFFB">
            <text:p>FFFFFFFFFB</text:p>
          </table:table-cell>
          <table:table-cell table:style-name="ce1" table:formula="of:=DEC2HEX(ROUND([.CD24]*127.5); 2)" office:value-type="string" office:string-value="FFFFFFFFFE">
            <text:p>FFFFFFFFFE</text:p>
          </table:table-cell>
          <table:table-cell table:style-name="ce1" table:formula="of:=DEC2HEX(ROUND([.CE24]*127.5); 2)" office:value-type="string" office:string-value="01">
            <text:p>01</text:p>
          </table:table-cell>
          <table:table-cell table:style-name="ce1" table:formula="of:=DEC2HEX(ROUND([.CF24]*127.5); 2)" office:value-type="string" office:string-value="04">
            <text:p>04</text:p>
          </table:table-cell>
          <table:table-cell table:style-name="ce1" table:formula="of:=DEC2HEX(ROUND([.CG24]*127.5); 2)" office:value-type="string" office:string-value="06">
            <text:p>06</text:p>
          </table:table-cell>
          <table:table-cell table:style-name="ce1" table:formula="of:=DEC2HEX(ROUND([.CH24]*127.5); 2)" office:value-type="string" office:string-value="07">
            <text:p>07</text:p>
          </table:table-cell>
          <table:table-cell table:style-name="ce1" table:formula="of:=DEC2HEX(ROUND([.CI24]*127.5); 2)" office:value-type="string" office:string-value="08">
            <text:p>08</text:p>
          </table:table-cell>
          <table:table-cell table:style-name="ce1" table:formula="of:=DEC2HEX(ROUND([.CJ24]*127.5); 2)" office:value-type="string" office:string-value="07">
            <text:p>07</text:p>
          </table:table-cell>
          <table:table-cell table:style-name="ce1" table:formula="of:=DEC2HEX(ROUND([.CK24]*127.5); 2)" office:value-type="string" office:string-value="05">
            <text:p>05</text:p>
          </table:table-cell>
          <table:table-cell table:style-name="ce1" table:formula="of:=DEC2HEX(ROUND([.CL24]*127.5); 2)" office:value-type="string" office:string-value="03">
            <text:p>03</text:p>
          </table:table-cell>
          <table:table-cell table:style-name="ce1" table:formula="of:=DEC2HEX(ROUND([.CM24]*127.5); 2)" office:value-type="string" office:string-value="00">
            <text:p>00</text:p>
          </table:table-cell>
          <table:table-cell table:style-name="ce1" table:formula="of:=DEC2HEX(ROUND([.CN24]*127.5); 2)" office:value-type="string" office:string-value="FFFFFFFFFD">
            <text:p>FFFFFFFFFD</text:p>
          </table:table-cell>
          <table:table-cell table:style-name="ce1" table:formula="of:=DEC2HEX(ROUND([.CO24]*127.5); 2)" office:value-type="string" office:string-value="FFFFFFFFFA">
            <text:p>FFFFFFFFFA</text:p>
          </table:table-cell>
          <table:table-cell table:style-name="ce1" table:formula="of:=DEC2HEX(ROUND([.CP24]*127.5); 2)" office:value-type="string" office:string-value="FFFFFFFFF9">
            <text:p>FFFFFFFFF9</text:p>
          </table:table-cell>
          <table:table-cell table:style-name="ce1" table:formula="of:=DEC2HEX(ROUND([.CQ24]*127.5); 2)" office:value-type="string" office:string-value="FFFFFFFFF8">
            <text:p>FFFFFFFFF8</text:p>
          </table:table-cell>
          <table:table-cell table:style-name="ce1" table:formula="of:=DEC2HEX(ROUND([.CR24]*127.5); 2)" office:value-type="string" office:string-value="FFFFFFFFF9">
            <text:p>FFFFFFFFF9</text:p>
          </table:table-cell>
          <table:table-cell table:style-name="ce1" table:formula="of:=DEC2HEX(ROUND([.CS24]*127.5); 2)" office:value-type="string" office:string-value="FFFFFFFFFB">
            <text:p>FFFFFFFFFB</text:p>
          </table:table-cell>
          <table:table-cell table:style-name="ce1" table:formula="of:=DEC2HEX(ROUND([.CT24]*127.5); 2)" office:value-type="string" office:string-value="FFFFFFFFFD">
            <text:p>FFFFFFFFFD</text:p>
          </table:table-cell>
          <table:table-cell table:style-name="ce1" table:formula="of:=DEC2HEX(ROUND([.CU24]*127.5); 2)" office:value-type="string" office:string-value="00">
            <text:p>00</text:p>
          </table:table-cell>
          <table:table-cell table:style-name="ce1" table:formula="of:=DEC2HEX(ROUND([.CV24]*127.5); 2)" office:value-type="string" office:string-value="03">
            <text:p>03</text:p>
          </table:table-cell>
          <table:table-cell table:style-name="ce1" table:formula="of:=DEC2HEX(ROUND([.CW24]*127.5); 2)" office:value-type="string" office:string-value="06">
            <text:p>06</text:p>
          </table:table-cell>
          <table:table-cell table:style-name="ce1" table:formula="of:=DEC2HEX(ROUND([.CX24]*127.5); 2)" office:value-type="string" office:string-value="07">
            <text:p>07</text:p>
          </table:table-cell>
          <table:table-cell table:style-name="ce1" table:formula="of:=DEC2HEX(ROUND([.CY24]*127.5); 2)" office:value-type="string" office:string-value="08">
            <text:p>08</text:p>
          </table:table-cell>
          <table:table-cell table:style-name="ce1" table:formula="of:=DEC2HEX(ROUND([.CZ24]*127.5); 2)" office:value-type="string" office:string-value="07">
            <text:p>07</text:p>
          </table:table-cell>
          <table:table-cell table:style-name="ce1" table:formula="of:=DEC2HEX(ROUND([.DA24]*127.5); 2)" office:value-type="string" office:string-value="05">
            <text:p>05</text:p>
          </table:table-cell>
          <table:table-cell table:style-name="ce1" table:formula="of:=DEC2HEX(ROUND([.DB24]*127.5); 2)" office:value-type="string" office:string-value="03">
            <text:p>03</text:p>
          </table:table-cell>
          <table:table-cell table:style-name="ce1" table:formula="of:=DEC2HEX(ROUND([.DC24]*127.5); 2)" office:value-type="string" office:string-value="00">
            <text:p>00</text:p>
          </table:table-cell>
          <table:table-cell table:style-name="ce1" table:formula="of:=DEC2HEX(ROUND([.DD24]*127.5); 2)" office:value-type="string" office:string-value="FFFFFFFFFD">
            <text:p>FFFFFFFFFD</text:p>
          </table:table-cell>
          <table:table-cell table:style-name="ce1" table:formula="of:=DEC2HEX(ROUND([.DE24]*127.5); 2)" office:value-type="string" office:string-value="FFFFFFFFFA">
            <text:p>FFFFFFFFFA</text:p>
          </table:table-cell>
          <table:table-cell table:style-name="ce1" table:formula="of:=DEC2HEX(ROUND([.DF24]*127.5); 2)" office:value-type="string" office:string-value="FFFFFFFFF9">
            <text:p>FFFFFFFFF9</text:p>
          </table:table-cell>
          <table:table-cell table:style-name="ce1" table:formula="of:=DEC2HEX(ROUND([.DG24]*127.5); 2)" office:value-type="string" office:string-value="FFFFFFFFF8">
            <text:p>FFFFFFFFF8</text:p>
          </table:table-cell>
          <table:table-cell table:style-name="ce1" table:formula="of:=DEC2HEX(ROUND([.DH24]*127.5); 2)" office:value-type="string" office:string-value="FFFFFFFFF9">
            <text:p>FFFFFFFFF9</text:p>
          </table:table-cell>
          <table:table-cell table:style-name="ce1" table:formula="of:=DEC2HEX(ROUND([.DI24]*127.5); 2)" office:value-type="string" office:string-value="FFFFFFFFFB">
            <text:p>FFFFFFFFFB</text:p>
          </table:table-cell>
          <table:table-cell table:style-name="ce1" table:formula="of:=DEC2HEX(ROUND([.DJ24]*127.5); 2)" office:value-type="string" office:string-value="FFFFFFFFFD">
            <text:p>FFFFFFFFFD</text:p>
          </table:table-cell>
          <table:table-cell table:style-name="ce1" table:formula="of:=DEC2HEX(ROUND([.DK24]*127.5); 2)" office:value-type="string" office:string-value="00">
            <text:p>00</text:p>
          </table:table-cell>
          <table:table-cell table:style-name="ce1" table:formula="of:=DEC2HEX(ROUND([.DL24]*127.5); 2)" office:value-type="string" office:string-value="03">
            <text:p>03</text:p>
          </table:table-cell>
          <table:table-cell table:style-name="ce1" table:formula="of:=DEC2HEX(ROUND([.DM24]*127.5); 2)" office:value-type="string" office:string-value="06">
            <text:p>06</text:p>
          </table:table-cell>
          <table:table-cell table:style-name="ce1" table:formula="of:=DEC2HEX(ROUND([.DN24]*127.5); 2)" office:value-type="string" office:string-value="07">
            <text:p>07</text:p>
          </table:table-cell>
          <table:table-cell table:style-name="ce1" table:formula="of:=DEC2HEX(ROUND([.DO24]*127.5); 2)" office:value-type="string" office:string-value="08">
            <text:p>08</text:p>
          </table:table-cell>
          <table:table-cell table:style-name="ce1" table:formula="of:=DEC2HEX(ROUND([.DP24]*127.5); 2)" office:value-type="string" office:string-value="07">
            <text:p>07</text:p>
          </table:table-cell>
          <table:table-cell table:style-name="ce1" table:formula="of:=DEC2HEX(ROUND([.DQ24]*127.5); 2)" office:value-type="string" office:string-value="05">
            <text:p>05</text:p>
          </table:table-cell>
          <table:table-cell table:style-name="ce1" table:formula="of:=DEC2HEX(ROUND([.DR24]*127.5); 2)" office:value-type="string" office:string-value="03">
            <text:p>03</text:p>
          </table:table-cell>
          <table:table-cell table:style-name="ce1" table:formula="of:=DEC2HEX(ROUND([.DS24]*127.5); 2)" office:value-type="string" office:string-value="00">
            <text:p>00</text:p>
          </table:table-cell>
          <table:table-cell table:style-name="ce1" table:formula="of:=DEC2HEX(ROUND([.DT24]*127.5); 2)" office:value-type="string" office:string-value="FFFFFFFFFD">
            <text:p>FFFFFFFFFD</text:p>
          </table:table-cell>
          <table:table-cell table:style-name="ce1" table:formula="of:=DEC2HEX(ROUND([.DU24]*127.5); 2)" office:value-type="string" office:string-value="FFFFFFFFFA">
            <text:p>FFFFFFFFFA</text:p>
          </table:table-cell>
          <table:table-cell table:style-name="ce1" table:formula="of:=DEC2HEX(ROUND([.DV24]*127.5); 2)" office:value-type="string" office:string-value="FFFFFFFFF9">
            <text:p>FFFFFFFFF9</text:p>
          </table:table-cell>
          <table:table-cell table:style-name="ce1" table:formula="of:=DEC2HEX(ROUND([.DW24]*127.5); 2)" office:value-type="string" office:string-value="FFFFFFFFF8">
            <text:p>FFFFFFFFF8</text:p>
          </table:table-cell>
          <table:table-cell table:style-name="ce1" table:formula="of:=DEC2HEX(ROUND([.DX24]*127.5); 2)" office:value-type="string" office:string-value="FFFFFFFFF9">
            <text:p>FFFFFFFFF9</text:p>
          </table:table-cell>
          <table:table-cell table:style-name="ce1" table:formula="of:=DEC2HEX(ROUND([.DY24]*127.5); 2)" office:value-type="string" office:string-value="FFFFFFFFFA">
            <text:p>FFFFFFFFFA</text:p>
          </table:table-cell>
          <table:table-cell table:style-name="ce1" table:formula="of:=DEC2HEX(ROUND([.DZ24]*127.5); 2)" office:value-type="string" office:string-value="FFFFFFFFFD">
            <text:p>FFFFFFFFFD</text:p>
          </table:table-cell>
          <table:table-cell table:style-name="ce1" table:formula="of:=DEC2HEX(ROUND([.EA24]*127.5); 2)" office:value-type="string" office:string-value="00">
            <text:p>00</text:p>
          </table:table-cell>
          <table:table-cell table:style-name="ce1" table:formula="of:=DEC2HEX(ROUND([.EB24]*127.5); 2)" office:value-type="string" office:string-value="03">
            <text:p>03</text:p>
          </table:table-cell>
          <table:table-cell table:style-name="ce1" table:formula="of:=DEC2HEX(ROUND([.EC24]*127.5); 2)" office:value-type="string" office:string-value="06">
            <text:p>06</text:p>
          </table:table-cell>
          <table:table-cell table:style-name="ce1" table:formula="of:=DEC2HEX(ROUND([.ED24]*127.5); 2)" office:value-type="string" office:string-value="07">
            <text:p>07</text:p>
          </table:table-cell>
          <table:table-cell table:style-name="ce1" table:formula="of:=DEC2HEX(ROUND([.EE24]*127.5); 2)" office:value-type="string" office:string-value="08">
            <text:p>08</text:p>
          </table:table-cell>
          <table:table-cell table:style-name="ce1" table:formula="of:=DEC2HEX(ROUND([.EF24]*127.5); 2)" office:value-type="string" office:string-value="07">
            <text:p>07</text:p>
          </table:table-cell>
          <table:table-cell table:style-name="ce1" table:formula="of:=DEC2HEX(ROUND([.EG24]*127.5); 2)" office:value-type="string" office:string-value="06">
            <text:p>06</text:p>
          </table:table-cell>
          <table:table-cell table:style-name="ce1" table:formula="of:=DEC2HEX(ROUND([.EH24]*127.5); 2)" office:value-type="string" office:string-value="03">
            <text:p>03</text:p>
          </table:table-cell>
          <table:table-cell table:style-name="ce1" table:formula="of:=DEC2HEX(ROUND([.EI24]*127.5); 2)" office:value-type="string" office:string-value="00">
            <text:p>00</text:p>
          </table:table-cell>
          <table:table-cell table:style-name="ce1" table:formula="of:=DEC2HEX(ROUND([.EJ24]*127.5); 2)" office:value-type="string" office:string-value="FFFFFFFFFD">
            <text:p>FFFFFFFFFD</text:p>
          </table:table-cell>
          <table:table-cell table:style-name="ce1" table:formula="of:=DEC2HEX(ROUND([.EK24]*127.5); 2)" office:value-type="string" office:string-value="FFFFFFFFFB">
            <text:p>FFFFFFFFFB</text:p>
          </table:table-cell>
          <table:table-cell table:style-name="ce1" table:formula="of:=DEC2HEX(ROUND([.EL24]*127.5); 2)" office:value-type="string" office:string-value="FFFFFFFFF9">
            <text:p>FFFFFFFFF9</text:p>
          </table:table-cell>
          <table:table-cell table:style-name="ce1" table:formula="of:=DEC2HEX(ROUND([.EM24]*127.5); 2)" office:value-type="string" office:string-value="FFFFFFFFF8">
            <text:p>FFFFFFFFF8</text:p>
          </table:table-cell>
          <table:table-cell table:style-name="ce1" table:formula="of:=DEC2HEX(ROUND([.EN24]*127.5); 2)" office:value-type="string" office:string-value="FFFFFFFFF9">
            <text:p>FFFFFFFFF9</text:p>
          </table:table-cell>
          <table:table-cell table:style-name="ce1" table:formula="of:=DEC2HEX(ROUND([.EO24]*127.5); 2)" office:value-type="string" office:string-value="FFFFFFFFFA">
            <text:p>FFFFFFFFFA</text:p>
          </table:table-cell>
          <table:table-cell table:style-name="ce1" table:formula="of:=DEC2HEX(ROUND([.EP24]*127.5); 2)" office:value-type="string" office:string-value="FFFFFFFFFD">
            <text:p>FFFFFFFFFD</text:p>
          </table:table-cell>
          <table:table-cell table:style-name="ce1" table:formula="of:=DEC2HEX(ROUND([.EQ24]*127.5); 2)" office:value-type="string" office:string-value="00">
            <text:p>00</text:p>
          </table:table-cell>
          <table:table-cell table:style-name="ce1" table:formula="of:=DEC2HEX(ROUND([.ER24]*127.5); 2)" office:value-type="string" office:string-value="03">
            <text:p>03</text:p>
          </table:table-cell>
          <table:table-cell table:style-name="ce1" table:formula="of:=DEC2HEX(ROUND([.ES24]*127.5); 2)" office:value-type="string" office:string-value="05">
            <text:p>05</text:p>
          </table:table-cell>
          <table:table-cell table:style-name="ce1" table:formula="of:=DEC2HEX(ROUND([.ET24]*127.5); 2)" office:value-type="string" office:string-value="07">
            <text:p>07</text:p>
          </table:table-cell>
          <table:table-cell table:style-name="ce1" table:formula="of:=DEC2HEX(ROUND([.EU24]*127.5); 2)" office:value-type="string" office:string-value="08">
            <text:p>08</text:p>
          </table:table-cell>
          <table:table-cell table:style-name="ce1" table:formula="of:=DEC2HEX(ROUND([.EV24]*127.5); 2)" office:value-type="string" office:string-value="07">
            <text:p>07</text:p>
          </table:table-cell>
          <table:table-cell table:style-name="ce1" table:formula="of:=DEC2HEX(ROUND([.EW24]*127.5); 2)" office:value-type="string" office:string-value="06">
            <text:p>06</text:p>
          </table:table-cell>
          <table:table-cell table:style-name="ce1" table:formula="of:=DEC2HEX(ROUND([.EX24]*127.5); 2)" office:value-type="string" office:string-value="03">
            <text:p>03</text:p>
          </table:table-cell>
          <table:table-cell table:style-name="ce1" table:formula="of:=DEC2HEX(ROUND([.EY24]*127.5); 2)" office:value-type="string" office:string-value="00">
            <text:p>00</text:p>
          </table:table-cell>
          <table:table-cell table:style-name="ce1" table:formula="of:=DEC2HEX(ROUND([.EZ24]*127.5); 2)" office:value-type="string" office:string-value="FFFFFFFFFD">
            <text:p>FFFFFFFFFD</text:p>
          </table:table-cell>
          <table:table-cell table:style-name="ce1" table:formula="of:=DEC2HEX(ROUND([.FA24]*127.5); 2)" office:value-type="string" office:string-value="FFFFFFFFFB">
            <text:p>FFFFFFFFFB</text:p>
          </table:table-cell>
          <table:table-cell table:style-name="ce1" table:formula="of:=DEC2HEX(ROUND([.FB24]*127.5); 2)" office:value-type="string" office:string-value="FFFFFFFFF9">
            <text:p>FFFFFFFFF9</text:p>
          </table:table-cell>
          <table:table-cell table:style-name="ce1" table:formula="of:=DEC2HEX(ROUND([.FC24]*127.5); 2)" office:value-type="string" office:string-value="FFFFFFFFF8">
            <text:p>FFFFFFFFF8</text:p>
          </table:table-cell>
          <table:table-cell table:style-name="ce1" table:formula="of:=DEC2HEX(ROUND([.FD24]*127.5); 2)" office:value-type="string" office:string-value="FFFFFFFFF9">
            <text:p>FFFFFFFFF9</text:p>
          </table:table-cell>
          <table:table-cell table:style-name="ce1" table:formula="of:=DEC2HEX(ROUND([.FE24]*127.5); 2)" office:value-type="string" office:string-value="FFFFFFFFFA">
            <text:p>FFFFFFFFFA</text:p>
          </table:table-cell>
          <table:table-cell table:style-name="ce1" table:formula="of:=DEC2HEX(ROUND([.FF24]*127.5); 2)" office:value-type="string" office:string-value="FFFFFFFFFD">
            <text:p>FFFFFFFFFD</text:p>
          </table:table-cell>
          <table:table-cell table:style-name="ce1" table:formula="of:=DEC2HEX(ROUND([.FG24]*127.5); 2)" office:value-type="string" office:string-value="00">
            <text:p>00</text:p>
          </table:table-cell>
          <table:table-cell table:style-name="ce1" table:formula="of:=DEC2HEX(ROUND([.FH24]*127.5); 2)" office:value-type="string" office:string-value="03">
            <text:p>03</text:p>
          </table:table-cell>
          <table:table-cell table:style-name="ce1" table:formula="of:=DEC2HEX(ROUND([.FI24]*127.5); 2)" office:value-type="string" office:string-value="05">
            <text:p>05</text:p>
          </table:table-cell>
          <table:table-cell table:style-name="ce1" table:formula="of:=DEC2HEX(ROUND([.FJ24]*127.5); 2)" office:value-type="string" office:string-value="07">
            <text:p>07</text:p>
          </table:table-cell>
          <table:table-cell table:style-name="ce1" table:formula="of:=DEC2HEX(ROUND([.FK24]*127.5); 2)" office:value-type="string" office:string-value="08">
            <text:p>08</text:p>
          </table:table-cell>
          <table:table-cell table:style-name="ce1" table:formula="of:=DEC2HEX(ROUND([.FL24]*127.5); 2)" office:value-type="string" office:string-value="07">
            <text:p>07</text:p>
          </table:table-cell>
          <table:table-cell table:style-name="ce1" table:formula="of:=DEC2HEX(ROUND([.FM24]*127.5); 2)" office:value-type="string" office:string-value="06">
            <text:p>06</text:p>
          </table:table-cell>
          <table:table-cell table:style-name="ce1" table:formula="of:=DEC2HEX(ROUND([.FN24]*127.5); 2)" office:value-type="string" office:string-value="03">
            <text:p>03</text:p>
          </table:table-cell>
          <table:table-cell table:style-name="ce1" table:formula="of:=DEC2HEX(ROUND([.FO24]*127.5); 2)" office:value-type="string" office:string-value="00">
            <text:p>00</text:p>
          </table:table-cell>
          <table:table-cell table:style-name="ce1" table:formula="of:=DEC2HEX(ROUND([.FP24]*127.5); 2)" office:value-type="string" office:string-value="FFFFFFFFFD">
            <text:p>FFFFFFFFFD</text:p>
          </table:table-cell>
          <table:table-cell table:style-name="ce1" table:formula="of:=DEC2HEX(ROUND([.FQ24]*127.5); 2)" office:value-type="string" office:string-value="FFFFFFFFFB">
            <text:p>FFFFFFFFFB</text:p>
          </table:table-cell>
          <table:table-cell table:style-name="ce1" table:formula="of:=DEC2HEX(ROUND([.FR24]*127.5); 2)" office:value-type="string" office:string-value="FFFFFFFFF9">
            <text:p>FFFFFFFFF9</text:p>
          </table:table-cell>
          <table:table-cell table:style-name="ce1" table:formula="of:=DEC2HEX(ROUND([.FS24]*127.5); 2)" office:value-type="string" office:string-value="FFFFFFFFF8">
            <text:p>FFFFFFFFF8</text:p>
          </table:table-cell>
          <table:table-cell table:style-name="ce1" table:formula="of:=DEC2HEX(ROUND([.FT24]*127.5); 2)" office:value-type="string" office:string-value="FFFFFFFFF9">
            <text:p>FFFFFFFFF9</text:p>
          </table:table-cell>
          <table:table-cell table:style-name="ce1" table:formula="of:=DEC2HEX(ROUND([.FU24]*127.5); 2)" office:value-type="string" office:string-value="FFFFFFFFFA">
            <text:p>FFFFFFFFFA</text:p>
          </table:table-cell>
          <table:table-cell table:style-name="ce1" table:formula="of:=DEC2HEX(ROUND([.FV24]*127.5); 2)" office:value-type="string" office:string-value="FFFFFFFFFC">
            <text:p>FFFFFFFFFC</text:p>
          </table:table-cell>
          <table:table-cell table:style-name="ce1" table:formula="of:=DEC2HEX(ROUND([.FW24]*127.5); 2)" office:value-type="string" office:string-value="FFFFFFFFFF">
            <text:p>FFFFFFFFFF</text:p>
          </table:table-cell>
          <table:table-cell table:style-name="ce1" table:formula="of:=DEC2HEX(ROUND([.FX24]*127.5); 2)" office:value-type="string" office:string-value="02">
            <text:p>02</text:p>
          </table:table-cell>
          <table:table-cell table:style-name="ce1" table:formula="of:=DEC2HEX(ROUND([.FY24]*127.5); 2)" office:value-type="string" office:string-value="05">
            <text:p>05</text:p>
          </table:table-cell>
          <table:table-cell table:style-name="ce1" table:formula="of:=DEC2HEX(ROUND([.FZ24]*127.5); 2)" office:value-type="string" office:string-value="07">
            <text:p>07</text:p>
          </table:table-cell>
          <table:table-cell table:style-name="ce1" table:formula="of:=DEC2HEX(ROUND([.GA24]*127.5); 2)" office:value-type="string" office:string-value="08">
            <text:p>08</text:p>
          </table:table-cell>
          <table:table-cell table:style-name="ce1" table:formula="of:=DEC2HEX(ROUND([.GB24]*127.5); 2)" office:value-type="string" office:string-value="07">
            <text:p>07</text:p>
          </table:table-cell>
          <table:table-cell table:style-name="ce1" table:formula="of:=DEC2HEX(ROUND([.GC24]*127.5); 2)" office:value-type="string" office:string-value="06">
            <text:p>06</text:p>
          </table:table-cell>
          <table:table-cell table:style-name="ce1" table:formula="of:=DEC2HEX(ROUND([.GD24]*127.5); 2)" office:value-type="string" office:string-value="04">
            <text:p>04</text:p>
          </table:table-cell>
          <table:table-cell table:style-name="ce1" table:formula="of:=DEC2HEX(ROUND([.GE24]*127.5); 2)" office:value-type="string" office:string-value="01">
            <text:p>01</text:p>
          </table:table-cell>
          <table:table-cell table:style-name="ce1" table:formula="of:=DEC2HEX(ROUND([.GF24]*127.5); 2)" office:value-type="string" office:string-value="FFFFFFFFFE">
            <text:p>FFFFFFFFFE</text:p>
          </table:table-cell>
          <table:table-cell table:style-name="ce1" table:formula="of:=DEC2HEX(ROUND([.GG24]*127.5); 2)" office:value-type="string" office:string-value="FFFFFFFFFB">
            <text:p>FFFFFFFFFB</text:p>
          </table:table-cell>
          <table:table-cell table:style-name="ce1" table:formula="of:=DEC2HEX(ROUND([.GH24]*127.5); 2)" office:value-type="string" office:string-value="FFFFFFFFF9">
            <text:p>FFFFFFFFF9</text:p>
          </table:table-cell>
          <table:table-cell table:style-name="ce1" table:formula="of:=DEC2HEX(ROUND([.GI24]*127.5); 2)" office:value-type="string" office:string-value="FFFFFFFFF8">
            <text:p>FFFFFFFFF8</text:p>
          </table:table-cell>
          <table:table-cell table:style-name="ce1" table:formula="of:=DEC2HEX(ROUND([.GJ24]*127.5); 2)" office:value-type="string" office:string-value="FFFFFFFFF9">
            <text:p>FFFFFFFFF9</text:p>
          </table:table-cell>
          <table:table-cell table:style-name="ce1" table:formula="of:=DEC2HEX(ROUND([.GK24]*127.5); 2)" office:value-type="string" office:string-value="FFFFFFFFFA">
            <text:p>FFFFFFFFFA</text:p>
          </table:table-cell>
          <table:table-cell table:style-name="ce1" table:formula="of:=DEC2HEX(ROUND([.GL24]*127.5); 2)" office:value-type="string" office:string-value="FFFFFFFFFC">
            <text:p>FFFFFFFFFC</text:p>
          </table:table-cell>
          <table:table-cell table:style-name="ce1" table:formula="of:=DEC2HEX(ROUND([.GM24]*127.5); 2)" office:value-type="string" office:string-value="FFFFFFFFFF">
            <text:p>FFFFFFFFFF</text:p>
          </table:table-cell>
          <table:table-cell table:style-name="ce1" table:formula="of:=DEC2HEX(ROUND([.GN24]*127.5); 2)" office:value-type="string" office:string-value="02">
            <text:p>02</text:p>
          </table:table-cell>
          <table:table-cell table:style-name="ce1" table:formula="of:=DEC2HEX(ROUND([.GO24]*127.5); 2)" office:value-type="string" office:string-value="05">
            <text:p>05</text:p>
          </table:table-cell>
          <table:table-cell table:style-name="ce1" table:formula="of:=DEC2HEX(ROUND([.GP24]*127.5); 2)" office:value-type="string" office:string-value="07">
            <text:p>07</text:p>
          </table:table-cell>
          <table:table-cell table:style-name="ce1" table:formula="of:=DEC2HEX(ROUND([.GQ24]*127.5); 2)" office:value-type="string" office:string-value="08">
            <text:p>08</text:p>
          </table:table-cell>
          <table:table-cell table:style-name="ce1" table:formula="of:=DEC2HEX(ROUND([.GR24]*127.5); 2)" office:value-type="string" office:string-value="07">
            <text:p>07</text:p>
          </table:table-cell>
          <table:table-cell table:style-name="ce1" table:formula="of:=DEC2HEX(ROUND([.GS24]*127.5); 2)" office:value-type="string" office:string-value="06">
            <text:p>06</text:p>
          </table:table-cell>
          <table:table-cell table:style-name="ce1" table:formula="of:=DEC2HEX(ROUND([.GT24]*127.5); 2)" office:value-type="string" office:string-value="04">
            <text:p>04</text:p>
          </table:table-cell>
          <table:table-cell table:style-name="ce1" table:formula="of:=DEC2HEX(ROUND([.GU24]*127.5); 2)" office:value-type="string" office:string-value="01">
            <text:p>01</text:p>
          </table:table-cell>
          <table:table-cell table:style-name="ce1" table:formula="of:=DEC2HEX(ROUND([.GV24]*127.5); 2)" office:value-type="string" office:string-value="FFFFFFFFFE">
            <text:p>FFFFFFFFFE</text:p>
          </table:table-cell>
          <table:table-cell table:style-name="ce1" table:formula="of:=DEC2HEX(ROUND([.GW24]*127.5); 2)" office:value-type="string" office:string-value="FFFFFFFFFB">
            <text:p>FFFFFFFFFB</text:p>
          </table:table-cell>
          <table:table-cell table:style-name="ce1" table:formula="of:=DEC2HEX(ROUND([.GX24]*127.5); 2)" office:value-type="string" office:string-value="FFFFFFFFF9">
            <text:p>FFFFFFFFF9</text:p>
          </table:table-cell>
          <table:table-cell table:style-name="ce1" table:formula="of:=DEC2HEX(ROUND([.GY24]*127.5); 2)" office:value-type="string" office:string-value="FFFFFFFFF8">
            <text:p>FFFFFFFFF8</text:p>
          </table:table-cell>
          <table:table-cell table:style-name="ce1" table:formula="of:=DEC2HEX(ROUND([.GZ24]*127.5); 2)" office:value-type="string" office:string-value="FFFFFFFFF8">
            <text:p>FFFFFFFFF8</text:p>
          </table:table-cell>
          <table:table-cell table:style-name="ce1" table:formula="of:=DEC2HEX(ROUND([.HA24]*127.5); 2)" office:value-type="string" office:string-value="FFFFFFFFFA">
            <text:p>FFFFFFFFFA</text:p>
          </table:table-cell>
          <table:table-cell table:style-name="ce1" table:formula="of:=DEC2HEX(ROUND([.HB24]*127.5); 2)" office:value-type="string" office:string-value="FFFFFFFFFC">
            <text:p>FFFFFFFFFC</text:p>
          </table:table-cell>
          <table:table-cell table:style-name="ce1" table:formula="of:=DEC2HEX(ROUND([.HC24]*127.5); 2)" office:value-type="string" office:string-value="FFFFFFFFFF">
            <text:p>FFFFFFFFFF</text:p>
          </table:table-cell>
          <table:table-cell table:style-name="ce1" table:formula="of:=DEC2HEX(ROUND([.HD24]*127.5); 2)" office:value-type="string" office:string-value="02">
            <text:p>02</text:p>
          </table:table-cell>
          <table:table-cell table:style-name="ce1" table:formula="of:=DEC2HEX(ROUND([.HE24]*127.5); 2)" office:value-type="string" office:string-value="05">
            <text:p>05</text:p>
          </table:table-cell>
          <table:table-cell table:style-name="ce1" table:formula="of:=DEC2HEX(ROUND([.HF24]*127.5); 2)" office:value-type="string" office:string-value="07">
            <text:p>07</text:p>
          </table:table-cell>
          <table:table-cell table:style-name="ce1" table:formula="of:=DEC2HEX(ROUND([.HG24]*127.5); 2)" office:value-type="string" office:string-value="08">
            <text:p>08</text:p>
          </table:table-cell>
          <table:table-cell table:style-name="ce1" table:formula="of:=DEC2HEX(ROUND([.HH24]*127.5); 2)" office:value-type="string" office:string-value="08">
            <text:p>08</text:p>
          </table:table-cell>
          <table:table-cell table:style-name="ce1" table:formula="of:=DEC2HEX(ROUND([.HI24]*127.5); 2)" office:value-type="string" office:string-value="06">
            <text:p>06</text:p>
          </table:table-cell>
          <table:table-cell table:style-name="ce1" table:formula="of:=DEC2HEX(ROUND([.HJ24]*127.5); 2)" office:value-type="string" office:string-value="04">
            <text:p>04</text:p>
          </table:table-cell>
          <table:table-cell table:style-name="ce1" table:formula="of:=DEC2HEX(ROUND([.HK24]*127.5); 2)" office:value-type="string" office:string-value="01">
            <text:p>01</text:p>
          </table:table-cell>
          <table:table-cell table:style-name="ce1" table:formula="of:=DEC2HEX(ROUND([.HL24]*127.5); 2)" office:value-type="string" office:string-value="FFFFFFFFFE">
            <text:p>FFFFFFFFFE</text:p>
          </table:table-cell>
          <table:table-cell table:style-name="ce1" table:formula="of:=DEC2HEX(ROUND([.HM24]*127.5); 2)" office:value-type="string" office:string-value="FFFFFFFFFB">
            <text:p>FFFFFFFFFB</text:p>
          </table:table-cell>
          <table:table-cell table:style-name="ce1" table:formula="of:=DEC2HEX(ROUND([.HN24]*127.5); 2)" office:value-type="string" office:string-value="FFFFFFFFF9">
            <text:p>FFFFFFFFF9</text:p>
          </table:table-cell>
          <table:table-cell table:style-name="ce1" table:formula="of:=DEC2HEX(ROUND([.HO24]*127.5); 2)" office:value-type="string" office:string-value="FFFFFFFFF8">
            <text:p>FFFFFFFFF8</text:p>
          </table:table-cell>
          <table:table-cell table:style-name="ce1" table:formula="of:=DEC2HEX(ROUND([.HP24]*127.5); 2)" office:value-type="string" office:string-value="FFFFFFFFF8">
            <text:p>FFFFFFFFF8</text:p>
          </table:table-cell>
          <table:table-cell table:style-name="ce1" table:formula="of:=DEC2HEX(ROUND([.HQ24]*127.5); 2)" office:value-type="string" office:string-value="FFFFFFFFFA">
            <text:p>FFFFFFFFFA</text:p>
          </table:table-cell>
          <table:table-cell table:style-name="ce1" table:formula="of:=DEC2HEX(ROUND([.HR24]*127.5); 2)" office:value-type="string" office:string-value="FFFFFFFFFC">
            <text:p>FFFFFFFFFC</text:p>
          </table:table-cell>
          <table:table-cell table:style-name="ce1" table:formula="of:=DEC2HEX(ROUND([.HS24]*127.5); 2)" office:value-type="string" office:string-value="FFFFFFFFFF">
            <text:p>FFFFFFFFFF</text:p>
          </table:table-cell>
          <table:table-cell table:style-name="ce1" table:formula="of:=DEC2HEX(ROUND([.HT24]*127.5); 2)" office:value-type="string" office:string-value="02">
            <text:p>02</text:p>
          </table:table-cell>
          <table:table-cell table:style-name="ce1" table:formula="of:=DEC2HEX(ROUND([.HU24]*127.5); 2)" office:value-type="string" office:string-value="05">
            <text:p>05</text:p>
          </table:table-cell>
          <table:table-cell table:style-name="ce1" table:formula="of:=DEC2HEX(ROUND([.HV24]*127.5); 2)" office:value-type="string" office:string-value="07">
            <text:p>07</text:p>
          </table:table-cell>
          <table:table-cell table:style-name="ce1" table:formula="of:=DEC2HEX(ROUND([.HW24]*127.5); 2)" office:value-type="string" office:string-value="08">
            <text:p>08</text:p>
          </table:table-cell>
          <table:table-cell table:style-name="ce1" table:formula="of:=DEC2HEX(ROUND([.HX24]*127.5); 2)" office:value-type="string" office:string-value="08">
            <text:p>08</text:p>
          </table:table-cell>
          <table:table-cell table:style-name="ce1" table:formula="of:=DEC2HEX(ROUND([.HY24]*127.5); 2)" office:value-type="string" office:string-value="06">
            <text:p>06</text:p>
          </table:table-cell>
          <table:table-cell table:style-name="ce1" table:formula="of:=DEC2HEX(ROUND([.HZ24]*127.5); 2)" office:value-type="string" office:string-value="04">
            <text:p>04</text:p>
          </table:table-cell>
          <table:table-cell table:style-name="ce1" table:formula="of:=DEC2HEX(ROUND([.IA24]*127.5); 2)" office:value-type="string" office:string-value="01">
            <text:p>01</text:p>
          </table:table-cell>
          <table:table-cell table:style-name="ce1" table:formula="of:=DEC2HEX(ROUND([.IB24]*127.5); 2)" office:value-type="string" office:string-value="FFFFFFFFFE">
            <text:p>FFFFFFFFFE</text:p>
          </table:table-cell>
          <table:table-cell table:style-name="ce1" table:formula="of:=DEC2HEX(ROUND([.IC24]*127.5); 2)" office:value-type="string" office:string-value="FFFFFFFFFB">
            <text:p>FFFFFFFFFB</text:p>
          </table:table-cell>
          <table:table-cell table:style-name="ce1" table:formula="of:=DEC2HEX(ROUND([.ID24]*127.5); 2)" office:value-type="string" office:string-value="FFFFFFFFF9">
            <text:p>FFFFFFFFF9</text:p>
          </table:table-cell>
          <table:table-cell table:style-name="ce1" table:formula="of:=DEC2HEX(ROUND([.IE24]*127.5); 2)" office:value-type="string" office:string-value="FFFFFFFFF8">
            <text:p>FFFFFFFFF8</text:p>
          </table:table-cell>
          <table:table-cell table:style-name="ce1" table:formula="of:=DEC2HEX(ROUND([.IF24]*127.5); 2)" office:value-type="string" office:string-value="FFFFFFFFF8">
            <text:p>FFFFFFFFF8</text:p>
          </table:table-cell>
          <table:table-cell table:style-name="ce1" table:formula="of:=DEC2HEX(ROUND([.IG24]*127.5); 2)" office:value-type="string" office:string-value="FFFFFFFFFA">
            <text:p>FFFFFFFFFA</text:p>
          </table:table-cell>
          <table:table-cell table:style-name="ce1" table:formula="of:=DEC2HEX(ROUND([.IH24]*127.5); 2)" office:value-type="string" office:string-value="FFFFFFFFFC">
            <text:p>FFFFFFFFFC</text:p>
          </table:table-cell>
          <table:table-cell table:style-name="ce1" table:formula="of:=DEC2HEX(ROUND([.II24]*127.5); 2)" office:value-type="string" office:string-value="FFFFFFFFFF">
            <text:p>FFFFFFFFFF</text:p>
          </table:table-cell>
          <table:table-cell table:style-name="ce1" table:formula="of:=DEC2HEX(ROUND([.IJ24]*127.5); 2)" office:value-type="string" office:string-value="02">
            <text:p>02</text:p>
          </table:table-cell>
          <table:table-cell table:style-name="ce1" table:formula="of:=DEC2HEX(ROUND([.IK24]*127.5); 2)" office:value-type="string" office:string-value="04">
            <text:p>04</text:p>
          </table:table-cell>
          <table:table-cell table:style-name="ce1" table:formula="of:=DEC2HEX(ROUND([.IL24]*127.5); 2)" office:value-type="string" office:string-value="07">
            <text:p>07</text:p>
          </table:table-cell>
          <table:table-cell table:style-name="ce1" table:formula="of:=DEC2HEX(ROUND([.IM24]*127.5); 2)" office:value-type="string" office:string-value="08">
            <text:p>08</text:p>
          </table:table-cell>
          <table:table-cell table:style-name="ce1" table:formula="of:=DEC2HEX(ROUND([.IN24]*127.5); 2)" office:value-type="string" office:string-value="08">
            <text:p>08</text:p>
          </table:table-cell>
          <table:table-cell table:style-name="ce1" table:formula="of:=DEC2HEX(ROUND([.IO24]*127.5); 2)" office:value-type="string" office:string-value="06">
            <text:p>06</text:p>
          </table:table-cell>
          <table:table-cell table:style-name="ce1" table:formula="of:=DEC2HEX(ROUND([.IP24]*127.5); 2)" office:value-type="string" office:string-value="04">
            <text:p>04</text:p>
          </table:table-cell>
          <table:table-cell table:style-name="ce1" table:formula="of:=DEC2HEX(ROUND([.IQ24]*127.5); 2)" office:value-type="string" office:string-value="01">
            <text:p>01</text:p>
          </table:table-cell>
          <table:table-cell table:style-name="ce1" table:formula="of:=DEC2HEX(ROUND([.IR24]*127.5); 2)" office:value-type="string" office:string-value="FFFFFFFFFE">
            <text:p>FFFFFFFFFE</text:p>
          </table:table-cell>
          <table:table-cell table:style-name="ce1" table:formula="of:=DEC2HEX(ROUND([.IS24]*127.5); 2)" office:value-type="string" office:string-value="FFFFFFFFFC">
            <text:p>FFFFFFFFFC</text:p>
          </table:table-cell>
          <table:table-cell table:style-name="ce1" table:formula="of:=DEC2HEX(ROUND([.IT24]*127.5); 2)" office:value-type="string" office:string-value="FFFFFFFFF9">
            <text:p>FFFFFFFFF9</text:p>
          </table:table-cell>
          <table:table-cell table:style-name="ce1" table:formula="of:=DEC2HEX(ROUND([.IU24]*127.5); 2)" office:value-type="string" office:string-value="FFFFFFFFF8">
            <text:p>FFFFFFFFF8</text:p>
          </table:table-cell>
          <table:table-cell table:style-name="ce1" table:formula="of:=DEC2HEX(ROUND([.IV24]*127.5); 2)" office:value-type="string" office:string-value="FFFFFFFFF8">
            <text:p>FFFFFFFFF8</text:p>
          </table:table-cell>
          <table:table-cell table:style-name="ce1" table:formula="of:=DEC2HEX(ROUND([.IW24]*127.5); 2)" office:value-type="string" office:string-value="FFFFFFFFFA">
            <text:p>FFFFFFFFFA</text:p>
          </table:table-cell>
          <table:table-cell table:style-name="ce1" table:formula="of:=DEC2HEX(ROUND([.IX24]*127.5); 2)" office:value-type="string" office:string-value="FFFFFFFFFC">
            <text:p>FFFFFFFFFC</text:p>
          </table:table-cell>
          <table:table-cell table:number-columns-repeated="3"/>
        </table:table-row>
        <table:table-row table:style-name="ro1">
          <table:table-cell office:value-type="string">
            <text:p>Little Endian Words</text:p>
          </table:table-cell>
          <table:table-cell/>
          <table:table-cell table:style-name="ce2" table:formula="of:=&quot;0x&quot;&amp;[.D25]&amp;[.C25]" office:value-type="string" office:string-value="0x0402" table:number-columns-spanned="2" table:number-rows-spanned="1">
            <text:p>0x0402</text:p>
          </table:table-cell>
          <table:covered-table-cell table:style-name="ce2"/>
          <table:table-cell table:style-name="ce2" table:formula="of:=&quot;0x&quot;&amp;[.F25]&amp;[.E25]" office:value-type="string" office:string-value="0x0806" table:number-columns-spanned="2" table:number-rows-spanned="1">
            <text:p>0x0806</text:p>
          </table:table-cell>
          <table:covered-table-cell table:style-name="ce2"/>
          <table:table-cell table:style-name="ce2" table:formula="of:=&quot;0x&quot;&amp;[.H25]&amp;[.G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J25]&amp;[.I25]" office:value-type="string" office:string-value="0x0204" table:number-columns-spanned="2" table:number-rows-spanned="1">
            <text:p>0x0204</text:p>
          </table:table-cell>
          <table:covered-table-cell table:style-name="ce2"/>
          <table:table-cell table:style-name="ce2" table:formula="of:=&quot;0x&quot;&amp;[.L25]&amp;[.K25]" office:value-type="string" office:string-value="0xFFFFFFFFFCFFFFFFFFFF" table:number-columns-spanned="2" table:number-rows-spanned="1">
            <text:p>0xFFFFFFFFFCFFFFFFFFFF</text:p>
          </table:table-cell>
          <table:covered-table-cell table:style-name="ce2"/>
          <table:table-cell table:style-name="ce2" table:formula="of:=&quot;0x&quot;&amp;[.N25]&amp;[.M25]" office:value-type="string" office:string-value="0xFFFFFFFFF8FFFFFFFFFA" table:number-columns-spanned="2" table:number-rows-spanned="1">
            <text:p>0xFFFFFFFFF8FFFFFFFFFA</text:p>
          </table:table-cell>
          <table:covered-table-cell table:style-name="ce2"/>
          <table:table-cell table:style-name="ce2" table:formula="of:=&quot;0x&quot;&amp;[.P25]&amp;[.O25]" office:value-type="string" office:string-value="0xFFFFFFFFF9FFFFFFFFF8" table:number-columns-spanned="2" table:number-rows-spanned="1">
            <text:p>0xFFFFFFFFF9FFFFFFFFF8</text:p>
          </table:table-cell>
          <table:covered-table-cell table:style-name="ce2"/>
          <table:table-cell table:style-name="ce2" table:formula="of:=&quot;0x&quot;&amp;[.R25]&amp;[.Q25]" office:value-type="string" office:string-value="0xFFFFFFFFFEFFFFFFFFFC" table:number-columns-spanned="2" table:number-rows-spanned="1">
            <text:p>0xFFFFFFFFFEFFFFFFFFFC</text:p>
          </table:table-cell>
          <table:covered-table-cell table:style-name="ce2"/>
          <table:table-cell table:style-name="ce2" table:formula="of:=&quot;0x&quot;&amp;[.T25]&amp;[.S25]" office:value-type="string" office:string-value="0x0401" table:number-columns-spanned="2" table:number-rows-spanned="1">
            <text:p>0x0401</text:p>
          </table:table-cell>
          <table:covered-table-cell table:style-name="ce2"/>
          <table:table-cell table:style-name="ce2" table:formula="of:=&quot;0x&quot;&amp;[.V25]&amp;[.U25]" office:value-type="string" office:string-value="0x0806" table:number-columns-spanned="2" table:number-rows-spanned="1">
            <text:p>0x0806</text:p>
          </table:table-cell>
          <table:covered-table-cell table:style-name="ce2"/>
          <table:table-cell table:style-name="ce2" table:formula="of:=&quot;0x&quot;&amp;[.X25]&amp;[.W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Z25]&amp;[.Y25]" office:value-type="string" office:string-value="0x0205" table:number-columns-spanned="2" table:number-rows-spanned="1">
            <text:p>0x0205</text:p>
          </table:table-cell>
          <table:covered-table-cell table:style-name="ce2"/>
          <table:table-cell table:style-name="ce2" table:formula="of:=&quot;0x&quot;&amp;[.AB25]&amp;[.AA25]" office:value-type="string" office:string-value="0xFFFFFFFFFCFFFFFFFFFF" table:number-columns-spanned="2" table:number-rows-spanned="1">
            <text:p>0xFFFFFFFFFCFFFFFFFFFF</text:p>
          </table:table-cell>
          <table:covered-table-cell table:style-name="ce2"/>
          <table:table-cell table:style-name="ce2" table:formula="of:=&quot;0x&quot;&amp;[.AD25]&amp;[.AC25]" office:value-type="string" office:string-value="0xFFFFFFFFF8FFFFFFFFFA" table:number-columns-spanned="2" table:number-rows-spanned="1">
            <text:p>0xFFFFFFFFF8FFFFFFFFFA</text:p>
          </table:table-cell>
          <table:covered-table-cell table:style-name="ce2"/>
          <table:table-cell table:style-name="ce2" table:formula="of:=&quot;0x&quot;&amp;[.AF25]&amp;[.AE25]" office:value-type="string" office:string-value="0xFFFFFFFFF9FFFFFFFFF8" table:number-columns-spanned="2" table:number-rows-spanned="1">
            <text:p>0xFFFFFFFFF9FFFFFFFFF8</text:p>
          </table:table-cell>
          <table:covered-table-cell table:style-name="ce2"/>
          <table:table-cell table:style-name="ce2" table:formula="of:=&quot;0x&quot;&amp;[.AH25]&amp;[.AG25]" office:value-type="string" office:string-value="0xFFFFFFFFFEFFFFFFFFFB" table:number-columns-spanned="2" table:number-rows-spanned="1">
            <text:p>0xFFFFFFFFFEFFFFFFFFFB</text:p>
          </table:table-cell>
          <table:covered-table-cell table:style-name="ce2"/>
          <table:table-cell table:style-name="ce2" table:formula="of:=&quot;0x&quot;&amp;[.AJ25]&amp;[.AI25]" office:value-type="string" office:string-value="0x0401" table:number-columns-spanned="2" table:number-rows-spanned="1">
            <text:p>0x0401</text:p>
          </table:table-cell>
          <table:covered-table-cell table:style-name="ce2"/>
          <table:table-cell table:style-name="ce2" table:formula="of:=&quot;0x&quot;&amp;[.AL25]&amp;[.AK25]" office:value-type="string" office:string-value="0x0806" table:number-columns-spanned="2" table:number-rows-spanned="1">
            <text:p>0x0806</text:p>
          </table:table-cell>
          <table:covered-table-cell table:style-name="ce2"/>
          <table:table-cell table:style-name="ce2" table:formula="of:=&quot;0x&quot;&amp;[.AN25]&amp;[.AM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AP25]&amp;[.AO25]" office:value-type="string" office:string-value="0x0205" table:number-columns-spanned="2" table:number-rows-spanned="1">
            <text:p>0x0205</text:p>
          </table:table-cell>
          <table:covered-table-cell table:style-name="ce2"/>
          <table:table-cell table:style-name="ce2" table:formula="of:=&quot;0x&quot;&amp;[.AR25]&amp;[.AQ25]" office:value-type="string" office:string-value="0xFFFFFFFFFCFFFFFFFFFF" table:number-columns-spanned="2" table:number-rows-spanned="1">
            <text:p>0xFFFFFFFFFCFFFFFFFFFF</text:p>
          </table:table-cell>
          <table:covered-table-cell table:style-name="ce2"/>
          <table:table-cell table:style-name="ce2" table:formula="of:=&quot;0x&quot;&amp;[.AT25]&amp;[.AS25]" office:value-type="string" office:string-value="0xFFFFFFFFF8FFFFFFFFFA" table:number-columns-spanned="2" table:number-rows-spanned="1">
            <text:p>0xFFFFFFFFF8FFFFFFFFFA</text:p>
          </table:table-cell>
          <table:covered-table-cell table:style-name="ce2"/>
          <table:table-cell table:style-name="ce2" table:formula="of:=&quot;0x&quot;&amp;[.AV25]&amp;[.AU25]" office:value-type="string" office:string-value="0xFFFFFFFFF9FFFFFFFFF8" table:number-columns-spanned="2" table:number-rows-spanned="1">
            <text:p>0xFFFFFFFFF9FFFFFFFFF8</text:p>
          </table:table-cell>
          <table:covered-table-cell table:style-name="ce2"/>
          <table:table-cell table:style-name="ce2" table:formula="of:=&quot;0x&quot;&amp;[.AX25]&amp;[.AW25]" office:value-type="string" office:string-value="0xFFFFFFFFFEFFFFFFFFFB" table:number-columns-spanned="2" table:number-rows-spanned="1">
            <text:p>0xFFFFFFFFFEFFFFFFFFFB</text:p>
          </table:table-cell>
          <table:covered-table-cell table:style-name="ce2"/>
          <table:table-cell table:style-name="ce2" table:formula="of:=&quot;0x&quot;&amp;[.AZ25]&amp;[.AY25]" office:value-type="string" office:string-value="0x0401" table:number-columns-spanned="2" table:number-rows-spanned="1">
            <text:p>0x0401</text:p>
          </table:table-cell>
          <table:covered-table-cell table:style-name="ce2"/>
          <table:table-cell table:style-name="ce2" table:formula="of:=&quot;0x&quot;&amp;[.BB25]&amp;[.BA25]" office:value-type="string" office:string-value="0x0806" table:number-columns-spanned="2" table:number-rows-spanned="1">
            <text:p>0x0806</text:p>
          </table:table-cell>
          <table:covered-table-cell table:style-name="ce2"/>
          <table:table-cell table:style-name="ce2" table:formula="of:=&quot;0x&quot;&amp;[.BD25]&amp;[.BC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BF25]&amp;[.BE25]" office:value-type="string" office:string-value="0x0205" table:number-columns-spanned="2" table:number-rows-spanned="1">
            <text:p>0x0205</text:p>
          </table:table-cell>
          <table:covered-table-cell table:style-name="ce2"/>
          <table:table-cell table:style-name="ce2" table:formula="of:=&quot;0x&quot;&amp;[.BH25]&amp;[.BG25]" office:value-type="string" office:string-value="0xFFFFFFFFFCFFFFFFFFFF" table:number-columns-spanned="2" table:number-rows-spanned="1">
            <text:p>0xFFFFFFFFFCFFFFFFFFFF</text:p>
          </table:table-cell>
          <table:covered-table-cell table:style-name="ce2"/>
          <table:table-cell table:style-name="ce2" table:formula="of:=&quot;0x&quot;&amp;[.BJ25]&amp;[.BI25]" office:value-type="string" office:string-value="0xFFFFFFFFF9FFFFFFFFFA" table:number-columns-spanned="2" table:number-rows-spanned="1">
            <text:p>0xFFFFFFFFF9FFFFFFFFFA</text:p>
          </table:table-cell>
          <table:covered-table-cell table:style-name="ce2"/>
          <table:table-cell table:style-name="ce2" table:formula="of:=&quot;0x&quot;&amp;[.BL25]&amp;[.BK25]" office:value-type="string" office:string-value="0xFFFFFFFFF9FFFFFFFFF8" table:number-columns-spanned="2" table:number-rows-spanned="1">
            <text:p>0xFFFFFFFFF9FFFFFFFFF8</text:p>
          </table:table-cell>
          <table:covered-table-cell table:style-name="ce2"/>
          <table:table-cell table:style-name="ce2" table:formula="of:=&quot;0x&quot;&amp;[.BN25]&amp;[.BM25]" office:value-type="string" office:string-value="0xFFFFFFFFFEFFFFFFFFFB" table:number-columns-spanned="2" table:number-rows-spanned="1">
            <text:p>0xFFFFFFFFFEFFFFFFFFFB</text:p>
          </table:table-cell>
          <table:covered-table-cell table:style-name="ce2"/>
          <table:table-cell table:style-name="ce2" table:formula="of:=&quot;0x&quot;&amp;[.BP25]&amp;[.BO25]" office:value-type="string" office:string-value="0x0401" table:number-columns-spanned="2" table:number-rows-spanned="1">
            <text:p>0x0401</text:p>
          </table:table-cell>
          <table:covered-table-cell table:style-name="ce2"/>
          <table:table-cell table:style-name="ce2" table:formula="of:=&quot;0x&quot;&amp;[.BR25]&amp;[.BQ25]" office:value-type="string" office:string-value="0x0706" table:number-columns-spanned="2" table:number-rows-spanned="1">
            <text:p>0x0706</text:p>
          </table:table-cell>
          <table:covered-table-cell table:style-name="ce2"/>
          <table:table-cell table:style-name="ce2" table:formula="of:=&quot;0x&quot;&amp;[.BT25]&amp;[.BS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BV25]&amp;[.BU25]" office:value-type="string" office:string-value="0x0205" table:number-columns-spanned="2" table:number-rows-spanned="1">
            <text:p>0x0205</text:p>
          </table:table-cell>
          <table:covered-table-cell table:style-name="ce2"/>
          <table:table-cell table:style-name="ce2" table:formula="of:=&quot;0x&quot;&amp;[.BX25]&amp;[.BW25]" office:value-type="string" office:string-value="0xFFFFFFFFFCFFFFFFFFFF" table:number-columns-spanned="2" table:number-rows-spanned="1">
            <text:p>0xFFFFFFFFFCFFFFFFFFFF</text:p>
          </table:table-cell>
          <table:covered-table-cell table:style-name="ce2"/>
          <table:table-cell table:style-name="ce2" table:formula="of:=&quot;0x&quot;&amp;[.BZ25]&amp;[.BY25]" office:value-type="string" office:string-value="0xFFFFFFFFF9FFFFFFFFFA" table:number-columns-spanned="2" table:number-rows-spanned="1">
            <text:p>0xFFFFFFFFF9FFFFFFFFFA</text:p>
          </table:table-cell>
          <table:covered-table-cell table:style-name="ce2"/>
          <table:table-cell table:style-name="ce2" table:formula="of:=&quot;0x&quot;&amp;[.CB25]&amp;[.CA25]" office:value-type="string" office:string-value="0xFFFFFFFFF9FFFFFFFFF8" table:number-columns-spanned="2" table:number-rows-spanned="1">
            <text:p>0xFFFFFFFFF9FFFFFFFFF8</text:p>
          </table:table-cell>
          <table:covered-table-cell table:style-name="ce2"/>
          <table:table-cell table:style-name="ce2" table:formula="of:=&quot;0x&quot;&amp;[.CD25]&amp;[.CC25]" office:value-type="string" office:string-value="0xFFFFFFFFFEFFFFFFFFFB" table:number-columns-spanned="2" table:number-rows-spanned="1">
            <text:p>0xFFFFFFFFFEFFFFFFFFFB</text:p>
          </table:table-cell>
          <table:covered-table-cell table:style-name="ce2"/>
          <table:table-cell table:style-name="ce2" table:formula="of:=&quot;0x&quot;&amp;[.CF25]&amp;[.CE25]" office:value-type="string" office:string-value="0x0401" table:number-columns-spanned="2" table:number-rows-spanned="1">
            <text:p>0x0401</text:p>
          </table:table-cell>
          <table:covered-table-cell table:style-name="ce2"/>
          <table:table-cell table:style-name="ce2" table:formula="of:=&quot;0x&quot;&amp;[.CH25]&amp;[.CG25]" office:value-type="string" office:string-value="0x0706" table:number-columns-spanned="2" table:number-rows-spanned="1">
            <text:p>0x0706</text:p>
          </table:table-cell>
          <table:covered-table-cell table:style-name="ce2"/>
          <table:table-cell table:style-name="ce2" table:formula="of:=&quot;0x&quot;&amp;[.CJ25]&amp;[.CI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CL25]&amp;[.CK25]" office:value-type="string" office:string-value="0x0305" table:number-columns-spanned="2" table:number-rows-spanned="1">
            <text:p>0x0305</text:p>
          </table:table-cell>
          <table:covered-table-cell table:style-name="ce2"/>
          <table:table-cell table:style-name="ce2" table:formula="of:=&quot;0x&quot;&amp;[.CN25]&amp;[.CM25]" office:value-type="string" office:string-value="0xFFFFFFFFFD00" table:number-columns-spanned="2" table:number-rows-spanned="1">
            <text:p>0xFFFFFFFFFD00</text:p>
          </table:table-cell>
          <table:covered-table-cell table:style-name="ce2"/>
          <table:table-cell table:style-name="ce2" table:formula="of:=&quot;0x&quot;&amp;[.CP25]&amp;[.CO25]" office:value-type="string" office:string-value="0xFFFFFFFFF9FFFFFFFFFA" table:number-columns-spanned="2" table:number-rows-spanned="1">
            <text:p>0xFFFFFFFFF9FFFFFFFFFA</text:p>
          </table:table-cell>
          <table:covered-table-cell table:style-name="ce2"/>
          <table:table-cell table:style-name="ce2" table:formula="of:=&quot;0x&quot;&amp;[.CR25]&amp;[.CQ25]" office:value-type="string" office:string-value="0xFFFFFFFFF9FFFFFFFFF8" table:number-columns-spanned="2" table:number-rows-spanned="1">
            <text:p>0xFFFFFFFFF9FFFFFFFFF8</text:p>
          </table:table-cell>
          <table:covered-table-cell table:style-name="ce2"/>
          <table:table-cell table:style-name="ce2" table:formula="of:=&quot;0x&quot;&amp;[.CT25]&amp;[.CS25]" office:value-type="string" office:string-value="0xFFFFFFFFFDFFFFFFFFFB" table:number-columns-spanned="2" table:number-rows-spanned="1">
            <text:p>0xFFFFFFFFFDFFFFFFFFFB</text:p>
          </table:table-cell>
          <table:covered-table-cell table:style-name="ce2"/>
          <table:table-cell table:style-name="ce2" table:formula="of:=&quot;0x&quot;&amp;[.CV25]&amp;[.CU25]" office:value-type="string" office:string-value="0x0300" table:number-columns-spanned="2" table:number-rows-spanned="1">
            <text:p>0x0300</text:p>
          </table:table-cell>
          <table:covered-table-cell table:style-name="ce2"/>
          <table:table-cell table:style-name="ce2" table:formula="of:=&quot;0x&quot;&amp;[.CX25]&amp;[.CW25]" office:value-type="string" office:string-value="0x0706" table:number-columns-spanned="2" table:number-rows-spanned="1">
            <text:p>0x0706</text:p>
          </table:table-cell>
          <table:covered-table-cell table:style-name="ce2"/>
          <table:table-cell table:style-name="ce2" table:formula="of:=&quot;0x&quot;&amp;[.CZ25]&amp;[.CY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DB25]&amp;[.DA25]" office:value-type="string" office:string-value="0x0305" table:number-columns-spanned="2" table:number-rows-spanned="1">
            <text:p>0x0305</text:p>
          </table:table-cell>
          <table:covered-table-cell table:style-name="ce2"/>
          <table:table-cell table:style-name="ce2" table:formula="of:=&quot;0x&quot;&amp;[.DD25]&amp;[.DC25]" office:value-type="string" office:string-value="0xFFFFFFFFFD00" table:number-columns-spanned="2" table:number-rows-spanned="1">
            <text:p>0xFFFFFFFFFD00</text:p>
          </table:table-cell>
          <table:covered-table-cell table:style-name="ce2"/>
          <table:table-cell table:style-name="ce2" table:formula="of:=&quot;0x&quot;&amp;[.DF25]&amp;[.DE25]" office:value-type="string" office:string-value="0xFFFFFFFFF9FFFFFFFFFA" table:number-columns-spanned="2" table:number-rows-spanned="1">
            <text:p>0xFFFFFFFFF9FFFFFFFFFA</text:p>
          </table:table-cell>
          <table:covered-table-cell table:style-name="ce2"/>
          <table:table-cell table:style-name="ce2" table:formula="of:=&quot;0x&quot;&amp;[.DH25]&amp;[.DG25]" office:value-type="string" office:string-value="0xFFFFFFFFF9FFFFFFFFF8" table:number-columns-spanned="2" table:number-rows-spanned="1">
            <text:p>0xFFFFFFFFF9FFFFFFFFF8</text:p>
          </table:table-cell>
          <table:covered-table-cell table:style-name="ce2"/>
          <table:table-cell table:style-name="ce2" table:formula="of:=&quot;0x&quot;&amp;[.DJ25]&amp;[.DI25]" office:value-type="string" office:string-value="0xFFFFFFFFFDFFFFFFFFFB" table:number-columns-spanned="2" table:number-rows-spanned="1">
            <text:p>0xFFFFFFFFFDFFFFFFFFFB</text:p>
          </table:table-cell>
          <table:covered-table-cell table:style-name="ce2"/>
          <table:table-cell table:style-name="ce2" table:formula="of:=&quot;0x&quot;&amp;[.DL25]&amp;[.DK25]" office:value-type="string" office:string-value="0x0300" table:number-columns-spanned="2" table:number-rows-spanned="1">
            <text:p>0x0300</text:p>
          </table:table-cell>
          <table:covered-table-cell table:style-name="ce2"/>
          <table:table-cell table:style-name="ce2" table:formula="of:=&quot;0x&quot;&amp;[.DN25]&amp;[.DM25]" office:value-type="string" office:string-value="0x0706" table:number-columns-spanned="2" table:number-rows-spanned="1">
            <text:p>0x0706</text:p>
          </table:table-cell>
          <table:covered-table-cell table:style-name="ce2"/>
          <table:table-cell table:style-name="ce2" table:formula="of:=&quot;0x&quot;&amp;[.DP25]&amp;[.DO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DR25]&amp;[.DQ25]" office:value-type="string" office:string-value="0x0305" table:number-columns-spanned="2" table:number-rows-spanned="1">
            <text:p>0x0305</text:p>
          </table:table-cell>
          <table:covered-table-cell table:style-name="ce2"/>
          <table:table-cell table:style-name="ce2" table:formula="of:=&quot;0x&quot;&amp;[.DT25]&amp;[.DS25]" office:value-type="string" office:string-value="0xFFFFFFFFFD00" table:number-columns-spanned="2" table:number-rows-spanned="1">
            <text:p>0xFFFFFFFFFD00</text:p>
          </table:table-cell>
          <table:covered-table-cell table:style-name="ce2"/>
          <table:table-cell table:style-name="ce2" table:formula="of:=&quot;0x&quot;&amp;[.DV25]&amp;[.DU25]" office:value-type="string" office:string-value="0xFFFFFFFFF9FFFFFFFFFA" table:number-columns-spanned="2" table:number-rows-spanned="1">
            <text:p>0xFFFFFFFFF9FFFFFFFFFA</text:p>
          </table:table-cell>
          <table:covered-table-cell table:style-name="ce2"/>
          <table:table-cell table:style-name="ce2" table:formula="of:=&quot;0x&quot;&amp;[.DX25]&amp;[.DW25]" office:value-type="string" office:string-value="0xFFFFFFFFF9FFFFFFFFF8" table:number-columns-spanned="2" table:number-rows-spanned="1">
            <text:p>0xFFFFFFFFF9FFFFFFFFF8</text:p>
          </table:table-cell>
          <table:covered-table-cell table:style-name="ce2"/>
          <table:table-cell table:style-name="ce2" table:formula="of:=&quot;0x&quot;&amp;[.DZ25]&amp;[.DY25]" office:value-type="string" office:string-value="0xFFFFFFFFFDFFFFFFFFFA" table:number-columns-spanned="2" table:number-rows-spanned="1">
            <text:p>0xFFFFFFFFFDFFFFFFFFFA</text:p>
          </table:table-cell>
          <table:covered-table-cell table:style-name="ce2"/>
          <table:table-cell table:style-name="ce2" table:formula="of:=&quot;0x&quot;&amp;[.EB25]&amp;[.EA25]" office:value-type="string" office:string-value="0x0300" table:number-columns-spanned="2" table:number-rows-spanned="1">
            <text:p>0x0300</text:p>
          </table:table-cell>
          <table:covered-table-cell table:style-name="ce2"/>
          <table:table-cell table:style-name="ce2" table:formula="of:=&quot;0x&quot;&amp;[.ED25]&amp;[.EC25]" office:value-type="string" office:string-value="0x0706" table:number-columns-spanned="2" table:number-rows-spanned="1">
            <text:p>0x0706</text:p>
          </table:table-cell>
          <table:covered-table-cell table:style-name="ce2"/>
          <table:table-cell table:style-name="ce2" table:formula="of:=&quot;0x&quot;&amp;[.EF25]&amp;[.EE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EH25]&amp;[.EG25]" office:value-type="string" office:string-value="0x0306" table:number-columns-spanned="2" table:number-rows-spanned="1">
            <text:p>0x0306</text:p>
          </table:table-cell>
          <table:covered-table-cell table:style-name="ce2"/>
          <table:table-cell table:style-name="ce2" table:formula="of:=&quot;0x&quot;&amp;[.EJ25]&amp;[.EI25]" office:value-type="string" office:string-value="0xFFFFFFFFFD00" table:number-columns-spanned="2" table:number-rows-spanned="1">
            <text:p>0xFFFFFFFFFD00</text:p>
          </table:table-cell>
          <table:covered-table-cell table:style-name="ce2"/>
          <table:table-cell table:style-name="ce2" table:formula="of:=&quot;0x&quot;&amp;[.EL25]&amp;[.EK25]" office:value-type="string" office:string-value="0xFFFFFFFFF9FFFFFFFFFB" table:number-columns-spanned="2" table:number-rows-spanned="1">
            <text:p>0xFFFFFFFFF9FFFFFFFFFB</text:p>
          </table:table-cell>
          <table:covered-table-cell table:style-name="ce2"/>
          <table:table-cell table:style-name="ce2" table:formula="of:=&quot;0x&quot;&amp;[.EN25]&amp;[.EM25]" office:value-type="string" office:string-value="0xFFFFFFFFF9FFFFFFFFF8" table:number-columns-spanned="2" table:number-rows-spanned="1">
            <text:p>0xFFFFFFFFF9FFFFFFFFF8</text:p>
          </table:table-cell>
          <table:covered-table-cell table:style-name="ce2"/>
          <table:table-cell table:style-name="ce2" table:formula="of:=&quot;0x&quot;&amp;[.EP25]&amp;[.EO25]" office:value-type="string" office:string-value="0xFFFFFFFFFDFFFFFFFFFA" table:number-columns-spanned="2" table:number-rows-spanned="1">
            <text:p>0xFFFFFFFFFDFFFFFFFFFA</text:p>
          </table:table-cell>
          <table:covered-table-cell table:style-name="ce2"/>
          <table:table-cell table:style-name="ce2" table:formula="of:=&quot;0x&quot;&amp;[.ER25]&amp;[.EQ25]" office:value-type="string" office:string-value="0x0300" table:number-columns-spanned="2" table:number-rows-spanned="1">
            <text:p>0x0300</text:p>
          </table:table-cell>
          <table:covered-table-cell table:style-name="ce2"/>
          <table:table-cell table:style-name="ce2" table:formula="of:=&quot;0x&quot;&amp;[.ET25]&amp;[.ES25]" office:value-type="string" office:string-value="0x0705" table:number-columns-spanned="2" table:number-rows-spanned="1">
            <text:p>0x0705</text:p>
          </table:table-cell>
          <table:covered-table-cell table:style-name="ce2"/>
          <table:table-cell table:style-name="ce2" table:formula="of:=&quot;0x&quot;&amp;[.EV25]&amp;[.EU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EX25]&amp;[.EW25]" office:value-type="string" office:string-value="0x0306" table:number-columns-spanned="2" table:number-rows-spanned="1">
            <text:p>0x0306</text:p>
          </table:table-cell>
          <table:covered-table-cell table:style-name="ce2"/>
          <table:table-cell table:style-name="ce2" table:formula="of:=&quot;0x&quot;&amp;[.EZ25]&amp;[.EY25]" office:value-type="string" office:string-value="0xFFFFFFFFFD00" table:number-columns-spanned="2" table:number-rows-spanned="1">
            <text:p>0xFFFFFFFFFD00</text:p>
          </table:table-cell>
          <table:covered-table-cell table:style-name="ce2"/>
          <table:table-cell table:style-name="ce2" table:formula="of:=&quot;0x&quot;&amp;[.FB25]&amp;[.FA25]" office:value-type="string" office:string-value="0xFFFFFFFFF9FFFFFFFFFB" table:number-columns-spanned="2" table:number-rows-spanned="1">
            <text:p>0xFFFFFFFFF9FFFFFFFFFB</text:p>
          </table:table-cell>
          <table:covered-table-cell table:style-name="ce2"/>
          <table:table-cell table:style-name="ce2" table:formula="of:=&quot;0x&quot;&amp;[.FD25]&amp;[.FC25]" office:value-type="string" office:string-value="0xFFFFFFFFF9FFFFFFFFF8" table:number-columns-spanned="2" table:number-rows-spanned="1">
            <text:p>0xFFFFFFFFF9FFFFFFFFF8</text:p>
          </table:table-cell>
          <table:covered-table-cell table:style-name="ce2"/>
          <table:table-cell table:style-name="ce2" table:formula="of:=&quot;0x&quot;&amp;[.FF25]&amp;[.FE25]" office:value-type="string" office:string-value="0xFFFFFFFFFDFFFFFFFFFA" table:number-columns-spanned="2" table:number-rows-spanned="1">
            <text:p>0xFFFFFFFFFDFFFFFFFFFA</text:p>
          </table:table-cell>
          <table:covered-table-cell table:style-name="ce2"/>
          <table:table-cell table:style-name="ce2" table:formula="of:=&quot;0x&quot;&amp;[.FH25]&amp;[.FG25]" office:value-type="string" office:string-value="0x0300" table:number-columns-spanned="2" table:number-rows-spanned="1">
            <text:p>0x0300</text:p>
          </table:table-cell>
          <table:covered-table-cell table:style-name="ce2"/>
          <table:table-cell table:style-name="ce2" table:formula="of:=&quot;0x&quot;&amp;[.FJ25]&amp;[.FI25]" office:value-type="string" office:string-value="0x0705" table:number-columns-spanned="2" table:number-rows-spanned="1">
            <text:p>0x0705</text:p>
          </table:table-cell>
          <table:covered-table-cell table:style-name="ce2"/>
          <table:table-cell table:style-name="ce2" table:formula="of:=&quot;0x&quot;&amp;[.FL25]&amp;[.FK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FN25]&amp;[.FM25]" office:value-type="string" office:string-value="0x0306" table:number-columns-spanned="2" table:number-rows-spanned="1">
            <text:p>0x0306</text:p>
          </table:table-cell>
          <table:covered-table-cell table:style-name="ce2"/>
          <table:table-cell table:style-name="ce2" table:formula="of:=&quot;0x&quot;&amp;[.FP25]&amp;[.FO25]" office:value-type="string" office:string-value="0xFFFFFFFFFD00" table:number-columns-spanned="2" table:number-rows-spanned="1">
            <text:p>0xFFFFFFFFFD00</text:p>
          </table:table-cell>
          <table:covered-table-cell table:style-name="ce2"/>
          <table:table-cell table:style-name="ce2" table:formula="of:=&quot;0x&quot;&amp;[.FR25]&amp;[.FQ25]" office:value-type="string" office:string-value="0xFFFFFFFFF9FFFFFFFFFB" table:number-columns-spanned="2" table:number-rows-spanned="1">
            <text:p>0xFFFFFFFFF9FFFFFFFFFB</text:p>
          </table:table-cell>
          <table:covered-table-cell table:style-name="ce2"/>
          <table:table-cell table:style-name="ce2" table:formula="of:=&quot;0x&quot;&amp;[.FT25]&amp;[.FS25]" office:value-type="string" office:string-value="0xFFFFFFFFF9FFFFFFFFF8" table:number-columns-spanned="2" table:number-rows-spanned="1">
            <text:p>0xFFFFFFFFF9FFFFFFFFF8</text:p>
          </table:table-cell>
          <table:covered-table-cell table:style-name="ce2"/>
          <table:table-cell table:style-name="ce2" table:formula="of:=&quot;0x&quot;&amp;[.FV25]&amp;[.FU25]" office:value-type="string" office:string-value="0xFFFFFFFFFCFFFFFFFFFA" table:number-columns-spanned="2" table:number-rows-spanned="1">
            <text:p>0xFFFFFFFFFCFFFFFFFFFA</text:p>
          </table:table-cell>
          <table:covered-table-cell table:style-name="ce2"/>
          <table:table-cell table:style-name="ce2" table:formula="of:=&quot;0x&quot;&amp;[.FX25]&amp;[.FW25]" office:value-type="string" office:string-value="0x02FFFFFFFFFF" table:number-columns-spanned="2" table:number-rows-spanned="1">
            <text:p>0x02FFFFFFFFFF</text:p>
          </table:table-cell>
          <table:covered-table-cell table:style-name="ce2"/>
          <table:table-cell table:style-name="ce2" table:formula="of:=&quot;0x&quot;&amp;[.FZ25]&amp;[.FY25]" office:value-type="string" office:string-value="0x0705" table:number-columns-spanned="2" table:number-rows-spanned="1">
            <text:p>0x0705</text:p>
          </table:table-cell>
          <table:covered-table-cell table:style-name="ce2"/>
          <table:table-cell table:style-name="ce2" table:formula="of:=&quot;0x&quot;&amp;[.GB25]&amp;[.GA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GD25]&amp;[.GC25]" office:value-type="string" office:string-value="0x0406" table:number-columns-spanned="2" table:number-rows-spanned="1">
            <text:p>0x0406</text:p>
          </table:table-cell>
          <table:covered-table-cell table:style-name="ce2"/>
          <table:table-cell table:style-name="ce2" table:formula="of:=&quot;0x&quot;&amp;[.GF25]&amp;[.GE25]" office:value-type="string" office:string-value="0xFFFFFFFFFE01" table:number-columns-spanned="2" table:number-rows-spanned="1">
            <text:p>0xFFFFFFFFFE01</text:p>
          </table:table-cell>
          <table:covered-table-cell table:style-name="ce2"/>
          <table:table-cell table:style-name="ce2" table:formula="of:=&quot;0x&quot;&amp;[.GH25]&amp;[.GG25]" office:value-type="string" office:string-value="0xFFFFFFFFF9FFFFFFFFFB" table:number-columns-spanned="2" table:number-rows-spanned="1">
            <text:p>0xFFFFFFFFF9FFFFFFFFFB</text:p>
          </table:table-cell>
          <table:covered-table-cell table:style-name="ce2"/>
          <table:table-cell table:style-name="ce2" table:formula="of:=&quot;0x&quot;&amp;[.GJ25]&amp;[.GI25]" office:value-type="string" office:string-value="0xFFFFFFFFF9FFFFFFFFF8" table:number-columns-spanned="2" table:number-rows-spanned="1">
            <text:p>0xFFFFFFFFF9FFFFFFFFF8</text:p>
          </table:table-cell>
          <table:covered-table-cell table:style-name="ce2"/>
          <table:table-cell table:style-name="ce2" table:formula="of:=&quot;0x&quot;&amp;[.GL25]&amp;[.GK25]" office:value-type="string" office:string-value="0xFFFFFFFFFCFFFFFFFFFA" table:number-columns-spanned="2" table:number-rows-spanned="1">
            <text:p>0xFFFFFFFFFCFFFFFFFFFA</text:p>
          </table:table-cell>
          <table:covered-table-cell table:style-name="ce2"/>
          <table:table-cell table:style-name="ce2" table:formula="of:=&quot;0x&quot;&amp;[.GN25]&amp;[.GM25]" office:value-type="string" office:string-value="0x02FFFFFFFFFF" table:number-columns-spanned="2" table:number-rows-spanned="1">
            <text:p>0x02FFFFFFFFFF</text:p>
          </table:table-cell>
          <table:covered-table-cell table:style-name="ce2"/>
          <table:table-cell table:style-name="ce2" table:formula="of:=&quot;0x&quot;&amp;[.GP25]&amp;[.GO25]" office:value-type="string" office:string-value="0x0705" table:number-columns-spanned="2" table:number-rows-spanned="1">
            <text:p>0x0705</text:p>
          </table:table-cell>
          <table:covered-table-cell table:style-name="ce2"/>
          <table:table-cell table:style-name="ce2" table:formula="of:=&quot;0x&quot;&amp;[.GR25]&amp;[.GQ25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GT25]&amp;[.GS25]" office:value-type="string" office:string-value="0x0406" table:number-columns-spanned="2" table:number-rows-spanned="1">
            <text:p>0x0406</text:p>
          </table:table-cell>
          <table:covered-table-cell table:style-name="ce2"/>
          <table:table-cell table:style-name="ce2" table:formula="of:=&quot;0x&quot;&amp;[.GV25]&amp;[.GU25]" office:value-type="string" office:string-value="0xFFFFFFFFFE01" table:number-columns-spanned="2" table:number-rows-spanned="1">
            <text:p>0xFFFFFFFFFE01</text:p>
          </table:table-cell>
          <table:covered-table-cell table:style-name="ce2"/>
          <table:table-cell table:style-name="ce2" table:formula="of:=&quot;0x&quot;&amp;[.GX25]&amp;[.GW25]" office:value-type="string" office:string-value="0xFFFFFFFFF9FFFFFFFFFB" table:number-columns-spanned="2" table:number-rows-spanned="1">
            <text:p>0xFFFFFFFFF9FFFFFFFFFB</text:p>
          </table:table-cell>
          <table:covered-table-cell table:style-name="ce2"/>
          <table:table-cell table:style-name="ce2" table:formula="of:=&quot;0x&quot;&amp;[.GZ25]&amp;[.GY25]" office:value-type="string" office:string-value="0xFFFFFFFFF8FFFFFFFFF8" table:number-columns-spanned="2" table:number-rows-spanned="1">
            <text:p>0xFFFFFFFFF8FFFFFFFFF8</text:p>
          </table:table-cell>
          <table:covered-table-cell table:style-name="ce2"/>
          <table:table-cell table:style-name="ce2" table:formula="of:=&quot;0x&quot;&amp;[.HB25]&amp;[.HA25]" office:value-type="string" office:string-value="0xFFFFFFFFFCFFFFFFFFFA" table:number-columns-spanned="2" table:number-rows-spanned="1">
            <text:p>0xFFFFFFFFFCFFFFFFFFFA</text:p>
          </table:table-cell>
          <table:covered-table-cell table:style-name="ce2"/>
          <table:table-cell table:style-name="ce2" table:formula="of:=&quot;0x&quot;&amp;[.HD25]&amp;[.HC25]" office:value-type="string" office:string-value="0x02FFFFFFFFFF" table:number-columns-spanned="2" table:number-rows-spanned="1">
            <text:p>0x02FFFFFFFFFF</text:p>
          </table:table-cell>
          <table:covered-table-cell table:style-name="ce2"/>
          <table:table-cell table:style-name="ce2" table:formula="of:=&quot;0x&quot;&amp;[.HF25]&amp;[.HE25]" office:value-type="string" office:string-value="0x0705" table:number-columns-spanned="2" table:number-rows-spanned="1">
            <text:p>0x0705</text:p>
          </table:table-cell>
          <table:covered-table-cell table:style-name="ce2"/>
          <table:table-cell table:style-name="ce2" table:formula="of:=&quot;0x&quot;&amp;[.HH25]&amp;[.HG25]" office:value-type="string" office:string-value="0x0808" table:number-columns-spanned="2" table:number-rows-spanned="1">
            <text:p>0x0808</text:p>
          </table:table-cell>
          <table:covered-table-cell table:style-name="ce2"/>
          <table:table-cell table:style-name="ce2" table:formula="of:=&quot;0x&quot;&amp;[.HJ25]&amp;[.HI25]" office:value-type="string" office:string-value="0x0406" table:number-columns-spanned="2" table:number-rows-spanned="1">
            <text:p>0x0406</text:p>
          </table:table-cell>
          <table:covered-table-cell table:style-name="ce2"/>
          <table:table-cell table:style-name="ce2" table:formula="of:=&quot;0x&quot;&amp;[.HL25]&amp;[.HK25]" office:value-type="string" office:string-value="0xFFFFFFFFFE01" table:number-columns-spanned="2" table:number-rows-spanned="1">
            <text:p>0xFFFFFFFFFE01</text:p>
          </table:table-cell>
          <table:covered-table-cell table:style-name="ce2"/>
          <table:table-cell table:style-name="ce2" table:formula="of:=&quot;0x&quot;&amp;[.HN25]&amp;[.HM25]" office:value-type="string" office:string-value="0xFFFFFFFFF9FFFFFFFFFB" table:number-columns-spanned="2" table:number-rows-spanned="1">
            <text:p>0xFFFFFFFFF9FFFFFFFFFB</text:p>
          </table:table-cell>
          <table:covered-table-cell table:style-name="ce2"/>
          <table:table-cell table:style-name="ce2" table:formula="of:=&quot;0x&quot;&amp;[.HP25]&amp;[.HO25]" office:value-type="string" office:string-value="0xFFFFFFFFF8FFFFFFFFF8" table:number-columns-spanned="2" table:number-rows-spanned="1">
            <text:p>0xFFFFFFFFF8FFFFFFFFF8</text:p>
          </table:table-cell>
          <table:covered-table-cell table:style-name="ce2"/>
          <table:table-cell table:style-name="ce2" table:formula="of:=&quot;0x&quot;&amp;[.HR25]&amp;[.HQ25]" office:value-type="string" office:string-value="0xFFFFFFFFFCFFFFFFFFFA" table:number-columns-spanned="2" table:number-rows-spanned="1">
            <text:p>0xFFFFFFFFFCFFFFFFFFFA</text:p>
          </table:table-cell>
          <table:covered-table-cell table:style-name="ce2"/>
          <table:table-cell table:style-name="ce2" table:formula="of:=&quot;0x&quot;&amp;[.HT25]&amp;[.HS25]" office:value-type="string" office:string-value="0x02FFFFFFFFFF" table:number-columns-spanned="2" table:number-rows-spanned="1">
            <text:p>0x02FFFFFFFFFF</text:p>
          </table:table-cell>
          <table:covered-table-cell table:style-name="ce2"/>
          <table:table-cell table:style-name="ce2" table:formula="of:=&quot;0x&quot;&amp;[.HV25]&amp;[.HU25]" office:value-type="string" office:string-value="0x0705" table:number-columns-spanned="2" table:number-rows-spanned="1">
            <text:p>0x0705</text:p>
          </table:table-cell>
          <table:covered-table-cell table:style-name="ce2"/>
          <table:table-cell table:style-name="ce2" table:formula="of:=&quot;0x&quot;&amp;[.HX25]&amp;[.HW25]" office:value-type="string" office:string-value="0x0808" table:number-columns-spanned="2" table:number-rows-spanned="1">
            <text:p>0x0808</text:p>
          </table:table-cell>
          <table:covered-table-cell table:style-name="ce2"/>
          <table:table-cell table:style-name="ce2" table:formula="of:=&quot;0x&quot;&amp;[.HZ25]&amp;[.HY25]" office:value-type="string" office:string-value="0x0406" table:number-columns-spanned="2" table:number-rows-spanned="1">
            <text:p>0x0406</text:p>
          </table:table-cell>
          <table:covered-table-cell table:style-name="ce2"/>
          <table:table-cell table:style-name="ce2" table:formula="of:=&quot;0x&quot;&amp;[.IB25]&amp;[.IA25]" office:value-type="string" office:string-value="0xFFFFFFFFFE01" table:number-columns-spanned="2" table:number-rows-spanned="1">
            <text:p>0xFFFFFFFFFE01</text:p>
          </table:table-cell>
          <table:covered-table-cell table:style-name="ce2"/>
          <table:table-cell table:style-name="ce2" table:formula="of:=&quot;0x&quot;&amp;[.ID25]&amp;[.IC25]" office:value-type="string" office:string-value="0xFFFFFFFFF9FFFFFFFFFB" table:number-columns-spanned="2" table:number-rows-spanned="1">
            <text:p>0xFFFFFFFFF9FFFFFFFFFB</text:p>
          </table:table-cell>
          <table:covered-table-cell table:style-name="ce2"/>
          <table:table-cell table:style-name="ce2" table:formula="of:=&quot;0x&quot;&amp;[.IF25]&amp;[.IE25]" office:value-type="string" office:string-value="0xFFFFFFFFF8FFFFFFFFF8" table:number-columns-spanned="2" table:number-rows-spanned="1">
            <text:p>0xFFFFFFFFF8FFFFFFFFF8</text:p>
          </table:table-cell>
          <table:covered-table-cell table:style-name="ce2"/>
          <table:table-cell table:style-name="ce2" table:formula="of:=&quot;0x&quot;&amp;[.IH25]&amp;[.IG25]" office:value-type="string" office:string-value="0xFFFFFFFFFCFFFFFFFFFA" table:number-columns-spanned="2" table:number-rows-spanned="1">
            <text:p>0xFFFFFFFFFCFFFFFFFFFA</text:p>
          </table:table-cell>
          <table:covered-table-cell table:style-name="ce2"/>
          <table:table-cell table:style-name="ce2" table:formula="of:=&quot;0x&quot;&amp;[.IJ25]&amp;[.II25]" office:value-type="string" office:string-value="0x02FFFFFFFFFF" table:number-columns-spanned="2" table:number-rows-spanned="1">
            <text:p>0x02FFFFFFFFFF</text:p>
          </table:table-cell>
          <table:covered-table-cell table:style-name="ce2"/>
          <table:table-cell table:style-name="ce2" table:formula="of:=&quot;0x&quot;&amp;[.IL25]&amp;[.IK25]" office:value-type="string" office:string-value="0x0704" table:number-columns-spanned="2" table:number-rows-spanned="1">
            <text:p>0x0704</text:p>
          </table:table-cell>
          <table:covered-table-cell table:style-name="ce2"/>
          <table:table-cell table:style-name="ce2" table:formula="of:=&quot;0x&quot;&amp;[.IN25]&amp;[.IM25]" office:value-type="string" office:string-value="0x0808" table:number-columns-spanned="2" table:number-rows-spanned="1">
            <text:p>0x0808</text:p>
          </table:table-cell>
          <table:covered-table-cell table:style-name="ce2"/>
          <table:table-cell table:style-name="ce2" table:formula="of:=&quot;0x&quot;&amp;[.IP25]&amp;[.IO25]" office:value-type="string" office:string-value="0x0406" table:number-columns-spanned="2" table:number-rows-spanned="1">
            <text:p>0x0406</text:p>
          </table:table-cell>
          <table:covered-table-cell table:style-name="ce2"/>
          <table:table-cell table:style-name="ce2" table:formula="of:=&quot;0x&quot;&amp;[.IR25]&amp;[.IQ25]" office:value-type="string" office:string-value="0xFFFFFFFFFE01" table:number-columns-spanned="2" table:number-rows-spanned="1">
            <text:p>0xFFFFFFFFFE01</text:p>
          </table:table-cell>
          <table:covered-table-cell table:style-name="ce2"/>
          <table:table-cell table:style-name="ce2" table:formula="of:=&quot;0x&quot;&amp;[.IT25]&amp;[.IS25]" office:value-type="string" office:string-value="0xFFFFFFFFF9FFFFFFFFFC" table:number-columns-spanned="2" table:number-rows-spanned="1">
            <text:p>0xFFFFFFFFF9FFFFFFFFFC</text:p>
          </table:table-cell>
          <table:covered-table-cell table:style-name="ce2"/>
          <table:table-cell table:style-name="ce2" table:formula="of:=&quot;0x&quot;&amp;[.IV25]&amp;[.IU25]" office:value-type="string" office:string-value="0xFFFFFFFFF8FFFFFFFFF8" table:number-columns-spanned="2" table:number-rows-spanned="1">
            <text:p>0xFFFFFFFFF8FFFFFFFFF8</text:p>
          </table:table-cell>
          <table:covered-table-cell table:style-name="ce2"/>
          <table:table-cell table:style-name="ce2" table:formula="of:=&quot;0x&quot;&amp;[.IX25]&amp;[.IW25]" office:value-type="string" office:string-value="0xFFFFFFFFFCFFFFFFFFFA" table:number-columns-spanned="2" table:number-rows-spanned="1">
            <text:p>0xFFFFFFFFFCFFFFFFFFFA</text:p>
          </table:table-cell>
          <table:covered-table-cell table:style-name="ce2"/>
          <table:table-cell table:style-name="ce6"/>
          <table:table-cell table:number-columns-repeated="2"/>
        </table:table-row>
        <table:table-row table:style-name="ro1" table:number-rows-repeated="22">
          <table:table-cell table:number-columns-repeated="261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table:formula="of:=SIN(PI()*2/257*([.C$1]+191)*[.$B49]*[.$B49])/[.$B49]/[.$B49]" office:value-type="float" office:value="-0.999084889912395">
            <text:p>-0.9990848899</text:p>
          </table:table-cell>
          <table:table-cell table:style-name="ce3" table:formula="of:=SIN(PI()*2/257*([.D$1]+191)*[.$B49]*[.$B49])/[.$B49]/[.$B49]" office:value-type="float" office:value="-0.999831897623522">
            <text:p>-0.9998318976</text:p>
          </table:table-cell>
          <table:table-cell table:style-name="ce3" table:formula="of:=SIN(PI()*2/257*([.E$1]+191)*[.$B49]*[.$B49])/[.$B49]/[.$B49]" office:value-type="float" office:value="-0.99998132149299">
            <text:p>-0.9999813215</text:p>
          </table:table-cell>
          <table:table-cell table:style-name="ce3" table:formula="of:=SIN(PI()*2/257*([.F$1]+191)*[.$B49]*[.$B49])/[.$B49]/[.$B49]" office:value-type="float" office:value="-0.999533072212496">
            <text:p>-0.9995330722</text:p>
          </table:table-cell>
          <table:table-cell table:style-name="ce3" table:formula="of:=SIN(PI()*2/257*([.G$1]+191)*[.$B49]*[.$B49])/[.$B49]/[.$B49]" office:value-type="float" office:value="-0.998487417693603">
            <text:p>-0.9984874177</text:p>
          </table:table-cell>
          <table:table-cell table:style-name="ce3" table:formula="of:=SIN(PI()*2/257*([.H$1]+191)*[.$B49]*[.$B49])/[.$B49]/[.$B49]" office:value-type="float" office:value="-0.996844982907616">
            <text:p>-0.9968449829</text:p>
          </table:table-cell>
          <table:table-cell table:style-name="ce3" table:formula="of:=SIN(PI()*2/257*([.I$1]+191)*[.$B49]*[.$B49])/[.$B49]/[.$B49]" office:value-type="float" office:value="-0.994606749512042">
            <text:p>-0.9946067495</text:p>
          </table:table-cell>
          <table:table-cell table:style-name="ce3" table:formula="of:=SIN(PI()*2/257*([.J$1]+191)*[.$B49]*[.$B49])/[.$B49]/[.$B49]" office:value-type="float" office:value="-0.991774055263872">
            <text:p>-0.9917740553</text:p>
          </table:table-cell>
          <table:table-cell table:style-name="ce3" table:formula="of:=SIN(PI()*2/257*([.K$1]+191)*[.$B49]*[.$B49])/[.$B49]/[.$B49]" office:value-type="float" office:value="-0.988348593220025">
            <text:p>-0.9883485932</text:p>
          </table:table-cell>
          <table:table-cell table:style-name="ce3" table:formula="of:=SIN(PI()*2/257*([.L$1]+191)*[.$B49]*[.$B49])/[.$B49]/[.$B49]" office:value-type="float" office:value="-0.984332410725432">
            <text:p>-0.9843324107</text:p>
          </table:table-cell>
          <table:table-cell table:style-name="ce3" table:formula="of:=SIN(PI()*2/257*([.M$1]+191)*[.$B49]*[.$B49])/[.$B49]/[.$B49]" office:value-type="float" office:value="-0.97972790818937">
            <text:p>-0.9797279082</text:p>
          </table:table-cell>
          <table:table-cell table:style-name="ce3" table:formula="of:=SIN(PI()*2/257*([.N$1]+191)*[.$B49]*[.$B49])/[.$B49]/[.$B49]" office:value-type="float" office:value="-0.974537837650779">
            <text:p>-0.9745378377</text:p>
          </table:table-cell>
          <table:table-cell table:style-name="ce3" table:formula="of:=SIN(PI()*2/257*([.O$1]+191)*[.$B49]*[.$B49])/[.$B49]/[.$B49]" office:value-type="float" office:value="-0.968765301133407">
            <text:p>-0.9687653011</text:p>
          </table:table-cell>
          <table:table-cell table:style-name="ce3" table:formula="of:=SIN(PI()*2/257*([.P$1]+191)*[.$B49]*[.$B49])/[.$B49]/[.$B49]" office:value-type="float" office:value="-0.962413748791782">
            <text:p>-0.9624137488</text:p>
          </table:table-cell>
          <table:table-cell table:style-name="ce3" table:formula="of:=SIN(PI()*2/257*([.Q$1]+191)*[.$B49]*[.$B49])/[.$B49]/[.$B49]" office:value-type="float" office:value="-0.955486976849106">
            <text:p>-0.9554869768</text:p>
          </table:table-cell>
          <table:table-cell table:style-name="ce3" table:formula="of:=SIN(PI()*2/257*([.R$1]+191)*[.$B49]*[.$B49])/[.$B49]/[.$B49]" office:value-type="float" office:value="-0.947989125328316">
            <text:p>-0.9479891253</text:p>
          </table:table-cell>
          <table:table-cell table:style-name="ce3" table:formula="of:=SIN(PI()*2/257*([.S$1]+191)*[.$B49]*[.$B49])/[.$B49]/[.$B49]" office:value-type="float" office:value="-0.939924675577651">
            <text:p>-0.9399246756</text:p>
          </table:table-cell>
          <table:table-cell table:style-name="ce3" table:formula="of:=SIN(PI()*2/257*([.T$1]+191)*[.$B49]*[.$B49])/[.$B49]/[.$B49]" office:value-type="float" office:value="-0.931298447592229">
            <text:p>-0.9312984476</text:p>
          </table:table-cell>
          <table:table-cell table:style-name="ce3" table:formula="of:=SIN(PI()*2/257*([.U$1]+191)*[.$B49]*[.$B49])/[.$B49]/[.$B49]" office:value-type="float" office:value="-0.922115597133202">
            <text:p>-0.9221155971</text:p>
          </table:table-cell>
          <table:table-cell table:style-name="ce3" table:formula="of:=SIN(PI()*2/257*([.V$1]+191)*[.$B49]*[.$B49])/[.$B49]/[.$B49]" office:value-type="float" office:value="-0.912381612646247">
            <text:p>-0.9123816126</text:p>
          </table:table-cell>
          <table:table-cell table:style-name="ce3" table:formula="of:=SIN(PI()*2/257*([.W$1]+191)*[.$B49]*[.$B49])/[.$B49]/[.$B49]" office:value-type="float" office:value="-0.902102311981202">
            <text:p>-0.902102312</text:p>
          </table:table-cell>
          <table:table-cell table:style-name="ce3" table:formula="of:=SIN(PI()*2/257*([.X$1]+191)*[.$B49]*[.$B49])/[.$B49]/[.$B49]" office:value-type="float" office:value="-0.891283838914831">
            <text:p>-0.8912838389</text:p>
          </table:table-cell>
          <table:table-cell table:style-name="ce3" table:formula="of:=SIN(PI()*2/257*([.Y$1]+191)*[.$B49]*[.$B49])/[.$B49]/[.$B49]" office:value-type="float" office:value="-0.879932659478787">
            <text:p>-0.8799326595</text:p>
          </table:table-cell>
          <table:table-cell table:style-name="ce3" table:formula="of:=SIN(PI()*2/257*([.Z$1]+191)*[.$B49]*[.$B49])/[.$B49]/[.$B49]" office:value-type="float" office:value="-0.868055558094961">
            <text:p>-0.8680555581</text:p>
          </table:table-cell>
          <table:table-cell table:style-name="ce3" table:formula="of:=SIN(PI()*2/257*([.AA$1]+191)*[.$B49]*[.$B49])/[.$B49]/[.$B49]" office:value-type="float" office:value="-0.855659633520543">
            <text:p>-0.8556596335</text:p>
          </table:table-cell>
          <table:table-cell table:style-name="ce3" table:formula="of:=SIN(PI()*2/257*([.AB$1]+191)*[.$B49]*[.$B49])/[.$B49]/[.$B49]" office:value-type="float" office:value="-0.842752294605208">
            <text:p>-0.8427522946</text:p>
          </table:table-cell>
          <table:table-cell table:style-name="ce3" table:formula="of:=SIN(PI()*2/257*([.AC$1]+191)*[.$B49]*[.$B49])/[.$B49]/[.$B49]" office:value-type="float" office:value="-0.829341255862957">
            <text:p>-0.8293412559</text:p>
          </table:table-cell>
          <table:table-cell table:style-name="ce3" table:formula="of:=SIN(PI()*2/257*([.AD$1]+191)*[.$B49]*[.$B49])/[.$B49]/[.$B49]" office:value-type="float" office:value="-0.815434532861279">
            <text:p>-0.8154345329</text:p>
          </table:table-cell>
          <table:table-cell table:style-name="ce3" table:formula="of:=SIN(PI()*2/257*([.AE$1]+191)*[.$B49]*[.$B49])/[.$B49]/[.$B49]" office:value-type="float" office:value="-0.801040437430369">
            <text:p>-0.8010404374</text:p>
          </table:table-cell>
          <table:table-cell table:style-name="ce3" table:formula="of:=SIN(PI()*2/257*([.AF$1]+191)*[.$B49]*[.$B49])/[.$B49]/[.$B49]" office:value-type="float" office:value="-0.786167572695277">
            <text:p>-0.7861675727</text:p>
          </table:table-cell>
          <table:table-cell table:style-name="ce3" table:formula="of:=SIN(PI()*2/257*([.AG$1]+191)*[.$B49]*[.$B49])/[.$B49]/[.$B49]" office:value-type="float" office:value="-0.770824827933957">
            <text:p>-0.7708248279</text:p>
          </table:table-cell>
          <table:table-cell table:style-name="ce3" table:formula="of:=SIN(PI()*2/257*([.AH$1]+191)*[.$B49]*[.$B49])/[.$B49]/[.$B49]" office:value-type="float" office:value="-0.755021373264284">
            <text:p>-0.7550213733</text:p>
          </table:table-cell>
          <table:table-cell table:style-name="ce3" table:formula="of:=SIN(PI()*2/257*([.AI$1]+191)*[.$B49]*[.$B49])/[.$B49]/[.$B49]" office:value-type="float" office:value="-0.738766654163217">
            <text:p>-0.7387666542</text:p>
          </table:table-cell>
          <table:table-cell table:style-name="ce3" table:formula="of:=SIN(PI()*2/257*([.AJ$1]+191)*[.$B49]*[.$B49])/[.$B49]/[.$B49]" office:value-type="float" office:value="-0.722070385821389">
            <text:p>-0.7220703858</text:p>
          </table:table-cell>
          <table:table-cell table:style-name="ce3" table:formula="of:=SIN(PI()*2/257*([.AK$1]+191)*[.$B49]*[.$B49])/[.$B49]/[.$B49]" office:value-type="float" office:value="-0.704942547336487">
            <text:p>-0.7049425473</text:p>
          </table:table-cell>
          <table:table-cell table:style-name="ce3" table:formula="of:=SIN(PI()*2/257*([.AL$1]+191)*[.$B49]*[.$B49])/[.$B49]/[.$B49]" office:value-type="float" office:value="-0.687393375748902">
            <text:p>-0.6873933757</text:p>
          </table:table-cell>
          <table:table-cell table:style-name="ce3" table:formula="of:=SIN(PI()*2/257*([.AM$1]+191)*[.$B49]*[.$B49])/[.$B49]/[.$B49]" office:value-type="float" office:value="-0.669433359923214">
            <text:p>-0.6694333599</text:p>
          </table:table-cell>
          <table:table-cell table:style-name="ce3" table:formula="of:=SIN(PI()*2/257*([.AN$1]+191)*[.$B49]*[.$B49])/[.$B49]/[.$B49]" office:value-type="float" office:value="-0.651073234279156">
            <text:p>-0.6510732343</text:p>
          </table:table-cell>
          <table:table-cell table:style-name="ce3" table:formula="of:=SIN(PI()*2/257*([.AO$1]+191)*[.$B49]*[.$B49])/[.$B49]/[.$B49]" office:value-type="float" office:value="-0.632323972375828">
            <text:p>-0.6323239724</text:p>
          </table:table-cell>
          <table:table-cell table:style-name="ce3" table:formula="of:=SIN(PI()*2/257*([.AP$1]+191)*[.$B49]*[.$B49])/[.$B49]/[.$B49]" office:value-type="float" office:value="-0.613196780352962">
            <text:p>-0.6131967804</text:p>
          </table:table-cell>
          <table:table-cell table:style-name="ce3" table:formula="of:=SIN(PI()*2/257*([.AQ$1]+191)*[.$B49]*[.$B49])/[.$B49]/[.$B49]" office:value-type="float" office:value="-0.593703090233198">
            <text:p>-0.5937030902</text:p>
          </table:table-cell>
          <table:table-cell table:style-name="ce3" table:formula="of:=SIN(PI()*2/257*([.AR$1]+191)*[.$B49]*[.$B49])/[.$B49]/[.$B49]" office:value-type="float" office:value="-0.57385455308934">
            <text:p>-0.5738545531</text:p>
          </table:table-cell>
          <table:table-cell table:style-name="ce3" table:formula="of:=SIN(PI()*2/257*([.AS$1]+191)*[.$B49]*[.$B49])/[.$B49]/[.$B49]" office:value-type="float" office:value="-0.553663032080691">
            <text:p>-0.5536630321</text:p>
          </table:table-cell>
          <table:table-cell table:style-name="ce3" table:formula="of:=SIN(PI()*2/257*([.AT$1]+191)*[.$B49]*[.$B49])/[.$B49]/[.$B49]" office:value-type="float" office:value="-0.533140595362629">
            <text:p>-0.5331405954</text:p>
          </table:table-cell>
          <table:table-cell table:style-name="ce3" table:formula="of:=SIN(PI()*2/257*([.AU$1]+191)*[.$B49]*[.$B49])/[.$B49]/[.$B49]" office:value-type="float" office:value="-0.512299508873662">
            <text:p>-0.5122995089</text:p>
          </table:table-cell>
          <table:table-cell table:style-name="ce3" table:formula="of:=SIN(PI()*2/257*([.AV$1]+191)*[.$B49]*[.$B49])/[.$B49]/[.$B49]" office:value-type="float" office:value="-0.491152229004267">
            <text:p>-0.491152229</text:p>
          </table:table-cell>
          <table:table-cell table:style-name="ce3" table:formula="of:=SIN(PI()*2/257*([.AW$1]+191)*[.$B49]*[.$B49])/[.$B49]/[.$B49]" office:value-type="float" office:value="-0.469711395151902">
            <text:p>-0.4697113952</text:p>
          </table:table-cell>
          <table:table-cell table:style-name="ce3" table:formula="of:=SIN(PI()*2/257*([.AX$1]+191)*[.$B49]*[.$B49])/[.$B49]/[.$B49]" office:value-type="float" office:value="-0.447989822166636">
            <text:p>-0.4479898222</text:p>
          </table:table-cell>
          <table:table-cell table:style-name="ce3" table:formula="of:=SIN(PI()*2/257*([.AY$1]+191)*[.$B49]*[.$B49])/[.$B49]/[.$B49]" office:value-type="float" office:value="-0.426000492691914">
            <text:p>-0.4260004927</text:p>
          </table:table-cell>
          <table:table-cell table:style-name="ce3" table:formula="of:=SIN(PI()*2/257*([.AZ$1]+191)*[.$B49]*[.$B49])/[.$B49]/[.$B49]" office:value-type="float" office:value="-0.403756549405033">
            <text:p>-0.4037565494</text:p>
          </table:table-cell>
          <table:table-cell table:style-name="ce3" table:formula="of:=SIN(PI()*2/257*([.BA$1]+191)*[.$B49]*[.$B49])/[.$B49]/[.$B49]" office:value-type="float" office:value="-0.381271287161973">
            <text:p>-0.3812712872</text:p>
          </table:table-cell>
          <table:table-cell table:style-name="ce3" table:formula="of:=SIN(PI()*2/257*([.BB$1]+191)*[.$B49]*[.$B49])/[.$B49]/[.$B49]" office:value-type="float" office:value="-0.358558145051269">
            <text:p>-0.3585581451</text:p>
          </table:table-cell>
          <table:table-cell table:style-name="ce3" table:formula="of:=SIN(PI()*2/257*([.BC$1]+191)*[.$B49]*[.$B49])/[.$B49]/[.$B49]" office:value-type="float" office:value="-0.335630698361678">
            <text:p>-0.3356306984</text:p>
          </table:table-cell>
          <table:table-cell table:style-name="ce3" table:formula="of:=SIN(PI()*2/257*([.BD$1]+191)*[.$B49]*[.$B49])/[.$B49]/[.$B49]" office:value-type="float" office:value="-0.312502650468444">
            <text:p>-0.3125026505</text:p>
          </table:table-cell>
          <table:table-cell table:style-name="ce3" table:formula="of:=SIN(PI()*2/257*([.BE$1]+191)*[.$B49]*[.$B49])/[.$B49]/[.$B49]" office:value-type="float" office:value="-0.289187824642999">
            <text:p>-0.2891878246</text:p>
          </table:table-cell>
          <table:table-cell table:style-name="ce3" table:formula="of:=SIN(PI()*2/257*([.BF$1]+191)*[.$B49]*[.$B49])/[.$B49]/[.$B49]" office:value-type="float" office:value="-0.265700155791019">
            <text:p>-0.2657001558</text:p>
          </table:table-cell>
          <table:table-cell table:style-name="ce3" table:formula="of:=SIN(PI()*2/257*([.BG$1]+191)*[.$B49]*[.$B49])/[.$B49]/[.$B49]" office:value-type="float" office:value="-0.242053682123745">
            <text:p>-0.2420536821</text:p>
          </table:table-cell>
          <table:table-cell table:style-name="ce3" table:formula="of:=SIN(PI()*2/257*([.BH$1]+191)*[.$B49]*[.$B49])/[.$B49]/[.$B49]" office:value-type="float" office:value="-0.218262536767565">
            <text:p>-0.2182625368</text:p>
          </table:table-cell>
          <table:table-cell table:style-name="ce3" table:formula="of:=SIN(PI()*2/257*([.BI$1]+191)*[.$B49]*[.$B49])/[.$B49]/[.$B49]" office:value-type="float" office:value="-0.194340939316867">
            <text:p>-0.1943409393</text:p>
          </table:table-cell>
          <table:table-cell table:style-name="ce3" table:formula="of:=SIN(PI()*2/257*([.BJ$1]+191)*[.$B49]*[.$B49])/[.$B49]/[.$B49]" office:value-type="float" office:value="-0.170303187335207">
            <text:p>-0.1703031873</text:p>
          </table:table-cell>
          <table:table-cell table:style-name="ce3" table:formula="of:=SIN(PI()*2/257*([.BK$1]+191)*[.$B49]*[.$B49])/[.$B49]/[.$B49]" office:value-type="float" office:value="-0.146163647809884">
            <text:p>-0.1461636478</text:p>
          </table:table-cell>
          <table:table-cell table:style-name="ce3" table:formula="of:=SIN(PI()*2/257*([.BL$1]+191)*[.$B49]*[.$B49])/[.$B49]/[.$B49]" office:value-type="float" office:value="-0.121936748565016">
            <text:p>-0.1219367486</text:p>
          </table:table-cell>
          <table:table-cell table:style-name="ce3" table:formula="of:=SIN(PI()*2/257*([.BM$1]+191)*[.$B49]*[.$B49])/[.$B49]/[.$B49]" office:value-type="float" office:value="-0.0976369696382528">
            <text:p>-0.0976369696</text:p>
          </table:table-cell>
          <table:table-cell table:style-name="ce3" table:formula="of:=SIN(PI()*2/257*([.BN$1]+191)*[.$B49]*[.$B49])/[.$B49]/[.$B49]" office:value-type="float" office:value="-0.0732788346262897">
            <text:p>-0.0732788346</text:p>
          </table:table-cell>
          <table:table-cell table:style-name="ce3" table:formula="of:=SIN(PI()*2/257*([.BO$1]+191)*[.$B49]*[.$B49])/[.$B49]/[.$B49]" office:value-type="float" office:value="-0.0488769020043352">
            <text:p>-0.048876902</text:p>
          </table:table-cell>
          <table:table-cell table:style-name="ce3" table:formula="of:=SIN(PI()*2/257*([.BP$1]+191)*[.$B49]*[.$B49])/[.$B49]/[.$B49]" office:value-type="float" office:value="-0.0244457564247449">
            <text:p>-0.0244457564</text:p>
          </table:table-cell>
          <table:table-cell table:style-name="ce3" table:formula="of:=SIN(PI()*2/257*([.BQ$1]+191)*[.$B49]*[.$B49])/[.$B49]/[.$B49]" office:value-type="float" office:value="-2.44929359829471E-016">
            <text:p>-2.44929359829471E-016</text:p>
          </table:table-cell>
          <table:table-cell table:style-name="ce3" table:formula="of:=SIN(PI()*2/257*([.BR$1]+191)*[.$B49]*[.$B49])/[.$B49]/[.$B49]" office:value-type="float" office:value="0.0244457564247444">
            <text:p>0.0244457564</text:p>
          </table:table-cell>
          <table:table-cell table:style-name="ce3" table:formula="of:=SIN(PI()*2/257*([.BS$1]+191)*[.$B49]*[.$B49])/[.$B49]/[.$B49]" office:value-type="float" office:value="0.0488769020043338">
            <text:p>0.048876902</text:p>
          </table:table-cell>
          <table:table-cell table:style-name="ce3" table:formula="of:=SIN(PI()*2/257*([.BT$1]+191)*[.$B49]*[.$B49])/[.$B49]/[.$B49]" office:value-type="float" office:value="0.0732788346262883">
            <text:p>0.0732788346</text:p>
          </table:table-cell>
          <table:table-cell table:style-name="ce3" table:formula="of:=SIN(PI()*2/257*([.BU$1]+191)*[.$B49]*[.$B49])/[.$B49]/[.$B49]" office:value-type="float" office:value="0.0976369696382523">
            <text:p>0.0976369696</text:p>
          </table:table-cell>
          <table:table-cell table:style-name="ce3" table:formula="of:=SIN(PI()*2/257*([.BV$1]+191)*[.$B49]*[.$B49])/[.$B49]/[.$B49]" office:value-type="float" office:value="0.121936748565015">
            <text:p>0.1219367486</text:p>
          </table:table-cell>
          <table:table-cell table:style-name="ce3" table:formula="of:=SIN(PI()*2/257*([.BW$1]+191)*[.$B49]*[.$B49])/[.$B49]/[.$B49]" office:value-type="float" office:value="0.146163647809884">
            <text:p>0.1461636478</text:p>
          </table:table-cell>
          <table:table-cell table:style-name="ce3" table:formula="of:=SIN(PI()*2/257*([.BX$1]+191)*[.$B49]*[.$B49])/[.$B49]/[.$B49]" office:value-type="float" office:value="0.170303187335205">
            <text:p>0.1703031873</text:p>
          </table:table-cell>
          <table:table-cell table:style-name="ce3" table:formula="of:=SIN(PI()*2/257*([.BY$1]+191)*[.$B49]*[.$B49])/[.$B49]/[.$B49]" office:value-type="float" office:value="0.194340939316865">
            <text:p>0.1943409393</text:p>
          </table:table-cell>
          <table:table-cell table:style-name="ce3" table:formula="of:=SIN(PI()*2/257*([.BZ$1]+191)*[.$B49]*[.$B49])/[.$B49]/[.$B49]" office:value-type="float" office:value="0.218262536767564">
            <text:p>0.2182625368</text:p>
          </table:table-cell>
          <table:table-cell table:style-name="ce3" table:formula="of:=SIN(PI()*2/257*([.CA$1]+191)*[.$B49]*[.$B49])/[.$B49]/[.$B49]" office:value-type="float" office:value="0.242053682123744">
            <text:p>0.2420536821</text:p>
          </table:table-cell>
          <table:table-cell table:style-name="ce3" table:formula="of:=SIN(PI()*2/257*([.CB$1]+191)*[.$B49]*[.$B49])/[.$B49]/[.$B49]" office:value-type="float" office:value="0.265700155791018">
            <text:p>0.2657001558</text:p>
          </table:table-cell>
          <table:table-cell table:style-name="ce3" table:formula="of:=SIN(PI()*2/257*([.CC$1]+191)*[.$B49]*[.$B49])/[.$B49]/[.$B49]" office:value-type="float" office:value="0.289187824642997">
            <text:p>0.2891878246</text:p>
          </table:table-cell>
          <table:table-cell table:style-name="ce3" table:formula="of:=SIN(PI()*2/257*([.CD$1]+191)*[.$B49]*[.$B49])/[.$B49]/[.$B49]" office:value-type="float" office:value="0.312502650468443">
            <text:p>0.3125026505</text:p>
          </table:table-cell>
          <table:table-cell table:style-name="ce3" table:formula="of:=SIN(PI()*2/257*([.CE$1]+191)*[.$B49]*[.$B49])/[.$B49]/[.$B49]" office:value-type="float" office:value="0.335630698361678">
            <text:p>0.3356306984</text:p>
          </table:table-cell>
          <table:table-cell table:style-name="ce3" table:formula="of:=SIN(PI()*2/257*([.CF$1]+191)*[.$B49]*[.$B49])/[.$B49]/[.$B49]" office:value-type="float" office:value="0.358558145051269">
            <text:p>0.3585581451</text:p>
          </table:table-cell>
          <table:table-cell table:style-name="ce3" table:formula="of:=SIN(PI()*2/257*([.CG$1]+191)*[.$B49]*[.$B49])/[.$B49]/[.$B49]" office:value-type="float" office:value="0.381271287161973">
            <text:p>0.3812712872</text:p>
          </table:table-cell>
          <table:table-cell table:style-name="ce3" table:formula="of:=SIN(PI()*2/257*([.CH$1]+191)*[.$B49]*[.$B49])/[.$B49]/[.$B49]" office:value-type="float" office:value="0.403756549405032">
            <text:p>0.4037565494</text:p>
          </table:table-cell>
          <table:table-cell table:style-name="ce3" table:formula="of:=SIN(PI()*2/257*([.CI$1]+191)*[.$B49]*[.$B49])/[.$B49]/[.$B49]" office:value-type="float" office:value="0.426000492691913">
            <text:p>0.4260004927</text:p>
          </table:table-cell>
          <table:table-cell table:style-name="ce3" table:formula="of:=SIN(PI()*2/257*([.CJ$1]+191)*[.$B49]*[.$B49])/[.$B49]/[.$B49]" office:value-type="float" office:value="0.447989822166636">
            <text:p>0.4479898222</text:p>
          </table:table-cell>
          <table:table-cell table:style-name="ce3" table:formula="of:=SIN(PI()*2/257*([.CK$1]+191)*[.$B49]*[.$B49])/[.$B49]/[.$B49]" office:value-type="float" office:value="0.469711395151902">
            <text:p>0.4697113952</text:p>
          </table:table-cell>
          <table:table-cell table:style-name="ce3" table:formula="of:=SIN(PI()*2/257*([.CL$1]+191)*[.$B49]*[.$B49])/[.$B49]/[.$B49]" office:value-type="float" office:value="0.491152229004267">
            <text:p>0.491152229</text:p>
          </table:table-cell>
          <table:table-cell table:style-name="ce3" table:formula="of:=SIN(PI()*2/257*([.CM$1]+191)*[.$B49]*[.$B49])/[.$B49]/[.$B49]" office:value-type="float" office:value="0.512299508873661">
            <text:p>0.5122995089</text:p>
          </table:table-cell>
          <table:table-cell table:style-name="ce3" table:formula="of:=SIN(PI()*2/257*([.CN$1]+191)*[.$B49]*[.$B49])/[.$B49]/[.$B49]" office:value-type="float" office:value="0.533140595362628">
            <text:p>0.5331405954</text:p>
          </table:table-cell>
          <table:table-cell table:style-name="ce3" table:formula="of:=SIN(PI()*2/257*([.CO$1]+191)*[.$B49]*[.$B49])/[.$B49]/[.$B49]" office:value-type="float" office:value="0.55366303208069">
            <text:p>0.5536630321</text:p>
          </table:table-cell>
          <table:table-cell table:style-name="ce3" table:formula="of:=SIN(PI()*2/257*([.CP$1]+191)*[.$B49]*[.$B49])/[.$B49]/[.$B49]" office:value-type="float" office:value="0.57385455308934">
            <text:p>0.5738545531</text:p>
          </table:table-cell>
          <table:table-cell table:style-name="ce3" table:formula="of:=SIN(PI()*2/257*([.CQ$1]+191)*[.$B49]*[.$B49])/[.$B49]/[.$B49]" office:value-type="float" office:value="0.593703090233198">
            <text:p>0.5937030902</text:p>
          </table:table-cell>
          <table:table-cell table:style-name="ce3" table:formula="of:=SIN(PI()*2/257*([.CR$1]+191)*[.$B49]*[.$B49])/[.$B49]/[.$B49]" office:value-type="float" office:value="0.613196780352961">
            <text:p>0.6131967804</text:p>
          </table:table-cell>
          <table:table-cell table:style-name="ce3" table:formula="of:=SIN(PI()*2/257*([.CS$1]+191)*[.$B49]*[.$B49])/[.$B49]/[.$B49]" office:value-type="float" office:value="0.632323972375827">
            <text:p>0.6323239724</text:p>
          </table:table-cell>
          <table:table-cell table:style-name="ce3" table:formula="of:=SIN(PI()*2/257*([.CT$1]+191)*[.$B49]*[.$B49])/[.$B49]/[.$B49]" office:value-type="float" office:value="0.651073234279156">
            <text:p>0.6510732343</text:p>
          </table:table-cell>
          <table:table-cell table:style-name="ce3" table:formula="of:=SIN(PI()*2/257*([.CU$1]+191)*[.$B49]*[.$B49])/[.$B49]/[.$B49]" office:value-type="float" office:value="0.669433359923213">
            <text:p>0.6694333599</text:p>
          </table:table-cell>
          <table:table-cell table:style-name="ce3" table:formula="of:=SIN(PI()*2/257*([.CV$1]+191)*[.$B49]*[.$B49])/[.$B49]/[.$B49]" office:value-type="float" office:value="0.687393375748902">
            <text:p>0.6873933757</text:p>
          </table:table-cell>
          <table:table-cell table:style-name="ce3" table:formula="of:=SIN(PI()*2/257*([.CW$1]+191)*[.$B49]*[.$B49])/[.$B49]/[.$B49]" office:value-type="float" office:value="0.704942547336486">
            <text:p>0.7049425473</text:p>
          </table:table-cell>
          <table:table-cell table:style-name="ce3" table:formula="of:=SIN(PI()*2/257*([.CX$1]+191)*[.$B49]*[.$B49])/[.$B49]/[.$B49]" office:value-type="float" office:value="0.722070385821388">
            <text:p>0.7220703858</text:p>
          </table:table-cell>
          <table:table-cell table:style-name="ce3" table:formula="of:=SIN(PI()*2/257*([.CY$1]+191)*[.$B49]*[.$B49])/[.$B49]/[.$B49]" office:value-type="float" office:value="0.738766654163216">
            <text:p>0.7387666542</text:p>
          </table:table-cell>
          <table:table-cell table:style-name="ce3" table:formula="of:=SIN(PI()*2/257*([.CZ$1]+191)*[.$B49]*[.$B49])/[.$B49]/[.$B49]" office:value-type="float" office:value="0.755021373264283">
            <text:p>0.7550213733</text:p>
          </table:table-cell>
          <table:table-cell table:style-name="ce3" table:formula="of:=SIN(PI()*2/257*([.DA$1]+191)*[.$B49]*[.$B49])/[.$B49]/[.$B49]" office:value-type="float" office:value="0.770824827933957">
            <text:p>0.7708248279</text:p>
          </table:table-cell>
          <table:table-cell table:style-name="ce3" table:formula="of:=SIN(PI()*2/257*([.DB$1]+191)*[.$B49]*[.$B49])/[.$B49]/[.$B49]" office:value-type="float" office:value="0.786167572695276">
            <text:p>0.7861675727</text:p>
          </table:table-cell>
          <table:table-cell table:style-name="ce3" table:formula="of:=SIN(PI()*2/257*([.DC$1]+191)*[.$B49]*[.$B49])/[.$B49]/[.$B49]" office:value-type="float" office:value="0.801040437430368">
            <text:p>0.8010404374</text:p>
          </table:table-cell>
          <table:table-cell table:style-name="ce3" table:formula="of:=SIN(PI()*2/257*([.DD$1]+191)*[.$B49]*[.$B49])/[.$B49]/[.$B49]" office:value-type="float" office:value="0.815434532861279">
            <text:p>0.8154345329</text:p>
          </table:table-cell>
          <table:table-cell table:style-name="ce3" table:formula="of:=SIN(PI()*2/257*([.DE$1]+191)*[.$B49]*[.$B49])/[.$B49]/[.$B49]" office:value-type="float" office:value="0.829341255862957">
            <text:p>0.8293412559</text:p>
          </table:table-cell>
          <table:table-cell table:style-name="ce3" table:formula="of:=SIN(PI()*2/257*([.DF$1]+191)*[.$B49]*[.$B49])/[.$B49]/[.$B49]" office:value-type="float" office:value="0.842752294605207">
            <text:p>0.8427522946</text:p>
          </table:table-cell>
          <table:table-cell table:style-name="ce3" table:formula="of:=SIN(PI()*2/257*([.DG$1]+191)*[.$B49]*[.$B49])/[.$B49]/[.$B49]" office:value-type="float" office:value="0.855659633520543">
            <text:p>0.8556596335</text:p>
          </table:table-cell>
          <table:table-cell table:style-name="ce3" table:formula="of:=SIN(PI()*2/257*([.DH$1]+191)*[.$B49]*[.$B49])/[.$B49]/[.$B49]" office:value-type="float" office:value="0.86805555809496">
            <text:p>0.8680555581</text:p>
          </table:table-cell>
          <table:table-cell table:style-name="ce3" table:formula="of:=SIN(PI()*2/257*([.DI$1]+191)*[.$B49]*[.$B49])/[.$B49]/[.$B49]" office:value-type="float" office:value="0.879932659478787">
            <text:p>0.8799326595</text:p>
          </table:table-cell>
          <table:table-cell table:style-name="ce3" table:formula="of:=SIN(PI()*2/257*([.DJ$1]+191)*[.$B49]*[.$B49])/[.$B49]/[.$B49]" office:value-type="float" office:value="0.891283838914831">
            <text:p>0.8912838389</text:p>
          </table:table-cell>
          <table:table-cell table:style-name="ce3" table:formula="of:=SIN(PI()*2/257*([.DK$1]+191)*[.$B49]*[.$B49])/[.$B49]/[.$B49]" office:value-type="float" office:value="0.902102311981202">
            <text:p>0.902102312</text:p>
          </table:table-cell>
          <table:table-cell table:style-name="ce3" table:formula="of:=SIN(PI()*2/257*([.DL$1]+191)*[.$B49]*[.$B49])/[.$B49]/[.$B49]" office:value-type="float" office:value="0.912381612646246">
            <text:p>0.9123816126</text:p>
          </table:table-cell>
          <table:table-cell table:style-name="ce3" table:formula="of:=SIN(PI()*2/257*([.DM$1]+191)*[.$B49]*[.$B49])/[.$B49]/[.$B49]" office:value-type="float" office:value="0.922115597133202">
            <text:p>0.9221155971</text:p>
          </table:table-cell>
          <table:table-cell table:style-name="ce3" table:formula="of:=SIN(PI()*2/257*([.DN$1]+191)*[.$B49]*[.$B49])/[.$B49]/[.$B49]" office:value-type="float" office:value="0.931298447592228">
            <text:p>0.9312984476</text:p>
          </table:table-cell>
          <table:table-cell table:style-name="ce3" table:formula="of:=SIN(PI()*2/257*([.DO$1]+191)*[.$B49]*[.$B49])/[.$B49]/[.$B49]" office:value-type="float" office:value="0.939924675577651">
            <text:p>0.9399246756</text:p>
          </table:table-cell>
          <table:table-cell table:style-name="ce3" table:formula="of:=SIN(PI()*2/257*([.DP$1]+191)*[.$B49]*[.$B49])/[.$B49]/[.$B49]" office:value-type="float" office:value="0.947989125328316">
            <text:p>0.9479891253</text:p>
          </table:table-cell>
          <table:table-cell table:style-name="ce3" table:formula="of:=SIN(PI()*2/257*([.DQ$1]+191)*[.$B49]*[.$B49])/[.$B49]/[.$B49]" office:value-type="float" office:value="0.955486976849106">
            <text:p>0.9554869768</text:p>
          </table:table-cell>
          <table:table-cell table:style-name="ce3" table:formula="of:=SIN(PI()*2/257*([.DR$1]+191)*[.$B49]*[.$B49])/[.$B49]/[.$B49]" office:value-type="float" office:value="0.962413748791782">
            <text:p>0.9624137488</text:p>
          </table:table-cell>
          <table:table-cell table:style-name="ce3" table:formula="of:=SIN(PI()*2/257*([.DS$1]+191)*[.$B49]*[.$B49])/[.$B49]/[.$B49]" office:value-type="float" office:value="0.968765301133407">
            <text:p>0.9687653011</text:p>
          </table:table-cell>
          <table:table-cell table:style-name="ce3" table:formula="of:=SIN(PI()*2/257*([.DT$1]+191)*[.$B49]*[.$B49])/[.$B49]/[.$B49]" office:value-type="float" office:value="0.974537837650779">
            <text:p>0.9745378377</text:p>
          </table:table-cell>
          <table:table-cell table:style-name="ce3" table:formula="of:=SIN(PI()*2/257*([.DU$1]+191)*[.$B49]*[.$B49])/[.$B49]/[.$B49]" office:value-type="float" office:value="0.97972790818937">
            <text:p>0.9797279082</text:p>
          </table:table-cell>
          <table:table-cell table:style-name="ce3" table:formula="of:=SIN(PI()*2/257*([.DV$1]+191)*[.$B49]*[.$B49])/[.$B49]/[.$B49]" office:value-type="float" office:value="0.984332410725431">
            <text:p>0.9843324107</text:p>
          </table:table-cell>
          <table:table-cell table:style-name="ce3" table:formula="of:=SIN(PI()*2/257*([.DW$1]+191)*[.$B49]*[.$B49])/[.$B49]/[.$B49]" office:value-type="float" office:value="0.988348593220025">
            <text:p>0.9883485932</text:p>
          </table:table-cell>
          <table:table-cell table:style-name="ce3" table:formula="of:=SIN(PI()*2/257*([.DX$1]+191)*[.$B49]*[.$B49])/[.$B49]/[.$B49]" office:value-type="float" office:value="0.991774055263872">
            <text:p>0.9917740553</text:p>
          </table:table-cell>
          <table:table-cell table:style-name="ce3" table:formula="of:=SIN(PI()*2/257*([.DY$1]+191)*[.$B49]*[.$B49])/[.$B49]/[.$B49]" office:value-type="float" office:value="0.994606749512042">
            <text:p>0.9946067495</text:p>
          </table:table-cell>
          <table:table-cell table:style-name="ce3" table:formula="of:=SIN(PI()*2/257*([.DZ$1]+191)*[.$B49]*[.$B49])/[.$B49]/[.$B49]" office:value-type="float" office:value="0.996844982907616">
            <text:p>0.9968449829</text:p>
          </table:table-cell>
          <table:table-cell table:style-name="ce3" table:formula="of:=SIN(PI()*2/257*([.EA$1]+191)*[.$B49]*[.$B49])/[.$B49]/[.$B49]" office:value-type="float" office:value="0.998487417693603">
            <text:p>0.9984874177</text:p>
          </table:table-cell>
          <table:table-cell table:style-name="ce3" table:formula="of:=SIN(PI()*2/257*([.EB$1]+191)*[.$B49]*[.$B49])/[.$B49]/[.$B49]" office:value-type="float" office:value="0.999533072212496">
            <text:p>0.9995330722</text:p>
          </table:table-cell>
          <table:table-cell table:style-name="ce3" table:formula="of:=SIN(PI()*2/257*([.EC$1]+191)*[.$B49]*[.$B49])/[.$B49]/[.$B49]" office:value-type="float" office:value="0.99998132149299">
            <text:p>0.9999813215</text:p>
          </table:table-cell>
          <table:table-cell table:style-name="ce3" table:formula="of:=SIN(PI()*2/257*([.ED$1]+191)*[.$B49]*[.$B49])/[.$B49]/[.$B49]" office:value-type="float" office:value="0.999831897623522">
            <text:p>0.9998318976</text:p>
          </table:table-cell>
          <table:table-cell table:style-name="ce3" table:formula="of:=SIN(PI()*2/257*([.EE$1]+191)*[.$B49]*[.$B49])/[.$B49]/[.$B49]" office:value-type="float" office:value="0.999084889912395">
            <text:p>0.9990848899</text:p>
          </table:table-cell>
          <table:table-cell table:style-name="ce3" table:formula="of:=SIN(PI()*2/257*([.EF$1]+191)*[.$B49]*[.$B49])/[.$B49]/[.$B49]" office:value-type="float" office:value="0.9977407448344">
            <text:p>0.9977407448</text:p>
          </table:table-cell>
          <table:table-cell table:style-name="ce3" table:formula="of:=SIN(PI()*2/257*([.EG$1]+191)*[.$B49]*[.$B49])/[.$B49]/[.$B49]" office:value-type="float" office:value="0.995800265763966">
            <text:p>0.9958002658</text:p>
          </table:table-cell>
          <table:table-cell table:style-name="ce3" table:formula="of:=SIN(PI()*2/257*([.EH$1]+191)*[.$B49]*[.$B49])/[.$B49]/[.$B49]" office:value-type="float" office:value="0.993264612494994">
            <text:p>0.9932646125</text:p>
          </table:table-cell>
          <table:table-cell table:style-name="ce3" table:formula="of:=SIN(PI()*2/257*([.EI$1]+191)*[.$B49]*[.$B49])/[.$B49]/[.$B49]" office:value-type="float" office:value="0.990135300547668">
            <text:p>0.9901353005</text:p>
          </table:table-cell>
          <table:table-cell table:style-name="ce3" table:formula="of:=SIN(PI()*2/257*([.EJ$1]+191)*[.$B49]*[.$B49])/[.$B49]/[.$B49]" office:value-type="float" office:value="0.986414200262653">
            <text:p>0.9864142003</text:p>
          </table:table-cell>
          <table:table-cell table:style-name="ce3" table:formula="of:=SIN(PI()*2/257*([.EK$1]+191)*[.$B49]*[.$B49])/[.$B49]/[.$B49]" office:value-type="float" office:value="0.982103535683219">
            <text:p>0.9821035357</text:p>
          </table:table-cell>
          <table:table-cell table:style-name="ce3" table:formula="of:=SIN(PI()*2/257*([.EL$1]+191)*[.$B49]*[.$B49])/[.$B49]/[.$B49]" office:value-type="float" office:value="0.977205883225967">
            <text:p>0.9772058832</text:p>
          </table:table-cell>
          <table:table-cell table:style-name="ce3" table:formula="of:=SIN(PI()*2/257*([.EM$1]+191)*[.$B49]*[.$B49])/[.$B49]/[.$B49]" office:value-type="float" office:value="0.971724170140946">
            <text:p>0.9717241701</text:p>
          </table:table-cell>
          <table:table-cell table:style-name="ce3" table:formula="of:=SIN(PI()*2/257*([.EN$1]+191)*[.$B49]*[.$B49])/[.$B49]/[.$B49]" office:value-type="float" office:value="0.965661672762078">
            <text:p>0.9656616728</text:p>
          </table:table-cell>
          <table:table-cell table:style-name="ce3" table:formula="of:=SIN(PI()*2/257*([.EO$1]+191)*[.$B49]*[.$B49])/[.$B49]/[.$B49]" office:value-type="float" office:value="0.959022014548951">
            <text:p>0.9590220145</text:p>
          </table:table-cell>
          <table:table-cell table:style-name="ce3" table:formula="of:=SIN(PI()*2/257*([.EP$1]+191)*[.$B49]*[.$B49])/[.$B49]/[.$B49]" office:value-type="float" office:value="0.951809163921127">
            <text:p>0.9518091639</text:p>
          </table:table-cell>
          <table:table-cell table:style-name="ce3" table:formula="of:=SIN(PI()*2/257*([.EQ$1]+191)*[.$B49]*[.$B49])/[.$B49]/[.$B49]" office:value-type="float" office:value="0.944027431886284">
            <text:p>0.9440274319</text:p>
          </table:table-cell>
          <table:table-cell table:style-name="ce3" table:formula="of:=SIN(PI()*2/257*([.ER$1]+191)*[.$B49]*[.$B49])/[.$B49]/[.$B49]" office:value-type="float" office:value="0.935681469463593">
            <text:p>0.9356814695</text:p>
          </table:table-cell>
          <table:table-cell table:style-name="ce3" table:formula="of:=SIN(PI()*2/257*([.ES$1]+191)*[.$B49]*[.$B49])/[.$B49]/[.$B49]" office:value-type="float" office:value="0.926776264903879">
            <text:p>0.9267762649</text:p>
          </table:table-cell>
          <table:table-cell table:style-name="ce3" table:formula="of:=SIN(PI()*2/257*([.ET$1]+191)*[.$B49]*[.$B49])/[.$B49]/[.$B49]" office:value-type="float" office:value="0.917317140708219">
            <text:p>0.9173171407</text:p>
          </table:table-cell>
          <table:table-cell table:style-name="ce3" table:formula="of:=SIN(PI()*2/257*([.EU$1]+191)*[.$B49]*[.$B49])/[.$B49]/[.$B49]" office:value-type="float" office:value="0.907309750446764">
            <text:p>0.9073097504</text:p>
          </table:table-cell>
          <table:table-cell table:style-name="ce3" table:formula="of:=SIN(PI()*2/257*([.EV$1]+191)*[.$B49]*[.$B49])/[.$B49]/[.$B49]" office:value-type="float" office:value="0.896760075379699">
            <text:p>0.8967600754</text:p>
          </table:table-cell>
          <table:table-cell table:style-name="ce3" table:formula="of:=SIN(PI()*2/257*([.EW$1]+191)*[.$B49]*[.$B49])/[.$B49]/[.$B49]" office:value-type="float" office:value="0.885674420882326">
            <text:p>0.8856744209</text:p>
          </table:table-cell>
          <table:table-cell table:style-name="ce3" table:formula="of:=SIN(PI()*2/257*([.EX$1]+191)*[.$B49]*[.$B49])/[.$B49]/[.$B49]" office:value-type="float" office:value="0.874059412676447">
            <text:p>0.8740594127</text:p>
          </table:table-cell>
          <table:table-cell table:style-name="ce3" table:formula="of:=SIN(PI()*2/257*([.EY$1]+191)*[.$B49]*[.$B49])/[.$B49]/[.$B49]" office:value-type="float" office:value="0.861921992870271">
            <text:p>0.8619219929</text:p>
          </table:table-cell>
          <table:table-cell table:style-name="ce3" table:formula="of:=SIN(PI()*2/257*([.EZ$1]+191)*[.$B49]*[.$B49])/[.$B49]/[.$B49]" office:value-type="float" office:value="0.849269415809225">
            <text:p>0.8492694158</text:p>
          </table:table-cell>
          <table:table-cell table:style-name="ce3" table:formula="of:=SIN(PI()*2/257*([.FA$1]+191)*[.$B49]*[.$B49])/[.$B49]/[.$B49]" office:value-type="float" office:value="0.83610924374015">
            <text:p>0.8361092437</text:p>
          </table:table-cell>
          <table:table-cell table:style-name="ce3" table:formula="of:=SIN(PI()*2/257*([.FB$1]+191)*[.$B49]*[.$B49])/[.$B49]/[.$B49]" office:value-type="float" office:value="0.822449342291457">
            <text:p>0.8224493423</text:p>
          </table:table-cell>
          <table:table-cell table:style-name="ce3" table:formula="of:=SIN(PI()*2/257*([.FC$1]+191)*[.$B49]*[.$B49])/[.$B49]/[.$B49]" office:value-type="float" office:value="0.808297875771971">
            <text:p>0.8082978758</text:p>
          </table:table-cell>
          <table:table-cell table:style-name="ce3" table:formula="of:=SIN(PI()*2/257*([.FD$1]+191)*[.$B49]*[.$B49])/[.$B49]/[.$B49]" office:value-type="float" office:value="0.793663302291249">
            <text:p>0.7936633023</text:p>
          </table:table-cell>
          <table:table-cell table:style-name="ce3" table:formula="of:=SIN(PI()*2/257*([.FE$1]+191)*[.$B49]*[.$B49])/[.$B49]/[.$B49]" office:value-type="float" office:value="0.778554368704297">
            <text:p>0.7785543687</text:p>
          </table:table-cell>
          <table:table-cell table:style-name="ce3" table:formula="of:=SIN(PI()*2/257*([.FF$1]+191)*[.$B49]*[.$B49])/[.$B49]/[.$B49]" office:value-type="float" office:value="0.762980105383722">
            <text:p>0.7629801054</text:p>
          </table:table-cell>
          <table:table-cell table:style-name="ce3" table:formula="of:=SIN(PI()*2/257*([.FG$1]+191)*[.$B49]*[.$B49])/[.$B49]/[.$B49]" office:value-type="float" office:value="0.746949820822406">
            <text:p>0.7469498208</text:p>
          </table:table-cell>
          <table:table-cell table:style-name="ce3" table:formula="of:=SIN(PI()*2/257*([.FH$1]+191)*[.$B49]*[.$B49])/[.$B49]/[.$B49]" office:value-type="float" office:value="0.730473096069981">
            <text:p>0.7304730961</text:p>
          </table:table-cell>
          <table:table-cell table:style-name="ce3" table:formula="of:=SIN(PI()*2/257*([.FI$1]+191)*[.$B49]*[.$B49])/[.$B49]/[.$B49]" office:value-type="float" office:value="0.713559779006373">
            <text:p>0.713559779</text:p>
          </table:table-cell>
          <table:table-cell table:style-name="ce3" table:formula="of:=SIN(PI()*2/257*([.FJ$1]+191)*[.$B49]*[.$B49])/[.$B49]/[.$B49]" office:value-type="float" office:value="0.696219978455883">
            <text:p>0.6962199785</text:p>
          </table:table-cell>
          <table:table-cell table:style-name="ce3" table:formula="of:=SIN(PI()*2/257*([.FK$1]+191)*[.$B49]*[.$B49])/[.$B49]/[.$B49]" office:value-type="float" office:value="0.678464058145309">
            <text:p>0.6784640581</text:p>
          </table:table-cell>
          <table:table-cell table:style-name="ce3" table:formula="of:=SIN(PI()*2/257*([.FL$1]+191)*[.$B49]*[.$B49])/[.$B49]/[.$B49]" office:value-type="float" office:value="0.660302630509695">
            <text:p>0.6603026305</text:p>
          </table:table-cell>
          <table:table-cell table:style-name="ce3" table:formula="of:=SIN(PI()*2/257*([.FM$1]+191)*[.$B49]*[.$B49])/[.$B49]/[.$B49]" office:value-type="float" office:value="0.641746550349456">
            <text:p>0.6417465503</text:p>
          </table:table-cell>
          <table:table-cell table:style-name="ce3" table:formula="of:=SIN(PI()*2/257*([.FN$1]+191)*[.$B49]*[.$B49])/[.$B49]/[.$B49]" office:value-type="float" office:value="0.622806908342631">
            <text:p>0.6228069083</text:p>
          </table:table-cell>
          <table:table-cell table:style-name="ce3" table:formula="of:=SIN(PI()*2/257*([.FO$1]+191)*[.$B49]*[.$B49])/[.$B49]/[.$B49]" office:value-type="float" office:value="0.603495024416154">
            <text:p>0.6034950244</text:p>
          </table:table-cell>
          <table:table-cell table:style-name="ce3" table:formula="of:=SIN(PI()*2/257*([.FP$1]+191)*[.$B49]*[.$B49])/[.$B49]/[.$B49]" office:value-type="float" office:value="0.58382244098012">
            <text:p>0.583822441</text:p>
          </table:table-cell>
          <table:table-cell table:style-name="ce3" table:formula="of:=SIN(PI()*2/257*([.FQ$1]+191)*[.$B49]*[.$B49])/[.$B49]/[.$B49]" office:value-type="float" office:value="0.563800916029059">
            <text:p>0.563800916</text:p>
          </table:table-cell>
          <table:table-cell table:style-name="ce3" table:formula="of:=SIN(PI()*2/257*([.FR$1]+191)*[.$B49]*[.$B49])/[.$B49]/[.$B49]" office:value-type="float" office:value="0.543442416114377">
            <text:p>0.5434424161</text:p>
          </table:table-cell>
          <table:table-cell table:style-name="ce3" table:formula="of:=SIN(PI()*2/257*([.FS$1]+191)*[.$B49]*[.$B49])/[.$B49]/[.$B49]" office:value-type="float" office:value="0.522759109192122">
            <text:p>0.5227591092</text:p>
          </table:table-cell>
          <table:table-cell table:style-name="ce3" table:formula="of:=SIN(PI()*2/257*([.FT$1]+191)*[.$B49]*[.$B49])/[.$B49]/[.$B49]" office:value-type="float" office:value="0.501763357350398">
            <text:p>0.5017633574</text:p>
          </table:table-cell>
          <table:table-cell table:style-name="ce3" table:formula="of:=SIN(PI()*2/257*([.FU$1]+191)*[.$B49]*[.$B49])/[.$B49]/[.$B49]" office:value-type="float" office:value="0.480467709420742">
            <text:p>0.4804677094</text:p>
          </table:table-cell>
          <table:table-cell table:style-name="ce3" table:formula="of:=SIN(PI()*2/257*([.FV$1]+191)*[.$B49]*[.$B49])/[.$B49]/[.$B49]" office:value-type="float" office:value="0.45888489347787">
            <text:p>0.4588848935</text:p>
          </table:table-cell>
          <table:table-cell table:style-name="ce3" table:formula="of:=SIN(PI()*2/257*([.FW$1]+191)*[.$B49]*[.$B49])/[.$B49]/[.$B49]" office:value-type="float" office:value="0.437027809232323">
            <text:p>0.4370278092</text:p>
          </table:table-cell>
          <table:table-cell table:style-name="ce3" table:formula="of:=SIN(PI()*2/257*([.FX$1]+191)*[.$B49]*[.$B49])/[.$B49]/[.$B49]" office:value-type="float" office:value="0.414909520320497">
            <text:p>0.4149095203</text:p>
          </table:table-cell>
          <table:table-cell table:style-name="ce3" table:formula="of:=SIN(PI()*2/257*([.FY$1]+191)*[.$B49]*[.$B49])/[.$B49]/[.$B49]" office:value-type="float" office:value="0.392543246496722">
            <text:p>0.3925432465</text:p>
          </table:table-cell>
          <table:table-cell table:style-name="ce3" table:formula="of:=SIN(PI()*2/257*([.FZ$1]+191)*[.$B49]*[.$B49])/[.$B49]/[.$B49]" office:value-type="float" office:value="0.369942355732025">
            <text:p>0.3699423557</text:p>
          </table:table-cell>
          <table:table-cell table:style-name="ce3" table:formula="of:=SIN(PI()*2/257*([.GA$1]+191)*[.$B49]*[.$B49])/[.$B49]/[.$B49]" office:value-type="float" office:value="0.347120356224291">
            <text:p>0.3471203562</text:p>
          </table:table-cell>
          <table:table-cell table:style-name="ce3" table:formula="of:=SIN(PI()*2/257*([.GB$1]+191)*[.$B49]*[.$B49])/[.$B49]/[.$B49]" office:value-type="float" office:value="0.324090888324637">
            <text:p>0.3240908883</text:p>
          </table:table-cell>
          <table:table-cell table:style-name="ce3" table:formula="of:=SIN(PI()*2/257*([.GC$1]+191)*[.$B49]*[.$B49])/[.$B49]/[.$B49]" office:value-type="float" office:value="0.300867716384783">
            <text:p>0.3008677164</text:p>
          </table:table-cell>
          <table:table-cell table:style-name="ce3" table:formula="of:=SIN(PI()*2/257*([.GD$1]+191)*[.$B49]*[.$B49])/[.$B49]/[.$B49]" office:value-type="float" office:value="0.277464720530311">
            <text:p>0.2774647205</text:p>
          </table:table-cell>
          <table:table-cell table:style-name="ce3" table:formula="of:=SIN(PI()*2/257*([.GE$1]+191)*[.$B49]*[.$B49])/[.$B49]/[.$B49]" office:value-type="float" office:value="0.253895888364743">
            <text:p>0.2538958884</text:p>
          </table:table-cell>
          <table:table-cell table:style-name="ce3" table:formula="of:=SIN(PI()*2/257*([.GF$1]+191)*[.$B49]*[.$B49])/[.$B49]/[.$B49]" office:value-type="float" office:value="0.230175306609356">
            <text:p>0.2301753066</text:p>
          </table:table-cell>
          <table:table-cell table:style-name="ce3" table:formula="of:=SIN(PI()*2/257*([.GG$1]+191)*[.$B49]*[.$B49])/[.$B49]/[.$B49]" office:value-type="float" office:value="0.206317152683784">
            <text:p>0.2063171527</text:p>
          </table:table-cell>
          <table:table-cell table:style-name="ce3" table:formula="of:=SIN(PI()*2/257*([.GH$1]+191)*[.$B49]*[.$B49])/[.$B49]/[.$B49]" office:value-type="float" office:value="0.182335686232382">
            <text:p>0.1823356862</text:p>
          </table:table-cell>
          <table:table-cell table:style-name="ce3" table:formula="of:=SIN(PI()*2/257*([.GI$1]+191)*[.$B49]*[.$B49])/[.$B49]/[.$B49]" office:value-type="float" office:value="0.158245240601469">
            <text:p>0.1582452406</text:p>
          </table:table-cell>
          <table:table-cell table:style-name="ce3" table:formula="of:=SIN(PI()*2/257*([.GJ$1]+191)*[.$B49]*[.$B49])/[.$B49]/[.$B49]" office:value-type="float" office:value="0.134060214272515">
            <text:p>0.1340602143</text:p>
          </table:table-cell>
          <table:table-cell table:style-name="ce3" table:formula="of:=SIN(PI()*2/257*([.GK$1]+191)*[.$B49]*[.$B49])/[.$B49]/[.$B49]" office:value-type="float" office:value="0.109795062256382">
            <text:p>0.1097950623</text:p>
          </table:table-cell>
          <table:table-cell table:style-name="ce3" table:formula="of:=SIN(PI()*2/257*([.GL$1]+191)*[.$B49]*[.$B49])/[.$B49]/[.$B49]" office:value-type="float" office:value="0.085464287453806">
            <text:p>0.0854642875</text:p>
          </table:table-cell>
          <table:table-cell table:style-name="ce3" table:formula="of:=SIN(PI()*2/257*([.GM$1]+191)*[.$B49]*[.$B49])/[.$B49]/[.$B49]" office:value-type="float" office:value="0.0610824319872276">
            <text:p>0.061082432</text:p>
          </table:table-cell>
          <table:table-cell table:style-name="ce3" table:formula="of:=SIN(PI()*2/257*([.GN$1]+191)*[.$B49]*[.$B49])/[.$B49]/[.$B49]" office:value-type="float" office:value="0.0366640685091992">
            <text:p>0.0366640685</text:p>
          </table:table-cell>
          <table:table-cell table:style-name="ce3" table:formula="of:=SIN(PI()*2/257*([.GO$1]+191)*[.$B49]*[.$B49])/[.$B49]/[.$B49]" office:value-type="float" office:value="0.012223791492544">
            <text:p>0.0122237915</text:p>
          </table:table-cell>
          <table:table-cell table:style-name="ce3" table:formula="of:=SIN(PI()*2/257*([.GP$1]+191)*[.$B49]*[.$B49])/[.$B49]/[.$B49]" office:value-type="float" office:value="-0.0122237914925433">
            <text:p>-0.0122237915</text:p>
          </table:table-cell>
          <table:table-cell table:style-name="ce3" table:formula="of:=SIN(PI()*2/257*([.GQ$1]+191)*[.$B49]*[.$B49])/[.$B49]/[.$B49]" office:value-type="float" office:value="-0.0366640685091984">
            <text:p>-0.0366640685</text:p>
          </table:table-cell>
          <table:table-cell table:style-name="ce3" table:formula="of:=SIN(PI()*2/257*([.GR$1]+191)*[.$B49]*[.$B49])/[.$B49]/[.$B49]" office:value-type="float" office:value="-0.0610824319872251">
            <text:p>-0.061082432</text:p>
          </table:table-cell>
          <table:table-cell table:style-name="ce3" table:formula="of:=SIN(PI()*2/257*([.GS$1]+191)*[.$B49]*[.$B49])/[.$B49]/[.$B49]" office:value-type="float" office:value="-0.0854642874538052">
            <text:p>-0.0854642875</text:p>
          </table:table-cell>
          <table:table-cell table:style-name="ce3" table:formula="of:=SIN(PI()*2/257*([.GT$1]+191)*[.$B49]*[.$B49])/[.$B49]/[.$B49]" office:value-type="float" office:value="-0.109795062256381">
            <text:p>-0.1097950623</text:p>
          </table:table-cell>
          <table:table-cell table:style-name="ce3" table:formula="of:=SIN(PI()*2/257*([.GU$1]+191)*[.$B49]*[.$B49])/[.$B49]/[.$B49]" office:value-type="float" office:value="-0.134060214272514">
            <text:p>-0.1340602143</text:p>
          </table:table-cell>
          <table:table-cell table:style-name="ce3" table:formula="of:=SIN(PI()*2/257*([.GV$1]+191)*[.$B49]*[.$B49])/[.$B49]/[.$B49]" office:value-type="float" office:value="-0.158245240601469">
            <text:p>-0.1582452406</text:p>
          </table:table-cell>
          <table:table-cell table:style-name="ce3" table:formula="of:=SIN(PI()*2/257*([.GW$1]+191)*[.$B49]*[.$B49])/[.$B49]/[.$B49]" office:value-type="float" office:value="-0.18233568623238">
            <text:p>-0.1823356862</text:p>
          </table:table-cell>
          <table:table-cell table:style-name="ce3" table:formula="of:=SIN(PI()*2/257*([.GX$1]+191)*[.$B49]*[.$B49])/[.$B49]/[.$B49]" office:value-type="float" office:value="-0.206317152683783">
            <text:p>-0.2063171527</text:p>
          </table:table-cell>
          <table:table-cell table:style-name="ce3" table:formula="of:=SIN(PI()*2/257*([.GY$1]+191)*[.$B49]*[.$B49])/[.$B49]/[.$B49]" office:value-type="float" office:value="-0.230175306609356">
            <text:p>-0.2301753066</text:p>
          </table:table-cell>
          <table:table-cell table:style-name="ce3" table:formula="of:=SIN(PI()*2/257*([.GZ$1]+191)*[.$B49]*[.$B49])/[.$B49]/[.$B49]" office:value-type="float" office:value="-0.253895888364742">
            <text:p>-0.2538958884</text:p>
          </table:table-cell>
          <table:table-cell table:style-name="ce3" table:formula="of:=SIN(PI()*2/257*([.HA$1]+191)*[.$B49]*[.$B49])/[.$B49]/[.$B49]" office:value-type="float" office:value="-0.27746472053031">
            <text:p>-0.2774647205</text:p>
          </table:table-cell>
          <table:table-cell table:style-name="ce3" table:formula="of:=SIN(PI()*2/257*([.HB$1]+191)*[.$B49]*[.$B49])/[.$B49]/[.$B49]" office:value-type="float" office:value="-0.30086771638478">
            <text:p>-0.3008677164</text:p>
          </table:table-cell>
          <table:table-cell table:style-name="ce3" table:formula="of:=SIN(PI()*2/257*([.HC$1]+191)*[.$B49]*[.$B49])/[.$B49]/[.$B49]" office:value-type="float" office:value="-0.324090888324637">
            <text:p>-0.3240908883</text:p>
          </table:table-cell>
          <table:table-cell table:style-name="ce3" table:formula="of:=SIN(PI()*2/257*([.HD$1]+191)*[.$B49]*[.$B49])/[.$B49]/[.$B49]" office:value-type="float" office:value="-0.34712035622429">
            <text:p>-0.3471203562</text:p>
          </table:table-cell>
          <table:table-cell table:style-name="ce3" table:formula="of:=SIN(PI()*2/257*([.HE$1]+191)*[.$B49]*[.$B49])/[.$B49]/[.$B49]" office:value-type="float" office:value="-0.369942355732025">
            <text:p>-0.3699423557</text:p>
          </table:table-cell>
          <table:table-cell table:style-name="ce3" table:formula="of:=SIN(PI()*2/257*([.HF$1]+191)*[.$B49]*[.$B49])/[.$B49]/[.$B49]" office:value-type="float" office:value="-0.392543246496722">
            <text:p>-0.3925432465</text:p>
          </table:table-cell>
          <table:table-cell table:style-name="ce3" table:formula="of:=SIN(PI()*2/257*([.HG$1]+191)*[.$B49]*[.$B49])/[.$B49]/[.$B49]" office:value-type="float" office:value="-0.414909520320495">
            <text:p>-0.4149095203</text:p>
          </table:table-cell>
          <table:table-cell table:style-name="ce3" table:formula="of:=SIN(PI()*2/257*([.HH$1]+191)*[.$B49]*[.$B49])/[.$B49]/[.$B49]" office:value-type="float" office:value="-0.437027809232322">
            <text:p>-0.4370278092</text:p>
          </table:table-cell>
          <table:table-cell table:style-name="ce3" table:formula="of:=SIN(PI()*2/257*([.HI$1]+191)*[.$B49]*[.$B49])/[.$B49]/[.$B49]" office:value-type="float" office:value="-0.45888489347787">
            <text:p>-0.4588848935</text:p>
          </table:table-cell>
          <table:table-cell table:style-name="ce3" table:formula="of:=SIN(PI()*2/257*([.HJ$1]+191)*[.$B49]*[.$B49])/[.$B49]/[.$B49]" office:value-type="float" office:value="-0.480467709420742">
            <text:p>-0.4804677094</text:p>
          </table:table-cell>
          <table:table-cell table:style-name="ce3" table:formula="of:=SIN(PI()*2/257*([.HK$1]+191)*[.$B49]*[.$B49])/[.$B49]/[.$B49]" office:value-type="float" office:value="-0.501763357350398">
            <text:p>-0.5017633574</text:p>
          </table:table-cell>
          <table:table-cell table:style-name="ce3" table:formula="of:=SIN(PI()*2/257*([.HL$1]+191)*[.$B49]*[.$B49])/[.$B49]/[.$B49]" office:value-type="float" office:value="-0.522759109192119">
            <text:p>-0.5227591092</text:p>
          </table:table-cell>
          <table:table-cell table:style-name="ce3" table:formula="of:=SIN(PI()*2/257*([.HM$1]+191)*[.$B49]*[.$B49])/[.$B49]/[.$B49]" office:value-type="float" office:value="-0.543442416114376">
            <text:p>-0.5434424161</text:p>
          </table:table-cell>
          <table:table-cell table:style-name="ce3" table:formula="of:=SIN(PI()*2/257*([.HN$1]+191)*[.$B49]*[.$B49])/[.$B49]/[.$B49]" office:value-type="float" office:value="-0.563800916029059">
            <text:p>-0.563800916</text:p>
          </table:table-cell>
          <table:table-cell table:style-name="ce3" table:formula="of:=SIN(PI()*2/257*([.HO$1]+191)*[.$B49]*[.$B49])/[.$B49]/[.$B49]" office:value-type="float" office:value="-0.583822440980119">
            <text:p>-0.583822441</text:p>
          </table:table-cell>
          <table:table-cell table:style-name="ce3" table:formula="of:=SIN(PI()*2/257*([.HP$1]+191)*[.$B49]*[.$B49])/[.$B49]/[.$B49]" office:value-type="float" office:value="-0.603495024416153">
            <text:p>-0.6034950244</text:p>
          </table:table-cell>
          <table:table-cell table:style-name="ce3" table:formula="of:=SIN(PI()*2/257*([.HQ$1]+191)*[.$B49]*[.$B49])/[.$B49]/[.$B49]" office:value-type="float" office:value="-0.622806908342629">
            <text:p>-0.6228069083</text:p>
          </table:table-cell>
          <table:table-cell table:style-name="ce3" table:formula="of:=SIN(PI()*2/257*([.HR$1]+191)*[.$B49]*[.$B49])/[.$B49]/[.$B49]" office:value-type="float" office:value="-0.641746550349456">
            <text:p>-0.6417465503</text:p>
          </table:table-cell>
          <table:table-cell table:style-name="ce3" table:formula="of:=SIN(PI()*2/257*([.HS$1]+191)*[.$B49]*[.$B49])/[.$B49]/[.$B49]" office:value-type="float" office:value="-0.660302630509694">
            <text:p>-0.6603026305</text:p>
          </table:table-cell>
          <table:table-cell table:style-name="ce3" table:formula="of:=SIN(PI()*2/257*([.HT$1]+191)*[.$B49]*[.$B49])/[.$B49]/[.$B49]" office:value-type="float" office:value="-0.678464058145309">
            <text:p>-0.6784640581</text:p>
          </table:table-cell>
          <table:table-cell table:style-name="ce3" table:formula="of:=SIN(PI()*2/257*([.HU$1]+191)*[.$B49]*[.$B49])/[.$B49]/[.$B49]" office:value-type="float" office:value="-0.696219978455883">
            <text:p>-0.6962199785</text:p>
          </table:table-cell>
          <table:table-cell table:style-name="ce3" table:formula="of:=SIN(PI()*2/257*([.HV$1]+191)*[.$B49]*[.$B49])/[.$B49]/[.$B49]" office:value-type="float" office:value="-0.713559779006371">
            <text:p>-0.713559779</text:p>
          </table:table-cell>
          <table:table-cell table:style-name="ce3" table:formula="of:=SIN(PI()*2/257*([.HW$1]+191)*[.$B49]*[.$B49])/[.$B49]/[.$B49]" office:value-type="float" office:value="-0.730473096069981">
            <text:p>-0.7304730961</text:p>
          </table:table-cell>
          <table:table-cell table:style-name="ce3" table:formula="of:=SIN(PI()*2/257*([.HX$1]+191)*[.$B49]*[.$B49])/[.$B49]/[.$B49]" office:value-type="float" office:value="-0.746949820822406">
            <text:p>-0.7469498208</text:p>
          </table:table-cell>
          <table:table-cell table:style-name="ce3" table:formula="of:=SIN(PI()*2/257*([.HY$1]+191)*[.$B49]*[.$B49])/[.$B49]/[.$B49]" office:value-type="float" office:value="-0.762980105383721">
            <text:p>-0.7629801054</text:p>
          </table:table-cell>
          <table:table-cell table:style-name="ce3" table:formula="of:=SIN(PI()*2/257*([.HZ$1]+191)*[.$B49]*[.$B49])/[.$B49]/[.$B49]" office:value-type="float" office:value="-0.778554368704297">
            <text:p>-0.7785543687</text:p>
          </table:table-cell>
          <table:table-cell table:style-name="ce3" table:formula="of:=SIN(PI()*2/257*([.IA$1]+191)*[.$B49]*[.$B49])/[.$B49]/[.$B49]" office:value-type="float" office:value="-0.793663302291247">
            <text:p>-0.7936633023</text:p>
          </table:table-cell>
          <table:table-cell table:style-name="ce3" table:formula="of:=SIN(PI()*2/257*([.IB$1]+191)*[.$B49]*[.$B49])/[.$B49]/[.$B49]" office:value-type="float" office:value="-0.808297875771971">
            <text:p>-0.8082978758</text:p>
          </table:table-cell>
          <table:table-cell table:style-name="ce3" table:formula="of:=SIN(PI()*2/257*([.IC$1]+191)*[.$B49]*[.$B49])/[.$B49]/[.$B49]" office:value-type="float" office:value="-0.822449342291456">
            <text:p>-0.8224493423</text:p>
          </table:table-cell>
          <table:table-cell table:style-name="ce3" table:formula="of:=SIN(PI()*2/257*([.ID$1]+191)*[.$B49]*[.$B49])/[.$B49]/[.$B49]" office:value-type="float" office:value="-0.836109243740149">
            <text:p>-0.8361092437</text:p>
          </table:table-cell>
          <table:table-cell table:style-name="ce3" table:formula="of:=SIN(PI()*2/257*([.IE$1]+191)*[.$B49]*[.$B49])/[.$B49]/[.$B49]" office:value-type="float" office:value="-0.849269415809224">
            <text:p>-0.8492694158</text:p>
          </table:table-cell>
          <table:table-cell table:style-name="ce3" table:formula="of:=SIN(PI()*2/257*([.IF$1]+191)*[.$B49]*[.$B49])/[.$B49]/[.$B49]" office:value-type="float" office:value="-0.861921992870269">
            <text:p>-0.8619219929</text:p>
          </table:table-cell>
          <table:table-cell table:style-name="ce3" table:formula="of:=SIN(PI()*2/257*([.IG$1]+191)*[.$B49]*[.$B49])/[.$B49]/[.$B49]" office:value-type="float" office:value="-0.874059412676446">
            <text:p>-0.8740594127</text:p>
          </table:table-cell>
          <table:table-cell table:style-name="ce3" table:formula="of:=SIN(PI()*2/257*([.IH$1]+191)*[.$B49]*[.$B49])/[.$B49]/[.$B49]" office:value-type="float" office:value="-0.885674420882326">
            <text:p>-0.8856744209</text:p>
          </table:table-cell>
          <table:table-cell table:style-name="ce3" table:formula="of:=SIN(PI()*2/257*([.II$1]+191)*[.$B49]*[.$B49])/[.$B49]/[.$B49]" office:value-type="float" office:value="-0.896760075379699">
            <text:p>-0.8967600754</text:p>
          </table:table-cell>
          <table:table-cell table:style-name="ce3" table:formula="of:=SIN(PI()*2/257*([.IJ$1]+191)*[.$B49]*[.$B49])/[.$B49]/[.$B49]" office:value-type="float" office:value="-0.907309750446764">
            <text:p>-0.9073097504</text:p>
          </table:table-cell>
          <table:table-cell table:style-name="ce3" table:formula="of:=SIN(PI()*2/257*([.IK$1]+191)*[.$B49]*[.$B49])/[.$B49]/[.$B49]" office:value-type="float" office:value="-0.917317140708217">
            <text:p>-0.9173171407</text:p>
          </table:table-cell>
          <table:table-cell table:style-name="ce3" table:formula="of:=SIN(PI()*2/257*([.IL$1]+191)*[.$B49]*[.$B49])/[.$B49]/[.$B49]" office:value-type="float" office:value="-0.926776264903879">
            <text:p>-0.9267762649</text:p>
          </table:table-cell>
          <table:table-cell table:style-name="ce3" table:formula="of:=SIN(PI()*2/257*([.IM$1]+191)*[.$B49]*[.$B49])/[.$B49]/[.$B49]" office:value-type="float" office:value="-0.935681469463593">
            <text:p>-0.9356814695</text:p>
          </table:table-cell>
          <table:table-cell table:style-name="ce3" table:formula="of:=SIN(PI()*2/257*([.IN$1]+191)*[.$B49]*[.$B49])/[.$B49]/[.$B49]" office:value-type="float" office:value="-0.944027431886283">
            <text:p>-0.9440274319</text:p>
          </table:table-cell>
          <table:table-cell table:style-name="ce3" table:formula="of:=SIN(PI()*2/257*([.IO$1]+191)*[.$B49]*[.$B49])/[.$B49]/[.$B49]" office:value-type="float" office:value="-0.951809163921126">
            <text:p>-0.9518091639</text:p>
          </table:table-cell>
          <table:table-cell table:style-name="ce3" table:formula="of:=SIN(PI()*2/257*([.IP$1]+191)*[.$B49]*[.$B49])/[.$B49]/[.$B49]" office:value-type="float" office:value="-0.959022014548951">
            <text:p>-0.9590220145</text:p>
          </table:table-cell>
          <table:table-cell table:style-name="ce3" table:formula="of:=SIN(PI()*2/257*([.IQ$1]+191)*[.$B49]*[.$B49])/[.$B49]/[.$B49]" office:value-type="float" office:value="-0.965661672762078">
            <text:p>-0.9656616728</text:p>
          </table:table-cell>
          <table:table-cell table:style-name="ce3" table:formula="of:=SIN(PI()*2/257*([.IR$1]+191)*[.$B49]*[.$B49])/[.$B49]/[.$B49]" office:value-type="float" office:value="-0.971724170140945">
            <text:p>-0.9717241701</text:p>
          </table:table-cell>
          <table:table-cell table:style-name="ce3" table:formula="of:=SIN(PI()*2/257*([.IS$1]+191)*[.$B49]*[.$B49])/[.$B49]/[.$B49]" office:value-type="float" office:value="-0.977205883225967">
            <text:p>-0.9772058832</text:p>
          </table:table-cell>
          <table:table-cell table:style-name="ce3" table:formula="of:=SIN(PI()*2/257*([.IT$1]+191)*[.$B49]*[.$B49])/[.$B49]/[.$B49]" office:value-type="float" office:value="-0.982103535683219">
            <text:p>-0.9821035357</text:p>
          </table:table-cell>
          <table:table-cell table:style-name="ce3" table:formula="of:=SIN(PI()*2/257*([.IU$1]+191)*[.$B49]*[.$B49])/[.$B49]/[.$B49]" office:value-type="float" office:value="-0.986414200262653">
            <text:p>-0.9864142003</text:p>
          </table:table-cell>
          <table:table-cell table:style-name="ce3" table:formula="of:=SIN(PI()*2/257*([.IV$1]+191)*[.$B49]*[.$B49])/[.$B49]/[.$B49]" office:value-type="float" office:value="-0.990135300547668">
            <text:p>-0.9901353005</text:p>
          </table:table-cell>
          <table:table-cell table:style-name="ce3" table:formula="of:=SIN(PI()*2/257*([.IW$1]+191)*[.$B49]*[.$B49])/[.$B49]/[.$B49]" office:value-type="float" office:value="-0.993264612494993">
            <text:p>-0.9932646125</text:p>
          </table:table-cell>
          <table:table-cell table:style-name="ce3" table:formula="of:=SIN(PI()*2/257*([.IX$1]+191)*[.$B49]*[.$B49])/[.$B49]/[.$B49]" office:value-type="float" office:value="-0.995800265763965">
            <text:p>-0.9958002658</text:p>
          </table:table-cell>
          <table:table-cell table:style-name="ce3" table:formula="of:=SIN(PI()*2/257*([.IY$1]+191)*[.$B49]*[.$B49])/[.$B49]/[.$B49]" office:value-type="float" office:value="-0.9977407448344">
            <text:p>-0.99774074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table:formula="of:=SIN(PI()*2/257*([.C$1]+191)*[.$B50]*[.$B50])/[.$B50]/[.$B50]" office:value-type="float" office:value="-0.0425757968338018">
            <text:p>-0.0425757968</text:p>
          </table:table-cell>
          <table:table-cell table:style-name="ce3" table:formula="of:=SIN(PI()*2/257*([.D$1]+191)*[.$B50]*[.$B50])/[.$B50]/[.$B50]" office:value-type="float" office:value="-0.0183197086565723">
            <text:p>-0.0183197087</text:p>
          </table:table-cell>
          <table:table-cell table:style-name="ce3" table:formula="of:=SIN(PI()*2/257*([.E$1]+191)*[.$B50]*[.$B50])/[.$B50]/[.$B50]" office:value-type="float" office:value="0.0061114391061862">
            <text:p>0.0061114391</text:p>
          </table:table-cell>
          <table:table-cell table:style-name="ce3" table:formula="of:=SIN(PI()*2/257*([.F$1]+191)*[.$B50]*[.$B50])/[.$B50]/[.$B50]" office:value-type="float" office:value="0.0304841871412532">
            <text:p>0.0304841871</text:p>
          </table:table-cell>
          <table:table-cell table:style-name="ce3" table:formula="of:=SIN(PI()*2/257*([.G$1]+191)*[.$B50]*[.$B50])/[.$B50]/[.$B50]" office:value-type="float" office:value="0.0545656341918907">
            <text:p>0.0545656342</text:p>
          </table:table-cell>
          <table:table-cell table:style-name="ce3" table:formula="of:=SIN(PI()*2/257*([.H$1]+191)*[.$B50]*[.$B50])/[.$B50]/[.$B50]" office:value-type="float" office:value="0.0781256626171105">
            <text:p>0.0781256626</text:p>
          </table:table-cell>
          <table:table-cell table:style-name="ce3" table:formula="of:=SIN(PI()*2/257*([.I$1]+191)*[.$B50]*[.$B50])/[.$B50]/[.$B50]" office:value-type="float" office:value="0.100939137351258">
            <text:p>0.1009391374</text:p>
          </table:table-cell>
          <table:table-cell table:style-name="ce3" table:formula="of:=SIN(PI()*2/257*([.J$1]+191)*[.$B50]*[.$B50])/[.$B50]/[.$B50]" office:value-type="float" office:value="0.122788057251067">
            <text:p>0.1227880573</text:p>
          </table:table-cell>
          <table:table-cell table:style-name="ce3" table:formula="of:=SIN(PI()*2/257*([.K$1]+191)*[.$B50]*[.$B50])/[.$B50]/[.$B50]" office:value-type="float" office:value="0.143463638272334">
            <text:p>0.1434636383</text:p>
          </table:table-cell>
          <table:table-cell table:style-name="ce3" table:formula="of:=SIN(PI()*2/257*([.L$1]+191)*[.$B50]*[.$B50])/[.$B50]/[.$B50]" office:value-type="float" office:value="0.162768308569789">
            <text:p>0.1627683086</text:p>
          </table:table-cell>
          <table:table-cell table:style-name="ce3" table:formula="of:=SIN(PI()*2/257*([.M$1]+191)*[.$B50]*[.$B50])/[.$B50]/[.$B50]" office:value-type="float" office:value="0.180517596455347">
            <text:p>0.1805175965</text:p>
          </table:table-cell>
          <table:table-cell table:style-name="ce3" table:formula="of:=SIN(PI()*2/257*([.N$1]+191)*[.$B50]*[.$B50])/[.$B50]/[.$B50]" office:value-type="float" office:value="0.196541893173819">
            <text:p>0.1965418932</text:p>
          </table:table-cell>
          <table:table-cell table:style-name="ce3" table:formula="of:=SIN(PI()*2/257*([.O$1]+191)*[.$B50]*[.$B50])/[.$B50]/[.$B50]" office:value-type="float" office:value="0.210688073651302">
            <text:p>0.2106880737</text:p>
          </table:table-cell>
          <table:table-cell table:style-name="ce3" table:formula="of:=SIN(PI()*2/257*([.P$1]+191)*[.$B50]*[.$B50])/[.$B50]/[.$B50]" office:value-type="float" office:value="0.222820959728708">
            <text:p>0.2228209597</text:p>
          </table:table-cell>
          <table:table-cell table:style-name="ce3" table:formula="of:=SIN(PI()*2/257*([.Q$1]+191)*[.$B50]*[.$B50])/[.$B50]/[.$B50]" office:value-type="float" office:value="0.232824611898057">
            <text:p>0.2328246119</text:p>
          </table:table-cell>
          <table:table-cell table:style-name="ce3" table:formula="of:=SIN(PI()*2/257*([.R$1]+191)*[.$B50]*[.$B50])/[.$B50]/[.$B50]" office:value-type="float" office:value="0.240603437197945">
            <text:p>0.2406034372</text:p>
          </table:table-cell>
          <table:table-cell table:style-name="ce3" table:formula="of:=SIN(PI()*2/257*([.S$1]+191)*[.$B50]*[.$B50])/[.$B50]/[.$B50]" office:value-type="float" office:value="0.246083102681358">
            <text:p>0.2460831027</text:p>
          </table:table-cell>
          <table:table-cell table:style-name="ce3" table:formula="of:=SIN(PI()*2/257*([.T$1]+191)*[.$B50]*[.$B50])/[.$B50]/[.$B50]" office:value-type="float" office:value="0.249211245726904">
            <text:p>0.2492112457</text:p>
          </table:table-cell>
          <table:table-cell table:style-name="ce3" table:formula="of:=SIN(PI()*2/257*([.U$1]+191)*[.$B50]*[.$B50])/[.$B50]/[.$B50]" office:value-type="float" office:value="0.24995797440588">
            <text:p>0.2499579744</text:p>
          </table:table-cell>
          <table:table-cell table:style-name="ce3" table:formula="of:=SIN(PI()*2/257*([.V$1]+191)*[.$B50]*[.$B50])/[.$B50]/[.$B50]" office:value-type="float" office:value="0.248316153123748">
            <text:p>0.2483161531</text:p>
          </table:table-cell>
          <table:table-cell table:style-name="ce3" table:formula="of:=SIN(PI()*2/257*([.W$1]+191)*[.$B50]*[.$B50])/[.$B50]/[.$B50]" office:value-type="float" office:value="0.244301470806492">
            <text:p>0.2443014708</text:p>
          </table:table-cell>
          <table:table-cell table:style-name="ce3" table:formula="of:=SIN(PI()*2/257*([.X$1]+191)*[.$B50]*[.$B50])/[.$B50]/[.$B50]" office:value-type="float" office:value="0.237952290980282">
            <text:p>0.237952291</text:p>
          </table:table-cell>
          <table:table-cell table:style-name="ce3" table:formula="of:=SIN(PI()*2/257*([.Y$1]+191)*[.$B50]*[.$B50])/[.$B50]/[.$B50]" office:value-type="float" office:value="0.229329285177054">
            <text:p>0.2293292852</text:p>
          </table:table-cell>
          <table:table-cell table:style-name="ce3" table:formula="of:=SIN(PI()*2/257*([.Z$1]+191)*[.$B50]*[.$B50])/[.$B50]/[.$B50]" office:value-type="float" office:value="0.218514853169112">
            <text:p>0.2185148532</text:p>
          </table:table-cell>
          <table:table-cell table:style-name="ce3" table:formula="of:=SIN(PI()*2/257*([.AA$1]+191)*[.$B50]*[.$B50])/[.$B50]/[.$B50]" office:value-type="float" office:value="0.205612335572864">
            <text:p>0.2056123356</text:p>
          </table:table-cell>
          <table:table-cell table:style-name="ce3" table:formula="of:=SIN(PI()*2/257*([.AB$1]+191)*[.$B50]*[.$B50])/[.$B50]/[.$B50]" office:value-type="float" office:value="0.190745026345931">
            <text:p>0.1907450263</text:p>
          </table:table-cell>
          <table:table-cell table:style-name="ce3" table:formula="of:=SIN(PI()*2/257*([.AC$1]+191)*[.$B50]*[.$B50])/[.$B50]/[.$B50]" office:value-type="float" office:value="0.174054994613971">
            <text:p>0.1740549946</text:p>
          </table:table-cell>
          <table:table-cell table:style-name="ce3" table:formula="of:=SIN(PI()*2/257*([.AD$1]+191)*[.$B50]*[.$B50])/[.$B50]/[.$B50]" office:value-type="float" office:value="0.155701727085657">
            <text:p>0.1557017271</text:p>
          </table:table-cell>
          <table:table-cell table:style-name="ce3" table:formula="of:=SIN(PI()*2/257*([.AE$1]+191)*[.$B50]*[.$B50])/[.$B50]/[.$B50]" office:value-type="float" office:value="0.135860604028595">
            <text:p>0.135860604</text:p>
          </table:table-cell>
          <table:table-cell table:style-name="ce3" table:formula="of:=SIN(PI()*2/257*([.AF$1]+191)*[.$B50]*[.$B50])/[.$B50]/[.$B50]" office:value-type="float" office:value="0.114721223369468">
            <text:p>0.1147212234</text:p>
          </table:table-cell>
          <table:table-cell table:style-name="ce3" table:formula="of:=SIN(PI()*2/257*([.AG$1]+191)*[.$B50]*[.$B50])/[.$B50]/[.$B50]" office:value-type="float" office:value="0.0924855889330064">
            <text:p>0.0924855889</text:p>
          </table:table-cell>
          <table:table-cell table:style-name="ce3" table:formula="of:=SIN(PI()*2/257*([.AH$1]+191)*[.$B50]*[.$B50])/[.$B50]/[.$B50]" office:value-type="float" office:value="0.0693661801325778">
            <text:p>0.0693661801</text:p>
          </table:table-cell>
          <table:table-cell table:style-name="ce3" table:formula="of:=SIN(PI()*2/257*([.AI$1]+191)*[.$B50]*[.$B50])/[.$B50]/[.$B50]" office:value-type="float" office:value="0.0455839215580953">
            <text:p>0.0455839216</text:p>
          </table:table-cell>
          <table:table-cell table:style-name="ce3" table:formula="of:=SIN(PI()*2/257*([.AJ$1]+191)*[.$B50]*[.$B50])/[.$B50]/[.$B50]" office:value-type="float" office:value="0.0213660718634521">
            <text:p>0.0213660719</text:p>
          </table:table-cell>
          <table:table-cell table:style-name="ce3" table:formula="of:=SIN(PI()*2/257*([.AK$1]+191)*[.$B50]*[.$B50])/[.$B50]/[.$B50]" office:value-type="float" office:value="-0.00305594787313526">
            <text:p>-0.0030559479</text:p>
          </table:table-cell>
          <table:table-cell table:style-name="ce3" table:formula="of:=SIN(PI()*2/257*([.AL$1]+191)*[.$B50]*[.$B50])/[.$B50]/[.$B50]" office:value-type="float" office:value="-0.0274487655640952">
            <text:p>-0.0274487656</text:p>
          </table:table-cell>
          <table:table-cell table:style-name="ce3" table:formula="of:=SIN(PI()*2/257*([.AM$1]+191)*[.$B50]*[.$B50])/[.$B50]/[.$B50]" office:value-type="float" office:value="-0.0515792881709458">
            <text:p>-0.0515792882</text:p>
          </table:table-cell>
          <table:table-cell table:style-name="ce3" table:formula="of:=SIN(PI()*2/257*([.AN$1]+191)*[.$B50]*[.$B50])/[.$B50]/[.$B50]" office:value-type="float" office:value="-0.0752169290961954">
            <text:p>-0.0752169291</text:p>
          </table:table-cell>
          <table:table-cell table:style-name="ce3" table:formula="of:=SIN(PI()*2/257*([.AO$1]+191)*[.$B50]*[.$B50])/[.$B50]/[.$B50]" office:value-type="float" office:value="-0.0981358116241799">
            <text:p>-0.0981358116</text:p>
          </table:table-cell>
          <table:table-cell table:style-name="ce3" table:formula="of:=SIN(PI()*2/257*([.AP$1]+191)*[.$B50]*[.$B50])/[.$B50]/[.$B50]" office:value-type="float" office:value="-0.120116927355185">
            <text:p>-0.1201169274</text:p>
          </table:table-cell>
          <table:table-cell table:style-name="ce3" table:formula="of:=SIN(PI()*2/257*([.AQ$1]+191)*[.$B50]*[.$B50])/[.$B50]/[.$B50]" office:value-type="float" office:value="-0.140950229007265">
            <text:p>-0.140950229</text:p>
          </table:table-cell>
          <table:table-cell table:style-name="ce3" table:formula="of:=SIN(PI()*2/257*([.AR$1]+191)*[.$B50]*[.$B50])/[.$B50]/[.$B50]" office:value-type="float" office:value="-0.160436637587364">
            <text:p>-0.1604366376</text:p>
          </table:table-cell>
          <table:table-cell table:style-name="ce3" table:formula="of:=SIN(PI()*2/257*([.AS$1]+191)*[.$B50]*[.$B50])/[.$B50]/[.$B50]" office:value-type="float" office:value="-0.178389944751593">
            <text:p>-0.1783899448</text:p>
          </table:table-cell>
          <table:table-cell table:style-name="ce3" table:formula="of:=SIN(PI()*2/257*([.AT$1]+191)*[.$B50]*[.$B50])/[.$B50]/[.$B50]" office:value-type="float" office:value="-0.194638592176074">
            <text:p>-0.1946385922</text:p>
          </table:table-cell>
          <table:table-cell table:style-name="ce3" table:formula="of:=SIN(PI()*2/257*([.AU$1]+191)*[.$B50]*[.$B50])/[.$B50]/[.$B50]" office:value-type="float" office:value="-0.209027310935037">
            <text:p>-0.2090273109</text:p>
          </table:table-cell>
          <table:table-cell table:style-name="ce3" table:formula="of:=SIN(PI()*2/257*([.AV$1]+191)*[.$B50]*[.$B50])/[.$B50]/[.$B50]" office:value-type="float" office:value="-0.221418605220581">
            <text:p>-0.2214186052</text:p>
          </table:table-cell>
          <table:table-cell table:style-name="ce3" table:formula="of:=SIN(PI()*2/257*([.AW$1]+191)*[.$B50]*[.$B50])/[.$B50]/[.$B50]" office:value-type="float" office:value="-0.23169406622597">
            <text:p>-0.2316940662</text:p>
          </table:table-cell>
          <table:table-cell table:style-name="ce3" table:formula="of:=SIN(PI()*2/257*([.AX$1]+191)*[.$B50]*[.$B50])/[.$B50]/[.$B50]" office:value-type="float" office:value="-0.239755503637238">
            <text:p>-0.2397555036</text:p>
          </table:table-cell>
          <table:table-cell table:style-name="ce3" table:formula="of:=SIN(PI()*2/257*([.AY$1]+191)*[.$B50]*[.$B50])/[.$B50]/[.$B50]" office:value-type="float" office:value="-0.245525883920805">
            <text:p>-0.2455258839</text:p>
          </table:table-cell>
          <table:table-cell table:style-name="ce3" table:formula="of:=SIN(PI()*2/257*([.AZ$1]+191)*[.$B50]*[.$B50])/[.$B50]/[.$B50]" office:value-type="float" office:value="-0.248950066440991">
            <text:p>-0.2489500664</text:p>
          </table:table-cell>
          <table:table-cell table:style-name="ce3" table:formula="of:=SIN(PI()*2/257*([.BA$1]+191)*[.$B50]*[.$B50])/[.$B50]/[.$B50]" office:value-type="float" office:value="-0.249995330373247">
            <text:p>-0.2499953304</text:p>
          </table:table-cell>
          <table:table-cell table:style-name="ce3" table:formula="of:=SIN(PI()*2/257*([.BB$1]+191)*[.$B50]*[.$B50])/[.$B50]/[.$B50]" office:value-type="float" office:value="-0.24865168737801">
            <text:p>-0.2486516874</text:p>
          </table:table-cell>
          <table:table-cell table:style-name="ce3" table:formula="of:=SIN(PI()*2/257*([.BC$1]+191)*[.$B50]*[.$B50])/[.$B50]/[.$B50]" office:value-type="float" office:value="-0.244931977047342">
            <text:p>-0.244931977</text:p>
          </table:table-cell>
          <table:table-cell table:style-name="ce3" table:formula="of:=SIN(PI()*2/257*([.BD$1]+191)*[.$B50]*[.$B50])/[.$B50]/[.$B50]" office:value-type="float" office:value="-0.238871744212277">
            <text:p>-0.2388717442</text:p>
          </table:table-cell>
          <table:table-cell table:style-name="ce3" table:formula="of:=SIN(PI()*2/257*([.BE$1]+191)*[.$B50]*[.$B50])/[.$B50]/[.$B50]" office:value-type="float" office:value="-0.230528899283301">
            <text:p>-0.2305288993</text:p>
          </table:table-cell>
          <table:table-cell table:style-name="ce3" table:formula="of:=SIN(PI()*2/257*([.BF$1]+191)*[.$B50]*[.$B50])/[.$B50]/[.$B50]" office:value-type="float" office:value="-0.219983164869697">
            <text:p>-0.2199831649</text:p>
          </table:table-cell>
          <table:table-cell table:style-name="ce3" table:formula="of:=SIN(PI()*2/257*([.BG$1]+191)*[.$B50]*[.$B50])/[.$B50]/[.$B50]" office:value-type="float" office:value="-0.207335313965739">
            <text:p>-0.207335314</text:p>
          </table:table-cell>
          <table:table-cell table:style-name="ce3" table:formula="of:=SIN(PI()*2/257*([.BH$1]+191)*[.$B50]*[.$B50])/[.$B50]/[.$B50]" office:value-type="float" office:value="-0.192706206983489">
            <text:p>-0.192706207</text:p>
          </table:table-cell>
          <table:table-cell table:style-name="ce3" table:formula="of:=SIN(PI()*2/257*([.BI$1]+191)*[.$B50]*[.$B50])/[.$B50]/[.$B50]" office:value-type="float" office:value="-0.176235636834122">
            <text:p>-0.1762356368</text:p>
          </table:table-cell>
          <table:table-cell table:style-name="ce3" table:formula="of:=SIN(PI()*2/257*([.BJ$1]+191)*[.$B50]*[.$B50])/[.$B50]/[.$B50]" office:value-type="float" office:value="-0.158080993093957">
            <text:p>-0.1580809931</text:p>
          </table:table-cell>
          <table:table-cell table:style-name="ce3" table:formula="of:=SIN(PI()*2/257*([.BK$1]+191)*[.$B50]*[.$B50])/[.$B50]/[.$B50]" office:value-type="float" office:value="-0.138415758020173">
            <text:p>-0.138415758</text:p>
          </table:table-cell>
          <table:table-cell table:style-name="ce3" table:formula="of:=SIN(PI()*2/257*([.BL$1]+191)*[.$B50]*[.$B50])/[.$B50]/[.$B50]" office:value-type="float" office:value="-0.117427848787976">
            <text:p>-0.1174278488</text:p>
          </table:table-cell>
          <table:table-cell table:style-name="ce3" table:formula="of:=SIN(PI()*2/257*([.BM$1]+191)*[.$B50]*[.$B50])/[.$B50]/[.$B50]" office:value-type="float" office:value="-0.0953178217904932">
            <text:p>-0.0953178218</text:p>
          </table:table-cell>
          <table:table-cell table:style-name="ce3" table:formula="of:=SIN(PI()*2/257*([.BN$1]+191)*[.$B50]*[.$B50])/[.$B50]/[.$B50]" office:value-type="float" office:value="-0.0722969561607503">
            <text:p>-0.0722969562</text:p>
          </table:table-cell>
          <table:table-cell table:style-name="ce3" table:formula="of:=SIN(PI()*2/257*([.BO$1]+191)*[.$B50]*[.$B50])/[.$B50]/[.$B50]" office:value-type="float" office:value="-0.0485852348292171">
            <text:p>-0.0485852348</text:p>
          </table:table-cell>
          <table:table-cell table:style-name="ce3" table:formula="of:=SIN(PI()*2/257*([.BP$1]+191)*[.$B50]*[.$B50])/[.$B50]/[.$B50]" office:value-type="float" office:value="-0.0244092424095636">
            <text:p>-0.0244092424</text:p>
          </table:table-cell>
          <table:table-cell table:style-name="ce3" table:formula="of:=SIN(PI()*2/257*([.BQ$1]+191)*[.$B50]*[.$B50])/[.$B50]/[.$B50]" office:value-type="float" office:value="-2.44929359829471E-016">
            <text:p>-2.44929359829471E-016</text:p>
          </table:table-cell>
          <table:table-cell table:style-name="ce3" table:formula="of:=SIN(PI()*2/257*([.BR$1]+191)*[.$B50]*[.$B50])/[.$B50]/[.$B50]" office:value-type="float" office:value="0.0244092424095631">
            <text:p>0.0244092424</text:p>
          </table:table-cell>
          <table:table-cell table:style-name="ce3" table:formula="of:=SIN(PI()*2/257*([.BS$1]+191)*[.$B50]*[.$B50])/[.$B50]/[.$B50]" office:value-type="float" office:value="0.0485852348292158">
            <text:p>0.0485852348</text:p>
          </table:table-cell>
          <table:table-cell table:style-name="ce3" table:formula="of:=SIN(PI()*2/257*([.BT$1]+191)*[.$B50]*[.$B50])/[.$B50]/[.$B50]" office:value-type="float" office:value="0.0722969561607489">
            <text:p>0.0722969562</text:p>
          </table:table-cell>
          <table:table-cell table:style-name="ce3" table:formula="of:=SIN(PI()*2/257*([.BU$1]+191)*[.$B50]*[.$B50])/[.$B50]/[.$B50]" office:value-type="float" office:value="0.0953178217904928">
            <text:p>0.0953178218</text:p>
          </table:table-cell>
          <table:table-cell table:style-name="ce3" table:formula="of:=SIN(PI()*2/257*([.BV$1]+191)*[.$B50]*[.$B50])/[.$B50]/[.$B50]" office:value-type="float" office:value="0.117427848787975">
            <text:p>0.1174278488</text:p>
          </table:table-cell>
          <table:table-cell table:style-name="ce3" table:formula="of:=SIN(PI()*2/257*([.BW$1]+191)*[.$B50]*[.$B50])/[.$B50]/[.$B50]" office:value-type="float" office:value="0.138415758020173">
            <text:p>0.138415758</text:p>
          </table:table-cell>
          <table:table-cell table:style-name="ce3" table:formula="of:=SIN(PI()*2/257*([.BX$1]+191)*[.$B50]*[.$B50])/[.$B50]/[.$B50]" office:value-type="float" office:value="0.158080993093956">
            <text:p>0.1580809931</text:p>
          </table:table-cell>
          <table:table-cell table:style-name="ce3" table:formula="of:=SIN(PI()*2/257*([.BY$1]+191)*[.$B50]*[.$B50])/[.$B50]/[.$B50]" office:value-type="float" office:value="0.176235636834121">
            <text:p>0.1762356368</text:p>
          </table:table-cell>
          <table:table-cell table:style-name="ce3" table:formula="of:=SIN(PI()*2/257*([.BZ$1]+191)*[.$B50]*[.$B50])/[.$B50]/[.$B50]" office:value-type="float" office:value="0.192706206983489">
            <text:p>0.192706207</text:p>
          </table:table-cell>
          <table:table-cell table:style-name="ce3" table:formula="of:=SIN(PI()*2/257*([.CA$1]+191)*[.$B50]*[.$B50])/[.$B50]/[.$B50]" office:value-type="float" office:value="0.207335313965739">
            <text:p>0.207335314</text:p>
          </table:table-cell>
          <table:table-cell table:style-name="ce3" table:formula="of:=SIN(PI()*2/257*([.CB$1]+191)*[.$B50]*[.$B50])/[.$B50]/[.$B50]" office:value-type="float" office:value="0.219983164869697">
            <text:p>0.2199831649</text:p>
          </table:table-cell>
          <table:table-cell table:style-name="ce3" table:formula="of:=SIN(PI()*2/257*([.CC$1]+191)*[.$B50]*[.$B50])/[.$B50]/[.$B50]" office:value-type="float" office:value="0.2305288992833">
            <text:p>0.2305288993</text:p>
          </table:table-cell>
          <table:table-cell table:style-name="ce3" table:formula="of:=SIN(PI()*2/257*([.CD$1]+191)*[.$B50]*[.$B50])/[.$B50]/[.$B50]" office:value-type="float" office:value="0.238871744212276">
            <text:p>0.2388717442</text:p>
          </table:table-cell>
          <table:table-cell table:style-name="ce3" table:formula="of:=SIN(PI()*2/257*([.CE$1]+191)*[.$B50]*[.$B50])/[.$B50]/[.$B50]" office:value-type="float" office:value="0.244931977047342">
            <text:p>0.244931977</text:p>
          </table:table-cell>
          <table:table-cell table:style-name="ce3" table:formula="of:=SIN(PI()*2/257*([.CF$1]+191)*[.$B50]*[.$B50])/[.$B50]/[.$B50]" office:value-type="float" office:value="0.24865168737801">
            <text:p>0.2486516874</text:p>
          </table:table-cell>
          <table:table-cell table:style-name="ce3" table:formula="of:=SIN(PI()*2/257*([.CG$1]+191)*[.$B50]*[.$B50])/[.$B50]/[.$B50]" office:value-type="float" office:value="0.249995330373247">
            <text:p>0.2499953304</text:p>
          </table:table-cell>
          <table:table-cell table:style-name="ce3" table:formula="of:=SIN(PI()*2/257*([.CH$1]+191)*[.$B50]*[.$B50])/[.$B50]/[.$B50]" office:value-type="float" office:value="0.248950066440991">
            <text:p>0.2489500664</text:p>
          </table:table-cell>
          <table:table-cell table:style-name="ce3" table:formula="of:=SIN(PI()*2/257*([.CI$1]+191)*[.$B50]*[.$B50])/[.$B50]/[.$B50]" office:value-type="float" office:value="0.245525883920805">
            <text:p>0.2455258839</text:p>
          </table:table-cell>
          <table:table-cell table:style-name="ce3" table:formula="of:=SIN(PI()*2/257*([.CJ$1]+191)*[.$B50]*[.$B50])/[.$B50]/[.$B50]" office:value-type="float" office:value="0.239755503637238">
            <text:p>0.2397555036</text:p>
          </table:table-cell>
          <table:table-cell table:style-name="ce3" table:formula="of:=SIN(PI()*2/257*([.CK$1]+191)*[.$B50]*[.$B50])/[.$B50]/[.$B50]" office:value-type="float" office:value="0.23169406622597">
            <text:p>0.2316940662</text:p>
          </table:table-cell>
          <table:table-cell table:style-name="ce3" table:formula="of:=SIN(PI()*2/257*([.CL$1]+191)*[.$B50]*[.$B50])/[.$B50]/[.$B50]" office:value-type="float" office:value="0.221418605220582">
            <text:p>0.2214186052</text:p>
          </table:table-cell>
          <table:table-cell table:style-name="ce3" table:formula="of:=SIN(PI()*2/257*([.CM$1]+191)*[.$B50]*[.$B50])/[.$B50]/[.$B50]" office:value-type="float" office:value="0.209027310935038">
            <text:p>0.2090273109</text:p>
          </table:table-cell>
          <table:table-cell table:style-name="ce3" table:formula="of:=SIN(PI()*2/257*([.CN$1]+191)*[.$B50]*[.$B50])/[.$B50]/[.$B50]" office:value-type="float" office:value="0.194638592176075">
            <text:p>0.1946385922</text:p>
          </table:table-cell>
          <table:table-cell table:style-name="ce3" table:formula="of:=SIN(PI()*2/257*([.CO$1]+191)*[.$B50]*[.$B50])/[.$B50]/[.$B50]" office:value-type="float" office:value="0.178389944751593">
            <text:p>0.1783899448</text:p>
          </table:table-cell>
          <table:table-cell table:style-name="ce3" table:formula="of:=SIN(PI()*2/257*([.CP$1]+191)*[.$B50]*[.$B50])/[.$B50]/[.$B50]" office:value-type="float" office:value="0.160436637587364">
            <text:p>0.1604366376</text:p>
          </table:table-cell>
          <table:table-cell table:style-name="ce3" table:formula="of:=SIN(PI()*2/257*([.CQ$1]+191)*[.$B50]*[.$B50])/[.$B50]/[.$B50]" office:value-type="float" office:value="0.140950229007265">
            <text:p>0.140950229</text:p>
          </table:table-cell>
          <table:table-cell table:style-name="ce3" table:formula="of:=SIN(PI()*2/257*([.CR$1]+191)*[.$B50]*[.$B50])/[.$B50]/[.$B50]" office:value-type="float" office:value="0.120116927355186">
            <text:p>0.1201169274</text:p>
          </table:table-cell>
          <table:table-cell table:style-name="ce3" table:formula="of:=SIN(PI()*2/257*([.CS$1]+191)*[.$B50]*[.$B50])/[.$B50]/[.$B50]" office:value-type="float" office:value="0.0981358116241812">
            <text:p>0.0981358116</text:p>
          </table:table-cell>
          <table:table-cell table:style-name="ce3" table:formula="of:=SIN(PI()*2/257*([.CT$1]+191)*[.$B50]*[.$B50])/[.$B50]/[.$B50]" office:value-type="float" office:value="0.0752169290961959">
            <text:p>0.0752169291</text:p>
          </table:table-cell>
          <table:table-cell table:style-name="ce3" table:formula="of:=SIN(PI()*2/257*([.CU$1]+191)*[.$B50]*[.$B50])/[.$B50]/[.$B50]" office:value-type="float" office:value="0.0515792881709462">
            <text:p>0.0515792882</text:p>
          </table:table-cell>
          <table:table-cell table:style-name="ce3" table:formula="of:=SIN(PI()*2/257*([.CV$1]+191)*[.$B50]*[.$B50])/[.$B50]/[.$B50]" office:value-type="float" office:value="0.0274487655640957">
            <text:p>0.0274487656</text:p>
          </table:table-cell>
          <table:table-cell table:style-name="ce3" table:formula="of:=SIN(PI()*2/257*([.CW$1]+191)*[.$B50]*[.$B50])/[.$B50]/[.$B50]" office:value-type="float" office:value="0.00305594787313664">
            <text:p>0.0030559479</text:p>
          </table:table-cell>
          <table:table-cell table:style-name="ce3" table:formula="of:=SIN(PI()*2/257*([.CX$1]+191)*[.$B50]*[.$B50])/[.$B50]/[.$B50]" office:value-type="float" office:value="-0.0213660718634507">
            <text:p>-0.0213660719</text:p>
          </table:table-cell>
          <table:table-cell table:style-name="ce3" table:formula="of:=SIN(PI()*2/257*([.CY$1]+191)*[.$B50]*[.$B50])/[.$B50]/[.$B50]" office:value-type="float" office:value="-0.0455839215580948">
            <text:p>-0.0455839216</text:p>
          </table:table-cell>
          <table:table-cell table:style-name="ce3" table:formula="of:=SIN(PI()*2/257*([.CZ$1]+191)*[.$B50]*[.$B50])/[.$B50]/[.$B50]" office:value-type="float" office:value="-0.0693661801325774">
            <text:p>-0.0693661801</text:p>
          </table:table-cell>
          <table:table-cell table:style-name="ce3" table:formula="of:=SIN(PI()*2/257*([.DA$1]+191)*[.$B50]*[.$B50])/[.$B50]/[.$B50]" office:value-type="float" office:value="-0.092485588933006">
            <text:p>-0.0924855889</text:p>
          </table:table-cell>
          <table:table-cell table:style-name="ce3" table:formula="of:=SIN(PI()*2/257*([.DB$1]+191)*[.$B50]*[.$B50])/[.$B50]/[.$B50]" office:value-type="float" office:value="-0.114721223369467">
            <text:p>-0.1147212234</text:p>
          </table:table-cell>
          <table:table-cell table:style-name="ce3" table:formula="of:=SIN(PI()*2/257*([.DC$1]+191)*[.$B50]*[.$B50])/[.$B50]/[.$B50]" office:value-type="float" office:value="-0.135860604028593">
            <text:p>-0.135860604</text:p>
          </table:table-cell>
          <table:table-cell table:style-name="ce3" table:formula="of:=SIN(PI()*2/257*([.DD$1]+191)*[.$B50]*[.$B50])/[.$B50]/[.$B50]" office:value-type="float" office:value="-0.155701727085657">
            <text:p>-0.1557017271</text:p>
          </table:table-cell>
          <table:table-cell table:style-name="ce3" table:formula="of:=SIN(PI()*2/257*([.DE$1]+191)*[.$B50]*[.$B50])/[.$B50]/[.$B50]" office:value-type="float" office:value="-0.174054994613971">
            <text:p>-0.1740549946</text:p>
          </table:table-cell>
          <table:table-cell table:style-name="ce3" table:formula="of:=SIN(PI()*2/257*([.DF$1]+191)*[.$B50]*[.$B50])/[.$B50]/[.$B50]" office:value-type="float" office:value="-0.19074502634593">
            <text:p>-0.1907450263</text:p>
          </table:table-cell>
          <table:table-cell table:style-name="ce3" table:formula="of:=SIN(PI()*2/257*([.DG$1]+191)*[.$B50]*[.$B50])/[.$B50]/[.$B50]" office:value-type="float" office:value="-0.205612335572864">
            <text:p>-0.2056123356</text:p>
          </table:table-cell>
          <table:table-cell table:style-name="ce3" table:formula="of:=SIN(PI()*2/257*([.DH$1]+191)*[.$B50]*[.$B50])/[.$B50]/[.$B50]" office:value-type="float" office:value="-0.218514853169111">
            <text:p>-0.2185148532</text:p>
          </table:table-cell>
          <table:table-cell table:style-name="ce3" table:formula="of:=SIN(PI()*2/257*([.DI$1]+191)*[.$B50]*[.$B50])/[.$B50]/[.$B50]" office:value-type="float" office:value="-0.229329285177054">
            <text:p>-0.2293292852</text:p>
          </table:table-cell>
          <table:table-cell table:style-name="ce3" table:formula="of:=SIN(PI()*2/257*([.DJ$1]+191)*[.$B50]*[.$B50])/[.$B50]/[.$B50]" office:value-type="float" office:value="-0.237952290980282">
            <text:p>-0.237952291</text:p>
          </table:table-cell>
          <table:table-cell table:style-name="ce3" table:formula="of:=SIN(PI()*2/257*([.DK$1]+191)*[.$B50]*[.$B50])/[.$B50]/[.$B50]" office:value-type="float" office:value="-0.244301470806492">
            <text:p>-0.2443014708</text:p>
          </table:table-cell>
          <table:table-cell table:style-name="ce3" table:formula="of:=SIN(PI()*2/257*([.DL$1]+191)*[.$B50]*[.$B50])/[.$B50]/[.$B50]" office:value-type="float" office:value="-0.248316153123748">
            <text:p>-0.2483161531</text:p>
          </table:table-cell>
          <table:table-cell table:style-name="ce3" table:formula="of:=SIN(PI()*2/257*([.DM$1]+191)*[.$B50]*[.$B50])/[.$B50]/[.$B50]" office:value-type="float" office:value="-0.24995797440588">
            <text:p>-0.2499579744</text:p>
          </table:table-cell>
          <table:table-cell table:style-name="ce3" table:formula="of:=SIN(PI()*2/257*([.DN$1]+191)*[.$B50]*[.$B50])/[.$B50]/[.$B50]" office:value-type="float" office:value="-0.249211245726904">
            <text:p>-0.2492112457</text:p>
          </table:table-cell>
          <table:table-cell table:style-name="ce3" table:formula="of:=SIN(PI()*2/257*([.DO$1]+191)*[.$B50]*[.$B50])/[.$B50]/[.$B50]" office:value-type="float" office:value="-0.246083102681358">
            <text:p>-0.2460831027</text:p>
          </table:table-cell>
          <table:table-cell table:style-name="ce3" table:formula="of:=SIN(PI()*2/257*([.DP$1]+191)*[.$B50]*[.$B50])/[.$B50]/[.$B50]" office:value-type="float" office:value="-0.240603437197946">
            <text:p>-0.2406034372</text:p>
          </table:table-cell>
          <table:table-cell table:style-name="ce3" table:formula="of:=SIN(PI()*2/257*([.DQ$1]+191)*[.$B50]*[.$B50])/[.$B50]/[.$B50]" office:value-type="float" office:value="-0.232824611898057">
            <text:p>-0.2328246119</text:p>
          </table:table-cell>
          <table:table-cell table:style-name="ce3" table:formula="of:=SIN(PI()*2/257*([.DR$1]+191)*[.$B50]*[.$B50])/[.$B50]/[.$B50]" office:value-type="float" office:value="-0.222820959728708">
            <text:p>-0.2228209597</text:p>
          </table:table-cell>
          <table:table-cell table:style-name="ce3" table:formula="of:=SIN(PI()*2/257*([.DS$1]+191)*[.$B50]*[.$B50])/[.$B50]/[.$B50]" office:value-type="float" office:value="-0.210688073651302">
            <text:p>-0.2106880737</text:p>
          </table:table-cell>
          <table:table-cell table:style-name="ce3" table:formula="of:=SIN(PI()*2/257*([.DT$1]+191)*[.$B50]*[.$B50])/[.$B50]/[.$B50]" office:value-type="float" office:value="-0.196541893173819">
            <text:p>-0.1965418932</text:p>
          </table:table-cell>
          <table:table-cell table:style-name="ce3" table:formula="of:=SIN(PI()*2/257*([.DU$1]+191)*[.$B50]*[.$B50])/[.$B50]/[.$B50]" office:value-type="float" office:value="-0.180517596455347">
            <text:p>-0.1805175965</text:p>
          </table:table-cell>
          <table:table-cell table:style-name="ce3" table:formula="of:=SIN(PI()*2/257*([.DV$1]+191)*[.$B50]*[.$B50])/[.$B50]/[.$B50]" office:value-type="float" office:value="-0.16276830856979">
            <text:p>-0.1627683086</text:p>
          </table:table-cell>
          <table:table-cell table:style-name="ce3" table:formula="of:=SIN(PI()*2/257*([.DW$1]+191)*[.$B50]*[.$B50])/[.$B50]/[.$B50]" office:value-type="float" office:value="-0.143463638272336">
            <text:p>-0.1434636383</text:p>
          </table:table-cell>
          <table:table-cell table:style-name="ce3" table:formula="of:=SIN(PI()*2/257*([.DX$1]+191)*[.$B50]*[.$B50])/[.$B50]/[.$B50]" office:value-type="float" office:value="-0.122788057251067">
            <text:p>-0.1227880573</text:p>
          </table:table-cell>
          <table:table-cell table:style-name="ce3" table:formula="of:=SIN(PI()*2/257*([.DY$1]+191)*[.$B50]*[.$B50])/[.$B50]/[.$B50]" office:value-type="float" office:value="-0.100939137351258">
            <text:p>-0.1009391374</text:p>
          </table:table-cell>
          <table:table-cell table:style-name="ce3" table:formula="of:=SIN(PI()*2/257*([.DZ$1]+191)*[.$B50]*[.$B50])/[.$B50]/[.$B50]" office:value-type="float" office:value="-0.078125662617111">
            <text:p>-0.0781256626</text:p>
          </table:table-cell>
          <table:table-cell table:style-name="ce3" table:formula="of:=SIN(PI()*2/257*([.EA$1]+191)*[.$B50]*[.$B50])/[.$B50]/[.$B50]" office:value-type="float" office:value="-0.0545656341918921">
            <text:p>-0.0545656342</text:p>
          </table:table-cell>
          <table:table-cell table:style-name="ce3" table:formula="of:=SIN(PI()*2/257*([.EB$1]+191)*[.$B50]*[.$B50])/[.$B50]/[.$B50]" office:value-type="float" office:value="-0.0304841871412546">
            <text:p>-0.0304841871</text:p>
          </table:table-cell>
          <table:table-cell table:style-name="ce3" table:formula="of:=SIN(PI()*2/257*([.EC$1]+191)*[.$B50]*[.$B50])/[.$B50]/[.$B50]" office:value-type="float" office:value="-0.00611143910618669">
            <text:p>-0.0061114391</text:p>
          </table:table-cell>
          <table:table-cell table:style-name="ce3" table:formula="of:=SIN(PI()*2/257*([.ED$1]+191)*[.$B50]*[.$B50])/[.$B50]/[.$B50]" office:value-type="float" office:value="0.0183197086565718">
            <text:p>0.0183197087</text:p>
          </table:table-cell>
          <table:table-cell table:style-name="ce3" table:formula="of:=SIN(PI()*2/257*([.EE$1]+191)*[.$B50]*[.$B50])/[.$B50]/[.$B50]" office:value-type="float" office:value="0.0425757968338013">
            <text:p>0.0425757968</text:p>
          </table:table-cell>
          <table:table-cell table:style-name="ce3" table:formula="of:=SIN(PI()*2/257*([.EF$1]+191)*[.$B50]*[.$B50])/[.$B50]/[.$B50]" office:value-type="float" office:value="0.0664250389477537">
            <text:p>0.0664250389</text:p>
          </table:table-cell>
          <table:table-cell table:style-name="ce3" table:formula="of:=SIN(PI()*2/257*([.EG$1]+191)*[.$B50]*[.$B50])/[.$B50]/[.$B50]" office:value-type="float" office:value="0.0896395362628165">
            <text:p>0.0896395363</text:p>
          </table:table-cell>
          <table:table-cell table:style-name="ce3" table:formula="of:=SIN(PI()*2/257*([.EH$1]+191)*[.$B50]*[.$B50])/[.$B50]/[.$B50]" office:value-type="float" office:value="0.111997455541659">
            <text:p>0.1119974555</text:p>
          </table:table-cell>
          <table:table-cell table:style-name="ce3" table:formula="of:=SIN(PI()*2/257*([.EI$1]+191)*[.$B50]*[.$B50])/[.$B50]/[.$B50]" office:value-type="float" office:value="0.133285148840657">
            <text:p>0.1332851488</text:p>
          </table:table-cell>
          <table:table-cell table:style-name="ce3" table:formula="of:=SIN(PI()*2/257*([.EJ$1]+191)*[.$B50]*[.$B50])/[.$B50]/[.$B50]" office:value-type="float" office:value="0.153299195088239">
            <text:p>0.1532991951</text:p>
          </table:table-cell>
          <table:table-cell table:style-name="ce3" table:formula="of:=SIN(PI()*2/257*([.EK$1]+191)*[.$B50]*[.$B50])/[.$B50]/[.$B50]" office:value-type="float" office:value="0.171848343937225">
            <text:p>0.1718483439</text:p>
          </table:table-cell>
          <table:table-cell table:style-name="ce3" table:formula="of:=SIN(PI()*2/257*([.EL$1]+191)*[.$B50]*[.$B50])/[.$B50]/[.$B50]" office:value-type="float" office:value="0.18875534331607">
            <text:p>0.1887553433</text:p>
          </table:table-cell>
          <table:table-cell table:style-name="ce3" table:formula="of:=SIN(PI()*2/257*([.EM$1]+191)*[.$B50]*[.$B50])/[.$B50]/[.$B50]" office:value-type="float" office:value="0.20385863321532">
            <text:p>0.2038586332</text:p>
          </table:table-cell>
          <table:table-cell table:style-name="ce3" table:formula="of:=SIN(PI()*2/257*([.EN$1]+191)*[.$B50]*[.$B50])/[.$B50]/[.$B50]" office:value-type="float" office:value="0.21701388952374">
            <text:p>0.2170138895</text:p>
          </table:table-cell>
          <table:table-cell table:style-name="ce3" table:formula="of:=SIN(PI()*2/257*([.EO$1]+191)*[.$B50]*[.$B50])/[.$B50]/[.$B50]" office:value-type="float" office:value="0.228095403161561">
            <text:p>0.2280954032</text:p>
          </table:table-cell>
          <table:table-cell table:style-name="ce3" table:formula="of:=SIN(PI()*2/257*([.EP$1]+191)*[.$B50]*[.$B50])/[.$B50]/[.$B50]" office:value-type="float" office:value="0.236997281332079">
            <text:p>0.2369972813</text:p>
          </table:table-cell>
          <table:table-cell table:style-name="ce3" table:formula="of:=SIN(PI()*2/257*([.EQ$1]+191)*[.$B50]*[.$B50])/[.$B50]/[.$B50]" office:value-type="float" office:value="0.243634459412695">
            <text:p>0.2436344594</text:p>
          </table:table-cell>
          <table:table-cell table:style-name="ce3" table:formula="of:=SIN(PI()*2/257*([.ER$1]+191)*[.$B50]*[.$B50])/[.$B50]/[.$B50]" office:value-type="float" office:value="0.247943513815968">
            <text:p>0.2479435138</text:p>
          </table:table-cell>
          <table:table-cell table:style-name="ce3" table:formula="of:=SIN(PI()*2/257*([.ES$1]+191)*[.$B50]*[.$B50])/[.$B50]/[.$B50]" office:value-type="float" office:value="0.249883268053124">
            <text:p>0.2498832681</text:p>
          </table:table-cell>
          <table:table-cell table:style-name="ce3" table:formula="of:=SIN(PI()*2/257*([.ET$1]+191)*[.$B50]*[.$B50])/[.$B50]/[.$B50]" office:value-type="float" office:value="0.2494351862086">
            <text:p>0.2494351862</text:p>
          </table:table-cell>
          <table:table-cell table:style-name="ce3" table:formula="of:=SIN(PI()*2/257*([.EU$1]+191)*[.$B50]*[.$B50])/[.$B50]/[.$B50]" office:value-type="float" office:value="0.246603550065663">
            <text:p>0.2466035501</text:p>
          </table:table-cell>
          <table:table-cell table:style-name="ce3" table:formula="of:=SIN(PI()*2/257*([.EV$1]+191)*[.$B50]*[.$B50])/[.$B50]/[.$B50]" office:value-type="float" office:value="0.24141541819052">
            <text:p>0.2414154182</text:p>
          </table:table-cell>
          <table:table-cell table:style-name="ce3" table:formula="of:=SIN(PI()*2/257*([.EW$1]+191)*[.$B50]*[.$B50])/[.$B50]/[.$B50]" office:value-type="float" office:value="0.233920367365898">
            <text:p>0.2339203674</text:p>
          </table:table-cell>
          <table:table-cell table:style-name="ce3" table:formula="of:=SIN(PI()*2/257*([.EX$1]+191)*[.$B50]*[.$B50])/[.$B50]/[.$B50]" office:value-type="float" office:value="0.224190018844925">
            <text:p>0.2241900188</text:p>
          </table:table-cell>
          <table:table-cell table:style-name="ce3" table:formula="of:=SIN(PI()*2/257*([.EY$1]+191)*[.$B50]*[.$B50])/[.$B50]/[.$B50]" office:value-type="float" office:value="0.212317353952307">
            <text:p>0.212317354</text:p>
          </table:table-cell>
          <table:table-cell table:style-name="ce3" table:formula="of:=SIN(PI()*2/257*([.EZ$1]+191)*[.$B50]*[.$B50])/[.$B50]/[.$B50]" office:value-type="float" office:value="0.198415825572812">
            <text:p>0.1984158256</text:p>
          </table:table-cell>
          <table:table-cell table:style-name="ce3" table:formula="of:=SIN(PI()*2/257*([.FA$1]+191)*[.$B50]*[.$B50])/[.$B50]/[.$B50]" office:value-type="float" office:value="0.182618274017496">
            <text:p>0.182618274</text:p>
          </table:table-cell>
          <table:table-cell table:style-name="ce3" table:formula="of:=SIN(PI()*2/257*([.FB$1]+191)*[.$B50]*[.$B50])/[.$B50]/[.$B50]" office:value-type="float" office:value="0.165075657627424">
            <text:p>0.1650756576</text:p>
          </table:table-cell>
          <table:table-cell table:style-name="ce3" table:formula="of:=SIN(PI()*2/257*([.FC$1]+191)*[.$B50]*[.$B50])/[.$B50]/[.$B50]" office:value-type="float" office:value="0.14595561024503">
            <text:p>0.1459556102</text:p>
          </table:table-cell>
          <table:table-cell table:style-name="ce3" table:formula="of:=SIN(PI()*2/257*([.FD$1]+191)*[.$B50]*[.$B50])/[.$B50]/[.$B50]" office:value-type="float" office:value="0.125440839337601">
            <text:p>0.1254408393</text:p>
          </table:table-cell>
          <table:table-cell table:style-name="ce3" table:formula="of:=SIN(PI()*2/257*([.FE$1]+191)*[.$B50]*[.$B50])/[.$B50]/[.$B50]" office:value-type="float" office:value="0.103727380080124">
            <text:p>0.1037273801</text:p>
          </table:table-cell>
          <table:table-cell table:style-name="ce3" table:formula="of:=SIN(PI()*2/257*([.FF$1]+191)*[.$B50]*[.$B50])/[.$B50]/[.$B50]" office:value-type="float" office:value="0.08102272208116">
            <text:p>0.0810227221</text:p>
          </table:table-cell>
          <table:table-cell table:style-name="ce3" table:formula="of:=SIN(PI()*2/257*([.FG$1]+191)*[.$B50]*[.$B50])/[.$B50]/[.$B50]" office:value-type="float" office:value="0.0575438266523389">
            <text:p>0.0575438267</text:p>
          </table:table-cell>
          <table:table-cell table:style-name="ce3" table:formula="of:=SIN(PI()*2/257*([.FH$1]+191)*[.$B50]*[.$B50])/[.$B50]/[.$B50]" office:value-type="float" office:value="0.033515053568129">
            <text:p>0.0335150536</text:p>
          </table:table-cell>
          <table:table-cell table:style-name="ce3" table:formula="of:=SIN(PI()*2/257*([.FI$1]+191)*[.$B50]*[.$B50])/[.$B50]/[.$B50]" office:value-type="float" office:value="0.00916601712730093">
            <text:p>0.0091660171</text:p>
          </table:table-cell>
          <table:table-cell table:style-name="ce3" table:formula="of:=SIN(PI()*2/257*([.FJ$1]+191)*[.$B50]*[.$B50])/[.$B50]/[.$B50]" office:value-type="float" office:value="-0.0152706079968065">
            <text:p>-0.015270608</text:p>
          </table:table-cell>
          <table:table-cell table:style-name="ce3" table:formula="of:=SIN(PI()*2/257*([.FK$1]+191)*[.$B50]*[.$B50])/[.$B50]/[.$B50]" office:value-type="float" office:value="-0.0395613101503665">
            <text:p>-0.0395613102</text:p>
          </table:table-cell>
          <table:table-cell table:style-name="ce3" table:formula="of:=SIN(PI()*2/257*([.FL$1]+191)*[.$B50]*[.$B50])/[.$B50]/[.$B50]" office:value-type="float" office:value="-0.0634739720911858">
            <text:p>-0.0634739721</text:p>
          </table:table-cell>
          <table:table-cell table:style-name="ce3" table:formula="of:=SIN(PI()*2/257*([.FM$1]+191)*[.$B50]*[.$B50])/[.$B50]/[.$B50]" office:value-type="float" office:value="-0.0867800890560723">
            <text:p>-0.0867800891</text:p>
          </table:table-cell>
          <table:table-cell table:style-name="ce3" table:formula="of:=SIN(PI()*2/257*([.FN$1]+191)*[.$B50]*[.$B50])/[.$B50]/[.$B50]" office:value-type="float" office:value="-0.109256952308079">
            <text:p>-0.1092569523</text:p>
          </table:table-cell>
          <table:table-cell table:style-name="ce3" table:formula="of:=SIN(PI()*2/257*([.FO$1]+191)*[.$B50]*[.$B50])/[.$B50]/[.$B50]" office:value-type="float" office:value="-0.13068977729803">
            <text:p>-0.1306897773</text:p>
          </table:table-cell>
          <table:table-cell table:style-name="ce3" table:formula="of:=SIN(PI()*2/257*([.FP$1]+191)*[.$B50]*[.$B50])/[.$B50]/[.$B50]" office:value-type="float" office:value="-0.150873756104038">
            <text:p>-0.1508737561</text:p>
          </table:table-cell>
          <table:table-cell table:style-name="ce3" table:formula="of:=SIN(PI()*2/257*([.FQ$1]+191)*[.$B50]*[.$B50])/[.$B50]/[.$B50]" office:value-type="float" office:value="-0.169616014536327">
            <text:p>-0.1696160145</text:p>
          </table:table-cell>
          <table:table-cell table:style-name="ce3" table:formula="of:=SIN(PI()*2/257*([.FR$1]+191)*[.$B50]*[.$B50])/[.$B50]/[.$B50]" office:value-type="float" office:value="-0.186737455205601">
            <text:p>-0.1867374552</text:p>
          </table:table-cell>
          <table:table-cell table:style-name="ce3" table:formula="of:=SIN(PI()*2/257*([.FS$1]+191)*[.$B50]*[.$B50])/[.$B50]/[.$B50]" office:value-type="float" office:value="-0.202074468942992">
            <text:p>-0.2020744689</text:p>
          </table:table-cell>
          <table:table-cell table:style-name="ce3" table:formula="of:=SIN(PI()*2/257*([.FT$1]+191)*[.$B50]*[.$B50])/[.$B50]/[.$B50]" office:value-type="float" office:value="-0.215480498217567">
            <text:p>-0.2154804982</text:p>
          </table:table-cell>
          <table:table-cell table:style-name="ce3" table:formula="of:=SIN(PI()*2/257*([.FU$1]+191)*[.$B50]*[.$B50])/[.$B50]/[.$B50]" office:value-type="float" office:value="-0.226827437611691">
            <text:p>-0.2268274376</text:p>
          </table:table-cell>
          <table:table-cell table:style-name="ce3" table:formula="of:=SIN(PI()*2/257*([.FV$1]+191)*[.$B50]*[.$B50])/[.$B50]/[.$B50]" office:value-type="float" office:value="-0.236006857971571">
            <text:p>-0.236006858</text:p>
          </table:table-cell>
          <table:table-cell table:style-name="ce3" table:formula="of:=SIN(PI()*2/257*([.FW$1]+191)*[.$B50]*[.$B50])/[.$B50]/[.$B50]" office:value-type="float" office:value="-0.242931042535236">
            <text:p>-0.2429310425</text:p>
          </table:table-cell>
          <table:table-cell table:style-name="ce3" table:formula="of:=SIN(PI()*2/257*([.FX$1]+191)*[.$B50]*[.$B50])/[.$B50]/[.$B50]" office:value-type="float" office:value="-0.247533825136917">
            <text:p>-0.2475338251</text:p>
          </table:table-cell>
          <table:table-cell table:style-name="ce3" table:formula="of:=SIN(PI()*2/257*([.FY$1]+191)*[.$B50]*[.$B50])/[.$B50]/[.$B50]" office:value-type="float" office:value="-0.249771222478099">
            <text:p>-0.2497712225</text:p>
          </table:table-cell>
          <table:table-cell table:style-name="ce3" table:formula="of:=SIN(PI()*2/257*([.FZ$1]+191)*[.$B50]*[.$B50])/[.$B50]/[.$B50]" office:value-type="float" office:value="-0.249621854423401">
            <text:p>-0.2496218544</text:p>
          </table:table-cell>
          <table:table-cell table:style-name="ce3" table:formula="of:=SIN(PI()*2/257*([.GA$1]+191)*[.$B50]*[.$B50])/[.$B50]/[.$B50]" office:value-type="float" office:value="-0.247087148305006">
            <text:p>-0.2470871483</text:p>
          </table:table-cell>
          <table:table-cell table:style-name="ce3" table:formula="of:=SIN(PI()*2/257*([.GB$1]+191)*[.$B50]*[.$B50])/[.$B50]/[.$B50]" office:value-type="float" office:value="-0.242191325283352">
            <text:p>-0.2421913253</text:p>
          </table:table-cell>
          <table:table-cell table:style-name="ce3" table:formula="of:=SIN(PI()*2/257*([.GC$1]+191)*[.$B50]*[.$B50])/[.$B50]/[.$B50]" office:value-type="float" office:value="-0.234981168894413">
            <text:p>-0.2349811689</text:p>
          </table:table-cell>
          <table:table-cell table:style-name="ce3" table:formula="of:=SIN(PI()*2/257*([.GD$1]+191)*[.$B50]*[.$B50])/[.$B50]/[.$B50]" office:value-type="float" office:value="-0.2255255779953">
            <text:p>-0.225525578</text:p>
          </table:table-cell>
          <table:table-cell table:style-name="ce3" table:formula="of:=SIN(PI()*2/257*([.GE$1]+191)*[.$B50]*[.$B50])/[.$B50]/[.$B50]" office:value-type="float" office:value="-0.213914908380136">
            <text:p>-0.2139149084</text:p>
          </table:table-cell>
          <table:table-cell table:style-name="ce3" table:formula="of:=SIN(PI()*2/257*([.GF$1]+191)*[.$B50]*[.$B50])/[.$B50]/[.$B50]" office:value-type="float" office:value="-0.200260109357592">
            <text:p>-0.2002601094</text:p>
          </table:table-cell>
          <table:table-cell table:style-name="ce3" table:formula="of:=SIN(PI()*2/257*([.GG$1]+191)*[.$B50]*[.$B50])/[.$B50]/[.$B50]" office:value-type="float" office:value="-0.184691663540805">
            <text:p>-0.1846916635</text:p>
          </table:table-cell>
          <table:table-cell table:style-name="ce3" table:formula="of:=SIN(PI()*2/257*([.GH$1]+191)*[.$B50]*[.$B50])/[.$B50]/[.$B50]" office:value-type="float" office:value="-0.167358339980804">
            <text:p>-0.16735834</text:p>
          </table:table-cell>
          <table:table-cell table:style-name="ce3" table:formula="of:=SIN(PI()*2/257*([.GI$1]+191)*[.$B50]*[.$B50])/[.$B50]/[.$B50]" office:value-type="float" office:value="-0.1484257725583">
            <text:p>-0.1484257726</text:p>
          </table:table-cell>
          <table:table-cell table:style-name="ce3" table:formula="of:=SIN(PI()*2/257*([.GJ$1]+191)*[.$B50]*[.$B50])/[.$B50]/[.$B50]" office:value-type="float" office:value="-0.128074877218416">
            <text:p>-0.1280748772</text:p>
          </table:table-cell>
          <table:table-cell table:style-name="ce3" table:formula="of:=SIN(PI()*2/257*([.GK$1]+191)*[.$B50]*[.$B50])/[.$B50]/[.$B50]" office:value-type="float" office:value="-0.106500123172978">
            <text:p>-0.1065001232</text:p>
          </table:table-cell>
          <table:table-cell table:style-name="ce3" table:formula="of:=SIN(PI()*2/257*([.GL$1]+191)*[.$B50]*[.$B50])/[.$B50]/[.$B50]" office:value-type="float" office:value="-0.0839076745904201">
            <text:p>-0.0839076746</text:p>
          </table:table-cell>
          <table:table-cell table:style-name="ce3" table:formula="of:=SIN(PI()*2/257*([.GM$1]+191)*[.$B50]*[.$B50])/[.$B50]/[.$B50]" office:value-type="float" office:value="-0.0605134205309373">
            <text:p>-0.0605134205</text:p>
          </table:table-cell>
          <table:table-cell table:style-name="ce3" table:formula="of:=SIN(PI()*2/257*([.GN$1]+191)*[.$B50]*[.$B50])/[.$B50]/[.$B50]" office:value-type="float" office:value="-0.0365409119524711">
            <text:p>-0.036540912</text:p>
          </table:table-cell>
          <table:table-cell table:style-name="ce3" table:formula="of:=SIN(PI()*2/257*([.GO$1]+191)*[.$B50]*[.$B50])/[.$B50]/[.$B50]" office:value-type="float" office:value="-0.0122192255010845">
            <text:p>-0.0122192255</text:p>
          </table:table-cell>
          <table:table-cell table:style-name="ce3" table:formula="of:=SIN(PI()*2/257*([.GP$1]+191)*[.$B50]*[.$B50])/[.$B50]/[.$B50]" office:value-type="float" office:value="0.0122192255010838">
            <text:p>0.0122192255</text:p>
          </table:table-cell>
          <table:table-cell table:style-name="ce3" table:formula="of:=SIN(PI()*2/257*([.GQ$1]+191)*[.$B50]*[.$B50])/[.$B50]/[.$B50]" office:value-type="float" office:value="0.0365409119524704">
            <text:p>0.036540912</text:p>
          </table:table-cell>
          <table:table-cell table:style-name="ce3" table:formula="of:=SIN(PI()*2/257*([.GR$1]+191)*[.$B50]*[.$B50])/[.$B50]/[.$B50]" office:value-type="float" office:value="0.0605134205309349">
            <text:p>0.0605134205</text:p>
          </table:table-cell>
          <table:table-cell table:style-name="ce3" table:formula="of:=SIN(PI()*2/257*([.GS$1]+191)*[.$B50]*[.$B50])/[.$B50]/[.$B50]" office:value-type="float" office:value="0.0839076745904194">
            <text:p>0.0839076746</text:p>
          </table:table-cell>
          <table:table-cell table:style-name="ce3" table:formula="of:=SIN(PI()*2/257*([.GT$1]+191)*[.$B50]*[.$B50])/[.$B50]/[.$B50]" office:value-type="float" office:value="0.106500123172978">
            <text:p>0.1065001232</text:p>
          </table:table-cell>
          <table:table-cell table:style-name="ce3" table:formula="of:=SIN(PI()*2/257*([.GU$1]+191)*[.$B50]*[.$B50])/[.$B50]/[.$B50]" office:value-type="float" office:value="0.128074877218416">
            <text:p>0.1280748772</text:p>
          </table:table-cell>
          <table:table-cell table:style-name="ce3" table:formula="of:=SIN(PI()*2/257*([.GV$1]+191)*[.$B50]*[.$B50])/[.$B50]/[.$B50]" office:value-type="float" office:value="0.148425772558299">
            <text:p>0.1484257726</text:p>
          </table:table-cell>
          <table:table-cell table:style-name="ce3" table:formula="of:=SIN(PI()*2/257*([.GW$1]+191)*[.$B50]*[.$B50])/[.$B50]/[.$B50]" office:value-type="float" office:value="0.167358339980802">
            <text:p>0.16735834</text:p>
          </table:table-cell>
          <table:table-cell table:style-name="ce3" table:formula="of:=SIN(PI()*2/257*([.GX$1]+191)*[.$B50]*[.$B50])/[.$B50]/[.$B50]" office:value-type="float" office:value="0.184691663540804">
            <text:p>0.1846916635</text:p>
          </table:table-cell>
          <table:table-cell table:style-name="ce3" table:formula="of:=SIN(PI()*2/257*([.GY$1]+191)*[.$B50]*[.$B50])/[.$B50]/[.$B50]" office:value-type="float" office:value="0.200260109357592">
            <text:p>0.2002601094</text:p>
          </table:table-cell>
          <table:table-cell table:style-name="ce3" table:formula="of:=SIN(PI()*2/257*([.GZ$1]+191)*[.$B50]*[.$B50])/[.$B50]/[.$B50]" office:value-type="float" office:value="0.213914908380136">
            <text:p>0.2139149084</text:p>
          </table:table-cell>
          <table:table-cell table:style-name="ce3" table:formula="of:=SIN(PI()*2/257*([.HA$1]+191)*[.$B50]*[.$B50])/[.$B50]/[.$B50]" office:value-type="float" office:value="0.2255255779953">
            <text:p>0.225525578</text:p>
          </table:table-cell>
          <table:table-cell table:style-name="ce3" table:formula="of:=SIN(PI()*2/257*([.HB$1]+191)*[.$B50]*[.$B50])/[.$B50]/[.$B50]" office:value-type="float" office:value="0.234981168894412">
            <text:p>0.2349811689</text:p>
          </table:table-cell>
          <table:table-cell table:style-name="ce3" table:formula="of:=SIN(PI()*2/257*([.HC$1]+191)*[.$B50]*[.$B50])/[.$B50]/[.$B50]" office:value-type="float" office:value="0.242191325283352">
            <text:p>0.2421913253</text:p>
          </table:table-cell>
          <table:table-cell table:style-name="ce3" table:formula="of:=SIN(PI()*2/257*([.HD$1]+191)*[.$B50]*[.$B50])/[.$B50]/[.$B50]" office:value-type="float" office:value="0.247087148305006">
            <text:p>0.2470871483</text:p>
          </table:table-cell>
          <table:table-cell table:style-name="ce3" table:formula="of:=SIN(PI()*2/257*([.HE$1]+191)*[.$B50]*[.$B50])/[.$B50]/[.$B50]" office:value-type="float" office:value="0.249621854423401">
            <text:p>0.2496218544</text:p>
          </table:table-cell>
          <table:table-cell table:style-name="ce3" table:formula="of:=SIN(PI()*2/257*([.HF$1]+191)*[.$B50]*[.$B50])/[.$B50]/[.$B50]" office:value-type="float" office:value="0.249771222478099">
            <text:p>0.2497712225</text:p>
          </table:table-cell>
          <table:table-cell table:style-name="ce3" table:formula="of:=SIN(PI()*2/257*([.HG$1]+191)*[.$B50]*[.$B50])/[.$B50]/[.$B50]" office:value-type="float" office:value="0.247533825136917">
            <text:p>0.2475338251</text:p>
          </table:table-cell>
          <table:table-cell table:style-name="ce3" table:formula="of:=SIN(PI()*2/257*([.HH$1]+191)*[.$B50]*[.$B50])/[.$B50]/[.$B50]" office:value-type="float" office:value="0.242931042535236">
            <text:p>0.2429310425</text:p>
          </table:table-cell>
          <table:table-cell table:style-name="ce3" table:formula="of:=SIN(PI()*2/257*([.HI$1]+191)*[.$B50]*[.$B50])/[.$B50]/[.$B50]" office:value-type="float" office:value="0.236006857971571">
            <text:p>0.236006858</text:p>
          </table:table-cell>
          <table:table-cell table:style-name="ce3" table:formula="of:=SIN(PI()*2/257*([.HJ$1]+191)*[.$B50]*[.$B50])/[.$B50]/[.$B50]" office:value-type="float" office:value="0.226827437611691">
            <text:p>0.2268274376</text:p>
          </table:table-cell>
          <table:table-cell table:style-name="ce3" table:formula="of:=SIN(PI()*2/257*([.HK$1]+191)*[.$B50]*[.$B50])/[.$B50]/[.$B50]" office:value-type="float" office:value="0.215480498217568">
            <text:p>0.2154804982</text:p>
          </table:table-cell>
          <table:table-cell table:style-name="ce3" table:formula="of:=SIN(PI()*2/257*([.HL$1]+191)*[.$B50]*[.$B50])/[.$B50]/[.$B50]" office:value-type="float" office:value="0.202074468942993">
            <text:p>0.2020744689</text:p>
          </table:table-cell>
          <table:table-cell table:style-name="ce3" table:formula="of:=SIN(PI()*2/257*([.HM$1]+191)*[.$B50]*[.$B50])/[.$B50]/[.$B50]" office:value-type="float" office:value="0.186737455205602">
            <text:p>0.1867374552</text:p>
          </table:table-cell>
          <table:table-cell table:style-name="ce3" table:formula="of:=SIN(PI()*2/257*([.HN$1]+191)*[.$B50]*[.$B50])/[.$B50]/[.$B50]" office:value-type="float" office:value="0.169616014536328">
            <text:p>0.1696160145</text:p>
          </table:table-cell>
          <table:table-cell table:style-name="ce3" table:formula="of:=SIN(PI()*2/257*([.HO$1]+191)*[.$B50]*[.$B50])/[.$B50]/[.$B50]" office:value-type="float" office:value="0.150873756104038">
            <text:p>0.1508737561</text:p>
          </table:table-cell>
          <table:table-cell table:style-name="ce3" table:formula="of:=SIN(PI()*2/257*([.HP$1]+191)*[.$B50]*[.$B50])/[.$B50]/[.$B50]" office:value-type="float" office:value="0.130689777298031">
            <text:p>0.1306897773</text:p>
          </table:table-cell>
          <table:table-cell table:style-name="ce3" table:formula="of:=SIN(PI()*2/257*([.HQ$1]+191)*[.$B50]*[.$B50])/[.$B50]/[.$B50]" office:value-type="float" office:value="0.109256952308082">
            <text:p>0.1092569523</text:p>
          </table:table-cell>
          <table:table-cell table:style-name="ce3" table:formula="of:=SIN(PI()*2/257*([.HR$1]+191)*[.$B50]*[.$B50])/[.$B50]/[.$B50]" office:value-type="float" office:value="0.086780089056073">
            <text:p>0.0867800891</text:p>
          </table:table-cell>
          <table:table-cell table:style-name="ce3" table:formula="of:=SIN(PI()*2/257*([.HS$1]+191)*[.$B50]*[.$B50])/[.$B50]/[.$B50]" office:value-type="float" office:value="0.0634739720911865">
            <text:p>0.0634739721</text:p>
          </table:table-cell>
          <table:table-cell table:style-name="ce3" table:formula="of:=SIN(PI()*2/257*([.HT$1]+191)*[.$B50]*[.$B50])/[.$B50]/[.$B50]" office:value-type="float" office:value="0.0395613101503672">
            <text:p>0.0395613102</text:p>
          </table:table-cell>
          <table:table-cell table:style-name="ce3" table:formula="of:=SIN(PI()*2/257*([.HU$1]+191)*[.$B50]*[.$B50])/[.$B50]/[.$B50]" office:value-type="float" office:value="0.0152706079968072">
            <text:p>0.015270608</text:p>
          </table:table-cell>
          <table:table-cell table:style-name="ce3" table:formula="of:=SIN(PI()*2/257*([.HV$1]+191)*[.$B50]*[.$B50])/[.$B50]/[.$B50]" office:value-type="float" office:value="-0.00916601712729842">
            <text:p>-0.0091660171</text:p>
          </table:table-cell>
          <table:table-cell table:style-name="ce3" table:formula="of:=SIN(PI()*2/257*([.HW$1]+191)*[.$B50]*[.$B50])/[.$B50]/[.$B50]" office:value-type="float" office:value="-0.0335150535681283">
            <text:p>-0.0335150536</text:p>
          </table:table-cell>
          <table:table-cell table:style-name="ce3" table:formula="of:=SIN(PI()*2/257*([.HX$1]+191)*[.$B50]*[.$B50])/[.$B50]/[.$B50]" office:value-type="float" office:value="-0.0575438266523382">
            <text:p>-0.0575438267</text:p>
          </table:table-cell>
          <table:table-cell table:style-name="ce3" table:formula="of:=SIN(PI()*2/257*([.HY$1]+191)*[.$B50]*[.$B50])/[.$B50]/[.$B50]" office:value-type="float" office:value="-0.0810227220811593">
            <text:p>-0.0810227221</text:p>
          </table:table-cell>
          <table:table-cell table:style-name="ce3" table:formula="of:=SIN(PI()*2/257*([.HZ$1]+191)*[.$B50]*[.$B50])/[.$B50]/[.$B50]" office:value-type="float" office:value="-0.103727380080123">
            <text:p>-0.1037273801</text:p>
          </table:table-cell>
          <table:table-cell table:style-name="ce3" table:formula="of:=SIN(PI()*2/257*([.IA$1]+191)*[.$B50]*[.$B50])/[.$B50]/[.$B50]" office:value-type="float" office:value="-0.125440839337598">
            <text:p>-0.1254408393</text:p>
          </table:table-cell>
          <table:table-cell table:style-name="ce3" table:formula="of:=SIN(PI()*2/257*([.IB$1]+191)*[.$B50]*[.$B50])/[.$B50]/[.$B50]" office:value-type="float" office:value="-0.14595561024503">
            <text:p>-0.1459556102</text:p>
          </table:table-cell>
          <table:table-cell table:style-name="ce3" table:formula="of:=SIN(PI()*2/257*([.IC$1]+191)*[.$B50]*[.$B50])/[.$B50]/[.$B50]" office:value-type="float" office:value="-0.165075657627423">
            <text:p>-0.1650756576</text:p>
          </table:table-cell>
          <table:table-cell table:style-name="ce3" table:formula="of:=SIN(PI()*2/257*([.ID$1]+191)*[.$B50]*[.$B50])/[.$B50]/[.$B50]" office:value-type="float" office:value="-0.182618274017495">
            <text:p>-0.182618274</text:p>
          </table:table-cell>
          <table:table-cell table:style-name="ce3" table:formula="of:=SIN(PI()*2/257*([.IE$1]+191)*[.$B50]*[.$B50])/[.$B50]/[.$B50]" office:value-type="float" office:value="-0.198415825572812">
            <text:p>-0.1984158256</text:p>
          </table:table-cell>
          <table:table-cell table:style-name="ce3" table:formula="of:=SIN(PI()*2/257*([.IF$1]+191)*[.$B50]*[.$B50])/[.$B50]/[.$B50]" office:value-type="float" office:value="-0.212317353952305">
            <text:p>-0.212317354</text:p>
          </table:table-cell>
          <table:table-cell table:style-name="ce3" table:formula="of:=SIN(PI()*2/257*([.IG$1]+191)*[.$B50]*[.$B50])/[.$B50]/[.$B50]" office:value-type="float" office:value="-0.224190018844925">
            <text:p>-0.2241900188</text:p>
          </table:table-cell>
          <table:table-cell table:style-name="ce3" table:formula="of:=SIN(PI()*2/257*([.IH$1]+191)*[.$B50]*[.$B50])/[.$B50]/[.$B50]" office:value-type="float" office:value="-0.233920367365898">
            <text:p>-0.2339203674</text:p>
          </table:table-cell>
          <table:table-cell table:style-name="ce3" table:formula="of:=SIN(PI()*2/257*([.II$1]+191)*[.$B50]*[.$B50])/[.$B50]/[.$B50]" office:value-type="float" office:value="-0.24141541819052">
            <text:p>-0.2414154182</text:p>
          </table:table-cell>
          <table:table-cell table:style-name="ce3" table:formula="of:=SIN(PI()*2/257*([.IJ$1]+191)*[.$B50]*[.$B50])/[.$B50]/[.$B50]" office:value-type="float" office:value="-0.246603550065663">
            <text:p>-0.2466035501</text:p>
          </table:table-cell>
          <table:table-cell table:style-name="ce3" table:formula="of:=SIN(PI()*2/257*([.IK$1]+191)*[.$B50]*[.$B50])/[.$B50]/[.$B50]" office:value-type="float" office:value="-0.2494351862086">
            <text:p>-0.2494351862</text:p>
          </table:table-cell>
          <table:table-cell table:style-name="ce3" table:formula="of:=SIN(PI()*2/257*([.IL$1]+191)*[.$B50]*[.$B50])/[.$B50]/[.$B50]" office:value-type="float" office:value="-0.249883268053124">
            <text:p>-0.2498832681</text:p>
          </table:table-cell>
          <table:table-cell table:style-name="ce3" table:formula="of:=SIN(PI()*2/257*([.IM$1]+191)*[.$B50]*[.$B50])/[.$B50]/[.$B50]" office:value-type="float" office:value="-0.247943513815968">
            <text:p>-0.2479435138</text:p>
          </table:table-cell>
          <table:table-cell table:style-name="ce3" table:formula="of:=SIN(PI()*2/257*([.IN$1]+191)*[.$B50]*[.$B50])/[.$B50]/[.$B50]" office:value-type="float" office:value="-0.243634459412695">
            <text:p>-0.2436344594</text:p>
          </table:table-cell>
          <table:table-cell table:style-name="ce3" table:formula="of:=SIN(PI()*2/257*([.IO$1]+191)*[.$B50]*[.$B50])/[.$B50]/[.$B50]" office:value-type="float" office:value="-0.236997281332079">
            <text:p>-0.2369972813</text:p>
          </table:table-cell>
          <table:table-cell table:style-name="ce3" table:formula="of:=SIN(PI()*2/257*([.IP$1]+191)*[.$B50]*[.$B50])/[.$B50]/[.$B50]" office:value-type="float" office:value="-0.228095403161562">
            <text:p>-0.2280954032</text:p>
          </table:table-cell>
          <table:table-cell table:style-name="ce3" table:formula="of:=SIN(PI()*2/257*([.IQ$1]+191)*[.$B50]*[.$B50])/[.$B50]/[.$B50]" office:value-type="float" office:value="-0.21701388952374">
            <text:p>-0.2170138895</text:p>
          </table:table-cell>
          <table:table-cell table:style-name="ce3" table:formula="of:=SIN(PI()*2/257*([.IR$1]+191)*[.$B50]*[.$B50])/[.$B50]/[.$B50]" office:value-type="float" office:value="-0.20385863321532">
            <text:p>-0.2038586332</text:p>
          </table:table-cell>
          <table:table-cell table:style-name="ce3" table:formula="of:=SIN(PI()*2/257*([.IS$1]+191)*[.$B50]*[.$B50])/[.$B50]/[.$B50]" office:value-type="float" office:value="-0.188755343316071">
            <text:p>-0.1887553433</text:p>
          </table:table-cell>
          <table:table-cell table:style-name="ce3" table:formula="of:=SIN(PI()*2/257*([.IT$1]+191)*[.$B50]*[.$B50])/[.$B50]/[.$B50]" office:value-type="float" office:value="-0.171848343937226">
            <text:p>-0.1718483439</text:p>
          </table:table-cell>
          <table:table-cell table:style-name="ce3" table:formula="of:=SIN(PI()*2/257*([.IU$1]+191)*[.$B50]*[.$B50])/[.$B50]/[.$B50]" office:value-type="float" office:value="-0.153299195088241">
            <text:p>-0.1532991951</text:p>
          </table:table-cell>
          <table:table-cell table:style-name="ce3" table:formula="of:=SIN(PI()*2/257*([.IV$1]+191)*[.$B50]*[.$B50])/[.$B50]/[.$B50]" office:value-type="float" office:value="-0.133285148840657">
            <text:p>-0.1332851488</text:p>
          </table:table-cell>
          <table:table-cell table:style-name="ce3" table:formula="of:=SIN(PI()*2/257*([.IW$1]+191)*[.$B50]*[.$B50])/[.$B50]/[.$B50]" office:value-type="float" office:value="-0.11199745554166">
            <text:p>-0.1119974555</text:p>
          </table:table-cell>
          <table:table-cell table:style-name="ce3" table:formula="of:=SIN(PI()*2/257*([.IX$1]+191)*[.$B50]*[.$B50])/[.$B50]/[.$B50]" office:value-type="float" office:value="-0.0896395362628172">
            <text:p>-0.0896395363</text:p>
          </table:table-cell>
          <table:table-cell table:style-name="ce3" table:formula="of:=SIN(PI()*2/257*([.IY$1]+191)*[.$B50]*[.$B50])/[.$B50]/[.$B50]" office:value-type="float" office:value="-0.0664250389477552">
            <text:p>-0.06642503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" table:formula="of:=SIN(PI()*2/257*([.C$1]+191)*[.$B51]*[.$B51])/[.$B51]/[.$B51]" office:value-type="float" office:value="-0.102975140544875">
            <text:p>-0.1029751405</text:p>
          </table:table-cell>
          <table:table-cell table:style-name="ce3" table:formula="of:=SIN(PI()*2/257*([.D$1]+191)*[.$B51]*[.$B51])/[.$B51]/[.$B51]" office:value-type="float" office:value="-0.109601577806961">
            <text:p>-0.1096015778</text:p>
          </table:table-cell>
          <table:table-cell table:style-name="ce3" table:formula="of:=SIN(PI()*2/257*([.E$1]+191)*[.$B51]*[.$B51])/[.$B51]/[.$B51]" office:value-type="float" office:value="-0.1109430464104">
            <text:p>-0.1109430464</text:p>
          </table:table-cell>
          <table:table-cell table:style-name="ce3" table:formula="of:=SIN(PI()*2/257*([.F$1]+191)*[.$B51]*[.$B51])/[.$B51]/[.$B51]" office:value-type="float" office:value="-0.106934860976865">
            <text:p>-0.106934861</text:p>
          </table:table-cell>
          <table:table-cell table:style-name="ce3" table:formula="of:=SIN(PI()*2/257*([.G$1]+191)*[.$B51]*[.$B51])/[.$B51]/[.$B51]" office:value-type="float" office:value="-0.0977702954976433">
            <text:p>-0.0977702955</text:p>
          </table:table-cell>
          <table:table-cell table:style-name="ce3" table:formula="of:=SIN(PI()*2/257*([.H$1]+191)*[.$B51]*[.$B51])/[.$B51]/[.$B51]" office:value-type="float" office:value="-0.0838912636960315">
            <text:p>-0.0838912637</text:p>
          </table:table-cell>
          <table:table-cell table:style-name="ce3" table:formula="of:=SIN(PI()*2/257*([.I$1]+191)*[.$B51]*[.$B51])/[.$B51]/[.$B51]" office:value-type="float" office:value="-0.065967010025911">
            <text:p>-0.06596701</text:p>
          </table:table-cell>
          <table:table-cell table:style-name="ce3" table:formula="of:=SIN(PI()*2/257*([.J$1]+191)*[.$B51]*[.$B51])/[.$B51]/[.$B51]" office:value-type="float" office:value="-0.0448618388227816">
            <text:p>-0.0448618388</text:p>
          </table:table-cell>
          <table:table-cell table:style-name="ce3" table:formula="of:=SIN(PI()*2/257*([.K$1]+191)*[.$B51]*[.$B51])/[.$B51]/[.$B51]" office:value-type="float" office:value="-0.0215934377018743">
            <text:p>-0.0215934377</text:p>
          </table:table-cell>
          <table:table-cell table:style-name="ce3" table:formula="of:=SIN(PI()*2/257*([.L$1]+191)*[.$B51]*[.$B51])/[.$B51]/[.$B51]" office:value-type="float" office:value="0.00271619515830447">
            <text:p>0.0027161952</text:p>
          </table:table-cell>
          <table:table-cell table:style-name="ce3" table:formula="of:=SIN(PI()*2/257*([.M$1]+191)*[.$B51]*[.$B51])/[.$B51]/[.$B51]" office:value-type="float" office:value="0.0268948535693044">
            <text:p>0.0268948536</text:p>
          </table:table-cell>
          <table:table-cell table:style-name="ce3" table:formula="of:=SIN(PI()*2/257*([.N$1]+191)*[.$B51]*[.$B51])/[.$B51]/[.$B51]" office:value-type="float" office:value="0.0497766469074041">
            <text:p>0.0497766469</text:p>
          </table:table-cell>
          <table:table-cell table:style-name="ce3" table:formula="of:=SIN(PI()*2/257*([.O$1]+191)*[.$B51]*[.$B51])/[.$B51]/[.$B51]" office:value-type="float" office:value="0.0702582191528703">
            <text:p>0.0702582192</text:p>
          </table:table-cell>
          <table:table-cell table:style-name="ce3" table:formula="of:=SIN(PI()*2/257*([.P$1]+191)*[.$B51]*[.$B51])/[.$B51]/[.$B51]" office:value-type="float" office:value="0.0873519525216969">
            <text:p>0.0873519525</text:p>
          </table:table-cell>
          <table:table-cell table:style-name="ce3" table:formula="of:=SIN(PI()*2/257*([.Q$1]+191)*[.$B51]*[.$B51])/[.$B51]/[.$B51]" office:value-type="float" office:value="0.100233590220133">
            <text:p>0.1002335902</text:p>
          </table:table-cell>
          <table:table-cell table:style-name="ce3" table:formula="of:=SIN(PI()*2/257*([.R$1]+191)*[.$B51]*[.$B51])/[.$B51]/[.$B51]" office:value-type="float" office:value="0.108281981961198">
            <text:p>0.108281982</text:p>
          </table:table-cell>
          <table:table-cell table:style-name="ce3" table:formula="of:=SIN(PI()*2/257*([.S$1]+191)*[.$B51]*[.$B51])/[.$B51]/[.$B51]" office:value-type="float" office:value="0.111109035721443">
            <text:p>0.1111090357</text:p>
          </table:table-cell>
          <table:table-cell table:style-name="ce3" table:formula="of:=SIN(PI()*2/257*([.T$1]+191)*[.$B51]*[.$B51])/[.$B51]/[.$B51]" office:value-type="float" office:value="0.108578431469552">
            <text:p>0.1085784315</text:p>
          </table:table-cell>
          <table:table-cell table:style-name="ce3" table:formula="of:=SIN(PI()*2/257*([.U$1]+191)*[.$B51]*[.$B51])/[.$B51]/[.$B51]" office:value-type="float" office:value="0.100812194494085">
            <text:p>0.1008121945</text:p>
          </table:table-cell>
          <table:table-cell table:style-name="ce3" table:formula="of:=SIN(PI()*2/257*([.V$1]+191)*[.$B51]*[.$B51])/[.$B51]/[.$B51]" office:value-type="float" office:value="0.0881848113656943">
            <text:p>0.0881848114</text:p>
          </table:table-cell>
          <table:table-cell table:style-name="ce3" table:formula="of:=SIN(PI()*2/257*([.W$1]+191)*[.$B51]*[.$B51])/[.$B51]/[.$B51]" office:value-type="float" office:value="0.0713051722610508">
            <text:p>0.0713051723</text:p>
          </table:table-cell>
          <table:table-cell table:style-name="ce3" table:formula="of:=SIN(PI()*2/257*([.X$1]+191)*[.$B51]*[.$B51])/[.$B51]/[.$B51]" office:value-type="float" office:value="0.0509872103864303">
            <text:p>0.0509872104</text:p>
          </table:table-cell>
          <table:table-cell table:style-name="ce3" table:formula="of:=SIN(PI()*2/257*([.Y$1]+191)*[.$B51]*[.$B51])/[.$B51]/[.$B51]" office:value-type="float" office:value="0.0282106542627488">
            <text:p>0.0282106543</text:p>
          </table:table-cell>
          <table:table-cell table:style-name="ce3" table:formula="of:=SIN(PI()*2/257*([.Z$1]+191)*[.$B51]*[.$B51])/[.$B51]/[.$B51]" office:value-type="float" office:value="0.00407378538991158">
            <text:p>0.0040737854</text:p>
          </table:table-cell>
          <table:table-cell table:style-name="ce3" table:formula="of:=SIN(PI()*2/257*([.AA$1]+191)*[.$B51]*[.$B51])/[.$B51]/[.$B51]" office:value-type="float" office:value="-0.0202595206924861">
            <text:p>-0.0202595207</text:p>
          </table:table-cell>
          <table:table-cell table:style-name="ce3" table:formula="of:=SIN(PI()*2/257*([.AB$1]+191)*[.$B51]*[.$B51])/[.$B51]/[.$B51]" office:value-type="float" office:value="-0.0436159162774135">
            <text:p>-0.0436159163</text:p>
          </table:table-cell>
          <table:table-cell table:style-name="ce3" table:formula="of:=SIN(PI()*2/257*([.AC$1]+191)*[.$B51]*[.$B51])/[.$B51]/[.$B51]" office:value-type="float" office:value="-0.064869160108902">
            <text:p>-0.0648691601</text:p>
          </table:table-cell>
          <table:table-cell table:style-name="ce3" table:formula="of:=SIN(PI()*2/257*([.AD$1]+191)*[.$B51]*[.$B51])/[.$B51]/[.$B51]" office:value-type="float" office:value="-0.0829944245358228">
            <text:p>-0.0829944245</text:p>
          </table:table-cell>
          <table:table-cell table:style-name="ce3" table:formula="of:=SIN(PI()*2/257*([.AE$1]+191)*[.$B51]*[.$B51])/[.$B51]/[.$B51]" office:value-type="float" office:value="-0.097117712519605">
            <text:p>-0.0971177125</text:p>
          </table:table-cell>
          <table:table-cell table:style-name="ce3" table:formula="of:=SIN(PI()*2/257*([.AF$1]+191)*[.$B51]*[.$B51])/[.$B51]/[.$B51]" office:value-type="float" office:value="-0.10655800161655">
            <text:p>-0.1065580016</text:p>
          </table:table-cell>
          <table:table-cell table:style-name="ce3" table:formula="of:=SIN(PI()*2/257*([.AG$1]+191)*[.$B51]*[.$B51])/[.$B51]/[.$B51]" office:value-type="float" office:value="-0.110860082759378">
            <text:p>-0.1108600828</text:p>
          </table:table-cell>
          <table:table-cell table:style-name="ce3" table:formula="of:=SIN(PI()*2/257*([.AH$1]+191)*[.$B51]*[.$B51])/[.$B51]/[.$B51]" office:value-type="float" office:value="-0.109816510357781">
            <text:p>-0.1098165104</text:p>
          </table:table-cell>
          <table:table-cell table:style-name="ce3" table:formula="of:=SIN(PI()*2/257*([.AI$1]+191)*[.$B51]*[.$B51])/[.$B51]/[.$B51]" office:value-type="float" office:value="-0.103477605288025">
            <text:p>-0.1034776053</text:p>
          </table:table-cell>
          <table:table-cell table:style-name="ce3" table:formula="of:=SIN(PI()*2/257*([.AJ$1]+191)*[.$B51]*[.$B51])/[.$B51]/[.$B51]" office:value-type="float" office:value="-0.092149028429218">
            <text:p>-0.0921490284</text:p>
          </table:table-cell>
          <table:table-cell table:style-name="ce3" table:formula="of:=SIN(PI()*2/257*([.AK$1]+191)*[.$B51]*[.$B51])/[.$B51]/[.$B51]" office:value-type="float" office:value="-0.0763770417498788">
            <text:p>-0.0763770417</text:p>
          </table:table-cell>
          <table:table-cell table:style-name="ce3" table:formula="of:=SIN(PI()*2/257*([.AL$1]+191)*[.$B51]*[.$B51])/[.$B51]/[.$B51]" office:value-type="float" office:value="-0.0569221676526295">
            <text:p>-0.0569221677</text:p>
          </table:table-cell>
          <table:table-cell table:style-name="ce3" table:formula="of:=SIN(PI()*2/257*([.AM$1]+191)*[.$B51]*[.$B51])/[.$B51]/[.$B51]" office:value-type="float" office:value="-0.0347225167187165">
            <text:p>-0.0347225167</text:p>
          </table:table-cell>
          <table:table-cell table:style-name="ce3" table:formula="of:=SIN(PI()*2/257*([.AN$1]+191)*[.$B51]*[.$B51])/[.$B51]/[.$B51]" office:value-type="float" office:value="-0.0108485521820288">
            <text:p>-0.0108485522</text:p>
          </table:table-cell>
          <table:table-cell table:style-name="ce3" table:formula="of:=SIN(PI()*2/257*([.AO$1]+191)*[.$B51]*[.$B51])/[.$B51]/[.$B51]" office:value-type="float" office:value="0.0135485276183342">
            <text:p>0.0135485276</text:p>
          </table:table-cell>
          <table:table-cell table:style-name="ce3" table:formula="of:=SIN(PI()*2/257*([.AP$1]+191)*[.$B51]*[.$B51])/[.$B51]/[.$B51]" office:value-type="float" office:value="0.0372922998179634">
            <text:p>0.0372922998</text:p>
          </table:table-cell>
          <table:table-cell table:style-name="ce3" table:formula="of:=SIN(PI()*2/257*([.AQ$1]+191)*[.$B51]*[.$B51])/[.$B51]/[.$B51]" office:value-type="float" office:value="0.0592378439291801">
            <text:p>0.0592378439</text:p>
          </table:table-cell>
          <table:table-cell table:style-name="ce3" table:formula="of:=SIN(PI()*2/257*([.AR$1]+191)*[.$B51]*[.$B51])/[.$B51]/[.$B51]" office:value-type="float" office:value="0.0783269497040543">
            <text:p>0.0783269497</text:p>
          </table:table-cell>
          <table:table-cell table:style-name="ce3" table:formula="of:=SIN(PI()*2/257*([.AS$1]+191)*[.$B51]*[.$B51])/[.$B51]/[.$B51]" office:value-type="float" office:value="0.0936391438450232">
            <text:p>0.0936391438</text:p>
          </table:table-cell>
          <table:table-cell table:style-name="ce3" table:formula="of:=SIN(PI()*2/257*([.AT$1]+191)*[.$B51]*[.$B51])/[.$B51]/[.$B51]" office:value-type="float" office:value="0.104436075064183">
            <text:p>0.1044360751</text:p>
          </table:table-cell>
          <table:table-cell table:style-name="ce3" table:formula="of:=SIN(PI()*2/257*([.AU$1]+191)*[.$B51]*[.$B51])/[.$B51]/[.$B51]" office:value-type="float" office:value="0.110197117251541">
            <text:p>0.1101971173</text:p>
          </table:table-cell>
          <table:table-cell table:style-name="ce3" table:formula="of:=SIN(PI()*2/257*([.AV$1]+191)*[.$B51]*[.$B51])/[.$B51]/[.$B51]" office:value-type="float" office:value="0.110644473973774">
            <text:p>0.110644474</text:p>
          </table:table-cell>
          <table:table-cell table:style-name="ce3" table:formula="of:=SIN(PI()*2/257*([.AW$1]+191)*[.$B51]*[.$B51])/[.$B51]/[.$B51]" office:value-type="float" office:value="0.105756573769014">
            <text:p>0.1057565738</text:p>
          </table:table-cell>
          <table:table-cell table:style-name="ce3" table:formula="of:=SIN(PI()*2/257*([.AX$1]+191)*[.$B51]*[.$B51])/[.$B51]/[.$B51]" office:value-type="float" office:value="0.0957691103189191">
            <text:p>0.0957691103</text:p>
          </table:table-cell>
          <table:table-cell table:style-name="ce3" table:formula="of:=SIN(PI()*2/257*([.AY$1]+191)*[.$B51]*[.$B51])/[.$B51]/[.$B51]" office:value-type="float" office:value="0.0811636773411093">
            <text:p>0.0811636773</text:p>
          </table:table-cell>
          <table:table-cell table:style-name="ce3" table:formula="of:=SIN(PI()*2/257*([.AZ$1]+191)*[.$B51]*[.$B51])/[.$B51]/[.$B51]" office:value-type="float" office:value="0.0626445462254515">
            <text:p>0.0626445462</text:p>
          </table:table-cell>
          <table:table-cell table:style-name="ce3" table:formula="of:=SIN(PI()*2/257*([.BA$1]+191)*[.$B51]*[.$B51])/[.$B51]/[.$B51]" office:value-type="float" office:value="0.0411047061924478">
            <text:p>0.0411047062</text:p>
          </table:table-cell>
          <table:table-cell table:style-name="ce3" table:formula="of:=SIN(PI()*2/257*([.BB$1]+191)*[.$B51]*[.$B51])/[.$B51]/[.$B51]" office:value-type="float" office:value="0.0175828045112751">
            <text:p>0.0175828045</text:p>
          </table:table-cell>
          <table:table-cell table:style-name="ce3" table:formula="of:=SIN(PI()*2/257*([.BC$1]+191)*[.$B51]*[.$B51])/[.$B51]/[.$B51]" office:value-type="float" office:value="-0.00678693688747025">
            <text:p>-0.0067869369</text:p>
          </table:table-cell>
          <table:table-cell table:style-name="ce3" table:formula="of:=SIN(PI()*2/257*([.BD$1]+191)*[.$B51]*[.$B51])/[.$B51]/[.$B51]" office:value-type="float" office:value="-0.0308294133922557">
            <text:p>-0.0308294134</text:p>
          </table:table-cell>
          <table:table-cell table:style-name="ce3" table:formula="of:=SIN(PI()*2/257*([.BE$1]+191)*[.$B51]*[.$B51])/[.$B51]/[.$B51]" office:value-type="float" office:value="-0.053385301046748">
            <text:p>-0.053385301</text:p>
          </table:table-cell>
          <table:table-cell table:style-name="ce3" table:formula="of:=SIN(PI()*2/257*([.BF$1]+191)*[.$B51]*[.$B51])/[.$B51]/[.$B51]" office:value-type="float" office:value="-0.0733669589455219">
            <text:p>-0.0733669589</text:p>
          </table:table-cell>
          <table:table-cell table:style-name="ce3" table:formula="of:=SIN(PI()*2/257*([.BG$1]+191)*[.$B51]*[.$B51])/[.$B51]/[.$B51]" office:value-type="float" office:value="-0.0898108750857747">
            <text:p>-0.0898108751</text:p>
          </table:table-cell>
          <table:table-cell table:style-name="ce3" table:formula="of:=SIN(PI()*2/257*([.BH$1]+191)*[.$B51]*[.$B51])/[.$B51]/[.$B51]" office:value-type="float" office:value="-0.101924126745358">
            <text:p>-0.1019241267</text:p>
          </table:table-cell>
          <table:table-cell table:style-name="ce3" table:formula="of:=SIN(PI()*2/257*([.BI$1]+191)*[.$B51]*[.$B51])/[.$B51]/[.$B51]" office:value-type="float" office:value="-0.109122615075913">
            <text:p>-0.1091226151</text:p>
          </table:table-cell>
          <table:table-cell table:style-name="ce3" table:formula="of:=SIN(PI()*2/257*([.BJ$1]+191)*[.$B51]*[.$B51])/[.$B51]/[.$B51]" office:value-type="float" office:value="-0.111059230245833">
            <text:p>-0.1110592302</text:p>
          </table:table-cell>
          <table:table-cell table:style-name="ce3" table:formula="of:=SIN(PI()*2/257*([.BK$1]+191)*[.$B51]*[.$B51])/[.$B51]/[.$B51]" office:value-type="float" office:value="-0.107640589014823">
            <text:p>-0.107640589</text:p>
          </table:table-cell>
          <table:table-cell table:style-name="ce3" table:formula="of:=SIN(PI()*2/257*([.BL$1]+191)*[.$B51]*[.$B51])/[.$B51]/[.$B51]" office:value-type="float" office:value="-0.0990315376572033">
            <text:p>-0.0990315377</text:p>
          </table:table-cell>
          <table:table-cell table:style-name="ce3" table:formula="of:=SIN(PI()*2/257*([.BM$1]+191)*[.$B51]*[.$B51])/[.$B51]/[.$B51]" office:value-type="float" office:value="-0.0856472031037728">
            <text:p>-0.0856472031</text:p>
          </table:table-cell>
          <table:table-cell table:style-name="ce3" table:formula="of:=SIN(PI()*2/257*([.BN$1]+191)*[.$B51]*[.$B51])/[.$B51]/[.$B51]" office:value-type="float" office:value="-0.068132975594774">
            <text:p>-0.0681329756</text:p>
          </table:table-cell>
          <table:table-cell table:style-name="ce3" table:formula="of:=SIN(PI()*2/257*([.BO$1]+191)*[.$B51]*[.$B51])/[.$B51]/[.$B51]" office:value-type="float" office:value="-0.0473333880768793">
            <text:p>-0.0473333881</text:p>
          </table:table-cell>
          <table:table-cell table:style-name="ce3" table:formula="of:=SIN(PI()*2/257*([.BP$1]+191)*[.$B51]*[.$B51])/[.$B51]/[.$B51]" office:value-type="float" office:value="-0.024251392974174">
            <text:p>-0.024251393</text:p>
          </table:table-cell>
          <table:table-cell table:style-name="ce3" table:formula="of:=SIN(PI()*2/257*([.BQ$1]+191)*[.$B51]*[.$B51])/[.$B51]/[.$B51]" office:value-type="float" office:value="-2.44929359829471E-016">
            <text:p>-2.44929359829471E-016</text:p>
          </table:table-cell>
          <table:table-cell table:style-name="ce3" table:formula="of:=SIN(PI()*2/257*([.BR$1]+191)*[.$B51]*[.$B51])/[.$B51]/[.$B51]" office:value-type="float" office:value="0.0242513929741735">
            <text:p>0.024251393</text:p>
          </table:table-cell>
          <table:table-cell table:style-name="ce3" table:formula="of:=SIN(PI()*2/257*([.BS$1]+191)*[.$B51]*[.$B51])/[.$B51]/[.$B51]" office:value-type="float" office:value="0.0473333880768788">
            <text:p>0.0473333881</text:p>
          </table:table-cell>
          <table:table-cell table:style-name="ce3" table:formula="of:=SIN(PI()*2/257*([.BT$1]+191)*[.$B51]*[.$B51])/[.$B51]/[.$B51]" office:value-type="float" office:value="0.068132975594773">
            <text:p>0.0681329756</text:p>
          </table:table-cell>
          <table:table-cell table:style-name="ce3" table:formula="of:=SIN(PI()*2/257*([.BU$1]+191)*[.$B51]*[.$B51])/[.$B51]/[.$B51]" office:value-type="float" office:value="0.0856472031037726">
            <text:p>0.0856472031</text:p>
          </table:table-cell>
          <table:table-cell table:style-name="ce3" table:formula="of:=SIN(PI()*2/257*([.BV$1]+191)*[.$B51]*[.$B51])/[.$B51]/[.$B51]" office:value-type="float" office:value="0.0990315376572031">
            <text:p>0.0990315377</text:p>
          </table:table-cell>
          <table:table-cell table:style-name="ce3" table:formula="of:=SIN(PI()*2/257*([.BW$1]+191)*[.$B51]*[.$B51])/[.$B51]/[.$B51]" office:value-type="float" office:value="0.107640589014823">
            <text:p>0.107640589</text:p>
          </table:table-cell>
          <table:table-cell table:style-name="ce3" table:formula="of:=SIN(PI()*2/257*([.BX$1]+191)*[.$B51]*[.$B51])/[.$B51]/[.$B51]" office:value-type="float" office:value="0.111059230245833">
            <text:p>0.1110592302</text:p>
          </table:table-cell>
          <table:table-cell table:style-name="ce3" table:formula="of:=SIN(PI()*2/257*([.BY$1]+191)*[.$B51]*[.$B51])/[.$B51]/[.$B51]" office:value-type="float" office:value="0.109122615075913">
            <text:p>0.1091226151</text:p>
          </table:table-cell>
          <table:table-cell table:style-name="ce3" table:formula="of:=SIN(PI()*2/257*([.BZ$1]+191)*[.$B51]*[.$B51])/[.$B51]/[.$B51]" office:value-type="float" office:value="0.101924126745358">
            <text:p>0.1019241267</text:p>
          </table:table-cell>
          <table:table-cell table:style-name="ce3" table:formula="of:=SIN(PI()*2/257*([.CA$1]+191)*[.$B51]*[.$B51])/[.$B51]/[.$B51]" office:value-type="float" office:value="0.089810875085775">
            <text:p>0.0898108751</text:p>
          </table:table-cell>
          <table:table-cell table:style-name="ce3" table:formula="of:=SIN(PI()*2/257*([.CB$1]+191)*[.$B51]*[.$B51])/[.$B51]/[.$B51]" office:value-type="float" office:value="0.0733669589455222">
            <text:p>0.0733669589</text:p>
          </table:table-cell>
          <table:table-cell table:style-name="ce3" table:formula="of:=SIN(PI()*2/257*([.CC$1]+191)*[.$B51]*[.$B51])/[.$B51]/[.$B51]" office:value-type="float" office:value="0.0533853010467498">
            <text:p>0.053385301</text:p>
          </table:table-cell>
          <table:table-cell table:style-name="ce3" table:formula="of:=SIN(PI()*2/257*([.CD$1]+191)*[.$B51]*[.$B51])/[.$B51]/[.$B51]" office:value-type="float" office:value="0.0308294133922577">
            <text:p>0.0308294134</text:p>
          </table:table-cell>
          <table:table-cell table:style-name="ce3" table:formula="of:=SIN(PI()*2/257*([.CE$1]+191)*[.$B51]*[.$B51])/[.$B51]/[.$B51]" office:value-type="float" office:value="0.00678693688747074">
            <text:p>0.0067869369</text:p>
          </table:table-cell>
          <table:table-cell table:style-name="ce3" table:formula="of:=SIN(PI()*2/257*([.CF$1]+191)*[.$B51]*[.$B51])/[.$B51]/[.$B51]" office:value-type="float" office:value="-0.0175828045112747">
            <text:p>-0.0175828045</text:p>
          </table:table-cell>
          <table:table-cell table:style-name="ce3" table:formula="of:=SIN(PI()*2/257*([.CG$1]+191)*[.$B51]*[.$B51])/[.$B51]/[.$B51]" office:value-type="float" office:value="-0.0411047061924474">
            <text:p>-0.0411047062</text:p>
          </table:table-cell>
          <table:table-cell table:style-name="ce3" table:formula="of:=SIN(PI()*2/257*([.CH$1]+191)*[.$B51]*[.$B51])/[.$B51]/[.$B51]" office:value-type="float" office:value="-0.0626445462254498">
            <text:p>-0.0626445462</text:p>
          </table:table-cell>
          <table:table-cell table:style-name="ce3" table:formula="of:=SIN(PI()*2/257*([.CI$1]+191)*[.$B51]*[.$B51])/[.$B51]/[.$B51]" office:value-type="float" office:value="-0.0811636773411089">
            <text:p>-0.0811636773</text:p>
          </table:table-cell>
          <table:table-cell table:style-name="ce3" table:formula="of:=SIN(PI()*2/257*([.CJ$1]+191)*[.$B51]*[.$B51])/[.$B51]/[.$B51]" office:value-type="float" office:value="-0.0957691103189188">
            <text:p>-0.0957691103</text:p>
          </table:table-cell>
          <table:table-cell table:style-name="ce3" table:formula="of:=SIN(PI()*2/257*([.CK$1]+191)*[.$B51]*[.$B51])/[.$B51]/[.$B51]" office:value-type="float" office:value="-0.105756573769014">
            <text:p>-0.1057565738</text:p>
          </table:table-cell>
          <table:table-cell table:style-name="ce3" table:formula="of:=SIN(PI()*2/257*([.CL$1]+191)*[.$B51]*[.$B51])/[.$B51]/[.$B51]" office:value-type="float" office:value="-0.110644473973774">
            <text:p>-0.110644474</text:p>
          </table:table-cell>
          <table:table-cell table:style-name="ce3" table:formula="of:=SIN(PI()*2/257*([.CM$1]+191)*[.$B51]*[.$B51])/[.$B51]/[.$B51]" office:value-type="float" office:value="-0.110197117251541">
            <text:p>-0.1101971173</text:p>
          </table:table-cell>
          <table:table-cell table:style-name="ce3" table:formula="of:=SIN(PI()*2/257*([.CN$1]+191)*[.$B51]*[.$B51])/[.$B51]/[.$B51]" office:value-type="float" office:value="-0.104436075064184">
            <text:p>-0.1044360751</text:p>
          </table:table-cell>
          <table:table-cell table:style-name="ce3" table:formula="of:=SIN(PI()*2/257*([.CO$1]+191)*[.$B51]*[.$B51])/[.$B51]/[.$B51]" office:value-type="float" office:value="-0.0936391438450235">
            <text:p>-0.0936391438</text:p>
          </table:table-cell>
          <table:table-cell table:style-name="ce3" table:formula="of:=SIN(PI()*2/257*([.CP$1]+191)*[.$B51]*[.$B51])/[.$B51]/[.$B51]" office:value-type="float" office:value="-0.0783269497040547">
            <text:p>-0.0783269497</text:p>
          </table:table-cell>
          <table:table-cell table:style-name="ce3" table:formula="of:=SIN(PI()*2/257*([.CQ$1]+191)*[.$B51]*[.$B51])/[.$B51]/[.$B51]" office:value-type="float" office:value="-0.0592378439291805">
            <text:p>-0.0592378439</text:p>
          </table:table-cell>
          <table:table-cell table:style-name="ce3" table:formula="of:=SIN(PI()*2/257*([.CR$1]+191)*[.$B51]*[.$B51])/[.$B51]/[.$B51]" office:value-type="float" office:value="-0.0372922998179653">
            <text:p>-0.0372922998</text:p>
          </table:table-cell>
          <table:table-cell table:style-name="ce3" table:formula="of:=SIN(PI()*2/257*([.CS$1]+191)*[.$B51]*[.$B51])/[.$B51]/[.$B51]" office:value-type="float" office:value="-0.0135485276183363">
            <text:p>-0.0135485276</text:p>
          </table:table-cell>
          <table:table-cell table:style-name="ce3" table:formula="of:=SIN(PI()*2/257*([.CT$1]+191)*[.$B51]*[.$B51])/[.$B51]/[.$B51]" office:value-type="float" office:value="0.0108485521820283">
            <text:p>0.0108485522</text:p>
          </table:table-cell>
          <table:table-cell table:style-name="ce3" table:formula="of:=SIN(PI()*2/257*([.CU$1]+191)*[.$B51]*[.$B51])/[.$B51]/[.$B51]" office:value-type="float" office:value="0.034722516718716">
            <text:p>0.0347225167</text:p>
          </table:table-cell>
          <table:table-cell table:style-name="ce3" table:formula="of:=SIN(PI()*2/257*([.CV$1]+191)*[.$B51]*[.$B51])/[.$B51]/[.$B51]" office:value-type="float" office:value="0.056922167652629">
            <text:p>0.0569221677</text:p>
          </table:table-cell>
          <table:table-cell table:style-name="ce3" table:formula="of:=SIN(PI()*2/257*([.CW$1]+191)*[.$B51]*[.$B51])/[.$B51]/[.$B51]" office:value-type="float" office:value="0.0763770417498779">
            <text:p>0.0763770417</text:p>
          </table:table-cell>
          <table:table-cell table:style-name="ce3" table:formula="of:=SIN(PI()*2/257*([.CX$1]+191)*[.$B51]*[.$B51])/[.$B51]/[.$B51]" office:value-type="float" office:value="0.0921490284292173">
            <text:p>0.0921490284</text:p>
          </table:table-cell>
          <table:table-cell table:style-name="ce3" table:formula="of:=SIN(PI()*2/257*([.CY$1]+191)*[.$B51]*[.$B51])/[.$B51]/[.$B51]" office:value-type="float" office:value="0.103477605288025">
            <text:p>0.1034776053</text:p>
          </table:table-cell>
          <table:table-cell table:style-name="ce3" table:formula="of:=SIN(PI()*2/257*([.CZ$1]+191)*[.$B51]*[.$B51])/[.$B51]/[.$B51]" office:value-type="float" office:value="0.10981651035778">
            <text:p>0.1098165104</text:p>
          </table:table-cell>
          <table:table-cell table:style-name="ce3" table:formula="of:=SIN(PI()*2/257*([.DA$1]+191)*[.$B51]*[.$B51])/[.$B51]/[.$B51]" office:value-type="float" office:value="0.110860082759378">
            <text:p>0.1108600828</text:p>
          </table:table-cell>
          <table:table-cell table:style-name="ce3" table:formula="of:=SIN(PI()*2/257*([.DB$1]+191)*[.$B51]*[.$B51])/[.$B51]/[.$B51]" office:value-type="float" office:value="0.10655800161655">
            <text:p>0.1065580016</text:p>
          </table:table-cell>
          <table:table-cell table:style-name="ce3" table:formula="of:=SIN(PI()*2/257*([.DC$1]+191)*[.$B51]*[.$B51])/[.$B51]/[.$B51]" office:value-type="float" office:value="0.0971177125196056">
            <text:p>0.0971177125</text:p>
          </table:table-cell>
          <table:table-cell table:style-name="ce3" table:formula="of:=SIN(PI()*2/257*([.DD$1]+191)*[.$B51]*[.$B51])/[.$B51]/[.$B51]" office:value-type="float" office:value="0.0829944245358236">
            <text:p>0.0829944245</text:p>
          </table:table-cell>
          <table:table-cell table:style-name="ce3" table:formula="of:=SIN(PI()*2/257*([.DE$1]+191)*[.$B51]*[.$B51])/[.$B51]/[.$B51]" office:value-type="float" office:value="0.0648691601089031">
            <text:p>0.0648691601</text:p>
          </table:table-cell>
          <table:table-cell table:style-name="ce3" table:formula="of:=SIN(PI()*2/257*([.DF$1]+191)*[.$B51]*[.$B51])/[.$B51]/[.$B51]" office:value-type="float" office:value="0.0436159162774147">
            <text:p>0.0436159163</text:p>
          </table:table-cell>
          <table:table-cell table:style-name="ce3" table:formula="of:=SIN(PI()*2/257*([.DG$1]+191)*[.$B51]*[.$B51])/[.$B51]/[.$B51]" office:value-type="float" office:value="0.0202595206924881">
            <text:p>0.0202595207</text:p>
          </table:table-cell>
          <table:table-cell table:style-name="ce3" table:formula="of:=SIN(PI()*2/257*([.DH$1]+191)*[.$B51]*[.$B51])/[.$B51]/[.$B51]" office:value-type="float" office:value="-0.00407378538990951">
            <text:p>-0.0040737854</text:p>
          </table:table-cell>
          <table:table-cell table:style-name="ce3" table:formula="of:=SIN(PI()*2/257*([.DI$1]+191)*[.$B51]*[.$B51])/[.$B51]/[.$B51]" office:value-type="float" office:value="-0.0282106542627476">
            <text:p>-0.0282106543</text:p>
          </table:table-cell>
          <table:table-cell table:style-name="ce3" table:formula="of:=SIN(PI()*2/257*([.DJ$1]+191)*[.$B51]*[.$B51])/[.$B51]/[.$B51]" office:value-type="float" office:value="-0.0509872103864285">
            <text:p>-0.0509872104</text:p>
          </table:table-cell>
          <table:table-cell table:style-name="ce3" table:formula="of:=SIN(PI()*2/257*([.DK$1]+191)*[.$B51]*[.$B51])/[.$B51]/[.$B51]" office:value-type="float" office:value="-0.0713051722610505">
            <text:p>-0.0713051723</text:p>
          </table:table-cell>
          <table:table-cell table:style-name="ce3" table:formula="of:=SIN(PI()*2/257*([.DL$1]+191)*[.$B51]*[.$B51])/[.$B51]/[.$B51]" office:value-type="float" office:value="-0.088184811365693">
            <text:p>-0.0881848114</text:p>
          </table:table-cell>
          <table:table-cell table:style-name="ce3" table:formula="of:=SIN(PI()*2/257*([.DM$1]+191)*[.$B51]*[.$B51])/[.$B51]/[.$B51]" office:value-type="float" office:value="-0.100812194494084">
            <text:p>-0.1008121945</text:p>
          </table:table-cell>
          <table:table-cell table:style-name="ce3" table:formula="of:=SIN(PI()*2/257*([.DN$1]+191)*[.$B51]*[.$B51])/[.$B51]/[.$B51]" office:value-type="float" office:value="-0.108578431469552">
            <text:p>-0.1085784315</text:p>
          </table:table-cell>
          <table:table-cell table:style-name="ce3" table:formula="of:=SIN(PI()*2/257*([.DO$1]+191)*[.$B51]*[.$B51])/[.$B51]/[.$B51]" office:value-type="float" office:value="-0.111109035721443">
            <text:p>-0.1111090357</text:p>
          </table:table-cell>
          <table:table-cell table:style-name="ce3" table:formula="of:=SIN(PI()*2/257*([.DP$1]+191)*[.$B51]*[.$B51])/[.$B51]/[.$B51]" office:value-type="float" office:value="-0.108281981961198">
            <text:p>-0.108281982</text:p>
          </table:table-cell>
          <table:table-cell table:style-name="ce3" table:formula="of:=SIN(PI()*2/257*([.DQ$1]+191)*[.$B51]*[.$B51])/[.$B51]/[.$B51]" office:value-type="float" office:value="-0.100233590220134">
            <text:p>-0.1002335902</text:p>
          </table:table-cell>
          <table:table-cell table:style-name="ce3" table:formula="of:=SIN(PI()*2/257*([.DR$1]+191)*[.$B51]*[.$B51])/[.$B51]/[.$B51]" office:value-type="float" office:value="-0.0873519525216981">
            <text:p>-0.0873519525</text:p>
          </table:table-cell>
          <table:table-cell table:style-name="ce3" table:formula="of:=SIN(PI()*2/257*([.DS$1]+191)*[.$B51]*[.$B51])/[.$B51]/[.$B51]" office:value-type="float" office:value="-0.0702582191528706">
            <text:p>-0.0702582192</text:p>
          </table:table-cell>
          <table:table-cell table:style-name="ce3" table:formula="of:=SIN(PI()*2/257*([.DT$1]+191)*[.$B51]*[.$B51])/[.$B51]/[.$B51]" office:value-type="float" office:value="-0.0497766469074038">
            <text:p>-0.0497766469</text:p>
          </table:table-cell>
          <table:table-cell table:style-name="ce3" table:formula="of:=SIN(PI()*2/257*([.DU$1]+191)*[.$B51]*[.$B51])/[.$B51]/[.$B51]" office:value-type="float" office:value="-0.0268948535693048">
            <text:p>-0.0268948536</text:p>
          </table:table-cell>
          <table:table-cell table:style-name="ce3" table:formula="of:=SIN(PI()*2/257*([.DV$1]+191)*[.$B51]*[.$B51])/[.$B51]/[.$B51]" office:value-type="float" office:value="-0.00271619515830654">
            <text:p>-0.0027161952</text:p>
          </table:table-cell>
          <table:table-cell table:style-name="ce3" table:formula="of:=SIN(PI()*2/257*([.DW$1]+191)*[.$B51]*[.$B51])/[.$B51]/[.$B51]" office:value-type="float" office:value="0.0215934377018739">
            <text:p>0.0215934377</text:p>
          </table:table-cell>
          <table:table-cell table:style-name="ce3" table:formula="of:=SIN(PI()*2/257*([.DX$1]+191)*[.$B51]*[.$B51])/[.$B51]/[.$B51]" office:value-type="float" office:value="0.0448618388227811">
            <text:p>0.0448618388</text:p>
          </table:table-cell>
          <table:table-cell table:style-name="ce3" table:formula="of:=SIN(PI()*2/257*([.DY$1]+191)*[.$B51]*[.$B51])/[.$B51]/[.$B51]" office:value-type="float" office:value="0.0659670100259106">
            <text:p>0.06596701</text:p>
          </table:table-cell>
          <table:table-cell table:style-name="ce3" table:formula="of:=SIN(PI()*2/257*([.DZ$1]+191)*[.$B51]*[.$B51])/[.$B51]/[.$B51]" office:value-type="float" office:value="0.0838912636960312">
            <text:p>0.0838912637</text:p>
          </table:table-cell>
          <table:table-cell table:style-name="ce3" table:formula="of:=SIN(PI()*2/257*([.EA$1]+191)*[.$B51]*[.$B51])/[.$B51]/[.$B51]" office:value-type="float" office:value="0.0977702954976427">
            <text:p>0.0977702955</text:p>
          </table:table-cell>
          <table:table-cell table:style-name="ce3" table:formula="of:=SIN(PI()*2/257*([.EB$1]+191)*[.$B51]*[.$B51])/[.$B51]/[.$B51]" office:value-type="float" office:value="0.106934860976864">
            <text:p>0.106934861</text:p>
          </table:table-cell>
          <table:table-cell table:style-name="ce3" table:formula="of:=SIN(PI()*2/257*([.EC$1]+191)*[.$B51]*[.$B51])/[.$B51]/[.$B51]" office:value-type="float" office:value="0.1109430464104">
            <text:p>0.1109430464</text:p>
          </table:table-cell>
          <table:table-cell table:style-name="ce3" table:formula="of:=SIN(PI()*2/257*([.ED$1]+191)*[.$B51]*[.$B51])/[.$B51]/[.$B51]" office:value-type="float" office:value="0.109601577806962">
            <text:p>0.1096015778</text:p>
          </table:table-cell>
          <table:table-cell table:style-name="ce3" table:formula="of:=SIN(PI()*2/257*([.EE$1]+191)*[.$B51]*[.$B51])/[.$B51]/[.$B51]" office:value-type="float" office:value="0.102975140544875">
            <text:p>0.1029751405</text:p>
          </table:table-cell>
          <table:table-cell table:style-name="ce3" table:formula="of:=SIN(PI()*2/257*([.EF$1]+191)*[.$B51]*[.$B51])/[.$B51]/[.$B51]" office:value-type="float" office:value="0.091383260254607">
            <text:p>0.0913832603</text:p>
          </table:table-cell>
          <table:table-cell table:style-name="ce3" table:formula="of:=SIN(PI()*2/257*([.EG$1]+191)*[.$B51]*[.$B51])/[.$B51]/[.$B51]" office:value-type="float" office:value="0.0753848953494797">
            <text:p>0.0753848953</text:p>
          </table:table-cell>
          <table:table-cell table:style-name="ce3" table:formula="of:=SIN(PI()*2/257*([.EH$1]+191)*[.$B51]*[.$B51])/[.$B51]/[.$B51]" office:value-type="float" office:value="0.0557514841500441">
            <text:p>0.0557514842</text:p>
          </table:table-cell>
          <table:table-cell table:style-name="ce3" table:formula="of:=SIN(PI()*2/257*([.EI$1]+191)*[.$B51]*[.$B51])/[.$B51]/[.$B51]" office:value-type="float" office:value="0.0334297462649758">
            <text:p>0.0334297463</text:p>
          </table:table-cell>
          <table:table-cell table:style-name="ce3" table:formula="of:=SIN(PI()*2/257*([.EJ$1]+191)*[.$B51]*[.$B51])/[.$B51]/[.$B51]" office:value-type="float" office:value="0.00949603193931342">
            <text:p>0.0094960319</text:p>
          </table:table-cell>
          <table:table-cell table:style-name="ce3" table:formula="of:=SIN(PI()*2/257*([.EK$1]+191)*[.$B51]*[.$B51])/[.$B51]/[.$B51]" office:value-type="float" office:value="-0.014895579363614">
            <text:p>-0.0148955794</text:p>
          </table:table-cell>
          <table:table-cell table:style-name="ce3" table:formula="of:=SIN(PI()*2/257*([.EL$1]+191)*[.$B51]*[.$B51])/[.$B51]/[.$B51]" office:value-type="float" office:value="-0.0385689284693653">
            <text:p>-0.0385689285</text:p>
          </table:table-cell>
          <table:table-cell table:style-name="ce3" table:formula="of:=SIN(PI()*2/257*([.EM$1]+191)*[.$B51]*[.$B51])/[.$B51]/[.$B51]" office:value-type="float" office:value="-0.060382490679376">
            <text:p>-0.0603824907</text:p>
          </table:table-cell>
          <table:table-cell table:style-name="ce3" table:formula="of:=SIN(PI()*2/257*([.EN$1]+191)*[.$B51]*[.$B51])/[.$B51]/[.$B51]" office:value-type="float" office:value="-0.0792844198895975">
            <text:p>-0.0792844199</text:p>
          </table:table-cell>
          <table:table-cell table:style-name="ce3" table:formula="of:=SIN(PI()*2/257*([.EO$1]+191)*[.$B51]*[.$B51])/[.$B51]/[.$B51]" office:value-type="float" office:value="-0.0943632684232468">
            <text:p>-0.0943632684</text:p>
          </table:table-cell>
          <table:table-cell table:style-name="ce3" table:formula="of:=SIN(PI()*2/257*([.EP$1]+191)*[.$B51]*[.$B51])/[.$B51]/[.$B51]" office:value-type="float" office:value="-0.104891936876254">
            <text:p>-0.1048919369</text:p>
          </table:table-cell>
          <table:table-cell table:style-name="ce3" table:formula="of:=SIN(PI()*2/257*([.EQ$1]+191)*[.$B51]*[.$B51])/[.$B51]/[.$B51]" office:value-type="float" office:value="-0.110362734721666">
            <text:p>-0.1103627347</text:p>
          </table:table-cell>
          <table:table-cell table:style-name="ce3" table:formula="of:=SIN(PI()*2/257*([.ER$1]+191)*[.$B51]*[.$B51])/[.$B51]/[.$B51]" office:value-type="float" office:value="-0.110511861056893">
            <text:p>-0.1105118611</text:p>
          </table:table-cell>
          <table:table-cell table:style-name="ce3" table:formula="of:=SIN(PI()*2/257*([.ES$1]+191)*[.$B51]*[.$B51])/[.$B51]/[.$B51]" office:value-type="float" office:value="-0.105332125036479">
            <text:p>-0.105332125</text:p>
          </table:table-cell>
          <table:table-cell table:style-name="ce3" table:formula="of:=SIN(PI()*2/257*([.ET$1]+191)*[.$B51]*[.$B51])/[.$B51]/[.$B51]" office:value-type="float" office:value="-0.0950732926133935">
            <text:p>-0.0950732926</text:p>
          </table:table-cell>
          <table:table-cell table:style-name="ce3" table:formula="of:=SIN(PI()*2/257*([.EU$1]+191)*[.$B51]*[.$B51])/[.$B51]/[.$B51]" office:value-type="float" office:value="-0.0802300428690431">
            <text:p>-0.0802300429</text:p>
          </table:table-cell>
          <table:table-cell table:style-name="ce3" table:formula="of:=SIN(PI()*2/257*([.EV$1]+191)*[.$B51]*[.$B51])/[.$B51]/[.$B51]" office:value-type="float" office:value="-0.0615181146756323">
            <text:p>-0.0615181147</text:p>
          </table:table-cell>
          <table:table-cell table:style-name="ce3" table:formula="of:=SIN(PI()*2/257*([.EW$1]+191)*[.$B51]*[.$B51])/[.$B51]/[.$B51]" office:value-type="float" office:value="-0.0398397938945856">
            <text:p>-0.0398397939</text:p>
          </table:table-cell>
          <table:table-cell table:style-name="ce3" table:formula="of:=SIN(PI()*2/257*([.EX$1]+191)*[.$B51]*[.$B51])/[.$B51]/[.$B51]" office:value-type="float" office:value="-0.0162404053122095">
            <text:p>-0.0162404053</text:p>
          </table:table-cell>
          <table:table-cell table:style-name="ce3" table:formula="of:=SIN(PI()*2/257*([.EY$1]+191)*[.$B51]*[.$B51])/[.$B51]/[.$B51]" office:value-type="float" office:value="0.00814209273625396">
            <text:p>0.0081420927</text:p>
          </table:table-cell>
          <table:table-cell table:style-name="ce3" table:formula="of:=SIN(PI()*2/257*([.EZ$1]+191)*[.$B51]*[.$B51])/[.$B51]/[.$B51]" office:value-type="float" office:value="0.0321319805158882">
            <text:p>0.0321319805</text:p>
          </table:table-cell>
          <table:table-cell table:style-name="ce3" table:formula="of:=SIN(PI()*2/257*([.FA$1]+191)*[.$B51]*[.$B51])/[.$B51]/[.$B51]" office:value-type="float" office:value="0.0545724698893625">
            <text:p>0.0545724699</text:p>
          </table:table-cell>
          <table:table-cell table:style-name="ce3" table:formula="of:=SIN(PI()*2/257*([.FB$1]+191)*[.$B51]*[.$B51])/[.$B51]/[.$B51]" office:value-type="float" office:value="0.0743814844359133">
            <text:p>0.0743814844</text:p>
          </table:table-cell>
          <table:table-cell table:style-name="ce3" table:formula="of:=SIN(PI()*2/257*([.FC$1]+191)*[.$B51]*[.$B51])/[.$B51]/[.$B51]" office:value-type="float" office:value="0.0906038369845861">
            <text:p>0.090603837</text:p>
          </table:table-cell>
          <table:table-cell table:style-name="ce3" table:formula="of:=SIN(PI()*2/257*([.FD$1]+191)*[.$B51]*[.$B51])/[.$B51]/[.$B51]" office:value-type="float" office:value="0.102457288570355">
            <text:p>0.1024572886</text:p>
          </table:table-cell>
          <table:table-cell table:style-name="ce3" table:formula="of:=SIN(PI()*2/257*([.FE$1]+191)*[.$B51]*[.$B51])/[.$B51]/[.$B51]" office:value-type="float" office:value="0.109370267858381">
            <text:p>0.1093702679</text:p>
          </table:table-cell>
          <table:table-cell table:style-name="ce3" table:formula="of:=SIN(PI()*2/257*([.FF$1]+191)*[.$B51]*[.$B51])/[.$B51]/[.$B51]" office:value-type="float" office:value="0.111009432212488">
            <text:p>0.1110094322</text:p>
          </table:table-cell>
          <table:table-cell table:style-name="ce3" table:formula="of:=SIN(PI()*2/257*([.FG$1]+191)*[.$B51]*[.$B51])/[.$B51]/[.$B51]" office:value-type="float" office:value="0.107295741418009">
            <text:p>0.1072957414</text:p>
          </table:table-cell>
          <table:table-cell table:style-name="ce3" table:formula="of:=SIN(PI()*2/257*([.FH$1]+191)*[.$B51]*[.$B51])/[.$B51]/[.$B51]" office:value-type="float" office:value="0.0984082689869251">
            <text:p>0.098408269</text:p>
          </table:table-cell>
          <table:table-cell table:style-name="ce3" table:formula="of:=SIN(PI()*2/257*([.FI$1]+191)*[.$B51]*[.$B51])/[.$B51]/[.$B51]" office:value-type="float" office:value="0.084775567264859">
            <text:p>0.0847755673</text:p>
          </table:table-cell>
          <table:table-cell table:style-name="ce3" table:formula="of:=SIN(PI()*2/257*([.FJ$1]+191)*[.$B51]*[.$B51])/[.$B51]/[.$B51]" office:value-type="float" office:value="0.067055002712906">
            <text:p>0.0670550027</text:p>
          </table:table-cell>
          <table:table-cell table:style-name="ce3" table:formula="of:=SIN(PI()*2/257*([.FK$1]+191)*[.$B51]*[.$B51])/[.$B51]/[.$B51]" office:value-type="float" office:value="0.0461010578133886">
            <text:p>0.0461010578</text:p>
          </table:table-cell>
          <table:table-cell table:style-name="ce3" table:formula="of:=SIN(PI()*2/257*([.FL$1]+191)*[.$B51]*[.$B51])/[.$B51]/[.$B51]" office:value-type="float" office:value="0.0229241280759763">
            <text:p>0.0229241281</text:p>
          </table:table-cell>
          <table:table-cell table:style-name="ce3" table:formula="of:=SIN(PI()*2/257*([.FM$1]+191)*[.$B51]*[.$B51])/[.$B51]/[.$B51]" office:value-type="float" office:value="-0.00135819905472654">
            <text:p>-0.0013581991</text:p>
          </table:table-cell>
          <table:table-cell table:style-name="ce3" table:formula="of:=SIN(PI()*2/257*([.FN$1]+191)*[.$B51]*[.$B51])/[.$B51]/[.$B51]" office:value-type="float" office:value="-0.0255750340677057">
            <text:p>-0.0255750341</text:p>
          </table:table-cell>
          <table:table-cell table:style-name="ce3" table:formula="of:=SIN(PI()*2/257*([.FO$1]+191)*[.$B51]*[.$B51])/[.$B51]/[.$B51]" office:value-type="float" office:value="-0.0485586454702574">
            <text:p>-0.0485586455</text:p>
          </table:table-cell>
          <table:table-cell table:style-name="ce3" table:formula="of:=SIN(PI()*2/257*([.FP$1]+191)*[.$B51]*[.$B51])/[.$B51]/[.$B51]" office:value-type="float" office:value="-0.0692007675936249">
            <text:p>-0.0692007676</text:p>
          </table:table-cell>
          <table:table-cell table:style-name="ce3" table:formula="of:=SIN(PI()*2/257*([.FQ$1]+191)*[.$B51]*[.$B51])/[.$B51]/[.$B51]" office:value-type="float" office:value="-0.0865060409671445">
            <text:p>-0.086506041</text:p>
          </table:table-cell>
          <table:table-cell table:style-name="ce3" table:formula="of:=SIN(PI()*2/257*([.FR$1]+191)*[.$B51]*[.$B51])/[.$B51]/[.$B51]" office:value-type="float" office:value="-0.0996400083755217">
            <text:p>-0.0996400084</text:p>
          </table:table-cell>
          <table:table-cell table:style-name="ce3" table:formula="of:=SIN(PI()*2/257*([.FS$1]+191)*[.$B51]*[.$B51])/[.$B51]/[.$B51]" office:value-type="float" office:value="-0.107969352237883">
            <text:p>-0.1079693522</text:p>
          </table:table-cell>
          <table:table-cell table:style-name="ce3" table:formula="of:=SIN(PI()*2/257*([.FT$1]+191)*[.$B51]*[.$B51])/[.$B51]/[.$B51]" office:value-type="float" office:value="-0.11109243306928">
            <text:p>-0.1110924331</text:p>
          </table:table-cell>
          <table:table-cell table:style-name="ce3" table:formula="of:=SIN(PI()*2/257*([.FU$1]+191)*[.$B51]*[.$B51])/[.$B51]/[.$B51]" office:value-type="float" office:value="-0.108858656465486">
            <text:p>-0.1088586565</text:p>
          </table:table-cell>
          <table:table-cell table:style-name="ce3" table:formula="of:=SIN(PI()*2/257*([.FV$1]+191)*[.$B51]*[.$B51])/[.$B51]/[.$B51]" office:value-type="float" office:value="-0.101375734738472">
            <text:p>-0.1013757347</text:p>
          </table:table-cell>
          <table:table-cell table:style-name="ce3" table:formula="of:=SIN(PI()*2/257*([.FW$1]+191)*[.$B51]*[.$B51])/[.$B51]/[.$B51]" office:value-type="float" office:value="-0.0890044930478188">
            <text:p>-0.089004493</text:p>
          </table:table-cell>
          <table:table-cell table:style-name="ce3" table:formula="of:=SIN(PI()*2/257*([.FX$1]+191)*[.$B51]*[.$B51])/[.$B51]/[.$B51]" office:value-type="float" office:value="-0.0723414704754632">
            <text:p>-0.0723414705</text:p>
          </table:table-cell>
          <table:table-cell table:style-name="ce3" table:formula="of:=SIN(PI()*2/257*([.FY$1]+191)*[.$B51]*[.$B51])/[.$B51]/[.$B51]" office:value-type="float" office:value="-0.0521901550168783">
            <text:p>-0.052190155</text:p>
          </table:table-cell>
          <table:table-cell table:style-name="ce3" table:formula="of:=SIN(PI()*2/257*([.FZ$1]+191)*[.$B51]*[.$B51])/[.$B51]/[.$B51]" office:value-type="float" office:value="-0.0295222395323358">
            <text:p>-0.0295222395</text:p>
          </table:table-cell>
          <table:table-cell table:style-name="ce3" table:formula="of:=SIN(PI()*2/257*([.GA$1]+191)*[.$B51]*[.$B51])/[.$B51]/[.$B51]" office:value-type="float" office:value="-0.0054307668893711">
            <text:p>-0.0054307669</text:p>
          </table:table-cell>
          <table:table-cell table:style-name="ce3" table:formula="of:=SIN(PI()*2/257*([.GB$1]+191)*[.$B51]*[.$B51])/[.$B51]/[.$B51]" office:value-type="float" office:value="0.0189225763705778">
            <text:p>0.0189225764</text:p>
          </table:table-cell>
          <table:table-cell table:style-name="ce3" table:formula="of:=SIN(PI()*2/257*([.GC$1]+191)*[.$B51]*[.$B51])/[.$B51]/[.$B51]" office:value-type="float" office:value="0.0423634763513295">
            <text:p>0.0423634764</text:p>
          </table:table-cell>
          <table:table-cell table:style-name="ce3" table:formula="of:=SIN(PI()*2/257*([.GD$1]+191)*[.$B51]*[.$B51])/[.$B51]/[.$B51]" office:value-type="float" office:value="0.0637616170099259">
            <text:p>0.063761617</text:p>
          </table:table-cell>
          <table:table-cell table:style-name="ce3" table:formula="of:=SIN(PI()*2/257*([.GE$1]+191)*[.$B51]*[.$B51])/[.$B51]/[.$B51]" office:value-type="float" office:value="0.0820851837959122">
            <text:p>0.0820851838</text:p>
          </table:table-cell>
          <table:table-cell table:style-name="ce3" table:formula="of:=SIN(PI()*2/257*([.GF$1]+191)*[.$B51]*[.$B51])/[.$B51]/[.$B51]" office:value-type="float" office:value="0.0964506175661062">
            <text:p>0.0964506176</text:p>
          </table:table-cell>
          <table:table-cell table:style-name="ce3" table:formula="of:=SIN(PI()*2/257*([.GG$1]+191)*[.$B51]*[.$B51])/[.$B51]/[.$B51]" office:value-type="float" office:value="0.1061652196499">
            <text:p>0.1061652196</text:p>
          </table:table-cell>
          <table:table-cell table:style-name="ce3" table:formula="of:=SIN(PI()*2/257*([.GH$1]+191)*[.$B51]*[.$B51])/[.$B51]/[.$B51]" office:value-type="float" office:value="0.110760553656402">
            <text:p>0.1107605537</text:p>
          </table:table-cell>
          <table:table-cell table:style-name="ce3" table:formula="of:=SIN(PI()*2/257*([.GI$1]+191)*[.$B51]*[.$B51])/[.$B51]/[.$B51]" office:value-type="float" office:value="0.110015033394186">
            <text:p>0.1100150334</text:p>
          </table:table-cell>
          <table:table-cell table:style-name="ce3" table:formula="of:=SIN(PI()*2/257*([.GJ$1]+191)*[.$B51]*[.$B51])/[.$B51]/[.$B51]" office:value-type="float" office:value="0.103964607718178">
            <text:p>0.1039646077</text:p>
          </table:table-cell>
          <table:table-cell table:style-name="ce3" table:formula="of:=SIN(PI()*2/257*([.GK$1]+191)*[.$B51]*[.$B51])/[.$B51]/[.$B51]" office:value-type="float" office:value="0.092901027082239">
            <text:p>0.0929010271</text:p>
          </table:table-cell>
          <table:table-cell table:style-name="ce3" table:formula="of:=SIN(PI()*2/257*([.GL$1]+191)*[.$B51]*[.$B51])/[.$B51]/[.$B51]" office:value-type="float" office:value="0.0773577753839884">
            <text:p>0.0773577754</text:p>
          </table:table-cell>
          <table:table-cell table:style-name="ce3" table:formula="of:=SIN(PI()*2/257*([.GM$1]+191)*[.$B51]*[.$B51])/[.$B51]/[.$B51]" office:value-type="float" office:value="0.0580843454657929">
            <text:p>0.0580843455</text:p>
          </table:table-cell>
          <table:table-cell table:style-name="ce3" table:formula="of:=SIN(PI()*2/257*([.GN$1]+191)*[.$B51]*[.$B51])/[.$B51]/[.$B51]" office:value-type="float" office:value="0.036010098702738">
            <text:p>0.0360100987</text:p>
          </table:table-cell>
          <table:table-cell table:style-name="ce3" table:formula="of:=SIN(PI()*2/257*([.GO$1]+191)*[.$B51]*[.$B51])/[.$B51]/[.$B51]" office:value-type="float" office:value="0.0121994513618225">
            <text:p>0.0121994514</text:p>
          </table:table-cell>
          <table:table-cell table:style-name="ce3" table:formula="of:=SIN(PI()*2/257*([.GP$1]+191)*[.$B51]*[.$B51])/[.$B51]/[.$B51]" office:value-type="float" office:value="-0.012199451361821">
            <text:p>-0.0121994514</text:p>
          </table:table-cell>
          <table:table-cell table:style-name="ce3" table:formula="of:=SIN(PI()*2/257*([.GQ$1]+191)*[.$B51]*[.$B51])/[.$B51]/[.$B51]" office:value-type="float" office:value="-0.0360100987027365">
            <text:p>-0.0360100987</text:p>
          </table:table-cell>
          <table:table-cell table:style-name="ce3" table:formula="of:=SIN(PI()*2/257*([.GR$1]+191)*[.$B51]*[.$B51])/[.$B51]/[.$B51]" office:value-type="float" office:value="-0.0580843454657889">
            <text:p>-0.0580843455</text:p>
          </table:table-cell>
          <table:table-cell table:style-name="ce3" table:formula="of:=SIN(PI()*2/257*([.GS$1]+191)*[.$B51]*[.$B51])/[.$B51]/[.$B51]" office:value-type="float" office:value="-0.0773577753839873">
            <text:p>-0.0773577754</text:p>
          </table:table-cell>
          <table:table-cell table:style-name="ce3" table:formula="of:=SIN(PI()*2/257*([.GT$1]+191)*[.$B51]*[.$B51])/[.$B51]/[.$B51]" office:value-type="float" office:value="-0.0929010270822381">
            <text:p>-0.0929010271</text:p>
          </table:table-cell>
          <table:table-cell table:style-name="ce3" table:formula="of:=SIN(PI()*2/257*([.GU$1]+191)*[.$B51]*[.$B51])/[.$B51]/[.$B51]" office:value-type="float" office:value="-0.103964607718177">
            <text:p>-0.1039646077</text:p>
          </table:table-cell>
          <table:table-cell table:style-name="ce3" table:formula="of:=SIN(PI()*2/257*([.GV$1]+191)*[.$B51]*[.$B51])/[.$B51]/[.$B51]" office:value-type="float" office:value="-0.110015033394185">
            <text:p>-0.1100150334</text:p>
          </table:table-cell>
          <table:table-cell table:style-name="ce3" table:formula="of:=SIN(PI()*2/257*([.GW$1]+191)*[.$B51]*[.$B51])/[.$B51]/[.$B51]" office:value-type="float" office:value="-0.110760553656402">
            <text:p>-0.1107605537</text:p>
          </table:table-cell>
          <table:table-cell table:style-name="ce3" table:formula="of:=SIN(PI()*2/257*([.GX$1]+191)*[.$B51]*[.$B51])/[.$B51]/[.$B51]" office:value-type="float" office:value="-0.106165219649901">
            <text:p>-0.1061652196</text:p>
          </table:table-cell>
          <table:table-cell table:style-name="ce3" table:formula="of:=SIN(PI()*2/257*([.GY$1]+191)*[.$B51]*[.$B51])/[.$B51]/[.$B51]" office:value-type="float" office:value="-0.0964506175661069">
            <text:p>-0.0964506176</text:p>
          </table:table-cell>
          <table:table-cell table:style-name="ce3" table:formula="of:=SIN(PI()*2/257*([.GZ$1]+191)*[.$B51]*[.$B51])/[.$B51]/[.$B51]" office:value-type="float" office:value="-0.0820851837959133">
            <text:p>-0.0820851838</text:p>
          </table:table-cell>
          <table:table-cell table:style-name="ce3" table:formula="of:=SIN(PI()*2/257*([.HA$1]+191)*[.$B51]*[.$B51])/[.$B51]/[.$B51]" office:value-type="float" office:value="-0.0637616170099271">
            <text:p>-0.063761617</text:p>
          </table:table-cell>
          <table:table-cell table:style-name="ce3" table:formula="of:=SIN(PI()*2/257*([.HB$1]+191)*[.$B51]*[.$B51])/[.$B51]/[.$B51]" office:value-type="float" office:value="-0.0423634763513309">
            <text:p>-0.0423634764</text:p>
          </table:table-cell>
          <table:table-cell table:style-name="ce3" table:formula="of:=SIN(PI()*2/257*([.HC$1]+191)*[.$B51]*[.$B51])/[.$B51]/[.$B51]" office:value-type="float" office:value="-0.0189225763705793">
            <text:p>-0.0189225764</text:p>
          </table:table-cell>
          <table:table-cell table:style-name="ce3" table:formula="of:=SIN(PI()*2/257*([.HD$1]+191)*[.$B51]*[.$B51])/[.$B51]/[.$B51]" office:value-type="float" office:value="0.00543076688936958">
            <text:p>0.0054307669</text:p>
          </table:table-cell>
          <table:table-cell table:style-name="ce3" table:formula="of:=SIN(PI()*2/257*([.HE$1]+191)*[.$B51]*[.$B51])/[.$B51]/[.$B51]" office:value-type="float" office:value="0.0295222395323359">
            <text:p>0.0295222395</text:p>
          </table:table-cell>
          <table:table-cell table:style-name="ce3" table:formula="of:=SIN(PI()*2/257*([.HF$1]+191)*[.$B51]*[.$B51])/[.$B51]/[.$B51]" office:value-type="float" office:value="0.052190155016877">
            <text:p>0.052190155</text:p>
          </table:table-cell>
          <table:table-cell table:style-name="ce3" table:formula="of:=SIN(PI()*2/257*([.HG$1]+191)*[.$B51]*[.$B51])/[.$B51]/[.$B51]" office:value-type="float" office:value="0.0723414704754608">
            <text:p>0.0723414705</text:p>
          </table:table-cell>
          <table:table-cell table:style-name="ce3" table:formula="of:=SIN(PI()*2/257*([.HH$1]+191)*[.$B51]*[.$B51])/[.$B51]/[.$B51]" office:value-type="float" office:value="0.0890044930478189">
            <text:p>0.089004493</text:p>
          </table:table-cell>
          <table:table-cell table:style-name="ce3" table:formula="of:=SIN(PI()*2/257*([.HI$1]+191)*[.$B51]*[.$B51])/[.$B51]/[.$B51]" office:value-type="float" office:value="0.101375734738471">
            <text:p>0.1013757347</text:p>
          </table:table-cell>
          <table:table-cell table:style-name="ce3" table:formula="of:=SIN(PI()*2/257*([.HJ$1]+191)*[.$B51]*[.$B51])/[.$B51]/[.$B51]" office:value-type="float" office:value="0.108858656465486">
            <text:p>0.1088586565</text:p>
          </table:table-cell>
          <table:table-cell table:style-name="ce3" table:formula="of:=SIN(PI()*2/257*([.HK$1]+191)*[.$B51]*[.$B51])/[.$B51]/[.$B51]" office:value-type="float" office:value="0.11109243306928">
            <text:p>0.1110924331</text:p>
          </table:table-cell>
          <table:table-cell table:style-name="ce3" table:formula="of:=SIN(PI()*2/257*([.HL$1]+191)*[.$B51]*[.$B51])/[.$B51]/[.$B51]" office:value-type="float" office:value="0.107969352237883">
            <text:p>0.1079693522</text:p>
          </table:table-cell>
          <table:table-cell table:style-name="ce3" table:formula="of:=SIN(PI()*2/257*([.HM$1]+191)*[.$B51]*[.$B51])/[.$B51]/[.$B51]" office:value-type="float" office:value="0.0996400083755216">
            <text:p>0.0996400084</text:p>
          </table:table-cell>
          <table:table-cell table:style-name="ce3" table:formula="of:=SIN(PI()*2/257*([.HN$1]+191)*[.$B51]*[.$B51])/[.$B51]/[.$B51]" office:value-type="float" office:value="0.0865060409671445">
            <text:p>0.086506041</text:p>
          </table:table-cell>
          <table:table-cell table:style-name="ce3" table:formula="of:=SIN(PI()*2/257*([.HO$1]+191)*[.$B51]*[.$B51])/[.$B51]/[.$B51]" office:value-type="float" office:value="0.0692007675936249">
            <text:p>0.0692007676</text:p>
          </table:table-cell>
          <table:table-cell table:style-name="ce3" table:formula="of:=SIN(PI()*2/257*([.HP$1]+191)*[.$B51]*[.$B51])/[.$B51]/[.$B51]" office:value-type="float" office:value="0.0485586454702573">
            <text:p>0.0485586455</text:p>
          </table:table-cell>
          <table:table-cell table:style-name="ce3" table:formula="of:=SIN(PI()*2/257*([.HQ$1]+191)*[.$B51]*[.$B51])/[.$B51]/[.$B51]" office:value-type="float" office:value="0.0255750340677072">
            <text:p>0.0255750341</text:p>
          </table:table-cell>
          <table:table-cell table:style-name="ce3" table:formula="of:=SIN(PI()*2/257*([.HR$1]+191)*[.$B51]*[.$B51])/[.$B51]/[.$B51]" office:value-type="float" office:value="0.00135819905472648">
            <text:p>0.0013581991</text:p>
          </table:table-cell>
          <table:table-cell table:style-name="ce3" table:formula="of:=SIN(PI()*2/257*([.HS$1]+191)*[.$B51]*[.$B51])/[.$B51]/[.$B51]" office:value-type="float" office:value="-0.0229241280759764">
            <text:p>-0.0229241281</text:p>
          </table:table-cell>
          <table:table-cell table:style-name="ce3" table:formula="of:=SIN(PI()*2/257*([.HT$1]+191)*[.$B51]*[.$B51])/[.$B51]/[.$B51]" office:value-type="float" office:value="-0.0461010578133887">
            <text:p>-0.0461010578</text:p>
          </table:table-cell>
          <table:table-cell table:style-name="ce3" table:formula="of:=SIN(PI()*2/257*([.HU$1]+191)*[.$B51]*[.$B51])/[.$B51]/[.$B51]" office:value-type="float" office:value="-0.0670550027129061">
            <text:p>-0.0670550027</text:p>
          </table:table-cell>
          <table:table-cell table:style-name="ce3" table:formula="of:=SIN(PI()*2/257*([.HV$1]+191)*[.$B51]*[.$B51])/[.$B51]/[.$B51]" office:value-type="float" office:value="-0.0847755672648579">
            <text:p>-0.0847755673</text:p>
          </table:table-cell>
          <table:table-cell table:style-name="ce3" table:formula="of:=SIN(PI()*2/257*([.HW$1]+191)*[.$B51]*[.$B51])/[.$B51]/[.$B51]" office:value-type="float" office:value="-0.0984082689869251">
            <text:p>-0.098408269</text:p>
          </table:table-cell>
          <table:table-cell table:style-name="ce3" table:formula="of:=SIN(PI()*2/257*([.HX$1]+191)*[.$B51]*[.$B51])/[.$B51]/[.$B51]" office:value-type="float" office:value="-0.107295741418009">
            <text:p>-0.1072957414</text:p>
          </table:table-cell>
          <table:table-cell table:style-name="ce3" table:formula="of:=SIN(PI()*2/257*([.HY$1]+191)*[.$B51]*[.$B51])/[.$B51]/[.$B51]" office:value-type="float" office:value="-0.111009432212488">
            <text:p>-0.1110094322</text:p>
          </table:table-cell>
          <table:table-cell table:style-name="ce3" table:formula="of:=SIN(PI()*2/257*([.HZ$1]+191)*[.$B51]*[.$B51])/[.$B51]/[.$B51]" office:value-type="float" office:value="-0.109370267858381">
            <text:p>-0.1093702679</text:p>
          </table:table-cell>
          <table:table-cell table:style-name="ce3" table:formula="of:=SIN(PI()*2/257*([.IA$1]+191)*[.$B51]*[.$B51])/[.$B51]/[.$B51]" office:value-type="float" office:value="-0.102457288570356">
            <text:p>-0.1024572886</text:p>
          </table:table-cell>
          <table:table-cell table:style-name="ce3" table:formula="of:=SIN(PI()*2/257*([.IB$1]+191)*[.$B51]*[.$B51])/[.$B51]/[.$B51]" office:value-type="float" office:value="-0.090603836984587">
            <text:p>-0.090603837</text:p>
          </table:table-cell>
          <table:table-cell table:style-name="ce3" table:formula="of:=SIN(PI()*2/257*([.IC$1]+191)*[.$B51]*[.$B51])/[.$B51]/[.$B51]" office:value-type="float" office:value="-0.0743814844359132">
            <text:p>-0.0743814844</text:p>
          </table:table-cell>
          <table:table-cell table:style-name="ce3" table:formula="of:=SIN(PI()*2/257*([.ID$1]+191)*[.$B51]*[.$B51])/[.$B51]/[.$B51]" office:value-type="float" office:value="-0.0545724698893624">
            <text:p>-0.0545724699</text:p>
          </table:table-cell>
          <table:table-cell table:style-name="ce3" table:formula="of:=SIN(PI()*2/257*([.IE$1]+191)*[.$B51]*[.$B51])/[.$B51]/[.$B51]" office:value-type="float" office:value="-0.0321319805158897">
            <text:p>-0.0321319805</text:p>
          </table:table-cell>
          <table:table-cell table:style-name="ce3" table:formula="of:=SIN(PI()*2/257*([.IF$1]+191)*[.$B51]*[.$B51])/[.$B51]/[.$B51]" office:value-type="float" office:value="-0.00814209273625548">
            <text:p>-0.0081420927</text:p>
          </table:table-cell>
          <table:table-cell table:style-name="ce3" table:formula="of:=SIN(PI()*2/257*([.IG$1]+191)*[.$B51]*[.$B51])/[.$B51]/[.$B51]" office:value-type="float" office:value="0.0162404053122096">
            <text:p>0.0162404053</text:p>
          </table:table-cell>
          <table:table-cell table:style-name="ce3" table:formula="of:=SIN(PI()*2/257*([.IH$1]+191)*[.$B51]*[.$B51])/[.$B51]/[.$B51]" office:value-type="float" office:value="0.0398397938945841">
            <text:p>0.0398397939</text:p>
          </table:table-cell>
          <table:table-cell table:style-name="ce3" table:formula="of:=SIN(PI()*2/257*([.II$1]+191)*[.$B51]*[.$B51])/[.$B51]/[.$B51]" office:value-type="float" office:value="0.0615181146756323">
            <text:p>0.0615181147</text:p>
          </table:table-cell>
          <table:table-cell table:style-name="ce3" table:formula="of:=SIN(PI()*2/257*([.IJ$1]+191)*[.$B51]*[.$B51])/[.$B51]/[.$B51]" office:value-type="float" office:value="0.0802300428690431">
            <text:p>0.0802300429</text:p>
          </table:table-cell>
          <table:table-cell table:style-name="ce3" table:formula="of:=SIN(PI()*2/257*([.IK$1]+191)*[.$B51]*[.$B51])/[.$B51]/[.$B51]" office:value-type="float" office:value="0.0950732926133928">
            <text:p>0.0950732926</text:p>
          </table:table-cell>
          <table:table-cell table:style-name="ce3" table:formula="of:=SIN(PI()*2/257*([.IL$1]+191)*[.$B51]*[.$B51])/[.$B51]/[.$B51]" office:value-type="float" office:value="0.105332125036479">
            <text:p>0.105332125</text:p>
          </table:table-cell>
          <table:table-cell table:style-name="ce3" table:formula="of:=SIN(PI()*2/257*([.IM$1]+191)*[.$B51]*[.$B51])/[.$B51]/[.$B51]" office:value-type="float" office:value="0.110511861056894">
            <text:p>0.1105118611</text:p>
          </table:table-cell>
          <table:table-cell table:style-name="ce3" table:formula="of:=SIN(PI()*2/257*([.IN$1]+191)*[.$B51]*[.$B51])/[.$B51]/[.$B51]" office:value-type="float" office:value="0.110362734721666">
            <text:p>0.1103627347</text:p>
          </table:table-cell>
          <table:table-cell table:style-name="ce3" table:formula="of:=SIN(PI()*2/257*([.IO$1]+191)*[.$B51]*[.$B51])/[.$B51]/[.$B51]" office:value-type="float" office:value="0.104891936876254">
            <text:p>0.1048919369</text:p>
          </table:table-cell>
          <table:table-cell table:style-name="ce3" table:formula="of:=SIN(PI()*2/257*([.IP$1]+191)*[.$B51]*[.$B51])/[.$B51]/[.$B51]" office:value-type="float" office:value="0.0943632684232476">
            <text:p>0.0943632684</text:p>
          </table:table-cell>
          <table:table-cell table:style-name="ce3" table:formula="of:=SIN(PI()*2/257*([.IQ$1]+191)*[.$B51]*[.$B51])/[.$B51]/[.$B51]" office:value-type="float" office:value="0.0792844198895975">
            <text:p>0.0792844199</text:p>
          </table:table-cell>
          <table:table-cell table:style-name="ce3" table:formula="of:=SIN(PI()*2/257*([.IR$1]+191)*[.$B51]*[.$B51])/[.$B51]/[.$B51]" office:value-type="float" office:value="0.060382490679376">
            <text:p>0.0603824907</text:p>
          </table:table-cell>
          <table:table-cell table:style-name="ce3" table:formula="of:=SIN(PI()*2/257*([.IS$1]+191)*[.$B51]*[.$B51])/[.$B51]/[.$B51]" office:value-type="float" office:value="0.0385689284693667">
            <text:p>0.0385689285</text:p>
          </table:table-cell>
          <table:table-cell table:style-name="ce3" table:formula="of:=SIN(PI()*2/257*([.IT$1]+191)*[.$B51]*[.$B51])/[.$B51]/[.$B51]" office:value-type="float" office:value="0.0148955793636139">
            <text:p>0.0148955794</text:p>
          </table:table-cell>
          <table:table-cell table:style-name="ce3" table:formula="of:=SIN(PI()*2/257*([.IU$1]+191)*[.$B51]*[.$B51])/[.$B51]/[.$B51]" office:value-type="float" office:value="-0.00949603193931033">
            <text:p>-0.0094960319</text:p>
          </table:table-cell>
          <table:table-cell table:style-name="ce3" table:formula="of:=SIN(PI()*2/257*([.IV$1]+191)*[.$B51]*[.$B51])/[.$B51]/[.$B51]" office:value-type="float" office:value="-0.0334297462649743">
            <text:p>-0.0334297463</text:p>
          </table:table-cell>
          <table:table-cell table:style-name="ce3" table:formula="of:=SIN(PI()*2/257*([.IW$1]+191)*[.$B51]*[.$B51])/[.$B51]/[.$B51]" office:value-type="float" office:value="-0.0557514841500428">
            <text:p>-0.0557514842</text:p>
          </table:table-cell>
          <table:table-cell table:style-name="ce3" table:formula="of:=SIN(PI()*2/257*([.IX$1]+191)*[.$B51]*[.$B51])/[.$B51]/[.$B51]" office:value-type="float" office:value="-0.0753848953494786">
            <text:p>-0.0753848953</text:p>
          </table:table-cell>
          <table:table-cell table:style-name="ce3" table:formula="of:=SIN(PI()*2/257*([.IY$1]+191)*[.$B51]*[.$B51])/[.$B51]/[.$B51]" office:value-type="float" office:value="-0.0913832602546053">
            <text:p>-0.09138326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 table:formula="of:=SIN(PI()*2/257*([.C$1]+191)*[.$B52]*[.$B52])/[.$B52]/[.$B52]" office:value-type="float" office:value="-0.0395202482734894">
            <text:p>-0.0395202483</text:p>
          </table:table-cell>
          <table:table-cell table:style-name="ce3" table:formula="of:=SIN(PI()*2/257*([.D$1]+191)*[.$B52]*[.$B52])/[.$B52]/[.$B52]" office:value-type="float" office:value="-0.0180742390401875">
            <text:p>-0.018074239</text:p>
          </table:table-cell>
          <table:table-cell table:style-name="ce3" table:formula="of:=SIN(PI()*2/257*([.E$1]+191)*[.$B52]*[.$B52])/[.$B52]/[.$B52]" office:value-type="float" office:value="0.00610231060239087">
            <text:p>0.0061023106</text:p>
          </table:table-cell>
          <table:table-cell table:style-name="ce3" table:formula="of:=SIN(PI()*2/257*([.F$1]+191)*[.$B52]*[.$B52])/[.$B52]/[.$B52]" office:value-type="float" office:value="0.0293569621969933">
            <text:p>0.0293569622</text:p>
          </table:table-cell>
          <table:table-cell table:style-name="ce3" table:formula="of:=SIN(PI()*2/257*([.G$1]+191)*[.$B52]*[.$B52])/[.$B52]/[.$B52]" office:value-type="float" office:value="0.048176551745872">
            <text:p>0.0481765517</text:p>
          </table:table-cell>
          <table:table-cell table:style-name="ce3" table:formula="of:=SIN(PI()*2/257*([.H$1]+191)*[.$B52]*[.$B52])/[.$B52]/[.$B52]" office:value-type="float" office:value="0.0597179360530691">
            <text:p>0.0597179361</text:p>
          </table:table-cell>
          <table:table-cell table:style-name="ce3" table:formula="of:=SIN(PI()*2/257*([.I$1]+191)*[.$B52]*[.$B52])/[.$B52]/[.$B52]" office:value-type="float" office:value="0.0622375166102479">
            <text:p>0.0622375166</text:p>
          </table:table-cell>
          <table:table-cell table:style-name="ce3" table:formula="of:=SIN(PI()*2/257*([.J$1]+191)*[.$B52]*[.$B52])/[.$B52]/[.$B52]" office:value-type="float" office:value="0.0553546513051453">
            <text:p>0.0553546513</text:p>
          </table:table-cell>
          <table:table-cell table:style-name="ce3" table:formula="of:=SIN(PI()*2/257*([.K$1]+191)*[.$B52]*[.$B52])/[.$B52]/[.$B52]" office:value-type="float" office:value="0.0401091593968415">
            <text:p>0.0401091594</text:p>
          </table:table-cell>
          <table:table-cell table:style-name="ce3" table:formula="of:=SIN(PI()*2/257*([.L$1]+191)*[.$B52]*[.$B52])/[.$B52]/[.$B52]" office:value-type="float" office:value="0.0188042322740493">
            <text:p>0.0188042323</text:p>
          </table:table-cell>
          <table:table-cell table:style-name="ce3" table:formula="of:=SIN(PI()*2/257*([.M$1]+191)*[.$B52]*[.$B52])/[.$B52]/[.$B52]" office:value-type="float" office:value="-0.00534151796586255">
            <text:p>-0.005341518</text:p>
          </table:table-cell>
          <table:table-cell table:style-name="ce3" table:formula="of:=SIN(PI()*2/257*([.N$1]+191)*[.$B52]*[.$B52])/[.$B52]/[.$B52]" office:value-type="float" office:value="-0.0286803058423668">
            <text:p>-0.0286803058</text:p>
          </table:table-cell>
          <table:table-cell table:style-name="ce3" table:formula="of:=SIN(PI()*2/257*([.O$1]+191)*[.$B52]*[.$B52])/[.$B52]/[.$B52]" office:value-type="float" office:value="-0.0476862565864826">
            <text:p>-0.0476862566</text:p>
          </table:table-cell>
          <table:table-cell table:style-name="ce3" table:formula="of:=SIN(PI()*2/257*([.P$1]+191)*[.$B52]*[.$B52])/[.$B52]/[.$B52]" office:value-type="float" office:value="-0.0594880727450702">
            <text:p>-0.0594880727</text:p>
          </table:table-cell>
          <table:table-cell table:style-name="ce3" table:formula="of:=SIN(PI()*2/257*([.Q$1]+191)*[.$B52]*[.$B52])/[.$B52]/[.$B52]" office:value-type="float" office:value="-0.062302811431726">
            <text:p>-0.0623028114</text:p>
          </table:table-cell>
          <table:table-cell table:style-name="ce3" table:formula="of:=SIN(PI()*2/257*([.R$1]+191)*[.$B52]*[.$B52])/[.$B52]/[.$B52]" office:value-type="float" office:value="-0.0557052399321771">
            <text:p>-0.0557052399</text:p>
          </table:table-cell>
          <table:table-cell table:style-name="ce3" table:formula="of:=SIN(PI()*2/257*([.S$1]+191)*[.$B52]*[.$B52])/[.$B52]/[.$B52]" office:value-type="float" office:value="-0.0406920771424474">
            <text:p>-0.0406920771</text:p>
          </table:table-cell>
          <table:table-cell table:style-name="ce3" table:formula="of:=SIN(PI()*2/257*([.T$1]+191)*[.$B52]*[.$B52])/[.$B52]/[.$B52]" office:value-type="float" office:value="-0.0195314156542777">
            <text:p>-0.0195314157</text:p>
          </table:table-cell>
          <table:table-cell table:style-name="ce3" table:formula="of:=SIN(PI()*2/257*([.U$1]+191)*[.$B52]*[.$B52])/[.$B52]/[.$B52]" office:value-type="float" office:value="0.0045799271641424">
            <text:p>0.0045799272</text:p>
          </table:table-cell>
          <table:table-cell table:style-name="ce3" table:formula="of:=SIN(PI()*2/257*([.V$1]+191)*[.$B52]*[.$B52])/[.$B52]/[.$B52]" office:value-type="float" office:value="0.0279993638854143">
            <text:p>0.0279993639</text:p>
          </table:table-cell>
          <table:table-cell table:style-name="ce3" table:formula="of:=SIN(PI()*2/257*([.W$1]+191)*[.$B52]*[.$B52])/[.$B52]/[.$B52]" office:value-type="float" office:value="0.0471888358290175">
            <text:p>0.0471888358</text:p>
          </table:table-cell>
          <table:table-cell table:style-name="ce3" table:formula="of:=SIN(PI()*2/257*([.X$1]+191)*[.$B52]*[.$B52])/[.$B52]/[.$B52]" office:value-type="float" office:value="0.0592493203330197">
            <text:p>0.0592493203</text:p>
          </table:table-cell>
          <table:table-cell table:style-name="ce3" table:formula="of:=SIN(PI()*2/257*([.Y$1]+191)*[.$B52]*[.$B52])/[.$B52]/[.$B52]" office:value-type="float" office:value="0.06235879655215">
            <text:p>0.0623587966</text:p>
          </table:table-cell>
          <table:table-cell table:style-name="ce3" table:formula="of:=SIN(PI()*2/257*([.Z$1]+191)*[.$B52]*[.$B52])/[.$B52]/[.$B52]" office:value-type="float" office:value="0.0560475047112315">
            <text:p>0.0560475047</text:p>
          </table:table-cell>
          <table:table-cell table:style-name="ce3" table:formula="of:=SIN(PI()*2/257*([.AA$1]+191)*[.$B52]*[.$B52])/[.$B52]/[.$B52]" office:value-type="float" office:value="0.0412689144068563">
            <text:p>0.0412689144</text:p>
          </table:table-cell>
          <table:table-cell table:style-name="ce3" table:formula="of:=SIN(PI()*2/257*([.AB$1]+191)*[.$B52]*[.$B52])/[.$B52]/[.$B52]" office:value-type="float" office:value="0.0202556805202901">
            <text:p>0.0202556805</text:p>
          </table:table-cell>
          <table:table-cell table:style-name="ce3" table:formula="of:=SIN(PI()*2/257*([.AC$1]+191)*[.$B52]*[.$B52])/[.$B52]/[.$B52]" office:value-type="float" office:value="-0.0038176519992015">
            <text:p>-0.003817652</text:p>
          </table:table-cell>
          <table:table-cell table:style-name="ce3" table:formula="of:=SIN(PI()*2/257*([.AD$1]+191)*[.$B52]*[.$B52])/[.$B52]/[.$B52]" office:value-type="float" office:value="-0.0273142380770201">
            <text:p>-0.0273142381</text:p>
          </table:table-cell>
          <table:table-cell table:style-name="ce3" table:formula="of:=SIN(PI()*2/257*([.AE$1]+191)*[.$B52]*[.$B52])/[.$B52]/[.$B52]" office:value-type="float" office:value="-0.0466843638013999">
            <text:p>-0.0466843638</text:p>
          </table:table-cell>
          <table:table-cell table:style-name="ce3" table:formula="of:=SIN(PI()*2/257*([.AF$1]+191)*[.$B52]*[.$B52])/[.$B52]/[.$B52]" office:value-type="float" office:value="-0.0590017144928926">
            <text:p>-0.0590017145</text:p>
          </table:table-cell>
          <table:table-cell table:style-name="ce3" table:formula="of:=SIN(PI()*2/257*([.AG$1]+191)*[.$B52]*[.$B52])/[.$B52]/[.$B52]" office:value-type="float" office:value="-0.0624054636058502">
            <text:p>-0.0624054636</text:p>
          </table:table-cell>
          <table:table-cell table:style-name="ce3" table:formula="of:=SIN(PI()*2/257*([.AH$1]+191)*[.$B52]*[.$B52])/[.$B52]/[.$B52]" office:value-type="float" office:value="-0.0563813944988252">
            <text:p>-0.0563813945</text:p>
          </table:table-cell>
          <table:table-cell table:style-name="ce3" table:formula="of:=SIN(PI()*2/257*([.AI$1]+191)*[.$B52]*[.$B52])/[.$B52]/[.$B52]" office:value-type="float" office:value="-0.0418395849952008">
            <text:p>-0.041839585</text:p>
          </table:table-cell>
          <table:table-cell table:style-name="ce3" table:formula="of:=SIN(PI()*2/257*([.AJ$1]+191)*[.$B52]*[.$B52])/[.$B52]/[.$B52]" office:value-type="float" office:value="-0.0209769186476056">
            <text:p>-0.0209769186</text:p>
          </table:table-cell>
          <table:table-cell table:style-name="ce3" table:formula="of:=SIN(PI()*2/257*([.AK$1]+191)*[.$B52]*[.$B52])/[.$B52]/[.$B52]" office:value-type="float" office:value="0.00305480637527039">
            <text:p>0.0030548064</text:p>
          </table:table-cell>
          <table:table-cell table:style-name="ce3" table:formula="of:=SIN(PI()*2/257*([.AL$1]+191)*[.$B52]*[.$B52])/[.$B52]/[.$B52]" office:value-type="float" office:value="0.0266250307932443">
            <text:p>0.0266250308</text:p>
          </table:table-cell>
          <table:table-cell table:style-name="ce3" table:formula="of:=SIN(PI()*2/257*([.AM$1]+191)*[.$B52]*[.$B52])/[.$B52]/[.$B52]" office:value-type="float" office:value="0.0461729158852009">
            <text:p>0.0461729159</text:p>
          </table:table-cell>
          <table:table-cell table:style-name="ce3" table:formula="of:=SIN(PI()*2/257*([.AN$1]+191)*[.$B52]*[.$B52])/[.$B52]/[.$B52]" office:value-type="float" office:value="0.0587452922236032">
            <text:p>0.0587452922</text:p>
          </table:table-cell>
          <table:table-cell table:style-name="ce3" table:formula="of:=SIN(PI()*2/257*([.AO$1]+191)*[.$B52]*[.$B52])/[.$B52]/[.$B52]" office:value-type="float" office:value="0.0624428056195247">
            <text:p>0.0624428056</text:p>
          </table:table-cell>
          <table:table-cell table:style-name="ce3" table:formula="of:=SIN(PI()*2/257*([.AP$1]+191)*[.$B52]*[.$B52])/[.$B52]/[.$B52]" office:value-type="float" office:value="0.056706859402923">
            <text:p>0.0567068594</text:p>
          </table:table-cell>
          <table:table-cell table:style-name="ce3" table:formula="of:=SIN(PI()*2/257*([.AQ$1]+191)*[.$B52]*[.$B52])/[.$B52]/[.$B52]" office:value-type="float" office:value="0.0424040036340821">
            <text:p>0.0424040036</text:p>
          </table:table-cell>
          <table:table-cell table:style-name="ce3" table:formula="of:=SIN(PI()*2/257*([.AR$1]+191)*[.$B52]*[.$B52])/[.$B52]/[.$B52]" office:value-type="float" office:value="0.0216950222640184">
            <text:p>0.0216950223</text:p>
          </table:table-cell>
          <table:table-cell table:style-name="ce3" table:formula="of:=SIN(PI()*2/257*([.AS$1]+191)*[.$B52]*[.$B52])/[.$B52]/[.$B52]" office:value-type="float" office:value="-0.00229150428182493">
            <text:p>-0.0022915043</text:p>
          </table:table-cell>
          <table:table-cell table:style-name="ce3" table:formula="of:=SIN(PI()*2/257*([.AT$1]+191)*[.$B52]*[.$B52])/[.$B52]/[.$B52]" office:value-type="float" office:value="-0.0259318450200303">
            <text:p>-0.025931845</text:p>
          </table:table-cell>
          <table:table-cell table:style-name="ce3" table:formula="of:=SIN(PI()*2/257*([.AU$1]+191)*[.$B52]*[.$B52])/[.$B52]/[.$B52]" office:value-type="float" office:value="-0.0456545685043734">
            <text:p>-0.0456545685</text:p>
          </table:table-cell>
          <table:table-cell table:style-name="ce3" table:formula="of:=SIN(PI()*2/257*([.AV$1]+191)*[.$B52]*[.$B52])/[.$B52]/[.$B52]" office:value-type="float" office:value="-0.0584800918414744">
            <text:p>-0.0584800918</text:p>
          </table:table-cell>
          <table:table-cell table:style-name="ce3" table:formula="of:=SIN(PI()*2/257*([.AW$1]+191)*[.$B52]*[.$B52])/[.$B52]/[.$B52]" office:value-type="float" office:value="-0.062470817013281">
            <text:p>-0.062470817</text:p>
          </table:table-cell>
          <table:table-cell table:style-name="ce3" table:formula="of:=SIN(PI()*2/257*([.AX$1]+191)*[.$B52]*[.$B52])/[.$B52]/[.$B52]" office:value-type="float" office:value="-0.0570238507903904">
            <text:p>-0.0570238508</text:p>
          </table:table-cell>
          <table:table-cell table:style-name="ce3" table:formula="of:=SIN(PI()*2/257*([.AY$1]+191)*[.$B52]*[.$B52])/[.$B52]/[.$B52]" office:value-type="float" office:value="-0.0429620859843069">
            <text:p>-0.042962086</text:p>
          </table:table-cell>
          <table:table-cell table:style-name="ce3" table:formula="of:=SIN(PI()*2/257*([.AZ$1]+191)*[.$B52]*[.$B52])/[.$B52]/[.$B52]" office:value-type="float" office:value="-0.0224098840657048">
            <text:p>-0.0224098841</text:p>
          </table:table-cell>
          <table:table-cell table:style-name="ce3" table:formula="of:=SIN(PI()*2/257*([.BA$1]+191)*[.$B52]*[.$B52])/[.$B52]/[.$B52]" office:value-type="float" office:value="0.00152785977654614">
            <text:p>0.0015278598</text:p>
          </table:table-cell>
          <table:table-cell table:style-name="ce3" table:formula="of:=SIN(PI()*2/257*([.BB$1]+191)*[.$B52]*[.$B52])/[.$B52]/[.$B52]" office:value-type="float" office:value="0.0252347843378143">
            <text:p>0.0252347843</text:p>
          </table:table-cell>
          <table:table-cell table:style-name="ce3" table:formula="of:=SIN(PI()*2/257*([.BC$1]+191)*[.$B52]*[.$B52])/[.$B52]/[.$B52]" office:value-type="float" office:value="0.0451293991138368">
            <text:p>0.0451293991</text:p>
          </table:table-cell>
          <table:table-cell table:style-name="ce3" table:formula="of:=SIN(PI()*2/257*([.BD$1]+191)*[.$B52]*[.$B52])/[.$B52]/[.$B52]" office:value-type="float" office:value="0.058206152974514">
            <text:p>0.058206153</text:p>
          </table:table-cell>
          <table:table-cell table:style-name="ce3" table:formula="of:=SIN(PI()*2/257*([.BE$1]+191)*[.$B52]*[.$B52])/[.$B52]/[.$B52]" office:value-type="float" office:value="0.0624894936014701">
            <text:p>0.0624894936</text:p>
          </table:table-cell>
          <table:table-cell table:style-name="ce3" table:formula="of:=SIN(PI()*2/257*([.BF$1]+191)*[.$B52]*[.$B52])/[.$B52]/[.$B52]" office:value-type="float" office:value="0.0573323212942638">
            <text:p>0.0573323213</text:p>
          </table:table-cell>
          <table:table-cell table:style-name="ce3" table:formula="of:=SIN(PI()*2/257*([.BG$1]+191)*[.$B52]*[.$B52])/[.$B52]/[.$B52]" office:value-type="float" office:value="0.0435137486534929">
            <text:p>0.0435137487</text:p>
          </table:table-cell>
          <table:table-cell table:style-name="ce3" table:formula="of:=SIN(PI()*2/257*([.BH$1]+191)*[.$B52]*[.$B52])/[.$B52]/[.$B52]" office:value-type="float" office:value="0.0231213972332516">
            <text:p>0.0231213972</text:p>
          </table:table-cell>
          <table:table-cell table:style-name="ce3" table:formula="of:=SIN(PI()*2/257*([.BI$1]+191)*[.$B52]*[.$B52])/[.$B52]/[.$B52]" office:value-type="float" office:value="-0.000763986968283187">
            <text:p>-0.000763987</text:p>
          </table:table-cell>
          <table:table-cell table:style-name="ce3" table:formula="of:=SIN(PI()*2/257*([.BJ$1]+191)*[.$B52]*[.$B52])/[.$B52]/[.$B52]" office:value-type="float" office:value="-0.0245339529060446">
            <text:p>-0.0245339529</text:p>
          </table:table-cell>
          <table:table-cell table:style-name="ce3" table:formula="of:=SIN(PI()*2/257*([.BK$1]+191)*[.$B52]*[.$B52])/[.$B52]/[.$B52]" office:value-type="float" office:value="-0.044597486187898">
            <text:p>-0.0445974862</text:p>
          </table:table-cell>
          <table:table-cell table:style-name="ce3" table:formula="of:=SIN(PI()*2/257*([.BL$1]+191)*[.$B52]*[.$B52])/[.$B52]/[.$B52]" office:value-type="float" office:value="-0.0579235165564924">
            <text:p>-0.0579235166</text:p>
          </table:table-cell>
          <table:table-cell table:style-name="ce3" table:formula="of:=SIN(PI()*2/257*([.BM$1]+191)*[.$B52]*[.$B52])/[.$B52]/[.$B52]" office:value-type="float" office:value="-0.0624988325933119">
            <text:p>-0.0624988326</text:p>
          </table:table-cell>
          <table:table-cell table:style-name="ce3" table:formula="of:=SIN(PI()*2/257*([.BN$1]+191)*[.$B52]*[.$B52])/[.$B52]/[.$B52]" office:value-type="float" office:value="-0.0576322248208254">
            <text:p>-0.0576322248</text:p>
          </table:table-cell>
          <table:table-cell table:style-name="ce3" table:formula="of:=SIN(PI()*2/257*([.BO$1]+191)*[.$B52]*[.$B52])/[.$B52]/[.$B52]" office:value-type="float" office:value="-0.0440589092085308">
            <text:p>-0.0440589092</text:p>
          </table:table-cell>
          <table:table-cell table:style-name="ce3" table:formula="of:=SIN(PI()*2/257*([.BP$1]+191)*[.$B52]*[.$B52])/[.$B52]/[.$B52]" office:value-type="float" office:value="-0.0238294554476237">
            <text:p>-0.0238294554</text:p>
          </table:table-cell>
          <table:table-cell table:style-name="ce3" table:formula="of:=SIN(PI()*2/257*([.BQ$1]+191)*[.$B52]*[.$B52])/[.$B52]/[.$B52]" office:value-type="float" office:value="-2.44929359829471E-016">
            <text:p>-2.44929359829471E-016</text:p>
          </table:table-cell>
          <table:table-cell table:style-name="ce3" table:formula="of:=SIN(PI()*2/257*([.BR$1]+191)*[.$B52]*[.$B52])/[.$B52]/[.$B52]" office:value-type="float" office:value="0.0238294554476232">
            <text:p>0.0238294554</text:p>
          </table:table-cell>
          <table:table-cell table:style-name="ce3" table:formula="of:=SIN(PI()*2/257*([.BS$1]+191)*[.$B52]*[.$B52])/[.$B52]/[.$B52]" office:value-type="float" office:value="0.0440589092085298">
            <text:p>0.0440589092</text:p>
          </table:table-cell>
          <table:table-cell table:style-name="ce3" table:formula="of:=SIN(PI()*2/257*([.BT$1]+191)*[.$B52]*[.$B52])/[.$B52]/[.$B52]" office:value-type="float" office:value="0.0576322248208249">
            <text:p>0.0576322248</text:p>
          </table:table-cell>
          <table:table-cell table:style-name="ce3" table:formula="of:=SIN(PI()*2/257*([.BU$1]+191)*[.$B52]*[.$B52])/[.$B52]/[.$B52]" office:value-type="float" office:value="0.0624988325933119">
            <text:p>0.0624988326</text:p>
          </table:table-cell>
          <table:table-cell table:style-name="ce3" table:formula="of:=SIN(PI()*2/257*([.BV$1]+191)*[.$B52]*[.$B52])/[.$B52]/[.$B52]" office:value-type="float" office:value="0.0579235165564925">
            <text:p>0.0579235166</text:p>
          </table:table-cell>
          <table:table-cell table:style-name="ce3" table:formula="of:=SIN(PI()*2/257*([.BW$1]+191)*[.$B52]*[.$B52])/[.$B52]/[.$B52]" office:value-type="float" office:value="0.0445974861878983">
            <text:p>0.0445974862</text:p>
          </table:table-cell>
          <table:table-cell table:style-name="ce3" table:formula="of:=SIN(PI()*2/257*([.BX$1]+191)*[.$B52]*[.$B52])/[.$B52]/[.$B52]" office:value-type="float" office:value="0.0245339529060459">
            <text:p>0.0245339529</text:p>
          </table:table-cell>
          <table:table-cell table:style-name="ce3" table:formula="of:=SIN(PI()*2/257*([.BY$1]+191)*[.$B52]*[.$B52])/[.$B52]/[.$B52]" office:value-type="float" office:value="0.000763986968284565">
            <text:p>0.000763987</text:p>
          </table:table-cell>
          <table:table-cell table:style-name="ce3" table:formula="of:=SIN(PI()*2/257*([.BZ$1]+191)*[.$B52]*[.$B52])/[.$B52]/[.$B52]" office:value-type="float" office:value="-0.0231213972332511">
            <text:p>-0.0231213972</text:p>
          </table:table-cell>
          <table:table-cell table:style-name="ce3" table:formula="of:=SIN(PI()*2/257*([.CA$1]+191)*[.$B52]*[.$B52])/[.$B52]/[.$B52]" office:value-type="float" office:value="-0.0435137486534925">
            <text:p>-0.0435137487</text:p>
          </table:table-cell>
          <table:table-cell table:style-name="ce3" table:formula="of:=SIN(PI()*2/257*([.CB$1]+191)*[.$B52]*[.$B52])/[.$B52]/[.$B52]" office:value-type="float" office:value="-0.0573323212942636">
            <text:p>-0.0573323213</text:p>
          </table:table-cell>
          <table:table-cell table:style-name="ce3" table:formula="of:=SIN(PI()*2/257*([.CC$1]+191)*[.$B52]*[.$B52])/[.$B52]/[.$B52]" office:value-type="float" office:value="-0.0624894936014701">
            <text:p>-0.0624894936</text:p>
          </table:table-cell>
          <table:table-cell table:style-name="ce3" table:formula="of:=SIN(PI()*2/257*([.CD$1]+191)*[.$B52]*[.$B52])/[.$B52]/[.$B52]" office:value-type="float" office:value="-0.0582061529745145">
            <text:p>-0.058206153</text:p>
          </table:table-cell>
          <table:table-cell table:style-name="ce3" table:formula="of:=SIN(PI()*2/257*([.CE$1]+191)*[.$B52]*[.$B52])/[.$B52]/[.$B52]" office:value-type="float" office:value="-0.0451293991138371">
            <text:p>-0.0451293991</text:p>
          </table:table-cell>
          <table:table-cell table:style-name="ce3" table:formula="of:=SIN(PI()*2/257*([.CF$1]+191)*[.$B52]*[.$B52])/[.$B52]/[.$B52]" office:value-type="float" office:value="-0.0252347843378148">
            <text:p>-0.0252347843</text:p>
          </table:table-cell>
          <table:table-cell table:style-name="ce3" table:formula="of:=SIN(PI()*2/257*([.CG$1]+191)*[.$B52]*[.$B52])/[.$B52]/[.$B52]" office:value-type="float" office:value="-0.00152785977654663">
            <text:p>-0.0015278598</text:p>
          </table:table-cell>
          <table:table-cell table:style-name="ce3" table:formula="of:=SIN(PI()*2/257*([.CH$1]+191)*[.$B52]*[.$B52])/[.$B52]/[.$B52]" office:value-type="float" office:value="0.0224098840657035">
            <text:p>0.0224098841</text:p>
          </table:table-cell>
          <table:table-cell table:style-name="ce3" table:formula="of:=SIN(PI()*2/257*([.CI$1]+191)*[.$B52]*[.$B52])/[.$B52]/[.$B52]" office:value-type="float" office:value="0.0429620859843059">
            <text:p>0.042962086</text:p>
          </table:table-cell>
          <table:table-cell table:style-name="ce3" table:formula="of:=SIN(PI()*2/257*([.CJ$1]+191)*[.$B52]*[.$B52])/[.$B52]/[.$B52]" office:value-type="float" office:value="0.0570238507903902">
            <text:p>0.0570238508</text:p>
          </table:table-cell>
          <table:table-cell table:style-name="ce3" table:formula="of:=SIN(PI()*2/257*([.CK$1]+191)*[.$B52]*[.$B52])/[.$B52]/[.$B52]" office:value-type="float" office:value="0.062470817013281">
            <text:p>0.062470817</text:p>
          </table:table-cell>
          <table:table-cell table:style-name="ce3" table:formula="of:=SIN(PI()*2/257*([.CL$1]+191)*[.$B52]*[.$B52])/[.$B52]/[.$B52]" office:value-type="float" office:value="0.0584800918414746">
            <text:p>0.0584800918</text:p>
          </table:table-cell>
          <table:table-cell table:style-name="ce3" table:formula="of:=SIN(PI()*2/257*([.CM$1]+191)*[.$B52]*[.$B52])/[.$B52]/[.$B52]" office:value-type="float" office:value="0.0456545685043744">
            <text:p>0.0456545685</text:p>
          </table:table-cell>
          <table:table-cell table:style-name="ce3" table:formula="of:=SIN(PI()*2/257*([.CN$1]+191)*[.$B52]*[.$B52])/[.$B52]/[.$B52]" office:value-type="float" office:value="0.0259318450200316">
            <text:p>0.025931845</text:p>
          </table:table-cell>
          <table:table-cell table:style-name="ce3" table:formula="of:=SIN(PI()*2/257*([.CO$1]+191)*[.$B52]*[.$B52])/[.$B52]/[.$B52]" office:value-type="float" office:value="0.00229150428182542">
            <text:p>0.0022915043</text:p>
          </table:table-cell>
          <table:table-cell table:style-name="ce3" table:formula="of:=SIN(PI()*2/257*([.CP$1]+191)*[.$B52]*[.$B52])/[.$B52]/[.$B52]" office:value-type="float" office:value="-0.0216950222640179">
            <text:p>-0.0216950223</text:p>
          </table:table-cell>
          <table:table-cell table:style-name="ce3" table:formula="of:=SIN(PI()*2/257*([.CQ$1]+191)*[.$B52]*[.$B52])/[.$B52]/[.$B52]" office:value-type="float" office:value="-0.0424040036340817">
            <text:p>-0.0424040036</text:p>
          </table:table-cell>
          <table:table-cell table:style-name="ce3" table:formula="of:=SIN(PI()*2/257*([.CR$1]+191)*[.$B52]*[.$B52])/[.$B52]/[.$B52]" office:value-type="float" office:value="-0.0567068594029224">
            <text:p>-0.0567068594</text:p>
          </table:table-cell>
          <table:table-cell table:style-name="ce3" table:formula="of:=SIN(PI()*2/257*([.CS$1]+191)*[.$B52]*[.$B52])/[.$B52]/[.$B52]" office:value-type="float" office:value="-0.0624428056195246">
            <text:p>-0.0624428056</text:p>
          </table:table-cell>
          <table:table-cell table:style-name="ce3" table:formula="of:=SIN(PI()*2/257*([.CT$1]+191)*[.$B52]*[.$B52])/[.$B52]/[.$B52]" office:value-type="float" office:value="-0.0587452922236034">
            <text:p>-0.0587452922</text:p>
          </table:table-cell>
          <table:table-cell table:style-name="ce3" table:formula="of:=SIN(PI()*2/257*([.CU$1]+191)*[.$B52]*[.$B52])/[.$B52]/[.$B52]" office:value-type="float" office:value="-0.0461729158852013">
            <text:p>-0.0461729159</text:p>
          </table:table-cell>
          <table:table-cell table:style-name="ce3" table:formula="of:=SIN(PI()*2/257*([.CV$1]+191)*[.$B52]*[.$B52])/[.$B52]/[.$B52]" office:value-type="float" office:value="-0.0266250307932447">
            <text:p>-0.0266250308</text:p>
          </table:table-cell>
          <table:table-cell table:style-name="ce3" table:formula="of:=SIN(PI()*2/257*([.CW$1]+191)*[.$B52]*[.$B52])/[.$B52]/[.$B52]" office:value-type="float" office:value="-0.00305480637527176">
            <text:p>-0.0030548064</text:p>
          </table:table-cell>
          <table:table-cell table:style-name="ce3" table:formula="of:=SIN(PI()*2/257*([.CX$1]+191)*[.$B52]*[.$B52])/[.$B52]/[.$B52]" office:value-type="float" office:value="0.0209769186476043">
            <text:p>0.0209769186</text:p>
          </table:table-cell>
          <table:table-cell table:style-name="ce3" table:formula="of:=SIN(PI()*2/257*([.CY$1]+191)*[.$B52]*[.$B52])/[.$B52]/[.$B52]" office:value-type="float" office:value="0.0418395849952005">
            <text:p>0.041839585</text:p>
          </table:table-cell>
          <table:table-cell table:style-name="ce3" table:formula="of:=SIN(PI()*2/257*([.CZ$1]+191)*[.$B52]*[.$B52])/[.$B52]/[.$B52]" office:value-type="float" office:value="0.056381394498825">
            <text:p>0.0563813945</text:p>
          </table:table-cell>
          <table:table-cell table:style-name="ce3" table:formula="of:=SIN(PI()*2/257*([.DA$1]+191)*[.$B52]*[.$B52])/[.$B52]/[.$B52]" office:value-type="float" office:value="0.0624054636058502">
            <text:p>0.0624054636</text:p>
          </table:table-cell>
          <table:table-cell table:style-name="ce3" table:formula="of:=SIN(PI()*2/257*([.DB$1]+191)*[.$B52]*[.$B52])/[.$B52]/[.$B52]" office:value-type="float" office:value="0.059001714492893">
            <text:p>0.0590017145</text:p>
          </table:table-cell>
          <table:table-cell table:style-name="ce3" table:formula="of:=SIN(PI()*2/257*([.DC$1]+191)*[.$B52]*[.$B52])/[.$B52]/[.$B52]" office:value-type="float" office:value="0.0466843638014009">
            <text:p>0.0466843638</text:p>
          </table:table-cell>
          <table:table-cell table:style-name="ce3" table:formula="of:=SIN(PI()*2/257*([.DD$1]+191)*[.$B52]*[.$B52])/[.$B52]/[.$B52]" office:value-type="float" office:value="0.0273142380770206">
            <text:p>0.0273142381</text:p>
          </table:table-cell>
          <table:table-cell table:style-name="ce3" table:formula="of:=SIN(PI()*2/257*([.DE$1]+191)*[.$B52]*[.$B52])/[.$B52]/[.$B52]" office:value-type="float" office:value="0.00381765199920198">
            <text:p>0.003817652</text:p>
          </table:table-cell>
          <table:table-cell table:style-name="ce3" table:formula="of:=SIN(PI()*2/257*([.DF$1]+191)*[.$B52]*[.$B52])/[.$B52]/[.$B52]" office:value-type="float" office:value="-0.0202556805202897">
            <text:p>-0.0202556805</text:p>
          </table:table-cell>
          <table:table-cell table:style-name="ce3" table:formula="of:=SIN(PI()*2/257*([.DG$1]+191)*[.$B52]*[.$B52])/[.$B52]/[.$B52]" office:value-type="float" office:value="-0.0412689144068553">
            <text:p>-0.0412689144</text:p>
          </table:table-cell>
          <table:table-cell table:style-name="ce3" table:formula="of:=SIN(PI()*2/257*([.DH$1]+191)*[.$B52]*[.$B52])/[.$B52]/[.$B52]" office:value-type="float" office:value="-0.0560475047112309">
            <text:p>-0.0560475047</text:p>
          </table:table-cell>
          <table:table-cell table:style-name="ce3" table:formula="of:=SIN(PI()*2/257*([.DI$1]+191)*[.$B52]*[.$B52])/[.$B52]/[.$B52]" office:value-type="float" office:value="-0.06235879655215">
            <text:p>-0.0623587966</text:p>
          </table:table-cell>
          <table:table-cell table:style-name="ce3" table:formula="of:=SIN(PI()*2/257*([.DJ$1]+191)*[.$B52]*[.$B52])/[.$B52]/[.$B52]" office:value-type="float" office:value="-0.0592493203330198">
            <text:p>-0.0592493203</text:p>
          </table:table-cell>
          <table:table-cell table:style-name="ce3" table:formula="of:=SIN(PI()*2/257*([.DK$1]+191)*[.$B52]*[.$B52])/[.$B52]/[.$B52]" office:value-type="float" office:value="-0.0471888358290178">
            <text:p>-0.0471888358</text:p>
          </table:table-cell>
          <table:table-cell table:style-name="ce3" table:formula="of:=SIN(PI()*2/257*([.DL$1]+191)*[.$B52]*[.$B52])/[.$B52]/[.$B52]" office:value-type="float" office:value="-0.0279993638854156">
            <text:p>-0.0279993639</text:p>
          </table:table-cell>
          <table:table-cell table:style-name="ce3" table:formula="of:=SIN(PI()*2/257*([.DM$1]+191)*[.$B52]*[.$B52])/[.$B52]/[.$B52]" office:value-type="float" office:value="-0.00457992716414377">
            <text:p>-0.0045799272</text:p>
          </table:table-cell>
          <table:table-cell table:style-name="ce3" table:formula="of:=SIN(PI()*2/257*([.DN$1]+191)*[.$B52]*[.$B52])/[.$B52]/[.$B52]" office:value-type="float" office:value="0.0195314156542772">
            <text:p>0.0195314157</text:p>
          </table:table-cell>
          <table:table-cell table:style-name="ce3" table:formula="of:=SIN(PI()*2/257*([.DO$1]+191)*[.$B52]*[.$B52])/[.$B52]/[.$B52]" office:value-type="float" office:value="0.040692077142447">
            <text:p>0.0406920771</text:p>
          </table:table-cell>
          <table:table-cell table:style-name="ce3" table:formula="of:=SIN(PI()*2/257*([.DP$1]+191)*[.$B52]*[.$B52])/[.$B52]/[.$B52]" office:value-type="float" office:value="0.0557052399321769">
            <text:p>0.0557052399</text:p>
          </table:table-cell>
          <table:table-cell table:style-name="ce3" table:formula="of:=SIN(PI()*2/257*([.DQ$1]+191)*[.$B52]*[.$B52])/[.$B52]/[.$B52]" office:value-type="float" office:value="0.0623028114317259">
            <text:p>0.0623028114</text:p>
          </table:table-cell>
          <table:table-cell table:style-name="ce3" table:formula="of:=SIN(PI()*2/257*([.DR$1]+191)*[.$B52]*[.$B52])/[.$B52]/[.$B52]" office:value-type="float" office:value="0.0594880727450706">
            <text:p>0.0594880727</text:p>
          </table:table-cell>
          <table:table-cell table:style-name="ce3" table:formula="of:=SIN(PI()*2/257*([.DS$1]+191)*[.$B52]*[.$B52])/[.$B52]/[.$B52]" office:value-type="float" office:value="0.0476862565864829">
            <text:p>0.0476862566</text:p>
          </table:table-cell>
          <table:table-cell table:style-name="ce3" table:formula="of:=SIN(PI()*2/257*([.DT$1]+191)*[.$B52]*[.$B52])/[.$B52]/[.$B52]" office:value-type="float" office:value="0.0286803058423672">
            <text:p>0.0286803058</text:p>
          </table:table-cell>
          <table:table-cell table:style-name="ce3" table:formula="of:=SIN(PI()*2/257*([.DU$1]+191)*[.$B52]*[.$B52])/[.$B52]/[.$B52]" office:value-type="float" office:value="0.00534151796586304">
            <text:p>0.005341518</text:p>
          </table:table-cell>
          <table:table-cell table:style-name="ce3" table:formula="of:=SIN(PI()*2/257*([.DV$1]+191)*[.$B52]*[.$B52])/[.$B52]/[.$B52]" office:value-type="float" office:value="-0.018804232274048">
            <text:p>-0.0188042323</text:p>
          </table:table-cell>
          <table:table-cell table:style-name="ce3" table:formula="of:=SIN(PI()*2/257*([.DW$1]+191)*[.$B52]*[.$B52])/[.$B52]/[.$B52]" office:value-type="float" office:value="-0.0401091593968404">
            <text:p>-0.0401091594</text:p>
          </table:table-cell>
          <table:table-cell table:style-name="ce3" table:formula="of:=SIN(PI()*2/257*([.DX$1]+191)*[.$B52]*[.$B52])/[.$B52]/[.$B52]" office:value-type="float" office:value="-0.0553546513051451">
            <text:p>-0.0553546513</text:p>
          </table:table-cell>
          <table:table-cell table:style-name="ce3" table:formula="of:=SIN(PI()*2/257*([.DY$1]+191)*[.$B52]*[.$B52])/[.$B52]/[.$B52]" office:value-type="float" office:value="-0.0622375166102478">
            <text:p>-0.0622375166</text:p>
          </table:table-cell>
          <table:table-cell table:style-name="ce3" table:formula="of:=SIN(PI()*2/257*([.DZ$1]+191)*[.$B52]*[.$B52])/[.$B52]/[.$B52]" office:value-type="float" office:value="-0.0597179360530692">
            <text:p>-0.0597179361</text:p>
          </table:table-cell>
          <table:table-cell table:style-name="ce3" table:formula="of:=SIN(PI()*2/257*([.EA$1]+191)*[.$B52]*[.$B52])/[.$B52]/[.$B52]" office:value-type="float" office:value="-0.0481765517458729">
            <text:p>-0.0481765517</text:p>
          </table:table-cell>
          <table:table-cell table:style-name="ce3" table:formula="of:=SIN(PI()*2/257*([.EB$1]+191)*[.$B52]*[.$B52])/[.$B52]/[.$B52]" office:value-type="float" office:value="-0.0293569621969946">
            <text:p>-0.0293569622</text:p>
          </table:table-cell>
          <table:table-cell table:style-name="ce3" table:formula="of:=SIN(PI()*2/257*([.EC$1]+191)*[.$B52]*[.$B52])/[.$B52]/[.$B52]" office:value-type="float" office:value="-0.00610231060239136">
            <text:p>-0.0061023106</text:p>
          </table:table-cell>
          <table:table-cell table:style-name="ce3" table:formula="of:=SIN(PI()*2/257*([.ED$1]+191)*[.$B52]*[.$B52])/[.$B52]/[.$B52]" office:value-type="float" office:value="0.018074239040187">
            <text:p>0.018074239</text:p>
          </table:table-cell>
          <table:table-cell table:style-name="ce3" table:formula="of:=SIN(PI()*2/257*([.EE$1]+191)*[.$B52]*[.$B52])/[.$B52]/[.$B52]" office:value-type="float" office:value="0.039520248273489">
            <text:p>0.0395202483</text:p>
          </table:table-cell>
          <table:table-cell table:style-name="ce3" table:formula="of:=SIN(PI()*2/257*([.EF$1]+191)*[.$B52]*[.$B52])/[.$B52]/[.$B52]" office:value-type="float" office:value="0.0549957912174238">
            <text:p>0.0549957912</text:p>
          </table:table-cell>
          <table:table-cell table:style-name="ce3" table:formula="of:=SIN(PI()*2/257*([.EG$1]+191)*[.$B52]*[.$B52])/[.$B52]/[.$B52]" office:value-type="float" office:value="0.0621629218445025">
            <text:p>0.0621629218</text:p>
          </table:table-cell>
          <table:table-cell table:style-name="ce3" table:formula="of:=SIN(PI()*2/257*([.EH$1]+191)*[.$B52]*[.$B52])/[.$B52]/[.$B52]" office:value-type="float" office:value="0.0599388759093096">
            <text:p>0.0599388759</text:p>
          </table:table-cell>
          <table:table-cell table:style-name="ce3" table:formula="of:=SIN(PI()*2/257*([.EI$1]+191)*[.$B52]*[.$B52])/[.$B52]/[.$B52]" office:value-type="float" office:value="0.0486596480440188">
            <text:p>0.048659648</text:p>
          </table:table-cell>
          <table:table-cell table:style-name="ce3" table:formula="of:=SIN(PI()*2/257*([.EJ$1]+191)*[.$B52]*[.$B52])/[.$B52]/[.$B52]" office:value-type="float" office:value="0.0300292318387973">
            <text:p>0.0300292318</text:p>
          </table:table-cell>
          <table:table-cell table:style-name="ce3" table:formula="of:=SIN(PI()*2/257*([.EK$1]+191)*[.$B52]*[.$B52])/[.$B52]/[.$B52]" office:value-type="float" office:value="0.00686219139102394">
            <text:p>0.0068621914</text:p>
          </table:table-cell>
          <table:table-cell table:style-name="ce3" table:formula="of:=SIN(PI()*2/257*([.EL$1]+191)*[.$B52]*[.$B52])/[.$B52]/[.$B52]" office:value-type="float" office:value="-0.0173415450331437">
            <text:p>-0.017341545</text:p>
          </table:table-cell>
          <table:table-cell table:style-name="ce3" table:formula="of:=SIN(PI()*2/257*([.EM$1]+191)*[.$B52]*[.$B52])/[.$B52]/[.$B52]" office:value-type="float" office:value="-0.0389254317714146">
            <text:p>-0.0389254318</text:p>
          </table:table-cell>
          <table:table-cell table:style-name="ce3" table:formula="of:=SIN(PI()*2/257*([.EN$1]+191)*[.$B52]*[.$B52])/[.$B52]/[.$B52]" office:value-type="float" office:value="-0.0546287132922777">
            <text:p>-0.0546287133</text:p>
          </table:table-cell>
          <table:table-cell table:style-name="ce3" table:formula="of:=SIN(PI()*2/257*([.EO$1]+191)*[.$B52]*[.$B52])/[.$B52]/[.$B52]" office:value-type="float" office:value="-0.062079038280937">
            <text:p>-0.0620790383</text:p>
          </table:table-cell>
          <table:table-cell table:style-name="ce3" table:formula="of:=SIN(PI()*2/257*([.EP$1]+191)*[.$B52]*[.$B52])/[.$B52]/[.$B52]" office:value-type="float" office:value="-0.0601508592994864">
            <text:p>-0.0601508593</text:p>
          </table:table-cell>
          <table:table-cell table:style-name="ce3" table:formula="of:=SIN(PI()*2/257*([.EQ$1]+191)*[.$B52]*[.$B52])/[.$B52]/[.$B52]" office:value-type="float" office:value="-0.0491354732934553">
            <text:p>-0.0491354733</text:p>
          </table:table-cell>
          <table:table-cell table:style-name="ce3" table:formula="of:=SIN(PI()*2/257*([.ER$1]+191)*[.$B52]*[.$B52])/[.$B52]/[.$B52]" office:value-type="float" office:value="-0.0306970143127664">
            <text:p>-0.0306970143</text:p>
          </table:table-cell>
          <table:table-cell table:style-name="ce3" table:formula="of:=SIN(PI()*2/257*([.ES$1]+191)*[.$B52]*[.$B52])/[.$B52]/[.$B52]" office:value-type="float" office:value="-0.00762104678531389">
            <text:p>-0.0076210468</text:p>
          </table:table-cell>
          <table:table-cell table:style-name="ce3" table:formula="of:=SIN(PI()*2/257*([.ET$1]+191)*[.$B52]*[.$B52])/[.$B52]/[.$B52]" office:value-type="float" office:value="0.0166062597369375">
            <text:p>0.0166062597</text:p>
          </table:table-cell>
          <table:table-cell table:style-name="ce3" table:formula="of:=SIN(PI()*2/257*([.EU$1]+191)*[.$B52]*[.$B52])/[.$B52]/[.$B52]" office:value-type="float" office:value="0.03832479877206">
            <text:p>0.0383247988</text:p>
          </table:table-cell>
          <table:table-cell table:style-name="ce3" table:formula="of:=SIN(PI()*2/257*([.EV$1]+191)*[.$B52]*[.$B52])/[.$B52]/[.$B52]" office:value-type="float" office:value="0.0542534723809346">
            <text:p>0.0542534724</text:p>
          </table:table-cell>
          <table:table-cell table:style-name="ce3" table:formula="of:=SIN(PI()*2/257*([.EW$1]+191)*[.$B52]*[.$B52])/[.$B52]/[.$B52]" office:value-type="float" office:value="0.0619858784539921">
            <text:p>0.0619858785</text:p>
          </table:table-cell>
          <table:table-cell table:style-name="ce3" table:formula="of:=SIN(PI()*2/257*([.EX$1]+191)*[.$B52]*[.$B52])/[.$B52]/[.$B52]" office:value-type="float" office:value="0.06035385454763">
            <text:p>0.0603538545</text:p>
          </table:table-cell>
          <table:table-cell table:style-name="ce3" table:formula="of:=SIN(PI()*2/257*([.EY$1]+191)*[.$B52]*[.$B52])/[.$B52]/[.$B52]" office:value-type="float" office:value="0.0496039563932037">
            <text:p>0.0496039564</text:p>
          </table:table-cell>
          <table:table-cell table:style-name="ce3" table:formula="of:=SIN(PI()*2/257*([.EZ$1]+191)*[.$B52]*[.$B52])/[.$B52]/[.$B52]" office:value-type="float" office:value="0.0313602098344">
            <text:p>0.0313602098</text:p>
          </table:table-cell>
          <table:table-cell table:style-name="ce3" table:formula="of:=SIN(PI()*2/257*([.FA$1]+191)*[.$B52]*[.$B52])/[.$B52]/[.$B52]" office:value-type="float" office:value="0.00837876339203294">
            <text:p>0.0083787634</text:p>
          </table:table-cell>
          <table:table-cell table:style-name="ce3" table:formula="of:=SIN(PI()*2/257*([.FB$1]+191)*[.$B52]*[.$B52])/[.$B52]/[.$B52]" office:value-type="float" office:value="-0.0158684930227966">
            <text:p>-0.015868493</text:p>
          </table:table-cell>
          <table:table-cell table:style-name="ce3" table:formula="of:=SIN(PI()*2/257*([.FC$1]+191)*[.$B52]*[.$B52])/[.$B52]/[.$B52]" office:value-type="float" office:value="-0.0377184390260092">
            <text:p>-0.037718439</text:p>
          </table:table-cell>
          <table:table-cell table:style-name="ce3" table:formula="of:=SIN(PI()*2/257*([.FD$1]+191)*[.$B52]*[.$B52])/[.$B52]/[.$B52]" office:value-type="float" office:value="-0.0538701245543913">
            <text:p>-0.0538701246</text:p>
          </table:table-cell>
          <table:table-cell table:style-name="ce3" table:formula="of:=SIN(PI()*2/257*([.FE$1]+191)*[.$B52]*[.$B52])/[.$B52]/[.$B52]" office:value-type="float" office:value="-0.0618834562842292">
            <text:p>-0.0618834563</text:p>
          </table:table-cell>
          <table:table-cell table:style-name="ce3" table:formula="of:=SIN(PI()*2/257*([.FF$1]+191)*[.$B52]*[.$B52])/[.$B52]/[.$B52]" office:value-type="float" office:value="-0.0605478313208382">
            <text:p>-0.0605478313</text:p>
          </table:table-cell>
          <table:table-cell table:style-name="ce3" table:formula="of:=SIN(PI()*2/257*([.FG$1]+191)*[.$B52]*[.$B52])/[.$B52]/[.$B52]" office:value-type="float" office:value="-0.0500650273393979">
            <text:p>-0.0500650273</text:p>
          </table:table-cell>
          <table:table-cell table:style-name="ce3" table:formula="of:=SIN(PI()*2/257*([.FH$1]+191)*[.$B52]*[.$B52])/[.$B52]/[.$B52]" office:value-type="float" office:value="-0.0320187193046043">
            <text:p>-0.0320187193</text:p>
          </table:table-cell>
          <table:table-cell table:style-name="ce3" table:formula="of:=SIN(PI()*2/257*([.FI$1]+191)*[.$B52]*[.$B52])/[.$B52]/[.$B52]" office:value-type="float" office:value="-0.00913522798811889">
            <text:p>-0.009135228</text:p>
          </table:table-cell>
          <table:table-cell table:style-name="ce3" table:formula="of:=SIN(PI()*2/257*([.FJ$1]+191)*[.$B52]*[.$B52])/[.$B52]/[.$B52]" office:value-type="float" office:value="0.0151283551327339">
            <text:p>0.0151283551</text:p>
          </table:table-cell>
          <table:table-cell table:style-name="ce3" table:formula="of:=SIN(PI()*2/257*([.FK$1]+191)*[.$B52]*[.$B52])/[.$B52]/[.$B52]" office:value-type="float" office:value="0.0371064431395742">
            <text:p>0.0371064431</text:p>
          </table:table-cell>
          <table:table-cell table:style-name="ce3" table:formula="of:=SIN(PI()*2/257*([.FL$1]+191)*[.$B52]*[.$B52])/[.$B52]/[.$B52]" office:value-type="float" office:value="0.0534787270950341">
            <text:p>0.0534787271</text:p>
          </table:table-cell>
          <table:table-cell table:style-name="ce3" table:formula="of:=SIN(PI()*2/257*([.FM$1]+191)*[.$B52]*[.$B52])/[.$B52]/[.$B52]" office:value-type="float" office:value="0.0617717870762515">
            <text:p>0.0617717871</text:p>
          </table:table-cell>
          <table:table-cell table:style-name="ce3" table:formula="of:=SIN(PI()*2/257*([.FN$1]+191)*[.$B52]*[.$B52])/[.$B52]/[.$B52]" office:value-type="float" office:value="0.0607327606338094">
            <text:p>0.0607327606</text:p>
          </table:table-cell>
          <table:table-cell table:style-name="ce3" table:formula="of:=SIN(PI()*2/257*([.FO$1]+191)*[.$B52]*[.$B52])/[.$B52]/[.$B52]" office:value-type="float" office:value="0.0505186172357483">
            <text:p>0.0505186172</text:p>
          </table:table-cell>
          <table:table-cell table:style-name="ce3" table:formula="of:=SIN(PI()*2/257*([.FP$1]+191)*[.$B52]*[.$B52])/[.$B52]/[.$B52]" office:value-type="float" office:value="0.0326724443245082">
            <text:p>0.0326724443</text:p>
          </table:table-cell>
          <table:table-cell table:style-name="ce3" table:formula="of:=SIN(PI()*2/257*([.FQ$1]+191)*[.$B52]*[.$B52])/[.$B52]/[.$B52]" office:value-type="float" office:value="0.0098903275375916">
            <text:p>0.0098903275</text:p>
          </table:table-cell>
          <table:table-cell table:style-name="ce3" table:formula="of:=SIN(PI()*2/257*([.FR$1]+191)*[.$B52]*[.$B52])/[.$B52]/[.$B52]" office:value-type="float" office:value="-0.0143859566630843">
            <text:p>-0.0143859567</text:p>
          </table:table-cell>
          <table:table-cell table:style-name="ce3" table:formula="of:=SIN(PI()*2/257*([.FS$1]+191)*[.$B52]*[.$B52])/[.$B52]/[.$B52]" office:value-type="float" office:value="-0.0364889025612565">
            <text:p>-0.0364889026</text:p>
          </table:table-cell>
          <table:table-cell table:style-name="ce3" table:formula="of:=SIN(PI()*2/257*([.FT$1]+191)*[.$B52]*[.$B52])/[.$B52]/[.$B52]" office:value-type="float" office:value="-0.0530793384880765">
            <text:p>-0.0530793385</text:p>
          </table:table-cell>
          <table:table-cell table:style-name="ce3" table:formula="of:=SIN(PI()*2/257*([.FU$1]+191)*[.$B52]*[.$B52])/[.$B52]/[.$B52]" office:value-type="float" office:value="-0.0616508875164157">
            <text:p>-0.0616508875</text:p>
          </table:table-cell>
          <table:table-cell table:style-name="ce3" table:formula="of:=SIN(PI()*2/257*([.FV$1]+191)*[.$B52]*[.$B52])/[.$B52]/[.$B52]" office:value-type="float" office:value="-0.0609086148531736">
            <text:p>-0.0609086149</text:p>
          </table:table-cell>
          <table:table-cell table:style-name="ce3" table:formula="of:=SIN(PI()*2/257*([.FW$1]+191)*[.$B52]*[.$B52])/[.$B52]/[.$B52]" office:value-type="float" office:value="-0.0509646583038302">
            <text:p>-0.0509646583</text:p>
          </table:table-cell>
          <table:table-cell table:style-name="ce3" table:formula="of:=SIN(PI()*2/257*([.FX$1]+191)*[.$B52]*[.$B52])/[.$B52]/[.$B52]" office:value-type="float" office:value="-0.0333212872101653">
            <text:p>-0.0333212872</text:p>
          </table:table-cell>
          <table:table-cell table:style-name="ce3" table:formula="of:=SIN(PI()*2/257*([.FY$1]+191)*[.$B52]*[.$B52])/[.$B52]/[.$B52]" office:value-type="float" office:value="-0.0106439492084505">
            <text:p>-0.0106439492</text:p>
          </table:table-cell>
          <table:table-cell table:style-name="ce3" table:formula="of:=SIN(PI()*2/257*([.FZ$1]+191)*[.$B52]*[.$B52])/[.$B52]/[.$B52]" office:value-type="float" office:value="0.013641408547972">
            <text:p>0.0136414085</text:p>
          </table:table-cell>
          <table:table-cell table:style-name="ce3" table:formula="of:=SIN(PI()*2/257*([.GA$1]+191)*[.$B52]*[.$B52])/[.$B52]/[.$B52]" office:value-type="float" office:value="0.0358659095680839">
            <text:p>0.0358659096</text:p>
          </table:table-cell>
          <table:table-cell table:style-name="ce3" table:formula="of:=SIN(PI()*2/257*([.GB$1]+191)*[.$B52]*[.$B52])/[.$B52]/[.$B52]" office:value-type="float" office:value="0.0526720184128252">
            <text:p>0.0526720184</text:p>
          </table:table-cell>
          <table:table-cell table:style-name="ce3" table:formula="of:=SIN(PI()*2/257*([.GC$1]+191)*[.$B52]*[.$B52])/[.$B52]/[.$B52]" office:value-type="float" office:value="0.0615207756703393">
            <text:p>0.0615207757</text:p>
          </table:table-cell>
          <table:table-cell table:style-name="ce3" table:formula="of:=SIN(PI()*2/257*([.GD$1]+191)*[.$B52]*[.$B52])/[.$B52]/[.$B52]" office:value-type="float" office:value="0.061075367701623">
            <text:p>0.0610753677</text:p>
          </table:table-cell>
          <table:table-cell table:style-name="ce3" table:formula="of:=SIN(PI()*2/257*([.GE$1]+191)*[.$B52]*[.$B52])/[.$B52]/[.$B52]" office:value-type="float" office:value="0.0514030838932165">
            <text:p>0.0514030839</text:p>
          </table:table-cell>
          <table:table-cell table:style-name="ce3" table:formula="of:=SIN(PI()*2/257*([.GF$1]+191)*[.$B52]*[.$B52])/[.$B52]/[.$B52]" office:value-type="float" office:value="0.0339651510071483">
            <text:p>0.033965151</text:p>
          </table:table-cell>
          <table:table-cell table:style-name="ce3" table:formula="of:=SIN(PI()*2/257*([.GG$1]+191)*[.$B52]*[.$B52])/[.$B52]/[.$B52]" office:value-type="float" office:value="0.0113959803895243">
            <text:p>0.0113959804</text:p>
          </table:table-cell>
          <table:table-cell table:style-name="ce3" table:formula="of:=SIN(PI()*2/257*([.GH$1]+191)*[.$B52]*[.$B52])/[.$B52]/[.$B52]" office:value-type="float" office:value="-0.0128948220427353">
            <text:p>-0.012894822</text:p>
          </table:table-cell>
          <table:table-cell table:style-name="ce3" table:formula="of:=SIN(PI()*2/257*([.GI$1]+191)*[.$B52]*[.$B52])/[.$B52]/[.$B52]" office:value-type="float" office:value="-0.0352375572518161">
            <text:p>-0.0352375573</text:p>
          </table:table-cell>
          <table:table-cell table:style-name="ce3" table:formula="of:=SIN(PI()*2/257*([.GJ$1]+191)*[.$B52]*[.$B52])/[.$B52]/[.$B52]" office:value-type="float" office:value="-0.0522568277337589">
            <text:p>-0.0522568277</text:p>
          </table:table-cell>
          <table:table-cell table:style-name="ce3" table:formula="of:=SIN(PI()*2/257*([.GK$1]+191)*[.$B52]*[.$B52])/[.$B52]/[.$B52]" office:value-type="float" office:value="-0.0613814709802012">
            <text:p>-0.061381471</text:p>
          </table:table-cell>
          <table:table-cell table:style-name="ce3" table:formula="of:=SIN(PI()*2/257*([.GL$1]+191)*[.$B52]*[.$B52])/[.$B52]/[.$B52]" office:value-type="float" office:value="-0.0612329942618357">
            <text:p>-0.0612329943</text:p>
          </table:table-cell>
          <table:table-cell table:style-name="ce3" table:formula="of:=SIN(PI()*2/257*([.GM$1]+191)*[.$B52]*[.$B52])/[.$B52]/[.$B52]" office:value-type="float" office:value="-0.0518338284914355">
            <text:p>-0.0518338285</text:p>
          </table:table-cell>
          <table:table-cell table:style-name="ce3" table:formula="of:=SIN(PI()*2/257*([.GN$1]+191)*[.$B52]*[.$B52])/[.$B52]/[.$B52]" office:value-type="float" office:value="-0.0346039395050433">
            <text:p>-0.0346039395</text:p>
          </table:table-cell>
          <table:table-cell table:style-name="ce3" table:formula="of:=SIN(PI()*2/257*([.GO$1]+191)*[.$B52]*[.$B52])/[.$B52]/[.$B52]" office:value-type="float" office:value="-0.012146308707305">
            <text:p>-0.0121463087</text:p>
          </table:table-cell>
          <table:table-cell table:style-name="ce3" table:formula="of:=SIN(PI()*2/257*([.GP$1]+191)*[.$B52]*[.$B52])/[.$B52]/[.$B52]" office:value-type="float" office:value="0.0121463087073043">
            <text:p>0.0121463087</text:p>
          </table:table-cell>
          <table:table-cell table:style-name="ce3" table:formula="of:=SIN(PI()*2/257*([.GQ$1]+191)*[.$B52]*[.$B52])/[.$B52]/[.$B52]" office:value-type="float" office:value="0.0346039395050427">
            <text:p>0.0346039395</text:p>
          </table:table-cell>
          <table:table-cell table:style-name="ce3" table:formula="of:=SIN(PI()*2/257*([.GR$1]+191)*[.$B52]*[.$B52])/[.$B52]/[.$B52]" office:value-type="float" office:value="0.0518338284914341">
            <text:p>0.0518338285</text:p>
          </table:table-cell>
          <table:table-cell table:style-name="ce3" table:formula="of:=SIN(PI()*2/257*([.GS$1]+191)*[.$B52]*[.$B52])/[.$B52]/[.$B52]" office:value-type="float" office:value="0.0612329942618356">
            <text:p>0.0612329943</text:p>
          </table:table-cell>
          <table:table-cell table:style-name="ce3" table:formula="of:=SIN(PI()*2/257*([.GT$1]+191)*[.$B52]*[.$B52])/[.$B52]/[.$B52]" office:value-type="float" office:value="0.0613814709802014">
            <text:p>0.061381471</text:p>
          </table:table-cell>
          <table:table-cell table:style-name="ce3" table:formula="of:=SIN(PI()*2/257*([.GU$1]+191)*[.$B52]*[.$B52])/[.$B52]/[.$B52]" office:value-type="float" office:value="0.0522568277337593">
            <text:p>0.0522568277</text:p>
          </table:table-cell>
          <table:table-cell table:style-name="ce3" table:formula="of:=SIN(PI()*2/257*([.GV$1]+191)*[.$B52]*[.$B52])/[.$B52]/[.$B52]" office:value-type="float" office:value="0.0352375572518167">
            <text:p>0.0352375573</text:p>
          </table:table-cell>
          <table:table-cell table:style-name="ce3" table:formula="of:=SIN(PI()*2/257*([.GW$1]+191)*[.$B52]*[.$B52])/[.$B52]/[.$B52]" office:value-type="float" office:value="0.0128948220427377">
            <text:p>0.012894822</text:p>
          </table:table-cell>
          <table:table-cell table:style-name="ce3" table:formula="of:=SIN(PI()*2/257*([.GX$1]+191)*[.$B52]*[.$B52])/[.$B52]/[.$B52]" office:value-type="float" office:value="-0.0113959803895236">
            <text:p>-0.0113959804</text:p>
          </table:table-cell>
          <table:table-cell table:style-name="ce3" table:formula="of:=SIN(PI()*2/257*([.GY$1]+191)*[.$B52]*[.$B52])/[.$B52]/[.$B52]" office:value-type="float" office:value="-0.0339651510071477">
            <text:p>-0.033965151</text:p>
          </table:table-cell>
          <table:table-cell table:style-name="ce3" table:formula="of:=SIN(PI()*2/257*([.GZ$1]+191)*[.$B52]*[.$B52])/[.$B52]/[.$B52]" office:value-type="float" office:value="-0.0514030838932161">
            <text:p>-0.0514030839</text:p>
          </table:table-cell>
          <table:table-cell table:style-name="ce3" table:formula="of:=SIN(PI()*2/257*([.HA$1]+191)*[.$B52]*[.$B52])/[.$B52]/[.$B52]" office:value-type="float" office:value="-0.0610753677016228">
            <text:p>-0.0610753677</text:p>
          </table:table-cell>
          <table:table-cell table:style-name="ce3" table:formula="of:=SIN(PI()*2/257*([.HB$1]+191)*[.$B52]*[.$B52])/[.$B52]/[.$B52]" office:value-type="float" office:value="-0.0615207756703397">
            <text:p>-0.0615207757</text:p>
          </table:table-cell>
          <table:table-cell table:style-name="ce3" table:formula="of:=SIN(PI()*2/257*([.HC$1]+191)*[.$B52]*[.$B52])/[.$B52]/[.$B52]" office:value-type="float" office:value="-0.0526720184128256">
            <text:p>-0.0526720184</text:p>
          </table:table-cell>
          <table:table-cell table:style-name="ce3" table:formula="of:=SIN(PI()*2/257*([.HD$1]+191)*[.$B52]*[.$B52])/[.$B52]/[.$B52]" office:value-type="float" office:value="-0.0358659095680845">
            <text:p>-0.0358659096</text:p>
          </table:table-cell>
          <table:table-cell table:style-name="ce3" table:formula="of:=SIN(PI()*2/257*([.HE$1]+191)*[.$B52]*[.$B52])/[.$B52]/[.$B52]" office:value-type="float" office:value="-0.0136414085479727">
            <text:p>-0.0136414085</text:p>
          </table:table-cell>
          <table:table-cell table:style-name="ce3" table:formula="of:=SIN(PI()*2/257*([.HF$1]+191)*[.$B52]*[.$B52])/[.$B52]/[.$B52]" office:value-type="float" office:value="0.0106439492084498">
            <text:p>0.0106439492</text:p>
          </table:table-cell>
          <table:table-cell table:style-name="ce3" table:formula="of:=SIN(PI()*2/257*([.HG$1]+191)*[.$B52]*[.$B52])/[.$B52]/[.$B52]" office:value-type="float" office:value="0.0333212872101632">
            <text:p>0.0333212872</text:p>
          </table:table-cell>
          <table:table-cell table:style-name="ce3" table:formula="of:=SIN(PI()*2/257*([.HH$1]+191)*[.$B52]*[.$B52])/[.$B52]/[.$B52]" office:value-type="float" office:value="0.0509646583038298">
            <text:p>0.0509646583</text:p>
          </table:table-cell>
          <table:table-cell table:style-name="ce3" table:formula="of:=SIN(PI()*2/257*([.HI$1]+191)*[.$B52]*[.$B52])/[.$B52]/[.$B52]" office:value-type="float" office:value="0.0609086148531735">
            <text:p>0.0609086149</text:p>
          </table:table-cell>
          <table:table-cell table:style-name="ce3" table:formula="of:=SIN(PI()*2/257*([.HJ$1]+191)*[.$B52]*[.$B52])/[.$B52]/[.$B52]" office:value-type="float" office:value="0.0616508875164158">
            <text:p>0.0616508875</text:p>
          </table:table-cell>
          <table:table-cell table:style-name="ce3" table:formula="of:=SIN(PI()*2/257*([.HK$1]+191)*[.$B52]*[.$B52])/[.$B52]/[.$B52]" office:value-type="float" office:value="0.0530793384880769">
            <text:p>0.0530793385</text:p>
          </table:table-cell>
          <table:table-cell table:style-name="ce3" table:formula="of:=SIN(PI()*2/257*([.HL$1]+191)*[.$B52]*[.$B52])/[.$B52]/[.$B52]" office:value-type="float" office:value="0.0364889025612585">
            <text:p>0.0364889026</text:p>
          </table:table-cell>
          <table:table-cell table:style-name="ce3" table:formula="of:=SIN(PI()*2/257*([.HM$1]+191)*[.$B52]*[.$B52])/[.$B52]/[.$B52]" office:value-type="float" office:value="0.014385956663085">
            <text:p>0.0143859567</text:p>
          </table:table-cell>
          <table:table-cell table:style-name="ce3" table:formula="of:=SIN(PI()*2/257*([.HN$1]+191)*[.$B52]*[.$B52])/[.$B52]/[.$B52]" office:value-type="float" office:value="-0.00989032753759088">
            <text:p>-0.0098903275</text:p>
          </table:table-cell>
          <table:table-cell table:style-name="ce3" table:formula="of:=SIN(PI()*2/257*([.HO$1]+191)*[.$B52]*[.$B52])/[.$B52]/[.$B52]" office:value-type="float" office:value="-0.0326724443245076">
            <text:p>-0.0326724443</text:p>
          </table:table-cell>
          <table:table-cell table:style-name="ce3" table:formula="of:=SIN(PI()*2/257*([.HP$1]+191)*[.$B52]*[.$B52])/[.$B52]/[.$B52]" office:value-type="float" office:value="-0.0505186172357478">
            <text:p>-0.0505186172</text:p>
          </table:table-cell>
          <table:table-cell table:style-name="ce3" table:formula="of:=SIN(PI()*2/257*([.HQ$1]+191)*[.$B52]*[.$B52])/[.$B52]/[.$B52]" office:value-type="float" office:value="-0.0607327606338088">
            <text:p>-0.0607327606</text:p>
          </table:table-cell>
          <table:table-cell table:style-name="ce3" table:formula="of:=SIN(PI()*2/257*([.HR$1]+191)*[.$B52]*[.$B52])/[.$B52]/[.$B52]" office:value-type="float" office:value="-0.0617717870762516">
            <text:p>-0.0617717871</text:p>
          </table:table-cell>
          <table:table-cell table:style-name="ce3" table:formula="of:=SIN(PI()*2/257*([.HS$1]+191)*[.$B52]*[.$B52])/[.$B52]/[.$B52]" office:value-type="float" office:value="-0.0534787270950344">
            <text:p>-0.0534787271</text:p>
          </table:table-cell>
          <table:table-cell table:style-name="ce3" table:formula="of:=SIN(PI()*2/257*([.HT$1]+191)*[.$B52]*[.$B52])/[.$B52]/[.$B52]" office:value-type="float" office:value="-0.0371064431395748">
            <text:p>-0.0371064431</text:p>
          </table:table-cell>
          <table:table-cell table:style-name="ce3" table:formula="of:=SIN(PI()*2/257*([.HU$1]+191)*[.$B52]*[.$B52])/[.$B52]/[.$B52]" office:value-type="float" office:value="-0.0151283551327346">
            <text:p>-0.0151283551</text:p>
          </table:table-cell>
          <table:table-cell table:style-name="ce3" table:formula="of:=SIN(PI()*2/257*([.HV$1]+191)*[.$B52]*[.$B52])/[.$B52]/[.$B52]" office:value-type="float" office:value="0.00913522798811641">
            <text:p>0.009135228</text:p>
          </table:table-cell>
          <table:table-cell table:style-name="ce3" table:formula="of:=SIN(PI()*2/257*([.HW$1]+191)*[.$B52]*[.$B52])/[.$B52]/[.$B52]" office:value-type="float" office:value="0.0320187193046036">
            <text:p>0.0320187193</text:p>
          </table:table-cell>
          <table:table-cell table:style-name="ce3" table:formula="of:=SIN(PI()*2/257*([.HX$1]+191)*[.$B52]*[.$B52])/[.$B52]/[.$B52]" office:value-type="float" office:value="0.0500650273393975">
            <text:p>0.0500650273</text:p>
          </table:table-cell>
          <table:table-cell table:style-name="ce3" table:formula="of:=SIN(PI()*2/257*([.HY$1]+191)*[.$B52]*[.$B52])/[.$B52]/[.$B52]" office:value-type="float" office:value="0.060547831320838">
            <text:p>0.0605478313</text:p>
          </table:table-cell>
          <table:table-cell table:style-name="ce3" table:formula="of:=SIN(PI()*2/257*([.HZ$1]+191)*[.$B52]*[.$B52])/[.$B52]/[.$B52]" office:value-type="float" office:value="0.0618834562842293">
            <text:p>0.0618834563</text:p>
          </table:table-cell>
          <table:table-cell table:style-name="ce3" table:formula="of:=SIN(PI()*2/257*([.IA$1]+191)*[.$B52]*[.$B52])/[.$B52]/[.$B52]" office:value-type="float" office:value="0.0538701245543926">
            <text:p>0.0538701246</text:p>
          </table:table-cell>
          <table:table-cell table:style-name="ce3" table:formula="of:=SIN(PI()*2/257*([.IB$1]+191)*[.$B52]*[.$B52])/[.$B52]/[.$B52]" office:value-type="float" office:value="0.0377184390260098">
            <text:p>0.037718439</text:p>
          </table:table-cell>
          <table:table-cell table:style-name="ce3" table:formula="of:=SIN(PI()*2/257*([.IC$1]+191)*[.$B52]*[.$B52])/[.$B52]/[.$B52]" office:value-type="float" office:value="0.0158684930227974">
            <text:p>0.015868493</text:p>
          </table:table-cell>
          <table:table-cell table:style-name="ce3" table:formula="of:=SIN(PI()*2/257*([.ID$1]+191)*[.$B52]*[.$B52])/[.$B52]/[.$B52]" office:value-type="float" office:value="-0.00837876339203221">
            <text:p>-0.0083787634</text:p>
          </table:table-cell>
          <table:table-cell table:style-name="ce3" table:formula="of:=SIN(PI()*2/257*([.IE$1]+191)*[.$B52]*[.$B52])/[.$B52]/[.$B52]" office:value-type="float" office:value="-0.0313602098343993">
            <text:p>-0.0313602098</text:p>
          </table:table-cell>
          <table:table-cell table:style-name="ce3" table:formula="of:=SIN(PI()*2/257*([.IF$1]+191)*[.$B52]*[.$B52])/[.$B52]/[.$B52]" office:value-type="float" office:value="-0.0496039563932022">
            <text:p>-0.0496039564</text:p>
          </table:table-cell>
          <table:table-cell table:style-name="ce3" table:formula="of:=SIN(PI()*2/257*([.IG$1]+191)*[.$B52]*[.$B52])/[.$B52]/[.$B52]" office:value-type="float" office:value="-0.0603538545476298">
            <text:p>-0.0603538545</text:p>
          </table:table-cell>
          <table:table-cell table:style-name="ce3" table:formula="of:=SIN(PI()*2/257*([.IH$1]+191)*[.$B52]*[.$B52])/[.$B52]/[.$B52]" office:value-type="float" office:value="-0.0619858784539922">
            <text:p>-0.0619858785</text:p>
          </table:table-cell>
          <table:table-cell table:style-name="ce3" table:formula="of:=SIN(PI()*2/257*([.II$1]+191)*[.$B52]*[.$B52])/[.$B52]/[.$B52]" office:value-type="float" office:value="-0.054253472380935">
            <text:p>-0.0542534724</text:p>
          </table:table-cell>
          <table:table-cell table:style-name="ce3" table:formula="of:=SIN(PI()*2/257*([.IJ$1]+191)*[.$B52]*[.$B52])/[.$B52]/[.$B52]" office:value-type="float" office:value="-0.0383247987720606">
            <text:p>-0.0383247988</text:p>
          </table:table-cell>
          <table:table-cell table:style-name="ce3" table:formula="of:=SIN(PI()*2/257*([.IK$1]+191)*[.$B52]*[.$B52])/[.$B52]/[.$B52]" office:value-type="float" office:value="-0.01660625973694">
            <text:p>-0.0166062597</text:p>
          </table:table-cell>
          <table:table-cell table:style-name="ce3" table:formula="of:=SIN(PI()*2/257*([.IL$1]+191)*[.$B52]*[.$B52])/[.$B52]/[.$B52]" office:value-type="float" office:value="0.00762104678531316">
            <text:p>0.0076210468</text:p>
          </table:table-cell>
          <table:table-cell table:style-name="ce3" table:formula="of:=SIN(PI()*2/257*([.IM$1]+191)*[.$B52]*[.$B52])/[.$B52]/[.$B52]" office:value-type="float" office:value="0.0306970143127658">
            <text:p>0.0306970143</text:p>
          </table:table-cell>
          <table:table-cell table:style-name="ce3" table:formula="of:=SIN(PI()*2/257*([.IN$1]+191)*[.$B52]*[.$B52])/[.$B52]/[.$B52]" office:value-type="float" office:value="0.0491354732934548">
            <text:p>0.0491354733</text:p>
          </table:table-cell>
          <table:table-cell table:style-name="ce3" table:formula="of:=SIN(PI()*2/257*([.IO$1]+191)*[.$B52]*[.$B52])/[.$B52]/[.$B52]" office:value-type="float" office:value="0.0601508592994862">
            <text:p>0.0601508593</text:p>
          </table:table-cell>
          <table:table-cell table:style-name="ce3" table:formula="of:=SIN(PI()*2/257*([.IP$1]+191)*[.$B52]*[.$B52])/[.$B52]/[.$B52]" office:value-type="float" office:value="0.0620790382809373">
            <text:p>0.0620790383</text:p>
          </table:table-cell>
          <table:table-cell table:style-name="ce3" table:formula="of:=SIN(PI()*2/257*([.IQ$1]+191)*[.$B52]*[.$B52])/[.$B52]/[.$B52]" office:value-type="float" office:value="0.0546287132922781">
            <text:p>0.0546287133</text:p>
          </table:table-cell>
          <table:table-cell table:style-name="ce3" table:formula="of:=SIN(PI()*2/257*([.IR$1]+191)*[.$B52]*[.$B52])/[.$B52]/[.$B52]" office:value-type="float" office:value="0.0389254317714152">
            <text:p>0.0389254318</text:p>
          </table:table-cell>
          <table:table-cell table:style-name="ce3" table:formula="of:=SIN(PI()*2/257*([.IS$1]+191)*[.$B52]*[.$B52])/[.$B52]/[.$B52]" office:value-type="float" office:value="0.0173415450331444">
            <text:p>0.017341545</text:p>
          </table:table-cell>
          <table:table-cell table:style-name="ce3" table:formula="of:=SIN(PI()*2/257*([.IT$1]+191)*[.$B52]*[.$B52])/[.$B52]/[.$B52]" office:value-type="float" office:value="-0.00686219139102321">
            <text:p>-0.0068621914</text:p>
          </table:table-cell>
          <table:table-cell table:style-name="ce3" table:formula="of:=SIN(PI()*2/257*([.IU$1]+191)*[.$B52]*[.$B52])/[.$B52]/[.$B52]" office:value-type="float" office:value="-0.0300292318387951">
            <text:p>-0.0300292318</text:p>
          </table:table-cell>
          <table:table-cell table:style-name="ce3" table:formula="of:=SIN(PI()*2/257*([.IV$1]+191)*[.$B52]*[.$B52])/[.$B52]/[.$B52]" office:value-type="float" office:value="-0.0486596480440184">
            <text:p>-0.048659648</text:p>
          </table:table-cell>
          <table:table-cell table:style-name="ce3" table:formula="of:=SIN(PI()*2/257*([.IW$1]+191)*[.$B52]*[.$B52])/[.$B52]/[.$B52]" office:value-type="float" office:value="-0.0599388759093091">
            <text:p>-0.0599388759</text:p>
          </table:table-cell>
          <table:table-cell table:style-name="ce3" table:formula="of:=SIN(PI()*2/257*([.IX$1]+191)*[.$B52]*[.$B52])/[.$B52]/[.$B52]" office:value-type="float" office:value="-0.0621629218445026">
            <text:p>-0.0621629218</text:p>
          </table:table-cell>
          <table:table-cell table:style-name="ce3" table:formula="of:=SIN(PI()*2/257*([.IY$1]+191)*[.$B52]*[.$B52])/[.$B52]/[.$B52]" office:value-type="float" office:value="-0.0549957912174245">
            <text:p>-0.05499579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 table:formula="of:=SIN(PI()*2/257*([.C$1]+191)*[.$B53]*[.$B53])/[.$B53]/[.$B53]" office:value-type="float" office:value="-0.0192187083768297">
            <text:p>-0.0192187084</text:p>
          </table:table-cell>
          <table:table-cell table:style-name="ce3" table:formula="of:=SIN(PI()*2/257*([.D$1]+191)*[.$B53]*[.$B53])/[.$B53]/[.$B53]" office:value-type="float" office:value="-0.0358704030151878">
            <text:p>-0.035870403</text:p>
          </table:table-cell>
          <table:table-cell table:style-name="ce3" table:formula="of:=SIN(PI()*2/257*([.E$1]+191)*[.$B53]*[.$B53])/[.$B53]/[.$B53]" office:value-type="float" office:value="-0.039533943728801">
            <text:p>-0.0395339437</text:p>
          </table:table-cell>
          <table:table-cell table:style-name="ce3" table:formula="of:=SIN(PI()*2/257*([.F$1]+191)*[.$B53]*[.$B53])/[.$B53]/[.$B53]" office:value-type="float" office:value="-0.0288828154328558">
            <text:p>-0.0288828154</text:p>
          </table:table-cell>
          <table:table-cell table:style-name="ce3" table:formula="of:=SIN(PI()*2/257*([.G$1]+191)*[.$B53]*[.$B53])/[.$B53]/[.$B53]" office:value-type="float" office:value="-0.00777363757267544">
            <text:p>-0.0077736376</text:p>
          </table:table-cell>
          <table:table-cell table:style-name="ce3" table:formula="of:=SIN(PI()*2/257*([.H$1]+191)*[.$B53]*[.$B53])/[.$B53]/[.$B53]" office:value-type="float" office:value="0.0161502619762011">
            <text:p>0.016150262</text:p>
          </table:table-cell>
          <table:table-cell table:style-name="ce3" table:formula="of:=SIN(PI()*2/257*([.I$1]+191)*[.$B53]*[.$B53])/[.$B53]/[.$B53]" office:value-type="float" office:value="0.0342263853408217">
            <text:p>0.0342263853</text:p>
          </table:table-cell>
          <table:table-cell table:style-name="ce3" table:formula="of:=SIN(PI()*2/257*([.J$1]+191)*[.$B53]*[.$B53])/[.$B53]/[.$B53]" office:value-type="float" office:value="0.039909629793376">
            <text:p>0.0399096298</text:p>
          </table:table-cell>
          <table:table-cell table:style-name="ce3" table:formula="of:=SIN(PI()*2/257*([.K$1]+191)*[.$B53]*[.$B53])/[.$B53]/[.$B53]" office:value-type="float" office:value="0.0311421747481722">
            <text:p>0.0311421747</text:p>
          </table:table-cell>
          <table:table-cell table:style-name="ce3" table:formula="of:=SIN(PI()*2/257*([.L$1]+191)*[.$B53]*[.$B53])/[.$B53]/[.$B53]" office:value-type="float" office:value="0.0110985888212129">
            <text:p>0.0110985888</text:p>
          </table:table-cell>
          <table:table-cell table:style-name="ce3" table:formula="of:=SIN(PI()*2/257*([.M$1]+191)*[.$B53]*[.$B53])/[.$B53]/[.$B53]" office:value-type="float" office:value="-0.0129636355329851">
            <text:p>-0.0129636355</text:p>
          </table:table-cell>
          <table:table-cell table:style-name="ce3" table:formula="of:=SIN(PI()*2/257*([.N$1]+191)*[.$B53]*[.$B53])/[.$B53]/[.$B53]" office:value-type="float" office:value="-0.032331915030879">
            <text:p>-0.032331915</text:p>
          </table:table-cell>
          <table:table-cell table:style-name="ce3" table:formula="of:=SIN(PI()*2/257*([.O$1]+191)*[.$B53]*[.$B53])/[.$B53]/[.$B53]" office:value-type="float" office:value="-0.0399932759049409">
            <text:p>-0.0399932759</text:p>
          </table:table-cell>
          <table:table-cell table:style-name="ce3" table:formula="of:=SIN(PI()*2/257*([.P$1]+191)*[.$B53]*[.$B53])/[.$B53]/[.$B53]" office:value-type="float" office:value="-0.0331736502345187">
            <text:p>-0.0331736502</text:p>
          </table:table-cell>
          <table:table-cell table:style-name="ce3" table:formula="of:=SIN(PI()*2/257*([.Q$1]+191)*[.$B53]*[.$B53])/[.$B53]/[.$B53]" office:value-type="float" office:value="-0.0143423258020509">
            <text:p>-0.0143423258</text:p>
          </table:table-cell>
          <table:table-cell table:style-name="ce3" table:formula="of:=SIN(PI()*2/257*([.R$1]+191)*[.$B53]*[.$B53])/[.$B53]/[.$B53]" office:value-type="float" office:value="0.00968214728494917">
            <text:p>0.0096821473</text:p>
          </table:table-cell>
          <table:table-cell table:style-name="ce3" table:formula="of:=SIN(PI()*2/257*([.S$1]+191)*[.$B53]*[.$B53])/[.$B53]/[.$B53]" office:value-type="float" office:value="0.0302008549305713">
            <text:p>0.0302008549</text:p>
          </table:table-cell>
          <table:table-cell table:style-name="ce3" table:formula="of:=SIN(PI()*2/257*([.T$1]+191)*[.$B53]*[.$B53])/[.$B53]/[.$B53]" office:value-type="float" office:value="0.0397842699804817">
            <text:p>0.03978427</text:p>
          </table:table-cell>
          <table:table-cell table:style-name="ce3" table:formula="of:=SIN(PI()*2/257*([.U$1]+191)*[.$B53]*[.$B53])/[.$B53]/[.$B53]" office:value-type="float" office:value="0.0349623765070583">
            <text:p>0.0349623765</text:p>
          </table:table-cell>
          <table:table-cell table:style-name="ce3" table:formula="of:=SIN(PI()*2/257*([.V$1]+191)*[.$B53]*[.$B53])/[.$B53]/[.$B53]" office:value-type="float" office:value="0.0174811123692932">
            <text:p>0.0174811124</text:p>
          </table:table-cell>
          <table:table-cell table:style-name="ce3" table:formula="of:=SIN(PI()*2/257*([.W$1]+191)*[.$B53]*[.$B53])/[.$B53]/[.$B53]" office:value-type="float" office:value="-0.00632980962405905">
            <text:p>-0.0063298096</text:p>
          </table:table-cell>
          <table:table-cell table:style-name="ce3" table:formula="of:=SIN(PI()*2/257*([.X$1]+191)*[.$B53]*[.$B53])/[.$B53]/[.$B53]" office:value-type="float" office:value="-0.0278487991382352">
            <text:p>-0.0278487991</text:p>
          </table:table-cell>
          <table:table-cell table:style-name="ce3" table:formula="of:=SIN(PI()*2/257*([.Y$1]+191)*[.$B53]*[.$B53])/[.$B53]/[.$B53]" office:value-type="float" office:value="-0.0392841414273288">
            <text:p>-0.0392841414</text:p>
          </table:table-cell>
          <table:table-cell table:style-name="ce3" table:formula="of:=SIN(PI()*2/257*([.Z$1]+191)*[.$B53]*[.$B53])/[.$B53]/[.$B53]" office:value-type="float" office:value="-0.0364952645058499">
            <text:p>-0.0364952645</text:p>
          </table:table-cell>
          <table:table-cell table:style-name="ce3" table:formula="of:=SIN(PI()*2/257*([.AA$1]+191)*[.$B53]*[.$B53])/[.$B53]/[.$B53]" office:value-type="float" office:value="-0.020491980354947">
            <text:p>-0.0204919804</text:p>
          </table:table-cell>
          <table:table-cell table:style-name="ce3" table:formula="of:=SIN(PI()*2/257*([.AB$1]+191)*[.$B53]*[.$B53])/[.$B53]/[.$B53]" office:value-type="float" office:value="0.00293115338505049">
            <text:p>0.0029311534</text:p>
          </table:table-cell>
          <table:table-cell table:style-name="ce3" table:formula="of:=SIN(PI()*2/257*([.AC$1]+191)*[.$B53]*[.$B53])/[.$B53]/[.$B53]" office:value-type="float" office:value="0.0252929588950327">
            <text:p>0.0252929589</text:p>
          </table:table-cell>
          <table:table-cell table:style-name="ce3" table:formula="of:=SIN(PI()*2/257*([.AD$1]+191)*[.$B53]*[.$B53])/[.$B53]/[.$B53]" office:value-type="float" office:value="0.0384965499516713">
            <text:p>0.03849655</text:p>
          </table:table-cell>
          <table:table-cell table:style-name="ce3" table:formula="of:=SIN(PI()*2/257*([.AE$1]+191)*[.$B53]*[.$B53])/[.$B53]/[.$B53]" office:value-type="float" office:value="0.0377610972754514">
            <text:p>0.0377610973</text:p>
          </table:table-cell>
          <table:table-cell table:style-name="ce3" table:formula="of:=SIN(PI()*2/257*([.AF$1]+191)*[.$B53]*[.$B53])/[.$B53]/[.$B53]" office:value-type="float" office:value="0.0233528976392054">
            <text:p>0.0233528976</text:p>
          </table:table-cell>
          <table:table-cell table:style-name="ce3" table:formula="of:=SIN(PI()*2/257*([.AG$1]+191)*[.$B53]*[.$B53])/[.$B53]/[.$B53]" office:value-type="float" office:value="0.000488951659701886">
            <text:p>0.0004889517</text:p>
          </table:table-cell>
          <table:table-cell table:style-name="ce3" table:formula="of:=SIN(PI()*2/257*([.AH$1]+191)*[.$B53]*[.$B53])/[.$B53]/[.$B53]" office:value-type="float" office:value="-0.0225520366411628">
            <text:p>-0.0225520366</text:p>
          </table:table-cell>
          <table:table-cell table:style-name="ce3" table:formula="of:=SIN(PI()*2/257*([.AI$1]+191)*[.$B53]*[.$B53])/[.$B53]/[.$B53]" office:value-type="float" office:value="-0.0374272587785437">
            <text:p>-0.0374272588</text:p>
          </table:table-cell>
          <table:table-cell table:style-name="ce3" table:formula="of:=SIN(PI()*2/257*([.AJ$1]+191)*[.$B53]*[.$B53])/[.$B53]/[.$B53]" office:value-type="float" office:value="-0.0387506120453364">
            <text:p>-0.038750612</text:p>
          </table:table-cell>
          <table:table-cell table:style-name="ce3" table:formula="of:=SIN(PI()*2/257*([.AK$1]+191)*[.$B53]*[.$B53])/[.$B53]/[.$B53]" office:value-type="float" office:value="-0.0260429293711662">
            <text:p>-0.0260429294</text:p>
          </table:table-cell>
          <table:table-cell table:style-name="ce3" table:formula="of:=SIN(PI()*2/257*([.AL$1]+191)*[.$B53]*[.$B53])/[.$B53]/[.$B53]" office:value-type="float" office:value="-0.00390547878553049">
            <text:p>-0.0039054788</text:p>
          </table:table-cell>
          <table:table-cell table:style-name="ce3" table:formula="of:=SIN(PI()*2/257*([.AM$1]+191)*[.$B53]*[.$B53])/[.$B53]/[.$B53]" office:value-type="float" office:value="0.0196460891601709">
            <text:p>0.0196460892</text:p>
          </table:table-cell>
          <table:table-cell table:style-name="ce3" table:formula="of:=SIN(PI()*2/257*([.AN$1]+191)*[.$B53]*[.$B53])/[.$B53]/[.$B53]" office:value-type="float" office:value="0.036084092479248">
            <text:p>0.0360840925</text:p>
          </table:table-cell>
          <table:table-cell table:style-name="ce3" table:formula="of:=SIN(PI()*2/257*([.AO$1]+191)*[.$B53]*[.$B53])/[.$B53]/[.$B53]" office:value-type="float" office:value="0.0394565680105062">
            <text:p>0.039456568</text:p>
          </table:table-cell>
          <table:table-cell table:style-name="ce3" table:formula="of:=SIN(PI()*2/257*([.AP$1]+191)*[.$B53]*[.$B53])/[.$B53]/[.$B53]" office:value-type="float" office:value="0.028542391160255">
            <text:p>0.0285423912</text:p>
          </table:table-cell>
          <table:table-cell table:style-name="ce3" table:formula="of:=SIN(PI()*2/257*([.AQ$1]+191)*[.$B53]*[.$B53])/[.$B53]/[.$B53]" office:value-type="float" office:value="0.00729342744929584">
            <text:p>0.0072934274</text:p>
          </table:table-cell>
          <table:table-cell table:style-name="ce3" table:formula="of:=SIN(PI()*2/257*([.AR$1]+191)*[.$B53]*[.$B53])/[.$B53]/[.$B53]" office:value-type="float" office:value="-0.0165963808128199">
            <text:p>-0.0165963808</text:p>
          </table:table-cell>
          <table:table-cell table:style-name="ce3" table:formula="of:=SIN(PI()*2/257*([.AS$1]+191)*[.$B53]*[.$B53])/[.$B53]/[.$B53]" office:value-type="float" office:value="-0.0344768797148106">
            <text:p>-0.0344768797</text:p>
          </table:table-cell>
          <table:table-cell table:style-name="ce3" table:formula="of:=SIN(PI()*2/257*([.AT$1]+191)*[.$B53]*[.$B53])/[.$B53]/[.$B53]" office:value-type="float" office:value="-0.0398737993163047">
            <text:p>-0.0398737993</text:p>
          </table:table-cell>
          <table:table-cell table:style-name="ce3" table:formula="of:=SIN(PI()*2/257*([.AU$1]+191)*[.$B53]*[.$B53])/[.$B53]/[.$B53]" office:value-type="float" office:value="-0.0308329931173592">
            <text:p>-0.0308329931</text:p>
          </table:table-cell>
          <table:table-cell table:style-name="ce3" table:formula="of:=SIN(PI()*2/257*([.AV$1]+191)*[.$B53]*[.$B53])/[.$B53]/[.$B53]" office:value-type="float" office:value="-0.0106280062316415">
            <text:p>-0.0106280062</text:p>
          </table:table-cell>
          <table:table-cell table:style-name="ce3" table:formula="of:=SIN(PI()*2/257*([.AW$1]+191)*[.$B53]*[.$B53])/[.$B53]/[.$B53]" office:value-type="float" office:value="0.013425227934467">
            <text:p>0.0134252279</text:p>
          </table:table-cell>
          <table:table-cell table:style-name="ce3" table:formula="of:=SIN(PI()*2/257*([.AX$1]+191)*[.$B53]*[.$B53])/[.$B53]/[.$B53]" office:value-type="float" office:value="0.0326173813144514">
            <text:p>0.0326173813</text:p>
          </table:table-cell>
          <table:table-cell table:style-name="ce3" table:formula="of:=SIN(PI()*2/257*([.AY$1]+191)*[.$B53]*[.$B53])/[.$B53]/[.$B53]" office:value-type="float" office:value="0.0399992528597196">
            <text:p>0.0399992529</text:p>
          </table:table-cell>
          <table:table-cell table:style-name="ce3" table:formula="of:=SIN(PI()*2/257*([.AZ$1]+191)*[.$B53]*[.$B53])/[.$B53]/[.$B53]" office:value-type="float" office:value="0.0328979736916586">
            <text:p>0.0328979737</text:p>
          </table:table-cell>
          <table:table-cell table:style-name="ce3" table:formula="of:=SIN(PI()*2/257*([.BA$1]+191)*[.$B53]*[.$B53])/[.$B53]/[.$B53]" office:value-type="float" office:value="0.0138848142489716">
            <text:p>0.0138848142</text:p>
          </table:table-cell>
          <table:table-cell table:style-name="ce3" table:formula="of:=SIN(PI()*2/257*([.BB$1]+191)*[.$B53]*[.$B53])/[.$B53]/[.$B53]" office:value-type="float" office:value="-0.0101558355345893">
            <text:p>-0.0101558355</text:p>
          </table:table-cell>
          <table:table-cell table:style-name="ce3" table:formula="of:=SIN(PI()*2/257*([.BC$1]+191)*[.$B53]*[.$B53])/[.$B53]/[.$B53]" office:value-type="float" office:value="-0.030519204215349">
            <text:p>-0.0305192042</text:p>
          </table:table-cell>
          <table:table-cell table:style-name="ce3" table:formula="of:=SIN(PI()*2/257*([.BD$1]+191)*[.$B53]*[.$B53])/[.$B53]/[.$B53]" office:value-type="float" office:value="-0.0398320106305586">
            <text:p>-0.0398320106</text:p>
          </table:table-cell>
          <table:table-cell table:style-name="ce3" table:formula="of:=SIN(PI()*2/257*([.BE$1]+191)*[.$B53]*[.$B53])/[.$B53]/[.$B53]" office:value-type="float" office:value="-0.0347222223237982">
            <text:p>-0.0347222223</text:p>
          </table:table-cell>
          <table:table-cell table:style-name="ce3" table:formula="of:=SIN(PI()*2/257*([.BF$1]+191)*[.$B53]*[.$B53])/[.$B53]/[.$B53]" office:value-type="float" office:value="-0.0170400197076767">
            <text:p>-0.0170400197</text:p>
          </table:table-cell>
          <table:table-cell table:style-name="ce3" table:formula="of:=SIN(PI()*2/257*([.BG$1]+191)*[.$B53]*[.$B53])/[.$B53]/[.$B53]" office:value-type="float" office:value="0.00681212749340761">
            <text:p>0.0068121275</text:p>
          </table:table-cell>
          <table:table-cell table:style-name="ce3" table:formula="of:=SIN(PI()*2/257*([.BH$1]+191)*[.$B53]*[.$B53])/[.$B53]/[.$B53]" office:value-type="float" office:value="0.0281977018934594">
            <text:p>0.0281977019</text:p>
          </table:table-cell>
          <table:table-cell table:style-name="ce3" table:formula="of:=SIN(PI()*2/257*([.BI$1]+191)*[.$B53]*[.$B53])/[.$B53]/[.$B53]" office:value-type="float" office:value="0.0393732964290172">
            <text:p>0.0393732964</text:p>
          </table:table-cell>
          <table:table-cell table:style-name="ce3" table:formula="of:=SIN(PI()*2/257*([.BJ$1]+191)*[.$B53]*[.$B53])/[.$B53]/[.$B53]" office:value-type="float" office:value="0.036292390017871">
            <text:p>0.03629239</text:p>
          </table:table-cell>
          <table:table-cell table:style-name="ce3" table:formula="of:=SIN(PI()*2/257*([.BK$1]+191)*[.$B53]*[.$B53])/[.$B53]/[.$B53]" office:value-type="float" office:value="0.0200705342940162">
            <text:p>0.0200705343</text:p>
          </table:table-cell>
          <table:table-cell table:style-name="ce3" table:formula="of:=SIN(PI()*2/257*([.BL$1]+191)*[.$B53]*[.$B53])/[.$B53]/[.$B53]" office:value-type="float" office:value="-0.00341857149815135">
            <text:p>-0.0034185715</text:p>
          </table:table-cell>
          <table:table-cell table:style-name="ce3" table:formula="of:=SIN(PI()*2/257*([.BM$1]+191)*[.$B53]*[.$B53])/[.$B53]/[.$B53]" office:value-type="float" office:value="-0.0256698620139781">
            <text:p>-0.025669862</text:p>
          </table:table-cell>
          <table:table-cell table:style-name="ce3" table:formula="of:=SIN(PI()*2/257*([.BN$1]+191)*[.$B53]*[.$B53])/[.$B53]/[.$B53]" office:value-type="float" office:value="-0.0386264669104829">
            <text:p>-0.0386264669</text:p>
          </table:table-cell>
          <table:table-cell table:style-name="ce3" table:formula="of:=SIN(PI()*2/257*([.BO$1]+191)*[.$B53]*[.$B53])/[.$B53]/[.$B53]" office:value-type="float" office:value="-0.0375969870231065">
            <text:p>-0.037596987</text:p>
          </table:table-cell>
          <table:table-cell table:style-name="ce3" table:formula="of:=SIN(PI()*2/257*([.BP$1]+191)*[.$B53]*[.$B53])/[.$B53]/[.$B53]" office:value-type="float" office:value="-0.0229541821235741">
            <text:p>-0.0229541821</text:p>
          </table:table-cell>
          <table:table-cell table:style-name="ce3" table:formula="of:=SIN(PI()*2/257*([.BQ$1]+191)*[.$B53]*[.$B53])/[.$B53]/[.$B53]" office:value-type="float" office:value="3.92877344745694E-017">
            <text:p>3.92877344745694E-017</text:p>
          </table:table-cell>
          <table:table-cell table:style-name="ce3" table:formula="of:=SIN(PI()*2/257*([.BR$1]+191)*[.$B53]*[.$B53])/[.$B53]/[.$B53]" office:value-type="float" office:value="0.0229541821235741">
            <text:p>0.0229541821</text:p>
          </table:table-cell>
          <table:table-cell table:style-name="ce3" table:formula="of:=SIN(PI()*2/257*([.BS$1]+191)*[.$B53]*[.$B53])/[.$B53]/[.$B53]" office:value-type="float" office:value="0.0375969870231057">
            <text:p>0.037596987</text:p>
          </table:table-cell>
          <table:table-cell table:style-name="ce3" table:formula="of:=SIN(PI()*2/257*([.BT$1]+191)*[.$B53]*[.$B53])/[.$B53]/[.$B53]" office:value-type="float" office:value="0.0386264669104832">
            <text:p>0.0386264669</text:p>
          </table:table-cell>
          <table:table-cell table:style-name="ce3" table:formula="of:=SIN(PI()*2/257*([.BU$1]+191)*[.$B53]*[.$B53])/[.$B53]/[.$B53]" office:value-type="float" office:value="0.0256698620139789">
            <text:p>0.025669862</text:p>
          </table:table-cell>
          <table:table-cell table:style-name="ce3" table:formula="of:=SIN(PI()*2/257*([.BV$1]+191)*[.$B53]*[.$B53])/[.$B53]/[.$B53]" office:value-type="float" office:value="0.0034185714981524">
            <text:p>0.0034185715</text:p>
          </table:table-cell>
          <table:table-cell table:style-name="ce3" table:formula="of:=SIN(PI()*2/257*([.BW$1]+191)*[.$B53]*[.$B53])/[.$B53]/[.$B53]" office:value-type="float" office:value="-0.0200705342940163">
            <text:p>-0.0200705343</text:p>
          </table:table-cell>
          <table:table-cell table:style-name="ce3" table:formula="of:=SIN(PI()*2/257*([.BX$1]+191)*[.$B53]*[.$B53])/[.$B53]/[.$B53]" office:value-type="float" office:value="-0.0362923900178705">
            <text:p>-0.03629239</text:p>
          </table:table-cell>
          <table:table-cell table:style-name="ce3" table:formula="of:=SIN(PI()*2/257*([.BY$1]+191)*[.$B53]*[.$B53])/[.$B53]/[.$B53]" office:value-type="float" office:value="-0.0393732964290174">
            <text:p>-0.0393732964</text:p>
          </table:table-cell>
          <table:table-cell table:style-name="ce3" table:formula="of:=SIN(PI()*2/257*([.BZ$1]+191)*[.$B53]*[.$B53])/[.$B53]/[.$B53]" office:value-type="float" office:value="-0.0281977018934594">
            <text:p>-0.0281977019</text:p>
          </table:table-cell>
          <table:table-cell table:style-name="ce3" table:formula="of:=SIN(PI()*2/257*([.CA$1]+191)*[.$B53]*[.$B53])/[.$B53]/[.$B53]" office:value-type="float" office:value="-0.00681212749340977">
            <text:p>-0.0068121275</text:p>
          </table:table-cell>
          <table:table-cell table:style-name="ce3" table:formula="of:=SIN(PI()*2/257*([.CB$1]+191)*[.$B53]*[.$B53])/[.$B53]/[.$B53]" office:value-type="float" office:value="0.0170400197076757">
            <text:p>0.0170400197</text:p>
          </table:table-cell>
          <table:table-cell table:style-name="ce3" table:formula="of:=SIN(PI()*2/257*([.CC$1]+191)*[.$B53]*[.$B53])/[.$B53]/[.$B53]" office:value-type="float" office:value="0.0347222223237983">
            <text:p>0.0347222223</text:p>
          </table:table-cell>
          <table:table-cell table:style-name="ce3" table:formula="of:=SIN(PI()*2/257*([.CD$1]+191)*[.$B53]*[.$B53])/[.$B53]/[.$B53]" office:value-type="float" office:value="0.0398320106305587">
            <text:p>0.0398320106</text:p>
          </table:table-cell>
          <table:table-cell table:style-name="ce3" table:formula="of:=SIN(PI()*2/257*([.CE$1]+191)*[.$B53]*[.$B53])/[.$B53]/[.$B53]" office:value-type="float" office:value="0.0305192042153497">
            <text:p>0.0305192042</text:p>
          </table:table-cell>
          <table:table-cell table:style-name="ce3" table:formula="of:=SIN(PI()*2/257*([.CF$1]+191)*[.$B53]*[.$B53])/[.$B53]/[.$B53]" office:value-type="float" office:value="0.0101558355345903">
            <text:p>0.0101558355</text:p>
          </table:table-cell>
          <table:table-cell table:style-name="ce3" table:formula="of:=SIN(PI()*2/257*([.CG$1]+191)*[.$B53]*[.$B53])/[.$B53]/[.$B53]" office:value-type="float" office:value="-0.0138848142489716">
            <text:p>-0.0138848142</text:p>
          </table:table-cell>
          <table:table-cell table:style-name="ce3" table:formula="of:=SIN(PI()*2/257*([.CH$1]+191)*[.$B53]*[.$B53])/[.$B53]/[.$B53]" office:value-type="float" office:value="-0.0328979736916573">
            <text:p>-0.0328979737</text:p>
          </table:table-cell>
          <table:table-cell table:style-name="ce3" table:formula="of:=SIN(PI()*2/257*([.CI$1]+191)*[.$B53]*[.$B53])/[.$B53]/[.$B53]" office:value-type="float" office:value="-0.0399992528597196">
            <text:p>-0.0399992529</text:p>
          </table:table-cell>
          <table:table-cell table:style-name="ce3" table:formula="of:=SIN(PI()*2/257*([.CJ$1]+191)*[.$B53]*[.$B53])/[.$B53]/[.$B53]" office:value-type="float" office:value="-0.0326173813144514">
            <text:p>-0.0326173813</text:p>
          </table:table-cell>
          <table:table-cell table:style-name="ce3" table:formula="of:=SIN(PI()*2/257*([.CK$1]+191)*[.$B53]*[.$B53])/[.$B53]/[.$B53]" office:value-type="float" office:value="-0.0134252279344669">
            <text:p>-0.0134252279</text:p>
          </table:table-cell>
          <table:table-cell table:style-name="ce3" table:formula="of:=SIN(PI()*2/257*([.CL$1]+191)*[.$B53]*[.$B53])/[.$B53]/[.$B53]" office:value-type="float" office:value="0.0106280062316405">
            <text:p>0.0106280062</text:p>
          </table:table-cell>
          <table:table-cell table:style-name="ce3" table:formula="of:=SIN(PI()*2/257*([.CM$1]+191)*[.$B53]*[.$B53])/[.$B53]/[.$B53]" office:value-type="float" office:value="0.0308329931173578">
            <text:p>0.0308329931</text:p>
          </table:table-cell>
          <table:table-cell table:style-name="ce3" table:formula="of:=SIN(PI()*2/257*([.CN$1]+191)*[.$B53]*[.$B53])/[.$B53]/[.$B53]" office:value-type="float" office:value="0.0398737993163045">
            <text:p>0.0398737993</text:p>
          </table:table-cell>
          <table:table-cell table:style-name="ce3" table:formula="of:=SIN(PI()*2/257*([.CO$1]+191)*[.$B53]*[.$B53])/[.$B53]/[.$B53]" office:value-type="float" office:value="0.0344768797148111">
            <text:p>0.0344768797</text:p>
          </table:table-cell>
          <table:table-cell table:style-name="ce3" table:formula="of:=SIN(PI()*2/257*([.CP$1]+191)*[.$B53]*[.$B53])/[.$B53]/[.$B53]" office:value-type="float" office:value="0.0165963808128198">
            <text:p>0.0165963808</text:p>
          </table:table-cell>
          <table:table-cell table:style-name="ce3" table:formula="of:=SIN(PI()*2/257*([.CQ$1]+191)*[.$B53]*[.$B53])/[.$B53]/[.$B53]" office:value-type="float" office:value="-0.00729342744929592">
            <text:p>-0.0072934274</text:p>
          </table:table-cell>
          <table:table-cell table:style-name="ce3" table:formula="of:=SIN(PI()*2/257*([.CR$1]+191)*[.$B53]*[.$B53])/[.$B53]/[.$B53]" office:value-type="float" office:value="-0.0285423911602542">
            <text:p>-0.0285423912</text:p>
          </table:table-cell>
          <table:table-cell table:style-name="ce3" table:formula="of:=SIN(PI()*2/257*([.CS$1]+191)*[.$B53]*[.$B53])/[.$B53]/[.$B53]" office:value-type="float" office:value="-0.0394565680105061">
            <text:p>-0.039456568</text:p>
          </table:table-cell>
          <table:table-cell table:style-name="ce3" table:formula="of:=SIN(PI()*2/257*([.CT$1]+191)*[.$B53]*[.$B53])/[.$B53]/[.$B53]" office:value-type="float" office:value="-0.0360840924792479">
            <text:p>-0.0360840925</text:p>
          </table:table-cell>
          <table:table-cell table:style-name="ce3" table:formula="of:=SIN(PI()*2/257*([.CU$1]+191)*[.$B53]*[.$B53])/[.$B53]/[.$B53]" office:value-type="float" office:value="-0.0196460891601708">
            <text:p>-0.0196460892</text:p>
          </table:table-cell>
          <table:table-cell table:style-name="ce3" table:formula="of:=SIN(PI()*2/257*([.CV$1]+191)*[.$B53]*[.$B53])/[.$B53]/[.$B53]" office:value-type="float" office:value="0.00390547878552944">
            <text:p>0.0039054788</text:p>
          </table:table-cell>
          <table:table-cell table:style-name="ce3" table:formula="of:=SIN(PI()*2/257*([.CW$1]+191)*[.$B53]*[.$B53])/[.$B53]/[.$B53]" office:value-type="float" office:value="0.0260429293711662">
            <text:p>0.0260429294</text:p>
          </table:table-cell>
          <table:table-cell table:style-name="ce3" table:formula="of:=SIN(PI()*2/257*([.CX$1]+191)*[.$B53]*[.$B53])/[.$B53]/[.$B53]" office:value-type="float" office:value="0.0387506120453364">
            <text:p>0.038750612</text:p>
          </table:table-cell>
          <table:table-cell table:style-name="ce3" table:formula="of:=SIN(PI()*2/257*([.CY$1]+191)*[.$B53]*[.$B53])/[.$B53]/[.$B53]" office:value-type="float" office:value="0.0374272587785441">
            <text:p>0.0374272588</text:p>
          </table:table-cell>
          <table:table-cell table:style-name="ce3" table:formula="of:=SIN(PI()*2/257*([.CZ$1]+191)*[.$B53]*[.$B53])/[.$B53]/[.$B53]" office:value-type="float" office:value="0.0225520366411627">
            <text:p>0.0225520366</text:p>
          </table:table-cell>
          <table:table-cell table:style-name="ce3" table:formula="of:=SIN(PI()*2/257*([.DA$1]+191)*[.$B53]*[.$B53])/[.$B53]/[.$B53]" office:value-type="float" office:value="-0.000488951659700828">
            <text:p>-0.0004889517</text:p>
          </table:table-cell>
          <table:table-cell table:style-name="ce3" table:formula="of:=SIN(PI()*2/257*([.DB$1]+191)*[.$B53]*[.$B53])/[.$B53]/[.$B53]" office:value-type="float" office:value="-0.0233528976392036">
            <text:p>-0.0233528976</text:p>
          </table:table-cell>
          <table:table-cell table:style-name="ce3" table:formula="of:=SIN(PI()*2/257*([.DC$1]+191)*[.$B53]*[.$B53])/[.$B53]/[.$B53]" office:value-type="float" office:value="-0.0377610972754511">
            <text:p>-0.0377610973</text:p>
          </table:table-cell>
          <table:table-cell table:style-name="ce3" table:formula="of:=SIN(PI()*2/257*([.DD$1]+191)*[.$B53]*[.$B53])/[.$B53]/[.$B53]" office:value-type="float" office:value="-0.0384965499516713">
            <text:p>-0.03849655</text:p>
          </table:table-cell>
          <table:table-cell table:style-name="ce3" table:formula="of:=SIN(PI()*2/257*([.DE$1]+191)*[.$B53]*[.$B53])/[.$B53]/[.$B53]" office:value-type="float" office:value="-0.0252929588950336">
            <text:p>-0.0252929589</text:p>
          </table:table-cell>
          <table:table-cell table:style-name="ce3" table:formula="of:=SIN(PI()*2/257*([.DF$1]+191)*[.$B53]*[.$B53])/[.$B53]/[.$B53]" office:value-type="float" office:value="-0.00293115338505154">
            <text:p>-0.0029311534</text:p>
          </table:table-cell>
          <table:table-cell table:style-name="ce3" table:formula="of:=SIN(PI()*2/257*([.DG$1]+191)*[.$B53]*[.$B53])/[.$B53]/[.$B53]" office:value-type="float" office:value="0.0204919803549451">
            <text:p>0.0204919804</text:p>
          </table:table-cell>
          <table:table-cell table:style-name="ce3" table:formula="of:=SIN(PI()*2/257*([.DH$1]+191)*[.$B53]*[.$B53])/[.$B53]/[.$B53]" office:value-type="float" office:value="0.0364952645058495">
            <text:p>0.0364952645</text:p>
          </table:table-cell>
          <table:table-cell table:style-name="ce3" table:formula="of:=SIN(PI()*2/257*([.DI$1]+191)*[.$B53]*[.$B53])/[.$B53]/[.$B53]" office:value-type="float" office:value="0.0392841414273288">
            <text:p>0.0392841414</text:p>
          </table:table-cell>
          <table:table-cell table:style-name="ce3" table:formula="of:=SIN(PI()*2/257*([.DJ$1]+191)*[.$B53]*[.$B53])/[.$B53]/[.$B53]" office:value-type="float" office:value="0.0278487991382351">
            <text:p>0.0278487991</text:p>
          </table:table-cell>
          <table:table-cell table:style-name="ce3" table:formula="of:=SIN(PI()*2/257*([.DK$1]+191)*[.$B53]*[.$B53])/[.$B53]/[.$B53]" office:value-type="float" office:value="0.00632980962405785">
            <text:p>0.0063298096</text:p>
          </table:table-cell>
          <table:table-cell table:style-name="ce3" table:formula="of:=SIN(PI()*2/257*([.DL$1]+191)*[.$B53]*[.$B53])/[.$B53]/[.$B53]" office:value-type="float" office:value="-0.0174811123692922">
            <text:p>-0.0174811124</text:p>
          </table:table-cell>
          <table:table-cell table:style-name="ce3" table:formula="of:=SIN(PI()*2/257*([.DM$1]+191)*[.$B53]*[.$B53])/[.$B53]/[.$B53]" office:value-type="float" office:value="-0.0349623765070578">
            <text:p>-0.0349623765</text:p>
          </table:table-cell>
          <table:table-cell table:style-name="ce3" table:formula="of:=SIN(PI()*2/257*([.DN$1]+191)*[.$B53]*[.$B53])/[.$B53]/[.$B53]" office:value-type="float" office:value="-0.0397842699804817">
            <text:p>-0.03978427</text:p>
          </table:table-cell>
          <table:table-cell table:style-name="ce3" table:formula="of:=SIN(PI()*2/257*([.DO$1]+191)*[.$B53]*[.$B53])/[.$B53]/[.$B53]" office:value-type="float" office:value="-0.030200854930572">
            <text:p>-0.0302008549</text:p>
          </table:table-cell>
          <table:table-cell table:style-name="ce3" table:formula="of:=SIN(PI()*2/257*([.DP$1]+191)*[.$B53]*[.$B53])/[.$B53]/[.$B53]" office:value-type="float" office:value="-0.0096821472849502">
            <text:p>-0.0096821473</text:p>
          </table:table-cell>
          <table:table-cell table:style-name="ce3" table:formula="of:=SIN(PI()*2/257*([.DQ$1]+191)*[.$B53]*[.$B53])/[.$B53]/[.$B53]" office:value-type="float" office:value="0.014342325802051">
            <text:p>0.0143423258</text:p>
          </table:table-cell>
          <table:table-cell table:style-name="ce3" table:formula="of:=SIN(PI()*2/257*([.DR$1]+191)*[.$B53]*[.$B53])/[.$B53]/[.$B53]" office:value-type="float" office:value="0.0331736502345175">
            <text:p>0.0331736502</text:p>
          </table:table-cell>
          <table:table-cell table:style-name="ce3" table:formula="of:=SIN(PI()*2/257*([.DS$1]+191)*[.$B53]*[.$B53])/[.$B53]/[.$B53]" office:value-type="float" office:value="0.0399932759049409">
            <text:p>0.0399932759</text:p>
          </table:table-cell>
          <table:table-cell table:style-name="ce3" table:formula="of:=SIN(PI()*2/257*([.DT$1]+191)*[.$B53]*[.$B53])/[.$B53]/[.$B53]" office:value-type="float" office:value="0.0323319150308796">
            <text:p>0.032331915</text:p>
          </table:table-cell>
          <table:table-cell table:style-name="ce3" table:formula="of:=SIN(PI()*2/257*([.DU$1]+191)*[.$B53]*[.$B53])/[.$B53]/[.$B53]" office:value-type="float" office:value="0.0129636355329861">
            <text:p>0.0129636355</text:p>
          </table:table-cell>
          <table:table-cell table:style-name="ce3" table:formula="of:=SIN(PI()*2/257*([.DV$1]+191)*[.$B53]*[.$B53])/[.$B53]/[.$B53]" office:value-type="float" office:value="-0.0110985888212113">
            <text:p>-0.0110985888</text:p>
          </table:table-cell>
          <table:table-cell table:style-name="ce3" table:formula="of:=SIN(PI()*2/257*([.DW$1]+191)*[.$B53]*[.$B53])/[.$B53]/[.$B53]" office:value-type="float" office:value="-0.0311421747481716">
            <text:p>-0.0311421747</text:p>
          </table:table-cell>
          <table:table-cell table:style-name="ce3" table:formula="of:=SIN(PI()*2/257*([.DX$1]+191)*[.$B53]*[.$B53])/[.$B53]/[.$B53]" office:value-type="float" office:value="-0.0399096297933759">
            <text:p>-0.0399096298</text:p>
          </table:table-cell>
          <table:table-cell table:style-name="ce3" table:formula="of:=SIN(PI()*2/257*([.DY$1]+191)*[.$B53]*[.$B53])/[.$B53]/[.$B53]" office:value-type="float" office:value="-0.0342263853408219">
            <text:p>-0.0342263853</text:p>
          </table:table-cell>
          <table:table-cell table:style-name="ce3" table:formula="of:=SIN(PI()*2/257*([.DZ$1]+191)*[.$B53]*[.$B53])/[.$B53]/[.$B53]" office:value-type="float" office:value="-0.0161502619762011">
            <text:p>-0.016150262</text:p>
          </table:table-cell>
          <table:table-cell table:style-name="ce3" table:formula="of:=SIN(PI()*2/257*([.EA$1]+191)*[.$B53]*[.$B53])/[.$B53]/[.$B53]" office:value-type="float" office:value="0.00777363757267328">
            <text:p>0.0077736376</text:p>
          </table:table-cell>
          <table:table-cell table:style-name="ce3" table:formula="of:=SIN(PI()*2/257*([.EB$1]+191)*[.$B53]*[.$B53])/[.$B53]/[.$B53]" office:value-type="float" office:value="0.028882815432855">
            <text:p>0.0288828154</text:p>
          </table:table-cell>
          <table:table-cell table:style-name="ce3" table:formula="of:=SIN(PI()*2/257*([.EC$1]+191)*[.$B53]*[.$B53])/[.$B53]/[.$B53]" office:value-type="float" office:value="0.039533943728801">
            <text:p>0.0395339437</text:p>
          </table:table-cell>
          <table:table-cell table:style-name="ce3" table:formula="of:=SIN(PI()*2/257*([.ED$1]+191)*[.$B53]*[.$B53])/[.$B53]/[.$B53]" office:value-type="float" office:value="0.0358704030151877">
            <text:p>0.035870403</text:p>
          </table:table-cell>
          <table:table-cell table:style-name="ce3" table:formula="of:=SIN(PI()*2/257*([.EE$1]+191)*[.$B53]*[.$B53])/[.$B53]/[.$B53]" office:value-type="float" office:value="0.0192187083768296">
            <text:p>0.0192187084</text:p>
          </table:table-cell>
          <table:table-cell table:style-name="ce3" table:formula="of:=SIN(PI()*2/257*([.EF$1]+191)*[.$B53]*[.$B53])/[.$B53]/[.$B53]" office:value-type="float" office:value="-0.00439180249025482">
            <text:p>-0.0043918025</text:p>
          </table:table-cell>
          <table:table-cell table:style-name="ce3" table:formula="of:=SIN(PI()*2/257*([.EG$1]+191)*[.$B53]*[.$B53])/[.$B53]/[.$B53]" office:value-type="float" office:value="-0.0264121052203871">
            <text:p>-0.0264121052</text:p>
          </table:table-cell>
          <table:table-cell table:style-name="ce3" table:formula="of:=SIN(PI()*2/257*([.EH$1]+191)*[.$B53]*[.$B53])/[.$B53]/[.$B53]" office:value-type="float" office:value="-0.0388689668056377">
            <text:p>-0.0388689668</text:p>
          </table:table-cell>
          <table:table-cell table:style-name="ce3" table:formula="of:=SIN(PI()*2/257*([.EI$1]+191)*[.$B53]*[.$B53])/[.$B53]/[.$B53]" office:value-type="float" office:value="-0.037251937903689">
            <text:p>-0.0372519379</text:p>
          </table:table-cell>
          <table:table-cell table:style-name="ce3" table:formula="of:=SIN(PI()*2/257*([.EJ$1]+191)*[.$B53]*[.$B53])/[.$B53]/[.$B53]" office:value-type="float" office:value="-0.0221465212832278">
            <text:p>-0.0221465213</text:p>
          </table:table-cell>
          <table:table-cell table:style-name="ce3" table:formula="of:=SIN(PI()*2/257*([.EK$1]+191)*[.$B53]*[.$B53])/[.$B53]/[.$B53]" office:value-type="float" office:value="0.000977830256989081">
            <text:p>0.0009778303</text:p>
          </table:table-cell>
          <table:table-cell table:style-name="ce3" table:formula="of:=SIN(PI()*2/257*([.EL$1]+191)*[.$B53]*[.$B53])/[.$B53]/[.$B53]" office:value-type="float" office:value="0.0237481236093279">
            <text:p>0.0237481236</text:p>
          </table:table-cell>
          <table:table-cell table:style-name="ce3" table:formula="of:=SIN(PI()*2/257*([.EM$1]+191)*[.$B53]*[.$B53])/[.$B53]/[.$B53]" office:value-type="float" office:value="0.0379195650131328">
            <text:p>0.037919565</text:p>
          </table:table-cell>
          <table:table-cell table:style-name="ce3" table:formula="of:=SIN(PI()*2/257*([.EN$1]+191)*[.$B53]*[.$B53])/[.$B53]/[.$B53]" office:value-type="float" office:value="0.0383608805819583">
            <text:p>0.0383608806</text:p>
          </table:table-cell>
          <table:table-cell table:style-name="ce3" table:formula="of:=SIN(PI()*2/257*([.EO$1]+191)*[.$B53]*[.$B53])/[.$B53]/[.$B53]" office:value-type="float" office:value="0.0249122763337055">
            <text:p>0.0249122763</text:p>
          </table:table-cell>
          <table:table-cell table:style-name="ce3" table:formula="of:=SIN(PI()*2/257*([.EP$1]+191)*[.$B53]*[.$B53])/[.$B53]/[.$B53]" office:value-type="float" office:value="0.00244329727948884">
            <text:p>0.0024432973</text:p>
          </table:table-cell>
          <table:table-cell table:style-name="ce3" table:formula="of:=SIN(PI()*2/257*([.EQ$1]+191)*[.$B53]*[.$B53])/[.$B53]/[.$B53]" office:value-type="float" office:value="-0.0209103643676836">
            <text:p>-0.0209103644</text:p>
          </table:table-cell>
          <table:table-cell table:style-name="ce3" table:formula="of:=SIN(PI()*2/257*([.ER$1]+191)*[.$B53]*[.$B53])/[.$B53]/[.$B53]" office:value-type="float" office:value="-0.0366926856283289">
            <text:p>-0.0366926856</text:p>
          </table:table-cell>
          <table:table-cell table:style-name="ce3" table:formula="of:=SIN(PI()*2/257*([.ES$1]+191)*[.$B53]*[.$B53])/[.$B53]/[.$B53]" office:value-type="float" office:value="-0.0391891163275748">
            <text:p>-0.0391891163</text:p>
          </table:table-cell>
          <table:table-cell table:style-name="ce3" table:formula="of:=SIN(PI()*2/257*([.ET$1]+191)*[.$B53]*[.$B53])/[.$B53]/[.$B53]" office:value-type="float" office:value="-0.0274957350299574">
            <text:p>-0.027495735</text:p>
          </table:table-cell>
          <table:table-cell table:style-name="ce3" table:formula="of:=SIN(PI()*2/257*([.EU$1]+191)*[.$B53]*[.$B53])/[.$B53]/[.$B53]" office:value-type="float" office:value="-0.00584654591239535">
            <text:p>-0.0058465459</text:p>
          </table:table-cell>
          <table:table-cell table:style-name="ce3" table:formula="of:=SIN(PI()*2/257*([.EV$1]+191)*[.$B53]*[.$B53])/[.$B53]/[.$B53]" office:value-type="float" office:value="0.017919592886665">
            <text:p>0.0179195929</text:p>
          </table:table-cell>
          <table:table-cell table:style-name="ce3" table:formula="of:=SIN(PI()*2/257*([.EW$1]+191)*[.$B53]*[.$B53])/[.$B53]/[.$B53]" office:value-type="float" office:value="0.0351973063791515">
            <text:p>0.0351973064</text:p>
          </table:table-cell>
          <table:table-cell table:style-name="ce3" table:formula="of:=SIN(PI()*2/257*([.EX$1]+191)*[.$B53]*[.$B53])/[.$B53]/[.$B53]" office:value-type="float" office:value="0.0397305844997998">
            <text:p>0.0397305845</text:p>
          </table:table-cell>
          <table:table-cell table:style-name="ce3" table:formula="of:=SIN(PI()*2/257*([.EY$1]+191)*[.$B53]*[.$B53])/[.$B53]/[.$B53]" office:value-type="float" office:value="0.0298779928328968">
            <text:p>0.0298779928</text:p>
          </table:table-cell>
          <table:table-cell table:style-name="ce3" table:formula="of:=SIN(PI()*2/257*([.EZ$1]+191)*[.$B53]*[.$B53])/[.$B53]/[.$B53]" office:value-type="float" office:value="0.0092070122643756">
            <text:p>0.0092070123</text:p>
          </table:table-cell>
          <table:table-cell table:style-name="ce3" table:formula="of:=SIN(PI()*2/257*([.FA$1]+191)*[.$B53]*[.$B53])/[.$B53]/[.$B53]" office:value-type="float" office:value="-0.0147976942292803">
            <text:p>-0.0147976942</text:p>
          </table:table-cell>
          <table:table-cell table:style-name="ce3" table:formula="of:=SIN(PI()*2/257*([.FB$1]+191)*[.$B53]*[.$B53])/[.$B53]/[.$B53]" office:value-type="float" office:value="-0.0334443697496059">
            <text:p>-0.0334443697</text:p>
          </table:table-cell>
          <table:table-cell table:style-name="ce3" table:formula="of:=SIN(PI()*2/257*([.FC$1]+191)*[.$B53]*[.$B53])/[.$B53]/[.$B53]" office:value-type="float" office:value="-0.0399813228884998">
            <text:p>-0.0399813229</text:p>
          </table:table-cell>
          <table:table-cell table:style-name="ce3" table:formula="of:=SIN(PI()*2/257*([.FD$1]+191)*[.$B53]*[.$B53])/[.$B53]/[.$B53]" office:value-type="float" office:value="-0.0320416174972154">
            <text:p>-0.0320416175</text:p>
          </table:table-cell>
          <table:table-cell table:style-name="ce3" table:formula="of:=SIN(PI()*2/257*([.FE$1]+191)*[.$B53]*[.$B53])/[.$B53]/[.$B53]" office:value-type="float" office:value="-0.0125001060187382">
            <text:p>-0.012500106</text:p>
          </table:table-cell>
          <table:table-cell table:style-name="ce3" table:formula="of:=SIN(PI()*2/257*([.FF$1]+191)*[.$B53]*[.$B53])/[.$B53]/[.$B53]" office:value-type="float" office:value="0.0115675129857179">
            <text:p>0.011567513</text:p>
          </table:table-cell>
          <table:table-cell table:style-name="ce3" table:formula="of:=SIN(PI()*2/257*([.FG$1]+191)*[.$B53]*[.$B53])/[.$B53]/[.$B53]" office:value-type="float" office:value="0.0314467029078109">
            <text:p>0.0314467029</text:p>
          </table:table-cell>
          <table:table-cell table:style-name="ce3" table:formula="of:=SIN(PI()*2/257*([.FH$1]+191)*[.$B53]*[.$B53])/[.$B53]/[.$B53]" office:value-type="float" office:value="0.0399394967077441">
            <text:p>0.0399394967</text:p>
          </table:table-cell>
          <table:table-cell table:style-name="ce3" table:formula="of:=SIN(PI()*2/257*([.FI$1]+191)*[.$B53]*[.$B53])/[.$B53]/[.$B53]" office:value-type="float" office:value="0.0339707766323697">
            <text:p>0.0339707766</text:p>
          </table:table-cell>
          <table:table-cell table:style-name="ce3" table:formula="of:=SIN(PI()*2/257*([.FJ$1]+191)*[.$B53]*[.$B53])/[.$B53]/[.$B53]" office:value-type="float" office:value="0.0157017298598685">
            <text:p>0.0157017299</text:p>
          </table:table-cell>
          <table:table-cell table:style-name="ce3" table:formula="of:=SIN(PI()*2/257*([.FK$1]+191)*[.$B53]*[.$B53])/[.$B53]/[.$B53]" office:value-type="float" office:value="-0.00825268610735019">
            <text:p>-0.0082526861</text:p>
          </table:table-cell>
          <table:table-cell table:style-name="ce3" table:formula="of:=SIN(PI()*2/257*([.FL$1]+191)*[.$B53]*[.$B53])/[.$B53]/[.$B53]" office:value-type="float" office:value="-0.0292189238427996">
            <text:p>-0.0292189238</text:p>
          </table:table-cell>
          <table:table-cell table:style-name="ce3" table:formula="of:=SIN(PI()*2/257*([.FM$1]+191)*[.$B53]*[.$B53])/[.$B53]/[.$B53]" office:value-type="float" office:value="-0.0396054120219066">
            <text:p>-0.039605412</text:p>
          </table:table-cell>
          <table:table-cell table:style-name="ce3" table:formula="of:=SIN(PI()*2/257*([.FN$1]+191)*[.$B53]*[.$B53])/[.$B53]/[.$B53]" office:value-type="float" office:value="-0.035651353556594">
            <text:p>-0.0356513536</text:p>
          </table:table-cell>
          <table:table-cell table:style-name="ce3" table:formula="of:=SIN(PI()*2/257*([.FO$1]+191)*[.$B53]*[.$B53])/[.$B53]/[.$B53]" office:value-type="float" office:value="-0.0187884558060759">
            <text:p>-0.0187884558</text:p>
          </table:table-cell>
          <table:table-cell table:style-name="ce3" table:formula="of:=SIN(PI()*2/257*([.FP$1]+191)*[.$B53]*[.$B53])/[.$B53]/[.$B53]" office:value-type="float" office:value="0.00487746994260035">
            <text:p>0.0048774699</text:p>
          </table:table-cell>
          <table:table-cell table:style-name="ce3" table:formula="of:=SIN(PI()*2/257*([.FQ$1]+191)*[.$B53]*[.$B53])/[.$B53]/[.$B53]" office:value-type="float" office:value="0.0267773343969297">
            <text:p>0.0267773344</text:p>
          </table:table-cell>
          <table:table-cell table:style-name="ce3" table:formula="of:=SIN(PI()*2/257*([.FR$1]+191)*[.$B53]*[.$B53])/[.$B53]/[.$B53]" office:value-type="float" office:value="0.0389815135060311">
            <text:p>0.0389815135</text:p>
          </table:table-cell>
          <table:table-cell table:style-name="ce3" table:formula="of:=SIN(PI()*2/257*([.FS$1]+191)*[.$B53]*[.$B53])/[.$B53]/[.$B53]" office:value-type="float" office:value="0.0370710505961558">
            <text:p>0.0370710506</text:p>
          </table:table-cell>
          <table:table-cell table:style-name="ce3" table:formula="of:=SIN(PI()*2/257*([.FT$1]+191)*[.$B53]*[.$B53])/[.$B53]/[.$B53]" office:value-type="float" office:value="0.021737696644575">
            <text:p>0.0217376966</text:p>
          </table:table-cell>
          <table:table-cell table:style-name="ce3" table:formula="of:=SIN(PI()*2/257*([.FU$1]+191)*[.$B53]*[.$B53])/[.$B53]/[.$B53]" office:value-type="float" office:value="-0.00146656274036746">
            <text:p>-0.0014665627</text:p>
          </table:table-cell>
          <table:table-cell table:style-name="ce3" table:formula="of:=SIN(PI()*2/257*([.FV$1]+191)*[.$B53]*[.$B53])/[.$B53]/[.$B53]" office:value-type="float" office:value="-0.0241398009766462">
            <text:p>-0.024139801</text:p>
          </table:table-cell>
          <table:table-cell table:style-name="ce3" table:formula="of:=SIN(PI()*2/257*([.FW$1]+191)*[.$B53]*[.$B53])/[.$B53]/[.$B53]" office:value-type="float" office:value="-0.0380723665568453">
            <text:p>-0.0380723666</text:p>
          </table:table-cell>
          <table:table-cell table:style-name="ce3" table:formula="of:=SIN(PI()*2/257*([.FX$1]+191)*[.$B53]*[.$B53])/[.$B53]/[.$B53]" office:value-type="float" office:value="-0.0382194790739645">
            <text:p>-0.0382194791</text:p>
          </table:table-cell>
          <table:table-cell table:style-name="ce3" table:formula="of:=SIN(PI()*2/257*([.FY$1]+191)*[.$B53]*[.$B53])/[.$B53]/[.$B53]" office:value-type="float" office:value="-0.0245278712141186">
            <text:p>-0.0245278712</text:p>
          </table:table-cell>
          <table:table-cell table:style-name="ce3" table:formula="of:=SIN(PI()*2/257*([.FZ$1]+191)*[.$B53]*[.$B53])/[.$B53]/[.$B53]" office:value-type="float" office:value="-0.0019550760801741">
            <text:p>-0.0019550761</text:p>
          </table:table-cell>
          <table:table-cell table:style-name="ce3" table:formula="of:=SIN(PI()*2/257*([.GA$1]+191)*[.$B53]*[.$B53])/[.$B53]/[.$B53]" office:value-type="float" office:value="0.0213256238145051">
            <text:p>0.0213256238</text:p>
          </table:table-cell>
          <table:table-cell table:style-name="ce3" table:formula="of:=SIN(PI()*2/257*([.GB$1]+191)*[.$B53]*[.$B53])/[.$B53]/[.$B53]" office:value-type="float" office:value="0.0368846238853278">
            <text:p>0.0368846239</text:p>
          </table:table-cell>
          <table:table-cell table:style-name="ce3" table:formula="of:=SIN(PI()*2/257*([.GC$1]+191)*[.$B53]*[.$B53])/[.$B53]/[.$B53]" office:value-type="float" office:value="0.0390882353290387">
            <text:p>0.0390882353</text:p>
          </table:table-cell>
          <table:table-cell table:style-name="ce3" table:formula="of:=SIN(PI()*2/257*([.GD$1]+191)*[.$B53]*[.$B53])/[.$B53]/[.$B53]" office:value-type="float" office:value="0.0271385623258127">
            <text:p>0.0271385623</text:p>
          </table:table-cell>
          <table:table-cell table:style-name="ce3" table:formula="of:=SIN(PI()*2/257*([.GE$1]+191)*[.$B53]*[.$B53])/[.$B53]/[.$B53]" office:value-type="float" office:value="0.00536240857090151">
            <text:p>0.0053624086</text:p>
          </table:table-cell>
          <table:table-cell table:style-name="ce3" table:formula="of:=SIN(PI()*2/257*([.GF$1]+191)*[.$B53]*[.$B53])/[.$B53]/[.$B53]" office:value-type="float" office:value="-0.0183553957391156">
            <text:p>-0.0183553957</text:p>
          </table:table-cell>
          <table:table-cell table:style-name="ce3" table:formula="of:=SIN(PI()*2/257*([.GG$1]+191)*[.$B53]*[.$B53])/[.$B53]/[.$B53]" office:value-type="float" office:value="-0.0354269768352927">
            <text:p>-0.0354269768</text:p>
          </table:table-cell>
          <table:table-cell table:style-name="ce3" table:formula="of:=SIN(PI()*2/257*([.GH$1]+191)*[.$B53]*[.$B53])/[.$B53]/[.$B53]" office:value-type="float" office:value="-0.0396709622105551">
            <text:p>-0.0396709622</text:p>
          </table:table-cell>
          <table:table-cell table:style-name="ce3" table:formula="of:=SIN(PI()*2/257*([.GI$1]+191)*[.$B53]*[.$B53])/[.$B53]/[.$B53]" office:value-type="float" office:value="-0.0295506661665283">
            <text:p>-0.0295506662</text:p>
          </table:table-cell>
          <table:table-cell table:style-name="ce3" table:formula="of:=SIN(PI()*2/257*([.GJ$1]+191)*[.$B53]*[.$B53])/[.$B53]/[.$B53]" office:value-type="float" office:value="-0.00873050147070373">
            <text:p>-0.0087305015</text:p>
          </table:table-cell>
          <table:table-cell table:style-name="ce3" table:formula="of:=SIN(PI()*2/257*([.GK$1]+191)*[.$B53]*[.$B53])/[.$B53]/[.$B53]" office:value-type="float" office:value="0.0152508514864784">
            <text:p>0.0152508515</text:p>
          </table:table-cell>
          <table:table-cell table:style-name="ce3" table:formula="of:=SIN(PI()*2/257*([.GL$1]+191)*[.$B53]*[.$B53])/[.$B53]/[.$B53]" office:value-type="float" office:value="0.0337100917842083">
            <text:p>0.0337100918</text:p>
          </table:table-cell>
          <table:table-cell table:style-name="ce3" table:formula="of:=SIN(PI()*2/257*([.GM$1]+191)*[.$B53]*[.$B53])/[.$B53]/[.$B53]" office:value-type="float" office:value="0.0399633955964959">
            <text:p>0.0399633956</text:p>
          </table:table-cell>
          <table:table-cell table:style-name="ce3" table:formula="of:=SIN(PI()*2/257*([.GN$1]+191)*[.$B53]*[.$B53])/[.$B53]/[.$B53]" office:value-type="float" office:value="0.0317465320916505">
            <text:p>0.0317465321</text:p>
          </table:table-cell>
          <table:table-cell table:style-name="ce3" table:formula="of:=SIN(PI()*2/257*([.GO$1]+191)*[.$B53]*[.$B53])/[.$B53]/[.$B53]" office:value-type="float" office:value="0.0120347086553915">
            <text:p>0.0120347087</text:p>
          </table:table-cell>
          <table:table-cell table:style-name="ce3" table:formula="of:=SIN(PI()*2/257*([.GP$1]+191)*[.$B53]*[.$B53])/[.$B53]/[.$B53]" office:value-type="float" office:value="-0.0120347086553916">
            <text:p>-0.0120347087</text:p>
          </table:table-cell>
          <table:table-cell table:style-name="ce3" table:formula="of:=SIN(PI()*2/257*([.GQ$1]+191)*[.$B53]*[.$B53])/[.$B53]/[.$B53]" office:value-type="float" office:value="-0.0317465320916492">
            <text:p>-0.0317465321</text:p>
          </table:table-cell>
          <table:table-cell table:style-name="ce3" table:formula="of:=SIN(PI()*2/257*([.GR$1]+191)*[.$B53]*[.$B53])/[.$B53]/[.$B53]" office:value-type="float" office:value="-0.0399633955964958">
            <text:p>-0.0399633956</text:p>
          </table:table-cell>
          <table:table-cell table:style-name="ce3" table:formula="of:=SIN(PI()*2/257*([.GS$1]+191)*[.$B53]*[.$B53])/[.$B53]/[.$B53]" office:value-type="float" office:value="-0.0337100917842089">
            <text:p>-0.0337100918</text:p>
          </table:table-cell>
          <table:table-cell table:style-name="ce3" table:formula="of:=SIN(PI()*2/257*([.GT$1]+191)*[.$B53]*[.$B53])/[.$B53]/[.$B53]" office:value-type="float" office:value="-0.0152508514864804">
            <text:p>-0.0152508515</text:p>
          </table:table-cell>
          <table:table-cell table:style-name="ce3" table:formula="of:=SIN(PI()*2/257*([.GU$1]+191)*[.$B53]*[.$B53])/[.$B53]/[.$B53]" office:value-type="float" office:value="0.00873050147070274">
            <text:p>0.0087305015</text:p>
          </table:table-cell>
          <table:table-cell table:style-name="ce3" table:formula="of:=SIN(PI()*2/257*([.GV$1]+191)*[.$B53]*[.$B53])/[.$B53]/[.$B53]" office:value-type="float" office:value="0.0295506661665284">
            <text:p>0.0295506662</text:p>
          </table:table-cell>
          <table:table-cell table:style-name="ce3" table:formula="of:=SIN(PI()*2/257*([.GW$1]+191)*[.$B53]*[.$B53])/[.$B53]/[.$B53]" office:value-type="float" office:value="0.0396709622105546">
            <text:p>0.0396709622</text:p>
          </table:table-cell>
          <table:table-cell table:style-name="ce3" table:formula="of:=SIN(PI()*2/257*([.GX$1]+191)*[.$B53]*[.$B53])/[.$B53]/[.$B53]" office:value-type="float" office:value="0.0354269768352931">
            <text:p>0.0354269768</text:p>
          </table:table-cell>
          <table:table-cell table:style-name="ce3" table:formula="of:=SIN(PI()*2/257*([.GY$1]+191)*[.$B53]*[.$B53])/[.$B53]/[.$B53]" office:value-type="float" office:value="0.0183553957391165">
            <text:p>0.0183553957</text:p>
          </table:table-cell>
          <table:table-cell table:style-name="ce3" table:formula="of:=SIN(PI()*2/257*([.GZ$1]+191)*[.$B53]*[.$B53])/[.$B53]/[.$B53]" office:value-type="float" office:value="-0.0053624085709005">
            <text:p>-0.0053624086</text:p>
          </table:table-cell>
          <table:table-cell table:style-name="ce3" table:formula="of:=SIN(PI()*2/257*([.HA$1]+191)*[.$B53]*[.$B53])/[.$B53]/[.$B53]" office:value-type="float" office:value="-0.0271385623258119">
            <text:p>-0.0271385623</text:p>
          </table:table-cell>
          <table:table-cell table:style-name="ce3" table:formula="of:=SIN(PI()*2/257*([.HB$1]+191)*[.$B53]*[.$B53])/[.$B53]/[.$B53]" office:value-type="float" office:value="-0.0390882353290385">
            <text:p>-0.0390882353</text:p>
          </table:table-cell>
          <table:table-cell table:style-name="ce3" table:formula="of:=SIN(PI()*2/257*([.HC$1]+191)*[.$B53]*[.$B53])/[.$B53]/[.$B53]" office:value-type="float" office:value="-0.0368846238853278">
            <text:p>-0.0368846239</text:p>
          </table:table-cell>
          <table:table-cell table:style-name="ce3" table:formula="of:=SIN(PI()*2/257*([.HD$1]+191)*[.$B53]*[.$B53])/[.$B53]/[.$B53]" office:value-type="float" office:value="-0.0213256238145059">
            <text:p>-0.0213256238</text:p>
          </table:table-cell>
          <table:table-cell table:style-name="ce3" table:formula="of:=SIN(PI()*2/257*([.HE$1]+191)*[.$B53]*[.$B53])/[.$B53]/[.$B53]" office:value-type="float" office:value="0.00195507608017422">
            <text:p>0.0019550761</text:p>
          </table:table-cell>
          <table:table-cell table:style-name="ce3" table:formula="of:=SIN(PI()*2/257*([.HF$1]+191)*[.$B53]*[.$B53])/[.$B53]/[.$B53]" office:value-type="float" office:value="0.0245278712141178">
            <text:p>0.0245278712</text:p>
          </table:table-cell>
          <table:table-cell table:style-name="ce3" table:formula="of:=SIN(PI()*2/257*([.HG$1]+191)*[.$B53]*[.$B53])/[.$B53]/[.$B53]" office:value-type="float" office:value="0.0382194790739639">
            <text:p>0.0382194791</text:p>
          </table:table-cell>
          <table:table-cell table:style-name="ce3" table:formula="of:=SIN(PI()*2/257*([.HH$1]+191)*[.$B53]*[.$B53])/[.$B53]/[.$B53]" office:value-type="float" office:value="0.0380723665568449">
            <text:p>0.0380723666</text:p>
          </table:table-cell>
          <table:table-cell table:style-name="ce3" table:formula="of:=SIN(PI()*2/257*([.HI$1]+191)*[.$B53]*[.$B53])/[.$B53]/[.$B53]" office:value-type="float" office:value="0.0241398009766462">
            <text:p>0.024139801</text:p>
          </table:table-cell>
          <table:table-cell table:style-name="ce3" table:formula="of:=SIN(PI()*2/257*([.HJ$1]+191)*[.$B53]*[.$B53])/[.$B53]/[.$B53]" office:value-type="float" office:value="0.00146656274036848">
            <text:p>0.0014665627</text:p>
          </table:table-cell>
          <table:table-cell table:style-name="ce3" table:formula="of:=SIN(PI()*2/257*([.HK$1]+191)*[.$B53]*[.$B53])/[.$B53]/[.$B53]" office:value-type="float" office:value="-0.0217376966445751">
            <text:p>-0.0217376966</text:p>
          </table:table-cell>
          <table:table-cell table:style-name="ce3" table:formula="of:=SIN(PI()*2/257*([.HL$1]+191)*[.$B53]*[.$B53])/[.$B53]/[.$B53]" office:value-type="float" office:value="-0.0370710505961546">
            <text:p>-0.0370710506</text:p>
          </table:table-cell>
          <table:table-cell table:style-name="ce3" table:formula="of:=SIN(PI()*2/257*([.HM$1]+191)*[.$B53]*[.$B53])/[.$B53]/[.$B53]" office:value-type="float" office:value="-0.0389815135060314">
            <text:p>-0.0389815135</text:p>
          </table:table-cell>
          <table:table-cell table:style-name="ce3" table:formula="of:=SIN(PI()*2/257*([.HN$1]+191)*[.$B53]*[.$B53])/[.$B53]/[.$B53]" office:value-type="float" office:value="-0.0267773343969287">
            <text:p>-0.0267773344</text:p>
          </table:table-cell>
          <table:table-cell table:style-name="ce3" table:formula="of:=SIN(PI()*2/257*([.HO$1]+191)*[.$B53]*[.$B53])/[.$B53]/[.$B53]" office:value-type="float" office:value="-0.00487746994260023">
            <text:p>-0.0048774699</text:p>
          </table:table-cell>
          <table:table-cell table:style-name="ce3" table:formula="of:=SIN(PI()*2/257*([.HP$1]+191)*[.$B53]*[.$B53])/[.$B53]/[.$B53]" office:value-type="float" office:value="0.018788455806075">
            <text:p>0.0187884558</text:p>
          </table:table-cell>
          <table:table-cell table:style-name="ce3" table:formula="of:=SIN(PI()*2/257*([.HQ$1]+191)*[.$B53]*[.$B53])/[.$B53]/[.$B53]" office:value-type="float" office:value="0.035651353556593">
            <text:p>0.0356513536</text:p>
          </table:table-cell>
          <table:table-cell table:style-name="ce3" table:formula="of:=SIN(PI()*2/257*([.HR$1]+191)*[.$B53]*[.$B53])/[.$B53]/[.$B53]" office:value-type="float" office:value="0.0396054120219067">
            <text:p>0.039605412</text:p>
          </table:table-cell>
          <table:table-cell table:style-name="ce3" table:formula="of:=SIN(PI()*2/257*([.HS$1]+191)*[.$B53]*[.$B53])/[.$B53]/[.$B53]" office:value-type="float" office:value="0.0292189238428003">
            <text:p>0.0292189238</text:p>
          </table:table-cell>
          <table:table-cell table:style-name="ce3" table:formula="of:=SIN(PI()*2/257*([.HT$1]+191)*[.$B53]*[.$B53])/[.$B53]/[.$B53]" office:value-type="float" office:value="0.00825268610735118">
            <text:p>0.0082526861</text:p>
          </table:table-cell>
          <table:table-cell table:style-name="ce3" table:formula="of:=SIN(PI()*2/257*([.HU$1]+191)*[.$B53]*[.$B53])/[.$B53]/[.$B53]" office:value-type="float" office:value="-0.0157017298598686">
            <text:p>-0.0157017299</text:p>
          </table:table-cell>
          <table:table-cell table:style-name="ce3" table:formula="of:=SIN(PI()*2/257*([.HV$1]+191)*[.$B53]*[.$B53])/[.$B53]/[.$B53]" office:value-type="float" office:value="-0.033970776632368">
            <text:p>-0.0339707766</text:p>
          </table:table-cell>
          <table:table-cell table:style-name="ce3" table:formula="of:=SIN(PI()*2/257*([.HW$1]+191)*[.$B53]*[.$B53])/[.$B53]/[.$B53]" office:value-type="float" office:value="-0.0399394967077441">
            <text:p>-0.0399394967</text:p>
          </table:table-cell>
          <table:table-cell table:style-name="ce3" table:formula="of:=SIN(PI()*2/257*([.HX$1]+191)*[.$B53]*[.$B53])/[.$B53]/[.$B53]" office:value-type="float" office:value="-0.0314467029078115">
            <text:p>-0.0314467029</text:p>
          </table:table-cell>
          <table:table-cell table:style-name="ce3" table:formula="of:=SIN(PI()*2/257*([.HY$1]+191)*[.$B53]*[.$B53])/[.$B53]/[.$B53]" office:value-type="float" office:value="-0.0115675129857211">
            <text:p>-0.011567513</text:p>
          </table:table-cell>
          <table:table-cell table:style-name="ce3" table:formula="of:=SIN(PI()*2/257*([.HZ$1]+191)*[.$B53]*[.$B53])/[.$B53]/[.$B53]" office:value-type="float" office:value="0.0125001060187383">
            <text:p>0.012500106</text:p>
          </table:table-cell>
          <table:table-cell table:style-name="ce3" table:formula="of:=SIN(PI()*2/257*([.IA$1]+191)*[.$B53]*[.$B53])/[.$B53]/[.$B53]" office:value-type="float" office:value="0.0320416174972134">
            <text:p>0.0320416175</text:p>
          </table:table-cell>
          <table:table-cell table:style-name="ce3" table:formula="of:=SIN(PI()*2/257*([.IB$1]+191)*[.$B53]*[.$B53])/[.$B53]/[.$B53]" office:value-type="float" office:value="0.0399813228884998">
            <text:p>0.0399813229</text:p>
          </table:table-cell>
          <table:table-cell table:style-name="ce3" table:formula="of:=SIN(PI()*2/257*([.IC$1]+191)*[.$B53]*[.$B53])/[.$B53]/[.$B53]" office:value-type="float" office:value="0.0334443697496065">
            <text:p>0.0334443697</text:p>
          </table:table-cell>
          <table:table-cell table:style-name="ce3" table:formula="of:=SIN(PI()*2/257*([.ID$1]+191)*[.$B53]*[.$B53])/[.$B53]/[.$B53]" office:value-type="float" office:value="0.0147976942292802">
            <text:p>0.0147976942</text:p>
          </table:table-cell>
          <table:table-cell table:style-name="ce3" table:formula="of:=SIN(PI()*2/257*([.IE$1]+191)*[.$B53]*[.$B53])/[.$B53]/[.$B53]" office:value-type="float" office:value="-0.0092070122643724">
            <text:p>-0.0092070123</text:p>
          </table:table-cell>
          <table:table-cell table:style-name="ce3" table:formula="of:=SIN(PI()*2/257*([.IF$1]+191)*[.$B53]*[.$B53])/[.$B53]/[.$B53]" office:value-type="float" office:value="-0.0298779928328962">
            <text:p>-0.0298779928</text:p>
          </table:table-cell>
          <table:table-cell table:style-name="ce3" table:formula="of:=SIN(PI()*2/257*([.IG$1]+191)*[.$B53]*[.$B53])/[.$B53]/[.$B53]" office:value-type="float" office:value="-0.0397305844997997">
            <text:p>-0.0397305845</text:p>
          </table:table-cell>
          <table:table-cell table:style-name="ce3" table:formula="of:=SIN(PI()*2/257*([.IH$1]+191)*[.$B53]*[.$B53])/[.$B53]/[.$B53]" office:value-type="float" office:value="-0.035197306379152">
            <text:p>-0.0351973064</text:p>
          </table:table-cell>
          <table:table-cell table:style-name="ce3" table:formula="of:=SIN(PI()*2/257*([.II$1]+191)*[.$B53]*[.$B53])/[.$B53]/[.$B53]" office:value-type="float" office:value="-0.0179195928866649">
            <text:p>-0.0179195929</text:p>
          </table:table-cell>
          <table:table-cell table:style-name="ce3" table:formula="of:=SIN(PI()*2/257*([.IJ$1]+191)*[.$B53]*[.$B53])/[.$B53]/[.$B53]" office:value-type="float" office:value="0.00584654591239322">
            <text:p>0.0058465459</text:p>
          </table:table-cell>
          <table:table-cell table:style-name="ce3" table:formula="of:=SIN(PI()*2/257*([.IK$1]+191)*[.$B53]*[.$B53])/[.$B53]/[.$B53]" office:value-type="float" office:value="0.0274957350299542">
            <text:p>0.027495735</text:p>
          </table:table-cell>
          <table:table-cell table:style-name="ce3" table:formula="of:=SIN(PI()*2/257*([.IL$1]+191)*[.$B53]*[.$B53])/[.$B53]/[.$B53]" office:value-type="float" office:value="0.0391891163275746">
            <text:p>0.0391891163</text:p>
          </table:table-cell>
          <table:table-cell table:style-name="ce3" table:formula="of:=SIN(PI()*2/257*([.IM$1]+191)*[.$B53]*[.$B53])/[.$B53]/[.$B53]" office:value-type="float" office:value="0.0366926856283293">
            <text:p>0.0366926856</text:p>
          </table:table-cell>
          <table:table-cell table:style-name="ce3" table:formula="of:=SIN(PI()*2/257*([.IN$1]+191)*[.$B53]*[.$B53])/[.$B53]/[.$B53]" office:value-type="float" office:value="0.0209103643676845">
            <text:p>0.0209103644</text:p>
          </table:table-cell>
          <table:table-cell table:style-name="ce3" table:formula="of:=SIN(PI()*2/257*([.IO$1]+191)*[.$B53]*[.$B53])/[.$B53]/[.$B53]" office:value-type="float" office:value="-0.00244329727948896">
            <text:p>-0.0024432973</text:p>
          </table:table-cell>
          <table:table-cell table:style-name="ce3" table:formula="of:=SIN(PI()*2/257*([.IP$1]+191)*[.$B53]*[.$B53])/[.$B53]/[.$B53]" office:value-type="float" office:value="-0.0249122763337047">
            <text:p>-0.0249122763</text:p>
          </table:table-cell>
          <table:table-cell table:style-name="ce3" table:formula="of:=SIN(PI()*2/257*([.IQ$1]+191)*[.$B53]*[.$B53])/[.$B53]/[.$B53]" office:value-type="float" office:value="-0.0383608805819584">
            <text:p>-0.0383608806</text:p>
          </table:table-cell>
          <table:table-cell table:style-name="ce3" table:formula="of:=SIN(PI()*2/257*([.IR$1]+191)*[.$B53]*[.$B53])/[.$B53]/[.$B53]" office:value-type="float" office:value="-0.0379195650131331">
            <text:p>-0.037919565</text:p>
          </table:table-cell>
          <table:table-cell table:style-name="ce3" table:formula="of:=SIN(PI()*2/257*([.IS$1]+191)*[.$B53]*[.$B53])/[.$B53]/[.$B53]" office:value-type="float" office:value="-0.0237481236093278">
            <text:p>-0.0237481236</text:p>
          </table:table-cell>
          <table:table-cell table:style-name="ce3" table:formula="of:=SIN(PI()*2/257*([.IT$1]+191)*[.$B53]*[.$B53])/[.$B53]/[.$B53]" office:value-type="float" office:value="-0.0009778302569901">
            <text:p>-0.0009778303</text:p>
          </table:table-cell>
          <table:table-cell table:style-name="ce3" table:formula="of:=SIN(PI()*2/257*([.IU$1]+191)*[.$B53]*[.$B53])/[.$B53]/[.$B53]" office:value-type="float" office:value="0.0221465212832269">
            <text:p>0.0221465213</text:p>
          </table:table-cell>
          <table:table-cell table:style-name="ce3" table:formula="of:=SIN(PI()*2/257*([.IV$1]+191)*[.$B53]*[.$B53])/[.$B53]/[.$B53]" office:value-type="float" office:value="0.0372519379036895">
            <text:p>0.0372519379</text:p>
          </table:table-cell>
          <table:table-cell table:style-name="ce3" table:formula="of:=SIN(PI()*2/257*([.IW$1]+191)*[.$B53]*[.$B53])/[.$B53]/[.$B53]" office:value-type="float" office:value="0.0388689668056383">
            <text:p>0.0388689668</text:p>
          </table:table-cell>
          <table:table-cell table:style-name="ce3" table:formula="of:=SIN(PI()*2/257*([.IX$1]+191)*[.$B53]*[.$B53])/[.$B53]/[.$B53]" office:value-type="float" office:value="0.0264121052203878">
            <text:p>0.0264121052</text:p>
          </table:table-cell>
          <table:table-cell table:style-name="ce3" table:formula="of:=SIN(PI()*2/257*([.IY$1]+191)*[.$B53]*[.$B53])/[.$B53]/[.$B53]" office:value-type="float" office:value="0.00439180249025583">
            <text:p>0.00439180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table:formula="of:=SIN(PI()*2/257*([.C$1]+191)*[.$B54]*[.$B54])/[.$B54]/[.$B54]" office:value-type="float" office:value="-0.0277648075614582">
            <text:p>-0.0277648076</text:p>
          </table:table-cell>
          <table:table-cell table:style-name="ce3" table:formula="of:=SIN(PI()*2/257*([.D$1]+191)*[.$B54]*[.$B54])/[.$B54]/[.$B54]" office:value-type="float" office:value="-0.0170332438986936">
            <text:p>-0.0170332439</text:p>
          </table:table-cell>
          <table:table-cell table:style-name="ce3" table:formula="of:=SIN(PI()*2/257*([.E$1]+191)*[.$B54]*[.$B54])/[.$B54]/[.$B54]" office:value-type="float" office:value="0.00606284824354383">
            <text:p>0.0060628482</text:p>
          </table:table-cell>
          <table:table-cell table:style-name="ce3" table:formula="of:=SIN(PI()*2/257*([.F$1]+191)*[.$B54]*[.$B54])/[.$B54]/[.$B54]" office:value-type="float" office:value="0.0247578844143003">
            <text:p>0.0247578844</text:p>
          </table:table-cell>
          <table:table-cell table:style-name="ce3" table:formula="of:=SIN(PI()*2/257*([.G$1]+191)*[.$B54]*[.$B54])/[.$B54]/[.$B54]" office:value-type="float" office:value="0.0254810316863396">
            <text:p>0.0254810317</text:p>
          </table:table-cell>
          <table:table-cell table:style-name="ce3" table:formula="of:=SIN(PI()*2/257*([.H$1]+191)*[.$B54]*[.$B54])/[.$B54]/[.$B54]" office:value-type="float" office:value="0.00770735334806417">
            <text:p>0.0077073533</text:p>
          </table:table-cell>
          <table:table-cell table:style-name="ce3" table:formula="of:=SIN(PI()*2/257*([.I$1]+191)*[.$B54]*[.$B54])/[.$B54]/[.$B54]" office:value-type="float" office:value="-0.0156611365563627">
            <text:p>-0.0156611366</text:p>
          </table:table-cell>
          <table:table-cell table:style-name="ce3" table:formula="of:=SIN(PI()*2/257*([.J$1]+191)*[.$B54]*[.$B54])/[.$B54]/[.$B54]" office:value-type="float" office:value="-0.0276611184934435">
            <text:p>-0.0276611185</text:p>
          </table:table-cell>
          <table:table-cell table:style-name="ce3" table:formula="of:=SIN(PI()*2/257*([.K$1]+191)*[.$B54]*[.$B54])/[.$B54]/[.$B54]" office:value-type="float" office:value="-0.0195817374260138">
            <text:p>-0.0195817374</text:p>
          </table:table-cell>
          <table:table-cell table:style-name="ce3" table:formula="of:=SIN(PI()*2/257*([.L$1]+191)*[.$B54]*[.$B54])/[.$B54]/[.$B54]" office:value-type="float" office:value="0.00271213804550655">
            <text:p>0.002712138</text:p>
          </table:table-cell>
          <table:table-cell table:style-name="ce3" table:formula="of:=SIN(PI()*2/257*([.M$1]+191)*[.$B54]*[.$B54])/[.$B54]/[.$B54]" office:value-type="float" office:value="0.023037257107304">
            <text:p>0.0230372571</text:p>
          </table:table-cell>
          <table:table-cell table:style-name="ce3" table:formula="of:=SIN(PI()*2/257*([.N$1]+191)*[.$B54]*[.$B54])/[.$B54]/[.$B54]" office:value-type="float" office:value="0.0266395004041375">
            <text:p>0.0266395004</text:p>
          </table:table-cell>
          <table:table-cell table:style-name="ce3" table:formula="of:=SIN(PI()*2/257*([.O$1]+191)*[.$B54]*[.$B54])/[.$B54]/[.$B54]" office:value-type="float" office:value="0.0109039790693527">
            <text:p>0.0109039791</text:p>
          </table:table-cell>
          <table:table-cell table:style-name="ce3" table:formula="of:=SIN(PI()*2/257*([.P$1]+191)*[.$B54]*[.$B54])/[.$B54]/[.$B54]" office:value-type="float" office:value="-0.0127468025966067">
            <text:p>-0.0127468026</text:p>
          </table:table-cell>
          <table:table-cell table:style-name="ce3" table:formula="of:=SIN(PI()*2/257*([.Q$1]+191)*[.$B54]*[.$B54])/[.$B54]/[.$B54]" office:value-type="float" office:value="-0.0271446078673879">
            <text:p>-0.0271446079</text:p>
          </table:table-cell>
          <table:table-cell table:style-name="ce3" table:formula="of:=SIN(PI()*2/257*([.R$1]+191)*[.$B54]*[.$B54])/[.$B54]/[.$B54]" office:value-type="float" office:value="-0.0218379881304241">
            <text:p>-0.0218379881</text:p>
          </table:table-cell>
          <table:table-cell table:style-name="ce3" table:formula="of:=SIN(PI()*2/257*([.S$1]+191)*[.$B54]*[.$B54])/[.$B54]/[.$B54]" office:value-type="float" office:value="-0.000679048789575969">
            <text:p>-0.0006790488</text:p>
          </table:table-cell>
          <table:table-cell table:style-name="ce3" table:formula="of:=SIN(PI()*2/257*([.T$1]+191)*[.$B54]*[.$B54])/[.$B54]/[.$B54]" office:value-type="float" office:value="0.020972815924008">
            <text:p>0.0209728159</text:p>
          </table:table-cell>
          <table:table-cell table:style-name="ce3" table:formula="of:=SIN(PI()*2/257*([.U$1]+191)*[.$B54]*[.$B54])/[.$B54]/[.$B54]" office:value-type="float" office:value="0.0274003944517404">
            <text:p>0.0274003945</text:p>
          </table:table-cell>
          <table:table-cell table:style-name="ce3" table:formula="of:=SIN(PI()*2/257*([.V$1]+191)*[.$B54]*[.$B54])/[.$B54]/[.$B54]" office:value-type="float" office:value="0.0139378710375111">
            <text:p>0.013937871</text:p>
          </table:table-cell>
          <table:table-cell table:style-name="ce3" table:formula="of:=SIN(PI()*2/257*([.W$1]+191)*[.$B54]*[.$B54])/[.$B54]/[.$B54]" office:value-type="float" office:value="-0.00964223211734121">
            <text:p>-0.0096422321</text:p>
          </table:table-cell>
          <table:table-cell table:style-name="ce3" table:formula="of:=SIN(PI()*2/257*([.X$1]+191)*[.$B54]*[.$B54])/[.$B54]/[.$B54]" office:value-type="float" office:value="-0.0262229842190633">
            <text:p>-0.0262229842</text:p>
          </table:table-cell>
          <table:table-cell table:style-name="ce3" table:formula="of:=SIN(PI()*2/257*([.Y$1]+191)*[.$B54]*[.$B54])/[.$B54]/[.$B54]" office:value-type="float" office:value="-0.0237683231533482">
            <text:p>-0.0237683232</text:p>
          </table:table-cell>
          <table:table-cell table:style-name="ce3" table:formula="of:=SIN(PI()*2/257*([.Z$1]+191)*[.$B54]*[.$B54])/[.$B54]/[.$B54]" office:value-type="float" office:value="-0.00406010132805289">
            <text:p>-0.0040601013</text:p>
          </table:table-cell>
          <table:table-cell table:style-name="ce3" table:formula="of:=SIN(PI()*2/257*([.AA$1]+191)*[.$B54]*[.$B54])/[.$B54]/[.$B54]" office:value-type="float" office:value="0.0185953711089776">
            <text:p>0.0185953711</text:p>
          </table:table-cell>
          <table:table-cell table:style-name="ce3" table:formula="of:=SIN(PI()*2/257*([.AB$1]+191)*[.$B54]*[.$B54])/[.$B54]/[.$B54]" office:value-type="float" office:value="0.0277523580531221">
            <text:p>0.0277523581</text:p>
          </table:table-cell>
          <table:table-cell table:style-name="ce3" table:formula="of:=SIN(PI()*2/257*([.AC$1]+191)*[.$B54]*[.$B54])/[.$B54]/[.$B54]" office:value-type="float" office:value="0.0167637506782266">
            <text:p>0.0167637507</text:p>
          </table:table-cell>
          <table:table-cell table:style-name="ce3" table:formula="of:=SIN(PI()*2/257*([.AD$1]+191)*[.$B54]*[.$B54])/[.$B54]/[.$B54]" office:value-type="float" office:value="-0.00639375851692631">
            <text:p>-0.0063937585</text:p>
          </table:table-cell>
          <table:table-cell table:style-name="ce3" table:formula="of:=SIN(PI()*2/257*([.AE$1]+191)*[.$B54]*[.$B54])/[.$B54]/[.$B54]" office:value-type="float" office:value="-0.0249100020938804">
            <text:p>-0.0249100021</text:p>
          </table:table-cell>
          <table:table-cell table:style-name="ce3" table:formula="of:=SIN(PI()*2/257*([.AF$1]+191)*[.$B54]*[.$B54])/[.$B54]/[.$B54]" office:value-type="float" office:value="-0.0253439336846182">
            <text:p>-0.0253439337</text:p>
          </table:table-cell>
          <table:table-cell table:style-name="ce3" table:formula="of:=SIN(PI()*2/257*([.AG$1]+191)*[.$B54]*[.$B54])/[.$B54]/[.$B54]" office:value-type="float" office:value="-0.00738055988308445">
            <text:p>-0.0073805599</text:p>
          </table:table-cell>
          <table:table-cell table:style-name="ce3" table:formula="of:=SIN(PI()*2/257*([.AH$1]+191)*[.$B54]*[.$B54])/[.$B54]/[.$B54]" office:value-type="float" office:value="0.015940404252481">
            <text:p>0.0159404043</text:p>
          </table:table-cell>
          <table:table-cell table:style-name="ce3" table:formula="of:=SIN(PI()*2/257*([.AI$1]+191)*[.$B54]*[.$B54])/[.$B54]/[.$B54]" office:value-type="float" office:value="0.0276901384141004">
            <text:p>0.0276901384</text:p>
          </table:table-cell>
          <table:table-cell table:style-name="ce3" table:formula="of:=SIN(PI()*2/257*([.AJ$1]+191)*[.$B54]*[.$B54])/[.$B54]/[.$B54]" office:value-type="float" office:value="0.0193394438459975">
            <text:p>0.0193394438</text:p>
          </table:table-cell>
          <table:table-cell table:style-name="ce3" table:formula="of:=SIN(PI()*2/257*([.AK$1]+191)*[.$B54]*[.$B54])/[.$B54]/[.$B54]" office:value-type="float" office:value="-0.00304986284045395">
            <text:p>-0.0030498628</text:p>
          </table:table-cell>
          <table:table-cell table:style-name="ce3" table:formula="of:=SIN(PI()*2/257*([.AL$1]+191)*[.$B54]*[.$B54])/[.$B54]/[.$B54]" office:value-type="float" office:value="-0.0232252567705595">
            <text:p>-0.0232252568</text:p>
          </table:table-cell>
          <table:table-cell table:style-name="ce3" table:formula="of:=SIN(PI()*2/257*([.AM$1]+191)*[.$B54]*[.$B54])/[.$B54]/[.$B54]" office:value-type="float" office:value="-0.0265413049124753">
            <text:p>-0.0265413049</text:p>
          </table:table-cell>
          <table:table-cell table:style-name="ce3" table:formula="of:=SIN(PI()*2/257*([.AN$1]+191)*[.$B54]*[.$B54])/[.$B54]/[.$B54]" office:value-type="float" office:value="-0.0105908690878332">
            <text:p>-0.0105908691</text:p>
          </table:table-cell>
          <table:table-cell table:style-name="ce3" table:formula="of:=SIN(PI()*2/257*([.AO$1]+191)*[.$B54]*[.$B54])/[.$B54]/[.$B54]" office:value-type="float" office:value="0.0130475387542188">
            <text:p>0.0130475388</text:p>
          </table:table-cell>
          <table:table-cell table:style-name="ce3" table:formula="of:=SIN(PI()*2/257*([.AP$1]+191)*[.$B54]*[.$B54])/[.$B54]/[.$B54]" office:value-type="float" office:value="0.0272146641163712">
            <text:p>0.0272146641</text:p>
          </table:table-cell>
          <table:table-cell table:style-name="ce3" table:formula="of:=SIN(PI()*2/257*([.AQ$1]+191)*[.$B54]*[.$B54])/[.$B54]/[.$B54]" office:value-type="float" office:value="0.0216265102417867">
            <text:p>0.0216265102</text:p>
          </table:table-cell>
          <table:table-cell table:style-name="ce3" table:formula="of:=SIN(PI()*2/257*([.AR$1]+191)*[.$B54]*[.$B54])/[.$B54]/[.$B54]" office:value-type="float" office:value="0.000339549763681348">
            <text:p>0.0003395498</text:p>
          </table:table-cell>
          <table:table-cell table:style-name="ce3" table:formula="of:=SIN(PI()*2/257*([.AS$1]+191)*[.$B54]*[.$B54])/[.$B54]/[.$B54]" office:value-type="float" office:value="-0.0211938918162147">
            <text:p>-0.0211938918</text:p>
          </table:table-cell>
          <table:table-cell table:style-name="ce3" table:formula="of:=SIN(PI()*2/257*([.AT$1]+191)*[.$B54]*[.$B54])/[.$B54]/[.$B54]" office:value-type="float" office:value="-0.0273425669645956">
            <text:p>-0.027342567</text:p>
          </table:table-cell>
          <table:table-cell table:style-name="ce3" table:formula="of:=SIN(PI()*2/257*([.AU$1]+191)*[.$B54]*[.$B54])/[.$B54]/[.$B54]" office:value-type="float" office:value="-0.0136431174723407">
            <text:p>-0.0136431175</text:p>
          </table:table-cell>
          <table:table-cell table:style-name="ce3" table:formula="of:=SIN(PI()*2/257*([.AV$1]+191)*[.$B54]*[.$B54])/[.$B54]/[.$B54]" office:value-type="float" office:value="0.00995994847364629">
            <text:p>0.0099599485</text:p>
          </table:table-cell>
          <table:table-cell table:style-name="ce3" table:formula="of:=SIN(PI()*2/257*([.AW$1]+191)*[.$B54]*[.$B54])/[.$B54]/[.$B54]" office:value-type="float" office:value="0.0263330312591198">
            <text:p>0.0263330313</text:p>
          </table:table-cell>
          <table:table-cell table:style-name="ce3" table:formula="of:=SIN(PI()*2/257*([.AX$1]+191)*[.$B54]*[.$B54])/[.$B54]/[.$B54]" office:value-type="float" office:value="0.023590817105812">
            <text:p>0.0235908171</text:p>
          </table:table-cell>
          <table:table-cell table:style-name="ce3" table:formula="of:=SIN(PI()*2/257*([.AY$1]+191)*[.$B54]*[.$B54])/[.$B54]/[.$B54]" office:value-type="float" office:value="0.00372389484090361">
            <text:p>0.0037238948</text:p>
          </table:table-cell>
          <table:table-cell table:style-name="ce3" table:formula="of:=SIN(PI()*2/257*([.AZ$1]+191)*[.$B54]*[.$B54])/[.$B54]/[.$B54]" office:value-type="float" office:value="-0.0188462238373693">
            <text:p>-0.0188462238</text:p>
          </table:table-cell>
          <table:table-cell table:style-name="ce3" table:formula="of:=SIN(PI()*2/257*([.BA$1]+191)*[.$B54]*[.$B54])/[.$B54]/[.$B54]" office:value-type="float" office:value="-0.0277357616026001">
            <text:p>-0.0277357616</text:p>
          </table:table-cell>
          <table:table-cell table:style-name="ce3" table:formula="of:=SIN(PI()*2/257*([.BB$1]+191)*[.$B54]*[.$B54])/[.$B54]/[.$B54]" office:value-type="float" office:value="-0.0164917525064784">
            <text:p>-0.0164917525</text:p>
          </table:table-cell>
          <table:table-cell table:style-name="ce3" table:formula="of:=SIN(PI()*2/257*([.BC$1]+191)*[.$B54]*[.$B54])/[.$B54]/[.$B54]" office:value-type="float" office:value="0.00672371339232687">
            <text:p>0.0067237134</text:p>
          </table:table-cell>
          <table:table-cell table:style-name="ce3" table:formula="of:=SIN(PI()*2/257*([.BD$1]+191)*[.$B54]*[.$B54])/[.$B54]/[.$B54]" office:value-type="float" office:value="0.0250583975550329">
            <text:p>0.0250583976</text:p>
          </table:table-cell>
          <table:table-cell table:style-name="ce3" table:formula="of:=SIN(PI()*2/257*([.BE$1]+191)*[.$B54]*[.$B54])/[.$B54]/[.$B54]" office:value-type="float" office:value="0.0252030486235217">
            <text:p>0.0252030486</text:p>
          </table:table-cell>
          <table:table-cell table:style-name="ce3" table:formula="of:=SIN(PI()*2/257*([.BF$1]+191)*[.$B54]*[.$B54])/[.$B54]/[.$B54]" office:value-type="float" office:value="0.007052663565687">
            <text:p>0.0070526636</text:p>
          </table:table-cell>
          <table:table-cell table:style-name="ce3" table:formula="of:=SIN(PI()*2/257*([.BG$1]+191)*[.$B54]*[.$B54])/[.$B54]/[.$B54]" office:value-type="float" office:value="-0.0162172900272257">
            <text:p>-0.01621729</text:p>
          </table:table-cell>
          <table:table-cell table:style-name="ce3" table:formula="of:=SIN(PI()*2/257*([.BH$1]+191)*[.$B54]*[.$B54])/[.$B54]/[.$B54]" office:value-type="float" office:value="-0.0277150206898444">
            <text:p>-0.0277150207</text:p>
          </table:table-cell>
          <table:table-cell table:style-name="ce3" table:formula="of:=SIN(PI()*2/257*([.BI$1]+191)*[.$B54]*[.$B54])/[.$B54]/[.$B54]" office:value-type="float" office:value="-0.0190942604374695">
            <text:p>-0.0190942604</text:p>
          </table:table-cell>
          <table:table-cell table:style-name="ce3" table:formula="of:=SIN(PI()*2/257*([.BJ$1]+191)*[.$B54]*[.$B54])/[.$B54]/[.$B54]" office:value-type="float" office:value="0.00338713190458357">
            <text:p>0.0033871319</text:p>
          </table:table-cell>
          <table:table-cell table:style-name="ce3" table:formula="of:=SIN(PI()*2/257*([.BK$1]+191)*[.$B54]*[.$B54])/[.$B54]/[.$B54]" office:value-type="float" office:value="0.0234097859612556">
            <text:p>0.023409786</text:p>
          </table:table-cell>
          <table:table-cell table:style-name="ce3" table:formula="of:=SIN(PI()*2/257*([.BL$1]+191)*[.$B54]*[.$B54])/[.$B54]/[.$B54]" office:value-type="float" office:value="0.0264391434422534">
            <text:p>0.0264391434</text:p>
          </table:table-cell>
          <table:table-cell table:style-name="ce3" table:formula="of:=SIN(PI()*2/257*([.BM$1]+191)*[.$B54]*[.$B54])/[.$B54]/[.$B54]" office:value-type="float" office:value="0.0102761765481116">
            <text:p>0.0102761765</text:p>
          </table:table-cell>
          <table:table-cell table:style-name="ce3" table:formula="of:=SIN(PI()*2/257*([.BN$1]+191)*[.$B54]*[.$B54])/[.$B54]/[.$B54]" office:value-type="float" office:value="-0.0133463252616867">
            <text:p>-0.0133463253</text:p>
          </table:table-cell>
          <table:table-cell table:style-name="ce3" table:formula="of:=SIN(PI()*2/257*([.BO$1]+191)*[.$B54]*[.$B54])/[.$B54]/[.$B54]" office:value-type="float" office:value="-0.0272806537689783">
            <text:p>-0.0272806538</text:p>
          </table:table-cell>
          <table:table-cell table:style-name="ce3" table:formula="of:=SIN(PI()*2/257*([.BP$1]+191)*[.$B54]*[.$B54])/[.$B54]/[.$B54]" office:value-type="float" office:value="-0.0214118007759433">
            <text:p>-0.0214118008</text:p>
          </table:table-cell>
          <table:table-cell table:style-name="ce3" table:formula="of:=SIN(PI()*2/257*([.BQ$1]+191)*[.$B54]*[.$B54])/[.$B54]/[.$B54]" office:value-type="float" office:value="-2.44929359829471E-016">
            <text:p>-2.44929359829471E-016</text:p>
          </table:table-cell>
          <table:table-cell table:style-name="ce3" table:formula="of:=SIN(PI()*2/257*([.BR$1]+191)*[.$B54]*[.$B54])/[.$B54]/[.$B54]" office:value-type="float" office:value="0.021411800775943">
            <text:p>0.0214118008</text:p>
          </table:table-cell>
          <table:table-cell table:style-name="ce3" table:formula="of:=SIN(PI()*2/257*([.BS$1]+191)*[.$B54]*[.$B54])/[.$B54]/[.$B54]" office:value-type="float" office:value="0.0272806537689784">
            <text:p>0.0272806538</text:p>
          </table:table-cell>
          <table:table-cell table:style-name="ce3" table:formula="of:=SIN(PI()*2/257*([.BT$1]+191)*[.$B54]*[.$B54])/[.$B54]/[.$B54]" office:value-type="float" office:value="0.0133463252616878">
            <text:p>0.0133463253</text:p>
          </table:table-cell>
          <table:table-cell table:style-name="ce3" table:formula="of:=SIN(PI()*2/257*([.BU$1]+191)*[.$B54]*[.$B54])/[.$B54]/[.$B54]" office:value-type="float" office:value="-0.0102761765481111">
            <text:p>-0.0102761765</text:p>
          </table:table-cell>
          <table:table-cell table:style-name="ce3" table:formula="of:=SIN(PI()*2/257*([.BV$1]+191)*[.$B54]*[.$B54])/[.$B54]/[.$B54]" office:value-type="float" office:value="-0.0264391434422533">
            <text:p>-0.0264391434</text:p>
          </table:table-cell>
          <table:table-cell table:style-name="ce3" table:formula="of:=SIN(PI()*2/257*([.BW$1]+191)*[.$B54]*[.$B54])/[.$B54]/[.$B54]" office:value-type="float" office:value="-0.0234097859612559">
            <text:p>-0.023409786</text:p>
          </table:table-cell>
          <table:table-cell table:style-name="ce3" table:formula="of:=SIN(PI()*2/257*([.BX$1]+191)*[.$B54]*[.$B54])/[.$B54]/[.$B54]" office:value-type="float" office:value="-0.00338713190458484">
            <text:p>-0.0033871319</text:p>
          </table:table-cell>
          <table:table-cell table:style-name="ce3" table:formula="of:=SIN(PI()*2/257*([.BY$1]+191)*[.$B54]*[.$B54])/[.$B54]/[.$B54]" office:value-type="float" office:value="0.0190942604374686">
            <text:p>0.0190942604</text:p>
          </table:table-cell>
          <table:table-cell table:style-name="ce3" table:formula="of:=SIN(PI()*2/257*([.BZ$1]+191)*[.$B54]*[.$B54])/[.$B54]/[.$B54]" office:value-type="float" office:value="0.0277150206898445">
            <text:p>0.0277150207</text:p>
          </table:table-cell>
          <table:table-cell table:style-name="ce3" table:formula="of:=SIN(PI()*2/257*([.CA$1]+191)*[.$B54]*[.$B54])/[.$B54]/[.$B54]" office:value-type="float" office:value="0.0162172900272261">
            <text:p>0.01621729</text:p>
          </table:table-cell>
          <table:table-cell table:style-name="ce3" table:formula="of:=SIN(PI()*2/257*([.CB$1]+191)*[.$B54]*[.$B54])/[.$B54]/[.$B54]" office:value-type="float" office:value="-0.00705266356568653">
            <text:p>-0.0070526636</text:p>
          </table:table-cell>
          <table:table-cell table:style-name="ce3" table:formula="of:=SIN(PI()*2/257*([.CC$1]+191)*[.$B54]*[.$B54])/[.$B54]/[.$B54]" office:value-type="float" office:value="-0.0252030486235208">
            <text:p>-0.0252030486</text:p>
          </table:table-cell>
          <table:table-cell table:style-name="ce3" table:formula="of:=SIN(PI()*2/257*([.CD$1]+191)*[.$B54]*[.$B54])/[.$B54]/[.$B54]" office:value-type="float" office:value="-0.0250583975550338">
            <text:p>-0.0250583976</text:p>
          </table:table-cell>
          <table:table-cell table:style-name="ce3" table:formula="of:=SIN(PI()*2/257*([.CE$1]+191)*[.$B54]*[.$B54])/[.$B54]/[.$B54]" office:value-type="float" office:value="-0.00672371339232735">
            <text:p>-0.0067237134</text:p>
          </table:table-cell>
          <table:table-cell table:style-name="ce3" table:formula="of:=SIN(PI()*2/257*([.CF$1]+191)*[.$B54]*[.$B54])/[.$B54]/[.$B54]" office:value-type="float" office:value="0.016491752506478">
            <text:p>0.0164917525</text:p>
          </table:table-cell>
          <table:table-cell table:style-name="ce3" table:formula="of:=SIN(PI()*2/257*([.CG$1]+191)*[.$B54]*[.$B54])/[.$B54]/[.$B54]" office:value-type="float" office:value="0.0277357616026001">
            <text:p>0.0277357616</text:p>
          </table:table-cell>
          <table:table-cell table:style-name="ce3" table:formula="of:=SIN(PI()*2/257*([.CH$1]+191)*[.$B54]*[.$B54])/[.$B54]/[.$B54]" office:value-type="float" office:value="0.0188462238373708">
            <text:p>0.0188462238</text:p>
          </table:table-cell>
          <table:table-cell table:style-name="ce3" table:formula="of:=SIN(PI()*2/257*([.CI$1]+191)*[.$B54]*[.$B54])/[.$B54]/[.$B54]" office:value-type="float" office:value="-0.00372389484090312">
            <text:p>-0.0037238948</text:p>
          </table:table-cell>
          <table:table-cell table:style-name="ce3" table:formula="of:=SIN(PI()*2/257*([.CJ$1]+191)*[.$B54]*[.$B54])/[.$B54]/[.$B54]" office:value-type="float" office:value="-0.0235908171058117">
            <text:p>-0.0235908171</text:p>
          </table:table-cell>
          <table:table-cell table:style-name="ce3" table:formula="of:=SIN(PI()*2/257*([.CK$1]+191)*[.$B54]*[.$B54])/[.$B54]/[.$B54]" office:value-type="float" office:value="-0.02633303125912">
            <text:p>-0.0263330313</text:p>
          </table:table-cell>
          <table:table-cell table:style-name="ce3" table:formula="of:=SIN(PI()*2/257*([.CL$1]+191)*[.$B54]*[.$B54])/[.$B54]/[.$B54]" office:value-type="float" office:value="-0.00995994847364675">
            <text:p>-0.0099599485</text:p>
          </table:table-cell>
          <table:table-cell table:style-name="ce3" table:formula="of:=SIN(PI()*2/257*([.CM$1]+191)*[.$B54]*[.$B54])/[.$B54]/[.$B54]" office:value-type="float" office:value="0.0136431174723403">
            <text:p>0.0136431175</text:p>
          </table:table-cell>
          <table:table-cell table:style-name="ce3" table:formula="of:=SIN(PI()*2/257*([.CN$1]+191)*[.$B54]*[.$B54])/[.$B54]/[.$B54]" office:value-type="float" office:value="0.0273425669645952">
            <text:p>0.027342567</text:p>
          </table:table-cell>
          <table:table-cell table:style-name="ce3" table:formula="of:=SIN(PI()*2/257*([.CO$1]+191)*[.$B54]*[.$B54])/[.$B54]/[.$B54]" office:value-type="float" office:value="0.021193891816215">
            <text:p>0.0211938918</text:p>
          </table:table-cell>
          <table:table-cell table:style-name="ce3" table:formula="of:=SIN(PI()*2/257*([.CP$1]+191)*[.$B54]*[.$B54])/[.$B54]/[.$B54]" office:value-type="float" office:value="-0.000339549763680858">
            <text:p>-0.0003395498</text:p>
          </table:table-cell>
          <table:table-cell table:style-name="ce3" table:formula="of:=SIN(PI()*2/257*([.CQ$1]+191)*[.$B54]*[.$B54])/[.$B54]/[.$B54]" office:value-type="float" office:value="-0.0216265102417864">
            <text:p>-0.0216265102</text:p>
          </table:table-cell>
          <table:table-cell table:style-name="ce3" table:formula="of:=SIN(PI()*2/257*([.CR$1]+191)*[.$B54]*[.$B54])/[.$B54]/[.$B54]" office:value-type="float" office:value="-0.0272146641163716">
            <text:p>-0.0272146641</text:p>
          </table:table-cell>
          <table:table-cell table:style-name="ce3" table:formula="of:=SIN(PI()*2/257*([.CS$1]+191)*[.$B54]*[.$B54])/[.$B54]/[.$B54]" office:value-type="float" office:value="-0.0130475387542206">
            <text:p>-0.0130475388</text:p>
          </table:table-cell>
          <table:table-cell table:style-name="ce3" table:formula="of:=SIN(PI()*2/257*([.CT$1]+191)*[.$B54]*[.$B54])/[.$B54]/[.$B54]" office:value-type="float" office:value="0.0105908690878328">
            <text:p>0.0105908691</text:p>
          </table:table-cell>
          <table:table-cell table:style-name="ce3" table:formula="of:=SIN(PI()*2/257*([.CU$1]+191)*[.$B54]*[.$B54])/[.$B54]/[.$B54]" office:value-type="float" office:value="0.0265413049124752">
            <text:p>0.0265413049</text:p>
          </table:table-cell>
          <table:table-cell table:style-name="ce3" table:formula="of:=SIN(PI()*2/257*([.CV$1]+191)*[.$B54]*[.$B54])/[.$B54]/[.$B54]" office:value-type="float" office:value="0.0232252567705597">
            <text:p>0.0232252568</text:p>
          </table:table-cell>
          <table:table-cell table:style-name="ce3" table:formula="of:=SIN(PI()*2/257*([.CW$1]+191)*[.$B54]*[.$B54])/[.$B54]/[.$B54]" office:value-type="float" office:value="0.00304986284045522">
            <text:p>0.0030498628</text:p>
          </table:table-cell>
          <table:table-cell table:style-name="ce3" table:formula="of:=SIN(PI()*2/257*([.CX$1]+191)*[.$B54]*[.$B54])/[.$B54]/[.$B54]" office:value-type="float" office:value="-0.0193394438459966">
            <text:p>-0.0193394438</text:p>
          </table:table-cell>
          <table:table-cell table:style-name="ce3" table:formula="of:=SIN(PI()*2/257*([.CY$1]+191)*[.$B54]*[.$B54])/[.$B54]/[.$B54]" office:value-type="float" office:value="-0.0276901384141005">
            <text:p>-0.0276901384</text:p>
          </table:table-cell>
          <table:table-cell table:style-name="ce3" table:formula="of:=SIN(PI()*2/257*([.CZ$1]+191)*[.$B54]*[.$B54])/[.$B54]/[.$B54]" office:value-type="float" office:value="-0.0159404042524821">
            <text:p>-0.0159404043</text:p>
          </table:table-cell>
          <table:table-cell table:style-name="ce3" table:formula="of:=SIN(PI()*2/257*([.DA$1]+191)*[.$B54]*[.$B54])/[.$B54]/[.$B54]" office:value-type="float" office:value="0.00738055988308322">
            <text:p>0.0073805599</text:p>
          </table:table-cell>
          <table:table-cell table:style-name="ce3" table:formula="of:=SIN(PI()*2/257*([.DB$1]+191)*[.$B54]*[.$B54])/[.$B54]/[.$B54]" office:value-type="float" office:value="0.0253439336846176">
            <text:p>0.0253439337</text:p>
          </table:table-cell>
          <table:table-cell table:style-name="ce3" table:formula="of:=SIN(PI()*2/257*([.DC$1]+191)*[.$B54]*[.$B54])/[.$B54]/[.$B54]" office:value-type="float" office:value="0.0249100020938809">
            <text:p>0.0249100021</text:p>
          </table:table-cell>
          <table:table-cell table:style-name="ce3" table:formula="of:=SIN(PI()*2/257*([.DD$1]+191)*[.$B54]*[.$B54])/[.$B54]/[.$B54]" office:value-type="float" office:value="0.00639375851692756">
            <text:p>0.0063937585</text:p>
          </table:table-cell>
          <table:table-cell table:style-name="ce3" table:formula="of:=SIN(PI()*2/257*([.DE$1]+191)*[.$B54]*[.$B54])/[.$B54]/[.$B54]" office:value-type="float" office:value="-0.0167637506782256">
            <text:p>-0.0167637507</text:p>
          </table:table-cell>
          <table:table-cell table:style-name="ce3" table:formula="of:=SIN(PI()*2/257*([.DF$1]+191)*[.$B54]*[.$B54])/[.$B54]/[.$B54]" office:value-type="float" office:value="-0.027752358053122">
            <text:p>-0.0277523581</text:p>
          </table:table-cell>
          <table:table-cell table:style-name="ce3" table:formula="of:=SIN(PI()*2/257*([.DG$1]+191)*[.$B54]*[.$B54])/[.$B54]/[.$B54]" office:value-type="float" office:value="-0.0185953711089792">
            <text:p>-0.0185953711</text:p>
          </table:table-cell>
          <table:table-cell table:style-name="ce3" table:formula="of:=SIN(PI()*2/257*([.DH$1]+191)*[.$B54]*[.$B54])/[.$B54]/[.$B54]" office:value-type="float" office:value="0.00406010132805085">
            <text:p>0.0040601013</text:p>
          </table:table-cell>
          <table:table-cell table:style-name="ce3" table:formula="of:=SIN(PI()*2/257*([.DI$1]+191)*[.$B54]*[.$B54])/[.$B54]/[.$B54]" office:value-type="float" office:value="0.0237683231533476">
            <text:p>0.0237683232</text:p>
          </table:table-cell>
          <table:table-cell table:style-name="ce3" table:formula="of:=SIN(PI()*2/257*([.DJ$1]+191)*[.$B54]*[.$B54])/[.$B54]/[.$B54]" office:value-type="float" office:value="0.026222984219064">
            <text:p>0.0262229842</text:p>
          </table:table-cell>
          <table:table-cell table:style-name="ce3" table:formula="of:=SIN(PI()*2/257*([.DK$1]+191)*[.$B54]*[.$B54])/[.$B54]/[.$B54]" office:value-type="float" office:value="0.00964223211734167">
            <text:p>0.0096422321</text:p>
          </table:table-cell>
          <table:table-cell table:style-name="ce3" table:formula="of:=SIN(PI()*2/257*([.DL$1]+191)*[.$B54]*[.$B54])/[.$B54]/[.$B54]" office:value-type="float" office:value="-0.0139378710375093">
            <text:p>-0.013937871</text:p>
          </table:table-cell>
          <table:table-cell table:style-name="ce3" table:formula="of:=SIN(PI()*2/257*([.DM$1]+191)*[.$B54]*[.$B54])/[.$B54]/[.$B54]" office:value-type="float" office:value="-0.02740039445174">
            <text:p>-0.0274003945</text:p>
          </table:table-cell>
          <table:table-cell table:style-name="ce3" table:formula="of:=SIN(PI()*2/257*([.DN$1]+191)*[.$B54]*[.$B54])/[.$B54]/[.$B54]" office:value-type="float" office:value="-0.0209728159240083">
            <text:p>-0.0209728159</text:p>
          </table:table-cell>
          <table:table-cell table:style-name="ce3" table:formula="of:=SIN(PI()*2/257*([.DO$1]+191)*[.$B54]*[.$B54])/[.$B54]/[.$B54]" office:value-type="float" office:value="0.000679048789575479">
            <text:p>0.0006790488</text:p>
          </table:table-cell>
          <table:table-cell table:style-name="ce3" table:formula="of:=SIN(PI()*2/257*([.DP$1]+191)*[.$B54]*[.$B54])/[.$B54]/[.$B54]" office:value-type="float" office:value="0.0218379881304238">
            <text:p>0.0218379881</text:p>
          </table:table-cell>
          <table:table-cell table:style-name="ce3" table:formula="of:=SIN(PI()*2/257*([.DQ$1]+191)*[.$B54]*[.$B54])/[.$B54]/[.$B54]" office:value-type="float" office:value="0.0271446078673882">
            <text:p>0.0271446079</text:p>
          </table:table-cell>
          <table:table-cell table:style-name="ce3" table:formula="of:=SIN(PI()*2/257*([.DR$1]+191)*[.$B54]*[.$B54])/[.$B54]/[.$B54]" office:value-type="float" office:value="0.0127468025966085">
            <text:p>0.0127468026</text:p>
          </table:table-cell>
          <table:table-cell table:style-name="ce3" table:formula="of:=SIN(PI()*2/257*([.DS$1]+191)*[.$B54]*[.$B54])/[.$B54]/[.$B54]" office:value-type="float" office:value="-0.0109039790693523">
            <text:p>-0.0109039791</text:p>
          </table:table-cell>
          <table:table-cell table:style-name="ce3" table:formula="of:=SIN(PI()*2/257*([.DT$1]+191)*[.$B54]*[.$B54])/[.$B54]/[.$B54]" office:value-type="float" office:value="-0.0266395004041376">
            <text:p>-0.0266395004</text:p>
          </table:table-cell>
          <table:table-cell table:style-name="ce3" table:formula="of:=SIN(PI()*2/257*([.DU$1]+191)*[.$B54]*[.$B54])/[.$B54]/[.$B54]" office:value-type="float" office:value="-0.0230372571073043">
            <text:p>-0.0230372571</text:p>
          </table:table-cell>
          <table:table-cell table:style-name="ce3" table:formula="of:=SIN(PI()*2/257*([.DV$1]+191)*[.$B54]*[.$B54])/[.$B54]/[.$B54]" office:value-type="float" office:value="-0.00271213804550861">
            <text:p>-0.002712138</text:p>
          </table:table-cell>
          <table:table-cell table:style-name="ce3" table:formula="of:=SIN(PI()*2/257*([.DW$1]+191)*[.$B54]*[.$B54])/[.$B54]/[.$B54]" office:value-type="float" office:value="0.0195817374260134">
            <text:p>0.0195817374</text:p>
          </table:table-cell>
          <table:table-cell table:style-name="ce3" table:formula="of:=SIN(PI()*2/257*([.DX$1]+191)*[.$B54]*[.$B54])/[.$B54]/[.$B54]" office:value-type="float" office:value="0.0276611184934435">
            <text:p>0.0276611185</text:p>
          </table:table-cell>
          <table:table-cell table:style-name="ce3" table:formula="of:=SIN(PI()*2/257*([.DY$1]+191)*[.$B54]*[.$B54])/[.$B54]/[.$B54]" office:value-type="float" office:value="0.0156611365563631">
            <text:p>0.0156611366</text:p>
          </table:table-cell>
          <table:table-cell table:style-name="ce3" table:formula="of:=SIN(PI()*2/257*([.DZ$1]+191)*[.$B54]*[.$B54])/[.$B54]/[.$B54]" office:value-type="float" office:value="-0.0077073533480637">
            <text:p>-0.0077073533</text:p>
          </table:table-cell>
          <table:table-cell table:style-name="ce3" table:formula="of:=SIN(PI()*2/257*([.EA$1]+191)*[.$B54]*[.$B54])/[.$B54]/[.$B54]" office:value-type="float" office:value="-0.0254810316863391">
            <text:p>-0.0254810317</text:p>
          </table:table-cell>
          <table:table-cell table:style-name="ce3" table:formula="of:=SIN(PI()*2/257*([.EB$1]+191)*[.$B54]*[.$B54])/[.$B54]/[.$B54]" office:value-type="float" office:value="-0.0247578844143012">
            <text:p>-0.0247578844</text:p>
          </table:table-cell>
          <table:table-cell table:style-name="ce3" table:formula="of:=SIN(PI()*2/257*([.EC$1]+191)*[.$B54]*[.$B54])/[.$B54]/[.$B54]" office:value-type="float" office:value="-0.00606284824354431">
            <text:p>-0.0060628482</text:p>
          </table:table-cell>
          <table:table-cell table:style-name="ce3" table:formula="of:=SIN(PI()*2/257*([.ED$1]+191)*[.$B54]*[.$B54])/[.$B54]/[.$B54]" office:value-type="float" office:value="0.0170332438986926">
            <text:p>0.0170332439</text:p>
          </table:table-cell>
          <table:table-cell table:style-name="ce3" table:formula="of:=SIN(PI()*2/257*([.EE$1]+191)*[.$B54]*[.$B54])/[.$B54]/[.$B54]" office:value-type="float" office:value="0.0277648075614582">
            <text:p>0.0277648076</text:p>
          </table:table-cell>
          <table:table-cell table:style-name="ce3" table:formula="of:=SIN(PI()*2/257*([.EF$1]+191)*[.$B54]*[.$B54])/[.$B54]/[.$B54]" office:value-type="float" office:value="0.0183417397363813">
            <text:p>0.0183417397</text:p>
          </table:table-cell>
          <table:table-cell table:style-name="ce3" table:formula="of:=SIN(PI()*2/257*([.EG$1]+191)*[.$B54]*[.$B54])/[.$B54]/[.$B54]" office:value-type="float" office:value="-0.00439570112781725">
            <text:p>-0.0043957011</text:p>
          </table:table-cell>
          <table:table-cell table:style-name="ce3" table:formula="of:=SIN(PI()*2/257*([.EH$1]+191)*[.$B54]*[.$B54])/[.$B54]/[.$B54]" office:value-type="float" office:value="-0.0239422775797298">
            <text:p>-0.0239422776</text:p>
          </table:table-cell>
          <table:table-cell table:style-name="ce3" table:formula="of:=SIN(PI()*2/257*([.EI$1]+191)*[.$B54]*[.$B54])/[.$B54]/[.$B54]" office:value-type="float" office:value="-0.0261090187660459">
            <text:p>-0.0261090188</text:p>
          </table:table-cell>
          <table:table-cell table:style-name="ce3" table:formula="of:=SIN(PI()*2/257*([.EJ$1]+191)*[.$B54]*[.$B54])/[.$B54]/[.$B54]" office:value-type="float" office:value="-0.00932307495449269">
            <text:p>-0.009323075</text:p>
          </table:table-cell>
          <table:table-cell table:style-name="ce3" table:formula="of:=SIN(PI()*2/257*([.EK$1]+191)*[.$B54]*[.$B54])/[.$B54]/[.$B54]" office:value-type="float" office:value="0.0142305419131584">
            <text:p>0.0142305419</text:p>
          </table:table-cell>
          <table:table-cell table:style-name="ce3" table:formula="of:=SIN(PI()*2/257*([.EL$1]+191)*[.$B54]*[.$B54])/[.$B54]/[.$B54]" office:value-type="float" office:value="0.0274541275894451">
            <text:p>0.0274541276</text:p>
          </table:table-cell>
          <table:table-cell table:style-name="ce3" table:formula="of:=SIN(PI()*2/257*([.EM$1]+191)*[.$B54]*[.$B54])/[.$B54]/[.$B54]" office:value-type="float" office:value="0.020748606133955">
            <text:p>0.0207486061</text:p>
          </table:table-cell>
          <table:table-cell table:style-name="ce3" table:formula="of:=SIN(PI()*2/257*([.EN$1]+191)*[.$B54]*[.$B54])/[.$B54]/[.$B54]" office:value-type="float" office:value="-0.00101844634747871">
            <text:p>-0.0010184463</text:p>
          </table:table-cell>
          <table:table-cell table:style-name="ce3" table:formula="of:=SIN(PI()*2/257*([.EO$1]+191)*[.$B54]*[.$B54])/[.$B54]/[.$B54]" office:value-type="float" office:value="-0.0220462028414231">
            <text:p>-0.0220462028</text:p>
          </table:table-cell>
          <table:table-cell table:style-name="ce3" table:formula="of:=SIN(PI()*2/257*([.EP$1]+191)*[.$B54]*[.$B54])/[.$B54]/[.$B54]" office:value-type="float" office:value="-0.0270704954902993">
            <text:p>-0.0270704955</text:p>
          </table:table-cell>
          <table:table-cell table:style-name="ce3" table:formula="of:=SIN(PI()*2/257*([.EQ$1]+191)*[.$B54]*[.$B54])/[.$B54]/[.$B54]" office:value-type="float" office:value="-0.0124441617268505">
            <text:p>-0.0124441617</text:p>
          </table:table-cell>
          <table:table-cell table:style-name="ce3" table:formula="of:=SIN(PI()*2/257*([.ER$1]+191)*[.$B54]*[.$B54])/[.$B54]/[.$B54]" office:value-type="float" office:value="0.0112154597056958">
            <text:p>0.0112154597</text:p>
          </table:table-cell>
          <table:table-cell table:style-name="ce3" table:formula="of:=SIN(PI()*2/257*([.ES$1]+191)*[.$B54]*[.$B54])/[.$B54]/[.$B54]" office:value-type="float" office:value="0.0267337152442163">
            <text:p>0.0267337152</text:p>
          </table:table-cell>
          <table:table-cell table:style-name="ce3" table:formula="of:=SIN(PI()*2/257*([.ET$1]+191)*[.$B54]*[.$B54])/[.$B54]/[.$B54]" office:value-type="float" office:value="0.0228458150636514">
            <text:p>0.0228458151</text:p>
          </table:table-cell>
          <table:table-cell table:style-name="ce3" table:formula="of:=SIN(PI()*2/257*([.EU$1]+191)*[.$B54]*[.$B54])/[.$B54]/[.$B54]" office:value-type="float" office:value="0.00237400798482781">
            <text:p>0.002374008</text:p>
          </table:table-cell>
          <table:table-cell table:style-name="ce3" table:formula="of:=SIN(PI()*2/257*([.EV$1]+191)*[.$B54]*[.$B54])/[.$B54]/[.$B54]" office:value-type="float" office:value="-0.0198211049723992">
            <text:p>-0.019821105</text:p>
          </table:table-cell>
          <table:table-cell table:style-name="ce3" table:formula="of:=SIN(PI()*2/257*([.EW$1]+191)*[.$B54]*[.$B54])/[.$B54]/[.$B54]" office:value-type="float" office:value="-0.0276279652642234">
            <text:p>-0.0276279653</text:p>
          </table:table-cell>
          <table:table-cell table:style-name="ce3" table:formula="of:=SIN(PI()*2/257*([.EX$1]+191)*[.$B54]*[.$B54])/[.$B54]/[.$B54]" office:value-type="float" office:value="-0.0153795286689083">
            <text:p>-0.0153795287</text:p>
          </table:table-cell>
          <table:table-cell table:style-name="ce3" table:formula="of:=SIN(PI()*2/257*([.EY$1]+191)*[.$B54]*[.$B54])/[.$B54]/[.$B54]" office:value-type="float" office:value="0.00803299512897182">
            <text:p>0.0080329951</text:p>
          </table:table-cell>
          <table:table-cell table:style-name="ce3" table:formula="of:=SIN(PI()*2/257*([.EZ$1]+191)*[.$B54]*[.$B54])/[.$B54]/[.$B54]" office:value-type="float" office:value="0.0256143221425888">
            <text:p>0.0256143221</text:p>
          </table:table-cell>
          <table:table-cell table:style-name="ce3" table:formula="of:=SIN(PI()*2/257*([.FA$1]+191)*[.$B54]*[.$B54])/[.$B54]/[.$B54]" office:value-type="float" office:value="0.0246020672467316">
            <text:p>0.0246020672</text:p>
          </table:table-cell>
          <table:table-cell table:style-name="ce3" table:formula="of:=SIN(PI()*2/257*([.FB$1]+191)*[.$B54]*[.$B54])/[.$B54]/[.$B54]" office:value-type="float" office:value="0.00573103201899316">
            <text:p>0.005731032</text:p>
          </table:table-cell>
          <table:table-cell table:style-name="ce3" table:formula="of:=SIN(PI()*2/257*([.FC$1]+191)*[.$B54]*[.$B54])/[.$B54]/[.$B54]" office:value-type="float" office:value="-0.0173001918984057">
            <text:p>-0.0173001919</text:p>
          </table:table-cell>
          <table:table-cell table:style-name="ce3" table:formula="of:=SIN(PI()*2/257*([.FD$1]+191)*[.$B54]*[.$B54])/[.$B54]/[.$B54]" office:value-type="float" office:value="-0.02777310826732">
            <text:p>-0.0277731083</text:p>
          </table:table-cell>
          <table:table-cell table:style-name="ce3" table:formula="of:=SIN(PI()*2/257*([.FE$1]+191)*[.$B54]*[.$B54])/[.$B54]/[.$B54]" office:value-type="float" office:value="-0.0180853676188651">
            <text:p>-0.0180853676</text:p>
          </table:table-cell>
          <table:table-cell table:style-name="ce3" table:formula="of:=SIN(PI()*2/257*([.FF$1]+191)*[.$B54]*[.$B54])/[.$B54]/[.$B54]" office:value-type="float" office:value="0.00473064409264342">
            <text:p>0.0047306441</text:p>
          </table:table-cell>
          <table:table-cell table:style-name="ce3" table:formula="of:=SIN(PI()*2/257*([.FG$1]+191)*[.$B54]*[.$B54])/[.$B54]/[.$B54]" office:value-type="float" office:value="0.0241126543915268">
            <text:p>0.0241126544</text:p>
          </table:table-cell>
          <table:table-cell table:style-name="ce3" table:formula="of:=SIN(PI()*2/257*([.FH$1]+191)*[.$B54]*[.$B54])/[.$B54]/[.$B54]" office:value-type="float" office:value="0.0259911519295442">
            <text:p>0.0259911519</text:p>
          </table:table-cell>
          <table:table-cell table:style-name="ce3" table:formula="of:=SIN(PI()*2/257*([.FI$1]+191)*[.$B54]*[.$B54])/[.$B54]/[.$B54]" office:value-type="float" office:value="0.00900252467568585">
            <text:p>0.0090025247</text:p>
          </table:table-cell>
          <table:table-cell table:style-name="ce3" table:formula="of:=SIN(PI()*2/257*([.FJ$1]+191)*[.$B54]*[.$B54])/[.$B54]/[.$B54]" office:value-type="float" office:value="-0.0145210863664477">
            <text:p>-0.0145210864</text:p>
          </table:table-cell>
          <table:table-cell table:style-name="ce3" table:formula="of:=SIN(PI()*2/257*([.FK$1]+191)*[.$B54]*[.$B54])/[.$B54]/[.$B54]" office:value-type="float" office:value="-0.0275037583485463">
            <text:p>-0.0275037583</text:p>
          </table:table-cell>
          <table:table-cell table:style-name="ce3" table:formula="of:=SIN(PI()*2/257*([.FL$1]+191)*[.$B54]*[.$B54])/[.$B54]/[.$B54]" office:value-type="float" office:value="-0.0205212959489785">
            <text:p>-0.0205212959</text:p>
          </table:table-cell>
          <table:table-cell table:style-name="ce3" table:formula="of:=SIN(PI()*2/257*([.FM$1]+191)*[.$B54]*[.$B54])/[.$B54]/[.$B54]" office:value-type="float" office:value="0.00135769172234215">
            <text:p>0.0013576917</text:p>
          </table:table-cell>
          <table:table-cell table:style-name="ce3" table:formula="of:=SIN(PI()*2/257*([.FN$1]+191)*[.$B54]*[.$B54])/[.$B54]/[.$B54]" office:value-type="float" office:value="0.0222511232619543">
            <text:p>0.0222511233</text:p>
          </table:table-cell>
          <table:table-cell table:style-name="ce3" table:formula="of:=SIN(PI()*2/257*([.FO$1]+191)*[.$B54]*[.$B54])/[.$B54]/[.$B54]" office:value-type="float" office:value="0.0269923380594709">
            <text:p>0.0269923381</text:p>
          </table:table-cell>
          <table:table-cell table:style-name="ce3" table:formula="of:=SIN(PI()*2/257*([.FP$1]+191)*[.$B54]*[.$B54])/[.$B54]/[.$B54]" office:value-type="float" office:value="0.0121396613675653">
            <text:p>0.0121396614</text:p>
          </table:table-cell>
          <table:table-cell table:style-name="ce3" table:formula="of:=SIN(PI()*2/257*([.FQ$1]+191)*[.$B54]*[.$B54])/[.$B54]/[.$B54]" office:value-type="float" office:value="-0.0115252644533477">
            <text:p>-0.0115252645</text:p>
          </table:table-cell>
          <table:table-cell table:style-name="ce3" table:formula="of:=SIN(PI()*2/257*([.FR$1]+191)*[.$B54]*[.$B54])/[.$B54]/[.$B54]" office:value-type="float" office:value="-0.0268239353545019">
            <text:p>-0.0268239354</text:p>
          </table:table-cell>
          <table:table-cell table:style-name="ce3" table:formula="of:=SIN(PI()*2/257*([.FS$1]+191)*[.$B54]*[.$B54])/[.$B54]/[.$B54]" office:value-type="float" office:value="-0.0226509592461473">
            <text:p>-0.0226509592</text:p>
          </table:table-cell>
          <table:table-cell table:style-name="ce3" table:formula="of:=SIN(PI()*2/257*([.FT$1]+191)*[.$B54]*[.$B54])/[.$B54]/[.$B54]" office:value-type="float" office:value="-0.00203552318406333">
            <text:p>-0.0020355232</text:p>
          </table:table-cell>
          <table:table-cell table:style-name="ce3" table:formula="of:=SIN(PI()*2/257*([.FU$1]+191)*[.$B54]*[.$B54])/[.$B54]/[.$B54]" office:value-type="float" office:value="0.0200575107172598">
            <text:p>0.0200575107</text:p>
          </table:table-cell>
          <table:table-cell table:style-name="ce3" table:formula="of:=SIN(PI()*2/257*([.FV$1]+191)*[.$B54]*[.$B54])/[.$B54]/[.$B54]" office:value-type="float" office:value="0.0275906836804165">
            <text:p>0.0275906837</text:p>
          </table:table-cell>
          <table:table-cell table:style-name="ce3" table:formula="of:=SIN(PI()*2/257*([.FW$1]+191)*[.$B54]*[.$B54])/[.$B54]/[.$B54]" office:value-type="float" office:value="0.0150956226698439">
            <text:p>0.0150956227</text:p>
          </table:table-cell>
          <table:table-cell table:style-name="ce3" table:formula="of:=SIN(PI()*2/257*([.FX$1]+191)*[.$B54]*[.$B54])/[.$B54]/[.$B54]" office:value-type="float" office:value="-0.00835743656624221">
            <text:p>-0.0083574366</text:p>
          </table:table-cell>
          <table:table-cell table:style-name="ce3" table:formula="of:=SIN(PI()*2/257*([.FY$1]+191)*[.$B54]*[.$B54])/[.$B54]/[.$B54]" office:value-type="float" office:value="-0.0257437851362187">
            <text:p>-0.0257437851</text:p>
          </table:table-cell>
          <table:table-cell table:style-name="ce3" table:formula="of:=SIN(PI()*2/257*([.FZ$1]+191)*[.$B54]*[.$B54])/[.$B54]/[.$B54]" office:value-type="float" office:value="-0.024442573874411">
            <text:p>-0.0244425739</text:p>
          </table:table-cell>
          <table:table-cell table:style-name="ce3" table:formula="of:=SIN(PI()*2/257*([.GA$1]+191)*[.$B54]*[.$B54])/[.$B54]/[.$B54]" office:value-type="float" office:value="-0.00539835942546908">
            <text:p>-0.0053983594</text:p>
          </table:table-cell>
          <table:table-cell table:style-name="ce3" table:formula="of:=SIN(PI()*2/257*([.GB$1]+191)*[.$B54]*[.$B54])/[.$B54]/[.$B54]" office:value-type="float" office:value="0.0175645547882169">
            <text:p>0.0175645548</text:p>
          </table:table-cell>
          <table:table-cell table:style-name="ce3" table:formula="of:=SIN(PI()*2/257*([.GC$1]+191)*[.$B54]*[.$B54])/[.$B54]/[.$B54]" office:value-type="float" office:value="0.0277772589303608">
            <text:p>0.0277772589</text:p>
          </table:table-cell>
          <table:table-cell table:style-name="ce3" table:formula="of:=SIN(PI()*2/257*([.GD$1]+191)*[.$B54]*[.$B54])/[.$B54]/[.$B54]" office:value-type="float" office:value="0.0178262930652634">
            <text:p>0.0178262931</text:p>
          </table:table-cell>
          <table:table-cell table:style-name="ce3" table:formula="of:=SIN(PI()*2/257*([.GE$1]+191)*[.$B54]*[.$B54])/[.$B54]/[.$B54]" office:value-type="float" office:value="-0.00506488017312064">
            <text:p>-0.0050648802</text:p>
          </table:table-cell>
          <table:table-cell table:style-name="ce3" table:formula="of:=SIN(PI()*2/257*([.GF$1]+191)*[.$B54]*[.$B54])/[.$B54]/[.$B54]" office:value-type="float" office:value="-0.0242794281299007">
            <text:p>-0.0242794281</text:p>
          </table:table-cell>
          <table:table-cell table:style-name="ce3" table:formula="of:=SIN(PI()*2/257*([.GG$1]+191)*[.$B54]*[.$B54])/[.$B54]/[.$B54]" office:value-type="float" office:value="-0.0258694013220068">
            <text:p>-0.0258694013</text:p>
          </table:table-cell>
          <table:table-cell table:style-name="ce3" table:formula="of:=SIN(PI()*2/257*([.GH$1]+191)*[.$B54]*[.$B54])/[.$B54]/[.$B54]" office:value-type="float" office:value="-0.00868062917968034">
            <text:p>-0.0086806292</text:p>
          </table:table-cell>
          <table:table-cell table:style-name="ce3" table:formula="of:=SIN(PI()*2/257*([.GI$1]+191)*[.$B54]*[.$B54])/[.$B54]/[.$B54]" office:value-type="float" office:value="0.0148094609822939">
            <text:p>0.014809461</text:p>
          </table:table-cell>
          <table:table-cell table:style-name="ce3" table:formula="of:=SIN(PI()*2/257*([.GJ$1]+191)*[.$B54]*[.$B54])/[.$B54]/[.$B54]" office:value-type="float" office:value="0.0275492793128851">
            <text:p>0.0275492793</text:p>
          </table:table-cell>
          <table:table-cell table:style-name="ce3" table:formula="of:=SIN(PI()*2/257*([.GK$1]+191)*[.$B54]*[.$B54])/[.$B54]/[.$B54]" office:value-type="float" office:value="0.0202909193352774">
            <text:p>0.0202909193</text:p>
          </table:table-cell>
          <table:table-cell table:style-name="ce3" table:formula="of:=SIN(PI()*2/257*([.GL$1]+191)*[.$B54]*[.$B54])/[.$B54]/[.$B54]" office:value-type="float" office:value="-0.00169673422186548">
            <text:p>-0.0016967342</text:p>
          </table:table-cell>
          <table:table-cell table:style-name="ce3" table:formula="of:=SIN(PI()*2/257*([.GM$1]+191)*[.$B54]*[.$B54])/[.$B54]/[.$B54]" office:value-type="float" office:value="-0.0224527187714424">
            <text:p>-0.0224527188</text:p>
          </table:table-cell>
          <table:table-cell table:style-name="ce3" table:formula="of:=SIN(PI()*2/257*([.GN$1]+191)*[.$B54]*[.$B54])/[.$B54]/[.$B54]" office:value-type="float" office:value="-0.0269101472537059">
            <text:p>-0.0269101473</text:p>
          </table:table-cell>
          <table:table-cell table:style-name="ce3" table:formula="of:=SIN(PI()*2/257*([.GO$1]+191)*[.$B54]*[.$B54])/[.$B54]/[.$B54]" office:value-type="float" office:value="-0.0118333470192219">
            <text:p>-0.011833347</text:p>
          </table:table-cell>
          <table:table-cell table:style-name="ce3" table:formula="of:=SIN(PI()*2/257*([.GP$1]+191)*[.$B54]*[.$B54])/[.$B54]/[.$B54]" office:value-type="float" office:value="0.0118333470192205">
            <text:p>0.011833347</text:p>
          </table:table-cell>
          <table:table-cell table:style-name="ce3" table:formula="of:=SIN(PI()*2/257*([.GQ$1]+191)*[.$B54]*[.$B54])/[.$B54]/[.$B54]" office:value-type="float" office:value="0.0269101472537055">
            <text:p>0.0269101473</text:p>
          </table:table-cell>
          <table:table-cell table:style-name="ce3" table:formula="of:=SIN(PI()*2/257*([.GR$1]+191)*[.$B54]*[.$B54])/[.$B54]/[.$B54]" office:value-type="float" office:value="0.0224527187714452">
            <text:p>0.0224527188</text:p>
          </table:table-cell>
          <table:table-cell table:style-name="ce3" table:formula="of:=SIN(PI()*2/257*([.GS$1]+191)*[.$B54]*[.$B54])/[.$B54]/[.$B54]" office:value-type="float" office:value="0.00169673422186701">
            <text:p>0.0016967342</text:p>
          </table:table-cell>
          <table:table-cell table:style-name="ce3" table:formula="of:=SIN(PI()*2/257*([.GT$1]+191)*[.$B54]*[.$B54])/[.$B54]/[.$B54]" office:value-type="float" office:value="-0.0202909193352763">
            <text:p>-0.0202909193</text:p>
          </table:table-cell>
          <table:table-cell table:style-name="ce3" table:formula="of:=SIN(PI()*2/257*([.GU$1]+191)*[.$B54]*[.$B54])/[.$B54]/[.$B54]" office:value-type="float" office:value="-0.0275492793128853">
            <text:p>-0.0275492793</text:p>
          </table:table-cell>
          <table:table-cell table:style-name="ce3" table:formula="of:=SIN(PI()*2/257*([.GV$1]+191)*[.$B54]*[.$B54])/[.$B54]/[.$B54]" office:value-type="float" office:value="-0.0148094609822952">
            <text:p>-0.014809461</text:p>
          </table:table-cell>
          <table:table-cell table:style-name="ce3" table:formula="of:=SIN(PI()*2/257*([.GW$1]+191)*[.$B54]*[.$B54])/[.$B54]/[.$B54]" office:value-type="float" office:value="0.00868062917967739">
            <text:p>0.0086806292</text:p>
          </table:table-cell>
          <table:table-cell table:style-name="ce3" table:formula="of:=SIN(PI()*2/257*([.GX$1]+191)*[.$B54]*[.$B54])/[.$B54]/[.$B54]" office:value-type="float" office:value="0.0258694013220063">
            <text:p>0.0258694013</text:p>
          </table:table-cell>
          <table:table-cell table:style-name="ce3" table:formula="of:=SIN(PI()*2/257*([.GY$1]+191)*[.$B54]*[.$B54])/[.$B54]/[.$B54]" office:value-type="float" office:value="0.0242794281299015">
            <text:p>0.0242794281</text:p>
          </table:table-cell>
          <table:table-cell table:style-name="ce3" table:formula="of:=SIN(PI()*2/257*([.GZ$1]+191)*[.$B54]*[.$B54])/[.$B54]/[.$B54]" office:value-type="float" office:value="0.00506488017312214">
            <text:p>0.0050648802</text:p>
          </table:table-cell>
          <table:table-cell table:style-name="ce3" table:formula="of:=SIN(PI()*2/257*([.HA$1]+191)*[.$B54]*[.$B54])/[.$B54]/[.$B54]" office:value-type="float" office:value="-0.0178262930652622">
            <text:p>-0.0178262931</text:p>
          </table:table-cell>
          <table:table-cell table:style-name="ce3" table:formula="of:=SIN(PI()*2/257*([.HB$1]+191)*[.$B54]*[.$B54])/[.$B54]/[.$B54]" office:value-type="float" office:value="-0.0277772589303608">
            <text:p>-0.0277772589</text:p>
          </table:table-cell>
          <table:table-cell table:style-name="ce3" table:formula="of:=SIN(PI()*2/257*([.HC$1]+191)*[.$B54]*[.$B54])/[.$B54]/[.$B54]" office:value-type="float" office:value="-0.0175645547882181">
            <text:p>-0.0175645548</text:p>
          </table:table-cell>
          <table:table-cell table:style-name="ce3" table:formula="of:=SIN(PI()*2/257*([.HD$1]+191)*[.$B54]*[.$B54])/[.$B54]/[.$B54]" office:value-type="float" office:value="0.00539835942546759">
            <text:p>0.0053983594</text:p>
          </table:table-cell>
          <table:table-cell table:style-name="ce3" table:formula="of:=SIN(PI()*2/257*([.HE$1]+191)*[.$B54]*[.$B54])/[.$B54]/[.$B54]" office:value-type="float" office:value="0.024442573874411">
            <text:p>0.0244425739</text:p>
          </table:table-cell>
          <table:table-cell table:style-name="ce3" table:formula="of:=SIN(PI()*2/257*([.HF$1]+191)*[.$B54]*[.$B54])/[.$B54]/[.$B54]" office:value-type="float" office:value="0.0257437851362193">
            <text:p>0.0257437851</text:p>
          </table:table-cell>
          <table:table-cell table:style-name="ce3" table:formula="of:=SIN(PI()*2/257*([.HG$1]+191)*[.$B54]*[.$B54])/[.$B54]/[.$B54]" office:value-type="float" office:value="0.00835743656624517">
            <text:p>0.0083574366</text:p>
          </table:table-cell>
          <table:table-cell table:style-name="ce3" table:formula="of:=SIN(PI()*2/257*([.HH$1]+191)*[.$B54]*[.$B54])/[.$B54]/[.$B54]" office:value-type="float" office:value="-0.0150956226698439">
            <text:p>-0.0150956227</text:p>
          </table:table-cell>
          <table:table-cell table:style-name="ce3" table:formula="of:=SIN(PI()*2/257*([.HI$1]+191)*[.$B54]*[.$B54])/[.$B54]/[.$B54]" office:value-type="float" office:value="-0.0275906836804163">
            <text:p>-0.0275906837</text:p>
          </table:table-cell>
          <table:table-cell table:style-name="ce3" table:formula="of:=SIN(PI()*2/257*([.HJ$1]+191)*[.$B54]*[.$B54])/[.$B54]/[.$B54]" office:value-type="float" office:value="-0.0200575107172598">
            <text:p>-0.0200575107</text:p>
          </table:table-cell>
          <table:table-cell table:style-name="ce3" table:formula="of:=SIN(PI()*2/257*([.HK$1]+191)*[.$B54]*[.$B54])/[.$B54]/[.$B54]" office:value-type="float" office:value="0.00203552318406338">
            <text:p>0.0020355232</text:p>
          </table:table-cell>
          <table:table-cell table:style-name="ce3" table:formula="of:=SIN(PI()*2/257*([.HL$1]+191)*[.$B54]*[.$B54])/[.$B54]/[.$B54]" office:value-type="float" office:value="0.0226509592461455">
            <text:p>0.0226509592</text:p>
          </table:table-cell>
          <table:table-cell table:style-name="ce3" table:formula="of:=SIN(PI()*2/257*([.HM$1]+191)*[.$B54]*[.$B54])/[.$B54]/[.$B54]" office:value-type="float" office:value="0.0268239353545019">
            <text:p>0.0268239354</text:p>
          </table:table-cell>
          <table:table-cell table:style-name="ce3" table:formula="of:=SIN(PI()*2/257*([.HN$1]+191)*[.$B54]*[.$B54])/[.$B54]/[.$B54]" office:value-type="float" office:value="0.0115252644533476">
            <text:p>0.0115252645</text:p>
          </table:table-cell>
          <table:table-cell table:style-name="ce3" table:formula="of:=SIN(PI()*2/257*([.HO$1]+191)*[.$B54]*[.$B54])/[.$B54]/[.$B54]" office:value-type="float" office:value="-0.0121396613675653">
            <text:p>-0.0121396614</text:p>
          </table:table-cell>
          <table:table-cell table:style-name="ce3" table:formula="of:=SIN(PI()*2/257*([.HP$1]+191)*[.$B54]*[.$B54])/[.$B54]/[.$B54]" office:value-type="float" office:value="-0.0269923380594709">
            <text:p>-0.0269923381</text:p>
          </table:table-cell>
          <table:table-cell table:style-name="ce3" table:formula="of:=SIN(PI()*2/257*([.HQ$1]+191)*[.$B54]*[.$B54])/[.$B54]/[.$B54]" office:value-type="float" office:value="-0.0222511232619552">
            <text:p>-0.0222511233</text:p>
          </table:table-cell>
          <table:table-cell table:style-name="ce3" table:formula="of:=SIN(PI()*2/257*([.HR$1]+191)*[.$B54]*[.$B54])/[.$B54]/[.$B54]" office:value-type="float" office:value="-0.00135769172234209">
            <text:p>-0.0013576917</text:p>
          </table:table-cell>
          <table:table-cell table:style-name="ce3" table:formula="of:=SIN(PI()*2/257*([.HS$1]+191)*[.$B54]*[.$B54])/[.$B54]/[.$B54]" office:value-type="float" office:value="0.0205212959489785">
            <text:p>0.0205212959</text:p>
          </table:table-cell>
          <table:table-cell table:style-name="ce3" table:formula="of:=SIN(PI()*2/257*([.HT$1]+191)*[.$B54]*[.$B54])/[.$B54]/[.$B54]" office:value-type="float" office:value="0.0275037583485463">
            <text:p>0.0275037583</text:p>
          </table:table-cell>
          <table:table-cell table:style-name="ce3" table:formula="of:=SIN(PI()*2/257*([.HU$1]+191)*[.$B54]*[.$B54])/[.$B54]/[.$B54]" office:value-type="float" office:value="0.0145210863664476">
            <text:p>0.0145210864</text:p>
          </table:table-cell>
          <table:table-cell table:style-name="ce3" table:formula="of:=SIN(PI()*2/257*([.HV$1]+191)*[.$B54]*[.$B54])/[.$B54]/[.$B54]" office:value-type="float" office:value="-0.00900252467568441">
            <text:p>-0.0090025247</text:p>
          </table:table-cell>
          <table:table-cell table:style-name="ce3" table:formula="of:=SIN(PI()*2/257*([.HW$1]+191)*[.$B54]*[.$B54])/[.$B54]/[.$B54]" office:value-type="float" office:value="-0.0259911519295442">
            <text:p>-0.0259911519</text:p>
          </table:table-cell>
          <table:table-cell table:style-name="ce3" table:formula="of:=SIN(PI()*2/257*([.HX$1]+191)*[.$B54]*[.$B54])/[.$B54]/[.$B54]" office:value-type="float" office:value="-0.0241126543915268">
            <text:p>-0.0241126544</text:p>
          </table:table-cell>
          <table:table-cell table:style-name="ce3" table:formula="of:=SIN(PI()*2/257*([.HY$1]+191)*[.$B54]*[.$B54])/[.$B54]/[.$B54]" office:value-type="float" office:value="-0.00473064409264492">
            <text:p>-0.0047306441</text:p>
          </table:table-cell>
          <table:table-cell table:style-name="ce3" table:formula="of:=SIN(PI()*2/257*([.HZ$1]+191)*[.$B54]*[.$B54])/[.$B54]/[.$B54]" office:value-type="float" office:value="0.0180853676188651">
            <text:p>0.0180853676</text:p>
          </table:table-cell>
          <table:table-cell table:style-name="ce3" table:formula="of:=SIN(PI()*2/257*([.IA$1]+191)*[.$B54]*[.$B54])/[.$B54]/[.$B54]" office:value-type="float" office:value="0.0277731082673201">
            <text:p>0.0277731083</text:p>
          </table:table-cell>
          <table:table-cell table:style-name="ce3" table:formula="of:=SIN(PI()*2/257*([.IB$1]+191)*[.$B54]*[.$B54])/[.$B54]/[.$B54]" office:value-type="float" office:value="0.0173001918984069">
            <text:p>0.0173001919</text:p>
          </table:table-cell>
          <table:table-cell table:style-name="ce3" table:formula="of:=SIN(PI()*2/257*([.IC$1]+191)*[.$B54]*[.$B54])/[.$B54]/[.$B54]" office:value-type="float" office:value="-0.00573103201899321">
            <text:p>-0.005731032</text:p>
          </table:table-cell>
          <table:table-cell table:style-name="ce3" table:formula="of:=SIN(PI()*2/257*([.ID$1]+191)*[.$B54]*[.$B54])/[.$B54]/[.$B54]" office:value-type="float" office:value="-0.0246020672467316">
            <text:p>-0.0246020672</text:p>
          </table:table-cell>
          <table:table-cell table:style-name="ce3" table:formula="of:=SIN(PI()*2/257*([.IE$1]+191)*[.$B54]*[.$B54])/[.$B54]/[.$B54]" office:value-type="float" office:value="-0.0256143221425893">
            <text:p>-0.0256143221</text:p>
          </table:table-cell>
          <table:table-cell table:style-name="ce3" table:formula="of:=SIN(PI()*2/257*([.IF$1]+191)*[.$B54]*[.$B54])/[.$B54]/[.$B54]" office:value-type="float" office:value="-0.00803299512897328">
            <text:p>-0.0080329951</text:p>
          </table:table-cell>
          <table:table-cell table:style-name="ce3" table:formula="of:=SIN(PI()*2/257*([.IG$1]+191)*[.$B54]*[.$B54])/[.$B54]/[.$B54]" office:value-type="float" office:value="0.0153795286689083">
            <text:p>0.0153795287</text:p>
          </table:table-cell>
          <table:table-cell table:style-name="ce3" table:formula="of:=SIN(PI()*2/257*([.IH$1]+191)*[.$B54]*[.$B54])/[.$B54]/[.$B54]" office:value-type="float" office:value="0.0276279652642232">
            <text:p>0.0276279653</text:p>
          </table:table-cell>
          <table:table-cell table:style-name="ce3" table:formula="of:=SIN(PI()*2/257*([.II$1]+191)*[.$B54]*[.$B54])/[.$B54]/[.$B54]" office:value-type="float" office:value="0.0198211049723992">
            <text:p>0.019821105</text:p>
          </table:table-cell>
          <table:table-cell table:style-name="ce3" table:formula="of:=SIN(PI()*2/257*([.IJ$1]+191)*[.$B54]*[.$B54])/[.$B54]/[.$B54]" office:value-type="float" office:value="-0.00237400798482787">
            <text:p>-0.002374008</text:p>
          </table:table-cell>
          <table:table-cell table:style-name="ce3" table:formula="of:=SIN(PI()*2/257*([.IK$1]+191)*[.$B54]*[.$B54])/[.$B54]/[.$B54]" office:value-type="float" office:value="-0.0228458150636506">
            <text:p>-0.0228458151</text:p>
          </table:table-cell>
          <table:table-cell table:style-name="ce3" table:formula="of:=SIN(PI()*2/257*([.IL$1]+191)*[.$B54]*[.$B54])/[.$B54]/[.$B54]" office:value-type="float" office:value="-0.0267337152442162">
            <text:p>-0.0267337152</text:p>
          </table:table-cell>
          <table:table-cell table:style-name="ce3" table:formula="of:=SIN(PI()*2/257*([.IM$1]+191)*[.$B54]*[.$B54])/[.$B54]/[.$B54]" office:value-type="float" office:value="-0.0112154597056957">
            <text:p>-0.0112154597</text:p>
          </table:table-cell>
          <table:table-cell table:style-name="ce3" table:formula="of:=SIN(PI()*2/257*([.IN$1]+191)*[.$B54]*[.$B54])/[.$B54]/[.$B54]" office:value-type="float" office:value="0.0124441617268505">
            <text:p>0.0124441617</text:p>
          </table:table-cell>
          <table:table-cell table:style-name="ce3" table:formula="of:=SIN(PI()*2/257*([.IO$1]+191)*[.$B54]*[.$B54])/[.$B54]/[.$B54]" office:value-type="float" office:value="0.0270704954902993">
            <text:p>0.0270704955</text:p>
          </table:table-cell>
          <table:table-cell table:style-name="ce3" table:formula="of:=SIN(PI()*2/257*([.IP$1]+191)*[.$B54]*[.$B54])/[.$B54]/[.$B54]" office:value-type="float" office:value="0.022046202841424">
            <text:p>0.0220462028</text:p>
          </table:table-cell>
          <table:table-cell table:style-name="ce3" table:formula="of:=SIN(PI()*2/257*([.IQ$1]+191)*[.$B54]*[.$B54])/[.$B54]/[.$B54]" office:value-type="float" office:value="0.00101844634747866">
            <text:p>0.0010184463</text:p>
          </table:table-cell>
          <table:table-cell table:style-name="ce3" table:formula="of:=SIN(PI()*2/257*([.IR$1]+191)*[.$B54]*[.$B54])/[.$B54]/[.$B54]" office:value-type="float" office:value="-0.0207486061339551">
            <text:p>-0.0207486061</text:p>
          </table:table-cell>
          <table:table-cell table:style-name="ce3" table:formula="of:=SIN(PI()*2/257*([.IS$1]+191)*[.$B54]*[.$B54])/[.$B54]/[.$B54]" office:value-type="float" office:value="-0.0274541275894453">
            <text:p>-0.0274541276</text:p>
          </table:table-cell>
          <table:table-cell table:style-name="ce3" table:formula="of:=SIN(PI()*2/257*([.IT$1]+191)*[.$B54]*[.$B54])/[.$B54]/[.$B54]" office:value-type="float" office:value="-0.0142305419131584">
            <text:p>-0.0142305419</text:p>
          </table:table-cell>
          <table:table-cell table:style-name="ce3" table:formula="of:=SIN(PI()*2/257*([.IU$1]+191)*[.$B54]*[.$B54])/[.$B54]/[.$B54]" office:value-type="float" office:value="0.00932307495448976">
            <text:p>0.009323075</text:p>
          </table:table-cell>
          <table:table-cell table:style-name="ce3" table:formula="of:=SIN(PI()*2/257*([.IV$1]+191)*[.$B54]*[.$B54])/[.$B54]/[.$B54]" office:value-type="float" office:value="0.0261090187660454">
            <text:p>0.0261090188</text:p>
          </table:table-cell>
          <table:table-cell table:style-name="ce3" table:formula="of:=SIN(PI()*2/257*([.IW$1]+191)*[.$B54]*[.$B54])/[.$B54]/[.$B54]" office:value-type="float" office:value="0.0239422775797305">
            <text:p>0.0239422776</text:p>
          </table:table-cell>
          <table:table-cell table:style-name="ce3" table:formula="of:=SIN(PI()*2/257*([.IX$1]+191)*[.$B54]*[.$B54])/[.$B54]/[.$B54]" office:value-type="float" office:value="0.00439570112781876">
            <text:p>0.0043957011</text:p>
          </table:table-cell>
          <table:table-cell table:style-name="ce3" table:formula="of:=SIN(PI()*2/257*([.IY$1]+191)*[.$B54]*[.$B54])/[.$B54]/[.$B54]" office:value-type="float" office:value="-0.018341739736379">
            <text:p>-0.01834173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 table:formula="of:=SIN(PI()*2/257*([.C$1]+191)*[.$B55]*[.$B55])/[.$B55]/[.$B55]" office:value-type="float" office:value="0.0102400685173553">
            <text:p>0.0102400685</text:p>
          </table:table-cell>
          <table:table-cell table:style-name="ce3" table:formula="of:=SIN(PI()*2/257*([.D$1]+191)*[.$B55]*[.$B55])/[.$B55]/[.$B55]" office:value-type="float" office:value="-0.0127103450682169">
            <text:p>-0.0127103451</text:p>
          </table:table-cell>
          <table:table-cell table:style-name="ce3" table:formula="of:=SIN(PI()*2/257*([.E$1]+191)*[.$B55]*[.$B55])/[.$B55]/[.$B55]" office:value-type="float" office:value="-0.0194997342214104">
            <text:p>-0.0194997342</text:p>
          </table:table-cell>
          <table:table-cell table:style-name="ce3" table:formula="of:=SIN(PI()*2/257*([.F$1]+191)*[.$B55]*[.$B55])/[.$B55]/[.$B55]" office:value-type="float" office:value="-0.00149548642094528">
            <text:p>-0.0014954864</text:p>
          </table:table-cell>
          <table:table-cell table:style-name="ce3" table:formula="of:=SIN(PI()*2/257*([.G$1]+191)*[.$B55]*[.$B55])/[.$B55]/[.$B55]" office:value-type="float" office:value="0.0184102512649223">
            <text:p>0.0184102513</text:p>
          </table:table-cell>
          <table:table-cell table:style-name="ce3" table:formula="of:=SIN(PI()*2/257*([.H$1]+191)*[.$B55]*[.$B55])/[.$B55]/[.$B55]" office:value-type="float" office:value="0.0149076142055103">
            <text:p>0.0149076142</text:p>
          </table:table-cell>
          <table:table-cell table:style-name="ce3" table:formula="of:=SIN(PI()*2/257*([.I$1]+191)*[.$B55]*[.$B55])/[.$B55]/[.$B55]" office:value-type="float" office:value="-0.00754984399453075">
            <text:p>-0.007549844</text:p>
          </table:table-cell>
          <table:table-cell table:style-name="ce3" table:formula="of:=SIN(PI()*2/257*([.J$1]+191)*[.$B55]*[.$B55])/[.$B55]/[.$B55]" office:value-type="float" office:value="-0.0204077820712855">
            <text:p>-0.0204077821</text:p>
          </table:table-cell>
          <table:table-cell table:style-name="ce3" table:formula="of:=SIN(PI()*2/257*([.K$1]+191)*[.$B55]*[.$B55])/[.$B55]/[.$B55]" office:value-type="float" office:value="-0.00731751316431257">
            <text:p>-0.0073175132</text:p>
          </table:table-cell>
          <table:table-cell table:style-name="ce3" table:formula="of:=SIN(PI()*2/257*([.L$1]+191)*[.$B55]*[.$B55])/[.$B55]/[.$B55]" office:value-type="float" office:value="0.0150768704931268">
            <text:p>0.0150768705</text:p>
          </table:table-cell>
          <table:table-cell table:style-name="ce3" table:formula="of:=SIN(PI()*2/257*([.M$1]+191)*[.$B55]*[.$B55])/[.$B55]/[.$B55]" office:value-type="float" office:value="0.0183012260281571">
            <text:p>0.018301226</text:p>
          </table:table-cell>
          <table:table-cell table:style-name="ce3" table:formula="of:=SIN(PI()*2/257*([.N$1]+191)*[.$B55]*[.$B55])/[.$B55]/[.$B55]" office:value-type="float" office:value="-0.00174416913171009">
            <text:p>-0.0017441691</text:p>
          </table:table-cell>
          <table:table-cell table:style-name="ce3" table:formula="of:=SIN(PI()*2/257*([.O$1]+191)*[.$B55]*[.$B55])/[.$B55]/[.$B55]" office:value-type="float" office:value="-0.0195718778479378">
            <text:p>-0.0195718778</text:p>
          </table:table-cell>
          <table:table-cell table:style-name="ce3" table:formula="of:=SIN(PI()*2/257*([.P$1]+191)*[.$B55]*[.$B55])/[.$B55]/[.$B55]" office:value-type="float" office:value="-0.0125142200072035">
            <text:p>-0.01251422</text:p>
          </table:table-cell>
          <table:table-cell table:style-name="ce3" table:formula="of:=SIN(PI()*2/257*([.Q$1]+191)*[.$B55]*[.$B55])/[.$B55]/[.$B55]" office:value-type="float" office:value="0.0104550920178293">
            <text:p>0.010455092</text:p>
          </table:table-cell>
          <table:table-cell table:style-name="ce3" table:formula="of:=SIN(PI()*2/257*([.R$1]+191)*[.$B55]*[.$B55])/[.$B55]/[.$B55]" office:value-type="float" office:value="0.0201309020461766">
            <text:p>0.020130902</text:p>
          </table:table-cell>
          <table:table-cell table:style-name="ce3" table:formula="of:=SIN(PI()*2/257*([.S$1]+191)*[.$B55]*[.$B55])/[.$B55]/[.$B55]" office:value-type="float" office:value="0.00421055413640437">
            <text:p>0.0042105541</text:p>
          </table:table-cell>
          <table:table-cell table:style-name="ce3" table:formula="of:=SIN(PI()*2/257*([.T$1]+191)*[.$B55]*[.$B55])/[.$B55]/[.$B55]" office:value-type="float" office:value="-0.0170634539538804">
            <text:p>-0.017063454</text:p>
          </table:table-cell>
          <table:table-cell table:style-name="ce3" table:formula="of:=SIN(PI()*2/257*([.U$1]+191)*[.$B55]*[.$B55])/[.$B55]/[.$B55]" office:value-type="float" office:value="-0.016641521078802">
            <text:p>-0.0166415211</text:p>
          </table:table-cell>
          <table:table-cell table:style-name="ce3" table:formula="of:=SIN(PI()*2/257*([.V$1]+191)*[.$B55]*[.$B55])/[.$B55]/[.$B55]" office:value-type="float" office:value="0.00493987106374892">
            <text:p>0.0049398711</text:p>
          </table:table-cell>
          <table:table-cell table:style-name="ce3" table:formula="of:=SIN(PI()*2/257*([.W$1]+191)*[.$B55]*[.$B55])/[.$B55]/[.$B55]" office:value-type="float" office:value="0.0202402868421198">
            <text:p>0.0202402868</text:p>
          </table:table-cell>
          <table:table-cell table:style-name="ce3" table:formula="of:=SIN(PI()*2/257*([.X$1]+191)*[.$B55]*[.$B55])/[.$B55]/[.$B55]" office:value-type="float" office:value="0.00980546345756605">
            <text:p>0.0098054635</text:p>
          </table:table-cell>
          <table:table-cell table:style-name="ce3" table:formula="of:=SIN(PI()*2/257*([.Y$1]+191)*[.$B55]*[.$B55])/[.$B55]/[.$B55]" office:value-type="float" office:value="-0.0130968683744785">
            <text:p>-0.0130968684</text:p>
          </table:table-cell>
          <table:table-cell table:style-name="ce3" table:formula="of:=SIN(PI()*2/257*([.Z$1]+191)*[.$B55]*[.$B55])/[.$B55]/[.$B55]" office:value-type="float" office:value="-0.0193467168434354">
            <text:p>-0.0193467168</text:p>
          </table:table-cell>
          <table:table-cell table:style-name="ce3" table:formula="of:=SIN(PI()*2/257*([.AA$1]+191)*[.$B55]*[.$B55])/[.$B55]/[.$B55]" office:value-type="float" office:value="-0.000997487796007076">
            <text:p>-0.0009974878</text:p>
          </table:table-cell>
          <table:table-cell table:style-name="ce3" table:formula="of:=SIN(PI()*2/257*([.AB$1]+191)*[.$B55]*[.$B55])/[.$B55]/[.$B55]" office:value-type="float" office:value="0.0186200329111477">
            <text:p>0.0186200329</text:p>
          </table:table-cell>
          <table:table-cell table:style-name="ce3" table:formula="of:=SIN(PI()*2/257*([.AC$1]+191)*[.$B55]*[.$B55])/[.$B55]/[.$B55]" office:value-type="float" office:value="0.0145624444695176">
            <text:p>0.0145624445</text:p>
          </table:table-cell>
          <table:table-cell table:style-name="ce3" table:formula="of:=SIN(PI()*2/257*([.AD$1]+191)*[.$B55]*[.$B55])/[.$B55]/[.$B55]" office:value-type="float" office:value="-0.00801108666319838">
            <text:p>-0.0080110867</text:p>
          </table:table-cell>
          <table:table-cell table:style-name="ce3" table:formula="of:=SIN(PI()*2/257*([.AE$1]+191)*[.$B55]*[.$B55])/[.$B55]/[.$B55]" office:value-type="float" office:value="-0.0203986341267857">
            <text:p>-0.0203986341</text:p>
          </table:table-cell>
          <table:table-cell table:style-name="ce3" table:formula="of:=SIN(PI()*2/257*([.AF$1]+191)*[.$B55]*[.$B55])/[.$B55]/[.$B55]" office:value-type="float" office:value="-0.00684960608901447">
            <text:p>-0.0068496061</text:p>
          </table:table-cell>
          <table:table-cell table:style-name="ce3" table:formula="of:=SIN(PI()*2/257*([.AG$1]+191)*[.$B55]*[.$B55])/[.$B55]/[.$B55]" office:value-type="float" office:value="0.0154085994543733">
            <text:p>0.0154085995</text:p>
          </table:table-cell>
          <table:table-cell table:style-name="ce3" table:formula="of:=SIN(PI()*2/257*([.AH$1]+191)*[.$B55]*[.$B55])/[.$B55]/[.$B55]" office:value-type="float" office:value="0.018074988181272">
            <text:p>0.0180749882</text:p>
          </table:table-cell>
          <table:table-cell table:style-name="ce3" table:formula="of:=SIN(PI()*2/257*([.AI$1]+191)*[.$B55]*[.$B55])/[.$B55]/[.$B55]" office:value-type="float" office:value="-0.00224071555625341">
            <text:p>-0.0022407156</text:p>
          </table:table-cell>
          <table:table-cell table:style-name="ce3" table:formula="of:=SIN(PI()*2/257*([.AJ$1]+191)*[.$B55]*[.$B55])/[.$B55]/[.$B55]" office:value-type="float" office:value="-0.0197073810767769">
            <text:p>-0.0197073811</text:p>
          </table:table-cell>
          <table:table-cell table:style-name="ce3" table:formula="of:=SIN(PI()*2/257*([.AK$1]+191)*[.$B55]*[.$B55])/[.$B55]/[.$B55]" office:value-type="float" office:value="-0.0121163895965967">
            <text:p>-0.0121163896</text:p>
          </table:table-cell>
          <table:table-cell table:style-name="ce3" table:formula="of:=SIN(PI()*2/257*([.AL$1]+191)*[.$B55]*[.$B55])/[.$B55]/[.$B55]" office:value-type="float" office:value="0.0108804203135228">
            <text:p>0.0108804203</text:p>
          </table:table-cell>
          <table:table-cell table:style-name="ce3" table:formula="of:=SIN(PI()*2/257*([.AM$1]+191)*[.$B55]*[.$B55])/[.$B55]/[.$B55]" office:value-type="float" office:value="0.0200429292996574">
            <text:p>0.0200429293</text:p>
          </table:table-cell>
          <table:table-cell table:style-name="ce3" table:formula="of:=SIN(PI()*2/257*([.AN$1]+191)*[.$B55]*[.$B55])/[.$B55]/[.$B55]" office:value-type="float" office:value="0.00372113645372176">
            <text:p>0.0037211365</text:p>
          </table:table-cell>
          <table:table-cell table:style-name="ce3" table:formula="of:=SIN(PI()*2/257*([.AO$1]+191)*[.$B55]*[.$B55])/[.$B55]/[.$B55]" office:value-type="float" office:value="-0.0173320288940652">
            <text:p>-0.0173320289</text:p>
          </table:table-cell>
          <table:table-cell table:style-name="ce3" table:formula="of:=SIN(PI()*2/257*([.AP$1]+191)*[.$B55]*[.$B55])/[.$B55]/[.$B55]" office:value-type="float" office:value="-0.0163477640291914">
            <text:p>-0.016347764</text:p>
          </table:table-cell>
          <table:table-cell table:style-name="ce3" table:formula="of:=SIN(PI()*2/257*([.AQ$1]+191)*[.$B55]*[.$B55])/[.$B55]/[.$B55]" office:value-type="float" office:value="0.00542245215899976">
            <text:p>0.0054224522</text:p>
          </table:table-cell>
          <table:table-cell table:style-name="ce3" table:formula="of:=SIN(PI()*2/257*([.AR$1]+191)*[.$B55]*[.$B55])/[.$B55]/[.$B55]" office:value-type="float" office:value="0.0202980969288172">
            <text:p>0.0202980969</text:p>
          </table:table-cell>
          <table:table-cell table:style-name="ce3" table:formula="of:=SIN(PI()*2/257*([.AS$1]+191)*[.$B55]*[.$B55])/[.$B55]/[.$B55]" office:value-type="float" office:value="0.00936499782607908">
            <text:p>0.0093649978</text:p>
          </table:table-cell>
          <table:table-cell table:style-name="ce3" table:formula="of:=SIN(PI()*2/257*([.AT$1]+191)*[.$B55]*[.$B55])/[.$B55]/[.$B55]" office:value-type="float" office:value="-0.0134755638879526">
            <text:p>-0.0134755639</text:p>
          </table:table-cell>
          <table:table-cell table:style-name="ce3" table:formula="of:=SIN(PI()*2/257*([.AU$1]+191)*[.$B55]*[.$B55])/[.$B55]/[.$B55]" office:value-type="float" office:value="-0.0191821362362788">
            <text:p>-0.0191821362</text:p>
          </table:table-cell>
          <table:table-cell table:style-name="ce3" table:formula="of:=SIN(PI()*2/257*([.AV$1]+191)*[.$B55]*[.$B55])/[.$B55]/[.$B55]" office:value-type="float" office:value="-0.000498892988261135">
            <text:p>-0.000498893</text:p>
          </table:table-cell>
          <table:table-cell table:style-name="ce3" table:formula="of:=SIN(PI()*2/257*([.AW$1]+191)*[.$B55]*[.$B55])/[.$B55]/[.$B55]" office:value-type="float" office:value="0.0188186856557796">
            <text:p>0.0188186857</text:p>
          </table:table-cell>
          <table:table-cell table:style-name="ce3" table:formula="of:=SIN(PI()*2/257*([.AX$1]+191)*[.$B55]*[.$B55])/[.$B55]/[.$B55]" office:value-type="float" office:value="0.0142085709888951">
            <text:p>0.014208571</text:p>
          </table:table-cell>
          <table:table-cell table:style-name="ce3" table:formula="of:=SIN(PI()*2/257*([.AY$1]+191)*[.$B55]*[.$B55])/[.$B55]/[.$B55]" office:value-type="float" office:value="-0.00846754123102977">
            <text:p>-0.0084675412</text:p>
          </table:table-cell>
          <table:table-cell table:style-name="ce3" table:formula="of:=SIN(PI()*2/257*([.AZ$1]+191)*[.$B55]*[.$B55])/[.$B55]/[.$B55]" office:value-type="float" office:value="-0.020377294238645">
            <text:p>-0.0203772942</text:p>
          </table:table-cell>
          <table:table-cell table:style-name="ce3" table:formula="of:=SIN(PI()*2/257*([.BA$1]+191)*[.$B55]*[.$B55])/[.$B55]/[.$B55]" office:value-type="float" office:value="-0.00637760511160116">
            <text:p>-0.0063776051</text:p>
          </table:table-cell>
          <table:table-cell table:style-name="ce3" table:formula="of:=SIN(PI()*2/257*([.BB$1]+191)*[.$B55]*[.$B55])/[.$B55]/[.$B55]" office:value-type="float" office:value="0.0157311189374273">
            <text:p>0.0157311189</text:p>
          </table:table-cell>
          <table:table-cell table:style-name="ce3" table:formula="of:=SIN(PI()*2/257*([.BC$1]+191)*[.$B55]*[.$B55])/[.$B55]/[.$B55]" office:value-type="float" office:value="0.0178379471974784">
            <text:p>0.0178379472</text:p>
          </table:table-cell>
          <table:table-cell table:style-name="ce3" table:formula="of:=SIN(PI()*2/257*([.BD$1]+191)*[.$B55]*[.$B55])/[.$B55]/[.$B55]" office:value-type="float" office:value="-0.00273592274025532">
            <text:p>-0.0027359227</text:p>
          </table:table-cell>
          <table:table-cell table:style-name="ce3" table:formula="of:=SIN(PI()*2/257*([.BE$1]+191)*[.$B55]*[.$B55])/[.$B55]/[.$B55]" office:value-type="float" office:value="-0.0198311055130804">
            <text:p>-0.0198311055</text:p>
          </table:table-cell>
          <table:table-cell table:style-name="ce3" table:formula="of:=SIN(PI()*2/257*([.BF$1]+191)*[.$B55]*[.$B55])/[.$B55]/[.$B55]" office:value-type="float" office:value="-0.0117113174099871">
            <text:p>-0.0117113174</text:p>
          </table:table-cell>
          <table:table-cell table:style-name="ce3" table:formula="of:=SIN(PI()*2/257*([.BG$1]+191)*[.$B55]*[.$B55])/[.$B55]/[.$B55]" office:value-type="float" office:value="0.0112992455526663">
            <text:p>0.0112992456</text:p>
          </table:table-cell>
          <table:table-cell table:style-name="ce3" table:formula="of:=SIN(PI()*2/257*([.BH$1]+191)*[.$B55]*[.$B55])/[.$B55]/[.$B55]" office:value-type="float" office:value="0.0199429772086932">
            <text:p>0.0199429772</text:p>
          </table:table-cell>
          <table:table-cell table:style-name="ce3" table:formula="of:=SIN(PI()*2/257*([.BI$1]+191)*[.$B55]*[.$B55])/[.$B55]/[.$B55]" office:value-type="float" office:value="0.00322949470615291">
            <text:p>0.0032294947</text:p>
          </table:table-cell>
          <table:table-cell table:style-name="ce3" table:formula="of:=SIN(PI()*2/257*([.BJ$1]+191)*[.$B55]*[.$B55])/[.$B55]/[.$B55]" office:value-type="float" office:value="-0.0175902447524541">
            <text:p>-0.0175902448</text:p>
          </table:table-cell>
          <table:table-cell table:style-name="ce3" table:formula="of:=SIN(PI()*2/257*([.BK$1]+191)*[.$B55]*[.$B55])/[.$B55]/[.$B55]" office:value-type="float" office:value="-0.0160442361774553">
            <text:p>-0.0160442362</text:p>
          </table:table-cell>
          <table:table-cell table:style-name="ce3" table:formula="of:=SIN(PI()*2/257*([.BL$1]+191)*[.$B55]*[.$B55])/[.$B55]/[.$B55]" office:value-type="float" office:value="0.00590179233965276">
            <text:p>0.0059017923</text:p>
          </table:table-cell>
          <table:table-cell table:style-name="ce3" table:formula="of:=SIN(PI()*2/257*([.BM$1]+191)*[.$B55]*[.$B55])/[.$B55]/[.$B55]" office:value-type="float" office:value="0.0203437751613799">
            <text:p>0.0203437752</text:p>
          </table:table-cell>
          <table:table-cell table:style-name="ce3" table:formula="of:=SIN(PI()*2/257*([.BN$1]+191)*[.$B55]*[.$B55])/[.$B55]/[.$B55]" office:value-type="float" office:value="0.00891893488229309">
            <text:p>0.0089189349</text:p>
          </table:table-cell>
          <table:table-cell table:style-name="ce3" table:formula="of:=SIN(PI()*2/257*([.BO$1]+191)*[.$B55]*[.$B55])/[.$B55]/[.$B55]" office:value-type="float" office:value="-0.0138462052682716">
            <text:p>-0.0138462053</text:p>
          </table:table-cell>
          <table:table-cell table:style-name="ce3" table:formula="of:=SIN(PI()*2/257*([.BP$1]+191)*[.$B55]*[.$B55])/[.$B55]/[.$B55]" office:value-type="float" office:value="-0.0190060907671885">
            <text:p>-0.0190060908</text:p>
          </table:table-cell>
          <table:table-cell table:style-name="ce3" table:formula="of:=SIN(PI()*2/257*([.BQ$1]+191)*[.$B55]*[.$B55])/[.$B55]/[.$B55]" office:value-type="float" office:value="-6.79955524580552E-016">
            <text:p>-6.79955524580552E-016</text:p>
          </table:table-cell>
          <table:table-cell table:style-name="ce3" table:formula="of:=SIN(PI()*2/257*([.BR$1]+191)*[.$B55]*[.$B55])/[.$B55]/[.$B55]" office:value-type="float" office:value="0.0190060907671884">
            <text:p>0.0190060908</text:p>
          </table:table-cell>
          <table:table-cell table:style-name="ce3" table:formula="of:=SIN(PI()*2/257*([.BS$1]+191)*[.$B55]*[.$B55])/[.$B55]/[.$B55]" office:value-type="float" office:value="0.0138462052682726">
            <text:p>0.0138462053</text:p>
          </table:table-cell>
          <table:table-cell table:style-name="ce3" table:formula="of:=SIN(PI()*2/257*([.BT$1]+191)*[.$B55]*[.$B55])/[.$B55]/[.$B55]" office:value-type="float" office:value="-0.00891893488229187">
            <text:p>-0.0089189349</text:p>
          </table:table-cell>
          <table:table-cell table:style-name="ce3" table:formula="of:=SIN(PI()*2/257*([.BU$1]+191)*[.$B55]*[.$B55])/[.$B55]/[.$B55]" office:value-type="float" office:value="-0.0203437751613799">
            <text:p>-0.0203437752</text:p>
          </table:table-cell>
          <table:table-cell table:style-name="ce3" table:formula="of:=SIN(PI()*2/257*([.BV$1]+191)*[.$B55]*[.$B55])/[.$B55]/[.$B55]" office:value-type="float" office:value="-0.00590179233965407">
            <text:p>-0.0059017923</text:p>
          </table:table-cell>
          <table:table-cell table:style-name="ce3" table:formula="of:=SIN(PI()*2/257*([.BW$1]+191)*[.$B55]*[.$B55])/[.$B55]/[.$B55]" office:value-type="float" office:value="0.0160442361774545">
            <text:p>0.0160442362</text:p>
          </table:table-cell>
          <table:table-cell table:style-name="ce3" table:formula="of:=SIN(PI()*2/257*([.BX$1]+191)*[.$B55]*[.$B55])/[.$B55]/[.$B55]" office:value-type="float" office:value="0.0175902447524548">
            <text:p>0.0175902448</text:p>
          </table:table-cell>
          <table:table-cell table:style-name="ce3" table:formula="of:=SIN(PI()*2/257*([.BY$1]+191)*[.$B55]*[.$B55])/[.$B55]/[.$B55]" office:value-type="float" office:value="-0.00322949470615157">
            <text:p>-0.0032294947</text:p>
          </table:table-cell>
          <table:table-cell table:style-name="ce3" table:formula="of:=SIN(PI()*2/257*([.BZ$1]+191)*[.$B55]*[.$B55])/[.$B55]/[.$B55]" office:value-type="float" office:value="-0.0199429772086932">
            <text:p>-0.0199429772</text:p>
          </table:table-cell>
          <table:table-cell table:style-name="ce3" table:formula="of:=SIN(PI()*2/257*([.CA$1]+191)*[.$B55]*[.$B55])/[.$B55]/[.$B55]" office:value-type="float" office:value="-0.0112992455526665">
            <text:p>-0.0112992456</text:p>
          </table:table-cell>
          <table:table-cell table:style-name="ce3" table:formula="of:=SIN(PI()*2/257*([.CB$1]+191)*[.$B55]*[.$B55])/[.$B55]/[.$B55]" office:value-type="float" office:value="0.011711317409986">
            <text:p>0.0117113174</text:p>
          </table:table-cell>
          <table:table-cell table:style-name="ce3" table:formula="of:=SIN(PI()*2/257*([.CC$1]+191)*[.$B55]*[.$B55])/[.$B55]/[.$B55]" office:value-type="float" office:value="0.0198311055130808">
            <text:p>0.0198311055</text:p>
          </table:table-cell>
          <table:table-cell table:style-name="ce3" table:formula="of:=SIN(PI()*2/257*([.CD$1]+191)*[.$B55]*[.$B55])/[.$B55]/[.$B55]" office:value-type="float" office:value="0.00273592274025551">
            <text:p>0.0027359227</text:p>
          </table:table-cell>
          <table:table-cell table:style-name="ce3" table:formula="of:=SIN(PI()*2/257*([.CE$1]+191)*[.$B55]*[.$B55])/[.$B55]/[.$B55]" office:value-type="float" office:value="-0.0178379471974783">
            <text:p>-0.0178379472</text:p>
          </table:table-cell>
          <table:table-cell table:style-name="ce3" table:formula="of:=SIN(PI()*2/257*([.CF$1]+191)*[.$B55]*[.$B55])/[.$B55]/[.$B55]" office:value-type="float" office:value="-0.0157311189374274">
            <text:p>-0.0157311189</text:p>
          </table:table-cell>
          <table:table-cell table:style-name="ce3" table:formula="of:=SIN(PI()*2/257*([.CG$1]+191)*[.$B55]*[.$B55])/[.$B55]/[.$B55]" office:value-type="float" office:value="0.00637760511159987">
            <text:p>0.0063776051</text:p>
          </table:table-cell>
          <table:table-cell table:style-name="ce3" table:formula="of:=SIN(PI()*2/257*([.CH$1]+191)*[.$B55]*[.$B55])/[.$B55]/[.$B55]" office:value-type="float" office:value="0.0203772942386449">
            <text:p>0.0203772942</text:p>
          </table:table-cell>
          <table:table-cell table:style-name="ce3" table:formula="of:=SIN(PI()*2/257*([.CI$1]+191)*[.$B55]*[.$B55])/[.$B55]/[.$B55]" office:value-type="float" office:value="0.00846754123103101">
            <text:p>0.0084675412</text:p>
          </table:table-cell>
          <table:table-cell table:style-name="ce3" table:formula="of:=SIN(PI()*2/257*([.CJ$1]+191)*[.$B55]*[.$B55])/[.$B55]/[.$B55]" office:value-type="float" office:value="-0.014208570988895">
            <text:p>-0.014208571</text:p>
          </table:table-cell>
          <table:table-cell table:style-name="ce3" table:formula="of:=SIN(PI()*2/257*([.CK$1]+191)*[.$B55]*[.$B55])/[.$B55]/[.$B55]" office:value-type="float" office:value="-0.0188186856557796">
            <text:p>-0.0188186857</text:p>
          </table:table-cell>
          <table:table-cell table:style-name="ce3" table:formula="of:=SIN(PI()*2/257*([.CL$1]+191)*[.$B55]*[.$B55])/[.$B55]/[.$B55]" office:value-type="float" office:value="0.000498892988260935">
            <text:p>0.000498893</text:p>
          </table:table-cell>
          <table:table-cell table:style-name="ce3" table:formula="of:=SIN(PI()*2/257*([.CM$1]+191)*[.$B55]*[.$B55])/[.$B55]/[.$B55]" office:value-type="float" office:value="0.0191821362362784">
            <text:p>0.0191821362</text:p>
          </table:table-cell>
          <table:table-cell table:style-name="ce3" table:formula="of:=SIN(PI()*2/257*([.CN$1]+191)*[.$B55]*[.$B55])/[.$B55]/[.$B55]" office:value-type="float" office:value="0.0134755638879537">
            <text:p>0.0134755639</text:p>
          </table:table-cell>
          <table:table-cell table:style-name="ce3" table:formula="of:=SIN(PI()*2/257*([.CO$1]+191)*[.$B55]*[.$B55])/[.$B55]/[.$B55]" office:value-type="float" office:value="-0.0093649978260789">
            <text:p>-0.0093649978</text:p>
          </table:table-cell>
          <table:table-cell table:style-name="ce3" table:formula="of:=SIN(PI()*2/257*([.CP$1]+191)*[.$B55]*[.$B55])/[.$B55]/[.$B55]" office:value-type="float" office:value="-0.0202980969288172">
            <text:p>-0.0202980969</text:p>
          </table:table-cell>
          <table:table-cell table:style-name="ce3" table:formula="of:=SIN(PI()*2/257*([.CQ$1]+191)*[.$B55]*[.$B55])/[.$B55]/[.$B55]" office:value-type="float" office:value="-0.00542245215899995">
            <text:p>-0.0054224522</text:p>
          </table:table-cell>
          <table:table-cell table:style-name="ce3" table:formula="of:=SIN(PI()*2/257*([.CR$1]+191)*[.$B55]*[.$B55])/[.$B55]/[.$B55]" office:value-type="float" office:value="0.0163477640291906">
            <text:p>0.016347764</text:p>
          </table:table-cell>
          <table:table-cell table:style-name="ce3" table:formula="of:=SIN(PI()*2/257*([.CS$1]+191)*[.$B55]*[.$B55])/[.$B55]/[.$B55]" office:value-type="float" office:value="0.0173320288940665">
            <text:p>0.0173320289</text:p>
          </table:table-cell>
          <table:table-cell table:style-name="ce3" table:formula="of:=SIN(PI()*2/257*([.CT$1]+191)*[.$B55]*[.$B55])/[.$B55]/[.$B55]" office:value-type="float" office:value="-0.00372113645372156">
            <text:p>-0.0037211365</text:p>
          </table:table-cell>
          <table:table-cell table:style-name="ce3" table:formula="of:=SIN(PI()*2/257*([.CU$1]+191)*[.$B55]*[.$B55])/[.$B55]/[.$B55]" office:value-type="float" office:value="-0.0200429292996574">
            <text:p>-0.0200429293</text:p>
          </table:table-cell>
          <table:table-cell table:style-name="ce3" table:formula="of:=SIN(PI()*2/257*([.CV$1]+191)*[.$B55]*[.$B55])/[.$B55]/[.$B55]" office:value-type="float" office:value="-0.010880420313523">
            <text:p>-0.0108804203</text:p>
          </table:table-cell>
          <table:table-cell table:style-name="ce3" table:formula="of:=SIN(PI()*2/257*([.CW$1]+191)*[.$B55]*[.$B55])/[.$B55]/[.$B55]" office:value-type="float" office:value="0.0121163895965956">
            <text:p>0.0121163896</text:p>
          </table:table-cell>
          <table:table-cell table:style-name="ce3" table:formula="of:=SIN(PI()*2/257*([.CX$1]+191)*[.$B55]*[.$B55])/[.$B55]/[.$B55]" office:value-type="float" office:value="0.0197073810767773">
            <text:p>0.0197073811</text:p>
          </table:table-cell>
          <table:table-cell table:style-name="ce3" table:formula="of:=SIN(PI()*2/257*([.CY$1]+191)*[.$B55]*[.$B55])/[.$B55]/[.$B55]" office:value-type="float" office:value="0.00224071555625361">
            <text:p>0.0022407156</text:p>
          </table:table-cell>
          <table:table-cell table:style-name="ce3" table:formula="of:=SIN(PI()*2/257*([.CZ$1]+191)*[.$B55]*[.$B55])/[.$B55]/[.$B55]" office:value-type="float" office:value="-0.0180749881812719">
            <text:p>-0.0180749882</text:p>
          </table:table-cell>
          <table:table-cell table:style-name="ce3" table:formula="of:=SIN(PI()*2/257*([.DA$1]+191)*[.$B55]*[.$B55])/[.$B55]/[.$B55]" office:value-type="float" office:value="-0.0154085994543734">
            <text:p>-0.0154085995</text:p>
          </table:table-cell>
          <table:table-cell table:style-name="ce3" table:formula="of:=SIN(PI()*2/257*([.DB$1]+191)*[.$B55]*[.$B55])/[.$B55]/[.$B55]" office:value-type="float" office:value="0.00684960608901319">
            <text:p>0.0068496061</text:p>
          </table:table-cell>
          <table:table-cell table:style-name="ce3" table:formula="of:=SIN(PI()*2/257*([.DC$1]+191)*[.$B55]*[.$B55])/[.$B55]/[.$B55]" office:value-type="float" office:value="0.0203986341267856">
            <text:p>0.0203986341</text:p>
          </table:table-cell>
          <table:table-cell table:style-name="ce3" table:formula="of:=SIN(PI()*2/257*([.DD$1]+191)*[.$B55]*[.$B55])/[.$B55]/[.$B55]" office:value-type="float" office:value="0.00801108666319964">
            <text:p>0.0080110867</text:p>
          </table:table-cell>
          <table:table-cell table:style-name="ce3" table:formula="of:=SIN(PI()*2/257*([.DE$1]+191)*[.$B55]*[.$B55])/[.$B55]/[.$B55]" office:value-type="float" office:value="-0.0145624444695175">
            <text:p>-0.0145624445</text:p>
          </table:table-cell>
          <table:table-cell table:style-name="ce3" table:formula="of:=SIN(PI()*2/257*([.DF$1]+191)*[.$B55]*[.$B55])/[.$B55]/[.$B55]" office:value-type="float" office:value="-0.0186200329111477">
            <text:p>-0.0186200329</text:p>
          </table:table-cell>
          <table:table-cell table:style-name="ce3" table:formula="of:=SIN(PI()*2/257*([.DG$1]+191)*[.$B55]*[.$B55])/[.$B55]/[.$B55]" office:value-type="float" office:value="0.000997487796005718">
            <text:p>0.0009974878</text:p>
          </table:table-cell>
          <table:table-cell table:style-name="ce3" table:formula="of:=SIN(PI()*2/257*([.DH$1]+191)*[.$B55]*[.$B55])/[.$B55]/[.$B55]" office:value-type="float" office:value="0.0193467168434349">
            <text:p>0.0193467168</text:p>
          </table:table-cell>
          <table:table-cell table:style-name="ce3" table:formula="of:=SIN(PI()*2/257*([.DI$1]+191)*[.$B55]*[.$B55])/[.$B55]/[.$B55]" office:value-type="float" office:value="0.0130968683744791">
            <text:p>0.0130968684</text:p>
          </table:table-cell>
          <table:table-cell table:style-name="ce3" table:formula="of:=SIN(PI()*2/257*([.DJ$1]+191)*[.$B55]*[.$B55])/[.$B55]/[.$B55]" office:value-type="float" office:value="-0.00980546345756537">
            <text:p>-0.0098054635</text:p>
          </table:table-cell>
          <table:table-cell table:style-name="ce3" table:formula="of:=SIN(PI()*2/257*([.DK$1]+191)*[.$B55]*[.$B55])/[.$B55]/[.$B55]" office:value-type="float" office:value="-0.0202402868421198">
            <text:p>-0.0202402868</text:p>
          </table:table-cell>
          <table:table-cell table:style-name="ce3" table:formula="of:=SIN(PI()*2/257*([.DL$1]+191)*[.$B55]*[.$B55])/[.$B55]/[.$B55]" office:value-type="float" office:value="-0.00493987106375024">
            <text:p>-0.0049398711</text:p>
          </table:table-cell>
          <table:table-cell table:style-name="ce3" table:formula="of:=SIN(PI()*2/257*([.DM$1]+191)*[.$B55]*[.$B55])/[.$B55]/[.$B55]" office:value-type="float" office:value="0.0166415210788012">
            <text:p>0.0166415211</text:p>
          </table:table-cell>
          <table:table-cell table:style-name="ce3" table:formula="of:=SIN(PI()*2/257*([.DN$1]+191)*[.$B55]*[.$B55])/[.$B55]/[.$B55]" office:value-type="float" office:value="0.0170634539538811">
            <text:p>0.017063454</text:p>
          </table:table-cell>
          <table:table-cell table:style-name="ce3" table:formula="of:=SIN(PI()*2/257*([.DO$1]+191)*[.$B55]*[.$B55])/[.$B55]/[.$B55]" office:value-type="float" office:value="-0.00421055413640361">
            <text:p>-0.0042105541</text:p>
          </table:table-cell>
          <table:table-cell table:style-name="ce3" table:formula="of:=SIN(PI()*2/257*([.DP$1]+191)*[.$B55]*[.$B55])/[.$B55]/[.$B55]" office:value-type="float" office:value="-0.0201309020461765">
            <text:p>-0.020130902</text:p>
          </table:table-cell>
          <table:table-cell table:style-name="ce3" table:formula="of:=SIN(PI()*2/257*([.DQ$1]+191)*[.$B55]*[.$B55])/[.$B55]/[.$B55]" office:value-type="float" office:value="-0.0104550920178305">
            <text:p>-0.010455092</text:p>
          </table:table-cell>
          <table:table-cell table:style-name="ce3" table:formula="of:=SIN(PI()*2/257*([.DR$1]+191)*[.$B55]*[.$B55])/[.$B55]/[.$B55]" office:value-type="float" office:value="0.0125142200072033">
            <text:p>0.01251422</text:p>
          </table:table-cell>
          <table:table-cell table:style-name="ce3" table:formula="of:=SIN(PI()*2/257*([.DS$1]+191)*[.$B55]*[.$B55])/[.$B55]/[.$B55]" office:value-type="float" office:value="0.0195718778479378">
            <text:p>0.0195718778</text:p>
          </table:table-cell>
          <table:table-cell table:style-name="ce3" table:formula="of:=SIN(PI()*2/257*([.DT$1]+191)*[.$B55]*[.$B55])/[.$B55]/[.$B55]" office:value-type="float" office:value="0.00174416913171087">
            <text:p>0.0017441691</text:p>
          </table:table-cell>
          <table:table-cell table:style-name="ce3" table:formula="of:=SIN(PI()*2/257*([.DU$1]+191)*[.$B55]*[.$B55])/[.$B55]/[.$B55]" office:value-type="float" office:value="-0.0183012260281567">
            <text:p>-0.018301226</text:p>
          </table:table-cell>
          <table:table-cell table:style-name="ce3" table:formula="of:=SIN(PI()*2/257*([.DV$1]+191)*[.$B55]*[.$B55])/[.$B55]/[.$B55]" office:value-type="float" office:value="-0.0150768704931277">
            <text:p>-0.0150768705</text:p>
          </table:table-cell>
          <table:table-cell table:style-name="ce3" table:formula="of:=SIN(PI()*2/257*([.DW$1]+191)*[.$B55]*[.$B55])/[.$B55]/[.$B55]" office:value-type="float" office:value="0.0073175131643113">
            <text:p>0.0073175132</text:p>
          </table:table-cell>
          <table:table-cell table:style-name="ce3" table:formula="of:=SIN(PI()*2/257*([.DX$1]+191)*[.$B55]*[.$B55])/[.$B55]/[.$B55]" office:value-type="float" office:value="0.0204077820712855">
            <text:p>0.0204077821</text:p>
          </table:table-cell>
          <table:table-cell table:style-name="ce3" table:formula="of:=SIN(PI()*2/257*([.DY$1]+191)*[.$B55]*[.$B55])/[.$B55]/[.$B55]" office:value-type="float" office:value="0.00754984399453201">
            <text:p>0.007549844</text:p>
          </table:table-cell>
          <table:table-cell table:style-name="ce3" table:formula="of:=SIN(PI()*2/257*([.DZ$1]+191)*[.$B55]*[.$B55])/[.$B55]/[.$B55]" office:value-type="float" office:value="-0.0149076142055097">
            <text:p>-0.0149076142</text:p>
          </table:table-cell>
          <table:table-cell table:style-name="ce3" table:formula="of:=SIN(PI()*2/257*([.EA$1]+191)*[.$B55]*[.$B55])/[.$B55]/[.$B55]" office:value-type="float" office:value="-0.0184102512649232">
            <text:p>-0.0184102513</text:p>
          </table:table-cell>
          <table:table-cell table:style-name="ce3" table:formula="of:=SIN(PI()*2/257*([.EB$1]+191)*[.$B55]*[.$B55])/[.$B55]/[.$B55]" office:value-type="float" office:value="0.00149548642094393">
            <text:p>0.0014954864</text:p>
          </table:table-cell>
          <table:table-cell table:style-name="ce3" table:formula="of:=SIN(PI()*2/257*([.EC$1]+191)*[.$B55]*[.$B55])/[.$B55]/[.$B55]" office:value-type="float" office:value="0.0194997342214104">
            <text:p>0.0194997342</text:p>
          </table:table-cell>
          <table:table-cell table:style-name="ce3" table:formula="of:=SIN(PI()*2/257*([.ED$1]+191)*[.$B55]*[.$B55])/[.$B55]/[.$B55]" office:value-type="float" office:value="0.0127103450682171">
            <text:p>0.0127103451</text:p>
          </table:table-cell>
          <table:table-cell table:style-name="ce3" table:formula="of:=SIN(PI()*2/257*([.EE$1]+191)*[.$B55]*[.$B55])/[.$B55]/[.$B55]" office:value-type="float" office:value="-0.0102400685173546">
            <text:p>-0.0102400685</text:p>
          </table:table-cell>
          <table:table-cell table:style-name="ce3" table:formula="of:=SIN(PI()*2/257*([.EF$1]+191)*[.$B55]*[.$B55])/[.$B55]/[.$B55]" office:value-type="float" office:value="-0.02017037945347">
            <text:p>-0.0201703795</text:p>
          </table:table-cell>
          <table:table-cell table:style-name="ce3" table:formula="of:=SIN(PI()*2/257*([.EG$1]+191)*[.$B55]*[.$B55])/[.$B55]/[.$B55]" office:value-type="float" office:value="-0.00445433748505347">
            <text:p>-0.0044543375</text:p>
          </table:table-cell>
          <table:table-cell table:style-name="ce3" table:formula="of:=SIN(PI()*2/257*([.EH$1]+191)*[.$B55]*[.$B55])/[.$B55]/[.$B55]" office:value-type="float" office:value="0.0169253317523051">
            <text:p>0.0169253318</text:p>
          </table:table-cell>
          <table:table-cell table:style-name="ce3" table:formula="of:=SIN(PI()*2/257*([.EI$1]+191)*[.$B55]*[.$B55])/[.$B55]/[.$B55]" office:value-type="float" office:value="0.016784680454928">
            <text:p>0.0167846805</text:p>
          </table:table-cell>
          <table:table-cell table:style-name="ce3" table:formula="of:=SIN(PI()*2/257*([.EJ$1]+191)*[.$B55]*[.$B55])/[.$B55]/[.$B55]" office:value-type="float" office:value="-0.00469745523692473">
            <text:p>-0.0046974552</text:p>
          </table:table-cell>
          <table:table-cell table:style-name="ce3" table:formula="of:=SIN(PI()*2/257*([.EK$1]+191)*[.$B55]*[.$B55])/[.$B55]/[.$B55]" office:value-type="float" office:value="-0.0202068428683197">
            <text:p>-0.0202068429</text:p>
          </table:table-cell>
          <table:table-cell table:style-name="ce3" table:formula="of:=SIN(PI()*2/257*([.EL$1]+191)*[.$B55]*[.$B55])/[.$B55]/[.$B55]" office:value-type="float" office:value="-0.0100235148776395">
            <text:p>-0.0100235149</text:p>
          </table:table-cell>
          <table:table-cell table:style-name="ce3" table:formula="of:=SIN(PI()*2/257*([.EM$1]+191)*[.$B55]*[.$B55])/[.$B55]/[.$B55]" office:value-type="float" office:value="0.0129045708648131">
            <text:p>0.0129045709</text:p>
          </table:table-cell>
          <table:table-cell table:style-name="ce3" table:formula="of:=SIN(PI()*2/257*([.EN$1]+191)*[.$B55]*[.$B55])/[.$B55]/[.$B55]" office:value-type="float" office:value="0.0194246768147168">
            <text:p>0.0194246768</text:p>
          </table:table-cell>
          <table:table-cell table:style-name="ce3" table:formula="of:=SIN(PI()*2/257*([.EO$1]+191)*[.$B55]*[.$B55])/[.$B55]/[.$B55]" office:value-type="float" office:value="0.00124658024463862">
            <text:p>0.0012465802</text:p>
          </table:table-cell>
          <table:table-cell table:style-name="ce3" table:formula="of:=SIN(PI()*2/257*([.EP$1]+191)*[.$B55]*[.$B55])/[.$B55]/[.$B55]" office:value-type="float" office:value="-0.0185165255193215">
            <text:p>-0.0185165255</text:p>
          </table:table-cell>
          <table:table-cell table:style-name="ce3" table:formula="of:=SIN(PI()*2/257*([.EQ$1]+191)*[.$B55]*[.$B55])/[.$B55]/[.$B55]" office:value-type="float" office:value="-0.014736130322886">
            <text:p>-0.0147361303</text:p>
          </table:table-cell>
          <table:table-cell table:style-name="ce3" table:formula="of:=SIN(PI()*2/257*([.ER$1]+191)*[.$B55]*[.$B55])/[.$B55]/[.$B55]" office:value-type="float" office:value="0.00778104667677498">
            <text:p>0.0077810467</text:p>
          </table:table-cell>
          <table:table-cell table:style-name="ce3" table:formula="of:=SIN(PI()*2/257*([.ES$1]+191)*[.$B55]*[.$B55])/[.$B55]/[.$B55]" office:value-type="float" office:value="0.0204047326045617">
            <text:p>0.0204047326</text:p>
          </table:table-cell>
          <table:table-cell table:style-name="ce3" table:formula="of:=SIN(PI()*2/257*([.ET$1]+191)*[.$B55]*[.$B55])/[.$B55]/[.$B55]" office:value-type="float" office:value="0.00708408890253711">
            <text:p>0.0070840889</text:p>
          </table:table-cell>
          <table:table-cell table:style-name="ce3" table:formula="of:=SIN(PI()*2/257*([.EU$1]+191)*[.$B55]*[.$B55])/[.$B55]/[.$B55]" office:value-type="float" office:value="-0.0152438738943342">
            <text:p>-0.0152438739</text:p>
          </table:table-cell>
          <table:table-cell table:style-name="ce3" table:formula="of:=SIN(PI()*2/257*([.EV$1]+191)*[.$B55]*[.$B55])/[.$B55]/[.$B55]" office:value-type="float" office:value="-0.0181894661003032">
            <text:p>-0.0181894661</text:p>
          </table:table-cell>
          <table:table-cell table:style-name="ce3" table:formula="of:=SIN(PI()*2/257*([.EW$1]+191)*[.$B55]*[.$B55])/[.$B55]/[.$B55]" office:value-type="float" office:value="0.00199259121710797">
            <text:p>0.0019925912</text:p>
          </table:table-cell>
          <table:table-cell table:style-name="ce3" table:formula="of:=SIN(PI()*2/257*([.EX$1]+191)*[.$B55]*[.$B55])/[.$B55]/[.$B55]" office:value-type="float" office:value="0.0196410969141178">
            <text:p>0.0196410969</text:p>
          </table:table-cell>
          <table:table-cell table:style-name="ce3" table:formula="of:=SIN(PI()*2/257*([.EY$1]+191)*[.$B55]*[.$B55])/[.$B55]/[.$B55]" office:value-type="float" office:value="0.0123162249880856">
            <text:p>0.012316225</text:p>
          </table:table-cell>
          <table:table-cell table:style-name="ce3" table:formula="of:=SIN(PI()*2/257*([.EZ$1]+191)*[.$B55]*[.$B55])/[.$B55]/[.$B55]" office:value-type="float" office:value="-0.0106685532488196">
            <text:p>-0.0106685532</text:p>
          </table:table-cell>
          <table:table-cell table:style-name="ce3" table:formula="of:=SIN(PI()*2/257*([.FA$1]+191)*[.$B55]*[.$B55])/[.$B55]/[.$B55]" office:value-type="float" office:value="-0.0200884165454171">
            <text:p>-0.0200884165</text:p>
          </table:table-cell>
          <table:table-cell table:style-name="ce3" table:formula="of:=SIN(PI()*2/257*([.FB$1]+191)*[.$B55]*[.$B55])/[.$B55]/[.$B55]" office:value-type="float" office:value="-0.00396614161871119">
            <text:p>-0.0039661416</text:p>
          </table:table-cell>
          <table:table-cell table:style-name="ce3" table:formula="of:=SIN(PI()*2/257*([.FC$1]+191)*[.$B55]*[.$B55])/[.$B55]/[.$B55]" office:value-type="float" office:value="0.0171990264205145">
            <text:p>0.0171990264</text:p>
          </table:table-cell>
          <table:table-cell table:style-name="ce3" table:formula="of:=SIN(PI()*2/257*([.FD$1]+191)*[.$B55]*[.$B55])/[.$B55]/[.$B55]" office:value-type="float" office:value="0.0164958750157553">
            <text:p>0.016495875</text:p>
          </table:table-cell>
          <table:table-cell table:style-name="ce3" table:formula="of:=SIN(PI()*2/257*([.FE$1]+191)*[.$B55]*[.$B55])/[.$B55]/[.$B55]" office:value-type="float" office:value="-0.00518154874213816">
            <text:p>-0.0051815487</text:p>
          </table:table-cell>
          <table:table-cell table:style-name="ce3" table:formula="of:=SIN(PI()*2/257*([.FF$1]+191)*[.$B55]*[.$B55])/[.$B55]/[.$B55]" office:value-type="float" office:value="-0.0202707063774487">
            <text:p>-0.0202707064</text:p>
          </table:table-cell>
          <table:table-cell table:style-name="ce3" table:formula="of:=SIN(PI()*2/257*([.FG$1]+191)*[.$B55]*[.$B55])/[.$B55]/[.$B55]" office:value-type="float" office:value="-0.00958594683983478">
            <text:p>-0.0095859468</text:p>
          </table:table-cell>
          <table:table-cell table:style-name="ce3" table:formula="of:=SIN(PI()*2/257*([.FH$1]+191)*[.$B55]*[.$B55])/[.$B55]/[.$B55]" office:value-type="float" office:value="0.0132872088628397">
            <text:p>0.0132872089</text:p>
          </table:table-cell>
          <table:table-cell table:style-name="ce3" table:formula="of:=SIN(PI()*2/257*([.FI$1]+191)*[.$B55]*[.$B55])/[.$B55]/[.$B55]" office:value-type="float" office:value="0.0192658659568632">
            <text:p>0.019265866</text:p>
          </table:table-cell>
          <table:table-cell table:style-name="ce3" table:formula="of:=SIN(PI()*2/257*([.FJ$1]+191)*[.$B55]*[.$B55])/[.$B55]/[.$B55]" office:value-type="float" office:value="0.000748246296105928">
            <text:p>0.0007482463</text:p>
          </table:table-cell>
          <table:table-cell table:style-name="ce3" table:formula="of:=SIN(PI()*2/257*([.FK$1]+191)*[.$B55]*[.$B55])/[.$B55]/[.$B55]" office:value-type="float" office:value="-0.018720757973637">
            <text:p>-0.018720758</text:p>
          </table:table-cell>
          <table:table-cell table:style-name="ce3" table:formula="of:=SIN(PI()*2/257*([.FL$1]+191)*[.$B55]*[.$B55])/[.$B55]/[.$B55]" office:value-type="float" office:value="-0.0143865825987041">
            <text:p>-0.0143865826</text:p>
          </table:table-cell>
          <table:table-cell table:style-name="ce3" table:formula="of:=SIN(PI()*2/257*([.FM$1]+191)*[.$B55]*[.$B55])/[.$B55]/[.$B55]" office:value-type="float" office:value="0.00823992957969383">
            <text:p>0.0082399296</text:p>
          </table:table-cell>
          <table:table-cell table:style-name="ce3" table:formula="of:=SIN(PI()*2/257*([.FN$1]+191)*[.$B55]*[.$B55])/[.$B55]/[.$B55]" office:value-type="float" office:value="0.0203894875492326">
            <text:p>0.0203894875</text:p>
          </table:table-cell>
          <table:table-cell table:style-name="ce3" table:formula="of:=SIN(PI()*2/257*([.FO$1]+191)*[.$B55]*[.$B55])/[.$B55]/[.$B55]" office:value-type="float" office:value="0.00661409976172751">
            <text:p>0.0066140998</text:p>
          </table:table-cell>
          <table:table-cell table:style-name="ce3" table:formula="of:=SIN(PI()*2/257*([.FP$1]+191)*[.$B55]*[.$B55])/[.$B55]/[.$B55]" office:value-type="float" office:value="-0.0155710225588511">
            <text:p>-0.0155710226</text:p>
          </table:table-cell>
          <table:table-cell table:style-name="ce3" table:formula="of:=SIN(PI()*2/257*([.FQ$1]+191)*[.$B55]*[.$B55])/[.$B55]/[.$B55]" office:value-type="float" office:value="-0.0179578093771185">
            <text:p>-0.0179578094</text:p>
          </table:table-cell>
          <table:table-cell table:style-name="ce3" table:formula="of:=SIN(PI()*2/257*([.FR$1]+191)*[.$B55]*[.$B55])/[.$B55]/[.$B55]" office:value-type="float" office:value="0.00248850507275425">
            <text:p>0.0024885051</text:p>
          </table:table-cell>
          <table:table-cell table:style-name="ce3" table:formula="of:=SIN(PI()*2/257*([.FS$1]+191)*[.$B55]*[.$B55])/[.$B55]/[.$B55]" office:value-type="float" office:value="0.0197707204312937">
            <text:p>0.0197707204</text:p>
          </table:table-cell>
          <table:table-cell table:style-name="ce3" table:formula="of:=SIN(PI()*2/257*([.FT$1]+191)*[.$B55]*[.$B55])/[.$B55]/[.$B55]" office:value-type="float" office:value="0.0119147436934723">
            <text:p>0.0119147437</text:p>
          </table:table-cell>
          <table:table-cell table:style-name="ce3" table:formula="of:=SIN(PI()*2/257*([.FU$1]+191)*[.$B55]*[.$B55])/[.$B55]/[.$B55]" office:value-type="float" office:value="-0.0110906615533538">
            <text:p>-0.0110906616</text:p>
          </table:table-cell>
          <table:table-cell table:style-name="ce3" table:formula="of:=SIN(PI()*2/257*([.FV$1]+191)*[.$B55]*[.$B55])/[.$B55]/[.$B55]" office:value-type="float" office:value="-0.0199944471059053">
            <text:p>-0.0199944471</text:p>
          </table:table-cell>
          <table:table-cell table:style-name="ce3" table:formula="of:=SIN(PI()*2/257*([.FW$1]+191)*[.$B55]*[.$B55])/[.$B55]/[.$B55]" office:value-type="float" office:value="-0.00347557525173932">
            <text:p>-0.0034755753</text:p>
          </table:table-cell>
          <table:table-cell table:style-name="ce3" table:formula="of:=SIN(PI()*2/257*([.FX$1]+191)*[.$B55]*[.$B55])/[.$B55]/[.$B55]" office:value-type="float" office:value="0.0174624415004183">
            <text:p>0.0174624415</text:p>
          </table:table-cell>
          <table:table-cell table:style-name="ce3" table:formula="of:=SIN(PI()*2/257*([.FY$1]+191)*[.$B55]*[.$B55])/[.$B55]/[.$B55]" office:value-type="float" office:value="0.0161972102508417">
            <text:p>0.0161972103</text:p>
          </table:table-cell>
          <table:table-cell table:style-name="ce3" table:formula="of:=SIN(PI()*2/257*([.FZ$1]+191)*[.$B55]*[.$B55])/[.$B55]/[.$B55]" office:value-type="float" office:value="-0.0056625453169438">
            <text:p>-0.0056625453</text:p>
          </table:table-cell>
          <table:table-cell table:style-name="ce3" table:formula="of:=SIN(PI()*2/257*([.GA$1]+191)*[.$B55]*[.$B55])/[.$B55]/[.$B55]" office:value-type="float" office:value="-0.0203224544033463">
            <text:p>-0.0203224544</text:p>
          </table:table-cell>
          <table:table-cell table:style-name="ce3" table:formula="of:=SIN(PI()*2/257*([.GB$1]+191)*[.$B55]*[.$B55])/[.$B55]/[.$B55]" office:value-type="float" office:value="-0.00914264943197292">
            <text:p>-0.0091426494</text:p>
          </table:table-cell>
          <table:table-cell table:style-name="ce3" table:formula="of:=SIN(PI()*2/257*([.GC$1]+191)*[.$B55]*[.$B55])/[.$B55]/[.$B55]" office:value-type="float" office:value="0.0136619053045537">
            <text:p>0.0136619053</text:p>
          </table:table-cell>
          <table:table-cell table:style-name="ce3" table:formula="of:=SIN(PI()*2/257*([.GD$1]+191)*[.$B55]*[.$B55])/[.$B55]/[.$B55]" office:value-type="float" office:value="0.0190955401931343">
            <text:p>0.0190955402</text:p>
          </table:table-cell>
          <table:table-cell table:style-name="ce3" table:formula="of:=SIN(PI()*2/257*([.GE$1]+191)*[.$B55]*[.$B55])/[.$B55]/[.$B55]" office:value-type="float" office:value="0.000249465132501502">
            <text:p>0.0002494651</text:p>
          </table:table-cell>
          <table:table-cell table:style-name="ce3" table:formula="of:=SIN(PI()*2/257*([.GF$1]+191)*[.$B55]*[.$B55])/[.$B55]/[.$B55]" office:value-type="float" office:value="-0.018913801324569">
            <text:p>-0.0189138013</text:p>
          </table:table-cell>
          <table:table-cell table:style-name="ce3" table:formula="of:=SIN(PI()*2/257*([.GG$1]+191)*[.$B55]*[.$B55])/[.$B55]/[.$B55]" office:value-type="float" office:value="-0.0140284362397727">
            <text:p>-0.0140284362</text:p>
          </table:table-cell>
          <table:table-cell table:style-name="ce3" table:formula="of:=SIN(PI()*2/257*([.GH$1]+191)*[.$B55]*[.$B55])/[.$B55]/[.$B55]" office:value-type="float" office:value="0.00869388760595705">
            <text:p>0.0086938876</text:p>
          </table:table-cell>
          <table:table-cell table:style-name="ce3" table:formula="of:=SIN(PI()*2/257*([.GI$1]+191)*[.$B55]*[.$B55])/[.$B55]/[.$B55]" office:value-type="float" office:value="0.0203620560170286">
            <text:p>0.020362056</text:p>
          </table:table-cell>
          <table:table-cell table:style-name="ce3" table:formula="of:=SIN(PI()*2/257*([.GJ$1]+191)*[.$B55]*[.$B55])/[.$B55]/[.$B55]" office:value-type="float" office:value="0.00614015747724032">
            <text:p>0.0061401575</text:p>
          </table:table-cell>
          <table:table-cell table:style-name="ce3" table:formula="of:=SIN(PI()*2/257*([.GK$1]+191)*[.$B55]*[.$B55])/[.$B55]/[.$B55]" office:value-type="float" office:value="-0.0158888646674352">
            <text:p>-0.0158888647</text:p>
          </table:table-cell>
          <table:table-cell table:style-name="ce3" table:formula="of:=SIN(PI()*2/257*([.GL$1]+191)*[.$B55]*[.$B55])/[.$B55]/[.$B55]" office:value-type="float" office:value="-0.0177154195529586">
            <text:p>-0.0177154196</text:p>
          </table:table-cell>
          <table:table-cell table:style-name="ce3" table:formula="of:=SIN(PI()*2/257*([.GM$1]+191)*[.$B55]*[.$B55])/[.$B55]/[.$B55]" office:value-type="float" office:value="0.002982931587956">
            <text:p>0.0029829316</text:p>
          </table:table-cell>
          <table:table-cell table:style-name="ce3" table:formula="of:=SIN(PI()*2/257*([.GN$1]+191)*[.$B55]*[.$B55])/[.$B55]/[.$B55]" office:value-type="float" office:value="0.0198885272989955">
            <text:p>0.0198885273</text:p>
          </table:table-cell>
          <table:table-cell table:style-name="ce3" table:formula="of:=SIN(PI()*2/257*([.GO$1]+191)*[.$B55]*[.$B55])/[.$B55]/[.$B55]" office:value-type="float" office:value="0.0115061411434514">
            <text:p>0.0115061411</text:p>
          </table:table-cell>
          <table:table-cell table:style-name="ce3" table:formula="of:=SIN(PI()*2/257*([.GP$1]+191)*[.$B55]*[.$B55])/[.$B55]/[.$B55]" office:value-type="float" office:value="-0.0115061411434497">
            <text:p>-0.0115061411</text:p>
          </table:table-cell>
          <table:table-cell table:style-name="ce3" table:formula="of:=SIN(PI()*2/257*([.GQ$1]+191)*[.$B55]*[.$B55])/[.$B55]/[.$B55]" office:value-type="float" office:value="-0.0198885272989954">
            <text:p>-0.0198885273</text:p>
          </table:table-cell>
          <table:table-cell table:style-name="ce3" table:formula="of:=SIN(PI()*2/257*([.GR$1]+191)*[.$B55]*[.$B55])/[.$B55]/[.$B55]" office:value-type="float" office:value="-0.00298293158795802">
            <text:p>-0.0029829316</text:p>
          </table:table-cell>
          <table:table-cell table:style-name="ce3" table:formula="of:=SIN(PI()*2/257*([.GS$1]+191)*[.$B55]*[.$B55])/[.$B55]/[.$B55]" office:value-type="float" office:value="0.0177154195529582">
            <text:p>0.0177154196</text:p>
          </table:table-cell>
          <table:table-cell table:style-name="ce3" table:formula="of:=SIN(PI()*2/257*([.GT$1]+191)*[.$B55]*[.$B55])/[.$B55]/[.$B55]" office:value-type="float" office:value="0.0158888646674351">
            <text:p>0.0158888647</text:p>
          </table:table-cell>
          <table:table-cell table:style-name="ce3" table:formula="of:=SIN(PI()*2/257*([.GU$1]+191)*[.$B55]*[.$B55])/[.$B55]/[.$B55]" office:value-type="float" office:value="-0.00614015747724059">
            <text:p>-0.0061401575</text:p>
          </table:table-cell>
          <table:table-cell table:style-name="ce3" table:formula="of:=SIN(PI()*2/257*([.GV$1]+191)*[.$B55]*[.$B55])/[.$B55]/[.$B55]" office:value-type="float" office:value="-0.0203620560170285">
            <text:p>-0.020362056</text:p>
          </table:table-cell>
          <table:table-cell table:style-name="ce3" table:formula="of:=SIN(PI()*2/257*([.GW$1]+191)*[.$B55]*[.$B55])/[.$B55]/[.$B55]" office:value-type="float" office:value="-0.00869388760595785">
            <text:p>-0.0086938876</text:p>
          </table:table-cell>
          <table:table-cell table:style-name="ce3" table:formula="of:=SIN(PI()*2/257*([.GX$1]+191)*[.$B55]*[.$B55])/[.$B55]/[.$B55]" office:value-type="float" office:value="0.0140284362397729">
            <text:p>0.0140284362</text:p>
          </table:table-cell>
          <table:table-cell table:style-name="ce3" table:formula="of:=SIN(PI()*2/257*([.GY$1]+191)*[.$B55]*[.$B55])/[.$B55]/[.$B55]" office:value-type="float" office:value="0.0189138013245698">
            <text:p>0.0189138013</text:p>
          </table:table-cell>
          <table:table-cell table:style-name="ce3" table:formula="of:=SIN(PI()*2/257*([.GZ$1]+191)*[.$B55]*[.$B55])/[.$B55]/[.$B55]" office:value-type="float" office:value="-0.000249465132501783">
            <text:p>-0.0002494651</text:p>
          </table:table-cell>
          <table:table-cell table:style-name="ce3" table:formula="of:=SIN(PI()*2/257*([.HA$1]+191)*[.$B55]*[.$B55])/[.$B55]/[.$B55]" office:value-type="float" office:value="-0.0190955401931343">
            <text:p>-0.0190955402</text:p>
          </table:table-cell>
          <table:table-cell table:style-name="ce3" table:formula="of:=SIN(PI()*2/257*([.HB$1]+191)*[.$B55]*[.$B55])/[.$B55]/[.$B55]" office:value-type="float" office:value="-0.0136619053045569">
            <text:p>-0.0136619053</text:p>
          </table:table-cell>
          <table:table-cell table:style-name="ce3" table:formula="of:=SIN(PI()*2/257*([.HC$1]+191)*[.$B55]*[.$B55])/[.$B55]/[.$B55]" office:value-type="float" office:value="0.00914264943197317">
            <text:p>0.0091426494</text:p>
          </table:table-cell>
          <table:table-cell table:style-name="ce3" table:formula="of:=SIN(PI()*2/257*([.HD$1]+191)*[.$B55]*[.$B55])/[.$B55]/[.$B55]" office:value-type="float" office:value="0.0203224544033463">
            <text:p>0.0203224544</text:p>
          </table:table-cell>
          <table:table-cell table:style-name="ce3" table:formula="of:=SIN(PI()*2/257*([.HE$1]+191)*[.$B55]*[.$B55])/[.$B55]/[.$B55]" office:value-type="float" office:value="0.00566254531694576">
            <text:p>0.0056625453</text:p>
          </table:table-cell>
          <table:table-cell table:style-name="ce3" table:formula="of:=SIN(PI()*2/257*([.HF$1]+191)*[.$B55]*[.$B55])/[.$B55]/[.$B55]" office:value-type="float" office:value="-0.0161972102508419">
            <text:p>-0.0161972103</text:p>
          </table:table-cell>
          <table:table-cell table:style-name="ce3" table:formula="of:=SIN(PI()*2/257*([.HG$1]+191)*[.$B55]*[.$B55])/[.$B55]/[.$B55]" office:value-type="float" office:value="-0.0174624415004199">
            <text:p>-0.0174624415</text:p>
          </table:table-cell>
          <table:table-cell table:style-name="ce3" table:formula="of:=SIN(PI()*2/257*([.HH$1]+191)*[.$B55]*[.$B55])/[.$B55]/[.$B55]" office:value-type="float" office:value="0.00347557525173846">
            <text:p>0.0034755753</text:p>
          </table:table-cell>
          <table:table-cell table:style-name="ce3" table:formula="of:=SIN(PI()*2/257*([.HI$1]+191)*[.$B55]*[.$B55])/[.$B55]/[.$B55]" office:value-type="float" office:value="0.0199944471059054">
            <text:p>0.0199944471</text:p>
          </table:table-cell>
          <table:table-cell table:style-name="ce3" table:formula="of:=SIN(PI()*2/257*([.HJ$1]+191)*[.$B55]*[.$B55])/[.$B55]/[.$B55]" office:value-type="float" office:value="0.0110906615533545">
            <text:p>0.0110906616</text:p>
          </table:table-cell>
          <table:table-cell table:style-name="ce3" table:formula="of:=SIN(PI()*2/257*([.HK$1]+191)*[.$B55]*[.$B55])/[.$B55]/[.$B55]" office:value-type="float" office:value="-0.0119147436934707">
            <text:p>-0.0119147437</text:p>
          </table:table-cell>
          <table:table-cell table:style-name="ce3" table:formula="of:=SIN(PI()*2/257*([.HL$1]+191)*[.$B55]*[.$B55])/[.$B55]/[.$B55]" office:value-type="float" office:value="-0.0197707204312942">
            <text:p>-0.0197707204</text:p>
          </table:table-cell>
          <table:table-cell table:style-name="ce3" table:formula="of:=SIN(PI()*2/257*([.HM$1]+191)*[.$B55]*[.$B55])/[.$B55]/[.$B55]" office:value-type="float" office:value="-0.00248850507275512">
            <text:p>-0.0024885051</text:p>
          </table:table-cell>
          <table:table-cell table:style-name="ce3" table:formula="of:=SIN(PI()*2/257*([.HN$1]+191)*[.$B55]*[.$B55])/[.$B55]/[.$B55]" office:value-type="float" office:value="0.0179578093771175">
            <text:p>0.0179578094</text:p>
          </table:table-cell>
          <table:table-cell table:style-name="ce3" table:formula="of:=SIN(PI()*2/257*([.HO$1]+191)*[.$B55]*[.$B55])/[.$B55]/[.$B55]" office:value-type="float" office:value="0.0155710225588517">
            <text:p>0.0155710226</text:p>
          </table:table-cell>
          <table:table-cell table:style-name="ce3" table:formula="of:=SIN(PI()*2/257*([.HP$1]+191)*[.$B55]*[.$B55])/[.$B55]/[.$B55]" office:value-type="float" office:value="-0.00661409976172668">
            <text:p>-0.0066140998</text:p>
          </table:table-cell>
          <table:table-cell table:style-name="ce3" table:formula="of:=SIN(PI()*2/257*([.HQ$1]+191)*[.$B55]*[.$B55])/[.$B55]/[.$B55]" office:value-type="float" office:value="-0.0203894875492325">
            <text:p>-0.0203894875</text:p>
          </table:table-cell>
          <table:table-cell table:style-name="ce3" table:formula="of:=SIN(PI()*2/257*([.HR$1]+191)*[.$B55]*[.$B55])/[.$B55]/[.$B55]" office:value-type="float" office:value="-0.0082399295796957">
            <text:p>-0.0082399296</text:p>
          </table:table-cell>
          <table:table-cell table:style-name="ce3" table:formula="of:=SIN(PI()*2/257*([.HS$1]+191)*[.$B55]*[.$B55])/[.$B55]/[.$B55]" office:value-type="float" office:value="0.0143865825987035">
            <text:p>0.0143865826</text:p>
          </table:table-cell>
          <table:table-cell table:style-name="ce3" table:formula="of:=SIN(PI()*2/257*([.HT$1]+191)*[.$B55]*[.$B55])/[.$B55]/[.$B55]" office:value-type="float" office:value="0.0187207579736374">
            <text:p>0.018720758</text:p>
          </table:table-cell>
          <table:table-cell table:style-name="ce3" table:formula="of:=SIN(PI()*2/257*([.HU$1]+191)*[.$B55]*[.$B55])/[.$B55]/[.$B55]" office:value-type="float" office:value="-0.00074824629610389">
            <text:p>-0.0007482463</text:p>
          </table:table-cell>
          <table:table-cell table:style-name="ce3" table:formula="of:=SIN(PI()*2/257*([.HV$1]+191)*[.$B55]*[.$B55])/[.$B55]/[.$B55]" office:value-type="float" office:value="-0.0192658659568625">
            <text:p>-0.019265866</text:p>
          </table:table-cell>
          <table:table-cell table:style-name="ce3" table:formula="of:=SIN(PI()*2/257*([.HW$1]+191)*[.$B55]*[.$B55])/[.$B55]/[.$B55]" office:value-type="float" office:value="-0.0132872088628403">
            <text:p>-0.0132872089</text:p>
          </table:table-cell>
          <table:table-cell table:style-name="ce3" table:formula="of:=SIN(PI()*2/257*([.HX$1]+191)*[.$B55]*[.$B55])/[.$B55]/[.$B55]" office:value-type="float" office:value="0.00958594683983298">
            <text:p>0.0095859468</text:p>
          </table:table-cell>
          <table:table-cell table:style-name="ce3" table:formula="of:=SIN(PI()*2/257*([.HY$1]+191)*[.$B55]*[.$B55])/[.$B55]/[.$B55]" office:value-type="float" office:value="0.0202707063774487">
            <text:p>0.0202707064</text:p>
          </table:table-cell>
          <table:table-cell table:style-name="ce3" table:formula="of:=SIN(PI()*2/257*([.HZ$1]+191)*[.$B55]*[.$B55])/[.$B55]/[.$B55]" office:value-type="float" office:value="0.00518154874213789">
            <text:p>0.0051815487</text:p>
          </table:table-cell>
          <table:table-cell table:style-name="ce3" table:formula="of:=SIN(PI()*2/257*([.IA$1]+191)*[.$B55]*[.$B55])/[.$B55]/[.$B55]" office:value-type="float" office:value="-0.0164958750157535">
            <text:p>-0.016495875</text:p>
          </table:table-cell>
          <table:table-cell table:style-name="ce3" table:formula="of:=SIN(PI()*2/257*([.IB$1]+191)*[.$B55]*[.$B55])/[.$B55]/[.$B55]" office:value-type="float" office:value="-0.0171990264205143">
            <text:p>-0.0171990264</text:p>
          </table:table-cell>
          <table:table-cell table:style-name="ce3" table:formula="of:=SIN(PI()*2/257*([.IC$1]+191)*[.$B55]*[.$B55])/[.$B55]/[.$B55]" office:value-type="float" office:value="0.00396614161871033">
            <text:p>0.0039661416</text:p>
          </table:table-cell>
          <table:table-cell table:style-name="ce3" table:formula="of:=SIN(PI()*2/257*([.ID$1]+191)*[.$B55]*[.$B55])/[.$B55]/[.$B55]" office:value-type="float" office:value="0.0200884165454169">
            <text:p>0.0200884165</text:p>
          </table:table-cell>
          <table:table-cell table:style-name="ce3" table:formula="of:=SIN(PI()*2/257*([.IE$1]+191)*[.$B55]*[.$B55])/[.$B55]/[.$B55]" office:value-type="float" office:value="0.0106685532488194">
            <text:p>0.0106685532</text:p>
          </table:table-cell>
          <table:table-cell table:style-name="ce3" table:formula="of:=SIN(PI()*2/257*([.IF$1]+191)*[.$B55]*[.$B55])/[.$B55]/[.$B55]" office:value-type="float" office:value="-0.012316224988083">
            <text:p>-0.012316225</text:p>
          </table:table-cell>
          <table:table-cell table:style-name="ce3" table:formula="of:=SIN(PI()*2/257*([.IG$1]+191)*[.$B55]*[.$B55])/[.$B55]/[.$B55]" office:value-type="float" office:value="-0.0196410969141184">
            <text:p>-0.0196410969</text:p>
          </table:table-cell>
          <table:table-cell table:style-name="ce3" table:formula="of:=SIN(PI()*2/257*([.IH$1]+191)*[.$B55]*[.$B55])/[.$B55]/[.$B55]" office:value-type="float" office:value="-0.00199259121710769">
            <text:p>-0.0019925912</text:p>
          </table:table-cell>
          <table:table-cell table:style-name="ce3" table:formula="of:=SIN(PI()*2/257*([.II$1]+191)*[.$B55]*[.$B55])/[.$B55]/[.$B55]" office:value-type="float" office:value="0.0181894661003028">
            <text:p>0.0181894661</text:p>
          </table:table-cell>
          <table:table-cell table:style-name="ce3" table:formula="of:=SIN(PI()*2/257*([.IJ$1]+191)*[.$B55]*[.$B55])/[.$B55]/[.$B55]" office:value-type="float" office:value="0.0152438738943356">
            <text:p>0.0152438739</text:p>
          </table:table-cell>
          <table:table-cell table:style-name="ce3" table:formula="of:=SIN(PI()*2/257*([.IK$1]+191)*[.$B55]*[.$B55])/[.$B55]/[.$B55]" office:value-type="float" office:value="-0.00708408890253629">
            <text:p>-0.0070840889</text:p>
          </table:table-cell>
          <table:table-cell table:style-name="ce3" table:formula="of:=SIN(PI()*2/257*([.IL$1]+191)*[.$B55]*[.$B55])/[.$B55]/[.$B55]" office:value-type="float" office:value="-0.0204047326045617">
            <text:p>-0.0204047326</text:p>
          </table:table-cell>
          <table:table-cell table:style-name="ce3" table:formula="of:=SIN(PI()*2/257*([.IM$1]+191)*[.$B55]*[.$B55])/[.$B55]/[.$B55]" office:value-type="float" office:value="-0.00778104667677579">
            <text:p>-0.0077810467</text:p>
          </table:table-cell>
          <table:table-cell table:style-name="ce3" table:formula="of:=SIN(PI()*2/257*([.IN$1]+191)*[.$B55]*[.$B55])/[.$B55]/[.$B55]" office:value-type="float" office:value="0.0147361303228854">
            <text:p>0.0147361303</text:p>
          </table:table-cell>
          <table:table-cell table:style-name="ce3" table:formula="of:=SIN(PI()*2/257*([.IO$1]+191)*[.$B55]*[.$B55])/[.$B55]/[.$B55]" office:value-type="float" office:value="0.0185165255193224">
            <text:p>0.0185165255</text:p>
          </table:table-cell>
          <table:table-cell table:style-name="ce3" table:formula="of:=SIN(PI()*2/257*([.IP$1]+191)*[.$B55]*[.$B55])/[.$B55]/[.$B55]" office:value-type="float" office:value="-0.00124658024463427">
            <text:p>-0.0012465802</text:p>
          </table:table-cell>
          <table:table-cell table:style-name="ce3" table:formula="of:=SIN(PI()*2/257*([.IQ$1]+191)*[.$B55]*[.$B55])/[.$B55]/[.$B55]" office:value-type="float" office:value="-0.0194246768147169">
            <text:p>-0.0194246768</text:p>
          </table:table-cell>
          <table:table-cell table:style-name="ce3" table:formula="of:=SIN(PI()*2/257*([.IR$1]+191)*[.$B55]*[.$B55])/[.$B55]/[.$B55]" office:value-type="float" office:value="-0.0129045708648138">
            <text:p>-0.0129045709</text:p>
          </table:table-cell>
          <table:table-cell table:style-name="ce3" table:formula="of:=SIN(PI()*2/257*([.IS$1]+191)*[.$B55]*[.$B55])/[.$B55]/[.$B55]" office:value-type="float" office:value="0.0100235148776377">
            <text:p>0.0100235149</text:p>
          </table:table-cell>
          <table:table-cell table:style-name="ce3" table:formula="of:=SIN(PI()*2/257*([.IT$1]+191)*[.$B55]*[.$B55])/[.$B55]/[.$B55]" office:value-type="float" office:value="0.0202068428683197">
            <text:p>0.0202068429</text:p>
          </table:table-cell>
          <table:table-cell table:style-name="ce3" table:formula="of:=SIN(PI()*2/257*([.IU$1]+191)*[.$B55]*[.$B55])/[.$B55]/[.$B55]" office:value-type="float" office:value="0.00469745523692672">
            <text:p>0.0046974552</text:p>
          </table:table-cell>
          <table:table-cell table:style-name="ce3" table:formula="of:=SIN(PI()*2/257*([.IV$1]+191)*[.$B55]*[.$B55])/[.$B55]/[.$B55]" office:value-type="float" office:value="-0.0167846804549275">
            <text:p>-0.0167846805</text:p>
          </table:table-cell>
          <table:table-cell table:style-name="ce3" table:formula="of:=SIN(PI()*2/257*([.IW$1]+191)*[.$B55]*[.$B55])/[.$B55]/[.$B55]" office:value-type="float" office:value="-0.0169253317523049">
            <text:p>-0.0169253318</text:p>
          </table:table-cell>
          <table:table-cell table:style-name="ce3" table:formula="of:=SIN(PI()*2/257*([.IX$1]+191)*[.$B55]*[.$B55])/[.$B55]/[.$B55]" office:value-type="float" office:value="0.00445433748505374">
            <text:p>0.0044543375</text:p>
          </table:table-cell>
          <table:table-cell table:style-name="ce3" table:formula="of:=SIN(PI()*2/257*([.IY$1]+191)*[.$B55]*[.$B55])/[.$B55]/[.$B55]" office:value-type="float" office:value="0.0201703794534699">
            <text:p>0.02017037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 table:formula="of:=SIN(PI()*2/257*([.C$1]+191)*[.$B56]*[.$B56])/[.$B56]/[.$B56]" office:value-type="float" office:value="-0.00613348822651104">
            <text:p>-0.0061334882</text:p>
          </table:table-cell>
          <table:table-cell table:style-name="ce3" table:formula="of:=SIN(PI()*2/257*([.D$1]+191)*[.$B56]*[.$B56])/[.$B56]/[.$B56]" office:value-type="float" office:value="-0.0144080562052063">
            <text:p>-0.0144080562</text:p>
          </table:table-cell>
          <table:table-cell table:style-name="ce3" table:formula="of:=SIN(PI()*2/257*([.E$1]+191)*[.$B56]*[.$B56])/[.$B56]/[.$B56]" office:value-type="float" office:value="0.0059573638619059">
            <text:p>0.0059573639</text:p>
          </table:table-cell>
          <table:table-cell table:style-name="ce3" table:formula="of:=SIN(PI()*2/257*([.F$1]+191)*[.$B56]*[.$B56])/[.$B56]/[.$B56]" office:value-type="float" office:value="0.0144808791391233">
            <text:p>0.0144808791</text:p>
          </table:table-cell>
          <table:table-cell table:style-name="ce3" table:formula="of:=SIN(PI()*2/257*([.G$1]+191)*[.$B56]*[.$B56])/[.$B56]/[.$B56]" office:value-type="float" office:value="-0.00578034930831246">
            <text:p>-0.0057803493</text:p>
          </table:table-cell>
          <table:table-cell table:style-name="ce3" table:formula="of:=SIN(PI()*2/257*([.H$1]+191)*[.$B56]*[.$B56])/[.$B56]/[.$B56]" office:value-type="float" office:value="-0.0145515382436287">
            <text:p>-0.0145515382</text:p>
          </table:table-cell>
          <table:table-cell table:style-name="ce3" table:formula="of:=SIN(PI()*2/257*([.I$1]+191)*[.$B56]*[.$B56])/[.$B56]/[.$B56]" office:value-type="float" office:value="0.00560247101642598">
            <text:p>0.005602471</text:p>
          </table:table-cell>
          <table:table-cell table:style-name="ce3" table:formula="of:=SIN(PI()*2/257*([.J$1]+191)*[.$B56]*[.$B56])/[.$B56]/[.$B56]" office:value-type="float" office:value="0.0146200229603686">
            <text:p>0.014620023</text:p>
          </table:table-cell>
          <table:table-cell table:style-name="ce3" table:formula="of:=SIN(PI()*2/257*([.K$1]+191)*[.$B56]*[.$B56])/[.$B56]/[.$B56]" office:value-type="float" office:value="-0.00542375556600394">
            <text:p>-0.0054237556</text:p>
          </table:table-cell>
          <table:table-cell table:style-name="ce3" table:formula="of:=SIN(PI()*2/257*([.L$1]+191)*[.$B56]*[.$B56])/[.$B56]/[.$B56]" office:value-type="float" office:value="-0.014686323055901">
            <text:p>-0.0146863231</text:p>
          </table:table-cell>
          <table:table-cell table:style-name="ce3" table:formula="of:=SIN(PI()*2/257*([.M$1]+191)*[.$B56]*[.$B56])/[.$B56]/[.$B56]" office:value-type="float" office:value="0.00524422966190095">
            <text:p>0.0052442297</text:p>
          </table:table-cell>
          <table:table-cell table:style-name="ce3" table:formula="of:=SIN(PI()*2/257*([.N$1]+191)*[.$B56]*[.$B56])/[.$B56]/[.$B56]" office:value-type="float" office:value="0.0147504286232232">
            <text:p>0.0147504286</text:p>
          </table:table-cell>
          <table:table-cell table:style-name="ce3" table:formula="of:=SIN(PI()*2/257*([.O$1]+191)*[.$B56]*[.$B56])/[.$B56]/[.$B56]" office:value-type="float" office:value="-0.00506392013007251">
            <text:p>-0.0050639201</text:p>
          </table:table-cell>
          <table:table-cell table:style-name="ce3" table:formula="of:=SIN(PI()*2/257*([.P$1]+191)*[.$B56]*[.$B56])/[.$B56]/[.$B56]" office:value-type="float" office:value="-0.0148123300832551">
            <text:p>-0.0148123301</text:p>
          </table:table-cell>
          <table:table-cell table:style-name="ce3" table:formula="of:=SIN(PI()*2/257*([.Q$1]+191)*[.$B56]*[.$B56])/[.$B56]/[.$B56]" office:value-type="float" office:value="0.00488285391356897">
            <text:p>0.0048828539</text:p>
          </table:table-cell>
          <table:table-cell table:style-name="ce3" table:formula="of:=SIN(PI()*2/257*([.R$1]+191)*[.$B56]*[.$B56])/[.$B56]/[.$B56]" office:value-type="float" office:value="0.0148720181862677">
            <text:p>0.0148720182</text:p>
          </table:table-cell>
          <table:table-cell table:style-name="ce3" table:formula="of:=SIN(PI()*2/257*([.S$1]+191)*[.$B56]*[.$B56])/[.$B56]/[.$B56]" office:value-type="float" office:value="-0.00470105806851209">
            <text:p>-0.0047010581</text:p>
          </table:table-cell>
          <table:table-cell table:style-name="ce3" table:formula="of:=SIN(PI()*2/257*([.T$1]+191)*[.$B56]*[.$B56])/[.$B56]/[.$B56]" office:value-type="float" office:value="-0.0149294840132673">
            <text:p>-0.014929484</text:p>
          </table:table-cell>
          <table:table-cell table:style-name="ce3" table:formula="of:=SIN(PI()*2/257*([.U$1]+191)*[.$B56]*[.$B56])/[.$B56]/[.$B56]" office:value-type="float" office:value="0.00451855976004621">
            <text:p>0.0045185598</text:p>
          </table:table-cell>
          <table:table-cell table:style-name="ce3" table:formula="of:=SIN(PI()*2/257*([.V$1]+191)*[.$B56]*[.$B56])/[.$B56]/[.$B56]" office:value-type="float" office:value="0.0149847189773275">
            <text:p>0.014984719</text:p>
          </table:table-cell>
          <table:table-cell table:style-name="ce3" table:formula="of:=SIN(PI()*2/257*([.W$1]+191)*[.$B56]*[.$B56])/[.$B56]/[.$B56]" office:value-type="float" office:value="-0.0043353862582858">
            <text:p>-0.0043353863</text:p>
          </table:table-cell>
          <table:table-cell table:style-name="ce3" table:formula="of:=SIN(PI()*2/257*([.X$1]+191)*[.$B56]*[.$B56])/[.$B56]/[.$B56]" office:value-type="float" office:value="-0.0150377148248716">
            <text:p>-0.0150377148</text:p>
          </table:table-cell>
          <table:table-cell table:style-name="ce3" table:formula="of:=SIN(PI()*2/257*([.Y$1]+191)*[.$B56]*[.$B56])/[.$B56]/[.$B56]" office:value-type="float" office:value="0.00415156493423469">
            <text:p>0.0041515649</text:p>
          </table:table-cell>
          <table:table-cell table:style-name="ce3" table:formula="of:=SIN(PI()*2/257*([.Z$1]+191)*[.$B56]*[.$B56])/[.$B56]/[.$B56]" office:value-type="float" office:value="0.0150884636369077">
            <text:p>0.0150884636</text:p>
          </table:table-cell>
          <table:table-cell table:style-name="ce3" table:formula="of:=SIN(PI()*2/257*([.AA$1]+191)*[.$B56]*[.$B56])/[.$B56]/[.$B56]" office:value-type="float" office:value="-0.00396712325569861">
            <text:p>-0.0039671233</text:p>
          </table:table-cell>
          <table:table-cell table:style-name="ce3" table:formula="of:=SIN(PI()*2/257*([.AB$1]+191)*[.$B56]*[.$B56])/[.$B56]/[.$B56]" office:value-type="float" office:value="-0.0151369578302096">
            <text:p>-0.0151369578</text:p>
          </table:table-cell>
          <table:table-cell table:style-name="ce3" table:formula="of:=SIN(PI()*2/257*([.AC$1]+191)*[.$B56]*[.$B56])/[.$B56]/[.$B56]" office:value-type="float" office:value="0.00378208878318336">
            <text:p>0.0037820888</text:p>
          </table:table-cell>
          <table:table-cell table:style-name="ce3" table:formula="of:=SIN(PI()*2/257*([.AD$1]+191)*[.$B56]*[.$B56])/[.$B56]/[.$B56]" office:value-type="float" office:value="0.0151831901584523">
            <text:p>0.0151831902</text:p>
          </table:table-cell>
          <table:table-cell table:style-name="ce3" table:formula="of:=SIN(PI()*2/257*([.AE$1]+191)*[.$B56]*[.$B56])/[.$B56]/[.$B56]" office:value-type="float" office:value="-0.00359648916577053">
            <text:p>-0.0035964892</text:p>
          </table:table-cell>
          <table:table-cell table:style-name="ce3" table:formula="of:=SIN(PI()*2/257*([.AF$1]+191)*[.$B56]*[.$B56])/[.$B56]/[.$B56]" office:value-type="float" office:value="-0.0152271537132935">
            <text:p>-0.0152271537</text:p>
          </table:table-cell>
          <table:table-cell table:style-name="ce3" table:formula="of:=SIN(PI()*2/257*([.AG$1]+191)*[.$B56]*[.$B56])/[.$B56]/[.$B56]" office:value-type="float" office:value="0.00341035213699287">
            <text:p>0.0034103521</text:p>
          </table:table-cell>
          <table:table-cell table:style-name="ce3" table:formula="of:=SIN(PI()*2/257*([.AH$1]+191)*[.$B56]*[.$B56])/[.$B56]/[.$B56]" office:value-type="float" office:value="0.0152688419254058">
            <text:p>0.0152688419</text:p>
          </table:table-cell>
          <table:table-cell table:style-name="ce3" table:formula="of:=SIN(PI()*2/257*([.AI$1]+191)*[.$B56]*[.$B56])/[.$B56]/[.$B56]" office:value-type="float" office:value="-0.00322370551068413">
            <text:p>-0.0032237055</text:p>
          </table:table-cell>
          <table:table-cell table:style-name="ce3" table:formula="of:=SIN(PI()*2/257*([.AJ$1]+191)*[.$B56]*[.$B56])/[.$B56]/[.$B56]" office:value-type="float" office:value="-0.015308248565459">
            <text:p>-0.0153082486</text:p>
          </table:table-cell>
          <table:table-cell table:style-name="ce3" table:formula="of:=SIN(PI()*2/257*([.AK$1]+191)*[.$B56]*[.$B56])/[.$B56]/[.$B56]" office:value-type="float" office:value="0.00303657717682552">
            <text:p>0.0030365772</text:p>
          </table:table-cell>
          <table:table-cell table:style-name="ce3" table:formula="of:=SIN(PI()*2/257*([.AL$1]+191)*[.$B56]*[.$B56])/[.$B56]/[.$B56]" office:value-type="float" office:value="0.0153453677450504">
            <text:p>0.0153453677</text:p>
          </table:table-cell>
          <table:table-cell table:style-name="ce3" table:formula="of:=SIN(PI()*2/257*([.AM$1]+191)*[.$B56]*[.$B56])/[.$B56]/[.$B56]" office:value-type="float" office:value="-0.00284899509738078">
            <text:p>-0.0028489951</text:p>
          </table:table-cell>
          <table:table-cell table:style-name="ce3" table:formula="of:=SIN(PI()*2/257*([.AN$1]+191)*[.$B56]*[.$B56])/[.$B56]/[.$B56]" office:value-type="float" office:value="-0.0153801939175849">
            <text:p>-0.0153801939</text:p>
          </table:table-cell>
          <table:table-cell table:style-name="ce3" table:formula="of:=SIN(PI()*2/257*([.AO$1]+191)*[.$B56]*[.$B56])/[.$B56]/[.$B56]" office:value-type="float" office:value="0.00266098730211189">
            <text:p>0.0026609873</text:p>
          </table:table-cell>
          <table:table-cell table:style-name="ce3" table:formula="of:=SIN(PI()*2/257*([.AP$1]+191)*[.$B56]*[.$B56])/[.$B56]/[.$B56]" office:value-type="float" office:value="0.015412721879104">
            <text:p>0.0154127219</text:p>
          </table:table-cell>
          <table:table-cell table:style-name="ce3" table:formula="of:=SIN(PI()*2/257*([.AQ$1]+191)*[.$B56]*[.$B56])/[.$B56]/[.$B56]" office:value-type="float" office:value="-0.0024725818843976">
            <text:p>-0.0024725819</text:p>
          </table:table-cell>
          <table:table-cell table:style-name="ce3" table:formula="of:=SIN(PI()*2/257*([.AR$1]+191)*[.$B56]*[.$B56])/[.$B56]/[.$B56]" office:value-type="float" office:value="-0.0154429467690629">
            <text:p>-0.0154429468</text:p>
          </table:table-cell>
          <table:table-cell table:style-name="ce3" table:formula="of:=SIN(PI()*2/257*([.AS$1]+191)*[.$B56]*[.$B56])/[.$B56]/[.$B56]" office:value-type="float" office:value="0.00228380699702942">
            <text:p>0.002283807</text:p>
          </table:table-cell>
          <table:table-cell table:style-name="ce3" table:formula="of:=SIN(PI()*2/257*([.AT$1]+191)*[.$B56]*[.$B56])/[.$B56]/[.$B56]" office:value-type="float" office:value="0.0154708640710574">
            <text:p>0.0154708641</text:p>
          </table:table-cell>
          <table:table-cell table:style-name="ce3" table:formula="of:=SIN(PI()*2/257*([.AU$1]+191)*[.$B56]*[.$B56])/[.$B56]/[.$B56]" office:value-type="float" office:value="-0.00209469084800749">
            <text:p>-0.0020946908</text:p>
          </table:table-cell>
          <table:table-cell table:style-name="ce3" table:formula="of:=SIN(PI()*2/257*([.AV$1]+191)*[.$B56]*[.$B56])/[.$B56]/[.$B56]" office:value-type="float" office:value="-0.0154964696134981">
            <text:p>-0.0154964696</text:p>
          </table:table-cell>
          <table:table-cell table:style-name="ce3" table:formula="of:=SIN(PI()*2/257*([.AW$1]+191)*[.$B56]*[.$B56])/[.$B56]/[.$B56]" office:value-type="float" office:value="0.00190526169632817">
            <text:p>0.0019052617</text:p>
          </table:table-cell>
          <table:table-cell table:style-name="ce3" table:formula="of:=SIN(PI()*2/257*([.AX$1]+191)*[.$B56]*[.$B56])/[.$B56]/[.$B56]" office:value-type="float" office:value="0.0155197595702343">
            <text:p>0.0155197596</text:p>
          </table:table-cell>
          <table:table-cell table:style-name="ce3" table:formula="of:=SIN(PI()*2/257*([.AY$1]+191)*[.$B56]*[.$B56])/[.$B56]/[.$B56]" office:value-type="float" office:value="-0.00171554784775524">
            <text:p>-0.0017155478</text:p>
          </table:table-cell>
          <table:table-cell table:style-name="ce3" table:formula="of:=SIN(PI()*2/257*([.AZ$1]+191)*[.$B56]*[.$B56])/[.$B56]/[.$B56]" office:value-type="float" office:value="-0.0155407304611257">
            <text:p>-0.0155407305</text:p>
          </table:table-cell>
          <table:table-cell table:style-name="ce3" table:formula="of:=SIN(PI()*2/257*([.BA$1]+191)*[.$B56]*[.$B56])/[.$B56]/[.$B56]" office:value-type="float" office:value="0.00152557765059732">
            <text:p>0.0015255777</text:p>
          </table:table-cell>
          <table:table-cell table:style-name="ce3" table:formula="of:=SIN(PI()*2/257*([.BB$1]+191)*[.$B56]*[.$B56])/[.$B56]/[.$B56]" office:value-type="float" office:value="0.015559379152562">
            <text:p>0.0155593792</text:p>
          </table:table-cell>
          <table:table-cell table:style-name="ce3" table:formula="of:=SIN(PI()*2/257*([.BC$1]+191)*[.$B56]*[.$B56])/[.$B56]/[.$B56]" office:value-type="float" office:value="-0.00133537949146568">
            <text:p>-0.0013353795</text:p>
          </table:table-cell>
          <table:table-cell table:style-name="ce3" table:formula="of:=SIN(PI()*2/257*([.BD$1]+191)*[.$B56]*[.$B56])/[.$B56]/[.$B56]" office:value-type="float" office:value="-0.0155757028579316">
            <text:p>-0.0155757029</text:p>
          </table:table-cell>
          <table:table-cell table:style-name="ce3" table:formula="of:=SIN(PI()*2/257*([.BE$1]+191)*[.$B56]*[.$B56])/[.$B56]/[.$B56]" office:value-type="float" office:value="0.00114498179103519">
            <text:p>0.0011449818</text:p>
          </table:table-cell>
          <table:table-cell table:style-name="ce3" table:formula="of:=SIN(PI()*2/257*([.BF$1]+191)*[.$B56]*[.$B56])/[.$B56]/[.$B56]" office:value-type="float" office:value="0.0155896991380375">
            <text:p>0.0155896991</text:p>
          </table:table-cell>
          <table:table-cell table:style-name="ce3" table:formula="of:=SIN(PI()*2/257*([.BG$1]+191)*[.$B56]*[.$B56])/[.$B56]/[.$B56]" office:value-type="float" office:value="-0.000954412999800191">
            <text:p>-0.000954413</text:p>
          </table:table-cell>
          <table:table-cell table:style-name="ce3" table:formula="of:=SIN(PI()*2/257*([.BH$1]+191)*[.$B56]*[.$B56])/[.$B56]/[.$B56]" office:value-type="float" office:value="-0.0156013659014626">
            <text:p>-0.0156013659</text:p>
          </table:table-cell>
          <table:table-cell table:style-name="ce3" table:formula="of:=SIN(PI()*2/257*([.BI$1]+191)*[.$B56]*[.$B56])/[.$B56]/[.$B56]" office:value-type="float" office:value="0.00076370159381697">
            <text:p>0.0007637016</text:p>
          </table:table-cell>
          <table:table-cell table:style-name="ce3" table:formula="of:=SIN(PI()*2/257*([.BJ$1]+191)*[.$B56]*[.$B56])/[.$B56]/[.$B56]" office:value-type="float" office:value="0.0156107014048812">
            <text:p>0.0156107014</text:p>
          </table:table-cell>
          <table:table-cell table:style-name="ce3" table:formula="of:=SIN(PI()*2/257*([.BK$1]+191)*[.$B56]*[.$B56])/[.$B56]/[.$B56]" office:value-type="float" office:value="-0.000572876070455826">
            <text:p>-0.0005728761</text:p>
          </table:table-cell>
          <table:table-cell table:style-name="ce3" table:formula="of:=SIN(PI()*2/257*([.BL$1]+191)*[.$B56]*[.$B56])/[.$B56]/[.$B56]" office:value-type="float" office:value="-0.0156177042533203">
            <text:p>-0.0156177043</text:p>
          </table:table-cell>
          <table:table-cell table:style-name="ce3" table:formula="of:=SIN(PI()*2/257*([.BM$1]+191)*[.$B56]*[.$B56])/[.$B56]/[.$B56]" office:value-type="float" office:value="0.000381964944136574">
            <text:p>0.0003819649</text:p>
          </table:table-cell>
          <table:table-cell table:style-name="ce3" table:formula="of:=SIN(PI()*2/257*([.BN$1]+191)*[.$B56]*[.$B56])/[.$B56]/[.$B56]" office:value-type="float" office:value="0.0156223734003675">
            <text:p>0.0156223734</text:p>
          </table:table-cell>
          <table:table-cell table:style-name="ce3" table:formula="of:=SIN(PI()*2/257*([.BO$1]+191)*[.$B56]*[.$B56])/[.$B56]/[.$B56]" office:value-type="float" office:value="-0.000190996742070391">
            <text:p>-0.0001909967</text:p>
          </table:table-cell>
          <table:table-cell table:style-name="ce3" table:formula="of:=SIN(PI()*2/257*([.BP$1]+191)*[.$B56]*[.$B56])/[.$B56]/[.$B56]" office:value-type="float" office:value="-0.015624708148328">
            <text:p>-0.0156247081</text:p>
          </table:table-cell>
          <table:table-cell table:style-name="ce3" table:formula="of:=SIN(PI()*2/257*([.BQ$1]+191)*[.$B56]*[.$B56])/[.$B56]/[.$B56]" office:value-type="float" office:value="-2.44929359829471E-016">
            <text:p>-2.44929359829471E-016</text:p>
          </table:table-cell>
          <table:table-cell table:style-name="ce3" table:formula="of:=SIN(PI()*2/257*([.BR$1]+191)*[.$B56]*[.$B56])/[.$B56]/[.$B56]" office:value-type="float" office:value="0.015624708148328">
            <text:p>0.0156247081</text:p>
          </table:table-cell>
          <table:table-cell table:style-name="ce3" table:formula="of:=SIN(PI()*2/257*([.BS$1]+191)*[.$B56]*[.$B56])/[.$B56]/[.$B56]" office:value-type="float" office:value="0.000190996742071769">
            <text:p>0.0001909967</text:p>
          </table:table-cell>
          <table:table-cell table:style-name="ce3" table:formula="of:=SIN(PI()*2/257*([.BT$1]+191)*[.$B56]*[.$B56])/[.$B56]/[.$B56]" office:value-type="float" office:value="-0.0156223734003675">
            <text:p>-0.0156223734</text:p>
          </table:table-cell>
          <table:table-cell table:style-name="ce3" table:formula="of:=SIN(PI()*2/257*([.BU$1]+191)*[.$B56]*[.$B56])/[.$B56]/[.$B56]" office:value-type="float" office:value="-0.000381964944137064">
            <text:p>-0.0003819649</text:p>
          </table:table-cell>
          <table:table-cell table:style-name="ce3" table:formula="of:=SIN(PI()*2/257*([.BV$1]+191)*[.$B56]*[.$B56])/[.$B56]/[.$B56]" office:value-type="float" office:value="0.0156177042533202">
            <text:p>0.0156177043</text:p>
          </table:table-cell>
          <table:table-cell table:style-name="ce3" table:formula="of:=SIN(PI()*2/257*([.BW$1]+191)*[.$B56]*[.$B56])/[.$B56]/[.$B56]" office:value-type="float" office:value="0.000572876070456316">
            <text:p>0.0005728761</text:p>
          </table:table-cell>
          <table:table-cell table:style-name="ce3" table:formula="of:=SIN(PI()*2/257*([.BX$1]+191)*[.$B56]*[.$B56])/[.$B56]/[.$B56]" office:value-type="float" office:value="-0.0156107014048811">
            <text:p>-0.0156107014</text:p>
          </table:table-cell>
          <table:table-cell table:style-name="ce3" table:formula="of:=SIN(PI()*2/257*([.BY$1]+191)*[.$B56]*[.$B56])/[.$B56]/[.$B56]" office:value-type="float" office:value="-0.000763701593818346">
            <text:p>-0.0007637016</text:p>
          </table:table-cell>
          <table:table-cell table:style-name="ce3" table:formula="of:=SIN(PI()*2/257*([.BZ$1]+191)*[.$B56]*[.$B56])/[.$B56]/[.$B56]" office:value-type="float" office:value="0.0156013659014625">
            <text:p>0.0156013659</text:p>
          </table:table-cell>
          <table:table-cell table:style-name="ce3" table:formula="of:=SIN(PI()*2/257*([.CA$1]+191)*[.$B56]*[.$B56])/[.$B56]/[.$B56]" office:value-type="float" office:value="0.00095441299980068">
            <text:p>0.000954413</text:p>
          </table:table-cell>
          <table:table-cell table:style-name="ce3" table:formula="of:=SIN(PI()*2/257*([.CB$1]+191)*[.$B56]*[.$B56])/[.$B56]/[.$B56]" office:value-type="float" office:value="-0.0155896991380375">
            <text:p>-0.0155896991</text:p>
          </table:table-cell>
          <table:table-cell table:style-name="ce3" table:formula="of:=SIN(PI()*2/257*([.CC$1]+191)*[.$B56]*[.$B56])/[.$B56]/[.$B56]" office:value-type="float" office:value="-0.00114498179103657">
            <text:p>-0.0011449818</text:p>
          </table:table-cell>
          <table:table-cell table:style-name="ce3" table:formula="of:=SIN(PI()*2/257*([.CD$1]+191)*[.$B56]*[.$B56])/[.$B56]/[.$B56]" office:value-type="float" office:value="0.0155757028579315">
            <text:p>0.0155757029</text:p>
          </table:table-cell>
          <table:table-cell table:style-name="ce3" table:formula="of:=SIN(PI()*2/257*([.CE$1]+191)*[.$B56]*[.$B56])/[.$B56]/[.$B56]" office:value-type="float" office:value="0.00133537949146616">
            <text:p>0.0013353795</text:p>
          </table:table-cell>
          <table:table-cell table:style-name="ce3" table:formula="of:=SIN(PI()*2/257*([.CF$1]+191)*[.$B56]*[.$B56])/[.$B56]/[.$B56]" office:value-type="float" office:value="-0.0155593791525619">
            <text:p>-0.0155593792</text:p>
          </table:table-cell>
          <table:table-cell table:style-name="ce3" table:formula="of:=SIN(PI()*2/257*([.CG$1]+191)*[.$B56]*[.$B56])/[.$B56]/[.$B56]" office:value-type="float" office:value="-0.0015255776505978">
            <text:p>-0.0015255777</text:p>
          </table:table-cell>
          <table:table-cell table:style-name="ce3" table:formula="of:=SIN(PI()*2/257*([.CH$1]+191)*[.$B56]*[.$B56])/[.$B56]/[.$B56]" office:value-type="float" office:value="0.0155407304611256">
            <text:p>0.0155407305</text:p>
          </table:table-cell>
          <table:table-cell table:style-name="ce3" table:formula="of:=SIN(PI()*2/257*([.CI$1]+191)*[.$B56]*[.$B56])/[.$B56]/[.$B56]" office:value-type="float" office:value="0.00171554784775661">
            <text:p>0.0017155478</text:p>
          </table:table-cell>
          <table:table-cell table:style-name="ce3" table:formula="of:=SIN(PI()*2/257*([.CJ$1]+191)*[.$B56]*[.$B56])/[.$B56]/[.$B56]" office:value-type="float" office:value="-0.0155197595702342">
            <text:p>-0.0155197596</text:p>
          </table:table-cell>
          <table:table-cell table:style-name="ce3" table:formula="of:=SIN(PI()*2/257*([.CK$1]+191)*[.$B56]*[.$B56])/[.$B56]/[.$B56]" office:value-type="float" office:value="-0.00190526169632866">
            <text:p>-0.0019052617</text:p>
          </table:table-cell>
          <table:table-cell table:style-name="ce3" table:formula="of:=SIN(PI()*2/257*([.CL$1]+191)*[.$B56]*[.$B56])/[.$B56]/[.$B56]" office:value-type="float" office:value="0.015496469613498">
            <text:p>0.0154964696</text:p>
          </table:table-cell>
          <table:table-cell table:style-name="ce3" table:formula="of:=SIN(PI()*2/257*([.CM$1]+191)*[.$B56]*[.$B56])/[.$B56]/[.$B56]" office:value-type="float" office:value="0.00209469084800886">
            <text:p>0.0020946908</text:p>
          </table:table-cell>
          <table:table-cell table:style-name="ce3" table:formula="of:=SIN(PI()*2/257*([.CN$1]+191)*[.$B56]*[.$B56])/[.$B56]/[.$B56]" office:value-type="float" office:value="-0.0154708640710572">
            <text:p>-0.0154708641</text:p>
          </table:table-cell>
          <table:table-cell table:style-name="ce3" table:formula="of:=SIN(PI()*2/257*([.CO$1]+191)*[.$B56]*[.$B56])/[.$B56]/[.$B56]" office:value-type="float" office:value="-0.0022838069970299">
            <text:p>-0.002283807</text:p>
          </table:table-cell>
          <table:table-cell table:style-name="ce3" table:formula="of:=SIN(PI()*2/257*([.CP$1]+191)*[.$B56]*[.$B56])/[.$B56]/[.$B56]" office:value-type="float" office:value="0.0154429467690628">
            <text:p>0.0154429468</text:p>
          </table:table-cell>
          <table:table-cell table:style-name="ce3" table:formula="of:=SIN(PI()*2/257*([.CQ$1]+191)*[.$B56]*[.$B56])/[.$B56]/[.$B56]" office:value-type="float" office:value="0.00247258188439808">
            <text:p>0.0024725819</text:p>
          </table:table-cell>
          <table:table-cell table:style-name="ce3" table:formula="of:=SIN(PI()*2/257*([.CR$1]+191)*[.$B56]*[.$B56])/[.$B56]/[.$B56]" office:value-type="float" office:value="-0.0154127218791038">
            <text:p>-0.0154127219</text:p>
          </table:table-cell>
          <table:table-cell table:style-name="ce3" table:formula="of:=SIN(PI()*2/257*([.CS$1]+191)*[.$B56]*[.$B56])/[.$B56]/[.$B56]" office:value-type="float" office:value="-0.00266098730211325">
            <text:p>-0.0026609873</text:p>
          </table:table-cell>
          <table:table-cell table:style-name="ce3" table:formula="of:=SIN(PI()*2/257*([.CT$1]+191)*[.$B56]*[.$B56])/[.$B56]/[.$B56]" office:value-type="float" office:value="0.0153801939175848">
            <text:p>0.0153801939</text:p>
          </table:table-cell>
          <table:table-cell table:style-name="ce3" table:formula="of:=SIN(PI()*2/257*([.CU$1]+191)*[.$B56]*[.$B56])/[.$B56]/[.$B56]" office:value-type="float" office:value="0.00284899509738126">
            <text:p>0.0028489951</text:p>
          </table:table-cell>
          <table:table-cell table:style-name="ce3" table:formula="of:=SIN(PI()*2/257*([.CV$1]+191)*[.$B56]*[.$B56])/[.$B56]/[.$B56]" office:value-type="float" office:value="-0.0153453677450503">
            <text:p>-0.0153453677</text:p>
          </table:table-cell>
          <table:table-cell table:style-name="ce3" table:formula="of:=SIN(PI()*2/257*([.CW$1]+191)*[.$B56]*[.$B56])/[.$B56]/[.$B56]" office:value-type="float" office:value="-0.00303657717682687">
            <text:p>-0.0030365772</text:p>
          </table:table-cell>
          <table:table-cell table:style-name="ce3" table:formula="of:=SIN(PI()*2/257*([.CX$1]+191)*[.$B56]*[.$B56])/[.$B56]/[.$B56]" office:value-type="float" office:value="0.0153082485654588">
            <text:p>0.0153082486</text:p>
          </table:table-cell>
          <table:table-cell table:style-name="ce3" table:formula="of:=SIN(PI()*2/257*([.CY$1]+191)*[.$B56]*[.$B56])/[.$B56]/[.$B56]" office:value-type="float" office:value="0.00322370551068461">
            <text:p>0.0032237055</text:p>
          </table:table-cell>
          <table:table-cell table:style-name="ce3" table:formula="of:=SIN(PI()*2/257*([.CZ$1]+191)*[.$B56]*[.$B56])/[.$B56]/[.$B56]" office:value-type="float" office:value="-0.0152688419254057">
            <text:p>-0.0152688419</text:p>
          </table:table-cell>
          <table:table-cell table:style-name="ce3" table:formula="of:=SIN(PI()*2/257*([.DA$1]+191)*[.$B56]*[.$B56])/[.$B56]/[.$B56]" office:value-type="float" office:value="-0.00341035213699335">
            <text:p>-0.0034103521</text:p>
          </table:table-cell>
          <table:table-cell table:style-name="ce3" table:formula="of:=SIN(PI()*2/257*([.DB$1]+191)*[.$B56]*[.$B56])/[.$B56]/[.$B56]" office:value-type="float" office:value="0.0152271537132932">
            <text:p>0.0152271537</text:p>
          </table:table-cell>
          <table:table-cell table:style-name="ce3" table:formula="of:=SIN(PI()*2/257*([.DC$1]+191)*[.$B56]*[.$B56])/[.$B56]/[.$B56]" office:value-type="float" office:value="0.00359648916577187">
            <text:p>0.0035964892</text:p>
          </table:table-cell>
          <table:table-cell table:style-name="ce3" table:formula="of:=SIN(PI()*2/257*([.DD$1]+191)*[.$B56]*[.$B56])/[.$B56]/[.$B56]" office:value-type="float" office:value="-0.0151831901584522">
            <text:p>-0.0151831902</text:p>
          </table:table-cell>
          <table:table-cell table:style-name="ce3" table:formula="of:=SIN(PI()*2/257*([.DE$1]+191)*[.$B56]*[.$B56])/[.$B56]/[.$B56]" office:value-type="float" office:value="-0.00378208878318384">
            <text:p>-0.0037820888</text:p>
          </table:table-cell>
          <table:table-cell table:style-name="ce3" table:formula="of:=SIN(PI()*2/257*([.DF$1]+191)*[.$B56]*[.$B56])/[.$B56]/[.$B56]" office:value-type="float" office:value="0.0151369578302094">
            <text:p>0.0151369578</text:p>
          </table:table-cell>
          <table:table-cell table:style-name="ce3" table:formula="of:=SIN(PI()*2/257*([.DG$1]+191)*[.$B56]*[.$B56])/[.$B56]/[.$B56]" office:value-type="float" office:value="0.00396712325569995">
            <text:p>0.0039671233</text:p>
          </table:table-cell>
          <table:table-cell table:style-name="ce3" table:formula="of:=SIN(PI()*2/257*([.DH$1]+191)*[.$B56]*[.$B56])/[.$B56]/[.$B56]" office:value-type="float" office:value="-0.0150884636369073">
            <text:p>-0.0150884636</text:p>
          </table:table-cell>
          <table:table-cell table:style-name="ce3" table:formula="of:=SIN(PI()*2/257*([.DI$1]+191)*[.$B56]*[.$B56])/[.$B56]/[.$B56]" office:value-type="float" office:value="-0.00415156493423517">
            <text:p>-0.0041515649</text:p>
          </table:table-cell>
          <table:table-cell table:style-name="ce3" table:formula="of:=SIN(PI()*2/257*([.DJ$1]+191)*[.$B56]*[.$B56])/[.$B56]/[.$B56]" office:value-type="float" office:value="0.0150377148248715">
            <text:p>0.0150377148</text:p>
          </table:table-cell>
          <table:table-cell table:style-name="ce3" table:formula="of:=SIN(PI()*2/257*([.DK$1]+191)*[.$B56]*[.$B56])/[.$B56]/[.$B56]" office:value-type="float" office:value="0.00433538625828627">
            <text:p>0.0043353863</text:p>
          </table:table-cell>
          <table:table-cell table:style-name="ce3" table:formula="of:=SIN(PI()*2/257*([.DL$1]+191)*[.$B56]*[.$B56])/[.$B56]/[.$B56]" office:value-type="float" office:value="-0.0149847189773271">
            <text:p>-0.014984719</text:p>
          </table:table-cell>
          <table:table-cell table:style-name="ce3" table:formula="of:=SIN(PI()*2/257*([.DM$1]+191)*[.$B56]*[.$B56])/[.$B56]/[.$B56]" office:value-type="float" office:value="-0.00451855976004753">
            <text:p>-0.0045185598</text:p>
          </table:table-cell>
          <table:table-cell table:style-name="ce3" table:formula="of:=SIN(PI()*2/257*([.DN$1]+191)*[.$B56]*[.$B56])/[.$B56]/[.$B56]" office:value-type="float" office:value="0.0149294840132671">
            <text:p>0.014929484</text:p>
          </table:table-cell>
          <table:table-cell table:style-name="ce3" table:formula="of:=SIN(PI()*2/257*([.DO$1]+191)*[.$B56]*[.$B56])/[.$B56]/[.$B56]" office:value-type="float" office:value="0.00470105806851256">
            <text:p>0.0047010581</text:p>
          </table:table-cell>
          <table:table-cell table:style-name="ce3" table:formula="of:=SIN(PI()*2/257*([.DP$1]+191)*[.$B56]*[.$B56])/[.$B56]/[.$B56]" office:value-type="float" office:value="-0.0148720181862675">
            <text:p>-0.0148720182</text:p>
          </table:table-cell>
          <table:table-cell table:style-name="ce3" table:formula="of:=SIN(PI()*2/257*([.DQ$1]+191)*[.$B56]*[.$B56])/[.$B56]/[.$B56]" office:value-type="float" office:value="-0.00488285391357028">
            <text:p>-0.0048828539</text:p>
          </table:table-cell>
          <table:table-cell table:style-name="ce3" table:formula="of:=SIN(PI()*2/257*([.DR$1]+191)*[.$B56]*[.$B56])/[.$B56]/[.$B56]" office:value-type="float" office:value="0.0148123300832547">
            <text:p>0.0148123301</text:p>
          </table:table-cell>
          <table:table-cell table:style-name="ce3" table:formula="of:=SIN(PI()*2/257*([.DS$1]+191)*[.$B56]*[.$B56])/[.$B56]/[.$B56]" office:value-type="float" office:value="0.00506392013007297">
            <text:p>0.0050639201</text:p>
          </table:table-cell>
          <table:table-cell table:style-name="ce3" table:formula="of:=SIN(PI()*2/257*([.DT$1]+191)*[.$B56]*[.$B56])/[.$B56]/[.$B56]" office:value-type="float" office:value="-0.0147504286232231">
            <text:p>-0.0147504286</text:p>
          </table:table-cell>
          <table:table-cell table:style-name="ce3" table:formula="of:=SIN(PI()*2/257*([.DU$1]+191)*[.$B56]*[.$B56])/[.$B56]/[.$B56]" office:value-type="float" office:value="-0.00524422966190141">
            <text:p>-0.0052442297</text:p>
          </table:table-cell>
          <table:table-cell table:style-name="ce3" table:formula="of:=SIN(PI()*2/257*([.DV$1]+191)*[.$B56]*[.$B56])/[.$B56]/[.$B56]" office:value-type="float" office:value="0.0146863230559005">
            <text:p>0.0146863231</text:p>
          </table:table-cell>
          <table:table-cell table:style-name="ce3" table:formula="of:=SIN(PI()*2/257*([.DW$1]+191)*[.$B56]*[.$B56])/[.$B56]/[.$B56]" office:value-type="float" office:value="0.00542375556600524">
            <text:p>0.0054237556</text:p>
          </table:table-cell>
          <table:table-cell table:style-name="ce3" table:formula="of:=SIN(PI()*2/257*([.DX$1]+191)*[.$B56]*[.$B56])/[.$B56]/[.$B56]" office:value-type="float" office:value="-0.0146200229603684">
            <text:p>-0.014620023</text:p>
          </table:table-cell>
          <table:table-cell table:style-name="ce3" table:formula="of:=SIN(PI()*2/257*([.DY$1]+191)*[.$B56]*[.$B56])/[.$B56]/[.$B56]" office:value-type="float" office:value="-0.00560247101642644">
            <text:p>-0.005602471</text:p>
          </table:table-cell>
          <table:table-cell table:style-name="ce3" table:formula="of:=SIN(PI()*2/257*([.DZ$1]+191)*[.$B56]*[.$B56])/[.$B56]/[.$B56]" office:value-type="float" office:value="0.0145515382436285">
            <text:p>0.0145515382</text:p>
          </table:table-cell>
          <table:table-cell table:style-name="ce3" table:formula="of:=SIN(PI()*2/257*([.EA$1]+191)*[.$B56]*[.$B56])/[.$B56]/[.$B56]" office:value-type="float" office:value="0.00578034930831374">
            <text:p>0.0057803493</text:p>
          </table:table-cell>
          <table:table-cell table:style-name="ce3" table:formula="of:=SIN(PI()*2/257*([.EB$1]+191)*[.$B56]*[.$B56])/[.$B56]/[.$B56]" office:value-type="float" office:value="-0.0144808791391228">
            <text:p>-0.0144808791</text:p>
          </table:table-cell>
          <table:table-cell table:style-name="ce3" table:formula="of:=SIN(PI()*2/257*([.EC$1]+191)*[.$B56]*[.$B56])/[.$B56]/[.$B56]" office:value-type="float" office:value="-0.00595736386190635">
            <text:p>-0.0059573639</text:p>
          </table:table-cell>
          <table:table-cell table:style-name="ce3" table:formula="of:=SIN(PI()*2/257*([.ED$1]+191)*[.$B56]*[.$B56])/[.$B56]/[.$B56]" office:value-type="float" office:value="0.0144080562052061">
            <text:p>0.0144080562</text:p>
          </table:table-cell>
          <table:table-cell table:style-name="ce3" table:formula="of:=SIN(PI()*2/257*([.EE$1]+191)*[.$B56]*[.$B56])/[.$B56]/[.$B56]" office:value-type="float" office:value="0.00613348822651149">
            <text:p>0.0061334882</text:p>
          </table:table-cell>
          <table:table-cell table:style-name="ce3" table:formula="of:=SIN(PI()*2/257*([.EF$1]+191)*[.$B56]*[.$B56])/[.$B56]/[.$B56]" office:value-type="float" office:value="-0.0143330803235655">
            <text:p>-0.0143330803</text:p>
          </table:table-cell>
          <table:table-cell table:style-name="ce3" table:formula="of:=SIN(PI()*2/257*([.EG$1]+191)*[.$B56]*[.$B56])/[.$B56]/[.$B56]" office:value-type="float" office:value="-0.00630869608445432">
            <text:p>-0.0063086961</text:p>
          </table:table-cell>
          <table:table-cell table:style-name="ce3" table:formula="of:=SIN(PI()*2/257*([.EH$1]+191)*[.$B56]*[.$B56])/[.$B56]/[.$B56]" office:value-type="float" office:value="0.0142559626975974">
            <text:p>0.0142559627</text:p>
          </table:table-cell>
          <table:table-cell table:style-name="ce3" table:formula="of:=SIN(PI()*2/257*([.EI$1]+191)*[.$B56]*[.$B56])/[.$B56]/[.$B56]" office:value-type="float" office:value="0.00648296125500812">
            <text:p>0.0064829613</text:p>
          </table:table-cell>
          <table:table-cell table:style-name="ce3" table:formula="of:=SIN(PI()*2/257*([.EJ$1]+191)*[.$B56]*[.$B56])/[.$B56]/[.$B56]" office:value-type="float" office:value="-0.0141767148507302">
            <text:p>-0.0141767149</text:p>
          </table:table-cell>
          <table:table-cell table:style-name="ce3" table:formula="of:=SIN(PI()*2/257*([.EK$1]+191)*[.$B56]*[.$B56])/[.$B56]/[.$B56]" office:value-type="float" office:value="-0.0066562576983112">
            <text:p>-0.0066562577</text:p>
          </table:table-cell>
          <table:table-cell table:style-name="ce3" table:formula="of:=SIN(PI()*2/257*([.EL$1]+191)*[.$B56]*[.$B56])/[.$B56]/[.$B56]" office:value-type="float" office:value="0.0140953486247059">
            <text:p>0.0140953486</text:p>
          </table:table-cell>
          <table:table-cell table:style-name="ce3" table:formula="of:=SIN(PI()*2/257*([.EM$1]+191)*[.$B56]*[.$B56])/[.$B56]/[.$B56]" office:value-type="float" office:value="0.00682855951925477">
            <text:p>0.0068285595</text:p>
          </table:table-cell>
          <table:table-cell table:style-name="ce3" table:formula="of:=SIN(PI()*2/257*([.EN$1]+191)*[.$B56]*[.$B56])/[.$B56]/[.$B56]" office:value-type="float" office:value="-0.0140118761778076">
            <text:p>-0.0140118762</text:p>
          </table:table-cell>
          <table:table-cell table:style-name="ce3" table:formula="of:=SIN(PI()*2/257*([.EO$1]+191)*[.$B56]*[.$B56])/[.$B56]/[.$B56]" office:value-type="float" office:value="-0.0069998409713547">
            <text:p>-0.006999841</text:p>
          </table:table-cell>
          <table:table-cell table:style-name="ce3" table:formula="of:=SIN(PI()*2/257*([.EP$1]+191)*[.$B56]*[.$B56])/[.$B56]/[.$B56]" office:value-type="float" office:value="0.0139263099830442">
            <text:p>0.01392631</text:p>
          </table:table-cell>
          <table:table-cell table:style-name="ce3" table:formula="of:=SIN(PI()*2/257*([.EQ$1]+191)*[.$B56]*[.$B56])/[.$B56]/[.$B56]" office:value-type="float" office:value="0.00717007646059242">
            <text:p>0.0071700765</text:p>
          </table:table-cell>
          <table:table-cell table:style-name="ce3" table:formula="of:=SIN(PI()*2/257*([.ER$1]+191)*[.$B56]*[.$B56])/[.$B56]/[.$B56]" office:value-type="float" office:value="-0.0138386628262865">
            <text:p>-0.0138386628</text:p>
          </table:table-cell>
          <table:table-cell table:style-name="ce3" table:formula="of:=SIN(PI()*2/257*([.ES$1]+191)*[.$B56]*[.$B56])/[.$B56]/[.$B56]" office:value-type="float" office:value="-0.00733924054924885">
            <text:p>-0.0073392405</text:p>
          </table:table-cell>
          <table:table-cell table:style-name="ce3" table:formula="of:=SIN(PI()*2/257*([.ET$1]+191)*[.$B56]*[.$B56])/[.$B56]/[.$B56]" office:value-type="float" office:value="0.0137489478043555">
            <text:p>0.0137489478</text:p>
          </table:table-cell>
          <table:table-cell table:style-name="ce3" table:formula="of:=SIN(PI()*2/257*([.EU$1]+191)*[.$B56]*[.$B56])/[.$B56]/[.$B56]" office:value-type="float" office:value="0.00750730795969916">
            <text:p>0.007507308</text:p>
          </table:table-cell>
          <table:table-cell table:style-name="ce3" table:formula="of:=SIN(PI()*2/257*([.EV$1]+191)*[.$B56]*[.$B56])/[.$B56]/[.$B56]" office:value-type="float" office:value="-0.0136571783230691">
            <text:p>-0.0136571783</text:p>
          </table:table-cell>
          <table:table-cell table:style-name="ce3" table:formula="of:=SIN(PI()*2/257*([.EW$1]+191)*[.$B56]*[.$B56])/[.$B56]/[.$B56]" office:value-type="float" office:value="-0.00767425357819144">
            <text:p>-0.0076742536</text:p>
          </table:table-cell>
          <table:table-cell table:style-name="ce3" table:formula="of:=SIN(PI()*2/257*([.EX$1]+191)*[.$B56]*[.$B56])/[.$B56]/[.$B56]" office:value-type="float" office:value="0.0135633680952335">
            <text:p>0.0135633681</text:p>
          </table:table-cell>
          <table:table-cell table:style-name="ce3" table:formula="of:=SIN(PI()*2/257*([.EY$1]+191)*[.$B56]*[.$B56])/[.$B56]/[.$B56]" office:value-type="float" office:value="0.00784005245860097">
            <text:p>0.0078400525</text:p>
          </table:table-cell>
          <table:table-cell table:style-name="ce3" table:formula="of:=SIN(PI()*2/257*([.EZ$1]+191)*[.$B56]*[.$B56])/[.$B56]/[.$B56]" office:value-type="float" office:value="-0.0134675311385979">
            <text:p>-0.0134675311</text:p>
          </table:table-cell>
          <table:table-cell table:style-name="ce3" table:formula="of:=SIN(PI()*2/257*([.FA$1]+191)*[.$B56]*[.$B56])/[.$B56]/[.$B56]" office:value-type="float" office:value="-0.00800467982615166">
            <text:p>-0.0080046798</text:p>
          </table:table-cell>
          <table:table-cell table:style-name="ce3" table:formula="of:=SIN(PI()*2/257*([.FB$1]+191)*[.$B56]*[.$B56])/[.$B56]/[.$B56]" office:value-type="float" office:value="0.0133696817737586">
            <text:p>0.0133696818</text:p>
          </table:table-cell>
          <table:table-cell table:style-name="ce3" table:formula="of:=SIN(PI()*2/257*([.FC$1]+191)*[.$B56]*[.$B56])/[.$B56]/[.$B56]" office:value-type="float" office:value="0.00816811108112727">
            <text:p>0.0081681111</text:p>
          </table:table-cell>
          <table:table-cell table:style-name="ce3" table:formula="of:=SIN(PI()*2/257*([.FD$1]+191)*[.$B56]*[.$B56])/[.$B56]/[.$B56]" office:value-type="float" office:value="-0.0132698346220185">
            <text:p>-0.0132698346</text:p>
          </table:table-cell>
          <table:table-cell table:style-name="ce3" table:formula="of:=SIN(PI()*2/257*([.FE$1]+191)*[.$B56]*[.$B56])/[.$B56]/[.$B56]" office:value-type="float" office:value="-0.00833032180254116">
            <text:p>-0.0083303218</text:p>
          </table:table-cell>
          <table:table-cell table:style-name="ce3" table:formula="of:=SIN(PI()*2/257*([.FF$1]+191)*[.$B56]*[.$B56])/[.$B56]/[.$B56]" office:value-type="float" office:value="0.0131680046032059">
            <text:p>0.0131680046</text:p>
          </table:table-cell>
          <table:table-cell table:style-name="ce3" table:formula="of:=SIN(PI()*2/257*([.FG$1]+191)*[.$B56]*[.$B56])/[.$B56]/[.$B56]" office:value-type="float" office:value="0.00849128775178692">
            <text:p>0.0084912878</text:p>
          </table:table-cell>
          <table:table-cell table:style-name="ce3" table:formula="of:=SIN(PI()*2/257*([.FH$1]+191)*[.$B56]*[.$B56])/[.$B56]/[.$B56]" office:value-type="float" office:value="-0.0130642069334396">
            <text:p>-0.0130642069</text:p>
          </table:table-cell>
          <table:table-cell table:style-name="ce3" table:formula="of:=SIN(PI()*2/257*([.FI$1]+191)*[.$B56]*[.$B56])/[.$B56]/[.$B56]" office:value-type="float" office:value="-0.00865098487626177">
            <text:p>-0.0086509849</text:p>
          </table:table-cell>
          <table:table-cell table:style-name="ce3" table:formula="of:=SIN(PI()*2/257*([.FJ$1]+191)*[.$B56]*[.$B56])/[.$B56]/[.$B56]" office:value-type="float" office:value="0.0129584571228586">
            <text:p>0.0129584571</text:p>
          </table:table-cell>
          <table:table-cell table:style-name="ce3" table:formula="of:=SIN(PI()*2/257*([.FK$1]+191)*[.$B56]*[.$B56])/[.$B56]/[.$B56]" office:value-type="float" office:value="0.00880938931295474">
            <text:p>0.0088093893</text:p>
          </table:table-cell>
          <table:table-cell table:style-name="ce3" table:formula="of:=SIN(PI()*2/257*([.FL$1]+191)*[.$B56]*[.$B56])/[.$B56]/[.$B56]" office:value-type="float" office:value="-0.0128507709733041">
            <text:p>-0.012850771</text:p>
          </table:table-cell>
          <table:table-cell table:style-name="ce3" table:formula="of:=SIN(PI()*2/257*([.FM$1]+191)*[.$B56]*[.$B56])/[.$B56]/[.$B56]" office:value-type="float" office:value="-0.00896647739202133">
            <text:p>-0.0089664774</text:p>
          </table:table-cell>
          <table:table-cell table:style-name="ce3" table:formula="of:=SIN(PI()*2/257*([.FN$1]+191)*[.$B56]*[.$B56])/[.$B56]/[.$B56]" office:value-type="float" office:value="0.0127411645759568">
            <text:p>0.0127411646</text:p>
          </table:table-cell>
          <table:table-cell table:style-name="ce3" table:formula="of:=SIN(PI()*2/257*([.FO$1]+191)*[.$B56]*[.$B56])/[.$B56]/[.$B56]" office:value-type="float" office:value="0.00912222564031447">
            <text:p>0.0091222256</text:p>
          </table:table-cell>
          <table:table-cell table:style-name="ce3" table:formula="of:=SIN(PI()*2/257*([.FP$1]+191)*[.$B56]*[.$B56])/[.$B56]/[.$B56]" office:value-type="float" office:value="-0.0126296543089366">
            <text:p>-0.0126296543</text:p>
          </table:table-cell>
          <table:table-cell table:style-name="ce3" table:formula="of:=SIN(PI()*2/257*([.FQ$1]+191)*[.$B56]*[.$B56])/[.$B56]/[.$B56]" office:value-type="float" office:value="-0.00927661078489354">
            <text:p>-0.0092766108</text:p>
          </table:table-cell>
          <table:table-cell table:style-name="ce3" table:formula="of:=SIN(PI()*2/257*([.FR$1]+191)*[.$B56]*[.$B56])/[.$B56]/[.$B56]" office:value-type="float" office:value="0.0125162568348492">
            <text:p>0.0125162568</text:p>
          </table:table-cell>
          <table:table-cell table:style-name="ce3" table:formula="of:=SIN(PI()*2/257*([.FS$1]+191)*[.$B56]*[.$B56])/[.$B56]/[.$B56]" office:value-type="float" office:value="0.00942960975650336">
            <text:p>0.0094296098</text:p>
          </table:table-cell>
          <table:table-cell table:style-name="ce3" table:formula="of:=SIN(PI()*2/257*([.FT$1]+191)*[.$B56]*[.$B56])/[.$B56]/[.$B56]" office:value-type="float" office:value="-0.0124009890983007">
            <text:p>-0.0124009891</text:p>
          </table:table-cell>
          <table:table-cell table:style-name="ce3" table:formula="of:=SIN(PI()*2/257*([.FU$1]+191)*[.$B56]*[.$B56])/[.$B56]/[.$B56]" office:value-type="float" office:value="-0.00958119969301569">
            <text:p>-0.0095811997</text:p>
          </table:table-cell>
          <table:table-cell table:style-name="ce3" table:formula="of:=SIN(PI()*2/257*([.FV$1]+191)*[.$B56]*[.$B56])/[.$B56]/[.$B56]" office:value-type="float" office:value="0.0122838683233638">
            <text:p>0.0122838683</text:p>
          </table:table-cell>
          <table:table-cell table:style-name="ce3" table:formula="of:=SIN(PI()*2/257*([.FW$1]+191)*[.$B56]*[.$B56])/[.$B56]/[.$B56]" office:value-type="float" office:value="0.00973135794285399">
            <text:p>0.0097313579</text:p>
          </table:table-cell>
          <table:table-cell table:style-name="ce3" table:formula="of:=SIN(PI()*2/257*([.FX$1]+191)*[.$B56]*[.$B56])/[.$B56]/[.$B56]" office:value-type="float" office:value="-0.0121649120110039">
            <text:p>-0.012164912</text:p>
          </table:table-cell>
          <table:table-cell table:style-name="ce3" table:formula="of:=SIN(PI()*2/257*([.FY$1]+191)*[.$B56]*[.$B56])/[.$B56]/[.$B56]" office:value-type="float" office:value="-0.00988006206837242">
            <text:p>-0.0098800621</text:p>
          </table:table-cell>
          <table:table-cell table:style-name="ce3" table:formula="of:=SIN(PI()*2/257*([.FZ$1]+191)*[.$B56]*[.$B56])/[.$B56]/[.$B56]" office:value-type="float" office:value="0.0120441379364675">
            <text:p>0.0120441379</text:p>
          </table:table-cell>
          <table:table-cell table:style-name="ce3" table:formula="of:=SIN(PI()*2/257*([.GA$1]+191)*[.$B56]*[.$B56])/[.$B56]/[.$B56]" office:value-type="float" office:value="0.0100272898492101">
            <text:p>0.0100272898</text:p>
          </table:table-cell>
          <table:table-cell table:style-name="ce3" table:formula="of:=SIN(PI()*2/257*([.GB$1]+191)*[.$B56]*[.$B56])/[.$B56]/[.$B56]" office:value-type="float" office:value="-0.0119215641466203">
            <text:p>-0.0119215641</text:p>
          </table:table-cell>
          <table:table-cell table:style-name="ce3" table:formula="of:=SIN(PI()*2/257*([.GC$1]+191)*[.$B56]*[.$B56])/[.$B56]/[.$B56]" office:value-type="float" office:value="-0.0101730192856127">
            <text:p>-0.0101730193</text:p>
          </table:table-cell>
          <table:table-cell table:style-name="ce3" table:formula="of:=SIN(PI()*2/257*([.GD$1]+191)*[.$B56]*[.$B56])/[.$B56]/[.$B56]" office:value-type="float" office:value="0.0117972089572543">
            <text:p>0.011797209</text:p>
          </table:table-cell>
          <table:table-cell table:style-name="ce3" table:formula="of:=SIN(PI()*2/257*([.GE$1]+191)*[.$B56]*[.$B56])/[.$B56]/[.$B56]" office:value-type="float" office:value="0.0103172286017146">
            <text:p>0.0103172286</text:p>
          </table:table-cell>
          <table:table-cell table:style-name="ce3" table:formula="of:=SIN(PI()*2/257*([.GF$1]+191)*[.$B56]*[.$B56])/[.$B56]/[.$B56]" office:value-type="float" office:value="-0.0116710909503502">
            <text:p>-0.011671091</text:p>
          </table:table-cell>
          <table:table-cell table:style-name="ce3" table:formula="of:=SIN(PI()*2/257*([.GG$1]+191)*[.$B56]*[.$B56])/[.$B56]/[.$B56]" office:value-type="float" office:value="-0.0104598962488006">
            <text:p>-0.0104598962</text:p>
          </table:table-cell>
          <table:table-cell table:style-name="ce3" table:formula="of:=SIN(PI()*2/257*([.GH$1]+191)*[.$B56]*[.$B56])/[.$B56]/[.$B56]" office:value-type="float" office:value="0.0115432289712994">
            <text:p>0.011543229</text:p>
          </table:table-cell>
          <table:table-cell table:style-name="ce3" table:formula="of:=SIN(PI()*2/257*([.GI$1]+191)*[.$B56]*[.$B56])/[.$B56]/[.$B56]" office:value-type="float" office:value="0.0106010009085206">
            <text:p>0.0106010009</text:p>
          </table:table-cell>
          <table:table-cell table:style-name="ce3" table:formula="of:=SIN(PI()*2/257*([.GJ$1]+191)*[.$B56]*[.$B56])/[.$B56]/[.$B56]" office:value-type="float" office:value="-0.0114136421260928">
            <text:p>-0.0114136421</text:p>
          </table:table-cell>
          <table:table-cell table:style-name="ce3" table:formula="of:=SIN(PI()*2/257*([.GK$1]+191)*[.$B56]*[.$B56])/[.$B56]/[.$B56]" office:value-type="float" office:value="-0.0107405214960765">
            <text:p>-0.0107405215</text:p>
          </table:table-cell>
          <table:table-cell table:style-name="ce3" table:formula="of:=SIN(PI()*2/257*([.GL$1]+191)*[.$B56]*[.$B56])/[.$B56]/[.$B56]" office:value-type="float" office:value="0.0112823497784588">
            <text:p>0.0112823498</text:p>
          </table:table-cell>
          <table:table-cell table:style-name="ce3" table:formula="of:=SIN(PI()*2/257*([.GM$1]+191)*[.$B56]*[.$B56])/[.$B56]/[.$B56]" office:value-type="float" office:value="0.0108784371633741">
            <text:p>0.0108784372</text:p>
          </table:table-cell>
          <table:table-cell table:style-name="ce3" table:formula="of:=SIN(PI()*2/257*([.GN$1]+191)*[.$B56]*[.$B56])/[.$B56]/[.$B56]" office:value-type="float" office:value="-0.0111493715469744">
            <text:p>-0.0111493715</text:p>
          </table:table-cell>
          <table:table-cell table:style-name="ce3" table:formula="of:=SIN(PI()*2/257*([.GO$1]+191)*[.$B56]*[.$B56])/[.$B56]/[.$B56]" office:value-type="float" office:value="-0.0110147273021332">
            <text:p>-0.0110147273</text:p>
          </table:table-cell>
          <table:table-cell table:style-name="ce3" table:formula="of:=SIN(PI()*2/257*([.GP$1]+191)*[.$B56]*[.$B56])/[.$B56]/[.$B56]" office:value-type="float" office:value="0.0110147273021327">
            <text:p>0.0110147273</text:p>
          </table:table-cell>
          <table:table-cell table:style-name="ce3" table:formula="of:=SIN(PI()*2/257*([.GQ$1]+191)*[.$B56]*[.$B56])/[.$B56]/[.$B56]" office:value-type="float" office:value="0.0111493715469749">
            <text:p>0.0111493715</text:p>
          </table:table-cell>
          <table:table-cell table:style-name="ce3" table:formula="of:=SIN(PI()*2/257*([.GR$1]+191)*[.$B56]*[.$B56])/[.$B56]/[.$B56]" office:value-type="float" office:value="-0.0108784371633723">
            <text:p>-0.0108784372</text:p>
          </table:table-cell>
          <table:table-cell table:style-name="ce3" table:formula="of:=SIN(PI()*2/257*([.GS$1]+191)*[.$B56]*[.$B56])/[.$B56]/[.$B56]" office:value-type="float" office:value="-0.0112823497784593">
            <text:p>-0.0112823498</text:p>
          </table:table-cell>
          <table:table-cell table:style-name="ce3" table:formula="of:=SIN(PI()*2/257*([.GT$1]+191)*[.$B56]*[.$B56])/[.$B56]/[.$B56]" office:value-type="float" office:value="0.0107405214960759">
            <text:p>0.0107405215</text:p>
          </table:table-cell>
          <table:table-cell table:style-name="ce3" table:formula="of:=SIN(PI()*2/257*([.GU$1]+191)*[.$B56]*[.$B56])/[.$B56]/[.$B56]" office:value-type="float" office:value="0.0114136421260933">
            <text:p>0.0114136421</text:p>
          </table:table-cell>
          <table:table-cell table:style-name="ce3" table:formula="of:=SIN(PI()*2/257*([.GV$1]+191)*[.$B56]*[.$B56])/[.$B56]/[.$B56]" office:value-type="float" office:value="-0.01060100090852">
            <text:p>-0.0106010009</text:p>
          </table:table-cell>
          <table:table-cell table:style-name="ce3" table:formula="of:=SIN(PI()*2/257*([.GW$1]+191)*[.$B56]*[.$B56])/[.$B56]/[.$B56]" office:value-type="float" office:value="-0.0115432289713011">
            <text:p>-0.011543229</text:p>
          </table:table-cell>
          <table:table-cell table:style-name="ce3" table:formula="of:=SIN(PI()*2/257*([.GX$1]+191)*[.$B56]*[.$B56])/[.$B56]/[.$B56]" office:value-type="float" office:value="0.0104598962488001">
            <text:p>0.0104598962</text:p>
          </table:table-cell>
          <table:table-cell table:style-name="ce3" table:formula="of:=SIN(PI()*2/257*([.GY$1]+191)*[.$B56]*[.$B56])/[.$B56]/[.$B56]" office:value-type="float" office:value="0.0116710909503507">
            <text:p>0.011671091</text:p>
          </table:table-cell>
          <table:table-cell table:style-name="ce3" table:formula="of:=SIN(PI()*2/257*([.GZ$1]+191)*[.$B56]*[.$B56])/[.$B56]/[.$B56]" office:value-type="float" office:value="-0.0103172286017141">
            <text:p>-0.0103172286</text:p>
          </table:table-cell>
          <table:table-cell table:style-name="ce3" table:formula="of:=SIN(PI()*2/257*([.HA$1]+191)*[.$B56]*[.$B56])/[.$B56]/[.$B56]" office:value-type="float" office:value="-0.0117972089572548">
            <text:p>-0.011797209</text:p>
          </table:table-cell>
          <table:table-cell table:style-name="ce3" table:formula="of:=SIN(PI()*2/257*([.HB$1]+191)*[.$B56]*[.$B56])/[.$B56]/[.$B56]" office:value-type="float" office:value="0.0101730192856108">
            <text:p>0.0101730193</text:p>
          </table:table-cell>
          <table:table-cell table:style-name="ce3" table:formula="of:=SIN(PI()*2/257*([.HC$1]+191)*[.$B56]*[.$B56])/[.$B56]/[.$B56]" office:value-type="float" office:value="0.0119215641466208">
            <text:p>0.0119215641</text:p>
          </table:table-cell>
          <table:table-cell table:style-name="ce3" table:formula="of:=SIN(PI()*2/257*([.HD$1]+191)*[.$B56]*[.$B56])/[.$B56]/[.$B56]" office:value-type="float" office:value="-0.0100272898492095">
            <text:p>-0.0100272898</text:p>
          </table:table-cell>
          <table:table-cell table:style-name="ce3" table:formula="of:=SIN(PI()*2/257*([.HE$1]+191)*[.$B56]*[.$B56])/[.$B56]/[.$B56]" office:value-type="float" office:value="-0.012044137936468">
            <text:p>-0.0120441379</text:p>
          </table:table-cell>
          <table:table-cell table:style-name="ce3" table:formula="of:=SIN(PI()*2/257*([.HF$1]+191)*[.$B56]*[.$B56])/[.$B56]/[.$B56]" office:value-type="float" office:value="0.00988006206837185">
            <text:p>0.0098800621</text:p>
          </table:table-cell>
          <table:table-cell table:style-name="ce3" table:formula="of:=SIN(PI()*2/257*([.HG$1]+191)*[.$B56]*[.$B56])/[.$B56]/[.$B56]" office:value-type="float" office:value="0.0121649120110055">
            <text:p>0.012164912</text:p>
          </table:table-cell>
          <table:table-cell table:style-name="ce3" table:formula="of:=SIN(PI()*2/257*([.HH$1]+191)*[.$B56]*[.$B56])/[.$B56]/[.$B56]" office:value-type="float" office:value="-0.00973135794285341">
            <text:p>-0.0097313579</text:p>
          </table:table-cell>
          <table:table-cell table:style-name="ce3" table:formula="of:=SIN(PI()*2/257*([.HI$1]+191)*[.$B56]*[.$B56])/[.$B56]/[.$B56]" office:value-type="float" office:value="-0.0122838683233643">
            <text:p>-0.0122838683</text:p>
          </table:table-cell>
          <table:table-cell table:style-name="ce3" table:formula="of:=SIN(PI()*2/257*([.HJ$1]+191)*[.$B56]*[.$B56])/[.$B56]/[.$B56]" office:value-type="float" office:value="0.00958119969301511">
            <text:p>0.0095811997</text:p>
          </table:table-cell>
          <table:table-cell table:style-name="ce3" table:formula="of:=SIN(PI()*2/257*([.HK$1]+191)*[.$B56]*[.$B56])/[.$B56]/[.$B56]" office:value-type="float" office:value="0.0124009890983011">
            <text:p>0.0124009891</text:p>
          </table:table-cell>
          <table:table-cell table:style-name="ce3" table:formula="of:=SIN(PI()*2/257*([.HL$1]+191)*[.$B56]*[.$B56])/[.$B56]/[.$B56]" office:value-type="float" office:value="-0.00942960975650136">
            <text:p>-0.0094296098</text:p>
          </table:table-cell>
          <table:table-cell table:style-name="ce3" table:formula="of:=SIN(PI()*2/257*([.HM$1]+191)*[.$B56]*[.$B56])/[.$B56]/[.$B56]" office:value-type="float" office:value="-0.0125162568348497">
            <text:p>-0.0125162568</text:p>
          </table:table-cell>
          <table:table-cell table:style-name="ce3" table:formula="of:=SIN(PI()*2/257*([.HN$1]+191)*[.$B56]*[.$B56])/[.$B56]/[.$B56]" office:value-type="float" office:value="0.00927661078489295">
            <text:p>0.0092766108</text:p>
          </table:table-cell>
          <table:table-cell table:style-name="ce3" table:formula="of:=SIN(PI()*2/257*([.HO$1]+191)*[.$B56]*[.$B56])/[.$B56]/[.$B56]" office:value-type="float" office:value="0.012629654308937">
            <text:p>0.0126296543</text:p>
          </table:table-cell>
          <table:table-cell table:style-name="ce3" table:formula="of:=SIN(PI()*2/257*([.HP$1]+191)*[.$B56]*[.$B56])/[.$B56]/[.$B56]" office:value-type="float" office:value="-0.00912222564031387">
            <text:p>-0.0091222256</text:p>
          </table:table-cell>
          <table:table-cell table:style-name="ce3" table:formula="of:=SIN(PI()*2/257*([.HQ$1]+191)*[.$B56]*[.$B56])/[.$B56]/[.$B56]" office:value-type="float" office:value="-0.0127411645759582">
            <text:p>-0.0127411646</text:p>
          </table:table-cell>
          <table:table-cell table:style-name="ce3" table:formula="of:=SIN(PI()*2/257*([.HR$1]+191)*[.$B56]*[.$B56])/[.$B56]/[.$B56]" office:value-type="float" office:value="0.00896647739202073">
            <text:p>0.0089664774</text:p>
          </table:table-cell>
          <table:table-cell table:style-name="ce3" table:formula="of:=SIN(PI()*2/257*([.HS$1]+191)*[.$B56]*[.$B56])/[.$B56]/[.$B56]" office:value-type="float" office:value="0.0128507709733046">
            <text:p>0.012850771</text:p>
          </table:table-cell>
          <table:table-cell table:style-name="ce3" table:formula="of:=SIN(PI()*2/257*([.HT$1]+191)*[.$B56]*[.$B56])/[.$B56]/[.$B56]" office:value-type="float" office:value="-0.00880938931295413">
            <text:p>-0.0088093893</text:p>
          </table:table-cell>
          <table:table-cell table:style-name="ce3" table:formula="of:=SIN(PI()*2/257*([.HU$1]+191)*[.$B56]*[.$B56])/[.$B56]/[.$B56]" office:value-type="float" office:value="-0.012958457122859">
            <text:p>-0.0129584571</text:p>
          </table:table-cell>
          <table:table-cell table:style-name="ce3" table:formula="of:=SIN(PI()*2/257*([.HV$1]+191)*[.$B56]*[.$B56])/[.$B56]/[.$B56]" office:value-type="float" office:value="0.00865098487625968">
            <text:p>0.0086509849</text:p>
          </table:table-cell>
          <table:table-cell table:style-name="ce3" table:formula="of:=SIN(PI()*2/257*([.HW$1]+191)*[.$B56]*[.$B56])/[.$B56]/[.$B56]" office:value-type="float" office:value="0.01306420693344">
            <text:p>0.0130642069</text:p>
          </table:table-cell>
          <table:table-cell table:style-name="ce3" table:formula="of:=SIN(PI()*2/257*([.HX$1]+191)*[.$B56]*[.$B56])/[.$B56]/[.$B56]" office:value-type="float" office:value="-0.0084912877517863">
            <text:p>-0.0084912878</text:p>
          </table:table-cell>
          <table:table-cell table:style-name="ce3" table:formula="of:=SIN(PI()*2/257*([.HY$1]+191)*[.$B56]*[.$B56])/[.$B56]/[.$B56]" office:value-type="float" office:value="-0.0131680046032063">
            <text:p>-0.0131680046</text:p>
          </table:table-cell>
          <table:table-cell table:style-name="ce3" table:formula="of:=SIN(PI()*2/257*([.HZ$1]+191)*[.$B56]*[.$B56])/[.$B56]/[.$B56]" office:value-type="float" office:value="0.00833032180254054">
            <text:p>0.0083303218</text:p>
          </table:table-cell>
          <table:table-cell table:style-name="ce3" table:formula="of:=SIN(PI()*2/257*([.IA$1]+191)*[.$B56]*[.$B56])/[.$B56]/[.$B56]" office:value-type="float" office:value="0.0132698346220198">
            <text:p>0.0132698346</text:p>
          </table:table-cell>
          <table:table-cell table:style-name="ce3" table:formula="of:=SIN(PI()*2/257*([.IB$1]+191)*[.$B56]*[.$B56])/[.$B56]/[.$B56]" office:value-type="float" office:value="-0.00816811108112664">
            <text:p>-0.0081681111</text:p>
          </table:table-cell>
          <table:table-cell table:style-name="ce3" table:formula="of:=SIN(PI()*2/257*([.IC$1]+191)*[.$B56]*[.$B56])/[.$B56]/[.$B56]" office:value-type="float" office:value="-0.013369681773759">
            <text:p>-0.0133696818</text:p>
          </table:table-cell>
          <table:table-cell table:style-name="ce3" table:formula="of:=SIN(PI()*2/257*([.ID$1]+191)*[.$B56]*[.$B56])/[.$B56]/[.$B56]" office:value-type="float" office:value="0.00800467982615102">
            <text:p>0.0080046798</text:p>
          </table:table-cell>
          <table:table-cell table:style-name="ce3" table:formula="of:=SIN(PI()*2/257*([.IE$1]+191)*[.$B56]*[.$B56])/[.$B56]/[.$B56]" office:value-type="float" office:value="0.0134675311385983">
            <text:p>0.0134675311</text:p>
          </table:table-cell>
          <table:table-cell table:style-name="ce3" table:formula="of:=SIN(PI()*2/257*([.IF$1]+191)*[.$B56]*[.$B56])/[.$B56]/[.$B56]" office:value-type="float" office:value="-0.0078400524585988">
            <text:p>-0.0078400525</text:p>
          </table:table-cell>
          <table:table-cell table:style-name="ce3" table:formula="of:=SIN(PI()*2/257*([.IG$1]+191)*[.$B56]*[.$B56])/[.$B56]/[.$B56]" office:value-type="float" office:value="-0.0135633680952339">
            <text:p>-0.0135633681</text:p>
          </table:table-cell>
          <table:table-cell table:style-name="ce3" table:formula="of:=SIN(PI()*2/257*([.IH$1]+191)*[.$B56]*[.$B56])/[.$B56]/[.$B56]" office:value-type="float" office:value="0.0076742535781908">
            <text:p>0.0076742536</text:p>
          </table:table-cell>
          <table:table-cell table:style-name="ce3" table:formula="of:=SIN(PI()*2/257*([.II$1]+191)*[.$B56]*[.$B56])/[.$B56]/[.$B56]" office:value-type="float" office:value="0.0136571783230694">
            <text:p>0.0136571783</text:p>
          </table:table-cell>
          <table:table-cell table:style-name="ce3" table:formula="of:=SIN(PI()*2/257*([.IJ$1]+191)*[.$B56]*[.$B56])/[.$B56]/[.$B56]" office:value-type="float" office:value="-0.00750730795969851">
            <text:p>-0.007507308</text:p>
          </table:table-cell>
          <table:table-cell table:style-name="ce3" table:formula="of:=SIN(PI()*2/257*([.IK$1]+191)*[.$B56]*[.$B56])/[.$B56]/[.$B56]" office:value-type="float" office:value="-0.0137489478043567">
            <text:p>-0.0137489478</text:p>
          </table:table-cell>
          <table:table-cell table:style-name="ce3" table:formula="of:=SIN(PI()*2/257*([.IL$1]+191)*[.$B56]*[.$B56])/[.$B56]/[.$B56]" office:value-type="float" office:value="0.00733924054924821">
            <text:p>0.0073392405</text:p>
          </table:table-cell>
          <table:table-cell table:style-name="ce3" table:formula="of:=SIN(PI()*2/257*([.IM$1]+191)*[.$B56]*[.$B56])/[.$B56]/[.$B56]" office:value-type="float" office:value="0.0138386628262868">
            <text:p>0.0138386628</text:p>
          </table:table-cell>
          <table:table-cell table:style-name="ce3" table:formula="of:=SIN(PI()*2/257*([.IN$1]+191)*[.$B56]*[.$B56])/[.$B56]/[.$B56]" office:value-type="float" office:value="-0.00717007646059177">
            <text:p>-0.0071700765</text:p>
          </table:table-cell>
          <table:table-cell table:style-name="ce3" table:formula="of:=SIN(PI()*2/257*([.IO$1]+191)*[.$B56]*[.$B56])/[.$B56]/[.$B56]" office:value-type="float" office:value="-0.0139263099830445">
            <text:p>-0.01392631</text:p>
          </table:table-cell>
          <table:table-cell table:style-name="ce3" table:formula="of:=SIN(PI()*2/257*([.IP$1]+191)*[.$B56]*[.$B56])/[.$B56]/[.$B56]" office:value-type="float" office:value="0.00699984097135246">
            <text:p>0.006999841</text:p>
          </table:table-cell>
          <table:table-cell table:style-name="ce3" table:formula="of:=SIN(PI()*2/257*([.IQ$1]+191)*[.$B56]*[.$B56])/[.$B56]/[.$B56]" office:value-type="float" office:value="0.0140118761778079">
            <text:p>0.0140118762</text:p>
          </table:table-cell>
          <table:table-cell table:style-name="ce3" table:formula="of:=SIN(PI()*2/257*([.IR$1]+191)*[.$B56]*[.$B56])/[.$B56]/[.$B56]" office:value-type="float" office:value="-0.00682855951925411">
            <text:p>-0.0068285595</text:p>
          </table:table-cell>
          <table:table-cell table:style-name="ce3" table:formula="of:=SIN(PI()*2/257*([.IS$1]+191)*[.$B56]*[.$B56])/[.$B56]/[.$B56]" office:value-type="float" office:value="-0.0140953486247063">
            <text:p>-0.0140953486</text:p>
          </table:table-cell>
          <table:table-cell table:style-name="ce3" table:formula="of:=SIN(PI()*2/257*([.IT$1]+191)*[.$B56]*[.$B56])/[.$B56]/[.$B56]" office:value-type="float" office:value="0.00665625769831054">
            <text:p>0.0066562577</text:p>
          </table:table-cell>
          <table:table-cell table:style-name="ce3" table:formula="of:=SIN(PI()*2/257*([.IU$1]+191)*[.$B56]*[.$B56])/[.$B56]/[.$B56]" office:value-type="float" office:value="0.0141767148507313">
            <text:p>0.0141767149</text:p>
          </table:table-cell>
          <table:table-cell table:style-name="ce3" table:formula="of:=SIN(PI()*2/257*([.IV$1]+191)*[.$B56]*[.$B56])/[.$B56]/[.$B56]" office:value-type="float" office:value="-0.00648296125500745">
            <text:p>-0.0064829613</text:p>
          </table:table-cell>
          <table:table-cell table:style-name="ce3" table:formula="of:=SIN(PI()*2/257*([.IW$1]+191)*[.$B56]*[.$B56])/[.$B56]/[.$B56]" office:value-type="float" office:value="-0.014255962697598">
            <text:p>-0.0142559627</text:p>
          </table:table-cell>
          <table:table-cell table:style-name="ce3" table:formula="of:=SIN(PI()*2/257*([.IX$1]+191)*[.$B56]*[.$B56])/[.$B56]/[.$B56]" office:value-type="float" office:value="0.00630869608445365">
            <text:p>0.0063086961</text:p>
          </table:table-cell>
          <table:table-cell table:style-name="ce3" table:formula="of:=SIN(PI()*2/257*([.IY$1]+191)*[.$B56]*[.$B56])/[.$B56]/[.$B56]" office:value-type="float" office:value="0.0143330803235662">
            <text:p>0.01433308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3" table:formula="of:=SIN(PI()*2/257*([.C$1]+191)*[.$B57]*[.$B57])/[.$B57]/[.$B57]" office:value-type="float" office:value="0.0117035694484976">
            <text:p>0.0117035694</text:p>
          </table:table-cell>
          <table:table-cell table:style-name="ce3" table:formula="of:=SIN(PI()*2/257*([.D$1]+191)*[.$B57]*[.$B57])/[.$B57]/[.$B57]" office:value-type="float" office:value="-0.0010551146599235">
            <text:p>-0.0010551147</text:p>
          </table:table-cell>
          <table:table-cell table:style-name="ce3" table:formula="of:=SIN(PI()*2/257*([.E$1]+191)*[.$B57]*[.$B57])/[.$B57]/[.$B57]" office:value-type="float" office:value="-0.0108633661664047">
            <text:p>-0.0108633662</text:p>
          </table:table-cell>
          <table:table-cell table:style-name="ce3" table:formula="of:=SIN(PI()*2/257*([.F$1]+191)*[.$B57]*[.$B57])/[.$B57]/[.$B57]" office:value-type="float" office:value="0.00970577250241066">
            <text:p>0.0097057725</text:p>
          </table:table-cell>
          <table:table-cell table:style-name="ce3" table:formula="of:=SIN(PI()*2/257*([.G$1]+191)*[.$B57]*[.$B57])/[.$B57]/[.$B57]" office:value-type="float" office:value="0.00313451714030618">
            <text:p>0.0031345171</text:p>
          </table:table-cell>
          <table:table-cell table:style-name="ce3" table:formula="of:=SIN(PI()*2/257*([.H$1]+191)*[.$B57]*[.$B57])/[.$B57]/[.$B57]" office:value-type="float" office:value="-0.0122018344841978">
            <text:p>-0.0122018345</text:p>
          </table:table-cell>
          <table:table-cell table:style-name="ce3" table:formula="of:=SIN(PI()*2/257*([.I$1]+191)*[.$B57]*[.$B57])/[.$B57]/[.$B57]" office:value-type="float" office:value="0.00658198265879765">
            <text:p>0.0065819827</text:p>
          </table:table-cell>
          <table:table-cell table:style-name="ce3" table:formula="of:=SIN(PI()*2/257*([.J$1]+191)*[.$B57]*[.$B57])/[.$B57]/[.$B57]" office:value-type="float" office:value="0.00696050513616127">
            <text:p>0.0069605051</text:p>
          </table:table-cell>
          <table:table-cell table:style-name="ce3" table:formula="of:=SIN(PI()*2/257*([.K$1]+191)*[.$B57]*[.$B57])/[.$B57]/[.$B57]" office:value-type="float" office:value="-0.0121247350084347">
            <text:p>-0.012124735</text:p>
          </table:table-cell>
          <table:table-cell table:style-name="ce3" table:formula="of:=SIN(PI()*2/257*([.L$1]+191)*[.$B57]*[.$B57])/[.$B57]/[.$B57]" office:value-type="float" office:value="0.00269459921935237">
            <text:p>0.0026945992</text:p>
          </table:table-cell>
          <table:table-cell table:style-name="ce3" table:formula="of:=SIN(PI()*2/257*([.M$1]+191)*[.$B57]*[.$B57])/[.$B57]/[.$B57]" office:value-type="float" office:value="0.00997898612064207">
            <text:p>0.0099789861</text:p>
          </table:table-cell>
          <table:table-cell table:style-name="ce3" table:formula="of:=SIN(PI()*2/257*([.N$1]+191)*[.$B57]*[.$B57])/[.$B57]/[.$B57]" office:value-type="float" office:value="-0.0106410122576577">
            <text:p>-0.0106410123</text:p>
          </table:table-cell>
          <table:table-cell table:style-name="ce3" table:formula="of:=SIN(PI()*2/257*([.O$1]+191)*[.$B57]*[.$B57])/[.$B57]/[.$B57]" office:value-type="float" office:value="-0.00150539195759308">
            <text:p>-0.001505392</text:p>
          </table:table-cell>
          <table:table-cell table:style-name="ce3" table:formula="of:=SIN(PI()*2/257*([.P$1]+191)*[.$B57]*[.$B57])/[.$B57]/[.$B57]" office:value-type="float" office:value="0.0118397779573947">
            <text:p>0.011839778</text:p>
          </table:table-cell>
          <table:table-cell table:style-name="ce3" table:formula="of:=SIN(PI()*2/257*([.Q$1]+191)*[.$B57]*[.$B57])/[.$B57]/[.$B57]" office:value-type="float" office:value="-0.0079227969178941">
            <text:p>-0.0079227969</text:p>
          </table:table-cell>
          <table:table-cell table:style-name="ce3" table:formula="of:=SIN(PI()*2/257*([.R$1]+191)*[.$B57]*[.$B57])/[.$B57]/[.$B57]" office:value-type="float" office:value="-0.0055307385452674">
            <text:p>-0.0055307385</text:p>
          </table:table-cell>
          <table:table-cell table:style-name="ce3" table:formula="of:=SIN(PI()*2/257*([.S$1]+191)*[.$B57]*[.$B57])/[.$B57]/[.$B57]" office:value-type="float" office:value="0.0123270051567112">
            <text:p>0.0123270052</text:p>
          </table:table-cell>
          <table:table-cell table:style-name="ce3" table:formula="of:=SIN(PI()*2/257*([.T$1]+191)*[.$B57]*[.$B57])/[.$B57]/[.$B57]" office:value-type="float" office:value="-0.00428543649659632">
            <text:p>-0.0042854365</text:p>
          </table:table-cell>
          <table:table-cell table:style-name="ce3" table:formula="of:=SIN(PI()*2/257*([.U$1]+191)*[.$B57]*[.$B57])/[.$B57]/[.$B57]" office:value-type="float" office:value="-0.00891444920767217">
            <text:p>-0.0089144492</text:p>
          </table:table-cell>
          <table:table-cell table:style-name="ce3" table:formula="of:=SIN(PI()*2/257*([.V$1]+191)*[.$B57]*[.$B57])/[.$B57]/[.$B57]" office:value-type="float" office:value="0.0113841431744839">
            <text:p>0.0113841432</text:p>
          </table:table-cell>
          <table:table-cell table:style-name="ce3" table:formula="of:=SIN(PI()*2/257*([.W$1]+191)*[.$B57]*[.$B57])/[.$B57]/[.$B57]" office:value-type="float" office:value="-0.000150911006080914">
            <text:p>-0.000150911</text:p>
          </table:table-cell>
          <table:table-cell table:style-name="ce3" table:formula="of:=SIN(PI()*2/257*([.X$1]+191)*[.$B57]*[.$B57])/[.$B57]/[.$B57]" office:value-type="float" office:value="-0.011263970526497">
            <text:p>-0.0112639705</text:p>
          </table:table-cell>
          <table:table-cell table:style-name="ce3" table:formula="of:=SIN(PI()*2/257*([.Y$1]+191)*[.$B57]*[.$B57])/[.$B57]/[.$B57]" office:value-type="float" office:value="0.00912057597732406">
            <text:p>0.009120576</text:p>
          </table:table-cell>
          <table:table-cell table:style-name="ce3" table:formula="of:=SIN(PI()*2/257*([.Z$1]+191)*[.$B57]*[.$B57])/[.$B57]/[.$B57]" office:value-type="float" office:value="0.00400112207808249">
            <text:p>0.0040011221</text:p>
          </table:table-cell>
          <table:table-cell table:style-name="ce3" table:formula="of:=SIN(PI()*2/257*([.AA$1]+191)*[.$B57]*[.$B57])/[.$B57]/[.$B57]" office:value-type="float" office:value="-0.0123067281840447">
            <text:p>-0.0123067282</text:p>
          </table:table-cell>
          <table:table-cell table:style-name="ce3" table:formula="of:=SIN(PI()*2/257*([.AB$1]+191)*[.$B57]*[.$B57])/[.$B57]/[.$B57]" office:value-type="float" office:value="0.00579890611298634">
            <text:p>0.0057989061</text:p>
          </table:table-cell>
          <table:table-cell table:style-name="ce3" table:formula="of:=SIN(PI()*2/257*([.AC$1]+191)*[.$B57]*[.$B57])/[.$B57]/[.$B57]" office:value-type="float" office:value="0.00768897417706942">
            <text:p>0.0076889742</text:p>
          </table:table-cell>
          <table:table-cell table:style-name="ce3" table:formula="of:=SIN(PI()*2/257*([.AD$1]+191)*[.$B57]*[.$B57])/[.$B57]/[.$B57]" office:value-type="float" office:value="-0.0119217490464453">
            <text:p>-0.011921749</text:p>
          </table:table-cell>
          <table:table-cell table:style-name="ce3" table:formula="of:=SIN(PI()*2/257*([.AE$1]+191)*[.$B57]*[.$B57])/[.$B57]/[.$B57]" office:value-type="float" office:value="0.00180448947913424">
            <text:p>0.0018044895</text:p>
          </table:table-cell>
          <table:table-cell table:style-name="ce3" table:formula="of:=SIN(PI()*2/257*([.AF$1]+191)*[.$B57]*[.$B57])/[.$B57]/[.$B57]" office:value-type="float" office:value="0.0104848076025833">
            <text:p>0.0104848076</text:p>
          </table:table-cell>
          <table:table-cell table:style-name="ce3" table:formula="of:=SIN(PI()*2/257*([.AG$1]+191)*[.$B57]*[.$B57])/[.$B57]/[.$B57]" office:value-type="float" office:value="-0.0101536955838449">
            <text:p>-0.0101536956</text:p>
          </table:table-cell>
          <table:table-cell table:style-name="ce3" table:formula="of:=SIN(PI()*2/257*([.AH$1]+191)*[.$B57]*[.$B57])/[.$B57]/[.$B57]" office:value-type="float" office:value="-0.00239927085576392">
            <text:p>-0.0023992709</text:p>
          </table:table-cell>
          <table:table-cell table:style-name="ce3" table:formula="of:=SIN(PI()*2/257*([.AI$1]+191)*[.$B57]*[.$B57])/[.$B57]/[.$B57]" office:value-type="float" office:value="0.0120642701632835">
            <text:p>0.0120642702</text:p>
          </table:table-cell>
          <table:table-cell table:style-name="ce3" table:formula="of:=SIN(PI()*2/257*([.AJ$1]+191)*[.$B57]*[.$B57])/[.$B57]/[.$B57]" office:value-type="float" office:value="-0.0072076844565438">
            <text:p>-0.0072076845</text:p>
          </table:table-cell>
          <table:table-cell table:style-name="ce3" table:formula="of:=SIN(PI()*2/257*([.AK$1]+191)*[.$B57]*[.$B57])/[.$B57]/[.$B57]" office:value-type="float" office:value="-0.00632468529473669">
            <text:p>-0.0063246853</text:p>
          </table:table-cell>
          <table:table-cell table:style-name="ce3" table:formula="of:=SIN(PI()*2/257*([.AL$1]+191)*[.$B57]*[.$B57])/[.$B57]/[.$B57]" office:value-type="float" office:value="0.0122441241390601">
            <text:p>0.0122441241</text:p>
          </table:table-cell>
          <table:table-cell table:style-name="ce3" table:formula="of:=SIN(PI()*2/257*([.AM$1]+191)*[.$B57]*[.$B57])/[.$B57]/[.$B57]" office:value-type="float" office:value="-0.00342549037691704">
            <text:p>-0.0034254904</text:p>
          </table:table-cell>
          <table:table-cell table:style-name="ce3" table:formula="of:=SIN(PI()*2/257*([.AN$1]+191)*[.$B57]*[.$B57])/[.$B57]/[.$B57]" office:value-type="float" office:value="-0.00951635590041933">
            <text:p>-0.0095163559</text:p>
          </table:table-cell>
          <table:table-cell table:style-name="ce3" table:formula="of:=SIN(PI()*2/257*([.AO$1]+191)*[.$B57]*[.$B57])/[.$B57]/[.$B57]" office:value-type="float" office:value="0.0110035041841334">
            <text:p>0.0110035042</text:p>
          </table:table-cell>
          <table:table-cell table:style-name="ce3" table:formula="of:=SIN(PI()*2/257*([.AP$1]+191)*[.$B57]*[.$B57])/[.$B57]/[.$B57]" office:value-type="float" office:value="0.000754104098608838">
            <text:p>0.0007541041</text:p>
          </table:table-cell>
          <table:table-cell table:style-name="ce3" table:formula="of:=SIN(PI()*2/257*([.AQ$1]+191)*[.$B57]*[.$B57])/[.$B57]/[.$B57]" office:value-type="float" office:value="-0.0116040083404649">
            <text:p>-0.0116040083</text:p>
          </table:table-cell>
          <table:table-cell table:style-name="ce3" table:formula="of:=SIN(PI()*2/257*([.AR$1]+191)*[.$B57]*[.$B57])/[.$B57]/[.$B57]" office:value-type="float" office:value="0.00848633797220819">
            <text:p>0.008486338</text:p>
          </table:table-cell>
          <table:table-cell table:style-name="ce3" table:formula="of:=SIN(PI()*2/257*([.AS$1]+191)*[.$B57]*[.$B57])/[.$B57]/[.$B57]" office:value-type="float" office:value="0.00484621291971236">
            <text:p>0.0048462129</text:p>
          </table:table-cell>
          <table:table-cell table:style-name="ce3" table:formula="of:=SIN(PI()*2/257*([.AT$1]+191)*[.$B57]*[.$B57])/[.$B57]/[.$B57]" office:value-type="float" office:value="-0.0123454484134937">
            <text:p>-0.0123454484</text:p>
          </table:table-cell>
          <table:table-cell table:style-name="ce3" table:formula="of:=SIN(PI()*2/257*([.AU$1]+191)*[.$B57]*[.$B57])/[.$B57]/[.$B57]" office:value-type="float" office:value="0.00498464875808622">
            <text:p>0.0049846488</text:p>
          </table:table-cell>
          <table:table-cell table:style-name="ce3" table:formula="of:=SIN(PI()*2/257*([.AV$1]+191)*[.$B57]*[.$B57])/[.$B57]/[.$B57]" office:value-type="float" office:value="0.00837609948327573">
            <text:p>0.0083760995</text:p>
          </table:table-cell>
          <table:table-cell table:style-name="ce3" table:formula="of:=SIN(PI()*2/257*([.AW$1]+191)*[.$B57]*[.$B57])/[.$B57]/[.$B57]" office:value-type="float" office:value="-0.011654659652917">
            <text:p>-0.0116546597</text:p>
          </table:table-cell>
          <table:table-cell table:style-name="ce3" table:formula="of:=SIN(PI()*2/257*([.AX$1]+191)*[.$B57]*[.$B57])/[.$B57]/[.$B57]" office:value-type="float" office:value="0.000904676970694957">
            <text:p>0.000904677</text:p>
          </table:table-cell>
          <table:table-cell table:style-name="ce3" table:formula="of:=SIN(PI()*2/257*([.AY$1]+191)*[.$B57]*[.$B57])/[.$B57]/[.$B57]" office:value-type="float" office:value="0.0109342521096585">
            <text:p>0.0109342521</text:p>
          </table:table-cell>
          <table:table-cell table:style-name="ce3" table:formula="of:=SIN(PI()*2/257*([.AZ$1]+191)*[.$B57]*[.$B57])/[.$B57]/[.$B57]" office:value-type="float" office:value="-0.00961178232968211">
            <text:p>-0.0096117823</text:p>
          </table:table-cell>
          <table:table-cell table:style-name="ce3" table:formula="of:=SIN(PI()*2/257*([.BA$1]+191)*[.$B57]*[.$B57])/[.$B57]/[.$B57]" office:value-type="float" office:value="-0.00328024883692681">
            <text:p>-0.0032802488</text:p>
          </table:table-cell>
          <table:table-cell table:style-name="ce3" table:formula="of:=SIN(PI()*2/257*([.BB$1]+191)*[.$B57]*[.$B57])/[.$B57]/[.$B57]" office:value-type="float" office:value="0.0122238925993539">
            <text:p>0.0122238926</text:p>
          </table:table-cell>
          <table:table-cell table:style-name="ce3" table:formula="of:=SIN(PI()*2/257*([.BC$1]+191)*[.$B57]*[.$B57])/[.$B57]/[.$B57]" office:value-type="float" office:value="-0.0064538161628655">
            <text:p>-0.0064538162</text:p>
          </table:table-cell>
          <table:table-cell table:style-name="ce3" table:formula="of:=SIN(PI()*2/257*([.BD$1]+191)*[.$B57]*[.$B57])/[.$B57]/[.$B57]" office:value-type="float" office:value="-0.00708462411221522">
            <text:p>-0.0070846241</text:p>
          </table:table-cell>
          <table:table-cell table:style-name="ce3" table:formula="of:=SIN(PI()*2/257*([.BE$1]+191)*[.$B57]*[.$B57])/[.$B57]/[.$B57]" office:value-type="float" office:value="0.0120954062739427">
            <text:p>0.0120954063</text:p>
          </table:table-cell>
          <table:table-cell table:style-name="ce3" table:formula="of:=SIN(PI()*2/257*([.BF$1]+191)*[.$B57]*[.$B57])/[.$B57]/[.$B57]" office:value-type="float" office:value="-0.00254712534177488">
            <text:p>-0.0025471253</text:p>
          </table:table-cell>
          <table:table-cell table:style-name="ce3" table:formula="of:=SIN(PI()*2/257*([.BG$1]+191)*[.$B57]*[.$B57])/[.$B57]/[.$B57]" office:value-type="float" office:value="-0.0100670929982874">
            <text:p>-0.010067093</text:p>
          </table:table-cell>
          <table:table-cell table:style-name="ce3" table:formula="of:=SIN(PI()*2/257*([.BH$1]+191)*[.$B57]*[.$B57])/[.$B57]/[.$B57]" office:value-type="float" office:value="0.0105636991792661">
            <text:p>0.0105636992</text:p>
          </table:table-cell>
          <table:table-cell table:style-name="ce3" table:formula="of:=SIN(PI()*2/257*([.BI$1]+191)*[.$B57]*[.$B57])/[.$B57]/[.$B57]" office:value-type="float" office:value="0.00165506437373568">
            <text:p>0.0016550644</text:p>
          </table:table-cell>
          <table:table-cell table:style-name="ce3" table:formula="of:=SIN(PI()*2/257*([.BJ$1]+191)*[.$B57]*[.$B57])/[.$B57]/[.$B57]" office:value-type="float" office:value="-0.0118816512196516">
            <text:p>-0.0118816512</text:p>
          </table:table-cell>
          <table:table-cell table:style-name="ce3" table:formula="of:=SIN(PI()*2/257*([.BK$1]+191)*[.$B57]*[.$B57])/[.$B57]/[.$B57]" office:value-type="float" office:value="0.00780646879476292">
            <text:p>0.0078064688</text:p>
          </table:table-cell>
          <table:table-cell table:style-name="ce3" table:formula="of:=SIN(PI()*2/257*([.BL$1]+191)*[.$B57]*[.$B57])/[.$B57]/[.$B57]" office:value-type="float" office:value="0.00566524559849245">
            <text:p>0.0056652456</text:p>
          </table:table-cell>
          <table:table-cell table:style-name="ce3" table:formula="of:=SIN(PI()*2/257*([.BM$1]+191)*[.$B57]*[.$B57])/[.$B57]/[.$B57]" office:value-type="float" office:value="-0.0123177869732642">
            <text:p>-0.012317787</text:p>
          </table:table-cell>
          <table:table-cell table:style-name="ce3" table:formula="of:=SIN(PI()*2/257*([.BN$1]+191)*[.$B57]*[.$B57])/[.$B57]/[.$B57]" office:value-type="float" office:value="0.00414358886866223">
            <text:p>0.0041435889</text:p>
          </table:table-cell>
          <table:table-cell table:style-name="ce3" table:formula="of:=SIN(PI()*2/257*([.BO$1]+191)*[.$B57]*[.$B57])/[.$B57]/[.$B57]" office:value-type="float" office:value="0.00901818637123499">
            <text:p>0.0090181864</text:p>
          </table:table-cell>
          <table:table-cell table:style-name="ce3" table:formula="of:=SIN(PI()*2/257*([.BP$1]+191)*[.$B57]*[.$B57])/[.$B57]/[.$B57]" office:value-type="float" office:value="-0.0113249029717064">
            <text:p>-0.011324903</text:p>
          </table:table-cell>
          <table:table-cell table:style-name="ce3" table:formula="of:=SIN(PI()*2/257*([.BQ$1]+191)*[.$B57]*[.$B57])/[.$B57]/[.$B57]" office:value-type="float" office:value="-5.08093336036915E-016">
            <text:p>-5.08093336036915E-016</text:p>
          </table:table-cell>
          <table:table-cell table:style-name="ce3" table:formula="of:=SIN(PI()*2/257*([.BR$1]+191)*[.$B57]*[.$B57])/[.$B57]/[.$B57]" office:value-type="float" office:value="0.0113249029717065">
            <text:p>0.011324903</text:p>
          </table:table-cell>
          <table:table-cell table:style-name="ce3" table:formula="of:=SIN(PI()*2/257*([.BS$1]+191)*[.$B57]*[.$B57])/[.$B57]/[.$B57]" office:value-type="float" office:value="-0.0090181863712343">
            <text:p>-0.0090181864</text:p>
          </table:table-cell>
          <table:table-cell table:style-name="ce3" table:formula="of:=SIN(PI()*2/257*([.BT$1]+191)*[.$B57]*[.$B57])/[.$B57]/[.$B57]" office:value-type="float" office:value="-0.00414358886866319">
            <text:p>-0.0041435889</text:p>
          </table:table-cell>
          <table:table-cell table:style-name="ce3" table:formula="of:=SIN(PI()*2/257*([.BU$1]+191)*[.$B57]*[.$B57])/[.$B57]/[.$B57]" office:value-type="float" office:value="0.0123177869732643">
            <text:p>0.012317787</text:p>
          </table:table-cell>
          <table:table-cell table:style-name="ce3" table:formula="of:=SIN(PI()*2/257*([.BV$1]+191)*[.$B57]*[.$B57])/[.$B57]/[.$B57]" office:value-type="float" office:value="-0.00566524559849218">
            <text:p>-0.0056652456</text:p>
          </table:table-cell>
          <table:table-cell table:style-name="ce3" table:formula="of:=SIN(PI()*2/257*([.BW$1]+191)*[.$B57]*[.$B57])/[.$B57]/[.$B57]" office:value-type="float" office:value="-0.00780646879476371">
            <text:p>-0.0078064688</text:p>
          </table:table-cell>
          <table:table-cell table:style-name="ce3" table:formula="of:=SIN(PI()*2/257*([.BX$1]+191)*[.$B57]*[.$B57])/[.$B57]/[.$B57]" office:value-type="float" office:value="0.0118816512196514">
            <text:p>0.0118816512</text:p>
          </table:table-cell>
          <table:table-cell table:style-name="ce3" table:formula="of:=SIN(PI()*2/257*([.BY$1]+191)*[.$B57]*[.$B57])/[.$B57]/[.$B57]" office:value-type="float" office:value="-0.00165506437373467">
            <text:p>-0.0016550644</text:p>
          </table:table-cell>
          <table:table-cell table:style-name="ce3" table:formula="of:=SIN(PI()*2/257*([.BZ$1]+191)*[.$B57]*[.$B57])/[.$B57]/[.$B57]" office:value-type="float" office:value="-0.0105636991792662">
            <text:p>-0.0105636992</text:p>
          </table:table-cell>
          <table:table-cell table:style-name="ce3" table:formula="of:=SIN(PI()*2/257*([.CA$1]+191)*[.$B57]*[.$B57])/[.$B57]/[.$B57]" office:value-type="float" office:value="0.0100670929982868">
            <text:p>0.010067093</text:p>
          </table:table-cell>
          <table:table-cell table:style-name="ce3" table:formula="of:=SIN(PI()*2/257*([.CB$1]+191)*[.$B57]*[.$B57])/[.$B57]/[.$B57]" office:value-type="float" office:value="0.00254712534177519">
            <text:p>0.0025471253</text:p>
          </table:table-cell>
          <table:table-cell table:style-name="ce3" table:formula="of:=SIN(PI()*2/257*([.CC$1]+191)*[.$B57]*[.$B57])/[.$B57]/[.$B57]" office:value-type="float" office:value="-0.012095406273943">
            <text:p>-0.0120954063</text:p>
          </table:table-cell>
          <table:table-cell table:style-name="ce3" table:formula="of:=SIN(PI()*2/257*([.CD$1]+191)*[.$B57]*[.$B57])/[.$B57]/[.$B57]" office:value-type="float" office:value="0.00708462411221323">
            <text:p>0.0070846241</text:p>
          </table:table-cell>
          <table:table-cell table:style-name="ce3" table:formula="of:=SIN(PI()*2/257*([.CE$1]+191)*[.$B57]*[.$B57])/[.$B57]/[.$B57]" office:value-type="float" office:value="0.00645381616286577">
            <text:p>0.0064538162</text:p>
          </table:table-cell>
          <table:table-cell table:style-name="ce3" table:formula="of:=SIN(PI()*2/257*([.CF$1]+191)*[.$B57]*[.$B57])/[.$B57]/[.$B57]" office:value-type="float" office:value="-0.0122238925993538">
            <text:p>-0.0122238926</text:p>
          </table:table-cell>
          <table:table-cell table:style-name="ce3" table:formula="of:=SIN(PI()*2/257*([.CG$1]+191)*[.$B57]*[.$B57])/[.$B57]/[.$B57]" office:value-type="float" office:value="0.0032802488369265">
            <text:p>0.0032802488</text:p>
          </table:table-cell>
          <table:table-cell table:style-name="ce3" table:formula="of:=SIN(PI()*2/257*([.CH$1]+191)*[.$B57]*[.$B57])/[.$B57]/[.$B57]" office:value-type="float" office:value="0.00961178232968275">
            <text:p>0.0096117823</text:p>
          </table:table-cell>
          <table:table-cell table:style-name="ce3" table:formula="of:=SIN(PI()*2/257*([.CI$1]+191)*[.$B57]*[.$B57])/[.$B57]/[.$B57]" office:value-type="float" office:value="-0.0109342521096581">
            <text:p>-0.0109342521</text:p>
          </table:table-cell>
          <table:table-cell table:style-name="ce3" table:formula="of:=SIN(PI()*2/257*([.CJ$1]+191)*[.$B57]*[.$B57])/[.$B57]/[.$B57]" office:value-type="float" office:value="-0.000904676970694571">
            <text:p>-0.000904677</text:p>
          </table:table-cell>
          <table:table-cell table:style-name="ce3" table:formula="of:=SIN(PI()*2/257*([.CK$1]+191)*[.$B57]*[.$B57])/[.$B57]/[.$B57]" office:value-type="float" office:value="0.0116546596529171">
            <text:p>0.0116546597</text:p>
          </table:table-cell>
          <table:table-cell table:style-name="ce3" table:formula="of:=SIN(PI()*2/257*([.CL$1]+191)*[.$B57]*[.$B57])/[.$B57]/[.$B57]" office:value-type="float" office:value="-0.00837609948327498">
            <text:p>-0.0083760995</text:p>
          </table:table-cell>
          <table:table-cell table:style-name="ce3" table:formula="of:=SIN(PI()*2/257*([.CM$1]+191)*[.$B57]*[.$B57])/[.$B57]/[.$B57]" office:value-type="float" office:value="-0.00498464875808779">
            <text:p>-0.0049846488</text:p>
          </table:table-cell>
          <table:table-cell table:style-name="ce3" table:formula="of:=SIN(PI()*2/257*([.CN$1]+191)*[.$B57]*[.$B57])/[.$B57]/[.$B57]" office:value-type="float" office:value="0.0123454484134937">
            <text:p>0.0123454484</text:p>
          </table:table-cell>
          <table:table-cell table:style-name="ce3" table:formula="of:=SIN(PI()*2/257*([.CO$1]+191)*[.$B57]*[.$B57])/[.$B57]/[.$B57]" office:value-type="float" office:value="-0.00484621291971207">
            <text:p>-0.0048462129</text:p>
          </table:table-cell>
          <table:table-cell table:style-name="ce3" table:formula="of:=SIN(PI()*2/257*([.CP$1]+191)*[.$B57]*[.$B57])/[.$B57]/[.$B57]" office:value-type="float" office:value="-0.00848633797220843">
            <text:p>-0.008486338</text:p>
          </table:table-cell>
          <table:table-cell table:style-name="ce3" table:formula="of:=SIN(PI()*2/257*([.CQ$1]+191)*[.$B57]*[.$B57])/[.$B57]/[.$B57]" office:value-type="float" office:value="0.0116040083404648">
            <text:p>0.0116040083</text:p>
          </table:table-cell>
          <table:table-cell table:style-name="ce3" table:formula="of:=SIN(PI()*2/257*([.CR$1]+191)*[.$B57]*[.$B57])/[.$B57]/[.$B57]" office:value-type="float" office:value="-0.000754104098607123">
            <text:p>-0.0007541041</text:p>
          </table:table-cell>
          <table:table-cell table:style-name="ce3" table:formula="of:=SIN(PI()*2/257*([.CS$1]+191)*[.$B57]*[.$B57])/[.$B57]/[.$B57]" office:value-type="float" office:value="-0.0110035041841342">
            <text:p>-0.0110035042</text:p>
          </table:table-cell>
          <table:table-cell table:style-name="ce3" table:formula="of:=SIN(PI()*2/257*([.CT$1]+191)*[.$B57]*[.$B57])/[.$B57]/[.$B57]" office:value-type="float" office:value="0.00951635590041913">
            <text:p>0.0095163559</text:p>
          </table:table-cell>
          <table:table-cell table:style-name="ce3" table:formula="of:=SIN(PI()*2/257*([.CU$1]+191)*[.$B57]*[.$B57])/[.$B57]/[.$B57]" office:value-type="float" office:value="0.00342549037691666">
            <text:p>0.0034254904</text:p>
          </table:table-cell>
          <table:table-cell table:style-name="ce3" table:formula="of:=SIN(PI()*2/257*([.CV$1]+191)*[.$B57]*[.$B57])/[.$B57]/[.$B57]" office:value-type="float" office:value="-0.0122441241390601">
            <text:p>-0.0122441241</text:p>
          </table:table-cell>
          <table:table-cell table:style-name="ce3" table:formula="of:=SIN(PI()*2/257*([.CW$1]+191)*[.$B57]*[.$B57])/[.$B57]/[.$B57]" office:value-type="float" office:value="0.00632468529473522">
            <text:p>0.0063246853</text:p>
          </table:table-cell>
          <table:table-cell table:style-name="ce3" table:formula="of:=SIN(PI()*2/257*([.CX$1]+191)*[.$B57]*[.$B57])/[.$B57]/[.$B57]" office:value-type="float" office:value="0.0072076844565452">
            <text:p>0.0072076845</text:p>
          </table:table-cell>
          <table:table-cell table:style-name="ce3" table:formula="of:=SIN(PI()*2/257*([.CY$1]+191)*[.$B57]*[.$B57])/[.$B57]/[.$B57]" office:value-type="float" office:value="-0.0120642701632833">
            <text:p>-0.0120642702</text:p>
          </table:table-cell>
          <table:table-cell table:style-name="ce3" table:formula="of:=SIN(PI()*2/257*([.CZ$1]+191)*[.$B57]*[.$B57])/[.$B57]/[.$B57]" office:value-type="float" office:value="0.00239927085576361">
            <text:p>0.0023992709</text:p>
          </table:table-cell>
          <table:table-cell table:style-name="ce3" table:formula="of:=SIN(PI()*2/257*([.DA$1]+191)*[.$B57]*[.$B57])/[.$B57]/[.$B57]" office:value-type="float" office:value="0.0101536955838455">
            <text:p>0.0101536956</text:p>
          </table:table-cell>
          <table:table-cell table:style-name="ce3" table:formula="of:=SIN(PI()*2/257*([.DB$1]+191)*[.$B57]*[.$B57])/[.$B57]/[.$B57]" office:value-type="float" office:value="-0.0104848076025824">
            <text:p>-0.0104848076</text:p>
          </table:table-cell>
          <table:table-cell table:style-name="ce3" table:formula="of:=SIN(PI()*2/257*([.DC$1]+191)*[.$B57]*[.$B57])/[.$B57]/[.$B57]" office:value-type="float" office:value="-0.00180448947913455">
            <text:p>-0.0018044895</text:p>
          </table:table-cell>
          <table:table-cell table:style-name="ce3" table:formula="of:=SIN(PI()*2/257*([.DD$1]+191)*[.$B57]*[.$B57])/[.$B57]/[.$B57]" office:value-type="float" office:value="0.0119217490464456">
            <text:p>0.011921749</text:p>
          </table:table-cell>
          <table:table-cell table:style-name="ce3" table:formula="of:=SIN(PI()*2/257*([.DE$1]+191)*[.$B57]*[.$B57])/[.$B57]/[.$B57]" office:value-type="float" office:value="-0.00768897417706862">
            <text:p>-0.0076889742</text:p>
          </table:table-cell>
          <table:table-cell table:style-name="ce3" table:formula="of:=SIN(PI()*2/257*([.DF$1]+191)*[.$B57]*[.$B57])/[.$B57]/[.$B57]" office:value-type="float" office:value="-0.00579890611298662">
            <text:p>-0.0057989061</text:p>
          </table:table-cell>
          <table:table-cell table:style-name="ce3" table:formula="of:=SIN(PI()*2/257*([.DG$1]+191)*[.$B57]*[.$B57])/[.$B57]/[.$B57]" office:value-type="float" office:value="0.0123067281840445">
            <text:p>0.0123067282</text:p>
          </table:table-cell>
          <table:table-cell table:style-name="ce3" table:formula="of:=SIN(PI()*2/257*([.DH$1]+191)*[.$B57]*[.$B57])/[.$B57]/[.$B57]" office:value-type="float" office:value="-0.00400112207808086">
            <text:p>-0.0040011221</text:p>
          </table:table-cell>
          <table:table-cell table:style-name="ce3" table:formula="of:=SIN(PI()*2/257*([.DI$1]+191)*[.$B57]*[.$B57])/[.$B57]/[.$B57]" office:value-type="float" office:value="-0.0091205759773238">
            <text:p>-0.009120576</text:p>
          </table:table-cell>
          <table:table-cell table:style-name="ce3" table:formula="of:=SIN(PI()*2/257*([.DJ$1]+191)*[.$B57]*[.$B57])/[.$B57]/[.$B57]" office:value-type="float" office:value="0.0112639705264966">
            <text:p>0.0112639705</text:p>
          </table:table-cell>
          <table:table-cell table:style-name="ce3" table:formula="of:=SIN(PI()*2/257*([.DK$1]+191)*[.$B57]*[.$B57])/[.$B57]/[.$B57]" office:value-type="float" office:value="0.000150911006080527">
            <text:p>0.000150911</text:p>
          </table:table-cell>
          <table:table-cell table:style-name="ce3" table:formula="of:=SIN(PI()*2/257*([.DL$1]+191)*[.$B57]*[.$B57])/[.$B57]/[.$B57]" office:value-type="float" office:value="-0.0113841431744841">
            <text:p>-0.0113841432</text:p>
          </table:table-cell>
          <table:table-cell table:style-name="ce3" table:formula="of:=SIN(PI()*2/257*([.DM$1]+191)*[.$B57]*[.$B57])/[.$B57]/[.$B57]" office:value-type="float" office:value="0.00891444920767099">
            <text:p>0.0089144492</text:p>
          </table:table-cell>
          <table:table-cell table:style-name="ce3" table:formula="of:=SIN(PI()*2/257*([.DN$1]+191)*[.$B57]*[.$B57])/[.$B57]/[.$B57]" office:value-type="float" office:value="0.00428543649659727">
            <text:p>0.0042854365</text:p>
          </table:table-cell>
          <table:table-cell table:style-name="ce3" table:formula="of:=SIN(PI()*2/257*([.DO$1]+191)*[.$B57]*[.$B57])/[.$B57]/[.$B57]" office:value-type="float" office:value="-0.0123270051567112">
            <text:p>-0.0123270052</text:p>
          </table:table-cell>
          <table:table-cell table:style-name="ce3" table:formula="of:=SIN(PI()*2/257*([.DP$1]+191)*[.$B57]*[.$B57])/[.$B57]/[.$B57]" office:value-type="float" office:value="0.00553073854526649">
            <text:p>0.0055307385</text:p>
          </table:table-cell>
          <table:table-cell table:style-name="ce3" table:formula="of:=SIN(PI()*2/257*([.DQ$1]+191)*[.$B57]*[.$B57])/[.$B57]/[.$B57]" office:value-type="float" office:value="0.00792279691789542">
            <text:p>0.0079227969</text:p>
          </table:table-cell>
          <table:table-cell table:style-name="ce3" table:formula="of:=SIN(PI()*2/257*([.DR$1]+191)*[.$B57]*[.$B57])/[.$B57]/[.$B57]" office:value-type="float" office:value="-0.011839777957394">
            <text:p>-0.011839778</text:p>
          </table:table-cell>
          <table:table-cell table:style-name="ce3" table:formula="of:=SIN(PI()*2/257*([.DS$1]+191)*[.$B57]*[.$B57])/[.$B57]/[.$B57]" office:value-type="float" office:value="0.00150539195759208">
            <text:p>0.001505392</text:p>
          </table:table-cell>
          <table:table-cell table:style-name="ce3" table:formula="of:=SIN(PI()*2/257*([.DT$1]+191)*[.$B57]*[.$B57])/[.$B57]/[.$B57]" office:value-type="float" office:value="0.0106410122576575">
            <text:p>0.0106410123</text:p>
          </table:table-cell>
          <table:table-cell table:style-name="ce3" table:formula="of:=SIN(PI()*2/257*([.DU$1]+191)*[.$B57]*[.$B57])/[.$B57]/[.$B57]" office:value-type="float" office:value="-0.00997898612064147">
            <text:p>-0.0099789861</text:p>
          </table:table-cell>
          <table:table-cell table:style-name="ce3" table:formula="of:=SIN(PI()*2/257*([.DV$1]+191)*[.$B57]*[.$B57])/[.$B57]/[.$B57]" office:value-type="float" office:value="-0.00269459921935473">
            <text:p>-0.0026945992</text:p>
          </table:table-cell>
          <table:table-cell table:style-name="ce3" table:formula="of:=SIN(PI()*2/257*([.DW$1]+191)*[.$B57]*[.$B57])/[.$B57]/[.$B57]" office:value-type="float" office:value="0.0121247350084348">
            <text:p>0.012124735</text:p>
          </table:table-cell>
          <table:table-cell table:style-name="ce3" table:formula="of:=SIN(PI()*2/257*([.DX$1]+191)*[.$B57]*[.$B57])/[.$B57]/[.$B57]" office:value-type="float" office:value="-0.00696050513616101">
            <text:p>-0.0069605051</text:p>
          </table:table-cell>
          <table:table-cell table:style-name="ce3" table:formula="of:=SIN(PI()*2/257*([.DY$1]+191)*[.$B57]*[.$B57])/[.$B57]/[.$B57]" office:value-type="float" office:value="-0.00658198265879851">
            <text:p>-0.0065819827</text:p>
          </table:table-cell>
          <table:table-cell table:style-name="ce3" table:formula="of:=SIN(PI()*2/257*([.DZ$1]+191)*[.$B57]*[.$B57])/[.$B57]/[.$B57]" office:value-type="float" office:value="0.0122018344841977">
            <text:p>0.0122018345</text:p>
          </table:table-cell>
          <table:table-cell table:style-name="ce3" table:formula="of:=SIN(PI()*2/257*([.EA$1]+191)*[.$B57]*[.$B57])/[.$B57]/[.$B57]" office:value-type="float" office:value="-0.00313451714030519">
            <text:p>-0.0031345171</text:p>
          </table:table-cell>
          <table:table-cell table:style-name="ce3" table:formula="of:=SIN(PI()*2/257*([.EB$1]+191)*[.$B57]*[.$B57])/[.$B57]/[.$B57]" office:value-type="float" office:value="-0.00970577250241129">
            <text:p>-0.0097057725</text:p>
          </table:table-cell>
          <table:table-cell table:style-name="ce3" table:formula="of:=SIN(PI()*2/257*([.EC$1]+191)*[.$B57]*[.$B57])/[.$B57]/[.$B57]" office:value-type="float" office:value="0.0108633661664042">
            <text:p>0.0108633662</text:p>
          </table:table-cell>
          <table:table-cell table:style-name="ce3" table:formula="of:=SIN(PI()*2/257*([.ED$1]+191)*[.$B57]*[.$B57])/[.$B57]/[.$B57]" office:value-type="float" office:value="0.00105511465992381">
            <text:p>0.0010551147</text:p>
          </table:table-cell>
          <table:table-cell table:style-name="ce3" table:formula="of:=SIN(PI()*2/257*([.EE$1]+191)*[.$B57]*[.$B57])/[.$B57]/[.$B57]" office:value-type="float" office:value="-0.0117035694484975">
            <text:p>-0.0117035694</text:p>
          </table:table-cell>
          <table:table-cell table:style-name="ce3" table:formula="of:=SIN(PI()*2/257*([.EF$1]+191)*[.$B57]*[.$B57])/[.$B57]/[.$B57]" office:value-type="float" office:value="0.00826460938176716">
            <text:p>0.0082646094</text:p>
          </table:table-cell>
          <table:table-cell table:style-name="ce3" table:formula="of:=SIN(PI()*2/257*([.EG$1]+191)*[.$B57]*[.$B57])/[.$B57]/[.$B57]" office:value-type="float" office:value="0.00512233975704471">
            <text:p>0.0051223398</text:p>
          </table:table-cell>
          <table:table-cell table:style-name="ce3" table:formula="of:=SIN(PI()*2/257*([.EH$1]+191)*[.$B57]*[.$B57])/[.$B57]/[.$B57]" office:value-type="float" office:value="-0.0123436036743645">
            <text:p>-0.0123436037</text:p>
          </table:table-cell>
          <table:table-cell table:style-name="ce3" table:formula="of:=SIN(PI()*2/257*([.EI$1]+191)*[.$B57]*[.$B57])/[.$B57]/[.$B57]" office:value-type="float" office:value="0.00470705292792574">
            <text:p>0.0047070529</text:p>
          </table:table-cell>
          <table:table-cell table:style-name="ce3" table:formula="of:=SIN(PI()*2/257*([.EJ$1]+191)*[.$B57]*[.$B57])/[.$B57]/[.$B57]" office:value-type="float" office:value="0.00859530837599979">
            <text:p>0.0085953084</text:p>
          </table:table-cell>
          <table:table-cell table:style-name="ce3" table:formula="of:=SIN(PI()*2/257*([.EK$1]+191)*[.$B57]*[.$B57])/[.$B57]/[.$B57]" office:value-type="float" office:value="-0.0115516230797972">
            <text:p>-0.0115516231</text:p>
          </table:table-cell>
          <table:table-cell table:style-name="ce3" table:formula="of:=SIN(PI()*2/257*([.EL$1]+191)*[.$B57]*[.$B57])/[.$B57]/[.$B57]" office:value-type="float" office:value="0.00060341854326354">
            <text:p>0.0006034185</text:p>
          </table:table-cell>
          <table:table-cell table:style-name="ce3" table:formula="of:=SIN(PI()*2/257*([.EM$1]+191)*[.$B57]*[.$B57])/[.$B57]/[.$B57]" office:value-type="float" office:value="0.0110711120417242">
            <text:p>0.011071112</text:p>
          </table:table-cell>
          <table:table-cell table:style-name="ce3" table:formula="of:=SIN(PI()*2/257*([.EN$1]+191)*[.$B57]*[.$B57])/[.$B57]/[.$B57]" office:value-type="float" office:value="-0.00941950747387259">
            <text:p>-0.0094195075</text:p>
          </table:table-cell>
          <table:table-cell table:style-name="ce3" table:formula="of:=SIN(PI()*2/257*([.EO$1]+191)*[.$B57]*[.$B57])/[.$B57]/[.$B57]" office:value-type="float" office:value="-0.00357022005732217">
            <text:p>-0.0035702201</text:p>
          </table:table-cell>
          <table:table-cell table:style-name="ce3" table:formula="of:=SIN(PI()*2/257*([.EP$1]+191)*[.$B57]*[.$B57])/[.$B57]/[.$B57]" office:value-type="float" office:value="0.012262526080185">
            <text:p>0.0122625261</text:p>
          </table:table-cell>
          <table:table-cell table:style-name="ce3" table:formula="of:=SIN(PI()*2/257*([.EQ$1]+191)*[.$B57]*[.$B57])/[.$B57]/[.$B57]" office:value-type="float" office:value="-0.00619460935000422">
            <text:p>-0.0061946094</text:p>
          </table:table-cell>
          <table:table-cell table:style-name="ce3" table:formula="of:=SIN(PI()*2/257*([.ER$1]+191)*[.$B57]*[.$B57])/[.$B57]/[.$B57]" office:value-type="float" office:value="-0.00732966778065666">
            <text:p>-0.0073296678</text:p>
          </table:table-cell>
          <table:table-cell table:style-name="ce3" table:formula="of:=SIN(PI()*2/257*([.ES$1]+191)*[.$B57]*[.$B57])/[.$B57]/[.$B57]" office:value-type="float" office:value="0.0120313313290219">
            <text:p>0.0120313313</text:p>
          </table:table-cell>
          <table:table-cell table:style-name="ce3" table:formula="of:=SIN(PI()*2/257*([.ET$1]+191)*[.$B57]*[.$B57])/[.$B57]/[.$B57]" office:value-type="float" office:value="-0.00225105785471995">
            <text:p>-0.0022510579</text:p>
          </table:table-cell>
          <table:table-cell table:style-name="ce3" table:formula="of:=SIN(PI()*2/257*([.EU$1]+191)*[.$B57]*[.$B57])/[.$B57]/[.$B57]" office:value-type="float" office:value="-0.0102387809365797">
            <text:p>-0.0102387809</text:p>
          </table:table-cell>
          <table:table-cell table:style-name="ce3" table:formula="of:=SIN(PI()*2/257*([.EV$1]+191)*[.$B57]*[.$B57])/[.$B57]/[.$B57]" office:value-type="float" office:value="0.0104043493161135">
            <text:p>0.0104043493</text:p>
          </table:table-cell>
          <table:table-cell table:style-name="ce3" table:formula="of:=SIN(PI()*2/257*([.EW$1]+191)*[.$B57]*[.$B57])/[.$B57]/[.$B57]" office:value-type="float" office:value="0.00195364494569658">
            <text:p>0.0019536449</text:p>
          </table:table-cell>
          <table:table-cell table:style-name="ce3" table:formula="of:=SIN(PI()*2/257*([.EX$1]+191)*[.$B57]*[.$B57])/[.$B57]/[.$B57]" office:value-type="float" office:value="-0.0119600654460914">
            <text:p>-0.0119600654</text:p>
          </table:table-cell>
          <table:table-cell table:style-name="ce3" table:formula="of:=SIN(PI()*2/257*([.EY$1]+191)*[.$B57]*[.$B57])/[.$B57]/[.$B57]" office:value-type="float" office:value="0.00757033062164121">
            <text:p>0.0075703306</text:p>
          </table:table-cell>
          <table:table-cell table:style-name="ce3" table:formula="of:=SIN(PI()*2/257*([.EZ$1]+191)*[.$B57]*[.$B57])/[.$B57]/[.$B57]" office:value-type="float" office:value="0.00593170011630618">
            <text:p>0.0059317001</text:p>
          </table:table-cell>
          <table:table-cell table:style-name="ce3" table:formula="of:=SIN(PI()*2/257*([.FA$1]+191)*[.$B57]*[.$B57])/[.$B57]/[.$B57]" office:value-type="float" office:value="-0.0122938304415303">
            <text:p>-0.0122938304</text:p>
          </table:table-cell>
          <table:table-cell table:style-name="ce3" table:formula="of:=SIN(PI()*2/257*([.FB$1]+191)*[.$B57]*[.$B57])/[.$B57]/[.$B57]" office:value-type="float" office:value="0.00385805741319163">
            <text:p>0.0038580574</text:p>
          </table:table-cell>
          <table:table-cell table:style-name="ce3" table:formula="of:=SIN(PI()*2/257*([.FC$1]+191)*[.$B57]*[.$B57])/[.$B57]/[.$B57]" office:value-type="float" office:value="0.00922160272620311">
            <text:p>0.0092216027</text:p>
          </table:table-cell>
          <table:table-cell table:style-name="ce3" table:formula="of:=SIN(PI()*2/257*([.FD$1]+191)*[.$B57]*[.$B57])/[.$B57]/[.$B57]" office:value-type="float" office:value="-0.0112013549437867">
            <text:p>-0.0112013549</text:p>
          </table:table-cell>
          <table:table-cell table:style-name="ce3" table:formula="of:=SIN(PI()*2/257*([.FE$1]+191)*[.$B57]*[.$B57])/[.$B57]/[.$B57]" office:value-type="float" office:value="-0.000301799462032869">
            <text:p>-0.0003017995</text:p>
          </table:table-cell>
          <table:table-cell table:style-name="ce3" table:formula="of:=SIN(PI()*2/257*([.FF$1]+191)*[.$B57]*[.$B57])/[.$B57]/[.$B57]" office:value-type="float" office:value="0.0114416822827643">
            <text:p>0.0114416823</text:p>
          </table:table-cell>
          <table:table-cell table:style-name="ce3" table:formula="of:=SIN(PI()*2/257*([.FG$1]+191)*[.$B57]*[.$B57])/[.$B57]/[.$B57]" office:value-type="float" office:value="-0.00880937998773304">
            <text:p>-0.00880938</text:p>
          </table:table-cell>
          <table:table-cell table:style-name="ce3" table:formula="of:=SIN(PI()*2/257*([.FH$1]+191)*[.$B57]*[.$B57])/[.$B57]/[.$B57]" office:value-type="float" office:value="-0.00442664376606542">
            <text:p>-0.0044266438</text:p>
          </table:table-cell>
          <table:table-cell table:style-name="ce3" table:formula="of:=SIN(PI()*2/257*([.FI$1]+191)*[.$B57]*[.$B57])/[.$B57]/[.$B57]" office:value-type="float" office:value="0.0123343813569432">
            <text:p>0.0123343814</text:p>
          </table:table-cell>
          <table:table-cell table:style-name="ce3" table:formula="of:=SIN(PI()*2/257*([.FJ$1]+191)*[.$B57]*[.$B57])/[.$B57]/[.$B57]" office:value-type="float" office:value="-0.00539540505225094">
            <text:p>-0.0053954051</text:p>
          </table:table-cell>
          <table:table-cell table:style-name="ce3" table:formula="of:=SIN(PI()*2/257*([.FK$1]+191)*[.$B57]*[.$B57])/[.$B57]/[.$B57]" office:value-type="float" office:value="-0.00803794116394051">
            <text:p>-0.0080379412</text:p>
          </table:table-cell>
          <table:table-cell table:style-name="ce3" table:formula="of:=SIN(PI()*2/257*([.FL$1]+191)*[.$B57]*[.$B57])/[.$B57]/[.$B57]" office:value-type="float" office:value="0.0117961355166554">
            <text:p>0.0117961355</text:p>
          </table:table-cell>
          <table:table-cell table:style-name="ce3" table:formula="of:=SIN(PI()*2/257*([.FM$1]+191)*[.$B57]*[.$B57])/[.$B57]/[.$B57]" office:value-type="float" office:value="-0.00135549459575785">
            <text:p>-0.0013554946</text:p>
          </table:table-cell>
          <table:table-cell table:style-name="ce3" table:formula="of:=SIN(PI()*2/257*([.FN$1]+191)*[.$B57]*[.$B57])/[.$B57]/[.$B57]" office:value-type="float" office:value="-0.0107167352851232">
            <text:p>-0.0107167353</text:p>
          </table:table-cell>
          <table:table-cell table:style-name="ce3" table:formula="of:=SIN(PI()*2/257*([.FO$1]+191)*[.$B57]*[.$B57])/[.$B57]/[.$B57]" office:value-type="float" office:value="0.00988938811642377">
            <text:p>0.0098893881</text:p>
          </table:table-cell>
          <table:table-cell table:style-name="ce3" table:formula="of:=SIN(PI()*2/257*([.FP$1]+191)*[.$B57]*[.$B57])/[.$B57]/[.$B57]" office:value-type="float" office:value="0.0028416704519687">
            <text:p>0.0028416705</text:p>
          </table:table-cell>
          <table:table-cell table:style-name="ce3" table:formula="of:=SIN(PI()*2/257*([.FQ$1]+191)*[.$B57]*[.$B57])/[.$B57]/[.$B57]" office:value-type="float" office:value="-0.0121522519842644">
            <text:p>-0.012152252</text:p>
          </table:table-cell>
          <table:table-cell table:style-name="ce3" table:formula="of:=SIN(PI()*2/257*([.FR$1]+191)*[.$B57]*[.$B57])/[.$B57]/[.$B57]" office:value-type="float" office:value="0.0068353460750695">
            <text:p>0.0068353461</text:p>
          </table:table-cell>
          <table:table-cell table:style-name="ce3" table:formula="of:=SIN(PI()*2/257*([.FS$1]+191)*[.$B57]*[.$B57])/[.$B57]/[.$B57]" office:value-type="float" office:value="0.00670916563104284">
            <text:p>0.0067091656</text:p>
          </table:table-cell>
          <table:table-cell table:style-name="ce3" table:formula="of:=SIN(PI()*2/257*([.FT$1]+191)*[.$B57]*[.$B57])/[.$B57]/[.$B57]" office:value-type="float" office:value="-0.0121779530896623">
            <text:p>-0.0121779531</text:p>
          </table:table-cell>
          <table:table-cell table:style-name="ce3" table:formula="of:=SIN(PI()*2/257*([.FU$1]+191)*[.$B57]*[.$B57])/[.$B57]/[.$B57]" office:value-type="float" office:value="0.00298831706325521">
            <text:p>0.0029883171</text:p>
          </table:table-cell>
          <table:table-cell table:style-name="ce3" table:formula="of:=SIN(PI()*2/257*([.FV$1]+191)*[.$B57]*[.$B57])/[.$B57]/[.$B57]" office:value-type="float" office:value="0.00979831237396602">
            <text:p>0.0097983124</text:p>
          </table:table-cell>
          <table:table-cell table:style-name="ce3" table:formula="of:=SIN(PI()*2/257*([.FW$1]+191)*[.$B57]*[.$B57])/[.$B57]/[.$B57]" office:value-type="float" office:value="-0.0107908569466226">
            <text:p>-0.0107908569</text:p>
          </table:table-cell>
          <table:table-cell table:style-name="ce3" table:formula="of:=SIN(PI()*2/257*([.FX$1]+191)*[.$B57]*[.$B57])/[.$B57]/[.$B57]" office:value-type="float" office:value="-0.00120539468689433">
            <text:p>-0.0012053947</text:p>
          </table:table-cell>
          <table:table-cell table:style-name="ce3" table:formula="of:=SIN(PI()*2/257*([.FY$1]+191)*[.$B57]*[.$B57])/[.$B57]/[.$B57]" office:value-type="float" office:value="0.0117507304187793">
            <text:p>0.0117507304</text:p>
          </table:table-cell>
          <table:table-cell table:style-name="ce3" table:formula="of:=SIN(PI()*2/257*([.FZ$1]+191)*[.$B57]*[.$B57])/[.$B57]/[.$B57]" office:value-type="float" office:value="-0.00815188432727983">
            <text:p>-0.0081518843</text:p>
          </table:table-cell>
          <table:table-cell table:style-name="ce3" table:formula="of:=SIN(PI()*2/257*([.GA$1]+191)*[.$B57]*[.$B57])/[.$B57]/[.$B57]" office:value-type="float" office:value="-0.00525926534187633">
            <text:p>-0.0052592653</text:p>
          </table:table-cell>
          <table:table-cell table:style-name="ce3" table:formula="of:=SIN(PI()*2/257*([.GB$1]+191)*[.$B57]*[.$B57])/[.$B57]/[.$B57]" office:value-type="float" office:value="0.0123399144717592">
            <text:p>0.0123399145</text:p>
          </table:table-cell>
          <table:table-cell table:style-name="ce3" table:formula="of:=SIN(PI()*2/257*([.GC$1]+191)*[.$B57]*[.$B57])/[.$B57]/[.$B57]" office:value-type="float" office:value="-0.00456718957693813">
            <text:p>-0.0045671896</text:p>
          </table:table-cell>
          <table:table-cell table:style-name="ce3" table:formula="of:=SIN(PI()*2/257*([.GD$1]+191)*[.$B57]*[.$B57])/[.$B57]/[.$B57]" office:value-type="float" office:value="-0.00870299441156224">
            <text:p>-0.0087029944</text:p>
          </table:table-cell>
          <table:table-cell table:style-name="ce3" table:formula="of:=SIN(PI()*2/257*([.GE$1]+191)*[.$B57]*[.$B57])/[.$B57]/[.$B57]" office:value-type="float" office:value="0.011497511698669">
            <text:p>0.0114975117</text:p>
          </table:table-cell>
          <table:table-cell table:style-name="ce3" table:formula="of:=SIN(PI()*2/257*([.GF$1]+191)*[.$B57]*[.$B57])/[.$B57]/[.$B57]" office:value-type="float" office:value="-0.000452642821102133">
            <text:p>-0.0004526428</text:p>
          </table:table-cell>
          <table:table-cell table:style-name="ce3" table:formula="of:=SIN(PI()*2/257*([.GG$1]+191)*[.$B57]*[.$B57])/[.$B57]/[.$B57]" office:value-type="float" office:value="-0.0111370655800153">
            <text:p>-0.0111370656</text:p>
          </table:table-cell>
          <table:table-cell table:style-name="ce3" table:formula="of:=SIN(PI()*2/257*([.GH$1]+191)*[.$B57]*[.$B57])/[.$B57]/[.$B57]" office:value-type="float" office:value="0.00932125152178034">
            <text:p>0.0093212515</text:p>
          </table:table-cell>
          <table:table-cell table:style-name="ce3" table:formula="of:=SIN(PI()*2/257*([.GI$1]+191)*[.$B57]*[.$B57])/[.$B57]/[.$B57]" office:value-type="float" office:value="0.00371441625166445">
            <text:p>0.0037144163</text:p>
          </table:table-cell>
          <table:table-cell table:style-name="ce3" table:formula="of:=SIN(PI()*2/257*([.GJ$1]+191)*[.$B57]*[.$B57])/[.$B57]/[.$B57]" office:value-type="float" office:value="-0.0122790956729884">
            <text:p>-0.0122790957</text:p>
          </table:table-cell>
          <table:table-cell table:style-name="ce3" table:formula="of:=SIN(PI()*2/257*([.GK$1]+191)*[.$B57]*[.$B57])/[.$B57]/[.$B57]" office:value-type="float" office:value="0.00606360776548474">
            <text:p>0.0060636078</text:p>
          </table:table-cell>
          <table:table-cell table:style-name="ce3" table:formula="of:=SIN(PI()*2/257*([.GL$1]+191)*[.$B57]*[.$B57])/[.$B57]/[.$B57]" office:value-type="float" office:value="0.00745055585698996">
            <text:p>0.0074505559</text:p>
          </table:table-cell>
          <table:table-cell table:style-name="ce3" table:formula="of:=SIN(PI()*2/257*([.GM$1]+191)*[.$B57]*[.$B57])/[.$B57]/[.$B57]" office:value-type="float" office:value="-0.0119965946930975">
            <text:p>-0.0119965947</text:p>
          </table:table-cell>
          <table:table-cell table:style-name="ce3" table:formula="of:=SIN(PI()*2/257*([.GN$1]+191)*[.$B57]*[.$B57])/[.$B57]/[.$B57]" office:value-type="float" office:value="0.00210250848561977">
            <text:p>0.0021025085</text:p>
          </table:table-cell>
          <table:table-cell table:style-name="ce3" table:formula="of:=SIN(PI()*2/257*([.GO$1]+191)*[.$B57]*[.$B57])/[.$B57]/[.$B57]" office:value-type="float" office:value="0.0103223363424713">
            <text:p>0.0103223363</text:p>
          </table:table-cell>
          <table:table-cell table:style-name="ce3" table:formula="of:=SIN(PI()*2/257*([.GP$1]+191)*[.$B57]*[.$B57])/[.$B57]/[.$B57]" office:value-type="float" office:value="-0.0103223363424712">
            <text:p>-0.0103223363</text:p>
          </table:table-cell>
          <table:table-cell table:style-name="ce3" table:formula="of:=SIN(PI()*2/257*([.GQ$1]+191)*[.$B57]*[.$B57])/[.$B57]/[.$B57]" office:value-type="float" office:value="-0.00210250848562128">
            <text:p>-0.0021025085</text:p>
          </table:table-cell>
          <table:table-cell table:style-name="ce3" table:formula="of:=SIN(PI()*2/257*([.GR$1]+191)*[.$B57]*[.$B57])/[.$B57]/[.$B57]" office:value-type="float" office:value="0.0119965946930982">
            <text:p>0.0119965947</text:p>
          </table:table-cell>
          <table:table-cell table:style-name="ce3" table:formula="of:=SIN(PI()*2/257*([.GS$1]+191)*[.$B57]*[.$B57])/[.$B57]/[.$B57]" office:value-type="float" office:value="-0.00745055585698986">
            <text:p>-0.0074505559</text:p>
          </table:table-cell>
          <table:table-cell table:style-name="ce3" table:formula="of:=SIN(PI()*2/257*([.GT$1]+191)*[.$B57]*[.$B57])/[.$B57]/[.$B57]" office:value-type="float" office:value="-0.00606360776548607">
            <text:p>-0.0060636078</text:p>
          </table:table-cell>
          <table:table-cell table:style-name="ce3" table:formula="of:=SIN(PI()*2/257*([.GU$1]+191)*[.$B57]*[.$B57])/[.$B57]/[.$B57]" office:value-type="float" office:value="0.0122790956729881">
            <text:p>0.0122790957</text:p>
          </table:table-cell>
          <table:table-cell table:style-name="ce3" table:formula="of:=SIN(PI()*2/257*([.GV$1]+191)*[.$B57]*[.$B57])/[.$B57]/[.$B57]" office:value-type="float" office:value="-0.00371441625166434">
            <text:p>-0.0037144163</text:p>
          </table:table-cell>
          <table:table-cell table:style-name="ce3" table:formula="of:=SIN(PI()*2/257*([.GW$1]+191)*[.$B57]*[.$B57])/[.$B57]/[.$B57]" office:value-type="float" office:value="-0.00932125152178226">
            <text:p>-0.0093212515</text:p>
          </table:table-cell>
          <table:table-cell table:style-name="ce3" table:formula="of:=SIN(PI()*2/257*([.GX$1]+191)*[.$B57]*[.$B57])/[.$B57]/[.$B57]" office:value-type="float" office:value="0.0111370655800146">
            <text:p>0.0111370656</text:p>
          </table:table-cell>
          <table:table-cell table:style-name="ce3" table:formula="of:=SIN(PI()*2/257*([.GY$1]+191)*[.$B57]*[.$B57])/[.$B57]/[.$B57]" office:value-type="float" office:value="0.000452642821100851">
            <text:p>0.0004526428</text:p>
          </table:table-cell>
          <table:table-cell table:style-name="ce3" table:formula="of:=SIN(PI()*2/257*([.GZ$1]+191)*[.$B57]*[.$B57])/[.$B57]/[.$B57]" office:value-type="float" office:value="-0.0114975116986695">
            <text:p>-0.0114975117</text:p>
          </table:table-cell>
          <table:table-cell table:style-name="ce3" table:formula="of:=SIN(PI()*2/257*([.HA$1]+191)*[.$B57]*[.$B57])/[.$B57]/[.$B57]" office:value-type="float" office:value="0.00870299441156115">
            <text:p>0.0087029944</text:p>
          </table:table-cell>
          <table:table-cell table:style-name="ce3" table:formula="of:=SIN(PI()*2/257*([.HB$1]+191)*[.$B57]*[.$B57])/[.$B57]/[.$B57]" office:value-type="float" office:value="0.00456718957693955">
            <text:p>0.0045671896</text:p>
          </table:table-cell>
          <table:table-cell table:style-name="ce3" table:formula="of:=SIN(PI()*2/257*([.HC$1]+191)*[.$B57]*[.$B57])/[.$B57]/[.$B57]" office:value-type="float" office:value="-0.0123399144717593">
            <text:p>-0.0123399145</text:p>
          </table:table-cell>
          <table:table-cell table:style-name="ce3" table:formula="of:=SIN(PI()*2/257*([.HD$1]+191)*[.$B57]*[.$B57])/[.$B57]/[.$B57]" office:value-type="float" office:value="0.00525926534187495">
            <text:p>0.0052592653</text:p>
          </table:table-cell>
          <table:table-cell table:style-name="ce3" table:formula="of:=SIN(PI()*2/257*([.HE$1]+191)*[.$B57]*[.$B57])/[.$B57]/[.$B57]" office:value-type="float" office:value="0.00815188432727992">
            <text:p>0.0081518843</text:p>
          </table:table-cell>
          <table:table-cell table:style-name="ce3" table:formula="of:=SIN(PI()*2/257*([.HF$1]+191)*[.$B57]*[.$B57])/[.$B57]/[.$B57]" office:value-type="float" office:value="-0.0117507304187789">
            <text:p>-0.0117507304</text:p>
          </table:table-cell>
          <table:table-cell table:style-name="ce3" table:formula="of:=SIN(PI()*2/257*([.HG$1]+191)*[.$B57]*[.$B57])/[.$B57]/[.$B57]" office:value-type="float" office:value="0.00120539468689142">
            <text:p>0.0012053947</text:p>
          </table:table-cell>
          <table:table-cell table:style-name="ce3" table:formula="of:=SIN(PI()*2/257*([.HH$1]+191)*[.$B57]*[.$B57])/[.$B57]/[.$B57]" office:value-type="float" office:value="0.0107908569466226">
            <text:p>0.0107908569</text:p>
          </table:table-cell>
          <table:table-cell table:style-name="ce3" table:formula="of:=SIN(PI()*2/257*([.HI$1]+191)*[.$B57]*[.$B57])/[.$B57]/[.$B57]" office:value-type="float" office:value="-0.00979831237396509">
            <text:p>-0.0097983124</text:p>
          </table:table-cell>
          <table:table-cell table:style-name="ce3" table:formula="of:=SIN(PI()*2/257*([.HJ$1]+191)*[.$B57]*[.$B57])/[.$B57]/[.$B57]" office:value-type="float" office:value="-0.00298831706325669">
            <text:p>-0.0029883171</text:p>
          </table:table-cell>
          <table:table-cell table:style-name="ce3" table:formula="of:=SIN(PI()*2/257*([.HK$1]+191)*[.$B57]*[.$B57])/[.$B57]/[.$B57]" office:value-type="float" office:value="0.0121779530896623">
            <text:p>0.0121779531</text:p>
          </table:table-cell>
          <table:table-cell table:style-name="ce3" table:formula="of:=SIN(PI()*2/257*([.HL$1]+191)*[.$B57]*[.$B57])/[.$B57]/[.$B57]" office:value-type="float" office:value="-0.00670916563104038">
            <text:p>-0.0067091656</text:p>
          </table:table-cell>
          <table:table-cell table:style-name="ce3" table:formula="of:=SIN(PI()*2/257*([.HM$1]+191)*[.$B57]*[.$B57])/[.$B57]/[.$B57]" office:value-type="float" office:value="-0.00683534607507077">
            <text:p>-0.0068353461</text:p>
          </table:table-cell>
          <table:table-cell table:style-name="ce3" table:formula="of:=SIN(PI()*2/257*([.HN$1]+191)*[.$B57]*[.$B57])/[.$B57]/[.$B57]" office:value-type="float" office:value="0.0121522519842644">
            <text:p>0.012152252</text:p>
          </table:table-cell>
          <table:table-cell table:style-name="ce3" table:formula="of:=SIN(PI()*2/257*([.HO$1]+191)*[.$B57]*[.$B57])/[.$B57]/[.$B57]" office:value-type="float" office:value="-0.00284167045196858">
            <text:p>-0.0028416705</text:p>
          </table:table-cell>
          <table:table-cell table:style-name="ce3" table:formula="of:=SIN(PI()*2/257*([.HP$1]+191)*[.$B57]*[.$B57])/[.$B57]/[.$B57]" office:value-type="float" office:value="-0.00988938811642468">
            <text:p>-0.0098893881</text:p>
          </table:table-cell>
          <table:table-cell table:style-name="ce3" table:formula="of:=SIN(PI()*2/257*([.HQ$1]+191)*[.$B57]*[.$B57])/[.$B57]/[.$B57]" office:value-type="float" office:value="0.0107167352851224">
            <text:p>0.0107167353</text:p>
          </table:table-cell>
          <table:table-cell table:style-name="ce3" table:formula="of:=SIN(PI()*2/257*([.HR$1]+191)*[.$B57]*[.$B57])/[.$B57]/[.$B57]" office:value-type="float" office:value="0.00135549459575658">
            <text:p>0.0013554946</text:p>
          </table:table-cell>
          <table:table-cell table:style-name="ce3" table:formula="of:=SIN(PI()*2/257*([.HS$1]+191)*[.$B57]*[.$B57])/[.$B57]/[.$B57]" office:value-type="float" office:value="-0.0117961355166558">
            <text:p>-0.0117961355</text:p>
          </table:table-cell>
          <table:table-cell table:style-name="ce3" table:formula="of:=SIN(PI()*2/257*([.HT$1]+191)*[.$B57]*[.$B57])/[.$B57]/[.$B57]" office:value-type="float" office:value="0.00803794116394042">
            <text:p>0.0080379412</text:p>
          </table:table-cell>
          <table:table-cell table:style-name="ce3" table:formula="of:=SIN(PI()*2/257*([.HU$1]+191)*[.$B57]*[.$B57])/[.$B57]/[.$B57]" office:value-type="float" office:value="0.00539540505225105">
            <text:p>0.0053954051</text:p>
          </table:table-cell>
          <table:table-cell table:style-name="ce3" table:formula="of:=SIN(PI()*2/257*([.HV$1]+191)*[.$B57]*[.$B57])/[.$B57]/[.$B57]" office:value-type="float" office:value="-0.0123343813569431">
            <text:p>-0.0123343814</text:p>
          </table:table-cell>
          <table:table-cell table:style-name="ce3" table:formula="of:=SIN(PI()*2/257*([.HW$1]+191)*[.$B57]*[.$B57])/[.$B57]/[.$B57]" office:value-type="float" office:value="0.00442664376606531">
            <text:p>0.0044266438</text:p>
          </table:table-cell>
          <table:table-cell table:style-name="ce3" table:formula="of:=SIN(PI()*2/257*([.HX$1]+191)*[.$B57]*[.$B57])/[.$B57]/[.$B57]" office:value-type="float" office:value="0.00880937998773312">
            <text:p>0.00880938</text:p>
          </table:table-cell>
          <table:table-cell table:style-name="ce3" table:formula="of:=SIN(PI()*2/257*([.HY$1]+191)*[.$B57]*[.$B57])/[.$B57]/[.$B57]" office:value-type="float" office:value="-0.0114416822827637">
            <text:p>-0.0114416823</text:p>
          </table:table-cell>
          <table:table-cell table:style-name="ce3" table:formula="of:=SIN(PI()*2/257*([.HZ$1]+191)*[.$B57]*[.$B57])/[.$B57]/[.$B57]" office:value-type="float" office:value="0.000301799462034151">
            <text:p>0.0003017995</text:p>
          </table:table-cell>
          <table:table-cell table:style-name="ce3" table:formula="of:=SIN(PI()*2/257*([.IA$1]+191)*[.$B57]*[.$B57])/[.$B57]/[.$B57]" office:value-type="float" office:value="0.0112013549437873">
            <text:p>0.0112013549</text:p>
          </table:table-cell>
          <table:table-cell table:style-name="ce3" table:formula="of:=SIN(PI()*2/257*([.IB$1]+191)*[.$B57]*[.$B57])/[.$B57]/[.$B57]" office:value-type="float" office:value="-0.0092216027262021">
            <text:p>-0.0092216027</text:p>
          </table:table-cell>
          <table:table-cell table:style-name="ce3" table:formula="of:=SIN(PI()*2/257*([.IC$1]+191)*[.$B57]*[.$B57])/[.$B57]/[.$B57]" office:value-type="float" office:value="-0.00385805741319175">
            <text:p>-0.0038580574</text:p>
          </table:table-cell>
          <table:table-cell table:style-name="ce3" table:formula="of:=SIN(PI()*2/257*([.ID$1]+191)*[.$B57]*[.$B57])/[.$B57]/[.$B57]" office:value-type="float" office:value="0.0122938304415303">
            <text:p>0.0122938304</text:p>
          </table:table-cell>
          <table:table-cell table:style-name="ce3" table:formula="of:=SIN(PI()*2/257*([.IE$1]+191)*[.$B57]*[.$B57])/[.$B57]/[.$B57]" office:value-type="float" office:value="-0.00593170011630485">
            <text:p>-0.0059317001</text:p>
          </table:table-cell>
          <table:table-cell table:style-name="ce3" table:formula="of:=SIN(PI()*2/257*([.IF$1]+191)*[.$B57]*[.$B57])/[.$B57]/[.$B57]" office:value-type="float" office:value="-0.00757033062164241">
            <text:p>-0.0075703306</text:p>
          </table:table-cell>
          <table:table-cell table:style-name="ce3" table:formula="of:=SIN(PI()*2/257*([.IG$1]+191)*[.$B57]*[.$B57])/[.$B57]/[.$B57]" office:value-type="float" office:value="0.0119600654460914">
            <text:p>0.0119600654</text:p>
          </table:table-cell>
          <table:table-cell table:style-name="ce3" table:formula="of:=SIN(PI()*2/257*([.IH$1]+191)*[.$B57]*[.$B57])/[.$B57]/[.$B57]" office:value-type="float" office:value="-0.00195364494569646">
            <text:p>-0.0019536449</text:p>
          </table:table-cell>
          <table:table-cell table:style-name="ce3" table:formula="of:=SIN(PI()*2/257*([.II$1]+191)*[.$B57]*[.$B57])/[.$B57]/[.$B57]" office:value-type="float" office:value="-0.0104043493161135">
            <text:p>-0.0104043493</text:p>
          </table:table-cell>
          <table:table-cell table:style-name="ce3" table:formula="of:=SIN(PI()*2/257*([.IJ$1]+191)*[.$B57]*[.$B57])/[.$B57]/[.$B57]" office:value-type="float" office:value="0.0102387809365796">
            <text:p>0.0102387809</text:p>
          </table:table-cell>
          <table:table-cell table:style-name="ce3" table:formula="of:=SIN(PI()*2/257*([.IK$1]+191)*[.$B57]*[.$B57])/[.$B57]/[.$B57]" office:value-type="float" office:value="0.00225105785472283">
            <text:p>0.0022510579</text:p>
          </table:table-cell>
          <table:table-cell table:style-name="ce3" table:formula="of:=SIN(PI()*2/257*([.IL$1]+191)*[.$B57]*[.$B57])/[.$B57]/[.$B57]" office:value-type="float" office:value="-0.0120313313290219">
            <text:p>-0.0120313313</text:p>
          </table:table-cell>
          <table:table-cell table:style-name="ce3" table:formula="of:=SIN(PI()*2/257*([.IM$1]+191)*[.$B57]*[.$B57])/[.$B57]/[.$B57]" office:value-type="float" office:value="0.00732966778065656">
            <text:p>0.0073296678</text:p>
          </table:table-cell>
          <table:table-cell table:style-name="ce3" table:formula="of:=SIN(PI()*2/257*([.IN$1]+191)*[.$B57]*[.$B57])/[.$B57]/[.$B57]" office:value-type="float" office:value="0.00619460935000554">
            <text:p>0.0061946094</text:p>
          </table:table-cell>
          <table:table-cell table:style-name="ce3" table:formula="of:=SIN(PI()*2/257*([.IO$1]+191)*[.$B57]*[.$B57])/[.$B57]/[.$B57]" office:value-type="float" office:value="-0.012262526080185">
            <text:p>-0.0122625261</text:p>
          </table:table-cell>
          <table:table-cell table:style-name="ce3" table:formula="of:=SIN(PI()*2/257*([.IP$1]+191)*[.$B57]*[.$B57])/[.$B57]/[.$B57]" office:value-type="float" office:value="0.00357022005732071">
            <text:p>0.0035702201</text:p>
          </table:table-cell>
          <table:table-cell table:style-name="ce3" table:formula="of:=SIN(PI()*2/257*([.IQ$1]+191)*[.$B57]*[.$B57])/[.$B57]/[.$B57]" office:value-type="float" office:value="0.00941950747387358">
            <text:p>0.0094195075</text:p>
          </table:table-cell>
          <table:table-cell table:style-name="ce3" table:formula="of:=SIN(PI()*2/257*([.IR$1]+191)*[.$B57]*[.$B57])/[.$B57]/[.$B57]" office:value-type="float" office:value="-0.0110711120417242">
            <text:p>-0.011071112</text:p>
          </table:table-cell>
          <table:table-cell table:style-name="ce3" table:formula="of:=SIN(PI()*2/257*([.IS$1]+191)*[.$B57]*[.$B57])/[.$B57]/[.$B57]" office:value-type="float" office:value="-0.000603418543262259">
            <text:p>-0.0006034185</text:p>
          </table:table-cell>
          <table:table-cell table:style-name="ce3" table:formula="of:=SIN(PI()*2/257*([.IT$1]+191)*[.$B57]*[.$B57])/[.$B57]/[.$B57]" office:value-type="float" office:value="0.0115516230797977">
            <text:p>0.0115516231</text:p>
          </table:table-cell>
          <table:table-cell table:style-name="ce3" table:formula="of:=SIN(PI()*2/257*([.IU$1]+191)*[.$B57]*[.$B57])/[.$B57]/[.$B57]" office:value-type="float" office:value="-0.00859530837599769">
            <text:p>-0.0085953084</text:p>
          </table:table-cell>
          <table:table-cell table:style-name="ce3" table:formula="of:=SIN(PI()*2/257*([.IV$1]+191)*[.$B57]*[.$B57])/[.$B57]/[.$B57]" office:value-type="float" office:value="-0.00470705292792585">
            <text:p>-0.0047070529</text:p>
          </table:table-cell>
          <table:table-cell table:style-name="ce3" table:formula="of:=SIN(PI()*2/257*([.IW$1]+191)*[.$B57]*[.$B57])/[.$B57]/[.$B57]" office:value-type="float" office:value="0.0123436036743645">
            <text:p>0.0123436037</text:p>
          </table:table-cell>
          <table:table-cell table:style-name="ce3" table:formula="of:=SIN(PI()*2/257*([.IX$1]+191)*[.$B57]*[.$B57])/[.$B57]/[.$B57]" office:value-type="float" office:value="-0.00512233975704332">
            <text:p>-0.0051223398</text:p>
          </table:table-cell>
          <table:table-cell table:style-name="ce3" table:formula="of:=SIN(PI()*2/257*([.IY$1]+191)*[.$B57]*[.$B57])/[.$B57]/[.$B57]" office:value-type="float" office:value="-0.00826460938176829">
            <text:p>-0.00826460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3" table:formula="of:=SIN(PI()*2/257*([.C$1]+191)*[.$B58]*[.$B58])/[.$B58]/[.$B58]" office:value-type="float" office:value="0.00907309750446762">
            <text:p>0.0090730975</text:p>
          </table:table-cell>
          <table:table-cell table:style-name="ce3" table:formula="of:=SIN(PI()*2/257*([.D$1]+191)*[.$B58]*[.$B58])/[.$B58]/[.$B58]" office:value-type="float" office:value="-0.00965661672762067">
            <text:p>-0.0096566167</text:p>
          </table:table-cell>
          <table:table-cell table:style-name="ce3" table:formula="of:=SIN(PI()*2/257*([.E$1]+191)*[.$B58]*[.$B58])/[.$B58]/[.$B58]" office:value-type="float" office:value="0.00573854553089355">
            <text:p>0.0057385455</text:p>
          </table:table-cell>
          <table:table-cell table:style-name="ce3" table:formula="of:=SIN(PI()*2/257*([.F$1]+191)*[.$B58]*[.$B58])/[.$B58]/[.$B58]" office:value-type="float" office:value="0.000854642874538364">
            <text:p>0.0008546429</text:p>
          </table:table-cell>
          <table:table-cell table:style-name="ce3" table:formula="of:=SIN(PI()*2/257*([.G$1]+191)*[.$B58]*[.$B58])/[.$B58]/[.$B58]" office:value-type="float" office:value="-0.00704942547336544">
            <text:p>-0.0070494255</text:p>
          </table:table-cell>
          <table:table-cell table:style-name="ce3" table:formula="of:=SIN(PI()*2/257*([.H$1]+191)*[.$B58]*[.$B58])/[.$B58]/[.$B58]" office:value-type="float" office:value="0.00995800265763967">
            <text:p>0.0099580027</text:p>
          </table:table-cell>
          <table:table-cell table:style-name="ce3" table:formula="of:=SIN(PI()*2/257*([.I$1]+191)*[.$B58]*[.$B58])/[.$B58]/[.$B58]" office:value-type="float" office:value="-0.00822449342291451">
            <text:p>-0.0082244934</text:p>
          </table:table-cell>
          <table:table-cell table:style-name="ce3" table:formula="of:=SIN(PI()*2/257*([.J$1]+191)*[.$B58]*[.$B58])/[.$B58]/[.$B58]" office:value-type="float" office:value="0.00265700155791015">
            <text:p>0.0026570016</text:p>
          </table:table-cell>
          <table:table-cell table:style-name="ce3" table:formula="of:=SIN(PI()*2/257*([.K$1]+191)*[.$B58]*[.$B58])/[.$B58]/[.$B58]" office:value-type="float" office:value="0.00414909520320544">
            <text:p>0.0041490952</text:p>
          </table:table-cell>
          <table:table-cell table:style-name="ce3" table:formula="of:=SIN(PI()*2/257*([.L$1]+191)*[.$B58]*[.$B58])/[.$B58]/[.$B58]" office:value-type="float" office:value="-0.00902102311981222">
            <text:p>-0.0090210231</text:p>
          </table:table-cell>
          <table:table-cell table:style-name="ce3" table:formula="of:=SIN(PI()*2/257*([.M$1]+191)*[.$B58]*[.$B58])/[.$B58]/[.$B58]" office:value-type="float" office:value="0.00968765301133398">
            <text:p>0.009687653</text:p>
          </table:table-cell>
          <table:table-cell table:style-name="ce3" table:formula="of:=SIN(PI()*2/257*([.N$1]+191)*[.$B58]*[.$B58])/[.$B58]/[.$B58]" office:value-type="float" office:value="-0.00583822440980139">
            <text:p>-0.0058382244</text:p>
          </table:table-cell>
          <table:table-cell table:style-name="ce3" table:formula="of:=SIN(PI()*2/257*([.O$1]+191)*[.$B58]*[.$B58])/[.$B58]/[.$B58]" office:value-type="float" office:value="-0.000732788346263149">
            <text:p>-0.0007327883</text:p>
          </table:table-cell>
          <table:table-cell table:style-name="ce3" table:formula="of:=SIN(PI()*2/257*([.P$1]+191)*[.$B58]*[.$B58])/[.$B58]/[.$B58]" office:value-type="float" office:value="0.00696219978455938">
            <text:p>0.0069621998</text:p>
          </table:table-cell>
          <table:table-cell table:style-name="ce3" table:formula="of:=SIN(PI()*2/257*([.Q$1]+191)*[.$B58]*[.$B58])/[.$B58]/[.$B58]" office:value-type="float" office:value="-0.00994606749512043">
            <text:p>-0.0099460675</text:p>
          </table:table-cell>
          <table:table-cell table:style-name="ce3" table:formula="of:=SIN(PI()*2/257*([.R$1]+191)*[.$B58]*[.$B58])/[.$B58]/[.$B58]" office:value-type="float" office:value="0.00829341255862922">
            <text:p>0.0082934126</text:p>
          </table:table-cell>
          <table:table-cell table:style-name="ce3" table:formula="of:=SIN(PI()*2/257*([.S$1]+191)*[.$B58]*[.$B58])/[.$B58]/[.$B58]" office:value-type="float" office:value="-0.00277464720530312">
            <text:p>-0.0027746472</text:p>
          </table:table-cell>
          <table:table-cell table:style-name="ce3" table:formula="of:=SIN(PI()*2/257*([.T$1]+191)*[.$B58]*[.$B58])/[.$B58]/[.$B58]" office:value-type="float" office:value="-0.00403756549405025">
            <text:p>-0.0040375655</text:p>
          </table:table-cell>
          <table:table-cell table:style-name="ce3" table:formula="of:=SIN(PI()*2/257*([.U$1]+191)*[.$B58]*[.$B58])/[.$B58]/[.$B58]" office:value-type="float" office:value="0.00896760075379743">
            <text:p>0.0089676008</text:p>
          </table:table-cell>
          <table:table-cell table:style-name="ce3" table:formula="of:=SIN(PI()*2/257*([.V$1]+191)*[.$B58]*[.$B58])/[.$B58]/[.$B58]" office:value-type="float" office:value="-0.00971724170140937">
            <text:p>-0.0097172417</text:p>
          </table:table-cell>
          <table:table-cell table:style-name="ce3" table:formula="of:=SIN(PI()*2/257*([.W$1]+191)*[.$B58]*[.$B58])/[.$B58]/[.$B58]" office:value-type="float" office:value="0.00593703090233221">
            <text:p>0.0059370309</text:p>
          </table:table-cell>
          <table:table-cell table:style-name="ce3" table:formula="of:=SIN(PI()*2/257*([.X$1]+191)*[.$B58]*[.$B58])/[.$B58]/[.$B58]" office:value-type="float" office:value="0.000610824319872474">
            <text:p>0.0006108243</text:p>
          </table:table-cell>
          <table:table-cell table:style-name="ce3" table:formula="of:=SIN(PI()*2/257*([.Y$1]+191)*[.$B58]*[.$B58])/[.$B58]/[.$B58]" office:value-type="float" office:value="-0.00687393375748871">
            <text:p>-0.0068739338</text:p>
          </table:table-cell>
          <table:table-cell table:style-name="ce3" table:formula="of:=SIN(PI()*2/257*([.Z$1]+191)*[.$B58]*[.$B58])/[.$B58]/[.$B58]" office:value-type="float" office:value="0.00993264612494994">
            <text:p>0.0099326461</text:p>
          </table:table-cell>
          <table:table-cell table:style-name="ce3" table:formula="of:=SIN(PI()*2/257*([.AA$1]+191)*[.$B58]*[.$B58])/[.$B58]/[.$B58]" office:value-type="float" office:value="-0.00836109243740118">
            <text:p>-0.0083610924</text:p>
          </table:table-cell>
          <table:table-cell table:style-name="ce3" table:formula="of:=SIN(PI()*2/257*([.AB$1]+191)*[.$B58]*[.$B58])/[.$B58]/[.$B58]" office:value-type="float" office:value="0.00289187824642895">
            <text:p>0.0028918782</text:p>
          </table:table-cell>
          <table:table-cell table:style-name="ce3" table:formula="of:=SIN(PI()*2/257*([.AC$1]+191)*[.$B58]*[.$B58])/[.$B58]/[.$B58]" office:value-type="float" office:value="0.00392543246496762">
            <text:p>0.0039254325</text:p>
          </table:table-cell>
          <table:table-cell table:style-name="ce3" table:formula="of:=SIN(PI()*2/257*([.AD$1]+191)*[.$B58]*[.$B58])/[.$B58]/[.$B58]" office:value-type="float" office:value="-0.00891283838914822">
            <text:p>-0.0089128384</text:p>
          </table:table-cell>
          <table:table-cell table:style-name="ce3" table:formula="of:=SIN(PI()*2/257*([.AE$1]+191)*[.$B58]*[.$B58])/[.$B58]/[.$B58]" office:value-type="float" office:value="0.00974537837650772">
            <text:p>0.0097453784</text:p>
          </table:table-cell>
          <table:table-cell table:style-name="ce3" table:formula="of:=SIN(PI()*2/257*([.AF$1]+191)*[.$B58]*[.$B58])/[.$B58]/[.$B58]" office:value-type="float" office:value="-0.0060349502441609">
            <text:p>-0.0060349502</text:p>
          </table:table-cell>
          <table:table-cell table:style-name="ce3" table:formula="of:=SIN(PI()*2/257*([.AG$1]+191)*[.$B58]*[.$B58])/[.$B58]/[.$B58]" office:value-type="float" office:value="-0.000488769020043506">
            <text:p>-0.000488769</text:p>
          </table:table-cell>
          <table:table-cell table:style-name="ce3" table:formula="of:=SIN(PI()*2/257*([.AH$1]+191)*[.$B58]*[.$B58])/[.$B58]/[.$B58]" office:value-type="float" office:value="0.00678464058145274">
            <text:p>0.0067846406</text:p>
          </table:table-cell>
          <table:table-cell table:style-name="ce3" table:formula="of:=SIN(PI()*2/257*([.AI$1]+191)*[.$B58]*[.$B58])/[.$B58]/[.$B58]" office:value-type="float" office:value="-0.00991774055263873">
            <text:p>-0.0099177406</text:p>
          </table:table-cell>
          <table:table-cell table:style-name="ce3" table:formula="of:=SIN(PI()*2/257*([.AJ$1]+191)*[.$B58]*[.$B58])/[.$B58]/[.$B58]" office:value-type="float" office:value="0.00842752294605179">
            <text:p>0.0084275229</text:p>
          </table:table-cell>
          <table:table-cell table:style-name="ce3" table:formula="of:=SIN(PI()*2/257*([.AK$1]+191)*[.$B58]*[.$B58])/[.$B58]/[.$B58]" office:value-type="float" office:value="-0.00300867716384793">
            <text:p>-0.0030086772</text:p>
          </table:table-cell>
          <table:table-cell table:style-name="ce3" table:formula="of:=SIN(PI()*2/257*([.AL$1]+191)*[.$B58]*[.$B58])/[.$B58]/[.$B58]" office:value-type="float" office:value="-0.00381271287162008">
            <text:p>-0.0038127129</text:p>
          </table:table-cell>
          <table:table-cell table:style-name="ce3" table:formula="of:=SIN(PI()*2/257*([.AM$1]+191)*[.$B58]*[.$B58])/[.$B58]/[.$B58]" office:value-type="float" office:value="0.00885674420882314">
            <text:p>0.0088567442</text:p>
          </table:table-cell>
          <table:table-cell table:style-name="ce3" table:formula="of:=SIN(PI()*2/257*([.AN$1]+191)*[.$B58]*[.$B58])/[.$B58]/[.$B58]" office:value-type="float" office:value="-0.00977205883225962">
            <text:p>-0.0097720588</text:p>
          </table:table-cell>
          <table:table-cell table:style-name="ce3" table:formula="of:=SIN(PI()*2/257*([.AO$1]+191)*[.$B58]*[.$B58])/[.$B58]/[.$B58]" office:value-type="float" office:value="0.00613196780352902">
            <text:p>0.0061319678</text:p>
          </table:table-cell>
          <table:table-cell table:style-name="ce3" table:formula="of:=SIN(PI()*2/257*([.AP$1]+191)*[.$B58]*[.$B58])/[.$B58]/[.$B58]" office:value-type="float" office:value="0.000366640685092101">
            <text:p>0.0003666407</text:p>
          </table:table-cell>
          <table:table-cell table:style-name="ce3" table:formula="of:=SIN(PI()*2/257*([.AQ$1]+191)*[.$B58]*[.$B58])/[.$B58]/[.$B58]" office:value-type="float" office:value="-0.00669433359923259">
            <text:p>-0.0066943336</text:p>
          </table:table-cell>
          <table:table-cell table:style-name="ce3" table:formula="of:=SIN(PI()*2/257*([.AR$1]+191)*[.$B58]*[.$B58])/[.$B58]/[.$B58]" office:value-type="float" office:value="0.00990135300547668">
            <text:p>0.009901353</text:p>
          </table:table-cell>
          <table:table-cell table:style-name="ce3" table:formula="of:=SIN(PI()*2/257*([.AS$1]+191)*[.$B58]*[.$B58])/[.$B58]/[.$B58]" office:value-type="float" office:value="-0.008492694158092">
            <text:p>-0.0084926942</text:p>
          </table:table-cell>
          <table:table-cell table:style-name="ce3" table:formula="of:=SIN(PI()*2/257*([.AT$1]+191)*[.$B58]*[.$B58])/[.$B58]/[.$B58]" office:value-type="float" office:value="0.00312502650468351">
            <text:p>0.0031250265</text:p>
          </table:table-cell>
          <table:table-cell table:style-name="ce3" table:formula="of:=SIN(PI()*2/257*([.AU$1]+191)*[.$B58]*[.$B58])/[.$B58]/[.$B58]" office:value-type="float" office:value="0.00369942355732161">
            <text:p>0.0036994236</text:p>
          </table:table-cell>
          <table:table-cell table:style-name="ce3" table:formula="of:=SIN(PI()*2/257*([.AV$1]+191)*[.$B58]*[.$B58])/[.$B58]/[.$B58]" office:value-type="float" office:value="-0.00879932659478827">
            <text:p>-0.0087993266</text:p>
          </table:table-cell>
          <table:table-cell table:style-name="ce3" table:formula="of:=SIN(PI()*2/257*([.AW$1]+191)*[.$B58]*[.$B58])/[.$B58]/[.$B58]" office:value-type="float" office:value="0.00979727908189366">
            <text:p>0.0097972791</text:p>
          </table:table-cell>
          <table:table-cell table:style-name="ce3" table:formula="of:=SIN(PI()*2/257*([.AX$1]+191)*[.$B58]*[.$B58])/[.$B58]/[.$B58]" office:value-type="float" office:value="-0.00622806908342664">
            <text:p>-0.0062280691</text:p>
          </table:table-cell>
          <table:table-cell table:style-name="ce3" table:formula="of:=SIN(PI()*2/257*([.AY$1]+191)*[.$B58]*[.$B58])/[.$B58]/[.$B58]" office:value-type="float" office:value="-0.000244457564248642">
            <text:p>-0.0002444576</text:p>
          </table:table-cell>
          <table:table-cell table:style-name="ce3" table:formula="of:=SIN(PI()*2/257*([.AZ$1]+191)*[.$B58]*[.$B58])/[.$B58]/[.$B58]" office:value-type="float" office:value="0.00660302630509737">
            <text:p>0.0066030263</text:p>
          </table:table-cell>
          <table:table-cell table:style-name="ce3" table:formula="of:=SIN(PI()*2/257*([.BA$1]+191)*[.$B58]*[.$B58])/[.$B58]/[.$B58]" office:value-type="float" office:value="-0.00988348593220024">
            <text:p>-0.0098834859</text:p>
          </table:table-cell>
          <table:table-cell table:style-name="ce3" table:formula="of:=SIN(PI()*2/257*([.BB$1]+191)*[.$B58]*[.$B58])/[.$B58]/[.$B58]" office:value-type="float" office:value="0.00855659633520521">
            <text:p>0.0085565963</text:p>
          </table:table-cell>
          <table:table-cell table:style-name="ce3" table:formula="of:=SIN(PI()*2/257*([.BC$1]+191)*[.$B58]*[.$B58])/[.$B58]/[.$B58]" office:value-type="float" office:value="-0.00324090888324657">
            <text:p>-0.0032409089</text:p>
          </table:table-cell>
          <table:table-cell table:style-name="ce3" table:formula="of:=SIN(PI()*2/257*([.BD$1]+191)*[.$B58]*[.$B58])/[.$B58]/[.$B58]" office:value-type="float" office:value="-0.00358558145051296">
            <text:p>-0.0035855815</text:p>
          </table:table-cell>
          <table:table-cell table:style-name="ce3" table:formula="of:=SIN(PI()*2/257*([.BE$1]+191)*[.$B58]*[.$B58])/[.$B58]/[.$B58]" office:value-type="float" office:value="0.0087405941267643">
            <text:p>0.0087405941</text:p>
          </table:table-cell>
          <table:table-cell table:style-name="ce3" table:formula="of:=SIN(PI()*2/257*([.BF$1]+191)*[.$B58]*[.$B58])/[.$B58]/[.$B58]" office:value-type="float" office:value="-0.00982103535683216">
            <text:p>-0.0098210354</text:p>
          </table:table-cell>
          <table:table-cell table:style-name="ce3" table:formula="of:=SIN(PI()*2/257*([.BG$1]+191)*[.$B58]*[.$B58])/[.$B58]/[.$B58]" office:value-type="float" office:value="0.00632323972375777">
            <text:p>0.0063232397</text:p>
          </table:table-cell>
          <table:table-cell table:style-name="ce3" table:formula="of:=SIN(PI()*2/257*([.BH$1]+191)*[.$B58]*[.$B58])/[.$B58]/[.$B58]" office:value-type="float" office:value="0.000122237914925442">
            <text:p>0.0001222379</text:p>
          </table:table-cell>
          <table:table-cell table:style-name="ce3" table:formula="of:=SIN(PI()*2/257*([.BI$1]+191)*[.$B58]*[.$B58])/[.$B58]/[.$B58]" office:value-type="float" office:value="-0.00651073234279195">
            <text:p>-0.0065107323</text:p>
          </table:table-cell>
          <table:table-cell table:style-name="ce3" table:formula="of:=SIN(PI()*2/257*([.BJ$1]+191)*[.$B58]*[.$B58])/[.$B58]/[.$B58]" office:value-type="float" office:value="0.0098641420026267">
            <text:p>0.009864142</text:p>
          </table:table-cell>
          <table:table-cell table:style-name="ce3" table:formula="of:=SIN(PI()*2/257*([.BK$1]+191)*[.$B58]*[.$B58])/[.$B58]/[.$B58]" office:value-type="float" office:value="-0.00861921992870251">
            <text:p>-0.0086192199</text:p>
          </table:table-cell>
          <table:table-cell table:style-name="ce3" table:formula="of:=SIN(PI()*2/257*([.BL$1]+191)*[.$B58]*[.$B58])/[.$B58]/[.$B58]" office:value-type="float" office:value="0.00335630698361596">
            <text:p>0.003356307</text:p>
          </table:table-cell>
          <table:table-cell table:style-name="ce3" table:formula="of:=SIN(PI()*2/257*([.BM$1]+191)*[.$B58]*[.$B58])/[.$B58]/[.$B58]" office:value-type="float" office:value="0.00347120356224313">
            <text:p>0.0034712036</text:p>
          </table:table-cell>
          <table:table-cell table:style-name="ce3" table:formula="of:=SIN(PI()*2/257*([.BN$1]+191)*[.$B58]*[.$B58])/[.$B58]/[.$B58]" office:value-type="float" office:value="-0.00868055558094997">
            <text:p>-0.0086805556</text:p>
          </table:table-cell>
          <table:table-cell table:style-name="ce3" table:formula="of:=SIN(PI()*2/257*([.BO$1]+191)*[.$B58]*[.$B58])/[.$B58]/[.$B58]" office:value-type="float" office:value="0.0098433241072541">
            <text:p>0.0098433241</text:p>
          </table:table-cell>
          <table:table-cell table:style-name="ce3" table:formula="of:=SIN(PI()*2/257*([.BP$1]+191)*[.$B58]*[.$B58])/[.$B58]/[.$B58]" office:value-type="float" office:value="-0.0064174655034941">
            <text:p>-0.0064174655</text:p>
          </table:table-cell>
          <table:table-cell table:style-name="ce3" table:formula="of:=SIN(PI()*2/257*([.BQ$1]+191)*[.$B58]*[.$B58])/[.$B58]/[.$B58]" office:value-type="float" office:value="3.92877344745694E-017">
            <text:p>3.92877344745694E-017</text:p>
          </table:table-cell>
          <table:table-cell table:style-name="ce3" table:formula="of:=SIN(PI()*2/257*([.BR$1]+191)*[.$B58]*[.$B58])/[.$B58]/[.$B58]" office:value-type="float" office:value="0.00641746550349404">
            <text:p>0.0064174655</text:p>
          </table:table-cell>
          <table:table-cell table:style-name="ce3" table:formula="of:=SIN(PI()*2/257*([.BS$1]+191)*[.$B58]*[.$B58])/[.$B58]/[.$B58]" office:value-type="float" office:value="-0.00984332410725449">
            <text:p>-0.0098433241</text:p>
          </table:table-cell>
          <table:table-cell table:style-name="ce3" table:formula="of:=SIN(PI()*2/257*([.BT$1]+191)*[.$B58]*[.$B58])/[.$B58]/[.$B58]" office:value-type="float" office:value="0.00868055558094945">
            <text:p>0.0086805556</text:p>
          </table:table-cell>
          <table:table-cell table:style-name="ce3" table:formula="of:=SIN(PI()*2/257*([.BU$1]+191)*[.$B58]*[.$B58])/[.$B58]/[.$B58]" office:value-type="float" office:value="-0.00347120356224214">
            <text:p>-0.0034712036</text:p>
          </table:table-cell>
          <table:table-cell table:style-name="ce3" table:formula="of:=SIN(PI()*2/257*([.BV$1]+191)*[.$B58]*[.$B58])/[.$B58]/[.$B58]" office:value-type="float" office:value="-0.00335630698361696">
            <text:p>-0.003356307</text:p>
          </table:table-cell>
          <table:table-cell table:style-name="ce3" table:formula="of:=SIN(PI()*2/257*([.BW$1]+191)*[.$B58]*[.$B58])/[.$B58]/[.$B58]" office:value-type="float" office:value="0.00861921992870247">
            <text:p>0.0086192199</text:p>
          </table:table-cell>
          <table:table-cell table:style-name="ce3" table:formula="of:=SIN(PI()*2/257*([.BX$1]+191)*[.$B58]*[.$B58])/[.$B58]/[.$B58]" office:value-type="float" office:value="-0.00986414200262652">
            <text:p>-0.009864142</text:p>
          </table:table-cell>
          <table:table-cell table:style-name="ce3" table:formula="of:=SIN(PI()*2/257*([.BY$1]+191)*[.$B58]*[.$B58])/[.$B58]/[.$B58]" office:value-type="float" office:value="0.00651073234279115">
            <text:p>0.0065107323</text:p>
          </table:table-cell>
          <table:table-cell table:style-name="ce3" table:formula="of:=SIN(PI()*2/257*([.BZ$1]+191)*[.$B58]*[.$B58])/[.$B58]/[.$B58]" office:value-type="float" office:value="-0.000122237914925521">
            <text:p>-0.0001222379</text:p>
          </table:table-cell>
          <table:table-cell table:style-name="ce3" table:formula="of:=SIN(PI()*2/257*([.CA$1]+191)*[.$B58]*[.$B58])/[.$B58]/[.$B58]" office:value-type="float" office:value="-0.00632323972375947">
            <text:p>-0.0063232397</text:p>
          </table:table-cell>
          <table:table-cell table:style-name="ce3" table:formula="of:=SIN(PI()*2/257*([.CB$1]+191)*[.$B58]*[.$B58])/[.$B58]/[.$B58]" office:value-type="float" office:value="0.00982103535683236">
            <text:p>0.0098210354</text:p>
          </table:table-cell>
          <table:table-cell table:style-name="ce3" table:formula="of:=SIN(PI()*2/257*([.CC$1]+191)*[.$B58]*[.$B58])/[.$B58]/[.$B58]" office:value-type="float" office:value="-0.00874059412676433">
            <text:p>-0.0087405941</text:p>
          </table:table-cell>
          <table:table-cell table:style-name="ce3" table:formula="of:=SIN(PI()*2/257*([.CD$1]+191)*[.$B58]*[.$B58])/[.$B58]/[.$B58]" office:value-type="float" office:value="0.00358558145051197">
            <text:p>0.0035855815</text:p>
          </table:table-cell>
          <table:table-cell table:style-name="ce3" table:formula="of:=SIN(PI()*2/257*([.CE$1]+191)*[.$B58]*[.$B58])/[.$B58]/[.$B58]" office:value-type="float" office:value="0.00324090888324757">
            <text:p>0.0032409089</text:p>
          </table:table-cell>
          <table:table-cell table:style-name="ce3" table:formula="of:=SIN(PI()*2/257*([.CF$1]+191)*[.$B58]*[.$B58])/[.$B58]/[.$B58]" office:value-type="float" office:value="-0.00855659633520576">
            <text:p>-0.0085565963</text:p>
          </table:table-cell>
          <table:table-cell table:style-name="ce3" table:formula="of:=SIN(PI()*2/257*([.CG$1]+191)*[.$B58]*[.$B58])/[.$B58]/[.$B58]" office:value-type="float" office:value="0.00988348593220025">
            <text:p>0.0098834859</text:p>
          </table:table-cell>
          <table:table-cell table:style-name="ce3" table:formula="of:=SIN(PI()*2/257*([.CH$1]+191)*[.$B58]*[.$B58])/[.$B58]/[.$B58]" office:value-type="float" office:value="-0.00660302630509572">
            <text:p>-0.0066030263</text:p>
          </table:table-cell>
          <table:table-cell table:style-name="ce3" table:formula="of:=SIN(PI()*2/257*([.CI$1]+191)*[.$B58]*[.$B58])/[.$B58]/[.$B58]" office:value-type="float" office:value="0.000244457564246447">
            <text:p>0.0002444576</text:p>
          </table:table-cell>
          <table:table-cell table:style-name="ce3" table:formula="of:=SIN(PI()*2/257*([.CJ$1]+191)*[.$B58]*[.$B58])/[.$B58]/[.$B58]" office:value-type="float" office:value="0.00622806908342658">
            <text:p>0.0062280691</text:p>
          </table:table-cell>
          <table:table-cell table:style-name="ce3" table:formula="of:=SIN(PI()*2/257*([.CK$1]+191)*[.$B58]*[.$B58])/[.$B58]/[.$B58]" office:value-type="float" office:value="-0.00979727908189364">
            <text:p>-0.0097972791</text:p>
          </table:table-cell>
          <table:table-cell table:style-name="ce3" table:formula="of:=SIN(PI()*2/257*([.CL$1]+191)*[.$B58]*[.$B58])/[.$B58]/[.$B58]" office:value-type="float" office:value="0.00879932659478776">
            <text:p>0.0087993266</text:p>
          </table:table-cell>
          <table:table-cell table:style-name="ce3" table:formula="of:=SIN(PI()*2/257*([.CM$1]+191)*[.$B58]*[.$B58])/[.$B58]/[.$B58]" office:value-type="float" office:value="-0.00369942355731957">
            <text:p>-0.0036994236</text:p>
          </table:table-cell>
          <table:table-cell table:style-name="ce3" table:formula="of:=SIN(PI()*2/257*([.CN$1]+191)*[.$B58]*[.$B58])/[.$B58]/[.$B58]" office:value-type="float" office:value="-0.00312502650468559">
            <text:p>-0.0031250265</text:p>
          </table:table-cell>
          <table:table-cell table:style-name="ce3" table:formula="of:=SIN(PI()*2/257*([.CO$1]+191)*[.$B58]*[.$B58])/[.$B58]/[.$B58]" office:value-type="float" office:value="0.00849269415809255">
            <text:p>0.0084926942</text:p>
          </table:table-cell>
          <table:table-cell table:style-name="ce3" table:formula="of:=SIN(PI()*2/257*([.CP$1]+191)*[.$B58]*[.$B58])/[.$B58]/[.$B58]" office:value-type="float" office:value="-0.00990135300547669">
            <text:p>-0.009901353</text:p>
          </table:table-cell>
          <table:table-cell table:style-name="ce3" table:formula="of:=SIN(PI()*2/257*([.CQ$1]+191)*[.$B58]*[.$B58])/[.$B58]/[.$B58]" office:value-type="float" office:value="0.00669433359923265">
            <text:p>0.0066943336</text:p>
          </table:table-cell>
          <table:table-cell table:style-name="ce3" table:formula="of:=SIN(PI()*2/257*([.CR$1]+191)*[.$B58]*[.$B58])/[.$B58]/[.$B58]" office:value-type="float" office:value="-0.000366640685091043">
            <text:p>-0.0003666407</text:p>
          </table:table-cell>
          <table:table-cell table:style-name="ce3" table:formula="of:=SIN(PI()*2/257*([.CS$1]+191)*[.$B58]*[.$B58])/[.$B58]/[.$B58]" office:value-type="float" office:value="-0.00613196780352986">
            <text:p>-0.0061319678</text:p>
          </table:table-cell>
          <table:table-cell table:style-name="ce3" table:formula="of:=SIN(PI()*2/257*([.CT$1]+191)*[.$B58]*[.$B58])/[.$B58]/[.$B58]" office:value-type="float" office:value="0.0097720588322596">
            <text:p>0.0097720588</text:p>
          </table:table-cell>
          <table:table-cell table:style-name="ce3" table:formula="of:=SIN(PI()*2/257*([.CU$1]+191)*[.$B58]*[.$B58])/[.$B58]/[.$B58]" office:value-type="float" office:value="-0.00885674420882318">
            <text:p>-0.0088567442</text:p>
          </table:table-cell>
          <table:table-cell table:style-name="ce3" table:formula="of:=SIN(PI()*2/257*([.CV$1]+191)*[.$B58]*[.$B58])/[.$B58]/[.$B58]" office:value-type="float" office:value="0.0038127128716191">
            <text:p>0.0038127129</text:p>
          </table:table-cell>
          <table:table-cell table:style-name="ce3" table:formula="of:=SIN(PI()*2/257*([.CW$1]+191)*[.$B58]*[.$B58])/[.$B58]/[.$B58]" office:value-type="float" office:value="0.00300867716384785">
            <text:p>0.0030086772</text:p>
          </table:table-cell>
          <table:table-cell table:style-name="ce3" table:formula="of:=SIN(PI()*2/257*([.CX$1]+191)*[.$B58]*[.$B58])/[.$B58]/[.$B58]" office:value-type="float" office:value="-0.00842752294605175">
            <text:p>-0.0084275229</text:p>
          </table:table-cell>
          <table:table-cell table:style-name="ce3" table:formula="of:=SIN(PI()*2/257*([.CY$1]+191)*[.$B58]*[.$B58])/[.$B58]/[.$B58]" office:value-type="float" office:value="0.00991774055263859">
            <text:p>0.0099177406</text:p>
          </table:table-cell>
          <table:table-cell table:style-name="ce3" table:formula="of:=SIN(PI()*2/257*([.CZ$1]+191)*[.$B58]*[.$B58])/[.$B58]/[.$B58]" office:value-type="float" office:value="-0.0067846405814528">
            <text:p>-0.0067846406</text:p>
          </table:table-cell>
          <table:table-cell table:style-name="ce3" table:formula="of:=SIN(PI()*2/257*([.DA$1]+191)*[.$B58]*[.$B58])/[.$B58]/[.$B58]" office:value-type="float" office:value="0.000488769020042449">
            <text:p>0.000488769</text:p>
          </table:table-cell>
          <table:table-cell table:style-name="ce3" table:formula="of:=SIN(PI()*2/257*([.DB$1]+191)*[.$B58]*[.$B58])/[.$B58]/[.$B58]" office:value-type="float" office:value="0.00603495024416265">
            <text:p>0.0060349502</text:p>
          </table:table-cell>
          <table:table-cell table:style-name="ce3" table:formula="of:=SIN(PI()*2/257*([.DC$1]+191)*[.$B58]*[.$B58])/[.$B58]/[.$B58]" office:value-type="float" office:value="-0.00974537837650796">
            <text:p>-0.0097453784</text:p>
          </table:table-cell>
          <table:table-cell table:style-name="ce3" table:formula="of:=SIN(PI()*2/257*([.DD$1]+191)*[.$B58]*[.$B58])/[.$B58]/[.$B58]" office:value-type="float" office:value="0.00891283838914826">
            <text:p>0.0089128384</text:p>
          </table:table-cell>
          <table:table-cell table:style-name="ce3" table:formula="of:=SIN(PI()*2/257*([.DE$1]+191)*[.$B58]*[.$B58])/[.$B58]/[.$B58]" office:value-type="float" office:value="-0.00392543246496665">
            <text:p>-0.0039254325</text:p>
          </table:table-cell>
          <table:table-cell table:style-name="ce3" table:formula="of:=SIN(PI()*2/257*([.DF$1]+191)*[.$B58]*[.$B58])/[.$B58]/[.$B58]" office:value-type="float" office:value="-0.00289187824642997">
            <text:p>-0.0028918782</text:p>
          </table:table-cell>
          <table:table-cell table:style-name="ce3" table:formula="of:=SIN(PI()*2/257*([.DG$1]+191)*[.$B58]*[.$B58])/[.$B58]/[.$B58]" office:value-type="float" office:value="0.00836109243740238">
            <text:p>0.0083610924</text:p>
          </table:table-cell>
          <table:table-cell table:style-name="ce3" table:formula="of:=SIN(PI()*2/257*([.DH$1]+191)*[.$B58]*[.$B58])/[.$B58]/[.$B58]" office:value-type="float" office:value="-0.00993264612494982">
            <text:p>-0.0099326461</text:p>
          </table:table-cell>
          <table:table-cell table:style-name="ce3" table:formula="of:=SIN(PI()*2/257*([.DI$1]+191)*[.$B58]*[.$B58])/[.$B58]/[.$B58]" office:value-type="float" office:value="0.00687393375748877">
            <text:p>0.0068739338</text:p>
          </table:table-cell>
          <table:table-cell table:style-name="ce3" table:formula="of:=SIN(PI()*2/257*([.DJ$1]+191)*[.$B58]*[.$B58])/[.$B58]/[.$B58]" office:value-type="float" office:value="-0.000610824319872552">
            <text:p>-0.0006108243</text:p>
          </table:table-cell>
          <table:table-cell table:style-name="ce3" table:formula="of:=SIN(PI()*2/257*([.DK$1]+191)*[.$B58]*[.$B58])/[.$B58]/[.$B58]" office:value-type="float" office:value="-0.00593703090233123">
            <text:p>-0.0059370309</text:p>
          </table:table-cell>
          <table:table-cell table:style-name="ce3" table:formula="of:=SIN(PI()*2/257*([.DL$1]+191)*[.$B58]*[.$B58])/[.$B58]/[.$B58]" office:value-type="float" office:value="0.00971724170140963">
            <text:p>0.0097172417</text:p>
          </table:table-cell>
          <table:table-cell table:style-name="ce3" table:formula="of:=SIN(PI()*2/257*([.DM$1]+191)*[.$B58]*[.$B58])/[.$B58]/[.$B58]" office:value-type="float" office:value="-0.00896760075379696">
            <text:p>-0.0089676008</text:p>
          </table:table-cell>
          <table:table-cell table:style-name="ce3" table:formula="of:=SIN(PI()*2/257*([.DN$1]+191)*[.$B58]*[.$B58])/[.$B58]/[.$B58]" office:value-type="float" office:value="0.0040375654940498">
            <text:p>0.0040375655</text:p>
          </table:table-cell>
          <table:table-cell table:style-name="ce3" table:formula="of:=SIN(PI()*2/257*([.DO$1]+191)*[.$B58]*[.$B58])/[.$B58]/[.$B58]" office:value-type="float" office:value="0.00277464720530414">
            <text:p>0.0027746472</text:p>
          </table:table-cell>
          <table:table-cell table:style-name="ce3" table:formula="of:=SIN(PI()*2/257*([.DP$1]+191)*[.$B58]*[.$B58])/[.$B58]/[.$B58]" office:value-type="float" office:value="-0.00829341255862981">
            <text:p>-0.0082934126</text:p>
          </table:table-cell>
          <table:table-cell table:style-name="ce3" table:formula="of:=SIN(PI()*2/257*([.DQ$1]+191)*[.$B58]*[.$B58])/[.$B58]/[.$B58]" office:value-type="float" office:value="0.00994606749512044">
            <text:p>0.0099460675</text:p>
          </table:table-cell>
          <table:table-cell table:style-name="ce3" table:formula="of:=SIN(PI()*2/257*([.DR$1]+191)*[.$B58]*[.$B58])/[.$B58]/[.$B58]" office:value-type="float" office:value="-0.0069621997845578">
            <text:p>-0.0069621998</text:p>
          </table:table-cell>
          <table:table-cell table:style-name="ce3" table:formula="of:=SIN(PI()*2/257*([.DS$1]+191)*[.$B58]*[.$B58])/[.$B58]/[.$B58]" office:value-type="float" office:value="0.000732788346262094">
            <text:p>0.0007327883</text:p>
          </table:table-cell>
          <table:table-cell table:style-name="ce3" table:formula="of:=SIN(PI()*2/257*([.DT$1]+191)*[.$B58]*[.$B58])/[.$B58]/[.$B58]" office:value-type="float" office:value="0.00583822440980225">
            <text:p>0.0058382244</text:p>
          </table:table-cell>
          <table:table-cell table:style-name="ce3" table:formula="of:=SIN(PI()*2/257*([.DU$1]+191)*[.$B58]*[.$B58])/[.$B58]/[.$B58]" office:value-type="float" office:value="-0.00968765301133424">
            <text:p>-0.009687653</text:p>
          </table:table-cell>
          <table:table-cell table:style-name="ce3" table:formula="of:=SIN(PI()*2/257*([.DV$1]+191)*[.$B58]*[.$B58])/[.$B58]/[.$B58]" office:value-type="float" office:value="0.00902102311981152">
            <text:p>0.0090210231</text:p>
          </table:table-cell>
          <table:table-cell table:style-name="ce3" table:formula="of:=SIN(PI()*2/257*([.DW$1]+191)*[.$B58]*[.$B58])/[.$B58]/[.$B58]" office:value-type="float" office:value="-0.00414909520320448">
            <text:p>-0.0041490952</text:p>
          </table:table-cell>
          <table:table-cell table:style-name="ce3" table:formula="of:=SIN(PI()*2/257*([.DX$1]+191)*[.$B58]*[.$B58])/[.$B58]/[.$B58]" office:value-type="float" office:value="-0.00265700155791117">
            <text:p>-0.0026570016</text:p>
          </table:table-cell>
          <table:table-cell table:style-name="ce3" table:formula="of:=SIN(PI()*2/257*([.DY$1]+191)*[.$B58]*[.$B58])/[.$B58]/[.$B58]" office:value-type="float" office:value="0.00822449342291479">
            <text:p>0.0082244934</text:p>
          </table:table-cell>
          <table:table-cell table:style-name="ce3" table:formula="of:=SIN(PI()*2/257*([.DZ$1]+191)*[.$B58]*[.$B58])/[.$B58]/[.$B58]" office:value-type="float" office:value="-0.00995800265763968">
            <text:p>-0.0099580027</text:p>
          </table:table-cell>
          <table:table-cell table:style-name="ce3" table:formula="of:=SIN(PI()*2/257*([.EA$1]+191)*[.$B58]*[.$B58])/[.$B58]/[.$B58]" office:value-type="float" office:value="0.00704942547336388">
            <text:p>0.0070494255</text:p>
          </table:table-cell>
          <table:table-cell table:style-name="ce3" table:formula="of:=SIN(PI()*2/257*([.EB$1]+191)*[.$B58]*[.$B58])/[.$B58]/[.$B58]" office:value-type="float" office:value="-0.00085464287453731">
            <text:p>-0.0008546429</text:p>
          </table:table-cell>
          <table:table-cell table:style-name="ce3" table:formula="of:=SIN(PI()*2/257*([.EC$1]+191)*[.$B58]*[.$B58])/[.$B58]/[.$B58]" office:value-type="float" office:value="-0.00573854553089349">
            <text:p>-0.0057385455</text:p>
          </table:table-cell>
          <table:table-cell table:style-name="ce3" table:formula="of:=SIN(PI()*2/257*([.ED$1]+191)*[.$B58]*[.$B58])/[.$B58]/[.$B58]" office:value-type="float" office:value="0.00965661672762065">
            <text:p>0.0096566167</text:p>
          </table:table-cell>
          <table:table-cell table:style-name="ce3" table:formula="of:=SIN(PI()*2/257*([.EE$1]+191)*[.$B58]*[.$B58])/[.$B58]/[.$B58]" office:value-type="float" office:value="-0.00907309750446765">
            <text:p>-0.0090730975</text:p>
          </table:table-cell>
          <table:table-cell table:style-name="ce3" table:formula="of:=SIN(PI()*2/257*([.EF$1]+191)*[.$B58]*[.$B58])/[.$B58]/[.$B58]" office:value-type="float" office:value="0.00426000492691871">
            <text:p>0.0042600049</text:p>
          </table:table-cell>
          <table:table-cell table:style-name="ce3" table:formula="of:=SIN(PI()*2/257*([.EG$1]+191)*[.$B58]*[.$B58])/[.$B58]/[.$B58]" office:value-type="float" office:value="0.00253895888364836">
            <text:p>0.0025389589</text:p>
          </table:table-cell>
          <table:table-cell table:style-name="ce3" table:formula="of:=SIN(PI()*2/257*([.EH$1]+191)*[.$B58]*[.$B58])/[.$B58]/[.$B58]" office:value-type="float" office:value="-0.00815434532861299">
            <text:p>-0.0081543453</text:p>
          </table:table-cell>
          <table:table-cell table:style-name="ce3" table:formula="of:=SIN(PI()*2/257*([.EI$1]+191)*[.$B58]*[.$B58])/[.$B58]/[.$B58]" office:value-type="float" office:value="0.00996844982907618">
            <text:p>0.0099684498</text:p>
          </table:table-cell>
          <table:table-cell table:style-name="ce3" table:formula="of:=SIN(PI()*2/257*([.EJ$1]+191)*[.$B58]*[.$B58])/[.$B58]/[.$B58]" office:value-type="float" office:value="-0.00713559779006358">
            <text:p>-0.0071355978</text:p>
          </table:table-cell>
          <table:table-cell table:style-name="ce3" table:formula="of:=SIN(PI()*2/257*([.EK$1]+191)*[.$B58]*[.$B58])/[.$B58]/[.$B58]" office:value-type="float" office:value="0.000976369696381833">
            <text:p>0.0009763697</text:p>
          </table:table-cell>
          <table:table-cell table:style-name="ce3" table:formula="of:=SIN(PI()*2/257*([.EL$1]+191)*[.$B58]*[.$B58])/[.$B58]/[.$B58]" office:value-type="float" office:value="0.00563800916029065">
            <text:p>0.0056380092</text:p>
          </table:table-cell>
          <table:table-cell table:style-name="ce3" table:formula="of:=SIN(PI()*2/257*([.EM$1]+191)*[.$B58]*[.$B58])/[.$B58]/[.$B58]" office:value-type="float" office:value="-0.00962413748791766">
            <text:p>-0.0096241375</text:p>
          </table:table-cell>
          <table:table-cell table:style-name="ce3" table:formula="of:=SIN(PI()*2/257*([.EN$1]+191)*[.$B58]*[.$B58])/[.$B58]/[.$B58]" office:value-type="float" office:value="0.00912381612646203">
            <text:p>0.0091238161</text:p>
          </table:table-cell>
          <table:table-cell table:style-name="ce3" table:formula="of:=SIN(PI()*2/257*([.EO$1]+191)*[.$B58]*[.$B58])/[.$B58]/[.$B58]" office:value-type="float" office:value="-0.00437027809232284">
            <text:p>-0.0043702781</text:p>
          </table:table-cell>
          <table:table-cell table:style-name="ce3" table:formula="of:=SIN(PI()*2/257*([.EP$1]+191)*[.$B58]*[.$B58])/[.$B58]/[.$B58]" office:value-type="float" office:value="-0.00242053682123724">
            <text:p>-0.0024205368</text:p>
          </table:table-cell>
          <table:table-cell table:style-name="ce3" table:formula="of:=SIN(PI()*2/257*([.EQ$1]+191)*[.$B58]*[.$B58])/[.$B58]/[.$B58]" office:value-type="float" office:value="0.00808297875772055">
            <text:p>0.0080829788</text:p>
          </table:table-cell>
          <table:table-cell table:style-name="ce3" table:formula="of:=SIN(PI()*2/257*([.ER$1]+191)*[.$B58]*[.$B58])/[.$B58]/[.$B58]" office:value-type="float" office:value="-0.00997740744834402">
            <text:p>-0.0099774074</text:p>
          </table:table-cell>
          <table:table-cell table:style-name="ce3" table:formula="of:=SIN(PI()*2/257*([.ES$1]+191)*[.$B58]*[.$B58])/[.$B58]/[.$B58]" office:value-type="float" office:value="0.00722070385821378">
            <text:p>0.0072207039</text:p>
          </table:table-cell>
          <table:table-cell table:style-name="ce3" table:formula="of:=SIN(PI()*2/257*([.ET$1]+191)*[.$B58]*[.$B58])/[.$B58]/[.$B58]" office:value-type="float" office:value="-0.00109795062256205">
            <text:p>-0.0010979506</text:p>
          </table:table-cell>
          <table:table-cell table:style-name="ce3" table:formula="of:=SIN(PI()*2/257*([.EU$1]+191)*[.$B58]*[.$B58])/[.$B58]/[.$B58]" office:value-type="float" office:value="-0.00553663032080691">
            <text:p>-0.0055366303</text:p>
          </table:table-cell>
          <table:table-cell table:style-name="ce3" table:formula="of:=SIN(PI()*2/257*([.EV$1]+191)*[.$B58]*[.$B58])/[.$B58]/[.$B58]" office:value-type="float" office:value="0.00959022014548965">
            <text:p>0.0095902201</text:p>
          </table:table-cell>
          <table:table-cell table:style-name="ce3" table:formula="of:=SIN(PI()*2/257*([.EW$1]+191)*[.$B58]*[.$B58])/[.$B58]/[.$B58]" office:value-type="float" office:value="-0.00917317140708223">
            <text:p>-0.0091731714</text:p>
          </table:table-cell>
          <table:table-cell table:style-name="ce3" table:formula="of:=SIN(PI()*2/257*([.EX$1]+191)*[.$B58]*[.$B58])/[.$B58]/[.$B58]" office:value-type="float" office:value="0.00447989822166603">
            <text:p>0.0044798982</text:p>
          </table:table-cell>
          <table:table-cell table:style-name="ce3" table:formula="of:=SIN(PI()*2/257*([.EY$1]+191)*[.$B58]*[.$B58])/[.$B58]/[.$B58]" office:value-type="float" office:value="0.00230175306609442">
            <text:p>0.0023017531</text:p>
          </table:table-cell>
          <table:table-cell table:style-name="ce3" table:formula="of:=SIN(PI()*2/257*([.EZ$1]+191)*[.$B58]*[.$B58])/[.$B58]/[.$B58]" office:value-type="float" office:value="-0.00801040437430451">
            <text:p>-0.0080104044</text:p>
          </table:table-cell>
          <table:table-cell table:style-name="ce3" table:formula="of:=SIN(PI()*2/257*([.FA$1]+191)*[.$B58]*[.$B58])/[.$B58]/[.$B58]" office:value-type="float" office:value="0.00998487417693599">
            <text:p>0.0099848742</text:p>
          </table:table-cell>
          <table:table-cell table:style-name="ce3" table:formula="of:=SIN(PI()*2/257*([.FB$1]+191)*[.$B58]*[.$B58])/[.$B58]/[.$B58]" office:value-type="float" office:value="-0.00730473096069974">
            <text:p>-0.007304731</text:p>
          </table:table-cell>
          <table:table-cell table:style-name="ce3" table:formula="of:=SIN(PI()*2/257*([.FC$1]+191)*[.$B58]*[.$B58])/[.$B58]/[.$B58]" office:value-type="float" office:value="0.00121936748564956">
            <text:p>0.0012193675</text:p>
          </table:table-cell>
          <table:table-cell table:style-name="ce3" table:formula="of:=SIN(PI()*2/257*([.FD$1]+191)*[.$B58]*[.$B58])/[.$B58]/[.$B58]" office:value-type="float" office:value="0.00543442416114468">
            <text:p>0.0054344242</text:p>
          </table:table-cell>
          <table:table-cell table:style-name="ce3" table:formula="of:=SIN(PI()*2/257*([.FE$1]+191)*[.$B58]*[.$B58])/[.$B58]/[.$B58]" office:value-type="float" office:value="-0.0095548697684912">
            <text:p>-0.0095548698</text:p>
          </table:table-cell>
          <table:table-cell table:style-name="ce3" table:formula="of:=SIN(PI()*2/257*([.FF$1]+191)*[.$B58]*[.$B58])/[.$B58]/[.$B58]" office:value-type="float" office:value="0.00922115597133121">
            <text:p>0.009221156</text:p>
          </table:table-cell>
          <table:table-cell table:style-name="ce3" table:formula="of:=SIN(PI()*2/257*([.FG$1]+191)*[.$B58]*[.$B58])/[.$B58]/[.$B58]" office:value-type="float" office:value="-0.00458884893477842">
            <text:p>-0.0045888489</text:p>
          </table:table-cell>
          <table:table-cell table:style-name="ce3" table:formula="of:=SIN(PI()*2/257*([.FH$1]+191)*[.$B58]*[.$B58])/[.$B58]/[.$B58]" office:value-type="float" office:value="-0.00218262536767645">
            <text:p>-0.0021826254</text:p>
          </table:table-cell>
          <table:table-cell table:style-name="ce3" table:formula="of:=SIN(PI()*2/257*([.FI$1]+191)*[.$B58]*[.$B58])/[.$B58]/[.$B58]" office:value-type="float" office:value="0.00793663302291329">
            <text:p>0.007936633</text:p>
          </table:table-cell>
          <table:table-cell table:style-name="ce3" table:formula="of:=SIN(PI()*2/257*([.FJ$1]+191)*[.$B58]*[.$B58])/[.$B58]/[.$B58]" office:value-type="float" office:value="-0.00999084889912397">
            <text:p>-0.0099908489</text:p>
          </table:table-cell>
          <table:table-cell table:style-name="ce3" table:formula="of:=SIN(PI()*2/257*([.FK$1]+191)*[.$B58]*[.$B58])/[.$B58]/[.$B58]" office:value-type="float" office:value="0.00738766654163137">
            <text:p>0.0073876665</text:p>
          </table:table-cell>
          <table:table-cell table:style-name="ce3" table:formula="of:=SIN(PI()*2/257*([.FL$1]+191)*[.$B58]*[.$B58])/[.$B58]/[.$B58]" office:value-type="float" office:value="-0.00134060214272573">
            <text:p>-0.0013406021</text:p>
          </table:table-cell>
          <table:table-cell table:style-name="ce3" table:formula="of:=SIN(PI()*2/257*([.FM$1]+191)*[.$B58]*[.$B58])/[.$B58]/[.$B58]" office:value-type="float" office:value="-0.00533140595362717">
            <text:p>-0.005331406</text:p>
          </table:table-cell>
          <table:table-cell table:style-name="ce3" table:formula="of:=SIN(PI()*2/257*([.FN$1]+191)*[.$B58]*[.$B58])/[.$B58]/[.$B58]" office:value-type="float" office:value="0.00951809163921174">
            <text:p>0.0095180916</text:p>
          </table:table-cell>
          <table:table-cell table:style-name="ce3" table:formula="of:=SIN(PI()*2/257*([.FO$1]+191)*[.$B58]*[.$B58])/[.$B58]/[.$B58]" office:value-type="float" office:value="-0.00926776264903888">
            <text:p>-0.0092677626</text:p>
          </table:table-cell>
          <table:table-cell table:style-name="ce3" table:formula="of:=SIN(PI()*2/257*([.FP$1]+191)*[.$B58]*[.$B58])/[.$B58]/[.$B58]" office:value-type="float" office:value="0.00469711395151878">
            <text:p>0.004697114</text:p>
          </table:table-cell>
          <table:table-cell table:style-name="ce3" table:formula="of:=SIN(PI()*2/257*([.FQ$1]+191)*[.$B58]*[.$B58])/[.$B58]/[.$B58]" office:value-type="float" office:value="0.00206317152683637">
            <text:p>0.0020631715</text:p>
          </table:table-cell>
          <table:table-cell table:style-name="ce3" table:formula="of:=SIN(PI()*2/257*([.FR$1]+191)*[.$B58]*[.$B58])/[.$B58]/[.$B58]" office:value-type="float" office:value="-0.00786167572695285">
            <text:p>-0.0078616757</text:p>
          </table:table-cell>
          <table:table-cell table:style-name="ce3" table:formula="of:=SIN(PI()*2/257*([.FS$1]+191)*[.$B58]*[.$B58])/[.$B58]/[.$B58]" office:value-type="float" office:value="0.0099953307221249">
            <text:p>0.0099953307</text:p>
          </table:table-cell>
          <table:table-cell table:style-name="ce3" table:formula="of:=SIN(PI()*2/257*([.FT$1]+191)*[.$B58]*[.$B58])/[.$B58]/[.$B58]" office:value-type="float" office:value="-0.00746949820822407">
            <text:p>-0.0074694982</text:p>
          </table:table-cell>
          <table:table-cell table:style-name="ce3" table:formula="of:=SIN(PI()*2/257*([.FU$1]+191)*[.$B58]*[.$B58])/[.$B58]/[.$B58]" office:value-type="float" office:value="0.00146163647809834">
            <text:p>0.0014616365</text:p>
          </table:table-cell>
          <table:table-cell table:style-name="ce3" table:formula="of:=SIN(PI()*2/257*([.FV$1]+191)*[.$B58]*[.$B58])/[.$B58]/[.$B58]" office:value-type="float" office:value="0.00522759109192109">
            <text:p>0.0052275911</text:p>
          </table:table-cell>
          <table:table-cell table:style-name="ce3" table:formula="of:=SIN(PI()*2/257*([.FW$1]+191)*[.$B58]*[.$B58])/[.$B58]/[.$B58]" office:value-type="float" office:value="-0.00947989125328291">
            <text:p>-0.0094798913</text:p>
          </table:table-cell>
          <table:table-cell table:style-name="ce3" table:formula="of:=SIN(PI()*2/257*([.FX$1]+191)*[.$B58]*[.$B58])/[.$B58]/[.$B58]" office:value-type="float" office:value="0.00931298447592197">
            <text:p>0.0093129845</text:p>
          </table:table-cell>
          <table:table-cell table:style-name="ce3" table:formula="of:=SIN(PI()*2/257*([.FY$1]+191)*[.$B58]*[.$B58])/[.$B58]/[.$B58]" office:value-type="float" office:value="-0.00480467709420722">
            <text:p>-0.0048046771</text:p>
          </table:table-cell>
          <table:table-cell table:style-name="ce3" table:formula="of:=SIN(PI()*2/257*([.FZ$1]+191)*[.$B58]*[.$B58])/[.$B58]/[.$B58]" office:value-type="float" office:value="-0.00194340939316937">
            <text:p>-0.0019434094</text:p>
          </table:table-cell>
          <table:table-cell table:style-name="ce3" table:formula="of:=SIN(PI()*2/257*([.GA$1]+191)*[.$B58]*[.$B58])/[.$B58]/[.$B58]" office:value-type="float" office:value="0.00778554368704303">
            <text:p>0.0077855437</text:p>
          </table:table-cell>
          <table:table-cell table:style-name="ce3" table:formula="of:=SIN(PI()*2/257*([.GB$1]+191)*[.$B58]*[.$B58])/[.$B58]/[.$B58]" office:value-type="float" office:value="-0.00999831897623521">
            <text:p>-0.009998319</text:p>
          </table:table-cell>
          <table:table-cell table:style-name="ce3" table:formula="of:=SIN(PI()*2/257*([.GC$1]+191)*[.$B58]*[.$B58])/[.$B58]/[.$B58]" office:value-type="float" office:value="0.00755021373264287">
            <text:p>0.0075502137</text:p>
          </table:table-cell>
          <table:table-cell table:style-name="ce3" table:formula="of:=SIN(PI()*2/257*([.GD$1]+191)*[.$B58]*[.$B58])/[.$B58]/[.$B58]" office:value-type="float" office:value="-0.00158245240601425">
            <text:p>-0.0015824524</text:p>
          </table:table-cell>
          <table:table-cell table:style-name="ce3" table:formula="of:=SIN(PI()*2/257*([.GE$1]+191)*[.$B58]*[.$B58])/[.$B58]/[.$B58]" office:value-type="float" office:value="-0.00512299508873743">
            <text:p>-0.0051229951</text:p>
          </table:table-cell>
          <table:table-cell table:style-name="ce3" table:formula="of:=SIN(PI()*2/257*([.GF$1]+191)*[.$B58]*[.$B58])/[.$B58]/[.$B58]" office:value-type="float" office:value="0.00944027431886256">
            <text:p>0.0094402743</text:p>
          </table:table-cell>
          <table:table-cell table:style-name="ce3" table:formula="of:=SIN(PI()*2/257*([.GG$1]+191)*[.$B58]*[.$B58])/[.$B58]/[.$B58]" office:value-type="float" office:value="-0.00935681469463564">
            <text:p>-0.0093568147</text:p>
          </table:table-cell>
          <table:table-cell table:style-name="ce3" table:formula="of:=SIN(PI()*2/257*([.GH$1]+191)*[.$B58]*[.$B58])/[.$B58]/[.$B58]" office:value-type="float" office:value="0.00491152229004153">
            <text:p>0.0049115223</text:p>
          </table:table-cell>
          <table:table-cell table:style-name="ce3" table:formula="of:=SIN(PI()*2/257*([.GI$1]+191)*[.$B58]*[.$B58])/[.$B58]/[.$B58]" office:value-type="float" office:value="0.00182335686232335">
            <text:p>0.0018233569</text:p>
          </table:table-cell>
          <table:table-cell table:style-name="ce3" table:formula="of:=SIN(PI()*2/257*([.GJ$1]+191)*[.$B58]*[.$B58])/[.$B58]/[.$B58]" office:value-type="float" office:value="-0.00770824827934032">
            <text:p>-0.0077082483</text:p>
          </table:table-cell>
          <table:table-cell table:style-name="ce3" table:formula="of:=SIN(PI()*2/257*([.GK$1]+191)*[.$B58]*[.$B58])/[.$B58]/[.$B58]" office:value-type="float" office:value="0.00999981321492989">
            <text:p>0.0099998132</text:p>
          </table:table-cell>
          <table:table-cell table:style-name="ce3" table:formula="of:=SIN(PI()*2/257*([.GL$1]+191)*[.$B58]*[.$B58])/[.$B58]/[.$B58]" office:value-type="float" office:value="-0.00762980105383728">
            <text:p>-0.0076298011</text:p>
          </table:table-cell>
          <table:table-cell table:style-name="ce3" table:formula="of:=SIN(PI()*2/257*([.GM$1]+191)*[.$B58]*[.$B58])/[.$B58]/[.$B58]" office:value-type="float" office:value="0.00170303187335055">
            <text:p>0.0017030319</text:p>
          </table:table-cell>
          <table:table-cell table:style-name="ce3" table:formula="of:=SIN(PI()*2/257*([.GN$1]+191)*[.$B58]*[.$B58])/[.$B58]/[.$B58]" office:value-type="float" office:value="0.00501763357350476">
            <text:p>0.0050176336</text:p>
          </table:table-cell>
          <table:table-cell table:style-name="ce3" table:formula="of:=SIN(PI()*2/257*([.GO$1]+191)*[.$B58]*[.$B58])/[.$B58]/[.$B58]" office:value-type="float" office:value="-0.0093992467557766">
            <text:p>-0.0093992468</text:p>
          </table:table-cell>
          <table:table-cell table:style-name="ce3" table:formula="of:=SIN(PI()*2/257*([.GP$1]+191)*[.$B58]*[.$B58])/[.$B58]/[.$B58]" office:value-type="float" office:value="0.00939924675577664">
            <text:p>0.0093992468</text:p>
          </table:table-cell>
          <table:table-cell table:style-name="ce3" table:formula="of:=SIN(PI()*2/257*([.GQ$1]+191)*[.$B58]*[.$B58])/[.$B58]/[.$B58]" office:value-type="float" office:value="-0.00501763357350289">
            <text:p>-0.0050176336</text:p>
          </table:table-cell>
          <table:table-cell table:style-name="ce3" table:formula="of:=SIN(PI()*2/257*([.GR$1]+191)*[.$B58]*[.$B58])/[.$B58]/[.$B58]" office:value-type="float" office:value="-0.00170303187335267">
            <text:p>-0.0017030319</text:p>
          </table:table-cell>
          <table:table-cell table:style-name="ce3" table:formula="of:=SIN(PI()*2/257*([.GS$1]+191)*[.$B58]*[.$B58])/[.$B58]/[.$B58]" office:value-type="float" office:value="0.00762980105383794">
            <text:p>0.0076298011</text:p>
          </table:table-cell>
          <table:table-cell table:style-name="ce3" table:formula="of:=SIN(PI()*2/257*([.GT$1]+191)*[.$B58]*[.$B58])/[.$B58]/[.$B58]" office:value-type="float" office:value="-0.00999981321492991">
            <text:p>-0.0099998132</text:p>
          </table:table-cell>
          <table:table-cell table:style-name="ce3" table:formula="of:=SIN(PI()*2/257*([.GU$1]+191)*[.$B58]*[.$B58])/[.$B58]/[.$B58]" office:value-type="float" office:value="0.00770824827933967">
            <text:p>0.0077082483</text:p>
          </table:table-cell>
          <table:table-cell table:style-name="ce3" table:formula="of:=SIN(PI()*2/257*([.GV$1]+191)*[.$B58]*[.$B58])/[.$B58]/[.$B58]" office:value-type="float" office:value="-0.00182335686232347">
            <text:p>-0.0018233569</text:p>
          </table:table-cell>
          <table:table-cell table:style-name="ce3" table:formula="of:=SIN(PI()*2/257*([.GW$1]+191)*[.$B58]*[.$B58])/[.$B58]/[.$B58]" office:value-type="float" office:value="-0.0049115222900444">
            <text:p>-0.0049115223</text:p>
          </table:table-cell>
          <table:table-cell table:style-name="ce3" table:formula="of:=SIN(PI()*2/257*([.GX$1]+191)*[.$B58]*[.$B58])/[.$B58]/[.$B58]" office:value-type="float" office:value="0.009356814694636">
            <text:p>0.0093568147</text:p>
          </table:table-cell>
          <table:table-cell table:style-name="ce3" table:formula="of:=SIN(PI()*2/257*([.GY$1]+191)*[.$B58]*[.$B58])/[.$B58]/[.$B58]" office:value-type="float" office:value="-0.00944027431886223">
            <text:p>-0.0094402743</text:p>
          </table:table-cell>
          <table:table-cell table:style-name="ce3" table:formula="of:=SIN(PI()*2/257*([.GZ$1]+191)*[.$B58]*[.$B58])/[.$B58]/[.$B58]" office:value-type="float" office:value="0.00512299508873655">
            <text:p>0.0051229951</text:p>
          </table:table-cell>
          <table:table-cell table:style-name="ce3" table:formula="of:=SIN(PI()*2/257*([.HA$1]+191)*[.$B58]*[.$B58])/[.$B58]/[.$B58]" office:value-type="float" office:value="0.00158245240601526">
            <text:p>0.0015824524</text:p>
          </table:table-cell>
          <table:table-cell table:style-name="ce3" table:formula="of:=SIN(PI()*2/257*([.HB$1]+191)*[.$B58]*[.$B58])/[.$B58]/[.$B58]" office:value-type="float" office:value="-0.00755021373264354">
            <text:p>-0.0075502137</text:p>
          </table:table-cell>
          <table:table-cell table:style-name="ce3" table:formula="of:=SIN(PI()*2/257*([.HC$1]+191)*[.$B58]*[.$B58])/[.$B58]/[.$B58]" office:value-type="float" office:value="0.00999831897623521">
            <text:p>0.009998319</text:p>
          </table:table-cell>
          <table:table-cell table:style-name="ce3" table:formula="of:=SIN(PI()*2/257*([.HD$1]+191)*[.$B58]*[.$B58])/[.$B58]/[.$B58]" office:value-type="float" office:value="-0.00778554368704239">
            <text:p>-0.0077855437</text:p>
          </table:table-cell>
          <table:table-cell table:style-name="ce3" table:formula="of:=SIN(PI()*2/257*([.HE$1]+191)*[.$B58]*[.$B58])/[.$B58]/[.$B58]" office:value-type="float" office:value="0.00194340939316948">
            <text:p>0.0019434094</text:p>
          </table:table-cell>
          <table:table-cell table:style-name="ce3" table:formula="of:=SIN(PI()*2/257*([.HF$1]+191)*[.$B58]*[.$B58])/[.$B58]/[.$B58]" office:value-type="float" office:value="0.00480467709420811">
            <text:p>0.0048046771</text:p>
          </table:table-cell>
          <table:table-cell table:style-name="ce3" table:formula="of:=SIN(PI()*2/257*([.HG$1]+191)*[.$B58]*[.$B58])/[.$B58]/[.$B58]" office:value-type="float" office:value="-0.00931298447592276">
            <text:p>-0.0093129845</text:p>
          </table:table-cell>
          <table:table-cell table:style-name="ce3" table:formula="of:=SIN(PI()*2/257*([.HH$1]+191)*[.$B58]*[.$B58])/[.$B58]/[.$B58]" office:value-type="float" office:value="0.00947989125328331">
            <text:p>0.0094798913</text:p>
          </table:table-cell>
          <table:table-cell table:style-name="ce3" table:formula="of:=SIN(PI()*2/257*([.HI$1]+191)*[.$B58]*[.$B58])/[.$B58]/[.$B58]" office:value-type="float" office:value="-0.00522759109192119">
            <text:p>-0.0052275911</text:p>
          </table:table-cell>
          <table:table-cell table:style-name="ce3" table:formula="of:=SIN(PI()*2/257*([.HJ$1]+191)*[.$B58]*[.$B58])/[.$B58]/[.$B58]" office:value-type="float" office:value="-0.00146163647809935">
            <text:p>-0.0014616365</text:p>
          </table:table-cell>
          <table:table-cell table:style-name="ce3" table:formula="of:=SIN(PI()*2/257*([.HK$1]+191)*[.$B58]*[.$B58])/[.$B58]/[.$B58]" office:value-type="float" office:value="0.00746949820822399">
            <text:p>0.0074694982</text:p>
          </table:table-cell>
          <table:table-cell table:style-name="ce3" table:formula="of:=SIN(PI()*2/257*([.HL$1]+191)*[.$B58]*[.$B58])/[.$B58]/[.$B58]" office:value-type="float" office:value="-0.009995330722125">
            <text:p>-0.0099953307</text:p>
          </table:table-cell>
          <table:table-cell table:style-name="ce3" table:formula="of:=SIN(PI()*2/257*([.HM$1]+191)*[.$B58]*[.$B58])/[.$B58]/[.$B58]" office:value-type="float" office:value="0.00786167572695222">
            <text:p>0.0078616757</text:p>
          </table:table-cell>
          <table:table-cell table:style-name="ce3" table:formula="of:=SIN(PI()*2/257*([.HN$1]+191)*[.$B58]*[.$B58])/[.$B58]/[.$B58]" office:value-type="float" office:value="-0.00206317152683759">
            <text:p>-0.0020631715</text:p>
          </table:table-cell>
          <table:table-cell table:style-name="ce3" table:formula="of:=SIN(PI()*2/257*([.HO$1]+191)*[.$B58]*[.$B58])/[.$B58]/[.$B58]" office:value-type="float" office:value="-0.00469711395151868">
            <text:p>-0.004697114</text:p>
          </table:table-cell>
          <table:table-cell table:style-name="ce3" table:formula="of:=SIN(PI()*2/257*([.HP$1]+191)*[.$B58]*[.$B58])/[.$B58]/[.$B58]" office:value-type="float" office:value="0.00926776264903926">
            <text:p>0.0092677626</text:p>
          </table:table-cell>
          <table:table-cell table:style-name="ce3" table:formula="of:=SIN(PI()*2/257*([.HQ$1]+191)*[.$B58]*[.$B58])/[.$B58]/[.$B58]" office:value-type="float" office:value="-0.00951809163921108">
            <text:p>-0.0095180916</text:p>
          </table:table-cell>
          <table:table-cell table:style-name="ce3" table:formula="of:=SIN(PI()*2/257*([.HR$1]+191)*[.$B58]*[.$B58])/[.$B58]/[.$B58]" office:value-type="float" office:value="0.00533140595362631">
            <text:p>0.005331406</text:p>
          </table:table-cell>
          <table:table-cell table:style-name="ce3" table:formula="of:=SIN(PI()*2/257*([.HS$1]+191)*[.$B58]*[.$B58])/[.$B58]/[.$B58]" office:value-type="float" office:value="0.00134060214272674">
            <text:p>0.0013406021</text:p>
          </table:table-cell>
          <table:table-cell table:style-name="ce3" table:formula="of:=SIN(PI()*2/257*([.HT$1]+191)*[.$B58]*[.$B58])/[.$B58]/[.$B58]" office:value-type="float" office:value="-0.00738766654163206">
            <text:p>-0.0073876665</text:p>
          </table:table-cell>
          <table:table-cell table:style-name="ce3" table:formula="of:=SIN(PI()*2/257*([.HU$1]+191)*[.$B58]*[.$B58])/[.$B58]/[.$B58]" office:value-type="float" office:value="0.00999084889912396">
            <text:p>0.0099908489</text:p>
          </table:table-cell>
          <table:table-cell table:style-name="ce3" table:formula="of:=SIN(PI()*2/257*([.HV$1]+191)*[.$B58]*[.$B58])/[.$B58]/[.$B58]" office:value-type="float" office:value="-0.00793663302291128">
            <text:p>-0.007936633</text:p>
          </table:table-cell>
          <table:table-cell table:style-name="ce3" table:formula="of:=SIN(PI()*2/257*([.HW$1]+191)*[.$B58]*[.$B58])/[.$B58]/[.$B58]" office:value-type="float" office:value="0.00218262536767546">
            <text:p>0.0021826254</text:p>
          </table:table-cell>
          <table:table-cell table:style-name="ce3" table:formula="of:=SIN(PI()*2/257*([.HX$1]+191)*[.$B58]*[.$B58])/[.$B58]/[.$B58]" office:value-type="float" office:value="0.00458884893477932">
            <text:p>0.0045888489</text:p>
          </table:table-cell>
          <table:table-cell table:style-name="ce3" table:formula="of:=SIN(PI()*2/257*([.HY$1]+191)*[.$B58]*[.$B58])/[.$B58]/[.$B58]" office:value-type="float" office:value="-0.00922115597133248">
            <text:p>-0.009221156</text:p>
          </table:table-cell>
          <table:table-cell table:style-name="ce3" table:formula="of:=SIN(PI()*2/257*([.HZ$1]+191)*[.$B58]*[.$B58])/[.$B58]/[.$B58]" office:value-type="float" office:value="0.00955486976849123">
            <text:p>0.0095548698</text:p>
          </table:table-cell>
          <table:table-cell table:style-name="ce3" table:formula="of:=SIN(PI()*2/257*([.IA$1]+191)*[.$B58]*[.$B58])/[.$B58]/[.$B58]" office:value-type="float" office:value="-0.00543442416114192">
            <text:p>-0.0054344242</text:p>
          </table:table-cell>
          <table:table-cell table:style-name="ce3" table:formula="of:=SIN(PI()*2/257*([.IB$1]+191)*[.$B58]*[.$B58])/[.$B58]/[.$B58]" office:value-type="float" office:value="-0.00121936748565057">
            <text:p>-0.0012193675</text:p>
          </table:table-cell>
          <table:table-cell table:style-name="ce3" table:formula="of:=SIN(PI()*2/257*([.IC$1]+191)*[.$B58]*[.$B58])/[.$B58]/[.$B58]" office:value-type="float" office:value="0.00730473096070044">
            <text:p>0.007304731</text:p>
          </table:table-cell>
          <table:table-cell table:style-name="ce3" table:formula="of:=SIN(PI()*2/257*([.ID$1]+191)*[.$B58]*[.$B58])/[.$B58]/[.$B58]" office:value-type="float" office:value="-0.00998487417693599">
            <text:p>-0.0099848742</text:p>
          </table:table-cell>
          <table:table-cell table:style-name="ce3" table:formula="of:=SIN(PI()*2/257*([.IE$1]+191)*[.$B58]*[.$B58])/[.$B58]/[.$B58]" office:value-type="float" office:value="0.00801040437430254">
            <text:p>0.0080104044</text:p>
          </table:table-cell>
          <table:table-cell table:style-name="ce3" table:formula="of:=SIN(PI()*2/257*([.IF$1]+191)*[.$B58]*[.$B58])/[.$B58]/[.$B58]" office:value-type="float" office:value="-0.00230175306609342">
            <text:p>-0.0023017531</text:p>
          </table:table-cell>
          <table:table-cell table:style-name="ce3" table:formula="of:=SIN(PI()*2/257*([.IG$1]+191)*[.$B58]*[.$B58])/[.$B58]/[.$B58]" office:value-type="float" office:value="-0.00447989822166694">
            <text:p>-0.0044798982</text:p>
          </table:table-cell>
          <table:table-cell table:style-name="ce3" table:formula="of:=SIN(PI()*2/257*([.IH$1]+191)*[.$B58]*[.$B58])/[.$B58]/[.$B58]" office:value-type="float" office:value="0.00917317140708264">
            <text:p>0.0091731714</text:p>
          </table:table-cell>
          <table:table-cell table:style-name="ce3" table:formula="of:=SIN(PI()*2/257*([.II$1]+191)*[.$B58]*[.$B58])/[.$B58]/[.$B58]" office:value-type="float" office:value="-0.00959022014548969">
            <text:p>-0.0095902201</text:p>
          </table:table-cell>
          <table:table-cell table:style-name="ce3" table:formula="of:=SIN(PI()*2/257*([.IJ$1]+191)*[.$B58]*[.$B58])/[.$B58]/[.$B58]" office:value-type="float" office:value="0.00553663032080512">
            <text:p>0.0055366303</text:p>
          </table:table-cell>
          <table:table-cell table:style-name="ce3" table:formula="of:=SIN(PI()*2/257*([.IK$1]+191)*[.$B58]*[.$B58])/[.$B58]/[.$B58]" office:value-type="float" office:value="0.00109795062256645">
            <text:p>0.0010979506</text:p>
          </table:table-cell>
          <table:table-cell table:style-name="ce3" table:formula="of:=SIN(PI()*2/257*([.IL$1]+191)*[.$B58]*[.$B58])/[.$B58]/[.$B58]" office:value-type="float" office:value="-0.00722070385821449">
            <text:p>-0.0072207039</text:p>
          </table:table-cell>
          <table:table-cell table:style-name="ce3" table:formula="of:=SIN(PI()*2/257*([.IM$1]+191)*[.$B58]*[.$B58])/[.$B58]/[.$B58]" office:value-type="float" office:value="0.00997740744834409">
            <text:p>0.0099774074</text:p>
          </table:table-cell>
          <table:table-cell table:style-name="ce3" table:formula="of:=SIN(PI()*2/257*([.IN$1]+191)*[.$B58]*[.$B58])/[.$B58]/[.$B58]" office:value-type="float" office:value="-0.00808297875771995">
            <text:p>-0.0080829788</text:p>
          </table:table-cell>
          <table:table-cell table:style-name="ce3" table:formula="of:=SIN(PI()*2/257*([.IO$1]+191)*[.$B58]*[.$B58])/[.$B58]/[.$B58]" office:value-type="float" office:value="0.00242053682123735">
            <text:p>0.0024205368</text:p>
          </table:table-cell>
          <table:table-cell table:style-name="ce3" table:formula="of:=SIN(PI()*2/257*([.IP$1]+191)*[.$B58]*[.$B58])/[.$B58]/[.$B58]" office:value-type="float" office:value="0.00437027809232376">
            <text:p>0.0043702781</text:p>
          </table:table-cell>
          <table:table-cell table:style-name="ce3" table:formula="of:=SIN(PI()*2/257*([.IQ$1]+191)*[.$B58]*[.$B58])/[.$B58]/[.$B58]" office:value-type="float" office:value="-0.00912381612646199">
            <text:p>-0.0091238161</text:p>
          </table:table-cell>
          <table:table-cell table:style-name="ce3" table:formula="of:=SIN(PI()*2/257*([.IR$1]+191)*[.$B58]*[.$B58])/[.$B58]/[.$B58]" office:value-type="float" office:value="0.00962413748791739">
            <text:p>0.0096241375</text:p>
          </table:table-cell>
          <table:table-cell table:style-name="ce3" table:formula="of:=SIN(PI()*2/257*([.IS$1]+191)*[.$B58]*[.$B58])/[.$B58]/[.$B58]" office:value-type="float" office:value="-0.00563800916029074">
            <text:p>-0.0056380092</text:p>
          </table:table-cell>
          <table:table-cell table:style-name="ce3" table:formula="of:=SIN(PI()*2/257*([.IT$1]+191)*[.$B58]*[.$B58])/[.$B58]/[.$B58]" office:value-type="float" office:value="-0.000976369696382847">
            <text:p>-0.0009763697</text:p>
          </table:table-cell>
          <table:table-cell table:style-name="ce3" table:formula="of:=SIN(PI()*2/257*([.IU$1]+191)*[.$B58]*[.$B58])/[.$B58]/[.$B58]" office:value-type="float" office:value="0.00713559779006429">
            <text:p>0.0071355978</text:p>
          </table:table-cell>
          <table:table-cell table:style-name="ce3" table:formula="of:=SIN(PI()*2/257*([.IV$1]+191)*[.$B58]*[.$B58])/[.$B58]/[.$B58]" office:value-type="float" office:value="-0.00996844982907608">
            <text:p>-0.0099684498</text:p>
          </table:table-cell>
          <table:table-cell table:style-name="ce3" table:formula="of:=SIN(PI()*2/257*([.IW$1]+191)*[.$B58]*[.$B58])/[.$B58]/[.$B58]" office:value-type="float" office:value="0.00815434532861174">
            <text:p>0.0081543453</text:p>
          </table:table-cell>
          <table:table-cell table:style-name="ce3" table:formula="of:=SIN(PI()*2/257*([.IX$1]+191)*[.$B58]*[.$B58])/[.$B58]/[.$B58]" office:value-type="float" office:value="-0.00253895888364738">
            <text:p>-0.0025389589</text:p>
          </table:table-cell>
          <table:table-cell table:style-name="ce3" table:formula="of:=SIN(PI()*2/257*([.IY$1]+191)*[.$B58]*[.$B58])/[.$B58]/[.$B58]" office:value-type="float" office:value="-0.00426000492691963">
            <text:p>-0.00426000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3" table:formula="of:=SIN(PI()*2/257*([.C$1]+191)*[.$B59]*[.$B59])/[.$B59]/[.$B59]" office:value-type="float" office:value="-0.00370239522451763">
            <text:p>-0.0037023952</text:p>
          </table:table-cell>
          <table:table-cell table:style-name="ce3" table:formula="of:=SIN(PI()*2/257*([.D$1]+191)*[.$B59]*[.$B59])/[.$B59]/[.$B59]" office:value-type="float" office:value="0.00498756218525723">
            <text:p>0.0049875622</text:p>
          </table:table-cell>
          <table:table-cell table:style-name="ce3" table:formula="of:=SIN(PI()*2/257*([.E$1]+191)*[.$B59]*[.$B59])/[.$B59]/[.$B59]" office:value-type="float" office:value="-0.00610550953853859">
            <text:p>-0.0061055095</text:p>
          </table:table-cell>
          <table:table-cell table:style-name="ce3" table:formula="of:=SIN(PI()*2/257*([.F$1]+191)*[.$B59]*[.$B59])/[.$B59]/[.$B59]" office:value-type="float" office:value="0.00701875550255563">
            <text:p>0.0070187555</text:p>
          </table:table-cell>
          <table:table-cell table:style-name="ce3" table:formula="of:=SIN(PI()*2/257*([.G$1]+191)*[.$B59]*[.$B59])/[.$B59]/[.$B59]" office:value-type="float" office:value="-0.00769668138506002">
            <text:p>-0.0076966814</text:p>
          </table:table-cell>
          <table:table-cell table:style-name="ce3" table:formula="of:=SIN(PI()*2/257*([.H$1]+191)*[.$B59]*[.$B59])/[.$B59]/[.$B59]" office:value-type="float" office:value="0.0081165581461424">
            <text:p>0.0081165581</text:p>
          </table:table-cell>
          <table:table-cell table:style-name="ce3" table:formula="of:=SIN(PI()*2/257*([.I$1]+191)*[.$B59]*[.$B59])/[.$B59]/[.$B59]" office:value-type="float" office:value="-0.00826430844209083">
            <text:p>-0.0082643084</text:p>
          </table:table-cell>
          <table:table-cell table:style-name="ce3" table:formula="of:=SIN(PI()*2/257*([.J$1]+191)*[.$B59]*[.$B59])/[.$B59]/[.$B59]" office:value-type="float" office:value="0.00813497860103663">
            <text:p>0.0081349786</text:p>
          </table:table-cell>
          <table:table-cell table:style-name="ce3" table:formula="of:=SIN(PI()*2/257*([.K$1]+191)*[.$B59]*[.$B59])/[.$B59]/[.$B59]" office:value-type="float" office:value="-0.00773290470631047">
            <text:p>-0.0077329047</text:p>
          </table:table-cell>
          <table:table-cell table:style-name="ce3" table:formula="of:=SIN(PI()*2/257*([.L$1]+191)*[.$B59]*[.$B59])/[.$B59]/[.$B59]" office:value-type="float" office:value="0.00707156721917786">
            <text:p>0.0070715672</text:p>
          </table:table-cell>
          <table:table-cell table:style-name="ce3" table:formula="of:=SIN(PI()*2/257*([.M$1]+191)*[.$B59]*[.$B59])/[.$B59]/[.$B59]" office:value-type="float" office:value="-0.00617313901506116">
            <text:p>-0.006173139</text:p>
          </table:table-cell>
          <table:table-cell table:style-name="ce3" table:formula="of:=SIN(PI()*2/257*([.N$1]+191)*[.$B59]*[.$B59])/[.$B59]/[.$B59]" office:value-type="float" office:value="0.00506774198638826">
            <text:p>0.005067742</text:p>
          </table:table-cell>
          <table:table-cell table:style-name="ce3" table:formula="of:=SIN(PI()*2/257*([.O$1]+191)*[.$B59]*[.$B59])/[.$B59]/[.$B59]" office:value-type="float" office:value="-0.00379243713618032">
            <text:p>-0.0037924371</text:p>
          </table:table-cell>
          <table:table-cell table:style-name="ce3" table:formula="of:=SIN(PI()*2/257*([.P$1]+191)*[.$B59]*[.$B59])/[.$B59]/[.$B59]" office:value-type="float" office:value="0.00238998202184186">
            <text:p>0.002389982</text:p>
          </table:table-cell>
          <table:table-cell table:style-name="ce3" table:formula="of:=SIN(PI()*2/257*([.Q$1]+191)*[.$B59]*[.$B59])/[.$B59]/[.$B59]" office:value-type="float" office:value="-0.000907397208729561">
            <text:p>-0.0009073972</text:p>
          </table:table-cell>
          <table:table-cell table:style-name="ce3" table:formula="of:=SIN(PI()*2/257*([.R$1]+191)*[.$B59]*[.$B59])/[.$B59]/[.$B59]" office:value-type="float" office:value="-0.000605610203523652">
            <text:p>-0.0006056102</text:p>
          </table:table-cell>
          <table:table-cell table:style-name="ce3" table:formula="of:=SIN(PI()*2/257*([.S$1]+191)*[.$B59]*[.$B59])/[.$B59]/[.$B59]" office:value-type="float" office:value="0.00209831312698166">
            <text:p>0.0020983131</text:p>
          </table:table-cell>
          <table:table-cell table:style-name="ce3" table:formula="of:=SIN(PI()*2/257*([.T$1]+191)*[.$B59]*[.$B59])/[.$B59]/[.$B59]" office:value-type="float" office:value="-0.00352066522885885">
            <text:p>-0.0035206652</text:p>
          </table:table-cell>
          <table:table-cell table:style-name="ce3" table:formula="of:=SIN(PI()*2/257*([.U$1]+191)*[.$B59]*[.$B59])/[.$B59]/[.$B59]" office:value-type="float" office:value="0.00482497885107596">
            <text:p>0.0048249789</text:p>
          </table:table-cell>
          <table:table-cell table:style-name="ce3" table:formula="of:=SIN(PI()*2/257*([.V$1]+191)*[.$B59]*[.$B59])/[.$B59]/[.$B59]" office:value-type="float" office:value="-0.00596752384976386">
            <text:p>-0.0059675238</text:p>
          </table:table-cell>
          <table:table-cell table:style-name="ce3" table:formula="of:=SIN(PI()*2/257*([.W$1]+191)*[.$B59]*[.$B59])/[.$B59]/[.$B59]" office:value-type="float" office:value="0.00690999374991869">
            <text:p>0.0069099937</text:p>
          </table:table-cell>
          <table:table-cell table:style-name="ce3" table:formula="of:=SIN(PI()*2/257*([.X$1]+191)*[.$B59]*[.$B59])/[.$B59]/[.$B59]" office:value-type="float" office:value="-0.00762079005895205">
            <text:p>-0.0076207901</text:p>
          </table:table-cell>
          <table:table-cell table:style-name="ce3" table:formula="of:=SIN(PI()*2/257*([.Y$1]+191)*[.$B59]*[.$B59])/[.$B59]/[.$B59]" office:value-type="float" office:value="0.00807608167955337">
            <text:p>0.0080760817</text:p>
          </table:table-cell>
          <table:table-cell table:style-name="ce3" table:formula="of:=SIN(PI()*2/257*([.Z$1]+191)*[.$B59]*[.$B59])/[.$B59]/[.$B59]" office:value-type="float" office:value="-0.00826060390258262">
            <text:p>-0.0082606039</text:p>
          </table:table-cell>
          <table:table-cell table:style-name="ce3" table:formula="of:=SIN(PI()*2/257*([.AA$1]+191)*[.$B59]*[.$B59])/[.$B59]/[.$B59]" office:value-type="float" office:value="0.00816817019190103">
            <text:p>0.0081681702</text:p>
          </table:table-cell>
          <table:table-cell table:style-name="ce3" table:formula="of:=SIN(PI()*2/257*([.AB$1]+191)*[.$B59]*[.$B59])/[.$B59]/[.$B59]" office:value-type="float" office:value="-0.00780187960236605">
            <text:p>-0.0078018796</text:p>
          </table:table-cell>
          <table:table-cell table:style-name="ce3" table:formula="of:=SIN(PI()*2/257*([.AC$1]+191)*[.$B59]*[.$B59])/[.$B59]/[.$B59]" office:value-type="float" office:value="0.00717401287681764">
            <text:p>0.0071740129</text:p>
          </table:table-cell>
          <table:table-cell table:style-name="ce3" table:formula="of:=SIN(PI()*2/257*([.AD$1]+191)*[.$B59]*[.$B59])/[.$B59]/[.$B59]" office:value-type="float" office:value="-0.00630562070565048">
            <text:p>-0.0063056207</text:p>
          </table:table-cell>
          <table:table-cell table:style-name="ce3" table:formula="of:=SIN(PI()*2/257*([.AE$1]+191)*[.$B59]*[.$B59])/[.$B59]/[.$B59]" office:value-type="float" office:value="0.00522581795351858">
            <text:p>0.005225818</text:p>
          </table:table-cell>
          <table:table-cell table:style-name="ce3" table:formula="of:=SIN(PI()*2/257*([.AF$1]+191)*[.$B59]*[.$B59])/[.$B59]/[.$B59]" office:value-type="float" office:value="-0.00397080751587339">
            <text:p>-0.0039708075</text:p>
          </table:table-cell>
          <table:table-cell table:style-name="ce3" table:formula="of:=SIN(PI()*2/257*([.AG$1]+191)*[.$B59]*[.$B59])/[.$B59]/[.$B59]" office:value-type="float" office:value="0.00258266653279676">
            <text:p>0.0025826665</text:p>
          </table:table-cell>
          <table:table-cell table:style-name="ce3" table:formula="of:=SIN(PI()*2/257*([.AH$1]+191)*[.$B59]*[.$B59])/[.$B59]/[.$B59]" office:value-type="float" office:value="-0.00110793565514471">
            <text:p>-0.0011079357</text:p>
          </table:table-cell>
          <table:table-cell table:style-name="ce3" table:formula="of:=SIN(PI()*2/257*([.AI$1]+191)*[.$B59]*[.$B59])/[.$B59]/[.$B59]" office:value-type="float" office:value="-0.000403941338879497">
            <text:p>-0.0004039413</text:p>
          </table:table-cell>
          <table:table-cell table:style-name="ce3" table:formula="of:=SIN(PI()*2/257*([.AJ$1]+191)*[.$B59]*[.$B59])/[.$B59]/[.$B59]" office:value-type="float" office:value="0.00190227526123477">
            <text:p>0.0019022753</text:p>
          </table:table-cell>
          <table:table-cell table:style-name="ce3" table:formula="of:=SIN(PI()*2/257*([.AK$1]+191)*[.$B59]*[.$B59])/[.$B59]/[.$B59]" office:value-type="float" office:value="-0.00333683098681945">
            <text:p>-0.003336831</text:p>
          </table:table-cell>
          <table:table-cell table:style-name="ce3" table:formula="of:=SIN(PI()*2/257*([.AL$1]+191)*[.$B59]*[.$B59])/[.$B59]/[.$B59]" office:value-type="float" office:value="0.00465951170272018">
            <text:p>0.0046595117</text:p>
          </table:table-cell>
          <table:table-cell table:style-name="ce3" table:formula="of:=SIN(PI()*2/257*([.AM$1]+191)*[.$B59]*[.$B59])/[.$B59]/[.$B59]" office:value-type="float" office:value="-0.00582597146559052">
            <text:p>-0.0058259715</text:p>
          </table:table-cell>
          <table:table-cell table:style-name="ce3" table:formula="of:=SIN(PI()*2/257*([.AN$1]+191)*[.$B59]*[.$B59])/[.$B59]/[.$B59]" office:value-type="float" office:value="0.00679710200240836">
            <text:p>0.006797102</text:p>
          </table:table-cell>
          <table:table-cell table:style-name="ce3" table:formula="of:=SIN(PI()*2/257*([.AO$1]+191)*[.$B59]*[.$B59])/[.$B59]/[.$B59]" office:value-type="float" office:value="-0.00754034390616772">
            <text:p>-0.0075403439</text:p>
          </table:table-cell>
          <table:table-cell table:style-name="ce3" table:formula="of:=SIN(PI()*2/257*([.AP$1]+191)*[.$B59]*[.$B59])/[.$B59]/[.$B59]" office:value-type="float" office:value="0.00803077826562759">
            <text:p>0.0080307783</text:p>
          </table:table-cell>
          <table:table-cell table:style-name="ce3" table:formula="of:=SIN(PI()*2/257*([.AQ$1]+191)*[.$B59]*[.$B59])/[.$B59]/[.$B59]" office:value-type="float" office:value="-0.00825196212969922">
            <text:p>-0.0082519621</text:p>
          </table:table-cell>
          <table:table-cell table:style-name="ce3" table:formula="of:=SIN(PI()*2/257*([.AR$1]+191)*[.$B59]*[.$B59])/[.$B59]/[.$B59]" office:value-type="float" office:value="0.00819647979556918">
            <text:p>0.0081964798</text:p>
          </table:table-cell>
          <table:table-cell table:style-name="ce3" table:formula="of:=SIN(PI()*2/257*([.AS$1]+191)*[.$B59]*[.$B59])/[.$B59]/[.$B59]" office:value-type="float" office:value="-0.00786619143736472">
            <text:p>-0.0078661914</text:p>
          </table:table-cell>
          <table:table-cell table:style-name="ce3" table:formula="of:=SIN(PI()*2/257*([.AT$1]+191)*[.$B59]*[.$B59])/[.$B59]/[.$B59]" office:value-type="float" office:value="0.00727217073949385">
            <text:p>0.0072721707</text:p>
          </table:table-cell>
          <table:table-cell table:style-name="ce3" table:formula="of:=SIN(PI()*2/257*([.AU$1]+191)*[.$B59]*[.$B59])/[.$B59]/[.$B59]" office:value-type="float" office:value="-0.00643433362565518">
            <text:p>-0.0064343336</text:p>
          </table:table-cell>
          <table:table-cell table:style-name="ce3" table:formula="of:=SIN(PI()*2/257*([.AV$1]+191)*[.$B59]*[.$B59])/[.$B59]/[.$B59]" office:value-type="float" office:value="0.0053807705312327">
            <text:p>0.0053807705</text:p>
          </table:table-cell>
          <table:table-cell table:style-name="ce3" table:formula="of:=SIN(PI()*2/257*([.AW$1]+191)*[.$B59]*[.$B59])/[.$B59]/[.$B59]" office:value-type="float" office:value="-0.00414680460620106">
            <text:p>-0.0041468046</text:p>
          </table:table-cell>
          <table:table-cell table:style-name="ce3" table:formula="of:=SIN(PI()*2/257*([.AX$1]+191)*[.$B59]*[.$B59])/[.$B59]/[.$B59]" office:value-type="float" office:value="0.00277380742447719">
            <text:p>0.0027738074</text:p>
          </table:table-cell>
          <table:table-cell table:style-name="ce3" table:formula="of:=SIN(PI()*2/257*([.AY$1]+191)*[.$B59]*[.$B59])/[.$B59]/[.$B59]" office:value-type="float" office:value="-0.00130781190579621">
            <text:p>-0.0013078119</text:p>
          </table:table-cell>
          <table:table-cell table:style-name="ce3" table:formula="of:=SIN(PI()*2/257*([.AZ$1]+191)*[.$B59]*[.$B59])/[.$B59]/[.$B59]" office:value-type="float" office:value="-0.000202031044833394">
            <text:p>-0.000202031</text:p>
          </table:table-cell>
          <table:table-cell table:style-name="ce3" table:formula="of:=SIN(PI()*2/257*([.BA$1]+191)*[.$B59]*[.$B59])/[.$B59]/[.$B59]" office:value-type="float" office:value="0.00170510043540277">
            <text:p>0.0017051004</text:p>
          </table:table-cell>
          <table:table-cell table:style-name="ce3" table:formula="of:=SIN(PI()*2/257*([.BB$1]+191)*[.$B59]*[.$B59])/[.$B59]/[.$B59]" office:value-type="float" office:value="-0.00315100237323968">
            <text:p>-0.0031510024</text:p>
          </table:table-cell>
          <table:table-cell table:style-name="ce3" table:formula="of:=SIN(PI()*2/257*([.BC$1]+191)*[.$B59]*[.$B59])/[.$B59]/[.$B59]" office:value-type="float" office:value="0.00449125963730888">
            <text:p>0.0044912596</text:p>
          </table:table-cell>
          <table:table-cell table:style-name="ce3" table:formula="of:=SIN(PI()*2/257*([.BD$1]+191)*[.$B59]*[.$B59])/[.$B59]/[.$B59]" office:value-type="float" office:value="-0.00568093698966014">
            <text:p>-0.005680937</text:p>
          </table:table-cell>
          <table:table-cell table:style-name="ce3" table:formula="of:=SIN(PI()*2/257*([.BE$1]+191)*[.$B59]*[.$B59])/[.$B59]/[.$B59]" office:value-type="float" office:value="0.00668014773365288">
            <text:p>0.0066801477</text:p>
          </table:table-cell>
          <table:table-cell table:style-name="ce3" table:formula="of:=SIN(PI()*2/257*([.BF$1]+191)*[.$B59]*[.$B59])/[.$B59]/[.$B59]" office:value-type="float" office:value="-0.00745539100810915">
            <text:p>-0.007455391</text:p>
          </table:table-cell>
          <table:table-cell table:style-name="ce3" table:formula="of:=SIN(PI()*2/257*([.BG$1]+191)*[.$B59]*[.$B59])/[.$B59]/[.$B59]" office:value-type="float" office:value="0.00798067498150498">
            <text:p>0.007980675</text:p>
          </table:table-cell>
          <table:table-cell table:style-name="ce3" table:formula="of:=SIN(PI()*2/257*([.BH$1]+191)*[.$B59]*[.$B59])/[.$B59]/[.$B59]" office:value-type="float" office:value="-0.00823838828849266">
            <text:p>-0.0082383883</text:p>
          </table:table-cell>
          <table:table-cell table:style-name="ce3" table:formula="of:=SIN(PI()*2/257*([.BI$1]+191)*[.$B59]*[.$B59])/[.$B59]/[.$B59]" office:value-type="float" office:value="0.00821989049183503">
            <text:p>0.0082198905</text:p>
          </table:table-cell>
          <table:table-cell table:style-name="ce3" table:formula="of:=SIN(PI()*2/257*([.BJ$1]+191)*[.$B59]*[.$B59])/[.$B59]/[.$B59]" office:value-type="float" office:value="-0.00792580177313157">
            <text:p>-0.0079258018</text:p>
          </table:table-cell>
          <table:table-cell table:style-name="ce3" table:formula="of:=SIN(PI()*2/257*([.BK$1]+191)*[.$B59]*[.$B59])/[.$B59]/[.$B59]" office:value-type="float" office:value="0.00736598213979171">
            <text:p>0.0073659821</text:p>
          </table:table-cell>
          <table:table-cell table:style-name="ce3" table:formula="of:=SIN(PI()*2/257*([.BL$1]+191)*[.$B59]*[.$B59])/[.$B59]/[.$B59]" office:value-type="float" office:value="-0.006559200845382">
            <text:p>-0.0065592008</text:p>
          </table:table-cell>
          <table:table-cell table:style-name="ce3" table:formula="of:=SIN(PI()*2/257*([.BM$1]+191)*[.$B59]*[.$B59])/[.$B59]/[.$B59]" office:value-type="float" office:value="0.00553250710680335">
            <text:p>0.0055325071</text:p>
          </table:table-cell>
          <table:table-cell table:style-name="ce3" table:formula="of:=SIN(PI()*2/257*([.BN$1]+191)*[.$B59]*[.$B59])/[.$B59]/[.$B59]" office:value-type="float" office:value="-0.00432032321646316">
            <text:p>-0.0043203232</text:p>
          </table:table-cell>
          <table:table-cell table:style-name="ce3" table:formula="of:=SIN(PI()*2/257*([.BO$1]+191)*[.$B59]*[.$B59])/[.$B59]/[.$B59]" office:value-type="float" office:value="0.00296329045496783">
            <text:p>0.0029632905</text:p>
          </table:table-cell>
          <table:table-cell table:style-name="ce3" table:formula="of:=SIN(PI()*2/257*([.BP$1]+191)*[.$B59]*[.$B59])/[.$B59]/[.$B59]" office:value-type="float" office:value="-0.00150690649778806">
            <text:p>-0.0015069065</text:p>
          </table:table-cell>
          <table:table-cell table:style-name="ce3" table:formula="of:=SIN(PI()*2/257*([.BQ$1]+191)*[.$B59]*[.$B59])/[.$B59]/[.$B59]" office:value-type="float" office:value="-8.90877301429562E-016">
            <text:p>-8.90877301429562E-016</text:p>
          </table:table-cell>
          <table:table-cell table:style-name="ce3" table:formula="of:=SIN(PI()*2/257*([.BR$1]+191)*[.$B59]*[.$B59])/[.$B59]/[.$B59]" office:value-type="float" office:value="0.00150690649778796">
            <text:p>0.0015069065</text:p>
          </table:table-cell>
          <table:table-cell table:style-name="ce3" table:formula="of:=SIN(PI()*2/257*([.BS$1]+191)*[.$B59]*[.$B59])/[.$B59]/[.$B59]" office:value-type="float" office:value="-0.00296329045496949">
            <text:p>-0.0029632905</text:p>
          </table:table-cell>
          <table:table-cell table:style-name="ce3" table:formula="of:=SIN(PI()*2/257*([.BT$1]+191)*[.$B59]*[.$B59])/[.$B59]/[.$B59]" office:value-type="float" office:value="0.00432032321646467">
            <text:p>0.0043203232</text:p>
          </table:table-cell>
          <table:table-cell table:style-name="ce3" table:formula="of:=SIN(PI()*2/257*([.BU$1]+191)*[.$B59]*[.$B59])/[.$B59]/[.$B59]" office:value-type="float" office:value="-0.00553250710680397">
            <text:p>-0.0055325071</text:p>
          </table:table-cell>
          <table:table-cell table:style-name="ce3" table:formula="of:=SIN(PI()*2/257*([.BV$1]+191)*[.$B59]*[.$B59])/[.$B59]/[.$B59]" office:value-type="float" office:value="0.00655920084538194">
            <text:p>0.0065592008</text:p>
          </table:table-cell>
          <table:table-cell table:style-name="ce3" table:formula="of:=SIN(PI()*2/257*([.BW$1]+191)*[.$B59]*[.$B59])/[.$B59]/[.$B59]" office:value-type="float" office:value="-0.00736598213979209">
            <text:p>-0.0073659821</text:p>
          </table:table-cell>
          <table:table-cell table:style-name="ce3" table:formula="of:=SIN(PI()*2/257*([.BX$1]+191)*[.$B59]*[.$B59])/[.$B59]/[.$B59]" office:value-type="float" office:value="0.00792580177313207">
            <text:p>0.0079258018</text:p>
          </table:table-cell>
          <table:table-cell table:style-name="ce3" table:formula="of:=SIN(PI()*2/257*([.BY$1]+191)*[.$B59]*[.$B59])/[.$B59]/[.$B59]" office:value-type="float" office:value="-0.00821989049183512">
            <text:p>-0.0082198905</text:p>
          </table:table-cell>
          <table:table-cell table:style-name="ce3" table:formula="of:=SIN(PI()*2/257*([.BZ$1]+191)*[.$B59]*[.$B59])/[.$B59]/[.$B59]" office:value-type="float" office:value="0.00823838828849267">
            <text:p>0.0082383883</text:p>
          </table:table-cell>
          <table:table-cell table:style-name="ce3" table:formula="of:=SIN(PI()*2/257*([.CA$1]+191)*[.$B59]*[.$B59])/[.$B59]/[.$B59]" office:value-type="float" office:value="-0.00798067498150476">
            <text:p>-0.007980675</text:p>
          </table:table-cell>
          <table:table-cell table:style-name="ce3" table:formula="of:=SIN(PI()*2/257*([.CB$1]+191)*[.$B59]*[.$B59])/[.$B59]/[.$B59]" office:value-type="float" office:value="0.00745539100810879">
            <text:p>0.007455391</text:p>
          </table:table-cell>
          <table:table-cell table:style-name="ce3" table:formula="of:=SIN(PI()*2/257*([.CC$1]+191)*[.$B59]*[.$B59])/[.$B59]/[.$B59]" office:value-type="float" office:value="-0.00668014773365183">
            <text:p>-0.0066801477</text:p>
          </table:table-cell>
          <table:table-cell table:style-name="ce3" table:formula="of:=SIN(PI()*2/257*([.CD$1]+191)*[.$B59]*[.$B59])/[.$B59]/[.$B59]" office:value-type="float" office:value="0.00568093698966021">
            <text:p>0.005680937</text:p>
          </table:table-cell>
          <table:table-cell table:style-name="ce3" table:formula="of:=SIN(PI()*2/257*([.CE$1]+191)*[.$B59]*[.$B59])/[.$B59]/[.$B59]" office:value-type="float" office:value="-0.00449125963730817">
            <text:p>-0.0044912596</text:p>
          </table:table-cell>
          <table:table-cell table:style-name="ce3" table:formula="of:=SIN(PI()*2/257*([.CF$1]+191)*[.$B59]*[.$B59])/[.$B59]/[.$B59]" office:value-type="float" office:value="0.00315100237323977">
            <text:p>0.0031510024</text:p>
          </table:table-cell>
          <table:table-cell table:style-name="ce3" table:formula="of:=SIN(PI()*2/257*([.CG$1]+191)*[.$B59]*[.$B59])/[.$B59]/[.$B59]" office:value-type="float" office:value="-0.00170510043540286">
            <text:p>-0.0017051004</text:p>
          </table:table-cell>
          <table:table-cell table:style-name="ce3" table:formula="of:=SIN(PI()*2/257*([.CH$1]+191)*[.$B59]*[.$B59])/[.$B59]/[.$B59]" office:value-type="float" office:value="0.000202031044831613">
            <text:p>0.000202031</text:p>
          </table:table-cell>
          <table:table-cell table:style-name="ce3" table:formula="of:=SIN(PI()*2/257*([.CI$1]+191)*[.$B59]*[.$B59])/[.$B59]/[.$B59]" office:value-type="float" office:value="0.00130781190579797">
            <text:p>0.0013078119</text:p>
          </table:table-cell>
          <table:table-cell table:style-name="ce3" table:formula="of:=SIN(PI()*2/257*([.CJ$1]+191)*[.$B59]*[.$B59])/[.$B59]/[.$B59]" office:value-type="float" office:value="-0.00277380742447799">
            <text:p>-0.0027738074</text:p>
          </table:table-cell>
          <table:table-cell table:style-name="ce3" table:formula="of:=SIN(PI()*2/257*([.CK$1]+191)*[.$B59]*[.$B59])/[.$B59]/[.$B59]" office:value-type="float" office:value="0.00414680460620179">
            <text:p>0.0041468046</text:p>
          </table:table-cell>
          <table:table-cell table:style-name="ce3" table:formula="of:=SIN(PI()*2/257*([.CL$1]+191)*[.$B59]*[.$B59])/[.$B59]/[.$B59]" office:value-type="float" office:value="-0.00538077053123262">
            <text:p>-0.0053807705</text:p>
          </table:table-cell>
          <table:table-cell table:style-name="ce3" table:formula="of:=SIN(PI()*2/257*([.CM$1]+191)*[.$B59]*[.$B59])/[.$B59]/[.$B59]" office:value-type="float" office:value="0.0064343336256563">
            <text:p>0.0064343336</text:p>
          </table:table-cell>
          <table:table-cell table:style-name="ce3" table:formula="of:=SIN(PI()*2/257*([.CN$1]+191)*[.$B59]*[.$B59])/[.$B59]/[.$B59]" office:value-type="float" office:value="-0.00727217073949425">
            <text:p>-0.0072721707</text:p>
          </table:table-cell>
          <table:table-cell table:style-name="ce3" table:formula="of:=SIN(PI()*2/257*([.CO$1]+191)*[.$B59]*[.$B59])/[.$B59]/[.$B59]" office:value-type="float" office:value="0.00786619143736469">
            <text:p>0.0078661914</text:p>
          </table:table-cell>
          <table:table-cell table:style-name="ce3" table:formula="of:=SIN(PI()*2/257*([.CP$1]+191)*[.$B59]*[.$B59])/[.$B59]/[.$B59]" office:value-type="float" office:value="-0.00819647979556928">
            <text:p>-0.0081964798</text:p>
          </table:table-cell>
          <table:table-cell table:style-name="ce3" table:formula="of:=SIN(PI()*2/257*([.CQ$1]+191)*[.$B59]*[.$B59])/[.$B59]/[.$B59]" office:value-type="float" office:value="0.00825196212969923">
            <text:p>0.0082519621</text:p>
          </table:table-cell>
          <table:table-cell table:style-name="ce3" table:formula="of:=SIN(PI()*2/257*([.CR$1]+191)*[.$B59]*[.$B59])/[.$B59]/[.$B59]" office:value-type="float" office:value="-0.00803077826562761">
            <text:p>-0.0080307783</text:p>
          </table:table-cell>
          <table:table-cell table:style-name="ce3" table:formula="of:=SIN(PI()*2/257*([.CS$1]+191)*[.$B59]*[.$B59])/[.$B59]/[.$B59]" office:value-type="float" office:value="0.00754034390616699">
            <text:p>0.0075403439</text:p>
          </table:table-cell>
          <table:table-cell table:style-name="ce3" table:formula="of:=SIN(PI()*2/257*([.CT$1]+191)*[.$B59]*[.$B59])/[.$B59]/[.$B59]" office:value-type="float" office:value="-0.00679710200240895">
            <text:p>-0.006797102</text:p>
          </table:table-cell>
          <table:table-cell table:style-name="ce3" table:formula="of:=SIN(PI()*2/257*([.CU$1]+191)*[.$B59]*[.$B59])/[.$B59]/[.$B59]" office:value-type="float" office:value="0.00582597146559059">
            <text:p>0.0058259715</text:p>
          </table:table-cell>
          <table:table-cell table:style-name="ce3" table:formula="of:=SIN(PI()*2/257*([.CV$1]+191)*[.$B59]*[.$B59])/[.$B59]/[.$B59]" office:value-type="float" office:value="-0.00465951170271949">
            <text:p>-0.0046595117</text:p>
          </table:table-cell>
          <table:table-cell table:style-name="ce3" table:formula="of:=SIN(PI()*2/257*([.CW$1]+191)*[.$B59]*[.$B59])/[.$B59]/[.$B59]" office:value-type="float" office:value="0.00333683098681782">
            <text:p>0.003336831</text:p>
          </table:table-cell>
          <table:table-cell table:style-name="ce3" table:formula="of:=SIN(PI()*2/257*([.CX$1]+191)*[.$B59]*[.$B59])/[.$B59]/[.$B59]" office:value-type="float" office:value="-0.00190227526123304">
            <text:p>-0.0019022753</text:p>
          </table:table-cell>
          <table:table-cell table:style-name="ce3" table:formula="of:=SIN(PI()*2/257*([.CY$1]+191)*[.$B59]*[.$B59])/[.$B59]/[.$B59]" office:value-type="float" office:value="0.000403941338878656">
            <text:p>0.0004039413</text:p>
          </table:table-cell>
          <table:table-cell table:style-name="ce3" table:formula="of:=SIN(PI()*2/257*([.CZ$1]+191)*[.$B59]*[.$B59])/[.$B59]/[.$B59]" office:value-type="float" office:value="0.00110793565514555">
            <text:p>0.0011079357</text:p>
          </table:table-cell>
          <table:table-cell table:style-name="ce3" table:formula="of:=SIN(PI()*2/257*([.DA$1]+191)*[.$B59]*[.$B59])/[.$B59]/[.$B59]" office:value-type="float" office:value="-0.00258266653279756">
            <text:p>-0.0025826665</text:p>
          </table:table-cell>
          <table:table-cell table:style-name="ce3" table:formula="of:=SIN(PI()*2/257*([.DB$1]+191)*[.$B59]*[.$B59])/[.$B59]/[.$B59]" office:value-type="float" office:value="0.00397080751587413">
            <text:p>0.0039708075</text:p>
          </table:table-cell>
          <table:table-cell table:style-name="ce3" table:formula="of:=SIN(PI()*2/257*([.DC$1]+191)*[.$B59]*[.$B59])/[.$B59]/[.$B59]" office:value-type="float" office:value="-0.00522581795351996">
            <text:p>-0.005225818</text:p>
          </table:table-cell>
          <table:table-cell table:style-name="ce3" table:formula="of:=SIN(PI()*2/257*([.DD$1]+191)*[.$B59]*[.$B59])/[.$B59]/[.$B59]" office:value-type="float" office:value="0.00630562070565102">
            <text:p>0.0063056207</text:p>
          </table:table-cell>
          <table:table-cell table:style-name="ce3" table:formula="of:=SIN(PI()*2/257*([.DE$1]+191)*[.$B59]*[.$B59])/[.$B59]/[.$B59]" office:value-type="float" office:value="-0.00717401287681759">
            <text:p>-0.0071740129</text:p>
          </table:table-cell>
          <table:table-cell table:style-name="ce3" table:formula="of:=SIN(PI()*2/257*([.DF$1]+191)*[.$B59]*[.$B59])/[.$B59]/[.$B59]" office:value-type="float" office:value="0.00780187960236602">
            <text:p>0.0078018796</text:p>
          </table:table-cell>
          <table:table-cell table:style-name="ce3" table:formula="of:=SIN(PI()*2/257*([.DG$1]+191)*[.$B59]*[.$B59])/[.$B59]/[.$B59]" office:value-type="float" office:value="-0.00816817019190116">
            <text:p>-0.0081681702</text:p>
          </table:table-cell>
          <table:table-cell table:style-name="ce3" table:formula="of:=SIN(PI()*2/257*([.DH$1]+191)*[.$B59]*[.$B59])/[.$B59]/[.$B59]" office:value-type="float" office:value="0.00826060390258262">
            <text:p>0.0082606039</text:p>
          </table:table-cell>
          <table:table-cell table:style-name="ce3" table:formula="of:=SIN(PI()*2/257*([.DI$1]+191)*[.$B59]*[.$B59])/[.$B59]/[.$B59]" office:value-type="float" office:value="-0.0080760816795534">
            <text:p>-0.0080760817</text:p>
          </table:table-cell>
          <table:table-cell table:style-name="ce3" table:formula="of:=SIN(PI()*2/257*([.DJ$1]+191)*[.$B59]*[.$B59])/[.$B59]/[.$B59]" office:value-type="float" office:value="0.00762079005895209">
            <text:p>0.0076207901</text:p>
          </table:table-cell>
          <table:table-cell table:style-name="ce3" table:formula="of:=SIN(PI()*2/257*([.DK$1]+191)*[.$B59]*[.$B59])/[.$B59]/[.$B59]" office:value-type="float" office:value="-0.00690999374991823">
            <text:p>-0.0069099937</text:p>
          </table:table-cell>
          <table:table-cell table:style-name="ce3" table:formula="of:=SIN(PI()*2/257*([.DL$1]+191)*[.$B59]*[.$B59])/[.$B59]/[.$B59]" office:value-type="float" office:value="0.00596752384976263">
            <text:p>0.0059675238</text:p>
          </table:table-cell>
          <table:table-cell table:style-name="ce3" table:formula="of:=SIN(PI()*2/257*([.DM$1]+191)*[.$B59]*[.$B59])/[.$B59]/[.$B59]" office:value-type="float" office:value="-0.00482497885107528">
            <text:p>-0.0048249789</text:p>
          </table:table-cell>
          <table:table-cell table:style-name="ce3" table:formula="of:=SIN(PI()*2/257*([.DN$1]+191)*[.$B59]*[.$B59])/[.$B59]/[.$B59]" office:value-type="float" office:value="0.00352066522885808">
            <text:p>0.0035206652</text:p>
          </table:table-cell>
          <table:table-cell table:style-name="ce3" table:formula="of:=SIN(PI()*2/257*([.DO$1]+191)*[.$B59]*[.$B59])/[.$B59]/[.$B59]" office:value-type="float" office:value="-0.00209831312698085">
            <text:p>-0.0020983131</text:p>
          </table:table-cell>
          <table:table-cell table:style-name="ce3" table:formula="of:=SIN(PI()*2/257*([.DP$1]+191)*[.$B59]*[.$B59])/[.$B59]/[.$B59]" office:value-type="float" office:value="0.000605610203522812">
            <text:p>0.0006056102</text:p>
          </table:table-cell>
          <table:table-cell table:style-name="ce3" table:formula="of:=SIN(PI()*2/257*([.DQ$1]+191)*[.$B59]*[.$B59])/[.$B59]/[.$B59]" office:value-type="float" office:value="0.000907397208731332">
            <text:p>0.0009073972</text:p>
          </table:table-cell>
          <table:table-cell table:style-name="ce3" table:formula="of:=SIN(PI()*2/257*([.DR$1]+191)*[.$B59]*[.$B59])/[.$B59]/[.$B59]" office:value-type="float" office:value="-0.00238998202184357">
            <text:p>-0.002389982</text:p>
          </table:table-cell>
          <table:table-cell table:style-name="ce3" table:formula="of:=SIN(PI()*2/257*([.DS$1]+191)*[.$B59]*[.$B59])/[.$B59]/[.$B59]" office:value-type="float" office:value="0.00379243713618191">
            <text:p>0.0037924371</text:p>
          </table:table-cell>
          <table:table-cell table:style-name="ce3" table:formula="of:=SIN(PI()*2/257*([.DT$1]+191)*[.$B59]*[.$B59])/[.$B59]/[.$B59]" office:value-type="float" office:value="-0.00506774198638818">
            <text:p>-0.005067742</text:p>
          </table:table-cell>
          <table:table-cell table:style-name="ce3" table:formula="of:=SIN(PI()*2/257*([.DU$1]+191)*[.$B59]*[.$B59])/[.$B59]/[.$B59]" office:value-type="float" office:value="0.00617313901506172">
            <text:p>0.006173139</text:p>
          </table:table-cell>
          <table:table-cell table:style-name="ce3" table:formula="of:=SIN(PI()*2/257*([.DV$1]+191)*[.$B59]*[.$B59])/[.$B59]/[.$B59]" office:value-type="float" office:value="-0.00707156721917878">
            <text:p>-0.0070715672</text:p>
          </table:table-cell>
          <table:table-cell table:style-name="ce3" table:formula="of:=SIN(PI()*2/257*([.DW$1]+191)*[.$B59]*[.$B59])/[.$B59]/[.$B59]" office:value-type="float" office:value="0.00773290470631077">
            <text:p>0.0077329047</text:p>
          </table:table-cell>
          <table:table-cell table:style-name="ce3" table:formula="of:=SIN(PI()*2/257*([.DX$1]+191)*[.$B59]*[.$B59])/[.$B59]/[.$B59]" office:value-type="float" office:value="-0.00813497860103678">
            <text:p>-0.0081349786</text:p>
          </table:table-cell>
          <table:table-cell table:style-name="ce3" table:formula="of:=SIN(PI()*2/257*([.DY$1]+191)*[.$B59]*[.$B59])/[.$B59]/[.$B59]" office:value-type="float" office:value="0.00826430844209082">
            <text:p>0.0082643084</text:p>
          </table:table-cell>
          <table:table-cell table:style-name="ce3" table:formula="of:=SIN(PI()*2/257*([.DZ$1]+191)*[.$B59]*[.$B59])/[.$B59]/[.$B59]" office:value-type="float" office:value="-0.00811655814614242">
            <text:p>-0.0081165581</text:p>
          </table:table-cell>
          <table:table-cell table:style-name="ce3" table:formula="of:=SIN(PI()*2/257*([.EA$1]+191)*[.$B59]*[.$B59])/[.$B59]/[.$B59]" office:value-type="float" office:value="0.00769668138505937">
            <text:p>0.0076966814</text:p>
          </table:table-cell>
          <table:table-cell table:style-name="ce3" table:formula="of:=SIN(PI()*2/257*([.EB$1]+191)*[.$B59]*[.$B59])/[.$B59]/[.$B59]" office:value-type="float" office:value="-0.00701875550255518">
            <text:p>-0.0070187555</text:p>
          </table:table-cell>
          <table:table-cell table:style-name="ce3" table:formula="of:=SIN(PI()*2/257*([.EC$1]+191)*[.$B59]*[.$B59])/[.$B59]/[.$B59]" office:value-type="float" office:value="0.00610550953853866">
            <text:p>0.0061055095</text:p>
          </table:table-cell>
          <table:table-cell table:style-name="ce3" table:formula="of:=SIN(PI()*2/257*([.ED$1]+191)*[.$B59]*[.$B59])/[.$B59]/[.$B59]" office:value-type="float" office:value="-0.0049875621852573">
            <text:p>-0.0049875622</text:p>
          </table:table-cell>
          <table:table-cell table:style-name="ce3" table:formula="of:=SIN(PI()*2/257*([.EE$1]+191)*[.$B59]*[.$B59])/[.$B59]/[.$B59]" office:value-type="float" office:value="0.00370239522451771">
            <text:p>0.0037023952</text:p>
          </table:table-cell>
          <table:table-cell table:style-name="ce3" table:formula="of:=SIN(PI()*2/257*([.EF$1]+191)*[.$B59]*[.$B59])/[.$B59]/[.$B59]" office:value-type="float" office:value="-0.00229309686388628">
            <text:p>-0.0022930969</text:p>
          </table:table-cell>
          <table:table-cell table:style-name="ce3" table:formula="of:=SIN(PI()*2/257*([.EG$1]+191)*[.$B59]*[.$B59])/[.$B59]/[.$B59]" office:value-type="float" office:value="0.000806917104447103">
            <text:p>0.0008069171</text:p>
          </table:table-cell>
          <table:table-cell table:style-name="ce3" table:formula="of:=SIN(PI()*2/257*([.EH$1]+191)*[.$B59]*[.$B59])/[.$B59]/[.$B59]" office:value-type="float" office:value="0.000706316425238124">
            <text:p>0.0007063164</text:p>
          </table:table-cell>
          <table:table-cell table:style-name="ce3" table:formula="of:=SIN(PI()*2/257*([.EI$1]+191)*[.$B59]*[.$B59])/[.$B59]/[.$B59]" office:value-type="float" office:value="-0.00219586905612482">
            <text:p>-0.0021958691</text:p>
          </table:table-cell>
          <table:table-cell table:style-name="ce3" table:formula="of:=SIN(PI()*2/257*([.EJ$1]+191)*[.$B59]*[.$B59])/[.$B59]/[.$B59]" office:value-type="float" office:value="0.00361180007630144">
            <text:p>0.0036118001</text:p>
          </table:table-cell>
          <table:table-cell table:style-name="ce3" table:formula="of:=SIN(PI()*2/257*([.EK$1]+191)*[.$B59]*[.$B59])/[.$B59]/[.$B59]" office:value-type="float" office:value="-0.00490663710936542">
            <text:p>-0.0049066371</text:p>
          </table:table-cell>
          <table:table-cell table:style-name="ce3" table:formula="of:=SIN(PI()*2/257*([.EL$1]+191)*[.$B59]*[.$B59])/[.$B59]/[.$B59]" office:value-type="float" office:value="0.00603696773611613">
            <text:p>0.0060369677</text:p>
          </table:table-cell>
          <table:table-cell table:style-name="ce3" table:formula="of:=SIN(PI()*2/257*([.EM$1]+191)*[.$B59]*[.$B59])/[.$B59]/[.$B59]" office:value-type="float" office:value="-0.00696489499673757">
            <text:p>-0.006964895</text:p>
          </table:table-cell>
          <table:table-cell table:style-name="ce3" table:formula="of:=SIN(PI()*2/257*([.EN$1]+191)*[.$B59]*[.$B59])/[.$B59]/[.$B59]" office:value-type="float" office:value="0.0076593079744127">
            <text:p>0.007659308</text:p>
          </table:table-cell>
          <table:table-cell table:style-name="ce3" table:formula="of:=SIN(PI()*2/257*([.EO$1]+191)*[.$B59]*[.$B59])/[.$B59]/[.$B59]" office:value-type="float" office:value="-0.00809692486106937">
            <text:p>-0.0080969249</text:p>
          </table:table-cell>
          <table:table-cell table:style-name="ce3" table:formula="of:=SIN(PI()*2/257*([.EP$1]+191)*[.$B59]*[.$B59])/[.$B59]/[.$B59]" office:value-type="float" office:value="0.00826307353407871">
            <text:p>0.0082630735</text:p>
          </table:table-cell>
          <table:table-cell table:style-name="ce3" table:formula="of:=SIN(PI()*2/257*([.EQ$1]+191)*[.$B59]*[.$B59])/[.$B59]/[.$B59]" office:value-type="float" office:value="-0.00815218347324484">
            <text:p>-0.0081521835</text:p>
          </table:table-cell>
          <table:table-cell table:style-name="ce3" table:formula="of:=SIN(PI()*2/257*([.ER$1]+191)*[.$B59]*[.$B59])/[.$B59]/[.$B59]" office:value-type="float" office:value="0.0077679725254354">
            <text:p>0.0077679725</text:p>
          </table:table-cell>
          <table:table-cell table:style-name="ce3" table:formula="of:=SIN(PI()*2/257*([.ES$1]+191)*[.$B59]*[.$B59])/[.$B59]/[.$B59]" office:value-type="float" office:value="-0.00712332225512577">
            <text:p>-0.0071233223</text:p>
          </table:table-cell>
          <table:table-cell table:style-name="ce3" table:formula="of:=SIN(PI()*2/257*([.ET$1]+191)*[.$B59]*[.$B59])/[.$B59]/[.$B59]" office:value-type="float" office:value="0.00623984606003441">
            <text:p>0.0062398461</text:p>
          </table:table-cell>
          <table:table-cell table:style-name="ce3" table:formula="of:=SIN(PI()*2/257*([.EU$1]+191)*[.$B59]*[.$B59])/[.$B59]/[.$B59]" office:value-type="float" office:value="-0.00514716453175777">
            <text:p>-0.0051471645</text:p>
          </table:table-cell>
          <table:table-cell table:style-name="ce3" table:formula="of:=SIN(PI()*2/257*([.EV$1]+191)*[.$B59]*[.$B59])/[.$B59]/[.$B59]" office:value-type="float" office:value="0.00388191235662561">
            <text:p>0.0038819124</text:p>
          </table:table-cell>
          <table:table-cell table:style-name="ce3" table:formula="of:=SIN(PI()*2/257*([.EW$1]+191)*[.$B59]*[.$B59])/[.$B59]/[.$B59]" office:value-type="float" office:value="-0.00248651005276702">
            <text:p>-0.0024865101</text:p>
          </table:table-cell>
          <table:table-cell table:style-name="ce3" table:formula="of:=SIN(PI()*2/257*([.EX$1]+191)*[.$B59]*[.$B59])/[.$B59]/[.$B59]" office:value-type="float" office:value="0.00100774172367832">
            <text:p>0.0010077417</text:p>
          </table:table-cell>
          <table:table-cell table:style-name="ce3" table:formula="of:=SIN(PI()*2/257*([.EY$1]+191)*[.$B59]*[.$B59])/[.$B59]/[.$B59]" office:value-type="float" office:value="0.000504813487499772">
            <text:p>0.0005048135</text:p>
          </table:table-cell>
          <table:table-cell table:style-name="ce3" table:formula="of:=SIN(PI()*2/257*([.EZ$1]+191)*[.$B59]*[.$B59])/[.$B59]/[.$B59]" office:value-type="float" office:value="-0.00200044365391513">
            <text:p>-0.0020004437</text:p>
          </table:table-cell>
          <table:table-cell table:style-name="ce3" table:formula="of:=SIN(PI()*2/257*([.FA$1]+191)*[.$B59]*[.$B59])/[.$B59]/[.$B59]" office:value-type="float" office:value="0.00342900430016989">
            <text:p>0.0034290043</text:p>
          </table:table-cell>
          <table:table-cell table:style-name="ce3" table:formula="of:=SIN(PI()*2/257*([.FB$1]+191)*[.$B59]*[.$B59])/[.$B59]/[.$B59]" office:value-type="float" office:value="-0.00474259961230806">
            <text:p>-0.0047425996</text:p>
          </table:table-cell>
          <table:table-cell table:style-name="ce3" table:formula="of:=SIN(PI()*2/257*([.FC$1]+191)*[.$B59]*[.$B59])/[.$B59]/[.$B59]" office:value-type="float" office:value="0.00589718825625168">
            <text:p>0.0058971883</text:p>
          </table:table-cell>
          <table:table-cell table:style-name="ce3" table:formula="of:=SIN(PI()*2/257*([.FD$1]+191)*[.$B59]*[.$B59])/[.$B59]/[.$B59]" office:value-type="float" office:value="-0.00685405996580942">
            <text:p>-0.00685406</text:p>
          </table:table-cell>
          <table:table-cell table:style-name="ce3" table:formula="of:=SIN(PI()*2/257*([.FE$1]+191)*[.$B59]*[.$B59])/[.$B59]/[.$B59]" office:value-type="float" office:value="0.00758113339428296">
            <text:p>0.0075811334</text:p>
          </table:table-cell>
          <table:table-cell table:style-name="ce3" table:formula="of:=SIN(PI()*2/257*([.FF$1]+191)*[.$B59]*[.$B59])/[.$B59]/[.$B59]" office:value-type="float" office:value="-0.00805403171612238">
            <text:p>-0.0080540317</text:p>
          </table:table-cell>
          <table:table-cell table:style-name="ce3" table:formula="of:=SIN(PI()*2/257*([.FG$1]+191)*[.$B59]*[.$B59])/[.$B59]/[.$B59]" office:value-type="float" office:value="0.00825689991663136">
            <text:p>0.0082568999</text:p>
          </table:table-cell>
          <table:table-cell table:style-name="ce3" table:formula="of:=SIN(PI()*2/257*([.FH$1]+191)*[.$B59]*[.$B59])/[.$B59]/[.$B59]" office:value-type="float" office:value="-0.00818293636816247">
            <text:p>-0.0081829364</text:p>
          </table:table-cell>
          <table:table-cell table:style-name="ce3" table:formula="of:=SIN(PI()*2/257*([.FI$1]+191)*[.$B59]*[.$B59])/[.$B59]/[.$B59]" office:value-type="float" office:value="0.00783462087048156">
            <text:p>0.0078346209</text:p>
          </table:table-cell>
          <table:table-cell table:style-name="ce3" table:formula="of:=SIN(PI()*2/257*([.FJ$1]+191)*[.$B59]*[.$B59])/[.$B59]/[.$B59]" office:value-type="float" office:value="-0.0072236315097227">
            <text:p>-0.0072236315</text:p>
          </table:table-cell>
          <table:table-cell table:style-name="ce3" table:formula="of:=SIN(PI()*2/257*([.FK$1]+191)*[.$B59]*[.$B59])/[.$B59]/[.$B59]" office:value-type="float" office:value="0.00637045312342071">
            <text:p>0.0063704531</text:p>
          </table:table-cell>
          <table:table-cell table:style-name="ce3" table:formula="of:=SIN(PI()*2/257*([.FL$1]+191)*[.$B59]*[.$B59])/[.$B59]/[.$B59]" office:value-type="float" office:value="-0.00530369049875625">
            <text:p>-0.0053036905</text:p>
          </table:table-cell>
          <table:table-cell table:style-name="ce3" table:formula="of:=SIN(PI()*2/257*([.FM$1]+191)*[.$B59]*[.$B59])/[.$B59]/[.$B59]" office:value-type="float" office:value="0.00405910933061367">
            <text:p>0.0040591093</text:p>
          </table:table-cell>
          <table:table-cell table:style-name="ce3" table:formula="of:=SIN(PI()*2/257*([.FN$1]+191)*[.$B59]*[.$B59])/[.$B59]/[.$B59]" office:value-type="float" office:value="-0.00267843709359129">
            <text:p>-0.0026784371</text:p>
          </table:table-cell>
          <table:table-cell table:style-name="ce3" table:formula="of:=SIN(PI()*2/257*([.FO$1]+191)*[.$B59]*[.$B59])/[.$B59]/[.$B59]" office:value-type="float" office:value="0.00120796403148705">
            <text:p>0.001207964</text:p>
          </table:table-cell>
          <table:table-cell table:style-name="ce3" table:formula="of:=SIN(PI()*2/257*([.FP$1]+191)*[.$B59]*[.$B59])/[.$B59]/[.$B59]" office:value-type="float" office:value="0.00030300883065479">
            <text:p>0.0003030088</text:p>
          </table:table-cell>
          <table:table-cell table:style-name="ce3" table:formula="of:=SIN(PI()*2/257*([.FQ$1]+191)*[.$B59]*[.$B59])/[.$B59]/[.$B59]" office:value-type="float" office:value="-0.00180382261791466">
            <text:p>-0.0018038226</text:p>
          </table:table-cell>
          <table:table-cell table:style-name="ce3" table:formula="of:=SIN(PI()*2/257*([.FR$1]+191)*[.$B59]*[.$B59])/[.$B59]/[.$B59]" office:value-type="float" office:value="0.00324415906195785">
            <text:p>0.0032441591</text:p>
          </table:table-cell>
          <table:table-cell table:style-name="ce3" table:formula="of:=SIN(PI()*2/257*([.FS$1]+191)*[.$B59]*[.$B59])/[.$B59]/[.$B59]" office:value-type="float" office:value="-0.00457572753785726">
            <text:p>-0.0045757275</text:p>
          </table:table-cell>
          <table:table-cell table:style-name="ce3" table:formula="of:=SIN(PI()*2/257*([.FT$1]+191)*[.$B59]*[.$B59])/[.$B59]/[.$B59]" office:value-type="float" office:value="0.00575388411947086">
            <text:p>0.0057538841</text:p>
          </table:table-cell>
          <table:table-cell table:style-name="ce3" table:formula="of:=SIN(PI()*2/257*([.FU$1]+191)*[.$B59]*[.$B59])/[.$B59]/[.$B59]" office:value-type="float" office:value="-0.00673912837075537">
            <text:p>-0.0067391284</text:p>
          </table:table-cell>
          <table:table-cell table:style-name="ce3" table:formula="of:=SIN(PI()*2/257*([.FV$1]+191)*[.$B59]*[.$B59])/[.$B59]/[.$B59]" office:value-type="float" office:value="0.00749842768964289">
            <text:p>0.0074984277</text:p>
          </table:table-cell>
          <table:table-cell table:style-name="ce3" table:formula="of:=SIN(PI()*2/257*([.FW$1]+191)*[.$B59]*[.$B59])/[.$B59]/[.$B59]" office:value-type="float" office:value="-0.00800632480275572">
            <text:p>-0.0080063248</text:p>
          </table:table-cell>
          <table:table-cell table:style-name="ce3" table:formula="of:=SIN(PI()*2/257*([.FX$1]+191)*[.$B59]*[.$B59])/[.$B59]/[.$B59]" office:value-type="float" office:value="0.00824579127962326">
            <text:p>0.0082457913</text:p>
          </table:table-cell>
          <table:table-cell table:style-name="ce3" table:formula="of:=SIN(PI()*2/257*([.FY$1]+191)*[.$B59]*[.$B59])/[.$B59]/[.$B59]" office:value-type="float" office:value="-0.00820879845037177">
            <text:p>-0.0082087985</text:p>
          </table:table-cell>
          <table:table-cell table:style-name="ce3" table:formula="of:=SIN(PI()*2/257*([.FZ$1]+191)*[.$B59]*[.$B59])/[.$B59]/[.$B59]" office:value-type="float" office:value="0.00789658658552942">
            <text:p>0.0078965866</text:p>
          </table:table-cell>
          <table:table-cell table:style-name="ce3" table:formula="of:=SIN(PI()*2/257*([.GA$1]+191)*[.$B59]*[.$B59])/[.$B59]/[.$B59]" office:value-type="float" office:value="-0.0073196233130779">
            <text:p>-0.0073196233</text:p>
          </table:table-cell>
          <table:table-cell table:style-name="ce3" table:formula="of:=SIN(PI()*2/257*([.GB$1]+191)*[.$B59]*[.$B59])/[.$B59]/[.$B59]" office:value-type="float" office:value="0.00649725266690265">
            <text:p>0.0064972527</text:p>
          </table:table-cell>
          <table:table-cell table:style-name="ce3" table:formula="of:=SIN(PI()*2/257*([.GC$1]+191)*[.$B59]*[.$B59])/[.$B59]/[.$B59]" office:value-type="float" office:value="-0.0054570465331369">
            <text:p>-0.0054570465</text:p>
          </table:table-cell>
          <table:table-cell table:style-name="ce3" table:formula="of:=SIN(PI()*2/257*([.GD$1]+191)*[.$B59]*[.$B59])/[.$B59]/[.$B59]" office:value-type="float" office:value="0.00423388023862511">
            <text:p>0.0042338802</text:p>
          </table:table-cell>
          <table:table-cell table:style-name="ce3" table:formula="of:=SIN(PI()*2/257*([.GE$1]+191)*[.$B59]*[.$B59])/[.$B59]/[.$B59]" office:value-type="float" office:value="-0.00286876327458008">
            <text:p>-0.0028687633</text:p>
          </table:table-cell>
          <table:table-cell table:style-name="ce3" table:formula="of:=SIN(PI()*2/257*([.GF$1]+191)*[.$B59]*[.$B59])/[.$B59]/[.$B59]" office:value-type="float" office:value="0.00140746435814251">
            <text:p>0.0014074644</text:p>
          </table:table-cell>
          <table:table-cell table:style-name="ce3" table:formula="of:=SIN(PI()*2/257*([.GG$1]+191)*[.$B59]*[.$B59])/[.$B59]/[.$B59]" office:value-type="float" office:value="0.000101023070186656">
            <text:p>0.0001010231</text:p>
          </table:table-cell>
          <table:table-cell table:style-name="ce3" table:formula="of:=SIN(PI()*2/257*([.GH$1]+191)*[.$B59]*[.$B59])/[.$B59]/[.$B59]" office:value-type="float" office:value="-0.00160612346542964">
            <text:p>-0.0016061235</text:p>
          </table:table-cell>
          <table:table-cell table:style-name="ce3" table:formula="of:=SIN(PI()*2/257*([.GI$1]+191)*[.$B59]*[.$B59])/[.$B59]/[.$B59]" office:value-type="float" office:value="0.00305737484076035">
            <text:p>0.0030573748</text:p>
          </table:table-cell>
          <table:table-cell table:style-name="ce3" table:formula="of:=SIN(PI()*2/257*([.GJ$1]+191)*[.$B59]*[.$B59])/[.$B59]/[.$B59]" office:value-type="float" office:value="-0.00440612062283204">
            <text:p>-0.0044061206</text:p>
          </table:table-cell>
          <table:table-cell table:style-name="ce3" table:formula="of:=SIN(PI()*2/257*([.GK$1]+191)*[.$B59]*[.$B59])/[.$B59]/[.$B59]" office:value-type="float" office:value="0.00560714097640697">
            <text:p>0.005607141</text:p>
          </table:table-cell>
          <table:table-cell table:style-name="ce3" table:formula="of:=SIN(PI()*2/257*([.GL$1]+191)*[.$B59]*[.$B59])/[.$B59]/[.$B59]" office:value-type="float" office:value="-0.00662016890438318">
            <text:p>-0.0066201689</text:p>
          </table:table-cell>
          <table:table-cell table:style-name="ce3" table:formula="of:=SIN(PI()*2/257*([.GM$1]+191)*[.$B59]*[.$B59])/[.$B59]/[.$B59]" office:value-type="float" office:value="0.00741124029239447">
            <text:p>0.0074112403</text:p>
          </table:table-cell>
          <table:table-cell table:style-name="ce3" table:formula="of:=SIN(PI()*2/257*([.GN$1]+191)*[.$B59]*[.$B59])/[.$B59]/[.$B59]" office:value-type="float" office:value="-0.00795383263464266">
            <text:p>-0.0079538326</text:p>
          </table:table-cell>
          <table:table-cell table:style-name="ce3" table:formula="of:=SIN(PI()*2/257*([.GO$1]+191)*[.$B59]*[.$B59])/[.$B59]/[.$B59]" office:value-type="float" office:value="0.00822975426251212">
            <text:p>0.0082297543</text:p>
          </table:table-cell>
          <table:table-cell table:style-name="ce3" table:formula="of:=SIN(PI()*2/257*([.GP$1]+191)*[.$B59]*[.$B59])/[.$B59]/[.$B59]" office:value-type="float" office:value="-0.00822975426251222">
            <text:p>-0.0082297543</text:p>
          </table:table-cell>
          <table:table-cell table:style-name="ce3" table:formula="of:=SIN(PI()*2/257*([.GQ$1]+191)*[.$B59]*[.$B59])/[.$B59]/[.$B59]" office:value-type="float" office:value="0.00795383263464296">
            <text:p>0.0079538326</text:p>
          </table:table-cell>
          <table:table-cell table:style-name="ce3" table:formula="of:=SIN(PI()*2/257*([.GR$1]+191)*[.$B59]*[.$B59])/[.$B59]/[.$B59]" office:value-type="float" office:value="-0.00741124029239412">
            <text:p>-0.0074112403</text:p>
          </table:table-cell>
          <table:table-cell table:style-name="ce3" table:formula="of:=SIN(PI()*2/257*([.GS$1]+191)*[.$B59]*[.$B59])/[.$B59]/[.$B59]" office:value-type="float" office:value="0.0066201689043827">
            <text:p>0.0066201689</text:p>
          </table:table-cell>
          <table:table-cell table:style-name="ce3" table:formula="of:=SIN(PI()*2/257*([.GT$1]+191)*[.$B59]*[.$B59])/[.$B59]/[.$B59]" office:value-type="float" office:value="-0.00560714097640639">
            <text:p>-0.005607141</text:p>
          </table:table-cell>
          <table:table-cell table:style-name="ce3" table:formula="of:=SIN(PI()*2/257*([.GU$1]+191)*[.$B59]*[.$B59])/[.$B59]/[.$B59]" office:value-type="float" office:value="0.00440612062283137">
            <text:p>0.0044061206</text:p>
          </table:table-cell>
          <table:table-cell table:style-name="ce3" table:formula="of:=SIN(PI()*2/257*([.GV$1]+191)*[.$B59]*[.$B59])/[.$B59]/[.$B59]" office:value-type="float" office:value="-0.00305737484075962">
            <text:p>-0.0030573748</text:p>
          </table:table-cell>
          <table:table-cell table:style-name="ce3" table:formula="of:=SIN(PI()*2/257*([.GW$1]+191)*[.$B59]*[.$B59])/[.$B59]/[.$B59]" office:value-type="float" office:value="0.00160612346542702">
            <text:p>0.0016061235</text:p>
          </table:table-cell>
          <table:table-cell table:style-name="ce3" table:formula="of:=SIN(PI()*2/257*([.GX$1]+191)*[.$B59]*[.$B59])/[.$B59]/[.$B59]" office:value-type="float" office:value="-0.000101023070185862">
            <text:p>-0.0001010231</text:p>
          </table:table-cell>
          <table:table-cell table:style-name="ce3" table:formula="of:=SIN(PI()*2/257*([.GY$1]+191)*[.$B59]*[.$B59])/[.$B59]/[.$B59]" office:value-type="float" office:value="-0.0014074643581433">
            <text:p>-0.0014074644</text:p>
          </table:table-cell>
          <table:table-cell table:style-name="ce3" table:formula="of:=SIN(PI()*2/257*([.GZ$1]+191)*[.$B59]*[.$B59])/[.$B59]/[.$B59]" office:value-type="float" office:value="0.00286876327458083">
            <text:p>0.0028687633</text:p>
          </table:table-cell>
          <table:table-cell table:style-name="ce3" table:formula="of:=SIN(PI()*2/257*([.HA$1]+191)*[.$B59]*[.$B59])/[.$B59]/[.$B59]" office:value-type="float" office:value="-0.00423388023862579">
            <text:p>-0.0042338802</text:p>
          </table:table-cell>
          <table:table-cell table:style-name="ce3" table:formula="of:=SIN(PI()*2/257*([.HB$1]+191)*[.$B59]*[.$B59])/[.$B59]/[.$B59]" office:value-type="float" office:value="0.0054570465331389">
            <text:p>0.0054570465</text:p>
          </table:table-cell>
          <table:table-cell table:style-name="ce3" table:formula="of:=SIN(PI()*2/257*([.HC$1]+191)*[.$B59]*[.$B59])/[.$B59]/[.$B59]" office:value-type="float" office:value="-0.00649725266690314">
            <text:p>-0.0064972527</text:p>
          </table:table-cell>
          <table:table-cell table:style-name="ce3" table:formula="of:=SIN(PI()*2/257*([.HD$1]+191)*[.$B59]*[.$B59])/[.$B59]/[.$B59]" office:value-type="float" office:value="0.0073196233130774">
            <text:p>0.0073196233</text:p>
          </table:table-cell>
          <table:table-cell table:style-name="ce3" table:formula="of:=SIN(PI()*2/257*([.HE$1]+191)*[.$B59]*[.$B59])/[.$B59]/[.$B59]" office:value-type="float" office:value="-0.00789658658552965">
            <text:p>-0.0078965866</text:p>
          </table:table-cell>
          <table:table-cell table:style-name="ce3" table:formula="of:=SIN(PI()*2/257*([.HF$1]+191)*[.$B59]*[.$B59])/[.$B59]/[.$B59]" office:value-type="float" office:value="0.00820879845037187">
            <text:p>0.0082087985</text:p>
          </table:table-cell>
          <table:table-cell table:style-name="ce3" table:formula="of:=SIN(PI()*2/257*([.HG$1]+191)*[.$B59]*[.$B59])/[.$B59]/[.$B59]" office:value-type="float" office:value="-0.00824579127962308">
            <text:p>-0.0082457913</text:p>
          </table:table-cell>
          <table:table-cell table:style-name="ce3" table:formula="of:=SIN(PI()*2/257*([.HH$1]+191)*[.$B59]*[.$B59])/[.$B59]/[.$B59]" office:value-type="float" office:value="0.00800632480275553">
            <text:p>0.0080063248</text:p>
          </table:table-cell>
          <table:table-cell table:style-name="ce3" table:formula="of:=SIN(PI()*2/257*([.HI$1]+191)*[.$B59]*[.$B59])/[.$B59]/[.$B59]" office:value-type="float" office:value="-0.00749842768964256">
            <text:p>-0.0074984277</text:p>
          </table:table-cell>
          <table:table-cell table:style-name="ce3" table:formula="of:=SIN(PI()*2/257*([.HJ$1]+191)*[.$B59]*[.$B59])/[.$B59]/[.$B59]" office:value-type="float" office:value="0.00673912837075382">
            <text:p>0.0067391284</text:p>
          </table:table-cell>
          <table:table-cell table:style-name="ce3" table:formula="of:=SIN(PI()*2/257*([.HK$1]+191)*[.$B59]*[.$B59])/[.$B59]/[.$B59]" office:value-type="float" office:value="-0.00575388411946895">
            <text:p>-0.0057538841</text:p>
          </table:table-cell>
          <table:table-cell table:style-name="ce3" table:formula="of:=SIN(PI()*2/257*([.HL$1]+191)*[.$B59]*[.$B59])/[.$B59]/[.$B59]" office:value-type="float" office:value="0.00457572753785504">
            <text:p>0.0045757275</text:p>
          </table:table-cell>
          <table:table-cell table:style-name="ce3" table:formula="of:=SIN(PI()*2/257*([.HM$1]+191)*[.$B59]*[.$B59])/[.$B59]/[.$B59]" office:value-type="float" office:value="-0.00324415906195539">
            <text:p>-0.0032441591</text:p>
          </table:table-cell>
          <table:table-cell table:style-name="ce3" table:formula="of:=SIN(PI()*2/257*([.HN$1]+191)*[.$B59]*[.$B59])/[.$B59]/[.$B59]" office:value-type="float" office:value="0.00180382261791205">
            <text:p>0.0018038226</text:p>
          </table:table-cell>
          <table:table-cell table:style-name="ce3" table:formula="of:=SIN(PI()*2/257*([.HO$1]+191)*[.$B59]*[.$B59])/[.$B59]/[.$B59]" office:value-type="float" office:value="-0.000303008830653998">
            <text:p>-0.0003030088</text:p>
          </table:table-cell>
          <table:table-cell table:style-name="ce3" table:formula="of:=SIN(PI()*2/257*([.HP$1]+191)*[.$B59]*[.$B59])/[.$B59]/[.$B59]" office:value-type="float" office:value="-0.00120796403148784">
            <text:p>-0.001207964</text:p>
          </table:table-cell>
          <table:table-cell table:style-name="ce3" table:formula="of:=SIN(PI()*2/257*([.HQ$1]+191)*[.$B59]*[.$B59])/[.$B59]/[.$B59]" office:value-type="float" office:value="0.00267843709359382">
            <text:p>0.0026784371</text:p>
          </table:table-cell>
          <table:table-cell table:style-name="ce3" table:formula="of:=SIN(PI()*2/257*([.HR$1]+191)*[.$B59]*[.$B59])/[.$B59]/[.$B59]" office:value-type="float" office:value="-0.00405910933061436">
            <text:p>-0.0040591093</text:p>
          </table:table-cell>
          <table:table-cell table:style-name="ce3" table:formula="of:=SIN(PI()*2/257*([.HS$1]+191)*[.$B59]*[.$B59])/[.$B59]/[.$B59]" office:value-type="float" office:value="0.00530369049875686">
            <text:p>0.0053036905</text:p>
          </table:table-cell>
          <table:table-cell table:style-name="ce3" table:formula="of:=SIN(PI()*2/257*([.HT$1]+191)*[.$B59]*[.$B59])/[.$B59]/[.$B59]" office:value-type="float" office:value="-0.00637045312342121">
            <text:p>-0.0063704531</text:p>
          </table:table-cell>
          <table:table-cell table:style-name="ce3" table:formula="of:=SIN(PI()*2/257*([.HU$1]+191)*[.$B59]*[.$B59])/[.$B59]/[.$B59]" office:value-type="float" office:value="0.00722363150972309">
            <text:p>0.0072236315</text:p>
          </table:table-cell>
          <table:table-cell table:style-name="ce3" table:formula="of:=SIN(PI()*2/257*([.HV$1]+191)*[.$B59]*[.$B59])/[.$B59]/[.$B59]" office:value-type="float" office:value="-0.00783462087048241">
            <text:p>-0.0078346209</text:p>
          </table:table-cell>
          <table:table-cell table:style-name="ce3" table:formula="of:=SIN(PI()*2/257*([.HW$1]+191)*[.$B59]*[.$B59])/[.$B59]/[.$B59]" office:value-type="float" office:value="0.00818293636816258">
            <text:p>0.0081829364</text:p>
          </table:table-cell>
          <table:table-cell table:style-name="ce3" table:formula="of:=SIN(PI()*2/257*([.HX$1]+191)*[.$B59]*[.$B59])/[.$B59]/[.$B59]" office:value-type="float" office:value="-0.00825689991663132">
            <text:p>-0.0082568999</text:p>
          </table:table-cell>
          <table:table-cell table:style-name="ce3" table:formula="of:=SIN(PI()*2/257*([.HY$1]+191)*[.$B59]*[.$B59])/[.$B59]/[.$B59]" office:value-type="float" office:value="0.00805403171612221">
            <text:p>0.0080540317</text:p>
          </table:table-cell>
          <table:table-cell table:style-name="ce3" table:formula="of:=SIN(PI()*2/257*([.HZ$1]+191)*[.$B59]*[.$B59])/[.$B59]/[.$B59]" office:value-type="float" office:value="-0.00758113339428264">
            <text:p>-0.0075811334</text:p>
          </table:table-cell>
          <table:table-cell table:style-name="ce3" table:formula="of:=SIN(PI()*2/257*([.IA$1]+191)*[.$B59]*[.$B59])/[.$B59]/[.$B59]" office:value-type="float" office:value="0.00685405996580792">
            <text:p>0.00685406</text:p>
          </table:table-cell>
          <table:table-cell table:style-name="ce3" table:formula="of:=SIN(PI()*2/257*([.IB$1]+191)*[.$B59]*[.$B59])/[.$B59]/[.$B59]" office:value-type="float" office:value="-0.00589718825625112">
            <text:p>-0.0058971883</text:p>
          </table:table-cell>
          <table:table-cell table:style-name="ce3" table:formula="of:=SIN(PI()*2/257*([.IC$1]+191)*[.$B59]*[.$B59])/[.$B59]/[.$B59]" office:value-type="float" office:value="0.00474259961230818">
            <text:p>0.0047425996</text:p>
          </table:table-cell>
          <table:table-cell table:style-name="ce3" table:formula="of:=SIN(PI()*2/257*([.ID$1]+191)*[.$B59]*[.$B59])/[.$B59]/[.$B59]" office:value-type="float" office:value="-0.00342900430017002">
            <text:p>-0.0034290043</text:p>
          </table:table-cell>
          <table:table-cell table:style-name="ce3" table:formula="of:=SIN(PI()*2/257*([.IE$1]+191)*[.$B59]*[.$B59])/[.$B59]/[.$B59]" office:value-type="float" office:value="0.00200044365391528">
            <text:p>0.0020004437</text:p>
          </table:table-cell>
          <table:table-cell table:style-name="ce3" table:formula="of:=SIN(PI()*2/257*([.IF$1]+191)*[.$B59]*[.$B59])/[.$B59]/[.$B59]" office:value-type="float" office:value="-0.000504813487497104">
            <text:p>-0.0005048135</text:p>
          </table:table-cell>
          <table:table-cell table:style-name="ce3" table:formula="of:=SIN(PI()*2/257*([.IG$1]+191)*[.$B59]*[.$B59])/[.$B59]/[.$B59]" office:value-type="float" office:value="-0.00100774172367724">
            <text:p>-0.0010077417</text:p>
          </table:table-cell>
          <table:table-cell table:style-name="ce3" table:formula="of:=SIN(PI()*2/257*([.IH$1]+191)*[.$B59]*[.$B59])/[.$B59]/[.$B59]" office:value-type="float" office:value="0.00248651005276688">
            <text:p>0.0024865101</text:p>
          </table:table-cell>
          <table:table-cell table:style-name="ce3" table:formula="of:=SIN(PI()*2/257*([.II$1]+191)*[.$B59]*[.$B59])/[.$B59]/[.$B59]" office:value-type="float" office:value="-0.00388191235662796">
            <text:p>-0.0038819124</text:p>
          </table:table-cell>
          <table:table-cell table:style-name="ce3" table:formula="of:=SIN(PI()*2/257*([.IJ$1]+191)*[.$B59]*[.$B59])/[.$B59]/[.$B59]" office:value-type="float" office:value="0.00514716453175692">
            <text:p>0.0051471645</text:p>
          </table:table-cell>
          <table:table-cell table:style-name="ce3" table:formula="of:=SIN(PI()*2/257*([.IK$1]+191)*[.$B59]*[.$B59])/[.$B59]/[.$B59]" office:value-type="float" office:value="-0.00623984606003555">
            <text:p>-0.0062398461</text:p>
          </table:table-cell>
          <table:table-cell table:style-name="ce3" table:formula="of:=SIN(PI()*2/257*([.IL$1]+191)*[.$B59]*[.$B59])/[.$B59]/[.$B59]" office:value-type="float" office:value="0.00712332225512665">
            <text:p>0.0071233223</text:p>
          </table:table-cell>
          <table:table-cell table:style-name="ce3" table:formula="of:=SIN(PI()*2/257*([.IM$1]+191)*[.$B59]*[.$B59])/[.$B59]/[.$B59]" office:value-type="float" office:value="-0.00776797252543567">
            <text:p>-0.0077679725</text:p>
          </table:table-cell>
          <table:table-cell table:style-name="ce3" table:formula="of:=SIN(PI()*2/257*([.IN$1]+191)*[.$B59]*[.$B59])/[.$B59]/[.$B59]" office:value-type="float" office:value="0.00815218347324512">
            <text:p>0.0081521835</text:p>
          </table:table-cell>
          <table:table-cell table:style-name="ce3" table:formula="of:=SIN(PI()*2/257*([.IO$1]+191)*[.$B59]*[.$B59])/[.$B59]/[.$B59]" office:value-type="float" office:value="-0.00826307353407868">
            <text:p>-0.0082630735</text:p>
          </table:table-cell>
          <table:table-cell table:style-name="ce3" table:formula="of:=SIN(PI()*2/257*([.IP$1]+191)*[.$B59]*[.$B59])/[.$B59]/[.$B59]" office:value-type="float" office:value="0.00809692486106883">
            <text:p>0.0080969249</text:p>
          </table:table-cell>
          <table:table-cell table:style-name="ce3" table:formula="of:=SIN(PI()*2/257*([.IQ$1]+191)*[.$B59]*[.$B59])/[.$B59]/[.$B59]" office:value-type="float" office:value="-0.00765930797441204">
            <text:p>-0.007659308</text:p>
          </table:table-cell>
          <table:table-cell table:style-name="ce3" table:formula="of:=SIN(PI()*2/257*([.IR$1]+191)*[.$B59]*[.$B59])/[.$B59]/[.$B59]" office:value-type="float" office:value="0.00696489499673664">
            <text:p>0.006964895</text:p>
          </table:table-cell>
          <table:table-cell table:style-name="ce3" table:formula="of:=SIN(PI()*2/257*([.IS$1]+191)*[.$B59]*[.$B59])/[.$B59]/[.$B59]" office:value-type="float" office:value="-0.00603696773611559">
            <text:p>-0.0060369677</text:p>
          </table:table-cell>
          <table:table-cell table:style-name="ce3" table:formula="of:=SIN(PI()*2/257*([.IT$1]+191)*[.$B59]*[.$B59])/[.$B59]/[.$B59]" office:value-type="float" office:value="0.00490663710936479">
            <text:p>0.0049066371</text:p>
          </table:table-cell>
          <table:table-cell table:style-name="ce3" table:formula="of:=SIN(PI()*2/257*([.IU$1]+191)*[.$B59]*[.$B59])/[.$B59]/[.$B59]" office:value-type="float" office:value="-0.00361180007629904">
            <text:p>-0.0036118001</text:p>
          </table:table-cell>
          <table:table-cell table:style-name="ce3" table:formula="of:=SIN(PI()*2/257*([.IV$1]+191)*[.$B59]*[.$B59])/[.$B59]/[.$B59]" office:value-type="float" office:value="0.00219586905612406">
            <text:p>0.0021958691</text:p>
          </table:table-cell>
          <table:table-cell table:style-name="ce3" table:formula="of:=SIN(PI()*2/257*([.IW$1]+191)*[.$B59]*[.$B59])/[.$B59]/[.$B59]" office:value-type="float" office:value="-0.000706316425237333">
            <text:p>-0.0007063164</text:p>
          </table:table-cell>
          <table:table-cell table:style-name="ce3" table:formula="of:=SIN(PI()*2/257*([.IX$1]+191)*[.$B59]*[.$B59])/[.$B59]/[.$B59]" office:value-type="float" office:value="-0.000806917104449762">
            <text:p>-0.0008069171</text:p>
          </table:table-cell>
          <table:table-cell table:style-name="ce3" table:formula="of:=SIN(PI()*2/257*([.IY$1]+191)*[.$B59]*[.$B59])/[.$B59]/[.$B59]" office:value-type="float" office:value="0.00229309686388705">
            <text:p>0.00229309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3" table:formula="of:=SIN(PI()*2/257*([.C$1]+191)*[.$B60]*[.$B60])/[.$B60]/[.$B60]" office:value-type="float" office:value="0.000846782976144988">
            <text:p>0.000846783</text:p>
          </table:table-cell>
          <table:table-cell table:style-name="ce3" table:formula="of:=SIN(PI()*2/257*([.D$1]+191)*[.$B60]*[.$B60])/[.$B60]/[.$B60]" office:value-type="float" office:value="-0.00333658131542156">
            <text:p>-0.0033365813</text:p>
          </table:table-cell>
          <table:table-cell table:style-name="ce3" table:formula="of:=SIN(PI()*2/257*([.E$1]+191)*[.$B60]*[.$B60])/[.$B60]/[.$B60]" office:value-type="float" office:value="0.00535295019398605">
            <text:p>0.0053529502</text:p>
          </table:table-cell>
          <table:table-cell table:style-name="ce3" table:formula="of:=SIN(PI()*2/257*([.F$1]+191)*[.$B60]*[.$B60])/[.$B60]/[.$B60]" office:value-type="float" office:value="-0.00660978586056297">
            <text:p>-0.0066097859</text:p>
          </table:table-cell>
          <table:table-cell table:style-name="ce3" table:formula="of:=SIN(PI()*2/257*([.G$1]+191)*[.$B60]*[.$B60])/[.$B60]/[.$B60]" office:value-type="float" office:value="0.00692875517246115">
            <text:p>0.0069287552</text:p>
          </table:table-cell>
          <table:table-cell table:style-name="ce3" table:formula="of:=SIN(PI()*2/257*([.H$1]+191)*[.$B60]*[.$B60])/[.$B60]/[.$B60]" office:value-type="float" office:value="-0.00626459938875834">
            <text:p>-0.0062645994</text:p>
          </table:table-cell>
          <table:table-cell table:style-name="ce3" table:formula="of:=SIN(PI()*2/257*([.I$1]+191)*[.$B60]*[.$B60])/[.$B60]/[.$B60]" office:value-type="float" office:value="0.0047115559593425">
            <text:p>0.004711556</text:p>
          </table:table-cell>
          <table:table-cell table:style-name="ce3" table:formula="of:=SIN(PI()*2/257*([.J$1]+191)*[.$B60]*[.$B60])/[.$B60]/[.$B60]" office:value-type="float" office:value="-0.0024899871184118">
            <text:p>-0.0024899871</text:p>
          </table:table-cell>
          <table:table-cell table:style-name="ce3" table:formula="of:=SIN(PI()*2/257*([.K$1]+191)*[.$B60]*[.$B60])/[.$B60]/[.$B60]" office:value-type="float" office:value="-0.0000848874409200921">
            <text:p>-8.48874409200921E-005</text:p>
          </table:table-cell>
          <table:table-cell table:style-name="ce3" table:formula="of:=SIN(PI()*2/257*([.L$1]+191)*[.$B60]*[.$B60])/[.$B60]/[.$B60]" office:value-type="float" office:value="0.00264771727195771">
            <text:p>0.0026477173</text:p>
          </table:table-cell>
          <table:table-cell table:style-name="ce3" table:formula="of:=SIN(PI()*2/257*([.M$1]+191)*[.$B60]*[.$B60])/[.$B60]/[.$B60]" office:value-type="float" office:value="-0.00483486096149877">
            <text:p>-0.004834861</text:p>
          </table:table-cell>
          <table:table-cell table:style-name="ce3" table:formula="of:=SIN(PI()*2/257*([.N$1]+191)*[.$B60]*[.$B60])/[.$B60]/[.$B60]" office:value-type="float" office:value="0.00633598342115452">
            <text:p>0.0063359834</text:p>
          </table:table-cell>
          <table:table-cell table:style-name="ce3" table:formula="of:=SIN(PI()*2/257*([.O$1]+191)*[.$B60]*[.$B60])/[.$B60]/[.$B60]" office:value-type="float" office:value="-0.00693808951328055">
            <text:p>-0.0069380895</text:p>
          </table:table-cell>
          <table:table-cell table:style-name="ce3" table:formula="of:=SIN(PI()*2/257*([.P$1]+191)*[.$B60]*[.$B60])/[.$B60]/[.$B60]" office:value-type="float" office:value="0.00655574605476617">
            <text:p>0.0065557461</text:p>
          </table:table-cell>
          <table:table-cell table:style-name="ce3" table:formula="of:=SIN(PI()*2/257*([.Q$1]+191)*[.$B60]*[.$B60])/[.$B60]/[.$B60]" office:value-type="float" office:value="-0.00524320398100215">
            <text:p>-0.005243204</text:p>
          </table:table-cell>
          <table:table-cell table:style-name="ce3" table:formula="of:=SIN(PI()*2/257*([.R$1]+191)*[.$B60]*[.$B60])/[.$B60]/[.$B60]" office:value-type="float" office:value="0.00318670064915153">
            <text:p>0.0031867006</text:p>
          </table:table-cell>
          <table:table-cell table:style-name="ce3" table:formula="of:=SIN(PI()*2/257*([.S$1]+191)*[.$B60]*[.$B60])/[.$B60]/[.$B60]" office:value-type="float" office:value="-0.000678034511376489">
            <text:p>-0.0006780345</text:p>
          </table:table-cell>
          <table:table-cell table:style-name="ce3" table:formula="of:=SIN(PI()*2/257*([.T$1]+191)*[.$B60]*[.$B60])/[.$B60]/[.$B60]" office:value-type="float" office:value="-0.00192683833701619">
            <text:p>-0.0019268383</text:p>
          </table:table-cell>
          <table:table-cell table:style-name="ce3" table:formula="of:=SIN(PI()*2/257*([.U$1]+191)*[.$B60]*[.$B60])/[.$B60]/[.$B60]" office:value-type="float" office:value="0.00425831097467336">
            <text:p>0.004258311</text:p>
          </table:table-cell>
          <table:table-cell table:style-name="ce3" table:formula="of:=SIN(PI()*2/257*([.V$1]+191)*[.$B60]*[.$B60])/[.$B60]/[.$B60]" office:value-type="float" office:value="-0.00598556939493238">
            <text:p>-0.0059855694</text:p>
          </table:table-cell>
          <table:table-cell table:style-name="ce3" table:formula="of:=SIN(PI()*2/257*([.W$1]+191)*[.$B60]*[.$B60])/[.$B60]/[.$B60]" office:value-type="float" office:value="0.00686353189736125">
            <text:p>0.0068635319</text:p>
          </table:table-cell>
          <table:table-cell table:style-name="ce3" table:formula="of:=SIN(PI()*2/257*([.X$1]+191)*[.$B60]*[.$B60])/[.$B60]/[.$B60]" office:value-type="float" office:value="-0.00676762387257493">
            <text:p>-0.0067676239</text:p>
          </table:table-cell>
          <table:table-cell table:style-name="ce3" table:formula="of:=SIN(PI()*2/257*([.Y$1]+191)*[.$B60]*[.$B60])/[.$B60]/[.$B60]" office:value-type="float" office:value="0.00571145376591271">
            <text:p>0.0057114538</text:p>
          </table:table-cell>
          <table:table-cell table:style-name="ce3" table:formula="of:=SIN(PI()*2/257*([.Z$1]+191)*[.$B60]*[.$B60])/[.$B60]/[.$B60]" office:value-type="float" office:value="-0.0038448821672275">
            <text:p>-0.0038448822</text:p>
          </table:table-cell>
          <table:table-cell table:style-name="ce3" table:formula="of:=SIN(PI()*2/257*([.AA$1]+191)*[.$B60]*[.$B60])/[.$B60]/[.$B60]" office:value-type="float" office:value="0.00143275800474918">
            <text:p>0.001432758</text:p>
          </table:table-cell>
          <table:table-cell table:style-name="ce3" table:formula="of:=SIN(PI()*2/257*([.AB$1]+191)*[.$B60]*[.$B60])/[.$B60]/[.$B60]" office:value-type="float" office:value="0.00118266102316112">
            <text:p>0.001182661</text:p>
          </table:table-cell>
          <table:table-cell table:style-name="ce3" table:formula="of:=SIN(PI()*2/257*([.AC$1]+191)*[.$B60]*[.$B60])/[.$B60]/[.$B60]" office:value-type="float" office:value="-0.00363027159161182">
            <text:p>-0.0036302716</text:p>
          </table:table-cell>
          <table:table-cell table:style-name="ce3" table:formula="of:=SIN(PI()*2/257*([.AD$1]+191)*[.$B60]*[.$B60])/[.$B60]/[.$B60]" office:value-type="float" office:value="0.00556278081548851">
            <text:p>0.0055627808</text:p>
          </table:table-cell>
          <table:table-cell table:style-name="ce3" table:formula="of:=SIN(PI()*2/257*([.AE$1]+191)*[.$B60]*[.$B60])/[.$B60]/[.$B60]" office:value-type="float" office:value="-0.00670598383862544">
            <text:p>-0.0067059838</text:p>
          </table:table-cell>
          <table:table-cell table:style-name="ce3" table:formula="of:=SIN(PI()*2/257*([.AF$1]+191)*[.$B60]*[.$B60])/[.$B60]/[.$B60]" office:value-type="float" office:value="0.00689767092010418">
            <text:p>0.0068976709</text:p>
          </table:table-cell>
          <table:table-cell table:style-name="ce3" table:formula="of:=SIN(PI()*2/257*([.AG$1]+191)*[.$B60]*[.$B60])/[.$B60]/[.$B60]" office:value-type="float" office:value="-0.00611064346860299">
            <text:p>-0.0061106435</text:p>
          </table:table-cell>
          <table:table-cell table:style-name="ce3" table:formula="of:=SIN(PI()*2/257*([.AH$1]+191)*[.$B60]*[.$B60])/[.$B60]/[.$B60]" office:value-type="float" office:value="0.00445657326631625">
            <text:p>0.0044565733</text:p>
          </table:table-cell>
          <table:table-cell table:style-name="ce3" table:formula="of:=SIN(PI()*2/257*([.AI$1]+191)*[.$B60]*[.$B60])/[.$B60]/[.$B60]" office:value-type="float" office:value="-0.00217015729491983">
            <text:p>-0.0021701573</text:p>
          </table:table-cell>
          <table:table-cell table:style-name="ce3" table:formula="of:=SIN(PI()*2/257*([.AJ$1]+191)*[.$B60]*[.$B60])/[.$B60]/[.$B60]" office:value-type="float" office:value="-0.000424183555465855">
            <text:p>-0.0004241836</text:p>
          </table:table-cell>
          <table:table-cell table:style-name="ce3" table:formula="of:=SIN(PI()*2/257*([.AK$1]+191)*[.$B60]*[.$B60])/[.$B60]/[.$B60]" office:value-type="float" office:value="0.00295833675480394">
            <text:p>0.0029583368</text:p>
          </table:table-cell>
          <table:table-cell table:style-name="ce3" table:formula="of:=SIN(PI()*2/257*([.AL$1]+191)*[.$B60]*[.$B60])/[.$B60]/[.$B60]" office:value-type="float" office:value="-0.005072729833819">
            <text:p>-0.0050727298</text:p>
          </table:table-cell>
          <table:table-cell table:style-name="ce3" table:formula="of:=SIN(PI()*2/257*([.AM$1]+191)*[.$B60]*[.$B60])/[.$B60]/[.$B60]" office:value-type="float" office:value="0.00646735033050138">
            <text:p>0.0064673503</text:p>
          </table:table-cell>
          <table:table-cell table:style-name="ce3" table:formula="of:=SIN(PI()*2/257*([.AN$1]+191)*[.$B60]*[.$B60])/[.$B60]/[.$B60]" office:value-type="float" office:value="-0.00694431473259021">
            <text:p>-0.0069443147</text:p>
          </table:table-cell>
          <table:table-cell table:style-name="ce3" table:formula="of:=SIN(PI()*2/257*([.AO$1]+191)*[.$B60]*[.$B60])/[.$B60]/[.$B60]" office:value-type="float" office:value="0.00643594628405502">
            <text:p>0.0064359463</text:p>
          </table:table-cell>
          <table:table-cell table:style-name="ce3" table:formula="of:=SIN(PI()*2/257*([.AP$1]+191)*[.$B60]*[.$B60])/[.$B60]/[.$B60]" office:value-type="float" office:value="-0.00501437767931584">
            <text:p>-0.0050143777</text:p>
          </table:table-cell>
          <table:table-cell table:style-name="ce3" table:formula="of:=SIN(PI()*2/257*([.AQ$1]+191)*[.$B60]*[.$B60])/[.$B60]/[.$B60]" office:value-type="float" office:value="0.00288131611333773">
            <text:p>0.0028813161</text:p>
          </table:table-cell>
          <table:table-cell table:style-name="ce3" table:formula="of:=SIN(PI()*2/257*([.AR$1]+191)*[.$B60]*[.$B60])/[.$B60]/[.$B60]" office:value-type="float" office:value="-0.000339422930585252">
            <text:p>-0.0003394229</text:p>
          </table:table-cell>
          <table:table-cell table:style-name="ce3" table:formula="of:=SIN(PI()*2/257*([.AS$1]+191)*[.$B60]*[.$B60])/[.$B60]/[.$B60]" office:value-type="float" office:value="-0.00225063116892136">
            <text:p>-0.0022506312</text:p>
          </table:table-cell>
          <table:table-cell table:style-name="ce3" table:formula="of:=SIN(PI()*2/257*([.AT$1]+191)*[.$B60]*[.$B60])/[.$B60]/[.$B60]" office:value-type="float" office:value="0.00452134190471529">
            <text:p>0.0045213419</text:p>
          </table:table-cell>
          <table:table-cell table:style-name="ce3" table:formula="of:=SIN(PI()*2/257*([.AU$1]+191)*[.$B60]*[.$B60])/[.$B60]/[.$B60]" office:value-type="float" office:value="-0.00615051681168284">
            <text:p>-0.0061505168</text:p>
          </table:table-cell>
          <table:table-cell table:style-name="ce3" table:formula="of:=SIN(PI()*2/257*([.AV$1]+191)*[.$B60]*[.$B60])/[.$B60]/[.$B60]" office:value-type="float" office:value="0.00690699131605584">
            <text:p>0.0069069913</text:p>
          </table:table-cell>
          <table:table-cell table:style-name="ce3" table:formula="of:=SIN(PI()*2/257*([.AW$1]+191)*[.$B60]*[.$B60])/[.$B60]/[.$B60]" office:value-type="float" office:value="-0.0066834288110541">
            <text:p>-0.0066834288</text:p>
          </table:table-cell>
          <table:table-cell table:style-name="ce3" table:formula="of:=SIN(PI()*2/257*([.AX$1]+191)*[.$B60]*[.$B60])/[.$B60]/[.$B60]" office:value-type="float" office:value="0.00551155071035608">
            <text:p>0.0055115507</text:p>
          </table:table-cell>
          <table:table-cell table:style-name="ce3" table:formula="of:=SIN(PI()*2/257*([.AY$1]+191)*[.$B60]*[.$B60])/[.$B60]/[.$B60]" office:value-type="float" office:value="-0.00355763547828969">
            <text:p>-0.0035576355</text:p>
          </table:table-cell>
          <table:table-cell table:style-name="ce3" table:formula="of:=SIN(PI()*2/257*([.AZ$1]+191)*[.$B60]*[.$B60])/[.$B60]/[.$B60]" office:value-type="float" office:value="0.0010989252819552">
            <text:p>0.0010989253</text:p>
          </table:table-cell>
          <table:table-cell table:style-name="ce3" table:formula="of:=SIN(PI()*2/257*([.BA$1]+191)*[.$B60]*[.$B60])/[.$B60]/[.$B60]" office:value-type="float" office:value="0.0015157120608852">
            <text:p>0.0015157121</text:p>
          </table:table-cell>
          <table:table-cell table:style-name="ce3" table:formula="of:=SIN(PI()*2/257*([.BB$1]+191)*[.$B60]*[.$B60])/[.$B60]/[.$B60]" office:value-type="float" office:value="-0.00391528413909003">
            <text:p>-0.0039152841</text:p>
          </table:table-cell>
          <table:table-cell table:style-name="ce3" table:formula="of:=SIN(PI()*2/257*([.BC$1]+191)*[.$B60]*[.$B60])/[.$B60]/[.$B60]" office:value-type="float" office:value="0.00575931427682646">
            <text:p>0.0057593143</text:p>
          </table:table-cell>
          <table:table-cell table:style-name="ce3" table:formula="of:=SIN(PI()*2/257*([.BD$1]+191)*[.$B60]*[.$B60])/[.$B60]/[.$B60]" office:value-type="float" office:value="-0.00678615196684677">
            <text:p>-0.006786152</text:p>
          </table:table-cell>
          <table:table-cell table:style-name="ce3" table:formula="of:=SIN(PI()*2/257*([.BE$1]+191)*[.$B60]*[.$B60])/[.$B60]/[.$B60]" office:value-type="float" office:value="0.00685009861293528">
            <text:p>0.0068500986</text:p>
          </table:table-cell>
          <table:table-cell table:style-name="ce3" table:formula="of:=SIN(PI()*2/257*([.BF$1]+191)*[.$B60]*[.$B60])/[.$B60]/[.$B60]" office:value-type="float" office:value="-0.00594208078833695">
            <text:p>-0.0059420808</text:p>
          </table:table-cell>
          <table:table-cell table:style-name="ce3" table:formula="of:=SIN(PI()*2/257*([.BG$1]+191)*[.$B60]*[.$B60])/[.$B60]/[.$B60]" office:value-type="float" office:value="0.00419093766955648">
            <text:p>0.0041909377</text:p>
          </table:table-cell>
          <table:table-cell table:style-name="ce3" table:formula="of:=SIN(PI()*2/257*([.BH$1]+191)*[.$B60]*[.$B60])/[.$B60]/[.$B60]" office:value-type="float" office:value="-0.00184513997077091">
            <text:p>-0.00184514</text:p>
          </table:table-cell>
          <table:table-cell table:style-name="ce3" table:formula="of:=SIN(PI()*2/257*([.BI$1]+191)*[.$B60]*[.$B60])/[.$B60]/[.$B60]" office:value-type="float" office:value="-0.000762465710113697">
            <text:p>-0.0007624657</text:p>
          </table:table-cell>
          <table:table-cell table:style-name="ce3" table:formula="of:=SIN(PI()*2/257*([.BJ$1]+191)*[.$B60]*[.$B60])/[.$B60]/[.$B60]" office:value-type="float" office:value="0.00326188468855471">
            <text:p>0.0032618847</text:p>
          </table:table-cell>
          <table:table-cell table:style-name="ce3" table:formula="of:=SIN(PI()*2/257*([.BK$1]+191)*[.$B60]*[.$B60])/[.$B60]/[.$B60]" office:value-type="float" office:value="-0.00529847295405342">
            <text:p>-0.005298473</text:p>
          </table:table-cell>
          <table:table-cell table:style-name="ce3" table:formula="of:=SIN(PI()*2/257*([.BL$1]+191)*[.$B60]*[.$B60])/[.$B60]/[.$B60]" office:value-type="float" office:value="0.00658325781478009">
            <text:p>0.0065832578</text:p>
          </table:table-cell>
          <table:table-cell table:style-name="ce3" table:formula="of:=SIN(PI()*2/257*([.BM$1]+191)*[.$B60]*[.$B60])/[.$B60]/[.$B60]" office:value-type="float" office:value="-0.00693394040065001">
            <text:p>-0.0069339404</text:p>
          </table:table-cell>
          <table:table-cell table:style-name="ce3" table:formula="of:=SIN(PI()*2/257*([.BN$1]+191)*[.$B60]*[.$B60])/[.$B60]/[.$B60]" office:value-type="float" office:value="0.00630076215588059">
            <text:p>0.0063007622</text:p>
          </table:table-cell>
          <table:table-cell table:style-name="ce3" table:formula="of:=SIN(PI()*2/257*([.BO$1]+191)*[.$B60]*[.$B60])/[.$B60]/[.$B60]" office:value-type="float" office:value="-0.00477356510936738">
            <text:p>-0.0047735651</text:p>
          </table:table-cell>
          <table:table-cell table:style-name="ce3" table:formula="of:=SIN(PI()*2/257*([.BP$1]+191)*[.$B60]*[.$B60])/[.$B60]/[.$B60]" office:value-type="float" office:value="0.00256904413702806">
            <text:p>0.0025690441</text:p>
          </table:table-cell>
          <table:table-cell table:style-name="ce3" table:formula="of:=SIN(PI()*2/257*([.BQ$1]+191)*[.$B60]*[.$B60])/[.$B60]/[.$B60]" office:value-type="float" office:value="-2.44929359829471E-016">
            <text:p>-2.44929359829471E-016</text:p>
          </table:table-cell>
          <table:table-cell table:style-name="ce3" table:formula="of:=SIN(PI()*2/257*([.BR$1]+191)*[.$B60]*[.$B60])/[.$B60]/[.$B60]" office:value-type="float" office:value="-0.00256904413702761">
            <text:p>-0.0025690441</text:p>
          </table:table-cell>
          <table:table-cell table:style-name="ce3" table:formula="of:=SIN(PI()*2/257*([.BS$1]+191)*[.$B60]*[.$B60])/[.$B60]/[.$B60]" office:value-type="float" office:value="0.00477356510936702">
            <text:p>0.0047735651</text:p>
          </table:table-cell>
          <table:table-cell table:style-name="ce3" table:formula="of:=SIN(PI()*2/257*([.BT$1]+191)*[.$B60]*[.$B60])/[.$B60]/[.$B60]" office:value-type="float" office:value="-0.00630076215588005">
            <text:p>-0.0063007622</text:p>
          </table:table-cell>
          <table:table-cell table:style-name="ce3" table:formula="of:=SIN(PI()*2/257*([.BU$1]+191)*[.$B60]*[.$B60])/[.$B60]/[.$B60]" office:value-type="float" office:value="0.00693394040064998">
            <text:p>0.0069339404</text:p>
          </table:table-cell>
          <table:table-cell table:style-name="ce3" table:formula="of:=SIN(PI()*2/257*([.BV$1]+191)*[.$B60]*[.$B60])/[.$B60]/[.$B60]" office:value-type="float" office:value="-0.00658325781478024">
            <text:p>-0.0065832578</text:p>
          </table:table-cell>
          <table:table-cell table:style-name="ce3" table:formula="of:=SIN(PI()*2/257*([.BW$1]+191)*[.$B60]*[.$B60])/[.$B60]/[.$B60]" office:value-type="float" office:value="0.00529847295405374">
            <text:p>0.005298473</text:p>
          </table:table-cell>
          <table:table-cell table:style-name="ce3" table:formula="of:=SIN(PI()*2/257*([.BX$1]+191)*[.$B60]*[.$B60])/[.$B60]/[.$B60]" office:value-type="float" office:value="-0.00326188468855584">
            <text:p>-0.0032618847</text:p>
          </table:table-cell>
          <table:table-cell table:style-name="ce3" table:formula="of:=SIN(PI()*2/257*([.BY$1]+191)*[.$B60]*[.$B60])/[.$B60]/[.$B60]" office:value-type="float" office:value="0.000762465710114969">
            <text:p>0.0007624657</text:p>
          </table:table-cell>
          <table:table-cell table:style-name="ce3" table:formula="of:=SIN(PI()*2/257*([.BZ$1]+191)*[.$B60]*[.$B60])/[.$B60]/[.$B60]" office:value-type="float" office:value="0.00184513997077044">
            <text:p>0.00184514</text:p>
          </table:table-cell>
          <table:table-cell table:style-name="ce3" table:formula="of:=SIN(PI()*2/257*([.CA$1]+191)*[.$B60]*[.$B60])/[.$B60]/[.$B60]" office:value-type="float" office:value="-0.00419093766955609">
            <text:p>-0.0041909377</text:p>
          </table:table-cell>
          <table:table-cell table:style-name="ce3" table:formula="of:=SIN(PI()*2/257*([.CB$1]+191)*[.$B60]*[.$B60])/[.$B60]/[.$B60]" office:value-type="float" office:value="0.0059420807883367">
            <text:p>0.0059420808</text:p>
          </table:table-cell>
          <table:table-cell table:style-name="ce3" table:formula="of:=SIN(PI()*2/257*([.CC$1]+191)*[.$B60]*[.$B60])/[.$B60]/[.$B60]" office:value-type="float" office:value="-0.00685009861293494">
            <text:p>-0.0068500986</text:p>
          </table:table-cell>
          <table:table-cell table:style-name="ce3" table:formula="of:=SIN(PI()*2/257*([.CD$1]+191)*[.$B60]*[.$B60])/[.$B60]/[.$B60]" office:value-type="float" office:value="0.00678615196684721">
            <text:p>0.006786152</text:p>
          </table:table-cell>
          <table:table-cell table:style-name="ce3" table:formula="of:=SIN(PI()*2/257*([.CE$1]+191)*[.$B60]*[.$B60])/[.$B60]/[.$B60]" office:value-type="float" office:value="-0.00575931427682673">
            <text:p>-0.0057593143</text:p>
          </table:table-cell>
          <table:table-cell table:style-name="ce3" table:formula="of:=SIN(PI()*2/257*([.CF$1]+191)*[.$B60]*[.$B60])/[.$B60]/[.$B60]" office:value-type="float" office:value="0.00391528413909043">
            <text:p>0.0039152841</text:p>
          </table:table-cell>
          <table:table-cell table:style-name="ce3" table:formula="of:=SIN(PI()*2/257*([.CG$1]+191)*[.$B60]*[.$B60])/[.$B60]/[.$B60]" office:value-type="float" office:value="-0.00151571206088568">
            <text:p>-0.0015157121</text:p>
          </table:table-cell>
          <table:table-cell table:style-name="ce3" table:formula="of:=SIN(PI()*2/257*([.CH$1]+191)*[.$B60]*[.$B60])/[.$B60]/[.$B60]" office:value-type="float" office:value="-0.00109892528195316">
            <text:p>-0.0010989253</text:p>
          </table:table-cell>
          <table:table-cell table:style-name="ce3" table:formula="of:=SIN(PI()*2/257*([.CI$1]+191)*[.$B60]*[.$B60])/[.$B60]/[.$B60]" office:value-type="float" office:value="0.00355763547828927">
            <text:p>0.0035576355</text:p>
          </table:table-cell>
          <table:table-cell table:style-name="ce3" table:formula="of:=SIN(PI()*2/257*([.CJ$1]+191)*[.$B60]*[.$B60])/[.$B60]/[.$B60]" office:value-type="float" office:value="-0.00551155071035579">
            <text:p>-0.0055115507</text:p>
          </table:table-cell>
          <table:table-cell table:style-name="ce3" table:formula="of:=SIN(PI()*2/257*([.CK$1]+191)*[.$B60]*[.$B60])/[.$B60]/[.$B60]" office:value-type="float" office:value="0.00668342881105396">
            <text:p>0.0066834288</text:p>
          </table:table-cell>
          <table:table-cell table:style-name="ce3" table:formula="of:=SIN(PI()*2/257*([.CL$1]+191)*[.$B60]*[.$B60])/[.$B60]/[.$B60]" office:value-type="float" office:value="-0.00690699131605589">
            <text:p>-0.0069069913</text:p>
          </table:table-cell>
          <table:table-cell table:style-name="ce3" table:formula="of:=SIN(PI()*2/257*([.CM$1]+191)*[.$B60]*[.$B60])/[.$B60]/[.$B60]" office:value-type="float" office:value="0.00615051681168307">
            <text:p>0.0061505168</text:p>
          </table:table-cell>
          <table:table-cell table:style-name="ce3" table:formula="of:=SIN(PI()*2/257*([.CN$1]+191)*[.$B60]*[.$B60])/[.$B60]/[.$B60]" office:value-type="float" office:value="-0.00452134190471686">
            <text:p>-0.0045213419</text:p>
          </table:table-cell>
          <table:table-cell table:style-name="ce3" table:formula="of:=SIN(PI()*2/257*([.CO$1]+191)*[.$B60]*[.$B60])/[.$B60]/[.$B60]" office:value-type="float" office:value="0.00225063116892182">
            <text:p>0.0022506312</text:p>
          </table:table-cell>
          <table:table-cell table:style-name="ce3" table:formula="of:=SIN(PI()*2/257*([.CP$1]+191)*[.$B60]*[.$B60])/[.$B60]/[.$B60]" office:value-type="float" office:value="0.000339422930584762">
            <text:p>0.0003394229</text:p>
          </table:table-cell>
          <table:table-cell table:style-name="ce3" table:formula="of:=SIN(PI()*2/257*([.CQ$1]+191)*[.$B60]*[.$B60])/[.$B60]/[.$B60]" office:value-type="float" office:value="-0.00288131611333729">
            <text:p>-0.0028813161</text:p>
          </table:table-cell>
          <table:table-cell table:style-name="ce3" table:formula="of:=SIN(PI()*2/257*([.CR$1]+191)*[.$B60]*[.$B60])/[.$B60]/[.$B60]" office:value-type="float" office:value="0.00501437767931441">
            <text:p>0.0050143777</text:p>
          </table:table-cell>
          <table:table-cell table:style-name="ce3" table:formula="of:=SIN(PI()*2/257*([.CS$1]+191)*[.$B60]*[.$B60])/[.$B60]/[.$B60]" office:value-type="float" office:value="-0.00643594628405424">
            <text:p>-0.0064359463</text:p>
          </table:table-cell>
          <table:table-cell table:style-name="ce3" table:formula="of:=SIN(PI()*2/257*([.CT$1]+191)*[.$B60]*[.$B60])/[.$B60]/[.$B60]" office:value-type="float" office:value="0.00694431473259021">
            <text:p>0.0069443147</text:p>
          </table:table-cell>
          <table:table-cell table:style-name="ce3" table:formula="of:=SIN(PI()*2/257*([.CU$1]+191)*[.$B60]*[.$B60])/[.$B60]/[.$B60]" office:value-type="float" office:value="-0.00646735033050156">
            <text:p>-0.0064673503</text:p>
          </table:table-cell>
          <table:table-cell table:style-name="ce3" table:formula="of:=SIN(PI()*2/257*([.CV$1]+191)*[.$B60]*[.$B60])/[.$B60]/[.$B60]" office:value-type="float" office:value="0.00507272983381934">
            <text:p>0.0050727298</text:p>
          </table:table-cell>
          <table:table-cell table:style-name="ce3" table:formula="of:=SIN(PI()*2/257*([.CW$1]+191)*[.$B60]*[.$B60])/[.$B60]/[.$B60]" office:value-type="float" office:value="-0.0029583367548051">
            <text:p>-0.0029583368</text:p>
          </table:table-cell>
          <table:table-cell table:style-name="ce3" table:formula="of:=SIN(PI()*2/257*([.CX$1]+191)*[.$B60]*[.$B60])/[.$B60]/[.$B60]" office:value-type="float" office:value="0.000424183555467132">
            <text:p>0.0004241836</text:p>
          </table:table-cell>
          <table:table-cell table:style-name="ce3" table:formula="of:=SIN(PI()*2/257*([.CY$1]+191)*[.$B60]*[.$B60])/[.$B60]/[.$B60]" office:value-type="float" office:value="0.00217015729491936">
            <text:p>0.0021701573</text:p>
          </table:table-cell>
          <table:table-cell table:style-name="ce3" table:formula="of:=SIN(PI()*2/257*([.CZ$1]+191)*[.$B60]*[.$B60])/[.$B60]/[.$B60]" office:value-type="float" office:value="-0.00445657326631526">
            <text:p>-0.0044565733</text:p>
          </table:table-cell>
          <table:table-cell table:style-name="ce3" table:formula="of:=SIN(PI()*2/257*([.DA$1]+191)*[.$B60]*[.$B60])/[.$B60]/[.$B60]" office:value-type="float" office:value="0.00611064346860238">
            <text:p>0.0061106435</text:p>
          </table:table-cell>
          <table:table-cell table:style-name="ce3" table:formula="of:=SIN(PI()*2/257*([.DB$1]+191)*[.$B60]*[.$B60])/[.$B60]/[.$B60]" office:value-type="float" office:value="-0.00689767092010403">
            <text:p>-0.0068976709</text:p>
          </table:table-cell>
          <table:table-cell table:style-name="ce3" table:formula="of:=SIN(PI()*2/257*([.DC$1]+191)*[.$B60]*[.$B60])/[.$B60]/[.$B60]" office:value-type="float" office:value="0.00670598383862577">
            <text:p>0.0067059838</text:p>
          </table:table-cell>
          <table:table-cell table:style-name="ce3" table:formula="of:=SIN(PI()*2/257*([.DD$1]+191)*[.$B60]*[.$B60])/[.$B60]/[.$B60]" office:value-type="float" office:value="-0.00556278081548928">
            <text:p>-0.0055627808</text:p>
          </table:table-cell>
          <table:table-cell table:style-name="ce3" table:formula="of:=SIN(PI()*2/257*([.DE$1]+191)*[.$B60]*[.$B60])/[.$B60]/[.$B60]" office:value-type="float" office:value="0.00363027159161291">
            <text:p>0.0036302716</text:p>
          </table:table-cell>
          <table:table-cell table:style-name="ce3" table:formula="of:=SIN(PI()*2/257*([.DF$1]+191)*[.$B60]*[.$B60])/[.$B60]/[.$B60]" office:value-type="float" office:value="-0.00118266102316238">
            <text:p>-0.001182661</text:p>
          </table:table-cell>
          <table:table-cell table:style-name="ce3" table:formula="of:=SIN(PI()*2/257*([.DG$1]+191)*[.$B60]*[.$B60])/[.$B60]/[.$B60]" office:value-type="float" office:value="-0.00143275800474716">
            <text:p>-0.001432758</text:p>
          </table:table-cell>
          <table:table-cell table:style-name="ce3" table:formula="of:=SIN(PI()*2/257*([.DH$1]+191)*[.$B60]*[.$B60])/[.$B60]/[.$B60]" office:value-type="float" office:value="0.00384488216722578">
            <text:p>0.0038448822</text:p>
          </table:table-cell>
          <table:table-cell table:style-name="ce3" table:formula="of:=SIN(PI()*2/257*([.DI$1]+191)*[.$B60]*[.$B60])/[.$B60]/[.$B60]" office:value-type="float" office:value="-0.00571145376591198">
            <text:p>-0.0057114538</text:p>
          </table:table-cell>
          <table:table-cell table:style-name="ce3" table:formula="of:=SIN(PI()*2/257*([.DJ$1]+191)*[.$B60]*[.$B60])/[.$B60]/[.$B60]" office:value-type="float" office:value="0.00676762387257447">
            <text:p>0.0067676239</text:p>
          </table:table-cell>
          <table:table-cell table:style-name="ce3" table:formula="of:=SIN(PI()*2/257*([.DK$1]+191)*[.$B60]*[.$B60])/[.$B60]/[.$B60]" office:value-type="float" office:value="-0.00686353189736133">
            <text:p>-0.0068635319</text:p>
          </table:table-cell>
          <table:table-cell table:style-name="ce3" table:formula="of:=SIN(PI()*2/257*([.DL$1]+191)*[.$B60]*[.$B60])/[.$B60]/[.$B60]" office:value-type="float" office:value="0.00598556939493343">
            <text:p>0.0059855694</text:p>
          </table:table-cell>
          <table:table-cell table:style-name="ce3" table:formula="of:=SIN(PI()*2/257*([.DM$1]+191)*[.$B60]*[.$B60])/[.$B60]/[.$B60]" office:value-type="float" office:value="-0.004258310974675">
            <text:p>-0.004258311</text:p>
          </table:table-cell>
          <table:table-cell table:style-name="ce3" table:formula="of:=SIN(PI()*2/257*([.DN$1]+191)*[.$B60]*[.$B60])/[.$B60]/[.$B60]" office:value-type="float" office:value="0.00192683833701666">
            <text:p>0.0019268383</text:p>
          </table:table-cell>
          <table:table-cell table:style-name="ce3" table:formula="of:=SIN(PI()*2/257*([.DO$1]+191)*[.$B60]*[.$B60])/[.$B60]/[.$B60]" office:value-type="float" office:value="0.000678034511376002">
            <text:p>0.0006780345</text:p>
          </table:table-cell>
          <table:table-cell table:style-name="ce3" table:formula="of:=SIN(PI()*2/257*([.DP$1]+191)*[.$B60]*[.$B60])/[.$B60]/[.$B60]" office:value-type="float" office:value="-0.0031867006491511">
            <text:p>-0.0031867006</text:p>
          </table:table-cell>
          <table:table-cell table:style-name="ce3" table:formula="of:=SIN(PI()*2/257*([.DQ$1]+191)*[.$B60]*[.$B60])/[.$B60]/[.$B60]" office:value-type="float" office:value="0.00524320398100132">
            <text:p>0.005243204</text:p>
          </table:table-cell>
          <table:table-cell table:style-name="ce3" table:formula="of:=SIN(PI()*2/257*([.DR$1]+191)*[.$B60]*[.$B60])/[.$B60]/[.$B60]" office:value-type="float" office:value="-0.00655574605476549">
            <text:p>-0.0065557461</text:p>
          </table:table-cell>
          <table:table-cell table:style-name="ce3" table:formula="of:=SIN(PI()*2/257*([.DS$1]+191)*[.$B60]*[.$B60])/[.$B60]/[.$B60]" office:value-type="float" office:value="0.00693808951328057">
            <text:p>0.0069380895</text:p>
          </table:table-cell>
          <table:table-cell table:style-name="ce3" table:formula="of:=SIN(PI()*2/257*([.DT$1]+191)*[.$B60]*[.$B60])/[.$B60]/[.$B60]" office:value-type="float" office:value="-0.0063359834211544">
            <text:p>-0.0063359834</text:p>
          </table:table-cell>
          <table:table-cell table:style-name="ce3" table:formula="of:=SIN(PI()*2/257*([.DU$1]+191)*[.$B60]*[.$B60])/[.$B60]/[.$B60]" office:value-type="float" office:value="0.00483486096149912">
            <text:p>0.004834861</text:p>
          </table:table-cell>
          <table:table-cell table:style-name="ce3" table:formula="of:=SIN(PI()*2/257*([.DV$1]+191)*[.$B60]*[.$B60])/[.$B60]/[.$B60]" office:value-type="float" office:value="-0.00264771727195962">
            <text:p>-0.0026477173</text:p>
          </table:table-cell>
          <table:table-cell table:style-name="ce3" table:formula="of:=SIN(PI()*2/257*([.DW$1]+191)*[.$B60]*[.$B60])/[.$B60]/[.$B60]" office:value-type="float" office:value="0.000084887440920582">
            <text:p>8.4887440920582E-005</text:p>
          </table:table-cell>
          <table:table-cell table:style-name="ce3" table:formula="of:=SIN(PI()*2/257*([.DX$1]+191)*[.$B60]*[.$B60])/[.$B60]/[.$B60]" office:value-type="float" office:value="0.00248998711841134">
            <text:p>0.0024899871</text:p>
          </table:table-cell>
          <table:table-cell table:style-name="ce3" table:formula="of:=SIN(PI()*2/257*([.DY$1]+191)*[.$B60]*[.$B60])/[.$B60]/[.$B60]" office:value-type="float" office:value="-0.00471155595934214">
            <text:p>-0.004711556</text:p>
          </table:table-cell>
          <table:table-cell table:style-name="ce3" table:formula="of:=SIN(PI()*2/257*([.DZ$1]+191)*[.$B60]*[.$B60])/[.$B60]/[.$B60]" office:value-type="float" office:value="0.00626459938875813">
            <text:p>0.0062645994</text:p>
          </table:table-cell>
          <table:table-cell table:style-name="ce3" table:formula="of:=SIN(PI()*2/257*([.EA$1]+191)*[.$B60]*[.$B60])/[.$B60]/[.$B60]" office:value-type="float" office:value="-0.00692875517246107">
            <text:p>-0.0069287552</text:p>
          </table:table-cell>
          <table:table-cell table:style-name="ce3" table:formula="of:=SIN(PI()*2/257*([.EB$1]+191)*[.$B60]*[.$B60])/[.$B60]/[.$B60]" office:value-type="float" office:value="0.00660978586056361">
            <text:p>0.0066097859</text:p>
          </table:table-cell>
          <table:table-cell table:style-name="ce3" table:formula="of:=SIN(PI()*2/257*([.EC$1]+191)*[.$B60]*[.$B60])/[.$B60]/[.$B60]" office:value-type="float" office:value="-0.00535295019398637">
            <text:p>-0.0053529502</text:p>
          </table:table-cell>
          <table:table-cell table:style-name="ce3" table:formula="of:=SIN(PI()*2/257*([.ED$1]+191)*[.$B60]*[.$B60])/[.$B60]/[.$B60]" office:value-type="float" office:value="0.00333658131542268">
            <text:p>0.0033365813</text:p>
          </table:table-cell>
          <table:table-cell table:style-name="ce3" table:formula="of:=SIN(PI()*2/257*([.EE$1]+191)*[.$B60]*[.$B60])/[.$B60]/[.$B60]" office:value-type="float" office:value="-0.000846782976145475">
            <text:p>-0.000846783</text:p>
          </table:table-cell>
          <table:table-cell table:style-name="ce3" table:formula="of:=SIN(PI()*2/257*([.EF$1]+191)*[.$B60]*[.$B60])/[.$B60]/[.$B60]" office:value-type="float" office:value="-0.00176316589142063">
            <text:p>-0.0017631659</text:p>
          </table:table-cell>
          <table:table-cell table:style-name="ce3" table:formula="of:=SIN(PI()*2/257*([.EG$1]+191)*[.$B60]*[.$B60])/[.$B60]/[.$B60]" office:value-type="float" office:value="0.00412293812661834">
            <text:p>0.0041229381</text:p>
          </table:table-cell>
          <table:table-cell table:style-name="ce3" table:formula="of:=SIN(PI()*2/257*([.EH$1]+191)*[.$B60]*[.$B60])/[.$B60]/[.$B60]" office:value-type="float" office:value="-0.00589770427645301">
            <text:p>-0.0058977043</text:p>
          </table:table-cell>
          <table:table-cell table:style-name="ce3" table:formula="of:=SIN(PI()*2/257*([.EI$1]+191)*[.$B60]*[.$B60])/[.$B60]/[.$B60]" office:value-type="float" office:value="0.00683564174114883">
            <text:p>0.0068356417</text:p>
          </table:table-cell>
          <table:table-cell table:style-name="ce3" table:formula="of:=SIN(PI()*2/257*([.EJ$1]+191)*[.$B60]*[.$B60])/[.$B60]/[.$B60]" office:value-type="float" office:value="-0.00680366602909319">
            <text:p>-0.006803666</text:p>
          </table:table-cell>
          <table:table-cell table:style-name="ce3" table:formula="of:=SIN(PI()*2/257*([.EK$1]+191)*[.$B60]*[.$B60])/[.$B60]/[.$B60]" office:value-type="float" office:value="0.0058063141926392">
            <text:p>0.0058063142</text:p>
          </table:table-cell>
          <table:table-cell table:style-name="ce3" table:formula="of:=SIN(PI()*2/257*([.EL$1]+191)*[.$B60]*[.$B60])/[.$B60]/[.$B60]" office:value-type="float" office:value="-0.00398510106312072">
            <text:p>-0.0039851011</text:p>
          </table:table-cell>
          <table:table-cell table:style-name="ce3" table:formula="of:=SIN(PI()*2/257*([.EM$1]+191)*[.$B60]*[.$B60])/[.$B60]/[.$B60]" office:value-type="float" office:value="0.00159843962923059">
            <text:p>0.0015984396</text:p>
          </table:table-cell>
          <table:table-cell table:style-name="ce3" table:formula="of:=SIN(PI()*2/257*([.EN$1]+191)*[.$B60]*[.$B60])/[.$B60]/[.$B60]" office:value-type="float" office:value="0.00101502533201403">
            <text:p>0.0010150253</text:p>
          </table:table-cell>
          <table:table-cell table:style-name="ce3" table:formula="of:=SIN(PI()*2/257*([.EO$1]+191)*[.$B60]*[.$B60])/[.$B60]/[.$B60]" office:value-type="float" office:value="-0.00348446775937713">
            <text:p>-0.0034844678</text:p>
          </table:table-cell>
          <table:table-cell table:style-name="ce3" table:formula="of:=SIN(PI()*2/257*([.EP$1]+191)*[.$B60]*[.$B60])/[.$B60]/[.$B60]" office:value-type="float" office:value="0.00545949703260654">
            <text:p>0.005459497</text:p>
          </table:table-cell>
          <table:table-cell table:style-name="ce3" table:formula="of:=SIN(PI()*2/257*([.EQ$1]+191)*[.$B60]*[.$B60])/[.$B60]/[.$B60]" office:value-type="float" office:value="-0.00665987510103455">
            <text:p>-0.0066598751</text:p>
          </table:table-cell>
          <table:table-cell table:style-name="ce3" table:formula="of:=SIN(PI()*2/257*([.ER$1]+191)*[.$B60]*[.$B60])/[.$B60]/[.$B60]" office:value-type="float" office:value="0.00691527962336083">
            <text:p>0.0069152796</text:p>
          </table:table-cell>
          <table:table-cell table:style-name="ce3" table:formula="of:=SIN(PI()*2/257*([.ES$1]+191)*[.$B60]*[.$B60])/[.$B60]/[.$B60]" office:value-type="float" office:value="-0.00618947110357506">
            <text:p>-0.0061894711</text:p>
          </table:table-cell>
          <table:table-cell table:style-name="ce3" table:formula="of:=SIN(PI()*2/257*([.ET$1]+191)*[.$B60]*[.$B60])/[.$B60]/[.$B60]" office:value-type="float" office:value="0.00458543493409492">
            <text:p>0.0045854349</text:p>
          </table:table-cell>
          <table:table-cell table:style-name="ce3" table:formula="of:=SIN(PI()*2/257*([.EU$1]+191)*[.$B60]*[.$B60])/[.$B60]/[.$B60]" office:value-type="float" office:value="-0.00233076873862266">
            <text:p>-0.0023307687</text:p>
          </table:table-cell>
          <table:table-cell table:style-name="ce3" table:formula="of:=SIN(PI()*2/257*([.EV$1]+191)*[.$B60]*[.$B60])/[.$B60]/[.$B60]" office:value-type="float" office:value="-0.000254611586869433">
            <text:p>-0.0002546116</text:p>
          </table:table-cell>
          <table:table-cell table:style-name="ce3" table:formula="of:=SIN(PI()*2/257*([.EW$1]+191)*[.$B60]*[.$B60])/[.$B60]/[.$B60]" office:value-type="float" office:value="0.00280386492642372">
            <text:p>0.0028038649</text:p>
          </table:table-cell>
          <table:table-cell table:style-name="ce3" table:formula="of:=SIN(PI()*2/257*([.EX$1]+191)*[.$B60]*[.$B60])/[.$B60]/[.$B60]" office:value-type="float" office:value="-0.00495527624309963">
            <text:p>-0.0049552762</text:p>
          </table:table-cell>
          <table:table-cell table:style-name="ce3" table:formula="of:=SIN(PI()*2/257*([.EY$1]+191)*[.$B60]*[.$B60])/[.$B60]/[.$B60]" office:value-type="float" office:value="0.00640358053564709">
            <text:p>0.0064035805</text:p>
          </table:table-cell>
          <table:table-cell table:style-name="ce3" table:formula="of:=SIN(PI()*2/257*([.EZ$1]+191)*[.$B60]*[.$B60])/[.$B60]/[.$B60]" office:value-type="float" office:value="-0.00694327706683">
            <text:p>-0.0069432771</text:p>
          </table:table-cell>
          <table:table-cell table:style-name="ce3" table:formula="of:=SIN(PI()*2/257*([.FA$1]+191)*[.$B60]*[.$B60])/[.$B60]/[.$B60]" office:value-type="float" office:value="0.00649778798238628">
            <text:p>0.006497788</text:p>
          </table:table-cell>
          <table:table-cell table:style-name="ce3" table:formula="of:=SIN(PI()*2/257*([.FB$1]+191)*[.$B60]*[.$B60])/[.$B60]/[.$B60]" office:value-type="float" office:value="-0.00513032398724399">
            <text:p>-0.005130324</text:p>
          </table:table-cell>
          <table:table-cell table:style-name="ce3" table:formula="of:=SIN(PI()*2/257*([.FC$1]+191)*[.$B60]*[.$B60])/[.$B60]/[.$B60]" office:value-type="float" office:value="0.00303491534189189">
            <text:p>0.0030349153</text:p>
          </table:table-cell>
          <table:table-cell table:style-name="ce3" table:formula="of:=SIN(PI()*2/257*([.FD$1]+191)*[.$B60]*[.$B60])/[.$B60]/[.$B60]" office:value-type="float" office:value="-0.000508880796016863">
            <text:p>-0.0005088808</text:p>
          </table:table-cell>
          <table:table-cell table:style-name="ce3" table:formula="of:=SIN(PI()*2/257*([.FE$1]+191)*[.$B60]*[.$B60])/[.$B60]/[.$B60]" office:value-type="float" office:value="-0.00208935914156145">
            <text:p>-0.0020893591</text:p>
          </table:table-cell>
          <table:table-cell table:style-name="ce3" table:formula="of:=SIN(PI()*2/257*([.FF$1]+191)*[.$B60]*[.$B60])/[.$B60]/[.$B60]" office:value-type="float" office:value="0.00439113869705342">
            <text:p>0.0043911387</text:p>
          </table:table-cell>
          <table:table-cell table:style-name="ce3" table:formula="of:=SIN(PI()*2/257*([.FG$1]+191)*[.$B60]*[.$B60])/[.$B60]/[.$B60]" office:value-type="float" office:value="-0.00606985703247544">
            <text:p>-0.006069857</text:p>
          </table:table-cell>
          <table:table-cell table:style-name="ce3" table:formula="of:=SIN(PI()*2/257*([.FH$1]+191)*[.$B60]*[.$B60])/[.$B60]/[.$B60]" office:value-type="float" office:value="0.00688731982822135">
            <text:p>0.0068873198</text:p>
          </table:table-cell>
          <table:table-cell table:style-name="ce3" table:formula="of:=SIN(PI()*2/257*([.FI$1]+191)*[.$B60]*[.$B60])/[.$B60]/[.$B60]" office:value-type="float" office:value="-0.00672753681342683">
            <text:p>-0.0067275368</text:p>
          </table:table-cell>
          <table:table-cell table:style-name="ce3" table:formula="of:=SIN(PI()*2/257*([.FJ$1]+191)*[.$B60]*[.$B60])/[.$B60]/[.$B60]" office:value-type="float" office:value="0.00561317969286098">
            <text:p>0.0056131797</text:p>
          </table:table-cell>
          <table:table-cell table:style-name="ce3" table:formula="of:=SIN(PI()*2/257*([.FK$1]+191)*[.$B60]*[.$B60])/[.$B60]/[.$B60]" office:value-type="float" office:value="-0.00370236524557401">
            <text:p>-0.0037023652</text:p>
          </table:table-cell>
          <table:table-cell table:style-name="ce3" table:formula="of:=SIN(PI()*2/257*([.FL$1]+191)*[.$B60]*[.$B60])/[.$B60]/[.$B60]" office:value-type="float" office:value="0.00126622004328078">
            <text:p>0.00126622</text:p>
          </table:table-cell>
          <table:table-cell table:style-name="ce3" table:formula="of:=SIN(PI()*2/257*([.FM$1]+191)*[.$B60]*[.$B60])/[.$B60]/[.$B60]" office:value-type="float" office:value="0.00134958985636666">
            <text:p>0.0013495899</text:p>
          </table:table-cell>
          <table:table-cell table:style-name="ce3" table:formula="of:=SIN(PI()*2/257*([.FN$1]+191)*[.$B60]*[.$B60])/[.$B60]/[.$B60]" office:value-type="float" office:value="-0.00377390566746044">
            <text:p>-0.0037739057</text:p>
          </table:table-cell>
          <table:table-cell table:style-name="ce3" table:formula="of:=SIN(PI()*2/257*([.FO$1]+191)*[.$B60]*[.$B60])/[.$B60]/[.$B60]" office:value-type="float" office:value="0.00566273981153624">
            <text:p>0.0056627398</text:p>
          </table:table-cell>
          <table:table-cell table:style-name="ce3" table:formula="of:=SIN(PI()*2/257*([.FP$1]+191)*[.$B60]*[.$B60])/[.$B60]/[.$B60]" office:value-type="float" office:value="-0.00674808451486748">
            <text:p>-0.0067480845</text:p>
          </table:table-cell>
          <table:table-cell table:style-name="ce3" table:formula="of:=SIN(PI()*2/257*([.FQ$1]+191)*[.$B60]*[.$B60])/[.$B60]/[.$B60]" office:value-type="float" office:value="0.0068759395871365">
            <text:p>0.0068759396</text:p>
          </table:table-cell>
          <table:table-cell table:style-name="ce3" table:formula="of:=SIN(PI()*2/257*([.FR$1]+191)*[.$B60]*[.$B60])/[.$B60]/[.$B60]" office:value-type="float" office:value="-0.00602816359788221">
            <text:p>-0.0060281636</text:p>
          </table:table-cell>
          <table:table-cell table:style-name="ce3" table:formula="of:=SIN(PI()*2/257*([.FS$1]+191)*[.$B60]*[.$B60])/[.$B60]/[.$B60]" office:value-type="float" office:value="0.00432504797460254">
            <text:p>0.004325048</text:p>
          </table:table-cell>
          <table:table-cell table:style-name="ce3" table:formula="of:=SIN(PI()*2/257*([.FT$1]+191)*[.$B60]*[.$B60])/[.$B60]/[.$B60]" office:value-type="float" office:value="-0.0020082487822428">
            <text:p>-0.0020082488</text:p>
          </table:table-cell>
          <table:table-cell table:style-name="ce3" table:formula="of:=SIN(PI()*2/257*([.FU$1]+191)*[.$B60]*[.$B60])/[.$B60]/[.$B60]" office:value-type="float" office:value="-0.000593501996205543">
            <text:p>-0.000593502</text:p>
          </table:table-cell>
          <table:table-cell table:style-name="ce3" table:formula="of:=SIN(PI()*2/257*([.FV$1]+191)*[.$B60]*[.$B60])/[.$B60]/[.$B60]" office:value-type="float" office:value="0.00311104043171276">
            <text:p>0.0031110404</text:p>
          </table:table-cell>
          <table:table-cell table:style-name="ce3" table:formula="of:=SIN(PI()*2/257*([.FW$1]+191)*[.$B60]*[.$B60])/[.$B60]/[.$B60]" office:value-type="float" office:value="-0.00518715153348886">
            <text:p>-0.0051871515</text:p>
          </table:table-cell>
          <table:table-cell table:style-name="ce3" table:formula="of:=SIN(PI()*2/257*([.FX$1]+191)*[.$B60]*[.$B60])/[.$B60]/[.$B60]" office:value-type="float" office:value="0.00652725469151085">
            <text:p>0.0065272547</text:p>
          </table:table-cell>
          <table:table-cell table:style-name="ce3" table:formula="of:=SIN(PI()*2/257*([.FY$1]+191)*[.$B60]*[.$B60])/[.$B60]/[.$B60]" office:value-type="float" office:value="-0.00694120189036456">
            <text:p>-0.0069412019</text:p>
          </table:table-cell>
          <table:table-cell table:style-name="ce3" table:formula="of:=SIN(PI()*2/257*([.FZ$1]+191)*[.$B60]*[.$B60])/[.$B60]/[.$B60]" office:value-type="float" office:value="0.00637025792158503">
            <text:p>0.0063702579</text:p>
          </table:table-cell>
          <table:table-cell table:style-name="ce3" table:formula="of:=SIN(PI()*2/257*([.GA$1]+191)*[.$B60]*[.$B60])/[.$B60]/[.$B60]" office:value-type="float" office:value="-0.0048954343565038">
            <text:p>-0.0048954344</text:p>
          </table:table-cell>
          <table:table-cell table:style-name="ce3" table:formula="of:=SIN(PI()*2/257*([.GB$1]+191)*[.$B60]*[.$B60])/[.$B60]/[.$B60]" office:value-type="float" office:value="0.002725994767339">
            <text:p>0.0027259948</text:p>
          </table:table-cell>
          <table:table-cell table:style-name="ce3" table:formula="of:=SIN(PI()*2/257*([.GC$1]+191)*[.$B60]*[.$B60])/[.$B60]/[.$B60]" office:value-type="float" office:value="-0.00016976219739489">
            <text:p>-0.0001697622</text:p>
          </table:table-cell>
          <table:table-cell table:style-name="ce3" table:formula="of:=SIN(PI()*2/257*([.GD$1]+191)*[.$B60]*[.$B60])/[.$B60]/[.$B60]" office:value-type="float" office:value="-0.00241055802933446">
            <text:p>-0.002410558</text:p>
          </table:table-cell>
          <table:table-cell table:style-name="ce3" table:formula="of:=SIN(PI()*2/257*([.GE$1]+191)*[.$B60]*[.$B60])/[.$B60]/[.$B60]" office:value-type="float" office:value="0.00464884277724374">
            <text:p>0.0046488428</text:p>
          </table:table-cell>
          <table:table-cell table:style-name="ce3" table:formula="of:=SIN(PI()*2/257*([.GF$1]+191)*[.$B60]*[.$B60])/[.$B60]/[.$B60]" office:value-type="float" office:value="-0.0062275005234696">
            <text:p>-0.0062275005</text:p>
          </table:table-cell>
          <table:table-cell table:style-name="ce3" table:formula="of:=SIN(PI()*2/257*([.GG$1]+191)*[.$B60]*[.$B60])/[.$B60]/[.$B60]" office:value-type="float" office:value="0.00692253460352501">
            <text:p>0.0069225346</text:p>
          </table:table-cell>
          <table:table-cell table:style-name="ce3" table:formula="of:=SIN(PI()*2/257*([.GH$1]+191)*[.$B60]*[.$B60])/[.$B60]/[.$B60]" office:value-type="float" office:value="-0.00663532622811922">
            <text:p>-0.0066353262</text:p>
          </table:table-cell>
          <table:table-cell table:style-name="ce3" table:formula="of:=SIN(PI()*2/257*([.GI$1]+191)*[.$B60]*[.$B60])/[.$B60]/[.$B60]" office:value-type="float" office:value="0.00540662756044749">
            <text:p>0.0054066276</text:p>
          </table:table-cell>
          <table:table-cell table:style-name="ce3" table:formula="of:=SIN(PI()*2/257*([.GJ$1]+191)*[.$B60]*[.$B60])/[.$B60]/[.$B60]" office:value-type="float" office:value="-0.00341077936808665">
            <text:p>-0.0034107794</text:p>
          </table:table-cell>
          <table:table-cell table:style-name="ce3" table:formula="of:=SIN(PI()*2/257*([.GK$1]+191)*[.$B60]*[.$B60])/[.$B60]/[.$B60]" office:value-type="float" office:value="0.00093097371022601">
            <text:p>0.0009309737</text:p>
          </table:table-cell>
          <table:table-cell table:style-name="ce3" table:formula="of:=SIN(PI()*2/257*([.GL$1]+191)*[.$B60]*[.$B60])/[.$B60]/[.$B60]" office:value-type="float" office:value="0.0016809283480797">
            <text:p>0.0016809283</text:p>
          </table:table-cell>
          <table:table-cell table:style-name="ce3" table:formula="of:=SIN(PI()*2/257*([.GM$1]+191)*[.$B60]*[.$B60])/[.$B60]/[.$B60]" office:value-type="float" office:value="-0.00405432250680473">
            <text:p>-0.0040543225</text:p>
          </table:table-cell>
          <table:table-cell table:style-name="ce3" table:formula="of:=SIN(PI()*2/257*([.GN$1]+191)*[.$B60]*[.$B60])/[.$B60]/[.$B60]" office:value-type="float" office:value="0.00585244649031363">
            <text:p>0.0058524465</text:p>
          </table:table-cell>
          <table:table-cell table:style-name="ce3" table:formula="of:=SIN(PI()*2/257*([.GO$1]+191)*[.$B60]*[.$B60])/[.$B60]/[.$B60]" office:value-type="float" office:value="-0.00682016344224415">
            <text:p>-0.0068201634</text:p>
          </table:table-cell>
          <table:table-cell table:style-name="ce3" table:formula="of:=SIN(PI()*2/257*([.GP$1]+191)*[.$B60]*[.$B60])/[.$B60]/[.$B60]" office:value-type="float" office:value="0.00682016344224443">
            <text:p>0.0068201634</text:p>
          </table:table-cell>
          <table:table-cell table:style-name="ce3" table:formula="of:=SIN(PI()*2/257*([.GQ$1]+191)*[.$B60]*[.$B60])/[.$B60]/[.$B60]" office:value-type="float" office:value="-0.00585244649031445">
            <text:p>-0.0058524465</text:p>
          </table:table-cell>
          <table:table-cell table:style-name="ce3" table:formula="of:=SIN(PI()*2/257*([.GR$1]+191)*[.$B60]*[.$B60])/[.$B60]/[.$B60]" office:value-type="float" office:value="0.00405432250680853">
            <text:p>0.0040543225</text:p>
          </table:table-cell>
          <table:table-cell table:style-name="ce3" table:formula="of:=SIN(PI()*2/257*([.GS$1]+191)*[.$B60]*[.$B60])/[.$B60]/[.$B60]" office:value-type="float" office:value="-0.00168092834808118">
            <text:p>-0.0016809283</text:p>
          </table:table-cell>
          <table:table-cell table:style-name="ce3" table:formula="of:=SIN(PI()*2/257*([.GT$1]+191)*[.$B60]*[.$B60])/[.$B60]/[.$B60]" office:value-type="float" office:value="-0.000930973710224499">
            <text:p>-0.0009309737</text:p>
          </table:table-cell>
          <table:table-cell table:style-name="ce3" table:formula="of:=SIN(PI()*2/257*([.GU$1]+191)*[.$B60]*[.$B60])/[.$B60]/[.$B60]" office:value-type="float" office:value="0.00341077936808532">
            <text:p>0.0034107794</text:p>
          </table:table-cell>
          <table:table-cell table:style-name="ce3" table:formula="of:=SIN(PI()*2/257*([.GV$1]+191)*[.$B60]*[.$B60])/[.$B60]/[.$B60]" office:value-type="float" office:value="-0.00540662756044653">
            <text:p>-0.0054066276</text:p>
          </table:table-cell>
          <table:table-cell table:style-name="ce3" table:formula="of:=SIN(PI()*2/257*([.GW$1]+191)*[.$B60]*[.$B60])/[.$B60]/[.$B60]" office:value-type="float" office:value="0.0066353262281183">
            <text:p>0.0066353262</text:p>
          </table:table-cell>
          <table:table-cell table:style-name="ce3" table:formula="of:=SIN(PI()*2/257*([.GX$1]+191)*[.$B60]*[.$B60])/[.$B60]/[.$B60]" office:value-type="float" office:value="-0.00692253460352513">
            <text:p>-0.0069225346</text:p>
          </table:table-cell>
          <table:table-cell table:style-name="ce3" table:formula="of:=SIN(PI()*2/257*([.GY$1]+191)*[.$B60]*[.$B60])/[.$B60]/[.$B60]" office:value-type="float" office:value="0.00622750052347028">
            <text:p>0.0062275005</text:p>
          </table:table-cell>
          <table:table-cell table:style-name="ce3" table:formula="of:=SIN(PI()*2/257*([.GZ$1]+191)*[.$B60]*[.$B60])/[.$B60]/[.$B60]" office:value-type="float" office:value="-0.00464884277724488">
            <text:p>-0.0046488428</text:p>
          </table:table-cell>
          <table:table-cell table:style-name="ce3" table:formula="of:=SIN(PI()*2/257*([.HA$1]+191)*[.$B60]*[.$B60])/[.$B60]/[.$B60]" office:value-type="float" office:value="0.00241055802933589">
            <text:p>0.002410558</text:p>
          </table:table-cell>
          <table:table-cell table:style-name="ce3" table:formula="of:=SIN(PI()*2/257*([.HB$1]+191)*[.$B60]*[.$B60])/[.$B60]/[.$B60]" office:value-type="float" office:value="0.000169762197393366">
            <text:p>0.0001697622</text:p>
          </table:table-cell>
          <table:table-cell table:style-name="ce3" table:formula="of:=SIN(PI()*2/257*([.HC$1]+191)*[.$B60]*[.$B60])/[.$B60]/[.$B60]" office:value-type="float" office:value="-0.0027259947673376">
            <text:p>-0.0027259948</text:p>
          </table:table-cell>
          <table:table-cell table:style-name="ce3" table:formula="of:=SIN(PI()*2/257*([.HD$1]+191)*[.$B60]*[.$B60])/[.$B60]/[.$B60]" office:value-type="float" office:value="0.00489543435650272">
            <text:p>0.0048954344</text:p>
          </table:table-cell>
          <table:table-cell table:style-name="ce3" table:formula="of:=SIN(PI()*2/257*([.HE$1]+191)*[.$B60]*[.$B60])/[.$B60]/[.$B60]" office:value-type="float" office:value="-0.00637025792158506">
            <text:p>-0.0063702579</text:p>
          </table:table-cell>
          <table:table-cell table:style-name="ce3" table:formula="of:=SIN(PI()*2/257*([.HF$1]+191)*[.$B60]*[.$B60])/[.$B60]/[.$B60]" office:value-type="float" office:value="0.00694120189036452">
            <text:p>0.0069412019</text:p>
          </table:table-cell>
          <table:table-cell table:style-name="ce3" table:formula="of:=SIN(PI()*2/257*([.HG$1]+191)*[.$B60]*[.$B60])/[.$B60]/[.$B60]" office:value-type="float" office:value="-0.00652725469151191">
            <text:p>-0.0065272547</text:p>
          </table:table-cell>
          <table:table-cell table:style-name="ce3" table:formula="of:=SIN(PI()*2/257*([.HH$1]+191)*[.$B60]*[.$B60])/[.$B60]/[.$B60]" office:value-type="float" office:value="0.00518715153348883">
            <text:p>0.0051871515</text:p>
          </table:table-cell>
          <table:table-cell table:style-name="ce3" table:formula="of:=SIN(PI()*2/257*([.HI$1]+191)*[.$B60]*[.$B60])/[.$B60]/[.$B60]" office:value-type="float" office:value="-0.00311104043171413">
            <text:p>-0.0031110404</text:p>
          </table:table-cell>
          <table:table-cell table:style-name="ce3" table:formula="of:=SIN(PI()*2/257*([.HJ$1]+191)*[.$B60]*[.$B60])/[.$B60]/[.$B60]" office:value-type="float" office:value="0.000593501996205488">
            <text:p>0.000593502</text:p>
          </table:table-cell>
          <table:table-cell table:style-name="ce3" table:formula="of:=SIN(PI()*2/257*([.HK$1]+191)*[.$B60]*[.$B60])/[.$B60]/[.$B60]" office:value-type="float" office:value="0.00200824878224285">
            <text:p>0.0020082488</text:p>
          </table:table-cell>
          <table:table-cell table:style-name="ce3" table:formula="of:=SIN(PI()*2/257*([.HL$1]+191)*[.$B60]*[.$B60])/[.$B60]/[.$B60]" office:value-type="float" office:value="-0.00432504797460011">
            <text:p>-0.004325048</text:p>
          </table:table-cell>
          <table:table-cell table:style-name="ce3" table:formula="of:=SIN(PI()*2/257*([.HM$1]+191)*[.$B60]*[.$B60])/[.$B60]/[.$B60]" office:value-type="float" office:value="0.00602816359788224">
            <text:p>0.0060281636</text:p>
          </table:table-cell>
          <table:table-cell table:style-name="ce3" table:formula="of:=SIN(PI()*2/257*([.HN$1]+191)*[.$B60]*[.$B60])/[.$B60]/[.$B60]" office:value-type="float" office:value="-0.0068759395871365">
            <text:p>-0.0068759396</text:p>
          </table:table-cell>
          <table:table-cell table:style-name="ce3" table:formula="of:=SIN(PI()*2/257*([.HO$1]+191)*[.$B60]*[.$B60])/[.$B60]/[.$B60]" office:value-type="float" office:value="0.00674808451486747">
            <text:p>0.0067480845</text:p>
          </table:table-cell>
          <table:table-cell table:style-name="ce3" table:formula="of:=SIN(PI()*2/257*([.HP$1]+191)*[.$B60]*[.$B60])/[.$B60]/[.$B60]" office:value-type="float" office:value="-0.00566273981153621">
            <text:p>-0.0056627398</text:p>
          </table:table-cell>
          <table:table-cell table:style-name="ce3" table:formula="of:=SIN(PI()*2/257*([.HQ$1]+191)*[.$B60]*[.$B60])/[.$B60]/[.$B60]" office:value-type="float" office:value="0.00377390566746172">
            <text:p>0.0037739057</text:p>
          </table:table-cell>
          <table:table-cell table:style-name="ce3" table:formula="of:=SIN(PI()*2/257*([.HR$1]+191)*[.$B60]*[.$B60])/[.$B60]/[.$B60]" office:value-type="float" office:value="-0.0013495898563666">
            <text:p>-0.0013495899</text:p>
          </table:table-cell>
          <table:table-cell table:style-name="ce3" table:formula="of:=SIN(PI()*2/257*([.HS$1]+191)*[.$B60]*[.$B60])/[.$B60]/[.$B60]" office:value-type="float" office:value="-0.00126622004328083">
            <text:p>-0.00126622</text:p>
          </table:table-cell>
          <table:table-cell table:style-name="ce3" table:formula="of:=SIN(PI()*2/257*([.HT$1]+191)*[.$B60]*[.$B60])/[.$B60]/[.$B60]" office:value-type="float" office:value="0.00370236524557406">
            <text:p>0.0037023652</text:p>
          </table:table-cell>
          <table:table-cell table:style-name="ce3" table:formula="of:=SIN(PI()*2/257*([.HU$1]+191)*[.$B60]*[.$B60])/[.$B60]/[.$B60]" office:value-type="float" office:value="-0.00561317969286101">
            <text:p>-0.0056131797</text:p>
          </table:table-cell>
          <table:table-cell table:style-name="ce3" table:formula="of:=SIN(PI()*2/257*([.HV$1]+191)*[.$B60]*[.$B60])/[.$B60]/[.$B60]" office:value-type="float" office:value="0.00672753681342645">
            <text:p>0.0067275368</text:p>
          </table:table-cell>
          <table:table-cell table:style-name="ce3" table:formula="of:=SIN(PI()*2/257*([.HW$1]+191)*[.$B60]*[.$B60])/[.$B60]/[.$B60]" office:value-type="float" office:value="-0.00688731982822134">
            <text:p>-0.0068873198</text:p>
          </table:table-cell>
          <table:table-cell table:style-name="ce3" table:formula="of:=SIN(PI()*2/257*([.HX$1]+191)*[.$B60]*[.$B60])/[.$B60]/[.$B60]" office:value-type="float" office:value="0.00606985703247542">
            <text:p>0.006069857</text:p>
          </table:table-cell>
          <table:table-cell table:style-name="ce3" table:formula="of:=SIN(PI()*2/257*([.HY$1]+191)*[.$B60]*[.$B60])/[.$B60]/[.$B60]" office:value-type="float" office:value="-0.0043911386970546">
            <text:p>-0.0043911387</text:p>
          </table:table-cell>
          <table:table-cell table:style-name="ce3" table:formula="of:=SIN(PI()*2/257*([.HZ$1]+191)*[.$B60]*[.$B60])/[.$B60]/[.$B60]" office:value-type="float" office:value="0.0020893591415614">
            <text:p>0.0020893591</text:p>
          </table:table-cell>
          <table:table-cell table:style-name="ce3" table:formula="of:=SIN(PI()*2/257*([.IA$1]+191)*[.$B60]*[.$B60])/[.$B60]/[.$B60]" office:value-type="float" office:value="0.000508880796015343">
            <text:p>0.0005088808</text:p>
          </table:table-cell>
          <table:table-cell table:style-name="ce3" table:formula="of:=SIN(PI()*2/257*([.IB$1]+191)*[.$B60]*[.$B60])/[.$B60]/[.$B60]" office:value-type="float" office:value="-0.00303491534189052">
            <text:p>-0.0030349153</text:p>
          </table:table-cell>
          <table:table-cell table:style-name="ce3" table:formula="of:=SIN(PI()*2/257*([.IC$1]+191)*[.$B60]*[.$B60])/[.$B60]/[.$B60]" office:value-type="float" office:value="0.00513032398724402">
            <text:p>0.005130324</text:p>
          </table:table-cell>
          <table:table-cell table:style-name="ce3" table:formula="of:=SIN(PI()*2/257*([.ID$1]+191)*[.$B60]*[.$B60])/[.$B60]/[.$B60]" office:value-type="float" office:value="-0.0064977879823863">
            <text:p>-0.006497788</text:p>
          </table:table-cell>
          <table:table-cell table:style-name="ce3" table:formula="of:=SIN(PI()*2/257*([.IE$1]+191)*[.$B60]*[.$B60])/[.$B60]/[.$B60]" office:value-type="float" office:value="0.00694327706683003">
            <text:p>0.0069432771</text:p>
          </table:table-cell>
          <table:table-cell table:style-name="ce3" table:formula="of:=SIN(PI()*2/257*([.IF$1]+191)*[.$B60]*[.$B60])/[.$B60]/[.$B60]" office:value-type="float" office:value="-0.00640358053564768">
            <text:p>-0.0064035805</text:p>
          </table:table-cell>
          <table:table-cell table:style-name="ce3" table:formula="of:=SIN(PI()*2/257*([.IG$1]+191)*[.$B60]*[.$B60])/[.$B60]/[.$B60]" office:value-type="float" office:value="0.00495527624309959">
            <text:p>0.0049552762</text:p>
          </table:table-cell>
          <table:table-cell table:style-name="ce3" table:formula="of:=SIN(PI()*2/257*([.IH$1]+191)*[.$B60]*[.$B60])/[.$B60]/[.$B60]" office:value-type="float" office:value="-0.00280386492642512">
            <text:p>-0.0028038649</text:p>
          </table:table-cell>
          <table:table-cell table:style-name="ce3" table:formula="of:=SIN(PI()*2/257*([.II$1]+191)*[.$B60]*[.$B60])/[.$B60]/[.$B60]" office:value-type="float" office:value="0.000254611586869378">
            <text:p>0.0002546116</text:p>
          </table:table-cell>
          <table:table-cell table:style-name="ce3" table:formula="of:=SIN(PI()*2/257*([.IJ$1]+191)*[.$B60]*[.$B60])/[.$B60]/[.$B60]" office:value-type="float" office:value="0.00233076873862271">
            <text:p>0.0023307687</text:p>
          </table:table-cell>
          <table:table-cell table:style-name="ce3" table:formula="of:=SIN(PI()*2/257*([.IK$1]+191)*[.$B60]*[.$B60])/[.$B60]/[.$B60]" office:value-type="float" office:value="-0.00458543493409378">
            <text:p>-0.0045854349</text:p>
          </table:table-cell>
          <table:table-cell table:style-name="ce3" table:formula="of:=SIN(PI()*2/257*([.IL$1]+191)*[.$B60]*[.$B60])/[.$B60]/[.$B60]" office:value-type="float" office:value="0.00618947110357508">
            <text:p>0.0061894711</text:p>
          </table:table-cell>
          <table:table-cell table:style-name="ce3" table:formula="of:=SIN(PI()*2/257*([.IM$1]+191)*[.$B60]*[.$B60])/[.$B60]/[.$B60]" office:value-type="float" office:value="-0.00691527962336083">
            <text:p>-0.0069152796</text:p>
          </table:table-cell>
          <table:table-cell table:style-name="ce3" table:formula="of:=SIN(PI()*2/257*([.IN$1]+191)*[.$B60]*[.$B60])/[.$B60]/[.$B60]" office:value-type="float" office:value="0.00665987510103454">
            <text:p>0.0066598751</text:p>
          </table:table-cell>
          <table:table-cell table:style-name="ce3" table:formula="of:=SIN(PI()*2/257*([.IO$1]+191)*[.$B60]*[.$B60])/[.$B60]/[.$B60]" office:value-type="float" office:value="-0.0054594970326065">
            <text:p>-0.005459497</text:p>
          </table:table-cell>
          <table:table-cell table:style-name="ce3" table:formula="of:=SIN(PI()*2/257*([.IP$1]+191)*[.$B60]*[.$B60])/[.$B60]/[.$B60]" office:value-type="float" office:value="0.00348446775937844">
            <text:p>0.0034844678</text:p>
          </table:table-cell>
          <table:table-cell table:style-name="ce3" table:formula="of:=SIN(PI()*2/257*([.IQ$1]+191)*[.$B60]*[.$B60])/[.$B60]/[.$B60]" office:value-type="float" office:value="-0.00101502533201398">
            <text:p>-0.0010150253</text:p>
          </table:table-cell>
          <table:table-cell table:style-name="ce3" table:formula="of:=SIN(PI()*2/257*([.IR$1]+191)*[.$B60]*[.$B60])/[.$B60]/[.$B60]" office:value-type="float" office:value="-0.00159843962923064">
            <text:p>-0.0015984396</text:p>
          </table:table-cell>
          <table:table-cell table:style-name="ce3" table:formula="of:=SIN(PI()*2/257*([.IS$1]+191)*[.$B60]*[.$B60])/[.$B60]/[.$B60]" office:value-type="float" office:value="0.00398510106311948">
            <text:p>0.0039851011</text:p>
          </table:table-cell>
          <table:table-cell table:style-name="ce3" table:formula="of:=SIN(PI()*2/257*([.IT$1]+191)*[.$B60]*[.$B60])/[.$B60]/[.$B60]" office:value-type="float" office:value="-0.00580631419263923">
            <text:p>-0.0058063142</text:p>
          </table:table-cell>
          <table:table-cell table:style-name="ce3" table:formula="of:=SIN(PI()*2/257*([.IU$1]+191)*[.$B60]*[.$B60])/[.$B60]/[.$B60]" office:value-type="float" office:value="0.00680366602909257">
            <text:p>0.006803666</text:p>
          </table:table-cell>
          <table:table-cell table:style-name="ce3" table:formula="of:=SIN(PI()*2/257*([.IV$1]+191)*[.$B60]*[.$B60])/[.$B60]/[.$B60]" office:value-type="float" office:value="-0.0068356417411491">
            <text:p>-0.0068356417</text:p>
          </table:table-cell>
          <table:table-cell table:style-name="ce3" table:formula="of:=SIN(PI()*2/257*([.IW$1]+191)*[.$B60]*[.$B60])/[.$B60]/[.$B60]" office:value-type="float" office:value="0.00589770427645381">
            <text:p>0.0058977043</text:p>
          </table:table-cell>
          <table:table-cell table:style-name="ce3" table:formula="of:=SIN(PI()*2/257*([.IX$1]+191)*[.$B60]*[.$B60])/[.$B60]/[.$B60]" office:value-type="float" office:value="-0.00412293812661957">
            <text:p>-0.0041229381</text:p>
          </table:table-cell>
          <table:table-cell table:style-name="ce3" table:formula="of:=SIN(PI()*2/257*([.IY$1]+191)*[.$B60]*[.$B60])/[.$B60]/[.$B60]" office:value-type="float" office:value="0.00176316589142363">
            <text:p>0.00176316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3" table:formula="of:=SIN(PI()*2/257*([.C$1]+191)*[.$B61]*[.$B61])/[.$B61]/[.$B61]" office:value-type="float" office:value="-0.00345457065668671">
            <text:p>-0.0034545707</text:p>
          </table:table-cell>
          <table:table-cell table:style-name="ce3" table:formula="of:=SIN(PI()*2/257*([.D$1]+191)*[.$B61]*[.$B61])/[.$B61]/[.$B61]" office:value-type="float" office:value="0.00591174491072424">
            <text:p>0.0059117449</text:p>
          </table:table-cell>
          <table:table-cell table:style-name="ce3" table:formula="of:=SIN(PI()*2/257*([.E$1]+191)*[.$B61]*[.$B61])/[.$B61]/[.$B61]" office:value-type="float" office:value="-0.00303135804067269">
            <text:p>-0.003031358</text:p>
          </table:table-cell>
          <table:table-cell table:style-name="ce3" table:formula="of:=SIN(PI()*2/257*([.F$1]+191)*[.$B61]*[.$B61])/[.$B61]/[.$B61]" office:value-type="float" office:value="-0.00258596336823799">
            <text:p>-0.0025859634</text:p>
          </table:table-cell>
          <table:table-cell table:style-name="ce3" table:formula="of:=SIN(PI()*2/257*([.G$1]+191)*[.$B61]*[.$B61])/[.$B61]/[.$B61]" office:value-type="float" office:value="0.00586848553410569">
            <text:p>0.0058684855</text:p>
          </table:table-cell>
          <table:table-cell table:style-name="ce3" table:formula="of:=SIN(PI()*2/257*([.H$1]+191)*[.$B61]*[.$B61])/[.$B61]/[.$B61]" office:value-type="float" office:value="-0.00385250434484734">
            <text:p>-0.0038525043</text:p>
          </table:table-cell>
          <table:table-cell table:style-name="ce3" table:formula="of:=SIN(PI()*2/257*([.I$1]+191)*[.$B61]*[.$B61])/[.$B61]/[.$B61]" office:value-type="float" office:value="-0.00164180308006083">
            <text:p>-0.0016418031</text:p>
          </table:table-cell>
          <table:table-cell table:style-name="ce3" table:formula="of:=SIN(PI()*2/257*([.J$1]+191)*[.$B61]*[.$B61])/[.$B61]/[.$B61]" office:value-type="float" office:value="0.00565376909378169">
            <text:p>0.0056537691</text:p>
          </table:table-cell>
          <table:table-cell table:style-name="ce3" table:formula="of:=SIN(PI()*2/257*([.K$1]+191)*[.$B61]*[.$B61])/[.$B61]/[.$B61]" office:value-type="float" office:value="-0.00456109365641429">
            <text:p>-0.0045610937</text:p>
          </table:table-cell>
          <table:table-cell table:style-name="ce3" table:formula="of:=SIN(PI()*2/257*([.L$1]+191)*[.$B61]*[.$B61])/[.$B61]/[.$B61]" office:value-type="float" office:value="-0.000649674924593597">
            <text:p>-0.0006496749</text:p>
          </table:table-cell>
          <table:table-cell table:style-name="ce3" table:formula="of:=SIN(PI()*2/257*([.M$1]+191)*[.$B61]*[.$B61])/[.$B61]/[.$B61]" office:value-type="float" office:value="0.00527386886931843">
            <text:p>0.0052738689</text:p>
          </table:table-cell>
          <table:table-cell table:style-name="ce3" table:formula="of:=SIN(PI()*2/257*([.N$1]+191)*[.$B61]*[.$B61])/[.$B61]/[.$B61]" office:value-type="float" office:value="-0.00513642342068027">
            <text:p>-0.0051364234</text:p>
          </table:table-cell>
          <table:table-cell table:style-name="ce3" table:formula="of:=SIN(PI()*2/257*([.O$1]+191)*[.$B61]*[.$B61])/[.$B61]/[.$B61]" office:value-type="float" office:value="0.00036143450880006">
            <text:p>0.0003614345</text:p>
          </table:table-cell>
          <table:table-cell table:style-name="ce3" table:formula="of:=SIN(PI()*2/257*([.P$1]+191)*[.$B61]*[.$B61])/[.$B61]/[.$B61]" office:value-type="float" office:value="0.00473988424514986">
            <text:p>0.0047398842</text:p>
          </table:table-cell>
          <table:table-cell table:style-name="ce3" table:formula="of:=SIN(PI()*2/257*([.Q$1]+191)*[.$B61]*[.$B61])/[.$B61]/[.$B61]" office:value-type="float" office:value="-0.00556168447087376">
            <text:p>-0.0055616845</text:p>
          </table:table-cell>
          <table:table-cell table:style-name="ce3" table:formula="of:=SIN(PI()*2/257*([.R$1]+191)*[.$B61]*[.$B61])/[.$B61]/[.$B61]" office:value-type="float" office:value="0.00136198406277735">
            <text:p>0.0013619841</text:p>
          </table:table-cell>
          <table:table-cell table:style-name="ce3" table:formula="of:=SIN(PI()*2/257*([.S$1]+191)*[.$B61]*[.$B61])/[.$B61]/[.$B61]" office:value-type="float" office:value="0.00406741642454976">
            <text:p>0.0040674164</text:p>
          </table:table-cell>
          <table:table-cell table:style-name="ce3" table:formula="of:=SIN(PI()*2/257*([.T$1]+191)*[.$B61]*[.$B61])/[.$B61]/[.$B61]" office:value-type="float" office:value="-0.00582445213446997">
            <text:p>-0.0058244521</text:p>
          </table:table-cell>
          <table:table-cell table:style-name="ce3" table:formula="of:=SIN(PI()*2/257*([.U$1]+191)*[.$B61]*[.$B61])/[.$B61]/[.$B61]" office:value-type="float" office:value="0.00232274110353117">
            <text:p>0.0023227411</text:p>
          </table:table-cell>
          <table:table-cell table:style-name="ce3" table:formula="of:=SIN(PI()*2/257*([.V$1]+191)*[.$B61]*[.$B61])/[.$B61]/[.$B61]" office:value-type="float" office:value="0.00327611261586196">
            <text:p>0.0032761126</text:p>
          </table:table-cell>
          <table:table-cell table:style-name="ce3" table:formula="of:=SIN(PI()*2/257*([.W$1]+191)*[.$B61]*[.$B61])/[.$B61]/[.$B61]" office:value-type="float" office:value="-0.00591704923960349">
            <text:p>-0.0059170492</text:p>
          </table:table-cell>
          <table:table-cell table:style-name="ce3" table:formula="of:=SIN(PI()*2/257*([.X$1]+191)*[.$B61]*[.$B61])/[.$B61]/[.$B61]" office:value-type="float" office:value="0.00321563559830976">
            <text:p>0.0032156356</text:p>
          </table:table-cell>
          <table:table-cell table:style-name="ce3" table:formula="of:=SIN(PI()*2/257*([.Y$1]+191)*[.$B61]*[.$B61])/[.$B61]/[.$B61]" office:value-type="float" office:value="0.00238909200831412">
            <text:p>0.002389092</text:p>
          </table:table-cell>
          <table:table-cell table:style-name="ce3" table:formula="of:=SIN(PI()*2/257*([.Z$1]+191)*[.$B61]*[.$B61])/[.$B61]/[.$B61]" office:value-type="float" office:value="-0.00583677041575532">
            <text:p>-0.0058367704</text:p>
          </table:table-cell>
          <table:table-cell table:style-name="ce3" table:formula="of:=SIN(PI()*2/257*([.AA$1]+191)*[.$B61]*[.$B61])/[.$B61]/[.$B61]" office:value-type="float" office:value="0.00401458022571189">
            <text:p>0.0040145802</text:p>
          </table:table-cell>
          <table:table-cell table:style-name="ce3" table:formula="of:=SIN(PI()*2/257*([.AB$1]+191)*[.$B61]*[.$B61])/[.$B61]/[.$B61]" office:value-type="float" office:value="0.00143227030842467">
            <text:p>0.0014322703</text:p>
          </table:table-cell>
          <table:table-cell table:style-name="ce3" table:formula="of:=SIN(PI()*2/257*([.AC$1]+191)*[.$B61]*[.$B61])/[.$B61]/[.$B61]" office:value-type="float" office:value="-0.00558596113542145">
            <text:p>-0.0055859611</text:p>
          </table:table-cell>
          <table:table-cell table:style-name="ce3" table:formula="of:=SIN(PI()*2/257*([.AD$1]+191)*[.$B61]*[.$B61])/[.$B61]/[.$B61]" office:value-type="float" office:value="0.0046962325579365">
            <text:p>0.0046962326</text:p>
          </table:table-cell>
          <table:table-cell table:style-name="ce3" table:formula="of:=SIN(PI()*2/257*([.AE$1]+191)*[.$B61]*[.$B61])/[.$B61]/[.$B61]" office:value-type="float" office:value="0.000433602571753147">
            <text:p>0.0004336026</text:p>
          </table:table-cell>
          <table:table-cell table:style-name="ce3" table:formula="of:=SIN(PI()*2/257*([.AF$1]+191)*[.$B61]*[.$B61])/[.$B61]/[.$B61]" office:value-type="float" office:value="-0.005171949187434">
            <text:p>-0.0051719492</text:p>
          </table:table-cell>
          <table:table-cell table:style-name="ce3" table:formula="of:=SIN(PI()*2/257*([.AG$1]+191)*[.$B61]*[.$B61])/[.$B61]/[.$B61]" office:value-type="float" office:value="0.00524067704664148">
            <text:p>0.005240677</text:p>
          </table:table-cell>
          <table:table-cell table:style-name="ce3" table:formula="of:=SIN(PI()*2/257*([.AH$1]+191)*[.$B61]*[.$B61])/[.$B61]/[.$B61]" office:value-type="float" office:value="-0.000577733548156246">
            <text:p>-0.0005777335</text:p>
          </table:table-cell>
          <table:table-cell table:style-name="ce3" table:formula="of:=SIN(PI()*2/257*([.AI$1]+191)*[.$B61]*[.$B61])/[.$B61]/[.$B61]" office:value-type="float" office:value="-0.00460683058404905">
            <text:p>-0.0046068306</text:p>
          </table:table-cell>
          <table:table-cell table:style-name="ce3" table:formula="of:=SIN(PI()*2/257*([.AJ$1]+191)*[.$B61]*[.$B61])/[.$B61]/[.$B61]" office:value-type="float" office:value="0.00563200688710765">
            <text:p>0.0056320069</text:p>
          </table:table-cell>
          <table:table-cell table:style-name="ce3" table:formula="of:=SIN(PI()*2/257*([.AK$1]+191)*[.$B61]*[.$B61])/[.$B61]/[.$B61]" office:value-type="float" office:value="-0.00157219027095383">
            <text:p>-0.0015721903</text:p>
          </table:table-cell>
          <table:table-cell table:style-name="ce3" table:formula="of:=SIN(PI()*2/257*([.AL$1]+191)*[.$B61]*[.$B61])/[.$B61]/[.$B61]" office:value-type="float" office:value="-0.00390711615686139">
            <text:p>-0.0039071162</text:p>
          </table:table-cell>
          <table:table-cell table:style-name="ce3" table:formula="of:=SIN(PI()*2/257*([.AM$1]+191)*[.$B61]*[.$B61])/[.$B61]/[.$B61]" office:value-type="float" office:value="0.0058587887606372">
            <text:p>0.0058587888</text:p>
          </table:table-cell>
          <table:table-cell table:style-name="ce3" table:formula="of:=SIN(PI()*2/257*([.AN$1]+191)*[.$B61]*[.$B61])/[.$B61]/[.$B61]" office:value-type="float" office:value="-0.00252071297450832">
            <text:p>-0.002520713</text:p>
          </table:table-cell>
          <table:table-cell table:style-name="ce3" table:formula="of:=SIN(PI()*2/257*([.AO$1]+191)*[.$B61]*[.$B61])/[.$B61]/[.$B61]" office:value-type="float" office:value="-0.00309324916681631">
            <text:p>-0.0030932492</text:p>
          </table:table-cell>
          <table:table-cell table:style-name="ce3" table:formula="of:=SIN(PI()*2/257*([.AP$1]+191)*[.$B61]*[.$B61])/[.$B61]/[.$B61]" office:value-type="float" office:value="0.00591439687699699">
            <text:p>0.0059143969</text:p>
          </table:table-cell>
          <table:table-cell table:style-name="ce3" table:formula="of:=SIN(PI()*2/257*([.AQ$1]+191)*[.$B61]*[.$B61])/[.$B61]/[.$B61]" office:value-type="float" office:value="-0.00339558907153523">
            <text:p>-0.0033955891</text:p>
          </table:table-cell>
          <table:table-cell table:style-name="ce3" table:formula="of:=SIN(PI()*2/257*([.AR$1]+191)*[.$B61]*[.$B61])/[.$B61]/[.$B61]" office:value-type="float" office:value="-0.00218900802208237">
            <text:p>-0.002189008</text:p>
          </table:table-cell>
          <table:table-cell table:style-name="ce3" table:formula="of:=SIN(PI()*2/257*([.AS$1]+191)*[.$B61]*[.$B61])/[.$B61]/[.$B61]" office:value-type="float" office:value="0.00579720655733359">
            <text:p>0.0057972066</text:p>
          </table:table-cell>
          <table:table-cell table:style-name="ce3" table:formula="of:=SIN(PI()*2/257*([.AT$1]+191)*[.$B61]*[.$B61])/[.$B61]/[.$B61]" office:value-type="float" office:value="-0.00417125767654798">
            <text:p>-0.0041712577</text:p>
          </table:table-cell>
          <table:table-cell table:style-name="ce3" table:formula="of:=SIN(PI()*2/257*([.AU$1]+191)*[.$B61]*[.$B61])/[.$B61]/[.$B61]" office:value-type="float" office:value="-0.00122081155434108">
            <text:p>-0.0012208116</text:p>
          </table:table-cell>
          <table:table-cell table:style-name="ce3" table:formula="of:=SIN(PI()*2/257*([.AV$1]+191)*[.$B61]*[.$B61])/[.$B61]/[.$B61]" office:value-type="float" office:value="0.00551064170172891">
            <text:p>0.0055106417</text:p>
          </table:table-cell>
          <table:table-cell table:style-name="ce3" table:formula="of:=SIN(PI()*2/257*([.AW$1]+191)*[.$B61]*[.$B61])/[.$B61]/[.$B61]" office:value-type="float" office:value="-0.0048250564074635">
            <text:p>-0.0048250564</text:p>
          </table:table-cell>
          <table:table-cell table:style-name="ce3" table:formula="of:=SIN(PI()*2/257*([.AX$1]+191)*[.$B61]*[.$B61])/[.$B61]/[.$B61]" office:value-type="float" office:value="-0.000216947150942303">
            <text:p>-0.0002169472</text:p>
          </table:table-cell>
          <table:table-cell table:style-name="ce3" table:formula="of:=SIN(PI()*2/257*([.AY$1]+191)*[.$B61]*[.$B61])/[.$B61]/[.$B61]" office:value-type="float" office:value="0.00506307475455897">
            <text:p>0.0050630748</text:p>
          </table:table-cell>
          <table:table-cell table:style-name="ce3" table:formula="of:=SIN(PI()*2/257*([.AZ$1]+191)*[.$B61]*[.$B61])/[.$B61]/[.$B61]" office:value-type="float" office:value="-0.00533788350284766">
            <text:p>-0.0053378835</text:p>
          </table:table-cell>
          <table:table-cell table:style-name="ce3" table:formula="of:=SIN(PI()*2/257*([.BA$1]+191)*[.$B61]*[.$B61])/[.$B61]/[.$B61]" office:value-type="float" office:value="0.000793255705755086">
            <text:p>0.0007932557</text:p>
          </table:table-cell>
          <table:table-cell table:style-name="ce3" table:formula="of:=SIN(PI()*2/257*([.BB$1]+191)*[.$B61]*[.$B61])/[.$B61]/[.$B61]" office:value-type="float" office:value="0.00446758209032094">
            <text:p>0.0044675821</text:p>
          </table:table-cell>
          <table:table-cell table:style-name="ce3" table:formula="of:=SIN(PI()*2/257*([.BC$1]+191)*[.$B61]*[.$B61])/[.$B61]/[.$B61]" office:value-type="float" office:value="-0.00569475591001043">
            <text:p>-0.0056947559</text:p>
          </table:table-cell>
          <table:table-cell table:style-name="ce3" table:formula="of:=SIN(PI()*2/257*([.BD$1]+191)*[.$B61]*[.$B61])/[.$B61]/[.$B61]" office:value-type="float" office:value="0.00178028234547281">
            <text:p>0.0017802823</text:p>
          </table:table-cell>
          <table:table-cell table:style-name="ce3" table:formula="of:=SIN(PI()*2/257*([.BE$1]+191)*[.$B61]*[.$B61])/[.$B61]/[.$B61]" office:value-type="float" office:value="0.0037415619667204">
            <text:p>0.003741562</text:p>
          </table:table-cell>
          <table:table-cell table:style-name="ce3" table:formula="of:=SIN(PI()*2/257*([.BF$1]+191)*[.$B61]*[.$B61])/[.$B61]/[.$B61]" office:value-type="float" office:value="-0.00588524703853284">
            <text:p>-0.005885247</text:p>
          </table:table-cell>
          <table:table-cell table:style-name="ce3" table:formula="of:=SIN(PI()*2/257*([.BG$1]+191)*[.$B61]*[.$B61])/[.$B61]/[.$B61]" office:value-type="float" office:value="0.00271529522767996">
            <text:p>0.0027152952</text:p>
          </table:table-cell>
          <table:table-cell table:style-name="ce3" table:formula="of:=SIN(PI()*2/257*([.BH$1]+191)*[.$B61]*[.$B61])/[.$B61]/[.$B61]" office:value-type="float" office:value="0.00290622620712632">
            <text:p>0.0029062262</text:p>
          </table:table-cell>
          <table:table-cell table:style-name="ce3" table:formula="of:=SIN(PI()*2/257*([.BI$1]+191)*[.$B61]*[.$B61])/[.$B61]/[.$B61]" office:value-type="float" office:value="-0.00590379138955266">
            <text:p>-0.0059037914</text:p>
          </table:table-cell>
          <table:table-cell table:style-name="ce3" table:formula="of:=SIN(PI()*2/257*([.BJ$1]+191)*[.$B61]*[.$B61])/[.$B61]/[.$B61]" office:value-type="float" office:value="0.00357097647583561">
            <text:p>0.0035709765</text:p>
          </table:table-cell>
          <table:table-cell table:style-name="ce3" table:formula="of:=SIN(PI()*2/257*([.BK$1]+191)*[.$B61]*[.$B61])/[.$B61]/[.$B61]" office:value-type="float" office:value="0.0019859804636789">
            <text:p>0.0019859805</text:p>
          </table:table-cell>
          <table:table-cell table:style-name="ce3" table:formula="of:=SIN(PI()*2/257*([.BL$1]+191)*[.$B61]*[.$B61])/[.$B61]/[.$B61]" office:value-type="float" office:value="-0.00574984716059727">
            <text:p>-0.0057498472</text:p>
          </table:table-cell>
          <table:table-cell table:style-name="ce3" table:formula="of:=SIN(PI()*2/257*([.BM$1]+191)*[.$B61]*[.$B61])/[.$B61]/[.$B61]" office:value-type="float" office:value="0.00432232601224795">
            <text:p>0.004322326</text:p>
          </table:table-cell>
          <table:table-cell table:style-name="ce3" table:formula="of:=SIN(PI()*2/257*([.BN$1]+191)*[.$B61]*[.$B61])/[.$B61]/[.$B61]" office:value-type="float" office:value="0.0010077111676641">
            <text:p>0.0010077112</text:p>
          </table:table-cell>
          <table:table-cell table:style-name="ce3" table:formula="of:=SIN(PI()*2/257*([.BO$1]+191)*[.$B61]*[.$B61])/[.$B61]/[.$B61]" office:value-type="float" office:value="-0.00542791207519642">
            <text:p>-0.0054279121</text:p>
          </table:table-cell>
          <table:table-cell table:style-name="ce3" table:formula="of:=SIN(PI()*2/257*([.BP$1]+191)*[.$B61]*[.$B61])/[.$B61]/[.$B61]" office:value-type="float" office:value="0.00494739197479352">
            <text:p>0.004947392</text:p>
          </table:table-cell>
          <table:table-cell table:style-name="ce3" table:formula="of:=SIN(PI()*2/257*([.BQ$1]+191)*[.$B61]*[.$B61])/[.$B61]/[.$B61]" office:value-type="float" office:value="-3.47096155217487E-017">
            <text:p>-3.47096155217487E-017</text:p>
          </table:table-cell>
          <table:table-cell table:style-name="ce3" table:formula="of:=SIN(PI()*2/257*([.BR$1]+191)*[.$B61]*[.$B61])/[.$B61]/[.$B61]" office:value-type="float" office:value="-0.00494739197479348">
            <text:p>-0.004947392</text:p>
          </table:table-cell>
          <table:table-cell table:style-name="ce3" table:formula="of:=SIN(PI()*2/257*([.BS$1]+191)*[.$B61]*[.$B61])/[.$B61]/[.$B61]" office:value-type="float" office:value="0.00542791207519644">
            <text:p>0.0054279121</text:p>
          </table:table-cell>
          <table:table-cell table:style-name="ce3" table:formula="of:=SIN(PI()*2/257*([.BT$1]+191)*[.$B61]*[.$B61])/[.$B61]/[.$B61]" office:value-type="float" office:value="-0.00100771116766417">
            <text:p>-0.0010077112</text:p>
          </table:table-cell>
          <table:table-cell table:style-name="ce3" table:formula="of:=SIN(PI()*2/257*([.BU$1]+191)*[.$B61]*[.$B61])/[.$B61]/[.$B61]" office:value-type="float" office:value="-0.0043223260122479">
            <text:p>-0.004322326</text:p>
          </table:table-cell>
          <table:table-cell table:style-name="ce3" table:formula="of:=SIN(PI()*2/257*([.BV$1]+191)*[.$B61]*[.$B61])/[.$B61]/[.$B61]" office:value-type="float" office:value="0.00574984716059761">
            <text:p>0.0057498472</text:p>
          </table:table-cell>
          <table:table-cell table:style-name="ce3" table:formula="of:=SIN(PI()*2/257*([.BW$1]+191)*[.$B61]*[.$B61])/[.$B61]/[.$B61]" office:value-type="float" office:value="-0.00198598046367897">
            <text:p>-0.0019859805</text:p>
          </table:table-cell>
          <table:table-cell table:style-name="ce3" table:formula="of:=SIN(PI()*2/257*([.BX$1]+191)*[.$B61]*[.$B61])/[.$B61]/[.$B61]" office:value-type="float" office:value="-0.00357097647583448">
            <text:p>-0.0035709765</text:p>
          </table:table-cell>
          <table:table-cell table:style-name="ce3" table:formula="of:=SIN(PI()*2/257*([.BY$1]+191)*[.$B61]*[.$B61])/[.$B61]/[.$B61]" office:value-type="float" office:value="0.00590379138955276">
            <text:p>0.0059037914</text:p>
          </table:table-cell>
          <table:table-cell table:style-name="ce3" table:formula="of:=SIN(PI()*2/257*([.BZ$1]+191)*[.$B61]*[.$B61])/[.$B61]/[.$B61]" office:value-type="float" office:value="-0.00290622620712638">
            <text:p>-0.0029062262</text:p>
          </table:table-cell>
          <table:table-cell table:style-name="ce3" table:formula="of:=SIN(PI()*2/257*([.CA$1]+191)*[.$B61]*[.$B61])/[.$B61]/[.$B61]" office:value-type="float" office:value="-0.0027152952276787">
            <text:p>-0.0027152952</text:p>
          </table:table-cell>
          <table:table-cell table:style-name="ce3" table:formula="of:=SIN(PI()*2/257*([.CB$1]+191)*[.$B61]*[.$B61])/[.$B61]/[.$B61]" office:value-type="float" office:value="0.00588524703853276">
            <text:p>0.005885247</text:p>
          </table:table-cell>
          <table:table-cell table:style-name="ce3" table:formula="of:=SIN(PI()*2/257*([.CC$1]+191)*[.$B61]*[.$B61])/[.$B61]/[.$B61]" office:value-type="float" office:value="-0.0037415619667215">
            <text:p>-0.003741562</text:p>
          </table:table-cell>
          <table:table-cell table:style-name="ce3" table:formula="of:=SIN(PI()*2/257*([.CD$1]+191)*[.$B61]*[.$B61])/[.$B61]/[.$B61]" office:value-type="float" office:value="-0.00178028234547082">
            <text:p>-0.0017802823</text:p>
          </table:table-cell>
          <table:table-cell table:style-name="ce3" table:formula="of:=SIN(PI()*2/257*([.CE$1]+191)*[.$B61]*[.$B61])/[.$B61]/[.$B61]" office:value-type="float" office:value="0.00569475591001041">
            <text:p>0.0056947559</text:p>
          </table:table-cell>
          <table:table-cell table:style-name="ce3" table:formula="of:=SIN(PI()*2/257*([.CF$1]+191)*[.$B61]*[.$B61])/[.$B61]/[.$B61]" office:value-type="float" office:value="-0.00446758209032186">
            <text:p>-0.0044675821</text:p>
          </table:table-cell>
          <table:table-cell table:style-name="ce3" table:formula="of:=SIN(PI()*2/257*([.CG$1]+191)*[.$B61]*[.$B61])/[.$B61]/[.$B61]" office:value-type="float" office:value="-0.00079325570575435">
            <text:p>-0.0007932557</text:p>
          </table:table-cell>
          <table:table-cell table:style-name="ce3" table:formula="of:=SIN(PI()*2/257*([.CH$1]+191)*[.$B61]*[.$B61])/[.$B61]/[.$B61]" office:value-type="float" office:value="0.00533788350284705">
            <text:p>0.0053378835</text:p>
          </table:table-cell>
          <table:table-cell table:style-name="ce3" table:formula="of:=SIN(PI()*2/257*([.CI$1]+191)*[.$B61]*[.$B61])/[.$B61]/[.$B61]" office:value-type="float" office:value="-0.00506307475456005">
            <text:p>-0.0050630748</text:p>
          </table:table-cell>
          <table:table-cell table:style-name="ce3" table:formula="of:=SIN(PI()*2/257*([.CJ$1]+191)*[.$B61]*[.$B61])/[.$B61]/[.$B61]" office:value-type="float" office:value="0.000216947150942373">
            <text:p>0.0002169472</text:p>
          </table:table-cell>
          <table:table-cell table:style-name="ce3" table:formula="of:=SIN(PI()*2/257*([.CK$1]+191)*[.$B61]*[.$B61])/[.$B61]/[.$B61]" office:value-type="float" office:value="0.00482505640746268">
            <text:p>0.0048250564</text:p>
          </table:table-cell>
          <table:table-cell table:style-name="ce3" table:formula="of:=SIN(PI()*2/257*([.CL$1]+191)*[.$B61]*[.$B61])/[.$B61]/[.$B61]" office:value-type="float" office:value="-0.00551064170172918">
            <text:p>-0.0055106417</text:p>
          </table:table-cell>
          <table:table-cell table:style-name="ce3" table:formula="of:=SIN(PI()*2/257*([.CM$1]+191)*[.$B61]*[.$B61])/[.$B61]/[.$B61]" office:value-type="float" office:value="0.00122081155434246">
            <text:p>0.0012208116</text:p>
          </table:table-cell>
          <table:table-cell table:style-name="ce3" table:formula="of:=SIN(PI()*2/257*([.CN$1]+191)*[.$B61]*[.$B61])/[.$B61]/[.$B61]" office:value-type="float" office:value="0.00417125767654649">
            <text:p>0.0041712577</text:p>
          </table:table-cell>
          <table:table-cell table:style-name="ce3" table:formula="of:=SIN(PI()*2/257*([.CO$1]+191)*[.$B61]*[.$B61])/[.$B61]/[.$B61]" office:value-type="float" office:value="-0.0057972065573336">
            <text:p>-0.0057972066</text:p>
          </table:table-cell>
          <table:table-cell table:style-name="ce3" table:formula="of:=SIN(PI()*2/257*([.CP$1]+191)*[.$B61]*[.$B61])/[.$B61]/[.$B61]" office:value-type="float" office:value="0.00218900802208369">
            <text:p>0.002189008</text:p>
          </table:table-cell>
          <table:table-cell table:style-name="ce3" table:formula="of:=SIN(PI()*2/257*([.CQ$1]+191)*[.$B61]*[.$B61])/[.$B61]/[.$B61]" office:value-type="float" office:value="0.00339558907153462">
            <text:p>0.0033955891</text:p>
          </table:table-cell>
          <table:table-cell table:style-name="ce3" table:formula="of:=SIN(PI()*2/257*([.CR$1]+191)*[.$B61]*[.$B61])/[.$B61]/[.$B61]" office:value-type="float" office:value="-0.00591439687699703">
            <text:p>-0.0059143969</text:p>
          </table:table-cell>
          <table:table-cell table:style-name="ce3" table:formula="of:=SIN(PI()*2/257*([.CS$1]+191)*[.$B61]*[.$B61])/[.$B61]/[.$B61]" office:value-type="float" office:value="0.00309324916681809">
            <text:p>0.0030932492</text:p>
          </table:table-cell>
          <table:table-cell table:style-name="ce3" table:formula="of:=SIN(PI()*2/257*([.CT$1]+191)*[.$B61]*[.$B61])/[.$B61]/[.$B61]" office:value-type="float" office:value="0.00252071297450826">
            <text:p>0.002520713</text:p>
          </table:table-cell>
          <table:table-cell table:style-name="ce3" table:formula="of:=SIN(PI()*2/257*([.CU$1]+191)*[.$B61]*[.$B61])/[.$B61]/[.$B61]" office:value-type="float" office:value="-0.005858788760637">
            <text:p>-0.0058587888</text:p>
          </table:table-cell>
          <table:table-cell table:style-name="ce3" table:formula="of:=SIN(PI()*2/257*([.CV$1]+191)*[.$B61]*[.$B61])/[.$B61]/[.$B61]" office:value-type="float" office:value="0.00390711615686195">
            <text:p>0.0039071162</text:p>
          </table:table-cell>
          <table:table-cell table:style-name="ce3" table:formula="of:=SIN(PI()*2/257*([.CW$1]+191)*[.$B61]*[.$B61])/[.$B61]/[.$B61]" office:value-type="float" office:value="0.00157219027095247">
            <text:p>0.0015721903</text:p>
          </table:table-cell>
          <table:table-cell table:style-name="ce3" table:formula="of:=SIN(PI()*2/257*([.CX$1]+191)*[.$B61]*[.$B61])/[.$B61]/[.$B61]" office:value-type="float" office:value="-0.00563200688710701">
            <text:p>-0.0056320069</text:p>
          </table:table-cell>
          <table:table-cell table:style-name="ce3" table:formula="of:=SIN(PI()*2/257*([.CY$1]+191)*[.$B61]*[.$B61])/[.$B61]/[.$B61]" office:value-type="float" office:value="0.00460683058404909">
            <text:p>0.0046068306</text:p>
          </table:table-cell>
          <table:table-cell table:style-name="ce3" table:formula="of:=SIN(PI()*2/257*([.CZ$1]+191)*[.$B61]*[.$B61])/[.$B61]/[.$B61]" office:value-type="float" office:value="0.000577733548154838">
            <text:p>0.0005777335</text:p>
          </table:table-cell>
          <table:table-cell table:style-name="ce3" table:formula="of:=SIN(PI()*2/257*([.DA$1]+191)*[.$B61]*[.$B61])/[.$B61]/[.$B61]" office:value-type="float" office:value="-0.00524067704664113">
            <text:p>-0.005240677</text:p>
          </table:table-cell>
          <table:table-cell table:style-name="ce3" table:formula="of:=SIN(PI()*2/257*([.DB$1]+191)*[.$B61]*[.$B61])/[.$B61]/[.$B61]" office:value-type="float" office:value="0.00517194918743469">
            <text:p>0.0051719492</text:p>
          </table:table-cell>
          <table:table-cell table:style-name="ce3" table:formula="of:=SIN(PI()*2/257*([.DC$1]+191)*[.$B61]*[.$B61])/[.$B61]/[.$B61]" office:value-type="float" office:value="-0.000433602571753887">
            <text:p>-0.0004336026</text:p>
          </table:table-cell>
          <table:table-cell table:style-name="ce3" table:formula="of:=SIN(PI()*2/257*([.DD$1]+191)*[.$B61]*[.$B61])/[.$B61]/[.$B61]" office:value-type="float" office:value="-0.00469623255793646">
            <text:p>-0.0046962326</text:p>
          </table:table-cell>
          <table:table-cell table:style-name="ce3" table:formula="of:=SIN(PI()*2/257*([.DE$1]+191)*[.$B61]*[.$B61])/[.$B61]/[.$B61]" office:value-type="float" office:value="0.00558596113542192">
            <text:p>0.0055859611</text:p>
          </table:table-cell>
          <table:table-cell table:style-name="ce3" table:formula="of:=SIN(PI()*2/257*([.DF$1]+191)*[.$B61]*[.$B61])/[.$B61]/[.$B61]" office:value-type="float" office:value="-0.00143227030842539">
            <text:p>-0.0014322703</text:p>
          </table:table-cell>
          <table:table-cell table:style-name="ce3" table:formula="of:=SIN(PI()*2/257*([.DG$1]+191)*[.$B61]*[.$B61])/[.$B61]/[.$B61]" office:value-type="float" office:value="-0.00401458022571184">
            <text:p>-0.0040145802</text:p>
          </table:table-cell>
          <table:table-cell table:style-name="ce3" table:formula="of:=SIN(PI()*2/257*([.DH$1]+191)*[.$B61]*[.$B61])/[.$B61]/[.$B61]" office:value-type="float" office:value="0.00583677041575544">
            <text:p>0.0058367704</text:p>
          </table:table-cell>
          <table:table-cell table:style-name="ce3" table:formula="of:=SIN(PI()*2/257*([.DI$1]+191)*[.$B61]*[.$B61])/[.$B61]/[.$B61]" office:value-type="float" office:value="-0.0023890920083148">
            <text:p>-0.002389092</text:p>
          </table:table-cell>
          <table:table-cell table:style-name="ce3" table:formula="of:=SIN(PI()*2/257*([.DJ$1]+191)*[.$B61]*[.$B61])/[.$B61]/[.$B61]" office:value-type="float" office:value="-0.0032156355983097">
            <text:p>-0.0032156356</text:p>
          </table:table-cell>
          <table:table-cell table:style-name="ce3" table:formula="of:=SIN(PI()*2/257*([.DK$1]+191)*[.$B61]*[.$B61])/[.$B61]/[.$B61]" office:value-type="float" office:value="0.00591704923960349">
            <text:p>0.0059170492</text:p>
          </table:table-cell>
          <table:table-cell table:style-name="ce3" table:formula="of:=SIN(PI()*2/257*([.DL$1]+191)*[.$B61]*[.$B61])/[.$B61]/[.$B61]" office:value-type="float" office:value="-0.00327611261586314">
            <text:p>-0.0032761126</text:p>
          </table:table-cell>
          <table:table-cell table:style-name="ce3" table:formula="of:=SIN(PI()*2/257*([.DM$1]+191)*[.$B61]*[.$B61])/[.$B61]/[.$B61]" office:value-type="float" office:value="-0.00232274110352925">
            <text:p>-0.0023227411</text:p>
          </table:table-cell>
          <table:table-cell table:style-name="ce3" table:formula="of:=SIN(PI()*2/257*([.DN$1]+191)*[.$B61]*[.$B61])/[.$B61]/[.$B61]" office:value-type="float" office:value="0.00582445213446984">
            <text:p>0.0058244521</text:p>
          </table:table-cell>
          <table:table-cell table:style-name="ce3" table:formula="of:=SIN(PI()*2/257*([.DO$1]+191)*[.$B61]*[.$B61])/[.$B61]/[.$B61]" office:value-type="float" office:value="-0.00406741642454981">
            <text:p>-0.0040674164</text:p>
          </table:table-cell>
          <table:table-cell table:style-name="ce3" table:formula="of:=SIN(PI()*2/257*([.DP$1]+191)*[.$B61]*[.$B61])/[.$B61]/[.$B61]" office:value-type="float" office:value="-0.00136198406277663">
            <text:p>-0.0013619841</text:p>
          </table:table-cell>
          <table:table-cell table:style-name="ce3" table:formula="of:=SIN(PI()*2/257*([.DQ$1]+191)*[.$B61]*[.$B61])/[.$B61]/[.$B61]" office:value-type="float" office:value="0.00556168447087328">
            <text:p>0.0055616845</text:p>
          </table:table-cell>
          <table:table-cell table:style-name="ce3" table:formula="of:=SIN(PI()*2/257*([.DR$1]+191)*[.$B61]*[.$B61])/[.$B61]/[.$B61]" office:value-type="float" office:value="-0.00473988424515031">
            <text:p>-0.0047398842</text:p>
          </table:table-cell>
          <table:table-cell table:style-name="ce3" table:formula="of:=SIN(PI()*2/257*([.DS$1]+191)*[.$B61]*[.$B61])/[.$B61]/[.$B61]" office:value-type="float" office:value="-0.00036143450879932">
            <text:p>-0.0003614345</text:p>
          </table:table-cell>
          <table:table-cell table:style-name="ce3" table:formula="of:=SIN(PI()*2/257*([.DT$1]+191)*[.$B61]*[.$B61])/[.$B61]/[.$B61]" office:value-type="float" office:value="0.00513642342068024">
            <text:p>0.0051364234</text:p>
          </table:table-cell>
          <table:table-cell table:style-name="ce3" table:formula="of:=SIN(PI()*2/257*([.DU$1]+191)*[.$B61]*[.$B61])/[.$B61]/[.$B61]" office:value-type="float" office:value="-0.00527386886931877">
            <text:p>-0.0052738689</text:p>
          </table:table-cell>
          <table:table-cell table:style-name="ce3" table:formula="of:=SIN(PI()*2/257*([.DV$1]+191)*[.$B61]*[.$B61])/[.$B61]/[.$B61]" office:value-type="float" office:value="0.000649674924595003">
            <text:p>0.0006496749</text:p>
          </table:table-cell>
          <table:table-cell table:style-name="ce3" table:formula="of:=SIN(PI()*2/257*([.DW$1]+191)*[.$B61]*[.$B61])/[.$B61]/[.$B61]" office:value-type="float" office:value="0.00456109365641296">
            <text:p>0.0045610937</text:p>
          </table:table-cell>
          <table:table-cell table:style-name="ce3" table:formula="of:=SIN(PI()*2/257*([.DX$1]+191)*[.$B61]*[.$B61])/[.$B61]/[.$B61]" office:value-type="float" office:value="-0.00565376909378191">
            <text:p>-0.0056537691</text:p>
          </table:table-cell>
          <table:table-cell table:style-name="ce3" table:formula="of:=SIN(PI()*2/257*([.DY$1]+191)*[.$B61]*[.$B61])/[.$B61]/[.$B61]" office:value-type="float" office:value="0.0016418030800609">
            <text:p>0.0016418031</text:p>
          </table:table-cell>
          <table:table-cell table:style-name="ce3" table:formula="of:=SIN(PI()*2/257*([.DZ$1]+191)*[.$B61]*[.$B61])/[.$B61]/[.$B61]" office:value-type="float" office:value="0.00385250434484678">
            <text:p>0.0038525043</text:p>
          </table:table-cell>
          <table:table-cell table:style-name="ce3" table:formula="of:=SIN(PI()*2/257*([.EA$1]+191)*[.$B61]*[.$B61])/[.$B61]/[.$B61]" office:value-type="float" office:value="-0.00586848553410587">
            <text:p>-0.0058684855</text:p>
          </table:table-cell>
          <table:table-cell table:style-name="ce3" table:formula="of:=SIN(PI()*2/257*([.EB$1]+191)*[.$B61]*[.$B61])/[.$B61]/[.$B61]" office:value-type="float" office:value="0.00258596336823866">
            <text:p>0.0025859634</text:p>
          </table:table-cell>
          <table:table-cell table:style-name="ce3" table:formula="of:=SIN(PI()*2/257*([.EC$1]+191)*[.$B61]*[.$B61])/[.$B61]/[.$B61]" office:value-type="float" office:value="0.00303135804067205">
            <text:p>0.003031358</text:p>
          </table:table-cell>
          <table:table-cell table:style-name="ce3" table:formula="of:=SIN(PI()*2/257*([.ED$1]+191)*[.$B61]*[.$B61])/[.$B61]/[.$B61]" office:value-type="float" office:value="-0.00591174491072424">
            <text:p>-0.0059117449</text:p>
          </table:table-cell>
          <table:table-cell table:style-name="ce3" table:formula="of:=SIN(PI()*2/257*([.EE$1]+191)*[.$B61]*[.$B61])/[.$B61]/[.$B61]" office:value-type="float" office:value="0.00345457065668731">
            <text:p>0.0034545707</text:p>
          </table:table-cell>
          <table:table-cell table:style-name="ce3" table:formula="of:=SIN(PI()*2/257*([.EF$1]+191)*[.$B61]*[.$B61])/[.$B61]/[.$B61]" office:value-type="float" office:value="0.002121645828705">
            <text:p>0.0021216458</text:p>
          </table:table-cell>
          <table:table-cell table:style-name="ce3" table:formula="of:=SIN(PI()*2/257*([.EG$1]+191)*[.$B61]*[.$B61])/[.$B61]/[.$B61]" office:value-type="float" office:value="-0.00578228333269776">
            <text:p>-0.0057822833</text:p>
          </table:table-cell>
          <table:table-cell table:style-name="ce3" table:formula="of:=SIN(PI()*2/257*([.EH$1]+191)*[.$B61]*[.$B61])/[.$B61]/[.$B61]" office:value-type="float" office:value="0.00422224721305578">
            <text:p>0.0042222472</text:p>
          </table:table-cell>
          <table:table-cell table:style-name="ce3" table:formula="of:=SIN(PI()*2/257*([.EI$1]+191)*[.$B61]*[.$B61])/[.$B61]/[.$B61]" office:value-type="float" office:value="0.00114994638649069">
            <text:p>0.0011499464</text:p>
          </table:table-cell>
          <table:table-cell table:style-name="ce3" table:formula="of:=SIN(PI()*2/257*([.EJ$1]+191)*[.$B61]*[.$B61])/[.$B61]/[.$B61]" office:value-type="float" office:value="-0.00548388322428275">
            <text:p>-0.0054838832</text:p>
          </table:table-cell>
          <table:table-cell table:style-name="ce3" table:formula="of:=SIN(PI()*2/257*([.EK$1]+191)*[.$B61]*[.$B61])/[.$B61]/[.$B61]" office:value-type="float" office:value="0.00486656415557036">
            <text:p>0.0048665642</text:p>
          </table:table-cell>
          <table:table-cell table:style-name="ce3" table:formula="of:=SIN(PI()*2/257*([.EL$1]+191)*[.$B61]*[.$B61])/[.$B61]/[.$B61]" office:value-type="float" office:value="0.000144649446300438">
            <text:p>0.0001446494</text:p>
          </table:table-cell>
          <table:table-cell table:style-name="ce3" table:formula="of:=SIN(PI()*2/257*([.EM$1]+191)*[.$B61]*[.$B61])/[.$B61]/[.$B61]" office:value-type="float" office:value="-0.00502526281543973">
            <text:p>-0.0050252628</text:p>
          </table:table-cell>
          <table:table-cell table:style-name="ce3" table:formula="of:=SIN(PI()*2/257*([.EN$1]+191)*[.$B61]*[.$B61])/[.$B61]/[.$B61]" office:value-type="float" office:value="0.0053686967482055">
            <text:p>0.0053686967</text:p>
          </table:table-cell>
          <table:table-cell table:style-name="ce3" table:formula="of:=SIN(PI()*2/257*([.EO$1]+191)*[.$B61]*[.$B61])/[.$B61]/[.$B61]" office:value-type="float" office:value="-0.000864873655681134">
            <text:p>-0.0008648737</text:p>
          </table:table-cell>
          <table:table-cell table:style-name="ce3" table:formula="of:=SIN(PI()*2/257*([.EP$1]+191)*[.$B61]*[.$B61])/[.$B61]/[.$B61]" office:value-type="float" office:value="-0.00441982142498519">
            <text:p>-0.0044198214</text:p>
          </table:table-cell>
          <table:table-cell table:style-name="ce3" table:formula="of:=SIN(PI()*2/257*([.EQ$1]+191)*[.$B61]*[.$B61])/[.$B61]/[.$B61]" office:value-type="float" office:value="0.00571397439504215">
            <text:p>0.0057139744</text:p>
          </table:table-cell>
          <table:table-cell table:style-name="ce3" table:formula="of:=SIN(PI()*2/257*([.ER$1]+191)*[.$B61]*[.$B61])/[.$B61]/[.$B61]" office:value-type="float" office:value="-0.00184912810928093">
            <text:p>-0.0018491281</text:p>
          </table:table-cell>
          <table:table-cell table:style-name="ce3" table:formula="of:=SIN(PI()*2/257*([.ES$1]+191)*[.$B61]*[.$B61])/[.$B61]/[.$B61]" office:value-type="float" office:value="-0.00368524797835924">
            <text:p>-0.003685248</text:p>
          </table:table-cell>
          <table:table-cell table:style-name="ce3" table:formula="of:=SIN(PI()*2/257*([.ET$1]+191)*[.$B61]*[.$B61])/[.$B61]/[.$B61]" office:value-type="float" office:value="0.00589230926487565">
            <text:p>0.0058923093</text:p>
          </table:table-cell>
          <table:table-cell table:style-name="ce3" table:formula="of:=SIN(PI()*2/257*([.EU$1]+191)*[.$B61]*[.$B61])/[.$B61]/[.$B61]" office:value-type="float" office:value="-0.00277935736776309">
            <text:p>-0.0027793574</text:p>
          </table:table-cell>
          <table:table-cell table:style-name="ce3" table:formula="of:=SIN(PI()*2/257*([.EV$1]+191)*[.$B61]*[.$B61])/[.$B61]/[.$B61]" office:value-type="float" office:value="-0.00284300419775624">
            <text:p>-0.0028430042</text:p>
          </table:table-cell>
          <table:table-cell table:style-name="ce3" table:formula="of:=SIN(PI()*2/257*([.EW$1]+191)*[.$B61]*[.$B61])/[.$B61]/[.$B61]" office:value-type="float" office:value="0.00589849102312198">
            <text:p>0.005898491</text:p>
          </table:table-cell>
          <table:table-cell table:style-name="ce3" table:formula="of:=SIN(PI()*2/257*([.EX$1]+191)*[.$B61]*[.$B61])/[.$B61]/[.$B61]" office:value-type="float" office:value="-0.00362838331569847">
            <text:p>-0.0036283833</text:p>
          </table:table-cell>
          <table:table-cell table:style-name="ce3" table:formula="of:=SIN(PI()*2/257*([.EY$1]+191)*[.$B61]*[.$B61])/[.$B61]/[.$B61]" office:value-type="float" office:value="-0.00191769756405005">
            <text:p>-0.0019176976</text:p>
          </table:table-cell>
          <table:table-cell table:style-name="ce3" table:formula="of:=SIN(PI()*2/257*([.EZ$1]+191)*[.$B61]*[.$B61])/[.$B61]/[.$B61]" office:value-type="float" office:value="0.00573233905996092">
            <text:p>0.0057323391</text:p>
          </table:table-cell>
          <table:table-cell table:style-name="ce3" table:formula="of:=SIN(PI()*2/257*([.FA$1]+191)*[.$B61]*[.$B61])/[.$B61]/[.$B61]" office:value-type="float" office:value="-0.00437140032049294">
            <text:p>-0.0043714003</text:p>
          </table:table-cell>
          <table:table-cell table:style-name="ce3" table:formula="of:=SIN(PI()*2/257*([.FB$1]+191)*[.$B61]*[.$B61])/[.$B61]/[.$B61]" office:value-type="float" office:value="-0.000936362370422931">
            <text:p>-0.0009363624</text:p>
          </table:table-cell>
          <table:table-cell table:style-name="ce3" table:formula="of:=SIN(PI()*2/257*([.FC$1]+191)*[.$B61]*[.$B61])/[.$B61]/[.$B61]" office:value-type="float" office:value="0.00539870776713736">
            <text:p>0.0053987078</text:p>
          </table:table-cell>
          <table:table-cell table:style-name="ce3" table:formula="of:=SIN(PI()*2/257*([.FD$1]+191)*[.$B61]*[.$B61])/[.$B61]/[.$B61]" office:value-type="float" office:value="-0.00498669996807868">
            <text:p>-0.0049867</text:p>
          </table:table-cell>
          <table:table-cell table:style-name="ce3" table:formula="of:=SIN(PI()*2/257*([.FE$1]+191)*[.$B61]*[.$B61])/[.$B61]/[.$B61]" office:value-type="float" office:value="0.0000723301271749685">
            <text:p>7.23301271749685E-005</text:p>
          </table:table-cell>
          <table:table-cell table:style-name="ce3" table:formula="of:=SIN(PI()*2/257*([.FF$1]+191)*[.$B61]*[.$B61])/[.$B61]/[.$B61]" office:value-type="float" office:value="0.00490734470924789">
            <text:p>0.0049073447</text:p>
          </table:table-cell>
          <table:table-cell table:style-name="ce3" table:formula="of:=SIN(PI()*2/257*([.FG$1]+191)*[.$B61]*[.$B61])/[.$B61]/[.$B61]" office:value-type="float" office:value="-0.00545630530848042">
            <text:p>-0.0054563053</text:p>
          </table:table-cell>
          <table:table-cell table:style-name="ce3" table:formula="of:=SIN(PI()*2/257*([.FH$1]+191)*[.$B61]*[.$B61])/[.$B61]/[.$B61]" office:value-type="float" office:value="0.00107890938599077">
            <text:p>0.0010789094</text:p>
          </table:table-cell>
          <table:table-cell table:style-name="ce3" table:formula="of:=SIN(PI()*2/257*([.FI$1]+191)*[.$B61]*[.$B61])/[.$B61]/[.$B61]" office:value-type="float" office:value="0.00427260583326206">
            <text:p>0.0042726058</text:p>
          </table:table-cell>
          <table:table-cell table:style-name="ce3" table:formula="of:=SIN(PI()*2/257*([.FJ$1]+191)*[.$B61]*[.$B61])/[.$B61]/[.$B61]" office:value-type="float" office:value="-0.00576649608077385">
            <text:p>-0.0057664961</text:p>
          </table:table-cell>
          <table:table-cell table:style-name="ce3" table:formula="of:=SIN(PI()*2/257*([.FK$1]+191)*[.$B61]*[.$B61])/[.$B61]/[.$B61]" office:value-type="float" office:value="0.00205396660487797">
            <text:p>0.0020539666</text:p>
          </table:table-cell>
          <table:table-cell table:style-name="ce3" table:formula="of:=SIN(PI()*2/257*([.FL$1]+191)*[.$B61]*[.$B61])/[.$B61]/[.$B61]" office:value-type="float" office:value="0.00351303603688306">
            <text:p>0.003513036</text:p>
          </table:table-cell>
          <table:table-cell table:style-name="ce3" table:formula="of:=SIN(PI()*2/257*([.FM$1]+191)*[.$B61]*[.$B61])/[.$B61]/[.$B61]" office:value-type="float" office:value="-0.00590820957215151">
            <text:p>-0.0059082096</text:p>
          </table:table-cell>
          <table:table-cell table:style-name="ce3" table:formula="of:=SIN(PI()*2/257*([.FN$1]+191)*[.$B61]*[.$B61])/[.$B61]/[.$B61]" office:value-type="float" office:value="0.00296901394881956">
            <text:p>0.0029690139</text:p>
          </table:table-cell>
          <table:table-cell table:style-name="ce3" table:formula="of:=SIN(PI()*2/257*([.FO$1]+191)*[.$B61]*[.$B61])/[.$B61]/[.$B61]" office:value-type="float" office:value="0.00265082735009852">
            <text:p>0.0026508274</text:p>
          </table:table-cell>
          <table:table-cell table:style-name="ce3" table:formula="of:=SIN(PI()*2/257*([.FP$1]+191)*[.$B61]*[.$B61])/[.$B61]/[.$B61]" office:value-type="float" office:value="-0.00587730539937861">
            <text:p>-0.0058773054</text:p>
          </table:table-cell>
          <table:table-cell table:style-name="ce3" table:formula="of:=SIN(PI()*2/257*([.FQ$1]+191)*[.$B61]*[.$B61])/[.$B61]/[.$B61]" office:value-type="float" office:value="0.0037973168659728">
            <text:p>0.0037973169</text:p>
          </table:table-cell>
          <table:table-cell table:style-name="ce3" table:formula="of:=SIN(PI()*2/257*([.FR$1]+191)*[.$B61]*[.$B61])/[.$B61]/[.$B61]" office:value-type="float" office:value="0.00171117056001764">
            <text:p>0.0017111706</text:p>
          </table:table-cell>
          <table:table-cell table:style-name="ce3" table:formula="of:=SIN(PI()*2/257*([.FS$1]+191)*[.$B61]*[.$B61])/[.$B61]/[.$B61]" office:value-type="float" office:value="-0.00567468647662084">
            <text:p>-0.0056746865</text:p>
          </table:table-cell>
          <table:table-cell table:style-name="ce3" table:formula="of:=SIN(PI()*2/257*([.FT$1]+191)*[.$B61]*[.$B61])/[.$B61]/[.$B61]" office:value-type="float" office:value="0.00451467517978519">
            <text:p>0.0045146752</text:p>
          </table:table-cell>
          <table:table-cell table:style-name="ce3" table:formula="of:=SIN(PI()*2/257*([.FU$1]+191)*[.$B61]*[.$B61])/[.$B61]/[.$B61]" office:value-type="float" office:value="0.000721519222277905">
            <text:p>0.0007215192</text:p>
          </table:table-cell>
          <table:table-cell table:style-name="ce3" table:formula="of:=SIN(PI()*2/257*([.FV$1]+191)*[.$B61]*[.$B61])/[.$B61]/[.$B61]" office:value-type="float" office:value="-0.00530627263538307">
            <text:p>-0.0053062726</text:p>
          </table:table-cell>
          <table:table-cell table:style-name="ce3" table:formula="of:=SIN(PI()*2/257*([.FW$1]+191)*[.$B61]*[.$B61])/[.$B61]/[.$B61]" office:value-type="float" office:value="0.00510013013532703">
            <text:p>0.0051001301</text:p>
          </table:table-cell>
          <table:table-cell table:style-name="ce3" table:formula="of:=SIN(PI()*2/257*([.FX$1]+191)*[.$B61]*[.$B61])/[.$B61]/[.$B61]" office:value-type="float" office:value="-0.00028921243789596">
            <text:p>-0.0002892124</text:p>
          </table:table-cell>
          <table:table-cell table:style-name="ce3" table:formula="of:=SIN(PI()*2/257*([.FY$1]+191)*[.$B61]*[.$B61])/[.$B61]/[.$B61]" office:value-type="float" office:value="-0.00478282766728997">
            <text:p>-0.0047828277</text:p>
          </table:table-cell>
          <table:table-cell table:style-name="ce3" table:formula="of:=SIN(PI()*2/257*([.FZ$1]+191)*[.$B61]*[.$B61])/[.$B61]/[.$B61]" office:value-type="float" office:value="0.00553657674238818">
            <text:p>0.0055365767</text:p>
          </table:table-cell>
          <table:table-cell table:style-name="ce3" table:formula="of:=SIN(PI()*2/257*([.GA$1]+191)*[.$B61]*[.$B61])/[.$B61]/[.$B61]" office:value-type="float" office:value="-0.00129149430040046">
            <text:p>-0.0012914943</text:p>
          </table:table-cell>
          <table:table-cell table:style-name="ce3" table:formula="of:=SIN(PI()*2/257*([.GB$1]+191)*[.$B61]*[.$B61])/[.$B61]/[.$B61]" office:value-type="float" office:value="-0.00411964484293433">
            <text:p>-0.0041196448</text:p>
          </table:table-cell>
          <table:table-cell table:style-name="ce3" table:formula="of:=SIN(PI()*2/257*([.GC$1]+191)*[.$B61]*[.$B61])/[.$B61]/[.$B61]" office:value-type="float" office:value="0.00581126352475284">
            <text:p>0.0058112635</text:p>
          </table:table-cell>
          <table:table-cell table:style-name="ce3" table:formula="of:=SIN(PI()*2/257*([.GD$1]+191)*[.$B61]*[.$B61])/[.$B61]/[.$B61]" office:value-type="float" office:value="-0.00225604311930242">
            <text:p>-0.0022560431</text:p>
          </table:table-cell>
          <table:table-cell table:style-name="ce3" table:formula="of:=SIN(PI()*2/257*([.GE$1]+191)*[.$B61]*[.$B61])/[.$B61]/[.$B61]" office:value-type="float" office:value="-0.00333610009484647">
            <text:p>-0.0033361001</text:p>
          </table:table-cell>
          <table:table-cell table:style-name="ce3" table:formula="of:=SIN(PI()*2/257*([.GF$1]+191)*[.$B61]*[.$B61])/[.$B61]/[.$B61]" office:value-type="float" office:value="0.00591616507469541">
            <text:p>0.0059161651</text:p>
          </table:table-cell>
          <table:table-cell table:style-name="ce3" table:formula="of:=SIN(PI()*2/257*([.GG$1]+191)*[.$B61]*[.$B61])/[.$B61]/[.$B61]" office:value-type="float" office:value="-0.00315467807906971">
            <text:p>-0.0031546781</text:p>
          </table:table-cell>
          <table:table-cell table:style-name="ce3" table:formula="of:=SIN(PI()*2/257*([.GH$1]+191)*[.$B61]*[.$B61])/[.$B61]/[.$B61]" office:value-type="float" office:value="-0.00245508591905597">
            <text:p>-0.0024550859</text:p>
          </table:table-cell>
          <table:table-cell table:style-name="ce3" table:formula="of:=SIN(PI()*2/257*([.GI$1]+191)*[.$B61]*[.$B61])/[.$B61]/[.$B61]" office:value-type="float" office:value="0.00584821652792903">
            <text:p>0.0058482165</text:p>
          </table:table-cell>
          <table:table-cell table:style-name="ce3" table:formula="of:=SIN(PI()*2/257*([.GJ$1]+191)*[.$B61]*[.$B61])/[.$B61]/[.$B61]" office:value-type="float" office:value="-0.00396114414155842">
            <text:p>-0.0039611441</text:p>
          </table:table-cell>
          <table:table-cell table:style-name="ce3" table:formula="of:=SIN(PI()*2/257*([.GK$1]+191)*[.$B61]*[.$B61])/[.$B61]/[.$B61]" office:value-type="float" office:value="-0.0015023425347022">
            <text:p>-0.0015023425</text:p>
          </table:table-cell>
          <table:table-cell table:style-name="ce3" table:formula="of:=SIN(PI()*2/257*([.GL$1]+191)*[.$B61]*[.$B61])/[.$B61]/[.$B61]" office:value-type="float" office:value="0.00560940310845127">
            <text:p>0.0056094031</text:p>
          </table:table-cell>
          <table:table-cell table:style-name="ce3" table:formula="of:=SIN(PI()*2/257*([.GM$1]+191)*[.$B61]*[.$B61])/[.$B61]/[.$B61]" office:value-type="float" office:value="-0.00465187912837532">
            <text:p>-0.0046518791</text:p>
          </table:table-cell>
          <table:table-cell table:style-name="ce3" table:formula="of:=SIN(PI()*2/257*([.GN$1]+191)*[.$B61]*[.$B61])/[.$B61]/[.$B61]" office:value-type="float" office:value="-0.0005057058429213">
            <text:p>-0.0005057058</text:p>
          </table:table-cell>
          <table:table-cell table:style-name="ce3" table:formula="of:=SIN(PI()*2/257*([.GO$1]+191)*[.$B61]*[.$B61])/[.$B61]/[.$B61]" office:value-type="float" office:value="0.00520670212709287">
            <text:p>0.0052067021</text:p>
          </table:table-cell>
          <table:table-cell table:style-name="ce3" table:formula="of:=SIN(PI()*2/257*([.GP$1]+191)*[.$B61]*[.$B61])/[.$B61]/[.$B61]" office:value-type="float" office:value="-0.00520670212709356">
            <text:p>-0.0052067021</text:p>
          </table:table-cell>
          <table:table-cell table:style-name="ce3" table:formula="of:=SIN(PI()*2/257*([.GQ$1]+191)*[.$B61]*[.$B61])/[.$B61]/[.$B61]" office:value-type="float" office:value="0.000505705842922744">
            <text:p>0.0005057058</text:p>
          </table:table-cell>
          <table:table-cell table:style-name="ce3" table:formula="of:=SIN(PI()*2/257*([.GR$1]+191)*[.$B61]*[.$B61])/[.$B61]/[.$B61]" office:value-type="float" office:value="0.00465187912837359">
            <text:p>0.0046518791</text:p>
          </table:table-cell>
          <table:table-cell table:style-name="ce3" table:formula="of:=SIN(PI()*2/257*([.GS$1]+191)*[.$B61]*[.$B61])/[.$B61]/[.$B61]" office:value-type="float" office:value="-0.00560940310845173">
            <text:p>-0.0056094031</text:p>
          </table:table-cell>
          <table:table-cell table:style-name="ce3" table:formula="of:=SIN(PI()*2/257*([.GT$1]+191)*[.$B61]*[.$B61])/[.$B61]/[.$B61]" office:value-type="float" office:value="0.0015023425347036">
            <text:p>0.0015023425</text:p>
          </table:table-cell>
          <table:table-cell table:style-name="ce3" table:formula="of:=SIN(PI()*2/257*([.GU$1]+191)*[.$B61]*[.$B61])/[.$B61]/[.$B61]" office:value-type="float" office:value="0.00396114414155734">
            <text:p>0.0039611441</text:p>
          </table:table-cell>
          <table:table-cell table:style-name="ce3" table:formula="of:=SIN(PI()*2/257*([.GV$1]+191)*[.$B61]*[.$B61])/[.$B61]/[.$B61]" office:value-type="float" office:value="-0.00584821652792925">
            <text:p>-0.0058482165</text:p>
          </table:table-cell>
          <table:table-cell table:style-name="ce3" table:formula="of:=SIN(PI()*2/257*([.GW$1]+191)*[.$B61]*[.$B61])/[.$B61]/[.$B61]" office:value-type="float" office:value="0.00245508591905729">
            <text:p>0.0024550859</text:p>
          </table:table-cell>
          <table:table-cell table:style-name="ce3" table:formula="of:=SIN(PI()*2/257*([.GX$1]+191)*[.$B61]*[.$B61])/[.$B61]/[.$B61]" office:value-type="float" office:value="0.00315467807906849">
            <text:p>0.0031546781</text:p>
          </table:table-cell>
          <table:table-cell table:style-name="ce3" table:formula="of:=SIN(PI()*2/257*([.GY$1]+191)*[.$B61]*[.$B61])/[.$B61]/[.$B61]" office:value-type="float" office:value="-0.00591616507469538">
            <text:p>-0.0059161651</text:p>
          </table:table-cell>
          <table:table-cell table:style-name="ce3" table:formula="of:=SIN(PI()*2/257*([.GZ$1]+191)*[.$B61]*[.$B61])/[.$B61]/[.$B61]" office:value-type="float" office:value="0.00333610009484655">
            <text:p>0.0033361001</text:p>
          </table:table-cell>
          <table:table-cell table:style-name="ce3" table:formula="of:=SIN(PI()*2/257*([.HA$1]+191)*[.$B61]*[.$B61])/[.$B61]/[.$B61]" office:value-type="float" office:value="0.00225604311930108">
            <text:p>0.0022560431</text:p>
          </table:table-cell>
          <table:table-cell table:style-name="ce3" table:formula="of:=SIN(PI()*2/257*([.HB$1]+191)*[.$B61]*[.$B61])/[.$B61]/[.$B61]" office:value-type="float" office:value="-0.00581126352475257">
            <text:p>-0.0058112635</text:p>
          </table:table-cell>
          <table:table-cell table:style-name="ce3" table:formula="of:=SIN(PI()*2/257*([.HC$1]+191)*[.$B61]*[.$B61])/[.$B61]/[.$B61]" office:value-type="float" office:value="0.0041196448429344">
            <text:p>0.0041196448</text:p>
          </table:table-cell>
          <table:table-cell table:style-name="ce3" table:formula="of:=SIN(PI()*2/257*([.HD$1]+191)*[.$B61]*[.$B61])/[.$B61]/[.$B61]" office:value-type="float" office:value="0.00129149430039904">
            <text:p>0.0012914943</text:p>
          </table:table-cell>
          <table:table-cell table:style-name="ce3" table:formula="of:=SIN(PI()*2/257*([.HE$1]+191)*[.$B61]*[.$B61])/[.$B61]/[.$B61]" office:value-type="float" office:value="-0.00553657674238815">
            <text:p>-0.0055365767</text:p>
          </table:table-cell>
          <table:table-cell table:style-name="ce3" table:formula="of:=SIN(PI()*2/257*([.HF$1]+191)*[.$B61]*[.$B61])/[.$B61]/[.$B61]" office:value-type="float" office:value="0.00478282766729003">
            <text:p>0.0047828277</text:p>
          </table:table-cell>
          <table:table-cell table:style-name="ce3" table:formula="of:=SIN(PI()*2/257*([.HG$1]+191)*[.$B61]*[.$B61])/[.$B61]/[.$B61]" office:value-type="float" office:value="0.000289212437894512">
            <text:p>0.0002892124</text:p>
          </table:table-cell>
          <table:table-cell table:style-name="ce3" table:formula="of:=SIN(PI()*2/257*([.HH$1]+191)*[.$B61]*[.$B61])/[.$B61]/[.$B61]" office:value-type="float" office:value="-0.00510013013532698">
            <text:p>-0.0051001301</text:p>
          </table:table-cell>
          <table:table-cell table:style-name="ce3" table:formula="of:=SIN(PI()*2/257*([.HI$1]+191)*[.$B61]*[.$B61])/[.$B61]/[.$B61]" office:value-type="float" office:value="0.00530627263538312">
            <text:p>0.0053062726</text:p>
          </table:table-cell>
          <table:table-cell table:style-name="ce3" table:formula="of:=SIN(PI()*2/257*([.HJ$1]+191)*[.$B61]*[.$B61])/[.$B61]/[.$B61]" office:value-type="float" office:value="-0.000721519222278008">
            <text:p>-0.0007215192</text:p>
          </table:table-cell>
          <table:table-cell table:style-name="ce3" table:formula="of:=SIN(PI()*2/257*([.HK$1]+191)*[.$B61]*[.$B61])/[.$B61]/[.$B61]" office:value-type="float" office:value="-0.00451467517978513">
            <text:p>-0.0045146752</text:p>
          </table:table-cell>
          <table:table-cell table:style-name="ce3" table:formula="of:=SIN(PI()*2/257*([.HL$1]+191)*[.$B61]*[.$B61])/[.$B61]/[.$B61]" office:value-type="float" office:value="0.00567468647662125">
            <text:p>0.0056746865</text:p>
          </table:table-cell>
          <table:table-cell table:style-name="ce3" table:formula="of:=SIN(PI()*2/257*([.HM$1]+191)*[.$B61]*[.$B61])/[.$B61]/[.$B61]" office:value-type="float" office:value="-0.00171117056001774">
            <text:p>-0.0017111706</text:p>
          </table:table-cell>
          <table:table-cell table:style-name="ce3" table:formula="of:=SIN(PI()*2/257*([.HN$1]+191)*[.$B61]*[.$B61])/[.$B61]/[.$B61]" office:value-type="float" office:value="-0.00379731686597272">
            <text:p>-0.0037973169</text:p>
          </table:table-cell>
          <table:table-cell table:style-name="ce3" table:formula="of:=SIN(PI()*2/257*([.HO$1]+191)*[.$B61]*[.$B61])/[.$B61]/[.$B61]" office:value-type="float" office:value="0.00587730539937862">
            <text:p>0.0058773054</text:p>
          </table:table-cell>
          <table:table-cell table:style-name="ce3" table:formula="of:=SIN(PI()*2/257*([.HP$1]+191)*[.$B61]*[.$B61])/[.$B61]/[.$B61]" office:value-type="float" office:value="-0.00265082735009862">
            <text:p>-0.0026508274</text:p>
          </table:table-cell>
          <table:table-cell table:style-name="ce3" table:formula="of:=SIN(PI()*2/257*([.HQ$1]+191)*[.$B61]*[.$B61])/[.$B61]/[.$B61]" office:value-type="float" office:value="-0.00296901394881831">
            <text:p>-0.0029690139</text:p>
          </table:table-cell>
          <table:table-cell table:style-name="ce3" table:formula="of:=SIN(PI()*2/257*([.HR$1]+191)*[.$B61]*[.$B61])/[.$B61]/[.$B61]" office:value-type="float" office:value="0.00590820957215151">
            <text:p>0.0059082096</text:p>
          </table:table-cell>
          <table:table-cell table:style-name="ce3" table:formula="of:=SIN(PI()*2/257*([.HS$1]+191)*[.$B61]*[.$B61])/[.$B61]/[.$B61]" office:value-type="float" office:value="-0.00351303603688314">
            <text:p>-0.003513036</text:p>
          </table:table-cell>
          <table:table-cell table:style-name="ce3" table:formula="of:=SIN(PI()*2/257*([.HT$1]+191)*[.$B61]*[.$B61])/[.$B61]/[.$B61]" office:value-type="float" office:value="-0.00205396660487787">
            <text:p>-0.0020539666</text:p>
          </table:table-cell>
          <table:table-cell table:style-name="ce3" table:formula="of:=SIN(PI()*2/257*([.HU$1]+191)*[.$B61]*[.$B61])/[.$B61]/[.$B61]" office:value-type="float" office:value="0.00576649608077382">
            <text:p>0.0057664961</text:p>
          </table:table-cell>
          <table:table-cell table:style-name="ce3" table:formula="of:=SIN(PI()*2/257*([.HV$1]+191)*[.$B61]*[.$B61])/[.$B61]/[.$B61]" office:value-type="float" office:value="-0.00427260583326306">
            <text:p>-0.0042726058</text:p>
          </table:table-cell>
          <table:table-cell table:style-name="ce3" table:formula="of:=SIN(PI()*2/257*([.HW$1]+191)*[.$B61]*[.$B61])/[.$B61]/[.$B61]" office:value-type="float" office:value="-0.00107890938599066">
            <text:p>-0.0010789094</text:p>
          </table:table-cell>
          <table:table-cell table:style-name="ce3" table:formula="of:=SIN(PI()*2/257*([.HX$1]+191)*[.$B61]*[.$B61])/[.$B61]/[.$B61]" office:value-type="float" office:value="0.00545630530848038">
            <text:p>0.0054563053</text:p>
          </table:table-cell>
          <table:table-cell table:style-name="ce3" table:formula="of:=SIN(PI()*2/257*([.HY$1]+191)*[.$B61]*[.$B61])/[.$B61]/[.$B61]" office:value-type="float" office:value="-0.00490734470924795">
            <text:p>-0.0049073447</text:p>
          </table:table-cell>
          <table:table-cell table:style-name="ce3" table:formula="of:=SIN(PI()*2/257*([.HZ$1]+191)*[.$B61]*[.$B61])/[.$B61]/[.$B61]" office:value-type="float" office:value="-0.0000723301271748644">
            <text:p>-7.23301271748644E-005</text:p>
          </table:table-cell>
          <table:table-cell table:style-name="ce3" table:formula="of:=SIN(PI()*2/257*([.IA$1]+191)*[.$B61]*[.$B61])/[.$B61]/[.$B61]" office:value-type="float" office:value="0.0049866999680779">
            <text:p>0.0049867</text:p>
          </table:table-cell>
          <table:table-cell table:style-name="ce3" table:formula="of:=SIN(PI()*2/257*([.IB$1]+191)*[.$B61]*[.$B61])/[.$B61]/[.$B61]" office:value-type="float" office:value="-0.0053987077671374">
            <text:p>-0.0053987078</text:p>
          </table:table-cell>
          <table:table-cell table:style-name="ce3" table:formula="of:=SIN(PI()*2/257*([.IC$1]+191)*[.$B61]*[.$B61])/[.$B61]/[.$B61]" office:value-type="float" office:value="0.000936362370423034">
            <text:p>0.0009363624</text:p>
          </table:table-cell>
          <table:table-cell table:style-name="ce3" table:formula="of:=SIN(PI()*2/257*([.ID$1]+191)*[.$B61]*[.$B61])/[.$B61]/[.$B61]" office:value-type="float" office:value="0.00437140032049287">
            <text:p>0.0043714003</text:p>
          </table:table-cell>
          <table:table-cell table:style-name="ce3" table:formula="of:=SIN(PI()*2/257*([.IE$1]+191)*[.$B61]*[.$B61])/[.$B61]/[.$B61]" office:value-type="float" office:value="-0.00573233905996095">
            <text:p>-0.0057323391</text:p>
          </table:table-cell>
          <table:table-cell table:style-name="ce3" table:formula="of:=SIN(PI()*2/257*([.IF$1]+191)*[.$B61]*[.$B61])/[.$B61]/[.$B61]" office:value-type="float" office:value="0.00191769756405142">
            <text:p>0.0019176976</text:p>
          </table:table-cell>
          <table:table-cell table:style-name="ce3" table:formula="of:=SIN(PI()*2/257*([.IG$1]+191)*[.$B61]*[.$B61])/[.$B61]/[.$B61]" office:value-type="float" office:value="0.00362838331569839">
            <text:p>0.0036283833</text:p>
          </table:table-cell>
          <table:table-cell table:style-name="ce3" table:formula="of:=SIN(PI()*2/257*([.IH$1]+191)*[.$B61]*[.$B61])/[.$B61]/[.$B61]" office:value-type="float" office:value="-0.00589849102312199">
            <text:p>-0.005898491</text:p>
          </table:table-cell>
          <table:table-cell table:style-name="ce3" table:formula="of:=SIN(PI()*2/257*([.II$1]+191)*[.$B61]*[.$B61])/[.$B61]/[.$B61]" office:value-type="float" office:value="0.00284300419775515">
            <text:p>0.0028430042</text:p>
          </table:table-cell>
          <table:table-cell table:style-name="ce3" table:formula="of:=SIN(PI()*2/257*([.IJ$1]+191)*[.$B61]*[.$B61])/[.$B61]/[.$B61]" office:value-type="float" office:value="0.002779357367763">
            <text:p>0.0027793574</text:p>
          </table:table-cell>
          <table:table-cell table:style-name="ce3" table:formula="of:=SIN(PI()*2/257*([.IK$1]+191)*[.$B61]*[.$B61])/[.$B61]/[.$B61]" office:value-type="float" office:value="-0.00589230926487552">
            <text:p>-0.0058923093</text:p>
          </table:table-cell>
          <table:table-cell table:style-name="ce3" table:formula="of:=SIN(PI()*2/257*([.IL$1]+191)*[.$B61]*[.$B61])/[.$B61]/[.$B61]" office:value-type="float" office:value="0.00368524797836038">
            <text:p>0.003685248</text:p>
          </table:table-cell>
          <table:table-cell table:style-name="ce3" table:formula="of:=SIN(PI()*2/257*([.IM$1]+191)*[.$B61]*[.$B61])/[.$B61]/[.$B61]" office:value-type="float" office:value="0.00184912810928083">
            <text:p>0.0018491281</text:p>
          </table:table-cell>
          <table:table-cell table:style-name="ce3" table:formula="of:=SIN(PI()*2/257*([.IN$1]+191)*[.$B61]*[.$B61])/[.$B61]/[.$B61]" office:value-type="float" office:value="-0.00571397439504178">
            <text:p>-0.0057139744</text:p>
          </table:table-cell>
          <table:table-cell table:style-name="ce3" table:formula="of:=SIN(PI()*2/257*([.IO$1]+191)*[.$B61]*[.$B61])/[.$B61]/[.$B61]" office:value-type="float" office:value="0.00441982142498437">
            <text:p>0.0044198214</text:p>
          </table:table-cell>
          <table:table-cell table:style-name="ce3" table:formula="of:=SIN(PI()*2/257*([.IP$1]+191)*[.$B61]*[.$B61])/[.$B61]/[.$B61]" office:value-type="float" office:value="0.0008648736556797">
            <text:p>0.0008648737</text:p>
          </table:table-cell>
          <table:table-cell table:style-name="ce3" table:formula="of:=SIN(PI()*2/257*([.IQ$1]+191)*[.$B61]*[.$B61])/[.$B61]/[.$B61]" office:value-type="float" office:value="-0.00536869674820545">
            <text:p>-0.0053686967</text:p>
          </table:table-cell>
          <table:table-cell table:style-name="ce3" table:formula="of:=SIN(PI()*2/257*([.IR$1]+191)*[.$B61]*[.$B61])/[.$B61]/[.$B61]" office:value-type="float" office:value="0.0050252628154405">
            <text:p>0.0050252628</text:p>
          </table:table-cell>
          <table:table-cell table:style-name="ce3" table:formula="of:=SIN(PI()*2/257*([.IS$1]+191)*[.$B61]*[.$B61])/[.$B61]/[.$B61]" office:value-type="float" office:value="-0.000144649446300542">
            <text:p>-0.0001446494</text:p>
          </table:table-cell>
          <table:table-cell table:style-name="ce3" table:formula="of:=SIN(PI()*2/257*([.IT$1]+191)*[.$B61]*[.$B61])/[.$B61]/[.$B61]" office:value-type="float" office:value="-0.00486656415556953">
            <text:p>-0.0048665642</text:p>
          </table:table-cell>
          <table:table-cell table:style-name="ce3" table:formula="of:=SIN(PI()*2/257*([.IU$1]+191)*[.$B61]*[.$B61])/[.$B61]/[.$B61]" office:value-type="float" office:value="0.00548388322428329">
            <text:p>0.0054838832</text:p>
          </table:table-cell>
          <table:table-cell table:style-name="ce3" table:formula="of:=SIN(PI()*2/257*([.IV$1]+191)*[.$B61]*[.$B61])/[.$B61]/[.$B61]" office:value-type="float" office:value="-0.00114994638649212">
            <text:p>-0.0011499464</text:p>
          </table:table-cell>
          <table:table-cell table:style-name="ce3" table:formula="of:=SIN(PI()*2/257*([.IW$1]+191)*[.$B61]*[.$B61])/[.$B61]/[.$B61]" office:value-type="float" office:value="-0.00422224721305382">
            <text:p>-0.0042222472</text:p>
          </table:table-cell>
          <table:table-cell table:style-name="ce3" table:formula="of:=SIN(PI()*2/257*([.IX$1]+191)*[.$B61]*[.$B61])/[.$B61]/[.$B61]" office:value-type="float" office:value="0.00578228333269806">
            <text:p>0.0057822833</text:p>
          </table:table-cell>
          <table:table-cell table:style-name="ce3" table:formula="of:=SIN(PI()*2/257*([.IY$1]+191)*[.$B61]*[.$B61])/[.$B61]/[.$B61]" office:value-type="float" office:value="-0.00212164582870761">
            <text:p>-0.00212164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3" table:formula="of:=SIN(PI()*2/257*([.C$1]+191)*[.$B62]*[.$B62])/[.$B62]/[.$B62]" office:value-type="float" office:value="-0.0043975611881135">
            <text:p>-0.0043975612</text:p>
          </table:table-cell>
          <table:table-cell table:style-name="ce3" table:formula="of:=SIN(PI()*2/257*([.D$1]+191)*[.$B62]*[.$B62])/[.$B62]/[.$B62]" office:value-type="float" office:value="0.00222973372057306">
            <text:p>0.0022297337</text:p>
          </table:table-cell>
          <table:table-cell table:style-name="ce3" table:formula="of:=SIN(PI()*2/257*([.E$1]+191)*[.$B62]*[.$B62])/[.$B62]/[.$B62]" office:value-type="float" office:value="0.00475152269179698">
            <text:p>0.0047515227</text:p>
          </table:table-cell>
          <table:table-cell table:style-name="ce3" table:formula="of:=SIN(PI()*2/257*([.F$1]+191)*[.$B62]*[.$B62])/[.$B62]/[.$B62]" office:value-type="float" office:value="-0.00147544808491384">
            <text:p>-0.0014754481</text:p>
          </table:table-cell>
          <table:table-cell table:style-name="ce3" table:formula="of:=SIN(PI()*2/257*([.G$1]+191)*[.$B62]*[.$B62])/[.$B62]/[.$B62]" office:value-type="float" office:value="-0.00498574430217323">
            <text:p>-0.0049857443</text:p>
          </table:table-cell>
          <table:table-cell table:style-name="ce3" table:formula="of:=SIN(PI()*2/257*([.H$1]+191)*[.$B62]*[.$B62])/[.$B62]/[.$B62]" office:value-type="float" office:value="0.000683980685064503">
            <text:p>0.0006839807</text:p>
          </table:table-cell>
          <table:table-cell table:style-name="ce3" table:formula="of:=SIN(PI()*2/257*([.I$1]+191)*[.$B62]*[.$B62])/[.$B62]/[.$B62]" office:value-type="float" office:value="0.00509432355966122">
            <text:p>0.0050943236</text:p>
          </table:table-cell>
          <table:table-cell table:style-name="ce3" table:formula="of:=SIN(PI()*2/257*([.J$1]+191)*[.$B62]*[.$B62])/[.$B62]/[.$B62]" office:value-type="float" office:value="0.000124723247065474">
            <text:p>0.0001247232</text:p>
          </table:table-cell>
          <table:table-cell table:style-name="ce3" table:formula="of:=SIN(PI()*2/257*([.K$1]+191)*[.$B62]*[.$B62])/[.$B62]/[.$B62]" office:value-type="float" office:value="-0.0050745242322044">
            <text:p>-0.0050745242</text:p>
          </table:table-cell>
          <table:table-cell table:style-name="ce3" table:formula="of:=SIN(PI()*2/257*([.L$1]+191)*[.$B62]*[.$B62])/[.$B62]/[.$B62]" office:value-type="float" office:value="-0.000930284113430342">
            <text:p>-0.0009302841</text:p>
          </table:table-cell>
          <table:table-cell table:style-name="ce3" table:formula="of:=SIN(PI()*2/257*([.M$1]+191)*[.$B62]*[.$B62])/[.$B62]/[.$B62]" office:value-type="float" office:value="0.00492684526919425">
            <text:p>0.0049268453</text:p>
          </table:table-cell>
          <table:table-cell table:style-name="ce3" table:formula="of:=SIN(PI()*2/257*([.N$1]+191)*[.$B62]*[.$B62])/[.$B62]/[.$B62]" office:value-type="float" office:value="0.00171240152225325">
            <text:p>0.0017124015</text:p>
          </table:table-cell>
          <table:table-cell table:style-name="ce3" table:formula="of:=SIN(PI()*2/257*([.O$1]+191)*[.$B62]*[.$B62])/[.$B62]/[.$B62]" office:value-type="float" office:value="-0.00465500822778696">
            <text:p>-0.0046550082</text:p>
          </table:table-cell>
          <table:table-cell table:style-name="ce3" table:formula="of:=SIN(PI()*2/257*([.P$1]+191)*[.$B62]*[.$B62])/[.$B62]/[.$B62]" office:value-type="float" office:value="-0.0024513658643913">
            <text:p>-0.0024513659</text:p>
          </table:table-cell>
          <table:table-cell table:style-name="ce3" table:formula="of:=SIN(PI()*2/257*([.Q$1]+191)*[.$B62]*[.$B62])/[.$B62]/[.$B62]" office:value-type="float" office:value="0.00426586348847047">
            <text:p>0.0042658635</text:p>
          </table:table-cell>
          <table:table-cell table:style-name="ce3" table:formula="of:=SIN(PI()*2/257*([.R$1]+191)*[.$B62]*[.$B62])/[.$B62]/[.$B62]" office:value-type="float" office:value="0.00312855500180057">
            <text:p>0.003128555</text:p>
          </table:table-cell>
          <table:table-cell table:style-name="ce3" table:formula="of:=SIN(PI()*2/257*([.S$1]+191)*[.$B62]*[.$B62])/[.$B62]/[.$B62]" office:value-type="float" office:value="-0.00376921762328215">
            <text:p>-0.0037692176</text:p>
          </table:table-cell>
          <table:table-cell table:style-name="ce3" table:formula="of:=SIN(PI()*2/257*([.T$1]+191)*[.$B62]*[.$B62])/[.$B62]/[.$B62]" office:value-type="float" office:value="-0.0037269035513772">
            <text:p>-0.0037269036</text:p>
          </table:table-cell>
          <table:table-cell table:style-name="ce3" table:formula="of:=SIN(PI()*2/257*([.U$1]+191)*[.$B62]*[.$B62])/[.$B62]/[.$B62]" office:value-type="float" office:value="0.00317758626705477">
            <text:p>0.0031775863</text:p>
          </table:table-cell>
          <table:table-cell table:style-name="ce3" table:formula="of:=SIN(PI()*2/257*([.V$1]+191)*[.$B62]*[.$B62])/[.$B62]/[.$B62]" office:value-type="float" office:value="0.00423133293807575">
            <text:p>0.0042313329</text:p>
          </table:table-cell>
          <table:table-cell table:style-name="ce3" table:formula="of:=SIN(PI()*2/257*([.W$1]+191)*[.$B62]*[.$B62])/[.$B62]/[.$B62]" office:value-type="float" office:value="-0.00250587871940966">
            <text:p>-0.0025058787</text:p>
          </table:table-cell>
          <table:table-cell table:style-name="ce3" table:formula="of:=SIN(PI()*2/257*([.X$1]+191)*[.$B62]*[.$B62])/[.$B62]/[.$B62]" office:value-type="float" office:value="-0.00462913137983048">
            <text:p>-0.0046291314</text:p>
          </table:table-cell>
          <table:table-cell table:style-name="ce3" table:formula="of:=SIN(PI()*2/257*([.Y$1]+191)*[.$B62]*[.$B62])/[.$B62]/[.$B62]" office:value-type="float" office:value="0.00177102222563433">
            <text:p>0.0017710222</text:p>
          </table:table-cell>
          <table:table-cell table:style-name="ce3" table:formula="of:=SIN(PI()*2/257*([.Z$1]+191)*[.$B62]*[.$B62])/[.$B62]/[.$B62]" office:value-type="float" office:value="0.0049102742285292">
            <text:p>0.0049102742</text:p>
          </table:table-cell>
          <table:table-cell table:style-name="ce3" table:formula="of:=SIN(PI()*2/257*([.AA$1]+191)*[.$B62]*[.$B62])/[.$B62]/[.$B62]" office:value-type="float" office:value="-0.000991535404678132">
            <text:p>-0.0009915354</text:p>
          </table:table-cell>
          <table:table-cell table:style-name="ce3" table:formula="of:=SIN(PI()*2/257*([.AB$1]+191)*[.$B62]*[.$B62])/[.$B62]/[.$B62]" office:value-type="float" office:value="-0.00506767659436215">
            <text:p>-0.0050676766</text:p>
          </table:table-cell>
          <table:table-cell table:style-name="ce3" table:formula="of:=SIN(PI()*2/257*([.AC$1]+191)*[.$B62]*[.$B62])/[.$B62]/[.$B62]" office:value-type="float" office:value="0.000187061574026242">
            <text:p>0.0001870616</text:p>
          </table:table-cell>
          <table:table-cell table:style-name="ce3" table:formula="of:=SIN(PI()*2/257*([.AD$1]+191)*[.$B62]*[.$B62])/[.$B62]/[.$B62]" office:value-type="float" office:value="0.00509737188730814">
            <text:p>0.0050973719</text:p>
          </table:table-cell>
          <table:table-cell table:style-name="ce3" table:formula="of:=SIN(PI()*2/257*([.AE$1]+191)*[.$B62]*[.$B62])/[.$B62]/[.$B62]" office:value-type="float" office:value="0.000622126268187361">
            <text:p>0.0006221263</text:p>
          </table:table-cell>
          <table:table-cell table:style-name="ce3" table:formula="of:=SIN(PI()*2/257*([.AF$1]+191)*[.$B62]*[.$B62])/[.$B62]/[.$B62]" office:value-type="float" office:value="-0.00499861177647651">
            <text:p>-0.0049986118</text:p>
          </table:table-cell>
          <table:table-cell table:style-name="ce3" table:formula="of:=SIN(PI()*2/257*([.AG$1]+191)*[.$B62]*[.$B62])/[.$B62]/[.$B62]" office:value-type="float" office:value="-0.00141563632923646">
            <text:p>-0.0014156363</text:p>
          </table:table-cell>
          <table:table-cell table:style-name="ce3" table:formula="of:=SIN(PI()*2/257*([.AH$1]+191)*[.$B62]*[.$B62])/[.$B62]/[.$B62]" office:value-type="float" office:value="0.00477388504828368">
            <text:p>0.004773885</text:p>
          </table:table-cell>
          <table:table-cell table:style-name="ce3" table:formula="of:=SIN(PI()*2/257*([.AI$1]+191)*[.$B62]*[.$B62])/[.$B62]/[.$B62]" office:value-type="float" office:value="0.00217347190149">
            <text:p>0.0021734719</text:p>
          </table:table-cell>
          <table:table-cell table:style-name="ce3" table:formula="of:=SIN(PI()*2/257*([.AJ$1]+191)*[.$B62]*[.$B62])/[.$B62]/[.$B62]" office:value-type="float" office:value="-0.00442885488823997">
            <text:p>-0.0044288549</text:p>
          </table:table-cell>
          <table:table-cell table:style-name="ce3" table:formula="of:=SIN(PI()*2/257*([.AK$1]+191)*[.$B62]*[.$B62])/[.$B62]/[.$B62]" office:value-type="float" office:value="-0.00287653528586167">
            <text:p>-0.0028765353</text:p>
          </table:table-cell>
          <table:table-cell table:style-name="ce3" table:formula="of:=SIN(PI()*2/257*([.AL$1]+191)*[.$B62]*[.$B62])/[.$B62]/[.$B62]" office:value-type="float" office:value="0.0039722161668588">
            <text:p>0.0039722162</text:p>
          </table:table-cell>
          <table:table-cell table:style-name="ce3" table:formula="of:=SIN(PI()*2/257*([.AM$1]+191)*[.$B62]*[.$B62])/[.$B62]/[.$B62]" office:value-type="float" office:value="0.00350710905994383">
            <text:p>0.0035071091</text:p>
          </table:table-cell>
          <table:table-cell table:style-name="ce3" table:formula="of:=SIN(PI()*2/257*([.AN$1]+191)*[.$B62]*[.$B62])/[.$B62]/[.$B62]" office:value-type="float" office:value="-0.00341547632613862">
            <text:p>-0.0034154763</text:p>
          </table:table-cell>
          <table:table-cell table:style-name="ce3" table:formula="of:=SIN(PI()*2/257*([.AO$1]+191)*[.$B62]*[.$B62])/[.$B62]/[.$B62]" office:value-type="float" office:value="-0.00404930256270974">
            <text:p>-0.0040493026</text:p>
          </table:table-cell>
          <table:table-cell table:style-name="ce3" table:formula="of:=SIN(PI()*2/257*([.AP$1]+191)*[.$B62]*[.$B62])/[.$B62]/[.$B62]" office:value-type="float" office:value="0.00277266538833892">
            <text:p>0.0027726654</text:p>
          </table:table-cell>
          <table:table-cell table:style-name="ce3" table:formula="of:=SIN(PI()*2/257*([.AQ$1]+191)*[.$B62]*[.$B62])/[.$B62]/[.$B62]" office:value-type="float" office:value="0.00448945234427922">
            <text:p>0.0044894523</text:p>
          </table:table-cell>
          <table:table-cell table:style-name="ce3" table:formula="of:=SIN(PI()*2/257*([.AR$1]+191)*[.$B62]*[.$B62])/[.$B62]/[.$B62]" office:value-type="float" office:value="-0.00205998239492344">
            <text:p>-0.0020599824</text:p>
          </table:table-cell>
          <table:table-cell table:style-name="ce3" table:formula="of:=SIN(PI()*2/257*([.AS$1]+191)*[.$B62]*[.$B62])/[.$B62]/[.$B62]" office:value-type="float" office:value="-0.0048164664892157">
            <text:p>-0.0048164665</text:p>
          </table:table-cell>
          <table:table-cell table:style-name="ce3" table:formula="of:=SIN(PI()*2/257*([.AT$1]+191)*[.$B62]*[.$B62])/[.$B62]/[.$B62]" office:value-type="float" office:value="0.0012953871855348">
            <text:p>0.0012953872</text:p>
          </table:table-cell>
          <table:table-cell table:style-name="ce3" table:formula="of:=SIN(PI()*2/257*([.AU$1]+191)*[.$B62]*[.$B62])/[.$B62]/[.$B62]" office:value-type="float" office:value="0.00502210413635411">
            <text:p>0.0050221041</text:p>
          </table:table-cell>
          <table:table-cell table:style-name="ce3" table:formula="of:=SIN(PI()*2/257*([.AV$1]+191)*[.$B62]*[.$B62])/[.$B62]/[.$B62]" office:value-type="float" office:value="-0.000498147804277839">
            <text:p>-0.0004981478</text:p>
          </table:table-cell>
          <table:table-cell table:style-name="ce3" table:formula="of:=SIN(PI()*2/257*([.AW$1]+191)*[.$B62]*[.$B62])/[.$B62]/[.$B62]" office:value-type="float" office:value="-0.00510118315114041">
            <text:p>-0.0051011832</text:p>
          </table:table-cell>
          <table:table-cell table:style-name="ce3" table:formula="of:=SIN(PI()*2/257*([.AX$1]+191)*[.$B62]*[.$B62])/[.$B62]/[.$B62]" office:value-type="float" office:value="-0.000311645061159965">
            <text:p>-0.0003116451</text:p>
          </table:table-cell>
          <table:table-cell table:style-name="ce3" table:formula="of:=SIN(PI()*2/257*([.AY$1]+191)*[.$B62]*[.$B62])/[.$B62]/[.$B62]" office:value-type="float" office:value="0.00505171071708006">
            <text:p>0.0050517107</text:p>
          </table:table-cell>
          <table:table-cell table:style-name="ce3" table:formula="of:=SIN(PI()*2/257*([.AZ$1]+191)*[.$B62]*[.$B62])/[.$B62]/[.$B62]" office:value-type="float" office:value="0.00111358437126197">
            <text:p>0.0011135844</text:p>
          </table:table-cell>
          <table:table-cell table:style-name="ce3" table:formula="of:=SIN(PI()*2/257*([.BA$1]+191)*[.$B62]*[.$B62])/[.$B62]/[.$B62]" office:value-type="float" office:value="-0.00487493355535267">
            <text:p>-0.0048749336</text:p>
          </table:table-cell>
          <table:table-cell table:style-name="ce3" table:formula="of:=SIN(PI()*2/257*([.BB$1]+191)*[.$B62]*[.$B62])/[.$B62]/[.$B62]" office:value-type="float" office:value="-0.00188746099863221">
            <text:p>-0.001887461</text:p>
          </table:table-cell>
          <table:table-cell table:style-name="ce3" table:formula="of:=SIN(PI()*2/257*([.BC$1]+191)*[.$B62]*[.$B62])/[.$B62]/[.$B62]" office:value-type="float" office:value="0.00457530650703918">
            <text:p>0.0045753065</text:p>
          </table:table-cell>
          <table:table-cell table:style-name="ce3" table:formula="of:=SIN(PI()*2/257*([.BD$1]+191)*[.$B62]*[.$B62])/[.$B62]/[.$B62]" office:value-type="float" office:value="0.00261377300445739">
            <text:p>0.002613773</text:p>
          </table:table-cell>
          <table:table-cell table:style-name="ce3" table:formula="of:=SIN(PI()*2/257*([.BE$1]+191)*[.$B62]*[.$B62])/[.$B62]/[.$B62]" office:value-type="float" office:value="-0.00416038026970063">
            <text:p>-0.0041603803</text:p>
          </table:table-cell>
          <table:table-cell table:style-name="ce3" table:formula="of:=SIN(PI()*2/257*([.BF$1]+191)*[.$B62]*[.$B62])/[.$B62]/[.$B62]" office:value-type="float" office:value="-0.00327421709361913">
            <text:p>-0.0032742171</text:p>
          </table:table-cell>
          <table:table-cell table:style-name="ce3" table:formula="of:=SIN(PI()*2/257*([.BG$1]+191)*[.$B62]*[.$B62])/[.$B62]/[.$B62]" office:value-type="float" office:value="0.00364061111738016">
            <text:p>0.0036406111</text:p>
          </table:table-cell>
          <table:table-cell table:style-name="ce3" table:formula="of:=SIN(PI()*2/257*([.BH$1]+191)*[.$B62]*[.$B62])/[.$B62]/[.$B62]" office:value-type="float" office:value="0.00385214986359317">
            <text:p>0.0038521499</text:p>
          </table:table-cell>
          <table:table-cell table:style-name="ce3" table:formula="of:=SIN(PI()*2/257*([.BI$1]+191)*[.$B62]*[.$B62])/[.$B62]/[.$B62]" office:value-type="float" office:value="-0.00302909739914936">
            <text:p>-0.0030290974</text:p>
          </table:table-cell>
          <table:table-cell table:style-name="ce3" table:formula="of:=SIN(PI()*2/257*([.BJ$1]+191)*[.$B62]*[.$B62])/[.$B62]/[.$B62]" office:value-type="float" office:value="-0.00433300722351603">
            <text:p>-0.0043330072</text:p>
          </table:table-cell>
          <table:table-cell table:style-name="ce3" table:formula="of:=SIN(PI()*2/257*([.BK$1]+191)*[.$B62]*[.$B62])/[.$B62]/[.$B62]" office:value-type="float" office:value="0.00234124945652074">
            <text:p>0.0023412495</text:p>
          </table:table-cell>
          <table:table-cell table:style-name="ce3" table:formula="of:=SIN(PI()*2/257*([.BL$1]+191)*[.$B62]*[.$B62])/[.$B62]/[.$B62]" office:value-type="float" office:value="0.0047046714139448">
            <text:p>0.0047046714</text:p>
          </table:table-cell>
          <table:table-cell table:style-name="ce3" table:formula="of:=SIN(PI()*2/257*([.BM$1]+191)*[.$B62]*[.$B62])/[.$B62]/[.$B62]" office:value-type="float" office:value="-0.00159440127790078">
            <text:p>-0.0015944013</text:p>
          </table:table-cell>
          <table:table-cell table:style-name="ce3" table:formula="of:=SIN(PI()*2/257*([.BN$1]+191)*[.$B62]*[.$B62])/[.$B62]/[.$B62]" office:value-type="float" office:value="-0.00495777637826992">
            <text:p>-0.0049577764</text:p>
          </table:table-cell>
          <table:table-cell table:style-name="ce3" table:formula="of:=SIN(PI()*2/257*([.BO$1]+191)*[.$B62]*[.$B62])/[.$B62]/[.$B62]" office:value-type="float" office:value="0.000807373676538159">
            <text:p>0.0008073737</text:p>
          </table:table-cell>
          <table:table-cell table:style-name="ce3" table:formula="of:=SIN(PI()*2/257*([.BP$1]+191)*[.$B62]*[.$B62])/[.$B62]/[.$B62]" office:value-type="float" office:value="0.00508594379034495">
            <text:p>0.0050859438</text:p>
          </table:table-cell>
          <table:table-cell table:style-name="ce3" table:formula="of:=SIN(PI()*2/257*([.BQ$1]+191)*[.$B62]*[.$B62])/[.$B62]/[.$B62]" office:value-type="float" office:value="-6.79955524580552E-016">
            <text:p>-6.79955524580552E-016</text:p>
          </table:table-cell>
          <table:table-cell table:style-name="ce3" table:formula="of:=SIN(PI()*2/257*([.BR$1]+191)*[.$B62]*[.$B62])/[.$B62]/[.$B62]" office:value-type="float" office:value="-0.00508594379034497">
            <text:p>-0.0050859438</text:p>
          </table:table-cell>
          <table:table-cell table:style-name="ce3" table:formula="of:=SIN(PI()*2/257*([.BS$1]+191)*[.$B62]*[.$B62])/[.$B62]/[.$B62]" office:value-type="float" office:value="-0.000807373676536816">
            <text:p>-0.0008073737</text:p>
          </table:table-cell>
          <table:table-cell table:style-name="ce3" table:formula="of:=SIN(PI()*2/257*([.BT$1]+191)*[.$B62]*[.$B62])/[.$B62]/[.$B62]" office:value-type="float" office:value="0.00495777637827024">
            <text:p>0.0049577764</text:p>
          </table:table-cell>
          <table:table-cell table:style-name="ce3" table:formula="of:=SIN(PI()*2/257*([.BU$1]+191)*[.$B62]*[.$B62])/[.$B62]/[.$B62]" office:value-type="float" office:value="0.00159440127790059">
            <text:p>0.0015944013</text:p>
          </table:table-cell>
          <table:table-cell table:style-name="ce3" table:formula="of:=SIN(PI()*2/257*([.BV$1]+191)*[.$B62]*[.$B62])/[.$B62]/[.$B62]" office:value-type="float" office:value="-0.00470467141394533">
            <text:p>-0.0047046714</text:p>
          </table:table-cell>
          <table:table-cell table:style-name="ce3" table:formula="of:=SIN(PI()*2/257*([.BW$1]+191)*[.$B62]*[.$B62])/[.$B62]/[.$B62]" office:value-type="float" office:value="-0.00234124945651953">
            <text:p>-0.0023412495</text:p>
          </table:table-cell>
          <table:table-cell table:style-name="ce3" table:formula="of:=SIN(PI()*2/257*([.BX$1]+191)*[.$B62]*[.$B62])/[.$B62]/[.$B62]" office:value-type="float" office:value="0.00433300722351675">
            <text:p>0.0043330072</text:p>
          </table:table-cell>
          <table:table-cell table:style-name="ce3" table:formula="of:=SIN(PI()*2/257*([.BY$1]+191)*[.$B62]*[.$B62])/[.$B62]/[.$B62]" office:value-type="float" office:value="0.00302909739914827">
            <text:p>0.0030290974</text:p>
          </table:table-cell>
          <table:table-cell table:style-name="ce3" table:formula="of:=SIN(PI()*2/257*([.BZ$1]+191)*[.$B62]*[.$B62])/[.$B62]/[.$B62]" office:value-type="float" office:value="-0.0038521498635933">
            <text:p>-0.0038521499</text:p>
          </table:table-cell>
          <table:table-cell table:style-name="ce3" table:formula="of:=SIN(PI()*2/257*([.CA$1]+191)*[.$B62]*[.$B62])/[.$B62]/[.$B62]" office:value-type="float" office:value="-0.00364061111738002">
            <text:p>-0.0036406111</text:p>
          </table:table-cell>
          <table:table-cell table:style-name="ce3" table:formula="of:=SIN(PI()*2/257*([.CB$1]+191)*[.$B62]*[.$B62])/[.$B62]/[.$B62]" office:value-type="float" office:value="0.00327421709362018">
            <text:p>0.0032742171</text:p>
          </table:table-cell>
          <table:table-cell table:style-name="ce3" table:formula="of:=SIN(PI()*2/257*([.CC$1]+191)*[.$B62]*[.$B62])/[.$B62]/[.$B62]" office:value-type="float" office:value="0.00416038026969984">
            <text:p>0.0041603803</text:p>
          </table:table-cell>
          <table:table-cell table:style-name="ce3" table:formula="of:=SIN(PI()*2/257*([.CD$1]+191)*[.$B62]*[.$B62])/[.$B62]/[.$B62]" office:value-type="float" office:value="-0.00261377300445756">
            <text:p>-0.002613773</text:p>
          </table:table-cell>
          <table:table-cell table:style-name="ce3" table:formula="of:=SIN(PI()*2/257*([.CE$1]+191)*[.$B62]*[.$B62])/[.$B62]/[.$B62]" office:value-type="float" office:value="-0.00457530650703909">
            <text:p>-0.0045753065</text:p>
          </table:table-cell>
          <table:table-cell table:style-name="ce3" table:formula="of:=SIN(PI()*2/257*([.CF$1]+191)*[.$B62]*[.$B62])/[.$B62]/[.$B62]" office:value-type="float" office:value="0.0018874609986324">
            <text:p>0.001887461</text:p>
          </table:table-cell>
          <table:table-cell table:style-name="ce3" table:formula="of:=SIN(PI()*2/257*([.CG$1]+191)*[.$B62]*[.$B62])/[.$B62]/[.$B62]" office:value-type="float" office:value="0.00487493355535227">
            <text:p>0.0048749336</text:p>
          </table:table-cell>
          <table:table-cell table:style-name="ce3" table:formula="of:=SIN(PI()*2/257*([.CH$1]+191)*[.$B62]*[.$B62])/[.$B62]/[.$B62]" office:value-type="float" office:value="-0.00111358437126443">
            <text:p>-0.0011135844</text:p>
          </table:table-cell>
          <table:table-cell table:style-name="ce3" table:formula="of:=SIN(PI()*2/257*([.CI$1]+191)*[.$B62]*[.$B62])/[.$B62]/[.$B62]" office:value-type="float" office:value="-0.00505171071707986">
            <text:p>-0.0050517107</text:p>
          </table:table-cell>
          <table:table-cell table:style-name="ce3" table:formula="of:=SIN(PI()*2/257*([.CJ$1]+191)*[.$B62]*[.$B62])/[.$B62]/[.$B62]" office:value-type="float" office:value="0.000311645061160164">
            <text:p>0.0003116451</text:p>
          </table:table-cell>
          <table:table-cell table:style-name="ce3" table:formula="of:=SIN(PI()*2/257*([.CK$1]+191)*[.$B62]*[.$B62])/[.$B62]/[.$B62]" office:value-type="float" office:value="0.00510118315114042">
            <text:p>0.0051011832</text:p>
          </table:table-cell>
          <table:table-cell table:style-name="ce3" table:formula="of:=SIN(PI()*2/257*([.CL$1]+191)*[.$B62]*[.$B62])/[.$B62]/[.$B62]" office:value-type="float" office:value="0.00049814780427764">
            <text:p>0.0004981478</text:p>
          </table:table-cell>
          <table:table-cell table:style-name="ce3" table:formula="of:=SIN(PI()*2/257*([.CM$1]+191)*[.$B62]*[.$B62])/[.$B62]/[.$B62]" office:value-type="float" office:value="-0.00502210413635435">
            <text:p>-0.0050221041</text:p>
          </table:table-cell>
          <table:table-cell table:style-name="ce3" table:formula="of:=SIN(PI()*2/257*([.CN$1]+191)*[.$B62]*[.$B62])/[.$B62]/[.$B62]" office:value-type="float" office:value="-0.00129538718553349">
            <text:p>-0.0012953872</text:p>
          </table:table-cell>
          <table:table-cell table:style-name="ce3" table:formula="of:=SIN(PI()*2/257*([.CO$1]+191)*[.$B62]*[.$B62])/[.$B62]/[.$B62]" office:value-type="float" office:value="0.00481646648921576">
            <text:p>0.0048164665</text:p>
          </table:table-cell>
          <table:table-cell table:style-name="ce3" table:formula="of:=SIN(PI()*2/257*([.CP$1]+191)*[.$B62]*[.$B62])/[.$B62]/[.$B62]" office:value-type="float" office:value="0.00205998239492326">
            <text:p>0.0020599824</text:p>
          </table:table-cell>
          <table:table-cell table:style-name="ce3" table:formula="of:=SIN(PI()*2/257*([.CQ$1]+191)*[.$B62]*[.$B62])/[.$B62]/[.$B62]" office:value-type="float" office:value="-0.00448945234427932">
            <text:p>-0.0044894523</text:p>
          </table:table-cell>
          <table:table-cell table:style-name="ce3" table:formula="of:=SIN(PI()*2/257*([.CR$1]+191)*[.$B62]*[.$B62])/[.$B62]/[.$B62]" office:value-type="float" office:value="-0.00277266538833778">
            <text:p>-0.0027726654</text:p>
          </table:table-cell>
          <table:table-cell table:style-name="ce3" table:formula="of:=SIN(PI()*2/257*([.CS$1]+191)*[.$B62]*[.$B62])/[.$B62]/[.$B62]" office:value-type="float" office:value="0.00404930256271127">
            <text:p>0.0040493026</text:p>
          </table:table-cell>
          <table:table-cell table:style-name="ce3" table:formula="of:=SIN(PI()*2/257*([.CT$1]+191)*[.$B62]*[.$B62])/[.$B62]/[.$B62]" office:value-type="float" office:value="0.00341547632613847">
            <text:p>0.0034154763</text:p>
          </table:table-cell>
          <table:table-cell table:style-name="ce3" table:formula="of:=SIN(PI()*2/257*([.CU$1]+191)*[.$B62]*[.$B62])/[.$B62]/[.$B62]" office:value-type="float" office:value="-0.00350710905994397">
            <text:p>-0.0035071091</text:p>
          </table:table-cell>
          <table:table-cell table:style-name="ce3" table:formula="of:=SIN(PI()*2/257*([.CV$1]+191)*[.$B62]*[.$B62])/[.$B62]/[.$B62]" office:value-type="float" office:value="-0.00397221616685867">
            <text:p>-0.0039722162</text:p>
          </table:table-cell>
          <table:table-cell table:style-name="ce3" table:formula="of:=SIN(PI()*2/257*([.CW$1]+191)*[.$B62]*[.$B62])/[.$B62]/[.$B62]" office:value-type="float" office:value="0.00287653528586279">
            <text:p>0.0028765353</text:p>
          </table:table-cell>
          <table:table-cell table:style-name="ce3" table:formula="of:=SIN(PI()*2/257*([.CX$1]+191)*[.$B62]*[.$B62])/[.$B62]/[.$B62]" office:value-type="float" office:value="0.0044288548882393">
            <text:p>0.0044288549</text:p>
          </table:table-cell>
          <table:table-cell table:style-name="ce3" table:formula="of:=SIN(PI()*2/257*([.CY$1]+191)*[.$B62]*[.$B62])/[.$B62]/[.$B62]" office:value-type="float" office:value="-0.00217347190149019">
            <text:p>-0.0021734719</text:p>
          </table:table-cell>
          <table:table-cell table:style-name="ce3" table:formula="of:=SIN(PI()*2/257*([.CZ$1]+191)*[.$B62]*[.$B62])/[.$B62]/[.$B62]" office:value-type="float" office:value="-0.00477388504828361">
            <text:p>-0.004773885</text:p>
          </table:table-cell>
          <table:table-cell table:style-name="ce3" table:formula="of:=SIN(PI()*2/257*([.DA$1]+191)*[.$B62]*[.$B62])/[.$B62]/[.$B62]" office:value-type="float" office:value="0.00141563632923665">
            <text:p>0.0014156363</text:p>
          </table:table-cell>
          <table:table-cell table:style-name="ce3" table:formula="of:=SIN(PI()*2/257*([.DB$1]+191)*[.$B62]*[.$B62])/[.$B62]/[.$B62]" office:value-type="float" office:value="0.00499861177647624">
            <text:p>0.0049986118</text:p>
          </table:table-cell>
          <table:table-cell table:style-name="ce3" table:formula="of:=SIN(PI()*2/257*([.DC$1]+191)*[.$B62]*[.$B62])/[.$B62]/[.$B62]" office:value-type="float" office:value="-0.000622126268189862">
            <text:p>-0.0006221263</text:p>
          </table:table-cell>
          <table:table-cell table:style-name="ce3" table:formula="of:=SIN(PI()*2/257*([.DD$1]+191)*[.$B62]*[.$B62])/[.$B62]/[.$B62]" office:value-type="float" office:value="-0.00509737188730808">
            <text:p>-0.0050973719</text:p>
          </table:table-cell>
          <table:table-cell table:style-name="ce3" table:formula="of:=SIN(PI()*2/257*([.DE$1]+191)*[.$B62]*[.$B62])/[.$B62]/[.$B62]" office:value-type="float" office:value="-0.000187061574026042">
            <text:p>-0.0001870616</text:p>
          </table:table-cell>
          <table:table-cell table:style-name="ce3" table:formula="of:=SIN(PI()*2/257*([.DF$1]+191)*[.$B62]*[.$B62])/[.$B62]/[.$B62]" office:value-type="float" office:value="0.00506767659436217">
            <text:p>0.0050676766</text:p>
          </table:table-cell>
          <table:table-cell table:style-name="ce3" table:formula="of:=SIN(PI()*2/257*([.DG$1]+191)*[.$B62]*[.$B62])/[.$B62]/[.$B62]" office:value-type="float" office:value="0.000991535404676798">
            <text:p>0.0009915354</text:p>
          </table:table-cell>
          <table:table-cell table:style-name="ce3" table:formula="of:=SIN(PI()*2/257*([.DH$1]+191)*[.$B62]*[.$B62])/[.$B62]/[.$B62]" office:value-type="float" office:value="-0.00491027422852957">
            <text:p>-0.0049102742</text:p>
          </table:table-cell>
          <table:table-cell table:style-name="ce3" table:formula="of:=SIN(PI()*2/257*([.DI$1]+191)*[.$B62]*[.$B62])/[.$B62]/[.$B62]" office:value-type="float" office:value="-0.00177102222563359">
            <text:p>-0.0017710222</text:p>
          </table:table-cell>
          <table:table-cell table:style-name="ce3" table:formula="of:=SIN(PI()*2/257*([.DJ$1]+191)*[.$B62]*[.$B62])/[.$B62]/[.$B62]" office:value-type="float" office:value="0.00462913137983081">
            <text:p>0.0046291314</text:p>
          </table:table-cell>
          <table:table-cell table:style-name="ce3" table:formula="of:=SIN(PI()*2/257*([.DK$1]+191)*[.$B62]*[.$B62])/[.$B62]/[.$B62]" office:value-type="float" office:value="0.00250587871940948">
            <text:p>0.0025058787</text:p>
          </table:table-cell>
          <table:table-cell table:style-name="ce3" table:formula="of:=SIN(PI()*2/257*([.DL$1]+191)*[.$B62]*[.$B62])/[.$B62]/[.$B62]" office:value-type="float" office:value="-0.00423133293807651">
            <text:p>-0.0042313329</text:p>
          </table:table-cell>
          <table:table-cell table:style-name="ce3" table:formula="of:=SIN(PI()*2/257*([.DM$1]+191)*[.$B62]*[.$B62])/[.$B62]/[.$B62]" office:value-type="float" office:value="-0.00317758626705371">
            <text:p>-0.0031775863</text:p>
          </table:table-cell>
          <table:table-cell table:style-name="ce3" table:formula="of:=SIN(PI()*2/257*([.DN$1]+191)*[.$B62]*[.$B62])/[.$B62]/[.$B62]" office:value-type="float" office:value="0.00372690355137813">
            <text:p>0.0037269036</text:p>
          </table:table-cell>
          <table:table-cell table:style-name="ce3" table:formula="of:=SIN(PI()*2/257*([.DO$1]+191)*[.$B62]*[.$B62])/[.$B62]/[.$B62]" office:value-type="float" office:value="0.00376921762328162">
            <text:p>0.0037692176</text:p>
          </table:table-cell>
          <table:table-cell table:style-name="ce3" table:formula="of:=SIN(PI()*2/257*([.DP$1]+191)*[.$B62]*[.$B62])/[.$B62]/[.$B62]" office:value-type="float" office:value="-0.00312855500180118">
            <text:p>-0.003128555</text:p>
          </table:table-cell>
          <table:table-cell table:style-name="ce3" table:formula="of:=SIN(PI()*2/257*([.DQ$1]+191)*[.$B62]*[.$B62])/[.$B62]/[.$B62]" office:value-type="float" office:value="-0.00426586348846973">
            <text:p>-0.0042658635</text:p>
          </table:table-cell>
          <table:table-cell table:style-name="ce3" table:formula="of:=SIN(PI()*2/257*([.DR$1]+191)*[.$B62]*[.$B62])/[.$B62]/[.$B62]" office:value-type="float" office:value="0.00245136586439147">
            <text:p>0.0024513659</text:p>
          </table:table-cell>
          <table:table-cell table:style-name="ce3" table:formula="of:=SIN(PI()*2/257*([.DS$1]+191)*[.$B62]*[.$B62])/[.$B62]/[.$B62]" office:value-type="float" office:value="0.00465500822778688">
            <text:p>0.0046550082</text:p>
          </table:table-cell>
          <table:table-cell table:style-name="ce3" table:formula="of:=SIN(PI()*2/257*([.DT$1]+191)*[.$B62]*[.$B62])/[.$B62]/[.$B62]" office:value-type="float" office:value="-0.00171240152225398">
            <text:p>-0.0017124015</text:p>
          </table:table-cell>
          <table:table-cell table:style-name="ce3" table:formula="of:=SIN(PI()*2/257*([.DU$1]+191)*[.$B62]*[.$B62])/[.$B62]/[.$B62]" office:value-type="float" office:value="-0.00492684526919405">
            <text:p>-0.0049268453</text:p>
          </table:table-cell>
          <table:table-cell table:style-name="ce3" table:formula="of:=SIN(PI()*2/257*([.DV$1]+191)*[.$B62]*[.$B62])/[.$B62]/[.$B62]" office:value-type="float" office:value="0.000930284113431679">
            <text:p>0.0009302841</text:p>
          </table:table-cell>
          <table:table-cell table:style-name="ce3" table:formula="of:=SIN(PI()*2/257*([.DW$1]+191)*[.$B62]*[.$B62])/[.$B62]/[.$B62]" office:value-type="float" office:value="0.00507452423220426">
            <text:p>0.0050745242</text:p>
          </table:table-cell>
          <table:table-cell table:style-name="ce3" table:formula="of:=SIN(PI()*2/257*([.DX$1]+191)*[.$B62]*[.$B62])/[.$B62]/[.$B62]" office:value-type="float" office:value="-0.000124723247065674">
            <text:p>-0.0001247232</text:p>
          </table:table-cell>
          <table:table-cell table:style-name="ce3" table:formula="of:=SIN(PI()*2/257*([.DY$1]+191)*[.$B62]*[.$B62])/[.$B62]/[.$B62]" office:value-type="float" office:value="-0.00509432355966129">
            <text:p>-0.0050943236</text:p>
          </table:table-cell>
          <table:table-cell table:style-name="ce3" table:formula="of:=SIN(PI()*2/257*([.DZ$1]+191)*[.$B62]*[.$B62])/[.$B62]/[.$B62]" office:value-type="float" office:value="-0.00068398068506373">
            <text:p>-0.0006839807</text:p>
          </table:table-cell>
          <table:table-cell table:style-name="ce3" table:formula="of:=SIN(PI()*2/257*([.EA$1]+191)*[.$B62]*[.$B62])/[.$B62]/[.$B62]" office:value-type="float" office:value="0.00498574430217364">
            <text:p>0.0049857443</text:p>
          </table:table-cell>
          <table:table-cell table:style-name="ce3" table:formula="of:=SIN(PI()*2/257*([.EB$1]+191)*[.$B62]*[.$B62])/[.$B62]/[.$B62]" office:value-type="float" office:value="0.00147544808491254">
            <text:p>0.0014754481</text:p>
          </table:table-cell>
          <table:table-cell table:style-name="ce3" table:formula="of:=SIN(PI()*2/257*([.EC$1]+191)*[.$B62]*[.$B62])/[.$B62]/[.$B62]" office:value-type="float" office:value="-0.00475152269179705">
            <text:p>-0.0047515227</text:p>
          </table:table-cell>
          <table:table-cell table:style-name="ce3" table:formula="of:=SIN(PI()*2/257*([.ED$1]+191)*[.$B62]*[.$B62])/[.$B62]/[.$B62]" office:value-type="float" office:value="-0.00222973372057288">
            <text:p>-0.0022297337</text:p>
          </table:table-cell>
          <table:table-cell table:style-name="ce3" table:formula="of:=SIN(PI()*2/257*([.EE$1]+191)*[.$B62]*[.$B62])/[.$B62]/[.$B62]" office:value-type="float" office:value="0.00439756118811389">
            <text:p>0.0043975612</text:p>
          </table:table-cell>
          <table:table-cell table:style-name="ce3" table:formula="of:=SIN(PI()*2/257*([.EF$1]+191)*[.$B62]*[.$B62])/[.$B62]/[.$B62]" office:value-type="float" office:value="0.00292782935249594">
            <text:p>0.0029278294</text:p>
          </table:table-cell>
          <table:table-cell table:style-name="ce3" table:formula="of:=SIN(PI()*2/257*([.EG$1]+191)*[.$B62]*[.$B62])/[.$B62]/[.$B62]" office:value-type="float" office:value="-0.00393277973435766">
            <text:p>-0.0039327797</text:p>
          </table:table-cell>
          <table:table-cell table:style-name="ce3" table:formula="of:=SIN(PI()*2/257*([.EH$1]+191)*[.$B62]*[.$B62])/[.$B62]/[.$B62]" office:value-type="float" office:value="-0.00355214274722367">
            <text:p>-0.0035521427</text:p>
          </table:table-cell>
          <table:table-cell table:style-name="ce3" table:formula="of:=SIN(PI()*2/257*([.EI$1]+191)*[.$B62]*[.$B62])/[.$B62]/[.$B62]" office:value-type="float" office:value="0.00336889097198871">
            <text:p>0.003368891</text:p>
          </table:table-cell>
          <table:table-cell table:style-name="ce3" table:formula="of:=SIN(PI()*2/257*([.EJ$1]+191)*[.$B62]*[.$B62])/[.$B62]/[.$B62]" office:value-type="float" office:value="0.00408694100729724">
            <text:p>0.004086941</text:p>
          </table:table-cell>
          <table:table-cell table:style-name="ce3" table:formula="of:=SIN(PI()*2/257*([.EK$1]+191)*[.$B62]*[.$B62])/[.$B62]/[.$B62]" office:value-type="float" office:value="-0.00272010507838084">
            <text:p>-0.0027201051</text:p>
          </table:table-cell>
          <table:table-cell table:style-name="ce3" table:formula="of:=SIN(PI()*2/257*([.EL$1]+191)*[.$B62]*[.$B62])/[.$B62]/[.$B62]" office:value-type="float" office:value="-0.00451874704531726">
            <text:p>-0.004518747</text:p>
          </table:table-cell>
          <table:table-cell table:style-name="ce3" table:formula="of:=SIN(PI()*2/257*([.EM$1]+191)*[.$B62]*[.$B62])/[.$B62]/[.$B62]" office:value-type="float" office:value="0.0020027716657992">
            <text:p>0.0020027717</text:p>
          </table:table-cell>
          <table:table-cell table:style-name="ce3" table:formula="of:=SIN(PI()*2/257*([.EN$1]+191)*[.$B62]*[.$B62])/[.$B62]/[.$B62]" office:value-type="float" office:value="0.00483667921085879">
            <text:p>0.0048366792</text:p>
          </table:table-cell>
          <table:table-cell table:style-name="ce3" table:formula="of:=SIN(PI()*2/257*([.EO$1]+191)*[.$B62]*[.$B62])/[.$B62]/[.$B62]" office:value-type="float" office:value="-0.00123496776593878">
            <text:p>-0.0012349678</text:p>
          </table:table-cell>
          <table:table-cell table:style-name="ce3" table:formula="of:=SIN(PI()*2/257*([.EP$1]+191)*[.$B62]*[.$B62])/[.$B62]/[.$B62]" office:value-type="float" office:value="-0.00503272551154407">
            <text:p>-0.0050327255</text:p>
          </table:table-cell>
          <table:table-cell table:style-name="ce3" table:formula="of:=SIN(PI()*2/257*([.EQ$1]+191)*[.$B62]*[.$B62])/[.$B62]/[.$B62]" office:value-type="float" office:value="0.000436042282928394">
            <text:p>0.0004360423</text:p>
          </table:table-cell>
          <table:table-cell table:style-name="ce3" table:formula="of:=SIN(PI()*2/257*([.ER$1]+191)*[.$B62]*[.$B62])/[.$B62]/[.$B62]" office:value-type="float" office:value="0.00510194551782138">
            <text:p>0.0051019455</text:p>
          </table:table-cell>
          <table:table-cell table:style-name="ce3" table:formula="of:=SIN(PI()*2/257*([.ES$1]+191)*[.$B62]*[.$B62])/[.$B62]/[.$B62]" office:value-type="float" office:value="0.000373871605235882">
            <text:p>0.0003738716</text:p>
          </table:table-cell>
          <table:table-cell table:style-name="ce3" table:formula="of:=SIN(PI()*2/257*([.ET$1]+191)*[.$B62]*[.$B62])/[.$B62]/[.$B62]" office:value-type="float" office:value="-0.00504259486336757">
            <text:p>-0.0050425949</text:p>
          </table:table-cell>
          <table:table-cell table:style-name="ce3" table:formula="of:=SIN(PI()*2/257*([.EU$1]+191)*[.$B62]*[.$B62])/[.$B62]/[.$B62]" office:value-type="float" office:value="-0.00117436380923052">
            <text:p>-0.0011743638</text:p>
          </table:table-cell>
          <table:table-cell table:style-name="ce3" table:formula="of:=SIN(PI()*2/257*([.EV$1]+191)*[.$B62]*[.$B62])/[.$B62]/[.$B62]" office:value-type="float" office:value="0.00485616920367959">
            <text:p>0.0048561692</text:p>
          </table:table-cell>
          <table:table-cell table:style-name="ce3" table:formula="of:=SIN(PI()*2/257*([.EW$1]+191)*[.$B62]*[.$B62])/[.$B62]/[.$B62]" office:value-type="float" office:value="0.00194526166919446">
            <text:p>0.0019452617</text:p>
          </table:table-cell>
          <table:table-cell table:style-name="ce3" table:formula="of:=SIN(PI()*2/257*([.EX$1]+191)*[.$B62]*[.$B62])/[.$B62]/[.$B62]" office:value-type="float" office:value="-0.00454736652507599">
            <text:p>-0.0045473665</text:p>
          </table:table-cell>
          <table:table-cell table:style-name="ce3" table:formula="of:=SIN(PI()*2/257*([.EY$1]+191)*[.$B62]*[.$B62])/[.$B62]/[.$B62]" office:value-type="float" office:value="-0.00266713831220383">
            <text:p>-0.0026671383</text:p>
          </table:table-cell>
          <table:table-cell table:style-name="ce3" table:formula="of:=SIN(PI()*2/257*([.EZ$1]+191)*[.$B62]*[.$B62])/[.$B62]/[.$B62]" office:value-type="float" office:value="0.00412396875393804">
            <text:p>0.0041239688</text:p>
          </table:table-cell>
          <table:table-cell table:style-name="ce3" table:formula="of:=SIN(PI()*2/257*([.FA$1]+191)*[.$B62]*[.$B62])/[.$B62]/[.$B62]" office:value-type="float" office:value="0.00332180221570962">
            <text:p>0.0033218022</text:p>
          </table:table-cell>
          <table:table-cell table:style-name="ce3" table:formula="of:=SIN(PI()*2/257*([.FB$1]+191)*[.$B62]*[.$B62])/[.$B62]/[.$B62]" office:value-type="float" office:value="-0.00359664564967569">
            <text:p>-0.0035966456</text:p>
          </table:table-cell>
          <table:table-cell table:style-name="ce3" table:formula="of:=SIN(PI()*2/257*([.FC$1]+191)*[.$B62]*[.$B62])/[.$B62]/[.$B62]" office:value-type="float" office:value="-0.0038927556397129">
            <text:p>-0.0038927556</text:p>
          </table:table-cell>
          <table:table-cell table:style-name="ce3" table:formula="of:=SIN(PI()*2/257*([.FD$1]+191)*[.$B62]*[.$B62])/[.$B62]/[.$B62]" office:value-type="float" office:value="0.00297868592336911">
            <text:p>0.0029786859</text:p>
          </table:table-cell>
          <table:table-cell table:style-name="ce3" table:formula="of:=SIN(PI()*2/257*([.FE$1]+191)*[.$B62]*[.$B62])/[.$B62]/[.$B62]" office:value-type="float" office:value="0.00436561037510511">
            <text:p>0.0043656104</text:p>
          </table:table-cell>
          <table:table-cell table:style-name="ce3" table:formula="of:=SIN(PI()*2/257*([.FF$1]+191)*[.$B62]*[.$B62])/[.$B62]/[.$B62]" office:value-type="float" office:value="-0.00228566235799384">
            <text:p>-0.0022856624</text:p>
          </table:table-cell>
          <table:table-cell table:style-name="ce3" table:formula="of:=SIN(PI()*2/257*([.FG$1]+191)*[.$B62]*[.$B62])/[.$B62]/[.$B62]" office:value-type="float" office:value="-0.00472845033114222">
            <text:p>-0.0047284503</text:p>
          </table:table-cell>
          <table:table-cell table:style-name="ce3" table:formula="of:=SIN(PI()*2/257*([.FH$1]+191)*[.$B62]*[.$B62])/[.$B62]/[.$B62]" office:value-type="float" office:value="0.00153503936931045">
            <text:p>0.0015350394</text:p>
          </table:table-cell>
          <table:table-cell table:style-name="ce3" table:formula="of:=SIN(PI()*2/257*([.FI$1]+191)*[.$B62]*[.$B62])/[.$B62]/[.$B62]" office:value-type="float" office:value="0.00497213182474872">
            <text:p>0.0049721318</text:p>
          </table:table-cell>
          <table:table-cell table:style-name="ce3" table:formula="of:=SIN(PI()*2/257*([.FJ$1]+191)*[.$B62]*[.$B62])/[.$B62]/[.$B62]" office:value-type="float" office:value="-0.00074573289698903">
            <text:p>-0.0007457329</text:p>
          </table:table-cell>
          <table:table-cell table:style-name="ce3" table:formula="of:=SIN(PI()*2/257*([.FK$1]+191)*[.$B62]*[.$B62])/[.$B62]/[.$B62]" office:value-type="float" office:value="-0.00509051400425713">
            <text:p>-0.005090514</text:p>
          </table:table-cell>
          <table:table-cell table:style-name="ce3" table:formula="of:=SIN(PI()*2/257*([.FL$1]+191)*[.$B62]*[.$B62])/[.$B62]/[.$B62]" office:value-type="float" office:value="-0.0000623662831247657">
            <text:p>-6.23662831247657E-005</text:p>
          </table:table-cell>
          <table:table-cell table:style-name="ce3" table:formula="of:=SIN(PI()*2/257*([.FM$1]+191)*[.$B62]*[.$B62])/[.$B62]/[.$B62]" office:value-type="float" office:value="0.00508061360083663">
            <text:p>0.0050806136</text:p>
          </table:table-cell>
          <table:table-cell table:style-name="ce3" table:formula="of:=SIN(PI()*2/257*([.FN$1]+191)*[.$B62]*[.$B62])/[.$B62]/[.$B62]" office:value-type="float" office:value="0.000868893812933658">
            <text:p>0.0008688938</text:p>
          </table:table-cell>
          <table:table-cell table:style-name="ce3" table:formula="of:=SIN(PI()*2/257*([.FO$1]+191)*[.$B62]*[.$B62])/[.$B62]/[.$B62]" office:value-type="float" office:value="-0.00494268010782357">
            <text:p>-0.0049426801</text:p>
          </table:table-cell>
          <table:table-cell table:style-name="ce3" table:formula="of:=SIN(PI()*2/257*([.FP$1]+191)*[.$B62]*[.$B62])/[.$B62]/[.$B62]" office:value-type="float" office:value="-0.0016535249404313">
            <text:p>-0.0016535249</text:p>
          </table:table-cell>
          <table:table-cell table:style-name="ce3" table:formula="of:=SIN(PI()*2/257*([.FQ$1]+191)*[.$B62]*[.$B62])/[.$B62]/[.$B62]" office:value-type="float" office:value="0.00468018949340962">
            <text:p>0.0046801895</text:p>
          </table:table-cell>
          <table:table-cell table:style-name="ce3" table:formula="of:=SIN(PI()*2/257*([.FR$1]+191)*[.$B62]*[.$B62])/[.$B62]/[.$B62]" office:value-type="float" office:value="0.00239648670995764">
            <text:p>0.0023964867</text:p>
          </table:table-cell>
          <table:table-cell table:style-name="ce3" table:formula="of:=SIN(PI()*2/257*([.FS$1]+191)*[.$B62]*[.$B62])/[.$B62]/[.$B62]" office:value-type="float" office:value="-0.00429975660512941">
            <text:p>-0.0042997566</text:p>
          </table:table-cell>
          <table:table-cell table:style-name="ce3" table:formula="of:=SIN(PI()*2/257*([.FT$1]+191)*[.$B62]*[.$B62])/[.$B62]/[.$B62]" office:value-type="float" office:value="-0.00307905624702067">
            <text:p>-0.0030790562</text:p>
          </table:table-cell>
          <table:table-cell table:style-name="ce3" table:formula="of:=SIN(PI()*2/257*([.FU$1]+191)*[.$B62]*[.$B62])/[.$B62]/[.$B62]" office:value-type="float" office:value="0.00381096847358435">
            <text:p>0.0038109685</text:p>
          </table:table-cell>
          <table:table-cell table:style-name="ce3" table:formula="of:=SIN(PI()*2/257*([.FV$1]+191)*[.$B62]*[.$B62])/[.$B62]/[.$B62]" office:value-type="float" office:value="0.00368403258072209">
            <text:p>0.0036840326</text:p>
          </table:table-cell>
          <table:table-cell table:style-name="ce3" table:formula="of:=SIN(PI()*2/257*([.FW$1]+191)*[.$B62]*[.$B62])/[.$B62]/[.$B62]" office:value-type="float" office:value="-0.00322614271620353">
            <text:p>-0.0032261427</text:p>
          </table:table-cell>
          <table:table-cell table:style-name="ce3" table:formula="of:=SIN(PI()*2/257*([.FX$1]+191)*[.$B62]*[.$B62])/[.$B62]/[.$B62]" office:value-type="float" office:value="-0.00419617011373084">
            <text:p>-0.0041961701</text:p>
          </table:table-cell>
          <table:table-cell table:style-name="ce3" table:formula="of:=SIN(PI()*2/257*([.FY$1]+191)*[.$B62]*[.$B62])/[.$B62]/[.$B62]" office:value-type="float" office:value="0.00256001712933868">
            <text:p>0.0025600171</text:p>
          </table:table-cell>
          <table:table-cell table:style-name="ce3" table:formula="of:=SIN(PI()*2/257*([.FZ$1]+191)*[.$B62]*[.$B62])/[.$B62]/[.$B62]" office:value-type="float" office:value="0.00460256281623003">
            <text:p>0.0046025628</text:p>
          </table:table-cell>
          <table:table-cell table:style-name="ce3" table:formula="of:=SIN(PI()*2/257*([.GA$1]+191)*[.$B62]*[.$B62])/[.$B62]/[.$B62]" office:value-type="float" office:value="-0.00182937829107731">
            <text:p>-0.0018293783</text:p>
          </table:table-cell>
          <table:table-cell table:style-name="ce3" table:formula="of:=SIN(PI()*2/257*([.GB$1]+191)*[.$B62]*[.$B62])/[.$B62]/[.$B62]" office:value-type="float" office:value="-0.00489296946198421">
            <text:p>-0.0048929695</text:p>
          </table:table-cell>
          <table:table-cell table:style-name="ce3" table:formula="of:=SIN(PI()*2/257*([.GC$1]+191)*[.$B62]*[.$B62])/[.$B62]/[.$B62]" office:value-type="float" office:value="0.0010526385341032">
            <text:p>0.0010526385</text:p>
          </table:table-cell>
          <table:table-cell table:style-name="ce3" table:formula="of:=SIN(PI()*2/257*([.GD$1]+191)*[.$B62]*[.$B62])/[.$B62]/[.$B62]" office:value-type="float" office:value="0.00506007171053007">
            <text:p>0.0050600717</text:p>
          </table:table-cell>
          <table:table-cell table:style-name="ce3" table:formula="of:=SIN(PI()*2/257*([.GE$1]+191)*[.$B62]*[.$B62])/[.$B62]/[.$B62]" office:value-type="float" office:value="-0.000249371949002328">
            <text:p>-0.0002493719</text:p>
          </table:table-cell>
          <table:table-cell table:style-name="ce3" table:formula="of:=SIN(PI()*2/257*([.GF$1]+191)*[.$B62]*[.$B62])/[.$B62]/[.$B62]" office:value-type="float" office:value="-0.0050996585316964">
            <text:p>-0.0050996585</text:p>
          </table:table-cell>
          <table:table-cell table:style-name="ce3" table:formula="of:=SIN(PI()*2/257*([.GG$1]+191)*[.$B62]*[.$B62])/[.$B62]/[.$B62]" office:value-type="float" office:value="-0.000560178889064238">
            <text:p>-0.0005601789</text:p>
          </table:table-cell>
          <table:table-cell table:style-name="ce3" table:formula="of:=SIN(PI()*2/257*([.GH$1]+191)*[.$B62]*[.$B62])/[.$B62]/[.$B62]" office:value-type="float" office:value="0.00501073232491446">
            <text:p>0.0050107323</text:p>
          </table:table-cell>
          <table:table-cell table:style-name="ce3" table:formula="of:=SIN(PI()*2/257*([.GI$1]+191)*[.$B62]*[.$B62])/[.$B62]/[.$B62]" office:value-type="float" office:value="0.0013556130397494">
            <text:p>0.001355613</text:p>
          </table:table-cell>
          <table:table-cell table:style-name="ce3" table:formula="of:=SIN(PI()*2/257*([.GJ$1]+191)*[.$B62]*[.$B62])/[.$B62]/[.$B62]" office:value-type="float" office:value="-0.00479553405906961">
            <text:p>-0.0047955341</text:p>
          </table:table-cell>
          <table:table-cell table:style-name="ce3" table:formula="of:=SIN(PI()*2/257*([.GK$1]+191)*[.$B62]*[.$B62])/[.$B62]/[.$B62]" office:value-type="float" office:value="-0.00211688530775852">
            <text:p>-0.0021168853</text:p>
          </table:table-cell>
          <table:table-cell table:style-name="ce3" table:formula="of:=SIN(PI()*2/257*([.GL$1]+191)*[.$B62]*[.$B62])/[.$B62]/[.$B62]" office:value-type="float" office:value="0.00445948679936987">
            <text:p>0.0044594868</text:p>
          </table:table-cell>
          <table:table-cell table:style-name="ce3" table:formula="of:=SIN(PI()*2/257*([.GM$1]+191)*[.$B62]*[.$B62])/[.$B62]/[.$B62]" office:value-type="float" office:value="0.00282481138816611">
            <text:p>0.0028248114</text:p>
          </table:table-cell>
          <table:table-cell table:style-name="ce3" table:formula="of:=SIN(PI()*2/257*([.GN$1]+191)*[.$B62]*[.$B62])/[.$B62]/[.$B62]" office:value-type="float" office:value="-0.00401105904436364">
            <text:p>-0.004011059</text:p>
          </table:table-cell>
          <table:table-cell table:style-name="ce3" table:formula="of:=SIN(PI()*2/257*([.GO$1]+191)*[.$B62]*[.$B62])/[.$B62]/[.$B62]" office:value-type="float" office:value="-0.00346155131706684">
            <text:p>-0.0034615513</text:p>
          </table:table-cell>
          <table:table-cell table:style-name="ce3" table:formula="of:=SIN(PI()*2/257*([.GP$1]+191)*[.$B62]*[.$B62])/[.$B62]/[.$B62]" office:value-type="float" office:value="0.00346155131706834">
            <text:p>0.0034615513</text:p>
          </table:table-cell>
          <table:table-cell table:style-name="ce3" table:formula="of:=SIN(PI()*2/257*([.GQ$1]+191)*[.$B62]*[.$B62])/[.$B62]/[.$B62]" office:value-type="float" office:value="0.00401105904436381">
            <text:p>0.004011059</text:p>
          </table:table-cell>
          <table:table-cell table:style-name="ce3" table:formula="of:=SIN(PI()*2/257*([.GR$1]+191)*[.$B62]*[.$B62])/[.$B62]/[.$B62]" office:value-type="float" office:value="-0.00282481138816781">
            <text:p>-0.0028248114</text:p>
          </table:table-cell>
          <table:table-cell table:style-name="ce3" table:formula="of:=SIN(PI()*2/257*([.GS$1]+191)*[.$B62]*[.$B62])/[.$B62]/[.$B62]" office:value-type="float" office:value="-0.00445948679936944">
            <text:p>-0.0044594868</text:p>
          </table:table-cell>
          <table:table-cell table:style-name="ce3" table:formula="of:=SIN(PI()*2/257*([.GT$1]+191)*[.$B62]*[.$B62])/[.$B62]/[.$B62]" office:value-type="float" office:value="0.00211688530775826">
            <text:p>0.0021168853</text:p>
          </table:table-cell>
          <table:table-cell table:style-name="ce3" table:formula="of:=SIN(PI()*2/257*([.GU$1]+191)*[.$B62]*[.$B62])/[.$B62]/[.$B62]" office:value-type="float" office:value="0.0047955340590697">
            <text:p>0.0047955341</text:p>
          </table:table-cell>
          <table:table-cell table:style-name="ce3" table:formula="of:=SIN(PI()*2/257*([.GV$1]+191)*[.$B62]*[.$B62])/[.$B62]/[.$B62]" office:value-type="float" office:value="-0.00135561303975137">
            <text:p>-0.001355613</text:p>
          </table:table-cell>
          <table:table-cell table:style-name="ce3" table:formula="of:=SIN(PI()*2/257*([.GW$1]+191)*[.$B62]*[.$B62])/[.$B62]/[.$B62]" office:value-type="float" office:value="-0.00501073232491429">
            <text:p>-0.0050107323</text:p>
          </table:table-cell>
          <table:table-cell table:style-name="ce3" table:formula="of:=SIN(PI()*2/257*([.GX$1]+191)*[.$B62]*[.$B62])/[.$B62]/[.$B62]" office:value-type="float" office:value="0.000560178889063959">
            <text:p>0.0005601789</text:p>
          </table:table-cell>
          <table:table-cell table:style-name="ce3" table:formula="of:=SIN(PI()*2/257*([.GY$1]+191)*[.$B62]*[.$B62])/[.$B62]/[.$B62]" office:value-type="float" office:value="0.00509965853169634">
            <text:p>0.0050996585</text:p>
          </table:table-cell>
          <table:table-cell table:style-name="ce3" table:formula="of:=SIN(PI()*2/257*([.GZ$1]+191)*[.$B62]*[.$B62])/[.$B62]/[.$B62]" office:value-type="float" office:value="0.000249371949002608">
            <text:p>0.0002493719</text:p>
          </table:table-cell>
          <table:table-cell table:style-name="ce3" table:formula="of:=SIN(PI()*2/257*([.HA$1]+191)*[.$B62]*[.$B62])/[.$B62]/[.$B62]" office:value-type="float" office:value="-0.00506007171053003">
            <text:p>-0.0050600717</text:p>
          </table:table-cell>
          <table:table-cell table:style-name="ce3" table:formula="of:=SIN(PI()*2/257*([.HB$1]+191)*[.$B62]*[.$B62])/[.$B62]/[.$B62]" office:value-type="float" office:value="-0.00105263853409894">
            <text:p>-0.0010526385</text:p>
          </table:table-cell>
          <table:table-cell table:style-name="ce3" table:formula="of:=SIN(PI()*2/257*([.HC$1]+191)*[.$B62]*[.$B62])/[.$B62]/[.$B62]" office:value-type="float" office:value="0.00489296946198413">
            <text:p>0.0048929695</text:p>
          </table:table-cell>
          <table:table-cell table:style-name="ce3" table:formula="of:=SIN(PI()*2/257*([.HD$1]+191)*[.$B62]*[.$B62])/[.$B62]/[.$B62]" office:value-type="float" office:value="0.00182937829107757">
            <text:p>0.0018293783</text:p>
          </table:table-cell>
          <table:table-cell table:style-name="ce3" table:formula="of:=SIN(PI()*2/257*([.HE$1]+191)*[.$B62]*[.$B62])/[.$B62]/[.$B62]" office:value-type="float" office:value="-0.00460256281623091">
            <text:p>-0.0046025628</text:p>
          </table:table-cell>
          <table:table-cell table:style-name="ce3" table:formula="of:=SIN(PI()*2/257*([.HF$1]+191)*[.$B62]*[.$B62])/[.$B62]/[.$B62]" office:value-type="float" office:value="-0.00256001712933892">
            <text:p>-0.0025600171</text:p>
          </table:table-cell>
          <table:table-cell table:style-name="ce3" table:formula="of:=SIN(PI()*2/257*([.HG$1]+191)*[.$B62]*[.$B62])/[.$B62]/[.$B62]" office:value-type="float" office:value="0.00419617011373266">
            <text:p>0.0041961701</text:p>
          </table:table-cell>
          <table:table-cell table:style-name="ce3" table:formula="of:=SIN(PI()*2/257*([.HH$1]+191)*[.$B62]*[.$B62])/[.$B62]/[.$B62]" office:value-type="float" office:value="0.00322614271620285">
            <text:p>0.0032261427</text:p>
          </table:table-cell>
          <table:table-cell table:style-name="ce3" table:formula="of:=SIN(PI()*2/257*([.HI$1]+191)*[.$B62]*[.$B62])/[.$B62]/[.$B62]" office:value-type="float" office:value="-0.0036840325807219">
            <text:p>-0.0036840326</text:p>
          </table:table-cell>
          <table:table-cell table:style-name="ce3" table:formula="of:=SIN(PI()*2/257*([.HJ$1]+191)*[.$B62]*[.$B62])/[.$B62]/[.$B62]" office:value-type="float" office:value="-0.00381096847358376">
            <text:p>-0.0038109685</text:p>
          </table:table-cell>
          <table:table-cell table:style-name="ce3" table:formula="of:=SIN(PI()*2/257*([.HK$1]+191)*[.$B62]*[.$B62])/[.$B62]/[.$B62]" office:value-type="float" office:value="0.0030790562470223">
            <text:p>0.0030790562</text:p>
          </table:table-cell>
          <table:table-cell table:style-name="ce3" table:formula="of:=SIN(PI()*2/257*([.HL$1]+191)*[.$B62]*[.$B62])/[.$B62]/[.$B62]" office:value-type="float" office:value="0.00429975660512832">
            <text:p>0.0042997566</text:p>
          </table:table-cell>
          <table:table-cell table:style-name="ce3" table:formula="of:=SIN(PI()*2/257*([.HM$1]+191)*[.$B62]*[.$B62])/[.$B62]/[.$B62]" office:value-type="float" office:value="-0.00239648670995842">
            <text:p>-0.0023964867</text:p>
          </table:table-cell>
          <table:table-cell table:style-name="ce3" table:formula="of:=SIN(PI()*2/257*([.HN$1]+191)*[.$B62]*[.$B62])/[.$B62]/[.$B62]" office:value-type="float" office:value="-0.00468018949340881">
            <text:p>-0.0046801895</text:p>
          </table:table-cell>
          <table:table-cell table:style-name="ce3" table:formula="of:=SIN(PI()*2/257*([.HO$1]+191)*[.$B62]*[.$B62])/[.$B62]/[.$B62]" office:value-type="float" office:value="0.00165352494043213">
            <text:p>0.0016535249</text:p>
          </table:table-cell>
          <table:table-cell table:style-name="ce3" table:formula="of:=SIN(PI()*2/257*([.HP$1]+191)*[.$B62]*[.$B62])/[.$B62]/[.$B62]" office:value-type="float" office:value="0.00494268010782335">
            <text:p>0.0049426801</text:p>
          </table:table-cell>
          <table:table-cell table:style-name="ce3" table:formula="of:=SIN(PI()*2/257*([.HQ$1]+191)*[.$B62]*[.$B62])/[.$B62]/[.$B62]" office:value-type="float" office:value="-0.000868893812936812">
            <text:p>-0.0008688938</text:p>
          </table:table-cell>
          <table:table-cell table:style-name="ce3" table:formula="of:=SIN(PI()*2/257*([.HR$1]+191)*[.$B62]*[.$B62])/[.$B62]/[.$B62]" office:value-type="float" office:value="-0.00508061360083644">
            <text:p>-0.0050806136</text:p>
          </table:table-cell>
          <table:table-cell table:style-name="ce3" table:formula="of:=SIN(PI()*2/257*([.HS$1]+191)*[.$B62]*[.$B62])/[.$B62]/[.$B62]" office:value-type="float" office:value="0.0000623662831256454">
            <text:p>6.23662831256454E-005</text:p>
          </table:table-cell>
          <table:table-cell table:style-name="ce3" table:formula="of:=SIN(PI()*2/257*([.HT$1]+191)*[.$B62]*[.$B62])/[.$B62]/[.$B62]" office:value-type="float" office:value="0.00509051400425719">
            <text:p>0.005090514</text:p>
          </table:table-cell>
          <table:table-cell table:style-name="ce3" table:formula="of:=SIN(PI()*2/257*([.HU$1]+191)*[.$B62]*[.$B62])/[.$B62]/[.$B62]" office:value-type="float" office:value="0.000745732896987012">
            <text:p>0.0007457329</text:p>
          </table:table-cell>
          <table:table-cell table:style-name="ce3" table:formula="of:=SIN(PI()*2/257*([.HV$1]+191)*[.$B62]*[.$B62])/[.$B62]/[.$B62]" office:value-type="float" office:value="-0.00497213182474918">
            <text:p>-0.0049721318</text:p>
          </table:table-cell>
          <table:table-cell table:style-name="ce3" table:formula="of:=SIN(PI()*2/257*([.HW$1]+191)*[.$B62]*[.$B62])/[.$B62]/[.$B62]" office:value-type="float" office:value="-0.00153503936930961">
            <text:p>-0.0015350394</text:p>
          </table:table-cell>
          <table:table-cell table:style-name="ce3" table:formula="of:=SIN(PI()*2/257*([.HX$1]+191)*[.$B62]*[.$B62])/[.$B62]/[.$B62]" office:value-type="float" office:value="0.00472845033114299">
            <text:p>0.0047284503</text:p>
          </table:table-cell>
          <table:table-cell table:style-name="ce3" table:formula="of:=SIN(PI()*2/257*([.HY$1]+191)*[.$B62]*[.$B62])/[.$B62]/[.$B62]" office:value-type="float" office:value="0.00228566235799409">
            <text:p>0.0022856624</text:p>
          </table:table-cell>
          <table:table-cell table:style-name="ce3" table:formula="of:=SIN(PI()*2/257*([.HZ$1]+191)*[.$B62]*[.$B62])/[.$B62]/[.$B62]" office:value-type="float" office:value="-0.00436561037510497">
            <text:p>-0.0043656104</text:p>
          </table:table-cell>
          <table:table-cell table:style-name="ce3" table:formula="of:=SIN(PI()*2/257*([.IA$1]+191)*[.$B62]*[.$B62])/[.$B62]/[.$B62]" office:value-type="float" office:value="-0.00297868592336651">
            <text:p>-0.0029786859</text:p>
          </table:table-cell>
          <table:table-cell table:style-name="ce3" table:formula="of:=SIN(PI()*2/257*([.IB$1]+191)*[.$B62]*[.$B62])/[.$B62]/[.$B62]" office:value-type="float" office:value="0.00389275563971272">
            <text:p>0.0038927556</text:p>
          </table:table-cell>
          <table:table-cell table:style-name="ce3" table:formula="of:=SIN(PI()*2/257*([.IC$1]+191)*[.$B62]*[.$B62])/[.$B62]/[.$B62]" office:value-type="float" office:value="0.00359664564967507">
            <text:p>0.0035966456</text:p>
          </table:table-cell>
          <table:table-cell table:style-name="ce3" table:formula="of:=SIN(PI()*2/257*([.ID$1]+191)*[.$B62]*[.$B62])/[.$B62]/[.$B62]" office:value-type="float" office:value="-0.00332180221571028">
            <text:p>-0.0033218022</text:p>
          </table:table-cell>
          <table:table-cell table:style-name="ce3" table:formula="of:=SIN(PI()*2/257*([.IE$1]+191)*[.$B62]*[.$B62])/[.$B62]/[.$B62]" office:value-type="float" office:value="-0.00412396875393821">
            <text:p>-0.0041239688</text:p>
          </table:table-cell>
          <table:table-cell table:style-name="ce3" table:formula="of:=SIN(PI()*2/257*([.IF$1]+191)*[.$B62]*[.$B62])/[.$B62]/[.$B62]" office:value-type="float" office:value="0.00266713831220656">
            <text:p>0.0026671383</text:p>
          </table:table-cell>
          <table:table-cell table:style-name="ce3" table:formula="of:=SIN(PI()*2/257*([.IG$1]+191)*[.$B62]*[.$B62])/[.$B62]/[.$B62]" office:value-type="float" office:value="0.00454736652507506">
            <text:p>0.0045473665</text:p>
          </table:table-cell>
          <table:table-cell table:style-name="ce3" table:formula="of:=SIN(PI()*2/257*([.IH$1]+191)*[.$B62]*[.$B62])/[.$B62]/[.$B62]" office:value-type="float" office:value="-0.0019452616691942">
            <text:p>-0.0019452617</text:p>
          </table:table-cell>
          <table:table-cell table:style-name="ce3" table:formula="of:=SIN(PI()*2/257*([.II$1]+191)*[.$B62]*[.$B62])/[.$B62]/[.$B62]" office:value-type="float" office:value="-0.00485616920367932">
            <text:p>-0.0048561692</text:p>
          </table:table-cell>
          <table:table-cell table:style-name="ce3" table:formula="of:=SIN(PI()*2/257*([.IJ$1]+191)*[.$B62]*[.$B62])/[.$B62]/[.$B62]" office:value-type="float" office:value="0.00117436380923251">
            <text:p>0.0011743638</text:p>
          </table:table-cell>
          <table:table-cell table:style-name="ce3" table:formula="of:=SIN(PI()*2/257*([.IK$1]+191)*[.$B62]*[.$B62])/[.$B62]/[.$B62]" office:value-type="float" office:value="0.00504259486336743">
            <text:p>0.0050425949</text:p>
          </table:table-cell>
          <table:table-cell table:style-name="ce3" table:formula="of:=SIN(PI()*2/257*([.IL$1]+191)*[.$B62]*[.$B62])/[.$B62]/[.$B62]" office:value-type="float" office:value="-0.000373871605235602">
            <text:p>-0.0003738716</text:p>
          </table:table-cell>
          <table:table-cell table:style-name="ce3" table:formula="of:=SIN(PI()*2/257*([.IM$1]+191)*[.$B62]*[.$B62])/[.$B62]/[.$B62]" office:value-type="float" office:value="-0.00510194551782138">
            <text:p>-0.0051019455</text:p>
          </table:table-cell>
          <table:table-cell table:style-name="ce3" table:formula="of:=SIN(PI()*2/257*([.IN$1]+191)*[.$B62]*[.$B62])/[.$B62]/[.$B62]" office:value-type="float" office:value="-0.000436042282927518">
            <text:p>-0.0004360423</text:p>
          </table:table-cell>
          <table:table-cell table:style-name="ce3" table:formula="of:=SIN(PI()*2/257*([.IO$1]+191)*[.$B62]*[.$B62])/[.$B62]/[.$B62]" office:value-type="float" office:value="0.0050327255115444">
            <text:p>0.0050327255</text:p>
          </table:table-cell>
          <table:table-cell table:style-name="ce3" table:formula="of:=SIN(PI()*2/257*([.IP$1]+191)*[.$B62]*[.$B62])/[.$B62]/[.$B62]" office:value-type="float" office:value="0.00123496776593455">
            <text:p>0.0012349678</text:p>
          </table:table-cell>
          <table:table-cell table:style-name="ce3" table:formula="of:=SIN(PI()*2/257*([.IQ$1]+191)*[.$B62]*[.$B62])/[.$B62]/[.$B62]" office:value-type="float" office:value="-0.0048366792108587">
            <text:p>-0.0048366792</text:p>
          </table:table-cell>
          <table:table-cell table:style-name="ce3" table:formula="of:=SIN(PI()*2/257*([.IR$1]+191)*[.$B62]*[.$B62])/[.$B62]/[.$B62]" office:value-type="float" office:value="-0.00200277166579839">
            <text:p>-0.0020027717</text:p>
          </table:table-cell>
          <table:table-cell table:style-name="ce3" table:formula="of:=SIN(PI()*2/257*([.IS$1]+191)*[.$B62]*[.$B62])/[.$B62]/[.$B62]" office:value-type="float" office:value="0.00451874704531821">
            <text:p>0.004518747</text:p>
          </table:table-cell>
          <table:table-cell table:style-name="ce3" table:formula="of:=SIN(PI()*2/257*([.IT$1]+191)*[.$B62]*[.$B62])/[.$B62]/[.$B62]" office:value-type="float" office:value="0.00272010507838108">
            <text:p>0.0027201051</text:p>
          </table:table-cell>
          <table:table-cell table:style-name="ce3" table:formula="of:=SIN(PI()*2/257*([.IU$1]+191)*[.$B62]*[.$B62])/[.$B62]/[.$B62]" office:value-type="float" office:value="-0.00408694100729846">
            <text:p>-0.004086941</text:p>
          </table:table-cell>
          <table:table-cell table:style-name="ce3" table:formula="of:=SIN(PI()*2/257*([.IV$1]+191)*[.$B62]*[.$B62])/[.$B62]/[.$B62]" office:value-type="float" office:value="-0.00336889097198805">
            <text:p>-0.003368891</text:p>
          </table:table-cell>
          <table:table-cell table:style-name="ce3" table:formula="of:=SIN(PI()*2/257*([.IW$1]+191)*[.$B62]*[.$B62])/[.$B62]/[.$B62]" office:value-type="float" office:value="0.00355214274722347">
            <text:p>0.0035521427</text:p>
          </table:table-cell>
          <table:table-cell table:style-name="ce3" table:formula="of:=SIN(PI()*2/257*([.IX$1]+191)*[.$B62]*[.$B62])/[.$B62]/[.$B62]" office:value-type="float" office:value="0.00393277973435784">
            <text:p>0.0039327797</text:p>
          </table:table-cell>
          <table:table-cell table:style-name="ce3" table:formula="of:=SIN(PI()*2/257*([.IY$1]+191)*[.$B62]*[.$B62])/[.$B62]/[.$B62]" office:value-type="float" office:value="-0.00292782935249666">
            <text:p>-0.00292782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3" table:formula="of:=SIN(PI()*2/257*([.C$1]+191)*[.$B63]*[.$B63])/[.$B63]/[.$B63]" office:value-type="float" office:value="0.00435434625861938">
            <text:p>0.0043543463</text:p>
          </table:table-cell>
          <table:table-cell table:style-name="ce3" table:formula="of:=SIN(PI()*2/257*([.D$1]+191)*[.$B63]*[.$B63])/[.$B63]/[.$B63]" office:value-type="float" office:value="0.0024607245870245">
            <text:p>0.0024607246</text:p>
          </table:table-cell>
          <table:table-cell table:style-name="ce3" table:formula="of:=SIN(PI()*2/257*([.E$1]+191)*[.$B63]*[.$B63])/[.$B63]/[.$B63]" office:value-type="float" office:value="-0.000863737508074651">
            <text:p>-0.0008637375</text:p>
          </table:table-cell>
          <table:table-cell table:style-name="ce3" table:formula="of:=SIN(PI()*2/257*([.F$1]+191)*[.$B63]*[.$B63])/[.$B63]/[.$B63]" office:value-type="float" office:value="-0.00368596113716894">
            <text:p>-0.0036859611</text:p>
          </table:table-cell>
          <table:table-cell table:style-name="ce3" table:formula="of:=SIN(PI()*2/257*([.G$1]+191)*[.$B63]*[.$B63])/[.$B63]/[.$B63]" office:value-type="float" office:value="-0.0043649046030363">
            <text:p>-0.0043649046</text:p>
          </table:table-cell>
          <table:table-cell table:style-name="ce3" table:formula="of:=SIN(PI()*2/257*([.H$1]+191)*[.$B63]*[.$B63])/[.$B63]/[.$B63]" office:value-type="float" office:value="-0.00250578184901811">
            <text:p>-0.0025057818</text:p>
          </table:table-cell>
          <table:table-cell table:style-name="ce3" table:formula="of:=SIN(PI()*2/257*([.I$1]+191)*[.$B63]*[.$B63])/[.$B63]/[.$B63]" office:value-type="float" office:value="0.00081038082769914">
            <text:p>0.0008103808</text:p>
          </table:table-cell>
          <table:table-cell table:style-name="ce3" table:formula="of:=SIN(PI()*2/257*([.J$1]+191)*[.$B63]*[.$B63])/[.$B63]/[.$B63]" office:value-type="float" office:value="0.00365533041018449">
            <text:p>0.0036553304</text:p>
          </table:table-cell>
          <table:table-cell table:style-name="ce3" table:formula="of:=SIN(PI()*2/257*([.K$1]+191)*[.$B63]*[.$B63])/[.$B63]/[.$B63]" office:value-type="float" office:value="0.00437481071433522">
            <text:p>0.0043748107</text:p>
          </table:table-cell>
          <table:table-cell table:style-name="ce3" table:formula="of:=SIN(PI()*2/257*([.L$1]+191)*[.$B63]*[.$B63])/[.$B63]/[.$B63]" office:value-type="float" office:value="0.00255046468039632">
            <text:p>0.0025504647</text:p>
          </table:table-cell>
          <table:table-cell table:style-name="ce3" table:formula="of:=SIN(PI()*2/257*([.M$1]+191)*[.$B63]*[.$B63])/[.$B63]/[.$B63]" office:value-type="float" office:value="-0.00075690305482378">
            <text:p>-0.0007569031</text:p>
          </table:table-cell>
          <table:table-cell table:style-name="ce3" table:formula="of:=SIN(PI()*2/257*([.N$1]+191)*[.$B63]*[.$B63])/[.$B63]/[.$B63]" office:value-type="float" office:value="-0.0036241534793831">
            <text:p>-0.0036241535</text:p>
          </table:table-cell>
          <table:table-cell table:style-name="ce3" table:formula="of:=SIN(PI()*2/257*([.O$1]+191)*[.$B63]*[.$B63])/[.$B63]/[.$B63]" office:value-type="float" office:value="-0.00438406311227844">
            <text:p>-0.0043840631</text:p>
          </table:table-cell>
          <table:table-cell table:style-name="ce3" table:formula="of:=SIN(PI()*2/257*([.P$1]+191)*[.$B63]*[.$B63])/[.$B63]/[.$B63]" office:value-type="float" office:value="-0.00259476640435537">
            <text:p>-0.0025947664</text:p>
          </table:table-cell>
          <table:table-cell table:style-name="ce3" table:formula="of:=SIN(PI()*2/257*([.Q$1]+191)*[.$B63]*[.$B63])/[.$B63]/[.$B63]" office:value-type="float" office:value="0.000703312180450597">
            <text:p>0.0007033122</text:p>
          </table:table-cell>
          <table:table-cell table:style-name="ce3" table:formula="of:=SIN(PI()*2/257*([.R$1]+191)*[.$B63]*[.$B63])/[.$B63]/[.$B63]" office:value-type="float" office:value="0.0035924350034312">
            <text:p>0.003592435</text:p>
          </table:table-cell>
          <table:table-cell table:style-name="ce3" table:formula="of:=SIN(PI()*2/257*([.S$1]+191)*[.$B63]*[.$B63])/[.$B63]/[.$B63]" office:value-type="float" office:value="0.00439266041431121">
            <text:p>0.0043926604</text:p>
          </table:table-cell>
          <table:table-cell table:style-name="ce3" table:formula="of:=SIN(PI()*2/257*([.T$1]+191)*[.$B63]*[.$B63])/[.$B63]/[.$B63]" office:value-type="float" office:value="0.00263868040103655">
            <text:p>0.0026386804</text:p>
          </table:table-cell>
          <table:table-cell table:style-name="ce3" table:formula="of:=SIN(PI()*2/257*([.U$1]+191)*[.$B63]*[.$B63])/[.$B63]/[.$B63]" office:value-type="float" office:value="-0.000649616212488971">
            <text:p>-0.0006496162</text:p>
          </table:table-cell>
          <table:table-cell table:style-name="ce3" table:formula="of:=SIN(PI()*2/257*([.V$1]+191)*[.$B63]*[.$B63])/[.$B63]/[.$B63]" office:value-type="float" office:value="-0.00356017972191296">
            <text:p>-0.0035601797</text:p>
          </table:table-cell>
          <table:table-cell table:style-name="ce3" table:formula="of:=SIN(PI()*2/257*([.W$1]+191)*[.$B63]*[.$B63])/[.$B63]/[.$B63]" office:value-type="float" office:value="-0.0044006013357674">
            <text:p>-0.0044006013</text:p>
          </table:table-cell>
          <table:table-cell table:style-name="ce3" table:formula="of:=SIN(PI()*2/257*([.X$1]+191)*[.$B63]*[.$B63])/[.$B63]/[.$B63]" office:value-type="float" office:value="-0.00268220010851637">
            <text:p>-0.0026822001</text:p>
          </table:table-cell>
          <table:table-cell table:style-name="ce3" table:formula="of:=SIN(PI()*2/257*([.Y$1]+191)*[.$B63]*[.$B63])/[.$B63]/[.$B63]" office:value-type="float" office:value="0.000595823174545087">
            <text:p>0.0005958232</text:p>
          </table:table-cell>
          <table:table-cell table:style-name="ce3" table:formula="of:=SIN(PI()*2/257*([.Z$1]+191)*[.$B63]*[.$B63])/[.$B63]/[.$B63]" office:value-type="float" office:value="0.00352739245462797">
            <text:p>0.0035273925</text:p>
          </table:table-cell>
          <table:table-cell table:style-name="ce3" table:formula="of:=SIN(PI()*2/257*([.AA$1]+191)*[.$B63]*[.$B63])/[.$B63]/[.$B63]" office:value-type="float" office:value="0.00440788469006165">
            <text:p>0.0044078847</text:p>
          </table:table-cell>
          <table:table-cell table:style-name="ce3" table:formula="of:=SIN(PI()*2/257*([.AB$1]+191)*[.$B63]*[.$B63])/[.$B63]/[.$B63]" office:value-type="float" office:value="0.00272531902379029">
            <text:p>0.002725319</text:p>
          </table:table-cell>
          <table:table-cell table:style-name="ce3" table:formula="of:=SIN(PI()*2/257*([.AC$1]+191)*[.$B63]*[.$B63])/[.$B63]/[.$B63]" office:value-type="float" office:value="-0.000541941104732957">
            <text:p>-0.0005419411</text:p>
          </table:table-cell>
          <table:table-cell table:style-name="ce3" table:formula="of:=SIN(PI()*2/257*([.AD$1]+191)*[.$B63]*[.$B63])/[.$B63]/[.$B63]" office:value-type="float" office:value="-0.00349407810086809">
            <text:p>-0.0034940781</text:p>
          </table:table-cell>
          <table:table-cell table:style-name="ce3" table:formula="of:=SIN(PI()*2/257*([.AE$1]+191)*[.$B63]*[.$B63])/[.$B63]/[.$B63]" office:value-type="float" office:value="-0.00441450938886652">
            <text:p>-0.0044145094</text:p>
          </table:table-cell>
          <table:table-cell table:style-name="ce3" table:formula="of:=SIN(PI()*2/257*([.AF$1]+191)*[.$B63]*[.$B63])/[.$B63]/[.$B63]" office:value-type="float" office:value="-0.00276803070374519">
            <text:p>-0.0027680307</text:p>
          </table:table-cell>
          <table:table-cell table:style-name="ce3" table:formula="of:=SIN(PI()*2/257*([.AG$1]+191)*[.$B63]*[.$B63])/[.$B63]/[.$B63]" office:value-type="float" office:value="0.000487978054473346">
            <text:p>0.0004879781</text:p>
          </table:table-cell>
          <table:table-cell table:style-name="ce3" table:formula="of:=SIN(PI()*2/257*([.AH$1]+191)*[.$B63]*[.$B63])/[.$B63]/[.$B63]" office:value-type="float" office:value="0.00346024163868594">
            <text:p>0.0034602416</text:p>
          </table:table-cell>
          <table:table-cell table:style-name="ce3" table:formula="of:=SIN(PI()*2/257*([.AI$1]+191)*[.$B63]*[.$B63])/[.$B63]/[.$B63]" office:value-type="float" office:value="0.00442047444227574">
            <text:p>0.0044204744</text:p>
          </table:table-cell>
          <table:table-cell table:style-name="ce3" table:formula="of:=SIN(PI()*2/257*([.AJ$1]+191)*[.$B63]*[.$B63])/[.$B63]/[.$B63]" office:value-type="float" office:value="0.00281032876611419">
            <text:p>0.0028103288</text:p>
          </table:table-cell>
          <table:table-cell table:style-name="ce3" table:formula="of:=SIN(PI()*2/257*([.AK$1]+191)*[.$B63]*[.$B63])/[.$B63]/[.$B63]" office:value-type="float" office:value="-0.000433942087281638">
            <text:p>-0.0004339421</text:p>
          </table:table-cell>
          <table:table-cell table:style-name="ce3" table:formula="of:=SIN(PI()*2/257*([.AL$1]+191)*[.$B63]*[.$B63])/[.$B63]/[.$B63]" office:value-type="float" office:value="-0.00342588812415109">
            <text:p>-0.0034258881</text:p>
          </table:table-cell>
          <table:table-cell table:style-name="ce3" table:formula="of:=SIN(PI()*2/257*([.AM$1]+191)*[.$B63]*[.$B63])/[.$B63]/[.$B63]" office:value-type="float" office:value="-0.00442577895895096">
            <text:p>-0.004425779</text:p>
          </table:table-cell>
          <table:table-cell table:style-name="ce3" table:formula="of:=SIN(PI()*2/257*([.AN$1]+191)*[.$B63]*[.$B63])/[.$B63]/[.$B63]" office:value-type="float" office:value="-0.00285220689044222">
            <text:p>-0.0028522069</text:p>
          </table:table-cell>
          <table:table-cell table:style-name="ce3" table:formula="of:=SIN(PI()*2/257*([.AO$1]+191)*[.$B63]*[.$B63])/[.$B63]/[.$B63]" office:value-type="float" office:value="0.000379841277573969">
            <text:p>0.0003798413</text:p>
          </table:table-cell>
          <table:table-cell table:style-name="ce3" table:formula="of:=SIN(PI()*2/257*([.AP$1]+191)*[.$B63]*[.$B63])/[.$B63]/[.$B63]" office:value-type="float" office:value="0.00339102269059447">
            <text:p>0.0033910227</text:p>
          </table:table-cell>
          <table:table-cell table:style-name="ce3" table:formula="of:=SIN(PI()*2/257*([.AQ$1]+191)*[.$B63]*[.$B63])/[.$B63]/[.$B63]" office:value-type="float" office:value="0.00443042214625607">
            <text:p>0.0044304221</text:p>
          </table:table-cell>
          <table:table-cell table:style-name="ce3" table:formula="of:=SIN(PI()*2/257*([.AR$1]+191)*[.$B63]*[.$B63])/[.$B63]/[.$B63]" office:value-type="float" office:value="0.00289365881901792">
            <text:p>0.0028936588</text:p>
          </table:table-cell>
          <table:table-cell table:style-name="ce3" table:formula="of:=SIN(PI()*2/257*([.AS$1]+191)*[.$B63]*[.$B63])/[.$B63]/[.$B63]" office:value-type="float" office:value="-0.000325683709449637">
            <text:p>-0.0003256837</text:p>
          </table:table-cell>
          <table:table-cell table:style-name="ce3" table:formula="of:=SIN(PI()*2/257*([.AT$1]+191)*[.$B63]*[.$B63])/[.$B63]/[.$B63]" office:value-type="float" office:value="-0.00335565054784206">
            <text:p>-0.0033556505</text:p>
          </table:table-cell>
          <table:table-cell table:style-name="ce3" table:formula="of:=SIN(PI()*2/257*([.AU$1]+191)*[.$B63]*[.$B63])/[.$B63]/[.$B63]" office:value-type="float" office:value="-0.00443440331037505">
            <text:p>-0.0044344033</text:p>
          </table:table-cell>
          <table:table-cell table:style-name="ce3" table:formula="of:=SIN(PI()*2/257*([.AV$1]+191)*[.$B63]*[.$B63])/[.$B63]/[.$B63]" office:value-type="float" office:value="-0.00293467835782109">
            <text:p>-0.0029346784</text:p>
          </table:table-cell>
          <table:table-cell table:style-name="ce3" table:formula="of:=SIN(PI()*2/257*([.AW$1]+191)*[.$B63]*[.$B63])/[.$B63]/[.$B63]" office:value-type="float" office:value="0.000271477475499234">
            <text:p>0.0002714775</text:p>
          </table:table-cell>
          <table:table-cell table:style-name="ce3" table:formula="of:=SIN(PI()*2/257*([.AX$1]+191)*[.$B63]*[.$B63])/[.$B63]/[.$B63]" office:value-type="float" office:value="0.00331977698143305">
            <text:p>0.003319777</text:p>
          </table:table-cell>
          <table:table-cell table:style-name="ce3" table:formula="of:=SIN(PI()*2/257*([.AY$1]+191)*[.$B63]*[.$B63])/[.$B63]/[.$B63]" office:value-type="float" office:value="0.00443772185641596">
            <text:p>0.0044377219</text:p>
          </table:table-cell>
          <table:table-cell table:style-name="ce3" table:formula="of:=SIN(PI()*2/257*([.AZ$1]+191)*[.$B63]*[.$B63])/[.$B63]/[.$B63]" office:value-type="float" office:value="0.00297525937743599">
            <text:p>0.0029752594</text:p>
          </table:table-cell>
          <table:table-cell table:style-name="ce3" table:formula="of:=SIN(PI()*2/257*([.BA$1]+191)*[.$B63]*[.$B63])/[.$B63]/[.$B63]" office:value-type="float" office:value="-0.000217230675575248">
            <text:p>-0.0002172307</text:p>
          </table:table-cell>
          <table:table-cell table:style-name="ce3" table:formula="of:=SIN(PI()*2/257*([.BB$1]+191)*[.$B63]*[.$B63])/[.$B63]/[.$B63]" office:value-type="float" office:value="-0.00328340735183663">
            <text:p>-0.0032834074</text:p>
          </table:table-cell>
          <table:table-cell table:style-name="ce3" table:formula="of:=SIN(PI()*2/257*([.BC$1]+191)*[.$B63]*[.$B63])/[.$B63]/[.$B63]" office:value-type="float" office:value="-0.00444037728849954">
            <text:p>-0.0044403773</text:p>
          </table:table-cell>
          <table:table-cell table:style-name="ce3" table:formula="of:=SIN(PI()*2/257*([.BD$1]+191)*[.$B63]*[.$B63])/[.$B63]/[.$B63]" office:value-type="float" office:value="-0.00301539581397866">
            <text:p>-0.0030153958</text:p>
          </table:table-cell>
          <table:table-cell table:style-name="ce3" table:formula="of:=SIN(PI()*2/257*([.BE$1]+191)*[.$B63]*[.$B63])/[.$B63]/[.$B63]" office:value-type="float" office:value="0.000162951415596846">
            <text:p>0.0001629514</text:p>
          </table:table-cell>
          <table:table-cell table:style-name="ce3" table:formula="of:=SIN(PI()*2/257*([.BF$1]+191)*[.$B63]*[.$B63])/[.$B63]/[.$B63]" office:value-type="float" office:value="0.00324654709364446">
            <text:p>0.0032465471</text:p>
          </table:table-cell>
          <table:table-cell table:style-name="ce3" table:formula="of:=SIN(PI()*2/257*([.BG$1]+191)*[.$B63]*[.$B63])/[.$B63]/[.$B63]" office:value-type="float" office:value="0.00444236920983329">
            <text:p>0.0044423692</text:p>
          </table:table-cell>
          <table:table-cell table:style-name="ce3" table:formula="of:=SIN(PI()*2/257*([.BH$1]+191)*[.$B63]*[.$B63])/[.$B63]/[.$B63]" office:value-type="float" office:value="0.00305508166999539">
            <text:p>0.0030550817</text:p>
          </table:table-cell>
          <table:table-cell table:style-name="ce3" table:formula="of:=SIN(PI()*2/257*([.BI$1]+191)*[.$B63]*[.$B63])/[.$B63]/[.$B63]" office:value-type="float" office:value="-0.000108647806332582">
            <text:p>-0.0001086478</text:p>
          </table:table-cell>
          <table:table-cell table:style-name="ce3" table:formula="of:=SIN(PI()*2/257*([.BJ$1]+191)*[.$B63]*[.$B63])/[.$B63]/[.$B63]" office:value-type="float" office:value="-0.00320920171476251">
            <text:p>-0.0032092017</text:p>
          </table:table-cell>
          <table:table-cell table:style-name="ce3" table:formula="of:=SIN(PI()*2/257*([.BK$1]+191)*[.$B63]*[.$B63])/[.$B63]/[.$B63]" office:value-type="float" office:value="-0.00444369732277121">
            <text:p>-0.0044436973</text:p>
          </table:table-cell>
          <table:table-cell table:style-name="ce3" table:formula="of:=SIN(PI()*2/257*([.BL$1]+191)*[.$B63]*[.$B63])/[.$B63]/[.$B63]" office:value-type="float" office:value="-0.00309431101535976">
            <text:p>-0.003094311</text:p>
          </table:table-cell>
          <table:table-cell table:style-name="ce3" table:formula="of:=SIN(PI()*2/257*([.BM$1]+191)*[.$B63]*[.$B63])/[.$B63]/[.$B63]" office:value-type="float" office:value="0.0000543279621894425">
            <text:p>0.000054328</text:p>
          </table:table-cell>
          <table:table-cell table:style-name="ce3" table:formula="of:=SIN(PI()*2/257*([.BN$1]+191)*[.$B63]*[.$B63])/[.$B63]/[.$B63]" office:value-type="float" office:value="0.00317137679558395">
            <text:p>0.0031713768</text:p>
          </table:table-cell>
          <table:table-cell table:style-name="ce3" table:formula="of:=SIN(PI()*2/257*([.BO$1]+191)*[.$B63]*[.$B63])/[.$B63]/[.$B63]" office:value-type="float" office:value="0.00444436142885773">
            <text:p>0.0044443614</text:p>
          </table:table-cell>
          <table:table-cell table:style-name="ce3" table:formula="of:=SIN(PI()*2/257*([.BP$1]+191)*[.$B63]*[.$B63])/[.$B63]/[.$B63]" office:value-type="float" office:value="0.00313307798816174">
            <text:p>0.003133078</text:p>
          </table:table-cell>
          <table:table-cell table:style-name="ce3" table:formula="of:=SIN(PI()*2/257*([.BQ$1]+191)*[.$B63]*[.$B63])/[.$B63]/[.$B63]" office:value-type="float" office:value="-3.39668391264151E-016">
            <text:p>-3.39668391264151E-016</text:p>
          </table:table-cell>
          <table:table-cell table:style-name="ce3" table:formula="of:=SIN(PI()*2/257*([.BR$1]+191)*[.$B63]*[.$B63])/[.$B63]/[.$B63]" office:value-type="float" office:value="-0.00313307798816222">
            <text:p>-0.003133078</text:p>
          </table:table-cell>
          <table:table-cell table:style-name="ce3" table:formula="of:=SIN(PI()*2/257*([.BS$1]+191)*[.$B63]*[.$B63])/[.$B63]/[.$B63]" office:value-type="float" office:value="-0.00444436142885774">
            <text:p>-0.0044443614</text:p>
          </table:table-cell>
          <table:table-cell table:style-name="ce3" table:formula="of:=SIN(PI()*2/257*([.BT$1]+191)*[.$B63]*[.$B63])/[.$B63]/[.$B63]" office:value-type="float" office:value="-0.00317137679558276">
            <text:p>-0.0031713768</text:p>
          </table:table-cell>
          <table:table-cell table:style-name="ce3" table:formula="of:=SIN(PI()*2/257*([.BU$1]+191)*[.$B63]*[.$B63])/[.$B63]/[.$B63]" office:value-type="float" office:value="-0.0000543279621887632">
            <text:p>-0.000054328</text:p>
          </table:table-cell>
          <table:table-cell table:style-name="ce3" table:formula="of:=SIN(PI()*2/257*([.BV$1]+191)*[.$B63]*[.$B63])/[.$B63]/[.$B63]" office:value-type="float" office:value="0.00309431101535952">
            <text:p>0.003094311</text:p>
          </table:table-cell>
          <table:table-cell table:style-name="ce3" table:formula="of:=SIN(PI()*2/257*([.BW$1]+191)*[.$B63]*[.$B63])/[.$B63]/[.$B63]" office:value-type="float" office:value="0.00444369732277122">
            <text:p>0.0044436973</text:p>
          </table:table-cell>
          <table:table-cell table:style-name="ce3" table:formula="of:=SIN(PI()*2/257*([.BX$1]+191)*[.$B63]*[.$B63])/[.$B63]/[.$B63]" office:value-type="float" office:value="0.00320920171476134">
            <text:p>0.0032092017</text:p>
          </table:table-cell>
          <table:table-cell table:style-name="ce3" table:formula="of:=SIN(PI()*2/257*([.BY$1]+191)*[.$B63]*[.$B63])/[.$B63]/[.$B63]" office:value-type="float" office:value="0.000108647806331903">
            <text:p>0.0001086478</text:p>
          </table:table-cell>
          <table:table-cell table:style-name="ce3" table:formula="of:=SIN(PI()*2/257*([.BZ$1]+191)*[.$B63]*[.$B63])/[.$B63]/[.$B63]" office:value-type="float" office:value="-0.00305508166999588">
            <text:p>-0.0030550817</text:p>
          </table:table-cell>
          <table:table-cell table:style-name="ce3" table:formula="of:=SIN(PI()*2/257*([.CA$1]+191)*[.$B63]*[.$B63])/[.$B63]/[.$B63]" office:value-type="float" office:value="-0.00444236920983331">
            <text:p>-0.0044423692</text:p>
          </table:table-cell>
          <table:table-cell table:style-name="ce3" table:formula="of:=SIN(PI()*2/257*([.CB$1]+191)*[.$B63]*[.$B63])/[.$B63]/[.$B63]" office:value-type="float" office:value="-0.003246547093644">
            <text:p>-0.0032465471</text:p>
          </table:table-cell>
          <table:table-cell table:style-name="ce3" table:formula="of:=SIN(PI()*2/257*([.CC$1]+191)*[.$B63]*[.$B63])/[.$B63]/[.$B63]" office:value-type="float" office:value="-0.000162951415595157">
            <text:p>-0.0001629514</text:p>
          </table:table-cell>
          <table:table-cell table:style-name="ce3" table:formula="of:=SIN(PI()*2/257*([.CD$1]+191)*[.$B63]*[.$B63])/[.$B63]/[.$B63]" office:value-type="float" office:value="0.00301539581397916">
            <text:p>0.0030153958</text:p>
          </table:table-cell>
          <table:table-cell table:style-name="ce3" table:formula="of:=SIN(PI()*2/257*([.CE$1]+191)*[.$B63]*[.$B63])/[.$B63]/[.$B63]" office:value-type="float" office:value="0.00444037728849957">
            <text:p>0.0044403773</text:p>
          </table:table-cell>
          <table:table-cell table:style-name="ce3" table:formula="of:=SIN(PI()*2/257*([.CF$1]+191)*[.$B63]*[.$B63])/[.$B63]/[.$B63]" office:value-type="float" office:value="0.00328340735183618">
            <text:p>0.0032834074</text:p>
          </table:table-cell>
          <table:table-cell table:style-name="ce3" table:formula="of:=SIN(PI()*2/257*([.CG$1]+191)*[.$B63]*[.$B63])/[.$B63]/[.$B63]" office:value-type="float" office:value="0.00021723067557457">
            <text:p>0.0002172307</text:p>
          </table:table-cell>
          <table:table-cell table:style-name="ce3" table:formula="of:=SIN(PI()*2/257*([.CH$1]+191)*[.$B63]*[.$B63])/[.$B63]/[.$B63]" office:value-type="float" office:value="-0.00297525937743725">
            <text:p>-0.0029752594</text:p>
          </table:table-cell>
          <table:table-cell table:style-name="ce3" table:formula="of:=SIN(PI()*2/257*([.CI$1]+191)*[.$B63]*[.$B63])/[.$B63]/[.$B63]" office:value-type="float" office:value="-0.00443772185641606">
            <text:p>-0.0044377219</text:p>
          </table:table-cell>
          <table:table-cell table:style-name="ce3" table:formula="of:=SIN(PI()*2/257*([.CJ$1]+191)*[.$B63]*[.$B63])/[.$B63]/[.$B63]" office:value-type="float" office:value="-0.00331977698143259">
            <text:p>-0.003319777</text:p>
          </table:table-cell>
          <table:table-cell table:style-name="ce3" table:formula="of:=SIN(PI()*2/257*([.CK$1]+191)*[.$B63]*[.$B63])/[.$B63]/[.$B63]" office:value-type="float" office:value="-0.000271477475498556">
            <text:p>-0.0002714775</text:p>
          </table:table-cell>
          <table:table-cell table:style-name="ce3" table:formula="of:=SIN(PI()*2/257*([.CL$1]+191)*[.$B63]*[.$B63])/[.$B63]/[.$B63]" office:value-type="float" office:value="0.00293467835782084">
            <text:p>0.0029346784</text:p>
          </table:table-cell>
          <table:table-cell table:style-name="ce3" table:formula="of:=SIN(PI()*2/257*([.CM$1]+191)*[.$B63]*[.$B63])/[.$B63]/[.$B63]" office:value-type="float" office:value="0.00443440331037516">
            <text:p>0.0044344033</text:p>
          </table:table-cell>
          <table:table-cell table:style-name="ce3" table:formula="of:=SIN(PI()*2/257*([.CN$1]+191)*[.$B63]*[.$B63])/[.$B63]/[.$B63]" office:value-type="float" office:value="0.00335565054784096">
            <text:p>0.0033556505</text:p>
          </table:table-cell>
          <table:table-cell table:style-name="ce3" table:formula="of:=SIN(PI()*2/257*([.CO$1]+191)*[.$B63]*[.$B63])/[.$B63]/[.$B63]" office:value-type="float" office:value="0.000325683709448959">
            <text:p>0.0003256837</text:p>
          </table:table-cell>
          <table:table-cell table:style-name="ce3" table:formula="of:=SIN(PI()*2/257*([.CP$1]+191)*[.$B63]*[.$B63])/[.$B63]/[.$B63]" office:value-type="float" office:value="-0.00289365881901843">
            <text:p>-0.0028936588</text:p>
          </table:table-cell>
          <table:table-cell table:style-name="ce3" table:formula="of:=SIN(PI()*2/257*([.CQ$1]+191)*[.$B63]*[.$B63])/[.$B63]/[.$B63]" office:value-type="float" office:value="-0.00443042214625605">
            <text:p>-0.0044304221</text:p>
          </table:table-cell>
          <table:table-cell table:style-name="ce3" table:formula="of:=SIN(PI()*2/257*([.CR$1]+191)*[.$B63]*[.$B63])/[.$B63]/[.$B63]" office:value-type="float" office:value="-0.00339102269059338">
            <text:p>-0.0033910227</text:p>
          </table:table-cell>
          <table:table-cell table:style-name="ce3" table:formula="of:=SIN(PI()*2/257*([.CS$1]+191)*[.$B63]*[.$B63])/[.$B63]/[.$B63]" office:value-type="float" office:value="-0.000379841277572285">
            <text:p>-0.0003798413</text:p>
          </table:table-cell>
          <table:table-cell table:style-name="ce3" table:formula="of:=SIN(PI()*2/257*([.CT$1]+191)*[.$B63]*[.$B63])/[.$B63]/[.$B63]" office:value-type="float" office:value="0.00285220689044274">
            <text:p>0.0028522069</text:p>
          </table:table-cell>
          <table:table-cell table:style-name="ce3" table:formula="of:=SIN(PI()*2/257*([.CU$1]+191)*[.$B63]*[.$B63])/[.$B63]/[.$B63]" office:value-type="float" office:value="0.00442577895895102">
            <text:p>0.004425779</text:p>
          </table:table-cell>
          <table:table-cell table:style-name="ce3" table:formula="of:=SIN(PI()*2/257*([.CV$1]+191)*[.$B63]*[.$B63])/[.$B63]/[.$B63]" office:value-type="float" office:value="0.0034258881241513">
            <text:p>0.0034258881</text:p>
          </table:table-cell>
          <table:table-cell table:style-name="ce3" table:formula="of:=SIN(PI()*2/257*([.CW$1]+191)*[.$B63]*[.$B63])/[.$B63]/[.$B63]" office:value-type="float" office:value="0.000433942087279956">
            <text:p>0.0004339421</text:p>
          </table:table-cell>
          <table:table-cell table:style-name="ce3" table:formula="of:=SIN(PI()*2/257*([.CX$1]+191)*[.$B63]*[.$B63])/[.$B63]/[.$B63]" office:value-type="float" office:value="-0.0028103287661155">
            <text:p>-0.0028103288</text:p>
          </table:table-cell>
          <table:table-cell table:style-name="ce3" table:formula="of:=SIN(PI()*2/257*([.CY$1]+191)*[.$B63]*[.$B63])/[.$B63]/[.$B63]" office:value-type="float" office:value="-0.00442047444227571">
            <text:p>-0.0044204744</text:p>
          </table:table-cell>
          <table:table-cell table:style-name="ce3" table:formula="of:=SIN(PI()*2/257*([.CZ$1]+191)*[.$B63]*[.$B63])/[.$B63]/[.$B63]" office:value-type="float" office:value="-0.00346024163868552">
            <text:p>-0.0034602416</text:p>
          </table:table-cell>
          <table:table-cell table:style-name="ce3" table:formula="of:=SIN(PI()*2/257*([.DA$1]+191)*[.$B63]*[.$B63])/[.$B63]/[.$B63]" office:value-type="float" office:value="-0.000487978054472671">
            <text:p>-0.0004879781</text:p>
          </table:table-cell>
          <table:table-cell table:style-name="ce3" table:formula="of:=SIN(PI()*2/257*([.DB$1]+191)*[.$B63]*[.$B63])/[.$B63]/[.$B63]" office:value-type="float" office:value="0.00276803070374572">
            <text:p>0.0027680307</text:p>
          </table:table-cell>
          <table:table-cell table:style-name="ce3" table:formula="of:=SIN(PI()*2/257*([.DC$1]+191)*[.$B63]*[.$B63])/[.$B63]/[.$B63]" office:value-type="float" office:value="0.00441450938886671">
            <text:p>0.0044145094</text:p>
          </table:table-cell>
          <table:table-cell table:style-name="ce3" table:formula="of:=SIN(PI()*2/257*([.DD$1]+191)*[.$B63]*[.$B63])/[.$B63]/[.$B63]" office:value-type="float" office:value="0.00349407810086767">
            <text:p>0.0034940781</text:p>
          </table:table-cell>
          <table:table-cell table:style-name="ce3" table:formula="of:=SIN(PI()*2/257*([.DE$1]+191)*[.$B63]*[.$B63])/[.$B63]/[.$B63]" office:value-type="float" office:value="0.000541941104733286">
            <text:p>0.0005419411</text:p>
          </table:table-cell>
          <table:table-cell table:style-name="ce3" table:formula="of:=SIN(PI()*2/257*([.DF$1]+191)*[.$B63]*[.$B63])/[.$B63]/[.$B63]" office:value-type="float" office:value="-0.00272531902379083">
            <text:p>-0.002725319</text:p>
          </table:table-cell>
          <table:table-cell table:style-name="ce3" table:formula="of:=SIN(PI()*2/257*([.DG$1]+191)*[.$B63]*[.$B63])/[.$B63]/[.$B63]" office:value-type="float" office:value="-0.00440788469006173">
            <text:p>-0.0044078847</text:p>
          </table:table-cell>
          <table:table-cell table:style-name="ce3" table:formula="of:=SIN(PI()*2/257*([.DH$1]+191)*[.$B63]*[.$B63])/[.$B63]/[.$B63]" office:value-type="float" office:value="-0.00352739245462755">
            <text:p>-0.0035273925</text:p>
          </table:table-cell>
          <table:table-cell table:style-name="ce3" table:formula="of:=SIN(PI()*2/257*([.DI$1]+191)*[.$B63]*[.$B63])/[.$B63]/[.$B63]" office:value-type="float" office:value="-0.000595823174544413">
            <text:p>-0.0005958232</text:p>
          </table:table-cell>
          <table:table-cell table:style-name="ce3" table:formula="of:=SIN(PI()*2/257*([.DJ$1]+191)*[.$B63]*[.$B63])/[.$B63]/[.$B63]" office:value-type="float" office:value="0.00268220010851691">
            <text:p>0.0026822001</text:p>
          </table:table-cell>
          <table:table-cell table:style-name="ce3" table:formula="of:=SIN(PI()*2/257*([.DK$1]+191)*[.$B63]*[.$B63])/[.$B63]/[.$B63]" office:value-type="float" office:value="0.0044006013357675">
            <text:p>0.0044006013</text:p>
          </table:table-cell>
          <table:table-cell table:style-name="ce3" table:formula="of:=SIN(PI()*2/257*([.DL$1]+191)*[.$B63]*[.$B63])/[.$B63]/[.$B63]" office:value-type="float" office:value="0.00356017972191255">
            <text:p>0.0035601797</text:p>
          </table:table-cell>
          <table:table-cell table:style-name="ce3" table:formula="of:=SIN(PI()*2/257*([.DM$1]+191)*[.$B63]*[.$B63])/[.$B63]/[.$B63]" office:value-type="float" office:value="0.0006496162124873">
            <text:p>0.0006496162</text:p>
          </table:table-cell>
          <table:table-cell table:style-name="ce3" table:formula="of:=SIN(PI()*2/257*([.DN$1]+191)*[.$B63]*[.$B63])/[.$B63]/[.$B63]" office:value-type="float" office:value="-0.0026386804010371">
            <text:p>-0.0026386804</text:p>
          </table:table-cell>
          <table:table-cell table:style-name="ce3" table:formula="of:=SIN(PI()*2/257*([.DO$1]+191)*[.$B63]*[.$B63])/[.$B63]/[.$B63]" office:value-type="float" office:value="-0.00439266041431131">
            <text:p>-0.0043926604</text:p>
          </table:table-cell>
          <table:table-cell table:style-name="ce3" table:formula="of:=SIN(PI()*2/257*([.DP$1]+191)*[.$B63]*[.$B63])/[.$B63]/[.$B63]" office:value-type="float" office:value="-0.0035924350034308">
            <text:p>-0.003592435</text:p>
          </table:table-cell>
          <table:table-cell table:style-name="ce3" table:formula="of:=SIN(PI()*2/257*([.DQ$1]+191)*[.$B63]*[.$B63])/[.$B63]/[.$B63]" office:value-type="float" office:value="-0.000703312180449926">
            <text:p>-0.0007033122</text:p>
          </table:table-cell>
          <table:table-cell table:style-name="ce3" table:formula="of:=SIN(PI()*2/257*([.DR$1]+191)*[.$B63]*[.$B63])/[.$B63]/[.$B63]" office:value-type="float" office:value="0.00259476640435674">
            <text:p>0.0025947664</text:p>
          </table:table-cell>
          <table:table-cell table:style-name="ce3" table:formula="of:=SIN(PI()*2/257*([.DS$1]+191)*[.$B63]*[.$B63])/[.$B63]/[.$B63]" office:value-type="float" office:value="0.00438406311227855">
            <text:p>0.0043840631</text:p>
          </table:table-cell>
          <table:table-cell table:style-name="ce3" table:formula="of:=SIN(PI()*2/257*([.DT$1]+191)*[.$B63]*[.$B63])/[.$B63]/[.$B63]" office:value-type="float" office:value="0.0036241534793833">
            <text:p>0.0036241535</text:p>
          </table:table-cell>
          <table:table-cell table:style-name="ce3" table:formula="of:=SIN(PI()*2/257*([.DU$1]+191)*[.$B63]*[.$B63])/[.$B63]/[.$B63]" office:value-type="float" office:value="0.00075690305482311">
            <text:p>0.0007569031</text:p>
          </table:table-cell>
          <table:table-cell table:style-name="ce3" table:formula="of:=SIN(PI()*2/257*([.DV$1]+191)*[.$B63]*[.$B63])/[.$B63]/[.$B63]" office:value-type="float" office:value="-0.00255046468039771">
            <text:p>-0.0025504647</text:p>
          </table:table-cell>
          <table:table-cell table:style-name="ce3" table:formula="of:=SIN(PI()*2/257*([.DW$1]+191)*[.$B63]*[.$B63])/[.$B63]/[.$B63]" office:value-type="float" office:value="-0.00437481071433552">
            <text:p>-0.0043748107</text:p>
          </table:table-cell>
          <table:table-cell table:style-name="ce3" table:formula="of:=SIN(PI()*2/257*([.DX$1]+191)*[.$B63]*[.$B63])/[.$B63]/[.$B63]" office:value-type="float" office:value="-0.0036553304101841">
            <text:p>-0.0036553304</text:p>
          </table:table-cell>
          <table:table-cell table:style-name="ce3" table:formula="of:=SIN(PI()*2/257*([.DY$1]+191)*[.$B63]*[.$B63])/[.$B63]/[.$B63]" office:value-type="float" office:value="-0.000810380827699466">
            <text:p>-0.0008103808</text:p>
          </table:table-cell>
          <table:table-cell table:style-name="ce3" table:formula="of:=SIN(PI()*2/257*([.DZ$1]+191)*[.$B63]*[.$B63])/[.$B63]/[.$B63]" office:value-type="float" office:value="0.00250578184901867">
            <text:p>0.0025057818</text:p>
          </table:table-cell>
          <table:table-cell table:style-name="ce3" table:formula="of:=SIN(PI()*2/257*([.EA$1]+191)*[.$B63]*[.$B63])/[.$B63]/[.$B63]" office:value-type="float" office:value="0.00436490460303662">
            <text:p>0.0043649046</text:p>
          </table:table-cell>
          <table:table-cell table:style-name="ce3" table:formula="of:=SIN(PI()*2/257*([.EB$1]+191)*[.$B63]*[.$B63])/[.$B63]/[.$B63]" office:value-type="float" office:value="0.00368596113716856">
            <text:p>0.0036859611</text:p>
          </table:table-cell>
          <table:table-cell table:style-name="ce3" table:formula="of:=SIN(PI()*2/257*([.EC$1]+191)*[.$B63]*[.$B63])/[.$B63]/[.$B63]" office:value-type="float" office:value="0.000863737508073985">
            <text:p>0.0008637375</text:p>
          </table:table-cell>
          <table:table-cell table:style-name="ce3" table:formula="of:=SIN(PI()*2/257*([.ED$1]+191)*[.$B63]*[.$B63])/[.$B63]/[.$B63]" office:value-type="float" office:value="-0.00246072458702506">
            <text:p>-0.0024607246</text:p>
          </table:table-cell>
          <table:table-cell table:style-name="ce3" table:formula="of:=SIN(PI()*2/257*([.EE$1]+191)*[.$B63]*[.$B63])/[.$B63]/[.$B63]" office:value-type="float" office:value="-0.00435434625861952">
            <text:p>-0.0043543463</text:p>
          </table:table-cell>
          <table:table-cell table:style-name="ce3" table:formula="of:=SIN(PI()*2/257*([.EF$1]+191)*[.$B63]*[.$B63])/[.$B63]/[.$B63]" office:value-type="float" office:value="-0.00371604108328888">
            <text:p>-0.0037160411</text:p>
          </table:table-cell>
          <table:table-cell table:style-name="ce3" table:formula="of:=SIN(PI()*2/257*([.EG$1]+191)*[.$B63]*[.$B63])/[.$B63]/[.$B63]" office:value-type="float" office:value="-0.000916965123039076">
            <text:p>-0.0009169651</text:p>
          </table:table-cell>
          <table:table-cell table:style-name="ce3" table:formula="of:=SIN(PI()*2/257*([.EH$1]+191)*[.$B63]*[.$B63])/[.$B63]/[.$B63]" office:value-type="float" office:value="0.0024152996271756">
            <text:p>0.0024152996</text:p>
          </table:table-cell>
          <table:table-cell table:style-name="ce3" table:formula="of:=SIN(PI()*2/257*([.EI$1]+191)*[.$B63]*[.$B63])/[.$B63]/[.$B63]" office:value-type="float" office:value="0.00434313725878217">
            <text:p>0.0043431373</text:p>
          </table:table-cell>
          <table:table-cell table:style-name="ce3" table:formula="of:=SIN(PI()*2/257*([.EJ$1]+191)*[.$B63]*[.$B63])/[.$B63]/[.$B63]" office:value-type="float" office:value="0.00374556575380027">
            <text:p>0.0037455658</text:p>
          </table:table-cell>
          <table:table-cell table:style-name="ce3" table:formula="of:=SIN(PI()*2/257*([.EK$1]+191)*[.$B63]*[.$B63])/[.$B63]/[.$B63]" office:value-type="float" office:value="0.000970055718967014">
            <text:p>0.0009700557</text:p>
          </table:table-cell>
          <table:table-cell table:style-name="ce3" table:formula="of:=SIN(PI()*2/257*([.EL$1]+191)*[.$B63]*[.$B63])/[.$B63]/[.$B63]" office:value-type="float" office:value="-0.00236951375716782">
            <text:p>-0.0023695138</text:p>
          </table:table-cell>
          <table:table-cell table:style-name="ce3" table:formula="of:=SIN(PI()*2/257*([.EM$1]+191)*[.$B63]*[.$B63])/[.$B63]/[.$B63]" office:value-type="float" office:value="-0.004331279278448">
            <text:p>-0.0043312793</text:p>
          </table:table-cell>
          <table:table-cell table:style-name="ce3" table:formula="of:=SIN(PI()*2/257*([.EN$1]+191)*[.$B63]*[.$B63])/[.$B63]/[.$B63]" office:value-type="float" office:value="-0.00377453073692979">
            <text:p>-0.0037745307</text:p>
          </table:table-cell>
          <table:table-cell table:style-name="ce3" table:formula="of:=SIN(PI()*2/257*([.EO$1]+191)*[.$B63]*[.$B63])/[.$B63]/[.$B63]" office:value-type="float" office:value="-0.00102300136270735">
            <text:p>-0.0010230014</text:p>
          </table:table-cell>
          <table:table-cell table:style-name="ce3" table:formula="of:=SIN(PI()*2/257*([.EP$1]+191)*[.$B63]*[.$B63])/[.$B63]/[.$B63]" office:value-type="float" office:value="0.00232337381863222">
            <text:p>0.0023233738</text:p>
          </table:table-cell>
          <table:table-cell table:style-name="ce3" table:formula="of:=SIN(PI()*2/257*([.EQ$1]+191)*[.$B63]*[.$B63])/[.$B63]/[.$B63]" office:value-type="float" office:value="0.00431877408951541">
            <text:p>0.0043187741</text:p>
          </table:table-cell>
          <table:table-cell table:style-name="ce3" table:formula="of:=SIN(PI()*2/257*([.ER$1]+191)*[.$B63]*[.$B63])/[.$B63]/[.$B63]" office:value-type="float" office:value="0.00380293170453567">
            <text:p>0.0038029317</text:p>
          </table:table-cell>
          <table:table-cell table:style-name="ce3" table:formula="of:=SIN(PI()*2/257*([.ES$1]+191)*[.$B63]*[.$B63])/[.$B63]/[.$B63]" office:value-type="float" office:value="0.00107579414277132">
            <text:p>0.0010757941</text:p>
          </table:table-cell>
          <table:table-cell table:style-name="ce3" table:formula="of:=SIN(PI()*2/257*([.ET$1]+191)*[.$B63]*[.$B63])/[.$B63]/[.$B63]" office:value-type="float" office:value="-0.00227688670610572">
            <text:p>-0.0022768867</text:p>
          </table:table-cell>
          <table:table-cell table:style-name="ce3" table:formula="of:=SIN(PI()*2/257*([.EU$1]+191)*[.$B63]*[.$B63])/[.$B63]/[.$B63]" office:value-type="float" office:value="-0.00430562356059302">
            <text:p>-0.0043056236</text:p>
          </table:table-cell>
          <table:table-cell table:style-name="ce3" table:formula="of:=SIN(PI()*2/257*([.EV$1]+191)*[.$B63]*[.$B63])/[.$B63]/[.$B63]" office:value-type="float" office:value="-0.00383076441275618">
            <text:p>-0.0038307644</text:p>
          </table:table-cell>
          <table:table-cell table:style-name="ce3" table:formula="of:=SIN(PI()*2/257*([.EW$1]+191)*[.$B63]*[.$B63])/[.$B63]/[.$B63]" office:value-type="float" office:value="-0.00112842617051009">
            <text:p>-0.0011284262</text:p>
          </table:table-cell>
          <table:table-cell table:style-name="ce3" table:formula="of:=SIN(PI()*2/257*([.EX$1]+191)*[.$B63]*[.$B63])/[.$B63]/[.$B63]" office:value-type="float" office:value="0.00223005936600231">
            <text:p>0.0022300594</text:p>
          </table:table-cell>
          <table:table-cell table:style-name="ce3" table:formula="of:=SIN(PI()*2/257*([.EY$1]+191)*[.$B63]*[.$B63])/[.$B63]/[.$B63]" office:value-type="float" office:value="0.00429182965672071">
            <text:p>0.0042918297</text:p>
          </table:table-cell>
          <table:table-cell table:style-name="ce3" table:formula="of:=SIN(PI()*2/257*([.EZ$1]+191)*[.$B63]*[.$B63])/[.$B63]/[.$B63]" office:value-type="float" office:value="0.00385802470264422">
            <text:p>0.0038580247</text:p>
          </table:table-cell>
          <table:table-cell table:style-name="ce3" table:formula="of:=SIN(PI()*2/257*([.FA$1]+191)*[.$B63]*[.$B63])/[.$B63]/[.$B63]" office:value-type="float" office:value="0.00118088958129258">
            <text:p>0.0011808896</text:p>
          </table:table-cell>
          <table:table-cell table:style-name="ce3" table:formula="of:=SIN(PI()*2/257*([.FB$1]+191)*[.$B63]*[.$B63])/[.$B63]/[.$B63]" office:value-type="float" office:value="-0.00218289879557416">
            <text:p>-0.0021828988</text:p>
          </table:table-cell>
          <table:table-cell table:style-name="ce3" table:formula="of:=SIN(PI()*2/257*([.FC$1]+191)*[.$B63]*[.$B63])/[.$B63]/[.$B63]" office:value-type="float" office:value="-0.00427739443907468">
            <text:p>-0.0042773944</text:p>
          </table:table-cell>
          <table:table-cell table:style-name="ce3" table:formula="of:=SIN(PI()*2/257*([.FD$1]+191)*[.$B63]*[.$B63])/[.$B63]/[.$B63]" office:value-type="float" office:value="-0.00388470850078367">
            <text:p>-0.0038847085</text:p>
          </table:table-cell>
          <table:table-cell table:style-name="ce3" table:formula="of:=SIN(PI()*2/257*([.FE$1]+191)*[.$B63]*[.$B63])/[.$B63]/[.$B63]" office:value-type="float" office:value="-0.00123317653568946">
            <text:p>-0.0012331765</text:p>
          </table:table-cell>
          <table:table-cell table:style-name="ce3" table:formula="of:=SIN(PI()*2/257*([.FF$1]+191)*[.$B63]*[.$B63])/[.$B63]/[.$B63]" office:value-type="float" office:value="0.00213541204187047">
            <text:p>0.002135412</text:p>
          </table:table-cell>
          <table:table-cell table:style-name="ce3" table:formula="of:=SIN(PI()*2/257*([.FG$1]+191)*[.$B63]*[.$B63])/[.$B63]/[.$B63]" office:value-type="float" office:value="0.00426232006466152">
            <text:p>0.0042623201</text:p>
          </table:table-cell>
          <table:table-cell table:style-name="ce3" table:formula="of:=SIN(PI()*2/257*([.FH$1]+191)*[.$B63]*[.$B63])/[.$B63]/[.$B63]" office:value-type="float" office:value="0.00391081181990521">
            <text:p>0.0039108118</text:p>
          </table:table-cell>
          <table:table-cell table:style-name="ce3" table:formula="of:=SIN(PI()*2/257*([.FI$1]+191)*[.$B63]*[.$B63])/[.$B63]/[.$B63]" office:value-type="float" office:value="0.00128527922063477">
            <text:p>0.0012852792</text:p>
          </table:table-cell>
          <table:table-cell table:style-name="ce3" table:formula="of:=SIN(PI()*2/257*([.FJ$1]+191)*[.$B63]*[.$B63])/[.$B63]/[.$B63]" office:value-type="float" office:value="-0.00208760620067651">
            <text:p>-0.0020876062</text:p>
          </table:table-cell>
          <table:table-cell table:style-name="ce3" table:formula="of:=SIN(PI()*2/257*([.FK$1]+191)*[.$B63]*[.$B63])/[.$B63]/[.$B63]" office:value-type="float" office:value="-0.00424660878599642">
            <text:p>-0.0042466088</text:p>
          </table:table-cell>
          <table:table-cell table:style-name="ce3" table:formula="of:=SIN(PI()*2/257*([.FL$1]+191)*[.$B63]*[.$B63])/[.$B63]/[.$B63]" office:value-type="float" office:value="-0.00393633075947745">
            <text:p>-0.0039363308</text:p>
          </table:table-cell>
          <table:table-cell table:style-name="ce3" table:formula="of:=SIN(PI()*2/257*([.FM$1]+191)*[.$B63]*[.$B63])/[.$B63]/[.$B63]" office:value-type="float" office:value="-0.00133718985059924">
            <text:p>-0.0013371899</text:p>
          </table:table-cell>
          <table:table-cell table:style-name="ce3" table:formula="of:=SIN(PI()*2/257*([.FN$1]+191)*[.$B63]*[.$B63])/[.$B63]/[.$B63]" office:value-type="float" office:value="0.00203948841545858">
            <text:p>0.0020394884</text:p>
          </table:table-cell>
          <table:table-cell table:style-name="ce3" table:formula="of:=SIN(PI()*2/257*([.FO$1]+191)*[.$B63]*[.$B63])/[.$B63]/[.$B63]" office:value-type="float" office:value="0.00423026295076065">
            <text:p>0.004230263</text:p>
          </table:table-cell>
          <table:table-cell table:style-name="ce3" table:formula="of:=SIN(PI()*2/257*([.FP$1]+191)*[.$B63]*[.$B63])/[.$B63]/[.$B63]" office:value-type="float" office:value="0.00396126150628722">
            <text:p>0.0039612615</text:p>
          </table:table-cell>
          <table:table-cell table:style-name="ce3" table:formula="of:=SIN(PI()*2/257*([.FQ$1]+191)*[.$B63]*[.$B63])/[.$B63]/[.$B63]" office:value-type="float" office:value="0.00138890066874886">
            <text:p>0.0013889007</text:p>
          </table:table-cell>
          <table:table-cell table:style-name="ce3" table:formula="of:=SIN(PI()*2/257*([.FR$1]+191)*[.$B63]*[.$B63])/[.$B63]/[.$B63]" office:value-type="float" office:value="-0.00199106587629662">
            <text:p>-0.0019910659</text:p>
          </table:table-cell>
          <table:table-cell table:style-name="ce3" table:formula="of:=SIN(PI()*2/257*([.FS$1]+191)*[.$B63]*[.$B63])/[.$B63]/[.$B63]" office:value-type="float" office:value="-0.00421328500145926">
            <text:p>-0.004213285</text:p>
          </table:table-cell>
          <table:table-cell table:style-name="ce3" table:formula="of:=SIN(PI()*2/257*([.FT$1]+191)*[.$B63]*[.$B63])/[.$B63]/[.$B63]" office:value-type="float" office:value="-0.00398560033502089">
            <text:p>-0.0039856003</text:p>
          </table:table-cell>
          <table:table-cell table:style-name="ce3" table:formula="of:=SIN(PI()*2/257*([.FU$1]+191)*[.$B63]*[.$B63])/[.$B63]/[.$B63]" office:value-type="float" office:value="-0.00144040394810879">
            <text:p>-0.0014404039</text:p>
          </table:table-cell>
          <table:table-cell table:style-name="ce3" table:formula="of:=SIN(PI()*2/257*([.FV$1]+191)*[.$B63]*[.$B63])/[.$B63]/[.$B63]" office:value-type="float" office:value="0.00194234581881076">
            <text:p>0.0019423458</text:p>
          </table:table-cell>
          <table:table-cell table:style-name="ce3" table:formula="of:=SIN(PI()*2/257*([.FW$1]+191)*[.$B63]*[.$B63])/[.$B63]/[.$B63]" office:value-type="float" office:value="0.00419567747505023">
            <text:p>0.0041956775</text:p>
          </table:table-cell>
          <table:table-cell table:style-name="ce3" table:formula="of:=SIN(PI()*2/257*([.FX$1]+191)*[.$B63]*[.$B63])/[.$B63]/[.$B63]" office:value-type="float" office:value="0.00400934360880492">
            <text:p>0.0040093436</text:p>
          </table:table-cell>
          <table:table-cell table:style-name="ce3" table:formula="of:=SIN(PI()*2/257*([.FY$1]+191)*[.$B63]*[.$B63])/[.$B63]/[.$B63]" office:value-type="float" office:value="0.00149169199271789">
            <text:p>0.001491692</text:p>
          </table:table-cell>
          <table:table-cell table:style-name="ce3" table:formula="of:=SIN(PI()*2/257*([.FZ$1]+191)*[.$B63]*[.$B63])/[.$B63]/[.$B63]" office:value-type="float" office:value="-0.00189333552307651">
            <text:p>-0.0018933355</text:p>
          </table:table-cell>
          <table:table-cell table:style-name="ce3" table:formula="of:=SIN(PI()*2/257*([.GA$1]+191)*[.$B63]*[.$B63])/[.$B63]/[.$B63]" office:value-type="float" office:value="-0.00417744300256707">
            <text:p>-0.004177443</text:p>
          </table:table-cell>
          <table:table-cell table:style-name="ce3" table:formula="of:=SIN(PI()*2/257*([.GB$1]+191)*[.$B63]*[.$B63])/[.$B63]/[.$B63]" office:value-type="float" office:value="-0.00403248777976299">
            <text:p>-0.0040324878</text:p>
          </table:table-cell>
          <table:table-cell table:style-name="ce3" table:formula="of:=SIN(PI()*2/257*([.GC$1]+191)*[.$B63]*[.$B63])/[.$B63]/[.$B63]" office:value-type="float" office:value="-0.00154275713877396">
            <text:p>-0.0015427571</text:p>
          </table:table-cell>
          <table:table-cell table:style-name="ce3" table:formula="of:=SIN(PI()*2/257*([.GD$1]+191)*[.$B63]*[.$B63])/[.$B63]/[.$B63]" office:value-type="float" office:value="0.00184404231253594">
            <text:p>0.0018440423</text:p>
          </table:table-cell>
          <table:table-cell table:style-name="ce3" table:formula="of:=SIN(PI()*2/257*([.GE$1]+191)*[.$B63]*[.$B63])/[.$B63]/[.$B63]" office:value-type="float" office:value="0.00415858430872786">
            <text:p>0.0041585843</text:p>
          </table:table-cell>
          <table:table-cell table:style-name="ce3" table:formula="of:=SIN(PI()*2/257*([.GF$1]+191)*[.$B63]*[.$B63])/[.$B63]/[.$B63]" office:value-type="float" office:value="0.0040550293895389">
            <text:p>0.0040550294</text:p>
          </table:table-cell>
          <table:table-cell table:style-name="ce3" table:formula="of:=SIN(PI()*2/257*([.GG$1]+191)*[.$B63]*[.$B63])/[.$B63]/[.$B63]" office:value-type="float" office:value="0.00159359175578372">
            <text:p>0.0015935918</text:p>
          </table:table-cell>
          <table:table-cell table:style-name="ce3" table:formula="of:=SIN(PI()*2/257*([.GH$1]+191)*[.$B63]*[.$B63])/[.$B63]/[.$B63]" office:value-type="float" office:value="-0.00179447355291257">
            <text:p>-0.0017944736</text:p>
          </table:table-cell>
          <table:table-cell table:style-name="ce3" table:formula="of:=SIN(PI()*2/257*([.GI$1]+191)*[.$B63]*[.$B63])/[.$B63]/[.$B63]" office:value-type="float" office:value="-0.00413910421152144">
            <text:p>-0.0041391042</text:p>
          </table:table-cell>
          <table:table-cell table:style-name="ce3" table:formula="of:=SIN(PI()*2/257*([.GJ$1]+191)*[.$B63]*[.$B63])/[.$B63]/[.$B63]" office:value-type="float" office:value="-0.00407696506981394">
            <text:p>-0.0040769651</text:p>
          </table:table-cell>
          <table:table-cell table:style-name="ce3" table:formula="of:=SIN(PI()*2/257*([.GK$1]+191)*[.$B63]*[.$B63])/[.$B63]/[.$B63]" office:value-type="float" office:value="-0.00164418824769727">
            <text:p>-0.0016441882</text:p>
          </table:table-cell>
          <table:table-cell table:style-name="ce3" table:formula="of:=SIN(PI()*2/257*([.GL$1]+191)*[.$B63]*[.$B63])/[.$B63]/[.$B63]" office:value-type="float" office:value="0.00174463665109691">
            <text:p>0.0017446367</text:p>
          </table:table-cell>
          <table:table-cell table:style-name="ce3" table:formula="of:=SIN(PI()*2/257*([.GM$1]+191)*[.$B63]*[.$B63])/[.$B63]/[.$B63]" office:value-type="float" office:value="0.00411900562179507">
            <text:p>0.0041190056</text:p>
          </table:table-cell>
          <table:table-cell table:style-name="ce3" table:formula="of:=SIN(PI()*2/257*([.GN$1]+191)*[.$B63]*[.$B63])/[.$B63]/[.$B63]" office:value-type="float" office:value="0.00409829154281349">
            <text:p>0.0040982915</text:p>
          </table:table-cell>
          <table:table-cell table:style-name="ce3" table:formula="of:=SIN(PI()*2/257*([.GO$1]+191)*[.$B63]*[.$B63])/[.$B63]/[.$B63]" office:value-type="float" office:value="0.00169453905405169">
            <text:p>0.0016945391</text:p>
          </table:table-cell>
          <table:table-cell table:style-name="ce3" table:formula="of:=SIN(PI()*2/257*([.GP$1]+191)*[.$B63]*[.$B63])/[.$B63]/[.$B63]" office:value-type="float" office:value="-0.00169453905405263">
            <text:p>-0.0016945391</text:p>
          </table:table-cell>
          <table:table-cell table:style-name="ce3" table:formula="of:=SIN(PI()*2/257*([.GQ$1]+191)*[.$B63]*[.$B63])/[.$B63]/[.$B63]" office:value-type="float" office:value="-0.00409829154281467">
            <text:p>-0.0040982915</text:p>
          </table:table-cell>
          <table:table-cell table:style-name="ce3" table:formula="of:=SIN(PI()*2/257*([.GR$1]+191)*[.$B63]*[.$B63])/[.$B63]/[.$B63]" office:value-type="float" office:value="-0.00411900562179469">
            <text:p>-0.0041190056</text:p>
          </table:table-cell>
          <table:table-cell table:style-name="ce3" table:formula="of:=SIN(PI()*2/257*([.GS$1]+191)*[.$B63]*[.$B63])/[.$B63]/[.$B63]" office:value-type="float" office:value="-0.00174463665109598">
            <text:p>-0.0017446367</text:p>
          </table:table-cell>
          <table:table-cell table:style-name="ce3" table:formula="of:=SIN(PI()*2/257*([.GT$1]+191)*[.$B63]*[.$B63])/[.$B63]/[.$B63]" office:value-type="float" office:value="0.0016441882477001">
            <text:p>0.0016441882</text:p>
          </table:table-cell>
          <table:table-cell table:style-name="ce3" table:formula="of:=SIN(PI()*2/257*([.GU$1]+191)*[.$B63]*[.$B63])/[.$B63]/[.$B63]" office:value-type="float" office:value="0.00407696506981434">
            <text:p>0.0040769651</text:p>
          </table:table-cell>
          <table:table-cell table:style-name="ce3" table:formula="of:=SIN(PI()*2/257*([.GV$1]+191)*[.$B63]*[.$B63])/[.$B63]/[.$B63]" office:value-type="float" office:value="0.00413910421152107">
            <text:p>0.0041391042</text:p>
          </table:table-cell>
          <table:table-cell table:style-name="ce3" table:formula="of:=SIN(PI()*2/257*([.GW$1]+191)*[.$B63]*[.$B63])/[.$B63]/[.$B63]" office:value-type="float" office:value="0.00179447355290979">
            <text:p>0.0017944736</text:p>
          </table:table-cell>
          <table:table-cell table:style-name="ce3" table:formula="of:=SIN(PI()*2/257*([.GX$1]+191)*[.$B63]*[.$B63])/[.$B63]/[.$B63]" office:value-type="float" office:value="-0.00159359175578279">
            <text:p>-0.0015935918</text:p>
          </table:table-cell>
          <table:table-cell table:style-name="ce3" table:formula="of:=SIN(PI()*2/257*([.GY$1]+191)*[.$B63]*[.$B63])/[.$B63]/[.$B63]" office:value-type="float" office:value="-0.00405502938953932">
            <text:p>-0.0040550294</text:p>
          </table:table-cell>
          <table:table-cell table:style-name="ce3" table:formula="of:=SIN(PI()*2/257*([.GZ$1]+191)*[.$B63]*[.$B63])/[.$B63]/[.$B63]" office:value-type="float" office:value="-0.00415858430872679">
            <text:p>-0.0041585843</text:p>
          </table:table-cell>
          <table:table-cell table:style-name="ce3" table:formula="of:=SIN(PI()*2/257*([.HA$1]+191)*[.$B63]*[.$B63])/[.$B63]/[.$B63]" office:value-type="float" office:value="-0.00184404231253502">
            <text:p>-0.0018440423</text:p>
          </table:table-cell>
          <table:table-cell table:style-name="ce3" table:formula="of:=SIN(PI()*2/257*([.HB$1]+191)*[.$B63]*[.$B63])/[.$B63]/[.$B63]" office:value-type="float" office:value="0.00154275713877492">
            <text:p>0.0015427571</text:p>
          </table:table-cell>
          <table:table-cell table:style-name="ce3" table:formula="of:=SIN(PI()*2/257*([.HC$1]+191)*[.$B63]*[.$B63])/[.$B63]/[.$B63]" office:value-type="float" office:value="0.00403248777976342">
            <text:p>0.0040324878</text:p>
          </table:table-cell>
          <table:table-cell table:style-name="ce3" table:formula="of:=SIN(PI()*2/257*([.HD$1]+191)*[.$B63]*[.$B63])/[.$B63]/[.$B63]" office:value-type="float" office:value="0.00417744300256672">
            <text:p>0.004177443</text:p>
          </table:table-cell>
          <table:table-cell table:style-name="ce3" table:formula="of:=SIN(PI()*2/257*([.HE$1]+191)*[.$B63]*[.$B63])/[.$B63]/[.$B63]" office:value-type="float" office:value="0.00189333552307559">
            <text:p>0.0018933355</text:p>
          </table:table-cell>
          <table:table-cell table:style-name="ce3" table:formula="of:=SIN(PI()*2/257*([.HF$1]+191)*[.$B63]*[.$B63])/[.$B63]/[.$B63]" office:value-type="float" office:value="-0.0014916919927198">
            <text:p>-0.001491692</text:p>
          </table:table-cell>
          <table:table-cell table:style-name="ce3" table:formula="of:=SIN(PI()*2/257*([.HG$1]+191)*[.$B63]*[.$B63])/[.$B63]/[.$B63]" office:value-type="float" office:value="-0.00400934360880579">
            <text:p>-0.0040093436</text:p>
          </table:table-cell>
          <table:table-cell table:style-name="ce3" table:formula="of:=SIN(PI()*2/257*([.HH$1]+191)*[.$B63]*[.$B63])/[.$B63]/[.$B63]" office:value-type="float" office:value="-0.00419567747505056">
            <text:p>-0.0041956775</text:p>
          </table:table-cell>
          <table:table-cell table:style-name="ce3" table:formula="of:=SIN(PI()*2/257*([.HI$1]+191)*[.$B63]*[.$B63])/[.$B63]/[.$B63]" office:value-type="float" office:value="-0.00194234581880985">
            <text:p>-0.0019423458</text:p>
          </table:table-cell>
          <table:table-cell table:style-name="ce3" table:formula="of:=SIN(PI()*2/257*([.HJ$1]+191)*[.$B63]*[.$B63])/[.$B63]/[.$B63]" office:value-type="float" office:value="0.00144040394810975">
            <text:p>0.0014404039</text:p>
          </table:table-cell>
          <table:table-cell table:style-name="ce3" table:formula="of:=SIN(PI()*2/257*([.HK$1]+191)*[.$B63]*[.$B63])/[.$B63]/[.$B63]" office:value-type="float" office:value="0.00398560033502089">
            <text:p>0.0039856003</text:p>
          </table:table-cell>
          <table:table-cell table:style-name="ce3" table:formula="of:=SIN(PI()*2/257*([.HL$1]+191)*[.$B63]*[.$B63])/[.$B63]/[.$B63]" office:value-type="float" office:value="0.00421328500145862">
            <text:p>0.004213285</text:p>
          </table:table-cell>
          <table:table-cell table:style-name="ce3" table:formula="of:=SIN(PI()*2/257*([.HM$1]+191)*[.$B63]*[.$B63])/[.$B63]/[.$B63]" office:value-type="float" office:value="0.00199106587629661">
            <text:p>0.0019910659</text:p>
          </table:table-cell>
          <table:table-cell table:style-name="ce3" table:formula="of:=SIN(PI()*2/257*([.HN$1]+191)*[.$B63]*[.$B63])/[.$B63]/[.$B63]" office:value-type="float" office:value="-0.00138890066874791">
            <text:p>-0.0013889007</text:p>
          </table:table-cell>
          <table:table-cell table:style-name="ce3" table:formula="of:=SIN(PI()*2/257*([.HO$1]+191)*[.$B63]*[.$B63])/[.$B63]/[.$B63]" office:value-type="float" office:value="-0.00396126150628859">
            <text:p>-0.0039612615</text:p>
          </table:table-cell>
          <table:table-cell table:style-name="ce3" table:formula="of:=SIN(PI()*2/257*([.HP$1]+191)*[.$B63]*[.$B63])/[.$B63]/[.$B63]" office:value-type="float" office:value="-0.00423026295076034">
            <text:p>-0.004230263</text:p>
          </table:table-cell>
          <table:table-cell table:style-name="ce3" table:formula="of:=SIN(PI()*2/257*([.HQ$1]+191)*[.$B63]*[.$B63])/[.$B63]/[.$B63]" office:value-type="float" office:value="-0.00203948841545677">
            <text:p>-0.0020394884</text:p>
          </table:table-cell>
          <table:table-cell table:style-name="ce3" table:formula="of:=SIN(PI()*2/257*([.HR$1]+191)*[.$B63]*[.$B63])/[.$B63]/[.$B63]" office:value-type="float" office:value="0.00133718985059924">
            <text:p>0.0013371899</text:p>
          </table:table-cell>
          <table:table-cell table:style-name="ce3" table:formula="of:=SIN(PI()*2/257*([.HS$1]+191)*[.$B63]*[.$B63])/[.$B63]/[.$B63]" office:value-type="float" office:value="0.00393633075947699">
            <text:p>0.0039363308</text:p>
          </table:table-cell>
          <table:table-cell table:style-name="ce3" table:formula="of:=SIN(PI()*2/257*([.HT$1]+191)*[.$B63]*[.$B63])/[.$B63]/[.$B63]" office:value-type="float" office:value="0.00424660878599611">
            <text:p>0.0042466088</text:p>
          </table:table-cell>
          <table:table-cell table:style-name="ce3" table:formula="of:=SIN(PI()*2/257*([.HU$1]+191)*[.$B63]*[.$B63])/[.$B63]/[.$B63]" office:value-type="float" office:value="0.00208760620067382">
            <text:p>0.0020876062</text:p>
          </table:table-cell>
          <table:table-cell table:style-name="ce3" table:formula="of:=SIN(PI()*2/257*([.HV$1]+191)*[.$B63]*[.$B63])/[.$B63]/[.$B63]" office:value-type="float" office:value="-0.00128527922063671">
            <text:p>-0.0012852792</text:p>
          </table:table-cell>
          <table:table-cell table:style-name="ce3" table:formula="of:=SIN(PI()*2/257*([.HW$1]+191)*[.$B63]*[.$B63])/[.$B63]/[.$B63]" office:value-type="float" office:value="-0.00391081181990521">
            <text:p>-0.0039108118</text:p>
          </table:table-cell>
          <table:table-cell table:style-name="ce3" table:formula="of:=SIN(PI()*2/257*([.HX$1]+191)*[.$B63]*[.$B63])/[.$B63]/[.$B63]" office:value-type="float" office:value="-0.00426232006466181">
            <text:p>-0.0042623201</text:p>
          </table:table-cell>
          <table:table-cell table:style-name="ce3" table:formula="of:=SIN(PI()*2/257*([.HY$1]+191)*[.$B63]*[.$B63])/[.$B63]/[.$B63]" office:value-type="float" office:value="-0.00213541204186958">
            <text:p>-0.002135412</text:p>
          </table:table-cell>
          <table:table-cell table:style-name="ce3" table:formula="of:=SIN(PI()*2/257*([.HZ$1]+191)*[.$B63]*[.$B63])/[.$B63]/[.$B63]" office:value-type="float" office:value="0.00123317653569044">
            <text:p>0.0012331765</text:p>
          </table:table-cell>
          <table:table-cell table:style-name="ce3" table:formula="of:=SIN(PI()*2/257*([.IA$1]+191)*[.$B63]*[.$B63])/[.$B63]/[.$B63]" office:value-type="float" office:value="0.00388470850078515">
            <text:p>0.0038847085</text:p>
          </table:table-cell>
          <table:table-cell table:style-name="ce3" table:formula="of:=SIN(PI()*2/257*([.IB$1]+191)*[.$B63]*[.$B63])/[.$B63]/[.$B63]" office:value-type="float" office:value="0.00427739443907468">
            <text:p>0.0042773944</text:p>
          </table:table-cell>
          <table:table-cell table:style-name="ce3" table:formula="of:=SIN(PI()*2/257*([.IC$1]+191)*[.$B63]*[.$B63])/[.$B63]/[.$B63]" office:value-type="float" office:value="0.00218289879557504">
            <text:p>0.0021828988</text:p>
          </table:table-cell>
          <table:table-cell table:style-name="ce3" table:formula="of:=SIN(PI()*2/257*([.ID$1]+191)*[.$B63]*[.$B63])/[.$B63]/[.$B63]" office:value-type="float" office:value="-0.00118088958129454">
            <text:p>-0.0011808896</text:p>
          </table:table-cell>
          <table:table-cell table:style-name="ce3" table:formula="of:=SIN(PI()*2/257*([.IE$1]+191)*[.$B63]*[.$B63])/[.$B63]/[.$B63]" office:value-type="float" office:value="-0.00385802470264472">
            <text:p>-0.0038580247</text:p>
          </table:table-cell>
          <table:table-cell table:style-name="ce3" table:formula="of:=SIN(PI()*2/257*([.IF$1]+191)*[.$B63]*[.$B63])/[.$B63]/[.$B63]" office:value-type="float" office:value="-0.00429182965672018">
            <text:p>-0.0042918297</text:p>
          </table:table-cell>
          <table:table-cell table:style-name="ce3" table:formula="of:=SIN(PI()*2/257*([.IG$1]+191)*[.$B63]*[.$B63])/[.$B63]/[.$B63]" office:value-type="float" office:value="-0.00223005936600143">
            <text:p>-0.0022300594</text:p>
          </table:table-cell>
          <table:table-cell table:style-name="ce3" table:formula="of:=SIN(PI()*2/257*([.IH$1]+191)*[.$B63]*[.$B63])/[.$B63]/[.$B63]" office:value-type="float" office:value="0.0011284261705101">
            <text:p>0.0011284262</text:p>
          </table:table-cell>
          <table:table-cell table:style-name="ce3" table:formula="of:=SIN(PI()*2/257*([.II$1]+191)*[.$B63]*[.$B63])/[.$B63]/[.$B63]" office:value-type="float" office:value="0.00383076441275772">
            <text:p>0.0038307644</text:p>
          </table:table-cell>
          <table:table-cell table:style-name="ce3" table:formula="of:=SIN(PI()*2/257*([.IJ$1]+191)*[.$B63]*[.$B63])/[.$B63]/[.$B63]" office:value-type="float" office:value="0.00430562356059251">
            <text:p>0.0043056236</text:p>
          </table:table-cell>
          <table:table-cell table:style-name="ce3" table:formula="of:=SIN(PI()*2/257*([.IK$1]+191)*[.$B63]*[.$B63])/[.$B63]/[.$B63]" office:value-type="float" office:value="0.00227688670610398">
            <text:p>0.0022768867</text:p>
          </table:table-cell>
          <table:table-cell table:style-name="ce3" table:formula="of:=SIN(PI()*2/257*([.IL$1]+191)*[.$B63]*[.$B63])/[.$B63]/[.$B63]" office:value-type="float" office:value="-0.00107579414277133">
            <text:p>-0.0010757941</text:p>
          </table:table-cell>
          <table:table-cell table:style-name="ce3" table:formula="of:=SIN(PI()*2/257*([.IM$1]+191)*[.$B63]*[.$B63])/[.$B63]/[.$B63]" office:value-type="float" office:value="-0.0038029317045362">
            <text:p>-0.0038029317</text:p>
          </table:table-cell>
          <table:table-cell table:style-name="ce3" table:formula="of:=SIN(PI()*2/257*([.IN$1]+191)*[.$B63]*[.$B63])/[.$B63]/[.$B63]" office:value-type="float" office:value="-0.00431877408951517">
            <text:p>-0.0043187741</text:p>
          </table:table-cell>
          <table:table-cell table:style-name="ce3" table:formula="of:=SIN(PI()*2/257*([.IO$1]+191)*[.$B63]*[.$B63])/[.$B63]/[.$B63]" office:value-type="float" office:value="-0.00232337381862963">
            <text:p>-0.0023233738</text:p>
          </table:table-cell>
          <table:table-cell table:style-name="ce3" table:formula="of:=SIN(PI()*2/257*([.IP$1]+191)*[.$B63]*[.$B63])/[.$B63]/[.$B63]" office:value-type="float" office:value="0.00102300136271031">
            <text:p>0.0010230014</text:p>
          </table:table-cell>
          <table:table-cell table:style-name="ce3" table:formula="of:=SIN(PI()*2/257*([.IQ$1]+191)*[.$B63]*[.$B63])/[.$B63]/[.$B63]" office:value-type="float" office:value="0.0037745307369298">
            <text:p>0.0037745307</text:p>
          </table:table-cell>
          <table:table-cell table:style-name="ce3" table:formula="of:=SIN(PI()*2/257*([.IR$1]+191)*[.$B63]*[.$B63])/[.$B63]/[.$B63]" office:value-type="float" office:value="0.004331279278448">
            <text:p>0.0043312793</text:p>
          </table:table-cell>
          <table:table-cell table:style-name="ce3" table:formula="of:=SIN(PI()*2/257*([.IS$1]+191)*[.$B63]*[.$B63])/[.$B63]/[.$B63]" office:value-type="float" office:value="0.00236951375716782">
            <text:p>0.0023695138</text:p>
          </table:table-cell>
          <table:table-cell table:style-name="ce3" table:formula="of:=SIN(PI()*2/257*([.IT$1]+191)*[.$B63]*[.$B63])/[.$B63]/[.$B63]" office:value-type="float" office:value="-0.000970055718968008">
            <text:p>-0.0009700557</text:p>
          </table:table-cell>
          <table:table-cell table:style-name="ce3" table:formula="of:=SIN(PI()*2/257*([.IU$1]+191)*[.$B63]*[.$B63])/[.$B63]/[.$B63]" office:value-type="float" office:value="-0.00374556575380245">
            <text:p>-0.0037455658</text:p>
          </table:table-cell>
          <table:table-cell table:style-name="ce3" table:formula="of:=SIN(PI()*2/257*([.IV$1]+191)*[.$B63]*[.$B63])/[.$B63]/[.$B63]" office:value-type="float" office:value="-0.00434313725878196">
            <text:p>-0.0043431373</text:p>
          </table:table-cell>
          <table:table-cell table:style-name="ce3" table:formula="of:=SIN(PI()*2/257*([.IW$1]+191)*[.$B63]*[.$B63])/[.$B63]/[.$B63]" office:value-type="float" office:value="-0.00241529962717475">
            <text:p>-0.0024152996</text:p>
          </table:table-cell>
          <table:table-cell table:style-name="ce3" table:formula="of:=SIN(PI()*2/257*([.IX$1]+191)*[.$B63]*[.$B63])/[.$B63]/[.$B63]" office:value-type="float" office:value="0.000916965123039084">
            <text:p>0.0009169651</text:p>
          </table:table-cell>
          <table:table-cell table:style-name="ce3" table:formula="of:=SIN(PI()*2/257*([.IY$1]+191)*[.$B63]*[.$B63])/[.$B63]/[.$B63]" office:value-type="float" office:value="0.00371604108329055">
            <text:p>0.00371604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3" table:formula="of:=SIN(PI()*2/257*([.C$1]+191)*[.$B64]*[.$B64])/[.$B64]/[.$B64]" office:value-type="float" office:value="0.0039026753512203">
            <text:p>0.0039026754</text:p>
          </table:table-cell>
          <table:table-cell table:style-name="ce3" table:formula="of:=SIN(PI()*2/257*([.D$1]+191)*[.$B64]*[.$B64])/[.$B64]/[.$B64]" office:value-type="float" office:value="0.00390559335009188">
            <text:p>0.0039055934</text:p>
          </table:table-cell>
          <table:table-cell table:style-name="ce3" table:formula="of:=SIN(PI()*2/257*([.E$1]+191)*[.$B64]*[.$B64])/[.$B64]/[.$B64]" office:value-type="float" office:value="0.00390617703708199">
            <text:p>0.003906177</text:p>
          </table:table-cell>
          <table:table-cell table:style-name="ce3" table:formula="of:=SIN(PI()*2/257*([.F$1]+191)*[.$B64]*[.$B64])/[.$B64]/[.$B64]" office:value-type="float" office:value="0.00390442606333004">
            <text:p>0.0039044261</text:p>
          </table:table-cell>
          <table:table-cell table:style-name="ce3" table:formula="of:=SIN(PI()*2/257*([.G$1]+191)*[.$B64]*[.$B64])/[.$B64]/[.$B64]" office:value-type="float" office:value="0.00390034147536561">
            <text:p>0.0039003415</text:p>
          </table:table-cell>
          <table:table-cell table:style-name="ce3" table:formula="of:=SIN(PI()*2/257*([.H$1]+191)*[.$B64]*[.$B64])/[.$B64]/[.$B64]" office:value-type="float" office:value="0.00389392571448285">
            <text:p>0.0038939257</text:p>
          </table:table-cell>
          <table:table-cell table:style-name="ce3" table:formula="of:=SIN(PI()*2/257*([.I$1]+191)*[.$B64]*[.$B64])/[.$B64]/[.$B64]" office:value-type="float" office:value="0.0038851826152814">
            <text:p>0.0038851826</text:p>
          </table:table-cell>
          <table:table-cell table:style-name="ce3" table:formula="of:=SIN(PI()*2/257*([.J$1]+191)*[.$B64]*[.$B64])/[.$B64]/[.$B64]" office:value-type="float" office:value="0.00387411740337451">
            <text:p>0.0038741174</text:p>
          </table:table-cell>
          <table:table-cell table:style-name="ce3" table:formula="of:=SIN(PI()*2/257*([.K$1]+191)*[.$B64]*[.$B64])/[.$B64]/[.$B64]" office:value-type="float" office:value="0.00386073669226563">
            <text:p>0.0038607367</text:p>
          </table:table-cell>
          <table:table-cell table:style-name="ce3" table:formula="of:=SIN(PI()*2/257*([.L$1]+191)*[.$B64]*[.$B64])/[.$B64]/[.$B64]" office:value-type="float" office:value="0.00384504847939613">
            <text:p>0.0038450485</text:p>
          </table:table-cell>
          <table:table-cell table:style-name="ce3" table:formula="of:=SIN(PI()*2/257*([.M$1]+191)*[.$B64]*[.$B64])/[.$B64]/[.$B64]" office:value-type="float" office:value="0.00382706214136467">
            <text:p>0.0038270621</text:p>
          </table:table-cell>
          <table:table-cell table:style-name="ce3" table:formula="of:=SIN(PI()*2/257*([.N$1]+191)*[.$B64]*[.$B64])/[.$B64]/[.$B64]" office:value-type="float" office:value="0.00380678842832333">
            <text:p>0.0038067884</text:p>
          </table:table-cell>
          <table:table-cell table:style-name="ce3" table:formula="of:=SIN(PI()*2/257*([.O$1]+191)*[.$B64]*[.$B64])/[.$B64]/[.$B64]" office:value-type="float" office:value="0.00378423945755239">
            <text:p>0.0037842395</text:p>
          </table:table-cell>
          <table:table-cell table:style-name="ce3" table:formula="of:=SIN(PI()*2/257*([.P$1]+191)*[.$B64]*[.$B64])/[.$B64]/[.$B64]" office:value-type="float" office:value="0.00375942870621772">
            <text:p>0.0037594287</text:p>
          </table:table-cell>
          <table:table-cell table:style-name="ce3" table:formula="of:=SIN(PI()*2/257*([.Q$1]+191)*[.$B64]*[.$B64])/[.$B64]/[.$B64]" office:value-type="float" office:value="0.00373237100331668">
            <text:p>0.003732371</text:p>
          </table:table-cell>
          <table:table-cell table:style-name="ce3" table:formula="of:=SIN(PI()*2/257*([.R$1]+191)*[.$B64]*[.$B64])/[.$B64]/[.$B64]" office:value-type="float" office:value="0.00370308252081364">
            <text:p>0.0037030825</text:p>
          </table:table-cell>
          <table:table-cell table:style-name="ce3" table:formula="of:=SIN(PI()*2/257*([.S$1]+191)*[.$B64]*[.$B64])/[.$B64]/[.$B64]" office:value-type="float" office:value="0.00367158076397516">
            <text:p>0.0036715808</text:p>
          </table:table-cell>
          <table:table-cell table:style-name="ce3" table:formula="of:=SIN(PI()*2/257*([.T$1]+191)*[.$B64]*[.$B64])/[.$B64]/[.$B64]" office:value-type="float" office:value="0.00363788456090716">
            <text:p>0.0036378846</text:p>
          </table:table-cell>
          <table:table-cell table:style-name="ce3" table:formula="of:=SIN(PI()*2/257*([.U$1]+191)*[.$B64]*[.$B64])/[.$B64]/[.$B64]" office:value-type="float" office:value="0.00360201405130131">
            <text:p>0.0036020141</text:p>
          </table:table-cell>
          <table:table-cell table:style-name="ce3" table:formula="of:=SIN(PI()*2/257*([.V$1]+191)*[.$B64]*[.$B64])/[.$B64]/[.$B64]" office:value-type="float" office:value="0.0035639906743992">
            <text:p>0.0035639907</text:p>
          </table:table-cell>
          <table:table-cell table:style-name="ce3" table:formula="of:=SIN(PI()*2/257*([.W$1]+191)*[.$B64]*[.$B64])/[.$B64]/[.$B64]" office:value-type="float" office:value="0.00352383715617643">
            <text:p>0.0035238372</text:p>
          </table:table-cell>
          <table:table-cell table:style-name="ce3" table:formula="of:=SIN(PI()*2/257*([.X$1]+191)*[.$B64]*[.$B64])/[.$B64]/[.$B64]" office:value-type="float" office:value="0.003481577495761">
            <text:p>0.0034815775</text:p>
          </table:table-cell>
          <table:table-cell table:style-name="ce3" table:formula="of:=SIN(PI()*2/257*([.Y$1]+191)*[.$B64]*[.$B64])/[.$B64]/[.$B64]" office:value-type="float" office:value="0.00343723695108903">
            <text:p>0.003437237</text:p>
          </table:table-cell>
          <table:table-cell table:style-name="ce3" table:formula="of:=SIN(PI()*2/257*([.Z$1]+191)*[.$B64]*[.$B64])/[.$B64]/[.$B64]" office:value-type="float" office:value="0.0033908420238081">
            <text:p>0.003390842</text:p>
          </table:table-cell>
          <table:table-cell table:style-name="ce3" table:formula="of:=SIN(PI()*2/257*([.AA$1]+191)*[.$B64]*[.$B64])/[.$B64]/[.$B64]" office:value-type="float" office:value="0.00334242044343936">
            <text:p>0.0033424204</text:p>
          </table:table-cell>
          <table:table-cell table:style-name="ce3" table:formula="of:=SIN(PI()*2/257*([.AB$1]+191)*[.$B64]*[.$B64])/[.$B64]/[.$B64]" office:value-type="float" office:value="0.00329200115080142">
            <text:p>0.0032920012</text:p>
          </table:table-cell>
          <table:table-cell table:style-name="ce3" table:formula="of:=SIN(PI()*2/257*([.AC$1]+191)*[.$B64]*[.$B64])/[.$B64]/[.$B64]" office:value-type="float" office:value="0.00323961428071459">
            <text:p>0.0032396143</text:p>
          </table:table-cell>
          <table:table-cell table:style-name="ce3" table:formula="of:=SIN(PI()*2/257*([.AD$1]+191)*[.$B64]*[.$B64])/[.$B64]/[.$B64]" office:value-type="float" office:value="0.00318529114398939">
            <text:p>0.0031852911</text:p>
          </table:table-cell>
          <table:table-cell table:style-name="ce3" table:formula="of:=SIN(PI()*2/257*([.AE$1]+191)*[.$B64]*[.$B64])/[.$B64]/[.$B64]" office:value-type="float" office:value="0.00312906420871197">
            <text:p>0.0031290642</text:p>
          </table:table-cell>
          <table:table-cell table:style-name="ce3" table:formula="of:=SIN(PI()*2/257*([.AF$1]+191)*[.$B64]*[.$B64])/[.$B64]/[.$B64]" office:value-type="float" office:value="0.00307096708084061">
            <text:p>0.0030709671</text:p>
          </table:table-cell>
          <table:table-cell table:style-name="ce3" table:formula="of:=SIN(PI()*2/257*([.AG$1]+191)*[.$B64]*[.$B64])/[.$B64]/[.$B64]" office:value-type="float" office:value="0.0030110344841168">
            <text:p>0.0030110345</text:p>
          </table:table-cell>
          <table:table-cell table:style-name="ce3" table:formula="of:=SIN(PI()*2/257*([.AH$1]+191)*[.$B64]*[.$B64])/[.$B64]/[.$B64]" office:value-type="float" office:value="0.0029493022393135">
            <text:p>0.0029493022</text:p>
          </table:table-cell>
          <table:table-cell table:style-name="ce3" table:formula="of:=SIN(PI()*2/257*([.AI$1]+191)*[.$B64]*[.$B64])/[.$B64]/[.$B64]" office:value-type="float" office:value="0.00288580724282507">
            <text:p>0.0028858072</text:p>
          </table:table-cell>
          <table:table-cell table:style-name="ce3" table:formula="of:=SIN(PI()*2/257*([.AJ$1]+191)*[.$B64]*[.$B64])/[.$B64]/[.$B64]" office:value-type="float" office:value="0.00282058744461431">
            <text:p>0.0028205874</text:p>
          </table:table-cell>
          <table:table-cell table:style-name="ce3" table:formula="of:=SIN(PI()*2/257*([.AK$1]+191)*[.$B64]*[.$B64])/[.$B64]/[.$B64]" office:value-type="float" office:value="0.00275368182553278">
            <text:p>0.0027536818</text:p>
          </table:table-cell>
          <table:table-cell table:style-name="ce3" table:formula="of:=SIN(PI()*2/257*([.AL$1]+191)*[.$B64]*[.$B64])/[.$B64]/[.$B64]" office:value-type="float" office:value="0.00268513037401889">
            <text:p>0.0026851304</text:p>
          </table:table-cell>
          <table:table-cell table:style-name="ce3" table:formula="of:=SIN(PI()*2/257*([.AM$1]+191)*[.$B64]*[.$B64])/[.$B64]/[.$B64]" office:value-type="float" office:value="0.00261497406219992">
            <text:p>0.0026149741</text:p>
          </table:table-cell>
          <table:table-cell table:style-name="ce3" table:formula="of:=SIN(PI()*2/257*([.AN$1]+191)*[.$B64]*[.$B64])/[.$B64]/[.$B64]" office:value-type="float" office:value="0.00254325482140295">
            <text:p>0.0025432548</text:p>
          </table:table-cell>
          <table:table-cell table:style-name="ce3" table:formula="of:=SIN(PI()*2/257*([.AO$1]+191)*[.$B64]*[.$B64])/[.$B64]/[.$B64]" office:value-type="float" office:value="0.00247001551709252">
            <text:p>0.0024700155</text:p>
          </table:table-cell>
          <table:table-cell table:style-name="ce3" table:formula="of:=SIN(PI()*2/257*([.AP$1]+191)*[.$B64]*[.$B64])/[.$B64]/[.$B64]" office:value-type="float" office:value="0.00239529992325333">
            <text:p>0.0023952999</text:p>
          </table:table-cell>
          <table:table-cell table:style-name="ce3" table:formula="of:=SIN(PI()*2/257*([.AQ$1]+191)*[.$B64]*[.$B64])/[.$B64]/[.$B64]" office:value-type="float" office:value="0.00231915269622314">
            <text:p>0.0023191527</text:p>
          </table:table-cell>
          <table:table-cell table:style-name="ce3" table:formula="of:=SIN(PI()*2/257*([.AR$1]+191)*[.$B64]*[.$B64])/[.$B64]/[.$B64]" office:value-type="float" office:value="0.00224161934800508">
            <text:p>0.0022416193</text:p>
          </table:table-cell>
          <table:table-cell table:style-name="ce3" table:formula="of:=SIN(PI()*2/257*([.AS$1]+191)*[.$B64]*[.$B64])/[.$B64]/[.$B64]" office:value-type="float" office:value="0.00216274621906519">
            <text:p>0.0021627462</text:p>
          </table:table-cell>
          <table:table-cell table:style-name="ce3" table:formula="of:=SIN(PI()*2/257*([.AT$1]+191)*[.$B64]*[.$B64])/[.$B64]/[.$B64]" office:value-type="float" office:value="0.00208258045063465">
            <text:p>0.0020825805</text:p>
          </table:table-cell>
          <table:table-cell table:style-name="ce3" table:formula="of:=SIN(PI()*2/257*([.AU$1]+191)*[.$B64]*[.$B64])/[.$B64]/[.$B64]" office:value-type="float" office:value="0.00200116995653727">
            <text:p>0.00200117</text:p>
          </table:table-cell>
          <table:table-cell table:style-name="ce3" table:formula="of:=SIN(PI()*2/257*([.AV$1]+191)*[.$B64]*[.$B64])/[.$B64]/[.$B64]" office:value-type="float" office:value="0.00191856339454759">
            <text:p>0.0019185634</text:p>
          </table:table-cell>
          <table:table-cell table:style-name="ce3" table:formula="of:=SIN(PI()*2/257*([.AW$1]+191)*[.$B64]*[.$B64])/[.$B64]/[.$B64]" office:value-type="float" office:value="0.00183481013731194">
            <text:p>0.0018348101</text:p>
          </table:table-cell>
          <table:table-cell table:style-name="ce3" table:formula="of:=SIN(PI()*2/257*([.AX$1]+191)*[.$B64]*[.$B64])/[.$B64]/[.$B64]" office:value-type="float" office:value="0.0017499602428384">
            <text:p>0.0017499602</text:p>
          </table:table-cell>
          <table:table-cell table:style-name="ce3" table:formula="of:=SIN(PI()*2/257*([.AY$1]+191)*[.$B64]*[.$B64])/[.$B64]/[.$B64]" office:value-type="float" office:value="0.00166406442457712">
            <text:p>0.0016640644</text:p>
          </table:table-cell>
          <table:table-cell table:style-name="ce3" table:formula="of:=SIN(PI()*2/257*([.AZ$1]+191)*[.$B64]*[.$B64])/[.$B64]/[.$B64]" office:value-type="float" office:value="0.00157717402111289">
            <text:p>0.001577174</text:p>
          </table:table-cell>
          <table:table-cell table:style-name="ce3" table:formula="of:=SIN(PI()*2/257*([.BA$1]+191)*[.$B64]*[.$B64])/[.$B64]/[.$B64]" office:value-type="float" office:value="0.0014893409654761">
            <text:p>0.001489341</text:p>
          </table:table-cell>
          <table:table-cell table:style-name="ce3" table:formula="of:=SIN(PI()*2/257*([.BB$1]+191)*[.$B64]*[.$B64])/[.$B64]/[.$B64]" office:value-type="float" office:value="0.00140061775410632">
            <text:p>0.0014006178</text:p>
          </table:table-cell>
          <table:table-cell table:style-name="ce3" table:formula="of:=SIN(PI()*2/257*([.BC$1]+191)*[.$B64]*[.$B64])/[.$B64]/[.$B64]" office:value-type="float" office:value="0.00131105741547527">
            <text:p>0.0013110574</text:p>
          </table:table-cell>
          <table:table-cell table:style-name="ce3" table:formula="of:=SIN(PI()*2/257*([.BD$1]+191)*[.$B64]*[.$B64])/[.$B64]/[.$B64]" office:value-type="float" office:value="0.00122071347839165">
            <text:p>0.0012207135</text:p>
          </table:table-cell>
          <table:table-cell table:style-name="ce3" table:formula="of:=SIN(PI()*2/257*([.BE$1]+191)*[.$B64]*[.$B64])/[.$B64]/[.$B64]" office:value-type="float" office:value="0.00112963994001116">
            <text:p>0.0011296399</text:p>
          </table:table-cell>
          <table:table-cell table:style-name="ce3" table:formula="of:=SIN(PI()*2/257*([.BF$1]+191)*[.$B64]*[.$B64])/[.$B64]/[.$B64]" office:value-type="float" office:value="0.00103789123355828">
            <text:p>0.0010378912</text:p>
          </table:table-cell>
          <table:table-cell table:style-name="ce3" table:formula="of:=SIN(PI()*2/257*([.BG$1]+191)*[.$B64]*[.$B64])/[.$B64]/[.$B64]" office:value-type="float" office:value="0.000945522195795662">
            <text:p>0.0009455222</text:p>
          </table:table-cell>
          <table:table-cell table:style-name="ce3" table:formula="of:=SIN(PI()*2/257*([.BH$1]+191)*[.$B64]*[.$B64])/[.$B64]/[.$B64]" office:value-type="float" office:value="0.000852588034248254">
            <text:p>0.000852588</text:p>
          </table:table-cell>
          <table:table-cell table:style-name="ce3" table:formula="of:=SIN(PI()*2/257*([.BI$1]+191)*[.$B64]*[.$B64])/[.$B64]/[.$B64]" office:value-type="float" office:value="0.000759144294205763">
            <text:p>0.0007591443</text:p>
          </table:table-cell>
          <table:table-cell table:style-name="ce3" table:formula="of:=SIN(PI()*2/257*([.BJ$1]+191)*[.$B64]*[.$B64])/[.$B64]/[.$B64]" office:value-type="float" office:value="0.000665246825527574">
            <text:p>0.0006652468</text:p>
          </table:table-cell>
          <table:table-cell table:style-name="ce3" table:formula="of:=SIN(PI()*2/257*([.BK$1]+191)*[.$B64]*[.$B64])/[.$B64]/[.$B64]" office:value-type="float" office:value="0.000570951749256954">
            <text:p>0.0005709517</text:p>
          </table:table-cell>
          <table:table-cell table:style-name="ce3" table:formula="of:=SIN(PI()*2/257*([.BL$1]+191)*[.$B64]*[.$B64])/[.$B64]/[.$B64]" office:value-type="float" office:value="0.00047631542408186">
            <text:p>0.0004763154</text:p>
          </table:table-cell>
          <table:table-cell table:style-name="ce3" table:formula="of:=SIN(PI()*2/257*([.BM$1]+191)*[.$B64]*[.$B64])/[.$B64]/[.$B64]" office:value-type="float" office:value="0.000381394412649367">
            <text:p>0.0003813944</text:p>
          </table:table-cell>
          <table:table-cell table:style-name="ce3" table:formula="of:=SIN(PI()*2/257*([.BN$1]+191)*[.$B64]*[.$B64])/[.$B64]/[.$B64]" office:value-type="float" office:value="0.000286245447758172">
            <text:p>0.0002862454</text:p>
          </table:table-cell>
          <table:table-cell table:style-name="ce3" table:formula="of:=SIN(PI()*2/257*([.BO$1]+191)*[.$B64]*[.$B64])/[.$B64]/[.$B64]" office:value-type="float" office:value="0.000190925398453837">
            <text:p>0.0001909254</text:p>
          </table:table-cell>
          <table:table-cell table:style-name="ce3" table:formula="of:=SIN(PI()*2/257*([.BP$1]+191)*[.$B64]*[.$B64])/[.$B64]/[.$B64]" office:value-type="float" office:value="0.000095491236033738">
            <text:p>9.5491236033738E-005</text:p>
          </table:table-cell>
          <table:table-cell table:style-name="ce3" table:formula="of:=SIN(PI()*2/257*([.BQ$1]+191)*[.$B64]*[.$B64])/[.$B64]/[.$B64]" office:value-type="float" office:value="-2.44929359829471E-016">
            <text:p>-2.44929359829471E-016</text:p>
          </table:table-cell>
          <table:table-cell table:style-name="ce3" table:formula="of:=SIN(PI()*2/257*([.BR$1]+191)*[.$B64]*[.$B64])/[.$B64]/[.$B64]" office:value-type="float" office:value="-0.0000954912360342277">
            <text:p>-9.54912360342277E-005</text:p>
          </table:table-cell>
          <table:table-cell table:style-name="ce3" table:formula="of:=SIN(PI()*2/257*([.BS$1]+191)*[.$B64]*[.$B64])/[.$B64]/[.$B64]" office:value-type="float" office:value="-0.000190925398455214">
            <text:p>-0.0001909254</text:p>
          </table:table-cell>
          <table:table-cell table:style-name="ce3" table:formula="of:=SIN(PI()*2/257*([.BT$1]+191)*[.$B64]*[.$B64])/[.$B64]/[.$B64]" office:value-type="float" office:value="-0.000286245447759547">
            <text:p>-0.0002862454</text:p>
          </table:table-cell>
          <table:table-cell table:style-name="ce3" table:formula="of:=SIN(PI()*2/257*([.BU$1]+191)*[.$B64]*[.$B64])/[.$B64]/[.$B64]" office:value-type="float" office:value="-0.000381394412649854">
            <text:p>-0.0003813944</text:p>
          </table:table-cell>
          <table:table-cell table:style-name="ce3" table:formula="of:=SIN(PI()*2/257*([.BV$1]+191)*[.$B64]*[.$B64])/[.$B64]/[.$B64]" office:value-type="float" office:value="-0.000476315424082346">
            <text:p>-0.0004763154</text:p>
          </table:table-cell>
          <table:table-cell table:style-name="ce3" table:formula="of:=SIN(PI()*2/257*([.BW$1]+191)*[.$B64]*[.$B64])/[.$B64]/[.$B64]" office:value-type="float" office:value="-0.000570951749257438">
            <text:p>-0.0005709517</text:p>
          </table:table-cell>
          <table:table-cell table:style-name="ce3" table:formula="of:=SIN(PI()*2/257*([.BX$1]+191)*[.$B64]*[.$B64])/[.$B64]/[.$B64]" office:value-type="float" office:value="-0.000665246825528931">
            <text:p>-0.0006652468</text:p>
          </table:table-cell>
          <table:table-cell table:style-name="ce3" table:formula="of:=SIN(PI()*2/257*([.BY$1]+191)*[.$B64]*[.$B64])/[.$B64]/[.$B64]" office:value-type="float" office:value="-0.000759144294207115">
            <text:p>-0.0007591443</text:p>
          </table:table-cell>
          <table:table-cell table:style-name="ce3" table:formula="of:=SIN(PI()*2/257*([.BZ$1]+191)*[.$B64]*[.$B64])/[.$B64]/[.$B64]" office:value-type="float" office:value="-0.000852588034248732">
            <text:p>-0.000852588</text:p>
          </table:table-cell>
          <table:table-cell table:style-name="ce3" table:formula="of:=SIN(PI()*2/257*([.CA$1]+191)*[.$B64]*[.$B64])/[.$B64]/[.$B64]" office:value-type="float" office:value="-0.000945522195796137">
            <text:p>-0.0009455222</text:p>
          </table:table-cell>
          <table:table-cell table:style-name="ce3" table:formula="of:=SIN(PI()*2/257*([.CB$1]+191)*[.$B64]*[.$B64])/[.$B64]/[.$B64]" office:value-type="float" office:value="-0.00103789123355875">
            <text:p>-0.0010378912</text:p>
          </table:table-cell>
          <table:table-cell table:style-name="ce3" table:formula="of:=SIN(PI()*2/257*([.CC$1]+191)*[.$B64]*[.$B64])/[.$B64]/[.$B64]" office:value-type="float" office:value="-0.00112963994001248">
            <text:p>-0.0011296399</text:p>
          </table:table-cell>
          <table:table-cell table:style-name="ce3" table:formula="of:=SIN(PI()*2/257*([.CD$1]+191)*[.$B64]*[.$B64])/[.$B64]/[.$B64]" office:value-type="float" office:value="-0.00122071347839296">
            <text:p>-0.0012207135</text:p>
          </table:table-cell>
          <table:table-cell table:style-name="ce3" table:formula="of:=SIN(PI()*2/257*([.CE$1]+191)*[.$B64]*[.$B64])/[.$B64]/[.$B64]" office:value-type="float" office:value="-0.00131105741547574">
            <text:p>-0.0013110574</text:p>
          </table:table-cell>
          <table:table-cell table:style-name="ce3" table:formula="of:=SIN(PI()*2/257*([.CF$1]+191)*[.$B64]*[.$B64])/[.$B64]/[.$B64]" office:value-type="float" office:value="-0.00140061775410678">
            <text:p>-0.0014006178</text:p>
          </table:table-cell>
          <table:table-cell table:style-name="ce3" table:formula="of:=SIN(PI()*2/257*([.CG$1]+191)*[.$B64]*[.$B64])/[.$B64]/[.$B64]" office:value-type="float" office:value="-0.00148934096547655">
            <text:p>-0.001489341</text:p>
          </table:table-cell>
          <table:table-cell table:style-name="ce3" table:formula="of:=SIN(PI()*2/257*([.CH$1]+191)*[.$B64]*[.$B64])/[.$B64]/[.$B64]" office:value-type="float" office:value="-0.00157717402111416">
            <text:p>-0.001577174</text:p>
          </table:table-cell>
          <table:table-cell table:style-name="ce3" table:formula="of:=SIN(PI()*2/257*([.CI$1]+191)*[.$B64]*[.$B64])/[.$B64]/[.$B64]" office:value-type="float" office:value="-0.00166406442457837">
            <text:p>-0.0016640644</text:p>
          </table:table-cell>
          <table:table-cell table:style-name="ce3" table:formula="of:=SIN(PI()*2/257*([.CJ$1]+191)*[.$B64]*[.$B64])/[.$B64]/[.$B64]" office:value-type="float" office:value="-0.00174996024283884">
            <text:p>-0.0017499602</text:p>
          </table:table-cell>
          <table:table-cell table:style-name="ce3" table:formula="of:=SIN(PI()*2/257*([.CK$1]+191)*[.$B64]*[.$B64])/[.$B64]/[.$B64]" office:value-type="float" office:value="-0.00183481013731238">
            <text:p>-0.0018348101</text:p>
          </table:table-cell>
          <table:table-cell table:style-name="ce3" table:formula="of:=SIN(PI()*2/257*([.CL$1]+191)*[.$B64]*[.$B64])/[.$B64]/[.$B64]" office:value-type="float" office:value="-0.00191856339454802">
            <text:p>-0.0019185634</text:p>
          </table:table-cell>
          <table:table-cell table:style-name="ce3" table:formula="of:=SIN(PI()*2/257*([.CM$1]+191)*[.$B64]*[.$B64])/[.$B64]/[.$B64]" office:value-type="float" office:value="-0.00200116995653845">
            <text:p>-0.00200117</text:p>
          </table:table-cell>
          <table:table-cell table:style-name="ce3" table:formula="of:=SIN(PI()*2/257*([.CN$1]+191)*[.$B64]*[.$B64])/[.$B64]/[.$B64]" office:value-type="float" office:value="-0.00208258045063582">
            <text:p>-0.0020825805</text:p>
          </table:table-cell>
          <table:table-cell table:style-name="ce3" table:formula="of:=SIN(PI()*2/257*([.CO$1]+191)*[.$B64]*[.$B64])/[.$B64]/[.$B64]" office:value-type="float" office:value="-0.0021627462190656">
            <text:p>-0.0021627462</text:p>
          </table:table-cell>
          <table:table-cell table:style-name="ce3" table:formula="of:=SIN(PI()*2/257*([.CP$1]+191)*[.$B64]*[.$B64])/[.$B64]/[.$B64]" office:value-type="float" office:value="-0.00224161934800548">
            <text:p>-0.0022416193</text:p>
          </table:table-cell>
          <table:table-cell table:style-name="ce3" table:formula="of:=SIN(PI()*2/257*([.CQ$1]+191)*[.$B64]*[.$B64])/[.$B64]/[.$B64]" office:value-type="float" office:value="-0.00231915269622353">
            <text:p>-0.0023191527</text:p>
          </table:table-cell>
          <table:table-cell table:style-name="ce3" table:formula="of:=SIN(PI()*2/257*([.CR$1]+191)*[.$B64]*[.$B64])/[.$B64]/[.$B64]" office:value-type="float" office:value="-0.00239529992325442">
            <text:p>-0.0023952999</text:p>
          </table:table-cell>
          <table:table-cell table:style-name="ce3" table:formula="of:=SIN(PI()*2/257*([.CS$1]+191)*[.$B64]*[.$B64])/[.$B64]/[.$B64]" office:value-type="float" office:value="-0.00247001551709359">
            <text:p>-0.0024700155</text:p>
          </table:table-cell>
          <table:table-cell table:style-name="ce3" table:formula="of:=SIN(PI()*2/257*([.CT$1]+191)*[.$B64]*[.$B64])/[.$B64]/[.$B64]" office:value-type="float" office:value="-0.00254325482140333">
            <text:p>-0.0025432548</text:p>
          </table:table-cell>
          <table:table-cell table:style-name="ce3" table:formula="of:=SIN(PI()*2/257*([.CU$1]+191)*[.$B64]*[.$B64])/[.$B64]/[.$B64]" office:value-type="float" office:value="-0.00261497406220029">
            <text:p>-0.0026149741</text:p>
          </table:table-cell>
          <table:table-cell table:style-name="ce3" table:formula="of:=SIN(PI()*2/257*([.CV$1]+191)*[.$B64]*[.$B64])/[.$B64]/[.$B64]" office:value-type="float" office:value="-0.00268513037401925">
            <text:p>-0.0026851304</text:p>
          </table:table-cell>
          <table:table-cell table:style-name="ce3" table:formula="of:=SIN(PI()*2/257*([.CW$1]+191)*[.$B64]*[.$B64])/[.$B64]/[.$B64]" office:value-type="float" office:value="-0.00275368182553375">
            <text:p>-0.0027536818</text:p>
          </table:table-cell>
          <table:table-cell table:style-name="ce3" table:formula="of:=SIN(PI()*2/257*([.CX$1]+191)*[.$B64]*[.$B64])/[.$B64]/[.$B64]" office:value-type="float" office:value="-0.00282058744461527">
            <text:p>-0.0028205874</text:p>
          </table:table-cell>
          <table:table-cell table:style-name="ce3" table:formula="of:=SIN(PI()*2/257*([.CY$1]+191)*[.$B64]*[.$B64])/[.$B64]/[.$B64]" office:value-type="float" office:value="-0.0028858072428254">
            <text:p>-0.0028858072</text:p>
          </table:table-cell>
          <table:table-cell table:style-name="ce3" table:formula="of:=SIN(PI()*2/257*([.CZ$1]+191)*[.$B64]*[.$B64])/[.$B64]/[.$B64]" office:value-type="float" office:value="-0.00294930223931382">
            <text:p>-0.0029493022</text:p>
          </table:table-cell>
          <table:table-cell table:style-name="ce3" table:formula="of:=SIN(PI()*2/257*([.DA$1]+191)*[.$B64]*[.$B64])/[.$B64]/[.$B64]" office:value-type="float" office:value="-0.00301103448411712">
            <text:p>-0.0030110345</text:p>
          </table:table-cell>
          <table:table-cell table:style-name="ce3" table:formula="of:=SIN(PI()*2/257*([.DB$1]+191)*[.$B64]*[.$B64])/[.$B64]/[.$B64]" office:value-type="float" office:value="-0.00307096708084146">
            <text:p>-0.0030709671</text:p>
          </table:table-cell>
          <table:table-cell table:style-name="ce3" table:formula="of:=SIN(PI()*2/257*([.DC$1]+191)*[.$B64]*[.$B64])/[.$B64]/[.$B64]" office:value-type="float" office:value="-0.00312906420871279">
            <text:p>-0.0031290642</text:p>
          </table:table-cell>
          <table:table-cell table:style-name="ce3" table:formula="of:=SIN(PI()*2/257*([.DD$1]+191)*[.$B64]*[.$B64])/[.$B64]/[.$B64]" office:value-type="float" office:value="-0.00318529114398967">
            <text:p>-0.0031852911</text:p>
          </table:table-cell>
          <table:table-cell table:style-name="ce3" table:formula="of:=SIN(PI()*2/257*([.DE$1]+191)*[.$B64]*[.$B64])/[.$B64]/[.$B64]" office:value-type="float" office:value="-0.00323961428071486">
            <text:p>-0.0032396143</text:p>
          </table:table-cell>
          <table:table-cell table:style-name="ce3" table:formula="of:=SIN(PI()*2/257*([.DF$1]+191)*[.$B64]*[.$B64])/[.$B64]/[.$B64]" office:value-type="float" office:value="-0.00329200115080168">
            <text:p>-0.0032920012</text:p>
          </table:table-cell>
          <table:table-cell table:style-name="ce3" table:formula="of:=SIN(PI()*2/257*([.DG$1]+191)*[.$B64]*[.$B64])/[.$B64]/[.$B64]" office:value-type="float" office:value="-0.00334242044344007">
            <text:p>-0.0033424204</text:p>
          </table:table-cell>
          <table:table-cell table:style-name="ce3" table:formula="of:=SIN(PI()*2/257*([.DH$1]+191)*[.$B64]*[.$B64])/[.$B64]/[.$B64]" office:value-type="float" office:value="-0.00339084202380879">
            <text:p>-0.003390842</text:p>
          </table:table-cell>
          <table:table-cell table:style-name="ce3" table:formula="of:=SIN(PI()*2/257*([.DI$1]+191)*[.$B64]*[.$B64])/[.$B64]/[.$B64]" office:value-type="float" office:value="-0.00343723695108926">
            <text:p>-0.003437237</text:p>
          </table:table-cell>
          <table:table-cell table:style-name="ce3" table:formula="of:=SIN(PI()*2/257*([.DJ$1]+191)*[.$B64]*[.$B64])/[.$B64]/[.$B64]" office:value-type="float" office:value="-0.00348157749576122">
            <text:p>-0.0034815775</text:p>
          </table:table-cell>
          <table:table-cell table:style-name="ce3" table:formula="of:=SIN(PI()*2/257*([.DK$1]+191)*[.$B64]*[.$B64])/[.$B64]/[.$B64]" office:value-type="float" office:value="-0.00352383715617664">
            <text:p>-0.0035238372</text:p>
          </table:table-cell>
          <table:table-cell table:style-name="ce3" table:formula="of:=SIN(PI()*2/257*([.DL$1]+191)*[.$B64]*[.$B64])/[.$B64]/[.$B64]" office:value-type="float" office:value="-0.00356399067439976">
            <text:p>-0.0035639907</text:p>
          </table:table-cell>
          <table:table-cell table:style-name="ce3" table:formula="of:=SIN(PI()*2/257*([.DM$1]+191)*[.$B64]*[.$B64])/[.$B64]/[.$B64]" office:value-type="float" office:value="-0.00360201405130184">
            <text:p>-0.0036020141</text:p>
          </table:table-cell>
          <table:table-cell table:style-name="ce3" table:formula="of:=SIN(PI()*2/257*([.DN$1]+191)*[.$B64]*[.$B64])/[.$B64]/[.$B64]" office:value-type="float" office:value="-0.00363788456090734">
            <text:p>-0.0036378846</text:p>
          </table:table-cell>
          <table:table-cell table:style-name="ce3" table:formula="of:=SIN(PI()*2/257*([.DO$1]+191)*[.$B64]*[.$B64])/[.$B64]/[.$B64]" office:value-type="float" office:value="-0.00367158076397532">
            <text:p>-0.0036715808</text:p>
          </table:table-cell>
          <table:table-cell table:style-name="ce3" table:formula="of:=SIN(PI()*2/257*([.DP$1]+191)*[.$B64]*[.$B64])/[.$B64]/[.$B64]" office:value-type="float" office:value="-0.00370308252081379">
            <text:p>-0.0037030825</text:p>
          </table:table-cell>
          <table:table-cell table:style-name="ce3" table:formula="of:=SIN(PI()*2/257*([.DQ$1]+191)*[.$B64]*[.$B64])/[.$B64]/[.$B64]" office:value-type="float" office:value="-0.00373237100331709">
            <text:p>-0.003732371</text:p>
          </table:table-cell>
          <table:table-cell table:style-name="ce3" table:formula="of:=SIN(PI()*2/257*([.DR$1]+191)*[.$B64]*[.$B64])/[.$B64]/[.$B64]" office:value-type="float" office:value="-0.0037594287062181">
            <text:p>-0.0037594287</text:p>
          </table:table-cell>
          <table:table-cell table:style-name="ce3" table:formula="of:=SIN(PI()*2/257*([.DS$1]+191)*[.$B64]*[.$B64])/[.$B64]/[.$B64]" office:value-type="float" office:value="-0.00378423945755251">
            <text:p>-0.0037842395</text:p>
          </table:table-cell>
          <table:table-cell table:style-name="ce3" table:formula="of:=SIN(PI()*2/257*([.DT$1]+191)*[.$B64]*[.$B64])/[.$B64]/[.$B64]" office:value-type="float" office:value="-0.00380678842832344">
            <text:p>-0.0038067884</text:p>
          </table:table-cell>
          <table:table-cell table:style-name="ce3" table:formula="of:=SIN(PI()*2/257*([.DU$1]+191)*[.$B64]*[.$B64])/[.$B64]/[.$B64]" office:value-type="float" office:value="-0.00382706214136477">
            <text:p>-0.0038270621</text:p>
          </table:table-cell>
          <table:table-cell table:style-name="ce3" table:formula="of:=SIN(PI()*2/257*([.DV$1]+191)*[.$B64]*[.$B64])/[.$B64]/[.$B64]" office:value-type="float" office:value="-0.00384504847939638">
            <text:p>-0.0038450485</text:p>
          </table:table-cell>
          <table:table-cell table:style-name="ce3" table:formula="of:=SIN(PI()*2/257*([.DW$1]+191)*[.$B64]*[.$B64])/[.$B64]/[.$B64]" office:value-type="float" office:value="-0.00386073669226584">
            <text:p>-0.0038607367</text:p>
          </table:table-cell>
          <table:table-cell table:style-name="ce3" table:formula="of:=SIN(PI()*2/257*([.DX$1]+191)*[.$B64]*[.$B64])/[.$B64]/[.$B64]" office:value-type="float" office:value="-0.00387411740337457">
            <text:p>-0.0038741174</text:p>
          </table:table-cell>
          <table:table-cell table:style-name="ce3" table:formula="of:=SIN(PI()*2/257*([.DY$1]+191)*[.$B64]*[.$B64])/[.$B64]/[.$B64]" office:value-type="float" office:value="-0.00388518261528145">
            <text:p>-0.0038851826</text:p>
          </table:table-cell>
          <table:table-cell table:style-name="ce3" table:formula="of:=SIN(PI()*2/257*([.DZ$1]+191)*[.$B64]*[.$B64])/[.$B64]/[.$B64]" office:value-type="float" office:value="-0.00389392571448289">
            <text:p>-0.0038939257</text:p>
          </table:table-cell>
          <table:table-cell table:style-name="ce3" table:formula="of:=SIN(PI()*2/257*([.EA$1]+191)*[.$B64]*[.$B64])/[.$B64]/[.$B64]" office:value-type="float" office:value="-0.00390034147536569">
            <text:p>-0.0039003415</text:p>
          </table:table-cell>
          <table:table-cell table:style-name="ce3" table:formula="of:=SIN(PI()*2/257*([.EB$1]+191)*[.$B64]*[.$B64])/[.$B64]/[.$B64]" office:value-type="float" office:value="-0.00390442606333008">
            <text:p>-0.0039044261</text:p>
          </table:table-cell>
          <table:table-cell table:style-name="ce3" table:formula="of:=SIN(PI()*2/257*([.EC$1]+191)*[.$B64]*[.$B64])/[.$B64]/[.$B64]" office:value-type="float" office:value="-0.00390617703708199">
            <text:p>-0.003906177</text:p>
          </table:table-cell>
          <table:table-cell table:style-name="ce3" table:formula="of:=SIN(PI()*2/257*([.ED$1]+191)*[.$B64]*[.$B64])/[.$B64]/[.$B64]" office:value-type="float" office:value="-0.00390559335009187">
            <text:p>-0.0039055934</text:p>
          </table:table-cell>
          <table:table-cell table:style-name="ce3" table:formula="of:=SIN(PI()*2/257*([.EE$1]+191)*[.$B64]*[.$B64])/[.$B64]/[.$B64]" office:value-type="float" office:value="-0.00390267535122028">
            <text:p>-0.0039026754</text:p>
          </table:table-cell>
          <table:table-cell table:style-name="ce3" table:formula="of:=SIN(PI()*2/257*([.EF$1]+191)*[.$B64]*[.$B64])/[.$B64]/[.$B64]" office:value-type="float" office:value="-0.00389742478450931">
            <text:p>-0.0038974248</text:p>
          </table:table-cell>
          <table:table-cell table:style-name="ce3" table:formula="of:=SIN(PI()*2/257*([.EG$1]+191)*[.$B64]*[.$B64])/[.$B64]/[.$B64]" office:value-type="float" office:value="-0.00388984478814042">
            <text:p>-0.0038898448</text:p>
          </table:table-cell>
          <table:table-cell table:style-name="ce3" table:formula="of:=SIN(PI()*2/257*([.EH$1]+191)*[.$B64]*[.$B64])/[.$B64]/[.$B64]" office:value-type="float" office:value="-0.0038799398925585">
            <text:p>-0.0038799399</text:p>
          </table:table-cell>
          <table:table-cell table:style-name="ce3" table:formula="of:=SIN(PI()*2/257*([.EI$1]+191)*[.$B64]*[.$B64])/[.$B64]/[.$B64]" office:value-type="float" office:value="-0.00386771601776427">
            <text:p>-0.003867716</text:p>
          </table:table-cell>
          <table:table-cell table:style-name="ce3" table:formula="of:=SIN(PI()*2/257*([.EJ$1]+191)*[.$B64]*[.$B64])/[.$B64]/[.$B64]" office:value-type="float" office:value="-0.0038531804697758">
            <text:p>-0.0038531805</text:p>
          </table:table-cell>
          <table:table-cell table:style-name="ce3" table:formula="of:=SIN(PI()*2/257*([.EK$1]+191)*[.$B64]*[.$B64])/[.$B64]/[.$B64]" office:value-type="float" office:value="-0.00383634193626256">
            <text:p>-0.0038363419</text:p>
          </table:table-cell>
          <table:table-cell table:style-name="ce3" table:formula="of:=SIN(PI()*2/257*([.EL$1]+191)*[.$B64]*[.$B64])/[.$B64]/[.$B64]" office:value-type="float" office:value="-0.00381721048135127">
            <text:p>-0.0038172105</text:p>
          </table:table-cell>
          <table:table-cell table:style-name="ce3" table:formula="of:=SIN(PI()*2/257*([.EM$1]+191)*[.$B64]*[.$B64])/[.$B64]/[.$B64]" office:value-type="float" office:value="-0.00379579753961314">
            <text:p>-0.0037957975</text:p>
          </table:table-cell>
          <table:table-cell table:style-name="ce3" table:formula="of:=SIN(PI()*2/257*([.EN$1]+191)*[.$B64]*[.$B64])/[.$B64]/[.$B64]" office:value-type="float" office:value="-0.00377211590922676">
            <text:p>-0.0037721159</text:p>
          </table:table-cell>
          <table:table-cell table:style-name="ce3" table:formula="of:=SIN(PI()*2/257*([.EO$1]+191)*[.$B64]*[.$B64])/[.$B64]/[.$B64]" office:value-type="float" office:value="-0.00374617974433152">
            <text:p>-0.0037461797</text:p>
          </table:table-cell>
          <table:table-cell table:style-name="ce3" table:formula="of:=SIN(PI()*2/257*([.EP$1]+191)*[.$B64]*[.$B64])/[.$B64]/[.$B64]" office:value-type="float" office:value="-0.00371800454656688">
            <text:p>-0.0037180045</text:p>
          </table:table-cell>
          <table:table-cell table:style-name="ce3" table:formula="of:=SIN(PI()*2/257*([.EQ$1]+191)*[.$B64]*[.$B64])/[.$B64]/[.$B64]" office:value-type="float" office:value="-0.00368760715580554">
            <text:p>-0.0036876072</text:p>
          </table:table-cell>
          <table:table-cell table:style-name="ce3" table:formula="of:=SIN(PI()*2/257*([.ER$1]+191)*[.$B64]*[.$B64])/[.$B64]/[.$B64]" office:value-type="float" office:value="-0.00365500574009226">
            <text:p>-0.0036550057</text:p>
          </table:table-cell>
          <table:table-cell table:style-name="ce3" table:formula="of:=SIN(PI()*2/257*([.ES$1]+191)*[.$B64]*[.$B64])/[.$B64]/[.$B64]" office:value-type="float" office:value="-0.00362021978478062">
            <text:p>-0.0036202198</text:p>
          </table:table-cell>
          <table:table-cell table:style-name="ce3" table:formula="of:=SIN(PI()*2/257*([.ET$1]+191)*[.$B64]*[.$B64])/[.$B64]/[.$B64]" office:value-type="float" office:value="-0.00358327008089102">
            <text:p>-0.0035832701</text:p>
          </table:table-cell>
          <table:table-cell table:style-name="ce3" table:formula="of:=SIN(PI()*2/257*([.EU$1]+191)*[.$B64]*[.$B64])/[.$B64]/[.$B64]" office:value-type="float" office:value="-0.00354417871268264">
            <text:p>-0.0035441787</text:p>
          </table:table-cell>
          <table:table-cell table:style-name="ce3" table:formula="of:=SIN(PI()*2/257*([.EV$1]+191)*[.$B64]*[.$B64])/[.$B64]/[.$B64]" office:value-type="float" office:value="-0.0035029690444516">
            <text:p>-0.003502969</text:p>
          </table:table-cell>
          <table:table-cell table:style-name="ce3" table:formula="of:=SIN(PI()*2/257*([.EW$1]+191)*[.$B64]*[.$B64])/[.$B64]/[.$B64]" office:value-type="float" office:value="-0.00345966570657171">
            <text:p>-0.0034596657</text:p>
          </table:table-cell>
          <table:table-cell table:style-name="ce3" table:formula="of:=SIN(PI()*2/257*([.EX$1]+191)*[.$B64]*[.$B64])/[.$B64]/[.$B64]" office:value-type="float" office:value="-0.00341429458076715">
            <text:p>-0.0034142946</text:p>
          </table:table-cell>
          <table:table-cell table:style-name="ce3" table:formula="of:=SIN(PI()*2/257*([.EY$1]+191)*[.$B64]*[.$B64])/[.$B64]/[.$B64]" office:value-type="float" office:value="-0.00336688278464891">
            <text:p>-0.0033668828</text:p>
          </table:table-cell>
          <table:table-cell table:style-name="ce3" table:formula="of:=SIN(PI()*2/257*([.EZ$1]+191)*[.$B64]*[.$B64])/[.$B64]/[.$B64]" office:value-type="float" office:value="-0.00331745865550473">
            <text:p>-0.0033174587</text:p>
          </table:table-cell>
          <table:table-cell table:style-name="ce3" table:formula="of:=SIN(PI()*2/257*([.FA$1]+191)*[.$B64]*[.$B64])/[.$B64]/[.$B64]" office:value-type="float" office:value="-0.00326605173335952">
            <text:p>-0.0032660517</text:p>
          </table:table-cell>
          <table:table-cell table:style-name="ce3" table:formula="of:=SIN(PI()*2/257*([.FB$1]+191)*[.$B64]*[.$B64])/[.$B64]/[.$B64]" office:value-type="float" office:value="-0.00321269274332615">
            <text:p>-0.0032126927</text:p>
          </table:table-cell>
          <table:table-cell table:style-name="ce3" table:formula="of:=SIN(PI()*2/257*([.FC$1]+191)*[.$B64]*[.$B64])/[.$B64]/[.$B64]" office:value-type="float" office:value="-0.00315741357723399">
            <text:p>-0.0031574136</text:p>
          </table:table-cell>
          <table:table-cell table:style-name="ce3" table:formula="of:=SIN(PI()*2/257*([.FD$1]+191)*[.$B64]*[.$B64])/[.$B64]/[.$B64]" office:value-type="float" office:value="-0.00310024727457448">
            <text:p>-0.0031002473</text:p>
          </table:table-cell>
          <table:table-cell table:style-name="ce3" table:formula="of:=SIN(PI()*2/257*([.FE$1]+191)*[.$B64]*[.$B64])/[.$B64]/[.$B64]" office:value-type="float" office:value="-0.0030412280027511">
            <text:p>-0.003041228</text:p>
          </table:table-cell>
          <table:table-cell table:style-name="ce3" table:formula="of:=SIN(PI()*2/257*([.FF$1]+191)*[.$B64]*[.$B64])/[.$B64]/[.$B64]" office:value-type="float" office:value="-0.00298039103665463">
            <text:p>-0.002980391</text:p>
          </table:table-cell>
          <table:table-cell table:style-name="ce3" table:formula="of:=SIN(PI()*2/257*([.FG$1]+191)*[.$B64]*[.$B64])/[.$B64]/[.$B64]" office:value-type="float" office:value="-0.00291777273758769">
            <text:p>-0.0029177727</text:p>
          </table:table-cell>
          <table:table-cell table:style-name="ce3" table:formula="of:=SIN(PI()*2/257*([.FH$1]+191)*[.$B64]*[.$B64])/[.$B64]/[.$B64]" office:value-type="float" office:value="-0.00285341053152304">
            <text:p>-0.0028534105</text:p>
          </table:table-cell>
          <table:table-cell table:style-name="ce3" table:formula="of:=SIN(PI()*2/257*([.FI$1]+191)*[.$B64]*[.$B64])/[.$B64]/[.$B64]" office:value-type="float" office:value="-0.00278734288674281">
            <text:p>-0.0027873429</text:p>
          </table:table-cell>
          <table:table-cell table:style-name="ce3" table:formula="of:=SIN(PI()*2/257*([.FJ$1]+191)*[.$B64]*[.$B64])/[.$B64]/[.$B64]" office:value-type="float" office:value="-0.00271960929084321">
            <text:p>-0.0027196093</text:p>
          </table:table-cell>
          <table:table-cell table:style-name="ce3" table:formula="of:=SIN(PI()*2/257*([.FK$1]+191)*[.$B64]*[.$B64])/[.$B64]/[.$B64]" office:value-type="float" office:value="-0.0026502502271295">
            <text:p>-0.0026502502</text:p>
          </table:table-cell>
          <table:table-cell table:style-name="ce3" table:formula="of:=SIN(PI()*2/257*([.FL$1]+191)*[.$B64]*[.$B64])/[.$B64]/[.$B64]" office:value-type="float" office:value="-0.00257930715042867">
            <text:p>-0.0025793072</text:p>
          </table:table-cell>
          <table:table-cell table:style-name="ce3" table:formula="of:=SIN(PI()*2/257*([.FM$1]+191)*[.$B64]*[.$B64])/[.$B64]/[.$B64]" office:value-type="float" office:value="-0.0025068224623022">
            <text:p>-0.0025068225</text:p>
          </table:table-cell>
          <table:table-cell table:style-name="ce3" table:formula="of:=SIN(PI()*2/257*([.FN$1]+191)*[.$B64]*[.$B64])/[.$B64]/[.$B64]" office:value-type="float" office:value="-0.00243283948571247">
            <text:p>-0.0024328395</text:p>
          </table:table-cell>
          <table:table-cell table:style-name="ce3" table:formula="of:=SIN(PI()*2/257*([.FO$1]+191)*[.$B64]*[.$B64])/[.$B64]/[.$B64]" office:value-type="float" office:value="-0.0023574024391255">
            <text:p>-0.0023574024</text:p>
          </table:table-cell>
          <table:table-cell table:style-name="ce3" table:formula="of:=SIN(PI()*2/257*([.FP$1]+191)*[.$B64]*[.$B64])/[.$B64]/[.$B64]" office:value-type="float" office:value="-0.00228055641007791">
            <text:p>-0.0022805564</text:p>
          </table:table-cell>
          <table:table-cell table:style-name="ce3" table:formula="of:=SIN(PI()*2/257*([.FQ$1]+191)*[.$B64]*[.$B64])/[.$B64]/[.$B64]" office:value-type="float" office:value="-0.0022023473282387">
            <text:p>-0.0022023473</text:p>
          </table:table-cell>
          <table:table-cell table:style-name="ce3" table:formula="of:=SIN(PI()*2/257*([.FR$1]+191)*[.$B64]*[.$B64])/[.$B64]/[.$B64]" office:value-type="float" office:value="-0.00212282193794637">
            <text:p>-0.0021228219</text:p>
          </table:table-cell>
          <table:table-cell table:style-name="ce3" table:formula="of:=SIN(PI()*2/257*([.FS$1]+191)*[.$B64]*[.$B64])/[.$B64]/[.$B64]" office:value-type="float" office:value="-0.00204202777028069">
            <text:p>-0.0020420278</text:p>
          </table:table-cell>
          <table:table-cell table:style-name="ce3" table:formula="of:=SIN(PI()*2/257*([.FT$1]+191)*[.$B64]*[.$B64])/[.$B64]/[.$B64]" office:value-type="float" office:value="-0.00196001311464987">
            <text:p>-0.0019600131</text:p>
          </table:table-cell>
          <table:table-cell table:style-name="ce3" table:formula="of:=SIN(PI()*2/257*([.FU$1]+191)*[.$B64]*[.$B64])/[.$B64]/[.$B64]" office:value-type="float" office:value="-0.00187682698992402">
            <text:p>-0.001876827</text:p>
          </table:table-cell>
          <table:table-cell table:style-name="ce3" table:formula="of:=SIN(PI()*2/257*([.FV$1]+191)*[.$B64]*[.$B64])/[.$B64]/[.$B64]" office:value-type="float" office:value="-0.00179251911514812">
            <text:p>-0.0017925191</text:p>
          </table:table-cell>
          <table:table-cell table:style-name="ce3" table:formula="of:=SIN(PI()*2/257*([.FW$1]+191)*[.$B64]*[.$B64])/[.$B64]/[.$B64]" office:value-type="float" office:value="-0.00170713987981331">
            <text:p>-0.0017071399</text:p>
          </table:table-cell>
          <table:table-cell table:style-name="ce3" table:formula="of:=SIN(PI()*2/257*([.FX$1]+191)*[.$B64]*[.$B64])/[.$B64]/[.$B64]" office:value-type="float" office:value="-0.00162074031375083">
            <text:p>-0.0016207403</text:p>
          </table:table-cell>
          <table:table-cell table:style-name="ce3" table:formula="of:=SIN(PI()*2/257*([.FY$1]+191)*[.$B64]*[.$B64])/[.$B64]/[.$B64]" office:value-type="float" office:value="-0.00153337205662768">
            <text:p>-0.0015333721</text:p>
          </table:table-cell>
          <table:table-cell table:style-name="ce3" table:formula="of:=SIN(PI()*2/257*([.FZ$1]+191)*[.$B64]*[.$B64])/[.$B64]/[.$B64]" office:value-type="float" office:value="-0.00144508732707742">
            <text:p>-0.0014450873</text:p>
          </table:table-cell>
          <table:table-cell table:style-name="ce3" table:formula="of:=SIN(PI()*2/257*([.GA$1]+191)*[.$B64]*[.$B64])/[.$B64]/[.$B64]" office:value-type="float" office:value="-0.00135593889150132">
            <text:p>-0.0013559389</text:p>
          </table:table-cell>
          <table:table-cell table:style-name="ce3" table:formula="of:=SIN(PI()*2/257*([.GB$1]+191)*[.$B64]*[.$B64])/[.$B64]/[.$B64]" office:value-type="float" office:value="-0.00126598003251763">
            <text:p>-0.00126598</text:p>
          </table:table-cell>
          <table:table-cell table:style-name="ce3" table:formula="of:=SIN(PI()*2/257*([.GC$1]+191)*[.$B64]*[.$B64])/[.$B64]/[.$B64]" office:value-type="float" office:value="-0.00117526451712688">
            <text:p>-0.0011752645</text:p>
          </table:table-cell>
          <table:table-cell table:style-name="ce3" table:formula="of:=SIN(PI()*2/257*([.GD$1]+191)*[.$B64]*[.$B64])/[.$B64]/[.$B64]" office:value-type="float" office:value="-0.00108384656457137">
            <text:p>-0.0010838466</text:p>
          </table:table-cell>
          <table:table-cell table:style-name="ce3" table:formula="of:=SIN(PI()*2/257*([.GE$1]+191)*[.$B64]*[.$B64])/[.$B64]/[.$B64]" office:value-type="float" office:value="-0.000991780813923927">
            <text:p>-0.0009917808</text:p>
          </table:table-cell>
          <table:table-cell table:style-name="ce3" table:formula="of:=SIN(PI()*2/257*([.GF$1]+191)*[.$B64]*[.$B64])/[.$B64]/[.$B64]" office:value-type="float" office:value="-0.000899122291442982">
            <text:p>-0.0008991223</text:p>
          </table:table-cell>
          <table:table-cell table:style-name="ce3" table:formula="of:=SIN(PI()*2/257*([.GG$1]+191)*[.$B64]*[.$B64])/[.$B64]/[.$B64]" office:value-type="float" office:value="-0.000805926377670516">
            <text:p>-0.0008059264</text:p>
          </table:table-cell>
          <table:table-cell table:style-name="ce3" table:formula="of:=SIN(PI()*2/257*([.GH$1]+191)*[.$B64]*[.$B64])/[.$B64]/[.$B64]" office:value-type="float" office:value="-0.000712248774344022">
            <text:p>-0.0007122488</text:p>
          </table:table-cell>
          <table:table-cell table:style-name="ce3" table:formula="of:=SIN(PI()*2/257*([.GI$1]+191)*[.$B64]*[.$B64])/[.$B64]/[.$B64]" office:value-type="float" office:value="-0.000618145471099317">
            <text:p>-0.0006181455</text:p>
          </table:table-cell>
          <table:table-cell table:style-name="ce3" table:formula="of:=SIN(PI()*2/257*([.GJ$1]+191)*[.$B64]*[.$B64])/[.$B64]/[.$B64]" office:value-type="float" office:value="-0.000523672712001129">
            <text:p>-0.0005236727</text:p>
          </table:table-cell>
          <table:table-cell table:style-name="ce3" table:formula="of:=SIN(PI()*2/257*([.GK$1]+191)*[.$B64]*[.$B64])/[.$B64]/[.$B64]" office:value-type="float" office:value="-0.000428886961939168">
            <text:p>-0.000428887</text:p>
          </table:table-cell>
          <table:table-cell table:style-name="ce3" table:formula="of:=SIN(PI()*2/257*([.GL$1]+191)*[.$B64]*[.$B64])/[.$B64]/[.$B64]" office:value-type="float" office:value="-0.000333844872865893">
            <text:p>-0.0003338449</text:p>
          </table:table-cell>
          <table:table-cell table:style-name="ce3" table:formula="of:=SIN(PI()*2/257*([.GM$1]+191)*[.$B64]*[.$B64])/[.$B64]/[.$B64]" office:value-type="float" office:value="-0.000238603249948856">
            <text:p>-0.0002386032</text:p>
          </table:table-cell>
          <table:table-cell table:style-name="ce3" table:formula="of:=SIN(PI()*2/257*([.GN$1]+191)*[.$B64]*[.$B64])/[.$B64]/[.$B64]" office:value-type="float" office:value="-0.000143219017613872">
            <text:p>-0.000143219</text:p>
          </table:table-cell>
          <table:table-cell table:style-name="ce3" table:formula="of:=SIN(PI()*2/257*([.GO$1]+191)*[.$B64]*[.$B64])/[.$B64]/[.$B64]" office:value-type="float" office:value="-0.0000477491855168476">
            <text:p>-4.77491855168476E-005</text:p>
          </table:table-cell>
          <table:table-cell table:style-name="ce3" table:formula="of:=SIN(PI()*2/257*([.GP$1]+191)*[.$B64]*[.$B64])/[.$B64]/[.$B64]" office:value-type="float" office:value="0.0000477491855175823">
            <text:p>4.77491855175823E-005</text:p>
          </table:table-cell>
          <table:table-cell table:style-name="ce3" table:formula="of:=SIN(PI()*2/257*([.GQ$1]+191)*[.$B64]*[.$B64])/[.$B64]/[.$B64]" office:value-type="float" office:value="0.000143219017614607">
            <text:p>0.000143219</text:p>
          </table:table-cell>
          <table:table-cell table:style-name="ce3" table:formula="of:=SIN(PI()*2/257*([.GR$1]+191)*[.$B64]*[.$B64])/[.$B64]/[.$B64]" office:value-type="float" office:value="0.000238603249951362">
            <text:p>0.0002386032</text:p>
          </table:table-cell>
          <table:table-cell table:style-name="ce3" table:formula="of:=SIN(PI()*2/257*([.GS$1]+191)*[.$B64]*[.$B64])/[.$B64]/[.$B64]" office:value-type="float" office:value="0.000333844872866625">
            <text:p>0.0003338449</text:p>
          </table:table-cell>
          <table:table-cell table:style-name="ce3" table:formula="of:=SIN(PI()*2/257*([.GT$1]+191)*[.$B64]*[.$B64])/[.$B64]/[.$B64]" office:value-type="float" office:value="0.000428886961939898">
            <text:p>0.000428887</text:p>
          </table:table-cell>
          <table:table-cell table:style-name="ce3" table:formula="of:=SIN(PI()*2/257*([.GU$1]+191)*[.$B64]*[.$B64])/[.$B64]/[.$B64]" office:value-type="float" office:value="0.000523672712001857">
            <text:p>0.0005236727</text:p>
          </table:table-cell>
          <table:table-cell table:style-name="ce3" table:formula="of:=SIN(PI()*2/257*([.GV$1]+191)*[.$B64]*[.$B64])/[.$B64]/[.$B64]" office:value-type="float" office:value="0.000618145471100042">
            <text:p>0.0006181455</text:p>
          </table:table-cell>
          <table:table-cell table:style-name="ce3" table:formula="of:=SIN(PI()*2/257*([.GW$1]+191)*[.$B64]*[.$B64])/[.$B64]/[.$B64]" office:value-type="float" office:value="0.000712248774346491">
            <text:p>0.0007122488</text:p>
          </table:table-cell>
          <table:table-cell table:style-name="ce3" table:formula="of:=SIN(PI()*2/257*([.GX$1]+191)*[.$B64]*[.$B64])/[.$B64]/[.$B64]" office:value-type="float" office:value="0.000805926377671235">
            <text:p>0.0008059264</text:p>
          </table:table-cell>
          <table:table-cell table:style-name="ce3" table:formula="of:=SIN(PI()*2/257*([.GY$1]+191)*[.$B64]*[.$B64])/[.$B64]/[.$B64]" office:value-type="float" office:value="0.000899122291443697">
            <text:p>0.0008991223</text:p>
          </table:table-cell>
          <table:table-cell table:style-name="ce3" table:formula="of:=SIN(PI()*2/257*([.GZ$1]+191)*[.$B64]*[.$B64])/[.$B64]/[.$B64]" office:value-type="float" office:value="0.000991780813924638">
            <text:p>0.0009917808</text:p>
          </table:table-cell>
          <table:table-cell table:style-name="ce3" table:formula="of:=SIN(PI()*2/257*([.HA$1]+191)*[.$B64]*[.$B64])/[.$B64]/[.$B64]" office:value-type="float" office:value="0.00108384656457208">
            <text:p>0.0010838466</text:p>
          </table:table-cell>
          <table:table-cell table:style-name="ce3" table:formula="of:=SIN(PI()*2/257*([.HB$1]+191)*[.$B64]*[.$B64])/[.$B64]/[.$B64]" office:value-type="float" office:value="0.00117526451712928">
            <text:p>0.0011752645</text:p>
          </table:table-cell>
          <table:table-cell table:style-name="ce3" table:formula="of:=SIN(PI()*2/257*([.HC$1]+191)*[.$B64]*[.$B64])/[.$B64]/[.$B64]" office:value-type="float" office:value="0.00126598003251832">
            <text:p>0.00126598</text:p>
          </table:table-cell>
          <table:table-cell table:style-name="ce3" table:formula="of:=SIN(PI()*2/257*([.HD$1]+191)*[.$B64]*[.$B64])/[.$B64]/[.$B64]" office:value-type="float" office:value="0.00135593889150201">
            <text:p>0.0013559389</text:p>
          </table:table-cell>
          <table:table-cell table:style-name="ce3" table:formula="of:=SIN(PI()*2/257*([.HE$1]+191)*[.$B64]*[.$B64])/[.$B64]/[.$B64]" office:value-type="float" office:value="0.0014450873270781">
            <text:p>0.0014450873</text:p>
          </table:table-cell>
          <table:table-cell table:style-name="ce3" table:formula="of:=SIN(PI()*2/257*([.HF$1]+191)*[.$B64]*[.$B64])/[.$B64]/[.$B64]" office:value-type="float" office:value="0.00153337205662836">
            <text:p>0.0015333721</text:p>
          </table:table-cell>
          <table:table-cell table:style-name="ce3" table:formula="of:=SIN(PI()*2/257*([.HG$1]+191)*[.$B64]*[.$B64])/[.$B64]/[.$B64]" office:value-type="float" office:value="0.00162074031375312">
            <text:p>0.0016207403</text:p>
          </table:table-cell>
          <table:table-cell table:style-name="ce3" table:formula="of:=SIN(PI()*2/257*([.HH$1]+191)*[.$B64]*[.$B64])/[.$B64]/[.$B64]" office:value-type="float" office:value="0.00170713987981397">
            <text:p>0.0017071399</text:p>
          </table:table-cell>
          <table:table-cell table:style-name="ce3" table:formula="of:=SIN(PI()*2/257*([.HI$1]+191)*[.$B64]*[.$B64])/[.$B64]/[.$B64]" office:value-type="float" office:value="0.00179251911514877">
            <text:p>0.0017925191</text:p>
          </table:table-cell>
          <table:table-cell table:style-name="ce3" table:formula="of:=SIN(PI()*2/257*([.HJ$1]+191)*[.$B64]*[.$B64])/[.$B64]/[.$B64]" office:value-type="float" office:value="0.00187682698992467">
            <text:p>0.001876827</text:p>
          </table:table-cell>
          <table:table-cell table:style-name="ce3" table:formula="of:=SIN(PI()*2/257*([.HK$1]+191)*[.$B64]*[.$B64])/[.$B64]/[.$B64]" office:value-type="float" office:value="0.00196001311465051">
            <text:p>0.0019600131</text:p>
          </table:table-cell>
          <table:table-cell table:style-name="ce3" table:formula="of:=SIN(PI()*2/257*([.HL$1]+191)*[.$B64]*[.$B64])/[.$B64]/[.$B64]" office:value-type="float" office:value="0.00204202777028284">
            <text:p>0.0020420278</text:p>
          </table:table-cell>
          <table:table-cell table:style-name="ce3" table:formula="of:=SIN(PI()*2/257*([.HM$1]+191)*[.$B64]*[.$B64])/[.$B64]/[.$B64]" office:value-type="float" office:value="0.00212282193794699">
            <text:p>0.0021228219</text:p>
          </table:table-cell>
          <table:table-cell table:style-name="ce3" table:formula="of:=SIN(PI()*2/257*([.HN$1]+191)*[.$B64]*[.$B64])/[.$B64]/[.$B64]" office:value-type="float" office:value="0.00220234732823931">
            <text:p>0.0022023473</text:p>
          </table:table-cell>
          <table:table-cell table:style-name="ce3" table:formula="of:=SIN(PI()*2/257*([.HO$1]+191)*[.$B64]*[.$B64])/[.$B64]/[.$B64]" office:value-type="float" office:value="0.0022805564100785">
            <text:p>0.0022805564</text:p>
          </table:table-cell>
          <table:table-cell table:style-name="ce3" table:formula="of:=SIN(PI()*2/257*([.HP$1]+191)*[.$B64]*[.$B64])/[.$B64]/[.$B64]" office:value-type="float" office:value="0.00235740243912608">
            <text:p>0.0023574024</text:p>
          </table:table-cell>
          <table:table-cell table:style-name="ce3" table:formula="of:=SIN(PI()*2/257*([.HQ$1]+191)*[.$B64]*[.$B64])/[.$B64]/[.$B64]" office:value-type="float" office:value="0.00243283948571443">
            <text:p>0.0024328395</text:p>
          </table:table-cell>
          <table:table-cell table:style-name="ce3" table:formula="of:=SIN(PI()*2/257*([.HR$1]+191)*[.$B64]*[.$B64])/[.$B64]/[.$B64]" office:value-type="float" office:value="0.00250682246230276">
            <text:p>0.0025068225</text:p>
          </table:table-cell>
          <table:table-cell table:style-name="ce3" table:formula="of:=SIN(PI()*2/257*([.HS$1]+191)*[.$B64]*[.$B64])/[.$B64]/[.$B64]" office:value-type="float" office:value="0.00257930715042922">
            <text:p>0.0025793072</text:p>
          </table:table-cell>
          <table:table-cell table:style-name="ce3" table:formula="of:=SIN(PI()*2/257*([.HT$1]+191)*[.$B64]*[.$B64])/[.$B64]/[.$B64]" office:value-type="float" office:value="0.00265025022713004">
            <text:p>0.0026502502</text:p>
          </table:table-cell>
          <table:table-cell table:style-name="ce3" table:formula="of:=SIN(PI()*2/257*([.HU$1]+191)*[.$B64]*[.$B64])/[.$B64]/[.$B64]" office:value-type="float" office:value="0.00271960929084374">
            <text:p>0.0027196093</text:p>
          </table:table-cell>
          <table:table-cell table:style-name="ce3" table:formula="of:=SIN(PI()*2/257*([.HV$1]+191)*[.$B64]*[.$B64])/[.$B64]/[.$B64]" office:value-type="float" office:value="0.00278734288674457">
            <text:p>0.0027873429</text:p>
          </table:table-cell>
          <table:table-cell table:style-name="ce3" table:formula="of:=SIN(PI()*2/257*([.HW$1]+191)*[.$B64]*[.$B64])/[.$B64]/[.$B64]" office:value-type="float" office:value="0.00285341053152355">
            <text:p>0.0028534105</text:p>
          </table:table-cell>
          <table:table-cell table:style-name="ce3" table:formula="of:=SIN(PI()*2/257*([.HX$1]+191)*[.$B64]*[.$B64])/[.$B64]/[.$B64]" office:value-type="float" office:value="0.00291777273758818">
            <text:p>0.0029177727</text:p>
          </table:table-cell>
          <table:table-cell table:style-name="ce3" table:formula="of:=SIN(PI()*2/257*([.HY$1]+191)*[.$B64]*[.$B64])/[.$B64]/[.$B64]" office:value-type="float" office:value="0.00298039103665511">
            <text:p>0.002980391</text:p>
          </table:table-cell>
          <table:table-cell table:style-name="ce3" table:formula="of:=SIN(PI()*2/257*([.HZ$1]+191)*[.$B64]*[.$B64])/[.$B64]/[.$B64]" office:value-type="float" office:value="0.00304122800275156">
            <text:p>0.003041228</text:p>
          </table:table-cell>
          <table:table-cell table:style-name="ce3" table:formula="of:=SIN(PI()*2/257*([.IA$1]+191)*[.$B64]*[.$B64])/[.$B64]/[.$B64]" office:value-type="float" office:value="0.00310024727457601">
            <text:p>0.0031002473</text:p>
          </table:table-cell>
          <table:table-cell table:style-name="ce3" table:formula="of:=SIN(PI()*2/257*([.IB$1]+191)*[.$B64]*[.$B64])/[.$B64]/[.$B64]" office:value-type="float" office:value="0.00315741357723443">
            <text:p>0.0031574136</text:p>
          </table:table-cell>
          <table:table-cell table:style-name="ce3" table:formula="of:=SIN(PI()*2/257*([.IC$1]+191)*[.$B64]*[.$B64])/[.$B64]/[.$B64]" office:value-type="float" office:value="0.00321269274332657">
            <text:p>0.0032126927</text:p>
          </table:table-cell>
          <table:table-cell table:style-name="ce3" table:formula="of:=SIN(PI()*2/257*([.ID$1]+191)*[.$B64]*[.$B64])/[.$B64]/[.$B64]" office:value-type="float" office:value="0.00326605173335992">
            <text:p>0.0032660517</text:p>
          </table:table-cell>
          <table:table-cell table:style-name="ce3" table:formula="of:=SIN(PI()*2/257*([.IE$1]+191)*[.$B64]*[.$B64])/[.$B64]/[.$B64]" office:value-type="float" office:value="0.00331745865550512">
            <text:p>0.0033174587</text:p>
          </table:table-cell>
          <table:table-cell table:style-name="ce3" table:formula="of:=SIN(PI()*2/257*([.IF$1]+191)*[.$B64]*[.$B64])/[.$B64]/[.$B64]" office:value-type="float" office:value="0.00336688278465018">
            <text:p>0.0033668828</text:p>
          </table:table-cell>
          <table:table-cell table:style-name="ce3" table:formula="of:=SIN(PI()*2/257*([.IG$1]+191)*[.$B64]*[.$B64])/[.$B64]/[.$B64]" office:value-type="float" office:value="0.00341429458076751">
            <text:p>0.0034142946</text:p>
          </table:table-cell>
          <table:table-cell table:style-name="ce3" table:formula="of:=SIN(PI()*2/257*([.IH$1]+191)*[.$B64]*[.$B64])/[.$B64]/[.$B64]" office:value-type="float" office:value="0.00345966570657205">
            <text:p>0.0034596657</text:p>
          </table:table-cell>
          <table:table-cell table:style-name="ce3" table:formula="of:=SIN(PI()*2/257*([.II$1]+191)*[.$B64]*[.$B64])/[.$B64]/[.$B64]" office:value-type="float" office:value="0.00350296904445192">
            <text:p>0.003502969</text:p>
          </table:table-cell>
          <table:table-cell table:style-name="ce3" table:formula="of:=SIN(PI()*2/257*([.IJ$1]+191)*[.$B64]*[.$B64])/[.$B64]/[.$B64]" office:value-type="float" office:value="0.00354417871268295">
            <text:p>0.0035441787</text:p>
          </table:table-cell>
          <table:table-cell table:style-name="ce3" table:formula="of:=SIN(PI()*2/257*([.IK$1]+191)*[.$B64]*[.$B64])/[.$B64]/[.$B64]" office:value-type="float" office:value="0.00358327008089202">
            <text:p>0.0035832701</text:p>
          </table:table-cell>
          <table:table-cell table:style-name="ce3" table:formula="of:=SIN(PI()*2/257*([.IL$1]+191)*[.$B64]*[.$B64])/[.$B64]/[.$B64]" office:value-type="float" office:value="0.00362021978478089">
            <text:p>0.0036202198</text:p>
          </table:table-cell>
          <table:table-cell table:style-name="ce3" table:formula="of:=SIN(PI()*2/257*([.IM$1]+191)*[.$B64]*[.$B64])/[.$B64]/[.$B64]" office:value-type="float" office:value="0.00365500574009252">
            <text:p>0.0036550057</text:p>
          </table:table-cell>
          <table:table-cell table:style-name="ce3" table:formula="of:=SIN(PI()*2/257*([.IN$1]+191)*[.$B64]*[.$B64])/[.$B64]/[.$B64]" office:value-type="float" office:value="0.00368760715580578">
            <text:p>0.0036876072</text:p>
          </table:table-cell>
          <table:table-cell table:style-name="ce3" table:formula="of:=SIN(PI()*2/257*([.IO$1]+191)*[.$B64]*[.$B64])/[.$B64]/[.$B64]" office:value-type="float" office:value="0.0037180045465671">
            <text:p>0.0037180045</text:p>
          </table:table-cell>
          <table:table-cell table:style-name="ce3" table:formula="of:=SIN(PI()*2/257*([.IP$1]+191)*[.$B64]*[.$B64])/[.$B64]/[.$B64]" office:value-type="float" office:value="0.00374617974433223">
            <text:p>0.0037461797</text:p>
          </table:table-cell>
          <table:table-cell table:style-name="ce3" table:formula="of:=SIN(PI()*2/257*([.IQ$1]+191)*[.$B64]*[.$B64])/[.$B64]/[.$B64]" office:value-type="float" office:value="0.00377211590922695">
            <text:p>0.0037721159</text:p>
          </table:table-cell>
          <table:table-cell table:style-name="ce3" table:formula="of:=SIN(PI()*2/257*([.IR$1]+191)*[.$B64]*[.$B64])/[.$B64]/[.$B64]" office:value-type="float" office:value="0.00379579753961331">
            <text:p>0.0037957975</text:p>
          </table:table-cell>
          <table:table-cell table:style-name="ce3" table:formula="of:=SIN(PI()*2/257*([.IS$1]+191)*[.$B64]*[.$B64])/[.$B64]/[.$B64]" office:value-type="float" office:value="0.00381721048135143">
            <text:p>0.0038172105</text:p>
          </table:table-cell>
          <table:table-cell table:style-name="ce3" table:formula="of:=SIN(PI()*2/257*([.IT$1]+191)*[.$B64]*[.$B64])/[.$B64]/[.$B64]" office:value-type="float" office:value="0.0038363419362627">
            <text:p>0.0038363419</text:p>
          </table:table-cell>
          <table:table-cell table:style-name="ce3" table:formula="of:=SIN(PI()*2/257*([.IU$1]+191)*[.$B64]*[.$B64])/[.$B64]/[.$B64]" office:value-type="float" office:value="0.00385318046977622">
            <text:p>0.0038531805</text:p>
          </table:table-cell>
          <table:table-cell table:style-name="ce3" table:formula="of:=SIN(PI()*2/257*([.IV$1]+191)*[.$B64]*[.$B64])/[.$B64]/[.$B64]" office:value-type="float" office:value="0.00386771601776437">
            <text:p>0.003867716</text:p>
          </table:table-cell>
          <table:table-cell table:style-name="ce3" table:formula="of:=SIN(PI()*2/257*([.IW$1]+191)*[.$B64]*[.$B64])/[.$B64]/[.$B64]" office:value-type="float" office:value="0.00387993989255869">
            <text:p>0.0038799399</text:p>
          </table:table-cell>
          <table:table-cell table:style-name="ce3" table:formula="of:=SIN(PI()*2/257*([.IX$1]+191)*[.$B64]*[.$B64])/[.$B64]/[.$B64]" office:value-type="float" office:value="0.00388984478814049">
            <text:p>0.0038898448</text:p>
          </table:table-cell>
          <table:table-cell table:style-name="ce3" table:formula="of:=SIN(PI()*2/257*([.IY$1]+191)*[.$B64]*[.$B64])/[.$B64]/[.$B64]" office:value-type="float" office:value="0.00389742478450942">
            <text:p>0.0038974248</text:p>
          </table:table-cell>
          <table:table-cell table:number-columns-repeated="2"/>
        </table:table-row>
        <table:table-row table:style-name="ro1">
          <table:table-cell office:value-type="string">
            <text:p>Welle 2</text:p>
          </table:table-cell>
          <table:table-cell office:value-type="string">
            <text:p>Summe</text:p>
          </table:table-cell>
          <table:table-cell table:formula="of:=SUM([.C49:.C64])" office:value-type="float" office:value="-1.20870706674237">
            <text:p>-1.2087070667</text:p>
          </table:table-cell>
          <table:table-cell table:formula="of:=SUM([.D49:.D64])" office:value-type="float" office:value="-1.22040242526384">
            <text:p>-1.2204024253</text:p>
          </table:table-cell>
          <table:table-cell table:formula="of:=SUM([.E49:.E64])" office:value-type="float" office:value="-1.14683885983951">
            <text:p>-1.1468388598</text:p>
          </table:table-cell>
          <table:table-cell table:formula="of:=SUM([.F49:.F64])" office:value-type="float" office:value="-1.03063988365954">
            <text:p>-1.0306398837</text:p>
          </table:table-cell>
          <table:table-cell table:formula="of:=SUM([.G49:.G64])" office:value-type="float" office:value="-0.967442887624606">
            <text:p>-0.9674428876</text:p>
          </table:table-cell>
          <table:table-cell table:formula="of:=SUM([.H49:.H64])" office:value-type="float" office:value="-0.920851209510813">
            <text:p>-0.9208512095</text:p>
          </table:table-cell>
          <table:table-cell table:formula="of:=SUM([.I49:.I64])" office:value-type="float" office:value="-0.877826409094377">
            <text:p>-0.8778264091</text:p>
          </table:table-cell>
          <table:table-cell table:formula="of:=SUM([.J49:.J64])" office:value-type="float" office:value="-0.823461995010324">
            <text:p>-0.823461995</text:p>
          </table:table-cell>
          <table:table-cell table:formula="of:=SUM([.K49:.K64])" office:value-type="float" office:value="-0.844743567095359">
            <text:p>-0.8447435671</text:p>
          </table:table-cell>
          <table:table-cell table:formula="of:=SUM([.L49:.L64])" office:value-type="float" office:value="-0.7776339857069">
            <text:p>-0.7776339857</text:p>
          </table:table-cell>
          <table:table-cell table:formula="of:=SUM([.M49:.M64])" office:value-type="float" office:value="-0.722108386485735">
            <text:p>-0.7221083865</text:p>
          </table:table-cell>
          <table:table-cell table:formula="of:=SUM([.N49:.N64])" office:value-type="float" office:value="-0.757902656756554">
            <text:p>-0.7579026568</text:p>
          </table:table-cell>
          <table:table-cell table:formula="of:=SUM([.O49:.O64])" office:value-type="float" office:value="-0.807092464056346">
            <text:p>-0.8070924641</text:p>
          </table:table-cell>
          <table:table-cell table:formula="of:=SUM([.P49:.P64])" office:value-type="float" office:value="-0.753775025706849">
            <text:p>-0.7537750257</text:p>
          </table:table-cell>
          <table:table-cell table:formula="of:=SUM([.Q49:.Q64])" office:value-type="float" office:value="-0.731760177302065">
            <text:p>-0.7317601773</text:p>
          </table:table-cell>
          <table:table-cell table:formula="of:=SUM([.R49:.R64])" office:value-type="float" office:value="-0.614832045666568">
            <text:p>-0.6148320457</text:p>
          </table:table-cell>
          <table:table-cell table:formula="of:=SUM([.S49:.S64])" office:value-type="float" office:value="-0.575058235561843">
            <text:p>-0.5750582356</text:p>
          </table:table-cell>
          <table:table-cell table:formula="of:=SUM([.T49:.T64])" office:value-type="float" office:value="-0.581321334393133">
            <text:p>-0.5813213344</text:p>
          </table:table-cell>
          <table:table-cell table:formula="of:=SUM([.U49:.U64])" office:value-type="float" office:value="-0.498936524847778">
            <text:p>-0.4989365248</text:p>
          </table:table-cell>
          <table:table-cell table:formula="of:=SUM([.V49:.V64])" office:value-type="float" office:value="-0.499312646088707">
            <text:p>-0.4993126461</text:p>
          </table:table-cell>
          <table:table-cell table:formula="of:=SUM([.W49:.W64])" office:value-type="float" office:value="-0.529114020837281">
            <text:p>-0.5291140208</text:p>
          </table:table-cell>
          <table:table-cell table:formula="of:=SUM([.X49:.X64])" office:value-type="float" office:value="-0.628054730472132">
            <text:p>-0.6280547305</text:p>
          </table:table-cell>
          <table:table-cell table:formula="of:=SUM([.Y49:.Y64])" office:value-type="float" office:value="-0.607804339482871">
            <text:p>-0.6078043395</text:p>
          </table:table-cell>
          <table:table-cell table:formula="of:=SUM([.Z49:.Z64])" office:value-type="float" office:value="-0.626413013440704">
            <text:p>-0.6264130134</text:p>
          </table:table-cell>
          <table:table-cell table:formula="of:=SUM([.AA49:.AA64])" office:value-type="float" office:value="-0.636192667001245">
            <text:p>-0.636192667</text:p>
          </table:table-cell>
          <table:table-cell table:formula="of:=SUM([.AB49:.AB64])" office:value-type="float" office:value="-0.636747437828425">
            <text:p>-0.6367474378</text:p>
          </table:table-cell>
          <table:table-cell table:formula="of:=SUM([.AC49:.AC64])" office:value-type="float" office:value="-0.6511149089893">
            <text:p>-0.651114909</text:p>
          </table:table-cell>
          <table:table-cell table:formula="of:=SUM([.AD49:.AD64])" office:value-type="float" office:value="-0.742859183295855">
            <text:p>-0.7428591833</text:p>
          </table:table-cell>
          <table:table-cell table:formula="of:=SUM([.AE49:.AE64])" office:value-type="float" office:value="-0.810285952203444">
            <text:p>-0.8102859522</text:p>
          </table:table-cell>
          <table:table-cell table:formula="of:=SUM([.AF49:.AF64])" office:value-type="float" office:value="-0.863564765107135">
            <text:p>-0.8635647651</text:p>
          </table:table-cell>
          <table:table-cell table:formula="of:=SUM([.AG49:.AG64])" office:value-type="float" office:value="-0.846523830281895">
            <text:p>-0.8465238303</text:p>
          </table:table-cell>
          <table:table-cell table:formula="of:=SUM([.AH49:.AH64])" office:value-type="float" office:value="-0.806781197555328">
            <text:p>-0.8067811976</text:p>
          </table:table-cell>
          <table:table-cell table:formula="of:=SUM([.AI49:.AI64])" office:value-type="float" office:value="-0.849256110340341">
            <text:p>-0.8492561103</text:p>
          </table:table-cell>
          <table:table-cell table:formula="of:=SUM([.AJ49:.AJ64])" office:value-type="float" office:value="-0.858725060471462">
            <text:p>-0.8587250605</text:p>
          </table:table-cell>
          <table:table-cell table:formula="of:=SUM([.AK49:.AK64])" office:value-type="float" office:value="-0.831334177724786">
            <text:p>-0.8313341777</text:p>
          </table:table-cell>
          <table:table-cell table:formula="of:=SUM([.AL49:.AL64])" office:value-type="float" office:value="-0.738701690273693">
            <text:p>-0.7387016903</text:p>
          </table:table-cell>
          <table:table-cell table:formula="of:=SUM([.AM49:.AM64])" office:value-type="float" office:value="-0.685635804857056">
            <text:p>-0.6856358049</text:p>
          </table:table-cell>
          <table:table-cell table:formula="of:=SUM([.AN49:.AN64])" office:value-type="float" office:value="-0.690240026238773">
            <text:p>-0.6902400262</text:p>
          </table:table-cell>
          <table:table-cell table:formula="of:=SUM([.AO49:.AO64])" office:value-type="float" office:value="-0.604897006158687">
            <text:p>-0.6048970062</text:p>
          </table:table-cell>
          <table:table-cell table:formula="of:=SUM([.AP49:.AP64])" office:value-type="float" office:value="-0.565882005111525">
            <text:p>-0.5658820051</text:p>
          </table:table-cell>
          <table:table-cell table:formula="of:=SUM([.AQ49:.AQ64])" office:value-type="float" office:value="-0.616967213552351">
            <text:p>-0.6169672136</text:p>
          </table:table-cell>
          <table:table-cell table:formula="of:=SUM([.AR49:.AR64])" office:value-type="float" office:value="-0.618539864005329">
            <text:p>-0.618539864</text:p>
          </table:table-cell>
          <table:table-cell table:formula="of:=SUM([.AS49:.AS64])" office:value-type="float" office:value="-0.695672805243934">
            <text:p>-0.6956728052</text:p>
          </table:table-cell>
          <table:table-cell table:formula="of:=SUM([.AT49:.AT64])" office:value-type="float" office:value="-0.716071873445167">
            <text:p>-0.7160718734</text:p>
          </table:table-cell>
          <table:table-cell table:formula="of:=SUM([.AU49:.AU64])" office:value-type="float" office:value="-0.725069927629272">
            <text:p>-0.7250699276</text:p>
          </table:table-cell>
          <table:table-cell table:formula="of:=SUM([.AV49:.AV64])" office:value-type="float" office:value="-0.66120895878235">
            <text:p>-0.6612089588</text:p>
          </table:table-cell>
          <table:table-cell table:formula="of:=SUM([.AW49:.AW64])" office:value-type="float" office:value="-0.618145064010516">
            <text:p>-0.618145064</text:p>
          </table:table-cell>
          <table:table-cell table:formula="of:=SUM([.AX49:.AX64])" office:value-type="float" office:value="-0.555560426261682">
            <text:p>-0.5555604263</text:p>
          </table:table-cell>
          <table:table-cell table:formula="of:=SUM([.AY49:.AY64])" office:value-type="float" office:value="-0.577743807720122">
            <text:p>-0.5777438077</text:p>
          </table:table-cell>
          <table:table-cell table:formula="of:=SUM([.AZ49:.AZ64])" office:value-type="float" office:value="-0.636121956052259">
            <text:p>-0.6361219561</text:p>
          </table:table-cell>
          <table:table-cell table:formula="of:=SUM([.BA49:.BA64])" office:value-type="float" office:value="-0.620089516213395">
            <text:p>-0.6200895162</text:p>
          </table:table-cell>
          <table:table-cell table:formula="of:=SUM([.BB49:.BB64])" office:value-type="float" office:value="-0.545337799615081">
            <text:p>-0.5453377996</text:p>
          </table:table-cell>
          <table:table-cell table:formula="of:=SUM([.BC49:.BC64])" office:value-type="float" office:value="-0.553206056707636">
            <text:p>-0.5532060567</text:p>
          </table:table-cell>
          <table:table-cell table:formula="of:=SUM([.BD49:.BD64])" office:value-type="float" office:value="-0.577620815277067">
            <text:p>-0.5776208153</text:p>
          </table:table-cell>
          <table:table-cell table:formula="of:=SUM([.BE49:.BE64])" office:value-type="float" office:value="-0.503577808993976">
            <text:p>-0.503577809</text:p>
          </table:table-cell>
          <table:table-cell table:formula="of:=SUM([.BF49:.BF64])" office:value-type="float" office:value="-0.538467591025915">
            <text:p>-0.538467591</text:p>
          </table:table-cell>
          <table:table-cell table:formula="of:=SUM([.BG49:.BG64])" office:value-type="float" office:value="-0.474574895375497">
            <text:p>-0.4745748954</text:p>
          </table:table-cell>
          <table:table-cell table:formula="of:=SUM([.BH49:.BH64])" office:value-type="float" office:value="-0.473678726142423">
            <text:p>-0.4736787261</text:p>
          </table:table-cell>
          <table:table-cell table:formula="of:=SUM([.BI49:.BI64])" office:value-type="float" office:value="-0.461871581391832">
            <text:p>-0.4618715814</text:p>
          </table:table-cell>
          <table:table-cell table:formula="of:=SUM([.BJ49:.BJ64])" office:value-type="float" office:value="-0.436264796944677">
            <text:p>-0.4362647969</text:p>
          </table:table-cell>
          <table:table-cell table:formula="of:=SUM([.BK49:.BK64])" office:value-type="float" office:value="-0.408245030626933">
            <text:p>-0.4082450306</text:p>
          </table:table-cell>
          <table:table-cell table:formula="of:=SUM([.BL49:.BL64])" office:value-type="float" office:value="-0.377632553322676">
            <text:p>-0.3776325533</text:p>
          </table:table-cell>
          <table:table-cell table:formula="of:=SUM([.BM49:.BM64])" office:value-type="float" office:value="-0.342853142081863">
            <text:p>-0.3428531421</text:p>
          </table:table-cell>
          <table:table-cell table:formula="of:=SUM([.BN49:.BN64])" office:value-type="float" office:value="-0.301821445832282">
            <text:p>-0.3018214458</text:p>
          </table:table-cell>
          <table:table-cell table:formula="of:=SUM([.BO49:.BO64])" office:value-type="float" office:value="-0.250703292668646">
            <text:p>-0.2507032927</text:p>
          </table:table-cell>
          <table:table-cell table:formula="of:=SUM([.BP49:.BP64])" office:value-type="float" office:value="-0.179350954917767">
            <text:p>-0.1793509549</text:p>
          </table:table-cell>
          <table:table-cell table:formula="of:=SUM([.BQ49:.BQ64])" office:value-type="float" office:value="-5.01411910310011E-015">
            <text:p>-5.01411910310011E-015</text:p>
          </table:table-cell>
          <table:table-cell table:formula="of:=SUM([.BR49:.BR64])" office:value-type="float" office:value="0.179350954917764">
            <text:p>0.1793509549</text:p>
          </table:table-cell>
          <table:table-cell table:formula="of:=SUM([.BS49:.BS64])" office:value-type="float" office:value="0.250703292668642">
            <text:p>0.2507032927</text:p>
          </table:table-cell>
          <table:table-cell table:formula="of:=SUM([.BT49:.BT64])" office:value-type="float" office:value="0.301821445832281">
            <text:p>0.3018214458</text:p>
          </table:table-cell>
          <table:table-cell table:formula="of:=SUM([.BU49:.BU64])" office:value-type="float" office:value="0.342853142081862">
            <text:p>0.3428531421</text:p>
          </table:table-cell>
          <table:table-cell table:formula="of:=SUM([.BV49:.BV64])" office:value-type="float" office:value="0.377632553322674">
            <text:p>0.3776325533</text:p>
          </table:table-cell>
          <table:table-cell table:formula="of:=SUM([.BW49:.BW64])" office:value-type="float" office:value="0.408245030626932">
            <text:p>0.4082450306</text:p>
          </table:table-cell>
          <table:table-cell table:formula="of:=SUM([.BX49:.BX64])" office:value-type="float" office:value="0.436264796944674">
            <text:p>0.4362647969</text:p>
          </table:table-cell>
          <table:table-cell table:formula="of:=SUM([.BY49:.BY64])" office:value-type="float" office:value="0.461871581391828">
            <text:p>0.4618715814</text:p>
          </table:table-cell>
          <table:table-cell table:formula="of:=SUM([.BZ49:.BZ64])" office:value-type="float" office:value="0.473678726142421">
            <text:p>0.4736787261</text:p>
          </table:table-cell>
          <table:table-cell table:formula="of:=SUM([.CA49:.CA64])" office:value-type="float" office:value="0.474574895375495">
            <text:p>0.4745748954</text:p>
          </table:table-cell>
          <table:table-cell table:formula="of:=SUM([.CB49:.CB64])" office:value-type="float" office:value="0.538467591025914">
            <text:p>0.538467591</text:p>
          </table:table-cell>
          <table:table-cell table:formula="of:=SUM([.CC49:.CC64])" office:value-type="float" office:value="0.503577808993976">
            <text:p>0.503577809</text:p>
          </table:table-cell>
          <table:table-cell table:formula="of:=SUM([.CD49:.CD64])" office:value-type="float" office:value="0.577620815277065">
            <text:p>0.5776208153</text:p>
          </table:table-cell>
          <table:table-cell table:formula="of:=SUM([.CE49:.CE64])" office:value-type="float" office:value="0.553206056707638">
            <text:p>0.5532060567</text:p>
          </table:table-cell>
          <table:table-cell table:formula="of:=SUM([.CF49:.CF64])" office:value-type="float" office:value="0.545337799615079">
            <text:p>0.5453377996</text:p>
          </table:table-cell>
          <table:table-cell table:formula="of:=SUM([.CG49:.CG64])" office:value-type="float" office:value="0.620089516213391">
            <text:p>0.6200895162</text:p>
          </table:table-cell>
          <table:table-cell table:formula="of:=SUM([.CH49:.CH64])" office:value-type="float" office:value="0.636121956052257">
            <text:p>0.6361219561</text:p>
          </table:table-cell>
          <table:table-cell table:formula="of:=SUM([.CI49:.CI64])" office:value-type="float" office:value="0.577743807720121">
            <text:p>0.5777438077</text:p>
          </table:table-cell>
          <table:table-cell table:formula="of:=SUM([.CJ49:.CJ64])" office:value-type="float" office:value="0.555560426261682">
            <text:p>0.5555604263</text:p>
          </table:table-cell>
          <table:table-cell table:formula="of:=SUM([.CK49:.CK64])" office:value-type="float" office:value="0.618145064010515">
            <text:p>0.618145064</text:p>
          </table:table-cell>
          <table:table-cell table:formula="of:=SUM([.CL49:.CL64])" office:value-type="float" office:value="0.661208958782347">
            <text:p>0.6612089588</text:p>
          </table:table-cell>
          <table:table-cell table:formula="of:=SUM([.CM49:.CM64])" office:value-type="float" office:value="0.725069927629274">
            <text:p>0.7250699276</text:p>
          </table:table-cell>
          <table:table-cell table:formula="of:=SUM([.CN49:.CN64])" office:value-type="float" office:value="0.716071873445162">
            <text:p>0.7160718734</text:p>
          </table:table-cell>
          <table:table-cell table:formula="of:=SUM([.CO49:.CO64])" office:value-type="float" office:value="0.695672805243935">
            <text:p>0.6956728052</text:p>
          </table:table-cell>
          <table:table-cell table:formula="of:=SUM([.CP49:.CP64])" office:value-type="float" office:value="0.618539864005329">
            <text:p>0.618539864</text:p>
          </table:table-cell>
          <table:table-cell table:formula="of:=SUM([.CQ49:.CQ64])" office:value-type="float" office:value="0.616967213552351">
            <text:p>0.6169672136</text:p>
          </table:table-cell>
          <table:table-cell table:formula="of:=SUM([.CR49:.CR64])" office:value-type="float" office:value="0.565882005111526">
            <text:p>0.5658820051</text:p>
          </table:table-cell>
          <table:table-cell table:formula="of:=SUM([.CS49:.CS64])" office:value-type="float" office:value="0.604897006158686">
            <text:p>0.6048970062</text:p>
          </table:table-cell>
          <table:table-cell table:formula="of:=SUM([.CT49:.CT64])" office:value-type="float" office:value="0.690240026238771">
            <text:p>0.6902400262</text:p>
          </table:table-cell>
          <table:table-cell table:formula="of:=SUM([.CU49:.CU64])" office:value-type="float" office:value="0.685635804857055">
            <text:p>0.6856358049</text:p>
          </table:table-cell>
          <table:table-cell table:formula="of:=SUM([.CV49:.CV64])" office:value-type="float" office:value="0.738701690273692">
            <text:p>0.7387016903</text:p>
          </table:table-cell>
          <table:table-cell table:formula="of:=SUM([.CW49:.CW64])" office:value-type="float" office:value="0.831334177724776">
            <text:p>0.8313341777</text:p>
          </table:table-cell>
          <table:table-cell table:formula="of:=SUM([.CX49:.CX64])" office:value-type="float" office:value="0.858725060471464">
            <text:p>0.8587250605</text:p>
          </table:table-cell>
          <table:table-cell table:formula="of:=SUM([.CY49:.CY64])" office:value-type="float" office:value="0.84925611034034">
            <text:p>0.8492561103</text:p>
          </table:table-cell>
          <table:table-cell table:formula="of:=SUM([.CZ49:.CZ64])" office:value-type="float" office:value="0.806781197555327">
            <text:p>0.8067811976</text:p>
          </table:table-cell>
          <table:table-cell table:formula="of:=SUM([.DA49:.DA64])" office:value-type="float" office:value="0.846523830281893">
            <text:p>0.8465238303</text:p>
          </table:table-cell>
          <table:table-cell table:formula="of:=SUM([.DB49:.DB64])" office:value-type="float" office:value="0.863564765107139">
            <text:p>0.8635647651</text:p>
          </table:table-cell>
          <table:table-cell table:formula="of:=SUM([.DC49:.DC64])" office:value-type="float" office:value="0.810285952203442">
            <text:p>0.8102859522</text:p>
          </table:table-cell>
          <table:table-cell table:formula="of:=SUM([.DD49:.DD64])" office:value-type="float" office:value="0.742859183295859">
            <text:p>0.7428591833</text:p>
          </table:table-cell>
          <table:table-cell table:formula="of:=SUM([.DE49:.DE64])" office:value-type="float" office:value="0.651114908989305">
            <text:p>0.651114909</text:p>
          </table:table-cell>
          <table:table-cell table:formula="of:=SUM([.DF49:.DF64])" office:value-type="float" office:value="0.636747437828422">
            <text:p>0.6367474378</text:p>
          </table:table-cell>
          <table:table-cell table:formula="of:=SUM([.DG49:.DG64])" office:value-type="float" office:value="0.636192667001245">
            <text:p>0.636192667</text:p>
          </table:table-cell>
          <table:table-cell table:formula="of:=SUM([.DH49:.DH64])" office:value-type="float" office:value="0.626413013440704">
            <text:p>0.6264130134</text:p>
          </table:table-cell>
          <table:table-cell table:formula="of:=SUM([.DI49:.DI64])" office:value-type="float" office:value="0.607804339482873">
            <text:p>0.6078043395</text:p>
          </table:table-cell>
          <table:table-cell table:formula="of:=SUM([.DJ49:.DJ64])" office:value-type="float" office:value="0.628054730472134">
            <text:p>0.6280547305</text:p>
          </table:table-cell>
          <table:table-cell table:formula="of:=SUM([.DK49:.DK64])" office:value-type="float" office:value="0.529114020837281">
            <text:p>0.5291140208</text:p>
          </table:table-cell>
          <table:table-cell table:formula="of:=SUM([.DL49:.DL64])" office:value-type="float" office:value="0.499312646088705">
            <text:p>0.4993126461</text:p>
          </table:table-cell>
          <table:table-cell table:formula="of:=SUM([.DM49:.DM64])" office:value-type="float" office:value="0.498936524847775">
            <text:p>0.4989365248</text:p>
          </table:table-cell>
          <table:table-cell table:formula="of:=SUM([.DN49:.DN64])" office:value-type="float" office:value="0.581321334393133">
            <text:p>0.5813213344</text:p>
          </table:table-cell>
          <table:table-cell table:formula="of:=SUM([.DO49:.DO64])" office:value-type="float" office:value="0.575058235561843">
            <text:p>0.5750582356</text:p>
          </table:table-cell>
          <table:table-cell table:formula="of:=SUM([.DP49:.DP64])" office:value-type="float" office:value="0.614832045666564">
            <text:p>0.6148320457</text:p>
          </table:table-cell>
          <table:table-cell table:formula="of:=SUM([.DQ49:.DQ64])" office:value-type="float" office:value="0.731760177302064">
            <text:p>0.7317601773</text:p>
          </table:table-cell>
          <table:table-cell table:formula="of:=SUM([.DR49:.DR64])" office:value-type="float" office:value="0.753775025706849">
            <text:p>0.7537750257</text:p>
          </table:table-cell>
          <table:table-cell table:formula="of:=SUM([.DS49:.DS64])" office:value-type="float" office:value="0.807092464056347">
            <text:p>0.8070924641</text:p>
          </table:table-cell>
          <table:table-cell table:formula="of:=SUM([.DT49:.DT64])" office:value-type="float" office:value="0.757902656756556">
            <text:p>0.7579026568</text:p>
          </table:table-cell>
          <table:table-cell table:formula="of:=SUM([.DU49:.DU64])" office:value-type="float" office:value="0.722108386485735">
            <text:p>0.7221083865</text:p>
          </table:table-cell>
          <table:table-cell table:formula="of:=SUM([.DV49:.DV64])" office:value-type="float" office:value="0.777633985706891">
            <text:p>0.7776339857</text:p>
          </table:table-cell>
          <table:table-cell table:formula="of:=SUM([.DW49:.DW64])" office:value-type="float" office:value="0.844743567095359">
            <text:p>0.8447435671</text:p>
          </table:table-cell>
          <table:table-cell table:formula="of:=SUM([.DX49:.DX64])" office:value-type="float" office:value="0.823461995010322">
            <text:p>0.823461995</text:p>
          </table:table-cell>
          <table:table-cell table:formula="of:=SUM([.DY49:.DY64])" office:value-type="float" office:value="0.877826409094377">
            <text:p>0.8778264091</text:p>
          </table:table-cell>
          <table:table-cell table:formula="of:=SUM([.DZ49:.DZ64])" office:value-type="float" office:value="0.920851209510813">
            <text:p>0.9208512095</text:p>
          </table:table-cell>
          <table:table-cell table:formula="of:=SUM([.EA49:.EA64])" office:value-type="float" office:value="0.967442887624601">
            <text:p>0.9674428876</text:p>
          </table:table-cell>
          <table:table-cell table:formula="of:=SUM([.EB49:.EB64])" office:value-type="float" office:value="1.03063988365954">
            <text:p>1.0306398837</text:p>
          </table:table-cell>
          <table:table-cell table:formula="of:=SUM([.EC49:.EC64])" office:value-type="float" office:value="1.1468388598395">
            <text:p>1.1468388598</text:p>
          </table:table-cell>
          <table:table-cell table:formula="of:=SUM([.ED49:.ED64])" office:value-type="float" office:value="1.22040242526384">
            <text:p>1.2204024253</text:p>
          </table:table-cell>
          <table:table-cell table:formula="of:=SUM([.EE49:.EE64])" office:value-type="float" office:value="1.20870706674237">
            <text:p>1.2087070667</text:p>
          </table:table-cell>
          <table:table-cell table:formula="of:=SUM([.EF49:.EF64])" office:value-type="float" office:value="1.19589567359006">
            <text:p>1.1958956736</text:p>
          </table:table-cell>
          <table:table-cell table:formula="of:=SUM([.EG49:.EG64])" office:value-type="float" office:value="1.17948606019658">
            <text:p>1.1794860602</text:p>
          </table:table-cell>
          <table:table-cell table:formula="of:=SUM([.EH49:.EH64])" office:value-type="float" office:value="1.1628386055068">
            <text:p>1.1628386055</text:p>
          </table:table-cell>
          <table:table-cell table:formula="of:=SUM([.EI49:.EI64])" office:value-type="float" office:value="1.18972606277904">
            <text:p>1.1897260628</text:p>
          </table:table-cell>
          <table:table-cell table:formula="of:=SUM([.EJ49:.EJ64])" office:value-type="float" office:value="1.12565818050381">
            <text:p>1.1256581805</text:p>
          </table:table-cell>
          <table:table-cell table:formula="of:=SUM([.EK49:.EK64])" office:value-type="float" office:value="1.12386835981112">
            <text:p>1.1238683598</text:p>
          </table:table-cell>
          <table:table-cell table:formula="of:=SUM([.EL49:.EL64])" office:value-type="float" office:value="1.16305731052438">
            <text:p>1.1630573105</text:p>
          </table:table-cell>
          <table:table-cell table:formula="of:=SUM([.EM49:.EM64])" office:value-type="float" office:value="1.13960713365523">
            <text:p>1.1396071337</text:p>
          </table:table-cell>
          <table:table-cell table:formula="of:=SUM([.EN49:.EN64])" office:value-type="float" office:value="1.10255503524726">
            <text:p>1.1025550352</text:p>
          </table:table-cell>
          <table:table-cell table:formula="of:=SUM([.EO49:.EO64])" office:value-type="float" office:value="1.00139701047314">
            <text:p>1.0013970105</text:p>
          </table:table-cell>
          <table:table-cell table:formula="of:=SUM([.EP49:.EP64])" office:value-type="float" office:value="1.00726361749155">
            <text:p>1.0072636175</text:p>
          </table:table-cell>
          <table:table-cell table:formula="of:=SUM([.EQ49:.EQ64])" office:value-type="float" office:value="0.981100597772147">
            <text:p>0.9811005978</text:p>
          </table:table-cell>
          <table:table-cell table:formula="of:=SUM([.ER49:.ER64])" office:value-type="float" office:value="1.01165818613054">
            <text:p>1.0116581861</text:p>
          </table:table-cell>
          <table:table-cell table:formula="of:=SUM([.ES49:.ES64])" office:value-type="float" office:value="1.06439989192057">
            <text:p>1.0643998919</text:p>
          </table:table-cell>
          <table:table-cell table:formula="of:=SUM([.ET49:.ET64])" office:value-type="float" office:value="1.10693424091231">
            <text:p>1.1069342409</text:p>
          </table:table-cell>
          <table:table-cell table:formula="of:=SUM([.EU49:.EU64])" office:value-type="float" office:value="1.06574208457521">
            <text:p>1.0657420846</text:p>
          </table:table-cell>
          <table:table-cell table:formula="of:=SUM([.EV49:.EV64])" office:value-type="float" office:value="1.11546399654649">
            <text:p>1.1154639965</text:p>
          </table:table-cell>
          <table:table-cell table:formula="of:=SUM([.EW49:.EW64])" office:value-type="float" office:value="1.13998204078898">
            <text:p>1.1399820408</text:p>
          </table:table-cell>
          <table:table-cell table:formula="of:=SUM([.EX49:.EX64])" office:value-type="float" office:value="1.17913071479765">
            <text:p>1.1791307148</text:p>
          </table:table-cell>
          <table:table-cell table:formula="of:=SUM([.EY49:.EY64])" office:value-type="float" office:value="1.20317325006729">
            <text:p>1.2031732501</text:p>
          </table:table-cell>
          <table:table-cell table:formula="of:=SUM([.EZ49:.EZ64])" office:value-type="float" office:value="1.12123713063417">
            <text:p>1.1212371306</text:p>
          </table:table-cell>
          <table:table-cell table:formula="of:=SUM([.FA49:.FA64])" office:value-type="float" office:value="1.06787310344604">
            <text:p>1.0678731034</text:p>
          </table:table-cell>
          <table:table-cell table:formula="of:=SUM([.FB49:.FB64])" office:value-type="float" office:value="1.00447999705037">
            <text:p>1.0044799971</text:p>
          </table:table-cell>
          <table:table-cell table:formula="of:=SUM([.FC49:.FC64])" office:value-type="float" office:value="0.988668724611427">
            <text:p>0.9886687246</text:p>
          </table:table-cell>
          <table:table-cell table:formula="of:=SUM([.FD49:.FD64])" office:value-type="float" office:value="0.888979778909479">
            <text:p>0.8889797789</text:p>
          </table:table-cell>
          <table:table-cell table:formula="of:=SUM([.FE49:.FE64])" office:value-type="float" office:value="0.881469857162328">
            <text:p>0.8814698572</text:p>
          </table:table-cell>
          <table:table-cell table:formula="of:=SUM([.FF49:.FF64])" office:value-type="float" office:value="0.922436532252147">
            <text:p>0.9224365323</text:p>
          </table:table-cell>
          <table:table-cell table:formula="of:=SUM([.FG49:.FG64])" office:value-type="float" office:value="0.896137665413741">
            <text:p>0.8961376654</text:p>
          </table:table-cell>
          <table:table-cell table:formula="of:=SUM([.FH49:.FH64])" office:value-type="float" office:value="0.89229781425712">
            <text:p>0.8922978143</text:p>
          </table:table-cell>
          <table:table-cell table:formula="of:=SUM([.FI49:.FI64])" office:value-type="float" office:value="0.881075090227885">
            <text:p>0.8810750902</text:p>
          </table:table-cell>
          <table:table-cell table:formula="of:=SUM([.FJ49:.FJ64])" office:value-type="float" office:value="0.749703924979583">
            <text:p>0.749703925</text:p>
          </table:table-cell>
          <table:table-cell table:formula="of:=SUM([.FK49:.FK64])" office:value-type="float" office:value="0.668526842674359">
            <text:p>0.6685268427</text:p>
          </table:table-cell>
          <table:table-cell table:formula="of:=SUM([.FL49:.FL64])" office:value-type="float" office:value="0.599607034988039">
            <text:p>0.599607035</text:p>
          </table:table-cell>
          <table:table-cell table:formula="of:=SUM([.FM49:.FM64])" office:value-type="float" office:value="0.570455971556396">
            <text:p>0.5704559716</text:p>
          </table:table-cell>
          <table:table-cell table:formula="of:=SUM([.FN49:.FN64])" office:value-type="float" office:value="0.564231674715741">
            <text:p>0.5642316747</text:p>
          </table:table-cell>
          <table:table-cell table:formula="of:=SUM([.FO49:.FO64])" office:value-type="float" office:value="0.50577876360337">
            <text:p>0.5057787636</text:p>
          </table:table-cell>
          <table:table-cell table:formula="of:=SUM([.FP49:.FP64])" office:value-type="float" office:value="0.380480399525018">
            <text:p>0.3804803995</text:p>
          </table:table-cell>
          <table:table-cell table:formula="of:=SUM([.FQ49:.FQ64])" office:value-type="float" office:value="0.308233934056435">
            <text:p>0.3082339341</text:p>
          </table:table-cell>
          <table:table-cell table:formula="of:=SUM([.FR49:.FR64])" office:value-type="float" office:value="0.266024771197226">
            <text:p>0.2660247712</text:p>
          </table:table-cell>
          <table:table-cell table:formula="of:=SUM([.FS49:.FS64])" office:value-type="float" office:value="0.220070867924219">
            <text:p>0.2200708679</text:p>
          </table:table-cell>
          <table:table-cell table:formula="of:=SUM([.FT49:.FT64])" office:value-type="float" office:value="0.120915205153593">
            <text:p>0.1209152052</text:p>
          </table:table-cell>
          <table:table-cell table:formula="of:=SUM([.FU49:.FU64])" office:value-type="float" office:value="0.0793823944898949">
            <text:p>0.0793823945</text:p>
          </table:table-cell>
          <table:table-cell table:formula="of:=SUM([.FV49:.FV64])" office:value-type="float" office:value="0.080496948072127">
            <text:p>0.0804969481</text:p>
          </table:table-cell>
          <table:table-cell table:formula="of:=SUM([.FW49:.FW64])" office:value-type="float" office:value="0.00830495462776088">
            <text:p>0.0083049546</text:p>
          </table:table-cell>
          <table:table-cell table:formula="of:=SUM([.FX49:.FX64])" office:value-type="float" office:value="0.0412174078507481">
            <text:p>0.0412174079</text:p>
          </table:table-cell>
          <table:table-cell table:formula="of:=SUM([.FY49:.FY64])" office:value-type="float" office:value="0.0255149740074014">
            <text:p>0.025514974</text:p>
          </table:table-cell>
          <table:table-cell table:formula="of:=SUM([.FZ49:.FZ64])" office:value-type="float" office:value="0.0953958804843288">
            <text:p>0.0953958805</text:p>
          </table:table-cell>
          <table:table-cell table:formula="of:=SUM([.GA49:.GA64])" office:value-type="float" office:value="0.117757416622936">
            <text:p>0.1177574166</text:p>
          </table:table-cell>
          <table:table-cell table:formula="of:=SUM([.GB49:.GB64])" office:value-type="float" office:value="0.184132883732206">
            <text:p>0.1841328837</text:p>
          </table:table-cell>
          <table:table-cell table:formula="of:=SUM([.GC49:.GC64])" office:value-type="float" office:value="0.241627275618507">
            <text:p>0.2416272756</text:p>
          </table:table-cell>
          <table:table-cell table:formula="of:=SUM([.GD49:.GD64])" office:value-type="float" office:value="0.24773583151893">
            <text:p>0.2477358315</text:p>
          </table:table-cell>
          <table:table-cell table:formula="of:=SUM([.GE49:.GE64])" office:value-type="float" office:value="0.192069397369283">
            <text:p>0.1920693974</text:p>
          </table:table-cell>
          <table:table-cell table:formula="of:=SUM([.GF49:.GF64])" office:value-type="float" office:value="0.0952512586546117">
            <text:p>0.0952512587</text:p>
          </table:table-cell>
          <table:table-cell table:formula="of:=SUM([.GG49:.GG64])" office:value-type="float" office:value="0.0370044643455715">
            <text:p>0.0370044643</text:p>
          </table:table-cell>
          <table:table-cell table:formula="of:=SUM([.GH49:.GH64])" office:value-type="float" office:value="0.0907688512491404">
            <text:p>0.0907688512</text:p>
          </table:table-cell>
          <table:table-cell table:formula="of:=SUM([.GI49:.GI64])" office:value-type="float" office:value="0.117267151327107">
            <text:p>0.1172671513</text:p>
          </table:table-cell>
          <table:table-cell table:formula="of:=SUM([.GJ49:.GJ64])" office:value-type="float" office:value="0.030076850306156">
            <text:p>0.0300768503</text:p>
          </table:table-cell>
          <table:table-cell table:formula="of:=SUM([.GK49:.GK64])" office:value-type="float" office:value="0.060636112458636">
            <text:p>0.0606361125</text:p>
          </table:table-cell>
          <table:table-cell table:formula="of:=SUM([.GL49:.GL64])" office:value-type="float" office:value="0.0496228777062829">
            <text:p>0.0496228777</text:p>
          </table:table-cell>
          <table:table-cell table:formula="of:=SUM([.GM49:.GM64])" office:value-type="float" office:value="0.033308263604511">
            <text:p>0.0333082636</text:p>
          </table:table-cell>
          <table:table-cell table:formula="of:=SUM([.GN49:.GN64])" office:value-type="float" office:value="0.0195619198970986">
            <text:p>0.0195619199</text:p>
          </table:table-cell>
          <table:table-cell table:formula="of:=SUM([.GO49:.GO64])" office:value-type="float" office:value="0.00647510520898828">
            <text:p>0.0064751052</text:p>
          </table:table-cell>
          <table:table-cell table:formula="of:=SUM([.GP49:.GP64])" office:value-type="float" office:value="-0.00647510520898692">
            <text:p>-0.0064751052</text:p>
          </table:table-cell>
          <table:table-cell table:formula="of:=SUM([.GQ49:.GQ64])" office:value-type="float" office:value="-0.0195619198970952">
            <text:p>-0.0195619199</text:p>
          </table:table-cell>
          <table:table-cell table:formula="of:=SUM([.GR49:.GR64])" office:value-type="float" office:value="-0.0333082636045035">
            <text:p>-0.0333082636</text:p>
          </table:table-cell>
          <table:table-cell table:formula="of:=SUM([.GS49:.GS64])" office:value-type="float" office:value="-0.0496228777062815">
            <text:p>-0.0496228777</text:p>
          </table:table-cell>
          <table:table-cell table:formula="of:=SUM([.GT49:.GT64])" office:value-type="float" office:value="-0.0606361124586312">
            <text:p>-0.0606361125</text:p>
          </table:table-cell>
          <table:table-cell table:formula="of:=SUM([.GU49:.GU64])" office:value-type="float" office:value="-0.0300768503061587">
            <text:p>-0.0300768503</text:p>
          </table:table-cell>
          <table:table-cell table:formula="of:=SUM([.GV49:.GV64])" office:value-type="float" office:value="-0.117267151327107">
            <text:p>-0.1172671513</text:p>
          </table:table-cell>
          <table:table-cell table:formula="of:=SUM([.GW49:.GW64])" office:value-type="float" office:value="-0.0907688512491506">
            <text:p>-0.0907688512</text:p>
          </table:table-cell>
          <table:table-cell table:formula="of:=SUM([.GX49:.GX64])" office:value-type="float" office:value="-0.0370044643455709">
            <text:p>-0.0370044643</text:p>
          </table:table-cell>
          <table:table-cell table:formula="of:=SUM([.GY49:.GY64])" office:value-type="float" office:value="-0.0952512586546094">
            <text:p>-0.0952512587</text:p>
          </table:table-cell>
          <table:table-cell table:formula="of:=SUM([.GZ49:.GZ64])" office:value-type="float" office:value="-0.19206939736928">
            <text:p>-0.1920693974</text:p>
          </table:table-cell>
          <table:table-cell table:formula="of:=SUM([.HA49:.HA64])" office:value-type="float" office:value="-0.247735831518929">
            <text:p>-0.2477358315</text:p>
          </table:table-cell>
          <table:table-cell table:formula="of:=SUM([.HB49:.HB64])" office:value-type="float" office:value="-0.241627275618503">
            <text:p>-0.2416272756</text:p>
          </table:table-cell>
          <table:table-cell table:formula="of:=SUM([.HC49:.HC64])" office:value-type="float" office:value="-0.184132883732206">
            <text:p>-0.1841328837</text:p>
          </table:table-cell>
          <table:table-cell table:formula="of:=SUM([.HD49:.HD64])" office:value-type="float" office:value="-0.117757416622942">
            <text:p>-0.1177574166</text:p>
          </table:table-cell>
          <table:table-cell table:formula="of:=SUM([.HE49:.HE64])" office:value-type="float" office:value="-0.0953958804843284">
            <text:p>-0.0953958805</text:p>
          </table:table-cell>
          <table:table-cell table:formula="of:=SUM([.HF49:.HF64])" office:value-type="float" office:value="-0.0255149740074039">
            <text:p>-0.025514974</text:p>
          </table:table-cell>
          <table:table-cell table:formula="of:=SUM([.HG49:.HG64])" office:value-type="float" office:value="-0.0412174078507506">
            <text:p>-0.0412174079</text:p>
          </table:table-cell>
          <table:table-cell table:formula="of:=SUM([.HH49:.HH64])" office:value-type="float" office:value="-0.0083049546277611">
            <text:p>-0.0083049546</text:p>
          </table:table-cell>
          <table:table-cell table:formula="of:=SUM([.HI49:.HI64])" office:value-type="float" office:value="-0.0804969480721256">
            <text:p>-0.0804969481</text:p>
          </table:table-cell>
          <table:table-cell table:formula="of:=SUM([.HJ49:.HJ64])" office:value-type="float" office:value="-0.0793823944898946">
            <text:p>-0.0793823945</text:p>
          </table:table-cell>
          <table:table-cell table:formula="of:=SUM([.HK49:.HK64])" office:value-type="float" office:value="-0.120915205153585">
            <text:p>-0.1209152052</text:p>
          </table:table-cell>
          <table:table-cell table:formula="of:=SUM([.HL49:.HL64])" office:value-type="float" office:value="-0.220070867924208">
            <text:p>-0.2200708679</text:p>
          </table:table-cell>
          <table:table-cell table:formula="of:=SUM([.HM49:.HM64])" office:value-type="float" office:value="-0.266024771197226">
            <text:p>-0.2660247712</text:p>
          </table:table-cell>
          <table:table-cell table:formula="of:=SUM([.HN49:.HN64])" office:value-type="float" office:value="-0.308233934056436">
            <text:p>-0.3082339341</text:p>
          </table:table-cell>
          <table:table-cell table:formula="of:=SUM([.HO49:.HO64])" office:value-type="float" office:value="-0.380480399525014">
            <text:p>-0.3804803995</text:p>
          </table:table-cell>
          <table:table-cell table:formula="of:=SUM([.HP49:.HP64])" office:value-type="float" office:value="-0.505778763603368">
            <text:p>-0.5057787636</text:p>
          </table:table-cell>
          <table:table-cell table:formula="of:=SUM([.HQ49:.HQ64])" office:value-type="float" office:value="-0.564231674715732">
            <text:p>-0.5642316747</text:p>
          </table:table-cell>
          <table:table-cell table:formula="of:=SUM([.HR49:.HR64])" office:value-type="float" office:value="-0.570455971556399">
            <text:p>-0.5704559716</text:p>
          </table:table-cell>
          <table:table-cell table:formula="of:=SUM([.HS49:.HS64])" office:value-type="float" office:value="-0.599607034988036">
            <text:p>-0.599607035</text:p>
          </table:table-cell>
          <table:table-cell table:formula="of:=SUM([.HT49:.HT64])" office:value-type="float" office:value="-0.668526842674357">
            <text:p>-0.6685268427</text:p>
          </table:table-cell>
          <table:table-cell table:formula="of:=SUM([.HU49:.HU64])" office:value-type="float" office:value="-0.749703924979585">
            <text:p>-0.749703925</text:p>
          </table:table-cell>
          <table:table-cell table:formula="of:=SUM([.HV49:.HV64])" office:value-type="float" office:value="-0.881075090227881">
            <text:p>-0.8810750902</text:p>
          </table:table-cell>
          <table:table-cell table:formula="of:=SUM([.HW49:.HW64])" office:value-type="float" office:value="-0.892297814257119">
            <text:p>-0.8922978143</text:p>
          </table:table-cell>
          <table:table-cell table:formula="of:=SUM([.HX49:.HX64])" office:value-type="float" office:value="-0.89613766541374">
            <text:p>-0.8961376654</text:p>
          </table:table-cell>
          <table:table-cell table:formula="of:=SUM([.HY49:.HY64])" office:value-type="float" office:value="-0.922436532252151">
            <text:p>-0.9224365323</text:p>
          </table:table-cell>
          <table:table-cell table:formula="of:=SUM([.HZ49:.HZ64])" office:value-type="float" office:value="-0.881469857162324">
            <text:p>-0.8814698572</text:p>
          </table:table-cell>
          <table:table-cell table:formula="of:=SUM([.IA49:.IA64])" office:value-type="float" office:value="-0.888979778909468">
            <text:p>-0.8889797789</text:p>
          </table:table-cell>
          <table:table-cell table:formula="of:=SUM([.IB49:.IB64])" office:value-type="float" office:value="-0.988668724611422">
            <text:p>-0.9886687246</text:p>
          </table:table-cell>
          <table:table-cell table:formula="of:=SUM([.IC49:.IC64])" office:value-type="float" office:value="-1.00447999705037">
            <text:p>-1.0044799971</text:p>
          </table:table-cell>
          <table:table-cell table:formula="of:=SUM([.ID49:.ID64])" office:value-type="float" office:value="-1.06787310344604">
            <text:p>-1.0678731034</text:p>
          </table:table-cell>
          <table:table-cell table:formula="of:=SUM([.IE49:.IE64])" office:value-type="float" office:value="-1.12123713063416">
            <text:p>-1.1212371306</text:p>
          </table:table-cell>
          <table:table-cell table:formula="of:=SUM([.IF49:.IF64])" office:value-type="float" office:value="-1.20317325006728">
            <text:p>-1.2031732501</text:p>
          </table:table-cell>
          <table:table-cell table:formula="of:=SUM([.IG49:.IG64])" office:value-type="float" office:value="-1.17913071479765">
            <text:p>-1.1791307148</text:p>
          </table:table-cell>
          <table:table-cell table:formula="of:=SUM([.IH49:.IH64])" office:value-type="float" office:value="-1.13998204078898">
            <text:p>-1.1399820408</text:p>
          </table:table-cell>
          <table:table-cell table:formula="of:=SUM([.II49:.II64])" office:value-type="float" office:value="-1.11546399654649">
            <text:p>-1.1154639965</text:p>
          </table:table-cell>
          <table:table-cell table:formula="of:=SUM([.IJ49:.IJ64])" office:value-type="float" office:value="-1.06574208457521">
            <text:p>-1.0657420846</text:p>
          </table:table-cell>
          <table:table-cell table:formula="of:=SUM([.IK49:.IK64])" office:value-type="float" office:value="-1.10693424091231">
            <text:p>-1.1069342409</text:p>
          </table:table-cell>
          <table:table-cell table:formula="of:=SUM([.IL49:.IL64])" office:value-type="float" office:value="-1.06439989192057">
            <text:p>-1.0643998919</text:p>
          </table:table-cell>
          <table:table-cell table:formula="of:=SUM([.IM49:.IM64])" office:value-type="float" office:value="-1.01165818613054">
            <text:p>-1.0116581861</text:p>
          </table:table-cell>
          <table:table-cell table:formula="of:=SUM([.IN49:.IN64])" office:value-type="float" office:value="-0.981100597772142">
            <text:p>-0.9811005978</text:p>
          </table:table-cell>
          <table:table-cell table:formula="of:=SUM([.IO49:.IO64])" office:value-type="float" office:value="-1.00726361749154">
            <text:p>-1.0072636175</text:p>
          </table:table-cell>
          <table:table-cell table:formula="of:=SUM([.IP49:.IP64])" office:value-type="float" office:value="-1.00139701047314">
            <text:p>-1.0013970105</text:p>
          </table:table-cell>
          <table:table-cell table:formula="of:=SUM([.IQ49:.IQ64])" office:value-type="float" office:value="-1.10255503524725">
            <text:p>-1.1025550352</text:p>
          </table:table-cell>
          <table:table-cell table:formula="of:=SUM([.IR49:.IR64])" office:value-type="float" office:value="-1.13960713365523">
            <text:p>-1.1396071337</text:p>
          </table:table-cell>
          <table:table-cell table:formula="of:=SUM([.IS49:.IS64])" office:value-type="float" office:value="-1.16305731052438">
            <text:p>-1.1630573105</text:p>
          </table:table-cell>
          <table:table-cell table:formula="of:=SUM([.IT49:.IT64])" office:value-type="float" office:value="-1.12386835981113">
            <text:p>-1.1238683598</text:p>
          </table:table-cell>
          <table:table-cell table:formula="of:=SUM([.IU49:.IU64])" office:value-type="float" office:value="-1.12565818050381">
            <text:p>-1.1256581805</text:p>
          </table:table-cell>
          <table:table-cell table:formula="of:=SUM([.IV49:.IV64])" office:value-type="float" office:value="-1.18972606277904">
            <text:p>-1.1897260628</text:p>
          </table:table-cell>
          <table:table-cell table:formula="of:=SUM([.IW49:.IW64])" office:value-type="float" office:value="-1.16283860550679">
            <text:p>-1.1628386055</text:p>
          </table:table-cell>
          <table:table-cell table:formula="of:=SUM([.IX49:.IX64])" office:value-type="float" office:value="-1.17948606019657">
            <text:p>-1.1794860602</text:p>
          </table:table-cell>
          <table:table-cell table:style-name="Default" table:formula="of:=SUM([.IY49:.IY64])" office:value-type="float" office:value="-1.19589567359005">
            <text:p>-1.1958956736</text:p>
          </table:table-cell>
          <table:table-cell table:formula="of:=MIN([.C65:.IY65])" office:value-type="float" office:value="-1.22040242526384">
            <text:p>-1.2204024253</text:p>
          </table:table-cell>
          <table:table-cell table:formula="of:=MAX([.D65:.IZ65])" office:value-type="float" office:value="1.22040242526384">
            <text:p>1.2204024253</text:p>
          </table:table-cell>
        </table:table-row>
        <table:table-row table:style-name="ro1">
          <table:table-cell office:value-type="string">
            <text:p>Links geneigt</text:p>
          </table:table-cell>
          <table:table-cell/>
          <table:table-cell table:formula="of:=([.C65]+[.D65])/2" office:value-type="float" office:value="-1.21455474600311">
            <text:p>-1.214554746</text:p>
          </table:table-cell>
          <table:table-cell table:formula="of:=([.D65]+[.E65])/2" office:value-type="float" office:value="-1.18362064255167">
            <text:p>-1.1836206426</text:p>
          </table:table-cell>
          <table:table-cell table:formula="of:=([.E65]+[.F65])/2" office:value-type="float" office:value="-1.08873937174952">
            <text:p>-1.0887393717</text:p>
          </table:table-cell>
          <table:table-cell table:formula="of:=([.F65]+[.G65])/2" office:value-type="float" office:value="-0.999041385642073">
            <text:p>-0.9990413856</text:p>
          </table:table-cell>
          <table:table-cell table:formula="of:=([.G65]+[.H65])/2" office:value-type="float" office:value="-0.94414704856771">
            <text:p>-0.9441470486</text:p>
          </table:table-cell>
          <table:table-cell table:formula="of:=([.H65]+[.I65])/2" office:value-type="float" office:value="-0.899338809302595">
            <text:p>-0.8993388093</text:p>
          </table:table-cell>
          <table:table-cell table:formula="of:=([.I65]+[.J65])/2" office:value-type="float" office:value="-0.85064420205235">
            <text:p>-0.8506442021</text:p>
          </table:table-cell>
          <table:table-cell table:formula="of:=([.J65]+[.K65])/2" office:value-type="float" office:value="-0.834102781052842">
            <text:p>-0.8341027811</text:p>
          </table:table-cell>
          <table:table-cell table:formula="of:=([.K65]+[.L65])/2" office:value-type="float" office:value="-0.811188776401129">
            <text:p>-0.8111887764</text:p>
          </table:table-cell>
          <table:table-cell table:formula="of:=([.L65]+[.M65])/2" office:value-type="float" office:value="-0.749871186096317">
            <text:p>-0.7498711861</text:p>
          </table:table-cell>
          <table:table-cell table:formula="of:=([.M65]+[.N65])/2" office:value-type="float" office:value="-0.740005521621144">
            <text:p>-0.7400055216</text:p>
          </table:table-cell>
          <table:table-cell table:formula="of:=([.N65]+[.O65])/2" office:value-type="float" office:value="-0.78249756040645">
            <text:p>-0.7824975604</text:p>
          </table:table-cell>
          <table:table-cell table:formula="of:=([.O65]+[.P65])/2" office:value-type="float" office:value="-0.780433744881598">
            <text:p>-0.7804337449</text:p>
          </table:table-cell>
          <table:table-cell table:formula="of:=([.P65]+[.Q65])/2" office:value-type="float" office:value="-0.742767601504457">
            <text:p>-0.7427676015</text:p>
          </table:table-cell>
          <table:table-cell table:formula="of:=([.Q65]+[.R65])/2" office:value-type="float" office:value="-0.673296111484316">
            <text:p>-0.6732961115</text:p>
          </table:table-cell>
          <table:table-cell table:formula="of:=([.R65]+[.S65])/2" office:value-type="float" office:value="-0.594945140614205">
            <text:p>-0.5949451406</text:p>
          </table:table-cell>
          <table:table-cell table:formula="of:=([.S65]+[.T65])/2" office:value-type="float" office:value="-0.578189784977488">
            <text:p>-0.578189785</text:p>
          </table:table-cell>
          <table:table-cell table:formula="of:=([.T65]+[.U65])/2" office:value-type="float" office:value="-0.540128929620456">
            <text:p>-0.5401289296</text:p>
          </table:table-cell>
          <table:table-cell table:formula="of:=([.U65]+[.V65])/2" office:value-type="float" office:value="-0.499124585468243">
            <text:p>-0.4991245855</text:p>
          </table:table-cell>
          <table:table-cell table:formula="of:=([.V65]+[.W65])/2" office:value-type="float" office:value="-0.514213333462994">
            <text:p>-0.5142133335</text:p>
          </table:table-cell>
          <table:table-cell table:formula="of:=([.W65]+[.X65])/2" office:value-type="float" office:value="-0.578584375654706">
            <text:p>-0.5785843757</text:p>
          </table:table-cell>
          <table:table-cell table:formula="of:=([.X65]+[.Y65])/2" office:value-type="float" office:value="-0.617929534977501">
            <text:p>-0.617929535</text:p>
          </table:table-cell>
          <table:table-cell table:formula="of:=([.Y65]+[.Z65])/2" office:value-type="float" office:value="-0.617108676461787">
            <text:p>-0.6171086765</text:p>
          </table:table-cell>
          <table:table-cell table:formula="of:=([.Z65]+[.AA65])/2" office:value-type="float" office:value="-0.631302840220974">
            <text:p>-0.6313028402</text:p>
          </table:table-cell>
          <table:table-cell table:formula="of:=([.AA65]+[.AB65])/2" office:value-type="float" office:value="-0.636470052414835">
            <text:p>-0.6364700524</text:p>
          </table:table-cell>
          <table:table-cell table:formula="of:=([.AB65]+[.AC65])/2" office:value-type="float" office:value="-0.643931173408863">
            <text:p>-0.6439311734</text:p>
          </table:table-cell>
          <table:table-cell table:formula="of:=([.AC65]+[.AD65])/2" office:value-type="float" office:value="-0.696987046142578">
            <text:p>-0.6969870461</text:p>
          </table:table-cell>
          <table:table-cell table:formula="of:=([.AD65]+[.AE65])/2" office:value-type="float" office:value="-0.776572567749649">
            <text:p>-0.7765725677</text:p>
          </table:table-cell>
          <table:table-cell table:formula="of:=([.AE65]+[.AF65])/2" office:value-type="float" office:value="-0.836925358655289">
            <text:p>-0.8369253587</text:p>
          </table:table-cell>
          <table:table-cell table:formula="of:=([.AF65]+[.AG65])/2" office:value-type="float" office:value="-0.855044297694515">
            <text:p>-0.8550442977</text:p>
          </table:table-cell>
          <table:table-cell table:formula="of:=([.AG65]+[.AH65])/2" office:value-type="float" office:value="-0.826652513918612">
            <text:p>-0.8266525139</text:p>
          </table:table-cell>
          <table:table-cell table:formula="of:=([.AH65]+[.AI65])/2" office:value-type="float" office:value="-0.828018653947835">
            <text:p>-0.8280186539</text:p>
          </table:table-cell>
          <table:table-cell table:formula="of:=([.AI65]+[.AJ65])/2" office:value-type="float" office:value="-0.853990585405902">
            <text:p>-0.8539905854</text:p>
          </table:table-cell>
          <table:table-cell table:formula="of:=([.AJ65]+[.AK65])/2" office:value-type="float" office:value="-0.845029619098124">
            <text:p>-0.8450296191</text:p>
          </table:table-cell>
          <table:table-cell table:formula="of:=([.AK65]+[.AL65])/2" office:value-type="float" office:value="-0.78501793399924">
            <text:p>-0.785017934</text:p>
          </table:table-cell>
          <table:table-cell table:formula="of:=([.AL65]+[.AM65])/2" office:value-type="float" office:value="-0.712168747565374">
            <text:p>-0.7121687476</text:p>
          </table:table-cell>
          <table:table-cell table:formula="of:=([.AM65]+[.AN65])/2" office:value-type="float" office:value="-0.687937915547914">
            <text:p>-0.6879379155</text:p>
          </table:table-cell>
          <table:table-cell table:formula="of:=([.AN65]+[.AO65])/2" office:value-type="float" office:value="-0.64756851619873">
            <text:p>-0.6475685162</text:p>
          </table:table-cell>
          <table:table-cell table:formula="of:=([.AO65]+[.AP65])/2" office:value-type="float" office:value="-0.585389505635106">
            <text:p>-0.5853895056</text:p>
          </table:table-cell>
          <table:table-cell table:formula="of:=([.AP65]+[.AQ65])/2" office:value-type="float" office:value="-0.591424609331938">
            <text:p>-0.5914246093</text:p>
          </table:table-cell>
          <table:table-cell table:formula="of:=([.AQ65]+[.AR65])/2" office:value-type="float" office:value="-0.61775353877884">
            <text:p>-0.6177535388</text:p>
          </table:table-cell>
          <table:table-cell table:formula="of:=([.AR65]+[.AS65])/2" office:value-type="float" office:value="-0.657106334624632">
            <text:p>-0.6571063346</text:p>
          </table:table-cell>
          <table:table-cell table:formula="of:=([.AS65]+[.AT65])/2" office:value-type="float" office:value="-0.705872339344551">
            <text:p>-0.7058723393</text:p>
          </table:table-cell>
          <table:table-cell table:formula="of:=([.AT65]+[.AU65])/2" office:value-type="float" office:value="-0.72057090053722">
            <text:p>-0.7205709005</text:p>
          </table:table-cell>
          <table:table-cell table:formula="of:=([.AU65]+[.AV65])/2" office:value-type="float" office:value="-0.693139443205811">
            <text:p>-0.6931394432</text:p>
          </table:table-cell>
          <table:table-cell table:formula="of:=([.AV65]+[.AW65])/2" office:value-type="float" office:value="-0.639677011396433">
            <text:p>-0.6396770114</text:p>
          </table:table-cell>
          <table:table-cell table:formula="of:=([.AW65]+[.AX65])/2" office:value-type="float" office:value="-0.586852745136099">
            <text:p>-0.5868527451</text:p>
          </table:table-cell>
          <table:table-cell table:formula="of:=([.AX65]+[.AY65])/2" office:value-type="float" office:value="-0.566652116990902">
            <text:p>-0.566652117</text:p>
          </table:table-cell>
          <table:table-cell table:formula="of:=([.AY65]+[.AZ65])/2" office:value-type="float" office:value="-0.60693288188619">
            <text:p>-0.6069328819</text:p>
          </table:table-cell>
          <table:table-cell table:formula="of:=([.AZ65]+[.BA65])/2" office:value-type="float" office:value="-0.628105736132827">
            <text:p>-0.6281057361</text:p>
          </table:table-cell>
          <table:table-cell table:formula="of:=([.BA65]+[.BB65])/2" office:value-type="float" office:value="-0.582713657914238">
            <text:p>-0.5827136579</text:p>
          </table:table-cell>
          <table:table-cell table:formula="of:=([.BB65]+[.BC65])/2" office:value-type="float" office:value="-0.549271928161359">
            <text:p>-0.5492719282</text:p>
          </table:table-cell>
          <table:table-cell table:formula="of:=([.BC65]+[.BD65])/2" office:value-type="float" office:value="-0.565413435992352">
            <text:p>-0.565413436</text:p>
          </table:table-cell>
          <table:table-cell table:formula="of:=([.BD65]+[.BE65])/2" office:value-type="float" office:value="-0.540599312135521">
            <text:p>-0.5405993121</text:p>
          </table:table-cell>
          <table:table-cell table:formula="of:=([.BE65]+[.BF65])/2" office:value-type="float" office:value="-0.521022700009946">
            <text:p>-0.5210227</text:p>
          </table:table-cell>
          <table:table-cell table:formula="of:=([.BF65]+[.BG65])/2" office:value-type="float" office:value="-0.506521243200706">
            <text:p>-0.5065212432</text:p>
          </table:table-cell>
          <table:table-cell table:formula="of:=([.BG65]+[.BH65])/2" office:value-type="float" office:value="-0.47412681075896">
            <text:p>-0.4741268108</text:p>
          </table:table-cell>
          <table:table-cell table:formula="of:=([.BH65]+[.BI65])/2" office:value-type="float" office:value="-0.467775153767127">
            <text:p>-0.4677751538</text:p>
          </table:table-cell>
          <table:table-cell table:formula="of:=([.BI65]+[.BJ65])/2" office:value-type="float" office:value="-0.449068189168254">
            <text:p>-0.4490681892</text:p>
          </table:table-cell>
          <table:table-cell table:formula="of:=([.BJ65]+[.BK65])/2" office:value-type="float" office:value="-0.422254913785805">
            <text:p>-0.4222549138</text:p>
          </table:table-cell>
          <table:table-cell table:formula="of:=([.BK65]+[.BL65])/2" office:value-type="float" office:value="-0.392938791974805">
            <text:p>-0.392938792</text:p>
          </table:table-cell>
          <table:table-cell table:formula="of:=([.BL65]+[.BM65])/2" office:value-type="float" office:value="-0.360242847702269">
            <text:p>-0.3602428477</text:p>
          </table:table-cell>
          <table:table-cell table:formula="of:=([.BM65]+[.BN65])/2" office:value-type="float" office:value="-0.322337293957072">
            <text:p>-0.322337294</text:p>
          </table:table-cell>
          <table:table-cell table:formula="of:=([.BN65]+[.BO65])/2" office:value-type="float" office:value="-0.276262369250464">
            <text:p>-0.2762623693</text:p>
          </table:table-cell>
          <table:table-cell table:formula="of:=([.BO65]+[.BP65])/2" office:value-type="float" office:value="-0.215027123793206">
            <text:p>-0.2150271238</text:p>
          </table:table-cell>
          <table:table-cell table:formula="of:=([.BP65]+[.BQ65])/2" office:value-type="float" office:value="-0.0896754774588858">
            <text:p>-0.0896754775</text:p>
          </table:table-cell>
          <table:table-cell table:formula="of:=([.BQ65]+[.BR65])/2" office:value-type="float" office:value="0.0896754774588794">
            <text:p>0.0896754775</text:p>
          </table:table-cell>
          <table:table-cell table:formula="of:=([.BR65]+[.BS65])/2" office:value-type="float" office:value="0.215027123793203">
            <text:p>0.2150271238</text:p>
          </table:table-cell>
          <table:table-cell table:formula="of:=([.BS65]+[.BT65])/2" office:value-type="float" office:value="0.276262369250462">
            <text:p>0.2762623693</text:p>
          </table:table-cell>
          <table:table-cell table:formula="of:=([.BT65]+[.BU65])/2" office:value-type="float" office:value="0.322337293957072">
            <text:p>0.322337294</text:p>
          </table:table-cell>
          <table:table-cell table:formula="of:=([.BU65]+[.BV65])/2" office:value-type="float" office:value="0.360242847702268">
            <text:p>0.3602428477</text:p>
          </table:table-cell>
          <table:table-cell table:formula="of:=([.BV65]+[.BW65])/2" office:value-type="float" office:value="0.392938791974802">
            <text:p>0.392938792</text:p>
          </table:table-cell>
          <table:table-cell table:formula="of:=([.BW65]+[.BX65])/2" office:value-type="float" office:value="0.422254913785803">
            <text:p>0.4222549138</text:p>
          </table:table-cell>
          <table:table-cell table:formula="of:=([.BX65]+[.BY65])/2" office:value-type="float" office:value="0.449068189168251">
            <text:p>0.4490681892</text:p>
          </table:table-cell>
          <table:table-cell table:formula="of:=([.BY65]+[.BZ65])/2" office:value-type="float" office:value="0.467775153767125">
            <text:p>0.4677751538</text:p>
          </table:table-cell>
          <table:table-cell table:formula="of:=([.BZ65]+[.CA65])/2" office:value-type="float" office:value="0.474126810758958">
            <text:p>0.4741268108</text:p>
          </table:table-cell>
          <table:table-cell table:formula="of:=([.CA65]+[.CB65])/2" office:value-type="float" office:value="0.506521243200704">
            <text:p>0.5065212432</text:p>
          </table:table-cell>
          <table:table-cell table:formula="of:=([.CB65]+[.CC65])/2" office:value-type="float" office:value="0.521022700009945">
            <text:p>0.5210227</text:p>
          </table:table-cell>
          <table:table-cell table:formula="of:=([.CC65]+[.CD65])/2" office:value-type="float" office:value="0.54059931213552">
            <text:p>0.5405993121</text:p>
          </table:table-cell>
          <table:table-cell table:formula="of:=([.CD65]+[.CE65])/2" office:value-type="float" office:value="0.565413435992351">
            <text:p>0.565413436</text:p>
          </table:table-cell>
          <table:table-cell table:formula="of:=([.CE65]+[.CF65])/2" office:value-type="float" office:value="0.549271928161359">
            <text:p>0.5492719282</text:p>
          </table:table-cell>
          <table:table-cell table:formula="of:=([.CF65]+[.CG65])/2" office:value-type="float" office:value="0.582713657914235">
            <text:p>0.5827136579</text:p>
          </table:table-cell>
          <table:table-cell table:formula="of:=([.CG65]+[.CH65])/2" office:value-type="float" office:value="0.628105736132824">
            <text:p>0.6281057361</text:p>
          </table:table-cell>
          <table:table-cell table:formula="of:=([.CH65]+[.CI65])/2" office:value-type="float" office:value="0.606932881886189">
            <text:p>0.6069328819</text:p>
          </table:table-cell>
          <table:table-cell table:formula="of:=([.CI65]+[.CJ65])/2" office:value-type="float" office:value="0.566652116990902">
            <text:p>0.566652117</text:p>
          </table:table-cell>
          <table:table-cell table:formula="of:=([.CJ65]+[.CK65])/2" office:value-type="float" office:value="0.586852745136099">
            <text:p>0.5868527451</text:p>
          </table:table-cell>
          <table:table-cell table:formula="of:=([.CK65]+[.CL65])/2" office:value-type="float" office:value="0.639677011396431">
            <text:p>0.6396770114</text:p>
          </table:table-cell>
          <table:table-cell table:formula="of:=([.CL65]+[.CM65])/2" office:value-type="float" office:value="0.693139443205811">
            <text:p>0.6931394432</text:p>
          </table:table-cell>
          <table:table-cell table:formula="of:=([.CM65]+[.CN65])/2" office:value-type="float" office:value="0.720570900537218">
            <text:p>0.7205709005</text:p>
          </table:table-cell>
          <table:table-cell table:formula="of:=([.CN65]+[.CO65])/2" office:value-type="float" office:value="0.705872339344549">
            <text:p>0.7058723393</text:p>
          </table:table-cell>
          <table:table-cell table:formula="of:=([.CO65]+[.CP65])/2" office:value-type="float" office:value="0.657106334624632">
            <text:p>0.6571063346</text:p>
          </table:table-cell>
          <table:table-cell table:formula="of:=([.CP65]+[.CQ65])/2" office:value-type="float" office:value="0.61775353877884">
            <text:p>0.6177535388</text:p>
          </table:table-cell>
          <table:table-cell table:formula="of:=([.CQ65]+[.CR65])/2" office:value-type="float" office:value="0.591424609331939">
            <text:p>0.5914246093</text:p>
          </table:table-cell>
          <table:table-cell table:formula="of:=([.CR65]+[.CS65])/2" office:value-type="float" office:value="0.585389505635106">
            <text:p>0.5853895056</text:p>
          </table:table-cell>
          <table:table-cell table:formula="of:=([.CS65]+[.CT65])/2" office:value-type="float" office:value="0.647568516198728">
            <text:p>0.6475685162</text:p>
          </table:table-cell>
          <table:table-cell table:formula="of:=([.CT65]+[.CU65])/2" office:value-type="float" office:value="0.687937915547913">
            <text:p>0.6879379155</text:p>
          </table:table-cell>
          <table:table-cell table:formula="of:=([.CU65]+[.CV65])/2" office:value-type="float" office:value="0.712168747565373">
            <text:p>0.7121687476</text:p>
          </table:table-cell>
          <table:table-cell table:formula="of:=([.CV65]+[.CW65])/2" office:value-type="float" office:value="0.785017933999234">
            <text:p>0.785017934</text:p>
          </table:table-cell>
          <table:table-cell table:formula="of:=([.CW65]+[.CX65])/2" office:value-type="float" office:value="0.84502961909812">
            <text:p>0.8450296191</text:p>
          </table:table-cell>
          <table:table-cell table:formula="of:=([.CX65]+[.CY65])/2" office:value-type="float" office:value="0.853990585405902">
            <text:p>0.8539905854</text:p>
          </table:table-cell>
          <table:table-cell table:formula="of:=([.CY65]+[.CZ65])/2" office:value-type="float" office:value="0.828018653947834">
            <text:p>0.8280186539</text:p>
          </table:table-cell>
          <table:table-cell table:formula="of:=([.CZ65]+[.DA65])/2" office:value-type="float" office:value="0.82665251391861">
            <text:p>0.8266525139</text:p>
          </table:table-cell>
          <table:table-cell table:formula="of:=([.DA65]+[.DB65])/2" office:value-type="float" office:value="0.855044297694516">
            <text:p>0.8550442977</text:p>
          </table:table-cell>
          <table:table-cell table:formula="of:=([.DB65]+[.DC65])/2" office:value-type="float" office:value="0.836925358655291">
            <text:p>0.8369253587</text:p>
          </table:table-cell>
          <table:table-cell table:formula="of:=([.DC65]+[.DD65])/2" office:value-type="float" office:value="0.77657256774965">
            <text:p>0.7765725677</text:p>
          </table:table-cell>
          <table:table-cell table:formula="of:=([.DD65]+[.DE65])/2" office:value-type="float" office:value="0.696987046142582">
            <text:p>0.6969870461</text:p>
          </table:table-cell>
          <table:table-cell table:formula="of:=([.DE65]+[.DF65])/2" office:value-type="float" office:value="0.643931173408863">
            <text:p>0.6439311734</text:p>
          </table:table-cell>
          <table:table-cell table:formula="of:=([.DF65]+[.DG65])/2" office:value-type="float" office:value="0.636470052414833">
            <text:p>0.6364700524</text:p>
          </table:table-cell>
          <table:table-cell table:formula="of:=([.DG65]+[.DH65])/2" office:value-type="float" office:value="0.631302840220975">
            <text:p>0.6313028402</text:p>
          </table:table-cell>
          <table:table-cell table:formula="of:=([.DH65]+[.DI65])/2" office:value-type="float" office:value="0.617108676461788">
            <text:p>0.6171086765</text:p>
          </table:table-cell>
          <table:table-cell table:formula="of:=([.DI65]+[.DJ65])/2" office:value-type="float" office:value="0.617929534977503">
            <text:p>0.617929535</text:p>
          </table:table-cell>
          <table:table-cell table:formula="of:=([.DJ65]+[.DK65])/2" office:value-type="float" office:value="0.578584375654708">
            <text:p>0.5785843757</text:p>
          </table:table-cell>
          <table:table-cell table:formula="of:=([.DK65]+[.DL65])/2" office:value-type="float" office:value="0.514213333462993">
            <text:p>0.5142133335</text:p>
          </table:table-cell>
          <table:table-cell table:formula="of:=([.DL65]+[.DM65])/2" office:value-type="float" office:value="0.49912458546824">
            <text:p>0.4991245855</text:p>
          </table:table-cell>
          <table:table-cell table:formula="of:=([.DM65]+[.DN65])/2" office:value-type="float" office:value="0.540128929620454">
            <text:p>0.5401289296</text:p>
          </table:table-cell>
          <table:table-cell table:formula="of:=([.DN65]+[.DO65])/2" office:value-type="float" office:value="0.578189784977488">
            <text:p>0.578189785</text:p>
          </table:table-cell>
          <table:table-cell table:formula="of:=([.DO65]+[.DP65])/2" office:value-type="float" office:value="0.594945140614203">
            <text:p>0.5949451406</text:p>
          </table:table-cell>
          <table:table-cell table:formula="of:=([.DP65]+[.DQ65])/2" office:value-type="float" office:value="0.673296111484314">
            <text:p>0.6732961115</text:p>
          </table:table-cell>
          <table:table-cell table:formula="of:=([.DQ65]+[.DR65])/2" office:value-type="float" office:value="0.742767601504457">
            <text:p>0.7427676015</text:p>
          </table:table-cell>
          <table:table-cell table:formula="of:=([.DR65]+[.DS65])/2" office:value-type="float" office:value="0.780433744881598">
            <text:p>0.7804337449</text:p>
          </table:table-cell>
          <table:table-cell table:formula="of:=([.DS65]+[.DT65])/2" office:value-type="float" office:value="0.782497560406451">
            <text:p>0.7824975604</text:p>
          </table:table-cell>
          <table:table-cell table:formula="of:=([.DT65]+[.DU65])/2" office:value-type="float" office:value="0.740005521621146">
            <text:p>0.7400055216</text:p>
          </table:table-cell>
          <table:table-cell table:formula="of:=([.DU65]+[.DV65])/2" office:value-type="float" office:value="0.749871186096313">
            <text:p>0.7498711861</text:p>
          </table:table-cell>
          <table:table-cell table:formula="of:=([.DV65]+[.DW65])/2" office:value-type="float" office:value="0.811188776401125">
            <text:p>0.8111887764</text:p>
          </table:table-cell>
          <table:table-cell table:formula="of:=([.DW65]+[.DX65])/2" office:value-type="float" office:value="0.83410278105284">
            <text:p>0.8341027811</text:p>
          </table:table-cell>
          <table:table-cell table:formula="of:=([.DX65]+[.DY65])/2" office:value-type="float" office:value="0.850644202052349">
            <text:p>0.8506442021</text:p>
          </table:table-cell>
          <table:table-cell table:formula="of:=([.DY65]+[.DZ65])/2" office:value-type="float" office:value="0.899338809302595">
            <text:p>0.8993388093</text:p>
          </table:table-cell>
          <table:table-cell table:formula="of:=([.DZ65]+[.EA65])/2" office:value-type="float" office:value="0.944147048567707">
            <text:p>0.9441470486</text:p>
          </table:table-cell>
          <table:table-cell table:formula="of:=([.EA65]+[.EB65])/2" office:value-type="float" office:value="0.999041385642068">
            <text:p>0.9990413856</text:p>
          </table:table-cell>
          <table:table-cell table:formula="of:=([.EB65]+[.EC65])/2" office:value-type="float" office:value="1.08873937174952">
            <text:p>1.0887393717</text:p>
          </table:table-cell>
          <table:table-cell table:formula="of:=([.EC65]+[.ED65])/2" office:value-type="float" office:value="1.18362064255167">
            <text:p>1.1836206426</text:p>
          </table:table-cell>
          <table:table-cell table:formula="of:=([.ED65]+[.EE65])/2" office:value-type="float" office:value="1.21455474600311">
            <text:p>1.214554746</text:p>
          </table:table-cell>
          <table:table-cell table:formula="of:=([.EE65]+[.EF65])/2" office:value-type="float" office:value="1.20230137016622">
            <text:p>1.2023013702</text:p>
          </table:table-cell>
          <table:table-cell table:formula="of:=([.EF65]+[.EG65])/2" office:value-type="float" office:value="1.18769086689332">
            <text:p>1.1876908669</text:p>
          </table:table-cell>
          <table:table-cell table:formula="of:=([.EG65]+[.EH65])/2" office:value-type="float" office:value="1.17116233285169">
            <text:p>1.1711623329</text:p>
          </table:table-cell>
          <table:table-cell table:formula="of:=([.EH65]+[.EI65])/2" office:value-type="float" office:value="1.17628233414292">
            <text:p>1.1762823341</text:p>
          </table:table-cell>
          <table:table-cell table:formula="of:=([.EI65]+[.EJ65])/2" office:value-type="float" office:value="1.15769212164143">
            <text:p>1.1576921216</text:p>
          </table:table-cell>
          <table:table-cell table:formula="of:=([.EJ65]+[.EK65])/2" office:value-type="float" office:value="1.12476327015747">
            <text:p>1.1247632702</text:p>
          </table:table-cell>
          <table:table-cell table:formula="of:=([.EK65]+[.EL65])/2" office:value-type="float" office:value="1.14346283516775">
            <text:p>1.1434628352</text:p>
          </table:table-cell>
          <table:table-cell table:formula="of:=([.EL65]+[.EM65])/2" office:value-type="float" office:value="1.15133222208981">
            <text:p>1.1513322221</text:p>
          </table:table-cell>
          <table:table-cell table:formula="of:=([.EM65]+[.EN65])/2" office:value-type="float" office:value="1.12108108445124">
            <text:p>1.1210810845</text:p>
          </table:table-cell>
          <table:table-cell table:formula="of:=([.EN65]+[.EO65])/2" office:value-type="float" office:value="1.0519760228602">
            <text:p>1.0519760229</text:p>
          </table:table-cell>
          <table:table-cell table:formula="of:=([.EO65]+[.EP65])/2" office:value-type="float" office:value="1.00433031398235">
            <text:p>1.004330314</text:p>
          </table:table-cell>
          <table:table-cell table:formula="of:=([.EP65]+[.EQ65])/2" office:value-type="float" office:value="0.994182107631847">
            <text:p>0.9941821076</text:p>
          </table:table-cell>
          <table:table-cell table:formula="of:=([.EQ65]+[.ER65])/2" office:value-type="float" office:value="0.996379391951341">
            <text:p>0.996379392</text:p>
          </table:table-cell>
          <table:table-cell table:formula="of:=([.ER65]+[.ES65])/2" office:value-type="float" office:value="1.03802903902555">
            <text:p>1.038029039</text:p>
          </table:table-cell>
          <table:table-cell table:formula="of:=([.ES65]+[.ET65])/2" office:value-type="float" office:value="1.08566706641644">
            <text:p>1.0856670664</text:p>
          </table:table-cell>
          <table:table-cell table:formula="of:=([.ET65]+[.EU65])/2" office:value-type="float" office:value="1.08633816274376">
            <text:p>1.0863381627</text:p>
          </table:table-cell>
          <table:table-cell table:formula="of:=([.EU65]+[.EV65])/2" office:value-type="float" office:value="1.09060304056085">
            <text:p>1.0906030406</text:p>
          </table:table-cell>
          <table:table-cell table:formula="of:=([.EV65]+[.EW65])/2" office:value-type="float" office:value="1.12772301866774">
            <text:p>1.1277230187</text:p>
          </table:table-cell>
          <table:table-cell table:formula="of:=([.EW65]+[.EX65])/2" office:value-type="float" office:value="1.15955637779332">
            <text:p>1.1595563778</text:p>
          </table:table-cell>
          <table:table-cell table:formula="of:=([.EX65]+[.EY65])/2" office:value-type="float" office:value="1.19115198243247">
            <text:p>1.1911519824</text:p>
          </table:table-cell>
          <table:table-cell table:formula="of:=([.EY65]+[.EZ65])/2" office:value-type="float" office:value="1.16220519035073">
            <text:p>1.1622051904</text:p>
          </table:table-cell>
          <table:table-cell table:formula="of:=([.EZ65]+[.FA65])/2" office:value-type="float" office:value="1.0945551170401">
            <text:p>1.094555117</text:p>
          </table:table-cell>
          <table:table-cell table:formula="of:=([.FA65]+[.FB65])/2" office:value-type="float" office:value="1.0361765502482">
            <text:p>1.0361765502</text:p>
          </table:table-cell>
          <table:table-cell table:formula="of:=([.FB65]+[.FC65])/2" office:value-type="float" office:value="0.996574360830899">
            <text:p>0.9965743608</text:p>
          </table:table-cell>
          <table:table-cell table:formula="of:=([.FC65]+[.FD65])/2" office:value-type="float" office:value="0.938824251760453">
            <text:p>0.9388242518</text:p>
          </table:table-cell>
          <table:table-cell table:formula="of:=([.FD65]+[.FE65])/2" office:value-type="float" office:value="0.885224818035903">
            <text:p>0.885224818</text:p>
          </table:table-cell>
          <table:table-cell table:formula="of:=([.FE65]+[.FF65])/2" office:value-type="float" office:value="0.901953194707237">
            <text:p>0.9019531947</text:p>
          </table:table-cell>
          <table:table-cell table:formula="of:=([.FF65]+[.FG65])/2" office:value-type="float" office:value="0.909287098832944">
            <text:p>0.9092870988</text:p>
          </table:table-cell>
          <table:table-cell table:formula="of:=([.FG65]+[.FH65])/2" office:value-type="float" office:value="0.894217739835431">
            <text:p>0.8942177398</text:p>
          </table:table-cell>
          <table:table-cell table:formula="of:=([.FH65]+[.FI65])/2" office:value-type="float" office:value="0.886686452242502">
            <text:p>0.8866864522</text:p>
          </table:table-cell>
          <table:table-cell table:formula="of:=([.FI65]+[.FJ65])/2" office:value-type="float" office:value="0.815389507603734">
            <text:p>0.8153895076</text:p>
          </table:table-cell>
          <table:table-cell table:formula="of:=([.FJ65]+[.FK65])/2" office:value-type="float" office:value="0.709115383826971">
            <text:p>0.7091153838</text:p>
          </table:table-cell>
          <table:table-cell table:formula="of:=([.FK65]+[.FL65])/2" office:value-type="float" office:value="0.634066938831199">
            <text:p>0.6340669388</text:p>
          </table:table-cell>
          <table:table-cell table:formula="of:=([.FL65]+[.FM65])/2" office:value-type="float" office:value="0.585031503272218">
            <text:p>0.5850315033</text:p>
          </table:table-cell>
          <table:table-cell table:formula="of:=([.FM65]+[.FN65])/2" office:value-type="float" office:value="0.567343823136069">
            <text:p>0.5673438231</text:p>
          </table:table-cell>
          <table:table-cell table:formula="of:=([.FN65]+[.FO65])/2" office:value-type="float" office:value="0.535005219159555">
            <text:p>0.5350052192</text:p>
          </table:table-cell>
          <table:table-cell table:formula="of:=([.FO65]+[.FP65])/2" office:value-type="float" office:value="0.443129581564194">
            <text:p>0.4431295816</text:p>
          </table:table-cell>
          <table:table-cell table:formula="of:=([.FP65]+[.FQ65])/2" office:value-type="float" office:value="0.344357166790727">
            <text:p>0.3443571668</text:p>
          </table:table-cell>
          <table:table-cell table:formula="of:=([.FQ65]+[.FR65])/2" office:value-type="float" office:value="0.287129352626831">
            <text:p>0.2871293526</text:p>
          </table:table-cell>
          <table:table-cell table:formula="of:=([.FR65]+[.FS65])/2" office:value-type="float" office:value="0.243047819560723">
            <text:p>0.2430478196</text:p>
          </table:table-cell>
          <table:table-cell table:formula="of:=([.FS65]+[.FT65])/2" office:value-type="float" office:value="0.170493036538906">
            <text:p>0.1704930365</text:p>
          </table:table-cell>
          <table:table-cell table:formula="of:=([.FT65]+[.FU65])/2" office:value-type="float" office:value="0.100148799821744">
            <text:p>0.1001487998</text:p>
          </table:table-cell>
          <table:table-cell table:formula="of:=([.FU65]+[.FV65])/2" office:value-type="float" office:value="0.0799396712810109">
            <text:p>0.0799396713</text:p>
          </table:table-cell>
          <table:table-cell table:formula="of:=([.FV65]+[.FW65])/2" office:value-type="float" office:value="0.0444009513499439">
            <text:p>0.0444009513</text:p>
          </table:table-cell>
          <table:table-cell table:formula="of:=([.FW65]+[.FX65])/2" office:value-type="float" office:value="0.0247611812392545">
            <text:p>0.0247611812</text:p>
          </table:table-cell>
          <table:table-cell table:formula="of:=([.FX65]+[.FY65])/2" office:value-type="float" office:value="0.0333661909290748">
            <text:p>0.0333661909</text:p>
          </table:table-cell>
          <table:table-cell table:formula="of:=([.FY65]+[.FZ65])/2" office:value-type="float" office:value="0.0604554272458651">
            <text:p>0.0604554272</text:p>
          </table:table-cell>
          <table:table-cell table:formula="of:=([.FZ65]+[.GA65])/2" office:value-type="float" office:value="0.106576648553632">
            <text:p>0.1065766486</text:p>
          </table:table-cell>
          <table:table-cell table:formula="of:=([.GA65]+[.GB65])/2" office:value-type="float" office:value="0.150945150177571">
            <text:p>0.1509451502</text:p>
          </table:table-cell>
          <table:table-cell table:formula="of:=([.GB65]+[.GC65])/2" office:value-type="float" office:value="0.212880079675357">
            <text:p>0.2128800797</text:p>
          </table:table-cell>
          <table:table-cell table:formula="of:=([.GC65]+[.GD65])/2" office:value-type="float" office:value="0.244681553568719">
            <text:p>0.2446815536</text:p>
          </table:table-cell>
          <table:table-cell table:formula="of:=([.GD65]+[.GE65])/2" office:value-type="float" office:value="0.219902614444107">
            <text:p>0.2199026144</text:p>
          </table:table-cell>
          <table:table-cell table:formula="of:=([.GE65]+[.GF65])/2" office:value-type="float" office:value="0.143660328011947">
            <text:p>0.143660328</text:p>
          </table:table-cell>
          <table:table-cell table:formula="of:=([.GF65]+[.GG65])/2" office:value-type="float" office:value="0.0661278615000916">
            <text:p>0.0661278615</text:p>
          </table:table-cell>
          <table:table-cell table:formula="of:=([.GG65]+[.GH65])/2" office:value-type="float" office:value="0.063886657797356">
            <text:p>0.0638866578</text:p>
          </table:table-cell>
          <table:table-cell table:formula="of:=([.GH65]+[.GI65])/2" office:value-type="float" office:value="0.104018001288124">
            <text:p>0.1040180013</text:p>
          </table:table-cell>
          <table:table-cell table:formula="of:=([.GI65]+[.GJ65])/2" office:value-type="float" office:value="0.0736720008166316">
            <text:p>0.0736720008</text:p>
          </table:table-cell>
          <table:table-cell table:formula="of:=([.GJ65]+[.GK65])/2" office:value-type="float" office:value="0.045356481382396">
            <text:p>0.0453564814</text:p>
          </table:table-cell>
          <table:table-cell table:formula="of:=([.GK65]+[.GL65])/2" office:value-type="float" office:value="0.0551294950824595">
            <text:p>0.0551294951</text:p>
          </table:table-cell>
          <table:table-cell table:formula="of:=([.GL65]+[.GM65])/2" office:value-type="float" office:value="0.0414655706553969">
            <text:p>0.0414655707</text:p>
          </table:table-cell>
          <table:table-cell table:formula="of:=([.GM65]+[.GN65])/2" office:value-type="float" office:value="0.0264350917508048">
            <text:p>0.0264350918</text:p>
          </table:table-cell>
          <table:table-cell table:formula="of:=([.GN65]+[.GO65])/2" office:value-type="float" office:value="0.0130185125530434">
            <text:p>0.0130185126</text:p>
          </table:table-cell>
          <table:table-cell table:formula="of:=([.GO65]+[.GP65])/2" office:value-type="float" office:value="6.79577921713914E-016">
            <text:p>6.79577921713914E-016</text:p>
          </table:table-cell>
          <table:table-cell table:formula="of:=([.GP65]+[.GQ65])/2" office:value-type="float" office:value="-0.0130185125530411">
            <text:p>-0.0130185126</text:p>
          </table:table-cell>
          <table:table-cell table:formula="of:=([.GQ65]+[.GR65])/2" office:value-type="float" office:value="-0.0264350917507993">
            <text:p>-0.0264350918</text:p>
          </table:table-cell>
          <table:table-cell table:formula="of:=([.GR65]+[.GS65])/2" office:value-type="float" office:value="-0.0414655706553925">
            <text:p>-0.0414655707</text:p>
          </table:table-cell>
          <table:table-cell table:formula="of:=([.GS65]+[.GT65])/2" office:value-type="float" office:value="-0.0551294950824564">
            <text:p>-0.0551294951</text:p>
          </table:table-cell>
          <table:table-cell table:formula="of:=([.GT65]+[.GU65])/2" office:value-type="float" office:value="-0.045356481382395">
            <text:p>-0.0453564814</text:p>
          </table:table-cell>
          <table:table-cell table:formula="of:=([.GU65]+[.GV65])/2" office:value-type="float" office:value="-0.0736720008166329">
            <text:p>-0.0736720008</text:p>
          </table:table-cell>
          <table:table-cell table:formula="of:=([.GV65]+[.GW65])/2" office:value-type="float" office:value="-0.104018001288129">
            <text:p>-0.1040180013</text:p>
          </table:table-cell>
          <table:table-cell table:formula="of:=([.GW65]+[.GX65])/2" office:value-type="float" office:value="-0.0638866577973607">
            <text:p>-0.0638866578</text:p>
          </table:table-cell>
          <table:table-cell table:formula="of:=([.GX65]+[.GY65])/2" office:value-type="float" office:value="-0.0661278615000902">
            <text:p>-0.0661278615</text:p>
          </table:table-cell>
          <table:table-cell table:formula="of:=([.GY65]+[.GZ65])/2" office:value-type="float" office:value="-0.143660328011945">
            <text:p>-0.143660328</text:p>
          </table:table-cell>
          <table:table-cell table:formula="of:=([.GZ65]+[.HA65])/2" office:value-type="float" office:value="-0.219902614444104">
            <text:p>-0.2199026144</text:p>
          </table:table-cell>
          <table:table-cell table:formula="of:=([.HA65]+[.HB65])/2" office:value-type="float" office:value="-0.244681553568716">
            <text:p>-0.2446815536</text:p>
          </table:table-cell>
          <table:table-cell table:formula="of:=([.HB65]+[.HC65])/2" office:value-type="float" office:value="-0.212880079675355">
            <text:p>-0.2128800797</text:p>
          </table:table-cell>
          <table:table-cell table:formula="of:=([.HC65]+[.HD65])/2" office:value-type="float" office:value="-0.150945150177574">
            <text:p>-0.1509451502</text:p>
          </table:table-cell>
          <table:table-cell table:formula="of:=([.HD65]+[.HE65])/2" office:value-type="float" office:value="-0.106576648553635">
            <text:p>-0.1065766486</text:p>
          </table:table-cell>
          <table:table-cell table:formula="of:=([.HE65]+[.HF65])/2" office:value-type="float" office:value="-0.0604554272458661">
            <text:p>-0.0604554272</text:p>
          </table:table-cell>
          <table:table-cell table:formula="of:=([.HF65]+[.HG65])/2" office:value-type="float" office:value="-0.0333661909290772">
            <text:p>-0.0333661909</text:p>
          </table:table-cell>
          <table:table-cell table:formula="of:=([.HG65]+[.HH65])/2" office:value-type="float" office:value="-0.0247611812392559">
            <text:p>-0.0247611812</text:p>
          </table:table-cell>
          <table:table-cell table:formula="of:=([.HH65]+[.HI65])/2" office:value-type="float" office:value="-0.0444009513499433">
            <text:p>-0.0444009513</text:p>
          </table:table-cell>
          <table:table-cell table:formula="of:=([.HI65]+[.HJ65])/2" office:value-type="float" office:value="-0.0799396712810101">
            <text:p>-0.0799396713</text:p>
          </table:table-cell>
          <table:table-cell table:formula="of:=([.HJ65]+[.HK65])/2" office:value-type="float" office:value="-0.10014879982174">
            <text:p>-0.1001487998</text:p>
          </table:table-cell>
          <table:table-cell table:formula="of:=([.HK65]+[.HL65])/2" office:value-type="float" office:value="-0.170493036538897">
            <text:p>-0.1704930365</text:p>
          </table:table-cell>
          <table:table-cell table:formula="of:=([.HL65]+[.HM65])/2" office:value-type="float" office:value="-0.243047819560717">
            <text:p>-0.2430478196</text:p>
          </table:table-cell>
          <table:table-cell table:formula="of:=([.HM65]+[.HN65])/2" office:value-type="float" office:value="-0.287129352626831">
            <text:p>-0.2871293526</text:p>
          </table:table-cell>
          <table:table-cell table:formula="of:=([.HN65]+[.HO65])/2" office:value-type="float" office:value="-0.344357166790725">
            <text:p>-0.3443571668</text:p>
          </table:table-cell>
          <table:table-cell table:formula="of:=([.HO65]+[.HP65])/2" office:value-type="float" office:value="-0.443129581564191">
            <text:p>-0.4431295816</text:p>
          </table:table-cell>
          <table:table-cell table:formula="of:=([.HP65]+[.HQ65])/2" office:value-type="float" office:value="-0.53500521915955">
            <text:p>-0.5350052192</text:p>
          </table:table-cell>
          <table:table-cell table:formula="of:=([.HQ65]+[.HR65])/2" office:value-type="float" office:value="-0.567343823136066">
            <text:p>-0.5673438231</text:p>
          </table:table-cell>
          <table:table-cell table:formula="of:=([.HR65]+[.HS65])/2" office:value-type="float" office:value="-0.585031503272218">
            <text:p>-0.5850315033</text:p>
          </table:table-cell>
          <table:table-cell table:formula="of:=([.HS65]+[.HT65])/2" office:value-type="float" office:value="-0.634066938831197">
            <text:p>-0.6340669388</text:p>
          </table:table-cell>
          <table:table-cell table:formula="of:=([.HT65]+[.HU65])/2" office:value-type="float" office:value="-0.709115383826971">
            <text:p>-0.7091153838</text:p>
          </table:table-cell>
          <table:table-cell table:formula="of:=([.HU65]+[.HV65])/2" office:value-type="float" office:value="-0.815389507603733">
            <text:p>-0.8153895076</text:p>
          </table:table-cell>
          <table:table-cell table:formula="of:=([.HV65]+[.HW65])/2" office:value-type="float" office:value="-0.8866864522425">
            <text:p>-0.8866864522</text:p>
          </table:table-cell>
          <table:table-cell table:formula="of:=([.HW65]+[.HX65])/2" office:value-type="float" office:value="-0.89421773983543">
            <text:p>-0.8942177398</text:p>
          </table:table-cell>
          <table:table-cell table:formula="of:=([.HX65]+[.HY65])/2" office:value-type="float" office:value="-0.909287098832946">
            <text:p>-0.9092870988</text:p>
          </table:table-cell>
          <table:table-cell table:formula="of:=([.HY65]+[.HZ65])/2" office:value-type="float" office:value="-0.901953194707238">
            <text:p>-0.9019531947</text:p>
          </table:table-cell>
          <table:table-cell table:formula="of:=([.HZ65]+[.IA65])/2" office:value-type="float" office:value="-0.885224818035896">
            <text:p>-0.885224818</text:p>
          </table:table-cell>
          <table:table-cell table:formula="of:=([.IA65]+[.IB65])/2" office:value-type="float" office:value="-0.938824251760445">
            <text:p>-0.9388242518</text:p>
          </table:table-cell>
          <table:table-cell table:formula="of:=([.IB65]+[.IC65])/2" office:value-type="float" office:value="-0.996574360830896">
            <text:p>-0.9965743608</text:p>
          </table:table-cell>
          <table:table-cell table:formula="of:=([.IC65]+[.ID65])/2" office:value-type="float" office:value="-1.0361765502482">
            <text:p>-1.0361765502</text:p>
          </table:table-cell>
          <table:table-cell table:formula="of:=([.ID65]+[.IE65])/2" office:value-type="float" office:value="-1.0945551170401">
            <text:p>-1.094555117</text:p>
          </table:table-cell>
          <table:table-cell table:formula="of:=([.IE65]+[.IF65])/2" office:value-type="float" office:value="-1.16220519035072">
            <text:p>-1.1622051904</text:p>
          </table:table-cell>
          <table:table-cell table:formula="of:=([.IF65]+[.IG65])/2" office:value-type="float" office:value="-1.19115198243246">
            <text:p>-1.1911519824</text:p>
          </table:table-cell>
          <table:table-cell table:formula="of:=([.IG65]+[.IH65])/2" office:value-type="float" office:value="-1.15955637779332">
            <text:p>-1.1595563778</text:p>
          </table:table-cell>
          <table:table-cell table:formula="of:=([.IH65]+[.II65])/2" office:value-type="float" office:value="-1.12772301866774">
            <text:p>-1.1277230187</text:p>
          </table:table-cell>
          <table:table-cell table:formula="of:=([.II65]+[.IJ65])/2" office:value-type="float" office:value="-1.09060304056085">
            <text:p>-1.0906030406</text:p>
          </table:table-cell>
          <table:table-cell table:formula="of:=([.IJ65]+[.IK65])/2" office:value-type="float" office:value="-1.08633816274376">
            <text:p>-1.0863381627</text:p>
          </table:table-cell>
          <table:table-cell table:formula="of:=([.IK65]+[.IL65])/2" office:value-type="float" office:value="-1.08566706641644">
            <text:p>-1.0856670664</text:p>
          </table:table-cell>
          <table:table-cell table:formula="of:=([.IL65]+[.IM65])/2" office:value-type="float" office:value="-1.03802903902555">
            <text:p>-1.038029039</text:p>
          </table:table-cell>
          <table:table-cell table:formula="of:=([.IM65]+[.IN65])/2" office:value-type="float" office:value="-0.99637939195134">
            <text:p>-0.996379392</text:p>
          </table:table-cell>
          <table:table-cell table:formula="of:=([.IN65]+[.IO65])/2" office:value-type="float" office:value="-0.994182107631843">
            <text:p>-0.9941821076</text:p>
          </table:table-cell>
          <table:table-cell table:formula="of:=([.IO65]+[.IP65])/2" office:value-type="float" office:value="-1.00433031398234">
            <text:p>-1.004330314</text:p>
          </table:table-cell>
          <table:table-cell table:formula="of:=([.IP65]+[.IQ65])/2" office:value-type="float" office:value="-1.0519760228602">
            <text:p>-1.0519760229</text:p>
          </table:table-cell>
          <table:table-cell table:formula="of:=([.IQ65]+[.IR65])/2" office:value-type="float" office:value="-1.12108108445124">
            <text:p>-1.1210810845</text:p>
          </table:table-cell>
          <table:table-cell table:formula="of:=([.IR65]+[.IS65])/2" office:value-type="float" office:value="-1.1513322220898">
            <text:p>-1.1513322221</text:p>
          </table:table-cell>
          <table:table-cell table:formula="of:=([.IS65]+[.IT65])/2" office:value-type="float" office:value="-1.14346283516775">
            <text:p>-1.1434628352</text:p>
          </table:table-cell>
          <table:table-cell table:formula="of:=([.IT65]+[.IU65])/2" office:value-type="float" office:value="-1.12476327015747">
            <text:p>-1.1247632702</text:p>
          </table:table-cell>
          <table:table-cell table:formula="of:=([.IU65]+[.IV65])/2" office:value-type="float" office:value="-1.15769212164142">
            <text:p>-1.1576921216</text:p>
          </table:table-cell>
          <table:table-cell table:formula="of:=([.IV65]+[.IW65])/2" office:value-type="float" office:value="-1.17628233414292">
            <text:p>-1.1762823341</text:p>
          </table:table-cell>
          <table:table-cell table:formula="of:=([.IW65]+[.IX65])/2" office:value-type="float" office:value="-1.17116233285168">
            <text:p>-1.1711623329</text:p>
          </table:table-cell>
          <table:table-cell table:formula="of:=([.IX65]+[.IY65])/2" office:value-type="float" office:value="-1.18769086689331">
            <text:p>-1.1876908669</text:p>
          </table:table-cell>
          <table:table-cell table:style-name="Default" table:formula="of:=([.IY65]+[.IZ65])/2" office:value-type="float" office:value="-1.20814904942695">
            <text:p>-1.2081490494</text:p>
          </table:table-cell>
          <table:table-cell table:formula="of:=MIN([.C66:.IY66])" office:value-type="float" office:value="-1.21455474600311">
            <text:p>-1.214554746</text:p>
          </table:table-cell>
          <table:table-cell table:formula="of:=MAX([.D66:.IZ66])" office:value-type="float" office:value="1.21455474600311">
            <text:p>1.214554746</text:p>
          </table:table-cell>
        </table:table-row>
        <table:table-row table:style-name="ro1">
          <table:table-cell office:value-type="string">
            <text:p>Hexadezimal</text:p>
          </table:table-cell>
          <table:table-cell/>
          <table:table-cell table:style-name="ce4" table:formula="of:=DEC2HEX(ROUND(([.C66]-MIN([.$C66:.$IY66]))/(MAX([.$C66:.$IY66])-MIN([.$C66:.$IY66]))*255); 2)" office:value-type="string" office:string-value="00">
            <text:p>00</text:p>
          </table:table-cell>
          <table:table-cell table:style-name="ce4" table:formula="of:=DEC2HEX(ROUND(([.D66]-MIN([.$C66:.$IY66]))/(MAX([.$C66:.$IY66])-MIN([.$C66:.$IY66]))*255); 2)" office:value-type="string" office:string-value="03">
            <text:p>03</text:p>
          </table:table-cell>
          <table:table-cell table:style-name="ce4" table:formula="of:=DEC2HEX(ROUND(([.E66]-MIN([.$C66:.$IY66]))/(MAX([.$C66:.$IY66])-MIN([.$C66:.$IY66]))*255); 2)" office:value-type="string" office:string-value="0D">
            <text:p>0D</text:p>
          </table:table-cell>
          <table:table-cell table:style-name="ce4" table:formula="of:=DEC2HEX(ROUND(([.F66]-MIN([.$C66:.$IY66]))/(MAX([.$C66:.$IY66])-MIN([.$C66:.$IY66]))*255); 2)" office:value-type="string" office:string-value="17">
            <text:p>17</text:p>
          </table:table-cell>
          <table:table-cell table:style-name="ce4" table:formula="of:=DEC2HEX(ROUND(([.G66]-MIN([.$C66:.$IY66]))/(MAX([.$C66:.$IY66])-MIN([.$C66:.$IY66]))*255); 2)" office:value-type="string" office:string-value="1C">
            <text:p>1C</text:p>
          </table:table-cell>
          <table:table-cell table:style-name="ce4" table:formula="of:=DEC2HEX(ROUND(([.H66]-MIN([.$C66:.$IY66]))/(MAX([.$C66:.$IY66])-MIN([.$C66:.$IY66]))*255); 2)" office:value-type="string" office:string-value="21">
            <text:p>21</text:p>
          </table:table-cell>
          <table:table-cell table:style-name="ce4" table:formula="of:=DEC2HEX(ROUND(([.I66]-MIN([.$C66:.$IY66]))/(MAX([.$C66:.$IY66])-MIN([.$C66:.$IY66]))*255); 2)" office:value-type="string" office:string-value="26">
            <text:p>26</text:p>
          </table:table-cell>
          <table:table-cell table:style-name="ce4" table:formula="of:=DEC2HEX(ROUND(([.J66]-MIN([.$C66:.$IY66]))/(MAX([.$C66:.$IY66])-MIN([.$C66:.$IY66]))*255); 2)" office:value-type="string" office:string-value="28">
            <text:p>28</text:p>
          </table:table-cell>
          <table:table-cell table:style-name="ce4" table:formula="of:=DEC2HEX(ROUND(([.K66]-MIN([.$C66:.$IY66]))/(MAX([.$C66:.$IY66])-MIN([.$C66:.$IY66]))*255); 2)" office:value-type="string" office:string-value="2A">
            <text:p>2A</text:p>
          </table:table-cell>
          <table:table-cell table:style-name="ce4" table:formula="of:=DEC2HEX(ROUND(([.L66]-MIN([.$C66:.$IY66]))/(MAX([.$C66:.$IY66])-MIN([.$C66:.$IY66]))*255); 2)" office:value-type="string" office:string-value="31">
            <text:p>31</text:p>
          </table:table-cell>
          <table:table-cell table:style-name="ce4" table:formula="of:=DEC2HEX(ROUND(([.M66]-MIN([.$C66:.$IY66]))/(MAX([.$C66:.$IY66])-MIN([.$C66:.$IY66]))*255); 2)" office:value-type="string" office:string-value="32">
            <text:p>32</text:p>
          </table:table-cell>
          <table:table-cell table:style-name="ce4" table:formula="of:=DEC2HEX(ROUND(([.N66]-MIN([.$C66:.$IY66]))/(MAX([.$C66:.$IY66])-MIN([.$C66:.$IY66]))*255); 2)" office:value-type="string" office:string-value="2D">
            <text:p>2D</text:p>
          </table:table-cell>
          <table:table-cell table:style-name="ce4" table:formula="of:=DEC2HEX(ROUND(([.O66]-MIN([.$C66:.$IY66]))/(MAX([.$C66:.$IY66])-MIN([.$C66:.$IY66]))*255); 2)" office:value-type="string" office:string-value="2E">
            <text:p>2E</text:p>
          </table:table-cell>
          <table:table-cell table:style-name="ce4" table:formula="of:=DEC2HEX(ROUND(([.P66]-MIN([.$C66:.$IY66]))/(MAX([.$C66:.$IY66])-MIN([.$C66:.$IY66]))*255); 2)" office:value-type="string" office:string-value="32">
            <text:p>32</text:p>
          </table:table-cell>
          <table:table-cell table:style-name="ce4" table:formula="of:=DEC2HEX(ROUND(([.Q66]-MIN([.$C66:.$IY66]))/(MAX([.$C66:.$IY66])-MIN([.$C66:.$IY66]))*255); 2)" office:value-type="string" office:string-value="39">
            <text:p>39</text:p>
          </table:table-cell>
          <table:table-cell table:style-name="ce4" table:formula="of:=DEC2HEX(ROUND(([.R66]-MIN([.$C66:.$IY66]))/(MAX([.$C66:.$IY66])-MIN([.$C66:.$IY66]))*255); 2)" office:value-type="string" office:string-value="41">
            <text:p>41</text:p>
          </table:table-cell>
          <table:table-cell table:style-name="ce4" table:formula="of:=DEC2HEX(ROUND(([.S66]-MIN([.$C66:.$IY66]))/(MAX([.$C66:.$IY66])-MIN([.$C66:.$IY66]))*255); 2)" office:value-type="string" office:string-value="43">
            <text:p>43</text:p>
          </table:table-cell>
          <table:table-cell table:style-name="ce4" table:formula="of:=DEC2HEX(ROUND(([.T66]-MIN([.$C66:.$IY66]))/(MAX([.$C66:.$IY66])-MIN([.$C66:.$IY66]))*255); 2)" office:value-type="string" office:string-value="47">
            <text:p>47</text:p>
          </table:table-cell>
          <table:table-cell table:style-name="ce4" table:formula="of:=DEC2HEX(ROUND(([.U66]-MIN([.$C66:.$IY66]))/(MAX([.$C66:.$IY66])-MIN([.$C66:.$IY66]))*255); 2)" office:value-type="string" office:string-value="4B">
            <text:p>4B</text:p>
          </table:table-cell>
          <table:table-cell table:style-name="ce4" table:formula="of:=DEC2HEX(ROUND(([.V66]-MIN([.$C66:.$IY66]))/(MAX([.$C66:.$IY66])-MIN([.$C66:.$IY66]))*255); 2)" office:value-type="string" office:string-value="4A">
            <text:p>4A</text:p>
          </table:table-cell>
          <table:table-cell table:style-name="ce4" table:formula="of:=DEC2HEX(ROUND(([.W66]-MIN([.$C66:.$IY66]))/(MAX([.$C66:.$IY66])-MIN([.$C66:.$IY66]))*255); 2)" office:value-type="string" office:string-value="43">
            <text:p>43</text:p>
          </table:table-cell>
          <table:table-cell table:style-name="ce4" table:formula="of:=DEC2HEX(ROUND(([.X66]-MIN([.$C66:.$IY66]))/(MAX([.$C66:.$IY66])-MIN([.$C66:.$IY66]))*255); 2)" office:value-type="string" office:string-value="3F">
            <text:p>3F</text:p>
          </table:table-cell>
          <table:table-cell table:style-name="ce4" table:formula="of:=DEC2HEX(ROUND(([.Y66]-MIN([.$C66:.$IY66]))/(MAX([.$C66:.$IY66])-MIN([.$C66:.$IY66]))*255); 2)" office:value-type="string" office:string-value="3F">
            <text:p>3F</text:p>
          </table:table-cell>
          <table:table-cell table:style-name="ce4" table:formula="of:=DEC2HEX(ROUND(([.Z66]-MIN([.$C66:.$IY66]))/(MAX([.$C66:.$IY66])-MIN([.$C66:.$IY66]))*255); 2)" office:value-type="string" office:string-value="3D">
            <text:p>3D</text:p>
          </table:table-cell>
          <table:table-cell table:style-name="ce4" table:formula="of:=DEC2HEX(ROUND(([.AA66]-MIN([.$C66:.$IY66]))/(MAX([.$C66:.$IY66])-MIN([.$C66:.$IY66]))*255); 2)" office:value-type="string" office:string-value="3D">
            <text:p>3D</text:p>
          </table:table-cell>
          <table:table-cell table:style-name="ce4" table:formula="of:=DEC2HEX(ROUND(([.AB66]-MIN([.$C66:.$IY66]))/(MAX([.$C66:.$IY66])-MIN([.$C66:.$IY66]))*255); 2)" office:value-type="string" office:string-value="3C">
            <text:p>3C</text:p>
          </table:table-cell>
          <table:table-cell table:style-name="ce4" table:formula="of:=DEC2HEX(ROUND(([.AC66]-MIN([.$C66:.$IY66]))/(MAX([.$C66:.$IY66])-MIN([.$C66:.$IY66]))*255); 2)" office:value-type="string" office:string-value="36">
            <text:p>36</text:p>
          </table:table-cell>
          <table:table-cell table:style-name="ce4" table:formula="of:=DEC2HEX(ROUND(([.AD66]-MIN([.$C66:.$IY66]))/(MAX([.$C66:.$IY66])-MIN([.$C66:.$IY66]))*255); 2)" office:value-type="string" office:string-value="2E">
            <text:p>2E</text:p>
          </table:table-cell>
          <table:table-cell table:style-name="ce4" table:formula="of:=DEC2HEX(ROUND(([.AE66]-MIN([.$C66:.$IY66]))/(MAX([.$C66:.$IY66])-MIN([.$C66:.$IY66]))*255); 2)" office:value-type="string" office:string-value="28">
            <text:p>28</text:p>
          </table:table-cell>
          <table:table-cell table:style-name="ce4" table:formula="of:=DEC2HEX(ROUND(([.AF66]-MIN([.$C66:.$IY66]))/(MAX([.$C66:.$IY66])-MIN([.$C66:.$IY66]))*255); 2)" office:value-type="string" office:string-value="26">
            <text:p>26</text:p>
          </table:table-cell>
          <table:table-cell table:style-name="ce4" table:formula="of:=DEC2HEX(ROUND(([.AG66]-MIN([.$C66:.$IY66]))/(MAX([.$C66:.$IY66])-MIN([.$C66:.$IY66]))*255); 2)" office:value-type="string" office:string-value="29">
            <text:p>29</text:p>
          </table:table-cell>
          <table:table-cell table:style-name="ce4" table:formula="of:=DEC2HEX(ROUND(([.AH66]-MIN([.$C66:.$IY66]))/(MAX([.$C66:.$IY66])-MIN([.$C66:.$IY66]))*255); 2)" office:value-type="string" office:string-value="29">
            <text:p>29</text:p>
          </table:table-cell>
          <table:table-cell table:style-name="ce4" table:formula="of:=DEC2HEX(ROUND(([.AI66]-MIN([.$C66:.$IY66]))/(MAX([.$C66:.$IY66])-MIN([.$C66:.$IY66]))*255); 2)" office:value-type="string" office:string-value="26">
            <text:p>26</text:p>
          </table:table-cell>
          <table:table-cell table:style-name="ce4" table:formula="of:=DEC2HEX(ROUND(([.AJ66]-MIN([.$C66:.$IY66]))/(MAX([.$C66:.$IY66])-MIN([.$C66:.$IY66]))*255); 2)" office:value-type="string" office:string-value="27">
            <text:p>27</text:p>
          </table:table-cell>
          <table:table-cell table:style-name="ce4" table:formula="of:=DEC2HEX(ROUND(([.AK66]-MIN([.$C66:.$IY66]))/(MAX([.$C66:.$IY66])-MIN([.$C66:.$IY66]))*255); 2)" office:value-type="string" office:string-value="2D">
            <text:p>2D</text:p>
          </table:table-cell>
          <table:table-cell table:style-name="ce4" table:formula="of:=DEC2HEX(ROUND(([.AL66]-MIN([.$C66:.$IY66]))/(MAX([.$C66:.$IY66])-MIN([.$C66:.$IY66]))*255); 2)" office:value-type="string" office:string-value="35">
            <text:p>35</text:p>
          </table:table-cell>
          <table:table-cell table:style-name="ce4" table:formula="of:=DEC2HEX(ROUND(([.AM66]-MIN([.$C66:.$IY66]))/(MAX([.$C66:.$IY66])-MIN([.$C66:.$IY66]))*255); 2)" office:value-type="string" office:string-value="37">
            <text:p>37</text:p>
          </table:table-cell>
          <table:table-cell table:style-name="ce4" table:formula="of:=DEC2HEX(ROUND(([.AN66]-MIN([.$C66:.$IY66]))/(MAX([.$C66:.$IY66])-MIN([.$C66:.$IY66]))*255); 2)" office:value-type="string" office:string-value="3C">
            <text:p>3C</text:p>
          </table:table-cell>
          <table:table-cell table:style-name="ce4" table:formula="of:=DEC2HEX(ROUND(([.AO66]-MIN([.$C66:.$IY66]))/(MAX([.$C66:.$IY66])-MIN([.$C66:.$IY66]))*255); 2)" office:value-type="string" office:string-value="42">
            <text:p>42</text:p>
          </table:table-cell>
          <table:table-cell table:style-name="ce4" table:formula="of:=DEC2HEX(ROUND(([.AP66]-MIN([.$C66:.$IY66]))/(MAX([.$C66:.$IY66])-MIN([.$C66:.$IY66]))*255); 2)" office:value-type="string" office:string-value="41">
            <text:p>41</text:p>
          </table:table-cell>
          <table:table-cell table:style-name="ce4" table:formula="of:=DEC2HEX(ROUND(([.AQ66]-MIN([.$C66:.$IY66]))/(MAX([.$C66:.$IY66])-MIN([.$C66:.$IY66]))*255); 2)" office:value-type="string" office:string-value="3F">
            <text:p>3F</text:p>
          </table:table-cell>
          <table:table-cell table:style-name="ce4" table:formula="of:=DEC2HEX(ROUND(([.AR66]-MIN([.$C66:.$IY66]))/(MAX([.$C66:.$IY66])-MIN([.$C66:.$IY66]))*255); 2)" office:value-type="string" office:string-value="3B">
            <text:p>3B</text:p>
          </table:table-cell>
          <table:table-cell table:style-name="ce4" table:formula="of:=DEC2HEX(ROUND(([.AS66]-MIN([.$C66:.$IY66]))/(MAX([.$C66:.$IY66])-MIN([.$C66:.$IY66]))*255); 2)" office:value-type="string" office:string-value="35">
            <text:p>35</text:p>
          </table:table-cell>
          <table:table-cell table:style-name="ce4" table:formula="of:=DEC2HEX(ROUND(([.AT66]-MIN([.$C66:.$IY66]))/(MAX([.$C66:.$IY66])-MIN([.$C66:.$IY66]))*255); 2)" office:value-type="string" office:string-value="34">
            <text:p>34</text:p>
          </table:table-cell>
          <table:table-cell table:style-name="ce4" table:formula="of:=DEC2HEX(ROUND(([.AU66]-MIN([.$C66:.$IY66]))/(MAX([.$C66:.$IY66])-MIN([.$C66:.$IY66]))*255); 2)" office:value-type="string" office:string-value="37">
            <text:p>37</text:p>
          </table:table-cell>
          <table:table-cell table:style-name="ce4" table:formula="of:=DEC2HEX(ROUND(([.AV66]-MIN([.$C66:.$IY66]))/(MAX([.$C66:.$IY66])-MIN([.$C66:.$IY66]))*255); 2)" office:value-type="string" office:string-value="3C">
            <text:p>3C</text:p>
          </table:table-cell>
          <table:table-cell table:style-name="ce4" table:formula="of:=DEC2HEX(ROUND(([.AW66]-MIN([.$C66:.$IY66]))/(MAX([.$C66:.$IY66])-MIN([.$C66:.$IY66]))*255); 2)" office:value-type="string" office:string-value="42">
            <text:p>42</text:p>
          </table:table-cell>
          <table:table-cell table:style-name="ce4" table:formula="of:=DEC2HEX(ROUND(([.AX66]-MIN([.$C66:.$IY66]))/(MAX([.$C66:.$IY66])-MIN([.$C66:.$IY66]))*255); 2)" office:value-type="string" office:string-value="44">
            <text:p>44</text:p>
          </table:table-cell>
          <table:table-cell table:style-name="ce4" table:formula="of:=DEC2HEX(ROUND(([.AY66]-MIN([.$C66:.$IY66]))/(MAX([.$C66:.$IY66])-MIN([.$C66:.$IY66]))*255); 2)" office:value-type="string" office:string-value="40">
            <text:p>40</text:p>
          </table:table-cell>
          <table:table-cell table:style-name="ce4" table:formula="of:=DEC2HEX(ROUND(([.AZ66]-MIN([.$C66:.$IY66]))/(MAX([.$C66:.$IY66])-MIN([.$C66:.$IY66]))*255); 2)" office:value-type="string" office:string-value="3E">
            <text:p>3E</text:p>
          </table:table-cell>
          <table:table-cell table:style-name="ce4" table:formula="of:=DEC2HEX(ROUND(([.BA66]-MIN([.$C66:.$IY66]))/(MAX([.$C66:.$IY66])-MIN([.$C66:.$IY66]))*255); 2)" office:value-type="string" office:string-value="42">
            <text:p>42</text:p>
          </table:table-cell>
          <table:table-cell table:style-name="ce4" table:formula="of:=DEC2HEX(ROUND(([.BB66]-MIN([.$C66:.$IY66]))/(MAX([.$C66:.$IY66])-MIN([.$C66:.$IY66]))*255); 2)" office:value-type="string" office:string-value="46">
            <text:p>46</text:p>
          </table:table-cell>
          <table:table-cell table:style-name="ce4" table:formula="of:=DEC2HEX(ROUND(([.BC66]-MIN([.$C66:.$IY66]))/(MAX([.$C66:.$IY66])-MIN([.$C66:.$IY66]))*255); 2)" office:value-type="string" office:string-value="44">
            <text:p>44</text:p>
          </table:table-cell>
          <table:table-cell table:style-name="ce4" table:formula="of:=DEC2HEX(ROUND(([.BD66]-MIN([.$C66:.$IY66]))/(MAX([.$C66:.$IY66])-MIN([.$C66:.$IY66]))*255); 2)" office:value-type="string" office:string-value="47">
            <text:p>47</text:p>
          </table:table-cell>
          <table:table-cell table:style-name="ce4" table:formula="of:=DEC2HEX(ROUND(([.BE66]-MIN([.$C66:.$IY66]))/(MAX([.$C66:.$IY66])-MIN([.$C66:.$IY66]))*255); 2)" office:value-type="string" office:string-value="49">
            <text:p>49</text:p>
          </table:table-cell>
          <table:table-cell table:style-name="ce4" table:formula="of:=DEC2HEX(ROUND(([.BF66]-MIN([.$C66:.$IY66]))/(MAX([.$C66:.$IY66])-MIN([.$C66:.$IY66]))*255); 2)" office:value-type="string" office:string-value="4A">
            <text:p>4A</text:p>
          </table:table-cell>
          <table:table-cell table:style-name="ce4" table:formula="of:=DEC2HEX(ROUND(([.BG66]-MIN([.$C66:.$IY66]))/(MAX([.$C66:.$IY66])-MIN([.$C66:.$IY66]))*255); 2)" office:value-type="string" office:string-value="4E">
            <text:p>4E</text:p>
          </table:table-cell>
          <table:table-cell table:style-name="ce4" table:formula="of:=DEC2HEX(ROUND(([.BH66]-MIN([.$C66:.$IY66]))/(MAX([.$C66:.$IY66])-MIN([.$C66:.$IY66]))*255); 2)" office:value-type="string" office:string-value="4E">
            <text:p>4E</text:p>
          </table:table-cell>
          <table:table-cell table:style-name="ce4" table:formula="of:=DEC2HEX(ROUND(([.BI66]-MIN([.$C66:.$IY66]))/(MAX([.$C66:.$IY66])-MIN([.$C66:.$IY66]))*255); 2)" office:value-type="string" office:string-value="50">
            <text:p>50</text:p>
          </table:table-cell>
          <table:table-cell table:style-name="ce4" table:formula="of:=DEC2HEX(ROUND(([.BJ66]-MIN([.$C66:.$IY66]))/(MAX([.$C66:.$IY66])-MIN([.$C66:.$IY66]))*255); 2)" office:value-type="string" office:string-value="53">
            <text:p>53</text:p>
          </table:table-cell>
          <table:table-cell table:style-name="ce4" table:formula="of:=DEC2HEX(ROUND(([.BK66]-MIN([.$C66:.$IY66]))/(MAX([.$C66:.$IY66])-MIN([.$C66:.$IY66]))*255); 2)" office:value-type="string" office:string-value="56">
            <text:p>56</text:p>
          </table:table-cell>
          <table:table-cell table:style-name="ce4" table:formula="of:=DEC2HEX(ROUND(([.BL66]-MIN([.$C66:.$IY66]))/(MAX([.$C66:.$IY66])-MIN([.$C66:.$IY66]))*255); 2)" office:value-type="string" office:string-value="5A">
            <text:p>5A</text:p>
          </table:table-cell>
          <table:table-cell table:style-name="ce4" table:formula="of:=DEC2HEX(ROUND(([.BM66]-MIN([.$C66:.$IY66]))/(MAX([.$C66:.$IY66])-MIN([.$C66:.$IY66]))*255); 2)" office:value-type="string" office:string-value="5E">
            <text:p>5E</text:p>
          </table:table-cell>
          <table:table-cell table:style-name="ce4" table:formula="of:=DEC2HEX(ROUND(([.BN66]-MIN([.$C66:.$IY66]))/(MAX([.$C66:.$IY66])-MIN([.$C66:.$IY66]))*255); 2)" office:value-type="string" office:string-value="62">
            <text:p>62</text:p>
          </table:table-cell>
          <table:table-cell table:style-name="ce4" table:formula="of:=DEC2HEX(ROUND(([.BO66]-MIN([.$C66:.$IY66]))/(MAX([.$C66:.$IY66])-MIN([.$C66:.$IY66]))*255); 2)" office:value-type="string" office:string-value="69">
            <text:p>69</text:p>
          </table:table-cell>
          <table:table-cell table:style-name="ce4" table:formula="of:=DEC2HEX(ROUND(([.BP66]-MIN([.$C66:.$IY66]))/(MAX([.$C66:.$IY66])-MIN([.$C66:.$IY66]))*255); 2)" office:value-type="string" office:string-value="76">
            <text:p>76</text:p>
          </table:table-cell>
          <table:table-cell table:style-name="ce4" table:formula="of:=DEC2HEX(ROUND(([.BQ66]-MIN([.$C66:.$IY66]))/(MAX([.$C66:.$IY66])-MIN([.$C66:.$IY66]))*255); 2)" office:value-type="string" office:string-value="89">
            <text:p>89</text:p>
          </table:table-cell>
          <table:table-cell table:style-name="ce4" table:formula="of:=DEC2HEX(ROUND(([.BR66]-MIN([.$C66:.$IY66]))/(MAX([.$C66:.$IY66])-MIN([.$C66:.$IY66]))*255); 2)" office:value-type="string" office:string-value="96">
            <text:p>96</text:p>
          </table:table-cell>
          <table:table-cell table:style-name="ce4" table:formula="of:=DEC2HEX(ROUND(([.BS66]-MIN([.$C66:.$IY66]))/(MAX([.$C66:.$IY66])-MIN([.$C66:.$IY66]))*255); 2)" office:value-type="string" office:string-value="9D">
            <text:p>9D</text:p>
          </table:table-cell>
          <table:table-cell table:style-name="ce4" table:formula="of:=DEC2HEX(ROUND(([.BT66]-MIN([.$C66:.$IY66]))/(MAX([.$C66:.$IY66])-MIN([.$C66:.$IY66]))*255); 2)" office:value-type="string" office:string-value="A1">
            <text:p>A1</text:p>
          </table:table-cell>
          <table:table-cell table:style-name="ce4" table:formula="of:=DEC2HEX(ROUND(([.BU66]-MIN([.$C66:.$IY66]))/(MAX([.$C66:.$IY66])-MIN([.$C66:.$IY66]))*255); 2)" office:value-type="string" office:string-value="A5">
            <text:p>A5</text:p>
          </table:table-cell>
          <table:table-cell table:style-name="ce4" table:formula="of:=DEC2HEX(ROUND(([.BV66]-MIN([.$C66:.$IY66]))/(MAX([.$C66:.$IY66])-MIN([.$C66:.$IY66]))*255); 2)" office:value-type="string" office:string-value="A9">
            <text:p>A9</text:p>
          </table:table-cell>
          <table:table-cell table:style-name="ce4" table:formula="of:=DEC2HEX(ROUND(([.BW66]-MIN([.$C66:.$IY66]))/(MAX([.$C66:.$IY66])-MIN([.$C66:.$IY66]))*255); 2)" office:value-type="string" office:string-value="AC">
            <text:p>AC</text:p>
          </table:table-cell>
          <table:table-cell table:style-name="ce4" table:formula="of:=DEC2HEX(ROUND(([.BX66]-MIN([.$C66:.$IY66]))/(MAX([.$C66:.$IY66])-MIN([.$C66:.$IY66]))*255); 2)" office:value-type="string" office:string-value="AF">
            <text:p>AF</text:p>
          </table:table-cell>
          <table:table-cell table:style-name="ce4" table:formula="of:=DEC2HEX(ROUND(([.BY66]-MIN([.$C66:.$IY66]))/(MAX([.$C66:.$IY66])-MIN([.$C66:.$IY66]))*255); 2)" office:value-type="string" office:string-value="B1">
            <text:p>B1</text:p>
          </table:table-cell>
          <table:table-cell table:style-name="ce4" table:formula="of:=DEC2HEX(ROUND(([.BZ66]-MIN([.$C66:.$IY66]))/(MAX([.$C66:.$IY66])-MIN([.$C66:.$IY66]))*255); 2)" office:value-type="string" office:string-value="B1">
            <text:p>B1</text:p>
          </table:table-cell>
          <table:table-cell table:style-name="ce4" table:formula="of:=DEC2HEX(ROUND(([.CA66]-MIN([.$C66:.$IY66]))/(MAX([.$C66:.$IY66])-MIN([.$C66:.$IY66]))*255); 2)" office:value-type="string" office:string-value="B5">
            <text:p>B5</text:p>
          </table:table-cell>
          <table:table-cell table:style-name="ce4" table:formula="of:=DEC2HEX(ROUND(([.CB66]-MIN([.$C66:.$IY66]))/(MAX([.$C66:.$IY66])-MIN([.$C66:.$IY66]))*255); 2)" office:value-type="string" office:string-value="B6">
            <text:p>B6</text:p>
          </table:table-cell>
          <table:table-cell table:style-name="ce4" table:formula="of:=DEC2HEX(ROUND(([.CC66]-MIN([.$C66:.$IY66]))/(MAX([.$C66:.$IY66])-MIN([.$C66:.$IY66]))*255); 2)" office:value-type="string" office:string-value="B8">
            <text:p>B8</text:p>
          </table:table-cell>
          <table:table-cell table:style-name="ce4" table:formula="of:=DEC2HEX(ROUND(([.CD66]-MIN([.$C66:.$IY66]))/(MAX([.$C66:.$IY66])-MIN([.$C66:.$IY66]))*255); 2)" office:value-type="string" office:string-value="BB">
            <text:p>BB</text:p>
          </table:table-cell>
          <table:table-cell table:style-name="ce4" table:formula="of:=DEC2HEX(ROUND(([.CE66]-MIN([.$C66:.$IY66]))/(MAX([.$C66:.$IY66])-MIN([.$C66:.$IY66]))*255); 2)" office:value-type="string" office:string-value="B9">
            <text:p>B9</text:p>
          </table:table-cell>
          <table:table-cell table:style-name="ce4" table:formula="of:=DEC2HEX(ROUND(([.CF66]-MIN([.$C66:.$IY66]))/(MAX([.$C66:.$IY66])-MIN([.$C66:.$IY66]))*255); 2)" office:value-type="string" office:string-value="BD">
            <text:p>BD</text:p>
          </table:table-cell>
          <table:table-cell table:style-name="ce4" table:formula="of:=DEC2HEX(ROUND(([.CG66]-MIN([.$C66:.$IY66]))/(MAX([.$C66:.$IY66])-MIN([.$C66:.$IY66]))*255); 2)" office:value-type="string" office:string-value="C1">
            <text:p>C1</text:p>
          </table:table-cell>
          <table:table-cell table:style-name="ce4" table:formula="of:=DEC2HEX(ROUND(([.CH66]-MIN([.$C66:.$IY66]))/(MAX([.$C66:.$IY66])-MIN([.$C66:.$IY66]))*255); 2)" office:value-type="string" office:string-value="BF">
            <text:p>BF</text:p>
          </table:table-cell>
          <table:table-cell table:style-name="ce4" table:formula="of:=DEC2HEX(ROUND(([.CI66]-MIN([.$C66:.$IY66]))/(MAX([.$C66:.$IY66])-MIN([.$C66:.$IY66]))*255); 2)" office:value-type="string" office:string-value="BB">
            <text:p>BB</text:p>
          </table:table-cell>
          <table:table-cell table:style-name="ce4" table:formula="of:=DEC2HEX(ROUND(([.CJ66]-MIN([.$C66:.$IY66]))/(MAX([.$C66:.$IY66])-MIN([.$C66:.$IY66]))*255); 2)" office:value-type="string" office:string-value="BD">
            <text:p>BD</text:p>
          </table:table-cell>
          <table:table-cell table:style-name="ce4" table:formula="of:=DEC2HEX(ROUND(([.CK66]-MIN([.$C66:.$IY66]))/(MAX([.$C66:.$IY66])-MIN([.$C66:.$IY66]))*255); 2)" office:value-type="string" office:string-value="C3">
            <text:p>C3</text:p>
          </table:table-cell>
          <table:table-cell table:style-name="ce4" table:formula="of:=DEC2HEX(ROUND(([.CL66]-MIN([.$C66:.$IY66]))/(MAX([.$C66:.$IY66])-MIN([.$C66:.$IY66]))*255); 2)" office:value-type="string" office:string-value="C8">
            <text:p>C8</text:p>
          </table:table-cell>
          <table:table-cell table:style-name="ce4" table:formula="of:=DEC2HEX(ROUND(([.CM66]-MIN([.$C66:.$IY66]))/(MAX([.$C66:.$IY66])-MIN([.$C66:.$IY66]))*255); 2)" office:value-type="string" office:string-value="CB">
            <text:p>CB</text:p>
          </table:table-cell>
          <table:table-cell table:style-name="ce4" table:formula="of:=DEC2HEX(ROUND(([.CN66]-MIN([.$C66:.$IY66]))/(MAX([.$C66:.$IY66])-MIN([.$C66:.$IY66]))*255); 2)" office:value-type="string" office:string-value="CA">
            <text:p>CA</text:p>
          </table:table-cell>
          <table:table-cell table:style-name="ce4" table:formula="of:=DEC2HEX(ROUND(([.CO66]-MIN([.$C66:.$IY66]))/(MAX([.$C66:.$IY66])-MIN([.$C66:.$IY66]))*255); 2)" office:value-type="string" office:string-value="C4">
            <text:p>C4</text:p>
          </table:table-cell>
          <table:table-cell table:style-name="ce4" table:formula="of:=DEC2HEX(ROUND(([.CP66]-MIN([.$C66:.$IY66]))/(MAX([.$C66:.$IY66])-MIN([.$C66:.$IY66]))*255); 2)" office:value-type="string" office:string-value="C0">
            <text:p>C0</text:p>
          </table:table-cell>
          <table:table-cell table:style-name="ce4" table:formula="of:=DEC2HEX(ROUND(([.CQ66]-MIN([.$C66:.$IY66]))/(MAX([.$C66:.$IY66])-MIN([.$C66:.$IY66]))*255); 2)" office:value-type="string" office:string-value="BE">
            <text:p>BE</text:p>
          </table:table-cell>
          <table:table-cell table:style-name="ce4" table:formula="of:=DEC2HEX(ROUND(([.CR66]-MIN([.$C66:.$IY66]))/(MAX([.$C66:.$IY66])-MIN([.$C66:.$IY66]))*255); 2)" office:value-type="string" office:string-value="BD">
            <text:p>BD</text:p>
          </table:table-cell>
          <table:table-cell table:style-name="ce4" table:formula="of:=DEC2HEX(ROUND(([.CS66]-MIN([.$C66:.$IY66]))/(MAX([.$C66:.$IY66])-MIN([.$C66:.$IY66]))*255); 2)" office:value-type="string" office:string-value="C3">
            <text:p>C3</text:p>
          </table:table-cell>
          <table:table-cell table:style-name="ce4" table:formula="of:=DEC2HEX(ROUND(([.CT66]-MIN([.$C66:.$IY66]))/(MAX([.$C66:.$IY66])-MIN([.$C66:.$IY66]))*255); 2)" office:value-type="string" office:string-value="C8">
            <text:p>C8</text:p>
          </table:table-cell>
          <table:table-cell table:style-name="ce4" table:formula="of:=DEC2HEX(ROUND(([.CU66]-MIN([.$C66:.$IY66]))/(MAX([.$C66:.$IY66])-MIN([.$C66:.$IY66]))*255); 2)" office:value-type="string" office:string-value="CA">
            <text:p>CA</text:p>
          </table:table-cell>
          <table:table-cell table:style-name="ce4" table:formula="of:=DEC2HEX(ROUND(([.CV66]-MIN([.$C66:.$IY66]))/(MAX([.$C66:.$IY66])-MIN([.$C66:.$IY66]))*255); 2)" office:value-type="string" office:string-value="D2">
            <text:p>D2</text:p>
          </table:table-cell>
          <table:table-cell table:style-name="ce4" table:formula="of:=DEC2HEX(ROUND(([.CW66]-MIN([.$C66:.$IY66]))/(MAX([.$C66:.$IY66])-MIN([.$C66:.$IY66]))*255); 2)" office:value-type="string" office:string-value="D8">
            <text:p>D8</text:p>
          </table:table-cell>
          <table:table-cell table:style-name="ce4" table:formula="of:=DEC2HEX(ROUND(([.CX66]-MIN([.$C66:.$IY66]))/(MAX([.$C66:.$IY66])-MIN([.$C66:.$IY66]))*255); 2)" office:value-type="string" office:string-value="D9">
            <text:p>D9</text:p>
          </table:table-cell>
          <table:table-cell table:style-name="ce4" table:formula="of:=DEC2HEX(ROUND(([.CY66]-MIN([.$C66:.$IY66]))/(MAX([.$C66:.$IY66])-MIN([.$C66:.$IY66]))*255); 2)" office:value-type="string" office:string-value="D6">
            <text:p>D6</text:p>
          </table:table-cell>
          <table:table-cell table:style-name="ce4" table:formula="of:=DEC2HEX(ROUND(([.CZ66]-MIN([.$C66:.$IY66]))/(MAX([.$C66:.$IY66])-MIN([.$C66:.$IY66]))*255); 2)" office:value-type="string" office:string-value="D6">
            <text:p>D6</text:p>
          </table:table-cell>
          <table:table-cell table:style-name="ce4" table:formula="of:=DEC2HEX(ROUND(([.DA66]-MIN([.$C66:.$IY66]))/(MAX([.$C66:.$IY66])-MIN([.$C66:.$IY66]))*255); 2)" office:value-type="string" office:string-value="D9">
            <text:p>D9</text:p>
          </table:table-cell>
          <table:table-cell table:style-name="ce4" table:formula="of:=DEC2HEX(ROUND(([.DB66]-MIN([.$C66:.$IY66]))/(MAX([.$C66:.$IY66])-MIN([.$C66:.$IY66]))*255); 2)" office:value-type="string" office:string-value="D7">
            <text:p>D7</text:p>
          </table:table-cell>
          <table:table-cell table:style-name="ce4" table:formula="of:=DEC2HEX(ROUND(([.DC66]-MIN([.$C66:.$IY66]))/(MAX([.$C66:.$IY66])-MIN([.$C66:.$IY66]))*255); 2)" office:value-type="string" office:string-value="D1">
            <text:p>D1</text:p>
          </table:table-cell>
          <table:table-cell table:style-name="ce4" table:formula="of:=DEC2HEX(ROUND(([.DD66]-MIN([.$C66:.$IY66]))/(MAX([.$C66:.$IY66])-MIN([.$C66:.$IY66]))*255); 2)" office:value-type="string" office:string-value="C9">
            <text:p>C9</text:p>
          </table:table-cell>
          <table:table-cell table:style-name="ce4" table:formula="of:=DEC2HEX(ROUND(([.DE66]-MIN([.$C66:.$IY66]))/(MAX([.$C66:.$IY66])-MIN([.$C66:.$IY66]))*255); 2)" office:value-type="string" office:string-value="C3">
            <text:p>C3</text:p>
          </table:table-cell>
          <table:table-cell table:style-name="ce4" table:formula="of:=DEC2HEX(ROUND(([.DF66]-MIN([.$C66:.$IY66]))/(MAX([.$C66:.$IY66])-MIN([.$C66:.$IY66]))*255); 2)" office:value-type="string" office:string-value="C2">
            <text:p>C2</text:p>
          </table:table-cell>
          <table:table-cell table:style-name="ce4" table:formula="of:=DEC2HEX(ROUND(([.DG66]-MIN([.$C66:.$IY66]))/(MAX([.$C66:.$IY66])-MIN([.$C66:.$IY66]))*255); 2)" office:value-type="string" office:string-value="C2">
            <text:p>C2</text:p>
          </table:table-cell>
          <table:table-cell table:style-name="ce4" table:formula="of:=DEC2HEX(ROUND(([.DH66]-MIN([.$C66:.$IY66]))/(MAX([.$C66:.$IY66])-MIN([.$C66:.$IY66]))*255); 2)" office:value-type="string" office:string-value="C0">
            <text:p>C0</text:p>
          </table:table-cell>
          <table:table-cell table:style-name="ce4" table:formula="of:=DEC2HEX(ROUND(([.DI66]-MIN([.$C66:.$IY66]))/(MAX([.$C66:.$IY66])-MIN([.$C66:.$IY66]))*255); 2)" office:value-type="string" office:string-value="C0">
            <text:p>C0</text:p>
          </table:table-cell>
          <table:table-cell table:style-name="ce4" table:formula="of:=DEC2HEX(ROUND(([.DJ66]-MIN([.$C66:.$IY66]))/(MAX([.$C66:.$IY66])-MIN([.$C66:.$IY66]))*255); 2)" office:value-type="string" office:string-value="BC">
            <text:p>BC</text:p>
          </table:table-cell>
          <table:table-cell table:style-name="ce4" table:formula="of:=DEC2HEX(ROUND(([.DK66]-MIN([.$C66:.$IY66]))/(MAX([.$C66:.$IY66])-MIN([.$C66:.$IY66]))*255); 2)" office:value-type="string" office:string-value="B5">
            <text:p>B5</text:p>
          </table:table-cell>
          <table:table-cell table:style-name="ce4" table:formula="of:=DEC2HEX(ROUND(([.DL66]-MIN([.$C66:.$IY66]))/(MAX([.$C66:.$IY66])-MIN([.$C66:.$IY66]))*255); 2)" office:value-type="string" office:string-value="B4">
            <text:p>B4</text:p>
          </table:table-cell>
          <table:table-cell table:style-name="ce4" table:formula="of:=DEC2HEX(ROUND(([.DM66]-MIN([.$C66:.$IY66]))/(MAX([.$C66:.$IY66])-MIN([.$C66:.$IY66]))*255); 2)" office:value-type="string" office:string-value="B8">
            <text:p>B8</text:p>
          </table:table-cell>
          <table:table-cell table:style-name="ce4" table:formula="of:=DEC2HEX(ROUND(([.DN66]-MIN([.$C66:.$IY66]))/(MAX([.$C66:.$IY66])-MIN([.$C66:.$IY66]))*255); 2)" office:value-type="string" office:string-value="BC">
            <text:p>BC</text:p>
          </table:table-cell>
          <table:table-cell table:style-name="ce4" table:formula="of:=DEC2HEX(ROUND(([.DO66]-MIN([.$C66:.$IY66]))/(MAX([.$C66:.$IY66])-MIN([.$C66:.$IY66]))*255); 2)" office:value-type="string" office:string-value="BE">
            <text:p>BE</text:p>
          </table:table-cell>
          <table:table-cell table:style-name="ce4" table:formula="of:=DEC2HEX(ROUND(([.DP66]-MIN([.$C66:.$IY66]))/(MAX([.$C66:.$IY66])-MIN([.$C66:.$IY66]))*255); 2)" office:value-type="string" office:string-value="C6">
            <text:p>C6</text:p>
          </table:table-cell>
          <table:table-cell table:style-name="ce4" table:formula="of:=DEC2HEX(ROUND(([.DQ66]-MIN([.$C66:.$IY66]))/(MAX([.$C66:.$IY66])-MIN([.$C66:.$IY66]))*255); 2)" office:value-type="string" office:string-value="CD">
            <text:p>CD</text:p>
          </table:table-cell>
          <table:table-cell table:style-name="ce4" table:formula="of:=DEC2HEX(ROUND(([.DR66]-MIN([.$C66:.$IY66]))/(MAX([.$C66:.$IY66])-MIN([.$C66:.$IY66]))*255); 2)" office:value-type="string" office:string-value="D1">
            <text:p>D1</text:p>
          </table:table-cell>
          <table:table-cell table:style-name="ce4" table:formula="of:=DEC2HEX(ROUND(([.DS66]-MIN([.$C66:.$IY66]))/(MAX([.$C66:.$IY66])-MIN([.$C66:.$IY66]))*255); 2)" office:value-type="string" office:string-value="D2">
            <text:p>D2</text:p>
          </table:table-cell>
          <table:table-cell table:style-name="ce4" table:formula="of:=DEC2HEX(ROUND(([.DT66]-MIN([.$C66:.$IY66]))/(MAX([.$C66:.$IY66])-MIN([.$C66:.$IY66]))*255); 2)" office:value-type="string" office:string-value="CD">
            <text:p>CD</text:p>
          </table:table-cell>
          <table:table-cell table:style-name="ce4" table:formula="of:=DEC2HEX(ROUND(([.DU66]-MIN([.$C66:.$IY66]))/(MAX([.$C66:.$IY66])-MIN([.$C66:.$IY66]))*255); 2)" office:value-type="string" office:string-value="CE">
            <text:p>CE</text:p>
          </table:table-cell>
          <table:table-cell table:style-name="ce4" table:formula="of:=DEC2HEX(ROUND(([.DV66]-MIN([.$C66:.$IY66]))/(MAX([.$C66:.$IY66])-MIN([.$C66:.$IY66]))*255); 2)" office:value-type="string" office:string-value="D5">
            <text:p>D5</text:p>
          </table:table-cell>
          <table:table-cell table:style-name="ce4" table:formula="of:=DEC2HEX(ROUND(([.DW66]-MIN([.$C66:.$IY66]))/(MAX([.$C66:.$IY66])-MIN([.$C66:.$IY66]))*255); 2)" office:value-type="string" office:string-value="D7">
            <text:p>D7</text:p>
          </table:table-cell>
          <table:table-cell table:style-name="ce4" table:formula="of:=DEC2HEX(ROUND(([.DX66]-MIN([.$C66:.$IY66]))/(MAX([.$C66:.$IY66])-MIN([.$C66:.$IY66]))*255); 2)" office:value-type="string" office:string-value="D9">
            <text:p>D9</text:p>
          </table:table-cell>
          <table:table-cell table:style-name="ce4" table:formula="of:=DEC2HEX(ROUND(([.DY66]-MIN([.$C66:.$IY66]))/(MAX([.$C66:.$IY66])-MIN([.$C66:.$IY66]))*255); 2)" office:value-type="string" office:string-value="DE">
            <text:p>DE</text:p>
          </table:table-cell>
          <table:table-cell table:style-name="ce4" table:formula="of:=DEC2HEX(ROUND(([.DZ66]-MIN([.$C66:.$IY66]))/(MAX([.$C66:.$IY66])-MIN([.$C66:.$IY66]))*255); 2)" office:value-type="string" office:string-value="E3">
            <text:p>E3</text:p>
          </table:table-cell>
          <table:table-cell table:style-name="ce4" table:formula="of:=DEC2HEX(ROUND(([.EA66]-MIN([.$C66:.$IY66]))/(MAX([.$C66:.$IY66])-MIN([.$C66:.$IY66]))*255); 2)" office:value-type="string" office:string-value="E8">
            <text:p>E8</text:p>
          </table:table-cell>
          <table:table-cell table:style-name="ce4" table:formula="of:=DEC2HEX(ROUND(([.EB66]-MIN([.$C66:.$IY66]))/(MAX([.$C66:.$IY66])-MIN([.$C66:.$IY66]))*255); 2)" office:value-type="string" office:string-value="F2">
            <text:p>F2</text:p>
          </table:table-cell>
          <table:table-cell table:style-name="ce4" table:formula="of:=DEC2HEX(ROUND(([.EC66]-MIN([.$C66:.$IY66]))/(MAX([.$C66:.$IY66])-MIN([.$C66:.$IY66]))*255); 2)" office:value-type="string" office:string-value="FC">
            <text:p>FC</text:p>
          </table:table-cell>
          <table:table-cell table:style-name="ce4" table:formula="of:=DEC2HEX(ROUND(([.ED66]-MIN([.$C66:.$IY66]))/(MAX([.$C66:.$IY66])-MIN([.$C66:.$IY66]))*255); 2)" office:value-type="string" office:string-value="FF">
            <text:p>FF</text:p>
          </table:table-cell>
          <table:table-cell table:style-name="ce4" table:formula="of:=DEC2HEX(ROUND(([.EE66]-MIN([.$C66:.$IY66]))/(MAX([.$C66:.$IY66])-MIN([.$C66:.$IY66]))*255); 2)" office:value-type="string" office:string-value="FE">
            <text:p>FE</text:p>
          </table:table-cell>
          <table:table-cell table:style-name="ce4" table:formula="of:=DEC2HEX(ROUND(([.EF66]-MIN([.$C66:.$IY66]))/(MAX([.$C66:.$IY66])-MIN([.$C66:.$IY66]))*255); 2)" office:value-type="string" office:string-value="FC">
            <text:p>FC</text:p>
          </table:table-cell>
          <table:table-cell table:style-name="ce4" table:formula="of:=DEC2HEX(ROUND(([.EG66]-MIN([.$C66:.$IY66]))/(MAX([.$C66:.$IY66])-MIN([.$C66:.$IY66]))*255); 2)" office:value-type="string" office:string-value="FA">
            <text:p>FA</text:p>
          </table:table-cell>
          <table:table-cell table:style-name="ce4" table:formula="of:=DEC2HEX(ROUND(([.EH66]-MIN([.$C66:.$IY66]))/(MAX([.$C66:.$IY66])-MIN([.$C66:.$IY66]))*255); 2)" office:value-type="string" office:string-value="FB">
            <text:p>FB</text:p>
          </table:table-cell>
          <table:table-cell table:style-name="ce4" table:formula="of:=DEC2HEX(ROUND(([.EI66]-MIN([.$C66:.$IY66]))/(MAX([.$C66:.$IY66])-MIN([.$C66:.$IY66]))*255); 2)" office:value-type="string" office:string-value="F9">
            <text:p>F9</text:p>
          </table:table-cell>
          <table:table-cell table:style-name="ce4" table:formula="of:=DEC2HEX(ROUND(([.EJ66]-MIN([.$C66:.$IY66]))/(MAX([.$C66:.$IY66])-MIN([.$C66:.$IY66]))*255); 2)" office:value-type="string" office:string-value="F6">
            <text:p>F6</text:p>
          </table:table-cell>
          <table:table-cell table:style-name="ce4" table:formula="of:=DEC2HEX(ROUND(([.EK66]-MIN([.$C66:.$IY66]))/(MAX([.$C66:.$IY66])-MIN([.$C66:.$IY66]))*255); 2)" office:value-type="string" office:string-value="F8">
            <text:p>F8</text:p>
          </table:table-cell>
          <table:table-cell table:style-name="ce4" table:formula="of:=DEC2HEX(ROUND(([.EL66]-MIN([.$C66:.$IY66]))/(MAX([.$C66:.$IY66])-MIN([.$C66:.$IY66]))*255); 2)" office:value-type="string" office:string-value="F8">
            <text:p>F8</text:p>
          </table:table-cell>
          <table:table-cell table:style-name="ce4" table:formula="of:=DEC2HEX(ROUND(([.EM66]-MIN([.$C66:.$IY66]))/(MAX([.$C66:.$IY66])-MIN([.$C66:.$IY66]))*255); 2)" office:value-type="string" office:string-value="F5">
            <text:p>F5</text:p>
          </table:table-cell>
          <table:table-cell table:style-name="ce4" table:formula="of:=DEC2HEX(ROUND(([.EN66]-MIN([.$C66:.$IY66]))/(MAX([.$C66:.$IY66])-MIN([.$C66:.$IY66]))*255); 2)" office:value-type="string" office:string-value="EE">
            <text:p>EE</text:p>
          </table:table-cell>
          <table:table-cell table:style-name="ce4" table:formula="of:=DEC2HEX(ROUND(([.EO66]-MIN([.$C66:.$IY66]))/(MAX([.$C66:.$IY66])-MIN([.$C66:.$IY66]))*255); 2)" office:value-type="string" office:string-value="E9">
            <text:p>E9</text:p>
          </table:table-cell>
          <table:table-cell table:style-name="ce4" table:formula="of:=DEC2HEX(ROUND(([.EP66]-MIN([.$C66:.$IY66]))/(MAX([.$C66:.$IY66])-MIN([.$C66:.$IY66]))*255); 2)" office:value-type="string" office:string-value="E8">
            <text:p>E8</text:p>
          </table:table-cell>
          <table:table-cell table:style-name="ce4" table:formula="of:=DEC2HEX(ROUND(([.EQ66]-MIN([.$C66:.$IY66]))/(MAX([.$C66:.$IY66])-MIN([.$C66:.$IY66]))*255); 2)" office:value-type="string" office:string-value="E8">
            <text:p>E8</text:p>
          </table:table-cell>
          <table:table-cell table:style-name="ce4" table:formula="of:=DEC2HEX(ROUND(([.ER66]-MIN([.$C66:.$IY66]))/(MAX([.$C66:.$IY66])-MIN([.$C66:.$IY66]))*255); 2)" office:value-type="string" office:string-value="EC">
            <text:p>EC</text:p>
          </table:table-cell>
          <table:table-cell table:style-name="ce4" table:formula="of:=DEC2HEX(ROUND(([.ES66]-MIN([.$C66:.$IY66]))/(MAX([.$C66:.$IY66])-MIN([.$C66:.$IY66]))*255); 2)" office:value-type="string" office:string-value="F1">
            <text:p>F1</text:p>
          </table:table-cell>
          <table:table-cell table:style-name="ce4" table:formula="of:=DEC2HEX(ROUND(([.ET66]-MIN([.$C66:.$IY66]))/(MAX([.$C66:.$IY66])-MIN([.$C66:.$IY66]))*255); 2)" office:value-type="string" office:string-value="F2">
            <text:p>F2</text:p>
          </table:table-cell>
          <table:table-cell table:style-name="ce4" table:formula="of:=DEC2HEX(ROUND(([.EU66]-MIN([.$C66:.$IY66]))/(MAX([.$C66:.$IY66])-MIN([.$C66:.$IY66]))*255); 2)" office:value-type="string" office:string-value="F2">
            <text:p>F2</text:p>
          </table:table-cell>
          <table:table-cell table:style-name="ce4" table:formula="of:=DEC2HEX(ROUND(([.EV66]-MIN([.$C66:.$IY66]))/(MAX([.$C66:.$IY66])-MIN([.$C66:.$IY66]))*255); 2)" office:value-type="string" office:string-value="F6">
            <text:p>F6</text:p>
          </table:table-cell>
          <table:table-cell table:style-name="ce4" table:formula="of:=DEC2HEX(ROUND(([.EW66]-MIN([.$C66:.$IY66]))/(MAX([.$C66:.$IY66])-MIN([.$C66:.$IY66]))*255); 2)" office:value-type="string" office:string-value="F9">
            <text:p>F9</text:p>
          </table:table-cell>
          <table:table-cell table:style-name="ce4" table:formula="of:=DEC2HEX(ROUND(([.EX66]-MIN([.$C66:.$IY66]))/(MAX([.$C66:.$IY66])-MIN([.$C66:.$IY66]))*255); 2)" office:value-type="string" office:string-value="FD">
            <text:p>FD</text:p>
          </table:table-cell>
          <table:table-cell table:style-name="ce4" table:formula="of:=DEC2HEX(ROUND(([.EY66]-MIN([.$C66:.$IY66]))/(MAX([.$C66:.$IY66])-MIN([.$C66:.$IY66]))*255); 2)" office:value-type="string" office:string-value="FA">
            <text:p>FA</text:p>
          </table:table-cell>
          <table:table-cell table:style-name="ce4" table:formula="of:=DEC2HEX(ROUND(([.EZ66]-MIN([.$C66:.$IY66]))/(MAX([.$C66:.$IY66])-MIN([.$C66:.$IY66]))*255); 2)" office:value-type="string" office:string-value="F2">
            <text:p>F2</text:p>
          </table:table-cell>
          <table:table-cell table:style-name="ce4" table:formula="of:=DEC2HEX(ROUND(([.FA66]-MIN([.$C66:.$IY66]))/(MAX([.$C66:.$IY66])-MIN([.$C66:.$IY66]))*255); 2)" office:value-type="string" office:string-value="EC">
            <text:p>EC</text:p>
          </table:table-cell>
          <table:table-cell table:style-name="ce4" table:formula="of:=DEC2HEX(ROUND(([.FB66]-MIN([.$C66:.$IY66]))/(MAX([.$C66:.$IY66])-MIN([.$C66:.$IY66]))*255); 2)" office:value-type="string" office:string-value="E8">
            <text:p>E8</text:p>
          </table:table-cell>
          <table:table-cell table:style-name="ce4" table:formula="of:=DEC2HEX(ROUND(([.FC66]-MIN([.$C66:.$IY66]))/(MAX([.$C66:.$IY66])-MIN([.$C66:.$IY66]))*255); 2)" office:value-type="string" office:string-value="E2">
            <text:p>E2</text:p>
          </table:table-cell>
          <table:table-cell table:style-name="ce4" table:formula="of:=DEC2HEX(ROUND(([.FD66]-MIN([.$C66:.$IY66]))/(MAX([.$C66:.$IY66])-MIN([.$C66:.$IY66]))*255); 2)" office:value-type="string" office:string-value="DC">
            <text:p>DC</text:p>
          </table:table-cell>
          <table:table-cell table:style-name="ce4" table:formula="of:=DEC2HEX(ROUND(([.FE66]-MIN([.$C66:.$IY66]))/(MAX([.$C66:.$IY66])-MIN([.$C66:.$IY66]))*255); 2)" office:value-type="string" office:string-value="DE">
            <text:p>DE</text:p>
          </table:table-cell>
          <table:table-cell table:style-name="ce4" table:formula="of:=DEC2HEX(ROUND(([.FF66]-MIN([.$C66:.$IY66]))/(MAX([.$C66:.$IY66])-MIN([.$C66:.$IY66]))*255); 2)" office:value-type="string" office:string-value="DF">
            <text:p>DF</text:p>
          </table:table-cell>
          <table:table-cell table:style-name="ce4" table:formula="of:=DEC2HEX(ROUND(([.FG66]-MIN([.$C66:.$IY66]))/(MAX([.$C66:.$IY66])-MIN([.$C66:.$IY66]))*255); 2)" office:value-type="string" office:string-value="DD">
            <text:p>DD</text:p>
          </table:table-cell>
          <table:table-cell table:style-name="ce4" table:formula="of:=DEC2HEX(ROUND(([.FH66]-MIN([.$C66:.$IY66]))/(MAX([.$C66:.$IY66])-MIN([.$C66:.$IY66]))*255); 2)" office:value-type="string" office:string-value="DD">
            <text:p>DD</text:p>
          </table:table-cell>
          <table:table-cell table:style-name="ce4" table:formula="of:=DEC2HEX(ROUND(([.FI66]-MIN([.$C66:.$IY66]))/(MAX([.$C66:.$IY66])-MIN([.$C66:.$IY66]))*255); 2)" office:value-type="string" office:string-value="D5">
            <text:p>D5</text:p>
          </table:table-cell>
          <table:table-cell table:style-name="ce4" table:formula="of:=DEC2HEX(ROUND(([.FJ66]-MIN([.$C66:.$IY66]))/(MAX([.$C66:.$IY66])-MIN([.$C66:.$IY66]))*255); 2)" office:value-type="string" office:string-value="CA">
            <text:p>CA</text:p>
          </table:table-cell>
          <table:table-cell table:style-name="ce4" table:formula="of:=DEC2HEX(ROUND(([.FK66]-MIN([.$C66:.$IY66]))/(MAX([.$C66:.$IY66])-MIN([.$C66:.$IY66]))*255); 2)" office:value-type="string" office:string-value="C2">
            <text:p>C2</text:p>
          </table:table-cell>
          <table:table-cell table:style-name="ce4" table:formula="of:=DEC2HEX(ROUND(([.FL66]-MIN([.$C66:.$IY66]))/(MAX([.$C66:.$IY66])-MIN([.$C66:.$IY66]))*255); 2)" office:value-type="string" office:string-value="BD">
            <text:p>BD</text:p>
          </table:table-cell>
          <table:table-cell table:style-name="ce4" table:formula="of:=DEC2HEX(ROUND(([.FM66]-MIN([.$C66:.$IY66]))/(MAX([.$C66:.$IY66])-MIN([.$C66:.$IY66]))*255); 2)" office:value-type="string" office:string-value="BB">
            <text:p>BB</text:p>
          </table:table-cell>
          <table:table-cell table:style-name="ce4" table:formula="of:=DEC2HEX(ROUND(([.FN66]-MIN([.$C66:.$IY66]))/(MAX([.$C66:.$IY66])-MIN([.$C66:.$IY66]))*255); 2)" office:value-type="string" office:string-value="B8">
            <text:p>B8</text:p>
          </table:table-cell>
          <table:table-cell table:style-name="ce4" table:formula="of:=DEC2HEX(ROUND(([.FO66]-MIN([.$C66:.$IY66]))/(MAX([.$C66:.$IY66])-MIN([.$C66:.$IY66]))*255); 2)" office:value-type="string" office:string-value="AE">
            <text:p>AE</text:p>
          </table:table-cell>
          <table:table-cell table:style-name="ce4" table:formula="of:=DEC2HEX(ROUND(([.FP66]-MIN([.$C66:.$IY66]))/(MAX([.$C66:.$IY66])-MIN([.$C66:.$IY66]))*255); 2)" office:value-type="string" office:string-value="A4">
            <text:p>A4</text:p>
          </table:table-cell>
          <table:table-cell table:style-name="ce4" table:formula="of:=DEC2HEX(ROUND(([.FQ66]-MIN([.$C66:.$IY66]))/(MAX([.$C66:.$IY66])-MIN([.$C66:.$IY66]))*255); 2)" office:value-type="string" office:string-value="9E">
            <text:p>9E</text:p>
          </table:table-cell>
          <table:table-cell table:style-name="ce4" table:formula="of:=DEC2HEX(ROUND(([.FR66]-MIN([.$C66:.$IY66]))/(MAX([.$C66:.$IY66])-MIN([.$C66:.$IY66]))*255); 2)" office:value-type="string" office:string-value="99">
            <text:p>99</text:p>
          </table:table-cell>
          <table:table-cell table:style-name="ce4" table:formula="of:=DEC2HEX(ROUND(([.FS66]-MIN([.$C66:.$IY66]))/(MAX([.$C66:.$IY66])-MIN([.$C66:.$IY66]))*255); 2)" office:value-type="string" office:string-value="91">
            <text:p>91</text:p>
          </table:table-cell>
          <table:table-cell table:style-name="ce4" table:formula="of:=DEC2HEX(ROUND(([.FT66]-MIN([.$C66:.$IY66]))/(MAX([.$C66:.$IY66])-MIN([.$C66:.$IY66]))*255); 2)" office:value-type="string" office:string-value="8A">
            <text:p>8A</text:p>
          </table:table-cell>
          <table:table-cell table:style-name="ce4" table:formula="of:=DEC2HEX(ROUND(([.FU66]-MIN([.$C66:.$IY66]))/(MAX([.$C66:.$IY66])-MIN([.$C66:.$IY66]))*255); 2)" office:value-type="string" office:string-value="88">
            <text:p>88</text:p>
          </table:table-cell>
          <table:table-cell table:style-name="ce4" table:formula="of:=DEC2HEX(ROUND(([.FV66]-MIN([.$C66:.$IY66]))/(MAX([.$C66:.$IY66])-MIN([.$C66:.$IY66]))*255); 2)" office:value-type="string" office:string-value="84">
            <text:p>84</text:p>
          </table:table-cell>
          <table:table-cell table:style-name="ce4" table:formula="of:=DEC2HEX(ROUND(([.FW66]-MIN([.$C66:.$IY66]))/(MAX([.$C66:.$IY66])-MIN([.$C66:.$IY66]))*255); 2)" office:value-type="string" office:string-value="82">
            <text:p>82</text:p>
          </table:table-cell>
          <table:table-cell table:style-name="ce4" table:formula="of:=DEC2HEX(ROUND(([.FX66]-MIN([.$C66:.$IY66]))/(MAX([.$C66:.$IY66])-MIN([.$C66:.$IY66]))*255); 2)" office:value-type="string" office:string-value="83">
            <text:p>83</text:p>
          </table:table-cell>
          <table:table-cell table:style-name="ce4" table:formula="of:=DEC2HEX(ROUND(([.FY66]-MIN([.$C66:.$IY66]))/(MAX([.$C66:.$IY66])-MIN([.$C66:.$IY66]))*255); 2)" office:value-type="string" office:string-value="86">
            <text:p>86</text:p>
          </table:table-cell>
          <table:table-cell table:style-name="ce4" table:formula="of:=DEC2HEX(ROUND(([.FZ66]-MIN([.$C66:.$IY66]))/(MAX([.$C66:.$IY66])-MIN([.$C66:.$IY66]))*255); 2)" office:value-type="string" office:string-value="8B">
            <text:p>8B</text:p>
          </table:table-cell>
          <table:table-cell table:style-name="ce4" table:formula="of:=DEC2HEX(ROUND(([.GA66]-MIN([.$C66:.$IY66]))/(MAX([.$C66:.$IY66])-MIN([.$C66:.$IY66]))*255); 2)" office:value-type="string" office:string-value="8F">
            <text:p>8F</text:p>
          </table:table-cell>
          <table:table-cell table:style-name="ce4" table:formula="of:=DEC2HEX(ROUND(([.GB66]-MIN([.$C66:.$IY66]))/(MAX([.$C66:.$IY66])-MIN([.$C66:.$IY66]))*255); 2)" office:value-type="string" office:string-value="96">
            <text:p>96</text:p>
          </table:table-cell>
          <table:table-cell table:style-name="ce4" table:formula="of:=DEC2HEX(ROUND(([.GC66]-MIN([.$C66:.$IY66]))/(MAX([.$C66:.$IY66])-MIN([.$C66:.$IY66]))*255); 2)" office:value-type="string" office:string-value="99">
            <text:p>99</text:p>
          </table:table-cell>
          <table:table-cell table:style-name="ce4" table:formula="of:=DEC2HEX(ROUND(([.GD66]-MIN([.$C66:.$IY66]))/(MAX([.$C66:.$IY66])-MIN([.$C66:.$IY66]))*255); 2)" office:value-type="string" office:string-value="97">
            <text:p>97</text:p>
          </table:table-cell>
          <table:table-cell table:style-name="ce4" table:formula="of:=DEC2HEX(ROUND(([.GE66]-MIN([.$C66:.$IY66]))/(MAX([.$C66:.$IY66])-MIN([.$C66:.$IY66]))*255); 2)" office:value-type="string" office:string-value="8F">
            <text:p>8F</text:p>
          </table:table-cell>
          <table:table-cell table:style-name="ce4" table:formula="of:=DEC2HEX(ROUND(([.GF66]-MIN([.$C66:.$IY66]))/(MAX([.$C66:.$IY66])-MIN([.$C66:.$IY66]))*255); 2)" office:value-type="string" office:string-value="86">
            <text:p>86</text:p>
          </table:table-cell>
          <table:table-cell table:style-name="ce4" table:formula="of:=DEC2HEX(ROUND(([.GG66]-MIN([.$C66:.$IY66]))/(MAX([.$C66:.$IY66])-MIN([.$C66:.$IY66]))*255); 2)" office:value-type="string" office:string-value="86">
            <text:p>86</text:p>
          </table:table-cell>
          <table:table-cell table:style-name="ce4" table:formula="of:=DEC2HEX(ROUND(([.GH66]-MIN([.$C66:.$IY66]))/(MAX([.$C66:.$IY66])-MIN([.$C66:.$IY66]))*255); 2)" office:value-type="string" office:string-value="8A">
            <text:p>8A</text:p>
          </table:table-cell>
          <table:table-cell table:style-name="ce4" table:formula="of:=DEC2HEX(ROUND(([.GI66]-MIN([.$C66:.$IY66]))/(MAX([.$C66:.$IY66])-MIN([.$C66:.$IY66]))*255); 2)" office:value-type="string" office:string-value="87">
            <text:p>87</text:p>
          </table:table-cell>
          <table:table-cell table:style-name="ce4" table:formula="of:=DEC2HEX(ROUND(([.GJ66]-MIN([.$C66:.$IY66]))/(MAX([.$C66:.$IY66])-MIN([.$C66:.$IY66]))*255); 2)" office:value-type="string" office:string-value="84">
            <text:p>84</text:p>
          </table:table-cell>
          <table:table-cell table:style-name="ce4" table:formula="of:=DEC2HEX(ROUND(([.GK66]-MIN([.$C66:.$IY66]))/(MAX([.$C66:.$IY66])-MIN([.$C66:.$IY66]))*255); 2)" office:value-type="string" office:string-value="85">
            <text:p>85</text:p>
          </table:table-cell>
          <table:table-cell table:style-name="ce4" table:formula="of:=DEC2HEX(ROUND(([.GL66]-MIN([.$C66:.$IY66]))/(MAX([.$C66:.$IY66])-MIN([.$C66:.$IY66]))*255); 2)" office:value-type="string" office:string-value="84">
            <text:p>84</text:p>
          </table:table-cell>
          <table:table-cell table:style-name="ce4" table:formula="of:=DEC2HEX(ROUND(([.GM66]-MIN([.$C66:.$IY66]))/(MAX([.$C66:.$IY66])-MIN([.$C66:.$IY66]))*255); 2)" office:value-type="string" office:string-value="82">
            <text:p>82</text:p>
          </table:table-cell>
          <table:table-cell table:style-name="ce4" table:formula="of:=DEC2HEX(ROUND(([.GN66]-MIN([.$C66:.$IY66]))/(MAX([.$C66:.$IY66])-MIN([.$C66:.$IY66]))*255); 2)" office:value-type="string" office:string-value="81">
            <text:p>81</text:p>
          </table:table-cell>
          <table:table-cell table:style-name="ce4" table:formula="of:=DEC2HEX(ROUND(([.GO66]-MIN([.$C66:.$IY66]))/(MAX([.$C66:.$IY66])-MIN([.$C66:.$IY66]))*255); 2)" office:value-type="string" office:string-value="80">
            <text:p>80</text:p>
          </table:table-cell>
          <table:table-cell table:style-name="ce4" table:formula="of:=DEC2HEX(ROUND(([.GP66]-MIN([.$C66:.$IY66]))/(MAX([.$C66:.$IY66])-MIN([.$C66:.$IY66]))*255); 2)" office:value-type="string" office:string-value="7E">
            <text:p>7E</text:p>
          </table:table-cell>
          <table:table-cell table:style-name="ce4" table:formula="of:=DEC2HEX(ROUND(([.GQ66]-MIN([.$C66:.$IY66]))/(MAX([.$C66:.$IY66])-MIN([.$C66:.$IY66]))*255); 2)" office:value-type="string" office:string-value="7D">
            <text:p>7D</text:p>
          </table:table-cell>
          <table:table-cell table:style-name="ce4" table:formula="of:=DEC2HEX(ROUND(([.GR66]-MIN([.$C66:.$IY66]))/(MAX([.$C66:.$IY66])-MIN([.$C66:.$IY66]))*255); 2)" office:value-type="string" office:string-value="7B">
            <text:p>7B</text:p>
          </table:table-cell>
          <table:table-cell table:style-name="ce4" table:formula="of:=DEC2HEX(ROUND(([.GS66]-MIN([.$C66:.$IY66]))/(MAX([.$C66:.$IY66])-MIN([.$C66:.$IY66]))*255); 2)" office:value-type="string" office:string-value="7A">
            <text:p>7A</text:p>
          </table:table-cell>
          <table:table-cell table:style-name="ce4" table:formula="of:=DEC2HEX(ROUND(([.GT66]-MIN([.$C66:.$IY66]))/(MAX([.$C66:.$IY66])-MIN([.$C66:.$IY66]))*255); 2)" office:value-type="string" office:string-value="7B">
            <text:p>7B</text:p>
          </table:table-cell>
          <table:table-cell table:style-name="ce4" table:formula="of:=DEC2HEX(ROUND(([.GU66]-MIN([.$C66:.$IY66]))/(MAX([.$C66:.$IY66])-MIN([.$C66:.$IY66]))*255); 2)" office:value-type="string" office:string-value="78">
            <text:p>78</text:p>
          </table:table-cell>
          <table:table-cell table:style-name="ce4" table:formula="of:=DEC2HEX(ROUND(([.GV66]-MIN([.$C66:.$IY66]))/(MAX([.$C66:.$IY66])-MIN([.$C66:.$IY66]))*255); 2)" office:value-type="string" office:string-value="75">
            <text:p>75</text:p>
          </table:table-cell>
          <table:table-cell table:style-name="ce4" table:formula="of:=DEC2HEX(ROUND(([.GW66]-MIN([.$C66:.$IY66]))/(MAX([.$C66:.$IY66])-MIN([.$C66:.$IY66]))*255); 2)" office:value-type="string" office:string-value="79">
            <text:p>79</text:p>
          </table:table-cell>
          <table:table-cell table:style-name="ce4" table:formula="of:=DEC2HEX(ROUND(([.GX66]-MIN([.$C66:.$IY66]))/(MAX([.$C66:.$IY66])-MIN([.$C66:.$IY66]))*255); 2)" office:value-type="string" office:string-value="79">
            <text:p>79</text:p>
          </table:table-cell>
          <table:table-cell table:style-name="ce4" table:formula="of:=DEC2HEX(ROUND(([.GY66]-MIN([.$C66:.$IY66]))/(MAX([.$C66:.$IY66])-MIN([.$C66:.$IY66]))*255); 2)" office:value-type="string" office:string-value="70">
            <text:p>70</text:p>
          </table:table-cell>
          <table:table-cell table:style-name="ce4" table:formula="of:=DEC2HEX(ROUND(([.GZ66]-MIN([.$C66:.$IY66]))/(MAX([.$C66:.$IY66])-MIN([.$C66:.$IY66]))*255); 2)" office:value-type="string" office:string-value="68">
            <text:p>68</text:p>
          </table:table-cell>
          <table:table-cell table:style-name="ce4" table:formula="of:=DEC2HEX(ROUND(([.HA66]-MIN([.$C66:.$IY66]))/(MAX([.$C66:.$IY66])-MIN([.$C66:.$IY66]))*255); 2)" office:value-type="string" office:string-value="66">
            <text:p>66</text:p>
          </table:table-cell>
          <table:table-cell table:style-name="ce4" table:formula="of:=DEC2HEX(ROUND(([.HB66]-MIN([.$C66:.$IY66]))/(MAX([.$C66:.$IY66])-MIN([.$C66:.$IY66]))*255); 2)" office:value-type="string" office:string-value="69">
            <text:p>69</text:p>
          </table:table-cell>
          <table:table-cell table:style-name="ce4" table:formula="of:=DEC2HEX(ROUND(([.HC66]-MIN([.$C66:.$IY66]))/(MAX([.$C66:.$IY66])-MIN([.$C66:.$IY66]))*255); 2)" office:value-type="string" office:string-value="70">
            <text:p>70</text:p>
          </table:table-cell>
          <table:table-cell table:style-name="ce4" table:formula="of:=DEC2HEX(ROUND(([.HD66]-MIN([.$C66:.$IY66]))/(MAX([.$C66:.$IY66])-MIN([.$C66:.$IY66]))*255); 2)" office:value-type="string" office:string-value="74">
            <text:p>74</text:p>
          </table:table-cell>
          <table:table-cell table:style-name="ce4" table:formula="of:=DEC2HEX(ROUND(([.HE66]-MIN([.$C66:.$IY66]))/(MAX([.$C66:.$IY66])-MIN([.$C66:.$IY66]))*255); 2)" office:value-type="string" office:string-value="79">
            <text:p>79</text:p>
          </table:table-cell>
          <table:table-cell table:style-name="ce4" table:formula="of:=DEC2HEX(ROUND(([.HF66]-MIN([.$C66:.$IY66]))/(MAX([.$C66:.$IY66])-MIN([.$C66:.$IY66]))*255); 2)" office:value-type="string" office:string-value="7C">
            <text:p>7C</text:p>
          </table:table-cell>
          <table:table-cell table:style-name="ce4" table:formula="of:=DEC2HEX(ROUND(([.HG66]-MIN([.$C66:.$IY66]))/(MAX([.$C66:.$IY66])-MIN([.$C66:.$IY66]))*255); 2)" office:value-type="string" office:string-value="7D">
            <text:p>7D</text:p>
          </table:table-cell>
          <table:table-cell table:style-name="ce4" table:formula="of:=DEC2HEX(ROUND(([.HH66]-MIN([.$C66:.$IY66]))/(MAX([.$C66:.$IY66])-MIN([.$C66:.$IY66]))*255); 2)" office:value-type="string" office:string-value="7B">
            <text:p>7B</text:p>
          </table:table-cell>
          <table:table-cell table:style-name="ce4" table:formula="of:=DEC2HEX(ROUND(([.HI66]-MIN([.$C66:.$IY66]))/(MAX([.$C66:.$IY66])-MIN([.$C66:.$IY66]))*255); 2)" office:value-type="string" office:string-value="77">
            <text:p>77</text:p>
          </table:table-cell>
          <table:table-cell table:style-name="ce4" table:formula="of:=DEC2HEX(ROUND(([.HJ66]-MIN([.$C66:.$IY66]))/(MAX([.$C66:.$IY66])-MIN([.$C66:.$IY66]))*255); 2)" office:value-type="string" office:string-value="75">
            <text:p>75</text:p>
          </table:table-cell>
          <table:table-cell table:style-name="ce4" table:formula="of:=DEC2HEX(ROUND(([.HK66]-MIN([.$C66:.$IY66]))/(MAX([.$C66:.$IY66])-MIN([.$C66:.$IY66]))*255); 2)" office:value-type="string" office:string-value="6E">
            <text:p>6E</text:p>
          </table:table-cell>
          <table:table-cell table:style-name="ce4" table:formula="of:=DEC2HEX(ROUND(([.HL66]-MIN([.$C66:.$IY66]))/(MAX([.$C66:.$IY66])-MIN([.$C66:.$IY66]))*255); 2)" office:value-type="string" office:string-value="66">
            <text:p>66</text:p>
          </table:table-cell>
          <table:table-cell table:style-name="ce4" table:formula="of:=DEC2HEX(ROUND(([.HM66]-MIN([.$C66:.$IY66]))/(MAX([.$C66:.$IY66])-MIN([.$C66:.$IY66]))*255); 2)" office:value-type="string" office:string-value="61">
            <text:p>61</text:p>
          </table:table-cell>
          <table:table-cell table:style-name="ce4" table:formula="of:=DEC2HEX(ROUND(([.HN66]-MIN([.$C66:.$IY66]))/(MAX([.$C66:.$IY66])-MIN([.$C66:.$IY66]))*255); 2)" office:value-type="string" office:string-value="5B">
            <text:p>5B</text:p>
          </table:table-cell>
          <table:table-cell table:style-name="ce4" table:formula="of:=DEC2HEX(ROUND(([.HO66]-MIN([.$C66:.$IY66]))/(MAX([.$C66:.$IY66])-MIN([.$C66:.$IY66]))*255); 2)" office:value-type="string" office:string-value="51">
            <text:p>51</text:p>
          </table:table-cell>
          <table:table-cell table:style-name="ce4" table:formula="of:=DEC2HEX(ROUND(([.HP66]-MIN([.$C66:.$IY66]))/(MAX([.$C66:.$IY66])-MIN([.$C66:.$IY66]))*255); 2)" office:value-type="string" office:string-value="47">
            <text:p>47</text:p>
          </table:table-cell>
          <table:table-cell table:style-name="ce4" table:formula="of:=DEC2HEX(ROUND(([.HQ66]-MIN([.$C66:.$IY66]))/(MAX([.$C66:.$IY66])-MIN([.$C66:.$IY66]))*255); 2)" office:value-type="string" office:string-value="44">
            <text:p>44</text:p>
          </table:table-cell>
          <table:table-cell table:style-name="ce4" table:formula="of:=DEC2HEX(ROUND(([.HR66]-MIN([.$C66:.$IY66]))/(MAX([.$C66:.$IY66])-MIN([.$C66:.$IY66]))*255); 2)" office:value-type="string" office:string-value="42">
            <text:p>42</text:p>
          </table:table-cell>
          <table:table-cell table:style-name="ce4" table:formula="of:=DEC2HEX(ROUND(([.HS66]-MIN([.$C66:.$IY66]))/(MAX([.$C66:.$IY66])-MIN([.$C66:.$IY66]))*255); 2)" office:value-type="string" office:string-value="3D">
            <text:p>3D</text:p>
          </table:table-cell>
          <table:table-cell table:style-name="ce4" table:formula="of:=DEC2HEX(ROUND(([.HT66]-MIN([.$C66:.$IY66]))/(MAX([.$C66:.$IY66])-MIN([.$C66:.$IY66]))*255); 2)" office:value-type="string" office:string-value="35">
            <text:p>35</text:p>
          </table:table-cell>
          <table:table-cell table:style-name="ce4" table:formula="of:=DEC2HEX(ROUND(([.HU66]-MIN([.$C66:.$IY66]))/(MAX([.$C66:.$IY66])-MIN([.$C66:.$IY66]))*255); 2)" office:value-type="string" office:string-value="2A">
            <text:p>2A</text:p>
          </table:table-cell>
          <table:table-cell table:style-name="ce4" table:formula="of:=DEC2HEX(ROUND(([.HV66]-MIN([.$C66:.$IY66]))/(MAX([.$C66:.$IY66])-MIN([.$C66:.$IY66]))*255); 2)" office:value-type="string" office:string-value="22">
            <text:p>22</text:p>
          </table:table-cell>
          <table:table-cell table:style-name="ce4" table:formula="of:=DEC2HEX(ROUND(([.HW66]-MIN([.$C66:.$IY66]))/(MAX([.$C66:.$IY66])-MIN([.$C66:.$IY66]))*255); 2)" office:value-type="string" office:string-value="22">
            <text:p>22</text:p>
          </table:table-cell>
          <table:table-cell table:style-name="ce4" table:formula="of:=DEC2HEX(ROUND(([.HX66]-MIN([.$C66:.$IY66]))/(MAX([.$C66:.$IY66])-MIN([.$C66:.$IY66]))*255); 2)" office:value-type="string" office:string-value="20">
            <text:p>20</text:p>
          </table:table-cell>
          <table:table-cell table:style-name="ce4" table:formula="of:=DEC2HEX(ROUND(([.HY66]-MIN([.$C66:.$IY66]))/(MAX([.$C66:.$IY66])-MIN([.$C66:.$IY66]))*255); 2)" office:value-type="string" office:string-value="21">
            <text:p>21</text:p>
          </table:table-cell>
          <table:table-cell table:style-name="ce4" table:formula="of:=DEC2HEX(ROUND(([.HZ66]-MIN([.$C66:.$IY66]))/(MAX([.$C66:.$IY66])-MIN([.$C66:.$IY66]))*255); 2)" office:value-type="string" office:string-value="23">
            <text:p>23</text:p>
          </table:table-cell>
          <table:table-cell table:style-name="ce4" table:formula="of:=DEC2HEX(ROUND(([.IA66]-MIN([.$C66:.$IY66]))/(MAX([.$C66:.$IY66])-MIN([.$C66:.$IY66]))*255); 2)" office:value-type="string" office:string-value="1D">
            <text:p>1D</text:p>
          </table:table-cell>
          <table:table-cell table:style-name="ce4" table:formula="of:=DEC2HEX(ROUND(([.IB66]-MIN([.$C66:.$IY66]))/(MAX([.$C66:.$IY66])-MIN([.$C66:.$IY66]))*255); 2)" office:value-type="string" office:string-value="17">
            <text:p>17</text:p>
          </table:table-cell>
          <table:table-cell table:style-name="ce4" table:formula="of:=DEC2HEX(ROUND(([.IC66]-MIN([.$C66:.$IY66]))/(MAX([.$C66:.$IY66])-MIN([.$C66:.$IY66]))*255); 2)" office:value-type="string" office:string-value="13">
            <text:p>13</text:p>
          </table:table-cell>
          <table:table-cell table:style-name="ce4" table:formula="of:=DEC2HEX(ROUND(([.ID66]-MIN([.$C66:.$IY66]))/(MAX([.$C66:.$IY66])-MIN([.$C66:.$IY66]))*255); 2)" office:value-type="string" office:string-value="0D">
            <text:p>0D</text:p>
          </table:table-cell>
          <table:table-cell table:style-name="ce4" table:formula="of:=DEC2HEX(ROUND(([.IE66]-MIN([.$C66:.$IY66]))/(MAX([.$C66:.$IY66])-MIN([.$C66:.$IY66]))*255); 2)" office:value-type="string" office:string-value="05">
            <text:p>05</text:p>
          </table:table-cell>
          <table:table-cell table:style-name="ce4" table:formula="of:=DEC2HEX(ROUND(([.IF66]-MIN([.$C66:.$IY66]))/(MAX([.$C66:.$IY66])-MIN([.$C66:.$IY66]))*255); 2)" office:value-type="string" office:string-value="02">
            <text:p>02</text:p>
          </table:table-cell>
          <table:table-cell table:style-name="ce4" table:formula="of:=DEC2HEX(ROUND(([.IG66]-MIN([.$C66:.$IY66]))/(MAX([.$C66:.$IY66])-MIN([.$C66:.$IY66]))*255); 2)" office:value-type="string" office:string-value="06">
            <text:p>06</text:p>
          </table:table-cell>
          <table:table-cell table:style-name="ce4" table:formula="of:=DEC2HEX(ROUND(([.IH66]-MIN([.$C66:.$IY66]))/(MAX([.$C66:.$IY66])-MIN([.$C66:.$IY66]))*255); 2)" office:value-type="string" office:string-value="09">
            <text:p>09</text:p>
          </table:table-cell>
          <table:table-cell table:style-name="ce4" table:formula="of:=DEC2HEX(ROUND(([.II66]-MIN([.$C66:.$IY66]))/(MAX([.$C66:.$IY66])-MIN([.$C66:.$IY66]))*255); 2)" office:value-type="string" office:string-value="0D">
            <text:p>0D</text:p>
          </table:table-cell>
          <table:table-cell table:style-name="ce4" table:formula="of:=DEC2HEX(ROUND(([.IJ66]-MIN([.$C66:.$IY66]))/(MAX([.$C66:.$IY66])-MIN([.$C66:.$IY66]))*255); 2)" office:value-type="string" office:string-value="0D">
            <text:p>0D</text:p>
          </table:table-cell>
          <table:table-cell table:style-name="ce4" table:formula="of:=DEC2HEX(ROUND(([.IK66]-MIN([.$C66:.$IY66]))/(MAX([.$C66:.$IY66])-MIN([.$C66:.$IY66]))*255); 2)" office:value-type="string" office:string-value="0E">
            <text:p>0E</text:p>
          </table:table-cell>
          <table:table-cell table:style-name="ce4" table:formula="of:=DEC2HEX(ROUND(([.IL66]-MIN([.$C66:.$IY66]))/(MAX([.$C66:.$IY66])-MIN([.$C66:.$IY66]))*255); 2)" office:value-type="string" office:string-value="13">
            <text:p>13</text:p>
          </table:table-cell>
          <table:table-cell table:style-name="ce4" table:formula="of:=DEC2HEX(ROUND(([.IM66]-MIN([.$C66:.$IY66]))/(MAX([.$C66:.$IY66])-MIN([.$C66:.$IY66]))*255); 2)" office:value-type="string" office:string-value="17">
            <text:p>17</text:p>
          </table:table-cell>
          <table:table-cell table:style-name="ce4" table:formula="of:=DEC2HEX(ROUND(([.IN66]-MIN([.$C66:.$IY66]))/(MAX([.$C66:.$IY66])-MIN([.$C66:.$IY66]))*255); 2)" office:value-type="string" office:string-value="17">
            <text:p>17</text:p>
          </table:table-cell>
          <table:table-cell table:style-name="ce4" table:formula="of:=DEC2HEX(ROUND(([.IO66]-MIN([.$C66:.$IY66]))/(MAX([.$C66:.$IY66])-MIN([.$C66:.$IY66]))*255); 2)" office:value-type="string" office:string-value="16">
            <text:p>16</text:p>
          </table:table-cell>
          <table:table-cell table:style-name="ce4" table:formula="of:=DEC2HEX(ROUND(([.IP66]-MIN([.$C66:.$IY66]))/(MAX([.$C66:.$IY66])-MIN([.$C66:.$IY66]))*255); 2)" office:value-type="string" office:string-value="11">
            <text:p>11</text:p>
          </table:table-cell>
          <table:table-cell table:style-name="ce4" table:formula="of:=DEC2HEX(ROUND(([.IQ66]-MIN([.$C66:.$IY66]))/(MAX([.$C66:.$IY66])-MIN([.$C66:.$IY66]))*255); 2)" office:value-type="string" office:string-value="0A">
            <text:p>0A</text:p>
          </table:table-cell>
          <table:table-cell table:style-name="ce4" table:formula="of:=DEC2HEX(ROUND(([.IR66]-MIN([.$C66:.$IY66]))/(MAX([.$C66:.$IY66])-MIN([.$C66:.$IY66]))*255); 2)" office:value-type="string" office:string-value="07">
            <text:p>07</text:p>
          </table:table-cell>
          <table:table-cell table:style-name="ce4" table:formula="of:=DEC2HEX(ROUND(([.IS66]-MIN([.$C66:.$IY66]))/(MAX([.$C66:.$IY66])-MIN([.$C66:.$IY66]))*255); 2)" office:value-type="string" office:string-value="07">
            <text:p>07</text:p>
          </table:table-cell>
          <table:table-cell table:style-name="ce4" table:formula="of:=DEC2HEX(ROUND(([.IT66]-MIN([.$C66:.$IY66]))/(MAX([.$C66:.$IY66])-MIN([.$C66:.$IY66]))*255); 2)" office:value-type="string" office:string-value="09">
            <text:p>09</text:p>
          </table:table-cell>
          <table:table-cell table:style-name="ce4" table:formula="of:=DEC2HEX(ROUND(([.IU66]-MIN([.$C66:.$IY66]))/(MAX([.$C66:.$IY66])-MIN([.$C66:.$IY66]))*255); 2)" office:value-type="string" office:string-value="06">
            <text:p>06</text:p>
          </table:table-cell>
          <table:table-cell table:style-name="ce4" table:formula="of:=DEC2HEX(ROUND(([.IV66]-MIN([.$C66:.$IY66]))/(MAX([.$C66:.$IY66])-MIN([.$C66:.$IY66]))*255); 2)" office:value-type="string" office:string-value="04">
            <text:p>04</text:p>
          </table:table-cell>
          <table:table-cell table:style-name="ce4" table:formula="of:=DEC2HEX(ROUND(([.IW66]-MIN([.$C66:.$IY66]))/(MAX([.$C66:.$IY66])-MIN([.$C66:.$IY66]))*255); 2)" office:value-type="string" office:string-value="05">
            <text:p>05</text:p>
          </table:table-cell>
          <table:table-cell table:style-name="ce4" table:formula="of:=DEC2HEX(ROUND(([.IX66]-MIN([.$C66:.$IY66]))/(MAX([.$C66:.$IY66])-MIN([.$C66:.$IY66]))*255); 2)" office:value-type="string" office:string-value="03">
            <text:p>03</text:p>
          </table:table-cell>
          <table:table-cell table:style-name="ce4" table:formula="of:=DEC2HEX(ROUND(([.IY66]-MIN([.$C66:.$IY66]))/(MAX([.$C66:.$IY66])-MIN([.$C66:.$IY66]))*255); 2)" office:value-type="string" office:string-value="01">
            <text:p>01</text:p>
          </table:table-cell>
          <table:table-cell table:number-columns-repeated="2"/>
        </table:table-row>
        <table:table-row table:style-name="ro1">
          <table:table-cell office:value-type="string">
            <text:p>Little Endian Words</text:p>
          </table:table-cell>
          <table:table-cell/>
          <table:table-cell table:style-name="ce2" table:formula="of:=&quot;0x&quot;&amp;[.D67]&amp;[.C67]" office:value-type="string" office:string-value="0x0300" table:number-columns-spanned="2" table:number-rows-spanned="1">
            <text:p>0x0300</text:p>
          </table:table-cell>
          <table:covered-table-cell table:style-name="ce2"/>
          <table:table-cell table:style-name="ce2" table:formula="of:=&quot;0x&quot;&amp;[.F67]&amp;[.E67]" office:value-type="string" office:string-value="0x170D" table:number-columns-spanned="2" table:number-rows-spanned="1">
            <text:p>0x170D</text:p>
          </table:table-cell>
          <table:covered-table-cell table:style-name="ce2"/>
          <table:table-cell table:style-name="ce2" table:formula="of:=&quot;0x&quot;&amp;[.H67]&amp;[.G67]" office:value-type="string" office:string-value="0x211C" table:number-columns-spanned="2" table:number-rows-spanned="1">
            <text:p>0x211C</text:p>
          </table:table-cell>
          <table:covered-table-cell table:style-name="ce2"/>
          <table:table-cell table:style-name="ce2" table:formula="of:=&quot;0x&quot;&amp;[.J67]&amp;[.I67]" office:value-type="string" office:string-value="0x2826" table:number-columns-spanned="2" table:number-rows-spanned="1">
            <text:p>0x2826</text:p>
          </table:table-cell>
          <table:covered-table-cell table:style-name="ce2"/>
          <table:table-cell table:style-name="ce2" table:formula="of:=&quot;0x&quot;&amp;[.L67]&amp;[.K67]" office:value-type="string" office:string-value="0x312A" table:number-columns-spanned="2" table:number-rows-spanned="1">
            <text:p>0x312A</text:p>
          </table:table-cell>
          <table:covered-table-cell table:style-name="ce2"/>
          <table:table-cell table:style-name="ce2" table:formula="of:=&quot;0x&quot;&amp;[.N67]&amp;[.M67]" office:value-type="string" office:string-value="0x2D32" table:number-columns-spanned="2" table:number-rows-spanned="1">
            <text:p>0x2D32</text:p>
          </table:table-cell>
          <table:covered-table-cell table:style-name="ce2"/>
          <table:table-cell table:style-name="ce2" table:formula="of:=&quot;0x&quot;&amp;[.P67]&amp;[.O67]" office:value-type="string" office:string-value="0x322E" table:number-columns-spanned="2" table:number-rows-spanned="1">
            <text:p>0x322E</text:p>
          </table:table-cell>
          <table:covered-table-cell table:style-name="ce2"/>
          <table:table-cell table:style-name="ce2" table:formula="of:=&quot;0x&quot;&amp;[.R67]&amp;[.Q67]" office:value-type="string" office:string-value="0x4139" table:number-columns-spanned="2" table:number-rows-spanned="1">
            <text:p>0x4139</text:p>
          </table:table-cell>
          <table:covered-table-cell table:style-name="ce2"/>
          <table:table-cell table:style-name="ce2" table:formula="of:=&quot;0x&quot;&amp;[.T67]&amp;[.S67]" office:value-type="string" office:string-value="0x4743" table:number-columns-spanned="2" table:number-rows-spanned="1">
            <text:p>0x4743</text:p>
          </table:table-cell>
          <table:covered-table-cell table:style-name="ce2"/>
          <table:table-cell table:style-name="ce2" table:formula="of:=&quot;0x&quot;&amp;[.V67]&amp;[.U67]" office:value-type="string" office:string-value="0x4A4B" table:number-columns-spanned="2" table:number-rows-spanned="1">
            <text:p>0x4A4B</text:p>
          </table:table-cell>
          <table:covered-table-cell table:style-name="ce2"/>
          <table:table-cell table:style-name="ce2" table:formula="of:=&quot;0x&quot;&amp;[.X67]&amp;[.W67]" office:value-type="string" office:string-value="0x3F43" table:number-columns-spanned="2" table:number-rows-spanned="1">
            <text:p>0x3F43</text:p>
          </table:table-cell>
          <table:covered-table-cell table:style-name="ce2"/>
          <table:table-cell table:style-name="ce2" table:formula="of:=&quot;0x&quot;&amp;[.Z67]&amp;[.Y67]" office:value-type="string" office:string-value="0x3D3F" table:number-columns-spanned="2" table:number-rows-spanned="1">
            <text:p>0x3D3F</text:p>
          </table:table-cell>
          <table:covered-table-cell table:style-name="ce2"/>
          <table:table-cell table:style-name="ce2" table:formula="of:=&quot;0x&quot;&amp;[.AB67]&amp;[.AA67]" office:value-type="string" office:string-value="0x3C3D" table:number-columns-spanned="2" table:number-rows-spanned="1">
            <text:p>0x3C3D</text:p>
          </table:table-cell>
          <table:covered-table-cell table:style-name="ce2"/>
          <table:table-cell table:style-name="ce2" table:formula="of:=&quot;0x&quot;&amp;[.AD67]&amp;[.AC67]" office:value-type="string" office:string-value="0x2E36" table:number-columns-spanned="2" table:number-rows-spanned="1">
            <text:p>0x2E36</text:p>
          </table:table-cell>
          <table:covered-table-cell table:style-name="ce2"/>
          <table:table-cell table:style-name="ce2" table:formula="of:=&quot;0x&quot;&amp;[.AF67]&amp;[.AE67]" office:value-type="string" office:string-value="0x2628" table:number-columns-spanned="2" table:number-rows-spanned="1">
            <text:p>0x2628</text:p>
          </table:table-cell>
          <table:covered-table-cell table:style-name="ce2"/>
          <table:table-cell table:style-name="ce2" table:formula="of:=&quot;0x&quot;&amp;[.AH67]&amp;[.AG67]" office:value-type="string" office:string-value="0x2929" table:number-columns-spanned="2" table:number-rows-spanned="1">
            <text:p>0x2929</text:p>
          </table:table-cell>
          <table:covered-table-cell table:style-name="ce2"/>
          <table:table-cell table:style-name="ce2" table:formula="of:=&quot;0x&quot;&amp;[.AJ67]&amp;[.AI67]" office:value-type="string" office:string-value="0x2726" table:number-columns-spanned="2" table:number-rows-spanned="1">
            <text:p>0x2726</text:p>
          </table:table-cell>
          <table:covered-table-cell table:style-name="ce2"/>
          <table:table-cell table:style-name="ce2" table:formula="of:=&quot;0x&quot;&amp;[.AL67]&amp;[.AK67]" office:value-type="string" office:string-value="0x352D" table:number-columns-spanned="2" table:number-rows-spanned="1">
            <text:p>0x352D</text:p>
          </table:table-cell>
          <table:covered-table-cell table:style-name="ce2"/>
          <table:table-cell table:style-name="ce2" table:formula="of:=&quot;0x&quot;&amp;[.AN67]&amp;[.AM67]" office:value-type="string" office:string-value="0x3C37" table:number-columns-spanned="2" table:number-rows-spanned="1">
            <text:p>0x3C37</text:p>
          </table:table-cell>
          <table:covered-table-cell table:style-name="ce2"/>
          <table:table-cell table:style-name="ce2" table:formula="of:=&quot;0x&quot;&amp;[.AP67]&amp;[.AO67]" office:value-type="string" office:string-value="0x4142" table:number-columns-spanned="2" table:number-rows-spanned="1">
            <text:p>0x4142</text:p>
          </table:table-cell>
          <table:covered-table-cell table:style-name="ce2"/>
          <table:table-cell table:style-name="ce2" table:formula="of:=&quot;0x&quot;&amp;[.AR67]&amp;[.AQ67]" office:value-type="string" office:string-value="0x3B3F" table:number-columns-spanned="2" table:number-rows-spanned="1">
            <text:p>0x3B3F</text:p>
          </table:table-cell>
          <table:covered-table-cell table:style-name="ce2"/>
          <table:table-cell table:style-name="ce2" table:formula="of:=&quot;0x&quot;&amp;[.AT67]&amp;[.AS67]" office:value-type="string" office:string-value="0x3435" table:number-columns-spanned="2" table:number-rows-spanned="1">
            <text:p>0x3435</text:p>
          </table:table-cell>
          <table:covered-table-cell table:style-name="ce2"/>
          <table:table-cell table:style-name="ce2" table:formula="of:=&quot;0x&quot;&amp;[.AV67]&amp;[.AU67]" office:value-type="string" office:string-value="0x3C37" table:number-columns-spanned="2" table:number-rows-spanned="1">
            <text:p>0x3C37</text:p>
          </table:table-cell>
          <table:covered-table-cell table:style-name="ce2"/>
          <table:table-cell table:style-name="ce2" table:formula="of:=&quot;0x&quot;&amp;[.AX67]&amp;[.AW67]" office:value-type="string" office:string-value="0x4442" table:number-columns-spanned="2" table:number-rows-spanned="1">
            <text:p>0x4442</text:p>
          </table:table-cell>
          <table:covered-table-cell table:style-name="ce2"/>
          <table:table-cell table:style-name="ce2" table:formula="of:=&quot;0x&quot;&amp;[.AZ67]&amp;[.AY67]" office:value-type="string" office:string-value="0x3E40" table:number-columns-spanned="2" table:number-rows-spanned="1">
            <text:p>0x3E40</text:p>
          </table:table-cell>
          <table:covered-table-cell table:style-name="ce2"/>
          <table:table-cell table:style-name="ce2" table:formula="of:=&quot;0x&quot;&amp;[.BB67]&amp;[.BA67]" office:value-type="string" office:string-value="0x4642" table:number-columns-spanned="2" table:number-rows-spanned="1">
            <text:p>0x4642</text:p>
          </table:table-cell>
          <table:covered-table-cell table:style-name="ce2"/>
          <table:table-cell table:style-name="ce2" table:formula="of:=&quot;0x&quot;&amp;[.BD67]&amp;[.BC67]" office:value-type="string" office:string-value="0x4744" table:number-columns-spanned="2" table:number-rows-spanned="1">
            <text:p>0x4744</text:p>
          </table:table-cell>
          <table:covered-table-cell table:style-name="ce2"/>
          <table:table-cell table:style-name="ce2" table:formula="of:=&quot;0x&quot;&amp;[.BF67]&amp;[.BE67]" office:value-type="string" office:string-value="0x4A49" table:number-columns-spanned="2" table:number-rows-spanned="1">
            <text:p>0x4A49</text:p>
          </table:table-cell>
          <table:covered-table-cell table:style-name="ce2"/>
          <table:table-cell table:style-name="ce2" table:formula="of:=&quot;0x&quot;&amp;[.BH67]&amp;[.BG67]" office:value-type="string" office:string-value="0x4E4E" table:number-columns-spanned="2" table:number-rows-spanned="1">
            <text:p>0x4E4E</text:p>
          </table:table-cell>
          <table:covered-table-cell table:style-name="ce2"/>
          <table:table-cell table:style-name="ce2" table:formula="of:=&quot;0x&quot;&amp;[.BJ67]&amp;[.BI67]" office:value-type="string" office:string-value="0x5350" table:number-columns-spanned="2" table:number-rows-spanned="1">
            <text:p>0x5350</text:p>
          </table:table-cell>
          <table:covered-table-cell table:style-name="ce2"/>
          <table:table-cell table:style-name="ce2" table:formula="of:=&quot;0x&quot;&amp;[.BL67]&amp;[.BK67]" office:value-type="string" office:string-value="0x5A56" table:number-columns-spanned="2" table:number-rows-spanned="1">
            <text:p>0x5A56</text:p>
          </table:table-cell>
          <table:covered-table-cell table:style-name="ce2"/>
          <table:table-cell table:style-name="ce2" table:formula="of:=&quot;0x&quot;&amp;[.BN67]&amp;[.BM67]" office:value-type="string" office:string-value="0x625E" table:number-columns-spanned="2" table:number-rows-spanned="1">
            <text:p>0x625E</text:p>
          </table:table-cell>
          <table:covered-table-cell table:style-name="ce2"/>
          <table:table-cell table:style-name="ce2" table:formula="of:=&quot;0x&quot;&amp;[.BP67]&amp;[.BO67]" office:value-type="string" office:string-value="0x7669" table:number-columns-spanned="2" table:number-rows-spanned="1">
            <text:p>0x7669</text:p>
          </table:table-cell>
          <table:covered-table-cell table:style-name="ce2"/>
          <table:table-cell table:style-name="ce2" table:formula="of:=&quot;0x&quot;&amp;[.BR67]&amp;[.BQ67]" office:value-type="string" office:string-value="0x9689" table:number-columns-spanned="2" table:number-rows-spanned="1">
            <text:p>0x9689</text:p>
          </table:table-cell>
          <table:covered-table-cell table:style-name="ce2"/>
          <table:table-cell table:style-name="ce2" table:formula="of:=&quot;0x&quot;&amp;[.BT67]&amp;[.BS67]" office:value-type="string" office:string-value="0xA19D" table:number-columns-spanned="2" table:number-rows-spanned="1">
            <text:p>0xA19D</text:p>
          </table:table-cell>
          <table:covered-table-cell table:style-name="ce2"/>
          <table:table-cell table:style-name="ce2" table:formula="of:=&quot;0x&quot;&amp;[.BV67]&amp;[.BU67]" office:value-type="string" office:string-value="0xA9A5" table:number-columns-spanned="2" table:number-rows-spanned="1">
            <text:p>0xA9A5</text:p>
          </table:table-cell>
          <table:covered-table-cell table:style-name="ce2"/>
          <table:table-cell table:style-name="ce2" table:formula="of:=&quot;0x&quot;&amp;[.BX67]&amp;[.BW67]" office:value-type="string" office:string-value="0xAFAC" table:number-columns-spanned="2" table:number-rows-spanned="1">
            <text:p>0xAFAC</text:p>
          </table:table-cell>
          <table:covered-table-cell table:style-name="ce2"/>
          <table:table-cell table:style-name="ce2" table:formula="of:=&quot;0x&quot;&amp;[.BZ67]&amp;[.BY67]" office:value-type="string" office:string-value="0xB1B1" table:number-columns-spanned="2" table:number-rows-spanned="1">
            <text:p>0xB1B1</text:p>
          </table:table-cell>
          <table:covered-table-cell table:style-name="ce2"/>
          <table:table-cell table:style-name="ce2" table:formula="of:=&quot;0x&quot;&amp;[.CB67]&amp;[.CA67]" office:value-type="string" office:string-value="0xB6B5" table:number-columns-spanned="2" table:number-rows-spanned="1">
            <text:p>0xB6B5</text:p>
          </table:table-cell>
          <table:covered-table-cell table:style-name="ce2"/>
          <table:table-cell table:style-name="ce2" table:formula="of:=&quot;0x&quot;&amp;[.CD67]&amp;[.CC67]" office:value-type="string" office:string-value="0xBBB8" table:number-columns-spanned="2" table:number-rows-spanned="1">
            <text:p>0xBBB8</text:p>
          </table:table-cell>
          <table:covered-table-cell table:style-name="ce2"/>
          <table:table-cell table:style-name="ce2" table:formula="of:=&quot;0x&quot;&amp;[.CF67]&amp;[.CE67]" office:value-type="string" office:string-value="0xBDB9" table:number-columns-spanned="2" table:number-rows-spanned="1">
            <text:p>0xBDB9</text:p>
          </table:table-cell>
          <table:covered-table-cell table:style-name="ce2"/>
          <table:table-cell table:style-name="ce2" table:formula="of:=&quot;0x&quot;&amp;[.CH67]&amp;[.CG67]" office:value-type="string" office:string-value="0xBFC1" table:number-columns-spanned="2" table:number-rows-spanned="1">
            <text:p>0xBFC1</text:p>
          </table:table-cell>
          <table:covered-table-cell table:style-name="ce2"/>
          <table:table-cell table:style-name="ce2" table:formula="of:=&quot;0x&quot;&amp;[.CJ67]&amp;[.CI67]" office:value-type="string" office:string-value="0xBDBB" table:number-columns-spanned="2" table:number-rows-spanned="1">
            <text:p>0xBDBB</text:p>
          </table:table-cell>
          <table:covered-table-cell table:style-name="ce2"/>
          <table:table-cell table:style-name="ce2" table:formula="of:=&quot;0x&quot;&amp;[.CL67]&amp;[.CK67]" office:value-type="string" office:string-value="0xC8C3" table:number-columns-spanned="2" table:number-rows-spanned="1">
            <text:p>0xC8C3</text:p>
          </table:table-cell>
          <table:covered-table-cell table:style-name="ce2"/>
          <table:table-cell table:style-name="ce2" table:formula="of:=&quot;0x&quot;&amp;[.CN67]&amp;[.CM67]" office:value-type="string" office:string-value="0xCACB" table:number-columns-spanned="2" table:number-rows-spanned="1">
            <text:p>0xCACB</text:p>
          </table:table-cell>
          <table:covered-table-cell table:style-name="ce2"/>
          <table:table-cell table:style-name="ce2" table:formula="of:=&quot;0x&quot;&amp;[.CP67]&amp;[.CO67]" office:value-type="string" office:string-value="0xC0C4" table:number-columns-spanned="2" table:number-rows-spanned="1">
            <text:p>0xC0C4</text:p>
          </table:table-cell>
          <table:covered-table-cell table:style-name="ce2"/>
          <table:table-cell table:style-name="ce2" table:formula="of:=&quot;0x&quot;&amp;[.CR67]&amp;[.CQ67]" office:value-type="string" office:string-value="0xBDBE" table:number-columns-spanned="2" table:number-rows-spanned="1">
            <text:p>0xBDBE</text:p>
          </table:table-cell>
          <table:covered-table-cell table:style-name="ce2"/>
          <table:table-cell table:style-name="ce2" table:formula="of:=&quot;0x&quot;&amp;[.CT67]&amp;[.CS67]" office:value-type="string" office:string-value="0xC8C3" table:number-columns-spanned="2" table:number-rows-spanned="1">
            <text:p>0xC8C3</text:p>
          </table:table-cell>
          <table:covered-table-cell table:style-name="ce2"/>
          <table:table-cell table:style-name="ce2" table:formula="of:=&quot;0x&quot;&amp;[.CV67]&amp;[.CU67]" office:value-type="string" office:string-value="0xD2CA" table:number-columns-spanned="2" table:number-rows-spanned="1">
            <text:p>0xD2CA</text:p>
          </table:table-cell>
          <table:covered-table-cell table:style-name="ce2"/>
          <table:table-cell table:style-name="ce2" table:formula="of:=&quot;0x&quot;&amp;[.CX67]&amp;[.CW67]" office:value-type="string" office:string-value="0xD9D8" table:number-columns-spanned="2" table:number-rows-spanned="1">
            <text:p>0xD9D8</text:p>
          </table:table-cell>
          <table:covered-table-cell table:style-name="ce2"/>
          <table:table-cell table:style-name="ce2" table:formula="of:=&quot;0x&quot;&amp;[.CZ67]&amp;[.CY67]" office:value-type="string" office:string-value="0xD6D6" table:number-columns-spanned="2" table:number-rows-spanned="1">
            <text:p>0xD6D6</text:p>
          </table:table-cell>
          <table:covered-table-cell table:style-name="ce2"/>
          <table:table-cell table:style-name="ce2" table:formula="of:=&quot;0x&quot;&amp;[.DB67]&amp;[.DA67]" office:value-type="string" office:string-value="0xD7D9" table:number-columns-spanned="2" table:number-rows-spanned="1">
            <text:p>0xD7D9</text:p>
          </table:table-cell>
          <table:covered-table-cell table:style-name="ce2"/>
          <table:table-cell table:style-name="ce2" table:formula="of:=&quot;0x&quot;&amp;[.DD67]&amp;[.DC67]" office:value-type="string" office:string-value="0xC9D1" table:number-columns-spanned="2" table:number-rows-spanned="1">
            <text:p>0xC9D1</text:p>
          </table:table-cell>
          <table:covered-table-cell table:style-name="ce2"/>
          <table:table-cell table:style-name="ce2" table:formula="of:=&quot;0x&quot;&amp;[.DF67]&amp;[.DE67]" office:value-type="string" office:string-value="0xC2C3" table:number-columns-spanned="2" table:number-rows-spanned="1">
            <text:p>0xC2C3</text:p>
          </table:table-cell>
          <table:covered-table-cell table:style-name="ce2"/>
          <table:table-cell table:style-name="ce2" table:formula="of:=&quot;0x&quot;&amp;[.DH67]&amp;[.DG67]" office:value-type="string" office:string-value="0xC0C2" table:number-columns-spanned="2" table:number-rows-spanned="1">
            <text:p>0xC0C2</text:p>
          </table:table-cell>
          <table:covered-table-cell table:style-name="ce2"/>
          <table:table-cell table:style-name="ce2" table:formula="of:=&quot;0x&quot;&amp;[.DJ67]&amp;[.DI67]" office:value-type="string" office:string-value="0xBCC0" table:number-columns-spanned="2" table:number-rows-spanned="1">
            <text:p>0xBCC0</text:p>
          </table:table-cell>
          <table:covered-table-cell table:style-name="ce2"/>
          <table:table-cell table:style-name="ce2" table:formula="of:=&quot;0x&quot;&amp;[.DL67]&amp;[.DK67]" office:value-type="string" office:string-value="0xB4B5" table:number-columns-spanned="2" table:number-rows-spanned="1">
            <text:p>0xB4B5</text:p>
          </table:table-cell>
          <table:covered-table-cell table:style-name="ce2"/>
          <table:table-cell table:style-name="ce2" table:formula="of:=&quot;0x&quot;&amp;[.DN67]&amp;[.DM67]" office:value-type="string" office:string-value="0xBCB8" table:number-columns-spanned="2" table:number-rows-spanned="1">
            <text:p>0xBCB8</text:p>
          </table:table-cell>
          <table:covered-table-cell table:style-name="ce2"/>
          <table:table-cell table:style-name="ce2" table:formula="of:=&quot;0x&quot;&amp;[.DP67]&amp;[.DO67]" office:value-type="string" office:string-value="0xC6BE" table:number-columns-spanned="2" table:number-rows-spanned="1">
            <text:p>0xC6BE</text:p>
          </table:table-cell>
          <table:covered-table-cell table:style-name="ce2"/>
          <table:table-cell table:style-name="ce2" table:formula="of:=&quot;0x&quot;&amp;[.DR67]&amp;[.DQ67]" office:value-type="string" office:string-value="0xD1CD" table:number-columns-spanned="2" table:number-rows-spanned="1">
            <text:p>0xD1CD</text:p>
          </table:table-cell>
          <table:covered-table-cell table:style-name="ce2"/>
          <table:table-cell table:style-name="ce2" table:formula="of:=&quot;0x&quot;&amp;[.DT67]&amp;[.DS67]" office:value-type="string" office:string-value="0xCDD2" table:number-columns-spanned="2" table:number-rows-spanned="1">
            <text:p>0xCDD2</text:p>
          </table:table-cell>
          <table:covered-table-cell table:style-name="ce2"/>
          <table:table-cell table:style-name="ce2" table:formula="of:=&quot;0x&quot;&amp;[.DV67]&amp;[.DU67]" office:value-type="string" office:string-value="0xD5CE" table:number-columns-spanned="2" table:number-rows-spanned="1">
            <text:p>0xD5CE</text:p>
          </table:table-cell>
          <table:covered-table-cell table:style-name="ce2"/>
          <table:table-cell table:style-name="ce2" table:formula="of:=&quot;0x&quot;&amp;[.DX67]&amp;[.DW67]" office:value-type="string" office:string-value="0xD9D7" table:number-columns-spanned="2" table:number-rows-spanned="1">
            <text:p>0xD9D7</text:p>
          </table:table-cell>
          <table:covered-table-cell table:style-name="ce2"/>
          <table:table-cell table:style-name="ce2" table:formula="of:=&quot;0x&quot;&amp;[.DZ67]&amp;[.DY67]" office:value-type="string" office:string-value="0xE3DE" table:number-columns-spanned="2" table:number-rows-spanned="1">
            <text:p>0xE3DE</text:p>
          </table:table-cell>
          <table:covered-table-cell table:style-name="ce2"/>
          <table:table-cell table:style-name="ce2" table:formula="of:=&quot;0x&quot;&amp;[.EB67]&amp;[.EA67]" office:value-type="string" office:string-value="0xF2E8" table:number-columns-spanned="2" table:number-rows-spanned="1">
            <text:p>0xF2E8</text:p>
          </table:table-cell>
          <table:covered-table-cell table:style-name="ce2"/>
          <table:table-cell table:style-name="ce2" table:formula="of:=&quot;0x&quot;&amp;[.ED67]&amp;[.EC67]" office:value-type="string" office:string-value="0xFFFC" table:number-columns-spanned="2" table:number-rows-spanned="1">
            <text:p>0xFFFC</text:p>
          </table:table-cell>
          <table:covered-table-cell table:style-name="ce2"/>
          <table:table-cell table:style-name="ce2" table:formula="of:=&quot;0x&quot;&amp;[.EF67]&amp;[.EE67]" office:value-type="string" office:string-value="0xFCFE" table:number-columns-spanned="2" table:number-rows-spanned="1">
            <text:p>0xFCFE</text:p>
          </table:table-cell>
          <table:covered-table-cell table:style-name="ce2"/>
          <table:table-cell table:style-name="ce2" table:formula="of:=&quot;0x&quot;&amp;[.EH67]&amp;[.EG67]" office:value-type="string" office:string-value="0xFBFA" table:number-columns-spanned="2" table:number-rows-spanned="1">
            <text:p>0xFBFA</text:p>
          </table:table-cell>
          <table:covered-table-cell table:style-name="ce2"/>
          <table:table-cell table:style-name="ce2" table:formula="of:=&quot;0x&quot;&amp;[.EJ67]&amp;[.EI67]" office:value-type="string" office:string-value="0xF6F9" table:number-columns-spanned="2" table:number-rows-spanned="1">
            <text:p>0xF6F9</text:p>
          </table:table-cell>
          <table:covered-table-cell table:style-name="ce2"/>
          <table:table-cell table:style-name="ce2" table:formula="of:=&quot;0x&quot;&amp;[.EL67]&amp;[.EK67]" office:value-type="string" office:string-value="0xF8F8" table:number-columns-spanned="2" table:number-rows-spanned="1">
            <text:p>0xF8F8</text:p>
          </table:table-cell>
          <table:covered-table-cell table:style-name="ce2"/>
          <table:table-cell table:style-name="ce2" table:formula="of:=&quot;0x&quot;&amp;[.EN67]&amp;[.EM67]" office:value-type="string" office:string-value="0xEEF5" table:number-columns-spanned="2" table:number-rows-spanned="1">
            <text:p>0xEEF5</text:p>
          </table:table-cell>
          <table:covered-table-cell table:style-name="ce2"/>
          <table:table-cell table:style-name="ce2" table:formula="of:=&quot;0x&quot;&amp;[.EP67]&amp;[.EO67]" office:value-type="string" office:string-value="0xE8E9" table:number-columns-spanned="2" table:number-rows-spanned="1">
            <text:p>0xE8E9</text:p>
          </table:table-cell>
          <table:covered-table-cell table:style-name="ce2"/>
          <table:table-cell table:style-name="ce2" table:formula="of:=&quot;0x&quot;&amp;[.ER67]&amp;[.EQ67]" office:value-type="string" office:string-value="0xECE8" table:number-columns-spanned="2" table:number-rows-spanned="1">
            <text:p>0xECE8</text:p>
          </table:table-cell>
          <table:covered-table-cell table:style-name="ce2"/>
          <table:table-cell table:style-name="ce2" table:formula="of:=&quot;0x&quot;&amp;[.ET67]&amp;[.ES67]" office:value-type="string" office:string-value="0xF2F1" table:number-columns-spanned="2" table:number-rows-spanned="1">
            <text:p>0xF2F1</text:p>
          </table:table-cell>
          <table:covered-table-cell table:style-name="ce2"/>
          <table:table-cell table:style-name="ce2" table:formula="of:=&quot;0x&quot;&amp;[.EV67]&amp;[.EU67]" office:value-type="string" office:string-value="0xF6F2" table:number-columns-spanned="2" table:number-rows-spanned="1">
            <text:p>0xF6F2</text:p>
          </table:table-cell>
          <table:covered-table-cell table:style-name="ce2"/>
          <table:table-cell table:style-name="ce2" table:formula="of:=&quot;0x&quot;&amp;[.EX67]&amp;[.EW67]" office:value-type="string" office:string-value="0xFDF9" table:number-columns-spanned="2" table:number-rows-spanned="1">
            <text:p>0xFDF9</text:p>
          </table:table-cell>
          <table:covered-table-cell table:style-name="ce2"/>
          <table:table-cell table:style-name="ce2" table:formula="of:=&quot;0x&quot;&amp;[.EZ67]&amp;[.EY67]" office:value-type="string" office:string-value="0xF2FA" table:number-columns-spanned="2" table:number-rows-spanned="1">
            <text:p>0xF2FA</text:p>
          </table:table-cell>
          <table:covered-table-cell table:style-name="ce2"/>
          <table:table-cell table:style-name="ce2" table:formula="of:=&quot;0x&quot;&amp;[.FB67]&amp;[.FA67]" office:value-type="string" office:string-value="0xE8EC" table:number-columns-spanned="2" table:number-rows-spanned="1">
            <text:p>0xE8EC</text:p>
          </table:table-cell>
          <table:covered-table-cell table:style-name="ce2"/>
          <table:table-cell table:style-name="ce2" table:formula="of:=&quot;0x&quot;&amp;[.FD67]&amp;[.FC67]" office:value-type="string" office:string-value="0xDCE2" table:number-columns-spanned="2" table:number-rows-spanned="1">
            <text:p>0xDCE2</text:p>
          </table:table-cell>
          <table:covered-table-cell table:style-name="ce2"/>
          <table:table-cell table:style-name="ce2" table:formula="of:=&quot;0x&quot;&amp;[.FF67]&amp;[.FE67]" office:value-type="string" office:string-value="0xDFDE" table:number-columns-spanned="2" table:number-rows-spanned="1">
            <text:p>0xDFDE</text:p>
          </table:table-cell>
          <table:covered-table-cell table:style-name="ce2"/>
          <table:table-cell table:style-name="ce2" table:formula="of:=&quot;0x&quot;&amp;[.FH67]&amp;[.FG67]" office:value-type="string" office:string-value="0xDDDD" table:number-columns-spanned="2" table:number-rows-spanned="1">
            <text:p>0xDDDD</text:p>
          </table:table-cell>
          <table:covered-table-cell table:style-name="ce2"/>
          <table:table-cell table:style-name="ce2" table:formula="of:=&quot;0x&quot;&amp;[.FJ67]&amp;[.FI67]" office:value-type="string" office:string-value="0xCAD5" table:number-columns-spanned="2" table:number-rows-spanned="1">
            <text:p>0xCAD5</text:p>
          </table:table-cell>
          <table:covered-table-cell table:style-name="ce2"/>
          <table:table-cell table:style-name="ce2" table:formula="of:=&quot;0x&quot;&amp;[.FL67]&amp;[.FK67]" office:value-type="string" office:string-value="0xBDC2" table:number-columns-spanned="2" table:number-rows-spanned="1">
            <text:p>0xBDC2</text:p>
          </table:table-cell>
          <table:covered-table-cell table:style-name="ce2"/>
          <table:table-cell table:style-name="ce2" table:formula="of:=&quot;0x&quot;&amp;[.FN67]&amp;[.FM67]" office:value-type="string" office:string-value="0xB8BB" table:number-columns-spanned="2" table:number-rows-spanned="1">
            <text:p>0xB8BB</text:p>
          </table:table-cell>
          <table:covered-table-cell table:style-name="ce2"/>
          <table:table-cell table:style-name="ce2" table:formula="of:=&quot;0x&quot;&amp;[.FP67]&amp;[.FO67]" office:value-type="string" office:string-value="0xA4AE" table:number-columns-spanned="2" table:number-rows-spanned="1">
            <text:p>0xA4AE</text:p>
          </table:table-cell>
          <table:covered-table-cell table:style-name="ce2"/>
          <table:table-cell table:style-name="ce2" table:formula="of:=&quot;0x&quot;&amp;[.FR67]&amp;[.FQ67]" office:value-type="string" office:string-value="0x999E" table:number-columns-spanned="2" table:number-rows-spanned="1">
            <text:p>0x999E</text:p>
          </table:table-cell>
          <table:covered-table-cell table:style-name="ce2"/>
          <table:table-cell table:style-name="ce2" table:formula="of:=&quot;0x&quot;&amp;[.FT67]&amp;[.FS67]" office:value-type="string" office:string-value="0x8A91" table:number-columns-spanned="2" table:number-rows-spanned="1">
            <text:p>0x8A91</text:p>
          </table:table-cell>
          <table:covered-table-cell table:style-name="ce2"/>
          <table:table-cell table:style-name="ce2" table:formula="of:=&quot;0x&quot;&amp;[.FV67]&amp;[.FU67]" office:value-type="string" office:string-value="0x8488" table:number-columns-spanned="2" table:number-rows-spanned="1">
            <text:p>0x8488</text:p>
          </table:table-cell>
          <table:covered-table-cell table:style-name="ce2"/>
          <table:table-cell table:style-name="ce2" table:formula="of:=&quot;0x&quot;&amp;[.FX67]&amp;[.FW67]" office:value-type="string" office:string-value="0x8382" table:number-columns-spanned="2" table:number-rows-spanned="1">
            <text:p>0x8382</text:p>
          </table:table-cell>
          <table:covered-table-cell table:style-name="ce2"/>
          <table:table-cell table:style-name="ce2" table:formula="of:=&quot;0x&quot;&amp;[.FZ67]&amp;[.FY67]" office:value-type="string" office:string-value="0x8B86" table:number-columns-spanned="2" table:number-rows-spanned="1">
            <text:p>0x8B86</text:p>
          </table:table-cell>
          <table:covered-table-cell table:style-name="ce2"/>
          <table:table-cell table:style-name="ce2" table:formula="of:=&quot;0x&quot;&amp;[.GB67]&amp;[.GA67]" office:value-type="string" office:string-value="0x968F" table:number-columns-spanned="2" table:number-rows-spanned="1">
            <text:p>0x968F</text:p>
          </table:table-cell>
          <table:covered-table-cell table:style-name="ce2"/>
          <table:table-cell table:style-name="ce2" table:formula="of:=&quot;0x&quot;&amp;[.GD67]&amp;[.GC67]" office:value-type="string" office:string-value="0x9799" table:number-columns-spanned="2" table:number-rows-spanned="1">
            <text:p>0x9799</text:p>
          </table:table-cell>
          <table:covered-table-cell table:style-name="ce2"/>
          <table:table-cell table:style-name="ce2" table:formula="of:=&quot;0x&quot;&amp;[.GF67]&amp;[.GE67]" office:value-type="string" office:string-value="0x868F" table:number-columns-spanned="2" table:number-rows-spanned="1">
            <text:p>0x868F</text:p>
          </table:table-cell>
          <table:covered-table-cell table:style-name="ce2"/>
          <table:table-cell table:style-name="ce2" table:formula="of:=&quot;0x&quot;&amp;[.GH67]&amp;[.GG67]" office:value-type="string" office:string-value="0x8A86" table:number-columns-spanned="2" table:number-rows-spanned="1">
            <text:p>0x8A86</text:p>
          </table:table-cell>
          <table:covered-table-cell table:style-name="ce2"/>
          <table:table-cell table:style-name="ce2" table:formula="of:=&quot;0x&quot;&amp;[.GJ67]&amp;[.GI67]" office:value-type="string" office:string-value="0x8487" table:number-columns-spanned="2" table:number-rows-spanned="1">
            <text:p>0x8487</text:p>
          </table:table-cell>
          <table:covered-table-cell table:style-name="ce2"/>
          <table:table-cell table:style-name="ce2" table:formula="of:=&quot;0x&quot;&amp;[.GL67]&amp;[.GK67]" office:value-type="string" office:string-value="0x8485" table:number-columns-spanned="2" table:number-rows-spanned="1">
            <text:p>0x8485</text:p>
          </table:table-cell>
          <table:covered-table-cell table:style-name="ce2"/>
          <table:table-cell table:style-name="ce2" table:formula="of:=&quot;0x&quot;&amp;[.GN67]&amp;[.GM67]" office:value-type="string" office:string-value="0x8182" table:number-columns-spanned="2" table:number-rows-spanned="1">
            <text:p>0x8182</text:p>
          </table:table-cell>
          <table:covered-table-cell table:style-name="ce2"/>
          <table:table-cell table:style-name="ce2" table:formula="of:=&quot;0x&quot;&amp;[.GP67]&amp;[.GO67]" office:value-type="string" office:string-value="0x7E80" table:number-columns-spanned="2" table:number-rows-spanned="1">
            <text:p>0x7E80</text:p>
          </table:table-cell>
          <table:covered-table-cell table:style-name="ce2"/>
          <table:table-cell table:style-name="ce2" table:formula="of:=&quot;0x&quot;&amp;[.GR67]&amp;[.GQ67]" office:value-type="string" office:string-value="0x7B7D" table:number-columns-spanned="2" table:number-rows-spanned="1">
            <text:p>0x7B7D</text:p>
          </table:table-cell>
          <table:covered-table-cell table:style-name="ce2"/>
          <table:table-cell table:style-name="ce2" table:formula="of:=&quot;0x&quot;&amp;[.GT67]&amp;[.GS67]" office:value-type="string" office:string-value="0x7B7A" table:number-columns-spanned="2" table:number-rows-spanned="1">
            <text:p>0x7B7A</text:p>
          </table:table-cell>
          <table:covered-table-cell table:style-name="ce2"/>
          <table:table-cell table:style-name="ce2" table:formula="of:=&quot;0x&quot;&amp;[.GV67]&amp;[.GU67]" office:value-type="string" office:string-value="0x7578" table:number-columns-spanned="2" table:number-rows-spanned="1">
            <text:p>0x7578</text:p>
          </table:table-cell>
          <table:covered-table-cell table:style-name="ce2"/>
          <table:table-cell table:style-name="ce2" table:formula="of:=&quot;0x&quot;&amp;[.GX67]&amp;[.GW67]" office:value-type="string" office:string-value="0x7979" table:number-columns-spanned="2" table:number-rows-spanned="1">
            <text:p>0x7979</text:p>
          </table:table-cell>
          <table:covered-table-cell table:style-name="ce2"/>
          <table:table-cell table:style-name="ce2" table:formula="of:=&quot;0x&quot;&amp;[.GZ67]&amp;[.GY67]" office:value-type="string" office:string-value="0x6870" table:number-columns-spanned="2" table:number-rows-spanned="1">
            <text:p>0x6870</text:p>
          </table:table-cell>
          <table:covered-table-cell table:style-name="ce2"/>
          <table:table-cell table:style-name="ce2" table:formula="of:=&quot;0x&quot;&amp;[.HB67]&amp;[.HA67]" office:value-type="string" office:string-value="0x6966" table:number-columns-spanned="2" table:number-rows-spanned="1">
            <text:p>0x6966</text:p>
          </table:table-cell>
          <table:covered-table-cell table:style-name="ce2"/>
          <table:table-cell table:style-name="ce2" table:formula="of:=&quot;0x&quot;&amp;[.HD67]&amp;[.HC67]" office:value-type="string" office:string-value="0x7470" table:number-columns-spanned="2" table:number-rows-spanned="1">
            <text:p>0x7470</text:p>
          </table:table-cell>
          <table:covered-table-cell table:style-name="ce2"/>
          <table:table-cell table:style-name="ce2" table:formula="of:=&quot;0x&quot;&amp;[.HF67]&amp;[.HE67]" office:value-type="string" office:string-value="0x7C79" table:number-columns-spanned="2" table:number-rows-spanned="1">
            <text:p>0x7C79</text:p>
          </table:table-cell>
          <table:covered-table-cell table:style-name="ce2"/>
          <table:table-cell table:style-name="ce2" table:formula="of:=&quot;0x&quot;&amp;[.HH67]&amp;[.HG67]" office:value-type="string" office:string-value="0x7B7D" table:number-columns-spanned="2" table:number-rows-spanned="1">
            <text:p>0x7B7D</text:p>
          </table:table-cell>
          <table:covered-table-cell table:style-name="ce2"/>
          <table:table-cell table:style-name="ce2" table:formula="of:=&quot;0x&quot;&amp;[.HJ67]&amp;[.HI67]" office:value-type="string" office:string-value="0x7577" table:number-columns-spanned="2" table:number-rows-spanned="1">
            <text:p>0x7577</text:p>
          </table:table-cell>
          <table:covered-table-cell table:style-name="ce2"/>
          <table:table-cell table:style-name="ce2" table:formula="of:=&quot;0x&quot;&amp;[.HL67]&amp;[.HK67]" office:value-type="string" office:string-value="0x666E" table:number-columns-spanned="2" table:number-rows-spanned="1">
            <text:p>0x666E</text:p>
          </table:table-cell>
          <table:covered-table-cell table:style-name="ce2"/>
          <table:table-cell table:style-name="ce2" table:formula="of:=&quot;0x&quot;&amp;[.HN67]&amp;[.HM67]" office:value-type="string" office:string-value="0x5B61" table:number-columns-spanned="2" table:number-rows-spanned="1">
            <text:p>0x5B61</text:p>
          </table:table-cell>
          <table:covered-table-cell table:style-name="ce2"/>
          <table:table-cell table:style-name="ce2" table:formula="of:=&quot;0x&quot;&amp;[.HP67]&amp;[.HO67]" office:value-type="string" office:string-value="0x4751" table:number-columns-spanned="2" table:number-rows-spanned="1">
            <text:p>0x4751</text:p>
          </table:table-cell>
          <table:covered-table-cell table:style-name="ce2"/>
          <table:table-cell table:style-name="ce2" table:formula="of:=&quot;0x&quot;&amp;[.HR67]&amp;[.HQ67]" office:value-type="string" office:string-value="0x4244" table:number-columns-spanned="2" table:number-rows-spanned="1">
            <text:p>0x4244</text:p>
          </table:table-cell>
          <table:covered-table-cell table:style-name="ce2"/>
          <table:table-cell table:style-name="ce2" table:formula="of:=&quot;0x&quot;&amp;[.HT67]&amp;[.HS67]" office:value-type="string" office:string-value="0x353D" table:number-columns-spanned="2" table:number-rows-spanned="1">
            <text:p>0x353D</text:p>
          </table:table-cell>
          <table:covered-table-cell table:style-name="ce2"/>
          <table:table-cell table:style-name="ce2" table:formula="of:=&quot;0x&quot;&amp;[.HV67]&amp;[.HU67]" office:value-type="string" office:string-value="0x222A" table:number-columns-spanned="2" table:number-rows-spanned="1">
            <text:p>0x222A</text:p>
          </table:table-cell>
          <table:covered-table-cell table:style-name="ce2"/>
          <table:table-cell table:style-name="ce2" table:formula="of:=&quot;0x&quot;&amp;[.HX67]&amp;[.HW67]" office:value-type="string" office:string-value="0x2022" table:number-columns-spanned="2" table:number-rows-spanned="1">
            <text:p>0x2022</text:p>
          </table:table-cell>
          <table:covered-table-cell table:style-name="ce2"/>
          <table:table-cell table:style-name="ce2" table:formula="of:=&quot;0x&quot;&amp;[.HZ67]&amp;[.HY67]" office:value-type="string" office:string-value="0x2321" table:number-columns-spanned="2" table:number-rows-spanned="1">
            <text:p>0x2321</text:p>
          </table:table-cell>
          <table:covered-table-cell table:style-name="ce2"/>
          <table:table-cell table:style-name="ce2" table:formula="of:=&quot;0x&quot;&amp;[.IB67]&amp;[.IA67]" office:value-type="string" office:string-value="0x171D" table:number-columns-spanned="2" table:number-rows-spanned="1">
            <text:p>0x171D</text:p>
          </table:table-cell>
          <table:covered-table-cell table:style-name="ce2"/>
          <table:table-cell table:style-name="ce2" table:formula="of:=&quot;0x&quot;&amp;[.ID67]&amp;[.IC67]" office:value-type="string" office:string-value="0x0D13" table:number-columns-spanned="2" table:number-rows-spanned="1">
            <text:p>0x0D13</text:p>
          </table:table-cell>
          <table:covered-table-cell table:style-name="ce2"/>
          <table:table-cell table:style-name="ce2" table:formula="of:=&quot;0x&quot;&amp;[.IF67]&amp;[.IE67]" office:value-type="string" office:string-value="0x0205" table:number-columns-spanned="2" table:number-rows-spanned="1">
            <text:p>0x0205</text:p>
          </table:table-cell>
          <table:covered-table-cell table:style-name="ce2"/>
          <table:table-cell table:style-name="ce2" table:formula="of:=&quot;0x&quot;&amp;[.IH67]&amp;[.IG67]" office:value-type="string" office:string-value="0x0906" table:number-columns-spanned="2" table:number-rows-spanned="1">
            <text:p>0x0906</text:p>
          </table:table-cell>
          <table:covered-table-cell table:style-name="ce2"/>
          <table:table-cell table:style-name="ce2" table:formula="of:=&quot;0x&quot;&amp;[.IJ67]&amp;[.II67]" office:value-type="string" office:string-value="0x0D0D" table:number-columns-spanned="2" table:number-rows-spanned="1">
            <text:p>0x0D0D</text:p>
          </table:table-cell>
          <table:covered-table-cell table:style-name="ce2"/>
          <table:table-cell table:style-name="ce2" table:formula="of:=&quot;0x&quot;&amp;[.IL67]&amp;[.IK67]" office:value-type="string" office:string-value="0x130E" table:number-columns-spanned="2" table:number-rows-spanned="1">
            <text:p>0x130E</text:p>
          </table:table-cell>
          <table:covered-table-cell table:style-name="ce2"/>
          <table:table-cell table:style-name="ce2" table:formula="of:=&quot;0x&quot;&amp;[.IN67]&amp;[.IM67]" office:value-type="string" office:string-value="0x1717" table:number-columns-spanned="2" table:number-rows-spanned="1">
            <text:p>0x1717</text:p>
          </table:table-cell>
          <table:covered-table-cell table:style-name="ce2"/>
          <table:table-cell table:style-name="ce2" table:formula="of:=&quot;0x&quot;&amp;[.IP67]&amp;[.IO67]" office:value-type="string" office:string-value="0x1116" table:number-columns-spanned="2" table:number-rows-spanned="1">
            <text:p>0x1116</text:p>
          </table:table-cell>
          <table:covered-table-cell table:style-name="ce2"/>
          <table:table-cell table:style-name="ce2" table:formula="of:=&quot;0x&quot;&amp;[.IR67]&amp;[.IQ67]" office:value-type="string" office:string-value="0x070A" table:number-columns-spanned="2" table:number-rows-spanned="1">
            <text:p>0x070A</text:p>
          </table:table-cell>
          <table:covered-table-cell table:style-name="ce2"/>
          <table:table-cell table:style-name="ce2" table:formula="of:=&quot;0x&quot;&amp;[.IT67]&amp;[.IS67]" office:value-type="string" office:string-value="0x0907" table:number-columns-spanned="2" table:number-rows-spanned="1">
            <text:p>0x0907</text:p>
          </table:table-cell>
          <table:covered-table-cell table:style-name="ce2"/>
          <table:table-cell table:style-name="ce2" table:formula="of:=&quot;0x&quot;&amp;[.IV67]&amp;[.IU67]" office:value-type="string" office:string-value="0x0406" table:number-columns-spanned="2" table:number-rows-spanned="1">
            <text:p>0x0406</text:p>
          </table:table-cell>
          <table:covered-table-cell table:style-name="ce2"/>
          <table:table-cell table:style-name="ce2" table:formula="of:=&quot;0x&quot;&amp;[.IX67]&amp;[.IW67]" office:value-type="string" office:string-value="0x0305" table:number-columns-spanned="2" table:number-rows-spanned="1">
            <text:p>0x0305</text:p>
          </table:table-cell>
          <table:covered-table-cell table:style-name="ce2"/>
          <table:table-cell table:style-name="ce6"/>
          <table:table-cell table:number-columns-repeated="2"/>
        </table:table-row>
        <table:table-row table:style-name="ro1">
          <table:table-cell office:value-type="string">
            <text:p>Kontrolle</text:p>
          </table:table-cell>
          <table:table-cell/>
          <table:table-cell table:formula="of:=HEX2DEC([.C67])" office:value-type="float" office:value="0">
            <text:p>0</text:p>
          </table:table-cell>
          <table:table-cell table:formula="of:=HEX2DEC([.D67])" office:value-type="float" office:value="3">
            <text:p>3</text:p>
          </table:table-cell>
          <table:table-cell table:formula="of:=HEX2DEC([.E67])" office:value-type="float" office:value="13">
            <text:p>13</text:p>
          </table:table-cell>
          <table:table-cell table:formula="of:=HEX2DEC([.F67])" office:value-type="float" office:value="23">
            <text:p>23</text:p>
          </table:table-cell>
          <table:table-cell table:formula="of:=HEX2DEC([.G67])" office:value-type="float" office:value="28">
            <text:p>28</text:p>
          </table:table-cell>
          <table:table-cell table:formula="of:=HEX2DEC([.H67])" office:value-type="float" office:value="33">
            <text:p>33</text:p>
          </table:table-cell>
          <table:table-cell table:formula="of:=HEX2DEC([.I67])" office:value-type="float" office:value="38">
            <text:p>38</text:p>
          </table:table-cell>
          <table:table-cell table:formula="of:=HEX2DEC([.J67])" office:value-type="float" office:value="40">
            <text:p>40</text:p>
          </table:table-cell>
          <table:table-cell table:formula="of:=HEX2DEC([.K67])" office:value-type="float" office:value="42">
            <text:p>42</text:p>
          </table:table-cell>
          <table:table-cell table:formula="of:=HEX2DEC([.L67])" office:value-type="float" office:value="49">
            <text:p>49</text:p>
          </table:table-cell>
          <table:table-cell table:formula="of:=HEX2DEC([.M67])" office:value-type="float" office:value="50">
            <text:p>50</text:p>
          </table:table-cell>
          <table:table-cell table:formula="of:=HEX2DEC([.N67])" office:value-type="float" office:value="45">
            <text:p>45</text:p>
          </table:table-cell>
          <table:table-cell table:formula="of:=HEX2DEC([.O67])" office:value-type="float" office:value="46">
            <text:p>46</text:p>
          </table:table-cell>
          <table:table-cell table:formula="of:=HEX2DEC([.P67])" office:value-type="float" office:value="50">
            <text:p>50</text:p>
          </table:table-cell>
          <table:table-cell table:formula="of:=HEX2DEC([.Q67])" office:value-type="float" office:value="57">
            <text:p>57</text:p>
          </table:table-cell>
          <table:table-cell table:formula="of:=HEX2DEC([.R67])" office:value-type="float" office:value="65">
            <text:p>65</text:p>
          </table:table-cell>
          <table:table-cell table:formula="of:=HEX2DEC([.S67])" office:value-type="float" office:value="67">
            <text:p>67</text:p>
          </table:table-cell>
          <table:table-cell table:formula="of:=HEX2DEC([.T67])" office:value-type="float" office:value="71">
            <text:p>71</text:p>
          </table:table-cell>
          <table:table-cell table:formula="of:=HEX2DEC([.U67])" office:value-type="float" office:value="75">
            <text:p>75</text:p>
          </table:table-cell>
          <table:table-cell table:formula="of:=HEX2DEC([.V67])" office:value-type="float" office:value="74">
            <text:p>74</text:p>
          </table:table-cell>
          <table:table-cell table:formula="of:=HEX2DEC([.W67])" office:value-type="float" office:value="67">
            <text:p>67</text:p>
          </table:table-cell>
          <table:table-cell table:formula="of:=HEX2DEC([.X67])" office:value-type="float" office:value="63">
            <text:p>63</text:p>
          </table:table-cell>
          <table:table-cell table:formula="of:=HEX2DEC([.Y67])" office:value-type="float" office:value="63">
            <text:p>63</text:p>
          </table:table-cell>
          <table:table-cell table:formula="of:=HEX2DEC([.Z67])" office:value-type="float" office:value="61">
            <text:p>61</text:p>
          </table:table-cell>
          <table:table-cell table:formula="of:=HEX2DEC([.AA67])" office:value-type="float" office:value="61">
            <text:p>61</text:p>
          </table:table-cell>
          <table:table-cell table:formula="of:=HEX2DEC([.AB67])" office:value-type="float" office:value="60">
            <text:p>60</text:p>
          </table:table-cell>
          <table:table-cell table:formula="of:=HEX2DEC([.AC67])" office:value-type="float" office:value="54">
            <text:p>54</text:p>
          </table:table-cell>
          <table:table-cell table:formula="of:=HEX2DEC([.AD67])" office:value-type="float" office:value="46">
            <text:p>46</text:p>
          </table:table-cell>
          <table:table-cell table:formula="of:=HEX2DEC([.AE67])" office:value-type="float" office:value="40">
            <text:p>40</text:p>
          </table:table-cell>
          <table:table-cell table:formula="of:=HEX2DEC([.AF67])" office:value-type="float" office:value="38">
            <text:p>38</text:p>
          </table:table-cell>
          <table:table-cell table:formula="of:=HEX2DEC([.AG67])" office:value-type="float" office:value="41">
            <text:p>41</text:p>
          </table:table-cell>
          <table:table-cell table:formula="of:=HEX2DEC([.AH67])" office:value-type="float" office:value="41">
            <text:p>41</text:p>
          </table:table-cell>
          <table:table-cell table:formula="of:=HEX2DEC([.AI67])" office:value-type="float" office:value="38">
            <text:p>38</text:p>
          </table:table-cell>
          <table:table-cell table:formula="of:=HEX2DEC([.AJ67])" office:value-type="float" office:value="39">
            <text:p>39</text:p>
          </table:table-cell>
          <table:table-cell table:formula="of:=HEX2DEC([.AK67])" office:value-type="float" office:value="45">
            <text:p>45</text:p>
          </table:table-cell>
          <table:table-cell table:formula="of:=HEX2DEC([.AL67])" office:value-type="float" office:value="53">
            <text:p>53</text:p>
          </table:table-cell>
          <table:table-cell table:formula="of:=HEX2DEC([.AM67])" office:value-type="float" office:value="55">
            <text:p>55</text:p>
          </table:table-cell>
          <table:table-cell table:formula="of:=HEX2DEC([.AN67])" office:value-type="float" office:value="60">
            <text:p>60</text:p>
          </table:table-cell>
          <table:table-cell table:formula="of:=HEX2DEC([.AO67])" office:value-type="float" office:value="66">
            <text:p>66</text:p>
          </table:table-cell>
          <table:table-cell table:formula="of:=HEX2DEC([.AP67])" office:value-type="float" office:value="65">
            <text:p>65</text:p>
          </table:table-cell>
          <table:table-cell table:formula="of:=HEX2DEC([.AQ67])" office:value-type="float" office:value="63">
            <text:p>63</text:p>
          </table:table-cell>
          <table:table-cell table:formula="of:=HEX2DEC([.AR67])" office:value-type="float" office:value="59">
            <text:p>59</text:p>
          </table:table-cell>
          <table:table-cell table:formula="of:=HEX2DEC([.AS67])" office:value-type="float" office:value="53">
            <text:p>53</text:p>
          </table:table-cell>
          <table:table-cell table:formula="of:=HEX2DEC([.AT67])" office:value-type="float" office:value="52">
            <text:p>52</text:p>
          </table:table-cell>
          <table:table-cell table:formula="of:=HEX2DEC([.AU67])" office:value-type="float" office:value="55">
            <text:p>55</text:p>
          </table:table-cell>
          <table:table-cell table:formula="of:=HEX2DEC([.AV67])" office:value-type="float" office:value="60">
            <text:p>60</text:p>
          </table:table-cell>
          <table:table-cell table:formula="of:=HEX2DEC([.AW67])" office:value-type="float" office:value="66">
            <text:p>66</text:p>
          </table:table-cell>
          <table:table-cell table:formula="of:=HEX2DEC([.AX67])" office:value-type="float" office:value="68">
            <text:p>68</text:p>
          </table:table-cell>
          <table:table-cell table:formula="of:=HEX2DEC([.AY67])" office:value-type="float" office:value="64">
            <text:p>64</text:p>
          </table:table-cell>
          <table:table-cell table:formula="of:=HEX2DEC([.AZ67])" office:value-type="float" office:value="62">
            <text:p>62</text:p>
          </table:table-cell>
          <table:table-cell table:formula="of:=HEX2DEC([.BA67])" office:value-type="float" office:value="66">
            <text:p>66</text:p>
          </table:table-cell>
          <table:table-cell table:formula="of:=HEX2DEC([.BB67])" office:value-type="float" office:value="70">
            <text:p>70</text:p>
          </table:table-cell>
          <table:table-cell table:formula="of:=HEX2DEC([.BC67])" office:value-type="float" office:value="68">
            <text:p>68</text:p>
          </table:table-cell>
          <table:table-cell table:formula="of:=HEX2DEC([.BD67])" office:value-type="float" office:value="71">
            <text:p>71</text:p>
          </table:table-cell>
          <table:table-cell table:formula="of:=HEX2DEC([.BE67])" office:value-type="float" office:value="73">
            <text:p>73</text:p>
          </table:table-cell>
          <table:table-cell table:formula="of:=HEX2DEC([.BF67])" office:value-type="float" office:value="74">
            <text:p>74</text:p>
          </table:table-cell>
          <table:table-cell table:formula="of:=HEX2DEC([.BG67])" office:value-type="float" office:value="78">
            <text:p>78</text:p>
          </table:table-cell>
          <table:table-cell table:formula="of:=HEX2DEC([.BH67])" office:value-type="float" office:value="78">
            <text:p>78</text:p>
          </table:table-cell>
          <table:table-cell table:formula="of:=HEX2DEC([.BI67])" office:value-type="float" office:value="80">
            <text:p>80</text:p>
          </table:table-cell>
          <table:table-cell table:formula="of:=HEX2DEC([.BJ67])" office:value-type="float" office:value="83">
            <text:p>83</text:p>
          </table:table-cell>
          <table:table-cell table:formula="of:=HEX2DEC([.BK67])" office:value-type="float" office:value="86">
            <text:p>86</text:p>
          </table:table-cell>
          <table:table-cell table:formula="of:=HEX2DEC([.BL67])" office:value-type="float" office:value="90">
            <text:p>90</text:p>
          </table:table-cell>
          <table:table-cell table:formula="of:=HEX2DEC([.BM67])" office:value-type="float" office:value="94">
            <text:p>94</text:p>
          </table:table-cell>
          <table:table-cell table:formula="of:=HEX2DEC([.BN67])" office:value-type="float" office:value="98">
            <text:p>98</text:p>
          </table:table-cell>
          <table:table-cell table:formula="of:=HEX2DEC([.BO67])" office:value-type="float" office:value="105">
            <text:p>105</text:p>
          </table:table-cell>
          <table:table-cell table:formula="of:=HEX2DEC([.BP67])" office:value-type="float" office:value="118">
            <text:p>118</text:p>
          </table:table-cell>
          <table:table-cell table:formula="of:=HEX2DEC([.BQ67])" office:value-type="float" office:value="137">
            <text:p>137</text:p>
          </table:table-cell>
          <table:table-cell table:formula="of:=HEX2DEC([.BR67])" office:value-type="float" office:value="150">
            <text:p>150</text:p>
          </table:table-cell>
          <table:table-cell table:formula="of:=HEX2DEC([.BS67])" office:value-type="float" office:value="157">
            <text:p>157</text:p>
          </table:table-cell>
          <table:table-cell table:formula="of:=HEX2DEC([.BT67])" office:value-type="float" office:value="161">
            <text:p>161</text:p>
          </table:table-cell>
          <table:table-cell table:formula="of:=HEX2DEC([.BU67])" office:value-type="float" office:value="165">
            <text:p>165</text:p>
          </table:table-cell>
          <table:table-cell table:formula="of:=HEX2DEC([.BV67])" office:value-type="float" office:value="169">
            <text:p>169</text:p>
          </table:table-cell>
          <table:table-cell table:formula="of:=HEX2DEC([.BW67])" office:value-type="float" office:value="172">
            <text:p>172</text:p>
          </table:table-cell>
          <table:table-cell table:formula="of:=HEX2DEC([.BX67])" office:value-type="float" office:value="175">
            <text:p>175</text:p>
          </table:table-cell>
          <table:table-cell table:formula="of:=HEX2DEC([.BY67])" office:value-type="float" office:value="177">
            <text:p>177</text:p>
          </table:table-cell>
          <table:table-cell table:formula="of:=HEX2DEC([.BZ67])" office:value-type="float" office:value="177">
            <text:p>177</text:p>
          </table:table-cell>
          <table:table-cell table:formula="of:=HEX2DEC([.CA67])" office:value-type="float" office:value="181">
            <text:p>181</text:p>
          </table:table-cell>
          <table:table-cell table:formula="of:=HEX2DEC([.CB67])" office:value-type="float" office:value="182">
            <text:p>182</text:p>
          </table:table-cell>
          <table:table-cell table:formula="of:=HEX2DEC([.CC67])" office:value-type="float" office:value="184">
            <text:p>184</text:p>
          </table:table-cell>
          <table:table-cell table:formula="of:=HEX2DEC([.CD67])" office:value-type="float" office:value="187">
            <text:p>187</text:p>
          </table:table-cell>
          <table:table-cell table:formula="of:=HEX2DEC([.CE67])" office:value-type="float" office:value="185">
            <text:p>185</text:p>
          </table:table-cell>
          <table:table-cell table:formula="of:=HEX2DEC([.CF67])" office:value-type="float" office:value="189">
            <text:p>189</text:p>
          </table:table-cell>
          <table:table-cell table:formula="of:=HEX2DEC([.CG67])" office:value-type="float" office:value="193">
            <text:p>193</text:p>
          </table:table-cell>
          <table:table-cell table:formula="of:=HEX2DEC([.CH67])" office:value-type="float" office:value="191">
            <text:p>191</text:p>
          </table:table-cell>
          <table:table-cell table:formula="of:=HEX2DEC([.CI67])" office:value-type="float" office:value="187">
            <text:p>187</text:p>
          </table:table-cell>
          <table:table-cell table:formula="of:=HEX2DEC([.CJ67])" office:value-type="float" office:value="189">
            <text:p>189</text:p>
          </table:table-cell>
          <table:table-cell table:formula="of:=HEX2DEC([.CK67])" office:value-type="float" office:value="195">
            <text:p>195</text:p>
          </table:table-cell>
          <table:table-cell table:formula="of:=HEX2DEC([.CL67])" office:value-type="float" office:value="200">
            <text:p>200</text:p>
          </table:table-cell>
          <table:table-cell table:formula="of:=HEX2DEC([.CM67])" office:value-type="float" office:value="203">
            <text:p>203</text:p>
          </table:table-cell>
          <table:table-cell table:formula="of:=HEX2DEC([.CN67])" office:value-type="float" office:value="202">
            <text:p>202</text:p>
          </table:table-cell>
          <table:table-cell table:formula="of:=HEX2DEC([.CO67])" office:value-type="float" office:value="196">
            <text:p>196</text:p>
          </table:table-cell>
          <table:table-cell table:formula="of:=HEX2DEC([.CP67])" office:value-type="float" office:value="192">
            <text:p>192</text:p>
          </table:table-cell>
          <table:table-cell table:formula="of:=HEX2DEC([.CQ67])" office:value-type="float" office:value="190">
            <text:p>190</text:p>
          </table:table-cell>
          <table:table-cell table:formula="of:=HEX2DEC([.CR67])" office:value-type="float" office:value="189">
            <text:p>189</text:p>
          </table:table-cell>
          <table:table-cell table:formula="of:=HEX2DEC([.CS67])" office:value-type="float" office:value="195">
            <text:p>195</text:p>
          </table:table-cell>
          <table:table-cell table:formula="of:=HEX2DEC([.CT67])" office:value-type="float" office:value="200">
            <text:p>200</text:p>
          </table:table-cell>
          <table:table-cell table:formula="of:=HEX2DEC([.CU67])" office:value-type="float" office:value="202">
            <text:p>202</text:p>
          </table:table-cell>
          <table:table-cell table:formula="of:=HEX2DEC([.CV67])" office:value-type="float" office:value="210">
            <text:p>210</text:p>
          </table:table-cell>
          <table:table-cell table:formula="of:=HEX2DEC([.CW67])" office:value-type="float" office:value="216">
            <text:p>216</text:p>
          </table:table-cell>
          <table:table-cell table:formula="of:=HEX2DEC([.CX67])" office:value-type="float" office:value="217">
            <text:p>217</text:p>
          </table:table-cell>
          <table:table-cell table:formula="of:=HEX2DEC([.CY67])" office:value-type="float" office:value="214">
            <text:p>214</text:p>
          </table:table-cell>
          <table:table-cell table:formula="of:=HEX2DEC([.CZ67])" office:value-type="float" office:value="214">
            <text:p>214</text:p>
          </table:table-cell>
          <table:table-cell table:formula="of:=HEX2DEC([.DA67])" office:value-type="float" office:value="217">
            <text:p>217</text:p>
          </table:table-cell>
          <table:table-cell table:formula="of:=HEX2DEC([.DB67])" office:value-type="float" office:value="215">
            <text:p>215</text:p>
          </table:table-cell>
          <table:table-cell table:formula="of:=HEX2DEC([.DC67])" office:value-type="float" office:value="209">
            <text:p>209</text:p>
          </table:table-cell>
          <table:table-cell table:formula="of:=HEX2DEC([.DD67])" office:value-type="float" office:value="201">
            <text:p>201</text:p>
          </table:table-cell>
          <table:table-cell table:formula="of:=HEX2DEC([.DE67])" office:value-type="float" office:value="195">
            <text:p>195</text:p>
          </table:table-cell>
          <table:table-cell table:formula="of:=HEX2DEC([.DF67])" office:value-type="float" office:value="194">
            <text:p>194</text:p>
          </table:table-cell>
          <table:table-cell table:formula="of:=HEX2DEC([.DG67])" office:value-type="float" office:value="194">
            <text:p>194</text:p>
          </table:table-cell>
          <table:table-cell table:formula="of:=HEX2DEC([.DH67])" office:value-type="float" office:value="192">
            <text:p>192</text:p>
          </table:table-cell>
          <table:table-cell table:formula="of:=HEX2DEC([.DI67])" office:value-type="float" office:value="192">
            <text:p>192</text:p>
          </table:table-cell>
          <table:table-cell table:formula="of:=HEX2DEC([.DJ67])" office:value-type="float" office:value="188">
            <text:p>188</text:p>
          </table:table-cell>
          <table:table-cell table:formula="of:=HEX2DEC([.DK67])" office:value-type="float" office:value="181">
            <text:p>181</text:p>
          </table:table-cell>
          <table:table-cell table:formula="of:=HEX2DEC([.DL67])" office:value-type="float" office:value="180">
            <text:p>180</text:p>
          </table:table-cell>
          <table:table-cell table:formula="of:=HEX2DEC([.DM67])" office:value-type="float" office:value="184">
            <text:p>184</text:p>
          </table:table-cell>
          <table:table-cell table:formula="of:=HEX2DEC([.DN67])" office:value-type="float" office:value="188">
            <text:p>188</text:p>
          </table:table-cell>
          <table:table-cell table:formula="of:=HEX2DEC([.DO67])" office:value-type="float" office:value="190">
            <text:p>190</text:p>
          </table:table-cell>
          <table:table-cell table:formula="of:=HEX2DEC([.DP67])" office:value-type="float" office:value="198">
            <text:p>198</text:p>
          </table:table-cell>
          <table:table-cell table:formula="of:=HEX2DEC([.DQ67])" office:value-type="float" office:value="205">
            <text:p>205</text:p>
          </table:table-cell>
          <table:table-cell table:formula="of:=HEX2DEC([.DR67])" office:value-type="float" office:value="209">
            <text:p>209</text:p>
          </table:table-cell>
          <table:table-cell table:formula="of:=HEX2DEC([.DS67])" office:value-type="float" office:value="210">
            <text:p>210</text:p>
          </table:table-cell>
          <table:table-cell table:formula="of:=HEX2DEC([.DT67])" office:value-type="float" office:value="205">
            <text:p>205</text:p>
          </table:table-cell>
          <table:table-cell table:formula="of:=HEX2DEC([.DU67])" office:value-type="float" office:value="206">
            <text:p>206</text:p>
          </table:table-cell>
          <table:table-cell table:formula="of:=HEX2DEC([.DV67])" office:value-type="float" office:value="213">
            <text:p>213</text:p>
          </table:table-cell>
          <table:table-cell table:formula="of:=HEX2DEC([.DW67])" office:value-type="float" office:value="215">
            <text:p>215</text:p>
          </table:table-cell>
          <table:table-cell table:formula="of:=HEX2DEC([.DX67])" office:value-type="float" office:value="217">
            <text:p>217</text:p>
          </table:table-cell>
          <table:table-cell table:formula="of:=HEX2DEC([.DY67])" office:value-type="float" office:value="222">
            <text:p>222</text:p>
          </table:table-cell>
          <table:table-cell table:formula="of:=HEX2DEC([.DZ67])" office:value-type="float" office:value="227">
            <text:p>227</text:p>
          </table:table-cell>
          <table:table-cell table:formula="of:=HEX2DEC([.EA67])" office:value-type="float" office:value="232">
            <text:p>232</text:p>
          </table:table-cell>
          <table:table-cell table:formula="of:=HEX2DEC([.EB67])" office:value-type="float" office:value="242">
            <text:p>242</text:p>
          </table:table-cell>
          <table:table-cell table:formula="of:=HEX2DEC([.EC67])" office:value-type="float" office:value="252">
            <text:p>252</text:p>
          </table:table-cell>
          <table:table-cell table:formula="of:=HEX2DEC([.ED67])" office:value-type="float" office:value="255">
            <text:p>255</text:p>
          </table:table-cell>
          <table:table-cell table:formula="of:=HEX2DEC([.EE67])" office:value-type="float" office:value="254">
            <text:p>254</text:p>
          </table:table-cell>
          <table:table-cell table:formula="of:=HEX2DEC([.EF67])" office:value-type="float" office:value="252">
            <text:p>252</text:p>
          </table:table-cell>
          <table:table-cell table:formula="of:=HEX2DEC([.EG67])" office:value-type="float" office:value="250">
            <text:p>250</text:p>
          </table:table-cell>
          <table:table-cell table:formula="of:=HEX2DEC([.EH67])" office:value-type="float" office:value="251">
            <text:p>251</text:p>
          </table:table-cell>
          <table:table-cell table:formula="of:=HEX2DEC([.EI67])" office:value-type="float" office:value="249">
            <text:p>249</text:p>
          </table:table-cell>
          <table:table-cell table:formula="of:=HEX2DEC([.EJ67])" office:value-type="float" office:value="246">
            <text:p>246</text:p>
          </table:table-cell>
          <table:table-cell table:formula="of:=HEX2DEC([.EK67])" office:value-type="float" office:value="248">
            <text:p>248</text:p>
          </table:table-cell>
          <table:table-cell table:formula="of:=HEX2DEC([.EL67])" office:value-type="float" office:value="248">
            <text:p>248</text:p>
          </table:table-cell>
          <table:table-cell table:formula="of:=HEX2DEC([.EM67])" office:value-type="float" office:value="245">
            <text:p>245</text:p>
          </table:table-cell>
          <table:table-cell table:formula="of:=HEX2DEC([.EN67])" office:value-type="float" office:value="238">
            <text:p>238</text:p>
          </table:table-cell>
          <table:table-cell table:formula="of:=HEX2DEC([.EO67])" office:value-type="float" office:value="233">
            <text:p>233</text:p>
          </table:table-cell>
          <table:table-cell table:formula="of:=HEX2DEC([.EP67])" office:value-type="float" office:value="232">
            <text:p>232</text:p>
          </table:table-cell>
          <table:table-cell table:formula="of:=HEX2DEC([.EQ67])" office:value-type="float" office:value="232">
            <text:p>232</text:p>
          </table:table-cell>
          <table:table-cell table:formula="of:=HEX2DEC([.ER67])" office:value-type="float" office:value="236">
            <text:p>236</text:p>
          </table:table-cell>
          <table:table-cell table:formula="of:=HEX2DEC([.ES67])" office:value-type="float" office:value="241">
            <text:p>241</text:p>
          </table:table-cell>
          <table:table-cell table:formula="of:=HEX2DEC([.ET67])" office:value-type="float" office:value="242">
            <text:p>242</text:p>
          </table:table-cell>
          <table:table-cell table:formula="of:=HEX2DEC([.EU67])" office:value-type="float" office:value="242">
            <text:p>242</text:p>
          </table:table-cell>
          <table:table-cell table:formula="of:=HEX2DEC([.EV67])" office:value-type="float" office:value="246">
            <text:p>246</text:p>
          </table:table-cell>
          <table:table-cell table:formula="of:=HEX2DEC([.EW67])" office:value-type="float" office:value="249">
            <text:p>249</text:p>
          </table:table-cell>
          <table:table-cell table:formula="of:=HEX2DEC([.EX67])" office:value-type="float" office:value="253">
            <text:p>253</text:p>
          </table:table-cell>
          <table:table-cell table:formula="of:=HEX2DEC([.EY67])" office:value-type="float" office:value="250">
            <text:p>250</text:p>
          </table:table-cell>
          <table:table-cell table:formula="of:=HEX2DEC([.EZ67])" office:value-type="float" office:value="242">
            <text:p>242</text:p>
          </table:table-cell>
          <table:table-cell table:formula="of:=HEX2DEC([.FA67])" office:value-type="float" office:value="236">
            <text:p>236</text:p>
          </table:table-cell>
          <table:table-cell table:formula="of:=HEX2DEC([.FB67])" office:value-type="float" office:value="232">
            <text:p>232</text:p>
          </table:table-cell>
          <table:table-cell table:formula="of:=HEX2DEC([.FC67])" office:value-type="float" office:value="226">
            <text:p>226</text:p>
          </table:table-cell>
          <table:table-cell table:formula="of:=HEX2DEC([.FD67])" office:value-type="float" office:value="220">
            <text:p>220</text:p>
          </table:table-cell>
          <table:table-cell table:formula="of:=HEX2DEC([.FE67])" office:value-type="float" office:value="222">
            <text:p>222</text:p>
          </table:table-cell>
          <table:table-cell table:formula="of:=HEX2DEC([.FF67])" office:value-type="float" office:value="223">
            <text:p>223</text:p>
          </table:table-cell>
          <table:table-cell table:formula="of:=HEX2DEC([.FG67])" office:value-type="float" office:value="221">
            <text:p>221</text:p>
          </table:table-cell>
          <table:table-cell table:formula="of:=HEX2DEC([.FH67])" office:value-type="float" office:value="221">
            <text:p>221</text:p>
          </table:table-cell>
          <table:table-cell table:formula="of:=HEX2DEC([.FI67])" office:value-type="float" office:value="213">
            <text:p>213</text:p>
          </table:table-cell>
          <table:table-cell table:formula="of:=HEX2DEC([.FJ67])" office:value-type="float" office:value="202">
            <text:p>202</text:p>
          </table:table-cell>
          <table:table-cell table:formula="of:=HEX2DEC([.FK67])" office:value-type="float" office:value="194">
            <text:p>194</text:p>
          </table:table-cell>
          <table:table-cell table:formula="of:=HEX2DEC([.FL67])" office:value-type="float" office:value="189">
            <text:p>189</text:p>
          </table:table-cell>
          <table:table-cell table:formula="of:=HEX2DEC([.FM67])" office:value-type="float" office:value="187">
            <text:p>187</text:p>
          </table:table-cell>
          <table:table-cell table:formula="of:=HEX2DEC([.FN67])" office:value-type="float" office:value="184">
            <text:p>184</text:p>
          </table:table-cell>
          <table:table-cell table:formula="of:=HEX2DEC([.FO67])" office:value-type="float" office:value="174">
            <text:p>174</text:p>
          </table:table-cell>
          <table:table-cell table:formula="of:=HEX2DEC([.FP67])" office:value-type="float" office:value="164">
            <text:p>164</text:p>
          </table:table-cell>
          <table:table-cell table:formula="of:=HEX2DEC([.FQ67])" office:value-type="float" office:value="158">
            <text:p>158</text:p>
          </table:table-cell>
          <table:table-cell table:formula="of:=HEX2DEC([.FR67])" office:value-type="float" office:value="153">
            <text:p>153</text:p>
          </table:table-cell>
          <table:table-cell table:formula="of:=HEX2DEC([.FS67])" office:value-type="float" office:value="145">
            <text:p>145</text:p>
          </table:table-cell>
          <table:table-cell table:formula="of:=HEX2DEC([.FT67])" office:value-type="float" office:value="138">
            <text:p>138</text:p>
          </table:table-cell>
          <table:table-cell table:formula="of:=HEX2DEC([.FU67])" office:value-type="float" office:value="136">
            <text:p>136</text:p>
          </table:table-cell>
          <table:table-cell table:formula="of:=HEX2DEC([.FV67])" office:value-type="float" office:value="132">
            <text:p>132</text:p>
          </table:table-cell>
          <table:table-cell table:formula="of:=HEX2DEC([.FW67])" office:value-type="float" office:value="130">
            <text:p>130</text:p>
          </table:table-cell>
          <table:table-cell table:formula="of:=HEX2DEC([.FX67])" office:value-type="float" office:value="131">
            <text:p>131</text:p>
          </table:table-cell>
          <table:table-cell table:formula="of:=HEX2DEC([.FY67])" office:value-type="float" office:value="134">
            <text:p>134</text:p>
          </table:table-cell>
          <table:table-cell table:formula="of:=HEX2DEC([.FZ67])" office:value-type="float" office:value="139">
            <text:p>139</text:p>
          </table:table-cell>
          <table:table-cell table:formula="of:=HEX2DEC([.GA67])" office:value-type="float" office:value="143">
            <text:p>143</text:p>
          </table:table-cell>
          <table:table-cell table:formula="of:=HEX2DEC([.GB67])" office:value-type="float" office:value="150">
            <text:p>150</text:p>
          </table:table-cell>
          <table:table-cell table:formula="of:=HEX2DEC([.GC67])" office:value-type="float" office:value="153">
            <text:p>153</text:p>
          </table:table-cell>
          <table:table-cell table:formula="of:=HEX2DEC([.GD67])" office:value-type="float" office:value="151">
            <text:p>151</text:p>
          </table:table-cell>
          <table:table-cell table:formula="of:=HEX2DEC([.GE67])" office:value-type="float" office:value="143">
            <text:p>143</text:p>
          </table:table-cell>
          <table:table-cell table:formula="of:=HEX2DEC([.GF67])" office:value-type="float" office:value="134">
            <text:p>134</text:p>
          </table:table-cell>
          <table:table-cell table:formula="of:=HEX2DEC([.GG67])" office:value-type="float" office:value="134">
            <text:p>134</text:p>
          </table:table-cell>
          <table:table-cell table:formula="of:=HEX2DEC([.GH67])" office:value-type="float" office:value="138">
            <text:p>138</text:p>
          </table:table-cell>
          <table:table-cell table:formula="of:=HEX2DEC([.GI67])" office:value-type="float" office:value="135">
            <text:p>135</text:p>
          </table:table-cell>
          <table:table-cell table:formula="of:=HEX2DEC([.GJ67])" office:value-type="float" office:value="132">
            <text:p>132</text:p>
          </table:table-cell>
          <table:table-cell table:formula="of:=HEX2DEC([.GK67])" office:value-type="float" office:value="133">
            <text:p>133</text:p>
          </table:table-cell>
          <table:table-cell table:formula="of:=HEX2DEC([.GL67])" office:value-type="float" office:value="132">
            <text:p>132</text:p>
          </table:table-cell>
          <table:table-cell table:formula="of:=HEX2DEC([.GM67])" office:value-type="float" office:value="130">
            <text:p>130</text:p>
          </table:table-cell>
          <table:table-cell table:formula="of:=HEX2DEC([.GN67])" office:value-type="float" office:value="129">
            <text:p>129</text:p>
          </table:table-cell>
          <table:table-cell table:formula="of:=HEX2DEC([.GO67])" office:value-type="float" office:value="128">
            <text:p>128</text:p>
          </table:table-cell>
          <table:table-cell table:formula="of:=HEX2DEC([.GP67])" office:value-type="float" office:value="126">
            <text:p>126</text:p>
          </table:table-cell>
          <table:table-cell table:formula="of:=HEX2DEC([.GQ67])" office:value-type="float" office:value="125">
            <text:p>125</text:p>
          </table:table-cell>
          <table:table-cell table:formula="of:=HEX2DEC([.GR67])" office:value-type="float" office:value="123">
            <text:p>123</text:p>
          </table:table-cell>
          <table:table-cell table:formula="of:=HEX2DEC([.GS67])" office:value-type="float" office:value="122">
            <text:p>122</text:p>
          </table:table-cell>
          <table:table-cell table:formula="of:=HEX2DEC([.GT67])" office:value-type="float" office:value="123">
            <text:p>123</text:p>
          </table:table-cell>
          <table:table-cell table:formula="of:=HEX2DEC([.GU67])" office:value-type="float" office:value="120">
            <text:p>120</text:p>
          </table:table-cell>
          <table:table-cell table:formula="of:=HEX2DEC([.GV67])" office:value-type="float" office:value="117">
            <text:p>117</text:p>
          </table:table-cell>
          <table:table-cell table:formula="of:=HEX2DEC([.GW67])" office:value-type="float" office:value="121">
            <text:p>121</text:p>
          </table:table-cell>
          <table:table-cell table:formula="of:=HEX2DEC([.GX67])" office:value-type="float" office:value="121">
            <text:p>121</text:p>
          </table:table-cell>
          <table:table-cell table:formula="of:=HEX2DEC([.GY67])" office:value-type="float" office:value="112">
            <text:p>112</text:p>
          </table:table-cell>
          <table:table-cell table:formula="of:=HEX2DEC([.GZ67])" office:value-type="float" office:value="104">
            <text:p>104</text:p>
          </table:table-cell>
          <table:table-cell table:formula="of:=HEX2DEC([.HA67])" office:value-type="float" office:value="102">
            <text:p>102</text:p>
          </table:table-cell>
          <table:table-cell table:formula="of:=HEX2DEC([.HB67])" office:value-type="float" office:value="105">
            <text:p>105</text:p>
          </table:table-cell>
          <table:table-cell table:formula="of:=HEX2DEC([.HC67])" office:value-type="float" office:value="112">
            <text:p>112</text:p>
          </table:table-cell>
          <table:table-cell table:formula="of:=HEX2DEC([.HD67])" office:value-type="float" office:value="116">
            <text:p>116</text:p>
          </table:table-cell>
          <table:table-cell table:formula="of:=HEX2DEC([.HE67])" office:value-type="float" office:value="121">
            <text:p>121</text:p>
          </table:table-cell>
          <table:table-cell table:formula="of:=HEX2DEC([.HF67])" office:value-type="float" office:value="124">
            <text:p>124</text:p>
          </table:table-cell>
          <table:table-cell table:formula="of:=HEX2DEC([.HG67])" office:value-type="float" office:value="125">
            <text:p>125</text:p>
          </table:table-cell>
          <table:table-cell table:formula="of:=HEX2DEC([.HH67])" office:value-type="float" office:value="123">
            <text:p>123</text:p>
          </table:table-cell>
          <table:table-cell table:formula="of:=HEX2DEC([.HI67])" office:value-type="float" office:value="119">
            <text:p>119</text:p>
          </table:table-cell>
          <table:table-cell table:formula="of:=HEX2DEC([.HJ67])" office:value-type="float" office:value="117">
            <text:p>117</text:p>
          </table:table-cell>
          <table:table-cell table:formula="of:=HEX2DEC([.HK67])" office:value-type="float" office:value="110">
            <text:p>110</text:p>
          </table:table-cell>
          <table:table-cell table:formula="of:=HEX2DEC([.HL67])" office:value-type="float" office:value="102">
            <text:p>102</text:p>
          </table:table-cell>
          <table:table-cell table:formula="of:=HEX2DEC([.HM67])" office:value-type="float" office:value="97">
            <text:p>97</text:p>
          </table:table-cell>
          <table:table-cell table:formula="of:=HEX2DEC([.HN67])" office:value-type="float" office:value="91">
            <text:p>91</text:p>
          </table:table-cell>
          <table:table-cell table:formula="of:=HEX2DEC([.HO67])" office:value-type="float" office:value="81">
            <text:p>81</text:p>
          </table:table-cell>
          <table:table-cell table:formula="of:=HEX2DEC([.HP67])" office:value-type="float" office:value="71">
            <text:p>71</text:p>
          </table:table-cell>
          <table:table-cell table:formula="of:=HEX2DEC([.HQ67])" office:value-type="float" office:value="68">
            <text:p>68</text:p>
          </table:table-cell>
          <table:table-cell table:formula="of:=HEX2DEC([.HR67])" office:value-type="float" office:value="66">
            <text:p>66</text:p>
          </table:table-cell>
          <table:table-cell table:formula="of:=HEX2DEC([.HS67])" office:value-type="float" office:value="61">
            <text:p>61</text:p>
          </table:table-cell>
          <table:table-cell table:formula="of:=HEX2DEC([.HT67])" office:value-type="float" office:value="53">
            <text:p>53</text:p>
          </table:table-cell>
          <table:table-cell table:formula="of:=HEX2DEC([.HU67])" office:value-type="float" office:value="42">
            <text:p>42</text:p>
          </table:table-cell>
          <table:table-cell table:formula="of:=HEX2DEC([.HV67])" office:value-type="float" office:value="34">
            <text:p>34</text:p>
          </table:table-cell>
          <table:table-cell table:formula="of:=HEX2DEC([.HW67])" office:value-type="float" office:value="34">
            <text:p>34</text:p>
          </table:table-cell>
          <table:table-cell table:formula="of:=HEX2DEC([.HX67])" office:value-type="float" office:value="32">
            <text:p>32</text:p>
          </table:table-cell>
          <table:table-cell table:formula="of:=HEX2DEC([.HY67])" office:value-type="float" office:value="33">
            <text:p>33</text:p>
          </table:table-cell>
          <table:table-cell table:formula="of:=HEX2DEC([.HZ67])" office:value-type="float" office:value="35">
            <text:p>35</text:p>
          </table:table-cell>
          <table:table-cell table:formula="of:=HEX2DEC([.IA67])" office:value-type="float" office:value="29">
            <text:p>29</text:p>
          </table:table-cell>
          <table:table-cell table:formula="of:=HEX2DEC([.IB67])" office:value-type="float" office:value="23">
            <text:p>23</text:p>
          </table:table-cell>
          <table:table-cell table:formula="of:=HEX2DEC([.IC67])" office:value-type="float" office:value="19">
            <text:p>19</text:p>
          </table:table-cell>
          <table:table-cell table:formula="of:=HEX2DEC([.ID67])" office:value-type="float" office:value="13">
            <text:p>13</text:p>
          </table:table-cell>
          <table:table-cell table:formula="of:=HEX2DEC([.IE67])" office:value-type="float" office:value="5">
            <text:p>5</text:p>
          </table:table-cell>
          <table:table-cell table:formula="of:=HEX2DEC([.IF67])" office:value-type="float" office:value="2">
            <text:p>2</text:p>
          </table:table-cell>
          <table:table-cell table:formula="of:=HEX2DEC([.IG67])" office:value-type="float" office:value="6">
            <text:p>6</text:p>
          </table:table-cell>
          <table:table-cell table:formula="of:=HEX2DEC([.IH67])" office:value-type="float" office:value="9">
            <text:p>9</text:p>
          </table:table-cell>
          <table:table-cell table:formula="of:=HEX2DEC([.II67])" office:value-type="float" office:value="13">
            <text:p>13</text:p>
          </table:table-cell>
          <table:table-cell table:formula="of:=HEX2DEC([.IJ67])" office:value-type="float" office:value="13">
            <text:p>13</text:p>
          </table:table-cell>
          <table:table-cell table:formula="of:=HEX2DEC([.IK67])" office:value-type="float" office:value="14">
            <text:p>14</text:p>
          </table:table-cell>
          <table:table-cell table:formula="of:=HEX2DEC([.IL67])" office:value-type="float" office:value="19">
            <text:p>19</text:p>
          </table:table-cell>
          <table:table-cell table:formula="of:=HEX2DEC([.IM67])" office:value-type="float" office:value="23">
            <text:p>23</text:p>
          </table:table-cell>
          <table:table-cell table:formula="of:=HEX2DEC([.IN67])" office:value-type="float" office:value="23">
            <text:p>23</text:p>
          </table:table-cell>
          <table:table-cell table:formula="of:=HEX2DEC([.IO67])" office:value-type="float" office:value="22">
            <text:p>22</text:p>
          </table:table-cell>
          <table:table-cell table:formula="of:=HEX2DEC([.IP67])" office:value-type="float" office:value="17">
            <text:p>17</text:p>
          </table:table-cell>
          <table:table-cell table:formula="of:=HEX2DEC([.IQ67])" office:value-type="float" office:value="10">
            <text:p>10</text:p>
          </table:table-cell>
          <table:table-cell table:formula="of:=HEX2DEC([.IR67])" office:value-type="float" office:value="7">
            <text:p>7</text:p>
          </table:table-cell>
          <table:table-cell table:formula="of:=HEX2DEC([.IS67])" office:value-type="float" office:value="7">
            <text:p>7</text:p>
          </table:table-cell>
          <table:table-cell table:formula="of:=HEX2DEC([.IT67])" office:value-type="float" office:value="9">
            <text:p>9</text:p>
          </table:table-cell>
          <table:table-cell table:formula="of:=HEX2DEC([.IU67])" office:value-type="float" office:value="6">
            <text:p>6</text:p>
          </table:table-cell>
          <table:table-cell table:formula="of:=HEX2DEC([.IV67])" office:value-type="float" office:value="4">
            <text:p>4</text:p>
          </table:table-cell>
          <table:table-cell table:formula="of:=HEX2DEC([.IW67])" office:value-type="float" office:value="5">
            <text:p>5</text:p>
          </table:table-cell>
          <table:table-cell table:formula="of:=HEX2DEC([.IX67])" office:value-type="float" office:value="3">
            <text:p>3</text:p>
          </table:table-cell>
          <table:table-cell table:style-name="Default" table:formula="of:=HEX2DEC([.IY67])" office:value-type="float" office:value="1">
            <text:p>1</text:p>
          </table:table-cell>
          <table:table-cell table:formula="of:=MIN([.C69:.IY69])" office:value-type="float" office:value="0">
            <text:p>0</text:p>
          </table:table-cell>
          <table:table-cell table:formula="of:=MAX([.D69:.IZ69])" office:value-type="float" office:value="255">
            <text:p>255</text:p>
          </table:table-cell>
        </table:table-row>
        <table:table-row table:style-name="ro1" table:number-rows-repeated="1048506">
          <table:table-cell table:number-columns-repeated="261"/>
        </table:table-row>
        <table:table-row table:style-name="ro1">
          <table:table-cell table:number-columns-repeated="261"/>
        </table:table-row>
      </table:table>
      <table:table table:name="Sound-2" table:style-name="ta1">
        <office:forms form:automatic-focus="false" form:apply-design-mode="false"/>
        <table:shapes>
          <draw:frame draw:z-index="0" draw:style-name="gr1" svg:width="15.999cm" svg:height="8.999cm" svg:x="189.959cm" svg:y="2.76cm">
            <draw:object draw:notify-on-update-of-ranges="'Sound-2'.C2:'Sound-2'.IY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number-columns-repeated="256" table:default-cell-style-name="Default"/>
        <table:table-column table:style-name="co9" table:default-cell-style-name="ce5"/>
        <table:table-row table:style-name="ro1">
          <table:table-cell office:value-type="string">
            <text:p>Inde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Sinus</text:p>
          </table:table-cell>
          <table:table-cell table:formula="of:=MAX([.C2:.IY2])" office:value-type="float" office:value="1.99999999990457">
            <text:p>1.9999999999</text:p>
          </table:table-cell>
          <table:table-cell table:formula="of:=(SIN(PI()*2/257*[.C1] +PI()*3/2)+1+MOD(([.C1]+1);32)/128)/1.1201601125" office:value-type="float" office:value="0.00697444937810174">
            <text:p>0.0069744494</text:p>
          </table:table-cell>
          <table:table-cell table:formula="of:=(SIN(PI()*2/257*[.D1] +PI()*3/2)+1+MOD(([.D1]+1);32)/128)/1.1201601125" office:value-type="float" office:value="0.0142156839716129">
            <text:p>0.014215684</text:p>
          </table:table-cell>
          <table:table-cell table:formula="of:=(SIN(PI()*2/257*[.E1] +PI()*3/2)+1+MOD(([.E1]+1);32)/128)/1.1201601125" office:value-type="float" office:value="0.0219903295426044">
            <text:p>0.0219903295</text:p>
          </table:table-cell>
          <table:table-cell table:formula="of:=(SIN(PI()*2/257*[.F1] +PI()*3/2)+1+MOD(([.F1]+1);32)/128)/1.1201601125" office:value-type="float" office:value="0.0302979078263639">
            <text:p>0.0302979078</text:p>
          </table:table-cell>
          <table:table-cell table:formula="of:=(SIN(PI()*2/257*[.G1] +PI()*3/2)+1+MOD(([.G1]+1);32)/128)/1.1201601125" office:value-type="float" office:value="0.0391376220326562">
            <text:p>0.039137622</text:p>
          </table:table-cell>
          <table:table-cell table:formula="of:=(SIN(PI()*2/257*[.H1] +PI()*3/2)+1+MOD(([.H1]+1);32)/128)/1.1201601125" office:value-type="float" office:value="0.0485083573219522">
            <text:p>0.0485083573</text:p>
          </table:table-cell>
          <table:table-cell table:formula="of:=(SIN(PI()*2/257*[.I1] +PI()*3/2)+1+MOD(([.I1]+1);32)/128)/1.1201601125" office:value-type="float" office:value="0.0584086814717516">
            <text:p>0.0584086815</text:p>
          </table:table-cell>
          <table:table-cell table:formula="of:=(SIN(PI()*2/257*[.J1] +PI()*3/2)+1+MOD(([.J1]+1);32)/128)/1.1201601125" office:value-type="float" office:value="0.0688368457325991">
            <text:p>0.0688368457</text:p>
          </table:table-cell>
          <table:table-cell table:formula="of:=(SIN(PI()*2/257*[.K1] +PI()*3/2)+1+MOD(([.K1]+1);32)/128)/1.1201601125" office:value-type="float" office:value="0.0797907858732847">
            <text:p>0.0797907859</text:p>
          </table:table-cell>
          <table:table-cell table:formula="of:=(SIN(PI()*2/257*[.L1] +PI()*3/2)+1+MOD(([.L1]+1);32)/128)/1.1201601125" office:value-type="float" office:value="0.091268123414603">
            <text:p>0.0912681234</text:p>
          </table:table-cell>
          <table:table-cell table:formula="of:=(SIN(PI()*2/257*[.M1] +PI()*3/2)+1+MOD(([.M1]+1);32)/128)/1.1201601125" office:value-type="float" office:value="0.103266167050932">
            <text:p>0.1032661671</text:p>
          </table:table-cell>
          <table:table-cell table:formula="of:=(SIN(PI()*2/257*[.N1] +PI()*3/2)+1+MOD(([.N1]+1);32)/128)/1.1201601125" office:value-type="float" office:value="0.115781914258784">
            <text:p>0.1157819143</text:p>
          </table:table-cell>
          <table:table-cell table:formula="of:=(SIN(PI()*2/257*[.O1] +PI()*3/2)+1+MOD(([.O1]+1);32)/128)/1.1201601125" office:value-type="float" office:value="0.128812053091369">
            <text:p>0.1288120531</text:p>
          </table:table-cell>
          <table:table-cell table:formula="of:=(SIN(PI()*2/257*[.P1] +PI()*3/2)+1+MOD(([.P1]+1);32)/128)/1.1201601125" office:value-type="float" office:value="0.142352964158089">
            <text:p>0.1423529642</text:p>
          </table:table-cell>
          <table:table-cell table:formula="of:=(SIN(PI()*2/257*[.Q1] +PI()*3/2)+1+MOD(([.Q1]+1);32)/128)/1.1201601125" office:value-type="float" office:value="0.156400722787797">
            <text:p>0.1564007228</text:p>
          </table:table-cell>
          <table:table-cell table:formula="of:=(SIN(PI()*2/257*[.R1] +PI()*3/2)+1+MOD(([.R1]+1);32)/128)/1.1201601125" office:value-type="float" office:value="0.170951101374507">
            <text:p>0.1709511014</text:p>
          </table:table-cell>
          <table:table-cell table:formula="of:=(SIN(PI()*2/257*[.S1] +PI()*3/2)+1+MOD(([.S1]+1);32)/128)/1.1201601125" office:value-type="float" office:value="0.185999571904167">
            <text:p>0.1859995719</text:p>
          </table:table-cell>
          <table:table-cell table:formula="of:=(SIN(PI()*2/257*[.T1] +PI()*3/2)+1+MOD(([.T1]+1);32)/128)/1.1201601125" office:value-type="float" office:value="0.201541308660986">
            <text:p>0.2015413087</text:p>
          </table:table-cell>
          <table:table-cell table:formula="of:=(SIN(PI()*2/257*[.U1] +PI()*3/2)+1+MOD(([.U1]+1);32)/128)/1.1201601125" office:value-type="float" office:value="0.217571191111686">
            <text:p>0.2175711911</text:p>
          </table:table-cell>
          <table:table-cell table:formula="of:=(SIN(PI()*2/257*[.V1] +PI()*3/2)+1+MOD(([.V1]+1);32)/128)/1.1201601125" office:value-type="float" office:value="0.234083806965964">
            <text:p>0.234083807</text:p>
          </table:table-cell>
          <table:table-cell table:formula="of:=(SIN(PI()*2/257*[.W1] +PI()*3/2)+1+MOD(([.W1]+1);32)/128)/1.1201601125" office:value-type="float" office:value="0.251073455411335">
            <text:p>0.2510734554</text:p>
          </table:table-cell>
          <table:table-cell table:formula="of:=(SIN(PI()*2/257*[.X1] +PI()*3/2)+1+MOD(([.X1]+1);32)/128)/1.1201601125" office:value-type="float" office:value="0.268534150520418">
            <text:p>0.2685341505</text:p>
          </table:table-cell>
          <table:table-cell table:formula="of:=(SIN(PI()*2/257*[.Y1] +PI()*3/2)+1+MOD(([.Y1]+1);32)/128)/1.1201601125" office:value-type="float" office:value="0.286459624828627">
            <text:p>0.2864596248</text:p>
          </table:table-cell>
          <table:table-cell table:formula="of:=(SIN(PI()*2/257*[.Z1] +PI()*3/2)+1+MOD(([.Z1]+1);32)/128)/1.1201601125" office:value-type="float" office:value="0.304843333080142">
            <text:p>0.3048433331</text:p>
          </table:table-cell>
          <table:table-cell table:formula="of:=(SIN(PI()*2/257*[.AA1] +PI()*3/2)+1+MOD(([.AA1]+1);32)/128)/1.1201601125" office:value-type="float" office:value="0.323678456139902">
            <text:p>0.3236784561</text:p>
          </table:table-cell>
          <table:table-cell table:formula="of:=(SIN(PI()*2/257*[.AB1] +PI()*3/2)+1+MOD(([.AB1]+1);32)/128)/1.1201601125" office:value-type="float" office:value="0.342957905069296">
            <text:p>0.3429579051</text:p>
          </table:table-cell>
          <table:table-cell table:formula="of:=(SIN(PI()*2/257*[.AC1] +PI()*3/2)+1+MOD(([.AC1]+1);32)/128)/1.1201601125" office:value-type="float" office:value="0.362674325363111">
            <text:p>0.3626743254</text:p>
          </table:table-cell>
          <table:table-cell table:formula="of:=(SIN(PI()*2/257*[.AD1] +PI()*3/2)+1+MOD(([.AD1]+1);32)/128)/1.1201601125" office:value-type="float" office:value="0.382820101345204">
            <text:p>0.3828201013</text:p>
          </table:table-cell>
          <table:table-cell table:formula="of:=(SIN(PI()*2/257*[.AE1] +PI()*3/2)+1+MOD(([.AE1]+1);32)/128)/1.1201601125" office:value-type="float" office:value="0.40338736072027">
            <text:p>0.4033873607</text:p>
          </table:table-cell>
          <table:table-cell table:formula="of:=(SIN(PI()*2/257*[.AF1] +PI()*3/2)+1+MOD(([.AF1]+1);32)/128)/1.1201601125" office:value-type="float" office:value="0.424367979278995">
            <text:p>0.4243679793</text:p>
          </table:table-cell>
          <table:table-cell table:formula="of:=(SIN(PI()*2/257*[.AG1] +PI()*3/2)+1+MOD(([.AG1]+1);32)/128)/1.1201601125" office:value-type="float" office:value="0.445753585753763">
            <text:p>0.4457535858</text:p>
          </table:table-cell>
          <table:table-cell table:formula="of:=(SIN(PI()*2/257*[.AH1] +PI()*3/2)+1+MOD(([.AH1]+1);32)/128)/1.1201601125" office:value-type="float" office:value="0.244353186722777">
            <text:p>0.2443531867</text:p>
          </table:table-cell>
          <table:table-cell table:formula="of:=(SIN(PI()*2/257*[.AI1] +PI()*3/2)+1+MOD(([.AI1]+1);32)/128)/1.1201601125" office:value-type="float" office:value="0.266522692155131">
            <text:p>0.2665226922</text:p>
          </table:table-cell>
          <table:table-cell table:formula="of:=(SIN(PI()*2/257*[.AJ1] +PI()*3/2)+1+MOD(([.AJ1]+1);32)/128)/1.1201601125" office:value-type="float" office:value="0.289070640104918">
            <text:p>0.2890706401</text:p>
          </table:table-cell>
          <table:table-cell table:formula="of:=(SIN(PI()*2/257*[.AK1] +PI()*3/2)+1+MOD(([.AK1]+1);32)/128)/1.1201601125" office:value-type="float" office:value="0.311987722536332">
            <text:p>0.3119877225</text:p>
          </table:table-cell>
          <table:table-cell table:formula="of:=(SIN(PI()*2/257*[.AL1] +PI()*3/2)+1+MOD(([.AL1]+1);32)/128)/1.1201601125" office:value-type="float" office:value="0.335264410787674">
            <text:p>0.3352644108</text:p>
          </table:table-cell>
          <table:table-cell table:formula="of:=(SIN(PI()*2/257*[.AM1] +PI()*3/2)+1+MOD(([.AM1]+1);32)/128)/1.1201601125" office:value-type="float" office:value="0.358890961266491">
            <text:p>0.3588909613</text:p>
          </table:table-cell>
          <table:table-cell table:formula="of:=(SIN(PI()*2/257*[.AN1] +PI()*3/2)+1+MOD(([.AN1]+1);32)/128)/1.1201601125" office:value-type="float" office:value="0.382857421273163">
            <text:p>0.3828574213</text:p>
          </table:table-cell>
          <table:table-cell table:formula="of:=(SIN(PI()*2/257*[.AO1] +PI()*3/2)+1+MOD(([.AO1]+1);32)/128)/1.1201601125" office:value-type="float" office:value="0.407153634949475">
            <text:p>0.4071536349</text:p>
          </table:table-cell>
          <table:table-cell table:formula="of:=(SIN(PI()*2/257*[.AP1] +PI()*3/2)+1+MOD(([.AP1]+1);32)/128)/1.1201601125" office:value-type="float" office:value="0.431769249348622">
            <text:p>0.4317692493</text:p>
          </table:table-cell>
          <table:table-cell table:formula="of:=(SIN(PI()*2/257*[.AQ1] +PI()*3/2)+1+MOD(([.AQ1]+1);32)/128)/1.1201601125" office:value-type="float" office:value="0.456693720622991">
            <text:p>0.4566937206</text:p>
          </table:table-cell>
          <table:table-cell table:formula="of:=(SIN(PI()*2/257*[.AR1] +PI()*3/2)+1+MOD(([.AR1]+1);32)/128)/1.1201601125" office:value-type="float" office:value="0.481916320326062">
            <text:p>0.4819163203</text:p>
          </table:table-cell>
          <table:table-cell table:formula="of:=(SIN(PI()*2/257*[.AS1] +PI()*3/2)+1+MOD(([.AS1]+1);32)/128)/1.1201601125" office:value-type="float" office:value="0.507426141824631">
            <text:p>0.5074261418</text:p>
          </table:table-cell>
          <table:table-cell table:formula="of:=(SIN(PI()*2/257*[.AT1] +PI()*3/2)+1+MOD(([.AT1]+1);32)/128)/1.1201601125" office:value-type="float" office:value="0.53321210681753">
            <text:p>0.5332121068</text:p>
          </table:table-cell>
          <table:table-cell table:formula="of:=(SIN(PI()*2/257*[.AU1] +PI()*3/2)+1+MOD(([.AU1]+1);32)/128)/1.1201601125" office:value-type="float" office:value="0.559262971956957">
            <text:p>0.559262972</text:p>
          </table:table-cell>
          <table:table-cell table:formula="of:=(SIN(PI()*2/257*[.AV1] +PI()*3/2)+1+MOD(([.AV1]+1);32)/128)/1.1201601125" office:value-type="float" office:value="0.585567335568448">
            <text:p>0.5855673356</text:p>
          </table:table-cell>
          <table:table-cell table:formula="of:=(SIN(PI()*2/257*[.AW1] +PI()*3/2)+1+MOD(([.AW1]+1);32)/128)/1.1201601125" office:value-type="float" office:value="0.612113644465479">
            <text:p>0.6121136445</text:p>
          </table:table-cell>
          <table:table-cell table:formula="of:=(SIN(PI()*2/257*[.AX1] +PI()*3/2)+1+MOD(([.AX1]+1);32)/128)/1.1201601125" office:value-type="float" office:value="0.638890200854622">
            <text:p>0.6388902009</text:p>
          </table:table-cell>
          <table:table-cell table:formula="of:=(SIN(PI()*2/257*[.AY1] +PI()*3/2)+1+MOD(([.AY1]+1);32)/128)/1.1201601125" office:value-type="float" office:value="0.665885169327137">
            <text:p>0.6658851693</text:p>
          </table:table-cell>
          <table:table-cell table:formula="of:=(SIN(PI()*2/257*[.AZ1] +PI()*3/2)+1+MOD(([.AZ1]+1);32)/128)/1.1201601125" office:value-type="float" office:value="0.693086583932806">
            <text:p>0.6930865839</text:p>
          </table:table-cell>
          <table:table-cell table:formula="of:=(SIN(PI()*2/257*[.BA1] +PI()*3/2)+1+MOD(([.BA1]+1);32)/128)/1.1201601125" office:value-type="float" office:value="0.720482355331798">
            <text:p>0.7204823553</text:p>
          </table:table-cell>
          <table:table-cell table:formula="of:=(SIN(PI()*2/257*[.BB1] +PI()*3/2)+1+MOD(([.BB1]+1);32)/128)/1.1201601125" office:value-type="float" office:value="0.748060278020273">
            <text:p>0.748060278</text:p>
          </table:table-cell>
          <table:table-cell table:formula="of:=(SIN(PI()*2/257*[.BC1] +PI()*3/2)+1+MOD(([.BC1]+1);32)/128)/1.1201601125" office:value-type="float" office:value="0.775808037625422">
            <text:p>0.7758080376</text:p>
          </table:table-cell>
          <table:table-cell table:formula="of:=(SIN(PI()*2/257*[.BD1] +PI()*3/2)+1+MOD(([.BD1]+1);32)/128)/1.1201601125" office:value-type="float" office:value="0.803713218265578">
            <text:p>0.8037132183</text:p>
          </table:table-cell>
          <table:table-cell table:formula="of:=(SIN(PI()*2/257*[.BE1] +PI()*3/2)+1+MOD(([.BE1]+1);32)/128)/1.1201601125" office:value-type="float" office:value="0.831763309970989">
            <text:p>0.83176331</text:p>
          </table:table-cell>
          <table:table-cell table:formula="of:=(SIN(PI()*2/257*[.BF1] +PI()*3/2)+1+MOD(([.BF1]+1);32)/128)/1.1201601125" office:value-type="float" office:value="0.859945716160831">
            <text:p>0.8599457162</text:p>
          </table:table-cell>
          <table:table-cell table:formula="of:=(SIN(PI()*2/257*[.BG1] +PI()*3/2)+1+MOD(([.BG1]+1);32)/128)/1.1201601125" office:value-type="float" office:value="0.888247761171992">
            <text:p>0.8882477612</text:p>
          </table:table-cell>
          <table:table-cell table:formula="of:=(SIN(PI()*2/257*[.BH1] +PI()*3/2)+1+MOD(([.BH1]+1);32)/128)/1.1201601125" office:value-type="float" office:value="0.916656697835109">
            <text:p>0.9166566978</text:p>
          </table:table-cell>
          <table:table-cell table:formula="of:=(SIN(PI()*2/257*[.BI1] +PI()*3/2)+1+MOD(([.BI1]+1);32)/128)/1.1201601125" office:value-type="float" office:value="0.945159715093356">
            <text:p>0.9451597151</text:p>
          </table:table-cell>
          <table:table-cell table:formula="of:=(SIN(PI()*2/257*[.BJ1] +PI()*3/2)+1+MOD(([.BJ1]+1);32)/128)/1.1201601125" office:value-type="float" office:value="0.973743945659415">
            <text:p>0.9737439457</text:p>
          </table:table-cell>
          <table:table-cell table:formula="of:=(SIN(PI()*2/257*[.BK1] +PI()*3/2)+1+MOD(([.BK1]+1);32)/128)/1.1201601125" office:value-type="float" office:value="1.00239647370604">
            <text:p>1.0023964737</text:p>
          </table:table-cell>
          <table:table-cell table:formula="of:=(SIN(PI()*2/257*[.BL1] +PI()*3/2)+1+MOD(([.BL1]+1);32)/128)/1.1201601125" office:value-type="float" office:value="1.03110434258567">
            <text:p>1.0311043426</text:p>
          </table:table-cell>
          <table:table-cell table:formula="of:=(SIN(PI()*2/257*[.BM1] +PI()*3/2)+1+MOD(([.BM1]+1);32)/128)/1.1201601125" office:value-type="float" office:value="1.05985456257437">
            <text:p>1.0598545626</text:p>
          </table:table-cell>
          <table:table-cell table:formula="of:=(SIN(PI()*2/257*[.BN1] +PI()*3/2)+1+MOD(([.BN1]+1);32)/128)/1.1201601125" office:value-type="float" office:value="0.86545173853637">
            <text:p>0.8654517385</text:p>
          </table:table-cell>
          <table:table-cell table:formula="of:=(SIN(PI()*2/257*[.BO1] +PI()*3/2)+1+MOD(([.BO1]+1);32)/128)/1.1201601125" office:value-type="float" office:value="0.894247598099962">
            <text:p>0.8942475981</text:p>
          </table:table-cell>
          <table:table-cell table:formula="of:=(SIN(PI()*2/257*[.BP1] +PI()*3/2)+1+MOD(([.BP1]+1);32)/128)/1.1201601125" office:value-type="float" office:value="0.923046718851314">
            <text:p>0.9230467189</text:p>
          </table:table-cell>
          <table:table-cell table:formula="of:=(SIN(PI()*2/257*[.BQ1] +PI()*3/2)+1+MOD(([.BQ1]+1);32)/128)/1.1201601125" office:value-type="float" office:value="0.951836056526694">
            <text:p>0.9518360565</text:p>
          </table:table-cell>
          <table:table-cell table:formula="of:=(SIN(PI()*2/257*[.BR1] +PI()*3/2)+1+MOD(([.BR1]+1);32)/128)/1.1201601125" office:value-type="float" office:value="0.980602572709557">
            <text:p>0.9806025727</text:p>
          </table:table-cell>
          <table:table-cell table:formula="of:=(SIN(PI()*2/257*[.BS1] +PI()*3/2)+1+MOD(([.BS1]+1);32)/128)/1.1201601125" office:value-type="float" office:value="1.00933324262341">
            <text:p>1.0093332426</text:p>
          </table:table-cell>
          <table:table-cell table:formula="of:=(SIN(PI()*2/257*[.BT1] +PI()*3/2)+1+MOD(([.BT1]+1);32)/128)/1.1201601125" office:value-type="float" office:value="1.03801506291651">
            <text:p>1.0380150629</text:p>
          </table:table-cell>
          <table:table-cell table:formula="of:=(SIN(PI()*2/257*[.BU1] +PI()*3/2)+1+MOD(([.BU1]+1);32)/128)/1.1201601125" office:value-type="float" office:value="1.06663505943376">
            <text:p>1.0666350594</text:p>
          </table:table-cell>
          <table:table-cell table:formula="of:=(SIN(PI()*2/257*[.BV1] +PI()*3/2)+1+MOD(([.BV1]+1);32)/128)/1.1201601125" office:value-type="float" office:value="1.09518029497119">
            <text:p>1.095180295</text:p>
          </table:table-cell>
          <table:table-cell table:formula="of:=(SIN(PI()*2/257*[.BW1] +PI()*3/2)+1+MOD(([.BW1]+1);32)/128)/1.1201601125" office:value-type="float" office:value="1.12363787700826">
            <text:p>1.123637877</text:p>
          </table:table-cell>
          <table:table-cell table:formula="of:=(SIN(PI()*2/257*[.BX1] +PI()*3/2)+1+MOD(([.BX1]+1);32)/128)/1.1201601125" office:value-type="float" office:value="1.15199496541357">
            <text:p>1.1519949654</text:p>
          </table:table-cell>
          <table:table-cell table:formula="of:=(SIN(PI()*2/257*[.BY1] +PI()*3/2)+1+MOD(([.BY1]+1);32)/128)/1.1201601125" office:value-type="float" office:value="1.18023878011918">
            <text:p>1.1802387801</text:p>
          </table:table-cell>
          <table:table-cell table:formula="of:=(SIN(PI()*2/257*[.BZ1] +PI()*3/2)+1+MOD(([.BZ1]+1);32)/128)/1.1201601125" office:value-type="float" office:value="1.20835660875909">
            <text:p>1.2083566088</text:p>
          </table:table-cell>
          <table:table-cell table:formula="of:=(SIN(PI()*2/257*[.CA1] +PI()*3/2)+1+MOD(([.CA1]+1);32)/128)/1.1201601125" office:value-type="float" office:value="1.23633581426715">
            <text:p>1.2363358143</text:p>
          </table:table-cell>
          <table:table-cell table:formula="of:=(SIN(PI()*2/257*[.CB1] +PI()*3/2)+1+MOD(([.CB1]+1);32)/128)/1.1201601125" office:value-type="float" office:value="1.26416384243013">
            <text:p>1.2641638424</text:p>
          </table:table-cell>
          <table:table-cell table:formula="of:=(SIN(PI()*2/257*[.CC1] +PI()*3/2)+1+MOD(([.CC1]+1);32)/128)/1.1201601125" office:value-type="float" office:value="1.29182822939108">
            <text:p>1.2918282294</text:p>
          </table:table-cell>
          <table:table-cell table:formula="of:=(SIN(PI()*2/257*[.CD1] +PI()*3/2)+1+MOD(([.CD1]+1);32)/128)/1.1201601125" office:value-type="float" office:value="1.31931660909886">
            <text:p>1.3193166091</text:p>
          </table:table-cell>
          <table:table-cell table:formula="of:=(SIN(PI()*2/257*[.CE1] +PI()*3/2)+1+MOD(([.CE1]+1);32)/128)/1.1201601125" office:value-type="float" office:value="1.34661672069911">
            <text:p>1.3466167207</text:p>
          </table:table-cell>
          <table:table-cell table:formula="of:=(SIN(PI()*2/257*[.CF1] +PI()*3/2)+1+MOD(([.CF1]+1);32)/128)/1.1201601125" office:value-type="float" office:value="1.37371641586233">
            <text:p>1.3737164159</text:p>
          </table:table-cell>
          <table:table-cell table:formula="of:=(SIN(PI()*2/257*[.CG1] +PI()*3/2)+1+MOD(([.CG1]+1);32)/128)/1.1201601125" office:value-type="float" office:value="1.40060366604483">
            <text:p>1.400603666</text:p>
          </table:table-cell>
          <table:table-cell table:formula="of:=(SIN(PI()*2/257*[.CH1] +PI()*3/2)+1+MOD(([.CH1]+1);32)/128)/1.1201601125" office:value-type="float" office:value="1.4272665696779">
            <text:p>1.4272665697</text:p>
          </table:table-cell>
          <table:table-cell table:formula="of:=(SIN(PI()*2/257*[.CI1] +PI()*3/2)+1+MOD(([.CI1]+1);32)/128)/1.1201601125" office:value-type="float" office:value="1.45369335928128">
            <text:p>1.4536933593</text:p>
          </table:table-cell>
          <table:table-cell table:formula="of:=(SIN(PI()*2/257*[.CJ1] +PI()*3/2)+1+MOD(([.CJ1]+1);32)/128)/1.1201601125" office:value-type="float" office:value="1.47987240849635">
            <text:p>1.4798724085</text:p>
          </table:table-cell>
          <table:table-cell table:formula="of:=(SIN(PI()*2/257*[.CK1] +PI()*3/2)+1+MOD(([.CK1]+1);32)/128)/1.1201601125" office:value-type="float" office:value="1.50579223903503">
            <text:p>1.505792239</text:p>
          </table:table-cell>
          <table:table-cell table:formula="of:=(SIN(PI()*2/257*[.CL1] +PI()*3/2)+1+MOD(([.CL1]+1);32)/128)/1.1201601125" office:value-type="float" office:value="1.53144152754019">
            <text:p>1.5314415275</text:p>
          </table:table-cell>
          <table:table-cell table:formula="of:=(SIN(PI()*2/257*[.CM1] +PI()*3/2)+1+MOD(([.CM1]+1);32)/128)/1.1201601125" office:value-type="float" office:value="1.55680911235341">
            <text:p>1.5568091124</text:p>
          </table:table-cell>
          <table:table-cell table:formula="of:=(SIN(PI()*2/257*[.CN1] +PI()*3/2)+1+MOD(([.CN1]+1);32)/128)/1.1201601125" office:value-type="float" office:value="1.58188400018617">
            <text:p>1.5818840002</text:p>
          </table:table-cell>
          <table:table-cell table:formula="of:=(SIN(PI()*2/257*[.CO1] +PI()*3/2)+1+MOD(([.CO1]+1);32)/128)/1.1201601125" office:value-type="float" office:value="1.60665537269032">
            <text:p>1.6066553727</text:p>
          </table:table-cell>
          <table:table-cell table:formula="of:=(SIN(PI()*2/257*[.CP1] +PI()*3/2)+1+MOD(([.CP1]+1);32)/128)/1.1201601125" office:value-type="float" office:value="1.63111259292408">
            <text:p>1.6311125929</text:p>
          </table:table-cell>
          <table:table-cell table:formula="of:=(SIN(PI()*2/257*[.CQ1] +PI()*3/2)+1+MOD(([.CQ1]+1);32)/128)/1.1201601125" office:value-type="float" office:value="1.65524521170955">
            <text:p>1.6552452117</text:p>
          </table:table-cell>
          <table:table-cell table:formula="of:=(SIN(PI()*2/257*[.CR1] +PI()*3/2)+1+MOD(([.CR1]+1);32)/128)/1.1201601125" office:value-type="float" office:value="1.67904297387802">
            <text:p>1.6790429739</text:p>
          </table:table-cell>
          <table:table-cell table:formula="of:=(SIN(PI()*2/257*[.CS1] +PI()*3/2)+1+MOD(([.CS1]+1);32)/128)/1.1201601125" office:value-type="float" office:value="1.70249582439933">
            <text:p>1.7024958244</text:p>
          </table:table-cell>
          <table:table-cell table:formula="of:=(SIN(PI()*2/257*[.CT1] +PI()*3/2)+1+MOD(([.CT1]+1);32)/128)/1.1201601125" office:value-type="float" office:value="1.50241153429234">
            <text:p>1.5024115343</text:p>
          </table:table-cell>
          <table:table-cell table:formula="of:=(SIN(PI()*2/257*[.CU1] +PI()*3/2)+1+MOD(([.CU1]+1);32)/128)/1.1201601125" office:value-type="float" office:value="1.52514522690848">
            <text:p>1.5251452269</text:p>
          </table:table-cell>
          <table:table-cell table:formula="of:=(SIN(PI()*2/257*[.CV1] +PI()*3/2)+1+MOD(([.CV1]+1);32)/128)/1.1201601125" office:value-type="float" office:value="1.54750510309603">
            <text:p>1.5475051031</text:p>
          </table:table-cell>
          <table:table-cell table:formula="of:=(SIN(PI()*2/257*[.CW1] +PI()*3/2)+1+MOD(([.CW1]+1);32)/128)/1.1201601125" office:value-type="float" office:value="1.56948196722671">
            <text:p>1.5694819672</text:p>
          </table:table-cell>
          <table:table-cell table:formula="of:=(SIN(PI()*2/257*[.CX1] +PI()*3/2)+1+MOD(([.CX1]+1);32)/128)/1.1201601125" office:value-type="float" office:value="1.59106685259256">
            <text:p>1.5910668526</text:p>
          </table:table-cell>
          <table:table-cell table:formula="of:=(SIN(PI()*2/257*[.CY1] +PI()*3/2)+1+MOD(([.CY1]+1);32)/128)/1.1201601125" office:value-type="float" office:value="1.61225102676516">
            <text:p>1.6122510268</text:p>
          </table:table-cell>
          <table:table-cell table:formula="of:=(SIN(PI()*2/257*[.CZ1] +PI()*3/2)+1+MOD(([.CZ1]+1);32)/128)/1.1201601125" office:value-type="float" office:value="1.63302599681492">
            <text:p>1.6330259968</text:p>
          </table:table-cell>
          <table:table-cell table:formula="of:=(SIN(PI()*2/257*[.DA1] +PI()*3/2)+1+MOD(([.DA1]+1);32)/128)/1.1201601125" office:value-type="float" office:value="1.65338351438709">
            <text:p>1.6533835144</text:p>
          </table:table-cell>
          <table:table-cell table:formula="of:=(SIN(PI()*2/257*[.DB1] +PI()*3/2)+1+MOD(([.DB1]+1);32)/128)/1.1201601125" office:value-type="float" office:value="1.67331558063175">
            <text:p>1.6733155806</text:p>
          </table:table-cell>
          <table:table-cell table:formula="of:=(SIN(PI()*2/257*[.DC1] +PI()*3/2)+1+MOD(([.DC1]+1);32)/128)/1.1201601125" office:value-type="float" office:value="1.69281445098456">
            <text:p>1.692814451</text:p>
          </table:table-cell>
          <table:table-cell table:formula="of:=(SIN(PI()*2/257*[.DD1] +PI()*3/2)+1+MOD(([.DD1]+1);32)/128)/1.1201601125" office:value-type="float" office:value="1.71187263979555">
            <text:p>1.7118726398</text:p>
          </table:table-cell>
          <table:table-cell table:formula="of:=(SIN(PI()*2/257*[.DE1] +PI()*3/2)+1+MOD(([.DE1]+1);32)/128)/1.1201601125" office:value-type="float" office:value="1.73048292480322">
            <text:p>1.7304829248</text:p>
          </table:table-cell>
          <table:table-cell table:formula="of:=(SIN(PI()*2/257*[.DF1] +PI()*3/2)+1+MOD(([.DF1]+1);32)/128)/1.1201601125" office:value-type="float" office:value="1.74863835145113">
            <text:p>1.7486383515</text:p>
          </table:table-cell>
          <table:table-cell table:formula="of:=(SIN(PI()*2/257*[.DG1] +PI()*3/2)+1+MOD(([.DG1]+1);32)/128)/1.1201601125" office:value-type="float" office:value="1.76633223704455">
            <text:p>1.766332237</text:p>
          </table:table-cell>
          <table:table-cell table:formula="of:=(SIN(PI()*2/257*[.DH1] +PI()*3/2)+1+MOD(([.DH1]+1);32)/128)/1.1201601125" office:value-type="float" office:value="1.78355817474461">
            <text:p>1.7835581747</text:p>
          </table:table-cell>
          <table:table-cell table:formula="of:=(SIN(PI()*2/257*[.DI1] +PI()*3/2)+1+MOD(([.DI1]+1);32)/128)/1.1201601125" office:value-type="float" office:value="1.80031003739754">
            <text:p>1.8003100374</text:p>
          </table:table-cell>
          <table:table-cell table:formula="of:=(SIN(PI()*2/257*[.DJ1] +PI()*3/2)+1+MOD(([.DJ1]+1);32)/128)/1.1201601125" office:value-type="float" office:value="1.8165819811968">
            <text:p>1.8165819812</text:p>
          </table:table-cell>
          <table:table-cell table:formula="of:=(SIN(PI()*2/257*[.DK1] +PI()*3/2)+1+MOD(([.DK1]+1);32)/128)/1.1201601125" office:value-type="float" office:value="1.83236844917582">
            <text:p>1.8323684492</text:p>
          </table:table-cell>
          <table:table-cell table:formula="of:=(SIN(PI()*2/257*[.DL1] +PI()*3/2)+1+MOD(([.DL1]+1);32)/128)/1.1201601125" office:value-type="float" office:value="1.8476641745293">
            <text:p>1.8476641745</text:p>
          </table:table-cell>
          <table:table-cell table:formula="of:=(SIN(PI()*2/257*[.DM1] +PI()*3/2)+1+MOD(([.DM1]+1);32)/128)/1.1201601125" office:value-type="float" office:value="1.86246418376112">
            <text:p>1.8624641838</text:p>
          </table:table-cell>
          <table:table-cell table:formula="of:=(SIN(PI()*2/257*[.DN1] +PI()*3/2)+1+MOD(([.DN1]+1);32)/128)/1.1201601125" office:value-type="float" office:value="1.87676379965692">
            <text:p>1.8767637997</text:p>
          </table:table-cell>
          <table:table-cell table:formula="of:=(SIN(PI()*2/257*[.DO1] +PI()*3/2)+1+MOD(([.DO1]+1);32)/128)/1.1201601125" office:value-type="float" office:value="1.89055864407956">
            <text:p>1.8905586441</text:p>
          </table:table-cell>
          <table:table-cell table:formula="of:=(SIN(PI()*2/257*[.DP1] +PI()*3/2)+1+MOD(([.DP1]+1);32)/128)/1.1201601125" office:value-type="float" office:value="1.90384464058592">
            <text:p>1.9038446406</text:p>
          </table:table-cell>
          <table:table-cell table:formula="of:=(SIN(PI()*2/257*[.DQ1] +PI()*3/2)+1+MOD(([.DQ1]+1);32)/128)/1.1201601125" office:value-type="float" office:value="1.91661801686328">
            <text:p>1.9166180169</text:p>
          </table:table-cell>
          <table:table-cell table:formula="of:=(SIN(PI()*2/257*[.DR1] +PI()*3/2)+1+MOD(([.DR1]+1);32)/128)/1.1201601125" office:value-type="float" office:value="1.92887530698399">
            <text:p>1.928875307</text:p>
          </table:table-cell>
          <table:table-cell table:formula="of:=(SIN(PI()*2/257*[.DS1] +PI()*3/2)+1+MOD(([.DS1]+1);32)/128)/1.1201601125" office:value-type="float" office:value="1.94061335347702">
            <text:p>1.9406133535</text:p>
          </table:table-cell>
          <table:table-cell table:formula="of:=(SIN(PI()*2/257*[.DT1] +PI()*3/2)+1+MOD(([.DT1]+1);32)/128)/1.1201601125" office:value-type="float" office:value="1.95182930921509">
            <text:p>1.9518293092</text:p>
          </table:table-cell>
          <table:table-cell table:formula="of:=(SIN(PI()*2/257*[.DU1] +PI()*3/2)+1+MOD(([.DU1]+1);32)/128)/1.1201601125" office:value-type="float" office:value="1.96252063911637">
            <text:p>1.9625206391</text:p>
          </table:table-cell>
          <table:table-cell table:formula="of:=(SIN(PI()*2/257*[.DV1] +PI()*3/2)+1+MOD(([.DV1]+1);32)/128)/1.1201601125" office:value-type="float" office:value="1.9726851216597">
            <text:p>1.9726851217</text:p>
          </table:table-cell>
          <table:table-cell table:formula="of:=(SIN(PI()*2/257*[.DW1] +PI()*3/2)+1+MOD(([.DW1]+1);32)/128)/1.1201601125" office:value-type="float" office:value="1.98232085021228">
            <text:p>1.9823208502</text:p>
          </table:table-cell>
          <table:table-cell table:formula="of:=(SIN(PI()*2/257*[.DX1] +PI()*3/2)+1+MOD(([.DX1]+1);32)/128)/1.1201601125" office:value-type="float" office:value="1.99142623416929">
            <text:p>1.9914262342</text:p>
          </table:table-cell>
          <table:table-cell table:formula="of:=(SIN(PI()*2/257*[.DY1] +PI()*3/2)+1+MOD(([.DY1]+1);32)/128)/1.1201601125" office:value-type="float" office:value="1.99999999990457">
            <text:p>1.9999999999</text:p>
          </table:table-cell>
          <table:table-cell table:formula="of:=(SIN(PI()*2/257*[.DZ1] +PI()*3/2)+1+MOD(([.DZ1]+1);32)/128)/1.1201601125" office:value-type="float" office:value="1.78485881143255">
            <text:p>1.7848588114</text:p>
          </table:table-cell>
          <table:table-cell table:formula="of:=(SIN(PI()*2/257*[.EA1] +PI()*3/2)+1+MOD(([.EA1]+1);32)/128)/1.1201601125" office:value-type="float" office:value="1.79236679137665">
            <text:p>1.7923667914</text:p>
          </table:table-cell>
          <table:table-cell table:formula="of:=(SIN(PI()*2/257*[.EB1] +PI()*3/2)+1+MOD(([.EB1]+1);32)/128)/1.1201601125" office:value-type="float" office:value="1.79934124075475">
            <text:p>1.7993412408</text:p>
          </table:table-cell>
          <table:table-cell table:formula="of:=(SIN(PI()*2/257*[.EC1] +PI()*3/2)+1+MOD(([.EC1]+1);32)/128)/1.1201601125" office:value-type="float" office:value="1.80578215956686">
            <text:p>1.8057821596</text:p>
          </table:table-cell>
          <table:table-cell table:formula="of:=(SIN(PI()*2/257*[.ED1] +PI()*3/2)+1+MOD(([.ED1]+1);32)/128)/1.1201601125" office:value-type="float" office:value="1.81168986669582">
            <text:p>1.8116898667</text:p>
          </table:table-cell>
          <table:table-cell table:formula="of:=(SIN(PI()*2/257*[.EE1] +PI()*3/2)+1+MOD(([.EE1]+1);32)/128)/1.1201601125" office:value-type="float" office:value="1.81706499971675">
            <text:p>1.8170649997</text:p>
          </table:table-cell>
          <table:table-cell table:formula="of:=(SIN(PI()*2/257*[.EF1] +PI()*3/2)+1+MOD(([.EF1]+1);32)/128)/1.1201601125" office:value-type="float" office:value="1.82190851451594">
            <text:p>1.8219085145</text:p>
          </table:table-cell>
          <table:table-cell table:formula="of:=(SIN(PI()*2/257*[.EG1] +PI()*3/2)+1+MOD(([.EG1]+1);32)/128)/1.1201601125" office:value-type="float" office:value="1.82622168471956">
            <text:p>1.8262216847</text:p>
          </table:table-cell>
          <table:table-cell table:formula="of:=(SIN(PI()*2/257*[.EH1] +PI()*3/2)+1+MOD(([.EH1]+1);32)/128)/1.1201601125" office:value-type="float" office:value="1.83000610093244">
            <text:p>1.8300061009</text:p>
          </table:table-cell>
          <table:table-cell table:formula="of:=(SIN(PI()*2/257*[.EI1] +PI()*3/2)+1+MOD(([.EI1]+1);32)/128)/1.1201601125" office:value-type="float" office:value="1.83326366978736">
            <text:p>1.8332636698</text:p>
          </table:table-cell>
          <table:table-cell table:formula="of:=(SIN(PI()*2/257*[.EJ1] +PI()*3/2)+1+MOD(([.EJ1]+1);32)/128)/1.1201601125" office:value-type="float" office:value="1.83599661280549">
            <text:p>1.8359966128</text:p>
          </table:table-cell>
          <table:table-cell table:formula="of:=(SIN(PI()*2/257*[.EK1] +PI()*3/2)+1+MOD(([.EK1]+1);32)/128)/1.1201601125" office:value-type="float" office:value="1.83820746506867">
            <text:p>1.8382074651</text:p>
          </table:table-cell>
          <table:table-cell table:formula="of:=(SIN(PI()*2/257*[.EL1] +PI()*3/2)+1+MOD(([.EL1]+1);32)/128)/1.1201601125" office:value-type="float" office:value="1.83989907370416">
            <text:p>1.8398990737</text:p>
          </table:table-cell>
          <table:table-cell table:formula="of:=(SIN(PI()*2/257*[.EM1] +PI()*3/2)+1+MOD(([.EM1]+1);32)/128)/1.1201601125" office:value-type="float" office:value="1.841074596183">
            <text:p>1.8410745962</text:p>
          </table:table-cell>
          <table:table-cell table:formula="of:=(SIN(PI()*2/257*[.EN1] +PI()*3/2)+1+MOD(([.EN1]+1);32)/128)/1.1201601125" office:value-type="float" office:value="1.84173749843285">
            <text:p>1.8417374984</text:p>
          </table:table-cell>
          <table:table-cell table:formula="of:=(SIN(PI()*2/257*[.EO1] +PI()*3/2)+1+MOD(([.EO1]+1);32)/128)/1.1201601125" office:value-type="float" office:value="1.84189155276641">
            <text:p>1.8418915528</text:p>
          </table:table-cell>
          <table:table-cell table:formula="of:=(SIN(PI()*2/257*[.EP1] +PI()*3/2)+1+MOD(([.EP1]+1);32)/128)/1.1201601125" office:value-type="float" office:value="1.84154083562682">
            <text:p>1.8415408356</text:p>
          </table:table-cell>
          <table:table-cell table:formula="of:=(SIN(PI()*2/257*[.EQ1] +PI()*3/2)+1+MOD(([.EQ1]+1);32)/128)/1.1201601125" office:value-type="float" office:value="1.8406897251512">
            <text:p>1.8406897252</text:p>
          </table:table-cell>
          <table:table-cell table:formula="of:=(SIN(PI()*2/257*[.ER1] +PI()*3/2)+1+MOD(([.ER1]+1);32)/128)/1.1201601125" office:value-type="float" office:value="1.83934289855392">
            <text:p>1.8393428986</text:p>
          </table:table-cell>
          <table:table-cell table:formula="of:=(SIN(PI()*2/257*[.ES1] +PI()*3/2)+1+MOD(([.ES1]+1);32)/128)/1.1201601125" office:value-type="float" office:value="1.83750532933111">
            <text:p>1.8375053293</text:p>
          </table:table-cell>
          <table:table-cell table:formula="of:=(SIN(PI()*2/257*[.ET1] +PI()*3/2)+1+MOD(([.ET1]+1);32)/128)/1.1201601125" office:value-type="float" office:value="1.83518228428805">
            <text:p>1.8351822843</text:p>
          </table:table-cell>
          <table:table-cell table:formula="of:=(SIN(PI()*2/257*[.EU1] +PI()*3/2)+1+MOD(([.EU1]+1);32)/128)/1.1201601125" office:value-type="float" office:value="1.83237932039132">
            <text:p>1.8323793204</text:p>
          </table:table-cell>
          <table:table-cell table:formula="of:=(SIN(PI()*2/257*[.EV1] +PI()*3/2)+1+MOD(([.EV1]+1);32)/128)/1.1201601125" office:value-type="float" office:value="1.82910228144747">
            <text:p>1.8291022814</text:p>
          </table:table-cell>
          <table:table-cell table:formula="of:=(SIN(PI()*2/257*[.EW1] +PI()*3/2)+1+MOD(([.EW1]+1);32)/128)/1.1201601125" office:value-type="float" office:value="1.82535729461025">
            <text:p>1.8253572946</text:p>
          </table:table-cell>
          <table:table-cell table:formula="of:=(SIN(PI()*2/257*[.EX1] +PI()*3/2)+1+MOD(([.EX1]+1);32)/128)/1.1201601125" office:value-type="float" office:value="1.82115076671854">
            <text:p>1.8211507667</text:p>
          </table:table-cell>
          <table:table-cell table:formula="of:=(SIN(PI()*2/257*[.EY1] +PI()*3/2)+1+MOD(([.EY1]+1);32)/128)/1.1201601125" office:value-type="float" office:value="1.81648938046708">
            <text:p>1.8164893805</text:p>
          </table:table-cell>
          <table:table-cell table:formula="of:=(SIN(PI()*2/257*[.EZ1] +PI()*3/2)+1+MOD(([.EZ1]+1);32)/128)/1.1201601125" office:value-type="float" office:value="1.81138009041229">
            <text:p>1.8113800904</text:p>
          </table:table-cell>
          <table:table-cell table:formula="of:=(SIN(PI()*2/257*[.FA1] +PI()*3/2)+1+MOD(([.FA1]+1);32)/128)/1.1201601125" office:value-type="float" office:value="1.80583011881569">
            <text:p>1.8058301188</text:p>
          </table:table-cell>
          <table:table-cell table:formula="of:=(SIN(PI()*2/257*[.FB1] +PI()*3/2)+1+MOD(([.FB1]+1);32)/128)/1.1201601125" office:value-type="float" office:value="1.79984695132723">
            <text:p>1.7998469513</text:p>
          </table:table-cell>
          <table:table-cell table:formula="of:=(SIN(PI()*2/257*[.FC1] +PI()*3/2)+1+MOD(([.FC1]+1);32)/128)/1.1201601125" office:value-type="float" office:value="1.79343833251126">
            <text:p>1.7934383325</text:p>
          </table:table-cell>
          <table:table-cell table:formula="of:=(SIN(PI()*2/257*[.FD1] +PI()*3/2)+1+MOD(([.FD1]+1);32)/128)/1.1201601125" office:value-type="float" office:value="1.78661226121771">
            <text:p>1.7866122612</text:p>
          </table:table-cell>
          <table:table-cell table:formula="of:=(SIN(PI()*2/257*[.FE1] +PI()*3/2)+1+MOD(([.FE1]+1);32)/128)/1.1201601125" office:value-type="float" office:value="1.7793769858013">
            <text:p>1.7793769858</text:p>
          </table:table-cell>
          <table:table-cell table:formula="of:=(SIN(PI()*2/257*[.FF1] +PI()*3/2)+1+MOD(([.FF1]+1);32)/128)/1.1201601125" office:value-type="float" office:value="1.5485586190924">
            <text:p>1.5485586191</text:p>
          </table:table-cell>
          <table:table-cell table:formula="of:=(SIN(PI()*2/257*[.FG1] +PI()*3/2)+1+MOD(([.FG1]+1);32)/128)/1.1201601125" office:value-type="float" office:value="1.54053065371793">
            <text:p>1.5405306537</text:p>
          </table:table-cell>
          <table:table-cell table:formula="of:=(SIN(PI()*2/257*[.FH1] +PI()*3/2)+1+MOD(([.FH1]+1);32)/128)/1.1201601125" office:value-type="float" office:value="1.53211967628658">
            <text:p>1.5321196763</text:p>
          </table:table-cell>
          <table:table-cell table:formula="of:=(SIN(PI()*2/257*[.FI1] +PI()*3/2)+1+MOD(([.FI1]+1);32)/128)/1.1201601125" office:value-type="float" office:value="1.52333488242664">
            <text:p>1.5233348824</text:p>
          </table:table-cell>
          <table:table-cell table:formula="of:=(SIN(PI()*2/257*[.FJ1] +PI()*3/2)+1+MOD(([.FJ1]+1);32)/128)/1.1201601125" office:value-type="float" office:value="1.51418569119058">
            <text:p>1.5141856912</text:p>
          </table:table-cell>
          <table:table-cell table:formula="of:=(SIN(PI()*2/257*[.FK1] +PI()*3/2)+1+MOD(([.FK1]+1);32)/128)/1.1201601125" office:value-type="float" office:value="1.50468173942548">
            <text:p>1.5046817394</text:p>
          </table:table-cell>
          <table:table-cell table:formula="of:=(SIN(PI()*2/257*[.FL1] +PI()*3/2)+1+MOD(([.FL1]+1);32)/128)/1.1201601125" office:value-type="float" office:value="1.49483287601321">
            <text:p>1.494832876</text:p>
          </table:table-cell>
          <table:table-cell table:formula="of:=(SIN(PI()*2/257*[.FM1] +PI()*3/2)+1+MOD(([.FM1]+1);32)/128)/1.1201601125" office:value-type="float" office:value="1.48464915598395">
            <text:p>1.484649156</text:p>
          </table:table-cell>
          <table:table-cell table:formula="of:=(SIN(PI()*2/257*[.FN1] +PI()*3/2)+1+MOD(([.FN1]+1);32)/128)/1.1201601125" office:value-type="float" office:value="1.47414083450639">
            <text:p>1.4741408345</text:p>
          </table:table-cell>
          <table:table-cell table:formula="of:=(SIN(PI()*2/257*[.FO1] +PI()*3/2)+1+MOD(([.FO1]+1);32)/128)/1.1201601125" office:value-type="float" office:value="1.46331836075844">
            <text:p>1.4633183608</text:p>
          </table:table-cell>
          <table:table-cell table:formula="of:=(SIN(PI()*2/257*[.FP1] +PI()*3/2)+1+MOD(([.FP1]+1);32)/128)/1.1201601125" office:value-type="float" office:value="1.45219237168188">
            <text:p>1.4521923717</text:p>
          </table:table-cell>
          <table:table-cell table:formula="of:=(SIN(PI()*2/257*[.FQ1] +PI()*3/2)+1+MOD(([.FQ1]+1);32)/128)/1.1201601125" office:value-type="float" office:value="1.44077368562487">
            <text:p>1.4407736856</text:p>
          </table:table-cell>
          <table:table-cell table:formula="of:=(SIN(PI()*2/257*[.FR1] +PI()*3/2)+1+MOD(([.FR1]+1);32)/128)/1.1201601125" office:value-type="float" office:value="1.42907329587591">
            <text:p>1.4290732959</text:p>
          </table:table-cell>
          <table:table-cell table:formula="of:=(SIN(PI()*2/257*[.FS1] +PI()*3/2)+1+MOD(([.FS1]+1);32)/128)/1.1201601125" office:value-type="float" office:value="1.41710236409343">
            <text:p>1.4171023641</text:p>
          </table:table-cell>
          <table:table-cell table:formula="of:=(SIN(PI()*2/257*[.FT1] +PI()*3/2)+1+MOD(([.FT1]+1);32)/128)/1.1201601125" office:value-type="float" office:value="1.40487221363457">
            <text:p>1.4048722136</text:p>
          </table:table-cell>
          <table:table-cell table:formula="of:=(SIN(PI()*2/257*[.FU1] +PI()*3/2)+1+MOD(([.FU1]+1);32)/128)/1.1201601125" office:value-type="float" office:value="1.39239432278739">
            <text:p>1.3923943228</text:p>
          </table:table-cell>
          <table:table-cell table:formula="of:=(SIN(PI()*2/257*[.FV1] +PI()*3/2)+1+MOD(([.FV1]+1);32)/128)/1.1201601125" office:value-type="float" office:value="1.37968031791052">
            <text:p>1.3796803179</text:p>
          </table:table-cell>
          <table:table-cell table:formula="of:=(SIN(PI()*2/257*[.FW1] +PI()*3/2)+1+MOD(([.FW1]+1);32)/128)/1.1201601125" office:value-type="float" office:value="1.36674196648423">
            <text:p>1.3667419665</text:p>
          </table:table-cell>
          <table:table-cell table:formula="of:=(SIN(PI()*2/257*[.FX1] +PI()*3/2)+1+MOD(([.FX1]+1);32)/128)/1.1201601125" office:value-type="float" office:value="1.35359117007721">
            <text:p>1.3535911701</text:p>
          </table:table-cell>
          <table:table-cell table:formula="of:=(SIN(PI()*2/257*[.FY1] +PI()*3/2)+1+MOD(([.FY1]+1);32)/128)/1.1201601125" office:value-type="float" office:value="1.34023995723317">
            <text:p>1.3402399572</text:p>
          </table:table-cell>
          <table:table-cell table:formula="of:=(SIN(PI()*2/257*[.FZ1] +PI()*3/2)+1+MOD(([.FZ1]+1);32)/128)/1.1201601125" office:value-type="float" office:value="1.32670047628159">
            <text:p>1.3267004763</text:p>
          </table:table-cell>
          <table:table-cell table:formula="of:=(SIN(PI()*2/257*[.GA1] +PI()*3/2)+1+MOD(([.GA1]+1);32)/128)/1.1201601125" office:value-type="float" office:value="1.31298498807684">
            <text:p>1.3129849881</text:p>
          </table:table-cell>
          <table:table-cell table:formula="of:=(SIN(PI()*2/257*[.GB1] +PI()*3/2)+1+MOD(([.GB1]+1);32)/128)/1.1201601125" office:value-type="float" office:value="1.29910585867007">
            <text:p>1.2991058587</text:p>
          </table:table-cell>
          <table:table-cell table:formula="of:=(SIN(PI()*2/257*[.GC1] +PI()*3/2)+1+MOD(([.GC1]+1);32)/128)/1.1201601125" office:value-type="float" office:value="1.28507555191821">
            <text:p>1.2850755519</text:p>
          </table:table-cell>
          <table:table-cell table:formula="of:=(SIN(PI()*2/257*[.GD1] +PI()*3/2)+1+MOD(([.GD1]+1);32)/128)/1.1201601125" office:value-type="float" office:value="1.27090662203451">
            <text:p>1.270906622</text:p>
          </table:table-cell>
          <table:table-cell table:formula="of:=(SIN(PI()*2/257*[.GE1] +PI()*3/2)+1+MOD(([.GE1]+1);32)/128)/1.1201601125" office:value-type="float" office:value="1.25661170608509">
            <text:p>1.2566117061</text:p>
          </table:table-cell>
          <table:table-cell table:formula="of:=(SIN(PI()*2/257*[.GF1] +PI()*3/2)+1+MOD(([.GF1]+1);32)/128)/1.1201601125" office:value-type="float" office:value="1.24220351643599">
            <text:p>1.2422035164</text:p>
          </table:table-cell>
          <table:table-cell table:formula="of:=(SIN(PI()*2/257*[.GG1] +PI()*3/2)+1+MOD(([.GG1]+1);32)/128)/1.1201601125" office:value-type="float" office:value="1.22769483315512">
            <text:p>1.2276948332</text:p>
          </table:table-cell>
          <table:table-cell table:formula="of:=(SIN(PI()*2/257*[.GH1] +PI()*3/2)+1+MOD(([.GH1]+1);32)/128)/1.1201601125" office:value-type="float" office:value="1.2130984963739">
            <text:p>1.2130984964</text:p>
          </table:table-cell>
          <table:table-cell table:formula="of:=(SIN(PI()*2/257*[.GI1] +PI()*3/2)+1+MOD(([.GI1]+1);32)/128)/1.1201601125" office:value-type="float" office:value="1.19842739861285">
            <text:p>1.1984273986</text:p>
          </table:table-cell>
          <table:table-cell table:formula="of:=(SIN(PI()*2/257*[.GJ1] +PI()*3/2)+1+MOD(([.GJ1]+1);32)/128)/1.1201601125" office:value-type="float" office:value="1.18369447707595">
            <text:p>1.1836944771</text:p>
          </table:table-cell>
          <table:table-cell table:formula="of:=(SIN(PI()*2/257*[.GK1] +PI()*3/2)+1+MOD(([.GK1]+1);32)/128)/1.1201601125" office:value-type="float" office:value="1.1689127059183">
            <text:p>1.1689127059</text:p>
          </table:table-cell>
          <table:table-cell table:formula="of:=(SIN(PI()*2/257*[.GL1] +PI()*3/2)+1+MOD(([.GL1]+1);32)/128)/1.1201601125" office:value-type="float" office:value="0.93091270839239">
            <text:p>0.9309127084</text:p>
          </table:table-cell>
          <table:table-cell table:formula="of:=(SIN(PI()*2/257*[.GM1] +PI()*3/2)+1+MOD(([.GM1]+1);32)/128)/1.1201601125" office:value-type="float" office:value="0.916072269473213">
            <text:p>0.9160722695</text:p>
          </table:table-cell>
          <table:table-cell table:formula="of:=(SIN(PI()*2/257*[.GN1] +PI()*3/2)+1+MOD(([.GN1]+1);32)/128)/1.1201601125" office:value-type="float" office:value="0.901222047478063">
            <text:p>0.9012220475</text:p>
          </table:table-cell>
          <table:table-cell table:formula="of:=(SIN(PI()*2/257*[.GO1] +PI()*3/2)+1+MOD(([.GO1]+1);32)/128)/1.1201601125" office:value-type="float" office:value="0.886375086670677">
            <text:p>0.8863750867</text:p>
          </table:table-cell>
          <table:table-cell table:formula="of:=(SIN(PI()*2/257*[.GP1] +PI()*3/2)+1+MOD(([.GP1]+1);32)/128)/1.1201601125" office:value-type="float" office:value="0.871544429365621">
            <text:p>0.8715444294</text:p>
          </table:table-cell>
          <table:table-cell table:formula="of:=(SIN(PI()*2/257*[.GQ1] +PI()*3/2)+1+MOD(([.GQ1]+1);32)/128)/1.1201601125" office:value-type="float" office:value="0.856743108133125">
            <text:p>0.8567431081</text:p>
          </table:table-cell>
          <table:table-cell table:formula="of:=(SIN(PI()*2/257*[.GR1] +PI()*3/2)+1+MOD(([.GR1]+1);32)/128)/1.1201601125" office:value-type="float" office:value="0.841984138009704">
            <text:p>0.841984138</text:p>
          </table:table-cell>
          <table:table-cell table:formula="of:=(SIN(PI()*2/257*[.GS1] +PI()*3/2)+1+MOD(([.GS1]+1);32)/128)/1.1201601125" office:value-type="float" office:value="0.82728050871928">
            <text:p>0.8272805087</text:p>
          </table:table-cell>
          <table:table-cell table:formula="of:=(SIN(PI()*2/257*[.GT1] +PI()*3/2)+1+MOD(([.GT1]+1);32)/128)/1.1201601125" office:value-type="float" office:value="0.812645176909424">
            <text:p>0.8126451769</text:p>
          </table:table-cell>
          <table:table-cell table:formula="of:=(SIN(PI()*2/257*[.GU1] +PI()*3/2)+1+MOD(([.GU1]+1);32)/128)/1.1201601125" office:value-type="float" office:value="0.79809105840738">
            <text:p>0.7980910584</text:p>
          </table:table-cell>
          <table:table-cell table:formula="of:=(SIN(PI()*2/257*[.GV1] +PI()*3/2)+1+MOD(([.GV1]+1);32)/128)/1.1201601125" office:value-type="float" office:value="0.783631020500467">
            <text:p>0.7836310205</text:p>
          </table:table-cell>
          <table:table-cell table:formula="of:=(SIN(PI()*2/257*[.GW1] +PI()*3/2)+1+MOD(([.GW1]+1);32)/128)/1.1201601125" office:value-type="float" office:value="0.769277874245509">
            <text:p>0.7692778742</text:p>
          </table:table-cell>
          <table:table-cell table:formula="of:=(SIN(PI()*2/257*[.GX1] +PI()*3/2)+1+MOD(([.GX1]+1);32)/128)/1.1201601125" office:value-type="float" office:value="0.755044366811869">
            <text:p>0.7550443668</text:p>
          </table:table-cell>
          <table:table-cell table:formula="of:=(SIN(PI()*2/257*[.GY1] +PI()*3/2)+1+MOD(([.GY1]+1);32)/128)/1.1201601125" office:value-type="float" office:value="0.740943173862664">
            <text:p>0.7409431739</text:p>
          </table:table-cell>
          <table:table-cell table:formula="of:=(SIN(PI()*2/257*[.GZ1] +PI()*3/2)+1+MOD(([.GZ1]+1);32)/128)/1.1201601125" office:value-type="float" office:value="0.726986891978711">
            <text:p>0.726986892</text:p>
          </table:table-cell>
          <table:table-cell table:formula="of:=(SIN(PI()*2/257*[.HA1] +PI()*3/2)+1+MOD(([.HA1]+1);32)/128)/1.1201601125" office:value-type="float" office:value="0.713188031129764">
            <text:p>0.7131880311</text:p>
          </table:table-cell>
          <table:table-cell table:formula="of:=(SIN(PI()*2/257*[.HB1] +PI()*3/2)+1+MOD(([.HB1]+1);32)/128)/1.1201601125" office:value-type="float" office:value="0.699559007197493">
            <text:p>0.6995590072</text:p>
          </table:table-cell>
          <table:table-cell table:formula="of:=(SIN(PI()*2/257*[.HC1] +PI()*3/2)+1+MOD(([.HC1]+1);32)/128)/1.1201601125" office:value-type="float" office:value="0.686112134554706">
            <text:p>0.6861121346</text:p>
          </table:table-cell>
          <table:table-cell table:formula="of:=(SIN(PI()*2/257*[.HD1] +PI()*3/2)+1+MOD(([.HD1]+1);32)/128)/1.1201601125" office:value-type="float" office:value="0.672859618705239">
            <text:p>0.6728596187</text:p>
          </table:table-cell>
          <table:table-cell table:formula="of:=(SIN(PI()*2/257*[.HE1] +PI()*3/2)+1+MOD(([.HE1]+1);32)/128)/1.1201601125" office:value-type="float" office:value="0.659813548988928">
            <text:p>0.659813549</text:p>
          </table:table-cell>
          <table:table-cell table:formula="of:=(SIN(PI()*2/257*[.HF1] +PI()*3/2)+1+MOD(([.HF1]+1);32)/128)/1.1201601125" office:value-type="float" office:value="0.646985891355989">
            <text:p>0.6469858914</text:p>
          </table:table-cell>
          <table:table-cell table:formula="of:=(SIN(PI()*2/257*[.HG1] +PI()*3/2)+1+MOD(([.HG1]+1);32)/128)/1.1201601125" office:value-type="float" office:value="0.634388481215161">
            <text:p>0.6343884812</text:p>
          </table:table-cell>
          <table:table-cell table:formula="of:=(SIN(PI()*2/257*[.HH1] +PI()*3/2)+1+MOD(([.HH1]+1);32)/128)/1.1201601125" office:value-type="float" office:value="0.622033016359872">
            <text:p>0.6220330164</text:p>
          </table:table-cell>
          <table:table-cell table:formula="of:=(SIN(PI()*2/257*[.HI1] +PI()*3/2)+1+MOD(([.HI1]+1);32)/128)/1.1201601125" office:value-type="float" office:value="0.609931049976651">
            <text:p>0.60993105</text:p>
          </table:table-cell>
          <table:table-cell table:formula="of:=(SIN(PI()*2/257*[.HJ1] +PI()*3/2)+1+MOD(([.HJ1]+1);32)/128)/1.1201601125" office:value-type="float" office:value="0.598093983739954">
            <text:p>0.5980939837</text:p>
          </table:table-cell>
          <table:table-cell table:formula="of:=(SIN(PI()*2/257*[.HK1] +PI()*3/2)+1+MOD(([.HK1]+1);32)/128)/1.1201601125" office:value-type="float" office:value="0.586533060997588">
            <text:p>0.586533061</text:p>
          </table:table-cell>
          <table:table-cell table:formula="of:=(SIN(PI()*2/257*[.HL1] +PI()*3/2)+1+MOD(([.HL1]+1);32)/128)/1.1201601125" office:value-type="float" office:value="0.575259360050721">
            <text:p>0.5752593601</text:p>
          </table:table-cell>
          <table:table-cell table:formula="of:=(SIN(PI()*2/257*[.HM1] +PI()*3/2)+1+MOD(([.HM1]+1);32)/128)/1.1201601125" office:value-type="float" office:value="0.564283787532556">
            <text:p>0.5642837875</text:p>
          </table:table-cell>
          <table:table-cell table:formula="of:=(SIN(PI()*2/257*[.HN1] +PI()*3/2)+1+MOD(([.HN1]+1);32)/128)/1.1201601125" office:value-type="float" office:value="0.553617071889612">
            <text:p>0.5536170719</text:p>
          </table:table-cell>
          <table:table-cell table:formula="of:=(SIN(PI()*2/257*[.HO1] +PI()*3/2)+1+MOD(([.HO1]+1);32)/128)/1.1201601125" office:value-type="float" office:value="0.543269756969503">
            <text:p>0.543269757</text:p>
          </table:table-cell>
          <table:table-cell table:formula="of:=(SIN(PI()*2/257*[.HP1] +PI()*3/2)+1+MOD(([.HP1]+1);32)/128)/1.1201601125" office:value-type="float" office:value="0.533252195719036">
            <text:p>0.5332521957</text:p>
          </table:table-cell>
          <table:table-cell table:formula="of:=(SIN(PI()*2/257*[.HQ1] +PI()*3/2)+1+MOD(([.HQ1]+1);32)/128)/1.1201601125" office:value-type="float" office:value="0.523574543996422">
            <text:p>0.523574544</text:p>
          </table:table-cell>
          <table:table-cell table:formula="of:=(SIN(PI()*2/257*[.HR1] +PI()*3/2)+1+MOD(([.HR1]+1);32)/128)/1.1201601125" office:value-type="float" office:value="0.291064374402026">
            <text:p>0.2910643744</text:p>
          </table:table-cell>
          <table:table-cell table:formula="of:=(SIN(PI()*2/257*[.HS1] +PI()*3/2)+1+MOD(([.HS1]+1);32)/128)/1.1201601125" office:value-type="float" office:value="0.282096190726818">
            <text:p>0.2820961907</text:p>
          </table:table-cell>
          <table:table-cell table:formula="of:=(SIN(PI()*2/257*[.HT1] +PI()*3/2)+1+MOD(([.HT1]+1);32)/128)/1.1201601125" office:value-type="float" office:value="0.273497141533233">
            <text:p>0.2734971415</text:p>
          </table:table-cell>
          <table:table-cell table:formula="of:=(SIN(PI()*2/257*[.HU1] +PI()*3/2)+1+MOD(([.HU1]+1);32)/128)/1.1201601125" office:value-type="float" office:value="0.265276534857082">
            <text:p>0.2652765349</text:p>
          </table:table-cell>
          <table:table-cell table:formula="of:=(SIN(PI()*2/257*[.HV1] +PI()*3/2)+1+MOD(([.HV1]+1);32)/128)/1.1201601125" office:value-type="float" office:value="0.257443452545016">
            <text:p>0.2574434525</text:p>
          </table:table-cell>
          <table:table-cell table:formula="of:=(SIN(PI()*2/257*[.HW1] +PI()*3/2)+1+MOD(([.HW1]+1);32)/128)/1.1201601125" office:value-type="float" office:value="0.250006744826453">
            <text:p>0.2500067448</text:p>
          </table:table-cell>
          <table:table-cell table:formula="of:=(SIN(PI()*2/257*[.HX1] +PI()*3/2)+1+MOD(([.HX1]+1);32)/128)/1.1201601125" office:value-type="float" office:value="0.24297502502393">
            <text:p>0.242975025</text:p>
          </table:table-cell>
          <table:table-cell table:formula="of:=(SIN(PI()*2/257*[.HY1] +PI()*3/2)+1+MOD(([.HY1]+1);32)/128)/1.1201601125" office:value-type="float" office:value="0.236356664405067">
            <text:p>0.2363566644</text:p>
          </table:table-cell>
          <table:table-cell table:formula="of:=(SIN(PI()*2/257*[.HZ1] +PI()*3/2)+1+MOD(([.HZ1]+1);32)/128)/1.1201601125" office:value-type="float" office:value="0.230159787179179">
            <text:p>0.2301597872</text:p>
          </table:table-cell>
          <table:table-cell table:formula="of:=(SIN(PI()*2/257*[.IA1] +PI()*3/2)+1+MOD(([.IA1]+1);32)/128)/1.1201601125" office:value-type="float" office:value="0.224392265641567">
            <text:p>0.2243922656</text:p>
          </table:table-cell>
          <table:table-cell table:formula="of:=(SIN(PI()*2/257*[.IB1] +PI()*3/2)+1+MOD(([.IB1]+1);32)/128)/1.1201601125" office:value-type="float" office:value="0.219061715468375">
            <text:p>0.2190617155</text:p>
          </table:table-cell>
          <table:table-cell table:formula="of:=(SIN(PI()*2/257*[.IC1] +PI()*3/2)+1+MOD(([.IC1]+1);32)/128)/1.1201601125" office:value-type="float" office:value="0.21417549116482">
            <text:p>0.2141754912</text:p>
          </table:table-cell>
          <table:table-cell table:formula="of:=(SIN(PI()*2/257*[.ID1] +PI()*3/2)+1+MOD(([.ID1]+1);32)/128)/1.1201601125" office:value-type="float" office:value="0.209740681669508">
            <text:p>0.2097406817</text:p>
          </table:table-cell>
          <table:table-cell table:formula="of:=(SIN(PI()*2/257*[.IE1] +PI()*3/2)+1+MOD(([.IE1]+1);32)/128)/1.1201601125" office:value-type="float" office:value="0.205764106117502">
            <text:p>0.2057641061</text:p>
          </table:table-cell>
          <table:table-cell table:formula="of:=(SIN(PI()*2/257*[.IF1] +PI()*3/2)+1+MOD(([.IF1]+1);32)/128)/1.1201601125" office:value-type="float" office:value="0.202252309764624">
            <text:p>0.2022523098</text:p>
          </table:table-cell>
          <table:table-cell table:formula="of:=(SIN(PI()*2/257*[.IG1] +PI()*3/2)+1+MOD(([.IG1]+1);32)/128)/1.1201601125" office:value-type="float" office:value="0.199211560075456">
            <text:p>0.1992115601</text:p>
          </table:table-cell>
          <table:table-cell table:formula="of:=(SIN(PI()*2/257*[.IH1] +PI()*3/2)+1+MOD(([.IH1]+1);32)/128)/1.1201601125" office:value-type="float" office:value="0.196647842977381">
            <text:p>0.196647843</text:p>
          </table:table-cell>
          <table:table-cell table:formula="of:=(SIN(PI()*2/257*[.II1] +PI()*3/2)+1+MOD(([.II1]+1);32)/128)/1.1201601125" office:value-type="float" office:value="0.194566859282885">
            <text:p>0.1945668593</text:p>
          </table:table-cell>
          <table:table-cell table:formula="of:=(SIN(PI()*2/257*[.IJ1] +PI()*3/2)+1+MOD(([.IJ1]+1);32)/128)/1.1201601125" office:value-type="float" office:value="0.192974021282269">
            <text:p>0.1929740213</text:p>
          </table:table-cell>
          <table:table-cell table:formula="of:=(SIN(PI()*2/257*[.IK1] +PI()*3/2)+1+MOD(([.IK1]+1);32)/128)/1.1201601125" office:value-type="float" office:value="0.191874449508812">
            <text:p>0.1918744495</text:p>
          </table:table-cell>
          <table:table-cell table:formula="of:=(SIN(PI()*2/257*[.IL1] +PI()*3/2)+1+MOD(([.IL1]+1);32)/128)/1.1201601125" office:value-type="float" office:value="0.191272969678306">
            <text:p>0.1912729697</text:p>
          </table:table-cell>
          <table:table-cell table:formula="of:=(SIN(PI()*2/257*[.IM1] +PI()*3/2)+1+MOD(([.IM1]+1);32)/128)/1.1201601125" office:value-type="float" office:value="0.191174109804802">
            <text:p>0.1911741098</text:p>
          </table:table-cell>
          <table:table-cell table:formula="of:=(SIN(PI()*2/257*[.IN1] +PI()*3/2)+1+MOD(([.IN1]+1);32)/128)/1.1201601125" office:value-type="float" office:value="0.191582097494284">
            <text:p>0.1915820975</text:p>
          </table:table-cell>
          <table:table-cell table:formula="of:=(SIN(PI()*2/257*[.IO1] +PI()*3/2)+1+MOD(([.IO1]+1);32)/128)/1.1201601125" office:value-type="float" office:value="0.192500857417903">
            <text:p>0.1925008574</text:p>
          </table:table-cell>
          <table:table-cell table:formula="of:=(SIN(PI()*2/257*[.IP1] +PI()*3/2)+1+MOD(([.IP1]+1);32)/128)/1.1201601125" office:value-type="float" office:value="0.193934008966255">
            <text:p>0.193934009</text:p>
          </table:table-cell>
          <table:table-cell table:formula="of:=(SIN(PI()*2/257*[.IQ1] +PI()*3/2)+1+MOD(([.IQ1]+1);32)/128)/1.1201601125" office:value-type="float" office:value="0.195884864086129">
            <text:p>0.1958848641</text:p>
          </table:table-cell>
          <table:table-cell table:formula="of:=(SIN(PI()*2/257*[.IR1] +PI()*3/2)+1+MOD(([.IR1]+1);32)/128)/1.1201601125" office:value-type="float" office:value="0.198356425301014">
            <text:p>0.1983564253</text:p>
          </table:table-cell>
          <table:table-cell table:formula="of:=(SIN(PI()*2/257*[.IS1] +PI()*3/2)+1+MOD(([.IS1]+1);32)/128)/1.1201601125" office:value-type="float" office:value="0.201351383916532">
            <text:p>0.2013513839</text:p>
          </table:table-cell>
          <table:table-cell table:formula="of:=(SIN(PI()*2/257*[.IT1] +PI()*3/2)+1+MOD(([.IT1]+1);32)/128)/1.1201601125" office:value-type="float" office:value="0.204872118411888">
            <text:p>0.2048721184</text:p>
          </table:table-cell>
          <table:table-cell table:formula="of:=(SIN(PI()*2/257*[.IU1] +PI()*3/2)+1+MOD(([.IU1]+1);32)/128)/1.1201601125" office:value-type="float" office:value="0.208920693018292">
            <text:p>0.208920693</text:p>
          </table:table-cell>
          <table:table-cell table:formula="of:=(SIN(PI()*2/257*[.IV1] +PI()*3/2)+1+MOD(([.IV1]+1);32)/128)/1.1201601125" office:value-type="float" office:value="0.2134988564852">
            <text:p>0.2134988565</text:p>
          </table:table-cell>
          <table:table-cell table:formula="of:=(SIN(PI()*2/257*[.IW1] +PI()*3/2)+1+MOD(([.IW1]+1);32)/128)/1.1201601125" office:value-type="float" office:value="0.218608041035111">
            <text:p>0.218608041</text:p>
          </table:table-cell>
          <table:table-cell table:formula="of:=(SIN(PI()*2/257*[.IX1] +PI()*3/2)+1+MOD(([.IX1]+1);32)/128)/1.1201601125" office:value-type="float" office:value="0.00106698140829922">
            <text:p>0.0010669814</text:p>
          </table:table-cell>
          <table:table-cell table:style-name="Default" table:formula="of:=(SIN(PI()*2/257*[.IY1] +PI()*3/2)+1+MOD(([.IY1]+1);32)/128)/1.1201601125" office:value-type="float" office:value="0.00724123459351115">
            <text:p>0.0072412346</text:p>
          </table:table-cell>
        </table:table-row>
        <table:table-row table:style-name="ro1">
          <table:table-cell office:value-type="string">
            <text:p>Links geneigt</text:p>
          </table:table-cell>
          <table:table-cell/>
          <table:table-cell table:formula="of:=([.C2]+[.D2])/2" office:value-type="float" office:value="0.0105950666748573">
            <text:p>0.0105950667</text:p>
          </table:table-cell>
          <table:table-cell table:formula="of:=([.D2]+[.E2])/2" office:value-type="float" office:value="0.0181030067571087">
            <text:p>0.0181030068</text:p>
          </table:table-cell>
          <table:table-cell table:formula="of:=([.E2]+[.F2])/2" office:value-type="float" office:value="0.0261441186844842">
            <text:p>0.0261441187</text:p>
          </table:table-cell>
          <table:table-cell table:formula="of:=([.F2]+[.G2])/2" office:value-type="float" office:value="0.03471776492951">
            <text:p>0.0347177649</text:p>
          </table:table-cell>
          <table:table-cell table:formula="of:=([.G2]+[.H2])/2" office:value-type="float" office:value="0.0438229896773042">
            <text:p>0.0438229897</text:p>
          </table:table-cell>
          <table:table-cell table:formula="of:=([.H2]+[.I2])/2" office:value-type="float" office:value="0.0534585193968519">
            <text:p>0.0534585194</text:p>
          </table:table-cell>
          <table:table-cell table:formula="of:=([.I2]+[.J2])/2" office:value-type="float" office:value="0.0636227636021754">
            <text:p>0.0636227636</text:p>
          </table:table-cell>
          <table:table-cell table:formula="of:=([.J2]+[.K2])/2" office:value-type="float" office:value="0.0743138158029419">
            <text:p>0.0743138158</text:p>
          </table:table-cell>
          <table:table-cell table:formula="of:=([.K2]+[.L2])/2" office:value-type="float" office:value="0.0855294546439439">
            <text:p>0.0855294546</text:p>
          </table:table-cell>
          <table:table-cell table:formula="of:=([.L2]+[.M2])/2" office:value-type="float" office:value="0.0972671452327674">
            <text:p>0.0972671452</text:p>
          </table:table-cell>
          <table:table-cell table:formula="of:=([.M2]+[.N2])/2" office:value-type="float" office:value="0.109524040654858">
            <text:p>0.1095240407</text:p>
          </table:table-cell>
          <table:table-cell table:formula="of:=([.N2]+[.O2])/2" office:value-type="float" office:value="0.122296983675076">
            <text:p>0.1222969837</text:p>
          </table:table-cell>
          <table:table-cell table:formula="of:=([.O2]+[.P2])/2" office:value-type="float" office:value="0.135582508624729">
            <text:p>0.1355825086</text:p>
          </table:table-cell>
          <table:table-cell table:formula="of:=([.P2]+[.Q2])/2" office:value-type="float" office:value="0.149376843472943">
            <text:p>0.1493768435</text:p>
          </table:table-cell>
          <table:table-cell table:formula="of:=([.Q2]+[.R2])/2" office:value-type="float" office:value="0.163675912081152">
            <text:p>0.1636759121</text:p>
          </table:table-cell>
          <table:table-cell table:formula="of:=([.R2]+[.S2])/2" office:value-type="float" office:value="0.178475336639337">
            <text:p>0.1784753366</text:p>
          </table:table-cell>
          <table:table-cell table:formula="of:=([.S2]+[.T2])/2" office:value-type="float" office:value="0.193770440282577">
            <text:p>0.1937704403</text:p>
          </table:table-cell>
          <table:table-cell table:formula="of:=([.T2]+[.U2])/2" office:value-type="float" office:value="0.209556249886336">
            <text:p>0.2095562499</text:p>
          </table:table-cell>
          <table:table-cell table:formula="of:=([.U2]+[.V2])/2" office:value-type="float" office:value="0.225827499038825">
            <text:p>0.225827499</text:p>
          </table:table-cell>
          <table:table-cell table:formula="of:=([.V2]+[.W2])/2" office:value-type="float" office:value="0.24257863118865">
            <text:p>0.2425786312</text:p>
          </table:table-cell>
          <table:table-cell table:formula="of:=([.W2]+[.X2])/2" office:value-type="float" office:value="0.259803802965877">
            <text:p>0.259803803</text:p>
          </table:table-cell>
          <table:table-cell table:formula="of:=([.X2]+[.Y2])/2" office:value-type="float" office:value="0.277496887674523">
            <text:p>0.2774968877</text:p>
          </table:table-cell>
          <table:table-cell table:formula="of:=([.Y2]+[.Z2])/2" office:value-type="float" office:value="0.295651478954384">
            <text:p>0.295651479</text:p>
          </table:table-cell>
          <table:table-cell table:formula="of:=([.Z2]+[.AA2])/2" office:value-type="float" office:value="0.314260894610022">
            <text:p>0.3142608946</text:p>
          </table:table-cell>
          <table:table-cell table:formula="of:=([.AA2]+[.AB2])/2" office:value-type="float" office:value="0.333318180604599">
            <text:p>0.3333181806</text:p>
          </table:table-cell>
          <table:table-cell table:formula="of:=([.AB2]+[.AC2])/2" office:value-type="float" office:value="0.352816115216203">
            <text:p>0.3528161152</text:p>
          </table:table-cell>
          <table:table-cell table:formula="of:=([.AC2]+[.AD2])/2" office:value-type="float" office:value="0.372747213354157">
            <text:p>0.3727472134</text:p>
          </table:table-cell>
          <table:table-cell table:formula="of:=([.AD2]+[.AE2])/2" office:value-type="float" office:value="0.393103731032737">
            <text:p>0.393103731</text:p>
          </table:table-cell>
          <table:table-cell table:formula="of:=([.AE2]+[.AF2])/2" office:value-type="float" office:value="0.413877669999633">
            <text:p>0.41387767</text:p>
          </table:table-cell>
          <table:table-cell table:formula="of:=([.AF2]+[.AG2])/2" office:value-type="float" office:value="0.435060782516379">
            <text:p>0.4350607825</text:p>
          </table:table-cell>
          <table:table-cell table:formula="of:=([.AG2]+[.AH2])/2" office:value-type="float" office:value="0.34505338623827">
            <text:p>0.3450533862</text:p>
          </table:table-cell>
          <table:table-cell table:formula="of:=([.AH2]+[.AI2])/2" office:value-type="float" office:value="0.255437939438954">
            <text:p>0.2554379394</text:p>
          </table:table-cell>
          <table:table-cell table:formula="of:=([.AI2]+[.AJ2])/2" office:value-type="float" office:value="0.277796666130025">
            <text:p>0.2777966661</text:p>
          </table:table-cell>
          <table:table-cell table:formula="of:=([.AJ2]+[.AK2])/2" office:value-type="float" office:value="0.300529181320625">
            <text:p>0.3005291813</text:p>
          </table:table-cell>
          <table:table-cell table:formula="of:=([.AK2]+[.AL2])/2" office:value-type="float" office:value="0.323626066662003">
            <text:p>0.3236260667</text:p>
          </table:table-cell>
          <table:table-cell table:formula="of:=([.AL2]+[.AM2])/2" office:value-type="float" office:value="0.347077686027083">
            <text:p>0.347077686</text:p>
          </table:table-cell>
          <table:table-cell table:formula="of:=([.AM2]+[.AN2])/2" office:value-type="float" office:value="0.370874191269827">
            <text:p>0.3708741913</text:p>
          </table:table-cell>
          <table:table-cell table:formula="of:=([.AN2]+[.AO2])/2" office:value-type="float" office:value="0.395005528111319">
            <text:p>0.3950055281</text:p>
          </table:table-cell>
          <table:table-cell table:formula="of:=([.AO2]+[.AP2])/2" office:value-type="float" office:value="0.419461442149049">
            <text:p>0.4194614421</text:p>
          </table:table-cell>
          <table:table-cell table:formula="of:=([.AP2]+[.AQ2])/2" office:value-type="float" office:value="0.444231484985806">
            <text:p>0.444231485</text:p>
          </table:table-cell>
          <table:table-cell table:formula="of:=([.AQ2]+[.AR2])/2" office:value-type="float" office:value="0.469305020474526">
            <text:p>0.4693050205</text:p>
          </table:table-cell>
          <table:table-cell table:formula="of:=([.AR2]+[.AS2])/2" office:value-type="float" office:value="0.494671231075347">
            <text:p>0.4946712311</text:p>
          </table:table-cell>
          <table:table-cell table:formula="of:=([.AS2]+[.AT2])/2" office:value-type="float" office:value="0.520319124321081">
            <text:p>0.5203191243</text:p>
          </table:table-cell>
          <table:table-cell table:formula="of:=([.AT2]+[.AU2])/2" office:value-type="float" office:value="0.546237539387243">
            <text:p>0.5462375394</text:p>
          </table:table-cell>
          <table:table-cell table:formula="of:=([.AU2]+[.AV2])/2" office:value-type="float" office:value="0.572415153762703">
            <text:p>0.5724151538</text:p>
          </table:table-cell>
          <table:table-cell table:formula="of:=([.AV2]+[.AW2])/2" office:value-type="float" office:value="0.598840490016964">
            <text:p>0.59884049</text:p>
          </table:table-cell>
          <table:table-cell table:formula="of:=([.AW2]+[.AX2])/2" office:value-type="float" office:value="0.625501922660051">
            <text:p>0.6255019227</text:p>
          </table:table-cell>
          <table:table-cell table:formula="of:=([.AX2]+[.AY2])/2" office:value-type="float" office:value="0.652387685090879">
            <text:p>0.6523876851</text:p>
          </table:table-cell>
          <table:table-cell table:formula="of:=([.AY2]+[.AZ2])/2" office:value-type="float" office:value="0.679485876629971">
            <text:p>0.6794858766</text:p>
          </table:table-cell>
          <table:table-cell table:formula="of:=([.AZ2]+[.BA2])/2" office:value-type="float" office:value="0.706784469632302">
            <text:p>0.7067844696</text:p>
          </table:table-cell>
          <table:table-cell table:formula="of:=([.BA2]+[.BB2])/2" office:value-type="float" office:value="0.734271316676035">
            <text:p>0.7342713167</text:p>
          </table:table-cell>
          <table:table-cell table:formula="of:=([.BB2]+[.BC2])/2" office:value-type="float" office:value="0.761934157822847">
            <text:p>0.7619341578</text:p>
          </table:table-cell>
          <table:table-cell table:formula="of:=([.BC2]+[.BD2])/2" office:value-type="float" office:value="0.7897606279455">
            <text:p>0.7897606279</text:p>
          </table:table-cell>
          <table:table-cell table:formula="of:=([.BD2]+[.BE2])/2" office:value-type="float" office:value="0.817738264118283">
            <text:p>0.8177382641</text:p>
          </table:table-cell>
          <table:table-cell table:formula="of:=([.BE2]+[.BF2])/2" office:value-type="float" office:value="0.84585451306591">
            <text:p>0.8458545131</text:p>
          </table:table-cell>
          <table:table-cell table:formula="of:=([.BF2]+[.BG2])/2" office:value-type="float" office:value="0.874096738666412">
            <text:p>0.8740967387</text:p>
          </table:table-cell>
          <table:table-cell table:formula="of:=([.BG2]+[.BH2])/2" office:value-type="float" office:value="0.90245222950355">
            <text:p>0.9024522295</text:p>
          </table:table-cell>
          <table:table-cell table:formula="of:=([.BH2]+[.BI2])/2" office:value-type="float" office:value="0.930908206464232">
            <text:p>0.9309082065</text:p>
          </table:table-cell>
          <table:table-cell table:formula="of:=([.BI2]+[.BJ2])/2" office:value-type="float" office:value="0.959451830376386">
            <text:p>0.9594518304</text:p>
          </table:table-cell>
          <table:table-cell table:formula="of:=([.BJ2]+[.BK2])/2" office:value-type="float" office:value="0.988070209682729">
            <text:p>0.9880702097</text:p>
          </table:table-cell>
          <table:table-cell table:formula="of:=([.BK2]+[.BL2])/2" office:value-type="float" office:value="1.01675040814586">
            <text:p>1.0167504081</text:p>
          </table:table-cell>
          <table:table-cell table:formula="of:=([.BL2]+[.BM2])/2" office:value-type="float" office:value="1.04547945258002">
            <text:p>1.0454794526</text:p>
          </table:table-cell>
          <table:table-cell table:formula="of:=([.BM2]+[.BN2])/2" office:value-type="float" office:value="0.962653150555369">
            <text:p>0.9626531506</text:p>
          </table:table-cell>
          <table:table-cell table:formula="of:=([.BN2]+[.BO2])/2" office:value-type="float" office:value="0.879849668318166">
            <text:p>0.8798496683</text:p>
          </table:table-cell>
          <table:table-cell table:formula="of:=([.BO2]+[.BP2])/2" office:value-type="float" office:value="0.908647158475638">
            <text:p>0.9086471585</text:p>
          </table:table-cell>
          <table:table-cell table:formula="of:=([.BP2]+[.BQ2])/2" office:value-type="float" office:value="0.937441387689004">
            <text:p>0.9374413877</text:p>
          </table:table-cell>
          <table:table-cell table:formula="of:=([.BQ2]+[.BR2])/2" office:value-type="float" office:value="0.966219314618125">
            <text:p>0.9662193146</text:p>
          </table:table-cell>
          <table:table-cell table:formula="of:=([.BR2]+[.BS2])/2" office:value-type="float" office:value="0.994967907666482">
            <text:p>0.9949679077</text:p>
          </table:table-cell>
          <table:table-cell table:formula="of:=([.BS2]+[.BT2])/2" office:value-type="float" office:value="1.02367415276996">
            <text:p>1.0236741528</text:p>
          </table:table-cell>
          <table:table-cell table:formula="of:=([.BT2]+[.BU2])/2" office:value-type="float" office:value="1.05232506117514">
            <text:p>1.0523250612</text:p>
          </table:table-cell>
          <table:table-cell table:formula="of:=([.BU2]+[.BV2])/2" office:value-type="float" office:value="1.08090767720248">
            <text:p>1.0809076772</text:p>
          </table:table-cell>
          <table:table-cell table:formula="of:=([.BV2]+[.BW2])/2" office:value-type="float" office:value="1.10940908598972">
            <text:p>1.109409086</text:p>
          </table:table-cell>
          <table:table-cell table:formula="of:=([.BW2]+[.BX2])/2" office:value-type="float" office:value="1.13781642121091">
            <text:p>1.1378164212</text:p>
          </table:table-cell>
          <table:table-cell table:formula="of:=([.BX2]+[.BY2])/2" office:value-type="float" office:value="1.16611687276637">
            <text:p>1.1661168728</text:p>
          </table:table-cell>
          <table:table-cell table:formula="of:=([.BY2]+[.BZ2])/2" office:value-type="float" office:value="1.19429769443914">
            <text:p>1.1942976944</text:p>
          </table:table-cell>
          <table:table-cell table:formula="of:=([.BZ2]+[.CA2])/2" office:value-type="float" office:value="1.22234621151312">
            <text:p>1.2223462115</text:p>
          </table:table-cell>
          <table:table-cell table:formula="of:=([.CA2]+[.CB2])/2" office:value-type="float" office:value="1.25024982834864">
            <text:p>1.2502498283</text:p>
          </table:table-cell>
          <table:table-cell table:formula="of:=([.CB2]+[.CC2])/2" office:value-type="float" office:value="1.2779960359106">
            <text:p>1.2779960359</text:p>
          </table:table-cell>
          <table:table-cell table:formula="of:=([.CC2]+[.CD2])/2" office:value-type="float" office:value="1.30557241924497">
            <text:p>1.3055724192</text:p>
          </table:table-cell>
          <table:table-cell table:formula="of:=([.CD2]+[.CE2])/2" office:value-type="float" office:value="1.33296666489898">
            <text:p>1.3329666649</text:p>
          </table:table-cell>
          <table:table-cell table:formula="of:=([.CE2]+[.CF2])/2" office:value-type="float" office:value="1.36016656828072">
            <text:p>1.3601665683</text:p>
          </table:table-cell>
          <table:table-cell table:formula="of:=([.CF2]+[.CG2])/2" office:value-type="float" office:value="1.38716004095358">
            <text:p>1.387160041</text:p>
          </table:table-cell>
          <table:table-cell table:formula="of:=([.CG2]+[.CH2])/2" office:value-type="float" office:value="1.41393511786136">
            <text:p>1.4139351179</text:p>
          </table:table-cell>
          <table:table-cell table:formula="of:=([.CH2]+[.CI2])/2" office:value-type="float" office:value="1.44047996447959">
            <text:p>1.4404799645</text:p>
          </table:table-cell>
          <table:table-cell table:formula="of:=([.CI2]+[.CJ2])/2" office:value-type="float" office:value="1.46678288388881">
            <text:p>1.4667828839</text:p>
          </table:table-cell>
          <table:table-cell table:formula="of:=([.CJ2]+[.CK2])/2" office:value-type="float" office:value="1.49283232376569">
            <text:p>1.4928323238</text:p>
          </table:table-cell>
          <table:table-cell table:formula="of:=([.CK2]+[.CL2])/2" office:value-type="float" office:value="1.51861688328761">
            <text:p>1.5186168833</text:p>
          </table:table-cell>
          <table:table-cell table:formula="of:=([.CL2]+[.CM2])/2" office:value-type="float" office:value="1.5441253199468">
            <text:p>1.5441253199</text:p>
          </table:table-cell>
          <table:table-cell table:formula="of:=([.CM2]+[.CN2])/2" office:value-type="float" office:value="1.56934655626979">
            <text:p>1.5693465563</text:p>
          </table:table-cell>
          <table:table-cell table:formula="of:=([.CN2]+[.CO2])/2" office:value-type="float" office:value="1.59426968643824">
            <text:p>1.5942696864</text:p>
          </table:table-cell>
          <table:table-cell table:formula="of:=([.CO2]+[.CP2])/2" office:value-type="float" office:value="1.6188839828072">
            <text:p>1.6188839828</text:p>
          </table:table-cell>
          <table:table-cell table:formula="of:=([.CP2]+[.CQ2])/2" office:value-type="float" office:value="1.64317890231682">
            <text:p>1.6431789023</text:p>
          </table:table-cell>
          <table:table-cell table:formula="of:=([.CQ2]+[.CR2])/2" office:value-type="float" office:value="1.66714409279379">
            <text:p>1.6671440928</text:p>
          </table:table-cell>
          <table:table-cell table:formula="of:=([.CR2]+[.CS2])/2" office:value-type="float" office:value="1.69076939913867">
            <text:p>1.6907693991</text:p>
          </table:table-cell>
          <table:table-cell table:formula="of:=([.CS2]+[.CT2])/2" office:value-type="float" office:value="1.60245367934583">
            <text:p>1.6024536793</text:p>
          </table:table-cell>
          <table:table-cell table:formula="of:=([.CT2]+[.CU2])/2" office:value-type="float" office:value="1.51377838060041">
            <text:p>1.5137783806</text:p>
          </table:table-cell>
          <table:table-cell table:formula="of:=([.CU2]+[.CV2])/2" office:value-type="float" office:value="1.53632516500225">
            <text:p>1.536325165</text:p>
          </table:table-cell>
          <table:table-cell table:formula="of:=([.CV2]+[.CW2])/2" office:value-type="float" office:value="1.55849353516137">
            <text:p>1.5584935352</text:p>
          </table:table-cell>
          <table:table-cell table:formula="of:=([.CW2]+[.CX2])/2" office:value-type="float" office:value="1.58027440990963">
            <text:p>1.5802744099</text:p>
          </table:table-cell>
          <table:table-cell table:formula="of:=([.CX2]+[.CY2])/2" office:value-type="float" office:value="1.60165893967886">
            <text:p>1.6016589397</text:p>
          </table:table-cell>
          <table:table-cell table:formula="of:=([.CY2]+[.CZ2])/2" office:value-type="float" office:value="1.62263851179004">
            <text:p>1.6226385118</text:p>
          </table:table-cell>
          <table:table-cell table:formula="of:=([.CZ2]+[.DA2])/2" office:value-type="float" office:value="1.643204755601">
            <text:p>1.6432047556</text:p>
          </table:table-cell>
          <table:table-cell table:formula="of:=([.DA2]+[.DB2])/2" office:value-type="float" office:value="1.66334954750942">
            <text:p>1.6633495475</text:p>
          </table:table-cell>
          <table:table-cell table:formula="of:=([.DB2]+[.DC2])/2" office:value-type="float" office:value="1.68306501580816">
            <text:p>1.6830650158</text:p>
          </table:table-cell>
          <table:table-cell table:formula="of:=([.DC2]+[.DD2])/2" office:value-type="float" office:value="1.70234354539005">
            <text:p>1.7023435454</text:p>
          </table:table-cell>
          <table:table-cell table:formula="of:=([.DD2]+[.DE2])/2" office:value-type="float" office:value="1.72117778229938">
            <text:p>1.7211777823</text:p>
          </table:table-cell>
          <table:table-cell table:formula="of:=([.DE2]+[.DF2])/2" office:value-type="float" office:value="1.73956063812717">
            <text:p>1.7395606381</text:p>
          </table:table-cell>
          <table:table-cell table:formula="of:=([.DF2]+[.DG2])/2" office:value-type="float" office:value="1.75748529424784">
            <text:p>1.7574852942</text:p>
          </table:table-cell>
          <table:table-cell table:formula="of:=([.DG2]+[.DH2])/2" office:value-type="float" office:value="1.77494520589458">
            <text:p>1.7749452059</text:p>
          </table:table-cell>
          <table:table-cell table:formula="of:=([.DH2]+[.DI2])/2" office:value-type="float" office:value="1.79193410607108">
            <text:p>1.7919341061</text:p>
          </table:table-cell>
          <table:table-cell table:formula="of:=([.DI2]+[.DJ2])/2" office:value-type="float" office:value="1.80844600929717">
            <text:p>1.8084460093</text:p>
          </table:table-cell>
          <table:table-cell table:formula="of:=([.DJ2]+[.DK2])/2" office:value-type="float" office:value="1.82447521518631">
            <text:p>1.8244752152</text:p>
          </table:table-cell>
          <table:table-cell table:formula="of:=([.DK2]+[.DL2])/2" office:value-type="float" office:value="1.84001631185256">
            <text:p>1.8400163119</text:p>
          </table:table-cell>
          <table:table-cell table:formula="of:=([.DL2]+[.DM2])/2" office:value-type="float" office:value="1.85506417914521">
            <text:p>1.8550641791</text:p>
          </table:table-cell>
          <table:table-cell table:formula="of:=([.DM2]+[.DN2])/2" office:value-type="float" office:value="1.86961399170902">
            <text:p>1.8696139917</text:p>
          </table:table-cell>
          <table:table-cell table:formula="of:=([.DN2]+[.DO2])/2" office:value-type="float" office:value="1.88366122186824">
            <text:p>1.8836612219</text:p>
          </table:table-cell>
          <table:table-cell table:formula="of:=([.DO2]+[.DP2])/2" office:value-type="float" office:value="1.89720164233274">
            <text:p>1.8972016423</text:p>
          </table:table-cell>
          <table:table-cell table:formula="of:=([.DP2]+[.DQ2])/2" office:value-type="float" office:value="1.9102313287246">
            <text:p>1.9102313287</text:p>
          </table:table-cell>
          <table:table-cell table:formula="of:=([.DQ2]+[.DR2])/2" office:value-type="float" office:value="1.92274666192363">
            <text:p>1.9227466619</text:p>
          </table:table-cell>
          <table:table-cell table:formula="of:=([.DR2]+[.DS2])/2" office:value-type="float" office:value="1.9347443302305">
            <text:p>1.9347443302</text:p>
          </table:table-cell>
          <table:table-cell table:formula="of:=([.DS2]+[.DT2])/2" office:value-type="float" office:value="1.94622133134605">
            <text:p>1.9462213313</text:p>
          </table:table-cell>
          <table:table-cell table:formula="of:=([.DT2]+[.DU2])/2" office:value-type="float" office:value="1.95717497416573">
            <text:p>1.9571749742</text:p>
          </table:table-cell>
          <table:table-cell table:formula="of:=([.DU2]+[.DV2])/2" office:value-type="float" office:value="1.96760288038804">
            <text:p>1.9676028804</text:p>
          </table:table-cell>
          <table:table-cell table:formula="of:=([.DV2]+[.DW2])/2" office:value-type="float" office:value="1.97750298593599">
            <text:p>1.9775029859</text:p>
          </table:table-cell>
          <table:table-cell table:formula="of:=([.DW2]+[.DX2])/2" office:value-type="float" office:value="1.98687354219078">
            <text:p>1.9868735422</text:p>
          </table:table-cell>
          <table:table-cell table:formula="of:=([.DX2]+[.DY2])/2" office:value-type="float" office:value="1.99571311703693">
            <text:p>1.995713117</text:p>
          </table:table-cell>
          <table:table-cell table:formula="of:=([.DY2]+[.DZ2])/2" office:value-type="float" office:value="1.89242940566856">
            <text:p>1.8924294057</text:p>
          </table:table-cell>
          <table:table-cell table:formula="of:=([.DZ2]+[.EA2])/2" office:value-type="float" office:value="1.7886128014046">
            <text:p>1.7886128014</text:p>
          </table:table-cell>
          <table:table-cell table:formula="of:=([.EA2]+[.EB2])/2" office:value-type="float" office:value="1.7958540160657">
            <text:p>1.7958540161</text:p>
          </table:table-cell>
          <table:table-cell table:formula="of:=([.EB2]+[.EC2])/2" office:value-type="float" office:value="1.80256170016081">
            <text:p>1.8025617002</text:p>
          </table:table-cell>
          <table:table-cell table:formula="of:=([.EC2]+[.ED2])/2" office:value-type="float" office:value="1.80873601313134">
            <text:p>1.8087360131</text:p>
          </table:table-cell>
          <table:table-cell table:formula="of:=([.ED2]+[.EE2])/2" office:value-type="float" office:value="1.81437743320628">
            <text:p>1.8143774332</text:p>
          </table:table-cell>
          <table:table-cell table:formula="of:=([.EE2]+[.EF2])/2" office:value-type="float" office:value="1.81948675711634">
            <text:p>1.8194867571</text:p>
          </table:table-cell>
          <table:table-cell table:formula="of:=([.EF2]+[.EG2])/2" office:value-type="float" office:value="1.82406509961775">
            <text:p>1.8240650996</text:p>
          </table:table-cell>
          <table:table-cell table:formula="of:=([.EG2]+[.EH2])/2" office:value-type="float" office:value="1.828113892826">
            <text:p>1.8281138928</text:p>
          </table:table-cell>
          <table:table-cell table:formula="of:=([.EH2]+[.EI2])/2" office:value-type="float" office:value="1.8316348853599">
            <text:p>1.8316348854</text:p>
          </table:table-cell>
          <table:table-cell table:formula="of:=([.EI2]+[.EJ2])/2" office:value-type="float" office:value="1.83463014129642">
            <text:p>1.8346301413</text:p>
          </table:table-cell>
          <table:table-cell table:formula="of:=([.EJ2]+[.EK2])/2" office:value-type="float" office:value="1.83710203893708">
            <text:p>1.8371020389</text:p>
          </table:table-cell>
          <table:table-cell table:formula="of:=([.EK2]+[.EL2])/2" office:value-type="float" office:value="1.83905326938641">
            <text:p>1.8390532694</text:p>
          </table:table-cell>
          <table:table-cell table:formula="of:=([.EL2]+[.EM2])/2" office:value-type="float" office:value="1.84048683494358">
            <text:p>1.8404868349</text:p>
          </table:table-cell>
          <table:table-cell table:formula="of:=([.EM2]+[.EN2])/2" office:value-type="float" office:value="1.84140604730792">
            <text:p>1.8414060473</text:p>
          </table:table-cell>
          <table:table-cell table:formula="of:=([.EN2]+[.EO2])/2" office:value-type="float" office:value="1.84181452559963">
            <text:p>1.8418145256</text:p>
          </table:table-cell>
          <table:table-cell table:formula="of:=([.EO2]+[.EP2])/2" office:value-type="float" office:value="1.84171619419661">
            <text:p>1.8417161942</text:p>
          </table:table-cell>
          <table:table-cell table:formula="of:=([.EP2]+[.EQ2])/2" office:value-type="float" office:value="1.84111528038901">
            <text:p>1.8411152804</text:p>
          </table:table-cell>
          <table:table-cell table:formula="of:=([.EQ2]+[.ER2])/2" office:value-type="float" office:value="1.84001631185256">
            <text:p>1.8400163119</text:p>
          </table:table-cell>
          <table:table-cell table:formula="of:=([.ER2]+[.ES2])/2" office:value-type="float" office:value="1.83842411394252">
            <text:p>1.8384241139</text:p>
          </table:table-cell>
          <table:table-cell table:formula="of:=([.ES2]+[.ET2])/2" office:value-type="float" office:value="1.83634380680958">
            <text:p>1.8363438068</text:p>
          </table:table-cell>
          <table:table-cell table:formula="of:=([.ET2]+[.EU2])/2" office:value-type="float" office:value="1.83378080233969">
            <text:p>1.8337808023</text:p>
          </table:table-cell>
          <table:table-cell table:formula="of:=([.EU2]+[.EV2])/2" office:value-type="float" office:value="1.8307408009194">
            <text:p>1.8307408009</text:p>
          </table:table-cell>
          <table:table-cell table:formula="of:=([.EV2]+[.EW2])/2" office:value-type="float" office:value="1.82722978802886">
            <text:p>1.827229788</text:p>
          </table:table-cell>
          <table:table-cell table:formula="of:=([.EW2]+[.EX2])/2" office:value-type="float" office:value="1.8232540306644">
            <text:p>1.8232540307</text:p>
          </table:table-cell>
          <table:table-cell table:formula="of:=([.EX2]+[.EY2])/2" office:value-type="float" office:value="1.81882007359281">
            <text:p>1.8188200736</text:p>
          </table:table-cell>
          <table:table-cell table:formula="of:=([.EY2]+[.EZ2])/2" office:value-type="float" office:value="1.81393473543968">
            <text:p>1.8139347354</text:p>
          </table:table-cell>
          <table:table-cell table:formula="of:=([.EZ2]+[.FA2])/2" office:value-type="float" office:value="1.80860510461399">
            <text:p>1.8086051046</text:p>
          </table:table-cell>
          <table:table-cell table:formula="of:=([.FA2]+[.FB2])/2" office:value-type="float" office:value="1.80283853507146">
            <text:p>1.8028385351</text:p>
          </table:table-cell>
          <table:table-cell table:formula="of:=([.FB2]+[.FC2])/2" office:value-type="float" office:value="1.79664264191924">
            <text:p>1.7966426419</text:p>
          </table:table-cell>
          <table:table-cell table:formula="of:=([.FC2]+[.FD2])/2" office:value-type="float" office:value="1.79002529686448">
            <text:p>1.7900252969</text:p>
          </table:table-cell>
          <table:table-cell table:formula="of:=([.FD2]+[.FE2])/2" office:value-type="float" office:value="1.78299462350951">
            <text:p>1.7829946235</text:p>
          </table:table-cell>
          <table:table-cell table:formula="of:=([.FE2]+[.FF2])/2" office:value-type="float" office:value="1.66396780244685">
            <text:p>1.6639678024</text:p>
          </table:table-cell>
          <table:table-cell table:formula="of:=([.FF2]+[.FG2])/2" office:value-type="float" office:value="1.54454463640516">
            <text:p>1.5445446364</text:p>
          </table:table-cell>
          <table:table-cell table:formula="of:=([.FG2]+[.FH2])/2" office:value-type="float" office:value="1.53632516500226">
            <text:p>1.536325165</text:p>
          </table:table-cell>
          <table:table-cell table:formula="of:=([.FH2]+[.FI2])/2" office:value-type="float" office:value="1.52772727935661">
            <text:p>1.5277272794</text:p>
          </table:table-cell>
          <table:table-cell table:formula="of:=([.FI2]+[.FJ2])/2" office:value-type="float" office:value="1.51876028680861">
            <text:p>1.5187602868</text:p>
          </table:table-cell>
          <table:table-cell table:formula="of:=([.FJ2]+[.FK2])/2" office:value-type="float" office:value="1.50943371530803">
            <text:p>1.5094337153</text:p>
          </table:table-cell>
          <table:table-cell table:formula="of:=([.FK2]+[.FL2])/2" office:value-type="float" office:value="1.49975730771935">
            <text:p>1.4997573077</text:p>
          </table:table-cell>
          <table:table-cell table:formula="of:=([.FL2]+[.FM2])/2" office:value-type="float" office:value="1.48974101599858">
            <text:p>1.489741016</text:p>
          </table:table-cell>
          <table:table-cell table:formula="of:=([.FM2]+[.FN2])/2" office:value-type="float" office:value="1.47939499524517">
            <text:p>1.4793949952</text:p>
          </table:table-cell>
          <table:table-cell table:formula="of:=([.FN2]+[.FO2])/2" office:value-type="float" office:value="1.46872959763241">
            <text:p>1.4687295976</text:p>
          </table:table-cell>
          <table:table-cell table:formula="of:=([.FO2]+[.FP2])/2" office:value-type="float" office:value="1.45775536622016">
            <text:p>1.4577553662</text:p>
          </table:table-cell>
          <table:table-cell table:formula="of:=([.FP2]+[.FQ2])/2" office:value-type="float" office:value="1.44648302865338">
            <text:p>1.4464830287</text:p>
          </table:table-cell>
          <table:table-cell table:formula="of:=([.FQ2]+[.FR2])/2" office:value-type="float" office:value="1.43492349075039">
            <text:p>1.4349234908</text:p>
          </table:table-cell>
          <table:table-cell table:formula="of:=([.FR2]+[.FS2])/2" office:value-type="float" office:value="1.42308782998467">
            <text:p>1.42308783</text:p>
          </table:table-cell>
          <table:table-cell table:formula="of:=([.FS2]+[.FT2])/2" office:value-type="float" office:value="1.410987288864">
            <text:p>1.4109872889</text:p>
          </table:table-cell>
          <table:table-cell table:formula="of:=([.FT2]+[.FU2])/2" office:value-type="float" office:value="1.39863326821098">
            <text:p>1.3986332682</text:p>
          </table:table-cell>
          <table:table-cell table:formula="of:=([.FU2]+[.FV2])/2" office:value-type="float" office:value="1.38603732034896">
            <text:p>1.3860373203</text:p>
          </table:table-cell>
          <table:table-cell table:formula="of:=([.FV2]+[.FW2])/2" office:value-type="float" office:value="1.37321114219738">
            <text:p>1.3732111422</text:p>
          </table:table-cell>
          <table:table-cell table:formula="of:=([.FW2]+[.FX2])/2" office:value-type="float" office:value="1.36016656828072">
            <text:p>1.3601665683</text:p>
          </table:table-cell>
          <table:table-cell table:formula="of:=([.FX2]+[.FY2])/2" office:value-type="float" office:value="1.34691556365519">
            <text:p>1.3469155637</text:p>
          </table:table-cell>
          <table:table-cell table:formula="of:=([.FY2]+[.FZ2])/2" office:value-type="float" office:value="1.33347021675738">
            <text:p>1.3334702168</text:p>
          </table:table-cell>
          <table:table-cell table:formula="of:=([.FZ2]+[.GA2])/2" office:value-type="float" office:value="1.31984273217921">
            <text:p>1.3198427322</text:p>
          </table:table-cell>
          <table:table-cell table:formula="of:=([.GA2]+[.GB2])/2" office:value-type="float" office:value="1.30604542337345">
            <text:p>1.3060454234</text:p>
          </table:table-cell>
          <table:table-cell table:formula="of:=([.GB2]+[.GC2])/2" office:value-type="float" office:value="1.29209070529414">
            <text:p>1.2920907053</text:p>
          </table:table-cell>
          <table:table-cell table:formula="of:=([.GC2]+[.GD2])/2" office:value-type="float" office:value="1.27799108697636">
            <text:p>1.277991087</text:p>
          </table:table-cell>
          <table:table-cell table:formula="of:=([.GD2]+[.GE2])/2" office:value-type="float" office:value="1.2637591640598">
            <text:p>1.2637591641</text:p>
          </table:table-cell>
          <table:table-cell table:formula="of:=([.GE2]+[.GF2])/2" office:value-type="float" office:value="1.24940761126054">
            <text:p>1.2494076113</text:p>
          </table:table-cell>
          <table:table-cell table:formula="of:=([.GF2]+[.GG2])/2" office:value-type="float" office:value="1.23494917479555">
            <text:p>1.2349491748</text:p>
          </table:table-cell>
          <table:table-cell table:formula="of:=([.GG2]+[.GH2])/2" office:value-type="float" office:value="1.22039666476451">
            <text:p>1.2203966648</text:p>
          </table:table-cell>
          <table:table-cell table:formula="of:=([.GH2]+[.GI2])/2" office:value-type="float" office:value="1.20576294749337">
            <text:p>1.2057629475</text:p>
          </table:table-cell>
          <table:table-cell table:formula="of:=([.GI2]+[.GJ2])/2" office:value-type="float" office:value="1.1910609378444">
            <text:p>1.1910609378</text:p>
          </table:table-cell>
          <table:table-cell table:formula="of:=([.GJ2]+[.GK2])/2" office:value-type="float" office:value="1.17630359149713">
            <text:p>1.1763035915</text:p>
          </table:table-cell>
          <table:table-cell table:formula="of:=([.GK2]+[.GL2])/2" office:value-type="float" office:value="1.04991270715535">
            <text:p>1.0499127072</text:p>
          </table:table-cell>
          <table:table-cell table:formula="of:=([.GL2]+[.GM2])/2" office:value-type="float" office:value="0.923492488932802">
            <text:p>0.9234924889</text:p>
          </table:table-cell>
          <table:table-cell table:formula="of:=([.GM2]+[.GN2])/2" office:value-type="float" office:value="0.908647158475638">
            <text:p>0.9086471585</text:p>
          </table:table-cell>
          <table:table-cell table:formula="of:=([.GN2]+[.GO2])/2" office:value-type="float" office:value="0.89379856707437">
            <text:p>0.8937985671</text:p>
          </table:table-cell>
          <table:table-cell table:formula="of:=([.GO2]+[.GP2])/2" office:value-type="float" office:value="0.878959758018149">
            <text:p>0.878959758</text:p>
          </table:table-cell>
          <table:table-cell table:formula="of:=([.GP2]+[.GQ2])/2" office:value-type="float" office:value="0.864143768749373">
            <text:p>0.8641437687</text:p>
          </table:table-cell>
          <table:table-cell table:formula="of:=([.GQ2]+[.GR2])/2" office:value-type="float" office:value="0.849363623071415">
            <text:p>0.8493636231</text:p>
          </table:table-cell>
          <table:table-cell table:formula="of:=([.GR2]+[.GS2])/2" office:value-type="float" office:value="0.834632323364492">
            <text:p>0.8346323234</text:p>
          </table:table-cell>
          <table:table-cell table:formula="of:=([.GS2]+[.GT2])/2" office:value-type="float" office:value="0.819962842814352">
            <text:p>0.8199628428</text:p>
          </table:table-cell>
          <table:table-cell table:formula="of:=([.GT2]+[.GU2])/2" office:value-type="float" office:value="0.805368117658402">
            <text:p>0.8053681177</text:p>
          </table:table-cell>
          <table:table-cell table:formula="of:=([.GU2]+[.GV2])/2" office:value-type="float" office:value="0.790861039453923">
            <text:p>0.7908610395</text:p>
          </table:table-cell>
          <table:table-cell table:formula="of:=([.GV2]+[.GW2])/2" office:value-type="float" office:value="0.776454447372988">
            <text:p>0.7764544474</text:p>
          </table:table-cell>
          <table:table-cell table:formula="of:=([.GW2]+[.GX2])/2" office:value-type="float" office:value="0.762161120528689">
            <text:p>0.7621611205</text:p>
          </table:table-cell>
          <table:table-cell table:formula="of:=([.GX2]+[.GY2])/2" office:value-type="float" office:value="0.747993770337267">
            <text:p>0.7479937703</text:p>
          </table:table-cell>
          <table:table-cell table:formula="of:=([.GY2]+[.GZ2])/2" office:value-type="float" office:value="0.733965032920687">
            <text:p>0.7339650329</text:p>
          </table:table-cell>
          <table:table-cell table:formula="of:=([.GZ2]+[.HA2])/2" office:value-type="float" office:value="0.720087461554237">
            <text:p>0.7200874616</text:p>
          </table:table-cell>
          <table:table-cell table:formula="of:=([.HA2]+[.HB2])/2" office:value-type="float" office:value="0.706373519163628">
            <text:p>0.7063735192</text:p>
          </table:table-cell>
          <table:table-cell table:formula="of:=([.HB2]+[.HC2])/2" office:value-type="float" office:value="0.6928355708761">
            <text:p>0.6928355709</text:p>
          </table:table-cell>
          <table:table-cell table:formula="of:=([.HC2]+[.HD2])/2" office:value-type="float" office:value="0.679485876629972">
            <text:p>0.6794858766</text:p>
          </table:table-cell>
          <table:table-cell table:formula="of:=([.HD2]+[.HE2])/2" office:value-type="float" office:value="0.666336583847084">
            <text:p>0.6663365838</text:p>
          </table:table-cell>
          <table:table-cell table:formula="of:=([.HE2]+[.HF2])/2" office:value-type="float" office:value="0.653399720172459">
            <text:p>0.6533997202</text:p>
          </table:table-cell>
          <table:table-cell table:formula="of:=([.HF2]+[.HG2])/2" office:value-type="float" office:value="0.640687186285575">
            <text:p>0.6406871863</text:p>
          </table:table-cell>
          <table:table-cell table:formula="of:=([.HG2]+[.HH2])/2" office:value-type="float" office:value="0.628210748787517">
            <text:p>0.6282107488</text:p>
          </table:table-cell>
          <table:table-cell table:formula="of:=([.HH2]+[.HI2])/2" office:value-type="float" office:value="0.615982033168261">
            <text:p>0.6159820332</text:p>
          </table:table-cell>
          <table:table-cell table:formula="of:=([.HI2]+[.HJ2])/2" office:value-type="float" office:value="0.604012516858302">
            <text:p>0.6040125169</text:p>
          </table:table-cell>
          <table:table-cell table:formula="of:=([.HJ2]+[.HK2])/2" office:value-type="float" office:value="0.592313522368771">
            <text:p>0.5923135224</text:p>
          </table:table-cell>
          <table:table-cell table:formula="of:=([.HK2]+[.HL2])/2" office:value-type="float" office:value="0.580896210524154">
            <text:p>0.5808962105</text:p>
          </table:table-cell>
          <table:table-cell table:formula="of:=([.HL2]+[.HM2])/2" office:value-type="float" office:value="0.569771573791638">
            <text:p>0.5697715738</text:p>
          </table:table-cell>
          <table:table-cell table:formula="of:=([.HM2]+[.HN2])/2" office:value-type="float" office:value="0.558950429711084">
            <text:p>0.5589504297</text:p>
          </table:table-cell>
          <table:table-cell table:formula="of:=([.HN2]+[.HO2])/2" office:value-type="float" office:value="0.548443414429558">
            <text:p>0.5484434144</text:p>
          </table:table-cell>
          <table:table-cell table:formula="of:=([.HO2]+[.HP2])/2" office:value-type="float" office:value="0.538260976344269">
            <text:p>0.5382609763</text:p>
          </table:table-cell>
          <table:table-cell table:formula="of:=([.HP2]+[.HQ2])/2" office:value-type="float" office:value="0.528413369857729">
            <text:p>0.5284133699</text:p>
          </table:table-cell>
          <table:table-cell table:formula="of:=([.HQ2]+[.HR2])/2" office:value-type="float" office:value="0.407319459199224">
            <text:p>0.4073194592</text:p>
          </table:table-cell>
          <table:table-cell table:formula="of:=([.HR2]+[.HS2])/2" office:value-type="float" office:value="0.286580282564422">
            <text:p>0.2865802826</text:p>
          </table:table-cell>
          <table:table-cell table:formula="of:=([.HS2]+[.HT2])/2" office:value-type="float" office:value="0.277796666130026">
            <text:p>0.2777966661</text:p>
          </table:table-cell>
          <table:table-cell table:formula="of:=([.HT2]+[.HU2])/2" office:value-type="float" office:value="0.269386838195158">
            <text:p>0.2693868382</text:p>
          </table:table-cell>
          <table:table-cell table:formula="of:=([.HU2]+[.HV2])/2" office:value-type="float" office:value="0.261359993701049">
            <text:p>0.2613599937</text:p>
          </table:table-cell>
          <table:table-cell table:formula="of:=([.HV2]+[.HW2])/2" office:value-type="float" office:value="0.253725098685735">
            <text:p>0.2537250987</text:p>
          </table:table-cell>
          <table:table-cell table:formula="of:=([.HW2]+[.HX2])/2" office:value-type="float" office:value="0.246490884925191">
            <text:p>0.2464908849</text:p>
          </table:table-cell>
          <table:table-cell table:formula="of:=([.HX2]+[.HY2])/2" office:value-type="float" office:value="0.239665844714499">
            <text:p>0.2396658447</text:p>
          </table:table-cell>
          <table:table-cell table:formula="of:=([.HY2]+[.HZ2])/2" office:value-type="float" office:value="0.233258225792123">
            <text:p>0.2332582258</text:p>
          </table:table-cell>
          <table:table-cell table:formula="of:=([.HZ2]+[.IA2])/2" office:value-type="float" office:value="0.227276026410373">
            <text:p>0.2272760264</text:p>
          </table:table-cell>
          <table:table-cell table:formula="of:=([.IA2]+[.IB2])/2" office:value-type="float" office:value="0.221726990554971">
            <text:p>0.2217269906</text:p>
          </table:table-cell>
          <table:table-cell table:formula="of:=([.IB2]+[.IC2])/2" office:value-type="float" office:value="0.216618603316598">
            <text:p>0.2166186033</text:p>
          </table:table-cell>
          <table:table-cell table:formula="of:=([.IC2]+[.ID2])/2" office:value-type="float" office:value="0.211958086417164">
            <text:p>0.2119580864</text:p>
          </table:table-cell>
          <table:table-cell table:formula="of:=([.ID2]+[.IE2])/2" office:value-type="float" office:value="0.207752393893505">
            <text:p>0.2077523939</text:p>
          </table:table-cell>
          <table:table-cell table:formula="of:=([.IE2]+[.IF2])/2" office:value-type="float" office:value="0.204008207941063">
            <text:p>0.2040082079</text:p>
          </table:table-cell>
          <table:table-cell table:formula="of:=([.IF2]+[.IG2])/2" office:value-type="float" office:value="0.20073193492004">
            <text:p>0.2007319349</text:p>
          </table:table-cell>
          <table:table-cell table:formula="of:=([.IG2]+[.IH2])/2" office:value-type="float" office:value="0.197929701526418">
            <text:p>0.1979297015</text:p>
          </table:table-cell>
          <table:table-cell table:formula="of:=([.IH2]+[.II2])/2" office:value-type="float" office:value="0.195607351130133">
            <text:p>0.1956073511</text:p>
          </table:table-cell>
          <table:table-cell table:formula="of:=([.II2]+[.IJ2])/2" office:value-type="float" office:value="0.193770440282577">
            <text:p>0.1937704403</text:p>
          </table:table-cell>
          <table:table-cell table:formula="of:=([.IJ2]+[.IK2])/2" office:value-type="float" office:value="0.192424235395541">
            <text:p>0.1924242354</text:p>
          </table:table-cell>
          <table:table-cell table:formula="of:=([.IK2]+[.IL2])/2" office:value-type="float" office:value="0.191573709593559">
            <text:p>0.1915737096</text:p>
          </table:table-cell>
          <table:table-cell table:formula="of:=([.IL2]+[.IM2])/2" office:value-type="float" office:value="0.191223539741554">
            <text:p>0.1912235397</text:p>
          </table:table-cell>
          <table:table-cell table:formula="of:=([.IM2]+[.IN2])/2" office:value-type="float" office:value="0.191378103649543">
            <text:p>0.1913781036</text:p>
          </table:table-cell>
          <table:table-cell table:formula="of:=([.IN2]+[.IO2])/2" office:value-type="float" office:value="0.192041477456094">
            <text:p>0.1920414775</text:p>
          </table:table-cell>
          <table:table-cell table:formula="of:=([.IO2]+[.IP2])/2" office:value-type="float" office:value="0.193217433192079">
            <text:p>0.1932174332</text:p>
          </table:table-cell>
          <table:table-cell table:formula="of:=([.IP2]+[.IQ2])/2" office:value-type="float" office:value="0.194909436526192">
            <text:p>0.1949094365</text:p>
          </table:table-cell>
          <table:table-cell table:formula="of:=([.IQ2]+[.IR2])/2" office:value-type="float" office:value="0.197120644693572">
            <text:p>0.1971206447</text:p>
          </table:table-cell>
          <table:table-cell table:formula="of:=([.IR2]+[.IS2])/2" office:value-type="float" office:value="0.199853904608773">
            <text:p>0.1998539046</text:p>
          </table:table-cell>
          <table:table-cell table:formula="of:=([.IS2]+[.IT2])/2" office:value-type="float" office:value="0.20311175116421">
            <text:p>0.2031117512</text:p>
          </table:table-cell>
          <table:table-cell table:formula="of:=([.IT2]+[.IU2])/2" office:value-type="float" office:value="0.20689640571509">
            <text:p>0.2068964057</text:p>
          </table:table-cell>
          <table:table-cell table:formula="of:=([.IU2]+[.IV2])/2" office:value-type="float" office:value="0.211209774751746">
            <text:p>0.2112097748</text:p>
          </table:table-cell>
          <table:table-cell table:formula="of:=([.IV2]+[.IW2])/2" office:value-type="float" office:value="0.216053448760155">
            <text:p>0.2160534488</text:p>
          </table:table-cell>
          <table:table-cell table:formula="of:=([.IW2]+[.IX2])/2" office:value-type="float" office:value="0.109837511221705">
            <text:p>0.1098375112</text:p>
          </table:table-cell>
          <table:table-cell table:formula="of:=([.IX2]+[.IY2])/2" office:value-type="float" office:value="0.00415410800090519">
            <text:p>0.004154108</text:p>
          </table:table-cell>
          <table:table-cell/>
        </table:table-row>
        <table:table-row table:style-name="ro1">
          <table:table-cell office:value-type="string">
            <text:p>Hexadezimal</text:p>
          </table:table-cell>
          <table:table-cell/>
          <table:table-cell table:style-name="ce1" table:formula="of:=DEC2HEX(ROUND([.C3]*127.5); 2)" office:value-type="string" office:string-value="01">
            <text:p>01</text:p>
          </table:table-cell>
          <table:table-cell table:style-name="ce1" table:formula="of:=DEC2HEX(ROUND([.D3]*127.5); 2)" office:value-type="string" office:string-value="02">
            <text:p>02</text:p>
          </table:table-cell>
          <table:table-cell table:style-name="ce1" table:formula="of:=DEC2HEX(ROUND([.E3]*127.5); 2)" office:value-type="string" office:string-value="03">
            <text:p>03</text:p>
          </table:table-cell>
          <table:table-cell table:style-name="ce1" table:formula="of:=DEC2HEX(ROUND([.F3]*127.5); 2)" office:value-type="string" office:string-value="04">
            <text:p>04</text:p>
          </table:table-cell>
          <table:table-cell table:style-name="ce1" table:formula="of:=DEC2HEX(ROUND([.G3]*127.5); 2)" office:value-type="string" office:string-value="06">
            <text:p>06</text:p>
          </table:table-cell>
          <table:table-cell table:style-name="ce1" table:formula="of:=DEC2HEX(ROUND([.H3]*127.5); 2)" office:value-type="string" office:string-value="07">
            <text:p>07</text:p>
          </table:table-cell>
          <table:table-cell table:style-name="ce1" table:formula="of:=DEC2HEX(ROUND([.I3]*127.5); 2)" office:value-type="string" office:string-value="08">
            <text:p>08</text:p>
          </table:table-cell>
          <table:table-cell table:style-name="ce1" table:formula="of:=DEC2HEX(ROUND([.J3]*127.5); 2)" office:value-type="string" office:string-value="09">
            <text:p>09</text:p>
          </table:table-cell>
          <table:table-cell table:style-name="ce1" table:formula="of:=DEC2HEX(ROUND([.K3]*127.5); 2)" office:value-type="string" office:string-value="0B">
            <text:p>0B</text:p>
          </table:table-cell>
          <table:table-cell table:style-name="ce1" table:formula="of:=DEC2HEX(ROUND([.L3]*127.5); 2)" office:value-type="string" office:string-value="0C">
            <text:p>0C</text:p>
          </table:table-cell>
          <table:table-cell table:style-name="ce1" table:formula="of:=DEC2HEX(ROUND([.M3]*127.5); 2)" office:value-type="string" office:string-value="0E">
            <text:p>0E</text:p>
          </table:table-cell>
          <table:table-cell table:style-name="ce1" table:formula="of:=DEC2HEX(ROUND([.N3]*127.5); 2)" office:value-type="string" office:string-value="10">
            <text:p>10</text:p>
          </table:table-cell>
          <table:table-cell table:style-name="ce1" table:formula="of:=DEC2HEX(ROUND([.O3]*127.5); 2)" office:value-type="string" office:string-value="11">
            <text:p>11</text:p>
          </table:table-cell>
          <table:table-cell table:style-name="ce1" table:formula="of:=DEC2HEX(ROUND([.P3]*127.5); 2)" office:value-type="string" office:string-value="13">
            <text:p>13</text:p>
          </table:table-cell>
          <table:table-cell table:style-name="ce1" table:formula="of:=DEC2HEX(ROUND([.Q3]*127.5); 2)" office:value-type="string" office:string-value="15">
            <text:p>15</text:p>
          </table:table-cell>
          <table:table-cell table:style-name="ce1" table:formula="of:=DEC2HEX(ROUND([.R3]*127.5); 2)" office:value-type="string" office:string-value="17">
            <text:p>17</text:p>
          </table:table-cell>
          <table:table-cell table:style-name="ce1" table:formula="of:=DEC2HEX(ROUND([.S3]*127.5); 2)" office:value-type="string" office:string-value="19">
            <text:p>19</text:p>
          </table:table-cell>
          <table:table-cell table:style-name="ce1" table:formula="of:=DEC2HEX(ROUND([.T3]*127.5); 2)" office:value-type="string" office:string-value="1B">
            <text:p>1B</text:p>
          </table:table-cell>
          <table:table-cell table:style-name="ce1" table:formula="of:=DEC2HEX(ROUND([.U3]*127.5); 2)" office:value-type="string" office:string-value="1D">
            <text:p>1D</text:p>
          </table:table-cell>
          <table:table-cell table:style-name="ce1" table:formula="of:=DEC2HEX(ROUND([.V3]*127.5); 2)" office:value-type="string" office:string-value="1F">
            <text:p>1F</text:p>
          </table:table-cell>
          <table:table-cell table:style-name="ce1" table:formula="of:=DEC2HEX(ROUND([.W3]*127.5); 2)" office:value-type="string" office:string-value="21">
            <text:p>21</text:p>
          </table:table-cell>
          <table:table-cell table:style-name="ce1" table:formula="of:=DEC2HEX(ROUND([.X3]*127.5); 2)" office:value-type="string" office:string-value="23">
            <text:p>23</text:p>
          </table:table-cell>
          <table:table-cell table:style-name="ce1" table:formula="of:=DEC2HEX(ROUND([.Y3]*127.5); 2)" office:value-type="string" office:string-value="26">
            <text:p>26</text:p>
          </table:table-cell>
          <table:table-cell table:style-name="ce1" table:formula="of:=DEC2HEX(ROUND([.Z3]*127.5); 2)" office:value-type="string" office:string-value="28">
            <text:p>28</text:p>
          </table:table-cell>
          <table:table-cell table:style-name="ce1" table:formula="of:=DEC2HEX(ROUND([.AA3]*127.5); 2)" office:value-type="string" office:string-value="2A">
            <text:p>2A</text:p>
          </table:table-cell>
          <table:table-cell table:style-name="ce1" table:formula="of:=DEC2HEX(ROUND([.AB3]*127.5); 2)" office:value-type="string" office:string-value="2D">
            <text:p>2D</text:p>
          </table:table-cell>
          <table:table-cell table:style-name="ce1" table:formula="of:=DEC2HEX(ROUND([.AC3]*127.5); 2)" office:value-type="string" office:string-value="30">
            <text:p>30</text:p>
          </table:table-cell>
          <table:table-cell table:style-name="ce1" table:formula="of:=DEC2HEX(ROUND([.AD3]*127.5); 2)" office:value-type="string" office:string-value="32">
            <text:p>32</text:p>
          </table:table-cell>
          <table:table-cell table:style-name="ce1" table:formula="of:=DEC2HEX(ROUND([.AE3]*127.5); 2)" office:value-type="string" office:string-value="35">
            <text:p>35</text:p>
          </table:table-cell>
          <table:table-cell table:style-name="ce1" table:formula="of:=DEC2HEX(ROUND([.AF3]*127.5); 2)" office:value-type="string" office:string-value="37">
            <text:p>37</text:p>
          </table:table-cell>
          <table:table-cell table:style-name="ce1" table:formula="of:=DEC2HEX(ROUND([.AG3]*127.5); 2)" office:value-type="string" office:string-value="2C">
            <text:p>2C</text:p>
          </table:table-cell>
          <table:table-cell table:style-name="ce1" table:formula="of:=DEC2HEX(ROUND([.AH3]*127.5); 2)" office:value-type="string" office:string-value="21">
            <text:p>21</text:p>
          </table:table-cell>
          <table:table-cell table:style-name="ce1" table:formula="of:=DEC2HEX(ROUND([.AI3]*127.5); 2)" office:value-type="string" office:string-value="23">
            <text:p>23</text:p>
          </table:table-cell>
          <table:table-cell table:style-name="ce1" table:formula="of:=DEC2HEX(ROUND([.AJ3]*127.5); 2)" office:value-type="string" office:string-value="26">
            <text:p>26</text:p>
          </table:table-cell>
          <table:table-cell table:style-name="ce1" table:formula="of:=DEC2HEX(ROUND([.AK3]*127.5); 2)" office:value-type="string" office:string-value="29">
            <text:p>29</text:p>
          </table:table-cell>
          <table:table-cell table:style-name="ce1" table:formula="of:=DEC2HEX(ROUND([.AL3]*127.5); 2)" office:value-type="string" office:string-value="2C">
            <text:p>2C</text:p>
          </table:table-cell>
          <table:table-cell table:style-name="ce1" table:formula="of:=DEC2HEX(ROUND([.AM3]*127.5); 2)" office:value-type="string" office:string-value="2F">
            <text:p>2F</text:p>
          </table:table-cell>
          <table:table-cell table:style-name="ce1" table:formula="of:=DEC2HEX(ROUND([.AN3]*127.5); 2)" office:value-type="string" office:string-value="32">
            <text:p>32</text:p>
          </table:table-cell>
          <table:table-cell table:style-name="ce1" table:formula="of:=DEC2HEX(ROUND([.AO3]*127.5); 2)" office:value-type="string" office:string-value="35">
            <text:p>35</text:p>
          </table:table-cell>
          <table:table-cell table:style-name="ce1" table:formula="of:=DEC2HEX(ROUND([.AP3]*127.5); 2)" office:value-type="string" office:string-value="39">
            <text:p>39</text:p>
          </table:table-cell>
          <table:table-cell table:style-name="ce1" table:formula="of:=DEC2HEX(ROUND([.AQ3]*127.5); 2)" office:value-type="string" office:string-value="3C">
            <text:p>3C</text:p>
          </table:table-cell>
          <table:table-cell table:style-name="ce1" table:formula="of:=DEC2HEX(ROUND([.AR3]*127.5); 2)" office:value-type="string" office:string-value="3F">
            <text:p>3F</text:p>
          </table:table-cell>
          <table:table-cell table:style-name="ce1" table:formula="of:=DEC2HEX(ROUND([.AS3]*127.5); 2)" office:value-type="string" office:string-value="42">
            <text:p>42</text:p>
          </table:table-cell>
          <table:table-cell table:style-name="ce1" table:formula="of:=DEC2HEX(ROUND([.AT3]*127.5); 2)" office:value-type="string" office:string-value="46">
            <text:p>46</text:p>
          </table:table-cell>
          <table:table-cell table:style-name="ce1" table:formula="of:=DEC2HEX(ROUND([.AU3]*127.5); 2)" office:value-type="string" office:string-value="49">
            <text:p>49</text:p>
          </table:table-cell>
          <table:table-cell table:style-name="ce1" table:formula="of:=DEC2HEX(ROUND([.AV3]*127.5); 2)" office:value-type="string" office:string-value="4C">
            <text:p>4C</text:p>
          </table:table-cell>
          <table:table-cell table:style-name="ce1" table:formula="of:=DEC2HEX(ROUND([.AW3]*127.5); 2)" office:value-type="string" office:string-value="50">
            <text:p>50</text:p>
          </table:table-cell>
          <table:table-cell table:style-name="ce1" table:formula="of:=DEC2HEX(ROUND([.AX3]*127.5); 2)" office:value-type="string" office:string-value="53">
            <text:p>53</text:p>
          </table:table-cell>
          <table:table-cell table:style-name="ce1" table:formula="of:=DEC2HEX(ROUND([.AY3]*127.5); 2)" office:value-type="string" office:string-value="57">
            <text:p>57</text:p>
          </table:table-cell>
          <table:table-cell table:style-name="ce1" table:formula="of:=DEC2HEX(ROUND([.AZ3]*127.5); 2)" office:value-type="string" office:string-value="5A">
            <text:p>5A</text:p>
          </table:table-cell>
          <table:table-cell table:style-name="ce1" table:formula="of:=DEC2HEX(ROUND([.BA3]*127.5); 2)" office:value-type="string" office:string-value="5E">
            <text:p>5E</text:p>
          </table:table-cell>
          <table:table-cell table:style-name="ce1" table:formula="of:=DEC2HEX(ROUND([.BB3]*127.5); 2)" office:value-type="string" office:string-value="61">
            <text:p>61</text:p>
          </table:table-cell>
          <table:table-cell table:style-name="ce1" table:formula="of:=DEC2HEX(ROUND([.BC3]*127.5); 2)" office:value-type="string" office:string-value="65">
            <text:p>65</text:p>
          </table:table-cell>
          <table:table-cell table:style-name="ce1" table:formula="of:=DEC2HEX(ROUND([.BD3]*127.5); 2)" office:value-type="string" office:string-value="68">
            <text:p>68</text:p>
          </table:table-cell>
          <table:table-cell table:style-name="ce1" table:formula="of:=DEC2HEX(ROUND([.BE3]*127.5); 2)" office:value-type="string" office:string-value="6C">
            <text:p>6C</text:p>
          </table:table-cell>
          <table:table-cell table:style-name="ce1" table:formula="of:=DEC2HEX(ROUND([.BF3]*127.5); 2)" office:value-type="string" office:string-value="6F">
            <text:p>6F</text:p>
          </table:table-cell>
          <table:table-cell table:style-name="ce1" table:formula="of:=DEC2HEX(ROUND([.BG3]*127.5); 2)" office:value-type="string" office:string-value="73">
            <text:p>73</text:p>
          </table:table-cell>
          <table:table-cell table:style-name="ce1" table:formula="of:=DEC2HEX(ROUND([.BH3]*127.5); 2)" office:value-type="string" office:string-value="77">
            <text:p>77</text:p>
          </table:table-cell>
          <table:table-cell table:style-name="ce1" table:formula="of:=DEC2HEX(ROUND([.BI3]*127.5); 2)" office:value-type="string" office:string-value="7A">
            <text:p>7A</text:p>
          </table:table-cell>
          <table:table-cell table:style-name="ce1" table:formula="of:=DEC2HEX(ROUND([.BJ3]*127.5); 2)" office:value-type="string" office:string-value="7E">
            <text:p>7E</text:p>
          </table:table-cell>
          <table:table-cell table:style-name="ce1" table:formula="of:=DEC2HEX(ROUND([.BK3]*127.5); 2)" office:value-type="string" office:string-value="82">
            <text:p>82</text:p>
          </table:table-cell>
          <table:table-cell table:style-name="ce1" table:formula="of:=DEC2HEX(ROUND([.BL3]*127.5); 2)" office:value-type="string" office:string-value="85">
            <text:p>85</text:p>
          </table:table-cell>
          <table:table-cell table:style-name="ce1" table:formula="of:=DEC2HEX(ROUND([.BM3]*127.5); 2)" office:value-type="string" office:string-value="7B">
            <text:p>7B</text:p>
          </table:table-cell>
          <table:table-cell table:style-name="ce1" table:formula="of:=DEC2HEX(ROUND([.BN3]*127.5); 2)" office:value-type="string" office:string-value="70">
            <text:p>70</text:p>
          </table:table-cell>
          <table:table-cell table:style-name="ce1" table:formula="of:=DEC2HEX(ROUND([.BO3]*127.5); 2)" office:value-type="string" office:string-value="74">
            <text:p>74</text:p>
          </table:table-cell>
          <table:table-cell table:style-name="ce1" table:formula="of:=DEC2HEX(ROUND([.BP3]*127.5); 2)" office:value-type="string" office:string-value="78">
            <text:p>78</text:p>
          </table:table-cell>
          <table:table-cell table:style-name="ce1" table:formula="of:=DEC2HEX(ROUND([.BQ3]*127.5); 2)" office:value-type="string" office:string-value="7B">
            <text:p>7B</text:p>
          </table:table-cell>
          <table:table-cell table:style-name="ce1" table:formula="of:=DEC2HEX(ROUND([.BR3]*127.5); 2)" office:value-type="string" office:string-value="7F">
            <text:p>7F</text:p>
          </table:table-cell>
          <table:table-cell table:style-name="ce1" table:formula="of:=DEC2HEX(ROUND([.BS3]*127.5); 2)" office:value-type="string" office:string-value="83">
            <text:p>83</text:p>
          </table:table-cell>
          <table:table-cell table:style-name="ce1" table:formula="of:=DEC2HEX(ROUND([.BT3]*127.5); 2)" office:value-type="string" office:string-value="86">
            <text:p>86</text:p>
          </table:table-cell>
          <table:table-cell table:style-name="ce1" table:formula="of:=DEC2HEX(ROUND([.BU3]*127.5); 2)" office:value-type="string" office:string-value="8A">
            <text:p>8A</text:p>
          </table:table-cell>
          <table:table-cell table:style-name="ce1" table:formula="of:=DEC2HEX(ROUND([.BV3]*127.5); 2)" office:value-type="string" office:string-value="8D">
            <text:p>8D</text:p>
          </table:table-cell>
          <table:table-cell table:style-name="ce1" table:formula="of:=DEC2HEX(ROUND([.BW3]*127.5); 2)" office:value-type="string" office:string-value="91">
            <text:p>91</text:p>
          </table:table-cell>
          <table:table-cell table:style-name="ce1" table:formula="of:=DEC2HEX(ROUND([.BX3]*127.5); 2)" office:value-type="string" office:string-value="95">
            <text:p>95</text:p>
          </table:table-cell>
          <table:table-cell table:style-name="ce1" table:formula="of:=DEC2HEX(ROUND([.BY3]*127.5); 2)" office:value-type="string" office:string-value="98">
            <text:p>98</text:p>
          </table:table-cell>
          <table:table-cell table:style-name="ce1" table:formula="of:=DEC2HEX(ROUND([.BZ3]*127.5); 2)" office:value-type="string" office:string-value="9C">
            <text:p>9C</text:p>
          </table:table-cell>
          <table:table-cell table:style-name="ce1" table:formula="of:=DEC2HEX(ROUND([.CA3]*127.5); 2)" office:value-type="string" office:string-value="9F">
            <text:p>9F</text:p>
          </table:table-cell>
          <table:table-cell table:style-name="ce1" table:formula="of:=DEC2HEX(ROUND([.CB3]*127.5); 2)" office:value-type="string" office:string-value="A3">
            <text:p>A3</text:p>
          </table:table-cell>
          <table:table-cell table:style-name="ce1" table:formula="of:=DEC2HEX(ROUND([.CC3]*127.5); 2)" office:value-type="string" office:string-value="A6">
            <text:p>A6</text:p>
          </table:table-cell>
          <table:table-cell table:style-name="ce1" table:formula="of:=DEC2HEX(ROUND([.CD3]*127.5); 2)" office:value-type="string" office:string-value="AA">
            <text:p>AA</text:p>
          </table:table-cell>
          <table:table-cell table:style-name="ce1" table:formula="of:=DEC2HEX(ROUND([.CE3]*127.5); 2)" office:value-type="string" office:string-value="AD">
            <text:p>AD</text:p>
          </table:table-cell>
          <table:table-cell table:style-name="ce1" table:formula="of:=DEC2HEX(ROUND([.CF3]*127.5); 2)" office:value-type="string" office:string-value="B1">
            <text:p>B1</text:p>
          </table:table-cell>
          <table:table-cell table:style-name="ce1" table:formula="of:=DEC2HEX(ROUND([.CG3]*127.5); 2)" office:value-type="string" office:string-value="B4">
            <text:p>B4</text:p>
          </table:table-cell>
          <table:table-cell table:style-name="ce1" table:formula="of:=DEC2HEX(ROUND([.CH3]*127.5); 2)" office:value-type="string" office:string-value="B8">
            <text:p>B8</text:p>
          </table:table-cell>
          <table:table-cell table:style-name="ce1" table:formula="of:=DEC2HEX(ROUND([.CI3]*127.5); 2)" office:value-type="string" office:string-value="BB">
            <text:p>BB</text:p>
          </table:table-cell>
          <table:table-cell table:style-name="ce1" table:formula="of:=DEC2HEX(ROUND([.CJ3]*127.5); 2)" office:value-type="string" office:string-value="BE">
            <text:p>BE</text:p>
          </table:table-cell>
          <table:table-cell table:style-name="ce1" table:formula="of:=DEC2HEX(ROUND([.CK3]*127.5); 2)" office:value-type="string" office:string-value="C2">
            <text:p>C2</text:p>
          </table:table-cell>
          <table:table-cell table:style-name="ce1" table:formula="of:=DEC2HEX(ROUND([.CL3]*127.5); 2)" office:value-type="string" office:string-value="C5">
            <text:p>C5</text:p>
          </table:table-cell>
          <table:table-cell table:style-name="ce1" table:formula="of:=DEC2HEX(ROUND([.CM3]*127.5); 2)" office:value-type="string" office:string-value="C8">
            <text:p>C8</text:p>
          </table:table-cell>
          <table:table-cell table:style-name="ce1" table:formula="of:=DEC2HEX(ROUND([.CN3]*127.5); 2)" office:value-type="string" office:string-value="CB">
            <text:p>CB</text:p>
          </table:table-cell>
          <table:table-cell table:style-name="ce1" table:formula="of:=DEC2HEX(ROUND([.CO3]*127.5); 2)" office:value-type="string" office:string-value="CE">
            <text:p>CE</text:p>
          </table:table-cell>
          <table:table-cell table:style-name="ce1" table:formula="of:=DEC2HEX(ROUND([.CP3]*127.5); 2)" office:value-type="string" office:string-value="D2">
            <text:p>D2</text:p>
          </table:table-cell>
          <table:table-cell table:style-name="ce1" table:formula="of:=DEC2HEX(ROUND([.CQ3]*127.5); 2)" office:value-type="string" office:string-value="D5">
            <text:p>D5</text:p>
          </table:table-cell>
          <table:table-cell table:style-name="ce1" table:formula="of:=DEC2HEX(ROUND([.CR3]*127.5); 2)" office:value-type="string" office:string-value="D8">
            <text:p>D8</text:p>
          </table:table-cell>
          <table:table-cell table:style-name="ce1" table:formula="of:=DEC2HEX(ROUND([.CS3]*127.5); 2)" office:value-type="string" office:string-value="CC">
            <text:p>CC</text:p>
          </table:table-cell>
          <table:table-cell table:style-name="ce1" table:formula="of:=DEC2HEX(ROUND([.CT3]*127.5); 2)" office:value-type="string" office:string-value="C1">
            <text:p>C1</text:p>
          </table:table-cell>
          <table:table-cell table:style-name="ce1" table:formula="of:=DEC2HEX(ROUND([.CU3]*127.5); 2)" office:value-type="string" office:string-value="C4">
            <text:p>C4</text:p>
          </table:table-cell>
          <table:table-cell table:style-name="ce1" table:formula="of:=DEC2HEX(ROUND([.CV3]*127.5); 2)" office:value-type="string" office:string-value="C7">
            <text:p>C7</text:p>
          </table:table-cell>
          <table:table-cell table:style-name="ce1" table:formula="of:=DEC2HEX(ROUND([.CW3]*127.5); 2)" office:value-type="string" office:string-value="C9">
            <text:p>C9</text:p>
          </table:table-cell>
          <table:table-cell table:style-name="ce1" table:formula="of:=DEC2HEX(ROUND([.CX3]*127.5); 2)" office:value-type="string" office:string-value="CC">
            <text:p>CC</text:p>
          </table:table-cell>
          <table:table-cell table:style-name="ce1" table:formula="of:=DEC2HEX(ROUND([.CY3]*127.5); 2)" office:value-type="string" office:string-value="CF">
            <text:p>CF</text:p>
          </table:table-cell>
          <table:table-cell table:style-name="ce1" table:formula="of:=DEC2HEX(ROUND([.CZ3]*127.5); 2)" office:value-type="string" office:string-value="D2">
            <text:p>D2</text:p>
          </table:table-cell>
          <table:table-cell table:style-name="ce1" table:formula="of:=DEC2HEX(ROUND([.DA3]*127.5); 2)" office:value-type="string" office:string-value="D4">
            <text:p>D4</text:p>
          </table:table-cell>
          <table:table-cell table:style-name="ce1" table:formula="of:=DEC2HEX(ROUND([.DB3]*127.5); 2)" office:value-type="string" office:string-value="D7">
            <text:p>D7</text:p>
          </table:table-cell>
          <table:table-cell table:style-name="ce1" table:formula="of:=DEC2HEX(ROUND([.DC3]*127.5); 2)" office:value-type="string" office:string-value="D9">
            <text:p>D9</text:p>
          </table:table-cell>
          <table:table-cell table:style-name="ce1" table:formula="of:=DEC2HEX(ROUND([.DD3]*127.5); 2)" office:value-type="string" office:string-value="DB">
            <text:p>DB</text:p>
          </table:table-cell>
          <table:table-cell table:style-name="ce1" table:formula="of:=DEC2HEX(ROUND([.DE3]*127.5); 2)" office:value-type="string" office:string-value="DE">
            <text:p>DE</text:p>
          </table:table-cell>
          <table:table-cell table:style-name="ce1" table:formula="of:=DEC2HEX(ROUND([.DF3]*127.5); 2)" office:value-type="string" office:string-value="E0">
            <text:p>E0</text:p>
          </table:table-cell>
          <table:table-cell table:style-name="ce1" table:formula="of:=DEC2HEX(ROUND([.DG3]*127.5); 2)" office:value-type="string" office:string-value="E2">
            <text:p>E2</text:p>
          </table:table-cell>
          <table:table-cell table:style-name="ce1" table:formula="of:=DEC2HEX(ROUND([.DH3]*127.5); 2)" office:value-type="string" office:string-value="E4">
            <text:p>E4</text:p>
          </table:table-cell>
          <table:table-cell table:style-name="ce1" table:formula="of:=DEC2HEX(ROUND([.DI3]*127.5); 2)" office:value-type="string" office:string-value="E7">
            <text:p>E7</text:p>
          </table:table-cell>
          <table:table-cell table:style-name="ce1" table:formula="of:=DEC2HEX(ROUND([.DJ3]*127.5); 2)" office:value-type="string" office:string-value="E9">
            <text:p>E9</text:p>
          </table:table-cell>
          <table:table-cell table:style-name="ce1" table:formula="of:=DEC2HEX(ROUND([.DK3]*127.5); 2)" office:value-type="string" office:string-value="EB">
            <text:p>EB</text:p>
          </table:table-cell>
          <table:table-cell table:style-name="ce1" table:formula="of:=DEC2HEX(ROUND([.DL3]*127.5); 2)" office:value-type="string" office:string-value="ED">
            <text:p>ED</text:p>
          </table:table-cell>
          <table:table-cell table:style-name="ce1" table:formula="of:=DEC2HEX(ROUND([.DM3]*127.5); 2)" office:value-type="string" office:string-value="EE">
            <text:p>EE</text:p>
          </table:table-cell>
          <table:table-cell table:style-name="ce1" table:formula="of:=DEC2HEX(ROUND([.DN3]*127.5); 2)" office:value-type="string" office:string-value="F0">
            <text:p>F0</text:p>
          </table:table-cell>
          <table:table-cell table:style-name="ce1" table:formula="of:=DEC2HEX(ROUND([.DO3]*127.5); 2)" office:value-type="string" office:string-value="F2">
            <text:p>F2</text:p>
          </table:table-cell>
          <table:table-cell table:style-name="ce1" table:formula="of:=DEC2HEX(ROUND([.DP3]*127.5); 2)" office:value-type="string" office:string-value="F4">
            <text:p>F4</text:p>
          </table:table-cell>
          <table:table-cell table:style-name="ce1" table:formula="of:=DEC2HEX(ROUND([.DQ3]*127.5); 2)" office:value-type="string" office:string-value="F5">
            <text:p>F5</text:p>
          </table:table-cell>
          <table:table-cell table:style-name="ce1" table:formula="of:=DEC2HEX(ROUND([.DR3]*127.5); 2)" office:value-type="string" office:string-value="F7">
            <text:p>F7</text:p>
          </table:table-cell>
          <table:table-cell table:style-name="ce1" table:formula="of:=DEC2HEX(ROUND([.DS3]*127.5); 2)" office:value-type="string" office:string-value="F8">
            <text:p>F8</text:p>
          </table:table-cell>
          <table:table-cell table:style-name="ce1" table:formula="of:=DEC2HEX(ROUND([.DT3]*127.5); 2)" office:value-type="string" office:string-value="FA">
            <text:p>FA</text:p>
          </table:table-cell>
          <table:table-cell table:style-name="ce1" table:formula="of:=DEC2HEX(ROUND([.DU3]*127.5); 2)" office:value-type="string" office:string-value="FB">
            <text:p>FB</text:p>
          </table:table-cell>
          <table:table-cell table:style-name="ce1" table:formula="of:=DEC2HEX(ROUND([.DV3]*127.5); 2)" office:value-type="string" office:string-value="FC">
            <text:p>FC</text:p>
          </table:table-cell>
          <table:table-cell table:style-name="ce1" table:formula="of:=DEC2HEX(ROUND([.DW3]*127.5); 2)" office:value-type="string" office:string-value="FD">
            <text:p>FD</text:p>
          </table:table-cell>
          <table:table-cell table:style-name="ce1" table:formula="of:=DEC2HEX(ROUND([.DX3]*127.5); 2)" office:value-type="string" office:string-value="FE">
            <text:p>FE</text:p>
          </table:table-cell>
          <table:table-cell table:style-name="ce1" table:formula="of:=DEC2HEX(ROUND([.DY3]*127.5); 2)" office:value-type="string" office:string-value="F1">
            <text:p>F1</text:p>
          </table:table-cell>
          <table:table-cell table:style-name="ce1" table:formula="of:=DEC2HEX(ROUND([.DZ3]*127.5); 2)" office:value-type="string" office:string-value="E4">
            <text:p>E4</text:p>
          </table:table-cell>
          <table:table-cell table:style-name="ce1" table:formula="of:=DEC2HEX(ROUND([.EA3]*127.5); 2)" office:value-type="string" office:string-value="E5">
            <text:p>E5</text:p>
          </table:table-cell>
          <table:table-cell table:style-name="ce1" table:formula="of:=DEC2HEX(ROUND([.EB3]*127.5); 2)" office:value-type="string" office:string-value="E6">
            <text:p>E6</text:p>
          </table:table-cell>
          <table:table-cell table:style-name="ce1" table:formula="of:=DEC2HEX(ROUND([.EC3]*127.5); 2)" office:value-type="string" office:string-value="E7">
            <text:p>E7</text:p>
          </table:table-cell>
          <table:table-cell table:style-name="ce1" table:formula="of:=DEC2HEX(ROUND([.ED3]*127.5); 2)" office:value-type="string" office:string-value="E7">
            <text:p>E7</text:p>
          </table:table-cell>
          <table:table-cell table:style-name="ce1" table:formula="of:=DEC2HEX(ROUND([.EE3]*127.5); 2)" office:value-type="string" office:string-value="E8">
            <text:p>E8</text:p>
          </table:table-cell>
          <table:table-cell table:style-name="ce1" table:formula="of:=DEC2HEX(ROUND([.EF3]*127.5); 2)" office:value-type="string" office:string-value="E9">
            <text:p>E9</text:p>
          </table:table-cell>
          <table:table-cell table:style-name="ce1" table:formula="of:=DEC2HEX(ROUND([.EG3]*127.5); 2)" office:value-type="string" office:string-value="E9">
            <text:p>E9</text:p>
          </table:table-cell>
          <table:table-cell table:style-name="ce1" table:formula="of:=DEC2HEX(ROUND([.EH3]*127.5); 2)" office:value-type="string" office:string-value="EA">
            <text:p>EA</text:p>
          </table:table-cell>
          <table:table-cell table:style-name="ce1" table:formula="of:=DEC2HEX(ROUND([.EI3]*127.5); 2)" office:value-type="string" office:string-value="EA">
            <text:p>EA</text:p>
          </table:table-cell>
          <table:table-cell table:style-name="ce1" table:formula="of:=DEC2HEX(ROUND([.EJ3]*127.5); 2)" office:value-type="string" office:string-value="EA">
            <text:p>EA</text:p>
          </table:table-cell>
          <table:table-cell table:style-name="ce1" table:formula="of:=DEC2HEX(ROUND([.EK3]*127.5); 2)" office:value-type="string" office:string-value="EA">
            <text:p>EA</text:p>
          </table:table-cell>
          <table:table-cell table:style-name="ce1" table:formula="of:=DEC2HEX(ROUND([.EL3]*127.5); 2)" office:value-type="string" office:string-value="EB">
            <text:p>EB</text:p>
          </table:table-cell>
          <table:table-cell table:style-name="ce1" table:formula="of:=DEC2HEX(ROUND([.EM3]*127.5); 2)" office:value-type="string" office:string-value="EB">
            <text:p>EB</text:p>
          </table:table-cell>
          <table:table-cell table:style-name="ce1" table:formula="of:=DEC2HEX(ROUND([.EN3]*127.5); 2)" office:value-type="string" office:string-value="EB">
            <text:p>EB</text:p>
          </table:table-cell>
          <table:table-cell table:style-name="ce1" table:formula="of:=DEC2HEX(ROUND([.EO3]*127.5); 2)" office:value-type="string" office:string-value="EB">
            <text:p>EB</text:p>
          </table:table-cell>
          <table:table-cell table:style-name="ce1" table:formula="of:=DEC2HEX(ROUND([.EP3]*127.5); 2)" office:value-type="string" office:string-value="EB">
            <text:p>EB</text:p>
          </table:table-cell>
          <table:table-cell table:style-name="ce1" table:formula="of:=DEC2HEX(ROUND([.EQ3]*127.5); 2)" office:value-type="string" office:string-value="EB">
            <text:p>EB</text:p>
          </table:table-cell>
          <table:table-cell table:style-name="ce1" table:formula="of:=DEC2HEX(ROUND([.ER3]*127.5); 2)" office:value-type="string" office:string-value="EA">
            <text:p>EA</text:p>
          </table:table-cell>
          <table:table-cell table:style-name="ce1" table:formula="of:=DEC2HEX(ROUND([.ES3]*127.5); 2)" office:value-type="string" office:string-value="EA">
            <text:p>EA</text:p>
          </table:table-cell>
          <table:table-cell table:style-name="ce1" table:formula="of:=DEC2HEX(ROUND([.ET3]*127.5); 2)" office:value-type="string" office:string-value="EA">
            <text:p>EA</text:p>
          </table:table-cell>
          <table:table-cell table:style-name="ce1" table:formula="of:=DEC2HEX(ROUND([.EU3]*127.5); 2)" office:value-type="string" office:string-value="E9">
            <text:p>E9</text:p>
          </table:table-cell>
          <table:table-cell table:style-name="ce1" table:formula="of:=DEC2HEX(ROUND([.EV3]*127.5); 2)" office:value-type="string" office:string-value="E9">
            <text:p>E9</text:p>
          </table:table-cell>
          <table:table-cell table:style-name="ce1" table:formula="of:=DEC2HEX(ROUND([.EW3]*127.5); 2)" office:value-type="string" office:string-value="E8">
            <text:p>E8</text:p>
          </table:table-cell>
          <table:table-cell table:style-name="ce1" table:formula="of:=DEC2HEX(ROUND([.EX3]*127.5); 2)" office:value-type="string" office:string-value="E8">
            <text:p>E8</text:p>
          </table:table-cell>
          <table:table-cell table:style-name="ce1" table:formula="of:=DEC2HEX(ROUND([.EY3]*127.5); 2)" office:value-type="string" office:string-value="E7">
            <text:p>E7</text:p>
          </table:table-cell>
          <table:table-cell table:style-name="ce1" table:formula="of:=DEC2HEX(ROUND([.EZ3]*127.5); 2)" office:value-type="string" office:string-value="E7">
            <text:p>E7</text:p>
          </table:table-cell>
          <table:table-cell table:style-name="ce1" table:formula="of:=DEC2HEX(ROUND([.FA3]*127.5); 2)" office:value-type="string" office:string-value="E6">
            <text:p>E6</text:p>
          </table:table-cell>
          <table:table-cell table:style-name="ce1" table:formula="of:=DEC2HEX(ROUND([.FB3]*127.5); 2)" office:value-type="string" office:string-value="E5">
            <text:p>E5</text:p>
          </table:table-cell>
          <table:table-cell table:style-name="ce1" table:formula="of:=DEC2HEX(ROUND([.FC3]*127.5); 2)" office:value-type="string" office:string-value="E4">
            <text:p>E4</text:p>
          </table:table-cell>
          <table:table-cell table:style-name="ce1" table:formula="of:=DEC2HEX(ROUND([.FD3]*127.5); 2)" office:value-type="string" office:string-value="E3">
            <text:p>E3</text:p>
          </table:table-cell>
          <table:table-cell table:style-name="ce1" table:formula="of:=DEC2HEX(ROUND([.FE3]*127.5); 2)" office:value-type="string" office:string-value="D4">
            <text:p>D4</text:p>
          </table:table-cell>
          <table:table-cell table:style-name="ce1" table:formula="of:=DEC2HEX(ROUND([.FF3]*127.5); 2)" office:value-type="string" office:string-value="C5">
            <text:p>C5</text:p>
          </table:table-cell>
          <table:table-cell table:style-name="ce1" table:formula="of:=DEC2HEX(ROUND([.FG3]*127.5); 2)" office:value-type="string" office:string-value="C4">
            <text:p>C4</text:p>
          </table:table-cell>
          <table:table-cell table:style-name="ce1" table:formula="of:=DEC2HEX(ROUND([.FH3]*127.5); 2)" office:value-type="string" office:string-value="C3">
            <text:p>C3</text:p>
          </table:table-cell>
          <table:table-cell table:style-name="ce1" table:formula="of:=DEC2HEX(ROUND([.FI3]*127.5); 2)" office:value-type="string" office:string-value="C2">
            <text:p>C2</text:p>
          </table:table-cell>
          <table:table-cell table:style-name="ce1" table:formula="of:=DEC2HEX(ROUND([.FJ3]*127.5); 2)" office:value-type="string" office:string-value="C0">
            <text:p>C0</text:p>
          </table:table-cell>
          <table:table-cell table:style-name="ce1" table:formula="of:=DEC2HEX(ROUND([.FK3]*127.5); 2)" office:value-type="string" office:string-value="BF">
            <text:p>BF</text:p>
          </table:table-cell>
          <table:table-cell table:style-name="ce1" table:formula="of:=DEC2HEX(ROUND([.FL3]*127.5); 2)" office:value-type="string" office:string-value="BE">
            <text:p>BE</text:p>
          </table:table-cell>
          <table:table-cell table:style-name="ce1" table:formula="of:=DEC2HEX(ROUND([.FM3]*127.5); 2)" office:value-type="string" office:string-value="BD">
            <text:p>BD</text:p>
          </table:table-cell>
          <table:table-cell table:style-name="ce1" table:formula="of:=DEC2HEX(ROUND([.FN3]*127.5); 2)" office:value-type="string" office:string-value="BB">
            <text:p>BB</text:p>
          </table:table-cell>
          <table:table-cell table:style-name="ce1" table:formula="of:=DEC2HEX(ROUND([.FO3]*127.5); 2)" office:value-type="string" office:string-value="BA">
            <text:p>BA</text:p>
          </table:table-cell>
          <table:table-cell table:style-name="ce1" table:formula="of:=DEC2HEX(ROUND([.FP3]*127.5); 2)" office:value-type="string" office:string-value="B8">
            <text:p>B8</text:p>
          </table:table-cell>
          <table:table-cell table:style-name="ce1" table:formula="of:=DEC2HEX(ROUND([.FQ3]*127.5); 2)" office:value-type="string" office:string-value="B7">
            <text:p>B7</text:p>
          </table:table-cell>
          <table:table-cell table:style-name="ce1" table:formula="of:=DEC2HEX(ROUND([.FR3]*127.5); 2)" office:value-type="string" office:string-value="B5">
            <text:p>B5</text:p>
          </table:table-cell>
          <table:table-cell table:style-name="ce1" table:formula="of:=DEC2HEX(ROUND([.FS3]*127.5); 2)" office:value-type="string" office:string-value="B4">
            <text:p>B4</text:p>
          </table:table-cell>
          <table:table-cell table:style-name="ce1" table:formula="of:=DEC2HEX(ROUND([.FT3]*127.5); 2)" office:value-type="string" office:string-value="B2">
            <text:p>B2</text:p>
          </table:table-cell>
          <table:table-cell table:style-name="ce1" table:formula="of:=DEC2HEX(ROUND([.FU3]*127.5); 2)" office:value-type="string" office:string-value="B1">
            <text:p>B1</text:p>
          </table:table-cell>
          <table:table-cell table:style-name="ce1" table:formula="of:=DEC2HEX(ROUND([.FV3]*127.5); 2)" office:value-type="string" office:string-value="AF">
            <text:p>AF</text:p>
          </table:table-cell>
          <table:table-cell table:style-name="ce1" table:formula="of:=DEC2HEX(ROUND([.FW3]*127.5); 2)" office:value-type="string" office:string-value="AD">
            <text:p>AD</text:p>
          </table:table-cell>
          <table:table-cell table:style-name="ce1" table:formula="of:=DEC2HEX(ROUND([.FX3]*127.5); 2)" office:value-type="string" office:string-value="AC">
            <text:p>AC</text:p>
          </table:table-cell>
          <table:table-cell table:style-name="ce1" table:formula="of:=DEC2HEX(ROUND([.FY3]*127.5); 2)" office:value-type="string" office:string-value="AA">
            <text:p>AA</text:p>
          </table:table-cell>
          <table:table-cell table:style-name="ce1" table:formula="of:=DEC2HEX(ROUND([.FZ3]*127.5); 2)" office:value-type="string" office:string-value="A8">
            <text:p>A8</text:p>
          </table:table-cell>
          <table:table-cell table:style-name="ce1" table:formula="of:=DEC2HEX(ROUND([.GA3]*127.5); 2)" office:value-type="string" office:string-value="A7">
            <text:p>A7</text:p>
          </table:table-cell>
          <table:table-cell table:style-name="ce1" table:formula="of:=DEC2HEX(ROUND([.GB3]*127.5); 2)" office:value-type="string" office:string-value="A5">
            <text:p>A5</text:p>
          </table:table-cell>
          <table:table-cell table:style-name="ce1" table:formula="of:=DEC2HEX(ROUND([.GC3]*127.5); 2)" office:value-type="string" office:string-value="A3">
            <text:p>A3</text:p>
          </table:table-cell>
          <table:table-cell table:style-name="ce1" table:formula="of:=DEC2HEX(ROUND([.GD3]*127.5); 2)" office:value-type="string" office:string-value="A1">
            <text:p>A1</text:p>
          </table:table-cell>
          <table:table-cell table:style-name="ce1" table:formula="of:=DEC2HEX(ROUND([.GE3]*127.5); 2)" office:value-type="string" office:string-value="9F">
            <text:p>9F</text:p>
          </table:table-cell>
          <table:table-cell table:style-name="ce1" table:formula="of:=DEC2HEX(ROUND([.GF3]*127.5); 2)" office:value-type="string" office:string-value="9D">
            <text:p>9D</text:p>
          </table:table-cell>
          <table:table-cell table:style-name="ce1" table:formula="of:=DEC2HEX(ROUND([.GG3]*127.5); 2)" office:value-type="string" office:string-value="9C">
            <text:p>9C</text:p>
          </table:table-cell>
          <table:table-cell table:style-name="ce1" table:formula="of:=DEC2HEX(ROUND([.GH3]*127.5); 2)" office:value-type="string" office:string-value="9A">
            <text:p>9A</text:p>
          </table:table-cell>
          <table:table-cell table:style-name="ce1" table:formula="of:=DEC2HEX(ROUND([.GI3]*127.5); 2)" office:value-type="string" office:string-value="98">
            <text:p>98</text:p>
          </table:table-cell>
          <table:table-cell table:style-name="ce1" table:formula="of:=DEC2HEX(ROUND([.GJ3]*127.5); 2)" office:value-type="string" office:string-value="96">
            <text:p>96</text:p>
          </table:table-cell>
          <table:table-cell table:style-name="ce1" table:formula="of:=DEC2HEX(ROUND([.GK3]*127.5); 2)" office:value-type="string" office:string-value="86">
            <text:p>86</text:p>
          </table:table-cell>
          <table:table-cell table:style-name="ce1" table:formula="of:=DEC2HEX(ROUND([.GL3]*127.5); 2)" office:value-type="string" office:string-value="76">
            <text:p>76</text:p>
          </table:table-cell>
          <table:table-cell table:style-name="ce1" table:formula="of:=DEC2HEX(ROUND([.GM3]*127.5); 2)" office:value-type="string" office:string-value="74">
            <text:p>74</text:p>
          </table:table-cell>
          <table:table-cell table:style-name="ce1" table:formula="of:=DEC2HEX(ROUND([.GN3]*127.5); 2)" office:value-type="string" office:string-value="72">
            <text:p>72</text:p>
          </table:table-cell>
          <table:table-cell table:style-name="ce1" table:formula="of:=DEC2HEX(ROUND([.GO3]*127.5); 2)" office:value-type="string" office:string-value="70">
            <text:p>70</text:p>
          </table:table-cell>
          <table:table-cell table:style-name="ce1" table:formula="of:=DEC2HEX(ROUND([.GP3]*127.5); 2)" office:value-type="string" office:string-value="6E">
            <text:p>6E</text:p>
          </table:table-cell>
          <table:table-cell table:style-name="ce1" table:formula="of:=DEC2HEX(ROUND([.GQ3]*127.5); 2)" office:value-type="string" office:string-value="6C">
            <text:p>6C</text:p>
          </table:table-cell>
          <table:table-cell table:style-name="ce1" table:formula="of:=DEC2HEX(ROUND([.GR3]*127.5); 2)" office:value-type="string" office:string-value="6A">
            <text:p>6A</text:p>
          </table:table-cell>
          <table:table-cell table:style-name="ce1" table:formula="of:=DEC2HEX(ROUND([.GS3]*127.5); 2)" office:value-type="string" office:string-value="69">
            <text:p>69</text:p>
          </table:table-cell>
          <table:table-cell table:style-name="ce1" table:formula="of:=DEC2HEX(ROUND([.GT3]*127.5); 2)" office:value-type="string" office:string-value="67">
            <text:p>67</text:p>
          </table:table-cell>
          <table:table-cell table:style-name="ce1" table:formula="of:=DEC2HEX(ROUND([.GU3]*127.5); 2)" office:value-type="string" office:string-value="65">
            <text:p>65</text:p>
          </table:table-cell>
          <table:table-cell table:style-name="ce1" table:formula="of:=DEC2HEX(ROUND([.GV3]*127.5); 2)" office:value-type="string" office:string-value="63">
            <text:p>63</text:p>
          </table:table-cell>
          <table:table-cell table:style-name="ce1" table:formula="of:=DEC2HEX(ROUND([.GW3]*127.5); 2)" office:value-type="string" office:string-value="61">
            <text:p>61</text:p>
          </table:table-cell>
          <table:table-cell table:style-name="ce1" table:formula="of:=DEC2HEX(ROUND([.GX3]*127.5); 2)" office:value-type="string" office:string-value="5F">
            <text:p>5F</text:p>
          </table:table-cell>
          <table:table-cell table:style-name="ce1" table:formula="of:=DEC2HEX(ROUND([.GY3]*127.5); 2)" office:value-type="string" office:string-value="5E">
            <text:p>5E</text:p>
          </table:table-cell>
          <table:table-cell table:style-name="ce1" table:formula="of:=DEC2HEX(ROUND([.GZ3]*127.5); 2)" office:value-type="string" office:string-value="5C">
            <text:p>5C</text:p>
          </table:table-cell>
          <table:table-cell table:style-name="ce1" table:formula="of:=DEC2HEX(ROUND([.HA3]*127.5); 2)" office:value-type="string" office:string-value="5A">
            <text:p>5A</text:p>
          </table:table-cell>
          <table:table-cell table:style-name="ce1" table:formula="of:=DEC2HEX(ROUND([.HB3]*127.5); 2)" office:value-type="string" office:string-value="58">
            <text:p>58</text:p>
          </table:table-cell>
          <table:table-cell table:style-name="ce1" table:formula="of:=DEC2HEX(ROUND([.HC3]*127.5); 2)" office:value-type="string" office:string-value="57">
            <text:p>57</text:p>
          </table:table-cell>
          <table:table-cell table:style-name="ce1" table:formula="of:=DEC2HEX(ROUND([.HD3]*127.5); 2)" office:value-type="string" office:string-value="55">
            <text:p>55</text:p>
          </table:table-cell>
          <table:table-cell table:style-name="ce1" table:formula="of:=DEC2HEX(ROUND([.HE3]*127.5); 2)" office:value-type="string" office:string-value="53">
            <text:p>53</text:p>
          </table:table-cell>
          <table:table-cell table:style-name="ce1" table:formula="of:=DEC2HEX(ROUND([.HF3]*127.5); 2)" office:value-type="string" office:string-value="52">
            <text:p>52</text:p>
          </table:table-cell>
          <table:table-cell table:style-name="ce1" table:formula="of:=DEC2HEX(ROUND([.HG3]*127.5); 2)" office:value-type="string" office:string-value="50">
            <text:p>50</text:p>
          </table:table-cell>
          <table:table-cell table:style-name="ce1" table:formula="of:=DEC2HEX(ROUND([.HH3]*127.5); 2)" office:value-type="string" office:string-value="4F">
            <text:p>4F</text:p>
          </table:table-cell>
          <table:table-cell table:style-name="ce1" table:formula="of:=DEC2HEX(ROUND([.HI3]*127.5); 2)" office:value-type="string" office:string-value="4D">
            <text:p>4D</text:p>
          </table:table-cell>
          <table:table-cell table:style-name="ce1" table:formula="of:=DEC2HEX(ROUND([.HJ3]*127.5); 2)" office:value-type="string" office:string-value="4C">
            <text:p>4C</text:p>
          </table:table-cell>
          <table:table-cell table:style-name="ce1" table:formula="of:=DEC2HEX(ROUND([.HK3]*127.5); 2)" office:value-type="string" office:string-value="4A">
            <text:p>4A</text:p>
          </table:table-cell>
          <table:table-cell table:style-name="ce1" table:formula="of:=DEC2HEX(ROUND([.HL3]*127.5); 2)" office:value-type="string" office:string-value="49">
            <text:p>49</text:p>
          </table:table-cell>
          <table:table-cell table:style-name="ce1" table:formula="of:=DEC2HEX(ROUND([.HM3]*127.5); 2)" office:value-type="string" office:string-value="47">
            <text:p>47</text:p>
          </table:table-cell>
          <table:table-cell table:style-name="ce1" table:formula="of:=DEC2HEX(ROUND([.HN3]*127.5); 2)" office:value-type="string" office:string-value="46">
            <text:p>46</text:p>
          </table:table-cell>
          <table:table-cell table:style-name="ce1" table:formula="of:=DEC2HEX(ROUND([.HO3]*127.5); 2)" office:value-type="string" office:string-value="45">
            <text:p>45</text:p>
          </table:table-cell>
          <table:table-cell table:style-name="ce1" table:formula="of:=DEC2HEX(ROUND([.HP3]*127.5); 2)" office:value-type="string" office:string-value="43">
            <text:p>43</text:p>
          </table:table-cell>
          <table:table-cell table:style-name="ce1" table:formula="of:=DEC2HEX(ROUND([.HQ3]*127.5); 2)" office:value-type="string" office:string-value="34">
            <text:p>34</text:p>
          </table:table-cell>
          <table:table-cell table:style-name="ce1" table:formula="of:=DEC2HEX(ROUND([.HR3]*127.5); 2)" office:value-type="string" office:string-value="25">
            <text:p>25</text:p>
          </table:table-cell>
          <table:table-cell table:style-name="ce1" table:formula="of:=DEC2HEX(ROUND([.HS3]*127.5); 2)" office:value-type="string" office:string-value="23">
            <text:p>23</text:p>
          </table:table-cell>
          <table:table-cell table:style-name="ce1" table:formula="of:=DEC2HEX(ROUND([.HT3]*127.5); 2)" office:value-type="string" office:string-value="22">
            <text:p>22</text:p>
          </table:table-cell>
          <table:table-cell table:style-name="ce1" table:formula="of:=DEC2HEX(ROUND([.HU3]*127.5); 2)" office:value-type="string" office:string-value="21">
            <text:p>21</text:p>
          </table:table-cell>
          <table:table-cell table:style-name="ce1" table:formula="of:=DEC2HEX(ROUND([.HV3]*127.5); 2)" office:value-type="string" office:string-value="20">
            <text:p>20</text:p>
          </table:table-cell>
          <table:table-cell table:style-name="ce1" table:formula="of:=DEC2HEX(ROUND([.HW3]*127.5); 2)" office:value-type="string" office:string-value="1F">
            <text:p>1F</text:p>
          </table:table-cell>
          <table:table-cell table:style-name="ce1" table:formula="of:=DEC2HEX(ROUND([.HX3]*127.5); 2)" office:value-type="string" office:string-value="1F">
            <text:p>1F</text:p>
          </table:table-cell>
          <table:table-cell table:style-name="ce1" table:formula="of:=DEC2HEX(ROUND([.HY3]*127.5); 2)" office:value-type="string" office:string-value="1E">
            <text:p>1E</text:p>
          </table:table-cell>
          <table:table-cell table:style-name="ce1" table:formula="of:=DEC2HEX(ROUND([.HZ3]*127.5); 2)" office:value-type="string" office:string-value="1D">
            <text:p>1D</text:p>
          </table:table-cell>
          <table:table-cell table:style-name="ce1" table:formula="of:=DEC2HEX(ROUND([.IA3]*127.5); 2)" office:value-type="string" office:string-value="1C">
            <text:p>1C</text:p>
          </table:table-cell>
          <table:table-cell table:style-name="ce1" table:formula="of:=DEC2HEX(ROUND([.IB3]*127.5); 2)" office:value-type="string" office:string-value="1C">
            <text:p>1C</text:p>
          </table:table-cell>
          <table:table-cell table:style-name="ce1" table:formula="of:=DEC2HEX(ROUND([.IC3]*127.5); 2)" office:value-type="string" office:string-value="1B">
            <text:p>1B</text:p>
          </table:table-cell>
          <table:table-cell table:style-name="ce1" table:formula="of:=DEC2HEX(ROUND([.ID3]*127.5); 2)" office:value-type="string" office:string-value="1A">
            <text:p>1A</text:p>
          </table:table-cell>
          <table:table-cell table:style-name="ce1" table:formula="of:=DEC2HEX(ROUND([.IE3]*127.5); 2)" office:value-type="string" office:string-value="1A">
            <text:p>1A</text:p>
          </table:table-cell>
          <table:table-cell table:style-name="ce1" table:formula="of:=DEC2HEX(ROUND([.IF3]*127.5); 2)" office:value-type="string" office:string-value="1A">
            <text:p>1A</text:p>
          </table:table-cell>
          <table:table-cell table:style-name="ce1" table:formula="of:=DEC2HEX(ROUND([.IG3]*127.5); 2)" office:value-type="string" office:string-value="19">
            <text:p>19</text:p>
          </table:table-cell>
          <table:table-cell table:style-name="ce1" table:formula="of:=DEC2HEX(ROUND([.IH3]*127.5); 2)" office:value-type="string" office:string-value="19">
            <text:p>19</text:p>
          </table:table-cell>
          <table:table-cell table:style-name="ce1" table:formula="of:=DEC2HEX(ROUND([.II3]*127.5); 2)" office:value-type="string" office:string-value="19">
            <text:p>19</text:p>
          </table:table-cell>
          <table:table-cell table:style-name="ce1" table:formula="of:=DEC2HEX(ROUND([.IJ3]*127.5); 2)" office:value-type="string" office:string-value="19">
            <text:p>19</text:p>
          </table:table-cell>
          <table:table-cell table:style-name="ce1" table:formula="of:=DEC2HEX(ROUND([.IK3]*127.5); 2)" office:value-type="string" office:string-value="18">
            <text:p>18</text:p>
          </table:table-cell>
          <table:table-cell table:style-name="ce1" table:formula="of:=DEC2HEX(ROUND([.IL3]*127.5); 2)" office:value-type="string" office:string-value="18">
            <text:p>18</text:p>
          </table:table-cell>
          <table:table-cell table:style-name="ce1" table:formula="of:=DEC2HEX(ROUND([.IM3]*127.5); 2)" office:value-type="string" office:string-value="18">
            <text:p>18</text:p>
          </table:table-cell>
          <table:table-cell table:style-name="ce1" table:formula="of:=DEC2HEX(ROUND([.IN3]*127.5); 2)" office:value-type="string" office:string-value="18">
            <text:p>18</text:p>
          </table:table-cell>
          <table:table-cell table:style-name="ce1" table:formula="of:=DEC2HEX(ROUND([.IO3]*127.5); 2)" office:value-type="string" office:string-value="19">
            <text:p>19</text:p>
          </table:table-cell>
          <table:table-cell table:style-name="ce1" table:formula="of:=DEC2HEX(ROUND([.IP3]*127.5); 2)" office:value-type="string" office:string-value="19">
            <text:p>19</text:p>
          </table:table-cell>
          <table:table-cell table:style-name="ce1" table:formula="of:=DEC2HEX(ROUND([.IQ3]*127.5); 2)" office:value-type="string" office:string-value="19">
            <text:p>19</text:p>
          </table:table-cell>
          <table:table-cell table:style-name="ce1" table:formula="of:=DEC2HEX(ROUND([.IR3]*127.5); 2)" office:value-type="string" office:string-value="19">
            <text:p>19</text:p>
          </table:table-cell>
          <table:table-cell table:style-name="ce1" table:formula="of:=DEC2HEX(ROUND([.IS3]*127.5); 2)" office:value-type="string" office:string-value="1A">
            <text:p>1A</text:p>
          </table:table-cell>
          <table:table-cell table:style-name="ce1" table:formula="of:=DEC2HEX(ROUND([.IT3]*127.5); 2)" office:value-type="string" office:string-value="1A">
            <text:p>1A</text:p>
          </table:table-cell>
          <table:table-cell table:style-name="ce1" table:formula="of:=DEC2HEX(ROUND([.IU3]*127.5); 2)" office:value-type="string" office:string-value="1B">
            <text:p>1B</text:p>
          </table:table-cell>
          <table:table-cell table:style-name="ce1" table:formula="of:=DEC2HEX(ROUND([.IV3]*127.5); 2)" office:value-type="string" office:string-value="1C">
            <text:p>1C</text:p>
          </table:table-cell>
          <table:table-cell table:style-name="ce1" table:formula="of:=DEC2HEX(ROUND([.IW3]*127.5); 2)" office:value-type="string" office:string-value="0E">
            <text:p>0E</text:p>
          </table:table-cell>
          <table:table-cell table:style-name="ce1" table:formula="of:=DEC2HEX(ROUND([.IX3]*127.5); 2)" office:value-type="string" office:string-value="01">
            <text:p>01</text:p>
          </table:table-cell>
          <table:table-cell/>
        </table:table-row>
        <table:table-row table:style-name="ro2">
          <table:table-cell office:value-type="string">
            <text:p>Little Endian Words</text:p>
          </table:table-cell>
          <table:table-cell/>
          <table:table-cell table:style-name="ce2" table:formula="of:=&quot;0x&quot;&amp;[.D4]&amp;[.C4]" office:value-type="string" office:string-value="0x0201" table:number-columns-spanned="2" table:number-rows-spanned="1">
            <text:p>0x0201</text:p>
          </table:table-cell>
          <table:covered-table-cell table:style-name="ce2"/>
          <table:table-cell table:style-name="ce2" table:formula="of:=&quot;0x&quot;&amp;[.F4]&amp;[.E4]" office:value-type="string" office:string-value="0x0403" table:number-columns-spanned="2" table:number-rows-spanned="1">
            <text:p>0x0403</text:p>
          </table:table-cell>
          <table:covered-table-cell table:style-name="ce2"/>
          <table:table-cell table:style-name="ce2" table:formula="of:=&quot;0x&quot;&amp;[.H4]&amp;[.G4]" office:value-type="string" office:string-value="0x0706" table:number-columns-spanned="2" table:number-rows-spanned="1">
            <text:p>0x0706</text:p>
          </table:table-cell>
          <table:covered-table-cell table:style-name="ce2"/>
          <table:table-cell table:style-name="ce2" table:formula="of:=&quot;0x&quot;&amp;[.J4]&amp;[.I4]" office:value-type="string" office:string-value="0x0908" table:number-columns-spanned="2" table:number-rows-spanned="1">
            <text:p>0x0908</text:p>
          </table:table-cell>
          <table:covered-table-cell table:style-name="ce2"/>
          <table:table-cell table:style-name="ce2" table:formula="of:=&quot;0x&quot;&amp;[.L4]&amp;[.K4]" office:value-type="string" office:string-value="0x0C0B" table:number-columns-spanned="2" table:number-rows-spanned="1">
            <text:p>0x0C0B</text:p>
          </table:table-cell>
          <table:covered-table-cell table:style-name="ce2"/>
          <table:table-cell table:style-name="ce2" table:formula="of:=&quot;0x&quot;&amp;[.N4]&amp;[.M4]" office:value-type="string" office:string-value="0x100E" table:number-columns-spanned="2" table:number-rows-spanned="1">
            <text:p>0x100E</text:p>
          </table:table-cell>
          <table:covered-table-cell table:style-name="ce2"/>
          <table:table-cell table:style-name="ce2" table:formula="of:=&quot;0x&quot;&amp;[.P4]&amp;[.O4]" office:value-type="string" office:string-value="0x1311" table:number-columns-spanned="2" table:number-rows-spanned="1">
            <text:p>0x1311</text:p>
          </table:table-cell>
          <table:covered-table-cell table:style-name="ce2"/>
          <table:table-cell table:style-name="ce2" table:formula="of:=&quot;0x&quot;&amp;[.R4]&amp;[.Q4]" office:value-type="string" office:string-value="0x1715" table:number-columns-spanned="2" table:number-rows-spanned="1">
            <text:p>0x1715</text:p>
          </table:table-cell>
          <table:covered-table-cell table:style-name="ce2"/>
          <table:table-cell table:style-name="ce2" table:formula="of:=&quot;0x&quot;&amp;[.T4]&amp;[.S4]" office:value-type="string" office:string-value="0x1B19" table:number-columns-spanned="2" table:number-rows-spanned="1">
            <text:p>0x1B19</text:p>
          </table:table-cell>
          <table:covered-table-cell table:style-name="ce2"/>
          <table:table-cell table:style-name="ce2" table:formula="of:=&quot;0x&quot;&amp;[.V4]&amp;[.U4]" office:value-type="string" office:string-value="0x1F1D" table:number-columns-spanned="2" table:number-rows-spanned="1">
            <text:p>0x1F1D</text:p>
          </table:table-cell>
          <table:covered-table-cell table:style-name="ce2"/>
          <table:table-cell table:style-name="ce2" table:formula="of:=&quot;0x&quot;&amp;[.X4]&amp;[.W4]" office:value-type="string" office:string-value="0x2321" table:number-columns-spanned="2" table:number-rows-spanned="1">
            <text:p>0x2321</text:p>
          </table:table-cell>
          <table:covered-table-cell table:style-name="ce2"/>
          <table:table-cell table:style-name="ce2" table:formula="of:=&quot;0x&quot;&amp;[.Z4]&amp;[.Y4]" office:value-type="string" office:string-value="0x2826" table:number-columns-spanned="2" table:number-rows-spanned="1">
            <text:p>0x2826</text:p>
          </table:table-cell>
          <table:covered-table-cell table:style-name="ce2"/>
          <table:table-cell table:style-name="ce2" table:formula="of:=&quot;0x&quot;&amp;[.AB4]&amp;[.AA4]" office:value-type="string" office:string-value="0x2D2A" table:number-columns-spanned="2" table:number-rows-spanned="1">
            <text:p>0x2D2A</text:p>
          </table:table-cell>
          <table:covered-table-cell table:style-name="ce2"/>
          <table:table-cell table:style-name="ce2" table:formula="of:=&quot;0x&quot;&amp;[.AD4]&amp;[.AC4]" office:value-type="string" office:string-value="0x3230" table:number-columns-spanned="2" table:number-rows-spanned="1">
            <text:p>0x3230</text:p>
          </table:table-cell>
          <table:covered-table-cell table:style-name="ce2"/>
          <table:table-cell table:style-name="ce2" table:formula="of:=&quot;0x&quot;&amp;[.AF4]&amp;[.AE4]" office:value-type="string" office:string-value="0x3735" table:number-columns-spanned="2" table:number-rows-spanned="1">
            <text:p>0x3735</text:p>
          </table:table-cell>
          <table:covered-table-cell table:style-name="ce2"/>
          <table:table-cell table:style-name="ce2" table:formula="of:=&quot;0x&quot;&amp;[.AH4]&amp;[.AG4]" office:value-type="string" office:string-value="0x212C" table:number-columns-spanned="2" table:number-rows-spanned="1">
            <text:p>0x212C</text:p>
          </table:table-cell>
          <table:covered-table-cell table:style-name="ce2"/>
          <table:table-cell table:style-name="ce2" table:formula="of:=&quot;0x&quot;&amp;[.AJ4]&amp;[.AI4]" office:value-type="string" office:string-value="0x2623" table:number-columns-spanned="2" table:number-rows-spanned="1">
            <text:p>0x2623</text:p>
          </table:table-cell>
          <table:covered-table-cell table:style-name="ce2"/>
          <table:table-cell table:style-name="ce2" table:formula="of:=&quot;0x&quot;&amp;[.AL4]&amp;[.AK4]" office:value-type="string" office:string-value="0x2C29" table:number-columns-spanned="2" table:number-rows-spanned="1">
            <text:p>0x2C29</text:p>
          </table:table-cell>
          <table:covered-table-cell table:style-name="ce2"/>
          <table:table-cell table:style-name="ce2" table:formula="of:=&quot;0x&quot;&amp;[.AN4]&amp;[.AM4]" office:value-type="string" office:string-value="0x322F" table:number-columns-spanned="2" table:number-rows-spanned="1">
            <text:p>0x322F</text:p>
          </table:table-cell>
          <table:covered-table-cell table:style-name="ce2"/>
          <table:table-cell table:style-name="ce2" table:formula="of:=&quot;0x&quot;&amp;[.AP4]&amp;[.AO4]" office:value-type="string" office:string-value="0x3935" table:number-columns-spanned="2" table:number-rows-spanned="1">
            <text:p>0x3935</text:p>
          </table:table-cell>
          <table:covered-table-cell table:style-name="ce2"/>
          <table:table-cell table:style-name="ce2" table:formula="of:=&quot;0x&quot;&amp;[.AR4]&amp;[.AQ4]" office:value-type="string" office:string-value="0x3F3C" table:number-columns-spanned="2" table:number-rows-spanned="1">
            <text:p>0x3F3C</text:p>
          </table:table-cell>
          <table:covered-table-cell table:style-name="ce2"/>
          <table:table-cell table:style-name="ce2" table:formula="of:=&quot;0x&quot;&amp;[.AT4]&amp;[.AS4]" office:value-type="string" office:string-value="0x4642" table:number-columns-spanned="2" table:number-rows-spanned="1">
            <text:p>0x4642</text:p>
          </table:table-cell>
          <table:covered-table-cell table:style-name="ce2"/>
          <table:table-cell table:style-name="ce2" table:formula="of:=&quot;0x&quot;&amp;[.AV4]&amp;[.AU4]" office:value-type="string" office:string-value="0x4C49" table:number-columns-spanned="2" table:number-rows-spanned="1">
            <text:p>0x4C49</text:p>
          </table:table-cell>
          <table:covered-table-cell table:style-name="ce2"/>
          <table:table-cell table:style-name="ce2" table:formula="of:=&quot;0x&quot;&amp;[.AX4]&amp;[.AW4]" office:value-type="string" office:string-value="0x5350" table:number-columns-spanned="2" table:number-rows-spanned="1">
            <text:p>0x5350</text:p>
          </table:table-cell>
          <table:covered-table-cell table:style-name="ce2"/>
          <table:table-cell table:style-name="ce2" table:formula="of:=&quot;0x&quot;&amp;[.AZ4]&amp;[.AY4]" office:value-type="string" office:string-value="0x5A57" table:number-columns-spanned="2" table:number-rows-spanned="1">
            <text:p>0x5A57</text:p>
          </table:table-cell>
          <table:covered-table-cell table:style-name="ce2"/>
          <table:table-cell table:style-name="ce2" table:formula="of:=&quot;0x&quot;&amp;[.BB4]&amp;[.BA4]" office:value-type="string" office:string-value="0x615E" table:number-columns-spanned="2" table:number-rows-spanned="1">
            <text:p>0x615E</text:p>
          </table:table-cell>
          <table:covered-table-cell table:style-name="ce2"/>
          <table:table-cell table:style-name="ce2" table:formula="of:=&quot;0x&quot;&amp;[.BD4]&amp;[.BC4]" office:value-type="string" office:string-value="0x6865" table:number-columns-spanned="2" table:number-rows-spanned="1">
            <text:p>0x6865</text:p>
          </table:table-cell>
          <table:covered-table-cell table:style-name="ce2"/>
          <table:table-cell table:style-name="ce2" table:formula="of:=&quot;0x&quot;&amp;[.BF4]&amp;[.BE4]" office:value-type="string" office:string-value="0x6F6C" table:number-columns-spanned="2" table:number-rows-spanned="1">
            <text:p>0x6F6C</text:p>
          </table:table-cell>
          <table:covered-table-cell table:style-name="ce2"/>
          <table:table-cell table:style-name="ce2" table:formula="of:=&quot;0x&quot;&amp;[.BH4]&amp;[.BG4]" office:value-type="string" office:string-value="0x7773" table:number-columns-spanned="2" table:number-rows-spanned="1">
            <text:p>0x7773</text:p>
          </table:table-cell>
          <table:covered-table-cell table:style-name="ce2"/>
          <table:table-cell table:style-name="ce2" table:formula="of:=&quot;0x&quot;&amp;[.BJ4]&amp;[.BI4]" office:value-type="string" office:string-value="0x7E7A" table:number-columns-spanned="2" table:number-rows-spanned="1">
            <text:p>0x7E7A</text:p>
          </table:table-cell>
          <table:covered-table-cell table:style-name="ce2"/>
          <table:table-cell table:style-name="ce2" table:formula="of:=&quot;0x&quot;&amp;[.BL4]&amp;[.BK4]" office:value-type="string" office:string-value="0x8582" table:number-columns-spanned="2" table:number-rows-spanned="1">
            <text:p>0x8582</text:p>
          </table:table-cell>
          <table:covered-table-cell table:style-name="ce2"/>
          <table:table-cell table:style-name="ce2" table:formula="of:=&quot;0x&quot;&amp;[.BN4]&amp;[.BM4]" office:value-type="string" office:string-value="0x707B" table:number-columns-spanned="2" table:number-rows-spanned="1">
            <text:p>0x707B</text:p>
          </table:table-cell>
          <table:covered-table-cell table:style-name="ce2"/>
          <table:table-cell table:style-name="ce2" table:formula="of:=&quot;0x&quot;&amp;[.BP4]&amp;[.BO4]" office:value-type="string" office:string-value="0x7874" table:number-columns-spanned="2" table:number-rows-spanned="1">
            <text:p>0x7874</text:p>
          </table:table-cell>
          <table:covered-table-cell table:style-name="ce2"/>
          <table:table-cell table:style-name="ce2" table:formula="of:=&quot;0x&quot;&amp;[.BR4]&amp;[.BQ4]" office:value-type="string" office:string-value="0x7F7B" table:number-columns-spanned="2" table:number-rows-spanned="1">
            <text:p>0x7F7B</text:p>
          </table:table-cell>
          <table:covered-table-cell table:style-name="ce2"/>
          <table:table-cell table:style-name="ce2" table:formula="of:=&quot;0x&quot;&amp;[.BT4]&amp;[.BS4]" office:value-type="string" office:string-value="0x8683" table:number-columns-spanned="2" table:number-rows-spanned="1">
            <text:p>0x8683</text:p>
          </table:table-cell>
          <table:covered-table-cell table:style-name="ce2"/>
          <table:table-cell table:style-name="ce2" table:formula="of:=&quot;0x&quot;&amp;[.BV4]&amp;[.BU4]" office:value-type="string" office:string-value="0x8D8A" table:number-columns-spanned="2" table:number-rows-spanned="1">
            <text:p>0x8D8A</text:p>
          </table:table-cell>
          <table:covered-table-cell table:style-name="ce2"/>
          <table:table-cell table:style-name="ce2" table:formula="of:=&quot;0x&quot;&amp;[.BX4]&amp;[.BW4]" office:value-type="string" office:string-value="0x9591" table:number-columns-spanned="2" table:number-rows-spanned="1">
            <text:p>0x9591</text:p>
          </table:table-cell>
          <table:covered-table-cell table:style-name="ce2"/>
          <table:table-cell table:style-name="ce2" table:formula="of:=&quot;0x&quot;&amp;[.BZ4]&amp;[.BY4]" office:value-type="string" office:string-value="0x9C98" table:number-columns-spanned="2" table:number-rows-spanned="1">
            <text:p>0x9C98</text:p>
          </table:table-cell>
          <table:covered-table-cell table:style-name="ce2"/>
          <table:table-cell table:style-name="ce2" table:formula="of:=&quot;0x&quot;&amp;[.CB4]&amp;[.CA4]" office:value-type="string" office:string-value="0xA39F" table:number-columns-spanned="2" table:number-rows-spanned="1">
            <text:p>0xA39F</text:p>
          </table:table-cell>
          <table:covered-table-cell table:style-name="ce2"/>
          <table:table-cell table:style-name="ce2" table:formula="of:=&quot;0x&quot;&amp;[.CD4]&amp;[.CC4]" office:value-type="string" office:string-value="0xAAA6" table:number-columns-spanned="2" table:number-rows-spanned="1">
            <text:p>0xAAA6</text:p>
          </table:table-cell>
          <table:covered-table-cell table:style-name="ce2"/>
          <table:table-cell table:style-name="ce2" table:formula="of:=&quot;0x&quot;&amp;[.CF4]&amp;[.CE4]" office:value-type="string" office:string-value="0xB1AD" table:number-columns-spanned="2" table:number-rows-spanned="1">
            <text:p>0xB1AD</text:p>
          </table:table-cell>
          <table:covered-table-cell table:style-name="ce2"/>
          <table:table-cell table:style-name="ce2" table:formula="of:=&quot;0x&quot;&amp;[.CH4]&amp;[.CG4]" office:value-type="string" office:string-value="0xB8B4" table:number-columns-spanned="2" table:number-rows-spanned="1">
            <text:p>0xB8B4</text:p>
          </table:table-cell>
          <table:covered-table-cell table:style-name="ce2"/>
          <table:table-cell table:style-name="ce2" table:formula="of:=&quot;0x&quot;&amp;[.CJ4]&amp;[.CI4]" office:value-type="string" office:string-value="0xBEBB" table:number-columns-spanned="2" table:number-rows-spanned="1">
            <text:p>0xBEBB</text:p>
          </table:table-cell>
          <table:covered-table-cell table:style-name="ce2"/>
          <table:table-cell table:style-name="ce2" table:formula="of:=&quot;0x&quot;&amp;[.CL4]&amp;[.CK4]" office:value-type="string" office:string-value="0xC5C2" table:number-columns-spanned="2" table:number-rows-spanned="1">
            <text:p>0xC5C2</text:p>
          </table:table-cell>
          <table:covered-table-cell table:style-name="ce2"/>
          <table:table-cell table:style-name="ce2" table:formula="of:=&quot;0x&quot;&amp;[.CN4]&amp;[.CM4]" office:value-type="string" office:string-value="0xCBC8" table:number-columns-spanned="2" table:number-rows-spanned="1">
            <text:p>0xCBC8</text:p>
          </table:table-cell>
          <table:covered-table-cell table:style-name="ce2"/>
          <table:table-cell table:style-name="ce2" table:formula="of:=&quot;0x&quot;&amp;[.CP4]&amp;[.CO4]" office:value-type="string" office:string-value="0xD2CE" table:number-columns-spanned="2" table:number-rows-spanned="1">
            <text:p>0xD2CE</text:p>
          </table:table-cell>
          <table:covered-table-cell table:style-name="ce2"/>
          <table:table-cell table:style-name="ce2" table:formula="of:=&quot;0x&quot;&amp;[.CR4]&amp;[.CQ4]" office:value-type="string" office:string-value="0xD8D5" table:number-columns-spanned="2" table:number-rows-spanned="1">
            <text:p>0xD8D5</text:p>
          </table:table-cell>
          <table:covered-table-cell table:style-name="ce2"/>
          <table:table-cell table:style-name="ce2" table:formula="of:=&quot;0x&quot;&amp;[.CT4]&amp;[.CS4]" office:value-type="string" office:string-value="0xC1CC" table:number-columns-spanned="2" table:number-rows-spanned="1">
            <text:p>0xC1CC</text:p>
          </table:table-cell>
          <table:covered-table-cell table:style-name="ce2"/>
          <table:table-cell table:style-name="ce2" table:formula="of:=&quot;0x&quot;&amp;[.CV4]&amp;[.CU4]" office:value-type="string" office:string-value="0xC7C4" table:number-columns-spanned="2" table:number-rows-spanned="1">
            <text:p>0xC7C4</text:p>
          </table:table-cell>
          <table:covered-table-cell table:style-name="ce2"/>
          <table:table-cell table:style-name="ce2" table:formula="of:=&quot;0x&quot;&amp;[.CX4]&amp;[.CW4]" office:value-type="string" office:string-value="0xCCC9" table:number-columns-spanned="2" table:number-rows-spanned="1">
            <text:p>0xCCC9</text:p>
          </table:table-cell>
          <table:covered-table-cell table:style-name="ce2"/>
          <table:table-cell table:style-name="ce2" table:formula="of:=&quot;0x&quot;&amp;[.CZ4]&amp;[.CY4]" office:value-type="string" office:string-value="0xD2CF" table:number-columns-spanned="2" table:number-rows-spanned="1">
            <text:p>0xD2CF</text:p>
          </table:table-cell>
          <table:covered-table-cell table:style-name="ce2"/>
          <table:table-cell table:style-name="ce2" table:formula="of:=&quot;0x&quot;&amp;[.DB4]&amp;[.DA4]" office:value-type="string" office:string-value="0xD7D4" table:number-columns-spanned="2" table:number-rows-spanned="1">
            <text:p>0xD7D4</text:p>
          </table:table-cell>
          <table:covered-table-cell table:style-name="ce2"/>
          <table:table-cell table:style-name="ce2" table:formula="of:=&quot;0x&quot;&amp;[.DD4]&amp;[.DC4]" office:value-type="string" office:string-value="0xDBD9" table:number-columns-spanned="2" table:number-rows-spanned="1">
            <text:p>0xDBD9</text:p>
          </table:table-cell>
          <table:covered-table-cell table:style-name="ce2"/>
          <table:table-cell table:style-name="ce2" table:formula="of:=&quot;0x&quot;&amp;[.DF4]&amp;[.DE4]" office:value-type="string" office:string-value="0xE0DE" table:number-columns-spanned="2" table:number-rows-spanned="1">
            <text:p>0xE0DE</text:p>
          </table:table-cell>
          <table:covered-table-cell table:style-name="ce2"/>
          <table:table-cell table:style-name="ce2" table:formula="of:=&quot;0x&quot;&amp;[.DH4]&amp;[.DG4]" office:value-type="string" office:string-value="0xE4E2" table:number-columns-spanned="2" table:number-rows-spanned="1">
            <text:p>0xE4E2</text:p>
          </table:table-cell>
          <table:covered-table-cell table:style-name="ce2"/>
          <table:table-cell table:style-name="ce2" table:formula="of:=&quot;0x&quot;&amp;[.DJ4]&amp;[.DI4]" office:value-type="string" office:string-value="0xE9E7" table:number-columns-spanned="2" table:number-rows-spanned="1">
            <text:p>0xE9E7</text:p>
          </table:table-cell>
          <table:covered-table-cell table:style-name="ce2"/>
          <table:table-cell table:style-name="ce2" table:formula="of:=&quot;0x&quot;&amp;[.DL4]&amp;[.DK4]" office:value-type="string" office:string-value="0xEDEB" table:number-columns-spanned="2" table:number-rows-spanned="1">
            <text:p>0xEDEB</text:p>
          </table:table-cell>
          <table:covered-table-cell table:style-name="ce2"/>
          <table:table-cell table:style-name="ce2" table:formula="of:=&quot;0x&quot;&amp;[.DN4]&amp;[.DM4]" office:value-type="string" office:string-value="0xF0EE" table:number-columns-spanned="2" table:number-rows-spanned="1">
            <text:p>0xF0EE</text:p>
          </table:table-cell>
          <table:covered-table-cell table:style-name="ce2"/>
          <table:table-cell table:style-name="ce2" table:formula="of:=&quot;0x&quot;&amp;[.DP4]&amp;[.DO4]" office:value-type="string" office:string-value="0xF4F2" table:number-columns-spanned="2" table:number-rows-spanned="1">
            <text:p>0xF4F2</text:p>
          </table:table-cell>
          <table:covered-table-cell table:style-name="ce2"/>
          <table:table-cell table:style-name="ce2" table:formula="of:=&quot;0x&quot;&amp;[.DR4]&amp;[.DQ4]" office:value-type="string" office:string-value="0xF7F5" table:number-columns-spanned="2" table:number-rows-spanned="1">
            <text:p>0xF7F5</text:p>
          </table:table-cell>
          <table:covered-table-cell table:style-name="ce2"/>
          <table:table-cell table:style-name="ce2" table:formula="of:=&quot;0x&quot;&amp;[.DT4]&amp;[.DS4]" office:value-type="string" office:string-value="0xFAF8" table:number-columns-spanned="2" table:number-rows-spanned="1">
            <text:p>0xFAF8</text:p>
          </table:table-cell>
          <table:covered-table-cell table:style-name="ce2"/>
          <table:table-cell table:style-name="ce2" table:formula="of:=&quot;0x&quot;&amp;[.DV4]&amp;[.DU4]" office:value-type="string" office:string-value="0xFCFB" table:number-columns-spanned="2" table:number-rows-spanned="1">
            <text:p>0xFCFB</text:p>
          </table:table-cell>
          <table:covered-table-cell table:style-name="ce2"/>
          <table:table-cell table:style-name="ce2" table:formula="of:=&quot;0x&quot;&amp;[.DX4]&amp;[.DW4]" office:value-type="string" office:string-value="0xFEFD" table:number-columns-spanned="2" table:number-rows-spanned="1">
            <text:p>0xFEFD</text:p>
          </table:table-cell>
          <table:covered-table-cell table:style-name="ce2"/>
          <table:table-cell table:style-name="ce2" table:formula="of:=&quot;0x&quot;&amp;[.DZ4]&amp;[.DY4]" office:value-type="string" office:string-value="0xE4F1" table:number-columns-spanned="2" table:number-rows-spanned="1">
            <text:p>0xE4F1</text:p>
          </table:table-cell>
          <table:covered-table-cell table:style-name="ce2"/>
          <table:table-cell table:style-name="ce2" table:formula="of:=&quot;0x&quot;&amp;[.EB4]&amp;[.EA4]" office:value-type="string" office:string-value="0xE6E5" table:number-columns-spanned="2" table:number-rows-spanned="1">
            <text:p>0xE6E5</text:p>
          </table:table-cell>
          <table:covered-table-cell table:style-name="ce2"/>
          <table:table-cell table:style-name="ce2" table:formula="of:=&quot;0x&quot;&amp;[.ED4]&amp;[.EC4]" office:value-type="string" office:string-value="0xE7E7" table:number-columns-spanned="2" table:number-rows-spanned="1">
            <text:p>0xE7E7</text:p>
          </table:table-cell>
          <table:covered-table-cell table:style-name="ce2"/>
          <table:table-cell table:style-name="ce2" table:formula="of:=&quot;0x&quot;&amp;[.EF4]&amp;[.EE4]" office:value-type="string" office:string-value="0xE9E8" table:number-columns-spanned="2" table:number-rows-spanned="1">
            <text:p>0xE9E8</text:p>
          </table:table-cell>
          <table:covered-table-cell table:style-name="ce2"/>
          <table:table-cell table:style-name="ce2" table:formula="of:=&quot;0x&quot;&amp;[.EH4]&amp;[.EG4]" office:value-type="string" office:string-value="0xEAE9" table:number-columns-spanned="2" table:number-rows-spanned="1">
            <text:p>0xEAE9</text:p>
          </table:table-cell>
          <table:covered-table-cell table:style-name="ce2"/>
          <table:table-cell table:style-name="ce2" table:formula="of:=&quot;0x&quot;&amp;[.EJ4]&amp;[.EI4]" office:value-type="string" office:string-value="0xEAEA" table:number-columns-spanned="2" table:number-rows-spanned="1">
            <text:p>0xEAEA</text:p>
          </table:table-cell>
          <table:covered-table-cell table:style-name="ce2"/>
          <table:table-cell table:style-name="ce2" table:formula="of:=&quot;0x&quot;&amp;[.EL4]&amp;[.EK4]" office:value-type="string" office:string-value="0xEBEA" table:number-columns-spanned="2" table:number-rows-spanned="1">
            <text:p>0xEBEA</text:p>
          </table:table-cell>
          <table:covered-table-cell table:style-name="ce2"/>
          <table:table-cell table:style-name="ce2" table:formula="of:=&quot;0x&quot;&amp;[.EN4]&amp;[.EM4]" office:value-type="string" office:string-value="0xEBEB" table:number-columns-spanned="2" table:number-rows-spanned="1">
            <text:p>0xEBEB</text:p>
          </table:table-cell>
          <table:covered-table-cell table:style-name="ce2"/>
          <table:table-cell table:style-name="ce2" table:formula="of:=&quot;0x&quot;&amp;[.EP4]&amp;[.EO4]" office:value-type="string" office:string-value="0xEBEB" table:number-columns-spanned="2" table:number-rows-spanned="1">
            <text:p>0xEBEB</text:p>
          </table:table-cell>
          <table:covered-table-cell table:style-name="ce2"/>
          <table:table-cell table:style-name="ce2" table:formula="of:=&quot;0x&quot;&amp;[.ER4]&amp;[.EQ4]" office:value-type="string" office:string-value="0xEAEB" table:number-columns-spanned="2" table:number-rows-spanned="1">
            <text:p>0xEAEB</text:p>
          </table:table-cell>
          <table:covered-table-cell table:style-name="ce2"/>
          <table:table-cell table:style-name="ce2" table:formula="of:=&quot;0x&quot;&amp;[.ET4]&amp;[.ES4]" office:value-type="string" office:string-value="0xEAEA" table:number-columns-spanned="2" table:number-rows-spanned="1">
            <text:p>0xEAEA</text:p>
          </table:table-cell>
          <table:covered-table-cell table:style-name="ce2"/>
          <table:table-cell table:style-name="ce2" table:formula="of:=&quot;0x&quot;&amp;[.EV4]&amp;[.EU4]" office:value-type="string" office:string-value="0xE9E9" table:number-columns-spanned="2" table:number-rows-spanned="1">
            <text:p>0xE9E9</text:p>
          </table:table-cell>
          <table:covered-table-cell table:style-name="ce2"/>
          <table:table-cell table:style-name="ce2" table:formula="of:=&quot;0x&quot;&amp;[.EX4]&amp;[.EW4]" office:value-type="string" office:string-value="0xE8E8" table:number-columns-spanned="2" table:number-rows-spanned="1">
            <text:p>0xE8E8</text:p>
          </table:table-cell>
          <table:covered-table-cell table:style-name="ce2"/>
          <table:table-cell table:style-name="ce2" table:formula="of:=&quot;0x&quot;&amp;[.EZ4]&amp;[.EY4]" office:value-type="string" office:string-value="0xE7E7" table:number-columns-spanned="2" table:number-rows-spanned="1">
            <text:p>0xE7E7</text:p>
          </table:table-cell>
          <table:covered-table-cell table:style-name="ce2"/>
          <table:table-cell table:style-name="ce2" table:formula="of:=&quot;0x&quot;&amp;[.FB4]&amp;[.FA4]" office:value-type="string" office:string-value="0xE5E6" table:number-columns-spanned="2" table:number-rows-spanned="1">
            <text:p>0xE5E6</text:p>
          </table:table-cell>
          <table:covered-table-cell table:style-name="ce2"/>
          <table:table-cell table:style-name="ce2" table:formula="of:=&quot;0x&quot;&amp;[.FD4]&amp;[.FC4]" office:value-type="string" office:string-value="0xE3E4" table:number-columns-spanned="2" table:number-rows-spanned="1">
            <text:p>0xE3E4</text:p>
          </table:table-cell>
          <table:covered-table-cell table:style-name="ce2"/>
          <table:table-cell table:style-name="ce2" table:formula="of:=&quot;0x&quot;&amp;[.FF4]&amp;[.FE4]" office:value-type="string" office:string-value="0xC5D4" table:number-columns-spanned="2" table:number-rows-spanned="1">
            <text:p>0xC5D4</text:p>
          </table:table-cell>
          <table:covered-table-cell table:style-name="ce2"/>
          <table:table-cell table:style-name="ce2" table:formula="of:=&quot;0x&quot;&amp;[.FH4]&amp;[.FG4]" office:value-type="string" office:string-value="0xC3C4" table:number-columns-spanned="2" table:number-rows-spanned="1">
            <text:p>0xC3C4</text:p>
          </table:table-cell>
          <table:covered-table-cell table:style-name="ce2"/>
          <table:table-cell table:style-name="ce2" table:formula="of:=&quot;0x&quot;&amp;[.FJ4]&amp;[.FI4]" office:value-type="string" office:string-value="0xC0C2" table:number-columns-spanned="2" table:number-rows-spanned="1">
            <text:p>0xC0C2</text:p>
          </table:table-cell>
          <table:covered-table-cell table:style-name="ce2"/>
          <table:table-cell table:style-name="ce2" table:formula="of:=&quot;0x&quot;&amp;[.FL4]&amp;[.FK4]" office:value-type="string" office:string-value="0xBEBF" table:number-columns-spanned="2" table:number-rows-spanned="1">
            <text:p>0xBEBF</text:p>
          </table:table-cell>
          <table:covered-table-cell table:style-name="ce2"/>
          <table:table-cell table:style-name="ce2" table:formula="of:=&quot;0x&quot;&amp;[.FN4]&amp;[.FM4]" office:value-type="string" office:string-value="0xBBBD" table:number-columns-spanned="2" table:number-rows-spanned="1">
            <text:p>0xBBBD</text:p>
          </table:table-cell>
          <table:covered-table-cell table:style-name="ce2"/>
          <table:table-cell table:style-name="ce2" table:formula="of:=&quot;0x&quot;&amp;[.FP4]&amp;[.FO4]" office:value-type="string" office:string-value="0xB8BA" table:number-columns-spanned="2" table:number-rows-spanned="1">
            <text:p>0xB8BA</text:p>
          </table:table-cell>
          <table:covered-table-cell table:style-name="ce2"/>
          <table:table-cell table:style-name="ce2" table:formula="of:=&quot;0x&quot;&amp;[.FR4]&amp;[.FQ4]" office:value-type="string" office:string-value="0xB5B7" table:number-columns-spanned="2" table:number-rows-spanned="1">
            <text:p>0xB5B7</text:p>
          </table:table-cell>
          <table:covered-table-cell table:style-name="ce2"/>
          <table:table-cell table:style-name="ce2" table:formula="of:=&quot;0x&quot;&amp;[.FT4]&amp;[.FS4]" office:value-type="string" office:string-value="0xB2B4" table:number-columns-spanned="2" table:number-rows-spanned="1">
            <text:p>0xB2B4</text:p>
          </table:table-cell>
          <table:covered-table-cell table:style-name="ce2"/>
          <table:table-cell table:style-name="ce2" table:formula="of:=&quot;0x&quot;&amp;[.FV4]&amp;[.FU4]" office:value-type="string" office:string-value="0xAFB1" table:number-columns-spanned="2" table:number-rows-spanned="1">
            <text:p>0xAFB1</text:p>
          </table:table-cell>
          <table:covered-table-cell table:style-name="ce2"/>
          <table:table-cell table:style-name="ce2" table:formula="of:=&quot;0x&quot;&amp;[.FX4]&amp;[.FW4]" office:value-type="string" office:string-value="0xACAD" table:number-columns-spanned="2" table:number-rows-spanned="1">
            <text:p>0xACAD</text:p>
          </table:table-cell>
          <table:covered-table-cell table:style-name="ce2"/>
          <table:table-cell table:style-name="ce2" table:formula="of:=&quot;0x&quot;&amp;[.FZ4]&amp;[.FY4]" office:value-type="string" office:string-value="0xA8AA" table:number-columns-spanned="2" table:number-rows-spanned="1">
            <text:p>0xA8AA</text:p>
          </table:table-cell>
          <table:covered-table-cell table:style-name="ce2"/>
          <table:table-cell table:style-name="ce2" table:formula="of:=&quot;0x&quot;&amp;[.GB4]&amp;[.GA4]" office:value-type="string" office:string-value="0xA5A7" table:number-columns-spanned="2" table:number-rows-spanned="1">
            <text:p>0xA5A7</text:p>
          </table:table-cell>
          <table:covered-table-cell table:style-name="ce2"/>
          <table:table-cell table:style-name="ce2" table:formula="of:=&quot;0x&quot;&amp;[.GD4]&amp;[.GC4]" office:value-type="string" office:string-value="0xA1A3" table:number-columns-spanned="2" table:number-rows-spanned="1">
            <text:p>0xA1A3</text:p>
          </table:table-cell>
          <table:covered-table-cell table:style-name="ce2"/>
          <table:table-cell table:style-name="ce2" table:formula="of:=&quot;0x&quot;&amp;[.GF4]&amp;[.GE4]" office:value-type="string" office:string-value="0x9D9F" table:number-columns-spanned="2" table:number-rows-spanned="1">
            <text:p>0x9D9F</text:p>
          </table:table-cell>
          <table:covered-table-cell table:style-name="ce2"/>
          <table:table-cell table:style-name="ce2" table:formula="of:=&quot;0x&quot;&amp;[.GH4]&amp;[.GG4]" office:value-type="string" office:string-value="0x9A9C" table:number-columns-spanned="2" table:number-rows-spanned="1">
            <text:p>0x9A9C</text:p>
          </table:table-cell>
          <table:covered-table-cell table:style-name="ce2"/>
          <table:table-cell table:style-name="ce2" table:formula="of:=&quot;0x&quot;&amp;[.GJ4]&amp;[.GI4]" office:value-type="string" office:string-value="0x9698" table:number-columns-spanned="2" table:number-rows-spanned="1">
            <text:p>0x9698</text:p>
          </table:table-cell>
          <table:covered-table-cell table:style-name="ce2"/>
          <table:table-cell table:style-name="ce2" table:formula="of:=&quot;0x&quot;&amp;[.GL4]&amp;[.GK4]" office:value-type="string" office:string-value="0x7686" table:number-columns-spanned="2" table:number-rows-spanned="1">
            <text:p>0x7686</text:p>
          </table:table-cell>
          <table:covered-table-cell table:style-name="ce2"/>
          <table:table-cell table:style-name="ce2" table:formula="of:=&quot;0x&quot;&amp;[.GN4]&amp;[.GM4]" office:value-type="string" office:string-value="0x7274" table:number-columns-spanned="2" table:number-rows-spanned="1">
            <text:p>0x7274</text:p>
          </table:table-cell>
          <table:covered-table-cell table:style-name="ce2"/>
          <table:table-cell table:style-name="ce2" table:formula="of:=&quot;0x&quot;&amp;[.GP4]&amp;[.GO4]" office:value-type="string" office:string-value="0x6E70" table:number-columns-spanned="2" table:number-rows-spanned="1">
            <text:p>0x6E70</text:p>
          </table:table-cell>
          <table:covered-table-cell table:style-name="ce2"/>
          <table:table-cell table:style-name="ce2" table:formula="of:=&quot;0x&quot;&amp;[.GR4]&amp;[.GQ4]" office:value-type="string" office:string-value="0x6A6C" table:number-columns-spanned="2" table:number-rows-spanned="1">
            <text:p>0x6A6C</text:p>
          </table:table-cell>
          <table:covered-table-cell table:style-name="ce2"/>
          <table:table-cell table:style-name="ce2" table:formula="of:=&quot;0x&quot;&amp;[.GT4]&amp;[.GS4]" office:value-type="string" office:string-value="0x6769" table:number-columns-spanned="2" table:number-rows-spanned="1">
            <text:p>0x6769</text:p>
          </table:table-cell>
          <table:covered-table-cell table:style-name="ce2"/>
          <table:table-cell table:style-name="ce2" table:formula="of:=&quot;0x&quot;&amp;[.GV4]&amp;[.GU4]" office:value-type="string" office:string-value="0x6365" table:number-columns-spanned="2" table:number-rows-spanned="1">
            <text:p>0x6365</text:p>
          </table:table-cell>
          <table:covered-table-cell table:style-name="ce2"/>
          <table:table-cell table:style-name="ce2" table:formula="of:=&quot;0x&quot;&amp;[.GX4]&amp;[.GW4]" office:value-type="string" office:string-value="0x5F61" table:number-columns-spanned="2" table:number-rows-spanned="1">
            <text:p>0x5F61</text:p>
          </table:table-cell>
          <table:covered-table-cell table:style-name="ce2"/>
          <table:table-cell table:style-name="ce2" table:formula="of:=&quot;0x&quot;&amp;[.GZ4]&amp;[.GY4]" office:value-type="string" office:string-value="0x5C5E" table:number-columns-spanned="2" table:number-rows-spanned="1">
            <text:p>0x5C5E</text:p>
          </table:table-cell>
          <table:covered-table-cell table:style-name="ce2"/>
          <table:table-cell table:style-name="ce2" table:formula="of:=&quot;0x&quot;&amp;[.HB4]&amp;[.HA4]" office:value-type="string" office:string-value="0x585A" table:number-columns-spanned="2" table:number-rows-spanned="1">
            <text:p>0x585A</text:p>
          </table:table-cell>
          <table:covered-table-cell table:style-name="ce2"/>
          <table:table-cell table:style-name="ce2" table:formula="of:=&quot;0x&quot;&amp;[.HD4]&amp;[.HC4]" office:value-type="string" office:string-value="0x5557" table:number-columns-spanned="2" table:number-rows-spanned="1">
            <text:p>0x5557</text:p>
          </table:table-cell>
          <table:covered-table-cell table:style-name="ce2"/>
          <table:table-cell table:style-name="ce2" table:formula="of:=&quot;0x&quot;&amp;[.HF4]&amp;[.HE4]" office:value-type="string" office:string-value="0x5253" table:number-columns-spanned="2" table:number-rows-spanned="1">
            <text:p>0x5253</text:p>
          </table:table-cell>
          <table:covered-table-cell table:style-name="ce2"/>
          <table:table-cell table:style-name="ce2" table:formula="of:=&quot;0x&quot;&amp;[.HH4]&amp;[.HG4]" office:value-type="string" office:string-value="0x4F50" table:number-columns-spanned="2" table:number-rows-spanned="1">
            <text:p>0x4F50</text:p>
          </table:table-cell>
          <table:covered-table-cell table:style-name="ce2"/>
          <table:table-cell table:style-name="ce2" table:formula="of:=&quot;0x&quot;&amp;[.HJ4]&amp;[.HI4]" office:value-type="string" office:string-value="0x4C4D" table:number-columns-spanned="2" table:number-rows-spanned="1">
            <text:p>0x4C4D</text:p>
          </table:table-cell>
          <table:covered-table-cell table:style-name="ce2"/>
          <table:table-cell table:style-name="ce2" table:formula="of:=&quot;0x&quot;&amp;[.HL4]&amp;[.HK4]" office:value-type="string" office:string-value="0x494A" table:number-columns-spanned="2" table:number-rows-spanned="1">
            <text:p>0x494A</text:p>
          </table:table-cell>
          <table:covered-table-cell table:style-name="ce2"/>
          <table:table-cell table:style-name="ce2" table:formula="of:=&quot;0x&quot;&amp;[.HN4]&amp;[.HM4]" office:value-type="string" office:string-value="0x4647" table:number-columns-spanned="2" table:number-rows-spanned="1">
            <text:p>0x4647</text:p>
          </table:table-cell>
          <table:covered-table-cell table:style-name="ce2"/>
          <table:table-cell table:style-name="ce2" table:formula="of:=&quot;0x&quot;&amp;[.HP4]&amp;[.HO4]" office:value-type="string" office:string-value="0x4345" table:number-columns-spanned="2" table:number-rows-spanned="1">
            <text:p>0x4345</text:p>
          </table:table-cell>
          <table:covered-table-cell table:style-name="ce2"/>
          <table:table-cell table:style-name="ce2" table:formula="of:=&quot;0x&quot;&amp;[.HR4]&amp;[.HQ4]" office:value-type="string" office:string-value="0x2534" table:number-columns-spanned="2" table:number-rows-spanned="1">
            <text:p>0x2534</text:p>
          </table:table-cell>
          <table:covered-table-cell table:style-name="ce2"/>
          <table:table-cell table:style-name="ce2" table:formula="of:=&quot;0x&quot;&amp;[.HT4]&amp;[.HS4]" office:value-type="string" office:string-value="0x2223" table:number-columns-spanned="2" table:number-rows-spanned="1">
            <text:p>0x2223</text:p>
          </table:table-cell>
          <table:covered-table-cell table:style-name="ce2"/>
          <table:table-cell table:style-name="ce2" table:formula="of:=&quot;0x&quot;&amp;[.HV4]&amp;[.HU4]" office:value-type="string" office:string-value="0x2021" table:number-columns-spanned="2" table:number-rows-spanned="1">
            <text:p>0x2021</text:p>
          </table:table-cell>
          <table:covered-table-cell table:style-name="ce2"/>
          <table:table-cell table:style-name="ce2" table:formula="of:=&quot;0x&quot;&amp;[.HX4]&amp;[.HW4]" office:value-type="string" office:string-value="0x1F1F" table:number-columns-spanned="2" table:number-rows-spanned="1">
            <text:p>0x1F1F</text:p>
          </table:table-cell>
          <table:covered-table-cell table:style-name="ce2"/>
          <table:table-cell table:style-name="ce2" table:formula="of:=&quot;0x&quot;&amp;[.HZ4]&amp;[.HY4]" office:value-type="string" office:string-value="0x1D1E" table:number-columns-spanned="2" table:number-rows-spanned="1">
            <text:p>0x1D1E</text:p>
          </table:table-cell>
          <table:covered-table-cell table:style-name="ce2"/>
          <table:table-cell table:style-name="ce2" table:formula="of:=&quot;0x&quot;&amp;[.IB4]&amp;[.IA4]" office:value-type="string" office:string-value="0x1C1C" table:number-columns-spanned="2" table:number-rows-spanned="1">
            <text:p>0x1C1C</text:p>
          </table:table-cell>
          <table:covered-table-cell table:style-name="ce2"/>
          <table:table-cell table:style-name="ce2" table:formula="of:=&quot;0x&quot;&amp;[.ID4]&amp;[.IC4]" office:value-type="string" office:string-value="0x1A1B" table:number-columns-spanned="2" table:number-rows-spanned="1">
            <text:p>0x1A1B</text:p>
          </table:table-cell>
          <table:covered-table-cell table:style-name="ce2"/>
          <table:table-cell table:style-name="ce2" table:formula="of:=&quot;0x&quot;&amp;[.IF4]&amp;[.IE4]" office:value-type="string" office:string-value="0x1A1A" table:number-columns-spanned="2" table:number-rows-spanned="1">
            <text:p>0x1A1A</text:p>
          </table:table-cell>
          <table:covered-table-cell table:style-name="ce2"/>
          <table:table-cell table:style-name="ce2" table:formula="of:=&quot;0x&quot;&amp;[.IH4]&amp;[.IG4]" office:value-type="string" office:string-value="0x1919" table:number-columns-spanned="2" table:number-rows-spanned="1">
            <text:p>0x1919</text:p>
          </table:table-cell>
          <table:covered-table-cell table:style-name="ce2"/>
          <table:table-cell table:style-name="ce2" table:formula="of:=&quot;0x&quot;&amp;[.IJ4]&amp;[.II4]" office:value-type="string" office:string-value="0x1919" table:number-columns-spanned="2" table:number-rows-spanned="1">
            <text:p>0x1919</text:p>
          </table:table-cell>
          <table:covered-table-cell table:style-name="ce2"/>
          <table:table-cell table:style-name="ce2" table:formula="of:=&quot;0x&quot;&amp;[.IL4]&amp;[.IK4]" office:value-type="string" office:string-value="0x1818" table:number-columns-spanned="2" table:number-rows-spanned="1">
            <text:p>0x1818</text:p>
          </table:table-cell>
          <table:covered-table-cell table:style-name="ce2"/>
          <table:table-cell table:style-name="ce2" table:formula="of:=&quot;0x&quot;&amp;[.IN4]&amp;[.IM4]" office:value-type="string" office:string-value="0x1818" table:number-columns-spanned="2" table:number-rows-spanned="1">
            <text:p>0x1818</text:p>
          </table:table-cell>
          <table:covered-table-cell table:style-name="ce2"/>
          <table:table-cell table:style-name="ce2" table:formula="of:=&quot;0x&quot;&amp;[.IP4]&amp;[.IO4]" office:value-type="string" office:string-value="0x1919" table:number-columns-spanned="2" table:number-rows-spanned="1">
            <text:p>0x1919</text:p>
          </table:table-cell>
          <table:covered-table-cell table:style-name="ce2"/>
          <table:table-cell table:style-name="ce2" table:formula="of:=&quot;0x&quot;&amp;[.IR4]&amp;[.IQ4]" office:value-type="string" office:string-value="0x1919" table:number-columns-spanned="2" table:number-rows-spanned="1">
            <text:p>0x1919</text:p>
          </table:table-cell>
          <table:covered-table-cell table:style-name="ce2"/>
          <table:table-cell table:style-name="ce2" table:formula="of:=&quot;0x&quot;&amp;[.IT4]&amp;[.IS4]" office:value-type="string" office:string-value="0x1A1A" table:number-columns-spanned="2" table:number-rows-spanned="1">
            <text:p>0x1A1A</text:p>
          </table:table-cell>
          <table:covered-table-cell table:style-name="ce2"/>
          <table:table-cell table:style-name="ce2" table:formula="of:=&quot;0x&quot;&amp;[.IV4]&amp;[.IU4]" office:value-type="string" office:string-value="0x1C1B" table:number-columns-spanned="2" table:number-rows-spanned="1">
            <text:p>0x1C1B</text:p>
          </table:table-cell>
          <table:covered-table-cell table:style-name="ce2"/>
          <table:table-cell table:style-name="ce2" table:formula="of:=&quot;0x&quot;&amp;[.IX4]&amp;[.IW4]" office:value-type="string" office:string-value="0x010E" table:number-columns-spanned="2" table:number-rows-spanned="1">
            <text:p>0x010E</text:p>
          </table:table-cell>
          <table:covered-table-cell table:style-name="ce2"/>
          <table:table-cell table:style-name="ce6"/>
        </table:table-row>
        <table:table-row table:style-name="ro1">
          <table:table-cell table:number-columns-repeated="258"/>
          <table:table-cell table:style-name="Default"/>
        </table:table-row>
        <table:table-row table:style-name="ro1">
          <table:table-cell table:style-name="ce7"/>
          <table:table-cell table:number-columns-repeated="257"/>
          <table:table-cell table:style-name="Default"/>
        </table:table-row>
      </table:table>
      <table:table table:name="Sound-3" table:style-name="ta1">
        <office:forms form:automatic-focus="false" form:apply-design-mode="false"/>
        <table:shapes>
          <draw:frame draw:z-index="0" draw:style-name="gr1" svg:width="15.999cm" svg:height="8.999cm" svg:x="189.959cm" svg:y="2.76cm">
            <draw:object draw:notify-on-update-of-ranges="'Sound-3'.D2:'Sound-3'.IZ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56" table:default-cell-style-name="Default"/>
        <table:table-column table:style-name="co9" table:default-cell-style-name="ce5"/>
        <table:table-row table:style-name="ro1">
          <table:table-cell office:value-type="string">
            <text:p>Index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Sinus</text:p>
          </table:table-cell>
          <table:table-cell table:style-name="ce8" table:formula="of:=MIN([.D2:.IZ2])" office:value-type="float" office:value="0.0000000000330922099599348">
            <text:p>3.30922099599348E-011</text:p>
          </table:table-cell>
          <table:table-cell table:formula="of:=MAX([.D2:.IZ2])" office:value-type="float" office:value="2.00000000069694">
            <text:p>2.0000000007</text:p>
          </table:table-cell>
          <table:table-cell table:formula="of:=(SIN(PI()*2/257*([.D1]-16)+PI()*3/2)+1+COS(PI()*2/257*([.D1]-16)*3 - PI()/5)/7-0.0423190033)/1.915326379*2" office:value-type="float" office:value="0.00052792771654435">
            <text:p>0.0005279277</text:p>
          </table:table-cell>
          <table:table-cell table:formula="of:=(SIN(PI()*2/257*([.E1]-16)+PI()*3/2)+1+COS(PI()*2/257*([.E1]-16)*3 - PI()/5)/7-0.0423190033)/1.915326379*2" office:value-type="float" office:value="0.00181648950026169">
            <text:p>0.0018164895</text:p>
          </table:table-cell>
          <table:table-cell table:formula="of:=(SIN(PI()*2/257*([.F1]-16)+PI()*3/2)+1+COS(PI()*2/257*([.F1]-16)*3 - PI()/5)/7-0.0423190033)/1.915326379*2" office:value-type="float" office:value="0.00381362063575962">
            <text:p>0.0038136206</text:p>
          </table:table-cell>
          <table:table-cell table:formula="of:=(SIN(PI()*2/257*([.G1]-16)+PI()*3/2)+1+COS(PI()*2/257*([.G1]-16)*3 - PI()/5)/7-0.0423190033)/1.915326379*2" office:value-type="float" office:value="0.00646623086517928">
            <text:p>0.0064662309</text:p>
          </table:table-cell>
          <table:table-cell table:formula="of:=(SIN(PI()*2/257*([.H1]-16)+PI()*3/2)+1+COS(PI()*2/257*([.H1]-16)*3 - PI()/5)/7-0.0423190033)/1.915326379*2" office:value-type="float" office:value="0.00972051520135545">
            <text:p>0.0097205152</text:p>
          </table:table-cell>
          <table:table-cell table:formula="of:=(SIN(PI()*2/257*([.I1]-16)+PI()*3/2)+1+COS(PI()*2/257*([.I1]-16)*3 - PI()/5)/7-0.0423190033)/1.915326379*2" office:value-type="float" office:value="0.0135222668716245">
            <text:p>0.0135222669</text:p>
          </table:table-cell>
          <table:table-cell table:formula="of:=(SIN(PI()*2/257*([.J1]-16)+PI()*3/2)+1+COS(PI()*2/257*([.J1]-16)*3 - PI()/5)/7-0.0423190033)/1.915326379*2" office:value-type="float" office:value="0.017817190728548">
            <text:p>0.0178171907</text:p>
          </table:table-cell>
          <table:table-cell table:formula="of:=(SIN(PI()*2/257*([.K1]-16)+PI()*3/2)+1+COS(PI()*2/257*([.K1]-16)*3 - PI()/5)/7-0.0423190033)/1.915326379*2" office:value-type="float" office:value="0.0225512154292196">
            <text:p>0.0225512154</text:p>
          </table:table-cell>
          <table:table-cell table:formula="of:=(SIN(PI()*2/257*([.L1]-16)+PI()*3/2)+1+COS(PI()*2/257*([.L1]-16)*3 - PI()/5)/7-0.0423190033)/1.915326379*2" office:value-type="float" office:value="0.0276708026924712">
            <text:p>0.0276708027</text:p>
          </table:table-cell>
          <table:table-cell table:formula="of:=(SIN(PI()*2/257*([.M1]-16)+PI()*3/2)+1+COS(PI()*2/257*([.M1]-16)*3 - PI()/5)/7-0.0423190033)/1.915326379*2" office:value-type="float" office:value="0.033123251960032">
            <text:p>0.033123252</text:p>
          </table:table-cell>
          <table:table-cell table:formula="of:=(SIN(PI()*2/257*([.N1]-16)+PI()*3/2)+1+COS(PI()*2/257*([.N1]-16)*3 - PI()/5)/7-0.0423190033)/1.915326379*2" office:value-type="float" office:value="0.038856998813439">
            <text:p>0.0388569988</text:p>
          </table:table-cell>
          <table:table-cell table:formula="of:=(SIN(PI()*2/257*([.O1]-16)+PI()*3/2)+1+COS(PI()*2/257*([.O1]-16)*3 - PI()/5)/7-0.0423190033)/1.915326379*2" office:value-type="float" office:value="0.0448219055331162">
            <text:p>0.0448219055</text:p>
          </table:table-cell>
          <table:table-cell table:formula="of:=(SIN(PI()*2/257*([.P1]-16)+PI()*3/2)+1+COS(PI()*2/257*([.P1]-16)*3 - PI()/5)/7-0.0423190033)/1.915326379*2" office:value-type="float" office:value="0.0509695422293325">
            <text:p>0.0509695422</text:p>
          </table:table-cell>
          <table:table-cell table:formula="of:=(SIN(PI()*2/257*([.Q1]-16)+PI()*3/2)+1+COS(PI()*2/257*([.Q1]-16)*3 - PI()/5)/7-0.0423190033)/1.915326379*2" office:value-type="float" office:value="0.0572534570264975">
            <text:p>0.057253457</text:p>
          </table:table-cell>
          <table:table-cell table:formula="of:=(SIN(PI()*2/257*([.R1]-16)+PI()*3/2)+1+COS(PI()*2/257*([.R1]-16)*3 - PI()/5)/7-0.0423190033)/1.915326379*2" office:value-type="float" office:value="0.063629433842166">
            <text:p>0.0636294338</text:p>
          </table:table-cell>
          <table:table-cell table:formula="of:=(SIN(PI()*2/257*([.S1]-16)+PI()*3/2)+1+COS(PI()*2/257*([.S1]-16)*3 - PI()/5)/7-0.0423190033)/1.915326379*2" office:value-type="float" office:value="0.0700557363698841">
            <text:p>0.0700557364</text:p>
          </table:table-cell>
          <table:table-cell table:formula="of:=(SIN(PI()*2/257*([.T1]-16)+PI()*3/2)+1+COS(PI()*2/257*([.T1]-16)*3 - PI()/5)/7-0.0423190033)/1.915326379*2" office:value-type="float" office:value="0.0764933369502537">
            <text:p>0.076493337</text:p>
          </table:table-cell>
          <table:table-cell table:formula="of:=(SIN(PI()*2/257*([.U1]-16)+PI()*3/2)+1+COS(PI()*2/257*([.U1]-16)*3 - PI()/5)/7-0.0423190033)/1.915326379*2" office:value-type="float" office:value="0.0829061290969077">
            <text:p>0.0829061291</text:p>
          </table:table-cell>
          <table:table-cell table:formula="of:=(SIN(PI()*2/257*([.V1]-16)+PI()*3/2)+1+COS(PI()*2/257*([.V1]-16)*3 - PI()/5)/7-0.0423190033)/1.915326379*2" office:value-type="float" office:value="0.089261122533044">
            <text:p>0.0892611225</text:p>
          </table:table-cell>
          <table:table-cell table:formula="of:=(SIN(PI()*2/257*([.W1]-16)+PI()*3/2)+1+COS(PI()*2/257*([.W1]-16)*3 - PI()/5)/7-0.0423190033)/1.915326379*2" office:value-type="float" office:value="0.0955286196892704">
            <text:p>0.0955286197</text:p>
          </table:table-cell>
          <table:table-cell table:formula="of:=(SIN(PI()*2/257*([.X1]-16)+PI()*3/2)+1+COS(PI()*2/257*([.X1]-16)*3 - PI()/5)/7-0.0423190033)/1.915326379*2" office:value-type="float" office:value="0.101682372714262">
            <text:p>0.1016823727</text:p>
          </table:table-cell>
          <table:table-cell table:formula="of:=(SIN(PI()*2/257*([.Y1]-16)+PI()*3/2)+1+COS(PI()*2/257*([.Y1]-16)*3 - PI()/5)/7-0.0423190033)/1.915326379*2" office:value-type="float" office:value="0.107699720155579">
            <text:p>0.1076997202</text:p>
          </table:table-cell>
          <table:table-cell table:formula="of:=(SIN(PI()*2/257*([.Z1]-16)+PI()*3/2)+1+COS(PI()*2/257*([.Z1]-16)*3 - PI()/5)/7-0.0423190033)/1.915326379*2" office:value-type="float" office:value="0.113561702578375">
            <text:p>0.1135617026</text:p>
          </table:table-cell>
          <table:table-cell table:formula="of:=(SIN(PI()*2/257*([.AA1]-16)+PI()*3/2)+1+COS(PI()*2/257*([.AA1]-16)*3 - PI()/5)/7-0.0423190033)/1.915326379*2" office:value-type="float" office:value="0.119253156504032">
            <text:p>0.1192531565</text:p>
          </table:table-cell>
          <table:table-cell table:formula="of:=(SIN(PI()*2/257*([.AB1]-16)+PI()*3/2)+1+COS(PI()*2/257*([.AB1]-16)*3 - PI()/5)/7-0.0423190033)/1.915326379*2" office:value-type="float" office:value="0.124762786168408">
            <text:p>0.1247627862</text:p>
          </table:table-cell>
          <table:table-cell table:formula="of:=(SIN(PI()*2/257*([.AC1]-16)+PI()*3/2)+1+COS(PI()*2/257*([.AC1]-16)*3 - PI()/5)/7-0.0423190033)/1.915326379*2" office:value-type="float" office:value="0.130083212719677">
            <text:p>0.1300832127</text:p>
          </table:table-cell>
          <table:table-cell table:formula="of:=(SIN(PI()*2/257*([.AD1]-16)+PI()*3/2)+1+COS(PI()*2/257*([.AD1]-16)*3 - PI()/5)/7-0.0423190033)/1.915326379*2" office:value-type="float" office:value="0.135211000598145">
            <text:p>0.1352110006</text:p>
          </table:table-cell>
          <table:table-cell table:formula="of:=(SIN(PI()*2/257*([.AE1]-16)+PI()*3/2)+1+COS(PI()*2/257*([.AE1]-16)*3 - PI()/5)/7-0.0423190033)/1.915326379*2" office:value-type="float" office:value="0.140146660964124">
            <text:p>0.140146661</text:p>
          </table:table-cell>
          <table:table-cell table:formula="of:=(SIN(PI()*2/257*([.AF1]-16)+PI()*3/2)+1+COS(PI()*2/257*([.AF1]-16)*3 - PI()/5)/7-0.0423190033)/1.915326379*2" office:value-type="float" office:value="0.14489463216443">
            <text:p>0.1448946322</text:p>
          </table:table-cell>
          <table:table-cell table:formula="of:=(SIN(PI()*2/257*([.AG1]-16)+PI()*3/2)+1+COS(PI()*2/257*([.AG1]-16)*3 - PI()/5)/7-0.0423190033)/1.915326379*2" office:value-type="float" office:value="0.149463237352578">
            <text:p>0.1494632374</text:p>
          </table:table-cell>
          <table:table-cell table:formula="of:=(SIN(PI()*2/257*([.AH1]-16)+PI()*3/2)+1+COS(PI()*2/257*([.AH1]-16)*3 - PI()/5)/7-0.0423190033)/1.915326379*2" office:value-type="float" office:value="0.153864619501609">
            <text:p>0.1538646195</text:p>
          </table:table-cell>
          <table:table-cell table:formula="of:=(SIN(PI()*2/257*([.AI1]-16)+PI()*3/2)+1+COS(PI()*2/257*([.AI1]-16)*3 - PI()/5)/7-0.0423190033)/1.915326379*2" office:value-type="float" office:value="0.158114654171073">
            <text:p>0.1581146542</text:p>
          </table:table-cell>
          <table:table-cell table:formula="of:=(SIN(PI()*2/257*([.AJ1]-16)+PI()*3/2)+1+COS(PI()*2/257*([.AJ1]-16)*3 - PI()/5)/7-0.0423190033)/1.915326379*2" office:value-type="float" office:value="0.162232840510347">
            <text:p>0.1622328405</text:p>
          </table:table-cell>
          <table:table-cell table:formula="of:=(SIN(PI()*2/257*([.AK1]-16)+PI()*3/2)+1+COS(PI()*2/257*([.AK1]-16)*3 - PI()/5)/7-0.0423190033)/1.915326379*2" office:value-type="float" office:value="0.166242171098489">
            <text:p>0.1662421711</text:p>
          </table:table-cell>
          <table:table-cell table:formula="of:=(SIN(PI()*2/257*([.AL1]-16)+PI()*3/2)+1+COS(PI()*2/257*([.AL1]-16)*3 - PI()/5)/7-0.0423190033)/1.915326379*2" office:value-type="float" office:value="0.170168981335619">
            <text:p>0.1701689813</text:p>
          </table:table-cell>
          <table:table-cell table:formula="of:=(SIN(PI()*2/257*([.AM1]-16)+PI()*3/2)+1+COS(PI()*2/257*([.AM1]-16)*3 - PI()/5)/7-0.0423190033)/1.915326379*2" office:value-type="float" office:value="0.174042779211787">
            <text:p>0.1740427792</text:p>
          </table:table-cell>
          <table:table-cell table:formula="of:=(SIN(PI()*2/257*([.AN1]-16)+PI()*3/2)+1+COS(PI()*2/257*([.AN1]-16)*3 - PI()/5)/7-0.0423190033)/1.915326379*2" office:value-type="float" office:value="0.177896056385767">
            <text:p>0.1778960564</text:p>
          </table:table-cell>
          <table:table-cell table:formula="of:=(SIN(PI()*2/257*([.AO1]-16)+PI()*3/2)+1+COS(PI()*2/257*([.AO1]-16)*3 - PI()/5)/7-0.0423190033)/1.915326379*2" office:value-type="float" office:value="0.181764081607694">
            <text:p>0.1817640816</text:p>
          </table:table-cell>
          <table:table-cell table:formula="of:=(SIN(PI()*2/257*([.AP1]-16)+PI()*3/2)+1+COS(PI()*2/257*([.AP1]-16)*3 - PI()/5)/7-0.0423190033)/1.915326379*2" office:value-type="float" office:value="0.185684677615365">
            <text:p>0.1856846776</text:p>
          </table:table-cell>
          <table:table-cell table:formula="of:=(SIN(PI()*2/257*([.AQ1]-16)+PI()*3/2)+1+COS(PI()*2/257*([.AQ1]-16)*3 - PI()/5)/7-0.0423190033)/1.915326379*2" office:value-type="float" office:value="0.189697982723831">
            <text:p>0.1896979827</text:p>
          </table:table-cell>
          <table:table-cell table:formula="of:=(SIN(PI()*2/257*([.AR1]-16)+PI()*3/2)+1+COS(PI()*2/257*([.AR1]-16)*3 - PI()/5)/7-0.0423190033)/1.915326379*2" office:value-type="float" office:value="0.193846198411158">
            <text:p>0.1938461984</text:p>
          </table:table-cell>
          <table:table-cell table:formula="of:=(SIN(PI()*2/257*([.AS1]-16)+PI()*3/2)+1+COS(PI()*2/257*([.AS1]-16)*3 - PI()/5)/7-0.0423190033)/1.915326379*2" office:value-type="float" office:value="0.198173324279467">
            <text:p>0.1981733243</text:p>
          </table:table-cell>
          <table:table-cell table:formula="of:=(SIN(PI()*2/257*([.AT1]-16)+PI()*3/2)+1+COS(PI()*2/257*([.AT1]-16)*3 - PI()/5)/7-0.0423190033)/1.915326379*2" office:value-type="float" office:value="0.202724881839147">
            <text:p>0.2027248818</text:p>
          </table:table-cell>
          <table:table-cell table:formula="of:=(SIN(PI()*2/257*([.AU1]-16)+PI()*3/2)+1+COS(PI()*2/257*([.AU1]-16)*3 - PI()/5)/7-0.0423190033)/1.915326379*2" office:value-type="float" office:value="0.207547628625157">
            <text:p>0.2075476286</text:p>
          </table:table-cell>
          <table:table-cell table:formula="of:=(SIN(PI()*2/257*([.AV1]-16)+PI()*3/2)+1+COS(PI()*2/257*([.AV1]-16)*3 - PI()/5)/7-0.0423190033)/1.915326379*2" office:value-type="float" office:value="0.212689264207176">
            <text:p>0.2126892642</text:p>
          </table:table-cell>
          <table:table-cell table:formula="of:=(SIN(PI()*2/257*([.AW1]-16)+PI()*3/2)+1+COS(PI()*2/257*([.AW1]-16)*3 - PI()/5)/7-0.0423190033)/1.915326379*2" office:value-type="float" office:value="0.218198129699844">
            <text:p>0.2181981297</text:p>
          </table:table-cell>
          <table:table-cell table:formula="of:=(SIN(PI()*2/257*([.AX1]-16)+PI()*3/2)+1+COS(PI()*2/257*([.AX1]-16)*3 - PI()/5)/7-0.0423190033)/1.915326379*2" office:value-type="float" office:value="0.22412290241513">
            <text:p>0.2241229024</text:p>
          </table:table-cell>
          <table:table-cell table:formula="of:=(SIN(PI()*2/257*([.AY1]-16)+PI()*3/2)+1+COS(PI()*2/257*([.AY1]-16)*3 - PI()/5)/7-0.0423190033)/1.915326379*2" office:value-type="float" office:value="0.230512287325841">
            <text:p>0.2305122873</text:p>
          </table:table-cell>
          <table:table-cell table:formula="of:=(SIN(PI()*2/257*([.AZ1]-16)+PI()*3/2)+1+COS(PI()*2/257*([.AZ1]-16)*3 - PI()/5)/7-0.0423190033)/1.915326379*2" office:value-type="float" office:value="0.237414707027231">
            <text:p>0.237414707</text:p>
          </table:table-cell>
          <table:table-cell table:formula="of:=(SIN(PI()*2/257*([.BA1]-16)+PI()*3/2)+1+COS(PI()*2/257*([.BA1]-16)*3 - PI()/5)/7-0.0423190033)/1.915326379*2" office:value-type="float" office:value="0.24487799189259">
            <text:p>0.2448779919</text:p>
          </table:table-cell>
          <table:table-cell table:formula="of:=(SIN(PI()*2/257*([.BB1]-16)+PI()*3/2)+1+COS(PI()*2/257*([.BB1]-16)*3 - PI()/5)/7-0.0423190033)/1.915326379*2" office:value-type="float" office:value="0.252949072118405">
            <text:p>0.2529490721</text:p>
          </table:table-cell>
          <table:table-cell table:formula="of:=(SIN(PI()*2/257*([.BC1]-16)+PI()*3/2)+1+COS(PI()*2/257*([.BC1]-16)*3 - PI()/5)/7-0.0423190033)/1.915326379*2" office:value-type="float" office:value="0.261673673345322">
            <text:p>0.2616736733</text:p>
          </table:table-cell>
          <table:table-cell table:formula="of:=(SIN(PI()*2/257*([.BD1]-16)+PI()*3/2)+1+COS(PI()*2/257*([.BD1]-16)*3 - PI()/5)/7-0.0423190033)/1.915326379*2" office:value-type="float" office:value="0.271096017522668">
            <text:p>0.2710960175</text:p>
          </table:table-cell>
          <table:table-cell table:formula="of:=(SIN(PI()*2/257*([.BE1]-16)+PI()*3/2)+1+COS(PI()*2/257*([.BE1]-16)*3 - PI()/5)/7-0.0423190033)/1.915326379*2" office:value-type="float" office:value="0.281258530656809">
            <text:p>0.2812585307</text:p>
          </table:table-cell>
          <table:table-cell table:formula="of:=(SIN(PI()*2/257*([.BF1]-16)+PI()*3/2)+1+COS(PI()*2/257*([.BF1]-16)*3 - PI()/5)/7-0.0423190033)/1.915326379*2" office:value-type="float" office:value="0.292201559047362">
            <text:p>0.292201559</text:p>
          </table:table-cell>
          <table:table-cell table:formula="of:=(SIN(PI()*2/257*([.BG1]-16)+PI()*3/2)+1+COS(PI()*2/257*([.BG1]-16)*3 - PI()/5)/7-0.0423190033)/1.915326379*2" office:value-type="float" office:value="0.3039630955703">
            <text:p>0.3039630956</text:p>
          </table:table-cell>
          <table:table-cell table:formula="of:=(SIN(PI()*2/257*([.BH1]-16)+PI()*3/2)+1+COS(PI()*2/257*([.BH1]-16)*3 - PI()/5)/7-0.0423190033)/1.915326379*2" office:value-type="float" office:value="0.316578517513668">
            <text:p>0.3165785175</text:p>
          </table:table-cell>
          <table:table-cell table:formula="of:=(SIN(PI()*2/257*([.BI1]-16)+PI()*3/2)+1+COS(PI()*2/257*([.BI1]-16)*3 - PI()/5)/7-0.0423190033)/1.915326379*2" office:value-type="float" office:value="0.330080337410176">
            <text:p>0.3300803374</text:p>
          </table:table-cell>
          <table:table-cell table:formula="of:=(SIN(PI()*2/257*([.BJ1]-16)+PI()*3/2)+1+COS(PI()*2/257*([.BJ1]-16)*3 - PI()/5)/7-0.0423190033)/1.915326379*2" office:value-type="float" office:value="0.344497968241653">
            <text:p>0.3444979682</text:p>
          </table:table-cell>
          <table:table-cell table:formula="of:=(SIN(PI()*2/257*([.BK1]-16)+PI()*3/2)+1+COS(PI()*2/257*([.BK1]-16)*3 - PI()/5)/7-0.0423190033)/1.915326379*2" office:value-type="float" office:value="0.359857504313723">
            <text:p>0.3598575043</text:p>
          </table:table-cell>
          <table:table-cell table:formula="of:=(SIN(PI()*2/257*([.BL1]-16)+PI()*3/2)+1+COS(PI()*2/257*([.BL1]-16)*3 - PI()/5)/7-0.0423190033)/1.915326379*2" office:value-type="float" office:value="0.376181519015391">
            <text:p>0.376181519</text:p>
          </table:table-cell>
          <table:table-cell table:formula="of:=(SIN(PI()*2/257*([.BM1]-16)+PI()*3/2)+1+COS(PI()*2/257*([.BM1]-16)*3 - PI()/5)/7-0.0423190033)/1.915326379*2" office:value-type="float" office:value="0.393488880587971">
            <text:p>0.3934888806</text:p>
          </table:table-cell>
          <table:table-cell table:formula="of:=(SIN(PI()*2/257*([.BN1]-16)+PI()*3/2)+1+COS(PI()*2/257*([.BN1]-16)*3 - PI()/5)/7-0.0423190033)/1.915326379*2" office:value-type="float" office:value="0.411794586931586">
            <text:p>0.4117945869</text:p>
          </table:table-cell>
          <table:table-cell table:formula="of:=(SIN(PI()*2/257*([.BO1]-16)+PI()*3/2)+1+COS(PI()*2/257*([.BO1]-16)*3 - PI()/5)/7-0.0423190033)/1.915326379*2" office:value-type="float" office:value="0.431109620375534">
            <text:p>0.4311096204</text:p>
          </table:table-cell>
          <table:table-cell table:formula="of:=(SIN(PI()*2/257*([.BP1]-16)+PI()*3/2)+1+COS(PI()*2/257*([.BP1]-16)*3 - PI()/5)/7-0.0423190033)/1.915326379*2" office:value-type="float" office:value="0.451440823232064">
            <text:p>0.4514408232</text:p>
          </table:table-cell>
          <table:table-cell table:formula="of:=(SIN(PI()*2/257*([.BQ1]-16)+PI()*3/2)+1+COS(PI()*2/257*([.BQ1]-16)*3 - PI()/5)/7-0.0423190033)/1.915326379*2" office:value-type="float" office:value="0.472790794841769">
            <text:p>0.4727907948</text:p>
          </table:table-cell>
          <table:table-cell table:formula="of:=(SIN(PI()*2/257*([.BR1]-16)+PI()*3/2)+1+COS(PI()*2/257*([.BR1]-16)*3 - PI()/5)/7-0.0423190033)/1.915326379*2" office:value-type="float" office:value="0.495157810703737">
            <text:p>0.4951578107</text:p>
          </table:table-cell>
          <table:table-cell table:formula="of:=(SIN(PI()*2/257*([.BS1]-16)+PI()*3/2)+1+COS(PI()*2/257*([.BS1]-16)*3 - PI()/5)/7-0.0423190033)/1.915326379*2" office:value-type="float" office:value="0.518535764165292">
            <text:p>0.5185357642</text:p>
          </table:table-cell>
          <table:table-cell table:formula="of:=(SIN(PI()*2/257*([.BT1]-16)+PI()*3/2)+1+COS(PI()*2/257*([.BT1]-16)*3 - PI()/5)/7-0.0423190033)/1.915326379*2" office:value-type="float" office:value="0.542914131025233">
            <text:p>0.542914131</text:p>
          </table:table-cell>
          <table:table-cell table:formula="of:=(SIN(PI()*2/257*([.BU1]-16)+PI()*3/2)+1+COS(PI()*2/257*([.BU1]-16)*3 - PI()/5)/7-0.0423190033)/1.915326379*2" office:value-type="float" office:value="0.568277957281697">
            <text:p>0.5682779573</text:p>
          </table:table-cell>
          <table:table-cell table:formula="of:=(SIN(PI()*2/257*([.BV1]-16)+PI()*3/2)+1+COS(PI()*2/257*([.BV1]-16)*3 - PI()/5)/7-0.0423190033)/1.915326379*2" office:value-type="float" office:value="0.594607870131669">
            <text:p>0.5946078701</text:p>
          </table:table-cell>
          <table:table-cell table:formula="of:=(SIN(PI()*2/257*([.BW1]-16)+PI()*3/2)+1+COS(PI()*2/257*([.BW1]-16)*3 - PI()/5)/7-0.0423190033)/1.915326379*2" office:value-type="float" office:value="0.621880112204461">
            <text:p>0.6218801122</text:p>
          </table:table-cell>
          <table:table-cell table:formula="of:=(SIN(PI()*2/257*([.BX1]-16)+PI()*3/2)+1+COS(PI()*2/257*([.BX1]-16)*3 - PI()/5)/7-0.0423190033)/1.915326379*2" office:value-type="float" office:value="0.650066598886916">
            <text:p>0.6500665989</text:p>
          </table:table-cell>
          <table:table-cell table:formula="of:=(SIN(PI()*2/257*([.BY1]-16)+PI()*3/2)+1+COS(PI()*2/257*([.BY1]-16)*3 - PI()/5)/7-0.0423190033)/1.915326379*2" office:value-type="float" office:value="0.679134998474155">
            <text:p>0.6791349985</text:p>
          </table:table-cell>
          <table:table-cell table:formula="of:=(SIN(PI()*2/257*([.BZ1]-16)+PI()*3/2)+1+COS(PI()*2/257*([.BZ1]-16)*3 - PI()/5)/7-0.0423190033)/1.915326379*2" office:value-type="float" office:value="0.709048834757278">
            <text:p>0.7090488348</text:p>
          </table:table-cell>
          <table:table-cell table:formula="of:=(SIN(PI()*2/257*([.CA1]-16)+PI()*3/2)+1+COS(PI()*2/257*([.CA1]-16)*3 - PI()/5)/7-0.0423190033)/1.915326379*2" office:value-type="float" office:value="0.739767611538961">
            <text:p>0.7397676115</text:p>
          </table:table-cell>
          <table:table-cell table:formula="of:=(SIN(PI()*2/257*([.CB1]-16)+PI()*3/2)+1+COS(PI()*2/257*([.CB1]-16)*3 - PI()/5)/7-0.0423190033)/1.915326379*2" office:value-type="float" office:value="0.771246958450264">
            <text:p>0.7712469585</text:p>
          </table:table-cell>
          <table:table-cell table:formula="of:=(SIN(PI()*2/257*([.CC1]-16)+PI()*3/2)+1+COS(PI()*2/257*([.CC1]-16)*3 - PI()/5)/7-0.0423190033)/1.915326379*2" office:value-type="float" office:value="0.803438797327554">
            <text:p>0.8034387973</text:p>
          </table:table-cell>
          <table:table-cell table:formula="of:=(SIN(PI()*2/257*([.CD1]-16)+PI()*3/2)+1+COS(PI()*2/257*([.CD1]-16)*3 - PI()/5)/7-0.0423190033)/1.915326379*2" office:value-type="float" office:value="0.836291528298117">
            <text:p>0.8362915283</text:p>
          </table:table-cell>
          <table:table-cell table:formula="of:=(SIN(PI()*2/257*([.CE1]-16)+PI()*3/2)+1+COS(PI()*2/257*([.CE1]-16)*3 - PI()/5)/7-0.0423190033)/1.915326379*2" office:value-type="float" office:value="0.869750234617131">
            <text:p>0.8697502346</text:p>
          </table:table-cell>
          <table:table-cell table:formula="of:=(SIN(PI()*2/257*([.CF1]-16)+PI()*3/2)+1+COS(PI()*2/257*([.CF1]-16)*3 - PI()/5)/7-0.0423190033)/1.915326379*2" office:value-type="float" office:value="0.903756905198025">
            <text:p>0.9037569052</text:p>
          </table:table-cell>
          <table:table-cell table:formula="of:=(SIN(PI()*2/257*([.CG1]-16)+PI()*3/2)+1+COS(PI()*2/257*([.CG1]-16)*3 - PI()/5)/7-0.0423190033)/1.915326379*2" office:value-type="float" office:value="0.938250673683129">
            <text:p>0.9382506737</text:p>
          </table:table-cell>
          <table:table-cell table:formula="of:=(SIN(PI()*2/257*([.CH1]-16)+PI()*3/2)+1+COS(PI()*2/257*([.CH1]-16)*3 - PI()/5)/7-0.0423190033)/1.915326379*2" office:value-type="float" office:value="0.973168072812695">
            <text:p>0.9731680728</text:p>
          </table:table-cell>
          <table:table-cell table:formula="of:=(SIN(PI()*2/257*([.CI1]-16)+PI()*3/2)+1+COS(PI()*2/257*([.CI1]-16)*3 - PI()/5)/7-0.0423190033)/1.915326379*2" office:value-type="float" office:value="1.00844330276811">
            <text:p>1.0084433028</text:p>
          </table:table-cell>
          <table:table-cell table:formula="of:=(SIN(PI()*2/257*([.CJ1]-16)+PI()*3/2)+1+COS(PI()*2/257*([.CJ1]-16)*3 - PI()/5)/7-0.0423190033)/1.915326379*2" office:value-type="float" office:value="1.04400851209001">
            <text:p>1.0440085121</text:p>
          </table:table-cell>
          <table:table-cell table:formula="of:=(SIN(PI()*2/257*([.CK1]-16)+PI()*3/2)+1+COS(PI()*2/257*([.CK1]-16)*3 - PI()/5)/7-0.0423190033)/1.915326379*2" office:value-type="float" office:value="1.07979408970433">
            <text:p>1.0797940897</text:p>
          </table:table-cell>
          <table:table-cell table:formula="of:=(SIN(PI()*2/257*([.CL1]-16)+PI()*3/2)+1+COS(PI()*2/257*([.CL1]-16)*3 - PI()/5)/7-0.0423190033)/1.915326379*2" office:value-type="float" office:value="1.11572896652963">
            <text:p>1.1157289665</text:p>
          </table:table-cell>
          <table:table-cell table:formula="of:=(SIN(PI()*2/257*([.CM1]-16)+PI()*3/2)+1+COS(PI()*2/257*([.CM1]-16)*3 - PI()/5)/7-0.0423190033)/1.915326379*2" office:value-type="float" office:value="1.15174092508736">
            <text:p>1.1517409251</text:p>
          </table:table-cell>
          <table:table-cell table:formula="of:=(SIN(PI()*2/257*([.CN1]-16)+PI()*3/2)+1+COS(PI()*2/257*([.CN1]-16)*3 - PI()/5)/7-0.0423190033)/1.915326379*2" office:value-type="float" office:value="1.18775691549358">
            <text:p>1.1877569155</text:p>
          </table:table-cell>
          <table:table-cell table:formula="of:=(SIN(PI()*2/257*([.CO1]-16)+PI()*3/2)+1+COS(PI()*2/257*([.CO1]-16)*3 - PI()/5)/7-0.0423190033)/1.915326379*2" office:value-type="float" office:value="1.22370337617645">
            <text:p>1.2237033762</text:p>
          </table:table-cell>
          <table:table-cell table:formula="of:=(SIN(PI()*2/257*([.CP1]-16)+PI()*3/2)+1+COS(PI()*2/257*([.CP1]-16)*3 - PI()/5)/7-0.0423190033)/1.915326379*2" office:value-type="float" office:value="1.25950655763786">
            <text:p>1.2595065576</text:p>
          </table:table-cell>
          <table:table-cell table:formula="of:=(SIN(PI()*2/257*([.CQ1]-16)+PI()*3/2)+1+COS(PI()*2/257*([.CQ1]-16)*3 - PI()/5)/7-0.0423190033)/1.915326379*2" office:value-type="float" office:value="1.29509284756129">
            <text:p>1.2950928476</text:p>
          </table:table-cell>
          <table:table-cell table:formula="of:=(SIN(PI()*2/257*([.CR1]-16)+PI()*3/2)+1+COS(PI()*2/257*([.CR1]-16)*3 - PI()/5)/7-0.0423190033)/1.915326379*2" office:value-type="float" office:value="1.33038909556062">
            <text:p>1.3303890956</text:p>
          </table:table-cell>
          <table:table-cell table:formula="of:=(SIN(PI()*2/257*([.CS1]-16)+PI()*3/2)+1+COS(PI()*2/257*([.CS1]-16)*3 - PI()/5)/7-0.0423190033)/1.915326379*2" office:value-type="float" office:value="1.36532293586597">
            <text:p>1.3653229359</text:p>
          </table:table-cell>
          <table:table-cell table:formula="of:=(SIN(PI()*2/257*([.CT1]-16)+PI()*3/2)+1+COS(PI()*2/257*([.CT1]-16)*3 - PI()/5)/7-0.0423190033)/1.915326379*2" office:value-type="float" office:value="1.39982310625392">
            <text:p>1.3998231063</text:p>
          </table:table-cell>
          <table:table-cell table:formula="of:=(SIN(PI()*2/257*([.CU1]-16)+PI()*3/2)+1+COS(PI()*2/257*([.CU1]-16)*3 - PI()/5)/7-0.0423190033)/1.915326379*2" office:value-type="float" office:value="1.43381976154895">
            <text:p>1.4338197615</text:p>
          </table:table-cell>
          <table:table-cell table:formula="of:=(SIN(PI()*2/257*([.CV1]-16)+PI()*3/2)+1+COS(PI()*2/257*([.CV1]-16)*3 - PI()/5)/7-0.0423190033)/1.915326379*2" office:value-type="float" office:value="1.46724478005226">
            <text:p>1.4672447801</text:p>
          </table:table-cell>
          <table:table-cell table:formula="of:=(SIN(PI()*2/257*([.CW1]-16)+PI()*3/2)+1+COS(PI()*2/257*([.CW1]-16)*3 - PI()/5)/7-0.0423190033)/1.915326379*2" office:value-type="float" office:value="1.50003206129143">
            <text:p>1.5000320613</text:p>
          </table:table-cell>
          <table:table-cell table:formula="of:=(SIN(PI()*2/257*([.CX1]-16)+PI()*3/2)+1+COS(PI()*2/257*([.CX1]-16)*3 - PI()/5)/7-0.0423190033)/1.915326379*2" office:value-type="float" office:value="1.53211781353102">
            <text:p>1.5321178135</text:p>
          </table:table-cell>
          <table:table-cell table:formula="of:=(SIN(PI()*2/257*([.CY1]-16)+PI()*3/2)+1+COS(PI()*2/257*([.CY1]-16)*3 - PI()/5)/7-0.0423190033)/1.915326379*2" office:value-type="float" office:value="1.56344082953866">
            <text:p>1.5634408295</text:p>
          </table:table-cell>
          <table:table-cell table:formula="of:=(SIN(PI()*2/257*([.CZ1]-16)+PI()*3/2)+1+COS(PI()*2/257*([.CZ1]-16)*3 - PI()/5)/7-0.0423190033)/1.915326379*2" office:value-type="float" office:value="1.59394274916406">
            <text:p>1.5939427492</text:p>
          </table:table-cell>
          <table:table-cell table:formula="of:=(SIN(PI()*2/257*([.DA1]-16)+PI()*3/2)+1+COS(PI()*2/257*([.DA1]-16)*3 - PI()/5)/7-0.0423190033)/1.915326379*2" office:value-type="float" office:value="1.62356830735879">
            <text:p>1.6235683074</text:p>
          </table:table-cell>
          <table:table-cell table:formula="of:=(SIN(PI()*2/257*([.DB1]-16)+PI()*3/2)+1+COS(PI()*2/257*([.DB1]-16)*3 - PI()/5)/7-0.0423190033)/1.915326379*2" office:value-type="float" office:value="1.6522655663426">
            <text:p>1.6522655663</text:p>
          </table:table-cell>
          <table:table-cell table:formula="of:=(SIN(PI()*2/257*([.DC1]-16)+PI()*3/2)+1+COS(PI()*2/257*([.DC1]-16)*3 - PI()/5)/7-0.0423190033)/1.915326379*2" office:value-type="float" office:value="1.67998613070669">
            <text:p>1.6799861307</text:p>
          </table:table-cell>
          <table:table-cell table:formula="of:=(SIN(PI()*2/257*([.DD1]-16)+PI()*3/2)+1+COS(PI()*2/257*([.DD1]-16)*3 - PI()/5)/7-0.0423190033)/1.915326379*2" office:value-type="float" office:value="1.70668534433574">
            <text:p>1.7066853443</text:p>
          </table:table-cell>
          <table:table-cell table:formula="of:=(SIN(PI()*2/257*([.DE1]-16)+PI()*3/2)+1+COS(PI()*2/257*([.DE1]-16)*3 - PI()/5)/7-0.0423190033)/1.915326379*2" office:value-type="float" office:value="1.73232246812758">
            <text:p>1.7323224681</text:p>
          </table:table-cell>
          <table:table-cell table:formula="of:=(SIN(PI()*2/257*([.DF1]-16)+PI()*3/2)+1+COS(PI()*2/257*([.DF1]-16)*3 - PI()/5)/7-0.0423190033)/1.915326379*2" office:value-type="float" office:value="1.75686083759232">
            <text:p>1.7568608376</text:p>
          </table:table-cell>
          <table:table-cell table:formula="of:=(SIN(PI()*2/257*([.DG1]-16)+PI()*3/2)+1+COS(PI()*2/257*([.DG1]-16)*3 - PI()/5)/7-0.0423190033)/1.915326379*2" office:value-type="float" office:value="1.78026799952016">
            <text:p>1.7802679995</text:p>
          </table:table-cell>
          <table:table-cell table:formula="of:=(SIN(PI()*2/257*([.DH1]-16)+PI()*3/2)+1+COS(PI()*2/257*([.DH1]-16)*3 - PI()/5)/7-0.0423190033)/1.915326379*2" office:value-type="float" office:value="1.80251582701922">
            <text:p>1.802515827</text:p>
          </table:table-cell>
          <table:table-cell table:formula="of:=(SIN(PI()*2/257*([.DI1]-16)+PI()*3/2)+1+COS(PI()*2/257*([.DI1]-16)*3 - PI()/5)/7-0.0423190033)/1.915326379*2" office:value-type="float" office:value="1.82358061234028">
            <text:p>1.8235806123</text:p>
          </table:table-cell>
          <table:table-cell table:formula="of:=(SIN(PI()*2/257*([.DJ1]-16)+PI()*3/2)+1+COS(PI()*2/257*([.DJ1]-16)*3 - PI()/5)/7-0.0423190033)/1.915326379*2" office:value-type="float" office:value="1.84344313702441">
            <text:p>1.843443137</text:p>
          </table:table-cell>
          <table:table-cell table:formula="of:=(SIN(PI()*2/257*([.DK1]-16)+PI()*3/2)+1+COS(PI()*2/257*([.DK1]-16)*3 - PI()/5)/7-0.0423190033)/1.915326379*2" office:value-type="float" office:value="1.86208871903029">
            <text:p>1.862088719</text:p>
          </table:table-cell>
          <table:table-cell table:formula="of:=(SIN(PI()*2/257*([.DL1]-16)+PI()*3/2)+1+COS(PI()*2/257*([.DL1]-16)*3 - PI()/5)/7-0.0423190033)/1.915326379*2" office:value-type="float" office:value="1.87950723662175">
            <text:p>1.8795072366</text:p>
          </table:table-cell>
          <table:table-cell table:formula="of:=(SIN(PI()*2/257*([.DM1]-16)+PI()*3/2)+1+COS(PI()*2/257*([.DM1]-16)*3 - PI()/5)/7-0.0423190033)/1.915326379*2" office:value-type="float" office:value="1.89569312891963">
            <text:p>1.8956931289</text:p>
          </table:table-cell>
          <table:table-cell table:formula="of:=(SIN(PI()*2/257*([.DN1]-16)+PI()*3/2)+1+COS(PI()*2/257*([.DN1]-16)*3 - PI()/5)/7-0.0423190033)/1.915326379*2" office:value-type="float" office:value="1.91064537314754">
            <text:p>1.9106453731</text:p>
          </table:table-cell>
          <table:table-cell table:formula="of:=(SIN(PI()*2/257*([.DO1]-16)+PI()*3/2)+1+COS(PI()*2/257*([.DO1]-16)*3 - PI()/5)/7-0.0423190033)/1.915326379*2" office:value-type="float" office:value="1.92436743872504">
            <text:p>1.9243674387</text:p>
          </table:table-cell>
          <table:table-cell table:formula="of:=(SIN(PI()*2/257*([.DP1]-16)+PI()*3/2)+1+COS(PI()*2/257*([.DP1]-16)*3 - PI()/5)/7-0.0423190033)/1.915326379*2" office:value-type="float" office:value="1.93686721848606">
            <text:p>1.9368672185</text:p>
          </table:table-cell>
          <table:table-cell table:formula="of:=(SIN(PI()*2/257*([.DQ1]-16)+PI()*3/2)+1+COS(PI()*2/257*([.DQ1]-16)*3 - PI()/5)/7-0.0423190033)/1.915326379*2" office:value-type="float" office:value="1.94815693742214">
            <text:p>1.9481569374</text:p>
          </table:table-cell>
          <table:table-cell table:formula="of:=(SIN(PI()*2/257*([.DR1]-16)+PI()*3/2)+1+COS(PI()*2/257*([.DR1]-16)*3 - PI()/5)/7-0.0423190033)/1.915326379*2" office:value-type="float" office:value="1.95825303947057">
            <text:p>1.9582530395</text:p>
          </table:table-cell>
          <table:table-cell table:formula="of:=(SIN(PI()*2/257*([.DS1]-16)+PI()*3/2)+1+COS(PI()*2/257*([.DS1]-16)*3 - PI()/5)/7-0.0423190033)/1.915326379*2" office:value-type="float" office:value="1.96717605298428">
            <text:p>1.967176053</text:p>
          </table:table-cell>
          <table:table-cell table:formula="of:=(SIN(PI()*2/257*([.DT1]-16)+PI()*3/2)+1+COS(PI()*2/257*([.DT1]-16)*3 - PI()/5)/7-0.0423190033)/1.915326379*2" office:value-type="float" office:value="1.97495043563477">
            <text:p>1.9749504356</text:p>
          </table:table-cell>
          <table:table-cell table:formula="of:=(SIN(PI()*2/257*([.DU1]-16)+PI()*3/2)+1+COS(PI()*2/257*([.DU1]-16)*3 - PI()/5)/7-0.0423190033)/1.915326379*2" office:value-type="float" office:value="1.98160439960835">
            <text:p>1.9816043996</text:p>
          </table:table-cell>
          <table:table-cell table:formula="of:=(SIN(PI()*2/257*([.DV1]-16)+PI()*3/2)+1+COS(PI()*2/257*([.DV1]-16)*3 - PI()/5)/7-0.0423190033)/1.915326379*2" office:value-type="float" office:value="1.98716971806191">
            <text:p>1.9871697181</text:p>
          </table:table-cell>
          <table:table-cell table:formula="of:=(SIN(PI()*2/257*([.DW1]-16)+PI()*3/2)+1+COS(PI()*2/257*([.DW1]-16)*3 - PI()/5)/7-0.0423190033)/1.915326379*2" office:value-type="float" office:value="1.99168151390352">
            <text:p>1.9916815139</text:p>
          </table:table-cell>
          <table:table-cell table:formula="of:=(SIN(PI()*2/257*([.DX1]-16)+PI()*3/2)+1+COS(PI()*2/257*([.DX1]-16)*3 - PI()/5)/7-0.0423190033)/1.915326379*2" office:value-type="float" office:value="1.99517803205806">
            <text:p>1.9951780321</text:p>
          </table:table-cell>
          <table:table-cell table:formula="of:=(SIN(PI()*2/257*([.DY1]-16)+PI()*3/2)+1+COS(PI()*2/257*([.DY1]-16)*3 - PI()/5)/7-0.0423190033)/1.915326379*2" office:value-type="float" office:value="1.99770039646543">
            <text:p>1.9977003965</text:p>
          </table:table-cell>
          <table:table-cell table:formula="of:=(SIN(PI()*2/257*([.DZ1]-16)+PI()*3/2)+1+COS(PI()*2/257*([.DZ1]-16)*3 - PI()/5)/7-0.0423190033)/1.915326379*2" office:value-type="float" office:value="1.99929235314038">
            <text:p>1.9992923531</text:p>
          </table:table-cell>
          <table:table-cell table:formula="of:=(SIN(PI()*2/257*([.EA1]-16)+PI()*3/2)+1+COS(PI()*2/257*([.EA1]-16)*3 - PI()/5)/7-0.0423190033)/1.915326379*2" office:value-type="float" office:value="2.00000000069694">
            <text:p>2.0000000007</text:p>
          </table:table-cell>
          <table:table-cell table:formula="of:=(SIN(PI()*2/257*([.EB1]-16)+PI()*3/2)+1+COS(PI()*2/257*([.EB1]-16)*3 - PI()/5)/7-0.0423190033)/1.915326379*2" office:value-type="float" office:value="1.99987150980686">
            <text:p>1.9998715098</text:p>
          </table:table-cell>
          <table:table-cell table:formula="of:=(SIN(PI()*2/257*([.EC1]-16)+PI()*3/2)+1+COS(PI()*2/257*([.EC1]-16)*3 - PI()/5)/7-0.0423190033)/1.915326379*2" office:value-type="float" office:value="1.99895683312007">
            <text:p>1.9989568331</text:p>
          </table:table-cell>
          <table:table-cell table:formula="of:=(SIN(PI()*2/257*([.ED1]-16)+PI()*3/2)+1+COS(PI()*2/257*([.ED1]-16)*3 - PI()/5)/7-0.0423190033)/1.915326379*2" office:value-type="float" office:value="1.99730740722558">
            <text:p>1.9973074072</text:p>
          </table:table-cell>
          <table:table-cell table:formula="of:=(SIN(PI()*2/257*([.EE1]-16)+PI()*3/2)+1+COS(PI()*2/257*([.EE1]-16)*3 - PI()/5)/7-0.0423190033)/1.915326379*2" office:value-type="float" office:value="1.99497584827278">
            <text:p>1.9949758483</text:p>
          </table:table-cell>
          <table:table-cell table:formula="of:=(SIN(PI()*2/257*([.EF1]-16)+PI()*3/2)+1+COS(PI()*2/257*([.EF1]-16)*3 - PI()/5)/7-0.0423190033)/1.915326379*2" office:value-type="float" office:value="1.9920156429066">
            <text:p>1.9920156429</text:p>
          </table:table-cell>
          <table:table-cell table:formula="of:=(SIN(PI()*2/257*([.EG1]-16)+PI()*3/2)+1+COS(PI()*2/257*([.EG1]-16)*3 - PI()/5)/7-0.0423190033)/1.915326379*2" office:value-type="float" office:value="1.98848083619395">
            <text:p>1.9884808362</text:p>
          </table:table-cell>
          <table:table-cell table:formula="of:=(SIN(PI()*2/257*([.EH1]-16)+PI()*3/2)+1+COS(PI()*2/257*([.EH1]-16)*3 - PI()/5)/7-0.0423190033)/1.915326379*2" office:value-type="float" office:value="1.98442571823403">
            <text:p>1.9844257182</text:p>
          </table:table-cell>
          <table:table-cell table:formula="of:=(SIN(PI()*2/257*([.EI1]-16)+PI()*3/2)+1+COS(PI()*2/257*([.EI1]-16)*3 - PI()/5)/7-0.0423190033)/1.915326379*2" office:value-type="float" office:value="1.97990451115125">
            <text:p>1.9799045112</text:p>
          </table:table-cell>
          <table:table-cell table:formula="of:=(SIN(PI()*2/257*([.EJ1]-16)+PI()*3/2)+1+COS(PI()*2/257*([.EJ1]-16)*3 - PI()/5)/7-0.0423190033)/1.915326379*2" office:value-type="float" office:value="1.97497105816653">
            <text:p>1.9749710582</text:p>
          </table:table-cell>
          <table:table-cell table:formula="of:=(SIN(PI()*2/257*([.EK1]-16)+PI()*3/2)+1+COS(PI()*2/257*([.EK1]-16)*3 - PI()/5)/7-0.0423190033)/1.915326379*2" office:value-type="float" office:value="1.96967851643023">
            <text:p>1.9696785164</text:p>
          </table:table-cell>
          <table:table-cell table:formula="of:=(SIN(PI()*2/257*([.EL1]-16)+PI()*3/2)+1+COS(PI()*2/257*([.EL1]-16)*3 - PI()/5)/7-0.0423190033)/1.915326379*2" office:value-type="float" office:value="1.96407905527908">
            <text:p>1.9640790553</text:p>
          </table:table-cell>
          <table:table-cell table:formula="of:=(SIN(PI()*2/257*([.EM1]-16)+PI()*3/2)+1+COS(PI()*2/257*([.EM1]-16)*3 - PI()/5)/7-0.0423190033)/1.915326379*2" office:value-type="float" office:value="1.95822356154895">
            <text:p>1.9582235615</text:p>
          </table:table-cell>
          <table:table-cell table:formula="of:=(SIN(PI()*2/257*([.EN1]-16)+PI()*3/2)+1+COS(PI()*2/257*([.EN1]-16)*3 - PI()/5)/7-0.0423190033)/1.915326379*2" office:value-type="float" office:value="1.95216135353664">
            <text:p>1.9521613535</text:p>
          </table:table-cell>
          <table:table-cell table:formula="of:=(SIN(PI()*2/257*([.EO1]-16)+PI()*3/2)+1+COS(PI()*2/257*([.EO1]-16)*3 - PI()/5)/7-0.0423190033)/1.915326379*2" office:value-type="float" office:value="1.94593990515593">
            <text:p>1.9459399052</text:p>
          </table:table-cell>
          <table:table-cell table:formula="of:=(SIN(PI()*2/257*([.EP1]-16)+PI()*3/2)+1+COS(PI()*2/257*([.EP1]-16)*3 - PI()/5)/7-0.0423190033)/1.915326379*2" office:value-type="float" office:value="1.93960458177772">
            <text:p>1.9396045818</text:p>
          </table:table-cell>
          <table:table-cell table:formula="of:=(SIN(PI()*2/257*([.EQ1]-16)+PI()*3/2)+1+COS(PI()*2/257*([.EQ1]-16)*3 - PI()/5)/7-0.0423190033)/1.915326379*2" office:value-type="float" office:value="1.93319838917973">
            <text:p>1.9331983892</text:p>
          </table:table-cell>
          <table:table-cell table:formula="of:=(SIN(PI()*2/257*([.ER1]-16)+PI()*3/2)+1+COS(PI()*2/257*([.ER1]-16)*3 - PI()/5)/7-0.0423190033)/1.915326379*2" office:value-type="float" office:value="1.92676173696009">
            <text:p>1.926761737</text:p>
          </table:table-cell>
          <table:table-cell table:formula="of:=(SIN(PI()*2/257*([.ES1]-16)+PI()*3/2)+1+COS(PI()*2/257*([.ES1]-16)*3 - PI()/5)/7-0.0423190033)/1.915326379*2" office:value-type="float" office:value="1.92033221769008">
            <text:p>1.9203322177</text:p>
          </table:table-cell>
          <table:table-cell table:formula="of:=(SIN(PI()*2/257*([.ET1]-16)+PI()*3/2)+1+COS(PI()*2/257*([.ET1]-16)*3 - PI()/5)/7-0.0423190033)/1.915326379*2" office:value-type="float" office:value="1.91394440299562">
            <text:p>1.913944403</text:p>
          </table:table-cell>
          <table:table-cell table:formula="of:=(SIN(PI()*2/257*([.EU1]-16)+PI()*3/2)+1+COS(PI()*2/257*([.EU1]-16)*3 - PI()/5)/7-0.0423190033)/1.915326379*2" office:value-type="float" office:value="1.90762965766509">
            <text:p>1.9076296577</text:p>
          </table:table-cell>
          <table:table-cell table:formula="of:=(SIN(PI()*2/257*([.EV1]-16)+PI()*3/2)+1+COS(PI()*2/257*([.EV1]-16)*3 - PI()/5)/7-0.0423190033)/1.915326379*2" office:value-type="float" office:value="1.90141597278306">
            <text:p>1.9014159728</text:p>
          </table:table-cell>
          <table:table-cell table:formula="of:=(SIN(PI()*2/257*([.EW1]-16)+PI()*3/2)+1+COS(PI()*2/257*([.EW1]-16)*3 - PI()/5)/7-0.0423190033)/1.915326379*2" office:value-type="float" office:value="1.89532781878597">
            <text:p>1.8953278188</text:p>
          </table:table-cell>
          <table:table-cell table:formula="of:=(SIN(PI()*2/257*([.EX1]-16)+PI()*3/2)+1+COS(PI()*2/257*([.EX1]-16)*3 - PI()/5)/7-0.0423190033)/1.915326379*2" office:value-type="float" office:value="1.88938601922791">
            <text:p>1.8893860192</text:p>
          </table:table-cell>
          <table:table-cell table:formula="of:=(SIN(PI()*2/257*([.EY1]-16)+PI()*3/2)+1+COS(PI()*2/257*([.EY1]-16)*3 - PI()/5)/7-0.0423190033)/1.915326379*2" office:value-type="float" office:value="1.883607645932">
            <text:p>1.8836076459</text:p>
          </table:table-cell>
          <table:table-cell table:formula="of:=(SIN(PI()*2/257*([.EZ1]-16)+PI()*3/2)+1+COS(PI()*2/257*([.EZ1]-16)*3 - PI()/5)/7-0.0423190033)/1.915326379*2" office:value-type="float" office:value="1.87800593608685">
            <text:p>1.8780059361</text:p>
          </table:table-cell>
          <table:table-cell table:formula="of:=(SIN(PI()*2/257*([.FA1]-16)+PI()*3/2)+1+COS(PI()*2/257*([.FA1]-16)*3 - PI()/5)/7-0.0423190033)/1.915326379*2" office:value-type="float" office:value="1.87259023172865">
            <text:p>1.8725902317</text:p>
          </table:table-cell>
          <table:table-cell table:formula="of:=(SIN(PI()*2/257*([.FB1]-16)+PI()*3/2)+1+COS(PI()*2/257*([.FB1]-16)*3 - PI()/5)/7-0.0423190033)/1.915326379*2" office:value-type="float" office:value="1.86736594192782">
            <text:p>1.8673659419</text:p>
          </table:table-cell>
          <table:table-cell table:formula="of:=(SIN(PI()*2/257*([.FC1]-16)+PI()*3/2)+1+COS(PI()*2/257*([.FC1]-16)*3 - PI()/5)/7-0.0423190033)/1.915326379*2" office:value-type="float" office:value="1.8623345278762">
            <text:p>1.8623345279</text:p>
          </table:table-cell>
          <table:table-cell table:formula="of:=(SIN(PI()*2/257*([.FD1]-16)+PI()*3/2)+1+COS(PI()*2/257*([.FD1]-16)*3 - PI()/5)/7-0.0423190033)/1.915326379*2" office:value-type="float" office:value="1.8574935109465">
            <text:p>1.8574935109</text:p>
          </table:table-cell>
          <table:table-cell table:formula="of:=(SIN(PI()*2/257*([.FE1]-16)+PI()*3/2)+1+COS(PI()*2/257*([.FE1]-16)*3 - PI()/5)/7-0.0423190033)/1.915326379*2" office:value-type="float" office:value="1.85283650367108">
            <text:p>1.8528365037</text:p>
          </table:table-cell>
          <table:table-cell table:formula="of:=(SIN(PI()*2/257*([.FF1]-16)+PI()*3/2)+1+COS(PI()*2/257*([.FF1]-16)*3 - PI()/5)/7-0.0423190033)/1.915326379*2" office:value-type="float" office:value="1.84835326346299">
            <text:p>1.8483532635</text:p>
          </table:table-cell>
          <table:table-cell table:formula="of:=(SIN(PI()*2/257*([.FG1]-16)+PI()*3/2)+1+COS(PI()*2/257*([.FG1]-16)*3 - PI()/5)/7-0.0423190033)/1.915326379*2" office:value-type="float" office:value="1.84402976877888">
            <text:p>1.8440297688</text:p>
          </table:table-cell>
          <table:table-cell table:formula="of:=(SIN(PI()*2/257*([.FH1]-16)+PI()*3/2)+1+COS(PI()*2/257*([.FH1]-16)*3 - PI()/5)/7-0.0423190033)/1.915326379*2" office:value-type="float" office:value="1.83984831730157">
            <text:p>1.8398483173</text:p>
          </table:table-cell>
          <table:table-cell table:formula="of:=(SIN(PI()*2/257*([.FI1]-16)+PI()*3/2)+1+COS(PI()*2/257*([.FI1]-16)*3 - PI()/5)/7-0.0423190033)/1.915326379*2" office:value-type="float" office:value="1.8357876456007">
            <text:p>1.8357876456</text:p>
          </table:table-cell>
          <table:table-cell table:formula="of:=(SIN(PI()*2/257*([.FJ1]-16)+PI()*3/2)+1+COS(PI()*2/257*([.FJ1]-16)*3 - PI()/5)/7-0.0423190033)/1.915326379*2" office:value-type="float" office:value="1.83182306961357">
            <text:p>1.8318230696</text:p>
          </table:table-cell>
          <table:table-cell table:formula="of:=(SIN(PI()*2/257*([.FK1]-16)+PI()*3/2)+1+COS(PI()*2/257*([.FK1]-16)*3 - PI()/5)/7-0.0423190033)/1.915326379*2" office:value-type="float" office:value="1.82792664517501">
            <text:p>1.8279266452</text:p>
          </table:table-cell>
          <table:table-cell table:formula="of:=(SIN(PI()*2/257*([.FL1]-16)+PI()*3/2)+1+COS(PI()*2/257*([.FL1]-16)*3 - PI()/5)/7-0.0423190033)/1.915326379*2" office:value-type="float" office:value="1.82406734771656">
            <text:p>1.8240673477</text:p>
          </table:table-cell>
          <table:table-cell table:formula="of:=(SIN(PI()*2/257*([.FM1]-16)+PI()*3/2)+1+COS(PI()*2/257*([.FM1]-16)*3 - PI()/5)/7-0.0423190033)/1.915326379*2" office:value-type="float" office:value="1.82021127015113">
            <text:p>1.8202112702</text:p>
          </table:table-cell>
          <table:table-cell table:formula="of:=(SIN(PI()*2/257*([.FN1]-16)+PI()*3/2)+1+COS(PI()*2/257*([.FN1]-16)*3 - PI()/5)/7-0.0423190033)/1.915326379*2" office:value-type="float" office:value="1.81632183786055">
            <text:p>1.8163218379</text:p>
          </table:table-cell>
          <table:table-cell table:formula="of:=(SIN(PI()*2/257*([.FO1]-16)+PI()*3/2)+1+COS(PI()*2/257*([.FO1]-16)*3 - PI()/5)/7-0.0423190033)/1.915326379*2" office:value-type="float" office:value="1.81236003961036">
            <text:p>1.8123600396</text:p>
          </table:table-cell>
          <table:table-cell table:formula="of:=(SIN(PI()*2/257*([.FP1]-16)+PI()*3/2)+1+COS(PI()*2/257*([.FP1]-16)*3 - PI()/5)/7-0.0423190033)/1.915326379*2" office:value-type="float" office:value="1.80828467313003">
            <text:p>1.8082846731</text:p>
          </table:table-cell>
          <table:table-cell table:formula="of:=(SIN(PI()*2/257*([.FQ1]-16)+PI()*3/2)+1+COS(PI()*2/257*([.FQ1]-16)*3 - PI()/5)/7-0.0423190033)/1.915326379*2" office:value-type="float" office:value="1.80405260401636">
            <text:p>1.804052604</text:p>
          </table:table-cell>
          <table:table-cell table:formula="of:=(SIN(PI()*2/257*([.FR1]-16)+PI()*3/2)+1+COS(PI()*2/257*([.FR1]-16)*3 - PI()/5)/7-0.0423190033)/1.915326379*2" office:value-type="float" office:value="1.79961903654583">
            <text:p>1.7996190365</text:p>
          </table:table-cell>
          <table:table-cell table:formula="of:=(SIN(PI()*2/257*([.FS1]-16)+PI()*3/2)+1+COS(PI()*2/257*([.FS1]-16)*3 - PI()/5)/7-0.0423190033)/1.915326379*2" office:value-type="float" office:value="1.79493779491653">
            <text:p>1.7949377949</text:p>
          </table:table-cell>
          <table:table-cell table:formula="of:=(SIN(PI()*2/257*([.FT1]-16)+PI()*3/2)+1+COS(PI()*2/257*([.FT1]-16)*3 - PI()/5)/7-0.0423190033)/1.915326379*2" office:value-type="float" office:value="1.78996161338303">
            <text:p>1.7899616134</text:p>
          </table:table-cell>
          <table:table-cell table:formula="of:=(SIN(PI()*2/257*([.FU1]-16)+PI()*3/2)+1+COS(PI()*2/257*([.FU1]-16)*3 - PI()/5)/7-0.0423190033)/1.915326379*2" office:value-type="float" office:value="1.78464243369951">
            <text:p>1.7846424337</text:p>
          </table:table-cell>
          <table:table-cell table:formula="of:=(SIN(PI()*2/257*([.FV1]-16)+PI()*3/2)+1+COS(PI()*2/257*([.FV1]-16)*3 - PI()/5)/7-0.0423190033)/1.915326379*2" office:value-type="float" office:value="1.77893170824552">
            <text:p>1.7789317082</text:p>
          </table:table-cell>
          <table:table-cell table:formula="of:=(SIN(PI()*2/257*([.FW1]-16)+PI()*3/2)+1+COS(PI()*2/257*([.FW1]-16)*3 - PI()/5)/7-0.0423190033)/1.915326379*2" office:value-type="float" office:value="1.77278070717807">
            <text:p>1.7727807072</text:p>
          </table:table-cell>
          <table:table-cell table:formula="of:=(SIN(PI()*2/257*([.FX1]-16)+PI()*3/2)+1+COS(PI()*2/257*([.FX1]-16)*3 - PI()/5)/7-0.0423190033)/1.915326379*2" office:value-type="float" office:value="1.76614082793065">
            <text:p>1.7661408279</text:p>
          </table:table-cell>
          <table:table-cell table:formula="of:=(SIN(PI()*2/257*([.FY1]-16)+PI()*3/2)+1+COS(PI()*2/257*([.FY1]-16)*3 - PI()/5)/7-0.0423190033)/1.915326379*2" office:value-type="float" office:value="1.75896390536688">
            <text:p>1.7589639054</text:p>
          </table:table-cell>
          <table:table-cell table:formula="of:=(SIN(PI()*2/257*([.FZ1]-16)+PI()*3/2)+1+COS(PI()*2/257*([.FZ1]-16)*3 - PI()/5)/7-0.0423190033)/1.915326379*2" office:value-type="float" office:value="1.75120252089163">
            <text:p>1.7512025209</text:p>
          </table:table-cell>
          <table:table-cell table:formula="of:=(SIN(PI()*2/257*([.GA1]-16)+PI()*3/2)+1+COS(PI()*2/257*([.GA1]-16)*3 - PI()/5)/7-0.0423190033)/1.915326379*2" office:value-type="float" office:value="1.74281030882789">
            <text:p>1.7428103088</text:p>
          </table:table-cell>
          <table:table-cell table:formula="of:=(SIN(PI()*2/257*([.GB1]-16)+PI()*3/2)+1+COS(PI()*2/257*([.GB1]-16)*3 - PI()/5)/7-0.0423190033)/1.915326379*2" office:value-type="float" office:value="1.7337422583809">
            <text:p>1.7337422584</text:p>
          </table:table-cell>
          <table:table-cell table:formula="of:=(SIN(PI()*2/257*([.GC1]-16)+PI()*3/2)+1+COS(PI()*2/257*([.GC1]-16)*3 - PI()/5)/7-0.0423190033)/1.915326379*2" office:value-type="float" office:value="1.72395500953475">
            <text:p>1.7239550095</text:p>
          </table:table-cell>
          <table:table-cell table:formula="of:=(SIN(PI()*2/257*([.GD1]-16)+PI()*3/2)+1+COS(PI()*2/257*([.GD1]-16)*3 - PI()/5)/7-0.0423190033)/1.915326379*2" office:value-type="float" office:value="1.71340714125794">
            <text:p>1.7134071413</text:p>
          </table:table-cell>
          <table:table-cell table:formula="of:=(SIN(PI()*2/257*([.GE1]-16)+PI()*3/2)+1+COS(PI()*2/257*([.GE1]-16)*3 - PI()/5)/7-0.0423190033)/1.915326379*2" office:value-type="float" office:value="1.70205945043551">
            <text:p>1.7020594504</text:p>
          </table:table-cell>
          <table:table-cell table:formula="of:=(SIN(PI()*2/257*([.GF1]-16)+PI()*3/2)+1+COS(PI()*2/257*([.GF1]-16)*3 - PI()/5)/7-0.0423190033)/1.915326379*2" office:value-type="float" office:value="1.68987521999413">
            <text:p>1.68987522</text:p>
          </table:table-cell>
          <table:table-cell table:formula="of:=(SIN(PI()*2/257*([.GG1]-16)+PI()*3/2)+1+COS(PI()*2/257*([.GG1]-16)*3 - PI()/5)/7-0.0423190033)/1.915326379*2" office:value-type="float" office:value="1.67682047474437">
            <text:p>1.6768204747</text:p>
          </table:table-cell>
          <table:table-cell table:formula="of:=(SIN(PI()*2/257*([.GH1]-16)+PI()*3/2)+1+COS(PI()*2/257*([.GH1]-16)*3 - PI()/5)/7-0.0423190033)/1.915326379*2" office:value-type="float" office:value="1.66286422352945">
            <text:p>1.6628642235</text:p>
          </table:table-cell>
          <table:table-cell table:formula="of:=(SIN(PI()*2/257*([.GI1]-16)+PI()*3/2)+1+COS(PI()*2/257*([.GI1]-16)*3 - PI()/5)/7-0.0423190033)/1.915326379*2" office:value-type="float" office:value="1.64797868634281">
            <text:p>1.6479786863</text:p>
          </table:table-cell>
          <table:table-cell table:formula="of:=(SIN(PI()*2/257*([.GJ1]-16)+PI()*3/2)+1+COS(PI()*2/257*([.GJ1]-16)*3 - PI()/5)/7-0.0423190033)/1.915326379*2" office:value-type="float" office:value="1.63213950515743">
            <text:p>1.6321395052</text:p>
          </table:table-cell>
          <table:table-cell table:formula="of:=(SIN(PI()*2/257*([.GK1]-16)+PI()*3/2)+1+COS(PI()*2/257*([.GK1]-16)*3 - PI()/5)/7-0.0423190033)/1.915326379*2" office:value-type="float" office:value="1.61532593729619">
            <text:p>1.6153259373</text:p>
          </table:table-cell>
          <table:table-cell table:formula="of:=(SIN(PI()*2/257*([.GL1]-16)+PI()*3/2)+1+COS(PI()*2/257*([.GL1]-16)*3 - PI()/5)/7-0.0423190033)/1.915326379*2" office:value-type="float" office:value="1.59752103026643">
            <text:p>1.5975210303</text:p>
          </table:table-cell>
          <table:table-cell table:formula="of:=(SIN(PI()*2/257*([.GM1]-16)+PI()*3/2)+1+COS(PI()*2/257*([.GM1]-16)*3 - PI()/5)/7-0.0423190033)/1.915326379*2" office:value-type="float" office:value="1.57871177708078">
            <text:p>1.5787117771</text:p>
          </table:table-cell>
          <table:table-cell table:formula="of:=(SIN(PI()*2/257*([.GN1]-16)+PI()*3/2)+1+COS(PI()*2/257*([.GN1]-16)*3 - PI()/5)/7-0.0423190033)/1.915326379*2" office:value-type="float" office:value="1.55888925119064">
            <text:p>1.5588892512</text:p>
          </table:table-cell>
          <table:table-cell table:formula="of:=(SIN(PI()*2/257*([.GO1]-16)+PI()*3/2)+1+COS(PI()*2/257*([.GO1]-16)*3 - PI()/5)/7-0.0423190033)/1.915326379*2" office:value-type="float" office:value="1.53804872026805">
            <text:p>1.5380487203</text:p>
          </table:table-cell>
          <table:table-cell table:formula="of:=(SIN(PI()*2/257*([.GP1]-16)+PI()*3/2)+1+COS(PI()*2/257*([.GP1]-16)*3 - PI()/5)/7-0.0423190033)/1.915326379*2" office:value-type="float" office:value="1.51618973818467">
            <text:p>1.5161897382</text:p>
          </table:table-cell>
          <table:table-cell table:formula="of:=(SIN(PI()*2/257*([.GQ1]-16)+PI()*3/2)+1+COS(PI()*2/257*([.GQ1]-16)*3 - PI()/5)/7-0.0423190033)/1.915326379*2" office:value-type="float" office:value="1.49331621465375">
            <text:p>1.4933162147</text:p>
          </table:table-cell>
          <table:table-cell table:formula="of:=(SIN(PI()*2/257*([.GR1]-16)+PI()*3/2)+1+COS(PI()*2/257*([.GR1]-16)*3 - PI()/5)/7-0.0423190033)/1.915326379*2" office:value-type="float" office:value="1.46943646212021">
            <text:p>1.4694364621</text:p>
          </table:table-cell>
          <table:table-cell table:formula="of:=(SIN(PI()*2/257*([.GS1]-16)+PI()*3/2)+1+COS(PI()*2/257*([.GS1]-16)*3 - PI()/5)/7-0.0423190033)/1.915326379*2" office:value-type="float" office:value="1.44456321960624">
            <text:p>1.4445632196</text:p>
          </table:table-cell>
          <table:table-cell table:formula="of:=(SIN(PI()*2/257*([.GT1]-16)+PI()*3/2)+1+COS(PI()*2/257*([.GT1]-16)*3 - PI()/5)/7-0.0423190033)/1.915326379*2" office:value-type="float" office:value="1.41871365334321">
            <text:p>1.4187136533</text:p>
          </table:table-cell>
          <table:table-cell table:formula="of:=(SIN(PI()*2/257*([.GU1]-16)+PI()*3/2)+1+COS(PI()*2/257*([.GU1]-16)*3 - PI()/5)/7-0.0423190033)/1.915326379*2" office:value-type="float" office:value="1.39190933414519">
            <text:p>1.3919093341</text:p>
          </table:table-cell>
          <table:table-cell table:formula="of:=(SIN(PI()*2/257*([.GV1]-16)+PI()*3/2)+1+COS(PI()*2/257*([.GV1]-16)*3 - PI()/5)/7-0.0423190033)/1.915326379*2" office:value-type="float" office:value="1.36417619160404">
            <text:p>1.3641761916</text:p>
          </table:table-cell>
          <table:table-cell table:formula="of:=(SIN(PI()*2/257*([.GW1]-16)+PI()*3/2)+1+COS(PI()*2/257*([.GW1]-16)*3 - PI()/5)/7-0.0423190033)/1.915326379*2" office:value-type="float" office:value="1.33554444531043">
            <text:p>1.3355444453</text:p>
          </table:table-cell>
          <table:table-cell table:formula="of:=(SIN(PI()*2/257*([.GX1]-16)+PI()*3/2)+1+COS(PI()*2/257*([.GX1]-16)*3 - PI()/5)/7-0.0423190033)/1.915326379*2" office:value-type="float" office:value="1.30604851342856">
            <text:p>1.3060485134</text:p>
          </table:table-cell>
          <table:table-cell table:formula="of:=(SIN(PI()*2/257*([.GY1]-16)+PI()*3/2)+1+COS(PI()*2/257*([.GY1]-16)*3 - PI()/5)/7-0.0423190033)/1.915326379*2" office:value-type="float" office:value="1.27572689907335">
            <text:p>1.2757268991</text:p>
          </table:table-cell>
          <table:table-cell table:formula="of:=(SIN(PI()*2/257*([.GZ1]-16)+PI()*3/2)+1+COS(PI()*2/257*([.GZ1]-16)*3 - PI()/5)/7-0.0423190033)/1.915326379*2" office:value-type="float" office:value="1.24462205505874">
            <text:p>1.2446220551</text:p>
          </table:table-cell>
          <table:table-cell table:formula="of:=(SIN(PI()*2/257*([.HA1]-16)+PI()*3/2)+1+COS(PI()*2/257*([.HA1]-16)*3 - PI()/5)/7-0.0423190033)/1.915326379*2" office:value-type="float" office:value="1.21278022770112">
            <text:p>1.2127802277</text:p>
          </table:table-cell>
          <table:table-cell table:formula="of:=(SIN(PI()*2/257*([.HB1]-16)+PI()*3/2)+1+COS(PI()*2/257*([.HB1]-16)*3 - PI()/5)/7-0.0423190033)/1.915326379*2" office:value-type="float" office:value="1.18025128047498">
            <text:p>1.1802512805</text:p>
          </table:table-cell>
          <table:table-cell table:formula="of:=(SIN(PI()*2/257*([.HC1]-16)+PI()*3/2)+1+COS(PI()*2/257*([.HC1]-16)*3 - PI()/5)/7-0.0423190033)/1.915326379*2" office:value-type="float" office:value="1.14708849842549">
            <text:p>1.1470884984</text:p>
          </table:table-cell>
          <table:table-cell table:formula="of:=(SIN(PI()*2/257*([.HD1]-16)+PI()*3/2)+1+COS(PI()*2/257*([.HD1]-16)*3 - PI()/5)/7-0.0423190033)/1.915326379*2" office:value-type="float" office:value="1.1133483743465">
            <text:p>1.1133483743</text:p>
          </table:table-cell>
          <table:table-cell table:formula="of:=(SIN(PI()*2/257*([.HE1]-16)+PI()*3/2)+1+COS(PI()*2/257*([.HE1]-16)*3 - PI()/5)/7-0.0423190033)/1.915326379*2" office:value-type="float" office:value="1.07909037783022">
            <text:p>1.0790903778</text:p>
          </table:table-cell>
          <table:table-cell table:formula="of:=(SIN(PI()*2/257*([.HF1]-16)+PI()*3/2)+1+COS(PI()*2/257*([.HF1]-16)*3 - PI()/5)/7-0.0423190033)/1.915326379*2" office:value-type="float" office:value="1.04437670838683">
            <text:p>1.0443767084</text:p>
          </table:table-cell>
          <table:table-cell table:formula="of:=(SIN(PI()*2/257*([.HG1]-16)+PI()*3/2)+1+COS(PI()*2/257*([.HG1]-16)*3 - PI()/5)/7-0.0423190033)/1.915326379*2" office:value-type="float" office:value="1.00927203391796">
            <text:p>1.0092720339</text:p>
          </table:table-cell>
          <table:table-cell table:formula="of:=(SIN(PI()*2/257*([.HH1]-16)+PI()*3/2)+1+COS(PI()*2/257*([.HH1]-16)*3 - PI()/5)/7-0.0423190033)/1.915326379*2" office:value-type="float" office:value="0.973843215906729">
            <text:p>0.9738432159</text:p>
          </table:table-cell>
          <table:table-cell table:formula="of:=(SIN(PI()*2/257*([.HI1]-16)+PI()*3/2)+1+COS(PI()*2/257*([.HI1]-16)*3 - PI()/5)/7-0.0423190033)/1.915326379*2" office:value-type="float" office:value="0.938159022758374">
            <text:p>0.9381590228</text:p>
          </table:table-cell>
          <table:table-cell table:formula="of:=(SIN(PI()*2/257*([.HJ1]-16)+PI()*3/2)+1+COS(PI()*2/257*([.HJ1]-16)*3 - PI()/5)/7-0.0423190033)/1.915326379*2" office:value-type="float" office:value="0.902289832789277">
            <text:p>0.9022898328</text:p>
          </table:table-cell>
          <table:table-cell table:formula="of:=(SIN(PI()*2/257*([.HK1]-16)+PI()*3/2)+1+COS(PI()*2/257*([.HK1]-16)*3 - PI()/5)/7-0.0423190033)/1.915326379*2" office:value-type="float" office:value="0.866307328418015">
            <text:p>0.8663073284</text:p>
          </table:table-cell>
          <table:table-cell table:formula="of:=(SIN(PI()*2/257*([.HL1]-16)+PI()*3/2)+1+COS(PI()*2/257*([.HL1]-16)*3 - PI()/5)/7-0.0423190033)/1.915326379*2" office:value-type="float" office:value="0.83028418315931">
            <text:p>0.8302841832</text:p>
          </table:table-cell>
          <table:table-cell table:formula="of:=(SIN(PI()*2/257*([.HM1]-16)+PI()*3/2)+1+COS(PI()*2/257*([.HM1]-16)*3 - PI()/5)/7-0.0423190033)/1.915326379*2" office:value-type="float" office:value="0.794293743060631">
            <text:p>0.7942937431</text:p>
          </table:table-cell>
          <table:table-cell table:formula="of:=(SIN(PI()*2/257*([.HN1]-16)+PI()*3/2)+1+COS(PI()*2/257*([.HN1]-16)*3 - PI()/5)/7-0.0423190033)/1.915326379*2" office:value-type="float" office:value="0.758409704251235">
            <text:p>0.7584097043</text:p>
          </table:table-cell>
          <table:table-cell table:formula="of:=(SIN(PI()*2/257*([.HO1]-16)+PI()*3/2)+1+COS(PI()*2/257*([.HO1]-16)*3 - PI()/5)/7-0.0423190033)/1.915326379*2" office:value-type="float" office:value="0.722705788294474">
            <text:p>0.7227057883</text:p>
          </table:table-cell>
          <table:table-cell table:formula="of:=(SIN(PI()*2/257*([.HP1]-16)+PI()*3/2)+1+COS(PI()*2/257*([.HP1]-16)*3 - PI()/5)/7-0.0423190033)/1.915326379*2" office:value-type="float" office:value="0.687255417046182">
            <text:p>0.687255417</text:p>
          </table:table-cell>
          <table:table-cell table:formula="of:=(SIN(PI()*2/257*([.HQ1]-16)+PI()*3/2)+1+COS(PI()*2/257*([.HQ1]-16)*3 - PI()/5)/7-0.0423190033)/1.915326379*2" office:value-type="float" office:value="0.652131388724839">
            <text:p>0.6521313887</text:p>
          </table:table-cell>
          <table:table-cell table:formula="of:=(SIN(PI()*2/257*([.HR1]-16)+PI()*3/2)+1+COS(PI()*2/257*([.HR1]-16)*3 - PI()/5)/7-0.0423190033)/1.915326379*2" office:value-type="float" office:value="0.617405556892998">
            <text:p>0.6174055569</text:p>
          </table:table-cell>
          <table:table-cell table:formula="of:=(SIN(PI()*2/257*([.HS1]-16)+PI()*3/2)+1+COS(PI()*2/257*([.HS1]-16)*3 - PI()/5)/7-0.0423190033)/1.915326379*2" office:value-type="float" office:value="0.58314851403391">
            <text:p>0.583148514</text:p>
          </table:table-cell>
          <table:table-cell table:formula="of:=(SIN(PI()*2/257*([.HT1]-16)+PI()*3/2)+1+COS(PI()*2/257*([.HT1]-16)*3 - PI()/5)/7-0.0423190033)/1.915326379*2" office:value-type="float" office:value="0.549429281383031">
            <text:p>0.5494292814</text:p>
          </table:table-cell>
          <table:table-cell table:formula="of:=(SIN(PI()*2/257*([.HU1]-16)+PI()*3/2)+1+COS(PI()*2/257*([.HU1]-16)*3 - PI()/5)/7-0.0423190033)/1.915326379*2" office:value-type="float" office:value="0.516315006640699">
            <text:p>0.5163150066</text:p>
          </table:table-cell>
          <table:table-cell table:formula="of:=(SIN(PI()*2/257*([.HV1]-16)+PI()*3/2)+1+COS(PI()*2/257*([.HV1]-16)*3 - PI()/5)/7-0.0423190033)/1.915326379*2" office:value-type="float" office:value="0.483870671150218">
            <text:p>0.4838706712</text:p>
          </table:table-cell>
          <table:table-cell table:formula="of:=(SIN(PI()*2/257*([.HW1]-16)+PI()*3/2)+1+COS(PI()*2/257*([.HW1]-16)*3 - PI()/5)/7-0.0423190033)/1.915326379*2" office:value-type="float" office:value="0.452158808075085">
            <text:p>0.4521588081</text:p>
          </table:table-cell>
          <table:table-cell table:formula="of:=(SIN(PI()*2/257*([.HX1]-16)+PI()*3/2)+1+COS(PI()*2/257*([.HX1]-16)*3 - PI()/5)/7-0.0423190033)/1.915326379*2" office:value-type="float" office:value="0.421239233050341">
            <text:p>0.4212392331</text:p>
          </table:table-cell>
          <table:table-cell table:formula="of:=(SIN(PI()*2/257*([.HY1]-16)+PI()*3/2)+1+COS(PI()*2/257*([.HY1]-16)*3 - PI()/5)/7-0.0423190033)/1.915326379*2" office:value-type="float" office:value="0.391168788716356">
            <text:p>0.3911687887</text:p>
          </table:table-cell>
          <table:table-cell table:formula="of:=(SIN(PI()*2/257*([.HZ1]-16)+PI()*3/2)+1+COS(PI()*2/257*([.HZ1]-16)*3 - PI()/5)/7-0.0423190033)/1.915326379*2" office:value-type="float" office:value="0.362001104469126">
            <text:p>0.3620011045</text:p>
          </table:table-cell>
          <table:table-cell table:formula="of:=(SIN(PI()*2/257*([.IA1]-16)+PI()*3/2)+1+COS(PI()*2/257*([.IA1]-16)*3 - PI()/5)/7-0.0423190033)/1.915326379*2" office:value-type="float" office:value="0.333786372679843">
            <text:p>0.3337863727</text:p>
          </table:table-cell>
          <table:table-cell table:formula="of:=(SIN(PI()*2/257*([.IB1]-16)+PI()*3/2)+1+COS(PI()*2/257*([.IB1]-16)*3 - PI()/5)/7-0.0423190033)/1.915326379*2" office:value-type="float" office:value="0.306571142548435">
            <text:p>0.3065711425</text:p>
          </table:table-cell>
          <table:table-cell table:formula="of:=(SIN(PI()*2/257*([.IC1]-16)+PI()*3/2)+1+COS(PI()*2/257*([.IC1]-16)*3 - PI()/5)/7-0.0423190033)/1.915326379*2" office:value-type="float" office:value="0.280398132661359">
            <text:p>0.2803981327</text:p>
          </table:table-cell>
          <table:table-cell table:formula="of:=(SIN(PI()*2/257*([.ID1]-16)+PI()*3/2)+1+COS(PI()*2/257*([.ID1]-16)*3 - PI()/5)/7-0.0423190033)/1.915326379*2" office:value-type="float" office:value="0.255306063224031">
            <text:p>0.2553060632</text:p>
          </table:table-cell>
          <table:table-cell table:formula="of:=(SIN(PI()*2/257*([.IE1]-16)+PI()*3/2)+1+COS(PI()*2/257*([.IE1]-16)*3 - PI()/5)/7-0.0423190033)/1.915326379*2" office:value-type="float" office:value="0.231329508832931">
            <text:p>0.2313295088</text:p>
          </table:table-cell>
          <table:table-cell table:formula="of:=(SIN(PI()*2/257*([.IF1]-16)+PI()*3/2)+1+COS(PI()*2/257*([.IF1]-16)*3 - PI()/5)/7-0.0423190033)/1.915326379*2" office:value-type="float" office:value="0.208498772542608">
            <text:p>0.2084987725</text:p>
          </table:table-cell>
          <table:table-cell table:formula="of:=(SIN(PI()*2/257*([.IG1]-16)+PI()*3/2)+1+COS(PI()*2/257*([.IG1]-16)*3 - PI()/5)/7-0.0423190033)/1.915326379*2" office:value-type="float" office:value="0.186839781868848">
            <text:p>0.1868397819</text:p>
          </table:table-cell>
          <table:table-cell table:formula="of:=(SIN(PI()*2/257*([.IH1]-16)+PI()*3/2)+1+COS(PI()*2/257*([.IH1]-16)*3 - PI()/5)/7-0.0423190033)/1.915326379*2" office:value-type="float" office:value="0.166374007252011">
            <text:p>0.1663740073</text:p>
          </table:table-cell>
          <table:table-cell table:formula="of:=(SIN(PI()*2/257*([.II1]-16)+PI()*3/2)+1+COS(PI()*2/257*([.II1]-16)*3 - PI()/5)/7-0.0423190033)/1.915326379*2" office:value-type="float" office:value="0.147118403384351">
            <text:p>0.1471184034</text:p>
          </table:table-cell>
          <table:table-cell table:formula="of:=(SIN(PI()*2/257*([.IJ1]-16)+PI()*3/2)+1+COS(PI()*2/257*([.IJ1]-16)*3 - PI()/5)/7-0.0423190033)/1.915326379*2" office:value-type="float" office:value="0.129085373682855">
            <text:p>0.1290853737</text:p>
          </table:table-cell>
          <table:table-cell table:formula="of:=(SIN(PI()*2/257*([.IK1]-16)+PI()*3/2)+1+COS(PI()*2/257*([.IK1]-16)*3 - PI()/5)/7-0.0423190033)/1.915326379*2" office:value-type="float" office:value="0.11228275806539">
            <text:p>0.1122827581</text:p>
          </table:table-cell>
          <table:table-cell table:formula="of:=(SIN(PI()*2/257*([.IL1]-16)+PI()*3/2)+1+COS(PI()*2/257*([.IL1]-16)*3 - PI()/5)/7-0.0423190033)/1.915326379*2" office:value-type="float" office:value="0.0967138440633537">
            <text:p>0.0967138441</text:p>
          </table:table-cell>
          <table:table-cell table:formula="of:=(SIN(PI()*2/257*([.IM1]-16)+PI()*3/2)+1+COS(PI()*2/257*([.IM1]-16)*3 - PI()/5)/7-0.0423190033)/1.915326379*2" office:value-type="float" office:value="0.0823774011791921">
            <text:p>0.0823774012</text:p>
          </table:table-cell>
          <table:table-cell table:formula="of:=(SIN(PI()*2/257*([.IN1]-16)+PI()*3/2)+1+COS(PI()*2/257*([.IN1]-16)*3 - PI()/5)/7-0.0423190033)/1.915326379*2" office:value-type="float" office:value="0.0692677382729699">
            <text:p>0.0692677383</text:p>
          </table:table-cell>
          <table:table-cell table:formula="of:=(SIN(PI()*2/257*([.IO1]-16)+PI()*3/2)+1+COS(PI()*2/257*([.IO1]-16)*3 - PI()/5)/7-0.0423190033)/1.915326379*2" office:value-type="float" office:value="0.0573747836390856">
            <text:p>0.0573747836</text:p>
          </table:table-cell>
          <table:table-cell table:formula="of:=(SIN(PI()*2/257*([.IP1]-16)+PI()*3/2)+1+COS(PI()*2/257*([.IP1]-16)*3 - PI()/5)/7-0.0423190033)/1.915326379*2" office:value-type="float" office:value="0.0466841873129772">
            <text:p>0.0466841873</text:p>
          </table:table-cell>
          <table:table-cell table:formula="of:=(SIN(PI()*2/257*([.IQ1]-16)+PI()*3/2)+1+COS(PI()*2/257*([.IQ1]-16)*3 - PI()/5)/7-0.0423190033)/1.915326379*2" office:value-type="float" office:value="0.0371774450289252">
            <text:p>0.037177445</text:p>
          </table:table-cell>
          <table:table-cell table:formula="of:=(SIN(PI()*2/257*([.IR1]-16)+PI()*3/2)+1+COS(PI()*2/257*([.IR1]-16)*3 - PI()/5)/7-0.0423190033)/1.915326379*2" office:value-type="float" office:value="0.0288320431344818">
            <text:p>0.0288320431</text:p>
          </table:table-cell>
          <table:table-cell table:formula="of:=(SIN(PI()*2/257*([.IS1]-16)+PI()*3/2)+1+COS(PI()*2/257*([.IS1]-16)*3 - PI()/5)/7-0.0423190033)/1.915326379*2" office:value-type="float" office:value="0.0216216236551589">
            <text:p>0.0216216237</text:p>
          </table:table-cell>
          <table:table-cell table:formula="of:=(SIN(PI()*2/257*([.IT1]-16)+PI()*3/2)+1+COS(PI()*2/257*([.IT1]-16)*3 - PI()/5)/7-0.0423190033)/1.915326379*2" office:value-type="float" office:value="0.01551616859552">
            <text:p>0.0155161686</text:p>
          </table:table-cell>
          <table:table-cell table:formula="of:=(SIN(PI()*2/257*([.IU1]-16)+PI()*3/2)+1+COS(PI()*2/257*([.IU1]-16)*3 - PI()/5)/7-0.0423190033)/1.915326379*2" office:value-type="float" office:value="0.0104822024602336">
            <text:p>0.0104822025</text:p>
          </table:table-cell>
          <table:table-cell table:formula="of:=(SIN(PI()*2/257*([.IV1]-16)+PI()*3/2)+1+COS(PI()*2/257*([.IV1]-16)*3 - PI()/5)/7-0.0423190033)/1.915326379*2" office:value-type="float" office:value="0.00648301188157825">
            <text:p>0.0064830119</text:p>
          </table:table-cell>
          <table:table-cell table:formula="of:=(SIN(PI()*2/257*([.IW1]-16)+PI()*3/2)+1+COS(PI()*2/257*([.IW1]-16)*3 - PI()/5)/7-0.0423190033)/1.915326379*2" office:value-type="float" office:value="0.00347888114874577">
            <text:p>0.0034788811</text:p>
          </table:table-cell>
          <table:table-cell table:formula="of:=(SIN(PI()*2/257*([.IX1]-16)+PI()*3/2)+1+COS(PI()*2/257*([.IX1]-16)*3 - PI()/5)/7-0.0423190033)/1.915326379*2" office:value-type="float" office:value="0.00142734234972522">
            <text:p>0.0014273423</text:p>
          </table:table-cell>
          <table:table-cell table:formula="of:=(SIN(PI()*2/257*([.IY1]-16)+PI()*3/2)+1+COS(PI()*2/257*([.IY1]-16)*3 - PI()/5)/7-0.0423190033)/1.915326379*2" office:value-type="float" office:value="0.000283438758889236">
            <text:p>0.0002834388</text:p>
          </table:table-cell>
          <table:table-cell table:style-name="Default" table:formula="of:=(SIN(PI()*2/257*([.IZ1]-16)+PI()*3/2)+1+COS(PI()*2/257*([.IZ1]-16)*3 - PI()/5)/7-0.0423190033)/1.915326379*2" office:value-type="float" office:value="0.0000000000330922099599348">
            <text:p>3.30922099599348E-011</text:p>
          </table:table-cell>
        </table:table-row>
        <table:table-row table:style-name="ro1">
          <table:table-cell office:value-type="string">
            <text:p>Links geneigt</text:p>
          </table:table-cell>
          <table:table-cell table:number-columns-repeated="2"/>
          <table:table-cell table:formula="of:=([.D2]+[.E2])/2" office:value-type="float" office:value="0.00117220860840302">
            <text:p>0.0011722086</text:p>
          </table:table-cell>
          <table:table-cell table:formula="of:=([.E2]+[.F2])/2" office:value-type="float" office:value="0.00281505506801065">
            <text:p>0.0028150551</text:p>
          </table:table-cell>
          <table:table-cell table:formula="of:=([.F2]+[.G2])/2" office:value-type="float" office:value="0.00513992575046945">
            <text:p>0.0051399258</text:p>
          </table:table-cell>
          <table:table-cell table:formula="of:=([.G2]+[.H2])/2" office:value-type="float" office:value="0.00809337303326736">
            <text:p>0.008093373</text:p>
          </table:table-cell>
          <table:table-cell table:formula="of:=([.H2]+[.I2])/2" office:value-type="float" office:value="0.01162139103649">
            <text:p>0.011621391</text:p>
          </table:table-cell>
          <table:table-cell table:formula="of:=([.I2]+[.J2])/2" office:value-type="float" office:value="0.0156697288000862">
            <text:p>0.0156697288</text:p>
          </table:table-cell>
          <table:table-cell table:formula="of:=([.J2]+[.K2])/2" office:value-type="float" office:value="0.0201842030788838">
            <text:p>0.0201842031</text:p>
          </table:table-cell>
          <table:table-cell table:formula="of:=([.K2]+[.L2])/2" office:value-type="float" office:value="0.0251110090608454">
            <text:p>0.0251110091</text:p>
          </table:table-cell>
          <table:table-cell table:formula="of:=([.L2]+[.M2])/2" office:value-type="float" office:value="0.0303970273262516">
            <text:p>0.0303970273</text:p>
          </table:table-cell>
          <table:table-cell table:formula="of:=([.M2]+[.N2])/2" office:value-type="float" office:value="0.0359901253867355">
            <text:p>0.0359901254</text:p>
          </table:table-cell>
          <table:table-cell table:formula="of:=([.N2]+[.O2])/2" office:value-type="float" office:value="0.0418394521732776">
            <text:p>0.0418394522</text:p>
          </table:table-cell>
          <table:table-cell table:formula="of:=([.O2]+[.P2])/2" office:value-type="float" office:value="0.0478957238812244">
            <text:p>0.0478957239</text:p>
          </table:table-cell>
          <table:table-cell table:formula="of:=([.P2]+[.Q2])/2" office:value-type="float" office:value="0.054111499627915">
            <text:p>0.0541114996</text:p>
          </table:table-cell>
          <table:table-cell table:formula="of:=([.Q2]+[.R2])/2" office:value-type="float" office:value="0.0604414454343318">
            <text:p>0.0604414454</text:p>
          </table:table-cell>
          <table:table-cell table:formula="of:=([.R2]+[.S2])/2" office:value-type="float" office:value="0.0668425851060251">
            <text:p>0.0668425851</text:p>
          </table:table-cell>
          <table:table-cell table:formula="of:=([.S2]+[.T2])/2" office:value-type="float" office:value="0.0732745366600689">
            <text:p>0.0732745367</text:p>
          </table:table-cell>
          <table:table-cell table:formula="of:=([.T2]+[.U2])/2" office:value-type="float" office:value="0.0796997330235807">
            <text:p>0.079699733</text:p>
          </table:table-cell>
          <table:table-cell table:formula="of:=([.U2]+[.V2])/2" office:value-type="float" office:value="0.0860836258149759">
            <text:p>0.0860836258</text:p>
          </table:table-cell>
          <table:table-cell table:formula="of:=([.V2]+[.W2])/2" office:value-type="float" office:value="0.0923948711111572">
            <text:p>0.0923948711</text:p>
          </table:table-cell>
          <table:table-cell table:formula="of:=([.W2]+[.X2])/2" office:value-type="float" office:value="0.0986054962017662">
            <text:p>0.0986054962</text:p>
          </table:table-cell>
          <table:table-cell table:formula="of:=([.X2]+[.Y2])/2" office:value-type="float" office:value="0.10469104643492">
            <text:p>0.1046910464</text:p>
          </table:table-cell>
          <table:table-cell table:formula="of:=([.Y2]+[.Z2])/2" office:value-type="float" office:value="0.110630711366977">
            <text:p>0.1106307114</text:p>
          </table:table-cell>
          <table:table-cell table:formula="of:=([.Z2]+[.AA2])/2" office:value-type="float" office:value="0.116407429541204">
            <text:p>0.1164074295</text:p>
          </table:table-cell>
          <table:table-cell table:formula="of:=([.AA2]+[.AB2])/2" office:value-type="float" office:value="0.12200797133622">
            <text:p>0.1220079713</text:p>
          </table:table-cell>
          <table:table-cell table:formula="of:=([.AB2]+[.AC2])/2" office:value-type="float" office:value="0.127422999444042">
            <text:p>0.1274229994</text:p>
          </table:table-cell>
          <table:table-cell table:formula="of:=([.AC2]+[.AD2])/2" office:value-type="float" office:value="0.132647106658911">
            <text:p>0.1326471067</text:p>
          </table:table-cell>
          <table:table-cell table:formula="of:=([.AD2]+[.AE2])/2" office:value-type="float" office:value="0.137678830781135">
            <text:p>0.1376788308</text:p>
          </table:table-cell>
          <table:table-cell table:formula="of:=([.AE2]+[.AF2])/2" office:value-type="float" office:value="0.142520646564277">
            <text:p>0.1425206466</text:p>
          </table:table-cell>
          <table:table-cell table:formula="of:=([.AF2]+[.AG2])/2" office:value-type="float" office:value="0.147178934758504">
            <text:p>0.1471789348</text:p>
          </table:table-cell>
          <table:table-cell table:formula="of:=([.AG2]+[.AH2])/2" office:value-type="float" office:value="0.151663928427094">
            <text:p>0.1516639284</text:p>
          </table:table-cell>
          <table:table-cell table:formula="of:=([.AH2]+[.AI2])/2" office:value-type="float" office:value="0.155989636836341">
            <text:p>0.1559896368</text:p>
          </table:table-cell>
          <table:table-cell table:formula="of:=([.AI2]+[.AJ2])/2" office:value-type="float" office:value="0.16017374734071">
            <text:p>0.1601737473</text:p>
          </table:table-cell>
          <table:table-cell table:formula="of:=([.AJ2]+[.AK2])/2" office:value-type="float" office:value="0.164237505804418">
            <text:p>0.1642375058</text:p>
          </table:table-cell>
          <table:table-cell table:formula="of:=([.AK2]+[.AL2])/2" office:value-type="float" office:value="0.168205576217054">
            <text:p>0.1682055762</text:p>
          </table:table-cell>
          <table:table-cell table:formula="of:=([.AL2]+[.AM2])/2" office:value-type="float" office:value="0.172105880273703">
            <text:p>0.1721058803</text:p>
          </table:table-cell>
          <table:table-cell table:formula="of:=([.AM2]+[.AN2])/2" office:value-type="float" office:value="0.175969417798777">
            <text:p>0.1759694178</text:p>
          </table:table-cell>
          <table:table-cell table:formula="of:=([.AN2]+[.AO2])/2" office:value-type="float" office:value="0.17983006899673">
            <text:p>0.179830069</text:p>
          </table:table-cell>
          <table:table-cell table:formula="of:=([.AO2]+[.AP2])/2" office:value-type="float" office:value="0.18372437961153">
            <text:p>0.1837243796</text:p>
          </table:table-cell>
          <table:table-cell table:formula="of:=([.AP2]+[.AQ2])/2" office:value-type="float" office:value="0.187691330169598">
            <text:p>0.1876913302</text:p>
          </table:table-cell>
          <table:table-cell table:formula="of:=([.AQ2]+[.AR2])/2" office:value-type="float" office:value="0.191772090567495">
            <text:p>0.1917720906</text:p>
          </table:table-cell>
          <table:table-cell table:formula="of:=([.AR2]+[.AS2])/2" office:value-type="float" office:value="0.196009761345313">
            <text:p>0.1960097613</text:p>
          </table:table-cell>
          <table:table-cell table:formula="of:=([.AS2]+[.AT2])/2" office:value-type="float" office:value="0.200449103059307">
            <text:p>0.2004491031</text:p>
          </table:table-cell>
          <table:table-cell table:formula="of:=([.AT2]+[.AU2])/2" office:value-type="float" office:value="0.205136255232152">
            <text:p>0.2051362552</text:p>
          </table:table-cell>
          <table:table-cell table:formula="of:=([.AU2]+[.AV2])/2" office:value-type="float" office:value="0.210118446416167">
            <text:p>0.2101184464</text:p>
          </table:table-cell>
          <table:table-cell table:formula="of:=([.AV2]+[.AW2])/2" office:value-type="float" office:value="0.21544369695351">
            <text:p>0.215443697</text:p>
          </table:table-cell>
          <table:table-cell table:formula="of:=([.AW2]+[.AX2])/2" office:value-type="float" office:value="0.221160516057487">
            <text:p>0.2211605161</text:p>
          </table:table-cell>
          <table:table-cell table:formula="of:=([.AX2]+[.AY2])/2" office:value-type="float" office:value="0.227317594870486">
            <text:p>0.2273175949</text:p>
          </table:table-cell>
          <table:table-cell table:formula="of:=([.AY2]+[.AZ2])/2" office:value-type="float" office:value="0.233963497176536">
            <text:p>0.2339634972</text:p>
          </table:table-cell>
          <table:table-cell table:formula="of:=([.AZ2]+[.BA2])/2" office:value-type="float" office:value="0.241146349459911">
            <text:p>0.2411463495</text:p>
          </table:table-cell>
          <table:table-cell table:formula="of:=([.BA2]+[.BB2])/2" office:value-type="float" office:value="0.248913532005498">
            <text:p>0.248913532</text:p>
          </table:table-cell>
          <table:table-cell table:formula="of:=([.BB2]+[.BC2])/2" office:value-type="float" office:value="0.257311372731864">
            <text:p>0.2573113727</text:p>
          </table:table-cell>
          <table:table-cell table:formula="of:=([.BC2]+[.BD2])/2" office:value-type="float" office:value="0.266384845433995">
            <text:p>0.2663848454</text:p>
          </table:table-cell>
          <table:table-cell table:formula="of:=([.BD2]+[.BE2])/2" office:value-type="float" office:value="0.276177274089739">
            <text:p>0.2761772741</text:p>
          </table:table-cell>
          <table:table-cell table:formula="of:=([.BE2]+[.BF2])/2" office:value-type="float" office:value="0.286730044852086">
            <text:p>0.2867300449</text:p>
          </table:table-cell>
          <table:table-cell table:formula="of:=([.BF2]+[.BG2])/2" office:value-type="float" office:value="0.298082327308831">
            <text:p>0.2980823273</text:p>
          </table:table-cell>
          <table:table-cell table:formula="of:=([.BG2]+[.BH2])/2" office:value-type="float" office:value="0.310270806541984">
            <text:p>0.3102708065</text:p>
          </table:table-cell>
          <table:table-cell table:formula="of:=([.BH2]+[.BI2])/2" office:value-type="float" office:value="0.323329427461922">
            <text:p>0.3233294275</text:p>
          </table:table-cell>
          <table:table-cell table:formula="of:=([.BI2]+[.BJ2])/2" office:value-type="float" office:value="0.337289152825915">
            <text:p>0.3372891528</text:p>
          </table:table-cell>
          <table:table-cell table:formula="of:=([.BJ2]+[.BK2])/2" office:value-type="float" office:value="0.352177736277688">
            <text:p>0.3521777363</text:p>
          </table:table-cell>
          <table:table-cell table:formula="of:=([.BK2]+[.BL2])/2" office:value-type="float" office:value="0.368019511664557">
            <text:p>0.3680195117</text:p>
          </table:table-cell>
          <table:table-cell table:formula="of:=([.BL2]+[.BM2])/2" office:value-type="float" office:value="0.384835199801681">
            <text:p>0.3848351998</text:p>
          </table:table-cell>
          <table:table-cell table:formula="of:=([.BM2]+[.BN2])/2" office:value-type="float" office:value="0.402641733759778">
            <text:p>0.4026417338</text:p>
          </table:table-cell>
          <table:table-cell table:formula="of:=([.BN2]+[.BO2])/2" office:value-type="float" office:value="0.42145210365356">
            <text:p>0.4214521037</text:p>
          </table:table-cell>
          <table:table-cell table:formula="of:=([.BO2]+[.BP2])/2" office:value-type="float" office:value="0.441275221803799">
            <text:p>0.4412752218</text:p>
          </table:table-cell>
          <table:table-cell table:formula="of:=([.BP2]+[.BQ2])/2" office:value-type="float" office:value="0.462115809036917">
            <text:p>0.462115809</text:p>
          </table:table-cell>
          <table:table-cell table:formula="of:=([.BQ2]+[.BR2])/2" office:value-type="float" office:value="0.483974302772753">
            <text:p>0.4839743028</text:p>
          </table:table-cell>
          <table:table-cell table:formula="of:=([.BR2]+[.BS2])/2" office:value-type="float" office:value="0.506846787434515">
            <text:p>0.5068467874</text:p>
          </table:table-cell>
          <table:table-cell table:formula="of:=([.BS2]+[.BT2])/2" office:value-type="float" office:value="0.530724947595262">
            <text:p>0.5307249476</text:p>
          </table:table-cell>
          <table:table-cell table:formula="of:=([.BT2]+[.BU2])/2" office:value-type="float" office:value="0.555596044153465">
            <text:p>0.5555960442</text:p>
          </table:table-cell>
          <table:table-cell table:formula="of:=([.BU2]+[.BV2])/2" office:value-type="float" office:value="0.581442913706683">
            <text:p>0.5814429137</text:p>
          </table:table-cell>
          <table:table-cell table:formula="of:=([.BV2]+[.BW2])/2" office:value-type="float" office:value="0.608243991168065">
            <text:p>0.6082439912</text:p>
          </table:table-cell>
          <table:table-cell table:formula="of:=([.BW2]+[.BX2])/2" office:value-type="float" office:value="0.635973355545689">
            <text:p>0.6359733555</text:p>
          </table:table-cell>
          <table:table-cell table:formula="of:=([.BX2]+[.BY2])/2" office:value-type="float" office:value="0.664600798680535">
            <text:p>0.6646007987</text:p>
          </table:table-cell>
          <table:table-cell table:formula="of:=([.BY2]+[.BZ2])/2" office:value-type="float" office:value="0.694091916615716">
            <text:p>0.6940919166</text:p>
          </table:table-cell>
          <table:table-cell table:formula="of:=([.BZ2]+[.CA2])/2" office:value-type="float" office:value="0.72440822314812">
            <text:p>0.7244082231</text:p>
          </table:table-cell>
          <table:table-cell table:formula="of:=([.CA2]+[.CB2])/2" office:value-type="float" office:value="0.755507284994613">
            <text:p>0.755507285</text:p>
          </table:table-cell>
          <table:table-cell table:formula="of:=([.CB2]+[.CC2])/2" office:value-type="float" office:value="0.787342877888909">
            <text:p>0.7873428779</text:p>
          </table:table-cell>
          <table:table-cell table:formula="of:=([.CC2]+[.CD2])/2" office:value-type="float" office:value="0.819865162812835">
            <text:p>0.8198651628</text:p>
          </table:table-cell>
          <table:table-cell table:formula="of:=([.CD2]+[.CE2])/2" office:value-type="float" office:value="0.853020881457624">
            <text:p>0.8530208815</text:p>
          </table:table-cell>
          <table:table-cell table:formula="of:=([.CE2]+[.CF2])/2" office:value-type="float" office:value="0.886753569907578">
            <text:p>0.8867535699</text:p>
          </table:table-cell>
          <table:table-cell table:formula="of:=([.CF2]+[.CG2])/2" office:value-type="float" office:value="0.921003789440577">
            <text:p>0.9210037894</text:p>
          </table:table-cell>
          <table:table-cell table:formula="of:=([.CG2]+[.CH2])/2" office:value-type="float" office:value="0.955709373247912">
            <text:p>0.9557093732</text:p>
          </table:table-cell>
          <table:table-cell table:formula="of:=([.CH2]+[.CI2])/2" office:value-type="float" office:value="0.990805687790403">
            <text:p>0.9908056878</text:p>
          </table:table-cell>
          <table:table-cell table:formula="of:=([.CI2]+[.CJ2])/2" office:value-type="float" office:value="1.02622590742906">
            <text:p>1.0262259074</text:p>
          </table:table-cell>
          <table:table-cell table:formula="of:=([.CJ2]+[.CK2])/2" office:value-type="float" office:value="1.06190130089717">
            <text:p>1.0619013009</text:p>
          </table:table-cell>
          <table:table-cell table:formula="of:=([.CK2]+[.CL2])/2" office:value-type="float" office:value="1.09776152811698">
            <text:p>1.0977615281</text:p>
          </table:table-cell>
          <table:table-cell table:formula="of:=([.CL2]+[.CM2])/2" office:value-type="float" office:value="1.13373494580849">
            <text:p>1.1337349458</text:p>
          </table:table-cell>
          <table:table-cell table:formula="of:=([.CM2]+[.CN2])/2" office:value-type="float" office:value="1.16974892029047">
            <text:p>1.1697489203</text:p>
          </table:table-cell>
          <table:table-cell table:formula="of:=([.CN2]+[.CO2])/2" office:value-type="float" office:value="1.20573014583501">
            <text:p>1.2057301458</text:p>
          </table:table-cell>
          <table:table-cell table:formula="of:=([.CO2]+[.CP2])/2" office:value-type="float" office:value="1.24160496690715">
            <text:p>1.2416049669</text:p>
          </table:table-cell>
          <table:table-cell table:formula="of:=([.CP2]+[.CQ2])/2" office:value-type="float" office:value="1.27729970259957">
            <text:p>1.2772997026</text:p>
          </table:table-cell>
          <table:table-cell table:formula="of:=([.CQ2]+[.CR2])/2" office:value-type="float" office:value="1.31274097156095">
            <text:p>1.3127409716</text:p>
          </table:table-cell>
          <table:table-cell table:formula="of:=([.CR2]+[.CS2])/2" office:value-type="float" office:value="1.3478560157133">
            <text:p>1.3478560157</text:p>
          </table:table-cell>
          <table:table-cell table:formula="of:=([.CS2]+[.CT2])/2" office:value-type="float" office:value="1.38257302105995">
            <text:p>1.3825730211</text:p>
          </table:table-cell>
          <table:table-cell table:formula="of:=([.CT2]+[.CU2])/2" office:value-type="float" office:value="1.41682143390144">
            <text:p>1.4168214339</text:p>
          </table:table-cell>
          <table:table-cell table:formula="of:=([.CU2]+[.CV2])/2" office:value-type="float" office:value="1.4505322708006">
            <text:p>1.4505322708</text:p>
          </table:table-cell>
          <table:table-cell table:formula="of:=([.CV2]+[.CW2])/2" office:value-type="float" office:value="1.48363842067184">
            <text:p>1.4836384207</text:p>
          </table:table-cell>
          <table:table-cell table:formula="of:=([.CW2]+[.CX2])/2" office:value-type="float" office:value="1.51607493741122">
            <text:p>1.5160749374</text:p>
          </table:table-cell>
          <table:table-cell table:formula="of:=([.CX2]+[.CY2])/2" office:value-type="float" office:value="1.54777932153484">
            <text:p>1.5477793215</text:p>
          </table:table-cell>
          <table:table-cell table:formula="of:=([.CY2]+[.CZ2])/2" office:value-type="float" office:value="1.57869178935136">
            <text:p>1.5786917894</text:p>
          </table:table-cell>
          <table:table-cell table:formula="of:=([.CZ2]+[.DA2])/2" office:value-type="float" office:value="1.60875552826143">
            <text:p>1.6087555283</text:p>
          </table:table-cell>
          <table:table-cell table:formula="of:=([.DA2]+[.DB2])/2" office:value-type="float" office:value="1.63791693685069">
            <text:p>1.6379169369</text:p>
          </table:table-cell>
          <table:table-cell table:formula="of:=([.DB2]+[.DC2])/2" office:value-type="float" office:value="1.66612584852464">
            <text:p>1.6661258485</text:p>
          </table:table-cell>
          <table:table-cell table:formula="of:=([.DC2]+[.DD2])/2" office:value-type="float" office:value="1.69333573752121">
            <text:p>1.6933357375</text:p>
          </table:table-cell>
          <table:table-cell table:formula="of:=([.DD2]+[.DE2])/2" office:value-type="float" office:value="1.71950390623166">
            <text:p>1.7195039062</text:p>
          </table:table-cell>
          <table:table-cell table:formula="of:=([.DE2]+[.DF2])/2" office:value-type="float" office:value="1.74459165285995">
            <text:p>1.7445916529</text:p>
          </table:table-cell>
          <table:table-cell table:formula="of:=([.DF2]+[.DG2])/2" office:value-type="float" office:value="1.76856441855624">
            <text:p>1.7685644186</text:p>
          </table:table-cell>
          <table:table-cell table:formula="of:=([.DG2]+[.DH2])/2" office:value-type="float" office:value="1.79139191326969">
            <text:p>1.7913919133</text:p>
          </table:table-cell>
          <table:table-cell table:formula="of:=([.DH2]+[.DI2])/2" office:value-type="float" office:value="1.81304821967975">
            <text:p>1.8130482197</text:p>
          </table:table-cell>
          <table:table-cell table:formula="of:=([.DI2]+[.DJ2])/2" office:value-type="float" office:value="1.83351187468235">
            <text:p>1.8335118747</text:p>
          </table:table-cell>
          <table:table-cell table:formula="of:=([.DJ2]+[.DK2])/2" office:value-type="float" office:value="1.85276592802735">
            <text:p>1.852765928</text:p>
          </table:table-cell>
          <table:table-cell table:formula="of:=([.DK2]+[.DL2])/2" office:value-type="float" office:value="1.87079797782602">
            <text:p>1.8707979778</text:p>
          </table:table-cell>
          <table:table-cell table:formula="of:=([.DL2]+[.DM2])/2" office:value-type="float" office:value="1.88760018277069">
            <text:p>1.8876001828</text:p>
          </table:table-cell>
          <table:table-cell table:formula="of:=([.DM2]+[.DN2])/2" office:value-type="float" office:value="1.90316925103358">
            <text:p>1.903169251</text:p>
          </table:table-cell>
          <table:table-cell table:formula="of:=([.DN2]+[.DO2])/2" office:value-type="float" office:value="1.91750640593629">
            <text:p>1.9175064059</text:p>
          </table:table-cell>
          <table:table-cell table:formula="of:=([.DO2]+[.DP2])/2" office:value-type="float" office:value="1.93061732860555">
            <text:p>1.9306173286</text:p>
          </table:table-cell>
          <table:table-cell table:formula="of:=([.DP2]+[.DQ2])/2" office:value-type="float" office:value="1.9425120779541">
            <text:p>1.942512078</text:p>
          </table:table-cell>
          <table:table-cell table:formula="of:=([.DQ2]+[.DR2])/2" office:value-type="float" office:value="1.95320498844636">
            <text:p>1.9532049884</text:p>
          </table:table-cell>
          <table:table-cell table:formula="of:=([.DR2]+[.DS2])/2" office:value-type="float" office:value="1.96271454622742">
            <text:p>1.9627145462</text:p>
          </table:table-cell>
          <table:table-cell table:formula="of:=([.DS2]+[.DT2])/2" office:value-type="float" office:value="1.97106324430952">
            <text:p>1.9710632443</text:p>
          </table:table-cell>
          <table:table-cell table:formula="of:=([.DT2]+[.DU2])/2" office:value-type="float" office:value="1.97827741762156">
            <text:p>1.9782774176</text:p>
          </table:table-cell>
          <table:table-cell table:formula="of:=([.DU2]+[.DV2])/2" office:value-type="float" office:value="1.98438705883513">
            <text:p>1.9843870588</text:p>
          </table:table-cell>
          <table:table-cell table:formula="of:=([.DV2]+[.DW2])/2" office:value-type="float" office:value="1.98942561598272">
            <text:p>1.989425616</text:p>
          </table:table-cell>
          <table:table-cell table:formula="of:=([.DW2]+[.DX2])/2" office:value-type="float" office:value="1.99342977298079">
            <text:p>1.993429773</text:p>
          </table:table-cell>
          <table:table-cell table:formula="of:=([.DX2]+[.DY2])/2" office:value-type="float" office:value="1.99643921426175">
            <text:p>1.9964392143</text:p>
          </table:table-cell>
          <table:table-cell table:formula="of:=([.DY2]+[.DZ2])/2" office:value-type="float" office:value="1.99849637480291">
            <text:p>1.9984963748</text:p>
          </table:table-cell>
          <table:table-cell table:formula="of:=([.DZ2]+[.EA2])/2" office:value-type="float" office:value="1.99964617691866">
            <text:p>1.9996461769</text:p>
          </table:table-cell>
          <table:table-cell table:formula="of:=([.EA2]+[.EB2])/2" office:value-type="float" office:value="1.9999357552519">
            <text:p>1.9999357553</text:p>
          </table:table-cell>
          <table:table-cell table:formula="of:=([.EB2]+[.EC2])/2" office:value-type="float" office:value="1.99941417146347">
            <text:p>1.9994141715</text:p>
          </table:table-cell>
          <table:table-cell table:formula="of:=([.EC2]+[.ED2])/2" office:value-type="float" office:value="1.99813212017283">
            <text:p>1.9981321202</text:p>
          </table:table-cell>
          <table:table-cell table:formula="of:=([.ED2]+[.EE2])/2" office:value-type="float" office:value="1.99614162774918">
            <text:p>1.9961416277</text:p>
          </table:table-cell>
          <table:table-cell table:formula="of:=([.EE2]+[.EF2])/2" office:value-type="float" office:value="1.99349574558969">
            <text:p>1.9934957456</text:p>
          </table:table-cell>
          <table:table-cell table:formula="of:=([.EF2]+[.EG2])/2" office:value-type="float" office:value="1.99024823955028">
            <text:p>1.9902482396</text:p>
          </table:table-cell>
          <table:table-cell table:formula="of:=([.EG2]+[.EH2])/2" office:value-type="float" office:value="1.98645327721399">
            <text:p>1.9864532772</text:p>
          </table:table-cell>
          <table:table-cell table:formula="of:=([.EH2]+[.EI2])/2" office:value-type="float" office:value="1.98216511469264">
            <text:p>1.9821651147</text:p>
          </table:table-cell>
          <table:table-cell table:formula="of:=([.EI2]+[.EJ2])/2" office:value-type="float" office:value="1.97743778465889">
            <text:p>1.9774377847</text:p>
          </table:table-cell>
          <table:table-cell table:formula="of:=([.EJ2]+[.EK2])/2" office:value-type="float" office:value="1.97232478729838">
            <text:p>1.9723247873</text:p>
          </table:table-cell>
          <table:table-cell table:formula="of:=([.EK2]+[.EL2])/2" office:value-type="float" office:value="1.96687878585466">
            <text:p>1.9668787859</text:p>
          </table:table-cell>
          <table:table-cell table:formula="of:=([.EL2]+[.EM2])/2" office:value-type="float" office:value="1.96115130841401">
            <text:p>1.9611513084</text:p>
          </table:table-cell>
          <table:table-cell table:formula="of:=([.EM2]+[.EN2])/2" office:value-type="float" office:value="1.95519245754279">
            <text:p>1.9551924575</text:p>
          </table:table-cell>
          <table:table-cell table:formula="of:=([.EN2]+[.EO2])/2" office:value-type="float" office:value="1.94905062934629">
            <text:p>1.9490506293</text:p>
          </table:table-cell>
          <table:table-cell table:formula="of:=([.EO2]+[.EP2])/2" office:value-type="float" office:value="1.94277224346683">
            <text:p>1.9427722435</text:p>
          </table:table-cell>
          <table:table-cell table:formula="of:=([.EP2]+[.EQ2])/2" office:value-type="float" office:value="1.93640148547873">
            <text:p>1.9364014855</text:p>
          </table:table-cell>
          <table:table-cell table:formula="of:=([.EQ2]+[.ER2])/2" office:value-type="float" office:value="1.92998006306991">
            <text:p>1.9299800631</text:p>
          </table:table-cell>
          <table:table-cell table:formula="of:=([.ER2]+[.ES2])/2" office:value-type="float" office:value="1.92354697732509">
            <text:p>1.9235469773</text:p>
          </table:table-cell>
          <table:table-cell table:formula="of:=([.ES2]+[.ET2])/2" office:value-type="float" office:value="1.91713831034285">
            <text:p>1.9171383103</text:p>
          </table:table-cell>
          <table:table-cell table:formula="of:=([.ET2]+[.EU2])/2" office:value-type="float" office:value="1.91078703033036">
            <text:p>1.9107870303</text:p>
          </table:table-cell>
          <table:table-cell table:formula="of:=([.EU2]+[.EV2])/2" office:value-type="float" office:value="1.90452281522408">
            <text:p>1.9045228152</text:p>
          </table:table-cell>
          <table:table-cell table:formula="of:=([.EV2]+[.EW2])/2" office:value-type="float" office:value="1.89837189578452">
            <text:p>1.8983718958</text:p>
          </table:table-cell>
          <table:table-cell table:formula="of:=([.EW2]+[.EX2])/2" office:value-type="float" office:value="1.89235691900694">
            <text:p>1.892356919</text:p>
          </table:table-cell>
          <table:table-cell table:formula="of:=([.EX2]+[.EY2])/2" office:value-type="float" office:value="1.88649683257995">
            <text:p>1.8864968326</text:p>
          </table:table-cell>
          <table:table-cell table:formula="of:=([.EY2]+[.EZ2])/2" office:value-type="float" office:value="1.88080679100942">
            <text:p>1.880806791</text:p>
          </table:table-cell>
          <table:table-cell table:formula="of:=([.EZ2]+[.FA2])/2" office:value-type="float" office:value="1.87529808390775">
            <text:p>1.8752980839</text:p>
          </table:table-cell>
          <table:table-cell table:formula="of:=([.FA2]+[.FB2])/2" office:value-type="float" office:value="1.86997808682823">
            <text:p>1.8699780868</text:p>
          </table:table-cell>
          <table:table-cell table:formula="of:=([.FB2]+[.FC2])/2" office:value-type="float" office:value="1.86485023490201">
            <text:p>1.8648502349</text:p>
          </table:table-cell>
          <table:table-cell table:formula="of:=([.FC2]+[.FD2])/2" office:value-type="float" office:value="1.85991401941135">
            <text:p>1.8599140194</text:p>
          </table:table-cell>
          <table:table-cell table:formula="of:=([.FD2]+[.FE2])/2" office:value-type="float" office:value="1.85516500730879">
            <text:p>1.8551650073</text:p>
          </table:table-cell>
          <table:table-cell table:formula="of:=([.FE2]+[.FF2])/2" office:value-type="float" office:value="1.85059488356703">
            <text:p>1.8505948836</text:p>
          </table:table-cell>
          <table:table-cell table:formula="of:=([.FF2]+[.FG2])/2" office:value-type="float" office:value="1.84619151612093">
            <text:p>1.8461915161</text:p>
          </table:table-cell>
          <table:table-cell table:formula="of:=([.FG2]+[.FH2])/2" office:value-type="float" office:value="1.84193904304022">
            <text:p>1.841939043</text:p>
          </table:table-cell>
          <table:table-cell table:formula="of:=([.FH2]+[.FI2])/2" office:value-type="float" office:value="1.83781798145113">
            <text:p>1.8378179815</text:p>
          </table:table-cell>
          <table:table-cell table:formula="of:=([.FI2]+[.FJ2])/2" office:value-type="float" office:value="1.83380535760713">
            <text:p>1.8338053576</text:p>
          </table:table-cell>
          <table:table-cell table:formula="of:=([.FJ2]+[.FK2])/2" office:value-type="float" office:value="1.82987485739429">
            <text:p>1.8298748574</text:p>
          </table:table-cell>
          <table:table-cell table:formula="of:=([.FK2]+[.FL2])/2" office:value-type="float" office:value="1.82599699644578">
            <text:p>1.8259969964</text:p>
          </table:table-cell>
          <table:table-cell table:formula="of:=([.FL2]+[.FM2])/2" office:value-type="float" office:value="1.82213930893385">
            <text:p>1.8221393089</text:p>
          </table:table-cell>
          <table:table-cell table:formula="of:=([.FM2]+[.FN2])/2" office:value-type="float" office:value="1.81826655400584">
            <text:p>1.818266554</text:p>
          </table:table-cell>
          <table:table-cell table:formula="of:=([.FN2]+[.FO2])/2" office:value-type="float" office:value="1.81434093873545">
            <text:p>1.8143409387</text:p>
          </table:table-cell>
          <table:table-cell table:formula="of:=([.FO2]+[.FP2])/2" office:value-type="float" office:value="1.8103223563702">
            <text:p>1.8103223564</text:p>
          </table:table-cell>
          <table:table-cell table:formula="of:=([.FP2]+[.FQ2])/2" office:value-type="float" office:value="1.80616863857319">
            <text:p>1.8061686386</text:p>
          </table:table-cell>
          <table:table-cell table:formula="of:=([.FQ2]+[.FR2])/2" office:value-type="float" office:value="1.80183582028109">
            <text:p>1.8018358203</text:p>
          </table:table-cell>
          <table:table-cell table:formula="of:=([.FR2]+[.FS2])/2" office:value-type="float" office:value="1.79727841573118">
            <text:p>1.7972784157</text:p>
          </table:table-cell>
          <table:table-cell table:formula="of:=([.FS2]+[.FT2])/2" office:value-type="float" office:value="1.79244970414978">
            <text:p>1.7924497041</text:p>
          </table:table-cell>
          <table:table-cell table:formula="of:=([.FT2]+[.FU2])/2" office:value-type="float" office:value="1.78730202354127">
            <text:p>1.7873020235</text:p>
          </table:table-cell>
          <table:table-cell table:formula="of:=([.FU2]+[.FV2])/2" office:value-type="float" office:value="1.78178707097251">
            <text:p>1.781787071</text:p>
          </table:table-cell>
          <table:table-cell table:formula="of:=([.FV2]+[.FW2])/2" office:value-type="float" office:value="1.7758562077118">
            <text:p>1.7758562077</text:p>
          </table:table-cell>
          <table:table-cell table:formula="of:=([.FW2]+[.FX2])/2" office:value-type="float" office:value="1.76946076755436">
            <text:p>1.7694607676</text:p>
          </table:table-cell>
          <table:table-cell table:formula="of:=([.FX2]+[.FY2])/2" office:value-type="float" office:value="1.76255236664876">
            <text:p>1.7625523666</text:p>
          </table:table-cell>
          <table:table-cell table:formula="of:=([.FY2]+[.FZ2])/2" office:value-type="float" office:value="1.75508321312925">
            <text:p>1.7550832131</text:p>
          </table:table-cell>
          <table:table-cell table:formula="of:=([.FZ2]+[.GA2])/2" office:value-type="float" office:value="1.74700641485976">
            <text:p>1.7470064149</text:p>
          </table:table-cell>
          <table:table-cell table:formula="of:=([.GA2]+[.GB2])/2" office:value-type="float" office:value="1.73827628360439">
            <text:p>1.7382762836</text:p>
          </table:table-cell>
          <table:table-cell table:formula="of:=([.GB2]+[.GC2])/2" office:value-type="float" office:value="1.72884863395782">
            <text:p>1.728848634</text:p>
          </table:table-cell>
          <table:table-cell table:formula="of:=([.GC2]+[.GD2])/2" office:value-type="float" office:value="1.71868107539634">
            <text:p>1.7186810754</text:p>
          </table:table-cell>
          <table:table-cell table:formula="of:=([.GD2]+[.GE2])/2" office:value-type="float" office:value="1.70773329584672">
            <text:p>1.7077332958</text:p>
          </table:table-cell>
          <table:table-cell table:formula="of:=([.GE2]+[.GF2])/2" office:value-type="float" office:value="1.69596733521482">
            <text:p>1.6959673352</text:p>
          </table:table-cell>
          <table:table-cell table:formula="of:=([.GF2]+[.GG2])/2" office:value-type="float" office:value="1.68334784736925">
            <text:p>1.6833478474</text:p>
          </table:table-cell>
          <table:table-cell table:formula="of:=([.GG2]+[.GH2])/2" office:value-type="float" office:value="1.66984234913691">
            <text:p>1.6698423491</text:p>
          </table:table-cell>
          <table:table-cell table:formula="of:=([.GH2]+[.GI2])/2" office:value-type="float" office:value="1.65542145493613">
            <text:p>1.6554214549</text:p>
          </table:table-cell>
          <table:table-cell table:formula="of:=([.GI2]+[.GJ2])/2" office:value-type="float" office:value="1.64005909575012">
            <text:p>1.6400590958</text:p>
          </table:table-cell>
          <table:table-cell table:formula="of:=([.GJ2]+[.GK2])/2" office:value-type="float" office:value="1.62373272122681">
            <text:p>1.6237327212</text:p>
          </table:table-cell>
          <table:table-cell table:formula="of:=([.GK2]+[.GL2])/2" office:value-type="float" office:value="1.60642348378131">
            <text:p>1.6064234838</text:p>
          </table:table-cell>
          <table:table-cell table:formula="of:=([.GL2]+[.GM2])/2" office:value-type="float" office:value="1.5881164036736">
            <text:p>1.5881164037</text:p>
          </table:table-cell>
          <table:table-cell table:formula="of:=([.GM2]+[.GN2])/2" office:value-type="float" office:value="1.56880051413571">
            <text:p>1.5688005141</text:p>
          </table:table-cell>
          <table:table-cell table:formula="of:=([.GN2]+[.GO2])/2" office:value-type="float" office:value="1.54846898572934">
            <text:p>1.5484689857</text:p>
          </table:table-cell>
          <table:table-cell table:formula="of:=([.GO2]+[.GP2])/2" office:value-type="float" office:value="1.52711922922636">
            <text:p>1.5271192292</text:p>
          </table:table-cell>
          <table:table-cell table:formula="of:=([.GP2]+[.GQ2])/2" office:value-type="float" office:value="1.50475297641921">
            <text:p>1.5047529764</text:p>
          </table:table-cell>
          <table:table-cell table:formula="of:=([.GQ2]+[.GR2])/2" office:value-type="float" office:value="1.48137633838698">
            <text:p>1.4813763384</text:p>
          </table:table-cell>
          <table:table-cell table:formula="of:=([.GR2]+[.GS2])/2" office:value-type="float" office:value="1.45699984086323">
            <text:p>1.4569998409</text:p>
          </table:table-cell>
          <table:table-cell table:formula="of:=([.GS2]+[.GT2])/2" office:value-type="float" office:value="1.43163843647473">
            <text:p>1.4316384365</text:p>
          </table:table-cell>
          <table:table-cell table:formula="of:=([.GT2]+[.GU2])/2" office:value-type="float" office:value="1.4053114937442">
            <text:p>1.4053114937</text:p>
          </table:table-cell>
          <table:table-cell table:formula="of:=([.GU2]+[.GV2])/2" office:value-type="float" office:value="1.37804276287461">
            <text:p>1.3780427629</text:p>
          </table:table-cell>
          <table:table-cell table:formula="of:=([.GV2]+[.GW2])/2" office:value-type="float" office:value="1.34986031845724">
            <text:p>1.3498603185</text:p>
          </table:table-cell>
          <table:table-cell table:formula="of:=([.GW2]+[.GX2])/2" office:value-type="float" office:value="1.3207964793695">
            <text:p>1.3207964794</text:p>
          </table:table-cell>
          <table:table-cell table:formula="of:=([.GX2]+[.GY2])/2" office:value-type="float" office:value="1.29088770625096">
            <text:p>1.2908877063</text:p>
          </table:table-cell>
          <table:table-cell table:formula="of:=([.GY2]+[.GZ2])/2" office:value-type="float" office:value="1.26017447706605">
            <text:p>1.2601744771</text:p>
          </table:table-cell>
          <table:table-cell table:formula="of:=([.GZ2]+[.HA2])/2" office:value-type="float" office:value="1.22870114137993">
            <text:p>1.2287011414</text:p>
          </table:table-cell>
          <table:table-cell table:formula="of:=([.HA2]+[.HB2])/2" office:value-type="float" office:value="1.19651575408805">
            <text:p>1.1965157541</text:p>
          </table:table-cell>
          <table:table-cell table:formula="of:=([.HB2]+[.HC2])/2" office:value-type="float" office:value="1.16366988945023">
            <text:p>1.1636698895</text:p>
          </table:table-cell>
          <table:table-cell table:formula="of:=([.HC2]+[.HD2])/2" office:value-type="float" office:value="1.13021843638599">
            <text:p>1.1302184364</text:p>
          </table:table-cell>
          <table:table-cell table:formula="of:=([.HD2]+[.HE2])/2" office:value-type="float" office:value="1.09621937608836">
            <text:p>1.0962193761</text:p>
          </table:table-cell>
          <table:table-cell table:formula="of:=([.HE2]+[.HF2])/2" office:value-type="float" office:value="1.06173354310852">
            <text:p>1.0617335431</text:p>
          </table:table-cell>
          <table:table-cell table:formula="of:=([.HF2]+[.HG2])/2" office:value-type="float" office:value="1.02682437115239">
            <text:p>1.0268243712</text:p>
          </table:table-cell>
          <table:table-cell table:formula="of:=([.HG2]+[.HH2])/2" office:value-type="float" office:value="0.991557624912343">
            <text:p>0.9915576249</text:p>
          </table:table-cell>
          <table:table-cell table:formula="of:=([.HH2]+[.HI2])/2" office:value-type="float" office:value="0.956001119332552">
            <text:p>0.9560011193</text:p>
          </table:table-cell>
          <table:table-cell table:formula="of:=([.HI2]+[.HJ2])/2" office:value-type="float" office:value="0.920224427773826">
            <text:p>0.9202244278</text:p>
          </table:table-cell>
          <table:table-cell table:formula="of:=([.HJ2]+[.HK2])/2" office:value-type="float" office:value="0.884298580603646">
            <text:p>0.8842985806</text:p>
          </table:table-cell>
          <table:table-cell table:formula="of:=([.HK2]+[.HL2])/2" office:value-type="float" office:value="0.848295755788663">
            <text:p>0.8482957558</text:p>
          </table:table-cell>
          <table:table-cell table:formula="of:=([.HL2]+[.HM2])/2" office:value-type="float" office:value="0.812288963109971">
            <text:p>0.8122889631</text:p>
          </table:table-cell>
          <table:table-cell table:formula="of:=([.HM2]+[.HN2])/2" office:value-type="float" office:value="0.776351723655933">
            <text:p>0.7763517237</text:p>
          </table:table-cell>
          <table:table-cell table:formula="of:=([.HN2]+[.HO2])/2" office:value-type="float" office:value="0.740557746272855">
            <text:p>0.7405577463</text:p>
          </table:table-cell>
          <table:table-cell table:formula="of:=([.HO2]+[.HP2])/2" office:value-type="float" office:value="0.704980602670328">
            <text:p>0.7049806027</text:p>
          </table:table-cell>
          <table:table-cell table:formula="of:=([.HP2]+[.HQ2])/2" office:value-type="float" office:value="0.66969340288551">
            <text:p>0.6696934029</text:p>
          </table:table-cell>
          <table:table-cell table:formula="of:=([.HQ2]+[.HR2])/2" office:value-type="float" office:value="0.634768472808919">
            <text:p>0.6347684728</text:p>
          </table:table-cell>
          <table:table-cell table:formula="of:=([.HR2]+[.HS2])/2" office:value-type="float" office:value="0.600277035463454">
            <text:p>0.6002770355</text:p>
          </table:table-cell>
          <table:table-cell table:formula="of:=([.HS2]+[.HT2])/2" office:value-type="float" office:value="0.566288897708471">
            <text:p>0.5662888977</text:p>
          </table:table-cell>
          <table:table-cell table:formula="of:=([.HT2]+[.HU2])/2" office:value-type="float" office:value="0.532872144011865">
            <text:p>0.532872144</text:p>
          </table:table-cell>
          <table:table-cell table:formula="of:=([.HU2]+[.HV2])/2" office:value-type="float" office:value="0.500092838895458">
            <text:p>0.5000928389</text:p>
          </table:table-cell>
          <table:table-cell table:formula="of:=([.HV2]+[.HW2])/2" office:value-type="float" office:value="0.468014739612651">
            <text:p>0.4680147396</text:p>
          </table:table-cell>
          <table:table-cell table:formula="of:=([.HW2]+[.HX2])/2" office:value-type="float" office:value="0.436699020562713">
            <text:p>0.4366990206</text:p>
          </table:table-cell>
          <table:table-cell table:formula="of:=([.HX2]+[.HY2])/2" office:value-type="float" office:value="0.406204010883349">
            <text:p>0.4062040109</text:p>
          </table:table-cell>
          <table:table-cell table:formula="of:=([.HY2]+[.HZ2])/2" office:value-type="float" office:value="0.376584946592741">
            <text:p>0.3765849466</text:p>
          </table:table-cell>
          <table:table-cell table:formula="of:=([.HZ2]+[.IA2])/2" office:value-type="float" office:value="0.347893738574484">
            <text:p>0.3478937386</text:p>
          </table:table-cell>
          <table:table-cell table:formula="of:=([.IA2]+[.IB2])/2" office:value-type="float" office:value="0.320178757614139">
            <text:p>0.3201787576</text:p>
          </table:table-cell>
          <table:table-cell table:formula="of:=([.IB2]+[.IC2])/2" office:value-type="float" office:value="0.293484637604897">
            <text:p>0.2934846376</text:p>
          </table:table-cell>
          <table:table-cell table:formula="of:=([.IC2]+[.ID2])/2" office:value-type="float" office:value="0.267852097942695">
            <text:p>0.2678520979</text:p>
          </table:table-cell>
          <table:table-cell table:formula="of:=([.ID2]+[.IE2])/2" office:value-type="float" office:value="0.243317786028481">
            <text:p>0.243317786</text:p>
          </table:table-cell>
          <table:table-cell table:formula="of:=([.IE2]+[.IF2])/2" office:value-type="float" office:value="0.21991414068777">
            <text:p>0.2199141407</text:p>
          </table:table-cell>
          <table:table-cell table:formula="of:=([.IF2]+[.IG2])/2" office:value-type="float" office:value="0.197669277205728">
            <text:p>0.1976692772</text:p>
          </table:table-cell>
          <table:table-cell table:formula="of:=([.IG2]+[.IH2])/2" office:value-type="float" office:value="0.176606894560429">
            <text:p>0.1766068946</text:p>
          </table:table-cell>
          <table:table-cell table:formula="of:=([.IH2]+[.II2])/2" office:value-type="float" office:value="0.156746205318181">
            <text:p>0.1567462053</text:p>
          </table:table-cell>
          <table:table-cell table:formula="of:=([.II2]+[.IJ2])/2" office:value-type="float" office:value="0.138101888533603">
            <text:p>0.1381018885</text:p>
          </table:table-cell>
          <table:table-cell table:formula="of:=([.IJ2]+[.IK2])/2" office:value-type="float" office:value="0.120684065874122">
            <text:p>0.1206840659</text:p>
          </table:table-cell>
          <table:table-cell table:formula="of:=([.IK2]+[.IL2])/2" office:value-type="float" office:value="0.104498301064372">
            <text:p>0.1044983011</text:p>
          </table:table-cell>
          <table:table-cell table:formula="of:=([.IL2]+[.IM2])/2" office:value-type="float" office:value="0.0895456226212729">
            <text:p>0.0895456226</text:p>
          </table:table-cell>
          <table:table-cell table:formula="of:=([.IM2]+[.IN2])/2" office:value-type="float" office:value="0.075822569726081">
            <text:p>0.0758225697</text:p>
          </table:table-cell>
          <table:table-cell table:formula="of:=([.IN2]+[.IO2])/2" office:value-type="float" office:value="0.0633212609560278">
            <text:p>0.063321261</text:p>
          </table:table-cell>
          <table:table-cell table:formula="of:=([.IO2]+[.IP2])/2" office:value-type="float" office:value="0.0520294854760314">
            <text:p>0.0520294855</text:p>
          </table:table-cell>
          <table:table-cell table:formula="of:=([.IP2]+[.IQ2])/2" office:value-type="float" office:value="0.0419308161709512">
            <text:p>0.0419308162</text:p>
          </table:table-cell>
          <table:table-cell table:formula="of:=([.IQ2]+[.IR2])/2" office:value-type="float" office:value="0.0330047440817035">
            <text:p>0.0330047441</text:p>
          </table:table-cell>
          <table:table-cell table:formula="of:=([.IR2]+[.IS2])/2" office:value-type="float" office:value="0.0252268333948204">
            <text:p>0.0252268334</text:p>
          </table:table-cell>
          <table:table-cell table:formula="of:=([.IS2]+[.IT2])/2" office:value-type="float" office:value="0.0185688961253394">
            <text:p>0.0185688961</text:p>
          </table:table-cell>
          <table:table-cell table:formula="of:=([.IT2]+[.IU2])/2" office:value-type="float" office:value="0.0129991855278768">
            <text:p>0.0129991855</text:p>
          </table:table-cell>
          <table:table-cell table:formula="of:=([.IU2]+[.IV2])/2" office:value-type="float" office:value="0.0084826071709059">
            <text:p>0.0084826072</text:p>
          </table:table-cell>
          <table:table-cell table:formula="of:=([.IV2]+[.IW2])/2" office:value-type="float" office:value="0.00498094651516201">
            <text:p>0.0049809465</text:p>
          </table:table-cell>
          <table:table-cell table:formula="of:=([.IW2]+[.IX2])/2" office:value-type="float" office:value="0.00245311174923549">
            <text:p>0.0024531117</text:p>
          </table:table-cell>
          <table:table-cell table:formula="of:=([.IX2]+[.IY2])/2" office:value-type="float" office:value="0.000855390554307228">
            <text:p>0.0008553906</text:p>
          </table:table-cell>
          <table:table-cell table:formula="of:=([.IY2]+[.IZ2])/2" office:value-type="float" office:value="0.000141719395990723">
            <text:p>0.0001417194</text:p>
          </table:table-cell>
          <table:table-cell/>
        </table:table-row>
        <table:table-row table:style-name="ro1">
          <table:table-cell office:value-type="string">
            <text:p>Hexadezimal</text:p>
          </table:table-cell>
          <table:table-cell table:number-columns-repeated="2"/>
          <table:table-cell table:style-name="ce1" table:formula="of:=DEC2HEX(ROUND([.D3]*127.5); 2)" office:value-type="string" office:string-value="00">
            <text:p>00</text:p>
          </table:table-cell>
          <table:table-cell table:style-name="ce1" table:formula="of:=DEC2HEX(ROUND([.E3]*127.5); 2)" office:value-type="string" office:string-value="00">
            <text:p>00</text:p>
          </table:table-cell>
          <table:table-cell table:style-name="ce1" table:formula="of:=DEC2HEX(ROUND([.F3]*127.5); 2)" office:value-type="string" office:string-value="01">
            <text:p>01</text:p>
          </table:table-cell>
          <table:table-cell table:style-name="ce1" table:formula="of:=DEC2HEX(ROUND([.G3]*127.5); 2)" office:value-type="string" office:string-value="01">
            <text:p>01</text:p>
          </table:table-cell>
          <table:table-cell table:style-name="ce1" table:formula="of:=DEC2HEX(ROUND([.H3]*127.5); 2)" office:value-type="string" office:string-value="01">
            <text:p>01</text:p>
          </table:table-cell>
          <table:table-cell table:style-name="ce1" table:formula="of:=DEC2HEX(ROUND([.I3]*127.5); 2)" office:value-type="string" office:string-value="02">
            <text:p>02</text:p>
          </table:table-cell>
          <table:table-cell table:style-name="ce1" table:formula="of:=DEC2HEX(ROUND([.J3]*127.5); 2)" office:value-type="string" office:string-value="03">
            <text:p>03</text:p>
          </table:table-cell>
          <table:table-cell table:style-name="ce1" table:formula="of:=DEC2HEX(ROUND([.K3]*127.5); 2)" office:value-type="string" office:string-value="03">
            <text:p>03</text:p>
          </table:table-cell>
          <table:table-cell table:style-name="ce1" table:formula="of:=DEC2HEX(ROUND([.L3]*127.5); 2)" office:value-type="string" office:string-value="04">
            <text:p>04</text:p>
          </table:table-cell>
          <table:table-cell table:style-name="ce1" table:formula="of:=DEC2HEX(ROUND([.M3]*127.5); 2)" office:value-type="string" office:string-value="05">
            <text:p>05</text:p>
          </table:table-cell>
          <table:table-cell table:style-name="ce1" table:formula="of:=DEC2HEX(ROUND([.N3]*127.5); 2)" office:value-type="string" office:string-value="05">
            <text:p>05</text:p>
          </table:table-cell>
          <table:table-cell table:style-name="ce1" table:formula="of:=DEC2HEX(ROUND([.O3]*127.5); 2)" office:value-type="string" office:string-value="06">
            <text:p>06</text:p>
          </table:table-cell>
          <table:table-cell table:style-name="ce1" table:formula="of:=DEC2HEX(ROUND([.P3]*127.5); 2)" office:value-type="string" office:string-value="07">
            <text:p>07</text:p>
          </table:table-cell>
          <table:table-cell table:style-name="ce1" table:formula="of:=DEC2HEX(ROUND([.Q3]*127.5); 2)" office:value-type="string" office:string-value="08">
            <text:p>08</text:p>
          </table:table-cell>
          <table:table-cell table:style-name="ce1" table:formula="of:=DEC2HEX(ROUND([.R3]*127.5); 2)" office:value-type="string" office:string-value="09">
            <text:p>09</text:p>
          </table:table-cell>
          <table:table-cell table:style-name="ce1" table:formula="of:=DEC2HEX(ROUND([.S3]*127.5); 2)" office:value-type="string" office:string-value="09">
            <text:p>09</text:p>
          </table:table-cell>
          <table:table-cell table:style-name="ce1" table:formula="of:=DEC2HEX(ROUND([.T3]*127.5); 2)" office:value-type="string" office:string-value="0A">
            <text:p>0A</text:p>
          </table:table-cell>
          <table:table-cell table:style-name="ce1" table:formula="of:=DEC2HEX(ROUND([.U3]*127.5); 2)" office:value-type="string" office:string-value="0B">
            <text:p>0B</text:p>
          </table:table-cell>
          <table:table-cell table:style-name="ce1" table:formula="of:=DEC2HEX(ROUND([.V3]*127.5); 2)" office:value-type="string" office:string-value="0C">
            <text:p>0C</text:p>
          </table:table-cell>
          <table:table-cell table:style-name="ce1" table:formula="of:=DEC2HEX(ROUND([.W3]*127.5); 2)" office:value-type="string" office:string-value="0D">
            <text:p>0D</text:p>
          </table:table-cell>
          <table:table-cell table:style-name="ce1" table:formula="of:=DEC2HEX(ROUND([.X3]*127.5); 2)" office:value-type="string" office:string-value="0D">
            <text:p>0D</text:p>
          </table:table-cell>
          <table:table-cell table:style-name="ce1" table:formula="of:=DEC2HEX(ROUND([.Y3]*127.5); 2)" office:value-type="string" office:string-value="0E">
            <text:p>0E</text:p>
          </table:table-cell>
          <table:table-cell table:style-name="ce1" table:formula="of:=DEC2HEX(ROUND([.Z3]*127.5); 2)" office:value-type="string" office:string-value="0F">
            <text:p>0F</text:p>
          </table:table-cell>
          <table:table-cell table:style-name="ce1" table:formula="of:=DEC2HEX(ROUND([.AA3]*127.5); 2)" office:value-type="string" office:string-value="10">
            <text:p>10</text:p>
          </table:table-cell>
          <table:table-cell table:style-name="ce1" table:formula="of:=DEC2HEX(ROUND([.AB3]*127.5); 2)" office:value-type="string" office:string-value="10">
            <text:p>10</text:p>
          </table:table-cell>
          <table:table-cell table:style-name="ce1" table:formula="of:=DEC2HEX(ROUND([.AC3]*127.5); 2)" office:value-type="string" office:string-value="11">
            <text:p>11</text:p>
          </table:table-cell>
          <table:table-cell table:style-name="ce1" table:formula="of:=DEC2HEX(ROUND([.AD3]*127.5); 2)" office:value-type="string" office:string-value="12">
            <text:p>12</text:p>
          </table:table-cell>
          <table:table-cell table:style-name="ce1" table:formula="of:=DEC2HEX(ROUND([.AE3]*127.5); 2)" office:value-type="string" office:string-value="12">
            <text:p>12</text:p>
          </table:table-cell>
          <table:table-cell table:style-name="ce1" table:formula="of:=DEC2HEX(ROUND([.AF3]*127.5); 2)" office:value-type="string" office:string-value="13">
            <text:p>13</text:p>
          </table:table-cell>
          <table:table-cell table:style-name="ce1" table:formula="of:=DEC2HEX(ROUND([.AG3]*127.5); 2)" office:value-type="string" office:string-value="13">
            <text:p>13</text:p>
          </table:table-cell>
          <table:table-cell table:style-name="ce1" table:formula="of:=DEC2HEX(ROUND([.AH3]*127.5); 2)" office:value-type="string" office:string-value="14">
            <text:p>14</text:p>
          </table:table-cell>
          <table:table-cell table:style-name="ce1" table:formula="of:=DEC2HEX(ROUND([.AI3]*127.5); 2)" office:value-type="string" office:string-value="14">
            <text:p>14</text:p>
          </table:table-cell>
          <table:table-cell table:style-name="ce1" table:formula="of:=DEC2HEX(ROUND([.AJ3]*127.5); 2)" office:value-type="string" office:string-value="15">
            <text:p>15</text:p>
          </table:table-cell>
          <table:table-cell table:style-name="ce1" table:formula="of:=DEC2HEX(ROUND([.AK3]*127.5); 2)" office:value-type="string" office:string-value="15">
            <text:p>15</text:p>
          </table:table-cell>
          <table:table-cell table:style-name="ce1" table:formula="of:=DEC2HEX(ROUND([.AL3]*127.5); 2)" office:value-type="string" office:string-value="16">
            <text:p>16</text:p>
          </table:table-cell>
          <table:table-cell table:style-name="ce1" table:formula="of:=DEC2HEX(ROUND([.AM3]*127.5); 2)" office:value-type="string" office:string-value="16">
            <text:p>16</text:p>
          </table:table-cell>
          <table:table-cell table:style-name="ce1" table:formula="of:=DEC2HEX(ROUND([.AN3]*127.5); 2)" office:value-type="string" office:string-value="17">
            <text:p>17</text:p>
          </table:table-cell>
          <table:table-cell table:style-name="ce1" table:formula="of:=DEC2HEX(ROUND([.AO3]*127.5); 2)" office:value-type="string" office:string-value="17">
            <text:p>17</text:p>
          </table:table-cell>
          <table:table-cell table:style-name="ce1" table:formula="of:=DEC2HEX(ROUND([.AP3]*127.5); 2)" office:value-type="string" office:string-value="18">
            <text:p>18</text:p>
          </table:table-cell>
          <table:table-cell table:style-name="ce1" table:formula="of:=DEC2HEX(ROUND([.AQ3]*127.5); 2)" office:value-type="string" office:string-value="18">
            <text:p>18</text:p>
          </table:table-cell>
          <table:table-cell table:style-name="ce1" table:formula="of:=DEC2HEX(ROUND([.AR3]*127.5); 2)" office:value-type="string" office:string-value="19">
            <text:p>19</text:p>
          </table:table-cell>
          <table:table-cell table:style-name="ce1" table:formula="of:=DEC2HEX(ROUND([.AS3]*127.5); 2)" office:value-type="string" office:string-value="1A">
            <text:p>1A</text:p>
          </table:table-cell>
          <table:table-cell table:style-name="ce1" table:formula="of:=DEC2HEX(ROUND([.AT3]*127.5); 2)" office:value-type="string" office:string-value="1A">
            <text:p>1A</text:p>
          </table:table-cell>
          <table:table-cell table:style-name="ce1" table:formula="of:=DEC2HEX(ROUND([.AU3]*127.5); 2)" office:value-type="string" office:string-value="1B">
            <text:p>1B</text:p>
          </table:table-cell>
          <table:table-cell table:style-name="ce1" table:formula="of:=DEC2HEX(ROUND([.AV3]*127.5); 2)" office:value-type="string" office:string-value="1B">
            <text:p>1B</text:p>
          </table:table-cell>
          <table:table-cell table:style-name="ce1" table:formula="of:=DEC2HEX(ROUND([.AW3]*127.5); 2)" office:value-type="string" office:string-value="1C">
            <text:p>1C</text:p>
          </table:table-cell>
          <table:table-cell table:style-name="ce1" table:formula="of:=DEC2HEX(ROUND([.AX3]*127.5); 2)" office:value-type="string" office:string-value="1D">
            <text:p>1D</text:p>
          </table:table-cell>
          <table:table-cell table:style-name="ce1" table:formula="of:=DEC2HEX(ROUND([.AY3]*127.5); 2)" office:value-type="string" office:string-value="1E">
            <text:p>1E</text:p>
          </table:table-cell>
          <table:table-cell table:style-name="ce1" table:formula="of:=DEC2HEX(ROUND([.AZ3]*127.5); 2)" office:value-type="string" office:string-value="1F">
            <text:p>1F</text:p>
          </table:table-cell>
          <table:table-cell table:style-name="ce1" table:formula="of:=DEC2HEX(ROUND([.BA3]*127.5); 2)" office:value-type="string" office:string-value="20">
            <text:p>20</text:p>
          </table:table-cell>
          <table:table-cell table:style-name="ce1" table:formula="of:=DEC2HEX(ROUND([.BB3]*127.5); 2)" office:value-type="string" office:string-value="21">
            <text:p>21</text:p>
          </table:table-cell>
          <table:table-cell table:style-name="ce1" table:formula="of:=DEC2HEX(ROUND([.BC3]*127.5); 2)" office:value-type="string" office:string-value="22">
            <text:p>22</text:p>
          </table:table-cell>
          <table:table-cell table:style-name="ce1" table:formula="of:=DEC2HEX(ROUND([.BD3]*127.5); 2)" office:value-type="string" office:string-value="23">
            <text:p>23</text:p>
          </table:table-cell>
          <table:table-cell table:style-name="ce1" table:formula="of:=DEC2HEX(ROUND([.BE3]*127.5); 2)" office:value-type="string" office:string-value="25">
            <text:p>25</text:p>
          </table:table-cell>
          <table:table-cell table:style-name="ce1" table:formula="of:=DEC2HEX(ROUND([.BF3]*127.5); 2)" office:value-type="string" office:string-value="26">
            <text:p>26</text:p>
          </table:table-cell>
          <table:table-cell table:style-name="ce1" table:formula="of:=DEC2HEX(ROUND([.BG3]*127.5); 2)" office:value-type="string" office:string-value="28">
            <text:p>28</text:p>
          </table:table-cell>
          <table:table-cell table:style-name="ce1" table:formula="of:=DEC2HEX(ROUND([.BH3]*127.5); 2)" office:value-type="string" office:string-value="29">
            <text:p>29</text:p>
          </table:table-cell>
          <table:table-cell table:style-name="ce1" table:formula="of:=DEC2HEX(ROUND([.BI3]*127.5); 2)" office:value-type="string" office:string-value="2B">
            <text:p>2B</text:p>
          </table:table-cell>
          <table:table-cell table:style-name="ce1" table:formula="of:=DEC2HEX(ROUND([.BJ3]*127.5); 2)" office:value-type="string" office:string-value="2D">
            <text:p>2D</text:p>
          </table:table-cell>
          <table:table-cell table:style-name="ce1" table:formula="of:=DEC2HEX(ROUND([.BK3]*127.5); 2)" office:value-type="string" office:string-value="2F">
            <text:p>2F</text:p>
          </table:table-cell>
          <table:table-cell table:style-name="ce1" table:formula="of:=DEC2HEX(ROUND([.BL3]*127.5); 2)" office:value-type="string" office:string-value="31">
            <text:p>31</text:p>
          </table:table-cell>
          <table:table-cell table:style-name="ce1" table:formula="of:=DEC2HEX(ROUND([.BM3]*127.5); 2)" office:value-type="string" office:string-value="33">
            <text:p>33</text:p>
          </table:table-cell>
          <table:table-cell table:style-name="ce1" table:formula="of:=DEC2HEX(ROUND([.BN3]*127.5); 2)" office:value-type="string" office:string-value="36">
            <text:p>36</text:p>
          </table:table-cell>
          <table:table-cell table:style-name="ce1" table:formula="of:=DEC2HEX(ROUND([.BO3]*127.5); 2)" office:value-type="string" office:string-value="38">
            <text:p>38</text:p>
          </table:table-cell>
          <table:table-cell table:style-name="ce1" table:formula="of:=DEC2HEX(ROUND([.BP3]*127.5); 2)" office:value-type="string" office:string-value="3B">
            <text:p>3B</text:p>
          </table:table-cell>
          <table:table-cell table:style-name="ce1" table:formula="of:=DEC2HEX(ROUND([.BQ3]*127.5); 2)" office:value-type="string" office:string-value="3E">
            <text:p>3E</text:p>
          </table:table-cell>
          <table:table-cell table:style-name="ce1" table:formula="of:=DEC2HEX(ROUND([.BR3]*127.5); 2)" office:value-type="string" office:string-value="41">
            <text:p>41</text:p>
          </table:table-cell>
          <table:table-cell table:style-name="ce1" table:formula="of:=DEC2HEX(ROUND([.BS3]*127.5); 2)" office:value-type="string" office:string-value="44">
            <text:p>44</text:p>
          </table:table-cell>
          <table:table-cell table:style-name="ce1" table:formula="of:=DEC2HEX(ROUND([.BT3]*127.5); 2)" office:value-type="string" office:string-value="47">
            <text:p>47</text:p>
          </table:table-cell>
          <table:table-cell table:style-name="ce1" table:formula="of:=DEC2HEX(ROUND([.BU3]*127.5); 2)" office:value-type="string" office:string-value="4A">
            <text:p>4A</text:p>
          </table:table-cell>
          <table:table-cell table:style-name="ce1" table:formula="of:=DEC2HEX(ROUND([.BV3]*127.5); 2)" office:value-type="string" office:string-value="4E">
            <text:p>4E</text:p>
          </table:table-cell>
          <table:table-cell table:style-name="ce1" table:formula="of:=DEC2HEX(ROUND([.BW3]*127.5); 2)" office:value-type="string" office:string-value="51">
            <text:p>51</text:p>
          </table:table-cell>
          <table:table-cell table:style-name="ce1" table:formula="of:=DEC2HEX(ROUND([.BX3]*127.5); 2)" office:value-type="string" office:string-value="55">
            <text:p>55</text:p>
          </table:table-cell>
          <table:table-cell table:style-name="ce1" table:formula="of:=DEC2HEX(ROUND([.BY3]*127.5); 2)" office:value-type="string" office:string-value="58">
            <text:p>58</text:p>
          </table:table-cell>
          <table:table-cell table:style-name="ce1" table:formula="of:=DEC2HEX(ROUND([.BZ3]*127.5); 2)" office:value-type="string" office:string-value="5C">
            <text:p>5C</text:p>
          </table:table-cell>
          <table:table-cell table:style-name="ce1" table:formula="of:=DEC2HEX(ROUND([.CA3]*127.5); 2)" office:value-type="string" office:string-value="60">
            <text:p>60</text:p>
          </table:table-cell>
          <table:table-cell table:style-name="ce1" table:formula="of:=DEC2HEX(ROUND([.CB3]*127.5); 2)" office:value-type="string" office:string-value="64">
            <text:p>64</text:p>
          </table:table-cell>
          <table:table-cell table:style-name="ce1" table:formula="of:=DEC2HEX(ROUND([.CC3]*127.5); 2)" office:value-type="string" office:string-value="69">
            <text:p>69</text:p>
          </table:table-cell>
          <table:table-cell table:style-name="ce1" table:formula="of:=DEC2HEX(ROUND([.CD3]*127.5); 2)" office:value-type="string" office:string-value="6D">
            <text:p>6D</text:p>
          </table:table-cell>
          <table:table-cell table:style-name="ce1" table:formula="of:=DEC2HEX(ROUND([.CE3]*127.5); 2)" office:value-type="string" office:string-value="71">
            <text:p>71</text:p>
          </table:table-cell>
          <table:table-cell table:style-name="ce1" table:formula="of:=DEC2HEX(ROUND([.CF3]*127.5); 2)" office:value-type="string" office:string-value="75">
            <text:p>75</text:p>
          </table:table-cell>
          <table:table-cell table:style-name="ce1" table:formula="of:=DEC2HEX(ROUND([.CG3]*127.5); 2)" office:value-type="string" office:string-value="7A">
            <text:p>7A</text:p>
          </table:table-cell>
          <table:table-cell table:style-name="ce1" table:formula="of:=DEC2HEX(ROUND([.CH3]*127.5); 2)" office:value-type="string" office:string-value="7E">
            <text:p>7E</text:p>
          </table:table-cell>
          <table:table-cell table:style-name="ce1" table:formula="of:=DEC2HEX(ROUND([.CI3]*127.5); 2)" office:value-type="string" office:string-value="83">
            <text:p>83</text:p>
          </table:table-cell>
          <table:table-cell table:style-name="ce1" table:formula="of:=DEC2HEX(ROUND([.CJ3]*127.5); 2)" office:value-type="string" office:string-value="87">
            <text:p>87</text:p>
          </table:table-cell>
          <table:table-cell table:style-name="ce1" table:formula="of:=DEC2HEX(ROUND([.CK3]*127.5); 2)" office:value-type="string" office:string-value="8C">
            <text:p>8C</text:p>
          </table:table-cell>
          <table:table-cell table:style-name="ce1" table:formula="of:=DEC2HEX(ROUND([.CL3]*127.5); 2)" office:value-type="string" office:string-value="91">
            <text:p>91</text:p>
          </table:table-cell>
          <table:table-cell table:style-name="ce1" table:formula="of:=DEC2HEX(ROUND([.CM3]*127.5); 2)" office:value-type="string" office:string-value="95">
            <text:p>95</text:p>
          </table:table-cell>
          <table:table-cell table:style-name="ce1" table:formula="of:=DEC2HEX(ROUND([.CN3]*127.5); 2)" office:value-type="string" office:string-value="9A">
            <text:p>9A</text:p>
          </table:table-cell>
          <table:table-cell table:style-name="ce1" table:formula="of:=DEC2HEX(ROUND([.CO3]*127.5); 2)" office:value-type="string" office:string-value="9E">
            <text:p>9E</text:p>
          </table:table-cell>
          <table:table-cell table:style-name="ce1" table:formula="of:=DEC2HEX(ROUND([.CP3]*127.5); 2)" office:value-type="string" office:string-value="A3">
            <text:p>A3</text:p>
          </table:table-cell>
          <table:table-cell table:style-name="ce1" table:formula="of:=DEC2HEX(ROUND([.CQ3]*127.5); 2)" office:value-type="string" office:string-value="A7">
            <text:p>A7</text:p>
          </table:table-cell>
          <table:table-cell table:style-name="ce1" table:formula="of:=DEC2HEX(ROUND([.CR3]*127.5); 2)" office:value-type="string" office:string-value="AC">
            <text:p>AC</text:p>
          </table:table-cell>
          <table:table-cell table:style-name="ce1" table:formula="of:=DEC2HEX(ROUND([.CS3]*127.5); 2)" office:value-type="string" office:string-value="B0">
            <text:p>B0</text:p>
          </table:table-cell>
          <table:table-cell table:style-name="ce1" table:formula="of:=DEC2HEX(ROUND([.CT3]*127.5); 2)" office:value-type="string" office:string-value="B5">
            <text:p>B5</text:p>
          </table:table-cell>
          <table:table-cell table:style-name="ce1" table:formula="of:=DEC2HEX(ROUND([.CU3]*127.5); 2)" office:value-type="string" office:string-value="B9">
            <text:p>B9</text:p>
          </table:table-cell>
          <table:table-cell table:style-name="ce1" table:formula="of:=DEC2HEX(ROUND([.CV3]*127.5); 2)" office:value-type="string" office:string-value="BD">
            <text:p>BD</text:p>
          </table:table-cell>
          <table:table-cell table:style-name="ce1" table:formula="of:=DEC2HEX(ROUND([.CW3]*127.5); 2)" office:value-type="string" office:string-value="C1">
            <text:p>C1</text:p>
          </table:table-cell>
          <table:table-cell table:style-name="ce1" table:formula="of:=DEC2HEX(ROUND([.CX3]*127.5); 2)" office:value-type="string" office:string-value="C5">
            <text:p>C5</text:p>
          </table:table-cell>
          <table:table-cell table:style-name="ce1" table:formula="of:=DEC2HEX(ROUND([.CY3]*127.5); 2)" office:value-type="string" office:string-value="C9">
            <text:p>C9</text:p>
          </table:table-cell>
          <table:table-cell table:style-name="ce1" table:formula="of:=DEC2HEX(ROUND([.CZ3]*127.5); 2)" office:value-type="string" office:string-value="CD">
            <text:p>CD</text:p>
          </table:table-cell>
          <table:table-cell table:style-name="ce1" table:formula="of:=DEC2HEX(ROUND([.DA3]*127.5); 2)" office:value-type="string" office:string-value="D1">
            <text:p>D1</text:p>
          </table:table-cell>
          <table:table-cell table:style-name="ce1" table:formula="of:=DEC2HEX(ROUND([.DB3]*127.5); 2)" office:value-type="string" office:string-value="D4">
            <text:p>D4</text:p>
          </table:table-cell>
          <table:table-cell table:style-name="ce1" table:formula="of:=DEC2HEX(ROUND([.DC3]*127.5); 2)" office:value-type="string" office:string-value="D8">
            <text:p>D8</text:p>
          </table:table-cell>
          <table:table-cell table:style-name="ce1" table:formula="of:=DEC2HEX(ROUND([.DD3]*127.5); 2)" office:value-type="string" office:string-value="DB">
            <text:p>DB</text:p>
          </table:table-cell>
          <table:table-cell table:style-name="ce1" table:formula="of:=DEC2HEX(ROUND([.DE3]*127.5); 2)" office:value-type="string" office:string-value="DE">
            <text:p>DE</text:p>
          </table:table-cell>
          <table:table-cell table:style-name="ce1" table:formula="of:=DEC2HEX(ROUND([.DF3]*127.5); 2)" office:value-type="string" office:string-value="E1">
            <text:p>E1</text:p>
          </table:table-cell>
          <table:table-cell table:style-name="ce1" table:formula="of:=DEC2HEX(ROUND([.DG3]*127.5); 2)" office:value-type="string" office:string-value="E4">
            <text:p>E4</text:p>
          </table:table-cell>
          <table:table-cell table:style-name="ce1" table:formula="of:=DEC2HEX(ROUND([.DH3]*127.5); 2)" office:value-type="string" office:string-value="E7">
            <text:p>E7</text:p>
          </table:table-cell>
          <table:table-cell table:style-name="ce1" table:formula="of:=DEC2HEX(ROUND([.DI3]*127.5); 2)" office:value-type="string" office:string-value="EA">
            <text:p>EA</text:p>
          </table:table-cell>
          <table:table-cell table:style-name="ce1" table:formula="of:=DEC2HEX(ROUND([.DJ3]*127.5); 2)" office:value-type="string" office:string-value="EC">
            <text:p>EC</text:p>
          </table:table-cell>
          <table:table-cell table:style-name="ce1" table:formula="of:=DEC2HEX(ROUND([.DK3]*127.5); 2)" office:value-type="string" office:string-value="EF">
            <text:p>EF</text:p>
          </table:table-cell>
          <table:table-cell table:style-name="ce1" table:formula="of:=DEC2HEX(ROUND([.DL3]*127.5); 2)" office:value-type="string" office:string-value="F1">
            <text:p>F1</text:p>
          </table:table-cell>
          <table:table-cell table:style-name="ce1" table:formula="of:=DEC2HEX(ROUND([.DM3]*127.5); 2)" office:value-type="string" office:string-value="F3">
            <text:p>F3</text:p>
          </table:table-cell>
          <table:table-cell table:style-name="ce1" table:formula="of:=DEC2HEX(ROUND([.DN3]*127.5); 2)" office:value-type="string" office:string-value="F4">
            <text:p>F4</text:p>
          </table:table-cell>
          <table:table-cell table:style-name="ce1" table:formula="of:=DEC2HEX(ROUND([.DO3]*127.5); 2)" office:value-type="string" office:string-value="F6">
            <text:p>F6</text:p>
          </table:table-cell>
          <table:table-cell table:style-name="ce1" table:formula="of:=DEC2HEX(ROUND([.DP3]*127.5); 2)" office:value-type="string" office:string-value="F8">
            <text:p>F8</text:p>
          </table:table-cell>
          <table:table-cell table:style-name="ce1" table:formula="of:=DEC2HEX(ROUND([.DQ3]*127.5); 2)" office:value-type="string" office:string-value="F9">
            <text:p>F9</text:p>
          </table:table-cell>
          <table:table-cell table:style-name="ce1" table:formula="of:=DEC2HEX(ROUND([.DR3]*127.5); 2)" office:value-type="string" office:string-value="FA">
            <text:p>FA</text:p>
          </table:table-cell>
          <table:table-cell table:style-name="ce1" table:formula="of:=DEC2HEX(ROUND([.DS3]*127.5); 2)" office:value-type="string" office:string-value="FB">
            <text:p>FB</text:p>
          </table:table-cell>
          <table:table-cell table:style-name="ce1" table:formula="of:=DEC2HEX(ROUND([.DT3]*127.5); 2)" office:value-type="string" office:string-value="FC">
            <text:p>FC</text:p>
          </table:table-cell>
          <table:table-cell table:style-name="ce1" table:formula="of:=DEC2HEX(ROUND([.DU3]*127.5); 2)" office:value-type="string" office:string-value="FD">
            <text:p>FD</text:p>
          </table:table-cell>
          <table:table-cell table:style-name="ce1" table:formula="of:=DEC2HEX(ROUND([.DV3]*127.5); 2)" office:value-type="string" office:string-value="FE">
            <text:p>FE</text:p>
          </table:table-cell>
          <table:table-cell table:style-name="ce1" table:formula="of:=DEC2HEX(ROUND([.DW3]*127.5); 2)" office:value-type="string" office:string-value="FE">
            <text:p>FE</text:p>
          </table:table-cell>
          <table:table-cell table:style-name="ce1" table:formula="of:=DEC2HEX(ROUND([.DX3]*127.5); 2)" office:value-type="string" office:string-value="FF">
            <text:p>FF</text:p>
          </table:table-cell>
          <table:table-cell table:style-name="ce1" table:formula="of:=DEC2HEX(ROUND([.DY3]*127.5); 2)" office:value-type="string" office:string-value="FF">
            <text:p>FF</text:p>
          </table:table-cell>
          <table:table-cell table:style-name="ce1" table:formula="of:=DEC2HEX(ROUND([.DZ3]*127.5); 2)" office:value-type="string" office:string-value="FF">
            <text:p>FF</text:p>
          </table:table-cell>
          <table:table-cell table:style-name="ce1" table:formula="of:=DEC2HEX(ROUND([.EA3]*127.5); 2)" office:value-type="string" office:string-value="FF">
            <text:p>FF</text:p>
          </table:table-cell>
          <table:table-cell table:style-name="ce1" table:formula="of:=DEC2HEX(ROUND([.EB3]*127.5); 2)" office:value-type="string" office:string-value="FF">
            <text:p>FF</text:p>
          </table:table-cell>
          <table:table-cell table:style-name="ce1" table:formula="of:=DEC2HEX(ROUND([.EC3]*127.5); 2)" office:value-type="string" office:string-value="FF">
            <text:p>FF</text:p>
          </table:table-cell>
          <table:table-cell table:style-name="ce1" table:formula="of:=DEC2HEX(ROUND([.ED3]*127.5); 2)" office:value-type="string" office:string-value="FF">
            <text:p>FF</text:p>
          </table:table-cell>
          <table:table-cell table:style-name="ce1" table:formula="of:=DEC2HEX(ROUND([.EE3]*127.5); 2)" office:value-type="string" office:string-value="FE">
            <text:p>FE</text:p>
          </table:table-cell>
          <table:table-cell table:style-name="ce1" table:formula="of:=DEC2HEX(ROUND([.EF3]*127.5); 2)" office:value-type="string" office:string-value="FE">
            <text:p>FE</text:p>
          </table:table-cell>
          <table:table-cell table:style-name="ce1" table:formula="of:=DEC2HEX(ROUND([.EG3]*127.5); 2)" office:value-type="string" office:string-value="FD">
            <text:p>FD</text:p>
          </table:table-cell>
          <table:table-cell table:style-name="ce1" table:formula="of:=DEC2HEX(ROUND([.EH3]*127.5); 2)" office:value-type="string" office:string-value="FD">
            <text:p>FD</text:p>
          </table:table-cell>
          <table:table-cell table:style-name="ce1" table:formula="of:=DEC2HEX(ROUND([.EI3]*127.5); 2)" office:value-type="string" office:string-value="FC">
            <text:p>FC</text:p>
          </table:table-cell>
          <table:table-cell table:style-name="ce1" table:formula="of:=DEC2HEX(ROUND([.EJ3]*127.5); 2)" office:value-type="string" office:string-value="FB">
            <text:p>FB</text:p>
          </table:table-cell>
          <table:table-cell table:style-name="ce1" table:formula="of:=DEC2HEX(ROUND([.EK3]*127.5); 2)" office:value-type="string" office:string-value="FB">
            <text:p>FB</text:p>
          </table:table-cell>
          <table:table-cell table:style-name="ce1" table:formula="of:=DEC2HEX(ROUND([.EL3]*127.5); 2)" office:value-type="string" office:string-value="FA">
            <text:p>FA</text:p>
          </table:table-cell>
          <table:table-cell table:style-name="ce1" table:formula="of:=DEC2HEX(ROUND([.EM3]*127.5); 2)" office:value-type="string" office:string-value="F9">
            <text:p>F9</text:p>
          </table:table-cell>
          <table:table-cell table:style-name="ce1" table:formula="of:=DEC2HEX(ROUND([.EN3]*127.5); 2)" office:value-type="string" office:string-value="F9">
            <text:p>F9</text:p>
          </table:table-cell>
          <table:table-cell table:style-name="ce1" table:formula="of:=DEC2HEX(ROUND([.EO3]*127.5); 2)" office:value-type="string" office:string-value="F8">
            <text:p>F8</text:p>
          </table:table-cell>
          <table:table-cell table:style-name="ce1" table:formula="of:=DEC2HEX(ROUND([.EP3]*127.5); 2)" office:value-type="string" office:string-value="F7">
            <text:p>F7</text:p>
          </table:table-cell>
          <table:table-cell table:style-name="ce1" table:formula="of:=DEC2HEX(ROUND([.EQ3]*127.5); 2)" office:value-type="string" office:string-value="F6">
            <text:p>F6</text:p>
          </table:table-cell>
          <table:table-cell table:style-name="ce1" table:formula="of:=DEC2HEX(ROUND([.ER3]*127.5); 2)" office:value-type="string" office:string-value="F5">
            <text:p>F5</text:p>
          </table:table-cell>
          <table:table-cell table:style-name="ce1" table:formula="of:=DEC2HEX(ROUND([.ES3]*127.5); 2)" office:value-type="string" office:string-value="F4">
            <text:p>F4</text:p>
          </table:table-cell>
          <table:table-cell table:style-name="ce1" table:formula="of:=DEC2HEX(ROUND([.ET3]*127.5); 2)" office:value-type="string" office:string-value="F4">
            <text:p>F4</text:p>
          </table:table-cell>
          <table:table-cell table:style-name="ce1" table:formula="of:=DEC2HEX(ROUND([.EU3]*127.5); 2)" office:value-type="string" office:string-value="F3">
            <text:p>F3</text:p>
          </table:table-cell>
          <table:table-cell table:style-name="ce1" table:formula="of:=DEC2HEX(ROUND([.EV3]*127.5); 2)" office:value-type="string" office:string-value="F2">
            <text:p>F2</text:p>
          </table:table-cell>
          <table:table-cell table:style-name="ce1" table:formula="of:=DEC2HEX(ROUND([.EW3]*127.5); 2)" office:value-type="string" office:string-value="F1">
            <text:p>F1</text:p>
          </table:table-cell>
          <table:table-cell table:style-name="ce1" table:formula="of:=DEC2HEX(ROUND([.EX3]*127.5); 2)" office:value-type="string" office:string-value="F1">
            <text:p>F1</text:p>
          </table:table-cell>
          <table:table-cell table:style-name="ce1" table:formula="of:=DEC2HEX(ROUND([.EY3]*127.5); 2)" office:value-type="string" office:string-value="F0">
            <text:p>F0</text:p>
          </table:table-cell>
          <table:table-cell table:style-name="ce1" table:formula="of:=DEC2HEX(ROUND([.EZ3]*127.5); 2)" office:value-type="string" office:string-value="EF">
            <text:p>EF</text:p>
          </table:table-cell>
          <table:table-cell table:style-name="ce1" table:formula="of:=DEC2HEX(ROUND([.FA3]*127.5); 2)" office:value-type="string" office:string-value="EE">
            <text:p>EE</text:p>
          </table:table-cell>
          <table:table-cell table:style-name="ce1" table:formula="of:=DEC2HEX(ROUND([.FB3]*127.5); 2)" office:value-type="string" office:string-value="EE">
            <text:p>EE</text:p>
          </table:table-cell>
          <table:table-cell table:style-name="ce1" table:formula="of:=DEC2HEX(ROUND([.FC3]*127.5); 2)" office:value-type="string" office:string-value="ED">
            <text:p>ED</text:p>
          </table:table-cell>
          <table:table-cell table:style-name="ce1" table:formula="of:=DEC2HEX(ROUND([.FD3]*127.5); 2)" office:value-type="string" office:string-value="ED">
            <text:p>ED</text:p>
          </table:table-cell>
          <table:table-cell table:style-name="ce1" table:formula="of:=DEC2HEX(ROUND([.FE3]*127.5); 2)" office:value-type="string" office:string-value="EC">
            <text:p>EC</text:p>
          </table:table-cell>
          <table:table-cell table:style-name="ce1" table:formula="of:=DEC2HEX(ROUND([.FF3]*127.5); 2)" office:value-type="string" office:string-value="EB">
            <text:p>EB</text:p>
          </table:table-cell>
          <table:table-cell table:style-name="ce1" table:formula="of:=DEC2HEX(ROUND([.FG3]*127.5); 2)" office:value-type="string" office:string-value="EB">
            <text:p>EB</text:p>
          </table:table-cell>
          <table:table-cell table:style-name="ce1" table:formula="of:=DEC2HEX(ROUND([.FH3]*127.5); 2)" office:value-type="string" office:string-value="EA">
            <text:p>EA</text:p>
          </table:table-cell>
          <table:table-cell table:style-name="ce1" table:formula="of:=DEC2HEX(ROUND([.FI3]*127.5); 2)" office:value-type="string" office:string-value="EA">
            <text:p>EA</text:p>
          </table:table-cell>
          <table:table-cell table:style-name="ce1" table:formula="of:=DEC2HEX(ROUND([.FJ3]*127.5); 2)" office:value-type="string" office:string-value="E9">
            <text:p>E9</text:p>
          </table:table-cell>
          <table:table-cell table:style-name="ce1" table:formula="of:=DEC2HEX(ROUND([.FK3]*127.5); 2)" office:value-type="string" office:string-value="E9">
            <text:p>E9</text:p>
          </table:table-cell>
          <table:table-cell table:style-name="ce1" table:formula="of:=DEC2HEX(ROUND([.FL3]*127.5); 2)" office:value-type="string" office:string-value="E8">
            <text:p>E8</text:p>
          </table:table-cell>
          <table:table-cell table:style-name="ce1" table:formula="of:=DEC2HEX(ROUND([.FM3]*127.5); 2)" office:value-type="string" office:string-value="E8">
            <text:p>E8</text:p>
          </table:table-cell>
          <table:table-cell table:style-name="ce1" table:formula="of:=DEC2HEX(ROUND([.FN3]*127.5); 2)" office:value-type="string" office:string-value="E7">
            <text:p>E7</text:p>
          </table:table-cell>
          <table:table-cell table:style-name="ce1" table:formula="of:=DEC2HEX(ROUND([.FO3]*127.5); 2)" office:value-type="string" office:string-value="E7">
            <text:p>E7</text:p>
          </table:table-cell>
          <table:table-cell table:style-name="ce1" table:formula="of:=DEC2HEX(ROUND([.FP3]*127.5); 2)" office:value-type="string" office:string-value="E6">
            <text:p>E6</text:p>
          </table:table-cell>
          <table:table-cell table:style-name="ce1" table:formula="of:=DEC2HEX(ROUND([.FQ3]*127.5); 2)" office:value-type="string" office:string-value="E6">
            <text:p>E6</text:p>
          </table:table-cell>
          <table:table-cell table:style-name="ce1" table:formula="of:=DEC2HEX(ROUND([.FR3]*127.5); 2)" office:value-type="string" office:string-value="E5">
            <text:p>E5</text:p>
          </table:table-cell>
          <table:table-cell table:style-name="ce1" table:formula="of:=DEC2HEX(ROUND([.FS3]*127.5); 2)" office:value-type="string" office:string-value="E5">
            <text:p>E5</text:p>
          </table:table-cell>
          <table:table-cell table:style-name="ce1" table:formula="of:=DEC2HEX(ROUND([.FT3]*127.5); 2)" office:value-type="string" office:string-value="E4">
            <text:p>E4</text:p>
          </table:table-cell>
          <table:table-cell table:style-name="ce1" table:formula="of:=DEC2HEX(ROUND([.FU3]*127.5); 2)" office:value-type="string" office:string-value="E3">
            <text:p>E3</text:p>
          </table:table-cell>
          <table:table-cell table:style-name="ce1" table:formula="of:=DEC2HEX(ROUND([.FV3]*127.5); 2)" office:value-type="string" office:string-value="E2">
            <text:p>E2</text:p>
          </table:table-cell>
          <table:table-cell table:style-name="ce1" table:formula="of:=DEC2HEX(ROUND([.FW3]*127.5); 2)" office:value-type="string" office:string-value="E2">
            <text:p>E2</text:p>
          </table:table-cell>
          <table:table-cell table:style-name="ce1" table:formula="of:=DEC2HEX(ROUND([.FX3]*127.5); 2)" office:value-type="string" office:string-value="E1">
            <text:p>E1</text:p>
          </table:table-cell>
          <table:table-cell table:style-name="ce1" table:formula="of:=DEC2HEX(ROUND([.FY3]*127.5); 2)" office:value-type="string" office:string-value="E0">
            <text:p>E0</text:p>
          </table:table-cell>
          <table:table-cell table:style-name="ce1" table:formula="of:=DEC2HEX(ROUND([.FZ3]*127.5); 2)" office:value-type="string" office:string-value="DF">
            <text:p>DF</text:p>
          </table:table-cell>
          <table:table-cell table:style-name="ce1" table:formula="of:=DEC2HEX(ROUND([.GA3]*127.5); 2)" office:value-type="string" office:string-value="DE">
            <text:p>DE</text:p>
          </table:table-cell>
          <table:table-cell table:style-name="ce1" table:formula="of:=DEC2HEX(ROUND([.GB3]*127.5); 2)" office:value-type="string" office:string-value="DC">
            <text:p>DC</text:p>
          </table:table-cell>
          <table:table-cell table:style-name="ce1" table:formula="of:=DEC2HEX(ROUND([.GC3]*127.5); 2)" office:value-type="string" office:string-value="DB">
            <text:p>DB</text:p>
          </table:table-cell>
          <table:table-cell table:style-name="ce1" table:formula="of:=DEC2HEX(ROUND([.GD3]*127.5); 2)" office:value-type="string" office:string-value="DA">
            <text:p>DA</text:p>
          </table:table-cell>
          <table:table-cell table:style-name="ce1" table:formula="of:=DEC2HEX(ROUND([.GE3]*127.5); 2)" office:value-type="string" office:string-value="D8">
            <text:p>D8</text:p>
          </table:table-cell>
          <table:table-cell table:style-name="ce1" table:formula="of:=DEC2HEX(ROUND([.GF3]*127.5); 2)" office:value-type="string" office:string-value="D7">
            <text:p>D7</text:p>
          </table:table-cell>
          <table:table-cell table:style-name="ce1" table:formula="of:=DEC2HEX(ROUND([.GG3]*127.5); 2)" office:value-type="string" office:string-value="D5">
            <text:p>D5</text:p>
          </table:table-cell>
          <table:table-cell table:style-name="ce1" table:formula="of:=DEC2HEX(ROUND([.GH3]*127.5); 2)" office:value-type="string" office:string-value="D3">
            <text:p>D3</text:p>
          </table:table-cell>
          <table:table-cell table:style-name="ce1" table:formula="of:=DEC2HEX(ROUND([.GI3]*127.5); 2)" office:value-type="string" office:string-value="D1">
            <text:p>D1</text:p>
          </table:table-cell>
          <table:table-cell table:style-name="ce1" table:formula="of:=DEC2HEX(ROUND([.GJ3]*127.5); 2)" office:value-type="string" office:string-value="CF">
            <text:p>CF</text:p>
          </table:table-cell>
          <table:table-cell table:style-name="ce1" table:formula="of:=DEC2HEX(ROUND([.GK3]*127.5); 2)" office:value-type="string" office:string-value="CD">
            <text:p>CD</text:p>
          </table:table-cell>
          <table:table-cell table:style-name="ce1" table:formula="of:=DEC2HEX(ROUND([.GL3]*127.5); 2)" office:value-type="string" office:string-value="CA">
            <text:p>CA</text:p>
          </table:table-cell>
          <table:table-cell table:style-name="ce1" table:formula="of:=DEC2HEX(ROUND([.GM3]*127.5); 2)" office:value-type="string" office:string-value="C8">
            <text:p>C8</text:p>
          </table:table-cell>
          <table:table-cell table:style-name="ce1" table:formula="of:=DEC2HEX(ROUND([.GN3]*127.5); 2)" office:value-type="string" office:string-value="C5">
            <text:p>C5</text:p>
          </table:table-cell>
          <table:table-cell table:style-name="ce1" table:formula="of:=DEC2HEX(ROUND([.GO3]*127.5); 2)" office:value-type="string" office:string-value="C3">
            <text:p>C3</text:p>
          </table:table-cell>
          <table:table-cell table:style-name="ce1" table:formula="of:=DEC2HEX(ROUND([.GP3]*127.5); 2)" office:value-type="string" office:string-value="C0">
            <text:p>C0</text:p>
          </table:table-cell>
          <table:table-cell table:style-name="ce1" table:formula="of:=DEC2HEX(ROUND([.GQ3]*127.5); 2)" office:value-type="string" office:string-value="BD">
            <text:p>BD</text:p>
          </table:table-cell>
          <table:table-cell table:style-name="ce1" table:formula="of:=DEC2HEX(ROUND([.GR3]*127.5); 2)" office:value-type="string" office:string-value="BA">
            <text:p>BA</text:p>
          </table:table-cell>
          <table:table-cell table:style-name="ce1" table:formula="of:=DEC2HEX(ROUND([.GS3]*127.5); 2)" office:value-type="string" office:string-value="B7">
            <text:p>B7</text:p>
          </table:table-cell>
          <table:table-cell table:style-name="ce1" table:formula="of:=DEC2HEX(ROUND([.GT3]*127.5); 2)" office:value-type="string" office:string-value="B3">
            <text:p>B3</text:p>
          </table:table-cell>
          <table:table-cell table:style-name="ce1" table:formula="of:=DEC2HEX(ROUND([.GU3]*127.5); 2)" office:value-type="string" office:string-value="B0">
            <text:p>B0</text:p>
          </table:table-cell>
          <table:table-cell table:style-name="ce1" table:formula="of:=DEC2HEX(ROUND([.GV3]*127.5); 2)" office:value-type="string" office:string-value="AC">
            <text:p>AC</text:p>
          </table:table-cell>
          <table:table-cell table:style-name="ce1" table:formula="of:=DEC2HEX(ROUND([.GW3]*127.5); 2)" office:value-type="string" office:string-value="A8">
            <text:p>A8</text:p>
          </table:table-cell>
          <table:table-cell table:style-name="ce1" table:formula="of:=DEC2HEX(ROUND([.GX3]*127.5); 2)" office:value-type="string" office:string-value="A5">
            <text:p>A5</text:p>
          </table:table-cell>
          <table:table-cell table:style-name="ce1" table:formula="of:=DEC2HEX(ROUND([.GY3]*127.5); 2)" office:value-type="string" office:string-value="A1">
            <text:p>A1</text:p>
          </table:table-cell>
          <table:table-cell table:style-name="ce1" table:formula="of:=DEC2HEX(ROUND([.GZ3]*127.5); 2)" office:value-type="string" office:string-value="9D">
            <text:p>9D</text:p>
          </table:table-cell>
          <table:table-cell table:style-name="ce1" table:formula="of:=DEC2HEX(ROUND([.HA3]*127.5); 2)" office:value-type="string" office:string-value="99">
            <text:p>99</text:p>
          </table:table-cell>
          <table:table-cell table:style-name="ce1" table:formula="of:=DEC2HEX(ROUND([.HB3]*127.5); 2)" office:value-type="string" office:string-value="94">
            <text:p>94</text:p>
          </table:table-cell>
          <table:table-cell table:style-name="ce1" table:formula="of:=DEC2HEX(ROUND([.HC3]*127.5); 2)" office:value-type="string" office:string-value="90">
            <text:p>90</text:p>
          </table:table-cell>
          <table:table-cell table:style-name="ce1" table:formula="of:=DEC2HEX(ROUND([.HD3]*127.5); 2)" office:value-type="string" office:string-value="8C">
            <text:p>8C</text:p>
          </table:table-cell>
          <table:table-cell table:style-name="ce1" table:formula="of:=DEC2HEX(ROUND([.HE3]*127.5); 2)" office:value-type="string" office:string-value="87">
            <text:p>87</text:p>
          </table:table-cell>
          <table:table-cell table:style-name="ce1" table:formula="of:=DEC2HEX(ROUND([.HF3]*127.5); 2)" office:value-type="string" office:string-value="83">
            <text:p>83</text:p>
          </table:table-cell>
          <table:table-cell table:style-name="ce1" table:formula="of:=DEC2HEX(ROUND([.HG3]*127.5); 2)" office:value-type="string" office:string-value="7E">
            <text:p>7E</text:p>
          </table:table-cell>
          <table:table-cell table:style-name="ce1" table:formula="of:=DEC2HEX(ROUND([.HH3]*127.5); 2)" office:value-type="string" office:string-value="7A">
            <text:p>7A</text:p>
          </table:table-cell>
          <table:table-cell table:style-name="ce1" table:formula="of:=DEC2HEX(ROUND([.HI3]*127.5); 2)" office:value-type="string" office:string-value="75">
            <text:p>75</text:p>
          </table:table-cell>
          <table:table-cell table:style-name="ce1" table:formula="of:=DEC2HEX(ROUND([.HJ3]*127.5); 2)" office:value-type="string" office:string-value="71">
            <text:p>71</text:p>
          </table:table-cell>
          <table:table-cell table:style-name="ce1" table:formula="of:=DEC2HEX(ROUND([.HK3]*127.5); 2)" office:value-type="string" office:string-value="6C">
            <text:p>6C</text:p>
          </table:table-cell>
          <table:table-cell table:style-name="ce1" table:formula="of:=DEC2HEX(ROUND([.HL3]*127.5); 2)" office:value-type="string" office:string-value="68">
            <text:p>68</text:p>
          </table:table-cell>
          <table:table-cell table:style-name="ce1" table:formula="of:=DEC2HEX(ROUND([.HM3]*127.5); 2)" office:value-type="string" office:string-value="63">
            <text:p>63</text:p>
          </table:table-cell>
          <table:table-cell table:style-name="ce1" table:formula="of:=DEC2HEX(ROUND([.HN3]*127.5); 2)" office:value-type="string" office:string-value="5E">
            <text:p>5E</text:p>
          </table:table-cell>
          <table:table-cell table:style-name="ce1" table:formula="of:=DEC2HEX(ROUND([.HO3]*127.5); 2)" office:value-type="string" office:string-value="5A">
            <text:p>5A</text:p>
          </table:table-cell>
          <table:table-cell table:style-name="ce1" table:formula="of:=DEC2HEX(ROUND([.HP3]*127.5); 2)" office:value-type="string" office:string-value="55">
            <text:p>55</text:p>
          </table:table-cell>
          <table:table-cell table:style-name="ce1" table:formula="of:=DEC2HEX(ROUND([.HQ3]*127.5); 2)" office:value-type="string" office:string-value="51">
            <text:p>51</text:p>
          </table:table-cell>
          <table:table-cell table:style-name="ce1" table:formula="of:=DEC2HEX(ROUND([.HR3]*127.5); 2)" office:value-type="string" office:string-value="4D">
            <text:p>4D</text:p>
          </table:table-cell>
          <table:table-cell table:style-name="ce1" table:formula="of:=DEC2HEX(ROUND([.HS3]*127.5); 2)" office:value-type="string" office:string-value="48">
            <text:p>48</text:p>
          </table:table-cell>
          <table:table-cell table:style-name="ce1" table:formula="of:=DEC2HEX(ROUND([.HT3]*127.5); 2)" office:value-type="string" office:string-value="44">
            <text:p>44</text:p>
          </table:table-cell>
          <table:table-cell table:style-name="ce1" table:formula="of:=DEC2HEX(ROUND([.HU3]*127.5); 2)" office:value-type="string" office:string-value="40">
            <text:p>40</text:p>
          </table:table-cell>
          <table:table-cell table:style-name="ce1" table:formula="of:=DEC2HEX(ROUND([.HV3]*127.5); 2)" office:value-type="string" office:string-value="3C">
            <text:p>3C</text:p>
          </table:table-cell>
          <table:table-cell table:style-name="ce1" table:formula="of:=DEC2HEX(ROUND([.HW3]*127.5); 2)" office:value-type="string" office:string-value="38">
            <text:p>38</text:p>
          </table:table-cell>
          <table:table-cell table:style-name="ce1" table:formula="of:=DEC2HEX(ROUND([.HX3]*127.5); 2)" office:value-type="string" office:string-value="34">
            <text:p>34</text:p>
          </table:table-cell>
          <table:table-cell table:style-name="ce1" table:formula="of:=DEC2HEX(ROUND([.HY3]*127.5); 2)" office:value-type="string" office:string-value="30">
            <text:p>30</text:p>
          </table:table-cell>
          <table:table-cell table:style-name="ce1" table:formula="of:=DEC2HEX(ROUND([.HZ3]*127.5); 2)" office:value-type="string" office:string-value="2C">
            <text:p>2C</text:p>
          </table:table-cell>
          <table:table-cell table:style-name="ce1" table:formula="of:=DEC2HEX(ROUND([.IA3]*127.5); 2)" office:value-type="string" office:string-value="29">
            <text:p>29</text:p>
          </table:table-cell>
          <table:table-cell table:style-name="ce1" table:formula="of:=DEC2HEX(ROUND([.IB3]*127.5); 2)" office:value-type="string" office:string-value="25">
            <text:p>25</text:p>
          </table:table-cell>
          <table:table-cell table:style-name="ce1" table:formula="of:=DEC2HEX(ROUND([.IC3]*127.5); 2)" office:value-type="string" office:string-value="22">
            <text:p>22</text:p>
          </table:table-cell>
          <table:table-cell table:style-name="ce1" table:formula="of:=DEC2HEX(ROUND([.ID3]*127.5); 2)" office:value-type="string" office:string-value="1F">
            <text:p>1F</text:p>
          </table:table-cell>
          <table:table-cell table:style-name="ce1" table:formula="of:=DEC2HEX(ROUND([.IE3]*127.5); 2)" office:value-type="string" office:string-value="1C">
            <text:p>1C</text:p>
          </table:table-cell>
          <table:table-cell table:style-name="ce1" table:formula="of:=DEC2HEX(ROUND([.IF3]*127.5); 2)" office:value-type="string" office:string-value="19">
            <text:p>19</text:p>
          </table:table-cell>
          <table:table-cell table:style-name="ce1" table:formula="of:=DEC2HEX(ROUND([.IG3]*127.5); 2)" office:value-type="string" office:string-value="17">
            <text:p>17</text:p>
          </table:table-cell>
          <table:table-cell table:style-name="ce1" table:formula="of:=DEC2HEX(ROUND([.IH3]*127.5); 2)" office:value-type="string" office:string-value="14">
            <text:p>14</text:p>
          </table:table-cell>
          <table:table-cell table:style-name="ce1" table:formula="of:=DEC2HEX(ROUND([.II3]*127.5); 2)" office:value-type="string" office:string-value="12">
            <text:p>12</text:p>
          </table:table-cell>
          <table:table-cell table:style-name="ce1" table:formula="of:=DEC2HEX(ROUND([.IJ3]*127.5); 2)" office:value-type="string" office:string-value="0F">
            <text:p>0F</text:p>
          </table:table-cell>
          <table:table-cell table:style-name="ce1" table:formula="of:=DEC2HEX(ROUND([.IK3]*127.5); 2)" office:value-type="string" office:string-value="0D">
            <text:p>0D</text:p>
          </table:table-cell>
          <table:table-cell table:style-name="ce1" table:formula="of:=DEC2HEX(ROUND([.IL3]*127.5); 2)" office:value-type="string" office:string-value="0B">
            <text:p>0B</text:p>
          </table:table-cell>
          <table:table-cell table:style-name="ce1" table:formula="of:=DEC2HEX(ROUND([.IM3]*127.5); 2)" office:value-type="string" office:string-value="0A">
            <text:p>0A</text:p>
          </table:table-cell>
          <table:table-cell table:style-name="ce1" table:formula="of:=DEC2HEX(ROUND([.IN3]*127.5); 2)" office:value-type="string" office:string-value="08">
            <text:p>08</text:p>
          </table:table-cell>
          <table:table-cell table:style-name="ce1" table:formula="of:=DEC2HEX(ROUND([.IO3]*127.5); 2)" office:value-type="string" office:string-value="07">
            <text:p>07</text:p>
          </table:table-cell>
          <table:table-cell table:style-name="ce1" table:formula="of:=DEC2HEX(ROUND([.IP3]*127.5); 2)" office:value-type="string" office:string-value="05">
            <text:p>05</text:p>
          </table:table-cell>
          <table:table-cell table:style-name="ce1" table:formula="of:=DEC2HEX(ROUND([.IQ3]*127.5); 2)" office:value-type="string" office:string-value="04">
            <text:p>04</text:p>
          </table:table-cell>
          <table:table-cell table:style-name="ce1" table:formula="of:=DEC2HEX(ROUND([.IR3]*127.5); 2)" office:value-type="string" office:string-value="03">
            <text:p>03</text:p>
          </table:table-cell>
          <table:table-cell table:style-name="ce1" table:formula="of:=DEC2HEX(ROUND([.IS3]*127.5); 2)" office:value-type="string" office:string-value="02">
            <text:p>02</text:p>
          </table:table-cell>
          <table:table-cell table:style-name="ce1" table:formula="of:=DEC2HEX(ROUND([.IT3]*127.5); 2)" office:value-type="string" office:string-value="02">
            <text:p>02</text:p>
          </table:table-cell>
          <table:table-cell table:style-name="ce1" table:formula="of:=DEC2HEX(ROUND([.IU3]*127.5); 2)" office:value-type="string" office:string-value="01">
            <text:p>01</text:p>
          </table:table-cell>
          <table:table-cell table:style-name="ce1" table:formula="of:=DEC2HEX(ROUND([.IV3]*127.5); 2)" office:value-type="string" office:string-value="01">
            <text:p>01</text:p>
          </table:table-cell>
          <table:table-cell table:style-name="ce1" table:formula="of:=DEC2HEX(ROUND([.IW3]*127.5); 2)" office:value-type="string" office:string-value="00">
            <text:p>00</text:p>
          </table:table-cell>
          <table:table-cell table:style-name="ce1" table:formula="of:=DEC2HEX(ROUND([.IX3]*127.5); 2)" office:value-type="string" office:string-value="00">
            <text:p>00</text:p>
          </table:table-cell>
          <table:table-cell table:style-name="ce1" table:formula="of:=DEC2HEX(ROUND([.IY3]*127.5); 2)" office:value-type="string" office:string-value="00">
            <text:p>00</text:p>
          </table:table-cell>
          <table:table-cell/>
        </table:table-row>
        <table:table-row table:style-name="ro2">
          <table:table-cell office:value-type="string">
            <text:p>Little Endian Words</text:p>
          </table:table-cell>
          <table:table-cell table:number-columns-repeated="2"/>
          <table:table-cell table:style-name="ce2" table:formula="of:=&quot;0x&quot;&amp;[.E4]&amp;[.D4]" office:value-type="string" office:string-value="0x0000" table:number-columns-spanned="2" table:number-rows-spanned="1">
            <text:p>0x0000</text:p>
          </table:table-cell>
          <table:covered-table-cell table:style-name="ce2"/>
          <table:table-cell table:style-name="ce2" table:formula="of:=&quot;0x&quot;&amp;[.G4]&amp;[.F4]" office:value-type="string" office:string-value="0x0101" table:number-columns-spanned="2" table:number-rows-spanned="1">
            <text:p>0x0101</text:p>
          </table:table-cell>
          <table:covered-table-cell table:style-name="ce2"/>
          <table:table-cell table:style-name="ce2" table:formula="of:=&quot;0x&quot;&amp;[.I4]&amp;[.H4]" office:value-type="string" office:string-value="0x0201" table:number-columns-spanned="2" table:number-rows-spanned="1">
            <text:p>0x0201</text:p>
          </table:table-cell>
          <table:covered-table-cell table:style-name="ce2"/>
          <table:table-cell table:style-name="ce2" table:formula="of:=&quot;0x&quot;&amp;[.K4]&amp;[.J4]" office:value-type="string" office:string-value="0x0303" table:number-columns-spanned="2" table:number-rows-spanned="1">
            <text:p>0x0303</text:p>
          </table:table-cell>
          <table:covered-table-cell table:style-name="ce2"/>
          <table:table-cell table:style-name="ce2" table:formula="of:=&quot;0x&quot;&amp;[.M4]&amp;[.L4]" office:value-type="string" office:string-value="0x0504" table:number-columns-spanned="2" table:number-rows-spanned="1">
            <text:p>0x0504</text:p>
          </table:table-cell>
          <table:covered-table-cell table:style-name="ce2"/>
          <table:table-cell table:style-name="ce2" table:formula="of:=&quot;0x&quot;&amp;[.O4]&amp;[.N4]" office:value-type="string" office:string-value="0x0605" table:number-columns-spanned="2" table:number-rows-spanned="1">
            <text:p>0x0605</text:p>
          </table:table-cell>
          <table:covered-table-cell table:style-name="ce2"/>
          <table:table-cell table:style-name="ce2" table:formula="of:=&quot;0x&quot;&amp;[.Q4]&amp;[.P4]" office:value-type="string" office:string-value="0x0807" table:number-columns-spanned="2" table:number-rows-spanned="1">
            <text:p>0x0807</text:p>
          </table:table-cell>
          <table:covered-table-cell table:style-name="ce2"/>
          <table:table-cell table:style-name="ce2" table:formula="of:=&quot;0x&quot;&amp;[.S4]&amp;[.R4]" office:value-type="string" office:string-value="0x0909" table:number-columns-spanned="2" table:number-rows-spanned="1">
            <text:p>0x0909</text:p>
          </table:table-cell>
          <table:covered-table-cell table:style-name="ce2"/>
          <table:table-cell table:style-name="ce2" table:formula="of:=&quot;0x&quot;&amp;[.U4]&amp;[.T4]" office:value-type="string" office:string-value="0x0B0A" table:number-columns-spanned="2" table:number-rows-spanned="1">
            <text:p>0x0B0A</text:p>
          </table:table-cell>
          <table:covered-table-cell table:style-name="ce2"/>
          <table:table-cell table:style-name="ce2" table:formula="of:=&quot;0x&quot;&amp;[.W4]&amp;[.V4]" office:value-type="string" office:string-value="0x0D0C" table:number-columns-spanned="2" table:number-rows-spanned="1">
            <text:p>0x0D0C</text:p>
          </table:table-cell>
          <table:covered-table-cell table:style-name="ce2"/>
          <table:table-cell table:style-name="ce2" table:formula="of:=&quot;0x&quot;&amp;[.Y4]&amp;[.X4]" office:value-type="string" office:string-value="0x0E0D" table:number-columns-spanned="2" table:number-rows-spanned="1">
            <text:p>0x0E0D</text:p>
          </table:table-cell>
          <table:covered-table-cell table:style-name="ce2"/>
          <table:table-cell table:style-name="ce2" table:formula="of:=&quot;0x&quot;&amp;[.AA4]&amp;[.Z4]" office:value-type="string" office:string-value="0x100F" table:number-columns-spanned="2" table:number-rows-spanned="1">
            <text:p>0x100F</text:p>
          </table:table-cell>
          <table:covered-table-cell table:style-name="ce2"/>
          <table:table-cell table:style-name="ce2" table:formula="of:=&quot;0x&quot;&amp;[.AC4]&amp;[.AB4]" office:value-type="string" office:string-value="0x1110" table:number-columns-spanned="2" table:number-rows-spanned="1">
            <text:p>0x1110</text:p>
          </table:table-cell>
          <table:covered-table-cell table:style-name="ce2"/>
          <table:table-cell table:style-name="ce2" table:formula="of:=&quot;0x&quot;&amp;[.AE4]&amp;[.AD4]" office:value-type="string" office:string-value="0x1212" table:number-columns-spanned="2" table:number-rows-spanned="1">
            <text:p>0x1212</text:p>
          </table:table-cell>
          <table:covered-table-cell table:style-name="ce2"/>
          <table:table-cell table:style-name="ce2" table:formula="of:=&quot;0x&quot;&amp;[.AG4]&amp;[.AF4]" office:value-type="string" office:string-value="0x1313" table:number-columns-spanned="2" table:number-rows-spanned="1">
            <text:p>0x1313</text:p>
          </table:table-cell>
          <table:covered-table-cell table:style-name="ce2"/>
          <table:table-cell table:style-name="ce2" table:formula="of:=&quot;0x&quot;&amp;[.AI4]&amp;[.AH4]" office:value-type="string" office:string-value="0x1414" table:number-columns-spanned="2" table:number-rows-spanned="1">
            <text:p>0x1414</text:p>
          </table:table-cell>
          <table:covered-table-cell table:style-name="ce2"/>
          <table:table-cell table:style-name="ce2" table:formula="of:=&quot;0x&quot;&amp;[.AK4]&amp;[.AJ4]" office:value-type="string" office:string-value="0x1515" table:number-columns-spanned="2" table:number-rows-spanned="1">
            <text:p>0x1515</text:p>
          </table:table-cell>
          <table:covered-table-cell table:style-name="ce2"/>
          <table:table-cell table:style-name="ce2" table:formula="of:=&quot;0x&quot;&amp;[.AM4]&amp;[.AL4]" office:value-type="string" office:string-value="0x1616" table:number-columns-spanned="2" table:number-rows-spanned="1">
            <text:p>0x1616</text:p>
          </table:table-cell>
          <table:covered-table-cell table:style-name="ce2"/>
          <table:table-cell table:style-name="ce2" table:formula="of:=&quot;0x&quot;&amp;[.AO4]&amp;[.AN4]" office:value-type="string" office:string-value="0x1717" table:number-columns-spanned="2" table:number-rows-spanned="1">
            <text:p>0x1717</text:p>
          </table:table-cell>
          <table:covered-table-cell table:style-name="ce2"/>
          <table:table-cell table:style-name="ce2" table:formula="of:=&quot;0x&quot;&amp;[.AQ4]&amp;[.AP4]" office:value-type="string" office:string-value="0x1818" table:number-columns-spanned="2" table:number-rows-spanned="1">
            <text:p>0x1818</text:p>
          </table:table-cell>
          <table:covered-table-cell table:style-name="ce2"/>
          <table:table-cell table:style-name="ce2" table:formula="of:=&quot;0x&quot;&amp;[.AS4]&amp;[.AR4]" office:value-type="string" office:string-value="0x1A19" table:number-columns-spanned="2" table:number-rows-spanned="1">
            <text:p>0x1A19</text:p>
          </table:table-cell>
          <table:covered-table-cell table:style-name="ce2"/>
          <table:table-cell table:style-name="ce2" table:formula="of:=&quot;0x&quot;&amp;[.AU4]&amp;[.AT4]" office:value-type="string" office:string-value="0x1B1A" table:number-columns-spanned="2" table:number-rows-spanned="1">
            <text:p>0x1B1A</text:p>
          </table:table-cell>
          <table:covered-table-cell table:style-name="ce2"/>
          <table:table-cell table:style-name="ce2" table:formula="of:=&quot;0x&quot;&amp;[.AW4]&amp;[.AV4]" office:value-type="string" office:string-value="0x1C1B" table:number-columns-spanned="2" table:number-rows-spanned="1">
            <text:p>0x1C1B</text:p>
          </table:table-cell>
          <table:covered-table-cell table:style-name="ce2"/>
          <table:table-cell table:style-name="ce2" table:formula="of:=&quot;0x&quot;&amp;[.AY4]&amp;[.AX4]" office:value-type="string" office:string-value="0x1E1D" table:number-columns-spanned="2" table:number-rows-spanned="1">
            <text:p>0x1E1D</text:p>
          </table:table-cell>
          <table:covered-table-cell table:style-name="ce2"/>
          <table:table-cell table:style-name="ce2" table:formula="of:=&quot;0x&quot;&amp;[.BA4]&amp;[.AZ4]" office:value-type="string" office:string-value="0x201F" table:number-columns-spanned="2" table:number-rows-spanned="1">
            <text:p>0x201F</text:p>
          </table:table-cell>
          <table:covered-table-cell table:style-name="ce2"/>
          <table:table-cell table:style-name="ce2" table:formula="of:=&quot;0x&quot;&amp;[.BC4]&amp;[.BB4]" office:value-type="string" office:string-value="0x2221" table:number-columns-spanned="2" table:number-rows-spanned="1">
            <text:p>0x2221</text:p>
          </table:table-cell>
          <table:covered-table-cell table:style-name="ce2"/>
          <table:table-cell table:style-name="ce2" table:formula="of:=&quot;0x&quot;&amp;[.BE4]&amp;[.BD4]" office:value-type="string" office:string-value="0x2523" table:number-columns-spanned="2" table:number-rows-spanned="1">
            <text:p>0x2523</text:p>
          </table:table-cell>
          <table:covered-table-cell table:style-name="ce2"/>
          <table:table-cell table:style-name="ce2" table:formula="of:=&quot;0x&quot;&amp;[.BG4]&amp;[.BF4]" office:value-type="string" office:string-value="0x2826" table:number-columns-spanned="2" table:number-rows-spanned="1">
            <text:p>0x2826</text:p>
          </table:table-cell>
          <table:covered-table-cell table:style-name="ce2"/>
          <table:table-cell table:style-name="ce2" table:formula="of:=&quot;0x&quot;&amp;[.BI4]&amp;[.BH4]" office:value-type="string" office:string-value="0x2B29" table:number-columns-spanned="2" table:number-rows-spanned="1">
            <text:p>0x2B29</text:p>
          </table:table-cell>
          <table:covered-table-cell table:style-name="ce2"/>
          <table:table-cell table:style-name="ce2" table:formula="of:=&quot;0x&quot;&amp;[.BK4]&amp;[.BJ4]" office:value-type="string" office:string-value="0x2F2D" table:number-columns-spanned="2" table:number-rows-spanned="1">
            <text:p>0x2F2D</text:p>
          </table:table-cell>
          <table:covered-table-cell table:style-name="ce2"/>
          <table:table-cell table:style-name="ce2" table:formula="of:=&quot;0x&quot;&amp;[.BM4]&amp;[.BL4]" office:value-type="string" office:string-value="0x3331" table:number-columns-spanned="2" table:number-rows-spanned="1">
            <text:p>0x3331</text:p>
          </table:table-cell>
          <table:covered-table-cell table:style-name="ce2"/>
          <table:table-cell table:style-name="ce2" table:formula="of:=&quot;0x&quot;&amp;[.BO4]&amp;[.BN4]" office:value-type="string" office:string-value="0x3836" table:number-columns-spanned="2" table:number-rows-spanned="1">
            <text:p>0x3836</text:p>
          </table:table-cell>
          <table:covered-table-cell table:style-name="ce2"/>
          <table:table-cell table:style-name="ce2" table:formula="of:=&quot;0x&quot;&amp;[.BQ4]&amp;[.BP4]" office:value-type="string" office:string-value="0x3E3B" table:number-columns-spanned="2" table:number-rows-spanned="1">
            <text:p>0x3E3B</text:p>
          </table:table-cell>
          <table:covered-table-cell table:style-name="ce2"/>
          <table:table-cell table:style-name="ce2" table:formula="of:=&quot;0x&quot;&amp;[.BS4]&amp;[.BR4]" office:value-type="string" office:string-value="0x4441" table:number-columns-spanned="2" table:number-rows-spanned="1">
            <text:p>0x4441</text:p>
          </table:table-cell>
          <table:covered-table-cell table:style-name="ce2"/>
          <table:table-cell table:style-name="ce2" table:formula="of:=&quot;0x&quot;&amp;[.BU4]&amp;[.BT4]" office:value-type="string" office:string-value="0x4A47" table:number-columns-spanned="2" table:number-rows-spanned="1">
            <text:p>0x4A47</text:p>
          </table:table-cell>
          <table:covered-table-cell table:style-name="ce2"/>
          <table:table-cell table:style-name="ce2" table:formula="of:=&quot;0x&quot;&amp;[.BW4]&amp;[.BV4]" office:value-type="string" office:string-value="0x514E" table:number-columns-spanned="2" table:number-rows-spanned="1">
            <text:p>0x514E</text:p>
          </table:table-cell>
          <table:covered-table-cell table:style-name="ce2"/>
          <table:table-cell table:style-name="ce2" table:formula="of:=&quot;0x&quot;&amp;[.BY4]&amp;[.BX4]" office:value-type="string" office:string-value="0x5855" table:number-columns-spanned="2" table:number-rows-spanned="1">
            <text:p>0x5855</text:p>
          </table:table-cell>
          <table:covered-table-cell table:style-name="ce2"/>
          <table:table-cell table:style-name="ce2" table:formula="of:=&quot;0x&quot;&amp;[.CA4]&amp;[.BZ4]" office:value-type="string" office:string-value="0x605C" table:number-columns-spanned="2" table:number-rows-spanned="1">
            <text:p>0x605C</text:p>
          </table:table-cell>
          <table:covered-table-cell table:style-name="ce2"/>
          <table:table-cell table:style-name="ce2" table:formula="of:=&quot;0x&quot;&amp;[.CC4]&amp;[.CB4]" office:value-type="string" office:string-value="0x6964" table:number-columns-spanned="2" table:number-rows-spanned="1">
            <text:p>0x6964</text:p>
          </table:table-cell>
          <table:covered-table-cell table:style-name="ce2"/>
          <table:table-cell table:style-name="ce2" table:formula="of:=&quot;0x&quot;&amp;[.CE4]&amp;[.CD4]" office:value-type="string" office:string-value="0x716D" table:number-columns-spanned="2" table:number-rows-spanned="1">
            <text:p>0x716D</text:p>
          </table:table-cell>
          <table:covered-table-cell table:style-name="ce2"/>
          <table:table-cell table:style-name="ce2" table:formula="of:=&quot;0x&quot;&amp;[.CG4]&amp;[.CF4]" office:value-type="string" office:string-value="0x7A75" table:number-columns-spanned="2" table:number-rows-spanned="1">
            <text:p>0x7A75</text:p>
          </table:table-cell>
          <table:covered-table-cell table:style-name="ce2"/>
          <table:table-cell table:style-name="ce2" table:formula="of:=&quot;0x&quot;&amp;[.CI4]&amp;[.CH4]" office:value-type="string" office:string-value="0x837E" table:number-columns-spanned="2" table:number-rows-spanned="1">
            <text:p>0x837E</text:p>
          </table:table-cell>
          <table:covered-table-cell table:style-name="ce2"/>
          <table:table-cell table:style-name="ce2" table:formula="of:=&quot;0x&quot;&amp;[.CK4]&amp;[.CJ4]" office:value-type="string" office:string-value="0x8C87" table:number-columns-spanned="2" table:number-rows-spanned="1">
            <text:p>0x8C87</text:p>
          </table:table-cell>
          <table:covered-table-cell table:style-name="ce2"/>
          <table:table-cell table:style-name="ce2" table:formula="of:=&quot;0x&quot;&amp;[.CM4]&amp;[.CL4]" office:value-type="string" office:string-value="0x9591" table:number-columns-spanned="2" table:number-rows-spanned="1">
            <text:p>0x9591</text:p>
          </table:table-cell>
          <table:covered-table-cell table:style-name="ce2"/>
          <table:table-cell table:style-name="ce2" table:formula="of:=&quot;0x&quot;&amp;[.CO4]&amp;[.CN4]" office:value-type="string" office:string-value="0x9E9A" table:number-columns-spanned="2" table:number-rows-spanned="1">
            <text:p>0x9E9A</text:p>
          </table:table-cell>
          <table:covered-table-cell table:style-name="ce2"/>
          <table:table-cell table:style-name="ce2" table:formula="of:=&quot;0x&quot;&amp;[.CQ4]&amp;[.CP4]" office:value-type="string" office:string-value="0xA7A3" table:number-columns-spanned="2" table:number-rows-spanned="1">
            <text:p>0xA7A3</text:p>
          </table:table-cell>
          <table:covered-table-cell table:style-name="ce2"/>
          <table:table-cell table:style-name="ce2" table:formula="of:=&quot;0x&quot;&amp;[.CS4]&amp;[.CR4]" office:value-type="string" office:string-value="0xB0AC" table:number-columns-spanned="2" table:number-rows-spanned="1">
            <text:p>0xB0AC</text:p>
          </table:table-cell>
          <table:covered-table-cell table:style-name="ce2"/>
          <table:table-cell table:style-name="ce2" table:formula="of:=&quot;0x&quot;&amp;[.CU4]&amp;[.CT4]" office:value-type="string" office:string-value="0xB9B5" table:number-columns-spanned="2" table:number-rows-spanned="1">
            <text:p>0xB9B5</text:p>
          </table:table-cell>
          <table:covered-table-cell table:style-name="ce2"/>
          <table:table-cell table:style-name="ce2" table:formula="of:=&quot;0x&quot;&amp;[.CW4]&amp;[.CV4]" office:value-type="string" office:string-value="0xC1BD" table:number-columns-spanned="2" table:number-rows-spanned="1">
            <text:p>0xC1BD</text:p>
          </table:table-cell>
          <table:covered-table-cell table:style-name="ce2"/>
          <table:table-cell table:style-name="ce2" table:formula="of:=&quot;0x&quot;&amp;[.CY4]&amp;[.CX4]" office:value-type="string" office:string-value="0xC9C5" table:number-columns-spanned="2" table:number-rows-spanned="1">
            <text:p>0xC9C5</text:p>
          </table:table-cell>
          <table:covered-table-cell table:style-name="ce2"/>
          <table:table-cell table:style-name="ce2" table:formula="of:=&quot;0x&quot;&amp;[.DA4]&amp;[.CZ4]" office:value-type="string" office:string-value="0xD1CD" table:number-columns-spanned="2" table:number-rows-spanned="1">
            <text:p>0xD1CD</text:p>
          </table:table-cell>
          <table:covered-table-cell table:style-name="ce2"/>
          <table:table-cell table:style-name="ce2" table:formula="of:=&quot;0x&quot;&amp;[.DC4]&amp;[.DB4]" office:value-type="string" office:string-value="0xD8D4" table:number-columns-spanned="2" table:number-rows-spanned="1">
            <text:p>0xD8D4</text:p>
          </table:table-cell>
          <table:covered-table-cell table:style-name="ce2"/>
          <table:table-cell table:style-name="ce2" table:formula="of:=&quot;0x&quot;&amp;[.DE4]&amp;[.DD4]" office:value-type="string" office:string-value="0xDEDB" table:number-columns-spanned="2" table:number-rows-spanned="1">
            <text:p>0xDEDB</text:p>
          </table:table-cell>
          <table:covered-table-cell table:style-name="ce2"/>
          <table:table-cell table:style-name="ce2" table:formula="of:=&quot;0x&quot;&amp;[.DG4]&amp;[.DF4]" office:value-type="string" office:string-value="0xE4E1" table:number-columns-spanned="2" table:number-rows-spanned="1">
            <text:p>0xE4E1</text:p>
          </table:table-cell>
          <table:covered-table-cell table:style-name="ce2"/>
          <table:table-cell table:style-name="ce2" table:formula="of:=&quot;0x&quot;&amp;[.DI4]&amp;[.DH4]" office:value-type="string" office:string-value="0xEAE7" table:number-columns-spanned="2" table:number-rows-spanned="1">
            <text:p>0xEAE7</text:p>
          </table:table-cell>
          <table:covered-table-cell table:style-name="ce2"/>
          <table:table-cell table:style-name="ce2" table:formula="of:=&quot;0x&quot;&amp;[.DK4]&amp;[.DJ4]" office:value-type="string" office:string-value="0xEFEC" table:number-columns-spanned="2" table:number-rows-spanned="1">
            <text:p>0xEFEC</text:p>
          </table:table-cell>
          <table:covered-table-cell table:style-name="ce2"/>
          <table:table-cell table:style-name="ce2" table:formula="of:=&quot;0x&quot;&amp;[.DM4]&amp;[.DL4]" office:value-type="string" office:string-value="0xF3F1" table:number-columns-spanned="2" table:number-rows-spanned="1">
            <text:p>0xF3F1</text:p>
          </table:table-cell>
          <table:covered-table-cell table:style-name="ce2"/>
          <table:table-cell table:style-name="ce2" table:formula="of:=&quot;0x&quot;&amp;[.DO4]&amp;[.DN4]" office:value-type="string" office:string-value="0xF6F4" table:number-columns-spanned="2" table:number-rows-spanned="1">
            <text:p>0xF6F4</text:p>
          </table:table-cell>
          <table:covered-table-cell table:style-name="ce2"/>
          <table:table-cell table:style-name="ce2" table:formula="of:=&quot;0x&quot;&amp;[.DQ4]&amp;[.DP4]" office:value-type="string" office:string-value="0xF9F8" table:number-columns-spanned="2" table:number-rows-spanned="1">
            <text:p>0xF9F8</text:p>
          </table:table-cell>
          <table:covered-table-cell table:style-name="ce2"/>
          <table:table-cell table:style-name="ce2" table:formula="of:=&quot;0x&quot;&amp;[.DS4]&amp;[.DR4]" office:value-type="string" office:string-value="0xFBFA" table:number-columns-spanned="2" table:number-rows-spanned="1">
            <text:p>0xFBFA</text:p>
          </table:table-cell>
          <table:covered-table-cell table:style-name="ce2"/>
          <table:table-cell table:style-name="ce2" table:formula="of:=&quot;0x&quot;&amp;[.DU4]&amp;[.DT4]" office:value-type="string" office:string-value="0xFDFC" table:number-columns-spanned="2" table:number-rows-spanned="1">
            <text:p>0xFDFC</text:p>
          </table:table-cell>
          <table:covered-table-cell table:style-name="ce2"/>
          <table:table-cell table:style-name="ce2" table:formula="of:=&quot;0x&quot;&amp;[.DW4]&amp;[.DV4]" office:value-type="string" office:string-value="0xFEFE" table:number-columns-spanned="2" table:number-rows-spanned="1">
            <text:p>0xFEFE</text:p>
          </table:table-cell>
          <table:covered-table-cell table:style-name="ce2"/>
          <table:table-cell table:style-name="ce2" table:formula="of:=&quot;0x&quot;&amp;[.DY4]&amp;[.DX4]" office:value-type="string" office:string-value="0xFFFF" table:number-columns-spanned="2" table:number-rows-spanned="1">
            <text:p>0xFFFF</text:p>
          </table:table-cell>
          <table:covered-table-cell table:style-name="ce2"/>
          <table:table-cell table:style-name="ce2" table:formula="of:=&quot;0x&quot;&amp;[.EA4]&amp;[.DZ4]" office:value-type="string" office:string-value="0xFFFF" table:number-columns-spanned="2" table:number-rows-spanned="1">
            <text:p>0xFFFF</text:p>
          </table:table-cell>
          <table:covered-table-cell table:style-name="ce2"/>
          <table:table-cell table:style-name="ce2" table:formula="of:=&quot;0x&quot;&amp;[.EC4]&amp;[.EB4]" office:value-type="string" office:string-value="0xFFFF" table:number-columns-spanned="2" table:number-rows-spanned="1">
            <text:p>0xFFFF</text:p>
          </table:table-cell>
          <table:covered-table-cell table:style-name="ce2"/>
          <table:table-cell table:style-name="ce2" table:formula="of:=&quot;0x&quot;&amp;[.EE4]&amp;[.ED4]" office:value-type="string" office:string-value="0xFEFF" table:number-columns-spanned="2" table:number-rows-spanned="1">
            <text:p>0xFEFF</text:p>
          </table:table-cell>
          <table:covered-table-cell table:style-name="ce2"/>
          <table:table-cell table:style-name="ce2" table:formula="of:=&quot;0x&quot;&amp;[.EG4]&amp;[.EF4]" office:value-type="string" office:string-value="0xFDFE" table:number-columns-spanned="2" table:number-rows-spanned="1">
            <text:p>0xFDFE</text:p>
          </table:table-cell>
          <table:covered-table-cell table:style-name="ce2"/>
          <table:table-cell table:style-name="ce2" table:formula="of:=&quot;0x&quot;&amp;[.EI4]&amp;[.EH4]" office:value-type="string" office:string-value="0xFCFD" table:number-columns-spanned="2" table:number-rows-spanned="1">
            <text:p>0xFCFD</text:p>
          </table:table-cell>
          <table:covered-table-cell table:style-name="ce2"/>
          <table:table-cell table:style-name="ce2" table:formula="of:=&quot;0x&quot;&amp;[.EK4]&amp;[.EJ4]" office:value-type="string" office:string-value="0xFBFB" table:number-columns-spanned="2" table:number-rows-spanned="1">
            <text:p>0xFBFB</text:p>
          </table:table-cell>
          <table:covered-table-cell table:style-name="ce2"/>
          <table:table-cell table:style-name="ce2" table:formula="of:=&quot;0x&quot;&amp;[.EM4]&amp;[.EL4]" office:value-type="string" office:string-value="0xF9FA" table:number-columns-spanned="2" table:number-rows-spanned="1">
            <text:p>0xF9FA</text:p>
          </table:table-cell>
          <table:covered-table-cell table:style-name="ce2"/>
          <table:table-cell table:style-name="ce2" table:formula="of:=&quot;0x&quot;&amp;[.EO4]&amp;[.EN4]" office:value-type="string" office:string-value="0xF8F9" table:number-columns-spanned="2" table:number-rows-spanned="1">
            <text:p>0xF8F9</text:p>
          </table:table-cell>
          <table:covered-table-cell table:style-name="ce2"/>
          <table:table-cell table:style-name="ce2" table:formula="of:=&quot;0x&quot;&amp;[.EQ4]&amp;[.EP4]" office:value-type="string" office:string-value="0xF6F7" table:number-columns-spanned="2" table:number-rows-spanned="1">
            <text:p>0xF6F7</text:p>
          </table:table-cell>
          <table:covered-table-cell table:style-name="ce2"/>
          <table:table-cell table:style-name="ce2" table:formula="of:=&quot;0x&quot;&amp;[.ES4]&amp;[.ER4]" office:value-type="string" office:string-value="0xF4F5" table:number-columns-spanned="2" table:number-rows-spanned="1">
            <text:p>0xF4F5</text:p>
          </table:table-cell>
          <table:covered-table-cell table:style-name="ce2"/>
          <table:table-cell table:style-name="ce2" table:formula="of:=&quot;0x&quot;&amp;[.EU4]&amp;[.ET4]" office:value-type="string" office:string-value="0xF3F4" table:number-columns-spanned="2" table:number-rows-spanned="1">
            <text:p>0xF3F4</text:p>
          </table:table-cell>
          <table:covered-table-cell table:style-name="ce2"/>
          <table:table-cell table:style-name="ce2" table:formula="of:=&quot;0x&quot;&amp;[.EW4]&amp;[.EV4]" office:value-type="string" office:string-value="0xF1F2" table:number-columns-spanned="2" table:number-rows-spanned="1">
            <text:p>0xF1F2</text:p>
          </table:table-cell>
          <table:covered-table-cell table:style-name="ce2"/>
          <table:table-cell table:style-name="ce2" table:formula="of:=&quot;0x&quot;&amp;[.EY4]&amp;[.EX4]" office:value-type="string" office:string-value="0xF0F1" table:number-columns-spanned="2" table:number-rows-spanned="1">
            <text:p>0xF0F1</text:p>
          </table:table-cell>
          <table:covered-table-cell table:style-name="ce2"/>
          <table:table-cell table:style-name="ce2" table:formula="of:=&quot;0x&quot;&amp;[.FA4]&amp;[.EZ4]" office:value-type="string" office:string-value="0xEEEF" table:number-columns-spanned="2" table:number-rows-spanned="1">
            <text:p>0xEEEF</text:p>
          </table:table-cell>
          <table:covered-table-cell table:style-name="ce2"/>
          <table:table-cell table:style-name="ce2" table:formula="of:=&quot;0x&quot;&amp;[.FC4]&amp;[.FB4]" office:value-type="string" office:string-value="0xEDEE" table:number-columns-spanned="2" table:number-rows-spanned="1">
            <text:p>0xEDEE</text:p>
          </table:table-cell>
          <table:covered-table-cell table:style-name="ce2"/>
          <table:table-cell table:style-name="ce2" table:formula="of:=&quot;0x&quot;&amp;[.FE4]&amp;[.FD4]" office:value-type="string" office:string-value="0xECED" table:number-columns-spanned="2" table:number-rows-spanned="1">
            <text:p>0xECED</text:p>
          </table:table-cell>
          <table:covered-table-cell table:style-name="ce2"/>
          <table:table-cell table:style-name="ce2" table:formula="of:=&quot;0x&quot;&amp;[.FG4]&amp;[.FF4]" office:value-type="string" office:string-value="0xEBEB" table:number-columns-spanned="2" table:number-rows-spanned="1">
            <text:p>0xEBEB</text:p>
          </table:table-cell>
          <table:covered-table-cell table:style-name="ce2"/>
          <table:table-cell table:style-name="ce2" table:formula="of:=&quot;0x&quot;&amp;[.FI4]&amp;[.FH4]" office:value-type="string" office:string-value="0xEAEA" table:number-columns-spanned="2" table:number-rows-spanned="1">
            <text:p>0xEAEA</text:p>
          </table:table-cell>
          <table:covered-table-cell table:style-name="ce2"/>
          <table:table-cell table:style-name="ce2" table:formula="of:=&quot;0x&quot;&amp;[.FK4]&amp;[.FJ4]" office:value-type="string" office:string-value="0xE9E9" table:number-columns-spanned="2" table:number-rows-spanned="1">
            <text:p>0xE9E9</text:p>
          </table:table-cell>
          <table:covered-table-cell table:style-name="ce2"/>
          <table:table-cell table:style-name="ce2" table:formula="of:=&quot;0x&quot;&amp;[.FM4]&amp;[.FL4]" office:value-type="string" office:string-value="0xE8E8" table:number-columns-spanned="2" table:number-rows-spanned="1">
            <text:p>0xE8E8</text:p>
          </table:table-cell>
          <table:covered-table-cell table:style-name="ce2"/>
          <table:table-cell table:style-name="ce2" table:formula="of:=&quot;0x&quot;&amp;[.FO4]&amp;[.FN4]" office:value-type="string" office:string-value="0xE7E7" table:number-columns-spanned="2" table:number-rows-spanned="1">
            <text:p>0xE7E7</text:p>
          </table:table-cell>
          <table:covered-table-cell table:style-name="ce2"/>
          <table:table-cell table:style-name="ce2" table:formula="of:=&quot;0x&quot;&amp;[.FQ4]&amp;[.FP4]" office:value-type="string" office:string-value="0xE6E6" table:number-columns-spanned="2" table:number-rows-spanned="1">
            <text:p>0xE6E6</text:p>
          </table:table-cell>
          <table:covered-table-cell table:style-name="ce2"/>
          <table:table-cell table:style-name="ce2" table:formula="of:=&quot;0x&quot;&amp;[.FS4]&amp;[.FR4]" office:value-type="string" office:string-value="0xE5E5" table:number-columns-spanned="2" table:number-rows-spanned="1">
            <text:p>0xE5E5</text:p>
          </table:table-cell>
          <table:covered-table-cell table:style-name="ce2"/>
          <table:table-cell table:style-name="ce2" table:formula="of:=&quot;0x&quot;&amp;[.FU4]&amp;[.FT4]" office:value-type="string" office:string-value="0xE3E4" table:number-columns-spanned="2" table:number-rows-spanned="1">
            <text:p>0xE3E4</text:p>
          </table:table-cell>
          <table:covered-table-cell table:style-name="ce2"/>
          <table:table-cell table:style-name="ce2" table:formula="of:=&quot;0x&quot;&amp;[.FW4]&amp;[.FV4]" office:value-type="string" office:string-value="0xE2E2" table:number-columns-spanned="2" table:number-rows-spanned="1">
            <text:p>0xE2E2</text:p>
          </table:table-cell>
          <table:covered-table-cell table:style-name="ce2"/>
          <table:table-cell table:style-name="ce2" table:formula="of:=&quot;0x&quot;&amp;[.FY4]&amp;[.FX4]" office:value-type="string" office:string-value="0xE0E1" table:number-columns-spanned="2" table:number-rows-spanned="1">
            <text:p>0xE0E1</text:p>
          </table:table-cell>
          <table:covered-table-cell table:style-name="ce2"/>
          <table:table-cell table:style-name="ce2" table:formula="of:=&quot;0x&quot;&amp;[.GA4]&amp;[.FZ4]" office:value-type="string" office:string-value="0xDEDF" table:number-columns-spanned="2" table:number-rows-spanned="1">
            <text:p>0xDEDF</text:p>
          </table:table-cell>
          <table:covered-table-cell table:style-name="ce2"/>
          <table:table-cell table:style-name="ce2" table:formula="of:=&quot;0x&quot;&amp;[.GC4]&amp;[.GB4]" office:value-type="string" office:string-value="0xDBDC" table:number-columns-spanned="2" table:number-rows-spanned="1">
            <text:p>0xDBDC</text:p>
          </table:table-cell>
          <table:covered-table-cell table:style-name="ce2"/>
          <table:table-cell table:style-name="ce2" table:formula="of:=&quot;0x&quot;&amp;[.GE4]&amp;[.GD4]" office:value-type="string" office:string-value="0xD8DA" table:number-columns-spanned="2" table:number-rows-spanned="1">
            <text:p>0xD8DA</text:p>
          </table:table-cell>
          <table:covered-table-cell table:style-name="ce2"/>
          <table:table-cell table:style-name="ce2" table:formula="of:=&quot;0x&quot;&amp;[.GG4]&amp;[.GF4]" office:value-type="string" office:string-value="0xD5D7" table:number-columns-spanned="2" table:number-rows-spanned="1">
            <text:p>0xD5D7</text:p>
          </table:table-cell>
          <table:covered-table-cell table:style-name="ce2"/>
          <table:table-cell table:style-name="ce2" table:formula="of:=&quot;0x&quot;&amp;[.GI4]&amp;[.GH4]" office:value-type="string" office:string-value="0xD1D3" table:number-columns-spanned="2" table:number-rows-spanned="1">
            <text:p>0xD1D3</text:p>
          </table:table-cell>
          <table:covered-table-cell table:style-name="ce2"/>
          <table:table-cell table:style-name="ce2" table:formula="of:=&quot;0x&quot;&amp;[.GK4]&amp;[.GJ4]" office:value-type="string" office:string-value="0xCDCF" table:number-columns-spanned="2" table:number-rows-spanned="1">
            <text:p>0xCDCF</text:p>
          </table:table-cell>
          <table:covered-table-cell table:style-name="ce2"/>
          <table:table-cell table:style-name="ce2" table:formula="of:=&quot;0x&quot;&amp;[.GM4]&amp;[.GL4]" office:value-type="string" office:string-value="0xC8CA" table:number-columns-spanned="2" table:number-rows-spanned="1">
            <text:p>0xC8CA</text:p>
          </table:table-cell>
          <table:covered-table-cell table:style-name="ce2"/>
          <table:table-cell table:style-name="ce2" table:formula="of:=&quot;0x&quot;&amp;[.GO4]&amp;[.GN4]" office:value-type="string" office:string-value="0xC3C5" table:number-columns-spanned="2" table:number-rows-spanned="1">
            <text:p>0xC3C5</text:p>
          </table:table-cell>
          <table:covered-table-cell table:style-name="ce2"/>
          <table:table-cell table:style-name="ce2" table:formula="of:=&quot;0x&quot;&amp;[.GQ4]&amp;[.GP4]" office:value-type="string" office:string-value="0xBDC0" table:number-columns-spanned="2" table:number-rows-spanned="1">
            <text:p>0xBDC0</text:p>
          </table:table-cell>
          <table:covered-table-cell table:style-name="ce2"/>
          <table:table-cell table:style-name="ce2" table:formula="of:=&quot;0x&quot;&amp;[.GS4]&amp;[.GR4]" office:value-type="string" office:string-value="0xB7BA" table:number-columns-spanned="2" table:number-rows-spanned="1">
            <text:p>0xB7BA</text:p>
          </table:table-cell>
          <table:covered-table-cell table:style-name="ce2"/>
          <table:table-cell table:style-name="ce2" table:formula="of:=&quot;0x&quot;&amp;[.GU4]&amp;[.GT4]" office:value-type="string" office:string-value="0xB0B3" table:number-columns-spanned="2" table:number-rows-spanned="1">
            <text:p>0xB0B3</text:p>
          </table:table-cell>
          <table:covered-table-cell table:style-name="ce2"/>
          <table:table-cell table:style-name="ce2" table:formula="of:=&quot;0x&quot;&amp;[.GW4]&amp;[.GV4]" office:value-type="string" office:string-value="0xA8AC" table:number-columns-spanned="2" table:number-rows-spanned="1">
            <text:p>0xA8AC</text:p>
          </table:table-cell>
          <table:covered-table-cell table:style-name="ce2"/>
          <table:table-cell table:style-name="ce2" table:formula="of:=&quot;0x&quot;&amp;[.GY4]&amp;[.GX4]" office:value-type="string" office:string-value="0xA1A5" table:number-columns-spanned="2" table:number-rows-spanned="1">
            <text:p>0xA1A5</text:p>
          </table:table-cell>
          <table:covered-table-cell table:style-name="ce2"/>
          <table:table-cell table:style-name="ce2" table:formula="of:=&quot;0x&quot;&amp;[.HA4]&amp;[.GZ4]" office:value-type="string" office:string-value="0x999D" table:number-columns-spanned="2" table:number-rows-spanned="1">
            <text:p>0x999D</text:p>
          </table:table-cell>
          <table:covered-table-cell table:style-name="ce2"/>
          <table:table-cell table:style-name="ce2" table:formula="of:=&quot;0x&quot;&amp;[.HC4]&amp;[.HB4]" office:value-type="string" office:string-value="0x9094" table:number-columns-spanned="2" table:number-rows-spanned="1">
            <text:p>0x9094</text:p>
          </table:table-cell>
          <table:covered-table-cell table:style-name="ce2"/>
          <table:table-cell table:style-name="ce2" table:formula="of:=&quot;0x&quot;&amp;[.HE4]&amp;[.HD4]" office:value-type="string" office:string-value="0x878C" table:number-columns-spanned="2" table:number-rows-spanned="1">
            <text:p>0x878C</text:p>
          </table:table-cell>
          <table:covered-table-cell table:style-name="ce2"/>
          <table:table-cell table:style-name="ce2" table:formula="of:=&quot;0x&quot;&amp;[.HG4]&amp;[.HF4]" office:value-type="string" office:string-value="0x7E83" table:number-columns-spanned="2" table:number-rows-spanned="1">
            <text:p>0x7E83</text:p>
          </table:table-cell>
          <table:covered-table-cell table:style-name="ce2"/>
          <table:table-cell table:style-name="ce2" table:formula="of:=&quot;0x&quot;&amp;[.HI4]&amp;[.HH4]" office:value-type="string" office:string-value="0x757A" table:number-columns-spanned="2" table:number-rows-spanned="1">
            <text:p>0x757A</text:p>
          </table:table-cell>
          <table:covered-table-cell table:style-name="ce2"/>
          <table:table-cell table:style-name="ce2" table:formula="of:=&quot;0x&quot;&amp;[.HK4]&amp;[.HJ4]" office:value-type="string" office:string-value="0x6C71" table:number-columns-spanned="2" table:number-rows-spanned="1">
            <text:p>0x6C71</text:p>
          </table:table-cell>
          <table:covered-table-cell table:style-name="ce2"/>
          <table:table-cell table:style-name="ce2" table:formula="of:=&quot;0x&quot;&amp;[.HM4]&amp;[.HL4]" office:value-type="string" office:string-value="0x6368" table:number-columns-spanned="2" table:number-rows-spanned="1">
            <text:p>0x6368</text:p>
          </table:table-cell>
          <table:covered-table-cell table:style-name="ce2"/>
          <table:table-cell table:style-name="ce2" table:formula="of:=&quot;0x&quot;&amp;[.HO4]&amp;[.HN4]" office:value-type="string" office:string-value="0x5A5E" table:number-columns-spanned="2" table:number-rows-spanned="1">
            <text:p>0x5A5E</text:p>
          </table:table-cell>
          <table:covered-table-cell table:style-name="ce2"/>
          <table:table-cell table:style-name="ce2" table:formula="of:=&quot;0x&quot;&amp;[.HQ4]&amp;[.HP4]" office:value-type="string" office:string-value="0x5155" table:number-columns-spanned="2" table:number-rows-spanned="1">
            <text:p>0x5155</text:p>
          </table:table-cell>
          <table:covered-table-cell table:style-name="ce2"/>
          <table:table-cell table:style-name="ce2" table:formula="of:=&quot;0x&quot;&amp;[.HS4]&amp;[.HR4]" office:value-type="string" office:string-value="0x484D" table:number-columns-spanned="2" table:number-rows-spanned="1">
            <text:p>0x484D</text:p>
          </table:table-cell>
          <table:covered-table-cell table:style-name="ce2"/>
          <table:table-cell table:style-name="ce2" table:formula="of:=&quot;0x&quot;&amp;[.HU4]&amp;[.HT4]" office:value-type="string" office:string-value="0x4044" table:number-columns-spanned="2" table:number-rows-spanned="1">
            <text:p>0x4044</text:p>
          </table:table-cell>
          <table:covered-table-cell table:style-name="ce2"/>
          <table:table-cell table:style-name="ce2" table:formula="of:=&quot;0x&quot;&amp;[.HW4]&amp;[.HV4]" office:value-type="string" office:string-value="0x383C" table:number-columns-spanned="2" table:number-rows-spanned="1">
            <text:p>0x383C</text:p>
          </table:table-cell>
          <table:covered-table-cell table:style-name="ce2"/>
          <table:table-cell table:style-name="ce2" table:formula="of:=&quot;0x&quot;&amp;[.HY4]&amp;[.HX4]" office:value-type="string" office:string-value="0x3034" table:number-columns-spanned="2" table:number-rows-spanned="1">
            <text:p>0x3034</text:p>
          </table:table-cell>
          <table:covered-table-cell table:style-name="ce2"/>
          <table:table-cell table:style-name="ce2" table:formula="of:=&quot;0x&quot;&amp;[.IA4]&amp;[.HZ4]" office:value-type="string" office:string-value="0x292C" table:number-columns-spanned="2" table:number-rows-spanned="1">
            <text:p>0x292C</text:p>
          </table:table-cell>
          <table:covered-table-cell table:style-name="ce2"/>
          <table:table-cell table:style-name="ce2" table:formula="of:=&quot;0x&quot;&amp;[.IC4]&amp;[.IB4]" office:value-type="string" office:string-value="0x2225" table:number-columns-spanned="2" table:number-rows-spanned="1">
            <text:p>0x2225</text:p>
          </table:table-cell>
          <table:covered-table-cell table:style-name="ce2"/>
          <table:table-cell table:style-name="ce2" table:formula="of:=&quot;0x&quot;&amp;[.IE4]&amp;[.ID4]" office:value-type="string" office:string-value="0x1C1F" table:number-columns-spanned="2" table:number-rows-spanned="1">
            <text:p>0x1C1F</text:p>
          </table:table-cell>
          <table:covered-table-cell table:style-name="ce2"/>
          <table:table-cell table:style-name="ce2" table:formula="of:=&quot;0x&quot;&amp;[.IG4]&amp;[.IF4]" office:value-type="string" office:string-value="0x1719" table:number-columns-spanned="2" table:number-rows-spanned="1">
            <text:p>0x1719</text:p>
          </table:table-cell>
          <table:covered-table-cell table:style-name="ce2"/>
          <table:table-cell table:style-name="ce2" table:formula="of:=&quot;0x&quot;&amp;[.II4]&amp;[.IH4]" office:value-type="string" office:string-value="0x1214" table:number-columns-spanned="2" table:number-rows-spanned="1">
            <text:p>0x1214</text:p>
          </table:table-cell>
          <table:covered-table-cell table:style-name="ce2"/>
          <table:table-cell table:style-name="ce2" table:formula="of:=&quot;0x&quot;&amp;[.IK4]&amp;[.IJ4]" office:value-type="string" office:string-value="0x0D0F" table:number-columns-spanned="2" table:number-rows-spanned="1">
            <text:p>0x0D0F</text:p>
          </table:table-cell>
          <table:covered-table-cell table:style-name="ce2"/>
          <table:table-cell table:style-name="ce2" table:formula="of:=&quot;0x&quot;&amp;[.IM4]&amp;[.IL4]" office:value-type="string" office:string-value="0x0A0B" table:number-columns-spanned="2" table:number-rows-spanned="1">
            <text:p>0x0A0B</text:p>
          </table:table-cell>
          <table:covered-table-cell table:style-name="ce2"/>
          <table:table-cell table:style-name="ce2" table:formula="of:=&quot;0x&quot;&amp;[.IO4]&amp;[.IN4]" office:value-type="string" office:string-value="0x0708" table:number-columns-spanned="2" table:number-rows-spanned="1">
            <text:p>0x0708</text:p>
          </table:table-cell>
          <table:covered-table-cell table:style-name="ce2"/>
          <table:table-cell table:style-name="ce2" table:formula="of:=&quot;0x&quot;&amp;[.IQ4]&amp;[.IP4]" office:value-type="string" office:string-value="0x0405" table:number-columns-spanned="2" table:number-rows-spanned="1">
            <text:p>0x0405</text:p>
          </table:table-cell>
          <table:covered-table-cell table:style-name="ce2"/>
          <table:table-cell table:style-name="ce2" table:formula="of:=&quot;0x&quot;&amp;[.IS4]&amp;[.IR4]" office:value-type="string" office:string-value="0x0203" table:number-columns-spanned="2" table:number-rows-spanned="1">
            <text:p>0x0203</text:p>
          </table:table-cell>
          <table:covered-table-cell table:style-name="ce2"/>
          <table:table-cell table:style-name="ce2" table:formula="of:=&quot;0x&quot;&amp;[.IU4]&amp;[.IT4]" office:value-type="string" office:string-value="0x0102" table:number-columns-spanned="2" table:number-rows-spanned="1">
            <text:p>0x0102</text:p>
          </table:table-cell>
          <table:covered-table-cell table:style-name="ce2"/>
          <table:table-cell table:style-name="ce2" table:formula="of:=&quot;0x&quot;&amp;[.IW4]&amp;[.IV4]" office:value-type="string" office:string-value="0x0001" table:number-columns-spanned="2" table:number-rows-spanned="1">
            <text:p>0x0001</text:p>
          </table:table-cell>
          <table:covered-table-cell table:style-name="ce2"/>
          <table:table-cell table:style-name="ce2" table:formula="of:=&quot;0x&quot;&amp;[.IY4]&amp;[.IX4]" office:value-type="string" office:string-value="0x0000" table:number-columns-spanned="2" table:number-rows-spanned="1">
            <text:p>0x0000</text:p>
          </table:table-cell>
          <table:covered-table-cell table:style-name="ce2"/>
          <table:table-cell table:style-name="ce6"/>
        </table:table-row>
        <table:table-row table:style-name="ro1">
          <table:table-cell table:number-columns-repeated="259"/>
          <table:table-cell table:style-name="Default"/>
        </table:table-row>
        <table:table-row table:style-name="ro1">
          <table:table-cell table:style-name="ce7" table:number-columns-repeated="2"/>
          <table:table-cell table:number-columns-repeated="257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2" number:min-integer-digits="1"/>
    </number:number-style>
    <number:number-style style:name="N110">
      <style:text-properties fo:color="#ff0000"/>
      <number:text>-</number:text>
      <number:number number:decimal-places="2" number:min-integer-digits="1"/>
      <style:map style:condition="value()&gt;=0" style:apply-style-name="N110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15.12.2011</text:date>, <text:time>01:58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9T14:57:08</meta:creation-date>
    <dc:date>2011-12-15T01:58:47</dc:date>
    <meta:editing-duration>PT2H31M41S</meta:editing-duration>
    <meta:editing-cycles>29</meta:editing-cycles>
    <meta:generator>LibreOffice/3.4$Unix LibreOffice_project/340m1$Build-302</meta:generator>
    <meta:document-statistic meta:table-count="3" meta:cell-count="1380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Basic Sounds'.C23:'Basic Sounds'.IY23" svg:x="0.77cm" svg:y="0.855cm" svg:width="14.59cm" svg:height="7.545cm">
          <chartooo:coordinate-region svg:x="1.656cm" svg:y="1.049cm" svg:width="13.606cm" svg:height="7.15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Basic Sounds'.C23:'Basic Sounds'.IY23" chart:class="chart:line">
            <chart:data-point chart:repeated="25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</table:table-row>
          </table:table-header-rows>
          <table:table-rows>
            <table:table-row>
              <table:table-cell office:value-type="string">
                <text:p>Zeile 2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asic Sounds'.C23:'Basic Sounds'.IY23</svg:desc>
                </draw:g>
              </table:table-cell>
              <table:table-cell office:value-type="float" office:value="0.179350954917764">
                <text:p>0.179350954917764</text:p>
              </table:table-cell>
              <table:table-cell office:value-type="float" office:value="0.250703292668644">
                <text:p>0.250703292668644</text:p>
              </table:table-cell>
              <table:table-cell office:value-type="float" office:value="0.301821445832281">
                <text:p>0.301821445832281</text:p>
              </table:table-cell>
              <table:table-cell office:value-type="float" office:value="0.342853142081862">
                <text:p>0.342853142081862</text:p>
              </table:table-cell>
              <table:table-cell office:value-type="float" office:value="0.377632553322676">
                <text:p>0.377632553322676</text:p>
              </table:table-cell>
              <table:table-cell office:value-type="float" office:value="0.408245030626933">
                <text:p>0.408245030626933</text:p>
              </table:table-cell>
              <table:table-cell office:value-type="float" office:value="0.436264796944677">
                <text:p>0.436264796944677</text:p>
              </table:table-cell>
              <table:table-cell office:value-type="float" office:value="0.46187158139183">
                <text:p>0.46187158139183</text:p>
              </table:table-cell>
              <table:table-cell office:value-type="float" office:value="0.473678726142424">
                <text:p>0.473678726142424</text:p>
              </table:table-cell>
              <table:table-cell office:value-type="float" office:value="0.474574895375495">
                <text:p>0.474574895375495</text:p>
              </table:table-cell>
              <table:table-cell office:value-type="float" office:value="0.538467591025914">
                <text:p>0.538467591025914</text:p>
              </table:table-cell>
              <table:table-cell office:value-type="float" office:value="0.503577808993976">
                <text:p>0.503577808993976</text:p>
              </table:table-cell>
              <table:table-cell office:value-type="float" office:value="0.577620815277066">
                <text:p>0.577620815277066</text:p>
              </table:table-cell>
              <table:table-cell office:value-type="float" office:value="0.553206056707636">
                <text:p>0.553206056707636</text:p>
              </table:table-cell>
              <table:table-cell office:value-type="float" office:value="0.545337799615081">
                <text:p>0.545337799615081</text:p>
              </table:table-cell>
              <table:table-cell office:value-type="float" office:value="0.620089516213392">
                <text:p>0.620089516213392</text:p>
              </table:table-cell>
              <table:table-cell office:value-type="float" office:value="0.636121956052257">
                <text:p>0.636121956052257</text:p>
              </table:table-cell>
              <table:table-cell office:value-type="float" office:value="0.577743807720122">
                <text:p>0.577743807720122</text:p>
              </table:table-cell>
              <table:table-cell office:value-type="float" office:value="0.555560426261682">
                <text:p>0.555560426261682</text:p>
              </table:table-cell>
              <table:table-cell office:value-type="float" office:value="0.618145064010516">
                <text:p>0.618145064010516</text:p>
              </table:table-cell>
              <table:table-cell office:value-type="float" office:value="0.661208958782346">
                <text:p>0.661208958782346</text:p>
              </table:table-cell>
              <table:table-cell office:value-type="float" office:value="0.725069927629273">
                <text:p>0.725069927629273</text:p>
              </table:table-cell>
              <table:table-cell office:value-type="float" office:value="0.716071873445164">
                <text:p>0.716071873445164</text:p>
              </table:table-cell>
              <table:table-cell office:value-type="float" office:value="0.695672805243935">
                <text:p>0.695672805243935</text:p>
              </table:table-cell>
              <table:table-cell office:value-type="float" office:value="0.618539864005329">
                <text:p>0.618539864005329</text:p>
              </table:table-cell>
              <table:table-cell office:value-type="float" office:value="0.616967213552351">
                <text:p>0.616967213552351</text:p>
              </table:table-cell>
              <table:table-cell office:value-type="float" office:value="0.565882005111525">
                <text:p>0.565882005111525</text:p>
              </table:table-cell>
              <table:table-cell office:value-type="float" office:value="0.604897006158687">
                <text:p>0.604897006158687</text:p>
              </table:table-cell>
              <table:table-cell office:value-type="float" office:value="0.690240026238771">
                <text:p>0.690240026238771</text:p>
              </table:table-cell>
              <table:table-cell office:value-type="float" office:value="0.685635804857056">
                <text:p>0.685635804857056</text:p>
              </table:table-cell>
              <table:table-cell office:value-type="float" office:value="0.738701690273693">
                <text:p>0.738701690273693</text:p>
              </table:table-cell>
              <table:table-cell office:value-type="float" office:value="0.831334177724781">
                <text:p>0.831334177724781</text:p>
              </table:table-cell>
              <table:table-cell office:value-type="float" office:value="0.858725060471463">
                <text:p>0.858725060471463</text:p>
              </table:table-cell>
              <table:table-cell office:value-type="float" office:value="0.84925611034034">
                <text:p>0.84925611034034</text:p>
              </table:table-cell>
              <table:table-cell office:value-type="float" office:value="0.806781197555327">
                <text:p>0.806781197555327</text:p>
              </table:table-cell>
              <table:table-cell office:value-type="float" office:value="0.846523830281894">
                <text:p>0.846523830281894</text:p>
              </table:table-cell>
              <table:table-cell office:value-type="float" office:value="0.863564765107136">
                <text:p>0.863564765107136</text:p>
              </table:table-cell>
              <table:table-cell office:value-type="float" office:value="0.810285952203443">
                <text:p>0.810285952203443</text:p>
              </table:table-cell>
              <table:table-cell office:value-type="float" office:value="0.742859183295856">
                <text:p>0.742859183295856</text:p>
              </table:table-cell>
              <table:table-cell office:value-type="float" office:value="0.651114908989301">
                <text:p>0.651114908989301</text:p>
              </table:table-cell>
              <table:table-cell office:value-type="float" office:value="0.636747437828422">
                <text:p>0.636747437828422</text:p>
              </table:table-cell>
              <table:table-cell office:value-type="float" office:value="0.636192667001245">
                <text:p>0.636192667001245</text:p>
              </table:table-cell>
              <table:table-cell office:value-type="float" office:value="0.626413013440704">
                <text:p>0.626413013440704</text:p>
              </table:table-cell>
              <table:table-cell office:value-type="float" office:value="0.607804339482872">
                <text:p>0.607804339482872</text:p>
              </table:table-cell>
              <table:table-cell office:value-type="float" office:value="0.628054730472132">
                <text:p>0.628054730472132</text:p>
              </table:table-cell>
              <table:table-cell office:value-type="float" office:value="0.529114020837281">
                <text:p>0.529114020837281</text:p>
              </table:table-cell>
              <table:table-cell office:value-type="float" office:value="0.499312646088705">
                <text:p>0.499312646088705</text:p>
              </table:table-cell>
              <table:table-cell office:value-type="float" office:value="0.498936524847777">
                <text:p>0.498936524847777</text:p>
              </table:table-cell>
              <table:table-cell office:value-type="float" office:value="0.581321334393134">
                <text:p>0.581321334393134</text:p>
              </table:table-cell>
              <table:table-cell office:value-type="float" office:value="0.575058235561843">
                <text:p>0.575058235561843</text:p>
              </table:table-cell>
              <table:table-cell office:value-type="float" office:value="0.614832045666565">
                <text:p>0.614832045666565</text:p>
              </table:table-cell>
              <table:table-cell office:value-type="float" office:value="0.731760177302064">
                <text:p>0.731760177302064</text:p>
              </table:table-cell>
              <table:table-cell office:value-type="float" office:value="0.753775025706849">
                <text:p>0.753775025706849</text:p>
              </table:table-cell>
              <table:table-cell office:value-type="float" office:value="0.807092464056345">
                <text:p>0.807092464056345</text:p>
              </table:table-cell>
              <table:table-cell office:value-type="float" office:value="0.757902656756554">
                <text:p>0.757902656756554</text:p>
              </table:table-cell>
              <table:table-cell office:value-type="float" office:value="0.722108386485734">
                <text:p>0.722108386485734</text:p>
              </table:table-cell>
              <table:table-cell office:value-type="float" office:value="0.777633985706897">
                <text:p>0.777633985706897</text:p>
              </table:table-cell>
              <table:table-cell office:value-type="float" office:value="0.844743567095359">
                <text:p>0.844743567095359</text:p>
              </table:table-cell>
              <table:table-cell office:value-type="float" office:value="0.823461995010324">
                <text:p>0.823461995010324</text:p>
              </table:table-cell>
              <table:table-cell office:value-type="float" office:value="0.877826409094377">
                <text:p>0.877826409094377</text:p>
              </table:table-cell>
              <table:table-cell office:value-type="float" office:value="0.920851209510813">
                <text:p>0.920851209510813</text:p>
              </table:table-cell>
              <table:table-cell office:value-type="float" office:value="0.967442887624605">
                <text:p>0.967442887624605</text:p>
              </table:table-cell>
              <table:table-cell office:value-type="float" office:value="1.03063988365954">
                <text:p>1.03063988365954</text:p>
              </table:table-cell>
              <table:table-cell office:value-type="float" office:value="1.14683885983951">
                <text:p>1.14683885983951</text:p>
              </table:table-cell>
              <table:table-cell office:value-type="float" office:value="1.22040242526384">
                <text:p>1.22040242526384</text:p>
              </table:table-cell>
              <table:table-cell office:value-type="float" office:value="1.20870706674237">
                <text:p>1.20870706674237</text:p>
              </table:table-cell>
              <table:table-cell office:value-type="float" office:value="1.19589567359006">
                <text:p>1.19589567359006</text:p>
              </table:table-cell>
              <table:table-cell office:value-type="float" office:value="1.17948606019658">
                <text:p>1.17948606019658</text:p>
              </table:table-cell>
              <table:table-cell office:value-type="float" office:value="1.1628386055068">
                <text:p>1.1628386055068</text:p>
              </table:table-cell>
              <table:table-cell office:value-type="float" office:value="1.18972606277904">
                <text:p>1.18972606277904</text:p>
              </table:table-cell>
              <table:table-cell office:value-type="float" office:value="1.12565818050381">
                <text:p>1.12565818050381</text:p>
              </table:table-cell>
              <table:table-cell office:value-type="float" office:value="1.12386835981113">
                <text:p>1.12386835981113</text:p>
              </table:table-cell>
              <table:table-cell office:value-type="float" office:value="1.16305731052438">
                <text:p>1.16305731052438</text:p>
              </table:table-cell>
              <table:table-cell office:value-type="float" office:value="1.13960713365523">
                <text:p>1.13960713365523</text:p>
              </table:table-cell>
              <table:table-cell office:value-type="float" office:value="1.10255503524726">
                <text:p>1.10255503524726</text:p>
              </table:table-cell>
              <table:table-cell office:value-type="float" office:value="1.00139701047315">
                <text:p>1.00139701047315</text:p>
              </table:table-cell>
              <table:table-cell office:value-type="float" office:value="1.00726361749155">
                <text:p>1.00726361749155</text:p>
              </table:table-cell>
              <table:table-cell office:value-type="float" office:value="0.981100597772143">
                <text:p>0.981100597772143</text:p>
              </table:table-cell>
              <table:table-cell office:value-type="float" office:value="1.01165818613054">
                <text:p>1.01165818613054</text:p>
              </table:table-cell>
              <table:table-cell office:value-type="float" office:value="1.06439989192057">
                <text:p>1.06439989192057</text:p>
              </table:table-cell>
              <table:table-cell office:value-type="float" office:value="1.10693424091231">
                <text:p>1.10693424091231</text:p>
              </table:table-cell>
              <table:table-cell office:value-type="float" office:value="1.0657420845752">
                <text:p>1.0657420845752</text:p>
              </table:table-cell>
              <table:table-cell office:value-type="float" office:value="1.11546399654649">
                <text:p>1.11546399654649</text:p>
              </table:table-cell>
              <table:table-cell office:value-type="float" office:value="1.13998204078898">
                <text:p>1.13998204078898</text:p>
              </table:table-cell>
              <table:table-cell office:value-type="float" office:value="1.17913071479765">
                <text:p>1.17913071479765</text:p>
              </table:table-cell>
              <table:table-cell office:value-type="float" office:value="1.20317325006728">
                <text:p>1.20317325006728</text:p>
              </table:table-cell>
              <table:table-cell office:value-type="float" office:value="1.12123713063417">
                <text:p>1.12123713063417</text:p>
              </table:table-cell>
              <table:table-cell office:value-type="float" office:value="1.06787310344603">
                <text:p>1.06787310344603</text:p>
              </table:table-cell>
              <table:table-cell office:value-type="float" office:value="1.00447999705037">
                <text:p>1.00447999705037</text:p>
              </table:table-cell>
              <table:table-cell office:value-type="float" office:value="0.988668724611425">
                <text:p>0.988668724611425</text:p>
              </table:table-cell>
              <table:table-cell office:value-type="float" office:value="0.888979778909474">
                <text:p>0.888979778909474</text:p>
              </table:table-cell>
              <table:table-cell office:value-type="float" office:value="0.881469857162327">
                <text:p>0.881469857162327</text:p>
              </table:table-cell>
              <table:table-cell office:value-type="float" office:value="0.922436532252151">
                <text:p>0.922436532252151</text:p>
              </table:table-cell>
              <table:table-cell office:value-type="float" office:value="0.896137665413742">
                <text:p>0.896137665413742</text:p>
              </table:table-cell>
              <table:table-cell office:value-type="float" office:value="0.89229781425712">
                <text:p>0.89229781425712</text:p>
              </table:table-cell>
              <table:table-cell office:value-type="float" office:value="0.881075090227882">
                <text:p>0.881075090227882</text:p>
              </table:table-cell>
              <table:table-cell office:value-type="float" office:value="0.749703924979586">
                <text:p>0.749703924979586</text:p>
              </table:table-cell>
              <table:table-cell office:value-type="float" office:value="0.668526842674358">
                <text:p>0.668526842674358</text:p>
              </table:table-cell>
              <table:table-cell office:value-type="float" office:value="0.599607034988041">
                <text:p>0.599607034988041</text:p>
              </table:table-cell>
              <table:table-cell office:value-type="float" office:value="0.570455971556398">
                <text:p>0.570455971556398</text:p>
              </table:table-cell>
              <table:table-cell office:value-type="float" office:value="0.564231674715736">
                <text:p>0.564231674715736</text:p>
              </table:table-cell>
              <table:table-cell office:value-type="float" office:value="0.505778763603369">
                <text:p>0.505778763603369</text:p>
              </table:table-cell>
              <table:table-cell office:value-type="float" office:value="0.380480399525012">
                <text:p>0.380480399525012</text:p>
              </table:table-cell>
              <table:table-cell office:value-type="float" office:value="0.308233934056438">
                <text:p>0.308233934056438</text:p>
              </table:table-cell>
              <table:table-cell office:value-type="float" office:value="0.266024771197227">
                <text:p>0.266024771197227</text:p>
              </table:table-cell>
              <table:table-cell office:value-type="float" office:value="0.220070867924214">
                <text:p>0.220070867924214</text:p>
              </table:table-cell>
              <table:table-cell office:value-type="float" office:value="0.120915205153592">
                <text:p>0.120915205153592</text:p>
              </table:table-cell>
              <table:table-cell office:value-type="float" office:value="0.0793823944898946">
                <text:p>0.0793823944898946</text:p>
              </table:table-cell>
              <table:table-cell office:value-type="float" office:value="0.0804969480721261">
                <text:p>0.0804969480721261</text:p>
              </table:table-cell>
              <table:table-cell office:value-type="float" office:value="0.00830495462776082">
                <text:p>0.00830495462776082</text:p>
              </table:table-cell>
              <table:table-cell office:value-type="float" office:value="0.0412174078507495">
                <text:p>0.0412174078507495</text:p>
              </table:table-cell>
              <table:table-cell office:value-type="float" office:value="0.0255149740074032">
                <text:p>0.0255149740074032</text:p>
              </table:table-cell>
              <table:table-cell office:value-type="float" office:value="0.0953958804843307">
                <text:p>0.0953958804843307</text:p>
              </table:table-cell>
              <table:table-cell office:value-type="float" office:value="0.117757416622938">
                <text:p>0.117757416622938</text:p>
              </table:table-cell>
              <table:table-cell office:value-type="float" office:value="0.184132883732207">
                <text:p>0.184132883732207</text:p>
              </table:table-cell>
              <table:table-cell office:value-type="float" office:value="0.241627275618506">
                <text:p>0.241627275618506</text:p>
              </table:table-cell>
              <table:table-cell office:value-type="float" office:value="0.247735831518931">
                <text:p>0.247735831518931</text:p>
              </table:table-cell>
              <table:table-cell office:value-type="float" office:value="0.192069397369281">
                <text:p>0.192069397369281</text:p>
              </table:table-cell>
              <table:table-cell office:value-type="float" office:value="0.0952512586546132">
                <text:p>0.0952512586546132</text:p>
              </table:table-cell>
              <table:table-cell office:value-type="float" office:value="0.0370044643455722">
                <text:p>0.0370044643455722</text:p>
              </table:table-cell>
              <table:table-cell office:value-type="float" office:value="0.0907688512491442">
                <text:p>0.0907688512491442</text:p>
              </table:table-cell>
              <table:table-cell office:value-type="float" office:value="0.117267151327109">
                <text:p>0.117267151327109</text:p>
              </table:table-cell>
              <table:table-cell office:value-type="float" office:value="0.0300768503061587">
                <text:p>0.0300768503061587</text:p>
              </table:table-cell>
              <table:table-cell office:value-type="float" office:value="0.0606361124586368">
                <text:p>0.0606361124586368</text:p>
              </table:table-cell>
              <table:table-cell office:value-type="float" office:value="0.0496228777062813">
                <text:p>0.0496228777062813</text:p>
              </table:table-cell>
              <table:table-cell office:value-type="float" office:value="0.0333082636045069">
                <text:p>0.0333082636045069</text:p>
              </table:table-cell>
              <table:table-cell office:value-type="float" office:value="0.0195619198970971">
                <text:p>0.0195619198970971</text:p>
              </table:table-cell>
              <table:table-cell office:value-type="float" office:value="0.00647510520898783">
                <text:p>0.00647510520898783</text:p>
              </table:table-cell>
              <table:table-cell office:value-type="float" office:value="-0.00647510520898805">
                <text:p>-0.00647510520898805</text:p>
              </table:table-cell>
              <table:table-cell office:value-type="float" office:value="-0.0195619198970972">
                <text:p>-0.0195619198970972</text:p>
              </table:table-cell>
              <table:table-cell office:value-type="float" office:value="-0.0333082636045083">
                <text:p>-0.0333082636045083</text:p>
              </table:table-cell>
              <table:table-cell office:value-type="float" office:value="-0.0496228777062802">
                <text:p>-0.0496228777062802</text:p>
              </table:table-cell>
              <table:table-cell office:value-type="float" office:value="-0.0606361124586357">
                <text:p>-0.0606361124586357</text:p>
              </table:table-cell>
              <table:table-cell office:value-type="float" office:value="-0.0300768503061592">
                <text:p>-0.0300768503061592</text:p>
              </table:table-cell>
              <table:table-cell office:value-type="float" office:value="-0.117267151327107">
                <text:p>-0.117267151327107</text:p>
              </table:table-cell>
              <table:table-cell office:value-type="float" office:value="-0.0907688512491445">
                <text:p>-0.0907688512491445</text:p>
              </table:table-cell>
              <table:table-cell office:value-type="float" office:value="-0.0370044643455713">
                <text:p>-0.0370044643455713</text:p>
              </table:table-cell>
              <table:table-cell office:value-type="float" office:value="-0.0952512586546131">
                <text:p>-0.0952512586546131</text:p>
              </table:table-cell>
              <table:table-cell office:value-type="float" office:value="-0.19206939736928">
                <text:p>-0.19206939736928</text:p>
              </table:table-cell>
              <table:table-cell office:value-type="float" office:value="-0.247735831518929">
                <text:p>-0.247735831518929</text:p>
              </table:table-cell>
              <table:table-cell office:value-type="float" office:value="-0.241627275618506">
                <text:p>-0.241627275618506</text:p>
              </table:table-cell>
              <table:table-cell office:value-type="float" office:value="-0.184132883732207">
                <text:p>-0.184132883732207</text:p>
              </table:table-cell>
              <table:table-cell office:value-type="float" office:value="-0.117757416622939">
                <text:p>-0.117757416622939</text:p>
              </table:table-cell>
              <table:table-cell office:value-type="float" office:value="-0.0953958804843319">
                <text:p>-0.0953958804843319</text:p>
              </table:table-cell>
              <table:table-cell office:value-type="float" office:value="-0.0255149740074022">
                <text:p>-0.0255149740074022</text:p>
              </table:table-cell>
              <table:table-cell office:value-type="float" office:value="-0.0412174078507502">
                <text:p>-0.0412174078507502</text:p>
              </table:table-cell>
              <table:table-cell office:value-type="float" office:value="-0.00830495462775926">
                <text:p>-0.00830495462775926</text:p>
              </table:table-cell>
              <table:table-cell office:value-type="float" office:value="-0.0804969480721264">
                <text:p>-0.0804969480721264</text:p>
              </table:table-cell>
              <table:table-cell office:value-type="float" office:value="-0.0793823944898941">
                <text:p>-0.0793823944898941</text:p>
              </table:table-cell>
              <table:table-cell office:value-type="float" office:value="-0.120915205153589">
                <text:p>-0.120915205153589</text:p>
              </table:table-cell>
              <table:table-cell office:value-type="float" office:value="-0.220070867924212">
                <text:p>-0.220070867924212</text:p>
              </table:table-cell>
              <table:table-cell office:value-type="float" office:value="-0.266024771197227">
                <text:p>-0.266024771197227</text:p>
              </table:table-cell>
              <table:table-cell office:value-type="float" office:value="-0.308233934056438">
                <text:p>-0.308233934056438</text:p>
              </table:table-cell>
              <table:table-cell office:value-type="float" office:value="-0.38048039952501">
                <text:p>-0.38048039952501</text:p>
              </table:table-cell>
              <table:table-cell office:value-type="float" office:value="-0.505778763603368">
                <text:p>-0.505778763603368</text:p>
              </table:table-cell>
              <table:table-cell office:value-type="float" office:value="-0.564231674715736">
                <text:p>-0.564231674715736</text:p>
              </table:table-cell>
              <table:table-cell office:value-type="float" office:value="-0.570455971556398">
                <text:p>-0.570455971556398</text:p>
              </table:table-cell>
              <table:table-cell office:value-type="float" office:value="-0.599607034988039">
                <text:p>-0.599607034988039</text:p>
              </table:table-cell>
              <table:table-cell office:value-type="float" office:value="-0.668526842674357">
                <text:p>-0.668526842674357</text:p>
              </table:table-cell>
              <table:table-cell office:value-type="float" office:value="-0.749703924979583">
                <text:p>-0.749703924979583</text:p>
              </table:table-cell>
              <table:table-cell office:value-type="float" office:value="-0.881075090227881">
                <text:p>-0.881075090227881</text:p>
              </table:table-cell>
              <table:table-cell office:value-type="float" office:value="-0.892297814257119">
                <text:p>-0.892297814257119</text:p>
              </table:table-cell>
              <table:table-cell office:value-type="float" office:value="-0.896137665413742">
                <text:p>-0.896137665413742</text:p>
              </table:table-cell>
              <table:table-cell office:value-type="float" office:value="-0.922436532252152">
                <text:p>-0.922436532252152</text:p>
              </table:table-cell>
              <table:table-cell office:value-type="float" office:value="-0.881469857162325">
                <text:p>-0.881469857162325</text:p>
              </table:table-cell>
              <table:table-cell office:value-type="float" office:value="-0.888979778909472">
                <text:p>-0.888979778909472</text:p>
              </table:table-cell>
              <table:table-cell office:value-type="float" office:value="-0.988668724611424">
                <text:p>-0.988668724611424</text:p>
              </table:table-cell>
              <table:table-cell office:value-type="float" office:value="-1.00447999705037">
                <text:p>-1.00447999705037</text:p>
              </table:table-cell>
              <table:table-cell office:value-type="float" office:value="-1.06787310344603">
                <text:p>-1.06787310344603</text:p>
              </table:table-cell>
              <table:table-cell office:value-type="float" office:value="-1.12123713063417">
                <text:p>-1.12123713063417</text:p>
              </table:table-cell>
              <table:table-cell office:value-type="float" office:value="-1.20317325006728">
                <text:p>-1.20317325006728</text:p>
              </table:table-cell>
              <table:table-cell office:value-type="float" office:value="-1.17913071479765">
                <text:p>-1.17913071479765</text:p>
              </table:table-cell>
              <table:table-cell office:value-type="float" office:value="-1.13998204078898">
                <text:p>-1.13998204078898</text:p>
              </table:table-cell>
              <table:table-cell office:value-type="float" office:value="-1.11546399654649">
                <text:p>-1.11546399654649</text:p>
              </table:table-cell>
              <table:table-cell office:value-type="float" office:value="-1.06574208457521">
                <text:p>-1.06574208457521</text:p>
              </table:table-cell>
              <table:table-cell office:value-type="float" office:value="-1.10693424091231">
                <text:p>-1.10693424091231</text:p>
              </table:table-cell>
              <table:table-cell office:value-type="float" office:value="-1.06439989192057">
                <text:p>-1.06439989192057</text:p>
              </table:table-cell>
              <table:table-cell office:value-type="float" office:value="-1.01165818613054">
                <text:p>-1.01165818613054</text:p>
              </table:table-cell>
              <table:table-cell office:value-type="float" office:value="-0.98110059777214">
                <text:p>-0.98110059777214</text:p>
              </table:table-cell>
              <table:table-cell office:value-type="float" office:value="-1.00726361749155">
                <text:p>-1.00726361749155</text:p>
              </table:table-cell>
              <table:table-cell office:value-type="float" office:value="-1.00139701047314">
                <text:p>-1.00139701047314</text:p>
              </table:table-cell>
              <table:table-cell office:value-type="float" office:value="-1.10255503524726">
                <text:p>-1.10255503524726</text:p>
              </table:table-cell>
              <table:table-cell office:value-type="float" office:value="-1.13960713365523">
                <text:p>-1.13960713365523</text:p>
              </table:table-cell>
              <table:table-cell office:value-type="float" office:value="-1.16305731052438">
                <text:p>-1.16305731052438</text:p>
              </table:table-cell>
              <table:table-cell office:value-type="float" office:value="-1.12386835981113">
                <text:p>-1.12386835981113</text:p>
              </table:table-cell>
              <table:table-cell office:value-type="float" office:value="-1.12565818050381">
                <text:p>-1.12565818050381</text:p>
              </table:table-cell>
              <table:table-cell office:value-type="float" office:value="-1.18972606277904">
                <text:p>-1.18972606277904</text:p>
              </table:table-cell>
              <table:table-cell office:value-type="float" office:value="-1.1628386055068">
                <text:p>-1.1628386055068</text:p>
              </table:table-cell>
              <table:table-cell office:value-type="float" office:value="-1.17948606019657">
                <text:p>-1.17948606019657</text:p>
              </table:table-cell>
              <table:table-cell office:value-type="float" office:value="-1.19589567359006">
                <text:p>-1.19589567359006</text:p>
              </table:table-cell>
              <table:table-cell office:value-type="float" office:value="-1.20870706674237">
                <text:p>-1.20870706674237</text:p>
              </table:table-cell>
              <table:table-cell office:value-type="float" office:value="-1.22040242526384">
                <text:p>-1.22040242526384</text:p>
              </table:table-cell>
              <table:table-cell office:value-type="float" office:value="-1.14683885983951">
                <text:p>-1.14683885983951</text:p>
              </table:table-cell>
              <table:table-cell office:value-type="float" office:value="-1.03063988365954">
                <text:p>-1.03063988365954</text:p>
              </table:table-cell>
              <table:table-cell office:value-type="float" office:value="-0.967442887624606">
                <text:p>-0.967442887624606</text:p>
              </table:table-cell>
              <table:table-cell office:value-type="float" office:value="-0.920851209510813">
                <text:p>-0.920851209510813</text:p>
              </table:table-cell>
              <table:table-cell office:value-type="float" office:value="-0.877826409094377">
                <text:p>-0.877826409094377</text:p>
              </table:table-cell>
              <table:table-cell office:value-type="float" office:value="-0.823461995010324">
                <text:p>-0.823461995010324</text:p>
              </table:table-cell>
              <table:table-cell office:value-type="float" office:value="-0.844743567095359">
                <text:p>-0.844743567095359</text:p>
              </table:table-cell>
              <table:table-cell office:value-type="float" office:value="-0.7776339857069">
                <text:p>-0.7776339857069</text:p>
              </table:table-cell>
              <table:table-cell office:value-type="float" office:value="-0.722108386485735">
                <text:p>-0.722108386485735</text:p>
              </table:table-cell>
              <table:table-cell office:value-type="float" office:value="-0.757902656756554">
                <text:p>-0.757902656756554</text:p>
              </table:table-cell>
              <table:table-cell office:value-type="float" office:value="-0.807092464056346">
                <text:p>-0.807092464056346</text:p>
              </table:table-cell>
              <table:table-cell office:value-type="float" office:value="-0.753775025706849">
                <text:p>-0.753775025706849</text:p>
              </table:table-cell>
              <table:table-cell office:value-type="float" office:value="-0.731760177302065">
                <text:p>-0.731760177302065</text:p>
              </table:table-cell>
              <table:table-cell office:value-type="float" office:value="-0.614832045666568">
                <text:p>-0.614832045666568</text:p>
              </table:table-cell>
              <table:table-cell office:value-type="float" office:value="-0.575058235561843">
                <text:p>-0.575058235561843</text:p>
              </table:table-cell>
              <table:table-cell office:value-type="float" office:value="-0.581321334393133">
                <text:p>-0.581321334393133</text:p>
              </table:table-cell>
              <table:table-cell office:value-type="float" office:value="-0.498936524847778">
                <text:p>-0.498936524847778</text:p>
              </table:table-cell>
              <table:table-cell office:value-type="float" office:value="-0.499312646088707">
                <text:p>-0.499312646088707</text:p>
              </table:table-cell>
              <table:table-cell office:value-type="float" office:value="-0.529114020837281">
                <text:p>-0.529114020837281</text:p>
              </table:table-cell>
              <table:table-cell office:value-type="float" office:value="-0.628054730472132">
                <text:p>-0.628054730472132</text:p>
              </table:table-cell>
              <table:table-cell office:value-type="float" office:value="-0.607804339482871">
                <text:p>-0.607804339482871</text:p>
              </table:table-cell>
              <table:table-cell office:value-type="float" office:value="-0.626413013440704">
                <text:p>-0.626413013440704</text:p>
              </table:table-cell>
              <table:table-cell office:value-type="float" office:value="-0.636192667001245">
                <text:p>-0.636192667001245</text:p>
              </table:table-cell>
              <table:table-cell office:value-type="float" office:value="-0.636747437828425">
                <text:p>-0.636747437828425</text:p>
              </table:table-cell>
              <table:table-cell office:value-type="float" office:value="-0.6511149089893">
                <text:p>-0.6511149089893</text:p>
              </table:table-cell>
              <table:table-cell office:value-type="float" office:value="-0.742859183295855">
                <text:p>-0.742859183295855</text:p>
              </table:table-cell>
              <table:table-cell office:value-type="float" office:value="-0.810285952203444">
                <text:p>-0.810285952203444</text:p>
              </table:table-cell>
              <table:table-cell office:value-type="float" office:value="-0.863564765107135">
                <text:p>-0.863564765107135</text:p>
              </table:table-cell>
              <table:table-cell office:value-type="float" office:value="-0.846523830281895">
                <text:p>-0.846523830281895</text:p>
              </table:table-cell>
              <table:table-cell office:value-type="float" office:value="-0.806781197555328">
                <text:p>-0.806781197555328</text:p>
              </table:table-cell>
              <table:table-cell office:value-type="float" office:value="-0.849256110340341">
                <text:p>-0.849256110340341</text:p>
              </table:table-cell>
              <table:table-cell office:value-type="float" office:value="-0.858725060471462">
                <text:p>-0.858725060471462</text:p>
              </table:table-cell>
              <table:table-cell office:value-type="float" office:value="-0.831334177724786">
                <text:p>-0.831334177724786</text:p>
              </table:table-cell>
              <table:table-cell office:value-type="float" office:value="-0.738701690273693">
                <text:p>-0.738701690273693</text:p>
              </table:table-cell>
              <table:table-cell office:value-type="float" office:value="-0.685635804857056">
                <text:p>-0.685635804857056</text:p>
              </table:table-cell>
              <table:table-cell office:value-type="float" office:value="-0.690240026238773">
                <text:p>-0.690240026238773</text:p>
              </table:table-cell>
              <table:table-cell office:value-type="float" office:value="-0.604897006158687">
                <text:p>-0.604897006158687</text:p>
              </table:table-cell>
              <table:table-cell office:value-type="float" office:value="-0.565882005111525">
                <text:p>-0.565882005111525</text:p>
              </table:table-cell>
              <table:table-cell office:value-type="float" office:value="-0.616967213552351">
                <text:p>-0.616967213552351</text:p>
              </table:table-cell>
              <table:table-cell office:value-type="float" office:value="-0.618539864005329">
                <text:p>-0.618539864005329</text:p>
              </table:table-cell>
              <table:table-cell office:value-type="float" office:value="-0.695672805243934">
                <text:p>-0.695672805243934</text:p>
              </table:table-cell>
              <table:table-cell office:value-type="float" office:value="-0.716071873445167">
                <text:p>-0.716071873445167</text:p>
              </table:table-cell>
              <table:table-cell office:value-type="float" office:value="-0.725069927629272">
                <text:p>-0.725069927629272</text:p>
              </table:table-cell>
              <table:table-cell office:value-type="float" office:value="-0.66120895878235">
                <text:p>-0.66120895878235</text:p>
              </table:table-cell>
              <table:table-cell office:value-type="float" office:value="-0.618145064010516">
                <text:p>-0.618145064010516</text:p>
              </table:table-cell>
              <table:table-cell office:value-type="float" office:value="-0.555560426261682">
                <text:p>-0.555560426261682</text:p>
              </table:table-cell>
              <table:table-cell office:value-type="float" office:value="-0.577743807720122">
                <text:p>-0.577743807720122</text:p>
              </table:table-cell>
              <table:table-cell office:value-type="float" office:value="-0.636121956052259">
                <text:p>-0.636121956052259</text:p>
              </table:table-cell>
              <table:table-cell office:value-type="float" office:value="-0.620089516213395">
                <text:p>-0.620089516213395</text:p>
              </table:table-cell>
              <table:table-cell office:value-type="float" office:value="-0.545337799615081">
                <text:p>-0.545337799615081</text:p>
              </table:table-cell>
              <table:table-cell office:value-type="float" office:value="-0.553206056707636">
                <text:p>-0.553206056707636</text:p>
              </table:table-cell>
              <table:table-cell office:value-type="float" office:value="-0.577620815277067">
                <text:p>-0.577620815277067</text:p>
              </table:table-cell>
              <table:table-cell office:value-type="float" office:value="-0.503577808993976">
                <text:p>-0.503577808993976</text:p>
              </table:table-cell>
              <table:table-cell office:value-type="float" office:value="-0.538467591025915">
                <text:p>-0.538467591025915</text:p>
              </table:table-cell>
              <table:table-cell office:value-type="float" office:value="-0.474574895375497">
                <text:p>-0.474574895375497</text:p>
              </table:table-cell>
              <table:table-cell office:value-type="float" office:value="-0.473678726142423">
                <text:p>-0.473678726142423</text:p>
              </table:table-cell>
              <table:table-cell office:value-type="float" office:value="-0.461871581391832">
                <text:p>-0.461871581391832</text:p>
              </table:table-cell>
              <table:table-cell office:value-type="float" office:value="-0.436264796944677">
                <text:p>-0.436264796944677</text:p>
              </table:table-cell>
              <table:table-cell office:value-type="float" office:value="-0.408245030626933">
                <text:p>-0.408245030626933</text:p>
              </table:table-cell>
              <table:table-cell office:value-type="float" office:value="-0.377632553322676">
                <text:p>-0.377632553322676</text:p>
              </table:table-cell>
              <table:table-cell office:value-type="float" office:value="-0.342853142081863">
                <text:p>-0.342853142081863</text:p>
              </table:table-cell>
              <table:table-cell office:value-type="float" office:value="-0.301821445832282">
                <text:p>-0.301821445832282</text:p>
              </table:table-cell>
              <table:table-cell office:value-type="float" office:value="-0.250703292668646">
                <text:p>-0.250703292668646</text:p>
              </table:table-cell>
              <table:table-cell office:value-type="float" office:value="-0.179350954917767">
                <text:p>-0.1793509549177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Basic Sounds'.C65:'Basic Sounds'.IY65" svg:x="0.77cm" svg:y="0.855cm" svg:width="14.59cm" svg:height="7.545cm">
          <chartooo:coordinate-region svg:x="1.656cm" svg:y="1.049cm" svg:width="13.606cm" svg:height="7.15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Basic Sounds'.C65:'Basic Sounds'.IY65" chart:class="chart:line">
            <chart:data-point chart:repeated="25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</table:table-row>
          </table:table-header-rows>
          <table:table-rows>
            <table:table-row>
              <table:table-cell office:value-type="string">
                <text:p>Zeile 65</text:p>
                <draw:g>
                  <svg:desc/>
                </draw:g>
              </table:table-cell>
              <table:table-cell office:value-type="float" office:value="-1.20870706674237">
                <text:p>-1.20870706674237</text:p>
                <draw:g>
                  <svg:desc>'Basic Sounds'.C65:'Basic Sounds'.IY65</svg:desc>
                </draw:g>
              </table:table-cell>
              <table:table-cell office:value-type="float" office:value="-1.22040242526384">
                <text:p>-1.22040242526384</text:p>
              </table:table-cell>
              <table:table-cell office:value-type="float" office:value="-1.14683885983951">
                <text:p>-1.14683885983951</text:p>
              </table:table-cell>
              <table:table-cell office:value-type="float" office:value="-1.03063988365954">
                <text:p>-1.03063988365954</text:p>
              </table:table-cell>
              <table:table-cell office:value-type="float" office:value="-0.967442887624606">
                <text:p>-0.967442887624606</text:p>
              </table:table-cell>
              <table:table-cell office:value-type="float" office:value="-0.920851209510813">
                <text:p>-0.920851209510813</text:p>
              </table:table-cell>
              <table:table-cell office:value-type="float" office:value="-0.877826409094377">
                <text:p>-0.877826409094377</text:p>
              </table:table-cell>
              <table:table-cell office:value-type="float" office:value="-0.823461995010324">
                <text:p>-0.823461995010324</text:p>
              </table:table-cell>
              <table:table-cell office:value-type="float" office:value="-0.844743567095359">
                <text:p>-0.844743567095359</text:p>
              </table:table-cell>
              <table:table-cell office:value-type="float" office:value="-0.7776339857069">
                <text:p>-0.7776339857069</text:p>
              </table:table-cell>
              <table:table-cell office:value-type="float" office:value="-0.722108386485735">
                <text:p>-0.722108386485735</text:p>
              </table:table-cell>
              <table:table-cell office:value-type="float" office:value="-0.757902656756554">
                <text:p>-0.757902656756554</text:p>
              </table:table-cell>
              <table:table-cell office:value-type="float" office:value="-0.807092464056346">
                <text:p>-0.807092464056346</text:p>
              </table:table-cell>
              <table:table-cell office:value-type="float" office:value="-0.753775025706849">
                <text:p>-0.753775025706849</text:p>
              </table:table-cell>
              <table:table-cell office:value-type="float" office:value="-0.731760177302065">
                <text:p>-0.731760177302065</text:p>
              </table:table-cell>
              <table:table-cell office:value-type="float" office:value="-0.614832045666568">
                <text:p>-0.614832045666568</text:p>
              </table:table-cell>
              <table:table-cell office:value-type="float" office:value="-0.575058235561843">
                <text:p>-0.575058235561843</text:p>
              </table:table-cell>
              <table:table-cell office:value-type="float" office:value="-0.581321334393133">
                <text:p>-0.581321334393133</text:p>
              </table:table-cell>
              <table:table-cell office:value-type="float" office:value="-0.498936524847778">
                <text:p>-0.498936524847778</text:p>
              </table:table-cell>
              <table:table-cell office:value-type="float" office:value="-0.499312646088707">
                <text:p>-0.499312646088707</text:p>
              </table:table-cell>
              <table:table-cell office:value-type="float" office:value="-0.529114020837281">
                <text:p>-0.529114020837281</text:p>
              </table:table-cell>
              <table:table-cell office:value-type="float" office:value="-0.628054730472132">
                <text:p>-0.628054730472132</text:p>
              </table:table-cell>
              <table:table-cell office:value-type="float" office:value="-0.607804339482871">
                <text:p>-0.607804339482871</text:p>
              </table:table-cell>
              <table:table-cell office:value-type="float" office:value="-0.626413013440704">
                <text:p>-0.626413013440704</text:p>
              </table:table-cell>
              <table:table-cell office:value-type="float" office:value="-0.636192667001245">
                <text:p>-0.636192667001245</text:p>
              </table:table-cell>
              <table:table-cell office:value-type="float" office:value="-0.636747437828425">
                <text:p>-0.636747437828425</text:p>
              </table:table-cell>
              <table:table-cell office:value-type="float" office:value="-0.6511149089893">
                <text:p>-0.6511149089893</text:p>
              </table:table-cell>
              <table:table-cell office:value-type="float" office:value="-0.742859183295855">
                <text:p>-0.742859183295855</text:p>
              </table:table-cell>
              <table:table-cell office:value-type="float" office:value="-0.810285952203444">
                <text:p>-0.810285952203444</text:p>
              </table:table-cell>
              <table:table-cell office:value-type="float" office:value="-0.863564765107135">
                <text:p>-0.863564765107135</text:p>
              </table:table-cell>
              <table:table-cell office:value-type="float" office:value="-0.846523830281895">
                <text:p>-0.846523830281895</text:p>
              </table:table-cell>
              <table:table-cell office:value-type="float" office:value="-0.806781197555328">
                <text:p>-0.806781197555328</text:p>
              </table:table-cell>
              <table:table-cell office:value-type="float" office:value="-0.849256110340341">
                <text:p>-0.849256110340341</text:p>
              </table:table-cell>
              <table:table-cell office:value-type="float" office:value="-0.858725060471462">
                <text:p>-0.858725060471462</text:p>
              </table:table-cell>
              <table:table-cell office:value-type="float" office:value="-0.831334177724786">
                <text:p>-0.831334177724786</text:p>
              </table:table-cell>
              <table:table-cell office:value-type="float" office:value="-0.738701690273693">
                <text:p>-0.738701690273693</text:p>
              </table:table-cell>
              <table:table-cell office:value-type="float" office:value="-0.685635804857056">
                <text:p>-0.685635804857056</text:p>
              </table:table-cell>
              <table:table-cell office:value-type="float" office:value="-0.690240026238773">
                <text:p>-0.690240026238773</text:p>
              </table:table-cell>
              <table:table-cell office:value-type="float" office:value="-0.604897006158687">
                <text:p>-0.604897006158687</text:p>
              </table:table-cell>
              <table:table-cell office:value-type="float" office:value="-0.565882005111525">
                <text:p>-0.565882005111525</text:p>
              </table:table-cell>
              <table:table-cell office:value-type="float" office:value="-0.616967213552351">
                <text:p>-0.616967213552351</text:p>
              </table:table-cell>
              <table:table-cell office:value-type="float" office:value="-0.618539864005329">
                <text:p>-0.618539864005329</text:p>
              </table:table-cell>
              <table:table-cell office:value-type="float" office:value="-0.695672805243934">
                <text:p>-0.695672805243934</text:p>
              </table:table-cell>
              <table:table-cell office:value-type="float" office:value="-0.716071873445167">
                <text:p>-0.716071873445167</text:p>
              </table:table-cell>
              <table:table-cell office:value-type="float" office:value="-0.725069927629272">
                <text:p>-0.725069927629272</text:p>
              </table:table-cell>
              <table:table-cell office:value-type="float" office:value="-0.66120895878235">
                <text:p>-0.66120895878235</text:p>
              </table:table-cell>
              <table:table-cell office:value-type="float" office:value="-0.618145064010516">
                <text:p>-0.618145064010516</text:p>
              </table:table-cell>
              <table:table-cell office:value-type="float" office:value="-0.555560426261682">
                <text:p>-0.555560426261682</text:p>
              </table:table-cell>
              <table:table-cell office:value-type="float" office:value="-0.577743807720122">
                <text:p>-0.577743807720122</text:p>
              </table:table-cell>
              <table:table-cell office:value-type="float" office:value="-0.636121956052259">
                <text:p>-0.636121956052259</text:p>
              </table:table-cell>
              <table:table-cell office:value-type="float" office:value="-0.620089516213395">
                <text:p>-0.620089516213395</text:p>
              </table:table-cell>
              <table:table-cell office:value-type="float" office:value="-0.545337799615081">
                <text:p>-0.545337799615081</text:p>
              </table:table-cell>
              <table:table-cell office:value-type="float" office:value="-0.553206056707636">
                <text:p>-0.553206056707636</text:p>
              </table:table-cell>
              <table:table-cell office:value-type="float" office:value="-0.577620815277067">
                <text:p>-0.577620815277067</text:p>
              </table:table-cell>
              <table:table-cell office:value-type="float" office:value="-0.503577808993976">
                <text:p>-0.503577808993976</text:p>
              </table:table-cell>
              <table:table-cell office:value-type="float" office:value="-0.538467591025915">
                <text:p>-0.538467591025915</text:p>
              </table:table-cell>
              <table:table-cell office:value-type="float" office:value="-0.474574895375497">
                <text:p>-0.474574895375497</text:p>
              </table:table-cell>
              <table:table-cell office:value-type="float" office:value="-0.473678726142423">
                <text:p>-0.473678726142423</text:p>
              </table:table-cell>
              <table:table-cell office:value-type="float" office:value="-0.461871581391832">
                <text:p>-0.461871581391832</text:p>
              </table:table-cell>
              <table:table-cell office:value-type="float" office:value="-0.436264796944677">
                <text:p>-0.436264796944677</text:p>
              </table:table-cell>
              <table:table-cell office:value-type="float" office:value="-0.408245030626933">
                <text:p>-0.408245030626933</text:p>
              </table:table-cell>
              <table:table-cell office:value-type="float" office:value="-0.377632553322676">
                <text:p>-0.377632553322676</text:p>
              </table:table-cell>
              <table:table-cell office:value-type="float" office:value="-0.342853142081863">
                <text:p>-0.342853142081863</text:p>
              </table:table-cell>
              <table:table-cell office:value-type="float" office:value="-0.301821445832282">
                <text:p>-0.301821445832282</text:p>
              </table:table-cell>
              <table:table-cell office:value-type="float" office:value="-0.250703292668646">
                <text:p>-0.250703292668646</text:p>
              </table:table-cell>
              <table:table-cell office:value-type="float" office:value="-0.179350954917767">
                <text:p>-0.179350954917767</text:p>
              </table:table-cell>
              <table:table-cell office:value-type="float" office:value="-5.01411910310011E-015">
                <text:p>-5.01411910310011E-015</text:p>
              </table:table-cell>
              <table:table-cell office:value-type="float" office:value="0.179350954917764">
                <text:p>0.179350954917764</text:p>
              </table:table-cell>
              <table:table-cell office:value-type="float" office:value="0.250703292668642">
                <text:p>0.250703292668642</text:p>
              </table:table-cell>
              <table:table-cell office:value-type="float" office:value="0.301821445832281">
                <text:p>0.301821445832281</text:p>
              </table:table-cell>
              <table:table-cell office:value-type="float" office:value="0.342853142081862">
                <text:p>0.342853142081862</text:p>
              </table:table-cell>
              <table:table-cell office:value-type="float" office:value="0.377632553322674">
                <text:p>0.377632553322674</text:p>
              </table:table-cell>
              <table:table-cell office:value-type="float" office:value="0.408245030626932">
                <text:p>0.408245030626932</text:p>
              </table:table-cell>
              <table:table-cell office:value-type="float" office:value="0.436264796944674">
                <text:p>0.436264796944674</text:p>
              </table:table-cell>
              <table:table-cell office:value-type="float" office:value="0.461871581391828">
                <text:p>0.461871581391828</text:p>
              </table:table-cell>
              <table:table-cell office:value-type="float" office:value="0.473678726142421">
                <text:p>0.473678726142421</text:p>
              </table:table-cell>
              <table:table-cell office:value-type="float" office:value="0.474574895375495">
                <text:p>0.474574895375495</text:p>
              </table:table-cell>
              <table:table-cell office:value-type="float" office:value="0.538467591025914">
                <text:p>0.538467591025914</text:p>
              </table:table-cell>
              <table:table-cell office:value-type="float" office:value="0.503577808993976">
                <text:p>0.503577808993976</text:p>
              </table:table-cell>
              <table:table-cell office:value-type="float" office:value="0.577620815277065">
                <text:p>0.577620815277065</text:p>
              </table:table-cell>
              <table:table-cell office:value-type="float" office:value="0.553206056707638">
                <text:p>0.553206056707638</text:p>
              </table:table-cell>
              <table:table-cell office:value-type="float" office:value="0.545337799615079">
                <text:p>0.545337799615079</text:p>
              </table:table-cell>
              <table:table-cell office:value-type="float" office:value="0.620089516213391">
                <text:p>0.620089516213391</text:p>
              </table:table-cell>
              <table:table-cell office:value-type="float" office:value="0.636121956052257">
                <text:p>0.636121956052257</text:p>
              </table:table-cell>
              <table:table-cell office:value-type="float" office:value="0.577743807720121">
                <text:p>0.577743807720121</text:p>
              </table:table-cell>
              <table:table-cell office:value-type="float" office:value="0.555560426261682">
                <text:p>0.555560426261682</text:p>
              </table:table-cell>
              <table:table-cell office:value-type="float" office:value="0.618145064010515">
                <text:p>0.618145064010515</text:p>
              </table:table-cell>
              <table:table-cell office:value-type="float" office:value="0.661208958782347">
                <text:p>0.661208958782347</text:p>
              </table:table-cell>
              <table:table-cell office:value-type="float" office:value="0.725069927629274">
                <text:p>0.725069927629274</text:p>
              </table:table-cell>
              <table:table-cell office:value-type="float" office:value="0.716071873445162">
                <text:p>0.716071873445162</text:p>
              </table:table-cell>
              <table:table-cell office:value-type="float" office:value="0.695672805243935">
                <text:p>0.695672805243935</text:p>
              </table:table-cell>
              <table:table-cell office:value-type="float" office:value="0.618539864005329">
                <text:p>0.618539864005329</text:p>
              </table:table-cell>
              <table:table-cell office:value-type="float" office:value="0.616967213552351">
                <text:p>0.616967213552351</text:p>
              </table:table-cell>
              <table:table-cell office:value-type="float" office:value="0.565882005111526">
                <text:p>0.565882005111526</text:p>
              </table:table-cell>
              <table:table-cell office:value-type="float" office:value="0.604897006158686">
                <text:p>0.604897006158686</text:p>
              </table:table-cell>
              <table:table-cell office:value-type="float" office:value="0.690240026238771">
                <text:p>0.690240026238771</text:p>
              </table:table-cell>
              <table:table-cell office:value-type="float" office:value="0.685635804857055">
                <text:p>0.685635804857055</text:p>
              </table:table-cell>
              <table:table-cell office:value-type="float" office:value="0.738701690273692">
                <text:p>0.738701690273692</text:p>
              </table:table-cell>
              <table:table-cell office:value-type="float" office:value="0.831334177724776">
                <text:p>0.831334177724776</text:p>
              </table:table-cell>
              <table:table-cell office:value-type="float" office:value="0.858725060471464">
                <text:p>0.858725060471464</text:p>
              </table:table-cell>
              <table:table-cell office:value-type="float" office:value="0.84925611034034">
                <text:p>0.84925611034034</text:p>
              </table:table-cell>
              <table:table-cell office:value-type="float" office:value="0.806781197555327">
                <text:p>0.806781197555327</text:p>
              </table:table-cell>
              <table:table-cell office:value-type="float" office:value="0.846523830281893">
                <text:p>0.846523830281893</text:p>
              </table:table-cell>
              <table:table-cell office:value-type="float" office:value="0.863564765107139">
                <text:p>0.863564765107139</text:p>
              </table:table-cell>
              <table:table-cell office:value-type="float" office:value="0.810285952203442">
                <text:p>0.810285952203442</text:p>
              </table:table-cell>
              <table:table-cell office:value-type="float" office:value="0.742859183295859">
                <text:p>0.742859183295859</text:p>
              </table:table-cell>
              <table:table-cell office:value-type="float" office:value="0.651114908989305">
                <text:p>0.651114908989305</text:p>
              </table:table-cell>
              <table:table-cell office:value-type="float" office:value="0.636747437828422">
                <text:p>0.636747437828422</text:p>
              </table:table-cell>
              <table:table-cell office:value-type="float" office:value="0.636192667001245">
                <text:p>0.636192667001245</text:p>
              </table:table-cell>
              <table:table-cell office:value-type="float" office:value="0.626413013440704">
                <text:p>0.626413013440704</text:p>
              </table:table-cell>
              <table:table-cell office:value-type="float" office:value="0.607804339482873">
                <text:p>0.607804339482873</text:p>
              </table:table-cell>
              <table:table-cell office:value-type="float" office:value="0.628054730472134">
                <text:p>0.628054730472134</text:p>
              </table:table-cell>
              <table:table-cell office:value-type="float" office:value="0.529114020837281">
                <text:p>0.529114020837281</text:p>
              </table:table-cell>
              <table:table-cell office:value-type="float" office:value="0.499312646088705">
                <text:p>0.499312646088705</text:p>
              </table:table-cell>
              <table:table-cell office:value-type="float" office:value="0.498936524847775">
                <text:p>0.498936524847775</text:p>
              </table:table-cell>
              <table:table-cell office:value-type="float" office:value="0.581321334393133">
                <text:p>0.581321334393133</text:p>
              </table:table-cell>
              <table:table-cell office:value-type="float" office:value="0.575058235561843">
                <text:p>0.575058235561843</text:p>
              </table:table-cell>
              <table:table-cell office:value-type="float" office:value="0.614832045666564">
                <text:p>0.614832045666564</text:p>
              </table:table-cell>
              <table:table-cell office:value-type="float" office:value="0.731760177302064">
                <text:p>0.731760177302064</text:p>
              </table:table-cell>
              <table:table-cell office:value-type="float" office:value="0.753775025706849">
                <text:p>0.753775025706849</text:p>
              </table:table-cell>
              <table:table-cell office:value-type="float" office:value="0.807092464056347">
                <text:p>0.807092464056347</text:p>
              </table:table-cell>
              <table:table-cell office:value-type="float" office:value="0.757902656756556">
                <text:p>0.757902656756556</text:p>
              </table:table-cell>
              <table:table-cell office:value-type="float" office:value="0.722108386485735">
                <text:p>0.722108386485735</text:p>
              </table:table-cell>
              <table:table-cell office:value-type="float" office:value="0.777633985706891">
                <text:p>0.777633985706891</text:p>
              </table:table-cell>
              <table:table-cell office:value-type="float" office:value="0.844743567095359">
                <text:p>0.844743567095359</text:p>
              </table:table-cell>
              <table:table-cell office:value-type="float" office:value="0.823461995010322">
                <text:p>0.823461995010322</text:p>
              </table:table-cell>
              <table:table-cell office:value-type="float" office:value="0.877826409094377">
                <text:p>0.877826409094377</text:p>
              </table:table-cell>
              <table:table-cell office:value-type="float" office:value="0.920851209510813">
                <text:p>0.920851209510813</text:p>
              </table:table-cell>
              <table:table-cell office:value-type="float" office:value="0.967442887624601">
                <text:p>0.967442887624601</text:p>
              </table:table-cell>
              <table:table-cell office:value-type="float" office:value="1.03063988365954">
                <text:p>1.03063988365954</text:p>
              </table:table-cell>
              <table:table-cell office:value-type="float" office:value="1.1468388598395">
                <text:p>1.1468388598395</text:p>
              </table:table-cell>
              <table:table-cell office:value-type="float" office:value="1.22040242526384">
                <text:p>1.22040242526384</text:p>
              </table:table-cell>
              <table:table-cell office:value-type="float" office:value="1.20870706674237">
                <text:p>1.20870706674237</text:p>
              </table:table-cell>
              <table:table-cell office:value-type="float" office:value="1.19589567359006">
                <text:p>1.19589567359006</text:p>
              </table:table-cell>
              <table:table-cell office:value-type="float" office:value="1.17948606019658">
                <text:p>1.17948606019658</text:p>
              </table:table-cell>
              <table:table-cell office:value-type="float" office:value="1.1628386055068">
                <text:p>1.1628386055068</text:p>
              </table:table-cell>
              <table:table-cell office:value-type="float" office:value="1.18972606277904">
                <text:p>1.18972606277904</text:p>
              </table:table-cell>
              <table:table-cell office:value-type="float" office:value="1.12565818050381">
                <text:p>1.12565818050381</text:p>
              </table:table-cell>
              <table:table-cell office:value-type="float" office:value="1.12386835981112">
                <text:p>1.12386835981112</text:p>
              </table:table-cell>
              <table:table-cell office:value-type="float" office:value="1.16305731052438">
                <text:p>1.16305731052438</text:p>
              </table:table-cell>
              <table:table-cell office:value-type="float" office:value="1.13960713365523">
                <text:p>1.13960713365523</text:p>
              </table:table-cell>
              <table:table-cell office:value-type="float" office:value="1.10255503524726">
                <text:p>1.10255503524726</text:p>
              </table:table-cell>
              <table:table-cell office:value-type="float" office:value="1.00139701047314">
                <text:p>1.00139701047314</text:p>
              </table:table-cell>
              <table:table-cell office:value-type="float" office:value="1.00726361749155">
                <text:p>1.00726361749155</text:p>
              </table:table-cell>
              <table:table-cell office:value-type="float" office:value="0.981100597772147">
                <text:p>0.981100597772147</text:p>
              </table:table-cell>
              <table:table-cell office:value-type="float" office:value="1.01165818613054">
                <text:p>1.01165818613054</text:p>
              </table:table-cell>
              <table:table-cell office:value-type="float" office:value="1.06439989192057">
                <text:p>1.06439989192057</text:p>
              </table:table-cell>
              <table:table-cell office:value-type="float" office:value="1.10693424091231">
                <text:p>1.10693424091231</text:p>
              </table:table-cell>
              <table:table-cell office:value-type="float" office:value="1.06574208457521">
                <text:p>1.06574208457521</text:p>
              </table:table-cell>
              <table:table-cell office:value-type="float" office:value="1.11546399654649">
                <text:p>1.11546399654649</text:p>
              </table:table-cell>
              <table:table-cell office:value-type="float" office:value="1.13998204078898">
                <text:p>1.13998204078898</text:p>
              </table:table-cell>
              <table:table-cell office:value-type="float" office:value="1.17913071479765">
                <text:p>1.17913071479765</text:p>
              </table:table-cell>
              <table:table-cell office:value-type="float" office:value="1.20317325006729">
                <text:p>1.20317325006729</text:p>
              </table:table-cell>
              <table:table-cell office:value-type="float" office:value="1.12123713063417">
                <text:p>1.12123713063417</text:p>
              </table:table-cell>
              <table:table-cell office:value-type="float" office:value="1.06787310344604">
                <text:p>1.06787310344604</text:p>
              </table:table-cell>
              <table:table-cell office:value-type="float" office:value="1.00447999705037">
                <text:p>1.00447999705037</text:p>
              </table:table-cell>
              <table:table-cell office:value-type="float" office:value="0.988668724611427">
                <text:p>0.988668724611427</text:p>
              </table:table-cell>
              <table:table-cell office:value-type="float" office:value="0.888979778909479">
                <text:p>0.888979778909479</text:p>
              </table:table-cell>
              <table:table-cell office:value-type="float" office:value="0.881469857162328">
                <text:p>0.881469857162328</text:p>
              </table:table-cell>
              <table:table-cell office:value-type="float" office:value="0.922436532252147">
                <text:p>0.922436532252147</text:p>
              </table:table-cell>
              <table:table-cell office:value-type="float" office:value="0.896137665413741">
                <text:p>0.896137665413741</text:p>
              </table:table-cell>
              <table:table-cell office:value-type="float" office:value="0.89229781425712">
                <text:p>0.89229781425712</text:p>
              </table:table-cell>
              <table:table-cell office:value-type="float" office:value="0.881075090227885">
                <text:p>0.881075090227885</text:p>
              </table:table-cell>
              <table:table-cell office:value-type="float" office:value="0.749703924979583">
                <text:p>0.749703924979583</text:p>
              </table:table-cell>
              <table:table-cell office:value-type="float" office:value="0.668526842674359">
                <text:p>0.668526842674359</text:p>
              </table:table-cell>
              <table:table-cell office:value-type="float" office:value="0.599607034988039">
                <text:p>0.599607034988039</text:p>
              </table:table-cell>
              <table:table-cell office:value-type="float" office:value="0.570455971556396">
                <text:p>0.570455971556396</text:p>
              </table:table-cell>
              <table:table-cell office:value-type="float" office:value="0.564231674715741">
                <text:p>0.564231674715741</text:p>
              </table:table-cell>
              <table:table-cell office:value-type="float" office:value="0.50577876360337">
                <text:p>0.50577876360337</text:p>
              </table:table-cell>
              <table:table-cell office:value-type="float" office:value="0.380480399525018">
                <text:p>0.380480399525018</text:p>
              </table:table-cell>
              <table:table-cell office:value-type="float" office:value="0.308233934056435">
                <text:p>0.308233934056435</text:p>
              </table:table-cell>
              <table:table-cell office:value-type="float" office:value="0.266024771197226">
                <text:p>0.266024771197226</text:p>
              </table:table-cell>
              <table:table-cell office:value-type="float" office:value="0.220070867924219">
                <text:p>0.220070867924219</text:p>
              </table:table-cell>
              <table:table-cell office:value-type="float" office:value="0.120915205153593">
                <text:p>0.120915205153593</text:p>
              </table:table-cell>
              <table:table-cell office:value-type="float" office:value="0.0793823944898949">
                <text:p>0.0793823944898949</text:p>
              </table:table-cell>
              <table:table-cell office:value-type="float" office:value="0.080496948072127">
                <text:p>0.080496948072127</text:p>
              </table:table-cell>
              <table:table-cell office:value-type="float" office:value="0.00830495462776088">
                <text:p>0.00830495462776088</text:p>
              </table:table-cell>
              <table:table-cell office:value-type="float" office:value="0.0412174078507481">
                <text:p>0.0412174078507481</text:p>
              </table:table-cell>
              <table:table-cell office:value-type="float" office:value="0.0255149740074014">
                <text:p>0.0255149740074014</text:p>
              </table:table-cell>
              <table:table-cell office:value-type="float" office:value="0.0953958804843288">
                <text:p>0.0953958804843288</text:p>
              </table:table-cell>
              <table:table-cell office:value-type="float" office:value="0.117757416622936">
                <text:p>0.117757416622936</text:p>
              </table:table-cell>
              <table:table-cell office:value-type="float" office:value="0.184132883732206">
                <text:p>0.184132883732206</text:p>
              </table:table-cell>
              <table:table-cell office:value-type="float" office:value="0.241627275618507">
                <text:p>0.241627275618507</text:p>
              </table:table-cell>
              <table:table-cell office:value-type="float" office:value="0.24773583151893">
                <text:p>0.24773583151893</text:p>
              </table:table-cell>
              <table:table-cell office:value-type="float" office:value="0.192069397369283">
                <text:p>0.192069397369283</text:p>
              </table:table-cell>
              <table:table-cell office:value-type="float" office:value="0.0952512586546117">
                <text:p>0.0952512586546117</text:p>
              </table:table-cell>
              <table:table-cell office:value-type="float" office:value="0.0370044643455715">
                <text:p>0.0370044643455715</text:p>
              </table:table-cell>
              <table:table-cell office:value-type="float" office:value="0.0907688512491404">
                <text:p>0.0907688512491404</text:p>
              </table:table-cell>
              <table:table-cell office:value-type="float" office:value="0.117267151327107">
                <text:p>0.117267151327107</text:p>
              </table:table-cell>
              <table:table-cell office:value-type="float" office:value="0.030076850306156">
                <text:p>0.030076850306156</text:p>
              </table:table-cell>
              <table:table-cell office:value-type="float" office:value="0.060636112458636">
                <text:p>0.060636112458636</text:p>
              </table:table-cell>
              <table:table-cell office:value-type="float" office:value="0.0496228777062829">
                <text:p>0.0496228777062829</text:p>
              </table:table-cell>
              <table:table-cell office:value-type="float" office:value="0.033308263604511">
                <text:p>0.033308263604511</text:p>
              </table:table-cell>
              <table:table-cell office:value-type="float" office:value="0.0195619198970986">
                <text:p>0.0195619198970986</text:p>
              </table:table-cell>
              <table:table-cell office:value-type="float" office:value="0.00647510520898828">
                <text:p>0.00647510520898828</text:p>
              </table:table-cell>
              <table:table-cell office:value-type="float" office:value="-0.00647510520898692">
                <text:p>-0.00647510520898692</text:p>
              </table:table-cell>
              <table:table-cell office:value-type="float" office:value="-0.0195619198970952">
                <text:p>-0.0195619198970952</text:p>
              </table:table-cell>
              <table:table-cell office:value-type="float" office:value="-0.0333082636045035">
                <text:p>-0.0333082636045035</text:p>
              </table:table-cell>
              <table:table-cell office:value-type="float" office:value="-0.0496228777062815">
                <text:p>-0.0496228777062815</text:p>
              </table:table-cell>
              <table:table-cell office:value-type="float" office:value="-0.0606361124586312">
                <text:p>-0.0606361124586312</text:p>
              </table:table-cell>
              <table:table-cell office:value-type="float" office:value="-0.0300768503061587">
                <text:p>-0.0300768503061587</text:p>
              </table:table-cell>
              <table:table-cell office:value-type="float" office:value="-0.117267151327107">
                <text:p>-0.117267151327107</text:p>
              </table:table-cell>
              <table:table-cell office:value-type="float" office:value="-0.0907688512491506">
                <text:p>-0.0907688512491506</text:p>
              </table:table-cell>
              <table:table-cell office:value-type="float" office:value="-0.0370044643455709">
                <text:p>-0.0370044643455709</text:p>
              </table:table-cell>
              <table:table-cell office:value-type="float" office:value="-0.0952512586546094">
                <text:p>-0.0952512586546094</text:p>
              </table:table-cell>
              <table:table-cell office:value-type="float" office:value="-0.19206939736928">
                <text:p>-0.19206939736928</text:p>
              </table:table-cell>
              <table:table-cell office:value-type="float" office:value="-0.247735831518929">
                <text:p>-0.247735831518929</text:p>
              </table:table-cell>
              <table:table-cell office:value-type="float" office:value="-0.241627275618503">
                <text:p>-0.241627275618503</text:p>
              </table:table-cell>
              <table:table-cell office:value-type="float" office:value="-0.184132883732206">
                <text:p>-0.184132883732206</text:p>
              </table:table-cell>
              <table:table-cell office:value-type="float" office:value="-0.117757416622942">
                <text:p>-0.117757416622942</text:p>
              </table:table-cell>
              <table:table-cell office:value-type="float" office:value="-0.0953958804843284">
                <text:p>-0.0953958804843284</text:p>
              </table:table-cell>
              <table:table-cell office:value-type="float" office:value="-0.0255149740074039">
                <text:p>-0.0255149740074039</text:p>
              </table:table-cell>
              <table:table-cell office:value-type="float" office:value="-0.0412174078507506">
                <text:p>-0.0412174078507506</text:p>
              </table:table-cell>
              <table:table-cell office:value-type="float" office:value="-0.0083049546277611">
                <text:p>-0.0083049546277611</text:p>
              </table:table-cell>
              <table:table-cell office:value-type="float" office:value="-0.0804969480721256">
                <text:p>-0.0804969480721256</text:p>
              </table:table-cell>
              <table:table-cell office:value-type="float" office:value="-0.0793823944898946">
                <text:p>-0.0793823944898946</text:p>
              </table:table-cell>
              <table:table-cell office:value-type="float" office:value="-0.120915205153585">
                <text:p>-0.120915205153585</text:p>
              </table:table-cell>
              <table:table-cell office:value-type="float" office:value="-0.220070867924208">
                <text:p>-0.220070867924208</text:p>
              </table:table-cell>
              <table:table-cell office:value-type="float" office:value="-0.266024771197226">
                <text:p>-0.266024771197226</text:p>
              </table:table-cell>
              <table:table-cell office:value-type="float" office:value="-0.308233934056436">
                <text:p>-0.308233934056436</text:p>
              </table:table-cell>
              <table:table-cell office:value-type="float" office:value="-0.380480399525014">
                <text:p>-0.380480399525014</text:p>
              </table:table-cell>
              <table:table-cell office:value-type="float" office:value="-0.505778763603368">
                <text:p>-0.505778763603368</text:p>
              </table:table-cell>
              <table:table-cell office:value-type="float" office:value="-0.564231674715732">
                <text:p>-0.564231674715732</text:p>
              </table:table-cell>
              <table:table-cell office:value-type="float" office:value="-0.570455971556399">
                <text:p>-0.570455971556399</text:p>
              </table:table-cell>
              <table:table-cell office:value-type="float" office:value="-0.599607034988036">
                <text:p>-0.599607034988036</text:p>
              </table:table-cell>
              <table:table-cell office:value-type="float" office:value="-0.668526842674357">
                <text:p>-0.668526842674357</text:p>
              </table:table-cell>
              <table:table-cell office:value-type="float" office:value="-0.749703924979585">
                <text:p>-0.749703924979585</text:p>
              </table:table-cell>
              <table:table-cell office:value-type="float" office:value="-0.881075090227881">
                <text:p>-0.881075090227881</text:p>
              </table:table-cell>
              <table:table-cell office:value-type="float" office:value="-0.892297814257119">
                <text:p>-0.892297814257119</text:p>
              </table:table-cell>
              <table:table-cell office:value-type="float" office:value="-0.89613766541374">
                <text:p>-0.89613766541374</text:p>
              </table:table-cell>
              <table:table-cell office:value-type="float" office:value="-0.922436532252151">
                <text:p>-0.922436532252151</text:p>
              </table:table-cell>
              <table:table-cell office:value-type="float" office:value="-0.881469857162324">
                <text:p>-0.881469857162324</text:p>
              </table:table-cell>
              <table:table-cell office:value-type="float" office:value="-0.888979778909468">
                <text:p>-0.888979778909468</text:p>
              </table:table-cell>
              <table:table-cell office:value-type="float" office:value="-0.988668724611422">
                <text:p>-0.988668724611422</text:p>
              </table:table-cell>
              <table:table-cell office:value-type="float" office:value="-1.00447999705037">
                <text:p>-1.00447999705037</text:p>
              </table:table-cell>
              <table:table-cell office:value-type="float" office:value="-1.06787310344604">
                <text:p>-1.06787310344604</text:p>
              </table:table-cell>
              <table:table-cell office:value-type="float" office:value="-1.12123713063416">
                <text:p>-1.12123713063416</text:p>
              </table:table-cell>
              <table:table-cell office:value-type="float" office:value="-1.20317325006728">
                <text:p>-1.20317325006728</text:p>
              </table:table-cell>
              <table:table-cell office:value-type="float" office:value="-1.17913071479765">
                <text:p>-1.17913071479765</text:p>
              </table:table-cell>
              <table:table-cell office:value-type="float" office:value="-1.13998204078898">
                <text:p>-1.13998204078898</text:p>
              </table:table-cell>
              <table:table-cell office:value-type="float" office:value="-1.11546399654649">
                <text:p>-1.11546399654649</text:p>
              </table:table-cell>
              <table:table-cell office:value-type="float" office:value="-1.06574208457521">
                <text:p>-1.06574208457521</text:p>
              </table:table-cell>
              <table:table-cell office:value-type="float" office:value="-1.10693424091231">
                <text:p>-1.10693424091231</text:p>
              </table:table-cell>
              <table:table-cell office:value-type="float" office:value="-1.06439989192057">
                <text:p>-1.06439989192057</text:p>
              </table:table-cell>
              <table:table-cell office:value-type="float" office:value="-1.01165818613054">
                <text:p>-1.01165818613054</text:p>
              </table:table-cell>
              <table:table-cell office:value-type="float" office:value="-0.981100597772142">
                <text:p>-0.981100597772142</text:p>
              </table:table-cell>
              <table:table-cell office:value-type="float" office:value="-1.00726361749154">
                <text:p>-1.00726361749154</text:p>
              </table:table-cell>
              <table:table-cell office:value-type="float" office:value="-1.00139701047314">
                <text:p>-1.00139701047314</text:p>
              </table:table-cell>
              <table:table-cell office:value-type="float" office:value="-1.10255503524725">
                <text:p>-1.10255503524725</text:p>
              </table:table-cell>
              <table:table-cell office:value-type="float" office:value="-1.13960713365523">
                <text:p>-1.13960713365523</text:p>
              </table:table-cell>
              <table:table-cell office:value-type="float" office:value="-1.16305731052438">
                <text:p>-1.16305731052438</text:p>
              </table:table-cell>
              <table:table-cell office:value-type="float" office:value="-1.12386835981113">
                <text:p>-1.12386835981113</text:p>
              </table:table-cell>
              <table:table-cell office:value-type="float" office:value="-1.12565818050381">
                <text:p>-1.12565818050381</text:p>
              </table:table-cell>
              <table:table-cell office:value-type="float" office:value="-1.18972606277904">
                <text:p>-1.18972606277904</text:p>
              </table:table-cell>
              <table:table-cell office:value-type="float" office:value="-1.16283860550679">
                <text:p>-1.16283860550679</text:p>
              </table:table-cell>
              <table:table-cell office:value-type="float" office:value="-1.17948606019657">
                <text:p>-1.17948606019657</text:p>
              </table:table-cell>
              <table:table-cell office:value-type="float" office:value="-1.19589567359005">
                <text:p>-1.19589567359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25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531cm" svg:height="11.839cm" xlink:href=".." xlink:type="simple" chart:class="chart:line" chart:style-name="ch1">
        <chart:plot-area chart:style-name="ch2" table:cell-range-address="'Basic Sounds'.C69:'Basic Sounds'.IY69" svg:x="0.96cm" svg:y="1.079cm" svg:width="23.551cm" svg:height="10.104cm">
          <chartooo:coordinate-region svg:x="1.823cm" svg:y="1.098cm" svg:width="22.38cm" svg:height="9.06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Basic Sounds'.C69:'Basic Sounds'.IY69" chart:class="chart:line">
            <chart:data-point chart:repeated="2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</table:table-row>
          </table:table-header-rows>
          <table:table-rows>
            <table:table-row>
              <table:table-cell office:value-type="string">
                <text:p>Zeile 6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asic Sounds'.C69:'Basic Sounds'.IY6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65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105">
                <text:p>105</text:p>
              </table:table-cell>
              <table:table-cell office:value-type="float" office:value="118">
                <text:p>118</text:p>
              </table:table-cell>
              <table:table-cell office:value-type="float" office:value="137">
                <text:p>137</text:p>
              </table:table-cell>
              <table:table-cell office:value-type="float" office:value="150">
                <text:p>150</text:p>
              </table:table-cell>
              <table:table-cell office:value-type="float" office:value="157">
                <text:p>157</text:p>
              </table:table-cell>
              <table:table-cell office:value-type="float" office:value="161">
                <text:p>161</text:p>
              </table:table-cell>
              <table:table-cell office:value-type="float" office:value="165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172">
                <text:p>172</text:p>
              </table:table-cell>
              <table:table-cell office:value-type="float" office:value="175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4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185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191">
                <text:p>191</text:p>
              </table:table-cell>
              <table:table-cell office:value-type="float" office:value="187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195">
                <text:p>195</text:p>
              </table:table-cell>
              <table:table-cell office:value-type="float" office:value="200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96">
                <text:p>196</text:p>
              </table:table-cell>
              <table:table-cell office:value-type="float" office:value="192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95">
                <text:p>195</text:p>
              </table:table-cell>
              <table:table-cell office:value-type="float" office:value="200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210">
                <text:p>210</text:p>
              </table:table-cell>
              <table:table-cell office:value-type="float" office:value="216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17">
                <text:p>217</text:p>
              </table:table-cell>
              <table:table-cell office:value-type="float" office:value="215">
                <text:p>215</text:p>
              </table:table-cell>
              <table:table-cell office:value-type="float" office:value="209">
                <text:p>209</text:p>
              </table:table-cell>
              <table:table-cell office:value-type="float" office:value="201">
                <text:p>201</text:p>
              </table:table-cell>
              <table:table-cell office:value-type="float" office:value="195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88">
                <text:p>188</text:p>
              </table:table-cell>
              <table:table-cell office:value-type="float" office:value="181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198">
                <text:p>198</text:p>
              </table:table-cell>
              <table:table-cell office:value-type="float" office:value="205">
                <text:p>205</text:p>
              </table:table-cell>
              <table:table-cell office:value-type="float" office:value="209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213">
                <text:p>213</text:p>
              </table:table-cell>
              <table:table-cell office:value-type="float" office:value="215">
                <text:p>215</text:p>
              </table:table-cell>
              <table:table-cell office:value-type="float" office:value="217">
                <text:p>217</text:p>
              </table:table-cell>
              <table:table-cell office:value-type="float" office:value="222">
                <text:p>222</text:p>
              </table:table-cell>
              <table:table-cell office:value-type="float" office:value="227">
                <text:p>227</text:p>
              </table:table-cell>
              <table:table-cell office:value-type="float" office:value="232">
                <text:p>232</text:p>
              </table:table-cell>
              <table:table-cell office:value-type="float" office:value="242">
                <text:p>242</text:p>
              </table:table-cell>
              <table:table-cell office:value-type="float" office:value="252">
                <text:p>252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2">
                <text:p>252</text:p>
              </table:table-cell>
              <table:table-cell office:value-type="float" office:value="250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249">
                <text:p>249</text:p>
              </table:table-cell>
              <table:table-cell office:value-type="float" office:value="246">
                <text:p>246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45">
                <text:p>245</text:p>
              </table:table-cell>
              <table:table-cell office:value-type="float" office:value="238">
                <text:p>238</text:p>
              </table:table-cell>
              <table:table-cell office:value-type="float" office:value="233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36">
                <text:p>236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6">
                <text:p>246</text:p>
              </table:table-cell>
              <table:table-cell office:value-type="float" office:value="249">
                <text:p>249</text:p>
              </table:table-cell>
              <table:table-cell office:value-type="float" office:value="253">
                <text:p>253</text:p>
              </table:table-cell>
              <table:table-cell office:value-type="float" office:value="250">
                <text:p>250</text:p>
              </table:table-cell>
              <table:table-cell office:value-type="float" office:value="242">
                <text:p>242</text:p>
              </table:table-cell>
              <table:table-cell office:value-type="float" office:value="236">
                <text:p>236</text:p>
              </table:table-cell>
              <table:table-cell office:value-type="float" office:value="232">
                <text:p>232</text:p>
              </table:table-cell>
              <table:table-cell office:value-type="float" office:value="226">
                <text:p>226</text:p>
              </table:table-cell>
              <table:table-cell office:value-type="float" office:value="220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13">
                <text:p>213</text:p>
              </table:table-cell>
              <table:table-cell office:value-type="float" office:value="202">
                <text:p>202</text:p>
              </table:table-cell>
              <table:table-cell office:value-type="float" office:value="194">
                <text:p>194</text:p>
              </table:table-cell>
              <table:table-cell office:value-type="float" office:value="189">
                <text:p>189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  <table:table-cell office:value-type="float" office:value="174">
                <text:p>174</text:p>
              </table:table-cell>
              <table:table-cell office:value-type="float" office:value="164">
                <text:p>164</text:p>
              </table:table-cell>
              <table:table-cell office:value-type="float" office:value="158">
                <text:p>158</text:p>
              </table:table-cell>
              <table:table-cell office:value-type="float" office:value="153">
                <text:p>153</text:p>
              </table:table-cell>
              <table:table-cell office:value-type="float" office:value="145">
                <text:p>145</text:p>
              </table:table-cell>
              <table:table-cell office:value-type="float" office:value="138">
                <text:p>138</text:p>
              </table:table-cell>
              <table:table-cell office:value-type="float" office:value="136">
                <text:p>136</text:p>
              </table:table-cell>
              <table:table-cell office:value-type="float" office:value="132">
                <text:p>132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39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143">
                <text:p>14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0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105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121">
                <text:p>121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117">
                <text:p>117</text:p>
              </table:table-cell>
              <table:table-cell office:value-type="float" office:value="110">
                <text:p>110</text:p>
              </table:table-cell>
              <table:table-cell office:value-type="float" office:value="102">
                <text:p>102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1">
                <text:p>61</text:p>
              </table:table-cell>
              <table:table-cell office:value-type="float" office:value="53">
                <text:p>53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Sound-2'.C2:'Sound-2'.IY2" svg:x="0.77cm" svg:y="0.855cm" svg:width="14.59cm" svg:height="7.545cm">
          <chartooo:coordinate-region svg:x="1.52cm" svg:y="1.05cm" svg:width="13.744cm" svg:height="6.32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Sound-2'.C2:'Sound-2'.IY2" chart:class="chart:line">
            <chart:data-point chart:repeated="25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0.00697444937810174">
                <text:p>0.00697444937810174</text:p>
                <draw:g>
                  <svg:desc>'Sound-2'.C2:'Sound-2'.IY2</svg:desc>
                </draw:g>
              </table:table-cell>
              <table:table-cell office:value-type="float" office:value="0.0142156839716129">
                <text:p>0.0142156839716129</text:p>
              </table:table-cell>
              <table:table-cell office:value-type="float" office:value="0.0219903295426044">
                <text:p>0.0219903295426044</text:p>
              </table:table-cell>
              <table:table-cell office:value-type="float" office:value="0.0302979078263639">
                <text:p>0.0302979078263639</text:p>
              </table:table-cell>
              <table:table-cell office:value-type="float" office:value="0.0391376220326562">
                <text:p>0.0391376220326562</text:p>
              </table:table-cell>
              <table:table-cell office:value-type="float" office:value="0.0485083573219522">
                <text:p>0.0485083573219522</text:p>
              </table:table-cell>
              <table:table-cell office:value-type="float" office:value="0.0584086814717516">
                <text:p>0.0584086814717516</text:p>
              </table:table-cell>
              <table:table-cell office:value-type="float" office:value="0.0688368457325991">
                <text:p>0.0688368457325991</text:p>
              </table:table-cell>
              <table:table-cell office:value-type="float" office:value="0.0797907858732847">
                <text:p>0.0797907858732847</text:p>
              </table:table-cell>
              <table:table-cell office:value-type="float" office:value="0.091268123414603">
                <text:p>0.091268123414603</text:p>
              </table:table-cell>
              <table:table-cell office:value-type="float" office:value="0.103266167050932">
                <text:p>0.103266167050932</text:p>
              </table:table-cell>
              <table:table-cell office:value-type="float" office:value="0.115781914258784">
                <text:p>0.115781914258784</text:p>
              </table:table-cell>
              <table:table-cell office:value-type="float" office:value="0.128812053091369">
                <text:p>0.128812053091369</text:p>
              </table:table-cell>
              <table:table-cell office:value-type="float" office:value="0.142352964158089">
                <text:p>0.142352964158089</text:p>
              </table:table-cell>
              <table:table-cell office:value-type="float" office:value="0.156400722787797">
                <text:p>0.156400722787797</text:p>
              </table:table-cell>
              <table:table-cell office:value-type="float" office:value="0.170951101374507">
                <text:p>0.170951101374507</text:p>
              </table:table-cell>
              <table:table-cell office:value-type="float" office:value="0.185999571904167">
                <text:p>0.185999571904167</text:p>
              </table:table-cell>
              <table:table-cell office:value-type="float" office:value="0.201541308660986">
                <text:p>0.201541308660986</text:p>
              </table:table-cell>
              <table:table-cell office:value-type="float" office:value="0.217571191111686">
                <text:p>0.217571191111686</text:p>
              </table:table-cell>
              <table:table-cell office:value-type="float" office:value="0.234083806965964">
                <text:p>0.234083806965964</text:p>
              </table:table-cell>
              <table:table-cell office:value-type="float" office:value="0.251073455411335">
                <text:p>0.251073455411335</text:p>
              </table:table-cell>
              <table:table-cell office:value-type="float" office:value="0.268534150520418">
                <text:p>0.268534150520418</text:p>
              </table:table-cell>
              <table:table-cell office:value-type="float" office:value="0.286459624828627">
                <text:p>0.286459624828627</text:p>
              </table:table-cell>
              <table:table-cell office:value-type="float" office:value="0.304843333080142">
                <text:p>0.304843333080142</text:p>
              </table:table-cell>
              <table:table-cell office:value-type="float" office:value="0.323678456139902">
                <text:p>0.323678456139902</text:p>
              </table:table-cell>
              <table:table-cell office:value-type="float" office:value="0.342957905069296">
                <text:p>0.342957905069296</text:p>
              </table:table-cell>
              <table:table-cell office:value-type="float" office:value="0.362674325363111">
                <text:p>0.362674325363111</text:p>
              </table:table-cell>
              <table:table-cell office:value-type="float" office:value="0.382820101345204">
                <text:p>0.382820101345204</text:p>
              </table:table-cell>
              <table:table-cell office:value-type="float" office:value="0.40338736072027">
                <text:p>0.40338736072027</text:p>
              </table:table-cell>
              <table:table-cell office:value-type="float" office:value="0.424367979278995">
                <text:p>0.424367979278995</text:p>
              </table:table-cell>
              <table:table-cell office:value-type="float" office:value="0.445753585753763">
                <text:p>0.445753585753763</text:p>
              </table:table-cell>
              <table:table-cell office:value-type="float" office:value="0.244353186722777">
                <text:p>0.244353186722777</text:p>
              </table:table-cell>
              <table:table-cell office:value-type="float" office:value="0.266522692155131">
                <text:p>0.266522692155131</text:p>
              </table:table-cell>
              <table:table-cell office:value-type="float" office:value="0.289070640104918">
                <text:p>0.289070640104918</text:p>
              </table:table-cell>
              <table:table-cell office:value-type="float" office:value="0.311987722536332">
                <text:p>0.311987722536332</text:p>
              </table:table-cell>
              <table:table-cell office:value-type="float" office:value="0.335264410787674">
                <text:p>0.335264410787674</text:p>
              </table:table-cell>
              <table:table-cell office:value-type="float" office:value="0.358890961266491">
                <text:p>0.358890961266491</text:p>
              </table:table-cell>
              <table:table-cell office:value-type="float" office:value="0.382857421273163">
                <text:p>0.382857421273163</text:p>
              </table:table-cell>
              <table:table-cell office:value-type="float" office:value="0.407153634949475">
                <text:p>0.407153634949475</text:p>
              </table:table-cell>
              <table:table-cell office:value-type="float" office:value="0.431769249348622">
                <text:p>0.431769249348622</text:p>
              </table:table-cell>
              <table:table-cell office:value-type="float" office:value="0.456693720622991">
                <text:p>0.456693720622991</text:p>
              </table:table-cell>
              <table:table-cell office:value-type="float" office:value="0.481916320326062">
                <text:p>0.481916320326062</text:p>
              </table:table-cell>
              <table:table-cell office:value-type="float" office:value="0.507426141824631">
                <text:p>0.507426141824631</text:p>
              </table:table-cell>
              <table:table-cell office:value-type="float" office:value="0.53321210681753">
                <text:p>0.53321210681753</text:p>
              </table:table-cell>
              <table:table-cell office:value-type="float" office:value="0.559262971956957">
                <text:p>0.559262971956957</text:p>
              </table:table-cell>
              <table:table-cell office:value-type="float" office:value="0.585567335568448">
                <text:p>0.585567335568448</text:p>
              </table:table-cell>
              <table:table-cell office:value-type="float" office:value="0.612113644465479">
                <text:p>0.612113644465479</text:p>
              </table:table-cell>
              <table:table-cell office:value-type="float" office:value="0.638890200854622">
                <text:p>0.638890200854622</text:p>
              </table:table-cell>
              <table:table-cell office:value-type="float" office:value="0.665885169327137">
                <text:p>0.665885169327137</text:p>
              </table:table-cell>
              <table:table-cell office:value-type="float" office:value="0.693086583932806">
                <text:p>0.693086583932806</text:p>
              </table:table-cell>
              <table:table-cell office:value-type="float" office:value="0.720482355331798">
                <text:p>0.720482355331798</text:p>
              </table:table-cell>
              <table:table-cell office:value-type="float" office:value="0.748060278020273">
                <text:p>0.748060278020273</text:p>
              </table:table-cell>
              <table:table-cell office:value-type="float" office:value="0.775808037625422">
                <text:p>0.775808037625422</text:p>
              </table:table-cell>
              <table:table-cell office:value-type="float" office:value="0.803713218265578">
                <text:p>0.803713218265578</text:p>
              </table:table-cell>
              <table:table-cell office:value-type="float" office:value="0.831763309970989">
                <text:p>0.831763309970989</text:p>
              </table:table-cell>
              <table:table-cell office:value-type="float" office:value="0.859945716160831">
                <text:p>0.859945716160831</text:p>
              </table:table-cell>
              <table:table-cell office:value-type="float" office:value="0.888247761171992">
                <text:p>0.888247761171992</text:p>
              </table:table-cell>
              <table:table-cell office:value-type="float" office:value="0.916656697835109">
                <text:p>0.916656697835109</text:p>
              </table:table-cell>
              <table:table-cell office:value-type="float" office:value="0.945159715093356">
                <text:p>0.945159715093356</text:p>
              </table:table-cell>
              <table:table-cell office:value-type="float" office:value="0.973743945659415">
                <text:p>0.973743945659415</text:p>
              </table:table-cell>
              <table:table-cell office:value-type="float" office:value="1.00239647370604">
                <text:p>1.00239647370604</text:p>
              </table:table-cell>
              <table:table-cell office:value-type="float" office:value="1.03110434258567">
                <text:p>1.03110434258567</text:p>
              </table:table-cell>
              <table:table-cell office:value-type="float" office:value="1.05985456257437">
                <text:p>1.05985456257437</text:p>
              </table:table-cell>
              <table:table-cell office:value-type="float" office:value="0.86545173853637">
                <text:p>0.86545173853637</text:p>
              </table:table-cell>
              <table:table-cell office:value-type="float" office:value="0.894247598099962">
                <text:p>0.894247598099962</text:p>
              </table:table-cell>
              <table:table-cell office:value-type="float" office:value="0.923046718851314">
                <text:p>0.923046718851314</text:p>
              </table:table-cell>
              <table:table-cell office:value-type="float" office:value="0.951836056526694">
                <text:p>0.951836056526694</text:p>
              </table:table-cell>
              <table:table-cell office:value-type="float" office:value="0.980602572709557">
                <text:p>0.980602572709557</text:p>
              </table:table-cell>
              <table:table-cell office:value-type="float" office:value="1.00933324262341">
                <text:p>1.00933324262341</text:p>
              </table:table-cell>
              <table:table-cell office:value-type="float" office:value="1.03801506291651">
                <text:p>1.03801506291651</text:p>
              </table:table-cell>
              <table:table-cell office:value-type="float" office:value="1.06663505943376">
                <text:p>1.06663505943376</text:p>
              </table:table-cell>
              <table:table-cell office:value-type="float" office:value="1.09518029497119">
                <text:p>1.09518029497119</text:p>
              </table:table-cell>
              <table:table-cell office:value-type="float" office:value="1.12363787700826">
                <text:p>1.12363787700826</text:p>
              </table:table-cell>
              <table:table-cell office:value-type="float" office:value="1.15199496541357">
                <text:p>1.15199496541357</text:p>
              </table:table-cell>
              <table:table-cell office:value-type="float" office:value="1.18023878011918">
                <text:p>1.18023878011918</text:p>
              </table:table-cell>
              <table:table-cell office:value-type="float" office:value="1.20835660875909">
                <text:p>1.20835660875909</text:p>
              </table:table-cell>
              <table:table-cell office:value-type="float" office:value="1.23633581426715">
                <text:p>1.23633581426715</text:p>
              </table:table-cell>
              <table:table-cell office:value-type="float" office:value="1.26416384243013">
                <text:p>1.26416384243013</text:p>
              </table:table-cell>
              <table:table-cell office:value-type="float" office:value="1.29182822939108">
                <text:p>1.29182822939108</text:p>
              </table:table-cell>
              <table:table-cell office:value-type="float" office:value="1.31931660909886">
                <text:p>1.31931660909886</text:p>
              </table:table-cell>
              <table:table-cell office:value-type="float" office:value="1.34661672069911">
                <text:p>1.34661672069911</text:p>
              </table:table-cell>
              <table:table-cell office:value-type="float" office:value="1.37371641586233">
                <text:p>1.37371641586233</text:p>
              </table:table-cell>
              <table:table-cell office:value-type="float" office:value="1.40060366604483">
                <text:p>1.40060366604483</text:p>
              </table:table-cell>
              <table:table-cell office:value-type="float" office:value="1.4272665696779">
                <text:p>1.4272665696779</text:p>
              </table:table-cell>
              <table:table-cell office:value-type="float" office:value="1.45369335928128">
                <text:p>1.45369335928128</text:p>
              </table:table-cell>
              <table:table-cell office:value-type="float" office:value="1.47987240849635">
                <text:p>1.47987240849635</text:p>
              </table:table-cell>
              <table:table-cell office:value-type="float" office:value="1.50579223903503">
                <text:p>1.50579223903503</text:p>
              </table:table-cell>
              <table:table-cell office:value-type="float" office:value="1.53144152754019">
                <text:p>1.53144152754019</text:p>
              </table:table-cell>
              <table:table-cell office:value-type="float" office:value="1.55680911235341">
                <text:p>1.55680911235341</text:p>
              </table:table-cell>
              <table:table-cell office:value-type="float" office:value="1.58188400018617">
                <text:p>1.58188400018617</text:p>
              </table:table-cell>
              <table:table-cell office:value-type="float" office:value="1.60665537269032">
                <text:p>1.60665537269032</text:p>
              </table:table-cell>
              <table:table-cell office:value-type="float" office:value="1.63111259292408">
                <text:p>1.63111259292408</text:p>
              </table:table-cell>
              <table:table-cell office:value-type="float" office:value="1.65524521170955">
                <text:p>1.65524521170955</text:p>
              </table:table-cell>
              <table:table-cell office:value-type="float" office:value="1.67904297387802">
                <text:p>1.67904297387802</text:p>
              </table:table-cell>
              <table:table-cell office:value-type="float" office:value="1.70249582439933">
                <text:p>1.70249582439933</text:p>
              </table:table-cell>
              <table:table-cell office:value-type="float" office:value="1.50241153429234">
                <text:p>1.50241153429234</text:p>
              </table:table-cell>
              <table:table-cell office:value-type="float" office:value="1.52514522690848">
                <text:p>1.52514522690848</text:p>
              </table:table-cell>
              <table:table-cell office:value-type="float" office:value="1.54750510309603">
                <text:p>1.54750510309603</text:p>
              </table:table-cell>
              <table:table-cell office:value-type="float" office:value="1.56948196722671">
                <text:p>1.56948196722671</text:p>
              </table:table-cell>
              <table:table-cell office:value-type="float" office:value="1.59106685259256">
                <text:p>1.59106685259256</text:p>
              </table:table-cell>
              <table:table-cell office:value-type="float" office:value="1.61225102676516">
                <text:p>1.61225102676516</text:p>
              </table:table-cell>
              <table:table-cell office:value-type="float" office:value="1.63302599681492">
                <text:p>1.63302599681492</text:p>
              </table:table-cell>
              <table:table-cell office:value-type="float" office:value="1.65338351438709">
                <text:p>1.65338351438709</text:p>
              </table:table-cell>
              <table:table-cell office:value-type="float" office:value="1.67331558063175">
                <text:p>1.67331558063175</text:p>
              </table:table-cell>
              <table:table-cell office:value-type="float" office:value="1.69281445098456">
                <text:p>1.69281445098456</text:p>
              </table:table-cell>
              <table:table-cell office:value-type="float" office:value="1.71187263979555">
                <text:p>1.71187263979555</text:p>
              </table:table-cell>
              <table:table-cell office:value-type="float" office:value="1.73048292480322">
                <text:p>1.73048292480322</text:p>
              </table:table-cell>
              <table:table-cell office:value-type="float" office:value="1.74863835145113">
                <text:p>1.74863835145113</text:p>
              </table:table-cell>
              <table:table-cell office:value-type="float" office:value="1.76633223704455">
                <text:p>1.76633223704455</text:p>
              </table:table-cell>
              <table:table-cell office:value-type="float" office:value="1.78355817474461">
                <text:p>1.78355817474461</text:p>
              </table:table-cell>
              <table:table-cell office:value-type="float" office:value="1.80031003739754">
                <text:p>1.80031003739754</text:p>
              </table:table-cell>
              <table:table-cell office:value-type="float" office:value="1.8165819811968">
                <text:p>1.8165819811968</text:p>
              </table:table-cell>
              <table:table-cell office:value-type="float" office:value="1.83236844917582">
                <text:p>1.83236844917582</text:p>
              </table:table-cell>
              <table:table-cell office:value-type="float" office:value="1.8476641745293">
                <text:p>1.8476641745293</text:p>
              </table:table-cell>
              <table:table-cell office:value-type="float" office:value="1.86246418376112">
                <text:p>1.86246418376112</text:p>
              </table:table-cell>
              <table:table-cell office:value-type="float" office:value="1.87676379965692">
                <text:p>1.87676379965692</text:p>
              </table:table-cell>
              <table:table-cell office:value-type="float" office:value="1.89055864407956">
                <text:p>1.89055864407956</text:p>
              </table:table-cell>
              <table:table-cell office:value-type="float" office:value="1.90384464058592">
                <text:p>1.90384464058592</text:p>
              </table:table-cell>
              <table:table-cell office:value-type="float" office:value="1.91661801686328">
                <text:p>1.91661801686328</text:p>
              </table:table-cell>
              <table:table-cell office:value-type="float" office:value="1.92887530698399">
                <text:p>1.92887530698399</text:p>
              </table:table-cell>
              <table:table-cell office:value-type="float" office:value="1.94061335347702">
                <text:p>1.94061335347702</text:p>
              </table:table-cell>
              <table:table-cell office:value-type="float" office:value="1.95182930921509">
                <text:p>1.95182930921509</text:p>
              </table:table-cell>
              <table:table-cell office:value-type="float" office:value="1.96252063911637">
                <text:p>1.96252063911637</text:p>
              </table:table-cell>
              <table:table-cell office:value-type="float" office:value="1.9726851216597">
                <text:p>1.9726851216597</text:p>
              </table:table-cell>
              <table:table-cell office:value-type="float" office:value="1.98232085021228">
                <text:p>1.98232085021228</text:p>
              </table:table-cell>
              <table:table-cell office:value-type="float" office:value="1.99142623416929">
                <text:p>1.99142623416929</text:p>
              </table:table-cell>
              <table:table-cell office:value-type="float" office:value="1.99999999990457">
                <text:p>1.99999999990457</text:p>
              </table:table-cell>
              <table:table-cell office:value-type="float" office:value="1.78485881143255">
                <text:p>1.78485881143255</text:p>
              </table:table-cell>
              <table:table-cell office:value-type="float" office:value="1.79236679137665">
                <text:p>1.79236679137665</text:p>
              </table:table-cell>
              <table:table-cell office:value-type="float" office:value="1.79934124075475">
                <text:p>1.79934124075475</text:p>
              </table:table-cell>
              <table:table-cell office:value-type="float" office:value="1.80578215956686">
                <text:p>1.80578215956686</text:p>
              </table:table-cell>
              <table:table-cell office:value-type="float" office:value="1.81168986669582">
                <text:p>1.81168986669582</text:p>
              </table:table-cell>
              <table:table-cell office:value-type="float" office:value="1.81706499971675">
                <text:p>1.81706499971675</text:p>
              </table:table-cell>
              <table:table-cell office:value-type="float" office:value="1.82190851451594">
                <text:p>1.82190851451594</text:p>
              </table:table-cell>
              <table:table-cell office:value-type="float" office:value="1.82622168471956">
                <text:p>1.82622168471956</text:p>
              </table:table-cell>
              <table:table-cell office:value-type="float" office:value="1.83000610093244">
                <text:p>1.83000610093244</text:p>
              </table:table-cell>
              <table:table-cell office:value-type="float" office:value="1.83326366978736">
                <text:p>1.83326366978736</text:p>
              </table:table-cell>
              <table:table-cell office:value-type="float" office:value="1.83599661280549">
                <text:p>1.83599661280549</text:p>
              </table:table-cell>
              <table:table-cell office:value-type="float" office:value="1.83820746506867">
                <text:p>1.83820746506867</text:p>
              </table:table-cell>
              <table:table-cell office:value-type="float" office:value="1.83989907370416">
                <text:p>1.83989907370416</text:p>
              </table:table-cell>
              <table:table-cell office:value-type="float" office:value="1.841074596183">
                <text:p>1.841074596183</text:p>
              </table:table-cell>
              <table:table-cell office:value-type="float" office:value="1.84173749843285">
                <text:p>1.84173749843285</text:p>
              </table:table-cell>
              <table:table-cell office:value-type="float" office:value="1.84189155276641">
                <text:p>1.84189155276641</text:p>
              </table:table-cell>
              <table:table-cell office:value-type="float" office:value="1.84154083562682">
                <text:p>1.84154083562682</text:p>
              </table:table-cell>
              <table:table-cell office:value-type="float" office:value="1.8406897251512">
                <text:p>1.8406897251512</text:p>
              </table:table-cell>
              <table:table-cell office:value-type="float" office:value="1.83934289855392">
                <text:p>1.83934289855392</text:p>
              </table:table-cell>
              <table:table-cell office:value-type="float" office:value="1.83750532933111">
                <text:p>1.83750532933111</text:p>
              </table:table-cell>
              <table:table-cell office:value-type="float" office:value="1.83518228428805">
                <text:p>1.83518228428805</text:p>
              </table:table-cell>
              <table:table-cell office:value-type="float" office:value="1.83237932039132">
                <text:p>1.83237932039132</text:p>
              </table:table-cell>
              <table:table-cell office:value-type="float" office:value="1.82910228144747">
                <text:p>1.82910228144747</text:p>
              </table:table-cell>
              <table:table-cell office:value-type="float" office:value="1.82535729461025">
                <text:p>1.82535729461025</text:p>
              </table:table-cell>
              <table:table-cell office:value-type="float" office:value="1.82115076671854">
                <text:p>1.82115076671854</text:p>
              </table:table-cell>
              <table:table-cell office:value-type="float" office:value="1.81648938046708">
                <text:p>1.81648938046708</text:p>
              </table:table-cell>
              <table:table-cell office:value-type="float" office:value="1.81138009041229">
                <text:p>1.81138009041229</text:p>
              </table:table-cell>
              <table:table-cell office:value-type="float" office:value="1.80583011881569">
                <text:p>1.80583011881569</text:p>
              </table:table-cell>
              <table:table-cell office:value-type="float" office:value="1.79984695132723">
                <text:p>1.79984695132723</text:p>
              </table:table-cell>
              <table:table-cell office:value-type="float" office:value="1.79343833251126">
                <text:p>1.79343833251126</text:p>
              </table:table-cell>
              <table:table-cell office:value-type="float" office:value="1.78661226121771">
                <text:p>1.78661226121771</text:p>
              </table:table-cell>
              <table:table-cell office:value-type="float" office:value="1.7793769858013">
                <text:p>1.7793769858013</text:p>
              </table:table-cell>
              <table:table-cell office:value-type="float" office:value="1.5485586190924">
                <text:p>1.5485586190924</text:p>
              </table:table-cell>
              <table:table-cell office:value-type="float" office:value="1.54053065371793">
                <text:p>1.54053065371793</text:p>
              </table:table-cell>
              <table:table-cell office:value-type="float" office:value="1.53211967628658">
                <text:p>1.53211967628658</text:p>
              </table:table-cell>
              <table:table-cell office:value-type="float" office:value="1.52333488242664">
                <text:p>1.52333488242664</text:p>
              </table:table-cell>
              <table:table-cell office:value-type="float" office:value="1.51418569119058">
                <text:p>1.51418569119058</text:p>
              </table:table-cell>
              <table:table-cell office:value-type="float" office:value="1.50468173942548">
                <text:p>1.50468173942548</text:p>
              </table:table-cell>
              <table:table-cell office:value-type="float" office:value="1.49483287601321">
                <text:p>1.49483287601321</text:p>
              </table:table-cell>
              <table:table-cell office:value-type="float" office:value="1.48464915598395">
                <text:p>1.48464915598395</text:p>
              </table:table-cell>
              <table:table-cell office:value-type="float" office:value="1.47414083450639">
                <text:p>1.47414083450639</text:p>
              </table:table-cell>
              <table:table-cell office:value-type="float" office:value="1.46331836075844">
                <text:p>1.46331836075844</text:p>
              </table:table-cell>
              <table:table-cell office:value-type="float" office:value="1.45219237168188">
                <text:p>1.45219237168188</text:p>
              </table:table-cell>
              <table:table-cell office:value-type="float" office:value="1.44077368562487">
                <text:p>1.44077368562487</text:p>
              </table:table-cell>
              <table:table-cell office:value-type="float" office:value="1.42907329587591">
                <text:p>1.42907329587591</text:p>
              </table:table-cell>
              <table:table-cell office:value-type="float" office:value="1.41710236409343">
                <text:p>1.41710236409343</text:p>
              </table:table-cell>
              <table:table-cell office:value-type="float" office:value="1.40487221363457">
                <text:p>1.40487221363457</text:p>
              </table:table-cell>
              <table:table-cell office:value-type="float" office:value="1.39239432278739">
                <text:p>1.39239432278739</text:p>
              </table:table-cell>
              <table:table-cell office:value-type="float" office:value="1.37968031791052">
                <text:p>1.37968031791052</text:p>
              </table:table-cell>
              <table:table-cell office:value-type="float" office:value="1.36674196648423">
                <text:p>1.36674196648423</text:p>
              </table:table-cell>
              <table:table-cell office:value-type="float" office:value="1.35359117007721">
                <text:p>1.35359117007721</text:p>
              </table:table-cell>
              <table:table-cell office:value-type="float" office:value="1.34023995723317">
                <text:p>1.34023995723317</text:p>
              </table:table-cell>
              <table:table-cell office:value-type="float" office:value="1.32670047628159">
                <text:p>1.32670047628159</text:p>
              </table:table-cell>
              <table:table-cell office:value-type="float" office:value="1.31298498807684">
                <text:p>1.31298498807684</text:p>
              </table:table-cell>
              <table:table-cell office:value-type="float" office:value="1.29910585867007">
                <text:p>1.29910585867007</text:p>
              </table:table-cell>
              <table:table-cell office:value-type="float" office:value="1.28507555191821">
                <text:p>1.28507555191821</text:p>
              </table:table-cell>
              <table:table-cell office:value-type="float" office:value="1.27090662203451">
                <text:p>1.27090662203451</text:p>
              </table:table-cell>
              <table:table-cell office:value-type="float" office:value="1.25661170608509">
                <text:p>1.25661170608509</text:p>
              </table:table-cell>
              <table:table-cell office:value-type="float" office:value="1.24220351643599">
                <text:p>1.24220351643599</text:p>
              </table:table-cell>
              <table:table-cell office:value-type="float" office:value="1.22769483315512">
                <text:p>1.22769483315512</text:p>
              </table:table-cell>
              <table:table-cell office:value-type="float" office:value="1.2130984963739">
                <text:p>1.2130984963739</text:p>
              </table:table-cell>
              <table:table-cell office:value-type="float" office:value="1.19842739861285">
                <text:p>1.19842739861285</text:p>
              </table:table-cell>
              <table:table-cell office:value-type="float" office:value="1.18369447707595">
                <text:p>1.18369447707595</text:p>
              </table:table-cell>
              <table:table-cell office:value-type="float" office:value="1.1689127059183">
                <text:p>1.1689127059183</text:p>
              </table:table-cell>
              <table:table-cell office:value-type="float" office:value="0.93091270839239">
                <text:p>0.93091270839239</text:p>
              </table:table-cell>
              <table:table-cell office:value-type="float" office:value="0.916072269473213">
                <text:p>0.916072269473213</text:p>
              </table:table-cell>
              <table:table-cell office:value-type="float" office:value="0.901222047478063">
                <text:p>0.901222047478063</text:p>
              </table:table-cell>
              <table:table-cell office:value-type="float" office:value="0.886375086670677">
                <text:p>0.886375086670677</text:p>
              </table:table-cell>
              <table:table-cell office:value-type="float" office:value="0.871544429365621">
                <text:p>0.871544429365621</text:p>
              </table:table-cell>
              <table:table-cell office:value-type="float" office:value="0.856743108133125">
                <text:p>0.856743108133125</text:p>
              </table:table-cell>
              <table:table-cell office:value-type="float" office:value="0.841984138009704">
                <text:p>0.841984138009704</text:p>
              </table:table-cell>
              <table:table-cell office:value-type="float" office:value="0.82728050871928">
                <text:p>0.82728050871928</text:p>
              </table:table-cell>
              <table:table-cell office:value-type="float" office:value="0.812645176909424">
                <text:p>0.812645176909424</text:p>
              </table:table-cell>
              <table:table-cell office:value-type="float" office:value="0.79809105840738">
                <text:p>0.79809105840738</text:p>
              </table:table-cell>
              <table:table-cell office:value-type="float" office:value="0.783631020500467">
                <text:p>0.783631020500467</text:p>
              </table:table-cell>
              <table:table-cell office:value-type="float" office:value="0.769277874245509">
                <text:p>0.769277874245509</text:p>
              </table:table-cell>
              <table:table-cell office:value-type="float" office:value="0.755044366811869">
                <text:p>0.755044366811869</text:p>
              </table:table-cell>
              <table:table-cell office:value-type="float" office:value="0.740943173862664">
                <text:p>0.740943173862664</text:p>
              </table:table-cell>
              <table:table-cell office:value-type="float" office:value="0.726986891978711">
                <text:p>0.726986891978711</text:p>
              </table:table-cell>
              <table:table-cell office:value-type="float" office:value="0.713188031129764">
                <text:p>0.713188031129764</text:p>
              </table:table-cell>
              <table:table-cell office:value-type="float" office:value="0.699559007197493">
                <text:p>0.699559007197493</text:p>
              </table:table-cell>
              <table:table-cell office:value-type="float" office:value="0.686112134554706">
                <text:p>0.686112134554706</text:p>
              </table:table-cell>
              <table:table-cell office:value-type="float" office:value="0.672859618705239">
                <text:p>0.672859618705239</text:p>
              </table:table-cell>
              <table:table-cell office:value-type="float" office:value="0.659813548988928">
                <text:p>0.659813548988928</text:p>
              </table:table-cell>
              <table:table-cell office:value-type="float" office:value="0.646985891355989">
                <text:p>0.646985891355989</text:p>
              </table:table-cell>
              <table:table-cell office:value-type="float" office:value="0.634388481215161">
                <text:p>0.634388481215161</text:p>
              </table:table-cell>
              <table:table-cell office:value-type="float" office:value="0.622033016359872">
                <text:p>0.622033016359872</text:p>
              </table:table-cell>
              <table:table-cell office:value-type="float" office:value="0.609931049976651">
                <text:p>0.609931049976651</text:p>
              </table:table-cell>
              <table:table-cell office:value-type="float" office:value="0.598093983739954">
                <text:p>0.598093983739954</text:p>
              </table:table-cell>
              <table:table-cell office:value-type="float" office:value="0.586533060997588">
                <text:p>0.586533060997588</text:p>
              </table:table-cell>
              <table:table-cell office:value-type="float" office:value="0.575259360050721">
                <text:p>0.575259360050721</text:p>
              </table:table-cell>
              <table:table-cell office:value-type="float" office:value="0.564283787532556">
                <text:p>0.564283787532556</text:p>
              </table:table-cell>
              <table:table-cell office:value-type="float" office:value="0.553617071889612">
                <text:p>0.553617071889612</text:p>
              </table:table-cell>
              <table:table-cell office:value-type="float" office:value="0.543269756969503">
                <text:p>0.543269756969503</text:p>
              </table:table-cell>
              <table:table-cell office:value-type="float" office:value="0.533252195719036">
                <text:p>0.533252195719036</text:p>
              </table:table-cell>
              <table:table-cell office:value-type="float" office:value="0.523574543996422">
                <text:p>0.523574543996422</text:p>
              </table:table-cell>
              <table:table-cell office:value-type="float" office:value="0.291064374402026">
                <text:p>0.291064374402026</text:p>
              </table:table-cell>
              <table:table-cell office:value-type="float" office:value="0.282096190726818">
                <text:p>0.282096190726818</text:p>
              </table:table-cell>
              <table:table-cell office:value-type="float" office:value="0.273497141533233">
                <text:p>0.273497141533233</text:p>
              </table:table-cell>
              <table:table-cell office:value-type="float" office:value="0.265276534857082">
                <text:p>0.265276534857082</text:p>
              </table:table-cell>
              <table:table-cell office:value-type="float" office:value="0.257443452545016">
                <text:p>0.257443452545016</text:p>
              </table:table-cell>
              <table:table-cell office:value-type="float" office:value="0.250006744826453">
                <text:p>0.250006744826453</text:p>
              </table:table-cell>
              <table:table-cell office:value-type="float" office:value="0.24297502502393">
                <text:p>0.24297502502393</text:p>
              </table:table-cell>
              <table:table-cell office:value-type="float" office:value="0.236356664405067">
                <text:p>0.236356664405067</text:p>
              </table:table-cell>
              <table:table-cell office:value-type="float" office:value="0.230159787179179">
                <text:p>0.230159787179179</text:p>
              </table:table-cell>
              <table:table-cell office:value-type="float" office:value="0.224392265641567">
                <text:p>0.224392265641567</text:p>
              </table:table-cell>
              <table:table-cell office:value-type="float" office:value="0.219061715468375">
                <text:p>0.219061715468375</text:p>
              </table:table-cell>
              <table:table-cell office:value-type="float" office:value="0.21417549116482">
                <text:p>0.21417549116482</text:p>
              </table:table-cell>
              <table:table-cell office:value-type="float" office:value="0.209740681669508">
                <text:p>0.209740681669508</text:p>
              </table:table-cell>
              <table:table-cell office:value-type="float" office:value="0.205764106117502">
                <text:p>0.205764106117502</text:p>
              </table:table-cell>
              <table:table-cell office:value-type="float" office:value="0.202252309764624">
                <text:p>0.202252309764624</text:p>
              </table:table-cell>
              <table:table-cell office:value-type="float" office:value="0.199211560075456">
                <text:p>0.199211560075456</text:p>
              </table:table-cell>
              <table:table-cell office:value-type="float" office:value="0.196647842977381">
                <text:p>0.196647842977381</text:p>
              </table:table-cell>
              <table:table-cell office:value-type="float" office:value="0.194566859282885">
                <text:p>0.194566859282885</text:p>
              </table:table-cell>
              <table:table-cell office:value-type="float" office:value="0.192974021282269">
                <text:p>0.192974021282269</text:p>
              </table:table-cell>
              <table:table-cell office:value-type="float" office:value="0.191874449508812">
                <text:p>0.191874449508812</text:p>
              </table:table-cell>
              <table:table-cell office:value-type="float" office:value="0.191272969678306">
                <text:p>0.191272969678306</text:p>
              </table:table-cell>
              <table:table-cell office:value-type="float" office:value="0.191174109804802">
                <text:p>0.191174109804802</text:p>
              </table:table-cell>
              <table:table-cell office:value-type="float" office:value="0.191582097494284">
                <text:p>0.191582097494284</text:p>
              </table:table-cell>
              <table:table-cell office:value-type="float" office:value="0.192500857417903">
                <text:p>0.192500857417903</text:p>
              </table:table-cell>
              <table:table-cell office:value-type="float" office:value="0.193934008966255">
                <text:p>0.193934008966255</text:p>
              </table:table-cell>
              <table:table-cell office:value-type="float" office:value="0.195884864086129">
                <text:p>0.195884864086129</text:p>
              </table:table-cell>
              <table:table-cell office:value-type="float" office:value="0.198356425301014">
                <text:p>0.198356425301014</text:p>
              </table:table-cell>
              <table:table-cell office:value-type="float" office:value="0.201351383916532">
                <text:p>0.201351383916532</text:p>
              </table:table-cell>
              <table:table-cell office:value-type="float" office:value="0.204872118411888">
                <text:p>0.204872118411888</text:p>
              </table:table-cell>
              <table:table-cell office:value-type="float" office:value="0.208920693018292">
                <text:p>0.208920693018292</text:p>
              </table:table-cell>
              <table:table-cell office:value-type="float" office:value="0.2134988564852">
                <text:p>0.2134988564852</text:p>
              </table:table-cell>
              <table:table-cell office:value-type="float" office:value="0.218608041035111">
                <text:p>0.218608041035111</text:p>
              </table:table-cell>
              <table:table-cell office:value-type="float" office:value="0.00106698140829922">
                <text:p>0.00106698140829922</text:p>
              </table:table-cell>
              <table:table-cell office:value-type="float" office:value="0.00724123459351115">
                <text:p>0.007241234593511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Sound-3'.D2:'Sound-3'.IZ2" svg:x="0.77cm" svg:y="0.855cm" svg:width="14.59cm" svg:height="7.545cm">
          <chartooo:coordinate-region svg:x="1.52cm" svg:y="1.05cm" svg:width="13.744cm" svg:height="6.32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Sound-3'.D2:'Sound-3'.IZ2" chart:class="chart:line">
            <chart:data-point chart:repeated="25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0.00052792771654435">
                <text:p>0.00052792771654435</text:p>
                <draw:g>
                  <svg:desc>'Sound-3'.D2:'Sound-3'.IZ2</svg:desc>
                </draw:g>
              </table:table-cell>
              <table:table-cell office:value-type="float" office:value="0.00181648950026169">
                <text:p>0.00181648950026169</text:p>
              </table:table-cell>
              <table:table-cell office:value-type="float" office:value="0.00381362063575962">
                <text:p>0.00381362063575962</text:p>
              </table:table-cell>
              <table:table-cell office:value-type="float" office:value="0.00646623086517928">
                <text:p>0.00646623086517928</text:p>
              </table:table-cell>
              <table:table-cell office:value-type="float" office:value="0.00972051520135545">
                <text:p>0.00972051520135545</text:p>
              </table:table-cell>
              <table:table-cell office:value-type="float" office:value="0.0135222668716245">
                <text:p>0.0135222668716245</text:p>
              </table:table-cell>
              <table:table-cell office:value-type="float" office:value="0.017817190728548">
                <text:p>0.017817190728548</text:p>
              </table:table-cell>
              <table:table-cell office:value-type="float" office:value="0.0225512154292196">
                <text:p>0.0225512154292196</text:p>
              </table:table-cell>
              <table:table-cell office:value-type="float" office:value="0.0276708026924712">
                <text:p>0.0276708026924712</text:p>
              </table:table-cell>
              <table:table-cell office:value-type="float" office:value="0.033123251960032">
                <text:p>0.033123251960032</text:p>
              </table:table-cell>
              <table:table-cell office:value-type="float" office:value="0.038856998813439">
                <text:p>0.038856998813439</text:p>
              </table:table-cell>
              <table:table-cell office:value-type="float" office:value="0.0448219055331162">
                <text:p>0.0448219055331162</text:p>
              </table:table-cell>
              <table:table-cell office:value-type="float" office:value="0.0509695422293325">
                <text:p>0.0509695422293325</text:p>
              </table:table-cell>
              <table:table-cell office:value-type="float" office:value="0.0572534570264975">
                <text:p>0.0572534570264975</text:p>
              </table:table-cell>
              <table:table-cell office:value-type="float" office:value="0.063629433842166">
                <text:p>0.063629433842166</text:p>
              </table:table-cell>
              <table:table-cell office:value-type="float" office:value="0.0700557363698841">
                <text:p>0.0700557363698841</text:p>
              </table:table-cell>
              <table:table-cell office:value-type="float" office:value="0.0764933369502537">
                <text:p>0.0764933369502537</text:p>
              </table:table-cell>
              <table:table-cell office:value-type="float" office:value="0.0829061290969077">
                <text:p>0.0829061290969077</text:p>
              </table:table-cell>
              <table:table-cell office:value-type="float" office:value="0.089261122533044">
                <text:p>0.089261122533044</text:p>
              </table:table-cell>
              <table:table-cell office:value-type="float" office:value="0.0955286196892704">
                <text:p>0.0955286196892704</text:p>
              </table:table-cell>
              <table:table-cell office:value-type="float" office:value="0.101682372714262">
                <text:p>0.101682372714262</text:p>
              </table:table-cell>
              <table:table-cell office:value-type="float" office:value="0.107699720155579">
                <text:p>0.107699720155579</text:p>
              </table:table-cell>
              <table:table-cell office:value-type="float" office:value="0.113561702578375">
                <text:p>0.113561702578375</text:p>
              </table:table-cell>
              <table:table-cell office:value-type="float" office:value="0.119253156504032">
                <text:p>0.119253156504032</text:p>
              </table:table-cell>
              <table:table-cell office:value-type="float" office:value="0.124762786168408">
                <text:p>0.124762786168408</text:p>
              </table:table-cell>
              <table:table-cell office:value-type="float" office:value="0.130083212719677">
                <text:p>0.130083212719677</text:p>
              </table:table-cell>
              <table:table-cell office:value-type="float" office:value="0.135211000598145">
                <text:p>0.135211000598145</text:p>
              </table:table-cell>
              <table:table-cell office:value-type="float" office:value="0.140146660964124">
                <text:p>0.140146660964124</text:p>
              </table:table-cell>
              <table:table-cell office:value-type="float" office:value="0.14489463216443">
                <text:p>0.14489463216443</text:p>
              </table:table-cell>
              <table:table-cell office:value-type="float" office:value="0.149463237352578">
                <text:p>0.149463237352578</text:p>
              </table:table-cell>
              <table:table-cell office:value-type="float" office:value="0.153864619501609">
                <text:p>0.153864619501609</text:p>
              </table:table-cell>
              <table:table-cell office:value-type="float" office:value="0.158114654171073">
                <text:p>0.158114654171073</text:p>
              </table:table-cell>
              <table:table-cell office:value-type="float" office:value="0.162232840510347">
                <text:p>0.162232840510347</text:p>
              </table:table-cell>
              <table:table-cell office:value-type="float" office:value="0.166242171098489">
                <text:p>0.166242171098489</text:p>
              </table:table-cell>
              <table:table-cell office:value-type="float" office:value="0.170168981335619">
                <text:p>0.170168981335619</text:p>
              </table:table-cell>
              <table:table-cell office:value-type="float" office:value="0.174042779211787">
                <text:p>0.174042779211787</text:p>
              </table:table-cell>
              <table:table-cell office:value-type="float" office:value="0.177896056385767">
                <text:p>0.177896056385767</text:p>
              </table:table-cell>
              <table:table-cell office:value-type="float" office:value="0.181764081607694">
                <text:p>0.181764081607694</text:p>
              </table:table-cell>
              <table:table-cell office:value-type="float" office:value="0.185684677615365">
                <text:p>0.185684677615365</text:p>
              </table:table-cell>
              <table:table-cell office:value-type="float" office:value="0.189697982723831">
                <text:p>0.189697982723831</text:p>
              </table:table-cell>
              <table:table-cell office:value-type="float" office:value="0.193846198411158">
                <text:p>0.193846198411158</text:p>
              </table:table-cell>
              <table:table-cell office:value-type="float" office:value="0.198173324279467">
                <text:p>0.198173324279467</text:p>
              </table:table-cell>
              <table:table-cell office:value-type="float" office:value="0.202724881839147">
                <text:p>0.202724881839147</text:p>
              </table:table-cell>
              <table:table-cell office:value-type="float" office:value="0.207547628625157">
                <text:p>0.207547628625157</text:p>
              </table:table-cell>
              <table:table-cell office:value-type="float" office:value="0.212689264207176">
                <text:p>0.212689264207176</text:p>
              </table:table-cell>
              <table:table-cell office:value-type="float" office:value="0.218198129699844">
                <text:p>0.218198129699844</text:p>
              </table:table-cell>
              <table:table-cell office:value-type="float" office:value="0.22412290241513">
                <text:p>0.22412290241513</text:p>
              </table:table-cell>
              <table:table-cell office:value-type="float" office:value="0.230512287325841">
                <text:p>0.230512287325841</text:p>
              </table:table-cell>
              <table:table-cell office:value-type="float" office:value="0.237414707027231">
                <text:p>0.237414707027231</text:p>
              </table:table-cell>
              <table:table-cell office:value-type="float" office:value="0.24487799189259">
                <text:p>0.24487799189259</text:p>
              </table:table-cell>
              <table:table-cell office:value-type="float" office:value="0.252949072118405">
                <text:p>0.252949072118405</text:p>
              </table:table-cell>
              <table:table-cell office:value-type="float" office:value="0.261673673345322">
                <text:p>0.261673673345322</text:p>
              </table:table-cell>
              <table:table-cell office:value-type="float" office:value="0.271096017522668">
                <text:p>0.271096017522668</text:p>
              </table:table-cell>
              <table:table-cell office:value-type="float" office:value="0.281258530656809">
                <text:p>0.281258530656809</text:p>
              </table:table-cell>
              <table:table-cell office:value-type="float" office:value="0.292201559047362">
                <text:p>0.292201559047362</text:p>
              </table:table-cell>
              <table:table-cell office:value-type="float" office:value="0.3039630955703">
                <text:p>0.3039630955703</text:p>
              </table:table-cell>
              <table:table-cell office:value-type="float" office:value="0.316578517513668">
                <text:p>0.316578517513668</text:p>
              </table:table-cell>
              <table:table-cell office:value-type="float" office:value="0.330080337410176">
                <text:p>0.330080337410176</text:p>
              </table:table-cell>
              <table:table-cell office:value-type="float" office:value="0.344497968241653">
                <text:p>0.344497968241653</text:p>
              </table:table-cell>
              <table:table-cell office:value-type="float" office:value="0.359857504313723">
                <text:p>0.359857504313723</text:p>
              </table:table-cell>
              <table:table-cell office:value-type="float" office:value="0.376181519015391">
                <text:p>0.376181519015391</text:p>
              </table:table-cell>
              <table:table-cell office:value-type="float" office:value="0.393488880587971">
                <text:p>0.393488880587971</text:p>
              </table:table-cell>
              <table:table-cell office:value-type="float" office:value="0.411794586931586">
                <text:p>0.411794586931586</text:p>
              </table:table-cell>
              <table:table-cell office:value-type="float" office:value="0.431109620375534">
                <text:p>0.431109620375534</text:p>
              </table:table-cell>
              <table:table-cell office:value-type="float" office:value="0.451440823232064">
                <text:p>0.451440823232064</text:p>
              </table:table-cell>
              <table:table-cell office:value-type="float" office:value="0.472790794841769">
                <text:p>0.472790794841769</text:p>
              </table:table-cell>
              <table:table-cell office:value-type="float" office:value="0.495157810703737">
                <text:p>0.495157810703737</text:p>
              </table:table-cell>
              <table:table-cell office:value-type="float" office:value="0.518535764165292">
                <text:p>0.518535764165292</text:p>
              </table:table-cell>
              <table:table-cell office:value-type="float" office:value="0.542914131025233">
                <text:p>0.542914131025233</text:p>
              </table:table-cell>
              <table:table-cell office:value-type="float" office:value="0.568277957281697">
                <text:p>0.568277957281697</text:p>
              </table:table-cell>
              <table:table-cell office:value-type="float" office:value="0.594607870131669">
                <text:p>0.594607870131669</text:p>
              </table:table-cell>
              <table:table-cell office:value-type="float" office:value="0.621880112204461">
                <text:p>0.621880112204461</text:p>
              </table:table-cell>
              <table:table-cell office:value-type="float" office:value="0.650066598886916">
                <text:p>0.650066598886916</text:p>
              </table:table-cell>
              <table:table-cell office:value-type="float" office:value="0.679134998474155">
                <text:p>0.679134998474155</text:p>
              </table:table-cell>
              <table:table-cell office:value-type="float" office:value="0.709048834757278">
                <text:p>0.709048834757278</text:p>
              </table:table-cell>
              <table:table-cell office:value-type="float" office:value="0.739767611538961">
                <text:p>0.739767611538961</text:p>
              </table:table-cell>
              <table:table-cell office:value-type="float" office:value="0.771246958450264">
                <text:p>0.771246958450264</text:p>
              </table:table-cell>
              <table:table-cell office:value-type="float" office:value="0.803438797327554">
                <text:p>0.803438797327554</text:p>
              </table:table-cell>
              <table:table-cell office:value-type="float" office:value="0.836291528298117">
                <text:p>0.836291528298117</text:p>
              </table:table-cell>
              <table:table-cell office:value-type="float" office:value="0.869750234617131">
                <text:p>0.869750234617131</text:p>
              </table:table-cell>
              <table:table-cell office:value-type="float" office:value="0.903756905198025">
                <text:p>0.903756905198025</text:p>
              </table:table-cell>
              <table:table-cell office:value-type="float" office:value="0.938250673683129">
                <text:p>0.938250673683129</text:p>
              </table:table-cell>
              <table:table-cell office:value-type="float" office:value="0.973168072812695">
                <text:p>0.973168072812695</text:p>
              </table:table-cell>
              <table:table-cell office:value-type="float" office:value="1.00844330276811">
                <text:p>1.00844330276811</text:p>
              </table:table-cell>
              <table:table-cell office:value-type="float" office:value="1.04400851209001">
                <text:p>1.04400851209001</text:p>
              </table:table-cell>
              <table:table-cell office:value-type="float" office:value="1.07979408970433">
                <text:p>1.07979408970433</text:p>
              </table:table-cell>
              <table:table-cell office:value-type="float" office:value="1.11572896652963">
                <text:p>1.11572896652963</text:p>
              </table:table-cell>
              <table:table-cell office:value-type="float" office:value="1.15174092508736">
                <text:p>1.15174092508736</text:p>
              </table:table-cell>
              <table:table-cell office:value-type="float" office:value="1.18775691549358">
                <text:p>1.18775691549358</text:p>
              </table:table-cell>
              <table:table-cell office:value-type="float" office:value="1.22370337617645">
                <text:p>1.22370337617645</text:p>
              </table:table-cell>
              <table:table-cell office:value-type="float" office:value="1.25950655763786">
                <text:p>1.25950655763786</text:p>
              </table:table-cell>
              <table:table-cell office:value-type="float" office:value="1.29509284756129">
                <text:p>1.29509284756129</text:p>
              </table:table-cell>
              <table:table-cell office:value-type="float" office:value="1.33038909556062">
                <text:p>1.33038909556062</text:p>
              </table:table-cell>
              <table:table-cell office:value-type="float" office:value="1.36532293586597">
                <text:p>1.36532293586597</text:p>
              </table:table-cell>
              <table:table-cell office:value-type="float" office:value="1.39982310625392">
                <text:p>1.39982310625392</text:p>
              </table:table-cell>
              <table:table-cell office:value-type="float" office:value="1.43381976154895">
                <text:p>1.43381976154895</text:p>
              </table:table-cell>
              <table:table-cell office:value-type="float" office:value="1.46724478005226">
                <text:p>1.46724478005226</text:p>
              </table:table-cell>
              <table:table-cell office:value-type="float" office:value="1.50003206129143">
                <text:p>1.50003206129143</text:p>
              </table:table-cell>
              <table:table-cell office:value-type="float" office:value="1.53211781353102">
                <text:p>1.53211781353102</text:p>
              </table:table-cell>
              <table:table-cell office:value-type="float" office:value="1.56344082953866">
                <text:p>1.56344082953866</text:p>
              </table:table-cell>
              <table:table-cell office:value-type="float" office:value="1.59394274916406">
                <text:p>1.59394274916406</text:p>
              </table:table-cell>
              <table:table-cell office:value-type="float" office:value="1.62356830735879">
                <text:p>1.62356830735879</text:p>
              </table:table-cell>
              <table:table-cell office:value-type="float" office:value="1.6522655663426">
                <text:p>1.6522655663426</text:p>
              </table:table-cell>
              <table:table-cell office:value-type="float" office:value="1.67998613070669">
                <text:p>1.67998613070669</text:p>
              </table:table-cell>
              <table:table-cell office:value-type="float" office:value="1.70668534433574">
                <text:p>1.70668534433574</text:p>
              </table:table-cell>
              <table:table-cell office:value-type="float" office:value="1.73232246812758">
                <text:p>1.73232246812758</text:p>
              </table:table-cell>
              <table:table-cell office:value-type="float" office:value="1.75686083759232">
                <text:p>1.75686083759232</text:p>
              </table:table-cell>
              <table:table-cell office:value-type="float" office:value="1.78026799952016">
                <text:p>1.78026799952016</text:p>
              </table:table-cell>
              <table:table-cell office:value-type="float" office:value="1.80251582701922">
                <text:p>1.80251582701922</text:p>
              </table:table-cell>
              <table:table-cell office:value-type="float" office:value="1.82358061234028">
                <text:p>1.82358061234028</text:p>
              </table:table-cell>
              <table:table-cell office:value-type="float" office:value="1.84344313702441">
                <text:p>1.84344313702441</text:p>
              </table:table-cell>
              <table:table-cell office:value-type="float" office:value="1.86208871903029">
                <text:p>1.86208871903029</text:p>
              </table:table-cell>
              <table:table-cell office:value-type="float" office:value="1.87950723662175">
                <text:p>1.87950723662175</text:p>
              </table:table-cell>
              <table:table-cell office:value-type="float" office:value="1.89569312891963">
                <text:p>1.89569312891963</text:p>
              </table:table-cell>
              <table:table-cell office:value-type="float" office:value="1.91064537314754">
                <text:p>1.91064537314754</text:p>
              </table:table-cell>
              <table:table-cell office:value-type="float" office:value="1.92436743872504">
                <text:p>1.92436743872504</text:p>
              </table:table-cell>
              <table:table-cell office:value-type="float" office:value="1.93686721848606">
                <text:p>1.93686721848606</text:p>
              </table:table-cell>
              <table:table-cell office:value-type="float" office:value="1.94815693742214">
                <text:p>1.94815693742214</text:p>
              </table:table-cell>
              <table:table-cell office:value-type="float" office:value="1.95825303947057">
                <text:p>1.95825303947057</text:p>
              </table:table-cell>
              <table:table-cell office:value-type="float" office:value="1.96717605298428">
                <text:p>1.96717605298428</text:p>
              </table:table-cell>
              <table:table-cell office:value-type="float" office:value="1.97495043563477">
                <text:p>1.97495043563477</text:p>
              </table:table-cell>
              <table:table-cell office:value-type="float" office:value="1.98160439960835">
                <text:p>1.98160439960835</text:p>
              </table:table-cell>
              <table:table-cell office:value-type="float" office:value="1.98716971806191">
                <text:p>1.98716971806191</text:p>
              </table:table-cell>
              <table:table-cell office:value-type="float" office:value="1.99168151390352">
                <text:p>1.99168151390352</text:p>
              </table:table-cell>
              <table:table-cell office:value-type="float" office:value="1.99517803205806">
                <text:p>1.99517803205806</text:p>
              </table:table-cell>
              <table:table-cell office:value-type="float" office:value="1.99770039646543">
                <text:p>1.99770039646543</text:p>
              </table:table-cell>
              <table:table-cell office:value-type="float" office:value="1.99929235314038">
                <text:p>1.99929235314038</text:p>
              </table:table-cell>
              <table:table-cell office:value-type="float" office:value="2.00000000069694">
                <text:p>2.00000000069694</text:p>
              </table:table-cell>
              <table:table-cell office:value-type="float" office:value="1.99987150980686">
                <text:p>1.99987150980686</text:p>
              </table:table-cell>
              <table:table-cell office:value-type="float" office:value="1.99895683312007">
                <text:p>1.99895683312007</text:p>
              </table:table-cell>
              <table:table-cell office:value-type="float" office:value="1.99730740722558">
                <text:p>1.99730740722558</text:p>
              </table:table-cell>
              <table:table-cell office:value-type="float" office:value="1.99497584827278">
                <text:p>1.99497584827278</text:p>
              </table:table-cell>
              <table:table-cell office:value-type="float" office:value="1.9920156429066">
                <text:p>1.9920156429066</text:p>
              </table:table-cell>
              <table:table-cell office:value-type="float" office:value="1.98848083619395">
                <text:p>1.98848083619395</text:p>
              </table:table-cell>
              <table:table-cell office:value-type="float" office:value="1.98442571823403">
                <text:p>1.98442571823403</text:p>
              </table:table-cell>
              <table:table-cell office:value-type="float" office:value="1.97990451115125">
                <text:p>1.97990451115125</text:p>
              </table:table-cell>
              <table:table-cell office:value-type="float" office:value="1.97497105816653">
                <text:p>1.97497105816653</text:p>
              </table:table-cell>
              <table:table-cell office:value-type="float" office:value="1.96967851643023">
                <text:p>1.96967851643023</text:p>
              </table:table-cell>
              <table:table-cell office:value-type="float" office:value="1.96407905527908">
                <text:p>1.96407905527908</text:p>
              </table:table-cell>
              <table:table-cell office:value-type="float" office:value="1.95822356154895">
                <text:p>1.95822356154895</text:p>
              </table:table-cell>
              <table:table-cell office:value-type="float" office:value="1.95216135353664">
                <text:p>1.95216135353664</text:p>
              </table:table-cell>
              <table:table-cell office:value-type="float" office:value="1.94593990515593">
                <text:p>1.94593990515593</text:p>
              </table:table-cell>
              <table:table-cell office:value-type="float" office:value="1.93960458177772">
                <text:p>1.93960458177772</text:p>
              </table:table-cell>
              <table:table-cell office:value-type="float" office:value="1.93319838917973">
                <text:p>1.93319838917973</text:p>
              </table:table-cell>
              <table:table-cell office:value-type="float" office:value="1.92676173696009">
                <text:p>1.92676173696009</text:p>
              </table:table-cell>
              <table:table-cell office:value-type="float" office:value="1.92033221769008">
                <text:p>1.92033221769008</text:p>
              </table:table-cell>
              <table:table-cell office:value-type="float" office:value="1.91394440299562">
                <text:p>1.91394440299562</text:p>
              </table:table-cell>
              <table:table-cell office:value-type="float" office:value="1.90762965766509">
                <text:p>1.90762965766509</text:p>
              </table:table-cell>
              <table:table-cell office:value-type="float" office:value="1.90141597278306">
                <text:p>1.90141597278306</text:p>
              </table:table-cell>
              <table:table-cell office:value-type="float" office:value="1.89532781878597">
                <text:p>1.89532781878597</text:p>
              </table:table-cell>
              <table:table-cell office:value-type="float" office:value="1.88938601922791">
                <text:p>1.88938601922791</text:p>
              </table:table-cell>
              <table:table-cell office:value-type="float" office:value="1.883607645932">
                <text:p>1.883607645932</text:p>
              </table:table-cell>
              <table:table-cell office:value-type="float" office:value="1.87800593608685">
                <text:p>1.87800593608685</text:p>
              </table:table-cell>
              <table:table-cell office:value-type="float" office:value="1.87259023172865">
                <text:p>1.87259023172865</text:p>
              </table:table-cell>
              <table:table-cell office:value-type="float" office:value="1.86736594192782">
                <text:p>1.86736594192782</text:p>
              </table:table-cell>
              <table:table-cell office:value-type="float" office:value="1.8623345278762">
                <text:p>1.8623345278762</text:p>
              </table:table-cell>
              <table:table-cell office:value-type="float" office:value="1.8574935109465">
                <text:p>1.8574935109465</text:p>
              </table:table-cell>
              <table:table-cell office:value-type="float" office:value="1.85283650367108">
                <text:p>1.85283650367108</text:p>
              </table:table-cell>
              <table:table-cell office:value-type="float" office:value="1.84835326346299">
                <text:p>1.84835326346299</text:p>
              </table:table-cell>
              <table:table-cell office:value-type="float" office:value="1.84402976877888">
                <text:p>1.84402976877888</text:p>
              </table:table-cell>
              <table:table-cell office:value-type="float" office:value="1.83984831730157">
                <text:p>1.83984831730157</text:p>
              </table:table-cell>
              <table:table-cell office:value-type="float" office:value="1.8357876456007">
                <text:p>1.8357876456007</text:p>
              </table:table-cell>
              <table:table-cell office:value-type="float" office:value="1.83182306961357">
                <text:p>1.83182306961357</text:p>
              </table:table-cell>
              <table:table-cell office:value-type="float" office:value="1.82792664517501">
                <text:p>1.82792664517501</text:p>
              </table:table-cell>
              <table:table-cell office:value-type="float" office:value="1.82406734771656">
                <text:p>1.82406734771656</text:p>
              </table:table-cell>
              <table:table-cell office:value-type="float" office:value="1.82021127015113">
                <text:p>1.82021127015113</text:p>
              </table:table-cell>
              <table:table-cell office:value-type="float" office:value="1.81632183786055">
                <text:p>1.81632183786055</text:p>
              </table:table-cell>
              <table:table-cell office:value-type="float" office:value="1.81236003961036">
                <text:p>1.81236003961036</text:p>
              </table:table-cell>
              <table:table-cell office:value-type="float" office:value="1.80828467313003">
                <text:p>1.80828467313003</text:p>
              </table:table-cell>
              <table:table-cell office:value-type="float" office:value="1.80405260401636">
                <text:p>1.80405260401636</text:p>
              </table:table-cell>
              <table:table-cell office:value-type="float" office:value="1.79961903654583">
                <text:p>1.79961903654583</text:p>
              </table:table-cell>
              <table:table-cell office:value-type="float" office:value="1.79493779491653">
                <text:p>1.79493779491653</text:p>
              </table:table-cell>
              <table:table-cell office:value-type="float" office:value="1.78996161338303">
                <text:p>1.78996161338303</text:p>
              </table:table-cell>
              <table:table-cell office:value-type="float" office:value="1.78464243369951">
                <text:p>1.78464243369951</text:p>
              </table:table-cell>
              <table:table-cell office:value-type="float" office:value="1.77893170824552">
                <text:p>1.77893170824552</text:p>
              </table:table-cell>
              <table:table-cell office:value-type="float" office:value="1.77278070717807">
                <text:p>1.77278070717807</text:p>
              </table:table-cell>
              <table:table-cell office:value-type="float" office:value="1.76614082793065">
                <text:p>1.76614082793065</text:p>
              </table:table-cell>
              <table:table-cell office:value-type="float" office:value="1.75896390536688">
                <text:p>1.75896390536688</text:p>
              </table:table-cell>
              <table:table-cell office:value-type="float" office:value="1.75120252089163">
                <text:p>1.75120252089163</text:p>
              </table:table-cell>
              <table:table-cell office:value-type="float" office:value="1.74281030882789">
                <text:p>1.74281030882789</text:p>
              </table:table-cell>
              <table:table-cell office:value-type="float" office:value="1.7337422583809">
                <text:p>1.7337422583809</text:p>
              </table:table-cell>
              <table:table-cell office:value-type="float" office:value="1.72395500953475">
                <text:p>1.72395500953475</text:p>
              </table:table-cell>
              <table:table-cell office:value-type="float" office:value="1.71340714125794">
                <text:p>1.71340714125794</text:p>
              </table:table-cell>
              <table:table-cell office:value-type="float" office:value="1.70205945043551">
                <text:p>1.70205945043551</text:p>
              </table:table-cell>
              <table:table-cell office:value-type="float" office:value="1.68987521999413">
                <text:p>1.68987521999413</text:p>
              </table:table-cell>
              <table:table-cell office:value-type="float" office:value="1.67682047474437">
                <text:p>1.67682047474437</text:p>
              </table:table-cell>
              <table:table-cell office:value-type="float" office:value="1.66286422352945">
                <text:p>1.66286422352945</text:p>
              </table:table-cell>
              <table:table-cell office:value-type="float" office:value="1.64797868634281">
                <text:p>1.64797868634281</text:p>
              </table:table-cell>
              <table:table-cell office:value-type="float" office:value="1.63213950515743">
                <text:p>1.63213950515743</text:p>
              </table:table-cell>
              <table:table-cell office:value-type="float" office:value="1.61532593729619">
                <text:p>1.61532593729619</text:p>
              </table:table-cell>
              <table:table-cell office:value-type="float" office:value="1.59752103026643">
                <text:p>1.59752103026643</text:p>
              </table:table-cell>
              <table:table-cell office:value-type="float" office:value="1.57871177708078">
                <text:p>1.57871177708078</text:p>
              </table:table-cell>
              <table:table-cell office:value-type="float" office:value="1.55888925119064">
                <text:p>1.55888925119064</text:p>
              </table:table-cell>
              <table:table-cell office:value-type="float" office:value="1.53804872026805">
                <text:p>1.53804872026805</text:p>
              </table:table-cell>
              <table:table-cell office:value-type="float" office:value="1.51618973818467">
                <text:p>1.51618973818467</text:p>
              </table:table-cell>
              <table:table-cell office:value-type="float" office:value="1.49331621465375">
                <text:p>1.49331621465375</text:p>
              </table:table-cell>
              <table:table-cell office:value-type="float" office:value="1.46943646212021">
                <text:p>1.46943646212021</text:p>
              </table:table-cell>
              <table:table-cell office:value-type="float" office:value="1.44456321960624">
                <text:p>1.44456321960624</text:p>
              </table:table-cell>
              <table:table-cell office:value-type="float" office:value="1.41871365334321">
                <text:p>1.41871365334321</text:p>
              </table:table-cell>
              <table:table-cell office:value-type="float" office:value="1.39190933414519">
                <text:p>1.39190933414519</text:p>
              </table:table-cell>
              <table:table-cell office:value-type="float" office:value="1.36417619160404">
                <text:p>1.36417619160404</text:p>
              </table:table-cell>
              <table:table-cell office:value-type="float" office:value="1.33554444531043">
                <text:p>1.33554444531043</text:p>
              </table:table-cell>
              <table:table-cell office:value-type="float" office:value="1.30604851342856">
                <text:p>1.30604851342856</text:p>
              </table:table-cell>
              <table:table-cell office:value-type="float" office:value="1.27572689907335">
                <text:p>1.27572689907335</text:p>
              </table:table-cell>
              <table:table-cell office:value-type="float" office:value="1.24462205505874">
                <text:p>1.24462205505874</text:p>
              </table:table-cell>
              <table:table-cell office:value-type="float" office:value="1.21278022770112">
                <text:p>1.21278022770112</text:p>
              </table:table-cell>
              <table:table-cell office:value-type="float" office:value="1.18025128047498">
                <text:p>1.18025128047498</text:p>
              </table:table-cell>
              <table:table-cell office:value-type="float" office:value="1.14708849842549">
                <text:p>1.14708849842549</text:p>
              </table:table-cell>
              <table:table-cell office:value-type="float" office:value="1.1133483743465">
                <text:p>1.1133483743465</text:p>
              </table:table-cell>
              <table:table-cell office:value-type="float" office:value="1.07909037783022">
                <text:p>1.07909037783022</text:p>
              </table:table-cell>
              <table:table-cell office:value-type="float" office:value="1.04437670838683">
                <text:p>1.04437670838683</text:p>
              </table:table-cell>
              <table:table-cell office:value-type="float" office:value="1.00927203391796">
                <text:p>1.00927203391796</text:p>
              </table:table-cell>
              <table:table-cell office:value-type="float" office:value="0.973843215906729">
                <text:p>0.973843215906729</text:p>
              </table:table-cell>
              <table:table-cell office:value-type="float" office:value="0.938159022758374">
                <text:p>0.938159022758374</text:p>
              </table:table-cell>
              <table:table-cell office:value-type="float" office:value="0.902289832789277">
                <text:p>0.902289832789277</text:p>
              </table:table-cell>
              <table:table-cell office:value-type="float" office:value="0.866307328418015">
                <text:p>0.866307328418015</text:p>
              </table:table-cell>
              <table:table-cell office:value-type="float" office:value="0.83028418315931">
                <text:p>0.83028418315931</text:p>
              </table:table-cell>
              <table:table-cell office:value-type="float" office:value="0.794293743060631">
                <text:p>0.794293743060631</text:p>
              </table:table-cell>
              <table:table-cell office:value-type="float" office:value="0.758409704251235">
                <text:p>0.758409704251235</text:p>
              </table:table-cell>
              <table:table-cell office:value-type="float" office:value="0.722705788294474">
                <text:p>0.722705788294474</text:p>
              </table:table-cell>
              <table:table-cell office:value-type="float" office:value="0.687255417046182">
                <text:p>0.687255417046182</text:p>
              </table:table-cell>
              <table:table-cell office:value-type="float" office:value="0.652131388724839">
                <text:p>0.652131388724839</text:p>
              </table:table-cell>
              <table:table-cell office:value-type="float" office:value="0.617405556892998">
                <text:p>0.617405556892998</text:p>
              </table:table-cell>
              <table:table-cell office:value-type="float" office:value="0.58314851403391">
                <text:p>0.58314851403391</text:p>
              </table:table-cell>
              <table:table-cell office:value-type="float" office:value="0.549429281383031">
                <text:p>0.549429281383031</text:p>
              </table:table-cell>
              <table:table-cell office:value-type="float" office:value="0.516315006640699">
                <text:p>0.516315006640699</text:p>
              </table:table-cell>
              <table:table-cell office:value-type="float" office:value="0.483870671150218">
                <text:p>0.483870671150218</text:p>
              </table:table-cell>
              <table:table-cell office:value-type="float" office:value="0.452158808075085">
                <text:p>0.452158808075085</text:p>
              </table:table-cell>
              <table:table-cell office:value-type="float" office:value="0.421239233050341">
                <text:p>0.421239233050341</text:p>
              </table:table-cell>
              <table:table-cell office:value-type="float" office:value="0.391168788716356">
                <text:p>0.391168788716356</text:p>
              </table:table-cell>
              <table:table-cell office:value-type="float" office:value="0.362001104469126">
                <text:p>0.362001104469126</text:p>
              </table:table-cell>
              <table:table-cell office:value-type="float" office:value="0.333786372679843">
                <text:p>0.333786372679843</text:p>
              </table:table-cell>
              <table:table-cell office:value-type="float" office:value="0.306571142548435">
                <text:p>0.306571142548435</text:p>
              </table:table-cell>
              <table:table-cell office:value-type="float" office:value="0.280398132661359">
                <text:p>0.280398132661359</text:p>
              </table:table-cell>
              <table:table-cell office:value-type="float" office:value="0.255306063224031">
                <text:p>0.255306063224031</text:p>
              </table:table-cell>
              <table:table-cell office:value-type="float" office:value="0.231329508832931">
                <text:p>0.231329508832931</text:p>
              </table:table-cell>
              <table:table-cell office:value-type="float" office:value="0.208498772542608">
                <text:p>0.208498772542608</text:p>
              </table:table-cell>
              <table:table-cell office:value-type="float" office:value="0.186839781868848">
                <text:p>0.186839781868848</text:p>
              </table:table-cell>
              <table:table-cell office:value-type="float" office:value="0.166374007252011">
                <text:p>0.166374007252011</text:p>
              </table:table-cell>
              <table:table-cell office:value-type="float" office:value="0.147118403384351">
                <text:p>0.147118403384351</text:p>
              </table:table-cell>
              <table:table-cell office:value-type="float" office:value="0.129085373682855">
                <text:p>0.129085373682855</text:p>
              </table:table-cell>
              <table:table-cell office:value-type="float" office:value="0.11228275806539">
                <text:p>0.11228275806539</text:p>
              </table:table-cell>
              <table:table-cell office:value-type="float" office:value="0.0967138440633537">
                <text:p>0.0967138440633537</text:p>
              </table:table-cell>
              <table:table-cell office:value-type="float" office:value="0.0823774011791921">
                <text:p>0.0823774011791921</text:p>
              </table:table-cell>
              <table:table-cell office:value-type="float" office:value="0.0692677382729699">
                <text:p>0.0692677382729699</text:p>
              </table:table-cell>
              <table:table-cell office:value-type="float" office:value="0.0573747836390856">
                <text:p>0.0573747836390856</text:p>
              </table:table-cell>
              <table:table-cell office:value-type="float" office:value="0.0466841873129772">
                <text:p>0.0466841873129772</text:p>
              </table:table-cell>
              <table:table-cell office:value-type="float" office:value="0.0371774450289252">
                <text:p>0.0371774450289252</text:p>
              </table:table-cell>
              <table:table-cell office:value-type="float" office:value="0.0288320431344818">
                <text:p>0.0288320431344818</text:p>
              </table:table-cell>
              <table:table-cell office:value-type="float" office:value="0.0216216236551589">
                <text:p>0.0216216236551589</text:p>
              </table:table-cell>
              <table:table-cell office:value-type="float" office:value="0.01551616859552">
                <text:p>0.01551616859552</text:p>
              </table:table-cell>
              <table:table-cell office:value-type="float" office:value="0.0104822024602336">
                <text:p>0.0104822024602336</text:p>
              </table:table-cell>
              <table:table-cell office:value-type="float" office:value="0.00648301188157825">
                <text:p>0.00648301188157825</text:p>
              </table:table-cell>
              <table:table-cell office:value-type="float" office:value="0.00347888114874577">
                <text:p>0.00347888114874577</text:p>
              </table:table-cell>
              <table:table-cell office:value-type="float" office:value="0.00142734234972522">
                <text:p>0.00142734234972522</text:p>
              </table:table-cell>
              <table:table-cell office:value-type="float" office:value="0.000283438758889236">
                <text:p>0.000283438758889236</text:p>
              </table:table-cell>
              <table:table-cell office:value-type="float" office:value="0.0000000000330922099599348">
                <text:p>0.00000000003309220995993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